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79in" fo:margin-left="0.134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1" style:family="table-row">
      <style:table-row-properties style:min-row-height="0.2868in" fo:keep-together="auto"/>
    </style:style>
    <style:style style:name="Table1.A1" style:family="table-cell">
      <style:table-cell-properties fo:padding-left="0.0035in" fo:padding-right="0in" fo:padding-top="0in" fo:padding-bottom="0in" fo:border="0.5pt solid #000000"/>
    </style:style>
    <style:style style:name="Table1.3" style:family="table-row">
      <style:table-row-properties style:min-row-height="0.7667in" fo:keep-together="auto"/>
    </style:style>
    <style:style style:name="Table1.4" style:family="table-row">
      <style:table-row-properties style:min-row-height="0.5083in" fo:keep-together="auto"/>
    </style:style>
    <style:style style:name="Table1.5" style:family="table-row">
      <style:table-row-properties style:min-row-height="0.509in" fo:keep-together="auto"/>
    </style:style>
    <style:style style:name="Table1.7" style:family="table-row">
      <style:table-row-properties style:min-row-height="1.0222in" fo:keep-together="auto"/>
    </style:style>
    <style:style style:name="Table1.8" style:family="table-row">
      <style:table-row-properties style:min-row-height="1.2778in" fo:keep-together="auto"/>
    </style:style>
    <style:style style:name="Table2" style:family="table">
      <style:table-properties style:width="6.6479in" fo:margin-left="0.134in" fo:margin-top="0in" fo:margin-bottom="0in" table:align="left" style:writing-mode="lr-tb"/>
    </style:style>
    <style:style style:name="Table2.A" style:family="table-column">
      <style:table-column-properties style:column-width="2.216in"/>
    </style:style>
    <style:style style:name="Table2.1" style:family="table-row">
      <style:table-row-properties style:min-row-height="0.2556in" fo:keep-together="auto"/>
    </style:style>
    <style:style style:name="Table2.A1" style:family="table-cell">
      <style:table-cell-properties fo:padding-left="0.0035in" fo:padding-right="0in" fo:padding-top="0in" fo:padding-bottom="0in" fo:border="0.5pt solid #000000"/>
    </style:style>
    <style:style style:name="Table2.2" style:family="table-row">
      <style:table-row-properties style:min-row-height="0.766in" fo:keep-together="auto"/>
    </style:style>
    <style:style style:name="Table2.3" style:family="table-row">
      <style:table-row-properties style:min-row-height="0.5111in" fo:keep-together="auto"/>
    </style:style>
    <style:style style:name="Table3" style:family="table">
      <style:table-properties style:width="6.6479in" fo:margin-left="0.134in" fo:margin-top="0in" fo:margin-bottom="0in" table:align="left" style:writing-mode="lr-tb"/>
    </style:style>
    <style:style style:name="Table3.A" style:family="table-column">
      <style:table-column-properties style:column-width="2.216in"/>
    </style:style>
    <style:style style:name="Table3.1" style:family="table-row">
      <style:table-row-properties style:min-row-height="0.5111in" fo:keep-together="auto"/>
    </style:style>
    <style:style style:name="Table3.A1" style:family="table-cell">
      <style:table-cell-properties fo:padding-left="0.0035in" fo:padding-right="0in" fo:padding-top="0in" fo:padding-bottom="0in" fo:border="0.5pt solid #000000"/>
    </style:style>
    <style:style style:name="Table3.2" style:family="table-row">
      <style:table-row-properties style:min-row-height="0.5083in" fo:keep-together="auto"/>
    </style:style>
    <style:style style:name="Table3.3" style:family="table-row">
      <style:table-row-properties style:min-row-height="0.7646in" fo:keep-together="auto"/>
    </style:style>
    <style:style style:name="Table3.4" style:family="table-row">
      <style:table-row-properties style:min-row-height="1.0208in" fo:keep-together="auto"/>
    </style:style>
    <style:style style:name="Table3.6" style:family="table-row">
      <style:table-row-properties style:min-row-height="0.766in" fo:keep-together="auto"/>
    </style:style>
    <style:style style:name="Table4" style:family="table">
      <style:table-properties style:width="6.6479in" fo:margin-left="0.134in" fo:margin-top="0in" fo:margin-bottom="0in" table:align="left" style:writing-mode="lr-tb"/>
    </style:style>
    <style:style style:name="Table4.A" style:family="table-column">
      <style:table-column-properties style:column-width="2.216in"/>
    </style:style>
    <style:style style:name="Table4.1" style:family="table-row">
      <style:table-row-properties style:min-row-height="0.5111in" fo:keep-together="auto"/>
    </style:style>
    <style:style style:name="Table4.A1" style:family="table-cell">
      <style:table-cell-properties fo:padding-left="0.0035in" fo:padding-right="0in" fo:padding-top="0in" fo:padding-bottom="0in" fo:border="0.5pt solid #000000"/>
    </style:style>
    <style:style style:name="Table4.2" style:family="table-row">
      <style:table-row-properties style:min-row-height="0.5743in" fo:keep-together="auto"/>
    </style:style>
    <style:style style:name="Table5" style:family="table">
      <style:table-properties style:width="6.6479in" fo:margin-left="0.134in" fo:margin-top="0in" fo:margin-bottom="0in" table:align="left" style:writing-mode="lr-tb"/>
    </style:style>
    <style:style style:name="Table5.A" style:family="table-column">
      <style:table-column-properties style:column-width="2.216in"/>
    </style:style>
    <style:style style:name="Table5.1" style:family="table-row">
      <style:table-row-properties style:min-row-height="0.766in" fo:keep-together="auto"/>
    </style:style>
    <style:style style:name="Table5.A1" style:family="table-cell">
      <style:table-cell-properties fo:padding-left="0.0035in" fo:padding-right="0in" fo:padding-top="0in" fo:padding-bottom="0in" fo:border="0.5pt solid #000000"/>
    </style:style>
    <style:style style:name="Table5.2" style:family="table-row">
      <style:table-row-properties style:min-row-height="0.8618in" fo:keep-together="auto"/>
    </style:style>
    <style:style style:name="Table5.3" style:family="table-row">
      <style:table-row-properties style:min-row-height="0.5146in" fo:keep-together="auto"/>
    </style:style>
    <style:style style:name="Table5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.4" style:family="table-row">
      <style:table-row-properties style:min-row-height="0.2556in" fo:keep-together="auto"/>
    </style:style>
    <style:style style:name="Table5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.5" style:family="table-row">
      <style:table-row-properties style:min-row-height="0.2507in" fo:keep-together="auto"/>
    </style:style>
    <style:style style:name="Table5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575in" fo:keep-together="auto"/>
    </style:style>
    <style:style style:name="Table5.8" style:family="table-row">
      <style:table-row-properties style:min-row-height="0.2549in" fo:keep-together="auto"/>
    </style:style>
    <style:style style:name="Table5.12" style:family="table-row">
      <style:table-row-properties style:min-row-height="0.2514in" fo:keep-together="auto"/>
    </style:style>
    <style:style style:name="Table6" style:family="table">
      <style:table-properties style:width="6.6479in" fo:margin-left="0.134in" fo:margin-top="0in" fo:margin-bottom="0in" table:align="left" style:writing-mode="lr-tb"/>
    </style:style>
    <style:style style:name="Table6.A" style:family="table-column">
      <style:table-column-properties style:column-width="2.216in"/>
    </style:style>
    <style:style style:name="Table6.1" style:family="table-row">
      <style:table-row-properties style:min-row-height="0.2868in" fo:keep-together="auto"/>
    </style:style>
    <style:style style:name="Table6.A1" style:family="table-cell">
      <style:table-cell-properties fo:padding-left="0.0035in" fo:padding-right="0in" fo:padding-top="0in" fo:padding-bottom="0in" fo:border="0.5pt solid #000000"/>
    </style:style>
    <style:style style:name="Table6.2" style:family="table-row">
      <style:table-row-properties style:min-row-height="0.766in" fo:keep-together="auto"/>
    </style:style>
    <style:style style:name="Table6.3" style:family="table-row">
      <style:table-row-properties style:min-row-height="0.5729in" fo:keep-together="auto"/>
    </style:style>
    <style:style style:name="Table6.5" style:family="table-row">
      <style:table-row-properties style:min-row-height="0.5083in" fo:keep-together="auto"/>
    </style:style>
    <style:style style:name="Table6.6" style:family="table-row">
      <style:table-row-properties style:min-row-height="1.0222in" fo:keep-together="auto"/>
    </style:style>
    <style:style style:name="Table6.7" style:family="table-row">
      <style:table-row-properties style:min-row-height="0.2875in" fo:keep-together="auto"/>
    </style:style>
    <style:style style:name="Table7" style:family="table">
      <style:table-properties style:width="6.6479in" fo:margin-left="0.134in" fo:margin-top="0in" fo:margin-bottom="0in" table:align="left" style:writing-mode="lr-tb"/>
    </style:style>
    <style:style style:name="Table7.A" style:family="table-column">
      <style:table-column-properties style:column-width="2.216in"/>
    </style:style>
    <style:style style:name="Table7.1" style:family="table-row">
      <style:table-row-properties style:min-row-height="0.5111in" fo:keep-together="auto"/>
    </style:style>
    <style:style style:name="Table7.A1" style:family="table-cell">
      <style:table-cell-properties fo:padding-left="0.0035in" fo:padding-right="0in" fo:padding-top="0in" fo:padding-bottom="0in" fo:border="0.5pt solid #000000"/>
    </style:style>
    <style:style style:name="Table7.2" style:family="table-row">
      <style:table-row-properties style:min-row-height="1.0215in" fo:keep-together="auto"/>
    </style:style>
    <style:style style:name="Table7.3" style:family="table-row">
      <style:table-row-properties style:min-row-height="0.5743in" fo:keep-together="auto"/>
    </style:style>
    <style:style style:name="Table7.4" style:family="table-row">
      <style:table-row-properties style:min-row-height="0.766in" fo:keep-together="auto"/>
    </style:style>
    <style:style style:name="Table7.5" style:family="table-row">
      <style:table-row-properties style:min-row-height="0.2868in" fo:keep-together="auto"/>
    </style:style>
    <style:style style:name="Table7.6" style:family="table-row">
      <style:table-row-properties style:min-row-height="0.2875in" fo:keep-together="auto"/>
    </style:style>
    <style:style style:name="Table8" style:family="table">
      <style:table-properties style:width="6.6479in" fo:margin-left="0.134in" fo:margin-top="0in" fo:margin-bottom="0in" table:align="left" style:writing-mode="lr-tb"/>
    </style:style>
    <style:style style:name="Table8.A" style:family="table-column">
      <style:table-column-properties style:column-width="2.216in"/>
    </style:style>
    <style:style style:name="Table8.1" style:family="table-row">
      <style:table-row-properties style:min-row-height="0.5111in" fo:keep-together="auto"/>
    </style:style>
    <style:style style:name="Table8.A1" style:family="table-cell">
      <style:table-cell-properties fo:padding-left="0.0035in" fo:padding-right="0in" fo:padding-top="0in" fo:padding-bottom="0in" fo:border="0.5pt solid #000000"/>
    </style:style>
    <style:style style:name="Table8.2" style:family="table-row">
      <style:table-row-properties style:min-row-height="1.7854in" fo:keep-together="auto"/>
    </style:style>
    <style:style style:name="Table8.3" style:family="table-row">
      <style:table-row-properties style:min-row-height="0.575in" fo:keep-together="auto"/>
    </style:style>
    <style:style style:name="Table8.4" style:family="table-row">
      <style:table-row-properties style:min-row-height="0.2868in" fo:keep-together="auto"/>
    </style:style>
    <style:style style:name="Table8.5" style:family="table-row">
      <style:table-row-properties style:min-row-height="1.0222in" fo:keep-together="auto"/>
    </style:style>
    <style:style style:name="Table8.6" style:family="table-row">
      <style:table-row-properties style:min-row-height="0.284in" fo:keep-together="auto"/>
    </style:style>
    <style:style style:name="Table8.8" style:family="table-row">
      <style:table-row-properties style:min-row-height="0.2847in" fo:keep-together="auto"/>
    </style:style>
    <style:style style:name="Table9" style:family="table">
      <style:table-properties style:width="6.6479in" fo:margin-left="0.134in" fo:margin-top="0in" fo:margin-bottom="0in" table:align="left" style:writing-mode="lr-tb"/>
    </style:style>
    <style:style style:name="Table9.A" style:family="table-column">
      <style:table-column-properties style:column-width="2.216in"/>
    </style:style>
    <style:style style:name="Table9.1" style:family="table-row">
      <style:table-row-properties style:min-row-height="0.2868in" fo:keep-together="auto"/>
    </style:style>
    <style:style style:name="Table9.A1" style:family="table-cell">
      <style:table-cell-properties fo:padding-left="0.0035in" fo:padding-right="0in" fo:padding-top="0in" fo:padding-bottom="0in" fo:border="0.5pt solid #000000"/>
    </style:style>
    <style:style style:name="Table9.2" style:family="table-row">
      <style:table-row-properties style:min-row-height="0.2875in" fo:keep-together="auto"/>
    </style:style>
    <style:style style:name="Table9.4" style:family="table-row">
      <style:table-row-properties style:min-row-height="0.766in" fo:keep-together="auto"/>
    </style:style>
    <style:style style:name="Table9.5" style:family="table-row">
      <style:table-row-properties style:min-row-height="0.5743in" fo:keep-together="auto"/>
    </style:style>
    <style:style style:name="Table9.6" style:family="table-row">
      <style:table-row-properties style:min-row-height="1.0222in" fo:keep-together="auto"/>
    </style:style>
    <style:style style:name="Table9.8" style:family="table-row">
      <style:table-row-properties style:min-row-height="0.5104in" fo:keep-together="auto"/>
    </style:style>
    <style:style style:name="Table9.9" style:family="table-row">
      <style:table-row-properties style:min-row-height="0.5111in" fo:keep-together="auto"/>
    </style:style>
    <style:style style:name="Table10" style:family="table">
      <style:table-properties style:width="6.6479in" fo:margin-left="0.134in" fo:margin-top="0in" fo:margin-bottom="0in" table:align="left" style:writing-mode="lr-tb"/>
    </style:style>
    <style:style style:name="Table10.A" style:family="table-column">
      <style:table-column-properties style:column-width="2.216in"/>
    </style:style>
    <style:style style:name="Table10.1" style:family="table-row">
      <style:table-row-properties style:min-row-height="0.2868in" fo:keep-together="auto"/>
    </style:style>
    <style:style style:name="Table10.A1" style:family="table-cell">
      <style:table-cell-properties fo:padding-left="0.0035in" fo:padding-right="0in" fo:padding-top="0in" fo:padding-bottom="0in" fo:border="0.5pt solid #000000"/>
    </style:style>
    <style:style style:name="Table10.2" style:family="table-row">
      <style:table-row-properties style:min-row-height="1.2778in" fo:keep-together="auto"/>
    </style:style>
    <style:style style:name="Table10.3" style:family="table-row">
      <style:table-row-properties style:min-row-height="0.284in" fo:keep-together="auto"/>
    </style:style>
    <style:style style:name="Table10.4" style:family="table-row">
      <style:table-row-properties style:min-row-height="0.2875in" fo:keep-together="auto"/>
    </style:style>
    <style:style style:name="Table10.6" style:family="table-row">
      <style:table-row-properties style:min-row-height="0.766in" fo:keep-together="auto"/>
    </style:style>
    <style:style style:name="Table10.7" style:family="table-row">
      <style:table-row-properties style:min-row-height="0.5722in" fo:keep-together="auto"/>
    </style:style>
    <style:style style:name="Table10.8" style:family="table-row">
      <style:table-row-properties style:min-row-height="0.5111in" fo:keep-together="auto"/>
    </style:style>
    <style:style style:name="Table10.9" style:family="table-row">
      <style:table-row-properties style:min-row-height="0.2847in" fo:keep-together="auto"/>
    </style:style>
    <style:style style:name="Table11" style:family="table">
      <style:table-properties style:width="6.6479in" fo:margin-left="0.134in" fo:margin-top="0in" fo:margin-bottom="0in" table:align="left" style:writing-mode="lr-tb"/>
    </style:style>
    <style:style style:name="Table11.A" style:family="table-column">
      <style:table-column-properties style:column-width="2.216in"/>
    </style:style>
    <style:style style:name="Table11.1" style:family="table-row">
      <style:table-row-properties style:min-row-height="0.5111in" fo:keep-together="auto"/>
    </style:style>
    <style:style style:name="Table11.A1" style:family="table-cell">
      <style:table-cell-properties fo:padding-left="0.0035in" fo:padding-right="0in" fo:padding-top="0in" fo:padding-bottom="0in" fo:border="0.5pt solid #000000"/>
    </style:style>
    <style:style style:name="Table11.2" style:family="table-row">
      <style:table-row-properties style:min-row-height="1.0215in" fo:keep-together="auto"/>
    </style:style>
    <style:style style:name="Table12" style:family="table">
      <style:table-properties style:width="6.6479in" fo:margin-left="0.134in" fo:margin-top="0in" fo:margin-bottom="0in" table:align="left" style:writing-mode="lr-tb"/>
    </style:style>
    <style:style style:name="Table12.A" style:family="table-column">
      <style:table-column-properties style:column-width="2.216in"/>
    </style:style>
    <style:style style:name="Table12.1" style:family="table-row">
      <style:table-row-properties style:min-row-height="0.2868in" fo:keep-together="auto"/>
    </style:style>
    <style:style style:name="Table12.A1" style:family="table-cell">
      <style:table-cell-properties fo:padding-left="0.0035in" fo:padding-right="0in" fo:padding-top="0in" fo:padding-bottom="0in" fo:border="0.5pt solid #000000"/>
    </style:style>
    <style:style style:name="Table12.2" style:family="table-row">
      <style:table-row-properties style:min-row-height="1.2778in" fo:keep-together="auto"/>
    </style:style>
    <style:style style:name="Table12.3" style:family="table-row">
      <style:table-row-properties style:min-row-height="0.766in" fo:keep-together="auto"/>
    </style:style>
    <style:style style:name="Table12.4" style:family="table-row">
      <style:table-row-properties style:min-row-height="0.509in" fo:keep-together="auto"/>
    </style:style>
    <style:style style:name="Table12.5" style:family="table-row">
      <style:table-row-properties style:min-row-height="0.2535in" fo:keep-together="auto"/>
    </style:style>
    <style:style style:name="Table12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.6" style:family="table-row">
      <style:table-row-properties style:min-row-height="0.2479in" fo:keep-together="auto"/>
    </style:style>
    <style:style style:name="Table12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.C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.8" style:family="table-row">
      <style:table-row-properties style:min-row-height="0.2486in" fo:keep-together="auto"/>
    </style:style>
    <style:style style:name="Table12.11" style:family="table-row">
      <style:table-row-properties style:min-row-height="0.7701in" fo:keep-together="auto"/>
    </style:style>
    <style:style style:name="Table12.12" style:family="table-row">
      <style:table-row-properties style:min-row-height="0.2514in" fo:keep-together="auto"/>
    </style:style>
    <style:style style:name="Table13" style:family="table">
      <style:table-properties style:width="6.6479in" fo:margin-left="0.134in" fo:margin-top="0in" fo:margin-bottom="0in" table:align="left" style:writing-mode="lr-tb"/>
    </style:style>
    <style:style style:name="Table13.A" style:family="table-column">
      <style:table-column-properties style:column-width="2.216in"/>
    </style:style>
    <style:style style:name="Table13.1" style:family="table-row">
      <style:table-row-properties style:min-row-height="0.766in" fo:keep-together="auto"/>
    </style:style>
    <style:style style:name="Table13.A1" style:family="table-cell">
      <style:table-cell-properties fo:padding-left="0.0035in" fo:padding-right="0in" fo:padding-top="0in" fo:padding-bottom="0in" fo:border="0.5pt solid #000000"/>
    </style:style>
    <style:style style:name="Table13.2" style:family="table-row">
      <style:table-row-properties style:min-row-height="0.7667in" fo:keep-together="auto"/>
    </style:style>
    <style:style style:name="Table13.3" style:family="table-row">
      <style:table-row-properties style:min-row-height="0.5104in" fo:keep-together="auto"/>
    </style:style>
    <style:style style:name="Table13.4" style:family="table-row">
      <style:table-row-properties style:min-row-height="1.0215in" fo:keep-together="auto"/>
    </style:style>
    <style:style style:name="Table13.5" style:family="table-row">
      <style:table-row-properties style:min-row-height="0.5111in" fo:keep-together="auto"/>
    </style:style>
    <style:style style:name="Table13.7" style:family="table-row">
      <style:table-row-properties style:min-row-height="0.575in" fo:keep-together="auto"/>
    </style:style>
    <style:style style:name="Table13.8" style:family="table-row">
      <style:table-row-properties style:min-row-height="1.0208in" fo:keep-together="auto"/>
    </style:style>
    <style:style style:name="Table13.14" style:family="table-row">
      <style:table-row-properties style:min-row-height="0.2868in" fo:keep-together="auto"/>
    </style:style>
    <style:style style:name="Table14" style:family="table">
      <style:table-properties style:width="6.6479in" fo:margin-left="0.134in" fo:margin-top="0in" fo:margin-bottom="0in" table:align="left" style:writing-mode="lr-tb"/>
    </style:style>
    <style:style style:name="Table14.A" style:family="table-column">
      <style:table-column-properties style:column-width="2.216in"/>
    </style:style>
    <style:style style:name="Table14.1" style:family="table-row">
      <style:table-row-properties style:min-row-height="0.2868in" fo:keep-together="auto"/>
    </style:style>
    <style:style style:name="Table14.A1" style:family="table-cell">
      <style:table-cell-properties fo:padding-left="0.0035in" fo:padding-right="0in" fo:padding-top="0in" fo:padding-bottom="0in" fo:border="0.5pt solid #000000"/>
    </style:style>
    <style:style style:name="Table14.2" style:family="table-row">
      <style:table-row-properties style:min-row-height="0.2563in" fo:keep-together="auto"/>
    </style:style>
    <style:style style:name="Table14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4.3" style:family="table-row">
      <style:table-row-properties style:min-row-height="0.2479in" fo:keep-together="auto"/>
    </style:style>
    <style:style style:name="Table14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4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4.4" style:family="table-row">
      <style:table-row-properties style:min-row-height="0.2486in" fo:keep-together="auto"/>
    </style:style>
    <style:style style:name="Table15" style:family="table">
      <style:table-properties style:width="6.6479in" fo:margin-left="0.134in" fo:margin-top="0in" fo:margin-bottom="0in" table:align="left" style:writing-mode="lr-tb"/>
    </style:style>
    <style:style style:name="Table15.A" style:family="table-column">
      <style:table-column-properties style:column-width="2.216in"/>
    </style:style>
    <style:style style:name="Table15.1" style:family="table-row">
      <style:table-row-properties style:min-row-height="0.2868in" fo:keep-together="auto"/>
    </style:style>
    <style:style style:name="Table15.A1" style:family="table-cell">
      <style:table-cell-properties fo:padding-left="0.0035in" fo:padding-right="0in" fo:padding-top="0in" fo:padding-bottom="0in" fo:border="0.5pt solid #000000"/>
    </style:style>
    <style:style style:name="Table15.2" style:family="table-row">
      <style:table-row-properties style:min-row-height="0.575in" fo:keep-together="auto"/>
    </style:style>
    <style:style style:name="Table15.3" style:family="table-row">
      <style:table-row-properties style:min-row-height="0.766in" fo:keep-together="auto"/>
    </style:style>
    <style:style style:name="Table15.4" style:family="table-row">
      <style:table-row-properties style:min-row-height="0.509in" fo:keep-together="auto"/>
    </style:style>
    <style:style style:name="Table15.6" style:family="table-row">
      <style:table-row-properties style:min-row-height="0.2847in" fo:keep-together="auto"/>
    </style:style>
    <style:style style:name="Table15.7" style:family="table-row">
      <style:table-row-properties style:min-row-height="1.0215in" fo:keep-together="auto"/>
    </style:style>
    <style:style style:name="Table15.8" style:family="table-row">
      <style:table-row-properties style:min-row-height="1.0188in" fo:keep-together="auto"/>
    </style:style>
    <style:style style:name="Table16" style:family="table">
      <style:table-properties style:width="6.6479in" fo:margin-left="0.134in" fo:margin-top="0in" fo:margin-bottom="0in" table:align="left" style:writing-mode="lr-tb"/>
    </style:style>
    <style:style style:name="Table16.A" style:family="table-column">
      <style:table-column-properties style:column-width="2.216in"/>
    </style:style>
    <style:style style:name="Table16.1" style:family="table-row">
      <style:table-row-properties style:min-row-height="1.0215in" fo:keep-together="auto"/>
    </style:style>
    <style:style style:name="Table16.A1" style:family="table-cell">
      <style:table-cell-properties fo:padding-left="0.0035in" fo:padding-right="0in" fo:padding-top="0in" fo:padding-bottom="0in" fo:border="0.5pt solid #000000"/>
    </style:style>
    <style:style style:name="Table16.2" style:family="table-row">
      <style:table-row-properties style:min-row-height="0.7667in" fo:keep-together="auto"/>
    </style:style>
    <style:style style:name="Table17" style:family="table">
      <style:table-properties style:width="6.6479in" fo:margin-left="0.134in" fo:margin-top="0in" fo:margin-bottom="0in" table:align="left" style:writing-mode="lr-tb"/>
    </style:style>
    <style:style style:name="Table17.A" style:family="table-column">
      <style:table-column-properties style:column-width="2.216in"/>
    </style:style>
    <style:style style:name="Table17.1" style:family="table-row">
      <style:table-row-properties style:min-row-height="0.2556in" fo:keep-together="auto"/>
    </style:style>
    <style:style style:name="Table17.A1" style:family="table-cell">
      <style:table-cell-properties fo:padding-left="0.0035in" fo:padding-right="0in" fo:padding-top="0in" fo:padding-bottom="0in" fo:border="0.5pt solid #000000"/>
    </style:style>
    <style:style style:name="Table17.2" style:family="table-row">
      <style:table-row-properties style:min-row-height="0.5743in" fo:keep-together="auto"/>
    </style:style>
    <style:style style:name="Table17.3" style:family="table-row">
      <style:table-row-properties style:min-row-height="0.2875in" fo:keep-together="auto"/>
    </style:style>
    <style:style style:name="Table17.4" style:family="table-row">
      <style:table-row-properties style:min-row-height="0.766in" fo:keep-together="auto"/>
    </style:style>
    <style:style style:name="Table17.6" style:family="table-row">
      <style:table-row-properties style:min-row-height="1.0222in" fo:keep-together="auto"/>
    </style:style>
    <style:style style:name="Table17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7.8" style:family="table-row">
      <style:table-row-properties style:min-row-height="0.2486in" fo:keep-together="auto"/>
    </style:style>
    <style:style style:name="Table17.A8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7.C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7.9" style:family="table-row">
      <style:table-row-properties style:min-row-height="0.2479in" fo:keep-together="auto"/>
    </style:style>
    <style:style style:name="Table17.12" style:family="table-row">
      <style:table-row-properties style:min-row-height="0.2472in" fo:keep-together="auto"/>
    </style:style>
    <style:style style:name="Table18" style:family="table">
      <style:table-properties style:width="6.6479in" fo:margin-left="0.134in" fo:margin-top="0in" fo:margin-bottom="0in" table:align="left" style:writing-mode="lr-tb"/>
    </style:style>
    <style:style style:name="Table18.A" style:family="table-column">
      <style:table-column-properties style:column-width="2.216in"/>
    </style:style>
    <style:style style:name="Table18.1" style:family="table-row">
      <style:table-row-properties style:min-row-height="0.7667in" fo:keep-together="auto"/>
    </style:style>
    <style:style style:name="Table18.A1" style:family="table-cell">
      <style:table-cell-properties fo:padding-left="0.0035in" fo:padding-right="0in" fo:padding-top="0in" fo:padding-bottom="0in" fo:border="0.5pt solid #000000"/>
    </style:style>
    <style:style style:name="Table18.2" style:family="table-row">
      <style:table-row-properties style:min-row-height="0.766in" fo:keep-together="auto"/>
    </style:style>
    <style:style style:name="Table18.3" style:family="table-row">
      <style:table-row-properties style:min-row-height="0.5111in" fo:keep-together="auto"/>
    </style:style>
    <style:style style:name="Table18.4" style:family="table-row">
      <style:table-row-properties style:min-row-height="1.275in" fo:keep-together="auto"/>
    </style:style>
    <style:style style:name="Table18.5" style:family="table-row">
      <style:table-row-properties style:min-row-height="0.509in" fo:keep-together="auto"/>
    </style:style>
    <style:style style:name="Table18.6" style:family="table-row">
      <style:table-row-properties style:min-row-height="0.5743in" fo:keep-together="auto"/>
    </style:style>
    <style:style style:name="Table19" style:family="table">
      <style:table-properties style:width="6.6479in" fo:margin-left="0.134in" fo:margin-top="0in" fo:margin-bottom="0in" table:align="left" style:writing-mode="lr-tb"/>
    </style:style>
    <style:style style:name="Table19.A" style:family="table-column">
      <style:table-column-properties style:column-width="2.216in"/>
    </style:style>
    <style:style style:name="Table19.1" style:family="table-row">
      <style:table-row-properties style:min-row-height="0.5111in" fo:keep-together="auto"/>
    </style:style>
    <style:style style:name="Table19.A1" style:family="table-cell">
      <style:table-cell-properties fo:padding-left="0.0035in" fo:padding-right="0in" fo:padding-top="0in" fo:padding-bottom="0in" fo:border="0.5pt solid #000000"/>
    </style:style>
    <style:style style:name="Table19.2" style:family="table-row">
      <style:table-row-properties style:min-row-height="0.766in" fo:keep-together="auto"/>
    </style:style>
    <style:style style:name="Table19.3" style:family="table-row">
      <style:table-row-properties style:min-row-height="0.5104in" fo:keep-together="auto"/>
    </style:style>
    <style:style style:name="Table19.5" style:family="table-row">
      <style:table-row-properties style:min-row-height="0.2556in" fo:keep-together="auto"/>
    </style:style>
    <style:style style:name="Table19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9.6" style:family="table-row">
      <style:table-row-properties style:min-row-height="0.2486in" fo:keep-together="auto"/>
    </style:style>
    <style:style style:name="Table19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9.C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9.7" style:family="table-row">
      <style:table-row-properties style:min-row-height="0.2479in" fo:keep-together="auto"/>
    </style:style>
    <style:style style:name="Table19.9" style:family="table-row">
      <style:table-row-properties style:min-row-height="0.7701in" fo:keep-together="auto"/>
    </style:style>
    <style:style style:name="Table19.10" style:family="table-row">
      <style:table-row-properties style:min-row-height="0.2514in" fo:keep-together="auto"/>
    </style:style>
    <style:style style:name="Table19.15" style:family="table-row">
      <style:table-row-properties style:min-row-height="0.2472in" fo:keep-together="auto"/>
    </style:style>
    <style:style style:name="Table19.17" style:family="table-row">
      <style:table-row-properties style:min-row-height="0.2875in" fo:keep-together="auto"/>
    </style:style>
    <style:style style:name="Table20" style:family="table">
      <style:table-properties style:width="6.6479in" fo:margin-left="0.134in" fo:margin-top="0in" fo:margin-bottom="0in" table:align="left" style:writing-mode="lr-tb"/>
    </style:style>
    <style:style style:name="Table20.A" style:family="table-column">
      <style:table-column-properties style:column-width="2.216in"/>
    </style:style>
    <style:style style:name="Table20.1" style:family="table-row">
      <style:table-row-properties style:min-row-height="0.2868in" fo:keep-together="auto"/>
    </style:style>
    <style:style style:name="Table20.A1" style:family="table-cell">
      <style:table-cell-properties fo:padding-left="0.0035in" fo:padding-right="0in" fo:padding-top="0in" fo:padding-bottom="0in" fo:border="0.5pt solid #000000"/>
    </style:style>
    <style:style style:name="Table20.2" style:family="table-row">
      <style:table-row-properties style:min-row-height="0.766in" fo:keep-together="auto"/>
    </style:style>
    <style:style style:name="Table20.3" style:family="table-row">
      <style:table-row-properties style:min-row-height="0.509in" fo:keep-together="auto"/>
    </style:style>
    <style:style style:name="Table20.4" style:family="table-row">
      <style:table-row-properties style:min-row-height="0.7632in" fo:keep-together="auto"/>
    </style:style>
    <style:style style:name="Table21" style:family="table">
      <style:table-properties style:width="6.6479in" fo:margin-left="0.134in" fo:margin-top="0in" fo:margin-bottom="0in" table:align="left" style:writing-mode="lr-tb"/>
    </style:style>
    <style:style style:name="Table21.A" style:family="table-column">
      <style:table-column-properties style:column-width="2.216in"/>
    </style:style>
    <style:style style:name="Table21.1" style:family="table-row">
      <style:table-row-properties style:min-row-height="1.7882in" fo:keep-together="auto"/>
    </style:style>
    <style:style style:name="Table21.A1" style:family="table-cell">
      <style:table-cell-properties fo:padding-left="0.0035in" fo:padding-right="0in" fo:padding-top="0in" fo:padding-bottom="0in" fo:border="0.5pt solid #000000"/>
    </style:style>
    <style:style style:name="Table21.2" style:family="table-row">
      <style:table-row-properties style:min-row-height="0.5104in" fo:keep-together="auto"/>
    </style:style>
    <style:style style:name="Table21.3" style:family="table-row">
      <style:table-row-properties style:min-row-height="0.575in" fo:keep-together="auto"/>
    </style:style>
    <style:style style:name="Table21.5" style:family="table-row">
      <style:table-row-properties style:min-row-height="0.5111in" fo:keep-together="auto"/>
    </style:style>
    <style:style style:name="Table21.7" style:family="table-row">
      <style:table-row-properties style:min-row-height="0.766in" fo:keep-together="auto"/>
    </style:style>
    <style:style style:name="Table21.8" style:family="table-row">
      <style:table-row-properties style:min-row-height="0.5743in" fo:keep-together="auto"/>
    </style:style>
    <style:style style:name="Table21.11" style:family="table-row">
      <style:table-row-properties style:min-row-height="1.2778in" fo:keep-together="auto"/>
    </style:style>
    <style:style style:name="Table21.14" style:family="table-row">
      <style:table-row-properties style:min-row-height="0.7667in" fo:keep-together="auto"/>
    </style:style>
    <style:style style:name="Table22" style:family="table">
      <style:table-properties style:width="6.6479in" fo:margin-left="0.134in" fo:margin-top="0in" fo:margin-bottom="0in" table:align="left" style:writing-mode="lr-tb"/>
    </style:style>
    <style:style style:name="Table22.A" style:family="table-column">
      <style:table-column-properties style:column-width="2.216in"/>
    </style:style>
    <style:style style:name="Table22.1" style:family="table-row">
      <style:table-row-properties style:min-row-height="0.766in" fo:keep-together="auto"/>
    </style:style>
    <style:style style:name="Table22.A1" style:family="table-cell">
      <style:table-cell-properties fo:padding-left="0.0035in" fo:padding-right="0in" fo:padding-top="0in" fo:padding-bottom="0in" fo:border="0.5pt solid #000000"/>
    </style:style>
    <style:style style:name="Table22.2" style:family="table-row">
      <style:table-row-properties style:min-row-height="1.0215in" fo:keep-together="auto"/>
    </style:style>
    <style:style style:name="Table22.4" style:family="table-row">
      <style:table-row-properties style:min-row-height="0.5111in" fo:keep-together="auto"/>
    </style:style>
    <style:style style:name="Table23" style:family="table">
      <style:table-properties style:width="6.6479in" fo:margin-left="0.134in" fo:margin-top="0in" fo:margin-bottom="0in" table:align="left" style:writing-mode="lr-tb"/>
    </style:style>
    <style:style style:name="Table23.A" style:family="table-column">
      <style:table-column-properties style:column-width="2.216in"/>
    </style:style>
    <style:style style:name="Table23.1" style:family="table-row">
      <style:table-row-properties style:min-row-height="1.2778in" fo:keep-together="auto"/>
    </style:style>
    <style:style style:name="Table23.A1" style:family="table-cell">
      <style:table-cell-properties fo:padding-left="0.0035in" fo:padding-right="0in" fo:padding-top="0in" fo:padding-bottom="0in" fo:border="0.5pt solid #000000"/>
    </style:style>
    <style:style style:name="Table23.2" style:family="table-row">
      <style:table-row-properties style:min-row-height="0.2868in" fo:keep-together="auto"/>
    </style:style>
    <style:style style:name="Table23.3" style:family="table-row">
      <style:table-row-properties style:min-row-height="0.5111in" fo:keep-together="auto"/>
    </style:style>
    <style:style style:name="Table23.4" style:family="table-row">
      <style:table-row-properties style:min-row-height="0.7639in" fo:keep-together="auto"/>
    </style:style>
    <style:style style:name="Table23.5" style:family="table-row">
      <style:table-row-properties style:min-row-height="0.7681in" fo:keep-together="auto"/>
    </style:style>
    <style:style style:name="Table23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3.6" style:family="table-row">
      <style:table-row-properties style:min-row-height="0.2514in" fo:keep-together="auto"/>
    </style:style>
    <style:style style:name="Table23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4" style:family="table">
      <style:table-properties style:width="6.6479in" fo:margin-left="0.134in" fo:margin-top="0in" fo:margin-bottom="0in" table:align="left" style:writing-mode="lr-tb"/>
    </style:style>
    <style:style style:name="Table24.A" style:family="table-column">
      <style:table-column-properties style:column-width="2.216in"/>
    </style:style>
    <style:style style:name="Table24.1" style:family="table-row">
      <style:table-row-properties style:min-row-height="0.2868in" fo:keep-together="auto"/>
    </style:style>
    <style:style style:name="Table24.A1" style:family="table-cell">
      <style:table-cell-properties fo:padding-left="0.0035in" fo:padding-right="0in" fo:padding-top="0in" fo:padding-bottom="0in" fo:border="0.5pt solid #000000"/>
    </style:style>
    <style:style style:name="Table24.2" style:family="table-row">
      <style:table-row-properties style:min-row-height="0.2875in" fo:keep-together="auto"/>
    </style:style>
    <style:style style:name="Table24.3" style:family="table-row">
      <style:table-row-properties style:min-row-height="0.2556in" fo:keep-together="auto"/>
    </style:style>
    <style:style style:name="Table24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4.4" style:family="table-row">
      <style:table-row-properties style:min-row-height="0.2479in" fo:keep-together="auto"/>
    </style:style>
    <style:style style:name="Table24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24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4.6" style:family="table-row">
      <style:table-row-properties style:min-row-height="0.2486in" fo:keep-together="auto"/>
    </style:style>
    <style:style style:name="Table25" style:family="table">
      <style:table-properties style:width="6.6479in" fo:margin-left="0.134in" fo:margin-top="0in" fo:margin-bottom="0in" table:align="left" style:writing-mode="lr-tb"/>
    </style:style>
    <style:style style:name="Table25.A" style:family="table-column">
      <style:table-column-properties style:column-width="2.216in"/>
    </style:style>
    <style:style style:name="Table25.1" style:family="table-row">
      <style:table-row-properties style:min-row-height="0.766in" fo:keep-together="auto"/>
    </style:style>
    <style:style style:name="Table25.A1" style:family="table-cell">
      <style:table-cell-properties fo:padding-left="0.0035in" fo:padding-right="0in" fo:padding-top="0in" fo:padding-bottom="0in" fo:border="0.5pt solid #000000"/>
    </style:style>
    <style:style style:name="Table25.2" style:family="table-row">
      <style:table-row-properties style:min-row-height="0.5111in" fo:keep-together="auto"/>
    </style:style>
    <style:style style:name="Table25.3" style:family="table-row">
      <style:table-row-properties style:min-row-height="1.0215in" fo:keep-together="auto"/>
    </style:style>
    <style:style style:name="Table25.4" style:family="table-row">
      <style:table-row-properties style:min-row-height="1.2771in" fo:keep-together="auto"/>
    </style:style>
    <style:style style:name="Table25.5" style:family="table-row">
      <style:table-row-properties style:min-row-height="0.7667in" fo:keep-together="auto"/>
    </style:style>
    <style:style style:name="Table25.6" style:family="table-row">
      <style:table-row-properties style:min-row-height="0.2868in" fo:keep-together="auto"/>
    </style:style>
    <style:style style:name="Table25.10" style:family="table-row">
      <style:table-row-properties style:min-row-height="1.0222in" fo:keep-together="auto"/>
    </style:style>
    <style:style style:name="Table25.12" style:family="table-row">
      <style:table-row-properties style:min-row-height="0.2875in" fo:keep-together="auto"/>
    </style:style>
    <style:style style:name="Table25.13" style:family="table-row">
      <style:table-row-properties style:min-row-height="0.5104in" fo:keep-together="auto"/>
    </style:style>
    <style:style style:name="Table26" style:family="table">
      <style:table-properties style:width="6.6479in" fo:margin-left="0.134in" fo:margin-top="0in" fo:margin-bottom="0in" table:align="left" style:writing-mode="lr-tb"/>
    </style:style>
    <style:style style:name="Table26.A" style:family="table-column">
      <style:table-column-properties style:column-width="2.216in"/>
    </style:style>
    <style:style style:name="Table26.1" style:family="table-row">
      <style:table-row-properties style:min-row-height="0.2868in" fo:keep-together="auto"/>
    </style:style>
    <style:style style:name="Table26.A1" style:family="table-cell">
      <style:table-cell-properties fo:padding-left="0.0035in" fo:padding-right="0in" fo:padding-top="0in" fo:padding-bottom="0in" fo:border="0.5pt solid #000000"/>
    </style:style>
    <style:style style:name="Table26.2" style:family="table-row">
      <style:table-row-properties style:min-row-height="0.7667in" fo:keep-together="auto"/>
    </style:style>
    <style:style style:name="Table26.3" style:family="table-row">
      <style:table-row-properties style:min-row-height="0.5104in" fo:keep-together="auto"/>
    </style:style>
    <style:style style:name="Table26.4" style:family="table-row">
      <style:table-row-properties style:min-row-height="0.5111in" fo:keep-together="auto"/>
    </style:style>
    <style:style style:name="Table26.5" style:family="table-row">
      <style:table-row-properties style:min-row-height="0.5743in" fo:keep-together="auto"/>
    </style:style>
    <style:style style:name="Table27" style:family="table">
      <style:table-properties style:width="6.6479in" fo:margin-left="0.134in" fo:margin-top="0in" fo:margin-bottom="0in" table:align="left" style:writing-mode="lr-tb"/>
    </style:style>
    <style:style style:name="Table27.A" style:family="table-column">
      <style:table-column-properties style:column-width="2.216in"/>
    </style:style>
    <style:style style:name="Table27.1" style:family="table-row">
      <style:table-row-properties style:min-row-height="0.2868in" fo:keep-together="auto"/>
    </style:style>
    <style:style style:name="Table27.A1" style:family="table-cell">
      <style:table-cell-properties fo:padding-left="0.0035in" fo:padding-right="0in" fo:padding-top="0in" fo:padding-bottom="0in" fo:border="0.5pt solid #000000"/>
    </style:style>
    <style:style style:name="Table27.2" style:family="table-row">
      <style:table-row-properties style:min-row-height="0.7667in" fo:keep-together="auto"/>
    </style:style>
    <style:style style:name="Table27.3" style:family="table-row">
      <style:table-row-properties style:min-row-height="0.5743in" fo:keep-together="auto"/>
    </style:style>
    <style:style style:name="Table27.4" style:family="table-row">
      <style:table-row-properties style:min-row-height="1.0215in" fo:keep-together="auto"/>
    </style:style>
    <style:style style:name="Table27.5" style:family="table-row">
      <style:table-row-properties style:min-row-height="0.766in" fo:keep-together="auto"/>
    </style:style>
    <style:style style:name="Table28" style:family="table">
      <style:table-properties style:width="6.6479in" fo:margin-left="0.134in" fo:margin-top="0in" fo:margin-bottom="0in" table:align="left" style:writing-mode="lr-tb"/>
    </style:style>
    <style:style style:name="Table28.A" style:family="table-column">
      <style:table-column-properties style:column-width="2.216in"/>
    </style:style>
    <style:style style:name="Table28.1" style:family="table-row">
      <style:table-row-properties style:min-row-height="0.5111in" fo:keep-together="auto"/>
    </style:style>
    <style:style style:name="Table28.A1" style:family="table-cell">
      <style:table-cell-properties fo:padding-left="0.0035in" fo:padding-right="0in" fo:padding-top="0in" fo:padding-bottom="0in" fo:border="0.5pt solid #000000"/>
    </style:style>
    <style:style style:name="Table28.2" style:family="table-row">
      <style:table-row-properties style:min-row-height="1.0215in" fo:keep-together="auto"/>
    </style:style>
    <style:style style:name="Table28.3" style:family="table-row">
      <style:table-row-properties style:min-row-height="0.5104in" fo:keep-together="auto"/>
    </style:style>
    <style:style style:name="Table28.4" style:family="table-row">
      <style:table-row-properties style:min-row-height="0.766in" fo:keep-together="auto"/>
    </style:style>
    <style:style style:name="Table28.6" style:family="table-row">
      <style:table-row-properties style:min-row-height="1.5326in" fo:keep-together="auto"/>
    </style:style>
    <style:style style:name="Table28.7" style:family="table-row">
      <style:table-row-properties style:min-row-height="0.7667in" fo:keep-together="auto"/>
    </style:style>
    <style:style style:name="Table28.9" style:family="table-row">
      <style:table-row-properties style:min-row-height="1.0208in" fo:keep-together="auto"/>
    </style:style>
    <style:style style:name="Table28.11" style:family="table-row">
      <style:table-row-properties style:min-row-height="0.2868in" fo:keep-together="auto"/>
    </style:style>
    <style:style style:name="Table28.12" style:family="table-row">
      <style:table-row-properties style:min-row-height="1.0229in" fo:keep-together="auto"/>
    </style:style>
    <style:style style:name="Table29" style:family="table">
      <style:table-properties style:width="6.6479in" fo:margin-left="0.134in" fo:margin-top="0in" fo:margin-bottom="0in" table:align="left" style:writing-mode="lr-tb"/>
    </style:style>
    <style:style style:name="Table29.A" style:family="table-column">
      <style:table-column-properties style:column-width="2.216in"/>
    </style:style>
    <style:style style:name="Table29.1" style:family="table-row">
      <style:table-row-properties style:min-row-height="0.2556in" fo:keep-together="auto"/>
    </style:style>
    <style:style style:name="Table29.A1" style:family="table-cell">
      <style:table-cell-properties fo:padding-left="0.0035in" fo:padding-right="0in" fo:padding-top="0in" fo:padding-bottom="0in" fo:border="0.5pt solid #000000"/>
    </style:style>
    <style:style style:name="Table29.2" style:family="table-row">
      <style:table-row-properties style:min-row-height="0.5111in" fo:keep-together="auto"/>
    </style:style>
    <style:style style:name="Table29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29.4" style:family="table-row">
      <style:table-row-properties style:min-row-height="0.2479in" fo:keep-together="auto"/>
    </style:style>
    <style:style style:name="Table29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29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9.9" style:family="table-row">
      <style:table-row-properties style:min-row-height="0.766in" fo:keep-together="auto"/>
    </style:style>
    <style:style style:name="Table30" style:family="table">
      <style:table-properties style:width="6.6479in" fo:margin-left="0.134in" fo:margin-top="0in" fo:margin-bottom="0in" table:align="left" style:writing-mode="lr-tb"/>
    </style:style>
    <style:style style:name="Table30.A" style:family="table-column">
      <style:table-column-properties style:column-width="2.216in"/>
    </style:style>
    <style:style style:name="Table30.1" style:family="table-row">
      <style:table-row-properties style:min-row-height="0.2875in" fo:keep-together="auto"/>
    </style:style>
    <style:style style:name="Table30.A1" style:family="table-cell">
      <style:table-cell-properties fo:padding-left="0.0035in" fo:padding-right="0in" fo:padding-top="0in" fo:padding-bottom="0in" fo:border="0.5pt solid #000000"/>
    </style:style>
    <style:style style:name="Table30.2" style:family="table-row">
      <style:table-row-properties style:min-row-height="0.5104in" fo:keep-together="auto"/>
    </style:style>
    <style:style style:name="Table30.3" style:family="table-row">
      <style:table-row-properties style:min-row-height="0.7632in" fo:keep-together="auto"/>
    </style:style>
    <style:style style:name="Table30.4" style:family="table-row">
      <style:table-row-properties style:min-row-height="0.7667in" fo:keep-together="auto"/>
    </style:style>
    <style:style style:name="Table30.5" style:family="table-row">
      <style:table-row-properties style:min-row-height="0.5083in" fo:keep-together="auto"/>
    </style:style>
    <style:style style:name="Table30.6" style:family="table-row">
      <style:table-row-properties style:min-row-height="0.7646in" fo:keep-together="auto"/>
    </style:style>
    <style:style style:name="Table30.9" style:family="table-row">
      <style:table-row-properties style:min-row-height="0.5722in" fo:keep-together="auto"/>
    </style:style>
    <style:style style:name="Table30.10" style:family="table-row">
      <style:table-row-properties style:min-row-height="1.0222in" fo:keep-together="auto"/>
    </style:style>
    <style:style style:name="Table31" style:family="table">
      <style:table-properties style:width="6.6479in" fo:margin-left="0.134in" fo:margin-top="0in" fo:margin-bottom="0in" table:align="left" style:writing-mode="lr-tb"/>
    </style:style>
    <style:style style:name="Table31.A" style:family="table-column">
      <style:table-column-properties style:column-width="2.216in"/>
    </style:style>
    <style:style style:name="Table31.1" style:family="table-row">
      <style:table-row-properties style:min-row-height="0.2556in" fo:keep-together="auto"/>
    </style:style>
    <style:style style:name="Table31.A1" style:family="table-cell">
      <style:table-cell-properties fo:padding-left="0.0035in" fo:padding-right="0in" fo:padding-top="0in" fo:padding-bottom="0in" fo:border="0.5pt solid #000000"/>
    </style:style>
    <style:style style:name="Table31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1.3" style:family="table-row">
      <style:table-row-properties style:min-row-height="0.2486in" fo:keep-together="auto"/>
    </style:style>
    <style:style style:name="Table31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31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1.4" style:family="table-row">
      <style:table-row-properties style:min-row-height="0.2479in" fo:keep-together="auto"/>
    </style:style>
    <style:style style:name="Table31.9" style:family="table-row">
      <style:table-row-properties style:min-row-height="0.2472in" fo:keep-together="auto"/>
    </style:style>
    <style:style style:name="Table31.10" style:family="table-row">
      <style:table-row-properties style:min-row-height="0.7708in" fo:keep-together="auto"/>
    </style:style>
    <style:style style:name="Table31.11" style:family="table-row">
      <style:table-row-properties style:min-row-height="0.2507in" fo:keep-together="auto"/>
    </style:style>
    <style:style style:name="Table31.12" style:family="table-row">
      <style:table-row-properties style:min-row-height="0.575in" fo:keep-together="auto"/>
    </style:style>
    <style:style style:name="Table31.13" style:family="table-row">
      <style:table-row-properties style:min-row-height="0.766in" fo:keep-together="auto"/>
    </style:style>
    <style:style style:name="Table31.14" style:family="table-row">
      <style:table-row-properties style:min-row-height="0.5743in" fo:keep-together="auto"/>
    </style:style>
    <style:style style:name="Table31.20" style:family="table-row">
      <style:table-row-properties style:min-row-height="0.5111in" fo:keep-together="auto"/>
    </style:style>
    <style:style style:name="Table31.22" style:family="table-row">
      <style:table-row-properties style:min-row-height="0.2549in" fo:keep-together="auto"/>
    </style:style>
    <style:style style:name="Table31.25" style:family="table-row">
      <style:table-row-properties style:min-row-height="0.5104in" fo:keep-together="auto"/>
    </style:style>
    <style:style style:name="Table32" style:family="table">
      <style:table-properties style:width="6.6479in" fo:margin-left="0.134in" fo:margin-top="0in" fo:margin-bottom="0in" table:align="left" style:writing-mode="lr-tb"/>
    </style:style>
    <style:style style:name="Table32.A" style:family="table-column">
      <style:table-column-properties style:column-width="2.216in"/>
    </style:style>
    <style:style style:name="Table32.1" style:family="table-row">
      <style:table-row-properties style:min-row-height="0.5743in" fo:keep-together="auto"/>
    </style:style>
    <style:style style:name="Table32.A1" style:family="table-cell">
      <style:table-cell-properties fo:padding-left="0.0035in" fo:padding-right="0in" fo:padding-top="0in" fo:padding-bottom="0in" fo:border="0.5pt solid #000000"/>
    </style:style>
    <style:style style:name="Table32.2" style:family="table-row">
      <style:table-row-properties style:min-row-height="0.7667in" fo:keep-together="auto"/>
    </style:style>
    <style:style style:name="Table32.3" style:family="table-row">
      <style:table-row-properties style:min-row-height="0.766in" fo:keep-together="auto"/>
    </style:style>
    <style:style style:name="Table32.4" style:family="table-row">
      <style:table-row-properties style:min-row-height="1.0222in" fo:keep-together="auto"/>
    </style:style>
    <style:style style:name="Table32.5" style:family="table-row">
      <style:table-row-properties style:min-row-height="0.5104in" fo:keep-together="auto"/>
    </style:style>
    <style:style style:name="Table32.6" style:family="table-row">
      <style:table-row-properties style:min-row-height="0.2875in" fo:keep-together="auto"/>
    </style:style>
    <style:style style:name="Table32.7" style:family="table-row">
      <style:table-row-properties style:min-row-height="0.8618in" fo:keep-together="auto"/>
    </style:style>
    <style:style style:name="Table32.8" style:family="table-row">
      <style:table-row-properties style:min-row-height="1.7882in" fo:keep-together="auto"/>
    </style:style>
    <style:style style:name="Table33" style:family="table">
      <style:table-properties style:width="6.6458in" fo:margin-left="0.134in" fo:margin-top="0in" fo:margin-bottom="0in" table:align="left" style:writing-mode="lr-tb"/>
    </style:style>
    <style:style style:name="Table33.A" style:family="table-column">
      <style:table-column-properties style:column-width="2.0785in"/>
    </style:style>
    <style:style style:name="Table33.B" style:family="table-column">
      <style:table-column-properties style:column-width="2.5514in"/>
    </style:style>
    <style:style style:name="Table33.C" style:family="table-column">
      <style:table-column-properties style:column-width="2.016in"/>
    </style:style>
    <style:style style:name="Table33.1" style:family="table-row">
      <style:table-row-properties style:min-row-height="0.5111in" fo:keep-together="auto"/>
    </style:style>
    <style:style style:name="Table33.A1" style:family="table-cell">
      <style:table-cell-properties fo:padding-left="0.0035in" fo:padding-right="0in" fo:padding-top="0in" fo:padding-bottom="0in" fo:border="0.5pt solid #000000"/>
    </style:style>
    <style:style style:name="Table33.2" style:family="table-row">
      <style:table-row-properties style:min-row-height="1.0188in" fo:keep-together="auto"/>
    </style:style>
    <style:style style:name="Table33.3" style:family="table-row">
      <style:table-row-properties style:min-row-height="0.7667in" fo:keep-together="auto"/>
    </style:style>
    <style:style style:name="Table33.4" style:family="table-row">
      <style:table-row-properties style:min-row-height="0.2868in" fo:keep-together="auto"/>
    </style:style>
    <style:style style:name="Table34" style:family="table">
      <style:table-properties style:width="6.6458in" fo:margin-left="0.134in" fo:margin-top="0in" fo:margin-bottom="0in" table:align="left" style:writing-mode="lr-tb"/>
    </style:style>
    <style:style style:name="Table34.A" style:family="table-column">
      <style:table-column-properties style:column-width="2.0785in"/>
    </style:style>
    <style:style style:name="Table34.B" style:family="table-column">
      <style:table-column-properties style:column-width="2.5514in"/>
    </style:style>
    <style:style style:name="Table34.C" style:family="table-column">
      <style:table-column-properties style:column-width="2.016in"/>
    </style:style>
    <style:style style:name="Table34.1" style:family="table-row">
      <style:table-row-properties style:min-row-height="0.5743in" fo:keep-together="auto"/>
    </style:style>
    <style:style style:name="Table34.A1" style:family="table-cell">
      <style:table-cell-properties fo:padding-left="0.0035in" fo:padding-right="0in" fo:padding-top="0in" fo:padding-bottom="0in" fo:border="0.5pt solid #000000"/>
    </style:style>
    <style:style style:name="Table34.2" style:family="table-row">
      <style:table-row-properties style:min-row-height="0.2563in" fo:keep-together="auto"/>
    </style:style>
    <style:style style:name="Table34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4.3" style:family="table-row">
      <style:table-row-properties style:min-row-height="0.2479in" fo:keep-together="auto"/>
    </style:style>
    <style:style style:name="Table34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34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4.4" style:family="table-row">
      <style:table-row-properties style:min-row-height="0.2486in" fo:keep-together="auto"/>
    </style:style>
    <style:style style:name="Table34.13" style:family="table-row">
      <style:table-row-properties style:min-row-height="0.2472in" fo:keep-together="auto"/>
    </style:style>
    <style:style style:name="Table34.22" style:family="table-row">
      <style:table-row-properties style:min-row-height="1.2229in" fo:keep-together="auto"/>
    </style:style>
    <style:style style:name="Table34.23" style:family="table-row">
      <style:table-row-properties style:min-row-height="0.2556in" fo:keep-together="auto"/>
    </style:style>
    <style:style style:name="Table34.28" style:family="table-row">
      <style:table-row-properties style:min-row-height="0.766in" fo:keep-together="auto"/>
    </style:style>
    <style:style style:name="Table35" style:family="table">
      <style:table-properties style:width="6.6479in" fo:margin-left="0.134in" fo:margin-top="0in" fo:margin-bottom="0in" table:align="left" style:writing-mode="lr-tb"/>
    </style:style>
    <style:style style:name="Table35.A" style:family="table-column">
      <style:table-column-properties style:column-width="2.216in"/>
    </style:style>
    <style:style style:name="Table35.1" style:family="table-row">
      <style:table-row-properties style:min-row-height="0.2875in" fo:keep-together="auto"/>
    </style:style>
    <style:style style:name="Table35.A1" style:family="table-cell">
      <style:table-cell-properties fo:padding-left="0.0035in" fo:padding-right="0in" fo:padding-top="0in" fo:padding-bottom="0in" fo:border="0.5pt solid #000000"/>
    </style:style>
    <style:style style:name="Table36" style:family="table">
      <style:table-properties style:width="6.6479in" fo:margin-left="0.134in" fo:margin-top="0in" fo:margin-bottom="0in" table:align="left" style:writing-mode="lr-tb"/>
    </style:style>
    <style:style style:name="Table36.A" style:family="table-column">
      <style:table-column-properties style:column-width="2.216in"/>
    </style:style>
    <style:style style:name="Table36.1" style:family="table-row">
      <style:table-row-properties style:min-row-height="0.5111in" fo:keep-together="auto"/>
    </style:style>
    <style:style style:name="Table36.A1" style:family="table-cell">
      <style:table-cell-properties fo:padding-left="0.0035in" fo:padding-right="0in" fo:padding-top="0in" fo:padding-bottom="0in" fo:border="0.5pt solid #000000"/>
    </style:style>
    <style:style style:name="Table36.2" style:family="table-row">
      <style:table-row-properties style:min-row-height="0.766in" fo:keep-together="auto"/>
    </style:style>
    <style:style style:name="Table36.3" style:family="table-row">
      <style:table-row-properties style:min-row-height="0.5104in" fo:keep-together="auto"/>
    </style:style>
    <style:style style:name="Table36.4" style:family="table-row">
      <style:table-row-properties style:min-row-height="0.7667in" fo:keep-together="auto"/>
    </style:style>
    <style:style style:name="Table36.6" style:family="table-row">
      <style:table-row-properties style:min-row-height="1.0222in" fo:keep-together="auto"/>
    </style:style>
    <style:style style:name="Table37" style:family="table">
      <style:table-properties style:width="6.6479in" fo:margin-left="0.134in" fo:margin-top="0in" fo:margin-bottom="0in" table:align="left" style:writing-mode="lr-tb"/>
    </style:style>
    <style:style style:name="Table37.A" style:family="table-column">
      <style:table-column-properties style:column-width="2.216in"/>
    </style:style>
    <style:style style:name="Table37.1" style:family="table-row">
      <style:table-row-properties style:min-row-height="0.2875in" fo:keep-together="auto"/>
    </style:style>
    <style:style style:name="Table37.A1" style:family="table-cell">
      <style:table-cell-properties fo:padding-left="0.0035in" fo:padding-right="0in" fo:padding-top="0in" fo:padding-bottom="0in" fo:border="0.5pt solid #000000"/>
    </style:style>
    <style:style style:name="Table37.2" style:family="table-row">
      <style:table-row-properties style:min-row-height="0.5104in" fo:keep-together="auto"/>
    </style:style>
    <style:style style:name="Table37.3" style:family="table-row">
      <style:table-row-properties style:min-row-height="0.7639in" fo:keep-together="auto"/>
    </style:style>
    <style:style style:name="Table37.5" style:family="table-row">
      <style:table-row-properties style:min-row-height="1.0188in" fo:keep-together="auto"/>
    </style:style>
    <style:style style:name="Table37.6" style:family="table-row">
      <style:table-row-properties style:min-row-height="0.5743in" fo:keep-together="auto"/>
    </style:style>
    <style:style style:name="Table37.7" style:family="table-row">
      <style:table-row-properties style:min-row-height="0.575in" fo:keep-together="auto"/>
    </style:style>
    <style:style style:name="Table38" style:family="table">
      <style:table-properties style:width="6.6479in" fo:margin-left="0.134in" fo:margin-top="0in" fo:margin-bottom="0in" table:align="left" style:writing-mode="lr-tb"/>
    </style:style>
    <style:style style:name="Table38.A" style:family="table-column">
      <style:table-column-properties style:column-width="2.216in"/>
    </style:style>
    <style:style style:name="Table38.1" style:family="table-row">
      <style:table-row-properties style:min-row-height="0.766in" fo:keep-together="auto"/>
    </style:style>
    <style:style style:name="Table38.A1" style:family="table-cell">
      <style:table-cell-properties fo:padding-left="0.0035in" fo:padding-right="0in" fo:padding-top="0in" fo:padding-bottom="0in" fo:border="0.5pt solid #000000"/>
    </style:style>
    <style:style style:name="Table38.2" style:family="table-row">
      <style:table-row-properties style:min-row-height="1.5326in" fo:keep-together="auto"/>
    </style:style>
    <style:style style:name="Table38.3" style:family="table-row">
      <style:table-row-properties style:min-row-height="0.7708in" fo:keep-together="auto"/>
    </style:style>
    <style:style style:name="Table38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8.4" style:family="table-row">
      <style:table-row-properties style:min-row-height="0.2514in" fo:keep-together="auto"/>
    </style:style>
    <style:style style:name="Table38.A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9" style:family="table">
      <style:table-properties style:width="6.6479in" fo:margin-left="0.134in" fo:margin-top="0in" fo:margin-bottom="0in" table:align="left" style:writing-mode="lr-tb"/>
    </style:style>
    <style:style style:name="Table39.A" style:family="table-column">
      <style:table-column-properties style:column-width="2.216in"/>
    </style:style>
    <style:style style:name="Table39.1" style:family="table-row">
      <style:table-row-properties style:min-row-height="0.2868in" fo:keep-together="auto"/>
    </style:style>
    <style:style style:name="Table39.A1" style:family="table-cell">
      <style:table-cell-properties fo:padding-left="0.0035in" fo:padding-right="0in" fo:padding-top="0in" fo:padding-bottom="0in" fo:border="0.5pt solid #000000"/>
    </style:style>
    <style:style style:name="Table39.3" style:family="table-row">
      <style:table-row-properties style:min-row-height="0.766in" fo:keep-together="auto"/>
    </style:style>
    <style:style style:name="Table39.4" style:family="table-row">
      <style:table-row-properties style:min-row-height="0.2563in" fo:keep-together="auto"/>
    </style:style>
    <style:style style:name="Table39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39.5" style:family="table-row">
      <style:table-row-properties style:min-row-height="0.2479in" fo:keep-together="auto"/>
    </style:style>
    <style:style style:name="Table39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39.C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39.6" style:family="table-row">
      <style:table-row-properties style:min-row-height="0.2486in" fo:keep-together="auto"/>
    </style:style>
    <style:style style:name="Table39.10" style:family="table-row">
      <style:table-row-properties style:min-row-height="0.7701in" fo:keep-together="auto"/>
    </style:style>
    <style:style style:name="Table39.11" style:family="table-row">
      <style:table-row-properties style:min-row-height="0.2514in" fo:keep-together="auto"/>
    </style:style>
    <style:style style:name="Table39.12" style:family="table-row">
      <style:table-row-properties style:min-row-height="0.2556in" fo:keep-together="auto"/>
    </style:style>
    <style:style style:name="Table39.18" style:family="table-row">
      <style:table-row-properties style:min-row-height="0.2472in" fo:keep-together="auto"/>
    </style:style>
    <style:style style:name="Table39.19" style:family="table-row">
      <style:table-row-properties style:min-row-height="0.2875in" fo:keep-together="auto"/>
    </style:style>
    <style:style style:name="Table40" style:family="table">
      <style:table-properties style:width="6.6479in" fo:margin-left="0.134in" fo:margin-top="0in" fo:margin-bottom="0in" table:align="left" style:writing-mode="lr-tb"/>
    </style:style>
    <style:style style:name="Table40.A" style:family="table-column">
      <style:table-column-properties style:column-width="2.216in"/>
    </style:style>
    <style:style style:name="Table40.1" style:family="table-row">
      <style:table-row-properties style:min-row-height="0.5111in" fo:keep-together="auto"/>
    </style:style>
    <style:style style:name="Table40.A1" style:family="table-cell">
      <style:table-cell-properties fo:padding-left="0.0035in" fo:padding-right="0in" fo:padding-top="0in" fo:padding-bottom="0in" fo:border="0.5pt solid #000000"/>
    </style:style>
    <style:style style:name="Table40.2" style:family="table-row">
      <style:table-row-properties style:min-row-height="0.2868in" fo:keep-together="auto"/>
    </style:style>
    <style:style style:name="Table40.3" style:family="table-row">
      <style:table-row-properties style:min-row-height="0.2556in" fo:keep-together="auto"/>
    </style:style>
    <style:style style:name="Table40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40.4" style:family="table-row">
      <style:table-row-properties style:min-row-height="0.2486in" fo:keep-together="auto"/>
    </style:style>
    <style:style style:name="Table40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40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40.5" style:family="table-row">
      <style:table-row-properties style:min-row-height="0.2479in" fo:keep-together="auto"/>
    </style:style>
    <style:style style:name="Table40.20" style:family="table-row">
      <style:table-row-properties style:min-row-height="0.7701in" fo:keep-together="auto"/>
    </style:style>
    <style:style style:name="Table40.21" style:family="table-row">
      <style:table-row-properties style:min-row-height="0.2514in" fo:keep-together="auto"/>
    </style:style>
    <style:style style:name="Table41" style:family="table">
      <style:table-properties style:width="6.6479in" fo:margin-left="0.134in" fo:margin-top="0in" fo:margin-bottom="0in" table:align="left" style:writing-mode="lr-tb"/>
    </style:style>
    <style:style style:name="Table41.A" style:family="table-column">
      <style:table-column-properties style:column-width="2.216in"/>
    </style:style>
    <style:style style:name="Table41.1" style:family="table-row">
      <style:table-row-properties style:min-row-height="0.5111in" fo:keep-together="auto"/>
    </style:style>
    <style:style style:name="Table41.A1" style:family="table-cell">
      <style:table-cell-properties fo:padding-left="0.0035in" fo:padding-right="0in" fo:padding-top="0in" fo:padding-bottom="0in" fo:border="0.5pt solid #000000"/>
    </style:style>
    <style:style style:name="Table41.2" style:family="table-row">
      <style:table-row-properties style:min-row-height="1.275in" fo:keep-together="auto"/>
    </style:style>
    <style:style style:name="Table41.3" style:family="table-row">
      <style:table-row-properties style:min-row-height="0.766in" fo:keep-together="auto"/>
    </style:style>
    <style:style style:name="Table41.4" style:family="table-row">
      <style:table-row-properties style:min-row-height="0.5729in" fo:keep-together="auto"/>
    </style:style>
    <style:style style:name="Table42" style:family="table">
      <style:table-properties style:width="6.6479in" fo:margin-left="0.134in" fo:margin-top="0in" fo:margin-bottom="0in" table:align="left" style:writing-mode="lr-tb"/>
    </style:style>
    <style:style style:name="Table42.A" style:family="table-column">
      <style:table-column-properties style:column-width="2.216in"/>
    </style:style>
    <style:style style:name="Table42.1" style:family="table-row">
      <style:table-row-properties style:min-row-height="1.0215in" fo:keep-together="auto"/>
    </style:style>
    <style:style style:name="Table42.A1" style:family="table-cell">
      <style:table-cell-properties fo:padding-left="0.0035in" fo:padding-right="0in" fo:padding-top="0in" fo:padding-bottom="0in" fo:border="0.5pt solid #000000"/>
    </style:style>
    <style:style style:name="Table42.2" style:family="table-row">
      <style:table-row-properties style:min-row-height="0.766in" fo:keep-together="auto"/>
    </style:style>
    <style:style style:name="Table42.4" style:family="table-row">
      <style:table-row-properties style:min-row-height="0.2556in" fo:keep-together="auto"/>
    </style:style>
    <style:style style:name="Table42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42.5" style:family="table-row">
      <style:table-row-properties style:min-row-height="0.2486in" fo:keep-together="auto"/>
    </style:style>
    <style:style style:name="Table42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42.C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42.6" style:family="table-row">
      <style:table-row-properties style:min-row-height="0.2479in" fo:keep-together="auto"/>
    </style:style>
    <style:style style:name="Table42.9" style:family="table-row">
      <style:table-row-properties style:min-row-height="0.5146in" fo:keep-together="auto"/>
    </style:style>
    <style:style style:name="Table42.10" style:family="table-row">
      <style:table-row-properties style:min-row-height="0.2549in" fo:keep-together="auto"/>
    </style:style>
    <style:style style:name="Table42.11" style:family="table-row">
      <style:table-row-properties style:min-row-height="0.2507in" fo:keep-together="auto"/>
    </style:style>
    <style:style style:name="Table42.12" style:family="table-row">
      <style:table-row-properties style:min-row-height="0.2563in" fo:keep-together="auto"/>
    </style:style>
    <style:style style:name="Table42.15" style:family="table-row">
      <style:table-row-properties style:min-row-height="0.2472in" fo:keep-together="auto"/>
    </style:style>
    <style:style style:name="Table42.16" style:family="table-row">
      <style:table-row-properties style:min-row-height="0.2875in" fo:keep-together="auto"/>
    </style:style>
    <style:style style:name="Table43" style:family="table">
      <style:table-properties style:width="6.6479in" fo:margin-left="0.134in" fo:margin-top="0in" fo:margin-bottom="0in" table:align="left" style:writing-mode="lr-tb"/>
    </style:style>
    <style:style style:name="Table43.A" style:family="table-column">
      <style:table-column-properties style:column-width="2.216in"/>
    </style:style>
    <style:style style:name="Table43.1" style:family="table-row">
      <style:table-row-properties style:min-row-height="0.5111in" fo:keep-together="auto"/>
    </style:style>
    <style:style style:name="Table43.A1" style:family="table-cell">
      <style:table-cell-properties fo:padding-left="0.0035in" fo:padding-right="0in" fo:padding-top="0in" fo:padding-bottom="0in" fo:border="0.5pt solid #000000"/>
    </style:style>
    <style:style style:name="Table43.2" style:family="table-row">
      <style:table-row-properties style:min-row-height="1.0188in" fo:keep-together="auto"/>
    </style:style>
    <style:style style:name="Table43.3" style:family="table-row">
      <style:table-row-properties style:min-row-height="1.0222in" fo:keep-together="auto"/>
    </style:style>
    <style:style style:name="Table43.4" style:family="table-row">
      <style:table-row-properties style:min-row-height="0.2875in" fo:keep-together="auto"/>
    </style:style>
    <style:style style:name="Table44" style:family="table">
      <style:table-properties style:width="6.6479in" fo:margin-left="0.134in" fo:margin-top="0in" fo:margin-bottom="0in" table:align="left" style:writing-mode="lr-tb"/>
    </style:style>
    <style:style style:name="Table44.A" style:family="table-column">
      <style:table-column-properties style:column-width="2.216in"/>
    </style:style>
    <style:style style:name="Table44.1" style:family="table-row">
      <style:table-row-properties style:min-row-height="0.7667in" fo:keep-together="auto"/>
    </style:style>
    <style:style style:name="Table44.A1" style:family="table-cell">
      <style:table-cell-properties fo:padding-left="0.0035in" fo:padding-right="0in" fo:padding-top="0in" fo:padding-bottom="0in" fo:border="0.5pt solid #000000"/>
    </style:style>
    <style:style style:name="Table45" style:family="table">
      <style:table-properties style:width="6.6479in" fo:margin-left="0.134in" fo:margin-top="0in" fo:margin-bottom="0in" table:align="left" style:writing-mode="lr-tb"/>
    </style:style>
    <style:style style:name="Table45.A" style:family="table-column">
      <style:table-column-properties style:column-width="2.216in"/>
    </style:style>
    <style:style style:name="Table45.1" style:family="table-row">
      <style:table-row-properties style:min-row-height="0.2868in" fo:keep-together="auto"/>
    </style:style>
    <style:style style:name="Table45.A1" style:family="table-cell">
      <style:table-cell-properties fo:padding-left="0.0035in" fo:padding-right="0in" fo:padding-top="0in" fo:padding-bottom="0in" fo:border="0.5pt solid #000000"/>
    </style:style>
    <style:style style:name="Table45.2" style:family="table-row">
      <style:table-row-properties style:min-row-height="0.5104in" fo:keep-together="auto"/>
    </style:style>
    <style:style style:name="Table45.3" style:family="table-row">
      <style:table-row-properties style:min-row-height="0.5722in" fo:keep-together="auto"/>
    </style:style>
    <style:style style:name="Table45.4" style:family="table-row">
      <style:table-row-properties style:min-row-height="0.5743in" fo:keep-together="auto"/>
    </style:style>
    <style:style style:name="Table45.5" style:family="table-row">
      <style:table-row-properties style:min-row-height="0.5111in" fo:keep-together="auto"/>
    </style:style>
    <style:style style:name="Table45.6" style:family="table-row">
      <style:table-row-properties style:min-row-height="0.7639in" fo:keep-together="auto"/>
    </style:style>
    <style:style style:name="Table45.7" style:family="table-row">
      <style:table-row-properties style:min-row-height="1.0201in" fo:keep-together="auto"/>
    </style:style>
    <style:style style:name="Table45.9" style:family="table-row">
      <style:table-row-properties style:min-row-height="0.7701in" fo:keep-together="auto"/>
    </style:style>
    <style:style style:name="Table45.A9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45.10" style:family="table-row">
      <style:table-row-properties style:min-row-height="0.2514in" fo:keep-together="auto"/>
    </style:style>
    <style:style style:name="Table45.A10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45.15" style:family="table-row">
      <style:table-row-properties style:min-row-height="0.766in" fo:keep-together="auto"/>
    </style:style>
    <style:style style:name="Table46" style:family="table">
      <style:table-properties style:width="6.6479in" fo:margin-left="0.134in" fo:margin-top="0in" fo:margin-bottom="0in" table:align="left" style:writing-mode="lr-tb"/>
    </style:style>
    <style:style style:name="Table46.A" style:family="table-column">
      <style:table-column-properties style:column-width="2.216in"/>
    </style:style>
    <style:style style:name="Table46.1" style:family="table-row">
      <style:table-row-properties style:min-row-height="0.2556in" fo:keep-together="auto"/>
    </style:style>
    <style:style style:name="Table46.A1" style:family="table-cell">
      <style:table-cell-properties fo:padding-left="0.0035in" fo:padding-right="0in" fo:padding-top="0in" fo:padding-bottom="0in" fo:border="0.5pt solid #000000"/>
    </style:style>
    <style:style style:name="Table46.2" style:family="table-row">
      <style:table-row-properties style:min-row-height="1.0215in" fo:keep-together="auto"/>
    </style:style>
    <style:style style:name="Table46.3" style:family="table-row">
      <style:table-row-properties style:min-row-height="0.766in" fo:keep-together="auto"/>
    </style:style>
    <style:style style:name="Table46.4" style:family="table-row">
      <style:table-row-properties style:min-row-height="0.7667in" fo:keep-together="auto"/>
    </style:style>
    <style:style style:name="Table47" style:family="table">
      <style:table-properties style:width="6.6479in" fo:margin-left="0.134in" fo:margin-top="0in" fo:margin-bottom="0in" table:align="left" style:writing-mode="lr-tb"/>
    </style:style>
    <style:style style:name="Table47.A" style:family="table-column">
      <style:table-column-properties style:column-width="2.216in"/>
    </style:style>
    <style:style style:name="Table47.1" style:family="table-row">
      <style:table-row-properties style:min-row-height="0.766in" fo:keep-together="auto"/>
    </style:style>
    <style:style style:name="Table47.A1" style:family="table-cell">
      <style:table-cell-properties fo:padding-left="0.0035in" fo:padding-right="0in" fo:padding-top="0in" fo:padding-bottom="0in" fo:border="0.5pt solid #000000"/>
    </style:style>
    <style:style style:name="Table47.2" style:family="table-row">
      <style:table-row-properties style:min-row-height="0.7639in" fo:keep-together="auto"/>
    </style:style>
    <style:style style:name="Table47.3" style:family="table-row">
      <style:table-row-properties style:min-row-height="0.509in" fo:keep-together="auto"/>
    </style:style>
    <style:style style:name="Table47.4" style:family="table-row">
      <style:table-row-properties style:min-row-height="0.5743in" fo:keep-together="auto"/>
    </style:style>
    <style:style style:name="Table47.6" style:family="table-row">
      <style:table-row-properties style:min-row-height="0.2875in" fo:keep-together="auto"/>
    </style:style>
    <style:style style:name="Table47.7" style:family="table-row">
      <style:table-row-properties style:min-row-height="0.5104in" fo:keep-together="auto"/>
    </style:style>
    <style:style style:name="Table47.8" style:family="table-row">
      <style:table-row-properties style:min-row-height="0.2847in" fo:keep-together="auto"/>
    </style:style>
    <style:style style:name="Table47.10" style:family="table-row">
      <style:table-row-properties style:min-row-height="0.5722in" fo:keep-together="auto"/>
    </style:style>
    <style:style style:name="Table47.11" style:family="table-row">
      <style:table-row-properties style:min-row-height="0.8625in" fo:keep-together="auto"/>
    </style:style>
    <style:style style:name="Table48" style:family="table">
      <style:table-properties style:width="6.6479in" fo:margin-left="0.134in" fo:margin-top="0in" fo:margin-bottom="0in" table:align="left" style:writing-mode="lr-tb"/>
    </style:style>
    <style:style style:name="Table48.A" style:family="table-column">
      <style:table-column-properties style:column-width="2.216in"/>
    </style:style>
    <style:style style:name="Table48.1" style:family="table-row">
      <style:table-row-properties style:min-row-height="0.2556in" fo:keep-together="auto"/>
    </style:style>
    <style:style style:name="Table48.A1" style:family="table-cell">
      <style:table-cell-properties fo:padding-left="0.0035in" fo:padding-right="0in" fo:padding-top="0in" fo:padding-bottom="0in" fo:border="0.5pt solid #000000"/>
    </style:style>
    <style:style style:name="Table48.2" style:family="table-row">
      <style:table-row-properties style:min-row-height="0.5111in" fo:keep-together="auto"/>
    </style:style>
    <style:style style:name="Table48.3" style:family="table-row">
      <style:table-row-properties style:min-row-height="0.766in" fo:keep-together="auto"/>
    </style:style>
    <style:style style:name="Table48.4" style:family="table-row">
      <style:table-row-properties style:min-row-height="0.5743in" fo:keep-together="auto"/>
    </style:style>
    <style:style style:name="Table48.7" style:family="table-row">
      <style:table-row-properties style:min-row-height="1.5326in" fo:keep-together="auto"/>
    </style:style>
    <style:style style:name="Table48.8" style:family="table-row">
      <style:table-row-properties style:min-row-height="1.2778in" fo:keep-together="auto"/>
    </style:style>
    <style:style style:name="Table48.9" style:family="table-row">
      <style:table-row-properties style:min-row-height="1.0222in" fo:keep-together="auto"/>
    </style:style>
    <style:style style:name="Table49" style:family="table">
      <style:table-properties style:width="6.6479in" fo:margin-left="0.134in" fo:margin-top="0in" fo:margin-bottom="0in" table:align="left" style:writing-mode="lr-tb"/>
    </style:style>
    <style:style style:name="Table49.A" style:family="table-column">
      <style:table-column-properties style:column-width="2.216in"/>
    </style:style>
    <style:style style:name="Table49.1" style:family="table-row">
      <style:table-row-properties style:min-row-height="1.5326in" fo:keep-together="auto"/>
    </style:style>
    <style:style style:name="Table49.A1" style:family="table-cell">
      <style:table-cell-properties fo:padding-left="0.0035in" fo:padding-right="0in" fo:padding-top="0in" fo:padding-bottom="0in" fo:border="0.5pt solid #000000"/>
    </style:style>
    <style:style style:name="Table49.2" style:family="table-row">
      <style:table-row-properties style:min-row-height="0.575in" fo:keep-together="auto"/>
    </style:style>
    <style:style style:name="Table50" style:family="table">
      <style:table-properties style:width="6.6479in" fo:margin-left="0.134in" fo:margin-top="0in" fo:margin-bottom="0in" table:align="left" style:writing-mode="lr-tb"/>
    </style:style>
    <style:style style:name="Table50.A" style:family="table-column">
      <style:table-column-properties style:column-width="2.216in"/>
    </style:style>
    <style:style style:name="Table50.1" style:family="table-row">
      <style:table-row-properties style:min-row-height="0.2556in" fo:keep-together="auto"/>
    </style:style>
    <style:style style:name="Table50.A1" style:family="table-cell">
      <style:table-cell-properties fo:padding-left="0.0035in" fo:padding-right="0in" fo:padding-top="0in" fo:padding-bottom="0in" fo:border="0.5pt solid #000000"/>
    </style:style>
    <style:style style:name="Table50.2" style:family="table-row">
      <style:table-row-properties style:min-row-height="0.766in" fo:keep-together="auto"/>
    </style:style>
    <style:style style:name="Table50.3" style:family="table-row">
      <style:table-row-properties style:min-row-height="0.5111in" fo:keep-together="auto"/>
    </style:style>
    <style:style style:name="Table50.4" style:family="table-row">
      <style:table-row-properties style:min-row-height="0.8618in" fo:keep-together="auto"/>
    </style:style>
    <style:style style:name="Table51" style:family="table">
      <style:table-properties style:width="6.6479in" fo:margin-left="0.134in" fo:margin-top="0in" fo:margin-bottom="0in" table:align="left" style:writing-mode="lr-tb"/>
    </style:style>
    <style:style style:name="Table51.A" style:family="table-column">
      <style:table-column-properties style:column-width="2.216in"/>
    </style:style>
    <style:style style:name="Table51.1" style:family="table-row">
      <style:table-row-properties style:min-row-height="0.7667in" fo:keep-together="auto"/>
    </style:style>
    <style:style style:name="Table51.A1" style:family="table-cell">
      <style:table-cell-properties fo:padding-left="0.0035in" fo:padding-right="0in" fo:padding-top="0in" fo:padding-bottom="0in" fo:border="0.5pt solid #000000"/>
    </style:style>
    <style:style style:name="Table51.2" style:family="table-row">
      <style:table-row-properties style:min-row-height="0.5743in" fo:keep-together="auto"/>
    </style:style>
    <style:style style:name="Table51.3" style:family="table-row">
      <style:table-row-properties style:min-row-height="0.5111in" fo:keep-together="auto"/>
    </style:style>
    <style:style style:name="Table51.4" style:family="table-row">
      <style:table-row-properties style:min-row-height="1.7854in" fo:keep-together="auto"/>
    </style:style>
    <style:style style:name="Table51.6" style:family="table-row">
      <style:table-row-properties style:min-row-height="1.0208in" fo:keep-together="auto"/>
    </style:style>
    <style:style style:name="Table51.7" style:family="table-row">
      <style:table-row-properties style:min-row-height="0.2563in" fo:keep-together="auto"/>
    </style:style>
    <style:style style:name="Table51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1.8" style:family="table-row">
      <style:table-row-properties style:min-row-height="0.2479in" fo:keep-together="auto"/>
    </style:style>
    <style:style style:name="Table51.A8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1.C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1.9" style:family="table-row">
      <style:table-row-properties style:min-row-height="0.2486in" fo:keep-together="auto"/>
    </style:style>
    <style:style style:name="Table51.12" style:family="table-row">
      <style:table-row-properties style:min-row-height="0.2875in" fo:keep-together="auto"/>
    </style:style>
    <style:style style:name="Table52" style:family="table">
      <style:table-properties style:width="6.6479in" fo:margin-left="0.134in" fo:margin-top="0in" fo:margin-bottom="0in" table:align="left" style:writing-mode="lr-tb"/>
    </style:style>
    <style:style style:name="Table52.A" style:family="table-column">
      <style:table-column-properties style:column-width="2.216in"/>
    </style:style>
    <style:style style:name="Table52.1" style:family="table-row">
      <style:table-row-properties style:min-row-height="0.2868in" fo:keep-together="auto"/>
    </style:style>
    <style:style style:name="Table52.A1" style:family="table-cell">
      <style:table-cell-properties fo:padding-left="0.0035in" fo:padding-right="0in" fo:padding-top="0in" fo:padding-bottom="0in" fo:border="0.5pt solid #000000"/>
    </style:style>
    <style:style style:name="Table52.2" style:family="table-row">
      <style:table-row-properties style:min-row-height="1.0215in" fo:keep-together="auto"/>
    </style:style>
    <style:style style:name="Table52.3" style:family="table-row">
      <style:table-row-properties style:min-row-height="2.0444in" fo:keep-together="auto"/>
    </style:style>
    <style:style style:name="Table53" style:family="table">
      <style:table-properties style:width="6.6479in" fo:margin-left="0.134in" fo:margin-top="0in" fo:margin-bottom="0in" table:align="left" style:writing-mode="lr-tb"/>
    </style:style>
    <style:style style:name="Table53.A" style:family="table-column">
      <style:table-column-properties style:column-width="2.216in"/>
    </style:style>
    <style:style style:name="Table53.1" style:family="table-row">
      <style:table-row-properties style:min-row-height="0.2868in" fo:keep-together="auto"/>
    </style:style>
    <style:style style:name="Table53.A1" style:family="table-cell">
      <style:table-cell-properties fo:padding-left="0.0035in" fo:padding-right="0in" fo:padding-top="0in" fo:padding-bottom="0in" fo:border="0.5pt solid #000000"/>
    </style:style>
    <style:style style:name="Table53.2" style:family="table-row">
      <style:table-row-properties style:min-row-height="0.5111in" fo:keep-together="auto"/>
    </style:style>
    <style:style style:name="Table53.3" style:family="table-row">
      <style:table-row-properties style:min-row-height="1.0194in" fo:keep-together="auto"/>
    </style:style>
    <style:style style:name="Table53.4" style:family="table-row">
      <style:table-row-properties style:min-row-height="0.766in" fo:keep-together="auto"/>
    </style:style>
    <style:style style:name="Table53.5" style:family="table-row">
      <style:table-row-properties style:min-row-height="0.7639in" fo:keep-together="auto"/>
    </style:style>
    <style:style style:name="Table53.6" style:family="table-row">
      <style:table-row-properties style:min-row-height="1.5333in" fo:keep-together="auto"/>
    </style:style>
    <style:style style:name="Table54" style:family="table">
      <style:table-properties style:width="6.6479in" fo:margin-left="0.134in" fo:margin-top="0in" fo:margin-bottom="0in" table:align="left" style:writing-mode="lr-tb"/>
    </style:style>
    <style:style style:name="Table54.A" style:family="table-column">
      <style:table-column-properties style:column-width="2.216in"/>
    </style:style>
    <style:style style:name="Table54.1" style:family="table-row">
      <style:table-row-properties style:min-row-height="0.2556in" fo:keep-together="auto"/>
    </style:style>
    <style:style style:name="Table54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4.C1" style:family="table-cell">
      <style:table-cell-properties fo:padding-left="0.0035in" fo:padding-right="0in" fo:padding-top="0in" fo:padding-bottom="0in" fo:border="0.5pt solid #000000"/>
    </style:style>
    <style:style style:name="Table54.2" style:family="table-row">
      <style:table-row-properties style:min-row-height="0.2486in" fo:keep-together="auto"/>
    </style:style>
    <style:style style:name="Table54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4.C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4.3" style:family="table-row">
      <style:table-row-properties style:min-row-height="0.2479in" fo:keep-together="auto"/>
    </style:style>
    <style:style style:name="Table54.8" style:family="table-row">
      <style:table-row-properties style:min-row-height="0.2472in" fo:keep-together="auto"/>
    </style:style>
    <style:style style:name="Table54.9" style:family="table-row">
      <style:table-row-properties style:min-row-height="0.575in" fo:keep-together="auto"/>
    </style:style>
    <style:style style:name="Table54.10" style:family="table-row">
      <style:table-row-properties style:min-row-height="0.5743in" fo:keep-together="auto"/>
    </style:style>
    <style:style style:name="Table54.29" style:family="table-row">
      <style:table-row-properties style:min-row-height="0.2563in" fo:keep-together="auto"/>
    </style:style>
    <style:style style:name="Table55" style:family="table">
      <style:table-properties style:width="6.6479in" fo:margin-left="0.134in" fo:margin-top="0in" fo:margin-bottom="0in" table:align="left" style:writing-mode="lr-tb"/>
    </style:style>
    <style:style style:name="Table55.A" style:family="table-column">
      <style:table-column-properties style:column-width="2.216in"/>
    </style:style>
    <style:style style:name="Table55.1" style:family="table-row">
      <style:table-row-properties style:min-row-height="0.766in" fo:keep-together="auto"/>
    </style:style>
    <style:style style:name="Table55.A1" style:family="table-cell">
      <style:table-cell-properties fo:padding-left="0.0035in" fo:padding-right="0in" fo:padding-top="0in" fo:padding-bottom="0in" fo:border="0.5pt solid #000000"/>
    </style:style>
    <style:style style:name="Table55.2" style:family="table-row">
      <style:table-row-properties style:min-row-height="1.0215in" fo:keep-together="auto"/>
    </style:style>
    <style:style style:name="Table55.4" style:family="table-row">
      <style:table-row-properties style:min-row-height="0.7701in" fo:keep-together="auto"/>
    </style:style>
    <style:style style:name="Table55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5.5" style:family="table-row">
      <style:table-row-properties style:min-row-height="0.2514in" fo:keep-together="auto"/>
    </style:style>
    <style:style style:name="Table55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5.6" style:family="table-row">
      <style:table-row-properties style:min-row-height="0.2556in" fo:keep-together="auto"/>
    </style:style>
    <style:style style:name="Table55.7" style:family="table-row">
      <style:table-row-properties style:min-row-height="0.2486in" fo:keep-together="auto"/>
    </style:style>
    <style:style style:name="Table55.A7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5.8" style:family="table-row">
      <style:table-row-properties style:min-row-height="0.2479in" fo:keep-together="auto"/>
    </style:style>
    <style:style style:name="Table55.20" style:family="table-row">
      <style:table-row-properties style:min-row-height="0.2472in" fo:keep-together="auto"/>
    </style:style>
    <style:style style:name="Table55.21" style:family="table-row">
      <style:table-row-properties style:min-row-height="0.7667in" fo:keep-together="auto"/>
    </style:style>
    <style:style style:name="Table56" style:family="table">
      <style:table-properties style:width="6.6479in" fo:margin-left="0.134in" fo:margin-top="0in" fo:margin-bottom="0in" table:align="left" style:writing-mode="lr-tb"/>
    </style:style>
    <style:style style:name="Table56.A" style:family="table-column">
      <style:table-column-properties style:column-width="2.216in"/>
    </style:style>
    <style:style style:name="Table56.1" style:family="table-row">
      <style:table-row-properties style:min-row-height="0.5104in" fo:keep-together="auto"/>
    </style:style>
    <style:style style:name="Table56.A1" style:family="table-cell">
      <style:table-cell-properties fo:padding-left="0.0035in" fo:padding-right="0in" fo:padding-top="0in" fo:padding-bottom="0in" fo:border="0.5pt solid #000000"/>
    </style:style>
    <style:style style:name="Table56.2" style:family="table-row">
      <style:table-row-properties style:min-row-height="0.2847in" fo:keep-together="auto"/>
    </style:style>
    <style:style style:name="Table57" style:family="table">
      <style:table-properties style:width="6.6479in" fo:margin-left="0.134in" fo:margin-top="0in" fo:margin-bottom="0in" table:align="left" style:writing-mode="lr-tb"/>
    </style:style>
    <style:style style:name="Table57.A" style:family="table-column">
      <style:table-column-properties style:column-width="2.216in"/>
    </style:style>
    <style:style style:name="Table57.1" style:family="table-row">
      <style:table-row-properties style:min-row-height="1.0215in" fo:keep-together="auto"/>
    </style:style>
    <style:style style:name="Table57.A1" style:family="table-cell">
      <style:table-cell-properties fo:padding-left="0.0035in" fo:padding-right="0in" fo:padding-top="0in" fo:padding-bottom="0in" fo:border="0.5pt solid #000000"/>
    </style:style>
    <style:style style:name="Table57.2" style:family="table-row">
      <style:table-row-properties style:min-row-height="0.5111in" fo:keep-together="auto"/>
    </style:style>
    <style:style style:name="Table57.3" style:family="table-row">
      <style:table-row-properties style:min-row-height="0.5743in" fo:keep-together="auto"/>
    </style:style>
    <style:style style:name="Table57.4" style:family="table-row">
      <style:table-row-properties style:min-row-height="0.766in" fo:keep-together="auto"/>
    </style:style>
    <style:style style:name="Table57.5" style:family="table-row">
      <style:table-row-properties style:min-row-height="0.2556in" fo:keep-together="auto"/>
    </style:style>
    <style:style style:name="Table57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57.6" style:family="table-row">
      <style:table-row-properties style:min-row-height="0.2486in" fo:keep-together="auto"/>
    </style:style>
    <style:style style:name="Table57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57.C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57.7" style:family="table-row">
      <style:table-row-properties style:min-row-height="0.2479in" fo:keep-together="auto"/>
    </style:style>
    <style:style style:name="Table58" style:family="table">
      <style:table-properties style:width="6.6479in" fo:margin-left="0.134in" fo:margin-top="0in" fo:margin-bottom="0in" table:align="left" style:writing-mode="lr-tb"/>
    </style:style>
    <style:style style:name="Table58.A" style:family="table-column">
      <style:table-column-properties style:column-width="2.216in"/>
    </style:style>
    <style:style style:name="Table58.1" style:family="table-row">
      <style:table-row-properties style:min-row-height="0.766in" fo:keep-together="auto"/>
    </style:style>
    <style:style style:name="Table58.A1" style:family="table-cell">
      <style:table-cell-properties fo:padding-left="0.0035in" fo:padding-right="0in" fo:padding-top="0in" fo:padding-bottom="0in" fo:border="0.5pt solid #000000"/>
    </style:style>
    <style:style style:name="Table58.2" style:family="table-row">
      <style:table-row-properties style:min-row-height="0.7639in" fo:keep-together="auto"/>
    </style:style>
    <style:style style:name="Table58.4" style:family="table-row">
      <style:table-row-properties style:min-row-height="0.575in" fo:keep-together="auto"/>
    </style:style>
    <style:style style:name="Table59" style:family="table">
      <style:table-properties style:width="6.6479in" fo:margin-left="0.134in" fo:margin-top="0in" fo:margin-bottom="0in" table:align="left" style:writing-mode="lr-tb"/>
    </style:style>
    <style:style style:name="Table59.A" style:family="table-column">
      <style:table-column-properties style:column-width="2.216in"/>
    </style:style>
    <style:style style:name="Table59.1" style:family="table-row">
      <style:table-row-properties style:min-row-height="0.766in" fo:keep-together="auto"/>
    </style:style>
    <style:style style:name="Table59.A1" style:family="table-cell">
      <style:table-cell-properties fo:padding-left="0.0035in" fo:padding-right="0in" fo:padding-top="0in" fo:padding-bottom="0in" fo:border="0.5pt solid #000000"/>
    </style:style>
    <style:style style:name="Table59.2" style:family="table-row">
      <style:table-row-properties style:min-row-height="0.7667in" fo:keep-together="auto"/>
    </style:style>
    <style:style style:name="Table60" style:family="table">
      <style:table-properties style:width="6.6479in" fo:margin-left="0.134in" fo:margin-top="0in" fo:margin-bottom="0in" table:align="left" style:writing-mode="lr-tb"/>
    </style:style>
    <style:style style:name="Table60.A" style:family="table-column">
      <style:table-column-properties style:column-width="2.216in"/>
    </style:style>
    <style:style style:name="Table60.1" style:family="table-row">
      <style:table-row-properties style:min-row-height="0.2556in" fo:keep-together="auto"/>
    </style:style>
    <style:style style:name="Table60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0.C1" style:family="table-cell">
      <style:table-cell-properties fo:padding-left="0.0035in" fo:padding-right="0in" fo:padding-top="0in" fo:padding-bottom="0in" fo:border="0.5pt solid #000000"/>
    </style:style>
    <style:style style:name="Table60.2" style:family="table-row">
      <style:table-row-properties style:min-row-height="0.2479in" fo:keep-together="auto"/>
    </style:style>
    <style:style style:name="Table60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0.C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0.4" style:family="table-row">
      <style:table-row-properties style:min-row-height="0.2486in" fo:keep-together="auto"/>
    </style:style>
    <style:style style:name="Table60.11" style:family="table-row">
      <style:table-row-properties style:min-row-height="0.3118in" fo:keep-together="auto"/>
    </style:style>
    <style:style style:name="Table61" style:family="table">
      <style:table-properties style:width="6.6479in" fo:margin-left="0.134in" fo:margin-top="0in" fo:margin-bottom="0in" table:align="left" style:writing-mode="lr-tb"/>
    </style:style>
    <style:style style:name="Table61.A" style:family="table-column">
      <style:table-column-properties style:column-width="2.216in"/>
    </style:style>
    <style:style style:name="Table61.1" style:family="table-row">
      <style:table-row-properties style:min-row-height="0.5111in" fo:keep-together="auto"/>
    </style:style>
    <style:style style:name="Table61.A1" style:family="table-cell">
      <style:table-cell-properties fo:padding-left="0.0035in" fo:padding-right="0in" fo:padding-top="0in" fo:padding-bottom="0in" fo:border="0.5pt solid #000000"/>
    </style:style>
    <style:style style:name="Table61.2" style:family="table-row">
      <style:table-row-properties style:min-row-height="0.7639in" fo:keep-together="auto"/>
    </style:style>
    <style:style style:name="Table61.4" style:family="table-row">
      <style:table-row-properties style:min-row-height="1.0194in" fo:keep-together="auto"/>
    </style:style>
    <style:style style:name="Table61.5" style:family="table-row">
      <style:table-row-properties style:min-row-height="0.7632in" fo:keep-together="auto"/>
    </style:style>
    <style:style style:name="Table61.6" style:family="table-row">
      <style:table-row-properties style:min-row-height="0.5729in" fo:keep-together="auto"/>
    </style:style>
    <style:style style:name="Table62" style:family="table">
      <style:table-properties style:width="6.6479in" fo:margin-left="0.134in" fo:margin-top="0in" fo:margin-bottom="0in" table:align="left" style:writing-mode="lr-tb"/>
    </style:style>
    <style:style style:name="Table62.A" style:family="table-column">
      <style:table-column-properties style:column-width="2.216in"/>
    </style:style>
    <style:style style:name="Table62.1" style:family="table-row">
      <style:table-row-properties style:min-row-height="0.5111in" fo:keep-together="auto"/>
    </style:style>
    <style:style style:name="Table62.A1" style:family="table-cell">
      <style:table-cell-properties fo:padding-left="0.0035in" fo:padding-right="0in" fo:padding-top="0in" fo:padding-bottom="0in" fo:border="0.5pt solid #000000"/>
    </style:style>
    <style:style style:name="Table62.2" style:family="table-row">
      <style:table-row-properties style:min-row-height="0.2556in" fo:keep-together="auto"/>
    </style:style>
    <style:style style:name="Table62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2.3" style:family="table-row">
      <style:table-row-properties style:min-row-height="0.2479in" fo:keep-together="auto"/>
    </style:style>
    <style:style style:name="Table62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2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2.6" style:family="table-row">
      <style:table-row-properties style:min-row-height="0.766in" fo:keep-together="auto"/>
    </style:style>
    <style:style style:name="Table62.7" style:family="table-row">
      <style:table-row-properties style:min-row-height="0.7701in" fo:keep-together="auto"/>
    </style:style>
    <style:style style:name="Table62.8" style:family="table-row">
      <style:table-row-properties style:min-row-height="0.2514in" fo:keep-together="auto"/>
    </style:style>
    <style:style style:name="Table62.10" style:family="table-row">
      <style:table-row-properties style:min-row-height="0.2868in" fo:keep-together="auto"/>
    </style:style>
    <style:style style:name="Table62.11" style:family="table-row">
      <style:table-row-properties style:min-row-height="0.2563in" fo:keep-together="auto"/>
    </style:style>
    <style:style style:name="Table62.13" style:family="table-row">
      <style:table-row-properties style:min-row-height="0.2472in" fo:keep-together="auto"/>
    </style:style>
    <style:style style:name="Table62.16" style:family="table-row">
      <style:table-row-properties style:min-row-height="0.2486in" fo:keep-together="auto"/>
    </style:style>
    <style:style style:name="Table62.19" style:family="table-row">
      <style:table-row-properties style:min-row-height="1.0222in" fo:keep-together="auto"/>
    </style:style>
    <style:style style:name="Table62.21" style:family="table-row">
      <style:table-row-properties style:min-row-height="1.0215in" fo:keep-together="auto"/>
    </style:style>
    <style:style style:name="Table62.22" style:family="table-row">
      <style:table-row-properties style:min-row-height="0.2875in" fo:keep-together="auto"/>
    </style:style>
    <style:style style:name="Table63" style:family="table">
      <style:table-properties style:width="6.6479in" fo:margin-left="0.134in" fo:margin-top="0in" fo:margin-bottom="0in" table:align="left" style:writing-mode="lr-tb"/>
    </style:style>
    <style:style style:name="Table63.A" style:family="table-column">
      <style:table-column-properties style:column-width="2.216in"/>
    </style:style>
    <style:style style:name="Table63.1" style:family="table-row">
      <style:table-row-properties style:min-row-height="0.5111in" fo:keep-together="auto"/>
    </style:style>
    <style:style style:name="Table63.A1" style:family="table-cell">
      <style:table-cell-properties fo:padding-left="0.0035in" fo:padding-right="0in" fo:padding-top="0in" fo:padding-bottom="0in" fo:border="0.5pt solid #000000"/>
    </style:style>
    <style:style style:name="Table63.2" style:family="table-row">
      <style:table-row-properties style:min-row-height="0.2847in" fo:keep-together="auto"/>
    </style:style>
    <style:style style:name="Table63.3" style:family="table-row">
      <style:table-row-properties style:min-row-height="0.2556in" fo:keep-together="auto"/>
    </style:style>
    <style:style style:name="Table63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3.4" style:family="table-row">
      <style:table-row-properties style:min-row-height="0.2479in" fo:keep-together="auto"/>
    </style:style>
    <style:style style:name="Table63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3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3.6" style:family="table-row">
      <style:table-row-properties style:min-row-height="0.2486in" fo:keep-together="auto"/>
    </style:style>
    <style:style style:name="Table63.7" style:family="table-row">
      <style:table-row-properties style:min-row-height="0.2472in" fo:keep-together="auto"/>
    </style:style>
    <style:style style:name="Table63.8" style:family="table-row">
      <style:table-row-properties style:min-row-height="0.2563in" fo:keep-together="auto"/>
    </style:style>
    <style:style style:name="Table63.14" style:family="table-row">
      <style:table-row-properties style:min-row-height="1.1493in" fo:keep-together="auto"/>
    </style:style>
    <style:style style:name="Table64" style:family="table">
      <style:table-properties style:width="6.6479in" fo:margin-left="0.134in" fo:margin-top="0in" fo:margin-bottom="0in" table:align="left" style:writing-mode="lr-tb"/>
    </style:style>
    <style:style style:name="Table64.A" style:family="table-column">
      <style:table-column-properties style:column-width="2.216in"/>
    </style:style>
    <style:style style:name="Table64.1" style:family="table-row">
      <style:table-row-properties style:min-row-height="0.2868in" fo:keep-together="auto"/>
    </style:style>
    <style:style style:name="Table64.A1" style:family="table-cell">
      <style:table-cell-properties fo:padding-left="0.0035in" fo:padding-right="0in" fo:padding-top="0in" fo:padding-bottom="0in" fo:border="0.5pt solid #000000"/>
    </style:style>
    <style:style style:name="Table64.2" style:family="table-row">
      <style:table-row-properties style:min-row-height="0.8625in" fo:keep-together="auto"/>
    </style:style>
    <style:style style:name="Table65" style:family="table">
      <style:table-properties style:width="6.6479in" fo:margin-left="0.134in" fo:margin-top="0in" fo:margin-bottom="0in" table:align="left" style:writing-mode="lr-tb"/>
    </style:style>
    <style:style style:name="Table65.A" style:family="table-column">
      <style:table-column-properties style:column-width="2.216in"/>
    </style:style>
    <style:style style:name="Table65.1" style:family="table-row">
      <style:table-row-properties style:min-row-height="0.2556in" fo:keep-together="auto"/>
    </style:style>
    <style:style style:name="Table65.A1" style:family="table-cell">
      <style:table-cell-properties fo:padding-left="0.0035in" fo:padding-right="0in" fo:padding-top="0in" fo:padding-bottom="0in" fo:border="0.5pt solid #000000"/>
    </style:style>
    <style:style style:name="Table65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5.3" style:family="table-row">
      <style:table-row-properties style:min-row-height="0.2486in" fo:keep-together="auto"/>
    </style:style>
    <style:style style:name="Table65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5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5.4" style:family="table-row">
      <style:table-row-properties style:min-row-height="0.2479in" fo:keep-together="auto"/>
    </style:style>
    <style:style style:name="Table65.7" style:family="table-row">
      <style:table-row-properties style:min-row-height="0.5743in" fo:keep-together="auto"/>
    </style:style>
    <style:style style:name="Table65.14" style:family="table-row">
      <style:table-row-properties style:min-row-height="0.6118in" fo:keep-together="auto"/>
    </style:style>
    <style:style style:name="Table66" style:family="table">
      <style:table-properties style:width="6.6479in" fo:margin-left="0.134in" fo:margin-top="0in" fo:margin-bottom="0in" table:align="left" style:writing-mode="lr-tb"/>
    </style:style>
    <style:style style:name="Table66.A" style:family="table-column">
      <style:table-column-properties style:column-width="2.216in"/>
    </style:style>
    <style:style style:name="Table66.1" style:family="table-row">
      <style:table-row-properties style:min-row-height="0.5104in" fo:keep-together="auto"/>
    </style:style>
    <style:style style:name="Table66.A1" style:family="table-cell">
      <style:table-cell-properties fo:padding-left="0.0035in" fo:padding-right="0in" fo:padding-top="0in" fo:padding-bottom="0in" fo:border="0.5pt solid #000000"/>
    </style:style>
    <style:style style:name="Table66.2" style:family="table-row">
      <style:table-row-properties style:min-row-height="0.284in" fo:keep-together="auto"/>
    </style:style>
    <style:style style:name="Table66.3" style:family="table-row">
      <style:table-row-properties style:min-row-height="0.2563in" fo:keep-together="auto"/>
    </style:style>
    <style:style style:name="Table66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66.4" style:family="table-row">
      <style:table-row-properties style:min-row-height="0.2479in" fo:keep-together="auto"/>
    </style:style>
    <style:style style:name="Table66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66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6.5" style:family="table-row">
      <style:table-row-properties style:min-row-height="0.2486in" fo:keep-together="auto"/>
    </style:style>
    <style:style style:name="Table66.9" style:family="table-row">
      <style:table-row-properties style:min-row-height="0.7701in" fo:keep-together="auto"/>
    </style:style>
    <style:style style:name="Table66.10" style:family="table-row">
      <style:table-row-properties style:min-row-height="0.2514in" fo:keep-together="auto"/>
    </style:style>
    <style:style style:name="Table66.11" style:family="table-row">
      <style:table-row-properties style:min-row-height="0.5743in" fo:keep-together="auto"/>
    </style:style>
    <style:style style:name="Table66.13" style:family="table-row">
      <style:table-row-properties style:min-row-height="0.2847in" fo:keep-together="auto"/>
    </style:style>
    <style:style style:name="Table67" style:family="table">
      <style:table-properties style:width="6.6479in" fo:margin-left="0.134in" fo:margin-top="0in" fo:margin-bottom="0in" table:align="left" style:writing-mode="lr-tb"/>
    </style:style>
    <style:style style:name="Table67.A" style:family="table-column">
      <style:table-column-properties style:column-width="2.216in"/>
    </style:style>
    <style:style style:name="Table67.1" style:family="table-row">
      <style:table-row-properties style:min-row-height="0.5111in" fo:keep-together="auto"/>
    </style:style>
    <style:style style:name="Table67.A1" style:family="table-cell">
      <style:table-cell-properties fo:padding-left="0.0035in" fo:padding-right="0in" fo:padding-top="0in" fo:padding-bottom="0in" fo:border="0.5pt solid #000000"/>
    </style:style>
    <style:style style:name="Table67.2" style:family="table-row">
      <style:table-row-properties style:min-row-height="0.5743in" fo:keep-together="auto"/>
    </style:style>
    <style:style style:name="Table68" style:family="table">
      <style:table-properties style:width="6.6479in" fo:margin-left="0.134in" fo:margin-top="0in" fo:margin-bottom="0in" table:align="left" style:writing-mode="lr-tb"/>
    </style:style>
    <style:style style:name="Table68.A" style:family="table-column">
      <style:table-column-properties style:column-width="2.216in"/>
    </style:style>
    <style:style style:name="Table68.1" style:family="table-row">
      <style:table-row-properties style:min-row-height="0.7667in" fo:keep-together="auto"/>
    </style:style>
    <style:style style:name="Table68.A1" style:family="table-cell">
      <style:table-cell-properties fo:padding-left="0.0035in" fo:padding-right="0in" fo:padding-top="0in" fo:padding-bottom="0in" fo:border="0.5pt solid #000000"/>
    </style:style>
    <style:style style:name="Table68.2" style:family="table-row">
      <style:table-row-properties style:min-row-height="0.5104in" fo:keep-together="auto"/>
    </style:style>
    <style:style style:name="Table68.3" style:family="table-row">
      <style:table-row-properties style:min-row-height="0.7639in" fo:keep-together="auto"/>
    </style:style>
    <style:style style:name="Table68.5" style:family="table-row">
      <style:table-row-properties style:min-row-height="1.0194in" fo:keep-together="auto"/>
    </style:style>
    <style:style style:name="Table68.7" style:family="table-row">
      <style:table-row-properties style:min-row-height="0.284in" fo:keep-together="auto"/>
    </style:style>
    <style:style style:name="Table68.9" style:family="table-row">
      <style:table-row-properties style:min-row-height="0.2847in" fo:keep-together="auto"/>
    </style:style>
    <style:style style:name="Table69" style:family="table">
      <style:table-properties style:width="6.6479in" fo:margin-left="0.134in" fo:margin-top="0in" fo:margin-bottom="0in" table:align="left" style:writing-mode="lr-tb"/>
    </style:style>
    <style:style style:name="Table69.A" style:family="table-column">
      <style:table-column-properties style:column-width="2.4938in"/>
    </style:style>
    <style:style style:name="Table69.B" style:family="table-column">
      <style:table-column-properties style:column-width="2.0819in"/>
    </style:style>
    <style:style style:name="Table69.C" style:family="table-column">
      <style:table-column-properties style:column-width="2.0722in"/>
    </style:style>
    <style:style style:name="Table69.1" style:family="table-row">
      <style:table-row-properties style:min-row-height="0.5111in" fo:keep-together="auto"/>
    </style:style>
    <style:style style:name="Table69.A1" style:family="table-cell">
      <style:table-cell-properties fo:padding-left="0.0035in" fo:padding-right="0in" fo:padding-top="0in" fo:padding-bottom="0in" fo:border="0.5pt solid #000000"/>
    </style:style>
    <style:style style:name="Table69.2" style:family="table-row">
      <style:table-row-properties style:min-row-height="0.5722in" fo:keep-together="auto"/>
    </style:style>
    <style:style style:name="Table70" style:family="table">
      <style:table-properties style:width="6.6479in" fo:margin-left="0.134in" fo:margin-top="0in" fo:margin-bottom="0in" table:align="left" style:writing-mode="lr-tb"/>
    </style:style>
    <style:style style:name="Table70.A" style:family="table-column">
      <style:table-column-properties style:column-width="2.4938in"/>
    </style:style>
    <style:style style:name="Table70.B" style:family="table-column">
      <style:table-column-properties style:column-width="2.0819in"/>
    </style:style>
    <style:style style:name="Table70.C" style:family="table-column">
      <style:table-column-properties style:column-width="2.0722in"/>
    </style:style>
    <style:style style:name="Table70.1" style:family="table-row">
      <style:table-row-properties style:min-row-height="0.2556in" fo:keep-together="auto"/>
    </style:style>
    <style:style style:name="Table70.A1" style:family="table-cell">
      <style:table-cell-properties fo:padding-left="0.0035in" fo:padding-right="0in" fo:padding-top="0in" fo:padding-bottom="0in" fo:border="0.5pt solid #000000"/>
    </style:style>
    <style:style style:name="Table70.2" style:family="table-row">
      <style:table-row-properties style:min-row-height="0.766in" fo:keep-together="auto"/>
    </style:style>
    <style:style style:name="Table70.4" style:family="table-row">
      <style:table-row-properties style:min-row-height="0.575in" fo:keep-together="auto"/>
    </style:style>
    <style:style style:name="Table70.5" style:family="table-row">
      <style:table-row-properties style:min-row-height="0.2868in" fo:keep-together="auto"/>
    </style:style>
    <style:style style:name="Table70.6" style:family="table-row">
      <style:table-row-properties style:min-row-height="0.5111in" fo:keep-together="auto"/>
    </style:style>
    <style:style style:name="Table70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0.8" style:family="table-row">
      <style:table-row-properties style:min-row-height="0.2479in" fo:keep-together="auto"/>
    </style:style>
    <style:style style:name="Table70.A8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0.C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0.10" style:family="table-row">
      <style:table-row-properties style:min-row-height="0.2486in" fo:keep-together="auto"/>
    </style:style>
    <style:style style:name="Table70.14" style:family="table-row">
      <style:table-row-properties style:min-row-height="0.7701in" fo:keep-together="auto"/>
    </style:style>
    <style:style style:name="Table70.15" style:family="table-row">
      <style:table-row-properties style:min-row-height="0.2514in" fo:keep-together="auto"/>
    </style:style>
    <style:style style:name="Table70.17" style:family="table-row">
      <style:table-row-properties style:min-row-height="0.7708in" fo:keep-together="auto"/>
    </style:style>
    <style:style style:name="Table70.18" style:family="table-row">
      <style:table-row-properties style:min-row-height="0.2507in" fo:keep-together="auto"/>
    </style:style>
    <style:style style:name="Table70.20" style:family="table-row">
      <style:table-row-properties style:min-row-height="0.7667in" fo:keep-together="auto"/>
    </style:style>
    <style:style style:name="Table71" style:family="table">
      <style:table-properties style:width="6.6479in" fo:margin-left="0.134in" fo:margin-top="0in" fo:margin-bottom="0in" table:align="left" style:writing-mode="lr-tb"/>
    </style:style>
    <style:style style:name="Table71.A" style:family="table-column">
      <style:table-column-properties style:column-width="2.4938in"/>
    </style:style>
    <style:style style:name="Table71.B" style:family="table-column">
      <style:table-column-properties style:column-width="2.0819in"/>
    </style:style>
    <style:style style:name="Table71.C" style:family="table-column">
      <style:table-column-properties style:column-width="2.0722in"/>
    </style:style>
    <style:style style:name="Table71.1" style:family="table-row">
      <style:table-row-properties style:min-row-height="0.2556in" fo:keep-together="auto"/>
    </style:style>
    <style:style style:name="Table71.A1" style:family="table-cell">
      <style:table-cell-properties fo:padding-left="0.0035in" fo:padding-right="0in" fo:padding-top="0in" fo:padding-bottom="0in" fo:border="0.5pt solid #000000"/>
    </style:style>
    <style:style style:name="Table71.2" style:family="table-row">
      <style:table-row-properties style:min-row-height="0.7667in" fo:keep-together="auto"/>
    </style:style>
    <style:style style:name="Table72" style:family="table">
      <style:table-properties style:width="6.6479in" fo:margin-left="0.134in" fo:margin-top="0in" fo:margin-bottom="0in" table:align="left" style:writing-mode="lr-tb"/>
    </style:style>
    <style:style style:name="Table72.A" style:family="table-column">
      <style:table-column-properties style:column-width="2.216in"/>
    </style:style>
    <style:style style:name="Table72.1" style:family="table-row">
      <style:table-row-properties style:min-row-height="0.5104in" fo:keep-together="auto"/>
    </style:style>
    <style:style style:name="Table72.A1" style:family="table-cell">
      <style:table-cell-properties fo:padding-left="0.0035in" fo:padding-right="0in" fo:padding-top="0in" fo:padding-bottom="0in" fo:border="0.5pt solid #000000"/>
    </style:style>
    <style:style style:name="Table72.2" style:family="table-row">
      <style:table-row-properties style:min-row-height="0.2528in" fo:keep-together="auto"/>
    </style:style>
    <style:style style:name="Table72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2.3" style:family="table-row">
      <style:table-row-properties style:min-row-height="0.2486in" fo:keep-together="auto"/>
    </style:style>
    <style:style style:name="Table72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2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2.4" style:family="table-row">
      <style:table-row-properties style:min-row-height="0.2479in" fo:keep-together="auto"/>
    </style:style>
    <style:style style:name="Table72.7" style:family="table-row">
      <style:table-row-properties style:min-row-height="0.2472in" fo:keep-together="auto"/>
    </style:style>
    <style:style style:name="Table72.8" style:family="table-row">
      <style:table-row-properties style:min-row-height="0.7667in" fo:keep-together="auto"/>
    </style:style>
    <style:style style:name="Table72.9" style:family="table-row">
      <style:table-row-properties style:min-row-height="0.7701in" fo:keep-together="auto"/>
    </style:style>
    <style:style style:name="Table72.10" style:family="table-row">
      <style:table-row-properties style:min-row-height="0.2507in" fo:keep-together="auto"/>
    </style:style>
    <style:style style:name="Table72.11" style:family="table-row">
      <style:table-row-properties style:min-row-height="1.0222in" fo:keep-together="auto"/>
    </style:style>
    <style:style style:name="Table72.12" style:family="table-row">
      <style:table-row-properties style:min-row-height="1.0201in" fo:keep-together="auto"/>
    </style:style>
    <style:style style:name="Table72.13" style:family="table-row">
      <style:table-row-properties style:min-row-height="0.8618in" fo:keep-together="auto"/>
    </style:style>
    <style:style style:name="Table72.14" style:family="table-row">
      <style:table-row-properties style:min-row-height="0.8625in" fo:keep-together="auto"/>
    </style:style>
    <style:style style:name="Table72.15" style:family="table-row">
      <style:table-row-properties style:min-row-height="0.766in" fo:keep-together="auto"/>
    </style:style>
    <style:style style:name="Table73" style:family="table">
      <style:table-properties style:width="6.6479in" fo:margin-left="0.134in" fo:margin-top="0in" fo:margin-bottom="0in" table:align="left" style:writing-mode="lr-tb"/>
    </style:style>
    <style:style style:name="Table73.A" style:family="table-column">
      <style:table-column-properties style:column-width="2.216in"/>
    </style:style>
    <style:style style:name="Table73.1" style:family="table-row">
      <style:table-row-properties style:min-row-height="0.2868in" fo:keep-together="auto"/>
    </style:style>
    <style:style style:name="Table73.A1" style:family="table-cell">
      <style:table-cell-properties fo:padding-left="0.0035in" fo:padding-right="0in" fo:padding-top="0in" fo:padding-bottom="0in" fo:border="0.5pt solid #000000"/>
    </style:style>
    <style:style style:name="Table73.2" style:family="table-row">
      <style:table-row-properties style:min-row-height="0.7667in" fo:keep-together="auto"/>
    </style:style>
    <style:style style:name="Table73.3" style:family="table-row">
      <style:table-row-properties style:min-row-height="0.8618in" fo:keep-together="auto"/>
    </style:style>
    <style:style style:name="Table73.4" style:family="table-row">
      <style:table-row-properties style:min-row-height="1.7882in" fo:keep-together="auto"/>
    </style:style>
    <style:style style:name="Table73.5" style:family="table-row">
      <style:table-row-properties style:min-row-height="0.766in" fo:keep-together="auto"/>
    </style:style>
    <style:style style:name="Table73.6" style:family="table-row">
      <style:table-row-properties style:min-row-height="1.5326in" fo:keep-together="auto"/>
    </style:style>
    <style:style style:name="Table73.8" style:family="table-row">
      <style:table-row-properties style:min-row-height="0.5111in" fo:keep-together="auto"/>
    </style:style>
    <style:style style:name="Table73.10" style:family="table-row">
      <style:table-row-properties style:min-row-height="0.5104in" fo:keep-together="auto"/>
    </style:style>
    <style:style style:name="Table73.11" style:family="table-row">
      <style:table-row-properties style:min-row-height="1.2778in" fo:keep-together="auto"/>
    </style:style>
    <style:style style:name="Table74" style:family="table">
      <style:table-properties style:width="6.6479in" fo:margin-left="0.134in" fo:margin-top="0in" fo:margin-bottom="0in" table:align="left" style:writing-mode="lr-tb"/>
    </style:style>
    <style:style style:name="Table74.A" style:family="table-column">
      <style:table-column-properties style:column-width="2.216in"/>
    </style:style>
    <style:style style:name="Table74.1" style:family="table-row">
      <style:table-row-properties style:min-row-height="0.5111in" fo:keep-together="auto"/>
    </style:style>
    <style:style style:name="Table74.A1" style:family="table-cell">
      <style:table-cell-properties fo:padding-left="0.0035in" fo:padding-right="0in" fo:padding-top="0in" fo:padding-bottom="0in" fo:border="0.5pt solid #000000"/>
    </style:style>
    <style:style style:name="Table75" style:family="table">
      <style:table-properties style:width="6.6479in" fo:margin-left="0.134in" fo:margin-top="0in" fo:margin-bottom="0in" table:align="left" style:writing-mode="lr-tb"/>
    </style:style>
    <style:style style:name="Table75.A" style:family="table-column">
      <style:table-column-properties style:column-width="2.216in"/>
    </style:style>
    <style:style style:name="Table75.1" style:family="table-row">
      <style:table-row-properties style:min-row-height="0.5111in" fo:keep-together="auto"/>
    </style:style>
    <style:style style:name="Table75.A1" style:family="table-cell">
      <style:table-cell-properties fo:padding-left="0.0035in" fo:padding-right="0in" fo:padding-top="0in" fo:padding-bottom="0in" fo:border="0.5pt solid #000000"/>
    </style:style>
    <style:style style:name="Table75.2" style:family="table-row">
      <style:table-row-properties style:min-row-height="0.2847in" fo:keep-together="auto"/>
    </style:style>
    <style:style style:name="Table75.3" style:family="table-row">
      <style:table-row-properties style:min-row-height="0.766in" fo:keep-together="auto"/>
    </style:style>
    <style:style style:name="Table75.4" style:family="table-row">
      <style:table-row-properties style:min-row-height="1.0201in" fo:keep-together="auto"/>
    </style:style>
    <style:style style:name="Table75.5" style:family="table-row">
      <style:table-row-properties style:min-row-height="0.2528in" fo:keep-together="auto"/>
    </style:style>
    <style:style style:name="Table75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5.6" style:family="table-row">
      <style:table-row-properties style:min-row-height="0.2486in" fo:keep-together="auto"/>
    </style:style>
    <style:style style:name="Table75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5.C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5.7" style:family="table-row">
      <style:table-row-properties style:min-row-height="0.2479in" fo:keep-together="auto"/>
    </style:style>
    <style:style style:name="Table75.9" style:family="table-row">
      <style:table-row-properties style:min-row-height="0.2472in" fo:keep-together="auto"/>
    </style:style>
    <style:style style:name="Table75.10" style:family="table-row">
      <style:table-row-properties style:min-row-height="0.7708in" fo:keep-together="auto"/>
    </style:style>
    <style:style style:name="Table75.11" style:family="table-row">
      <style:table-row-properties style:min-row-height="0.2514in" fo:keep-together="auto"/>
    </style:style>
    <style:style style:name="Table76" style:family="table">
      <style:table-properties style:width="6.6479in" fo:margin-left="0.134in" fo:margin-top="0in" fo:margin-bottom="0in" table:align="left" style:writing-mode="lr-tb"/>
    </style:style>
    <style:style style:name="Table76.A" style:family="table-column">
      <style:table-column-properties style:column-width="2.216in"/>
    </style:style>
    <style:style style:name="Table76.1" style:family="table-row">
      <style:table-row-properties style:min-row-height="0.2868in" fo:keep-together="auto"/>
    </style:style>
    <style:style style:name="Table76.A1" style:family="table-cell">
      <style:table-cell-properties fo:padding-left="0.0035in" fo:padding-right="0in" fo:padding-top="0in" fo:padding-bottom="0in" fo:border="0.5pt solid #000000"/>
    </style:style>
    <style:style style:name="Table76.2" style:family="table-row">
      <style:table-row-properties style:min-row-height="0.766in" fo:keep-together="auto"/>
    </style:style>
    <style:style style:name="Table76.3" style:family="table-row">
      <style:table-row-properties style:min-row-height="0.7639in" fo:keep-together="auto"/>
    </style:style>
    <style:style style:name="Table76.4" style:family="table-row">
      <style:table-row-properties style:min-row-height="0.2563in" fo:keep-together="auto"/>
    </style:style>
    <style:style style:name="Table76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6.5" style:family="table-row">
      <style:table-row-properties style:min-row-height="0.2479in" fo:keep-together="auto"/>
    </style:style>
    <style:style style:name="Table76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6.C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6.6" style:family="table-row">
      <style:table-row-properties style:min-row-height="0.2486in" fo:keep-together="auto"/>
    </style:style>
    <style:style style:name="Table77" style:family="table">
      <style:table-properties style:width="6.6479in" fo:margin-left="0.134in" fo:margin-top="0in" fo:margin-bottom="0in" table:align="left" style:writing-mode="lr-tb"/>
    </style:style>
    <style:style style:name="Table77.A" style:family="table-column">
      <style:table-column-properties style:column-width="2.216in"/>
    </style:style>
    <style:style style:name="Table77.1" style:family="table-row">
      <style:table-row-properties style:min-row-height="0.5111in" fo:keep-together="auto"/>
    </style:style>
    <style:style style:name="Table77.A1" style:family="table-cell">
      <style:table-cell-properties fo:padding-left="0.0035in" fo:padding-right="0in" fo:padding-top="0in" fo:padding-bottom="0in" fo:border="0.5pt solid #000000"/>
    </style:style>
    <style:style style:name="Table77.2" style:family="table-row">
      <style:table-row-properties style:min-row-height="0.766in" fo:keep-together="auto"/>
    </style:style>
    <style:style style:name="Table77.3" style:family="table-row">
      <style:table-row-properties style:min-row-height="0.2556in" fo:keep-together="auto"/>
    </style:style>
    <style:style style:name="Table77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7.4" style:family="table-row">
      <style:table-row-properties style:min-row-height="0.2479in" fo:keep-together="auto"/>
    </style:style>
    <style:style style:name="Table77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7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7.6" style:family="table-row">
      <style:table-row-properties style:min-row-height="0.2486in" fo:keep-together="auto"/>
    </style:style>
    <style:style style:name="Table78" style:family="table">
      <style:table-properties style:width="6.6479in" fo:margin-left="0.134in" fo:margin-top="0in" fo:margin-bottom="0in" table:align="left" style:writing-mode="lr-tb"/>
    </style:style>
    <style:style style:name="Table78.A" style:family="table-column">
      <style:table-column-properties style:column-width="2.216in"/>
    </style:style>
    <style:style style:name="Table78.1" style:family="table-row">
      <style:table-row-properties style:min-row-height="0.2868in" fo:keep-together="auto"/>
    </style:style>
    <style:style style:name="Table78.A1" style:family="table-cell">
      <style:table-cell-properties fo:padding-left="0.0035in" fo:padding-right="0in" fo:padding-top="0in" fo:padding-bottom="0in" fo:border="0.5pt solid #000000"/>
    </style:style>
    <style:style style:name="Table78.2" style:family="table-row">
      <style:table-row-properties style:min-row-height="0.2556in" fo:keep-together="auto"/>
    </style:style>
    <style:style style:name="Table78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78.3" style:family="table-row">
      <style:table-row-properties style:min-row-height="0.2486in" fo:keep-together="auto"/>
    </style:style>
    <style:style style:name="Table78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78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8.4" style:family="table-row">
      <style:table-row-properties style:min-row-height="0.2479in" fo:keep-together="auto"/>
    </style:style>
    <style:style style:name="Table78.9" style:family="table-row">
      <style:table-row-properties style:min-row-height="0.2472in" fo:keep-together="auto"/>
    </style:style>
    <style:style style:name="Table78.10" style:family="table-row">
      <style:table-row-properties style:min-row-height="0.2875in" fo:keep-together="auto"/>
    </style:style>
    <style:style style:name="Table78.11" style:family="table-row">
      <style:table-row-properties style:min-row-height="0.5743in" fo:keep-together="auto"/>
    </style:style>
    <style:style style:name="Table79" style:family="table">
      <style:table-properties style:width="6.6479in" fo:margin-left="0.134in" fo:margin-top="0in" fo:margin-bottom="0in" table:align="left" style:writing-mode="lr-tb"/>
    </style:style>
    <style:style style:name="Table79.A" style:family="table-column">
      <style:table-column-properties style:column-width="2.216in"/>
    </style:style>
    <style:style style:name="Table79.1" style:family="table-row">
      <style:table-row-properties style:min-row-height="0.2868in" fo:keep-together="auto"/>
    </style:style>
    <style:style style:name="Table79.A1" style:family="table-cell">
      <style:table-cell-properties fo:padding-left="0.0035in" fo:padding-right="0in" fo:padding-top="0in" fo:padding-bottom="0in" fo:border="0.5pt solid #000000"/>
    </style:style>
    <style:style style:name="Table79.2" style:family="table-row">
      <style:table-row-properties style:min-row-height="1.0215in" fo:keep-together="auto"/>
    </style:style>
    <style:style style:name="Table79.3" style:family="table-row">
      <style:table-row-properties style:min-row-height="1.2778in" fo:keep-together="auto"/>
    </style:style>
    <style:style style:name="Table79.4" style:family="table-row">
      <style:table-row-properties style:min-row-height="1.7882in" fo:keep-together="auto"/>
    </style:style>
    <style:style style:name="Table79.6" style:family="table-row">
      <style:table-row-properties style:min-row-height="0.5111in" fo:keep-together="auto"/>
    </style:style>
    <style:style style:name="Table80" style:family="table">
      <style:table-properties style:width="6.6479in" fo:margin-left="0.134in" fo:margin-top="0in" fo:margin-bottom="0in" table:align="left" style:writing-mode="lr-tb"/>
    </style:style>
    <style:style style:name="Table80.A" style:family="table-column">
      <style:table-column-properties style:column-width="2.216in"/>
    </style:style>
    <style:style style:name="Table80.1" style:family="table-row">
      <style:table-row-properties style:min-row-height="0.8618in" fo:keep-together="auto"/>
    </style:style>
    <style:style style:name="Table80.A1" style:family="table-cell">
      <style:table-cell-properties fo:padding-left="0.0035in" fo:padding-right="0in" fo:padding-top="0in" fo:padding-bottom="0in" fo:border="0.5pt solid #000000"/>
    </style:style>
    <style:style style:name="Table80.2" style:family="table-row">
      <style:table-row-properties style:min-row-height="1.0222in" fo:keep-together="auto"/>
    </style:style>
    <style:style style:name="Table80.3" style:family="table-row">
      <style:table-row-properties style:min-row-height="0.5715in" fo:keep-together="auto"/>
    </style:style>
    <style:style style:name="Table80.4" style:family="table-row">
      <style:table-row-properties style:min-row-height="0.5111in" fo:keep-together="auto"/>
    </style:style>
    <style:style style:name="Table80.5" style:family="table-row">
      <style:table-row-properties style:min-row-height="1.2757in" fo:keep-together="auto"/>
    </style:style>
    <style:style style:name="Table81" style:family="table">
      <style:table-properties style:width="6.6479in" fo:margin-left="0.134in" fo:margin-top="0in" fo:margin-bottom="0in" table:align="left" style:writing-mode="lr-tb"/>
    </style:style>
    <style:style style:name="Table81.A" style:family="table-column">
      <style:table-column-properties style:column-width="2.216in"/>
    </style:style>
    <style:style style:name="Table81.1" style:family="table-row">
      <style:table-row-properties style:min-row-height="0.5111in" fo:keep-together="auto"/>
    </style:style>
    <style:style style:name="Table81.A1" style:family="table-cell">
      <style:table-cell-properties fo:padding-left="0.0035in" fo:padding-right="0in" fo:padding-top="0in" fo:padding-bottom="0in" fo:border="0.5pt solid #000000"/>
    </style:style>
    <style:style style:name="Table81.2" style:family="table-row">
      <style:table-row-properties style:min-row-height="0.2868in" fo:keep-together="auto"/>
    </style:style>
    <style:style style:name="Table82" style:family="table">
      <style:table-properties style:width="6.6479in" fo:margin-left="0.134in" fo:margin-top="0in" fo:margin-bottom="0in" table:align="left" style:writing-mode="lr-tb"/>
    </style:style>
    <style:style style:name="Table82.A" style:family="table-column">
      <style:table-column-properties style:column-width="2.216in"/>
    </style:style>
    <style:style style:name="Table82.1" style:family="table-row">
      <style:table-row-properties style:min-row-height="0.5111in" fo:keep-together="auto"/>
    </style:style>
    <style:style style:name="Table82.A1" style:family="table-cell">
      <style:table-cell-properties fo:padding-left="0.0035in" fo:padding-right="0in" fo:padding-top="0in" fo:padding-bottom="0in" fo:border="0.5pt solid #000000"/>
    </style:style>
    <style:style style:name="Table82.2" style:family="table-row">
      <style:table-row-properties style:min-row-height="0.7632in" fo:keep-together="auto"/>
    </style:style>
    <style:style style:name="Table82.3" style:family="table-row">
      <style:table-row-properties style:min-row-height="0.8618in" fo:keep-together="auto"/>
    </style:style>
    <style:style style:name="Table82.4" style:family="table-row">
      <style:table-row-properties style:min-row-height="0.7667in" fo:keep-together="auto"/>
    </style:style>
    <style:style style:name="Table82.5" style:family="table-row">
      <style:table-row-properties style:min-row-height="0.5104in" fo:keep-together="auto"/>
    </style:style>
    <style:style style:name="Table82.6" style:family="table-row">
      <style:table-row-properties style:min-row-height="0.5083in" fo:keep-together="auto"/>
    </style:style>
    <style:style style:name="Table82.7" style:family="table-row">
      <style:table-row-properties style:min-row-height="0.2847in" fo:keep-together="auto"/>
    </style:style>
    <style:style style:name="Table82.8" style:family="table-row">
      <style:table-row-properties style:min-row-height="0.2868in" fo:keep-together="auto"/>
    </style:style>
    <style:style style:name="Table82.9" style:family="table-row">
      <style:table-row-properties style:min-row-height="0.575in" fo:keep-together="auto"/>
    </style:style>
    <style:style style:name="Table82.10" style:family="table-row">
      <style:table-row-properties style:min-row-height="0.766in" fo:keep-together="auto"/>
    </style:style>
    <style:style style:name="Table82.11" style:family="table-row">
      <style:table-row-properties style:min-row-height="0.7639in" fo:keep-together="auto"/>
    </style:style>
    <style:style style:name="Table82.12" style:family="table-row">
      <style:table-row-properties style:min-row-height="0.509in" fo:keep-together="auto"/>
    </style:style>
    <style:style style:name="Table82.13" style:family="table-row">
      <style:table-row-properties style:min-row-height="0.5715in" fo:keep-together="auto"/>
    </style:style>
    <style:style style:name="Table83" style:family="table">
      <style:table-properties style:width="6.6479in" fo:margin-left="0.134in" fo:margin-top="0in" fo:margin-bottom="0in" table:align="left" style:writing-mode="lr-tb"/>
    </style:style>
    <style:style style:name="Table83.A" style:family="table-column">
      <style:table-column-properties style:column-width="2.216in"/>
    </style:style>
    <style:style style:name="Table83.1" style:family="table-row">
      <style:table-row-properties style:min-row-height="0.2868in" fo:keep-together="auto"/>
    </style:style>
    <style:style style:name="Table83.A1" style:family="table-cell">
      <style:table-cell-properties fo:padding-left="0.0035in" fo:padding-right="0in" fo:padding-top="0in" fo:padding-bottom="0in" fo:border="0.5pt solid #000000"/>
    </style:style>
    <style:style style:name="Table83.2" style:family="table-row">
      <style:table-row-properties style:min-row-height="0.7667in" fo:keep-together="auto"/>
    </style:style>
    <style:style style:name="Table83.3" style:family="table-row">
      <style:table-row-properties style:min-row-height="0.5743in" fo:keep-together="auto"/>
    </style:style>
    <style:style style:name="Table83.6" style:family="table-row">
      <style:table-row-properties style:min-row-height="0.2875in" fo:keep-together="auto"/>
    </style:style>
    <style:style style:name="Table83.7" style:family="table-row">
      <style:table-row-properties style:min-row-height="0.766in" fo:keep-together="auto"/>
    </style:style>
    <style:style style:name="Table83.8" style:family="table-row">
      <style:table-row-properties style:min-row-height="0.5111in" fo:keep-together="auto"/>
    </style:style>
    <style:style style:name="Table83.13" style:family="table-row">
      <style:table-row-properties style:min-row-height="1.2778in" fo:keep-together="auto"/>
    </style:style>
    <style:style style:name="Table83.17" style:family="table-row">
      <style:table-row-properties style:min-row-height="1.0229in" fo:keep-together="auto"/>
    </style:style>
    <style:style style:name="Table84" style:family="table">
      <style:table-properties style:width="6.6479in" fo:margin-left="0.134in" fo:margin-top="0in" fo:margin-bottom="0in" table:align="left" style:writing-mode="lr-tb"/>
    </style:style>
    <style:style style:name="Table84.A" style:family="table-column">
      <style:table-column-properties style:column-width="2.216in"/>
    </style:style>
    <style:style style:name="Table84.1" style:family="table-row">
      <style:table-row-properties style:min-row-height="0.2868in" fo:keep-together="auto"/>
    </style:style>
    <style:style style:name="Table84.A1" style:family="table-cell">
      <style:table-cell-properties fo:padding-left="0.0035in" fo:padding-right="0in" fo:padding-top="0in" fo:padding-bottom="0in" fo:border="0.5pt solid #000000"/>
    </style:style>
    <style:style style:name="Table84.2" style:family="table-row">
      <style:table-row-properties style:min-row-height="0.5111in" fo:keep-together="auto"/>
    </style:style>
    <style:style style:name="Table84.3" style:family="table-row">
      <style:table-row-properties style:min-row-height="1.7882in" fo:keep-together="auto"/>
    </style:style>
    <style:style style:name="Table84.4" style:family="table-row">
      <style:table-row-properties style:min-row-height="0.766in" fo:keep-together="auto"/>
    </style:style>
    <style:style style:name="Table84.5" style:family="table-row">
      <style:table-row-properties style:min-row-height="0.6111in" fo:keep-together="auto"/>
    </style:style>
    <style:style style:name="Table84.6" style:family="table-row">
      <style:table-row-properties style:min-row-height="0.7667in" fo:keep-together="auto"/>
    </style:style>
    <style:style style:name="Table84.7" style:family="table-row">
      <style:table-row-properties style:min-row-height="0.5743in" fo:keep-together="auto"/>
    </style:style>
    <style:style style:name="Table84.9" style:family="table-row">
      <style:table-row-properties style:min-row-height="0.8618in" fo:keep-together="auto"/>
    </style:style>
    <style:style style:name="Table84.10" style:family="table-row">
      <style:table-row-properties style:min-row-height="0.575in" fo:keep-together="auto"/>
    </style:style>
    <style:style style:name="Table85" style:family="table">
      <style:table-properties style:width="6.6479in" fo:margin-left="0.134in" fo:margin-top="0in" fo:margin-bottom="0in" table:align="left" style:writing-mode="lr-tb"/>
    </style:style>
    <style:style style:name="Table85.A" style:family="table-column">
      <style:table-column-properties style:column-width="2.216in"/>
    </style:style>
    <style:style style:name="Table85.1" style:family="table-row">
      <style:table-row-properties style:min-row-height="0.5111in" fo:keep-together="auto"/>
    </style:style>
    <style:style style:name="Table85.A1" style:family="table-cell">
      <style:table-cell-properties fo:padding-left="0.0035in" fo:padding-right="0in" fo:padding-top="0in" fo:padding-bottom="0in" fo:border="0.5pt solid #000000"/>
    </style:style>
    <style:style style:name="Table85.2" style:family="table-row">
      <style:table-row-properties style:min-row-height="0.5076in" fo:keep-together="auto"/>
    </style:style>
    <style:style style:name="Table85.3" style:family="table-row">
      <style:table-row-properties style:min-row-height="0.575in" fo:keep-together="auto"/>
    </style:style>
    <style:style style:name="Table86" style:family="table">
      <style:table-properties style:width="6.6479in" fo:margin-left="0.134in" fo:margin-top="0in" fo:margin-bottom="0in" table:align="left" style:writing-mode="lr-tb"/>
    </style:style>
    <style:style style:name="Table86.A" style:family="table-column">
      <style:table-column-properties style:column-width="2.216in"/>
    </style:style>
    <style:style style:name="Table86.1" style:family="table-row">
      <style:table-row-properties style:min-row-height="0.5111in" fo:keep-together="auto"/>
    </style:style>
    <style:style style:name="Table86.A1" style:family="table-cell">
      <style:table-cell-properties fo:padding-left="0.0035in" fo:padding-right="0in" fo:padding-top="0in" fo:padding-bottom="0in" fo:border="0.5pt solid #000000"/>
    </style:style>
    <style:style style:name="Table86.2" style:family="table-row">
      <style:table-row-properties style:min-row-height="0.5743in" fo:keep-together="auto"/>
    </style:style>
    <style:style style:name="Table86.3" style:family="table-row">
      <style:table-row-properties style:min-row-height="1.0222in" fo:keep-together="auto"/>
    </style:style>
    <style:style style:name="Table86.4" style:family="table-row">
      <style:table-row-properties style:min-row-height="0.766in" fo:keep-together="auto"/>
    </style:style>
    <style:style style:name="Table86.6" style:family="table-row">
      <style:table-row-properties style:min-row-height="0.7667in" fo:keep-together="auto"/>
    </style:style>
    <style:style style:name="Table86.7" style:family="table-row">
      <style:table-row-properties style:min-row-height="0.7701in" fo:keep-together="auto"/>
    </style:style>
    <style:style style:name="Table86.A7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86.8" style:family="table-row">
      <style:table-row-properties style:min-row-height="0.2507in" fo:keep-together="auto"/>
    </style:style>
    <style:style style:name="Table86.A8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86.9" style:family="table-row">
      <style:table-row-properties style:min-row-height="0.2563in" fo:keep-together="auto"/>
    </style:style>
    <style:style style:name="Table86.10" style:family="table-row">
      <style:table-row-properties style:min-row-height="0.2479in" fo:keep-together="auto"/>
    </style:style>
    <style:style style:name="Table86.A10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86.11" style:family="table-row">
      <style:table-row-properties style:min-row-height="0.2486in" fo:keep-together="auto"/>
    </style:style>
    <style:style style:name="Table86.15" style:family="table-row">
      <style:table-row-properties style:min-row-height="0.2556in" fo:keep-together="auto"/>
    </style:style>
    <style:style style:name="Table86.20" style:family="table-row">
      <style:table-row-properties style:min-row-height="0.5104in" fo:keep-together="auto"/>
    </style:style>
    <style:style style:name="Table86.21" style:family="table-row">
      <style:table-row-properties style:min-row-height="0.575in" fo:keep-together="auto"/>
    </style:style>
    <style:style style:name="Table87" style:family="table">
      <style:table-properties style:width="6.6479in" fo:margin-left="0.134in" fo:margin-top="0in" fo:margin-bottom="0in" table:align="left" style:writing-mode="lr-tb"/>
    </style:style>
    <style:style style:name="Table87.A" style:family="table-column">
      <style:table-column-properties style:column-width="2.216in"/>
    </style:style>
    <style:style style:name="Table87.1" style:family="table-row">
      <style:table-row-properties style:min-row-height="0.2556in" fo:keep-together="auto"/>
    </style:style>
    <style:style style:name="Table87.A1" style:family="table-cell">
      <style:table-cell-properties fo:padding-left="0.0035in" fo:padding-right="0in" fo:padding-top="0in" fo:padding-bottom="0in" fo:border="0.5pt solid #000000"/>
    </style:style>
    <style:style style:name="Table88" style:family="table">
      <style:table-properties style:width="6.6479in" fo:margin-left="0.134in" fo:margin-top="0in" fo:margin-bottom="0in" table:align="left" style:writing-mode="lr-tb"/>
    </style:style>
    <style:style style:name="Table88.A" style:family="table-column">
      <style:table-column-properties style:column-width="2.216in"/>
    </style:style>
    <style:style style:name="Table88.1" style:family="table-row">
      <style:table-row-properties style:min-row-height="0.2875in" fo:keep-together="auto"/>
    </style:style>
    <style:style style:name="Table88.A1" style:family="table-cell">
      <style:table-cell-properties fo:padding-left="0.0035in" fo:padding-right="0in" fo:padding-top="0in" fo:padding-bottom="0in" fo:border="0.5pt solid #000000"/>
    </style:style>
    <style:style style:name="Table88.2" style:family="table-row">
      <style:table-row-properties style:min-row-height="0.766in" fo:keep-together="auto"/>
    </style:style>
    <style:style style:name="Table88.3" style:family="table-row">
      <style:table-row-properties style:min-row-height="0.5083in" fo:keep-together="auto"/>
    </style:style>
    <style:style style:name="Table88.4" style:family="table-row">
      <style:table-row-properties style:min-row-height="0.2563in" fo:keep-together="auto"/>
    </style:style>
    <style:style style:name="Table88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88.5" style:family="table-row">
      <style:table-row-properties style:min-row-height="0.2479in" fo:keep-together="auto"/>
    </style:style>
    <style:style style:name="Table88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88.C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88.7" style:family="table-row">
      <style:table-row-properties style:min-row-height="0.5104in" fo:keep-together="auto"/>
    </style:style>
    <style:style style:name="Table88.8" style:family="table-row">
      <style:table-row-properties style:min-row-height="1.0188in" fo:keep-together="auto"/>
    </style:style>
    <style:style style:name="Table88.10" style:family="table-row">
      <style:table-row-properties style:min-row-height="0.575in" fo:keep-together="auto"/>
    </style:style>
    <style:style style:name="Table88.11" style:family="table-row">
      <style:table-row-properties style:min-row-height="0.2556in" fo:keep-together="auto"/>
    </style:style>
    <style:style style:name="Table88.14" style:family="table-row">
      <style:table-row-properties style:min-row-height="0.2486in" fo:keep-together="auto"/>
    </style:style>
    <style:style style:name="Table88.15" style:family="table-row">
      <style:table-row-properties style:min-row-height="0.2472in" fo:keep-together="auto"/>
    </style:style>
    <style:style style:name="Table88.16" style:family="table-row">
      <style:table-row-properties style:min-row-height="1.0215in" fo:keep-together="auto"/>
    </style:style>
    <style:style style:name="Table88.17" style:family="table-row">
      <style:table-row-properties style:min-row-height="0.7701in" fo:keep-together="auto"/>
    </style:style>
    <style:style style:name="Table88.18" style:family="table-row">
      <style:table-row-properties style:min-row-height="0.2514in" fo:keep-together="auto"/>
    </style:style>
    <style:style style:name="Table89" style:family="table">
      <style:table-properties style:width="6.6479in" fo:margin-left="0.134in" fo:margin-top="0in" fo:margin-bottom="0in" table:align="left" style:writing-mode="lr-tb"/>
    </style:style>
    <style:style style:name="Table89.A" style:family="table-column">
      <style:table-column-properties style:column-width="2.216in"/>
    </style:style>
    <style:style style:name="Table89.1" style:family="table-row">
      <style:table-row-properties style:min-row-height="0.2875in" fo:keep-together="auto"/>
    </style:style>
    <style:style style:name="Table89.A1" style:family="table-cell">
      <style:table-cell-properties fo:padding-left="0.0035in" fo:padding-right="0in" fo:padding-top="0in" fo:padding-bottom="0in" fo:border="0.5pt solid #000000"/>
    </style:style>
    <style:style style:name="Table90" style:family="table">
      <style:table-properties style:width="6.6479in" fo:margin-left="0.134in" fo:margin-top="0in" fo:margin-bottom="0in" table:align="left" style:writing-mode="lr-tb"/>
    </style:style>
    <style:style style:name="Table90.A" style:family="table-column">
      <style:table-column-properties style:column-width="2.216in"/>
    </style:style>
    <style:style style:name="Table90.1" style:family="table-row">
      <style:table-row-properties style:min-row-height="0.2868in" fo:keep-together="auto"/>
    </style:style>
    <style:style style:name="Table90.A1" style:family="table-cell">
      <style:table-cell-properties fo:padding-left="0.0035in" fo:padding-right="0in" fo:padding-top="0in" fo:padding-bottom="0in" fo:border="0.5pt solid #000000"/>
    </style:style>
    <style:style style:name="Table90.2" style:family="table-row">
      <style:table-row-properties style:min-row-height="0.5743in" fo:keep-together="auto"/>
    </style:style>
    <style:style style:name="Table90.3" style:family="table-row">
      <style:table-row-properties style:min-row-height="0.766in" fo:keep-together="auto"/>
    </style:style>
    <style:style style:name="Table90.4" style:family="table-row">
      <style:table-row-properties style:min-row-height="0.5729in" fo:keep-together="auto"/>
    </style:style>
    <style:style style:name="Table90.6" style:family="table-row">
      <style:table-row-properties style:min-row-height="1.1493in" fo:keep-together="auto"/>
    </style:style>
    <style:style style:name="Table90.8" style:family="table-row">
      <style:table-row-properties style:min-row-height="1.275in" fo:keep-together="auto"/>
    </style:style>
    <style:style style:name="Table90.9" style:family="table-row">
      <style:table-row-properties style:min-row-height="0.5111in" fo:keep-together="auto"/>
    </style:style>
    <style:style style:name="Table90.10" style:family="table-row">
      <style:table-row-properties style:min-row-height="1.5306in" fo:keep-together="auto"/>
    </style:style>
    <style:style style:name="Table90.11" style:family="table-row">
      <style:table-row-properties style:min-row-height="0.5083in" fo:keep-together="auto"/>
    </style:style>
    <style:style style:name="Table91" style:family="table">
      <style:table-properties style:width="6.6479in" fo:margin-left="0.134in" fo:margin-top="0in" fo:margin-bottom="0in" table:align="left" style:writing-mode="lr-tb"/>
    </style:style>
    <style:style style:name="Table91.A" style:family="table-column">
      <style:table-column-properties style:column-width="2.216in"/>
    </style:style>
    <style:style style:name="Table91.1" style:family="table-row">
      <style:table-row-properties style:min-row-height="0.2556in" fo:keep-together="auto"/>
    </style:style>
    <style:style style:name="Table91.A1" style:family="table-cell">
      <style:table-cell-properties fo:padding-left="0.0035in" fo:padding-right="0in" fo:padding-top="0in" fo:padding-bottom="0in" fo:border="0.5pt solid #000000"/>
    </style:style>
    <style:style style:name="Table91.2" style:family="table-row">
      <style:table-row-properties style:min-row-height="0.7667in" fo:keep-together="auto"/>
    </style:style>
    <style:style style:name="Table92" style:family="table">
      <style:table-properties style:width="6.6479in" fo:margin-left="0.134in" fo:margin-top="0in" fo:margin-bottom="0in" table:align="left" style:writing-mode="lr-tb"/>
    </style:style>
    <style:style style:name="Table92.A" style:family="table-column">
      <style:table-column-properties style:column-width="2.216in"/>
    </style:style>
    <style:style style:name="Table92.1" style:family="table-row">
      <style:table-row-properties style:min-row-height="0.5104in" fo:keep-together="auto"/>
    </style:style>
    <style:style style:name="Table92.A1" style:family="table-cell">
      <style:table-cell-properties fo:padding-left="0.0035in" fo:padding-right="0in" fo:padding-top="0in" fo:padding-bottom="0in" fo:border="0.5pt solid #000000"/>
    </style:style>
    <style:style style:name="Table92.2" style:family="table-row">
      <style:table-row-properties style:min-row-height="0.284in" fo:keep-together="auto"/>
    </style:style>
    <style:style style:name="Table92.3" style:family="table-row">
      <style:table-row-properties style:min-row-height="0.575in" fo:keep-together="auto"/>
    </style:style>
    <style:style style:name="Table92.4" style:family="table-row">
      <style:table-row-properties style:min-row-height="0.2556in" fo:keep-together="auto"/>
    </style:style>
    <style:style style:name="Table92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92.5" style:family="table-row">
      <style:table-row-properties style:min-row-height="0.2479in" fo:keep-together="auto"/>
    </style:style>
    <style:style style:name="Table92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92.C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92.7" style:family="table-row">
      <style:table-row-properties style:min-row-height="0.2486in" fo:keep-together="auto"/>
    </style:style>
    <style:style style:name="Table92.8" style:family="table-row">
      <style:table-row-properties style:min-row-height="0.2472in" fo:keep-together="auto"/>
    </style:style>
    <style:style style:name="Table92.9" style:family="table-row">
      <style:table-row-properties style:min-row-height="1.0215in" fo:keep-together="auto"/>
    </style:style>
    <style:style style:name="Table92.20" style:family="table-row">
      <style:table-row-properties style:min-row-height="0.2563in" fo:keep-together="auto"/>
    </style:style>
    <style:style style:name="Table92.25" style:family="table-row">
      <style:table-row-properties style:min-row-height="0.766in" fo:keep-together="auto"/>
    </style:style>
    <style:style style:name="Table93" style:family="table">
      <style:table-properties style:width="6.6479in" fo:margin-left="0.134in" fo:margin-top="0in" fo:margin-bottom="0in" table:align="left" style:writing-mode="lr-tb"/>
    </style:style>
    <style:style style:name="Table93.A" style:family="table-column">
      <style:table-column-properties style:column-width="2.216in"/>
    </style:style>
    <style:style style:name="Table93.1" style:family="table-row">
      <style:table-row-properties style:min-row-height="0.7667in" fo:keep-together="auto"/>
    </style:style>
    <style:style style:name="Table93.A1" style:family="table-cell">
      <style:table-cell-properties fo:padding-left="0.0035in" fo:padding-right="0in" fo:padding-top="0in" fo:padding-bottom="0in" fo:border="0.5pt solid #000000"/>
    </style:style>
    <style:style style:name="Table94" style:family="table">
      <style:table-properties style:width="6.6479in" fo:margin-left="0.134in" fo:margin-top="0in" fo:margin-bottom="0in" table:align="left" style:writing-mode="lr-tb"/>
    </style:style>
    <style:style style:name="Table94.A" style:family="table-column">
      <style:table-column-properties style:column-width="2.216in"/>
    </style:style>
    <style:style style:name="Table94.1" style:family="table-row">
      <style:table-row-properties style:min-row-height="0.2868in" fo:keep-together="auto"/>
    </style:style>
    <style:style style:name="Table94.A1" style:family="table-cell">
      <style:table-cell-properties fo:padding-left="0.0035in" fo:padding-right="0in" fo:padding-top="0in" fo:padding-bottom="0in" fo:border="0.5pt solid #000000"/>
    </style:style>
    <style:style style:name="Table94.2" style:family="table-row">
      <style:table-row-properties style:min-row-height="1.0222in" fo:keep-together="auto"/>
    </style:style>
    <style:style style:name="Table94.3" style:family="table-row">
      <style:table-row-properties style:min-row-height="3.5771in" fo:keep-together="auto"/>
    </style:style>
    <style:style style:name="Table94.4" style:family="table-row">
      <style:table-row-properties style:min-row-height="2.2993in" fo:keep-together="auto"/>
    </style:style>
    <style:style style:name="Table94.5" style:family="table-row">
      <style:table-row-properties style:min-row-height="0.509in" fo:keep-together="auto"/>
    </style:style>
    <style:style style:name="Table94.6" style:family="table-row">
      <style:table-row-properties style:min-row-height="0.8618in" fo:keep-together="auto"/>
    </style:style>
    <style:style style:name="Table95" style:family="table">
      <style:table-properties style:width="6.6479in" fo:margin-left="0.134in" fo:margin-top="0in" fo:margin-bottom="0in" table:align="left" style:writing-mode="lr-tb"/>
    </style:style>
    <style:style style:name="Table95.A" style:family="table-column">
      <style:table-column-properties style:column-width="2.216in"/>
    </style:style>
    <style:style style:name="Table95.1" style:family="table-row">
      <style:table-row-properties style:min-row-height="0.2556in" fo:keep-together="auto"/>
    </style:style>
    <style:style style:name="Table95.A1" style:family="table-cell">
      <style:table-cell-properties fo:padding-left="0.0035in" fo:padding-right="0in" fo:padding-top="0in" fo:padding-bottom="0in" fo:border="0.5pt solid #000000"/>
    </style:style>
    <style:style style:name="Table95.2" style:family="table-row">
      <style:table-row-properties style:min-row-height="1.0215in" fo:keep-together="auto"/>
    </style:style>
    <style:style style:name="Table95.3" style:family="table-row">
      <style:table-row-properties style:min-row-height="0.5743in" fo:keep-together="auto"/>
    </style:style>
    <style:style style:name="Table96" style:family="table">
      <style:table-properties style:width="6.6479in" fo:margin-left="0.134in" fo:margin-top="0in" fo:margin-bottom="0in" table:align="left" style:writing-mode="lr-tb"/>
    </style:style>
    <style:style style:name="Table96.A" style:family="table-column">
      <style:table-column-properties style:column-width="2.216in"/>
    </style:style>
    <style:style style:name="Table96.1" style:family="table-row">
      <style:table-row-properties style:min-row-height="0.2875in" fo:keep-together="auto"/>
    </style:style>
    <style:style style:name="Table96.A1" style:family="table-cell">
      <style:table-cell-properties fo:padding-left="0.0035in" fo:padding-right="0in" fo:padding-top="0in" fo:padding-bottom="0in" fo:border="0.5pt solid #000000"/>
    </style:style>
    <style:style style:name="Table96.2" style:family="table-row">
      <style:table-row-properties style:min-row-height="0.2556in" fo:keep-together="auto"/>
    </style:style>
    <style:style style:name="Table96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96.3" style:family="table-row">
      <style:table-row-properties style:min-row-height="0.2479in" fo:keep-together="auto"/>
    </style:style>
    <style:style style:name="Table96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96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96.5" style:family="table-row">
      <style:table-row-properties style:min-row-height="0.2486in" fo:keep-together="auto"/>
    </style:style>
    <style:style style:name="Table96.9" style:family="table-row">
      <style:table-row-properties style:min-row-height="0.2472in" fo:keep-together="auto"/>
    </style:style>
    <style:style style:name="Table96.10" style:family="table-row">
      <style:table-row-properties style:min-row-height="0.2563in" fo:keep-together="auto"/>
    </style:style>
    <style:style style:name="Table97" style:family="table">
      <style:table-properties style:width="6.6479in" fo:margin-left="0.134in" fo:margin-top="0in" fo:margin-bottom="0in" table:align="left" style:writing-mode="lr-tb"/>
    </style:style>
    <style:style style:name="Table97.A" style:family="table-column">
      <style:table-column-properties style:column-width="2.216in"/>
    </style:style>
    <style:style style:name="Table97.1" style:family="table-row">
      <style:table-row-properties style:min-row-height="0.2868in" fo:keep-together="auto"/>
    </style:style>
    <style:style style:name="Table97.A1" style:family="table-cell">
      <style:table-cell-properties fo:padding-left="0.0035in" fo:padding-right="0in" fo:padding-top="0in" fo:padding-bottom="0in" fo:border="0.5pt solid #000000"/>
    </style:style>
    <style:style style:name="Table97.3" style:family="table-row">
      <style:table-row-properties style:min-row-height="0.2556in" fo:keep-together="auto"/>
    </style:style>
    <style:style style:name="Table97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97.4" style:family="table-row">
      <style:table-row-properties style:min-row-height="0.2486in" fo:keep-together="auto"/>
    </style:style>
    <style:style style:name="Table97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97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97.5" style:family="table-row">
      <style:table-row-properties style:min-row-height="0.2479in" fo:keep-together="auto"/>
    </style:style>
    <style:style style:name="Table98" style:family="table">
      <style:table-properties style:width="6.6479in" fo:margin-left="0.134in" fo:margin-top="0in" fo:margin-bottom="0in" table:align="left" style:writing-mode="lr-tb"/>
    </style:style>
    <style:style style:name="Table98.A" style:family="table-column">
      <style:table-column-properties style:column-width="2.216in"/>
    </style:style>
    <style:style style:name="Table98.1" style:family="table-row">
      <style:table-row-properties style:min-row-height="0.2556in" fo:keep-together="auto"/>
    </style:style>
    <style:style style:name="Table98.A1" style:family="table-cell">
      <style:table-cell-properties fo:padding-left="0.0035in" fo:padding-right="0in" fo:padding-top="0in" fo:padding-bottom="0in" fo:border="0.5pt solid #000000"/>
    </style:style>
    <style:style style:name="Table98.2" style:family="table-row">
      <style:table-row-properties style:min-row-height="1.0215in" fo:keep-together="auto"/>
    </style:style>
    <style:style style:name="Table98.3" style:family="table-row">
      <style:table-row-properties style:min-row-height="0.5104in" fo:keep-together="auto"/>
    </style:style>
    <style:style style:name="Table98.4" style:family="table-row">
      <style:table-row-properties style:min-row-height="0.7667in" fo:keep-together="auto"/>
    </style:style>
    <style:style style:name="Table98.5" style:family="table-row">
      <style:table-row-properties style:min-row-height="1.2771in" fo:keep-together="auto"/>
    </style:style>
    <style:style style:name="Table98.6" style:family="table-row">
      <style:table-row-properties style:min-row-height="0.5743in" fo:keep-together="auto"/>
    </style:style>
    <style:style style:name="Table98.7" style:family="table-row">
      <style:table-row-properties style:min-row-height="2.5542in" fo:keep-together="auto"/>
    </style:style>
    <style:style style:name="Table99" style:family="table">
      <style:table-properties style:width="6.6479in" fo:margin-left="0.134in" fo:margin-top="0in" fo:margin-bottom="0in" table:align="left" style:writing-mode="lr-tb"/>
    </style:style>
    <style:style style:name="Table99.A" style:family="table-column">
      <style:table-column-properties style:column-width="2.216in"/>
    </style:style>
    <style:style style:name="Table99.1" style:family="table-row">
      <style:table-row-properties style:min-row-height="0.5111in" fo:keep-together="auto"/>
    </style:style>
    <style:style style:name="Table99.A1" style:family="table-cell">
      <style:table-cell-properties fo:padding-left="0.0035in" fo:padding-right="0in" fo:padding-top="0in" fo:padding-bottom="0in" fo:border="0.5pt solid #000000"/>
    </style:style>
    <style:style style:name="Table100" style:family="table">
      <style:table-properties style:width="6.6479in" fo:margin-left="0.134in" fo:margin-top="0in" fo:margin-bottom="0in" table:align="left" style:writing-mode="lr-tb"/>
    </style:style>
    <style:style style:name="Table100.A" style:family="table-column">
      <style:table-column-properties style:column-width="2.216in"/>
    </style:style>
    <style:style style:name="Table100.1" style:family="table-row">
      <style:table-row-properties style:min-row-height="0.2556in" fo:keep-together="auto"/>
    </style:style>
    <style:style style:name="Table100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0.C1" style:family="table-cell">
      <style:table-cell-properties fo:padding-left="0.0035in" fo:padding-right="0in" fo:padding-top="0in" fo:padding-bottom="0in" fo:border="0.5pt solid #000000"/>
    </style:style>
    <style:style style:name="Table100.2" style:family="table-row">
      <style:table-row-properties style:min-row-height="0.2486in" fo:keep-together="auto"/>
    </style:style>
    <style:style style:name="Table100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0.C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0.3" style:family="table-row">
      <style:table-row-properties style:min-row-height="0.2479in" fo:keep-together="auto"/>
    </style:style>
    <style:style style:name="Table100.8" style:family="table-row">
      <style:table-row-properties style:min-row-height="0.766in" fo:keep-together="auto"/>
    </style:style>
    <style:style style:name="Table100.10" style:family="table-row">
      <style:table-row-properties style:min-row-height="0.7667in" fo:keep-together="auto"/>
    </style:style>
    <style:style style:name="Table100.19" style:family="table-row">
      <style:table-row-properties style:min-row-height="0.2868in" fo:keep-together="auto"/>
    </style:style>
    <style:style style:name="Table100.20" style:family="table-row">
      <style:table-row-properties style:min-row-height="0.2875in" fo:keep-together="auto"/>
    </style:style>
    <style:style style:name="Table101" style:family="table">
      <style:table-properties style:width="6.6479in" fo:margin-left="0.134in" fo:margin-top="0in" fo:margin-bottom="0in" table:align="left" style:writing-mode="lr-tb"/>
    </style:style>
    <style:style style:name="Table101.A" style:family="table-column">
      <style:table-column-properties style:column-width="2.216in"/>
    </style:style>
    <style:style style:name="Table101.1" style:family="table-row">
      <style:table-row-properties style:min-row-height="1.0215in" fo:keep-together="auto"/>
    </style:style>
    <style:style style:name="Table101.A1" style:family="table-cell">
      <style:table-cell-properties fo:padding-left="0.0035in" fo:padding-right="0in" fo:padding-top="0in" fo:padding-bottom="0in" fo:border="0.5pt solid #000000"/>
    </style:style>
    <style:style style:name="Table101.2" style:family="table-row">
      <style:table-row-properties style:min-row-height="1.0222in" fo:keep-together="auto"/>
    </style:style>
    <style:style style:name="Table102" style:family="table">
      <style:table-properties style:width="6.6479in" fo:margin-left="0.134in" fo:margin-top="0in" fo:margin-bottom="0in" table:align="left" style:writing-mode="lr-tb"/>
    </style:style>
    <style:style style:name="Table102.A" style:family="table-column">
      <style:table-column-properties style:column-width="2.216in"/>
    </style:style>
    <style:style style:name="Table102.1" style:family="table-row">
      <style:table-row-properties style:min-row-height="0.766in" fo:keep-together="auto"/>
    </style:style>
    <style:style style:name="Table102.A1" style:family="table-cell">
      <style:table-cell-properties fo:padding-left="0.0035in" fo:padding-right="0in" fo:padding-top="0in" fo:padding-bottom="0in" fo:border="0.5pt solid #000000"/>
    </style:style>
    <style:style style:name="Table102.2" style:family="table-row">
      <style:table-row-properties style:min-row-height="0.2875in" fo:keep-together="auto"/>
    </style:style>
    <style:style style:name="Table102.3" style:family="table-row">
      <style:table-row-properties style:min-row-height="0.8618in" fo:keep-together="auto"/>
    </style:style>
    <style:style style:name="Table102.4" style:family="table-row">
      <style:table-row-properties style:min-row-height="0.5743in" fo:keep-together="auto"/>
    </style:style>
    <style:style style:name="Table102.5" style:family="table-row">
      <style:table-row-properties style:min-row-height="0.2556in" fo:keep-together="auto"/>
    </style:style>
    <style:style style:name="Table102.A5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2.6" style:family="table-row">
      <style:table-row-properties style:min-row-height="0.2486in" fo:keep-together="auto"/>
    </style:style>
    <style:style style:name="Table102.A6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2.C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2.7" style:family="table-row">
      <style:table-row-properties style:min-row-height="0.2479in" fo:keep-together="auto"/>
    </style:style>
    <style:style style:name="Table102.14" style:family="table-row">
      <style:table-row-properties style:min-row-height="0.2472in" fo:keep-together="auto"/>
    </style:style>
    <style:style style:name="Table102.16" style:family="table-row">
      <style:table-row-properties style:min-row-height="0.2563in" fo:keep-together="auto"/>
    </style:style>
    <style:style style:name="Table102.23" style:family="table-row">
      <style:table-row-properties style:min-row-height="0.7667in" fo:keep-together="auto"/>
    </style:style>
    <style:style style:name="Table103" style:family="table">
      <style:table-properties style:width="6.6479in" fo:margin-left="0.134in" fo:margin-top="0in" fo:margin-bottom="0in" table:align="left" style:writing-mode="lr-tb"/>
    </style:style>
    <style:style style:name="Table103.A" style:family="table-column">
      <style:table-column-properties style:column-width="2.216in"/>
    </style:style>
    <style:style style:name="Table103.1" style:family="table-row">
      <style:table-row-properties style:min-row-height="0.8618in" fo:keep-together="auto"/>
    </style:style>
    <style:style style:name="Table103.A1" style:family="table-cell">
      <style:table-cell-properties fo:padding-left="0.0035in" fo:padding-right="0in" fo:padding-top="0in" fo:padding-bottom="0in" fo:border="0.5pt solid #000000"/>
    </style:style>
    <style:style style:name="Table103.2" style:family="table-row">
      <style:table-row-properties style:min-row-height="0.2563in" fo:keep-together="auto"/>
    </style:style>
    <style:style style:name="Table103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3.3" style:family="table-row">
      <style:table-row-properties style:min-row-height="0.2479in" fo:keep-together="auto"/>
    </style:style>
    <style:style style:name="Table103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3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3.6" style:family="table-row">
      <style:table-row-properties style:min-row-height="0.2486in" fo:keep-together="auto"/>
    </style:style>
    <style:style style:name="Table103.9" style:family="table-row">
      <style:table-row-properties style:min-row-height="0.2556in" fo:keep-together="auto"/>
    </style:style>
    <style:style style:name="Table103.14" style:family="table-row">
      <style:table-row-properties style:min-row-height="0.2472in" fo:keep-together="auto"/>
    </style:style>
    <style:style style:name="Table103.15" style:family="table-row">
      <style:table-row-properties style:min-row-height="0.7701in" fo:keep-together="auto"/>
    </style:style>
    <style:style style:name="Table103.16" style:family="table-row">
      <style:table-row-properties style:min-row-height="0.2514in" fo:keep-together="auto"/>
    </style:style>
    <style:style style:name="Table103.22" style:family="table-row">
      <style:table-row-properties style:min-row-height="0.5104in" fo:keep-together="auto"/>
    </style:style>
    <style:style style:name="Table103.23" style:family="table-row">
      <style:table-row-properties style:min-row-height="1.0215in" fo:keep-together="auto"/>
    </style:style>
    <style:style style:name="Table103.29" style:family="table-row">
      <style:table-row-properties style:min-row-height="0.5743in" fo:keep-together="auto"/>
    </style:style>
    <style:style style:name="Table104" style:family="table">
      <style:table-properties style:width="6.6479in" fo:margin-left="0.134in" fo:margin-top="0in" fo:margin-bottom="0in" table:align="left" style:writing-mode="lr-tb"/>
    </style:style>
    <style:style style:name="Table104.A" style:family="table-column">
      <style:table-column-properties style:column-width="2.216in"/>
    </style:style>
    <style:style style:name="Table104.1" style:family="table-row">
      <style:table-row-properties style:min-row-height="0.5111in" fo:keep-together="auto"/>
    </style:style>
    <style:style style:name="Table104.A1" style:family="table-cell">
      <style:table-cell-properties fo:padding-left="0.0035in" fo:padding-right="0in" fo:padding-top="0in" fo:padding-bottom="0in" fo:border="0.5pt solid #000000"/>
    </style:style>
    <style:style style:name="Table104.2" style:family="table-row">
      <style:table-row-properties style:min-row-height="0.2556in" fo:keep-together="auto"/>
    </style:style>
    <style:style style:name="Table104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4.3" style:family="table-row">
      <style:table-row-properties style:min-row-height="0.2479in" fo:keep-together="auto"/>
    </style:style>
    <style:style style:name="Table104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4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4.5" style:family="table-row">
      <style:table-row-properties style:min-row-height="0.2486in" fo:keep-together="auto"/>
    </style:style>
    <style:style style:name="Table104.6" style:family="table-row">
      <style:table-row-properties style:min-row-height="0.2472in" fo:keep-together="auto"/>
    </style:style>
    <style:style style:name="Table104.7" style:family="table-row">
      <style:table-row-properties style:min-row-height="0.766in" fo:keep-together="auto"/>
    </style:style>
    <style:style style:name="Table104.8" style:family="table-row">
      <style:table-row-properties style:min-row-height="0.7667in" fo:keep-together="auto"/>
    </style:style>
    <style:style style:name="Table104.10" style:family="table-row">
      <style:table-row-properties style:min-row-height="0.5743in" fo:keep-together="auto"/>
    </style:style>
    <style:style style:name="Table104.11" style:family="table-row">
      <style:table-row-properties style:min-row-height="0.2563in" fo:keep-together="auto"/>
    </style:style>
    <style:style style:name="Table104.22" style:family="table-row">
      <style:table-row-properties style:min-row-height="1.0208in" fo:keep-together="auto"/>
    </style:style>
    <style:style style:name="Table105" style:family="table">
      <style:table-properties style:width="6.6479in" fo:margin-left="0.134in" fo:margin-top="0in" fo:margin-bottom="0in" table:align="left" style:writing-mode="lr-tb"/>
    </style:style>
    <style:style style:name="Table105.A" style:family="table-column">
      <style:table-column-properties style:column-width="2.216in"/>
    </style:style>
    <style:style style:name="Table105.1" style:family="table-row">
      <style:table-row-properties style:min-row-height="0.8618in" fo:keep-together="auto"/>
    </style:style>
    <style:style style:name="Table105.A1" style:family="table-cell">
      <style:table-cell-properties fo:padding-left="0.0035in" fo:padding-right="0in" fo:padding-top="0in" fo:padding-bottom="0in" fo:border="0.5pt solid #000000"/>
    </style:style>
    <style:style style:name="Table105.2" style:family="table-row">
      <style:table-row-properties style:min-row-height="0.2563in" fo:keep-together="auto"/>
    </style:style>
    <style:style style:name="Table105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5.3" style:family="table-row">
      <style:table-row-properties style:min-row-height="0.2479in" fo:keep-together="auto"/>
    </style:style>
    <style:style style:name="Table105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5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5.6" style:family="table-row">
      <style:table-row-properties style:min-row-height="0.2486in" fo:keep-together="auto"/>
    </style:style>
    <style:style style:name="Table105.10" style:family="table-row">
      <style:table-row-properties style:min-row-height="1.0222in" fo:keep-together="auto"/>
    </style:style>
    <style:style style:name="Table105.11" style:family="table-row">
      <style:table-row-properties style:min-row-height="0.2556in" fo:keep-together="auto"/>
    </style:style>
    <style:style style:name="Table105.21" style:family="table-row">
      <style:table-row-properties style:min-row-height="0.2472in" fo:keep-together="auto"/>
    </style:style>
    <style:style style:name="Table105.33" style:family="table-row">
      <style:table-row-properties style:min-row-height="0.2875in" fo:keep-together="auto"/>
    </style:style>
    <style:style style:name="Table106" style:family="table">
      <style:table-properties style:width="6.6479in" fo:margin-left="0.134in" fo:margin-top="0in" fo:margin-bottom="0in" table:align="left" style:writing-mode="lr-tb"/>
    </style:style>
    <style:style style:name="Table106.A" style:family="table-column">
      <style:table-column-properties style:column-width="2.216in"/>
    </style:style>
    <style:style style:name="Table106.1" style:family="table-row">
      <style:table-row-properties style:min-row-height="0.5111in" fo:keep-together="auto"/>
    </style:style>
    <style:style style:name="Table106.A1" style:family="table-cell">
      <style:table-cell-properties fo:padding-left="0.0035in" fo:padding-right="0in" fo:padding-top="0in" fo:padding-bottom="0in" fo:border="0.5pt solid #000000"/>
    </style:style>
    <style:style style:name="Table106.2" style:family="table-row">
      <style:table-row-properties style:min-row-height="0.2556in" fo:keep-together="auto"/>
    </style:style>
    <style:style style:name="Table106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06.3" style:family="table-row">
      <style:table-row-properties style:min-row-height="0.2479in" fo:keep-together="auto"/>
    </style:style>
    <style:style style:name="Table106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06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06.4" style:family="table-row">
      <style:table-row-properties style:min-row-height="0.3438in" fo:keep-together="auto"/>
    </style:style>
    <style:style style:name="Table106.5" style:family="table-row">
      <style:table-row-properties style:min-row-height="0.5104in" fo:keep-together="auto"/>
    </style:style>
    <style:style style:name="Table106.6" style:family="table-row">
      <style:table-row-properties style:min-row-height="1.2778in" fo:keep-together="auto"/>
    </style:style>
    <style:style style:name="Table106.8" style:family="table-row">
      <style:table-row-properties style:min-row-height="0.2486in" fo:keep-together="auto"/>
    </style:style>
    <style:style style:name="Table106.11" style:family="table-row">
      <style:table-row-properties style:min-row-height="0.7701in" fo:keep-together="auto"/>
    </style:style>
    <style:style style:name="Table106.12" style:family="table-row">
      <style:table-row-properties style:min-row-height="0.2514in" fo:keep-together="auto"/>
    </style:style>
    <style:style style:name="Table106.13" style:family="table-row">
      <style:table-row-properties style:min-row-height="0.766in" fo:keep-together="auto"/>
    </style:style>
    <style:style style:name="Table106.14" style:family="table-row">
      <style:table-row-properties style:min-row-height="0.2868in" fo:keep-together="auto"/>
    </style:style>
    <style:style style:name="Table106.15" style:family="table-row">
      <style:table-row-properties style:min-row-height="0.2563in" fo:keep-together="auto"/>
    </style:style>
    <style:style style:name="Table106.22" style:family="table-row">
      <style:table-row-properties style:min-row-height="0.5743in" fo:keep-together="auto"/>
    </style:style>
    <style:style style:name="Table106.23" style:family="table-row">
      <style:table-row-properties style:min-row-height="0.7667in" fo:keep-together="auto"/>
    </style:style>
    <style:style style:name="Table107" style:family="table">
      <style:table-properties style:width="6.6479in" fo:margin-left="0.134in" fo:margin-top="0in" fo:margin-bottom="0in" table:align="left" style:writing-mode="lr-tb"/>
    </style:style>
    <style:style style:name="Table107.A" style:family="table-column">
      <style:table-column-properties style:column-width="2.216in"/>
    </style:style>
    <style:style style:name="Table107.1" style:family="table-row">
      <style:table-row-properties style:min-row-height="1.2778in" fo:keep-together="auto"/>
    </style:style>
    <style:style style:name="Table107.A1" style:family="table-cell">
      <style:table-cell-properties fo:padding-left="0.0035in" fo:padding-right="0in" fo:padding-top="0in" fo:padding-bottom="0in" fo:border="0.5pt solid #000000"/>
    </style:style>
    <style:style style:name="Table107.2" style:family="table-row">
      <style:table-row-properties style:min-row-height="0.766in" fo:keep-together="auto"/>
    </style:style>
    <style:style style:name="Table107.3" style:family="table-row">
      <style:table-row-properties style:min-row-height="1.5326in" fo:keep-together="auto"/>
    </style:style>
    <style:style style:name="Table107.4" style:family="table-row">
      <style:table-row-properties style:min-row-height="0.5743in" fo:keep-together="auto"/>
    </style:style>
    <style:style style:name="Table107.5" style:family="table-row">
      <style:table-row-properties style:min-row-height="2.2993in" fo:keep-together="auto"/>
    </style:style>
    <style:style style:name="Table107.6" style:family="table-row">
      <style:table-row-properties style:min-row-height="1.0222in" fo:keep-together="auto"/>
    </style:style>
    <style:style style:name="Table107.8" style:family="table-row">
      <style:table-row-properties style:min-row-height="0.5111in" fo:keep-together="auto"/>
    </style:style>
    <style:style style:name="Table108" style:family="table">
      <style:table-properties style:width="6.6479in" fo:margin-left="0.134in" fo:margin-top="0in" fo:margin-bottom="0in" table:align="left" style:writing-mode="lr-tb"/>
    </style:style>
    <style:style style:name="Table108.A" style:family="table-column">
      <style:table-column-properties style:column-width="2.216in"/>
    </style:style>
    <style:style style:name="Table108.1" style:family="table-row">
      <style:table-row-properties style:min-row-height="0.766in" fo:keep-together="auto"/>
    </style:style>
    <style:style style:name="Table108.A1" style:family="table-cell">
      <style:table-cell-properties fo:padding-left="0.0035in" fo:padding-right="0in" fo:padding-top="0in" fo:padding-bottom="0in" fo:border="0.5pt solid #000000"/>
    </style:style>
    <style:style style:name="Table108.2" style:family="table-row">
      <style:table-row-properties style:min-row-height="0.7667in" fo:keep-together="auto"/>
    </style:style>
    <style:style style:name="Table108.4" style:family="table-row">
      <style:table-row-properties style:min-row-height="1.7882in" fo:keep-together="auto"/>
    </style:style>
    <style:style style:name="Table108.5" style:family="table-row">
      <style:table-row-properties style:min-row-height="0.5743in" fo:keep-together="auto"/>
    </style:style>
    <style:style style:name="Table108.7" style:family="table-row">
      <style:table-row-properties style:min-row-height="1.5326in" fo:keep-together="auto"/>
    </style:style>
    <style:style style:name="Table108.8" style:family="table-row">
      <style:table-row-properties style:min-row-height="0.7639in" fo:keep-together="auto"/>
    </style:style>
    <style:style style:name="Table108.9" style:family="table-row">
      <style:table-row-properties style:min-row-height="2.2993in" fo:keep-together="auto"/>
    </style:style>
    <style:style style:name="Table109" style:family="table">
      <style:table-properties style:width="6.6479in" fo:margin-left="0.134in" fo:margin-top="0in" fo:margin-bottom="0in" table:align="left" style:writing-mode="lr-tb"/>
    </style:style>
    <style:style style:name="Table109.A" style:family="table-column">
      <style:table-column-properties style:column-width="2.216in"/>
    </style:style>
    <style:style style:name="Table109.1" style:family="table-row">
      <style:table-row-properties style:min-row-height="0.766in" fo:keep-together="auto"/>
    </style:style>
    <style:style style:name="Table109.A1" style:family="table-cell">
      <style:table-cell-properties fo:padding-left="0.0035in" fo:padding-right="0in" fo:padding-top="0in" fo:padding-bottom="0in" fo:border="0.5pt solid #000000"/>
    </style:style>
    <style:style style:name="Table109.2" style:family="table-row">
      <style:table-row-properties style:min-row-height="1.1493in" fo:keep-together="auto"/>
    </style:style>
    <style:style style:name="Table109.3" style:family="table-row">
      <style:table-row-properties style:min-row-height="1.5333in" fo:keep-together="auto"/>
    </style:style>
    <style:style style:name="Table109.4" style:family="table-row">
      <style:table-row-properties style:min-row-height="1.0215in" fo:keep-together="auto"/>
    </style:style>
    <style:style style:name="Table109.5" style:family="table-row">
      <style:table-row-properties style:min-row-height="1.0208in" fo:keep-together="auto"/>
    </style:style>
    <style:style style:name="Table109.7" style:family="table-row">
      <style:table-row-properties style:min-row-height="1.2771in" fo:keep-together="auto"/>
    </style:style>
    <style:style style:name="Table109.8" style:family="table-row">
      <style:table-row-properties style:min-row-height="0.7653in" fo:keep-together="auto"/>
    </style:style>
    <style:style style:name="Table109.9" style:family="table-row">
      <style:table-row-properties style:min-row-height="0.7667in" fo:keep-together="auto"/>
    </style:style>
    <style:style style:name="Table109.10" style:family="table-row">
      <style:table-row-properties style:min-row-height="0.5743in" fo:keep-together="auto"/>
    </style:style>
    <style:style style:name="Table109.11" style:family="table-row">
      <style:table-row-properties style:min-row-height="0.2875in" fo:keep-together="auto"/>
    </style:style>
    <style:style style:name="Table110" style:family="table">
      <style:table-properties style:width="6.6479in" fo:margin-left="0.134in" fo:margin-top="0in" fo:margin-bottom="0in" table:align="left" style:writing-mode="lr-tb"/>
    </style:style>
    <style:style style:name="Table110.A" style:family="table-column">
      <style:table-column-properties style:column-width="2.216in"/>
    </style:style>
    <style:style style:name="Table110.1" style:family="table-row">
      <style:table-row-properties style:min-row-height="0.766in" fo:keep-together="auto"/>
    </style:style>
    <style:style style:name="Table110.A1" style:family="table-cell">
      <style:table-cell-properties fo:padding-left="0.0035in" fo:padding-right="0in" fo:padding-top="0in" fo:padding-bottom="0in" fo:border="0.5pt solid #000000"/>
    </style:style>
    <style:style style:name="Table110.2" style:family="table-row">
      <style:table-row-properties style:min-row-height="1.0215in" fo:keep-together="auto"/>
    </style:style>
    <style:style style:name="Table110.3" style:family="table-row">
      <style:table-row-properties style:min-row-height="1.5326in" fo:keep-together="auto"/>
    </style:style>
    <style:style style:name="Table110.5" style:family="table-row">
      <style:table-row-properties style:min-row-height="1.2778in" fo:keep-together="auto"/>
    </style:style>
    <style:style style:name="Table110.7" style:family="table-row">
      <style:table-row-properties style:min-row-height="1.0222in" fo:keep-together="auto"/>
    </style:style>
    <style:style style:name="Table110.8" style:family="table-row">
      <style:table-row-properties style:min-row-height="1.7889in" fo:keep-together="auto"/>
    </style:style>
    <style:style style:name="Table111" style:family="table">
      <style:table-properties style:width="6.6479in" fo:margin-left="0.134in" fo:margin-top="0in" fo:margin-bottom="0in" table:align="left" style:writing-mode="lr-tb"/>
    </style:style>
    <style:style style:name="Table111.A" style:family="table-column">
      <style:table-column-properties style:column-width="2.216in"/>
    </style:style>
    <style:style style:name="Table111.1" style:family="table-row">
      <style:table-row-properties style:min-row-height="0.766in" fo:keep-together="auto"/>
    </style:style>
    <style:style style:name="Table111.A1" style:family="table-cell">
      <style:table-cell-properties fo:padding-left="0.0035in" fo:padding-right="0in" fo:padding-top="0in" fo:padding-bottom="0in" fo:border="0.5pt solid #000000"/>
    </style:style>
    <style:style style:name="Table111.2" style:family="table-row">
      <style:table-row-properties style:min-row-height="0.7667in" fo:keep-together="auto"/>
    </style:style>
    <style:style style:name="Table111.3" style:family="table-row">
      <style:table-row-properties style:min-row-height="1.2771in" fo:keep-together="auto"/>
    </style:style>
    <style:style style:name="Table111.4" style:family="table-row">
      <style:table-row-properties style:min-row-height="1.5326in" fo:keep-together="auto"/>
    </style:style>
    <style:style style:name="Table111.6" style:family="table-row">
      <style:table-row-properties style:min-row-height="1.7889in" fo:keep-together="auto"/>
    </style:style>
    <style:style style:name="Table111.7" style:family="table-row">
      <style:table-row-properties style:min-row-height="1.2778in" fo:keep-together="auto"/>
    </style:style>
    <style:style style:name="Table111.9" style:family="table-row">
      <style:table-row-properties style:min-row-height="1.0222in" fo:keep-together="auto"/>
    </style:style>
    <style:style style:name="Table112" style:family="table">
      <style:table-properties style:width="6.6479in" fo:margin-left="0.134in" fo:margin-top="0in" fo:margin-bottom="0in" table:align="left" style:writing-mode="lr-tb"/>
    </style:style>
    <style:style style:name="Table112.A" style:family="table-column">
      <style:table-column-properties style:column-width="2.216in"/>
    </style:style>
    <style:style style:name="Table112.1" style:family="table-row">
      <style:table-row-properties style:min-row-height="0.2556in" fo:keep-together="auto"/>
    </style:style>
    <style:style style:name="Table112.A1" style:family="table-cell">
      <style:table-cell-properties fo:padding-left="0.0035in" fo:padding-right="0in" fo:padding-top="0in" fo:padding-bottom="0in" fo:border="0.5pt solid #000000"/>
    </style:style>
    <style:style style:name="Table112.2" style:family="table-row">
      <style:table-row-properties style:min-row-height="0.2868in" fo:keep-together="auto"/>
    </style:style>
    <style:style style:name="Table112.3" style:family="table-row">
      <style:table-row-properties style:min-row-height="1.0222in" fo:keep-together="auto"/>
    </style:style>
    <style:style style:name="Table112.4" style:family="table-row">
      <style:table-row-properties style:min-row-height="2.2993in" fo:keep-together="auto"/>
    </style:style>
    <style:style style:name="Table112.5" style:family="table-row">
      <style:table-row-properties style:min-row-height="1.2778in" fo:keep-together="auto"/>
    </style:style>
    <style:style style:name="Table112.6" style:family="table-row">
      <style:table-row-properties style:min-row-height="0.5104in" fo:keep-together="auto"/>
    </style:style>
    <style:style style:name="Table112.7" style:family="table-row">
      <style:table-row-properties style:min-row-height="1.5333in" fo:keep-together="auto"/>
    </style:style>
    <style:style style:name="Table112.8" style:family="table-row">
      <style:table-row-properties style:min-row-height="1.5326in" fo:keep-together="auto"/>
    </style:style>
    <style:style style:name="Table112.9" style:family="table-row">
      <style:table-row-properties style:min-row-height="0.766in" fo:keep-together="auto"/>
    </style:style>
    <style:style style:name="Table112.10" style:family="table-row">
      <style:table-row-properties style:min-row-height="0.5111in" fo:keep-together="auto"/>
    </style:style>
    <style:style style:name="Table113" style:family="table">
      <style:table-properties style:width="6.6479in" fo:margin-left="0.134in" fo:margin-top="0in" fo:margin-bottom="0in" table:align="left" style:writing-mode="lr-tb"/>
    </style:style>
    <style:style style:name="Table113.A" style:family="table-column">
      <style:table-column-properties style:column-width="2.216in"/>
    </style:style>
    <style:style style:name="Table113.1" style:family="table-row">
      <style:table-row-properties style:min-row-height="0.2868in" fo:keep-together="auto"/>
    </style:style>
    <style:style style:name="Table113.A1" style:family="table-cell">
      <style:table-cell-properties fo:padding-left="0.0035in" fo:padding-right="0in" fo:padding-top="0in" fo:padding-bottom="0in" fo:border="0.5pt solid #000000"/>
    </style:style>
    <style:style style:name="Table113.2" style:family="table-row">
      <style:table-row-properties style:min-row-height="0.575in" fo:keep-together="auto"/>
    </style:style>
    <style:style style:name="Table113.3" style:family="table-row">
      <style:table-row-properties style:min-row-height="1.5326in" fo:keep-together="auto"/>
    </style:style>
    <style:style style:name="Table113.4" style:family="table-row">
      <style:table-row-properties style:min-row-height="0.766in" fo:keep-together="auto"/>
    </style:style>
    <style:style style:name="Table113.5" style:family="table-row">
      <style:table-row-properties style:min-row-height="1.2778in" fo:keep-together="auto"/>
    </style:style>
    <style:style style:name="Table113.6" style:family="table-row">
      <style:table-row-properties style:min-row-height="1.2771in" fo:keep-together="auto"/>
    </style:style>
    <style:style style:name="Table113.7" style:family="table-row">
      <style:table-row-properties style:min-row-height="0.7653in" fo:keep-together="auto"/>
    </style:style>
    <style:style style:name="Table113.9" style:family="table-row">
      <style:table-row-properties style:min-row-height="1.0215in" fo:keep-together="auto"/>
    </style:style>
    <style:style style:name="Table113.10" style:family="table-row">
      <style:table-row-properties style:min-row-height="0.5104in" fo:keep-together="auto"/>
    </style:style>
    <style:style style:name="Table113.11" style:family="table-row">
      <style:table-row-properties style:min-row-height="0.8618in" fo:keep-together="auto"/>
    </style:style>
    <style:style style:name="Table113.12" style:family="table-row">
      <style:table-row-properties style:min-row-height="0.5111in" fo:keep-together="auto"/>
    </style:style>
    <style:style style:name="Table114" style:family="table">
      <style:table-properties style:width="6.6479in" fo:margin-left="0.134in" fo:margin-top="0in" fo:margin-bottom="0in" table:align="left" style:writing-mode="lr-tb"/>
    </style:style>
    <style:style style:name="Table114.A" style:family="table-column">
      <style:table-column-properties style:column-width="2.216in"/>
    </style:style>
    <style:style style:name="Table114.1" style:family="table-row">
      <style:table-row-properties style:min-row-height="0.8618in" fo:keep-together="auto"/>
    </style:style>
    <style:style style:name="Table114.A1" style:family="table-cell">
      <style:table-cell-properties fo:padding-left="0.0035in" fo:padding-right="0in" fo:padding-top="0in" fo:padding-bottom="0in" fo:border="0.5pt solid #000000"/>
    </style:style>
    <style:style style:name="Table114.2" style:family="table-row">
      <style:table-row-properties style:min-row-height="0.766in" fo:keep-together="auto"/>
    </style:style>
    <style:style style:name="Table114.3" style:family="table-row">
      <style:table-row-properties style:min-row-height="0.5111in" fo:keep-together="auto"/>
    </style:style>
    <style:style style:name="Table114.4" style:family="table-row">
      <style:table-row-properties style:min-row-height="1.7889in" fo:keep-together="auto"/>
    </style:style>
    <style:style style:name="Table114.7" style:family="table-row">
      <style:table-row-properties style:min-row-height="0.7667in" fo:keep-together="auto"/>
    </style:style>
    <style:style style:name="Table114.10" style:family="table-row">
      <style:table-row-properties style:min-row-height="1.1493in" fo:keep-together="auto"/>
    </style:style>
    <style:style style:name="Table115" style:family="table">
      <style:table-properties style:width="6.6479in" fo:margin-left="0.134in" fo:margin-top="0in" fo:margin-bottom="0in" table:align="left" style:writing-mode="lr-tb"/>
    </style:style>
    <style:style style:name="Table115.A" style:family="table-column">
      <style:table-column-properties style:column-width="2.216in"/>
    </style:style>
    <style:style style:name="Table115.1" style:family="table-row">
      <style:table-row-properties style:min-row-height="1.7882in" fo:keep-together="auto"/>
    </style:style>
    <style:style style:name="Table115.A1" style:family="table-cell">
      <style:table-cell-properties fo:padding-left="0.0035in" fo:padding-right="0in" fo:padding-top="0in" fo:padding-bottom="0in" fo:border="0.5pt solid #000000"/>
    </style:style>
    <style:style style:name="Table115.2" style:family="table-row">
      <style:table-row-properties style:min-row-height="1.2771in" fo:keep-together="auto"/>
    </style:style>
    <style:style style:name="Table115.3" style:family="table-row">
      <style:table-row-properties style:min-row-height="0.7667in" fo:keep-together="auto"/>
    </style:style>
    <style:style style:name="Table115.5" style:family="table-row">
      <style:table-row-properties style:min-row-height="0.5743in" fo:keep-together="auto"/>
    </style:style>
    <style:style style:name="Table115.6" style:family="table-row">
      <style:table-row-properties style:min-row-height="1.2778in" fo:keep-together="auto"/>
    </style:style>
    <style:style style:name="Table115.8" style:family="table-row">
      <style:table-row-properties style:min-row-height="0.766in" fo:keep-together="auto"/>
    </style:style>
    <style:style style:name="Table115.9" style:family="table-row">
      <style:table-row-properties style:min-row-height="1.5333in" fo:keep-together="auto"/>
    </style:style>
    <style:style style:name="Table116" style:family="table">
      <style:table-properties style:width="6.6479in" fo:margin-left="0.134in" fo:margin-top="0in" fo:margin-bottom="0in" table:align="left" style:writing-mode="lr-tb"/>
    </style:style>
    <style:style style:name="Table116.A" style:family="table-column">
      <style:table-column-properties style:column-width="2.216in"/>
    </style:style>
    <style:style style:name="Table116.1" style:family="table-row">
      <style:table-row-properties style:min-row-height="0.2556in" fo:keep-together="auto"/>
    </style:style>
    <style:style style:name="Table116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16.C1" style:family="table-cell">
      <style:table-cell-properties fo:padding-left="0.0035in" fo:padding-right="0in" fo:padding-top="0in" fo:padding-bottom="0in" fo:border="0.5pt solid #000000"/>
    </style:style>
    <style:style style:name="Table116.2" style:family="table-row">
      <style:table-row-properties style:min-row-height="0.2486in" fo:keep-together="auto"/>
    </style:style>
    <style:style style:name="Table116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16.C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16.3" style:family="table-row">
      <style:table-row-properties style:min-row-height="0.2479in" fo:keep-together="auto"/>
    </style:style>
    <style:style style:name="Table116.19" style:family="table-row">
      <style:table-row-properties style:min-row-height="0.2472in" fo:keep-together="auto"/>
    </style:style>
    <style:style style:name="Table116.20" style:family="table-row">
      <style:table-row-properties style:min-row-height="0.2563in" fo:keep-together="auto"/>
    </style:style>
    <style:style style:name="Table116.30" style:family="table-row">
      <style:table-row-properties style:min-row-height="0.766in" fo:keep-together="auto"/>
    </style:style>
    <style:style style:name="Table116.37" style:family="table-row">
      <style:table-row-properties style:min-row-height="0.2875in" fo:keep-together="auto"/>
    </style:style>
    <style:style style:name="Table117" style:family="table">
      <style:table-properties style:width="6.6479in" fo:margin-left="0.134in" fo:margin-top="0in" fo:margin-bottom="0in" table:align="left" style:writing-mode="lr-tb"/>
    </style:style>
    <style:style style:name="Table117.A" style:family="table-column">
      <style:table-column-properties style:column-width="2.216in"/>
    </style:style>
    <style:style style:name="Table117.1" style:family="table-row">
      <style:table-row-properties style:min-row-height="1.0215in" fo:keep-together="auto"/>
    </style:style>
    <style:style style:name="Table117.A1" style:family="table-cell">
      <style:table-cell-properties fo:padding-left="0.0035in" fo:padding-right="0in" fo:padding-top="0in" fo:padding-bottom="0in" fo:border="0.5pt solid #000000"/>
    </style:style>
    <style:style style:name="Table117.2" style:family="table-row">
      <style:table-row-properties style:min-row-height="0.766in" fo:keep-together="auto"/>
    </style:style>
    <style:style style:name="Table117.3" style:family="table-row">
      <style:table-row-properties style:min-row-height="0.2556in" fo:keep-together="auto"/>
    </style:style>
    <style:style style:name="Table117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17.4" style:family="table-row">
      <style:table-row-properties style:min-row-height="0.2486in" fo:keep-together="auto"/>
    </style:style>
    <style:style style:name="Table117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17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17.5" style:family="table-row">
      <style:table-row-properties style:min-row-height="0.2479in" fo:keep-together="auto"/>
    </style:style>
    <style:style style:name="Table117.11" style:family="table-row">
      <style:table-row-properties style:min-row-height="0.2472in" fo:keep-together="auto"/>
    </style:style>
    <style:style style:name="Table117.12" style:family="table-row">
      <style:table-row-properties style:min-row-height="0.2563in" fo:keep-together="auto"/>
    </style:style>
    <style:style style:name="Table117.31" style:family="table-row">
      <style:table-row-properties style:min-row-height="1.0229in" fo:keep-together="auto"/>
    </style:style>
    <style:style style:name="Table118" style:family="table">
      <style:table-properties style:width="6.6479in" fo:margin-left="0.134in" fo:margin-top="0in" fo:margin-bottom="0in" table:align="left" style:writing-mode="lr-tb"/>
    </style:style>
    <style:style style:name="Table118.A" style:family="table-column">
      <style:table-column-properties style:column-width="2.216in"/>
    </style:style>
    <style:style style:name="Table118.1" style:family="table-row">
      <style:table-row-properties style:min-row-height="1.7882in" fo:keep-together="auto"/>
    </style:style>
    <style:style style:name="Table118.A1" style:family="table-cell">
      <style:table-cell-properties fo:padding-left="0.0035in" fo:padding-right="0in" fo:padding-top="0in" fo:padding-bottom="0in" fo:border="0.5pt solid #000000"/>
    </style:style>
    <style:style style:name="Table118.2" style:family="table-row">
      <style:table-row-properties style:min-row-height="0.8618in" fo:keep-together="auto"/>
    </style:style>
    <style:style style:name="Table118.3" style:family="table-row">
      <style:table-row-properties style:min-row-height="0.2556in" fo:keep-together="auto"/>
    </style:style>
    <style:style style:name="Table118.A3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18.4" style:family="table-row">
      <style:table-row-properties style:min-row-height="0.2486in" fo:keep-together="auto"/>
    </style:style>
    <style:style style:name="Table118.A4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18.C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18.5" style:family="table-row">
      <style:table-row-properties style:min-row-height="0.2479in" fo:keep-together="auto"/>
    </style:style>
    <style:style style:name="Table118.17" style:family="table-row">
      <style:table-row-properties style:min-row-height="0.2472in" fo:keep-together="auto"/>
    </style:style>
    <style:style style:name="Table118.18" style:family="table-row">
      <style:table-row-properties style:min-row-height="0.7667in" fo:keep-together="auto"/>
    </style:style>
    <style:style style:name="Table118.19" style:family="table-row">
      <style:table-row-properties style:min-row-height="0.5743in" fo:keep-together="auto"/>
    </style:style>
    <style:style style:name="Table118.27" style:family="table-row">
      <style:table-row-properties style:min-row-height="0.2868in" fo:keep-together="auto"/>
    </style:style>
    <style:style style:name="Table119" style:family="table">
      <style:table-properties style:width="6.6479in" fo:margin-left="0.134in" fo:margin-top="0in" fo:margin-bottom="0in" table:align="left" style:writing-mode="lr-tb"/>
    </style:style>
    <style:style style:name="Table119.A" style:family="table-column">
      <style:table-column-properties style:column-width="2.216in"/>
    </style:style>
    <style:style style:name="Table119.1" style:family="table-row">
      <style:table-row-properties style:min-row-height="1.0215in" fo:keep-together="auto"/>
    </style:style>
    <style:style style:name="Table119.A1" style:family="table-cell">
      <style:table-cell-properties fo:padding-left="0.0035in" fo:padding-right="0in" fo:padding-top="0in" fo:padding-bottom="0in" fo:border="0.5pt solid #000000"/>
    </style:style>
    <style:style style:name="Table119.3" style:family="table-row">
      <style:table-row-properties style:min-row-height="0.2868in" fo:keep-together="auto"/>
    </style:style>
    <style:style style:name="Table119.4" style:family="table-row">
      <style:table-row-properties style:min-row-height="0.2556in" fo:keep-together="auto"/>
    </style:style>
    <style:style style:name="Table119.A4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19.5" style:family="table-row">
      <style:table-row-properties style:min-row-height="0.2486in" fo:keep-together="auto"/>
    </style:style>
    <style:style style:name="Table119.A5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19.C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19.6" style:family="table-row">
      <style:table-row-properties style:min-row-height="0.2479in" fo:keep-together="auto"/>
    </style:style>
    <style:style style:name="Table119.9" style:family="table-row">
      <style:table-row-properties style:min-row-height="0.7667in" fo:keep-together="auto"/>
    </style:style>
    <style:style style:name="Table119.15" style:family="table-row">
      <style:table-row-properties style:min-row-height="0.5743in" fo:keep-together="auto"/>
    </style:style>
    <style:style style:name="Table119.16" style:family="table-row">
      <style:table-row-properties style:min-row-height="0.2563in" fo:keep-together="auto"/>
    </style:style>
    <style:style style:name="Table119.22" style:family="table-row">
      <style:table-row-properties style:min-row-height="0.2472in" fo:keep-together="auto"/>
    </style:style>
    <style:style style:name="Table119.28" style:family="table-row">
      <style:table-row-properties style:min-row-height="0.2875in" fo:keep-together="auto"/>
    </style:style>
    <style:style style:name="Table120" style:family="table">
      <style:table-properties style:width="6.6479in" fo:margin-left="0.134in" fo:margin-top="0in" fo:margin-bottom="0in" table:align="left" style:writing-mode="lr-tb"/>
    </style:style>
    <style:style style:name="Table120.A" style:family="table-column">
      <style:table-column-properties style:column-width="2.216in"/>
    </style:style>
    <style:style style:name="Table120.1" style:family="table-row">
      <style:table-row-properties style:min-row-height="0.5111in" fo:keep-together="auto"/>
    </style:style>
    <style:style style:name="Table120.A1" style:family="table-cell">
      <style:table-cell-properties fo:padding-left="0.0035in" fo:padding-right="0in" fo:padding-top="0in" fo:padding-bottom="0in" fo:border="0.5pt solid #000000"/>
    </style:style>
    <style:style style:name="Table120.2" style:family="table-row">
      <style:table-row-properties style:min-row-height="1.2771in" fo:keep-together="auto"/>
    </style:style>
    <style:style style:name="Table120.3" style:family="table-row">
      <style:table-row-properties style:min-row-height="0.766in" fo:keep-together="auto"/>
    </style:style>
    <style:style style:name="Table120.4" style:family="table-row">
      <style:table-row-properties style:min-row-height="0.7667in" fo:keep-together="auto"/>
    </style:style>
    <style:style style:name="Table120.5" style:family="table-row">
      <style:table-row-properties style:min-row-height="1.5326in" fo:keep-together="auto"/>
    </style:style>
    <style:style style:name="Table120.7" style:family="table-row">
      <style:table-row-properties style:min-row-height="2.5556in" fo:keep-together="auto"/>
    </style:style>
    <style:style style:name="Table120.8" style:family="table-row">
      <style:table-row-properties style:min-row-height="1.0222in" fo:keep-together="auto"/>
    </style:style>
    <style:style style:name="Table121" style:family="table">
      <style:table-properties style:width="6.6479in" fo:margin-left="0.134in" fo:margin-top="0in" fo:margin-bottom="0in" table:align="left" style:writing-mode="lr-tb"/>
    </style:style>
    <style:style style:name="Table121.A" style:family="table-column">
      <style:table-column-properties style:column-width="2.216in"/>
    </style:style>
    <style:style style:name="Table121.1" style:family="table-row">
      <style:table-row-properties style:min-row-height="0.2868in" fo:keep-together="auto"/>
    </style:style>
    <style:style style:name="Table121.A1" style:family="table-cell">
      <style:table-cell-properties fo:padding-left="0.0035in" fo:padding-right="0in" fo:padding-top="0in" fo:padding-bottom="0in" fo:border="0.5pt solid #000000"/>
    </style:style>
    <style:style style:name="Table121.2" style:family="table-row">
      <style:table-row-properties style:min-row-height="1.5326in" fo:keep-together="auto"/>
    </style:style>
    <style:style style:name="Table121.3" style:family="table-row">
      <style:table-row-properties style:min-row-height="1.2778in" fo:keep-together="auto"/>
    </style:style>
    <style:style style:name="Table121.4" style:family="table-row">
      <style:table-row-properties style:min-row-height="1.0215in" fo:keep-together="auto"/>
    </style:style>
    <style:style style:name="Table121.5" style:family="table-row">
      <style:table-row-properties style:min-row-height="0.766in" fo:keep-together="auto"/>
    </style:style>
    <style:style style:name="Table121.11" style:family="table-row">
      <style:table-row-properties style:min-row-height="0.2875in" fo:keep-together="auto"/>
    </style:style>
    <style:style style:name="Table122" style:family="table">
      <style:table-properties style:width="6.6479in" fo:margin-left="0.134in" fo:margin-top="0in" fo:margin-bottom="0in" table:align="left" style:writing-mode="lr-tb"/>
    </style:style>
    <style:style style:name="Table122.A" style:family="table-column">
      <style:table-column-properties style:column-width="2.216in"/>
    </style:style>
    <style:style style:name="Table122.1" style:family="table-row">
      <style:table-row-properties style:min-row-height="0.766in" fo:keep-together="auto"/>
    </style:style>
    <style:style style:name="Table122.A1" style:family="table-cell">
      <style:table-cell-properties fo:padding-left="0.0035in" fo:padding-right="0in" fo:padding-top="0in" fo:padding-bottom="0in" fo:border="0.5pt solid #000000"/>
    </style:style>
    <style:style style:name="Table122.2" style:family="table-row">
      <style:table-row-properties style:min-row-height="0.2563in" fo:keep-together="auto"/>
    </style:style>
    <style:style style:name="Table122.A2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2.3" style:family="table-row">
      <style:table-row-properties style:min-row-height="0.2479in" fo:keep-together="auto"/>
    </style:style>
    <style:style style:name="Table122.A3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2.C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2.4" style:family="table-row">
      <style:table-row-properties style:min-row-height="0.2486in" fo:keep-together="auto"/>
    </style:style>
    <style:style style:name="Table122.10" style:family="table-row">
      <style:table-row-properties style:min-row-height="0.5743in" fo:keep-together="auto"/>
    </style:style>
    <style:style style:name="Table122.11" style:family="table-row">
      <style:table-row-properties style:min-row-height="0.2556in" fo:keep-together="auto"/>
    </style:style>
    <style:style style:name="Table122.16" style:family="table-row">
      <style:table-row-properties style:min-row-height="0.2549in" fo:keep-together="auto"/>
    </style:style>
    <style:style style:name="Table123" style:family="table">
      <style:table-properties style:width="6.6479in" fo:margin-left="0.134in" fo:margin-top="0in" fo:margin-bottom="0in" table:align="left" style:writing-mode="lr-tb"/>
    </style:style>
    <style:style style:name="Table123.A" style:family="table-column">
      <style:table-column-properties style:column-width="2.216in"/>
    </style:style>
    <style:style style:name="Table123.1" style:family="table-row">
      <style:table-row-properties style:min-row-height="0.5111in" fo:keep-together="auto"/>
    </style:style>
    <style:style style:name="Table123.A1" style:family="table-cell">
      <style:table-cell-properties fo:padding-left="0.0035in" fo:padding-right="0in" fo:padding-top="0in" fo:padding-bottom="0in" fo:border="0.5pt solid #000000"/>
    </style:style>
    <style:style style:name="Table124" style:family="table">
      <style:table-properties style:width="6.6472in" fo:margin-left="0.134in" fo:margin-top="0in" fo:margin-bottom="0in" table:align="left" style:writing-mode="lr-tb"/>
    </style:style>
    <style:style style:name="Table124.A" style:family="table-column">
      <style:table-column-properties style:column-width="3.3236in"/>
    </style:style>
    <style:style style:name="Table124.B" style:family="table-column">
      <style:table-column-properties style:column-width="3.3229in"/>
    </style:style>
    <style:style style:name="Table124.1" style:family="table-row">
      <style:table-row-properties style:min-row-height="0.2597in" fo:keep-together="auto"/>
    </style:style>
    <style:style style:name="Table124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4.2" style:family="table-row">
      <style:table-row-properties style:min-row-height="0.2549in" fo:keep-together="auto"/>
    </style:style>
    <style:style style:name="Table124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4.4" style:family="table-row">
      <style:table-row-properties style:min-row-height="0.2514in" fo:keep-together="auto"/>
    </style:style>
    <style:style style:name="Table124.A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5" style:family="table">
      <style:table-properties style:width="6.6472in" fo:margin-left="0.134in" fo:margin-top="0in" fo:margin-bottom="0in" table:align="left" style:writing-mode="lr-tb"/>
    </style:style>
    <style:style style:name="Table125.A" style:family="table-column">
      <style:table-column-properties style:column-width="3.3236in"/>
    </style:style>
    <style:style style:name="Table125.B" style:family="table-column">
      <style:table-column-properties style:column-width="3.3229in"/>
    </style:style>
    <style:style style:name="Table125.1" style:family="table-row">
      <style:table-row-properties style:min-row-height="0.259in" fo:keep-together="auto"/>
    </style:style>
    <style:style style:name="Table125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5.2" style:family="table-row">
      <style:table-row-properties style:min-row-height="0.2549in" fo:keep-together="auto"/>
    </style:style>
    <style:style style:name="Table125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5.4" style:family="table-row">
      <style:table-row-properties style:min-row-height="0.2556in" fo:keep-together="auto"/>
    </style:style>
    <style:style style:name="Table125.6" style:family="table-row">
      <style:table-row-properties style:min-row-height="0.2514in" fo:keep-together="auto"/>
    </style:style>
    <style:style style:name="Table125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6" style:family="table">
      <style:table-properties style:width="6.6472in" fo:margin-left="0.134in" fo:margin-top="0in" fo:margin-bottom="0in" table:align="left" style:writing-mode="lr-tb"/>
    </style:style>
    <style:style style:name="Table126.A" style:family="table-column">
      <style:table-column-properties style:column-width="3.3236in"/>
    </style:style>
    <style:style style:name="Table126.B" style:family="table-column">
      <style:table-column-properties style:column-width="3.3229in"/>
    </style:style>
    <style:style style:name="Table126.1" style:family="table-row">
      <style:table-row-properties style:min-row-height="0.2597in" fo:keep-together="auto"/>
    </style:style>
    <style:style style:name="Table126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6.2" style:family="table-row">
      <style:table-row-properties style:min-row-height="0.2549in" fo:keep-together="auto"/>
    </style:style>
    <style:style style:name="Table126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6.3" style:family="table-row">
      <style:table-row-properties style:min-row-height="0.2556in" fo:keep-together="auto"/>
    </style:style>
    <style:style style:name="Table126.4" style:family="table-row">
      <style:table-row-properties style:min-row-height="0.2507in" fo:keep-together="auto"/>
    </style:style>
    <style:style style:name="Table126.A4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7" style:family="table">
      <style:table-properties style:width="6.6479in" fo:margin-left="0.134in" fo:margin-top="0in" fo:margin-bottom="0in" table:align="left" style:writing-mode="rl-tb"/>
    </style:style>
    <style:style style:name="Table127.A" style:family="table-column">
      <style:table-column-properties style:column-width="2.216in"/>
    </style:style>
    <style:style style:name="Table127.1" style:family="table-row">
      <style:table-row-properties style:min-row-height="0.3514in" fo:keep-together="auto"/>
    </style:style>
    <style:style style:name="Table127.A1" style:family="table-cell">
      <style:table-cell-properties fo:padding-left="0.0035in" fo:padding-right="0in" fo:padding-top="0in" fo:padding-bottom="0in" fo:border="0.5pt solid #000000"/>
    </style:style>
    <style:style style:name="Table127.2" style:family="table-row">
      <style:table-row-properties style:min-row-height="0.3507in" fo:keep-together="auto"/>
    </style:style>
    <style:style style:name="Table127.8" style:family="table-row">
      <style:table-row-properties style:min-row-height="0.5104in" fo:keep-together="auto"/>
    </style:style>
    <style:style style:name="Table127.9" style:family="table-row">
      <style:table-row-properties style:min-row-height="0.3479in" fo:keep-together="auto"/>
    </style:style>
    <style:style style:name="Table127.22" style:family="table-row">
      <style:table-row-properties style:min-row-height="0.7639in" fo:keep-together="auto"/>
    </style:style>
    <style:style style:name="Table128" style:family="table">
      <style:table-properties style:width="6.6479in" fo:margin-left="0.134in" fo:margin-top="0in" fo:margin-bottom="0in" table:align="left" style:writing-mode="rl-tb"/>
    </style:style>
    <style:style style:name="Table128.A" style:family="table-column">
      <style:table-column-properties style:column-width="2.216in"/>
    </style:style>
    <style:style style:name="Table128.1" style:family="table-row">
      <style:table-row-properties style:min-row-height="0.3507in" fo:keep-together="auto"/>
    </style:style>
    <style:style style:name="Table128.A1" style:family="table-cell">
      <style:table-cell-properties fo:padding-left="0.0035in" fo:padding-right="0in" fo:padding-top="0in" fo:padding-bottom="0in" fo:border="0.5pt solid #000000"/>
    </style:style>
    <style:style style:name="Table128.2" style:family="table-row">
      <style:table-row-properties style:min-row-height="3.066in" fo:keep-together="auto"/>
    </style:style>
    <style:style style:name="Table128.4" style:family="table-row">
      <style:table-row-properties style:min-row-height="0.3514in" fo:keep-together="auto"/>
    </style:style>
    <style:style style:name="Table129" style:family="table">
      <style:table-properties style:width="5.2542in" fo:margin-left="1.084in" fo:margin-top="0in" fo:margin-bottom="0in" table:align="left" style:writing-mode="lr-tb"/>
    </style:style>
    <style:style style:name="Table129.A" style:family="table-column">
      <style:table-column-properties style:column-width="1.3639in"/>
    </style:style>
    <style:style style:name="Table129.B" style:family="table-column">
      <style:table-column-properties style:column-width="2.1264in"/>
    </style:style>
    <style:style style:name="Table129.C" style:family="table-column">
      <style:table-column-properties style:column-width="1.7639in"/>
    </style:style>
    <style:style style:name="Table129.1" style:family="table-row">
      <style:table-row-properties style:min-row-height="0.3417in" fo:keep-together="auto"/>
    </style:style>
    <style:style style:name="Table129.A1" style:family="table-cell">
      <style:table-cell-properties fo:padding-left="0.0035in" fo:padding-right="0in" fo:padding-top="0in" fo:padding-bottom="0in" fo:border="0.5pt solid #000000"/>
    </style:style>
    <style:style style:name="Table129.2" style:family="table-row">
      <style:table-row-properties style:min-row-height="0.3653in" fo:keep-together="auto"/>
    </style:style>
    <style:style style:name="Table129.3" style:family="table-row">
      <style:table-row-properties style:min-row-height="0.2875in" fo:keep-together="auto"/>
    </style:style>
    <style:style style:name="Table129.4" style:family="table-row">
      <style:table-row-properties style:min-row-height="0.3729in" fo:keep-together="auto"/>
    </style:style>
    <style:style style:name="Table130" style:family="table">
      <style:table-properties style:width="6.7451in" fo:margin-left="0.2083in" fo:margin-top="0in" fo:margin-bottom="0in" table:align="left" style:writing-mode="lr-tb"/>
    </style:style>
    <style:style style:name="Table130.A" style:family="table-column">
      <style:table-column-properties style:column-width="2.991in"/>
    </style:style>
    <style:style style:name="Table130.B" style:family="table-column">
      <style:table-column-properties style:column-width="2.3674in"/>
    </style:style>
    <style:style style:name="Table130.C" style:family="table-column">
      <style:table-column-properties style:column-width="1.1257in"/>
    </style:style>
    <style:style style:name="Table130.D" style:family="table-column">
      <style:table-column-properties style:column-width="0.2604in"/>
    </style:style>
    <style:style style:name="Table130.1" style:family="table-row">
      <style:table-row-properties style:min-row-height="0.3708in" fo:keep-together="auto"/>
    </style:style>
    <style:style style:name="Table130.A1" style:family="table-cell">
      <style:table-cell-properties fo:padding-left="0.0035in" fo:padding-right="0in" fo:padding-top="0in" fo:padding-bottom="0in" fo:border="0.5pt solid #000000"/>
    </style:style>
    <style:style style:name="Table130.2" style:family="table-row">
      <style:table-row-properties style:min-row-height="0.2868in" fo:keep-together="auto"/>
    </style:style>
    <style:style style:name="Table130.D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30.4" style:family="table-row">
      <style:table-row-properties style:min-row-height="0.2875in" fo:keep-together="auto"/>
    </style:style>
    <style:style style:name="Table130.12" style:family="table-row">
      <style:table-row-properties style:min-row-height="0.3493in" fo:keep-together="auto"/>
    </style:style>
    <style:style style:name="Table131" style:family="table">
      <style:table-properties style:width="5.8215in" fo:margin-left="0.959in" fo:margin-top="0in" fo:margin-bottom="0in" table:align="left" style:writing-mode="lr-tb"/>
    </style:style>
    <style:style style:name="Table131.A" style:family="table-column">
      <style:table-column-properties style:column-width="2.2681in"/>
    </style:style>
    <style:style style:name="Table131.B" style:family="table-column">
      <style:table-column-properties style:column-width="2.0493in"/>
    </style:style>
    <style:style style:name="Table131.C" style:family="table-column">
      <style:table-column-properties style:column-width="1.5042in"/>
    </style:style>
    <style:style style:name="Table131.1" style:family="table-row">
      <style:table-row-properties style:min-row-height="0.4174in" fo:keep-together="auto"/>
    </style:style>
    <style:style style:name="Table131.A1" style:family="table-cell">
      <style:table-cell-properties fo:padding-left="0.0035in" fo:padding-right="0in" fo:padding-top="0in" fo:padding-bottom="0in" fo:border="0.5pt solid #000000"/>
    </style:style>
    <style:style style:name="Table131.2" style:family="table-row">
      <style:table-row-properties style:min-row-height="0.3632in" fo:keep-together="auto"/>
    </style:style>
    <style:style style:name="Table131.3" style:family="table-row">
      <style:table-row-properties style:min-row-height="0.3174in" fo:keep-together="auto"/>
    </style:style>
    <style:style style:name="Table131.4" style:family="table-row">
      <style:table-row-properties style:min-row-height="0.4in" fo:keep-together="auto"/>
    </style:style>
    <style:style style:name="Table131.5" style:family="table-row">
      <style:table-row-properties style:min-row-height="0.3451in" fo:keep-together="auto"/>
    </style:style>
    <style:style style:name="Table131.6" style:family="table-row">
      <style:table-row-properties style:min-row-height="0.3in" fo:keep-together="auto"/>
    </style:style>
    <style:style style:name="Table132" style:family="table">
      <style:table-properties style:width="5.8215in" fo:margin-left="0.959in" fo:margin-top="0in" fo:margin-bottom="0in" table:align="left" style:writing-mode="lr-tb"/>
    </style:style>
    <style:style style:name="Table132.A" style:family="table-column">
      <style:table-column-properties style:column-width="2.2681in"/>
    </style:style>
    <style:style style:name="Table132.B" style:family="table-column">
      <style:table-column-properties style:column-width="2.0493in"/>
    </style:style>
    <style:style style:name="Table132.C" style:family="table-column">
      <style:table-column-properties style:column-width="1.5042in"/>
    </style:style>
    <style:style style:name="Table132.1" style:family="table-row">
      <style:table-row-properties style:min-row-height="0.3361in" fo:keep-together="auto"/>
    </style:style>
    <style:style style:name="Table132.A1" style:family="table-cell">
      <style:table-cell-properties fo:padding-left="0.0035in" fo:padding-right="0in" fo:padding-top="0in" fo:padding-bottom="0in" fo:border="0.5pt solid #000000"/>
    </style:style>
    <style:style style:name="Table132.2" style:family="table-row">
      <style:table-row-properties style:min-row-height="0.4819in" fo:keep-together="auto"/>
    </style:style>
    <style:style style:name="Table132.A2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33" style:family="table">
      <style:table-properties style:width="4.2028in" fo:margin-left="1.334in" fo:margin-top="0in" fo:margin-bottom="0in" table:align="left" style:writing-mode="lr-tb"/>
    </style:style>
    <style:style style:name="Table133.A" style:family="table-column">
      <style:table-column-properties style:column-width="1.4993in"/>
    </style:style>
    <style:style style:name="Table133.B" style:family="table-column">
      <style:table-column-properties style:column-width="1.3736in"/>
    </style:style>
    <style:style style:name="Table133.C" style:family="table-column">
      <style:table-column-properties style:column-width="0.7118in"/>
    </style:style>
    <style:style style:name="Table133.D" style:family="table-column">
      <style:table-column-properties style:column-width="0.6174in"/>
    </style:style>
    <style:style style:name="Table133.1" style:family="table-row">
      <style:table-row-properties style:min-row-height="0.2868in" fo:keep-together="auto"/>
    </style:style>
    <style:style style:name="Table133.A1" style:family="table-cell">
      <style:table-cell-properties fo:padding-left="0.0035in" fo:padding-right="0in" fo:padding-top="0in" fo:padding-bottom="0in" fo:border="0.5pt solid #000000"/>
    </style:style>
    <style:style style:name="Table133.4" style:family="table-row">
      <style:table-row-properties style:min-row-height="0.2875in" fo:keep-together="auto"/>
    </style:style>
    <style:style style:name="Table133.7" style:family="table-row">
      <style:table-row-properties style:min-row-height="0.491in" fo:keep-together="auto"/>
    </style:style>
    <style:style style:name="Table133.8" style:family="table-row">
      <style:table-row-properties style:min-row-height="0.3729in" fo:keep-together="auto"/>
    </style:style>
    <style:style style:name="Table133.9" style:family="table-row">
      <style:table-row-properties style:min-row-height="0.4451in" fo:keep-together="auto"/>
    </style:style>
    <style:style style:name="Table133.10" style:family="table-row">
      <style:table-row-properties style:min-row-height="0.3632in" fo:keep-together="auto"/>
    </style:style>
    <style:style style:name="Table134" style:family="table">
      <style:table-properties style:width="4.2028in" fo:margin-left="1.334in" fo:margin-top="0in" fo:margin-bottom="0in" table:align="left" style:writing-mode="lr-tb"/>
    </style:style>
    <style:style style:name="Table134.A" style:family="table-column">
      <style:table-column-properties style:column-width="1.4993in"/>
    </style:style>
    <style:style style:name="Table134.B" style:family="table-column">
      <style:table-column-properties style:column-width="1.3736in"/>
    </style:style>
    <style:style style:name="Table134.C" style:family="table-column">
      <style:table-column-properties style:column-width="0.7118in"/>
    </style:style>
    <style:style style:name="Table134.D" style:family="table-column">
      <style:table-column-properties style:column-width="0.6174in"/>
    </style:style>
    <style:style style:name="Table134.1" style:family="table-row">
      <style:table-row-properties style:min-row-height="0.2868in" fo:keep-together="auto"/>
    </style:style>
    <style:style style:name="Table134.A1" style:family="table-cell">
      <style:table-cell-properties fo:padding-left="0.0035in" fo:padding-right="0in" fo:padding-top="0in" fo:padding-bottom="0in" fo:border="0.5pt solid #000000"/>
    </style:style>
    <style:style style:name="Table134.2" style:family="table-row">
      <style:table-row-properties style:min-row-height="0.2875in" fo:keep-together="auto"/>
    </style:style>
    <style:style style:name="Table135" style:family="table">
      <style:table-properties style:width="5.375in" fo:margin-left="0.709in" fo:margin-top="0in" fo:margin-bottom="0in" table:align="left" style:writing-mode="lr-tb"/>
    </style:style>
    <style:style style:name="Table135.A" style:family="table-column">
      <style:table-column-properties style:column-width="1.8736in"/>
    </style:style>
    <style:style style:name="Table135.B" style:family="table-column">
      <style:table-column-properties style:column-width="1.8722in"/>
    </style:style>
    <style:style style:name="Table135.C" style:family="table-column">
      <style:table-column-properties style:column-width="1.6292in"/>
    </style:style>
    <style:style style:name="Table135.1" style:family="table-row">
      <style:table-row-properties style:min-row-height="0.2993in" fo:keep-together="auto"/>
    </style:style>
    <style:style style:name="Table135.A1" style:family="table-cell">
      <style:table-cell-properties fo:padding-left="0.0035in" fo:padding-right="0in" fo:padding-top="0in" fo:padding-bottom="0in" fo:border="0.5pt solid #000000"/>
    </style:style>
    <style:style style:name="Table135.2" style:family="table-row">
      <style:table-row-properties style:min-row-height="0.2868in" fo:keep-together="auto"/>
    </style:style>
    <style:style style:name="Table135.4" style:family="table-row">
      <style:table-row-properties style:min-row-height="0.2875in" fo:keep-together="auto"/>
    </style:style>
    <style:style style:name="Table136" style:family="table">
      <style:table-properties style:width="3.1354in" fo:margin-left="1.884in" fo:margin-top="0in" fo:margin-bottom="0in" table:align="left" style:writing-mode="lr-tb"/>
    </style:style>
    <style:style style:name="Table136.A" style:family="table-column">
      <style:table-column-properties style:column-width="0.8729in"/>
    </style:style>
    <style:style style:name="Table136.B" style:family="table-column">
      <style:table-column-properties style:column-width="0.5007in"/>
    </style:style>
    <style:style style:name="Table136.C" style:family="table-column">
      <style:table-column-properties style:column-width="0.2451in"/>
    </style:style>
    <style:style style:name="Table136.D" style:family="table-column">
      <style:table-column-properties style:column-width="0.8819in"/>
    </style:style>
    <style:style style:name="Table136.E" style:family="table-column">
      <style:table-column-properties style:column-width="0.3729in"/>
    </style:style>
    <style:style style:name="Table136.F" style:family="table-column">
      <style:table-column-properties style:column-width="0.2611in"/>
    </style:style>
    <style:style style:name="Table136.1" style:family="table-row">
      <style:table-row-properties style:min-row-height="0.2549in" fo:keep-together="auto"/>
    </style:style>
    <style:style style:name="Table136.A1" style:family="table-cell">
      <style:table-cell-properties fo:padding-left="0.0035in" fo:padding-right="0in" fo:padding-top="0in" fo:padding-bottom="0in" fo:border="0.5pt solid #000000"/>
    </style:style>
    <style:style style:name="Table136.2" style:family="table-row">
      <style:table-row-properties style:min-row-height="0.2875in" fo:keep-together="auto"/>
    </style:style>
    <style:style style:name="Table136.3" style:family="table-row">
      <style:table-row-properties style:min-row-height="0.2868in" fo:keep-together="auto"/>
    </style:style>
    <style:style style:name="Table137" style:family="table">
      <style:table-properties style:width="5.6139in" fo:margin-left="1.1674in" fo:margin-top="0in" fo:margin-bottom="0in" table:align="left" style:writing-mode="lr-tb"/>
    </style:style>
    <style:style style:name="Table137.A" style:family="table-column">
      <style:table-column-properties style:column-width="1.3736in"/>
    </style:style>
    <style:style style:name="Table137.B" style:family="table-column">
      <style:table-column-properties style:column-width="1.3722in"/>
    </style:style>
    <style:style style:name="Table137.C" style:family="table-column">
      <style:table-column-properties style:column-width="0.191in"/>
    </style:style>
    <style:style style:name="Table137.D" style:family="table-column">
      <style:table-column-properties style:column-width="1.3035in"/>
    </style:style>
    <style:style style:name="Table137.1" style:family="table-row">
      <style:table-row-properties style:min-row-height="0.5111in" fo:keep-together="auto"/>
    </style:style>
    <style:style style:name="Table137.A1" style:family="table-cell">
      <style:table-cell-properties fo:padding-left="0.0035in" fo:padding-right="0in" fo:padding-top="0in" fo:padding-bottom="0in" fo:border="0.5pt solid #000000"/>
    </style:style>
    <style:style style:name="Table137.2" style:family="table-row">
      <style:table-row-properties style:min-row-height="0.6083in" fo:keep-together="auto"/>
    </style:style>
    <style:style style:name="Table137.3" style:family="table-row">
      <style:table-row-properties style:min-row-height="0.6181in" fo:keep-together="auto"/>
    </style:style>
    <style:style style:name="Table138" style:family="table">
      <style:table-properties style:width="4.3576in" fo:margin-left="1.084in" fo:margin-top="0in" fo:margin-bottom="0in" table:align="left" style:writing-mode="lr-tb"/>
    </style:style>
    <style:style style:name="Table138.A" style:family="table-column">
      <style:table-column-properties style:column-width="1.25in"/>
    </style:style>
    <style:style style:name="Table138.B" style:family="table-column">
      <style:table-column-properties style:column-width="0.7549in"/>
    </style:style>
    <style:style style:name="Table138.C" style:family="table-column">
      <style:table-column-properties style:column-width="0.1639in"/>
    </style:style>
    <style:style style:name="Table138.D" style:family="table-column">
      <style:table-column-properties style:column-width="0.9889in"/>
    </style:style>
    <style:style style:name="Table138.E" style:family="table-column">
      <style:table-column-properties style:column-width="0.9396in"/>
    </style:style>
    <style:style style:name="Table138.F" style:family="table-column">
      <style:table-column-properties style:column-width="0.2597in"/>
    </style:style>
    <style:style style:name="Table138.1" style:family="table-row">
      <style:table-row-properties style:min-row-height="0.2875in" fo:keep-together="auto"/>
    </style:style>
    <style:style style:name="Table138.A1" style:family="table-cell">
      <style:table-cell-properties fo:padding-left="0.0035in" fo:padding-right="0in" fo:padding-top="0in" fo:padding-bottom="0in" fo:border="0.5pt solid #000000"/>
    </style:style>
    <style:style style:name="Table138.2" style:family="table-row">
      <style:table-row-properties style:min-row-height="0.2868in" fo:keep-together="auto"/>
    </style:style>
    <style:style style:name="Table138.3" style:family="table-row">
      <style:table-row-properties style:min-row-height="0.3625in" fo:keep-together="auto"/>
    </style:style>
    <style:style style:name="Table138.4" style:family="table-row">
      <style:table-row-properties style:min-row-height="0.5556in" fo:keep-together="auto"/>
    </style:style>
    <style:style style:name="Table139" style:family="table">
      <style:table-properties style:width="6.3243in" fo:margin-left="0.2819in" fo:margin-top="0in" fo:margin-bottom="0in" table:align="left" style:writing-mode="lr-tb"/>
    </style:style>
    <style:style style:name="Table139.A" style:family="table-column">
      <style:table-column-properties style:column-width="1.45in"/>
    </style:style>
    <style:style style:name="Table139.B" style:family="table-column">
      <style:table-column-properties style:column-width="1.6042in"/>
    </style:style>
    <style:style style:name="Table139.C" style:family="table-column">
      <style:table-column-properties style:column-width="0.1639in"/>
    </style:style>
    <style:style style:name="Table139.D" style:family="table-column">
      <style:table-column-properties style:column-width="1.3556in"/>
    </style:style>
    <style:style style:name="Table139.E" style:family="table-column">
      <style:table-column-properties style:column-width="1.475in"/>
    </style:style>
    <style:style style:name="Table139.F" style:family="table-column">
      <style:table-column-properties style:column-width="0.275in"/>
    </style:style>
    <style:style style:name="Table139.1" style:family="table-row">
      <style:table-row-properties style:min-row-height="0.2875in" fo:keep-together="auto"/>
    </style:style>
    <style:style style:name="Table139.A1" style:family="table-cell">
      <style:table-cell-properties fo:padding-left="0.0035in" fo:padding-right="0in" fo:padding-top="0in" fo:padding-bottom="0in" fo:border="0.5pt solid #000000"/>
    </style:style>
    <style:style style:name="Table139.2" style:family="table-row">
      <style:table-row-properties style:min-row-height="0.5104in" fo:keep-together="auto"/>
    </style:style>
    <style:style style:name="Table139.3" style:family="table-row">
      <style:table-row-properties style:min-row-height="0.4882in" fo:keep-together="auto"/>
    </style:style>
    <style:style style:name="Table139.4" style:family="table-row">
      <style:table-row-properties style:min-row-height="0.8729in" fo:keep-together="auto"/>
    </style:style>
    <style:style style:name="Table140" style:family="table">
      <style:table-properties style:width="6.6944in" fo:margin-left="0.084in" fo:margin-top="0in" fo:margin-bottom="0in" table:align="left" style:writing-mode="lr-tb"/>
    </style:style>
    <style:style style:name="Table140.A" style:family="table-column">
      <style:table-column-properties style:column-width="1.4375in"/>
    </style:style>
    <style:style style:name="Table140.B" style:family="table-column">
      <style:table-column-properties style:column-width="1.2854in"/>
    </style:style>
    <style:style style:name="Table140.C" style:family="table-column">
      <style:table-column-properties style:column-width="1.1194in"/>
    </style:style>
    <style:style style:name="Table140.D" style:family="table-column">
      <style:table-column-properties style:column-width="1.3646in"/>
    </style:style>
    <style:style style:name="Table140.E" style:family="table-column">
      <style:table-column-properties style:column-width="1.4875in"/>
    </style:style>
    <style:style style:name="Table140.1" style:family="table-row">
      <style:table-row-properties style:min-row-height="0.5743in" fo:keep-together="auto"/>
    </style:style>
    <style:style style:name="Table140.A1" style:family="table-cell">
      <style:table-cell-properties fo:padding-left="0.0035in" fo:padding-right="0in" fo:padding-top="0in" fo:padding-bottom="0in" fo:border="0.5pt solid #000000"/>
    </style:style>
    <style:style style:name="Table140.2" style:family="table-row">
      <style:table-row-properties style:min-row-height="0.2847in" fo:keep-together="auto"/>
    </style:style>
    <style:style style:name="Table140.3" style:family="table-row">
      <style:table-row-properties style:min-row-height="0.2958in" fo:keep-together="auto"/>
    </style:style>
    <style:style style:name="Table140.4" style:family="table-row">
      <style:table-row-properties style:min-row-height="0.2868in" fo:keep-together="auto"/>
    </style:style>
    <style:style style:name="Table140.6" style:family="table-row">
      <style:table-row-properties style:min-row-height="0.2875in" fo:keep-together="auto"/>
    </style:style>
    <style:style style:name="Table140.7" style:family="table-row">
      <style:table-row-properties style:min-row-height="0.3in" fo:keep-together="auto"/>
    </style:style>
    <style:style style:name="Table140.9" style:family="table-row">
      <style:table-row-properties style:min-row-height="0.3229in" fo:keep-together="auto"/>
    </style:style>
    <style:style style:name="Table141" style:family="table">
      <style:table-properties style:width="6.6944in" fo:margin-left="0.084in" fo:margin-top="0in" fo:margin-bottom="0in" table:align="left" style:writing-mode="lr-tb"/>
    </style:style>
    <style:style style:name="Table141.A" style:family="table-column">
      <style:table-column-properties style:column-width="1.4375in"/>
    </style:style>
    <style:style style:name="Table141.B" style:family="table-column">
      <style:table-column-properties style:column-width="1.2854in"/>
    </style:style>
    <style:style style:name="Table141.C" style:family="table-column">
      <style:table-column-properties style:column-width="1.1188in"/>
    </style:style>
    <style:style style:name="Table141.D" style:family="table-column">
      <style:table-column-properties style:column-width="1.3653in"/>
    </style:style>
    <style:style style:name="Table141.E" style:family="table-column">
      <style:table-column-properties style:column-width="1.4875in"/>
    </style:style>
    <style:style style:name="Table141.1" style:family="table-row">
      <style:table-row-properties style:min-row-height="0.2868in" fo:keep-together="auto"/>
    </style:style>
    <style:style style:name="Table141.A1" style:family="table-cell">
      <style:table-cell-properties fo:padding-left="0.0035in" fo:padding-right="0in" fo:padding-top="0in" fo:padding-bottom="0in" fo:border="0.5pt solid #000000"/>
    </style:style>
    <style:style style:name="Table141.2" style:family="table-row">
      <style:table-row-properties style:min-row-height="0.7667in" fo:keep-together="auto"/>
    </style:style>
    <style:style style:name="Table141.6" style:family="table-row">
      <style:table-row-properties style:min-row-height="0.2875in" fo:keep-together="auto"/>
    </style:style>
    <style:style style:name="Table141.16" style:family="table-row">
      <style:table-row-properties style:min-row-height="0.5104in" fo:keep-together="auto"/>
    </style:style>
    <style:style style:name="Table141.21" style:family="table-row">
      <style:table-row-properties style:min-row-height="1.0222in" fo:keep-together="auto"/>
    </style:style>
    <style:style style:name="Table141.25" style:family="table-row">
      <style:table-row-properties style:min-row-height="0.766in" fo:keep-together="auto"/>
    </style:style>
    <style:style style:name="Table142" style:family="table">
      <style:table-properties style:width="6.6944in" fo:margin-left="0.084in" fo:margin-top="0in" fo:margin-bottom="0in" table:align="left" style:writing-mode="lr-tb"/>
    </style:style>
    <style:style style:name="Table142.A" style:family="table-column">
      <style:table-column-properties style:column-width="1.4375in"/>
    </style:style>
    <style:style style:name="Table142.B" style:family="table-column">
      <style:table-column-properties style:column-width="1.2854in"/>
    </style:style>
    <style:style style:name="Table142.C" style:family="table-column">
      <style:table-column-properties style:column-width="1.1188in"/>
    </style:style>
    <style:style style:name="Table142.D" style:family="table-column">
      <style:table-column-properties style:column-width="1.3653in"/>
    </style:style>
    <style:style style:name="Table142.E" style:family="table-column">
      <style:table-column-properties style:column-width="1.4875in"/>
    </style:style>
    <style:style style:name="Table142.1" style:family="table-row">
      <style:table-row-properties style:min-row-height="0.2868in" fo:keep-together="auto"/>
    </style:style>
    <style:style style:name="Table142.A1" style:family="table-cell">
      <style:table-cell-properties fo:padding-left="0.0035in" fo:padding-right="0in" fo:padding-top="0in" fo:padding-bottom="0in" fo:border="0.5pt solid #000000"/>
    </style:style>
    <style:style style:name="Table142.2" style:family="table-row">
      <style:table-row-properties style:min-row-height="0.2875in" fo:keep-together="auto"/>
    </style:style>
    <style:style style:name="Table143" style:family="table">
      <style:table-properties style:width="6.7549in" fo:margin-left="0.084in" fo:margin-top="0in" fo:margin-bottom="0in" table:align="left" style:writing-mode="lr-tb"/>
    </style:style>
    <style:style style:name="Table143.A" style:family="table-column">
      <style:table-column-properties style:column-width="1.7549in"/>
    </style:style>
    <style:style style:name="Table143.B" style:family="table-column">
      <style:table-column-properties style:column-width="1.5in"/>
    </style:style>
    <style:style style:name="Table143.C" style:family="table-column">
      <style:table-column-properties style:column-width="1in"/>
    </style:style>
    <style:style style:name="Table143.D" style:family="table-column">
      <style:table-column-properties style:column-width="1.2451in"/>
    </style:style>
    <style:style style:name="Table143.E" style:family="table-column">
      <style:table-column-properties style:column-width="1.2549in"/>
    </style:style>
    <style:style style:name="Table143.1" style:family="table-row">
      <style:table-row-properties style:min-row-height="0.2875in" fo:keep-together="auto"/>
    </style:style>
    <style:style style:name="Table143.A1" style:family="table-cell">
      <style:table-cell-properties fo:padding-left="0.0035in" fo:padding-right="0in" fo:padding-top="0in" fo:padding-bottom="0in" fo:border="0.5pt solid #000000"/>
    </style:style>
    <style:style style:name="Table143.2" style:family="table-row">
      <style:table-row-properties style:min-row-height="0.3542in" fo:keep-together="auto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2.6846in" fo:margin-right="0.3272in" fo:margin-top="0.1902in" fo:margin-bottom="0in" loext:contextual-spacing="false" fo:line-height="150%" fo:text-align="start" style:justify-single-word="false" fo:text-indent="-2.4638in" style:auto-text-indent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5pt" style:font-size-asian="15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5pt" fo:font-style="italic" style:font-size-asian="15pt" style:font-style-asian="italic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21pt" style:font-size-asian="2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21pt" fo:font-style="italic" style:font-size-asian="21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3pt" style:font-size-asian="13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style:font-size-asian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6pt" fo:font-weight="bold" style:font-size-asian="6pt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6pt" style:font-size-asian="6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8pt" fo:font-weight="bold" style:font-size-asian="18pt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4pt" style:font-size-asian="14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7pt" fo:font-weight="bold" style:font-size-asian="17pt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20pt" fo:font-weight="bold" style:font-size-asian="20pt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6pt" fo:font-weight="bold" style:font-size-asian="16pt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6pt" style:font-size-asian="16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size="23pt" fo:font-weight="bold" style:font-size-asian="23pt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45pt" fo:font-weight="bold" style:font-size-asian="45pt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40pt" fo:font-weight="bold" style:font-size-asian="40pt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32pt" fo:font-weight="bold" style:font-size-asian="32pt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26pt" fo:font-weight="bold" style:font-size-asian="26pt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22pt" fo:font-weight="bold" style:font-size-asian="22pt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29pt" fo:font-weight="bold" style:font-size-asian="29pt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24pt" fo:font-weight="bold" style:font-size-asian="24pt" style:font-weight-asian="bold"/>
    </style:style>
    <style:style style:name="P26" style:family="paragraph" style:parent-style-name="Standard" style:master-page-name="Converted34">
      <style:paragraph-properties fo:margin-top="0in" fo:margin-bottom="0in" loext:contextual-spacing="false" fo:line-height="100%" style:page-number="auto"/>
      <style:text-properties fo:font-size="10pt" style:font-size-asian="10pt"/>
    </style:style>
    <style:style style:name="P27" style:family="paragraph" style:parent-style-name="Standard">
      <style:paragraph-properties fo:margin-top="0in" fo:margin-bottom="0in" loext:contextual-spacing="false" fo:line-height="100%" fo:break-before="column"/>
      <style:text-properties fo:font-size="20pt" fo:font-weight="bold" style:font-size-asian="20pt" style:font-weight-asian="bold"/>
    </style:style>
    <style:style style:name="P28" style:family="paragraph" style:parent-style-name="Standard" style:master-page-name="Converted82">
      <style:paragraph-properties fo:margin-top="0in" fo:margin-bottom="0in" loext:contextual-spacing="false" fo:line-height="100%" style:page-number="auto"/>
      <style:text-properties fo:font-size="10pt" fo:font-weight="bold" style:font-size-asian="10pt" style:font-weight-asian="bold"/>
    </style:style>
    <style:style style:name="P29" style:family="paragraph" style:parent-style-name="Standard" style:master-page-name="Converted84">
      <style:paragraph-properties fo:margin-top="0in" fo:margin-bottom="0in" loext:contextual-spacing="false" fo:line-height="100%" style:page-number="auto"/>
      <style:text-properties fo:font-size="10pt" fo:font-weight="bold" style:font-size-asian="10pt" style:font-weight-asian="bold"/>
    </style:style>
    <style:style style:name="P30" style:family="paragraph" style:parent-style-name="Standard" style:master-page-name="Converted113">
      <style:paragraph-properties fo:margin-top="0in" fo:margin-bottom="0in" loext:contextual-spacing="false" fo:line-height="100%" style:page-number="auto"/>
      <style:text-properties fo:font-size="12pt" fo:font-style="italic" style:font-size-asian="12pt" style:font-style-asian="italic"/>
    </style:style>
    <style:style style:name="P31" style:family="paragraph" style:parent-style-name="Standard">
      <style:paragraph-properties fo:margin-left="0.2091in" fo:margin-right="0.8189in" fo:margin-top="0.0008in" fo:margin-bottom="0in" loext:contextual-spacing="false" fo:text-align="start" style:justify-single-word="false" fo:text-indent="0in" style:auto-text-indent="false"/>
    </style:style>
    <style:style style:name="P32" style:family="paragraph" style:parent-style-name="Standard">
      <style:paragraph-properties fo:margin-left="0.2091in" fo:margin-right="0.3236in" fo:margin-top="0in" fo:margin-bottom="0in" loext:contextual-spacing="false" fo:text-align="start" style:justify-single-word="false" fo:text-indent="0in" style:auto-text-indent="false"/>
    </style:style>
    <style:style style:name="P33" style:family="paragraph" style:parent-style-name="Standard">
      <style:paragraph-properties fo:margin-left="0.2091in" fo:margin-right="0.3236in" fo:margin-top="0in" fo:margin-bottom="0in" loext:contextual-spacing="false" fo:text-align="justify" style:justify-single-word="false" fo:text-indent="0in" style:auto-text-indent="false"/>
    </style:style>
    <style:style style:name="P34" style:family="paragraph" style:parent-style-name="Standard">
      <style:paragraph-properties fo:margin-left="0.2091in" fo:margin-right="0in" fo:margin-top="0.1602in" fo:margin-bottom="0in" loext:contextual-spacing="false" fo:text-align="start" style:justify-single-word="false" fo:text-indent="0in" style:auto-text-indent="false"/>
    </style:style>
    <style:style style:name="P35" style:family="paragraph" style:parent-style-name="Standard">
      <style:paragraph-properties fo:margin-left="0.2091in" fo:margin-right="0in" fo:margin-top="0in" fo:margin-bottom="0in" loext:contextual-spacing="false" fo:text-align="start" style:justify-single-word="false" fo:text-indent="0in" style:auto-text-indent="false"/>
    </style:style>
    <style:style style:name="P36" style:family="paragraph" style:parent-style-name="Standard">
      <style:paragraph-properties fo:margin-left="0.2091in" fo:margin-right="0in" fo:margin-top="0in" fo:margin-bottom="0in" loext:contextual-spacing="false" fo:line-height="0.1909in" fo:text-align="start" style:justify-single-word="false" fo:text-indent="0in" style:auto-text-indent="false"/>
    </style:style>
    <style:style style:name="P37" style:family="paragraph" style:parent-style-name="Standard">
      <style:paragraph-properties fo:margin-left="0.2091in" fo:margin-right="0in" fo:margin-top="0in" fo:margin-bottom="0in" loext:contextual-spacing="false" fo:line-height="0.1854in" fo:text-align="start" style:justify-single-word="false" fo:text-indent="0in" style:auto-text-indent="false"/>
    </style:style>
    <style:style style:name="P38" style:family="paragraph" style:parent-style-name="Standard">
      <style:paragraph-properties fo:margin-left="0.2091in" fo:margin-right="0in" fo:margin-top="0in" fo:margin-bottom="0in" loext:contextual-spacing="false" fo:line-height="0.2827in" fo:text-align="start" style:justify-single-word="false" fo:text-indent="0in" style:auto-text-indent="false"/>
    </style:style>
    <style:style style:name="P39" style:family="paragraph" style:parent-style-name="Standard">
      <style:paragraph-properties fo:margin-left="0.2091in" fo:margin-right="0in" fo:margin-top="0in" fo:margin-bottom="0in" loext:contextual-spacing="false" fo:line-height="0.2555in" fo:text-align="start" style:justify-single-word="false" fo:text-indent="0in" style:auto-text-indent="false"/>
    </style:style>
    <style:style style:name="P40" style:family="paragraph" style:parent-style-name="Standard">
      <style:paragraph-properties fo:margin-left="0.2091in" fo:margin-right="0in" fo:margin-top="0in" fo:margin-bottom="0in" loext:contextual-spacing="false" fo:text-align="justify" style:justify-single-word="false" fo:text-indent="0in" style:auto-text-indent="false"/>
    </style:style>
    <style:style style:name="P41" style:family="paragraph" style:parent-style-name="Standard">
      <style:paragraph-properties fo:margin-left="0.2091in" fo:margin-right="0in" fo:margin-top="0in" fo:margin-bottom="0in" loext:contextual-spacing="false" fo:line-height="0.2016in" fo:text-align="start" style:justify-single-word="false" fo:text-indent="0in" style:auto-text-indent="false"/>
    </style:style>
    <style:style style:name="P42" style:family="paragraph" style:parent-style-name="Standard">
      <style:paragraph-properties fo:margin-left="0.2091in" fo:margin-right="0in" fo:margin-top="0in" fo:margin-bottom="0in" loext:contextual-spacing="false" fo:line-height="0.2547in" fo:text-align="start" style:justify-single-word="false" fo:text-indent="0in" style:auto-text-indent="false"/>
    </style:style>
    <style:style style:name="P43" style:family="paragraph" style:parent-style-name="Standard">
      <style:paragraph-properties fo:margin-left="0.2091in" fo:margin-right="0in" fo:margin-top="0.1756in" fo:margin-bottom="0in" loext:contextual-spacing="false" fo:text-align="start" style:justify-single-word="false" fo:text-indent="0in" style:auto-text-indent="false"/>
    </style:style>
    <style:style style:name="P44" style:family="paragraph" style:parent-style-name="Standard">
      <style:paragraph-properties fo:margin-left="0.2091in" fo:margin-right="0in" fo:margin-top="0.0008in" fo:margin-bottom="0in" loext:contextual-spacing="false" fo:text-align="start" style:justify-single-word="false" fo:text-indent="0in" style:auto-text-indent="false"/>
    </style:style>
    <style:style style:name="P45" style:family="paragraph" style:parent-style-name="Standard">
      <style:paragraph-properties fo:margin-left="0.2091in" fo:margin-right="0in" fo:margin-top="0.0008in" fo:margin-bottom="0in" loext:contextual-spacing="false" fo:line-height="0.2555in" fo:text-align="start" style:justify-single-word="false" fo:text-indent="0in" style:auto-text-indent="false"/>
    </style:style>
    <style:style style:name="P46" style:family="paragraph" style:parent-style-name="Standard" style:master-page-name="Converted99">
      <style:paragraph-properties fo:margin-left="0.2091in" fo:margin-right="0in" fo:margin-top="0.0425in" fo:margin-bottom="0in" loext:contextual-spacing="false" fo:text-align="start" style:justify-single-word="false" fo:text-indent="0in" style:auto-text-indent="false" style:page-number="auto"/>
    </style:style>
    <style:style style:name="P47" style:family="paragraph" style:parent-style-name="Standard" style:master-page-name="Converted100">
      <style:paragraph-properties fo:margin-left="0.2091in" fo:margin-right="0in" fo:margin-top="0.0508in" fo:margin-bottom="0in" loext:contextual-spacing="false" fo:text-align="start" style:justify-single-word="false" fo:text-indent="0in" style:auto-text-indent="false" style:page-number="auto"/>
    </style:style>
    <style:style style:name="P48" style:family="paragraph" style:parent-style-name="Standard" style:master-page-name="Converted108">
      <style:paragraph-properties fo:margin-left="0.2091in" fo:margin-right="0in" fo:margin-top="0.0508in" fo:margin-bottom="0in" loext:contextual-spacing="false" fo:text-align="start" style:justify-single-word="false" fo:text-indent="0in" style:auto-text-indent="false" style:page-number="auto"/>
    </style:style>
    <style:style style:name="P49" style:family="paragraph" style:parent-style-name="Standard">
      <style:paragraph-properties fo:margin-left="0.2091in" fo:margin-right="0in" fo:margin-top="0.0043in" fo:margin-bottom="0in" loext:contextual-spacing="false" fo:text-align="start" style:justify-single-word="false" fo:text-indent="0in" style:auto-text-indent="false"/>
    </style:style>
    <style:style style:name="P50" style:family="paragraph" style:parent-style-name="Standard">
      <style:paragraph-properties fo:margin-left="0.2091in" fo:margin-right="0in" fo:margin-top="0.0602in" fo:margin-bottom="0in" loext:contextual-spacing="false" fo:text-align="start" style:justify-single-word="false" fo:text-indent="0in" style:auto-text-indent="false"/>
    </style:style>
    <style:style style:name="P51" style:family="paragraph" style:parent-style-name="Standard">
      <style:paragraph-properties fo:margin-top="0.0063in" fo:margin-bottom="0in" loext:contextual-spacing="false" fo:line-height="100%"/>
      <style:text-properties fo:font-size="11.5pt" fo:font-style="italic" fo:font-weight="bold" style:font-size-asian="11.5pt" style:font-style-asian="italic" style:font-weight-asian="bold"/>
    </style:style>
    <style:style style:name="P52" style:family="paragraph" style:parent-style-name="Standard">
      <style:paragraph-properties fo:margin-top="0.0063in" fo:margin-bottom="0in" loext:contextual-spacing="false" fo:line-height="100%"/>
      <style:text-properties fo:font-size="11.5pt" fo:font-weight="bold" style:font-size-asian="11.5pt" style:font-weight-asian="bold"/>
    </style:style>
    <style:style style:name="P53" style:family="paragraph" style:parent-style-name="Standard">
      <style:paragraph-properties fo:margin-top="0.0063in" fo:margin-bottom="0in" loext:contextual-spacing="false" fo:line-height="100%"/>
      <style:text-properties fo:font-size="14pt" fo:font-weight="bold" style:font-size-asian="14pt" style:font-weight-asian="bold"/>
    </style:style>
    <style:style style:name="P54" style:family="paragraph" style:parent-style-name="Standard">
      <style:paragraph-properties fo:margin-top="0.0063in" fo:margin-bottom="0in" loext:contextual-spacing="false" fo:line-height="100%"/>
      <style:text-properties fo:font-size="14pt" style:font-size-asian="14pt"/>
    </style:style>
    <style:style style:name="P55" style:family="paragraph" style:parent-style-name="Standard">
      <style:paragraph-properties fo:margin-top="0.0063in" fo:margin-bottom="0in" loext:contextual-spacing="false" fo:line-height="100%"/>
      <style:text-properties fo:font-size="10.5pt" style:font-size-asian="10.5pt"/>
    </style:style>
    <style:style style:name="P56" style:family="paragraph" style:parent-style-name="Standard">
      <style:paragraph-properties fo:margin-top="0.0063in" fo:margin-bottom="0in" loext:contextual-spacing="false" fo:line-height="100%"/>
      <style:text-properties fo:font-size="42.5pt" fo:font-weight="bold" style:font-size-asian="42.5pt" style:font-weight-asian="bold"/>
    </style:style>
    <style:style style:name="P57" style:family="paragraph" style:parent-style-name="Standard">
      <style:paragraph-properties fo:margin-left="0.2091in" fo:margin-right="0.3299in" fo:margin-top="0in" fo:margin-bottom="0in" loext:contextual-spacing="false" fo:text-align="justify" style:justify-single-word="false" fo:text-indent="0in" style:auto-text-indent="false"/>
    </style:style>
    <style:style style:name="P58" style:family="paragraph" style:parent-style-name="Standard">
      <style:paragraph-properties fo:margin-left="0.2091in" fo:margin-right="0.4102in" fo:margin-top="0in" fo:margin-bottom="0in" loext:contextual-spacing="false" fo:text-align="start" style:justify-single-word="false" fo:text-indent="0in" style:auto-text-indent="false"/>
    </style:style>
    <style:style style:name="P59" style:family="paragraph" style:parent-style-name="Standard">
      <style:paragraph-properties fo:margin-left="0.2091in" fo:margin-right="0.6827in" fo:margin-top="0.0008in" fo:margin-bottom="0in" loext:contextual-spacing="false" fo:text-align="start" style:justify-single-word="false" fo:text-indent="0in" style:auto-text-indent="false"/>
    </style:style>
    <style:style style:name="P60" style:family="paragraph" style:parent-style-name="Standard">
      <style:paragraph-properties fo:margin-top="0.0016in" fo:margin-bottom="0in" loext:contextual-spacing="false" fo:line-height="100%"/>
      <style:text-properties fo:font-size="12pt" style:font-size-asian="12pt"/>
    </style:style>
    <style:style style:name="P61" style:family="paragraph" style:parent-style-name="Standard">
      <style:paragraph-properties fo:margin-top="0.0016in" fo:margin-bottom="0in" loext:contextual-spacing="false" fo:line-height="100%"/>
      <style:text-properties fo:font-size="8pt" fo:font-weight="bold" style:font-size-asian="8pt" style:font-weight-asian="bold"/>
    </style:style>
    <style:style style:name="P62" style:family="paragraph" style:parent-style-name="Standard">
      <style:paragraph-properties fo:margin-top="0.0016in" fo:margin-bottom="0in" loext:contextual-spacing="false" fo:line-height="100%"/>
      <style:text-properties fo:font-size="14pt" fo:font-weight="bold" style:font-size-asian="14pt" style:font-weight-asian="bold"/>
    </style:style>
    <style:style style:name="P63" style:family="paragraph" style:parent-style-name="Standard">
      <style:paragraph-properties fo:margin-top="0.002in" fo:margin-bottom="0in" loext:contextual-spacing="false" fo:line-height="100%"/>
      <style:text-properties fo:font-size="12pt" style:font-size-asian="12pt"/>
    </style:style>
    <style:style style:name="P64" style:family="paragraph" style:parent-style-name="Standard">
      <style:paragraph-properties fo:margin-top="0.002in" fo:margin-bottom="0in" loext:contextual-spacing="false" fo:line-height="100%"/>
      <style:text-properties fo:font-size="6pt" style:font-size-asian="6pt"/>
    </style:style>
    <style:style style:name="P65" style:family="paragraph" style:parent-style-name="Standard">
      <style:paragraph-properties fo:margin-left="2.9618in" fo:margin-right="0.5634in" fo:margin-top="0.1134in" fo:margin-bottom="0in" loext:contextual-spacing="false" fo:line-height="150%" fo:text-align="start" style:justify-single-word="false" fo:text-indent="-2.5043in" style:auto-text-indent="false"/>
    </style:style>
    <style:style style:name="P66" style:family="paragraph" style:parent-style-name="Standard">
      <style:paragraph-properties fo:margin-top="0.0008in" fo:margin-bottom="0.0008in" loext:contextual-spacing="false" fo:line-height="100%"/>
      <style:text-properties fo:font-size="6pt" fo:font-weight="bold" style:font-size-asian="6pt" style:font-weight-asian="bold"/>
    </style:style>
    <style:style style:name="P67" style:family="paragraph" style:parent-style-name="Standard">
      <style:paragraph-properties fo:margin-top="0.0008in" fo:margin-bottom="0.0008in" loext:contextual-spacing="false" fo:line-height="100%"/>
      <style:text-properties fo:font-size="8pt" fo:font-weight="bold" style:font-size-asian="8pt" style:font-weight-asian="bold"/>
    </style:style>
    <style:style style:name="P68" style:family="paragraph" style:parent-style-name="Standard">
      <style:paragraph-properties fo:margin-top="0.0035in" fo:margin-bottom="0.0008in" loext:contextual-spacing="false" fo:line-height="100%"/>
      <style:text-properties fo:font-size="7.5pt" fo:font-weight="bold" style:font-size-asian="7.5pt" style:font-weight-asian="bold"/>
    </style:style>
    <style:style style:name="P69" style:family="paragraph" style:parent-style-name="Standard">
      <style:paragraph-properties fo:margin-top="0.0035in" fo:margin-bottom="0.0008in" loext:contextual-spacing="false" fo:line-height="100%"/>
      <style:text-properties fo:font-size="5.5pt" fo:font-weight="bold" style:font-size-asian="5.5pt" style:font-weight-asian="bold"/>
    </style:style>
    <style:style style:name="P70" style:family="paragraph" style:parent-style-name="Standard">
      <style:paragraph-properties fo:margin-top="0.0035in" fo:margin-bottom="0.0008in" loext:contextual-spacing="false" fo:line-height="100%"/>
      <style:text-properties fo:font-size="5.5pt" style:font-size-asian="5.5pt"/>
    </style:style>
    <style:style style:name="P71" style:family="paragraph" style:parent-style-name="Standard">
      <style:paragraph-properties fo:margin-top="0.0035in" fo:margin-bottom="0.0008in" loext:contextual-spacing="false" fo:line-height="100%"/>
      <style:text-properties fo:font-size="13.5pt" style:font-size-asian="13.5pt"/>
    </style:style>
    <style:style style:name="P72" style:family="paragraph" style:parent-style-name="Standard">
      <style:paragraph-properties fo:margin-top="0.0071in" fo:margin-bottom="0in" loext:contextual-spacing="false" fo:line-height="100%"/>
      <style:text-properties fo:font-size="7.5pt" fo:font-weight="bold" style:font-size-asian="7.5pt" style:font-weight-asian="bold"/>
    </style:style>
    <style:style style:name="P73" style:family="paragraph" style:parent-style-name="Standard">
      <style:paragraph-properties fo:margin-top="0.0071in" fo:margin-bottom="0in" loext:contextual-spacing="false" fo:line-height="100%"/>
      <style:text-properties fo:font-size="14.5pt" fo:font-weight="bold" style:font-size-asian="14.5pt" style:font-weight-asian="bold"/>
    </style:style>
    <style:style style:name="P74" style:family="paragraph" style:parent-style-name="Standard">
      <style:paragraph-properties fo:margin-top="0.0071in" fo:margin-bottom="0in" loext:contextual-spacing="false" fo:line-height="100%"/>
      <style:text-properties fo:font-size="15.5pt" fo:font-weight="bold" style:font-size-asian="15.5pt" style:font-weight-asian="bold"/>
    </style:style>
    <style:style style:name="P75" style:family="paragraph" style:parent-style-name="Standard">
      <style:paragraph-properties fo:margin-top="0.0071in" fo:margin-bottom="0in" loext:contextual-spacing="false" fo:line-height="100%"/>
      <style:text-properties fo:font-size="15.5pt" style:font-size-asian="15.5pt"/>
    </style:style>
    <style:style style:name="P76" style:family="paragraph" style:parent-style-name="Standard">
      <style:paragraph-properties fo:margin-top="0.0071in" fo:margin-bottom="0in" loext:contextual-spacing="false" fo:line-height="100%"/>
      <style:text-properties fo:font-size="58.5pt" fo:font-weight="bold" style:font-size-asian="58.5pt" style:font-weight-asian="bold"/>
    </style:style>
    <style:style style:name="P77" style:family="paragraph" style:parent-style-name="Standard">
      <style:paragraph-properties fo:margin-top="0.0071in" fo:margin-bottom="0in" loext:contextual-spacing="false" fo:line-height="100%"/>
      <style:text-properties fo:font-size="23.5pt" style:font-size-asian="23.5pt"/>
    </style:style>
    <style:style style:name="P78" style:family="paragraph" style:parent-style-name="Standard">
      <style:paragraph-properties fo:margin-top="0.0035in" fo:margin-bottom="0in" loext:contextual-spacing="false" fo:line-height="100%"/>
      <style:text-properties fo:font-size="5.5pt" fo:font-weight="bold" style:font-size-asian="5.5pt" style:font-weight-asian="bold"/>
    </style:style>
    <style:style style:name="P79" style:family="paragraph" style:parent-style-name="Standard">
      <style:paragraph-properties fo:margin-top="0.0035in" fo:margin-bottom="0in" loext:contextual-spacing="false" fo:line-height="100%"/>
      <style:text-properties fo:font-size="17pt" fo:font-weight="bold" style:font-size-asian="17pt" style:font-weight-asian="bold"/>
    </style:style>
    <style:style style:name="P80" style:family="paragraph" style:parent-style-name="Standard" style:master-page-name="Converted8">
      <style:paragraph-properties style:page-number="auto"/>
      <style:text-properties fo:font-size="1pt" style:font-size-asian="1pt" style:font-size-complex="1pt"/>
    </style:style>
    <style:style style:name="P81" style:family="paragraph" style:parent-style-name="Standard" style:master-page-name="Converted9">
      <style:paragraph-properties style:page-number="auto"/>
      <style:text-properties fo:font-size="1pt" style:font-size-asian="1pt" style:font-size-complex="1pt"/>
    </style:style>
    <style:style style:name="P82" style:family="paragraph" style:parent-style-name="Standard" style:master-page-name="Converted31">
      <style:paragraph-properties style:page-number="auto"/>
      <style:text-properties fo:font-size="1pt" style:font-size-asian="1pt" style:font-size-complex="1pt"/>
    </style:style>
    <style:style style:name="P83" style:family="paragraph" style:parent-style-name="Standard" style:master-page-name="Converted41">
      <style:paragraph-properties style:page-number="auto"/>
      <style:text-properties fo:font-size="1pt" style:font-size-asian="1pt" style:font-size-complex="1pt"/>
    </style:style>
    <style:style style:name="P84" style:family="paragraph" style:parent-style-name="Standard" style:master-page-name="Converted74">
      <style:paragraph-properties style:page-number="auto"/>
      <style:text-properties fo:font-size="1pt" style:font-size-asian="1pt" style:font-size-complex="1pt"/>
    </style:style>
    <style:style style:name="P85" style:family="paragraph" style:parent-style-name="Standard">
      <style:paragraph-properties fo:margin-top="0.0075in" fo:margin-bottom="0in" loext:contextual-spacing="false" fo:line-height="100%"/>
      <style:text-properties fo:font-size="23.5pt" style:font-size-asian="23.5pt"/>
    </style:style>
    <style:style style:name="P86" style:family="paragraph" style:parent-style-name="Standard">
      <style:paragraph-properties fo:margin-top="0.0075in" fo:margin-bottom="0in" loext:contextual-spacing="false" fo:line-height="100%"/>
      <style:text-properties fo:font-size="53.5pt" fo:font-weight="bold" style:font-size-asian="53.5pt" style:font-weight-asian="bold"/>
    </style:style>
    <style:style style:name="P87" style:family="paragraph" style:parent-style-name="Standard">
      <style:paragraph-properties fo:margin-top="0.0075in" fo:margin-bottom="0in" loext:contextual-spacing="false" fo:line-height="100%"/>
      <style:text-properties fo:font-size="44.5pt" fo:font-weight="bold" style:font-size-asian="44.5pt" style:font-weight-asian="bold"/>
    </style:style>
    <style:style style:name="P88" style:family="paragraph" style:parent-style-name="Standard">
      <style:paragraph-properties fo:margin-top="0.0075in" fo:margin-bottom="0in" loext:contextual-spacing="false" fo:line-height="100%"/>
      <style:text-properties fo:font-size="15.5pt" fo:font-weight="bold" style:font-size-asian="15.5pt" style:font-weight-asian="bold"/>
    </style:style>
    <style:style style:name="P89" style:family="paragraph" style:parent-style-name="Standard">
      <style:paragraph-properties fo:margin-top="0.0075in" fo:margin-bottom="0in" loext:contextual-spacing="false" fo:line-height="100%"/>
      <style:text-properties fo:font-size="15.5pt" style:font-size-asian="15.5pt"/>
    </style:style>
    <style:style style:name="P90" style:family="paragraph" style:parent-style-name="Standard">
      <style:paragraph-properties fo:margin-left="0in" fo:margin-right="0.6736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91" style:family="paragraph" style:parent-style-name="Standard">
      <style:paragraph-properties fo:margin-left="0in" fo:margin-right="0.5335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92" style:family="paragraph" style:parent-style-name="Standard">
      <style:paragraph-properties fo:margin-left="0in" fo:margin-right="0.533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93" style:family="paragraph" style:parent-style-name="Standard">
      <style:paragraph-properties fo:margin-top="0.0043in" fo:margin-bottom="0in" loext:contextual-spacing="false" fo:line-height="100%"/>
      <style:text-properties fo:font-size="5pt" fo:font-weight="bold" style:font-size-asian="5pt" style:font-weight-asian="bold"/>
    </style:style>
    <style:style style:name="P94" style:family="paragraph" style:parent-style-name="Standard">
      <style:paragraph-properties fo:margin-top="0.0043in" fo:margin-bottom="0in" loext:contextual-spacing="false" fo:line-height="100%"/>
      <style:text-properties fo:font-size="14pt" fo:font-weight="bold" style:font-size-asian="14pt" style:font-weight-asian="bold"/>
    </style:style>
    <style:style style:name="P95" style:family="paragraph" style:parent-style-name="Standard">
      <style:paragraph-properties fo:margin-left="0in" fo:margin-right="0.533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96" style:family="paragraph" style:parent-style-name="Standard">
      <style:paragraph-properties fo:margin-left="0in" fo:margin-right="0.5339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97" style:family="paragraph" style:parent-style-name="Standard">
      <style:paragraph-properties fo:margin-top="0.0055in" fo:margin-bottom="0in" loext:contextual-spacing="false" fo:line-height="100%"/>
      <style:text-properties fo:font-size="5pt" fo:font-weight="bold" style:font-size-asian="5pt" style:font-weight-asian="bold"/>
    </style:style>
    <style:style style:name="P98" style:family="paragraph" style:parent-style-name="Standard">
      <style:paragraph-properties fo:margin-top="0.0055in" fo:margin-bottom="0in" loext:contextual-spacing="false" fo:line-height="100%"/>
      <style:text-properties fo:font-size="14pt" fo:font-weight="bold" style:font-size-asian="14pt" style:font-weight-asian="bold"/>
    </style:style>
    <style:style style:name="P99" style:family="paragraph" style:parent-style-name="Standard">
      <style:paragraph-properties fo:margin-top="0.0055in" fo:margin-bottom="0in" loext:contextual-spacing="false" fo:line-height="100%"/>
      <style:text-properties fo:font-size="14pt" style:font-size-asian="14pt"/>
    </style:style>
    <style:style style:name="P100" style:family="paragraph" style:parent-style-name="Standard">
      <style:paragraph-properties fo:margin-top="0.0055in" fo:margin-bottom="0in" loext:contextual-spacing="false" fo:line-height="100%"/>
      <style:text-properties fo:font-size="13pt" fo:font-weight="bold" style:font-size-asian="13pt" style:font-weight-asian="bold"/>
    </style:style>
    <style:style style:name="P101" style:family="paragraph" style:parent-style-name="Standard">
      <style:paragraph-properties fo:margin-top="0.0055in" fo:margin-bottom="0in" loext:contextual-spacing="false" fo:line-height="100%"/>
      <style:text-properties fo:font-size="10pt" fo:font-weight="bold" style:font-size-asian="10pt" style:font-weight-asian="bold"/>
    </style:style>
    <style:style style:name="P102" style:family="paragraph" style:parent-style-name="Standard">
      <style:paragraph-properties fo:margin-top="0.0055in" fo:margin-bottom="0in" loext:contextual-spacing="false" fo:line-height="100%"/>
      <style:text-properties fo:font-size="10.5pt" style:font-size-asian="10.5pt"/>
    </style:style>
    <style:style style:name="P103" style:family="paragraph" style:parent-style-name="Standard">
      <style:paragraph-properties fo:margin-left="0in" fo:margin-right="0.534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04" style:family="paragraph" style:parent-style-name="Standard">
      <style:paragraph-properties fo:margin-top="0.0047in" fo:margin-bottom="0in" loext:contextual-spacing="false" fo:line-height="100%"/>
      <style:text-properties fo:font-size="14pt" fo:font-weight="bold" style:font-size-asian="14pt" style:font-weight-asian="bold"/>
    </style:style>
    <style:style style:name="P105" style:family="paragraph" style:parent-style-name="Standard">
      <style:paragraph-properties fo:margin-top="0.0047in" fo:margin-bottom="0in" loext:contextual-spacing="false" fo:line-height="100%"/>
      <style:text-properties fo:font-size="14pt" style:font-size-asian="14pt"/>
    </style:style>
    <style:style style:name="P106" style:family="paragraph" style:parent-style-name="Standard">
      <style:paragraph-properties fo:margin-top="0.0047in" fo:margin-bottom="0in" loext:contextual-spacing="false" fo:line-height="100%"/>
      <style:text-properties fo:font-size="5pt" fo:font-weight="bold" style:font-size-asian="5pt" style:font-weight-asian="bold"/>
    </style:style>
    <style:style style:name="P107" style:family="paragraph" style:parent-style-name="Standard">
      <style:paragraph-properties fo:margin-top="0.0047in" fo:margin-bottom="0in" loext:contextual-spacing="false" fo:line-height="100%"/>
      <style:text-properties fo:font-size="12pt" fo:font-weight="bold" style:font-size-asian="12pt" style:font-weight-asian="bold"/>
    </style:style>
    <style:style style:name="P108" style:family="paragraph" style:parent-style-name="Standard">
      <style:paragraph-properties fo:margin-top="0.0047in" fo:margin-bottom="0in" loext:contextual-spacing="false" fo:line-height="100%"/>
      <style:text-properties fo:font-size="13pt" fo:font-weight="bold" style:font-size-asian="13pt" style:font-weight-asian="bold"/>
    </style:style>
    <style:style style:name="P109" style:family="paragraph" style:parent-style-name="Standard">
      <style:paragraph-properties fo:margin-top="0.0047in" fo:margin-bottom="0in" loext:contextual-spacing="false" fo:line-height="100%"/>
      <style:text-properties fo:font-size="10pt" fo:font-weight="bold" style:font-size-asian="10pt" style:font-weight-asian="bold"/>
    </style:style>
    <style:style style:name="P110" style:family="paragraph" style:parent-style-name="Standard" style:master-page-name="Converted115">
      <style:paragraph-properties fo:margin-top="0.0047in" fo:margin-bottom="0in" loext:contextual-spacing="false" fo:line-height="100%" style:page-number="auto"/>
      <style:text-properties fo:font-size="12pt" fo:font-weight="bold" style:font-size-asian="12pt" style:font-weight-asian="bold"/>
    </style:style>
    <style:style style:name="P111" style:family="paragraph" style:parent-style-name="Standard">
      <style:paragraph-properties fo:margin-left="0in" fo:margin-right="0.066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2" style:family="paragraph" style:parent-style-name="Standard">
      <style:paragraph-properties fo:margin-left="0in" fo:margin-right="0.066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3" style:family="paragraph" style:parent-style-name="Standard">
      <style:paragraph-properties fo:margin-left="0in" fo:margin-right="0.046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4" style:family="paragraph" style:parent-style-name="Standard">
      <style:paragraph-properties fo:margin-left="0in" fo:margin-right="0.05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115" style:family="paragraph" style:parent-style-name="Standard">
      <style:paragraph-properties fo:margin-left="0in" fo:margin-right="0.0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6" style:family="paragraph" style:parent-style-name="Standard">
      <style:paragraph-properties fo:margin-left="0in" fo:margin-right="0.088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7" style:family="paragraph" style:parent-style-name="Standard">
      <style:paragraph-properties fo:margin-left="0in" fo:margin-right="0.079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8" style:family="paragraph" style:parent-style-name="Standard">
      <style:paragraph-properties fo:margin-left="0in" fo:margin-right="0.079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19" style:family="paragraph" style:parent-style-name="Standard">
      <style:paragraph-properties fo:margin-left="0in" fo:margin-right="0.053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20" style:family="paragraph" style:parent-style-name="Standard">
      <style:paragraph-properties fo:margin-top="0.0008in" fo:margin-bottom="0in" loext:contextual-spacing="false" fo:line-height="100%"/>
      <style:text-properties fo:font-size="23pt" fo:font-weight="bold" style:font-size-asian="23pt" style:font-weight-asian="bold"/>
    </style:style>
    <style:style style:name="P121" style:family="paragraph" style:parent-style-name="Standard">
      <style:paragraph-properties fo:margin-top="0.0008in" fo:margin-bottom="0in" loext:contextual-spacing="false" fo:line-height="100%"/>
      <style:text-properties fo:font-size="16pt" style:font-size-asian="16pt"/>
    </style:style>
    <style:style style:name="P122" style:family="paragraph" style:parent-style-name="Standard">
      <style:paragraph-properties fo:margin-top="0.0008in" fo:margin-bottom="0in" loext:contextual-spacing="false" fo:line-height="100%"/>
      <style:text-properties fo:font-size="6pt" style:font-size-asian="6pt"/>
    </style:style>
    <style:style style:name="P123" style:family="paragraph" style:parent-style-name="Standard">
      <style:paragraph-properties fo:margin-top="0.0008in" fo:margin-bottom="0in" loext:contextual-spacing="false" fo:line-height="100%"/>
      <style:text-properties fo:font-size="10pt" style:font-size-asian="10pt"/>
    </style:style>
    <style:style style:name="P124" style:family="paragraph" style:parent-style-name="Standard">
      <style:paragraph-properties fo:margin-top="0.0008in" fo:margin-bottom="0in" loext:contextual-spacing="false" fo:line-height="100%"/>
      <style:text-properties fo:font-size="12.5pt" fo:font-weight="bold" style:font-size-asian="12.5pt" style:font-weight-asian="bold"/>
    </style:style>
    <style:style style:name="P125" style:family="paragraph" style:parent-style-name="Standard">
      <style:paragraph-properties fo:margin-left="0in" fo:margin-right="0.073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26" style:family="paragraph" style:parent-style-name="Standard">
      <style:paragraph-properties fo:margin-left="0in" fo:margin-right="0.078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27" style:family="paragraph" style:parent-style-name="Standard">
      <style:paragraph-properties fo:margin-top="0.0028in" fo:margin-bottom="0in" loext:contextual-spacing="false" fo:line-height="100%"/>
      <style:text-properties fo:font-size="10pt" fo:font-weight="bold" style:font-size-asian="10pt" style:font-weight-asian="bold"/>
    </style:style>
    <style:style style:name="P128" style:family="paragraph" style:parent-style-name="Standard">
      <style:paragraph-properties fo:margin-top="0.0028in" fo:margin-bottom="0in" loext:contextual-spacing="false" fo:line-height="100%"/>
      <style:text-properties fo:font-size="17.5pt" fo:font-weight="bold" style:font-size-asian="17.5pt" style:font-weight-asian="bold"/>
    </style:style>
    <style:style style:name="P129" style:family="paragraph" style:parent-style-name="Standard">
      <style:paragraph-properties fo:margin-top="0.0028in" fo:margin-bottom="0in" loext:contextual-spacing="false" fo:line-height="100%"/>
      <style:text-properties fo:font-size="12pt" fo:font-weight="bold" style:font-size-asian="12pt" style:font-weight-asian="bold"/>
    </style:style>
    <style:style style:name="P130" style:family="paragraph" style:parent-style-name="Standard">
      <style:paragraph-properties fo:margin-left="0.0854in" fo:margin-right="0in" fo:margin-top="0.0591in" fo:margin-bottom="0in" loext:contextual-spacing="false" fo:text-align="start" style:justify-single-word="false" fo:text-indent="0in" style:auto-text-indent="false" fo:break-before="column"/>
    </style:style>
    <style:style style:name="P131" style:family="paragraph" style:parent-style-name="Standard">
      <style:paragraph-properties fo:margin-left="0in" fo:margin-right="0.5193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132" style:family="paragraph" style:parent-style-name="Standard">
      <style:paragraph-properties fo:margin-left="0in" fo:margin-right="0.057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3" style:family="paragraph" style:parent-style-name="Standard">
      <style:paragraph-properties fo:margin-left="0in" fo:margin-right="0.083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4" style:family="paragraph" style:parent-style-name="Standard">
      <style:paragraph-properties fo:margin-left="0in" fo:margin-right="0.063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5" style:family="paragraph" style:parent-style-name="Standard">
      <style:paragraph-properties fo:margin-left="0in" fo:margin-right="0.086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6" style:family="paragraph" style:parent-style-name="Standard">
      <style:paragraph-properties fo:margin-left="0in" fo:margin-right="0.063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7" style:family="paragraph" style:parent-style-name="Standard">
      <style:paragraph-properties fo:margin-left="0in" fo:margin-right="0.086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8" style:family="paragraph" style:parent-style-name="Standard">
      <style:paragraph-properties fo:margin-left="0in" fo:margin-right="0.085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39" style:family="paragraph" style:parent-style-name="Standard">
      <style:paragraph-properties fo:margin-left="0in" fo:margin-right="0.089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40" style:family="paragraph" style:parent-style-name="Standard">
      <style:paragraph-properties fo:margin-left="0in" fo:margin-right="0.043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41" style:family="paragraph" style:parent-style-name="Standard">
      <style:paragraph-properties fo:margin-left="0.6083in" fo:margin-right="0.4957in" fo:margin-top="0in" fo:margin-bottom="0in" loext:contextual-spacing="false" fo:text-align="center" style:justify-single-word="false" fo:text-indent="0in" style:auto-text-indent="false" style:writing-mode="rl-tb"/>
    </style:style>
    <style:style style:name="P142" style:family="paragraph" style:parent-style-name="Standard">
      <style:paragraph-properties fo:margin-left="0in" fo:margin-right="0.042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143" style:family="paragraph" style:parent-style-name="Standard">
      <style:paragraph-properties fo:margin-left="0.2091in" fo:margin-right="0.5555in" fo:margin-top="0in" fo:margin-bottom="0in" loext:contextual-spacing="false" fo:text-align="start" style:justify-single-word="false" fo:text-indent="0in" style:auto-text-indent="false"/>
    </style:style>
    <style:style style:name="P144" style:family="paragraph" style:parent-style-name="Standard">
      <style:paragraph-properties fo:margin-left="0.2091in" fo:margin-right="0.4299in" fo:margin-top="0in" fo:margin-bottom="0in" loext:contextual-spacing="false" fo:text-align="start" style:justify-single-word="false" fo:text-indent="0in" style:auto-text-indent="false"/>
    </style:style>
    <style:style style:name="P145" style:family="paragraph" style:parent-style-name="Standard">
      <style:paragraph-properties fo:margin-left="0.2091in" fo:margin-right="0.422in" fo:margin-top="0in" fo:margin-bottom="0in" loext:contextual-spacing="false" fo:text-align="start" style:justify-single-word="false" fo:text-indent="0in" style:auto-text-indent="false"/>
    </style:style>
    <style:style style:name="P146" style:family="paragraph" style:parent-style-name="Standard">
      <style:paragraph-properties fo:margin-left="0.2091in" fo:margin-right="0.348in" fo:margin-top="0.0602in" fo:margin-bottom="0in" loext:contextual-spacing="false" fo:text-align="justify" style:justify-single-word="false" fo:text-indent="0in" style:auto-text-indent="false"/>
    </style:style>
    <style:style style:name="P147" style:family="paragraph" style:parent-style-name="Standard">
      <style:paragraph-properties fo:margin-left="0.2091in" fo:margin-right="1.1173in" fo:margin-top="0.0008in" fo:margin-bottom="0in" loext:contextual-spacing="false" fo:text-align="start" style:justify-single-word="false" fo:text-indent="0in" style:auto-text-indent="false"/>
    </style:style>
    <style:style style:name="P148" style:family="paragraph" style:parent-style-name="Standard">
      <style:paragraph-properties fo:margin-left="0.2091in" fo:margin-right="2.7028in" fo:margin-top="0.0528in" fo:margin-bottom="0in" loext:contextual-spacing="false" fo:line-height="0.511in" fo:text-align="start" style:justify-single-word="false" fo:text-indent="0in" style:auto-text-indent="false"/>
    </style:style>
    <style:style style:name="P149" style:family="paragraph" style:parent-style-name="Standard">
      <style:paragraph-properties fo:margin-left="0.2091in" fo:margin-right="0.8957in" fo:margin-top="0in" fo:margin-bottom="0in" loext:contextual-spacing="false" fo:text-align="start" style:justify-single-word="false" fo:text-indent="0in" style:auto-text-indent="false"/>
    </style:style>
    <style:style style:name="P150" style:family="paragraph" style:parent-style-name="Standard">
      <style:paragraph-properties fo:margin-left="0.2091in" fo:margin-right="2.9374in" fo:margin-top="0in" fo:margin-bottom="0in" loext:contextual-spacing="false" fo:text-align="start" style:justify-single-word="false" fo:text-indent="0in" style:auto-text-indent="false"/>
    </style:style>
    <style:style style:name="P151" style:family="paragraph" style:parent-style-name="Standard">
      <style:paragraph-properties fo:margin-left="0.2091in" fo:margin-right="0.5146in" fo:margin-top="0in" fo:margin-bottom="0in" loext:contextual-spacing="false" fo:text-align="start" style:justify-single-word="false" fo:text-indent="0in" style:auto-text-indent="false"/>
    </style:style>
    <style:style style:name="P152" style:family="paragraph" style:parent-style-name="Standard">
      <style:paragraph-properties fo:margin-left="0.2091in" fo:margin-right="3.402in" fo:margin-top="0in" fo:margin-bottom="0in" loext:contextual-spacing="false" fo:text-align="start" style:justify-single-word="false" fo:text-indent="0in" style:auto-text-indent="false"/>
    </style:style>
    <style:style style:name="P153" style:family="paragraph" style:parent-style-name="Standard">
      <style:paragraph-properties fo:margin-left="0.2091in" fo:margin-right="0.3555in" fo:margin-top="0.0602in" fo:margin-bottom="0in" loext:contextual-spacing="false" fo:text-align="start" style:justify-single-word="false" fo:text-indent="0in" style:auto-text-indent="false"/>
    </style:style>
    <style:style style:name="P154" style:family="paragraph" style:parent-style-name="Standard">
      <style:paragraph-properties fo:margin-left="0.2091in" fo:margin-right="2.7244in" fo:margin-top="0.0035in" fo:margin-bottom="0in" loext:contextual-spacing="false" style:line-height-at-least="0.5071in" fo:text-align="start" style:justify-single-word="false" fo:text-indent="0in" style:auto-text-indent="false"/>
    </style:style>
    <style:style style:name="P155" style:family="paragraph" style:parent-style-name="Standard">
      <style:paragraph-properties fo:margin-left="0.2091in" fo:margin-right="3.6283in" fo:margin-top="0in" fo:margin-bottom="0in" loext:contextual-spacing="false" fo:text-align="start" style:justify-single-word="false" fo:text-indent="0in" style:auto-text-indent="false"/>
    </style:style>
    <style:style style:name="P156" style:family="paragraph" style:parent-style-name="Standard">
      <style:paragraph-properties fo:margin-left="0.2091in" fo:margin-right="1.7126in" fo:margin-top="0in" fo:margin-bottom="0in" loext:contextual-spacing="false" fo:text-align="start" style:justify-single-word="false" fo:text-indent="0in" style:auto-text-indent="false"/>
    </style:style>
    <style:style style:name="P157" style:family="paragraph" style:parent-style-name="Standard" style:master-page-name="Converted101">
      <style:paragraph-properties fo:margin-left="0.2091in" fo:margin-right="0.5043in" fo:margin-top="0.0508in" fo:margin-bottom="0in" loext:contextual-spacing="false" fo:text-align="start" style:justify-single-word="false" fo:text-indent="0in" style:auto-text-indent="false" style:page-number="auto"/>
    </style:style>
    <style:style style:name="P158" style:family="paragraph" style:parent-style-name="Standard">
      <style:paragraph-properties fo:margin-left="0.2091in" fo:margin-right="0.6819in" fo:margin-top="0in" fo:margin-bottom="0in" loext:contextual-spacing="false" fo:text-align="start" style:justify-single-word="false" fo:text-indent="0in" style:auto-text-indent="false"/>
    </style:style>
    <style:style style:name="P159" style:family="paragraph" style:parent-style-name="Standard">
      <style:paragraph-properties fo:margin-left="0.2091in" fo:margin-right="0.4165in" fo:margin-top="0in" fo:margin-bottom="0in" loext:contextual-spacing="false" fo:text-align="start" style:justify-single-word="false" fo:text-indent="0in" style:auto-text-indent="false"/>
    </style:style>
    <style:style style:name="P160" style:family="paragraph" style:parent-style-name="Standard">
      <style:paragraph-properties fo:margin-left="0.2091in" fo:margin-right="0.3465in" fo:margin-top="0in" fo:margin-bottom="0in" loext:contextual-spacing="false" fo:text-align="start" style:justify-single-word="false" fo:text-indent="-0.0008in" style:auto-text-indent="false"/>
    </style:style>
    <style:style style:name="P161" style:family="paragraph" style:parent-style-name="Standard">
      <style:paragraph-properties fo:margin-left="0.2091in" fo:margin-right="1.228in" fo:margin-top="0in" fo:margin-bottom="0in" loext:contextual-spacing="false" fo:text-align="start" style:justify-single-word="false" fo:text-indent="0in" style:auto-text-indent="false"/>
    </style:style>
    <style:style style:name="P162" style:family="paragraph" style:parent-style-name="Standard">
      <style:paragraph-properties fo:margin-left="0.2091in" fo:margin-right="0.7555in" fo:margin-top="0in" fo:margin-bottom="0in" loext:contextual-spacing="false" fo:text-align="start" style:justify-single-word="false" fo:text-indent="0in" style:auto-text-indent="false"/>
    </style:style>
    <style:style style:name="P163" style:family="paragraph" style:parent-style-name="Standard">
      <style:paragraph-properties fo:margin-left="0.2091in" fo:margin-right="1.0646in" fo:margin-top="0in" fo:margin-bottom="0in" loext:contextual-spacing="false" fo:text-align="start" style:justify-single-word="false" fo:text-indent="0in" style:auto-text-indent="false"/>
    </style:style>
    <style:style style:name="P164" style:family="paragraph" style:parent-style-name="Standard">
      <style:paragraph-properties fo:margin-left="0.2091in" fo:margin-right="3.6154in" fo:margin-top="0in" fo:margin-bottom="0in" loext:contextual-spacing="false" fo:text-align="justify" style:justify-single-word="false" fo:text-indent="-0.0008in" style:auto-text-indent="false"/>
    </style:style>
    <style:style style:name="P165" style:family="paragraph" style:parent-style-name="Standard">
      <style:paragraph-properties fo:margin-left="0.2091in" fo:margin-right="2.272in" fo:margin-top="0in" fo:margin-bottom="0in" loext:contextual-spacing="false" fo:text-align="start" style:justify-single-word="false" fo:text-indent="0in" style:auto-text-indent="false"/>
    </style:style>
    <style:style style:name="P166" style:family="paragraph" style:parent-style-name="Standard">
      <style:paragraph-properties fo:margin-left="0.2091in" fo:margin-right="3.2689in" fo:margin-top="0in" fo:margin-bottom="0in" loext:contextual-spacing="false" fo:text-align="start" style:justify-single-word="false" fo:text-indent="-0.0008in" style:auto-text-indent="false"/>
    </style:style>
    <style:style style:name="P167" style:family="paragraph" style:parent-style-name="Standard">
      <style:paragraph-properties fo:margin-left="0.2091in" fo:margin-right="0.3945in" fo:margin-top="0in" fo:margin-bottom="0in" loext:contextual-spacing="false" fo:text-align="start" style:justify-single-word="false" fo:text-indent="0in" style:auto-text-indent="false"/>
    </style:style>
    <style:style style:name="P168" style:family="paragraph" style:parent-style-name="Standard">
      <style:paragraph-properties fo:margin-left="0.2091in" fo:margin-right="2.7547in" fo:margin-top="0in" fo:margin-bottom="0in" loext:contextual-spacing="false" fo:text-align="start" style:justify-single-word="false" fo:text-indent="0in" style:auto-text-indent="false"/>
    </style:style>
    <style:style style:name="P169" style:family="paragraph" style:parent-style-name="Standard">
      <style:paragraph-properties fo:margin-left="0.2091in" fo:margin-right="3.2752in" fo:margin-top="0in" fo:margin-bottom="0in" loext:contextual-spacing="false" fo:text-align="start" style:justify-single-word="false" fo:text-indent="-0.0008in" style:auto-text-indent="false"/>
    </style:style>
    <style:style style:name="P170" style:family="paragraph" style:parent-style-name="Standard" style:master-page-name="Converted104">
      <style:paragraph-properties fo:margin-left="0.2091in" fo:margin-right="1.8874in" fo:margin-top="0.0425in" fo:margin-bottom="0in" loext:contextual-spacing="false" fo:line-height="200%" fo:text-align="start" style:justify-single-word="false" fo:text-indent="-0.0008in" style:auto-text-indent="false" style:page-number="auto"/>
    </style:style>
    <style:style style:name="P171" style:family="paragraph" style:parent-style-name="Standard">
      <style:paragraph-properties fo:margin-left="0.2091in" fo:margin-right="0.2138in" fo:margin-top="0in" fo:margin-bottom="0in" loext:contextual-spacing="false" fo:text-align="start" style:justify-single-word="false" fo:text-indent="0in" style:auto-text-indent="false"/>
    </style:style>
    <style:style style:name="P172" style:family="paragraph" style:parent-style-name="Standard">
      <style:paragraph-properties fo:margin-left="0.2091in" fo:margin-right="0.3425in" fo:margin-top="0in" fo:margin-bottom="0in" loext:contextual-spacing="false" fo:text-align="start" style:justify-single-word="false" fo:text-indent="0in" style:auto-text-indent="false"/>
    </style:style>
    <style:style style:name="P173" style:family="paragraph" style:parent-style-name="Standard">
      <style:paragraph-properties fo:margin-left="0.2091in" fo:margin-right="0.398in" fo:margin-top="0in" fo:margin-bottom="0in" loext:contextual-spacing="false" fo:text-align="start" style:justify-single-word="false" fo:text-indent="0in" style:auto-text-indent="false"/>
    </style:style>
    <style:style style:name="P174" style:family="paragraph" style:parent-style-name="Standard">
      <style:paragraph-properties fo:margin-left="0.2091in" fo:margin-right="0.5917in" fo:margin-top="0in" fo:margin-bottom="0in" loext:contextual-spacing="false" fo:text-align="start" style:justify-single-word="false" fo:text-indent="0in" style:auto-text-indent="false"/>
    </style:style>
    <style:style style:name="P175" style:family="paragraph" style:parent-style-name="Standard" style:master-page-name="Converted105">
      <style:paragraph-properties fo:margin-left="0.1272in" fo:margin-right="0in" fo:line-height="100%" fo:text-indent="0in" style:auto-text-indent="false" style:page-number="auto"/>
    </style:style>
    <style:style style:name="P176" style:family="paragraph" style:parent-style-name="Standard">
      <style:paragraph-properties fo:margin-left="0.2091in" fo:margin-right="2.7256in" fo:margin-top="0in" fo:margin-bottom="0in" loext:contextual-spacing="false" fo:text-align="start" style:justify-single-word="false" fo:text-indent="0in" style:auto-text-indent="false"/>
    </style:style>
    <style:style style:name="P177" style:family="paragraph" style:parent-style-name="Standard">
      <style:paragraph-properties fo:margin-left="0.2091in" fo:margin-right="3.6799in" fo:margin-top="0in" fo:margin-bottom="0in" loext:contextual-spacing="false" fo:text-align="start" style:justify-single-word="false" fo:text-indent="-0.0008in" style:auto-text-indent="false"/>
    </style:style>
    <style:style style:name="P178" style:family="paragraph" style:parent-style-name="Standard" style:master-page-name="Converted106">
      <style:paragraph-properties fo:margin-left="0.2091in" fo:margin-right="1.022in" fo:margin-top="0.0425in" fo:margin-bottom="0in" loext:contextual-spacing="false" fo:text-align="start" style:justify-single-word="false" fo:text-indent="0in" style:auto-text-indent="false" style:page-number="auto"/>
    </style:style>
    <style:style style:name="P179" style:family="paragraph" style:parent-style-name="Standard">
      <style:paragraph-properties fo:margin-left="0.2091in" fo:margin-right="0.4098in" fo:margin-top="0in" fo:margin-bottom="0in" loext:contextual-spacing="false" fo:text-align="start" style:justify-single-word="false" fo:text-indent="0in" style:auto-text-indent="false"/>
    </style:style>
    <style:style style:name="P180" style:family="paragraph" style:parent-style-name="Standard">
      <style:paragraph-properties fo:margin-left="0.2091in" fo:margin-right="4.228in" fo:margin-top="0.0602in" fo:margin-bottom="0in" loext:contextual-spacing="false" fo:line-height="200%" fo:text-align="start" style:justify-single-word="false" fo:text-indent="0in" style:auto-text-indent="false"/>
    </style:style>
    <style:style style:name="P181" style:family="paragraph" style:parent-style-name="Standard">
      <style:paragraph-properties fo:margin-left="0.2091in" fo:margin-right="0.4181in" fo:margin-top="0.0008in" fo:margin-bottom="0in" loext:contextual-spacing="false" fo:text-align="start" style:justify-single-word="false" fo:text-indent="0in" style:auto-text-indent="false"/>
    </style:style>
    <style:style style:name="P182" style:family="paragraph" style:parent-style-name="Standard">
      <style:paragraph-properties fo:margin-left="0.2091in" fo:margin-right="1.4457in" fo:margin-top="0in" fo:margin-bottom="0in" loext:contextual-spacing="false" fo:text-align="start" style:justify-single-word="false" fo:text-indent="0in" style:auto-text-indent="false"/>
    </style:style>
    <style:style style:name="P183" style:family="paragraph" style:parent-style-name="Standard" style:master-page-name="Converted107">
      <style:paragraph-properties fo:margin-left="0.2091in" fo:margin-right="0.25in" fo:margin-top="0.0508in" fo:margin-bottom="0in" loext:contextual-spacing="false" fo:text-align="start" style:justify-single-word="false" fo:text-indent="0in" style:auto-text-indent="false" style:page-number="auto"/>
    </style:style>
    <style:style style:name="P184" style:family="paragraph" style:parent-style-name="Standard">
      <style:paragraph-properties fo:margin-left="0.2091in" fo:margin-right="1.2626in" fo:margin-top="0in" fo:margin-bottom="0in" loext:contextual-spacing="false" fo:text-align="start" style:justify-single-word="false" fo:text-indent="0in" style:auto-text-indent="false"/>
    </style:style>
    <style:style style:name="P185" style:family="paragraph" style:parent-style-name="Standard">
      <style:paragraph-properties fo:margin-left="0.2091in" fo:margin-right="1.3311in" fo:margin-top="0in" fo:margin-bottom="0in" loext:contextual-spacing="false" fo:text-align="start" style:justify-single-word="false" fo:text-indent="0in" style:auto-text-indent="false"/>
    </style:style>
    <style:style style:name="P186" style:family="paragraph" style:parent-style-name="Standard">
      <style:paragraph-properties fo:margin-left="0.2091in" fo:margin-right="2.678in" fo:margin-top="0in" fo:margin-bottom="0in" loext:contextual-spacing="false" fo:line-height="200%" fo:text-align="start" style:justify-single-word="false" fo:text-indent="0in" style:auto-text-indent="false"/>
    </style:style>
    <style:style style:name="P187" style:family="paragraph" style:parent-style-name="Standard">
      <style:paragraph-properties fo:margin-left="0.2091in" fo:margin-right="2.2925in" fo:margin-top="0in" fo:margin-bottom="0in" loext:contextual-spacing="false" fo:line-height="200%" fo:text-align="start" style:justify-single-word="false" fo:text-indent="0in" style:auto-text-indent="false"/>
    </style:style>
    <style:style style:name="P188" style:family="paragraph" style:parent-style-name="Standard">
      <style:paragraph-properties fo:margin-left="0.2091in" fo:margin-right="3.5256in" fo:margin-top="0in" fo:margin-bottom="0in" loext:contextual-spacing="false" fo:line-height="200%" fo:text-align="start" style:justify-single-word="false" fo:text-indent="0in" style:auto-text-indent="false"/>
    </style:style>
    <style:style style:name="P189" style:family="paragraph" style:parent-style-name="Standard">
      <style:paragraph-properties fo:margin-left="0.2091in" fo:margin-right="0.5339in" fo:margin-top="0.0008in" fo:margin-bottom="0in" loext:contextual-spacing="false" fo:line-height="200%" fo:text-align="start" style:justify-single-word="false" fo:text-indent="0in" style:auto-text-indent="false"/>
    </style:style>
    <style:style style:name="P190" style:family="paragraph" style:parent-style-name="Standard">
      <style:paragraph-properties fo:margin-left="0.2091in" fo:margin-right="1.9362in" fo:margin-top="0in" fo:margin-bottom="0in" loext:contextual-spacing="false" fo:line-height="200%" fo:text-align="start" style:justify-single-word="false" fo:text-indent="0in" style:auto-text-indent="false"/>
    </style:style>
    <style:style style:name="P191" style:family="paragraph" style:parent-style-name="Standard">
      <style:paragraph-properties fo:margin-left="0.2091in" fo:margin-right="0.8154in" fo:margin-top="0in" fo:margin-bottom="0in" loext:contextual-spacing="false" fo:text-align="start" style:justify-single-word="false" fo:text-indent="0in" style:auto-text-indent="false"/>
    </style:style>
    <style:style style:name="P192" style:family="paragraph" style:parent-style-name="Standard">
      <style:paragraph-properties fo:margin-left="0.2091in" fo:margin-right="1.1602in" fo:margin-top="0in" fo:margin-bottom="0in" loext:contextual-spacing="false" fo:text-align="start" style:justify-single-word="false" fo:text-indent="0in" style:auto-text-indent="false"/>
    </style:style>
    <style:style style:name="P193" style:family="paragraph" style:parent-style-name="Standard" style:master-page-name="Converted109">
      <style:paragraph-properties fo:margin-left="0.2091in" fo:margin-right="4.6563in" fo:margin-top="0.0508in" fo:margin-bottom="0in" loext:contextual-spacing="false" fo:line-height="200%" fo:text-align="start" style:justify-single-word="false" fo:text-indent="0in" style:auto-text-indent="false" style:page-number="auto"/>
    </style:style>
    <style:style style:name="P194" style:family="paragraph" style:parent-style-name="Standard">
      <style:paragraph-properties fo:margin-left="0.2091in" fo:margin-right="0.502in" fo:margin-top="0in" fo:margin-bottom="0in" loext:contextual-spacing="false" fo:text-align="start" style:justify-single-word="false" fo:text-indent="-0.0008in" style:auto-text-indent="false"/>
    </style:style>
    <style:style style:name="P195" style:family="paragraph" style:parent-style-name="Standard">
      <style:paragraph-properties fo:margin-left="0.2091in" fo:margin-right="0.3709in" fo:margin-top="0in" fo:margin-bottom="0in" loext:contextual-spacing="false" fo:text-align="start" style:justify-single-word="false" fo:text-indent="0in" style:auto-text-indent="false"/>
    </style:style>
    <style:style style:name="P196" style:family="paragraph" style:parent-style-name="Standard">
      <style:paragraph-properties fo:margin-left="0.2091in" fo:margin-right="0.3409in" fo:margin-top="0in" fo:margin-bottom="0in" loext:contextual-spacing="false" fo:text-align="start" style:justify-single-word="false" fo:text-indent="-0.0008in" style:auto-text-indent="false"/>
    </style:style>
    <style:style style:name="P197" style:family="paragraph" style:parent-style-name="Standard">
      <style:paragraph-properties fo:margin-left="0.2091in" fo:margin-right="0.8575in" fo:margin-top="0in" fo:margin-bottom="0in" loext:contextual-spacing="false" fo:text-align="start" style:justify-single-word="false" fo:text-indent="0in" style:auto-text-indent="false"/>
    </style:style>
    <style:style style:name="P198" style:family="paragraph" style:parent-style-name="Standard">
      <style:paragraph-properties fo:margin-left="0.2091in" fo:margin-right="1.5008in" fo:margin-top="0in" fo:margin-bottom="0in" loext:contextual-spacing="false" fo:text-align="start" style:justify-single-word="false" fo:text-indent="-0.0008in" style:auto-text-indent="false"/>
    </style:style>
    <style:style style:name="P199" style:family="paragraph" style:parent-style-name="Standard" style:master-page-name="Converted110">
      <style:paragraph-properties fo:margin-left="0.2091in" fo:margin-right="1.9591in" fo:margin-top="0.0508in" fo:margin-bottom="0in" loext:contextual-spacing="false" fo:text-align="start" style:justify-single-word="false" fo:text-indent="0in" style:auto-text-indent="false" style:page-number="auto"/>
    </style:style>
    <style:style style:name="P200" style:family="paragraph" style:parent-style-name="Standard">
      <style:paragraph-properties fo:margin-left="0.2091in" fo:margin-right="0.561in" fo:margin-top="0.0602in" fo:margin-bottom="0in" loext:contextual-spacing="false" fo:text-align="justify" style:justify-single-word="false" fo:text-indent="0in" style:auto-text-indent="false"/>
    </style:style>
    <style:style style:name="P201" style:family="paragraph" style:parent-style-name="Standard">
      <style:paragraph-properties fo:margin-left="0.2091in" fo:margin-right="0.5807in" fo:margin-top="0in" fo:margin-bottom="0in" loext:contextual-spacing="false" fo:text-align="start" style:justify-single-word="false" fo:text-indent="0in" style:auto-text-indent="false"/>
    </style:style>
    <style:style style:name="P202" style:family="paragraph" style:parent-style-name="Standard">
      <style:paragraph-properties fo:margin-left="0.2091in" fo:margin-right="0.7055in" fo:margin-top="0.0602in" fo:margin-bottom="0in" loext:contextual-spacing="false" fo:text-align="start" style:justify-single-word="false" fo:text-indent="0in" style:auto-text-indent="false"/>
    </style:style>
    <style:style style:name="P203" style:family="paragraph" style:parent-style-name="Standard">
      <style:paragraph-properties fo:margin-left="0.2091in" fo:margin-right="2.1654in" fo:margin-top="0in" fo:margin-bottom="0in" loext:contextual-spacing="false" fo:text-align="start" style:justify-single-word="false" fo:text-indent="0in" style:auto-text-indent="false"/>
    </style:style>
    <style:style style:name="P204" style:family="paragraph" style:parent-style-name="Standard" style:master-page-name="Converted111">
      <style:paragraph-properties fo:margin-left="0.2091in" fo:margin-right="0.4091in" fo:margin-top="0.0508in" fo:margin-bottom="0in" loext:contextual-spacing="false" fo:text-align="start" style:justify-single-word="false" fo:text-indent="0in" style:auto-text-indent="false" style:page-number="auto"/>
    </style:style>
    <style:style style:name="P205" style:family="paragraph" style:parent-style-name="Standard">
      <style:paragraph-properties fo:margin-left="0.2091in" fo:margin-right="0.9189in" fo:margin-top="0.0602in" fo:margin-bottom="0in" loext:contextual-spacing="false" fo:text-align="start" style:justify-single-word="false" fo:text-indent="0in" style:auto-text-indent="false"/>
    </style:style>
    <style:style style:name="P206" style:family="paragraph" style:parent-style-name="Standard">
      <style:paragraph-properties fo:margin-left="0.2091in" fo:margin-right="0.402in" fo:margin-top="0in" fo:margin-bottom="0in" loext:contextual-spacing="false" fo:text-align="start" style:justify-single-word="false" fo:text-indent="0in" style:auto-text-indent="false"/>
    </style:style>
    <style:style style:name="P207" style:family="paragraph" style:parent-style-name="Standard">
      <style:paragraph-properties fo:margin-left="0.2091in" fo:margin-right="1.1819in" fo:margin-top="0in" fo:margin-bottom="0in" loext:contextual-spacing="false" fo:text-align="start" style:justify-single-word="false" fo:text-indent="0in" style:auto-text-indent="false"/>
    </style:style>
    <style:style style:name="P208" style:family="paragraph" style:parent-style-name="Standard">
      <style:paragraph-properties fo:margin-left="0.2091in" fo:margin-right="0.8071in" fo:margin-top="0in" fo:margin-bottom="0in" loext:contextual-spacing="false" fo:text-align="start" style:justify-single-word="false" fo:text-indent="0in" style:auto-text-indent="false"/>
    </style:style>
    <style:style style:name="P209" style:family="paragraph" style:parent-style-name="Standard">
      <style:paragraph-properties fo:margin-left="0.2091in" fo:margin-right="0.8382in" fo:margin-top="0in" fo:margin-bottom="0in" loext:contextual-spacing="false" fo:text-align="start" style:justify-single-word="false" fo:text-indent="0in" style:auto-text-indent="false"/>
    </style:style>
    <style:style style:name="P210" style:family="paragraph" style:parent-style-name="Standard">
      <style:paragraph-properties fo:margin-left="0.2091in" fo:margin-right="0.5189in" fo:margin-top="0in" fo:margin-bottom="0in" loext:contextual-spacing="false" fo:text-align="start" style:justify-single-word="false" fo:text-indent="-0.0008in" style:auto-text-indent="false"/>
    </style:style>
    <style:style style:name="P211" style:family="paragraph" style:parent-style-name="Standard">
      <style:paragraph-properties fo:margin-left="0.2091in" fo:margin-right="0.7071in" fo:margin-top="0.0008in" fo:margin-bottom="0in" loext:contextual-spacing="false" fo:text-align="start" style:justify-single-word="false" fo:text-indent="0in" style:auto-text-indent="false"/>
    </style:style>
    <style:style style:name="P212" style:family="paragraph" style:parent-style-name="Standard">
      <style:paragraph-properties fo:margin-left="0.2091in" fo:margin-right="0.3402in" fo:margin-top="0in" fo:margin-bottom="0in" loext:contextual-spacing="false" fo:text-align="start" style:justify-single-word="false" fo:text-indent="-0.0008in" style:auto-text-indent="false"/>
    </style:style>
    <style:style style:name="P213" style:family="paragraph" style:parent-style-name="Standard">
      <style:paragraph-properties fo:margin-left="0.4945in" fo:margin-right="0.6083in" fo:margin-top="0.0543in" fo:margin-bottom="0in" loext:contextual-spacing="false" fo:text-align="center" style:justify-single-word="false" fo:text-indent="0in" style:auto-text-indent="false"/>
    </style:style>
    <style:style style:name="P214" style:family="paragraph" style:parent-style-name="Standard">
      <style:paragraph-properties fo:margin-top="0in" fo:margin-bottom="0.0008in" loext:contextual-spacing="false" fo:line-height="100%"/>
      <style:text-properties fo:font-size="14pt" fo:font-weight="bold" style:font-size-asian="14pt" style:font-weight-asian="bold"/>
    </style:style>
    <style:style style:name="P215" style:family="paragraph" style:parent-style-name="Standard">
      <style:paragraph-properties fo:margin-top="0in" fo:margin-bottom="0.0008in" loext:contextual-spacing="false" fo:line-height="100%"/>
      <style:text-properties fo:font-size="14pt" style:font-size-asian="14pt"/>
    </style:style>
    <style:style style:name="P216" style:family="paragraph" style:parent-style-name="Standard">
      <style:paragraph-properties fo:margin-top="0in" fo:margin-bottom="0.0008in" loext:contextual-spacing="false" fo:line-height="100%"/>
      <style:text-properties fo:font-size="8pt" style:font-size-asian="8pt"/>
    </style:style>
    <style:style style:name="P217" style:family="paragraph" style:parent-style-name="Standard">
      <style:paragraph-properties fo:margin-left="1.0465in" fo:margin-right="0in" fo:margin-top="0.0555in" fo:margin-bottom="0in" loext:contextual-spacing="false" fo:text-align="start" style:justify-single-word="false" fo:text-indent="0in" style:auto-text-indent="false"/>
    </style:style>
    <style:style style:name="P218" style:family="paragraph" style:parent-style-name="Standard">
      <style:paragraph-properties fo:margin-left="0.2091in" fo:margin-right="0.322in" fo:margin-top="0.0602in" fo:margin-bottom="0in" loext:contextual-spacing="false" fo:text-align="justify" style:justify-single-word="false" fo:text-indent="0.4917in" style:auto-text-indent="false"/>
    </style:style>
    <style:style style:name="P219" style:family="paragraph" style:parent-style-name="Standard">
      <style:paragraph-properties fo:margin-left="0.2091in" fo:margin-right="0.3217in" fo:margin-top="0in" fo:margin-bottom="0in" loext:contextual-spacing="false" fo:text-align="justify" style:justify-single-word="false" fo:text-indent="0.4917in" style:auto-text-indent="false"/>
    </style:style>
    <style:style style:name="P220" style:family="paragraph" style:parent-style-name="Standard">
      <style:paragraph-properties fo:margin-top="0.0016in" fo:margin-bottom="0.0008in" loext:contextual-spacing="false" fo:line-height="100%"/>
      <style:text-properties fo:font-size="14pt" fo:font-weight="bold" style:font-size-asian="14pt" style:font-weight-asian="bold"/>
    </style:style>
    <style:style style:name="P221" style:family="paragraph" style:parent-style-name="Standard">
      <style:paragraph-properties fo:margin-left="0.2091in" fo:margin-right="0.3272in" fo:margin-top="0.0602in" fo:margin-bottom="0in" loext:contextual-spacing="false" fo:text-align="start" style:justify-single-word="false" fo:text-indent="0.4917in" style:auto-text-indent="false"/>
    </style:style>
    <style:style style:name="P222" style:family="paragraph" style:parent-style-name="Standard">
      <style:paragraph-properties fo:margin-left="0.7008in" fo:margin-right="0in" fo:margin-top="0in" fo:margin-bottom="0in" loext:contextual-spacing="false" fo:line-height="0.2555in" fo:text-align="start" style:justify-single-word="false" fo:text-indent="0in" style:auto-text-indent="false"/>
    </style:style>
    <style:style style:name="P223" style:family="paragraph" style:parent-style-name="Standard">
      <style:paragraph-properties fo:margin-left="0.2091in" fo:margin-right="0.322in" fo:margin-top="0.0008in" fo:margin-bottom="0in" loext:contextual-spacing="false" fo:text-align="justify" style:justify-single-word="false" fo:text-indent="0.4909in" style:auto-text-indent="false"/>
    </style:style>
    <style:style style:name="P224" style:family="paragraph" style:parent-style-name="Standard">
      <style:paragraph-properties fo:margin-left="0.2091in" fo:margin-right="0.322in" fo:margin-top="0.1409in" fo:margin-bottom="0in" loext:contextual-spacing="false" fo:text-align="justify" style:justify-single-word="false" fo:text-indent="0.4362in" style:auto-text-indent="false"/>
    </style:style>
    <style:style style:name="P225" style:family="paragraph" style:parent-style-name="Standard" style:master-page-name="Converted119">
      <style:paragraph-properties fo:margin-left="0.2091in" fo:margin-right="0.3272in" fo:margin-top="0.0508in" fo:margin-bottom="0in" loext:contextual-spacing="false" fo:text-align="start" style:justify-single-word="false" fo:text-indent="-0.0008in" style:auto-text-indent="false" style:page-number="auto"/>
    </style:style>
    <style:style style:name="P226" style:family="paragraph" style:parent-style-name="Standard">
      <style:paragraph-properties fo:margin-left="0.2091in" fo:margin-right="0.3228in" fo:margin-top="0.1409in" fo:margin-bottom="0in" loext:contextual-spacing="false" fo:text-align="justify" style:justify-single-word="false" fo:text-indent="0.4917in" style:auto-text-indent="false"/>
    </style:style>
    <style:style style:name="P227" style:family="paragraph" style:parent-style-name="Standard">
      <style:paragraph-properties fo:margin-left="0.2091in" fo:margin-right="0.5299in" fo:margin-top="0.2228in" fo:margin-bottom="0in" loext:contextual-spacing="false" fo:line-height="147%" fo:text-align="start" style:justify-single-word="false" fo:text-indent="0in" style:auto-text-indent="false"/>
    </style:style>
    <style:style style:name="P228" style:family="paragraph" style:parent-style-name="Text_20_body">
      <style:paragraph-properties fo:line-height="5%"/>
      <style:text-properties fo:font-size="9.5pt" fo:font-weight="normal" style:font-size-asian="9.5pt" style:font-weight-asian="normal"/>
    </style:style>
    <style:style style:name="P229" style:family="paragraph" style:parent-style-name="Text_20_body">
      <style:paragraph-properties fo:margin-left="0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230" style:family="paragraph" style:parent-style-name="Text_20_body">
      <style:paragraph-properties fo:margin-left="0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231" style:family="paragraph" style:parent-style-name="Text_20_body">
      <style:paragraph-properties fo:margin-left="0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232" style:family="paragraph" style:parent-style-name="Text_20_body">
      <style:paragraph-properties fo:margin-left="0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233" style:family="paragraph" style:parent-style-name="Text_20_body">
      <style:paragraph-properties fo:margin-left="0in" fo:margin-right="0in" fo:margin-top="0.0591in" fo:margin-bottom="0in" loext:contextual-spacing="false" fo:text-align="end" style:justify-single-word="false" fo:text-indent="0in" style:auto-text-indent="false" fo:break-before="column" style:writing-mode="rl-tb"/>
    </style:style>
    <style:style style:name="P234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</style:style>
    <style:style style:name="P235" style:family="paragraph" style:parent-style-name="Text_20_body">
      <style:paragraph-properties fo:margin-left="0in" fo:margin-right="0in" fo:margin-top="0.0516in" fo:margin-bottom="0in" loext:contextual-spacing="false" fo:text-align="end" style:justify-single-word="false" fo:text-indent="0in" style:auto-text-indent="false" style:writing-mode="rl-tb"/>
    </style:style>
    <style:style style:name="P236" style:family="paragraph" style:parent-style-name="Text_20_body">
      <style:paragraph-properties fo:margin-left="0in" fo:margin-right="4.4638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37" style:family="paragraph" style:parent-style-name="Text_20_body">
      <style:paragraph-properties fo:margin-left="0in" fo:margin-right="3.6626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38" style:family="paragraph" style:parent-style-name="Text_20_body">
      <style:paragraph-properties fo:margin-left="0in" fo:margin-right="3.6626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39" style:family="paragraph" style:parent-style-name="Text_20_body">
      <style:paragraph-properties fo:margin-left="0in" fo:margin-right="3.8075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0" style:family="paragraph" style:parent-style-name="Text_20_body">
      <style:paragraph-properties fo:margin-left="0in" fo:margin-right="3.6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1" style:family="paragraph" style:parent-style-name="Text_20_body">
      <style:paragraph-properties fo:margin-left="0in" fo:margin-right="4.423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2" style:family="paragraph" style:parent-style-name="Text_20_body">
      <style:paragraph-properties fo:margin-left="0in" fo:margin-right="3.754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3" style:family="paragraph" style:parent-style-name="Text_20_body">
      <style:paragraph-properties fo:margin-left="0in" fo:margin-right="3.8516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4" style:family="paragraph" style:parent-style-name="Text_20_body">
      <style:paragraph-properties fo:margin-left="0in" fo:margin-right="2.9327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5" style:family="paragraph" style:parent-style-name="Text_20_body">
      <style:paragraph-properties fo:margin-left="0in" fo:margin-right="3.545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4618in"/>
        </style:tab-stops>
      </style:paragraph-properties>
    </style:style>
    <style:style style:name="P246" style:family="paragraph" style:parent-style-name="Text_20_body">
      <style:paragraph-properties fo:margin-left="0in" fo:margin-right="3.0335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47" style:family="paragraph" style:parent-style-name="Text_20_body">
      <style:paragraph-properties fo:margin-left="0in" fo:margin-right="3.767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48" style:family="paragraph" style:parent-style-name="Text_20_body">
      <style:paragraph-properties fo:margin-left="0in" fo:margin-right="3.329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49" style:family="paragraph" style:parent-style-name="Text_20_body">
      <style:paragraph-properties fo:margin-left="0in" fo:margin-right="4.0618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0" style:family="paragraph" style:parent-style-name="Text_20_body">
      <style:paragraph-properties fo:margin-left="0in" fo:margin-right="2.379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1" style:family="paragraph" style:parent-style-name="Text_20_body">
      <style:paragraph-properties fo:margin-left="0in" fo:margin-right="3.495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2" style:family="paragraph" style:parent-style-name="Text_20_body">
      <style:paragraph-properties fo:margin-left="0in" fo:margin-right="2.509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3" style:family="paragraph" style:parent-style-name="Text_20_body">
      <style:paragraph-properties fo:margin-left="0in" fo:margin-right="3.2126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4" style:family="paragraph" style:parent-style-name="Text_20_body">
      <style:paragraph-properties fo:margin-left="0in" fo:margin-right="2.860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5" style:family="paragraph" style:parent-style-name="Text_20_body" style:master-page-name="Converted76">
      <style:paragraph-properties fo:margin-left="0in" fo:margin-right="3.2937in" fo:margin-top="0.0516in" fo:margin-bottom="0in" loext:contextual-spacing="false" fo:text-align="start" style:justify-single-word="false" fo:text-indent="0in" style:auto-text-indent="false" style:page-number="auto" style:writing-mode="rl-tb">
        <style:tab-stops>
          <style:tab-stop style:position="0.6028in"/>
        </style:tab-stops>
      </style:paragraph-properties>
    </style:style>
    <style:style style:name="P256" style:family="paragraph" style:parent-style-name="Text_20_body">
      <style:paragraph-properties fo:margin-left="0in" fo:margin-right="3.2937in" fo:margin-top="0.0591in" fo:margin-bottom="0in" loext:contextual-spacing="false" fo:text-align="start" style:justify-single-word="false" fo:text-indent="0in" style:auto-text-indent="false" style:writing-mode="rl-tb"/>
    </style:style>
    <style:style style:name="P257" style:family="paragraph" style:parent-style-name="Text_20_body">
      <style:paragraph-properties fo:margin-left="0in" fo:margin-right="2.326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8" style:family="paragraph" style:parent-style-name="Text_20_body">
      <style:paragraph-properties fo:margin-left="0in" fo:margin-right="2.123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59" style:family="paragraph" style:parent-style-name="Text_20_body">
      <style:paragraph-properties fo:margin-left="0in" fo:margin-right="4.287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0" style:family="paragraph" style:parent-style-name="Text_20_body">
      <style:paragraph-properties fo:margin-left="0in" fo:margin-right="2.890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1" style:family="paragraph" style:parent-style-name="Text_20_body">
      <style:paragraph-properties fo:margin-left="0in" fo:margin-right="2.295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2" style:family="paragraph" style:parent-style-name="Text_20_body">
      <style:paragraph-properties fo:margin-left="0in" fo:margin-right="3.1547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3" style:family="paragraph" style:parent-style-name="Text_20_body">
      <style:paragraph-properties fo:margin-left="0in" fo:margin-right="3.322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4" style:family="paragraph" style:parent-style-name="Text_20_body">
      <style:paragraph-properties fo:margin-left="0in" fo:margin-right="2.170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5" style:family="paragraph" style:parent-style-name="Text_20_body">
      <style:paragraph-properties fo:margin-left="0in" fo:margin-right="2.692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6" style:family="paragraph" style:parent-style-name="Text_20_body">
      <style:paragraph-properties fo:margin-left="0in" fo:margin-right="3.081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7" style:family="paragraph" style:parent-style-name="Text_20_body">
      <style:paragraph-properties fo:margin-left="0in" fo:margin-right="2.504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8" style:family="paragraph" style:parent-style-name="Text_20_body">
      <style:paragraph-properties fo:margin-left="0in" fo:margin-right="3.619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69" style:family="paragraph" style:parent-style-name="Text_20_body">
      <style:paragraph-properties fo:margin-left="0in" fo:margin-right="2.73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0" style:family="paragraph" style:parent-style-name="Text_20_body">
      <style:paragraph-properties fo:margin-left="0in" fo:margin-right="3.7445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1" style:family="paragraph" style:parent-style-name="Text_20_body">
      <style:paragraph-properties fo:margin-left="0in" fo:margin-right="3.744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2" style:family="paragraph" style:parent-style-name="Text_20_body">
      <style:paragraph-properties fo:margin-left="0in" fo:margin-right="2.63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3" style:family="paragraph" style:parent-style-name="Text_20_body">
      <style:paragraph-properties fo:margin-left="0in" fo:margin-right="3.042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4" style:family="paragraph" style:parent-style-name="Text_20_body">
      <style:paragraph-properties fo:margin-left="0in" fo:margin-right="3.913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5" style:family="paragraph" style:parent-style-name="Text_20_body">
      <style:paragraph-properties fo:margin-left="0in" fo:margin-right="3.9138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76" style:family="paragraph" style:parent-style-name="Text_20_body">
      <style:paragraph-properties fo:margin-left="0in" fo:margin-right="3.9138in" fo:text-align="start" style:justify-single-word="false" fo:text-indent="0in" style:auto-text-indent="false" style:writing-mode="rl-tb"/>
    </style:style>
    <style:style style:name="P277" style:family="paragraph" style:parent-style-name="Text_20_body">
      <style:paragraph-properties fo:margin-left="0in" fo:margin-right="2.298in" fo:margin-top="0.1429in" fo:margin-bottom="0in" loext:contextual-spacing="false" fo:text-align="start" style:justify-single-word="false" fo:text-indent="0in" style:auto-text-indent="false" style:writing-mode="rl-tb"/>
    </style:style>
    <style:style style:name="P278" style:family="paragraph" style:parent-style-name="Text_20_body">
      <style:paragraph-properties fo:margin-left="0in" fo:margin-right="2.298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in"/>
        </style:tab-stops>
      </style:paragraph-properties>
    </style:style>
    <style:style style:name="P279" style:family="paragraph" style:parent-style-name="Text_20_body">
      <style:paragraph-properties fo:margin-left="0in" fo:margin-right="2.17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0" style:family="paragraph" style:parent-style-name="Text_20_body">
      <style:paragraph-properties fo:margin-left="0in" fo:margin-right="2.655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1" style:family="paragraph" style:parent-style-name="Text_20_body">
      <style:paragraph-properties fo:margin-left="0in" fo:margin-right="2.284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2" style:family="paragraph" style:parent-style-name="Text_20_body">
      <style:paragraph-properties fo:margin-left="0in" fo:margin-right="2.654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3" style:family="paragraph" style:parent-style-name="Text_20_body" style:master-page-name="Converted77">
      <style:paragraph-properties fo:margin-left="0in" fo:margin-right="2.9634in" fo:margin-top="0.0516in" fo:margin-bottom="0in" loext:contextual-spacing="false" fo:text-align="start" style:justify-single-word="false" fo:text-indent="0in" style:auto-text-indent="false" style:page-number="auto" style:writing-mode="rl-tb">
        <style:tab-stops>
          <style:tab-stop style:position="0.6028in"/>
        </style:tab-stops>
      </style:paragraph-properties>
    </style:style>
    <style:style style:name="P284" style:family="paragraph" style:parent-style-name="Text_20_body">
      <style:paragraph-properties fo:margin-left="0in" fo:margin-right="3.333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5" style:family="paragraph" style:parent-style-name="Text_20_body">
      <style:paragraph-properties fo:margin-left="0in" fo:margin-right="2.5283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6" style:family="paragraph" style:parent-style-name="Text_20_body">
      <style:paragraph-properties fo:margin-left="0in" fo:margin-right="3.066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7" style:family="paragraph" style:parent-style-name="Text_20_body">
      <style:paragraph-properties fo:margin-left="0in" fo:margin-right="4.111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8" style:family="paragraph" style:parent-style-name="Text_20_body">
      <style:paragraph-properties fo:margin-left="0in" fo:margin-right="3.224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89" style:family="paragraph" style:parent-style-name="Text_20_body">
      <style:paragraph-properties fo:margin-left="0in" fo:margin-right="2.55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0" style:family="paragraph" style:parent-style-name="Text_20_body">
      <style:paragraph-properties fo:margin-left="0in" fo:margin-right="1.682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1" style:family="paragraph" style:parent-style-name="Text_20_body">
      <style:paragraph-properties fo:margin-left="0in" fo:margin-right="2.481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2" style:family="paragraph" style:parent-style-name="Text_20_body">
      <style:paragraph-properties fo:margin-left="0in" fo:margin-right="2.4819in" fo:margin-top="0.1429in" fo:margin-bottom="0in" loext:contextual-spacing="false" fo:text-align="start" style:justify-single-word="false" fo:text-indent="0in" style:auto-text-indent="false" style:writing-mode="rl-tb"/>
    </style:style>
    <style:style style:name="P293" style:family="paragraph" style:parent-style-name="Text_20_body">
      <style:paragraph-properties fo:margin-left="0in" fo:margin-right="2.9799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4" style:family="paragraph" style:parent-style-name="Text_20_body">
      <style:paragraph-properties fo:margin-left="0in" fo:margin-right="1.851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5" style:family="paragraph" style:parent-style-name="Text_20_body">
      <style:paragraph-properties fo:margin-left="0in" fo:margin-right="2.1764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6" style:family="paragraph" style:parent-style-name="Text_20_body">
      <style:paragraph-properties fo:margin-left="0in" fo:margin-right="3.83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7" style:family="paragraph" style:parent-style-name="Text_20_body">
      <style:paragraph-properties fo:margin-left="0in" fo:margin-right="3.3508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8" style:family="paragraph" style:parent-style-name="Text_20_body">
      <style:paragraph-properties fo:margin-left="0in" fo:margin-right="4.0992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299" style:family="paragraph" style:parent-style-name="Text_20_body">
      <style:paragraph-properties fo:margin-left="0in" fo:margin-right="3.247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0" style:family="paragraph" style:parent-style-name="Text_20_body">
      <style:paragraph-properties fo:margin-left="0in" fo:margin-right="2.671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1" style:family="paragraph" style:parent-style-name="Text_20_body">
      <style:paragraph-properties fo:margin-left="0in" fo:margin-right="3.0634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2" style:family="paragraph" style:parent-style-name="Text_20_body">
      <style:paragraph-properties fo:margin-left="0in" fo:margin-right="3.0634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8055in"/>
        </style:tab-stops>
      </style:paragraph-properties>
    </style:style>
    <style:style style:name="P303" style:family="paragraph" style:parent-style-name="Text_20_body">
      <style:paragraph-properties fo:margin-left="0in" fo:margin-right="3.304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4" style:family="paragraph" style:parent-style-name="Text_20_body">
      <style:paragraph-properties fo:margin-left="0in" fo:margin-right="3.3047in" fo:margin-top="0.1445in" fo:margin-bottom="0in" loext:contextual-spacing="false" fo:text-align="center" style:justify-single-word="false" fo:text-indent="0in" style:auto-text-indent="false" style:writing-mode="rl-tb"/>
    </style:style>
    <style:style style:name="P305" style:family="paragraph" style:parent-style-name="Text_20_body">
      <style:paragraph-properties fo:margin-left="0in" fo:margin-right="3.540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6" style:family="paragraph" style:parent-style-name="Text_20_body">
      <style:paragraph-properties fo:margin-left="0in" fo:margin-right="3.5409in" fo:margin-top="0.1429in" fo:margin-bottom="0in" loext:contextual-spacing="false" fo:text-align="start" style:justify-single-word="false" fo:text-indent="0in" style:auto-text-indent="false" style:writing-mode="rl-tb"/>
    </style:style>
    <style:style style:name="P307" style:family="paragraph" style:parent-style-name="Text_20_body">
      <style:paragraph-properties fo:margin-left="0in" fo:margin-right="3.731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8" style:family="paragraph" style:parent-style-name="Text_20_body">
      <style:paragraph-properties fo:margin-left="0in" fo:margin-right="4.145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09" style:family="paragraph" style:parent-style-name="Text_20_body" style:master-page-name="Converted78">
      <style:paragraph-properties fo:margin-left="0in" fo:margin-right="4.1626in" fo:margin-top="0.0516in" fo:margin-bottom="0in" loext:contextual-spacing="false" fo:text-align="start" style:justify-single-word="false" fo:text-indent="0in" style:auto-text-indent="false" style:page-number="auto" style:writing-mode="rl-tb">
        <style:tab-stops>
          <style:tab-stop style:position="0.6028in"/>
        </style:tab-stops>
      </style:paragraph-properties>
    </style:style>
    <style:style style:name="P310" style:family="paragraph" style:parent-style-name="Text_20_body">
      <style:paragraph-properties fo:margin-left="0in" fo:margin-right="4.1626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1" style:family="paragraph" style:parent-style-name="Text_20_body">
      <style:paragraph-properties fo:margin-left="0in" fo:margin-right="3.992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2" style:family="paragraph" style:parent-style-name="Text_20_body">
      <style:paragraph-properties fo:margin-left="0in" fo:margin-right="2.317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3" style:family="paragraph" style:parent-style-name="Text_20_body">
      <style:paragraph-properties fo:margin-left="0in" fo:margin-right="2.722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4" style:family="paragraph" style:parent-style-name="Text_20_body">
      <style:paragraph-properties fo:margin-left="0in" fo:margin-right="2.98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5" style:family="paragraph" style:parent-style-name="Text_20_body">
      <style:paragraph-properties fo:margin-left="0in" fo:margin-right="3.5882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6" style:family="paragraph" style:parent-style-name="Text_20_body">
      <style:paragraph-properties fo:margin-left="0in" fo:margin-right="3.2854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7" style:family="paragraph" style:parent-style-name="Text_20_body">
      <style:paragraph-properties fo:margin-left="0in" fo:margin-right="2.6043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18" style:family="paragraph" style:parent-style-name="Text_20_body">
      <style:paragraph-properties fo:margin-left="0in" fo:margin-right="2.6043in" fo:text-align="start" style:justify-single-word="false" fo:text-indent="0in" style:auto-text-indent="false" style:writing-mode="rl-tb"/>
    </style:style>
    <style:style style:name="P319" style:family="paragraph" style:parent-style-name="Text_20_body">
      <style:paragraph-properties fo:margin-left="0in" fo:margin-right="3.2681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0" style:family="paragraph" style:parent-style-name="Text_20_body">
      <style:paragraph-properties fo:margin-left="0in" fo:margin-right="3.698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1" style:family="paragraph" style:parent-style-name="Text_20_body">
      <style:paragraph-properties fo:margin-left="0in" fo:margin-right="0.9626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2" style:family="paragraph" style:parent-style-name="Text_20_body">
      <style:paragraph-properties fo:margin-left="0in" fo:margin-right="3.0673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3" style:family="paragraph" style:parent-style-name="Text_20_body">
      <style:paragraph-properties fo:margin-left="0in" fo:margin-right="3.1429in" fo:margin-top="0.1437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4" style:family="paragraph" style:parent-style-name="Text_20_body">
      <style:paragraph-properties fo:margin-left="0in" fo:margin-right="1.2575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5" style:family="paragraph" style:parent-style-name="Text_20_body">
      <style:paragraph-properties fo:margin-left="0in" fo:margin-right="2.6335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6" style:family="paragraph" style:parent-style-name="Text_20_body">
      <style:paragraph-properties fo:margin-left="0in" fo:margin-right="3.4909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7" style:family="paragraph" style:parent-style-name="Text_20_body">
      <style:paragraph-properties fo:margin-left="0in" fo:margin-right="3.5417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8" style:family="paragraph" style:parent-style-name="Text_20_body">
      <style:paragraph-properties fo:margin-left="0in" fo:margin-right="3.5898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29" style:family="paragraph" style:parent-style-name="Text_20_body">
      <style:paragraph-properties fo:margin-left="0in" fo:margin-right="3.2154in" fo:margin-top="0.1445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30" style:family="paragraph" style:parent-style-name="Text_20_body">
      <style:paragraph-properties fo:margin-left="0in" fo:margin-right="3.4472in" fo:margin-top="0.1429in" fo:margin-bottom="0in" loext:contextual-spacing="false" fo:text-align="start" style:justify-single-word="false" fo:text-indent="0in" style:auto-text-indent="false" style:writing-mode="rl-tb">
        <style:tab-stops>
          <style:tab-stop style:position="0.6028in"/>
        </style:tab-stops>
      </style:paragraph-properties>
    </style:style>
    <style:style style:name="P331" style:family="paragraph" style:parent-style-name="Text_20_body">
      <style:paragraph-properties fo:margin-left="0in" fo:margin-right="3.5654in" fo:margin-top="0.0516in" fo:margin-bottom="0in" loext:contextual-spacing="false" fo:text-align="center" style:justify-single-word="false" fo:text-indent="0in" style:auto-text-indent="false" style:writing-mode="rl-tb"/>
    </style:style>
    <style:style style:name="P332" style:family="paragraph" style:parent-style-name="Text_20_body">
      <style:paragraph-properties fo:margin-left="0in" fo:margin-right="2.648in" fo:margin-top="0.1429in" fo:margin-bottom="0in" loext:contextual-spacing="false" fo:text-align="center" style:justify-single-word="false" fo:text-indent="0in" style:auto-text-indent="false" style:writing-mode="rl-tb"/>
    </style:style>
    <style:style style:name="P333" style:family="paragraph" style:parent-style-name="Text_20_body">
      <style:paragraph-properties fo:margin-left="0in" fo:margin-right="2.648in" fo:margin-top="0.1445in" fo:margin-bottom="0in" loext:contextual-spacing="false" fo:text-align="start" style:justify-single-word="false" fo:text-indent="0in" style:auto-text-indent="false" style:writing-mode="rl-tb"/>
    </style:style>
    <style:style style:name="P334" style:family="paragraph" style:parent-style-name="Text_20_body">
      <style:paragraph-properties fo:margin-left="0in" fo:margin-right="2.4917in" fo:margin-top="0.1445in" fo:margin-bottom="0in" loext:contextual-spacing="false" fo:text-align="center" style:justify-single-word="false" fo:text-indent="0in" style:auto-text-indent="false" style:writing-mode="rl-tb"/>
    </style:style>
    <style:style style:name="P335" style:family="paragraph" style:parent-style-name="Text_20_body">
      <style:paragraph-properties fo:margin-left="0in" fo:margin-right="2.4425in" fo:margin-top="0.1429in" fo:margin-bottom="0in" loext:contextual-spacing="false" fo:text-align="center" style:justify-single-word="false" fo:text-indent="0in" style:auto-text-indent="false" style:writing-mode="rl-tb"/>
    </style:style>
    <style:style style:name="P336" style:family="paragraph" style:parent-style-name="Text_20_body">
      <style:paragraph-properties fo:margin-left="0in" fo:margin-right="2.3193in" fo:margin-top="0.1445in" fo:margin-bottom="0in" loext:contextual-spacing="false" fo:text-align="center" style:justify-single-word="false" fo:text-indent="0in" style:auto-text-indent="false" style:writing-mode="rl-tb"/>
    </style:style>
    <style:style style:name="P337" style:family="paragraph" style:parent-style-name="Text_20_body">
      <style:paragraph-properties fo:margin-left="0in" fo:margin-right="2.7575in" fo:margin-top="0.1429in" fo:margin-bottom="0in" loext:contextual-spacing="false" fo:text-align="center" style:justify-single-word="false" fo:text-indent="0in" style:auto-text-indent="false" style:writing-mode="rl-tb"/>
    </style:style>
    <style:style style:name="P338" style:family="paragraph" style:parent-style-name="Text_20_body">
      <style:paragraph-properties fo:margin-left="0in" fo:margin-right="2.6in" fo:margin-top="0.1445in" fo:margin-bottom="0in" loext:contextual-spacing="false" fo:text-align="center" style:justify-single-word="false" fo:text-indent="0in" style:auto-text-indent="false" style:writing-mode="rl-tb"/>
    </style:style>
    <style:style style:name="P339" style:family="paragraph" style:parent-style-name="Text_20_body">
      <style:paragraph-properties fo:margin-left="0in" fo:margin-right="3.2465in" fo:margin-top="0.1429in" fo:margin-bottom="0in" loext:contextual-spacing="false" fo:text-align="center" style:justify-single-word="false" fo:text-indent="0in" style:auto-text-indent="false" style:writing-mode="rl-tb"/>
    </style:style>
    <style:style style:name="P340" style:family="paragraph" style:parent-style-name="Text_20_body">
      <style:paragraph-properties fo:margin-left="0in" fo:margin-right="2.6472in" fo:margin-top="0.1445in" fo:margin-bottom="0in" loext:contextual-spacing="false" fo:text-align="center" style:justify-single-word="false" fo:text-indent="0in" style:auto-text-indent="false" style:writing-mode="rl-tb"/>
    </style:style>
    <style:style style:name="P341" style:family="paragraph" style:parent-style-name="Text_20_body">
      <style:paragraph-properties fo:margin-left="0.0008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342" style:family="paragraph" style:parent-style-name="Text_20_body">
      <style:paragraph-properties fo:margin-left="0.0008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343" style:family="paragraph" style:parent-style-name="Text_20_body">
      <style:paragraph-properties fo:margin-left="0.0008in" fo:margin-right="0in" fo:margin-top="0.0516in" fo:margin-bottom="0in" loext:contextual-spacing="false" fo:text-align="end" style:justify-single-word="false" fo:text-indent="0in" style:auto-text-indent="false" style:writing-mode="rl-tb"/>
    </style:style>
    <style:style style:name="P344" style:family="paragraph" style:parent-style-name="Text_20_body">
      <style:paragraph-properties fo:margin-left="0.0008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345" style:family="paragraph" style:parent-style-name="Text_20_body">
      <style:paragraph-properties fo:margin-left="0.0008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346" style:family="paragraph" style:parent-style-name="Text_20_body">
      <style:paragraph-properties fo:margin-left="0in" fo:margin-right="2.428in" fo:margin-top="0.1445in" fo:margin-bottom="0in" loext:contextual-spacing="false" fo:text-align="center" style:justify-single-word="false" fo:text-indent="0in" style:auto-text-indent="false" style:writing-mode="rl-tb"/>
    </style:style>
    <style:style style:name="P347" style:family="paragraph" style:parent-style-name="Text_20_body">
      <style:paragraph-properties fo:margin-left="0in" fo:margin-right="2.4689in" fo:margin-top="0.1437in" fo:margin-bottom="0in" loext:contextual-spacing="false" fo:text-align="center" style:justify-single-word="false" fo:text-indent="0in" style:auto-text-indent="false" style:writing-mode="rl-tb"/>
    </style:style>
    <style:style style:name="P348" style:family="paragraph" style:parent-style-name="Text_20_body">
      <style:paragraph-properties fo:margin-left="0in" fo:margin-right="2.7429in" fo:margin-top="0.1445in" fo:margin-bottom="0in" loext:contextual-spacing="false" fo:text-align="center" style:justify-single-word="false" fo:text-indent="0in" style:auto-text-indent="false" style:writing-mode="rl-tb"/>
    </style:style>
    <style:style style:name="P349" style:family="paragraph" style:parent-style-name="Text_20_body">
      <style:paragraph-properties fo:margin-left="0in" fo:margin-right="3.3547in" fo:margin-top="0.1429in" fo:margin-bottom="0in" loext:contextual-spacing="false" fo:text-align="center" style:justify-single-word="false" fo:text-indent="0in" style:auto-text-indent="false" style:writing-mode="rl-tb"/>
    </style:style>
    <style:style style:name="P350" style:family="paragraph" style:parent-style-name="Text_20_body">
      <style:paragraph-properties fo:margin-left="0in" fo:margin-right="3.2957in" fo:margin-top="0.1445in" fo:margin-bottom="0in" loext:contextual-spacing="false" fo:text-align="start" style:justify-single-word="false" fo:text-indent="0in" style:auto-text-indent="false" style:writing-mode="rl-tb"/>
    </style:style>
    <style:style style:name="P351" style:family="paragraph" style:parent-style-name="Text_20_body">
      <style:paragraph-properties fo:margin-left="0in" fo:margin-right="2.5445in" fo:margin-top="0.1429in" fo:margin-bottom="0in" loext:contextual-spacing="false" fo:text-align="center" style:justify-single-word="false" fo:text-indent="0in" style:auto-text-indent="false" style:writing-mode="rl-tb"/>
    </style:style>
    <style:style style:name="P352" style:family="paragraph" style:parent-style-name="Text_20_body">
      <style:paragraph-properties fo:margin-left="0in" fo:margin-right="2.4098in" fo:margin-top="0.1445in" fo:margin-bottom="0in" loext:contextual-spacing="false" fo:text-align="center" style:justify-single-word="false" fo:text-indent="0in" style:auto-text-indent="false" style:writing-mode="rl-tb"/>
    </style:style>
    <style:style style:name="P353" style:family="paragraph" style:parent-style-name="Text_20_body">
      <style:paragraph-properties fo:margin-left="0in" fo:margin-right="3.45in" fo:margin-top="0.1429in" fo:margin-bottom="0in" loext:contextual-spacing="false" fo:text-align="center" style:justify-single-word="false" fo:text-indent="0in" style:auto-text-indent="false" style:writing-mode="rl-tb"/>
    </style:style>
    <style:style style:name="P354" style:family="paragraph" style:parent-style-name="Text_20_body">
      <style:paragraph-properties fo:margin-left="0in" fo:margin-right="3.572in" fo:margin-top="0.1429in" fo:margin-bottom="0in" loext:contextual-spacing="false" fo:text-align="center" style:justify-single-word="false" fo:text-indent="0in" style:auto-text-indent="false" style:writing-mode="rl-tb"/>
    </style:style>
    <style:style style:name="P355" style:family="paragraph" style:parent-style-name="Text_20_body">
      <style:paragraph-properties fo:margin-left="0in" fo:margin-right="0.6736in" fo:margin-top="0.1429in" fo:margin-bottom="0in" loext:contextual-spacing="false" fo:text-align="start" style:justify-single-word="false" fo:text-indent="0in" style:auto-text-indent="false" style:writing-mode="rl-tb"/>
    </style:style>
    <style:style style:name="P356" style:family="paragraph" style:parent-style-name="Text_20_body">
      <style:paragraph-properties fo:margin-left="0in" fo:margin-right="0.6736in" fo:margin-top="0.1445in" fo:margin-bottom="0in" loext:contextual-spacing="false" fo:text-align="start" style:justify-single-word="false" fo:text-indent="0in" style:auto-text-indent="false" style:writing-mode="rl-tb"/>
    </style:style>
    <style:style style:name="P357" style:family="paragraph" style:parent-style-name="Text_20_body">
      <style:paragraph-properties fo:margin-left="0in" fo:margin-right="0.6736in" fo:margin-top="0.1626in" fo:margin-bottom="0in" loext:contextual-spacing="false" fo:text-align="start" style:justify-single-word="false" fo:text-indent="0in" style:auto-text-indent="false" style:writing-mode="rl-tb"/>
    </style:style>
    <style:style style:name="P358" style:family="paragraph" style:parent-style-name="Text_20_body">
      <style:paragraph-properties fo:margin-left="0in" fo:margin-right="0.6736in" fo:margin-top="0.1701in" fo:margin-bottom="0in" loext:contextual-spacing="false" fo:text-align="start" style:justify-single-word="false" fo:text-indent="0in" style:auto-text-indent="false" style:writing-mode="rl-tb"/>
    </style:style>
    <style:style style:name="P359" style:family="paragraph" style:parent-style-name="Text_20_body">
      <style:paragraph-properties fo:margin-left="0in" fo:margin-right="0.5335in" fo:margin-top="0.1437in" fo:margin-bottom="0in" loext:contextual-spacing="false" fo:text-align="start" style:justify-single-word="false" fo:text-indent="0in" style:auto-text-indent="false" style:writing-mode="rl-tb"/>
    </style:style>
    <style:style style:name="P360" style:family="paragraph" style:parent-style-name="Text_20_body">
      <style:paragraph-properties fo:margin-left="0in" fo:margin-right="0.5335in" fo:margin-top="0.1445in" fo:margin-bottom="0in" loext:contextual-spacing="false" fo:text-align="start" style:justify-single-word="false" fo:text-indent="0in" style:auto-text-indent="false" style:writing-mode="rl-tb"/>
    </style:style>
    <style:style style:name="P361" style:family="paragraph" style:parent-style-name="Text_20_body">
      <style:paragraph-properties fo:margin-left="0in" fo:margin-right="0.5335in" fo:margin-top="0.1429in" fo:margin-bottom="0in" loext:contextual-spacing="false" fo:text-align="start" style:justify-single-word="false" fo:text-indent="0in" style:auto-text-indent="false" style:writing-mode="rl-tb"/>
    </style:style>
    <style:style style:name="P362" style:family="paragraph" style:parent-style-name="Text_20_body">
      <style:paragraph-properties fo:margin-left="0in" fo:margin-right="1.8134in" fo:margin-top="0.0516in" fo:margin-bottom="0in" loext:contextual-spacing="false" fo:text-align="center" style:justify-single-word="false" fo:text-indent="0in" style:auto-text-indent="false" style:writing-mode="rl-tb"/>
    </style:style>
    <style:style style:name="P363" style:family="paragraph" style:parent-style-name="Text_20_body">
      <style:paragraph-properties fo:margin-left="0in" fo:margin-right="3.1516in" fo:margin-top="0.1429in" fo:margin-bottom="0in" loext:contextual-spacing="false" fo:text-align="start" style:justify-single-word="false" fo:text-indent="0in" style:auto-text-indent="false" style:writing-mode="rl-tb"/>
    </style:style>
    <style:style style:name="P364" style:family="paragraph" style:parent-style-name="Text_20_body">
      <style:paragraph-properties fo:margin-left="0in" fo:margin-right="3.5173in" fo:margin-top="0.1445in" fo:margin-bottom="0in" loext:contextual-spacing="false" fo:text-align="center" style:justify-single-word="false" fo:text-indent="0in" style:auto-text-indent="false" style:writing-mode="rl-tb"/>
    </style:style>
    <style:style style:name="P365" style:family="paragraph" style:parent-style-name="Text_20_body">
      <style:paragraph-properties fo:margin-left="0in" fo:margin-right="3.6043in" fo:margin-top="0.1429in" fo:margin-bottom="0in" loext:contextual-spacing="false" fo:text-align="center" style:justify-single-word="false" fo:text-indent="0in" style:auto-text-indent="false" style:writing-mode="rl-tb"/>
    </style:style>
    <style:style style:name="P366" style:family="paragraph" style:parent-style-name="Text_20_body">
      <style:paragraph-properties fo:margin-left="0in" fo:margin-right="1.8055in" fo:margin-top="0.1429in" fo:margin-bottom="0in" loext:contextual-spacing="false" fo:text-align="center" style:justify-single-word="false" fo:text-indent="0in" style:auto-text-indent="false" style:writing-mode="rl-tb"/>
    </style:style>
    <style:style style:name="P367" style:family="paragraph" style:parent-style-name="Text_20_body">
      <style:paragraph-properties fo:margin-left="0in" fo:margin-right="3.3925in" fo:margin-top="0.1445in" fo:margin-bottom="0in" loext:contextual-spacing="false" fo:text-align="center" style:justify-single-word="false" fo:text-indent="0in" style:auto-text-indent="false" style:writing-mode="rl-tb"/>
    </style:style>
    <style:style style:name="P368" style:family="paragraph" style:parent-style-name="Text_20_body">
      <style:paragraph-properties fo:margin-left="0in" fo:margin-right="1.9047in" fo:margin-top="0.1437in" fo:margin-bottom="0in" loext:contextual-spacing="false" fo:text-align="center" style:justify-single-word="false" fo:text-indent="0in" style:auto-text-indent="false" style:writing-mode="rl-tb"/>
    </style:style>
    <style:style style:name="P369" style:family="paragraph" style:parent-style-name="Text_20_body">
      <style:paragraph-properties fo:margin-left="0in" fo:margin-right="3.1134in" fo:margin-top="0.1445in" fo:margin-bottom="0in" loext:contextual-spacing="false" fo:text-align="start" style:justify-single-word="false" fo:text-indent="0in" style:auto-text-indent="false" style:writing-mode="rl-tb"/>
    </style:style>
    <style:style style:name="P370" style:family="paragraph" style:parent-style-name="Text_20_body">
      <style:paragraph-properties fo:margin-left="0in" fo:margin-right="3.172in" fo:margin-top="0.1445in" fo:margin-bottom="0in" loext:contextual-spacing="false" fo:text-align="center" style:justify-single-word="false" fo:text-indent="0in" style:auto-text-indent="false" style:writing-mode="rl-tb"/>
    </style:style>
    <style:style style:name="P371" style:family="paragraph" style:parent-style-name="Text_20_body">
      <style:paragraph-properties fo:margin-left="0in" fo:margin-right="1.6008in" fo:margin-top="0.0591in" fo:margin-bottom="0in" loext:contextual-spacing="false" fo:text-align="start" style:justify-single-word="false" fo:text-indent="0in" style:auto-text-indent="false" style:writing-mode="rl-tb"/>
    </style:style>
    <style:style style:name="P372" style:family="paragraph" style:parent-style-name="Text_20_body">
      <style:paragraph-properties fo:margin-left="0in" fo:margin-right="0.909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373" style:family="paragraph" style:parent-style-name="Text_20_body">
      <style:paragraph-properties fo:margin-left="0in" fo:margin-right="3.5972in" fo:margin-top="0.0591in" fo:margin-bottom="0in" loext:contextual-spacing="false" fo:text-align="start" style:justify-single-word="false" fo:text-indent="0in" style:auto-text-indent="false" style:writing-mode="rl-tb"/>
    </style:style>
    <style:style style:name="P374" style:family="paragraph" style:parent-style-name="Text_20_body">
      <style:paragraph-properties fo:margin-left="0in" fo:margin-right="2.7465in" fo:margin-top="0.1429in" fo:margin-bottom="0in" loext:contextual-spacing="false" fo:text-align="start" style:justify-single-word="false" fo:text-indent="0in" style:auto-text-indent="false" style:writing-mode="rl-tb"/>
    </style:style>
    <style:style style:name="P375" style:family="paragraph" style:parent-style-name="Text_20_body">
      <style:paragraph-properties fo:margin-left="0in" fo:margin-right="0.5339in" fo:margin-top="0.1429in" fo:margin-bottom="0in" loext:contextual-spacing="false" fo:text-align="start" style:justify-single-word="false" fo:text-indent="0in" style:auto-text-indent="false" style:writing-mode="rl-tb"/>
    </style:style>
    <style:style style:name="P376" style:family="paragraph" style:parent-style-name="Text_20_body">
      <style:paragraph-properties fo:margin-left="0in" fo:margin-right="0.5339in" fo:margin-top="0.1445in" fo:margin-bottom="0in" loext:contextual-spacing="false" fo:text-align="start" style:justify-single-word="false" fo:text-indent="0in" style:auto-text-indent="false" style:writing-mode="rl-tb"/>
    </style:style>
    <style:style style:name="P377" style:family="paragraph" style:parent-style-name="Text_20_body">
      <style:paragraph-properties fo:margin-left="0in" fo:margin-right="0.5339in" fo:margin-top="0.1437in" fo:margin-bottom="0in" loext:contextual-spacing="false" fo:text-align="start" style:justify-single-word="false" fo:text-indent="0in" style:auto-text-indent="false" style:writing-mode="rl-tb"/>
    </style:style>
    <style:style style:name="P378" style:family="paragraph" style:parent-style-name="Text_20_body">
      <style:paragraph-properties fo:margin-left="0in" fo:margin-right="2.1453in" fo:margin-top="0.0516in" fo:margin-bottom="0in" loext:contextual-spacing="false" fo:text-align="start" style:justify-single-word="false" fo:text-indent="0in" style:auto-text-indent="false" style:writing-mode="rl-tb"/>
    </style:style>
    <style:style style:name="P379" style:family="paragraph" style:parent-style-name="Text_20_body">
      <style:paragraph-properties fo:margin-left="0in" fo:margin-right="3.5953in" fo:margin-top="0.1445in" fo:margin-bottom="0in" loext:contextual-spacing="false" fo:text-align="start" style:justify-single-word="false" fo:text-indent="0in" style:auto-text-indent="false" style:writing-mode="rl-tb"/>
    </style:style>
    <style:style style:name="P380" style:family="paragraph" style:parent-style-name="Text_20_body">
      <style:paragraph-properties fo:margin-left="0in" fo:margin-right="1.2244in" fo:margin-top="0.1429in" fo:margin-bottom="0in" loext:contextual-spacing="false" fo:text-align="center" style:justify-single-word="false" fo:text-indent="0in" style:auto-text-indent="false" style:writing-mode="rl-tb"/>
    </style:style>
    <style:style style:name="P381" style:family="paragraph" style:parent-style-name="Text_20_body">
      <style:paragraph-properties fo:margin-left="0in" fo:margin-right="1.102in" fo:margin-top="0.1445in" fo:margin-bottom="0in" loext:contextual-spacing="false" fo:text-align="center" style:justify-single-word="false" fo:text-indent="0in" style:auto-text-indent="false" style:writing-mode="rl-tb"/>
    </style:style>
    <style:style style:name="P382" style:family="paragraph" style:parent-style-name="Text_20_body">
      <style:paragraph-properties fo:margin-left="0in" fo:margin-right="2.4854in" fo:margin-top="0.1429in" fo:margin-bottom="0in" loext:contextual-spacing="false" fo:text-align="start" style:justify-single-word="false" fo:text-indent="0in" style:auto-text-indent="false" style:writing-mode="rl-tb"/>
    </style:style>
    <style:style style:name="P383" style:family="paragraph" style:parent-style-name="Text_20_body">
      <style:paragraph-properties fo:margin-left="0in" fo:margin-right="3.0457in" fo:margin-top="0.1445in" fo:margin-bottom="0in" loext:contextual-spacing="false" fo:text-align="start" style:justify-single-word="false" fo:text-indent="0in" style:auto-text-indent="false" style:writing-mode="rl-tb"/>
    </style:style>
    <style:style style:name="P384" style:family="paragraph" style:parent-style-name="Text_20_body">
      <style:paragraph-properties fo:margin-left="0in" fo:margin-right="2.8874in" fo:margin-top="0.1429in" fo:margin-bottom="0in" loext:contextual-spacing="false" fo:text-align="start" style:justify-single-word="false" fo:text-indent="0in" style:auto-text-indent="false" style:writing-mode="rl-tb"/>
    </style:style>
    <style:style style:name="P385" style:family="paragraph" style:parent-style-name="Text_20_body">
      <style:paragraph-properties fo:margin-left="0in" fo:margin-right="2.7256in" fo:margin-top="0.0591in" fo:margin-bottom="0in" loext:contextual-spacing="false" fo:text-align="start" style:justify-single-word="false" fo:text-indent="0in" style:auto-text-indent="false" style:writing-mode="rl-tb"/>
    </style:style>
    <style:style style:name="P386" style:family="paragraph" style:parent-style-name="Text_20_body">
      <style:paragraph-properties fo:margin-left="0in" fo:margin-right="0.096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387" style:family="paragraph" style:parent-style-name="Text_20_body">
      <style:paragraph-properties fo:margin-left="0in" fo:margin-right="1.7047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7429in"/>
          <style:tab-stop style:position="1.4992in"/>
        </style:tab-stops>
      </style:paragraph-properties>
    </style:style>
    <style:style style:name="P388" style:family="paragraph" style:parent-style-name="Text_20_body">
      <style:paragraph-properties fo:margin-left="0in" fo:margin-right="3.7665in" fo:margin-top="0.0591in" fo:margin-bottom="0in" loext:contextual-spacing="false" fo:text-align="start" style:justify-single-word="false" fo:text-indent="0in" style:auto-text-indent="false" style:writing-mode="rl-tb"/>
    </style:style>
    <style:style style:name="P389" style:family="paragraph" style:parent-style-name="Text_20_body">
      <style:paragraph-properties fo:margin-left="0in" fo:margin-right="3.5063in" fo:margin-top="0.1445in" fo:margin-bottom="0in" loext:contextual-spacing="false" fo:text-align="start" style:justify-single-word="false" fo:text-indent="0in" style:auto-text-indent="false" style:writing-mode="rl-tb"/>
    </style:style>
    <style:style style:name="P390" style:family="paragraph" style:parent-style-name="Text_20_body">
      <style:paragraph-properties fo:margin-left="0in" fo:margin-right="1.8756in" fo:margin-top="0.1429in" fo:margin-bottom="0in" loext:contextual-spacing="false" fo:text-align="start" style:justify-single-word="false" fo:text-indent="0in" style:auto-text-indent="false" style:writing-mode="rl-tb"/>
    </style:style>
    <style:style style:name="P391" style:family="paragraph" style:parent-style-name="Text_20_body">
      <style:paragraph-properties fo:margin-left="0in" fo:margin-right="3.0126in" fo:margin-top="0.1445in" fo:margin-bottom="0in" loext:contextual-spacing="false" fo:text-align="start" style:justify-single-word="false" fo:text-indent="0in" style:auto-text-indent="false" style:writing-mode="rl-tb"/>
    </style:style>
    <style:style style:name="P392" style:family="paragraph" style:parent-style-name="Text_20_body">
      <style:paragraph-properties fo:margin-left="0in" fo:margin-right="2.8319in" fo:margin-top="0.1429in" fo:margin-bottom="0in" loext:contextual-spacing="false" fo:text-align="start" style:justify-single-word="false" fo:text-indent="0in" style:auto-text-indent="false" style:writing-mode="rl-tb"/>
    </style:style>
    <style:style style:name="P393" style:family="paragraph" style:parent-style-name="Text_20_body">
      <style:paragraph-properties fo:margin-left="0in" fo:margin-right="2.9638in" fo:margin-top="0.0516in" fo:margin-bottom="0in" loext:contextual-spacing="false" fo:text-align="start" style:justify-single-word="false" fo:text-indent="0in" style:auto-text-indent="false" style:writing-mode="rl-tb"/>
    </style:style>
    <style:style style:name="P394" style:family="paragraph" style:parent-style-name="Text_20_body">
      <style:paragraph-properties fo:margin-left="0in" fo:margin-right="2.672in" fo:margin-top="0.1429in" fo:margin-bottom="0in" loext:contextual-spacing="false" fo:text-align="start" style:justify-single-word="false" fo:text-indent="0in" style:auto-text-indent="false" style:writing-mode="rl-tb"/>
    </style:style>
    <style:style style:name="P395" style:family="paragraph" style:parent-style-name="Text_20_body">
      <style:paragraph-properties fo:margin-left="0in" fo:margin-right="3.652in" fo:margin-top="0.1445in" fo:margin-bottom="0in" loext:contextual-spacing="false" fo:text-align="start" style:justify-single-word="false" fo:text-indent="0in" style:auto-text-indent="false" style:writing-mode="rl-tb"/>
    </style:style>
    <style:style style:name="P396" style:family="paragraph" style:parent-style-name="Text_20_body">
      <style:paragraph-properties fo:margin-left="0in" fo:margin-right="1.4299in" fo:margin-top="0.1429in" fo:margin-bottom="0in" loext:contextual-spacing="false" fo:text-align="start" style:justify-single-word="false" fo:text-indent="0in" style:auto-text-indent="false" style:writing-mode="rl-tb"/>
    </style:style>
    <style:style style:name="P397" style:family="paragraph" style:parent-style-name="Text_20_body">
      <style:paragraph-properties fo:margin-left="0in" fo:margin-right="2.4874in" fo:margin-top="0.1445in" fo:margin-bottom="0in" loext:contextual-spacing="false" fo:text-align="start" style:justify-single-word="false" fo:text-indent="0in" style:auto-text-indent="false" style:writing-mode="rl-tb"/>
    </style:style>
    <style:style style:name="P398" style:family="paragraph" style:parent-style-name="Text_20_body">
      <style:paragraph-properties fo:margin-left="0in" fo:margin-right="2.0543in" fo:margin-top="0.1429in" fo:margin-bottom="0in" loext:contextual-spacing="false" fo:text-align="start" style:justify-single-word="false" fo:text-indent="0in" style:auto-text-indent="false" style:writing-mode="rl-tb"/>
    </style:style>
    <style:style style:name="P399" style:family="paragraph" style:parent-style-name="Text_20_body">
      <style:paragraph-properties fo:margin-left="0in" fo:margin-right="3.3327in" fo:margin-top="0.1445in" fo:margin-bottom="0in" loext:contextual-spacing="false" fo:text-align="start" style:justify-single-word="false" fo:text-indent="0in" style:auto-text-indent="false" style:writing-mode="rl-tb"/>
    </style:style>
    <style:style style:name="P400" style:family="paragraph" style:parent-style-name="Text_20_body">
      <style:paragraph-properties fo:margin-left="0in" fo:margin-right="1.8827in" fo:margin-top="0.1429in" fo:margin-bottom="0in" loext:contextual-spacing="false" fo:text-align="start" style:justify-single-word="false" fo:text-indent="0in" style:auto-text-indent="false" style:writing-mode="rl-tb"/>
    </style:style>
    <style:style style:name="P401" style:family="paragraph" style:parent-style-name="Text_20_body">
      <style:paragraph-properties fo:margin-left="0in" fo:margin-right="0.2091in" fo:margin-top="0.0591in" fo:margin-bottom="0in" loext:contextual-spacing="false" fo:text-align="start" style:justify-single-word="false" fo:text-indent="0in" style:auto-text-indent="false" style:writing-mode="rl-tb"/>
    </style:style>
    <style:style style:name="P402" style:family="paragraph" style:parent-style-name="Text_20_body">
      <style:paragraph-properties fo:margin-left="0in" fo:margin-right="0.2091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3.0701in"/>
        </style:tab-stops>
      </style:paragraph-properties>
    </style:style>
    <style:style style:name="P403" style:family="paragraph" style:parent-style-name="Text_20_body">
      <style:paragraph-properties fo:margin-left="0in" fo:margin-right="0.2091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1.2043in"/>
          <style:tab-stop style:position="1.8035in"/>
          <style:tab-stop style:position="2.1992in"/>
          <style:tab-stop style:position="3.1661in"/>
          <style:tab-stop style:position="3.9165in"/>
          <style:tab-stop style:position="4.222in"/>
          <style:tab-stop style:position="4.952in"/>
          <style:tab-stop style:position="5.6945in"/>
          <style:tab-stop style:position="6.0311in"/>
          <style:tab-stop style:position="6.5083in"/>
        </style:tab-stops>
      </style:paragraph-properties>
    </style:style>
    <style:style style:name="P404" style:family="paragraph" style:parent-style-name="Text_20_body">
      <style:paragraph-properties fo:margin-left="0in" fo:margin-right="0.2091in" fo:margin-top="0.0591in" fo:margin-bottom="0in" loext:contextual-spacing="false" fo:line-height="150%" fo:text-align="start" style:justify-single-word="false" fo:text-indent="0in" style:auto-text-indent="false" style:writing-mode="rl-tb"/>
    </style:style>
    <style:style style:name="P405" style:family="paragraph" style:parent-style-name="Text_20_body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writing-mode="rl-tb"/>
    </style:style>
    <style:style style:name="P406" style:family="paragraph" style:parent-style-name="Text_20_body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writing-mode="rl-tb">
        <style:tab-stops>
          <style:tab-stop style:position="0.3154in"/>
          <style:tab-stop style:position="1.2693in"/>
          <style:tab-stop style:position="2.2063in"/>
        </style:tab-stops>
      </style:paragraph-properties>
    </style:style>
    <style:style style:name="P407" style:family="paragraph" style:parent-style-name="Text_20_body" style:master-page-name="Converted79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08" style:family="paragraph" style:parent-style-name="Text_20_body" style:master-page-name="Converted83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09" style:family="paragraph" style:parent-style-name="Text_20_body" style:master-page-name="Converted87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0" style:family="paragraph" style:parent-style-name="Text_20_body" style:master-page-name="Converted89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1" style:family="paragraph" style:parent-style-name="Text_20_body" style:master-page-name="Converted90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2" style:family="paragraph" style:parent-style-name="Text_20_body" style:master-page-name="Converted93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3" style:family="paragraph" style:parent-style-name="Text_20_body" style:master-page-name="Converted94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4" style:family="paragraph" style:parent-style-name="Text_20_body" style:master-page-name="Converted96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5" style:family="paragraph" style:parent-style-name="Text_20_body" style:master-page-name="Converted97">
      <style:paragraph-properties fo:margin-left="0in" fo:margin-right="0.2091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16" style:family="paragraph" style:parent-style-name="Text_20_body">
      <style:paragraph-properties fo:margin-left="0in" fo:margin-right="0.2091in" fo:margin-top="0.1701in" fo:margin-bottom="0in" loext:contextual-spacing="false" fo:text-align="start" style:justify-single-word="false" fo:text-indent="0in" style:auto-text-indent="false" style:writing-mode="rl-tb"/>
    </style:style>
    <style:style style:name="P417" style:family="paragraph" style:parent-style-name="Text_20_body">
      <style:paragraph-properties fo:margin-left="0in" fo:margin-right="0.2091in" fo:text-align="start" style:justify-single-word="false" fo:text-indent="0in" style:auto-text-indent="false" style:writing-mode="rl-tb"/>
    </style:style>
    <style:style style:name="P418" style:family="paragraph" style:parent-style-name="Text_20_body">
      <style:paragraph-properties fo:margin-left="0in" fo:margin-right="0.2091in" fo:margin-top="0.1429in" fo:margin-bottom="0in" loext:contextual-spacing="false" fo:text-align="start" style:justify-single-word="false" fo:text-indent="0in" style:auto-text-indent="false" style:writing-mode="rl-tb"/>
    </style:style>
    <style:style style:name="P419" style:family="paragraph" style:parent-style-name="Text_20_body">
      <style:paragraph-properties fo:margin-left="0in" fo:margin-right="0.2091in" fo:margin-top="0.1445in" fo:margin-bottom="0in" loext:contextual-spacing="false" fo:text-align="start" style:justify-single-word="false" fo:text-indent="0in" style:auto-text-indent="false" style:writing-mode="rl-tb"/>
    </style:style>
    <style:style style:name="P420" style:family="paragraph" style:parent-style-name="Text_20_body">
      <style:paragraph-properties fo:margin-left="0in" fo:margin-right="0.2091in" fo:margin-top="0.0583in" fo:margin-bottom="0in" loext:contextual-spacing="false" fo:text-align="start" style:justify-single-word="false" fo:text-indent="0in" style:auto-text-indent="false" style:writing-mode="rl-tb"/>
    </style:style>
    <style:style style:name="P421" style:family="paragraph" style:parent-style-name="Text_20_body">
      <style:paragraph-properties fo:margin-left="0in" fo:margin-right="0.2091in" fo:margin-top="0.1626in" fo:margin-bottom="0in" loext:contextual-spacing="false" fo:text-align="start" style:justify-single-word="false" fo:text-indent="0in" style:auto-text-indent="false" style:writing-mode="rl-tb"/>
    </style:style>
    <style:style style:name="P422" style:family="paragraph" style:parent-style-name="Text_20_body">
      <style:paragraph-properties fo:margin-left="0in" fo:margin-right="0.2091in" fo:margin-top="0.1717in" fo:margin-bottom="0in" loext:contextual-spacing="false" fo:text-align="start" style:justify-single-word="false" fo:text-indent="0in" style:auto-text-indent="false" style:writing-mode="rl-tb"/>
    </style:style>
    <style:style style:name="P423" style:family="paragraph" style:parent-style-name="Text_20_body">
      <style:paragraph-properties fo:margin-left="0in" fo:margin-right="0.2091in" fo:margin-top="0.0008in" fo:margin-bottom="0in" loext:contextual-spacing="false" fo:text-align="start" style:justify-single-word="false" fo:text-indent="0in" style:auto-text-indent="false" style:writing-mode="rl-tb"/>
    </style:style>
    <style:style style:name="P424" style:family="paragraph" style:parent-style-name="Text_20_body">
      <style:paragraph-properties fo:margin-left="0in" fo:margin-right="0.2091in" fo:margin-top="0.1071in" fo:margin-bottom="0in" loext:contextual-spacing="false" fo:text-align="start" style:justify-single-word="false" fo:text-indent="0in" style:auto-text-indent="false" style:writing-mode="rl-tb"/>
    </style:style>
    <style:style style:name="P425" style:family="paragraph" style:parent-style-name="Text_20_body">
      <style:paragraph-properties fo:margin-left="0in" fo:margin-right="3.6598in" fo:margin-top="0.1429in" fo:margin-bottom="0in" loext:contextual-spacing="false" fo:text-align="start" style:justify-single-word="false" fo:text-indent="0in" style:auto-text-indent="false" style:writing-mode="rl-tb"/>
    </style:style>
    <style:style style:name="P426" style:family="paragraph" style:parent-style-name="Text_20_body">
      <style:paragraph-properties fo:margin-left="0in" fo:margin-right="0.099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27" style:family="paragraph" style:parent-style-name="Text_20_body">
      <style:paragraph-properties fo:margin-left="0in" fo:margin-right="0.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28" style:family="paragraph" style:parent-style-name="Text_20_body">
      <style:paragraph-properties fo:margin-left="0in" fo:margin-right="0.074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29" style:family="paragraph" style:parent-style-name="Text_20_body">
      <style:paragraph-properties fo:margin-left="0in" fo:margin-right="0.073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30" style:family="paragraph" style:parent-style-name="Text_20_body">
      <style:paragraph-properties fo:margin-left="0in" fo:margin-right="0.0736in" fo:margin-top="0.1445in" fo:margin-bottom="0in" loext:contextual-spacing="false" fo:text-align="start" style:justify-single-word="false" fo:text-indent="0in" style:auto-text-indent="false" style:writing-mode="rl-tb"/>
    </style:style>
    <style:style style:name="P431" style:family="paragraph" style:parent-style-name="Text_20_body">
      <style:paragraph-properties fo:margin-left="0in" fo:margin-right="0.075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32" style:family="paragraph" style:parent-style-name="Text_20_body">
      <style:paragraph-properties fo:margin-left="0.3189in" fo:margin-right="0.0563in" fo:margin-top="0.0591in" fo:margin-bottom="0in" loext:contextual-spacing="false" fo:line-height="150%" fo:text-align="start" style:justify-single-word="false" fo:text-indent="-0.022in" style:auto-text-indent="false" fo:break-before="column" style:writing-mode="rl-tb"/>
    </style:style>
    <style:style style:name="P433" style:family="paragraph" style:parent-style-name="Text_20_body">
      <style:paragraph-properties fo:margin-left="0in" fo:margin-right="0.0508in" fo:text-align="start" style:justify-single-word="false" fo:text-indent="0in" style:auto-text-indent="false" fo:break-before="column" style:writing-mode="rl-tb"/>
    </style:style>
    <style:style style:name="P434" style:family="paragraph" style:parent-style-name="Text_20_body">
      <style:paragraph-properties fo:margin-left="0in" fo:margin-right="0.050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35" style:family="paragraph" style:parent-style-name="Text_20_body">
      <style:paragraph-properties fo:margin-left="0in" fo:margin-right="0.0492in" fo:text-align="start" style:justify-single-word="false" fo:text-indent="0in" style:auto-text-indent="false" fo:break-before="column" style:writing-mode="rl-tb"/>
    </style:style>
    <style:style style:name="P436" style:family="paragraph" style:parent-style-name="Text_20_body">
      <style:paragraph-properties fo:margin-left="0in" fo:margin-right="0.049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37" style:family="paragraph" style:parent-style-name="Text_20_body">
      <style:paragraph-properties fo:margin-left="0in" fo:margin-right="0.0492in" fo:margin-top="0.1429in" fo:margin-bottom="0in" loext:contextual-spacing="false" fo:text-align="start" style:justify-single-word="false" fo:text-indent="0in" style:auto-text-indent="false" style:writing-mode="rl-tb"/>
    </style:style>
    <style:style style:name="P438" style:family="paragraph" style:parent-style-name="Text_20_body">
      <style:paragraph-properties fo:margin-left="0in" fo:margin-right="0.5508in" fo:margin-top="0.0591in" fo:margin-bottom="0in" loext:contextual-spacing="false" fo:text-align="start" style:justify-single-word="false" fo:text-indent="0in" style:auto-text-indent="false" style:writing-mode="rl-tb"/>
    </style:style>
    <style:style style:name="P439" style:family="paragraph" style:parent-style-name="Text_20_body">
      <style:paragraph-properties fo:margin-left="0in" fo:margin-right="0.045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40" style:family="paragraph" style:parent-style-name="Text_20_body">
      <style:paragraph-properties fo:margin-left="0in" fo:margin-right="0.0457in" fo:text-align="start" style:justify-single-word="false" fo:text-indent="0in" style:auto-text-indent="false" fo:break-before="column" style:writing-mode="rl-tb"/>
    </style:style>
    <style:style style:name="P441" style:family="paragraph" style:parent-style-name="Text_20_body">
      <style:paragraph-properties fo:margin-left="0in" fo:margin-right="0.04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42" style:family="paragraph" style:parent-style-name="Text_20_body">
      <style:paragraph-properties fo:margin-left="0in" fo:margin-right="0.048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443" style:family="paragraph" style:parent-style-name="Text_20_body">
      <style:paragraph-properties fo:margin-left="0in" fo:margin-right="2.3957in" fo:margin-top="0.0591in" fo:margin-bottom="0in" loext:contextual-spacing="false" fo:text-align="start" style:justify-single-word="false" fo:text-indent="0in" style:auto-text-indent="false" style:writing-mode="rl-tb"/>
    </style:style>
    <style:style style:name="P444" style:family="paragraph" style:parent-style-name="Text_20_body">
      <style:paragraph-properties fo:margin-left="0.8047in" fo:margin-right="0.2091in" fo:margin-top="0.1445in" fo:margin-bottom="0in" loext:contextual-spacing="false" fo:line-height="150%" fo:text-align="start" style:justify-single-word="false" fo:text-indent="0.1402in" style:auto-text-indent="false" style:writing-mode="rl-tb"/>
    </style:style>
    <style:style style:name="P445" style:family="paragraph" style:parent-style-name="Text_20_body">
      <style:paragraph-properties fo:margin-left="0in" fo:margin-right="1.4555in" fo:margin-top="0.0591in" fo:margin-bottom="0in" loext:contextual-spacing="false" fo:text-align="start" style:justify-single-word="false" fo:text-indent="0in" style:auto-text-indent="false" style:writing-mode="rl-tb"/>
    </style:style>
    <style:style style:name="P446" style:family="paragraph" style:parent-style-name="Text_20_body">
      <style:paragraph-properties fo:margin-left="0in" fo:margin-right="2.6791in" fo:margin-top="0.1445in" fo:margin-bottom="0in" loext:contextual-spacing="false" fo:text-align="start" style:justify-single-word="false" fo:text-indent="0in" style:auto-text-indent="false" style:writing-mode="rl-tb"/>
    </style:style>
    <style:style style:name="P447" style:family="paragraph" style:parent-style-name="Text_20_body" style:master-page-name="Converted80">
      <style:paragraph-properties fo:margin-left="0in" fo:margin-right="1.3252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48" style:family="paragraph" style:parent-style-name="Text_20_body">
      <style:paragraph-properties fo:margin-left="0in" fo:margin-right="3.4409in" fo:margin-top="0.0591in" fo:margin-bottom="0in" loext:contextual-spacing="false" fo:text-align="start" style:justify-single-word="false" fo:text-indent="0in" style:auto-text-indent="false" style:writing-mode="rl-tb"/>
    </style:style>
    <style:style style:name="P449" style:family="paragraph" style:parent-style-name="Text_20_body">
      <style:paragraph-properties fo:margin-left="0in" fo:margin-right="0.4299in" fo:margin-top="0.2126in" fo:margin-bottom="0in" loext:contextual-spacing="false" fo:line-height="150%" fo:text-align="end" style:justify-single-word="false" fo:text-indent="4.128in" style:auto-text-indent="false" style:writing-mode="rl-tb"/>
    </style:style>
    <style:style style:name="P450" style:family="paragraph" style:parent-style-name="Text_20_body">
      <style:paragraph-properties fo:margin-left="0.2256in" fo:margin-right="0.3256in" fo:margin-top="0.0591in" fo:margin-bottom="0in" loext:contextual-spacing="false" fo:text-align="center" style:justify-single-word="false" fo:text-indent="0in" style:auto-text-indent="false" fo:break-before="column" style:writing-mode="rl-tb"/>
    </style:style>
    <style:style style:name="P451" style:family="paragraph" style:parent-style-name="Text_20_body">
      <style:paragraph-properties fo:margin-left="0.2256in" fo:margin-right="0.3256in" fo:margin-top="0.1429in" fo:margin-bottom="0in" loext:contextual-spacing="false" fo:text-align="center" style:justify-single-word="false" fo:text-indent="0in" style:auto-text-indent="false" style:writing-mode="rl-tb"/>
    </style:style>
    <style:style style:name="P452" style:family="paragraph" style:parent-style-name="Text_20_body">
      <style:paragraph-properties fo:margin-left="0.3457in" fo:margin-right="0.3256in" fo:margin-top="0.2126in" fo:margin-bottom="0in" loext:contextual-spacing="false" fo:text-align="center" style:justify-single-word="false" fo:text-indent="0in" style:auto-text-indent="false" style:writing-mode="rl-tb"/>
    </style:style>
    <style:style style:name="P453" style:family="paragraph" style:parent-style-name="Text_20_body">
      <style:paragraph-properties fo:margin-left="0in" fo:margin-right="0.2839in" fo:margin-top="0.0591in" fo:margin-bottom="0in" loext:contextual-spacing="false" fo:text-align="start" style:justify-single-word="false" fo:text-indent="0in" style:auto-text-indent="false" style:writing-mode="rl-tb"/>
    </style:style>
    <style:style style:name="P454" style:family="paragraph" style:parent-style-name="Text_20_body">
      <style:paragraph-properties fo:margin-left="0in" fo:margin-right="0.2839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8571in"/>
        </style:tab-stops>
      </style:paragraph-properties>
    </style:style>
    <style:style style:name="P455" style:family="paragraph" style:parent-style-name="Text_20_body">
      <style:paragraph-properties fo:margin-left="0in" fo:margin-right="0.283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56" style:family="paragraph" style:parent-style-name="Text_20_body">
      <style:paragraph-properties fo:margin-left="0in" fo:margin-right="0.2839in" fo:margin-top="0.0516in" fo:margin-bottom="0in" loext:contextual-spacing="false" fo:text-align="start" style:justify-single-word="false" fo:text-indent="0in" style:auto-text-indent="false" style:writing-mode="rl-tb"/>
    </style:style>
    <style:style style:name="P457" style:family="paragraph" style:parent-style-name="Text_20_body">
      <style:paragraph-properties fo:margin-left="0in" fo:margin-right="0.2839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458" style:family="paragraph" style:parent-style-name="Text_20_body" style:master-page-name="Converted86">
      <style:paragraph-properties fo:margin-left="0in" fo:margin-right="0.2839in" fo:margin-top="0.0516in" fo:margin-bottom="0in" loext:contextual-spacing="false" fo:text-align="start" style:justify-single-word="false" fo:text-indent="0in" style:auto-text-indent="false" style:page-number="auto" style:writing-mode="rl-tb">
        <style:tab-stops>
          <style:tab-stop style:position="0.8327in"/>
        </style:tab-stops>
      </style:paragraph-properties>
    </style:style>
    <style:style style:name="P459" style:family="paragraph" style:parent-style-name="Text_20_body" style:master-page-name="Converted92">
      <style:paragraph-properties fo:margin-left="0in" fo:margin-right="0.2839in" fo:margin-top="0.0516in" fo:margin-bottom="0in" loext:contextual-spacing="false" fo:text-align="start" style:justify-single-word="false" fo:text-indent="0in" style:auto-text-indent="false" style:page-number="auto" style:writing-mode="rl-tb"/>
    </style:style>
    <style:style style:name="P460" style:family="paragraph" style:parent-style-name="Text_20_body">
      <style:paragraph-properties fo:margin-left="0in" fo:margin-right="0.2839in" fo:text-align="start" style:justify-single-word="false" fo:text-indent="0in" style:auto-text-indent="false" style:writing-mode="rl-tb"/>
    </style:style>
    <style:style style:name="P461" style:family="paragraph" style:parent-style-name="Text_20_body">
      <style:paragraph-properties fo:margin-left="0in" fo:margin-right="0.2839in" fo:margin-top="0.1429in" fo:margin-bottom="0in" loext:contextual-spacing="false" fo:text-align="start" style:justify-single-word="false" fo:text-indent="0in" style:auto-text-indent="false" style:writing-mode="rl-tb"/>
    </style:style>
    <style:style style:name="P462" style:family="paragraph" style:parent-style-name="Text_20_body">
      <style:paragraph-properties fo:margin-left="0in" fo:margin-right="0.2839in" fo:margin-top="0.1445in" fo:margin-bottom="0in" loext:contextual-spacing="false" fo:text-align="start" style:justify-single-word="false" fo:text-indent="0in" style:auto-text-indent="false" style:writing-mode="rl-tb"/>
    </style:style>
    <style:style style:name="P463" style:family="paragraph" style:parent-style-name="Text_20_body">
      <style:paragraph-properties fo:margin-left="0in" fo:margin-right="0.2839in" fo:margin-top="0.0583in" fo:margin-bottom="0in" loext:contextual-spacing="false" fo:text-align="start" style:justify-single-word="false" fo:text-indent="0in" style:auto-text-indent="false" style:writing-mode="rl-tb"/>
    </style:style>
    <style:style style:name="P464" style:family="paragraph" style:parent-style-name="Text_20_body">
      <style:paragraph-properties fo:margin-left="0in" fo:margin-right="0.2839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465" style:family="paragraph" style:parent-style-name="Text_20_body">
      <style:paragraph-properties fo:margin-left="0in" fo:margin-right="0.2839in" fo:margin-top="0.2028in" fo:margin-bottom="0in" loext:contextual-spacing="false" fo:text-align="start" style:justify-single-word="false" fo:text-indent="0in" style:auto-text-indent="false" style:writing-mode="rl-tb"/>
    </style:style>
    <style:style style:name="P466" style:family="paragraph" style:parent-style-name="Text_20_body">
      <style:paragraph-properties fo:margin-left="0in" fo:margin-right="0.2839in" fo:margin-top="0.1437in" fo:margin-bottom="0in" loext:contextual-spacing="false" fo:text-align="start" style:justify-single-word="false" fo:text-indent="0in" style:auto-text-indent="false" style:writing-mode="rl-tb"/>
    </style:style>
    <style:style style:name="P467" style:family="paragraph" style:parent-style-name="Text_20_body">
      <style:paragraph-properties fo:margin-left="0in" fo:margin-right="0.2839in" fo:margin-top="0.0008in" fo:margin-bottom="0in" loext:contextual-spacing="false" fo:text-align="start" style:justify-single-word="false" fo:text-indent="0in" style:auto-text-indent="false" style:writing-mode="rl-tb"/>
    </style:style>
    <style:style style:name="P468" style:family="paragraph" style:parent-style-name="Text_20_body">
      <style:paragraph-properties fo:margin-left="0in" fo:margin-right="0.066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69" style:family="paragraph" style:parent-style-name="Text_20_body">
      <style:paragraph-properties fo:margin-left="0in" fo:margin-right="0.0661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470" style:family="paragraph" style:parent-style-name="Text_20_body">
      <style:paragraph-properties fo:margin-left="0in" fo:margin-right="0.4957in" fo:margin-top="0.1717in" fo:margin-bottom="0in" loext:contextual-spacing="false" fo:text-align="start" style:justify-single-word="false" fo:text-indent="0in" style:auto-text-indent="false" style:writing-mode="rl-tb"/>
    </style:style>
    <style:style style:name="P471" style:family="paragraph" style:parent-style-name="Text_20_body">
      <style:paragraph-properties fo:margin-left="0in" fo:margin-right="3.2075in" fo:margin-top="0.0591in" fo:margin-bottom="0in" loext:contextual-spacing="false" fo:text-align="start" style:justify-single-word="false" fo:text-indent="0in" style:auto-text-indent="false" style:writing-mode="rl-tb"/>
    </style:style>
    <style:style style:name="P472" style:family="paragraph" style:parent-style-name="Text_20_body">
      <style:paragraph-properties fo:margin-left="0in" fo:margin-right="2.1618in" fo:margin-top="0.1429in" fo:margin-bottom="0in" loext:contextual-spacing="false" fo:text-align="start" style:justify-single-word="false" fo:text-indent="0in" style:auto-text-indent="false" style:writing-mode="rl-tb"/>
    </style:style>
    <style:style style:name="P473" style:family="paragraph" style:parent-style-name="Text_20_body">
      <style:paragraph-properties fo:margin-left="0in" fo:margin-right="0.745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74" style:family="paragraph" style:parent-style-name="Text_20_body">
      <style:paragraph-properties fo:margin-left="0in" fo:margin-right="0.7457in" fo:margin-top="0.1626in" fo:margin-bottom="0in" loext:contextual-spacing="false" fo:text-align="start" style:justify-single-word="false" fo:text-indent="0in" style:auto-text-indent="false" style:writing-mode="rl-tb"/>
    </style:style>
    <style:style style:name="P475" style:family="paragraph" style:parent-style-name="Text_20_body">
      <style:paragraph-properties fo:margin-left="0in" fo:margin-right="0.2236in" fo:margin-top="0.1429in" fo:margin-bottom="0in" loext:contextual-spacing="false" fo:text-align="start" style:justify-single-word="false" fo:text-indent="0in" style:auto-text-indent="false" style:writing-mode="rl-tb"/>
    </style:style>
    <style:style style:name="P476" style:family="paragraph" style:parent-style-name="Text_20_body">
      <style:paragraph-properties fo:margin-left="0in" fo:margin-right="0.7465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477" style:family="paragraph" style:parent-style-name="Text_20_body">
      <style:paragraph-properties fo:margin-left="0in" fo:margin-right="0.2244in" fo:text-align="start" style:justify-single-word="false" fo:text-indent="0in" style:auto-text-indent="false" style:writing-mode="rl-tb"/>
    </style:style>
    <style:style style:name="P478" style:family="paragraph" style:parent-style-name="Text_20_body">
      <style:paragraph-properties fo:margin-left="0in" fo:margin-right="0.060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479" style:family="paragraph" style:parent-style-name="Text_20_body">
      <style:paragraph-properties fo:margin-left="0in" fo:margin-right="0.0602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480" style:family="paragraph" style:parent-style-name="Text_20_body">
      <style:paragraph-properties fo:margin-left="0in" fo:margin-right="0.5945in" fo:margin-top="0.0591in" fo:margin-bottom="0in" loext:contextual-spacing="false" fo:line-height="150%" fo:text-align="start" style:justify-single-word="false" fo:text-indent="2.3634in" style:auto-text-indent="false" style:writing-mode="rl-tb"/>
    </style:style>
    <style:style style:name="P481" style:family="paragraph" style:parent-style-name="Text_20_body">
      <style:paragraph-properties fo:margin-left="0in" fo:margin-right="3.3209in" fo:text-align="start" style:justify-single-word="false" fo:text-indent="0in" style:auto-text-indent="false" style:writing-mode="rl-tb"/>
    </style:style>
    <style:style style:name="P482" style:family="paragraph" style:parent-style-name="Text_20_body">
      <style:paragraph-properties fo:margin-left="0.0409in" fo:margin-right="0.2839in" fo:margin-top="0.1429in" fo:margin-bottom="0in" loext:contextual-spacing="false" fo:line-height="150%" fo:text-align="start" style:justify-single-word="false" fo:text-indent="4.4701in" style:auto-text-indent="false" style:writing-mode="rl-tb"/>
    </style:style>
    <style:style style:name="P483" style:family="paragraph" style:parent-style-name="Text_20_body">
      <style:paragraph-properties fo:margin-left="0in" fo:margin-right="0.3016in" fo:text-align="start" style:justify-single-word="false" fo:text-indent="0in" style:auto-text-indent="false" style:writing-mode="rl-tb"/>
    </style:style>
    <style:style style:name="P484" style:family="paragraph" style:parent-style-name="Text_20_body">
      <style:paragraph-properties fo:margin-left="0in" fo:margin-right="0.2228in" fo:margin-top="0.1701in" fo:margin-bottom="0in" loext:contextual-spacing="false" fo:text-align="start" style:justify-single-word="false" fo:text-indent="0in" style:auto-text-indent="false" style:writing-mode="rl-tb"/>
    </style:style>
    <style:style style:name="P485" style:family="paragraph" style:parent-style-name="Text_20_body">
      <style:paragraph-properties fo:margin-left="0in" fo:margin-right="0.2228in" fo:margin-top="0.1445in" fo:margin-bottom="0in" loext:contextual-spacing="false" fo:text-align="start" style:justify-single-word="false" fo:text-indent="0in" style:auto-text-indent="false" style:writing-mode="rl-tb"/>
    </style:style>
    <style:style style:name="P486" style:family="paragraph" style:parent-style-name="Text_20_body">
      <style:paragraph-properties fo:margin-left="0in" fo:margin-right="0.7453in" fo:text-align="start" style:justify-single-word="false" fo:text-indent="0in" style:auto-text-indent="false" style:writing-mode="rl-tb"/>
    </style:style>
    <style:style style:name="P487" style:family="paragraph" style:parent-style-name="Text_20_body">
      <style:paragraph-properties fo:margin-left="0in" fo:margin-right="0.7453in" fo:margin-top="0.202in" fo:margin-bottom="0in" loext:contextual-spacing="false" fo:text-align="start" style:justify-single-word="false" fo:text-indent="0in" style:auto-text-indent="false" style:writing-mode="rl-tb"/>
    </style:style>
    <style:style style:name="P488" style:family="paragraph" style:parent-style-name="Text_20_body">
      <style:paragraph-properties fo:margin-left="0in" fo:margin-right="0.6465in" fo:margin-top="0.0591in" fo:margin-bottom="0in" loext:contextual-spacing="false" fo:text-align="start" style:justify-single-word="false" fo:text-indent="0in" style:auto-text-indent="false" style:writing-mode="rl-tb"/>
    </style:style>
    <style:style style:name="P489" style:family="paragraph" style:parent-style-name="Text_20_body">
      <style:paragraph-properties fo:margin-left="0.0154in" fo:margin-right="0.2992in" fo:margin-top="0.0591in" fo:margin-bottom="0in" loext:contextual-spacing="false" fo:line-height="150%" fo:text-align="center" style:justify-single-word="false" fo:text-indent="0in" style:auto-text-indent="false" style:writing-mode="rl-tb"/>
    </style:style>
    <style:style style:name="P490" style:family="paragraph" style:parent-style-name="Text_20_body">
      <style:paragraph-properties fo:margin-left="0.028in" fo:margin-right="0.3217in" fo:line-height="150%" fo:text-align="start" style:justify-single-word="false" fo:text-indent="1.3929in" style:auto-text-indent="false" style:writing-mode="rl-tb"/>
    </style:style>
    <style:style style:name="P491" style:family="paragraph" style:parent-style-name="Text_20_body">
      <style:paragraph-properties fo:margin-left="0in" fo:margin-right="0.3035in" fo:line-height="150%" fo:text-align="center" style:justify-single-word="false" fo:text-indent="0.1264in" style:auto-text-indent="false" style:writing-mode="rl-tb"/>
    </style:style>
    <style:style style:name="P492" style:family="paragraph" style:parent-style-name="Text_20_body">
      <style:paragraph-properties fo:margin-left="-0.0083in" fo:margin-right="0.2866in" fo:line-height="150%" fo:text-align="start" style:justify-single-word="false" fo:text-indent="2.928in" style:auto-text-indent="false" style:writing-mode="rl-tb"/>
    </style:style>
    <style:style style:name="P493" style:family="paragraph" style:parent-style-name="Text_20_body">
      <style:paragraph-properties fo:margin-left="-0.0083in" fo:margin-right="1.0516in" fo:line-height="150%" fo:text-align="start" style:justify-single-word="false" fo:text-indent="1.8571in" style:auto-text-indent="false" style:writing-mode="rl-tb"/>
    </style:style>
    <style:style style:name="P494" style:family="paragraph" style:parent-style-name="Text_20_body">
      <style:paragraph-properties fo:margin-left="0in" fo:margin-right="0.222in" fo:text-align="start" style:justify-single-word="false" fo:text-indent="0in" style:auto-text-indent="false" style:writing-mode="rl-tb"/>
    </style:style>
    <style:style style:name="P495" style:family="paragraph" style:parent-style-name="Text_20_body">
      <style:paragraph-properties fo:margin-left="0in" fo:margin-right="2.9902in" fo:margin-top="0.0516in" fo:margin-bottom="0in" loext:contextual-spacing="false" fo:text-align="start" style:justify-single-word="false" fo:text-indent="0in" style:auto-text-indent="false" style:writing-mode="rl-tb"/>
    </style:style>
    <style:style style:name="P496" style:family="paragraph" style:parent-style-name="Text_20_body">
      <style:paragraph-properties fo:margin-left="0in" fo:margin-right="1.9839in" fo:margin-top="0.1429in" fo:margin-bottom="0in" loext:contextual-spacing="false" fo:text-align="start" style:justify-single-word="false" fo:text-indent="0in" style:auto-text-indent="false" style:writing-mode="rl-tb"/>
    </style:style>
    <style:style style:name="P497" style:family="paragraph" style:parent-style-name="Text_20_body">
      <style:paragraph-properties fo:margin-left="0.6083in" fo:margin-right="0.4953in" fo:margin-top="0.1925in" fo:margin-bottom="0in" loext:contextual-spacing="false" fo:text-align="center" style:justify-single-word="false" fo:text-indent="0in" style:auto-text-indent="false" style:writing-mode="rl-tb"/>
    </style:style>
    <style:style style:name="P498" style:family="paragraph" style:parent-style-name="Text_20_body">
      <style:paragraph-properties fo:margin-left="0.8189in" fo:margin-right="0.2091in" fo:margin-top="0.0591in" fo:margin-bottom="0in" loext:contextual-spacing="false" fo:line-height="150%" fo:text-align="start" style:justify-single-word="false" fo:text-indent="1.5807in" style:auto-text-indent="false" style:writing-mode="rl-tb"/>
    </style:style>
    <style:style style:name="P499" style:family="paragraph" style:parent-style-name="Text_20_body">
      <style:paragraph-properties fo:margin-left="0.322in" fo:margin-right="0in" fo:text-align="end" style:justify-single-word="false" fo:text-indent="0in" style:auto-text-indent="false" style:writing-mode="rl-tb"/>
    </style:style>
    <style:style style:name="P500" style:family="paragraph" style:parent-style-name="Text_20_body">
      <style:paragraph-properties fo:margin-left="0.322in" fo:margin-right="0in" fo:margin-top="0.0583in" fo:margin-bottom="0in" loext:contextual-spacing="false" fo:text-align="end" style:justify-single-word="false" fo:text-indent="0in" style:auto-text-indent="false" style:writing-mode="rl-tb"/>
    </style:style>
    <style:style style:name="P501" style:family="paragraph" style:parent-style-name="Text_20_body">
      <style:paragraph-properties fo:margin-left="0in" fo:margin-right="0.059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02" style:family="paragraph" style:parent-style-name="Text_20_body">
      <style:paragraph-properties fo:margin-left="0.3236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503" style:family="paragraph" style:parent-style-name="Text_20_body">
      <style:paragraph-properties fo:margin-left="0.3236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504" style:family="paragraph" style:parent-style-name="Text_20_body">
      <style:paragraph-properties fo:margin-left="0in" fo:margin-right="0.045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05" style:family="paragraph" style:parent-style-name="Text_20_body">
      <style:paragraph-properties fo:margin-left="0in" fo:margin-right="0.0453in" fo:text-align="start" style:justify-single-word="false" fo:text-indent="0in" style:auto-text-indent="false" fo:break-before="column" style:writing-mode="rl-tb"/>
    </style:style>
    <style:style style:name="P506" style:family="paragraph" style:parent-style-name="Text_20_body">
      <style:paragraph-properties fo:margin-left="0in" fo:margin-right="0.044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07" style:family="paragraph" style:parent-style-name="Text_20_body">
      <style:paragraph-properties fo:margin-left="0in" fo:margin-right="0.0445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508" style:family="paragraph" style:parent-style-name="Text_20_body">
      <style:paragraph-properties fo:margin-left="0in" fo:margin-right="0.3264in" fo:margin-top="0.1429in" fo:margin-bottom="0in" loext:contextual-spacing="false" fo:text-align="start" style:justify-single-word="false" fo:text-indent="0in" style:auto-text-indent="false" style:writing-mode="rl-tb"/>
    </style:style>
    <style:style style:name="P509" style:family="paragraph" style:parent-style-name="Text_20_body">
      <style:paragraph-properties fo:margin-left="0in" fo:margin-right="0.239in" fo:margin-top="0.0591in" fo:margin-bottom="0in" loext:contextual-spacing="false" fo:text-align="start" style:justify-single-word="false" fo:text-indent="0in" style:auto-text-indent="false" style:writing-mode="rl-tb"/>
    </style:style>
    <style:style style:name="P510" style:family="paragraph" style:parent-style-name="Text_20_body">
      <style:paragraph-properties fo:margin-left="0in" fo:margin-right="0.047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11" style:family="paragraph" style:parent-style-name="Text_20_body">
      <style:paragraph-properties fo:margin-left="0in" fo:margin-right="0.051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12" style:family="paragraph" style:parent-style-name="Text_20_body">
      <style:paragraph-properties fo:margin-left="0in" fo:margin-right="0.0516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513" style:family="paragraph" style:parent-style-name="Text_20_body">
      <style:paragraph-properties fo:margin-left="0in" fo:margin-right="0.0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14" style:family="paragraph" style:parent-style-name="Text_20_body">
      <style:paragraph-properties fo:margin-left="0in" fo:margin-right="0.05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515" style:family="paragraph" style:parent-style-name="Text_20_body">
      <style:paragraph-properties fo:margin-left="0in" fo:margin-right="0.05in" fo:margin-top="0.1445in" fo:margin-bottom="0in" loext:contextual-spacing="false" fo:text-align="start" style:justify-single-word="false" fo:text-indent="0in" style:auto-text-indent="false" style:writing-mode="rl-tb"/>
    </style:style>
    <style:style style:name="P516" style:family="paragraph" style:parent-style-name="Text_20_body">
      <style:paragraph-properties fo:margin-left="0in" fo:margin-right="0.3535in" fo:margin-top="0.1445in" fo:margin-bottom="0in" loext:contextual-spacing="false" fo:text-align="start" style:justify-single-word="false" fo:text-indent="0in" style:auto-text-indent="false" style:writing-mode="rl-tb"/>
    </style:style>
    <style:style style:name="P517" style:family="paragraph" style:parent-style-name="Text_20_body">
      <style:paragraph-properties fo:margin-left="0in" fo:margin-right="1.1138in" fo:margin-top="0.0591in" fo:margin-bottom="0in" loext:contextual-spacing="false" fo:text-align="start" style:justify-single-word="false" fo:text-indent="0in" style:auto-text-indent="false" style:writing-mode="rl-tb"/>
    </style:style>
    <style:style style:name="P518" style:family="paragraph" style:parent-style-name="Text_20_body">
      <style:paragraph-properties fo:margin-left="0in" fo:margin-right="0.8035in" fo:margin-top="0.0591in" fo:margin-bottom="0in" loext:contextual-spacing="false" fo:text-align="start" style:justify-single-word="false" fo:text-indent="0in" style:auto-text-indent="false" style:writing-mode="rl-tb"/>
    </style:style>
    <style:style style:name="P519" style:family="paragraph" style:parent-style-name="Text_20_body">
      <style:paragraph-properties fo:margin-left="0in" fo:margin-right="3.35in" fo:margin-top="0.1445in" fo:margin-bottom="0in" loext:contextual-spacing="false" fo:text-align="start" style:justify-single-word="false" fo:text-indent="0in" style:auto-text-indent="false" style:writing-mode="rl-tb"/>
    </style:style>
    <style:style style:name="P520" style:family="paragraph" style:parent-style-name="Text_20_body">
      <style:paragraph-properties fo:margin-left="0in" fo:margin-right="0.687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21" style:family="paragraph" style:parent-style-name="Text_20_body">
      <style:paragraph-properties fo:margin-left="0in" fo:margin-right="0.0484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522" style:family="paragraph" style:parent-style-name="Text_20_body">
      <style:paragraph-properties fo:margin-left="0in" fo:margin-right="0.048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23" style:family="paragraph" style:parent-style-name="Text_20_body">
      <style:paragraph-properties fo:margin-left="0in" fo:margin-right="0.086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24" style:family="paragraph" style:parent-style-name="Text_20_body">
      <style:paragraph-properties fo:margin-left="0in" fo:margin-right="0.0866in" fo:text-align="start" style:justify-single-word="false" fo:text-indent="0in" style:auto-text-indent="false" fo:break-before="column" style:writing-mode="rl-tb"/>
    </style:style>
    <style:style style:name="P525" style:family="paragraph" style:parent-style-name="Text_20_body">
      <style:paragraph-properties fo:margin-left="0in" fo:margin-right="1.3874in" fo:margin-top="0.1445in" fo:margin-bottom="0in" loext:contextual-spacing="false" fo:text-align="start" style:justify-single-word="false" fo:text-indent="0in" style:auto-text-indent="false" style:writing-mode="rl-tb"/>
    </style:style>
    <style:style style:name="P526" style:family="paragraph" style:parent-style-name="Text_20_body">
      <style:paragraph-properties fo:margin-left="0in" fo:margin-right="1.9984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9272in"/>
        </style:tab-stops>
      </style:paragraph-properties>
    </style:style>
    <style:style style:name="P527" style:family="paragraph" style:parent-style-name="Text_20_body">
      <style:paragraph-properties fo:margin-left="0in" fo:margin-right="0.078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28" style:family="paragraph" style:parent-style-name="Text_20_body">
      <style:paragraph-properties fo:margin-left="0.0264in" fo:margin-right="0.2839in" fo:margin-top="0.0591in" fo:margin-bottom="0in" loext:contextual-spacing="false" fo:line-height="150%" fo:text-align="end" style:justify-single-word="false" fo:text-indent="0.2689in" style:auto-text-indent="false" style:writing-mode="rl-tb"/>
    </style:style>
    <style:style style:name="P529" style:family="paragraph" style:parent-style-name="Text_20_body">
      <style:paragraph-properties fo:margin-left="0in" fo:margin-right="1.8547in" fo:text-align="start" style:justify-single-word="false" fo:text-indent="0in" style:auto-text-indent="false" style:writing-mode="rl-tb"/>
    </style:style>
    <style:style style:name="P530" style:family="paragraph" style:parent-style-name="Text_20_body">
      <style:paragraph-properties fo:margin-left="0.0264in" fo:margin-right="0.3909in" fo:margin-top="0.1445in" fo:margin-bottom="0in" loext:contextual-spacing="false" fo:line-height="150%" fo:text-align="end" style:justify-single-word="false" fo:text-indent="2.3319in" style:auto-text-indent="false" style:writing-mode="rl-tb"/>
    </style:style>
    <style:style style:name="P531" style:family="paragraph" style:parent-style-name="Text_20_body">
      <style:paragraph-properties fo:margin-left="0.0264in" fo:margin-right="0in" fo:line-height="0.2874in" fo:text-align="end" style:justify-single-word="false" fo:text-indent="0in" style:auto-text-indent="false" style:writing-mode="rl-tb"/>
    </style:style>
    <style:style style:name="P532" style:family="paragraph" style:parent-style-name="Text_20_body">
      <style:paragraph-properties fo:margin-left="0.0264in" fo:margin-right="0in" fo:margin-top="0.0516in" fo:margin-bottom="0in" loext:contextual-spacing="false" fo:text-align="end" style:justify-single-word="false" fo:text-indent="0in" style:auto-text-indent="false" style:writing-mode="rl-tb"/>
    </style:style>
    <style:style style:name="P533" style:family="paragraph" style:parent-style-name="Text_20_body">
      <style:paragraph-properties fo:margin-left="0.0264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534" style:family="paragraph" style:parent-style-name="Text_20_body">
      <style:paragraph-properties fo:margin-left="0.0264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535" style:family="paragraph" style:parent-style-name="Text_20_body">
      <style:paragraph-properties fo:margin-left="0.0264in" fo:margin-right="0in" fo:margin-top="0.0591in" fo:margin-bottom="0in" loext:contextual-spacing="false" fo:text-align="end" style:justify-single-word="false" fo:text-indent="0in" style:auto-text-indent="false" fo:break-before="column" style:writing-mode="rl-tb"/>
    </style:style>
    <style:style style:name="P536" style:family="paragraph" style:parent-style-name="Text_20_body">
      <style:paragraph-properties fo:margin-left="0.0264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537" style:family="paragraph" style:parent-style-name="Text_20_body">
      <style:paragraph-properties fo:margin-left="0.0264in" fo:margin-right="0in" fo:margin-top="0.0583in" fo:margin-bottom="0in" loext:contextual-spacing="false" fo:text-align="end" style:justify-single-word="false" fo:text-indent="0in" style:auto-text-indent="false" fo:break-before="column" style:writing-mode="rl-tb"/>
    </style:style>
    <style:style style:name="P538" style:family="paragraph" style:parent-style-name="Text_20_body">
      <style:paragraph-properties fo:margin-left="0.0264in" fo:margin-right="0in" fo:margin-top="0.0583in" fo:margin-bottom="0in" loext:contextual-spacing="false" fo:text-align="end" style:justify-single-word="false" fo:text-indent="0in" style:auto-text-indent="false" style:writing-mode="rl-tb"/>
    </style:style>
    <style:style style:name="P539" style:family="paragraph" style:parent-style-name="Text_20_body">
      <style:paragraph-properties fo:margin-left="0.0264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540" style:family="paragraph" style:parent-style-name="Text_20_body">
      <style:paragraph-properties fo:margin-left="0.0272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541" style:family="paragraph" style:parent-style-name="Text_20_body">
      <style:paragraph-properties fo:margin-left="0.0272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542" style:family="paragraph" style:parent-style-name="Text_20_body">
      <style:paragraph-properties fo:margin-left="0.0272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543" style:family="paragraph" style:parent-style-name="Text_20_body">
      <style:paragraph-properties fo:margin-left="0.0272in" fo:margin-right="0in" fo:text-align="end" style:justify-single-word="false" fo:text-indent="0in" style:auto-text-indent="false" style:writing-mode="rl-tb"/>
    </style:style>
    <style:style style:name="P544" style:family="paragraph" style:parent-style-name="Text_20_body">
      <style:paragraph-properties fo:margin-left="0.0272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545" style:family="paragraph" style:parent-style-name="Text_20_body">
      <style:paragraph-properties fo:margin-left="0in" fo:margin-right="0.348in" fo:margin-top="0.1717in" fo:margin-bottom="0in" loext:contextual-spacing="false" fo:text-align="start" style:justify-single-word="false" fo:text-indent="0in" style:auto-text-indent="false" style:writing-mode="rl-tb"/>
    </style:style>
    <style:style style:name="P546" style:family="paragraph" style:parent-style-name="Text_20_body">
      <style:paragraph-properties fo:margin-left="0in" fo:margin-right="0.3484in" fo:margin-top="0.1429in" fo:margin-bottom="0in" loext:contextual-spacing="false" fo:text-align="start" style:justify-single-word="false" fo:text-indent="0in" style:auto-text-indent="false" style:writing-mode="rl-tb"/>
    </style:style>
    <style:style style:name="P547" style:family="paragraph" style:parent-style-name="Text_20_body">
      <style:paragraph-properties fo:margin-left="0in" fo:margin-right="0.5453in" fo:margin-top="0.0591in" fo:margin-bottom="0in" loext:contextual-spacing="false" fo:line-height="150%" fo:text-align="end" style:justify-single-word="false" fo:text-indent="-0.1201in" style:auto-text-indent="false" style:writing-mode="rl-tb"/>
    </style:style>
    <style:style style:name="P548" style:family="paragraph" style:parent-style-name="Text_20_body">
      <style:paragraph-properties fo:margin-left="0in" fo:margin-right="0.425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49" style:family="paragraph" style:parent-style-name="Text_20_body">
      <style:paragraph-properties fo:margin-left="0.0272in" fo:margin-right="0.2839in" fo:margin-top="0.1429in" fo:margin-bottom="0in" loext:contextual-spacing="false" fo:line-height="150%" fo:text-align="end" style:justify-single-word="false" fo:text-indent="4.2043in" style:auto-text-indent="false" style:writing-mode="rl-tb"/>
    </style:style>
    <style:style style:name="P550" style:family="paragraph" style:parent-style-name="Text_20_body">
      <style:paragraph-properties fo:margin-left="0in" fo:margin-right="0.5291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551" style:family="paragraph" style:parent-style-name="Text_20_body">
      <style:paragraph-properties fo:margin-left="0in" fo:margin-right="0.5291in" fo:margin-top="0.1429in" fo:margin-bottom="0in" loext:contextual-spacing="false" fo:text-align="start" style:justify-single-word="false" fo:text-indent="0in" style:auto-text-indent="false" style:writing-mode="rl-tb"/>
    </style:style>
    <style:style style:name="P552" style:family="paragraph" style:parent-style-name="Text_20_body">
      <style:paragraph-properties fo:margin-left="0in" fo:margin-right="0.0882in" fo:text-align="start" style:justify-single-word="false" fo:text-indent="0in" style:auto-text-indent="false" fo:break-before="column" style:writing-mode="rl-tb"/>
    </style:style>
    <style:style style:name="P553" style:family="paragraph" style:parent-style-name="Text_20_body">
      <style:paragraph-properties fo:margin-left="0in" fo:margin-right="0.0882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554" style:family="paragraph" style:parent-style-name="Text_20_body">
      <style:paragraph-properties fo:margin-left="0in" fo:margin-right="0.0882in" fo:margin-top="0.1429in" fo:margin-bottom="0in" loext:contextual-spacing="false" fo:text-align="start" style:justify-single-word="false" fo:text-indent="0in" style:auto-text-indent="false" style:writing-mode="rl-tb"/>
    </style:style>
    <style:style style:name="P555" style:family="paragraph" style:parent-style-name="Text_20_body">
      <style:paragraph-properties fo:margin-left="0in" fo:margin-right="0.088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56" style:family="paragraph" style:parent-style-name="Text_20_body">
      <style:paragraph-properties fo:margin-left="0in" fo:margin-right="2.7126in" fo:margin-top="0.1429in" fo:margin-bottom="0in" loext:contextual-spacing="false" fo:text-align="start" style:justify-single-word="false" fo:text-indent="0in" style:auto-text-indent="false" style:writing-mode="rl-tb"/>
    </style:style>
    <style:style style:name="P557" style:family="paragraph" style:parent-style-name="Text_20_body">
      <style:paragraph-properties fo:margin-left="0in" fo:margin-right="3.3492in" fo:margin-top="0.1445in" fo:margin-bottom="0in" loext:contextual-spacing="false" fo:text-align="start" style:justify-single-word="false" fo:text-indent="0in" style:auto-text-indent="false" style:writing-mode="rl-tb"/>
    </style:style>
    <style:style style:name="P558" style:family="paragraph" style:parent-style-name="Text_20_body">
      <style:paragraph-properties fo:margin-left="0in" fo:margin-right="0.6866in" fo:margin-top="0.1701in" fo:margin-bottom="0in" loext:contextual-spacing="false" fo:text-align="start" style:justify-single-word="false" fo:text-indent="0in" style:auto-text-indent="false" style:writing-mode="rl-tb"/>
    </style:style>
    <style:style style:name="P559" style:family="paragraph" style:parent-style-name="Text_20_body">
      <style:paragraph-properties fo:margin-left="0in" fo:margin-right="0.4417in" fo:margin-top="0.1445in" fo:margin-bottom="0in" loext:contextual-spacing="false" fo:text-align="start" style:justify-single-word="false" fo:text-indent="0in" style:auto-text-indent="false" style:writing-mode="rl-tb"/>
    </style:style>
    <style:style style:name="P560" style:family="paragraph" style:parent-style-name="Text_20_body">
      <style:paragraph-properties fo:margin-left="0in" fo:margin-right="1.7965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9272in"/>
        </style:tab-stops>
      </style:paragraph-properties>
    </style:style>
    <style:style style:name="P561" style:family="paragraph" style:parent-style-name="Text_20_body">
      <style:paragraph-properties fo:margin-left="0in" fo:margin-right="0.2839in" fo:margin-top="0.1429in" fo:margin-bottom="0in" loext:contextual-spacing="false" fo:line-height="150%" fo:text-align="start" style:justify-single-word="false" fo:text-indent="4.2862in" style:auto-text-indent="false" style:writing-mode="rl-tb"/>
    </style:style>
    <style:style style:name="P562" style:family="paragraph" style:parent-style-name="Text_20_body">
      <style:paragraph-properties fo:margin-left="0in" fo:margin-right="2.7634in" fo:text-align="start" style:justify-single-word="false" fo:text-indent="0in" style:auto-text-indent="false" style:writing-mode="rl-tb"/>
    </style:style>
    <style:style style:name="P563" style:family="paragraph" style:parent-style-name="Text_20_body">
      <style:paragraph-properties fo:margin-left="0in" fo:margin-right="0.195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64" style:family="paragraph" style:parent-style-name="Text_20_body">
      <style:paragraph-properties fo:margin-left="0in" fo:margin-right="0.9382in" fo:text-align="start" style:justify-single-word="false" fo:text-indent="0in" style:auto-text-indent="false" style:writing-mode="rl-tb"/>
    </style:style>
    <style:style style:name="P565" style:family="paragraph" style:parent-style-name="Text_20_body">
      <style:paragraph-properties fo:margin-left="0.3846in" fo:margin-right="0.461in" fo:margin-top="0.0516in" fo:margin-bottom="0in" loext:contextual-spacing="false" fo:text-align="center" style:justify-single-word="false" fo:text-indent="0in" style:auto-text-indent="false" fo:break-before="column" style:writing-mode="rl-tb"/>
    </style:style>
    <style:style style:name="P566" style:family="paragraph" style:parent-style-name="Text_20_body">
      <style:paragraph-properties fo:margin-left="0.3846in" fo:margin-right="0.461in" fo:margin-top="0.1445in" fo:margin-bottom="0in" loext:contextual-spacing="false" fo:text-align="center" style:justify-single-word="false" fo:text-indent="0in" style:auto-text-indent="false" style:writing-mode="rl-tb"/>
    </style:style>
    <style:style style:name="P567" style:family="paragraph" style:parent-style-name="Text_20_body">
      <style:paragraph-properties fo:margin-left="0in" fo:margin-right="0.9374in" fo:margin-top="0.1429in" fo:margin-bottom="0in" loext:contextual-spacing="false" fo:text-align="start" style:justify-single-word="false" fo:text-indent="0in" style:auto-text-indent="false" style:writing-mode="rl-tb"/>
    </style:style>
    <style:style style:name="P568" style:family="paragraph" style:parent-style-name="Text_20_body">
      <style:paragraph-properties fo:margin-left="0.3075in" fo:margin-right="0.461in" fo:margin-top="0.1445in" fo:margin-bottom="0in" loext:contextual-spacing="false" fo:text-align="center" style:justify-single-word="false" fo:text-indent="0in" style:auto-text-indent="false" style:writing-mode="rl-tb"/>
    </style:style>
    <style:style style:name="P569" style:family="paragraph" style:parent-style-name="Text_20_body">
      <style:paragraph-properties fo:margin-left="0in" fo:margin-right="0.053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70" style:family="paragraph" style:parent-style-name="Text_20_body">
      <style:paragraph-properties fo:margin-left="0in" fo:margin-right="0.054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71" style:family="paragraph" style:parent-style-name="Text_20_body">
      <style:paragraph-properties fo:margin-left="0in" fo:margin-right="0.0543in" fo:margin-top="0.1071in" fo:margin-bottom="0in" loext:contextual-spacing="false" fo:text-align="start" style:justify-single-word="false" fo:text-indent="0in" style:auto-text-indent="false" fo:break-before="column" style:writing-mode="rl-tb"/>
    </style:style>
    <style:style style:name="P572" style:family="paragraph" style:parent-style-name="Text_20_body">
      <style:paragraph-properties fo:margin-left="0.3126in" fo:margin-right="0.2091in" fo:margin-top="0.0591in" fo:margin-bottom="0in" loext:contextual-spacing="false" fo:line-height="150%" fo:text-align="start" style:justify-single-word="false" fo:text-indent="4.878in" style:auto-text-indent="false" style:writing-mode="rl-tb"/>
    </style:style>
    <style:style style:name="P573" style:family="paragraph" style:parent-style-name="Text_20_body">
      <style:paragraph-properties fo:margin-left="0in" fo:margin-right="2.1909in" fo:margin-top="0.1445in" fo:margin-bottom="0in" loext:contextual-spacing="false" fo:text-align="start" style:justify-single-word="false" fo:text-indent="0in" style:auto-text-indent="false" style:writing-mode="rl-tb"/>
    </style:style>
    <style:style style:name="P574" style:family="paragraph" style:parent-style-name="Text_20_body">
      <style:paragraph-properties fo:margin-left="0in" fo:margin-right="0.042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75" style:family="paragraph" style:parent-style-name="Text_20_body">
      <style:paragraph-properties fo:margin-left="0in" fo:margin-right="0.043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76" style:family="paragraph" style:parent-style-name="Text_20_body">
      <style:paragraph-properties fo:margin-left="0in" fo:margin-right="0.0437in" fo:margin-top="0.1429in" fo:margin-bottom="0in" loext:contextual-spacing="false" fo:text-align="center" style:justify-single-word="false" fo:text-indent="0in" style:auto-text-indent="false" style:writing-mode="rl-tb"/>
    </style:style>
    <style:style style:name="P577" style:family="paragraph" style:parent-style-name="Text_20_body">
      <style:paragraph-properties fo:margin-left="0in" fo:margin-right="0.0437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578" style:family="paragraph" style:parent-style-name="Text_20_body">
      <style:paragraph-properties fo:margin-left="0in" fo:margin-right="0.2819in" fo:margin-top="0.1445in" fo:margin-bottom="0in" loext:contextual-spacing="false" fo:text-align="start" style:justify-single-word="false" fo:text-indent="0in" style:auto-text-indent="false" style:writing-mode="rl-tb"/>
    </style:style>
    <style:style style:name="P579" style:family="paragraph" style:parent-style-name="Text_20_body">
      <style:paragraph-properties fo:margin-left="0in" fo:margin-right="0.0598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580" style:family="paragraph" style:parent-style-name="Text_20_body">
      <style:paragraph-properties fo:margin-left="0in" fo:margin-right="0.059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81" style:family="paragraph" style:parent-style-name="Text_20_body">
      <style:paragraph-properties fo:margin-left="0in" fo:margin-right="1.6898in" fo:margin-top="0.1445in" fo:margin-bottom="0in" loext:contextual-spacing="false" fo:text-align="start" style:justify-single-word="false" fo:text-indent="0in" style:auto-text-indent="false" style:writing-mode="rl-tb"/>
    </style:style>
    <style:style style:name="P582" style:family="paragraph" style:parent-style-name="Text_20_body">
      <style:paragraph-properties fo:margin-left="0in" fo:margin-right="0.055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83" style:family="paragraph" style:parent-style-name="Text_20_body">
      <style:paragraph-properties fo:margin-left="0in" fo:margin-right="0.0555in" fo:margin-top="0.1429in" fo:margin-bottom="0in" loext:contextual-spacing="false" fo:text-align="start" style:justify-single-word="false" fo:text-indent="0in" style:auto-text-indent="false" style:writing-mode="rl-tb"/>
    </style:style>
    <style:style style:name="P584" style:family="paragraph" style:parent-style-name="Text_20_body">
      <style:paragraph-properties fo:margin-left="0in" fo:margin-right="0.054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585" style:family="paragraph" style:parent-style-name="Text_20_body">
      <style:paragraph-properties fo:margin-left="0in" fo:margin-right="0.9764in" fo:margin-top="0.0591in" fo:margin-bottom="0in" loext:contextual-spacing="false" fo:text-align="start" style:justify-single-word="false" fo:text-indent="0in" style:auto-text-indent="false" style:writing-mode="rl-tb"/>
    </style:style>
    <style:style style:name="P586" style:family="paragraph" style:parent-style-name="Text_20_body">
      <style:paragraph-properties fo:margin-left="0in" fo:margin-right="1.852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789in"/>
        </style:tab-stops>
      </style:paragraph-properties>
    </style:style>
    <style:style style:name="P587" style:family="paragraph" style:parent-style-name="Text_20_body">
      <style:paragraph-properties fo:margin-left="0.002in" fo:margin-right="2.4693in" fo:margin-top="0.1429in" fo:margin-bottom="0in" loext:contextual-spacing="false" fo:text-align="center" style:justify-single-word="false" fo:text-indent="0in" style:auto-text-indent="false" style:writing-mode="rl-tb"/>
    </style:style>
    <style:style style:name="P588" style:family="paragraph" style:parent-style-name="Text_20_body">
      <style:paragraph-properties fo:margin-left="0in" fo:margin-right="2.5374in" fo:margin-top="0.1429in" fo:margin-bottom="0in" loext:contextual-spacing="false" fo:text-align="start" style:justify-single-word="false" fo:text-indent="0in" style:auto-text-indent="false" style:writing-mode="rl-tb"/>
    </style:style>
    <style:style style:name="P589" style:family="paragraph" style:parent-style-name="Text_20_body">
      <style:paragraph-properties fo:margin-left="0.0264in" fo:margin-right="0.5807in" fo:margin-top="0.1429in" fo:margin-bottom="0in" loext:contextual-spacing="false" fo:line-height="150%" fo:text-align="end" style:justify-single-word="false" fo:text-indent="-0.2701in" style:auto-text-indent="false" style:writing-mode="rl-tb"/>
    </style:style>
    <style:style style:name="P590" style:family="paragraph" style:parent-style-name="Text_20_body">
      <style:paragraph-properties fo:margin-left="0in" fo:margin-right="1.6925in" fo:margin-top="0.1445in" fo:margin-bottom="0in" loext:contextual-spacing="false" fo:text-align="start" style:justify-single-word="false" fo:text-indent="0in" style:auto-text-indent="false" style:writing-mode="rl-tb"/>
    </style:style>
    <style:style style:name="P591" style:family="paragraph" style:parent-style-name="Text_20_body">
      <style:paragraph-properties fo:margin-left="0.0264in" fo:margin-right="0.2839in" fo:margin-top="0.1429in" fo:margin-bottom="0in" loext:contextual-spacing="false" fo:line-height="150%" fo:text-align="end" style:justify-single-word="false" fo:text-indent="0.6228in" style:auto-text-indent="false" style:writing-mode="rl-tb"/>
    </style:style>
    <style:style style:name="P592" style:family="paragraph" style:parent-style-name="Text_20_body">
      <style:paragraph-properties fo:margin-left="0.028in" fo:margin-right="0in" fo:text-align="end" style:justify-single-word="false" fo:text-indent="0in" style:auto-text-indent="false" style:writing-mode="rl-tb"/>
    </style:style>
    <style:style style:name="P593" style:family="paragraph" style:parent-style-name="Text_20_body">
      <style:paragraph-properties fo:margin-left="0.028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594" style:family="paragraph" style:parent-style-name="Text_20_body">
      <style:paragraph-properties fo:margin-left="0.028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595" style:family="paragraph" style:parent-style-name="Text_20_body">
      <style:paragraph-properties fo:margin-left="0in" fo:margin-right="0.6091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596" style:family="paragraph" style:parent-style-name="Text_20_body">
      <style:paragraph-properties fo:margin-left="0.3425in" fo:margin-right="0.6992in" fo:margin-top="0.1429in" fo:margin-bottom="0in" loext:contextual-spacing="false" fo:text-align="center" style:justify-single-word="false" fo:text-indent="0in" style:auto-text-indent="false" style:writing-mode="rl-tb"/>
    </style:style>
    <style:style style:name="P597" style:family="paragraph" style:parent-style-name="Text_20_body">
      <style:paragraph-properties fo:margin-left="0.2437in" fo:margin-right="0.6992in" fo:margin-top="0.1445in" fo:margin-bottom="0in" loext:contextual-spacing="false" fo:text-align="center" style:justify-single-word="false" fo:text-indent="0in" style:auto-text-indent="false" style:writing-mode="rl-tb"/>
    </style:style>
    <style:style style:name="P598" style:family="paragraph" style:parent-style-name="Text_20_body">
      <style:paragraph-properties fo:margin-left="0.2437in" fo:margin-right="0.6992in" fo:text-align="center" style:justify-single-word="false" fo:text-indent="0in" style:auto-text-indent="false" style:writing-mode="rl-tb"/>
    </style:style>
    <style:style style:name="P599" style:family="paragraph" style:parent-style-name="Text_20_body">
      <style:paragraph-properties fo:margin-left="0in" fo:margin-right="0.090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00" style:family="paragraph" style:parent-style-name="Text_20_body">
      <style:paragraph-properties fo:margin-left="0in" fo:margin-right="0.1417in" fo:margin-top="0.1445in" fo:margin-bottom="0in" loext:contextual-spacing="false" fo:text-align="start" style:justify-single-word="false" fo:text-indent="0in" style:auto-text-indent="false" style:writing-mode="rl-tb"/>
    </style:style>
    <style:style style:name="P601" style:family="paragraph" style:parent-style-name="Text_20_body">
      <style:paragraph-properties fo:margin-left="0in" fo:margin-right="0.3764in" fo:margin-top="0.0591in" fo:margin-bottom="0in" loext:contextual-spacing="false" fo:text-align="start" style:justify-single-word="false" fo:text-indent="0in" style:auto-text-indent="false" style:writing-mode="rl-tb"/>
    </style:style>
    <style:style style:name="P602" style:family="paragraph" style:parent-style-name="Text_20_body">
      <style:paragraph-properties fo:margin-left="0in" fo:margin-right="1.3862in" fo:margin-top="0.1429in" fo:margin-bottom="0in" loext:contextual-spacing="false" fo:text-align="start" style:justify-single-word="false" fo:text-indent="0in" style:auto-text-indent="false" style:writing-mode="rl-tb"/>
    </style:style>
    <style:style style:name="P603" style:family="paragraph" style:parent-style-name="Text_20_body">
      <style:paragraph-properties fo:margin-left="0in" fo:margin-right="0.248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04" style:family="paragraph" style:parent-style-name="Text_20_body">
      <style:paragraph-properties fo:margin-left="0in" fo:margin-right="0.972in" fo:margin-top="0.1429in" fo:margin-bottom="0in" loext:contextual-spacing="false" fo:text-align="start" style:justify-single-word="false" fo:text-indent="0in" style:auto-text-indent="false" style:writing-mode="rl-tb"/>
    </style:style>
    <style:style style:name="P605" style:family="paragraph" style:parent-style-name="Text_20_body">
      <style:paragraph-properties fo:margin-left="0.0008in" fo:margin-right="0.0362in" fo:margin-top="0.0591in" fo:margin-bottom="0in" loext:contextual-spacing="false" fo:text-align="center" style:justify-single-word="false" fo:text-indent="0in" style:auto-text-indent="false" fo:break-before="column" style:writing-mode="rl-tb"/>
    </style:style>
    <style:style style:name="P606" style:family="paragraph" style:parent-style-name="Text_20_body">
      <style:paragraph-properties fo:margin-left="0.0264in" fo:margin-right="-0.0264in" fo:margin-top="0.1429in" fo:margin-bottom="0in" loext:contextual-spacing="false" fo:text-align="center" style:justify-single-word="false" fo:text-indent="0in" style:auto-text-indent="false" style:writing-mode="rl-tb"/>
    </style:style>
    <style:style style:name="P607" style:family="paragraph" style:parent-style-name="Text_20_body">
      <style:paragraph-properties fo:margin-left="0in" fo:margin-right="0.5154in" fo:margin-top="0.0591in" fo:margin-bottom="0in" loext:contextual-spacing="false" fo:text-align="start" style:justify-single-word="false" fo:text-indent="0in" style:auto-text-indent="false" style:writing-mode="rl-tb"/>
    </style:style>
    <style:style style:name="P608" style:family="paragraph" style:parent-style-name="Text_20_body">
      <style:paragraph-properties fo:margin-left="0in" fo:margin-right="0.3138in" fo:margin-top="0.1429in" fo:margin-bottom="0in" loext:contextual-spacing="false" fo:text-align="start" style:justify-single-word="false" fo:text-indent="0in" style:auto-text-indent="false" style:writing-mode="rl-tb"/>
    </style:style>
    <style:style style:name="P609" style:family="paragraph" style:parent-style-name="Text_20_body">
      <style:paragraph-properties fo:margin-left="0in" fo:margin-right="0.313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10" style:family="paragraph" style:parent-style-name="Text_20_body">
      <style:paragraph-properties fo:margin-left="0in" fo:margin-right="1.0173in" fo:margin-top="0.1445in" fo:margin-bottom="0in" loext:contextual-spacing="false" fo:text-align="start" style:justify-single-word="false" fo:text-indent="0in" style:auto-text-indent="false" style:writing-mode="rl-tb"/>
    </style:style>
    <style:style style:name="P611" style:family="paragraph" style:parent-style-name="Text_20_body">
      <style:paragraph-properties fo:margin-left="0in" fo:margin-right="0.761in" fo:margin-top="0.1429in" fo:margin-bottom="0in" loext:contextual-spacing="false" fo:text-align="start" style:justify-single-word="false" fo:text-indent="0in" style:auto-text-indent="false" style:writing-mode="rl-tb"/>
    </style:style>
    <style:style style:name="P612" style:family="paragraph" style:parent-style-name="Text_20_body">
      <style:paragraph-properties fo:margin-left="0in" fo:margin-right="0.6984in" fo:margin-top="0.1445in" fo:margin-bottom="0in" loext:contextual-spacing="false" fo:text-align="start" style:justify-single-word="false" fo:text-indent="0in" style:auto-text-indent="false" style:writing-mode="rl-tb"/>
    </style:style>
    <style:style style:name="P613" style:family="paragraph" style:parent-style-name="Text_20_body">
      <style:paragraph-properties fo:margin-left="0in" fo:margin-right="0.09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14" style:family="paragraph" style:parent-style-name="Text_20_body">
      <style:paragraph-properties fo:margin-left="0in" fo:margin-right="1.122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15" style:family="paragraph" style:parent-style-name="Text_20_body">
      <style:paragraph-properties fo:margin-left="0in" fo:margin-right="0.5799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789in"/>
        </style:tab-stops>
      </style:paragraph-properties>
    </style:style>
    <style:style style:name="P616" style:family="paragraph" style:parent-style-name="Text_20_body">
      <style:paragraph-properties fo:margin-left="0.0008in" fo:margin-right="1.8075in" fo:margin-top="0.0591in" fo:margin-bottom="0in" loext:contextual-spacing="false" fo:text-align="center" style:justify-single-word="false" fo:text-indent="0in" style:auto-text-indent="false" style:writing-mode="rl-tb"/>
    </style:style>
    <style:style style:name="P617" style:family="paragraph" style:parent-style-name="Text_20_body">
      <style:paragraph-properties fo:margin-left="0.2492in" fo:margin-right="1.8075in" fo:margin-top="0.0591in" fo:margin-bottom="0in" loext:contextual-spacing="false" fo:text-align="center" style:justify-single-word="false" fo:text-indent="0in" style:auto-text-indent="false" style:writing-mode="rl-tb"/>
    </style:style>
    <style:style style:name="P618" style:family="paragraph" style:parent-style-name="Text_20_body">
      <style:paragraph-properties fo:margin-left="0in" fo:margin-right="1.8543in" fo:margin-top="0.0591in" fo:margin-bottom="0in" loext:contextual-spacing="false" fo:text-align="start" style:justify-single-word="false" fo:text-indent="0in" style:auto-text-indent="false" style:writing-mode="rl-tb"/>
    </style:style>
    <style:style style:name="P619" style:family="paragraph" style:parent-style-name="Text_20_body">
      <style:paragraph-properties fo:margin-left="0in" fo:margin-right="2.0799in" fo:margin-top="0.1445in" fo:margin-bottom="0in" loext:contextual-spacing="false" fo:text-align="start" style:justify-single-word="false" fo:text-indent="0in" style:auto-text-indent="false" style:writing-mode="rl-tb"/>
    </style:style>
    <style:style style:name="P620" style:family="paragraph" style:parent-style-name="Text_20_body">
      <style:paragraph-properties fo:margin-left="0in" fo:margin-right="3.4602in" fo:margin-top="0.1429in" fo:margin-bottom="0in" loext:contextual-spacing="false" fo:text-align="start" style:justify-single-word="false" fo:text-indent="0in" style:auto-text-indent="false" style:writing-mode="rl-tb"/>
    </style:style>
    <style:style style:name="P621" style:family="paragraph" style:parent-style-name="Text_20_body">
      <style:paragraph-properties fo:margin-left="0in" fo:margin-right="0.451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22" style:family="paragraph" style:parent-style-name="Text_20_body">
      <style:paragraph-properties fo:margin-left="0in" fo:margin-right="0.4516in" fo:margin-top="0.1429in" fo:margin-bottom="0in" loext:contextual-spacing="false" fo:text-align="start" style:justify-single-word="false" fo:text-indent="0in" style:auto-text-indent="false" style:writing-mode="rl-tb"/>
    </style:style>
    <style:style style:name="P623" style:family="paragraph" style:parent-style-name="Text_20_body">
      <style:paragraph-properties fo:margin-left="0in" fo:margin-right="0.4516in" fo:margin-top="0.1717in" fo:margin-bottom="0in" loext:contextual-spacing="false" fo:text-align="start" style:justify-single-word="false" fo:text-indent="0in" style:auto-text-indent="false" style:writing-mode="rl-tb"/>
    </style:style>
    <style:style style:name="P624" style:family="paragraph" style:parent-style-name="Text_20_body">
      <style:paragraph-properties fo:margin-left="0in" fo:margin-right="0.4516in" fo:margin-top="0.1445in" fo:margin-bottom="0in" loext:contextual-spacing="false" fo:text-align="start" style:justify-single-word="false" fo:text-indent="0in" style:auto-text-indent="false" style:writing-mode="rl-tb"/>
    </style:style>
    <style:style style:name="P625" style:family="paragraph" style:parent-style-name="Text_20_body">
      <style:paragraph-properties fo:margin-left="0.2728in" fo:margin-right="0.0874in" fo:margin-top="0.0516in" fo:margin-bottom="0in" loext:contextual-spacing="false" fo:text-align="center" style:justify-single-word="false" fo:text-indent="0in" style:auto-text-indent="false" fo:break-before="column" style:writing-mode="rl-tb"/>
    </style:style>
    <style:style style:name="P626" style:family="paragraph" style:parent-style-name="Text_20_body">
      <style:paragraph-properties fo:margin-left="0.1882in" fo:margin-right="0.0874in" fo:margin-top="0.1445in" fo:margin-bottom="0in" loext:contextual-spacing="false" fo:text-align="center" style:justify-single-word="false" fo:text-indent="0in" style:auto-text-indent="false" style:writing-mode="rl-tb"/>
    </style:style>
    <style:style style:name="P627" style:family="paragraph" style:parent-style-name="Text_20_body">
      <style:paragraph-properties fo:margin-left="0in" fo:margin-right="0.092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28" style:family="paragraph" style:parent-style-name="Text_20_body">
      <style:paragraph-properties fo:margin-left="-0.0118in" fo:margin-right="1.4846in" fo:margin-top="0.0591in" fo:margin-bottom="0in" loext:contextual-spacing="false" fo:text-align="start" style:justify-single-word="false" fo:text-indent="0in" style:auto-text-indent="false" style:writing-mode="rl-tb"/>
    </style:style>
    <style:style style:name="P629" style:family="paragraph" style:parent-style-name="Text_20_body">
      <style:paragraph-properties fo:margin-left="0in" fo:margin-right="3.4429in" fo:margin-top="0.1445in" fo:margin-bottom="0in" loext:contextual-spacing="false" fo:text-align="start" style:justify-single-word="false" fo:text-indent="0in" style:auto-text-indent="false" style:writing-mode="rl-tb"/>
    </style:style>
    <style:style style:name="P630" style:family="paragraph" style:parent-style-name="Text_20_body">
      <style:paragraph-properties fo:margin-left="0in" fo:margin-right="0.7929in" fo:margin-top="0.1429in" fo:margin-bottom="0in" loext:contextual-spacing="false" fo:text-align="start" style:justify-single-word="false" fo:text-indent="0in" style:auto-text-indent="false" style:writing-mode="rl-tb"/>
    </style:style>
    <style:style style:name="P631" style:family="paragraph" style:parent-style-name="Text_20_body">
      <style:paragraph-properties fo:margin-left="0in" fo:margin-right="1.2492in" fo:margin-top="0.1445in" fo:margin-bottom="0in" loext:contextual-spacing="false" fo:text-align="start" style:justify-single-word="false" fo:text-indent="0in" style:auto-text-indent="false" style:writing-mode="rl-tb"/>
    </style:style>
    <style:style style:name="P632" style:family="paragraph" style:parent-style-name="Text_20_body">
      <style:paragraph-properties fo:margin-left="0in" fo:margin-right="0.2937in" fo:margin-top="0.1429in" fo:margin-bottom="0in" loext:contextual-spacing="false" fo:text-align="start" style:justify-single-word="false" fo:text-indent="0in" style:auto-text-indent="false" style:writing-mode="rl-tb"/>
    </style:style>
    <style:style style:name="P633" style:family="paragraph" style:parent-style-name="Text_20_body">
      <style:paragraph-properties fo:margin-left="0in" fo:margin-right="0.046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34" style:family="paragraph" style:parent-style-name="Text_20_body">
      <style:paragraph-properties fo:margin-left="0in" fo:margin-right="0.0465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635" style:family="paragraph" style:parent-style-name="Text_20_body">
      <style:paragraph-properties fo:margin-left="0in" fo:margin-right="0.052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636" style:family="paragraph" style:parent-style-name="Text_20_body">
      <style:paragraph-properties fo:margin-left="0in" fo:margin-right="0.05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37" style:family="paragraph" style:parent-style-name="Text_20_body">
      <style:paragraph-properties fo:margin-left="0in" fo:margin-right="0.052in" fo:margin-top="0.0008in" fo:margin-bottom="0in" loext:contextual-spacing="false" fo:text-align="start" style:justify-single-word="false" fo:text-indent="0in" style:auto-text-indent="false" fo:break-before="column" style:writing-mode="rl-tb"/>
    </style:style>
    <style:style style:name="P638" style:family="paragraph" style:parent-style-name="Text_20_body">
      <style:paragraph-properties fo:margin-left="0in" fo:margin-right="1.1835in" fo:margin-top="0.1429in" fo:margin-bottom="0in" loext:contextual-spacing="false" fo:text-align="start" style:justify-single-word="false" fo:text-indent="0in" style:auto-text-indent="false" style:writing-mode="rl-tb"/>
    </style:style>
    <style:style style:name="P639" style:family="paragraph" style:parent-style-name="Text_20_body">
      <style:paragraph-properties fo:margin-left="0in" fo:margin-right="2.7382in" fo:margin-top="0.0591in" fo:margin-bottom="0in" loext:contextual-spacing="false" fo:text-align="start" style:justify-single-word="false" fo:text-indent="0in" style:auto-text-indent="false" style:writing-mode="rl-tb"/>
    </style:style>
    <style:style style:name="P640" style:family="paragraph" style:parent-style-name="Text_20_body">
      <style:paragraph-properties fo:margin-left="0in" fo:margin-right="0.062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41" style:family="paragraph" style:parent-style-name="Text_20_body">
      <style:paragraph-properties fo:margin-left="0in" fo:margin-right="0.061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42" style:family="paragraph" style:parent-style-name="Text_20_body">
      <style:paragraph-properties fo:margin-left="0in" fo:margin-right="1.776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43" style:family="paragraph" style:parent-style-name="Text_20_body">
      <style:paragraph-properties fo:margin-left="0in" fo:margin-right="0.0571in" fo:margin-top="0.1429in" fo:margin-bottom="0in" loext:contextual-spacing="false" fo:text-align="start" style:justify-single-word="false" fo:text-indent="0in" style:auto-text-indent="false" style:writing-mode="rl-tb"/>
    </style:style>
    <style:style style:name="P644" style:family="paragraph" style:parent-style-name="Text_20_body">
      <style:paragraph-properties fo:margin-left="0in" fo:margin-right="0.057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45" style:family="paragraph" style:parent-style-name="Text_20_body">
      <style:paragraph-properties fo:margin-left="0in" fo:margin-right="1.0583in" fo:margin-top="0.0591in" fo:margin-bottom="0in" loext:contextual-spacing="false" fo:text-align="start" style:justify-single-word="false" fo:text-indent="0in" style:auto-text-indent="false" style:writing-mode="rl-tb"/>
    </style:style>
    <style:style style:name="P646" style:family="paragraph" style:parent-style-name="Text_20_body">
      <style:paragraph-properties fo:margin-left="0in" fo:margin-right="0.07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47" style:family="paragraph" style:parent-style-name="Text_20_body">
      <style:paragraph-properties fo:margin-left="0in" fo:margin-right="0.081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48" style:family="paragraph" style:parent-style-name="Text_20_body">
      <style:paragraph-properties fo:margin-left="0in" fo:margin-right="2.2016in" fo:margin-top="0.0591in" fo:margin-bottom="0in" loext:contextual-spacing="false" fo:text-align="center" style:justify-single-word="false" fo:text-indent="0in" style:auto-text-indent="false" style:writing-mode="rl-tb"/>
    </style:style>
    <style:style style:name="P649" style:family="paragraph" style:parent-style-name="Text_20_body">
      <style:paragraph-properties fo:margin-left="0in" fo:margin-right="2.0929in" fo:margin-top="0.1445in" fo:margin-bottom="0in" loext:contextual-spacing="false" fo:text-align="center" style:justify-single-word="false" fo:text-indent="0in" style:auto-text-indent="false" style:writing-mode="rl-tb"/>
    </style:style>
    <style:style style:name="P650" style:family="paragraph" style:parent-style-name="Text_20_body">
      <style:paragraph-properties fo:margin-left="0in" fo:margin-right="2.0228in" fo:margin-top="0.1437in" fo:margin-bottom="0in" loext:contextual-spacing="false" fo:text-align="center" style:justify-single-word="false" fo:text-indent="0in" style:auto-text-indent="false" style:writing-mode="rl-tb"/>
    </style:style>
    <style:style style:name="P651" style:family="paragraph" style:parent-style-name="Text_20_body">
      <style:paragraph-properties fo:margin-left="0in" fo:margin-right="0.27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52" style:family="paragraph" style:parent-style-name="Text_20_body">
      <style:paragraph-properties fo:margin-left="0in" fo:margin-right="0.272in" fo:margin-top="0.1437in" fo:margin-bottom="0in" loext:contextual-spacing="false" fo:text-align="start" style:justify-single-word="false" fo:text-indent="0in" style:auto-text-indent="false" style:writing-mode="rl-tb"/>
    </style:style>
    <style:style style:name="P653" style:family="paragraph" style:parent-style-name="Text_20_body">
      <style:paragraph-properties fo:margin-left="0in" fo:margin-right="0.272in" fo:margin-top="0.1429in" fo:margin-bottom="0in" loext:contextual-spacing="false" fo:text-align="start" style:justify-single-word="false" fo:text-indent="0in" style:auto-text-indent="false" style:writing-mode="rl-tb"/>
    </style:style>
    <style:style style:name="P654" style:family="paragraph" style:parent-style-name="Text_20_body">
      <style:paragraph-properties fo:margin-left="0in" fo:margin-right="0.3165in" fo:margin-top="0.1429in" fo:margin-bottom="0in" loext:contextual-spacing="false" fo:text-align="start" style:justify-single-word="false" fo:text-indent="0in" style:auto-text-indent="false" style:writing-mode="rl-tb"/>
    </style:style>
    <style:style style:name="P655" style:family="paragraph" style:parent-style-name="Text_20_body">
      <style:paragraph-properties fo:margin-left="0in" fo:margin-right="0.3165in" fo:margin-top="0.1437in" fo:margin-bottom="0in" loext:contextual-spacing="false" fo:text-align="start" style:justify-single-word="false" fo:text-indent="0in" style:auto-text-indent="false" style:writing-mode="rl-tb"/>
    </style:style>
    <style:style style:name="P656" style:family="paragraph" style:parent-style-name="Text_20_body">
      <style:paragraph-properties fo:margin-left="0in" fo:margin-right="0.3165in" fo:margin-top="0.1445in" fo:margin-bottom="0in" loext:contextual-spacing="false" fo:text-align="start" style:justify-single-word="false" fo:text-indent="0in" style:auto-text-indent="false" style:writing-mode="rl-tb"/>
    </style:style>
    <style:style style:name="P657" style:family="paragraph" style:parent-style-name="Text_20_body">
      <style:paragraph-properties fo:margin-left="0in" fo:margin-right="0.2728in" fo:margin-top="0.1445in" fo:margin-bottom="0in" loext:contextual-spacing="false" fo:text-align="start" style:justify-single-word="false" fo:text-indent="0in" style:auto-text-indent="false" style:writing-mode="rl-tb"/>
    </style:style>
    <style:style style:name="P658" style:family="paragraph" style:parent-style-name="Text_20_body">
      <style:paragraph-properties fo:margin-left="0in" fo:margin-right="0.2728in" fo:margin-top="0.1437in" fo:margin-bottom="0in" loext:contextual-spacing="false" fo:text-align="start" style:justify-single-word="false" fo:text-indent="0in" style:auto-text-indent="false" style:writing-mode="rl-tb"/>
    </style:style>
    <style:style style:name="P659" style:family="paragraph" style:parent-style-name="Text_20_body">
      <style:paragraph-properties fo:margin-left="0in" fo:margin-right="0.2728in" fo:margin-top="0.1429in" fo:margin-bottom="0in" loext:contextual-spacing="false" fo:text-align="start" style:justify-single-word="false" fo:text-indent="0in" style:auto-text-indent="false" style:writing-mode="rl-tb"/>
    </style:style>
    <style:style style:name="P660" style:family="paragraph" style:parent-style-name="Text_20_body">
      <style:paragraph-properties fo:margin-left="0.0264in" fo:margin-right="0.2839in" fo:margin-top="0.1429in" fo:margin-bottom="0in" loext:contextual-spacing="false" fo:line-height="150%" fo:text-align="end" style:justify-single-word="false" fo:text-indent="2.4854in" style:auto-text-indent="false" style:writing-mode="rl-tb"/>
    </style:style>
    <style:style style:name="P661" style:family="paragraph" style:parent-style-name="Text_20_body">
      <style:paragraph-properties fo:margin-left="0in" fo:margin-right="0.28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62" style:family="paragraph" style:parent-style-name="Text_20_body">
      <style:paragraph-properties fo:margin-left="0in" fo:margin-right="0.289in" fo:margin-top="0.1445in" fo:margin-bottom="0in" loext:contextual-spacing="false" fo:text-align="start" style:justify-single-word="false" fo:text-indent="0in" style:auto-text-indent="false" style:writing-mode="rl-tb"/>
    </style:style>
    <style:style style:name="P663" style:family="paragraph" style:parent-style-name="Text_20_body">
      <style:paragraph-properties fo:margin-left="0in" fo:margin-right="0.3465in" fo:margin-top="0.1429in" fo:margin-bottom="0in" loext:contextual-spacing="false" fo:text-align="start" style:justify-single-word="false" fo:text-indent="0in" style:auto-text-indent="false" style:writing-mode="rl-tb"/>
    </style:style>
    <style:style style:name="P664" style:family="paragraph" style:parent-style-name="Text_20_body">
      <style:paragraph-properties fo:margin-left="0in" fo:margin-right="0.2898in" fo:margin-top="0.1445in" fo:margin-bottom="0in" loext:contextual-spacing="false" fo:text-align="start" style:justify-single-word="false" fo:text-indent="0in" style:auto-text-indent="false" style:writing-mode="rl-tb"/>
    </style:style>
    <style:style style:name="P665" style:family="paragraph" style:parent-style-name="Text_20_body">
      <style:paragraph-properties fo:margin-left="0in" fo:margin-right="0.3472in" fo:text-align="start" style:justify-single-word="false" fo:text-indent="0in" style:auto-text-indent="false" style:writing-mode="rl-tb"/>
    </style:style>
    <style:style style:name="P666" style:family="paragraph" style:parent-style-name="Text_20_body">
      <style:paragraph-properties fo:margin-left="0in" fo:margin-right="4.2236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8327in"/>
        </style:tab-stops>
      </style:paragraph-properties>
    </style:style>
    <style:style style:name="P667" style:family="paragraph" style:parent-style-name="Text_20_body">
      <style:paragraph-properties fo:margin-left="0in" fo:margin-right="3.4465in" fo:margin-top="0.0516in" fo:margin-bottom="0in" loext:contextual-spacing="false" fo:text-align="start" style:justify-single-word="false" fo:text-indent="0in" style:auto-text-indent="false" style:writing-mode="rl-tb"/>
    </style:style>
    <style:style style:name="P668" style:family="paragraph" style:parent-style-name="Text_20_body">
      <style:paragraph-properties fo:margin-left="0in" fo:margin-right="1.7492in" fo:margin-top="0.1429in" fo:margin-bottom="0in" loext:contextual-spacing="false" fo:text-align="start" style:justify-single-word="false" fo:text-indent="0in" style:auto-text-indent="false" style:writing-mode="rl-tb"/>
    </style:style>
    <style:style style:name="P669" style:family="paragraph" style:parent-style-name="Text_20_body">
      <style:paragraph-properties fo:margin-left="0in" fo:margin-right="0.4354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670" style:family="paragraph" style:parent-style-name="Text_20_body">
      <style:paragraph-properties fo:margin-left="0in" fo:margin-right="0.435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71" style:family="paragraph" style:parent-style-name="Text_20_body">
      <style:paragraph-properties fo:margin-left="0in" fo:margin-right="0.4354in" fo:margin-top="0.1429in" fo:margin-bottom="0in" loext:contextual-spacing="false" fo:text-align="start" style:justify-single-word="false" fo:text-indent="0in" style:auto-text-indent="false" style:writing-mode="rl-tb"/>
    </style:style>
    <style:style style:name="P672" style:family="paragraph" style:parent-style-name="Text_20_body">
      <style:paragraph-properties fo:margin-left="0in" fo:margin-right="0.4075in" fo:margin-top="0.1429in" fo:margin-bottom="0in" loext:contextual-spacing="false" fo:text-align="start" style:justify-single-word="false" fo:text-indent="0in" style:auto-text-indent="false" style:writing-mode="rl-tb"/>
    </style:style>
    <style:style style:name="P673" style:family="paragraph" style:parent-style-name="Text_20_body">
      <style:paragraph-properties fo:margin-left="0in" fo:margin-right="0.4075in" fo:margin-top="0.1445in" fo:margin-bottom="0in" loext:contextual-spacing="false" fo:text-align="start" style:justify-single-word="false" fo:text-indent="0in" style:auto-text-indent="false" style:writing-mode="rl-tb"/>
    </style:style>
    <style:style style:name="P674" style:family="paragraph" style:parent-style-name="Text_20_body">
      <style:paragraph-properties fo:margin-left="0in" fo:margin-right="0.4075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675" style:family="paragraph" style:parent-style-name="Text_20_body">
      <style:paragraph-properties fo:margin-left="0in" fo:margin-right="0.4075in" fo:margin-top="0.1437in" fo:margin-bottom="0in" loext:contextual-spacing="false" fo:text-align="start" style:justify-single-word="false" fo:text-indent="0in" style:auto-text-indent="false" style:writing-mode="rl-tb"/>
    </style:style>
    <style:style style:name="P676" style:family="paragraph" style:parent-style-name="Text_20_body">
      <style:paragraph-properties fo:margin-left="0in" fo:margin-right="0.104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77" style:family="paragraph" style:parent-style-name="Text_20_body">
      <style:paragraph-properties fo:margin-left="0in" fo:margin-right="0.104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78" style:family="paragraph" style:parent-style-name="Text_20_body">
      <style:paragraph-properties fo:margin-left="0in" fo:margin-right="0.8929in" fo:margin-top="0.1429in" fo:margin-bottom="0in" loext:contextual-spacing="false" fo:text-align="start" style:justify-single-word="false" fo:text-indent="0in" style:auto-text-indent="false" style:writing-mode="rl-tb"/>
    </style:style>
    <style:style style:name="P679" style:family="paragraph" style:parent-style-name="Text_20_body">
      <style:paragraph-properties fo:margin-left="0in" fo:margin-right="0.1409in" fo:margin-top="0.0591in" fo:margin-bottom="0in" loext:contextual-spacing="false" fo:text-align="center" style:justify-single-word="false" fo:text-indent="0in" style:auto-text-indent="false" fo:break-before="column" style:writing-mode="rl-tb"/>
    </style:style>
    <style:style style:name="P680" style:family="paragraph" style:parent-style-name="Text_20_body">
      <style:paragraph-properties fo:margin-left="0in" fo:margin-right="2.5571in" fo:margin-top="0.1429in" fo:margin-bottom="0in" loext:contextual-spacing="false" fo:text-align="start" style:justify-single-word="false" fo:text-indent="0in" style:auto-text-indent="false" style:writing-mode="rl-tb"/>
    </style:style>
    <style:style style:name="P681" style:family="paragraph" style:parent-style-name="Text_20_body">
      <style:paragraph-properties fo:margin-left="0in" fo:margin-right="1.339in" fo:margin-top="0.1445in" fo:margin-bottom="0in" loext:contextual-spacing="false" fo:text-align="center" style:justify-single-word="false" fo:text-indent="0in" style:auto-text-indent="false" style:writing-mode="rl-tb"/>
    </style:style>
    <style:style style:name="P682" style:family="paragraph" style:parent-style-name="Text_20_body">
      <style:paragraph-properties fo:margin-left="0in" fo:margin-right="1.7862in" fo:margin-top="0.1429in" fo:margin-bottom="0in" loext:contextual-spacing="false" fo:text-align="start" style:justify-single-word="false" fo:text-indent="0in" style:auto-text-indent="false" style:writing-mode="rl-tb"/>
    </style:style>
    <style:style style:name="P683" style:family="paragraph" style:parent-style-name="Text_20_body">
      <style:paragraph-properties fo:margin-left="0in" fo:margin-right="2.8339in" fo:margin-top="0.1445in" fo:margin-bottom="0in" loext:contextual-spacing="false" fo:text-align="start" style:justify-single-word="false" fo:text-indent="0in" style:auto-text-indent="false" style:writing-mode="rl-tb"/>
    </style:style>
    <style:style style:name="P684" style:family="paragraph" style:parent-style-name="Text_20_body">
      <style:paragraph-properties fo:margin-left="0in" fo:margin-right="1.3925in" fo:margin-top="0.1445in" fo:margin-bottom="0in" loext:contextual-spacing="false" fo:text-align="start" style:justify-single-word="false" fo:text-indent="0in" style:auto-text-indent="false" style:writing-mode="rl-tb"/>
    </style:style>
    <style:style style:name="P685" style:family="paragraph" style:parent-style-name="Text_20_body">
      <style:paragraph-properties fo:margin-left="0in" fo:margin-right="0.3118in" fo:margin-top="0.1429in" fo:margin-bottom="0in" loext:contextual-spacing="false" fo:text-align="start" style:justify-single-word="false" fo:text-indent="0in" style:auto-text-indent="false" style:writing-mode="rl-tb"/>
    </style:style>
    <style:style style:name="P686" style:family="paragraph" style:parent-style-name="Text_20_body">
      <style:paragraph-properties fo:margin-left="0in" fo:margin-right="0.3118in" fo:text-align="start" style:justify-single-word="false" fo:text-indent="0in" style:auto-text-indent="false" style:writing-mode="rl-tb"/>
    </style:style>
    <style:style style:name="P687" style:family="paragraph" style:parent-style-name="Text_20_body">
      <style:paragraph-properties fo:margin-left="1.2701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688" style:family="paragraph" style:parent-style-name="Text_20_body">
      <style:paragraph-properties fo:margin-left="1.2689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689" style:family="paragraph" style:parent-style-name="Text_20_body">
      <style:paragraph-properties fo:margin-left="0in" fo:margin-right="0.839in" fo:margin-top="0.0591in" fo:margin-bottom="0in" loext:contextual-spacing="false" fo:text-align="start" style:justify-single-word="false" fo:text-indent="0in" style:auto-text-indent="false" style:writing-mode="rl-tb"/>
    </style:style>
    <style:style style:name="P690" style:family="paragraph" style:parent-style-name="Text_20_body">
      <style:paragraph-properties fo:margin-left="0in" fo:margin-right="1.9665in" fo:margin-top="0.1429in" fo:margin-bottom="0in" loext:contextual-spacing="false" fo:text-align="start" style:justify-single-word="false" fo:text-indent="0in" style:auto-text-indent="false" style:writing-mode="rl-tb"/>
    </style:style>
    <style:style style:name="P691" style:family="paragraph" style:parent-style-name="Text_20_body">
      <style:paragraph-properties fo:margin-left="0in" fo:margin-right="0.408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692" style:family="paragraph" style:parent-style-name="Text_20_body">
      <style:paragraph-properties fo:margin-left="0in" fo:margin-right="0.3717in" fo:margin-top="0.1429in" fo:margin-bottom="0in" loext:contextual-spacing="false" fo:text-align="start" style:justify-single-word="false" fo:text-indent="0in" style:auto-text-indent="false" style:writing-mode="rl-tb"/>
    </style:style>
    <style:style style:name="P693" style:family="paragraph" style:parent-style-name="Text_20_body">
      <style:paragraph-properties fo:margin-left="0in" fo:margin-right="0.3209in" fo:margin-top="0.1437in" fo:margin-bottom="0in" loext:contextual-spacing="false" fo:text-align="start" style:justify-single-word="false" fo:text-indent="0in" style:auto-text-indent="false" style:writing-mode="rl-tb"/>
    </style:style>
    <style:style style:name="P694" style:family="paragraph" style:parent-style-name="Text_20_body">
      <style:paragraph-properties fo:margin-left="0in" fo:margin-right="0.3209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695" style:family="paragraph" style:parent-style-name="Text_20_body">
      <style:paragraph-properties fo:margin-left="0in" fo:margin-right="0.3209in" fo:margin-top="0.1445in" fo:margin-bottom="0in" loext:contextual-spacing="false" fo:text-align="start" style:justify-single-word="false" fo:text-indent="0in" style:auto-text-indent="false" style:writing-mode="rl-tb"/>
    </style:style>
    <style:style style:name="P696" style:family="paragraph" style:parent-style-name="Text_20_body">
      <style:paragraph-properties fo:margin-left="0.0327in" fo:margin-right="0.2839in" fo:margin-top="0.0583in" fo:margin-bottom="0in" loext:contextual-spacing="false" fo:text-align="start" style:justify-single-word="false" fo:text-indent="0in" style:auto-text-indent="false" style:writing-mode="rl-tb"/>
    </style:style>
    <style:style style:name="P697" style:family="paragraph" style:parent-style-name="Text_20_body">
      <style:paragraph-properties fo:margin-left="0in" fo:margin-right="2.1366in" fo:margin-top="0.0583in" fo:margin-bottom="0in" loext:contextual-spacing="false" fo:text-align="start" style:justify-single-word="false" fo:text-indent="0in" style:auto-text-indent="false" style:writing-mode="rl-tb"/>
    </style:style>
    <style:style style:name="P698" style:family="paragraph" style:parent-style-name="Text_20_body">
      <style:paragraph-properties fo:margin-left="0.0264in" fo:margin-right="0.2839in" fo:margin-top="0.1437in" fo:margin-bottom="0in" loext:contextual-spacing="false" fo:line-height="150%" fo:text-align="justify" style:justify-single-word="false" fo:text-indent="0.7571in" style:auto-text-indent="false" style:writing-mode="rl-tb"/>
    </style:style>
    <style:style style:name="P699" style:family="paragraph" style:parent-style-name="Text_20_body">
      <style:paragraph-properties fo:margin-left="0in" fo:margin-right="0.2335in" fo:margin-top="0.1445in" fo:margin-bottom="0in" loext:contextual-spacing="false" fo:text-align="start" style:justify-single-word="false" fo:text-indent="0in" style:auto-text-indent="false" style:writing-mode="rl-tb"/>
    </style:style>
    <style:style style:name="P700" style:family="paragraph" style:parent-style-name="Text_20_body">
      <style:paragraph-properties fo:margin-left="0in" fo:margin-right="0.402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701" style:family="paragraph" style:parent-style-name="Text_20_body">
      <style:paragraph-properties fo:margin-left="0in" fo:margin-right="1.1126in" fo:margin-top="0.1429in" fo:margin-bottom="0in" loext:contextual-spacing="false" fo:text-align="start" style:justify-single-word="false" fo:text-indent="0in" style:auto-text-indent="false" style:writing-mode="rl-tb"/>
    </style:style>
    <style:style style:name="P702" style:family="paragraph" style:parent-style-name="Text_20_body">
      <style:paragraph-properties fo:margin-left="0in" fo:margin-right="0.084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03" style:family="paragraph" style:parent-style-name="Text_20_body">
      <style:paragraph-properties fo:margin-left="0in" fo:margin-right="0.083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04" style:family="paragraph" style:parent-style-name="Text_20_body">
      <style:paragraph-properties fo:margin-left="0in" fo:margin-right="1.8866in" fo:margin-top="0.0591in" fo:margin-bottom="0in" loext:contextual-spacing="false" fo:text-align="start" style:justify-single-word="false" fo:text-indent="0in" style:auto-text-indent="false" style:writing-mode="rl-tb"/>
    </style:style>
    <style:style style:name="P705" style:family="paragraph" style:parent-style-name="Text_20_body">
      <style:paragraph-properties fo:margin-left="0.3161in" fo:margin-right="0.2091in" fo:margin-top="0.0591in" fo:margin-bottom="0in" loext:contextual-spacing="false" fo:line-height="150%" fo:text-align="start" style:justify-single-word="false" fo:text-indent="3.9783in" style:auto-text-indent="false" style:writing-mode="rl-tb"/>
    </style:style>
    <style:style style:name="P706" style:family="paragraph" style:parent-style-name="Text_20_body">
      <style:paragraph-properties fo:margin-left="0in" fo:margin-right="0.0654in" fo:text-align="start" style:justify-single-word="false" fo:text-indent="0in" style:auto-text-indent="false" fo:break-before="column" style:writing-mode="rl-tb"/>
    </style:style>
    <style:style style:name="P707" style:family="paragraph" style:parent-style-name="Text_20_body">
      <style:paragraph-properties fo:margin-left="0in" fo:margin-right="0.065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08" style:family="paragraph" style:parent-style-name="Text_20_body">
      <style:paragraph-properties fo:margin-left="0in" fo:margin-right="0.1339in" fo:margin-top="0.1429in" fo:margin-bottom="0in" loext:contextual-spacing="false" fo:text-align="start" style:justify-single-word="false" fo:text-indent="0in" style:auto-text-indent="false" style:writing-mode="rl-tb"/>
    </style:style>
    <style:style style:name="P709" style:family="paragraph" style:parent-style-name="Text_20_body">
      <style:paragraph-properties fo:margin-left="0.3161in" fo:margin-right="0.0417in" fo:margin-top="0.0591in" fo:margin-bottom="0in" loext:contextual-spacing="false" fo:line-height="150%" fo:text-align="start" style:justify-single-word="false" fo:text-indent="0.2091in" style:auto-text-indent="false" fo:break-before="column" style:writing-mode="rl-tb"/>
    </style:style>
    <style:style style:name="P710" style:family="paragraph" style:parent-style-name="Text_20_body">
      <style:paragraph-properties fo:margin-left="0in" fo:margin-right="0.9866in" fo:text-align="start" style:justify-single-word="false" fo:text-indent="0in" style:auto-text-indent="false" style:writing-mode="rl-tb"/>
    </style:style>
    <style:style style:name="P711" style:family="paragraph" style:parent-style-name="Text_20_body">
      <style:paragraph-properties fo:margin-left="0in" fo:margin-right="0.465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12" style:family="paragraph" style:parent-style-name="Text_20_body">
      <style:paragraph-properties fo:margin-left="0in" fo:margin-right="0.4654in" fo:margin-top="0.1445in" fo:margin-bottom="0in" loext:contextual-spacing="false" fo:text-align="start" style:justify-single-word="false" fo:text-indent="0in" style:auto-text-indent="false" style:writing-mode="rl-tb"/>
    </style:style>
    <style:style style:name="P713" style:family="paragraph" style:parent-style-name="Text_20_body">
      <style:paragraph-properties fo:margin-left="0in" fo:margin-right="0.5193in" fo:margin-top="0.1429in" fo:margin-bottom="0in" loext:contextual-spacing="false" fo:text-align="start" style:justify-single-word="false" fo:text-indent="0in" style:auto-text-indent="false" style:writing-mode="rl-tb"/>
    </style:style>
    <style:style style:name="P714" style:family="paragraph" style:parent-style-name="Text_20_body">
      <style:paragraph-properties fo:margin-left="0in" fo:margin-right="2.9992in" fo:margin-top="0.0516in" fo:margin-bottom="0in" loext:contextual-spacing="false" fo:text-align="start" style:justify-single-word="false" fo:text-indent="0in" style:auto-text-indent="false" style:writing-mode="rl-tb"/>
    </style:style>
    <style:style style:name="P715" style:family="paragraph" style:parent-style-name="Text_20_body">
      <style:paragraph-properties fo:margin-left="0in" fo:margin-right="0.4661in" fo:margin-top="0.1429in" fo:margin-bottom="0in" loext:contextual-spacing="false" fo:text-align="start" style:justify-single-word="false" fo:text-indent="0in" style:auto-text-indent="false" style:writing-mode="rl-tb"/>
    </style:style>
    <style:style style:name="P716" style:family="paragraph" style:parent-style-name="Text_20_body">
      <style:paragraph-properties fo:margin-left="0in" fo:margin-right="0.2717in" fo:margin-top="0.0591in" fo:margin-bottom="0in" loext:contextual-spacing="false" fo:text-align="start" style:justify-single-word="false" fo:text-indent="0in" style:auto-text-indent="false" style:writing-mode="rl-tb"/>
    </style:style>
    <style:style style:name="P717" style:family="paragraph" style:parent-style-name="Text_20_body">
      <style:paragraph-properties fo:margin-left="0in" fo:margin-right="0.07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18" style:family="paragraph" style:parent-style-name="Text_20_body">
      <style:paragraph-properties fo:margin-left="0in" fo:margin-right="2.4252in" fo:margin-top="0.0591in" fo:margin-bottom="0in" loext:contextual-spacing="false" fo:text-align="start" style:justify-single-word="false" fo:text-indent="0in" style:auto-text-indent="false" style:writing-mode="rl-tb"/>
    </style:style>
    <style:style style:name="P719" style:family="paragraph" style:parent-style-name="Text_20_body">
      <style:paragraph-properties fo:margin-left="0in" fo:margin-right="0.06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20" style:family="paragraph" style:parent-style-name="Text_20_body">
      <style:paragraph-properties fo:margin-left="0in" fo:margin-right="0.052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21" style:family="paragraph" style:parent-style-name="Text_20_body">
      <style:paragraph-properties fo:margin-left="0in" fo:margin-right="0.0528in" fo:margin-top="0.1071in" fo:margin-bottom="0in" loext:contextual-spacing="false" fo:text-align="start" style:justify-single-word="false" fo:text-indent="0in" style:auto-text-indent="false" fo:break-before="column" style:writing-mode="rl-tb"/>
    </style:style>
    <style:style style:name="P722" style:family="paragraph" style:parent-style-name="Text_20_body">
      <style:paragraph-properties fo:margin-left="0in" fo:margin-right="0.056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23" style:family="paragraph" style:parent-style-name="Text_20_body">
      <style:paragraph-properties fo:margin-left="0.3272in" fo:margin-right="0.2091in" fo:margin-top="0.0591in" fo:margin-bottom="0in" loext:contextual-spacing="false" fo:line-height="150%" fo:text-align="start" style:justify-single-word="false" fo:text-indent="0.8673in" style:auto-text-indent="false" style:writing-mode="rl-tb"/>
    </style:style>
    <style:style style:name="P724" style:family="paragraph" style:parent-style-name="Text_20_body">
      <style:paragraph-properties fo:margin-left="0in" fo:margin-right="4.0673in" fo:text-align="start" style:justify-single-word="false" fo:text-indent="0in" style:auto-text-indent="false" style:writing-mode="rl-tb"/>
    </style:style>
    <style:style style:name="P725" style:family="paragraph" style:parent-style-name="Text_20_body">
      <style:paragraph-properties fo:margin-left="0in" fo:margin-right="0.7161in" fo:margin-top="0.0591in" fo:margin-bottom="0in" loext:contextual-spacing="false" fo:text-align="start" style:justify-single-word="false" fo:text-indent="0in" style:auto-text-indent="false" style:writing-mode="rl-tb"/>
    </style:style>
    <style:style style:name="P726" style:family="paragraph" style:parent-style-name="Text_20_body">
      <style:paragraph-properties fo:margin-left="0in" fo:margin-right="3.761in" fo:margin-top="0.1429in" fo:margin-bottom="0in" loext:contextual-spacing="false" fo:text-align="start" style:justify-single-word="false" fo:text-indent="0in" style:auto-text-indent="false" style:writing-mode="rl-tb"/>
    </style:style>
    <style:style style:name="P727" style:family="paragraph" style:parent-style-name="Text_20_body">
      <style:paragraph-properties fo:margin-left="0in" fo:margin-right="0.4736in" fo:margin-top="0.1445in" fo:margin-bottom="0in" loext:contextual-spacing="false" fo:text-align="start" style:justify-single-word="false" fo:text-indent="0in" style:auto-text-indent="false" style:writing-mode="rl-tb"/>
    </style:style>
    <style:style style:name="P728" style:family="paragraph" style:parent-style-name="Text_20_body">
      <style:paragraph-properties fo:margin-left="0in" fo:margin-right="0.384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29" style:family="paragraph" style:parent-style-name="Text_20_body">
      <style:paragraph-properties fo:margin-left="0in" fo:margin-right="0.1772in" fo:text-align="start" style:justify-single-word="false" fo:text-indent="0in" style:auto-text-indent="false" style:writing-mode="rl-tb"/>
    </style:style>
    <style:style style:name="P730" style:family="paragraph" style:parent-style-name="Text_20_body">
      <style:paragraph-properties fo:margin-left="0in" fo:margin-right="0.070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31" style:family="paragraph" style:parent-style-name="Text_20_body">
      <style:paragraph-properties fo:margin-left="0in" fo:margin-right="0.0701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32" style:family="paragraph" style:parent-style-name="Text_20_body">
      <style:paragraph-properties fo:margin-left="0in" fo:margin-right="1.5272in" fo:margin-top="0.1429in" fo:margin-bottom="0in" loext:contextual-spacing="false" fo:text-align="start" style:justify-single-word="false" fo:text-indent="0in" style:auto-text-indent="false" style:writing-mode="rl-tb"/>
    </style:style>
    <style:style style:name="P733" style:family="paragraph" style:parent-style-name="Text_20_body">
      <style:paragraph-properties fo:margin-left="0in" fo:margin-right="0.5118in" fo:margin-top="0.0591in" fo:margin-bottom="0in" loext:contextual-spacing="false" fo:text-align="start" style:justify-single-word="false" fo:text-indent="0in" style:auto-text-indent="false" style:writing-mode="rl-tb"/>
    </style:style>
    <style:style style:name="P734" style:family="paragraph" style:parent-style-name="Text_20_body">
      <style:paragraph-properties fo:margin-left="0in" fo:margin-right="0.7953in" fo:margin-top="0.1429in" fo:margin-bottom="0in" loext:contextual-spacing="false" fo:text-align="start" style:justify-single-word="false" fo:text-indent="0in" style:auto-text-indent="false" style:writing-mode="rl-tb"/>
    </style:style>
    <style:style style:name="P735" style:family="paragraph" style:parent-style-name="Text_20_body">
      <style:paragraph-properties fo:margin-left="0in" fo:margin-right="3.2291in" fo:margin-top="0.1437in" fo:margin-bottom="0in" loext:contextual-spacing="false" fo:text-align="start" style:justify-single-word="false" fo:text-indent="0in" style:auto-text-indent="false" style:writing-mode="rl-tb"/>
    </style:style>
    <style:style style:name="P736" style:family="paragraph" style:parent-style-name="Text_20_body">
      <style:paragraph-properties fo:margin-left="0in" fo:margin-right="2.9929in" fo:margin-top="0.1445in" fo:margin-bottom="0in" loext:contextual-spacing="false" fo:text-align="start" style:justify-single-word="false" fo:text-indent="0in" style:auto-text-indent="false" style:writing-mode="rl-tb"/>
    </style:style>
    <style:style style:name="P737" style:family="paragraph" style:parent-style-name="Text_20_body">
      <style:paragraph-properties fo:margin-left="0in" fo:margin-right="3.2173in" fo:margin-top="0.1429in" fo:margin-bottom="0in" loext:contextual-spacing="false" fo:text-align="start" style:justify-single-word="false" fo:text-indent="0in" style:auto-text-indent="false" style:writing-mode="rl-tb"/>
    </style:style>
    <style:style style:name="P738" style:family="paragraph" style:parent-style-name="Text_20_body">
      <style:paragraph-properties fo:margin-left="0in" fo:margin-right="1.172in" fo:margin-top="0.1445in" fo:margin-bottom="0in" loext:contextual-spacing="false" fo:text-align="start" style:justify-single-word="false" fo:text-indent="0in" style:auto-text-indent="false" style:writing-mode="rl-tb"/>
    </style:style>
    <style:style style:name="P739" style:family="paragraph" style:parent-style-name="Text_20_body">
      <style:paragraph-properties fo:margin-left="0in" fo:margin-right="0.176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40" style:family="paragraph" style:parent-style-name="Text_20_body">
      <style:paragraph-properties fo:margin-left="0in" fo:margin-right="0.1764in" fo:margin-top="0.1437in" fo:margin-bottom="0in" loext:contextual-spacing="false" fo:text-align="start" style:justify-single-word="false" fo:text-indent="0in" style:auto-text-indent="false" style:writing-mode="rl-tb"/>
    </style:style>
    <style:style style:name="P741" style:family="paragraph" style:parent-style-name="Text_20_body">
      <style:paragraph-properties fo:margin-left="0in" fo:margin-right="0.1764in" fo:margin-top="0.1429in" fo:margin-bottom="0in" loext:contextual-spacing="false" fo:text-align="start" style:justify-single-word="false" fo:text-indent="0in" style:auto-text-indent="false" style:writing-mode="rl-tb"/>
    </style:style>
    <style:style style:name="P742" style:family="paragraph" style:parent-style-name="Text_20_body">
      <style:paragraph-properties fo:margin-left="0in" fo:margin-right="0.3839in" fo:margin-top="0.1429in" fo:margin-bottom="0in" loext:contextual-spacing="false" fo:text-align="start" style:justify-single-word="false" fo:text-indent="0in" style:auto-text-indent="false" style:writing-mode="rl-tb"/>
    </style:style>
    <style:style style:name="P743" style:family="paragraph" style:parent-style-name="Text_20_body">
      <style:paragraph-properties fo:margin-left="0in" fo:margin-right="0.3839in" fo:margin-top="0.1445in" fo:margin-bottom="0in" loext:contextual-spacing="false" fo:text-align="start" style:justify-single-word="false" fo:text-indent="0in" style:auto-text-indent="false" style:writing-mode="rl-tb"/>
    </style:style>
    <style:style style:name="P744" style:family="paragraph" style:parent-style-name="Text_20_body">
      <style:paragraph-properties fo:margin-left="0in" fo:margin-right="0.058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45" style:family="paragraph" style:parent-style-name="Text_20_body">
      <style:paragraph-properties fo:margin-left="0in" fo:margin-right="0.057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46" style:family="paragraph" style:parent-style-name="Text_20_body">
      <style:paragraph-properties fo:margin-left="0in" fo:margin-right="0.3736in" fo:margin-top="0.1445in" fo:margin-bottom="0in" loext:contextual-spacing="false" fo:text-align="start" style:justify-single-word="false" fo:text-indent="0in" style:auto-text-indent="false" style:writing-mode="rl-tb"/>
    </style:style>
    <style:style style:name="P747" style:family="paragraph" style:parent-style-name="Text_20_body">
      <style:paragraph-properties fo:margin-left="0in" fo:margin-right="4.5291in" fo:text-align="start" style:justify-single-word="false" fo:text-indent="0in" style:auto-text-indent="false" style:writing-mode="rl-tb"/>
    </style:style>
    <style:style style:name="P748" style:family="paragraph" style:parent-style-name="Text_20_body">
      <style:paragraph-properties fo:margin-left="0.3126in" fo:margin-right="0.2091in" fo:margin-top="0.0591in" fo:margin-bottom="0in" loext:contextual-spacing="false" fo:line-height="150%" fo:text-align="start" style:justify-single-word="false" fo:text-indent="0.2457in" style:auto-text-indent="false" style:writing-mode="rl-tb"/>
    </style:style>
    <style:style style:name="P749" style:family="paragraph" style:parent-style-name="Text_20_body">
      <style:paragraph-properties fo:margin-left="0in" fo:margin-right="1.8374in" fo:margin-top="0.0008in" fo:margin-bottom="0in" loext:contextual-spacing="false" fo:text-align="start" style:justify-single-word="false" fo:text-indent="0in" style:auto-text-indent="false" style:writing-mode="rl-tb"/>
    </style:style>
    <style:style style:name="P750" style:family="paragraph" style:parent-style-name="Text_20_body">
      <style:paragraph-properties fo:margin-left="0.3228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751" style:family="paragraph" style:parent-style-name="Text_20_body">
      <style:paragraph-properties fo:margin-left="0.3228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752" style:family="paragraph" style:parent-style-name="Text_20_body">
      <style:paragraph-properties fo:margin-left="0.3228in" fo:margin-right="0in" fo:text-align="end" style:justify-single-word="false" fo:text-indent="0in" style:auto-text-indent="false" style:writing-mode="rl-tb"/>
    </style:style>
    <style:style style:name="P753" style:family="paragraph" style:parent-style-name="Text_20_body">
      <style:paragraph-properties fo:margin-left="0.3228in" fo:margin-right="0in" fo:margin-top="0.1437in" fo:margin-bottom="0in" loext:contextual-spacing="false" fo:text-align="end" style:justify-single-word="false" fo:text-indent="0in" style:auto-text-indent="false" style:writing-mode="rl-tb"/>
    </style:style>
    <style:style style:name="P754" style:family="paragraph" style:parent-style-name="Text_20_body">
      <style:paragraph-properties fo:margin-left="0in" fo:margin-right="0.9362in" fo:margin-top="0.1429in" fo:margin-bottom="0in" loext:contextual-spacing="false" fo:text-align="start" style:justify-single-word="false" fo:text-indent="0in" style:auto-text-indent="false" style:writing-mode="rl-tb"/>
    </style:style>
    <style:style style:name="P755" style:family="paragraph" style:parent-style-name="Text_20_body">
      <style:paragraph-properties fo:margin-left="0in" fo:margin-right="0.7311in" fo:margin-top="0.1429in" fo:margin-bottom="0in" loext:contextual-spacing="false" fo:text-align="start" style:justify-single-word="false" fo:text-indent="0in" style:auto-text-indent="false" style:writing-mode="rl-tb"/>
    </style:style>
    <style:style style:name="P756" style:family="paragraph" style:parent-style-name="Text_20_body">
      <style:paragraph-properties fo:margin-left="0in" fo:margin-right="0.3634in" fo:margin-top="0.1429in" fo:margin-bottom="0in" loext:contextual-spacing="false" fo:text-align="start" style:justify-single-word="false" fo:text-indent="0in" style:auto-text-indent="false" style:writing-mode="rl-tb"/>
    </style:style>
    <style:style style:name="P757" style:family="paragraph" style:parent-style-name="Text_20_body">
      <style:paragraph-properties fo:margin-left="0in" fo:margin-right="1.5189in" fo:margin-top="0.1429in" fo:margin-bottom="0in" loext:contextual-spacing="false" fo:text-align="start" style:justify-single-word="false" fo:text-indent="0in" style:auto-text-indent="false" style:writing-mode="rl-tb"/>
    </style:style>
    <style:style style:name="P758" style:family="paragraph" style:parent-style-name="Text_20_body">
      <style:paragraph-properties fo:margin-left="0in" fo:margin-right="0.067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59" style:family="paragraph" style:parent-style-name="Text_20_body">
      <style:paragraph-properties fo:margin-left="0in" fo:margin-right="1.0209in" fo:margin-top="0.1429in" fo:margin-bottom="0in" loext:contextual-spacing="false" fo:text-align="start" style:justify-single-word="false" fo:text-indent="0in" style:auto-text-indent="false" style:writing-mode="rl-tb"/>
    </style:style>
    <style:style style:name="P760" style:family="paragraph" style:parent-style-name="Text_20_body">
      <style:paragraph-properties fo:margin-left="0in" fo:margin-right="1.2256in" fo:margin-top="0.0583in" fo:margin-bottom="0in" loext:contextual-spacing="false" fo:text-align="start" style:justify-single-word="false" fo:text-indent="0in" style:auto-text-indent="false" style:writing-mode="rl-tb"/>
    </style:style>
    <style:style style:name="P761" style:family="paragraph" style:parent-style-name="Text_20_body">
      <style:paragraph-properties fo:margin-left="0in" fo:margin-right="0.4134in" fo:margin-top="0.1437in" fo:margin-bottom="0in" loext:contextual-spacing="false" fo:line-height="150%" fo:text-align="start" style:justify-single-word="false" fo:text-indent="1.6673in" style:auto-text-indent="false" style:writing-mode="rl-tb"/>
    </style:style>
    <style:style style:name="P762" style:family="paragraph" style:parent-style-name="Text_20_body">
      <style:paragraph-properties fo:margin-left="0in" fo:margin-right="0.1217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763" style:family="paragraph" style:parent-style-name="Text_20_body">
      <style:paragraph-properties fo:margin-left="0in" fo:margin-right="0.1217in" fo:margin-top="0.1429in" fo:margin-bottom="0in" loext:contextual-spacing="false" fo:text-align="start" style:justify-single-word="false" fo:text-indent="0in" style:auto-text-indent="false" style:writing-mode="rl-tb"/>
    </style:style>
    <style:style style:name="P764" style:family="paragraph" style:parent-style-name="Text_20_body">
      <style:paragraph-properties fo:margin-left="0in" fo:margin-right="0.121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65" style:family="paragraph" style:parent-style-name="Text_20_body">
      <style:paragraph-properties fo:margin-left="0in" fo:margin-right="0.1217in" fo:margin-top="0.1437in" fo:margin-bottom="0in" loext:contextual-spacing="false" fo:text-align="start" style:justify-single-word="false" fo:text-indent="0in" style:auto-text-indent="false" style:writing-mode="rl-tb"/>
    </style:style>
    <style:style style:name="P766" style:family="paragraph" style:parent-style-name="Text_20_body">
      <style:paragraph-properties fo:margin-left="0in" fo:margin-right="0.142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67" style:family="paragraph" style:parent-style-name="Text_20_body">
      <style:paragraph-properties fo:margin-left="0in" fo:margin-right="0.1437in" fo:margin-top="0.0591in" fo:margin-bottom="0in" loext:contextual-spacing="false" fo:text-align="start" style:justify-single-word="false" fo:text-indent="0in" style:auto-text-indent="false" fo:break-before="column" style:writing-mode="rl-tb">
        <style:tab-stops>
          <style:tab-stop style:position="0.2547in"/>
          <style:tab-stop style:position="1.0445in"/>
          <style:tab-stop style:position="1.5772in"/>
          <style:tab-stop style:position="2.2398in"/>
        </style:tab-stops>
      </style:paragraph-properties>
    </style:style>
    <style:style style:name="P768" style:family="paragraph" style:parent-style-name="Text_20_body">
      <style:paragraph-properties fo:margin-left="0in" fo:margin-right="0.12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69" style:family="paragraph" style:parent-style-name="Text_20_body">
      <style:paragraph-properties fo:margin-left="0in" fo:margin-right="0.5319in" fo:margin-top="0.0591in" fo:margin-bottom="0in" loext:contextual-spacing="false" fo:text-align="start" style:justify-single-word="false" fo:text-indent="0in" style:auto-text-indent="false" style:writing-mode="rl-tb"/>
    </style:style>
    <style:style style:name="P770" style:family="paragraph" style:parent-style-name="Text_20_body">
      <style:paragraph-properties fo:margin-left="0in" fo:margin-right="3.5146in" fo:margin-top="0.1445in" fo:margin-bottom="0in" loext:contextual-spacing="false" fo:text-align="center" style:justify-single-word="false" fo:text-indent="0in" style:auto-text-indent="false" style:writing-mode="rl-tb"/>
    </style:style>
    <style:style style:name="P771" style:family="paragraph" style:parent-style-name="Text_20_body">
      <style:paragraph-properties fo:margin-left="0in" fo:margin-right="0.122in" fo:margin-top="0.1717in" fo:margin-bottom="0in" loext:contextual-spacing="false" fo:text-align="start" style:justify-single-word="false" fo:text-indent="0in" style:auto-text-indent="false" style:writing-mode="rl-tb"/>
    </style:style>
    <style:style style:name="P772" style:family="paragraph" style:parent-style-name="Text_20_body">
      <style:paragraph-properties fo:margin-left="0in" fo:margin-right="0.122in" fo:margin-top="0.1445in" fo:margin-bottom="0in" loext:contextual-spacing="false" fo:text-align="start" style:justify-single-word="false" fo:text-indent="0in" style:auto-text-indent="false" style:writing-mode="rl-tb"/>
    </style:style>
    <style:style style:name="P773" style:family="paragraph" style:parent-style-name="Text_20_body">
      <style:paragraph-properties fo:margin-left="0in" fo:margin-right="0.122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774" style:family="paragraph" style:parent-style-name="Text_20_body">
      <style:paragraph-properties fo:margin-left="0in" fo:margin-right="0.12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75" style:family="paragraph" style:parent-style-name="Text_20_body">
      <style:paragraph-properties fo:margin-left="0in" fo:margin-right="0.1272in" fo:margin-top="0.1429in" fo:margin-bottom="0in" loext:contextual-spacing="false" fo:text-align="start" style:justify-single-word="false" fo:text-indent="0in" style:auto-text-indent="false" style:writing-mode="rl-tb"/>
    </style:style>
    <style:style style:name="P776" style:family="paragraph" style:parent-style-name="Text_20_body">
      <style:paragraph-properties fo:margin-left="0in" fo:margin-right="0.190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77" style:family="paragraph" style:parent-style-name="Text_20_body">
      <style:paragraph-properties fo:margin-left="0in" fo:margin-right="0.1909in" fo:margin-top="0.1429in" fo:margin-bottom="0in" loext:contextual-spacing="false" fo:text-align="start" style:justify-single-word="false" fo:text-indent="0in" style:auto-text-indent="false" style:writing-mode="rl-tb"/>
    </style:style>
    <style:style style:name="P778" style:family="paragraph" style:parent-style-name="Text_20_body">
      <style:paragraph-properties fo:margin-left="0in" fo:margin-right="0.1909in" fo:margin-top="0.1445in" fo:margin-bottom="0in" loext:contextual-spacing="false" fo:text-align="start" style:justify-single-word="false" fo:text-indent="0in" style:auto-text-indent="false" style:writing-mode="rl-tb"/>
    </style:style>
    <style:style style:name="P779" style:family="paragraph" style:parent-style-name="Text_20_body">
      <style:paragraph-properties fo:margin-left="0in" fo:margin-right="0.4291in" fo:margin-top="0.1445in" fo:margin-bottom="0in" loext:contextual-spacing="false" fo:text-align="start" style:justify-single-word="false" fo:text-indent="0in" style:auto-text-indent="false" style:writing-mode="rl-tb"/>
    </style:style>
    <style:style style:name="P780" style:family="paragraph" style:parent-style-name="Text_20_body">
      <style:paragraph-properties fo:margin-left="0in" fo:margin-right="0.4291in" fo:margin-top="0.1437in" fo:margin-bottom="0in" loext:contextual-spacing="false" fo:text-align="start" style:justify-single-word="false" fo:text-indent="0in" style:auto-text-indent="false" style:writing-mode="rl-tb"/>
    </style:style>
    <style:style style:name="P781" style:family="paragraph" style:parent-style-name="Text_20_body">
      <style:paragraph-properties fo:margin-left="0in" fo:margin-right="0.4291in" fo:margin-top="0.1429in" fo:margin-bottom="0in" loext:contextual-spacing="false" fo:text-align="start" style:justify-single-word="false" fo:text-indent="0in" style:auto-text-indent="false" style:writing-mode="rl-tb"/>
    </style:style>
    <style:style style:name="P782" style:family="paragraph" style:parent-style-name="Text_20_body">
      <style:paragraph-properties fo:margin-left="0in" fo:margin-right="2.622in" fo:margin-top="0.0591in" fo:margin-bottom="0in" loext:contextual-spacing="false" fo:text-align="start" style:justify-single-word="false" fo:text-indent="0in" style:auto-text-indent="false" style:writing-mode="rl-tb"/>
    </style:style>
    <style:style style:name="P783" style:family="paragraph" style:parent-style-name="Text_20_body">
      <style:paragraph-properties fo:margin-left="0.3272in" fo:margin-right="0.2091in" fo:margin-top="0.0591in" fo:margin-bottom="0in" loext:contextual-spacing="false" fo:line-height="150%" fo:text-align="start" style:justify-single-word="false" fo:text-indent="2.2516in" style:auto-text-indent="false" style:writing-mode="rl-tb">
        <style:tab-stops>
          <style:tab-stop style:position="3.0516in"/>
        </style:tab-stops>
      </style:paragraph-properties>
    </style:style>
    <style:style style:name="P784" style:family="paragraph" style:parent-style-name="Text_20_body">
      <style:paragraph-properties fo:margin-left="0in" fo:margin-right="2.7307in" fo:margin-top="0.1429in" fo:margin-bottom="0in" loext:contextual-spacing="false" fo:text-align="start" style:justify-single-word="false" fo:text-indent="0in" style:auto-text-indent="false" style:writing-mode="rl-tb"/>
    </style:style>
    <style:style style:name="P785" style:family="paragraph" style:parent-style-name="Text_20_body">
      <style:paragraph-properties fo:margin-left="0in" fo:margin-right="1.2091in" fo:margin-top="0.1445in" fo:margin-bottom="0in" loext:contextual-spacing="false" fo:text-align="start" style:justify-single-word="false" fo:text-indent="0in" style:auto-text-indent="false" style:writing-mode="rl-tb"/>
    </style:style>
    <style:style style:name="P786" style:family="paragraph" style:parent-style-name="Text_20_body">
      <style:paragraph-properties fo:margin-left="0in" fo:margin-right="0.041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87" style:family="paragraph" style:parent-style-name="Text_20_body">
      <style:paragraph-properties fo:margin-left="0in" fo:margin-right="0.1161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788" style:family="paragraph" style:parent-style-name="Text_20_body">
      <style:paragraph-properties fo:margin-left="0in" fo:margin-right="0.1161in" fo:margin-top="0.0516in" fo:margin-bottom="0in" loext:contextual-spacing="false" fo:text-align="start" style:justify-single-word="false" fo:text-indent="0in" style:auto-text-indent="false" fo:break-before="column" style:writing-mode="rl-tb">
        <style:tab-stops>
          <style:tab-stop style:position="0.722in"/>
          <style:tab-stop style:position="1.0283in"/>
          <style:tab-stop style:position="1.3665in"/>
          <style:tab-stop style:position="1.9575in"/>
        </style:tab-stops>
      </style:paragraph-properties>
    </style:style>
    <style:style style:name="P789" style:family="paragraph" style:parent-style-name="Text_20_body">
      <style:paragraph-properties fo:margin-left="0in" fo:margin-right="2.1425in" fo:margin-top="0.0591in" fo:margin-bottom="0in" loext:contextual-spacing="false" fo:text-align="start" style:justify-single-word="false" fo:text-indent="0in" style:auto-text-indent="false" style:writing-mode="rl-tb"/>
    </style:style>
    <style:style style:name="P790" style:family="paragraph" style:parent-style-name="Text_20_body">
      <style:paragraph-properties fo:margin-left="0in" fo:margin-right="2.303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791" style:family="paragraph" style:parent-style-name="Text_20_body">
      <style:paragraph-properties fo:margin-left="0in" fo:margin-right="2.9791in" fo:margin-top="0.0583in" fo:margin-bottom="0in" loext:contextual-spacing="false" fo:text-align="start" style:justify-single-word="false" fo:text-indent="0in" style:auto-text-indent="false" style:writing-mode="rl-tb"/>
    </style:style>
    <style:style style:name="P792" style:family="paragraph" style:parent-style-name="Text_20_body">
      <style:paragraph-properties fo:margin-left="0.1783in" fo:margin-right="0.0874in" fo:margin-top="0.0591in" fo:margin-bottom="0in" loext:contextual-spacing="false" fo:text-align="center" style:justify-single-word="false" fo:text-indent="0in" style:auto-text-indent="false" fo:break-before="column" style:writing-mode="rl-tb"/>
    </style:style>
    <style:style style:name="P793" style:family="paragraph" style:parent-style-name="Text_20_body">
      <style:paragraph-properties fo:margin-left="0.1783in" fo:margin-right="0.0874in" fo:margin-top="0.1445in" fo:margin-bottom="0in" loext:contextual-spacing="false" fo:text-align="center" style:justify-single-word="false" fo:text-indent="0in" style:auto-text-indent="false" style:writing-mode="rl-tb"/>
    </style:style>
    <style:style style:name="P794" style:family="paragraph" style:parent-style-name="Text_20_body">
      <style:paragraph-properties fo:margin-left="0.1783in" fo:margin-right="0.0874in" fo:margin-top="0.1429in" fo:margin-bottom="0in" loext:contextual-spacing="false" fo:text-align="center" style:justify-single-word="false" fo:text-indent="0in" style:auto-text-indent="false" style:writing-mode="rl-tb"/>
    </style:style>
    <style:style style:name="P795" style:family="paragraph" style:parent-style-name="Text_20_body">
      <style:paragraph-properties fo:margin-left="0.3008in" fo:margin-right="0.0772in" fo:margin-top="0.1429in" fo:margin-bottom="0in" loext:contextual-spacing="false" fo:text-align="center" style:justify-single-word="false" fo:text-indent="0in" style:auto-text-indent="false" style:writing-mode="rl-tb"/>
    </style:style>
    <style:style style:name="P796" style:family="paragraph" style:parent-style-name="Text_20_body">
      <style:paragraph-properties fo:margin-left="0.3008in" fo:margin-right="0.0772in" fo:text-align="center" style:justify-single-word="false" fo:text-indent="0in" style:auto-text-indent="false" style:writing-mode="rl-tb"/>
    </style:style>
    <style:style style:name="P797" style:family="paragraph" style:parent-style-name="Text_20_body">
      <style:paragraph-properties fo:margin-left="0.3008in" fo:margin-right="0.0772in" fo:margin-top="0.1445in" fo:margin-bottom="0in" loext:contextual-spacing="false" fo:text-align="center" style:justify-single-word="false" fo:text-indent="0in" style:auto-text-indent="false" style:writing-mode="rl-tb"/>
    </style:style>
    <style:style style:name="P798" style:family="paragraph" style:parent-style-name="Text_20_body">
      <style:paragraph-properties fo:margin-left="0.3008in" fo:margin-right="0.0772in" fo:margin-top="0.0516in" fo:margin-bottom="0in" loext:contextual-spacing="false" fo:text-align="center" style:justify-single-word="false" fo:text-indent="0in" style:auto-text-indent="false" fo:break-before="column" style:writing-mode="rl-tb"/>
    </style:style>
    <style:style style:name="P799" style:family="paragraph" style:parent-style-name="Text_20_body">
      <style:paragraph-properties fo:margin-left="0.178in" fo:margin-right="0.0874in" fo:margin-top="0.1445in" fo:margin-bottom="0in" loext:contextual-spacing="false" fo:text-align="center" style:justify-single-word="false" fo:text-indent="0in" style:auto-text-indent="false" style:writing-mode="rl-tb"/>
    </style:style>
    <style:style style:name="P800" style:family="paragraph" style:parent-style-name="Text_20_body">
      <style:paragraph-properties fo:margin-left="0.178in" fo:margin-right="0.0874in" fo:margin-top="0.0516in" fo:margin-bottom="0in" loext:contextual-spacing="false" fo:text-align="center" style:justify-single-word="false" fo:text-indent="0in" style:auto-text-indent="false" fo:break-before="column" style:writing-mode="rl-tb"/>
    </style:style>
    <style:style style:name="P801" style:family="paragraph" style:parent-style-name="Text_20_body">
      <style:paragraph-properties fo:margin-left="0.178in" fo:margin-right="0.0874in" fo:margin-top="0.1429in" fo:margin-bottom="0in" loext:contextual-spacing="false" fo:text-align="center" style:justify-single-word="false" fo:text-indent="0in" style:auto-text-indent="false" style:writing-mode="rl-tb"/>
    </style:style>
    <style:style style:name="P802" style:family="paragraph" style:parent-style-name="Text_20_body">
      <style:paragraph-properties fo:margin-left="0in" fo:margin-right="0.954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03" style:family="paragraph" style:parent-style-name="Text_20_body">
      <style:paragraph-properties fo:margin-left="0in" fo:margin-right="0.9543in" fo:margin-top="0.1445in" fo:margin-bottom="0in" loext:contextual-spacing="false" fo:text-align="start" style:justify-single-word="false" fo:text-indent="0in" style:auto-text-indent="false" style:writing-mode="rl-tb"/>
    </style:style>
    <style:style style:name="P804" style:family="paragraph" style:parent-style-name="Text_20_body">
      <style:paragraph-properties fo:margin-left="0in" fo:margin-right="0.9543in" fo:margin-top="0.1429in" fo:margin-bottom="0in" loext:contextual-spacing="false" fo:text-align="start" style:justify-single-word="false" fo:text-indent="0in" style:auto-text-indent="false" style:writing-mode="rl-tb"/>
    </style:style>
    <style:style style:name="P805" style:family="paragraph" style:parent-style-name="Text_20_body">
      <style:paragraph-properties fo:margin-left="0in" fo:margin-right="0.9252in" fo:margin-top="0.1429in" fo:margin-bottom="0in" loext:contextual-spacing="false" fo:text-align="start" style:justify-single-word="false" fo:text-indent="0in" style:auto-text-indent="false" style:writing-mode="rl-tb"/>
    </style:style>
    <style:style style:name="P806" style:family="paragraph" style:parent-style-name="Text_20_body">
      <style:paragraph-properties fo:margin-left="0in" fo:margin-right="0.2571in" fo:margin-top="0.1445in" fo:margin-bottom="0in" loext:contextual-spacing="false" fo:text-align="start" style:justify-single-word="false" fo:text-indent="0in" style:auto-text-indent="false" style:writing-mode="rl-tb"/>
    </style:style>
    <style:style style:name="P807" style:family="paragraph" style:parent-style-name="Text_20_body">
      <style:paragraph-properties fo:margin-left="0in" fo:margin-right="0.083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08" style:family="paragraph" style:parent-style-name="Text_20_body">
      <style:paragraph-properties fo:margin-left="0in" fo:margin-right="3.8252in" fo:margin-top="0.1429in" fo:margin-bottom="0in" loext:contextual-spacing="false" fo:text-align="start" style:justify-single-word="false" fo:text-indent="0in" style:auto-text-indent="false" style:writing-mode="rl-tb"/>
    </style:style>
    <style:style style:name="P809" style:family="paragraph" style:parent-style-name="Text_20_body">
      <style:paragraph-properties fo:margin-left="0.3154in" fo:margin-right="0.2091in" fo:margin-top="0.0583in" fo:margin-bottom="0in" loext:contextual-spacing="false" fo:line-height="150%" fo:text-align="start" style:justify-single-word="false" fo:text-indent="-0.0008in" style:auto-text-indent="false" style:writing-mode="rl-tb"/>
    </style:style>
    <style:style style:name="P810" style:family="paragraph" style:parent-style-name="Text_20_body">
      <style:paragraph-properties fo:margin-left="0in" fo:margin-right="2.3429in" fo:margin-top="0.1445in" fo:margin-bottom="0in" loext:contextual-spacing="false" fo:text-align="start" style:justify-single-word="false" fo:text-indent="0in" style:auto-text-indent="false" style:writing-mode="rl-tb"/>
    </style:style>
    <style:style style:name="P811" style:family="paragraph" style:parent-style-name="Text_20_body">
      <style:paragraph-properties fo:margin-left="0.3154in" fo:margin-right="0.2091in" fo:margin-top="0.0591in" fo:margin-bottom="0in" loext:contextual-spacing="false" fo:line-height="150%" fo:text-align="start" style:justify-single-word="false" fo:text-indent="0in" style:auto-text-indent="false" style:writing-mode="rl-tb"/>
    </style:style>
    <style:style style:name="P812" style:family="paragraph" style:parent-style-name="Text_20_body">
      <style:paragraph-properties fo:margin-left="0in" fo:margin-right="3.8626in" fo:margin-top="0.1445in" fo:margin-bottom="0in" loext:contextual-spacing="false" fo:text-align="start" style:justify-single-word="false" fo:text-indent="0in" style:auto-text-indent="false" style:writing-mode="rl-tb"/>
    </style:style>
    <style:style style:name="P813" style:family="paragraph" style:parent-style-name="Text_20_body">
      <style:paragraph-properties fo:margin-left="0.3161in" fo:margin-right="0.2091in" fo:margin-top="0.0591in" fo:margin-bottom="0in" loext:contextual-spacing="false" fo:line-height="150%" fo:text-align="start" style:justify-single-word="false" fo:text-indent="-0.0008in" style:auto-text-indent="false" style:writing-mode="rl-tb"/>
    </style:style>
    <style:style style:name="P814" style:family="paragraph" style:parent-style-name="Text_20_body">
      <style:paragraph-properties fo:margin-left="0in" fo:margin-right="0.4909in" fo:margin-top="0.1445in" fo:margin-bottom="0in" loext:contextual-spacing="false" fo:text-align="start" style:justify-single-word="false" fo:text-indent="0in" style:auto-text-indent="false" style:writing-mode="rl-tb"/>
    </style:style>
    <style:style style:name="P815" style:family="paragraph" style:parent-style-name="Text_20_body">
      <style:paragraph-properties fo:margin-left="0in" fo:margin-right="1.5693in" fo:margin-top="0.0591in" fo:margin-bottom="0in" loext:contextual-spacing="false" fo:text-align="start" style:justify-single-word="false" fo:text-indent="0in" style:auto-text-indent="false" style:writing-mode="rl-tb"/>
    </style:style>
    <style:style style:name="P816" style:family="paragraph" style:parent-style-name="Text_20_body">
      <style:paragraph-properties fo:margin-left="0.0283in" fo:margin-right="0in" fo:margin-top="0.1445in" fo:margin-bottom="0in" loext:contextual-spacing="false" fo:text-align="end" style:justify-single-word="false" fo:text-indent="0in" style:auto-text-indent="false" style:writing-mode="rl-tb"/>
    </style:style>
    <style:style style:name="P817" style:family="paragraph" style:parent-style-name="Text_20_body">
      <style:paragraph-properties fo:margin-left="0.0272in" fo:margin-right="0.2839in" fo:margin-top="0.1429in" fo:margin-bottom="0in" loext:contextual-spacing="false" fo:line-height="150%" fo:text-align="end" style:justify-single-word="false" fo:text-indent="0.7008in" style:auto-text-indent="false" style:writing-mode="rl-tb"/>
    </style:style>
    <style:style style:name="P818" style:family="paragraph" style:parent-style-name="Text_20_body">
      <style:paragraph-properties fo:margin-left="0.0264in" fo:margin-right="0.2839in" fo:line-height="150%" fo:text-align="end" style:justify-single-word="false" fo:text-indent="5.0736in" style:auto-text-indent="false" style:writing-mode="rl-tb"/>
    </style:style>
    <style:style style:name="P819" style:family="paragraph" style:parent-style-name="Text_20_body">
      <style:paragraph-properties fo:margin-left="0in" fo:margin-right="0.3508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820" style:family="paragraph" style:parent-style-name="Text_20_body">
      <style:paragraph-properties fo:margin-left="0in" fo:margin-right="0.3508in" fo:margin-top="0.1429in" fo:margin-bottom="0in" loext:contextual-spacing="false" fo:text-align="start" style:justify-single-word="false" fo:text-indent="0in" style:auto-text-indent="false" style:writing-mode="rl-tb"/>
    </style:style>
    <style:style style:name="P821" style:family="paragraph" style:parent-style-name="Text_20_body">
      <style:paragraph-properties fo:margin-left="0in" fo:margin-right="0.3508in" fo:text-align="start" style:justify-single-word="false" fo:text-indent="0in" style:auto-text-indent="false" style:writing-mode="rl-tb"/>
    </style:style>
    <style:style style:name="P822" style:family="paragraph" style:parent-style-name="Text_20_body">
      <style:paragraph-properties fo:margin-left="0in" fo:margin-right="0.4189in" fo:margin-top="0.0516in" fo:margin-bottom="0in" loext:contextual-spacing="false" fo:text-align="start" style:justify-single-word="false" fo:text-indent="0in" style:auto-text-indent="false" style:writing-mode="rl-tb"/>
    </style:style>
    <style:style style:name="P823" style:family="paragraph" style:parent-style-name="Text_20_body">
      <style:paragraph-properties fo:margin-left="0in" fo:margin-right="0.4189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824" style:family="paragraph" style:parent-style-name="Text_20_body">
      <style:paragraph-properties fo:margin-left="0in" fo:margin-right="2.0047in" fo:margin-top="0.1429in" fo:margin-bottom="0in" loext:contextual-spacing="false" fo:text-align="start" style:justify-single-word="false" fo:text-indent="0in" style:auto-text-indent="false" style:writing-mode="rl-tb"/>
    </style:style>
    <style:style style:name="P825" style:family="paragraph" style:parent-style-name="Text_20_body">
      <style:paragraph-properties fo:margin-left="0in" fo:margin-right="0.4862in" fo:margin-top="0.1429in" fo:margin-bottom="0in" loext:contextual-spacing="false" fo:text-align="start" style:justify-single-word="false" fo:text-indent="0in" style:auto-text-indent="false" style:writing-mode="rl-tb"/>
    </style:style>
    <style:style style:name="P826" style:family="paragraph" style:parent-style-name="Text_20_body">
      <style:paragraph-properties fo:margin-left="0in" fo:margin-right="0.064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27" style:family="paragraph" style:parent-style-name="Text_20_body">
      <style:paragraph-properties fo:margin-left="0in" fo:margin-right="0.087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28" style:family="paragraph" style:parent-style-name="Text_20_body">
      <style:paragraph-properties fo:margin-left="0.3193in" fo:margin-right="0in" fo:margin-top="0.0591in" fo:margin-bottom="0in" loext:contextual-spacing="false" fo:text-align="end" style:justify-single-word="false" fo:text-indent="0in" style:auto-text-indent="false" style:writing-mode="rl-tb"/>
    </style:style>
    <style:style style:name="P829" style:family="paragraph" style:parent-style-name="Text_20_body">
      <style:paragraph-properties fo:margin-left="0.3193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830" style:family="paragraph" style:parent-style-name="Text_20_body">
      <style:paragraph-properties fo:margin-left="0in" fo:margin-right="1.4047in" fo:margin-top="0.1445in" fo:margin-bottom="0in" loext:contextual-spacing="false" fo:text-align="start" style:justify-single-word="false" fo:text-indent="0in" style:auto-text-indent="false" style:writing-mode="rl-tb"/>
    </style:style>
    <style:style style:name="P831" style:family="paragraph" style:parent-style-name="Text_20_body">
      <style:paragraph-properties fo:margin-left="0in" fo:margin-right="0.621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32" style:family="paragraph" style:parent-style-name="Text_20_body">
      <style:paragraph-properties fo:margin-left="0in" fo:margin-right="0.6217in" fo:margin-top="0.1429in" fo:margin-bottom="0in" loext:contextual-spacing="false" fo:text-align="start" style:justify-single-word="false" fo:text-indent="0in" style:auto-text-indent="false" style:writing-mode="rl-tb"/>
    </style:style>
    <style:style style:name="P833" style:family="paragraph" style:parent-style-name="Text_20_body">
      <style:paragraph-properties fo:margin-left="0in" fo:margin-right="0.5945in" fo:margin-top="0.1445in" fo:margin-bottom="0in" loext:contextual-spacing="false" fo:text-align="start" style:justify-single-word="false" fo:text-indent="0in" style:auto-text-indent="false" style:writing-mode="rl-tb"/>
    </style:style>
    <style:style style:name="P834" style:family="paragraph" style:parent-style-name="Text_20_body">
      <style:paragraph-properties fo:margin-left="0in" fo:margin-right="0.5575in" fo:margin-top="0.1429in" fo:margin-bottom="0in" loext:contextual-spacing="false" fo:text-align="start" style:justify-single-word="false" fo:text-indent="0in" style:auto-text-indent="false" style:writing-mode="rl-tb"/>
    </style:style>
    <style:style style:name="P835" style:family="paragraph" style:parent-style-name="Text_20_body">
      <style:paragraph-properties fo:margin-left="0in" fo:margin-right="0.2846in" fo:margin-top="0.0591in" fo:margin-bottom="0in" loext:contextual-spacing="false" fo:text-align="start" style:justify-single-word="false" fo:text-indent="0in" style:auto-text-indent="false" style:writing-mode="rl-tb"/>
    </style:style>
    <style:style style:name="P836" style:family="paragraph" style:parent-style-name="Text_20_body">
      <style:paragraph-properties fo:margin-left="0in" fo:margin-right="0.2846in" fo:margin-top="0.1701in" fo:margin-bottom="0in" loext:contextual-spacing="false" fo:text-align="start" style:justify-single-word="false" fo:text-indent="0in" style:auto-text-indent="false" style:writing-mode="rl-tb"/>
    </style:style>
    <style:style style:name="P837" style:family="paragraph" style:parent-style-name="Text_20_body">
      <style:paragraph-properties fo:margin-left="0in" fo:margin-right="0.622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38" style:family="paragraph" style:parent-style-name="Text_20_body">
      <style:paragraph-properties fo:margin-left="0in" fo:margin-right="0.622in" fo:margin-top="0.1429in" fo:margin-bottom="0in" loext:contextual-spacing="false" fo:text-align="start" style:justify-single-word="false" fo:text-indent="0in" style:auto-text-indent="false" style:writing-mode="rl-tb"/>
    </style:style>
    <style:style style:name="P839" style:family="paragraph" style:parent-style-name="Text_20_body">
      <style:paragraph-properties fo:margin-left="0in" fo:margin-right="0.689in" fo:text-align="start" style:justify-single-word="false" fo:text-indent="0in" style:auto-text-indent="false" style:writing-mode="rl-tb"/>
    </style:style>
    <style:style style:name="P840" style:family="paragraph" style:parent-style-name="Text_20_body">
      <style:paragraph-properties fo:margin-left="0in" fo:margin-right="0.689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841" style:family="paragraph" style:parent-style-name="Text_20_body">
      <style:paragraph-properties fo:margin-left="0in" fo:margin-right="0.689in" fo:margin-top="0.1445in" fo:margin-bottom="0in" loext:contextual-spacing="false" fo:text-align="start" style:justify-single-word="false" fo:text-indent="0in" style:auto-text-indent="false" style:writing-mode="rl-tb"/>
    </style:style>
    <style:style style:name="P842" style:family="paragraph" style:parent-style-name="Text_20_body">
      <style:paragraph-properties fo:margin-left="0in" fo:margin-right="0.1209in" fo:margin-top="0.1429in" fo:margin-bottom="0in" loext:contextual-spacing="false" fo:text-align="start" style:justify-single-word="false" fo:text-indent="0in" style:auto-text-indent="false" style:writing-mode="rl-tb"/>
    </style:style>
    <style:style style:name="P843" style:family="paragraph" style:parent-style-name="Text_20_body">
      <style:paragraph-properties fo:margin-left="0in" fo:margin-right="0.1209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844" style:family="paragraph" style:parent-style-name="Text_20_body">
      <style:paragraph-properties fo:margin-left="0in" fo:margin-right="0.1209in" fo:margin-top="0.1445in" fo:margin-bottom="0in" loext:contextual-spacing="false" fo:text-align="start" style:justify-single-word="false" fo:text-indent="0in" style:auto-text-indent="false" style:writing-mode="rl-tb"/>
    </style:style>
    <style:style style:name="P845" style:family="paragraph" style:parent-style-name="Text_20_body">
      <style:paragraph-properties fo:margin-left="0in" fo:margin-right="0.120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46" style:family="paragraph" style:parent-style-name="Text_20_body">
      <style:paragraph-properties fo:margin-left="0in" fo:margin-right="1.4484in" fo:margin-top="0.0516in" fo:margin-bottom="0in" loext:contextual-spacing="false" fo:text-align="start" style:justify-single-word="false" fo:text-indent="0in" style:auto-text-indent="false" style:writing-mode="rl-tb"/>
    </style:style>
    <style:style style:name="P847" style:family="paragraph" style:parent-style-name="Text_20_body">
      <style:paragraph-properties fo:margin-left="0in" fo:margin-right="1.6484in" fo:margin-top="0.1429in" fo:margin-bottom="0in" loext:contextual-spacing="false" fo:text-align="start" style:justify-single-word="false" fo:text-indent="0in" style:auto-text-indent="false" style:writing-mode="rl-tb"/>
    </style:style>
    <style:style style:name="P848" style:family="paragraph" style:parent-style-name="Text_20_body">
      <style:paragraph-properties fo:margin-left="0in" fo:margin-right="1.8098in" fo:margin-top="0.1445in" fo:margin-bottom="0in" loext:contextual-spacing="false" fo:text-align="start" style:justify-single-word="false" fo:text-indent="0in" style:auto-text-indent="false" style:writing-mode="rl-tb"/>
    </style:style>
    <style:style style:name="P849" style:family="paragraph" style:parent-style-name="Text_20_body">
      <style:paragraph-properties fo:margin-left="0in" fo:margin-right="2.9102in" fo:margin-top="0.1429in" fo:margin-bottom="0in" loext:contextual-spacing="false" fo:text-align="start" style:justify-single-word="false" fo:text-indent="0in" style:auto-text-indent="false" style:writing-mode="rl-tb"/>
    </style:style>
    <style:style style:name="P850" style:family="paragraph" style:parent-style-name="Text_20_body">
      <style:paragraph-properties fo:margin-left="0.3201in" fo:margin-right="0in" fo:margin-top="0.1429in" fo:margin-bottom="0in" loext:contextual-spacing="false" fo:text-align="end" style:justify-single-word="false" fo:text-indent="0in" style:auto-text-indent="false" style:writing-mode="rl-tb"/>
    </style:style>
    <style:style style:name="P851" style:family="paragraph" style:parent-style-name="Text_20_body">
      <style:paragraph-properties fo:margin-left="0.3201in" fo:margin-right="0in" fo:text-align="end" style:justify-single-word="false" fo:text-indent="0in" style:auto-text-indent="false" style:writing-mode="rl-tb"/>
    </style:style>
    <style:style style:name="P852" style:family="paragraph" style:parent-style-name="Text_20_body">
      <style:paragraph-properties fo:margin-left="0in" fo:margin-right="2.4992in" fo:margin-top="0.0591in" fo:margin-bottom="0in" loext:contextual-spacing="false" fo:text-align="start" style:justify-single-word="false" fo:text-indent="0in" style:auto-text-indent="false" style:writing-mode="rl-tb"/>
    </style:style>
    <style:style style:name="P853" style:family="paragraph" style:parent-style-name="Text_20_body">
      <style:paragraph-properties fo:margin-left="0in" fo:margin-right="0.079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54" style:family="paragraph" style:parent-style-name="Text_20_body">
      <style:paragraph-properties fo:margin-left="0in" fo:margin-right="0.2091in" fo:margin-top="0.0591in" fo:margin-bottom="0in" loext:contextual-spacing="false" fo:line-height="150%" fo:text-align="start" style:justify-single-word="false" fo:text-indent="5.3693in" style:auto-text-indent="false" style:writing-mode="rl-tb"/>
    </style:style>
    <style:style style:name="P855" style:family="paragraph" style:parent-style-name="Text_20_body">
      <style:paragraph-properties fo:margin-left="0in" fo:margin-right="0.7063in" fo:text-align="start" style:justify-single-word="false" fo:text-indent="0in" style:auto-text-indent="false" style:writing-mode="rl-tb"/>
    </style:style>
    <style:style style:name="P856" style:family="paragraph" style:parent-style-name="Text_20_body">
      <style:paragraph-properties fo:margin-left="0.178in" fo:margin-right="0.0866in" fo:margin-top="0.0591in" fo:margin-bottom="0in" loext:contextual-spacing="false" fo:text-align="center" style:justify-single-word="false" fo:text-indent="0in" style:auto-text-indent="false" fo:break-before="column" style:writing-mode="rl-tb"/>
    </style:style>
    <style:style style:name="P857" style:family="paragraph" style:parent-style-name="Text_20_body">
      <style:paragraph-properties fo:margin-left="0.178in" fo:margin-right="0.0866in" fo:margin-top="0.1429in" fo:margin-bottom="0in" loext:contextual-spacing="false" fo:text-align="center" style:justify-single-word="false" fo:text-indent="0in" style:auto-text-indent="false" style:writing-mode="rl-tb"/>
    </style:style>
    <style:style style:name="P858" style:family="paragraph" style:parent-style-name="Text_20_body">
      <style:paragraph-properties fo:margin-left="0.178in" fo:margin-right="0.0866in" fo:margin-top="0.1445in" fo:margin-bottom="0in" loext:contextual-spacing="false" fo:text-align="center" style:justify-single-word="false" fo:text-indent="0in" style:auto-text-indent="false" style:writing-mode="rl-tb"/>
    </style:style>
    <style:style style:name="P859" style:family="paragraph" style:parent-style-name="Text_20_body">
      <style:paragraph-properties fo:margin-left="0.3008in" fo:margin-right="0.0764in" fo:margin-top="0.1445in" fo:margin-bottom="0in" loext:contextual-spacing="false" fo:text-align="center" style:justify-single-word="false" fo:text-indent="0in" style:auto-text-indent="false" style:writing-mode="rl-tb"/>
    </style:style>
    <style:style style:name="P860" style:family="paragraph" style:parent-style-name="Text_20_body">
      <style:paragraph-properties fo:margin-left="0.3008in" fo:margin-right="0.0764in" fo:margin-top="0.1437in" fo:margin-bottom="0in" loext:contextual-spacing="false" fo:text-align="center" style:justify-single-word="false" fo:text-indent="0in" style:auto-text-indent="false" style:writing-mode="rl-tb"/>
    </style:style>
    <style:style style:name="P861" style:family="paragraph" style:parent-style-name="Text_20_body">
      <style:paragraph-properties fo:margin-left="0.3008in" fo:margin-right="0.0764in" fo:margin-top="0.1429in" fo:margin-bottom="0in" loext:contextual-spacing="false" fo:text-align="center" style:justify-single-word="false" fo:text-indent="0in" style:auto-text-indent="false" style:writing-mode="rl-tb"/>
    </style:style>
    <style:style style:name="P862" style:family="paragraph" style:parent-style-name="Text_20_body">
      <style:paragraph-properties fo:margin-left="0in" fo:margin-right="2.002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9846in"/>
        </style:tab-stops>
      </style:paragraph-properties>
    </style:style>
    <style:style style:name="P863" style:family="paragraph" style:parent-style-name="Text_20_body">
      <style:paragraph-properties fo:margin-left="0in" fo:margin-right="2.0984in" fo:margin-top="0.0591in" fo:margin-bottom="0in" loext:contextual-spacing="false" fo:text-align="start" style:justify-single-word="false" fo:text-indent="0in" style:auto-text-indent="false" style:writing-mode="rl-tb"/>
    </style:style>
    <style:style style:name="P864" style:family="paragraph" style:parent-style-name="Text_20_body">
      <style:paragraph-properties fo:margin-left="0in" fo:margin-right="3.822in" fo:margin-top="0.1445in" fo:margin-bottom="0in" loext:contextual-spacing="false" fo:text-align="start" style:justify-single-word="false" fo:text-indent="0in" style:auto-text-indent="false" style:writing-mode="rl-tb"/>
    </style:style>
    <style:style style:name="P865" style:family="paragraph" style:parent-style-name="Text_20_body">
      <style:paragraph-properties fo:margin-left="0in" fo:margin-right="3.1917in" fo:margin-top="0.1429in" fo:margin-bottom="0in" loext:contextual-spacing="false" fo:text-align="start" style:justify-single-word="false" fo:text-indent="0in" style:auto-text-indent="false" style:writing-mode="rl-tb"/>
    </style:style>
    <style:style style:name="P866" style:family="paragraph" style:parent-style-name="Text_20_body">
      <style:paragraph-properties fo:margin-left="0in" fo:margin-right="0.0429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67" style:family="paragraph" style:parent-style-name="Text_20_body">
      <style:paragraph-properties fo:margin-left="0in" fo:margin-right="0.0429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868" style:family="paragraph" style:parent-style-name="Text_20_body">
      <style:paragraph-properties fo:margin-left="0in" fo:margin-right="1.5063in" fo:margin-top="0.1445in" fo:margin-bottom="0in" loext:contextual-spacing="false" fo:text-align="start" style:justify-single-word="false" fo:text-indent="0in" style:auto-text-indent="false" style:writing-mode="rl-tb"/>
    </style:style>
    <style:style style:name="P869" style:family="paragraph" style:parent-style-name="Text_20_body">
      <style:paragraph-properties fo:margin-left="0in" fo:margin-right="0.4335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8055in"/>
        </style:tab-stops>
      </style:paragraph-properties>
    </style:style>
    <style:style style:name="P870" style:family="paragraph" style:parent-style-name="Text_20_body">
      <style:paragraph-properties fo:margin-left="0in" fo:margin-right="0.4346in" fo:text-align="start" style:justify-single-word="false" fo:text-indent="0in" style:auto-text-indent="false" style:writing-mode="rl-tb"/>
    </style:style>
    <style:style style:name="P871" style:family="paragraph" style:parent-style-name="Text_20_body">
      <style:paragraph-properties fo:margin-left="0in" fo:margin-right="0.4346in" fo:margin-top="0.1445in" fo:margin-bottom="0in" loext:contextual-spacing="false" fo:text-align="start" style:justify-single-word="false" fo:text-indent="0in" style:auto-text-indent="false" style:writing-mode="rl-tb"/>
    </style:style>
    <style:style style:name="P872" style:family="paragraph" style:parent-style-name="Text_20_body">
      <style:paragraph-properties fo:margin-left="0in" fo:margin-right="0.4346in" fo:margin-top="0.0583in" fo:margin-bottom="0in" loext:contextual-spacing="false" fo:text-align="start" style:justify-single-word="false" fo:text-indent="0in" style:auto-text-indent="false" fo:break-before="column" style:writing-mode="rl-tb"/>
    </style:style>
    <style:style style:name="P873" style:family="paragraph" style:parent-style-name="Text_20_body">
      <style:paragraph-properties fo:margin-left="0in" fo:margin-right="0.4346in" fo:margin-top="0.1429in" fo:margin-bottom="0in" loext:contextual-spacing="false" fo:text-align="start" style:justify-single-word="false" fo:text-indent="0in" style:auto-text-indent="false" style:writing-mode="rl-tb"/>
    </style:style>
    <style:style style:name="P874" style:family="paragraph" style:parent-style-name="Text_20_body">
      <style:paragraph-properties fo:margin-left="0in" fo:margin-right="0.8634in" fo:margin-top="0.1445in" fo:margin-bottom="0in" loext:contextual-spacing="false" fo:text-align="start" style:justify-single-word="false" fo:text-indent="0in" style:auto-text-indent="false" style:writing-mode="rl-tb"/>
    </style:style>
    <style:style style:name="P875" style:family="paragraph" style:parent-style-name="Text_20_body">
      <style:paragraph-properties fo:margin-left="0in" fo:margin-right="0.1063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76" style:family="paragraph" style:parent-style-name="Text_20_body">
      <style:paragraph-properties fo:margin-left="1.2091in" fo:margin-right="0.048in" fo:margin-top="0.0591in" fo:margin-bottom="0in" loext:contextual-spacing="false" fo:text-align="center" style:justify-single-word="false" fo:text-indent="0in" style:auto-text-indent="false" fo:break-before="column" style:writing-mode="rl-tb"/>
    </style:style>
    <style:style style:name="P877" style:family="paragraph" style:parent-style-name="Text_20_body">
      <style:paragraph-properties fo:margin-left="1.1591in" fo:margin-right="0.0811in" fo:margin-top="0.1445in" fo:margin-bottom="0in" loext:contextual-spacing="false" fo:text-align="center" style:justify-single-word="false" fo:text-indent="0in" style:auto-text-indent="false" style:writing-mode="rl-tb"/>
    </style:style>
    <style:style style:name="P878" style:family="paragraph" style:parent-style-name="Text_20_body">
      <style:paragraph-properties fo:margin-left="0.0437in" fo:margin-right="1.9366in" fo:margin-top="0.0583in" fo:margin-bottom="0in" loext:contextual-spacing="false" fo:text-align="center" style:justify-single-word="false" fo:text-indent="0in" style:auto-text-indent="false" style:writing-mode="rl-tb"/>
    </style:style>
    <style:style style:name="P879" style:family="paragraph" style:parent-style-name="Text_20_body">
      <style:paragraph-properties fo:margin-left="0.0437in" fo:margin-right="1.8126in" fo:margin-top="0.1437in" fo:margin-bottom="0in" loext:contextual-spacing="false" fo:text-align="center" style:justify-single-word="false" fo:text-indent="0in" style:auto-text-indent="false" style:writing-mode="rl-tb"/>
    </style:style>
    <style:style style:name="P880" style:family="paragraph" style:parent-style-name="Text_20_body">
      <style:paragraph-properties fo:margin-left="0in" fo:margin-right="0.2772in" fo:margin-top="0.1429in" fo:margin-bottom="0in" loext:contextual-spacing="false" fo:text-align="start" style:justify-single-word="false" fo:text-indent="0in" style:auto-text-indent="false" style:writing-mode="rl-tb"/>
    </style:style>
    <style:style style:name="P881" style:family="paragraph" style:parent-style-name="Text_20_body">
      <style:paragraph-properties fo:margin-left="0.0535in" fo:margin-right="0in" fo:margin-top="0.1071in" fo:margin-bottom="0in" loext:contextual-spacing="false" fo:text-indent="0in" style:auto-text-indent="false" fo:break-before="column"/>
    </style:style>
    <style:style style:name="P882" style:family="paragraph" style:parent-style-name="Text_20_body">
      <style:paragraph-properties fo:margin-left="0.0528in" fo:margin-right="0in" fo:margin-top="0.1071in" fo:margin-bottom="0in" loext:contextual-spacing="false" fo:text-indent="0in" style:auto-text-indent="false" fo:break-before="column"/>
    </style:style>
    <style:style style:name="P883" style:family="paragraph" style:parent-style-name="Text_20_body">
      <style:paragraph-properties fo:margin-left="0in" fo:margin-right="2.2598in" fo:margin-top="0.1429in" fo:margin-bottom="0in" loext:contextual-spacing="false" fo:text-align="start" style:justify-single-word="false" fo:text-indent="0in" style:auto-text-indent="false" style:writing-mode="rl-tb"/>
    </style:style>
    <style:style style:name="P884" style:family="paragraph" style:parent-style-name="Text_20_body">
      <style:paragraph-properties fo:margin-left="0.3138in" fo:margin-right="0.2091in" fo:margin-top="0.0591in" fo:margin-bottom="0in" loext:contextual-spacing="false" fo:line-height="150%" fo:text-align="start" style:justify-single-word="false" fo:text-indent="0in" style:auto-text-indent="false" style:writing-mode="rl-tb"/>
    </style:style>
    <style:style style:name="P885" style:family="paragraph" style:parent-style-name="Text_20_body">
      <style:paragraph-properties fo:margin-left="0in" fo:margin-right="4.5429in" fo:line-height="0.2866in" fo:text-align="start" style:justify-single-word="false" fo:text-indent="0in" style:auto-text-indent="false" style:writing-mode="rl-tb"/>
    </style:style>
    <style:style style:name="P886" style:family="paragraph" style:parent-style-name="Text_20_body">
      <style:paragraph-properties fo:margin-left="-0.0075in" fo:margin-right="0.2091in" fo:margin-top="0.0591in" fo:margin-bottom="0in" loext:contextual-spacing="false" fo:line-height="150%" fo:text-align="start" style:justify-single-word="false" fo:text-indent="-0.0008in" style:auto-text-indent="false" style:writing-mode="rl-tb"/>
    </style:style>
    <style:style style:name="P887" style:family="paragraph" style:parent-style-name="Text_20_body">
      <style:paragraph-properties fo:margin-left="0.3193in" fo:margin-right="0.052in" fo:margin-top="0.0591in" fo:margin-bottom="0in" loext:contextual-spacing="false" fo:line-height="150%" fo:text-align="end" style:justify-single-word="false" fo:text-indent="-0.0161in" style:auto-text-indent="false" fo:break-before="column" style:writing-mode="rl-tb"/>
    </style:style>
    <style:style style:name="P888" style:family="paragraph" style:parent-style-name="Text_20_body">
      <style:paragraph-properties fo:margin-left="0in" fo:margin-right="0.3201in" fo:margin-top="0.1429in" fo:margin-bottom="0in" loext:contextual-spacing="false" fo:text-align="end" style:justify-single-word="false" fo:text-indent="0in" style:auto-text-indent="false"/>
    </style:style>
    <style:style style:name="P889" style:family="paragraph" style:parent-style-name="Text_20_body">
      <style:paragraph-properties fo:margin-left="0in" fo:margin-right="0.3201in" fo:margin-top="0.0591in" fo:margin-bottom="0in" loext:contextual-spacing="false" fo:text-align="end" style:justify-single-word="false" fo:text-indent="0in" style:auto-text-indent="false"/>
    </style:style>
    <style:style style:name="P890" style:family="paragraph" style:parent-style-name="Text_20_body">
      <style:paragraph-properties fo:margin-left="0.0008in" fo:margin-right="0.2091in" fo:margin-top="0.0591in" fo:margin-bottom="0in" loext:contextual-spacing="false" fo:text-align="start" style:justify-single-word="false" fo:text-indent="0in" style:auto-text-indent="false" style:writing-mode="rl-tb"/>
    </style:style>
    <style:style style:name="P891" style:family="paragraph" style:parent-style-name="Text_20_body">
      <style:paragraph-properties fo:margin-left="0in" fo:margin-right="0.072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92" style:family="paragraph" style:parent-style-name="Text_20_body">
      <style:paragraph-properties fo:margin-left="0in" fo:margin-right="0.071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93" style:family="paragraph" style:parent-style-name="Text_20_body">
      <style:paragraph-properties fo:margin-left="0in" fo:margin-right="0.7366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94" style:family="paragraph" style:parent-style-name="Text_20_body">
      <style:paragraph-properties fo:margin-left="0in" fo:margin-right="1.1252in" fo:margin-top="0.1445in" fo:margin-bottom="0in" loext:contextual-spacing="false" fo:text-align="start" style:justify-single-word="false" fo:text-indent="0in" style:auto-text-indent="false" style:writing-mode="rl-tb"/>
    </style:style>
    <style:style style:name="P895" style:family="paragraph" style:parent-style-name="Text_20_body">
      <style:paragraph-properties fo:margin-left="0in" fo:margin-right="1.8429in" fo:margin-top="0.1429in" fo:margin-bottom="0in" loext:contextual-spacing="false" fo:text-align="start" style:justify-single-word="false" fo:text-indent="0in" style:auto-text-indent="false" style:writing-mode="rl-tb"/>
    </style:style>
    <style:style style:name="P896" style:family="paragraph" style:parent-style-name="Text_20_body">
      <style:paragraph-properties fo:margin-left="0in" fo:margin-right="0.6925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897" style:family="paragraph" style:parent-style-name="Text_20_body">
      <style:paragraph-properties fo:margin-left="0in" fo:margin-right="0.6925in" fo:text-align="start" style:justify-single-word="false" fo:text-indent="0in" style:auto-text-indent="false" style:writing-mode="rl-tb"/>
    </style:style>
    <style:style style:name="P898" style:family="paragraph" style:parent-style-name="Text_20_body">
      <style:paragraph-properties fo:margin-left="0in" fo:margin-right="0.6925in" fo:margin-top="0.1445in" fo:margin-bottom="0in" loext:contextual-spacing="false" fo:text-align="start" style:justify-single-word="false" fo:text-indent="0in" style:auto-text-indent="false" style:writing-mode="rl-tb"/>
    </style:style>
    <style:style style:name="P899" style:family="paragraph" style:parent-style-name="Text_20_body">
      <style:paragraph-properties fo:margin-left="0in" fo:margin-right="1.0228in" fo:margin-top="0.0516in" fo:margin-bottom="0in" loext:contextual-spacing="false" fo:text-align="start" style:justify-single-word="false" fo:text-indent="0in" style:auto-text-indent="false" style:writing-mode="rl-tb"/>
    </style:style>
    <style:style style:name="P900" style:family="paragraph" style:parent-style-name="Text_20_body">
      <style:paragraph-properties fo:margin-left="0in" fo:margin-right="0.2882in" fo:margin-top="0.1429in" fo:margin-bottom="0in" loext:contextual-spacing="false" fo:line-height="150%" fo:text-align="start" style:justify-single-word="false" fo:text-indent="0.6661in" style:auto-text-indent="false" style:writing-mode="rl-tb"/>
    </style:style>
    <style:style style:name="P901" style:family="paragraph" style:parent-style-name="Text_20_body">
      <style:paragraph-properties fo:margin-left="0in" fo:margin-right="3.2063in" fo:text-align="start" style:justify-single-word="false" fo:text-indent="0in" style:auto-text-indent="false" style:writing-mode="rl-tb"/>
    </style:style>
    <style:style style:name="P902" style:family="paragraph" style:parent-style-name="Text_20_body">
      <style:paragraph-properties fo:margin-left="0in" fo:margin-right="2.5972in" fo:margin-top="0.1445in" fo:margin-bottom="0in" loext:contextual-spacing="false" fo:text-align="start" style:justify-single-word="false" fo:text-indent="0in" style:auto-text-indent="false" style:writing-mode="rl-tb"/>
    </style:style>
    <style:style style:name="P903" style:family="paragraph" style:parent-style-name="Text_20_body">
      <style:paragraph-properties fo:margin-left="0in" fo:margin-right="1.9366in" fo:margin-top="0.1429in" fo:margin-bottom="0in" loext:contextual-spacing="false" fo:text-align="center" style:justify-single-word="false" fo:text-indent="0in" style:auto-text-indent="false" style:writing-mode="rl-tb"/>
    </style:style>
    <style:style style:name="P904" style:family="paragraph" style:parent-style-name="Text_20_body">
      <style:paragraph-properties fo:margin-left="0in" fo:margin-right="1.8484in" fo:margin-top="0.1445in" fo:margin-bottom="0in" loext:contextual-spacing="false" fo:text-align="center" style:justify-single-word="false" fo:text-indent="0in" style:auto-text-indent="false" style:writing-mode="rl-tb"/>
    </style:style>
    <style:style style:name="P905" style:family="paragraph" style:parent-style-name="Text_20_body">
      <style:paragraph-properties fo:margin-left="0in" fo:margin-right="0.6917in" fo:margin-top="0.1429in" fo:margin-bottom="0in" loext:contextual-spacing="false" fo:text-align="start" style:justify-single-word="false" fo:text-indent="0in" style:auto-text-indent="false" style:writing-mode="rl-tb"/>
    </style:style>
    <style:style style:name="P906" style:family="paragraph" style:parent-style-name="Text_20_body">
      <style:paragraph-properties fo:margin-left="0in" fo:margin-right="0.6917in" fo:text-align="start" style:justify-single-word="false" fo:text-indent="0in" style:auto-text-indent="false" style:writing-mode="rl-tb"/>
    </style:style>
    <style:style style:name="P907" style:family="paragraph" style:parent-style-name="Text_20_body">
      <style:paragraph-properties fo:margin-left="0in" fo:margin-right="0.0898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908" style:family="paragraph" style:parent-style-name="Text_20_body">
      <style:paragraph-properties fo:margin-left="0in" fo:margin-right="0.8075in" fo:margin-top="0.1429in" fo:margin-bottom="0in" loext:contextual-spacing="false" fo:text-align="start" style:justify-single-word="false" fo:text-indent="0in" style:auto-text-indent="false" style:writing-mode="rl-tb"/>
    </style:style>
    <style:style style:name="P909" style:family="paragraph" style:parent-style-name="Text_20_body">
      <style:paragraph-properties fo:margin-left="0in" fo:margin-right="0.3752in" fo:margin-top="0.0591in" fo:margin-bottom="0in" loext:contextual-spacing="false" fo:text-align="start" style:justify-single-word="false" fo:text-indent="0in" style:auto-text-indent="false" style:writing-mode="rl-tb"/>
    </style:style>
    <style:style style:name="P910" style:family="paragraph" style:parent-style-name="Text_20_body">
      <style:paragraph-properties fo:margin-left="0in" fo:margin-right="2.6173in" fo:margin-top="0.1445in" fo:margin-bottom="0in" loext:contextual-spacing="false" fo:text-align="start" style:justify-single-word="false" fo:text-indent="0in" style:auto-text-indent="false" style:writing-mode="rl-tb"/>
    </style:style>
    <style:style style:name="P911" style:family="paragraph" style:parent-style-name="Text_20_body">
      <style:paragraph-properties fo:margin-left="0in" fo:margin-right="2.2929in" fo:margin-top="0.1429in" fo:margin-bottom="0in" loext:contextual-spacing="false" fo:text-align="start" style:justify-single-word="false" fo:text-indent="0in" style:auto-text-indent="false" style:writing-mode="rl-tb"/>
    </style:style>
    <style:style style:name="P912" style:family="paragraph" style:parent-style-name="Text_20_body">
      <style:paragraph-properties fo:margin-left="0in" fo:margin-right="0.6744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913" style:family="paragraph" style:parent-style-name="Text_20_body">
      <style:paragraph-properties fo:margin-left="0in" fo:margin-right="0.6744in" fo:margin-top="0.1445in" fo:margin-bottom="0in" loext:contextual-spacing="false" fo:text-align="start" style:justify-single-word="false" fo:text-indent="0in" style:auto-text-indent="false" style:writing-mode="rl-tb"/>
    </style:style>
    <style:style style:name="P914" style:family="paragraph" style:parent-style-name="Text_20_body">
      <style:paragraph-properties fo:margin-left="0in" fo:margin-right="1.0346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811in"/>
        </style:tab-stops>
      </style:paragraph-properties>
    </style:style>
    <style:style style:name="P915" style:family="paragraph" style:parent-style-name="Text_20_body">
      <style:paragraph-properties fo:margin-left="0in" fo:margin-right="0.6909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1.3638in"/>
        </style:tab-stops>
      </style:paragraph-properties>
    </style:style>
    <style:style style:name="P916" style:family="paragraph" style:parent-style-name="Text_20_body">
      <style:paragraph-properties fo:margin-left="0in" fo:margin-right="0.7799in" fo:margin-top="0.0516in" fo:margin-bottom="0in" loext:contextual-spacing="false" fo:text-align="center" style:justify-single-word="false" fo:text-indent="0in" style:auto-text-indent="false" fo:break-before="column" style:writing-mode="rl-tb"/>
    </style:style>
    <style:style style:name="P917" style:family="paragraph" style:parent-style-name="Text_20_body">
      <style:paragraph-properties fo:margin-left="0in" fo:margin-right="0.2508in" fo:margin-top="0.1429in" fo:margin-bottom="0in" loext:contextual-spacing="false" fo:text-align="start" style:justify-single-word="false" fo:text-indent="0in" style:auto-text-indent="false" style:writing-mode="rl-tb"/>
    </style:style>
    <style:style style:name="P918" style:family="paragraph" style:parent-style-name="Text_20_body">
      <style:paragraph-properties fo:margin-left="0in" fo:margin-right="0.6957in" fo:margin-top="0.1429in" fo:margin-bottom="0in" loext:contextual-spacing="false" fo:text-align="center" style:justify-single-word="false" fo:text-indent="0in" style:auto-text-indent="false" style:writing-mode="rl-tb"/>
    </style:style>
    <style:style style:name="P919" style:family="paragraph" style:parent-style-name="Text_20_body">
      <style:paragraph-properties fo:margin-left="0in" fo:margin-right="1.8465in" fo:margin-top="0.1429in" fo:margin-bottom="0in" loext:contextual-spacing="false" fo:text-align="start" style:justify-single-word="false" fo:text-indent="0in" style:auto-text-indent="false" style:writing-mode="rl-tb"/>
    </style:style>
    <style:style style:name="P920" style:family="paragraph" style:parent-style-name="Text_20_body">
      <style:paragraph-properties fo:margin-left="0in" fo:margin-right="2.122in" fo:margin-top="0.0591in" fo:margin-bottom="0in" loext:contextual-spacing="false" fo:text-align="start" style:justify-single-word="false" fo:text-indent="0in" style:auto-text-indent="false" style:writing-mode="rl-tb">
        <style:tab-stops>
          <style:tab-stop style:position="0.811in"/>
        </style:tab-stops>
      </style:paragraph-properties>
    </style:style>
    <style:style style:name="P921" style:family="paragraph" style:parent-style-name="Text_20_body">
      <style:paragraph-properties fo:margin-left="0in" fo:margin-right="2.6866in" fo:margin-top="0.0591in" fo:margin-bottom="0in" loext:contextual-spacing="false" fo:text-align="start" style:justify-single-word="false" fo:text-indent="0in" style:auto-text-indent="false" style:writing-mode="rl-tb"/>
    </style:style>
    <style:style style:name="P922" style:family="paragraph" style:parent-style-name="Text_20_body">
      <style:paragraph-properties fo:margin-left="-0.0043in" fo:margin-right="0.2839in" fo:margin-top="0.1429in" fo:margin-bottom="0in" loext:contextual-spacing="false" fo:line-height="150%" fo:text-align="start" style:justify-single-word="false" fo:text-indent="0.7264in" style:auto-text-indent="false" style:writing-mode="rl-tb"/>
    </style:style>
    <style:style style:name="P923" style:family="paragraph" style:parent-style-name="Text_20_body">
      <style:paragraph-properties fo:margin-left="0in" fo:margin-right="3.2008in" fo:margin-top="0.0591in" fo:margin-bottom="0in" loext:contextual-spacing="false" fo:text-align="start" style:justify-single-word="false" fo:text-indent="0in" style:auto-text-indent="false" style:writing-mode="rl-tb"/>
    </style:style>
    <style:style style:name="P924" style:family="paragraph" style:parent-style-name="Text_20_body">
      <style:paragraph-properties fo:margin-left="0in" fo:margin-right="0.4071in" fo:margin-top="0.0516in" fo:margin-bottom="0in" loext:contextual-spacing="false" fo:text-align="start" style:justify-single-word="false" fo:text-indent="0in" style:auto-text-indent="false" fo:break-before="column" style:writing-mode="rl-tb"/>
    </style:style>
    <style:style style:name="P925" style:family="paragraph" style:parent-style-name="Text_20_body">
      <style:paragraph-properties fo:margin-left="0in" fo:margin-right="0.4071in" fo:margin-top="0.1445in" fo:margin-bottom="0in" loext:contextual-spacing="false" fo:text-align="start" style:justify-single-word="false" fo:text-indent="0in" style:auto-text-indent="false" style:writing-mode="rl-tb"/>
    </style:style>
    <style:style style:name="P926" style:family="paragraph" style:parent-style-name="Text_20_body">
      <style:paragraph-properties fo:margin-left="0in" fo:margin-right="0.4071in" fo:margin-top="0.1437in" fo:margin-bottom="0in" loext:contextual-spacing="false" fo:text-align="start" style:justify-single-word="false" fo:text-indent="0in" style:auto-text-indent="false" style:writing-mode="rl-tb"/>
    </style:style>
    <style:style style:name="P927" style:family="paragraph" style:parent-style-name="Text_20_body">
      <style:paragraph-properties fo:margin-left="0in" fo:margin-right="0.4339in" fo:margin-top="0.1429in" fo:margin-bottom="0in" loext:contextual-spacing="false" fo:text-align="start" style:justify-single-word="false" fo:text-indent="0in" style:auto-text-indent="false" style:writing-mode="rl-tb"/>
    </style:style>
    <style:style style:name="P928" style:family="paragraph" style:parent-style-name="Text_20_body">
      <style:paragraph-properties fo:margin-left="0.3272in" fo:margin-right="0.2091in" fo:margin-top="0.1445in" fo:margin-bottom="0in" loext:contextual-spacing="false" fo:line-height="150%" fo:text-align="start" style:justify-single-word="false" fo:text-indent="0.2898in" style:auto-text-indent="false" style:writing-mode="rl-tb"/>
    </style:style>
    <style:style style:name="P929" style:family="paragraph" style:parent-style-name="Text_20_body">
      <style:paragraph-properties fo:margin-left="0in" fo:margin-right="0.5972in" fo:margin-top="0.0591in" fo:margin-bottom="0in" loext:contextual-spacing="false" fo:text-align="start" style:justify-single-word="false" fo:text-indent="0in" style:auto-text-indent="false" style:writing-mode="rl-tb"/>
    </style:style>
    <style:style style:name="P930" style:family="paragraph" style:parent-style-name="Text_20_body">
      <style:paragraph-properties fo:margin-left="0in" fo:margin-right="2.1244in" fo:margin-top="0.0591in" fo:margin-bottom="0in" loext:contextual-spacing="false" fo:text-align="start" style:justify-single-word="false" fo:text-indent="0in" style:auto-text-indent="false" style:writing-mode="rl-tb"/>
    </style:style>
    <style:style style:name="P931" style:family="paragraph" style:parent-style-name="Text_20_body">
      <style:paragraph-properties fo:margin-left="0.3272in" fo:margin-right="0.2091in" fo:margin-top="0.0591in" fo:margin-bottom="0in" loext:contextual-spacing="false" fo:line-height="150%" fo:text-align="start" style:justify-single-word="false" fo:text-indent="0in" style:auto-text-indent="false" style:writing-mode="rl-tb"/>
    </style:style>
    <style:style style:name="P932" style:family="paragraph" style:parent-style-name="Text_20_body">
      <style:paragraph-properties fo:margin-left="0in" fo:margin-right="0.0772in" fo:text-align="start" style:justify-single-word="false" fo:text-indent="0in" style:auto-text-indent="false" fo:break-before="column" style:writing-mode="rl-tb"/>
    </style:style>
    <style:style style:name="P933" style:family="paragraph" style:parent-style-name="Text_20_body">
      <style:paragraph-properties fo:margin-left="0in" fo:margin-right="0.0827in" fo:margin-top="0.0591in" fo:margin-bottom="0in" loext:contextual-spacing="false" fo:text-align="start" style:justify-single-word="false" fo:text-indent="0in" style:auto-text-indent="false" fo:break-before="column" style:writing-mode="rl-tb"/>
    </style:style>
    <style:style style:name="P934" style:family="paragraph" style:parent-style-name="Text_20_body">
      <style:paragraph-properties fo:margin-left="0in" fo:margin-right="1.572in" fo:margin-top="0.0591in" fo:margin-bottom="0in" loext:contextual-spacing="false" fo:text-align="start" style:justify-single-word="false" fo:text-indent="0in" style:auto-text-indent="false" style:writing-mode="rl-tb"/>
    </style:style>
    <style:style style:name="P935" style:family="paragraph" style:parent-style-name="Text_20_body">
      <style:paragraph-properties fo:margin-left="0.3272in" fo:margin-right="0.2091in" fo:margin-top="0.0591in" fo:margin-bottom="0in" loext:contextual-spacing="false" fo:line-height="150%" fo:text-align="start" style:justify-single-word="false" fo:text-indent="1.6146in" style:auto-text-indent="false" style:writing-mode="rl-tb"/>
    </style:style>
    <style:style style:name="P936" style:family="paragraph" style:parent-style-name="Text_20_body">
      <style:paragraph-properties fo:margin-left="0in" fo:margin-right="4.2256in" fo:margin-top="0.1429in" fo:margin-bottom="0in" loext:contextual-spacing="false" fo:text-align="start" style:justify-single-word="false" fo:text-indent="0in" style:auto-text-indent="false" style:writing-mode="rl-tb"/>
    </style:style>
    <style:style style:name="P937" style:family="paragraph" style:parent-style-name="Text_20_body">
      <style:paragraph-properties fo:margin-left="0in" fo:margin-right="1.2835in" fo:margin-top="0.1445in" fo:margin-bottom="0in" loext:contextual-spacing="false" fo:text-align="start" style:justify-single-word="false" fo:text-indent="0in" style:auto-text-indent="false" style:writing-mode="rl-tb"/>
    </style:style>
    <style:style style:name="P938" style:family="paragraph" style:parent-style-name="Text_20_body">
      <style:paragraph-properties fo:margin-left="0in" fo:margin-right="1.9472in" fo:margin-top="0.1429in" fo:margin-bottom="0in" loext:contextual-spacing="false" fo:text-align="start" style:justify-single-word="false" fo:text-indent="0in" style:auto-text-indent="false" style:writing-mode="rl-tb"/>
    </style:style>
    <style:style style:name="P939" style:family="paragraph" style:parent-style-name="Text_20_body">
      <style:paragraph-properties fo:margin-left="0in" fo:margin-right="0.0346in" fo:margin-top="0.1701in" fo:margin-bottom="0in" loext:contextual-spacing="false" fo:text-align="start" style:justify-single-word="false" fo:text-indent="0in" style:auto-text-indent="false" style:writing-mode="rl-tb"/>
    </style:style>
    <style:style style:name="P940" style:family="paragraph" style:parent-style-name="Text_20_body">
      <style:paragraph-properties fo:margin-left="0.3272in" fo:margin-right="0.2091in" fo:line-height="150%" fo:text-align="start" style:justify-single-word="false" fo:text-indent="0.352in" style:auto-text-indent="false" style:writing-mode="rl-tb"/>
    </style:style>
    <style:style style:name="P941" style:family="paragraph" style:parent-style-name="Text_20_body">
      <style:paragraph-properties fo:margin-left="0in" fo:margin-right="1.9583in" fo:text-align="start" style:justify-single-word="false" fo:text-indent="0in" style:auto-text-indent="false" style:writing-mode="rl-tb"/>
    </style:style>
    <style:style style:name="P942" style:family="paragraph" style:parent-style-name="Text_20_body">
      <style:paragraph-properties fo:margin-left="0in" fo:margin-right="2.4929in" fo:margin-top="0.0591in" fo:margin-bottom="0in" loext:contextual-spacing="false" fo:text-align="start" style:justify-single-word="false" fo:text-indent="0in" style:auto-text-indent="false" style:writing-mode="rl-tb"/>
    </style:style>
    <style:style style:name="P943" style:family="paragraph" style:parent-style-name="Text_20_body">
      <style:paragraph-properties fo:margin-left="0.0252in" fo:margin-right="0.2091in" fo:margin-top="0.0591in" fo:margin-bottom="0in" loext:contextual-spacing="false" fo:text-align="start" style:justify-single-word="false" fo:text-indent="0in" style:auto-text-indent="false" style:writing-mode="rl-tb"/>
    </style:style>
    <style:style style:name="P944" style:family="paragraph" style:parent-style-name="Text_20_body">
      <style:paragraph-properties fo:margin-left="0.3209in" fo:margin-right="0in" fo:margin-top="0.0591in" fo:margin-bottom="0in" loext:contextual-spacing="false" fo:text-align="end" style:justify-single-word="false" fo:text-indent="0in" style:auto-text-indent="false" fo:break-before="column" style:writing-mode="rl-tb"/>
    </style:style>
    <style:style style:name="P945" style:family="paragraph" style:parent-style-name="Text_20_body">
      <style:paragraph-properties fo:margin-left="0.3102in" fo:margin-right="0.2091in" fo:margin-top="0.1429in" fo:margin-bottom="0in" loext:contextual-spacing="false" fo:line-height="150%" fo:text-align="start" style:justify-single-word="false" fo:text-indent="3.4354in" style:auto-text-indent="false" style:writing-mode="rl-tb"/>
    </style:style>
    <style:style style:name="P946" style:family="paragraph" style:parent-style-name="Text_20_body">
      <style:paragraph-properties fo:margin-left="0in" fo:margin-right="0.2764in" fo:margin-top="0.0591in" fo:margin-bottom="0in" loext:contextual-spacing="false" fo:text-align="start" style:justify-single-word="false" fo:text-indent="0in" style:auto-text-indent="false" style:writing-mode="rl-tb"/>
    </style:style>
    <style:style style:name="P947" style:family="paragraph" style:parent-style-name="Text_20_body" style:master-page-name="Converted98">
      <style:paragraph-properties fo:margin-left="0.2091in" fo:margin-right="0in" fo:margin-top="0.0457in" fo:margin-bottom="0in" loext:contextual-spacing="false" fo:text-indent="0in" style:auto-text-indent="false" style:page-number="auto"/>
    </style:style>
    <style:style style:name="P948" style:family="paragraph" style:parent-style-name="Text_20_body">
      <style:paragraph-properties fo:margin-left="0.2091in" fo:margin-right="0in" fo:margin-top="0.0583in" fo:margin-bottom="0in" loext:contextual-spacing="false" fo:text-indent="0in" style:auto-text-indent="false"/>
    </style:style>
    <style:style style:name="P949" style:family="paragraph" style:parent-style-name="Text_20_body">
      <style:paragraph-properties fo:margin-left="2.0319in" fo:margin-right="0in" fo:margin-top="0.0583in" fo:margin-bottom="0.0016in" loext:contextual-spacing="false" fo:text-indent="0in" style:auto-text-indent="false"/>
    </style:style>
    <style:style style:name="P950" style:family="paragraph" style:parent-style-name="Heading_20_2" style:master-page-name="Standard">
      <style:paragraph-properties fo:margin-left="0.2091in" fo:margin-right="1.3425in" fo:margin-top="0.0362in" fo:margin-bottom="0in" loext:contextual-spacing="false" fo:text-align="start" style:justify-single-word="false" fo:text-indent="0in" style:auto-text-indent="false" style:page-number="auto"/>
    </style:style>
    <style:style style:name="P951" style:family="paragraph" style:parent-style-name="Heading_20_2">
      <style:paragraph-properties fo:margin-left="0.2091in" fo:margin-right="0in" fo:margin-top="0in" fo:margin-bottom="0in" loext:contextual-spacing="false" fo:text-align="start" style:justify-single-word="false" fo:text-indent="0in" style:auto-text-indent="false"/>
    </style:style>
    <style:style style:name="P952" style:family="paragraph" style:parent-style-name="Heading_20_2">
      <style:paragraph-properties fo:margin-left="0.1146in" fo:margin-right="0in" fo:margin-top="0.2866in" fo:margin-bottom="0in" loext:contextual-spacing="false" fo:text-align="end" style:justify-single-word="false" fo:text-indent="0in" style:auto-text-indent="false" style:writing-mode="rl-tb"/>
    </style:style>
    <style:style style:name="P953" style:family="paragraph" style:parent-style-name="Heading_20_2">
      <style:paragraph-properties fo:margin-left="0.1134in" fo:margin-right="0in" fo:margin-top="0.1591in" fo:margin-bottom="0in" loext:contextual-spacing="false" fo:text-align="end" style:justify-single-word="false" fo:text-indent="0in" style:auto-text-indent="false" style:writing-mode="rl-tb"/>
    </style:style>
    <style:style style:name="P954" style:family="paragraph" style:parent-style-name="Heading_20_2">
      <style:paragraph-properties fo:margin-left="0.1134in" fo:margin-right="0in" fo:text-align="end" style:justify-single-word="false" fo:text-indent="0in" style:auto-text-indent="false" style:writing-mode="rl-tb"/>
    </style:style>
    <style:style style:name="P955" style:family="paragraph" style:parent-style-name="Heading_20_2" style:master-page-name="Converted81">
      <style:paragraph-properties fo:margin-left="0.1134in" fo:margin-right="0in" fo:margin-top="0.0362in" fo:margin-bottom="0in" loext:contextual-spacing="false" fo:text-align="end" style:justify-single-word="false" fo:text-indent="0in" style:auto-text-indent="false" style:page-number="auto" style:writing-mode="rl-tb"/>
    </style:style>
    <style:style style:name="P956" style:family="paragraph" style:parent-style-name="Heading_20_2">
      <style:paragraph-properties fo:margin-left="0.1134in" fo:margin-right="0in" fo:margin-top="0.1575in" fo:margin-bottom="0in" loext:contextual-spacing="false" fo:text-align="end" style:justify-single-word="false" fo:text-indent="0in" style:auto-text-indent="false" style:writing-mode="rl-tb"/>
    </style:style>
    <style:style style:name="P957" style:family="paragraph" style:parent-style-name="Heading_20_2">
      <style:paragraph-properties fo:margin-left="0.6083in" fo:margin-right="0.4965in" fo:margin-top="0.1575in" fo:margin-bottom="0in" loext:contextual-spacing="false" fo:text-align="end" style:justify-single-word="false" fo:text-indent="0in" style:auto-text-indent="false" style:writing-mode="rl-tb"/>
    </style:style>
    <style:style style:name="P958" style:family="paragraph" style:parent-style-name="Heading_20_2">
      <style:paragraph-properties fo:margin-left="0.6083in" fo:margin-right="0.4965in" fo:margin-top="0.1693in" fo:margin-bottom="0in" loext:contextual-spacing="false" fo:text-align="end" style:justify-single-word="false" fo:text-indent="0in" style:auto-text-indent="false" style:writing-mode="rl-tb"/>
    </style:style>
    <style:style style:name="P959" style:family="paragraph" style:parent-style-name="Heading_20_2">
      <style:paragraph-properties fo:margin-left="0.6083in" fo:margin-right="0.4965in" fo:text-align="end" style:justify-single-word="false" fo:text-indent="0in" style:auto-text-indent="false" style:writing-mode="rl-tb"/>
    </style:style>
    <style:style style:name="P960" style:family="paragraph" style:parent-style-name="Heading_20_2">
      <style:paragraph-properties fo:margin-left="0.6083in" fo:margin-right="0.4965in" fo:margin-top="0in" fo:margin-bottom="0in" loext:contextual-spacing="false" fo:text-align="end" style:justify-single-word="false" fo:text-indent="0in" style:auto-text-indent="false" style:writing-mode="rl-tb"/>
    </style:style>
    <style:style style:name="P961" style:family="paragraph" style:parent-style-name="Heading_20_2">
      <style:paragraph-properties fo:margin-left="0.6083in" fo:margin-right="0.4965in" fo:margin-top="0.0555in" fo:margin-bottom="0in" loext:contextual-spacing="false" fo:text-align="end" style:justify-single-word="false" fo:text-indent="0in" style:auto-text-indent="false" style:writing-mode="rl-tb"/>
    </style:style>
    <style:style style:name="P962" style:family="paragraph" style:parent-style-name="Heading_20_2">
      <style:paragraph-properties fo:margin-left="0.6083in" fo:margin-right="0.4965in" fo:margin-top="0.1591in" fo:margin-bottom="0in" loext:contextual-spacing="false" fo:text-align="end" style:justify-single-word="false" fo:text-indent="0in" style:auto-text-indent="false" style:writing-mode="rl-tb"/>
    </style:style>
    <style:style style:name="P963" style:family="paragraph" style:parent-style-name="Heading_20_2" style:master-page-name="Converted95">
      <style:paragraph-properties fo:margin-left="0.6083in" fo:margin-right="0.4965in" fo:margin-top="0.0362in" fo:margin-bottom="0in" loext:contextual-spacing="false" fo:text-align="end" style:justify-single-word="false" fo:text-indent="0in" style:auto-text-indent="false" style:page-number="auto" style:writing-mode="rl-tb"/>
    </style:style>
    <style:style style:name="P964" style:family="paragraph" style:parent-style-name="Heading_20_2">
      <style:paragraph-properties fo:margin-left="0.6083in" fo:margin-right="0.4965in" fo:margin-top="0.0008in" fo:margin-bottom="0in" loext:contextual-spacing="false" fo:text-align="end" style:justify-single-word="false" fo:text-indent="0in" style:auto-text-indent="false" style:writing-mode="rl-tb"/>
    </style:style>
    <style:style style:name="P965" style:family="paragraph" style:parent-style-name="Heading_20_2">
      <style:paragraph-properties fo:margin-left="0.6083in" fo:margin-right="0.5in" fo:text-align="end" style:justify-single-word="false" fo:text-indent="0in" style:auto-text-indent="false" style:writing-mode="rl-tb"/>
    </style:style>
    <style:style style:name="P966" style:family="paragraph" style:parent-style-name="Heading_20_2">
      <style:paragraph-properties fo:margin-left="0.6083in" fo:margin-right="0.5in" fo:margin-top="0.1591in" fo:margin-bottom="0in" loext:contextual-spacing="false" fo:text-align="end" style:justify-single-word="false" fo:text-indent="0in" style:auto-text-indent="false" style:writing-mode="rl-tb"/>
    </style:style>
    <style:style style:name="P967" style:family="paragraph" style:parent-style-name="Heading_20_2">
      <style:paragraph-properties fo:margin-left="2.4445in" fo:margin-right="2.5591in" fo:margin-top="0.0555in" fo:margin-bottom="0in" loext:contextual-spacing="false" fo:text-indent="0in" style:auto-text-indent="false"/>
    </style:style>
    <style:style style:name="P968" style:family="paragraph" style:parent-style-name="Heading_20_2">
      <style:paragraph-properties fo:margin-left="2.4445in" fo:margin-right="2.5583in" fo:margin-top="0.0008in" fo:margin-bottom="0in" loext:contextual-spacing="false" fo:text-indent="0in" style:auto-text-indent="false"/>
    </style:style>
    <style:style style:name="P969" style:family="paragraph" style:parent-style-name="Heading_20_2">
      <style:paragraph-properties fo:margin-left="1.3291in" fo:margin-right="0in" fo:margin-top="0in" fo:margin-bottom="0in" loext:contextual-spacing="false" fo:text-align="start" style:justify-single-word="false" fo:text-indent="0in" style:auto-text-indent="false"/>
    </style:style>
    <style:style style:name="P970" style:family="paragraph" style:parent-style-name="Heading_20_2" style:master-page-name="Converted118">
      <style:paragraph-properties fo:margin-left="0.4937in" fo:margin-right="0in" fo:margin-top="0.0583in" fo:margin-bottom="0in" loext:contextual-spacing="false" fo:text-indent="0in" style:auto-text-indent="false" style:page-number="auto"/>
    </style:style>
    <style:style style:name="P971" style:family="paragraph" style:parent-style-name="Heading_20_2">
      <style:paragraph-properties fo:margin-left="0.4937in" fo:margin-right="0in" fo:margin-top="0in" fo:margin-bottom="0in" loext:contextual-spacing="false" fo:text-indent="0in" style:auto-text-indent="false"/>
    </style:style>
    <style:style style:name="P972" style:family="paragraph" style:parent-style-name="Heading_20_1">
      <style:paragraph-properties fo:margin-left="0.6083in" fo:margin-right="0.4972in" fo:margin-top="0.0008in" fo:margin-bottom="0in" loext:contextual-spacing="false" fo:text-align="end" style:justify-single-word="false" fo:text-indent="0in" style:auto-text-indent="false" style:writing-mode="rl-tb"/>
    </style:style>
    <style:style style:name="P973" style:family="paragraph" style:parent-style-name="Heading_20_1">
      <style:paragraph-properties fo:margin-left="0.6083in" fo:margin-right="0.4965in" fo:margin-top="0.1583in" fo:margin-bottom="0in" loext:contextual-spacing="false" fo:text-align="end" style:justify-single-word="false" fo:text-indent="0in" style:auto-text-indent="false" style:writing-mode="rl-tb"/>
    </style:style>
    <style:style style:name="P974" style:family="paragraph" style:parent-style-name="Heading_20_1">
      <style:paragraph-properties fo:margin-left="0.6083in" fo:margin-right="0.4965in" fo:text-align="end" style:justify-single-word="false" fo:text-indent="0in" style:auto-text-indent="false" style:writing-mode="rl-tb"/>
    </style:style>
    <style:style style:name="P975" style:family="paragraph" style:parent-style-name="Heading_20_1">
      <style:paragraph-properties fo:margin-left="0.6083in" fo:margin-right="0.4957in" fo:text-align="end" style:justify-single-word="false" fo:text-indent="0in" style:auto-text-indent="false" style:writing-mode="rl-tb"/>
    </style:style>
    <style:style style:name="P976" style:family="paragraph" style:parent-style-name="Heading_20_1">
      <style:paragraph-properties fo:margin-left="0.6083in" fo:margin-right="0.4953in" fo:text-align="end" style:justify-single-word="false" fo:text-indent="0in" style:auto-text-indent="false" style:writing-mode="rl-tb"/>
    </style:style>
    <style:style style:name="P977" style:family="paragraph" style:parent-style-name="Heading_20_1">
      <style:paragraph-properties fo:margin-left="0.6083in" fo:margin-right="0.4945in" fo:text-align="end" style:justify-single-word="false" fo:text-indent="0in" style:auto-text-indent="false" style:writing-mode="rl-tb"/>
    </style:style>
    <style:style style:name="P978" style:family="paragraph" style:parent-style-name="Table_20_Paragraph">
      <style:paragraph-properties fo:line-height="0.2547in"/>
    </style:style>
    <style:style style:name="P979" style:family="paragraph" style:parent-style-name="Table_20_Paragraph">
      <style:paragraph-properties fo:line-height="0.2528in"/>
    </style:style>
    <style:style style:name="P980" style:family="paragraph" style:parent-style-name="Table_20_Paragraph">
      <style:paragraph-properties fo:line-height="0.252in"/>
    </style:style>
    <style:style style:name="P981" style:family="paragraph" style:parent-style-name="Table_20_Paragraph">
      <style:paragraph-properties fo:line-height="0.2425in"/>
    </style:style>
    <style:style style:name="P982" style:family="paragraph" style:parent-style-name="Table_20_Paragraph">
      <style:paragraph-properties fo:line-height="0.2425in" fo:text-align="justify" style:justify-single-word="false"/>
    </style:style>
    <style:style style:name="P983" style:family="paragraph" style:parent-style-name="Table_20_Paragraph">
      <style:paragraph-properties fo:line-height="0.2417in"/>
    </style:style>
    <style:style style:name="P984" style:family="paragraph" style:parent-style-name="Table_20_Paragraph">
      <style:paragraph-properties fo:line-height="0.2417in" fo:text-align="justify" style:justify-single-word="false"/>
    </style:style>
    <style:style style:name="P985" style:family="paragraph" style:parent-style-name="Table_20_Paragraph">
      <style:paragraph-properties fo:line-height="0.2457in"/>
    </style:style>
    <style:style style:name="P986" style:family="paragraph" style:parent-style-name="Table_20_Paragraph">
      <style:paragraph-properties fo:line-height="0.2457in" fo:text-align="justify" style:justify-single-word="false"/>
    </style:style>
    <style:style style:name="P987" style:family="paragraph" style:parent-style-name="Table_20_Paragraph">
      <style:paragraph-properties fo:line-height="0.2516in"/>
    </style:style>
    <style:style style:name="P988" style:family="paragraph" style:parent-style-name="Table_20_Paragraph">
      <style:paragraph-properties fo:line-height="0.2508in"/>
    </style:style>
    <style:style style:name="P989" style:family="paragraph" style:parent-style-name="Table_20_Paragraph">
      <style:paragraph-properties fo:line-height="0.2465in"/>
    </style:style>
    <style:style style:name="P990" style:family="paragraph" style:parent-style-name="Table_20_Paragraph">
      <style:paragraph-properties fo:line-height="0.2465in" fo:text-align="justify" style:justify-single-word="false"/>
    </style:style>
    <style:style style:name="P991" style:family="paragraph" style:parent-style-name="Table_20_Paragraph">
      <style:paragraph-properties fo:line-height="0.25in"/>
    </style:style>
    <style:style style:name="P992" style:family="paragraph" style:parent-style-name="Table_20_Paragraph">
      <style:paragraph-properties fo:line-height="0.2374in"/>
    </style:style>
    <style:style style:name="P993" style:family="paragraph" style:parent-style-name="Table_20_Paragraph">
      <style:paragraph-properties fo:line-height="0.2382in"/>
    </style:style>
    <style:style style:name="P994" style:family="paragraph" style:parent-style-name="Table_20_Paragraph">
      <style:paragraph-properties fo:line-height="0.2398in"/>
    </style:style>
    <style:style style:name="P995" style:family="paragraph" style:parent-style-name="Table_20_Paragraph">
      <style:paragraph-properties fo:line-height="0.2346in"/>
    </style:style>
    <style:style style:name="P996" style:family="paragraph" style:parent-style-name="Table_20_Paragraph">
      <style:paragraph-properties fo:line-height="0.2346in">
        <style:tab-stops>
          <style:tab-stop style:position="0.4083in"/>
        </style:tab-stops>
      </style:paragraph-properties>
    </style:style>
    <style:style style:name="P997" style:family="paragraph" style:parent-style-name="Table_20_Paragraph">
      <style:paragraph-properties fo:line-height="0.2346in">
        <style:tab-stops>
          <style:tab-stop style:position="0.7661in"/>
        </style:tab-stops>
      </style:paragraph-properties>
    </style:style>
    <style:style style:name="P998" style:family="paragraph" style:parent-style-name="Table_20_Paragraph">
      <style:paragraph-properties fo:line-height="0.2346in">
        <style:tab-stops>
          <style:tab-stop style:position="0.4571in"/>
        </style:tab-stops>
      </style:paragraph-properties>
    </style:style>
    <style:style style:name="P999" style:family="paragraph" style:parent-style-name="Table_20_Paragraph">
      <style:paragraph-properties fo:line-height="0.2339in"/>
    </style:style>
    <style:style style:name="P1000" style:family="paragraph" style:parent-style-name="Table_20_Paragraph">
      <style:paragraph-properties fo:line-height="0.2555in"/>
    </style:style>
    <style:style style:name="P1001" style:family="paragraph" style:parent-style-name="Table_20_Paragraph">
      <style:paragraph-properties fo:line-height="0.248in"/>
    </style:style>
    <style:style style:name="P1002" style:family="paragraph" style:parent-style-name="Table_20_Paragraph">
      <style:paragraph-properties fo:line-height="0.2535in"/>
    </style:style>
    <style:style style:name="P1003" style:family="paragraph" style:parent-style-name="Table_20_Paragraph">
      <style:paragraph-properties fo:line-height="0.2429in"/>
    </style:style>
    <style:style style:name="P1004" style:family="paragraph" style:parent-style-name="Table_20_Paragraph">
      <style:paragraph-properties fo:margin-left="0in" fo:margin-right="0in" fo:text-indent="0in" style:auto-text-indent="false"/>
      <style:text-properties fo:font-size="14pt" style:font-size-asian="14pt"/>
    </style:style>
    <style:style style:name="P1005" style:family="paragraph" style:parent-style-name="Table_20_Paragraph">
      <style:paragraph-properties fo:margin-left="0in" fo:margin-right="0in" fo:text-indent="0in" style:auto-text-indent="false"/>
      <style:text-properties fo:font-size="13pt" style:font-size-asian="13pt"/>
    </style:style>
    <style:style style:name="P1006" style:family="paragraph" style:parent-style-name="Table_20_Paragraph">
      <style:paragraph-properties fo:margin-left="0in" fo:margin-right="0in" fo:text-indent="0in" style:auto-text-indent="false"/>
      <style:text-properties fo:font-size="16pt" style:font-size-asian="16pt"/>
    </style:style>
    <style:style style:name="P1007" style:family="paragraph" style:parent-style-name="Table_20_Paragraph">
      <style:paragraph-properties fo:margin-left="0in" fo:margin-right="0in" fo:text-indent="0in" style:auto-text-indent="false"/>
      <style:text-properties fo:font-size="17pt" style:font-size-asian="17pt"/>
    </style:style>
    <style:style style:name="P1008" style:family="paragraph" style:parent-style-name="Table_20_Paragraph" style:master-page-name="Converted3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009" style:family="paragraph" style:parent-style-name="Table_20_Paragraph" style:master-page-name="Converted21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010" style:family="paragraph" style:parent-style-name="Table_20_Paragraph" style:master-page-name="Converted22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011" style:family="paragraph" style:parent-style-name="Table_20_Paragraph">
      <style:paragraph-properties fo:margin-left="0in" fo:margin-right="0in" fo:margin-top="0.0028in" fo:margin-bottom="0in" loext:contextual-spacing="false" fo:text-indent="0in" style:auto-text-indent="false"/>
      <style:text-properties fo:font-size="17.5pt" fo:font-weight="bold" style:font-size-asian="17.5pt" style:font-weight-asian="bold"/>
    </style:style>
    <style:style style:name="P1012" style:family="paragraph" style:parent-style-name="Table_20_Paragraph">
      <style:paragraph-properties fo:margin-left="0in" fo:margin-right="0in" fo:margin-top="0.0071in" fo:margin-bottom="0in" loext:contextual-spacing="false" fo:text-indent="0in" style:auto-text-indent="false"/>
      <style:text-properties fo:font-size="17.5pt" style:font-size-asian="17.5pt"/>
    </style:style>
    <style:style style:name="P1013" style:family="paragraph" style:parent-style-name="Table_20_Paragraph" style:master-page-name="Converted47">
      <style:paragraph-properties fo:margin-left="0in" fo:margin-right="0in" fo:text-indent="0in" style:auto-text-indent="false" style:page-number="auto"/>
      <style:text-properties fo:font-size="14pt" style:font-size-asian="14pt"/>
    </style:style>
    <style:style style:name="P1014" style:family="paragraph" style:parent-style-name="Table_20_Paragraph" style:master-page-name="Converted75">
      <style:paragraph-properties fo:margin-left="0in" fo:margin-right="0in" fo:text-indent="0in" style:auto-text-indent="false" style:page-number="auto"/>
      <style:text-properties fo:font-size="17pt" style:font-size-asian="17pt"/>
    </style:style>
    <style:style style:name="P1015" style:family="paragraph" style:parent-style-name="Table_20_Paragraph">
      <style:paragraph-properties fo:margin-left="0.0665in" fo:margin-right="0in" fo:line-height="0.2736in" fo:text-align="end" style:justify-single-word="false" fo:text-indent="0in" style:auto-text-indent="false" style:writing-mode="rl-tb"/>
    </style:style>
    <style:style style:name="P1016" style:family="paragraph" style:parent-style-name="Table_20_Paragraph">
      <style:paragraph-properties fo:margin-left="0.0665in" fo:margin-right="0in" fo:line-height="0.2839in" fo:text-align="end" style:justify-single-word="false" fo:text-indent="0in" style:auto-text-indent="false" style:writing-mode="rl-tb"/>
    </style:style>
    <style:style style:name="P1017" style:family="paragraph" style:parent-style-name="Table_20_Paragraph">
      <style:paragraph-properties fo:margin-left="0.0665in" fo:margin-right="0in" fo:line-height="0.2874in" fo:text-align="end" style:justify-single-word="false" fo:text-indent="0in" style:auto-text-indent="false" style:writing-mode="rl-tb"/>
    </style:style>
    <style:style style:name="P1018" style:family="paragraph" style:parent-style-name="Table_20_Paragraph">
      <style:paragraph-properties fo:margin-left="0.0665in" fo:margin-right="0in" fo:line-height="0.2846in" fo:text-align="end" style:justify-single-word="false" fo:text-indent="0in" style:auto-text-indent="false" style:writing-mode="rl-tb"/>
    </style:style>
    <style:style style:name="P1019" style:family="paragraph" style:parent-style-name="Table_20_Paragraph">
      <style:paragraph-properties fo:margin-left="0.0665in" fo:margin-right="0in" fo:line-height="0.2819in" fo:text-align="end" style:justify-single-word="false" fo:text-indent="0in" style:auto-text-indent="false" style:writing-mode="rl-tb"/>
    </style:style>
    <style:style style:name="P1020" style:family="paragraph" style:parent-style-name="Table_20_Paragraph">
      <style:paragraph-properties fo:margin-left="0.0665in" fo:margin-right="0in" fo:line-height="0.2835in" fo:text-align="end" style:justify-single-word="false" fo:text-indent="0in" style:auto-text-indent="false" style:writing-mode="rl-tb"/>
    </style:style>
    <style:style style:name="P1021" style:family="paragraph" style:parent-style-name="Table_20_Paragraph">
      <style:paragraph-properties fo:margin-left="0.0665in" fo:margin-right="0in" fo:line-height="0.2862in" fo:text-align="end" style:justify-single-word="false" fo:text-indent="0in" style:auto-text-indent="false" style:writing-mode="rl-tb"/>
    </style:style>
    <style:style style:name="P1022" style:family="paragraph" style:parent-style-name="Table_20_Paragraph">
      <style:paragraph-properties fo:margin-left="0.0665in" fo:margin-right="0in" fo:text-align="end" style:justify-single-word="false" fo:text-indent="0in" style:auto-text-indent="false" style:writing-mode="rl-tb"/>
    </style:style>
    <style:style style:name="P1023" style:family="paragraph" style:parent-style-name="Table_20_Paragraph">
      <style:paragraph-properties fo:margin-left="0.0665in" fo:margin-right="0in" fo:line-height="0.2744in" fo:text-align="end" style:justify-single-word="false" fo:text-indent="0in" style:auto-text-indent="false" style:writing-mode="rl-tb"/>
    </style:style>
    <style:style style:name="P1024" style:family="paragraph" style:parent-style-name="Table_20_Paragraph">
      <style:paragraph-properties fo:margin-left="0.0665in" fo:margin-right="0in" fo:line-height="0.2783in" fo:text-align="end" style:justify-single-word="false" fo:text-indent="0in" style:auto-text-indent="false" style:writing-mode="rl-tb"/>
    </style:style>
    <style:style style:name="P1025" style:family="paragraph" style:parent-style-name="Table_20_Paragraph">
      <style:paragraph-properties fo:margin-left="0.0665in" fo:margin-right="0in" fo:line-height="0.2709in" fo:text-align="end" style:justify-single-word="false" fo:text-indent="0in" style:auto-text-indent="false" style:writing-mode="rl-tb"/>
    </style:style>
    <style:style style:name="P1026" style:family="paragraph" style:parent-style-name="Table_20_Paragraph">
      <style:paragraph-properties fo:margin-left="0.0665in" fo:margin-right="0in" fo:line-height="0.2717in" fo:text-align="end" style:justify-single-word="false" fo:text-indent="0in" style:auto-text-indent="false" style:writing-mode="rl-tb"/>
    </style:style>
    <style:style style:name="P1027" style:family="paragraph" style:parent-style-name="Table_20_Paragraph">
      <style:paragraph-properties fo:margin-left="0.0665in" fo:margin-right="0in" fo:line-height="0.2866in" fo:text-align="end" style:justify-single-word="false" fo:text-indent="0in" style:auto-text-indent="false" style:writing-mode="rl-tb"/>
    </style:style>
    <style:style style:name="P1028" style:family="paragraph" style:parent-style-name="Table_20_Paragraph">
      <style:paragraph-properties fo:margin-left="0.0665in" fo:margin-right="0in" fo:line-height="0.278in" fo:text-align="end" style:justify-single-word="false" fo:text-indent="0in" style:auto-text-indent="false" style:writing-mode="rl-tb"/>
    </style:style>
    <style:style style:name="P1029" style:family="paragraph" style:parent-style-name="Table_20_Paragraph" style:master-page-name="Converted5">
      <style:paragraph-properties fo:margin-left="0.0665in" fo:margin-right="0in" fo:line-height="0.2835in" fo:text-align="end" style:justify-single-word="false" fo:text-indent="0in" style:auto-text-indent="false" style:page-number="auto" style:writing-mode="rl-tb"/>
    </style:style>
    <style:style style:name="P1030" style:family="paragraph" style:parent-style-name="Table_20_Paragraph" style:master-page-name="Converted7">
      <style:paragraph-properties fo:margin-left="0.0665in" fo:margin-right="0in" fo:line-height="0.2736in" fo:text-align="end" style:justify-single-word="false" fo:text-indent="0in" style:auto-text-indent="false" style:page-number="auto" style:writing-mode="rl-tb"/>
    </style:style>
    <style:style style:name="P1031" style:family="paragraph" style:parent-style-name="Table_20_Paragraph" style:master-page-name="Converted10">
      <style:paragraph-properties fo:margin-left="0.0665in" fo:margin-right="0in" fo:line-height="0.2744in" fo:text-align="end" style:justify-single-word="false" fo:text-indent="0in" style:auto-text-indent="false" style:page-number="auto" style:writing-mode="rl-tb"/>
    </style:style>
    <style:style style:name="P1032" style:family="paragraph" style:parent-style-name="Table_20_Paragraph" style:master-page-name="Converted12">
      <style:paragraph-properties fo:margin-left="0.0665in" fo:margin-right="0in" fo:line-height="0.2835in" fo:text-align="end" style:justify-single-word="false" fo:text-indent="0in" style:auto-text-indent="false" style:page-number="auto" style:writing-mode="rl-tb"/>
    </style:style>
    <style:style style:name="P1033" style:family="paragraph" style:parent-style-name="Table_20_Paragraph" style:master-page-name="Converted13">
      <style:paragraph-properties fo:margin-left="0.0665in" fo:margin-right="0in" fo:line-height="0.2835in" fo:text-align="end" style:justify-single-word="false" fo:text-indent="0in" style:auto-text-indent="false" style:page-number="auto" style:writing-mode="rl-tb"/>
    </style:style>
    <style:style style:name="P1034" style:family="paragraph" style:parent-style-name="Table_20_Paragraph" style:master-page-name="Converted33">
      <style:paragraph-properties fo:margin-left="0.0665in" fo:margin-right="0in" fo:line-height="0.2744in" fo:text-align="end" style:justify-single-word="false" fo:text-indent="0in" style:auto-text-indent="false" style:page-number="auto" style:writing-mode="rl-tb"/>
    </style:style>
    <style:style style:name="P1035" style:family="paragraph" style:parent-style-name="Table_20_Paragraph" style:master-page-name="Converted40">
      <style:paragraph-properties fo:margin-left="0.0665in" fo:margin-right="0in" fo:line-height="0.2819in" fo:text-align="end" style:justify-single-word="false" fo:text-indent="0in" style:auto-text-indent="false" style:page-number="auto" style:writing-mode="rl-tb"/>
    </style:style>
    <style:style style:name="P1036" style:family="paragraph" style:parent-style-name="Table_20_Paragraph" style:master-page-name="Converted42">
      <style:paragraph-properties fo:margin-left="0.0665in" fo:margin-right="0in" fo:line-height="0.2819in" fo:text-align="end" style:justify-single-word="false" fo:text-indent="0in" style:auto-text-indent="false" style:page-number="auto" style:writing-mode="rl-tb"/>
    </style:style>
    <style:style style:name="P1037" style:family="paragraph" style:parent-style-name="Table_20_Paragraph" style:master-page-name="Converted48">
      <style:paragraph-properties fo:margin-left="0.0665in" fo:margin-right="0in" fo:line-height="0.2744in" fo:text-align="end" style:justify-single-word="false" fo:text-indent="0in" style:auto-text-indent="false" style:page-number="auto" style:writing-mode="rl-tb"/>
    </style:style>
    <style:style style:name="P1038" style:family="paragraph" style:parent-style-name="Table_20_Paragraph" style:master-page-name="Converted53">
      <style:paragraph-properties fo:margin-left="0.0665in" fo:margin-right="0in" fo:line-height="0.2736in" fo:text-align="end" style:justify-single-word="false" fo:text-indent="0in" style:auto-text-indent="false" style:page-number="auto" style:writing-mode="rl-tb"/>
    </style:style>
    <style:style style:name="P1039" style:family="paragraph" style:parent-style-name="Table_20_Paragraph" style:master-page-name="Converted64">
      <style:paragraph-properties fo:margin-left="0.0665in" fo:margin-right="0in" fo:line-height="0.2819in" fo:text-align="end" style:justify-single-word="false" fo:text-indent="0in" style:auto-text-indent="false" style:page-number="auto" style:writing-mode="rl-tb"/>
    </style:style>
    <style:style style:name="P1040" style:family="paragraph" style:parent-style-name="Table_20_Paragraph" style:master-page-name="Converted67">
      <style:paragraph-properties fo:margin-left="0.0665in" fo:margin-right="0in" fo:text-align="end" style:justify-single-word="false" fo:text-indent="0in" style:auto-text-indent="false" style:page-number="auto" style:writing-mode="rl-tb"/>
    </style:style>
    <style:style style:name="P1041" style:family="paragraph" style:parent-style-name="Table_20_Paragraph">
      <style:paragraph-properties fo:margin-left="0.0673in" fo:margin-right="0in" fo:line-height="0.2736in" fo:text-align="end" style:justify-single-word="false" fo:text-indent="0in" style:auto-text-indent="false" style:writing-mode="rl-tb"/>
    </style:style>
    <style:style style:name="P1042" style:family="paragraph" style:parent-style-name="Table_20_Paragraph">
      <style:paragraph-properties fo:margin-left="0.0673in" fo:margin-right="0in" fo:line-height="0.2874in" fo:text-align="end" style:justify-single-word="false" fo:text-indent="0in" style:auto-text-indent="false" style:writing-mode="rl-tb"/>
    </style:style>
    <style:style style:name="P1043" style:family="paragraph" style:parent-style-name="Table_20_Paragraph">
      <style:paragraph-properties fo:margin-left="0.0673in" fo:margin-right="0in" fo:line-height="0.2846in" fo:text-align="end" style:justify-single-word="false" fo:text-indent="0in" style:auto-text-indent="false" style:writing-mode="rl-tb"/>
    </style:style>
    <style:style style:name="P1044" style:family="paragraph" style:parent-style-name="Table_20_Paragraph">
      <style:paragraph-properties fo:margin-left="0.0673in" fo:margin-right="0in" fo:line-height="0.2862in" fo:text-align="end" style:justify-single-word="false" fo:text-indent="0in" style:auto-text-indent="false" style:writing-mode="rl-tb"/>
    </style:style>
    <style:style style:name="P1045" style:family="paragraph" style:parent-style-name="Table_20_Paragraph">
      <style:paragraph-properties fo:margin-left="0.0673in" fo:margin-right="0in" fo:line-height="0.2819in" fo:text-align="end" style:justify-single-word="false" fo:text-indent="0in" style:auto-text-indent="false" style:writing-mode="rl-tb"/>
    </style:style>
    <style:style style:name="P1046" style:family="paragraph" style:parent-style-name="Table_20_Paragraph">
      <style:paragraph-properties fo:margin-left="0.0673in" fo:margin-right="0in" fo:text-align="end" style:justify-single-word="false" fo:text-indent="0in" style:auto-text-indent="false" style:writing-mode="rl-tb"/>
    </style:style>
    <style:style style:name="P1047" style:family="paragraph" style:parent-style-name="Table_20_Paragraph">
      <style:paragraph-properties fo:margin-left="0.0673in" fo:margin-right="0in" fo:line-height="0.278in" fo:text-align="end" style:justify-single-word="false" fo:text-indent="0in" style:auto-text-indent="false" style:writing-mode="rl-tb"/>
    </style:style>
    <style:style style:name="P1048" style:family="paragraph" style:parent-style-name="Table_20_Paragraph">
      <style:paragraph-properties fo:margin-left="0.0673in" fo:margin-right="0in" fo:line-height="0.2835in" fo:text-align="end" style:justify-single-word="false" fo:text-indent="0in" style:auto-text-indent="false" style:writing-mode="rl-tb"/>
    </style:style>
    <style:style style:name="P1049" style:family="paragraph" style:parent-style-name="Table_20_Paragraph">
      <style:paragraph-properties fo:margin-left="0.0673in" fo:margin-right="0in" fo:line-height="0.2744in" fo:text-align="end" style:justify-single-word="false" fo:text-indent="0in" style:auto-text-indent="false" style:writing-mode="rl-tb"/>
    </style:style>
    <style:style style:name="P1050" style:family="paragraph" style:parent-style-name="Table_20_Paragraph">
      <style:paragraph-properties fo:margin-left="0.0673in" fo:margin-right="0in" fo:line-height="0.2717in" fo:text-align="end" style:justify-single-word="false" fo:text-indent="0in" style:auto-text-indent="false" style:writing-mode="rl-tb"/>
    </style:style>
    <style:style style:name="P1051" style:family="paragraph" style:parent-style-name="Table_20_Paragraph">
      <style:paragraph-properties fo:margin-left="0.0673in" fo:margin-right="0in" fo:line-height="0.2839in" fo:text-align="end" style:justify-single-word="false" fo:text-indent="0in" style:auto-text-indent="false" style:writing-mode="rl-tb"/>
    </style:style>
    <style:style style:name="P1052" style:family="paragraph" style:parent-style-name="Table_20_Paragraph">
      <style:paragraph-properties fo:margin-left="0.0673in" fo:margin-right="0in" fo:line-height="0.2783in" fo:text-align="end" style:justify-single-word="false" fo:text-indent="0in" style:auto-text-indent="false" style:writing-mode="rl-tb"/>
    </style:style>
    <style:style style:name="P1053" style:family="paragraph" style:parent-style-name="Table_20_Paragraph">
      <style:paragraph-properties fo:margin-left="0.0673in" fo:margin-right="0in" fo:line-height="0.2709in" fo:text-align="end" style:justify-single-word="false" fo:text-indent="0in" style:auto-text-indent="false" style:writing-mode="rl-tb"/>
    </style:style>
    <style:style style:name="P1054" style:family="paragraph" style:parent-style-name="Table_20_Paragraph">
      <style:paragraph-properties fo:margin-left="0.0673in" fo:margin-right="0in" fo:line-height="0.2827in" fo:text-align="end" style:justify-single-word="false" fo:text-indent="0in" style:auto-text-indent="false" style:writing-mode="rl-tb"/>
    </style:style>
    <style:style style:name="P1055" style:family="paragraph" style:parent-style-name="Table_20_Paragraph">
      <style:paragraph-properties fo:margin-left="0.0673in" fo:margin-right="0in" fo:line-height="0.2866in" fo:text-align="end" style:justify-single-word="false" fo:text-indent="0in" style:auto-text-indent="false" style:writing-mode="rl-tb"/>
    </style:style>
    <style:style style:name="P1056" style:family="paragraph" style:parent-style-name="Table_20_Paragraph" style:master-page-name="Converted4">
      <style:paragraph-properties fo:margin-left="0.0673in" fo:margin-right="0in" fo:line-height="0.2744in" fo:text-align="end" style:justify-single-word="false" fo:text-indent="0in" style:auto-text-indent="false" style:page-number="auto" style:writing-mode="rl-tb"/>
    </style:style>
    <style:style style:name="P1057" style:family="paragraph" style:parent-style-name="Table_20_Paragraph" style:master-page-name="Converted20">
      <style:paragraph-properties fo:margin-left="0.0673in" fo:margin-right="0in" fo:line-height="0.2819in" fo:text-align="end" style:justify-single-word="false" fo:text-indent="0in" style:auto-text-indent="false" style:page-number="auto" style:writing-mode="rl-tb"/>
    </style:style>
    <style:style style:name="P1058" style:family="paragraph" style:parent-style-name="Table_20_Paragraph" style:master-page-name="Converted23">
      <style:paragraph-properties fo:margin-left="0.0673in" fo:margin-right="0in" fo:line-height="0.2744in" fo:text-align="end" style:justify-single-word="false" fo:text-indent="0in" style:auto-text-indent="false" style:page-number="auto" style:writing-mode="rl-tb"/>
    </style:style>
    <style:style style:name="P1059" style:family="paragraph" style:parent-style-name="Table_20_Paragraph" style:master-page-name="Converted39">
      <style:paragraph-properties fo:margin-left="0.0673in" fo:margin-right="0in" fo:line-height="0.2736in" fo:text-align="end" style:justify-single-word="false" fo:text-indent="0in" style:auto-text-indent="false" style:page-number="auto" style:writing-mode="rl-tb"/>
    </style:style>
    <style:style style:name="P1060" style:family="paragraph" style:parent-style-name="Table_20_Paragraph" style:master-page-name="Converted54">
      <style:paragraph-properties fo:margin-left="0.0673in" fo:margin-right="0in" fo:line-height="0.2783in" fo:text-align="end" style:justify-single-word="false" fo:text-indent="0in" style:auto-text-indent="false" style:page-number="auto" style:writing-mode="rl-tb"/>
    </style:style>
    <style:style style:name="P1061" style:family="paragraph" style:parent-style-name="Table_20_Paragraph" style:master-page-name="Converted55">
      <style:paragraph-properties fo:margin-left="0.0673in" fo:margin-right="0in" fo:line-height="0.2783in" fo:text-align="end" style:justify-single-word="false" fo:text-indent="0in" style:auto-text-indent="false" style:page-number="auto" style:writing-mode="rl-tb"/>
    </style:style>
    <style:style style:name="P1062" style:family="paragraph" style:parent-style-name="Table_20_Paragraph" style:master-page-name="Converted71">
      <style:paragraph-properties fo:margin-left="0.0673in" fo:margin-right="0in" fo:line-height="0.2744in" fo:text-align="end" style:justify-single-word="false" fo:text-indent="0in" style:auto-text-indent="false" style:page-number="auto" style:writing-mode="rl-tb"/>
    </style:style>
    <style:style style:name="P1063" style:family="paragraph" style:parent-style-name="Table_20_Paragraph" style:master-page-name="Converted73">
      <style:paragraph-properties fo:margin-left="0.0673in" fo:margin-right="0in" fo:line-height="0.2744in" fo:text-align="end" style:justify-single-word="false" fo:text-indent="0in" style:auto-text-indent="false" style:page-number="auto" style:writing-mode="rl-tb"/>
    </style:style>
    <style:style style:name="P1064" style:family="paragraph" style:parent-style-name="Table_20_Paragraph">
      <style:paragraph-properties fo:margin-left="0in" fo:margin-right="0.6283in" fo:margin-top="0.0028in" fo:margin-bottom="0in" loext:contextual-spacing="false" fo:line-height="0.2555in" fo:text-indent="0in" style:auto-text-indent="false"/>
    </style:style>
    <style:style style:name="P1065" style:family="paragraph" style:parent-style-name="Table_20_Paragraph">
      <style:paragraph-properties fo:margin-left="0in" fo:margin-right="0.6283in" fo:text-indent="0in" style:auto-text-indent="false"/>
    </style:style>
    <style:style style:name="P1066" style:family="paragraph" style:parent-style-name="Table_20_Paragraph">
      <style:paragraph-properties fo:margin-left="0in" fo:margin-right="0.6409in" fo:line-height="0.2555in" fo:text-indent="0in" style:auto-text-indent="false"/>
    </style:style>
    <style:style style:name="P1067" style:family="paragraph" style:parent-style-name="Table_20_Paragraph">
      <style:paragraph-properties fo:margin-left="0in" fo:margin-right="0.1681in" fo:text-indent="0in" style:auto-text-indent="false"/>
    </style:style>
    <style:style style:name="P1068" style:family="paragraph" style:parent-style-name="Table_20_Paragraph">
      <style:paragraph-properties fo:margin-left="0in" fo:margin-right="0.3929in" fo:text-indent="0in" style:auto-text-indent="false"/>
    </style:style>
    <style:style style:name="P1069" style:family="paragraph" style:parent-style-name="Table_20_Paragraph">
      <style:paragraph-properties fo:margin-left="0in" fo:margin-right="0.3929in" fo:margin-top="0.0028in" fo:margin-bottom="0in" loext:contextual-spacing="false" fo:line-height="0.2555in" fo:text-indent="0in" style:auto-text-indent="false"/>
    </style:style>
    <style:style style:name="P1070" style:family="paragraph" style:parent-style-name="Table_20_Paragraph">
      <style:paragraph-properties fo:margin-left="0in" fo:margin-right="0.3929in" fo:line-height="0.2819in" fo:text-align="start" style:justify-single-word="false" fo:text-indent="0in" style:auto-text-indent="false" style:writing-mode="rl-tb"/>
    </style:style>
    <style:style style:name="P1071" style:family="paragraph" style:parent-style-name="Table_20_Paragraph">
      <style:paragraph-properties fo:margin-left="0in" fo:margin-right="0.2252in" fo:text-indent="0in" style:auto-text-indent="false"/>
    </style:style>
    <style:style style:name="P1072" style:family="paragraph" style:parent-style-name="Table_20_Paragraph">
      <style:paragraph-properties fo:margin-left="0in" fo:margin-right="0.2252in" fo:text-align="start" style:justify-single-word="false" fo:text-indent="0in" style:auto-text-indent="false" style:writing-mode="rl-tb"/>
    </style:style>
    <style:style style:name="P1073" style:family="paragraph" style:parent-style-name="Table_20_Paragraph" style:master-page-name="Converted2">
      <style:paragraph-properties fo:margin-left="0in" fo:margin-right="0.2252in" fo:line-height="0.2835in" fo:text-align="start" style:justify-single-word="false" fo:text-indent="0in" style:auto-text-indent="false" style:page-number="auto" style:writing-mode="rl-tb"/>
    </style:style>
    <style:style style:name="P1074" style:family="paragraph" style:parent-style-name="Table_20_Paragraph">
      <style:paragraph-properties fo:margin-left="0in" fo:margin-right="0.448in" fo:text-indent="0in" style:auto-text-indent="false"/>
    </style:style>
    <style:style style:name="P1075" style:family="paragraph" style:parent-style-name="Table_20_Paragraph">
      <style:paragraph-properties fo:margin-left="0in" fo:margin-right="0.448in" fo:line-height="0.2839in" fo:text-align="start" style:justify-single-word="false" fo:text-indent="0in" style:auto-text-indent="false" style:writing-mode="rl-tb"/>
    </style:style>
    <style:style style:name="P1076" style:family="paragraph" style:parent-style-name="Table_20_Paragraph">
      <style:paragraph-properties fo:margin-left="0in" fo:margin-right="0.448in" fo:margin-top="0.002in" fo:margin-bottom="0in" loext:contextual-spacing="false" fo:line-height="0.2555in" fo:text-indent="0in" style:auto-text-indent="false"/>
    </style:style>
    <style:style style:name="P1077" style:family="paragraph" style:parent-style-name="Table_20_Paragraph">
      <style:paragraph-properties fo:margin-left="0in" fo:margin-right="0.8047in" fo:line-height="0.2862in" fo:text-align="start" style:justify-single-word="false" fo:text-indent="0in" style:auto-text-indent="false" style:writing-mode="rl-tb"/>
    </style:style>
    <style:style style:name="P1078" style:family="paragraph" style:parent-style-name="Table_20_Paragraph">
      <style:paragraph-properties fo:margin-left="0in" fo:margin-right="1.4425in" fo:text-align="start" style:justify-single-word="false" fo:text-indent="0in" style:auto-text-indent="false" style:writing-mode="rl-tb"/>
    </style:style>
    <style:style style:name="P1079" style:family="paragraph" style:parent-style-name="Table_20_Paragraph">
      <style:paragraph-properties fo:margin-left="0in" fo:margin-right="0.1661in" fo:text-indent="-0.0008in" style:auto-text-indent="false"/>
    </style:style>
    <style:style style:name="P1080" style:family="paragraph" style:parent-style-name="Table_20_Paragraph">
      <style:paragraph-properties fo:margin-left="0in" fo:margin-right="0.2874in" fo:text-indent="0in" style:auto-text-indent="false"/>
    </style:style>
    <style:style style:name="P1081" style:family="paragraph" style:parent-style-name="Table_20_Paragraph">
      <style:paragraph-properties fo:margin-left="0in" fo:margin-right="0.2874in" fo:line-height="0.2819in" fo:text-align="start" style:justify-single-word="false" fo:text-indent="0in" style:auto-text-indent="false" style:writing-mode="rl-tb"/>
    </style:style>
    <style:style style:name="P1082" style:family="paragraph" style:parent-style-name="Table_20_Paragraph">
      <style:paragraph-properties fo:margin-left="0.0681in" fo:margin-right="0in" fo:text-align="end" style:justify-single-word="false" fo:text-indent="0in" style:auto-text-indent="false" style:writing-mode="rl-tb"/>
    </style:style>
    <style:style style:name="P1083" style:family="paragraph" style:parent-style-name="Table_20_Paragraph">
      <style:paragraph-properties fo:margin-left="0.0681in" fo:margin-right="0in" fo:line-height="0.2862in" fo:text-align="end" style:justify-single-word="false" fo:text-indent="0in" style:auto-text-indent="false" style:writing-mode="rl-tb"/>
    </style:style>
    <style:style style:name="P1084" style:family="paragraph" style:parent-style-name="Table_20_Paragraph">
      <style:paragraph-properties fo:margin-left="0.0681in" fo:margin-right="0in" fo:line-height="0.2819in" fo:text-align="end" style:justify-single-word="false" fo:text-indent="0in" style:auto-text-indent="false" style:writing-mode="rl-tb"/>
    </style:style>
    <style:style style:name="P1085" style:family="paragraph" style:parent-style-name="Table_20_Paragraph">
      <style:paragraph-properties fo:margin-left="0.0681in" fo:margin-right="0in" fo:line-height="0.2744in" fo:text-align="end" style:justify-single-word="false" fo:text-indent="0in" style:auto-text-indent="false" style:writing-mode="rl-tb"/>
    </style:style>
    <style:style style:name="P1086" style:family="paragraph" style:parent-style-name="Table_20_Paragraph">
      <style:paragraph-properties fo:margin-left="0.0681in" fo:margin-right="0in" fo:line-height="0.2736in" fo:text-align="end" style:justify-single-word="false" fo:text-indent="0in" style:auto-text-indent="false" style:writing-mode="rl-tb"/>
    </style:style>
    <style:style style:name="P1087" style:family="paragraph" style:parent-style-name="Table_20_Paragraph">
      <style:paragraph-properties fo:margin-left="0.0681in" fo:margin-right="0in" fo:line-height="0.2783in" fo:text-align="end" style:justify-single-word="false" fo:text-indent="0in" style:auto-text-indent="false" style:writing-mode="rl-tb"/>
    </style:style>
    <style:style style:name="P1088" style:family="paragraph" style:parent-style-name="Table_20_Paragraph">
      <style:paragraph-properties fo:margin-left="0.0681in" fo:margin-right="0in" fo:line-height="0.2835in" fo:text-align="end" style:justify-single-word="false" fo:text-indent="0in" style:auto-text-indent="false" style:writing-mode="rl-tb"/>
    </style:style>
    <style:style style:name="P1089" style:family="paragraph" style:parent-style-name="Table_20_Paragraph">
      <style:paragraph-properties fo:margin-left="0.0681in" fo:margin-right="0in" fo:line-height="0.2846in" fo:text-align="end" style:justify-single-word="false" fo:text-indent="0in" style:auto-text-indent="false" style:writing-mode="rl-tb"/>
    </style:style>
    <style:style style:name="P1090" style:family="paragraph" style:parent-style-name="Table_20_Paragraph">
      <style:paragraph-properties fo:margin-left="0.0681in" fo:margin-right="0in" fo:line-height="0.2866in" fo:text-align="end" style:justify-single-word="false" fo:text-indent="0in" style:auto-text-indent="false" style:writing-mode="rl-tb"/>
    </style:style>
    <style:style style:name="P1091" style:family="paragraph" style:parent-style-name="Table_20_Paragraph">
      <style:paragraph-properties fo:margin-left="0.0681in" fo:margin-right="0in" fo:line-height="0.2874in" fo:text-align="end" style:justify-single-word="false" fo:text-indent="0in" style:auto-text-indent="false" style:writing-mode="rl-tb"/>
    </style:style>
    <style:style style:name="P1092" style:family="paragraph" style:parent-style-name="Table_20_Paragraph" style:master-page-name="Converted24">
      <style:paragraph-properties fo:margin-left="0.0681in" fo:margin-right="0in" fo:line-height="0.2819in" fo:text-align="end" style:justify-single-word="false" fo:text-indent="0in" style:auto-text-indent="false" style:page-number="auto" style:writing-mode="rl-tb"/>
    </style:style>
    <style:style style:name="P1093" style:family="paragraph" style:parent-style-name="Table_20_Paragraph" style:master-page-name="Converted36">
      <style:paragraph-properties fo:margin-left="0.0681in" fo:margin-right="0in" fo:line-height="0.2783in" fo:text-align="end" style:justify-single-word="false" fo:text-indent="0in" style:auto-text-indent="false" style:page-number="auto" style:writing-mode="rl-tb"/>
    </style:style>
    <style:style style:name="P1094" style:family="paragraph" style:parent-style-name="Table_20_Paragraph" style:master-page-name="Converted65">
      <style:paragraph-properties fo:margin-left="0.0681in" fo:margin-right="0in" fo:line-height="0.2835in" fo:text-align="end" style:justify-single-word="false" fo:text-indent="0in" style:auto-text-indent="false" style:page-number="auto" style:writing-mode="rl-tb"/>
    </style:style>
    <style:style style:name="P1095" style:family="paragraph" style:parent-style-name="Table_20_Paragraph">
      <style:paragraph-properties fo:margin-left="0in" fo:margin-right="0.6953in" fo:margin-top="0.002in" fo:margin-bottom="0in" loext:contextual-spacing="false" fo:line-height="0.2555in" fo:text-indent="0in" style:auto-text-indent="false"/>
    </style:style>
    <style:style style:name="P1096" style:family="paragraph" style:parent-style-name="Table_20_Paragraph">
      <style:paragraph-properties fo:margin-left="0in" fo:margin-right="0.1665in" fo:text-indent="0in" style:auto-text-indent="false"/>
    </style:style>
    <style:style style:name="P1097" style:family="paragraph" style:parent-style-name="Table_20_Paragraph">
      <style:paragraph-properties fo:margin-left="0in" fo:margin-right="0.1665in" fo:line-height="0.2862in" fo:text-align="start" style:justify-single-word="false" fo:text-indent="0in" style:auto-text-indent="false" style:writing-mode="rl-tb"/>
    </style:style>
    <style:style style:name="P1098" style:family="paragraph" style:parent-style-name="Table_20_Paragraph">
      <style:paragraph-properties fo:margin-left="0in" fo:margin-right="0.1665in" fo:text-align="start" style:justify-single-word="false" fo:text-indent="0in" style:auto-text-indent="false" style:writing-mode="rl-tb"/>
    </style:style>
    <style:style style:name="P1099" style:family="paragraph" style:parent-style-name="Table_20_Paragraph">
      <style:paragraph-properties fo:margin-left="0in" fo:margin-right="0.1398in" fo:text-indent="0in" style:auto-text-indent="false"/>
    </style:style>
    <style:style style:name="P1100" style:family="paragraph" style:parent-style-name="Table_20_Paragraph">
      <style:paragraph-properties fo:margin-left="0in" fo:margin-right="0.2937in" fo:line-height="0.2846in" fo:text-align="start" style:justify-single-word="false" fo:text-indent="0in" style:auto-text-indent="false" style:writing-mode="rl-tb"/>
    </style:style>
    <style:style style:name="P1101" style:family="paragraph" style:parent-style-name="Table_20_Paragraph">
      <style:paragraph-properties fo:margin-left="0in" fo:margin-right="0.2937in" fo:text-align="start" style:justify-single-word="false" fo:text-indent="0in" style:auto-text-indent="false" style:writing-mode="rl-tb"/>
    </style:style>
    <style:style style:name="P1102" style:family="paragraph" style:parent-style-name="Table_20_Paragraph">
      <style:paragraph-properties fo:margin-left="0in" fo:margin-right="0.2937in" fo:text-indent="0in" style:auto-text-indent="false"/>
    </style:style>
    <style:style style:name="P1103" style:family="paragraph" style:parent-style-name="Table_20_Paragraph">
      <style:paragraph-properties fo:margin-left="0in" fo:margin-right="0.2937in" style:line-height-at-least="0.2571in" fo:text-indent="0in" style:auto-text-indent="false"/>
    </style:style>
    <style:style style:name="P1104" style:family="paragraph" style:parent-style-name="Table_20_Paragraph">
      <style:paragraph-properties fo:margin-left="0in" fo:margin-right="1.2583in" fo:text-align="start" style:justify-single-word="false" fo:text-indent="0in" style:auto-text-indent="false" style:writing-mode="rl-tb"/>
    </style:style>
    <style:style style:name="P1105" style:family="paragraph" style:parent-style-name="Table_20_Paragraph">
      <style:paragraph-properties fo:margin-left="0in" fo:margin-right="0.3563in" fo:text-indent="0in" style:auto-text-indent="false"/>
    </style:style>
    <style:style style:name="P1106" style:family="paragraph" style:parent-style-name="Table_20_Paragraph">
      <style:paragraph-properties fo:margin-left="0in" fo:margin-right="0.3563in" fo:line-height="0.2874in" fo:text-align="start" style:justify-single-word="false" fo:text-indent="0in" style:auto-text-indent="false" style:writing-mode="rl-tb"/>
    </style:style>
    <style:style style:name="P1107" style:family="paragraph" style:parent-style-name="Table_20_Paragraph">
      <style:paragraph-properties fo:margin-left="0in" fo:margin-right="0.7811in" fo:text-indent="0in" style:auto-text-indent="false"/>
    </style:style>
    <style:style style:name="P1108" style:family="paragraph" style:parent-style-name="Table_20_Paragraph">
      <style:paragraph-properties fo:margin-left="0in" fo:margin-right="0.7811in" fo:margin-top="0.0028in" fo:margin-bottom="0in" loext:contextual-spacing="false" fo:line-height="0.2555in" fo:text-indent="0in" style:auto-text-indent="false"/>
    </style:style>
    <style:style style:name="P1109" style:family="paragraph" style:parent-style-name="Table_20_Paragraph">
      <style:paragraph-properties fo:margin-left="0in" fo:margin-right="0.1083in" fo:margin-top="0.002in" fo:margin-bottom="0in" loext:contextual-spacing="false" fo:line-height="0.2555in" fo:text-indent="0in" style:auto-text-indent="false"/>
    </style:style>
    <style:style style:name="P1110" style:family="paragraph" style:parent-style-name="Table_20_Paragraph">
      <style:paragraph-properties fo:margin-left="0in" fo:margin-right="0.1083in" fo:margin-top="0.0028in" fo:margin-bottom="0in" loext:contextual-spacing="false" fo:line-height="0.2555in" fo:text-indent="0in" style:auto-text-indent="false"/>
    </style:style>
    <style:style style:name="P1111" style:family="paragraph" style:parent-style-name="Table_20_Paragraph">
      <style:paragraph-properties fo:margin-left="0in" fo:margin-right="0.1083in" fo:text-indent="0in" style:auto-text-indent="false"/>
    </style:style>
    <style:style style:name="P1112" style:family="paragraph" style:parent-style-name="Table_20_Paragraph">
      <style:paragraph-properties fo:margin-left="0in" fo:margin-right="0.339in" fo:margin-top="0.0028in" fo:margin-bottom="0in" loext:contextual-spacing="false" fo:line-height="0.2555in" fo:text-indent="-0.0008in" style:auto-text-indent="false"/>
    </style:style>
    <style:style style:name="P1113" style:family="paragraph" style:parent-style-name="Table_20_Paragraph">
      <style:paragraph-properties fo:margin-left="0in" fo:margin-right="0.3626in" fo:text-indent="0in" style:auto-text-indent="false"/>
    </style:style>
    <style:style style:name="P1114" style:family="paragraph" style:parent-style-name="Table_20_Paragraph">
      <style:paragraph-properties fo:margin-left="0in" fo:margin-right="0.3626in" fo:line-height="0.2508in" fo:text-align="end" style:justify-single-word="false" fo:text-indent="0in" style:auto-text-indent="false"/>
    </style:style>
    <style:style style:name="P1115" style:family="paragraph" style:parent-style-name="Table_20_Paragraph">
      <style:paragraph-properties fo:margin-left="0in" fo:margin-right="0.3626in" fo:text-align="start" style:justify-single-word="false" fo:text-indent="0in" style:auto-text-indent="false" style:writing-mode="rl-tb"/>
    </style:style>
    <style:style style:name="P1116" style:family="paragraph" style:parent-style-name="Table_20_Paragraph">
      <style:paragraph-properties fo:margin-left="0in" fo:margin-right="0.3626in" fo:line-height="0.2819in" fo:text-align="start" style:justify-single-word="false" fo:text-indent="0in" style:auto-text-indent="false" style:writing-mode="rl-tb"/>
    </style:style>
    <style:style style:name="P1117" style:family="paragraph" style:parent-style-name="Table_20_Paragraph">
      <style:paragraph-properties fo:margin-left="0in" fo:margin-right="0.6764in" fo:text-indent="0in" style:auto-text-indent="false"/>
    </style:style>
    <style:style style:name="P1118" style:family="paragraph" style:parent-style-name="Table_20_Paragraph">
      <style:paragraph-properties fo:margin-left="0in" fo:margin-right="0.6764in" fo:line-height="0.2555in" fo:text-indent="0in" style:auto-text-indent="false"/>
    </style:style>
    <style:style style:name="P1119" style:family="paragraph" style:parent-style-name="Table_20_Paragraph">
      <style:paragraph-properties fo:margin-left="0in" fo:margin-right="0.9575in" fo:line-height="0.2862in" fo:text-align="start" style:justify-single-word="false" fo:text-indent="0in" style:auto-text-indent="false" style:writing-mode="rl-tb"/>
    </style:style>
    <style:style style:name="P1120" style:family="paragraph" style:parent-style-name="Table_20_Paragraph">
      <style:paragraph-properties fo:margin-left="0in" fo:margin-right="0.9575in" fo:text-align="start" style:justify-single-word="false" fo:text-indent="0in" style:auto-text-indent="false" style:writing-mode="rl-tb"/>
    </style:style>
    <style:style style:name="P1121" style:family="paragraph" style:parent-style-name="Table_20_Paragraph">
      <style:paragraph-properties fo:margin-left="0in" fo:margin-right="1.289in" fo:line-height="0.2744in" fo:text-align="start" style:justify-single-word="false" fo:text-indent="0in" style:auto-text-indent="false" style:writing-mode="rl-tb"/>
    </style:style>
    <style:style style:name="P1122" style:family="paragraph" style:parent-style-name="Table_20_Paragraph">
      <style:paragraph-properties fo:margin-left="0in" fo:margin-right="1.289in" fo:line-height="0.2709in" fo:text-align="start" style:justify-single-word="false" fo:text-indent="0in" style:auto-text-indent="false" style:writing-mode="rl-tb"/>
    </style:style>
    <style:style style:name="P1123" style:family="paragraph" style:parent-style-name="Table_20_Paragraph">
      <style:paragraph-properties fo:margin-left="0in" fo:margin-right="0.8965in" fo:margin-top="0.0028in" fo:margin-bottom="0in" loext:contextual-spacing="false" fo:line-height="0.2555in" fo:text-indent="0in" style:auto-text-indent="false"/>
    </style:style>
    <style:style style:name="P1124" style:family="paragraph" style:parent-style-name="Table_20_Paragraph">
      <style:paragraph-properties fo:margin-left="0.0661in" fo:margin-right="0in" fo:line-height="0.2874in" fo:text-align="end" style:justify-single-word="false" fo:text-indent="0in" style:auto-text-indent="false" style:writing-mode="rl-tb"/>
    </style:style>
    <style:style style:name="P1125" style:family="paragraph" style:parent-style-name="Table_20_Paragraph">
      <style:paragraph-properties fo:margin-left="0.0661in" fo:margin-right="0in" fo:text-align="end" style:justify-single-word="false" fo:text-indent="0in" style:auto-text-indent="false" style:writing-mode="rl-tb"/>
    </style:style>
    <style:style style:name="P1126" style:family="paragraph" style:parent-style-name="Table_20_Paragraph">
      <style:paragraph-properties fo:margin-left="0.0661in" fo:margin-right="0in" fo:line-height="0.2736in" fo:text-align="end" style:justify-single-word="false" fo:text-indent="0in" style:auto-text-indent="false" style:writing-mode="rl-tb"/>
    </style:style>
    <style:style style:name="P1127" style:family="paragraph" style:parent-style-name="Table_20_Paragraph">
      <style:paragraph-properties fo:margin-left="0.0661in" fo:margin-right="0in" fo:line-height="0.2783in" fo:text-align="end" style:justify-single-word="false" fo:text-indent="0in" style:auto-text-indent="false" style:writing-mode="rl-tb"/>
    </style:style>
    <style:style style:name="P1128" style:family="paragraph" style:parent-style-name="Table_20_Paragraph">
      <style:paragraph-properties fo:margin-left="0.0661in" fo:margin-right="0in" fo:line-height="0.2744in" fo:text-align="end" style:justify-single-word="false" fo:text-indent="0in" style:auto-text-indent="false" style:writing-mode="rl-tb"/>
    </style:style>
    <style:style style:name="P1129" style:family="paragraph" style:parent-style-name="Table_20_Paragraph">
      <style:paragraph-properties fo:margin-left="0.0661in" fo:margin-right="0in" fo:line-height="0.2846in" fo:text-align="end" style:justify-single-word="false" fo:text-indent="0in" style:auto-text-indent="false" style:writing-mode="rl-tb"/>
    </style:style>
    <style:style style:name="P1130" style:family="paragraph" style:parent-style-name="Table_20_Paragraph">
      <style:paragraph-properties fo:margin-left="0.0661in" fo:margin-right="0in" fo:line-height="0.2839in" fo:text-align="end" style:justify-single-word="false" fo:text-indent="0in" style:auto-text-indent="false" style:writing-mode="rl-tb"/>
    </style:style>
    <style:style style:name="P1131" style:family="paragraph" style:parent-style-name="Table_20_Paragraph">
      <style:paragraph-properties fo:margin-left="0.0661in" fo:margin-right="0in" fo:line-height="0.2862in" fo:text-align="end" style:justify-single-word="false" fo:text-indent="0in" style:auto-text-indent="false" style:writing-mode="rl-tb"/>
    </style:style>
    <style:style style:name="P1132" style:family="paragraph" style:parent-style-name="Table_20_Paragraph">
      <style:paragraph-properties fo:margin-left="0.0661in" fo:margin-right="0in" fo:line-height="0.2819in" fo:text-align="end" style:justify-single-word="false" fo:text-indent="0in" style:auto-text-indent="false" style:writing-mode="rl-tb"/>
    </style:style>
    <style:style style:name="P1133" style:family="paragraph" style:parent-style-name="Table_20_Paragraph">
      <style:paragraph-properties fo:margin-left="0.0661in" fo:margin-right="0in" fo:line-height="0.2835in" fo:text-align="end" style:justify-single-word="false" fo:text-indent="0in" style:auto-text-indent="false" style:writing-mode="rl-tb"/>
    </style:style>
    <style:style style:name="P1134" style:family="paragraph" style:parent-style-name="Table_20_Paragraph">
      <style:paragraph-properties fo:margin-left="0.0661in" fo:margin-right="0in" fo:line-height="0.2709in" fo:text-align="end" style:justify-single-word="false" fo:text-indent="0in" style:auto-text-indent="false" style:writing-mode="rl-tb"/>
    </style:style>
    <style:style style:name="P1135" style:family="paragraph" style:parent-style-name="Table_20_Paragraph">
      <style:paragraph-properties fo:margin-left="0.0661in" fo:margin-right="0in" fo:line-height="0.2854in" fo:text-align="end" style:justify-single-word="false" fo:text-indent="0in" style:auto-text-indent="false" style:writing-mode="rl-tb"/>
    </style:style>
    <style:style style:name="P1136" style:family="paragraph" style:parent-style-name="Table_20_Paragraph" style:master-page-name="Converted14">
      <style:paragraph-properties fo:margin-left="0.0661in" fo:margin-right="0in" fo:line-height="0.2819in" fo:text-align="end" style:justify-single-word="false" fo:text-indent="0in" style:auto-text-indent="false" style:page-number="auto" style:writing-mode="rl-tb"/>
    </style:style>
    <style:style style:name="P1137" style:family="paragraph" style:parent-style-name="Table_20_Paragraph">
      <style:paragraph-properties fo:margin-left="0.0661in" fo:margin-right="0in" fo:margin-top="0.0126in" fo:margin-bottom="0in" loext:contextual-spacing="false" fo:text-align="end" style:justify-single-word="false" fo:text-indent="0in" style:auto-text-indent="false" style:writing-mode="rl-tb"/>
    </style:style>
    <style:style style:name="P1138" style:family="paragraph" style:parent-style-name="Table_20_Paragraph" style:master-page-name="Converted17">
      <style:paragraph-properties fo:margin-left="0.0661in" fo:margin-right="0in" fo:line-height="0.2835in" fo:text-align="end" style:justify-single-word="false" fo:text-indent="0in" style:auto-text-indent="false" style:page-number="auto" style:writing-mode="rl-tb"/>
    </style:style>
    <style:style style:name="P1139" style:family="paragraph" style:parent-style-name="Table_20_Paragraph" style:master-page-name="Converted45">
      <style:paragraph-properties fo:margin-left="0.0661in" fo:margin-right="0in" fo:line-height="0.2819in" fo:text-align="end" style:justify-single-word="false" fo:text-indent="0in" style:auto-text-indent="false" style:page-number="auto" style:writing-mode="rl-tb"/>
    </style:style>
    <style:style style:name="P1140" style:family="paragraph" style:parent-style-name="Table_20_Paragraph">
      <style:paragraph-properties fo:margin-left="0in" fo:margin-right="0.2575in" fo:text-indent="-0.0008in" style:auto-text-indent="false"/>
    </style:style>
    <style:style style:name="P1141" style:family="paragraph" style:parent-style-name="Table_20_Paragraph">
      <style:paragraph-properties fo:margin-left="0in" fo:margin-right="0.522in" fo:text-indent="0in" style:auto-text-indent="false"/>
    </style:style>
    <style:style style:name="P1142" style:family="paragraph" style:parent-style-name="Table_20_Paragraph">
      <style:paragraph-properties fo:margin-left="0in" fo:margin-right="0.4752in" fo:text-indent="0in" style:auto-text-indent="false"/>
    </style:style>
    <style:style style:name="P1143" style:family="paragraph" style:parent-style-name="Table_20_Paragraph">
      <style:paragraph-properties fo:margin-left="0in" fo:margin-right="0.2311in" fo:text-indent="0in" style:auto-text-indent="false"/>
    </style:style>
    <style:style style:name="P1144" style:family="paragraph" style:parent-style-name="Table_20_Paragraph">
      <style:paragraph-properties fo:margin-left="0in" fo:margin-right="0.2311in" fo:line-height="0.2819in" fo:text-align="start" style:justify-single-word="false" fo:text-indent="0in" style:auto-text-indent="false" style:writing-mode="rl-tb"/>
    </style:style>
    <style:style style:name="P1145" style:family="paragraph" style:parent-style-name="Table_20_Paragraph">
      <style:paragraph-properties fo:margin-left="0in" fo:margin-right="0.2689in" fo:text-indent="-0.0008in" style:auto-text-indent="false"/>
    </style:style>
    <style:style style:name="P1146" style:family="paragraph" style:parent-style-name="Table_20_Paragraph">
      <style:paragraph-properties fo:margin-left="0in" fo:margin-right="0.3791in" fo:line-height="0.2835in" fo:text-align="start" style:justify-single-word="false" fo:text-indent="0in" style:auto-text-indent="false" style:writing-mode="rl-tb"/>
    </style:style>
    <style:style style:name="P1147" style:family="paragraph" style:parent-style-name="Table_20_Paragraph">
      <style:paragraph-properties fo:margin-left="0in" fo:margin-right="0.3791in" fo:text-indent="0in" style:auto-text-indent="false"/>
    </style:style>
    <style:style style:name="P1148" style:family="paragraph" style:parent-style-name="Table_20_Paragraph">
      <style:paragraph-properties fo:margin-left="0in" fo:margin-right="0.4209in" fo:line-height="0.2783in" fo:text-align="start" style:justify-single-word="false" fo:text-indent="0in" style:auto-text-indent="false" style:writing-mode="rl-tb"/>
    </style:style>
    <style:style style:name="P1149" style:family="paragraph" style:parent-style-name="Table_20_Paragraph">
      <style:paragraph-properties fo:margin-left="0in" fo:margin-right="0.1339in" fo:margin-top="0.002in" fo:margin-bottom="0in" loext:contextual-spacing="false" fo:line-height="0.2555in" fo:text-indent="0in" style:auto-text-indent="false"/>
    </style:style>
    <style:style style:name="P1150" style:family="paragraph" style:parent-style-name="Table_20_Paragraph">
      <style:paragraph-properties fo:margin-left="0in" fo:margin-right="0.1339in" fo:text-indent="0in" style:auto-text-indent="false"/>
    </style:style>
    <style:style style:name="P1151" style:family="paragraph" style:parent-style-name="Table_20_Paragraph">
      <style:paragraph-properties fo:margin-left="0in" fo:margin-right="0.1945in" fo:text-indent="0in" style:auto-text-indent="false"/>
    </style:style>
    <style:style style:name="P1152" style:family="paragraph" style:parent-style-name="Table_20_Paragraph">
      <style:paragraph-properties fo:margin-left="0in" fo:margin-right="0.2472in" fo:text-indent="0in" style:auto-text-indent="false"/>
    </style:style>
    <style:style style:name="P1153" style:family="paragraph" style:parent-style-name="Table_20_Paragraph">
      <style:paragraph-properties fo:margin-left="0in" fo:margin-right="0.4429in" fo:margin-top="0.0028in" fo:margin-bottom="0in" loext:contextual-spacing="false" fo:line-height="0.2555in" fo:text-indent="0in" style:auto-text-indent="false"/>
    </style:style>
    <style:style style:name="P1154" style:family="paragraph" style:parent-style-name="Table_20_Paragraph">
      <style:paragraph-properties fo:margin-left="0in" fo:margin-right="0.4429in" fo:text-indent="0in" style:auto-text-indent="false"/>
    </style:style>
    <style:style style:name="P1155" style:family="paragraph" style:parent-style-name="Table_20_Paragraph">
      <style:paragraph-properties fo:margin-left="0in" fo:margin-right="0.352in" fo:text-indent="-0.0008in" style:auto-text-indent="false"/>
    </style:style>
    <style:style style:name="P1156" style:family="paragraph" style:parent-style-name="Table_20_Paragraph">
      <style:paragraph-properties fo:margin-left="0in" fo:margin-right="0.1402in" fo:text-indent="0in" style:auto-text-indent="false"/>
    </style:style>
    <style:style style:name="P1157" style:family="paragraph" style:parent-style-name="Table_20_Paragraph">
      <style:paragraph-properties fo:margin-left="0in" fo:margin-right="0.1374in" fo:text-indent="0in" style:auto-text-indent="false"/>
    </style:style>
    <style:style style:name="P1158" style:family="paragraph" style:parent-style-name="Table_20_Paragraph">
      <style:paragraph-properties fo:margin-left="0in" fo:margin-right="0.1374in" fo:text-align="start" style:justify-single-word="false" fo:text-indent="0in" style:auto-text-indent="false" style:writing-mode="rl-tb"/>
    </style:style>
    <style:style style:name="P1159" style:family="paragraph" style:parent-style-name="Table_20_Paragraph">
      <style:paragraph-properties fo:margin-left="0in" fo:margin-right="0.1374in" fo:line-height="0.2819in" fo:text-align="start" style:justify-single-word="false" fo:text-indent="0in" style:auto-text-indent="false" style:writing-mode="rl-tb"/>
    </style:style>
    <style:style style:name="P1160" style:family="paragraph" style:parent-style-name="Table_20_Paragraph">
      <style:paragraph-properties fo:margin-left="0in" fo:margin-right="0.2264in" fo:text-indent="0in" style:auto-text-indent="false"/>
    </style:style>
    <style:style style:name="P1161" style:family="paragraph" style:parent-style-name="Table_20_Paragraph">
      <style:paragraph-properties fo:margin-left="0in" fo:margin-right="0.2264in" fo:margin-top="0.0028in" fo:margin-bottom="0in" loext:contextual-spacing="false" fo:line-height="0.2555in" fo:text-indent="0in" style:auto-text-indent="false"/>
    </style:style>
    <style:style style:name="P1162" style:family="paragraph" style:parent-style-name="Table_20_Paragraph">
      <style:paragraph-properties fo:margin-left="0in" fo:margin-right="0.5339in" fo:line-height="0.2819in" fo:text-align="start" style:justify-single-word="false" fo:text-indent="0in" style:auto-text-indent="false" style:writing-mode="rl-tb"/>
    </style:style>
    <style:style style:name="P1163" style:family="paragraph" style:parent-style-name="Table_20_Paragraph">
      <style:paragraph-properties fo:margin-left="0in" fo:margin-right="0.9673in" fo:text-align="start" style:justify-single-word="false" fo:text-indent="0in" style:auto-text-indent="false" style:writing-mode="rl-tb"/>
    </style:style>
    <style:style style:name="P1164" style:family="paragraph" style:parent-style-name="Table_20_Paragraph">
      <style:paragraph-properties fo:margin-left="0in" fo:margin-right="0.1591in" fo:text-indent="0in" style:auto-text-indent="false"/>
    </style:style>
    <style:style style:name="P1165" style:family="paragraph" style:parent-style-name="Table_20_Paragraph">
      <style:paragraph-properties fo:margin-left="0in" fo:margin-right="0.1591in" fo:margin-top="0.002in" fo:margin-bottom="0in" loext:contextual-spacing="false" fo:line-height="0.2555in" fo:text-indent="0in" style:auto-text-indent="false"/>
    </style:style>
    <style:style style:name="P1166" style:family="paragraph" style:parent-style-name="Table_20_Paragraph">
      <style:paragraph-properties fo:margin-left="0in" fo:margin-right="0.1591in" fo:line-height="0.2819in" fo:text-align="start" style:justify-single-word="false" fo:text-indent="0in" style:auto-text-indent="false" style:writing-mode="rl-tb"/>
    </style:style>
    <style:style style:name="P1167" style:family="paragraph" style:parent-style-name="Table_20_Paragraph">
      <style:paragraph-properties fo:margin-left="0in" fo:margin-right="0.1618in" fo:margin-top="0.0028in" fo:margin-bottom="0in" loext:contextual-spacing="false" fo:line-height="0.2555in" fo:text-indent="0in" style:auto-text-indent="false"/>
    </style:style>
    <style:style style:name="P1168" style:family="paragraph" style:parent-style-name="Table_20_Paragraph">
      <style:paragraph-properties fo:margin-left="0in" fo:margin-right="0.1618in" fo:text-align="start" style:justify-single-word="false" fo:text-indent="0in" style:auto-text-indent="false" style:writing-mode="rl-tb"/>
    </style:style>
    <style:style style:name="P1169" style:family="paragraph" style:parent-style-name="Table_20_Paragraph">
      <style:paragraph-properties fo:margin-left="0in" fo:margin-right="0.1772in" fo:text-indent="0in" style:auto-text-indent="false"/>
    </style:style>
    <style:style style:name="P1170" style:family="paragraph" style:parent-style-name="Table_20_Paragraph">
      <style:paragraph-properties fo:margin-left="0in" fo:margin-right="0.1772in" fo:margin-top="0.002in" fo:margin-bottom="0in" loext:contextual-spacing="false" fo:line-height="0.2555in" fo:text-indent="0in" style:auto-text-indent="false"/>
    </style:style>
    <style:style style:name="P1171" style:family="paragraph" style:parent-style-name="Table_20_Paragraph">
      <style:paragraph-properties fo:margin-left="0in" fo:margin-right="0.4646in" fo:margin-top="0.002in" fo:margin-bottom="0in" loext:contextual-spacing="false" fo:line-height="0.2555in" fo:text-indent="0in" style:auto-text-indent="false"/>
    </style:style>
    <style:style style:name="P1172" style:family="paragraph" style:parent-style-name="Table_20_Paragraph">
      <style:paragraph-properties fo:margin-left="0in" fo:margin-right="0.4646in" fo:line-height="0.2555in" fo:text-indent="0in" style:auto-text-indent="false"/>
    </style:style>
    <style:style style:name="P1173" style:family="paragraph" style:parent-style-name="Table_20_Paragraph">
      <style:paragraph-properties fo:margin-left="0in" fo:margin-right="0.1244in" fo:text-indent="0in" style:auto-text-indent="false"/>
    </style:style>
    <style:style style:name="P1174" style:family="paragraph" style:parent-style-name="Table_20_Paragraph">
      <style:paragraph-properties fo:margin-left="0in" fo:margin-right="0.1244in" fo:text-align="start" style:justify-single-word="false" fo:text-indent="0in" style:auto-text-indent="false" style:writing-mode="rl-tb"/>
    </style:style>
    <style:style style:name="P1175" style:family="paragraph" style:parent-style-name="Table_20_Paragraph">
      <style:paragraph-properties fo:margin-left="0in" fo:margin-right="0.5839in" fo:text-indent="0in" style:auto-text-indent="false"/>
    </style:style>
    <style:style style:name="P1176" style:family="paragraph" style:parent-style-name="Table_20_Paragraph">
      <style:paragraph-properties fo:margin-left="0in" fo:margin-right="0.3752in" fo:line-height="0.2846in" fo:text-align="start" style:justify-single-word="false" fo:text-indent="0in" style:auto-text-indent="false" style:writing-mode="rl-tb"/>
    </style:style>
    <style:style style:name="P1177" style:family="paragraph" style:parent-style-name="Table_20_Paragraph">
      <style:paragraph-properties fo:margin-left="0in" fo:margin-right="1.2992in" fo:text-align="start" style:justify-single-word="false" fo:text-indent="0in" style:auto-text-indent="false" style:writing-mode="rl-tb"/>
    </style:style>
    <style:style style:name="P1178" style:family="paragraph" style:parent-style-name="Table_20_Paragraph">
      <style:paragraph-properties fo:margin-left="0in" fo:margin-right="0.2354in" fo:text-indent="0in" style:auto-text-indent="false"/>
    </style:style>
    <style:style style:name="P1179" style:family="paragraph" style:parent-style-name="Table_20_Paragraph">
      <style:paragraph-properties fo:margin-left="0in" fo:margin-right="0.2354in" fo:line-height="0.2874in" fo:text-align="start" style:justify-single-word="false" fo:text-indent="0in" style:auto-text-indent="false" style:writing-mode="rl-tb"/>
    </style:style>
    <style:style style:name="P1180" style:family="paragraph" style:parent-style-name="Table_20_Paragraph">
      <style:paragraph-properties fo:margin-left="0in" fo:margin-right="0.1764in" fo:text-indent="0in" style:auto-text-indent="false"/>
    </style:style>
    <style:style style:name="P1181" style:family="paragraph" style:parent-style-name="Table_20_Paragraph">
      <style:paragraph-properties fo:margin-left="0in" fo:margin-right="0.1764in" fo:margin-top="0.0028in" fo:margin-bottom="0in" loext:contextual-spacing="false" fo:line-height="0.2555in" fo:text-indent="0in" style:auto-text-indent="false"/>
    </style:style>
    <style:style style:name="P1182" style:family="paragraph" style:parent-style-name="Table_20_Paragraph">
      <style:paragraph-properties fo:margin-left="0in" fo:margin-right="0.1764in" fo:line-height="0.2819in" fo:text-align="start" style:justify-single-word="false" fo:text-indent="0in" style:auto-text-indent="false" style:writing-mode="rl-tb"/>
    </style:style>
    <style:style style:name="P1183" style:family="paragraph" style:parent-style-name="Table_20_Paragraph">
      <style:paragraph-properties fo:margin-left="0in" fo:margin-right="0.678in" fo:margin-top="0.0035in" fo:margin-bottom="0in" loext:contextual-spacing="false" fo:line-height="0.2555in" fo:text-indent="0in" style:auto-text-indent="false"/>
    </style:style>
    <style:style style:name="P1184" style:family="paragraph" style:parent-style-name="Table_20_Paragraph">
      <style:paragraph-properties fo:margin-left="0in" fo:margin-right="0.4547in" fo:text-indent="0in" style:auto-text-indent="false"/>
    </style:style>
    <style:style style:name="P1185" style:family="paragraph" style:parent-style-name="Table_20_Paragraph">
      <style:paragraph-properties fo:margin-left="0in" fo:margin-right="0.3075in" fo:margin-top="0.002in" fo:margin-bottom="0in" loext:contextual-spacing="false" fo:line-height="0.2555in" fo:text-indent="0in" style:auto-text-indent="false"/>
    </style:style>
    <style:style style:name="P1186" style:family="paragraph" style:parent-style-name="Table_20_Paragraph">
      <style:paragraph-properties fo:margin-left="0in" fo:margin-right="0.2953in" fo:margin-top="0.002in" fo:margin-bottom="0in" loext:contextual-spacing="false" fo:line-height="0.2555in" fo:text-indent="0in" style:auto-text-indent="false"/>
    </style:style>
    <style:style style:name="P1187" style:family="paragraph" style:parent-style-name="Table_20_Paragraph">
      <style:paragraph-properties fo:margin-left="0.0752in" fo:margin-right="0in" fo:text-indent="0in" style:auto-text-indent="false"/>
    </style:style>
    <style:style style:name="P1188" style:family="paragraph" style:parent-style-name="Table_20_Paragraph">
      <style:paragraph-properties fo:margin-left="0.0752in" fo:margin-right="0in" fo:line-height="0.2508in" fo:text-indent="0in" style:auto-text-indent="false"/>
    </style:style>
    <style:style style:name="P1189" style:family="paragraph" style:parent-style-name="Table_20_Paragraph">
      <style:paragraph-properties fo:margin-left="0.0752in" fo:margin-right="0in" fo:line-height="0.2547in" fo:text-indent="0in" style:auto-text-indent="false"/>
    </style:style>
    <style:style style:name="P1190" style:family="paragraph" style:parent-style-name="Table_20_Paragraph">
      <style:paragraph-properties fo:margin-left="0in" fo:margin-right="0.1528in" fo:text-indent="0in" style:auto-text-indent="false"/>
    </style:style>
    <style:style style:name="P1191" style:family="paragraph" style:parent-style-name="Table_20_Paragraph">
      <style:paragraph-properties fo:margin-left="0in" fo:margin-right="0.1528in" fo:line-height="0.2555in" fo:text-indent="0in" style:auto-text-indent="false"/>
    </style:style>
    <style:style style:name="P1192" style:family="paragraph" style:parent-style-name="Table_20_Paragraph">
      <style:paragraph-properties fo:margin-left="0in" fo:margin-right="0.1528in" fo:line-height="0.2819in" fo:text-align="start" style:justify-single-word="false" fo:text-indent="0in" style:auto-text-indent="false" style:writing-mode="rl-tb"/>
    </style:style>
    <style:style style:name="P1193" style:family="paragraph" style:parent-style-name="Table_20_Paragraph">
      <style:paragraph-properties fo:margin-left="0in" fo:margin-right="0.2075in" fo:text-indent="0in" style:auto-text-indent="false"/>
    </style:style>
    <style:style style:name="P1194" style:family="paragraph" style:parent-style-name="Table_20_Paragraph">
      <style:paragraph-properties fo:margin-left="0in" fo:margin-right="0.2138in" fo:text-indent="0in" style:auto-text-indent="false"/>
    </style:style>
    <style:style style:name="P1195" style:family="paragraph" style:parent-style-name="Table_20_Paragraph">
      <style:paragraph-properties fo:margin-left="0in" fo:margin-right="0.2138in" fo:margin-top="0.002in" fo:margin-bottom="0in" loext:contextual-spacing="false" fo:line-height="0.2555in" fo:text-indent="0in" style:auto-text-indent="false"/>
    </style:style>
    <style:style style:name="P1196" style:family="paragraph" style:parent-style-name="Table_20_Paragraph">
      <style:paragraph-properties fo:margin-left="0in" fo:margin-right="0.1in" fo:text-indent="0in" style:auto-text-indent="false"/>
    </style:style>
    <style:style style:name="P1197" style:family="paragraph" style:parent-style-name="Table_20_Paragraph">
      <style:paragraph-properties fo:margin-left="0in" fo:margin-right="0.1709in" fo:text-indent="0in" style:auto-text-indent="false"/>
    </style:style>
    <style:style style:name="P1198" style:family="paragraph" style:parent-style-name="Table_20_Paragraph">
      <style:paragraph-properties fo:margin-left="0in" fo:margin-right="0.1709in" fo:line-height="0.2862in" fo:text-align="start" style:justify-single-word="false" fo:text-indent="0in" style:auto-text-indent="false" style:writing-mode="rl-tb"/>
    </style:style>
    <style:style style:name="P1199" style:family="paragraph" style:parent-style-name="Table_20_Paragraph">
      <style:paragraph-properties fo:margin-left="0in" fo:margin-right="0.1709in" fo:line-height="0.2819in" fo:text-align="start" style:justify-single-word="false" fo:text-indent="0in" style:auto-text-indent="false" style:writing-mode="rl-tb"/>
    </style:style>
    <style:style style:name="P1200" style:family="paragraph" style:parent-style-name="Table_20_Paragraph">
      <style:paragraph-properties fo:margin-left="0in" fo:margin-right="0.6126in" fo:text-indent="0in" style:auto-text-indent="false"/>
    </style:style>
    <style:style style:name="P1201" style:family="paragraph" style:parent-style-name="Table_20_Paragraph">
      <style:paragraph-properties fo:margin-left="0in" fo:margin-right="0.2335in" fo:margin-top="0.0028in" fo:margin-bottom="0in" loext:contextual-spacing="false" fo:line-height="0.2555in" fo:text-indent="0in" style:auto-text-indent="false"/>
    </style:style>
    <style:style style:name="P1202" style:family="paragraph" style:parent-style-name="Table_20_Paragraph">
      <style:paragraph-properties fo:margin-left="0in" fo:margin-right="0.2335in" fo:text-indent="0in" style:auto-text-indent="false"/>
    </style:style>
    <style:style style:name="P1203" style:family="paragraph" style:parent-style-name="Table_20_Paragraph">
      <style:paragraph-properties fo:margin-left="0in" fo:margin-right="0.3in" fo:text-indent="0in" style:auto-text-indent="false"/>
    </style:style>
    <style:style style:name="P1204" style:family="paragraph" style:parent-style-name="Table_20_Paragraph">
      <style:paragraph-properties fo:margin-left="0in" fo:margin-right="1.0744in" fo:text-align="start" style:justify-single-word="false" fo:text-indent="0in" style:auto-text-indent="false" style:writing-mode="rl-tb"/>
    </style:style>
    <style:style style:name="P1205" style:family="paragraph" style:parent-style-name="Table_20_Paragraph">
      <style:paragraph-properties fo:margin-left="0.0736in" fo:margin-right="0in" fo:text-indent="0in" style:auto-text-indent="false"/>
    </style:style>
    <style:style style:name="P1206" style:family="paragraph" style:parent-style-name="Table_20_Paragraph">
      <style:paragraph-properties fo:margin-left="0.0736in" fo:margin-right="0in" fo:line-height="0.2547in" fo:text-indent="0in" style:auto-text-indent="false"/>
    </style:style>
    <style:style style:name="P1207" style:family="paragraph" style:parent-style-name="Table_20_Paragraph">
      <style:paragraph-properties fo:margin-left="0.0736in" fo:margin-right="0in" fo:line-height="0.2508in" fo:text-indent="0in" style:auto-text-indent="false"/>
    </style:style>
    <style:style style:name="P1208" style:family="paragraph" style:parent-style-name="Table_20_Paragraph">
      <style:paragraph-properties fo:margin-left="0.0736in" fo:margin-right="0in" fo:line-height="0.2457in" fo:text-indent="0in" style:auto-text-indent="false"/>
    </style:style>
    <style:style style:name="P1209" style:family="paragraph" style:parent-style-name="Table_20_Paragraph">
      <style:paragraph-properties fo:margin-left="0.0736in" fo:margin-right="0in" fo:line-height="0.2417in" fo:text-indent="0in" style:auto-text-indent="false"/>
    </style:style>
    <style:style style:name="P1210" style:family="paragraph" style:parent-style-name="Table_20_Paragraph">
      <style:paragraph-properties fo:margin-left="0.0736in" fo:margin-right="0in" fo:line-height="0.2374in" fo:text-indent="0in" style:auto-text-indent="false"/>
    </style:style>
    <style:style style:name="P1211" style:family="paragraph" style:parent-style-name="Table_20_Paragraph" style:master-page-name="Converted114">
      <style:paragraph-properties fo:margin-left="0.0736in" fo:margin-right="0in" fo:line-height="0.2508in" fo:text-indent="0in" style:auto-text-indent="false" style:page-number="auto"/>
    </style:style>
    <style:style style:name="P1212" style:family="paragraph" style:parent-style-name="Table_20_Paragraph">
      <style:paragraph-properties fo:margin-left="0in" fo:margin-right="0.5425in" fo:margin-top="0.0028in" fo:margin-bottom="0in" loext:contextual-spacing="false" fo:line-height="0.2555in" fo:text-indent="-0.0008in" style:auto-text-indent="false"/>
    </style:style>
    <style:style style:name="P1213" style:family="paragraph" style:parent-style-name="Table_20_Paragraph">
      <style:paragraph-properties fo:margin-left="0in" fo:margin-right="0.4854in" fo:text-indent="0in" style:auto-text-indent="false"/>
    </style:style>
    <style:style style:name="P1214" style:family="paragraph" style:parent-style-name="Table_20_Paragraph">
      <style:paragraph-properties fo:margin-left="0in" fo:margin-right="0.4854in" fo:margin-top="0.0028in" fo:margin-bottom="0in" loext:contextual-spacing="false" fo:line-height="0.2555in" fo:text-indent="0in" style:auto-text-indent="false"/>
    </style:style>
    <style:style style:name="P1215" style:family="paragraph" style:parent-style-name="Table_20_Paragraph">
      <style:paragraph-properties fo:margin-left="0in" fo:margin-right="0.4984in" fo:text-indent="0in" style:auto-text-indent="false"/>
    </style:style>
    <style:style style:name="P1216" style:family="paragraph" style:parent-style-name="Table_20_Paragraph">
      <style:paragraph-properties fo:margin-left="0in" fo:margin-right="0.8465in" fo:line-height="0.2839in" fo:text-align="start" style:justify-single-word="false" fo:text-indent="0in" style:auto-text-indent="false" style:writing-mode="rl-tb"/>
    </style:style>
    <style:style style:name="P1217" style:family="paragraph" style:parent-style-name="Table_20_Paragraph">
      <style:paragraph-properties fo:margin-left="0in" fo:margin-right="1.322in" fo:line-height="0.2744in" fo:text-align="start" style:justify-single-word="false" fo:text-indent="0in" style:auto-text-indent="false" style:writing-mode="rl-tb"/>
    </style:style>
    <style:style style:name="P1218" style:family="paragraph" style:parent-style-name="Table_20_Paragraph">
      <style:paragraph-properties fo:margin-left="0in" fo:margin-right="1.322in" fo:text-align="start" style:justify-single-word="false" fo:text-indent="0in" style:auto-text-indent="false" style:writing-mode="rl-tb"/>
    </style:style>
    <style:style style:name="P1219" style:family="paragraph" style:parent-style-name="Table_20_Paragraph" style:master-page-name="Converted49">
      <style:paragraph-properties fo:margin-left="0in" fo:margin-right="1.322in" fo:text-align="start" style:justify-single-word="false" fo:text-indent="0in" style:auto-text-indent="false" style:page-number="auto" style:writing-mode="rl-tb"/>
    </style:style>
    <style:style style:name="P1220" style:family="paragraph" style:parent-style-name="Table_20_Paragraph">
      <style:paragraph-properties fo:margin-left="0in" fo:margin-right="0.3736in" fo:margin-top="0.0028in" fo:margin-bottom="0in" loext:contextual-spacing="false" fo:line-height="0.2555in" fo:text-indent="0in" style:auto-text-indent="false"/>
    </style:style>
    <style:style style:name="P1221" style:family="paragraph" style:parent-style-name="Table_20_Paragraph">
      <style:paragraph-properties fo:margin-left="0in" fo:margin-right="0.4791in" fo:margin-top="0.0028in" fo:margin-bottom="0in" loext:contextual-spacing="false" fo:line-height="0.2555in" fo:text-indent="0in" style:auto-text-indent="false"/>
    </style:style>
    <style:style style:name="P1222" style:family="paragraph" style:parent-style-name="Table_20_Paragraph">
      <style:paragraph-properties fo:margin-left="0in" fo:margin-right="0.4791in" fo:margin-top="0.002in" fo:margin-bottom="0in" loext:contextual-spacing="false" fo:line-height="0.2555in" fo:text-indent="0in" style:auto-text-indent="false"/>
    </style:style>
    <style:style style:name="P1223" style:family="paragraph" style:parent-style-name="Table_20_Paragraph">
      <style:paragraph-properties fo:margin-left="0.1291in" fo:margin-right="0in" fo:line-height="0.2717in" fo:text-align="end" style:justify-single-word="false" fo:text-indent="0in" style:auto-text-indent="false" style:writing-mode="rl-tb"/>
    </style:style>
    <style:style style:name="P1224" style:family="paragraph" style:parent-style-name="Table_20_Paragraph">
      <style:paragraph-properties fo:margin-left="0in" fo:margin-right="0.1953in" fo:text-indent="0in" style:auto-text-indent="false"/>
    </style:style>
    <style:style style:name="P1225" style:family="paragraph" style:parent-style-name="Table_20_Paragraph" style:master-page-name="Converted6">
      <style:paragraph-properties fo:margin-left="0in" fo:margin-right="1.2638in" fo:line-height="0.2819in" fo:text-align="start" style:justify-single-word="false" fo:text-indent="0in" style:auto-text-indent="false" style:page-number="auto" style:writing-mode="rl-tb"/>
    </style:style>
    <style:style style:name="P1226" style:family="paragraph" style:parent-style-name="Table_20_Paragraph">
      <style:paragraph-properties fo:margin-left="0in" fo:margin-right="0.1783in" fo:text-indent="0in" style:auto-text-indent="false"/>
    </style:style>
    <style:style style:name="P1227" style:family="paragraph" style:parent-style-name="Table_20_Paragraph">
      <style:paragraph-properties fo:margin-left="0in" fo:margin-right="0.6591in" fo:text-align="justify" style:justify-single-word="false" fo:text-indent="0in" style:auto-text-indent="false"/>
    </style:style>
    <style:style style:name="P1228" style:family="paragraph" style:parent-style-name="Table_20_Paragraph">
      <style:paragraph-properties fo:margin-left="0in" fo:margin-right="0.6591in" fo:text-align="start" style:justify-single-word="false" fo:text-indent="0in" style:auto-text-indent="false" style:writing-mode="rl-tb"/>
    </style:style>
    <style:style style:name="P1229" style:family="paragraph" style:parent-style-name="Table_20_Paragraph">
      <style:paragraph-properties fo:margin-left="0in" fo:margin-right="0.2189in" fo:line-height="0.2874in" fo:text-align="start" style:justify-single-word="false" fo:text-indent="0in" style:auto-text-indent="false" style:writing-mode="rl-tb"/>
    </style:style>
    <style:style style:name="P1230" style:family="paragraph" style:parent-style-name="Table_20_Paragraph">
      <style:paragraph-properties fo:margin-left="0in" fo:margin-right="0.2189in" fo:text-align="justify" style:justify-single-word="false" fo:text-indent="0in" style:auto-text-indent="false"/>
    </style:style>
    <style:style style:name="P1231" style:family="paragraph" style:parent-style-name="Table_20_Paragraph">
      <style:paragraph-properties fo:margin-left="0in" fo:margin-right="0.998in" fo:text-align="start" style:justify-single-word="false" fo:text-indent="0in" style:auto-text-indent="false" style:writing-mode="rl-tb"/>
    </style:style>
    <style:style style:name="P1232" style:family="paragraph" style:parent-style-name="Table_20_Paragraph">
      <style:paragraph-properties fo:margin-left="0in" fo:margin-right="0.861in" fo:margin-top="0.002in" fo:margin-bottom="0in" loext:contextual-spacing="false" fo:line-height="0.2555in" fo:text-indent="0in" style:auto-text-indent="false"/>
    </style:style>
    <style:style style:name="P1233" style:family="paragraph" style:parent-style-name="Table_20_Paragraph">
      <style:paragraph-properties fo:margin-left="0in" fo:margin-right="0.861in" fo:line-height="0.2555in" fo:text-indent="0in" style:auto-text-indent="false"/>
    </style:style>
    <style:style style:name="P1234" style:family="paragraph" style:parent-style-name="Table_20_Paragraph">
      <style:paragraph-properties fo:margin-left="0in" fo:margin-right="0.7016in" fo:text-indent="0in" style:auto-text-indent="false"/>
    </style:style>
    <style:style style:name="P1235" style:family="paragraph" style:parent-style-name="Table_20_Paragraph">
      <style:paragraph-properties fo:margin-left="0in" fo:margin-right="0.7016in" fo:line-height="0.2783in" fo:text-align="start" style:justify-single-word="false" fo:text-indent="0in" style:auto-text-indent="false" style:writing-mode="rl-tb"/>
    </style:style>
    <style:style style:name="P1236" style:family="paragraph" style:parent-style-name="Table_20_Paragraph">
      <style:paragraph-properties fo:margin-left="0in" fo:margin-right="0.1264in" fo:line-height="0.2555in" fo:text-indent="0in" style:auto-text-indent="false"/>
    </style:style>
    <style:style style:name="P1237" style:family="paragraph" style:parent-style-name="Table_20_Paragraph">
      <style:paragraph-properties fo:margin-left="0in" fo:margin-right="0.1264in" fo:line-height="0.2819in" fo:text-align="start" style:justify-single-word="false" fo:text-indent="0in" style:auto-text-indent="false" style:writing-mode="rl-tb"/>
    </style:style>
    <style:style style:name="P1238" style:family="paragraph" style:parent-style-name="Table_20_Paragraph">
      <style:paragraph-properties fo:margin-left="0in" fo:margin-right="0.2752in" fo:margin-top="0.002in" fo:margin-bottom="0in" loext:contextual-spacing="false" fo:line-height="0.2555in" fo:text-indent="0in" style:auto-text-indent="false"/>
    </style:style>
    <style:style style:name="P1239" style:family="paragraph" style:parent-style-name="Table_20_Paragraph">
      <style:paragraph-properties fo:margin-left="0in" fo:margin-right="0.2752in" fo:text-indent="0in" style:auto-text-indent="false"/>
    </style:style>
    <style:style style:name="P1240" style:family="paragraph" style:parent-style-name="Table_20_Paragraph">
      <style:paragraph-properties fo:margin-left="0in" fo:margin-right="0.1138in" fo:line-height="0.2862in" fo:text-align="start" style:justify-single-word="false" fo:text-indent="0in" style:auto-text-indent="false" style:writing-mode="rl-tb"/>
    </style:style>
    <style:style style:name="P1241" style:family="paragraph" style:parent-style-name="Table_20_Paragraph">
      <style:paragraph-properties fo:margin-left="0in" fo:margin-right="0.1138in" fo:line-height="0.2846in" fo:text-align="start" style:justify-single-word="false" fo:text-indent="0in" style:auto-text-indent="false" style:writing-mode="rl-tb"/>
    </style:style>
    <style:style style:name="P1242" style:family="paragraph" style:parent-style-name="Table_20_Paragraph">
      <style:paragraph-properties fo:margin-left="0in" fo:margin-right="0.1138in" fo:margin-top="0.0028in" fo:margin-bottom="0in" loext:contextual-spacing="false" fo:line-height="0.2555in" fo:text-indent="0in" style:auto-text-indent="false"/>
    </style:style>
    <style:style style:name="P1243" style:family="paragraph" style:parent-style-name="Table_20_Paragraph">
      <style:paragraph-properties fo:margin-left="0in" fo:margin-right="0.1138in" fo:text-indent="0in" style:auto-text-indent="false"/>
    </style:style>
    <style:style style:name="P1244" style:family="paragraph" style:parent-style-name="Table_20_Paragraph">
      <style:paragraph-properties fo:margin-left="0in" fo:margin-right="0.1138in" fo:line-height="0.2516in" fo:text-align="end" style:justify-single-word="false" fo:text-indent="0in" style:auto-text-indent="false"/>
    </style:style>
    <style:style style:name="P1245" style:family="paragraph" style:parent-style-name="Table_20_Paragraph">
      <style:paragraph-properties fo:margin-left="0in" fo:margin-right="1.1819in" fo:text-align="start" style:justify-single-word="false" fo:text-indent="0in" style:auto-text-indent="false" style:writing-mode="rl-tb"/>
    </style:style>
    <style:style style:name="P1246" style:family="paragraph" style:parent-style-name="Table_20_Paragraph">
      <style:paragraph-properties fo:margin-left="0in" fo:margin-right="0.5602in" fo:text-indent="0in" style:auto-text-indent="false"/>
    </style:style>
    <style:style style:name="P1247" style:family="paragraph" style:parent-style-name="Table_20_Paragraph">
      <style:paragraph-properties fo:margin-left="0in" fo:margin-right="0.3189in" fo:text-indent="0in" style:auto-text-indent="false"/>
    </style:style>
    <style:style style:name="P1248" style:family="paragraph" style:parent-style-name="Table_20_Paragraph">
      <style:paragraph-properties fo:margin-left="0in" fo:margin-right="0.3189in" fo:margin-top="0.0028in" fo:margin-bottom="0in" loext:contextual-spacing="false" fo:line-height="0.2555in" fo:text-indent="0in" style:auto-text-indent="false"/>
    </style:style>
    <style:style style:name="P1249" style:family="paragraph" style:parent-style-name="Table_20_Paragraph">
      <style:paragraph-properties fo:margin-left="0in" fo:margin-right="0.339in" fo:text-indent="0in" style:auto-text-indent="false"/>
    </style:style>
    <style:style style:name="P1250" style:family="paragraph" style:parent-style-name="Table_20_Paragraph">
      <style:paragraph-properties fo:margin-left="0in" fo:margin-right="0.339in" fo:line-height="0.2555in" fo:text-indent="0in" style:auto-text-indent="false"/>
    </style:style>
    <style:style style:name="P1251" style:family="paragraph" style:parent-style-name="Table_20_Paragraph">
      <style:paragraph-properties fo:margin-left="0in" fo:margin-right="0.339in" fo:line-height="0.2862in" fo:text-align="start" style:justify-single-word="false" fo:text-indent="0in" style:auto-text-indent="false" style:writing-mode="rl-tb"/>
    </style:style>
    <style:style style:name="P1252" style:family="paragraph" style:parent-style-name="Table_20_Paragraph">
      <style:paragraph-properties fo:margin-left="0in" fo:margin-right="0.1008in" fo:text-indent="0in" style:auto-text-indent="false"/>
    </style:style>
    <style:style style:name="P1253" style:family="paragraph" style:parent-style-name="Table_20_Paragraph">
      <style:paragraph-properties fo:margin-left="0in" fo:margin-right="0.2327in" fo:text-indent="0in" style:auto-text-indent="false"/>
    </style:style>
    <style:style style:name="P1254" style:family="paragraph" style:parent-style-name="Table_20_Paragraph">
      <style:paragraph-properties fo:margin-left="0in" fo:margin-right="0.2799in" fo:text-indent="0in" style:auto-text-indent="false"/>
    </style:style>
    <style:style style:name="P1255" style:family="paragraph" style:parent-style-name="Table_20_Paragraph">
      <style:paragraph-properties fo:margin-left="0in" fo:margin-right="0.9016in" fo:line-height="0.2555in" fo:text-indent="0in" style:auto-text-indent="false"/>
    </style:style>
    <style:style style:name="P1256" style:family="paragraph" style:parent-style-name="Table_20_Paragraph">
      <style:paragraph-properties fo:margin-left="0in" fo:margin-right="0.4917in" fo:text-indent="0in" style:auto-text-indent="false"/>
    </style:style>
    <style:style style:name="P1257" style:family="paragraph" style:parent-style-name="Table_20_Paragraph">
      <style:paragraph-properties fo:margin-left="0in" fo:margin-right="0.4917in" fo:line-height="0.2819in" fo:text-align="start" style:justify-single-word="false" fo:text-indent="0in" style:auto-text-indent="false" style:writing-mode="rl-tb"/>
    </style:style>
    <style:style style:name="P1258" style:family="paragraph" style:parent-style-name="Table_20_Paragraph">
      <style:paragraph-properties fo:margin-left="0in" fo:margin-right="0.128in" fo:text-indent="0in" style:auto-text-indent="false"/>
    </style:style>
    <style:style style:name="P1259" style:family="paragraph" style:parent-style-name="Table_20_Paragraph">
      <style:paragraph-properties fo:margin-left="0in" fo:margin-right="0.128in" fo:line-height="0.2862in" fo:text-align="start" style:justify-single-word="false" fo:text-indent="0in" style:auto-text-indent="false" style:writing-mode="rl-tb"/>
    </style:style>
    <style:style style:name="P1260" style:family="paragraph" style:parent-style-name="Table_20_Paragraph">
      <style:paragraph-properties fo:margin-left="0in" fo:margin-right="0.1457in" fo:text-indent="0in" style:auto-text-indent="false"/>
    </style:style>
    <style:style style:name="P1261" style:family="paragraph" style:parent-style-name="Table_20_Paragraph">
      <style:paragraph-properties fo:margin-left="0in" fo:margin-right="0.2453in" fo:line-height="0.2835in" fo:text-align="start" style:justify-single-word="false" fo:text-indent="0in" style:auto-text-indent="false" style:writing-mode="rl-tb"/>
    </style:style>
    <style:style style:name="P1262" style:family="paragraph" style:parent-style-name="Table_20_Paragraph">
      <style:paragraph-properties fo:margin-left="0in" fo:margin-right="0.2453in" fo:text-indent="0in" style:auto-text-indent="false"/>
    </style:style>
    <style:style style:name="P1263" style:family="paragraph" style:parent-style-name="Table_20_Paragraph">
      <style:paragraph-properties fo:margin-left="0in" fo:margin-right="0.2453in" fo:margin-top="0.0028in" fo:margin-bottom="0in" loext:contextual-spacing="false" fo:line-height="0.2555in" fo:text-indent="0in" style:auto-text-indent="false"/>
    </style:style>
    <style:style style:name="P1264" style:family="paragraph" style:parent-style-name="Table_20_Paragraph">
      <style:paragraph-properties fo:margin-left="0in" fo:margin-right="1.2929in" fo:line-height="0.2783in" fo:text-align="start" style:justify-single-word="false" fo:text-indent="0in" style:auto-text-indent="false" style:writing-mode="rl-tb"/>
    </style:style>
    <style:style style:name="P1265" style:family="paragraph" style:parent-style-name="Table_20_Paragraph">
      <style:paragraph-properties fo:margin-left="0in" fo:margin-right="0.6264in" fo:text-indent="0in" style:auto-text-indent="false"/>
    </style:style>
    <style:style style:name="P1266" style:family="paragraph" style:parent-style-name="Table_20_Paragraph">
      <style:paragraph-properties fo:margin-left="0in" fo:margin-right="0.6264in" fo:line-height="0.2862in" fo:text-align="start" style:justify-single-word="false" fo:text-indent="0in" style:auto-text-indent="false" style:writing-mode="rl-tb"/>
    </style:style>
    <style:style style:name="P1267" style:family="paragraph" style:parent-style-name="Table_20_Paragraph">
      <style:paragraph-properties fo:margin-left="0in" fo:margin-right="0.5299in" fo:line-height="0.2819in" fo:text-align="start" style:justify-single-word="false" fo:text-indent="0in" style:auto-text-indent="false" style:writing-mode="rl-tb"/>
    </style:style>
    <style:style style:name="P1268" style:family="paragraph" style:parent-style-name="Table_20_Paragraph">
      <style:paragraph-properties fo:margin-left="0in" fo:margin-right="1.398in" fo:text-align="start" style:justify-single-word="false" fo:text-indent="0in" style:auto-text-indent="false" style:writing-mode="rl-tb"/>
    </style:style>
    <style:style style:name="P1269" style:family="paragraph" style:parent-style-name="Table_20_Paragraph">
      <style:paragraph-properties fo:margin-left="0in" fo:margin-right="0.2398in" fo:text-indent="0in" style:auto-text-indent="false"/>
    </style:style>
    <style:style style:name="P1270" style:family="paragraph" style:parent-style-name="Table_20_Paragraph">
      <style:paragraph-properties fo:margin-left="0in" fo:margin-right="0.8374in" fo:text-indent="-0.0008in" style:auto-text-indent="false"/>
    </style:style>
    <style:style style:name="P1271" style:family="paragraph" style:parent-style-name="Table_20_Paragraph">
      <style:paragraph-properties fo:margin-left="0in" fo:margin-right="0.2736in" fo:text-indent="0in" style:auto-text-indent="false"/>
    </style:style>
    <style:style style:name="P1272" style:family="paragraph" style:parent-style-name="Table_20_Paragraph">
      <style:paragraph-properties fo:margin-left="0in" fo:margin-right="0.2736in" fo:text-align="justify" style:justify-single-word="false" fo:text-indent="0in" style:auto-text-indent="false"/>
    </style:style>
    <style:style style:name="P1273" style:family="paragraph" style:parent-style-name="Table_20_Paragraph">
      <style:paragraph-properties fo:margin-left="0in" fo:margin-right="0.7693in" fo:margin-top="0.0028in" fo:margin-bottom="0in" loext:contextual-spacing="false" fo:line-height="0.2555in" fo:text-indent="0in" style:auto-text-indent="false"/>
    </style:style>
    <style:style style:name="P1274" style:family="paragraph" style:parent-style-name="Table_20_Paragraph">
      <style:paragraph-properties fo:margin-left="0in" fo:margin-right="0.7693in" fo:text-indent="0in" style:auto-text-indent="false"/>
    </style:style>
    <style:style style:name="P1275" style:family="paragraph" style:parent-style-name="Table_20_Paragraph">
      <style:paragraph-properties fo:margin-left="0in" fo:margin-right="0.2992in" fo:line-height="0.2819in" fo:text-align="start" style:justify-single-word="false" fo:text-indent="0in" style:auto-text-indent="false" style:writing-mode="rl-tb"/>
    </style:style>
    <style:style style:name="P1276" style:family="paragraph" style:parent-style-name="Table_20_Paragraph">
      <style:paragraph-properties fo:margin-left="0in" fo:margin-right="0.2992in" fo:line-height="0.2835in" fo:text-align="start" style:justify-single-word="false" fo:text-indent="0in" style:auto-text-indent="false" style:writing-mode="rl-tb"/>
    </style:style>
    <style:style style:name="P1277" style:family="paragraph" style:parent-style-name="Table_20_Paragraph">
      <style:paragraph-properties fo:margin-left="0in" fo:margin-right="0.2992in" fo:text-indent="0in" style:auto-text-indent="false"/>
    </style:style>
    <style:style style:name="P1278" style:family="paragraph" style:parent-style-name="Table_20_Paragraph">
      <style:paragraph-properties fo:margin-left="0in" fo:margin-right="1.2673in" fo:text-align="start" style:justify-single-word="false" fo:text-indent="0in" style:auto-text-indent="false" style:writing-mode="rl-tb"/>
    </style:style>
    <style:style style:name="P1279" style:family="paragraph" style:parent-style-name="Table_20_Paragraph">
      <style:paragraph-properties fo:margin-left="0in" fo:margin-right="0.2917in" fo:margin-top="0.0028in" fo:margin-bottom="0in" loext:contextual-spacing="false" fo:line-height="0.2555in" fo:text-indent="0in" style:auto-text-indent="false"/>
    </style:style>
    <style:style style:name="P1280" style:family="paragraph" style:parent-style-name="Table_20_Paragraph">
      <style:paragraph-properties fo:margin-left="0in" fo:margin-right="0.2917in" fo:line-height="0.2819in" fo:text-align="start" style:justify-single-word="false" fo:text-indent="0in" style:auto-text-indent="false" style:writing-mode="rl-tb"/>
    </style:style>
    <style:style style:name="P1281" style:family="paragraph" style:parent-style-name="Table_20_Paragraph">
      <style:paragraph-properties fo:margin-left="0in" fo:margin-right="0.5346in" fo:margin-top="0.0028in" fo:margin-bottom="0in" loext:contextual-spacing="false" fo:line-height="0.2555in" fo:text-indent="0in" style:auto-text-indent="false"/>
    </style:style>
    <style:style style:name="P1282" style:family="paragraph" style:parent-style-name="Table_20_Paragraph">
      <style:paragraph-properties fo:margin-left="0in" fo:margin-right="0.5346in" fo:text-indent="0in" style:auto-text-indent="false"/>
    </style:style>
    <style:style style:name="P1283" style:family="paragraph" style:parent-style-name="Table_20_Paragraph">
      <style:paragraph-properties fo:margin-left="0in" fo:margin-right="0.1839in" fo:line-height="0.2819in" fo:text-align="start" style:justify-single-word="false" fo:text-indent="0in" style:auto-text-indent="false" style:writing-mode="rl-tb"/>
    </style:style>
    <style:style style:name="P1284" style:family="paragraph" style:parent-style-name="Table_20_Paragraph">
      <style:paragraph-properties fo:margin-left="0in" fo:margin-right="0.1839in" fo:line-height="0.2839in" fo:text-align="start" style:justify-single-word="false" fo:text-indent="0in" style:auto-text-indent="false" style:writing-mode="rl-tb"/>
    </style:style>
    <style:style style:name="P1285" style:family="paragraph" style:parent-style-name="Table_20_Paragraph">
      <style:paragraph-properties fo:margin-left="0in" fo:margin-right="1.1937in" fo:text-align="start" style:justify-single-word="false" fo:text-indent="0in" style:auto-text-indent="false" style:writing-mode="rl-tb"/>
    </style:style>
    <style:style style:name="P1286" style:family="paragraph" style:parent-style-name="Table_20_Paragraph">
      <style:paragraph-properties fo:margin-left="0in" fo:margin-right="0.1543in" fo:text-indent="0in" style:auto-text-indent="false"/>
    </style:style>
    <style:style style:name="P1287" style:family="paragraph" style:parent-style-name="Table_20_Paragraph">
      <style:paragraph-properties fo:margin-left="0in" fo:margin-right="0.1543in" fo:line-height="0.2874in" fo:text-align="start" style:justify-single-word="false" fo:text-indent="0in" style:auto-text-indent="false" style:writing-mode="rl-tb"/>
    </style:style>
    <style:style style:name="P1288" style:family="paragraph" style:parent-style-name="Table_20_Paragraph" style:master-page-name="Converted58">
      <style:paragraph-properties fo:margin-left="0in" fo:margin-right="0.1543in" fo:text-align="start" style:justify-single-word="false" fo:text-indent="0in" style:auto-text-indent="false" style:page-number="auto" style:writing-mode="rl-tb"/>
    </style:style>
    <style:style style:name="P1289" style:family="paragraph" style:parent-style-name="Table_20_Paragraph">
      <style:paragraph-properties fo:margin-left="0in" fo:margin-right="0.1465in" fo:text-indent="0in" style:auto-text-indent="false"/>
    </style:style>
    <style:style style:name="P1290" style:family="paragraph" style:parent-style-name="Table_20_Paragraph">
      <style:paragraph-properties fo:margin-left="0in" fo:margin-right="0.1465in" fo:line-height="0.2862in" fo:text-align="start" style:justify-single-word="false" fo:text-indent="0in" style:auto-text-indent="false" style:writing-mode="rl-tb"/>
    </style:style>
    <style:style style:name="P1291" style:family="paragraph" style:parent-style-name="Table_20_Paragraph">
      <style:paragraph-properties fo:margin-left="0in" fo:margin-right="0.1465in" fo:line-height="0.2819in" fo:text-align="start" style:justify-single-word="false" fo:text-indent="0in" style:auto-text-indent="false" style:writing-mode="rl-tb"/>
    </style:style>
    <style:style style:name="P1292" style:family="paragraph" style:parent-style-name="Table_20_Paragraph">
      <style:paragraph-properties fo:margin-left="0in" fo:margin-right="0.1909in" fo:line-height="0.2819in" fo:text-align="start" style:justify-single-word="false" fo:text-indent="0in" style:auto-text-indent="false" style:writing-mode="rl-tb"/>
    </style:style>
    <style:style style:name="P1293" style:family="paragraph" style:parent-style-name="Table_20_Paragraph">
      <style:paragraph-properties fo:margin-left="0in" fo:margin-right="0.1909in" fo:text-indent="0in" style:auto-text-indent="false"/>
    </style:style>
    <style:style style:name="P1294" style:family="paragraph" style:parent-style-name="Table_20_Paragraph">
      <style:paragraph-properties fo:margin-left="0in" fo:margin-right="0.0957in" fo:text-indent="0in" style:auto-text-indent="false"/>
    </style:style>
    <style:style style:name="P1295" style:family="paragraph" style:parent-style-name="Table_20_Paragraph">
      <style:paragraph-properties fo:margin-left="0in" fo:margin-right="0.0957in" fo:line-height="0.2862in" fo:text-align="start" style:justify-single-word="false" fo:text-indent="0in" style:auto-text-indent="false" style:writing-mode="rl-tb"/>
    </style:style>
    <style:style style:name="P1296" style:family="paragraph" style:parent-style-name="Table_20_Paragraph">
      <style:paragraph-properties fo:margin-left="0in" fo:margin-right="0.0957in" fo:line-height="0.2866in" fo:text-align="start" style:justify-single-word="false" fo:text-indent="0in" style:auto-text-indent="false" style:writing-mode="rl-tb"/>
    </style:style>
    <style:style style:name="P1297" style:family="paragraph" style:parent-style-name="Table_20_Paragraph">
      <style:paragraph-properties fo:margin-left="0in" fo:margin-right="0.0728in" fo:text-indent="-0.0008in" style:auto-text-indent="false"/>
    </style:style>
    <style:style style:name="P1298" style:family="paragraph" style:parent-style-name="Table_20_Paragraph">
      <style:paragraph-properties fo:margin-left="0in" fo:margin-right="0.6091in" fo:margin-top="0.0028in" fo:margin-bottom="0in" loext:contextual-spacing="false" fo:line-height="0.2555in" fo:text-indent="0in" style:auto-text-indent="false"/>
    </style:style>
    <style:style style:name="P1299" style:family="paragraph" style:parent-style-name="Table_20_Paragraph">
      <style:paragraph-properties fo:margin-left="0in" fo:margin-right="0.5756in" fo:margin-top="0.0028in" fo:margin-bottom="0in" loext:contextual-spacing="false" fo:line-height="0.2555in" fo:text-indent="0in" style:auto-text-indent="false"/>
    </style:style>
    <style:style style:name="P1300" style:family="paragraph" style:parent-style-name="Table_20_Paragraph">
      <style:paragraph-properties fo:margin-left="0in" fo:margin-right="0.3484in" fo:line-height="0.2862in" fo:text-align="start" style:justify-single-word="false" fo:text-indent="0in" style:auto-text-indent="false" style:writing-mode="rl-tb"/>
    </style:style>
    <style:style style:name="P1301" style:family="paragraph" style:parent-style-name="Table_20_Paragraph">
      <style:paragraph-properties fo:margin-left="0in" fo:margin-right="0.3484in" fo:line-height="0.2819in" fo:text-align="start" style:justify-single-word="false" fo:text-indent="0in" style:auto-text-indent="false" style:writing-mode="rl-tb"/>
    </style:style>
    <style:style style:name="P1302" style:family="paragraph" style:parent-style-name="Table_20_Paragraph">
      <style:paragraph-properties fo:margin-left="0in" fo:margin-right="1.011in" fo:text-align="start" style:justify-single-word="false" fo:text-indent="0in" style:auto-text-indent="false" style:writing-mode="rl-tb"/>
    </style:style>
    <style:style style:name="P1303" style:family="paragraph" style:parent-style-name="Table_20_Paragraph">
      <style:paragraph-properties fo:margin-left="0in" fo:margin-right="1.011in" fo:line-height="0.2866in" fo:text-align="start" style:justify-single-word="false" fo:text-indent="0in" style:auto-text-indent="false" style:writing-mode="rl-tb"/>
    </style:style>
    <style:style style:name="P1304" style:family="paragraph" style:parent-style-name="Table_20_Paragraph">
      <style:paragraph-properties fo:margin-left="0in" fo:margin-right="0.3874in" fo:margin-top="0.0035in" fo:margin-bottom="0in" loext:contextual-spacing="false" fo:line-height="0.2555in" fo:text-indent="0in" style:auto-text-indent="false"/>
    </style:style>
    <style:style style:name="P1305" style:family="paragraph" style:parent-style-name="Table_20_Paragraph">
      <style:paragraph-properties fo:margin-left="0in" fo:margin-right="0.3874in" fo:line-height="0.2835in" fo:text-align="start" style:justify-single-word="false" fo:text-indent="0in" style:auto-text-indent="false" style:writing-mode="rl-tb"/>
    </style:style>
    <style:style style:name="P1306" style:family="paragraph" style:parent-style-name="Table_20_Paragraph">
      <style:paragraph-properties fo:margin-left="0in" fo:margin-right="0.3874in" fo:text-indent="0in" style:auto-text-indent="false"/>
    </style:style>
    <style:style style:name="P1307" style:family="paragraph" style:parent-style-name="Table_20_Paragraph">
      <style:paragraph-properties fo:margin-left="0in" fo:margin-right="0.0681in" fo:text-indent="0in" style:auto-text-indent="false"/>
    </style:style>
    <style:style style:name="P1308" style:family="paragraph" style:parent-style-name="Table_20_Paragraph">
      <style:paragraph-properties fo:margin-left="0in" fo:margin-right="0.0681in" fo:text-align="end" style:justify-single-word="false" fo:text-indent="0in" style:auto-text-indent="false"/>
    </style:style>
    <style:style style:name="P1309" style:family="paragraph" style:parent-style-name="Table_20_Paragraph">
      <style:paragraph-properties fo:margin-left="0in" fo:margin-right="0.0681in" fo:line-height="0.2547in" fo:text-align="end" style:justify-single-word="false" fo:text-indent="0in" style:auto-text-indent="false"/>
    </style:style>
    <style:style style:name="P1310" style:family="paragraph" style:parent-style-name="Table_20_Paragraph">
      <style:paragraph-properties fo:margin-left="0in" fo:margin-right="0.3339in" fo:text-indent="0in" style:auto-text-indent="false"/>
    </style:style>
    <style:style style:name="P1311" style:family="paragraph" style:parent-style-name="Table_20_Paragraph">
      <style:paragraph-properties fo:margin-left="0in" fo:margin-right="0.4173in" fo:text-indent="0in" style:auto-text-indent="false"/>
    </style:style>
    <style:style style:name="P1312" style:family="paragraph" style:parent-style-name="Table_20_Paragraph">
      <style:paragraph-properties fo:margin-left="0in" fo:margin-right="0.4173in" fo:text-align="justify" style:justify-single-word="false" fo:text-indent="0in" style:auto-text-indent="false"/>
    </style:style>
    <style:style style:name="P1313" style:family="paragraph" style:parent-style-name="Table_20_Paragraph">
      <style:paragraph-properties fo:margin-left="0in" fo:margin-right="0.7972in" fo:line-height="0.2866in" fo:text-align="start" style:justify-single-word="false" fo:text-indent="0in" style:auto-text-indent="false" style:writing-mode="rl-tb"/>
    </style:style>
    <style:style style:name="P1314" style:family="paragraph" style:parent-style-name="Table_20_Paragraph">
      <style:paragraph-properties fo:margin-left="0in" fo:margin-right="1.4472in" fo:line-height="0.2866in" fo:text-align="start" style:justify-single-word="false" fo:text-indent="0in" style:auto-text-indent="false" style:writing-mode="rl-tb"/>
    </style:style>
    <style:style style:name="P1315" style:family="paragraph" style:parent-style-name="Table_20_Paragraph">
      <style:paragraph-properties fo:margin-left="0in" fo:margin-right="0.0811in" fo:margin-top="0.002in" fo:margin-bottom="0in" loext:contextual-spacing="false" fo:line-height="0.2555in" fo:text-indent="0in" style:auto-text-indent="false"/>
    </style:style>
    <style:style style:name="P1316" style:family="paragraph" style:parent-style-name="Table_20_Paragraph">
      <style:paragraph-properties fo:margin-left="0in" fo:margin-right="0.102in" fo:margin-top="0.002in" fo:margin-bottom="0in" loext:contextual-spacing="false" fo:line-height="0.2555in" fo:text-indent="0in" style:auto-text-indent="false"/>
    </style:style>
    <style:style style:name="P1317" style:family="paragraph" style:parent-style-name="Table_20_Paragraph">
      <style:paragraph-properties fo:margin-left="0in" fo:margin-right="0.102in" fo:text-indent="0in" style:auto-text-indent="false"/>
    </style:style>
    <style:style style:name="P1318" style:family="paragraph" style:parent-style-name="Table_20_Paragraph">
      <style:paragraph-properties fo:margin-left="0in" fo:margin-right="0.1118in" fo:line-height="0.2862in" fo:text-align="start" style:justify-single-word="false" fo:text-indent="0in" style:auto-text-indent="false" style:writing-mode="rl-tb"/>
    </style:style>
    <style:style style:name="P1319" style:family="paragraph" style:parent-style-name="Table_20_Paragraph">
      <style:paragraph-properties fo:margin-left="0in" fo:margin-right="0.1118in" fo:text-indent="0in" style:auto-text-indent="false"/>
    </style:style>
    <style:style style:name="P1320" style:family="paragraph" style:parent-style-name="Table_20_Paragraph">
      <style:paragraph-properties fo:margin-left="0in" fo:margin-right="0.0563in" fo:text-indent="0in" style:auto-text-indent="false"/>
    </style:style>
    <style:style style:name="P1321" style:family="paragraph" style:parent-style-name="Table_20_Paragraph">
      <style:paragraph-properties fo:margin-left="0in" fo:margin-right="0.2575in" fo:text-indent="0in" style:auto-text-indent="false"/>
    </style:style>
    <style:style style:name="P1322" style:family="paragraph" style:parent-style-name="Table_20_Paragraph">
      <style:paragraph-properties fo:margin-left="0in" fo:margin-right="0.2575in" fo:margin-top="0.0028in" fo:margin-bottom="0in" loext:contextual-spacing="false" fo:line-height="0.2555in" fo:text-indent="0in" style:auto-text-indent="false"/>
    </style:style>
    <style:style style:name="P1323" style:family="paragraph" style:parent-style-name="Table_20_Paragraph">
      <style:paragraph-properties fo:margin-left="0in" fo:margin-right="0.2575in" fo:text-align="start" style:justify-single-word="false" fo:text-indent="0in" style:auto-text-indent="false" style:writing-mode="rl-tb"/>
    </style:style>
    <style:style style:name="P1324" style:family="paragraph" style:parent-style-name="Table_20_Paragraph">
      <style:paragraph-properties fo:margin-left="0in" fo:margin-right="0.2835in" fo:margin-top="0.0028in" fo:margin-bottom="0in" loext:contextual-spacing="false" fo:line-height="0.2555in" fo:text-indent="0in" style:auto-text-indent="false"/>
    </style:style>
    <style:style style:name="P1325" style:family="paragraph" style:parent-style-name="Table_20_Paragraph">
      <style:paragraph-properties fo:margin-left="0in" fo:margin-right="0.2835in" fo:line-height="0.2862in" fo:text-align="start" style:justify-single-word="false" fo:text-indent="0in" style:auto-text-indent="false" style:writing-mode="rl-tb"/>
    </style:style>
    <style:style style:name="P1326" style:family="paragraph" style:parent-style-name="Table_20_Paragraph">
      <style:paragraph-properties fo:margin-left="0in" fo:margin-right="0.6402in" fo:margin-top="0.0028in" fo:margin-bottom="0in" loext:contextual-spacing="false" fo:line-height="0.2555in" fo:text-indent="0in" style:auto-text-indent="false"/>
    </style:style>
    <style:style style:name="P1327" style:family="paragraph" style:parent-style-name="Table_20_Paragraph">
      <style:paragraph-properties fo:margin-left="0in" fo:margin-right="0.4744in" fo:line-height="0.2819in" fo:text-align="start" style:justify-single-word="false" fo:text-indent="0in" style:auto-text-indent="false" style:writing-mode="rl-tb"/>
    </style:style>
    <style:style style:name="P1328" style:family="paragraph" style:parent-style-name="Table_20_Paragraph">
      <style:paragraph-properties fo:margin-left="0in" fo:margin-right="0.239in" fo:text-align="start" style:justify-single-word="false" fo:text-indent="0in" style:auto-text-indent="false" style:writing-mode="rl-tb"/>
    </style:style>
    <style:style style:name="P1329" style:family="paragraph" style:parent-style-name="Table_20_Paragraph">
      <style:paragraph-properties fo:margin-left="0in" fo:margin-right="0.239in" fo:line-height="0.2819in" fo:text-align="start" style:justify-single-word="false" fo:text-indent="0in" style:auto-text-indent="false" style:writing-mode="rl-tb"/>
    </style:style>
    <style:style style:name="P1330" style:family="paragraph" style:parent-style-name="Table_20_Paragraph">
      <style:paragraph-properties fo:margin-left="0in" fo:margin-right="0.239in" fo:line-height="0.2846in" fo:text-align="start" style:justify-single-word="false" fo:text-indent="0in" style:auto-text-indent="false" style:writing-mode="rl-tb"/>
    </style:style>
    <style:style style:name="P1331" style:family="paragraph" style:parent-style-name="Table_20_Paragraph">
      <style:paragraph-properties fo:margin-left="0in" fo:margin-right="0.239in" fo:text-indent="0in" style:auto-text-indent="false"/>
    </style:style>
    <style:style style:name="P1332" style:family="paragraph" style:parent-style-name="Table_20_Paragraph">
      <style:paragraph-properties fo:margin-left="0in" fo:margin-right="0.239in" fo:margin-top="0.0126in" fo:margin-bottom="0in" loext:contextual-spacing="false" fo:text-align="start" style:justify-single-word="false" fo:text-indent="0in" style:auto-text-indent="false" style:writing-mode="rl-tb"/>
    </style:style>
    <style:style style:name="P1333" style:family="paragraph" style:parent-style-name="Table_20_Paragraph">
      <style:paragraph-properties fo:margin-left="0in" fo:margin-right="0.5429in" fo:text-indent="0in" style:auto-text-indent="false"/>
    </style:style>
    <style:style style:name="P1334" style:family="paragraph" style:parent-style-name="Table_20_Paragraph">
      <style:paragraph-properties fo:margin-left="0in" fo:margin-right="0.5098in" fo:text-indent="0in" style:auto-text-indent="false"/>
    </style:style>
    <style:style style:name="P1335" style:family="paragraph" style:parent-style-name="Table_20_Paragraph">
      <style:paragraph-properties fo:margin-left="0in" fo:margin-right="0.5634in" fo:text-indent="0in" style:auto-text-indent="false"/>
    </style:style>
    <style:style style:name="P1336" style:family="paragraph" style:parent-style-name="Table_20_Paragraph">
      <style:paragraph-properties fo:margin-left="0in" fo:margin-right="0.5634in" fo:margin-top="0.002in" fo:margin-bottom="0in" loext:contextual-spacing="false" fo:line-height="0.2555in" fo:text-indent="0in" style:auto-text-indent="false"/>
    </style:style>
    <style:style style:name="P1337" style:family="paragraph" style:parent-style-name="Table_20_Paragraph">
      <style:paragraph-properties fo:margin-left="0in" fo:margin-right="1.0528in" fo:line-height="0.2555in" fo:text-indent="0in" style:auto-text-indent="false"/>
    </style:style>
    <style:style style:name="P1338" style:family="paragraph" style:parent-style-name="Table_20_Paragraph">
      <style:paragraph-properties fo:margin-left="0in" fo:margin-right="0.2429in" fo:text-indent="0in" style:auto-text-indent="false"/>
    </style:style>
    <style:style style:name="P1339" style:family="paragraph" style:parent-style-name="Table_20_Paragraph">
      <style:paragraph-properties fo:margin-left="0in" fo:margin-right="0.2484in" fo:text-align="start" style:justify-single-word="false" fo:text-indent="0.1402in" style:auto-text-indent="false" style:writing-mode="rl-tb"/>
    </style:style>
    <style:style style:name="P1340" style:family="paragraph" style:parent-style-name="Table_20_Paragraph">
      <style:paragraph-properties fo:margin-left="0in" fo:margin-right="1.4508in" fo:text-align="start" style:justify-single-word="false" fo:text-indent="0in" style:auto-text-indent="false" style:writing-mode="rl-tb"/>
    </style:style>
    <style:style style:name="P1341" style:family="paragraph" style:parent-style-name="Table_20_Paragraph">
      <style:paragraph-properties fo:margin-left="0in" fo:margin-right="1.4508in" fo:line-height="0.2783in" fo:text-align="start" style:justify-single-word="false" fo:text-indent="0in" style:auto-text-indent="false" style:writing-mode="rl-tb"/>
    </style:style>
    <style:style style:name="P1342" style:family="paragraph" style:parent-style-name="Table_20_Paragraph">
      <style:paragraph-properties fo:margin-left="0in" fo:margin-right="1.4508in" fo:line-height="0.2866in" fo:text-align="start" style:justify-single-word="false" fo:text-indent="0in" style:auto-text-indent="false" style:writing-mode="rl-tb"/>
    </style:style>
    <style:style style:name="P1343" style:family="paragraph" style:parent-style-name="Table_20_Paragraph">
      <style:paragraph-properties fo:margin-left="0in" fo:margin-right="0.1453in" fo:line-height="0.2819in" fo:text-align="start" style:justify-single-word="false" fo:text-indent="0in" style:auto-text-indent="false" style:writing-mode="rl-tb"/>
    </style:style>
    <style:style style:name="P1344" style:family="paragraph" style:parent-style-name="Table_20_Paragraph" style:master-page-name="Converted32">
      <style:paragraph-properties fo:margin-left="0in" fo:margin-right="0.1453in" fo:text-align="start" style:justify-single-word="false" fo:text-indent="0in" style:auto-text-indent="false" style:page-number="auto" style:writing-mode="rl-tb"/>
    </style:style>
    <style:style style:name="P1345" style:family="paragraph" style:parent-style-name="Table_20_Paragraph">
      <style:paragraph-properties fo:margin-left="0in" fo:margin-right="0.402in" fo:text-align="start" style:justify-single-word="false" fo:text-indent="0in" style:auto-text-indent="false" style:writing-mode="rl-tb"/>
    </style:style>
    <style:style style:name="P1346" style:family="paragraph" style:parent-style-name="Table_20_Paragraph">
      <style:paragraph-properties fo:margin-left="0in" fo:margin-right="0.402in" fo:line-height="0.2736in" fo:text-align="start" style:justify-single-word="false" fo:text-indent="0in" style:auto-text-indent="false" style:writing-mode="rl-tb"/>
    </style:style>
    <style:style style:name="P1347" style:family="paragraph" style:parent-style-name="Table_20_Paragraph">
      <style:paragraph-properties fo:margin-left="0in" fo:margin-right="0.3016in" fo:text-indent="0in" style:auto-text-indent="false"/>
    </style:style>
    <style:style style:name="P1348" style:family="paragraph" style:parent-style-name="Table_20_Paragraph">
      <style:paragraph-properties fo:margin-left="0in" fo:margin-right="0.3783in" fo:text-indent="0in" style:auto-text-indent="false"/>
    </style:style>
    <style:style style:name="P1349" style:family="paragraph" style:parent-style-name="Table_20_Paragraph">
      <style:paragraph-properties fo:margin-left="0in" fo:margin-right="0.5535in" fo:margin-top="0.002in" fo:margin-bottom="0in" loext:contextual-spacing="false" fo:line-height="0.2555in" fo:text-indent="0in" style:auto-text-indent="false"/>
    </style:style>
    <style:style style:name="P1350" style:family="paragraph" style:parent-style-name="Table_20_Paragraph">
      <style:paragraph-properties fo:margin-left="0in" fo:margin-right="0.5535in" fo:text-indent="0in" style:auto-text-indent="false"/>
    </style:style>
    <style:style style:name="P1351" style:family="paragraph" style:parent-style-name="Table_20_Paragraph">
      <style:paragraph-properties fo:margin-left="0in" fo:margin-right="0.6035in" fo:line-height="0.2555in" fo:text-indent="0in" style:auto-text-indent="false"/>
    </style:style>
    <style:style style:name="P1352" style:family="paragraph" style:parent-style-name="Table_20_Paragraph">
      <style:paragraph-properties fo:margin-left="0in" fo:margin-right="0.5217in" fo:text-indent="0in" style:auto-text-indent="false"/>
    </style:style>
    <style:style style:name="P1353" style:family="paragraph" style:parent-style-name="Table_20_Paragraph">
      <style:paragraph-properties fo:margin-left="0in" fo:margin-right="0.8661in" fo:line-height="0.2846in" fo:text-align="start" style:justify-single-word="false" fo:text-indent="0in" style:auto-text-indent="false" style:writing-mode="rl-tb"/>
    </style:style>
    <style:style style:name="P1354" style:family="paragraph" style:parent-style-name="Table_20_Paragraph">
      <style:paragraph-properties fo:margin-left="0in" fo:margin-right="0.2346in" fo:text-align="start" style:justify-single-word="false" fo:text-indent="0in" style:auto-text-indent="false" style:writing-mode="rl-tb"/>
    </style:style>
    <style:style style:name="P1355" style:family="paragraph" style:parent-style-name="Table_20_Paragraph">
      <style:paragraph-properties fo:margin-left="0in" fo:margin-right="0.461in" fo:text-indent="-0.0008in" style:auto-text-indent="false"/>
    </style:style>
    <style:style style:name="P1356" style:family="paragraph" style:parent-style-name="Table_20_Paragraph">
      <style:paragraph-properties fo:margin-left="0in" fo:margin-right="0.6543in" fo:line-height="0.2862in" fo:text-align="start" style:justify-single-word="false" fo:text-indent="0in" style:auto-text-indent="false" style:writing-mode="rl-tb"/>
    </style:style>
    <style:style style:name="P1357" style:family="paragraph" style:parent-style-name="Table_20_Paragraph">
      <style:paragraph-properties fo:margin-left="0in" fo:margin-right="1.4252in" fo:line-height="0.2744in" fo:text-align="start" style:justify-single-word="false" fo:text-indent="0in" style:auto-text-indent="false" style:writing-mode="rl-tb"/>
    </style:style>
    <style:style style:name="P1358" style:family="paragraph" style:parent-style-name="Table_20_Paragraph">
      <style:paragraph-properties fo:margin-left="0in" fo:margin-right="0.5874in" fo:margin-top="0.0028in" fo:margin-bottom="0in" loext:contextual-spacing="false" fo:line-height="0.2555in" fo:text-indent="0in" style:auto-text-indent="false"/>
    </style:style>
    <style:style style:name="P1359" style:family="paragraph" style:parent-style-name="Table_20_Paragraph">
      <style:paragraph-properties fo:margin-left="0in" fo:margin-right="0.5874in" fo:margin-top="0.002in" fo:margin-bottom="0in" loext:contextual-spacing="false" fo:line-height="0.2555in" fo:text-indent="0in" style:auto-text-indent="false"/>
    </style:style>
    <style:style style:name="P1360" style:family="paragraph" style:parent-style-name="Table_20_Paragraph">
      <style:paragraph-properties fo:margin-left="0in" fo:margin-right="0.1201in" fo:text-indent="0in" style:auto-text-indent="false"/>
    </style:style>
    <style:style style:name="P1361" style:family="paragraph" style:parent-style-name="Table_20_Paragraph">
      <style:paragraph-properties fo:margin-left="0in" fo:margin-right="0.2791in" fo:line-height="0.2819in" fo:text-align="start" style:justify-single-word="false" fo:text-indent="0in" style:auto-text-indent="false" style:writing-mode="rl-tb"/>
    </style:style>
    <style:style style:name="P1362" style:family="paragraph" style:parent-style-name="Table_20_Paragraph">
      <style:paragraph-properties fo:margin-left="0in" fo:margin-right="1.1311in" fo:text-align="start" style:justify-single-word="false" fo:text-indent="0in" style:auto-text-indent="false" style:writing-mode="rl-tb"/>
    </style:style>
    <style:style style:name="P1363" style:family="paragraph" style:parent-style-name="Table_20_Paragraph">
      <style:paragraph-properties fo:margin-left="0in" fo:margin-right="0.2543in" fo:line-height="0.2819in" fo:text-align="start" style:justify-single-word="false" fo:text-indent="0in" style:auto-text-indent="false" style:writing-mode="rl-tb"/>
    </style:style>
    <style:style style:name="P1364" style:family="paragraph" style:parent-style-name="Table_20_Paragraph">
      <style:paragraph-properties fo:margin-left="0in" fo:margin-right="0.7409in" fo:text-align="start" style:justify-single-word="false" fo:text-indent="0in" style:auto-text-indent="false" style:writing-mode="rl-tb"/>
    </style:style>
    <style:style style:name="P1365" style:family="paragraph" style:parent-style-name="Table_20_Paragraph">
      <style:paragraph-properties fo:margin-left="0in" fo:margin-right="0.2945in" fo:text-indent="0in" style:auto-text-indent="false"/>
    </style:style>
    <style:style style:name="P1366" style:family="paragraph" style:parent-style-name="Table_20_Paragraph">
      <style:paragraph-properties fo:margin-left="0in" fo:margin-right="0.4161in" fo:line-height="0.2819in" fo:text-align="start" style:justify-single-word="false" fo:text-indent="0in" style:auto-text-indent="false" style:writing-mode="rl-tb"/>
    </style:style>
    <style:style style:name="P1367" style:family="paragraph" style:parent-style-name="Table_20_Paragraph">
      <style:paragraph-properties fo:margin-left="0in" fo:margin-right="1.0925in" fo:text-align="start" style:justify-single-word="false" fo:text-indent="0in" style:auto-text-indent="false" style:writing-mode="rl-tb"/>
    </style:style>
    <style:style style:name="P1368" style:family="paragraph" style:parent-style-name="Table_20_Paragraph">
      <style:paragraph-properties fo:margin-left="0.0575in" fo:margin-right="0.4898in" fo:text-align="start" style:justify-single-word="false" fo:text-indent="-0.0992in" style:auto-text-indent="false" style:writing-mode="rl-tb"/>
    </style:style>
    <style:style style:name="P1369" style:family="paragraph" style:parent-style-name="Table_20_Paragraph">
      <style:paragraph-properties fo:margin-left="0in" fo:margin-right="0.9299in" fo:text-align="start" style:justify-single-word="false" fo:text-indent="0in" style:auto-text-indent="false" style:writing-mode="rl-tb"/>
    </style:style>
    <style:style style:name="P1370" style:family="paragraph" style:parent-style-name="Table_20_Paragraph">
      <style:paragraph-properties fo:margin-left="0in" fo:margin-right="0.3453in" fo:margin-top="0.002in" fo:margin-bottom="0in" loext:contextual-spacing="false" fo:line-height="0.2555in" fo:text-indent="0in" style:auto-text-indent="false"/>
    </style:style>
    <style:style style:name="P1371" style:family="paragraph" style:parent-style-name="Table_20_Paragraph">
      <style:paragraph-properties fo:margin-left="0in" fo:margin-right="0.3453in" fo:text-indent="0in" style:auto-text-indent="false"/>
    </style:style>
    <style:style style:name="P1372" style:family="paragraph" style:parent-style-name="Table_20_Paragraph">
      <style:paragraph-properties fo:margin-left="0in" fo:margin-right="0.1835in" fo:text-indent="-0.0008in" style:auto-text-indent="false"/>
    </style:style>
    <style:style style:name="P1373" style:family="paragraph" style:parent-style-name="Table_20_Paragraph">
      <style:paragraph-properties fo:margin-left="0in" fo:margin-right="0.5398in" fo:margin-top="0.0008in" fo:margin-bottom="0in" loext:contextual-spacing="false" fo:line-height="0.2555in" fo:text-indent="0in" style:auto-text-indent="false"/>
    </style:style>
    <style:style style:name="P1374" style:family="paragraph" style:parent-style-name="Table_20_Paragraph">
      <style:paragraph-properties fo:margin-left="0in" fo:margin-right="0.6445in" fo:margin-top="0.0028in" fo:margin-bottom="0in" loext:contextual-spacing="false" fo:line-height="0.2555in" fo:text-indent="0in" style:auto-text-indent="false"/>
    </style:style>
    <style:style style:name="P1375" style:family="paragraph" style:parent-style-name="Table_20_Paragraph">
      <style:paragraph-properties fo:margin-left="0in" fo:margin-right="0.6445in" fo:line-height="0.2555in" fo:text-indent="0in" style:auto-text-indent="false"/>
    </style:style>
    <style:style style:name="P1376" style:family="paragraph" style:parent-style-name="Table_20_Paragraph">
      <style:paragraph-properties fo:margin-left="0in" fo:margin-right="0.2083in" fo:text-indent="0in" style:auto-text-indent="false"/>
    </style:style>
    <style:style style:name="P1377" style:family="paragraph" style:parent-style-name="Table_20_Paragraph">
      <style:paragraph-properties fo:margin-left="0in" fo:margin-right="0.2382in" fo:text-indent="0in" style:auto-text-indent="false"/>
    </style:style>
    <style:style style:name="P1378" style:family="paragraph" style:parent-style-name="Table_20_Paragraph">
      <style:paragraph-properties fo:margin-left="0.0665in" fo:margin-right="0.3717in" fo:text-align="end" style:justify-single-word="false" fo:text-indent="0.239in" style:auto-text-indent="false" style:writing-mode="rl-tb"/>
    </style:style>
    <style:style style:name="P1379" style:family="paragraph" style:parent-style-name="Table_20_Paragraph">
      <style:paragraph-properties fo:margin-left="0in" fo:margin-right="0.5929in" fo:text-indent="0in" style:auto-text-indent="false"/>
    </style:style>
    <style:style style:name="P1380" style:family="paragraph" style:parent-style-name="Table_20_Paragraph">
      <style:paragraph-properties fo:margin-left="0in" fo:margin-right="0.5654in" fo:text-indent="0in" style:auto-text-indent="false"/>
    </style:style>
    <style:style style:name="P1381" style:family="paragraph" style:parent-style-name="Table_20_Paragraph">
      <style:paragraph-properties fo:margin-left="0in" fo:margin-right="0.5638in" fo:margin-top="0.0028in" fo:margin-bottom="0in" loext:contextual-spacing="false" fo:line-height="0.2555in" fo:text-indent="0in" style:auto-text-indent="false"/>
    </style:style>
    <style:style style:name="P1382" style:family="paragraph" style:parent-style-name="Table_20_Paragraph">
      <style:paragraph-properties fo:margin-left="0in" fo:margin-right="0.1091in" fo:text-indent="0in" style:auto-text-indent="false"/>
    </style:style>
    <style:style style:name="P1383" style:family="paragraph" style:parent-style-name="Table_20_Paragraph">
      <style:paragraph-properties fo:margin-left="0in" fo:margin-right="0.1472in" fo:text-indent="0in" style:auto-text-indent="false"/>
    </style:style>
    <style:style style:name="P1384" style:family="paragraph" style:parent-style-name="Table_20_Paragraph">
      <style:paragraph-properties fo:margin-left="0in" fo:margin-right="0.2807in" fo:text-indent="0in" style:auto-text-indent="false"/>
    </style:style>
    <style:style style:name="P1385" style:family="paragraph" style:parent-style-name="Table_20_Paragraph">
      <style:paragraph-properties fo:margin-left="0in" fo:margin-right="0.3457in" fo:line-height="0.2819in" fo:text-align="start" style:justify-single-word="false" fo:text-indent="0in" style:auto-text-indent="false" style:writing-mode="rl-tb"/>
    </style:style>
    <style:style style:name="P1386" style:family="paragraph" style:parent-style-name="Table_20_Paragraph">
      <style:paragraph-properties fo:margin-left="0in" fo:margin-right="0.3457in" fo:margin-top="0.0028in" fo:margin-bottom="0in" loext:contextual-spacing="false" fo:line-height="0.2555in" fo:text-indent="0in" style:auto-text-indent="false"/>
    </style:style>
    <style:style style:name="P1387" style:family="paragraph" style:parent-style-name="Table_20_Paragraph">
      <style:paragraph-properties fo:margin-left="0in" fo:margin-right="1.161in" fo:line-height="0.2783in" fo:text-align="start" style:justify-single-word="false" fo:text-indent="0in" style:auto-text-indent="false" style:writing-mode="rl-tb"/>
    </style:style>
    <style:style style:name="P1388" style:family="paragraph" style:parent-style-name="Table_20_Paragraph">
      <style:paragraph-properties fo:margin-left="0in" fo:margin-right="0.0717in" fo:text-indent="0in" style:auto-text-indent="false"/>
    </style:style>
    <style:style style:name="P1389" style:family="paragraph" style:parent-style-name="Table_20_Paragraph">
      <style:paragraph-properties fo:margin-left="0in" fo:margin-right="0.1866in" style:line-height-at-least="0.2571in" fo:text-indent="0in" style:auto-text-indent="false"/>
    </style:style>
    <style:style style:name="P1390" style:family="paragraph" style:parent-style-name="Table_20_Paragraph">
      <style:paragraph-properties fo:margin-left="0in" fo:margin-right="0.1866in" fo:line-height="0.2819in" fo:text-align="start" style:justify-single-word="false" fo:text-indent="0in" style:auto-text-indent="false" style:writing-mode="rl-tb"/>
    </style:style>
    <style:style style:name="P1391" style:family="paragraph" style:parent-style-name="Table_20_Paragraph">
      <style:paragraph-properties fo:margin-left="0in" fo:margin-right="0.1866in" fo:line-height="0.2835in" fo:text-align="start" style:justify-single-word="false" fo:text-indent="0in" style:auto-text-indent="false" style:writing-mode="rl-tb"/>
    </style:style>
    <style:style style:name="P1392" style:family="paragraph" style:parent-style-name="Table_20_Paragraph" style:master-page-name="Converted11">
      <style:paragraph-properties fo:margin-left="0in" fo:margin-right="1.1374in" fo:text-align="start" style:justify-single-word="false" fo:text-indent="0in" style:auto-text-indent="false" style:page-number="auto" style:writing-mode="rl-tb"/>
    </style:style>
    <style:style style:name="P1393" style:family="paragraph" style:parent-style-name="Table_20_Paragraph">
      <style:paragraph-properties fo:margin-left="0in" fo:margin-right="0.6516in" fo:text-indent="0in" style:auto-text-indent="false"/>
    </style:style>
    <style:style style:name="P1394" style:family="paragraph" style:parent-style-name="Table_20_Paragraph">
      <style:paragraph-properties fo:margin-left="0in" fo:margin-right="0.6516in" fo:line-height="0.2555in" fo:text-indent="0in" style:auto-text-indent="false"/>
    </style:style>
    <style:style style:name="P1395" style:family="paragraph" style:parent-style-name="Table_20_Paragraph">
      <style:paragraph-properties fo:margin-left="0in" fo:margin-right="0.6516in" fo:line-height="0.2744in" fo:text-align="start" style:justify-single-word="false" fo:text-indent="0in" style:auto-text-indent="false" style:writing-mode="rl-tb"/>
    </style:style>
    <style:style style:name="P1396" style:family="paragraph" style:parent-style-name="Table_20_Paragraph">
      <style:paragraph-properties fo:margin-left="0in" fo:margin-right="0.4866in" fo:text-align="justify" style:justify-single-word="false" fo:text-indent="0in" style:auto-text-indent="false"/>
    </style:style>
    <style:style style:name="P1397" style:family="paragraph" style:parent-style-name="Table_20_Paragraph">
      <style:paragraph-properties fo:margin-left="0in" fo:margin-right="0.4866in" fo:text-align="start" style:justify-single-word="false" fo:text-indent="0in" style:auto-text-indent="false" style:writing-mode="rl-tb"/>
    </style:style>
    <style:style style:name="P1398" style:family="paragraph" style:parent-style-name="Table_20_Paragraph">
      <style:paragraph-properties fo:margin-left="0in" fo:margin-right="0.178in" fo:text-indent="0in" style:auto-text-indent="false"/>
    </style:style>
    <style:style style:name="P1399" style:family="paragraph" style:parent-style-name="Table_20_Paragraph">
      <style:paragraph-properties fo:margin-left="0in" fo:margin-right="0.178in" fo:line-height="0.2835in" fo:text-align="start" style:justify-single-word="false" fo:text-indent="0in" style:auto-text-indent="false" style:writing-mode="rl-tb"/>
    </style:style>
    <style:style style:name="P1400" style:family="paragraph" style:parent-style-name="Table_20_Paragraph">
      <style:paragraph-properties fo:margin-left="0in" fo:margin-right="0.2398in" fo:text-indent="-0.0008in" style:auto-text-indent="false"/>
    </style:style>
    <style:style style:name="P1401" style:family="paragraph" style:parent-style-name="Table_20_Paragraph">
      <style:paragraph-properties fo:margin-left="0in" fo:margin-right="0.0909in" fo:text-indent="0in" style:auto-text-indent="false"/>
    </style:style>
    <style:style style:name="P1402" style:family="paragraph" style:parent-style-name="Table_20_Paragraph">
      <style:paragraph-properties fo:margin-left="0in" fo:margin-right="0.0909in" fo:line-height="0.2819in" fo:text-align="start" style:justify-single-word="false" fo:text-indent="0in" style:auto-text-indent="false" style:writing-mode="rl-tb"/>
    </style:style>
    <style:style style:name="P1403" style:family="paragraph" style:parent-style-name="Table_20_Paragraph">
      <style:paragraph-properties fo:margin-left="0in" fo:margin-right="0.3382in" fo:line-height="0.2874in" fo:text-align="start" style:justify-single-word="false" fo:text-indent="0in" style:auto-text-indent="false" style:writing-mode="rl-tb"/>
    </style:style>
    <style:style style:name="P1404" style:family="paragraph" style:parent-style-name="Table_20_Paragraph">
      <style:paragraph-properties fo:margin-left="0in" fo:margin-right="0.8846in" fo:text-align="start" style:justify-single-word="false" fo:text-indent="0in" style:auto-text-indent="false" style:writing-mode="rl-tb"/>
    </style:style>
    <style:style style:name="P1405" style:family="paragraph" style:parent-style-name="Table_20_Paragraph">
      <style:paragraph-properties fo:margin-left="0in" fo:margin-right="0.2201in" fo:margin-top="0.002in" fo:margin-bottom="0in" loext:contextual-spacing="false" fo:line-height="0.2555in" fo:text-indent="-0.0008in" style:auto-text-indent="false"/>
    </style:style>
    <style:style style:name="P1406" style:family="paragraph" style:parent-style-name="Table_20_Paragraph">
      <style:paragraph-properties fo:margin-left="0in" fo:margin-right="0.3689in" fo:margin-top="0.002in" fo:margin-bottom="0in" loext:contextual-spacing="false" fo:line-height="0.2555in" fo:text-indent="-0.0008in" style:auto-text-indent="false"/>
    </style:style>
    <style:style style:name="P1407" style:family="paragraph" style:parent-style-name="Table_20_Paragraph">
      <style:paragraph-properties fo:margin-left="0in" fo:margin-right="0.2417in" fo:line-height="0.2846in" fo:text-align="start" style:justify-single-word="false" fo:text-indent="0in" style:auto-text-indent="false" style:writing-mode="rl-tb"/>
    </style:style>
    <style:style style:name="P1408" style:family="paragraph" style:parent-style-name="Table_20_Paragraph">
      <style:paragraph-properties fo:margin-left="0in" fo:margin-right="1.3626in" fo:text-align="start" style:justify-single-word="false" fo:text-indent="0in" style:auto-text-indent="false" style:writing-mode="rl-tb"/>
    </style:style>
    <style:style style:name="P1409" style:family="paragraph" style:parent-style-name="Table_20_Paragraph">
      <style:paragraph-properties fo:margin-left="0in" fo:margin-right="0.35in" fo:text-indent="0in" style:auto-text-indent="false"/>
    </style:style>
    <style:style style:name="P1410" style:family="paragraph" style:parent-style-name="Table_20_Paragraph">
      <style:paragraph-properties fo:margin-left="0in" fo:margin-right="0.35in" fo:line-height="0.2839in" fo:text-align="start" style:justify-single-word="false" fo:text-indent="0in" style:auto-text-indent="false" style:writing-mode="rl-tb"/>
    </style:style>
    <style:style style:name="P1411" style:family="paragraph" style:parent-style-name="Table_20_Paragraph">
      <style:paragraph-properties fo:margin-left="0in" fo:margin-right="0.35in" fo:text-align="start" style:justify-single-word="false" fo:text-indent="0in" style:auto-text-indent="false" style:writing-mode="rl-tb"/>
    </style:style>
    <style:style style:name="P1412" style:family="paragraph" style:parent-style-name="Table_20_Paragraph">
      <style:paragraph-properties fo:margin-left="0in" fo:margin-right="0.3063in" fo:text-indent="0in" style:auto-text-indent="false"/>
    </style:style>
    <style:style style:name="P1413" style:family="paragraph" style:parent-style-name="Table_20_Paragraph">
      <style:paragraph-properties fo:margin-left="0in" fo:margin-right="0.3063in" fo:line-height="0.2555in" fo:text-indent="0in" style:auto-text-indent="false"/>
    </style:style>
    <style:style style:name="P1414" style:family="paragraph" style:parent-style-name="Table_20_Paragraph">
      <style:paragraph-properties fo:margin-left="0in" fo:margin-right="1.1382in" fo:text-align="start" style:justify-single-word="false" fo:text-indent="0in" style:auto-text-indent="false" style:writing-mode="rl-tb"/>
    </style:style>
    <style:style style:name="P1415" style:family="paragraph" style:parent-style-name="Table_20_Paragraph">
      <style:paragraph-properties fo:margin-left="0in" fo:margin-right="1.1382in" fo:line-height="0.2736in" fo:text-align="start" style:justify-single-word="false" fo:text-indent="0in" style:auto-text-indent="false" style:writing-mode="rl-tb"/>
    </style:style>
    <style:style style:name="P1416" style:family="paragraph" style:parent-style-name="Table_20_Paragraph">
      <style:paragraph-properties fo:margin-left="0in" fo:margin-right="1.4547in" fo:text-align="start" style:justify-single-word="false" fo:text-indent="0in" style:auto-text-indent="false" style:writing-mode="rl-tb"/>
    </style:style>
    <style:style style:name="P1417" style:family="paragraph" style:parent-style-name="Table_20_Paragraph">
      <style:paragraph-properties fo:margin-left="0in" fo:margin-right="0.3693in" fo:text-indent="0in" style:auto-text-indent="false"/>
    </style:style>
    <style:style style:name="P1418" style:family="paragraph" style:parent-style-name="Table_20_Paragraph">
      <style:paragraph-properties fo:margin-left="0in" fo:margin-right="0.578in" fo:text-indent="0in" style:auto-text-indent="false"/>
    </style:style>
    <style:style style:name="P1419" style:family="paragraph" style:parent-style-name="Table_20_Paragraph">
      <style:paragraph-properties fo:margin-left="0in" fo:margin-right="0.0992in" fo:line-height="0.2819in" fo:text-align="start" style:justify-single-word="false" fo:text-indent="0in" style:auto-text-indent="false" style:writing-mode="rl-tb"/>
    </style:style>
    <style:style style:name="P1420" style:family="paragraph" style:parent-style-name="Table_20_Paragraph">
      <style:paragraph-properties fo:margin-left="0in" fo:margin-right="0.0992in" fo:line-height="0.2835in" fo:text-align="start" style:justify-single-word="false" fo:text-indent="0in" style:auto-text-indent="false" style:writing-mode="rl-tb"/>
    </style:style>
    <style:style style:name="P1421" style:family="paragraph" style:parent-style-name="Table_20_Paragraph">
      <style:paragraph-properties fo:margin-left="0in" fo:margin-right="0.0992in" fo:line-height="0.2846in" fo:text-align="start" style:justify-single-word="false" fo:text-indent="0in" style:auto-text-indent="false" style:writing-mode="rl-tb"/>
    </style:style>
    <style:style style:name="P1422" style:family="paragraph" style:parent-style-name="Table_20_Paragraph">
      <style:paragraph-properties fo:margin-left="0in" fo:margin-right="0.0992in" fo:text-indent="0in" style:auto-text-indent="false"/>
    </style:style>
    <style:style style:name="P1423" style:family="paragraph" style:parent-style-name="Table_20_Paragraph">
      <style:paragraph-properties fo:margin-left="0in" fo:margin-right="0.4244in" fo:text-align="start" style:justify-single-word="false" fo:text-indent="0in" style:auto-text-indent="false" style:writing-mode="rl-tb"/>
    </style:style>
    <style:style style:name="P1424" style:family="paragraph" style:parent-style-name="Table_20_Paragraph">
      <style:paragraph-properties fo:margin-left="0in" fo:margin-right="0.4244in" fo:text-indent="0in" style:auto-text-indent="false"/>
    </style:style>
    <style:style style:name="P1425" style:family="paragraph" style:parent-style-name="Table_20_Paragraph">
      <style:paragraph-properties fo:margin-left="0in" fo:margin-right="0.4244in" fo:text-align="justify" style:justify-single-word="false" fo:text-indent="0in" style:auto-text-indent="false"/>
    </style:style>
    <style:style style:name="P1426" style:family="paragraph" style:parent-style-name="Table_20_Paragraph">
      <style:paragraph-properties fo:margin-left="0in" fo:margin-right="0.1075in" fo:text-indent="0in" style:auto-text-indent="false"/>
    </style:style>
    <style:style style:name="P1427" style:family="paragraph" style:parent-style-name="Table_20_Paragraph">
      <style:paragraph-properties fo:margin-left="0in" fo:margin-right="0.1075in" fo:line-height="0.2835in" fo:text-align="start" style:justify-single-word="false" fo:text-indent="0in" style:auto-text-indent="false" style:writing-mode="rl-tb"/>
    </style:style>
    <style:style style:name="P1428" style:family="paragraph" style:parent-style-name="Table_20_Paragraph">
      <style:paragraph-properties fo:margin-left="0in" fo:margin-right="0.3429in" fo:text-indent="0in" style:auto-text-indent="false"/>
    </style:style>
    <style:style style:name="P1429" style:family="paragraph" style:parent-style-name="Table_20_Paragraph">
      <style:paragraph-properties fo:margin-left="0in" fo:margin-right="0.3429in" fo:margin-top="0.0028in" fo:margin-bottom="0in" loext:contextual-spacing="false" fo:line-height="0.2555in" fo:text-indent="0in" style:auto-text-indent="false"/>
    </style:style>
    <style:style style:name="P1430" style:family="paragraph" style:parent-style-name="Table_20_Paragraph">
      <style:paragraph-properties fo:margin-left="0in" fo:margin-right="0.3252in" fo:text-indent="0in" style:auto-text-indent="false"/>
    </style:style>
    <style:style style:name="P1431" style:family="paragraph" style:parent-style-name="Table_20_Paragraph">
      <style:paragraph-properties fo:margin-left="0in" fo:margin-right="0.3252in" fo:margin-top="0.002in" fo:margin-bottom="0in" loext:contextual-spacing="false" fo:line-height="0.2555in" fo:text-indent="0in" style:auto-text-indent="false"/>
    </style:style>
    <style:style style:name="P1432" style:family="paragraph" style:parent-style-name="Table_20_Paragraph">
      <style:paragraph-properties fo:margin-left="0in" fo:margin-right="0.3252in" fo:text-align="start" style:justify-single-word="false" fo:text-indent="0in" style:auto-text-indent="false" style:writing-mode="rl-tb"/>
    </style:style>
    <style:style style:name="P1433" style:family="paragraph" style:parent-style-name="Table_20_Paragraph">
      <style:paragraph-properties fo:margin-left="0in" fo:margin-right="0.3252in" fo:line-height="0.2819in" fo:text-align="start" style:justify-single-word="false" fo:text-indent="0in" style:auto-text-indent="false" style:writing-mode="rl-tb"/>
    </style:style>
    <style:style style:name="P1434" style:family="paragraph" style:parent-style-name="Table_20_Paragraph">
      <style:paragraph-properties fo:margin-left="0in" fo:margin-right="0.1811in" fo:text-indent="0in" style:auto-text-indent="false"/>
    </style:style>
    <style:style style:name="P1435" style:family="paragraph" style:parent-style-name="Table_20_Paragraph">
      <style:paragraph-properties fo:margin-left="0in" fo:margin-right="0.1154in" fo:text-indent="0in" style:auto-text-indent="false"/>
    </style:style>
    <style:style style:name="P1436" style:family="paragraph" style:parent-style-name="Table_20_Paragraph">
      <style:paragraph-properties fo:margin-left="0.0689in" fo:margin-right="0in" fo:text-align="end" style:justify-single-word="false" fo:text-indent="0in" style:auto-text-indent="false" style:writing-mode="rl-tb"/>
    </style:style>
    <style:style style:name="P1437" style:family="paragraph" style:parent-style-name="Table_20_Paragraph">
      <style:paragraph-properties fo:margin-left="0.0689in" fo:margin-right="0in" fo:line-height="0.2846in" fo:text-align="end" style:justify-single-word="false" fo:text-indent="0in" style:auto-text-indent="false" style:writing-mode="rl-tb"/>
    </style:style>
    <style:style style:name="P1438" style:family="paragraph" style:parent-style-name="Table_20_Paragraph" style:master-page-name="Converted59">
      <style:paragraph-properties fo:margin-left="0.0689in" fo:margin-right="0in" fo:line-height="0.2819in" fo:text-align="end" style:justify-single-word="false" fo:text-indent="0in" style:auto-text-indent="false" style:page-number="auto" style:writing-mode="rl-tb"/>
    </style:style>
    <style:style style:name="P1439" style:family="paragraph" style:parent-style-name="Table_20_Paragraph">
      <style:paragraph-properties fo:margin-left="0in" fo:margin-right="0.1701in" fo:text-indent="0in" style:auto-text-indent="false"/>
    </style:style>
    <style:style style:name="P1440" style:family="paragraph" style:parent-style-name="Table_20_Paragraph">
      <style:paragraph-properties fo:margin-left="0in" fo:margin-right="0.1701in" fo:text-align="start" style:justify-single-word="false" fo:text-indent="0in" style:auto-text-indent="false" style:writing-mode="rl-tb"/>
    </style:style>
    <style:style style:name="P1441" style:family="paragraph" style:parent-style-name="Table_20_Paragraph">
      <style:paragraph-properties fo:margin-left="0in" fo:margin-right="0.2728in" fo:line-height="0.2819in" fo:text-align="start" style:justify-single-word="false" fo:text-indent="0in" style:auto-text-indent="false" style:writing-mode="rl-tb"/>
    </style:style>
    <style:style style:name="P1442" style:family="paragraph" style:parent-style-name="Table_20_Paragraph">
      <style:paragraph-properties fo:margin-left="0in" fo:margin-right="0.4957in" fo:text-align="start" style:justify-single-word="false" fo:text-indent="0in" style:auto-text-indent="false" style:writing-mode="rl-tb"/>
    </style:style>
    <style:style style:name="P1443" style:family="paragraph" style:parent-style-name="Table_20_Paragraph">
      <style:paragraph-properties fo:margin-left="0in" fo:margin-right="0.4957in" fo:line-height="0.2744in" fo:text-align="start" style:justify-single-word="false" fo:text-indent="0in" style:auto-text-indent="false" style:writing-mode="rl-tb"/>
    </style:style>
    <style:style style:name="P1444" style:family="paragraph" style:parent-style-name="Table_20_Paragraph">
      <style:paragraph-properties fo:margin-left="0in" fo:margin-right="0.198in" fo:text-indent="0in" style:auto-text-indent="false"/>
    </style:style>
    <style:style style:name="P1445" style:family="paragraph" style:parent-style-name="Table_20_Paragraph">
      <style:paragraph-properties fo:margin-left="0in" fo:margin-right="0.0665in" fo:text-indent="0in" style:auto-text-indent="false"/>
    </style:style>
    <style:style style:name="P1446" style:family="paragraph" style:parent-style-name="Table_20_Paragraph">
      <style:paragraph-properties fo:margin-left="0in" fo:margin-right="0.0665in" fo:text-align="end" style:justify-single-word="false" fo:text-indent="0in" style:auto-text-indent="false"/>
    </style:style>
    <style:style style:name="P1447" style:family="paragraph" style:parent-style-name="Table_20_Paragraph">
      <style:paragraph-properties fo:margin-left="0in" fo:margin-right="0.0665in" fo:line-height="0.2547in" fo:text-align="end" style:justify-single-word="false" fo:text-indent="0in" style:auto-text-indent="false"/>
    </style:style>
    <style:style style:name="P1448" style:family="paragraph" style:parent-style-name="Table_20_Paragraph">
      <style:paragraph-properties fo:margin-left="0in" fo:margin-right="0.0665in" fo:margin-top="0.0028in" fo:margin-bottom="0in" loext:contextual-spacing="false" fo:line-height="0.2555in" fo:text-indent="0in" style:auto-text-indent="false"/>
    </style:style>
    <style:style style:name="P1449" style:family="paragraph" style:parent-style-name="Table_20_Paragraph">
      <style:paragraph-properties fo:margin-left="0in" fo:margin-right="0.4264in" fo:text-indent="0in" style:auto-text-indent="false"/>
    </style:style>
    <style:style style:name="P1450" style:family="paragraph" style:parent-style-name="Table_20_Paragraph">
      <style:paragraph-properties fo:margin-left="0in" fo:margin-right="0.4264in" fo:text-align="start" style:justify-single-word="false" fo:text-indent="0in" style:auto-text-indent="false" style:writing-mode="rl-tb"/>
    </style:style>
    <style:style style:name="P1451" style:family="paragraph" style:parent-style-name="Table_20_Paragraph">
      <style:paragraph-properties fo:margin-left="0in" fo:margin-right="0.4264in" fo:line-height="0.2819in" fo:text-align="start" style:justify-single-word="false" fo:text-indent="0in" style:auto-text-indent="false" style:writing-mode="rl-tb"/>
    </style:style>
    <style:style style:name="P1452" style:family="paragraph" style:parent-style-name="Table_20_Paragraph">
      <style:paragraph-properties fo:margin-left="0in" fo:margin-right="0.628in" fo:text-indent="0in" style:auto-text-indent="false"/>
    </style:style>
    <style:style style:name="P1453" style:family="paragraph" style:parent-style-name="Table_20_Paragraph">
      <style:paragraph-properties fo:margin-left="0in" fo:margin-right="0.628in" style:line-height-at-least="0.2571in" fo:text-indent="0in" style:auto-text-indent="false"/>
    </style:style>
    <style:style style:name="P1454" style:family="paragraph" style:parent-style-name="Table_20_Paragraph">
      <style:paragraph-properties fo:margin-left="0in" fo:margin-right="1.0299in" fo:line-height="0.2819in" fo:text-align="start" style:justify-single-word="false" fo:text-indent="0in" style:auto-text-indent="false" style:writing-mode="rl-tb"/>
    </style:style>
    <style:style style:name="P1455" style:family="paragraph" style:parent-style-name="Table_20_Paragraph">
      <style:paragraph-properties fo:margin-left="0in" fo:margin-right="0.7091in" fo:line-height="0.2783in" fo:text-align="start" style:justify-single-word="false" fo:text-indent="0in" style:auto-text-indent="false" style:writing-mode="rl-tb"/>
    </style:style>
    <style:style style:name="P1456" style:family="paragraph" style:parent-style-name="Table_20_Paragraph">
      <style:paragraph-properties fo:margin-left="0in" fo:margin-right="0.7091in" fo:margin-top="0.002in" fo:margin-bottom="0in" loext:contextual-spacing="false" fo:line-height="0.2555in" fo:text-indent="0in" style:auto-text-indent="false"/>
    </style:style>
    <style:style style:name="P1457" style:family="paragraph" style:parent-style-name="Table_20_Paragraph">
      <style:paragraph-properties fo:margin-left="0in" fo:margin-right="0.4874in" fo:text-indent="0in" style:auto-text-indent="false"/>
    </style:style>
    <style:style style:name="P1458" style:family="paragraph" style:parent-style-name="Table_20_Paragraph">
      <style:paragraph-properties fo:margin-left="0in" fo:margin-right="0.4543in" fo:text-indent="0in" style:auto-text-indent="false"/>
    </style:style>
    <style:style style:name="P1459" style:family="paragraph" style:parent-style-name="Table_20_Paragraph">
      <style:paragraph-properties fo:margin-left="0in" fo:margin-right="0.4543in" fo:margin-top="0.002in" fo:margin-bottom="0in" loext:contextual-spacing="false" fo:line-height="0.2555in" fo:text-indent="0in" style:auto-text-indent="false"/>
    </style:style>
    <style:style style:name="P1460" style:family="paragraph" style:parent-style-name="Table_20_Paragraph">
      <style:paragraph-properties fo:margin-left="0in" fo:margin-right="0.4543in" fo:margin-top="0.0028in" fo:margin-bottom="0in" loext:contextual-spacing="false" fo:line-height="0.2555in" fo:text-indent="0in" style:auto-text-indent="false"/>
    </style:style>
    <style:style style:name="P1461" style:family="paragraph" style:parent-style-name="Table_20_Paragraph">
      <style:paragraph-properties fo:margin-left="0in" fo:margin-right="0.4543in" fo:line-height="0.2819in" fo:text-align="start" style:justify-single-word="false" fo:text-indent="0in" style:auto-text-indent="false" style:writing-mode="rl-tb"/>
    </style:style>
    <style:style style:name="P1462" style:family="paragraph" style:parent-style-name="Table_20_Paragraph">
      <style:paragraph-properties fo:margin-left="0in" fo:margin-right="0.6028in" fo:text-indent="0in" style:auto-text-indent="false"/>
    </style:style>
    <style:style style:name="P1463" style:family="paragraph" style:parent-style-name="Table_20_Paragraph">
      <style:paragraph-properties fo:margin-left="0in" fo:margin-right="0.5472in" fo:text-indent="0in" style:auto-text-indent="false"/>
    </style:style>
    <style:style style:name="P1464" style:family="paragraph" style:parent-style-name="Table_20_Paragraph">
      <style:paragraph-properties fo:margin-left="0in" fo:margin-right="0.0598in" fo:text-indent="0in" style:auto-text-indent="false"/>
    </style:style>
    <style:style style:name="P1465" style:family="paragraph" style:parent-style-name="Table_20_Paragraph">
      <style:paragraph-properties fo:margin-left="0in" fo:margin-right="0.0598in" fo:line-height="0.2555in" fo:text-indent="0in" style:auto-text-indent="false"/>
    </style:style>
    <style:style style:name="P1466" style:family="paragraph" style:parent-style-name="Table_20_Paragraph">
      <style:paragraph-properties fo:margin-left="0in" fo:margin-right="0.6008in" fo:text-align="start" style:justify-single-word="false" fo:text-indent="0in" style:auto-text-indent="false" style:writing-mode="rl-tb"/>
    </style:style>
    <style:style style:name="P1467" style:family="paragraph" style:parent-style-name="Table_20_Paragraph">
      <style:paragraph-properties fo:margin-left="0in" fo:margin-right="0.7181in" fo:margin-top="0.0028in" fo:margin-bottom="0in" loext:contextual-spacing="false" fo:line-height="0.2555in" fo:text-indent="0in" style:auto-text-indent="false"/>
    </style:style>
    <style:style style:name="P1468" style:family="paragraph" style:parent-style-name="Table_20_Paragraph">
      <style:paragraph-properties fo:margin-left="0in" fo:margin-right="0.0756in" fo:text-indent="0in" style:auto-text-indent="false"/>
    </style:style>
    <style:style style:name="P1469" style:family="paragraph" style:parent-style-name="Table_20_Paragraph">
      <style:paragraph-properties fo:margin-left="0in" fo:margin-right="0.0756in" fo:line-height="0.2819in" fo:text-align="start" style:justify-single-word="false" fo:text-indent="0in" style:auto-text-indent="false" style:writing-mode="rl-tb"/>
    </style:style>
    <style:style style:name="P1470" style:family="paragraph" style:parent-style-name="Table_20_Paragraph">
      <style:paragraph-properties fo:margin-left="0in" fo:margin-right="0.0756in" fo:line-height="0.2835in" fo:text-align="start" style:justify-single-word="false" fo:text-indent="0in" style:auto-text-indent="false" style:writing-mode="rl-tb"/>
    </style:style>
    <style:style style:name="P1471" style:family="paragraph" style:parent-style-name="Table_20_Paragraph">
      <style:paragraph-properties fo:margin-left="0in" fo:margin-right="0.3681in" fo:text-indent="0in" style:auto-text-indent="false"/>
    </style:style>
    <style:style style:name="P1472" style:family="paragraph" style:parent-style-name="Table_20_Paragraph">
      <style:paragraph-properties fo:margin-left="0in" fo:margin-right="0.3681in" fo:text-align="justify" style:justify-single-word="false" fo:text-indent="0in" style:auto-text-indent="false"/>
    </style:style>
    <style:style style:name="P1473" style:family="paragraph" style:parent-style-name="Table_20_Paragraph">
      <style:paragraph-properties fo:margin-left="0in" fo:margin-right="0.6209in" fo:text-indent="0in" style:auto-text-indent="false"/>
    </style:style>
    <style:style style:name="P1474" style:family="paragraph" style:parent-style-name="Table_20_Paragraph">
      <style:paragraph-properties fo:margin-left="0in" fo:margin-right="0.6209in" fo:line-height="0.2555in" fo:text-indent="0in" style:auto-text-indent="false"/>
    </style:style>
    <style:style style:name="P1475" style:family="paragraph" style:parent-style-name="Table_20_Paragraph">
      <style:paragraph-properties fo:margin-left="0.0091in" fo:margin-right="0.5244in" fo:line-height="0.2819in" fo:text-align="center" style:justify-single-word="false" fo:text-indent="0in" style:auto-text-indent="false" style:writing-mode="rl-tb"/>
    </style:style>
    <style:style style:name="P1476" style:family="paragraph" style:parent-style-name="Table_20_Paragraph">
      <style:paragraph-properties fo:margin-left="0.0091in" fo:margin-right="0.4425in" fo:text-align="center" style:justify-single-word="false" fo:text-indent="0in" style:auto-text-indent="false" style:writing-mode="rl-tb"/>
    </style:style>
    <style:style style:name="P1477" style:family="paragraph" style:parent-style-name="Table_20_Paragraph">
      <style:paragraph-properties fo:margin-left="0in" fo:margin-right="0.3661in" fo:text-indent="0in" style:auto-text-indent="false"/>
    </style:style>
    <style:style style:name="P1478" style:family="paragraph" style:parent-style-name="Table_20_Paragraph">
      <style:paragraph-properties fo:margin-left="0in" fo:margin-right="0.3661in" fo:line-height="0.2862in" fo:text-align="start" style:justify-single-word="false" fo:text-indent="0in" style:auto-text-indent="false" style:writing-mode="rl-tb"/>
    </style:style>
    <style:style style:name="P1479" style:family="paragraph" style:parent-style-name="Table_20_Paragraph">
      <style:paragraph-properties fo:margin-left="0in" fo:margin-right="0.0772in" fo:text-indent="0in" style:auto-text-indent="false"/>
    </style:style>
    <style:style style:name="P1480" style:family="paragraph" style:parent-style-name="Table_20_Paragraph">
      <style:paragraph-properties fo:margin-left="0in" fo:margin-right="0.0772in" fo:text-align="justify" style:justify-single-word="false" fo:text-indent="0in" style:auto-text-indent="false"/>
    </style:style>
    <style:style style:name="P1481" style:family="paragraph" style:parent-style-name="Table_20_Paragraph">
      <style:paragraph-properties fo:margin-left="0in" fo:margin-right="0.0772in" fo:line-height="0.2819in" fo:text-align="start" style:justify-single-word="false" fo:text-indent="0in" style:auto-text-indent="false" style:writing-mode="rl-tb"/>
    </style:style>
    <style:style style:name="P1482" style:family="paragraph" style:parent-style-name="Table_20_Paragraph">
      <style:paragraph-properties fo:margin-left="0in" fo:margin-right="0.7756in" fo:text-align="start" style:justify-single-word="false" fo:text-indent="-0.1783in" style:auto-text-indent="false" style:writing-mode="rl-tb"/>
    </style:style>
    <style:style style:name="P1483" style:family="paragraph" style:parent-style-name="Table_20_Paragraph">
      <style:paragraph-properties fo:margin-left="0in" fo:margin-right="0.6547in" fo:text-align="start" style:justify-single-word="false" fo:text-indent="0in" style:auto-text-indent="false" style:writing-mode="rl-tb"/>
    </style:style>
    <style:style style:name="P1484" style:family="paragraph" style:parent-style-name="Table_20_Paragraph">
      <style:paragraph-properties fo:margin-left="0in" fo:margin-right="0.2161in" fo:text-indent="0in" style:auto-text-indent="false"/>
    </style:style>
    <style:style style:name="P1485" style:family="paragraph" style:parent-style-name="Table_20_Paragraph">
      <style:paragraph-properties fo:margin-left="0in" fo:margin-right="0.2161in" fo:line-height="0.2555in" fo:text-indent="0in" style:auto-text-indent="false"/>
    </style:style>
    <style:style style:name="P1486" style:family="paragraph" style:parent-style-name="Table_20_Paragraph">
      <style:paragraph-properties fo:margin-left="0in" fo:margin-right="0.2256in" fo:text-indent="0in" style:auto-text-indent="false"/>
    </style:style>
    <style:style style:name="P1487" style:family="paragraph" style:parent-style-name="Table_20_Paragraph">
      <style:paragraph-properties fo:margin-left="0in" fo:margin-right="0.2256in" fo:text-align="justify" style:justify-single-word="false" fo:text-indent="0in" style:auto-text-indent="false"/>
    </style:style>
    <style:style style:name="P1488" style:family="paragraph" style:parent-style-name="Table_20_Paragraph">
      <style:paragraph-properties fo:margin-left="0.0665in" fo:margin-right="0.2134in" fo:text-align="end" style:justify-single-word="false" fo:text-indent="-0.0772in" style:auto-text-indent="false" style:writing-mode="rl-tb"/>
    </style:style>
    <style:style style:name="P1489" style:family="paragraph" style:parent-style-name="Table_20_Paragraph">
      <style:paragraph-properties fo:margin-left="0in" fo:margin-right="0.1047in" fo:text-indent="0in" style:auto-text-indent="false"/>
    </style:style>
    <style:style style:name="P1490" style:family="paragraph" style:parent-style-name="Table_20_Paragraph">
      <style:paragraph-properties fo:margin-left="0in" fo:margin-right="0.1272in" fo:text-indent="0in" style:auto-text-indent="false"/>
    </style:style>
    <style:style style:name="P1491" style:family="paragraph" style:parent-style-name="Table_20_Paragraph">
      <style:paragraph-properties fo:margin-left="0in" fo:margin-right="0.1272in" fo:text-align="start" style:justify-single-word="false" fo:text-indent="0in" style:auto-text-indent="false" style:writing-mode="rl-tb"/>
    </style:style>
    <style:style style:name="P1492" style:family="paragraph" style:parent-style-name="Table_20_Paragraph">
      <style:paragraph-properties fo:margin-left="0in" fo:margin-right="0.2098in" fo:line-height="0.2835in" fo:text-align="start" style:justify-single-word="false" fo:text-indent="0in" style:auto-text-indent="false" style:writing-mode="rl-tb"/>
    </style:style>
    <style:style style:name="P1493" style:family="paragraph" style:parent-style-name="Table_20_Paragraph">
      <style:paragraph-properties fo:margin-left="0in" fo:margin-right="0.5791in" fo:text-align="start" style:justify-single-word="false" fo:text-indent="0in" style:auto-text-indent="false" style:writing-mode="rl-tb"/>
    </style:style>
    <style:style style:name="P1494" style:family="paragraph" style:parent-style-name="Table_20_Paragraph">
      <style:paragraph-properties fo:margin-left="0in" fo:margin-right="0.5791in" fo:line-height="0.2874in" fo:text-align="start" style:justify-single-word="false" fo:text-indent="0in" style:auto-text-indent="false" style:writing-mode="rl-tb"/>
    </style:style>
    <style:style style:name="P1495" style:family="paragraph" style:parent-style-name="Table_20_Paragraph">
      <style:paragraph-properties fo:margin-left="0in" fo:margin-right="0.5791in" fo:line-height="0.2835in" fo:text-align="start" style:justify-single-word="false" fo:text-indent="0in" style:auto-text-indent="false" style:writing-mode="rl-tb"/>
    </style:style>
    <style:style style:name="P1496" style:family="paragraph" style:parent-style-name="Table_20_Paragraph">
      <style:paragraph-properties fo:margin-left="0in" fo:margin-right="0.1161in" fo:text-indent="0in" style:auto-text-indent="false"/>
    </style:style>
    <style:style style:name="P1497" style:family="paragraph" style:parent-style-name="Table_20_Paragraph">
      <style:paragraph-properties fo:margin-left="0.0665in" fo:margin-right="0.4701in" fo:text-align="end" style:justify-single-word="false" fo:text-indent="-0.2484in" style:auto-text-indent="false" style:writing-mode="rl-tb"/>
    </style:style>
    <style:style style:name="P1498" style:family="paragraph" style:parent-style-name="Table_20_Paragraph">
      <style:paragraph-properties fo:margin-left="0in" fo:margin-right="0.1283in" fo:line-height="0.2819in" fo:text-align="start" style:justify-single-word="false" fo:text-indent="0in" style:auto-text-indent="false" style:writing-mode="rl-tb"/>
    </style:style>
    <style:style style:name="P1499" style:family="paragraph" style:parent-style-name="Table_20_Paragraph">
      <style:paragraph-properties fo:margin-left="0in" fo:margin-right="0.1283in" fo:text-indent="0in" style:auto-text-indent="false"/>
    </style:style>
    <style:style style:name="P1500" style:family="paragraph" style:parent-style-name="Table_20_Paragraph">
      <style:paragraph-properties fo:margin-left="0in" fo:margin-right="0.4256in" fo:text-align="start" style:justify-single-word="false" fo:text-indent="0in" style:auto-text-indent="false" style:writing-mode="rl-tb"/>
    </style:style>
    <style:style style:name="P1501" style:family="paragraph" style:parent-style-name="Table_20_Paragraph">
      <style:paragraph-properties fo:margin-left="0in" fo:margin-right="0.4256in" fo:margin-top="0.002in" fo:margin-bottom="0in" loext:contextual-spacing="false" fo:line-height="0.2555in" fo:text-indent="0in" style:auto-text-indent="false"/>
    </style:style>
    <style:style style:name="P1502" style:family="paragraph" style:parent-style-name="Table_20_Paragraph">
      <style:paragraph-properties fo:margin-left="0in" fo:margin-right="0.3516in" fo:line-height="0.2835in" fo:text-align="start" style:justify-single-word="false" fo:text-indent="0in" style:auto-text-indent="false" style:writing-mode="rl-tb"/>
    </style:style>
    <style:style style:name="P1503" style:family="paragraph" style:parent-style-name="Table_20_Paragraph">
      <style:paragraph-properties fo:margin-left="0in" fo:margin-right="0.3516in" fo:margin-top="0.0028in" fo:margin-bottom="0in" loext:contextual-spacing="false" fo:line-height="0.2555in" fo:text-indent="0in" style:auto-text-indent="false"/>
    </style:style>
    <style:style style:name="P1504" style:family="paragraph" style:parent-style-name="Table_20_Paragraph">
      <style:paragraph-properties fo:margin-left="0in" fo:margin-right="0.3516in" fo:text-indent="0in" style:auto-text-indent="false"/>
    </style:style>
    <style:style style:name="P1505" style:family="paragraph" style:parent-style-name="Table_20_Paragraph" style:master-page-name="Converted15">
      <style:paragraph-properties fo:margin-left="0in" fo:margin-right="0.9181in" fo:text-align="start" style:justify-single-word="false" fo:text-indent="0in" style:auto-text-indent="false" style:page-number="auto" style:writing-mode="rl-tb"/>
    </style:style>
    <style:style style:name="P1506" style:family="paragraph" style:parent-style-name="Table_20_Paragraph">
      <style:paragraph-properties fo:margin-left="0in" fo:margin-right="1.1689in" fo:line-height="0.2819in" fo:text-align="start" style:justify-single-word="false" fo:text-indent="0in" style:auto-text-indent="false" style:writing-mode="rl-tb"/>
    </style:style>
    <style:style style:name="P1507" style:family="paragraph" style:parent-style-name="Table_20_Paragraph">
      <style:paragraph-properties fo:margin-left="0.0665in" fo:margin-right="0.3075in" fo:text-align="end" style:justify-single-word="false" fo:text-indent="0.3756in" style:auto-text-indent="false" style:writing-mode="rl-tb"/>
    </style:style>
    <style:style style:name="P1508" style:family="paragraph" style:parent-style-name="Table_20_Paragraph">
      <style:paragraph-properties fo:margin-left="0in" fo:margin-right="0.4862in" fo:margin-top="0.0028in" fo:margin-bottom="0in" loext:contextual-spacing="false" fo:line-height="0.2555in" fo:text-indent="0in" style:auto-text-indent="false"/>
    </style:style>
    <style:style style:name="P1509" style:family="paragraph" style:parent-style-name="Table_20_Paragraph">
      <style:paragraph-properties fo:margin-left="0in" fo:margin-right="0.4862in" fo:line-height="0.2819in" fo:text-align="start" style:justify-single-word="false" fo:text-indent="0in" style:auto-text-indent="false" style:writing-mode="rl-tb"/>
    </style:style>
    <style:style style:name="P1510" style:family="paragraph" style:parent-style-name="Table_20_Paragraph">
      <style:paragraph-properties fo:margin-left="0in" fo:margin-right="0.4043in" fo:text-indent="0in" style:auto-text-indent="false"/>
    </style:style>
    <style:style style:name="P1511" style:family="paragraph" style:parent-style-name="Table_20_Paragraph">
      <style:paragraph-properties fo:margin-left="0in" fo:margin-right="0.4043in" fo:line-height="0.2819in" fo:text-align="start" style:justify-single-word="false" fo:text-indent="0in" style:auto-text-indent="false" style:writing-mode="rl-tb"/>
    </style:style>
    <style:style style:name="P1512" style:family="paragraph" style:parent-style-name="Table_20_Paragraph">
      <style:paragraph-properties fo:margin-left="0.0091in" fo:margin-right="0.7661in" fo:line-height="0.2819in" fo:text-align="center" style:justify-single-word="false" fo:text-indent="0in" style:auto-text-indent="false" style:writing-mode="rl-tb"/>
    </style:style>
    <style:style style:name="P1513" style:family="paragraph" style:parent-style-name="Table_20_Paragraph" style:master-page-name="Converted16">
      <style:paragraph-properties fo:margin-left="0.0008in" fo:margin-right="0.6862in" fo:text-align="center" style:justify-single-word="false" fo:text-indent="0in" style:auto-text-indent="false" style:page-number="auto" style:writing-mode="rl-tb"/>
    </style:style>
    <style:style style:name="P1514" style:family="paragraph" style:parent-style-name="Table_20_Paragraph">
      <style:paragraph-properties fo:margin-left="0in" fo:margin-right="0.2146in" fo:margin-top="0.002in" fo:margin-bottom="0in" loext:contextual-spacing="false" fo:line-height="0.2555in" fo:text-indent="0in" style:auto-text-indent="false"/>
    </style:style>
    <style:style style:name="P1515" style:family="paragraph" style:parent-style-name="Table_20_Paragraph">
      <style:paragraph-properties fo:margin-left="0in" fo:margin-right="0.2146in" fo:text-indent="0in" style:auto-text-indent="false"/>
    </style:style>
    <style:style style:name="P1516" style:family="paragraph" style:parent-style-name="Table_20_Paragraph">
      <style:paragraph-properties fo:margin-left="0in" fo:margin-right="0.5583in" fo:text-indent="0in" style:auto-text-indent="false"/>
    </style:style>
    <style:style style:name="P1517" style:family="paragraph" style:parent-style-name="Table_20_Paragraph">
      <style:paragraph-properties fo:margin-left="0in" fo:margin-right="0.5583in" fo:margin-top="0.002in" fo:margin-bottom="0in" loext:contextual-spacing="false" fo:line-height="0.2555in" fo:text-indent="0in" style:auto-text-indent="false"/>
    </style:style>
    <style:style style:name="P1518" style:family="paragraph" style:parent-style-name="Table_20_Paragraph">
      <style:paragraph-properties fo:margin-left="0in" fo:margin-right="0.5583in" fo:line-height="0.2819in" fo:text-align="start" style:justify-single-word="false" fo:text-indent="0in" style:auto-text-indent="false" style:writing-mode="rl-tb"/>
    </style:style>
    <style:style style:name="P1519" style:family="paragraph" style:parent-style-name="Table_20_Paragraph">
      <style:paragraph-properties fo:margin-left="0in" fo:margin-right="0.4047in" fo:text-indent="0in" style:auto-text-indent="false"/>
    </style:style>
    <style:style style:name="P1520" style:family="paragraph" style:parent-style-name="Table_20_Paragraph">
      <style:paragraph-properties fo:margin-left="0in" fo:margin-right="1.0063in" fo:text-align="start" style:justify-single-word="false" fo:text-indent="0in" style:auto-text-indent="false" style:writing-mode="rl-tb"/>
    </style:style>
    <style:style style:name="P1521" style:family="paragraph" style:parent-style-name="Table_20_Paragraph">
      <style:paragraph-properties fo:margin-left="0in" fo:margin-right="0.8008in" fo:margin-top="0.0028in" fo:margin-bottom="0in" loext:contextual-spacing="false" fo:line-height="0.2555in" fo:text-indent="0in" style:auto-text-indent="false"/>
    </style:style>
    <style:style style:name="P1522" style:family="paragraph" style:parent-style-name="Table_20_Paragraph">
      <style:paragraph-properties fo:margin-left="0in" fo:margin-right="0.9047in" fo:text-indent="0in" style:auto-text-indent="false"/>
    </style:style>
    <style:style style:name="P1523" style:family="paragraph" style:parent-style-name="Table_20_Paragraph">
      <style:paragraph-properties fo:margin-left="0in" fo:margin-right="0.0846in" fo:text-indent="0in" style:auto-text-indent="false"/>
    </style:style>
    <style:style style:name="P1524" style:family="paragraph" style:parent-style-name="Table_20_Paragraph">
      <style:paragraph-properties fo:margin-left="0in" fo:margin-right="0.0846in" fo:line-height="0.2555in" fo:text-indent="0in" style:auto-text-indent="false"/>
    </style:style>
    <style:style style:name="P1525" style:family="paragraph" style:parent-style-name="Table_20_Paragraph">
      <style:paragraph-properties fo:margin-left="0in" fo:margin-right="0.0846in" fo:line-height="0.2839in" fo:text-align="start" style:justify-single-word="false" fo:text-indent="0in" style:auto-text-indent="false" style:writing-mode="rl-tb"/>
    </style:style>
    <style:style style:name="P1526" style:family="paragraph" style:parent-style-name="Table_20_Paragraph">
      <style:paragraph-properties fo:margin-left="0in" fo:margin-right="0.0846in" fo:text-align="start" style:justify-single-word="false" fo:text-indent="0in" style:auto-text-indent="false" style:writing-mode="rl-tb"/>
    </style:style>
    <style:style style:name="P1527" style:family="paragraph" style:parent-style-name="Table_20_Paragraph">
      <style:paragraph-properties fo:margin-left="0in" fo:margin-right="0.1917in" fo:text-indent="0in" style:auto-text-indent="false"/>
    </style:style>
    <style:style style:name="P1528" style:family="paragraph" style:parent-style-name="Table_20_Paragraph">
      <style:paragraph-properties fo:margin-left="0in" fo:margin-right="0.2638in" fo:text-indent="-0.0008in" style:auto-text-indent="false"/>
    </style:style>
    <style:style style:name="P1529" style:family="paragraph" style:parent-style-name="Table_20_Paragraph">
      <style:paragraph-properties fo:margin-left="0in" fo:margin-right="0.5047in" fo:margin-top="0.002in" fo:margin-bottom="0in" loext:contextual-spacing="false" fo:line-height="0.2555in" fo:text-indent="0in" style:auto-text-indent="false"/>
    </style:style>
    <style:style style:name="P1530" style:family="paragraph" style:parent-style-name="Table_20_Paragraph">
      <style:paragraph-properties fo:margin-left="0in" fo:margin-right="0.3374in" fo:margin-top="0.002in" fo:margin-bottom="0in" loext:contextual-spacing="false" fo:line-height="0.2555in" fo:text-indent="0in" style:auto-text-indent="false"/>
    </style:style>
    <style:style style:name="P1531" style:family="paragraph" style:parent-style-name="Table_20_Paragraph">
      <style:paragraph-properties fo:margin-left="0in" fo:margin-right="0.3374in" fo:text-indent="0in" style:auto-text-indent="false"/>
    </style:style>
    <style:style style:name="P1532" style:family="paragraph" style:parent-style-name="Table_20_Paragraph">
      <style:paragraph-properties fo:margin-left="0in" fo:margin-right="0.0736in" fo:line-height="0.2555in" fo:text-indent="0in" style:auto-text-indent="false"/>
    </style:style>
    <style:style style:name="P1533" style:family="paragraph" style:parent-style-name="Table_20_Paragraph">
      <style:paragraph-properties fo:margin-left="0in" fo:margin-right="0.3807in" fo:text-indent="0in" style:auto-text-indent="false"/>
    </style:style>
    <style:style style:name="P1534" style:family="paragraph" style:parent-style-name="Table_20_Paragraph">
      <style:paragraph-properties fo:margin-left="0in" fo:margin-right="0.3807in" fo:line-height="0.2555in" fo:text-indent="0in" style:auto-text-indent="false"/>
    </style:style>
    <style:style style:name="P1535" style:family="paragraph" style:parent-style-name="Table_20_Paragraph">
      <style:paragraph-properties fo:margin-left="0in" fo:margin-right="0.3807in" fo:line-height="0.2516in" fo:text-align="end" style:justify-single-word="false" fo:text-indent="0in" style:auto-text-indent="false"/>
    </style:style>
    <style:style style:name="P1536" style:family="paragraph" style:parent-style-name="Table_20_Paragraph">
      <style:paragraph-properties fo:margin-left="0in" fo:margin-right="0.4346in" fo:text-indent="0in" style:auto-text-indent="false"/>
    </style:style>
    <style:style style:name="P1537" style:family="paragraph" style:parent-style-name="Table_20_Paragraph">
      <style:paragraph-properties fo:margin-left="0in" fo:margin-right="0.2693in" fo:text-indent="0in" style:auto-text-indent="false"/>
    </style:style>
    <style:style style:name="P1538" style:family="paragraph" style:parent-style-name="Table_20_Paragraph">
      <style:paragraph-properties fo:margin-left="0in" fo:margin-right="0.3236in" fo:line-height="0.2839in" fo:text-align="start" style:justify-single-word="false" fo:text-indent="0in" style:auto-text-indent="false" style:writing-mode="rl-tb"/>
    </style:style>
    <style:style style:name="P1539" style:family="paragraph" style:parent-style-name="Table_20_Paragraph">
      <style:paragraph-properties fo:margin-left="0in" fo:margin-right="1.1417in" fo:line-height="0.2744in" fo:text-align="start" style:justify-single-word="false" fo:text-indent="0in" style:auto-text-indent="false" style:writing-mode="rl-tb"/>
    </style:style>
    <style:style style:name="P1540" style:family="paragraph" style:parent-style-name="Table_20_Paragraph">
      <style:paragraph-properties fo:margin-left="0in" fo:margin-right="1.1417in" fo:text-align="start" style:justify-single-word="false" fo:text-indent="0in" style:auto-text-indent="false" style:writing-mode="rl-tb"/>
    </style:style>
    <style:style style:name="P1541" style:family="paragraph" style:parent-style-name="Table_20_Paragraph">
      <style:paragraph-properties fo:margin-left="0in" fo:margin-right="0.1819in" fo:margin-top="0.0028in" fo:margin-bottom="0in" loext:contextual-spacing="false" fo:line-height="0.2555in" fo:text-indent="0in" style:auto-text-indent="false"/>
    </style:style>
    <style:style style:name="P1542" style:family="paragraph" style:parent-style-name="Table_20_Paragraph">
      <style:paragraph-properties fo:margin-left="0in" fo:margin-right="0.1819in" fo:text-align="start" style:justify-single-word="false" fo:text-indent="0in" style:auto-text-indent="false" style:writing-mode="rl-tb"/>
    </style:style>
    <style:style style:name="P1543" style:family="paragraph" style:parent-style-name="Table_20_Paragraph">
      <style:paragraph-properties fo:margin-left="0in" fo:margin-right="0.202in" fo:text-indent="-0.0008in" style:auto-text-indent="false"/>
    </style:style>
    <style:style style:name="P1544" style:family="paragraph" style:parent-style-name="Table_20_Paragraph">
      <style:paragraph-properties fo:margin-left="0.0673in" fo:margin-right="0.3272in" fo:text-align="end" style:justify-single-word="false" fo:text-indent="0.1098in" style:auto-text-indent="false" style:writing-mode="rl-tb"/>
    </style:style>
    <style:style style:name="P1545" style:family="paragraph" style:parent-style-name="Table_20_Paragraph">
      <style:paragraph-properties fo:margin-left="0in" fo:margin-right="0.2811in" fo:line-height="0.2819in" fo:text-align="start" style:justify-single-word="false" fo:text-indent="0in" style:auto-text-indent="false" style:writing-mode="rl-tb"/>
    </style:style>
    <style:style style:name="P1546" style:family="paragraph" style:parent-style-name="Table_20_Paragraph">
      <style:paragraph-properties fo:margin-left="0in" fo:margin-right="0.2811in" fo:line-height="0.2799in" fo:text-align="start" style:justify-single-word="false" fo:text-indent="0in" style:auto-text-indent="false" style:writing-mode="rl-tb"/>
    </style:style>
    <style:style style:name="P1547" style:family="paragraph" style:parent-style-name="Table_20_Paragraph">
      <style:paragraph-properties fo:margin-left="0in" fo:margin-right="0.2811in" fo:text-indent="0in" style:auto-text-indent="false"/>
    </style:style>
    <style:style style:name="P1548" style:family="paragraph" style:parent-style-name="Table_20_Paragraph">
      <style:paragraph-properties fo:margin-left="0.0646in" fo:margin-right="0.0874in" fo:text-align="start" style:justify-single-word="false" fo:text-indent="0.6898in" style:auto-text-indent="false" style:writing-mode="rl-tb"/>
    </style:style>
    <style:style style:name="P1549" style:family="paragraph" style:parent-style-name="Table_20_Paragraph">
      <style:paragraph-properties fo:margin-left="0in" fo:margin-right="0.3256in" fo:text-align="center" style:justify-single-word="false" fo:text-indent="0in" style:auto-text-indent="false" style:writing-mode="rl-tb"/>
    </style:style>
    <style:style style:name="P1550" style:family="paragraph" style:parent-style-name="Table_20_Paragraph">
      <style:paragraph-properties fo:margin-left="0in" fo:margin-right="0.3256in" fo:text-align="start" style:justify-single-word="false" fo:text-indent="0in" style:auto-text-indent="false" style:writing-mode="rl-tb"/>
    </style:style>
    <style:style style:name="P1551" style:family="paragraph" style:parent-style-name="Table_20_Paragraph">
      <style:paragraph-properties fo:margin-left="0in" fo:margin-right="0.2071in" fo:text-indent="0in" style:auto-text-indent="false"/>
    </style:style>
    <style:style style:name="P1552" style:family="paragraph" style:parent-style-name="Table_20_Paragraph">
      <style:paragraph-properties fo:margin-left="0in" fo:margin-right="0.2071in" fo:line-height="0.2862in" fo:text-align="start" style:justify-single-word="false" fo:text-indent="0in" style:auto-text-indent="false" style:writing-mode="rl-tb"/>
    </style:style>
    <style:style style:name="P1553" style:family="paragraph" style:parent-style-name="Table_20_Paragraph">
      <style:paragraph-properties fo:margin-left="0in" fo:margin-right="0.2146in" fo:text-indent="-0.0008in" style:auto-text-indent="false"/>
    </style:style>
    <style:style style:name="P1554" style:family="paragraph" style:parent-style-name="Table_20_Paragraph">
      <style:paragraph-properties fo:margin-left="0in" fo:margin-right="0.3882in" fo:text-indent="0in" style:auto-text-indent="false"/>
    </style:style>
    <style:style style:name="P1555" style:family="paragraph" style:parent-style-name="Table_20_Paragraph">
      <style:paragraph-properties fo:margin-left="0in" fo:margin-right="0.5591in" fo:text-indent="0in" style:auto-text-indent="false"/>
    </style:style>
    <style:style style:name="P1556" style:family="paragraph" style:parent-style-name="Table_20_Paragraph">
      <style:paragraph-properties fo:margin-left="0in" fo:margin-right="0.5591in" fo:line-height="0.2819in" fo:text-align="start" style:justify-single-word="false" fo:text-indent="0in" style:auto-text-indent="false" style:writing-mode="rl-tb"/>
    </style:style>
    <style:style style:name="P1557" style:family="paragraph" style:parent-style-name="Table_20_Paragraph">
      <style:paragraph-properties fo:margin-left="0in" fo:margin-right="0.8181in" fo:line-height="0.2835in" fo:text-align="start" style:justify-single-word="false" fo:text-indent="0in" style:auto-text-indent="false" style:writing-mode="rl-tb"/>
    </style:style>
    <style:style style:name="P1558" style:family="paragraph" style:parent-style-name="Table_20_Paragraph">
      <style:paragraph-properties fo:margin-left="0in" fo:margin-right="0.8181in" fo:text-align="start" style:justify-single-word="false" fo:text-indent="0in" style:auto-text-indent="false" style:writing-mode="rl-tb"/>
    </style:style>
    <style:style style:name="P1559" style:family="paragraph" style:parent-style-name="Table_20_Paragraph">
      <style:paragraph-properties fo:margin-left="0in" fo:margin-right="1.1953in" fo:line-height="0.2783in" fo:text-align="start" style:justify-single-word="false" fo:text-indent="0in" style:auto-text-indent="false" style:writing-mode="rl-tb"/>
    </style:style>
    <style:style style:name="P1560" style:family="paragraph" style:parent-style-name="Table_20_Paragraph">
      <style:paragraph-properties fo:margin-left="0in" fo:margin-right="0.5453in" fo:margin-top="0.0028in" fo:margin-bottom="0in" loext:contextual-spacing="false" fo:line-height="0.2555in" fo:text-indent="0in" style:auto-text-indent="false"/>
    </style:style>
    <style:style style:name="P1561" style:family="paragraph" style:parent-style-name="Table_20_Paragraph">
      <style:paragraph-properties fo:margin-left="0in" fo:margin-right="0.5453in" fo:line-height="0.2819in" fo:text-align="start" style:justify-single-word="false" fo:text-indent="0in" style:auto-text-indent="false" style:writing-mode="rl-tb"/>
    </style:style>
    <style:style style:name="P1562" style:family="paragraph" style:parent-style-name="Table_20_Paragraph">
      <style:paragraph-properties fo:margin-left="0in" fo:margin-right="0.0965in" fo:text-indent="0in" style:auto-text-indent="false"/>
    </style:style>
    <style:style style:name="P1563" style:family="paragraph" style:parent-style-name="Table_20_Paragraph">
      <style:paragraph-properties fo:margin-left="0in" fo:margin-right="0.0965in" fo:margin-top="0.0028in" fo:margin-bottom="0in" loext:contextual-spacing="false" fo:line-height="0.2555in" fo:text-indent="0in" style:auto-text-indent="false"/>
    </style:style>
    <style:style style:name="P1564" style:family="paragraph" style:parent-style-name="Table_20_Paragraph">
      <style:paragraph-properties fo:margin-left="0in" fo:margin-right="0.3102in" fo:text-indent="0in" style:auto-text-indent="false"/>
    </style:style>
    <style:style style:name="P1565" style:family="paragraph" style:parent-style-name="Table_20_Paragraph">
      <style:paragraph-properties fo:margin-left="0in" fo:margin-right="0.6638in" fo:text-indent="0in" style:auto-text-indent="false"/>
    </style:style>
    <style:style style:name="P1566" style:family="paragraph" style:parent-style-name="Table_20_Paragraph">
      <style:paragraph-properties fo:margin-left="0in" fo:margin-right="0.3098in" fo:line-height="0.2819in" fo:text-align="start" style:justify-single-word="false" fo:text-indent="0in" style:auto-text-indent="false" style:writing-mode="rl-tb"/>
    </style:style>
    <style:style style:name="P1567" style:family="paragraph" style:parent-style-name="Table_20_Paragraph">
      <style:paragraph-properties fo:margin-left="0in" fo:margin-right="0.3098in" fo:line-height="0.2874in" fo:text-align="start" style:justify-single-word="false" fo:text-indent="0in" style:auto-text-indent="false" style:writing-mode="rl-tb"/>
    </style:style>
    <style:style style:name="P1568" style:family="paragraph" style:parent-style-name="Table_20_Paragraph">
      <style:paragraph-properties fo:margin-left="0in" fo:margin-right="0.3098in" fo:text-align="start" style:justify-single-word="false" fo:text-indent="0in" style:auto-text-indent="false" style:writing-mode="rl-tb"/>
    </style:style>
    <style:style style:name="P1569" style:family="paragraph" style:parent-style-name="Table_20_Paragraph">
      <style:paragraph-properties fo:margin-left="0in" fo:margin-right="0.3098in" fo:text-indent="0in" style:auto-text-indent="false"/>
    </style:style>
    <style:style style:name="P1570" style:family="paragraph" style:parent-style-name="Table_20_Paragraph">
      <style:paragraph-properties fo:margin-left="0in" fo:margin-right="1.4571in" fo:line-height="0.2783in" fo:text-align="start" style:justify-single-word="false" fo:text-indent="0in" style:auto-text-indent="false" style:writing-mode="rl-tb"/>
    </style:style>
    <style:style style:name="P1571" style:family="paragraph" style:parent-style-name="Table_20_Paragraph">
      <style:paragraph-properties fo:margin-left="0in" fo:margin-right="1.4571in" fo:text-align="start" style:justify-single-word="false" fo:text-indent="0in" style:auto-text-indent="false" style:writing-mode="rl-tb"/>
    </style:style>
    <style:style style:name="P1572" style:family="paragraph" style:parent-style-name="Table_20_Paragraph">
      <style:paragraph-properties fo:margin-left="0in" fo:margin-right="0.5264in" fo:line-height="0.2819in" fo:text-align="start" style:justify-single-word="false" fo:text-indent="0in" style:auto-text-indent="false" style:writing-mode="rl-tb"/>
    </style:style>
    <style:style style:name="P1573" style:family="paragraph" style:parent-style-name="Table_20_Paragraph" style:master-page-name="Converted61">
      <style:paragraph-properties fo:margin-left="0in" fo:margin-right="0.5264in" fo:line-height="0.2744in" fo:text-align="start" style:justify-single-word="false" fo:text-indent="0in" style:auto-text-indent="false" style:page-number="auto" style:writing-mode="rl-tb"/>
    </style:style>
    <style:style style:name="P1574" style:family="paragraph" style:parent-style-name="Table_20_Paragraph">
      <style:paragraph-properties fo:margin-left="0in" fo:margin-right="0.822in" fo:text-align="start" style:justify-single-word="false" fo:text-indent="0in" style:auto-text-indent="false" style:writing-mode="rl-tb"/>
    </style:style>
    <style:style style:name="P1575" style:family="paragraph" style:parent-style-name="Table_20_Paragraph">
      <style:paragraph-properties fo:margin-left="0in" fo:margin-right="0.822in" fo:margin-top="0.002in" fo:margin-bottom="0in" loext:contextual-spacing="false" fo:line-height="0.2555in" fo:text-indent="0in" style:auto-text-indent="false"/>
    </style:style>
    <style:style style:name="P1576" style:family="paragraph" style:parent-style-name="Table_20_Paragraph">
      <style:paragraph-properties fo:margin-left="0in" fo:margin-right="0.3925in" fo:text-indent="0in" style:auto-text-indent="false"/>
    </style:style>
    <style:style style:name="P1577" style:family="paragraph" style:parent-style-name="Table_20_Paragraph">
      <style:paragraph-properties fo:margin-left="0in" fo:margin-right="0.3925in" fo:margin-top="0.0028in" fo:margin-bottom="0in" loext:contextual-spacing="false" fo:line-height="0.2555in" fo:text-indent="0in" style:auto-text-indent="false"/>
    </style:style>
    <style:style style:name="P1578" style:family="paragraph" style:parent-style-name="Table_20_Paragraph">
      <style:paragraph-properties fo:margin-left="0in" fo:margin-right="0.1728in" fo:text-indent="0in" style:auto-text-indent="false"/>
    </style:style>
    <style:style style:name="P1579" style:family="paragraph" style:parent-style-name="Table_20_Paragraph">
      <style:paragraph-properties fo:margin-left="0in" fo:margin-right="0.3543in" fo:text-indent="0in" style:auto-text-indent="false"/>
    </style:style>
    <style:style style:name="P1580" style:family="paragraph" style:parent-style-name="Table_20_Paragraph">
      <style:paragraph-properties fo:margin-left="0in" fo:margin-right="0.3543in" fo:line-height="0.2508in" fo:text-align="end" style:justify-single-word="false" fo:text-indent="0in" style:auto-text-indent="false"/>
    </style:style>
    <style:style style:name="P1581" style:family="paragraph" style:parent-style-name="Table_20_Paragraph">
      <style:paragraph-properties fo:margin-left="0in" fo:margin-right="0.6335in" fo:text-indent="0in" style:auto-text-indent="false"/>
    </style:style>
    <style:style style:name="P1582" style:family="paragraph" style:parent-style-name="Table_20_Paragraph">
      <style:paragraph-properties fo:margin-left="0in" fo:margin-right="0.5862in" fo:margin-top="0.0028in" fo:margin-bottom="0in" loext:contextual-spacing="false" fo:line-height="0.2555in" fo:text-indent="0in" style:auto-text-indent="false"/>
    </style:style>
    <style:style style:name="P1583" style:family="paragraph" style:parent-style-name="Table_20_Paragraph">
      <style:paragraph-properties fo:margin-left="0in" fo:margin-right="0.5862in" fo:text-indent="0in" style:auto-text-indent="false"/>
    </style:style>
    <style:style style:name="P1584" style:family="paragraph" style:parent-style-name="Table_20_Paragraph">
      <style:paragraph-properties fo:margin-left="0in" fo:margin-right="0.3689in" fo:text-indent="0in" style:auto-text-indent="false"/>
    </style:style>
    <style:style style:name="P1585" style:family="paragraph" style:parent-style-name="Table_20_Paragraph">
      <style:paragraph-properties fo:margin-left="0in" fo:margin-right="0.3689in" fo:text-align="start" style:justify-single-word="false" fo:text-indent="0in" style:auto-text-indent="false" style:writing-mode="rl-tb"/>
    </style:style>
    <style:style style:name="P1586" style:family="paragraph" style:parent-style-name="Table_20_Paragraph">
      <style:paragraph-properties fo:margin-left="0in" fo:margin-right="0.5118in" fo:text-indent="0in" style:auto-text-indent="false"/>
    </style:style>
    <style:style style:name="P1587" style:family="paragraph" style:parent-style-name="Table_20_Paragraph">
      <style:paragraph-properties fo:margin-left="0in" fo:margin-right="0.8346in" fo:line-height="0.2819in" fo:text-align="start" style:justify-single-word="false" fo:text-indent="0in" style:auto-text-indent="false" style:writing-mode="rl-tb"/>
    </style:style>
    <style:style style:name="P1588" style:family="paragraph" style:parent-style-name="Table_20_Paragraph">
      <style:paragraph-properties fo:margin-left="0in" fo:margin-right="0.8346in" style:line-height-at-least="0.2571in" fo:text-indent="0in" style:auto-text-indent="false"/>
    </style:style>
    <style:style style:name="P1589" style:family="paragraph" style:parent-style-name="Table_20_Paragraph">
      <style:paragraph-properties fo:margin-left="0in" fo:margin-right="0.8807in" fo:text-align="start" style:justify-single-word="false" fo:text-indent="0in" style:auto-text-indent="false" style:writing-mode="rl-tb"/>
    </style:style>
    <style:style style:name="P1590" style:family="paragraph" style:parent-style-name="Table_20_Paragraph">
      <style:paragraph-properties fo:margin-left="0in" fo:margin-right="0.1602in" fo:text-indent="0in" style:auto-text-indent="false"/>
    </style:style>
    <style:style style:name="P1591" style:family="paragraph" style:parent-style-name="Table_20_Paragraph">
      <style:paragraph-properties fo:margin-left="0in" fo:margin-right="0.1575in" fo:text-indent="0in" style:auto-text-indent="false"/>
    </style:style>
    <style:style style:name="P1592" style:family="paragraph" style:parent-style-name="Table_20_Paragraph">
      <style:paragraph-properties fo:margin-left="0in" fo:margin-right="0.1575in" fo:line-height="0.2862in" fo:text-align="start" style:justify-single-word="false" fo:text-indent="0in" style:auto-text-indent="false" style:writing-mode="rl-tb"/>
    </style:style>
    <style:style style:name="P1593" style:family="paragraph" style:parent-style-name="Table_20_Paragraph">
      <style:paragraph-properties fo:margin-left="0.0091in" fo:margin-right="0.0728in" fo:line-height="0.2819in" fo:text-align="center" style:justify-single-word="false" fo:text-indent="0in" style:auto-text-indent="false" style:writing-mode="rl-tb"/>
    </style:style>
    <style:style style:name="P1594" style:family="paragraph" style:parent-style-name="Table_20_Paragraph">
      <style:paragraph-properties fo:margin-left="0.0091in" fo:margin-right="0.1693in" fo:text-align="center" style:justify-single-word="false" fo:text-indent="0in" style:auto-text-indent="false" style:writing-mode="rl-tb"/>
    </style:style>
    <style:style style:name="P1595" style:family="paragraph" style:parent-style-name="Table_20_Paragraph">
      <style:paragraph-properties fo:margin-left="0in" fo:margin-right="1.248in" fo:line-height="0.2783in" fo:text-align="start" style:justify-single-word="false" fo:text-indent="0in" style:auto-text-indent="false" style:writing-mode="rl-tb"/>
    </style:style>
    <style:style style:name="P1596" style:family="paragraph" style:parent-style-name="Table_20_Paragraph">
      <style:paragraph-properties fo:margin-left="0in" fo:margin-right="0.4965in" fo:text-indent="0in" style:auto-text-indent="false"/>
    </style:style>
    <style:style style:name="P1597" style:family="paragraph" style:parent-style-name="Table_20_Paragraph">
      <style:paragraph-properties fo:margin-left="0in" fo:margin-right="0.7791in" fo:line-height="0.2555in" fo:text-indent="0in" style:auto-text-indent="false"/>
    </style:style>
    <style:style style:name="P1598" style:family="paragraph" style:parent-style-name="Table_20_Paragraph">
      <style:paragraph-properties fo:margin-left="0in" fo:margin-right="0.0898in" fo:text-indent="0in" style:auto-text-indent="false"/>
    </style:style>
    <style:style style:name="P1599" style:family="paragraph" style:parent-style-name="Table_20_Paragraph">
      <style:paragraph-properties fo:margin-left="0in" fo:margin-right="0.0898in" fo:text-align="justify" style:justify-single-word="false" fo:text-indent="0in" style:auto-text-indent="false"/>
    </style:style>
    <style:style style:name="P1600" style:family="paragraph" style:parent-style-name="Table_20_Paragraph" style:master-page-name="Converted28">
      <style:paragraph-properties fo:margin-left="0in" fo:margin-right="0.0898in" fo:text-align="start" style:justify-single-word="false" fo:text-indent="0in" style:auto-text-indent="false" style:page-number="auto" style:writing-mode="rl-tb"/>
    </style:style>
    <style:style style:name="P1601" style:family="paragraph" style:parent-style-name="Table_20_Paragraph">
      <style:paragraph-properties fo:margin-left="0in" fo:margin-right="0.1165in" fo:line-height="0.2819in" fo:text-align="start" style:justify-single-word="false" fo:text-indent="0in" style:auto-text-indent="false" style:writing-mode="rl-tb"/>
    </style:style>
    <style:style style:name="P1602" style:family="paragraph" style:parent-style-name="Table_20_Paragraph">
      <style:paragraph-properties fo:margin-left="0in" fo:margin-right="0.1165in" fo:text-indent="0in" style:auto-text-indent="false"/>
    </style:style>
    <style:style style:name="P1603" style:family="paragraph" style:parent-style-name="Table_20_Paragraph">
      <style:paragraph-properties fo:margin-left="0.0591in" fo:margin-right="0.3398in" fo:text-align="start" style:justify-single-word="false" fo:text-indent="0.4673in" style:auto-text-indent="false" style:writing-mode="rl-tb"/>
    </style:style>
    <style:style style:name="P1604" style:family="paragraph" style:parent-style-name="Table_20_Paragraph">
      <style:paragraph-properties fo:margin-left="0in" fo:margin-right="1.0638in" fo:text-align="start" style:justify-single-word="false" fo:text-indent="0in" style:auto-text-indent="false" style:writing-mode="rl-tb"/>
    </style:style>
    <style:style style:name="P1605" style:family="paragraph" style:parent-style-name="Table_20_Paragraph" style:master-page-name="Converted18">
      <style:paragraph-properties fo:margin-left="0in" fo:margin-right="1.0638in" fo:text-align="start" style:justify-single-word="false" fo:text-indent="0in" style:auto-text-indent="false" style:page-number="auto" style:writing-mode="rl-tb"/>
    </style:style>
    <style:style style:name="P1606" style:family="paragraph" style:parent-style-name="Table_20_Paragraph" style:master-page-name="Converted26">
      <style:paragraph-properties fo:margin-left="0in" fo:margin-right="1.0638in" fo:text-align="start" style:justify-single-word="false" fo:text-indent="0in" style:auto-text-indent="false" style:page-number="auto" style:writing-mode="rl-tb"/>
    </style:style>
    <style:style style:name="P1607" style:family="paragraph" style:parent-style-name="Table_20_Paragraph">
      <style:paragraph-properties fo:margin-left="0in" fo:margin-right="0.8146in" fo:margin-top="0.002in" fo:margin-bottom="0in" loext:contextual-spacing="false" fo:line-height="0.2555in" fo:text-indent="0in" style:auto-text-indent="false"/>
    </style:style>
    <style:style style:name="P1608" style:family="paragraph" style:parent-style-name="Table_20_Paragraph">
      <style:paragraph-properties fo:margin-left="0.0654in" fo:margin-right="0in" fo:line-height="0.2862in" fo:text-align="end" style:justify-single-word="false" fo:text-indent="0in" style:auto-text-indent="false" style:writing-mode="rl-tb"/>
    </style:style>
    <style:style style:name="P1609" style:family="paragraph" style:parent-style-name="Table_20_Paragraph">
      <style:paragraph-properties fo:margin-left="0.0654in" fo:margin-right="0in" fo:line-height="0.2874in" fo:text-align="end" style:justify-single-word="false" fo:text-indent="0in" style:auto-text-indent="false" style:writing-mode="rl-tb"/>
    </style:style>
    <style:style style:name="P1610" style:family="paragraph" style:parent-style-name="Table_20_Paragraph">
      <style:paragraph-properties fo:margin-left="0.0654in" fo:margin-right="0in" fo:line-height="0.2736in" fo:text-align="end" style:justify-single-word="false" fo:text-indent="0in" style:auto-text-indent="false" style:writing-mode="rl-tb"/>
    </style:style>
    <style:style style:name="P1611" style:family="paragraph" style:parent-style-name="Table_20_Paragraph">
      <style:paragraph-properties fo:margin-left="0in" fo:margin-right="0.148in" fo:text-indent="0in" style:auto-text-indent="false"/>
    </style:style>
    <style:style style:name="P1612" style:family="paragraph" style:parent-style-name="Table_20_Paragraph">
      <style:paragraph-properties fo:margin-left="0.1165in" fo:margin-right="0.4783in" fo:text-align="start" style:justify-single-word="false" fo:text-indent="-0.3583in" style:auto-text-indent="false" style:writing-mode="rl-tb"/>
    </style:style>
    <style:style style:name="P1613" style:family="paragraph" style:parent-style-name="Table_20_Paragraph">
      <style:paragraph-properties fo:margin-left="0in" fo:margin-right="1.3008in" fo:text-align="start" style:justify-single-word="false" fo:text-indent="0in" style:auto-text-indent="false" style:writing-mode="rl-tb"/>
    </style:style>
    <style:style style:name="P1614" style:family="paragraph" style:parent-style-name="Table_20_Paragraph">
      <style:paragraph-properties fo:margin-left="0in" fo:margin-right="0.9791in" fo:text-indent="0in" style:auto-text-indent="false"/>
    </style:style>
    <style:style style:name="P1615" style:family="paragraph" style:parent-style-name="Table_20_Paragraph">
      <style:paragraph-properties fo:margin-left="0in" fo:margin-right="0.9791in" fo:line-height="0.2555in" fo:text-indent="0in" style:auto-text-indent="false"/>
    </style:style>
    <style:style style:name="P1616" style:family="paragraph" style:parent-style-name="Table_20_Paragraph">
      <style:paragraph-properties fo:margin-left="0in" fo:margin-right="0.3299in" fo:line-height="0.2819in" fo:text-align="start" style:justify-single-word="false" fo:text-indent="0in" style:auto-text-indent="false" style:writing-mode="rl-tb"/>
    </style:style>
    <style:style style:name="P1617" style:family="paragraph" style:parent-style-name="Table_20_Paragraph">
      <style:paragraph-properties fo:margin-left="0in" fo:margin-right="0.3299in" fo:line-height="0.2827in" fo:text-align="start" style:justify-single-word="false" fo:text-indent="0in" style:auto-text-indent="false" style:writing-mode="rl-tb"/>
    </style:style>
    <style:style style:name="P1618" style:family="paragraph" style:parent-style-name="Table_20_Paragraph">
      <style:paragraph-properties fo:margin-left="0in" fo:margin-right="0.3299in" fo:text-align="start" style:justify-single-word="false" fo:text-indent="0in" style:auto-text-indent="false" style:writing-mode="rl-tb"/>
    </style:style>
    <style:style style:name="P1619" style:family="paragraph" style:parent-style-name="Table_20_Paragraph">
      <style:paragraph-properties fo:margin-left="0in" fo:margin-right="0.3299in" fo:text-indent="0in" style:auto-text-indent="false"/>
    </style:style>
    <style:style style:name="P1620" style:family="paragraph" style:parent-style-name="Table_20_Paragraph">
      <style:paragraph-properties fo:margin-left="0in" fo:margin-right="0.9764in" fo:line-height="0.2783in" fo:text-align="start" style:justify-single-word="false" fo:text-indent="0in" style:auto-text-indent="false" style:writing-mode="rl-tb"/>
    </style:style>
    <style:style style:name="P1621" style:family="paragraph" style:parent-style-name="Table_20_Paragraph">
      <style:paragraph-properties fo:margin-left="0in" fo:margin-right="0.2701in" fo:text-align="start" style:justify-single-word="false" fo:text-indent="0.0228in" style:auto-text-indent="false" style:writing-mode="rl-tb"/>
    </style:style>
    <style:style style:name="P1622" style:family="paragraph" style:parent-style-name="Table_20_Paragraph">
      <style:paragraph-properties fo:margin-left="0in" fo:margin-right="0.9689in" fo:text-align="start" style:justify-single-word="false" fo:text-indent="0in" style:auto-text-indent="false" style:writing-mode="rl-tb"/>
    </style:style>
    <style:style style:name="P1623" style:family="paragraph" style:parent-style-name="Table_20_Paragraph">
      <style:paragraph-properties fo:margin-left="0in" fo:margin-right="0.561in" fo:line-height="0.2835in" fo:text-align="start" style:justify-single-word="false" fo:text-indent="0in" style:auto-text-indent="false" style:writing-mode="rl-tb"/>
    </style:style>
    <style:style style:name="P1624" style:family="paragraph" style:parent-style-name="Table_20_Paragraph">
      <style:paragraph-properties fo:margin-left="0.0575in" fo:margin-right="0.8217in" fo:text-align="start" style:justify-single-word="false" fo:text-indent="-0.4181in" style:auto-text-indent="false" style:writing-mode="rl-tb"/>
    </style:style>
    <style:style style:name="P1625" style:family="paragraph" style:parent-style-name="Table_20_Paragraph">
      <style:paragraph-properties fo:margin-left="0.0654in" fo:margin-right="0.6626in" fo:text-align="center" style:justify-single-word="false" fo:text-indent="0.0409in" style:auto-text-indent="false" style:writing-mode="rl-tb"/>
    </style:style>
    <style:style style:name="P1626" style:family="paragraph" style:parent-style-name="Table_20_Paragraph">
      <style:paragraph-properties fo:margin-left="0in" fo:margin-right="0.5555in" fo:line-height="0.2866in" fo:text-align="start" style:justify-single-word="false" fo:text-indent="0in" style:auto-text-indent="false" style:writing-mode="rl-tb"/>
    </style:style>
    <style:style style:name="P1627" style:family="paragraph" style:parent-style-name="Table_20_Paragraph">
      <style:paragraph-properties fo:margin-left="0in" fo:margin-right="0.5555in" fo:text-align="start" style:justify-single-word="false" fo:text-indent="0in" style:auto-text-indent="false" style:writing-mode="rl-tb"/>
    </style:style>
    <style:style style:name="P1628" style:family="paragraph" style:parent-style-name="Table_20_Paragraph">
      <style:paragraph-properties fo:margin-left="0in" fo:margin-right="0.1126in" fo:margin-top="0.0354in" fo:margin-bottom="0in" loext:contextual-spacing="false" fo:text-align="start" style:justify-single-word="false" fo:text-indent="0in" style:auto-text-indent="false" style:writing-mode="rl-tb"/>
    </style:style>
    <style:style style:name="P1629" style:family="paragraph" style:parent-style-name="Table_20_Paragraph">
      <style:paragraph-properties fo:margin-left="0in" fo:margin-right="0.1126in" fo:margin-top="0.0028in" fo:margin-bottom="0in" loext:contextual-spacing="false" fo:line-height="0.2555in" fo:text-indent="0in" style:auto-text-indent="false"/>
    </style:style>
    <style:style style:name="P1630" style:family="paragraph" style:parent-style-name="Table_20_Paragraph">
      <style:paragraph-properties fo:margin-left="0in" fo:margin-right="0.1126in" fo:line-height="0.2819in" fo:text-align="start" style:justify-single-word="false" fo:text-indent="0in" style:auto-text-indent="false" style:writing-mode="rl-tb"/>
    </style:style>
    <style:style style:name="P1631" style:family="paragraph" style:parent-style-name="Table_20_Paragraph">
      <style:paragraph-properties fo:margin-left="0in" fo:margin-right="0.1126in" fo:text-indent="0in" style:auto-text-indent="false"/>
    </style:style>
    <style:style style:name="P1632" style:family="paragraph" style:parent-style-name="Table_20_Paragraph">
      <style:paragraph-properties fo:margin-left="0in" fo:margin-right="0.2508in" fo:margin-top="0.0181in" fo:margin-bottom="0in" loext:contextual-spacing="false" fo:text-align="start" style:justify-single-word="false" fo:text-indent="0in" style:auto-text-indent="false" style:writing-mode="rl-tb"/>
    </style:style>
    <style:style style:name="P1633" style:family="paragraph" style:parent-style-name="Table_20_Paragraph">
      <style:paragraph-properties fo:margin-left="0in" fo:margin-right="0.2508in" fo:text-indent="0in" style:auto-text-indent="false"/>
    </style:style>
    <style:style style:name="P1634" style:family="paragraph" style:parent-style-name="Table_20_Paragraph" style:master-page-name="Converted37">
      <style:paragraph-properties fo:margin-left="0in" fo:margin-right="0.2508in" fo:text-align="start" style:justify-single-word="false" fo:text-indent="0in" style:auto-text-indent="false" style:page-number="auto" style:writing-mode="rl-tb"/>
    </style:style>
    <style:style style:name="P1635" style:family="paragraph" style:parent-style-name="Table_20_Paragraph">
      <style:paragraph-properties fo:margin-left="0in" fo:margin-right="1.1764in" fo:line-height="0.2783in" fo:text-align="start" style:justify-single-word="false" fo:text-indent="0in" style:auto-text-indent="false" style:writing-mode="rl-tb"/>
    </style:style>
    <style:style style:name="P1636" style:family="paragraph" style:parent-style-name="Table_20_Paragraph">
      <style:paragraph-properties fo:margin-left="0in" fo:margin-right="0.2425in" fo:text-align="start" style:justify-single-word="false" fo:text-indent="0in" style:auto-text-indent="false" style:writing-mode="rl-tb"/>
    </style:style>
    <style:style style:name="P1637" style:family="paragraph" style:parent-style-name="Table_20_Paragraph">
      <style:paragraph-properties fo:margin-left="0in" fo:margin-right="0.0744in" fo:text-indent="0in" style:auto-text-indent="false"/>
    </style:style>
    <style:style style:name="P1638" style:family="paragraph" style:parent-style-name="Table_20_Paragraph">
      <style:paragraph-properties fo:margin-left="0in" fo:margin-right="0.0744in" fo:line-height="0.3374in" fo:text-align="start" style:justify-single-word="false" fo:text-indent="0in" style:auto-text-indent="false" style:writing-mode="rl-tb"/>
    </style:style>
    <style:style style:name="P1639" style:family="paragraph" style:parent-style-name="Table_20_Paragraph">
      <style:paragraph-properties fo:margin-left="0in" fo:margin-right="0.0744in" fo:line-height="0.3508in" fo:text-align="start" style:justify-single-word="false" fo:text-indent="0in" style:auto-text-indent="false" style:writing-mode="rl-tb"/>
    </style:style>
    <style:style style:name="P1640" style:family="paragraph" style:parent-style-name="Table_20_Paragraph">
      <style:paragraph-properties fo:margin-left="0in" fo:margin-right="0.0744in" fo:line-height="0.3346in" fo:text-align="start" style:justify-single-word="false" fo:text-indent="0in" style:auto-text-indent="false" style:writing-mode="rl-tb"/>
    </style:style>
    <style:style style:name="P1641" style:family="paragraph" style:parent-style-name="Table_20_Paragraph">
      <style:paragraph-properties fo:margin-left="0in" fo:margin-right="0.0744in" fo:line-height="0.3366in" fo:text-align="start" style:justify-single-word="false" fo:text-indent="0in" style:auto-text-indent="false" style:writing-mode="rl-tb"/>
    </style:style>
    <style:style style:name="P1642" style:family="paragraph" style:parent-style-name="Table_20_Paragraph">
      <style:paragraph-properties fo:margin-left="0in" fo:margin-right="0.0744in" fo:line-height="0.3492in" fo:text-align="start" style:justify-single-word="false" fo:text-indent="0in" style:auto-text-indent="false" style:writing-mode="rl-tb"/>
    </style:style>
    <style:style style:name="P1643" style:family="paragraph" style:parent-style-name="Table_20_Paragraph">
      <style:paragraph-properties fo:margin-left="0in" fo:margin-right="0.0744in" fo:line-height="0.3465in" fo:text-align="start" style:justify-single-word="false" fo:text-indent="0in" style:auto-text-indent="false" style:writing-mode="rl-tb"/>
    </style:style>
    <style:style style:name="P1644" style:family="paragraph" style:parent-style-name="Table_20_Paragraph">
      <style:paragraph-properties fo:margin-left="0in" fo:margin-right="0.0799in" fo:margin-top="0.0028in" fo:margin-bottom="0in" loext:contextual-spacing="false" fo:line-height="0.2555in" fo:text-indent="0in" style:auto-text-indent="false"/>
    </style:style>
    <style:style style:name="P1645" style:family="paragraph" style:parent-style-name="Table_20_Paragraph">
      <style:paragraph-properties fo:margin-left="0in" fo:margin-right="0.0799in" fo:text-indent="0in" style:auto-text-indent="false"/>
    </style:style>
    <style:style style:name="P1646" style:family="paragraph" style:parent-style-name="Table_20_Paragraph">
      <style:paragraph-properties fo:margin-left="0in" fo:margin-right="0.6256in" fo:line-height="0.2819in" fo:text-align="start" style:justify-single-word="false" fo:text-indent="0in" style:auto-text-indent="false" style:writing-mode="rl-tb"/>
    </style:style>
    <style:style style:name="P1647" style:family="paragraph" style:parent-style-name="Table_20_Paragraph" style:master-page-name="Converted19">
      <style:paragraph-properties fo:margin-left="0in" fo:margin-right="1.0618in" fo:text-align="start" style:justify-single-word="false" fo:text-indent="0in" style:auto-text-indent="false" style:page-number="auto" style:writing-mode="rl-tb"/>
    </style:style>
    <style:style style:name="P1648" style:family="paragraph" style:parent-style-name="Table_20_Paragraph">
      <style:paragraph-properties fo:margin-left="0in" fo:margin-right="1.3201in" fo:line-height="0.2744in" fo:text-align="start" style:justify-single-word="false" fo:text-indent="0in" style:auto-text-indent="false" style:writing-mode="rl-tb"/>
    </style:style>
    <style:style style:name="P1649" style:family="paragraph" style:parent-style-name="Table_20_Paragraph">
      <style:paragraph-properties fo:margin-left="0in" fo:margin-right="0.1992in" fo:text-indent="0in" style:auto-text-indent="false"/>
    </style:style>
    <style:style style:name="P1650" style:family="paragraph" style:parent-style-name="Table_20_Paragraph">
      <style:paragraph-properties fo:margin-left="0in" fo:margin-right="0.1992in" fo:line-height="0.2862in" fo:text-align="start" style:justify-single-word="false" fo:text-indent="0in" style:auto-text-indent="false" style:writing-mode="rl-tb"/>
    </style:style>
    <style:style style:name="P1651" style:family="paragraph" style:parent-style-name="Table_20_Paragraph">
      <style:paragraph-properties fo:margin-left="0in" fo:margin-right="0.6457in" fo:line-height="0.2819in" fo:text-align="start" style:justify-single-word="false" fo:text-indent="0in" style:auto-text-indent="false" style:writing-mode="rl-tb"/>
    </style:style>
    <style:style style:name="P1652" style:family="paragraph" style:parent-style-name="Table_20_Paragraph">
      <style:paragraph-properties fo:margin-left="0in" fo:margin-right="0.6457in" fo:text-align="start" style:justify-single-word="false" fo:text-indent="0in" style:auto-text-indent="false" style:writing-mode="rl-tb"/>
    </style:style>
    <style:style style:name="P1653" style:family="paragraph" style:parent-style-name="Table_20_Paragraph">
      <style:paragraph-properties fo:margin-left="0in" fo:margin-right="0.6244in" fo:text-align="start" style:justify-single-word="false" fo:text-indent="0in" style:auto-text-indent="false" style:writing-mode="rl-tb"/>
    </style:style>
    <style:style style:name="P1654" style:family="paragraph" style:parent-style-name="Table_20_Paragraph">
      <style:paragraph-properties fo:margin-left="0in" fo:margin-right="0.3602in" fo:text-indent="0in" style:auto-text-indent="false"/>
    </style:style>
    <style:style style:name="P1655" style:family="paragraph" style:parent-style-name="Table_20_Paragraph">
      <style:paragraph-properties fo:margin-left="0in" fo:margin-right="1.0244in" fo:text-align="start" style:justify-single-word="false" fo:text-indent="0in" style:auto-text-indent="false" style:writing-mode="rl-tb"/>
    </style:style>
    <style:style style:name="P1656" style:family="paragraph" style:parent-style-name="Table_20_Paragraph">
      <style:paragraph-properties fo:margin-left="0in" fo:margin-right="0.189in" fo:text-indent="0in" style:auto-text-indent="false"/>
    </style:style>
    <style:style style:name="P1657" style:family="paragraph" style:parent-style-name="Table_20_Paragraph">
      <style:paragraph-properties fo:margin-left="0in" fo:margin-right="0.189in" fo:text-align="start" style:justify-single-word="false" fo:text-indent="0in" style:auto-text-indent="false" style:writing-mode="rl-tb"/>
    </style:style>
    <style:style style:name="P1658" style:family="paragraph" style:parent-style-name="Table_20_Paragraph">
      <style:paragraph-properties fo:margin-left="0in" fo:margin-right="0.189in" fo:line-height="0.2846in" fo:text-align="start" style:justify-single-word="false" fo:text-indent="0in" style:auto-text-indent="false" style:writing-mode="rl-tb"/>
    </style:style>
    <style:style style:name="P1659" style:family="paragraph" style:parent-style-name="Table_20_Paragraph">
      <style:paragraph-properties fo:margin-left="0in" fo:margin-right="0.189in" fo:margin-top="0.002in" fo:margin-bottom="0in" loext:contextual-spacing="false" fo:line-height="0.2555in" fo:text-indent="0in" style:auto-text-indent="false"/>
    </style:style>
    <style:style style:name="P1660" style:family="paragraph" style:parent-style-name="Table_20_Paragraph">
      <style:paragraph-properties fo:margin-left="0in" fo:margin-right="0.8071in" fo:line-height="0.2555in" fo:text-indent="0in" style:auto-text-indent="false"/>
    </style:style>
    <style:style style:name="P1661" style:family="paragraph" style:parent-style-name="Table_20_Paragraph">
      <style:paragraph-properties fo:margin-left="0in" fo:margin-right="0.1583in" fo:text-indent="0in" style:auto-text-indent="false"/>
    </style:style>
    <style:style style:name="P1662" style:family="paragraph" style:parent-style-name="Table_20_Paragraph">
      <style:paragraph-properties fo:margin-left="0in" fo:margin-right="0.1583in" fo:margin-top="0.0028in" fo:margin-bottom="0in" loext:contextual-spacing="false" fo:line-height="0.2555in" fo:text-indent="0in" style:auto-text-indent="false"/>
    </style:style>
    <style:style style:name="P1663" style:family="paragraph" style:parent-style-name="Table_20_Paragraph">
      <style:paragraph-properties fo:margin-left="0in" fo:margin-right="0.3311in" fo:line-height="0.2819in" fo:text-align="start" style:justify-single-word="false" fo:text-indent="0in" style:auto-text-indent="false" style:writing-mode="rl-tb"/>
    </style:style>
    <style:style style:name="P1664" style:family="paragraph" style:parent-style-name="Table_20_Paragraph">
      <style:paragraph-properties fo:margin-left="0in" fo:margin-right="0.3311in" fo:text-indent="0in" style:auto-text-indent="false"/>
    </style:style>
    <style:style style:name="P1665" style:family="paragraph" style:parent-style-name="Table_20_Paragraph">
      <style:paragraph-properties fo:margin-left="0in" fo:margin-right="1.3346in" fo:text-align="start" style:justify-single-word="false" fo:text-indent="0in" style:auto-text-indent="false" style:writing-mode="rl-tb"/>
    </style:style>
    <style:style style:name="P1666" style:family="paragraph" style:parent-style-name="Table_20_Paragraph">
      <style:paragraph-properties fo:margin-left="0in" fo:margin-right="0.152in" fo:margin-top="0.002in" fo:margin-bottom="0in" loext:contextual-spacing="false" fo:line-height="0.2555in" fo:text-indent="0in" style:auto-text-indent="false"/>
    </style:style>
    <style:style style:name="P1667" style:family="paragraph" style:parent-style-name="Table_20_Paragraph">
      <style:paragraph-properties fo:margin-left="0in" fo:margin-right="0.152in" style:line-height-at-least="0.2571in" fo:text-indent="0in" style:auto-text-indent="false"/>
    </style:style>
    <style:style style:name="P1668" style:family="paragraph" style:parent-style-name="Table_20_Paragraph">
      <style:paragraph-properties fo:margin-left="0in" fo:margin-right="0.1228in" fo:text-indent="0in" style:auto-text-indent="false"/>
    </style:style>
    <style:style style:name="P1669" style:family="paragraph" style:parent-style-name="Table_20_Paragraph">
      <style:paragraph-properties fo:margin-left="0in" fo:margin-right="0.1228in" fo:margin-top="0.0008in" fo:margin-bottom="0in" loext:contextual-spacing="false" fo:line-height="0.2555in" fo:text-indent="0in" style:auto-text-indent="false"/>
    </style:style>
    <style:style style:name="P1670" style:family="paragraph" style:parent-style-name="Table_20_Paragraph">
      <style:paragraph-properties fo:margin-left="0in" fo:margin-right="0.078in" fo:text-indent="-0.0008in" style:auto-text-indent="false"/>
    </style:style>
    <style:style style:name="P1671" style:family="paragraph" style:parent-style-name="Table_20_Paragraph">
      <style:paragraph-properties fo:margin-left="0.0091in" fo:margin-right="0.6374in" fo:line-height="0.2846in" fo:text-align="center" style:justify-single-word="false" fo:text-indent="0in" style:auto-text-indent="false" style:writing-mode="rl-tb"/>
    </style:style>
    <style:style style:name="P1672" style:family="paragraph" style:parent-style-name="Table_20_Paragraph">
      <style:paragraph-properties fo:margin-left="0.0091in" fo:margin-right="0.5252in" fo:text-align="center" style:justify-single-word="false" fo:text-indent="0in" style:auto-text-indent="false" style:writing-mode="rl-tb"/>
    </style:style>
    <style:style style:name="P1673" style:family="paragraph" style:parent-style-name="Table_20_Paragraph">
      <style:paragraph-properties fo:margin-left="0in" fo:margin-right="0.2181in" fo:text-indent="0in" style:auto-text-indent="false"/>
    </style:style>
    <style:style style:name="P1674" style:family="paragraph" style:parent-style-name="Table_20_Paragraph">
      <style:paragraph-properties fo:margin-left="0.0575in" fo:margin-right="0.1508in" fo:text-align="start" style:justify-single-word="false" fo:text-indent="0.2673in" style:auto-text-indent="false" style:writing-mode="rl-tb"/>
    </style:style>
    <style:style style:name="P1675" style:family="paragraph" style:parent-style-name="Table_20_Paragraph">
      <style:paragraph-properties fo:margin-left="0in" fo:margin-right="1.3563in" fo:line-height="0.2866in" fo:text-align="start" style:justify-single-word="false" fo:text-indent="0in" style:auto-text-indent="false" style:writing-mode="rl-tb"/>
    </style:style>
    <style:style style:name="P1676" style:family="paragraph" style:parent-style-name="Table_20_Paragraph">
      <style:paragraph-properties fo:margin-left="0in" fo:margin-right="0.3854in" fo:text-indent="0in" style:auto-text-indent="false"/>
    </style:style>
    <style:style style:name="P1677" style:family="paragraph" style:parent-style-name="Table_20_Paragraph">
      <style:paragraph-properties fo:margin-left="0in" fo:margin-right="0.1654in" fo:text-indent="0in" style:auto-text-indent="false"/>
    </style:style>
    <style:style style:name="P1678" style:family="paragraph" style:parent-style-name="Table_20_Paragraph">
      <style:paragraph-properties fo:margin-left="0in" fo:margin-right="0.1827in" fo:line-height="0.2874in" fo:text-align="start" style:justify-single-word="false" fo:text-indent="0in" style:auto-text-indent="false" style:writing-mode="rl-tb"/>
    </style:style>
    <style:style style:name="P1679" style:family="paragraph" style:parent-style-name="Table_20_Paragraph">
      <style:paragraph-properties fo:margin-left="0in" fo:margin-right="0.1827in" fo:line-height="0.2862in" fo:text-align="start" style:justify-single-word="false" fo:text-indent="0in" style:auto-text-indent="false" style:writing-mode="rl-tb"/>
    </style:style>
    <style:style style:name="P1680" style:family="paragraph" style:parent-style-name="Table_20_Paragraph">
      <style:paragraph-properties fo:margin-left="0in" fo:margin-right="0.1827in" fo:text-indent="0in" style:auto-text-indent="false"/>
    </style:style>
    <style:style style:name="P1681" style:family="paragraph" style:parent-style-name="Table_20_Paragraph">
      <style:paragraph-properties fo:margin-left="0in" fo:margin-right="1.2307in" fo:line-height="0.2744in" fo:text-align="start" style:justify-single-word="false" fo:text-indent="0in" style:auto-text-indent="false" style:writing-mode="rl-tb"/>
    </style:style>
    <style:style style:name="P1682" style:family="paragraph" style:parent-style-name="Table_20_Paragraph">
      <style:paragraph-properties fo:margin-left="0in" fo:margin-right="0.3811in" style:line-height-at-least="0.2571in" fo:text-indent="-0.0008in" style:auto-text-indent="false"/>
    </style:style>
    <style:style style:name="P1683" style:family="paragraph" style:parent-style-name="Table_20_Paragraph">
      <style:paragraph-properties fo:margin-left="0in" fo:margin-right="0.4654in" fo:text-indent="-0.0008in" style:auto-text-indent="false"/>
    </style:style>
    <style:style style:name="P1684" style:family="paragraph" style:parent-style-name="Table_20_Paragraph">
      <style:paragraph-properties fo:margin-left="0in" fo:margin-right="0.3709in" fo:line-height="0.2835in" fo:text-align="start" style:justify-single-word="false" fo:text-indent="0in" style:auto-text-indent="false" style:writing-mode="rl-tb"/>
    </style:style>
    <style:style style:name="P1685" style:family="paragraph" style:parent-style-name="Table_20_Paragraph">
      <style:paragraph-properties fo:margin-left="0in" fo:margin-right="0.3709in" fo:line-height="0.2819in" fo:text-align="start" style:justify-single-word="false" fo:text-indent="0in" style:auto-text-indent="false" style:writing-mode="rl-tb"/>
    </style:style>
    <style:style style:name="P1686" style:family="paragraph" style:parent-style-name="Table_20_Paragraph">
      <style:paragraph-properties fo:margin-left="0in" fo:margin-right="0.8535in" fo:text-align="start" style:justify-single-word="false" fo:text-indent="0in" style:auto-text-indent="false" style:writing-mode="rl-tb"/>
    </style:style>
    <style:style style:name="P1687" style:family="paragraph" style:parent-style-name="Table_20_Paragraph">
      <style:paragraph-properties fo:margin-left="0in" fo:margin-right="0.6228in" fo:text-indent="0in" style:auto-text-indent="false"/>
    </style:style>
    <style:style style:name="P1688" style:family="paragraph" style:parent-style-name="Table_20_Paragraph">
      <style:paragraph-properties fo:margin-left="0in" fo:margin-right="0.6228in" fo:margin-top="0.0028in" fo:margin-bottom="0in" loext:contextual-spacing="false" fo:line-height="0.2555in" fo:text-indent="0in" style:auto-text-indent="false"/>
    </style:style>
    <style:style style:name="P1689" style:family="paragraph" style:parent-style-name="Table_20_Paragraph">
      <style:paragraph-properties fo:margin-left="0in" fo:margin-right="0.7071in" fo:text-indent="0in" style:auto-text-indent="false"/>
    </style:style>
    <style:style style:name="P1690" style:family="paragraph" style:parent-style-name="Table_20_Paragraph">
      <style:paragraph-properties fo:margin-left="0in" fo:margin-right="0.7in" fo:line-height="0.2835in" fo:text-align="start" style:justify-single-word="false" fo:text-indent="0in" style:auto-text-indent="false" style:writing-mode="rl-tb"/>
    </style:style>
    <style:style style:name="P1691" style:family="paragraph" style:parent-style-name="Table_20_Paragraph">
      <style:paragraph-properties fo:margin-left="0in" fo:margin-right="0.7in" fo:text-align="start" style:justify-single-word="false" fo:text-indent="0in" style:auto-text-indent="false" style:writing-mode="rl-tb"/>
    </style:style>
    <style:style style:name="P1692" style:family="paragraph" style:parent-style-name="Table_20_Paragraph">
      <style:paragraph-properties fo:margin-left="0in" fo:margin-right="0.2in" fo:text-indent="0in" style:auto-text-indent="false"/>
    </style:style>
    <style:style style:name="P1693" style:family="paragraph" style:parent-style-name="Table_20_Paragraph">
      <style:paragraph-properties fo:margin-left="0in" fo:margin-right="0.2in" fo:text-align="justify" style:justify-single-word="false" fo:text-indent="0in" style:auto-text-indent="false"/>
    </style:style>
    <style:style style:name="P1694" style:family="paragraph" style:parent-style-name="Table_20_Paragraph">
      <style:paragraph-properties fo:margin-left="0in" fo:margin-right="0.111in" fo:line-height="0.2874in" fo:text-align="start" style:justify-single-word="false" fo:text-indent="0in" style:auto-text-indent="false" style:writing-mode="rl-tb"/>
    </style:style>
    <style:style style:name="P1695" style:family="paragraph" style:parent-style-name="Table_20_Paragraph">
      <style:paragraph-properties fo:margin-left="0in" fo:margin-right="0.7547in" fo:text-align="start" style:justify-single-word="false" fo:text-indent="0in" style:auto-text-indent="false" style:writing-mode="rl-tb"/>
    </style:style>
    <style:style style:name="P1696" style:family="paragraph" style:parent-style-name="Table_20_Paragraph">
      <style:paragraph-properties fo:margin-left="0in" fo:margin-right="0.3319in" fo:line-height="0.2862in" fo:text-align="start" style:justify-single-word="false" fo:text-indent="0in" style:auto-text-indent="false" style:writing-mode="rl-tb"/>
    </style:style>
    <style:style style:name="P1697" style:family="paragraph" style:parent-style-name="Table_20_Paragraph">
      <style:paragraph-properties fo:margin-left="0in" fo:margin-right="0.3319in" fo:text-indent="0in" style:auto-text-indent="false"/>
    </style:style>
    <style:style style:name="P1698" style:family="paragraph" style:parent-style-name="Table_20_Paragraph">
      <style:paragraph-properties fo:margin-left="0in" fo:margin-right="0.9783in" fo:text-align="start" style:justify-single-word="false" fo:text-indent="0in" style:auto-text-indent="false" style:writing-mode="rl-tb"/>
    </style:style>
    <style:style style:name="P1699" style:family="paragraph" style:parent-style-name="Table_20_Paragraph">
      <style:paragraph-properties fo:margin-left="0.0665in" fo:margin-right="0.4217in" fo:text-align="end" style:justify-single-word="false" fo:text-indent="-0.028in" style:auto-text-indent="false" style:writing-mode="rl-tb"/>
    </style:style>
    <style:style style:name="P1700" style:family="paragraph" style:parent-style-name="Table_20_Paragraph">
      <style:paragraph-properties fo:margin-left="0in" fo:margin-right="0.9283in" fo:text-align="start" style:justify-single-word="false" fo:text-indent="0in" style:auto-text-indent="false" style:writing-mode="rl-tb"/>
    </style:style>
    <style:style style:name="P1701" style:family="paragraph" style:parent-style-name="Table_20_Paragraph">
      <style:paragraph-properties fo:margin-left="0.0673in" fo:margin-right="0.3516in" fo:text-align="end" style:justify-single-word="false" fo:text-indent="0.0925in" style:auto-text-indent="false" style:writing-mode="rl-tb"/>
    </style:style>
    <style:style style:name="P1702" style:family="paragraph" style:parent-style-name="Table_20_Paragraph">
      <style:paragraph-properties fo:margin-left="0in" fo:margin-right="0.5575in" fo:text-indent="0in" style:auto-text-indent="false"/>
    </style:style>
    <style:style style:name="P1703" style:family="paragraph" style:parent-style-name="Table_20_Paragraph">
      <style:paragraph-properties fo:margin-left="0in" fo:margin-right="0.4055in" fo:margin-top="0.0028in" fo:margin-bottom="0in" loext:contextual-spacing="false" fo:line-height="0.2555in" fo:text-indent="0in" style:auto-text-indent="false"/>
    </style:style>
    <style:style style:name="P1704" style:family="paragraph" style:parent-style-name="Table_20_Paragraph">
      <style:paragraph-properties fo:margin-left="0in" fo:margin-right="0.4055in" fo:text-indent="0in" style:auto-text-indent="false"/>
    </style:style>
    <style:style style:name="P1705" style:family="paragraph" style:parent-style-name="Table_20_Paragraph">
      <style:paragraph-properties fo:margin-left="0in" fo:margin-right="0.4283in" fo:line-height="0.2819in" fo:text-align="start" style:justify-single-word="false" fo:text-indent="0in" style:auto-text-indent="false" style:writing-mode="rl-tb"/>
    </style:style>
    <style:style style:name="P1706" style:family="paragraph" style:parent-style-name="Table_20_Paragraph">
      <style:paragraph-properties fo:margin-left="0in" fo:margin-right="0.4283in" fo:line-height="0.2736in" fo:text-align="start" style:justify-single-word="false" fo:text-indent="0in" style:auto-text-indent="false" style:writing-mode="rl-tb"/>
    </style:style>
    <style:style style:name="P1707" style:family="paragraph" style:parent-style-name="Table_20_Paragraph">
      <style:paragraph-properties fo:margin-left="0in" fo:margin-right="0.4736in" fo:text-align="start" style:justify-single-word="false" fo:text-indent="0in" style:auto-text-indent="false" style:writing-mode="rl-tb"/>
    </style:style>
    <style:style style:name="P1708" style:family="paragraph" style:parent-style-name="Table_20_Paragraph">
      <style:paragraph-properties fo:margin-left="0in" fo:margin-right="0.4736in" fo:line-height="0.2835in" fo:text-align="start" style:justify-single-word="false" fo:text-indent="0in" style:auto-text-indent="false" style:writing-mode="rl-tb"/>
    </style:style>
    <style:style style:name="P1709" style:family="paragraph" style:parent-style-name="Table_20_Paragraph">
      <style:paragraph-properties fo:margin-left="0in" fo:margin-right="0.3126in" fo:margin-top="0.002in" fo:margin-bottom="0in" loext:contextual-spacing="false" fo:line-height="0.2555in" fo:text-indent="0in" style:auto-text-indent="false"/>
    </style:style>
    <style:style style:name="P1710" style:family="paragraph" style:parent-style-name="Table_20_Paragraph">
      <style:paragraph-properties fo:margin-left="0in" fo:margin-right="0.3126in" fo:text-indent="0in" style:auto-text-indent="false"/>
    </style:style>
    <style:style style:name="P1711" style:family="paragraph" style:parent-style-name="Table_20_Paragraph">
      <style:paragraph-properties fo:margin-left="0in" fo:margin-right="0.3126in" fo:line-height="0.2819in" fo:text-align="start" style:justify-single-word="false" fo:text-indent="0in" style:auto-text-indent="false" style:writing-mode="rl-tb"/>
    </style:style>
    <style:style style:name="P1712" style:family="paragraph" style:parent-style-name="Table_20_Paragraph">
      <style:paragraph-properties fo:margin-left="0in" fo:margin-right="0.5016in" fo:line-height="0.2862in" fo:text-align="start" style:justify-single-word="false" fo:text-indent="0in" style:auto-text-indent="false" style:writing-mode="rl-tb"/>
    </style:style>
    <style:style style:name="P1713" style:family="paragraph" style:parent-style-name="Table_20_Paragraph">
      <style:paragraph-properties fo:margin-left="0in" fo:margin-right="0.5016in" fo:text-align="start" style:justify-single-word="false" fo:text-indent="0in" style:auto-text-indent="false" style:writing-mode="rl-tb"/>
    </style:style>
    <style:style style:name="P1714" style:family="paragraph" style:parent-style-name="Table_20_Paragraph">
      <style:paragraph-properties fo:margin-left="0in" fo:margin-right="0.0902in" fo:text-indent="-0.0008in" style:auto-text-indent="false"/>
    </style:style>
    <style:style style:name="P1715" style:family="paragraph" style:parent-style-name="Table_20_Paragraph">
      <style:paragraph-properties fo:margin-left="0in" fo:margin-right="0.2228in" fo:margin-top="0.002in" fo:margin-bottom="0in" loext:contextual-spacing="false" fo:line-height="0.2555in" fo:text-indent="0in" style:auto-text-indent="false"/>
    </style:style>
    <style:style style:name="P1716" style:family="paragraph" style:parent-style-name="Table_20_Paragraph">
      <style:paragraph-properties fo:margin-left="0in" fo:margin-right="0.2516in" fo:text-indent="-0.0008in" style:auto-text-indent="false"/>
    </style:style>
    <style:style style:name="P1717" style:family="paragraph" style:parent-style-name="Table_20_Paragraph">
      <style:paragraph-properties fo:margin-left="0in" fo:margin-right="0.2366in" fo:line-height="0.2862in" fo:text-align="start" style:justify-single-word="false" fo:text-indent="0in" style:auto-text-indent="false" style:writing-mode="rl-tb"/>
    </style:style>
    <style:style style:name="P1718" style:family="paragraph" style:parent-style-name="Table_20_Paragraph">
      <style:paragraph-properties fo:margin-left="0in" fo:margin-right="0.2366in" fo:line-height="0.2819in" fo:text-align="start" style:justify-single-word="false" fo:text-indent="0in" style:auto-text-indent="false" style:writing-mode="rl-tb"/>
    </style:style>
    <style:style style:name="P1719" style:family="paragraph" style:parent-style-name="Table_20_Paragraph">
      <style:paragraph-properties fo:margin-left="0in" fo:margin-right="0.2366in" fo:text-indent="0in" style:auto-text-indent="false"/>
    </style:style>
    <style:style style:name="P1720" style:family="paragraph" style:parent-style-name="Table_20_Paragraph">
      <style:paragraph-properties fo:margin-left="0in" fo:margin-right="0.3701in" fo:text-indent="0in" style:auto-text-indent="false"/>
    </style:style>
    <style:style style:name="P1721" style:family="paragraph" style:parent-style-name="Table_20_Paragraph">
      <style:paragraph-properties fo:margin-left="0in" fo:margin-right="0.3984in" fo:text-indent="0in" style:auto-text-indent="false"/>
    </style:style>
    <style:style style:name="P1722" style:family="paragraph" style:parent-style-name="Table_20_Paragraph">
      <style:paragraph-properties fo:margin-left="0in" fo:margin-right="0.5547in" fo:line-height="0.2846in" fo:text-align="start" style:justify-single-word="false" fo:text-indent="0in" style:auto-text-indent="false" style:writing-mode="rl-tb"/>
    </style:style>
    <style:style style:name="P1723" style:family="paragraph" style:parent-style-name="Table_20_Paragraph">
      <style:paragraph-properties fo:margin-left="0in" fo:margin-right="0.5547in" fo:text-indent="0in" style:auto-text-indent="false"/>
    </style:style>
    <style:style style:name="P1724" style:family="paragraph" style:parent-style-name="Table_20_Paragraph">
      <style:paragraph-properties fo:margin-left="0in" fo:margin-right="0.4902in" fo:line-height="0.2744in" fo:text-align="start" style:justify-single-word="false" fo:text-indent="0in" style:auto-text-indent="false" style:writing-mode="rl-tb"/>
    </style:style>
    <style:style style:name="P1725" style:family="paragraph" style:parent-style-name="Table_20_Paragraph">
      <style:paragraph-properties fo:margin-left="0in" fo:margin-right="0.4902in" fo:line-height="0.2736in" fo:text-align="start" style:justify-single-word="false" fo:text-indent="0in" style:auto-text-indent="false" style:writing-mode="rl-tb"/>
    </style:style>
    <style:style style:name="P1726" style:family="paragraph" style:parent-style-name="Table_20_Paragraph">
      <style:paragraph-properties fo:margin-left="0in" fo:margin-right="0.1409in" fo:text-indent="0in" style:auto-text-indent="false"/>
    </style:style>
    <style:style style:name="P1727" style:family="paragraph" style:parent-style-name="Table_20_Paragraph">
      <style:paragraph-properties fo:margin-left="0in" fo:margin-right="0.1409in" fo:line-height="0.2819in" fo:text-align="start" style:justify-single-word="false" fo:text-indent="0in" style:auto-text-indent="false" style:writing-mode="rl-tb"/>
    </style:style>
    <style:style style:name="P1728" style:family="paragraph" style:parent-style-name="Table_20_Paragraph">
      <style:paragraph-properties fo:margin-left="0in" fo:margin-right="1.028in" fo:line-height="0.2555in" fo:text-indent="0in" style:auto-text-indent="false"/>
    </style:style>
    <style:style style:name="P1729" style:family="paragraph" style:parent-style-name="Table_20_Paragraph">
      <style:paragraph-properties fo:margin-left="0in" fo:margin-right="0.3618in" fo:text-indent="0in" style:auto-text-indent="false"/>
    </style:style>
    <style:style style:name="P1730" style:family="paragraph" style:parent-style-name="Table_20_Paragraph">
      <style:paragraph-properties fo:margin-left="0in" fo:margin-right="0.3618in" fo:margin-top="0.002in" fo:margin-bottom="0in" loext:contextual-spacing="false" fo:line-height="0.2555in" fo:text-indent="0in" style:auto-text-indent="false"/>
    </style:style>
    <style:style style:name="P1731" style:family="paragraph" style:parent-style-name="Table_20_Paragraph">
      <style:paragraph-properties fo:margin-left="0in" fo:margin-right="0.1193in" fo:line-height="0.2555in" fo:text-indent="-0.0008in" style:auto-text-indent="false"/>
    </style:style>
    <style:style style:name="P1732" style:family="paragraph" style:parent-style-name="Table_20_Paragraph">
      <style:paragraph-properties fo:margin-left="0in" fo:margin-right="0.1091in" fo:text-indent="-0.0008in" style:auto-text-indent="false"/>
    </style:style>
    <style:style style:name="P1733" style:family="paragraph" style:parent-style-name="Table_20_Paragraph">
      <style:paragraph-properties fo:margin-left="0in" fo:margin-right="0.2201in" fo:line-height="0.2819in" fo:text-align="start" style:justify-single-word="false" fo:text-indent="0in" style:auto-text-indent="false" style:writing-mode="rl-tb"/>
    </style:style>
    <style:style style:name="P1734" style:family="paragraph" style:parent-style-name="Table_20_Paragraph">
      <style:paragraph-properties fo:margin-left="0in" fo:margin-right="0.2201in" fo:text-indent="0in" style:auto-text-indent="false"/>
    </style:style>
    <style:style style:name="P1735" style:family="paragraph" style:parent-style-name="Table_20_Paragraph">
      <style:paragraph-properties fo:margin-left="0in" fo:margin-right="1.3984in" fo:text-align="start" style:justify-single-word="false" fo:text-indent="0in" style:auto-text-indent="false" style:writing-mode="rl-tb"/>
    </style:style>
    <style:style style:name="P1736" style:family="paragraph" style:parent-style-name="Table_20_Paragraph">
      <style:paragraph-properties fo:margin-left="0in" fo:margin-right="0.3035in" fo:text-align="start" style:justify-single-word="false" fo:text-indent="0in" style:auto-text-indent="false" style:writing-mode="rl-tb"/>
    </style:style>
    <style:style style:name="P1737" style:family="paragraph" style:parent-style-name="Table_20_Paragraph">
      <style:paragraph-properties fo:margin-left="0in" fo:margin-right="0.3035in" fo:text-indent="0in" style:auto-text-indent="false"/>
    </style:style>
    <style:style style:name="P1738" style:family="paragraph" style:parent-style-name="Table_20_Paragraph">
      <style:paragraph-properties fo:margin-left="0in" fo:margin-right="0.5311in" fo:margin-top="0.002in" fo:margin-bottom="0in" loext:contextual-spacing="false" fo:line-height="0.2555in" fo:text-indent="0in" style:auto-text-indent="false"/>
    </style:style>
    <style:style style:name="P1739" style:family="paragraph" style:parent-style-name="Table_20_Paragraph">
      <style:paragraph-properties fo:margin-left="0in" fo:margin-right="0.478in" fo:text-align="justify" style:justify-single-word="false" fo:text-indent="0in" style:auto-text-indent="false"/>
    </style:style>
    <style:style style:name="P1740" style:family="paragraph" style:parent-style-name="Table_20_Paragraph">
      <style:paragraph-properties fo:margin-left="0in" fo:margin-right="0.478in" fo:line-height="0.2744in" fo:text-align="start" style:justify-single-word="false" fo:text-indent="0in" style:auto-text-indent="false" style:writing-mode="rl-tb"/>
    </style:style>
    <style:style style:name="P1741" style:family="paragraph" style:parent-style-name="Table_20_Paragraph">
      <style:paragraph-properties fo:margin-left="0in" fo:margin-right="0.4728in" fo:text-indent="0in" style:auto-text-indent="false"/>
    </style:style>
    <style:style style:name="P1742" style:family="paragraph" style:parent-style-name="Table_20_Paragraph">
      <style:paragraph-properties fo:margin-left="0in" fo:margin-right="0.3366in" fo:margin-top="0.002in" fo:margin-bottom="0in" loext:contextual-spacing="false" fo:line-height="0.2555in" fo:text-indent="0in" style:auto-text-indent="false"/>
    </style:style>
    <style:style style:name="P1743" style:family="paragraph" style:parent-style-name="Table_20_Paragraph">
      <style:paragraph-properties fo:margin-left="0in" fo:margin-right="0.3366in" fo:text-indent="0in" style:auto-text-indent="false"/>
    </style:style>
    <style:style style:name="P1744" style:family="paragraph" style:parent-style-name="Table_20_Paragraph">
      <style:paragraph-properties fo:margin-left="0in" fo:margin-right="0.3366in" fo:line-height="0.2555in" fo:text-indent="0in" style:auto-text-indent="false"/>
    </style:style>
    <style:style style:name="P1745" style:family="paragraph" style:parent-style-name="Table_20_Paragraph">
      <style:paragraph-properties fo:margin-left="0in" fo:margin-right="0.2047in" fo:text-indent="0in" style:auto-text-indent="false"/>
    </style:style>
    <style:style style:name="P1746" style:family="paragraph" style:parent-style-name="Table_20_Paragraph">
      <style:paragraph-properties fo:margin-left="0in" fo:margin-right="0.2047in" fo:margin-top="0.0028in" fo:margin-bottom="0in" loext:contextual-spacing="false" fo:line-height="0.2555in" fo:text-indent="0in" style:auto-text-indent="false"/>
    </style:style>
    <style:style style:name="P1747" style:family="paragraph" style:parent-style-name="Table_20_Paragraph" style:master-page-name="Converted57">
      <style:paragraph-properties fo:margin-left="0in" fo:margin-right="0.2047in" fo:line-height="0.2744in" fo:text-align="start" style:justify-single-word="false" fo:text-indent="0in" style:auto-text-indent="false" style:page-number="auto" style:writing-mode="rl-tb"/>
    </style:style>
    <style:style style:name="P1748" style:family="paragraph" style:parent-style-name="Table_20_Paragraph">
      <style:paragraph-properties fo:margin-left="0in" fo:margin-right="0.3492in" fo:text-indent="0in" style:auto-text-indent="false"/>
    </style:style>
    <style:style style:name="P1749" style:family="paragraph" style:parent-style-name="Table_20_Paragraph">
      <style:paragraph-properties fo:margin-left="0in" fo:margin-right="0.2882in" fo:text-indent="0in" style:auto-text-indent="false"/>
    </style:style>
    <style:style style:name="P1750" style:family="paragraph" style:parent-style-name="Table_20_Paragraph">
      <style:paragraph-properties fo:margin-left="0in" fo:margin-right="0.6839in" fo:line-height="0.2862in" fo:text-align="start" style:justify-single-word="false" fo:text-indent="0in" style:auto-text-indent="false" style:writing-mode="rl-tb"/>
    </style:style>
    <style:style style:name="P1751" style:family="paragraph" style:parent-style-name="Table_20_Paragraph">
      <style:paragraph-properties fo:margin-left="0in" fo:margin-right="0.6839in" fo:text-align="start" style:justify-single-word="false" fo:text-indent="0in" style:auto-text-indent="false" style:writing-mode="rl-tb"/>
    </style:style>
    <style:style style:name="P1752" style:family="paragraph" style:parent-style-name="Table_20_Paragraph">
      <style:paragraph-properties fo:margin-left="0in" fo:margin-right="0.6839in" fo:text-indent="0in" style:auto-text-indent="false"/>
    </style:style>
    <style:style style:name="P1753" style:family="paragraph" style:parent-style-name="Table_20_Paragraph">
      <style:paragraph-properties fo:margin-left="0in" fo:margin-right="1.0256in" fo:line-height="0.2744in" fo:text-align="start" style:justify-single-word="false" fo:text-indent="0in" style:auto-text-indent="false" style:writing-mode="rl-tb"/>
    </style:style>
    <style:style style:name="P1754" style:family="paragraph" style:parent-style-name="Table_20_Paragraph">
      <style:paragraph-properties fo:margin-left="0in" fo:margin-right="0.4409in" fo:margin-top="0.002in" fo:margin-bottom="0in" loext:contextual-spacing="false" fo:line-height="0.2555in" fo:text-indent="0in" style:auto-text-indent="false"/>
    </style:style>
    <style:style style:name="P1755" style:family="paragraph" style:parent-style-name="Table_20_Paragraph">
      <style:paragraph-properties fo:margin-left="0in" fo:margin-right="0.4409in" fo:line-height="0.2819in" fo:text-align="start" style:justify-single-word="false" fo:text-indent="0in" style:auto-text-indent="false" style:writing-mode="rl-tb"/>
    </style:style>
    <style:style style:name="P1756" style:family="paragraph" style:parent-style-name="Table_20_Paragraph">
      <style:paragraph-properties fo:margin-left="0in" fo:margin-right="0.9925in" fo:margin-top="0.0028in" fo:margin-bottom="0in" loext:contextual-spacing="false" fo:line-height="0.2555in" fo:text-indent="0in" style:auto-text-indent="false"/>
    </style:style>
    <style:style style:name="P1757" style:family="paragraph" style:parent-style-name="Table_20_Paragraph">
      <style:paragraph-properties fo:margin-left="0in" fo:margin-right="0.9925in" fo:text-align="start" style:justify-single-word="false" fo:text-indent="0in" style:auto-text-indent="false" style:writing-mode="rl-tb"/>
    </style:style>
    <style:style style:name="P1758" style:family="paragraph" style:parent-style-name="Table_20_Paragraph">
      <style:paragraph-properties fo:margin-left="0.0091in" fo:margin-right="0.2799in" fo:line-height="0.2846in" fo:text-align="center" style:justify-single-word="false" fo:text-indent="0in" style:auto-text-indent="false" style:writing-mode="rl-tb"/>
    </style:style>
    <style:style style:name="P1759" style:family="paragraph" style:parent-style-name="Table_20_Paragraph">
      <style:paragraph-properties fo:margin-left="0.0091in" fo:margin-right="0.1819in" fo:text-align="center" style:justify-single-word="false" fo:text-indent="0in" style:auto-text-indent="false" style:writing-mode="rl-tb"/>
    </style:style>
    <style:style style:name="P1760" style:family="paragraph" style:parent-style-name="Table_20_Paragraph">
      <style:paragraph-properties fo:margin-left="0in" fo:margin-right="0.1874in" fo:text-indent="0in" style:auto-text-indent="false"/>
    </style:style>
    <style:style style:name="P1761" style:family="paragraph" style:parent-style-name="Table_20_Paragraph">
      <style:paragraph-properties fo:margin-left="0.0665in" fo:margin-right="0.1134in" fo:text-align="end" style:justify-single-word="false" fo:text-indent="0.1071in" style:auto-text-indent="false" style:writing-mode="rl-tb"/>
    </style:style>
    <style:style style:name="P1762" style:family="paragraph" style:parent-style-name="Table_20_Paragraph">
      <style:paragraph-properties fo:margin-left="0in" fo:margin-right="0.2193in" fo:text-indent="0in" style:auto-text-indent="false"/>
    </style:style>
    <style:style style:name="P1763" style:family="paragraph" style:parent-style-name="Table_20_Paragraph">
      <style:paragraph-properties fo:margin-left="0in" fo:margin-right="0.4528in" fo:line-height="0.2862in" fo:text-align="start" style:justify-single-word="false" fo:text-indent="0in" style:auto-text-indent="false" style:writing-mode="rl-tb"/>
    </style:style>
    <style:style style:name="P1764" style:family="paragraph" style:parent-style-name="Table_20_Paragraph">
      <style:paragraph-properties fo:margin-left="0in" fo:margin-right="0.4528in" fo:line-height="0.2555in" fo:text-indent="0in" style:auto-text-indent="false"/>
    </style:style>
    <style:style style:name="P1765" style:family="paragraph" style:parent-style-name="Table_20_Paragraph">
      <style:paragraph-properties fo:margin-left="0in" fo:margin-right="1.1638in" fo:text-align="start" style:justify-single-word="false" fo:text-indent="0in" style:auto-text-indent="false" style:writing-mode="rl-tb"/>
    </style:style>
    <style:style style:name="P1766" style:family="paragraph" style:parent-style-name="Table_20_Paragraph">
      <style:paragraph-properties fo:margin-left="0in" fo:margin-right="0.3571in" fo:margin-top="0.002in" fo:margin-bottom="0in" loext:contextual-spacing="false" fo:line-height="0.2555in" fo:text-indent="0in" style:auto-text-indent="false"/>
    </style:style>
    <style:style style:name="P1767" style:family="paragraph" style:parent-style-name="Table_20_Paragraph">
      <style:paragraph-properties fo:margin-left="0in" fo:margin-right="0.3571in" fo:text-align="start" style:justify-single-word="false" fo:text-indent="0in" style:auto-text-indent="false" style:writing-mode="rl-tb"/>
    </style:style>
    <style:style style:name="P1768" style:family="paragraph" style:parent-style-name="Table_20_Paragraph">
      <style:paragraph-properties fo:margin-left="0in" fo:margin-right="0.3571in" fo:text-indent="0in" style:auto-text-indent="false"/>
    </style:style>
    <style:style style:name="P1769" style:family="paragraph" style:parent-style-name="Table_20_Paragraph">
      <style:paragraph-properties fo:margin-left="0in" fo:margin-right="0.9472in" fo:text-align="start" style:justify-single-word="false" fo:text-indent="0in" style:auto-text-indent="false" style:writing-mode="rl-tb"/>
    </style:style>
    <style:style style:name="P1770" style:family="paragraph" style:parent-style-name="Table_20_Paragraph">
      <style:paragraph-properties fo:margin-left="0in" fo:margin-right="0.1028in" fo:line-height="0.2862in" fo:text-align="start" style:justify-single-word="false" fo:text-indent="0in" style:auto-text-indent="false" style:writing-mode="rl-tb"/>
    </style:style>
    <style:style style:name="P1771" style:family="paragraph" style:parent-style-name="Table_20_Paragraph">
      <style:paragraph-properties fo:margin-left="0in" fo:margin-right="0.1028in" fo:text-indent="0in" style:auto-text-indent="false"/>
    </style:style>
    <style:style style:name="P1772" style:family="paragraph" style:parent-style-name="Table_20_Paragraph">
      <style:paragraph-properties fo:margin-left="0in" fo:margin-right="0.7193in" fo:text-align="start" style:justify-single-word="false" fo:text-indent="0in" style:auto-text-indent="false" style:writing-mode="rl-tb"/>
    </style:style>
    <style:style style:name="P1773" style:family="paragraph" style:parent-style-name="Table_20_Paragraph">
      <style:paragraph-properties fo:margin-left="0in" fo:margin-right="0in" fo:line-height="0.2547in" fo:text-indent="-0.0008in" style:auto-text-indent="false"/>
    </style:style>
    <style:style style:name="P1774" style:family="paragraph" style:parent-style-name="Table_20_Paragraph">
      <style:paragraph-properties fo:margin-left="0in" fo:margin-right="0in" fo:line-height="0.2508in" fo:text-indent="-0.0008in" style:auto-text-indent="false"/>
    </style:style>
    <style:style style:name="P1775" style:family="paragraph" style:parent-style-name="Table_20_Paragraph">
      <style:paragraph-properties fo:margin-left="0in" fo:margin-right="0.2465in" fo:line-height="0.2862in" fo:text-align="start" style:justify-single-word="false" fo:text-indent="0in" style:auto-text-indent="false" style:writing-mode="rl-tb"/>
    </style:style>
    <style:style style:name="P1776" style:family="paragraph" style:parent-style-name="Table_20_Paragraph">
      <style:paragraph-properties fo:margin-left="0in" fo:margin-right="0.2465in" fo:text-indent="0in" style:auto-text-indent="false"/>
    </style:style>
    <style:style style:name="P1777" style:family="paragraph" style:parent-style-name="Table_20_Paragraph">
      <style:paragraph-properties fo:margin-left="0.1209in" fo:margin-right="0.7547in" fo:text-align="start" style:justify-single-word="false" fo:text-indent="-0.1618in" style:auto-text-indent="false" style:writing-mode="rl-tb"/>
    </style:style>
    <style:style style:name="P1778" style:family="paragraph" style:parent-style-name="Table_20_Paragraph">
      <style:paragraph-properties fo:margin-left="0in" fo:margin-right="1.3717in" fo:text-align="start" style:justify-single-word="false" fo:text-indent="0in" style:auto-text-indent="false" style:writing-mode="rl-tb"/>
    </style:style>
    <style:style style:name="P1779" style:family="paragraph" style:parent-style-name="Table_20_Paragraph">
      <style:paragraph-properties fo:margin-left="0in" fo:margin-right="0.1193in" fo:margin-top="0.0028in" fo:margin-bottom="0in" loext:contextual-spacing="false" fo:line-height="0.2555in" fo:text-indent="0in" style:auto-text-indent="false"/>
    </style:style>
    <style:style style:name="P1780" style:family="paragraph" style:parent-style-name="Table_20_Paragraph">
      <style:paragraph-properties fo:margin-left="0in" fo:margin-right="0.1193in" fo:text-indent="0in" style:auto-text-indent="false"/>
    </style:style>
    <style:style style:name="P1781" style:family="paragraph" style:parent-style-name="Table_20_Paragraph">
      <style:paragraph-properties fo:margin-left="0in" fo:margin-right="0.1465in" fo:text-indent="-0.0008in" style:auto-text-indent="false"/>
    </style:style>
    <style:style style:name="P1782" style:family="paragraph" style:parent-style-name="Table_20_Paragraph">
      <style:paragraph-properties fo:margin-left="0in" fo:margin-right="0.2028in" fo:line-height="0.2819in" fo:text-align="start" style:justify-single-word="false" fo:text-indent="0in" style:auto-text-indent="false" style:writing-mode="rl-tb"/>
    </style:style>
    <style:style style:name="P1783" style:family="paragraph" style:parent-style-name="Table_20_Paragraph">
      <style:paragraph-properties fo:margin-left="0in" fo:margin-right="0.2028in" fo:line-height="0.2555in" fo:text-indent="0in" style:auto-text-indent="false"/>
    </style:style>
    <style:style style:name="P1784" style:family="paragraph" style:parent-style-name="Table_20_Paragraph">
      <style:paragraph-properties fo:margin-left="0in" fo:margin-right="0.9563in" style:line-height-at-least="0.2571in" fo:text-indent="0in" style:auto-text-indent="false"/>
    </style:style>
    <style:style style:name="P1785" style:family="paragraph" style:parent-style-name="Table_20_Paragraph">
      <style:paragraph-properties fo:margin-left="0in" fo:margin-right="0.6102in" fo:text-indent="0in" style:auto-text-indent="false"/>
    </style:style>
    <style:style style:name="P1786" style:family="paragraph" style:parent-style-name="Table_20_Paragraph">
      <style:paragraph-properties fo:margin-left="0in" fo:margin-right="0.1437in" fo:line-height="0.2819in" fo:text-align="start" style:justify-single-word="false" fo:text-indent="0in" style:auto-text-indent="false" style:writing-mode="rl-tb"/>
    </style:style>
    <style:style style:name="P1787" style:family="paragraph" style:parent-style-name="Table_20_Paragraph" style:master-page-name="Converted25">
      <style:paragraph-properties fo:margin-left="0in" fo:margin-right="0.8217in" fo:text-align="start" style:justify-single-word="false" fo:text-indent="0in" style:auto-text-indent="false" style:page-number="auto" style:writing-mode="rl-tb"/>
    </style:style>
    <style:style style:name="P1788" style:family="paragraph" style:parent-style-name="Table_20_Paragraph">
      <style:paragraph-properties fo:margin-left="0in" fo:margin-right="0.3807in" fo:margin-top="0.0028in" fo:margin-bottom="0in" loext:contextual-spacing="false" fo:line-height="0.2555in" fo:text-indent="-0.0008in" style:auto-text-indent="false"/>
    </style:style>
    <style:style style:name="P1789" style:family="paragraph" style:parent-style-name="Table_20_Paragraph">
      <style:paragraph-properties fo:margin-left="0in" fo:margin-right="0.3807in" fo:text-indent="-0.0008in" style:auto-text-indent="false"/>
    </style:style>
    <style:style style:name="P1790" style:family="paragraph" style:parent-style-name="Table_20_Paragraph">
      <style:paragraph-properties fo:margin-left="0in" fo:margin-right="0.3118in" fo:margin-top="0.0028in" fo:margin-bottom="0in" loext:contextual-spacing="false" fo:line-height="0.2555in" fo:text-indent="0in" style:auto-text-indent="false"/>
    </style:style>
    <style:style style:name="P1791" style:family="paragraph" style:parent-style-name="Table_20_Paragraph">
      <style:paragraph-properties fo:margin-left="0in" fo:margin-right="0.3118in" fo:text-indent="0in" style:auto-text-indent="false"/>
    </style:style>
    <style:style style:name="P1792" style:family="paragraph" style:parent-style-name="Table_20_Paragraph">
      <style:paragraph-properties fo:margin-left="0in" fo:margin-right="0.3118in" fo:line-height="0.2874in" fo:text-align="start" style:justify-single-word="false" fo:text-indent="0in" style:auto-text-indent="false" style:writing-mode="rl-tb"/>
    </style:style>
    <style:style style:name="P1793" style:family="paragraph" style:parent-style-name="Table_20_Paragraph">
      <style:paragraph-properties fo:margin-left="0in" fo:margin-right="0.3118in" fo:line-height="0.2835in" fo:text-align="start" style:justify-single-word="false" fo:text-indent="0in" style:auto-text-indent="false" style:writing-mode="rl-tb"/>
    </style:style>
    <style:style style:name="P1794" style:family="paragraph" style:parent-style-name="Table_20_Paragraph">
      <style:paragraph-properties fo:margin-left="0in" fo:margin-right="0.6429in" fo:text-align="start" style:justify-single-word="false" fo:text-indent="0in" style:auto-text-indent="false" style:writing-mode="rl-tb"/>
    </style:style>
    <style:style style:name="P1795" style:family="paragraph" style:parent-style-name="Table_20_Paragraph">
      <style:paragraph-properties fo:margin-left="0in" fo:margin-right="0.6429in" fo:line-height="0.2819in" fo:text-align="start" style:justify-single-word="false" fo:text-indent="0in" style:auto-text-indent="false" style:writing-mode="rl-tb"/>
    </style:style>
    <style:style style:name="P1796" style:family="paragraph" style:parent-style-name="Table_20_Paragraph">
      <style:paragraph-properties fo:margin-left="0in" fo:margin-right="0.2984in" fo:text-indent="0in" style:auto-text-indent="false"/>
    </style:style>
    <style:style style:name="P1797" style:family="paragraph" style:parent-style-name="Table_20_Paragraph">
      <style:paragraph-properties fo:margin-left="0in" fo:margin-right="0.2984in" fo:line-height="0.2819in" fo:text-align="start" style:justify-single-word="false" fo:text-indent="0in" style:auto-text-indent="false" style:writing-mode="rl-tb"/>
    </style:style>
    <style:style style:name="P1798" style:family="paragraph" style:parent-style-name="Table_20_Paragraph">
      <style:paragraph-properties fo:margin-left="0in" fo:margin-right="0.3563in" style:line-height-at-least="0.2571in" fo:text-indent="-0.0008in" style:auto-text-indent="false"/>
    </style:style>
    <style:style style:name="P1799" style:family="paragraph" style:parent-style-name="Table_20_Paragraph">
      <style:paragraph-properties fo:margin-left="0in" fo:margin-right="0.2362in" fo:text-indent="0in" style:auto-text-indent="false"/>
    </style:style>
    <style:style style:name="P1800" style:family="paragraph" style:parent-style-name="Table_20_Paragraph">
      <style:paragraph-properties fo:margin-left="0in" fo:margin-right="0.2362in" fo:line-height="0.2516in" fo:text-align="end" style:justify-single-word="false" fo:text-indent="0in" style:auto-text-indent="false"/>
    </style:style>
    <style:style style:name="P1801" style:family="paragraph" style:parent-style-name="Table_20_Paragraph">
      <style:paragraph-properties fo:margin-left="0in" fo:margin-right="0.2362in" fo:line-height="0.2508in" fo:text-align="end" style:justify-single-word="false" fo:text-indent="0in" style:auto-text-indent="false"/>
    </style:style>
    <style:style style:name="P1802" style:family="paragraph" style:parent-style-name="Table_20_Paragraph">
      <style:paragraph-properties fo:margin-left="0in" fo:margin-right="0.0866in" fo:line-height="0.2862in" fo:text-align="start" style:justify-single-word="false" fo:text-indent="0in" style:auto-text-indent="false" style:writing-mode="rl-tb"/>
    </style:style>
    <style:style style:name="P1803" style:family="paragraph" style:parent-style-name="Table_20_Paragraph">
      <style:paragraph-properties fo:margin-left="0in" fo:margin-right="0.0866in" fo:text-indent="0in" style:auto-text-indent="false"/>
    </style:style>
    <style:style style:name="P1804" style:family="paragraph" style:parent-style-name="Table_20_Paragraph">
      <style:paragraph-properties fo:margin-left="0in" fo:margin-right="1.2665in" fo:line-height="0.2744in" fo:text-align="start" style:justify-single-word="false" fo:text-indent="0in" style:auto-text-indent="false" style:writing-mode="rl-tb"/>
    </style:style>
    <style:style style:name="P1805" style:family="paragraph" style:parent-style-name="Table_20_Paragraph">
      <style:paragraph-properties fo:margin-left="0in" fo:margin-right="0.6398in" fo:text-indent="0in" style:auto-text-indent="false"/>
    </style:style>
    <style:style style:name="P1806" style:family="paragraph" style:parent-style-name="Table_20_Paragraph">
      <style:paragraph-properties fo:margin-left="0in" fo:margin-right="0.6398in" fo:margin-top="0.0028in" fo:margin-bottom="0in" loext:contextual-spacing="false" fo:line-height="0.2555in" fo:text-indent="0in" style:auto-text-indent="false"/>
    </style:style>
    <style:style style:name="P1807" style:family="paragraph" style:parent-style-name="Table_20_Paragraph">
      <style:paragraph-properties fo:margin-left="0in" fo:margin-right="0.1307in" fo:text-indent="0in" style:auto-text-indent="false"/>
    </style:style>
    <style:style style:name="P1808" style:family="paragraph" style:parent-style-name="Table_20_Paragraph">
      <style:paragraph-properties fo:margin-left="0in" fo:margin-right="0.1307in" fo:line-height="0.2835in" fo:text-align="start" style:justify-single-word="false" fo:text-indent="0in" style:auto-text-indent="false" style:writing-mode="rl-tb"/>
    </style:style>
    <style:style style:name="P1809" style:family="paragraph" style:parent-style-name="Table_20_Paragraph">
      <style:paragraph-properties fo:margin-left="0in" fo:margin-right="0.1835in" fo:margin-top="0.0028in" fo:margin-bottom="0in" loext:contextual-spacing="false" fo:line-height="0.2555in" fo:text-indent="0in" style:auto-text-indent="false"/>
    </style:style>
    <style:style style:name="P1810" style:family="paragraph" style:parent-style-name="Table_20_Paragraph">
      <style:paragraph-properties fo:margin-left="0in" fo:margin-right="0.1835in" fo:text-indent="0in" style:auto-text-indent="false"/>
    </style:style>
    <style:style style:name="P1811" style:family="paragraph" style:parent-style-name="Table_20_Paragraph">
      <style:paragraph-properties fo:margin-left="0in" fo:margin-right="0.7047in" fo:text-indent="0in" style:auto-text-indent="false"/>
    </style:style>
    <style:style style:name="P1812" style:family="paragraph" style:parent-style-name="Table_20_Paragraph">
      <style:paragraph-properties fo:margin-left="0.0098in" fo:margin-right="0.672in" fo:text-align="start" style:justify-single-word="false" fo:text-indent="0.1953in" style:auto-text-indent="false" style:writing-mode="rl-tb"/>
    </style:style>
    <style:style style:name="P1813" style:family="paragraph" style:parent-style-name="Table_20_Paragraph">
      <style:paragraph-properties fo:margin-left="0in" fo:margin-right="0.8209in" fo:line-height="0.2752in" fo:text-align="start" style:justify-single-word="false" fo:text-indent="0in" style:auto-text-indent="false" style:writing-mode="rl-tb"/>
    </style:style>
    <style:style style:name="P1814" style:family="paragraph" style:parent-style-name="Table_20_Paragraph">
      <style:paragraph-properties fo:margin-left="0in" fo:margin-right="0.2764in" fo:text-indent="0in" style:auto-text-indent="false"/>
    </style:style>
    <style:style style:name="P1815" style:family="paragraph" style:parent-style-name="Table_20_Paragraph">
      <style:paragraph-properties fo:margin-left="0in" fo:margin-right="0.4543in" fo:margin-top="0.0028in" fo:margin-bottom="0in" loext:contextual-spacing="false" fo:line-height="0.2555in" fo:text-indent="-0.0008in" style:auto-text-indent="false"/>
    </style:style>
    <style:style style:name="P1816" style:family="paragraph" style:parent-style-name="Table_20_Paragraph">
      <style:paragraph-properties fo:margin-left="0in" fo:margin-right="0.2634in" fo:text-indent="0in" style:auto-text-indent="false"/>
    </style:style>
    <style:style style:name="P1817" style:family="paragraph" style:parent-style-name="Table_20_Paragraph" style:master-page-name="Converted50">
      <style:paragraph-properties fo:margin-left="0in" fo:margin-right="0.2634in" fo:text-align="start" style:justify-single-word="false" fo:text-indent="0in" style:auto-text-indent="false" style:page-number="auto" style:writing-mode="rl-tb"/>
    </style:style>
    <style:style style:name="P1818" style:family="paragraph" style:parent-style-name="Table_20_Paragraph">
      <style:paragraph-properties fo:margin-left="0in" fo:margin-right="0.0839in" fo:text-indent="0in" style:auto-text-indent="false"/>
    </style:style>
    <style:style style:name="P1819" style:family="paragraph" style:parent-style-name="Table_20_Paragraph">
      <style:paragraph-properties fo:margin-left="0in" fo:margin-right="0.0839in" fo:text-align="start" style:justify-single-word="false" fo:text-indent="0in" style:auto-text-indent="false" style:writing-mode="rl-tb"/>
    </style:style>
    <style:style style:name="P1820" style:family="paragraph" style:parent-style-name="Table_20_Paragraph">
      <style:paragraph-properties fo:margin-left="0in" fo:margin-right="0.5492in" fo:text-align="start" style:justify-single-word="false" fo:text-indent="0in" style:auto-text-indent="false" style:writing-mode="rl-tb"/>
    </style:style>
    <style:style style:name="P1821" style:family="paragraph" style:parent-style-name="Table_20_Paragraph">
      <style:paragraph-properties fo:margin-left="0in" fo:margin-right="0.0835in" fo:text-indent="0in" style:auto-text-indent="false"/>
    </style:style>
    <style:style style:name="P1822" style:family="paragraph" style:parent-style-name="Table_20_Paragraph">
      <style:paragraph-properties fo:margin-left="0in" fo:margin-right="0.1673in" fo:text-indent="0in" style:auto-text-indent="false"/>
    </style:style>
    <style:style style:name="P1823" style:family="paragraph" style:parent-style-name="Table_20_Paragraph">
      <style:paragraph-properties fo:margin-left="0.0626in" fo:margin-right="0.1154in" fo:text-align="start" style:justify-single-word="false" fo:text-indent="0.1783in" style:auto-text-indent="false" style:writing-mode="rl-tb"/>
    </style:style>
    <style:style style:name="P1824" style:family="paragraph" style:parent-style-name="Table_20_Paragraph">
      <style:paragraph-properties fo:margin-left="0in" fo:margin-right="0.2862in" fo:text-indent="0in" style:auto-text-indent="false"/>
    </style:style>
    <style:style style:name="P1825" style:family="paragraph" style:parent-style-name="Table_20_Paragraph">
      <style:paragraph-properties fo:margin-left="0.0555in" fo:margin-right="0.3654in" fo:text-align="start" style:justify-single-word="false" fo:text-indent="-0.2311in" style:auto-text-indent="false" style:writing-mode="rl-tb"/>
    </style:style>
    <style:style style:name="P1826" style:family="paragraph" style:parent-style-name="Table_20_Paragraph">
      <style:paragraph-properties fo:margin-left="0in" fo:margin-right="1.3618in" fo:text-align="start" style:justify-single-word="false" fo:text-indent="0in" style:auto-text-indent="false" style:writing-mode="rl-tb"/>
    </style:style>
    <style:style style:name="P1827" style:family="paragraph" style:parent-style-name="Table_20_Paragraph">
      <style:paragraph-properties fo:margin-left="0in" fo:margin-right="0.0575in" fo:text-indent="0in" style:auto-text-indent="false"/>
    </style:style>
    <style:style style:name="P1828" style:family="paragraph" style:parent-style-name="Table_20_Paragraph">
      <style:paragraph-properties fo:margin-left="0in" fo:margin-right="0.1398in" fo:text-indent="-0.0008in" style:auto-text-indent="false"/>
    </style:style>
    <style:style style:name="P1829" style:family="paragraph" style:parent-style-name="Table_20_Paragraph">
      <style:paragraph-properties fo:margin-left="0in" fo:margin-right="0.0953in" fo:line-height="0.2862in" fo:text-align="start" style:justify-single-word="false" fo:text-indent="0in" style:auto-text-indent="false" style:writing-mode="rl-tb"/>
    </style:style>
    <style:style style:name="P1830" style:family="paragraph" style:parent-style-name="Table_20_Paragraph">
      <style:paragraph-properties fo:margin-left="0in" fo:margin-right="0.0953in" fo:text-align="start" style:justify-single-word="false" fo:text-indent="0in" style:auto-text-indent="false" style:writing-mode="rl-tb"/>
    </style:style>
    <style:style style:name="P1831" style:family="paragraph" style:parent-style-name="Table_20_Paragraph">
      <style:paragraph-properties fo:margin-left="0in" fo:margin-right="0.0953in" fo:line-height="0.2819in" fo:text-align="start" style:justify-single-word="false" fo:text-indent="0in" style:auto-text-indent="false" style:writing-mode="rl-tb"/>
    </style:style>
    <style:style style:name="P1832" style:family="paragraph" style:parent-style-name="Table_20_Paragraph">
      <style:paragraph-properties fo:margin-left="0in" fo:margin-right="0.0953in" fo:text-indent="0in" style:auto-text-indent="false"/>
    </style:style>
    <style:style style:name="P1833" style:family="paragraph" style:parent-style-name="Table_20_Paragraph">
      <style:paragraph-properties fo:margin-left="0in" fo:margin-right="0.4425in" fo:line-height="0.2752in" fo:text-align="start" style:justify-single-word="false" fo:text-indent="0in" style:auto-text-indent="false" style:writing-mode="rl-tb"/>
    </style:style>
    <style:style style:name="P1834" style:family="paragraph" style:parent-style-name="Table_20_Paragraph">
      <style:paragraph-properties fo:margin-left="0in" fo:margin-right="0.4425in" fo:text-indent="0in" style:auto-text-indent="false"/>
    </style:style>
    <style:style style:name="P1835" style:family="paragraph" style:parent-style-name="Table_20_Paragraph">
      <style:paragraph-properties fo:margin-top="0.0008in" fo:margin-bottom="0in" loext:contextual-spacing="false" fo:line-height="0.2457in"/>
    </style:style>
    <style:style style:name="P1836" style:family="paragraph" style:parent-style-name="Table_20_Paragraph">
      <style:paragraph-properties fo:margin-left="0in" fo:margin-right="0.4598in" fo:text-indent="0in" style:auto-text-indent="false"/>
    </style:style>
    <style:style style:name="P1837" style:family="paragraph" style:parent-style-name="Table_20_Paragraph" style:master-page-name="Converted30">
      <style:paragraph-properties fo:margin-left="0in" fo:margin-right="0.4598in" fo:text-align="start" style:justify-single-word="false" fo:text-indent="0in" style:auto-text-indent="false" style:page-number="auto" style:writing-mode="rl-tb"/>
    </style:style>
    <style:style style:name="P1838" style:family="paragraph" style:parent-style-name="Table_20_Paragraph">
      <style:paragraph-properties fo:margin-left="0in" fo:margin-right="0.1146in" fo:text-indent="0in" style:auto-text-indent="false"/>
    </style:style>
    <style:style style:name="P1839" style:family="paragraph" style:parent-style-name="Table_20_Paragraph">
      <style:paragraph-properties fo:margin-left="0in" fo:margin-right="0.1146in" fo:text-indent="0in" style:auto-text-indent="false">
        <style:tab-stops>
          <style:tab-stop style:position="1.0862in"/>
        </style:tab-stops>
      </style:paragraph-properties>
    </style:style>
    <style:style style:name="P1840" style:family="paragraph" style:parent-style-name="Table_20_Paragraph">
      <style:paragraph-properties fo:margin-left="0.0071in" fo:margin-right="0.4709in" fo:text-align="start" style:justify-single-word="false" fo:text-indent="-0.1728in" style:auto-text-indent="false" style:writing-mode="rl-tb"/>
    </style:style>
    <style:style style:name="P1841" style:family="paragraph" style:parent-style-name="Table_20_Paragraph">
      <style:paragraph-properties fo:margin-left="0in" fo:margin-right="1.0957in" fo:text-align="start" style:justify-single-word="false" fo:text-indent="0in" style:auto-text-indent="false" style:writing-mode="rl-tb"/>
    </style:style>
    <style:style style:name="P1842" style:family="paragraph" style:parent-style-name="Table_20_Paragraph" style:master-page-name="Converted27">
      <style:paragraph-properties fo:margin-left="0in" fo:margin-right="1.0957in" fo:line-height="0.2783in" fo:text-align="start" style:justify-single-word="false" fo:text-indent="0in" style:auto-text-indent="false" style:page-number="auto" style:writing-mode="rl-tb"/>
    </style:style>
    <style:style style:name="P1843" style:family="paragraph" style:parent-style-name="Table_20_Paragraph">
      <style:paragraph-properties fo:margin-left="0in" fo:margin-right="0.078in" fo:text-indent="0in" style:auto-text-indent="false"/>
    </style:style>
    <style:style style:name="P1844" style:family="paragraph" style:parent-style-name="Table_20_Paragraph">
      <style:paragraph-properties fo:margin-left="0in" fo:margin-right="0.7598in" fo:text-align="start" style:justify-single-word="false" fo:text-indent="0in" style:auto-text-indent="false" style:writing-mode="rl-tb"/>
    </style:style>
    <style:style style:name="P1845" style:family="paragraph" style:parent-style-name="Table_20_Paragraph" style:master-page-name="Converted35">
      <style:paragraph-properties fo:margin-left="0in" fo:margin-right="0.7598in" fo:margin-top="0.0181in" fo:margin-bottom="0in" loext:contextual-spacing="false" fo:text-align="start" style:justify-single-word="false" fo:text-indent="0in" style:auto-text-indent="false" style:page-number="auto" style:writing-mode="rl-tb"/>
    </style:style>
    <style:style style:name="P1846" style:family="paragraph" style:parent-style-name="Table_20_Paragraph">
      <style:paragraph-properties fo:margin-left="0in" fo:margin-right="0.2783in" fo:text-indent="0in" style:auto-text-indent="false"/>
    </style:style>
    <style:style style:name="P1847" style:family="paragraph" style:parent-style-name="Table_20_Paragraph">
      <style:paragraph-properties fo:margin-left="0in" fo:margin-right="0.25in" fo:text-indent="0in" style:auto-text-indent="false"/>
    </style:style>
    <style:style style:name="P1848" style:family="paragraph" style:parent-style-name="Table_20_Paragraph">
      <style:paragraph-properties fo:margin-left="0in" fo:margin-right="0.4307in" fo:line-height="0.2862in" fo:text-align="start" style:justify-single-word="false" fo:text-indent="0in" style:auto-text-indent="false" style:writing-mode="rl-tb"/>
    </style:style>
    <style:style style:name="P1849" style:family="paragraph" style:parent-style-name="Table_20_Paragraph" style:master-page-name="Converted52">
      <style:paragraph-properties fo:margin-left="0in" fo:margin-right="0.4307in" fo:line-height="0.2866in" fo:text-align="start" style:justify-single-word="false" fo:text-indent="0in" style:auto-text-indent="false" style:page-number="auto" style:writing-mode="rl-tb"/>
    </style:style>
    <style:style style:name="P1850" style:family="paragraph" style:parent-style-name="Table_20_Paragraph">
      <style:paragraph-properties fo:margin-left="0in" fo:margin-right="0.7917in" fo:line-height="0.2744in" fo:text-align="start" style:justify-single-word="false" fo:text-indent="0in" style:auto-text-indent="false" style:writing-mode="rl-tb"/>
    </style:style>
    <style:style style:name="P1851" style:family="paragraph" style:parent-style-name="Table_20_Paragraph">
      <style:paragraph-properties fo:margin-left="0in" fo:margin-right="0.289in" fo:margin-top="0.002in" fo:margin-bottom="0in" loext:contextual-spacing="false" fo:line-height="0.2555in" fo:text-indent="0in" style:auto-text-indent="false"/>
    </style:style>
    <style:style style:name="P1852" style:family="paragraph" style:parent-style-name="Table_20_Paragraph">
      <style:paragraph-properties fo:margin-left="0in" fo:margin-right="0.289in" fo:text-indent="0in" style:auto-text-indent="false"/>
    </style:style>
    <style:style style:name="P1853" style:family="paragraph" style:parent-style-name="Table_20_Paragraph">
      <style:paragraph-properties fo:margin-left="0in" fo:margin-right="0.0902in" fo:text-indent="0in" style:auto-text-indent="false"/>
    </style:style>
    <style:style style:name="P1854" style:family="paragraph" style:parent-style-name="Table_20_Paragraph">
      <style:paragraph-properties fo:margin-left="0in" fo:margin-right="0.2035in" fo:line-height="0.2846in" fo:text-align="start" style:justify-single-word="false" fo:text-indent="0in" style:auto-text-indent="false" style:writing-mode="rl-tb"/>
    </style:style>
    <style:style style:name="P1855" style:family="paragraph" style:parent-style-name="Table_20_Paragraph">
      <style:paragraph-properties fo:margin-left="0in" fo:margin-right="0.2035in" fo:margin-top="0.002in" fo:margin-bottom="0in" loext:contextual-spacing="false" fo:line-height="0.2555in" fo:text-indent="0in" style:auto-text-indent="false"/>
    </style:style>
    <style:style style:name="P1856" style:family="paragraph" style:parent-style-name="Table_20_Paragraph">
      <style:paragraph-properties fo:margin-left="0in" fo:margin-right="0.5189in" fo:text-align="start" style:justify-single-word="false" fo:text-indent="0in" style:auto-text-indent="false" style:writing-mode="rl-tb"/>
    </style:style>
    <style:style style:name="P1857" style:family="paragraph" style:parent-style-name="Table_20_Paragraph">
      <style:paragraph-properties fo:margin-left="0in" fo:margin-right="0.8098in" fo:text-align="start" style:justify-single-word="false" fo:text-indent="0in" style:auto-text-indent="false" style:writing-mode="rl-tb"/>
    </style:style>
    <style:style style:name="P1858" style:family="paragraph" style:parent-style-name="Table_20_Paragraph">
      <style:paragraph-properties fo:margin-left="0in" fo:margin-right="0.1717in" fo:text-indent="0in" style:auto-text-indent="false"/>
    </style:style>
    <style:style style:name="P1859" style:family="paragraph" style:parent-style-name="Table_20_Paragraph">
      <style:paragraph-properties fo:margin-left="0.0583in" fo:margin-right="0.0862in" fo:text-align="start" style:justify-single-word="false" fo:text-indent="0.1in" style:auto-text-indent="false" style:writing-mode="rl-tb"/>
    </style:style>
    <style:style style:name="P1860" style:family="paragraph" style:parent-style-name="Table_20_Paragraph">
      <style:paragraph-properties fo:margin-left="0in" fo:margin-right="1.35in" fo:text-align="start" style:justify-single-word="false" fo:text-indent="0in" style:auto-text-indent="false" style:writing-mode="rl-tb"/>
    </style:style>
    <style:style style:name="P1861" style:family="paragraph" style:parent-style-name="Table_20_Paragraph">
      <style:paragraph-properties fo:margin-left="0in" fo:margin-right="0.3953in" fo:text-align="start" style:justify-single-word="false" fo:text-indent="-0.0118in" style:auto-text-indent="false" style:writing-mode="rl-tb"/>
    </style:style>
    <style:style style:name="P1862" style:family="paragraph" style:parent-style-name="Table_20_Paragraph">
      <style:paragraph-properties fo:margin-left="0in" fo:margin-right="1.2083in" fo:text-align="start" style:justify-single-word="false" fo:text-indent="0in" style:auto-text-indent="false" style:writing-mode="rl-tb"/>
    </style:style>
    <style:style style:name="P1863" style:family="paragraph" style:parent-style-name="Table_20_Paragraph">
      <style:paragraph-properties fo:margin-left="0in" fo:margin-right="0.5382in" fo:text-indent="0in" style:auto-text-indent="false"/>
    </style:style>
    <style:style style:name="P1864" style:family="paragraph" style:parent-style-name="Table_20_Paragraph">
      <style:paragraph-properties fo:margin-left="0in" fo:margin-right="0.5382in" fo:text-align="start" style:justify-single-word="false" fo:text-indent="0in" style:auto-text-indent="false" style:writing-mode="rl-tb"/>
    </style:style>
    <style:style style:name="P1865" style:family="paragraph" style:parent-style-name="Table_20_Paragraph">
      <style:paragraph-properties fo:margin-left="0in" fo:margin-right="0.5035in" fo:text-indent="0in" style:auto-text-indent="false"/>
    </style:style>
    <style:style style:name="P1866" style:family="paragraph" style:parent-style-name="Table_20_Paragraph">
      <style:paragraph-properties fo:margin-left="0in" fo:margin-right="0.2665in" fo:line-height="0.2835in" fo:text-align="start" style:justify-single-word="false" fo:text-indent="0in" style:auto-text-indent="false" style:writing-mode="rl-tb"/>
    </style:style>
    <style:style style:name="P1867" style:family="paragraph" style:parent-style-name="Table_20_Paragraph">
      <style:paragraph-properties fo:margin-left="0in" fo:margin-right="0.2563in" fo:text-indent="0in" style:auto-text-indent="false"/>
    </style:style>
    <style:style style:name="P1868" style:family="paragraph" style:parent-style-name="Table_20_Paragraph">
      <style:paragraph-properties fo:margin-left="0in" fo:margin-right="0.2563in" fo:margin-top="0.0028in" fo:margin-bottom="0in" loext:contextual-spacing="false" fo:line-height="0.2555in" fo:text-indent="0in" style:auto-text-indent="false"/>
    </style:style>
    <style:style style:name="P1869" style:family="paragraph" style:parent-style-name="Table_20_Paragraph">
      <style:paragraph-properties fo:margin-left="0in" fo:margin-right="0.3898in" fo:text-align="start" style:justify-single-word="false" fo:text-indent="0.378in" style:auto-text-indent="false" style:writing-mode="rl-tb"/>
    </style:style>
    <style:style style:name="P1870" style:family="paragraph" style:parent-style-name="Table_20_Paragraph">
      <style:paragraph-properties fo:margin-left="0in" fo:margin-right="0.4634in" fo:line-height="0.2866in" fo:text-align="start" style:justify-single-word="false" fo:text-indent="0in" style:auto-text-indent="false" style:writing-mode="rl-tb"/>
    </style:style>
    <style:style style:name="P1871" style:family="paragraph" style:parent-style-name="Table_20_Paragraph">
      <style:paragraph-properties fo:margin-left="0in" fo:margin-right="0.4634in" fo:text-indent="0in" style:auto-text-indent="false"/>
    </style:style>
    <style:style style:name="P1872" style:family="paragraph" style:parent-style-name="Table_20_Paragraph">
      <style:paragraph-properties fo:margin-left="0in" fo:margin-right="0.1354in" fo:text-indent="0in" style:auto-text-indent="false"/>
    </style:style>
    <style:style style:name="P1873" style:family="paragraph" style:parent-style-name="Table_20_Paragraph">
      <style:paragraph-properties fo:margin-left="0in" fo:margin-right="0.1354in" fo:line-height="0.2862in" fo:text-align="start" style:justify-single-word="false" fo:text-indent="0in" style:auto-text-indent="false" style:writing-mode="rl-tb"/>
    </style:style>
    <style:style style:name="P1874" style:family="paragraph" style:parent-style-name="Table_20_Paragraph">
      <style:paragraph-properties fo:margin-left="0.0134in" fo:margin-right="0.3035in" fo:text-align="start" style:justify-single-word="false" fo:text-indent="-0.0118in" style:auto-text-indent="false" style:writing-mode="rl-tb"/>
    </style:style>
    <style:style style:name="P1875" style:family="paragraph" style:parent-style-name="Table_20_Paragraph">
      <style:paragraph-properties fo:margin-left="0in" fo:margin-right="0.1492in" fo:text-indent="0in" style:auto-text-indent="false"/>
    </style:style>
    <style:style style:name="P1876" style:family="paragraph" style:parent-style-name="Table_20_Paragraph">
      <style:paragraph-properties fo:margin-left="0in" fo:margin-right="0.0854in" fo:margin-top="0.0028in" fo:margin-bottom="0in" loext:contextual-spacing="false" fo:line-height="0.2555in" fo:text-indent="0in" style:auto-text-indent="false"/>
    </style:style>
    <style:style style:name="P1877" style:family="paragraph" style:parent-style-name="Table_20_Paragraph">
      <style:paragraph-properties fo:margin-left="0in" fo:margin-right="0.1209in" fo:margin-top="0.0028in" fo:margin-bottom="0in" loext:contextual-spacing="false" fo:line-height="0.2555in" fo:text-indent="0in" style:auto-text-indent="false"/>
    </style:style>
    <style:style style:name="P1878" style:family="paragraph" style:parent-style-name="Table_20_Paragraph">
      <style:paragraph-properties fo:margin-left="0in" fo:margin-right="0.1209in" fo:text-indent="0in" style:auto-text-indent="false"/>
    </style:style>
    <style:style style:name="P1879" style:family="paragraph" style:parent-style-name="Table_20_Paragraph">
      <style:paragraph-properties fo:margin-left="0in" fo:margin-right="0.1209in" fo:text-align="start" style:justify-single-word="false" fo:text-indent="0in" style:auto-text-indent="false" style:writing-mode="rl-tb"/>
    </style:style>
    <style:style style:name="P1880" style:family="paragraph" style:parent-style-name="Table_20_Paragraph">
      <style:paragraph-properties fo:margin-left="0in" fo:margin-right="0.7083in" fo:text-align="start" style:justify-single-word="false" fo:text-indent="0in" style:auto-text-indent="false" style:writing-mode="rl-tb"/>
    </style:style>
    <style:style style:name="P1881" style:family="paragraph" style:parent-style-name="Table_20_Paragraph">
      <style:paragraph-properties fo:margin-left="0in" fo:margin-right="0.0972in" fo:text-indent="0in" style:auto-text-indent="false"/>
    </style:style>
    <style:style style:name="P1882" style:family="paragraph" style:parent-style-name="Table_20_Paragraph">
      <style:paragraph-properties fo:margin-left="0in" fo:margin-right="0.0972in" fo:line-height="0.2736in" fo:text-align="start" style:justify-single-word="false" fo:text-indent="0in" style:auto-text-indent="false" style:writing-mode="rl-tb"/>
    </style:style>
    <style:style style:name="P1883" style:family="paragraph" style:parent-style-name="Table_20_Paragraph">
      <style:paragraph-properties fo:margin-left="0in" fo:margin-right="0.202in" fo:line-height="0.2839in" fo:text-align="start" style:justify-single-word="false" fo:text-indent="0in" style:auto-text-indent="false" style:writing-mode="rl-tb"/>
    </style:style>
    <style:style style:name="P1884" style:family="paragraph" style:parent-style-name="Table_20_Paragraph">
      <style:paragraph-properties fo:margin-left="0in" fo:margin-right="0.1335in" fo:text-align="start" style:justify-single-word="false" fo:text-indent="0in" style:auto-text-indent="false" style:writing-mode="rl-tb"/>
    </style:style>
    <style:style style:name="P1885" style:family="paragraph" style:parent-style-name="Table_20_Paragraph">
      <style:paragraph-properties fo:margin-left="0in" fo:margin-right="0.1335in" fo:text-indent="0in" style:auto-text-indent="false"/>
    </style:style>
    <style:style style:name="P1886" style:family="paragraph" style:parent-style-name="Table_20_Paragraph">
      <style:paragraph-properties fo:margin-left="0in" fo:margin-right="0.0583in" fo:text-indent="0in" style:auto-text-indent="false"/>
    </style:style>
    <style:style style:name="P1887" style:family="paragraph" style:parent-style-name="Table_20_Paragraph">
      <style:paragraph-properties fo:margin-left="0in" fo:margin-right="0.7508in" style:line-height-at-least="0.2571in" fo:text-indent="0in" style:auto-text-indent="false"/>
    </style:style>
    <style:style style:name="P1888" style:family="paragraph" style:parent-style-name="Table_20_Paragraph">
      <style:paragraph-properties fo:margin-left="0in" fo:margin-right="0.7508in" fo:text-align="justify" style:justify-single-word="false" fo:text-indent="0in" style:auto-text-indent="false"/>
    </style:style>
    <style:style style:name="P1889" style:family="paragraph" style:parent-style-name="Table_20_Paragraph">
      <style:paragraph-properties fo:margin-left="0in" fo:margin-right="0.3016in" fo:text-indent="-0.0008in" style:auto-text-indent="false"/>
    </style:style>
    <style:style style:name="P1890" style:family="paragraph" style:parent-style-name="Table_20_Paragraph">
      <style:paragraph-properties fo:margin-left="0in" fo:margin-right="0.3016in" style:line-height-at-least="0.2571in" fo:text-indent="-0.0008in" style:auto-text-indent="false"/>
    </style:style>
    <style:style style:name="P1891" style:family="paragraph" style:parent-style-name="Table_20_Paragraph">
      <style:paragraph-properties fo:margin-left="0.0673in" fo:margin-right="0.2634in" fo:text-align="justify" style:justify-single-word="false" fo:text-indent="0.0154in" style:auto-text-indent="false" style:writing-mode="rl-tb"/>
    </style:style>
    <style:style style:name="P1892" style:family="paragraph" style:parent-style-name="Table_20_Paragraph">
      <style:paragraph-properties fo:margin-left="0in" fo:margin-right="0.6791in" fo:text-align="start" style:justify-single-word="false" fo:text-indent="0in" style:auto-text-indent="false" style:writing-mode="rl-tb"/>
    </style:style>
    <style:style style:name="P1893" style:family="paragraph" style:parent-style-name="Table_20_Paragraph">
      <style:paragraph-properties fo:margin-left="0.0673in" fo:margin-right="0.1126in" fo:text-align="end" style:justify-single-word="false" fo:text-indent="0.7646in" style:auto-text-indent="false" style:writing-mode="rl-tb"/>
    </style:style>
    <style:style style:name="P1894" style:family="paragraph" style:parent-style-name="Table_20_Paragraph">
      <style:paragraph-properties fo:margin-left="0.0665in" fo:margin-right="0.1575in" fo:text-align="end" style:justify-single-word="false" fo:text-indent="0.172in" style:auto-text-indent="false" style:writing-mode="rl-tb"/>
    </style:style>
    <style:style style:name="P1895" style:family="paragraph" style:parent-style-name="Table_20_Paragraph">
      <style:paragraph-properties fo:margin-left="0in" fo:margin-right="0.3244in" fo:text-indent="0in" style:auto-text-indent="false"/>
    </style:style>
    <style:style style:name="P1896" style:family="paragraph" style:parent-style-name="Table_20_Paragraph">
      <style:paragraph-properties fo:margin-left="0in" fo:margin-right="0.3244in" fo:line-height="0.2819in" fo:text-align="start" style:justify-single-word="false" fo:text-indent="0in" style:auto-text-indent="false" style:writing-mode="rl-tb"/>
    </style:style>
    <style:style style:name="P1897" style:family="paragraph" style:parent-style-name="Table_20_Paragraph">
      <style:paragraph-properties fo:margin-left="0in" fo:margin-right="0.1646in" fo:text-indent="0in" style:auto-text-indent="false"/>
    </style:style>
    <style:style style:name="P1898" style:family="paragraph" style:parent-style-name="Table_20_Paragraph">
      <style:paragraph-properties fo:margin-left="0.0626in" fo:margin-right="0.6161in" fo:text-align="start" style:justify-single-word="false" fo:text-indent="-0.348in" style:auto-text-indent="false" style:writing-mode="rl-tb"/>
    </style:style>
    <style:style style:name="P1899" style:family="paragraph" style:parent-style-name="Table_20_Paragraph">
      <style:paragraph-properties fo:margin-left="0in" fo:margin-right="1.3882in" fo:text-align="start" style:justify-single-word="false" fo:text-indent="0in" style:auto-text-indent="false" style:writing-mode="rl-tb"/>
    </style:style>
    <style:style style:name="P1900" style:family="paragraph" style:parent-style-name="Table_20_Paragraph">
      <style:paragraph-properties fo:margin-left="0.0665in" fo:margin-right="0.172in" fo:text-align="center" style:justify-single-word="false" fo:text-indent="0.011in" style:auto-text-indent="false" style:writing-mode="rl-tb"/>
    </style:style>
    <style:style style:name="P1901" style:family="paragraph" style:parent-style-name="Table_20_Paragraph">
      <style:paragraph-properties fo:margin-left="0.0091in" fo:margin-right="0.2252in" fo:text-align="center" style:justify-single-word="false" fo:text-indent="0in" style:auto-text-indent="false" style:writing-mode="rl-tb"/>
    </style:style>
    <style:style style:name="P1902" style:family="paragraph" style:parent-style-name="Table_20_Paragraph">
      <style:paragraph-properties fo:margin-left="0.0575in" fo:margin-right="0.4228in" fo:text-align="start" style:justify-single-word="false" fo:text-indent="-0.0772in" style:auto-text-indent="false" style:writing-mode="rl-tb"/>
    </style:style>
    <style:style style:name="P1903" style:family="paragraph" style:parent-style-name="Table_20_Paragraph">
      <style:paragraph-properties fo:margin-left="0in" fo:margin-right="1.0854in" fo:text-align="start" style:justify-single-word="false" fo:text-indent="0in" style:auto-text-indent="false" style:writing-mode="rl-tb"/>
    </style:style>
    <style:style style:name="P1904" style:family="paragraph" style:parent-style-name="Table_20_Paragraph">
      <style:paragraph-properties fo:margin-left="0.0209in" fo:margin-right="0.7181in" fo:text-align="start" style:justify-single-word="false" fo:text-indent="-0.5992in" style:auto-text-indent="false" style:writing-mode="rl-tb"/>
    </style:style>
    <style:style style:name="P1905" style:family="paragraph" style:parent-style-name="Table_20_Paragraph">
      <style:paragraph-properties fo:margin-left="0in" fo:margin-right="0.4102in" fo:text-indent="0in" style:auto-text-indent="false"/>
    </style:style>
    <style:style style:name="P1906" style:family="paragraph" style:parent-style-name="Table_20_Paragraph">
      <style:paragraph-properties fo:margin-left="0in" fo:margin-right="0.3465in" fo:line-height="0.2819in" fo:text-align="start" style:justify-single-word="false" fo:text-indent="0in" style:auto-text-indent="false" style:writing-mode="rl-tb"/>
    </style:style>
    <style:style style:name="P1907" style:family="paragraph" style:parent-style-name="Table_20_Paragraph">
      <style:paragraph-properties fo:margin-left="0in" fo:margin-right="0.3465in" fo:text-align="justify" style:justify-single-word="false" fo:text-indent="0in" style:auto-text-indent="false"/>
    </style:style>
    <style:style style:name="P1908" style:family="paragraph" style:parent-style-name="Table_20_Paragraph" style:master-page-name="Converted29">
      <style:paragraph-properties fo:margin-left="0in" fo:margin-right="0.6134in" fo:line-height="0.2783in" fo:text-align="start" style:justify-single-word="false" fo:text-indent="0in" style:auto-text-indent="false" style:page-number="auto" style:writing-mode="rl-tb"/>
    </style:style>
    <style:style style:name="P1909" style:family="paragraph" style:parent-style-name="Table_20_Paragraph">
      <style:paragraph-properties fo:margin-left="0in" fo:margin-right="0.4602in" fo:line-height="0.2819in" fo:text-align="start" style:justify-single-word="false" fo:text-indent="0in" style:auto-text-indent="false" style:writing-mode="rl-tb"/>
    </style:style>
    <style:style style:name="P1910" style:family="paragraph" style:parent-style-name="Table_20_Paragraph">
      <style:paragraph-properties fo:margin-left="0in" fo:margin-right="0.4602in" fo:text-indent="0in" style:auto-text-indent="false"/>
    </style:style>
    <style:style style:name="P1911" style:family="paragraph" style:parent-style-name="Table_20_Paragraph">
      <style:paragraph-properties fo:margin-left="0.0091in" fo:margin-right="0.3047in" fo:text-align="center" style:justify-single-word="false" fo:text-indent="0in" style:auto-text-indent="false" style:writing-mode="rl-tb"/>
    </style:style>
    <style:style style:name="P1912" style:family="paragraph" style:parent-style-name="Table_20_Paragraph">
      <style:paragraph-properties fo:margin-left="0.0091in" fo:margin-right="0.172in" fo:text-align="center" style:justify-single-word="false" fo:text-indent="0in" style:auto-text-indent="false" style:writing-mode="rl-tb"/>
    </style:style>
    <style:style style:name="P1913" style:family="paragraph" style:parent-style-name="Table_20_Paragraph">
      <style:paragraph-properties fo:margin-left="0in" fo:margin-right="0.572in" fo:text-indent="0in" style:auto-text-indent="false"/>
    </style:style>
    <style:style style:name="P1914" style:family="paragraph" style:parent-style-name="Table_20_Paragraph">
      <style:paragraph-properties fo:margin-left="0in" fo:margin-right="0.572in" fo:line-height="0.2555in" fo:text-indent="0in" style:auto-text-indent="false"/>
    </style:style>
    <style:style style:name="P1915" style:family="paragraph" style:parent-style-name="Table_20_Paragraph">
      <style:paragraph-properties fo:margin-left="0in" fo:margin-right="0.572in" fo:line-height="0.2835in" fo:text-align="start" style:justify-single-word="false" fo:text-indent="0in" style:auto-text-indent="false" style:writing-mode="rl-tb"/>
    </style:style>
    <style:style style:name="P1916" style:family="paragraph" style:parent-style-name="Table_20_Paragraph">
      <style:paragraph-properties fo:margin-left="0.0583in" fo:margin-right="0.6528in" fo:text-align="start" style:justify-single-word="false" fo:text-indent="-0.4535in" style:auto-text-indent="false" style:writing-mode="rl-tb"/>
    </style:style>
    <style:style style:name="P1917" style:family="paragraph" style:parent-style-name="Table_20_Paragraph">
      <style:paragraph-properties fo:margin-left="0in" fo:margin-right="0.3917in" fo:text-align="start" style:justify-single-word="false" fo:text-indent="0in" style:auto-text-indent="false" style:writing-mode="rl-tb"/>
    </style:style>
    <style:style style:name="P1918" style:family="paragraph" style:parent-style-name="Table_20_Paragraph">
      <style:paragraph-properties fo:margin-left="0in" fo:margin-right="0.2937in" fo:text-indent="-0.0008in" style:auto-text-indent="false"/>
    </style:style>
    <style:style style:name="P1919" style:family="paragraph" style:parent-style-name="Table_20_Paragraph">
      <style:paragraph-properties fo:margin-left="0in" fo:margin-right="0.1756in" fo:line-height="0.2819in" fo:text-align="start" style:justify-single-word="false" fo:text-indent="0in" style:auto-text-indent="false" style:writing-mode="rl-tb"/>
    </style:style>
    <style:style style:name="P1920" style:family="paragraph" style:parent-style-name="Table_20_Paragraph">
      <style:paragraph-properties fo:margin-left="0.0091in" fo:margin-right="0.298in" fo:line-height="0.2819in" fo:text-align="center" style:justify-single-word="false" fo:text-indent="0in" style:auto-text-indent="false" style:writing-mode="rl-tb"/>
    </style:style>
    <style:style style:name="P1921" style:family="paragraph" style:parent-style-name="Table_20_Paragraph">
      <style:paragraph-properties fo:margin-left="0.0091in" fo:margin-right="0.1937in" fo:text-align="center" style:justify-single-word="false" fo:text-indent="0in" style:auto-text-indent="false" style:writing-mode="rl-tb"/>
    </style:style>
    <style:style style:name="P1922" style:family="paragraph" style:parent-style-name="Table_20_Paragraph">
      <style:paragraph-properties fo:margin-left="0.2453in" fo:margin-right="0in" fo:line-height="0.2417in" fo:text-indent="0in" style:auto-text-indent="false"/>
    </style:style>
    <style:style style:name="P1923" style:family="paragraph" style:parent-style-name="Table_20_Paragraph">
      <style:paragraph-properties fo:margin-left="0.0673in" fo:margin-right="0.139in" fo:text-align="end" style:justify-single-word="false" fo:text-indent="0.2693in" style:auto-text-indent="false" style:writing-mode="rl-tb"/>
    </style:style>
    <style:style style:name="P1924" style:family="paragraph" style:parent-style-name="Table_20_Paragraph">
      <style:paragraph-properties fo:margin-left="0.2547in" fo:margin-right="0in" fo:line-height="0.2346in" fo:text-indent="0in" style:auto-text-indent="false"/>
    </style:style>
    <style:style style:name="P1925" style:family="paragraph" style:parent-style-name="Table_20_Paragraph">
      <style:paragraph-properties fo:margin-left="0.1555in" fo:margin-right="0in" fo:line-height="0.2346in" fo:text-indent="0in" style:auto-text-indent="false"/>
    </style:style>
    <style:style style:name="P1926" style:family="paragraph" style:parent-style-name="Table_20_Paragraph">
      <style:paragraph-properties fo:margin-left="0.2028in" fo:margin-right="0in" fo:line-height="0.2346in" fo:text-indent="0in" style:auto-text-indent="false"/>
    </style:style>
    <style:style style:name="P1927" style:family="paragraph" style:parent-style-name="Table_20_Paragraph">
      <style:paragraph-properties fo:margin-left="0in" fo:margin-right="0.3008in" fo:line-height="0.2835in" fo:text-align="start" style:justify-single-word="false" fo:text-indent="0in" style:auto-text-indent="false" style:writing-mode="rl-tb"/>
    </style:style>
    <style:style style:name="P1928" style:family="paragraph" style:parent-style-name="Table_20_Paragraph">
      <style:paragraph-properties fo:margin-left="0in" fo:margin-right="0.6472in" fo:margin-top="0.002in" fo:margin-bottom="0in" loext:contextual-spacing="false" fo:line-height="0.2555in" fo:text-indent="0in" style:auto-text-indent="false"/>
    </style:style>
    <style:style style:name="P1929" style:family="paragraph" style:parent-style-name="Table_20_Paragraph">
      <style:paragraph-properties fo:margin-left="0in" fo:margin-right="0.1807in" fo:text-indent="0in" style:auto-text-indent="false"/>
    </style:style>
    <style:style style:name="P1930" style:family="paragraph" style:parent-style-name="Table_20_Paragraph">
      <style:paragraph-properties fo:margin-left="0in" fo:margin-right="0.5417in" fo:line-height="0.2555in" fo:text-indent="0in" style:auto-text-indent="false"/>
    </style:style>
    <style:style style:name="P1931" style:family="paragraph" style:parent-style-name="Table_20_Paragraph">
      <style:paragraph-properties fo:margin-left="0in" fo:margin-right="0.2965in" fo:line-height="0.2819in" fo:text-align="start" style:justify-single-word="false" fo:text-indent="0in" style:auto-text-indent="false" style:writing-mode="rl-tb"/>
    </style:style>
    <style:style style:name="P1932" style:family="paragraph" style:parent-style-name="Table_20_Paragraph">
      <style:paragraph-properties fo:margin-left="0in" fo:margin-right="1.3492in" fo:text-align="start" style:justify-single-word="false" fo:text-indent="0in" style:auto-text-indent="false" style:writing-mode="rl-tb"/>
    </style:style>
    <style:style style:name="P1933" style:family="paragraph" style:parent-style-name="Table_20_Paragraph">
      <style:paragraph-properties fo:margin-left="0in" fo:margin-right="0.2154in" fo:text-indent="0in" style:auto-text-indent="false"/>
    </style:style>
    <style:style style:name="P1934" style:family="paragraph" style:parent-style-name="Table_20_Paragraph">
      <style:paragraph-properties fo:margin-left="0in" fo:margin-right="0.2154in" fo:text-align="start" style:justify-single-word="false" fo:text-indent="0in" style:auto-text-indent="false" style:writing-mode="rl-tb"/>
    </style:style>
    <style:style style:name="P1935" style:family="paragraph" style:parent-style-name="Table_20_Paragraph">
      <style:paragraph-properties fo:margin-left="0in" fo:margin-right="0.2154in" fo:line-height="0.2819in" fo:text-align="start" style:justify-single-word="false" fo:text-indent="0in" style:auto-text-indent="false" style:writing-mode="rl-tb"/>
    </style:style>
    <style:style style:name="P1936" style:family="paragraph" style:parent-style-name="Table_20_Paragraph">
      <style:paragraph-properties fo:margin-left="0in" fo:margin-right="0.6465in" fo:line-height="0.2819in" fo:text-align="start" style:justify-single-word="false" fo:text-indent="0in" style:auto-text-indent="false" style:writing-mode="rl-tb"/>
    </style:style>
    <style:style style:name="P1937" style:family="paragraph" style:parent-style-name="Table_20_Paragraph">
      <style:paragraph-properties fo:margin-left="0in" fo:margin-right="0.1598in" fo:text-indent="0in" style:auto-text-indent="false"/>
    </style:style>
    <style:style style:name="P1938" style:family="paragraph" style:parent-style-name="Table_20_Paragraph">
      <style:paragraph-properties fo:margin-left="0in" fo:margin-right="0.772in" fo:text-align="start" style:justify-single-word="false" fo:text-indent="0in" style:auto-text-indent="false" style:writing-mode="rl-tb"/>
    </style:style>
    <style:style style:name="P1939" style:family="paragraph" style:parent-style-name="Table_20_Paragraph">
      <style:paragraph-properties fo:margin-left="0.0665in" fo:margin-right="0.2583in" fo:text-align="end" style:justify-single-word="false" fo:text-indent="0.8693in" style:auto-text-indent="false" style:writing-mode="rl-tb"/>
    </style:style>
    <style:style style:name="P1940" style:family="paragraph" style:parent-style-name="Table_20_Paragraph">
      <style:paragraph-properties fo:margin-left="0.0665in" fo:margin-right="0.1035in" fo:text-align="justify" style:justify-single-word="false" fo:text-indent="0.0043in" style:auto-text-indent="false" style:writing-mode="rl-tb"/>
    </style:style>
    <style:style style:name="P1941" style:family="paragraph" style:parent-style-name="Table_20_Paragraph">
      <style:paragraph-properties fo:margin-left="0in" fo:margin-right="0.1043in" fo:text-indent="0in" style:auto-text-indent="false"/>
    </style:style>
    <style:style style:name="P1942" style:family="paragraph" style:parent-style-name="Table_20_Paragraph">
      <style:paragraph-properties fo:margin-left="0in" fo:margin-right="0.1134in" fo:line-height="0.2862in" fo:text-align="start" style:justify-single-word="false" fo:text-indent="0in" style:auto-text-indent="false" style:writing-mode="rl-tb"/>
    </style:style>
    <style:style style:name="P1943" style:family="paragraph" style:parent-style-name="Table_20_Paragraph">
      <style:paragraph-properties fo:margin-left="0in" fo:margin-right="0.1134in" fo:line-height="0.2819in" fo:text-align="start" style:justify-single-word="false" fo:text-indent="0in" style:auto-text-indent="false" style:writing-mode="rl-tb"/>
    </style:style>
    <style:style style:name="P1944" style:family="paragraph" style:parent-style-name="Table_20_Paragraph">
      <style:paragraph-properties fo:margin-left="0in" fo:margin-right="0.1134in" fo:text-indent="0in" style:auto-text-indent="false"/>
    </style:style>
    <style:style style:name="P1945" style:family="paragraph" style:parent-style-name="Table_20_Paragraph">
      <style:paragraph-properties fo:margin-left="0in" fo:margin-right="0.1134in" fo:margin-top="0.0008in" fo:margin-bottom="0in" loext:contextual-spacing="false" fo:line-height="0.2555in" fo:text-indent="0in" style:auto-text-indent="false"/>
    </style:style>
    <style:style style:name="P1946" style:family="paragraph" style:parent-style-name="Table_20_Paragraph">
      <style:paragraph-properties fo:margin-left="0in" fo:margin-right="1.1154in" fo:text-align="start" style:justify-single-word="false" fo:text-indent="0in" style:auto-text-indent="false" style:writing-mode="rl-tb"/>
    </style:style>
    <style:style style:name="P1947" style:family="paragraph" style:parent-style-name="Table_20_Paragraph">
      <style:paragraph-properties fo:margin-left="0in" fo:margin-right="1.1154in" fo:line-height="0.2866in" fo:text-align="start" style:justify-single-word="false" fo:text-indent="0in" style:auto-text-indent="false" style:writing-mode="rl-tb"/>
    </style:style>
    <style:style style:name="P1948" style:family="paragraph" style:parent-style-name="Table_20_Paragraph">
      <style:paragraph-properties fo:margin-left="0in" fo:margin-right="0.6736in" fo:margin-top="0.0028in" fo:margin-bottom="0in" loext:contextual-spacing="false" fo:line-height="0.2555in" fo:text-indent="0in" style:auto-text-indent="false"/>
    </style:style>
    <style:style style:name="P1949" style:family="paragraph" style:parent-style-name="Table_20_Paragraph">
      <style:paragraph-properties fo:margin-left="0in" fo:margin-right="0.072in" fo:text-indent="0in" style:auto-text-indent="false"/>
    </style:style>
    <style:style style:name="P1950" style:family="paragraph" style:parent-style-name="Table_20_Paragraph">
      <style:paragraph-properties fo:margin-left="0in" fo:margin-right="0.4374in" fo:line-height="0.2839in" fo:text-align="start" style:justify-single-word="false" fo:text-indent="0in" style:auto-text-indent="false" style:writing-mode="rl-tb"/>
    </style:style>
    <style:style style:name="P1951" style:family="paragraph" style:parent-style-name="Table_20_Paragraph">
      <style:paragraph-properties fo:margin-left="0in" fo:margin-right="0.4374in" fo:line-height="0.2835in" fo:text-align="start" style:justify-single-word="false" fo:text-indent="0in" style:auto-text-indent="false" style:writing-mode="rl-tb"/>
    </style:style>
    <style:style style:name="P1952" style:family="paragraph" style:parent-style-name="Table_20_Paragraph">
      <style:paragraph-properties fo:margin-left="0in" fo:margin-right="0.6965in" fo:text-align="start" style:justify-single-word="false" fo:text-indent="0in" style:auto-text-indent="false" style:writing-mode="rl-tb"/>
    </style:style>
    <style:style style:name="P1953" style:family="paragraph" style:parent-style-name="Table_20_Paragraph">
      <style:paragraph-properties fo:margin-left="0.0091in" fo:margin-right="0.2598in" fo:line-height="0.2839in" fo:text-align="center" style:justify-single-word="false" fo:text-indent="0in" style:auto-text-indent="false" style:writing-mode="rl-tb"/>
    </style:style>
    <style:style style:name="P1954" style:family="paragraph" style:parent-style-name="Table_20_Paragraph">
      <style:paragraph-properties fo:margin-left="0.0055in" fo:margin-right="0.3925in" fo:text-align="center" style:justify-single-word="false" fo:text-indent="0in" style:auto-text-indent="false" style:writing-mode="rl-tb"/>
    </style:style>
    <style:style style:name="P1955" style:family="paragraph" style:parent-style-name="Table_20_Paragraph">
      <style:paragraph-properties fo:margin-left="0in" fo:margin-right="0.6in" fo:line-height="0.2874in" fo:text-align="start" style:justify-single-word="false" fo:text-indent="0in" style:auto-text-indent="false" style:writing-mode="rl-tb"/>
    </style:style>
    <style:style style:name="P1956" style:family="paragraph" style:parent-style-name="Table_20_Paragraph">
      <style:paragraph-properties fo:margin-left="0in" fo:margin-right="0.9457in" fo:line-height="0.2744in" fo:text-align="start" style:justify-single-word="false" fo:text-indent="0in" style:auto-text-indent="false" style:writing-mode="rl-tb"/>
    </style:style>
    <style:style style:name="P1957" style:family="paragraph" style:parent-style-name="Table_20_Paragraph">
      <style:paragraph-properties fo:margin-left="0in" fo:margin-right="0.1571in" fo:text-indent="-0.0008in" style:auto-text-indent="false"/>
    </style:style>
    <style:style style:name="P1958" style:family="paragraph" style:parent-style-name="Table_20_Paragraph">
      <style:paragraph-properties fo:margin-left="0in" fo:margin-right="0.1937in" fo:text-indent="0in" style:auto-text-indent="false"/>
    </style:style>
    <style:style style:name="P1959" style:family="paragraph" style:parent-style-name="Table_20_Paragraph">
      <style:paragraph-properties fo:margin-left="0in" fo:margin-right="0.1937in" fo:line-height="0.2819in" fo:text-align="start" style:justify-single-word="false" fo:text-indent="0in" style:auto-text-indent="false" style:writing-mode="rl-tb"/>
    </style:style>
    <style:style style:name="P1960" style:family="paragraph" style:parent-style-name="Table_20_Paragraph">
      <style:paragraph-properties fo:margin-left="0in" fo:margin-right="0.4799in" fo:text-indent="0in" style:auto-text-indent="false"/>
    </style:style>
    <style:style style:name="P1961" style:family="paragraph" style:parent-style-name="Table_20_Paragraph">
      <style:paragraph-properties fo:margin-left="0in" fo:margin-right="0.4799in" fo:line-height="0.2839in" fo:text-align="start" style:justify-single-word="false" fo:text-indent="0in" style:auto-text-indent="false" style:writing-mode="rl-tb"/>
    </style:style>
    <style:style style:name="P1962" style:family="paragraph" style:parent-style-name="Table_20_Paragraph">
      <style:paragraph-properties fo:margin-left="0in" fo:margin-right="0.4799in" fo:line-height="0.2736in" fo:text-align="start" style:justify-single-word="false" fo:text-indent="0in" style:auto-text-indent="false" style:writing-mode="rl-tb"/>
    </style:style>
    <style:style style:name="P1963" style:family="paragraph" style:parent-style-name="Table_20_Paragraph">
      <style:paragraph-properties fo:margin-left="0in" fo:margin-right="0.2126in" fo:line-height="0.2835in" fo:text-align="start" style:justify-single-word="false" fo:text-indent="0in" style:auto-text-indent="false" style:writing-mode="rl-tb"/>
    </style:style>
    <style:style style:name="P1964" style:family="paragraph" style:parent-style-name="Table_20_Paragraph">
      <style:paragraph-properties fo:margin-left="0.0673in" fo:margin-right="0.3492in" fo:text-align="end" style:justify-single-word="false" fo:text-indent="-0.1528in" style:auto-text-indent="false" style:writing-mode="rl-tb"/>
    </style:style>
    <style:style style:name="P1965" style:family="paragraph" style:parent-style-name="Table_20_Paragraph">
      <style:paragraph-properties fo:margin-left="0in" fo:margin-right="1.1583in" fo:text-align="start" style:justify-single-word="false" fo:text-indent="0in" style:auto-text-indent="false" style:writing-mode="rl-tb"/>
    </style:style>
    <style:style style:name="P1966" style:family="paragraph" style:parent-style-name="Table_20_Paragraph">
      <style:paragraph-properties fo:margin-left="0.0673in" fo:margin-right="0.1598in" fo:text-align="end" style:justify-single-word="false" fo:text-indent="1.4807in" style:auto-text-indent="false" style:writing-mode="rl-tb"/>
    </style:style>
    <style:style style:name="P1967" style:family="paragraph" style:parent-style-name="Table_20_Paragraph">
      <style:paragraph-properties fo:margin-left="0in" fo:margin-right="0.8173in" fo:margin-top="0.002in" fo:margin-bottom="0in" loext:contextual-spacing="false" fo:line-height="0.2555in" fo:text-indent="0in" style:auto-text-indent="false"/>
    </style:style>
    <style:style style:name="P1968" style:family="paragraph" style:parent-style-name="Table_20_Paragraph">
      <style:paragraph-properties fo:margin-left="0in" fo:margin-right="0.8173in" fo:line-height="0.2555in" fo:text-indent="0in" style:auto-text-indent="false"/>
    </style:style>
    <style:style style:name="P1969" style:family="paragraph" style:parent-style-name="Table_20_Paragraph">
      <style:paragraph-properties fo:margin-left="0in" fo:margin-right="1.0217in" fo:line-height="0.2862in" fo:text-align="start" style:justify-single-word="false" fo:text-indent="0in" style:auto-text-indent="false" style:writing-mode="rl-tb"/>
    </style:style>
    <style:style style:name="P1970" style:family="paragraph" style:parent-style-name="Table_20_Paragraph">
      <style:paragraph-properties fo:margin-left="0in" fo:margin-right="0.4075in" fo:margin-top="0.0028in" fo:margin-bottom="0in" loext:contextual-spacing="false" fo:line-height="0.2555in" fo:text-indent="0in" style:auto-text-indent="false"/>
    </style:style>
    <style:style style:name="P1971" style:family="paragraph" style:parent-style-name="Table_20_Paragraph">
      <style:paragraph-properties fo:margin-left="0in" fo:margin-right="0.1366in" style:line-height-at-least="0.2571in" fo:text-indent="-0.0008in" style:auto-text-indent="false"/>
    </style:style>
    <style:style style:name="P1972" style:family="paragraph" style:parent-style-name="Table_20_Paragraph">
      <style:paragraph-properties fo:margin-left="0in" fo:margin-right="0.4846in" style:line-height-at-least="0.2571in" fo:text-indent="0in" style:auto-text-indent="false"/>
    </style:style>
    <style:style style:name="P1973" style:family="paragraph" style:parent-style-name="Table_20_Paragraph">
      <style:paragraph-properties fo:margin-left="0in" fo:margin-right="0.1626in" fo:text-align="start" style:justify-single-word="false" fo:text-indent="0in" style:auto-text-indent="false" style:writing-mode="rl-tb"/>
    </style:style>
    <style:style style:name="P1974" style:family="paragraph" style:parent-style-name="Table_20_Paragraph">
      <style:paragraph-properties fo:margin-left="0in" fo:margin-right="0.1626in" fo:line-height="0.2874in" fo:text-align="start" style:justify-single-word="false" fo:text-indent="0in" style:auto-text-indent="false" style:writing-mode="rl-tb"/>
    </style:style>
    <style:style style:name="P1975" style:family="paragraph" style:parent-style-name="Table_20_Paragraph">
      <style:paragraph-properties fo:margin-left="0in" fo:margin-right="0.1626in" fo:line-height="0.2555in" fo:text-indent="0in" style:auto-text-indent="false"/>
    </style:style>
    <style:style style:name="P1976" style:family="paragraph" style:parent-style-name="Table_20_Paragraph">
      <style:paragraph-properties fo:margin-left="0in" fo:margin-right="0.1035in" fo:text-indent="0in" style:auto-text-indent="false"/>
    </style:style>
    <style:style style:name="P1977" style:family="paragraph" style:parent-style-name="Table_20_Paragraph">
      <style:paragraph-properties fo:margin-left="0in" fo:margin-right="0.1035in" fo:line-height="0.2835in" fo:text-align="start" style:justify-single-word="false" fo:text-indent="0in" style:auto-text-indent="false" style:writing-mode="rl-tb"/>
    </style:style>
    <style:style style:name="P1978" style:family="paragraph" style:parent-style-name="Table_20_Paragraph">
      <style:paragraph-properties fo:margin-left="0in" fo:margin-right="0.3189in" fo:text-indent="-0.0008in" style:auto-text-indent="false"/>
    </style:style>
    <style:style style:name="P1979" style:family="paragraph" style:parent-style-name="Table_20_Paragraph">
      <style:paragraph-properties fo:margin-left="0.0563in" fo:margin-right="0.2945in" fo:margin-top="0.0154in" fo:margin-bottom="0in" loext:contextual-spacing="false" fo:line-height="105%" fo:text-align="start" style:justify-single-word="false" fo:text-indent="-0.0209in" style:auto-text-indent="false" style:writing-mode="rl-tb"/>
    </style:style>
    <style:style style:name="P1980" style:family="paragraph" style:parent-style-name="Table_20_Paragraph">
      <style:paragraph-properties fo:margin-left="0in" fo:margin-right="0.4508in" style:line-height-at-least="0.2571in" fo:text-indent="0in" style:auto-text-indent="false"/>
    </style:style>
    <style:style style:name="P1981" style:family="paragraph" style:parent-style-name="Table_20_Paragraph">
      <style:paragraph-properties fo:margin-left="0in" fo:margin-right="0.4508in" fo:line-height="0.2819in" fo:text-align="start" style:justify-single-word="false" fo:text-indent="0in" style:auto-text-indent="false" style:writing-mode="rl-tb"/>
    </style:style>
    <style:style style:name="P1982" style:family="paragraph" style:parent-style-name="Table_20_Paragraph">
      <style:paragraph-properties fo:margin-left="0in" fo:margin-right="0.3898in" fo:text-indent="0in" style:auto-text-indent="false"/>
    </style:style>
    <style:style style:name="P1983" style:family="paragraph" style:parent-style-name="Table_20_Paragraph">
      <style:paragraph-properties fo:margin-left="0in" fo:margin-right="0.3898in" fo:line-height="0.2819in" fo:text-align="start" style:justify-single-word="false" fo:text-indent="0in" style:auto-text-indent="false" style:writing-mode="rl-tb"/>
    </style:style>
    <style:style style:name="P1984" style:family="paragraph" style:parent-style-name="Table_20_Paragraph">
      <style:paragraph-properties fo:margin-left="0in" fo:margin-right="0.4236in" fo:text-indent="0in" style:auto-text-indent="false"/>
    </style:style>
    <style:style style:name="P1985" style:family="paragraph" style:parent-style-name="Table_20_Paragraph">
      <style:paragraph-properties fo:margin-left="0in" fo:margin-right="0.2819in" fo:line-height="0.2854in" fo:text-align="start" style:justify-single-word="false" fo:text-indent="0in" style:auto-text-indent="false" style:writing-mode="rl-tb"/>
    </style:style>
    <style:style style:name="P1986" style:family="paragraph" style:parent-style-name="Table_20_Paragraph">
      <style:paragraph-properties fo:margin-left="0in" fo:margin-right="0.9028in" fo:line-height="0.2744in" fo:text-align="start" style:justify-single-word="false" fo:text-indent="0in" style:auto-text-indent="false" style:writing-mode="rl-tb"/>
    </style:style>
    <style:style style:name="P1987" style:family="paragraph" style:parent-style-name="Table_20_Paragraph">
      <style:paragraph-properties fo:margin-left="0in" fo:margin-right="0.9in" fo:text-align="start" style:justify-single-word="false" fo:text-indent="0in" style:auto-text-indent="false" style:writing-mode="rl-tb"/>
    </style:style>
    <style:style style:name="P1988" style:family="paragraph" style:parent-style-name="Table_20_Paragraph">
      <style:paragraph-properties fo:margin-left="0in" fo:margin-right="0.4457in" fo:line-height="0.2819in" fo:text-align="start" style:justify-single-word="false" fo:text-indent="0in" style:auto-text-indent="false" style:writing-mode="rl-tb"/>
    </style:style>
    <style:style style:name="P1989" style:family="paragraph" style:parent-style-name="Table_20_Paragraph">
      <style:paragraph-properties fo:margin-left="0in" fo:margin-right="0.4457in" fo:text-align="start" style:justify-single-word="false" fo:text-indent="0in" style:auto-text-indent="false" style:writing-mode="rl-tb"/>
    </style:style>
    <style:style style:name="P1990" style:family="paragraph" style:parent-style-name="Table_20_Paragraph">
      <style:paragraph-properties fo:margin-left="0in" fo:margin-right="0.0654in" fo:margin-top="0.0028in" fo:margin-bottom="0in" loext:contextual-spacing="false" fo:line-height="0.2555in" fo:text-indent="-0.0008in" style:auto-text-indent="false"/>
    </style:style>
    <style:style style:name="P1991" style:family="paragraph" style:parent-style-name="Table_20_Paragraph">
      <style:paragraph-properties fo:margin-left="0in" fo:margin-right="0.1957in" fo:text-indent="-0.0008in" style:auto-text-indent="false"/>
    </style:style>
    <style:style style:name="P1992" style:family="paragraph" style:parent-style-name="Table_20_Paragraph">
      <style:paragraph-properties fo:margin-left="0in" fo:margin-right="0.5626in" fo:margin-top="0.0028in" fo:margin-bottom="0in" loext:contextual-spacing="false" fo:line-height="0.2555in" fo:text-indent="0in" style:auto-text-indent="false"/>
    </style:style>
    <style:style style:name="P1993" style:family="paragraph" style:parent-style-name="Table_20_Paragraph">
      <style:paragraph-properties fo:margin-left="0in" fo:margin-right="0.1063in" fo:line-height="0.2819in" fo:text-align="start" style:justify-single-word="false" fo:text-indent="0in" style:auto-text-indent="false" style:writing-mode="rl-tb"/>
    </style:style>
    <style:style style:name="P1994" style:family="paragraph" style:parent-style-name="Table_20_Paragraph">
      <style:paragraph-properties fo:margin-left="0in" fo:margin-right="0.3598in" fo:text-align="start" style:justify-single-word="false" fo:text-indent="0in" style:auto-text-indent="false" style:writing-mode="rl-tb"/>
    </style:style>
    <style:style style:name="P1995" style:family="paragraph" style:parent-style-name="Table_20_Paragraph">
      <style:paragraph-properties fo:margin-left="0in" fo:margin-right="0.3598in" fo:text-indent="0in" style:auto-text-indent="false"/>
    </style:style>
    <style:style style:name="P1996" style:family="paragraph" style:parent-style-name="Table_20_Paragraph">
      <style:paragraph-properties fo:margin-left="0in" fo:margin-right="0.348in" fo:line-height="0.2835in" fo:text-align="start" style:justify-single-word="false" fo:text-indent="0in" style:auto-text-indent="false" style:writing-mode="rl-tb"/>
    </style:style>
    <style:style style:name="P1997" style:family="paragraph" style:parent-style-name="Table_20_Paragraph">
      <style:paragraph-properties fo:margin-left="0in" fo:margin-right="0.348in" fo:line-height="0.2819in" fo:text-align="start" style:justify-single-word="false" fo:text-indent="0in" style:auto-text-indent="false" style:writing-mode="rl-tb"/>
    </style:style>
    <style:style style:name="P1998" style:family="paragraph" style:parent-style-name="Table_20_Paragraph">
      <style:paragraph-properties fo:margin-left="0in" fo:margin-right="0.9516in" fo:text-align="start" style:justify-single-word="false" fo:text-indent="0in" style:auto-text-indent="false" style:writing-mode="rl-tb"/>
    </style:style>
    <style:style style:name="P1999" style:family="paragraph" style:parent-style-name="Table_20_Paragraph">
      <style:paragraph-properties fo:margin-left="0in" fo:margin-right="1.0661in" fo:text-align="start" style:justify-single-word="false" fo:text-indent="0in" style:auto-text-indent="false" style:writing-mode="rl-tb"/>
    </style:style>
    <style:style style:name="P2000" style:family="paragraph" style:parent-style-name="Table_20_Paragraph">
      <style:paragraph-properties fo:margin-left="0.0665in" fo:margin-right="0.2457in" fo:text-align="end" style:justify-single-word="false" fo:text-indent="-0.0752in" style:auto-text-indent="false" style:writing-mode="rl-tb"/>
    </style:style>
    <style:style style:name="P2001" style:family="paragraph" style:parent-style-name="Table_20_Paragraph">
      <style:paragraph-properties fo:margin-left="0in" fo:margin-right="0.8189in" fo:margin-top="0.0028in" fo:margin-bottom="0in" loext:contextual-spacing="false" fo:line-height="0.2555in" fo:text-indent="0in" style:auto-text-indent="false"/>
    </style:style>
    <style:style style:name="P2002" style:family="paragraph" style:parent-style-name="Table_20_Paragraph">
      <style:paragraph-properties fo:margin-left="0in" fo:margin-right="0.8189in" fo:text-indent="0in" style:auto-text-indent="false"/>
    </style:style>
    <style:style style:name="P2003" style:family="paragraph" style:parent-style-name="Table_20_Paragraph">
      <style:paragraph-properties fo:margin-left="0.0008in" fo:margin-right="0.3256in" fo:line-height="0.2819in" fo:text-align="center" style:justify-single-word="false" fo:text-indent="0in" style:auto-text-indent="false" style:writing-mode="rl-tb"/>
    </style:style>
    <style:style style:name="P2004" style:family="paragraph" style:parent-style-name="Table_20_Paragraph">
      <style:paragraph-properties fo:margin-left="0.0091in" fo:margin-right="0.4535in" fo:text-align="center" style:justify-single-word="false" fo:text-indent="0in" style:auto-text-indent="false" style:writing-mode="rl-tb"/>
    </style:style>
    <style:style style:name="P2005" style:family="paragraph" style:parent-style-name="Table_20_Paragraph">
      <style:paragraph-properties fo:margin-left="0in" fo:margin-right="0.1382in" fo:text-indent="0in" style:auto-text-indent="false"/>
    </style:style>
    <style:style style:name="P2006" style:family="paragraph" style:parent-style-name="Table_20_Paragraph">
      <style:paragraph-properties fo:margin-left="0in" fo:margin-right="0.1382in" fo:line-height="0.2555in" fo:text-indent="0in" style:auto-text-indent="false"/>
    </style:style>
    <style:style style:name="P2007" style:family="paragraph" style:parent-style-name="Table_20_Paragraph">
      <style:paragraph-properties fo:margin-left="0in" fo:margin-right="0.789in" fo:margin-top="0.002in" fo:margin-bottom="0in" loext:contextual-spacing="false" fo:line-height="0.2555in" fo:text-indent="0in" style:auto-text-indent="false"/>
    </style:style>
    <style:style style:name="P2008" style:family="paragraph" style:parent-style-name="Table_20_Paragraph">
      <style:paragraph-properties fo:margin-left="0.0661in" fo:margin-right="0.1138in" fo:text-align="end" style:justify-single-word="false" fo:text-indent="1.1028in" style:auto-text-indent="false" style:writing-mode="rl-tb"/>
    </style:style>
    <style:style style:name="P2009" style:family="paragraph" style:parent-style-name="Table_20_Paragraph">
      <style:paragraph-properties fo:margin-left="0in" fo:margin-right="0.5917in" fo:text-align="start" style:justify-single-word="false" fo:text-indent="0in" style:auto-text-indent="false" style:writing-mode="rl-tb"/>
    </style:style>
    <style:style style:name="P2010" style:family="paragraph" style:parent-style-name="Table_20_Paragraph">
      <style:paragraph-properties fo:margin-left="0.0563in" fo:margin-right="0.7972in" fo:text-align="start" style:justify-single-word="false" fo:text-indent="-0.4744in" style:auto-text-indent="false" style:writing-mode="rl-tb"/>
    </style:style>
    <style:style style:name="P2011" style:family="paragraph" style:parent-style-name="Table_20_Paragraph">
      <style:paragraph-properties fo:margin-left="0in" fo:margin-right="1.4126in" fo:text-align="start" style:justify-single-word="false" fo:text-indent="0in" style:auto-text-indent="false" style:writing-mode="rl-tb"/>
    </style:style>
    <style:style style:name="P2012" style:family="paragraph" style:parent-style-name="Table_20_Paragraph">
      <style:paragraph-properties fo:margin-left="0in" fo:margin-right="0.2307in" fo:text-indent="0in" style:auto-text-indent="false"/>
    </style:style>
    <style:style style:name="P2013" style:family="paragraph" style:parent-style-name="Table_20_Paragraph">
      <style:paragraph-properties fo:margin-left="0in" fo:margin-right="0.2307in" fo:line-height="0.2835in" fo:text-align="start" style:justify-single-word="false" fo:text-indent="0in" style:auto-text-indent="false" style:writing-mode="rl-tb"/>
    </style:style>
    <style:style style:name="P2014" style:family="paragraph" style:parent-style-name="Table_20_Paragraph">
      <style:paragraph-properties fo:margin-left="0in" fo:margin-right="0.2409in" fo:line-height="0.2862in" fo:text-align="start" style:justify-single-word="false" fo:text-indent="0in" style:auto-text-indent="false" style:writing-mode="rl-tb"/>
    </style:style>
    <style:style style:name="P2015" style:family="paragraph" style:parent-style-name="Table_20_Paragraph">
      <style:paragraph-properties fo:margin-left="0in" fo:margin-right="0.2409in" fo:line-height="0.2819in" fo:text-align="start" style:justify-single-word="false" fo:text-indent="0in" style:auto-text-indent="false" style:writing-mode="rl-tb"/>
    </style:style>
    <style:style style:name="P2016" style:family="paragraph" style:parent-style-name="Table_20_Paragraph">
      <style:paragraph-properties fo:margin-left="0.0661in" fo:margin-right="0.1244in" fo:text-align="end" style:justify-single-word="false" fo:text-indent="0.5193in" style:auto-text-indent="false" style:writing-mode="rl-tb"/>
    </style:style>
    <style:style style:name="P2017" style:family="paragraph" style:parent-style-name="Table_20_Paragraph">
      <style:paragraph-properties fo:margin-left="0.0598in" fo:margin-right="0.1193in" fo:text-align="start" style:justify-single-word="false" fo:text-indent="0.4811in" style:auto-text-indent="false" style:writing-mode="rl-tb"/>
    </style:style>
    <style:style style:name="P2018" style:family="paragraph" style:parent-style-name="Table_20_Paragraph">
      <style:paragraph-properties fo:margin-left="0in" fo:margin-right="0.4063in" fo:text-align="start" style:justify-single-word="false" fo:text-indent="0in" style:auto-text-indent="false" style:writing-mode="rl-tb"/>
    </style:style>
    <style:style style:name="P2019" style:family="paragraph" style:parent-style-name="Table_20_Paragraph">
      <style:paragraph-properties fo:margin-left="0in" fo:margin-right="0.7453in" fo:text-align="start" style:justify-single-word="false" fo:text-indent="0in" style:auto-text-indent="false" style:writing-mode="rl-tb"/>
    </style:style>
    <style:style style:name="P2020" style:family="paragraph" style:parent-style-name="Table_20_Paragraph">
      <style:paragraph-properties fo:margin-left="0in" fo:margin-right="0.7453in" fo:margin-top="0.0028in" fo:margin-bottom="0in" loext:contextual-spacing="false" fo:line-height="0.2555in" fo:text-indent="0in" style:auto-text-indent="false"/>
    </style:style>
    <style:style style:name="P2021" style:family="paragraph" style:parent-style-name="Table_20_Paragraph">
      <style:paragraph-properties fo:margin-left="0in" fo:margin-right="1.2937in" fo:text-align="start" style:justify-single-word="false" fo:text-indent="0in" style:auto-text-indent="false" style:writing-mode="rl-tb"/>
    </style:style>
    <style:style style:name="P2022" style:family="paragraph" style:parent-style-name="Table_20_Paragraph">
      <style:paragraph-properties fo:margin-left="0in" fo:margin-right="1.2937in" fo:line-height="0.2783in" fo:text-align="start" style:justify-single-word="false" fo:text-indent="0in" style:auto-text-indent="false" style:writing-mode="rl-tb"/>
    </style:style>
    <style:style style:name="P2023" style:family="paragraph" style:parent-style-name="Table_20_Paragraph">
      <style:paragraph-properties fo:margin-left="0in" fo:margin-right="1.172in" fo:line-height="0.2736in" fo:text-align="start" style:justify-single-word="false" fo:text-indent="0in" style:auto-text-indent="false" style:writing-mode="rl-tb"/>
    </style:style>
    <style:style style:name="P2024" style:family="paragraph" style:parent-style-name="Table_20_Paragraph">
      <style:paragraph-properties fo:margin-left="0in" fo:margin-right="1.2008in" fo:line-height="0.2874in" fo:text-align="start" style:justify-single-word="false" fo:text-indent="0in" style:auto-text-indent="false" style:writing-mode="rl-tb"/>
    </style:style>
    <style:style style:name="P2025" style:family="paragraph" style:parent-style-name="Table_20_Paragraph">
      <style:paragraph-properties fo:margin-left="0in" fo:margin-right="1.1508in" fo:line-height="0.2744in" fo:text-align="start" style:justify-single-word="false" fo:text-indent="0in" style:auto-text-indent="false" style:writing-mode="rl-tb"/>
    </style:style>
    <style:style style:name="P2026" style:family="paragraph" style:parent-style-name="Table_20_Paragraph" style:master-page-name="Converted43">
      <style:paragraph-properties fo:margin-left="0in" fo:margin-right="1.1508in" fo:line-height="0.2736in" fo:text-align="start" style:justify-single-word="false" fo:text-indent="0in" style:auto-text-indent="false" style:page-number="auto" style:writing-mode="rl-tb"/>
    </style:style>
    <style:style style:name="P2027" style:family="paragraph" style:parent-style-name="Table_20_Paragraph">
      <style:paragraph-properties fo:margin-left="0.0665in" fo:margin-right="0.4008in" fo:text-align="end" style:justify-single-word="false" fo:text-indent="-0.2492in" style:auto-text-indent="false" style:writing-mode="rl-tb"/>
    </style:style>
    <style:style style:name="P2028" style:family="paragraph" style:parent-style-name="Table_20_Paragraph">
      <style:paragraph-properties fo:margin-left="0in" fo:margin-right="0.3402in" fo:text-indent="0in" style:auto-text-indent="false"/>
    </style:style>
    <style:style style:name="P2029" style:family="paragraph" style:parent-style-name="Table_20_Paragraph">
      <style:paragraph-properties fo:margin-left="0.0571in" fo:margin-right="0.3874in" fo:text-align="start" style:justify-single-word="false" fo:text-indent="-0.1972in" style:auto-text-indent="false" style:writing-mode="rl-tb"/>
    </style:style>
    <style:style style:name="P2030" style:family="paragraph" style:parent-style-name="Table_20_Paragraph">
      <style:paragraph-properties fo:margin-left="0in" fo:margin-right="0.6366in" fo:text-indent="0in" style:auto-text-indent="false"/>
    </style:style>
    <style:style style:name="P2031" style:family="paragraph" style:parent-style-name="Table_20_Paragraph">
      <style:paragraph-properties fo:margin-left="0in" fo:margin-right="0.5646in" fo:text-indent="0in" style:auto-text-indent="false"/>
    </style:style>
    <style:style style:name="P2032" style:family="paragraph" style:parent-style-name="Table_20_Paragraph">
      <style:paragraph-properties fo:margin-left="0in" fo:margin-right="0.7008in" fo:line-height="0.2819in" fo:text-align="start" style:justify-single-word="false" fo:text-indent="0in" style:auto-text-indent="false" style:writing-mode="rl-tb"/>
    </style:style>
    <style:style style:name="P2033" style:family="paragraph" style:parent-style-name="Table_20_Paragraph">
      <style:paragraph-properties fo:margin-left="0in" fo:margin-right="0.5209in" fo:margin-top="0.002in" fo:margin-bottom="0in" loext:contextual-spacing="false" fo:line-height="0.2555in" fo:text-indent="0in" style:auto-text-indent="false"/>
    </style:style>
    <style:style style:name="P2034" style:family="paragraph" style:parent-style-name="Table_20_Paragraph">
      <style:paragraph-properties fo:margin-left="0in" fo:margin-right="0.1299in" fo:line-height="0.2874in" fo:text-align="start" style:justify-single-word="false" fo:text-indent="0in" style:auto-text-indent="false" style:writing-mode="rl-tb"/>
    </style:style>
    <style:style style:name="P2035" style:family="paragraph" style:parent-style-name="Table_20_Paragraph">
      <style:paragraph-properties fo:margin-left="0in" fo:margin-right="0.1299in" fo:line-height="0.2555in" fo:text-indent="0in" style:auto-text-indent="false"/>
    </style:style>
    <style:style style:name="P2036" style:family="paragraph" style:parent-style-name="Table_20_Paragraph">
      <style:paragraph-properties fo:margin-left="0in" fo:margin-right="1.0484in" fo:text-align="start" style:justify-single-word="false" fo:text-indent="0in" style:auto-text-indent="false" style:writing-mode="rl-tb"/>
    </style:style>
    <style:style style:name="P2037" style:family="paragraph" style:parent-style-name="Table_20_Paragraph">
      <style:paragraph-properties fo:margin-left="0in" fo:margin-right="0.2016in" fo:text-indent="0in" style:auto-text-indent="false"/>
    </style:style>
    <style:style style:name="P2038" style:family="paragraph" style:parent-style-name="Table_20_Paragraph">
      <style:paragraph-properties fo:margin-left="0in" fo:margin-right="0.2016in" fo:margin-top="0.0035in" fo:margin-bottom="0in" loext:contextual-spacing="false" fo:line-height="0.2555in" fo:text-indent="0in" style:auto-text-indent="false"/>
    </style:style>
    <style:style style:name="P2039" style:family="paragraph" style:parent-style-name="Table_20_Paragraph">
      <style:paragraph-properties fo:margin-left="0in" fo:margin-right="0.2016in" fo:margin-top="0.002in" fo:margin-bottom="0in" loext:contextual-spacing="false" fo:line-height="0.2555in" fo:text-indent="0in" style:auto-text-indent="false"/>
    </style:style>
    <style:style style:name="P2040" style:family="paragraph" style:parent-style-name="Table_20_Paragraph">
      <style:paragraph-properties fo:margin-left="0in" fo:margin-right="0.4126in" fo:line-height="0.2862in" fo:text-align="start" style:justify-single-word="false" fo:text-indent="0in" style:auto-text-indent="false" style:writing-mode="rl-tb"/>
    </style:style>
    <style:style style:name="P2041" style:family="paragraph" style:parent-style-name="Table_20_Paragraph">
      <style:paragraph-properties fo:margin-left="0in" fo:margin-right="0.272in" fo:text-indent="0in" style:auto-text-indent="false"/>
    </style:style>
    <style:style style:name="P2042" style:family="paragraph" style:parent-style-name="Table_20_Paragraph">
      <style:paragraph-properties fo:margin-left="0in" fo:margin-right="0.272in" fo:line-height="0.2819in" fo:text-align="start" style:justify-single-word="false" fo:text-indent="0in" style:auto-text-indent="false" style:writing-mode="rl-tb"/>
    </style:style>
    <style:style style:name="P2043" style:family="paragraph" style:parent-style-name="Table_20_Paragraph">
      <style:paragraph-properties fo:margin-left="0in" fo:margin-right="1.4626in" fo:line-height="0.2744in" fo:text-align="start" style:justify-single-word="false" fo:text-indent="0in" style:auto-text-indent="false" style:writing-mode="rl-tb"/>
    </style:style>
    <style:style style:name="P2044" style:family="paragraph" style:parent-style-name="Table_20_Paragraph">
      <style:paragraph-properties fo:margin-left="0in" fo:margin-right="0.7362in" fo:margin-top="0.002in" fo:margin-bottom="0in" loext:contextual-spacing="false" fo:line-height="0.2555in" fo:text-indent="0in" style:auto-text-indent="false"/>
    </style:style>
    <style:style style:name="P2045" style:family="paragraph" style:parent-style-name="Table_20_Paragraph">
      <style:paragraph-properties fo:margin-left="0in" fo:margin-right="1.0126in" fo:line-height="0.2819in" fo:text-align="start" style:justify-single-word="false" fo:text-indent="0in" style:auto-text-indent="false" style:writing-mode="rl-tb"/>
    </style:style>
    <style:style style:name="P2046" style:family="paragraph" style:parent-style-name="Table_20_Paragraph">
      <style:paragraph-properties fo:margin-left="0in" fo:margin-right="0.0783in" fo:text-indent="0in" style:auto-text-indent="false"/>
    </style:style>
    <style:style style:name="P2047" style:family="paragraph" style:parent-style-name="Table_20_Paragraph">
      <style:paragraph-properties fo:margin-left="0in" fo:margin-right="0.6417in" fo:line-height="0.2819in" fo:text-align="start" style:justify-single-word="false" fo:text-indent="0in" style:auto-text-indent="false" style:writing-mode="rl-tb"/>
    </style:style>
    <style:style style:name="P2048" style:family="paragraph" style:parent-style-name="Table_20_Paragraph">
      <style:paragraph-properties fo:margin-left="0in" fo:margin-right="1.0839in" fo:line-height="0.2783in" fo:text-align="start" style:justify-single-word="false" fo:text-indent="0in" style:auto-text-indent="false" style:writing-mode="rl-tb"/>
    </style:style>
    <style:style style:name="P2049" style:family="paragraph" style:parent-style-name="Table_20_Paragraph">
      <style:paragraph-properties fo:margin-left="0in" fo:margin-right="0.0665in" fo:text-indent="-0.0008in" style:auto-text-indent="false"/>
    </style:style>
    <style:style style:name="P2050" style:family="paragraph" style:parent-style-name="Table_20_Paragraph">
      <style:paragraph-properties fo:margin-left="0in" fo:margin-right="0.1638in" fo:text-indent="0in" style:auto-text-indent="false"/>
    </style:style>
    <style:style style:name="P2051" style:family="paragraph" style:parent-style-name="Table_20_Paragraph">
      <style:paragraph-properties fo:margin-left="0in" fo:margin-right="0.1638in" fo:text-align="justify" style:justify-single-word="false" fo:text-indent="0in" style:auto-text-indent="false"/>
    </style:style>
    <style:style style:name="P2052" style:family="paragraph" style:parent-style-name="Table_20_Paragraph">
      <style:paragraph-properties fo:margin-left="0in" fo:margin-right="0.1638in" fo:text-align="start" style:justify-single-word="false" fo:text-indent="0in" style:auto-text-indent="false" style:writing-mode="rl-tb"/>
    </style:style>
    <style:style style:name="P2053" style:family="paragraph" style:parent-style-name="Table_20_Paragraph">
      <style:paragraph-properties fo:margin-left="0in" fo:margin-right="0.4618in" fo:line-height="0.2874in" fo:text-align="start" style:justify-single-word="false" fo:text-indent="0in" style:auto-text-indent="false" style:writing-mode="rl-tb"/>
    </style:style>
    <style:style style:name="P2054" style:family="paragraph" style:parent-style-name="Table_20_Paragraph">
      <style:paragraph-properties fo:margin-left="0in" fo:margin-right="0.4618in" fo:line-height="0.2736in" fo:text-align="start" style:justify-single-word="false" fo:text-indent="0in" style:auto-text-indent="false" style:writing-mode="rl-tb"/>
    </style:style>
    <style:style style:name="P2055" style:family="paragraph" style:parent-style-name="Table_20_Paragraph">
      <style:paragraph-properties fo:margin-left="0in" fo:margin-right="0.9807in" fo:text-align="start" style:justify-single-word="false" fo:text-indent="0in" style:auto-text-indent="false" style:writing-mode="rl-tb"/>
    </style:style>
    <style:style style:name="P2056" style:family="paragraph" style:parent-style-name="Table_20_Paragraph">
      <style:paragraph-properties fo:margin-left="0in" fo:margin-right="0.0791in" fo:text-indent="0in" style:auto-text-indent="false"/>
    </style:style>
    <style:style style:name="P2057" style:family="paragraph" style:parent-style-name="Table_20_Paragraph">
      <style:paragraph-properties fo:margin-left="0in" fo:margin-right="1.4366in" fo:text-align="start" style:justify-single-word="false" fo:text-indent="0in" style:auto-text-indent="false" style:writing-mode="rl-tb"/>
    </style:style>
    <style:style style:name="P2058" style:family="paragraph" style:parent-style-name="Table_20_Paragraph">
      <style:paragraph-properties fo:margin-left="0in" fo:margin-right="0.5366in" fo:margin-top="0.002in" fo:margin-bottom="0in" loext:contextual-spacing="false" fo:line-height="0.2555in" fo:text-indent="0in" style:auto-text-indent="false"/>
    </style:style>
    <style:style style:name="P2059" style:family="paragraph" style:parent-style-name="Table_20_Paragraph">
      <style:paragraph-properties fo:margin-left="0in" fo:margin-right="0.5366in" fo:text-indent="0in" style:auto-text-indent="false"/>
    </style:style>
    <style:style style:name="P2060" style:family="paragraph" style:parent-style-name="Table_20_Paragraph">
      <style:paragraph-properties fo:margin-left="0in" fo:margin-right="0.2339in" fo:margin-top="0.0028in" fo:margin-bottom="0in" loext:contextual-spacing="false" fo:line-height="0.2555in" fo:text-indent="0in" style:auto-text-indent="false"/>
    </style:style>
    <style:style style:name="P2061" style:family="paragraph" style:parent-style-name="Table_20_Paragraph" style:master-page-name="Converted68">
      <style:paragraph-properties fo:margin-left="0in" fo:margin-right="0.2339in" fo:line-height="0.2744in" fo:text-align="start" style:justify-single-word="false" fo:text-indent="0in" style:auto-text-indent="false" style:page-number="auto" style:writing-mode="rl-tb"/>
    </style:style>
    <style:style style:name="P2062" style:family="paragraph" style:parent-style-name="Table_20_Paragraph">
      <style:paragraph-properties fo:margin-left="0in" fo:margin-right="1.1453in" fo:line-height="0.2866in" fo:text-align="start" style:justify-single-word="false" fo:text-indent="0in" style:auto-text-indent="false" style:writing-mode="rl-tb"/>
    </style:style>
    <style:style style:name="P2063" style:family="paragraph" style:parent-style-name="Table_20_Paragraph">
      <style:paragraph-properties fo:margin-left="0in" fo:margin-right="0.8409in" fo:margin-top="0.0008in" fo:margin-bottom="0in" loext:contextual-spacing="false" fo:line-height="0.2555in" fo:text-indent="0in" style:auto-text-indent="false"/>
    </style:style>
    <style:style style:name="P2064" style:family="paragraph" style:parent-style-name="Table_20_Paragraph">
      <style:paragraph-properties fo:margin-left="0in" fo:margin-right="0.6583in" fo:text-align="start" style:justify-single-word="false" fo:text-indent="0in" style:auto-text-indent="false" style:writing-mode="rl-tb"/>
    </style:style>
    <style:style style:name="P2065" style:family="paragraph" style:parent-style-name="Table_20_Paragraph">
      <style:paragraph-properties fo:margin-left="0in" fo:margin-right="0.0673in" fo:line-height="0.2717in" fo:text-align="end" style:justify-single-word="false" fo:text-indent="0in" style:auto-text-indent="false"/>
    </style:style>
    <style:style style:name="P2066" style:family="paragraph" style:parent-style-name="Table_20_Paragraph">
      <style:paragraph-properties fo:margin-left="0in" fo:margin-right="0.4189in" fo:margin-top="0.002in" fo:margin-bottom="0in" loext:contextual-spacing="false" fo:line-height="0.2555in" fo:text-indent="0in" style:auto-text-indent="false"/>
    </style:style>
    <style:style style:name="P2067" style:family="paragraph" style:parent-style-name="Table_20_Paragraph">
      <style:paragraph-properties fo:margin-left="0in" fo:margin-right="0.4189in" fo:text-indent="0in" style:auto-text-indent="false"/>
    </style:style>
    <style:style style:name="P2068" style:family="paragraph" style:parent-style-name="Table_20_Paragraph">
      <style:paragraph-properties fo:margin-left="0in" fo:margin-right="0.4189in" fo:line-height="0.2835in" fo:text-align="start" style:justify-single-word="false" fo:text-indent="0in" style:auto-text-indent="false" style:writing-mode="rl-tb"/>
    </style:style>
    <style:style style:name="P2069" style:family="paragraph" style:parent-style-name="Table_20_Paragraph">
      <style:paragraph-properties fo:margin-left="0in" fo:margin-right="0.1535in" fo:text-indent="0in" style:auto-text-indent="false"/>
    </style:style>
    <style:style style:name="P2070" style:family="paragraph" style:parent-style-name="Table_20_Paragraph">
      <style:paragraph-properties fo:margin-left="0in" fo:margin-right="0.1535in" fo:line-height="0.2555in" fo:text-indent="0in" style:auto-text-indent="false"/>
    </style:style>
    <style:style style:name="P2071" style:family="paragraph" style:parent-style-name="Table_20_Paragraph">
      <style:paragraph-properties fo:margin-left="0in" fo:margin-right="0.7602in" fo:text-indent="-0.0008in" style:auto-text-indent="false"/>
    </style:style>
    <style:style style:name="P2072" style:family="paragraph" style:parent-style-name="Table_20_Paragraph">
      <style:paragraph-properties fo:margin-left="0in" fo:margin-right="0.3335in" fo:line-height="0.2819in" fo:text-align="start" style:justify-single-word="false" fo:text-indent="0in" style:auto-text-indent="false" style:writing-mode="rl-tb"/>
    </style:style>
    <style:style style:name="P2073" style:family="paragraph" style:parent-style-name="Table_20_Paragraph">
      <style:paragraph-properties fo:margin-left="0in" fo:margin-right="0.1957in" fo:margin-top="0.0028in" fo:margin-bottom="0in" loext:contextual-spacing="false" fo:line-height="0.2555in" fo:text-indent="0in" style:auto-text-indent="false"/>
    </style:style>
    <style:style style:name="P2074" style:family="paragraph" style:parent-style-name="Table_20_Paragraph">
      <style:paragraph-properties fo:margin-left="0in" fo:margin-right="0.1957in" fo:text-indent="0in" style:auto-text-indent="false"/>
    </style:style>
    <style:style style:name="P2075" style:family="paragraph" style:parent-style-name="Table_20_Paragraph">
      <style:paragraph-properties fo:margin-left="0in" fo:margin-right="0.1055in" fo:line-height="0.2835in" fo:text-align="start" style:justify-single-word="false" fo:text-indent="0in" style:auto-text-indent="false" style:writing-mode="rl-tb"/>
    </style:style>
    <style:style style:name="P2076" style:family="paragraph" style:parent-style-name="Table_20_Paragraph">
      <style:paragraph-properties fo:margin-left="0in" fo:margin-right="0.1055in" fo:text-indent="0in" style:auto-text-indent="false"/>
    </style:style>
    <style:style style:name="P2077" style:family="paragraph" style:parent-style-name="Table_20_Paragraph">
      <style:paragraph-properties fo:margin-left="0in" fo:margin-right="0.75in" fo:text-align="start" style:justify-single-word="false" fo:text-indent="0in" style:auto-text-indent="false" style:writing-mode="rl-tb"/>
    </style:style>
    <style:style style:name="P2078" style:family="paragraph" style:parent-style-name="Table_20_Paragraph">
      <style:paragraph-properties fo:margin-left="0in" fo:margin-right="0.1965in" fo:text-indent="0in" style:auto-text-indent="false"/>
    </style:style>
    <style:style style:name="P2079" style:family="paragraph" style:parent-style-name="Table_20_Paragraph">
      <style:paragraph-properties fo:margin-left="0.0673in" fo:margin-right="0.1839in" fo:text-align="end" style:justify-single-word="false" fo:text-indent="0.0043in" style:auto-text-indent="false" style:writing-mode="rl-tb"/>
    </style:style>
    <style:style style:name="P2080" style:family="paragraph" style:parent-style-name="Table_20_Paragraph">
      <style:paragraph-properties fo:margin-left="0in" fo:margin-right="0.278in" fo:margin-top="0.0028in" fo:margin-bottom="0in" loext:contextual-spacing="false" fo:line-height="0.2555in" fo:text-indent="-0.0008in" style:auto-text-indent="false"/>
    </style:style>
    <style:style style:name="P2081" style:family="paragraph" style:parent-style-name="Table_20_Paragraph">
      <style:paragraph-properties fo:margin-left="0in" fo:margin-right="1.2091in" fo:text-align="start" style:justify-single-word="false" fo:text-indent="0in" style:auto-text-indent="false" style:writing-mode="rl-tb"/>
    </style:style>
    <style:style style:name="P2082" style:family="paragraph" style:parent-style-name="Table_20_Paragraph">
      <style:paragraph-properties fo:margin-left="0in" fo:margin-right="0.4165in" fo:text-align="start" style:justify-single-word="false" fo:text-indent="0in" style:auto-text-indent="false" style:writing-mode="rl-tb"/>
    </style:style>
    <style:style style:name="P2083" style:family="paragraph" style:parent-style-name="Table_20_Paragraph">
      <style:paragraph-properties fo:margin-left="0in" fo:margin-right="0.4165in" fo:line-height="0.2736in" fo:text-align="start" style:justify-single-word="false" fo:text-indent="0in" style:auto-text-indent="false" style:writing-mode="rl-tb"/>
    </style:style>
    <style:style style:name="P2084" style:family="paragraph" style:parent-style-name="Table_20_Paragraph">
      <style:paragraph-properties fo:margin-left="0in" fo:margin-right="0.4165in" fo:text-indent="0in" style:auto-text-indent="false"/>
    </style:style>
    <style:style style:name="P2085" style:family="paragraph" style:parent-style-name="Table_20_Paragraph">
      <style:paragraph-properties fo:margin-left="0in" fo:margin-right="0.122in" fo:text-indent="0in" style:auto-text-indent="false"/>
    </style:style>
    <style:style style:name="P2086" style:family="paragraph" style:parent-style-name="Table_20_Paragraph">
      <style:paragraph-properties fo:margin-left="0in" fo:margin-right="0.2217in" fo:line-height="0.2835in" fo:text-align="start" style:justify-single-word="false" fo:text-indent="0in" style:auto-text-indent="false" style:writing-mode="rl-tb"/>
    </style:style>
    <style:style style:name="P2087" style:family="paragraph" style:parent-style-name="Table_20_Paragraph">
      <style:paragraph-properties fo:margin-left="0in" fo:margin-right="0.2217in" fo:text-indent="0in" style:auto-text-indent="false"/>
    </style:style>
    <style:style style:name="P2088" style:family="paragraph" style:parent-style-name="Table_20_Paragraph">
      <style:paragraph-properties fo:margin-left="0in" fo:margin-right="0.4in" fo:text-align="start" style:justify-single-word="false" fo:text-indent="0in" style:auto-text-indent="false" style:writing-mode="rl-tb"/>
    </style:style>
    <style:style style:name="P2089" style:family="paragraph" style:parent-style-name="Table_20_Paragraph">
      <style:paragraph-properties fo:margin-left="0in" fo:margin-right="0.2272in" fo:text-indent="0in" style:auto-text-indent="false"/>
    </style:style>
    <style:style style:name="P2090" style:family="paragraph" style:parent-style-name="Table_20_Paragraph">
      <style:paragraph-properties fo:margin-left="0in" fo:margin-right="0.2272in" fo:line-height="0.2819in" fo:text-align="start" style:justify-single-word="false" fo:text-indent="0in" style:auto-text-indent="false" style:writing-mode="rl-tb"/>
    </style:style>
    <style:style style:name="P2091" style:family="paragraph" style:parent-style-name="Table_20_Paragraph">
      <style:paragraph-properties fo:margin-left="0in" fo:margin-right="0.3138in" fo:line-height="0.2819in" fo:text-align="start" style:justify-single-word="false" fo:text-indent="0in" style:auto-text-indent="false" style:writing-mode="rl-tb"/>
    </style:style>
    <style:style style:name="P2092" style:family="paragraph" style:parent-style-name="Table_20_Paragraph">
      <style:paragraph-properties fo:margin-left="0in" fo:margin-right="1.2035in" fo:text-align="start" style:justify-single-word="false" fo:text-indent="0in" style:auto-text-indent="false" style:writing-mode="rl-tb"/>
    </style:style>
    <style:style style:name="P2093" style:family="paragraph" style:parent-style-name="Table_20_Paragraph">
      <style:paragraph-properties fo:margin-left="0in" fo:margin-right="0.4571in" fo:text-indent="0in" style:auto-text-indent="false"/>
    </style:style>
    <style:style style:name="P2094" style:family="paragraph" style:parent-style-name="Table_20_Paragraph">
      <style:paragraph-properties fo:margin-left="0in" fo:margin-right="0.4571in" fo:text-align="start" style:justify-single-word="false" fo:text-indent="0in" style:auto-text-indent="false" style:writing-mode="rl-tb"/>
    </style:style>
    <style:style style:name="P2095" style:family="paragraph" style:parent-style-name="Table_20_Paragraph">
      <style:paragraph-properties fo:margin-left="0in" fo:margin-right="0.439in" fo:line-height="0.2835in" fo:text-align="start" style:justify-single-word="false" fo:text-indent="0in" style:auto-text-indent="false" style:writing-mode="rl-tb"/>
    </style:style>
    <style:style style:name="P2096" style:family="paragraph" style:parent-style-name="Table_20_Paragraph">
      <style:paragraph-properties fo:margin-left="0in" fo:margin-right="0.439in" fo:text-align="start" style:justify-single-word="false" fo:text-indent="0in" style:auto-text-indent="false" style:writing-mode="rl-tb"/>
    </style:style>
    <style:style style:name="P2097" style:family="paragraph" style:parent-style-name="Table_20_Paragraph">
      <style:paragraph-properties fo:margin-left="0in" fo:margin-right="0.1736in" fo:text-indent="0in" style:auto-text-indent="false"/>
    </style:style>
    <style:style style:name="P2098" style:family="paragraph" style:parent-style-name="Table_20_Paragraph">
      <style:paragraph-properties fo:margin-left="0in" fo:margin-right="0.1102in" fo:text-indent="0in" style:auto-text-indent="false"/>
    </style:style>
    <style:style style:name="P2099" style:family="paragraph" style:parent-style-name="Table_20_Paragraph">
      <style:paragraph-properties fo:margin-left="0in" fo:margin-right="0.2626in" fo:line-height="0.2819in" fo:text-align="start" style:justify-single-word="false" fo:text-indent="0in" style:auto-text-indent="false" style:writing-mode="rl-tb"/>
    </style:style>
    <style:style style:name="P2100" style:family="paragraph" style:parent-style-name="Table_20_Paragraph" style:master-page-name="Converted38">
      <style:paragraph-properties fo:margin-left="0in" fo:margin-right="1in" fo:text-align="start" style:justify-single-word="false" fo:text-indent="0in" style:auto-text-indent="false" style:page-number="auto" style:writing-mode="rl-tb"/>
    </style:style>
    <style:style style:name="P2101" style:family="paragraph" style:parent-style-name="Table_20_Paragraph">
      <style:paragraph-properties fo:margin-left="0in" fo:margin-right="0.7862in" fo:margin-top="0.002in" fo:margin-bottom="0in" loext:contextual-spacing="false" fo:line-height="0.2555in" fo:text-indent="0in" style:auto-text-indent="false"/>
    </style:style>
    <style:style style:name="P2102" style:family="paragraph" style:parent-style-name="Table_20_Paragraph">
      <style:paragraph-properties fo:margin-left="0in" fo:margin-right="1.0799in" fo:line-height="0.2862in" fo:text-align="start" style:justify-single-word="false" fo:text-indent="0in" style:auto-text-indent="false" style:writing-mode="rl-tb"/>
    </style:style>
    <style:style style:name="P2103" style:family="paragraph" style:parent-style-name="Table_20_Paragraph">
      <style:paragraph-properties fo:margin-left="0.0665in" fo:margin-right="0.1917in" fo:text-align="end" style:justify-single-word="false" fo:text-indent="-0.0799in" style:auto-text-indent="false" style:writing-mode="rl-tb"/>
    </style:style>
    <style:style style:name="P2104" style:family="paragraph" style:parent-style-name="Table_20_Paragraph">
      <style:paragraph-properties fo:margin-left="0in" fo:margin-right="0.6528in" fo:text-indent="0in" style:auto-text-indent="false"/>
    </style:style>
    <style:style style:name="P2105" style:family="paragraph" style:parent-style-name="Table_20_Paragraph">
      <style:paragraph-properties fo:margin-left="0in" fo:margin-right="0.3071in" fo:text-indent="0in" style:auto-text-indent="false"/>
    </style:style>
    <style:style style:name="P2106" style:family="paragraph" style:parent-style-name="Table_20_Paragraph">
      <style:paragraph-properties fo:margin-left="0in" fo:margin-right="0.2043in" fo:line-height="0.2874in" fo:text-align="start" style:justify-single-word="false" fo:text-indent="0in" style:auto-text-indent="false" style:writing-mode="rl-tb"/>
    </style:style>
    <style:style style:name="P2107" style:family="paragraph" style:parent-style-name="Table_20_Paragraph">
      <style:paragraph-properties fo:margin-left="0in" fo:margin-right="0.2043in" fo:text-indent="0in" style:auto-text-indent="false"/>
    </style:style>
    <style:style style:name="P2108" style:family="paragraph" style:parent-style-name="Table_20_Paragraph">
      <style:paragraph-properties fo:margin-left="0in" fo:margin-right="0.5335in" fo:text-align="start" style:justify-single-word="false" fo:text-indent="0in" style:auto-text-indent="false" style:writing-mode="rl-tb"/>
    </style:style>
    <style:style style:name="P2109" style:family="paragraph" style:parent-style-name="Table_20_Paragraph">
      <style:paragraph-properties fo:margin-left="0in" fo:margin-right="0.422in" fo:margin-top="0.0028in" fo:margin-bottom="0in" loext:contextual-spacing="false" fo:line-height="0.2555in" fo:text-indent="0in" style:auto-text-indent="false"/>
    </style:style>
    <style:style style:name="P2110" style:family="paragraph" style:parent-style-name="Table_20_Paragraph">
      <style:paragraph-properties fo:margin-left="0in" fo:margin-right="0.2909in" fo:line-height="0.2862in" fo:text-align="start" style:justify-single-word="false" fo:text-indent="0in" style:auto-text-indent="false" style:writing-mode="rl-tb"/>
    </style:style>
    <style:style style:name="P2111" style:family="paragraph" style:parent-style-name="Table_20_Paragraph">
      <style:paragraph-properties fo:margin-left="0in" fo:margin-right="0.2909in" fo:line-height="0.2874in" fo:text-align="start" style:justify-single-word="false" fo:text-indent="0in" style:auto-text-indent="false" style:writing-mode="rl-tb"/>
    </style:style>
    <style:style style:name="P2112" style:family="paragraph" style:parent-style-name="Table_20_Paragraph">
      <style:paragraph-properties fo:margin-left="0.0555in" fo:margin-right="0.1083in" fo:text-align="start" style:justify-single-word="false" fo:text-indent="1.1646in" style:auto-text-indent="false" style:writing-mode="rl-tb"/>
    </style:style>
    <style:style style:name="P2113" style:family="paragraph" style:parent-style-name="Table_20_Paragraph">
      <style:paragraph-properties fo:margin-left="0in" fo:margin-right="1.1457in" fo:text-align="start" style:justify-single-word="false" fo:text-indent="0in" style:auto-text-indent="false" style:writing-mode="rl-tb"/>
    </style:style>
    <style:style style:name="P2114" style:family="paragraph" style:parent-style-name="Table_20_Paragraph">
      <style:paragraph-properties fo:margin-left="0in" fo:margin-right="0.65in" fo:text-indent="0in" style:auto-text-indent="false"/>
    </style:style>
    <style:style style:name="P2115" style:family="paragraph" style:parent-style-name="Table_20_Paragraph">
      <style:paragraph-properties fo:margin-left="0.0555in" fo:margin-right="0.1673in" fo:text-align="start" style:justify-single-word="false" fo:text-indent="0.948in" style:auto-text-indent="false" style:writing-mode="rl-tb"/>
    </style:style>
    <style:style style:name="P2116" style:family="paragraph" style:parent-style-name="Table_20_Paragraph">
      <style:paragraph-properties fo:margin-left="0in" fo:margin-right="0.9173in" fo:text-align="start" style:justify-single-word="false" fo:text-indent="0in" style:auto-text-indent="false" style:writing-mode="rl-tb"/>
    </style:style>
    <style:style style:name="P2117" style:family="paragraph" style:parent-style-name="Table_20_Paragraph">
      <style:paragraph-properties fo:margin-left="0in" fo:margin-right="0.0728in" fo:text-indent="0in" style:auto-text-indent="false"/>
    </style:style>
    <style:style style:name="P2118" style:family="paragraph" style:parent-style-name="Table_20_Paragraph">
      <style:paragraph-properties fo:margin-left="0.0665in" fo:margin-right="0.2327in" fo:text-align="end" style:justify-single-word="false" fo:text-indent="0.8425in" style:auto-text-indent="false" style:writing-mode="rl-tb"/>
    </style:style>
    <style:style style:name="P2119" style:family="paragraph" style:parent-style-name="Table_20_Paragraph">
      <style:paragraph-properties fo:margin-left="0.0661in" fo:margin-right="0.3709in" fo:text-align="end" style:justify-single-word="false" fo:text-indent="0.6472in" style:auto-text-indent="false" style:writing-mode="rl-tb"/>
    </style:style>
    <style:style style:name="P2120" style:family="paragraph" style:parent-style-name="Table_20_Paragraph">
      <style:paragraph-properties fo:margin-left="0in" fo:margin-right="0.4398in" fo:margin-top="0.0028in" fo:margin-bottom="0in" loext:contextual-spacing="false" fo:line-height="0.2555in" fo:text-indent="0in" style:auto-text-indent="false"/>
    </style:style>
    <style:style style:name="P2121" style:family="paragraph" style:parent-style-name="Table_20_Paragraph">
      <style:paragraph-properties fo:margin-left="0in" fo:margin-right="0.4398in" fo:margin-top="0.0008in" fo:margin-bottom="0in" loext:contextual-spacing="false" fo:line-height="0.2555in" fo:text-indent="0in" style:auto-text-indent="false"/>
    </style:style>
    <style:style style:name="P2122" style:family="paragraph" style:parent-style-name="Table_20_Paragraph">
      <style:paragraph-properties fo:margin-left="0in" fo:margin-right="0.4398in" fo:line-height="0.2736in" fo:text-align="start" style:justify-single-word="false" fo:text-indent="0in" style:auto-text-indent="false" style:writing-mode="rl-tb"/>
    </style:style>
    <style:style style:name="P2123" style:family="paragraph" style:parent-style-name="Table_20_Paragraph">
      <style:paragraph-properties fo:margin-left="0.0161in" fo:margin-right="0.2654in" fo:text-align="start" style:justify-single-word="false" fo:text-indent="0.598in" style:auto-text-indent="false" style:writing-mode="rl-tb"/>
    </style:style>
    <style:style style:name="P2124" style:family="paragraph" style:parent-style-name="Table_20_Paragraph">
      <style:paragraph-properties fo:margin-left="0in" fo:margin-right="1.0075in" fo:line-height="0.2835in" fo:text-align="start" style:justify-single-word="false" fo:text-indent="0in" style:auto-text-indent="false" style:writing-mode="rl-tb"/>
    </style:style>
    <style:style style:name="P2125" style:family="paragraph" style:parent-style-name="Table_20_Paragraph">
      <style:paragraph-properties fo:margin-left="0in" fo:margin-right="0.5244in" fo:text-align="start" style:justify-single-word="false" fo:text-indent="0in" style:auto-text-indent="false" style:writing-mode="rl-tb"/>
    </style:style>
    <style:style style:name="P2126" style:family="paragraph" style:parent-style-name="Table_20_Paragraph">
      <style:paragraph-properties fo:margin-left="0in" fo:margin-right="0.6083in" fo:text-indent="0in" style:auto-text-indent="false"/>
    </style:style>
    <style:style style:name="P2127" style:family="paragraph" style:parent-style-name="Table_20_Paragraph">
      <style:paragraph-properties fo:margin-left="0.0661in" fo:margin-right="0.3209in" fo:text-align="end" style:justify-single-word="false" fo:text-indent="0.9591in" style:auto-text-indent="false" style:writing-mode="rl-tb"/>
    </style:style>
    <style:style style:name="P2128" style:family="paragraph" style:parent-style-name="Table_20_Paragraph">
      <style:paragraph-properties fo:margin-left="0in" fo:margin-right="0.2299in" fo:text-indent="0in" style:auto-text-indent="false"/>
    </style:style>
    <style:style style:name="P2129" style:family="paragraph" style:parent-style-name="Table_20_Paragraph">
      <style:paragraph-properties fo:margin-left="0in" fo:margin-right="0.1374in" fo:margin-top="0.0028in" fo:margin-bottom="0in" loext:contextual-spacing="false" fo:line-height="0.2555in" fo:text-indent="-0.0008in" style:auto-text-indent="false"/>
    </style:style>
    <style:style style:name="P2130" style:family="paragraph" style:parent-style-name="Table_20_Paragraph">
      <style:paragraph-properties fo:margin-left="0.0091in" fo:margin-right="0.461in" fo:line-height="0.2819in" fo:text-align="center" style:justify-single-word="false" fo:text-indent="0in" style:auto-text-indent="false" style:writing-mode="rl-tb"/>
    </style:style>
    <style:style style:name="P2131" style:family="paragraph" style:parent-style-name="Table_20_Paragraph">
      <style:paragraph-properties fo:margin-left="0.0091in" fo:margin-right="0.461in" fo:text-align="center" style:justify-single-word="false" fo:text-indent="0in" style:auto-text-indent="false" style:writing-mode="rl-tb"/>
    </style:style>
    <style:style style:name="P2132" style:family="paragraph" style:parent-style-name="Table_20_Paragraph">
      <style:paragraph-properties fo:margin-left="0.0043in" fo:margin-right="0.552in" fo:text-align="center" style:justify-single-word="false" fo:text-indent="0in" style:auto-text-indent="false" style:writing-mode="rl-tb"/>
    </style:style>
    <style:style style:name="P2133" style:family="paragraph" style:parent-style-name="Table_20_Paragraph">
      <style:paragraph-properties fo:margin-left="0.0665in" fo:margin-right="0.3429in" fo:text-align="end" style:justify-single-word="false" fo:text-indent="0.1717in" style:auto-text-indent="false" style:writing-mode="rl-tb"/>
    </style:style>
    <style:style style:name="P2134" style:family="paragraph" style:parent-style-name="Table_20_Paragraph">
      <style:paragraph-properties fo:margin-left="0in" fo:margin-right="0.1547in" fo:text-indent="0in" style:auto-text-indent="false"/>
    </style:style>
    <style:style style:name="P2135" style:family="paragraph" style:parent-style-name="Table_20_Paragraph">
      <style:paragraph-properties fo:margin-left="0in" fo:margin-right="0.1547in" fo:line-height="0.2835in" fo:text-align="start" style:justify-single-word="false" fo:text-indent="0in" style:auto-text-indent="false" style:writing-mode="rl-tb"/>
    </style:style>
    <style:style style:name="P2136" style:family="paragraph" style:parent-style-name="Table_20_Paragraph">
      <style:paragraph-properties fo:margin-left="0in" fo:margin-right="0.2689in" fo:text-indent="0in" style:auto-text-indent="false"/>
    </style:style>
    <style:style style:name="P2137" style:family="paragraph" style:parent-style-name="Table_20_Paragraph">
      <style:paragraph-properties fo:margin-left="0.0535in" fo:margin-right="0.2827in" fo:text-align="start" style:justify-single-word="false" fo:text-indent="0.0874in" style:auto-text-indent="false" style:writing-mode="rl-tb"/>
    </style:style>
    <style:style style:name="P2138" style:family="paragraph" style:parent-style-name="Table_20_Paragraph">
      <style:paragraph-properties fo:margin-left="0in" fo:margin-right="0.6575in" fo:text-align="start" style:justify-single-word="false" fo:text-indent="0in" style:auto-text-indent="false" style:writing-mode="rl-tb"/>
    </style:style>
    <style:style style:name="P2139" style:family="paragraph" style:parent-style-name="Table_20_Paragraph">
      <style:paragraph-properties fo:margin-left="0in" fo:margin-right="0.6382in" fo:margin-top="0.002in" fo:margin-bottom="0in" loext:contextual-spacing="false" fo:line-height="0.2555in" fo:text-indent="0in" style:auto-text-indent="false"/>
    </style:style>
    <style:style style:name="P2140" style:family="paragraph" style:parent-style-name="Table_20_Paragraph">
      <style:paragraph-properties fo:margin-left="0in" fo:margin-right="0.2283in" fo:margin-top="0.0028in" fo:margin-bottom="0in" loext:contextual-spacing="false" fo:line-height="0.2555in" fo:text-indent="0in" style:auto-text-indent="false"/>
    </style:style>
    <style:style style:name="P2141" style:family="paragraph" style:parent-style-name="Table_20_Paragraph">
      <style:paragraph-properties fo:margin-left="0.0665in" fo:margin-right="0.3827in" fo:text-align="end" style:justify-single-word="false" fo:text-indent="0.448in" style:auto-text-indent="false" style:writing-mode="rl-tb"/>
    </style:style>
    <style:style style:name="P2142" style:family="paragraph" style:parent-style-name="Table_20_Paragraph">
      <style:paragraph-properties fo:margin-left="0.0563in" fo:margin-right="0.3465in" fo:text-align="start" style:justify-single-word="false" fo:text-indent="-0.098in" style:auto-text-indent="false" style:writing-mode="rl-tb"/>
    </style:style>
    <style:style style:name="P2143" style:family="paragraph" style:parent-style-name="Table_20_Paragraph">
      <style:paragraph-properties fo:margin-left="0in" fo:margin-right="0.6661in" fo:text-align="start" style:justify-single-word="false" fo:text-indent="0in" style:auto-text-indent="false" style:writing-mode="rl-tb"/>
    </style:style>
    <style:style style:name="P2144" style:family="paragraph" style:parent-style-name="Table_20_Paragraph">
      <style:paragraph-properties fo:margin-left="0in" fo:margin-right="0.3839in" fo:line-height="0.2874in" fo:text-align="start" style:justify-single-word="false" fo:text-indent="0in" style:auto-text-indent="false" style:writing-mode="rl-tb"/>
    </style:style>
    <style:style style:name="P2145" style:family="paragraph" style:parent-style-name="Table_20_Paragraph">
      <style:paragraph-properties fo:margin-left="0in" fo:margin-right="1.1362in" fo:text-align="start" style:justify-single-word="false" fo:text-indent="0in" style:auto-text-indent="false" style:writing-mode="rl-tb"/>
    </style:style>
    <style:style style:name="P2146" style:family="paragraph" style:parent-style-name="Table_20_Paragraph">
      <style:paragraph-properties fo:margin-left="0in" fo:margin-right="1.0929in" fo:line-height="0.2736in" fo:text-align="start" style:justify-single-word="false" fo:text-indent="0in" style:auto-text-indent="false" style:writing-mode="rl-tb"/>
    </style:style>
    <style:style style:name="P2147" style:family="paragraph" style:parent-style-name="Table_20_Paragraph">
      <style:paragraph-properties fo:margin-left="0in" fo:margin-right="0.428in" fo:margin-top="0.002in" fo:margin-bottom="0in" loext:contextual-spacing="false" fo:line-height="0.2555in" fo:text-indent="0in" style:auto-text-indent="false"/>
    </style:style>
    <style:style style:name="P2148" style:family="paragraph" style:parent-style-name="Table_20_Paragraph">
      <style:paragraph-properties fo:margin-left="0.0673in" fo:margin-right="0.3791in" fo:text-align="end" style:justify-single-word="false" fo:text-indent="0.3799in" style:auto-text-indent="false" style:writing-mode="rl-tb"/>
    </style:style>
    <style:style style:name="P2149" style:family="paragraph" style:parent-style-name="Table_20_Paragraph">
      <style:paragraph-properties fo:margin-left="0.0673in" fo:margin-right="0.4098in" fo:text-align="justify" style:justify-single-word="false" fo:text-indent="-0.2484in" style:auto-text-indent="false" style:writing-mode="rl-tb"/>
    </style:style>
    <style:style style:name="P2150" style:family="paragraph" style:parent-style-name="Table_20_Paragraph">
      <style:paragraph-properties fo:margin-left="0.0091in" fo:margin-right="0.2173in" fo:line-height="0.2862in" fo:text-align="center" style:justify-single-word="false" fo:text-indent="0in" style:auto-text-indent="false" style:writing-mode="rl-tb"/>
    </style:style>
    <style:style style:name="P2151" style:family="paragraph" style:parent-style-name="Table_20_Paragraph">
      <style:paragraph-properties fo:margin-left="0in" fo:margin-right="0.6098in" fo:text-align="start" style:justify-single-word="false" fo:text-indent="0in" style:auto-text-indent="false" style:writing-mode="rl-tb"/>
    </style:style>
    <style:style style:name="P2152" style:family="paragraph" style:parent-style-name="Table_20_Paragraph">
      <style:paragraph-properties fo:margin-left="0.0071in" fo:margin-right="0.1181in" fo:text-align="center" style:justify-single-word="false" fo:text-indent="0in" style:auto-text-indent="false" style:writing-mode="rl-tb"/>
    </style:style>
    <style:style style:name="P2153" style:family="paragraph" style:parent-style-name="Table_20_Paragraph">
      <style:paragraph-properties fo:margin-left="0in" fo:margin-right="0.0827in" fo:text-indent="0in" style:auto-text-indent="false"/>
    </style:style>
    <style:style style:name="P2154" style:family="paragraph" style:parent-style-name="Table_20_Paragraph">
      <style:paragraph-properties fo:margin-left="0.0665in" fo:margin-right="0.2299in" fo:text-align="end" style:justify-single-word="false" fo:text-indent="0.2189in" style:auto-text-indent="false" style:writing-mode="rl-tb"/>
    </style:style>
    <style:style style:name="P2155" style:family="paragraph" style:parent-style-name="Table_20_Paragraph">
      <style:paragraph-properties fo:margin-left="0in" fo:margin-right="0.4193in" fo:line-height="0.2835in" fo:text-align="start" style:justify-single-word="false" fo:text-indent="0in" style:auto-text-indent="false" style:writing-mode="rl-tb"/>
    </style:style>
    <style:style style:name="P2156" style:family="paragraph" style:parent-style-name="Table_20_Paragraph">
      <style:paragraph-properties fo:margin-left="0in" fo:margin-right="0.8543in" fo:text-align="start" style:justify-single-word="false" fo:text-indent="0in" style:auto-text-indent="false" style:writing-mode="rl-tb"/>
    </style:style>
    <style:style style:name="P2157" style:family="paragraph" style:parent-style-name="Table_20_Paragraph">
      <style:paragraph-properties fo:margin-left="0in" fo:margin-right="0.5181in" fo:text-indent="-0.0008in" style:auto-text-indent="false"/>
    </style:style>
    <style:style style:name="P2158" style:family="paragraph" style:parent-style-name="Table_20_Paragraph">
      <style:paragraph-properties fo:margin-left="0in" fo:margin-right="0.5744in" fo:text-align="start" style:justify-single-word="false" fo:text-indent="0in" style:auto-text-indent="false" style:writing-mode="rl-tb"/>
    </style:style>
    <style:style style:name="P2159" style:family="paragraph" style:parent-style-name="Table_20_Paragraph">
      <style:paragraph-properties fo:margin-left="0in" fo:margin-right="0.3354in" fo:text-indent="0in" style:auto-text-indent="false"/>
    </style:style>
    <style:style style:name="P2160" style:family="paragraph" style:parent-style-name="Table_20_Paragraph">
      <style:paragraph-properties fo:margin-left="0.0091in" fo:margin-right="0.0681in" fo:line-height="0.2819in" fo:text-align="center" style:justify-single-word="false" fo:text-indent="0in" style:auto-text-indent="false" style:writing-mode="rl-tb"/>
    </style:style>
    <style:style style:name="P2161" style:family="paragraph" style:parent-style-name="Table_20_Paragraph">
      <style:paragraph-properties fo:margin-left="0.0091in" fo:margin-right="0.1646in" fo:text-align="center" style:justify-single-word="false" fo:text-indent="0in" style:auto-text-indent="false" style:writing-mode="rl-tb"/>
    </style:style>
    <style:style style:name="P2162" style:family="paragraph" style:parent-style-name="Table_20_Paragraph">
      <style:paragraph-properties fo:margin-left="0in" fo:margin-right="0.7138in" fo:text-align="start" style:justify-single-word="false" fo:text-indent="0in" style:auto-text-indent="false" style:writing-mode="rl-tb"/>
    </style:style>
    <style:style style:name="P2163" style:family="paragraph" style:parent-style-name="Table_20_Paragraph">
      <style:paragraph-properties fo:margin-left="0in" fo:margin-right="0.3799in" fo:text-indent="0in" style:auto-text-indent="false"/>
    </style:style>
    <style:style style:name="P2164" style:family="paragraph" style:parent-style-name="Table_20_Paragraph">
      <style:paragraph-properties fo:margin-left="0in" fo:margin-right="0.3799in" fo:text-align="justify" style:justify-single-word="false" fo:text-indent="0in" style:auto-text-indent="false"/>
    </style:style>
    <style:style style:name="P2165" style:family="paragraph" style:parent-style-name="Table_20_Paragraph">
      <style:paragraph-properties fo:margin-left="0in" fo:margin-right="0.0661in" fo:text-indent="0in" style:auto-text-indent="false"/>
    </style:style>
    <style:style style:name="P2166" style:family="paragraph" style:parent-style-name="Table_20_Paragraph">
      <style:paragraph-properties fo:margin-left="0in" fo:margin-right="0.0661in" style:line-height-at-least="0.2571in" fo:text-indent="0in" style:auto-text-indent="false"/>
    </style:style>
    <style:style style:name="P2167" style:family="paragraph" style:parent-style-name="Table_20_Paragraph">
      <style:paragraph-properties fo:margin-left="0in" fo:margin-right="0.0661in" fo:text-align="end" style:justify-single-word="false" fo:text-indent="0in" style:auto-text-indent="false"/>
    </style:style>
    <style:style style:name="P2168" style:family="paragraph" style:parent-style-name="Table_20_Paragraph">
      <style:paragraph-properties fo:margin-left="0in" fo:margin-right="0.0661in" fo:line-height="0.2547in" fo:text-align="end" style:justify-single-word="false" fo:text-indent="0in" style:auto-text-indent="false"/>
    </style:style>
    <style:style style:name="P2169" style:family="paragraph" style:parent-style-name="Table_20_Paragraph">
      <style:paragraph-properties fo:margin-left="0in" fo:margin-right="0.2008in" fo:line-height="0.2862in" fo:text-align="start" style:justify-single-word="false" fo:text-indent="0in" style:auto-text-indent="false" style:writing-mode="rl-tb"/>
    </style:style>
    <style:style style:name="P2170" style:family="paragraph" style:parent-style-name="Table_20_Paragraph">
      <style:paragraph-properties fo:margin-left="0in" fo:margin-right="1.3319in" fo:line-height="0.2744in" fo:text-align="start" style:justify-single-word="false" fo:text-indent="0in" style:auto-text-indent="false" style:writing-mode="rl-tb"/>
    </style:style>
    <style:style style:name="P2171" style:family="paragraph" style:parent-style-name="Table_20_Paragraph">
      <style:paragraph-properties fo:margin-left="0in" fo:margin-right="0.428in" fo:margin-top="0.0028in" fo:margin-bottom="0in" loext:contextual-spacing="false" fo:line-height="0.2555in" fo:text-indent="-0.0008in" style:auto-text-indent="false"/>
    </style:style>
    <style:style style:name="P2172" style:family="paragraph" style:parent-style-name="Table_20_Paragraph">
      <style:paragraph-properties fo:margin-left="0in" fo:margin-right="0.6055in" fo:text-align="start" style:justify-single-word="false" fo:text-indent="0in" style:auto-text-indent="false" style:writing-mode="rl-tb"/>
    </style:style>
    <style:style style:name="P2173" style:family="paragraph" style:parent-style-name="Table_20_Paragraph">
      <style:paragraph-properties fo:margin-left="0in" fo:margin-right="0.1256in" fo:line-height="0.2839in" fo:text-align="start" style:justify-single-word="false" fo:text-indent="0in" style:auto-text-indent="false" style:writing-mode="rl-tb"/>
    </style:style>
    <style:style style:name="P2174" style:family="paragraph" style:parent-style-name="Table_20_Paragraph">
      <style:paragraph-properties fo:margin-left="0in" fo:margin-right="0.1256in" fo:line-height="0.2555in" fo:text-indent="0in" style:auto-text-indent="false"/>
    </style:style>
    <style:style style:name="P2175" style:family="paragraph" style:parent-style-name="Table_20_Paragraph">
      <style:paragraph-properties fo:margin-left="0in" fo:margin-right="1.222in" fo:line-height="0.2744in" fo:text-align="start" style:justify-single-word="false" fo:text-indent="0in" style:auto-text-indent="false" style:writing-mode="rl-tb"/>
    </style:style>
    <style:style style:name="P2176" style:family="paragraph" style:parent-style-name="Table_20_Paragraph">
      <style:paragraph-properties fo:margin-left="0in" fo:margin-right="1.3075in" fo:line-height="0.2862in" fo:text-align="start" style:justify-single-word="false" fo:text-indent="0in" style:auto-text-indent="false" style:writing-mode="rl-tb"/>
    </style:style>
    <style:style style:name="P2177" style:family="paragraph" style:parent-style-name="Table_20_Paragraph">
      <style:paragraph-properties fo:margin-left="0in" fo:margin-right="0.1252in" fo:text-indent="0in" style:auto-text-indent="false"/>
    </style:style>
    <style:style style:name="P2178" style:family="paragraph" style:parent-style-name="Table_20_Paragraph">
      <style:paragraph-properties fo:margin-left="0in" fo:margin-right="0.3398in" fo:line-height="0.2555in" fo:text-indent="0in" style:auto-text-indent="false"/>
    </style:style>
    <style:style style:name="P2179" style:family="paragraph" style:parent-style-name="Table_20_Paragraph">
      <style:paragraph-properties fo:margin-left="0in" fo:margin-right="0.7201in" fo:line-height="0.2555in" fo:text-indent="0in" style:auto-text-indent="false"/>
    </style:style>
    <style:style style:name="P2180" style:family="paragraph" style:parent-style-name="Table_20_Paragraph">
      <style:paragraph-properties fo:margin-left="0in" fo:margin-right="0.6917in" fo:line-height="0.2846in" fo:text-align="start" style:justify-single-word="false" fo:text-indent="0in" style:auto-text-indent="false" style:writing-mode="rl-tb"/>
    </style:style>
    <style:style style:name="P2181" style:family="paragraph" style:parent-style-name="Table_20_Paragraph">
      <style:paragraph-properties fo:margin-left="0in" fo:margin-right="0.6917in" fo:text-align="start" style:justify-single-word="false" fo:text-indent="0in" style:auto-text-indent="false" style:writing-mode="rl-tb"/>
    </style:style>
    <style:style style:name="P2182" style:family="paragraph" style:parent-style-name="Table_20_Paragraph">
      <style:paragraph-properties fo:margin-left="0.0665in" fo:margin-right="0.5362in" fo:text-align="end" style:justify-single-word="false" fo:text-indent="-0.3307in" style:auto-text-indent="false" style:writing-mode="rl-tb"/>
    </style:style>
    <style:style style:name="P2183" style:family="paragraph" style:parent-style-name="Table_20_Paragraph">
      <style:paragraph-properties fo:margin-left="0in" fo:margin-right="0.778in" fo:margin-top="0.0028in" fo:margin-bottom="0in" loext:contextual-spacing="false" fo:line-height="0.2555in" fo:text-indent="0in" style:auto-text-indent="false"/>
    </style:style>
    <style:style style:name="P2184" style:family="paragraph" style:parent-style-name="Table_20_Paragraph">
      <style:paragraph-properties fo:margin-left="0.0665in" fo:margin-right="0.6118in" fo:text-align="end" style:justify-single-word="false" fo:text-indent="-0.0535in" style:auto-text-indent="false" style:writing-mode="rl-tb"/>
    </style:style>
    <style:style style:name="P2185" style:family="paragraph" style:parent-style-name="Table_20_Paragraph">
      <style:paragraph-properties fo:margin-left="0in" fo:margin-right="0.9555in" fo:margin-top="0.002in" fo:margin-bottom="0in" loext:contextual-spacing="false" fo:line-height="0.2555in" fo:text-indent="0in" style:auto-text-indent="false"/>
    </style:style>
    <style:style style:name="P2186" style:family="paragraph" style:parent-style-name="Table_20_Paragraph">
      <style:paragraph-properties fo:margin-left="0in" fo:margin-right="0.398in" fo:line-height="0.2555in" fo:text-indent="0in" style:auto-text-indent="false"/>
    </style:style>
    <style:style style:name="P2187" style:family="paragraph" style:parent-style-name="Table_20_Paragraph">
      <style:paragraph-properties fo:margin-left="0in" fo:margin-right="0.3374in" fo:text-indent="-0.0008in" style:auto-text-indent="false"/>
    </style:style>
    <style:style style:name="P2188" style:family="paragraph" style:parent-style-name="Table_20_Paragraph">
      <style:paragraph-properties fo:margin-left="0in" fo:margin-right="0.9602in" fo:margin-top="0.0028in" fo:margin-bottom="0in" loext:contextual-spacing="false" fo:line-height="0.2555in" fo:text-indent="0in" style:auto-text-indent="false"/>
    </style:style>
    <style:style style:name="P2189" style:family="paragraph" style:parent-style-name="Table_20_Paragraph">
      <style:paragraph-properties fo:margin-left="0in" fo:margin-right="0.2453in" fo:text-indent="-0.0008in" style:auto-text-indent="false"/>
    </style:style>
    <style:style style:name="P2190" style:family="paragraph" style:parent-style-name="Table_20_Paragraph">
      <style:paragraph-properties fo:margin-left="0in" fo:margin-right="0.4465in" fo:text-indent="-0.0008in" style:auto-text-indent="false"/>
    </style:style>
    <style:style style:name="P2191" style:family="paragraph" style:parent-style-name="Table_20_Paragraph">
      <style:paragraph-properties fo:margin-left="0in" fo:margin-right="0.9382in" fo:margin-top="0.002in" fo:margin-bottom="0in" loext:contextual-spacing="false" fo:line-height="0.2555in" fo:text-indent="0in" style:auto-text-indent="false"/>
    </style:style>
    <style:style style:name="P2192" style:family="paragraph" style:parent-style-name="Table_20_Paragraph">
      <style:paragraph-properties fo:margin-left="0in" fo:margin-right="0.9382in" fo:line-height="0.2866in" fo:text-align="start" style:justify-single-word="false" fo:text-indent="0in" style:auto-text-indent="false" style:writing-mode="rl-tb"/>
    </style:style>
    <style:style style:name="P2193" style:family="paragraph" style:parent-style-name="Table_20_Paragraph">
      <style:paragraph-properties fo:margin-left="0in" fo:margin-right="0.3965in" fo:text-indent="-0.0008in" style:auto-text-indent="false"/>
    </style:style>
    <style:style style:name="P2194" style:family="paragraph" style:parent-style-name="Table_20_Paragraph">
      <style:paragraph-properties fo:margin-left="0in" fo:margin-right="0.4945in" fo:line-height="0.2835in" fo:text-align="start" style:justify-single-word="false" fo:text-indent="0in" style:auto-text-indent="false" style:writing-mode="rl-tb"/>
    </style:style>
    <style:style style:name="P2195" style:family="paragraph" style:parent-style-name="Table_20_Paragraph">
      <style:paragraph-properties fo:margin-left="0in" fo:margin-right="1.0374in" fo:text-align="start" style:justify-single-word="false" fo:text-indent="0in" style:auto-text-indent="false" style:writing-mode="rl-tb"/>
    </style:style>
    <style:style style:name="P2196" style:family="paragraph" style:parent-style-name="Table_20_Paragraph">
      <style:paragraph-properties fo:margin-left="0in" fo:margin-right="0.0791in" fo:text-indent="-0.0008in" style:auto-text-indent="false"/>
    </style:style>
    <style:style style:name="P2197" style:family="paragraph" style:parent-style-name="Table_20_Paragraph">
      <style:paragraph-properties fo:margin-left="0in" fo:margin-right="0.3134in" fo:text-indent="0in" style:auto-text-indent="false"/>
    </style:style>
    <style:style style:name="P2198" style:family="paragraph" style:parent-style-name="Table_20_Paragraph">
      <style:paragraph-properties fo:margin-left="0in" fo:margin-right="0.3217in" fo:text-indent="-0.0008in" style:auto-text-indent="false"/>
    </style:style>
    <style:style style:name="P2199" style:family="paragraph" style:parent-style-name="Table_20_Paragraph">
      <style:paragraph-properties fo:margin-left="0in" fo:margin-right="0.1098in" fo:text-indent="-0.0008in" style:auto-text-indent="false"/>
    </style:style>
    <style:style style:name="P2200" style:family="paragraph" style:parent-style-name="Table_20_Paragraph">
      <style:paragraph-properties fo:margin-left="0in" fo:margin-right="0.3055in" fo:margin-top="0.0028in" fo:margin-bottom="0in" loext:contextual-spacing="false" fo:line-height="0.2555in" fo:text-indent="0in" style:auto-text-indent="false"/>
    </style:style>
    <style:style style:name="P2201" style:family="paragraph" style:parent-style-name="Table_20_Paragraph">
      <style:paragraph-properties fo:margin-left="0in" fo:margin-right="0.2319in" fo:text-indent="0in" style:auto-text-indent="false"/>
    </style:style>
    <style:style style:name="P2202" style:family="paragraph" style:parent-style-name="Table_20_Paragraph">
      <style:paragraph-properties fo:margin-left="0in" fo:margin-right="0.2319in" fo:text-align="start" style:justify-single-word="false" fo:text-indent="0in" style:auto-text-indent="false" style:writing-mode="rl-tb"/>
    </style:style>
    <style:style style:name="P2203" style:family="paragraph" style:parent-style-name="Table_20_Paragraph">
      <style:paragraph-properties fo:margin-left="0.0091in" fo:margin-right="0.7154in" fo:line-height="0.2819in" fo:text-align="center" style:justify-single-word="false" fo:text-indent="0in" style:auto-text-indent="false" style:writing-mode="rl-tb"/>
    </style:style>
    <style:style style:name="P2204" style:family="paragraph" style:parent-style-name="Table_20_Paragraph">
      <style:paragraph-properties fo:margin-left="0.0091in" fo:margin-right="0.5984in" fo:text-align="center" style:justify-single-word="false" fo:text-indent="0in" style:auto-text-indent="false" style:writing-mode="rl-tb"/>
    </style:style>
    <style:style style:name="P2205" style:family="paragraph" style:parent-style-name="Table_20_Paragraph">
      <style:paragraph-properties fo:margin-left="0in" fo:margin-right="0.0654in" fo:text-indent="0in" style:auto-text-indent="false"/>
    </style:style>
    <style:style style:name="P2206" style:family="paragraph" style:parent-style-name="Table_20_Paragraph">
      <style:paragraph-properties fo:margin-left="0in" fo:margin-right="0.4272in" fo:text-indent="0in" style:auto-text-indent="false"/>
    </style:style>
    <style:style style:name="P2207" style:family="paragraph" style:parent-style-name="Table_20_Paragraph">
      <style:paragraph-properties fo:margin-left="0in" fo:margin-right="0.2063in" fo:text-indent="0in" style:auto-text-indent="false"/>
    </style:style>
    <style:style style:name="P2208" style:family="paragraph" style:parent-style-name="Table_20_Paragraph">
      <style:paragraph-properties fo:margin-left="0in" fo:margin-right="1.0098in" fo:text-align="start" style:justify-single-word="false" fo:text-indent="0in" style:auto-text-indent="false" style:writing-mode="rl-tb"/>
    </style:style>
    <style:style style:name="P2209" style:family="paragraph" style:parent-style-name="Table_20_Paragraph">
      <style:paragraph-properties fo:margin-left="0in" fo:margin-right="0.4862in" fo:text-indent="-0.0008in" style:auto-text-indent="false"/>
    </style:style>
    <style:style style:name="P2210" style:family="paragraph" style:parent-style-name="Table_20_Paragraph">
      <style:paragraph-properties fo:margin-left="0in" fo:margin-right="0.5335in" fo:text-indent="-0.0008in" style:auto-text-indent="false"/>
    </style:style>
    <style:style style:name="P2211" style:family="paragraph" style:parent-style-name="Table_20_Paragraph">
      <style:paragraph-properties fo:margin-left="0in" fo:margin-right="0.311in" fo:text-indent="0in" style:auto-text-indent="false"/>
    </style:style>
    <style:style style:name="P2212" style:family="paragraph" style:parent-style-name="Table_20_Paragraph">
      <style:paragraph-properties fo:margin-left="0in" fo:margin-right="0.5252in" fo:line-height="0.2835in" fo:text-align="start" style:justify-single-word="false" fo:text-indent="0in" style:auto-text-indent="false" style:writing-mode="rl-tb"/>
    </style:style>
    <style:style style:name="P2213" style:family="paragraph" style:parent-style-name="Table_20_Paragraph">
      <style:paragraph-properties fo:margin-left="0in" fo:margin-right="0.5252in" fo:text-align="start" style:justify-single-word="false" fo:text-indent="0in" style:auto-text-indent="false" style:writing-mode="rl-tb"/>
    </style:style>
    <style:style style:name="P2214" style:family="paragraph" style:parent-style-name="Table_20_Paragraph" style:master-page-name="Converted44">
      <style:paragraph-properties fo:margin-left="0in" fo:margin-right="0.302in" fo:text-align="start" style:justify-single-word="false" fo:text-indent="0in" style:auto-text-indent="false" style:page-number="auto" style:writing-mode="rl-tb"/>
    </style:style>
    <style:style style:name="P2215" style:family="paragraph" style:parent-style-name="Table_20_Paragraph">
      <style:paragraph-properties fo:margin-left="0in" fo:margin-right="0.302in" fo:text-indent="0in" style:auto-text-indent="false"/>
    </style:style>
    <style:style style:name="P2216" style:family="paragraph" style:parent-style-name="Table_20_Paragraph">
      <style:paragraph-properties fo:margin-left="0.0602in" fo:margin-right="0.3311in" fo:text-align="start" style:justify-single-word="false" fo:text-indent="-0.1626in" style:auto-text-indent="false" style:writing-mode="rl-tb"/>
    </style:style>
    <style:style style:name="P2217" style:family="paragraph" style:parent-style-name="Table_20_Paragraph">
      <style:paragraph-properties fo:margin-left="0in" fo:margin-right="0.7555in" fo:text-align="start" style:justify-single-word="false" fo:text-indent="0in" style:auto-text-indent="false" style:writing-mode="rl-tb"/>
    </style:style>
    <style:style style:name="P2218" style:family="paragraph" style:parent-style-name="Table_20_Paragraph">
      <style:paragraph-properties fo:margin-left="0in" fo:margin-right="0.9917in" fo:margin-top="0.0028in" fo:margin-bottom="0in" loext:contextual-spacing="false" fo:line-height="0.2555in" fo:text-indent="0in" style:auto-text-indent="false"/>
    </style:style>
    <style:style style:name="P2219" style:family="paragraph" style:parent-style-name="Table_20_Paragraph">
      <style:paragraph-properties fo:margin-left="0in" fo:margin-right="0.3173in" fo:line-height="0.2819in" fo:text-align="start" style:justify-single-word="false" fo:text-indent="0in" style:auto-text-indent="false" style:writing-mode="rl-tb"/>
    </style:style>
    <style:style style:name="P2220" style:family="paragraph" style:parent-style-name="Table_20_Paragraph">
      <style:paragraph-properties fo:margin-left="0in" fo:margin-right="0.3992in" fo:margin-top="0.0126in" fo:margin-bottom="0in" loext:contextual-spacing="false" fo:text-align="start" style:justify-single-word="false" fo:text-indent="0in" style:auto-text-indent="false" style:writing-mode="rl-tb"/>
    </style:style>
    <style:style style:name="P2221" style:family="paragraph" style:parent-style-name="Table_20_Paragraph">
      <style:paragraph-properties fo:margin-left="0in" fo:margin-right="0.3992in" fo:text-indent="0in" style:auto-text-indent="false"/>
    </style:style>
    <style:style style:name="P2222" style:family="paragraph" style:parent-style-name="Table_20_Paragraph">
      <style:paragraph-properties fo:margin-left="0in" fo:margin-right="0.8339in" fo:margin-top="0.0173in" fo:margin-bottom="0in" loext:contextual-spacing="false" fo:line-height="0.2783in" fo:text-align="start" style:justify-single-word="false" fo:text-indent="0in" style:auto-text-indent="false" style:writing-mode="rl-tb"/>
    </style:style>
    <style:style style:name="P2223" style:family="paragraph" style:parent-style-name="Table_20_Paragraph">
      <style:paragraph-properties fo:margin-left="0in" fo:margin-right="0.4583in" fo:text-indent="-0.0008in" style:auto-text-indent="false"/>
    </style:style>
    <style:style style:name="P2224" style:family="paragraph" style:parent-style-name="Table_20_Paragraph">
      <style:paragraph-properties fo:margin-left="0.0091in" fo:margin-right="0.1528in" fo:line-height="0.2819in" fo:text-align="center" style:justify-single-word="false" fo:text-indent="0in" style:auto-text-indent="false" style:writing-mode="rl-tb"/>
    </style:style>
    <style:style style:name="P2225" style:family="paragraph" style:parent-style-name="Table_20_Paragraph">
      <style:paragraph-properties fo:margin-left="0.0091in" fo:margin-right="0.2571in" fo:line-height="0.2783in" fo:text-align="center" style:justify-single-word="false" fo:text-indent="0in" style:auto-text-indent="false" style:writing-mode="rl-tb"/>
    </style:style>
    <style:style style:name="P2226" style:family="paragraph" style:parent-style-name="Table_20_Paragraph">
      <style:paragraph-properties fo:margin-left="0.0598in" fo:margin-right="0.6555in" fo:text-align="start" style:justify-single-word="false" fo:text-indent="-0.2339in" style:auto-text-indent="false" style:writing-mode="rl-tb"/>
    </style:style>
    <style:style style:name="P2227" style:family="paragraph" style:parent-style-name="Table_20_Paragraph">
      <style:paragraph-properties fo:margin-left="0in" fo:margin-right="1.45in" fo:line-height="0.278in" fo:text-align="start" style:justify-single-word="false" fo:text-indent="0in" style:auto-text-indent="false" style:writing-mode="rl-tb"/>
    </style:style>
    <style:style style:name="P2228" style:family="paragraph" style:parent-style-name="Table_20_Paragraph">
      <style:paragraph-properties fo:margin-left="0in" fo:margin-right="0.2957in" fo:line-height="0.2835in" fo:text-align="start" style:justify-single-word="false" fo:text-indent="0in" style:auto-text-indent="false" style:writing-mode="rl-tb"/>
    </style:style>
    <style:style style:name="P2229" style:family="paragraph" style:parent-style-name="Table_20_Paragraph">
      <style:paragraph-properties fo:margin-left="0in" fo:margin-right="1.0055in" fo:line-height="0.2783in" fo:text-align="start" style:justify-single-word="false" fo:text-indent="0in" style:auto-text-indent="false" style:writing-mode="rl-tb"/>
    </style:style>
    <style:style style:name="P2230" style:family="paragraph" style:parent-style-name="Table_20_Paragraph">
      <style:paragraph-properties fo:margin-left="0in" fo:margin-right="1.052in" fo:margin-top="0.0028in" fo:margin-bottom="0in" loext:contextual-spacing="false" fo:line-height="0.2555in" fo:text-indent="0in" style:auto-text-indent="false"/>
    </style:style>
    <style:style style:name="P2231" style:family="paragraph" style:parent-style-name="Table_20_Paragraph">
      <style:paragraph-properties fo:margin-left="0in" fo:margin-right="0.5807in" fo:margin-top="0.0028in" fo:margin-bottom="0in" loext:contextual-spacing="false" fo:line-height="0.2555in" fo:text-indent="0in" style:auto-text-indent="false"/>
    </style:style>
    <style:style style:name="P2232" style:family="paragraph" style:parent-style-name="Table_20_Paragraph">
      <style:paragraph-properties fo:margin-left="0.0091in" fo:margin-right="0.5693in" fo:line-height="0.2874in" fo:text-align="center" style:justify-single-word="false" fo:text-indent="0in" style:auto-text-indent="false" style:writing-mode="rl-tb"/>
    </style:style>
    <style:style style:name="P2233" style:family="paragraph" style:parent-style-name="Table_20_Paragraph">
      <style:paragraph-properties fo:margin-left="0.0091in" fo:margin-right="0.4882in" fo:line-height="0.2744in" fo:text-align="center" style:justify-single-word="false" fo:text-indent="0in" style:auto-text-indent="false" style:writing-mode="rl-tb"/>
    </style:style>
    <style:style style:name="P2234" style:family="paragraph" style:parent-style-name="Table_20_Paragraph">
      <style:paragraph-properties fo:margin-left="0in" fo:margin-right="0.3409in" fo:text-indent="0in" style:auto-text-indent="false"/>
    </style:style>
    <style:style style:name="P2235" style:family="paragraph" style:parent-style-name="Table_20_Paragraph">
      <style:paragraph-properties fo:margin-left="0in" fo:margin-right="0.3453in" fo:text-align="start" style:justify-single-word="false" fo:text-indent="0.2173in" style:auto-text-indent="false" style:writing-mode="rl-tb"/>
    </style:style>
    <style:style style:name="P2236" style:family="paragraph" style:parent-style-name="Table_20_Paragraph">
      <style:paragraph-properties fo:margin-left="0in" fo:margin-right="0.0874in" fo:margin-top="0.0028in" fo:margin-bottom="0in" loext:contextual-spacing="false" fo:line-height="0.2555in" fo:text-indent="0in" style:auto-text-indent="false"/>
    </style:style>
    <style:style style:name="P2237" style:family="paragraph" style:parent-style-name="Table_20_Paragraph">
      <style:paragraph-properties fo:margin-left="0in" fo:margin-right="0.0874in" fo:line-height="0.2819in" fo:text-align="start" style:justify-single-word="false" fo:text-indent="0in" style:auto-text-indent="false" style:writing-mode="rl-tb"/>
    </style:style>
    <style:style style:name="P2238" style:family="paragraph" style:parent-style-name="Table_20_Paragraph">
      <style:paragraph-properties fo:margin-left="0in" fo:margin-right="0.0874in" fo:line-height="0.2835in" fo:text-align="start" style:justify-single-word="false" fo:text-indent="0in" style:auto-text-indent="false" style:writing-mode="rl-tb"/>
    </style:style>
    <style:style style:name="P2239" style:family="paragraph" style:parent-style-name="Table_20_Paragraph">
      <style:paragraph-properties fo:margin-left="0in" fo:margin-right="0.8118in" fo:text-align="start" style:justify-single-word="false" fo:text-indent="0in" style:auto-text-indent="false" style:writing-mode="rl-tb"/>
    </style:style>
    <style:style style:name="P2240" style:family="paragraph" style:parent-style-name="Table_20_Paragraph">
      <style:paragraph-properties fo:margin-left="0in" fo:margin-right="0.3181in" fo:line-height="0.2819in" fo:text-align="start" style:justify-single-word="false" fo:text-indent="0in" style:auto-text-indent="false" style:writing-mode="rl-tb"/>
    </style:style>
    <style:style style:name="P2241" style:family="paragraph" style:parent-style-name="Table_20_Paragraph">
      <style:paragraph-properties fo:margin-left="0in" fo:margin-right="0.3181in" fo:text-indent="0in" style:auto-text-indent="false"/>
    </style:style>
    <style:style style:name="P2242" style:family="paragraph" style:parent-style-name="Table_20_Paragraph">
      <style:paragraph-properties fo:margin-left="0in" fo:margin-right="0.6311in" fo:text-align="start" style:justify-single-word="false" fo:text-indent="0in" style:auto-text-indent="false" style:writing-mode="rl-tb"/>
    </style:style>
    <style:style style:name="P2243" style:family="paragraph" style:parent-style-name="Table_20_Paragraph">
      <style:paragraph-properties fo:margin-left="0in" fo:margin-right="0.5909in" fo:line-height="0.2835in" fo:text-align="start" style:justify-single-word="false" fo:text-indent="0in" style:auto-text-indent="false" style:writing-mode="rl-tb"/>
    </style:style>
    <style:style style:name="P2244" style:family="paragraph" style:parent-style-name="Table_20_Paragraph">
      <style:paragraph-properties fo:margin-left="0in" fo:margin-right="0.2445in" fo:margin-top="0.0028in" fo:margin-bottom="0in" loext:contextual-spacing="false" fo:line-height="0.2555in" fo:text-indent="0in" style:auto-text-indent="false"/>
    </style:style>
    <style:style style:name="P2245" style:family="paragraph" style:parent-style-name="Table_20_Paragraph">
      <style:paragraph-properties fo:margin-left="0in" fo:margin-right="0.2445in" fo:text-indent="0in" style:auto-text-indent="false"/>
    </style:style>
    <style:style style:name="P2246" style:family="paragraph" style:parent-style-name="Table_20_Paragraph">
      <style:paragraph-properties fo:margin-left="0in" fo:margin-right="0.8744in" fo:text-align="start" style:justify-single-word="false" fo:text-indent="0in" style:auto-text-indent="false" style:writing-mode="rl-tb"/>
    </style:style>
    <style:style style:name="P2247" style:family="paragraph" style:parent-style-name="Table_20_Paragraph">
      <style:paragraph-properties fo:margin-left="0in" fo:margin-right="0.5898in" fo:line-height="0.2835in" fo:text-align="start" style:justify-single-word="false" fo:text-indent="0in" style:auto-text-indent="false" style:writing-mode="rl-tb"/>
    </style:style>
    <style:style style:name="P2248" style:family="paragraph" style:parent-style-name="Table_20_Paragraph" style:master-page-name="Converted46">
      <style:paragraph-properties fo:margin-left="0in" fo:margin-right="1.0165in" fo:line-height="0.2783in" fo:text-align="start" style:justify-single-word="false" fo:text-indent="0in" style:auto-text-indent="false" style:page-number="auto" style:writing-mode="rl-tb"/>
    </style:style>
    <style:style style:name="P2249" style:family="paragraph" style:parent-style-name="Table_20_Paragraph">
      <style:paragraph-properties fo:margin-left="0in" fo:margin-right="0.1764in" fo:margin-top="0.0028in" fo:margin-bottom="0in" loext:contextual-spacing="false" fo:line-height="0.2555in" fo:text-indent="-0.0008in" style:auto-text-indent="false"/>
    </style:style>
    <style:style style:name="P2250" style:family="paragraph" style:parent-style-name="Table_20_Paragraph">
      <style:paragraph-properties fo:margin-left="0in" fo:margin-right="0.5083in" fo:text-align="start" style:justify-single-word="false" fo:text-indent="0in" style:auto-text-indent="false" style:writing-mode="rl-tb"/>
    </style:style>
    <style:style style:name="P2251" style:family="paragraph" style:parent-style-name="Table_20_Paragraph">
      <style:paragraph-properties fo:margin-left="0in" fo:margin-right="0.3772in" fo:margin-top="0.002in" fo:margin-bottom="0in" loext:contextual-spacing="false" fo:line-height="0.2555in" fo:text-indent="0in" style:auto-text-indent="false"/>
    </style:style>
    <style:style style:name="P2252" style:family="paragraph" style:parent-style-name="Table_20_Paragraph">
      <style:paragraph-properties fo:margin-left="0in" fo:margin-right="0.3772in" fo:text-indent="0in" style:auto-text-indent="false"/>
    </style:style>
    <style:style style:name="P2253" style:family="paragraph" style:parent-style-name="Table_20_Paragraph">
      <style:paragraph-properties fo:margin-left="0in" fo:margin-right="0.3772in" fo:text-align="start" style:justify-single-word="false" fo:text-indent="0in" style:auto-text-indent="false" style:writing-mode="rl-tb"/>
    </style:style>
    <style:style style:name="P2254" style:family="paragraph" style:parent-style-name="Table_20_Paragraph">
      <style:paragraph-properties fo:margin-left="0.0555in" fo:margin-right="0.1791in" fo:text-align="start" style:justify-single-word="false" fo:text-indent="0.3528in" style:auto-text-indent="false" style:writing-mode="rl-tb"/>
    </style:style>
    <style:style style:name="P2255" style:family="paragraph" style:parent-style-name="Table_20_Paragraph">
      <style:paragraph-properties fo:margin-left="0in" fo:margin-right="0.4673in" fo:text-indent="0in" style:auto-text-indent="false"/>
    </style:style>
    <style:style style:name="P2256" style:family="paragraph" style:parent-style-name="Table_20_Paragraph">
      <style:paragraph-properties fo:margin-left="0.0673in" fo:margin-right="0.1508in" fo:text-align="end" style:justify-single-word="false" fo:text-indent="0.3028in" style:auto-text-indent="false" style:writing-mode="rl-tb"/>
    </style:style>
    <style:style style:name="P2257" style:family="paragraph" style:parent-style-name="Table_20_Paragraph">
      <style:paragraph-properties fo:margin-left="0in" fo:margin-right="0.8756in" fo:text-align="start" style:justify-single-word="false" fo:text-indent="0in" style:auto-text-indent="false" style:writing-mode="rl-tb"/>
    </style:style>
    <style:style style:name="P2258" style:family="paragraph" style:parent-style-name="Table_20_Paragraph">
      <style:paragraph-properties fo:margin-left="0in" fo:margin-right="0.8756in" fo:line-height="0.2783in" fo:text-align="start" style:justify-single-word="false" fo:text-indent="0in" style:auto-text-indent="false" style:writing-mode="rl-tb"/>
    </style:style>
    <style:style style:name="P2259" style:family="paragraph" style:parent-style-name="Table_20_Paragraph">
      <style:paragraph-properties fo:margin-left="0in" fo:margin-right="0.0965in" fo:text-indent="-0.0008in" style:auto-text-indent="false"/>
    </style:style>
    <style:style style:name="P2260" style:family="paragraph" style:parent-style-name="Table_20_Paragraph">
      <style:paragraph-properties fo:margin-left="0in" fo:margin-right="0.1571in" fo:text-indent="0in" style:auto-text-indent="false"/>
    </style:style>
    <style:style style:name="P2261" style:family="paragraph" style:parent-style-name="Table_20_Paragraph">
      <style:paragraph-properties fo:margin-left="0.0563in" fo:margin-right="0.4492in" fo:margin-top="0.002in" fo:margin-bottom="0in" loext:contextual-spacing="false" fo:line-height="0.2874in" fo:text-align="start" style:justify-single-word="false" fo:text-indent="0.0264in" style:auto-text-indent="false" style:writing-mode="rl-tb"/>
    </style:style>
    <style:style style:name="P2262" style:family="paragraph" style:parent-style-name="Table_20_Paragraph">
      <style:paragraph-properties fo:margin-left="0in" fo:margin-right="0.1563in" fo:text-indent="-0.0008in" style:auto-text-indent="false"/>
    </style:style>
    <style:style style:name="P2263" style:family="paragraph" style:parent-style-name="Table_20_Paragraph">
      <style:paragraph-properties fo:margin-left="0in" fo:margin-right="0.139in" fo:text-indent="0in" style:auto-text-indent="false"/>
    </style:style>
    <style:style style:name="P2264" style:family="paragraph" style:parent-style-name="Table_20_Paragraph">
      <style:paragraph-properties fo:margin-left="0in" fo:margin-right="0.139in" fo:text-indent="0in" style:auto-text-indent="false">
        <style:tab-stops>
          <style:tab-stop style:position="1.6236in"/>
        </style:tab-stops>
      </style:paragraph-properties>
    </style:style>
    <style:style style:name="P2265" style:family="paragraph" style:parent-style-name="Table_20_Paragraph">
      <style:paragraph-properties fo:margin-left="0in" fo:margin-right="0.6898in" fo:margin-top="0.002in" fo:margin-bottom="0in" loext:contextual-spacing="false" fo:line-height="0.2555in" fo:text-align="justify" style:justify-single-word="false" fo:text-indent="0in" style:auto-text-indent="false"/>
    </style:style>
    <style:style style:name="P2266" style:family="paragraph" style:parent-style-name="Table_20_Paragraph">
      <style:paragraph-properties fo:margin-left="0in" fo:margin-right="0.2827in" fo:line-height="0.2862in" fo:text-align="start" style:justify-single-word="false" fo:text-indent="0in" style:auto-text-indent="false" style:writing-mode="rl-tb"/>
    </style:style>
    <style:style style:name="P2267" style:family="paragraph" style:parent-style-name="Table_20_Paragraph">
      <style:paragraph-properties fo:margin-left="0in" fo:margin-right="0.2827in" fo:line-height="0.2819in" fo:text-align="start" style:justify-single-word="false" fo:text-indent="0in" style:auto-text-indent="false" style:writing-mode="rl-tb"/>
    </style:style>
    <style:style style:name="P2268" style:family="paragraph" style:parent-style-name="Table_20_Paragraph">
      <style:paragraph-properties fo:margin-left="0in" fo:margin-right="0.8417in" fo:text-align="start" style:justify-single-word="false" fo:text-indent="0in" style:auto-text-indent="false" style:writing-mode="rl-tb"/>
    </style:style>
    <style:style style:name="P2269" style:family="paragraph" style:parent-style-name="Table_20_Paragraph">
      <style:paragraph-properties fo:margin-left="0in" fo:margin-right="0.8417in" fo:line-height="0.2819in" fo:text-align="start" style:justify-single-word="false" fo:text-indent="0in" style:auto-text-indent="false" style:writing-mode="rl-tb"/>
    </style:style>
    <style:style style:name="P2270" style:family="paragraph" style:parent-style-name="Table_20_Paragraph">
      <style:paragraph-properties fo:margin-left="0in" fo:margin-right="0.3866in" fo:text-indent="0in" style:auto-text-indent="false"/>
    </style:style>
    <style:style style:name="P2271" style:family="paragraph" style:parent-style-name="Table_20_Paragraph">
      <style:paragraph-properties fo:margin-left="0in" fo:margin-right="0.3866in" fo:margin-top="0.0028in" fo:margin-bottom="0in" loext:contextual-spacing="false" fo:line-height="0.2555in" fo:text-indent="0in" style:auto-text-indent="false"/>
    </style:style>
    <style:style style:name="P2272" style:family="paragraph" style:parent-style-name="Table_20_Paragraph">
      <style:paragraph-properties fo:margin-left="0in" fo:margin-right="1.3165in" fo:line-height="0.2744in" fo:text-align="start" style:justify-single-word="false" fo:text-indent="0in" style:auto-text-indent="false" style:writing-mode="rl-tb"/>
    </style:style>
    <style:style style:name="P2273" style:family="paragraph" style:parent-style-name="Table_20_Paragraph">
      <style:paragraph-properties fo:margin-left="0in" fo:margin-right="0.0752in" fo:text-indent="0in" style:auto-text-indent="false"/>
    </style:style>
    <style:style style:name="P2274" style:family="paragraph" style:parent-style-name="Table_20_Paragraph">
      <style:paragraph-properties fo:margin-left="0in" fo:margin-right="0.0752in" fo:line-height="0.2819in" fo:text-align="start" style:justify-single-word="false" fo:text-indent="0in" style:auto-text-indent="false" style:writing-mode="rl-tb"/>
    </style:style>
    <style:style style:name="P2275" style:family="paragraph" style:parent-style-name="Table_20_Paragraph">
      <style:paragraph-properties fo:margin-left="0.0661in" fo:margin-right="0.2043in" fo:text-align="end" style:justify-single-word="false" fo:text-indent="0.3752in" style:auto-text-indent="false" style:writing-mode="rl-tb"/>
    </style:style>
    <style:style style:name="P2276" style:family="paragraph" style:parent-style-name="Table_20_Paragraph">
      <style:paragraph-properties fo:margin-left="0in" fo:margin-right="0.0925in" fo:text-indent="0in" style:auto-text-indent="false"/>
    </style:style>
    <style:style style:name="P2277" style:family="paragraph" style:parent-style-name="Table_20_Paragraph">
      <style:paragraph-properties fo:margin-left="0in" fo:margin-right="0.0819in" fo:line-height="0.2866in" fo:text-align="start" style:justify-single-word="false" fo:text-indent="0in" style:auto-text-indent="false" style:writing-mode="rl-tb"/>
    </style:style>
    <style:style style:name="P2278" style:family="paragraph" style:parent-style-name="Table_20_Paragraph">
      <style:paragraph-properties fo:margin-left="0in" fo:margin-right="0.8244in" fo:line-height="0.2866in" fo:text-align="start" style:justify-single-word="false" fo:text-indent="0in" style:auto-text-indent="false" style:writing-mode="rl-tb"/>
    </style:style>
    <style:style style:name="P2279" style:family="paragraph" style:parent-style-name="Table_20_Paragraph">
      <style:paragraph-properties fo:margin-left="0in" fo:margin-right="0.3957in" fo:margin-top="0.002in" fo:margin-bottom="0in" loext:contextual-spacing="false" fo:line-height="0.2555in" fo:text-indent="0in" style:auto-text-indent="false"/>
    </style:style>
    <style:style style:name="P2280" style:family="paragraph" style:parent-style-name="Table_20_Paragraph">
      <style:paragraph-properties fo:margin-left="0in" fo:margin-right="0.4354in" fo:margin-top="0.002in" fo:margin-bottom="0in" loext:contextual-spacing="false" fo:line-height="0.2555in" fo:text-indent="0in" style:auto-text-indent="false"/>
    </style:style>
    <style:style style:name="P2281" style:family="paragraph" style:parent-style-name="Table_20_Paragraph">
      <style:paragraph-properties fo:margin-left="0in" fo:margin-right="0.4354in" fo:line-height="0.2736in" fo:text-align="start" style:justify-single-word="false" fo:text-indent="0in" style:auto-text-indent="false" style:writing-mode="rl-tb"/>
    </style:style>
    <style:style style:name="P2282" style:family="paragraph" style:parent-style-name="Table_20_Paragraph">
      <style:paragraph-properties fo:margin-left="0in" fo:margin-right="0.6339in" fo:line-height="0.2555in" fo:text-indent="0in" style:auto-text-indent="false"/>
    </style:style>
    <style:style style:name="P2283" style:family="paragraph" style:parent-style-name="Table_20_Paragraph">
      <style:paragraph-properties fo:margin-left="0in" fo:margin-right="0.3862in" fo:text-indent="0in" style:auto-text-indent="false"/>
    </style:style>
    <style:style style:name="P2284" style:family="paragraph" style:parent-style-name="Table_20_Paragraph">
      <style:paragraph-properties fo:margin-left="0in" fo:margin-right="0.3862in" fo:line-height="0.2819in" fo:text-align="start" style:justify-single-word="false" fo:text-indent="0in" style:auto-text-indent="false" style:writing-mode="rl-tb"/>
    </style:style>
    <style:style style:name="P2285" style:family="paragraph" style:parent-style-name="Table_20_Paragraph">
      <style:paragraph-properties fo:margin-left="0in" fo:margin-right="0.3862in" fo:line-height="0.2744in" fo:text-align="start" style:justify-single-word="false" fo:text-indent="0in" style:auto-text-indent="false" style:writing-mode="rl-tb"/>
    </style:style>
    <style:style style:name="P2286" style:family="paragraph" style:parent-style-name="Table_20_Paragraph">
      <style:paragraph-properties fo:margin-left="0.0091in" fo:margin-right="0.4661in" fo:line-height="0.2846in" fo:text-align="center" style:justify-single-word="false" fo:text-indent="0in" style:auto-text-indent="false" style:writing-mode="rl-tb"/>
    </style:style>
    <style:style style:name="P2287" style:family="paragraph" style:parent-style-name="Table_20_Paragraph">
      <style:paragraph-properties fo:margin-left="0.002in" fo:margin-right="0.3256in" fo:text-align="center" style:justify-single-word="false" fo:text-indent="0in" style:auto-text-indent="false" style:writing-mode="rl-tb"/>
    </style:style>
    <style:style style:name="P2288" style:family="paragraph" style:parent-style-name="Table_20_Paragraph">
      <style:paragraph-properties fo:margin-left="0in" fo:margin-right="0.0701in" fo:line-height="0.2555in" fo:text-indent="0in" style:auto-text-indent="false"/>
    </style:style>
    <style:style style:name="P2289" style:family="paragraph" style:parent-style-name="Table_20_Paragraph">
      <style:paragraph-properties fo:margin-left="0in" fo:margin-right="0.461in" fo:line-height="0.2555in" fo:text-indent="0in" style:auto-text-indent="false"/>
    </style:style>
    <style:style style:name="P2290" style:family="paragraph" style:parent-style-name="Table_20_Paragraph">
      <style:paragraph-properties fo:margin-left="0in" fo:margin-right="0.4437in" fo:text-indent="0in" style:auto-text-indent="false"/>
    </style:style>
    <style:style style:name="P2291" style:family="paragraph" style:parent-style-name="Table_20_Paragraph">
      <style:paragraph-properties fo:margin-left="0in" fo:margin-right="0.639in" fo:text-indent="0in" style:auto-text-indent="false"/>
    </style:style>
    <style:style style:name="P2292" style:family="paragraph" style:parent-style-name="Table_20_Paragraph">
      <style:paragraph-properties fo:margin-left="0in" fo:margin-right="0.6217in" fo:line-height="0.2819in" fo:text-align="start" style:justify-single-word="false" fo:text-indent="0in" style:auto-text-indent="false" style:writing-mode="rl-tb"/>
    </style:style>
    <style:style style:name="P2293" style:family="paragraph" style:parent-style-name="Table_20_Paragraph">
      <style:paragraph-properties fo:margin-left="0.0091in" fo:margin-right="0.1811in" fo:line-height="0.2862in" fo:text-align="center" style:justify-single-word="false" fo:text-indent="0in" style:auto-text-indent="false" style:writing-mode="rl-tb"/>
    </style:style>
    <style:style style:name="P2294" style:family="paragraph" style:parent-style-name="Table_20_Paragraph">
      <style:paragraph-properties fo:margin-left="0.0091in" fo:margin-right="0.2917in" fo:text-align="center" style:justify-single-word="false" fo:text-indent="0in" style:auto-text-indent="false" style:writing-mode="rl-tb"/>
    </style:style>
    <style:style style:name="P2295" style:family="paragraph" style:parent-style-name="Table_20_Paragraph">
      <style:paragraph-properties fo:margin-left="0in" fo:margin-right="1.3217in" fo:text-align="start" style:justify-single-word="false" fo:text-indent="0in" style:auto-text-indent="false" style:writing-mode="rl-tb"/>
    </style:style>
    <style:style style:name="P2296" style:family="paragraph" style:parent-style-name="Table_20_Paragraph">
      <style:paragraph-properties fo:margin-left="0in" fo:margin-right="0.2236in" fo:text-align="justify" style:justify-single-word="false" fo:text-indent="0in" style:auto-text-indent="false"/>
    </style:style>
    <style:style style:name="P2297" style:family="paragraph" style:parent-style-name="Table_20_Paragraph">
      <style:paragraph-properties fo:margin-left="0in" fo:margin-right="0.2236in" fo:line-height="0.2736in" fo:text-align="start" style:justify-single-word="false" fo:text-indent="0in" style:auto-text-indent="false" style:writing-mode="rl-tb"/>
    </style:style>
    <style:style style:name="P2298" style:family="paragraph" style:parent-style-name="Table_20_Paragraph">
      <style:paragraph-properties fo:margin-left="0.0535in" fo:margin-right="0.2173in" fo:text-align="start" style:justify-single-word="false" fo:text-indent="0.5193in" style:auto-text-indent="false" style:writing-mode="rl-tb"/>
    </style:style>
    <style:style style:name="P2299" style:family="paragraph" style:parent-style-name="Table_20_Paragraph">
      <style:paragraph-properties fo:margin-left="0in" fo:margin-right="1.0598in" fo:text-align="start" style:justify-single-word="false" fo:text-indent="0in" style:auto-text-indent="false" style:writing-mode="rl-tb"/>
    </style:style>
    <style:style style:name="P2300" style:family="paragraph" style:parent-style-name="Table_20_Paragraph">
      <style:paragraph-properties fo:margin-left="0in" fo:margin-right="0.2799in" fo:text-align="start" style:justify-single-word="false" fo:text-indent="0.1146in" style:auto-text-indent="false" style:writing-mode="rl-tb"/>
    </style:style>
    <style:style style:name="P2301" style:family="paragraph" style:parent-style-name="Table_20_Paragraph">
      <style:paragraph-properties fo:margin-left="0in" fo:margin-right="0.498in" fo:line-height="0.2862in" fo:text-align="start" style:justify-single-word="false" fo:text-indent="0in" style:auto-text-indent="false" style:writing-mode="rl-tb"/>
    </style:style>
    <style:style style:name="P2302" style:family="paragraph" style:parent-style-name="Table_20_Paragraph">
      <style:paragraph-properties fo:margin-left="0in" fo:margin-right="0.8953in" fo:text-align="start" style:justify-single-word="false" fo:text-indent="0in" style:auto-text-indent="false" style:writing-mode="rl-tb"/>
    </style:style>
    <style:style style:name="P2303" style:family="paragraph" style:parent-style-name="Table_20_Paragraph">
      <style:paragraph-properties fo:margin-left="0.0665in" fo:margin-right="0.278in" fo:text-align="end" style:justify-single-word="false" fo:text-indent="-0.0429in" style:auto-text-indent="false" style:writing-mode="rl-tb"/>
    </style:style>
    <style:style style:name="P2304" style:family="paragraph" style:parent-style-name="Table_20_Paragraph">
      <style:paragraph-properties fo:margin-left="0in" fo:margin-right="0.9465in" fo:margin-top="0.0028in" fo:margin-bottom="0in" loext:contextual-spacing="false" fo:line-height="0.2555in" fo:text-indent="0in" style:auto-text-indent="false"/>
    </style:style>
    <style:style style:name="P2305" style:family="paragraph" style:parent-style-name="Table_20_Paragraph">
      <style:paragraph-properties fo:margin-left="0in" fo:margin-right="0.9465in" fo:text-indent="0in" style:auto-text-indent="false"/>
    </style:style>
    <style:style style:name="P2306" style:family="paragraph" style:parent-style-name="Table_20_Paragraph">
      <style:paragraph-properties fo:margin-left="0in" fo:margin-right="0.9118in" fo:text-align="start" style:justify-single-word="false" fo:text-indent="0in" style:auto-text-indent="false" style:writing-mode="rl-tb"/>
    </style:style>
    <style:style style:name="P2307" style:family="paragraph" style:parent-style-name="Table_20_Paragraph" style:list-style-name="WWNum4">
      <style:paragraph-properties fo:margin-left="0.0744in" fo:margin-right="0.250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535in"/>
        </style:tab-stops>
      </style:paragraph-properties>
    </style:style>
    <style:style style:name="P2308" style:family="paragraph" style:parent-style-name="Table_20_Paragraph" style:list-style-name="WWNum4">
      <style:paragraph-properties fo:margin-left="0.3528in" fo:margin-right="0in" fo:margin-top="0in" fo:margin-bottom="0in" loext:contextual-spacing="false" fo:line-height="0.2425in" fo:text-align="start" style:justify-single-word="false" fo:text-indent="-0.2783in" style:auto-text-indent="false">
        <style:tab-stops>
          <style:tab-stop style:position="0.3535in"/>
        </style:tab-stops>
      </style:paragraph-properties>
    </style:style>
    <style:style style:name="P2309" style:family="paragraph" style:parent-style-name="Table_20_Paragraph">
      <style:paragraph-properties fo:margin-left="0in" fo:margin-right="0.1563in" fo:text-indent="0in" style:auto-text-indent="false"/>
    </style:style>
    <style:style style:name="P2310" style:family="paragraph" style:parent-style-name="Table_20_Paragraph">
      <style:paragraph-properties fo:margin-left="0.0598in" fo:margin-right="0.0783in" fo:text-align="start" style:justify-single-word="false" fo:text-indent="0.4693in" style:auto-text-indent="false" style:writing-mode="rl-tb"/>
    </style:style>
    <style:style style:name="P2311" style:family="paragraph" style:parent-style-name="Table_20_Paragraph">
      <style:paragraph-properties fo:margin-left="0in" fo:margin-right="0.1043in" fo:text-align="start" style:justify-single-word="false" fo:text-indent="0.2925in" style:auto-text-indent="false" style:writing-mode="rl-tb"/>
    </style:style>
    <style:style style:name="P2312" style:family="paragraph" style:parent-style-name="Table_20_Paragraph">
      <style:paragraph-properties fo:margin-left="0in" fo:margin-right="0.4055in" fo:text-align="start" style:justify-single-word="false" fo:text-indent="-0.3154in" style:auto-text-indent="false" style:writing-mode="rl-tb"/>
    </style:style>
    <style:style style:name="P2313" style:family="paragraph" style:parent-style-name="Table_20_Paragraph">
      <style:paragraph-properties fo:margin-left="0in" fo:margin-right="1.0646in" fo:text-align="start" style:justify-single-word="false" fo:text-indent="0in" style:auto-text-indent="false" style:writing-mode="rl-tb"/>
    </style:style>
    <style:style style:name="P2314" style:family="paragraph" style:parent-style-name="Table_20_Paragraph">
      <style:paragraph-properties fo:margin-left="0in" fo:margin-right="0.3047in" fo:text-align="start" style:justify-single-word="false" fo:text-indent="-0.1252in" style:auto-text-indent="false" style:writing-mode="rl-tb"/>
    </style:style>
    <style:style style:name="P2315" style:family="paragraph" style:parent-style-name="Table_20_Paragraph">
      <style:paragraph-properties fo:margin-left="0in" fo:margin-right="1.2264in" fo:line-height="0.2744in" fo:text-align="start" style:justify-single-word="false" fo:text-indent="0in" style:auto-text-indent="false" style:writing-mode="rl-tb"/>
    </style:style>
    <style:style style:name="P2316" style:family="paragraph" style:parent-style-name="Table_20_Paragraph">
      <style:paragraph-properties fo:margin-left="0.0043in" fo:margin-right="0.2071in" fo:line-height="0.2819in" fo:text-align="center" style:justify-single-word="false" fo:text-indent="0in" style:auto-text-indent="false" style:writing-mode="rl-tb"/>
    </style:style>
    <style:style style:name="P2317" style:family="paragraph" style:parent-style-name="Table_20_Paragraph">
      <style:paragraph-properties fo:margin-left="0.0091in" fo:margin-right="0.1402in" fo:text-align="center" style:justify-single-word="false" fo:text-indent="0in" style:auto-text-indent="false" style:writing-mode="rl-tb"/>
    </style:style>
    <style:style style:name="P2318" style:family="paragraph" style:parent-style-name="Table_20_Paragraph" style:master-page-name="Converted51">
      <style:paragraph-properties fo:margin-left="0in" fo:margin-right="1.2453in" fo:line-height="0.2783in" fo:text-align="start" style:justify-single-word="false" fo:text-indent="0in" style:auto-text-indent="false" style:page-number="auto" style:writing-mode="rl-tb"/>
    </style:style>
    <style:style style:name="P2319" style:family="paragraph" style:parent-style-name="Table_20_Paragraph">
      <style:paragraph-properties fo:margin-left="0in" fo:margin-right="0.9453in" fo:line-height="0.2744in" fo:text-align="start" style:justify-single-word="false" fo:text-indent="0in" style:auto-text-indent="false" style:writing-mode="rl-tb"/>
    </style:style>
    <style:style style:name="P2320" style:family="paragraph" style:parent-style-name="Table_20_Paragraph">
      <style:paragraph-properties fo:margin-left="0.0665in" fo:margin-right="0.0992in" fo:text-align="end" style:justify-single-word="false" fo:text-indent="0.0543in" style:auto-text-indent="false" style:writing-mode="rl-tb"/>
    </style:style>
    <style:style style:name="P2321" style:family="paragraph" style:parent-style-name="Table_20_Paragraph">
      <style:paragraph-properties fo:margin-left="0.061in" fo:margin-right="0.3744in" fo:text-align="start" style:justify-single-word="false" fo:text-indent="-0.0626in" style:auto-text-indent="false" style:writing-mode="rl-tb"/>
    </style:style>
    <style:style style:name="P2322" style:family="paragraph" style:parent-style-name="Table_20_Paragraph">
      <style:paragraph-properties fo:margin-left="0in" fo:margin-right="0.2772in" fo:line-height="0.2866in" fo:text-align="start" style:justify-single-word="false" fo:text-indent="0in" style:auto-text-indent="false" style:writing-mode="rl-tb"/>
    </style:style>
    <style:style style:name="P2323" style:family="paragraph" style:parent-style-name="Table_20_Paragraph">
      <style:paragraph-properties fo:margin-left="0.0583in" fo:margin-right="0.3283in" fo:text-align="start" style:justify-single-word="false" fo:text-indent="0.2146in" style:auto-text-indent="false" style:writing-mode="rl-tb"/>
    </style:style>
    <style:style style:name="P2324" style:family="paragraph" style:parent-style-name="Table_20_Paragraph">
      <style:paragraph-properties fo:margin-left="0.0665in" fo:margin-right="0.0799in" fo:text-align="end" style:justify-single-word="false" fo:text-indent="0.4307in" style:auto-text-indent="false" style:writing-mode="rl-tb"/>
    </style:style>
    <style:style style:name="P2325" style:family="paragraph" style:parent-style-name="Table_20_Paragraph">
      <style:paragraph-properties fo:margin-left="0in" fo:margin-right="0.6646in" fo:line-height="0.2555in" fo:text-indent="0in" style:auto-text-indent="false"/>
    </style:style>
    <style:style style:name="P2326" style:family="paragraph" style:parent-style-name="Table_20_Paragraph">
      <style:paragraph-properties fo:margin-left="0.0661in" fo:margin-right="0.2374in" fo:text-align="end" style:justify-single-word="false" fo:text-indent="-0.1154in" style:auto-text-indent="false" style:writing-mode="rl-tb"/>
    </style:style>
    <style:style style:name="P2327" style:family="paragraph" style:parent-style-name="Table_20_Paragraph">
      <style:paragraph-properties fo:margin-left="0in" fo:margin-right="0.8811in" fo:margin-top="0.0028in" fo:margin-bottom="0in" loext:contextual-spacing="false" fo:line-height="0.2555in" fo:text-indent="0in" style:auto-text-indent="false"/>
    </style:style>
    <style:style style:name="P2328" style:family="paragraph" style:parent-style-name="Table_20_Paragraph">
      <style:paragraph-properties fo:margin-left="0in" fo:margin-right="0.2437in" fo:text-indent="0in" style:auto-text-indent="false"/>
    </style:style>
    <style:style style:name="P2329" style:family="paragraph" style:parent-style-name="Table_20_Paragraph">
      <style:paragraph-properties fo:margin-left="0in" fo:margin-right="0.361in" fo:line-height="0.2835in" fo:text-align="start" style:justify-single-word="false" fo:text-indent="0in" style:auto-text-indent="false" style:writing-mode="rl-tb"/>
    </style:style>
    <style:style style:name="P2330" style:family="paragraph" style:parent-style-name="Table_20_Paragraph">
      <style:paragraph-properties fo:margin-left="0in" fo:margin-right="1.0508in" fo:text-align="start" style:justify-single-word="false" fo:text-indent="0in" style:auto-text-indent="false" style:writing-mode="rl-tb"/>
    </style:style>
    <style:style style:name="P2331" style:family="paragraph" style:parent-style-name="Table_20_Paragraph">
      <style:paragraph-properties fo:margin-left="0.0665in" fo:margin-right="0.2972in" fo:text-align="end" style:justify-single-word="false" fo:text-indent="-0.0319in" style:auto-text-indent="false" style:writing-mode="rl-tb"/>
    </style:style>
    <style:style style:name="P2332" style:family="paragraph" style:parent-style-name="Table_20_Paragraph">
      <style:paragraph-properties fo:margin-left="0in" fo:margin-right="0.2555in" fo:text-indent="0in" style:auto-text-indent="false"/>
    </style:style>
    <style:style style:name="P2333" style:family="paragraph" style:parent-style-name="Table_20_Paragraph">
      <style:paragraph-properties fo:margin-left="0in" fo:margin-right="0.2402in" fo:text-align="justify" style:justify-single-word="false" fo:text-indent="0in" style:auto-text-indent="false"/>
    </style:style>
    <style:style style:name="P2334" style:family="paragraph" style:parent-style-name="Table_20_Paragraph">
      <style:paragraph-properties fo:margin-left="0.0543in" fo:margin-right="0.8161in" fo:text-align="start" style:justify-single-word="false" fo:text-indent="0.2425in" style:auto-text-indent="false" style:writing-mode="rl-tb"/>
    </style:style>
    <style:style style:name="P2335" style:family="paragraph" style:parent-style-name="Table_20_Paragraph">
      <style:paragraph-properties fo:margin-left="0in" fo:margin-right="1.4201in" fo:text-align="start" style:justify-single-word="false" fo:text-indent="0in" style:auto-text-indent="false" style:writing-mode="rl-tb"/>
    </style:style>
    <style:style style:name="P2336" style:family="paragraph" style:parent-style-name="Table_20_Paragraph">
      <style:paragraph-properties fo:margin-left="0in" fo:margin-right="0.1484in" fo:line-height="0.2827in" fo:text-align="start" style:justify-single-word="false" fo:text-indent="0in" style:auto-text-indent="false" style:writing-mode="rl-tb"/>
    </style:style>
    <style:style style:name="P2337" style:family="paragraph" style:parent-style-name="Table_20_Paragraph">
      <style:paragraph-properties fo:margin-left="0in" fo:margin-right="0.2516in" fo:margin-top="0.002in" fo:margin-bottom="0in" loext:contextual-spacing="false" fo:line-height="0.2555in" fo:text-indent="0in" style:auto-text-indent="false"/>
    </style:style>
    <style:style style:name="P2338" style:family="paragraph" style:parent-style-name="Table_20_Paragraph">
      <style:paragraph-properties fo:margin-left="0in" fo:margin-right="0.2516in" fo:line-height="0.2835in" fo:text-align="start" style:justify-single-word="false" fo:text-indent="0in" style:auto-text-indent="false" style:writing-mode="rl-tb"/>
    </style:style>
    <style:style style:name="P2339" style:family="paragraph" style:parent-style-name="Table_20_Paragraph">
      <style:paragraph-properties fo:margin-left="0in" fo:margin-right="0.2516in" fo:text-indent="0in" style:auto-text-indent="false"/>
    </style:style>
    <style:style style:name="P2340" style:family="paragraph" style:parent-style-name="Table_20_Paragraph">
      <style:paragraph-properties fo:margin-left="0.0665in" fo:margin-right="0.2626in" fo:text-align="justify" style:justify-single-word="false" fo:text-indent="-0.1827in" style:auto-text-indent="false" style:writing-mode="rl-tb"/>
    </style:style>
    <style:style style:name="P2341" style:family="paragraph" style:parent-style-name="Table_20_Paragraph">
      <style:paragraph-properties fo:margin-left="0in" fo:margin-right="0.4217in" fo:line-height="0.2819in" fo:text-align="start" style:justify-single-word="false" fo:text-indent="0in" style:auto-text-indent="false" style:writing-mode="rl-tb"/>
    </style:style>
    <style:style style:name="P2342" style:family="paragraph" style:parent-style-name="Table_20_Paragraph">
      <style:paragraph-properties fo:margin-left="0in" fo:margin-right="0.4217in" fo:text-indent="0in" style:auto-text-indent="false"/>
    </style:style>
    <style:style style:name="P2343" style:family="paragraph" style:parent-style-name="Table_20_Paragraph">
      <style:paragraph-properties fo:margin-left="0in" fo:margin-right="0.4264in" fo:text-indent="-0.0008in" style:auto-text-indent="false"/>
    </style:style>
    <style:style style:name="P2344" style:family="paragraph" style:parent-style-name="Table_20_Paragraph">
      <style:paragraph-properties fo:margin-left="0.0665in" fo:margin-right="0.5382in" fo:text-align="end" style:justify-single-word="false" fo:text-indent="-0.311in" style:auto-text-indent="false" style:writing-mode="rl-tb"/>
    </style:style>
    <style:style style:name="P2345" style:family="paragraph" style:parent-style-name="Table_20_Paragraph">
      <style:paragraph-properties fo:margin-left="0in" fo:margin-right="0.4937in" fo:text-indent="0in" style:auto-text-indent="false"/>
    </style:style>
    <style:style style:name="P2346" style:family="paragraph" style:parent-style-name="Table_20_Paragraph">
      <style:paragraph-properties fo:margin-left="0in" fo:margin-right="0.3874in" fo:text-align="start" style:justify-single-word="false" fo:text-indent="-0.2638in" style:auto-text-indent="false" style:writing-mode="rl-tb"/>
    </style:style>
    <style:style style:name="P2347" style:family="paragraph" style:parent-style-name="Table_20_Paragraph">
      <style:paragraph-properties fo:margin-left="0in" fo:margin-right="0.4028in" fo:text-indent="0in" style:auto-text-indent="false"/>
    </style:style>
    <style:style style:name="P2348" style:family="paragraph" style:parent-style-name="Table_20_Paragraph">
      <style:paragraph-properties fo:margin-left="0.0673in" fo:margin-right="0.4701in" fo:text-align="end" style:justify-single-word="false" fo:text-indent="0.1189in" style:auto-text-indent="false" style:writing-mode="rl-tb"/>
    </style:style>
    <style:style style:name="P2349" style:family="paragraph" style:parent-style-name="Table_20_Paragraph">
      <style:paragraph-properties fo:margin-left="0in" fo:margin-right="0.211in" fo:text-indent="0in" style:auto-text-indent="false"/>
    </style:style>
    <style:style style:name="P2350" style:family="paragraph" style:parent-style-name="Table_20_Paragraph">
      <style:paragraph-properties fo:margin-left="0in" fo:margin-right="0.9839in" fo:line-height="0.2783in" fo:text-align="start" style:justify-single-word="false" fo:text-indent="0in" style:auto-text-indent="false" style:writing-mode="rl-tb"/>
    </style:style>
    <style:style style:name="P2351" style:family="paragraph" style:parent-style-name="Table_20_Paragraph">
      <style:paragraph-properties fo:margin-left="0.0665in" fo:margin-right="0.2618in" fo:text-align="end" style:justify-single-word="false" fo:text-indent="0.2965in" style:auto-text-indent="false" style:writing-mode="rl-tb"/>
    </style:style>
    <style:style style:name="P2352" style:family="paragraph" style:parent-style-name="Table_20_Paragraph">
      <style:paragraph-properties fo:margin-left="0in" fo:margin-right="0.2091in" fo:line-height="0.2819in" fo:text-align="start" style:justify-single-word="false" fo:text-indent="0in" style:auto-text-indent="false" style:writing-mode="rl-tb"/>
    </style:style>
    <style:style style:name="P2353" style:family="paragraph" style:parent-style-name="Table_20_Paragraph">
      <style:paragraph-properties fo:margin-left="0in" fo:margin-right="0.0945in" fo:text-indent="0in" style:auto-text-indent="false"/>
    </style:style>
    <style:style style:name="P2354" style:family="paragraph" style:parent-style-name="Table_20_Paragraph">
      <style:paragraph-properties fo:margin-left="0.0571in" fo:margin-right="0.1957in" fo:text-align="start" style:justify-single-word="false" fo:text-indent="-0.0437in" style:auto-text-indent="false" style:writing-mode="rl-tb"/>
    </style:style>
    <style:style style:name="P2355" style:family="paragraph" style:parent-style-name="Table_20_Paragraph">
      <style:paragraph-properties fo:margin-left="0in" fo:margin-right="1.3307in" fo:line-height="0.2783in" fo:text-align="start" style:justify-single-word="false" fo:text-indent="0in" style:auto-text-indent="false" style:writing-mode="rl-tb"/>
    </style:style>
    <style:style style:name="P2356" style:family="paragraph" style:parent-style-name="Table_20_Paragraph">
      <style:paragraph-properties fo:margin-left="0in" fo:margin-right="1.3307in" fo:text-align="start" style:justify-single-word="false" fo:text-indent="0in" style:auto-text-indent="false" style:writing-mode="rl-tb"/>
    </style:style>
    <style:style style:name="P2357" style:family="paragraph" style:parent-style-name="Table_20_Paragraph">
      <style:paragraph-properties fo:margin-left="0.0665in" fo:margin-right="0.2201in" fo:text-align="end" style:justify-single-word="false" fo:text-indent="0.0437in" style:auto-text-indent="false" style:writing-mode="rl-tb"/>
    </style:style>
    <style:style style:name="P2358" style:family="paragraph" style:parent-style-name="Table_20_Paragraph">
      <style:paragraph-properties fo:margin-left="0in" fo:margin-right="0.2571in" fo:text-indent="0in" style:auto-text-indent="false"/>
    </style:style>
    <style:style style:name="P2359" style:family="paragraph" style:parent-style-name="Table_20_Paragraph">
      <style:paragraph-properties fo:margin-left="0in" fo:margin-right="0.1311in" fo:text-indent="0in" style:auto-text-indent="false"/>
    </style:style>
    <style:style style:name="P2360" style:family="paragraph" style:parent-style-name="Table_20_Paragraph">
      <style:paragraph-properties fo:margin-left="0in" fo:margin-right="0.3902in" fo:text-align="start" style:justify-single-word="false" fo:text-indent="0in" style:auto-text-indent="false" style:writing-mode="rl-tb"/>
    </style:style>
    <style:style style:name="P2361" style:family="paragraph" style:parent-style-name="Table_20_Paragraph">
      <style:paragraph-properties fo:margin-left="0in" fo:margin-right="0.2972in" fo:margin-top="0.0028in" fo:margin-bottom="0in" loext:contextual-spacing="false" fo:line-height="0.2555in" fo:text-indent="0in" style:auto-text-indent="false"/>
    </style:style>
    <style:style style:name="P2362" style:family="paragraph" style:parent-style-name="Table_20_Paragraph">
      <style:paragraph-properties fo:margin-left="0in" fo:margin-right="0.2673in" fo:line-height="0.2835in" fo:text-align="start" style:justify-single-word="false" fo:text-indent="0in" style:auto-text-indent="false" style:writing-mode="rl-tb"/>
    </style:style>
    <style:style style:name="P2363" style:family="paragraph" style:parent-style-name="Table_20_Paragraph">
      <style:paragraph-properties fo:margin-left="0in" fo:margin-right="0.2673in" fo:text-indent="0in" style:auto-text-indent="false"/>
    </style:style>
    <style:style style:name="P2364" style:family="paragraph" style:parent-style-name="Table_20_Paragraph">
      <style:paragraph-properties fo:margin-left="0in" fo:margin-right="0.5925in" fo:text-align="start" style:justify-single-word="false" fo:text-indent="0in" style:auto-text-indent="false" style:writing-mode="rl-tb"/>
    </style:style>
    <style:style style:name="P2365" style:family="paragraph" style:parent-style-name="Table_20_Paragraph">
      <style:paragraph-properties fo:margin-left="0in" fo:margin-right="0.1799in" fo:text-indent="0in" style:auto-text-indent="false"/>
    </style:style>
    <style:style style:name="P2366" style:family="paragraph" style:parent-style-name="Table_20_Paragraph">
      <style:paragraph-properties fo:margin-left="0.0665in" fo:margin-right="0.1091in" fo:text-align="end" style:justify-single-word="false" fo:text-indent="0.2854in" style:auto-text-indent="false" style:writing-mode="rl-tb"/>
    </style:style>
    <style:style style:name="P2367" style:family="paragraph" style:parent-style-name="Table_20_Paragraph">
      <style:paragraph-properties fo:margin-left="0.0665in" fo:margin-right="0.0835in" fo:text-align="end" style:justify-single-word="false" fo:text-indent="0.0598in" style:auto-text-indent="false" style:writing-mode="rl-tb"/>
    </style:style>
    <style:style style:name="P2368" style:family="paragraph" style:parent-style-name="Table_20_Paragraph">
      <style:paragraph-properties fo:margin-left="0.0661in" fo:margin-right="0.078in" fo:text-align="end" style:justify-single-word="false" fo:text-indent="0.1846in" style:auto-text-indent="false" style:writing-mode="rl-tb"/>
    </style:style>
    <style:style style:name="P2369" style:family="paragraph" style:parent-style-name="Table_20_Paragraph">
      <style:paragraph-properties fo:margin-left="0in" fo:margin-right="0.489in" fo:text-align="start" style:justify-single-word="false" fo:text-indent="0in" style:auto-text-indent="false" style:writing-mode="rl-tb"/>
    </style:style>
    <style:style style:name="P2370" style:family="paragraph" style:parent-style-name="Table_20_Paragraph">
      <style:paragraph-properties fo:margin-left="0.0547in" fo:margin-right="0.8201in" fo:text-align="start" style:justify-single-word="false" fo:text-indent="-0.3063in" style:auto-text-indent="false" style:writing-mode="rl-tb"/>
    </style:style>
    <style:style style:name="P2371" style:family="paragraph" style:parent-style-name="Table_20_Paragraph">
      <style:paragraph-properties fo:margin-left="0in" fo:margin-right="0.5965in" fo:text-align="start" style:justify-single-word="false" fo:text-indent="0in" style:auto-text-indent="false" style:writing-mode="rl-tb"/>
    </style:style>
    <style:style style:name="P2372" style:family="paragraph" style:parent-style-name="Table_20_Paragraph">
      <style:paragraph-properties fo:margin-left="0in" fo:margin-right="0.328in" fo:text-indent="0in" style:auto-text-indent="false"/>
    </style:style>
    <style:style style:name="P2373" style:family="paragraph" style:parent-style-name="Table_20_Paragraph">
      <style:paragraph-properties fo:margin-left="0.0575in" fo:margin-right="0.3453in" fo:text-align="start" style:justify-single-word="false" fo:text-indent="-0.2228in" style:auto-text-indent="false" style:writing-mode="rl-tb"/>
    </style:style>
    <style:style style:name="P2374" style:family="paragraph" style:parent-style-name="Table_20_Paragraph">
      <style:paragraph-properties fo:margin-left="0in" fo:margin-right="0.6146in" fo:text-indent="0in" style:auto-text-indent="false"/>
    </style:style>
    <style:style style:name="P2375" style:family="paragraph" style:parent-style-name="Table_20_Paragraph">
      <style:paragraph-properties fo:margin-left="0in" fo:margin-right="0.4339in" fo:line-height="0.2819in" fo:text-align="start" style:justify-single-word="false" fo:text-indent="0in" style:auto-text-indent="false" style:writing-mode="rl-tb"/>
    </style:style>
    <style:style style:name="P2376" style:family="paragraph" style:parent-style-name="Table_20_Paragraph">
      <style:paragraph-properties fo:margin-left="0.0665in" fo:margin-right="0.1799in" fo:text-align="justify" style:justify-single-word="false" fo:text-indent="0.1366in" style:auto-text-indent="false" style:writing-mode="rl-tb"/>
    </style:style>
    <style:style style:name="P2377" style:family="paragraph" style:parent-style-name="Table_20_Paragraph">
      <style:paragraph-properties fo:margin-left="0in" fo:margin-right="1.1126in" fo:text-align="start" style:justify-single-word="false" fo:text-indent="0in" style:auto-text-indent="false" style:writing-mode="rl-tb"/>
    </style:style>
    <style:style style:name="P2378" style:family="paragraph" style:parent-style-name="Table_20_Paragraph">
      <style:paragraph-properties fo:margin-left="0in" fo:margin-right="0.1902in" fo:text-indent="-0.0008in" style:auto-text-indent="false"/>
    </style:style>
    <style:style style:name="P2379" style:family="paragraph" style:parent-style-name="Table_20_Paragraph">
      <style:paragraph-properties fo:margin-left="0in" fo:margin-right="0.672in" fo:line-height="0.2819in" fo:text-align="start" style:justify-single-word="false" fo:text-indent="0in" style:auto-text-indent="false" style:writing-mode="rl-tb"/>
    </style:style>
    <style:style style:name="P2380" style:family="paragraph" style:parent-style-name="Table_20_Paragraph">
      <style:paragraph-properties fo:margin-left="0in" fo:margin-right="0.2102in" fo:text-align="start" style:justify-single-word="false" fo:text-indent="0in" style:auto-text-indent="false" style:writing-mode="rl-tb"/>
    </style:style>
    <style:style style:name="P2381" style:family="paragraph" style:parent-style-name="Table_20_Paragraph">
      <style:paragraph-properties fo:margin-left="0.0665in" fo:margin-right="0.3083in" fo:text-align="end" style:justify-single-word="false" fo:text-indent="0.0154in" style:auto-text-indent="false" style:writing-mode="rl-tb"/>
    </style:style>
    <style:style style:name="P2382" style:family="paragraph" style:parent-style-name="Table_20_Paragraph">
      <style:paragraph-properties fo:margin-left="0in" fo:margin-right="0.2638in" fo:text-indent="0in" style:auto-text-indent="false"/>
    </style:style>
    <style:style style:name="P2383" style:family="paragraph" style:parent-style-name="Table_20_Paragraph">
      <style:paragraph-properties fo:margin-left="0in" fo:margin-right="0.0957in" fo:text-align="start" style:justify-single-word="false" fo:text-indent="0.1508in" style:auto-text-indent="false" style:writing-mode="rl-tb"/>
    </style:style>
    <style:style style:name="P2384" style:family="paragraph" style:parent-style-name="Table_20_Paragraph">
      <style:paragraph-properties fo:margin-left="0in" fo:margin-right="1.0882in" fo:text-align="start" style:justify-single-word="false" fo:text-indent="0in" style:auto-text-indent="false" style:writing-mode="rl-tb"/>
    </style:style>
    <style:style style:name="P2385" style:family="paragraph" style:parent-style-name="Table_20_Paragraph">
      <style:paragraph-properties fo:margin-left="0in" fo:margin-right="0.1154in" fo:text-indent="-0.0008in" style:auto-text-indent="false"/>
    </style:style>
    <style:style style:name="P2386" style:family="paragraph" style:parent-style-name="Table_20_Paragraph">
      <style:paragraph-properties fo:margin-left="0in" fo:margin-right="0.5165in" fo:text-indent="0in" style:auto-text-indent="false"/>
    </style:style>
    <style:style style:name="P2387" style:family="paragraph" style:parent-style-name="Table_20_Paragraph">
      <style:paragraph-properties fo:margin-left="0in" fo:margin-right="0.5165in" fo:line-height="0.2835in" fo:text-align="start" style:justify-single-word="false" fo:text-indent="0in" style:auto-text-indent="false" style:writing-mode="rl-tb"/>
    </style:style>
    <style:style style:name="P2388" style:family="paragraph" style:parent-style-name="Table_20_Paragraph">
      <style:paragraph-properties fo:margin-left="0in" fo:margin-right="1.078in" fo:text-align="start" style:justify-single-word="false" fo:text-indent="0in" style:auto-text-indent="false" style:writing-mode="rl-tb"/>
    </style:style>
    <style:style style:name="P2389" style:family="paragraph" style:parent-style-name="Table_20_Paragraph">
      <style:paragraph-properties fo:margin-left="0in" fo:margin-right="0.1063in" fo:margin-top="0.0028in" fo:margin-bottom="0in" loext:contextual-spacing="false" fo:line-height="0.2555in" fo:text-indent="-0.0008in" style:auto-text-indent="false"/>
    </style:style>
    <style:style style:name="P2390" style:family="paragraph" style:parent-style-name="Table_20_Paragraph">
      <style:paragraph-properties fo:margin-left="0in" fo:margin-right="0.9055in" fo:margin-top="0.0028in" fo:margin-bottom="0in" loext:contextual-spacing="false" fo:line-height="0.2555in" fo:text-indent="0in" style:auto-text-indent="false"/>
    </style:style>
    <style:style style:name="P2391" style:family="paragraph" style:parent-style-name="Table_20_Paragraph" style:master-page-name="Converted56">
      <style:paragraph-properties fo:margin-left="0in" fo:margin-right="1.0102in" fo:text-align="start" style:justify-single-word="false" fo:text-indent="0in" style:auto-text-indent="false" style:page-number="auto" style:writing-mode="rl-tb"/>
    </style:style>
    <style:style style:name="P2392" style:family="paragraph" style:parent-style-name="Table_20_Paragraph">
      <style:paragraph-properties fo:margin-left="0.0665in" fo:margin-right="0.3472in" fo:text-align="end" style:justify-single-word="false" fo:text-indent="0.3571in" style:auto-text-indent="false" style:writing-mode="rl-tb"/>
    </style:style>
    <style:style style:name="P2393" style:family="paragraph" style:parent-style-name="Table_20_Paragraph">
      <style:paragraph-properties fo:margin-left="0.0661in" fo:margin-right="0.2965in" fo:text-align="end" style:justify-single-word="false" fo:text-indent="-0.1811in" style:auto-text-indent="false" style:writing-mode="rl-tb"/>
    </style:style>
    <style:style style:name="P2394" style:family="paragraph" style:parent-style-name="Table_20_Paragraph">
      <style:paragraph-properties fo:margin-left="0in" fo:margin-right="0.0646in" fo:text-indent="0in" style:auto-text-indent="false"/>
    </style:style>
    <style:style style:name="P2395" style:family="paragraph" style:parent-style-name="Table_20_Paragraph">
      <style:paragraph-properties fo:margin-left="0in" fo:margin-right="0.8484in" fo:text-align="start" style:justify-single-word="false" fo:text-indent="0in" style:auto-text-indent="false" style:writing-mode="rl-tb"/>
    </style:style>
    <style:style style:name="P2396" style:family="paragraph" style:parent-style-name="Table_20_Paragraph">
      <style:paragraph-properties fo:margin-left="0.0665in" fo:margin-right="0.0866in" fo:text-align="end" style:justify-single-word="false" fo:text-indent="0.698in" style:auto-text-indent="false" style:writing-mode="rl-tb"/>
    </style:style>
    <style:style style:name="P2397" style:family="paragraph" style:parent-style-name="Table_20_Paragraph">
      <style:paragraph-properties fo:margin-left="0.061in" fo:margin-right="0.1016in" fo:text-align="start" style:justify-single-word="false" fo:text-indent="0.3362in" style:auto-text-indent="false" style:writing-mode="rl-tb"/>
    </style:style>
    <style:style style:name="P2398" style:family="paragraph" style:parent-style-name="Table_20_Paragraph">
      <style:paragraph-properties fo:margin-left="0in" fo:margin-right="0.1535in" fo:text-align="start" style:justify-single-word="false" fo:text-indent="0.2354in" style:auto-text-indent="false" style:writing-mode="rl-tb"/>
    </style:style>
    <style:style style:name="P2399" style:family="paragraph" style:parent-style-name="Table_20_Paragraph">
      <style:paragraph-properties fo:margin-left="0.0665in" fo:margin-right="0.1744in" fo:text-align="end" style:justify-single-word="false" fo:text-indent="0.2846in" style:auto-text-indent="false" style:writing-mode="rl-tb"/>
    </style:style>
    <style:style style:name="P2400" style:family="paragraph" style:parent-style-name="Table_20_Paragraph">
      <style:paragraph-properties fo:margin-left="0.0673in" fo:margin-right="0.1854in" fo:text-align="end" style:justify-single-word="false" fo:text-indent="0.022in" style:auto-text-indent="false" style:writing-mode="rl-tb"/>
    </style:style>
    <style:style style:name="P2401" style:family="paragraph" style:parent-style-name="Table_20_Paragraph">
      <style:paragraph-properties fo:margin-left="0in" fo:margin-right="0.8008in" fo:line-height="0.2555in" fo:text-indent="-0.0008in" style:auto-text-indent="false"/>
    </style:style>
    <style:style style:name="P2402" style:family="paragraph" style:parent-style-name="Table_20_Paragraph">
      <style:paragraph-properties fo:margin-left="0.061in" fo:margin-right="0.25in" fo:text-align="start" style:justify-single-word="false" fo:text-indent="0.0016in" style:auto-text-indent="false" style:writing-mode="rl-tb"/>
    </style:style>
    <style:style style:name="P2403" style:family="paragraph" style:parent-style-name="Table_20_Paragraph">
      <style:paragraph-properties fo:margin-left="0in" fo:margin-right="0.6709in" fo:line-height="0.2819in" fo:text-align="start" style:justify-single-word="false" fo:text-indent="0in" style:auto-text-indent="false" style:writing-mode="rl-tb"/>
    </style:style>
    <style:style style:name="P2404" style:family="paragraph" style:parent-style-name="Table_20_Paragraph">
      <style:paragraph-properties fo:margin-left="0in" fo:margin-right="0.6709in" fo:text-align="start" style:justify-single-word="false" fo:text-indent="0in" style:auto-text-indent="false" style:writing-mode="rl-tb"/>
    </style:style>
    <style:style style:name="P2405" style:family="paragraph" style:parent-style-name="Table_20_Paragraph">
      <style:paragraph-properties fo:margin-left="0in" fo:margin-right="0.6862in" fo:text-align="start" style:justify-single-word="false" fo:text-indent="0in" style:auto-text-indent="false" style:writing-mode="rl-tb"/>
    </style:style>
    <style:style style:name="P2406" style:family="paragraph" style:parent-style-name="Table_20_Paragraph">
      <style:paragraph-properties fo:margin-left="0.0091in" fo:margin-right="0.4402in" fo:line-height="0.2819in" fo:text-align="center" style:justify-single-word="false" fo:text-indent="0in" style:auto-text-indent="false" style:writing-mode="rl-tb"/>
    </style:style>
    <style:style style:name="P2407" style:family="paragraph" style:parent-style-name="Table_20_Paragraph">
      <style:paragraph-properties fo:margin-left="0.0091in" fo:margin-right="0.5319in" fo:text-align="center" style:justify-single-word="false" fo:text-indent="0in" style:auto-text-indent="false" style:writing-mode="rl-tb"/>
    </style:style>
    <style:style style:name="P2408" style:family="paragraph" style:parent-style-name="Table_20_Paragraph">
      <style:paragraph-properties fo:margin-left="0in" fo:margin-right="0.5764in" fo:line-height="0.2819in" fo:text-align="start" style:justify-single-word="false" fo:text-indent="0in" style:auto-text-indent="false" style:writing-mode="rl-tb"/>
    </style:style>
    <style:style style:name="P2409" style:family="paragraph" style:parent-style-name="Table_20_Paragraph">
      <style:paragraph-properties fo:margin-left="0in" fo:margin-right="1.0209in" fo:line-height="0.2783in" fo:text-align="start" style:justify-single-word="false" fo:text-indent="0in" style:auto-text-indent="false" style:writing-mode="rl-tb"/>
    </style:style>
    <style:style style:name="P2410" style:family="paragraph" style:parent-style-name="Table_20_Paragraph">
      <style:paragraph-properties fo:margin-left="0in" fo:margin-right="0.4575in" fo:text-indent="0in" style:auto-text-indent="false"/>
    </style:style>
    <style:style style:name="P2411" style:family="paragraph" style:parent-style-name="Table_20_Paragraph">
      <style:paragraph-properties fo:margin-left="0in" fo:margin-right="0.4575in" fo:line-height="0.2744in" fo:text-align="start" style:justify-single-word="false" fo:text-indent="0in" style:auto-text-indent="false" style:writing-mode="rl-tb"/>
    </style:style>
    <style:style style:name="P2412" style:family="paragraph" style:parent-style-name="Table_20_Paragraph">
      <style:paragraph-properties fo:margin-left="0in" fo:margin-right="0.5799in" fo:text-align="start" style:justify-single-word="false" fo:text-indent="0in" style:auto-text-indent="false" style:writing-mode="rl-tb"/>
    </style:style>
    <style:style style:name="P2413" style:family="paragraph" style:parent-style-name="Table_20_Paragraph">
      <style:paragraph-properties fo:margin-left="0in" fo:margin-right="0.4591in" fo:text-align="start" style:justify-single-word="false" fo:text-indent="0in" style:auto-text-indent="false" style:writing-mode="rl-tb"/>
    </style:style>
    <style:style style:name="P2414" style:family="paragraph" style:parent-style-name="Table_20_Paragraph">
      <style:paragraph-properties fo:margin-left="0in" fo:margin-right="0.2591in" fo:line-height="0.2555in" fo:text-indent="0in" style:auto-text-indent="false"/>
    </style:style>
    <style:style style:name="P2415" style:family="paragraph" style:parent-style-name="Table_20_Paragraph">
      <style:paragraph-properties fo:margin-left="0in" fo:margin-right="0.5091in" fo:line-height="0.2819in" fo:text-align="start" style:justify-single-word="false" fo:text-indent="0in" style:auto-text-indent="false" style:writing-mode="rl-tb"/>
    </style:style>
    <style:style style:name="P2416" style:family="paragraph" style:parent-style-name="Table_20_Paragraph">
      <style:paragraph-properties fo:margin-left="0in" fo:margin-right="0.5091in" fo:text-align="start" style:justify-single-word="false" fo:text-indent="0in" style:auto-text-indent="false" style:writing-mode="rl-tb"/>
    </style:style>
    <style:style style:name="P2417" style:family="paragraph" style:parent-style-name="Table_20_Paragraph">
      <style:paragraph-properties fo:margin-left="0.0665in" fo:margin-right="0.7244in" fo:text-align="end" style:justify-single-word="false" fo:text-indent="-0.6055in" style:auto-text-indent="false" style:writing-mode="rl-tb"/>
    </style:style>
    <style:style style:name="P2418" style:family="paragraph" style:parent-style-name="Table_20_Paragraph">
      <style:paragraph-properties fo:margin-left="0in" fo:margin-right="0.5102in" fo:text-indent="0in" style:auto-text-indent="false"/>
    </style:style>
    <style:style style:name="P2419" style:family="paragraph" style:parent-style-name="Table_20_Paragraph">
      <style:paragraph-properties fo:margin-left="0.0665in" fo:margin-right="0.228in" fo:text-align="end" style:justify-single-word="false" fo:text-indent="0.0972in" style:auto-text-indent="false" style:writing-mode="rl-tb"/>
    </style:style>
    <style:style style:name="P2420" style:family="paragraph" style:parent-style-name="Table_20_Paragraph">
      <style:paragraph-properties fo:margin-left="0.0575in" fo:margin-right="0.3681in" fo:text-align="start" style:justify-single-word="false" fo:text-indent="0.3618in" style:auto-text-indent="false" style:writing-mode="rl-tb"/>
    </style:style>
    <style:style style:name="P2421" style:family="paragraph" style:parent-style-name="Table_20_Paragraph">
      <style:paragraph-properties fo:margin-left="0in" fo:margin-right="0.2681in" fo:text-indent="0in" style:auto-text-indent="false"/>
    </style:style>
    <style:style style:name="P2422" style:family="paragraph" style:parent-style-name="Table_20_Paragraph">
      <style:paragraph-properties fo:margin-left="0.0571in" fo:margin-right="0.2709in" fo:text-align="start" style:justify-single-word="false" fo:text-indent="-0.1819in" style:auto-text-indent="false" style:writing-mode="rl-tb"/>
    </style:style>
    <style:style style:name="P2423" style:family="paragraph" style:parent-style-name="Table_20_Paragraph">
      <style:paragraph-properties fo:margin-left="0in" fo:margin-right="0.7445in" style:line-height-at-least="0.2571in" fo:text-indent="0in" style:auto-text-indent="false"/>
    </style:style>
    <style:style style:name="P2424" style:family="paragraph" style:parent-style-name="Table_20_Paragraph">
      <style:paragraph-properties fo:margin-left="0in" fo:margin-right="0.1252in" fo:text-indent="-0.0008in" style:auto-text-indent="false"/>
    </style:style>
    <style:style style:name="P2425" style:family="paragraph" style:parent-style-name="Table_20_Paragraph">
      <style:paragraph-properties fo:margin-left="0in" fo:margin-right="0.1693in" fo:text-indent="0in" style:auto-text-indent="false"/>
    </style:style>
    <style:style style:name="P2426" style:family="paragraph" style:parent-style-name="Table_20_Paragraph">
      <style:paragraph-properties fo:margin-left="0in" fo:margin-right="0.7839in" fo:line-height="0.2835in" fo:text-align="start" style:justify-single-word="false" fo:text-indent="0in" style:auto-text-indent="false" style:writing-mode="rl-tb"/>
    </style:style>
    <style:style style:name="P2427" style:family="paragraph" style:parent-style-name="Table_20_Paragraph">
      <style:paragraph-properties fo:margin-left="0in" fo:margin-right="1.4236in" fo:text-align="start" style:justify-single-word="false" fo:text-indent="0in" style:auto-text-indent="false" style:writing-mode="rl-tb"/>
    </style:style>
    <style:style style:name="P2428" style:family="paragraph" style:parent-style-name="Table_20_Paragraph">
      <style:paragraph-properties fo:margin-left="0in" fo:margin-right="0.3945in" fo:text-indent="-0.0008in" style:auto-text-indent="false"/>
    </style:style>
    <style:style style:name="P2429" style:family="paragraph" style:parent-style-name="Table_20_Paragraph">
      <style:paragraph-properties fo:margin-left="0in" fo:margin-right="0.8063in" fo:line-height="0.2819in" fo:text-align="start" style:justify-single-word="false" fo:text-indent="0in" style:auto-text-indent="false" style:writing-mode="rl-tb"/>
    </style:style>
    <style:style style:name="P2430" style:family="paragraph" style:parent-style-name="Table_20_Paragraph">
      <style:paragraph-properties fo:margin-left="0in" fo:margin-right="1.4638in" fo:text-align="start" style:justify-single-word="false" fo:text-indent="0in" style:auto-text-indent="false" style:writing-mode="rl-tb"/>
    </style:style>
    <style:style style:name="P2431" style:family="paragraph" style:parent-style-name="Table_20_Paragraph">
      <style:paragraph-properties fo:margin-left="0in" fo:margin-right="0.2055in" fo:text-indent="0in" style:auto-text-indent="false"/>
    </style:style>
    <style:style style:name="P2432" style:family="paragraph" style:parent-style-name="Table_20_Paragraph">
      <style:paragraph-properties fo:margin-left="0in" fo:margin-right="0.2055in" fo:line-height="0.2862in" fo:text-align="start" style:justify-single-word="false" fo:text-indent="0in" style:auto-text-indent="false" style:writing-mode="rl-tb"/>
    </style:style>
    <style:style style:name="P2433" style:family="paragraph" style:parent-style-name="Table_20_Paragraph">
      <style:paragraph-properties fo:margin-left="0.0634in" fo:margin-right="0.4055in" fo:text-align="start" style:justify-single-word="false" fo:text-indent="0.2819in" style:auto-text-indent="false" style:writing-mode="rl-tb"/>
    </style:style>
    <style:style style:name="P2434" style:family="paragraph" style:parent-style-name="Table_20_Paragraph">
      <style:paragraph-properties fo:margin-left="0in" fo:margin-right="1.0161in" fo:text-align="start" style:justify-single-word="false" fo:text-indent="0in" style:auto-text-indent="false" style:writing-mode="rl-tb"/>
    </style:style>
    <style:style style:name="P2435" style:family="paragraph" style:parent-style-name="Table_20_Paragraph">
      <style:paragraph-properties fo:margin-left="0in" fo:margin-right="0.7846in" fo:text-align="start" style:justify-single-word="false" fo:text-indent="0in" style:auto-text-indent="false" style:writing-mode="rl-tb"/>
    </style:style>
    <style:style style:name="P2436" style:family="paragraph" style:parent-style-name="Table_20_Paragraph">
      <style:paragraph-properties fo:margin-left="0in" fo:margin-right="0.1217in" fo:text-indent="0in" style:auto-text-indent="false"/>
    </style:style>
    <style:style style:name="P2437" style:family="paragraph" style:parent-style-name="Table_20_Paragraph">
      <style:paragraph-properties fo:margin-left="0.0665in" fo:margin-right="0.5535in" fo:text-align="justify" style:justify-single-word="false" fo:text-indent="-0.0465in" style:auto-text-indent="false" style:writing-mode="rl-tb"/>
    </style:style>
    <style:style style:name="P2438" style:family="paragraph" style:parent-style-name="Table_20_Paragraph">
      <style:paragraph-properties fo:margin-left="0in" fo:margin-right="0.4929in" fo:text-indent="0in" style:auto-text-indent="false"/>
    </style:style>
    <style:style style:name="P2439" style:family="paragraph" style:parent-style-name="Table_20_Paragraph">
      <style:paragraph-properties fo:margin-left="0in" fo:margin-right="0.6555in" fo:text-align="start" style:justify-single-word="false" fo:text-indent="0in" style:auto-text-indent="false" style:writing-mode="rl-tb"/>
    </style:style>
    <style:style style:name="P2440" style:family="paragraph" style:parent-style-name="Table_20_Paragraph">
      <style:paragraph-properties fo:margin-left="0in" fo:margin-right="0.6453in" fo:line-height="0.2555in" fo:text-indent="0in" style:auto-text-indent="false"/>
    </style:style>
    <style:style style:name="P2441" style:family="paragraph" style:parent-style-name="Table_20_Paragraph">
      <style:paragraph-properties fo:margin-left="0.0555in" fo:margin-right="0.3307in" fo:text-align="start" style:justify-single-word="false" fo:text-indent="0.4602in" style:auto-text-indent="false" style:writing-mode="rl-tb"/>
    </style:style>
    <style:style style:name="P2442" style:family="paragraph" style:parent-style-name="Table_20_Paragraph">
      <style:paragraph-properties fo:margin-left="0in" fo:margin-right="0.5543in" fo:text-align="start" style:justify-single-word="false" fo:text-indent="0in" style:auto-text-indent="false" style:writing-mode="rl-tb"/>
    </style:style>
    <style:style style:name="P2443" style:family="paragraph" style:parent-style-name="Table_20_Paragraph" style:master-page-name="Converted60">
      <style:paragraph-properties fo:margin-left="0.0091in" fo:margin-right="0.1319in" fo:text-align="center" style:justify-single-word="false" fo:text-indent="0in" style:auto-text-indent="false" style:page-number="auto" style:writing-mode="rl-tb"/>
    </style:style>
    <style:style style:name="P2444" style:family="paragraph" style:parent-style-name="Table_20_Paragraph">
      <style:paragraph-properties fo:margin-left="0.0661in" fo:margin-right="0.6717in" fo:text-align="justify" style:justify-single-word="false" fo:text-indent="-0.598in" style:auto-text-indent="false" style:writing-mode="rl-tb"/>
    </style:style>
    <style:style style:name="P2445" style:family="paragraph" style:parent-style-name="Table_20_Paragraph">
      <style:paragraph-properties fo:margin-left="0.0661in" fo:margin-right="0.6236in" fo:text-align="justify" style:justify-single-word="false" fo:text-indent="-0.252in" style:auto-text-indent="false" style:writing-mode="rl-tb"/>
    </style:style>
    <style:style style:name="P2446" style:family="paragraph" style:parent-style-name="Table_20_Paragraph">
      <style:paragraph-properties fo:margin-left="0in" fo:margin-right="0.2756in" fo:text-align="start" style:justify-single-word="false" fo:text-indent="0in" style:auto-text-indent="false" style:writing-mode="rl-tb"/>
    </style:style>
    <style:style style:name="P2447" style:family="paragraph" style:parent-style-name="Table_20_Paragraph">
      <style:paragraph-properties fo:margin-left="0in" fo:margin-right="0.2756in" fo:text-indent="0in" style:auto-text-indent="false"/>
    </style:style>
    <style:style style:name="P2448" style:family="paragraph" style:parent-style-name="Table_20_Paragraph">
      <style:paragraph-properties fo:margin-left="0in" fo:margin-right="0.2756in" fo:line-height="0.2555in" fo:text-indent="0in" style:auto-text-indent="false"/>
    </style:style>
    <style:style style:name="P2449" style:family="paragraph" style:parent-style-name="Table_20_Paragraph">
      <style:paragraph-properties fo:margin-left="0in" fo:margin-right="0.2756in" fo:margin-top="0.0028in" fo:margin-bottom="0in" loext:contextual-spacing="false" fo:line-height="0.2555in" fo:text-indent="0in" style:auto-text-indent="false"/>
    </style:style>
    <style:style style:name="P2450" style:family="paragraph" style:parent-style-name="Table_20_Paragraph">
      <style:paragraph-properties fo:margin-left="0in" fo:margin-right="1.3055in" fo:text-align="start" style:justify-single-word="false" fo:text-indent="0in" style:auto-text-indent="false" style:writing-mode="rl-tb"/>
    </style:style>
    <style:style style:name="P2451" style:family="paragraph" style:parent-style-name="Table_20_Paragraph">
      <style:paragraph-properties fo:margin-left="0in" fo:margin-right="0.4472in" fo:text-indent="0in" style:auto-text-indent="false"/>
    </style:style>
    <style:style style:name="P2452" style:family="paragraph" style:parent-style-name="Table_20_Paragraph">
      <style:paragraph-properties fo:margin-left="0.0091in" fo:margin-right="0.3681in" fo:line-height="0.2819in" fo:text-align="center" style:justify-single-word="false" fo:text-indent="0in" style:auto-text-indent="false" style:writing-mode="rl-tb"/>
    </style:style>
    <style:style style:name="P2453" style:family="paragraph" style:parent-style-name="Table_20_Paragraph">
      <style:paragraph-properties fo:margin-left="0.0091in" fo:margin-right="0.2756in" fo:text-align="center" style:justify-single-word="false" fo:text-indent="0in" style:auto-text-indent="false" style:writing-mode="rl-tb"/>
    </style:style>
    <style:style style:name="P2454" style:family="paragraph" style:parent-style-name="Table_20_Paragraph">
      <style:paragraph-properties fo:margin-left="0.0075in" fo:margin-right="0.4898in" fo:text-align="center" style:justify-single-word="false" fo:text-indent="0in" style:auto-text-indent="false" style:writing-mode="rl-tb"/>
    </style:style>
    <style:style style:name="P2455" style:family="paragraph" style:parent-style-name="Table_20_Paragraph">
      <style:paragraph-properties fo:margin-left="0in" fo:margin-right="0.5992in" fo:line-height="0.2555in" fo:text-indent="0in" style:auto-text-indent="false"/>
    </style:style>
    <style:style style:name="P2456" style:family="paragraph" style:parent-style-name="Table_20_Paragraph">
      <style:paragraph-properties fo:margin-left="0in" fo:margin-right="1.1in" fo:text-align="start" style:justify-single-word="false" fo:text-indent="0in" style:auto-text-indent="false" style:writing-mode="rl-tb"/>
    </style:style>
    <style:style style:name="P2457" style:family="paragraph" style:parent-style-name="Table_20_Paragraph">
      <style:paragraph-properties fo:margin-left="0in" fo:margin-right="0.8252in" fo:text-align="start" style:justify-single-word="false" fo:text-indent="0in" style:auto-text-indent="false" style:writing-mode="rl-tb"/>
    </style:style>
    <style:style style:name="P2458" style:family="paragraph" style:parent-style-name="Table_20_Paragraph">
      <style:paragraph-properties fo:margin-left="0in" fo:margin-right="0.4366in" fo:text-indent="0in" style:auto-text-indent="false"/>
    </style:style>
    <style:style style:name="P2459" style:family="paragraph" style:parent-style-name="Table_20_Paragraph">
      <style:paragraph-properties fo:margin-left="0.0661in" fo:margin-right="0.1929in" fo:text-align="end" style:justify-single-word="false" fo:text-indent="0.4874in" style:auto-text-indent="false" style:writing-mode="rl-tb"/>
    </style:style>
    <style:style style:name="P2460" style:family="paragraph" style:parent-style-name="Table_20_Paragraph">
      <style:paragraph-properties fo:margin-left="0.0091in" fo:margin-right="0.3925in" fo:line-height="0.2827in" fo:text-align="center" style:justify-single-word="false" fo:text-indent="0in" style:auto-text-indent="false" style:writing-mode="rl-tb"/>
    </style:style>
    <style:style style:name="P2461" style:family="paragraph" style:parent-style-name="Table_20_Paragraph">
      <style:paragraph-properties fo:margin-left="0in" fo:margin-right="0.3528in" fo:line-height="0.2835in" fo:text-align="start" style:justify-single-word="false" fo:text-indent="0in" style:auto-text-indent="false" style:writing-mode="rl-tb"/>
    </style:style>
    <style:style style:name="P2462" style:family="paragraph" style:parent-style-name="Table_20_Paragraph">
      <style:paragraph-properties fo:margin-left="0in" fo:margin-right="1.1465in" fo:text-align="start" style:justify-single-word="false" fo:text-indent="0in" style:auto-text-indent="false" style:writing-mode="rl-tb"/>
    </style:style>
    <style:style style:name="P2463" style:family="paragraph" style:parent-style-name="Table_20_Paragraph">
      <style:paragraph-properties fo:margin-left="0in" fo:margin-right="1.1516in" fo:line-height="0.2783in" fo:text-align="start" style:justify-single-word="false" fo:text-indent="0in" style:auto-text-indent="false" style:writing-mode="rl-tb"/>
    </style:style>
    <style:style style:name="P2464" style:family="paragraph" style:parent-style-name="Table_20_Paragraph">
      <style:paragraph-properties fo:margin-left="0in" fo:margin-right="0.602in" fo:text-indent="0in" style:auto-text-indent="false"/>
    </style:style>
    <style:style style:name="P2465" style:family="paragraph" style:parent-style-name="Table_20_Paragraph">
      <style:paragraph-properties fo:margin-left="0.0618in" fo:margin-right="0.122in" fo:text-align="start" style:justify-single-word="false" fo:text-indent="0.239in" style:auto-text-indent="false" style:writing-mode="rl-tb"/>
    </style:style>
    <style:style style:name="P2466" style:family="paragraph" style:parent-style-name="Table_20_Paragraph">
      <style:paragraph-properties fo:margin-left="0in" fo:margin-right="0.9362in" fo:text-align="start" style:justify-single-word="false" fo:text-indent="0in" style:auto-text-indent="false" style:writing-mode="rl-tb"/>
    </style:style>
    <style:style style:name="P2467" style:family="paragraph" style:parent-style-name="Table_20_Paragraph">
      <style:paragraph-properties fo:margin-left="0in" fo:margin-right="0.0984in" fo:text-indent="0in" style:auto-text-indent="false"/>
    </style:style>
    <style:style style:name="P2468" style:family="paragraph" style:parent-style-name="Table_20_Paragraph">
      <style:paragraph-properties fo:margin-left="0in" fo:margin-right="0.0984in" fo:line-height="0.2862in" fo:text-align="start" style:justify-single-word="false" fo:text-indent="0in" style:auto-text-indent="false" style:writing-mode="rl-tb"/>
    </style:style>
    <style:style style:name="P2469" style:family="paragraph" style:parent-style-name="Table_20_Paragraph">
      <style:paragraph-properties fo:margin-left="0in" fo:margin-right="0.1882in" fo:text-indent="0in" style:auto-text-indent="false"/>
    </style:style>
    <style:style style:name="P2470" style:family="paragraph" style:parent-style-name="Table_20_Paragraph">
      <style:paragraph-properties fo:margin-left="0.0091in" fo:margin-right="0.3256in" fo:line-height="0.2819in" fo:text-align="center" style:justify-single-word="false" fo:text-indent="0in" style:auto-text-indent="false" style:writing-mode="rl-tb"/>
    </style:style>
    <style:style style:name="P2471" style:family="paragraph" style:parent-style-name="Table_20_Paragraph">
      <style:paragraph-properties fo:margin-left="0.0091in" fo:margin-right="0.1957in" fo:text-align="center" style:justify-single-word="false" fo:text-indent="0in" style:auto-text-indent="false" style:writing-mode="rl-tb"/>
    </style:style>
    <style:style style:name="P2472" style:family="paragraph" style:parent-style-name="Table_20_Paragraph">
      <style:paragraph-properties fo:margin-left="0.0091in" fo:margin-right="0.55in" fo:text-align="center" style:justify-single-word="false" fo:text-indent="0in" style:auto-text-indent="false" style:writing-mode="rl-tb"/>
    </style:style>
    <style:style style:name="P2473" style:family="paragraph" style:parent-style-name="Table_20_Paragraph">
      <style:paragraph-properties fo:margin-left="0.0071in" fo:margin-right="0.3256in" fo:text-align="center" style:justify-single-word="false" fo:text-indent="0in" style:auto-text-indent="false" style:writing-mode="rl-tb"/>
    </style:style>
    <style:style style:name="P2474" style:family="paragraph" style:parent-style-name="Table_20_Paragraph">
      <style:paragraph-properties fo:margin-left="0.0091in" fo:margin-right="0.6335in" fo:text-align="center" style:justify-single-word="false" fo:text-indent="0in" style:auto-text-indent="false" style:writing-mode="rl-tb"/>
    </style:style>
    <style:style style:name="P2475" style:family="paragraph" style:parent-style-name="Table_20_Paragraph">
      <style:paragraph-properties fo:margin-left="0in" fo:margin-right="0.1327in" fo:text-indent="0in" style:auto-text-indent="false"/>
    </style:style>
    <style:style style:name="P2476" style:family="paragraph" style:parent-style-name="Table_20_Paragraph">
      <style:paragraph-properties fo:margin-left="0.0563in" fo:margin-right="0.7in" fo:text-align="start" style:justify-single-word="false" fo:text-indent="-0.4701in" style:auto-text-indent="false" style:writing-mode="rl-tb"/>
    </style:style>
    <style:style style:name="P2477" style:family="paragraph" style:parent-style-name="Table_20_Paragraph">
      <style:paragraph-properties fo:margin-left="0.0665in" fo:margin-right="0.2909in" fo:text-align="end" style:justify-single-word="false" fo:text-indent="-0.122in" style:auto-text-indent="false" style:writing-mode="rl-tb"/>
    </style:style>
    <style:style style:name="P2478" style:family="paragraph" style:parent-style-name="Table_20_Paragraph">
      <style:paragraph-properties fo:margin-left="0.0665in" fo:margin-right="0.1043in" fo:text-align="end" style:justify-single-word="false" fo:text-indent="0.2654in" style:auto-text-indent="false" style:writing-mode="rl-tb"/>
    </style:style>
    <style:style style:name="P2479" style:family="paragraph" style:parent-style-name="Table_20_Paragraph">
      <style:paragraph-properties fo:margin-left="0in" fo:margin-right="0.1098in" fo:text-indent="0in" style:auto-text-indent="false"/>
    </style:style>
    <style:style style:name="P2480" style:family="paragraph" style:parent-style-name="Table_20_Paragraph">
      <style:paragraph-properties fo:margin-left="0in" fo:margin-right="0.2882in" fo:line-height="0.2555in" fo:text-indent="-0.0008in" style:auto-text-indent="false"/>
    </style:style>
    <style:style style:name="P2481" style:family="paragraph" style:parent-style-name="Table_20_Paragraph">
      <style:paragraph-properties fo:margin-left="0.0555in" fo:margin-right="0.1492in" fo:text-align="start" style:justify-single-word="false" fo:text-indent="0.0354in" style:auto-text-indent="false" style:writing-mode="rl-tb"/>
    </style:style>
    <style:style style:name="P2482" style:family="paragraph" style:parent-style-name="Table_20_Paragraph">
      <style:paragraph-properties fo:margin-left="0in" fo:margin-right="0.248in" fo:text-indent="0in" style:auto-text-indent="false"/>
    </style:style>
    <style:style style:name="P2483" style:family="paragraph" style:parent-style-name="Table_20_Paragraph">
      <style:paragraph-properties fo:margin-left="0in" fo:margin-right="0.2646in" fo:line-height="0.2819in" fo:text-align="start" style:justify-single-word="false" fo:text-indent="0in" style:auto-text-indent="false" style:writing-mode="rl-tb"/>
    </style:style>
    <style:style style:name="P2484" style:family="paragraph" style:parent-style-name="Table_20_Paragraph" style:master-page-name="Converted62">
      <style:paragraph-properties fo:margin-left="0.0665in" fo:margin-right="0.3602in" fo:text-align="justify" style:justify-single-word="false" fo:text-indent="-0.2016in" style:auto-text-indent="false" style:page-number="auto" style:writing-mode="rl-tb"/>
    </style:style>
    <style:style style:name="P2485" style:family="paragraph" style:parent-style-name="Table_20_Paragraph">
      <style:paragraph-properties fo:margin-left="0in" fo:margin-right="1.048in" fo:text-align="start" style:justify-single-word="false" fo:text-indent="0in" style:auto-text-indent="false" style:writing-mode="rl-tb"/>
    </style:style>
    <style:style style:name="P2486" style:family="paragraph" style:parent-style-name="Table_20_Paragraph">
      <style:paragraph-properties fo:margin-left="0in" fo:margin-right="0.2209in" fo:text-indent="0in" style:auto-text-indent="false"/>
    </style:style>
    <style:style style:name="P2487" style:family="paragraph" style:parent-style-name="Table_20_Paragraph">
      <style:paragraph-properties fo:margin-left="0.0575in" fo:margin-right="0.2445in" fo:text-align="start" style:justify-single-word="false" fo:text-indent="-0.1154in" style:auto-text-indent="false" style:writing-mode="rl-tb"/>
    </style:style>
    <style:style style:name="P2488" style:family="paragraph" style:parent-style-name="Table_20_Paragraph">
      <style:paragraph-properties fo:margin-left="0.0091in" fo:margin-right="0.15in" fo:text-align="center" style:justify-single-word="false" fo:text-indent="0in" style:auto-text-indent="false" style:writing-mode="rl-tb"/>
    </style:style>
    <style:style style:name="P2489" style:family="paragraph" style:parent-style-name="Table_20_Paragraph">
      <style:paragraph-properties fo:margin-left="0.0091in" fo:margin-right="0.2827in" fo:text-align="center" style:justify-single-word="false" fo:text-indent="0in" style:auto-text-indent="false" style:writing-mode="rl-tb"/>
    </style:style>
    <style:style style:name="P2490" style:family="paragraph" style:parent-style-name="Table_20_Paragraph">
      <style:paragraph-properties fo:margin-left="0in" fo:margin-right="0.8634in" fo:text-align="start" style:justify-single-word="false" fo:text-indent="0in" style:auto-text-indent="false" style:writing-mode="rl-tb"/>
    </style:style>
    <style:style style:name="P2491" style:family="paragraph" style:parent-style-name="Table_20_Paragraph">
      <style:paragraph-properties fo:margin-left="0in" fo:margin-right="0.278in" fo:text-indent="0in" style:auto-text-indent="false"/>
    </style:style>
    <style:style style:name="P2492" style:family="paragraph" style:parent-style-name="Table_20_Paragraph">
      <style:paragraph-properties fo:margin-left="0in" fo:margin-right="0.278in" fo:text-align="start" style:justify-single-word="false" fo:text-indent="0in" style:auto-text-indent="false" style:writing-mode="rl-tb"/>
    </style:style>
    <style:style style:name="P2493" style:family="paragraph" style:parent-style-name="Table_20_Paragraph">
      <style:paragraph-properties fo:margin-left="0in" fo:margin-right="0.372in" fo:text-align="start" style:justify-single-word="false" fo:text-indent="0in" style:auto-text-indent="false" style:writing-mode="rl-tb"/>
    </style:style>
    <style:style style:name="P2494" style:family="paragraph" style:parent-style-name="Table_20_Paragraph">
      <style:paragraph-properties fo:margin-left="0in" fo:margin-right="0.372in" fo:line-height="0.2547in" fo:text-align="end" style:justify-single-word="false" fo:text-indent="0in" style:auto-text-indent="false"/>
    </style:style>
    <style:style style:name="P2495" style:family="paragraph" style:parent-style-name="Table_20_Paragraph">
      <style:paragraph-properties fo:margin-left="0in" fo:margin-right="0.0717in" fo:text-indent="-0.0008in" style:auto-text-indent="false"/>
    </style:style>
    <style:style style:name="P2496" style:family="paragraph" style:parent-style-name="Table_20_Paragraph">
      <style:paragraph-properties fo:margin-left="0.0673in" fo:margin-right="0.1555in" fo:text-align="end" style:justify-single-word="false" fo:text-indent="0.0937in" style:auto-text-indent="false" style:writing-mode="rl-tb"/>
    </style:style>
    <style:style style:name="P2497" style:family="paragraph" style:parent-style-name="Table_20_Paragraph">
      <style:paragraph-properties fo:margin-left="0in" fo:margin-right="0.1346in" fo:text-indent="0in" style:auto-text-indent="false"/>
    </style:style>
    <style:style style:name="P2498" style:family="paragraph" style:parent-style-name="Table_20_Paragraph">
      <style:paragraph-properties fo:margin-left="0.0665in" fo:margin-right="0.3327in" fo:text-align="end" style:justify-single-word="false" fo:text-indent="-0.2425in" style:auto-text-indent="false" style:writing-mode="rl-tb"/>
    </style:style>
    <style:style style:name="P2499" style:family="paragraph" style:parent-style-name="Table_20_Paragraph">
      <style:paragraph-properties fo:margin-left="0in" fo:margin-right="0.9071in" fo:margin-top="0.0028in" fo:margin-bottom="0in" loext:contextual-spacing="false" fo:line-height="0.2555in" fo:text-indent="0in" style:auto-text-indent="false"/>
    </style:style>
    <style:style style:name="P2500" style:family="paragraph" style:parent-style-name="Table_20_Paragraph">
      <style:paragraph-properties fo:margin-left="0.0055in" fo:margin-right="0.3256in" fo:line-height="0.2819in" fo:text-align="center" style:justify-single-word="false" fo:text-indent="0in" style:auto-text-indent="false" style:writing-mode="rl-tb"/>
    </style:style>
    <style:style style:name="P2501" style:family="paragraph" style:parent-style-name="Table_20_Paragraph">
      <style:paragraph-properties fo:margin-left="0.0091in" fo:margin-right="0.2484in" fo:text-align="center" style:justify-single-word="false" fo:text-indent="0in" style:auto-text-indent="false" style:writing-mode="rl-tb"/>
    </style:style>
    <style:style style:name="P2502" style:family="paragraph" style:parent-style-name="Table_20_Paragraph" style:master-page-name="Converted63">
      <style:paragraph-properties fo:margin-left="0.0091in" fo:margin-right="0.1756in" fo:text-align="center" style:justify-single-word="false" fo:text-indent="0in" style:auto-text-indent="false" style:page-number="auto" style:writing-mode="rl-tb"/>
    </style:style>
    <style:style style:name="P2503" style:family="paragraph" style:parent-style-name="Table_20_Paragraph">
      <style:paragraph-properties fo:margin-left="0in" fo:margin-right="0.3744in" fo:text-align="justify" style:justify-single-word="false" fo:text-indent="0in" style:auto-text-indent="false"/>
    </style:style>
    <style:style style:name="P2504" style:family="paragraph" style:parent-style-name="Table_20_Paragraph">
      <style:paragraph-properties fo:margin-left="0in" fo:margin-right="0.3217in" fo:text-align="start" style:justify-single-word="false" fo:text-indent="0.1972in" style:auto-text-indent="false" style:writing-mode="rl-tb"/>
    </style:style>
    <style:style style:name="P2505" style:family="paragraph" style:parent-style-name="Table_20_Paragraph">
      <style:paragraph-properties fo:margin-left="0in" fo:margin-right="0.9209in" fo:text-align="start" style:justify-single-word="false" fo:text-indent="0in" style:auto-text-indent="false" style:writing-mode="rl-tb"/>
    </style:style>
    <style:style style:name="P2506" style:family="paragraph" style:parent-style-name="Table_20_Paragraph">
      <style:paragraph-properties fo:margin-left="0in" fo:margin-right="0.0925in" fo:text-align="justify" style:justify-single-word="false" fo:text-indent="-0.0008in" style:auto-text-indent="false"/>
    </style:style>
    <style:style style:name="P2507" style:family="paragraph" style:parent-style-name="Table_20_Paragraph">
      <style:paragraph-properties fo:margin-left="0.0665in" fo:margin-right="0.3138in" fo:text-align="end" style:justify-single-word="false" fo:text-indent="0.25in" style:auto-text-indent="false" style:writing-mode="rl-tb"/>
    </style:style>
    <style:style style:name="P2508" style:family="paragraph" style:parent-style-name="Table_20_Paragraph">
      <style:paragraph-properties fo:margin-left="0in" fo:margin-right="0.3146in" fo:text-indent="0in" style:auto-text-indent="false"/>
    </style:style>
    <style:style style:name="P2509" style:family="paragraph" style:parent-style-name="Table_20_Paragraph">
      <style:paragraph-properties fo:margin-left="0.0091in" fo:margin-right="0.1055in" fo:line-height="0.2835in" fo:text-align="center" style:justify-single-word="false" fo:text-indent="0in" style:auto-text-indent="false" style:writing-mode="rl-tb"/>
    </style:style>
    <style:style style:name="P2510" style:family="paragraph" style:parent-style-name="Table_20_Paragraph">
      <style:paragraph-properties fo:margin-left="0.0091in" fo:margin-right="0.2165in" fo:text-align="center" style:justify-single-word="false" fo:text-indent="0in" style:auto-text-indent="false" style:writing-mode="rl-tb"/>
    </style:style>
    <style:style style:name="P2511" style:family="paragraph" style:parent-style-name="Table_20_Paragraph">
      <style:paragraph-properties fo:margin-left="0.0665in" fo:margin-right="0.2772in" fo:text-align="end" style:justify-single-word="false" fo:text-indent="-0.1409in" style:auto-text-indent="false" style:writing-mode="rl-tb"/>
    </style:style>
    <style:style style:name="P2512" style:family="paragraph" style:parent-style-name="Table_20_Paragraph">
      <style:paragraph-properties fo:margin-left="0.0634in" fo:margin-right="0.2492in" fo:text-align="start" style:justify-single-word="false" fo:text-indent="-0.1425in" style:auto-text-indent="false" style:writing-mode="rl-tb"/>
    </style:style>
    <style:style style:name="P2513" style:family="paragraph" style:parent-style-name="Table_20_Paragraph">
      <style:paragraph-properties fo:margin-left="0in" fo:margin-right="0.511in" fo:text-indent="0in" style:auto-text-indent="false"/>
    </style:style>
    <style:style style:name="P2514" style:family="paragraph" style:parent-style-name="Table_20_Paragraph">
      <style:paragraph-properties fo:margin-left="0in" fo:margin-right="0.8799in" fo:line-height="0.2819in" fo:text-align="start" style:justify-single-word="false" fo:text-indent="0in" style:auto-text-indent="false" style:writing-mode="rl-tb"/>
    </style:style>
    <style:style style:name="P2515" style:family="paragraph" style:parent-style-name="Table_20_Paragraph">
      <style:paragraph-properties fo:margin-left="0in" fo:margin-right="1.2366in" fo:text-align="start" style:justify-single-word="false" fo:text-indent="0in" style:auto-text-indent="false" style:writing-mode="rl-tb"/>
    </style:style>
    <style:style style:name="P2516" style:family="paragraph" style:parent-style-name="Table_20_Paragraph">
      <style:paragraph-properties fo:margin-left="0in" fo:margin-right="1.1547in" fo:text-align="start" style:justify-single-word="false" fo:text-indent="0in" style:auto-text-indent="false" style:writing-mode="rl-tb"/>
    </style:style>
    <style:style style:name="P2517" style:family="paragraph" style:parent-style-name="Table_20_Paragraph">
      <style:paragraph-properties fo:margin-left="0.0571in" fo:margin-right="0.4528in" fo:text-align="start" style:justify-single-word="false" fo:text-indent="-0.1339in" style:auto-text-indent="false" style:writing-mode="rl-tb"/>
    </style:style>
    <style:style style:name="P2518" style:family="paragraph" style:parent-style-name="Table_20_Paragraph">
      <style:paragraph-properties fo:margin-left="0in" fo:margin-right="1.0563in" fo:text-align="start" style:justify-single-word="false" fo:text-indent="0in" style:auto-text-indent="false" style:writing-mode="rl-tb"/>
    </style:style>
    <style:style style:name="P2519" style:family="paragraph" style:parent-style-name="Table_20_Paragraph">
      <style:paragraph-properties fo:margin-left="0in" fo:margin-right="0.3591in" fo:line-height="0.2555in" fo:text-indent="0in" style:auto-text-indent="false"/>
    </style:style>
    <style:style style:name="P2520" style:family="paragraph" style:parent-style-name="Table_20_Paragraph">
      <style:paragraph-properties fo:margin-left="0in" fo:margin-right="0.5693in" fo:text-align="start" style:justify-single-word="false" fo:text-indent="-0.1575in" style:auto-text-indent="false" style:writing-mode="rl-tb"/>
    </style:style>
    <style:style style:name="P2521" style:family="paragraph" style:parent-style-name="Table_20_Paragraph">
      <style:paragraph-properties fo:margin-left="0in" fo:margin-right="0.8909in" style:line-height-at-least="0.2571in" fo:text-indent="0in" style:auto-text-indent="false"/>
    </style:style>
    <style:style style:name="P2522" style:family="paragraph" style:parent-style-name="Table_20_Paragraph">
      <style:paragraph-properties fo:margin-left="0in" fo:margin-right="0.1283in" fo:text-indent="-0.0008in" style:auto-text-indent="false"/>
    </style:style>
    <style:style style:name="P2523" style:family="paragraph" style:parent-style-name="Table_20_Paragraph">
      <style:paragraph-properties fo:margin-left="0in" fo:margin-right="0.3035in" fo:text-align="justify" style:justify-single-word="false" fo:text-indent="-0.0008in" style:auto-text-indent="false"/>
    </style:style>
    <style:style style:name="P2524" style:family="paragraph" style:parent-style-name="Table_20_Paragraph">
      <style:paragraph-properties fo:margin-left="0in" fo:margin-right="0.0862in" fo:text-indent="0in" style:auto-text-indent="false"/>
    </style:style>
    <style:style style:name="P2525" style:family="paragraph" style:parent-style-name="Table_20_Paragraph">
      <style:paragraph-properties fo:margin-left="0.0583in" fo:margin-right="0.2516in" fo:text-align="start" style:justify-single-word="false" fo:text-indent="-0.0783in" style:auto-text-indent="false" style:writing-mode="rl-tb"/>
    </style:style>
    <style:style style:name="P2526" style:family="paragraph" style:parent-style-name="Table_20_Paragraph">
      <style:paragraph-properties fo:margin-left="0in" fo:margin-right="0.8945in" fo:text-align="start" style:justify-single-word="false" fo:text-indent="0in" style:auto-text-indent="false" style:writing-mode="rl-tb"/>
    </style:style>
    <style:style style:name="P2527" style:family="paragraph" style:parent-style-name="Table_20_Paragraph">
      <style:paragraph-properties fo:margin-left="0.0673in" fo:margin-right="0.3264in" fo:text-align="end" style:justify-single-word="false" fo:text-indent="-0.1752in" style:auto-text-indent="false" style:writing-mode="rl-tb"/>
    </style:style>
    <style:style style:name="P2528" style:family="paragraph" style:parent-style-name="Table_20_Paragraph">
      <style:paragraph-properties fo:margin-left="0in" fo:margin-right="0.2547in" fo:text-indent="0in" style:auto-text-indent="false"/>
    </style:style>
    <style:style style:name="P2529" style:family="paragraph" style:parent-style-name="Table_20_Paragraph">
      <style:paragraph-properties fo:margin-left="0in" fo:margin-right="0.4693in" fo:line-height="0.2819in" fo:text-align="start" style:justify-single-word="false" fo:text-indent="0in" style:auto-text-indent="false" style:writing-mode="rl-tb"/>
    </style:style>
    <style:style style:name="P2530" style:family="paragraph" style:parent-style-name="Table_20_Paragraph">
      <style:paragraph-properties fo:margin-left="0in" fo:margin-right="0.4693in" fo:text-indent="0in" style:auto-text-indent="false"/>
    </style:style>
    <style:style style:name="P2531" style:family="paragraph" style:parent-style-name="Table_20_Paragraph">
      <style:paragraph-properties fo:margin-left="1.2075in" fo:margin-right="0in" fo:line-height="0.2783in" fo:text-indent="0in" style:auto-text-indent="false"/>
    </style:style>
    <style:style style:name="P2532" style:family="paragraph" style:parent-style-name="Table_20_Paragraph">
      <style:paragraph-properties fo:margin-left="0in" fo:margin-right="1.0382in" fo:text-align="start" style:justify-single-word="false" fo:text-indent="0in" style:auto-text-indent="false" style:writing-mode="rl-tb"/>
    </style:style>
    <style:style style:name="P2533" style:family="paragraph" style:parent-style-name="Table_20_Paragraph">
      <style:paragraph-properties fo:margin-left="0in" fo:margin-right="0.1035in" fo:text-indent="-0.0008in" style:auto-text-indent="false"/>
    </style:style>
    <style:style style:name="P2534" style:family="paragraph" style:parent-style-name="Table_20_Paragraph">
      <style:paragraph-properties fo:margin-left="0.061in" fo:margin-right="0.2929in" fo:text-align="start" style:justify-single-word="false" fo:text-indent="-0.1736in" style:auto-text-indent="false" style:writing-mode="rl-tb"/>
    </style:style>
    <style:style style:name="P2535" style:family="paragraph" style:parent-style-name="Table_20_Paragraph">
      <style:paragraph-properties fo:margin-left="0.0091in" fo:margin-right="0.8626in" fo:text-align="center" style:justify-single-word="false" fo:text-indent="0in" style:auto-text-indent="false" style:writing-mode="rl-tb"/>
    </style:style>
    <style:style style:name="P2536" style:family="paragraph" style:parent-style-name="Table_20_Paragraph">
      <style:paragraph-properties fo:margin-left="0in" fo:margin-right="0.539in" fo:text-indent="0in" style:auto-text-indent="false"/>
    </style:style>
    <style:style style:name="P2537" style:family="paragraph" style:parent-style-name="Table_20_Paragraph">
      <style:paragraph-properties fo:margin-left="0in" fo:margin-right="1.2465in" fo:text-align="start" style:justify-single-word="false" fo:text-indent="0in" style:auto-text-indent="false" style:writing-mode="rl-tb"/>
    </style:style>
    <style:style style:name="P2538" style:family="paragraph" style:parent-style-name="Table_20_Paragraph">
      <style:paragraph-properties fo:margin-left="0in" fo:margin-right="0.3717in" fo:line-height="0.2827in" fo:text-align="start" style:justify-single-word="false" fo:text-indent="0in" style:auto-text-indent="false" style:writing-mode="rl-tb"/>
    </style:style>
    <style:style style:name="P2539" style:family="paragraph" style:parent-style-name="Table_20_Paragraph">
      <style:paragraph-properties fo:margin-left="0in" fo:margin-right="0.0602in" fo:text-indent="0in" style:auto-text-indent="false"/>
    </style:style>
    <style:style style:name="P2540" style:family="paragraph" style:parent-style-name="Table_20_Paragraph">
      <style:paragraph-properties fo:margin-left="0in" fo:margin-right="0.1016in" fo:text-indent="0in" style:auto-text-indent="false"/>
    </style:style>
    <style:style style:name="P2541" style:family="paragraph" style:parent-style-name="Table_20_Paragraph">
      <style:paragraph-properties fo:margin-left="0.0571in" fo:margin-right="0.3965in" fo:text-align="start" style:justify-single-word="false" fo:text-indent="0.648in" style:auto-text-indent="false" style:writing-mode="rl-tb"/>
    </style:style>
    <style:style style:name="P2542" style:family="paragraph" style:parent-style-name="Table_20_Paragraph">
      <style:paragraph-properties fo:margin-left="0in" fo:margin-right="0.6783in" fo:text-align="start" style:justify-single-word="false" fo:text-indent="0in" style:auto-text-indent="false" style:writing-mode="rl-tb"/>
    </style:style>
    <style:style style:name="P2543" style:family="paragraph" style:parent-style-name="Table_20_Paragraph">
      <style:paragraph-properties fo:margin-left="0in" fo:margin-right="0.4291in" fo:text-indent="0in" style:auto-text-indent="false"/>
    </style:style>
    <style:style style:name="P2544" style:family="paragraph" style:parent-style-name="Table_20_Paragraph">
      <style:paragraph-properties fo:margin-left="0in" fo:margin-right="1.178in" fo:text-align="start" style:justify-single-word="false" fo:text-indent="0in" style:auto-text-indent="false" style:writing-mode="rl-tb"/>
    </style:style>
    <style:style style:name="P2545" style:family="paragraph" style:parent-style-name="Table_20_Paragraph" style:master-page-name="Converted66">
      <style:paragraph-properties fo:margin-left="0.2874in" fo:margin-right="0.1874in" style:line-height-at-least="0.2846in" fo:text-align="start" style:justify-single-word="false" fo:text-indent="-0.0181in" style:auto-text-indent="false" style:page-number="auto" style:writing-mode="rl-tb"/>
    </style:style>
    <style:style style:name="P2546" style:family="paragraph" style:parent-style-name="Table_20_Paragraph">
      <style:paragraph-properties fo:margin-left="0in" fo:margin-right="0.6693in" fo:line-height="0.2555in" fo:text-indent="0in" style:auto-text-indent="false"/>
    </style:style>
    <style:style style:name="P2547" style:family="paragraph" style:parent-style-name="Table_20_Paragraph">
      <style:paragraph-properties fo:margin-left="0in" fo:margin-right="0.3008in" fo:text-indent="-0.0008in" style:auto-text-indent="false"/>
    </style:style>
    <style:style style:name="P2548" style:family="paragraph" style:parent-style-name="Table_20_Paragraph">
      <style:paragraph-properties fo:margin-left="0in" fo:margin-right="0.3819in" fo:text-align="justify" style:justify-single-word="false" fo:text-indent="0in" style:auto-text-indent="false"/>
    </style:style>
    <style:style style:name="P2549" style:family="paragraph" style:parent-style-name="Table_20_Paragraph">
      <style:paragraph-properties fo:margin-left="0in" fo:margin-right="0.5736in" fo:text-align="start" style:justify-single-word="false" fo:text-indent="0in" style:auto-text-indent="false" style:writing-mode="rl-tb"/>
    </style:style>
    <style:style style:name="P2550" style:family="paragraph" style:parent-style-name="Table_20_Paragraph">
      <style:paragraph-properties fo:margin-left="0in" fo:margin-right="0.3047in" fo:text-indent="0in" style:auto-text-indent="false"/>
    </style:style>
    <style:style style:name="P2551" style:family="paragraph" style:parent-style-name="Table_20_Paragraph">
      <style:paragraph-properties fo:margin-left="0in" fo:margin-right="0.0555in" fo:text-indent="0in" style:auto-text-indent="false"/>
    </style:style>
    <style:style style:name="P2552" style:family="paragraph" style:parent-style-name="Table_20_Paragraph">
      <style:paragraph-properties fo:margin-left="0.0091in" fo:margin-right="0.072in" fo:text-align="center" style:justify-single-word="false" fo:text-indent="0in" style:auto-text-indent="false" style:writing-mode="rl-tb"/>
    </style:style>
    <style:style style:name="P2553" style:family="paragraph" style:parent-style-name="Table_20_Paragraph">
      <style:paragraph-properties fo:margin-left="0.0091in" fo:margin-right="0.1862in" fo:text-align="center" style:justify-single-word="false" fo:text-indent="0in" style:auto-text-indent="false" style:writing-mode="rl-tb"/>
    </style:style>
    <style:style style:name="P2554" style:family="paragraph" style:parent-style-name="Table_20_Paragraph">
      <style:paragraph-properties fo:margin-left="0.0091in" fo:margin-right="0.5756in" fo:line-height="0.2835in" fo:text-align="center" style:justify-single-word="false" fo:text-indent="0in" style:auto-text-indent="false" style:writing-mode="rl-tb"/>
    </style:style>
    <style:style style:name="P2555" style:family="paragraph" style:parent-style-name="Table_20_Paragraph">
      <style:paragraph-properties fo:margin-left="0.0091in" fo:margin-right="0.3665in" fo:text-align="center" style:justify-single-word="false" fo:text-indent="0in" style:auto-text-indent="false" style:writing-mode="rl-tb"/>
    </style:style>
    <style:style style:name="P2556" style:family="paragraph" style:parent-style-name="Table_20_Paragraph">
      <style:paragraph-properties fo:margin-left="0in" fo:margin-right="0.1492in" fo:text-indent="-0.0008in" style:auto-text-indent="false"/>
    </style:style>
    <style:style style:name="P2557" style:family="paragraph" style:parent-style-name="Table_20_Paragraph">
      <style:paragraph-properties fo:margin-left="0in" fo:margin-right="0.2709in" fo:text-indent="0in" style:auto-text-indent="false"/>
    </style:style>
    <style:style style:name="P2558" style:family="paragraph" style:parent-style-name="Table_20_Paragraph">
      <style:paragraph-properties fo:margin-left="0.0661in" fo:margin-right="0.1957in" fo:text-align="justify" style:justify-single-word="false" fo:text-indent="0.0465in" style:auto-text-indent="false" style:writing-mode="rl-tb"/>
    </style:style>
    <style:style style:name="P2559" style:family="paragraph" style:parent-style-name="Table_20_Paragraph">
      <style:paragraph-properties fo:margin-left="0.0665in" fo:margin-right="0.1764in" fo:text-align="end" style:justify-single-word="false" fo:text-indent="-0.0571in" style:auto-text-indent="false" style:writing-mode="rl-tb"/>
    </style:style>
    <style:style style:name="P2560" style:family="paragraph" style:parent-style-name="Table_20_Paragraph">
      <style:paragraph-properties fo:margin-left="0in" fo:margin-right="0.4091in" fo:margin-top="0.0161in" fo:margin-bottom="0in" loext:contextual-spacing="false" fo:text-align="start" style:justify-single-word="false" fo:text-indent="-0.2819in" style:auto-text-indent="false" style:writing-mode="rl-tb"/>
    </style:style>
    <style:style style:name="P2561" style:family="paragraph" style:parent-style-name="Table_20_Paragraph">
      <style:paragraph-properties fo:margin-left="0in" fo:margin-right="0.2264in" fo:margin-top="0.0736in" fo:margin-bottom="0in" loext:contextual-spacing="false" fo:text-align="start" style:justify-single-word="false" fo:text-indent="0.1819in" style:auto-text-indent="false" style:writing-mode="rl-tb"/>
    </style:style>
    <style:style style:name="P2562" style:family="paragraph" style:parent-style-name="Table_20_Paragraph">
      <style:paragraph-properties fo:margin-left="0in" fo:margin-right="0.4701in" fo:text-align="start" style:justify-single-word="false" fo:text-indent="-0.172in" style:auto-text-indent="false" style:writing-mode="rl-tb"/>
    </style:style>
    <style:style style:name="P2563" style:family="paragraph" style:parent-style-name="Table_20_Paragraph">
      <style:paragraph-properties fo:margin-left="0in" fo:margin-right="0.4783in" fo:text-align="start" style:justify-single-word="false" fo:text-indent="0in" style:auto-text-indent="false" style:writing-mode="rl-tb"/>
    </style:style>
    <style:style style:name="P2564" style:family="paragraph" style:parent-style-name="Table_20_Paragraph">
      <style:paragraph-properties fo:margin-left="0.0665in" fo:margin-right="0.2354in" fo:text-align="end" style:justify-single-word="false" fo:text-indent="0.0362in" style:auto-text-indent="false" style:writing-mode="rl-tb"/>
    </style:style>
    <style:style style:name="P2565" style:family="paragraph" style:parent-style-name="Table_20_Paragraph">
      <style:paragraph-properties fo:margin-left="0.0665in" fo:margin-right="0.4791in" fo:text-align="end" style:justify-single-word="false" fo:text-indent="-0.3161in" style:auto-text-indent="false" style:writing-mode="rl-tb"/>
    </style:style>
    <style:style style:name="P2566" style:family="paragraph" style:parent-style-name="Table_20_Paragraph">
      <style:paragraph-properties fo:margin-left="0.0665in" fo:margin-right="0.5465in" fo:text-align="end" style:justify-single-word="false" fo:text-indent="-0.0646in" style:auto-text-indent="false" style:writing-mode="rl-tb"/>
    </style:style>
    <style:style style:name="P2567" style:family="paragraph" style:parent-style-name="Table_20_Paragraph">
      <style:paragraph-properties fo:margin-left="0in" fo:margin-right="0.1744in" fo:text-indent="0in" style:auto-text-indent="false"/>
    </style:style>
    <style:style style:name="P2568" style:family="paragraph" style:parent-style-name="Table_20_Paragraph">
      <style:paragraph-properties fo:margin-left="0in" fo:margin-right="0.8618in" fo:text-indent="0in" style:auto-text-indent="false"/>
    </style:style>
    <style:style style:name="P2569" style:family="paragraph" style:parent-style-name="Table_20_Paragraph">
      <style:paragraph-properties fo:margin-left="0in" fo:margin-right="1.4654in" fo:line-height="0.2819in" fo:text-align="start" style:justify-single-word="false" fo:text-indent="0in" style:auto-text-indent="false" style:writing-mode="rl-tb"/>
    </style:style>
    <style:style style:name="P2570" style:family="paragraph" style:parent-style-name="Table_20_Paragraph">
      <style:paragraph-properties fo:margin-left="0.0661in" fo:margin-right="0.1008in" fo:text-align="end" style:justify-single-word="false" fo:text-indent="-0.0138in" style:auto-text-indent="false" style:writing-mode="rl-tb"/>
    </style:style>
    <style:style style:name="P2571" style:family="paragraph" style:parent-style-name="Table_20_Paragraph">
      <style:paragraph-properties fo:margin-left="0.0673in" fo:margin-right="0.1965in" fo:text-align="justify" style:justify-single-word="false" fo:text-indent="0.161in" style:auto-text-indent="false" style:writing-mode="rl-tb"/>
    </style:style>
    <style:style style:name="P2572" style:family="paragraph" style:parent-style-name="Table_20_Paragraph">
      <style:paragraph-properties fo:margin-left="0in" fo:margin-right="1.1846in" fo:line-height="0.2866in" fo:text-align="start" style:justify-single-word="false" fo:text-indent="0in" style:auto-text-indent="false" style:writing-mode="rl-tb"/>
    </style:style>
    <style:style style:name="P2573" style:family="paragraph" style:parent-style-name="Table_20_Paragraph">
      <style:paragraph-properties fo:margin-left="0.0555in" fo:margin-right="0.228in" fo:text-align="start" style:justify-single-word="false" fo:text-indent="-0.1516in" style:auto-text-indent="false" style:writing-mode="rl-tb"/>
    </style:style>
    <style:style style:name="P2574" style:family="paragraph" style:parent-style-name="Table_20_Paragraph">
      <style:paragraph-properties fo:margin-left="0in" fo:margin-right="1.1626in" fo:text-align="start" style:justify-single-word="false" fo:text-indent="0in" style:auto-text-indent="false" style:writing-mode="rl-tb"/>
    </style:style>
    <style:style style:name="P2575" style:family="paragraph" style:parent-style-name="Table_20_Paragraph">
      <style:paragraph-properties fo:margin-left="0.0563in" fo:margin-right="0.1646in" fo:text-align="start" style:justify-single-word="false" fo:text-indent="0.0457in" style:auto-text-indent="false" style:writing-mode="rl-tb"/>
    </style:style>
    <style:style style:name="P2576" style:family="paragraph" style:parent-style-name="Table_20_Paragraph">
      <style:paragraph-properties fo:margin-left="0in" fo:margin-right="0.1898in" fo:text-indent="0in" style:auto-text-indent="false"/>
    </style:style>
    <style:style style:name="P2577" style:family="paragraph" style:parent-style-name="Table_20_Paragraph" style:master-page-name="Converted69">
      <style:paragraph-properties fo:margin-left="0.0665in" fo:margin-right="0.1016in" fo:text-align="justify" style:justify-single-word="false" fo:text-indent="0.2146in" style:auto-text-indent="false" style:page-number="auto" style:writing-mode="rl-tb"/>
    </style:style>
    <style:style style:name="P2578" style:family="paragraph" style:parent-style-name="Table_20_Paragraph">
      <style:paragraph-properties fo:margin-left="0in" fo:margin-right="0.2134in" fo:text-indent="0in" style:auto-text-indent="false"/>
    </style:style>
    <style:style style:name="P2579" style:family="paragraph" style:parent-style-name="Table_20_Paragraph">
      <style:paragraph-properties fo:margin-left="0in" fo:margin-right="0.0917in" fo:line-height="0.2819in" fo:text-align="start" style:justify-single-word="false" fo:text-indent="0in" style:auto-text-indent="false" style:writing-mode="rl-tb"/>
    </style:style>
    <style:style style:name="P2580" style:family="paragraph" style:parent-style-name="Table_20_Paragraph">
      <style:paragraph-properties fo:margin-left="0.0665in" fo:margin-right="0.2244in" fo:text-align="end" style:justify-single-word="false" fo:text-indent="0.1965in" style:auto-text-indent="false" style:writing-mode="rl-tb"/>
    </style:style>
    <style:style style:name="P2581" style:family="paragraph" style:parent-style-name="Table_20_Paragraph">
      <style:paragraph-properties fo:margin-left="0.0665in" fo:margin-right="0.2846in" fo:text-align="end" style:justify-single-word="false" fo:text-indent="0.0827in" style:auto-text-indent="false" style:writing-mode="rl-tb"/>
    </style:style>
    <style:style style:name="P2582" style:family="paragraph" style:parent-style-name="Table_20_Paragraph">
      <style:paragraph-properties fo:margin-left="0.0673in" fo:margin-right="0.1244in" fo:text-align="end" style:justify-single-word="false" fo:text-indent="0.0307in" style:auto-text-indent="false" style:writing-mode="rl-tb"/>
    </style:style>
    <style:style style:name="P2583" style:family="paragraph" style:parent-style-name="Table_20_Paragraph">
      <style:paragraph-properties fo:margin-left="0in" fo:margin-right="0.472in" fo:text-indent="-0.0008in" style:auto-text-indent="false"/>
    </style:style>
    <style:style style:name="P2584" style:family="paragraph" style:parent-style-name="Table_20_Paragraph">
      <style:paragraph-properties fo:margin-left="0.0665in" fo:margin-right="0.1327in" fo:text-align="justify" style:justify-single-word="false" fo:text-indent="0.5673in" style:auto-text-indent="false" style:writing-mode="rl-tb"/>
    </style:style>
    <style:style style:name="P2585" style:family="paragraph" style:parent-style-name="Table_20_Paragraph" style:master-page-name="Converted70">
      <style:paragraph-properties fo:margin-left="0in" fo:margin-right="0.4083in" fo:line-height="0.2736in" fo:text-align="start" style:justify-single-word="false" fo:text-indent="0in" style:auto-text-indent="false" style:page-number="auto" style:writing-mode="rl-tb"/>
    </style:style>
    <style:style style:name="P2586" style:family="paragraph" style:parent-style-name="Table_20_Paragraph">
      <style:paragraph-properties fo:margin-left="0in" fo:margin-right="0.528in" fo:line-height="0.2555in" fo:text-indent="0in" style:auto-text-indent="false"/>
    </style:style>
    <style:style style:name="P2587" style:family="paragraph" style:parent-style-name="Table_20_Paragraph">
      <style:paragraph-properties fo:margin-left="0in" fo:margin-right="0.1717in" fo:text-indent="-0.0008in" style:auto-text-indent="false"/>
    </style:style>
    <style:style style:name="P2588" style:family="paragraph" style:parent-style-name="Table_20_Paragraph">
      <style:paragraph-properties fo:margin-left="0in" fo:margin-right="0.228in" fo:line-height="0.2555in" fo:text-indent="0in" style:auto-text-indent="false"/>
    </style:style>
    <style:style style:name="P2589" style:family="paragraph" style:parent-style-name="Table_20_Paragraph">
      <style:paragraph-properties fo:margin-left="0in" fo:margin-right="1.4028in" fo:text-align="start" style:justify-single-word="false" fo:text-indent="0in" style:auto-text-indent="false" style:writing-mode="rl-tb"/>
    </style:style>
    <style:style style:name="P2590" style:family="paragraph" style:parent-style-name="Table_20_Paragraph">
      <style:paragraph-properties fo:margin-left="0.0665in" fo:margin-right="0.4307in" fo:text-align="end" style:justify-single-word="false" fo:text-indent="0.1165in" style:auto-text-indent="false" style:writing-mode="rl-tb"/>
    </style:style>
    <style:style style:name="P2591" style:family="paragraph" style:parent-style-name="Table_20_Paragraph">
      <style:paragraph-properties fo:margin-left="0in" fo:margin-right="0.5783in" fo:line-height="0.2835in" fo:text-align="start" style:justify-single-word="false" fo:text-indent="0in" style:auto-text-indent="false" style:writing-mode="rl-tb"/>
    </style:style>
    <style:style style:name="P2592" style:family="paragraph" style:parent-style-name="Table_20_Paragraph">
      <style:paragraph-properties fo:margin-left="0in" fo:margin-right="0.4535in" fo:line-height="0.2819in" fo:text-align="start" style:justify-single-word="false" fo:text-indent="0in" style:auto-text-indent="false" style:writing-mode="rl-tb"/>
    </style:style>
    <style:style style:name="P2593" style:family="paragraph" style:parent-style-name="Table_20_Paragraph">
      <style:paragraph-properties fo:margin-left="0in" fo:margin-right="1.2811in" fo:line-height="0.2783in" fo:text-align="start" style:justify-single-word="false" fo:text-indent="0in" style:auto-text-indent="false" style:writing-mode="rl-tb"/>
    </style:style>
    <style:style style:name="P2594" style:family="paragraph" style:parent-style-name="Table_20_Paragraph">
      <style:paragraph-properties fo:margin-left="0.0665in" fo:margin-right="0.3709in" fo:text-align="end" style:justify-single-word="false" fo:text-indent="-0.1799in" style:auto-text-indent="false" style:writing-mode="rl-tb"/>
    </style:style>
    <style:style style:name="P2595" style:family="paragraph" style:parent-style-name="Table_20_Paragraph">
      <style:paragraph-properties fo:margin-left="0in" fo:margin-right="0.5071in" fo:text-indent="0in" style:auto-text-indent="false"/>
    </style:style>
    <style:style style:name="P2596" style:family="paragraph" style:parent-style-name="Table_20_Paragraph">
      <style:paragraph-properties fo:margin-left="0.0091in" fo:margin-right="0.3134in" fo:line-height="0.2835in" fo:text-align="center" style:justify-single-word="false" fo:text-indent="0in" style:auto-text-indent="false" style:writing-mode="rl-tb"/>
    </style:style>
    <style:style style:name="P2597" style:family="paragraph" style:parent-style-name="Table_20_Paragraph">
      <style:paragraph-properties fo:margin-left="0.0091in" fo:margin-right="0.1925in" fo:text-align="center" style:justify-single-word="false" fo:text-indent="0in" style:auto-text-indent="false" style:writing-mode="rl-tb"/>
    </style:style>
    <style:style style:name="P2598" style:family="paragraph" style:parent-style-name="Table_20_Paragraph">
      <style:paragraph-properties fo:margin-left="0in" fo:margin-right="1.298in" fo:line-height="0.2819in" fo:text-align="start" style:justify-single-word="false" fo:text-indent="0in" style:auto-text-indent="false" style:writing-mode="rl-tb"/>
    </style:style>
    <style:style style:name="P2599" style:family="paragraph" style:parent-style-name="Table_20_Paragraph">
      <style:paragraph-properties fo:margin-left="0.0575in" fo:margin-right="0.5626in" fo:text-align="start" style:justify-single-word="false" fo:text-indent="-0.1736in" style:auto-text-indent="false" style:writing-mode="rl-tb"/>
    </style:style>
    <style:style style:name="P2600" style:family="paragraph" style:parent-style-name="Table_20_Paragraph">
      <style:paragraph-properties fo:margin-left="0in" fo:margin-right="0.4327in" fo:text-indent="-0.0008in" style:auto-text-indent="false"/>
    </style:style>
    <style:style style:name="P2601" style:family="paragraph" style:parent-style-name="Table_20_Paragraph">
      <style:paragraph-properties fo:margin-left="0in" fo:margin-right="0.9854in" fo:text-align="start" style:justify-single-word="false" fo:text-indent="0in" style:auto-text-indent="false" style:writing-mode="rl-tb"/>
    </style:style>
    <style:style style:name="P2602" style:family="paragraph" style:parent-style-name="Table_20_Paragraph">
      <style:paragraph-properties fo:margin-left="0in" fo:margin-right="0.0882in" fo:text-align="start" style:justify-single-word="false" fo:text-indent="0in" style:auto-text-indent="false" style:writing-mode="rl-tb"/>
    </style:style>
    <style:style style:name="P2603" style:family="paragraph" style:parent-style-name="Table_20_Paragraph">
      <style:paragraph-properties fo:margin-left="0in" fo:margin-right="0.9902in" fo:text-align="start" style:justify-single-word="false" fo:text-indent="0in" style:auto-text-indent="false" style:writing-mode="rl-tb"/>
    </style:style>
    <style:style style:name="P2604" style:family="paragraph" style:parent-style-name="Table_20_Paragraph">
      <style:paragraph-properties fo:margin-left="0.0091in" fo:margin-right="0.4665in" fo:line-height="0.2819in" fo:text-align="center" style:justify-single-word="false" fo:text-indent="0in" style:auto-text-indent="false" style:writing-mode="rl-tb"/>
    </style:style>
    <style:style style:name="P2605" style:family="paragraph" style:parent-style-name="Table_20_Paragraph">
      <style:paragraph-properties fo:margin-left="0.0091in" fo:margin-right="0.3626in" fo:text-align="center" style:justify-single-word="false" fo:text-indent="0in" style:auto-text-indent="false" style:writing-mode="rl-tb"/>
    </style:style>
    <style:style style:name="P2606" style:family="paragraph" style:parent-style-name="Table_20_Paragraph">
      <style:paragraph-properties fo:margin-left="0in" fo:margin-right="0.0571in" fo:text-indent="0in" style:auto-text-indent="false"/>
    </style:style>
    <style:style style:name="P2607" style:family="paragraph" style:parent-style-name="Table_20_Paragraph">
      <style:paragraph-properties fo:margin-left="0.0665in" fo:margin-right="0.172in" fo:text-align="end" style:justify-single-word="false" fo:text-indent="0.0929in" style:auto-text-indent="false" style:writing-mode="rl-tb"/>
    </style:style>
    <style:style style:name="P2608" style:family="paragraph" style:parent-style-name="Table_20_Paragraph" style:master-page-name="Converted72">
      <style:paragraph-properties fo:margin-left="0.0665in" fo:margin-right="0.1866in" fo:text-align="justify" style:justify-single-word="false" fo:text-indent="0.0646in" style:auto-text-indent="false" style:page-number="auto" style:writing-mode="rl-tb"/>
    </style:style>
    <style:style style:name="P2609" style:family="paragraph" style:parent-style-name="Table_20_Paragraph">
      <style:paragraph-properties fo:margin-left="0in" fo:margin-right="0.3827in" fo:text-align="justify" style:justify-single-word="false" fo:text-indent="0in" style:auto-text-indent="false"/>
    </style:style>
    <style:style style:name="P2610" style:family="paragraph" style:parent-style-name="Table_20_Paragraph">
      <style:paragraph-properties fo:margin-left="0in" fo:margin-right="0.2374in" fo:text-indent="0in" style:auto-text-indent="false"/>
    </style:style>
    <style:style style:name="P2611" style:family="paragraph" style:parent-style-name="Table_20_Paragraph">
      <style:paragraph-properties fo:margin-left="0.0661in" fo:margin-right="0.1602in" fo:text-align="end" style:justify-single-word="false" fo:text-indent="0.3445in" style:auto-text-indent="false" style:writing-mode="rl-tb"/>
    </style:style>
    <style:style style:name="P2612" style:family="paragraph" style:parent-style-name="Table_20_Paragraph">
      <style:paragraph-properties fo:margin-left="0in" fo:margin-right="0.5957in" fo:text-indent="0in" style:auto-text-indent="false"/>
    </style:style>
    <style:style style:name="P2613" style:family="paragraph" style:parent-style-name="Table_20_Paragraph">
      <style:paragraph-properties fo:margin-left="0in" fo:margin-right="0.7591in" fo:line-height="0.2835in" fo:text-align="start" style:justify-single-word="false" fo:text-indent="0in" style:auto-text-indent="false" style:writing-mode="rl-tb"/>
    </style:style>
    <style:style style:name="P2614" style:family="paragraph" style:parent-style-name="Table_20_Paragraph">
      <style:paragraph-properties fo:margin-left="0in" fo:margin-right="0.3583in" fo:text-align="start" style:justify-single-word="false" fo:text-indent="0in" style:auto-text-indent="false" style:writing-mode="rl-tb"/>
    </style:style>
    <style:style style:name="P2615" style:family="paragraph" style:parent-style-name="Table_20_Paragraph">
      <style:paragraph-properties fo:margin-left="0.0571in" fo:margin-right="0.2256in" fo:text-align="start" style:justify-single-word="false" fo:text-indent="0.2571in" style:auto-text-indent="false" style:writing-mode="rl-tb"/>
    </style:style>
    <style:style style:name="P2616" style:family="paragraph" style:parent-style-name="Table_20_Paragraph">
      <style:paragraph-properties fo:margin-left="0in" fo:margin-right="0.85in" style:line-height-at-least="0.2571in" fo:text-indent="0in" style:auto-text-indent="false"/>
    </style:style>
    <style:style style:name="P2617" style:family="paragraph" style:parent-style-name="Table_20_Paragraph">
      <style:paragraph-properties fo:margin-left="0in" fo:margin-right="0.0709in" fo:text-indent="0in" style:auto-text-indent="false"/>
    </style:style>
    <style:style style:name="P2618" style:family="paragraph" style:parent-style-name="Table_20_Paragraph">
      <style:paragraph-properties fo:margin-left="0in" fo:margin-right="0.2244in" fo:line-height="0.2827in" fo:text-align="start" style:justify-single-word="false" fo:text-indent="0in" style:auto-text-indent="false" style:writing-mode="rl-tb"/>
    </style:style>
    <style:style style:name="P2619" style:family="paragraph" style:parent-style-name="Table_20_Paragraph">
      <style:paragraph-properties fo:margin-left="0in" fo:margin-right="0.2244in" fo:line-height="0.2508in" fo:text-align="end" style:justify-single-word="false" fo:text-indent="0in" style:auto-text-indent="false"/>
    </style:style>
    <style:style style:name="P2620" style:family="paragraph" style:parent-style-name="Table_20_Paragraph">
      <style:paragraph-properties fo:margin-left="0in" fo:margin-right="0.6016in" fo:margin-top="0.0028in" fo:margin-bottom="0in" loext:contextual-spacing="false" fo:line-height="0.2555in" fo:text-indent="0in" style:auto-text-indent="false"/>
    </style:style>
    <style:style style:name="P2621" style:family="paragraph" style:parent-style-name="Table_20_Paragraph">
      <style:paragraph-properties fo:margin-left="0in" fo:margin-right="0.3346in" fo:line-height="0.2819in" fo:text-align="start" style:justify-single-word="false" fo:text-indent="0in" style:auto-text-indent="false" style:writing-mode="rl-tb"/>
    </style:style>
    <style:style style:name="P2622" style:family="paragraph" style:parent-style-name="Table_20_Paragraph">
      <style:paragraph-properties fo:margin-left="0in" fo:margin-right="0.4811in" fo:text-align="start" style:justify-single-word="false" fo:text-indent="0in" style:auto-text-indent="false" style:writing-mode="rl-tb"/>
    </style:style>
    <style:style style:name="P2623" style:family="paragraph" style:parent-style-name="Table_20_Paragraph">
      <style:paragraph-properties fo:margin-left="0.0673in" fo:margin-right="0.1953in" fo:text-align="end" style:justify-single-word="false" fo:text-indent="0.0583in" style:auto-text-indent="false" style:writing-mode="rl-tb"/>
    </style:style>
    <style:style style:name="P2624" style:family="paragraph" style:parent-style-name="Table_20_Paragraph">
      <style:paragraph-properties fo:margin-left="0in" fo:margin-right="0.3091in" fo:line-height="0.2819in" fo:text-align="start" style:justify-single-word="false" fo:text-indent="0in" style:auto-text-indent="false" style:writing-mode="rl-tb"/>
    </style:style>
    <style:style style:name="P2625" style:family="paragraph" style:parent-style-name="Table_20_Paragraph">
      <style:paragraph-properties fo:margin-left="0.0661in" fo:margin-right="0.0929in" fo:text-align="justify" style:justify-single-word="false" fo:text-indent="0.1193in" style:auto-text-indent="false" style:writing-mode="rl-tb"/>
    </style:style>
    <style:style style:name="P2626" style:family="paragraph" style:parent-style-name="Table_20_Paragraph">
      <style:paragraph-properties fo:margin-left="0in" fo:margin-right="1.4327in" fo:line-height="0.2866in" fo:text-align="start" style:justify-single-word="false" fo:text-indent="0in" style:auto-text-indent="false" style:writing-mode="rl-tb"/>
    </style:style>
    <style:style style:name="P2627" style:family="paragraph" style:parent-style-name="Table_20_Paragraph">
      <style:paragraph-properties fo:margin-left="0.0571in" fo:margin-right="0.2429in" fo:text-align="start" style:justify-single-word="false" fo:text-indent="-0.0661in" style:auto-text-indent="false" style:writing-mode="rl-tb"/>
    </style:style>
    <style:style style:name="P2628" style:family="paragraph" style:parent-style-name="Table_20_Paragraph">
      <style:paragraph-properties fo:margin-left="0in" fo:margin-right="1.3752in" fo:text-align="start" style:justify-single-word="false" fo:text-indent="0in" style:auto-text-indent="false" style:writing-mode="rl-tb"/>
    </style:style>
    <style:style style:name="P2629" style:family="paragraph" style:parent-style-name="Table_20_Paragraph">
      <style:paragraph-properties fo:margin-left="0.0661in" fo:margin-right="0.1638in" fo:text-align="end" style:justify-single-word="false" fo:text-indent="0.4346in" style:auto-text-indent="false" style:writing-mode="rl-tb"/>
    </style:style>
    <style:style style:name="P2630" style:family="paragraph" style:parent-style-name="Table_20_Paragraph">
      <style:paragraph-properties fo:margin-left="0.0665in" fo:margin-right="0.2043in" fo:text-align="end" style:justify-single-word="false" fo:text-indent="-0.048in" style:auto-text-indent="false" style:writing-mode="rl-tb"/>
    </style:style>
    <style:style style:name="P2631" style:family="paragraph" style:parent-style-name="Table_20_Paragraph">
      <style:paragraph-properties fo:margin-left="0in" fo:margin-right="1.0681in" fo:margin-top="0.0028in" fo:margin-bottom="0in" loext:contextual-spacing="false" fo:line-height="0.2555in" fo:text-indent="0in" style:auto-text-indent="false"/>
    </style:style>
    <style:style style:name="P2632" style:family="paragraph" style:parent-style-name="Table_20_Paragraph">
      <style:paragraph-properties fo:margin-left="0in" fo:margin-right="0.6272in" fo:text-indent="0in" style:auto-text-indent="false"/>
    </style:style>
    <style:style style:name="P2633" style:family="paragraph" style:parent-style-name="Table_20_Paragraph">
      <style:paragraph-properties fo:margin-left="0.0661in" fo:margin-right="0.1362in" fo:text-align="end" style:justify-single-word="false" fo:text-indent="0.1882in" style:auto-text-indent="false" style:writing-mode="rl-tb"/>
    </style:style>
    <style:style style:name="P2634" style:family="paragraph" style:parent-style-name="Table_20_Paragraph">
      <style:paragraph-properties fo:margin-left="0.0728in" fo:margin-right="0in" fo:text-indent="0in" style:auto-text-indent="false"/>
    </style:style>
    <style:style style:name="P2635" style:family="paragraph" style:parent-style-name="Table_20_Paragraph">
      <style:paragraph-properties fo:margin-left="0.0728in" fo:margin-right="0in" fo:line-height="0.2457in" fo:text-indent="0in" style:auto-text-indent="false"/>
    </style:style>
    <style:style style:name="P2636" style:family="paragraph" style:parent-style-name="Table_20_Paragraph">
      <style:paragraph-properties fo:margin-left="0.0728in" fo:margin-right="0in" fo:line-height="0.2417in" fo:text-indent="0in" style:auto-text-indent="false"/>
    </style:style>
    <style:style style:name="P2637" style:family="paragraph" style:parent-style-name="Table_20_Paragraph">
      <style:paragraph-properties fo:margin-left="0.0728in" fo:margin-right="0in" fo:line-height="0.2547in" fo:text-indent="0in" style:auto-text-indent="false"/>
    </style:style>
    <style:style style:name="P2638" style:family="paragraph" style:parent-style-name="Table_20_Paragraph">
      <style:paragraph-properties fo:margin-left="0.0728in" fo:margin-right="0in" fo:line-height="0.2528in" fo:text-indent="0in" style:auto-text-indent="false"/>
    </style:style>
    <style:style style:name="P2639" style:family="paragraph" style:parent-style-name="Table_20_Paragraph">
      <style:paragraph-properties fo:margin-left="0.0728in" fo:margin-right="0in" fo:line-height="0.2508in" fo:text-indent="0in" style:auto-text-indent="false"/>
    </style:style>
    <style:style style:name="P2640" style:family="paragraph" style:parent-style-name="Table_20_Paragraph">
      <style:paragraph-properties fo:margin-left="0in" fo:margin-right="0.1661in" fo:margin-top="0.002in" fo:margin-bottom="0in" loext:contextual-spacing="false" fo:line-height="0.2555in" fo:text-indent="0in" style:auto-text-indent="false"/>
    </style:style>
    <style:style style:name="P2641" style:family="paragraph" style:parent-style-name="Table_20_Paragraph">
      <style:paragraph-properties fo:margin-left="0in" fo:margin-right="0.161in" fo:text-indent="0in" style:auto-text-indent="false"/>
    </style:style>
    <style:style style:name="P2642" style:family="paragraph" style:parent-style-name="Table_20_Paragraph">
      <style:paragraph-properties fo:margin-left="0.072in" fo:margin-right="0in" fo:line-height="0.2508in" fo:text-indent="0in" style:auto-text-indent="false"/>
    </style:style>
    <style:style style:name="P2643" style:family="paragraph" style:parent-style-name="Table_20_Paragraph">
      <style:paragraph-properties fo:margin-left="0.4016in" fo:margin-right="0.3972in" fo:line-height="0.2547in" fo:text-align="center" style:justify-single-word="false" fo:text-indent="0in" style:auto-text-indent="false"/>
    </style:style>
    <style:style style:name="P2644" style:family="paragraph" style:parent-style-name="Table_20_Paragraph">
      <style:paragraph-properties fo:margin-left="0.6346in" fo:margin-right="0.6283in" fo:line-height="0.2547in" fo:text-align="center" style:justify-single-word="false" fo:text-indent="0in" style:auto-text-indent="false"/>
    </style:style>
    <style:style style:name="P2645" style:family="paragraph" style:parent-style-name="Table_20_Paragraph">
      <style:paragraph-properties fo:margin-left="0.6346in" fo:margin-right="0.6283in" fo:text-align="center" style:justify-single-word="false" fo:text-indent="0in" style:auto-text-indent="false"/>
    </style:style>
    <style:style style:name="P2646" style:family="paragraph" style:parent-style-name="Table_20_Paragraph">
      <style:paragraph-properties fo:margin-left="0.5016in" fo:margin-right="0.5098in" fo:line-height="0.2862in" fo:text-align="center" style:justify-single-word="false" fo:text-indent="0in" style:auto-text-indent="false" style:writing-mode="rl-tb"/>
    </style:style>
    <style:style style:name="P2647" style:family="paragraph" style:parent-style-name="Table_20_Paragraph">
      <style:paragraph-properties fo:margin-left="0.402in" fo:margin-right="0.3972in" fo:line-height="0.2547in" fo:text-align="center" style:justify-single-word="false" fo:text-indent="0in" style:auto-text-indent="false"/>
    </style:style>
    <style:style style:name="P2648" style:family="paragraph" style:parent-style-name="Table_20_Paragraph">
      <style:paragraph-properties fo:margin-left="0.402in" fo:margin-right="0.3972in" fo:text-align="center" style:justify-single-word="false" fo:text-indent="0in" style:auto-text-indent="false"/>
    </style:style>
    <style:style style:name="P2649" style:family="paragraph" style:parent-style-name="Table_20_Paragraph">
      <style:paragraph-properties fo:margin-left="0.6346in" fo:margin-right="0.6291in" fo:line-height="0.2547in" fo:text-align="center" style:justify-single-word="false" fo:text-indent="0in" style:auto-text-indent="false"/>
    </style:style>
    <style:style style:name="P2650" style:family="paragraph" style:parent-style-name="Table_20_Paragraph">
      <style:paragraph-properties fo:margin-left="0.5028in" fo:margin-right="0.5098in" fo:line-height="0.2862in" fo:text-align="center" style:justify-single-word="false" fo:text-indent="0in" style:auto-text-indent="false" style:writing-mode="rl-tb"/>
    </style:style>
    <style:style style:name="P2651" style:family="paragraph" style:parent-style-name="Table_20_Paragraph">
      <style:paragraph-properties fo:margin-left="0.502in" fo:margin-right="0.5098in" fo:line-height="0.2744in" fo:text-align="center" style:justify-single-word="false" fo:text-indent="0in" style:auto-text-indent="false" style:writing-mode="rl-tb"/>
    </style:style>
    <style:style style:name="P2652" style:family="paragraph" style:parent-style-name="Table_20_Paragraph">
      <style:paragraph-properties fo:margin-left="0.502in" fo:margin-right="0.5098in" fo:line-height="0.2862in" fo:text-align="center" style:justify-single-word="false" fo:text-indent="0in" style:auto-text-indent="false" style:writing-mode="rl-tb"/>
    </style:style>
    <style:style style:name="P2653" style:family="paragraph" style:parent-style-name="Table_20_Paragraph">
      <style:paragraph-properties fo:margin-left="0.402in" fo:margin-right="0.3965in" fo:line-height="0.2547in" fo:text-align="center" style:justify-single-word="false" fo:text-indent="0in" style:auto-text-indent="false"/>
    </style:style>
    <style:style style:name="P2654" style:family="paragraph" style:parent-style-name="Table_20_Paragraph">
      <style:paragraph-properties fo:margin-left="1.0181in" fo:margin-right="1.0126in" fo:text-align="center" style:justify-single-word="false" fo:text-indent="0in" style:auto-text-indent="false"/>
    </style:style>
    <style:style style:name="P2655" style:family="paragraph" style:parent-style-name="Table_20_Paragraph">
      <style:paragraph-properties fo:margin-left="1.0181in" fo:margin-right="1.0126in" fo:line-height="0.2547in" fo:text-align="center" style:justify-single-word="false" fo:text-indent="0in" style:auto-text-indent="false"/>
    </style:style>
    <style:style style:name="P2656" style:family="paragraph" style:parent-style-name="Table_20_Paragraph">
      <style:paragraph-properties fo:margin-left="0.6783in" fo:margin-right="0.6854in" fo:line-height="0.2874in" fo:text-align="center" style:justify-single-word="false" fo:text-indent="0in" style:auto-text-indent="false" style:writing-mode="rl-tb"/>
    </style:style>
    <style:style style:name="P2657" style:family="paragraph" style:parent-style-name="Table_20_Paragraph">
      <style:paragraph-properties fo:margin-left="0.6783in" fo:margin-right="0.6854in" fo:line-height="0.2736in" fo:text-align="center" style:justify-single-word="false" fo:text-indent="0in" style:auto-text-indent="false" style:writing-mode="rl-tb"/>
    </style:style>
    <style:style style:name="P2658" style:family="paragraph" style:parent-style-name="Table_20_Paragraph">
      <style:paragraph-properties fo:margin-left="0.6783in" fo:margin-right="0.6854in" fo:line-height="0.2744in" fo:text-align="center" style:justify-single-word="false" fo:text-indent="0in" style:auto-text-indent="false" style:writing-mode="rl-tb"/>
    </style:style>
    <style:style style:name="P2659" style:family="paragraph" style:parent-style-name="Table_20_Paragraph">
      <style:paragraph-properties fo:margin-left="0.6783in" fo:margin-right="0.6854in" fo:line-height="0.2862in" fo:text-align="center" style:justify-single-word="false" fo:text-indent="0in" style:auto-text-indent="false" style:writing-mode="rl-tb"/>
    </style:style>
    <style:style style:name="P2660" style:family="paragraph" style:parent-style-name="Table_20_Paragraph">
      <style:paragraph-properties fo:margin-left="0.1453in" fo:margin-right="0.1362in" fo:text-align="center" style:justify-single-word="false" fo:text-indent="0in" style:auto-text-indent="false"/>
    </style:style>
    <style:style style:name="P2661" style:family="paragraph" style:parent-style-name="Table_20_Paragraph">
      <style:paragraph-properties fo:margin-left="0.6799in" fo:margin-right="0.6854in" fo:line-height="0.2736in" fo:text-align="center" style:justify-single-word="false" fo:text-indent="0in" style:auto-text-indent="false" style:writing-mode="rl-tb"/>
    </style:style>
    <style:style style:name="P2662" style:family="paragraph" style:parent-style-name="Table_20_Paragraph">
      <style:paragraph-properties fo:margin-left="0.6799in" fo:margin-right="0.6854in" fo:line-height="0.2744in" fo:text-align="center" style:justify-single-word="false" fo:text-indent="0in" style:auto-text-indent="false" style:writing-mode="rl-tb"/>
    </style:style>
    <style:style style:name="P2663" style:family="paragraph" style:parent-style-name="Table_20_Paragraph">
      <style:paragraph-properties fo:margin-left="0.1429in" fo:margin-right="0.1374in" fo:line-height="0.1909in" fo:text-align="center" style:justify-single-word="false" fo:text-indent="0in" style:auto-text-indent="false"/>
    </style:style>
    <style:style style:name="P2664" style:family="paragraph" style:parent-style-name="Table_20_Paragraph">
      <style:paragraph-properties fo:margin-left="0.1429in" fo:margin-right="0.1374in" fo:text-align="center" style:justify-single-word="false" fo:text-indent="0in" style:auto-text-indent="false"/>
    </style:style>
    <style:style style:name="P2665" style:family="paragraph" style:parent-style-name="Table_20_Paragraph">
      <style:paragraph-properties fo:margin-left="1.0181in" fo:margin-right="1.011in" fo:line-height="0.2547in" fo:text-align="center" style:justify-single-word="false" fo:text-indent="0in" style:auto-text-indent="false"/>
    </style:style>
    <style:style style:name="P2666" style:family="paragraph" style:parent-style-name="Table_20_Paragraph">
      <style:paragraph-properties fo:margin-left="0.6791in" fo:margin-right="0.6854in" fo:line-height="0.2736in" fo:text-align="center" style:justify-single-word="false" fo:text-indent="0in" style:auto-text-indent="false" style:writing-mode="rl-tb"/>
    </style:style>
    <style:style style:name="P2667" style:family="paragraph" style:parent-style-name="Table_20_Paragraph">
      <style:paragraph-properties fo:margin-left="1.0173in" fo:margin-right="1.0126in" fo:line-height="0.2547in" fo:text-align="center" style:justify-single-word="false" fo:text-indent="0in" style:auto-text-indent="false"/>
    </style:style>
    <style:style style:name="P2668" style:family="paragraph" style:parent-style-name="Table_20_Paragraph">
      <style:paragraph-properties fo:margin-left="1.0181in" fo:margin-right="1.0118in" fo:text-align="center" style:justify-single-word="false" fo:text-indent="0in" style:auto-text-indent="false"/>
    </style:style>
    <style:style style:name="P2669" style:family="paragraph" style:parent-style-name="Table_20_Paragraph">
      <style:paragraph-properties fo:margin-left="1.0181in" fo:margin-right="1.0118in" fo:line-height="0.2547in" fo:text-align="center" style:justify-single-word="false" fo:text-indent="0in" style:auto-text-indent="false"/>
    </style:style>
    <style:style style:name="P2670" style:family="paragraph" style:parent-style-name="Table_20_Paragraph">
      <style:paragraph-properties fo:margin-left="0.6799in" fo:margin-right="0.6846in" fo:line-height="0.2744in" fo:text-align="center" style:justify-single-word="false" fo:text-indent="0in" style:auto-text-indent="false" style:writing-mode="rl-tb"/>
    </style:style>
    <style:style style:name="P2671" style:family="paragraph" style:parent-style-name="Table_20_Paragraph">
      <style:paragraph-properties fo:margin-left="0.5098in" fo:margin-right="0.5047in" fo:text-align="center" style:justify-single-word="false" fo:text-indent="0in" style:auto-text-indent="false"/>
    </style:style>
    <style:style style:name="P2672" style:family="paragraph" style:parent-style-name="Table_20_Paragraph">
      <style:paragraph-properties fo:margin-left="0.4846in" fo:margin-right="0.4807in" fo:text-align="center" style:justify-single-word="false" fo:text-indent="0in" style:auto-text-indent="false"/>
    </style:style>
    <style:style style:name="P2673" style:family="paragraph" style:parent-style-name="Table_20_Paragraph">
      <style:paragraph-properties fo:margin-left="0.4846in" fo:margin-right="0.4807in" fo:line-height="0.2547in" fo:text-align="center" style:justify-single-word="false" fo:text-indent="0in" style:auto-text-indent="false"/>
    </style:style>
    <style:style style:name="P2674" style:family="paragraph" style:parent-style-name="Table_20_Paragraph">
      <style:paragraph-properties fo:margin-left="0.2661in" fo:margin-right="0.2701in" fo:line-height="0.2874in" fo:text-align="center" style:justify-single-word="false" fo:text-indent="0in" style:auto-text-indent="false" style:writing-mode="rl-tb"/>
    </style:style>
    <style:style style:name="P2675" style:family="paragraph" style:parent-style-name="Table_20_Paragraph">
      <style:paragraph-properties fo:margin-left="0.5098in" fo:margin-right="0.5055in" fo:text-align="center" style:justify-single-word="false" fo:text-indent="0in" style:auto-text-indent="false"/>
    </style:style>
    <style:style style:name="P2676" style:family="paragraph" style:parent-style-name="Table_20_Paragraph">
      <style:paragraph-properties fo:margin-left="0.4846in" fo:margin-right="0.4791in" fo:text-align="center" style:justify-single-word="false" fo:text-indent="0in" style:auto-text-indent="false"/>
    </style:style>
    <style:style style:name="P2677" style:family="paragraph" style:parent-style-name="Table_20_Paragraph">
      <style:paragraph-properties fo:margin-left="0.2654in" fo:margin-right="0.2709in" fo:line-height="0.2874in" fo:text-align="center" style:justify-single-word="false" fo:text-indent="0in" style:auto-text-indent="false" style:writing-mode="rl-tb"/>
    </style:style>
    <style:style style:name="P2678" style:family="paragraph" style:parent-style-name="Table_20_Paragraph">
      <style:paragraph-properties fo:margin-left="0.4846in" fo:margin-right="0.4799in" fo:text-align="center" style:justify-single-word="false" fo:text-indent="0in" style:auto-text-indent="false"/>
    </style:style>
    <style:style style:name="P2679" style:family="paragraph" style:parent-style-name="Table_20_Paragraph">
      <style:paragraph-properties fo:margin-left="0.4846in" fo:margin-right="0.4799in" fo:line-height="0.2547in" fo:text-align="center" style:justify-single-word="false" fo:text-indent="0in" style:auto-text-indent="false"/>
    </style:style>
    <style:style style:name="P2680" style:family="paragraph" style:parent-style-name="Table_20_Paragraph">
      <style:paragraph-properties fo:margin-left="0.5098in" fo:margin-right="0.5043in" fo:text-align="center" style:justify-single-word="false" fo:text-indent="0in" style:auto-text-indent="false"/>
    </style:style>
    <style:style style:name="P2681" style:family="paragraph" style:parent-style-name="Table_20_Paragraph">
      <style:paragraph-properties fo:margin-left="0.5098in" fo:margin-right="0.5043in" fo:line-height="0.2547in" fo:text-align="center" style:justify-single-word="false" fo:text-indent="0in" style:auto-text-indent="false"/>
    </style:style>
    <style:style style:name="P2682" style:family="paragraph" style:parent-style-name="Table_20_Paragraph">
      <style:paragraph-properties fo:margin-left="0.4839in" fo:margin-right="0.4807in" fo:text-align="center" style:justify-single-word="false" fo:text-indent="0in" style:auto-text-indent="false"/>
    </style:style>
    <style:style style:name="P2683" style:family="paragraph" style:parent-style-name="Table_20_Paragraph">
      <style:paragraph-properties fo:margin-left="0.2661in" fo:margin-right="0.2709in" fo:line-height="0.2862in" fo:text-align="center" style:justify-single-word="false" fo:text-indent="0in" style:auto-text-indent="false" style:writing-mode="rl-tb"/>
    </style:style>
    <style:style style:name="P2684" style:family="paragraph" style:parent-style-name="Table_20_Paragraph">
      <style:paragraph-properties fo:margin-left="0.7465in" fo:margin-right="0in" fo:line-height="0.2508in" fo:text-indent="0in" style:auto-text-indent="false"/>
    </style:style>
    <style:style style:name="P2685" style:family="paragraph" style:parent-style-name="Table_20_Paragraph">
      <style:paragraph-properties fo:margin-left="0.7835in" fo:margin-right="0in" fo:line-height="0.2508in" fo:text-indent="0in" style:auto-text-indent="false"/>
    </style:style>
    <style:style style:name="P2686" style:family="paragraph" style:parent-style-name="Table_20_Paragraph">
      <style:paragraph-properties fo:margin-left="0.7646in" fo:margin-right="0in" fo:line-height="0.2508in" fo:text-indent="0in" style:auto-text-indent="false"/>
    </style:style>
    <style:style style:name="P2687" style:family="paragraph" style:parent-style-name="Table_20_Paragraph" style:master-page-name="Converted116">
      <style:paragraph-properties fo:margin-left="0in" fo:margin-right="0.5362in" fo:line-height="0.2819in" fo:text-align="start" style:justify-single-word="false" fo:text-indent="0in" style:auto-text-indent="false" style:page-number="auto" style:writing-mode="rl-tb"/>
    </style:style>
    <style:style style:name="P2688" style:family="paragraph" style:parent-style-name="Table_20_Paragraph">
      <style:paragraph-properties fo:margin-left="0.3756in" fo:margin-right="0.3717in" fo:line-height="0.2547in" fo:text-align="center" style:justify-single-word="false" fo:text-indent="0in" style:auto-text-indent="false"/>
    </style:style>
    <style:style style:name="P2689" style:family="paragraph" style:parent-style-name="Table_20_Paragraph">
      <style:paragraph-properties fo:margin-left="0.3756in" fo:margin-right="0.3717in" fo:text-align="center" style:justify-single-word="false" fo:text-indent="0in" style:auto-text-indent="false"/>
    </style:style>
    <style:style style:name="P2690" style:family="paragraph" style:parent-style-name="Table_20_Paragraph">
      <style:paragraph-properties fo:margin-left="0.3756in" fo:margin-right="0.3717in" fo:line-height="0.2508in" fo:text-align="center" style:justify-single-word="false" fo:text-indent="0in" style:auto-text-indent="false"/>
    </style:style>
    <style:style style:name="P2691" style:family="paragraph" style:parent-style-name="Table_20_Paragraph">
      <style:paragraph-properties fo:margin-left="0.2417in" fo:margin-right="0.2465in" fo:line-height="0.2736in" fo:text-align="center" style:justify-single-word="false" fo:text-indent="0in" style:auto-text-indent="false" style:writing-mode="rl-tb"/>
    </style:style>
    <style:style style:name="P2692" style:family="paragraph" style:parent-style-name="Table_20_Paragraph">
      <style:paragraph-properties fo:margin-left="0.2417in" fo:margin-right="0.2465in" fo:line-height="0.2862in" fo:text-align="center" style:justify-single-word="false" fo:text-indent="0in" style:auto-text-indent="false" style:writing-mode="rl-tb"/>
    </style:style>
    <style:style style:name="P2693" style:family="paragraph" style:parent-style-name="Table_20_Paragraph">
      <style:paragraph-properties fo:margin-left="0.2417in" fo:margin-right="0.2465in" fo:line-height="0.2744in" fo:text-align="center" style:justify-single-word="false" fo:text-indent="0in" style:auto-text-indent="false" style:writing-mode="rl-tb"/>
    </style:style>
    <style:style style:name="P2694" style:family="paragraph" style:parent-style-name="Table_20_Paragraph">
      <style:paragraph-properties fo:margin-left="0in" fo:margin-right="0.0043in" fo:line-height="0.2736in" fo:text-align="center" style:justify-single-word="false" fo:text-indent="0in" style:auto-text-indent="false" style:writing-mode="rl-tb"/>
    </style:style>
    <style:style style:name="P2695" style:family="paragraph" style:parent-style-name="Table_20_Paragraph">
      <style:paragraph-properties fo:margin-left="0in" fo:margin-right="0.0043in" fo:line-height="0.2744in" fo:text-align="center" style:justify-single-word="false" fo:text-indent="0in" style:auto-text-indent="false" style:writing-mode="rl-tb"/>
    </style:style>
    <style:style style:name="P2696" style:family="paragraph" style:parent-style-name="Table_20_Paragraph">
      <style:paragraph-properties fo:margin-left="0in" fo:margin-right="0.0043in" fo:line-height="0.2874in" fo:text-align="center" style:justify-single-word="false" fo:text-indent="0in" style:auto-text-indent="false" style:writing-mode="rl-tb"/>
    </style:style>
    <style:style style:name="P2697" style:family="paragraph" style:parent-style-name="Table_20_Paragraph">
      <style:paragraph-properties fo:margin-left="0in" fo:margin-right="0.0043in" fo:line-height="0.2862in" fo:text-align="center" style:justify-single-word="false" fo:text-indent="0in" style:auto-text-indent="false" style:writing-mode="rl-tb"/>
    </style:style>
    <style:style style:name="P2698" style:family="paragraph" style:parent-style-name="Table_20_Paragraph">
      <style:paragraph-properties fo:margin-left="0.0043in" fo:margin-right="0in" fo:line-height="0.2547in" fo:text-align="center" style:justify-single-word="false" fo:text-indent="0in" style:auto-text-indent="false"/>
    </style:style>
    <style:style style:name="P2699" style:family="paragraph" style:parent-style-name="Table_20_Paragraph">
      <style:paragraph-properties fo:margin-left="0.0043in" fo:margin-right="0in" fo:text-align="center" style:justify-single-word="false" fo:text-indent="0in" style:auto-text-indent="false"/>
    </style:style>
    <style:style style:name="P2700" style:family="paragraph" style:parent-style-name="Table_20_Paragraph">
      <style:paragraph-properties fo:margin-left="0.3756in" fo:margin-right="0.372in" fo:line-height="0.2547in" fo:text-align="center" style:justify-single-word="false" fo:text-indent="0in" style:auto-text-indent="false"/>
    </style:style>
    <style:style style:name="P2701" style:family="paragraph" style:parent-style-name="Table_20_Paragraph">
      <style:paragraph-properties fo:margin-left="0.3756in" fo:margin-right="0.372in" fo:text-align="center" style:justify-single-word="false" fo:text-indent="0in" style:auto-text-indent="false"/>
    </style:style>
    <style:style style:name="P2702" style:family="paragraph" style:parent-style-name="Table_20_Paragraph">
      <style:paragraph-properties fo:margin-left="0.3756in" fo:margin-right="0.372in" fo:line-height="0.2508in" fo:text-align="center" style:justify-single-word="false" fo:text-indent="0in" style:auto-text-indent="false"/>
    </style:style>
    <style:style style:name="P2703" style:family="paragraph" style:parent-style-name="Table_20_Paragraph">
      <style:paragraph-properties fo:margin-left="0.2425in" fo:margin-right="0.2465in" fo:line-height="0.2736in" fo:text-align="center" style:justify-single-word="false" fo:text-indent="0in" style:auto-text-indent="false" style:writing-mode="rl-tb"/>
    </style:style>
    <style:style style:name="P2704" style:family="paragraph" style:parent-style-name="Table_20_Paragraph">
      <style:paragraph-properties fo:margin-left="0.2425in" fo:margin-right="0.2465in" fo:line-height="0.2862in" fo:text-align="center" style:justify-single-word="false" fo:text-indent="0in" style:auto-text-indent="false" style:writing-mode="rl-tb"/>
    </style:style>
    <style:style style:name="P2705" style:family="paragraph" style:parent-style-name="Table_20_Paragraph">
      <style:paragraph-properties fo:margin-left="0.2425in" fo:margin-right="0.2465in" fo:line-height="0.2744in" fo:text-align="center" style:justify-single-word="false" fo:text-indent="0in" style:auto-text-indent="false" style:writing-mode="rl-tb"/>
    </style:style>
    <style:style style:name="P2706" style:family="paragraph" style:parent-style-name="Table_20_Paragraph">
      <style:paragraph-properties fo:margin-left="0.2429in" fo:margin-right="0.2457in" fo:line-height="0.2744in" fo:text-align="center" style:justify-single-word="false" fo:text-indent="0in" style:auto-text-indent="false" style:writing-mode="rl-tb"/>
    </style:style>
    <style:style style:name="P2707" style:family="paragraph" style:parent-style-name="Table_20_Paragraph">
      <style:paragraph-properties fo:margin-left="0.2429in" fo:margin-right="0.2457in" fo:line-height="0.2874in" fo:text-align="center" style:justify-single-word="false" fo:text-indent="0in" style:auto-text-indent="false" style:writing-mode="rl-tb"/>
    </style:style>
    <style:style style:name="P2708" style:family="paragraph" style:parent-style-name="Table_20_Paragraph">
      <style:paragraph-properties fo:margin-left="0.2429in" fo:margin-right="0.2457in" fo:line-height="0.2862in" fo:text-align="center" style:justify-single-word="false" fo:text-indent="0in" style:auto-text-indent="false" style:writing-mode="rl-tb"/>
    </style:style>
    <style:style style:name="P2709" style:family="paragraph" style:parent-style-name="Table_20_Paragraph">
      <style:paragraph-properties fo:margin-left="0.3756in" fo:margin-right="0.3709in" fo:line-height="0.2547in" fo:text-align="center" style:justify-single-word="false" fo:text-indent="0in" style:auto-text-indent="false"/>
    </style:style>
    <style:style style:name="P2710" style:family="paragraph" style:parent-style-name="Table_20_Paragraph">
      <style:paragraph-properties fo:margin-left="0.3756in" fo:margin-right="0.3709in" fo:line-height="0.2508in" fo:text-align="center" style:justify-single-word="false" fo:text-indent="0in" style:auto-text-indent="false"/>
    </style:style>
    <style:style style:name="P2711" style:family="paragraph" style:parent-style-name="Table_20_Paragraph">
      <style:paragraph-properties fo:margin-left="0.3756in" fo:margin-right="0.3709in" fo:text-align="center" style:justify-single-word="false" fo:text-indent="0in" style:auto-text-indent="false"/>
    </style:style>
    <style:style style:name="P2712" style:family="paragraph" style:parent-style-name="Table_20_Paragraph">
      <style:paragraph-properties fo:margin-left="0.3756in" fo:margin-right="0.3701in" fo:line-height="0.2547in" fo:text-align="center" style:justify-single-word="false" fo:text-indent="0in" style:auto-text-indent="false"/>
    </style:style>
    <style:style style:name="P2713" style:family="paragraph" style:parent-style-name="Table_20_Paragraph">
      <style:paragraph-properties fo:margin-left="0.2429in" fo:margin-right="0.2465in" fo:line-height="0.2862in" fo:text-align="center" style:justify-single-word="false" fo:text-indent="0in" style:auto-text-indent="false" style:writing-mode="rl-tb"/>
    </style:style>
    <style:style style:name="P2714" style:family="paragraph" style:parent-style-name="Table_20_Paragraph">
      <style:paragraph-properties fo:margin-left="0.2429in" fo:margin-right="0.2465in" fo:line-height="0.2736in" fo:text-align="center" style:justify-single-word="false" fo:text-indent="0in" style:auto-text-indent="false" style:writing-mode="rl-tb"/>
    </style:style>
    <style:style style:name="P2715" style:family="paragraph" style:parent-style-name="Table_20_Paragraph">
      <style:paragraph-properties fo:margin-left="0.2429in" fo:margin-right="0.2465in" fo:line-height="0.2744in" fo:text-align="center" style:justify-single-word="false" fo:text-indent="0in" style:auto-text-indent="false" style:writing-mode="rl-tb"/>
    </style:style>
    <style:style style:name="P2716" style:family="paragraph" style:parent-style-name="Table_20_Paragraph">
      <style:paragraph-properties fo:margin-left="0.0555in" fo:margin-right="0.0583in" fo:line-height="0.2862in" fo:text-align="center" style:justify-single-word="false" fo:text-indent="0in" style:auto-text-indent="false" style:writing-mode="rl-tb"/>
    </style:style>
    <style:style style:name="P2717" style:family="paragraph" style:parent-style-name="Table_20_Paragraph">
      <style:paragraph-properties fo:margin-left="0.0555in" fo:margin-right="0.0583in" fo:line-height="0.2744in" fo:text-align="center" style:justify-single-word="false" fo:text-indent="0in" style:auto-text-indent="false" style:writing-mode="rl-tb"/>
    </style:style>
    <style:style style:name="P2718" style:family="paragraph" style:parent-style-name="Table_20_Paragraph">
      <style:paragraph-properties fo:margin-left="0.0555in" fo:margin-right="0.0583in" fo:line-height="0.2736in" fo:text-align="center" style:justify-single-word="false" fo:text-indent="0in" style:auto-text-indent="false" style:writing-mode="rl-tb"/>
    </style:style>
    <style:style style:name="P2719" style:family="paragraph" style:parent-style-name="Table_20_Paragraph">
      <style:paragraph-properties fo:margin-left="0.0709in" fo:margin-right="0.0665in" fo:line-height="0.2547in" fo:text-align="center" style:justify-single-word="false" fo:text-indent="0in" style:auto-text-indent="false"/>
    </style:style>
    <style:style style:name="P2720" style:family="paragraph" style:parent-style-name="Table_20_Paragraph">
      <style:paragraph-properties fo:margin-left="0.0709in" fo:margin-right="0.0665in" fo:text-align="center" style:justify-single-word="false" fo:text-indent="0in" style:auto-text-indent="false"/>
    </style:style>
    <style:style style:name="P2721" style:family="paragraph" style:parent-style-name="Table_20_Paragraph">
      <style:paragraph-properties fo:margin-left="0.0709in" fo:margin-right="0.0665in" fo:line-height="0.2508in" fo:text-align="center" style:justify-single-word="false" fo:text-indent="0in" style:auto-text-indent="false"/>
    </style:style>
    <style:style style:name="P2722" style:family="paragraph" style:parent-style-name="Table_20_Paragraph">
      <style:paragraph-properties fo:margin-left="0.0709in" fo:margin-right="0.0665in" fo:line-height="0.2516in" fo:text-align="center" style:justify-single-word="false" fo:text-indent="0in" style:auto-text-indent="false"/>
    </style:style>
    <style:style style:name="P2723" style:family="paragraph" style:parent-style-name="Table_20_Paragraph">
      <style:paragraph-properties fo:margin-left="0.4339in" fo:margin-right="0in" fo:text-indent="0in" style:auto-text-indent="false"/>
    </style:style>
    <style:style style:name="P2724" style:family="paragraph" style:parent-style-name="Table_20_Paragraph">
      <style:paragraph-properties fo:margin-left="0.4339in" fo:margin-right="0in" fo:line-height="0.2516in" fo:text-indent="0in" style:auto-text-indent="false"/>
    </style:style>
    <style:style style:name="P2725" style:family="paragraph" style:parent-style-name="Table_20_Paragraph">
      <style:paragraph-properties fo:margin-left="0in" fo:margin-right="0.3228in" fo:line-height="0.2547in" fo:text-align="end" style:justify-single-word="false" fo:text-indent="0in" style:auto-text-indent="false"/>
    </style:style>
    <style:style style:name="P2726" style:family="paragraph" style:parent-style-name="Table_20_Paragraph">
      <style:paragraph-properties fo:margin-left="0in" fo:margin-right="0.3228in" fo:line-height="0.2508in" fo:text-align="end" style:justify-single-word="false" fo:text-indent="0in" style:auto-text-indent="false"/>
    </style:style>
    <style:style style:name="P2727" style:family="paragraph" style:parent-style-name="Table_20_Paragraph">
      <style:paragraph-properties fo:margin-left="0.4646in" fo:margin-right="0in" fo:line-height="0.2547in" fo:text-indent="0in" style:auto-text-indent="false"/>
    </style:style>
    <style:style style:name="P2728" style:family="paragraph" style:parent-style-name="Table_20_Paragraph">
      <style:paragraph-properties fo:margin-left="0.4646in" fo:margin-right="0in" fo:line-height="0.2516in" fo:text-indent="0in" style:auto-text-indent="false"/>
    </style:style>
    <style:style style:name="P2729" style:family="paragraph" style:parent-style-name="Table_20_Paragraph">
      <style:paragraph-properties fo:margin-left="0in" fo:margin-right="0.3417in" fo:text-align="end" style:justify-single-word="false" fo:text-indent="0in" style:auto-text-indent="false"/>
    </style:style>
    <style:style style:name="P2730" style:family="paragraph" style:parent-style-name="Table_20_Paragraph">
      <style:paragraph-properties fo:margin-left="0.3902in" fo:margin-right="0in" fo:line-height="0.2547in" fo:text-indent="0in" style:auto-text-indent="false"/>
    </style:style>
    <style:style style:name="P2731" style:family="paragraph" style:parent-style-name="Table_20_Paragraph">
      <style:paragraph-properties fo:margin-left="0.4465in" fo:margin-right="0in" fo:text-indent="0in" style:auto-text-indent="false"/>
    </style:style>
    <style:style style:name="P2732" style:family="paragraph" style:parent-style-name="Table_20_Paragraph">
      <style:paragraph-properties fo:margin-left="0.452in" fo:margin-right="0in" fo:line-height="0.2547in" fo:text-indent="0in" style:auto-text-indent="false"/>
    </style:style>
    <style:style style:name="P2733" style:family="paragraph" style:parent-style-name="Table_20_Paragraph">
      <style:paragraph-properties fo:margin-left="0.428in" fo:margin-right="0in" fo:line-height="0.2547in" fo:text-indent="0in" style:auto-text-indent="false"/>
    </style:style>
    <style:style style:name="P2734" style:family="paragraph" style:parent-style-name="Table_20_Paragraph">
      <style:paragraph-properties fo:margin-left="0.428in" fo:margin-right="0in" fo:line-height="0.2508in" fo:text-indent="0in" style:auto-text-indent="false"/>
    </style:style>
    <style:style style:name="P2735" style:family="paragraph" style:parent-style-name="Table_20_Paragraph">
      <style:paragraph-properties fo:margin-left="0.4709in" fo:margin-right="0in" fo:line-height="0.2508in" fo:text-indent="0in" style:auto-text-indent="false"/>
    </style:style>
    <style:style style:name="P2736" style:family="paragraph" style:parent-style-name="Table_20_Paragraph">
      <style:paragraph-properties fo:margin-left="0.4827in" fo:margin-right="0in" fo:line-height="0.2508in" fo:text-indent="0in" style:auto-text-indent="false"/>
    </style:style>
    <style:style style:name="P2737" style:family="paragraph" style:parent-style-name="Table_20_Paragraph">
      <style:paragraph-properties fo:margin-left="0.0709in" fo:margin-right="0.0661in" fo:line-height="0.2508in" fo:text-align="center" style:justify-single-word="false" fo:text-indent="0in" style:auto-text-indent="false"/>
    </style:style>
    <style:style style:name="P2738" style:family="paragraph" style:parent-style-name="Table_20_Paragraph">
      <style:paragraph-properties fo:margin-left="0.0709in" fo:margin-right="0.0661in" fo:line-height="0.2516in" fo:text-align="center" style:justify-single-word="false" fo:text-indent="0in" style:auto-text-indent="false"/>
    </style:style>
    <style:style style:name="P2739" style:family="paragraph" style:parent-style-name="Table_20_Paragraph">
      <style:paragraph-properties fo:margin-left="0.4583in" fo:margin-right="0in" fo:line-height="0.2516in" fo:text-indent="0in" style:auto-text-indent="false"/>
    </style:style>
    <style:style style:name="P2740" style:family="paragraph" style:parent-style-name="Table_20_Paragraph">
      <style:paragraph-properties fo:margin-left="0.4398in" fo:margin-right="0in" fo:line-height="0.2508in" fo:text-indent="0in" style:auto-text-indent="false"/>
    </style:style>
    <style:style style:name="P2741" style:family="paragraph" style:parent-style-name="Table_20_Paragraph">
      <style:paragraph-properties fo:margin-left="0.4398in" fo:margin-right="0in" fo:line-height="0.2516in" fo:text-indent="0in" style:auto-text-indent="false"/>
    </style:style>
    <style:style style:name="P2742" style:family="paragraph" style:parent-style-name="Table_20_Paragraph">
      <style:paragraph-properties fo:margin-left="0.4209in" fo:margin-right="0in" fo:line-height="0.2508in" fo:text-indent="0in" style:auto-text-indent="false"/>
    </style:style>
    <style:style style:name="P2743" style:family="paragraph" style:parent-style-name="Table_20_Paragraph">
      <style:paragraph-properties fo:margin-left="0.0555in" fo:margin-right="0.0598in" fo:line-height="0.2736in" fo:text-align="center" style:justify-single-word="false" fo:text-indent="0in" style:auto-text-indent="false" style:writing-mode="rl-tb"/>
    </style:style>
    <style:style style:name="P2744" style:family="paragraph" style:parent-style-name="Table_20_Paragraph">
      <style:paragraph-properties fo:margin-left="0.0555in" fo:margin-right="0.0598in" fo:line-height="0.2744in" fo:text-align="center" style:justify-single-word="false" fo:text-indent="0in" style:auto-text-indent="false" style:writing-mode="rl-tb"/>
    </style:style>
    <style:style style:name="P2745" style:family="paragraph" style:parent-style-name="Table_20_Paragraph">
      <style:paragraph-properties fo:margin-left="0.0709in" fo:margin-right="0.0673in" fo:line-height="0.2508in" fo:text-align="center" style:justify-single-word="false" fo:text-indent="0in" style:auto-text-indent="false"/>
    </style:style>
    <style:style style:name="P2746" style:family="paragraph" style:parent-style-name="Table_20_Paragraph" style:master-page-name="Converted117">
      <style:paragraph-properties fo:margin-left="0.0709in" fo:margin-right="0.0673in" fo:line-height="0.2516in" fo:text-align="center" style:justify-single-word="false" fo:text-indent="0in" style:auto-text-indent="false" style:page-number="auto"/>
    </style:style>
    <style:style style:name="P2747" style:family="paragraph" style:parent-style-name="Table_20_Paragraph">
      <style:paragraph-properties fo:margin-left="0.5366in" fo:margin-right="0.5339in" fo:text-align="center" style:justify-single-word="false" fo:text-indent="0in" style:auto-text-indent="false"/>
    </style:style>
    <style:style style:name="P2748" style:family="paragraph" style:parent-style-name="Table_20_Paragraph">
      <style:paragraph-properties fo:margin-left="0.5366in" fo:margin-right="0.5339in" fo:line-height="0.2547in" fo:text-align="center" style:justify-single-word="false" fo:text-indent="0in" style:auto-text-indent="false"/>
    </style:style>
    <style:style style:name="P2749" style:family="paragraph" style:parent-style-name="Table_20_Paragraph">
      <style:paragraph-properties fo:margin-left="0.4882in" fo:margin-right="0.4909in" fo:line-height="0.2862in" fo:text-align="center" style:justify-single-word="false" fo:text-indent="0in" style:auto-text-indent="false" style:writing-mode="rl-tb"/>
    </style:style>
    <style:style style:name="P2750" style:family="paragraph" style:parent-style-name="Table_20_Paragraph">
      <style:paragraph-properties fo:margin-left="0.4882in" fo:margin-right="0.4909in" fo:line-height="0.2744in" fo:text-align="center" style:justify-single-word="false" fo:text-indent="0in" style:auto-text-indent="false" style:writing-mode="rl-tb"/>
    </style:style>
    <style:style style:name="P2751" style:family="paragraph" style:parent-style-name="Table_20_Paragraph">
      <style:paragraph-properties fo:margin-left="0.5374in" fo:margin-right="0.5339in" fo:line-height="0.2547in" fo:text-align="center" style:justify-single-word="false" fo:text-indent="0in" style:auto-text-indent="false"/>
    </style:style>
    <style:style style:name="P2752" style:family="paragraph" style:parent-style-name="Table_20_Paragraph">
      <style:paragraph-properties fo:margin-left="0.5374in" fo:margin-right="0.5339in" fo:text-align="center" style:justify-single-word="false" fo:text-indent="0in" style:auto-text-indent="false"/>
    </style:style>
    <style:style style:name="P2753" style:family="paragraph" style:parent-style-name="Table_20_Paragraph">
      <style:paragraph-properties fo:margin-left="0.4882in" fo:margin-right="0.4898in" fo:line-height="0.2736in" fo:text-align="center" style:justify-single-word="false" fo:text-indent="0in" style:auto-text-indent="false" style:writing-mode="rl-tb"/>
    </style:style>
    <style:style style:name="P2754" style:family="paragraph" style:parent-style-name="Table_20_Paragraph">
      <style:paragraph-properties fo:margin-left="0.5374in" fo:margin-right="0.5335in" fo:line-height="0.2547in" fo:text-align="center" style:justify-single-word="false" fo:text-indent="0in" style:auto-text-indent="false"/>
    </style:style>
    <style:style style:name="P2755" style:family="paragraph" style:parent-style-name="Table_20_Paragraph">
      <style:paragraph-properties fo:margin-left="0.4882in" fo:margin-right="0.4902in" fo:line-height="0.2736in" fo:text-align="center" style:justify-single-word="false" fo:text-indent="0in" style:auto-text-indent="false" style:writing-mode="rl-tb"/>
    </style:style>
    <style:style style:name="P2756" style:family="paragraph" style:parent-style-name="Table_20_Paragraph">
      <style:paragraph-properties fo:margin-left="0.3984in" fo:margin-right="0in" fo:line-height="0.2417in" fo:text-indent="0in" style:auto-text-indent="false"/>
    </style:style>
    <style:style style:name="P2757" style:family="paragraph" style:parent-style-name="Table_20_Paragraph">
      <style:paragraph-properties fo:margin-left="0.3984in" fo:margin-right="0in" fo:line-height="0.2508in" fo:text-indent="0in" style:auto-text-indent="false"/>
    </style:style>
    <style:style style:name="P2758" style:family="paragraph" style:parent-style-name="Table_20_Paragraph">
      <style:paragraph-properties fo:margin-left="0.3984in" fo:margin-right="0in" fo:line-height="0.2516in" fo:text-indent="0in" style:auto-text-indent="false"/>
    </style:style>
    <style:style style:name="P2759" style:family="paragraph" style:parent-style-name="Table_20_Paragraph">
      <style:paragraph-properties fo:margin-left="0.3772in" fo:margin-right="0in" fo:line-height="0.2417in" fo:text-indent="0in" style:auto-text-indent="false"/>
    </style:style>
    <style:style style:name="P2760" style:family="paragraph" style:parent-style-name="Table_20_Paragraph">
      <style:paragraph-properties fo:margin-left="0.2244in" fo:margin-right="0.2189in" fo:text-align="center" style:justify-single-word="false" fo:text-indent="0in" style:auto-text-indent="false"/>
    </style:style>
    <style:style style:name="P2761" style:family="paragraph" style:parent-style-name="Table_20_Paragraph">
      <style:paragraph-properties fo:margin-left="0.2244in" fo:margin-right="0.2189in" fo:line-height="0.2547in" fo:text-align="center" style:justify-single-word="false" fo:text-indent="0in" style:auto-text-indent="false"/>
    </style:style>
    <style:style style:name="P2762" style:family="paragraph" style:parent-style-name="Table_20_Paragraph">
      <style:paragraph-properties fo:margin-left="0.1354in" fo:margin-right="0.1402in" fo:line-height="0.2744in" fo:text-align="center" style:justify-single-word="false" fo:text-indent="0in" style:auto-text-indent="false" style:writing-mode="rl-tb"/>
    </style:style>
    <style:style style:name="P2763" style:family="paragraph" style:parent-style-name="Table_20_Paragraph">
      <style:paragraph-properties fo:margin-left="0.1354in" fo:margin-right="0.1402in" fo:line-height="0.2736in" fo:text-align="center" style:justify-single-word="false" fo:text-indent="0in" style:auto-text-indent="false" style:writing-mode="rl-tb"/>
    </style:style>
    <style:style style:name="P2764" style:family="paragraph" style:parent-style-name="Table_20_Paragraph">
      <style:paragraph-properties fo:margin-left="0.2516in" fo:margin-right="0.2492in" fo:text-align="center" style:justify-single-word="false" fo:text-indent="0in" style:auto-text-indent="false"/>
    </style:style>
    <style:style style:name="P2765" style:family="paragraph" style:parent-style-name="Table_20_Paragraph">
      <style:paragraph-properties fo:margin-left="0in" fo:margin-right="0.0047in" fo:line-height="0.2744in" fo:text-align="center" style:justify-single-word="false" fo:text-indent="0in" style:auto-text-indent="false" style:writing-mode="rl-tb"/>
    </style:style>
    <style:style style:name="P2766" style:family="paragraph" style:parent-style-name="Table_20_Paragraph">
      <style:paragraph-properties fo:margin-left="0.2516in" fo:margin-right="0.2484in" fo:line-height="0.2547in" fo:text-align="center" style:justify-single-word="false" fo:text-indent="0in" style:auto-text-indent="false"/>
    </style:style>
    <style:style style:name="P2767" style:family="paragraph" style:parent-style-name="Table_20_Paragraph">
      <style:paragraph-properties fo:margin-left="0.2252in" fo:margin-right="0.2189in" fo:line-height="0.2547in" fo:text-align="center" style:justify-single-word="false" fo:text-indent="0in" style:auto-text-indent="false"/>
    </style:style>
    <style:style style:name="P2768" style:family="paragraph" style:parent-style-name="Table_20_Paragraph">
      <style:paragraph-properties fo:margin-left="0.2516in" fo:margin-right="0.248in" fo:line-height="0.2547in" fo:text-align="center" style:justify-single-word="false" fo:text-indent="0in" style:auto-text-indent="false"/>
    </style:style>
    <style:style style:name="P2769" style:family="paragraph" style:parent-style-name="Table_20_Paragraph">
      <style:paragraph-properties fo:margin-left="0in" fo:margin-right="0.0035in" fo:line-height="0.2736in" fo:text-align="center" style:justify-single-word="false" fo:text-indent="0in" style:auto-text-indent="false" style:writing-mode="rl-tb"/>
    </style:style>
    <style:style style:name="P2770" style:family="paragraph" style:parent-style-name="Table_20_Paragraph">
      <style:paragraph-properties fo:margin-left="0.6638in" fo:margin-right="0.6598in" fo:line-height="0.2744in" fo:text-align="center" style:justify-single-word="false" fo:text-indent="0in" style:auto-text-indent="false"/>
    </style:style>
    <style:style style:name="P2771" style:family="paragraph" style:parent-style-name="Table_20_Paragraph">
      <style:paragraph-properties fo:margin-left="0.7008in" fo:margin-right="0.6953in" fo:line-height="0.2744in" fo:text-align="center" style:justify-single-word="false" fo:text-indent="0in" style:auto-text-indent="false"/>
    </style:style>
    <style:style style:name="P2772" style:family="paragraph" style:parent-style-name="Table_20_Paragraph">
      <style:paragraph-properties fo:margin-left="0.1654in" fo:margin-right="0.161in" fo:line-height="0.2547in" fo:text-align="center" style:justify-single-word="false" fo:text-indent="0in" style:auto-text-indent="false"/>
    </style:style>
    <style:style style:name="P2773" style:family="paragraph" style:parent-style-name="Table_20_Paragraph">
      <style:paragraph-properties fo:margin-left="0.0602in" fo:margin-right="0.0543in" fo:line-height="0.2547in" fo:text-align="center" style:justify-single-word="false" fo:text-indent="0in" style:auto-text-indent="false"/>
    </style:style>
    <style:style style:name="P2774" style:family="paragraph" style:parent-style-name="Table_20_Paragraph">
      <style:paragraph-properties fo:margin-left="0.0075in" fo:margin-right="0in" fo:line-height="0.2547in" fo:text-align="center" style:justify-single-word="false" fo:text-indent="0in" style:auto-text-indent="false"/>
    </style:style>
    <style:style style:name="P2775" style:family="paragraph" style:parent-style-name="Table_20_Paragraph">
      <style:paragraph-properties fo:margin-left="0.1646in" fo:margin-right="0.161in" fo:line-height="0.2547in" fo:text-align="center" style:justify-single-word="false" fo:text-indent="0in" style:auto-text-indent="false"/>
    </style:style>
    <style:style style:name="P2776" style:family="paragraph" style:parent-style-name="Table_20_Paragraph">
      <style:paragraph-properties fo:margin-left="0.0591in" fo:margin-right="0.0543in" fo:line-height="0.2547in" fo:text-align="center" style:justify-single-word="false" fo:text-indent="0in" style:auto-text-indent="false"/>
    </style:style>
    <style:style style:name="P2777" style:family="paragraph" style:parent-style-name="Table_20_Paragraph">
      <style:paragraph-properties fo:margin-left="0.0591in" fo:margin-right="0.0543in" fo:line-height="0.2508in" fo:text-align="center" style:justify-single-word="false" fo:text-indent="0in" style:auto-text-indent="false"/>
    </style:style>
    <style:style style:name="P2778" style:family="paragraph" style:parent-style-name="Table_20_Paragraph">
      <style:paragraph-properties fo:margin-left="0.0591in" fo:margin-right="0.0543in" fo:line-height="0.2516in" fo:text-align="center" style:justify-single-word="false" fo:text-indent="0in" style:auto-text-indent="false"/>
    </style:style>
    <style:style style:name="P2779" style:family="paragraph" style:parent-style-name="Table_20_Paragraph">
      <style:paragraph-properties fo:margin-left="0.0598in" fo:margin-right="0.0543in" fo:line-height="0.2547in" fo:text-align="center" style:justify-single-word="false" fo:text-indent="0in" style:auto-text-indent="false"/>
    </style:style>
    <style:style style:name="P2780" style:family="paragraph" style:parent-style-name="Table_20_Paragraph">
      <style:paragraph-properties fo:margin-left="0.0598in" fo:margin-right="0.0543in" fo:line-height="0.252in" fo:text-align="center" style:justify-single-word="false" fo:text-indent="0in" style:auto-text-indent="false"/>
    </style:style>
    <style:style style:name="P2781" style:family="paragraph" style:parent-style-name="Table_20_Paragraph">
      <style:paragraph-properties fo:margin-left="0.0598in" fo:margin-right="0.0543in" fo:text-align="center" style:justify-single-word="false" fo:text-indent="0in" style:auto-text-indent="false"/>
    </style:style>
    <style:style style:name="P2782" style:family="paragraph" style:parent-style-name="Table_20_Paragraph">
      <style:paragraph-properties fo:margin-left="0.0598in" fo:margin-right="0.0543in" fo:line-height="0.2508in" fo:text-align="center" style:justify-single-word="false" fo:text-indent="0in" style:auto-text-indent="false"/>
    </style:style>
    <style:style style:name="P2783" style:family="paragraph" style:parent-style-name="Table_20_Paragraph">
      <style:paragraph-properties fo:margin-left="0.0598in" fo:margin-right="0.0543in" fo:line-height="0.2516in" fo:text-align="center" style:justify-single-word="false" fo:text-indent="0in" style:auto-text-indent="false"/>
    </style:style>
    <style:style style:name="P2784" style:family="paragraph" style:parent-style-name="Table_20_Paragraph">
      <style:paragraph-properties fo:margin-left="0in" fo:margin-right="0.222in" fo:line-height="0.2862in" fo:text-align="start" style:justify-single-word="false" fo:text-indent="0in" style:auto-text-indent="false" style:writing-mode="rl-tb"/>
    </style:style>
    <style:style style:name="P2785" style:family="paragraph" style:parent-style-name="Table_20_Paragraph">
      <style:paragraph-properties fo:margin-left="1.1898in" fo:margin-right="1.1839in" fo:line-height="0.2744in" fo:text-align="center" style:justify-single-word="false" fo:text-indent="0in" style:auto-text-indent="false"/>
    </style:style>
    <style:style style:name="P2786" style:family="paragraph" style:parent-style-name="Table_20_Paragraph">
      <style:paragraph-properties fo:margin-left="1.1528in" fo:margin-right="1.1457in" fo:line-height="0.2744in" fo:text-align="center" style:justify-single-word="false" fo:text-indent="0in" style:auto-text-indent="false"/>
    </style:style>
    <style:style style:name="P2787" style:family="paragraph" style:parent-style-name="Table_20_Paragraph">
      <style:paragraph-properties fo:margin-left="0.0764in" fo:margin-right="0.0717in" fo:line-height="0.2547in" fo:text-align="center" style:justify-single-word="false" fo:text-indent="0in" style:auto-text-indent="false"/>
    </style:style>
    <style:style style:name="P2788" style:family="paragraph" style:parent-style-name="Table_20_Paragraph">
      <style:paragraph-properties fo:margin-left="0.3929in" fo:margin-right="0.3618in" fo:margin-top="0.002in" fo:margin-bottom="0in" loext:contextual-spacing="false" fo:line-height="0.2555in" fo:text-indent="-0.0126in" style:auto-text-indent="false"/>
    </style:style>
    <style:style style:name="P2789" style:family="paragraph" style:parent-style-name="Table_20_Paragraph">
      <style:paragraph-properties fo:margin-left="0in" fo:margin-right="0.0063in" fo:line-height="0.2862in" fo:text-align="center" style:justify-single-word="false" fo:text-indent="0in" style:auto-text-indent="false" style:writing-mode="rl-tb"/>
    </style:style>
    <style:style style:name="P2790" style:family="paragraph" style:parent-style-name="Table_20_Paragraph">
      <style:paragraph-properties fo:margin-left="0in" fo:margin-right="0.0807in" fo:line-height="0.2547in" fo:text-align="end" style:justify-single-word="false" fo:text-indent="0in" style:auto-text-indent="false"/>
    </style:style>
    <style:style style:name="P2791" style:family="paragraph" style:parent-style-name="Table_20_Paragraph">
      <style:paragraph-properties fo:margin-left="0in" fo:margin-right="0.0807in" fo:line-height="0.2528in" fo:text-align="end" style:justify-single-word="false" fo:text-indent="0in" style:auto-text-indent="false"/>
    </style:style>
    <style:style style:name="P2792" style:family="paragraph" style:parent-style-name="Table_20_Paragraph">
      <style:paragraph-properties fo:margin-left="0.078in" fo:margin-right="0.0717in" fo:line-height="0.2528in" fo:text-align="center" style:justify-single-word="false" fo:text-indent="0in" style:auto-text-indent="false"/>
    </style:style>
    <style:style style:name="P2793" style:family="paragraph" style:parent-style-name="Table_20_Paragraph">
      <style:paragraph-properties fo:margin-left="0.078in" fo:margin-right="0.0717in" fo:line-height="0.2547in" fo:text-align="center" style:justify-single-word="false" fo:text-indent="0in" style:auto-text-indent="false"/>
    </style:style>
    <style:style style:name="P2794" style:family="paragraph" style:parent-style-name="Table_20_Paragraph">
      <style:paragraph-properties fo:margin-left="0.0862in" fo:margin-right="0.0807in" fo:line-height="0.2528in" fo:text-align="center" style:justify-single-word="false" fo:text-indent="0in" style:auto-text-indent="false"/>
    </style:style>
    <style:style style:name="P2795" style:family="paragraph" style:parent-style-name="Table_20_Paragraph">
      <style:paragraph-properties fo:margin-left="0.0862in" fo:margin-right="0.0807in" fo:line-height="0.2547in" fo:text-align="center" style:justify-single-word="false" fo:text-indent="0in" style:auto-text-indent="false"/>
    </style:style>
    <style:style style:name="P2796" style:family="paragraph" style:parent-style-name="Table_20_Paragraph">
      <style:paragraph-properties fo:margin-left="0in" fo:margin-right="0.0071in" fo:line-height="0.2846in" fo:text-align="center" style:justify-single-word="false" fo:text-indent="0in" style:auto-text-indent="false" style:writing-mode="rl-tb"/>
    </style:style>
    <style:style style:name="P2797" style:family="paragraph" style:parent-style-name="Table_20_Paragraph">
      <style:paragraph-properties fo:margin-left="0in" fo:margin-right="0.0083in" fo:line-height="0.2862in" fo:text-align="center" style:justify-single-word="false" fo:text-indent="0in" style:auto-text-indent="false" style:writing-mode="rl-tb">
        <style:tab-stops>
          <style:tab-stop style:position="6.3374in"/>
        </style:tab-stops>
      </style:paragraph-properties>
    </style:style>
    <style:style style:name="P2798" style:family="paragraph" style:parent-style-name="Table_20_Paragraph">
      <style:paragraph-properties fo:margin-left="0.0598in" fo:margin-right="0.0555in" fo:line-height="0.2862in" fo:text-align="center" style:justify-single-word="false" fo:text-indent="0in" style:auto-text-indent="false"/>
    </style:style>
    <style:style style:name="P2799" style:family="paragraph" style:parent-style-name="Table_20_Paragraph">
      <style:paragraph-properties fo:margin-left="0.0598in" fo:margin-right="0.0555in" fo:line-height="0.2547in" fo:text-align="center" style:justify-single-word="false" fo:text-indent="0in" style:auto-text-indent="false"/>
    </style:style>
    <style:style style:name="P2800" style:family="paragraph" style:parent-style-name="Table_20_Paragraph">
      <style:paragraph-properties fo:margin-left="0.0598in" fo:margin-right="0.0555in" fo:line-height="0.2457in" fo:text-align="center" style:justify-single-word="false" fo:text-indent="0in" style:auto-text-indent="false"/>
    </style:style>
    <style:style style:name="P2801" style:family="paragraph" style:parent-style-name="Table_20_Paragraph">
      <style:paragraph-properties fo:margin-left="0.0598in" fo:margin-right="0.0555in" fo:line-height="0.2516in" fo:text-align="center" style:justify-single-word="false" fo:text-indent="0in" style:auto-text-indent="false"/>
    </style:style>
    <style:style style:name="P2802" style:family="paragraph" style:parent-style-name="Table_20_Paragraph">
      <style:paragraph-properties fo:margin-left="0.7236in" fo:margin-right="0.0717in" fo:margin-top="0.002in" fo:margin-bottom="0in" loext:contextual-spacing="false" fo:line-height="0.2874in" fo:text-indent="-0.6327in" style:auto-text-indent="false"/>
    </style:style>
    <style:style style:name="P2803" style:family="paragraph" style:parent-style-name="Table_20_Paragraph">
      <style:paragraph-properties fo:margin-left="0.4043in" fo:margin-right="0in" fo:line-height="0.2862in" fo:text-indent="0in" style:auto-text-indent="false"/>
    </style:style>
    <style:style style:name="P2804" style:family="paragraph" style:parent-style-name="Table_20_Paragraph">
      <style:paragraph-properties fo:margin-left="0.0591in" fo:margin-right="0.0555in" fo:line-height="0.252in" fo:text-align="center" style:justify-single-word="false" fo:text-indent="0in" style:auto-text-indent="false"/>
    </style:style>
    <style:style style:name="P2805" style:family="paragraph" style:parent-style-name="Table_20_Paragraph">
      <style:paragraph-properties fo:margin-left="0.0591in" fo:margin-right="0.0555in" fo:line-height="0.2547in" fo:text-align="center" style:justify-single-word="false" fo:text-indent="0in" style:auto-text-indent="false"/>
    </style:style>
    <style:style style:name="P2806" style:family="paragraph" style:parent-style-name="Table_20_Paragraph">
      <style:paragraph-properties fo:margin-left="0.0591in" fo:margin-right="0.0555in" fo:line-height="0.25in" fo:text-align="center" style:justify-single-word="false" fo:text-indent="0in" style:auto-text-indent="false"/>
    </style:style>
    <style:style style:name="P2807" style:family="paragraph" style:parent-style-name="Table_20_Paragraph">
      <style:paragraph-properties fo:margin-left="0.152in" fo:margin-right="0.161in" fo:line-height="0.2709in" fo:text-align="center" style:justify-single-word="false" fo:text-indent="0in" style:auto-text-indent="false" style:writing-mode="rl-tb"/>
    </style:style>
    <style:style style:name="P2808" style:family="paragraph" style:parent-style-name="Table_20_Paragraph">
      <style:paragraph-properties fo:margin-left="0.152in" fo:margin-right="0.161in" fo:line-height="0.2835in" fo:text-align="center" style:justify-single-word="false" fo:text-indent="0in" style:auto-text-indent="false" style:writing-mode="rl-tb"/>
    </style:style>
    <style:style style:name="P2809" style:family="paragraph" style:parent-style-name="Table_20_Paragraph">
      <style:paragraph-properties fo:margin-left="0.152in" fo:margin-right="0.161in" fo:line-height="0.2736in" fo:text-align="center" style:justify-single-word="false" fo:text-indent="0in" style:auto-text-indent="false" style:writing-mode="rl-tb"/>
    </style:style>
    <style:style style:name="P2810" style:family="paragraph" style:parent-style-name="Table_20_Paragraph">
      <style:paragraph-properties fo:margin-left="0.2055in" fo:margin-right="0.1992in" fo:line-height="0.252in" fo:text-align="center" style:justify-single-word="false" fo:text-indent="0in" style:auto-text-indent="false"/>
    </style:style>
    <style:style style:name="P2811" style:family="paragraph" style:parent-style-name="Table_20_Paragraph">
      <style:paragraph-properties fo:margin-left="0.2055in" fo:margin-right="0.1992in" fo:line-height="0.2547in" fo:text-align="center" style:justify-single-word="false" fo:text-indent="0in" style:auto-text-indent="false"/>
    </style:style>
    <style:style style:name="P2812" style:family="paragraph" style:parent-style-name="Table_20_Paragraph">
      <style:paragraph-properties fo:margin-left="0.2055in" fo:margin-right="0.1992in" fo:text-align="center" style:justify-single-word="false" fo:text-indent="0in" style:auto-text-indent="false"/>
    </style:style>
    <style:style style:name="P2813" style:family="paragraph" style:parent-style-name="Table_20_Paragraph">
      <style:paragraph-properties fo:margin-left="0.3535in" fo:margin-right="0.3618in" fo:line-height="0.2709in" fo:text-align="center" style:justify-single-word="false" fo:text-indent="0in" style:auto-text-indent="false" style:writing-mode="rl-tb"/>
    </style:style>
    <style:style style:name="P2814" style:family="paragraph" style:parent-style-name="Table_20_Paragraph">
      <style:paragraph-properties fo:margin-left="0.3535in" fo:margin-right="0.3618in" fo:line-height="0.2736in" fo:text-align="center" style:justify-single-word="false" fo:text-indent="0in" style:auto-text-indent="false" style:writing-mode="rl-tb"/>
    </style:style>
    <style:style style:name="P2815" style:family="paragraph" style:parent-style-name="Table_20_Paragraph">
      <style:paragraph-properties fo:margin-left="0.3535in" fo:margin-right="0.3618in" fo:line-height="0.2862in" fo:text-align="center" style:justify-single-word="false" fo:text-indent="0in" style:auto-text-indent="false" style:writing-mode="rl-tb"/>
    </style:style>
    <style:style style:name="P2816" style:family="paragraph" style:parent-style-name="Table_20_Paragraph">
      <style:paragraph-properties fo:margin-left="0.3535in" fo:margin-right="0.3618in" fo:line-height="0.2744in" fo:text-align="center" style:justify-single-word="false" fo:text-indent="0in" style:auto-text-indent="false" style:writing-mode="rl-tb"/>
    </style:style>
    <style:style style:name="P2817" style:family="paragraph" style:parent-style-name="Table_20_Paragraph" style:master-page-name="Converted120">
      <style:paragraph-properties fo:margin-left="0.3535in" fo:margin-right="0.3618in" fo:line-height="0.2736in" fo:text-align="center" style:justify-single-word="false" fo:text-indent="0in" style:auto-text-indent="false" style:page-number="auto" style:writing-mode="rl-tb"/>
    </style:style>
    <style:style style:name="P2818" style:family="paragraph" style:parent-style-name="Table_20_Paragraph">
      <style:paragraph-properties fo:margin-left="0.0047in" fo:margin-right="0in" fo:text-align="center" style:justify-single-word="false" fo:text-indent="0in" style:auto-text-indent="false"/>
    </style:style>
    <style:style style:name="P2819" style:family="paragraph" style:parent-style-name="Table_20_Paragraph">
      <style:paragraph-properties fo:margin-left="0.161in" fo:margin-right="0.1528in" fo:line-height="0.2827in" fo:text-align="center" style:justify-single-word="false" fo:text-indent="0in" style:auto-text-indent="false"/>
    </style:style>
    <style:style style:name="P2820" style:family="paragraph" style:parent-style-name="Table_20_Paragraph">
      <style:paragraph-properties fo:margin-left="0.2055in" fo:margin-right="0.198in" fo:text-align="center" style:justify-single-word="false" fo:text-indent="0in" style:auto-text-indent="false"/>
    </style:style>
    <style:style style:name="P2821" style:family="paragraph" style:parent-style-name="Table_20_Paragraph">
      <style:paragraph-properties fo:margin-left="0.3528in" fo:margin-right="0.3618in" fo:line-height="0.2827in" fo:text-align="center" style:justify-single-word="false" fo:text-indent="0in" style:auto-text-indent="false" style:writing-mode="rl-tb"/>
    </style:style>
    <style:style style:name="P2822" style:family="paragraph" style:parent-style-name="Table_20_Paragraph">
      <style:paragraph-properties fo:margin-left="0.3528in" fo:margin-right="0.3618in" fo:line-height="0.2736in" fo:text-align="center" style:justify-single-word="false" fo:text-indent="0in" style:auto-text-indent="false" style:writing-mode="rl-tb"/>
    </style:style>
    <style:style style:name="P2823" style:family="paragraph" style:parent-style-name="Table_20_Paragraph" style:master-page-name="Converted121">
      <style:paragraph-properties fo:margin-left="0.3528in" fo:margin-right="0.3618in" fo:line-height="0.2736in" fo:text-align="center" style:justify-single-word="false" fo:text-indent="0in" style:auto-text-indent="false" style:page-number="auto" style:writing-mode="rl-tb"/>
    </style:style>
    <style:style style:name="P2824" style:family="paragraph" style:parent-style-name="Table_20_Paragraph">
      <style:paragraph-properties fo:margin-left="0.0598in" fo:margin-right="0.0547in" fo:line-height="0.2547in" fo:text-align="center" style:justify-single-word="false" fo:text-indent="0in" style:auto-text-indent="false"/>
    </style:style>
    <style:style style:name="P2825" style:family="paragraph" style:parent-style-name="Table_20_Paragraph">
      <style:paragraph-properties fo:margin-left="0.0598in" fo:margin-right="0.0547in" fo:text-align="center" style:justify-single-word="false" fo:text-indent="0in" style:auto-text-indent="false"/>
    </style:style>
    <style:style style:name="P2826" style:family="paragraph" style:parent-style-name="Table_20_Paragraph">
      <style:paragraph-properties fo:margin-left="0.0598in" fo:margin-right="0.0547in" fo:line-height="0.2516in" fo:text-align="center" style:justify-single-word="false" fo:text-indent="0in" style:auto-text-indent="false"/>
    </style:style>
    <style:style style:name="P2827" style:family="paragraph" style:parent-style-name="Table_20_Paragraph">
      <style:paragraph-properties fo:margin-left="0.0598in" fo:margin-right="0.0547in" fo:line-height="0.2465in" fo:text-align="center" style:justify-single-word="false" fo:text-indent="0in" style:auto-text-indent="false"/>
    </style:style>
    <style:style style:name="P2828" style:family="paragraph" style:parent-style-name="Table_20_Paragraph">
      <style:paragraph-properties fo:margin-left="0.0598in" fo:margin-right="0.0547in" fo:line-height="0.2508in" fo:text-align="center" style:justify-single-word="false" fo:text-indent="0in" style:auto-text-indent="false"/>
    </style:style>
    <style:style style:name="P2829" style:family="paragraph" style:parent-style-name="Table_20_Paragraph">
      <style:paragraph-properties fo:margin-left="0.1528in" fo:margin-right="0.161in" fo:line-height="0.2736in" fo:text-align="center" style:justify-single-word="false" fo:text-indent="0in" style:auto-text-indent="false" style:writing-mode="rl-tb"/>
    </style:style>
    <style:style style:name="P2830" style:family="paragraph" style:parent-style-name="Table_20_Paragraph">
      <style:paragraph-properties fo:margin-left="0.1528in" fo:margin-right="0.161in" fo:line-height="0.2862in" fo:text-align="center" style:justify-single-word="false" fo:text-indent="0in" style:auto-text-indent="false" style:writing-mode="rl-tb"/>
    </style:style>
    <style:style style:name="P2831" style:family="paragraph" style:parent-style-name="Table_20_Paragraph">
      <style:paragraph-properties fo:margin-left="0.1528in" fo:margin-right="0.161in" fo:line-height="0.2819in" fo:text-align="center" style:justify-single-word="false" fo:text-indent="0in" style:auto-text-indent="false" style:writing-mode="rl-tb"/>
    </style:style>
    <style:style style:name="P2832" style:family="paragraph" style:parent-style-name="Table_20_Paragraph">
      <style:paragraph-properties fo:margin-left="0.1528in" fo:margin-right="0.161in" fo:line-height="0.2744in" fo:text-align="center" style:justify-single-word="false" fo:text-indent="0in" style:auto-text-indent="false" style:writing-mode="rl-tb"/>
    </style:style>
    <style:style style:name="P2833" style:family="paragraph" style:parent-style-name="Table_20_Paragraph">
      <style:paragraph-properties fo:margin-left="0.1528in" fo:margin-right="0.1591in" fo:line-height="0.2736in" fo:text-align="center" style:justify-single-word="false" fo:text-indent="0in" style:auto-text-indent="false" style:writing-mode="rl-tb"/>
    </style:style>
    <style:style style:name="P2834" style:family="paragraph" style:parent-style-name="Table_20_Paragraph">
      <style:paragraph-properties fo:margin-left="0.2055in" fo:margin-right="0.1984in" fo:line-height="0.2547in" fo:text-align="center" style:justify-single-word="false" fo:text-indent="0in" style:auto-text-indent="false"/>
    </style:style>
    <style:style style:name="P2835" style:family="paragraph" style:parent-style-name="Table_20_Paragraph">
      <style:paragraph-properties fo:margin-left="0.3535in" fo:margin-right="0.361in" fo:line-height="0.2736in" fo:text-align="center" style:justify-single-word="false" fo:text-indent="0in" style:auto-text-indent="false" style:writing-mode="rl-tb"/>
    </style:style>
    <style:style style:name="P2836" style:family="paragraph" style:parent-style-name="Table_20_Paragraph">
      <style:paragraph-properties fo:margin-left="0.3535in" fo:margin-right="0.361in" fo:line-height="0.2744in" fo:text-align="center" style:justify-single-word="false" fo:text-indent="0in" style:auto-text-indent="false" style:writing-mode="rl-tb"/>
    </style:style>
    <style:style style:name="P2837" style:family="paragraph" style:parent-style-name="Table_20_Paragraph">
      <style:paragraph-properties fo:margin-left="0.3535in" fo:margin-right="0.361in" fo:line-height="0.2819in" fo:text-align="center" style:justify-single-word="false" fo:text-indent="0in" style:auto-text-indent="false" style:writing-mode="rl-tb"/>
    </style:style>
    <style:style style:name="P2838" style:family="paragraph" style:parent-style-name="Table_20_Paragraph">
      <style:paragraph-properties fo:margin-left="0.0598in" fo:margin-right="0.0535in" fo:text-align="center" style:justify-single-word="false" fo:text-indent="0in" style:auto-text-indent="false"/>
    </style:style>
    <style:style style:name="P2839" style:family="paragraph" style:parent-style-name="Table_20_Paragraph">
      <style:paragraph-properties fo:margin-left="0.0598in" fo:margin-right="0.0535in" fo:line-height="0.2508in" fo:text-align="center" style:justify-single-word="false" fo:text-indent="0in" style:auto-text-indent="false"/>
    </style:style>
    <style:style style:name="P2840" style:family="paragraph" style:parent-style-name="Table_20_Paragraph">
      <style:paragraph-properties fo:margin-left="0.0598in" fo:margin-right="0.0535in" fo:line-height="0.2516in" fo:text-align="center" style:justify-single-word="false" fo:text-indent="0in" style:auto-text-indent="false"/>
    </style:style>
    <style:style style:name="P2841" style:family="paragraph" style:parent-style-name="Table_20_Paragraph">
      <style:paragraph-properties fo:margin-left="0.1528in" fo:margin-right="0.1602in" fo:line-height="0.2744in" fo:text-align="center" style:justify-single-word="false" fo:text-indent="0in" style:auto-text-indent="false" style:writing-mode="rl-tb"/>
    </style:style>
    <style:style style:name="P2842" style:family="paragraph" style:parent-style-name="Table_20_Paragraph">
      <style:paragraph-properties fo:margin-left="0.1528in" fo:margin-right="0.1602in" fo:line-height="0.2736in" fo:text-align="center" style:justify-single-word="false" fo:text-indent="0in" style:auto-text-indent="false" style:writing-mode="rl-tb"/>
    </style:style>
    <style:style style:name="P2843" style:family="paragraph" style:parent-style-name="Table_20_Paragraph">
      <style:paragraph-properties fo:margin-left="0.1528in" fo:margin-right="0.1602in" fo:line-height="0.2862in" fo:text-align="center" style:justify-single-word="false" fo:text-indent="0in" style:auto-text-indent="false" style:writing-mode="rl-tb"/>
    </style:style>
    <style:style style:name="P2844" style:family="paragraph" style:parent-style-name="Table_20_Paragraph">
      <style:paragraph-properties fo:margin-left="0.0583in" fo:margin-right="0.0543in" fo:line-height="0.2547in" fo:text-align="center" style:justify-single-word="false" fo:text-indent="0in" style:auto-text-indent="false"/>
    </style:style>
    <style:style style:name="P2845" style:family="paragraph" style:parent-style-name="Table_20_Paragraph">
      <style:paragraph-properties fo:margin-left="0.0583in" fo:margin-right="0.0543in" fo:line-height="0.2508in" fo:text-align="center" style:justify-single-word="false" fo:text-indent="0in" style:auto-text-indent="false"/>
    </style:style>
    <style:style style:name="P2846" style:family="paragraph" style:parent-style-name="Table_20_Paragraph">
      <style:paragraph-properties fo:margin-left="0.0583in" fo:margin-right="0.0543in" fo:line-height="0.2516in" fo:text-align="center" style:justify-single-word="false" fo:text-indent="0in" style:auto-text-indent="false"/>
    </style:style>
    <style:style style:name="P2847" style:family="paragraph" style:parent-style-name="Table_20_Paragraph">
      <style:paragraph-properties fo:margin-left="0.302in" fo:margin-right="0in" fo:line-height="0.2508in" fo:text-indent="0in" style:auto-text-indent="false"/>
    </style:style>
    <style:style style:name="P2848" style:family="paragraph" style:parent-style-name="Table_20_Paragraph">
      <style:paragraph-properties fo:margin-left="0.3362in" fo:margin-right="0in" fo:line-height="0.2508in" fo:text-indent="0in" style:auto-text-indent="false"/>
    </style:style>
    <style:style style:name="P2849" style:family="paragraph" style:parent-style-name="Table_20_Paragraph">
      <style:paragraph-properties fo:margin-left="0in" fo:margin-right="0.4327in" fo:line-height="0.2736in" fo:text-align="start" style:justify-single-word="false" fo:text-indent="0in" style:auto-text-indent="false" style:writing-mode="rl-tb"/>
    </style:style>
    <style:style style:name="P2850" style:family="paragraph" style:parent-style-name="Table_20_Paragraph">
      <style:paragraph-properties fo:margin-left="0in" fo:margin-right="0.4327in" fo:line-height="0.2819in" fo:text-align="start" style:justify-single-word="false" fo:text-indent="0in" style:auto-text-indent="false" style:writing-mode="rl-tb"/>
    </style:style>
    <style:style style:name="P2851" style:family="paragraph" style:parent-style-name="Table_20_Paragraph">
      <style:paragraph-properties fo:margin-left="0.1819in" fo:margin-right="0.1646in" fo:text-indent="0.1362in" style:auto-text-indent="false"/>
    </style:style>
    <style:style style:name="P2852" style:family="paragraph" style:parent-style-name="Table_20_Paragraph">
      <style:paragraph-properties fo:margin-left="0.2689in" fo:margin-right="0in" fo:line-height="0.2465in" fo:text-indent="0in" style:auto-text-indent="false"/>
    </style:style>
    <style:style style:name="P2853" style:family="paragraph" style:parent-style-name="Table_20_Paragraph">
      <style:paragraph-properties fo:margin-left="0.402in" fo:margin-right="0in" fo:line-height="0.2508in" fo:text-indent="0in" style:auto-text-indent="false"/>
    </style:style>
    <style:style style:name="P2854" style:family="paragraph" style:parent-style-name="Table_20_Paragraph">
      <style:paragraph-properties fo:margin-left="0.3799in" fo:margin-right="0in" fo:line-height="0.2508in" fo:text-indent="0in" style:auto-text-indent="false"/>
    </style:style>
    <style:style style:name="P2855" style:family="paragraph" style:parent-style-name="Table_20_Paragraph">
      <style:paragraph-properties fo:margin-left="0.3799in" fo:margin-right="0in" fo:line-height="0.2516in" fo:text-indent="0in" style:auto-text-indent="false"/>
    </style:style>
    <style:style style:name="P2856" style:family="paragraph" style:parent-style-name="Table_20_Paragraph">
      <style:paragraph-properties fo:margin-left="0in" fo:margin-right="0.1516in" fo:line-height="0.2508in" fo:text-align="end" style:justify-single-word="false" fo:text-indent="0in" style:auto-text-indent="false"/>
    </style:style>
    <style:style style:name="P2857" style:family="paragraph" style:parent-style-name="Table_20_Paragraph">
      <style:paragraph-properties fo:margin-left="0.2992in" fo:margin-right="0in" fo:line-height="0.2508in" fo:text-indent="0in" style:auto-text-indent="false"/>
    </style:style>
    <style:style style:name="P2858" style:family="paragraph" style:parent-style-name="Table_20_Paragraph">
      <style:paragraph-properties fo:margin-left="0.2055in" fo:margin-right="0in" fo:line-height="0.2508in" fo:text-indent="0in" style:auto-text-indent="false"/>
    </style:style>
    <style:style style:name="P2859" style:family="paragraph" style:parent-style-name="Table_20_Paragraph">
      <style:paragraph-properties fo:margin-left="0.4055in" fo:margin-right="0in" fo:line-height="0.2516in" fo:text-indent="0in" style:auto-text-indent="false"/>
    </style:style>
    <style:style style:name="P2860" style:family="paragraph" style:parent-style-name="Table_20_Paragraph">
      <style:paragraph-properties fo:margin-left="0.1528in" fo:margin-right="0.1598in" fo:line-height="0.2744in" fo:text-align="center" style:justify-single-word="false" fo:text-indent="0in" style:auto-text-indent="false" style:writing-mode="rl-tb"/>
    </style:style>
    <style:style style:name="P2861" style:family="paragraph" style:parent-style-name="Table_20_Paragraph">
      <style:paragraph-properties fo:margin-left="0.1528in" fo:margin-right="0.1598in" fo:line-height="0.2736in" fo:text-align="center" style:justify-single-word="false" fo:text-indent="0in" style:auto-text-indent="false" style:writing-mode="rl-tb"/>
    </style:style>
    <style:style style:name="P2862" style:family="paragraph" style:parent-style-name="Table_20_Paragraph">
      <style:paragraph-properties fo:margin-left="0.1528in" fo:margin-right="0.1598in" fo:line-height="0.2819in" fo:text-align="center" style:justify-single-word="false" fo:text-indent="0in" style:auto-text-indent="false" style:writing-mode="rl-tb"/>
    </style:style>
    <style:style style:name="P2863" style:family="paragraph" style:parent-style-name="Table_20_Paragraph">
      <style:paragraph-properties fo:margin-left="0.361in" fo:margin-right="0in" fo:line-height="0.2516in" fo:text-indent="0in" style:auto-text-indent="false"/>
    </style:style>
    <style:style style:name="P2864" style:family="paragraph" style:parent-style-name="Table_20_Paragraph">
      <style:paragraph-properties fo:margin-left="0in" fo:margin-right="0.45in" fo:line-height="0.2744in" fo:text-align="start" style:justify-single-word="false" fo:text-indent="0in" style:auto-text-indent="false" style:writing-mode="rl-tb"/>
    </style:style>
    <style:style style:name="P2865" style:family="paragraph" style:parent-style-name="Table_20_Paragraph">
      <style:paragraph-properties fo:margin-left="0.4098in" fo:margin-right="0in" fo:line-height="0.2508in" fo:text-indent="0in" style:auto-text-indent="false"/>
    </style:style>
    <style:style style:name="P2866" style:family="paragraph" style:parent-style-name="Table_20_Paragraph">
      <style:paragraph-properties fo:margin-left="0.2846in" fo:margin-right="0in" fo:line-height="0.2508in" fo:text-indent="0in" style:auto-text-indent="false"/>
    </style:style>
    <style:style style:name="P2867" style:family="paragraph" style:parent-style-name="Table_20_Paragraph">
      <style:paragraph-properties fo:margin-left="0.3484in" fo:margin-right="0in" fo:line-height="0.2508in" fo:text-indent="0in" style:auto-text-indent="false"/>
    </style:style>
    <style:style style:name="P2868" style:family="paragraph" style:parent-style-name="Table_20_Paragraph">
      <style:paragraph-properties fo:margin-left="0.3736in" fo:margin-right="0in" fo:line-height="0.2516in" fo:text-indent="0in" style:auto-text-indent="false"/>
    </style:style>
    <style:style style:name="P2869" style:family="paragraph" style:parent-style-name="Table_20_Paragraph">
      <style:paragraph-properties fo:margin-left="0.4602in" fo:margin-right="0in" fo:line-height="0.2508in" fo:text-indent="0in" style:auto-text-indent="false"/>
    </style:style>
    <style:style style:name="P2870" style:family="paragraph" style:parent-style-name="Table_20_Paragraph">
      <style:paragraph-properties fo:margin-left="0.3307in" fo:margin-right="0in" fo:line-height="0.2508in" fo:text-indent="0in" style:auto-text-indent="false"/>
    </style:style>
    <style:style style:name="P2871" style:family="paragraph" style:parent-style-name="Table_20_Paragraph">
      <style:paragraph-properties fo:margin-left="0.4654in" fo:margin-right="0in" fo:line-height="0.2508in" fo:text-indent="0in" style:auto-text-indent="false"/>
    </style:style>
    <style:style style:name="P2872" style:family="paragraph" style:parent-style-name="Table_20_Paragraph">
      <style:paragraph-properties fo:margin-left="0.2937in" fo:margin-right="0in" fo:line-height="0.2508in" fo:text-indent="0in" style:auto-text-indent="false"/>
    </style:style>
    <style:style style:name="P2873" style:family="paragraph" style:parent-style-name="Table_20_Paragraph">
      <style:paragraph-properties fo:margin-left="0.2937in" fo:margin-right="0in" fo:line-height="0.2516in" fo:text-indent="0in" style:auto-text-indent="false"/>
    </style:style>
    <style:style style:name="P2874" style:family="paragraph" style:parent-style-name="Table_20_Paragraph">
      <style:paragraph-properties fo:margin-left="0.411in" fo:margin-right="0in" fo:line-height="0.2508in" fo:text-indent="0in" style:auto-text-indent="false"/>
    </style:style>
    <style:style style:name="P2875" style:family="paragraph" style:parent-style-name="Table_20_Paragraph">
      <style:paragraph-properties fo:margin-left="0.4173in" fo:margin-right="0in" fo:line-height="0.2508in" fo:text-indent="0in" style:auto-text-indent="false"/>
    </style:style>
    <style:style style:name="P2876" style:family="paragraph" style:parent-style-name="Table_20_Paragraph">
      <style:paragraph-properties fo:margin-left="0.4in" fo:margin-right="0in" fo:line-height="0.2508in" fo:text-indent="0in" style:auto-text-indent="false"/>
    </style:style>
    <style:style style:name="P2877" style:family="paragraph" style:parent-style-name="Table_20_Paragraph">
      <style:paragraph-properties fo:margin-left="0.4354in" fo:margin-right="0in" fo:line-height="0.2508in" fo:text-indent="0in" style:auto-text-indent="false"/>
    </style:style>
    <style:style style:name="P2878" style:family="paragraph" style:parent-style-name="Table_20_Paragraph">
      <style:paragraph-properties fo:margin-left="0.4736in" fo:margin-right="0in" fo:line-height="0.2516in" fo:text-indent="0in" style:auto-text-indent="false"/>
    </style:style>
    <style:style style:name="P2879" style:family="paragraph" style:parent-style-name="Table_20_Paragraph">
      <style:paragraph-properties fo:margin-left="0.4736in" fo:margin-right="0in" fo:line-height="0.2508in" fo:text-indent="0in" style:auto-text-indent="false"/>
    </style:style>
    <style:style style:name="P2880" style:family="paragraph" style:parent-style-name="Table_20_Paragraph">
      <style:paragraph-properties fo:margin-left="0.4228in" fo:margin-right="0in" fo:line-height="0.2508in" fo:text-indent="0in" style:auto-text-indent="false"/>
    </style:style>
    <style:style style:name="P2881" style:family="paragraph" style:parent-style-name="Table_20_Paragraph">
      <style:paragraph-properties fo:margin-left="0.2398in" fo:margin-right="0in" fo:line-height="0.2508in" fo:text-indent="0in" style:auto-text-indent="false"/>
    </style:style>
    <style:style style:name="P2882" style:family="paragraph" style:parent-style-name="Table_20_Paragraph">
      <style:paragraph-properties fo:margin-left="0.3807in" fo:margin-right="0in" fo:line-height="0.2508in" fo:text-indent="0in" style:auto-text-indent="false"/>
    </style:style>
    <style:style style:name="P2883" style:family="paragraph" style:parent-style-name="Table_20_Paragraph">
      <style:paragraph-properties fo:margin-left="0in" fo:margin-right="0.4709in" fo:line-height="0.2744in" fo:text-align="start" style:justify-single-word="false" fo:text-indent="0in" style:auto-text-indent="false" style:writing-mode="rl-tb"/>
    </style:style>
    <style:style style:name="P2884" style:family="paragraph" style:parent-style-name="Table_20_Paragraph">
      <style:paragraph-properties fo:margin-left="0.3563in" fo:margin-right="0in" fo:line-height="0.2508in" fo:text-indent="0in" style:auto-text-indent="false"/>
    </style:style>
    <style:style style:name="P2885" style:family="paragraph" style:parent-style-name="Table_20_Paragraph">
      <style:paragraph-properties fo:margin-left="0in" fo:margin-right="0.4516in" fo:line-height="0.2736in" fo:text-align="start" style:justify-single-word="false" fo:text-indent="0in" style:auto-text-indent="false" style:writing-mode="rl-tb"/>
    </style:style>
    <style:style style:name="P2886" style:family="paragraph" style:parent-style-name="Table_20_Paragraph">
      <style:paragraph-properties fo:margin-left="0.4047in" fo:margin-right="0in" fo:line-height="0.2508in" fo:text-indent="0in" style:auto-text-indent="false"/>
    </style:style>
    <style:style style:name="P2887" style:family="paragraph" style:parent-style-name="Table_20_Paragraph">
      <style:paragraph-properties fo:margin-left="0.1634in" fo:margin-right="0.1571in" fo:text-align="center" style:justify-single-word="false" fo:text-indent="0.0008in" style:auto-text-indent="false"/>
    </style:style>
    <style:style style:name="P2888" style:family="paragraph" style:parent-style-name="Table_20_Paragraph">
      <style:paragraph-properties fo:margin-left="0.1528in" fo:margin-right="0.1583in" fo:line-height="0.2835in" fo:text-align="center" style:justify-single-word="false" fo:text-indent="0in" style:auto-text-indent="false" style:writing-mode="rl-tb"/>
    </style:style>
    <style:style style:name="P2889" style:family="paragraph" style:parent-style-name="Table_20_Paragraph">
      <style:paragraph-properties fo:margin-left="0.3047in" fo:margin-right="0in" fo:line-height="0.2516in" fo:text-indent="0in" style:auto-text-indent="false"/>
    </style:style>
    <style:style style:name="P2890" style:family="paragraph" style:parent-style-name="Table_20_Paragraph">
      <style:paragraph-properties fo:margin-left="0.3429in" fo:margin-right="0in" fo:line-height="0.2516in" fo:text-indent="0in" style:auto-text-indent="false"/>
    </style:style>
    <style:style style:name="P2891" style:family="paragraph" style:parent-style-name="Table_20_Paragraph">
      <style:paragraph-properties fo:margin-left="0in" fo:margin-right="0.4898in" fo:line-height="0.2744in" fo:text-align="start" style:justify-single-word="false" fo:text-indent="0in" style:auto-text-indent="false" style:writing-mode="rl-tb"/>
    </style:style>
    <style:style style:name="P2892" style:family="paragraph" style:parent-style-name="Table_20_Paragraph">
      <style:paragraph-properties fo:margin-left="0.2402in" fo:margin-right="0in" fo:line-height="0.2508in" fo:text-indent="0in" style:auto-text-indent="false"/>
    </style:style>
    <style:style style:name="P2893" style:family="paragraph" style:parent-style-name="Table_20_Paragraph">
      <style:paragraph-properties fo:margin-left="0.3063in" fo:margin-right="0in" fo:line-height="0.2508in" fo:text-indent="0in" style:auto-text-indent="false"/>
    </style:style>
    <style:style style:name="P2894" style:family="paragraph" style:parent-style-name="Table_20_Paragraph">
      <style:paragraph-properties fo:margin-left="0.1909in" fo:margin-right="0in" fo:line-height="0.2508in" fo:text-indent="0in" style:auto-text-indent="false"/>
    </style:style>
    <style:style style:name="P2895" style:family="paragraph" style:parent-style-name="Table_20_Paragraph">
      <style:paragraph-properties fo:margin-left="0in" fo:margin-right="0.2173in" fo:line-height="0.2508in" fo:text-align="end" style:justify-single-word="false" fo:text-indent="0in" style:auto-text-indent="false"/>
    </style:style>
    <style:style style:name="P2896" style:family="paragraph" style:parent-style-name="Table_20_Paragraph">
      <style:paragraph-properties fo:margin-left="0.3445in" fo:margin-right="0in" fo:line-height="0.2508in" fo:text-indent="0.0756in" style:auto-text-indent="false"/>
    </style:style>
    <style:style style:name="P2897" style:family="paragraph" style:parent-style-name="Table_20_Paragraph">
      <style:paragraph-properties fo:margin-left="0.2925in" fo:margin-right="0.2866in" style:line-height-at-least="0.2571in" fo:text-align="center" style:justify-single-word="false" fo:text-indent="0.0008in" style:auto-text-indent="false"/>
    </style:style>
    <style:style style:name="P2898" style:family="paragraph" style:parent-style-name="Table_20_Paragraph">
      <style:paragraph-properties fo:margin-left="0in" fo:margin-right="0.2484in" fo:line-height="0.2508in" fo:text-align="end" style:justify-single-word="false" fo:text-indent="0in" style:auto-text-indent="false"/>
    </style:style>
    <style:style style:name="P2899" style:family="paragraph" style:parent-style-name="Table_20_Paragraph">
      <style:paragraph-properties fo:margin-left="0.4102in" fo:margin-right="0in" fo:line-height="0.2516in" fo:text-indent="0in" style:auto-text-indent="false"/>
    </style:style>
    <style:style style:name="P2900" style:family="paragraph" style:parent-style-name="Table_20_Paragraph">
      <style:paragraph-properties fo:margin-left="0.4717in" fo:margin-right="0in" fo:line-height="0.2508in" fo:text-indent="0in" style:auto-text-indent="false"/>
    </style:style>
    <style:style style:name="P2901" style:family="paragraph" style:parent-style-name="Table_20_Paragraph">
      <style:paragraph-properties fo:margin-left="0.3189in" fo:margin-right="0in" fo:line-height="0.2508in" fo:text-indent="0in" style:auto-text-indent="false"/>
    </style:style>
    <style:style style:name="P2902" style:family="paragraph" style:parent-style-name="Table_20_Paragraph">
      <style:paragraph-properties fo:margin-left="0in" fo:margin-right="0.2854in" fo:line-height="0.2516in" fo:text-align="end" style:justify-single-word="false" fo:text-indent="0in" style:auto-text-indent="false"/>
    </style:style>
    <style:style style:name="P2903" style:family="paragraph" style:parent-style-name="Table_20_Paragraph">
      <style:paragraph-properties fo:margin-left="0in" fo:margin-right="0.2854in" fo:line-height="0.2508in" fo:text-align="end" style:justify-single-word="false" fo:text-indent="0in" style:auto-text-indent="false"/>
    </style:style>
    <style:style style:name="P2904" style:family="paragraph" style:parent-style-name="Table_20_Paragraph">
      <style:paragraph-properties fo:margin-left="0in" fo:margin-right="0.298in" fo:line-height="0.2516in" fo:text-align="end" style:justify-single-word="false" fo:text-indent="0in" style:auto-text-indent="false"/>
    </style:style>
    <style:style style:name="P2905" style:family="paragraph" style:parent-style-name="Table_20_Paragraph">
      <style:paragraph-properties fo:margin-left="0.0583in" fo:margin-right="0.0555in" fo:line-height="0.2508in" fo:text-align="center" style:justify-single-word="false" fo:text-indent="0in" style:auto-text-indent="false"/>
    </style:style>
    <style:style style:name="P2906" style:family="paragraph" style:parent-style-name="Table_20_Paragraph">
      <style:paragraph-properties fo:margin-left="0.2882in" fo:margin-right="0.2827in" fo:text-align="center" style:justify-single-word="false" fo:text-indent="0in" style:auto-text-indent="false"/>
    </style:style>
    <style:style style:name="P2907" style:family="paragraph" style:parent-style-name="Table_20_Paragraph">
      <style:paragraph-properties fo:margin-left="0.3043in" fo:margin-right="0.3008in" fo:text-align="center" style:justify-single-word="false" fo:text-indent="0in" style:auto-text-indent="false"/>
    </style:style>
    <style:style style:name="P2908" style:family="paragraph" style:parent-style-name="Table_20_Paragraph">
      <style:paragraph-properties fo:margin-left="0.3744in" fo:margin-right="0.3783in" fo:line-height="0.2744in" fo:text-align="center" style:justify-single-word="false" fo:text-indent="0in" style:auto-text-indent="false" style:writing-mode="rl-tb"/>
    </style:style>
    <style:style style:name="P2909" style:family="paragraph" style:parent-style-name="Table_20_Paragraph">
      <style:paragraph-properties fo:margin-left="0.3744in" fo:margin-right="0.3783in" fo:line-height="0.2862in" fo:text-align="center" style:justify-single-word="false" fo:text-indent="0in" style:auto-text-indent="false" style:writing-mode="rl-tb"/>
    </style:style>
    <style:style style:name="P2910" style:family="paragraph" style:parent-style-name="Table_20_Paragraph">
      <style:paragraph-properties fo:margin-left="0.2882in" fo:margin-right="0.2835in" fo:line-height="0.2547in" fo:text-align="center" style:justify-single-word="false" fo:text-indent="0in" style:auto-text-indent="false"/>
    </style:style>
    <style:style style:name="P2911" style:family="paragraph" style:parent-style-name="Table_20_Paragraph">
      <style:paragraph-properties fo:margin-left="0.3043in" fo:margin-right="0.3in" fo:line-height="0.2547in" fo:text-align="center" style:justify-single-word="false" fo:text-indent="0in" style:auto-text-indent="false"/>
    </style:style>
    <style:style style:name="P2912" style:family="paragraph" style:parent-style-name="List_20_Paragraph" style:list-style-name="WWNum1">
      <style:paragraph-properties fo:margin-left="0.2091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2913" style:family="paragraph" style:parent-style-name="List_20_Paragraph" style:list-style-name="WWNum1">
      <style:paragraph-properties fo:margin-left="0.2091in" fo:margin-right="0.761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2914" style:family="paragraph" style:parent-style-name="List_20_Paragraph" style:list-style-name="WWNum1">
      <style:paragraph-properties fo:margin-left="0.2091in" fo:margin-right="0.3374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2915" style:family="paragraph" style:parent-style-name="List_20_Paragraph" style:list-style-name="WWNum1">
      <style:paragraph-properties fo:margin-left="0.2091in" fo:margin-right="0.622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2916" style:family="paragraph" style:parent-style-name="List_20_Paragraph" style:list-style-name="WWNum2">
      <style:paragraph-properties fo:margin-left="0.2091in" fo:margin-right="0.3772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2917" style:family="paragraph" style:parent-style-name="List_20_Paragraph" style:list-style-name="WWNum2" style:master-page-name="Converted1">
      <style:paragraph-properties fo:margin-left="0.2091in" fo:margin-right="0.4335in" fo:margin-top="0.0484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0.3764in"/>
        </style:tab-stops>
      </style:paragraph-properties>
    </style:style>
    <style:style style:name="P2918" style:family="paragraph" style:parent-style-name="List_20_Paragraph" style:list-style-name="WWNum2">
      <style:paragraph-properties fo:margin-left="0.2091in" fo:margin-right="0.5299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764in"/>
        </style:tab-stops>
      </style:paragraph-properties>
    </style:style>
    <style:style style:name="P2919" style:family="paragraph" style:parent-style-name="List_20_Paragraph" style:list-style-name="WWNum3">
      <style:paragraph-properties fo:margin-left="0.3756in" fo:margin-right="0in" fo:margin-top="0in" fo:margin-bottom="0in" loext:contextual-spacing="false" fo:line-height="0.1909in" fo:text-align="start" style:justify-single-word="false" fo:text-indent="-0.1665in" style:auto-text-indent="false">
        <style:tab-stops>
          <style:tab-stop style:position="0.3764in"/>
        </style:tab-stops>
      </style:paragraph-properties>
    </style:style>
    <style:style style:name="P2920" style:family="paragraph" style:parent-style-name="List_20_Paragraph" style:list-style-name="WWNum3">
      <style:paragraph-properties fo:margin-left="0.3756in" fo:margin-right="0in" fo:margin-top="0in" fo:margin-bottom="0in" loext:contextual-spacing="false" fo:line-height="100%" fo:text-align="start" style:justify-single-word="false" fo:text-indent="-0.1665in" style:auto-text-indent="false">
        <style:tab-stops>
          <style:tab-stop style:position="0.3764in"/>
        </style:tab-stops>
      </style:paragraph-properties>
    </style:style>
    <style:style style:name="P2921" style:family="paragraph" style:parent-style-name="List_20_Paragraph" style:list-style-name="WWNum5">
      <style:paragraph-properties fo:margin-left="0.2091in" fo:margin-right="0.611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22" style:family="paragraph" style:parent-style-name="List_20_Paragraph" style:list-style-name="WWNum5">
      <style:paragraph-properties fo:margin-left="0.2091in" fo:margin-right="1.0272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23" style:family="paragraph" style:parent-style-name="List_20_Paragraph" style:list-style-name="WWNum5">
      <style:paragraph-properties fo:margin-left="0.2091in" fo:margin-right="1.1717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24" style:family="paragraph" style:parent-style-name="List_20_Paragraph" style:list-style-name="WWNum5">
      <style:paragraph-properties fo:margin-left="0.2091in" fo:margin-right="0.4799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25" style:family="paragraph" style:parent-style-name="List_20_Paragraph" style:list-style-name="WWNum5">
      <style:paragraph-properties fo:margin-left="0.3764in" fo:margin-right="0in" fo:margin-top="0in" fo:margin-bottom="0in" loext:contextual-spacing="false" fo:line-height="100%" fo:text-align="start" style:justify-single-word="false" fo:text-indent="-0.1673in" style:auto-text-indent="false">
        <style:tab-stops>
          <style:tab-stop style:position="0.3772in"/>
        </style:tab-stops>
      </style:paragraph-properties>
    </style:style>
    <style:style style:name="P2926" style:family="paragraph" style:parent-style-name="List_20_Paragraph" style:list-style-name="WWNum5" style:master-page-name="Converted102">
      <style:paragraph-properties fo:margin-left="0.2091in" fo:margin-right="0.9709in" fo:margin-top="0.0508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0.3772in"/>
        </style:tab-stops>
      </style:paragraph-properties>
    </style:style>
    <style:style style:name="P2927" style:family="paragraph" style:parent-style-name="List_20_Paragraph" style:list-style-name="WWNum5">
      <style:paragraph-properties fo:margin-left="0.2091in" fo:margin-right="1.2772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28" style:family="paragraph" style:parent-style-name="List_20_Paragraph" style:list-style-name="WWNum5">
      <style:paragraph-properties fo:margin-left="0.2091in" fo:margin-right="1.7008in" fo:margin-top="0.0008in" fo:margin-bottom="0in" loext:contextual-spacing="false" fo:line-height="2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29" style:family="paragraph" style:parent-style-name="List_20_Paragraph" style:list-style-name="WWNum5">
      <style:paragraph-properties fo:margin-left="0.2091in" fo:margin-right="1.7063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0" style:family="paragraph" style:parent-style-name="List_20_Paragraph" style:list-style-name="WWNum5">
      <style:paragraph-properties fo:margin-left="0.2091in" fo:margin-right="0.6453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1" style:family="paragraph" style:parent-style-name="List_20_Paragraph" style:list-style-name="WWNum5">
      <style:paragraph-properties fo:margin-left="0.2091in" fo:margin-right="1.9626in" fo:margin-top="0in" fo:margin-bottom="0in" loext:contextual-spacing="false" fo:line-height="2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2" style:family="paragraph" style:parent-style-name="List_20_Paragraph" style:list-style-name="WWNum5" style:master-page-name="Converted103">
      <style:paragraph-properties fo:margin-left="0.2091in" fo:margin-right="0.6055in" fo:margin-top="0.0508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0.3772in"/>
        </style:tab-stops>
      </style:paragraph-properties>
    </style:style>
    <style:style style:name="P2933" style:family="paragraph" style:parent-style-name="List_20_Paragraph" style:list-style-name="WWNum5">
      <style:paragraph-properties fo:margin-left="0.2091in" fo:margin-right="0.5717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4" style:family="paragraph" style:parent-style-name="List_20_Paragraph" style:list-style-name="WWNum5">
      <style:paragraph-properties fo:margin-left="0.2091in" fo:margin-right="0.3854in" fo:margin-top="0.0043in" fo:margin-bottom="0in" loext:contextual-spacing="false" style:line-height-at-least="0.5071in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5" style:family="paragraph" style:parent-style-name="List_20_Paragraph" style:list-style-name="WWNum5">
      <style:paragraph-properties fo:margin-left="0.2091in" fo:margin-right="0.3516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6" style:family="paragraph" style:parent-style-name="List_20_Paragraph" style:list-style-name="WWNum5">
      <style:paragraph-properties fo:margin-left="0.2091in" fo:margin-right="0.748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7" style:family="paragraph" style:parent-style-name="List_20_Paragraph" style:list-style-name="WWNum5">
      <style:paragraph-properties fo:margin-left="0.2091in" fo:margin-right="0.361in" fo:margin-top="0.0602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8" style:family="paragraph" style:parent-style-name="List_20_Paragraph" style:list-style-name="WWNum5">
      <style:paragraph-properties fo:margin-left="0.2091in" fo:margin-right="0.5272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39" style:family="paragraph" style:parent-style-name="List_20_Paragraph" style:list-style-name="WWNum5">
      <style:paragraph-properties fo:margin-left="0.2091in" fo:margin-right="1.2929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40" style:family="paragraph" style:parent-style-name="List_20_Paragraph" style:list-style-name="WWNum6">
      <style:paragraph-properties fo:margin-left="0.2091in" fo:margin-right="0.420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882in"/>
        </style:tab-stops>
      </style:paragraph-properties>
    </style:style>
    <style:style style:name="P2941" style:family="paragraph" style:parent-style-name="List_20_Paragraph" style:list-style-name="WWNum7">
      <style:paragraph-properties fo:margin-left="0.2091in" fo:margin-right="0.3583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16in"/>
        </style:tab-stops>
      </style:paragraph-properties>
    </style:style>
    <style:style style:name="P2942" style:family="paragraph" style:parent-style-name="List_20_Paragraph" style:list-style-name="WWNum7">
      <style:paragraph-properties fo:margin-left="0.2091in" fo:margin-right="0.329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16in"/>
        </style:tab-stops>
      </style:paragraph-properties>
    </style:style>
    <style:style style:name="P2943" style:family="paragraph" style:parent-style-name="List_20_Paragraph" style:list-style-name="WWNum7">
      <style:paragraph-properties fo:margin-left="0.2091in" fo:margin-right="0.5953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08in"/>
        </style:tab-stops>
      </style:paragraph-properties>
    </style:style>
    <style:style style:name="P2944" style:family="paragraph" style:parent-style-name="List_20_Paragraph" style:list-style-name="WWNum7">
      <style:paragraph-properties fo:margin-left="0.2091in" fo:margin-right="0.359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08in"/>
        </style:tab-stops>
      </style:paragraph-properties>
    </style:style>
    <style:style style:name="P2945" style:family="paragraph" style:parent-style-name="List_20_Paragraph" style:list-style-name="WWNum7">
      <style:paragraph-properties fo:margin-left="0.2091in" fo:margin-right="1.007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08in"/>
        </style:tab-stops>
      </style:paragraph-properties>
    </style:style>
    <style:style style:name="P2946" style:family="paragraph" style:parent-style-name="List_20_Paragraph" style:list-style-name="WWNum5">
      <style:paragraph-properties fo:margin-left="0.2091in" fo:margin-right="0.7689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47" style:family="paragraph" style:parent-style-name="List_20_Paragraph" style:list-style-name="WWNum5">
      <style:paragraph-properties fo:margin-left="0.2091in" fo:margin-right="0.716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48" style:family="paragraph" style:parent-style-name="List_20_Paragraph" style:list-style-name="WWNum5">
      <style:paragraph-properties fo:margin-left="0.2091in" fo:margin-right="0.8327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49" style:family="paragraph" style:parent-style-name="List_20_Paragraph" style:list-style-name="WWNum5">
      <style:paragraph-properties fo:margin-left="0.2091in" fo:margin-right="0.366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50" style:family="paragraph" style:parent-style-name="List_20_Paragraph" style:list-style-name="WWNum5">
      <style:paragraph-properties fo:margin-left="0.2091in" fo:margin-right="0.779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51" style:family="paragraph" style:parent-style-name="List_20_Paragraph" style:list-style-name="WWNum8">
      <style:paragraph-properties fo:margin-left="0.2091in" fo:margin-right="0.5134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08in"/>
        </style:tab-stops>
      </style:paragraph-properties>
    </style:style>
    <style:style style:name="P2952" style:family="paragraph" style:parent-style-name="List_20_Paragraph" style:list-style-name="WWNum8">
      <style:paragraph-properties fo:margin-left="0.2091in" fo:margin-right="1.1484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08in"/>
        </style:tab-stops>
      </style:paragraph-properties>
    </style:style>
    <style:style style:name="P2953" style:family="paragraph" style:parent-style-name="List_20_Paragraph" style:list-style-name="WWNum6">
      <style:paragraph-properties fo:margin-left="0.4874in" fo:margin-right="0in" fo:margin-top="0in" fo:margin-bottom="0in" loext:contextual-spacing="false" fo:line-height="100%" fo:text-align="start" style:justify-single-word="false" fo:text-indent="-0.2783in" style:auto-text-indent="false">
        <style:tab-stops>
          <style:tab-stop style:position="0.4882in"/>
        </style:tab-stops>
      </style:paragraph-properties>
    </style:style>
    <style:style style:name="P2954" style:family="paragraph" style:parent-style-name="List_20_Paragraph" style:list-style-name="WWNum8">
      <style:paragraph-properties fo:margin-left="0.2091in" fo:margin-right="0.4126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516in"/>
        </style:tab-stops>
      </style:paragraph-properties>
    </style:style>
    <style:style style:name="P2955" style:family="paragraph" style:parent-style-name="List_20_Paragraph" style:list-style-name="WWNum5" style:master-page-name="Converted112">
      <style:paragraph-properties fo:margin-left="0.2091in" fo:margin-right="0.8937in" fo:margin-top="0.0508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0.3772in"/>
        </style:tab-stops>
      </style:paragraph-properties>
    </style:style>
    <style:style style:name="P2956" style:family="paragraph" style:parent-style-name="List_20_Paragraph" style:list-style-name="WWNum5">
      <style:paragraph-properties fo:margin-left="0.2091in" fo:margin-right="0.9382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57" style:family="paragraph" style:parent-style-name="List_20_Paragraph" style:list-style-name="WWNum5">
      <style:paragraph-properties fo:margin-left="0.2091in" fo:margin-right="0.8272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58" style:family="paragraph" style:parent-style-name="List_20_Paragraph" style:list-style-name="WWNum5">
      <style:paragraph-properties fo:margin-left="0.2091in" fo:margin-right="0.6299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72in"/>
        </style:tab-stops>
      </style:paragraph-properties>
    </style:style>
    <style:style style:name="P2959" style:family="paragraph" style:parent-style-name="Heading_20_3">
      <style:paragraph-properties fo:margin-left="0.6083in" fo:margin-right="0.4953in" fo:margin-top="0.1929in" fo:margin-bottom="0in" loext:contextual-spacing="false" fo:text-align="end" style:justify-single-word="false" fo:text-indent="0in" style:auto-text-indent="false" style:writing-mode="rl-tb"/>
    </style:style>
    <style:style style:name="P2960" style:family="paragraph" style:parent-style-name="Heading_20_3">
      <style:paragraph-properties fo:margin-left="0.6083in" fo:margin-right="0.4953in" fo:text-align="end" style:justify-single-word="false" fo:text-indent="0in" style:auto-text-indent="false" style:writing-mode="rl-tb"/>
    </style:style>
    <style:style style:name="P2961" style:family="paragraph" style:parent-style-name="Heading_20_3" style:master-page-name="Converted91">
      <style:paragraph-properties fo:margin-left="0.6083in" fo:margin-right="0.4953in" fo:margin-top="0.0366in" fo:margin-bottom="0in" loext:contextual-spacing="false" fo:text-align="end" style:justify-single-word="false" fo:text-indent="0in" style:auto-text-indent="false" style:page-number="auto" style:writing-mode="rl-tb"/>
    </style:style>
    <style:style style:name="P2962" style:family="paragraph" style:parent-style-name="Heading_20_3">
      <style:paragraph-properties fo:margin-left="0.6083in" fo:margin-right="0.4957in" fo:margin-top="0.1929in" fo:margin-bottom="0in" loext:contextual-spacing="false" fo:text-align="end" style:justify-single-word="false" fo:text-indent="0in" style:auto-text-indent="false" style:writing-mode="rl-tb"/>
    </style:style>
    <style:style style:name="P2963" style:family="paragraph" style:parent-style-name="Heading_20_3" style:master-page-name="Converted85">
      <style:paragraph-properties fo:margin-left="0.6083in" fo:margin-right="0.4957in" fo:margin-top="0.0366in" fo:margin-bottom="0in" loext:contextual-spacing="false" fo:text-align="end" style:justify-single-word="false" fo:text-indent="0in" style:auto-text-indent="false" style:page-number="auto" style:writing-mode="rl-tb"/>
    </style:style>
    <style:style style:name="P2964" style:family="paragraph" style:parent-style-name="Heading_20_3" style:master-page-name="Converted88">
      <style:paragraph-properties fo:margin-left="0.6083in" fo:margin-right="0.4957in" fo:margin-top="0.0366in" fo:margin-bottom="0in" loext:contextual-spacing="false" fo:text-align="end" style:justify-single-word="false" fo:text-indent="0in" style:auto-text-indent="false" style:page-number="auto" style:writing-mode="rl-tb"/>
    </style:style>
    <style:style style:name="P2965" style:family="paragraph" style:parent-style-name="Heading_20_3">
      <style:paragraph-properties fo:margin-left="0.6083in" fo:margin-right="0.4957in" fo:text-align="end" style:justify-single-word="false" fo:text-indent="0in" style:auto-text-indent="false" style:writing-mode="rl-tb"/>
    </style:style>
    <style:style style:name="P2966" style:family="paragraph" style:parent-style-name="Heading_20_3">
      <style:paragraph-properties fo:margin-left="0.6083in" fo:margin-right="0.4965in" fo:text-align="end" style:justify-single-word="false" fo:text-indent="0in" style:auto-text-indent="false" style:writing-mode="rl-tb"/>
    </style:style>
    <style:style style:name="P2967" style:family="paragraph" style:parent-style-name="Heading_20_3">
      <style:paragraph-properties fo:margin-left="0.6083in" fo:margin-right="0.4945in" fo:margin-top="0.1929in" fo:margin-bottom="0in" loext:contextual-spacing="false" fo:text-align="end" style:justify-single-word="false" fo:text-indent="0in" style:auto-text-indent="false" style:writing-mode="rl-tb"/>
    </style:style>
    <style:style style:name="P2968" style:family="paragraph" style:parent-style-name="Heading_20_3">
      <style:paragraph-properties fo:margin-left="0.6083in" fo:margin-right="0.4945in" fo:text-align="end" style:justify-single-word="false" fo:text-indent="0in" style:auto-text-indent="false" style:writing-mode="rl-tb"/>
    </style:style>
    <style:style style:name="P2969" style:family="paragraph" style:parent-style-name="Heading_20_3">
      <style:paragraph-properties fo:margin-left="0.6083in" fo:margin-right="0.4992in" fo:margin-top="0.1929in" fo:margin-bottom="0in" loext:contextual-spacing="false" fo:text-align="end" style:justify-single-word="false" fo:text-indent="0in" style:auto-text-indent="false" style:writing-mode="rl-tb"/>
    </style:style>
    <style:style style:name="P2970" style:family="paragraph" style:parent-style-name="Heading_20_3">
      <style:paragraph-properties fo:margin-left="0.6083in" fo:margin-right="0.4984in" fo:text-align="end" style:justify-single-word="false" fo:text-indent="0in" style:auto-text-indent="false" style:writing-mode="rl-tb"/>
    </style:style>
    <style:style style:name="P2971" style:family="paragraph" style:parent-style-name="Frame_20_contents">
      <style:paragraph-properties fo:margin-left="0.0138in" fo:margin-right="0in" fo:margin-top="0.0071in" fo:margin-bottom="0in" loext:contextual-spacing="false" fo:text-align="start" style:justify-single-word="false" fo:text-indent="0in" style:auto-text-indent="false"/>
    </style:style>
    <style:style style:name="P2972" style:family="paragraph" style:parent-style-name="Frame_20_contents">
      <style:paragraph-properties fo:margin-left="0.028in" fo:margin-right="0in" fo:margin-top="0.0071in" fo:margin-bottom="0in" loext:contextual-spacing="false" fo:text-align="start" style:justify-single-word="false" fo:text-indent="0in" style:auto-text-indent="false"/>
    </style:style>
    <style:style style:name="P2973" style:family="paragraph" style:parent-style-name="Frame_20_contents">
      <style:paragraph-properties fo:margin-left="0.0717in" fo:margin-right="1.1161in" fo:margin-top="0in" fo:margin-bottom="0in" loext:contextual-spacing="false" fo:text-align="start" style:justify-single-word="false" fo:text-indent="0in" style:auto-text-indent="false"/>
    </style:style>
    <style:style style:name="P2974" style:family="paragraph" style:parent-style-name="Frame_20_contents">
      <style:paragraph-properties fo:margin-left="0.0701in" fo:margin-right="0.9457in" fo:margin-top="0in" fo:margin-bottom="0in" loext:contextual-spacing="false" fo:text-align="start" style:justify-single-word="false" fo:text-indent="-0.0008in" style:auto-text-indent="false"/>
    </style:style>
    <style:style style:name="P2975" style:family="paragraph" style:parent-style-name="Frame_20_contents">
      <style:paragraph-properties fo:margin-left="0.0701in" fo:margin-right="2.5972in" fo:margin-top="0in" fo:margin-bottom="0in" loext:contextual-spacing="false" fo:text-align="start" style:justify-single-word="false" fo:text-indent="0in" style:auto-text-indent="false"/>
    </style:style>
    <style:style style:name="P2976" style:family="paragraph" style:parent-style-name="Frame_20_contents">
      <style:paragraph-properties fo:margin-left="0.0717in" fo:margin-right="2.6453in" fo:margin-top="0in" fo:margin-bottom="0in" loext:contextual-spacing="false" fo:text-align="start" style:justify-single-word="false" fo:text-indent="0in" style:auto-text-indent="false"/>
    </style:style>
    <style:style style:name="P2977" style:family="paragraph" style:parent-style-name="Frame_20_contents">
      <style:paragraph-properties fo:margin-left="0.0717in" fo:margin-right="0in" fo:margin-top="0in" fo:margin-bottom="0in" loext:contextual-spacing="false" fo:line-height="0.2555in" fo:text-align="start" style:justify-single-word="false" fo:text-indent="0in" style:auto-text-indent="false"/>
    </style:style>
    <style:style style:name="P2978" style:family="paragraph" style:parent-style-name="Frame_20_contents">
      <style:paragraph-properties fo:margin-left="0.0717in" fo:margin-right="0in" fo:margin-top="0in" fo:margin-bottom="0in" loext:contextual-spacing="false" fo:text-align="start" style:justify-single-word="false" fo:text-indent="0in" style:auto-text-indent="false"/>
    </style:style>
    <style:style style:name="P2979" style:family="paragraph" style:parent-style-name="Frame_20_contents">
      <style:paragraph-properties fo:margin-left="0.0717in" fo:margin-right="0in" fo:margin-top="0in" fo:margin-bottom="0in" loext:contextual-spacing="false" fo:line-height="0.2547in" fo:text-align="start" style:justify-single-word="false" fo:text-indent="0in" style:auto-text-indent="false"/>
    </style:style>
    <style:style style:name="P2980" style:family="paragraph" style:parent-style-name="Frame_20_contents">
      <style:paragraph-properties fo:margin-left="0.0717in" fo:margin-right="0in" fo:margin-top="0.0008in" fo:margin-bottom="0in" loext:contextual-spacing="false" fo:text-align="start" style:justify-single-word="false" fo:text-indent="0in" style:auto-text-indent="false"/>
    </style:style>
    <style:style style:name="P2981" style:family="paragraph" style:parent-style-name="Frame_20_contents">
      <style:paragraph-properties fo:margin-left="0.0709in" fo:margin-right="0in" fo:margin-top="0in" fo:margin-bottom="0in" loext:contextual-spacing="false" fo:line-height="0.2555in" fo:text-align="start" style:justify-single-word="false" fo:text-indent="0in" style:auto-text-indent="false"/>
    </style:style>
    <style:style style:name="P2982" style:family="paragraph" style:parent-style-name="Frame_20_contents">
      <style:paragraph-properties fo:margin-left="0.0709in" fo:margin-right="0in" fo:margin-top="0in" fo:margin-bottom="0in" loext:contextual-spacing="false" fo:text-align="start" style:justify-single-word="false" fo:text-indent="0in" style:auto-text-indent="false"/>
    </style:style>
    <style:style style:name="P2983" style:family="paragraph" style:parent-style-name="Frame_20_contents">
      <style:paragraph-properties fo:margin-left="0.0717in" fo:margin-right="1.0189in" fo:margin-top="0in" fo:margin-bottom="0in" loext:contextual-spacing="false" fo:text-align="start" style:justify-single-word="false" fo:text-indent="0in" style:auto-text-indent="false"/>
    </style:style>
    <style:style style:name="P2984" style:family="paragraph" style:parent-style-name="Frame_20_contents">
      <style:paragraph-properties fo:margin-left="0.0701in" fo:margin-right="0.7953in" fo:margin-top="0in" fo:margin-bottom="0in" loext:contextual-spacing="false" fo:text-align="start" style:justify-single-word="false" fo:text-indent="-0.0008in" style:auto-text-indent="false"/>
    </style:style>
    <style:style style:name="P2985" style:family="paragraph" style:parent-style-name="Frame_20_contents">
      <style:paragraph-properties fo:margin-left="0.0701in" fo:margin-right="1.2193in" fo:margin-top="0in" fo:margin-bottom="0in" loext:contextual-spacing="false" fo:text-align="start" style:justify-single-word="false" fo:text-indent="0in" style:auto-text-indent="false"/>
    </style:style>
    <style:style style:name="P2986" style:family="paragraph" style:parent-style-name="Frame_20_contents">
      <style:paragraph-properties fo:margin-left="0.0709in" fo:margin-right="0.4957in" fo:margin-top="0in" fo:margin-bottom="0in" loext:contextual-spacing="false" fo:text-align="start" style:justify-single-word="false" fo:text-indent="0in" style:auto-text-indent="false"/>
    </style:style>
    <style:style style:name="P2987" style:family="paragraph" style:parent-style-name="Frame_20_contents">
      <style:paragraph-properties fo:margin-left="0.0717in" fo:margin-right="0.5957in" fo:margin-top="0in" fo:margin-bottom="0in" loext:contextual-spacing="false" fo:text-align="start" style:justify-single-word="false" fo:text-indent="-0.0008in" style:auto-text-indent="false"/>
    </style:style>
    <style:style style:name="P2988" style:family="paragraph" style:parent-style-name="Frame_20_contents">
      <style:paragraph-properties fo:margin-left="0.0701in" fo:margin-right="1.3547in" fo:margin-top="0in" fo:margin-bottom="0in" loext:contextual-spacing="false" fo:text-align="start" style:justify-single-word="false" fo:text-indent="0in" style:auto-text-indent="false"/>
    </style:style>
    <style:style style:name="P2989" style:family="paragraph" style:parent-style-name="Frame_20_contents">
      <style:paragraph-properties fo:margin-left="0.0717in" fo:margin-right="2.4728in" fo:margin-top="0in" fo:margin-bottom="0in" loext:contextual-spacing="false" fo:text-align="start" style:justify-single-word="false" fo:text-indent="0in" style:auto-text-indent="false"/>
    </style:style>
    <style:style style:name="P2990" style:family="paragraph" style:parent-style-name="Frame_20_contents">
      <style:paragraph-properties fo:margin-left="0.0701in" fo:margin-right="2.4252in" fo:margin-top="0in" fo:margin-bottom="0in" loext:contextual-spacing="false" fo:text-align="start" style:justify-single-word="false" fo:text-indent="0in" style:auto-text-indent="false"/>
    </style:style>
    <style:style style:name="P2991" style:family="paragraph" style:parent-style-name="Frame_20_contents">
      <style:paragraph-properties fo:margin-left="0.0717in" fo:margin-right="2.4484in" fo:margin-top="0in" fo:margin-bottom="0in" loext:contextual-spacing="false" fo:text-align="start" style:justify-single-word="false" fo:text-indent="-0.0008in" style:auto-text-indent="false"/>
    </style:style>
    <style:style style:name="P2992" style:family="paragraph" style:parent-style-name="Frame_20_contents">
      <style:paragraph-properties fo:margin-left="0.0709in" fo:margin-right="2.3992in" fo:margin-top="0in" fo:margin-bottom="0in" loext:contextual-spacing="false" fo:text-align="start" style:justify-single-word="false" fo:text-indent="0in" style:auto-text-indent="false"/>
    </style:style>
    <style:style style:name="P2993" style:family="paragraph" style:parent-style-name="Frame_20_contents">
      <style:paragraph-properties fo:margin-left="0.0717in" fo:margin-right="2.5165in" fo:margin-top="0in" fo:margin-bottom="0in" loext:contextual-spacing="false" fo:text-align="start" style:justify-single-word="false" fo:text-indent="0in" style:auto-text-indent="false"/>
    </style:style>
    <style:style style:name="P2994" style:family="paragraph" style:parent-style-name="Frame_20_contents">
      <style:paragraph-properties fo:margin-left="0.0701in" fo:margin-right="2.4429in" fo:margin-top="0in" fo:margin-bottom="0in" loext:contextual-spacing="false" fo:text-align="start" style:justify-single-word="false" fo:text-indent="0in" style:auto-text-indent="false"/>
    </style:style>
    <style:style style:name="P2995" style:family="paragraph" style:parent-style-name="Frame_20_contents">
      <style:paragraph-properties fo:margin-left="0.0717in" fo:margin-right="2.3807in" fo:margin-top="0in" fo:margin-bottom="0in" loext:contextual-spacing="false" fo:text-align="start" style:justify-single-word="false" fo:text-indent="0in" style:auto-text-indent="false"/>
    </style:style>
    <style:style style:name="P2996" style:family="paragraph" style:parent-style-name="Frame_20_contents">
      <style:paragraph-properties fo:margin-left="0.0701in" fo:margin-right="2.122in" fo:margin-top="0in" fo:margin-bottom="0in" loext:contextual-spacing="false" fo:text-align="start" style:justify-single-word="false" fo:text-indent="0in" style:auto-text-indent="false"/>
    </style:style>
    <style:style style:name="P2997" style:family="paragraph" style:parent-style-name="Frame_20_contents">
      <style:paragraph-properties fo:margin-left="0.0717in" fo:margin-right="2.3429in" fo:margin-top="0in" fo:margin-bottom="0in" loext:contextual-spacing="false" fo:text-align="start" style:justify-single-word="false" fo:text-indent="0in" style:auto-text-indent="false"/>
    </style:style>
    <style:style style:name="P2998" style:family="paragraph" style:parent-style-name="Frame_20_contents">
      <style:paragraph-properties fo:margin-left="0.0701in" fo:margin-right="2.2335in" fo:margin-top="0in" fo:margin-bottom="0in" loext:contextual-spacing="false" fo:text-align="start" style:justify-single-word="false" fo:text-indent="0in" style:auto-text-indent="false"/>
    </style:style>
    <style:style style:name="P2999" style:family="paragraph" style:parent-style-name="Frame_20_contents">
      <style:paragraph-properties fo:margin-left="0.0709in" fo:margin-right="2.2701in" fo:margin-top="0in" fo:margin-bottom="0in" loext:contextual-spacing="false" fo:text-align="start" style:justify-single-word="false" fo:text-indent="0in" style:auto-text-indent="false"/>
    </style:style>
    <style:style style:name="P3000" style:family="paragraph" style:parent-style-name="Frame_20_contents">
      <style:paragraph-properties fo:margin-left="0.0709in" fo:margin-right="2.1591in" fo:margin-top="0in" fo:margin-bottom="0in" loext:contextual-spacing="false" fo:text-align="start" style:justify-single-word="false" fo:text-indent="-0.0008in" style:auto-text-indent="false"/>
    </style:style>
    <style:style style:name="P3001" style:family="paragraph">
      <loext:graphic-properties draw:fill="solid" draw:fill-color="#ffffff"/>
      <style:paragraph-properties fo:text-align="center"/>
    </style:style>
    <style:style style:name="P3002" style:family="paragraph">
      <style:paragraph-properties fo:text-align="start"/>
    </style:style>
    <style:style style:name="P3003" style:family="paragraph">
      <loext:graphic-properties draw:fill="none"/>
      <style:paragraph-properties fo:text-align="star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style="italic" style:font-size-asian="14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style="italic" fo:font-weight="bold" style:font-size-asian="12pt" style:font-style-asian="italic" style:font-weight-asian="bold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118in" style:font-size-asian="12pt"/>
    </style:style>
    <style:style style:name="T8" style:family="text">
      <style:text-properties fo:font-size="12pt" fo:letter-spacing="-0.002in" style:font-size-asian="12pt"/>
    </style:style>
    <style:style style:name="T9" style:family="text">
      <style:text-properties fo:font-size="12pt" fo:letter-spacing="-0.0008in" style:font-size-asian="12pt"/>
    </style:style>
    <style:style style:name="T10" style:family="text">
      <style:text-properties fo:font-size="12pt" fo:letter-spacing="-0.0217in" style:font-size-asian="12pt"/>
    </style:style>
    <style:style style:name="T11" style:family="text">
      <style:text-properties fo:font-size="12pt" fo:letter-spacing="-0.0075in" style:font-size-asian="12pt"/>
    </style:style>
    <style:style style:name="T12" style:family="text">
      <style:text-properties fo:font-size="12pt" fo:letter-spacing="-0.0126in" style:font-size-asian="12pt"/>
    </style:style>
    <style:style style:name="T13" style:family="text">
      <style:text-properties fo:color="#0000ff" fo:font-size="12pt" fo:font-style="italic" style:text-underline-style="solid" style:text-underline-width="auto" style:text-underline-color="#0000ff" style:font-size-asian="12pt" style:font-style-asian="italic"/>
    </style:style>
    <style:style style:name="T14" style:family="text">
      <style:text-properties fo:color="#0000ff" style:font-name="Courier New" fo:font-size="14pt" fo:font-style="italic" style:text-underline-style="solid" style:text-underline-width="auto" style:text-underline-color="#0000ff" style:font-size-asian="14pt" style:font-style-asian="italic"/>
    </style:style>
    <style:style style:name="T15" style:family="text">
      <style:text-properties fo:color="#0000ff" style:font-name="Courier New" fo:font-size="14pt" fo:font-style="italic" style:font-size-asian="14pt" style:font-style-asian="italic"/>
    </style:style>
    <style:style style:name="T16" style:family="text">
      <style:text-properties fo:font-size="16pt" fo:font-weight="bold" style:font-size-asian="16pt" style:font-weight-asian="bold"/>
    </style:style>
    <style:style style:name="T17" style:family="text">
      <style:text-properties fo:font-size="16pt" style:font-size-asian="16pt"/>
    </style:style>
    <style:style style:name="T18" style:family="text">
      <style:text-properties fo:font-size="16pt" style:font-size-asian="16pt" style:text-scale="100%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letter-spacing="-0.0055in" style:font-size-asian="16pt"/>
    </style:style>
    <style:style style:name="T21" style:family="text">
      <style:text-properties fo:font-size="16pt" fo:letter-spacing="-0.0091in" style:font-size-asian="16pt"/>
    </style:style>
    <style:style style:name="T22" style:family="text">
      <style:text-properties fo:font-size="16pt" fo:letter-spacing="-0.0028in" style:font-size-asian="16pt"/>
    </style:style>
    <style:style style:name="T23" style:family="text">
      <style:text-properties fo:font-size="16pt" fo:letter-spacing="-0.0063in" style:font-size-asian="16pt"/>
    </style:style>
    <style:style style:name="T24" style:family="text">
      <style:text-properties fo:font-size="16pt" fo:letter-spacing="-0.0035in" style:font-size-asian="16pt"/>
    </style:style>
    <style:style style:name="T25" style:family="text">
      <style:text-properties fo:font-size="16pt" fo:letter-spacing="-0.0071in" style:font-size-asian="16pt"/>
    </style:style>
    <style:style style:name="T26" style:family="text">
      <style:text-properties fo:font-size="16pt" fo:letter-spacing="-0.0008in" style:font-size-asian="16pt"/>
    </style:style>
    <style:style style:name="T27" style:family="text">
      <style:text-properties fo:font-size="16pt" fo:letter-spacing="-0.002in" style:font-size-asian="16pt"/>
    </style:style>
    <style:style style:name="T28" style:family="text">
      <style:text-properties fo:font-size="16pt" fo:letter-spacing="-0.0047in" style:font-size-asian="16pt"/>
    </style:style>
    <style:style style:name="T29" style:family="text">
      <style:text-properties fo:font-size="16pt" fo:letter-spacing="-0.0043in" style:font-size-asian="16pt"/>
    </style:style>
    <style:style style:name="T30" style:family="text">
      <style:text-properties fo:font-size="16pt" fo:letter-spacing="-0.0083in" style:font-size-asian="16pt"/>
    </style:style>
    <style:style style:name="T31" style:family="text">
      <style:text-properties fo:font-size="16pt" fo:letter-spacing="-0.0016in" style:font-size-asian="16pt"/>
    </style:style>
    <style:style style:name="T32" style:family="text">
      <style:text-properties fo:font-size="16pt" fo:letter-spacing="-0.0102in" style:font-size-asian="16pt"/>
    </style:style>
    <style:style style:name="T33" style:family="text">
      <style:text-properties fo:font-size="16pt" fo:letter-spacing="0.048in" style:font-size-asian="16pt"/>
    </style:style>
    <style:style style:name="T34" style:family="text">
      <style:text-properties fo:font-size="16pt" fo:font-style="italic" style:font-size-asian="16pt" style:font-style-asian="italic"/>
    </style:style>
    <style:style style:name="T35" style:family="text">
      <style:text-properties fo:font-size="16pt" fo:letter-spacing="-0.0146in" style:font-size-asian="16pt"/>
    </style:style>
    <style:style style:name="T36" style:family="text">
      <style:text-properties fo:font-size="16pt" fo:letter-spacing="-0.0126in" style:font-size-asian="16pt"/>
    </style:style>
    <style:style style:name="T37" style:family="text">
      <style:text-properties fo:font-size="16pt" fo:letter-spacing="0.0516in" style:font-size-asian="16pt"/>
    </style:style>
    <style:style style:name="T38" style:family="text">
      <style:text-properties fo:font-size="16pt" fo:letter-spacing="-0.0209in" style:font-size-asian="16pt"/>
    </style:style>
    <style:style style:name="T39" style:family="text">
      <style:text-properties fo:font-size="16pt" fo:letter-spacing="-0.011in" style:font-size-asian="16pt"/>
    </style:style>
    <style:style style:name="T40" style:family="text">
      <style:text-properties fo:font-size="16pt" fo:letter-spacing="-0.0161in" style:font-size-asian="16pt"/>
    </style:style>
    <style:style style:name="T41" style:family="text">
      <style:text-properties fo:font-size="16pt" fo:letter-spacing="-0.0189in" style:font-size-asian="16pt"/>
    </style:style>
    <style:style style:name="T42" style:family="text">
      <style:text-properties fo:font-size="16pt" fo:letter-spacing="-0.0098in" style:font-size-asian="16pt"/>
    </style:style>
    <style:style style:name="T43" style:family="text">
      <style:text-properties fo:font-size="16pt" fo:letter-spacing="-0.0882in" style:font-size-asian="16pt" style:font-size-complex="16pt"/>
    </style:style>
    <style:style style:name="T44" style:family="text">
      <style:text-properties fo:font-size="16pt" fo:letter-spacing="-0.0543in" style:font-size-asian="16pt" style:font-size-complex="16pt"/>
    </style:style>
    <style:style style:name="T45" style:family="text">
      <style:text-properties fo:font-size="16pt" fo:letter-spacing="0.0398in" style:font-size-asian="16pt"/>
    </style:style>
    <style:style style:name="T46" style:family="text">
      <style:text-properties fo:font-size="16pt" fo:letter-spacing="0.039in" style:font-size-asian="16pt"/>
    </style:style>
    <style:style style:name="T47" style:family="text">
      <style:text-properties fo:font-size="16pt" fo:letter-spacing="0.0402in" style:font-size-asian="16pt"/>
    </style:style>
    <style:style style:name="T48" style:family="text">
      <style:text-properties fo:font-size="18pt" fo:font-weight="bold" style:font-size-asian="18pt" style:font-weight-asian="bold"/>
    </style:style>
    <style:style style:name="T49" style:family="text">
      <style:text-properties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8pt" fo:font-weight="bold" style:font-size-asian="18pt" style:font-weight-asian="bold" style:font-size-complex="18pt" style:font-weight-complex="bold" style:text-scale="70%"/>
    </style:style>
    <style:style style:name="T51" style:family="text">
      <style:text-properties fo:font-size="18pt" fo:font-weight="bold" style:font-size-asian="18pt" style:font-weight-asian="bold" style:font-size-complex="18pt" style:font-weight-complex="bold" style:text-scale="90%"/>
    </style:style>
    <style:style style:name="T52" style:family="text">
      <style:text-properties fo:font-size="18pt" fo:font-weight="bold" style:font-size-asian="18pt" style:font-weight-asian="bold" style:font-size-complex="18pt" style:font-weight-complex="bold" style:text-scale="85%"/>
    </style:style>
    <style:style style:name="T53" style:family="text">
      <style:text-properties fo:font-size="18pt" fo:font-weight="bold" style:font-size-asian="18pt" style:font-weight-asian="bold" style:font-size-complex="18pt" style:font-weight-complex="bold" style:text-scale="50%"/>
    </style:style>
    <style:style style:name="T54" style:family="text">
      <style:text-properties fo:font-size="18pt" fo:font-weight="bold" style:font-size-asian="18pt" style:font-weight-asian="bold" style:font-size-complex="18pt" style:font-weight-complex="bold" style:text-scale="77%"/>
    </style:style>
    <style:style style:name="T55" style:family="text">
      <style:text-properties fo:font-size="18pt" fo:font-weight="bold" style:font-size-asian="18pt" style:font-weight-asian="bold" style:font-size-complex="18pt" style:font-weight-complex="bold" style:text-scale="80%"/>
    </style:style>
    <style:style style:name="T56" style:family="text">
      <style:text-properties fo:font-size="18pt" fo:font-weight="bold" style:font-size-asian="18pt" style:font-weight-asian="bold" style:font-size-complex="18pt" style:font-weight-complex="bold" style:text-scale="95%"/>
    </style:style>
    <style:style style:name="T57" style:family="text">
      <style:text-properties fo:font-size="18pt" fo:font-weight="bold" style:font-size-asian="18pt" style:font-weight-asian="bold" style:font-size-complex="18pt" style:font-weight-complex="bold" style:text-scale="79%"/>
    </style:style>
    <style:style style:name="T58" style:family="text">
      <style:text-properties fo:font-size="18pt" fo:font-weight="bold" style:font-size-asian="18pt" style:font-weight-asian="bold" style:font-size-complex="18pt" style:font-weight-complex="bold" style:text-scale="75%"/>
    </style:style>
    <style:style style:name="T59" style:family="text">
      <style:text-properties fo:font-size="18pt" fo:font-weight="bold" style:font-size-asian="18pt" style:font-weight-asian="bold" style:font-size-complex="18pt" style:font-weight-complex="bold" style:text-scale="41%"/>
    </style:style>
    <style:style style:name="T60" style:family="text">
      <style:text-properties fo:font-size="18pt" fo:font-weight="bold" style:font-size-asian="18pt" style:font-weight-asian="bold" style:font-size-complex="18pt" style:font-weight-complex="bold" style:text-scale="81%"/>
    </style:style>
    <style:style style:name="T61" style:family="text">
      <style:text-properties fo:font-size="18pt" fo:font-weight="bold" style:font-size-asian="18pt" style:font-weight-asian="bold" style:font-size-complex="18pt" style:font-weight-complex="bold" style:text-scale="42%"/>
    </style:style>
    <style:style style:name="T62" style:family="text">
      <style:text-properties fo:font-size="18pt" fo:font-weight="bold" style:font-size-asian="18pt" style:font-weight-asian="bold" style:font-size-complex="18pt" style:font-weight-complex="bold" style:text-scale="116%"/>
    </style:style>
    <style:style style:name="T63" style:family="text">
      <style:text-properties fo:font-size="18pt" fo:font-weight="bold" style:font-size-asian="18pt" style:font-weight-asian="bold" style:font-size-complex="18pt" style:font-weight-complex="bold" style:text-scale="72%"/>
    </style:style>
    <style:style style:name="T64" style:family="text">
      <style:text-properties fo:font-size="18pt" fo:font-weight="bold" style:font-size-asian="18pt" style:font-weight-asian="bold" style:font-size-complex="18pt" style:font-weight-complex="bold" style:text-scale="103%"/>
    </style:style>
    <style:style style:name="T65" style:family="text">
      <style:text-properties fo:font-size="18pt" fo:font-weight="bold" style:font-size-asian="18pt" style:font-weight-asian="bold" style:font-size-complex="18pt" style:font-weight-complex="bold" style:text-scale="56%"/>
    </style:style>
    <style:style style:name="T66" style:family="text">
      <style:text-properties fo:font-size="18pt" fo:font-weight="bold" style:font-size-asian="18pt" style:font-weight-asian="bold" style:font-size-complex="18pt" style:font-weight-complex="bold" style:text-scale="58%"/>
    </style:style>
    <style:style style:name="T67" style:family="text">
      <style:text-properties fo:font-size="18pt" fo:font-weight="bold" style:font-size-asian="18pt" style:font-weight-asian="bold" style:font-size-complex="18pt" style:font-weight-complex="bold" style:text-scale="83%"/>
    </style:style>
    <style:style style:name="T68" style:family="text">
      <style:text-properties fo:font-size="18pt" fo:font-weight="bold" style:font-size-asian="18pt" style:font-weight-asian="bold" style:font-size-complex="18pt" style:font-weight-complex="bold" style:text-scale="65%"/>
    </style:style>
    <style:style style:name="T69" style:family="text">
      <style:text-properties fo:font-size="18pt" fo:font-weight="bold" style:font-size-asian="18pt" style:font-weight-asian="bold" style:font-size-complex="18pt" style:font-weight-complex="bold" style:text-scale="47%"/>
    </style:style>
    <style:style style:name="T70" style:family="text">
      <style:text-properties fo:font-size="18pt" fo:font-weight="bold" style:font-size-asian="18pt" style:font-weight-asian="bold" style:font-size-complex="18pt" style:font-weight-complex="bold" style:text-scale="51%"/>
    </style:style>
    <style:style style:name="T71" style:family="text">
      <style:text-properties fo:font-size="18pt" fo:font-weight="bold" style:font-size-asian="18pt" style:font-weight-asian="bold" style:font-size-complex="18pt" style:font-weight-complex="bold" style:text-scale="62%"/>
    </style:style>
    <style:style style:name="T72" style:family="text">
      <style:text-properties fo:font-size="18pt" fo:font-weight="bold" style:font-size-asian="18pt" style:font-weight-asian="bold" style:font-size-complex="18pt" style:font-weight-complex="bold" style:text-scale="67%"/>
    </style:style>
    <style:style style:name="T73" style:family="text">
      <style:text-properties fo:font-size="18pt" fo:font-weight="bold" style:font-size-asian="18pt" style:font-weight-asian="bold" style:font-size-complex="18pt" style:font-weight-complex="bold" style:text-scale="71%"/>
    </style:style>
    <style:style style:name="T74" style:family="text">
      <style:text-properties fo:font-size="18pt" fo:font-weight="bold" style:font-size-asian="18pt" style:font-weight-asian="bold" style:font-size-complex="18pt" style:font-weight-complex="bold" style:text-scale="106%"/>
    </style:style>
    <style:style style:name="T75" style:family="text">
      <style:text-properties fo:font-size="18pt" fo:font-weight="bold" style:font-size-asian="18pt" style:font-weight-asian="bold" style:font-size-complex="18pt" style:font-weight-complex="bold" style:text-scale="61%"/>
    </style:style>
    <style:style style:name="T76" style:family="text">
      <style:text-properties fo:font-size="18pt" fo:font-weight="bold" style:font-size-asian="18pt" style:font-weight-asian="bold" style:font-size-complex="18pt" style:font-weight-complex="bold" style:text-scale="76%"/>
    </style:style>
    <style:style style:name="T77" style:family="text">
      <style:text-properties fo:font-size="18pt" fo:font-weight="bold" style:font-size-asian="18pt" style:font-weight-asian="bold" style:font-size-complex="18pt" style:font-weight-complex="bold" style:text-scale="91%"/>
    </style:style>
    <style:style style:name="T78" style:family="text">
      <style:text-properties fo:font-size="18pt" fo:font-weight="bold" style:font-size-asian="18pt" style:font-weight-asian="bold" style:font-size-complex="18pt" style:font-weight-complex="bold" style:text-scale="74%"/>
    </style:style>
    <style:style style:name="T79" style:family="text">
      <style:text-properties fo:font-size="18pt" fo:font-weight="bold" style:font-size-asian="18pt" style:font-weight-asian="bold" style:font-size-complex="18pt" style:font-weight-complex="bold" style:text-scale="112%"/>
    </style:style>
    <style:style style:name="T80" style:family="text">
      <style:text-properties fo:font-size="18pt" fo:font-weight="bold" style:font-size-asian="18pt" style:font-weight-asian="bold" style:font-size-complex="18pt" style:font-weight-complex="bold" style:text-scale="73%"/>
    </style:style>
    <style:style style:name="T81" style:family="text">
      <style:text-properties fo:font-size="18pt" fo:font-weight="bold" style:font-size-asian="18pt" style:font-weight-asian="bold" style:font-size-complex="18pt" style:font-weight-complex="bold" style:text-scale="96%"/>
    </style:style>
    <style:style style:name="T82" style:family="text">
      <style:text-properties fo:font-size="18pt" fo:font-weight="bold" style:font-size-asian="18pt" style:font-weight-asian="bold" style:font-size-complex="18pt" style:font-weight-complex="bold" style:text-scale="97%"/>
    </style:style>
    <style:style style:name="T83" style:family="text">
      <style:text-properties fo:font-size="18pt" fo:font-weight="bold" style:font-size-asian="18pt" style:font-weight-asian="bold" style:font-size-complex="18pt" style:font-weight-complex="bold" style:text-scale="82%"/>
    </style:style>
    <style:style style:name="T84" style:family="text">
      <style:text-properties fo:font-size="18pt" fo:font-weight="bold" style:font-size-asian="18pt" style:font-weight-asian="bold" style:font-size-complex="18pt" style:font-weight-complex="bold" style:text-scale="86%"/>
    </style:style>
    <style:style style:name="T85" style:family="text">
      <style:text-properties fo:font-size="18pt" fo:font-weight="bold" style:font-size-asian="18pt" style:font-weight-asian="bold" style:font-size-complex="18pt" style:font-weight-complex="bold" style:text-scale="84%"/>
    </style:style>
    <style:style style:name="T86" style:family="text">
      <style:text-properties fo:font-size="18pt" fo:font-weight="bold" style:font-size-asian="18pt" style:font-weight-asian="bold" style:font-size-complex="18pt" style:font-weight-complex="bold" style:text-scale="66%"/>
    </style:style>
    <style:style style:name="T87" style:family="text">
      <style:text-properties fo:font-size="18pt" fo:font-weight="bold" style:font-size-asian="18pt" style:font-weight-asian="bold" style:font-size-complex="18pt" style:font-weight-complex="bold" style:text-scale="69%"/>
    </style:style>
    <style:style style:name="T88" style:family="text">
      <style:text-properties fo:font-size="18pt" fo:font-weight="bold" style:font-size-asian="18pt" style:font-weight-asian="bold" style:font-size-complex="18pt" style:font-weight-complex="bold" style:text-scale="68%"/>
    </style:style>
    <style:style style:name="T89" style:family="text">
      <style:text-properties fo:font-size="18pt" fo:font-weight="bold" style:font-size-asian="18pt" style:font-weight-asian="bold" style:font-size-complex="18pt" style:font-weight-complex="bold" style:text-scale="59%"/>
    </style:style>
    <style:style style:name="T90" style:family="text">
      <style:text-properties fo:font-size="18pt" fo:font-weight="bold" style:font-size-asian="18pt" style:font-weight-asian="bold" style:font-size-complex="18pt" style:font-weight-complex="bold" style:text-scale="64%"/>
    </style:style>
    <style:style style:name="T91" style:family="text">
      <style:text-properties fo:font-size="18pt" fo:font-weight="bold" style:font-size-asian="18pt" style:font-weight-asian="bold" style:font-size-complex="18pt" style:font-weight-complex="bold" style:text-scale="118%"/>
    </style:style>
    <style:style style:name="T92" style:family="text">
      <style:text-properties fo:font-size="18pt" fo:font-weight="bold" style:font-size-asian="18pt" style:font-weight-asian="bold" style:font-size-complex="18pt" style:font-weight-complex="bold" style:text-scale="121%"/>
    </style:style>
    <style:style style:name="T93" style:family="text">
      <style:text-properties fo:font-size="18pt" fo:font-weight="bold" style:font-size-asian="18pt" style:font-weight-asian="bold" style:font-size-complex="18pt" style:font-weight-complex="bold" style:text-scale="78%"/>
    </style:style>
    <style:style style:name="T94" style:family="text">
      <style:text-properties fo:font-size="18pt" fo:font-weight="bold" style:font-size-asian="18pt" style:font-weight-asian="bold" style:font-size-complex="18pt" style:font-weight-complex="bold" style:text-scale="63%"/>
    </style:style>
    <style:style style:name="T95" style:family="text">
      <style:text-properties fo:font-size="18pt" fo:font-weight="bold" style:font-size-asian="18pt" style:font-weight-asian="bold" style:font-size-complex="18pt" style:font-weight-complex="bold" style:text-scale="87%"/>
    </style:style>
    <style:style style:name="T96" style:family="text">
      <style:text-properties fo:font-size="18pt" fo:font-weight="bold" style:font-size-asian="18pt" style:font-weight-asian="bold" style:font-size-complex="18pt" style:font-weight-complex="bold" style:text-scale="43%"/>
    </style:style>
    <style:style style:name="T97" style:family="text">
      <style:text-properties fo:font-size="18pt" fo:font-weight="bold" style:font-size-asian="18pt" style:font-weight-asian="bold" style:font-size-complex="18pt" style:font-weight-complex="bold" style:text-scale="104%"/>
    </style:style>
    <style:style style:name="T98" style:family="text">
      <style:text-properties fo:font-size="18pt" fo:font-weight="bold" style:font-size-asian="18pt" style:font-weight-asian="bold" style:font-size-complex="18pt" style:font-weight-complex="bold" style:text-scale="115%"/>
    </style:style>
    <style:style style:name="T99" style:family="text">
      <style:text-properties fo:font-size="18pt" fo:font-weight="bold" style:font-size-asian="18pt" style:font-weight-asian="bold" style:font-size-complex="18pt" style:font-weight-complex="bold" style:text-scale="54%"/>
    </style:style>
    <style:style style:name="T100" style:family="text">
      <style:text-properties fo:font-size="18pt" fo:font-weight="bold" style:font-size-asian="18pt" style:font-weight-asian="bold" style:font-size-complex="18pt" style:font-weight-complex="bold" style:text-scale="57%"/>
    </style:style>
    <style:style style:name="T101" style:family="text">
      <style:text-properties fo:font-size="18pt" fo:font-weight="bold" style:font-size-asian="18pt" style:font-weight-asian="bold" style:font-size-complex="18pt" style:font-weight-complex="bold" style:text-scale="105%"/>
    </style:style>
    <style:style style:name="T102" style:family="text">
      <style:text-properties fo:font-size="18pt" fo:font-weight="bold" style:font-size-asian="18pt" style:font-weight-asian="bold" style:font-size-complex="18pt" style:font-weight-complex="bold" style:text-scale="101%"/>
    </style:style>
    <style:style style:name="T103" style:family="text">
      <style:text-properties fo:font-size="18pt" fo:font-weight="bold" style:font-size-asian="18pt" style:font-weight-asian="bold" style:font-size-complex="18pt" style:font-weight-complex="bold" style:text-scale="49%"/>
    </style:style>
    <style:style style:name="T104" style:family="text">
      <style:text-properties fo:font-size="18pt" fo:font-weight="bold" style:font-size-asian="18pt" style:font-weight-asian="bold" style:font-size-complex="18pt" style:font-weight-complex="bold" style:text-scale="88%"/>
    </style:style>
    <style:style style:name="T105" style:family="text">
      <style:text-properties fo:font-size="18pt" fo:font-weight="bold" style:font-size-asian="18pt" style:font-weight-asian="bold" style:font-size-complex="18pt" style:font-weight-complex="bold" style:text-scale="52%"/>
    </style:style>
    <style:style style:name="T106" style:family="text">
      <style:text-properties fo:font-size="18pt" fo:font-weight="bold" style:font-size-asian="18pt" style:font-weight-asian="bold" style:font-size-complex="18pt" style:font-weight-complex="bold" style:text-scale="100%"/>
    </style:style>
    <style:style style:name="T107" style:family="text">
      <style:text-properties fo:font-size="18pt" fo:font-weight="bold" style:font-size-asian="18pt" style:font-weight-asian="bold" style:font-size-complex="18pt" style:font-weight-complex="bold" style:text-scale="102%"/>
    </style:style>
    <style:style style:name="T108" style:family="text">
      <style:text-properties fo:font-size="18pt" fo:letter-spacing="-0.0008in" fo:font-weight="bold" style:font-size-asian="18pt" style:font-weight-asian="bold" style:font-size-complex="18pt" style:font-weight-complex="bold"/>
    </style:style>
    <style:style style:name="T109" style:family="text">
      <style:text-properties fo:font-size="18pt" fo:letter-spacing="-0.0008in" fo:font-weight="bold" style:font-size-asian="18pt" style:font-weight-asian="bold" style:font-size-complex="18pt" style:font-weight-complex="bold" style:text-scale="103%"/>
    </style:style>
    <style:style style:name="T110" style:family="text">
      <style:text-properties fo:font-size="18pt" fo:letter-spacing="-0.0008in" fo:font-weight="bold" style:font-size-asian="18pt" style:font-weight-asian="bold" style:font-size-complex="18pt" style:font-weight-complex="bold" style:text-scale="85%"/>
    </style:style>
    <style:style style:name="T111" style:family="text">
      <style:text-properties fo:font-size="18pt" fo:letter-spacing="-0.0008in" fo:font-weight="bold" style:font-size-asian="18pt" style:font-weight-asian="bold" style:font-size-complex="18pt" style:font-weight-complex="bold" style:text-scale="77%"/>
    </style:style>
    <style:style style:name="T112" style:family="text">
      <style:text-properties fo:font-size="18pt" fo:letter-spacing="-0.0008in" fo:font-weight="bold" style:font-size-asian="18pt" style:font-weight-asian="bold" style:font-size-complex="18pt" style:font-weight-complex="bold" style:text-scale="95%"/>
    </style:style>
    <style:style style:name="T113" style:family="text">
      <style:text-properties fo:font-size="18pt" fo:letter-spacing="-0.0008in" fo:font-weight="bold" style:font-size-asian="18pt" style:font-weight-asian="bold" style:font-size-complex="18pt" style:font-weight-complex="bold" style:text-scale="50%"/>
    </style:style>
    <style:style style:name="T114" style:family="text">
      <style:text-properties fo:font-size="18pt" fo:letter-spacing="-0.0008in" fo:font-weight="bold" style:font-size-asian="18pt" style:font-weight-asian="bold" style:font-size-complex="18pt" style:font-weight-complex="bold" style:text-scale="47%"/>
    </style:style>
    <style:style style:name="T115" style:family="text">
      <style:text-properties fo:font-size="18pt" fo:letter-spacing="-0.0008in" fo:font-weight="bold" style:font-size-asian="18pt" style:font-weight-asian="bold" style:font-size-complex="18pt" style:font-weight-complex="bold" style:text-scale="79%"/>
    </style:style>
    <style:style style:name="T116" style:family="text">
      <style:text-properties fo:font-size="18pt" fo:letter-spacing="-0.0008in" fo:font-weight="bold" style:font-size-asian="18pt" style:font-weight-asian="bold" style:font-size-complex="18pt" style:font-weight-complex="bold" style:text-scale="74%"/>
    </style:style>
    <style:style style:name="T117" style:family="text">
      <style:text-properties fo:font-size="18pt" fo:letter-spacing="-0.0008in" fo:font-weight="bold" style:font-size-asian="18pt" style:font-weight-asian="bold" style:font-size-complex="18pt" style:font-weight-complex="bold" style:text-scale="81%"/>
    </style:style>
    <style:style style:name="T118" style:family="text">
      <style:text-properties fo:font-size="18pt" fo:letter-spacing="-0.0008in" fo:font-weight="bold" style:font-size-asian="18pt" style:font-weight-asian="bold" style:font-size-complex="18pt" style:font-weight-complex="bold" style:text-scale="72%"/>
    </style:style>
    <style:style style:name="T119" style:family="text">
      <style:text-properties fo:font-size="18pt" fo:letter-spacing="-0.0008in" fo:font-weight="bold" style:font-size-asian="18pt" style:font-weight-asian="bold" style:font-size-complex="18pt" style:font-weight-complex="bold" style:text-scale="58%"/>
    </style:style>
    <style:style style:name="T120" style:family="text">
      <style:text-properties fo:font-size="18pt" fo:letter-spacing="-0.0008in" fo:font-weight="bold" style:font-size-asian="18pt" style:font-weight-asian="bold" style:font-size-complex="18pt" style:font-weight-complex="bold" style:text-scale="41%"/>
    </style:style>
    <style:style style:name="T121" style:family="text">
      <style:text-properties fo:font-size="18pt" fo:letter-spacing="-0.0008in" fo:font-weight="bold" style:font-size-asian="18pt" style:font-weight-asian="bold" style:font-size-complex="18pt" style:font-weight-complex="bold" style:text-scale="75%"/>
    </style:style>
    <style:style style:name="T122" style:family="text">
      <style:text-properties fo:font-size="18pt" fo:letter-spacing="-0.0008in" fo:font-weight="bold" style:font-size-asian="18pt" style:font-weight-asian="bold" style:font-size-complex="18pt" style:font-weight-complex="bold" style:text-scale="62%"/>
    </style:style>
    <style:style style:name="T123" style:family="text">
      <style:text-properties fo:font-size="18pt" fo:letter-spacing="-0.0008in" fo:font-weight="bold" style:font-size-asian="18pt" style:font-weight-asian="bold" style:font-size-complex="18pt" style:font-weight-complex="bold" style:text-scale="56%"/>
    </style:style>
    <style:style style:name="T124" style:family="text">
      <style:text-properties fo:font-size="18pt" fo:letter-spacing="-0.0008in" fo:font-weight="bold" style:font-size-asian="18pt" style:font-weight-asian="bold" style:font-size-complex="18pt" style:font-weight-complex="bold" style:text-scale="80%"/>
    </style:style>
    <style:style style:name="T125" style:family="text">
      <style:text-properties fo:font-size="18pt" fo:letter-spacing="-0.0008in" fo:font-weight="bold" style:font-size-asian="18pt" style:font-weight-asian="bold" style:font-size-complex="18pt" style:font-weight-complex="bold" style:text-scale="90%"/>
    </style:style>
    <style:style style:name="T126" style:family="text">
      <style:text-properties fo:font-size="18pt" fo:letter-spacing="-0.0008in" fo:font-weight="bold" style:font-size-asian="18pt" style:font-weight-asian="bold" style:font-size-complex="18pt" style:font-weight-complex="bold" style:text-scale="102%"/>
    </style:style>
    <style:style style:name="T127" style:family="text">
      <style:text-properties fo:font-size="18pt" fo:letter-spacing="-0.0008in" fo:font-weight="bold" style:font-size-asian="18pt" style:font-weight-asian="bold" style:font-size-complex="18pt" style:font-weight-complex="bold" style:text-scale="51%"/>
    </style:style>
    <style:style style:name="T128" style:family="text">
      <style:text-properties fo:font-size="18pt" fo:letter-spacing="-0.0008in" fo:font-weight="bold" style:font-size-asian="18pt" style:font-weight-asian="bold" style:font-size-complex="18pt" style:font-weight-complex="bold" style:text-scale="42%"/>
    </style:style>
    <style:style style:name="T129" style:family="text">
      <style:text-properties fo:font-size="18pt" fo:letter-spacing="-0.0008in" fo:font-weight="bold" style:font-size-asian="18pt" style:font-weight-asian="bold" style:font-size-complex="18pt" style:font-weight-complex="bold" style:text-scale="106%"/>
    </style:style>
    <style:style style:name="T130" style:family="text">
      <style:text-properties fo:font-size="18pt" fo:letter-spacing="-0.0008in" fo:font-weight="bold" style:font-size-asian="18pt" style:font-weight-asian="bold" style:font-size-complex="18pt" style:font-weight-complex="bold" style:text-scale="60%"/>
    </style:style>
    <style:style style:name="T131" style:family="text">
      <style:text-properties fo:font-size="18pt" fo:letter-spacing="-0.0008in" fo:font-weight="bold" style:font-size-asian="18pt" style:font-weight-asian="bold" style:font-size-complex="18pt" style:font-weight-complex="bold" style:text-scale="61%"/>
    </style:style>
    <style:style style:name="T132" style:family="text">
      <style:text-properties fo:font-size="18pt" fo:letter-spacing="-0.0008in" fo:font-weight="bold" style:font-size-asian="18pt" style:font-weight-asian="bold" style:font-size-complex="18pt" style:font-weight-complex="bold" style:text-scale="76%"/>
    </style:style>
    <style:style style:name="T133" style:family="text">
      <style:text-properties fo:font-size="18pt" fo:letter-spacing="-0.0008in" fo:font-weight="bold" style:font-size-asian="18pt" style:font-weight-asian="bold" style:font-size-complex="18pt" style:font-weight-complex="bold" style:text-scale="65%"/>
    </style:style>
    <style:style style:name="T134" style:family="text">
      <style:text-properties fo:font-size="18pt" fo:letter-spacing="-0.0008in" fo:font-weight="bold" style:font-size-asian="18pt" style:font-weight-asian="bold" style:font-size-complex="18pt" style:font-weight-complex="bold" style:text-scale="108%"/>
    </style:style>
    <style:style style:name="T135" style:family="text">
      <style:text-properties fo:font-size="18pt" fo:letter-spacing="-0.0008in" fo:font-weight="bold" style:font-size-asian="18pt" style:font-weight-asian="bold" style:font-size-complex="18pt" style:font-weight-complex="bold" style:text-scale="91%"/>
    </style:style>
    <style:style style:name="T136" style:family="text">
      <style:text-properties fo:font-size="18pt" fo:letter-spacing="-0.0008in" fo:font-weight="bold" style:font-size-asian="18pt" style:font-weight-asian="bold" style:font-size-complex="18pt" style:font-weight-complex="bold" style:text-scale="112%"/>
    </style:style>
    <style:style style:name="T137" style:family="text">
      <style:text-properties fo:font-size="18pt" fo:letter-spacing="-0.0008in" fo:font-weight="bold" style:font-size-asian="18pt" style:font-weight-asian="bold" style:font-size-complex="18pt" style:font-weight-complex="bold" style:text-scale="73%"/>
    </style:style>
    <style:style style:name="T138" style:family="text">
      <style:text-properties fo:font-size="18pt" fo:letter-spacing="-0.0008in" fo:font-weight="bold" style:font-size-asian="18pt" style:font-weight-asian="bold" style:font-size-complex="18pt" style:font-weight-complex="bold" style:text-scale="82%"/>
    </style:style>
    <style:style style:name="T139" style:family="text">
      <style:text-properties fo:font-size="18pt" fo:letter-spacing="-0.0008in" fo:font-weight="bold" style:font-size-asian="18pt" style:font-weight-asian="bold" style:font-size-complex="18pt" style:font-weight-complex="bold" style:text-scale="96%"/>
    </style:style>
    <style:style style:name="T140" style:family="text">
      <style:text-properties fo:font-size="18pt" fo:letter-spacing="-0.0008in" fo:font-weight="bold" style:font-size-asian="18pt" style:font-weight-asian="bold" style:font-size-complex="18pt" style:font-weight-complex="bold" style:text-scale="67%"/>
    </style:style>
    <style:style style:name="T141" style:family="text">
      <style:text-properties fo:font-size="18pt" fo:letter-spacing="-0.0008in" fo:font-weight="bold" style:font-size-asian="18pt" style:font-weight-asian="bold" style:font-size-complex="18pt" style:font-weight-complex="bold" style:text-scale="70%"/>
    </style:style>
    <style:style style:name="T142" style:family="text">
      <style:text-properties fo:font-size="18pt" fo:letter-spacing="-0.0008in" fo:font-weight="bold" style:font-size-asian="18pt" style:font-weight-asian="bold" style:font-size-complex="18pt" style:font-weight-complex="bold" style:text-scale="97%"/>
    </style:style>
    <style:style style:name="T143" style:family="text">
      <style:text-properties fo:font-size="18pt" fo:letter-spacing="-0.0008in" fo:font-weight="bold" style:font-size-asian="18pt" style:font-weight-asian="bold" style:font-size-complex="18pt" style:font-weight-complex="bold" style:text-scale="71%"/>
    </style:style>
    <style:style style:name="T144" style:family="text">
      <style:text-properties fo:font-size="18pt" fo:letter-spacing="-0.0008in" fo:font-weight="bold" style:font-size-asian="18pt" style:font-weight-asian="bold" style:font-size-complex="18pt" style:font-weight-complex="bold" style:text-scale="63%"/>
    </style:style>
    <style:style style:name="T145" style:family="text">
      <style:text-properties fo:font-size="18pt" fo:letter-spacing="-0.0008in" fo:font-weight="bold" style:font-size-asian="18pt" style:font-weight-asian="bold" style:font-size-complex="18pt" style:font-weight-complex="bold" style:text-scale="66%"/>
    </style:style>
    <style:style style:name="T146" style:family="text">
      <style:text-properties fo:font-size="18pt" fo:letter-spacing="-0.0008in" fo:font-weight="bold" style:font-size-asian="18pt" style:font-weight-asian="bold" style:font-size-complex="18pt" style:font-weight-complex="bold" style:text-scale="69%"/>
    </style:style>
    <style:style style:name="T147" style:family="text">
      <style:text-properties fo:font-size="18pt" fo:letter-spacing="-0.0008in" fo:font-weight="bold" style:font-size-asian="18pt" style:font-weight-asian="bold" style:font-size-complex="18pt" style:font-weight-complex="bold" style:text-scale="40%"/>
    </style:style>
    <style:style style:name="T148" style:family="text">
      <style:text-properties fo:font-size="18pt" fo:letter-spacing="-0.0008in" fo:font-weight="bold" style:font-size-asian="18pt" style:font-weight-asian="bold" style:font-size-complex="18pt" style:font-weight-complex="bold" style:text-scale="86%"/>
    </style:style>
    <style:style style:name="T149" style:family="text">
      <style:text-properties fo:font-size="18pt" fo:letter-spacing="-0.0008in" fo:font-weight="bold" style:font-size-asian="18pt" style:font-weight-asian="bold" style:font-size-complex="18pt" style:font-weight-complex="bold" style:text-scale="87%"/>
    </style:style>
    <style:style style:name="T150" style:family="text">
      <style:text-properties fo:font-size="18pt" fo:letter-spacing="-0.0008in" fo:font-weight="bold" style:font-size-asian="18pt" style:font-weight-asian="bold" style:font-size-complex="18pt" style:font-weight-complex="bold" style:text-scale="68%"/>
    </style:style>
    <style:style style:name="T151" style:family="text">
      <style:text-properties fo:font-size="18pt" fo:letter-spacing="-0.0008in" fo:font-weight="bold" style:font-size-asian="18pt" style:font-weight-asian="bold" style:font-size-complex="18pt" style:font-weight-complex="bold" style:text-scale="59%"/>
    </style:style>
    <style:style style:name="T152" style:family="text">
      <style:text-properties fo:font-size="18pt" fo:letter-spacing="-0.0008in" fo:font-weight="bold" style:font-size-asian="18pt" style:font-weight-asian="bold" style:font-size-complex="18pt" style:font-weight-complex="bold" style:text-scale="78%"/>
    </style:style>
    <style:style style:name="T153" style:family="text">
      <style:text-properties fo:font-size="18pt" fo:letter-spacing="-0.0008in" fo:font-weight="bold" style:font-size-asian="18pt" style:font-weight-asian="bold" style:font-size-complex="18pt" style:font-weight-complex="bold" style:text-scale="45%"/>
    </style:style>
    <style:style style:name="T154" style:family="text">
      <style:text-properties fo:font-size="18pt" fo:letter-spacing="-0.0008in" fo:font-weight="bold" style:font-size-asian="18pt" style:font-weight-asian="bold" style:font-size-complex="18pt" style:font-weight-complex="bold" style:text-scale="43%"/>
    </style:style>
    <style:style style:name="T155" style:family="text">
      <style:text-properties fo:font-size="18pt" fo:letter-spacing="-0.0008in" fo:font-weight="bold" style:font-size-asian="18pt" style:font-weight-asian="bold" style:font-size-complex="18pt" style:font-weight-complex="bold" style:text-scale="84%"/>
    </style:style>
    <style:style style:name="T156" style:family="text">
      <style:text-properties fo:font-size="18pt" fo:letter-spacing="-0.0008in" fo:font-weight="bold" style:font-size-asian="18pt" style:font-weight-asian="bold" style:font-size-complex="18pt" style:font-weight-complex="bold" style:text-scale="64%"/>
    </style:style>
    <style:style style:name="T157" style:family="text">
      <style:text-properties fo:font-size="18pt" fo:letter-spacing="-0.0008in" fo:font-weight="bold" style:font-size-asian="18pt" style:font-weight-asian="bold" style:font-size-complex="18pt" style:font-weight-complex="bold" style:text-scale="115%"/>
    </style:style>
    <style:style style:name="T158" style:family="text">
      <style:text-properties fo:font-size="18pt" fo:letter-spacing="-0.0008in" fo:font-weight="bold" style:font-size-asian="18pt" style:font-weight-asian="bold" style:font-size-complex="18pt" style:font-weight-complex="bold" style:text-scale="57%"/>
    </style:style>
    <style:style style:name="T159" style:family="text">
      <style:text-properties fo:font-size="18pt" fo:letter-spacing="-0.0008in" fo:font-weight="bold" style:font-size-asian="18pt" style:font-weight-asian="bold" style:font-size-complex="18pt" style:font-weight-complex="bold" style:text-scale="55%"/>
    </style:style>
    <style:style style:name="T160" style:family="text">
      <style:text-properties fo:font-size="18pt" fo:letter-spacing="-0.0008in" fo:font-weight="bold" style:font-size-asian="18pt" style:font-weight-asian="bold" style:font-size-complex="18pt" style:font-weight-complex="bold" style:text-scale="104%"/>
    </style:style>
    <style:style style:name="T161" style:family="text">
      <style:text-properties fo:font-size="18pt" fo:letter-spacing="-0.0008in" fo:font-weight="bold" style:font-size-asian="18pt" style:font-weight-asian="bold" style:font-size-complex="18pt" style:font-weight-complex="bold" style:text-scale="101%"/>
    </style:style>
    <style:style style:name="T162" style:family="text">
      <style:text-properties fo:font-size="18pt" fo:letter-spacing="-0.0008in" fo:font-weight="bold" style:font-size-asian="18pt" style:font-weight-asian="bold" style:font-size-complex="18pt" style:font-weight-complex="bold" style:text-scale="49%"/>
    </style:style>
    <style:style style:name="T163" style:family="text">
      <style:text-properties fo:font-size="18pt" fo:letter-spacing="-0.0008in" fo:font-weight="bold" style:font-size-asian="18pt" style:font-weight-asian="bold" style:font-size-complex="18pt" style:font-weight-complex="bold" style:text-scale="52%"/>
    </style:style>
    <style:style style:name="T164" style:family="text">
      <style:text-properties fo:font-size="18pt" fo:letter-spacing="-0.0008in" fo:font-weight="bold" style:font-size-asian="18pt" style:font-weight-asian="bold" style:font-size-complex="18pt" style:font-weight-complex="bold" style:text-scale="94%"/>
    </style:style>
    <style:style style:name="T165" style:family="text">
      <style:text-properties fo:font-size="18pt" fo:letter-spacing="-0.0008in" fo:font-weight="bold" style:font-size-asian="18pt" style:font-weight-asian="bold" style:font-size-complex="18pt" style:font-weight-complex="bold" style:text-scale="54%"/>
    </style:style>
    <style:style style:name="T166" style:family="text">
      <style:text-properties fo:font-size="18pt" fo:letter-spacing="-0.0008in" fo:font-weight="bold" style:font-size-asian="18pt" style:font-weight-asian="bold" style:font-size-complex="18pt" style:font-weight-complex="bold" style:text-scale="83%"/>
    </style:style>
    <style:style style:name="T167" style:family="text">
      <style:text-properties fo:font-size="18pt" fo:letter-spacing="-0.0008in" fo:font-weight="bold" style:font-size-asian="18pt" style:font-weight-asian="bold" style:font-size-complex="18pt" style:font-weight-complex="bold" style:text-scale="105%"/>
    </style:style>
    <style:style style:name="T168" style:family="text">
      <style:text-properties fo:font-size="18pt" fo:letter-spacing="-0.0189in" fo:font-weight="bold" style:font-size-asian="18pt" style:font-weight-asian="bold" style:font-size-complex="18pt" style:font-weight-complex="bold"/>
    </style:style>
    <style:style style:name="T169" style:family="text">
      <style:text-properties fo:font-size="18pt" fo:letter-spacing="-0.0189in" fo:font-weight="bold" style:font-size-asian="18pt" style:font-weight-asian="bold" style:font-size-complex="18pt" style:font-weight-complex="bold" style:text-scale="80%"/>
    </style:style>
    <style:style style:name="T170" style:family="text">
      <style:text-properties fo:font-size="18pt" fo:letter-spacing="-0.0189in" fo:font-weight="bold" style:font-size-asian="18pt" style:font-weight-asian="bold" style:font-size-complex="18pt" style:font-weight-complex="bold" style:text-scale="75%"/>
    </style:style>
    <style:style style:name="T171" style:family="text">
      <style:text-properties fo:font-size="18pt" fo:letter-spacing="-0.0189in" fo:font-weight="bold" style:font-size-asian="18pt" style:font-weight-asian="bold" style:font-size-complex="18pt" style:font-weight-complex="bold" style:text-scale="85%"/>
    </style:style>
    <style:style style:name="T172" style:family="text">
      <style:text-properties fo:font-size="18pt" fo:letter-spacing="-0.0189in" fo:font-weight="bold" style:font-size-asian="18pt" style:font-weight-asian="bold" style:font-size-complex="18pt" style:font-weight-complex="bold" style:text-scale="90%"/>
    </style:style>
    <style:style style:name="T173" style:family="text">
      <style:text-properties fo:font-size="18pt" fo:letter-spacing="-0.0189in" fo:font-weight="bold" style:font-size-asian="18pt" style:font-weight-asian="bold" style:font-size-complex="18pt" style:font-weight-complex="bold" style:text-scale="95%"/>
    </style:style>
    <style:style style:name="T174" style:family="text">
      <style:text-properties fo:font-size="18pt" fo:letter-spacing="-0.0346in" fo:font-weight="bold" style:font-size-asian="18pt" style:font-weight-asian="bold" style:font-size-complex="18pt" style:font-weight-complex="bold"/>
    </style:style>
    <style:style style:name="T175" style:family="text">
      <style:text-properties fo:font-size="18pt" fo:letter-spacing="-0.0346in" fo:font-weight="bold" style:font-size-asian="18pt" style:font-weight-asian="bold" style:font-size-complex="18pt" style:font-weight-complex="bold" style:text-scale="90%"/>
    </style:style>
    <style:style style:name="T176" style:family="text">
      <style:text-properties fo:font-size="18pt" fo:letter-spacing="-0.0346in" fo:font-weight="bold" style:font-size-asian="18pt" style:font-weight-asian="bold" style:font-size-complex="18pt" style:font-weight-complex="bold" style:text-scale="95%"/>
    </style:style>
    <style:style style:name="T177" style:family="text">
      <style:text-properties fo:font-size="18pt" fo:letter-spacing="-0.0346in" fo:font-weight="bold" style:font-size-asian="18pt" style:font-weight-asian="bold" style:font-size-complex="18pt" style:font-weight-complex="bold" style:text-scale="80%"/>
    </style:style>
    <style:style style:name="T178" style:family="text">
      <style:text-properties fo:font-size="18pt" fo:letter-spacing="-0.0346in" fo:font-weight="bold" style:font-size-asian="18pt" style:font-weight-asian="bold" style:font-size-complex="18pt" style:font-weight-complex="bold" style:text-scale="85%"/>
    </style:style>
    <style:style style:name="T179" style:family="text">
      <style:text-properties fo:font-size="18pt" fo:letter-spacing="-0.0346in" fo:font-weight="bold" style:font-size-asian="18pt" style:font-weight-asian="bold" style:font-size-complex="18pt" style:font-weight-complex="bold" style:text-scale="75%"/>
    </style:style>
    <style:style style:name="T180" style:family="text">
      <style:text-properties fo:font-size="18pt" fo:letter-spacing="-0.0354in" fo:font-weight="bold" style:font-size-asian="18pt" style:font-weight-asian="bold" style:font-size-complex="18pt" style:font-weight-complex="bold"/>
    </style:style>
    <style:style style:name="T181" style:family="text">
      <style:text-properties fo:font-size="18pt" fo:letter-spacing="-0.0354in" fo:font-weight="bold" style:font-size-asian="18pt" style:font-weight-asian="bold" style:font-size-complex="18pt" style:font-weight-complex="bold" style:text-scale="90%"/>
    </style:style>
    <style:style style:name="T182" style:family="text">
      <style:text-properties fo:font-size="18pt" fo:letter-spacing="-0.0354in" fo:font-weight="bold" style:font-size-asian="18pt" style:font-weight-asian="bold" style:font-size-complex="18pt" style:font-weight-complex="bold" style:text-scale="95%"/>
    </style:style>
    <style:style style:name="T183" style:family="text">
      <style:text-properties fo:font-size="18pt" fo:letter-spacing="-0.0354in" fo:font-weight="bold" style:font-size-asian="18pt" style:font-weight-asian="bold" style:font-size-complex="18pt" style:font-weight-complex="bold" style:text-scale="85%"/>
    </style:style>
    <style:style style:name="T184" style:family="text">
      <style:text-properties fo:font-size="18pt" fo:letter-spacing="-0.0354in" fo:font-weight="bold" style:font-size-asian="18pt" style:font-weight-asian="bold" style:font-size-complex="18pt" style:font-weight-complex="bold" style:text-scale="75%"/>
    </style:style>
    <style:style style:name="T185" style:family="text">
      <style:text-properties fo:font-size="18pt" fo:letter-spacing="-0.0354in" fo:font-weight="bold" style:font-size-asian="18pt" style:font-weight-asian="bold" style:font-size-complex="18pt" style:font-weight-complex="bold" style:text-scale="80%"/>
    </style:style>
    <style:style style:name="T186" style:family="text">
      <style:text-properties fo:font-size="18pt" fo:letter-spacing="-0.0354in" style:font-size-asian="18pt" style:font-size-complex="18pt" style:text-scale="90%"/>
    </style:style>
    <style:style style:name="T187" style:family="text">
      <style:text-properties fo:font-size="18pt" fo:letter-spacing="-0.002in" fo:font-weight="bold" style:font-size-asian="18pt" style:font-weight-asian="bold" style:font-size-complex="18pt" style:font-weight-complex="bold" style:text-scale="80%"/>
    </style:style>
    <style:style style:name="T188" style:family="text">
      <style:text-properties fo:font-size="18pt" fo:letter-spacing="-0.002in" fo:font-weight="bold" style:font-size-asian="18pt" style:font-weight-asian="bold" style:font-size-complex="18pt" style:font-weight-complex="bold" style:text-scale="81%"/>
    </style:style>
    <style:style style:name="T189" style:family="text">
      <style:text-properties fo:font-size="18pt" fo:letter-spacing="-0.002in" fo:font-weight="bold" style:font-size-asian="18pt" style:font-weight-asian="bold" style:font-size-complex="18pt" style:font-weight-complex="bold" style:text-scale="75%"/>
    </style:style>
    <style:style style:name="T190" style:family="text">
      <style:text-properties fo:font-size="18pt" fo:letter-spacing="-0.002in" fo:font-weight="bold" style:font-size-asian="18pt" style:font-weight-asian="bold" style:font-size-complex="18pt" style:font-weight-complex="bold" style:text-scale="85%"/>
    </style:style>
    <style:style style:name="T191" style:family="text">
      <style:text-properties fo:font-size="18pt" fo:letter-spacing="-0.002in" fo:font-weight="bold" style:font-size-asian="18pt" style:font-weight-asian="bold" style:font-size-complex="18pt" style:font-weight-complex="bold" style:text-scale="90%"/>
    </style:style>
    <style:style style:name="T192" style:family="text">
      <style:text-properties fo:font-size="18pt" fo:letter-spacing="-0.002in" fo:font-weight="bold" style:font-size-asian="18pt" style:font-weight-asian="bold" style:font-size-complex="18pt" style:font-weight-complex="bold" style:text-scale="70%"/>
    </style:style>
    <style:style style:name="T193" style:family="text">
      <style:text-properties fo:font-size="18pt" fo:letter-spacing="-0.002in" fo:font-weight="bold" style:font-size-asian="18pt" style:font-weight-asian="bold" style:font-size-complex="18pt" style:font-weight-complex="bold" style:text-scale="118%"/>
    </style:style>
    <style:style style:name="T194" style:family="text">
      <style:text-properties fo:font-size="18pt" fo:letter-spacing="-0.0181in" fo:font-weight="bold" style:font-size-asian="18pt" style:font-weight-asian="bold" style:font-size-complex="18pt" style:font-weight-complex="bold"/>
    </style:style>
    <style:style style:name="T195" style:family="text">
      <style:text-properties fo:font-size="18pt" fo:letter-spacing="-0.0181in" fo:font-weight="bold" style:font-size-asian="18pt" style:font-weight-asian="bold" style:font-size-complex="18pt" style:font-weight-complex="bold" style:text-scale="90%"/>
    </style:style>
    <style:style style:name="T196" style:family="text">
      <style:text-properties fo:font-size="18pt" fo:letter-spacing="-0.0181in" fo:font-weight="bold" style:font-size-asian="18pt" style:font-weight-asian="bold" style:font-size-complex="18pt" style:font-weight-complex="bold" style:text-scale="75%"/>
    </style:style>
    <style:style style:name="T197" style:family="text">
      <style:text-properties fo:font-size="18pt" fo:letter-spacing="-0.0181in" fo:font-weight="bold" style:font-size-asian="18pt" style:font-weight-asian="bold" style:font-size-complex="18pt" style:font-weight-complex="bold" style:text-scale="80%"/>
    </style:style>
    <style:style style:name="T198" style:family="text">
      <style:text-properties fo:font-size="18pt" fo:letter-spacing="-0.0181in" fo:font-weight="bold" style:font-size-asian="18pt" style:font-weight-asian="bold" style:font-size-complex="18pt" style:font-weight-complex="bold" style:text-scale="85%"/>
    </style:style>
    <style:style style:name="T199" style:family="text">
      <style:text-properties fo:font-size="18pt" fo:letter-spacing="-0.0181in" fo:font-weight="bold" style:font-size-asian="18pt" style:font-weight-asian="bold" style:font-size-complex="18pt" style:font-weight-complex="bold" style:text-scale="95%"/>
    </style:style>
    <style:style style:name="T200" style:family="text">
      <style:text-properties fo:font-size="18pt" fo:letter-spacing="-0.0228in" fo:font-weight="bold" style:font-size-asian="18pt" style:font-weight-asian="bold" style:font-size-complex="18pt" style:font-weight-complex="bold"/>
    </style:style>
    <style:style style:name="T201" style:family="text">
      <style:text-properties fo:font-size="18pt" fo:letter-spacing="-0.0228in" fo:font-weight="bold" style:font-size-asian="18pt" style:font-weight-asian="bold" style:font-size-complex="18pt" style:font-weight-complex="bold" style:text-scale="90%"/>
    </style:style>
    <style:style style:name="T202" style:family="text">
      <style:text-properties fo:font-size="18pt" fo:letter-spacing="-0.0228in" fo:font-weight="bold" style:font-size-asian="18pt" style:font-weight-asian="bold" style:font-size-complex="18pt" style:font-weight-complex="bold" style:text-scale="80%"/>
    </style:style>
    <style:style style:name="T203" style:family="text">
      <style:text-properties fo:font-size="18pt" fo:letter-spacing="-0.0228in" fo:font-weight="bold" style:font-size-asian="18pt" style:font-weight-asian="bold" style:font-size-complex="18pt" style:font-weight-complex="bold" style:text-scale="85%"/>
    </style:style>
    <style:style style:name="T204" style:family="text">
      <style:text-properties fo:font-size="18pt" fo:letter-spacing="-0.0228in" fo:font-weight="bold" style:font-size-asian="18pt" style:font-weight-asian="bold" style:font-size-complex="18pt" style:font-weight-complex="bold" style:text-scale="95%"/>
    </style:style>
    <style:style style:name="T205" style:family="text">
      <style:text-properties fo:font-size="18pt" fo:letter-spacing="-0.0228in" fo:font-weight="bold" style:font-size-asian="18pt" style:font-weight-asian="bold" style:font-size-complex="18pt" style:font-weight-complex="bold" style:text-scale="75%"/>
    </style:style>
    <style:style style:name="T206" style:family="text">
      <style:text-properties fo:font-size="18pt" fo:letter-spacing="-0.0236in" fo:font-weight="bold" style:font-size-asian="18pt" style:font-weight-asian="bold" style:font-size-complex="18pt" style:font-weight-complex="bold"/>
    </style:style>
    <style:style style:name="T207" style:family="text">
      <style:text-properties fo:font-size="18pt" fo:letter-spacing="-0.0236in" fo:font-weight="bold" style:font-size-asian="18pt" style:font-weight-asian="bold" style:font-size-complex="18pt" style:font-weight-complex="bold" style:text-scale="90%"/>
    </style:style>
    <style:style style:name="T208" style:family="text">
      <style:text-properties fo:font-size="18pt" fo:letter-spacing="-0.0236in" fo:font-weight="bold" style:font-size-asian="18pt" style:font-weight-asian="bold" style:font-size-complex="18pt" style:font-weight-complex="bold" style:text-scale="80%"/>
    </style:style>
    <style:style style:name="T209" style:family="text">
      <style:text-properties fo:font-size="18pt" fo:letter-spacing="-0.0236in" fo:font-weight="bold" style:font-size-asian="18pt" style:font-weight-asian="bold" style:font-size-complex="18pt" style:font-weight-complex="bold" style:text-scale="85%"/>
    </style:style>
    <style:style style:name="T210" style:family="text">
      <style:text-properties fo:font-size="18pt" fo:letter-spacing="-0.0236in" fo:font-weight="bold" style:font-size-asian="18pt" style:font-weight-asian="bold" style:font-size-complex="18pt" style:font-weight-complex="bold" style:text-scale="95%"/>
    </style:style>
    <style:style style:name="T211" style:family="text">
      <style:text-properties fo:font-size="18pt" fo:letter-spacing="-0.0236in" fo:font-weight="bold" style:font-size-asian="18pt" style:font-weight-asian="bold" style:font-size-complex="18pt" style:font-weight-complex="bold" style:text-scale="70%"/>
    </style:style>
    <style:style style:name="T212" style:family="text">
      <style:text-properties fo:font-size="18pt" fo:letter-spacing="0.0055in" fo:font-weight="bold" style:font-size-asian="18pt" style:font-weight-asian="bold" style:font-size-complex="18pt" style:font-weight-complex="bold" style:text-scale="80%"/>
    </style:style>
    <style:style style:name="T213" style:family="text">
      <style:text-properties fo:font-size="18pt" fo:letter-spacing="0.0055in" fo:font-weight="bold" style:font-size-asian="18pt" style:font-weight-asian="bold" style:font-size-complex="18pt" style:font-weight-complex="bold" style:text-scale="85%"/>
    </style:style>
    <style:style style:name="T214" style:family="text">
      <style:text-properties fo:font-size="18pt" fo:letter-spacing="0.0055in" fo:font-weight="bold" style:font-size-asian="18pt" style:font-weight-asian="bold" style:font-size-complex="18pt" style:font-weight-complex="bold" style:text-scale="70%"/>
    </style:style>
    <style:style style:name="T215" style:family="text">
      <style:text-properties fo:font-size="18pt" fo:letter-spacing="0.0055in" fo:font-weight="bold" style:font-size-asian="18pt" style:font-weight-asian="bold" style:font-size-complex="18pt" style:font-weight-complex="bold" style:text-scale="75%"/>
    </style:style>
    <style:style style:name="T216" style:family="text">
      <style:text-properties fo:font-size="18pt" fo:letter-spacing="0.0055in" fo:font-weight="bold" style:font-size-asian="18pt" style:font-weight-asian="bold" style:font-size-complex="18pt" style:font-weight-complex="bold" style:text-scale="90%"/>
    </style:style>
    <style:style style:name="T217" style:family="text">
      <style:text-properties fo:font-size="18pt" fo:letter-spacing="-0.0417in" fo:font-weight="bold" style:font-size-asian="18pt" style:font-weight-asian="bold" style:font-size-complex="18pt" style:font-weight-complex="bold"/>
    </style:style>
    <style:style style:name="T218" style:family="text">
      <style:text-properties fo:font-size="18pt" fo:letter-spacing="-0.0417in" fo:font-weight="bold" style:font-size-asian="18pt" style:font-weight-asian="bold" style:font-size-complex="18pt" style:font-weight-complex="bold" style:text-scale="85%"/>
    </style:style>
    <style:style style:name="T219" style:family="text">
      <style:text-properties fo:font-size="18pt" fo:letter-spacing="-0.0417in" fo:font-weight="bold" style:font-size-asian="18pt" style:font-weight-asian="bold" style:font-size-complex="18pt" style:font-weight-complex="bold" style:text-scale="80%"/>
    </style:style>
    <style:style style:name="T220" style:family="text">
      <style:text-properties fo:font-size="18pt" fo:letter-spacing="-0.0417in" fo:font-weight="bold" style:font-size-asian="18pt" style:font-weight-asian="bold" style:font-size-complex="18pt" style:font-weight-complex="bold" style:text-scale="95%"/>
    </style:style>
    <style:style style:name="T221" style:family="text">
      <style:text-properties fo:font-size="18pt" fo:letter-spacing="-0.0417in" fo:font-weight="bold" style:font-size-asian="18pt" style:font-weight-asian="bold" style:font-size-complex="18pt" style:font-weight-complex="bold" style:text-scale="75%"/>
    </style:style>
    <style:style style:name="T222" style:family="text">
      <style:text-properties fo:font-size="18pt" fo:letter-spacing="-0.0366in" fo:font-weight="bold" style:font-size-asian="18pt" style:font-weight-asian="bold" style:font-size-complex="18pt" style:font-weight-complex="bold"/>
    </style:style>
    <style:style style:name="T223" style:family="text">
      <style:text-properties fo:font-size="18pt" fo:letter-spacing="-0.0366in" fo:font-weight="bold" style:font-size-asian="18pt" style:font-weight-asian="bold" style:font-size-complex="18pt" style:font-weight-complex="bold" style:text-scale="90%"/>
    </style:style>
    <style:style style:name="T224" style:family="text">
      <style:text-properties fo:font-size="18pt" fo:letter-spacing="-0.0366in" fo:font-weight="bold" style:font-size-asian="18pt" style:font-weight-asian="bold" style:font-size-complex="18pt" style:font-weight-complex="bold" style:text-scale="95%"/>
    </style:style>
    <style:style style:name="T225" style:family="text">
      <style:text-properties fo:font-size="18pt" fo:letter-spacing="-0.0366in" fo:font-weight="bold" style:font-size-asian="18pt" style:font-weight-asian="bold" style:font-size-complex="18pt" style:font-weight-complex="bold" style:text-scale="80%"/>
    </style:style>
    <style:style style:name="T226" style:family="text">
      <style:text-properties fo:font-size="18pt" fo:letter-spacing="-0.0366in" fo:font-weight="bold" style:font-size-asian="18pt" style:font-weight-asian="bold" style:font-size-complex="18pt" style:font-weight-complex="bold" style:text-scale="85%"/>
    </style:style>
    <style:style style:name="T227" style:family="text">
      <style:text-properties fo:font-size="18pt" fo:letter-spacing="-0.0209in" fo:font-weight="bold" style:font-size-asian="18pt" style:font-weight-asian="bold" style:font-size-complex="18pt" style:font-weight-complex="bold"/>
    </style:style>
    <style:style style:name="T228" style:family="text">
      <style:text-properties fo:font-size="18pt" fo:letter-spacing="-0.0209in" fo:font-weight="bold" style:font-size-asian="18pt" style:font-weight-asian="bold" style:font-size-complex="18pt" style:font-weight-complex="bold" style:text-scale="80%"/>
    </style:style>
    <style:style style:name="T229" style:family="text">
      <style:text-properties fo:font-size="18pt" fo:letter-spacing="-0.0209in" fo:font-weight="bold" style:font-size-asian="18pt" style:font-weight-asian="bold" style:font-size-complex="18pt" style:font-weight-complex="bold" style:text-scale="90%"/>
    </style:style>
    <style:style style:name="T230" style:family="text">
      <style:text-properties fo:font-size="18pt" fo:letter-spacing="-0.0209in" fo:font-weight="bold" style:font-size-asian="18pt" style:font-weight-asian="bold" style:font-size-complex="18pt" style:font-weight-complex="bold" style:text-scale="85%"/>
    </style:style>
    <style:style style:name="T231" style:family="text">
      <style:text-properties fo:font-size="18pt" fo:letter-spacing="-0.0209in" fo:font-weight="bold" style:font-size-asian="18pt" style:font-weight-asian="bold" style:font-size-complex="18pt" style:font-weight-complex="bold" style:text-scale="95%"/>
    </style:style>
    <style:style style:name="T232" style:family="text">
      <style:text-properties fo:font-size="18pt" fo:letter-spacing="-0.0209in" fo:font-weight="bold" style:font-size-asian="18pt" style:font-weight-asian="bold" style:font-size-complex="18pt" style:font-weight-complex="bold" style:text-scale="75%"/>
    </style:style>
    <style:style style:name="T233" style:family="text">
      <style:text-properties fo:font-size="18pt" fo:letter-spacing="-0.0043in" fo:font-weight="bold" style:font-size-asian="18pt" style:font-weight-asian="bold" style:font-size-complex="18pt" style:font-weight-complex="bold"/>
    </style:style>
    <style:style style:name="T234" style:family="text">
      <style:text-properties fo:font-size="18pt" fo:letter-spacing="-0.0043in" fo:font-weight="bold" style:font-size-asian="18pt" style:font-weight-asian="bold" style:font-size-complex="18pt" style:font-weight-complex="bold" style:text-scale="65%"/>
    </style:style>
    <style:style style:name="T235" style:family="text">
      <style:text-properties fo:font-size="18pt" fo:letter-spacing="-0.0043in" fo:font-weight="bold" style:font-size-asian="18pt" style:font-weight-asian="bold" style:font-size-complex="18pt" style:font-weight-complex="bold" style:text-scale="85%"/>
    </style:style>
    <style:style style:name="T236" style:family="text">
      <style:text-properties fo:font-size="18pt" fo:letter-spacing="-0.0043in" fo:font-weight="bold" style:font-size-asian="18pt" style:font-weight-asian="bold" style:font-size-complex="18pt" style:font-weight-complex="bold" style:text-scale="75%"/>
    </style:style>
    <style:style style:name="T237" style:family="text">
      <style:text-properties fo:font-size="18pt" fo:letter-spacing="-0.0043in" fo:font-weight="bold" style:font-size-asian="18pt" style:font-weight-asian="bold" style:font-size-complex="18pt" style:font-weight-complex="bold" style:text-scale="80%"/>
    </style:style>
    <style:style style:name="T238" style:family="text">
      <style:text-properties fo:font-size="18pt" fo:letter-spacing="-0.0043in" fo:font-weight="bold" style:font-size-asian="18pt" style:font-weight-asian="bold" style:font-size-complex="18pt" style:font-weight-complex="bold" style:text-scale="70%"/>
    </style:style>
    <style:style style:name="T239" style:family="text">
      <style:text-properties fo:font-size="18pt" fo:letter-spacing="-0.0043in" fo:font-weight="bold" style:font-size-asian="18pt" style:font-weight-asian="bold" style:font-size-complex="18pt" style:font-weight-complex="bold" style:text-scale="90%"/>
    </style:style>
    <style:style style:name="T240" style:family="text">
      <style:text-properties fo:font-size="18pt" fo:letter-spacing="-0.0043in" fo:font-weight="bold" style:font-size-asian="18pt" style:font-weight-asian="bold" style:font-size-complex="18pt" style:font-weight-complex="bold" style:text-scale="95%"/>
    </style:style>
    <style:style style:name="T241" style:family="text">
      <style:text-properties fo:font-size="18pt" fo:letter-spacing="-0.0043in" style:font-size-asian="18pt" style:font-size-complex="18pt" style:text-scale="85%"/>
    </style:style>
    <style:style style:name="T242" style:family="text">
      <style:text-properties fo:font-size="18pt" fo:letter-spacing="-0.0244in" fo:font-weight="bold" style:font-size-asian="18pt" style:font-weight-asian="bold" style:font-size-complex="18pt" style:font-weight-complex="bold"/>
    </style:style>
    <style:style style:name="T243" style:family="text">
      <style:text-properties fo:font-size="18pt" fo:letter-spacing="-0.0244in" fo:font-weight="bold" style:font-size-asian="18pt" style:font-weight-asian="bold" style:font-size-complex="18pt" style:font-weight-complex="bold" style:text-scale="80%"/>
    </style:style>
    <style:style style:name="T244" style:family="text">
      <style:text-properties fo:font-size="18pt" fo:letter-spacing="-0.0244in" fo:font-weight="bold" style:font-size-asian="18pt" style:font-weight-asian="bold" style:font-size-complex="18pt" style:font-weight-complex="bold" style:text-scale="90%"/>
    </style:style>
    <style:style style:name="T245" style:family="text">
      <style:text-properties fo:font-size="18pt" fo:letter-spacing="-0.0244in" fo:font-weight="bold" style:font-size-asian="18pt" style:font-weight-asian="bold" style:font-size-complex="18pt" style:font-weight-complex="bold" style:text-scale="85%"/>
    </style:style>
    <style:style style:name="T246" style:family="text">
      <style:text-properties fo:font-size="18pt" fo:letter-spacing="-0.0244in" fo:font-weight="bold" style:font-size-asian="18pt" style:font-weight-asian="bold" style:font-size-complex="18pt" style:font-weight-complex="bold" style:text-scale="95%"/>
    </style:style>
    <style:style style:name="T247" style:family="text">
      <style:text-properties fo:font-size="18pt" fo:letter-spacing="-0.0244in" fo:font-weight="bold" style:font-size-asian="18pt" style:font-weight-asian="bold" style:font-size-complex="18pt" style:font-weight-complex="bold" style:text-scale="75%"/>
    </style:style>
    <style:style style:name="T248" style:family="text">
      <style:text-properties fo:font-size="18pt" fo:letter-spacing="0.0008in" fo:font-weight="bold" style:font-size-asian="18pt" style:font-weight-asian="bold" style:font-size-complex="18pt" style:font-weight-complex="bold"/>
    </style:style>
    <style:style style:name="T249" style:family="text">
      <style:text-properties fo:font-size="18pt" fo:letter-spacing="0.0008in" fo:font-weight="bold" style:font-size-asian="18pt" style:font-weight-asian="bold" style:font-size-complex="18pt" style:font-weight-complex="bold" style:text-scale="74%"/>
    </style:style>
    <style:style style:name="T250" style:family="text">
      <style:text-properties fo:font-size="18pt" fo:letter-spacing="0.0008in" fo:font-weight="bold" style:font-size-asian="18pt" style:font-weight-asian="bold" style:font-size-complex="18pt" style:font-weight-complex="bold" style:text-scale="80%"/>
    </style:style>
    <style:style style:name="T251" style:family="text">
      <style:text-properties fo:font-size="18pt" fo:letter-spacing="0.0008in" fo:font-weight="bold" style:font-size-asian="18pt" style:font-weight-asian="bold" style:font-size-complex="18pt" style:font-weight-complex="bold" style:text-scale="75%"/>
    </style:style>
    <style:style style:name="T252" style:family="text">
      <style:text-properties fo:font-size="18pt" fo:letter-spacing="0.0008in" fo:font-weight="bold" style:font-size-asian="18pt" style:font-weight-asian="bold" style:font-size-complex="18pt" style:font-weight-complex="bold" style:text-scale="65%"/>
    </style:style>
    <style:style style:name="T253" style:family="text">
      <style:text-properties fo:font-size="18pt" fo:letter-spacing="0.0008in" fo:font-weight="bold" style:font-size-asian="18pt" style:font-weight-asian="bold" style:font-size-complex="18pt" style:font-weight-complex="bold" style:text-scale="112%"/>
    </style:style>
    <style:style style:name="T254" style:family="text">
      <style:text-properties fo:font-size="18pt" fo:letter-spacing="0.0008in" fo:font-weight="bold" style:font-size-asian="18pt" style:font-weight-asian="bold" style:font-size-complex="18pt" style:font-weight-complex="bold" style:text-scale="116%"/>
    </style:style>
    <style:style style:name="T255" style:family="text">
      <style:text-properties fo:font-size="18pt" fo:letter-spacing="0.0008in" fo:font-weight="bold" style:font-size-asian="18pt" style:font-weight-asian="bold" style:font-size-complex="18pt" style:font-weight-complex="bold" style:text-scale="90%"/>
    </style:style>
    <style:style style:name="T256" style:family="text">
      <style:text-properties fo:font-size="18pt" fo:letter-spacing="0.0008in" fo:font-weight="bold" style:font-size-asian="18pt" style:font-weight-asian="bold" style:font-size-complex="18pt" style:font-weight-complex="bold" style:text-scale="96%"/>
    </style:style>
    <style:style style:name="T257" style:family="text">
      <style:text-properties fo:font-size="18pt" fo:letter-spacing="0.0008in" fo:font-weight="bold" style:font-size-asian="18pt" style:font-weight-asian="bold" style:font-size-complex="18pt" style:font-weight-complex="bold" style:text-scale="47%"/>
    </style:style>
    <style:style style:name="T258" style:family="text">
      <style:text-properties fo:font-size="18pt" fo:letter-spacing="0.0008in" fo:font-weight="bold" style:font-size-asian="18pt" style:font-weight-asian="bold" style:font-size-complex="18pt" style:font-weight-complex="bold" style:text-scale="66%"/>
    </style:style>
    <style:style style:name="T259" style:family="text">
      <style:text-properties fo:font-size="18pt" fo:letter-spacing="0.0008in" fo:font-weight="bold" style:font-size-asian="18pt" style:font-weight-asian="bold" style:font-size-complex="18pt" style:font-weight-complex="bold" style:text-scale="77%"/>
    </style:style>
    <style:style style:name="T260" style:family="text">
      <style:text-properties fo:font-size="18pt" fo:letter-spacing="0.0008in" fo:font-weight="bold" style:font-size-asian="18pt" style:font-weight-asian="bold" style:font-size-complex="18pt" style:font-weight-complex="bold" style:text-scale="121%"/>
    </style:style>
    <style:style style:name="T261" style:family="text">
      <style:text-properties fo:font-size="18pt" fo:letter-spacing="0.0008in" fo:font-weight="bold" style:font-size-asian="18pt" style:font-weight-asian="bold" style:font-size-complex="18pt" style:font-weight-complex="bold" style:text-scale="105%"/>
    </style:style>
    <style:style style:name="T262" style:family="text">
      <style:text-properties fo:font-size="18pt" fo:letter-spacing="0.0008in" fo:font-weight="bold" style:font-size-asian="18pt" style:font-weight-asian="bold" style:font-size-complex="18pt" style:font-weight-complex="bold" style:text-scale="104%"/>
    </style:style>
    <style:style style:name="T263" style:family="text">
      <style:text-properties fo:font-size="18pt" fo:letter-spacing="0.0008in" fo:font-weight="bold" style:font-size-asian="18pt" style:font-weight-asian="bold" style:font-size-complex="18pt" style:font-weight-complex="bold" style:text-scale="84%"/>
    </style:style>
    <style:style style:name="T264" style:family="text">
      <style:text-properties fo:font-size="18pt" fo:letter-spacing="0.0008in" fo:font-weight="bold" style:font-size-asian="18pt" style:font-weight-asian="bold" style:font-size-complex="18pt" style:font-weight-complex="bold" style:text-scale="69%"/>
    </style:style>
    <style:style style:name="T265" style:family="text">
      <style:text-properties fo:font-size="18pt" fo:letter-spacing="0.0008in" fo:font-weight="bold" style:font-size-asian="18pt" style:font-weight-asian="bold" style:font-size-complex="18pt" style:font-weight-complex="bold" style:text-scale="55%"/>
    </style:style>
    <style:style style:name="T266" style:family="text">
      <style:text-properties fo:font-size="18pt" fo:letter-spacing="0.0008in" fo:font-weight="bold" style:font-size-asian="18pt" style:font-weight-asian="bold" style:font-size-complex="18pt" style:font-weight-complex="bold" style:text-scale="72%"/>
    </style:style>
    <style:style style:name="T267" style:family="text">
      <style:text-properties fo:font-size="18pt" fo:letter-spacing="0.0008in" fo:font-weight="bold" style:font-size-asian="18pt" style:font-weight-asian="bold" style:font-size-complex="18pt" style:font-weight-complex="bold" style:text-scale="62%"/>
    </style:style>
    <style:style style:name="T268" style:family="text">
      <style:text-properties fo:font-size="18pt" fo:letter-spacing="0.0008in" fo:font-weight="bold" style:font-size-asian="18pt" style:font-weight-asian="bold" style:font-size-complex="18pt" style:font-weight-complex="bold" style:text-scale="87%"/>
    </style:style>
    <style:style style:name="T269" style:family="text">
      <style:text-properties fo:font-size="18pt" fo:letter-spacing="0.0008in" fo:font-weight="bold" style:font-size-asian="18pt" style:font-weight-asian="bold" style:font-size-complex="18pt" style:font-weight-complex="bold" style:text-scale="85%"/>
    </style:style>
    <style:style style:name="T270" style:family="text">
      <style:text-properties fo:font-size="18pt" fo:letter-spacing="-0.0016in" fo:font-weight="bold" style:font-size-asian="18pt" style:font-weight-asian="bold" style:font-size-complex="18pt" style:font-weight-complex="bold"/>
    </style:style>
    <style:style style:name="T271" style:family="text">
      <style:text-properties fo:font-size="18pt" fo:letter-spacing="-0.0016in" fo:font-weight="bold" style:font-size-asian="18pt" style:font-weight-asian="bold" style:font-size-complex="18pt" style:font-weight-complex="bold" style:text-scale="41%"/>
    </style:style>
    <style:style style:name="T272" style:family="text">
      <style:text-properties fo:font-size="18pt" fo:letter-spacing="-0.0016in" fo:font-weight="bold" style:font-size-asian="18pt" style:font-weight-asian="bold" style:font-size-complex="18pt" style:font-weight-complex="bold" style:text-scale="42%"/>
    </style:style>
    <style:style style:name="T273" style:family="text">
      <style:text-properties fo:font-size="18pt" fo:letter-spacing="-0.0016in" fo:font-weight="bold" style:font-size-asian="18pt" style:font-weight-asian="bold" style:font-size-complex="18pt" style:font-weight-complex="bold" style:text-scale="77%"/>
    </style:style>
    <style:style style:name="T274" style:family="text">
      <style:text-properties fo:font-size="18pt" fo:letter-spacing="-0.0016in" fo:font-weight="bold" style:font-size-asian="18pt" style:font-weight-asian="bold" style:font-size-complex="18pt" style:font-weight-complex="bold" style:text-scale="85%"/>
    </style:style>
    <style:style style:name="T275" style:family="text">
      <style:text-properties fo:font-size="18pt" fo:letter-spacing="-0.0016in" fo:font-weight="bold" style:font-size-asian="18pt" style:font-weight-asian="bold" style:font-size-complex="18pt" style:font-weight-complex="bold" style:text-scale="80%"/>
    </style:style>
    <style:style style:name="T276" style:family="text">
      <style:text-properties fo:font-size="18pt" fo:letter-spacing="-0.0016in" fo:font-weight="bold" style:font-size-asian="18pt" style:font-weight-asian="bold" style:font-size-complex="18pt" style:font-weight-complex="bold" style:text-scale="75%"/>
    </style:style>
    <style:style style:name="T277" style:family="text">
      <style:text-properties fo:font-size="18pt" fo:letter-spacing="-0.0016in" fo:font-weight="bold" style:font-size-asian="18pt" style:font-weight-asian="bold" style:font-size-complex="18pt" style:font-weight-complex="bold" style:text-scale="95%"/>
    </style:style>
    <style:style style:name="T278" style:family="text">
      <style:text-properties fo:font-size="18pt" fo:letter-spacing="-0.0016in" fo:font-weight="bold" style:font-size-asian="18pt" style:font-weight-asian="bold" style:font-size-complex="18pt" style:font-weight-complex="bold" style:text-scale="72%"/>
    </style:style>
    <style:style style:name="T279" style:family="text">
      <style:text-properties fo:font-size="18pt" fo:letter-spacing="-0.0016in" fo:font-weight="bold" style:font-size-asian="18pt" style:font-weight-asian="bold" style:font-size-complex="18pt" style:font-weight-complex="bold" style:text-scale="64%"/>
    </style:style>
    <style:style style:name="T280" style:family="text">
      <style:text-properties fo:font-size="18pt" fo:letter-spacing="-0.0016in" fo:font-weight="bold" style:font-size-asian="18pt" style:font-weight-asian="bold" style:font-size-complex="18pt" style:font-weight-complex="bold" style:text-scale="96%"/>
    </style:style>
    <style:style style:name="T281" style:family="text">
      <style:text-properties fo:font-size="18pt" fo:letter-spacing="-0.0016in" fo:font-weight="bold" style:font-size-asian="18pt" style:font-weight-asian="bold" style:font-size-complex="18pt" style:font-weight-complex="bold" style:text-scale="71%"/>
    </style:style>
    <style:style style:name="T282" style:family="text">
      <style:text-properties fo:font-size="18pt" fo:letter-spacing="-0.0016in" fo:font-weight="bold" style:font-size-asian="18pt" style:font-weight-asian="bold" style:font-size-complex="18pt" style:font-weight-complex="bold" style:text-scale="70%"/>
    </style:style>
    <style:style style:name="T283" style:family="text">
      <style:text-properties fo:font-size="18pt" fo:letter-spacing="-0.0016in" fo:font-weight="bold" style:font-size-asian="18pt" style:font-weight-asian="bold" style:font-size-complex="18pt" style:font-weight-complex="bold" style:text-scale="81%"/>
    </style:style>
    <style:style style:name="T284" style:family="text">
      <style:text-properties fo:font-size="18pt" fo:letter-spacing="-0.0016in" fo:font-weight="bold" style:font-size-asian="18pt" style:font-weight-asian="bold" style:font-size-complex="18pt" style:font-weight-complex="bold" style:text-scale="68%"/>
    </style:style>
    <style:style style:name="T285" style:family="text">
      <style:text-properties fo:font-size="18pt" fo:letter-spacing="-0.0016in" fo:font-weight="bold" style:font-size-asian="18pt" style:font-weight-asian="bold" style:font-size-complex="18pt" style:font-weight-complex="bold" style:text-scale="78%"/>
    </style:style>
    <style:style style:name="T286" style:family="text">
      <style:text-properties fo:font-size="18pt" fo:letter-spacing="-0.0016in" fo:font-weight="bold" style:font-size-asian="18pt" style:font-weight-asian="bold" style:font-size-complex="18pt" style:font-weight-complex="bold" style:text-scale="65%"/>
    </style:style>
    <style:style style:name="T287" style:family="text">
      <style:text-properties fo:font-size="18pt" fo:letter-spacing="-0.0016in" fo:font-weight="bold" style:font-size-asian="18pt" style:font-weight-asian="bold" style:font-size-complex="18pt" style:font-weight-complex="bold" style:text-scale="47%"/>
    </style:style>
    <style:style style:name="T288" style:family="text">
      <style:text-properties fo:font-size="18pt" fo:letter-spacing="-0.0016in" fo:font-weight="bold" style:font-size-asian="18pt" style:font-weight-asian="bold" style:font-size-complex="18pt" style:font-weight-complex="bold" style:text-scale="86%"/>
    </style:style>
    <style:style style:name="T289" style:family="text">
      <style:text-properties fo:font-size="18pt" fo:letter-spacing="-0.0016in" fo:font-weight="bold" style:font-size-asian="18pt" style:font-weight-asian="bold" style:font-size-complex="18pt" style:font-weight-complex="bold" style:text-scale="63%"/>
    </style:style>
    <style:style style:name="T290" style:family="text">
      <style:text-properties fo:font-size="18pt" style:font-size-asian="18pt"/>
    </style:style>
    <style:style style:name="T291" style:family="text">
      <style:text-properties fo:font-size="18pt" style:font-size-asian="18pt" style:font-size-complex="18pt"/>
    </style:style>
    <style:style style:name="T292" style:family="text">
      <style:text-properties fo:font-size="18pt" style:font-size-asian="18pt" style:font-size-complex="18pt" style:text-scale="80%"/>
    </style:style>
    <style:style style:name="T293" style:family="text">
      <style:text-properties fo:font-size="18pt" style:font-size-asian="18pt" style:font-size-complex="18pt" style:text-scale="85%"/>
    </style:style>
    <style:style style:name="T294" style:family="text">
      <style:text-properties fo:font-size="18pt" style:font-size-asian="18pt" style:font-size-complex="18pt" style:text-scale="75%"/>
    </style:style>
    <style:style style:name="T295" style:family="text">
      <style:text-properties fo:font-size="18pt" style:font-size-asian="18pt" style:font-size-complex="18pt" style:text-scale="90%"/>
    </style:style>
    <style:style style:name="T296" style:family="text">
      <style:text-properties fo:font-size="18pt" style:font-size-asian="18pt" style:font-size-complex="18pt" style:text-scale="95%"/>
    </style:style>
    <style:style style:name="T297" style:family="text">
      <style:text-properties fo:font-size="18pt" fo:letter-spacing="-0.0283in" fo:font-weight="bold" style:font-size-asian="18pt" style:font-weight-asian="bold" style:font-size-complex="18pt" style:font-weight-complex="bold"/>
    </style:style>
    <style:style style:name="T298" style:family="text">
      <style:text-properties fo:font-size="18pt" fo:letter-spacing="-0.0283in" fo:font-weight="bold" style:font-size-asian="18pt" style:font-weight-asian="bold" style:font-size-complex="18pt" style:font-weight-complex="bold" style:text-scale="85%"/>
    </style:style>
    <style:style style:name="T299" style:family="text">
      <style:text-properties fo:font-size="18pt" fo:letter-spacing="-0.0283in" fo:font-weight="bold" style:font-size-asian="18pt" style:font-weight-asian="bold" style:font-size-complex="18pt" style:font-weight-complex="bold" style:text-scale="80%"/>
    </style:style>
    <style:style style:name="T300" style:family="text">
      <style:text-properties fo:font-size="18pt" fo:letter-spacing="-0.0283in" fo:font-weight="bold" style:font-size-asian="18pt" style:font-weight-asian="bold" style:font-size-complex="18pt" style:font-weight-complex="bold" style:text-scale="95%"/>
    </style:style>
    <style:style style:name="T301" style:family="text">
      <style:text-properties fo:font-size="18pt" fo:letter-spacing="-0.0283in" fo:font-weight="bold" style:font-size-asian="18pt" style:font-weight-asian="bold" style:font-size-complex="18pt" style:font-weight-complex="bold" style:text-scale="90%"/>
    </style:style>
    <style:style style:name="T302" style:family="text">
      <style:text-properties fo:font-size="18pt" fo:letter-spacing="-0.0283in" fo:font-weight="bold" style:font-size-asian="18pt" style:font-weight-asian="bold" style:font-size-complex="18pt" style:font-weight-complex="bold" style:text-scale="75%"/>
    </style:style>
    <style:style style:name="T303" style:family="text">
      <style:text-properties fo:font-size="18pt" fo:letter-spacing="-0.028in" fo:font-weight="bold" style:font-size-asian="18pt" style:font-weight-asian="bold" style:font-size-complex="18pt" style:font-weight-complex="bold"/>
    </style:style>
    <style:style style:name="T304" style:family="text">
      <style:text-properties fo:font-size="18pt" fo:letter-spacing="-0.028in" fo:font-weight="bold" style:font-size-asian="18pt" style:font-weight-asian="bold" style:font-size-complex="18pt" style:font-weight-complex="bold" style:text-scale="85%"/>
    </style:style>
    <style:style style:name="T305" style:family="text">
      <style:text-properties fo:font-size="18pt" fo:letter-spacing="-0.028in" fo:font-weight="bold" style:font-size-asian="18pt" style:font-weight-asian="bold" style:font-size-complex="18pt" style:font-weight-complex="bold" style:text-scale="80%"/>
    </style:style>
    <style:style style:name="T306" style:family="text">
      <style:text-properties fo:font-size="18pt" fo:letter-spacing="-0.028in" fo:font-weight="bold" style:font-size-asian="18pt" style:font-weight-asian="bold" style:font-size-complex="18pt" style:font-weight-complex="bold" style:text-scale="95%"/>
    </style:style>
    <style:style style:name="T307" style:family="text">
      <style:text-properties fo:font-size="18pt" fo:letter-spacing="-0.028in" fo:font-weight="bold" style:font-size-asian="18pt" style:font-weight-asian="bold" style:font-size-complex="18pt" style:font-weight-complex="bold" style:text-scale="90%"/>
    </style:style>
    <style:style style:name="T308" style:family="text">
      <style:text-properties fo:font-size="18pt" fo:letter-spacing="-0.028in" fo:font-weight="bold" style:font-size-asian="18pt" style:font-weight-asian="bold" style:font-size-complex="18pt" style:font-weight-complex="bold" style:text-scale="75%"/>
    </style:style>
    <style:style style:name="T309" style:family="text">
      <style:text-properties fo:font-size="18pt" fo:letter-spacing="-0.0217in" fo:font-weight="bold" style:font-size-asian="18pt" style:font-weight-asian="bold" style:font-size-complex="18pt" style:font-weight-complex="bold" style:text-scale="80%"/>
    </style:style>
    <style:style style:name="T310" style:family="text">
      <style:text-properties fo:font-size="18pt" fo:letter-spacing="-0.0217in" fo:font-weight="bold" style:font-size-asian="18pt" style:font-weight-asian="bold" style:font-size-complex="18pt" style:font-weight-complex="bold" style:text-scale="85%"/>
    </style:style>
    <style:style style:name="T311" style:family="text">
      <style:text-properties fo:font-size="18pt" fo:letter-spacing="-0.0217in" fo:font-weight="bold" style:font-size-asian="18pt" style:font-weight-asian="bold" style:font-size-complex="18pt" style:font-weight-complex="bold" style:text-scale="75%"/>
    </style:style>
    <style:style style:name="T312" style:family="text">
      <style:text-properties fo:font-size="18pt" fo:letter-spacing="-0.0217in" fo:font-weight="bold" style:font-size-asian="18pt" style:font-weight-asian="bold" style:font-size-complex="18pt" style:font-weight-complex="bold" style:text-scale="95%"/>
    </style:style>
    <style:style style:name="T313" style:family="text">
      <style:text-properties fo:font-size="18pt" fo:letter-spacing="-0.0217in" fo:font-weight="bold" style:font-size-asian="18pt" style:font-weight-asian="bold" style:font-size-complex="18pt" style:font-weight-complex="bold" style:text-scale="90%"/>
    </style:style>
    <style:style style:name="T314" style:family="text">
      <style:text-properties fo:font-size="18pt" fo:letter-spacing="-0.0193in" fo:font-weight="bold" style:font-size-asian="18pt" style:font-weight-asian="bold" style:font-size-complex="18pt" style:font-weight-complex="bold"/>
    </style:style>
    <style:style style:name="T315" style:family="text">
      <style:text-properties fo:font-size="18pt" fo:letter-spacing="-0.0193in" fo:font-weight="bold" style:font-size-asian="18pt" style:font-weight-asian="bold" style:font-size-complex="18pt" style:font-weight-complex="bold" style:text-scale="80%"/>
    </style:style>
    <style:style style:name="T316" style:family="text">
      <style:text-properties fo:font-size="18pt" fo:letter-spacing="-0.0193in" fo:font-weight="bold" style:font-size-asian="18pt" style:font-weight-asian="bold" style:font-size-complex="18pt" style:font-weight-complex="bold" style:text-scale="90%"/>
    </style:style>
    <style:style style:name="T317" style:family="text">
      <style:text-properties fo:font-size="18pt" fo:letter-spacing="-0.0193in" fo:font-weight="bold" style:font-size-asian="18pt" style:font-weight-asian="bold" style:font-size-complex="18pt" style:font-weight-complex="bold" style:text-scale="85%"/>
    </style:style>
    <style:style style:name="T318" style:family="text">
      <style:text-properties fo:font-size="18pt" fo:letter-spacing="-0.0193in" fo:font-weight="bold" style:font-size-asian="18pt" style:font-weight-asian="bold" style:font-size-complex="18pt" style:font-weight-complex="bold" style:text-scale="75%"/>
    </style:style>
    <style:style style:name="T319" style:family="text">
      <style:text-properties fo:font-size="18pt" fo:letter-spacing="-0.0047in" fo:font-weight="bold" style:font-size-asian="18pt" style:font-weight-asian="bold" style:font-size-complex="18pt" style:font-weight-complex="bold" style:text-scale="65%"/>
    </style:style>
    <style:style style:name="T320" style:family="text">
      <style:text-properties fo:font-size="18pt" fo:letter-spacing="-0.0047in" fo:font-weight="bold" style:font-size-asian="18pt" style:font-weight-asian="bold" style:font-size-complex="18pt" style:font-weight-complex="bold" style:text-scale="75%"/>
    </style:style>
    <style:style style:name="T321" style:family="text">
      <style:text-properties fo:font-size="18pt" fo:letter-spacing="-0.0047in" fo:font-weight="bold" style:font-size-asian="18pt" style:font-weight-asian="bold" style:font-size-complex="18pt" style:font-weight-complex="bold" style:text-scale="80%"/>
    </style:style>
    <style:style style:name="T322" style:family="text">
      <style:text-properties fo:font-size="18pt" fo:letter-spacing="-0.0047in" fo:font-weight="bold" style:font-size-asian="18pt" style:font-weight-asian="bold" style:font-size-complex="18pt" style:font-weight-complex="bold" style:text-scale="85%"/>
    </style:style>
    <style:style style:name="T323" style:family="text">
      <style:text-properties fo:font-size="18pt" fo:letter-spacing="0.0047in" fo:font-weight="bold" style:font-size-asian="18pt" style:font-weight-asian="bold" style:font-size-complex="18pt" style:font-weight-complex="bold" style:text-scale="80%"/>
    </style:style>
    <style:style style:name="T324" style:family="text">
      <style:text-properties fo:font-size="18pt" fo:letter-spacing="0.0047in" fo:font-weight="bold" style:font-size-asian="18pt" style:font-weight-asian="bold" style:font-size-complex="18pt" style:font-weight-complex="bold" style:text-scale="75%"/>
    </style:style>
    <style:style style:name="T325" style:family="text">
      <style:text-properties fo:font-size="18pt" fo:letter-spacing="-0.0075in" fo:font-weight="bold" style:font-size-asian="18pt" style:font-weight-asian="bold" style:font-size-complex="18pt" style:font-weight-complex="bold" style:text-scale="70%"/>
    </style:style>
    <style:style style:name="T326" style:family="text">
      <style:text-properties fo:font-size="18pt" fo:letter-spacing="-0.0075in" fo:font-weight="bold" style:font-size-asian="18pt" style:font-weight-asian="bold" style:font-size-complex="18pt" style:font-weight-complex="bold" style:text-scale="75%"/>
    </style:style>
    <style:style style:name="T327" style:family="text">
      <style:text-properties fo:font-size="18pt" fo:letter-spacing="-0.0075in" fo:font-weight="bold" style:font-size-asian="18pt" style:font-weight-asian="bold" style:font-size-complex="18pt" style:font-weight-complex="bold" style:text-scale="90%"/>
    </style:style>
    <style:style style:name="T328" style:family="text">
      <style:text-properties fo:font-size="18pt" fo:letter-spacing="-0.0075in" fo:font-weight="bold" style:font-size-asian="18pt" style:font-weight-asian="bold" style:font-size-complex="18pt" style:font-weight-complex="bold" style:text-scale="96%"/>
    </style:style>
    <style:style style:name="T329" style:family="text">
      <style:text-properties fo:font-size="18pt" fo:letter-spacing="-0.0075in" fo:font-weight="bold" style:font-size-asian="18pt" style:font-weight-asian="bold" style:font-size-complex="18pt" style:font-weight-complex="bold" style:text-scale="84%"/>
    </style:style>
    <style:style style:name="T330" style:family="text">
      <style:text-properties fo:font-size="18pt" fo:letter-spacing="-0.0075in" fo:font-weight="bold" style:font-size-asian="18pt" style:font-weight-asian="bold" style:font-size-complex="18pt" style:font-weight-complex="bold" style:text-scale="80%"/>
    </style:style>
    <style:style style:name="T331" style:family="text">
      <style:text-properties fo:font-size="18pt" fo:letter-spacing="-0.0075in" fo:font-weight="bold" style:font-size-asian="18pt" style:font-weight-asian="bold" style:font-size-complex="18pt" style:font-weight-complex="bold" style:text-scale="85%"/>
    </style:style>
    <style:style style:name="T332" style:family="text">
      <style:text-properties fo:font-size="18pt" fo:letter-spacing="-0.0075in" fo:font-weight="bold" style:font-size-asian="18pt" style:font-weight-asian="bold" style:font-size-complex="18pt" style:font-weight-complex="bold" style:text-scale="63%"/>
    </style:style>
    <style:style style:name="T333" style:family="text">
      <style:text-properties fo:font-size="18pt" fo:letter-spacing="-0.0311in" fo:font-weight="bold" style:font-size-asian="18pt" style:font-weight-asian="bold" style:font-size-complex="18pt" style:font-weight-complex="bold" style:text-scale="90%"/>
    </style:style>
    <style:style style:name="T334" style:family="text">
      <style:text-properties fo:font-size="18pt" fo:letter-spacing="-0.0311in" fo:font-weight="bold" style:font-size-asian="18pt" style:font-weight-asian="bold" style:font-size-complex="18pt" style:font-weight-complex="bold" style:text-scale="85%"/>
    </style:style>
    <style:style style:name="T335" style:family="text">
      <style:text-properties fo:font-size="18pt" fo:letter-spacing="-0.0311in" fo:font-weight="bold" style:font-size-asian="18pt" style:font-weight-asian="bold" style:font-size-complex="18pt" style:font-weight-complex="bold" style:text-scale="59%"/>
    </style:style>
    <style:style style:name="T336" style:family="text">
      <style:text-properties fo:font-size="18pt" fo:letter-spacing="-0.0311in" fo:font-weight="bold" style:font-size-asian="18pt" style:font-weight-asian="bold" style:font-size-complex="18pt" style:font-weight-complex="bold" style:text-scale="95%"/>
    </style:style>
    <style:style style:name="T337" style:family="text">
      <style:text-properties fo:font-size="18pt" fo:letter-spacing="-0.0311in" fo:font-weight="bold" style:font-size-asian="18pt" style:font-weight-asian="bold" style:font-size-complex="18pt" style:font-weight-complex="bold" style:text-scale="75%"/>
    </style:style>
    <style:style style:name="T338" style:family="text">
      <style:text-properties fo:font-size="18pt" fo:letter-spacing="-0.0035in" fo:font-weight="bold" style:font-size-asian="18pt" style:font-weight-asian="bold" style:font-size-complex="18pt" style:font-weight-complex="bold" style:text-scale="75%"/>
    </style:style>
    <style:style style:name="T339" style:family="text">
      <style:text-properties fo:font-size="18pt" fo:letter-spacing="-0.0035in" fo:font-weight="bold" style:font-size-asian="18pt" style:font-weight-asian="bold" style:font-size-complex="18pt" style:font-weight-complex="bold" style:text-scale="85%"/>
    </style:style>
    <style:style style:name="T340" style:family="text">
      <style:text-properties fo:font-size="18pt" fo:letter-spacing="-0.0035in" fo:font-weight="bold" style:font-size-asian="18pt" style:font-weight-asian="bold" style:font-size-complex="18pt" style:font-weight-complex="bold" style:text-scale="80%"/>
    </style:style>
    <style:style style:name="T341" style:family="text">
      <style:text-properties fo:font-size="18pt" fo:letter-spacing="-0.0035in" fo:font-weight="bold" style:font-size-asian="18pt" style:font-weight-asian="bold" style:font-size-complex="18pt" style:font-weight-complex="bold" style:text-scale="41%"/>
    </style:style>
    <style:style style:name="T342" style:family="text">
      <style:text-properties fo:font-size="18pt" fo:letter-spacing="-0.0035in" fo:font-weight="bold" style:font-size-asian="18pt" style:font-weight-asian="bold" style:font-size-complex="18pt" style:font-weight-complex="bold" style:text-scale="70%"/>
    </style:style>
    <style:style style:name="T343" style:family="text">
      <style:text-properties fo:font-size="18pt" fo:letter-spacing="-0.0035in" fo:font-weight="bold" style:font-size-asian="18pt" style:font-weight-asian="bold" style:font-size-complex="18pt" style:font-weight-complex="bold" style:text-scale="90%"/>
    </style:style>
    <style:style style:name="T344" style:family="text">
      <style:text-properties fo:font-size="18pt" fo:letter-spacing="-0.0307in" fo:font-weight="bold" style:font-size-asian="18pt" style:font-weight-asian="bold" style:font-size-complex="18pt" style:font-weight-complex="bold"/>
    </style:style>
    <style:style style:name="T345" style:family="text">
      <style:text-properties fo:font-size="18pt" fo:letter-spacing="-0.0307in" fo:font-weight="bold" style:font-size-asian="18pt" style:font-weight-asian="bold" style:font-size-complex="18pt" style:font-weight-complex="bold" style:text-scale="90%"/>
    </style:style>
    <style:style style:name="T346" style:family="text">
      <style:text-properties fo:font-size="18pt" fo:letter-spacing="-0.0307in" fo:font-weight="bold" style:font-size-asian="18pt" style:font-weight-asian="bold" style:font-size-complex="18pt" style:font-weight-complex="bold" style:text-scale="95%"/>
    </style:style>
    <style:style style:name="T347" style:family="text">
      <style:text-properties fo:font-size="18pt" fo:letter-spacing="-0.0307in" fo:font-weight="bold" style:font-size-asian="18pt" style:font-weight-asian="bold" style:font-size-complex="18pt" style:font-weight-complex="bold" style:text-scale="85%"/>
    </style:style>
    <style:style style:name="T348" style:family="text">
      <style:text-properties fo:font-size="18pt" fo:letter-spacing="-0.0307in" fo:font-weight="bold" style:font-size-asian="18pt" style:font-weight-asian="bold" style:font-size-complex="18pt" style:font-weight-complex="bold" style:text-scale="80%"/>
    </style:style>
    <style:style style:name="T349" style:family="text">
      <style:text-properties fo:font-size="18pt" fo:letter-spacing="0.0193in" fo:font-weight="bold" style:font-size-asian="18pt" style:font-weight-asian="bold" style:font-size-complex="18pt" style:font-weight-complex="bold" style:text-scale="75%"/>
    </style:style>
    <style:style style:name="T350" style:family="text">
      <style:text-properties fo:font-size="18pt" fo:letter-spacing="0.0193in" fo:font-weight="bold" style:font-size-asian="18pt" style:font-weight-asian="bold" style:font-size-complex="18pt" style:font-weight-complex="bold" style:text-scale="80%"/>
    </style:style>
    <style:style style:name="T351" style:family="text">
      <style:text-properties fo:font-size="18pt" fo:letter-spacing="0.0193in" fo:font-weight="bold" style:font-size-asian="18pt" style:font-weight-asian="bold" style:font-size-complex="18pt" style:font-weight-complex="bold" style:text-scale="85%"/>
    </style:style>
    <style:style style:name="T352" style:family="text">
      <style:text-properties fo:font-size="18pt" fo:letter-spacing="0.0193in" fo:font-weight="bold" style:font-size-asian="18pt" style:font-weight-asian="bold" style:font-size-complex="18pt" style:font-weight-complex="bold" style:text-scale="65%"/>
    </style:style>
    <style:style style:name="T353" style:family="text">
      <style:text-properties fo:font-size="18pt" fo:letter-spacing="0.0362in" fo:font-weight="bold" style:font-size-asian="18pt" style:font-weight-asian="bold" style:font-size-complex="18pt" style:font-weight-complex="bold" style:text-scale="70%"/>
    </style:style>
    <style:style style:name="T354" style:family="text">
      <style:text-properties fo:font-size="18pt" fo:letter-spacing="0.0382in" fo:font-weight="bold" style:font-size-asian="18pt" style:font-weight-asian="bold" style:font-size-complex="18pt" style:font-weight-complex="bold" style:text-scale="75%"/>
    </style:style>
    <style:style style:name="T355" style:family="text">
      <style:text-properties fo:font-size="18pt" fo:letter-spacing="-0.0319in" fo:font-weight="bold" style:font-size-asian="18pt" style:font-weight-asian="bold" style:font-size-complex="18pt" style:font-weight-complex="bold"/>
    </style:style>
    <style:style style:name="T356" style:family="text">
      <style:text-properties fo:font-size="18pt" fo:letter-spacing="-0.0319in" fo:font-weight="bold" style:font-size-asian="18pt" style:font-weight-asian="bold" style:font-size-complex="18pt" style:font-weight-complex="bold" style:text-scale="95%"/>
    </style:style>
    <style:style style:name="T357" style:family="text">
      <style:text-properties fo:font-size="18pt" fo:letter-spacing="-0.0319in" fo:font-weight="bold" style:font-size-asian="18pt" style:font-weight-asian="bold" style:font-size-complex="18pt" style:font-weight-complex="bold" style:text-scale="90%"/>
    </style:style>
    <style:style style:name="T358" style:family="text">
      <style:text-properties fo:font-size="18pt" fo:letter-spacing="-0.0319in" fo:font-weight="bold" style:font-size-asian="18pt" style:font-weight-asian="bold" style:font-size-complex="18pt" style:font-weight-complex="bold" style:text-scale="85%"/>
    </style:style>
    <style:style style:name="T359" style:family="text">
      <style:text-properties fo:font-size="18pt" fo:letter-spacing="-0.0319in" fo:font-weight="bold" style:font-size-asian="18pt" style:font-weight-asian="bold" style:font-size-complex="18pt" style:font-weight-complex="bold" style:text-scale="75%"/>
    </style:style>
    <style:style style:name="T360" style:family="text">
      <style:text-properties fo:font-size="18pt" fo:letter-spacing="-0.0319in" fo:font-weight="bold" style:font-size-asian="18pt" style:font-weight-asian="bold" style:font-size-complex="18pt" style:font-weight-complex="bold" style:text-scale="80%"/>
    </style:style>
    <style:style style:name="T361" style:family="text">
      <style:text-properties fo:font-size="18pt" fo:letter-spacing="-0.0118in" fo:font-weight="bold" style:font-size-asian="18pt" style:font-weight-asian="bold" style:font-size-complex="18pt" style:font-weight-complex="bold"/>
    </style:style>
    <style:style style:name="T362" style:family="text">
      <style:text-properties fo:font-size="18pt" fo:letter-spacing="-0.0118in" fo:font-weight="bold" style:font-size-asian="18pt" style:font-weight-asian="bold" style:font-size-complex="18pt" style:font-weight-complex="bold" style:text-scale="90%"/>
    </style:style>
    <style:style style:name="T363" style:family="text">
      <style:text-properties fo:font-size="18pt" fo:letter-spacing="-0.0118in" fo:font-weight="bold" style:font-size-asian="18pt" style:font-weight-asian="bold" style:font-size-complex="18pt" style:font-weight-complex="bold" style:text-scale="85%"/>
    </style:style>
    <style:style style:name="T364" style:family="text">
      <style:text-properties fo:font-size="18pt" fo:letter-spacing="-0.0118in" fo:font-weight="bold" style:font-size-asian="18pt" style:font-weight-asian="bold" style:font-size-complex="18pt" style:font-weight-complex="bold" style:text-scale="80%"/>
    </style:style>
    <style:style style:name="T365" style:family="text">
      <style:text-properties fo:font-size="18pt" fo:letter-spacing="-0.0118in" fo:font-weight="bold" style:font-size-asian="18pt" style:font-weight-asian="bold" style:font-size-complex="18pt" style:font-weight-complex="bold" style:text-scale="75%"/>
    </style:style>
    <style:style style:name="T366" style:family="text">
      <style:text-properties fo:font-size="18pt" fo:letter-spacing="-0.0118in" fo:font-weight="bold" style:font-size-asian="18pt" style:font-weight-asian="bold" style:font-size-complex="18pt" style:font-weight-complex="bold" style:text-scale="70%"/>
    </style:style>
    <style:style style:name="T367" style:family="text">
      <style:text-properties fo:font-size="18pt" fo:letter-spacing="-0.0126in" fo:font-weight="bold" style:font-size-asian="18pt" style:font-weight-asian="bold" style:font-size-complex="18pt" style:font-weight-complex="bold" style:text-scale="90%"/>
    </style:style>
    <style:style style:name="T368" style:family="text">
      <style:text-properties fo:font-size="18pt" fo:letter-spacing="-0.0126in" fo:font-weight="bold" style:font-size-asian="18pt" style:font-weight-asian="bold" style:font-size-complex="18pt" style:font-weight-complex="bold" style:text-scale="80%"/>
    </style:style>
    <style:style style:name="T369" style:family="text">
      <style:text-properties fo:font-size="18pt" fo:letter-spacing="-0.0126in" fo:font-weight="bold" style:font-size-asian="18pt" style:font-weight-asian="bold" style:font-size-complex="18pt" style:font-weight-complex="bold" style:text-scale="85%"/>
    </style:style>
    <style:style style:name="T370" style:family="text">
      <style:text-properties fo:font-size="18pt" fo:letter-spacing="-0.0126in" fo:font-weight="bold" style:font-size-asian="18pt" style:font-weight-asian="bold" style:font-size-complex="18pt" style:font-weight-complex="bold" style:text-scale="75%"/>
    </style:style>
    <style:style style:name="T371" style:family="text">
      <style:text-properties fo:font-size="18pt" fo:letter-spacing="0.0126in" fo:font-weight="bold" style:font-size-asian="18pt" style:font-weight-asian="bold" style:font-size-complex="18pt" style:font-weight-complex="bold" style:text-scale="85%"/>
    </style:style>
    <style:style style:name="T372" style:family="text">
      <style:text-properties fo:font-size="18pt" fo:letter-spacing="0.0126in" fo:font-weight="bold" style:font-size-asian="18pt" style:font-weight-asian="bold" style:font-size-complex="18pt" style:font-weight-complex="bold" style:text-scale="80%"/>
    </style:style>
    <style:style style:name="T373" style:family="text">
      <style:text-properties fo:font-size="18pt" fo:letter-spacing="-0.0382in" fo:font-weight="bold" style:font-size-asian="18pt" style:font-weight-asian="bold" style:font-size-complex="18pt" style:font-weight-complex="bold"/>
    </style:style>
    <style:style style:name="T374" style:family="text">
      <style:text-properties fo:font-size="18pt" fo:letter-spacing="-0.0382in" fo:font-weight="bold" style:font-size-asian="18pt" style:font-weight-asian="bold" style:font-size-complex="18pt" style:font-weight-complex="bold" style:text-scale="95%"/>
    </style:style>
    <style:style style:name="T375" style:family="text">
      <style:text-properties fo:font-size="18pt" fo:letter-spacing="-0.0382in" fo:font-weight="bold" style:font-size-asian="18pt" style:font-weight-asian="bold" style:font-size-complex="18pt" style:font-weight-complex="bold" style:text-scale="75%"/>
    </style:style>
    <style:style style:name="T376" style:family="text">
      <style:text-properties fo:font-size="18pt" fo:letter-spacing="-0.0382in" fo:font-weight="bold" style:font-size-asian="18pt" style:font-weight-asian="bold" style:font-size-complex="18pt" style:font-weight-complex="bold" style:text-scale="85%"/>
    </style:style>
    <style:style style:name="T377" style:family="text">
      <style:text-properties fo:font-size="18pt" fo:letter-spacing="-0.0382in" fo:font-weight="bold" style:font-size-asian="18pt" style:font-weight-asian="bold" style:font-size-complex="18pt" style:font-weight-complex="bold" style:text-scale="80%"/>
    </style:style>
    <style:style style:name="T378" style:family="text">
      <style:text-properties fo:font-size="18pt" fo:letter-spacing="-0.0382in" fo:font-weight="bold" style:font-size-asian="18pt" style:font-weight-asian="bold" style:font-size-complex="18pt" style:font-weight-complex="bold" style:text-scale="90%"/>
    </style:style>
    <style:style style:name="T379" style:family="text">
      <style:text-properties fo:font-size="18pt" fo:letter-spacing="-0.039in" fo:font-weight="bold" style:font-size-asian="18pt" style:font-weight-asian="bold" style:font-size-complex="18pt" style:font-weight-complex="bold"/>
    </style:style>
    <style:style style:name="T380" style:family="text">
      <style:text-properties fo:font-size="18pt" fo:letter-spacing="-0.039in" fo:font-weight="bold" style:font-size-asian="18pt" style:font-weight-asian="bold" style:font-size-complex="18pt" style:font-weight-complex="bold" style:text-scale="75%"/>
    </style:style>
    <style:style style:name="T381" style:family="text">
      <style:text-properties fo:font-size="18pt" fo:letter-spacing="-0.039in" fo:font-weight="bold" style:font-size-asian="18pt" style:font-weight-asian="bold" style:font-size-complex="18pt" style:font-weight-complex="bold" style:text-scale="80%"/>
    </style:style>
    <style:style style:name="T382" style:family="text">
      <style:text-properties fo:font-size="18pt" fo:letter-spacing="-0.039in" fo:font-weight="bold" style:font-size-asian="18pt" style:font-weight-asian="bold" style:font-size-complex="18pt" style:font-weight-complex="bold" style:text-scale="95%"/>
    </style:style>
    <style:style style:name="T383" style:family="text">
      <style:text-properties fo:font-size="18pt" fo:letter-spacing="-0.039in" fo:font-weight="bold" style:font-size-asian="18pt" style:font-weight-asian="bold" style:font-size-complex="18pt" style:font-weight-complex="bold" style:text-scale="90%"/>
    </style:style>
    <style:style style:name="T384" style:family="text">
      <style:text-properties fo:font-size="18pt" fo:letter-spacing="-0.0374in" fo:font-weight="bold" style:font-size-asian="18pt" style:font-weight-asian="bold" style:font-size-complex="18pt" style:font-weight-complex="bold"/>
    </style:style>
    <style:style style:name="T385" style:family="text">
      <style:text-properties fo:font-size="18pt" fo:letter-spacing="-0.0374in" fo:font-weight="bold" style:font-size-asian="18pt" style:font-weight-asian="bold" style:font-size-complex="18pt" style:font-weight-complex="bold" style:text-scale="95%"/>
    </style:style>
    <style:style style:name="T386" style:family="text">
      <style:text-properties fo:font-size="18pt" fo:letter-spacing="-0.0374in" fo:font-weight="bold" style:font-size-asian="18pt" style:font-weight-asian="bold" style:font-size-complex="18pt" style:font-weight-complex="bold" style:text-scale="75%"/>
    </style:style>
    <style:style style:name="T387" style:family="text">
      <style:text-properties fo:font-size="18pt" fo:letter-spacing="-0.0374in" fo:font-weight="bold" style:font-size-asian="18pt" style:font-weight-asian="bold" style:font-size-complex="18pt" style:font-weight-complex="bold" style:text-scale="80%"/>
    </style:style>
    <style:style style:name="T388" style:family="text">
      <style:text-properties fo:font-size="18pt" fo:letter-spacing="-0.0374in" fo:font-weight="bold" style:font-size-asian="18pt" style:font-weight-asian="bold" style:font-size-complex="18pt" style:font-weight-complex="bold" style:text-scale="85%"/>
    </style:style>
    <style:style style:name="T389" style:family="text">
      <style:text-properties fo:font-size="18pt" fo:letter-spacing="-0.0374in" fo:font-weight="bold" style:font-size-asian="18pt" style:font-weight-asian="bold" style:font-size-complex="18pt" style:font-weight-complex="bold" style:text-scale="90%"/>
    </style:style>
    <style:style style:name="T390" style:family="text">
      <style:text-properties fo:font-size="18pt" fo:letter-spacing="-0.0252in" fo:font-weight="bold" style:font-size-asian="18pt" style:font-weight-asian="bold" style:font-size-complex="18pt" style:font-weight-complex="bold"/>
    </style:style>
    <style:style style:name="T391" style:family="text">
      <style:text-properties fo:font-size="18pt" fo:letter-spacing="-0.0252in" fo:font-weight="bold" style:font-size-asian="18pt" style:font-weight-asian="bold" style:font-size-complex="18pt" style:font-weight-complex="bold" style:text-scale="90%"/>
    </style:style>
    <style:style style:name="T392" style:family="text">
      <style:text-properties fo:font-size="18pt" fo:letter-spacing="-0.0252in" fo:font-weight="bold" style:font-size-asian="18pt" style:font-weight-asian="bold" style:font-size-complex="18pt" style:font-weight-complex="bold" style:text-scale="85%"/>
    </style:style>
    <style:style style:name="T393" style:family="text">
      <style:text-properties fo:font-size="18pt" fo:letter-spacing="-0.0252in" fo:font-weight="bold" style:font-size-asian="18pt" style:font-weight-asian="bold" style:font-size-complex="18pt" style:font-weight-complex="bold" style:text-scale="75%"/>
    </style:style>
    <style:style style:name="T394" style:family="text">
      <style:text-properties fo:font-size="18pt" fo:letter-spacing="-0.0252in" fo:font-weight="bold" style:font-size-asian="18pt" style:font-weight-asian="bold" style:font-size-complex="18pt" style:font-weight-complex="bold" style:text-scale="80%"/>
    </style:style>
    <style:style style:name="T395" style:family="text">
      <style:text-properties fo:font-size="18pt" fo:letter-spacing="-0.0252in" fo:font-weight="bold" style:font-size-asian="18pt" style:font-weight-asian="bold" style:font-size-complex="18pt" style:font-weight-complex="bold" style:text-scale="95%"/>
    </style:style>
    <style:style style:name="T396" style:family="text">
      <style:text-properties fo:font-size="18pt" fo:letter-spacing="-0.0264in" fo:font-weight="bold" style:font-size-asian="18pt" style:font-weight-asian="bold" style:font-size-complex="18pt" style:font-weight-complex="bold"/>
    </style:style>
    <style:style style:name="T397" style:family="text">
      <style:text-properties fo:font-size="18pt" fo:letter-spacing="-0.0264in" fo:font-weight="bold" style:font-size-asian="18pt" style:font-weight-asian="bold" style:font-size-complex="18pt" style:font-weight-complex="bold" style:text-scale="85%"/>
    </style:style>
    <style:style style:name="T398" style:family="text">
      <style:text-properties fo:font-size="18pt" fo:letter-spacing="-0.0264in" fo:font-weight="bold" style:font-size-asian="18pt" style:font-weight-asian="bold" style:font-size-complex="18pt" style:font-weight-complex="bold" style:text-scale="90%"/>
    </style:style>
    <style:style style:name="T399" style:family="text">
      <style:text-properties fo:font-size="18pt" fo:letter-spacing="-0.0264in" fo:font-weight="bold" style:font-size-asian="18pt" style:font-weight-asian="bold" style:font-size-complex="18pt" style:font-weight-complex="bold" style:text-scale="84%"/>
    </style:style>
    <style:style style:name="T400" style:family="text">
      <style:text-properties fo:font-size="18pt" fo:letter-spacing="-0.0264in" fo:font-weight="bold" style:font-size-asian="18pt" style:font-weight-asian="bold" style:font-size-complex="18pt" style:font-weight-complex="bold" style:text-scale="80%"/>
    </style:style>
    <style:style style:name="T401" style:family="text">
      <style:text-properties fo:font-size="18pt" fo:letter-spacing="-0.0264in" fo:font-weight="bold" style:font-size-asian="18pt" style:font-weight-asian="bold" style:font-size-complex="18pt" style:font-weight-complex="bold" style:text-scale="95%"/>
    </style:style>
    <style:style style:name="T402" style:family="text">
      <style:text-properties fo:font-size="18pt" fo:letter-spacing="-0.0272in" fo:font-weight="bold" style:font-size-asian="18pt" style:font-weight-asian="bold" style:font-size-complex="18pt" style:font-weight-complex="bold"/>
    </style:style>
    <style:style style:name="T403" style:family="text">
      <style:text-properties fo:font-size="18pt" fo:letter-spacing="-0.0272in" fo:font-weight="bold" style:font-size-asian="18pt" style:font-weight-asian="bold" style:font-size-complex="18pt" style:font-weight-complex="bold" style:text-scale="85%"/>
    </style:style>
    <style:style style:name="T404" style:family="text">
      <style:text-properties fo:font-size="18pt" fo:letter-spacing="-0.0272in" fo:font-weight="bold" style:font-size-asian="18pt" style:font-weight-asian="bold" style:font-size-complex="18pt" style:font-weight-complex="bold" style:text-scale="90%"/>
    </style:style>
    <style:style style:name="T405" style:family="text">
      <style:text-properties fo:font-size="18pt" fo:letter-spacing="-0.0272in" fo:font-weight="bold" style:font-size-asian="18pt" style:font-weight-asian="bold" style:font-size-complex="18pt" style:font-weight-complex="bold" style:text-scale="80%"/>
    </style:style>
    <style:style style:name="T406" style:family="text">
      <style:text-properties fo:font-size="18pt" fo:letter-spacing="-0.0272in" fo:font-weight="bold" style:font-size-asian="18pt" style:font-weight-asian="bold" style:font-size-complex="18pt" style:font-weight-complex="bold" style:text-scale="70%"/>
    </style:style>
    <style:style style:name="T407" style:family="text">
      <style:text-properties fo:font-size="18pt" fo:letter-spacing="-0.0272in" fo:font-weight="bold" style:font-size-asian="18pt" style:font-weight-asian="bold" style:font-size-complex="18pt" style:font-weight-complex="bold" style:text-scale="75%"/>
    </style:style>
    <style:style style:name="T408" style:family="text">
      <style:text-properties fo:font-size="18pt" fo:letter-spacing="-0.0272in" fo:font-weight="bold" style:font-size-asian="18pt" style:font-weight-asian="bold" style:font-size-complex="18pt" style:font-weight-complex="bold" style:text-scale="95%"/>
    </style:style>
    <style:style style:name="T409" style:family="text">
      <style:text-properties fo:font-size="18pt" fo:letter-spacing="-0.0362in" fo:font-weight="bold" style:font-size-asian="18pt" style:font-weight-asian="bold" style:font-size-complex="18pt" style:font-weight-complex="bold"/>
    </style:style>
    <style:style style:name="T410" style:family="text">
      <style:text-properties fo:font-size="18pt" fo:letter-spacing="-0.0362in" fo:font-weight="bold" style:font-size-asian="18pt" style:font-weight-asian="bold" style:font-size-complex="18pt" style:font-weight-complex="bold" style:text-scale="95%"/>
    </style:style>
    <style:style style:name="T411" style:family="text">
      <style:text-properties fo:font-size="18pt" fo:letter-spacing="-0.0362in" fo:font-weight="bold" style:font-size-asian="18pt" style:font-weight-asian="bold" style:font-size-complex="18pt" style:font-weight-complex="bold" style:text-scale="85%"/>
    </style:style>
    <style:style style:name="T412" style:family="text">
      <style:text-properties fo:font-size="18pt" fo:letter-spacing="-0.0362in" fo:font-weight="bold" style:font-size-asian="18pt" style:font-weight-asian="bold" style:font-size-complex="18pt" style:font-weight-complex="bold" style:text-scale="90%"/>
    </style:style>
    <style:style style:name="T413" style:family="text">
      <style:text-properties fo:font-size="18pt" fo:letter-spacing="-0.0362in" fo:font-weight="bold" style:font-size-asian="18pt" style:font-weight-asian="bold" style:font-size-complex="18pt" style:font-weight-complex="bold" style:text-scale="80%"/>
    </style:style>
    <style:style style:name="T414" style:family="text">
      <style:text-properties fo:font-size="18pt" fo:letter-spacing="-0.0327in" fo:font-weight="bold" style:font-size-asian="18pt" style:font-weight-asian="bold" style:font-size-complex="18pt" style:font-weight-complex="bold"/>
    </style:style>
    <style:style style:name="T415" style:family="text">
      <style:text-properties fo:font-size="18pt" fo:letter-spacing="-0.0327in" fo:font-weight="bold" style:font-size-asian="18pt" style:font-weight-asian="bold" style:font-size-complex="18pt" style:font-weight-complex="bold" style:text-scale="90%"/>
    </style:style>
    <style:style style:name="T416" style:family="text">
      <style:text-properties fo:font-size="18pt" fo:letter-spacing="-0.0327in" fo:font-weight="bold" style:font-size-asian="18pt" style:font-weight-asian="bold" style:font-size-complex="18pt" style:font-weight-complex="bold" style:text-scale="95%"/>
    </style:style>
    <style:style style:name="T417" style:family="text">
      <style:text-properties fo:font-size="18pt" fo:letter-spacing="-0.0327in" fo:font-weight="bold" style:font-size-asian="18pt" style:font-weight-asian="bold" style:font-size-complex="18pt" style:font-weight-complex="bold" style:text-scale="85%"/>
    </style:style>
    <style:style style:name="T418" style:family="text">
      <style:text-properties fo:font-size="18pt" fo:letter-spacing="-0.0327in" fo:font-weight="bold" style:font-size-asian="18pt" style:font-weight-asian="bold" style:font-size-complex="18pt" style:font-weight-complex="bold" style:text-scale="80%"/>
    </style:style>
    <style:style style:name="T419" style:family="text">
      <style:text-properties fo:font-size="18pt" fo:letter-spacing="-0.0138in" fo:font-weight="bold" style:font-size-asian="18pt" style:font-weight-asian="bold" style:font-size-complex="18pt" style:font-weight-complex="bold" style:text-scale="80%"/>
    </style:style>
    <style:style style:name="T420" style:family="text">
      <style:text-properties fo:font-size="18pt" fo:letter-spacing="-0.0138in" fo:font-weight="bold" style:font-size-asian="18pt" style:font-weight-asian="bold" style:font-size-complex="18pt" style:font-weight-complex="bold" style:text-scale="70%"/>
    </style:style>
    <style:style style:name="T421" style:family="text">
      <style:text-properties fo:font-size="18pt" fo:letter-spacing="-0.0138in" fo:font-weight="bold" style:font-size-asian="18pt" style:font-weight-asian="bold" style:font-size-complex="18pt" style:font-weight-complex="bold" style:text-scale="85%"/>
    </style:style>
    <style:style style:name="T422" style:family="text">
      <style:text-properties fo:font-size="18pt" fo:letter-spacing="-0.0138in" fo:font-weight="bold" style:font-size-asian="18pt" style:font-weight-asian="bold" style:font-size-complex="18pt" style:font-weight-complex="bold" style:text-scale="90%"/>
    </style:style>
    <style:style style:name="T423" style:family="text">
      <style:text-properties fo:font-size="18pt" fo:letter-spacing="-0.0138in" fo:font-weight="bold" style:font-size-asian="18pt" style:font-weight-asian="bold" style:font-size-complex="18pt" style:font-weight-complex="bold" style:text-scale="75%"/>
    </style:style>
    <style:style style:name="T424" style:family="text">
      <style:text-properties fo:font-size="18pt" fo:letter-spacing="-0.0146in" fo:font-weight="bold" style:font-size-asian="18pt" style:font-weight-asian="bold" style:font-size-complex="18pt" style:font-weight-complex="bold" style:text-scale="80%"/>
    </style:style>
    <style:style style:name="T425" style:family="text">
      <style:text-properties fo:font-size="18pt" fo:letter-spacing="-0.0146in" fo:font-weight="bold" style:font-size-asian="18pt" style:font-weight-asian="bold" style:font-size-complex="18pt" style:font-weight-complex="bold" style:text-scale="85%"/>
    </style:style>
    <style:style style:name="T426" style:family="text">
      <style:text-properties fo:font-size="18pt" fo:letter-spacing="-0.0146in" fo:font-weight="bold" style:font-size-asian="18pt" style:font-weight-asian="bold" style:font-size-complex="18pt" style:font-weight-complex="bold" style:text-scale="75%"/>
    </style:style>
    <style:style style:name="T427" style:family="text">
      <style:text-properties fo:font-size="18pt" fo:letter-spacing="-0.0146in" fo:font-weight="bold" style:font-size-asian="18pt" style:font-weight-asian="bold" style:font-size-complex="18pt" style:font-weight-complex="bold" style:text-scale="90%"/>
    </style:style>
    <style:style style:name="T428" style:family="text">
      <style:text-properties fo:font-size="18pt" fo:letter-spacing="-0.0146in" fo:font-weight="bold" style:font-size-asian="18pt" style:font-weight-asian="bold" style:font-size-complex="18pt" style:font-weight-complex="bold" style:text-scale="95%"/>
    </style:style>
    <style:style style:name="T429" style:family="text">
      <style:text-properties fo:font-size="18pt" fo:letter-spacing="-0.0146in" fo:font-weight="bold" style:font-size-asian="18pt" style:font-weight-asian="bold" style:font-size-complex="18pt" style:font-weight-complex="bold" style:text-scale="70%"/>
    </style:style>
    <style:style style:name="T430" style:family="text">
      <style:text-properties fo:font-size="18pt" fo:letter-spacing="-0.022in" fo:font-weight="bold" style:font-size-asian="18pt" style:font-weight-asian="bold" style:font-size-complex="18pt" style:font-weight-complex="bold"/>
    </style:style>
    <style:style style:name="T431" style:family="text">
      <style:text-properties fo:font-size="18pt" fo:letter-spacing="-0.022in" fo:font-weight="bold" style:font-size-asian="18pt" style:font-weight-asian="bold" style:font-size-complex="18pt" style:font-weight-complex="bold" style:text-scale="80%"/>
    </style:style>
    <style:style style:name="T432" style:family="text">
      <style:text-properties fo:font-size="18pt" fo:letter-spacing="-0.022in" fo:font-weight="bold" style:font-size-asian="18pt" style:font-weight-asian="bold" style:font-size-complex="18pt" style:font-weight-complex="bold" style:text-scale="75%"/>
    </style:style>
    <style:style style:name="T433" style:family="text">
      <style:text-properties fo:font-size="18pt" fo:letter-spacing="-0.022in" fo:font-weight="bold" style:font-size-asian="18pt" style:font-weight-asian="bold" style:font-size-complex="18pt" style:font-weight-complex="bold" style:text-scale="85%"/>
    </style:style>
    <style:style style:name="T434" style:family="text">
      <style:text-properties fo:font-size="18pt" fo:letter-spacing="-0.022in" fo:font-weight="bold" style:font-size-asian="18pt" style:font-weight-asian="bold" style:font-size-complex="18pt" style:font-weight-complex="bold" style:text-scale="90%"/>
    </style:style>
    <style:style style:name="T435" style:family="text">
      <style:text-properties fo:font-size="18pt" fo:letter-spacing="-0.022in" fo:font-weight="bold" style:font-size-asian="18pt" style:font-weight-asian="bold" style:font-size-complex="18pt" style:font-weight-complex="bold" style:text-scale="95%"/>
    </style:style>
    <style:style style:name="T436" style:family="text">
      <style:text-properties fo:font-size="18pt" fo:letter-spacing="-0.0028in" fo:font-weight="bold" style:font-size-asian="18pt" style:font-weight-asian="bold" style:font-size-complex="18pt" style:font-weight-complex="bold"/>
    </style:style>
    <style:style style:name="T437" style:family="text">
      <style:text-properties fo:font-size="18pt" fo:letter-spacing="-0.0028in" fo:font-weight="bold" style:font-size-asian="18pt" style:font-weight-asian="bold" style:font-size-complex="18pt" style:font-weight-complex="bold" style:text-scale="75%"/>
    </style:style>
    <style:style style:name="T438" style:family="text">
      <style:text-properties fo:font-size="18pt" fo:letter-spacing="-0.0028in" fo:font-weight="bold" style:font-size-asian="18pt" style:font-weight-asian="bold" style:font-size-complex="18pt" style:font-weight-complex="bold" style:text-scale="80%"/>
    </style:style>
    <style:style style:name="T439" style:family="text">
      <style:text-properties fo:font-size="18pt" fo:letter-spacing="-0.0028in" fo:font-weight="bold" style:font-size-asian="18pt" style:font-weight-asian="bold" style:font-size-complex="18pt" style:font-weight-complex="bold" style:text-scale="85%"/>
    </style:style>
    <style:style style:name="T440" style:family="text">
      <style:text-properties fo:font-size="18pt" fo:letter-spacing="-0.0028in" fo:font-weight="bold" style:font-size-asian="18pt" style:font-weight-asian="bold" style:font-size-complex="18pt" style:font-weight-complex="bold" style:text-scale="70%"/>
    </style:style>
    <style:style style:name="T441" style:family="text">
      <style:text-properties fo:font-size="18pt" fo:letter-spacing="-0.0028in" fo:font-weight="bold" style:font-size-asian="18pt" style:font-weight-asian="bold" style:font-size-complex="18pt" style:font-weight-complex="bold" style:text-scale="90%"/>
    </style:style>
    <style:style style:name="T442" style:family="text">
      <style:text-properties fo:font-size="18pt" fo:letter-spacing="-0.0028in" fo:font-weight="bold" style:font-size-asian="18pt" style:font-weight-asian="bold" style:font-size-complex="18pt" style:font-weight-complex="bold" style:text-scale="66%"/>
    </style:style>
    <style:style style:name="T443" style:family="text">
      <style:text-properties fo:font-size="18pt" fo:letter-spacing="-0.0028in" style:font-size-asian="18pt" style:font-size-complex="18pt" style:text-scale="85%"/>
    </style:style>
    <style:style style:name="T444" style:family="text">
      <style:text-properties fo:font-size="18pt" fo:letter-spacing="-0.0161in" fo:font-weight="bold" style:font-size-asian="18pt" style:font-weight-asian="bold" style:font-size-complex="18pt" style:font-weight-complex="bold"/>
    </style:style>
    <style:style style:name="T445" style:family="text">
      <style:text-properties fo:font-size="18pt" fo:letter-spacing="-0.0161in" fo:font-weight="bold" style:font-size-asian="18pt" style:font-weight-asian="bold" style:font-size-complex="18pt" style:font-weight-complex="bold" style:text-scale="80%"/>
    </style:style>
    <style:style style:name="T446" style:family="text">
      <style:text-properties fo:font-size="18pt" fo:letter-spacing="-0.0161in" fo:font-weight="bold" style:font-size-asian="18pt" style:font-weight-asian="bold" style:font-size-complex="18pt" style:font-weight-complex="bold" style:text-scale="85%"/>
    </style:style>
    <style:style style:name="T447" style:family="text">
      <style:text-properties fo:font-size="18pt" fo:letter-spacing="-0.0161in" fo:font-weight="bold" style:font-size-asian="18pt" style:font-weight-asian="bold" style:font-size-complex="18pt" style:font-weight-complex="bold" style:text-scale="90%"/>
    </style:style>
    <style:style style:name="T448" style:family="text">
      <style:text-properties fo:font-size="18pt" fo:letter-spacing="-0.0161in" fo:font-weight="bold" style:font-size-asian="18pt" style:font-weight-asian="bold" style:font-size-complex="18pt" style:font-weight-complex="bold" style:text-scale="75%"/>
    </style:style>
    <style:style style:name="T449" style:family="text">
      <style:text-properties fo:font-size="18pt" fo:letter-spacing="-0.0161in" fo:font-weight="bold" style:font-size-asian="18pt" style:font-weight-asian="bold" style:font-size-complex="18pt" style:font-weight-complex="bold" style:text-scale="95%"/>
    </style:style>
    <style:style style:name="T450" style:family="text">
      <style:text-properties fo:font-size="18pt" fo:letter-spacing="-0.0154in" fo:font-weight="bold" style:font-size-asian="18pt" style:font-weight-asian="bold" style:font-size-complex="18pt" style:font-weight-complex="bold"/>
    </style:style>
    <style:style style:name="T451" style:family="text">
      <style:text-properties fo:font-size="18pt" fo:letter-spacing="-0.0154in" fo:font-weight="bold" style:font-size-asian="18pt" style:font-weight-asian="bold" style:font-size-complex="18pt" style:font-weight-complex="bold" style:text-scale="80%"/>
    </style:style>
    <style:style style:name="T452" style:family="text">
      <style:text-properties fo:font-size="18pt" fo:letter-spacing="-0.0154in" fo:font-weight="bold" style:font-size-asian="18pt" style:font-weight-asian="bold" style:font-size-complex="18pt" style:font-weight-complex="bold" style:text-scale="85%"/>
    </style:style>
    <style:style style:name="T453" style:family="text">
      <style:text-properties fo:font-size="18pt" fo:letter-spacing="-0.0154in" fo:font-weight="bold" style:font-size-asian="18pt" style:font-weight-asian="bold" style:font-size-complex="18pt" style:font-weight-complex="bold" style:text-scale="75%"/>
    </style:style>
    <style:style style:name="T454" style:family="text">
      <style:text-properties fo:font-size="18pt" fo:letter-spacing="-0.0154in" fo:font-weight="bold" style:font-size-asian="18pt" style:font-weight-asian="bold" style:font-size-complex="18pt" style:font-weight-complex="bold" style:text-scale="95%"/>
    </style:style>
    <style:style style:name="T455" style:family="text">
      <style:text-properties fo:font-size="18pt" fo:letter-spacing="-0.0154in" fo:font-weight="bold" style:font-size-asian="18pt" style:font-weight-asian="bold" style:font-size-complex="18pt" style:font-weight-complex="bold" style:text-scale="90%"/>
    </style:style>
    <style:style style:name="T456" style:family="text">
      <style:text-properties fo:font-size="18pt" fo:letter-spacing="0.0154in" fo:font-weight="bold" style:font-size-asian="18pt" style:font-weight-asian="bold" style:font-size-complex="18pt" style:font-weight-complex="bold" style:text-scale="75%"/>
    </style:style>
    <style:style style:name="T457" style:family="text">
      <style:text-properties fo:font-size="18pt" fo:letter-spacing="0.0154in" fo:font-weight="bold" style:font-size-asian="18pt" style:font-weight-asian="bold" style:font-size-complex="18pt" style:font-weight-complex="bold" style:text-scale="85%"/>
    </style:style>
    <style:style style:name="T458" style:family="text">
      <style:text-properties fo:font-size="18pt" fo:letter-spacing="-0.0083in" fo:font-weight="bold" style:font-size-asian="18pt" style:font-weight-asian="bold" style:font-size-complex="18pt" style:font-weight-complex="bold" style:text-scale="65%"/>
    </style:style>
    <style:style style:name="T459" style:family="text">
      <style:text-properties fo:font-size="18pt" fo:letter-spacing="-0.0083in" fo:font-weight="bold" style:font-size-asian="18pt" style:font-weight-asian="bold" style:font-size-complex="18pt" style:font-weight-complex="bold" style:text-scale="85%"/>
    </style:style>
    <style:style style:name="T460" style:family="text">
      <style:text-properties fo:font-size="18pt" fo:letter-spacing="-0.0083in" fo:font-weight="bold" style:font-size-asian="18pt" style:font-weight-asian="bold" style:font-size-complex="18pt" style:font-weight-complex="bold" style:text-scale="75%"/>
    </style:style>
    <style:style style:name="T461" style:family="text">
      <style:text-properties fo:font-size="18pt" fo:letter-spacing="-0.0083in" fo:font-weight="bold" style:font-size-asian="18pt" style:font-weight-asian="bold" style:font-size-complex="18pt" style:font-weight-complex="bold" style:text-scale="80%"/>
    </style:style>
    <style:style style:name="T462" style:family="text">
      <style:text-properties fo:font-size="18pt" fo:letter-spacing="-0.0083in" fo:font-weight="bold" style:font-size-asian="18pt" style:font-weight-asian="bold" style:font-size-complex="18pt" style:font-weight-complex="bold" style:text-scale="70%"/>
    </style:style>
    <style:style style:name="T463" style:family="text">
      <style:text-properties fo:font-size="18pt" fo:letter-spacing="-0.0083in" fo:font-weight="bold" style:font-size-asian="18pt" style:font-weight-asian="bold" style:font-size-complex="18pt" style:font-weight-complex="bold" style:text-scale="95%"/>
    </style:style>
    <style:style style:name="T464" style:family="text">
      <style:text-properties fo:font-size="18pt" fo:letter-spacing="-0.0256in" fo:font-weight="bold" style:font-size-asian="18pt" style:font-weight-asian="bold" style:font-size-complex="18pt" style:font-weight-complex="bold"/>
    </style:style>
    <style:style style:name="T465" style:family="text">
      <style:text-properties fo:font-size="18pt" fo:letter-spacing="-0.0256in" fo:font-weight="bold" style:font-size-asian="18pt" style:font-weight-asian="bold" style:font-size-complex="18pt" style:font-weight-complex="bold" style:text-scale="90%"/>
    </style:style>
    <style:style style:name="T466" style:family="text">
      <style:text-properties fo:font-size="18pt" fo:letter-spacing="-0.0256in" fo:font-weight="bold" style:font-size-asian="18pt" style:font-weight-asian="bold" style:font-size-complex="18pt" style:font-weight-complex="bold" style:text-scale="75%"/>
    </style:style>
    <style:style style:name="T467" style:family="text">
      <style:text-properties fo:font-size="18pt" fo:letter-spacing="-0.0256in" fo:font-weight="bold" style:font-size-asian="18pt" style:font-weight-asian="bold" style:font-size-complex="18pt" style:font-weight-complex="bold" style:text-scale="85%"/>
    </style:style>
    <style:style style:name="T468" style:family="text">
      <style:text-properties fo:font-size="18pt" fo:letter-spacing="-0.0256in" fo:font-weight="bold" style:font-size-asian="18pt" style:font-weight-asian="bold" style:font-size-complex="18pt" style:font-weight-complex="bold" style:text-scale="80%"/>
    </style:style>
    <style:style style:name="T469" style:family="text">
      <style:text-properties fo:font-size="18pt" fo:letter-spacing="-0.0256in" fo:font-weight="bold" style:font-size-asian="18pt" style:font-weight-asian="bold" style:font-size-complex="18pt" style:font-weight-complex="bold" style:text-scale="95%"/>
    </style:style>
    <style:style style:name="T470" style:family="text">
      <style:text-properties fo:font-size="18pt" fo:letter-spacing="0.0083in" fo:font-weight="bold" style:font-size-asian="18pt" style:font-weight-asian="bold" style:font-size-complex="18pt" style:font-weight-complex="bold" style:text-scale="80%"/>
    </style:style>
    <style:style style:name="T471" style:family="text">
      <style:text-properties fo:font-size="18pt" fo:letter-spacing="0.0083in" fo:font-weight="bold" style:font-size-asian="18pt" style:font-weight-asian="bold" style:font-size-complex="18pt" style:font-weight-complex="bold" style:text-scale="75%"/>
    </style:style>
    <style:style style:name="T472" style:family="text">
      <style:text-properties fo:font-size="18pt" fo:letter-spacing="0.0083in" fo:font-weight="bold" style:font-size-asian="18pt" style:font-weight-asian="bold" style:font-size-complex="18pt" style:font-weight-complex="bold" style:text-scale="70%"/>
    </style:style>
    <style:style style:name="T473" style:family="text">
      <style:text-properties fo:font-size="18pt" fo:letter-spacing="-0.0165in" fo:font-weight="bold" style:font-size-asian="18pt" style:font-weight-asian="bold" style:font-size-complex="18pt" style:font-weight-complex="bold" style:text-scale="80%"/>
    </style:style>
    <style:style style:name="T474" style:family="text">
      <style:text-properties fo:font-size="18pt" fo:letter-spacing="-0.0165in" fo:font-weight="bold" style:font-size-asian="18pt" style:font-weight-asian="bold" style:font-size-complex="18pt" style:font-weight-complex="bold" style:text-scale="75%"/>
    </style:style>
    <style:style style:name="T475" style:family="text">
      <style:text-properties fo:font-size="18pt" fo:letter-spacing="-0.0165in" fo:font-weight="bold" style:font-size-asian="18pt" style:font-weight-asian="bold" style:font-size-complex="18pt" style:font-weight-complex="bold" style:text-scale="85%"/>
    </style:style>
    <style:style style:name="T476" style:family="text">
      <style:text-properties fo:font-size="18pt" fo:letter-spacing="-0.0165in" fo:font-weight="bold" style:font-size-asian="18pt" style:font-weight-asian="bold" style:font-size-complex="18pt" style:font-weight-complex="bold" style:text-scale="90%"/>
    </style:style>
    <style:style style:name="T477" style:family="text">
      <style:text-properties fo:font-size="18pt" fo:letter-spacing="0.0417in" fo:font-weight="bold" style:font-size-asian="18pt" style:font-weight-asian="bold" style:font-size-complex="18pt" style:font-weight-complex="bold" style:text-scale="80%"/>
    </style:style>
    <style:style style:name="T478" style:family="text">
      <style:text-properties fo:font-size="18pt" fo:letter-spacing="0.0417in" fo:font-weight="bold" style:font-size-asian="18pt" style:font-weight-asian="bold" style:font-size-complex="18pt" style:font-weight-complex="bold" style:text-scale="70%"/>
    </style:style>
    <style:style style:name="T479" style:family="text">
      <style:text-properties fo:font-size="18pt" fo:letter-spacing="-0.0402in" fo:font-weight="bold" style:font-size-asian="18pt" style:font-weight-asian="bold" style:font-size-complex="18pt" style:font-weight-complex="bold"/>
    </style:style>
    <style:style style:name="T480" style:family="text">
      <style:text-properties fo:font-size="18pt" fo:letter-spacing="-0.0402in" fo:font-weight="bold" style:font-size-asian="18pt" style:font-weight-asian="bold" style:font-size-complex="18pt" style:font-weight-complex="bold" style:text-scale="85%"/>
    </style:style>
    <style:style style:name="T481" style:family="text">
      <style:text-properties fo:font-size="18pt" fo:letter-spacing="-0.0402in" fo:font-weight="bold" style:font-size-asian="18pt" style:font-weight-asian="bold" style:font-size-complex="18pt" style:font-weight-complex="bold" style:text-scale="90%"/>
    </style:style>
    <style:style style:name="T482" style:family="text">
      <style:text-properties fo:font-size="18pt" fo:letter-spacing="-0.0201in" fo:font-weight="bold" style:font-size-asian="18pt" style:font-weight-asian="bold" style:font-size-complex="18pt" style:font-weight-complex="bold"/>
    </style:style>
    <style:style style:name="T483" style:family="text">
      <style:text-properties fo:font-size="18pt" fo:letter-spacing="-0.0201in" fo:font-weight="bold" style:font-size-asian="18pt" style:font-weight-asian="bold" style:font-size-complex="18pt" style:font-weight-complex="bold" style:text-scale="90%"/>
    </style:style>
    <style:style style:name="T484" style:family="text">
      <style:text-properties fo:font-size="18pt" fo:letter-spacing="-0.0201in" fo:font-weight="bold" style:font-size-asian="18pt" style:font-weight-asian="bold" style:font-size-complex="18pt" style:font-weight-complex="bold" style:text-scale="85%"/>
    </style:style>
    <style:style style:name="T485" style:family="text">
      <style:text-properties fo:font-size="18pt" fo:letter-spacing="-0.0201in" fo:font-weight="bold" style:font-size-asian="18pt" style:font-weight-asian="bold" style:font-size-complex="18pt" style:font-weight-complex="bold" style:text-scale="80%"/>
    </style:style>
    <style:style style:name="T486" style:family="text">
      <style:text-properties fo:font-size="18pt" fo:letter-spacing="-0.0201in" fo:font-weight="bold" style:font-size-asian="18pt" style:font-weight-asian="bold" style:font-size-complex="18pt" style:font-weight-complex="bold" style:text-scale="75%"/>
    </style:style>
    <style:style style:name="T487" style:family="text">
      <style:text-properties fo:font-size="18pt" fo:letter-spacing="0.0043in" fo:font-weight="bold" style:font-size-asian="18pt" style:font-weight-asian="bold" style:font-size-complex="18pt" style:font-weight-complex="bold" style:text-scale="80%"/>
    </style:style>
    <style:style style:name="T488" style:family="text">
      <style:text-properties fo:font-size="18pt" fo:letter-spacing="0.0043in" fo:font-weight="bold" style:font-size-asian="18pt" style:font-weight-asian="bold" style:font-size-complex="18pt" style:font-weight-complex="bold" style:text-scale="65%"/>
    </style:style>
    <style:style style:name="T489" style:family="text">
      <style:text-properties fo:font-size="18pt" fo:letter-spacing="0.0181in" fo:font-weight="bold" style:font-size-asian="18pt" style:font-weight-asian="bold" style:font-size-complex="18pt" style:font-weight-complex="bold" style:text-scale="85%"/>
    </style:style>
    <style:style style:name="T490" style:family="text">
      <style:text-properties fo:font-size="18pt" fo:letter-spacing="0.0181in" fo:font-weight="bold" style:font-size-asian="18pt" style:font-weight-asian="bold" style:font-size-complex="18pt" style:font-weight-complex="bold" style:text-scale="80%"/>
    </style:style>
    <style:style style:name="T491" style:family="text">
      <style:text-properties fo:font-size="18pt" fo:letter-spacing="0.0181in" fo:font-weight="bold" style:font-size-asian="18pt" style:font-weight-asian="bold" style:font-size-complex="18pt" style:font-weight-complex="bold" style:text-scale="75%"/>
    </style:style>
    <style:style style:name="T492" style:family="text">
      <style:text-properties fo:font-size="18pt" fo:letter-spacing="0.0181in" fo:font-weight="bold" style:font-size-asian="18pt" style:font-weight-asian="bold" style:font-size-complex="18pt" style:font-weight-complex="bold" style:text-scale="70%"/>
    </style:style>
    <style:style style:name="T493" style:family="text">
      <style:text-properties fo:font-size="18pt" fo:letter-spacing="0.0181in" fo:font-weight="bold" style:font-size-asian="18pt" style:font-weight-asian="bold" style:font-size-complex="18pt" style:font-weight-complex="bold" style:text-scale="90%"/>
    </style:style>
    <style:style style:name="T494" style:family="text">
      <style:text-properties fo:font-size="18pt" fo:letter-spacing="-0.0173in" fo:font-weight="bold" style:font-size-asian="18pt" style:font-weight-asian="bold" style:font-size-complex="18pt" style:font-weight-complex="bold" style:text-scale="75%"/>
    </style:style>
    <style:style style:name="T495" style:family="text">
      <style:text-properties fo:font-size="18pt" fo:letter-spacing="-0.0173in" fo:font-weight="bold" style:font-size-asian="18pt" style:font-weight-asian="bold" style:font-size-complex="18pt" style:font-weight-complex="bold" style:text-scale="90%"/>
    </style:style>
    <style:style style:name="T496" style:family="text">
      <style:text-properties fo:font-size="18pt" fo:letter-spacing="-0.0173in" fo:font-weight="bold" style:font-size-asian="18pt" style:font-weight-asian="bold" style:font-size-complex="18pt" style:font-weight-complex="bold" style:text-scale="80%"/>
    </style:style>
    <style:style style:name="T497" style:family="text">
      <style:text-properties fo:font-size="18pt" fo:letter-spacing="-0.0173in" fo:font-weight="bold" style:font-size-asian="18pt" style:font-weight-asian="bold" style:font-size-complex="18pt" style:font-weight-complex="bold" style:text-scale="85%"/>
    </style:style>
    <style:style style:name="T498" style:family="text">
      <style:text-properties fo:font-size="18pt" fo:letter-spacing="-0.0173in" fo:font-weight="bold" style:font-size-asian="18pt" style:font-weight-asian="bold" style:font-size-complex="18pt" style:font-weight-complex="bold" style:text-scale="70%"/>
    </style:style>
    <style:style style:name="T499" style:family="text">
      <style:text-properties fo:font-size="18pt" fo:letter-spacing="-0.0173in" fo:font-weight="bold" style:font-size-asian="18pt" style:font-weight-asian="bold" style:font-size-complex="18pt" style:font-weight-complex="bold" style:text-scale="95%"/>
    </style:style>
    <style:style style:name="T500" style:family="text">
      <style:text-properties fo:font-size="18pt" fo:letter-spacing="-0.0055in" fo:font-weight="bold" style:font-size-asian="18pt" style:font-weight-asian="bold" style:font-size-complex="18pt" style:font-weight-complex="bold" style:text-scale="75%"/>
    </style:style>
    <style:style style:name="T501" style:family="text">
      <style:text-properties fo:font-size="18pt" fo:letter-spacing="-0.0055in" fo:font-weight="bold" style:font-size-asian="18pt" style:font-weight-asian="bold" style:font-size-complex="18pt" style:font-weight-complex="bold" style:text-scale="85%"/>
    </style:style>
    <style:style style:name="T502" style:family="text">
      <style:text-properties fo:font-size="18pt" fo:letter-spacing="-0.0055in" fo:font-weight="bold" style:font-size-asian="18pt" style:font-weight-asian="bold" style:font-size-complex="18pt" style:font-weight-complex="bold" style:text-scale="80%"/>
    </style:style>
    <style:style style:name="T503" style:family="text">
      <style:text-properties fo:font-size="18pt" fo:letter-spacing="-0.0055in" fo:font-weight="bold" style:font-size-asian="18pt" style:font-weight-asian="bold" style:font-size-complex="18pt" style:font-weight-complex="bold" style:text-scale="65%"/>
    </style:style>
    <style:style style:name="T504" style:family="text">
      <style:text-properties fo:font-size="18pt" fo:letter-spacing="-0.0134in" fo:font-weight="bold" style:font-size-asian="18pt" style:font-weight-asian="bold" style:font-size-complex="18pt" style:font-weight-complex="bold"/>
    </style:style>
    <style:style style:name="T505" style:family="text">
      <style:text-properties fo:font-size="18pt" fo:letter-spacing="-0.0134in" fo:font-weight="bold" style:font-size-asian="18pt" style:font-weight-asian="bold" style:font-size-complex="18pt" style:font-weight-complex="bold" style:text-scale="85%"/>
    </style:style>
    <style:style style:name="T506" style:family="text">
      <style:text-properties fo:font-size="18pt" fo:letter-spacing="-0.0134in" fo:font-weight="bold" style:font-size-asian="18pt" style:font-weight-asian="bold" style:font-size-complex="18pt" style:font-weight-complex="bold" style:text-scale="80%"/>
    </style:style>
    <style:style style:name="T507" style:family="text">
      <style:text-properties fo:font-size="18pt" fo:letter-spacing="-0.0134in" fo:font-weight="bold" style:font-size-asian="18pt" style:font-weight-asian="bold" style:font-size-complex="18pt" style:font-weight-complex="bold" style:text-scale="75%"/>
    </style:style>
    <style:style style:name="T508" style:family="text">
      <style:text-properties fo:font-size="18pt" fo:letter-spacing="-0.0134in" fo:font-weight="bold" style:font-size-asian="18pt" style:font-weight-asian="bold" style:font-size-complex="18pt" style:font-weight-complex="bold" style:text-scale="90%"/>
    </style:style>
    <style:style style:name="T509" style:family="text">
      <style:text-properties fo:font-size="18pt" fo:letter-spacing="-0.0063in" fo:font-weight="bold" style:font-size-asian="18pt" style:font-weight-asian="bold" style:font-size-complex="18pt" style:font-weight-complex="bold" style:text-scale="85%"/>
    </style:style>
    <style:style style:name="T510" style:family="text">
      <style:text-properties fo:font-size="18pt" fo:letter-spacing="-0.0063in" fo:font-weight="bold" style:font-size-asian="18pt" style:font-weight-asian="bold" style:font-size-complex="18pt" style:font-weight-complex="bold" style:text-scale="65%"/>
    </style:style>
    <style:style style:name="T511" style:family="text">
      <style:text-properties fo:font-size="18pt" fo:letter-spacing="-0.0063in" fo:font-weight="bold" style:font-size-asian="18pt" style:font-weight-asian="bold" style:font-size-complex="18pt" style:font-weight-complex="bold" style:text-scale="70%"/>
    </style:style>
    <style:style style:name="T512" style:family="text">
      <style:text-properties fo:font-size="18pt" fo:letter-spacing="-0.0063in" fo:font-weight="bold" style:font-size-asian="18pt" style:font-weight-asian="bold" style:font-size-complex="18pt" style:font-weight-complex="bold" style:text-scale="80%"/>
    </style:style>
    <style:style style:name="T513" style:family="text">
      <style:text-properties fo:font-size="18pt" fo:letter-spacing="-0.0063in" fo:font-weight="bold" style:font-size-asian="18pt" style:font-weight-asian="bold" style:font-size-complex="18pt" style:font-weight-complex="bold" style:text-scale="75%"/>
    </style:style>
    <style:style style:name="T514" style:family="text">
      <style:text-properties fo:font-size="18pt" fo:letter-spacing="0.0035in" fo:font-weight="bold" style:font-size-asian="18pt" style:font-weight-asian="bold" style:font-size-complex="18pt" style:font-weight-complex="bold" style:text-scale="80%"/>
    </style:style>
    <style:style style:name="T515" style:family="text">
      <style:text-properties fo:font-size="18pt" fo:letter-spacing="0.0035in" fo:font-weight="bold" style:font-size-asian="18pt" style:font-weight-asian="bold" style:font-size-complex="18pt" style:font-weight-complex="bold" style:text-scale="85%"/>
    </style:style>
    <style:style style:name="T516" style:family="text">
      <style:text-properties fo:font-size="18pt" fo:letter-spacing="0.0035in" fo:font-weight="bold" style:font-size-asian="18pt" style:font-weight-asian="bold" style:font-size-complex="18pt" style:font-weight-complex="bold" style:text-scale="75%"/>
    </style:style>
    <style:style style:name="T517" style:family="text">
      <style:text-properties fo:font-size="18pt" fo:letter-spacing="-0.0339in" fo:font-weight="bold" style:font-size-asian="18pt" style:font-weight-asian="bold" style:font-size-complex="18pt" style:font-weight-complex="bold"/>
    </style:style>
    <style:style style:name="T518" style:family="text">
      <style:text-properties fo:font-size="18pt" fo:letter-spacing="-0.0339in" fo:font-weight="bold" style:font-size-asian="18pt" style:font-weight-asian="bold" style:font-size-complex="18pt" style:font-weight-complex="bold" style:text-scale="90%"/>
    </style:style>
    <style:style style:name="T519" style:family="text">
      <style:text-properties fo:font-size="18pt" fo:letter-spacing="-0.0339in" fo:font-weight="bold" style:font-size-asian="18pt" style:font-weight-asian="bold" style:font-size-complex="18pt" style:font-weight-complex="bold" style:text-scale="95%"/>
    </style:style>
    <style:style style:name="T520" style:family="text">
      <style:text-properties fo:font-size="18pt" fo:letter-spacing="-0.0339in" fo:font-weight="bold" style:font-size-asian="18pt" style:font-weight-asian="bold" style:font-size-complex="18pt" style:font-weight-complex="bold" style:text-scale="75%"/>
    </style:style>
    <style:style style:name="T521" style:family="text">
      <style:text-properties fo:font-size="18pt" fo:letter-spacing="0.0209in" fo:font-weight="bold" style:font-size-asian="18pt" style:font-weight-asian="bold" style:font-size-complex="18pt" style:font-weight-complex="bold" style:text-scale="85%"/>
    </style:style>
    <style:style style:name="T522" style:family="text">
      <style:text-properties fo:font-size="18pt" fo:letter-spacing="0.0209in" fo:font-weight="bold" style:font-size-asian="18pt" style:font-weight-asian="bold" style:font-size-complex="18pt" style:font-weight-complex="bold" style:text-scale="75%"/>
    </style:style>
    <style:style style:name="T523" style:family="text">
      <style:text-properties fo:font-size="18pt" fo:letter-spacing="-0.0098in" fo:font-weight="bold" style:font-size-asian="18pt" style:font-weight-asian="bold" style:font-size-complex="18pt" style:font-weight-complex="bold" style:text-scale="85%"/>
    </style:style>
    <style:style style:name="T524" style:family="text">
      <style:text-properties fo:font-size="18pt" fo:letter-spacing="-0.0098in" fo:font-weight="bold" style:font-size-asian="18pt" style:font-weight-asian="bold" style:font-size-complex="18pt" style:font-weight-complex="bold" style:text-scale="80%"/>
    </style:style>
    <style:style style:name="T525" style:family="text">
      <style:text-properties fo:font-size="18pt" fo:letter-spacing="-0.0098in" fo:font-weight="bold" style:font-size-asian="18pt" style:font-weight-asian="bold" style:font-size-complex="18pt" style:font-weight-complex="bold" style:text-scale="75%"/>
    </style:style>
    <style:style style:name="T526" style:family="text">
      <style:text-properties fo:font-size="18pt" fo:letter-spacing="-0.0098in" fo:font-weight="bold" style:font-size-asian="18pt" style:font-weight-asian="bold" style:font-size-complex="18pt" style:font-weight-complex="bold" style:text-scale="95%"/>
    </style:style>
    <style:style style:name="T527" style:family="text">
      <style:text-properties fo:font-size="18pt" fo:letter-spacing="-0.0429in" fo:font-weight="bold" style:font-size-asian="18pt" style:font-weight-asian="bold" style:font-size-complex="18pt" style:font-weight-complex="bold"/>
    </style:style>
    <style:style style:name="T528" style:family="text">
      <style:text-properties fo:font-size="18pt" fo:letter-spacing="-0.0429in" fo:font-weight="bold" style:font-size-asian="18pt" style:font-weight-asian="bold" style:font-size-complex="18pt" style:font-weight-complex="bold" style:text-scale="85%"/>
    </style:style>
    <style:style style:name="T529" style:family="text">
      <style:text-properties fo:font-size="18pt" fo:letter-spacing="-0.0429in" fo:font-weight="bold" style:font-size-asian="18pt" style:font-weight-asian="bold" style:font-size-complex="18pt" style:font-weight-complex="bold" style:text-scale="80%"/>
    </style:style>
    <style:style style:name="T530" style:family="text">
      <style:text-properties fo:font-size="18pt" fo:letter-spacing="-0.0429in" fo:font-weight="bold" style:font-size-asian="18pt" style:font-weight-asian="bold" style:font-size-complex="18pt" style:font-weight-complex="bold" style:text-scale="90%"/>
    </style:style>
    <style:style style:name="T531" style:family="text">
      <style:text-properties fo:font-size="18pt" fo:letter-spacing="-0.0291in" fo:font-weight="bold" style:font-size-asian="18pt" style:font-weight-asian="bold" style:font-size-complex="18pt" style:font-weight-complex="bold"/>
    </style:style>
    <style:style style:name="T532" style:family="text">
      <style:text-properties fo:font-size="18pt" fo:letter-spacing="-0.0291in" fo:font-weight="bold" style:font-size-asian="18pt" style:font-weight-asian="bold" style:font-size-complex="18pt" style:font-weight-complex="bold" style:text-scale="85%"/>
    </style:style>
    <style:style style:name="T533" style:family="text">
      <style:text-properties fo:font-size="18pt" fo:letter-spacing="-0.0291in" fo:font-weight="bold" style:font-size-asian="18pt" style:font-weight-asian="bold" style:font-size-complex="18pt" style:font-weight-complex="bold" style:text-scale="80%"/>
    </style:style>
    <style:style style:name="T534" style:family="text">
      <style:text-properties fo:font-size="18pt" fo:letter-spacing="-0.0291in" fo:font-weight="bold" style:font-size-asian="18pt" style:font-weight-asian="bold" style:font-size-complex="18pt" style:font-weight-complex="bold" style:text-scale="95%"/>
    </style:style>
    <style:style style:name="T535" style:family="text">
      <style:text-properties fo:font-size="18pt" fo:letter-spacing="-0.0291in" fo:font-weight="bold" style:font-size-asian="18pt" style:font-weight-asian="bold" style:font-size-complex="18pt" style:font-weight-complex="bold" style:text-scale="90%"/>
    </style:style>
    <style:style style:name="T536" style:family="text">
      <style:text-properties fo:font-size="18pt" fo:letter-spacing="-0.0291in" fo:font-weight="bold" style:font-size-asian="18pt" style:font-weight-asian="bold" style:font-size-complex="18pt" style:font-weight-complex="bold" style:text-scale="75%"/>
    </style:style>
    <style:style style:name="T537" style:family="text">
      <style:text-properties fo:font-size="18pt" fo:letter-spacing="0.0173in" fo:font-weight="bold" style:font-size-asian="18pt" style:font-weight-asian="bold" style:font-size-complex="18pt" style:font-weight-complex="bold" style:text-scale="75%"/>
    </style:style>
    <style:style style:name="T538" style:family="text">
      <style:text-properties fo:font-size="18pt" fo:letter-spacing="0.0173in" fo:font-weight="bold" style:font-size-asian="18pt" style:font-weight-asian="bold" style:font-size-complex="18pt" style:font-weight-complex="bold" style:text-scale="85%"/>
    </style:style>
    <style:style style:name="T539" style:family="text">
      <style:text-properties fo:font-size="18pt" fo:letter-spacing="0.0173in" fo:font-weight="bold" style:font-size-asian="18pt" style:font-weight-asian="bold" style:font-size-complex="18pt" style:font-weight-complex="bold" style:text-scale="80%"/>
    </style:style>
    <style:style style:name="T540" style:family="text">
      <style:text-properties fo:font-size="18pt" fo:letter-spacing="-0.0398in" fo:font-weight="bold" style:font-size-asian="18pt" style:font-weight-asian="bold" style:font-size-complex="18pt" style:font-weight-complex="bold"/>
    </style:style>
    <style:style style:name="T541" style:family="text">
      <style:text-properties fo:font-size="18pt" fo:letter-spacing="-0.0398in" fo:font-weight="bold" style:font-size-asian="18pt" style:font-weight-asian="bold" style:font-size-complex="18pt" style:font-weight-complex="bold" style:text-scale="80%"/>
    </style:style>
    <style:style style:name="T542" style:family="text">
      <style:text-properties fo:font-size="18pt" fo:letter-spacing="-0.0398in" fo:font-weight="bold" style:font-size-asian="18pt" style:font-weight-asian="bold" style:font-size-complex="18pt" style:font-weight-complex="bold" style:text-scale="85%"/>
    </style:style>
    <style:style style:name="T543" style:family="text">
      <style:text-properties fo:font-size="18pt" fo:letter-spacing="-0.0398in" fo:font-weight="bold" style:font-size-asian="18pt" style:font-weight-asian="bold" style:font-size-complex="18pt" style:font-weight-complex="bold" style:text-scale="70%"/>
    </style:style>
    <style:style style:name="T544" style:family="text">
      <style:text-properties fo:font-size="18pt" fo:letter-spacing="-0.0398in" fo:font-weight="bold" style:font-size-asian="18pt" style:font-weight-asian="bold" style:font-size-complex="18pt" style:font-weight-complex="bold" style:text-scale="75%"/>
    </style:style>
    <style:style style:name="T545" style:family="text">
      <style:text-properties fo:font-size="18pt" fo:letter-spacing="-0.0398in" fo:font-weight="bold" style:font-size-asian="18pt" style:font-weight-asian="bold" style:font-size-complex="18pt" style:font-weight-complex="bold" style:text-scale="90%"/>
    </style:style>
    <style:style style:name="T546" style:family="text">
      <style:text-properties fo:font-size="18pt" fo:letter-spacing="-0.0299in" fo:font-weight="bold" style:font-size-asian="18pt" style:font-weight-asian="bold" style:font-size-complex="18pt" style:font-weight-complex="bold" style:text-scale="85%"/>
    </style:style>
    <style:style style:name="T547" style:family="text">
      <style:text-properties fo:font-size="18pt" fo:letter-spacing="-0.0299in" fo:font-weight="bold" style:font-size-asian="18pt" style:font-weight-asian="bold" style:font-size-complex="18pt" style:font-weight-complex="bold" style:text-scale="80%"/>
    </style:style>
    <style:style style:name="T548" style:family="text">
      <style:text-properties fo:font-size="18pt" fo:letter-spacing="-0.0299in" fo:font-weight="bold" style:font-size-asian="18pt" style:font-weight-asian="bold" style:font-size-complex="18pt" style:font-weight-complex="bold" style:text-scale="95%"/>
    </style:style>
    <style:style style:name="T549" style:family="text">
      <style:text-properties fo:font-size="18pt" fo:letter-spacing="-0.0299in" fo:font-weight="bold" style:font-size-asian="18pt" style:font-weight-asian="bold" style:font-size-complex="18pt" style:font-weight-complex="bold" style:text-scale="90%"/>
    </style:style>
    <style:style style:name="T550" style:family="text">
      <style:text-properties fo:font-size="18pt" fo:letter-spacing="0.0272in" fo:font-weight="bold" style:font-size-asian="18pt" style:font-weight-asian="bold" style:font-size-complex="18pt" style:font-weight-complex="bold" style:text-scale="70%"/>
    </style:style>
    <style:style style:name="T551" style:family="text">
      <style:text-properties fo:font-size="18pt" fo:letter-spacing="0.0272in" fo:font-weight="bold" style:font-size-asian="18pt" style:font-weight-asian="bold" style:font-size-complex="18pt" style:font-weight-complex="bold" style:text-scale="75%"/>
    </style:style>
    <style:style style:name="T552" style:family="text">
      <style:text-properties fo:font-size="18pt" fo:letter-spacing="0.0272in" fo:font-weight="bold" style:font-size-asian="18pt" style:font-weight-asian="bold" style:font-size-complex="18pt" style:font-weight-complex="bold" style:text-scale="80%"/>
    </style:style>
    <style:style style:name="T553" style:family="text">
      <style:text-properties fo:font-size="18pt" fo:letter-spacing="-0.0091in" fo:font-weight="bold" style:font-size-asian="18pt" style:font-weight-asian="bold" style:font-size-complex="18pt" style:font-weight-complex="bold" style:text-scale="95%"/>
    </style:style>
    <style:style style:name="T554" style:family="text">
      <style:text-properties fo:font-size="18pt" fo:letter-spacing="-0.0091in" fo:font-weight="bold" style:font-size-asian="18pt" style:font-weight-asian="bold" style:font-size-complex="18pt" style:font-weight-complex="bold" style:text-scale="75%"/>
    </style:style>
    <style:style style:name="T555" style:family="text">
      <style:text-properties fo:font-size="18pt" fo:letter-spacing="-0.0091in" fo:font-weight="bold" style:font-size-asian="18pt" style:font-weight-asian="bold" style:font-size-complex="18pt" style:font-weight-complex="bold" style:text-scale="80%"/>
    </style:style>
    <style:style style:name="T556" style:family="text">
      <style:text-properties fo:font-size="18pt" fo:letter-spacing="-0.0091in" fo:font-weight="bold" style:font-size-asian="18pt" style:font-weight-asian="bold" style:font-size-complex="18pt" style:font-weight-complex="bold" style:text-scale="90%"/>
    </style:style>
    <style:style style:name="T557" style:family="text">
      <style:text-properties fo:font-size="18pt" fo:letter-spacing="-0.0091in" fo:font-weight="bold" style:font-size-asian="18pt" style:font-weight-asian="bold" style:font-size-complex="18pt" style:font-weight-complex="bold" style:text-scale="70%"/>
    </style:style>
    <style:style style:name="T558" style:family="text">
      <style:text-properties fo:font-size="18pt" fo:letter-spacing="-0.0091in" fo:font-weight="bold" style:font-size-asian="18pt" style:font-weight-asian="bold" style:font-size-complex="18pt" style:font-weight-complex="bold" style:text-scale="85%"/>
    </style:style>
    <style:style style:name="T559" style:family="text">
      <style:text-properties fo:font-size="18pt" fo:letter-spacing="-0.0335in" fo:font-weight="bold" style:font-size-asian="18pt" style:font-weight-asian="bold" style:font-size-complex="18pt" style:font-weight-complex="bold"/>
    </style:style>
    <style:style style:name="T560" style:family="text">
      <style:text-properties fo:font-size="18pt" fo:letter-spacing="-0.0335in" fo:font-weight="bold" style:font-size-asian="18pt" style:font-weight-asian="bold" style:font-size-complex="18pt" style:font-weight-complex="bold" style:text-scale="95%"/>
    </style:style>
    <style:style style:name="T561" style:family="text">
      <style:text-properties fo:font-size="18pt" fo:letter-spacing="-0.0335in" fo:font-weight="bold" style:font-size-asian="18pt" style:font-weight-asian="bold" style:font-size-complex="18pt" style:font-weight-complex="bold" style:text-scale="85%"/>
    </style:style>
    <style:style style:name="T562" style:family="text">
      <style:text-properties fo:font-size="18pt" fo:letter-spacing="-0.0335in" fo:font-weight="bold" style:font-size-asian="18pt" style:font-weight-asian="bold" style:font-size-complex="18pt" style:font-weight-complex="bold" style:text-scale="80%"/>
    </style:style>
    <style:style style:name="T563" style:family="text">
      <style:text-properties fo:font-size="18pt" fo:letter-spacing="-0.0335in" fo:font-weight="bold" style:font-size-asian="18pt" style:font-weight-asian="bold" style:font-size-complex="18pt" style:font-weight-complex="bold" style:text-scale="90%"/>
    </style:style>
    <style:style style:name="T564" style:family="text">
      <style:text-properties fo:font-size="18pt" fo:letter-spacing="-0.0071in" fo:font-weight="bold" style:font-size-asian="18pt" style:font-weight-asian="bold" style:font-size-complex="18pt" style:font-weight-complex="bold"/>
    </style:style>
    <style:style style:name="T565" style:family="text">
      <style:text-properties fo:font-size="18pt" fo:letter-spacing="-0.0071in" fo:font-weight="bold" style:font-size-asian="18pt" style:font-weight-asian="bold" style:font-size-complex="18pt" style:font-weight-complex="bold" style:text-scale="80%"/>
    </style:style>
    <style:style style:name="T566" style:family="text">
      <style:text-properties fo:font-size="18pt" fo:letter-spacing="-0.0071in" fo:font-weight="bold" style:font-size-asian="18pt" style:font-weight-asian="bold" style:font-size-complex="18pt" style:font-weight-complex="bold" style:text-scale="65%"/>
    </style:style>
    <style:style style:name="T567" style:family="text">
      <style:text-properties fo:font-size="18pt" fo:letter-spacing="-0.0071in" fo:font-weight="bold" style:font-size-asian="18pt" style:font-weight-asian="bold" style:font-size-complex="18pt" style:font-weight-complex="bold" style:text-scale="84%"/>
    </style:style>
    <style:style style:name="T568" style:family="text">
      <style:text-properties fo:font-size="18pt" fo:letter-spacing="-0.0071in" fo:font-weight="bold" style:font-size-asian="18pt" style:font-weight-asian="bold" style:font-size-complex="18pt" style:font-weight-complex="bold" style:text-scale="90%"/>
    </style:style>
    <style:style style:name="T569" style:family="text">
      <style:text-properties fo:font-size="18pt" fo:letter-spacing="-0.0071in" fo:font-weight="bold" style:font-size-asian="18pt" style:font-weight-asian="bold" style:font-size-complex="18pt" style:font-weight-complex="bold" style:text-scale="85%"/>
    </style:style>
    <style:style style:name="T570" style:family="text">
      <style:text-properties fo:font-size="18pt" fo:letter-spacing="-0.0071in" fo:font-weight="bold" style:font-size-asian="18pt" style:font-weight-asian="bold" style:font-size-complex="18pt" style:font-weight-complex="bold" style:text-scale="41%"/>
    </style:style>
    <style:style style:name="T571" style:family="text">
      <style:text-properties fo:font-size="18pt" fo:letter-spacing="-0.0071in" fo:font-weight="bold" style:font-size-asian="18pt" style:font-weight-asian="bold" style:font-size-complex="18pt" style:font-weight-complex="bold" style:text-scale="71%"/>
    </style:style>
    <style:style style:name="T572" style:family="text">
      <style:text-properties fo:font-size="18pt" fo:letter-spacing="-0.0071in" fo:font-weight="bold" style:font-size-asian="18pt" style:font-weight-asian="bold" style:font-size-complex="18pt" style:font-weight-complex="bold" style:text-scale="63%"/>
    </style:style>
    <style:style style:name="T573" style:family="text">
      <style:text-properties fo:font-size="18pt" fo:letter-spacing="-0.0071in" fo:font-weight="bold" style:font-size-asian="18pt" style:font-weight-asian="bold" style:font-size-complex="18pt" style:font-weight-complex="bold" style:text-scale="75%"/>
    </style:style>
    <style:style style:name="T574" style:family="text">
      <style:text-properties fo:font-size="18pt" fo:letter-spacing="-0.0071in" fo:font-weight="bold" style:font-size-asian="18pt" style:font-weight-asian="bold" style:font-size-complex="18pt" style:font-weight-complex="bold" style:text-scale="60%"/>
    </style:style>
    <style:style style:name="T575" style:family="text">
      <style:text-properties fo:font-size="18pt" fo:letter-spacing="-0.0409in" fo:font-weight="bold" style:font-size-asian="18pt" style:font-weight-asian="bold" style:font-size-complex="18pt" style:font-weight-complex="bold"/>
    </style:style>
    <style:style style:name="T576" style:family="text">
      <style:text-properties fo:font-size="18pt" fo:letter-spacing="-0.0409in" fo:font-weight="bold" style:font-size-asian="18pt" style:font-weight-asian="bold" style:font-size-complex="18pt" style:font-weight-complex="bold" style:text-scale="85%"/>
    </style:style>
    <style:style style:name="T577" style:family="text">
      <style:text-properties fo:font-size="18pt" fo:letter-spacing="-0.0409in" fo:font-weight="bold" style:font-size-asian="18pt" style:font-weight-asian="bold" style:font-size-complex="18pt" style:font-weight-complex="bold" style:text-scale="90%"/>
    </style:style>
    <style:style style:name="T578" style:family="text">
      <style:text-properties fo:font-size="18pt" fo:letter-spacing="-0.0409in" fo:font-weight="bold" style:font-size-asian="18pt" style:font-weight-asian="bold" style:font-size-complex="18pt" style:font-weight-complex="bold" style:text-scale="58%"/>
    </style:style>
    <style:style style:name="T579" style:family="text">
      <style:text-properties fo:font-size="18pt" fo:letter-spacing="-0.0409in" fo:font-weight="bold" style:font-size-asian="18pt" style:font-weight-asian="bold" style:font-size-complex="18pt" style:font-weight-complex="bold" style:text-scale="95%"/>
    </style:style>
    <style:style style:name="T580" style:family="text">
      <style:text-properties fo:font-size="18pt" fo:letter-spacing="-0.0409in" fo:font-weight="bold" style:font-size-asian="18pt" style:font-weight-asian="bold" style:font-size-complex="18pt" style:font-weight-complex="bold" style:text-scale="80%"/>
    </style:style>
    <style:style style:name="T581" style:family="text">
      <style:text-properties fo:font-size="18pt" fo:letter-spacing="0.0437in" fo:font-weight="bold" style:font-size-asian="18pt" style:font-weight-asian="bold" style:font-size-complex="18pt" style:font-weight-complex="bold" style:text-scale="70%"/>
    </style:style>
    <style:style style:name="T582" style:family="text">
      <style:text-properties fo:font-size="18pt" fo:letter-spacing="-0.0646in" fo:font-weight="bold" style:font-size-asian="18pt" style:font-weight-asian="bold" style:font-size-complex="18pt" style:font-weight-complex="bold" style:text-scale="75%"/>
    </style:style>
    <style:style style:name="T583" style:family="text">
      <style:text-properties fo:font-size="18pt" fo:letter-spacing="0.0098in" fo:font-weight="bold" style:font-size-asian="18pt" style:font-weight-asian="bold" style:font-size-complex="18pt" style:font-weight-complex="bold" style:text-scale="75%"/>
    </style:style>
    <style:style style:name="T584" style:family="text">
      <style:text-properties fo:font-size="18pt" fo:letter-spacing="0.0098in" fo:font-weight="bold" style:font-size-asian="18pt" style:font-weight-asian="bold" style:font-size-complex="18pt" style:font-weight-complex="bold" style:text-scale="80%"/>
    </style:style>
    <style:style style:name="T585" style:family="text">
      <style:text-properties fo:font-size="18pt" fo:letter-spacing="0.011in" fo:font-weight="bold" style:font-size-asian="18pt" style:font-weight-asian="bold" style:font-size-complex="18pt" style:font-weight-complex="bold" style:text-scale="80%"/>
    </style:style>
    <style:style style:name="T586" style:family="text">
      <style:text-properties fo:font-size="18pt" fo:letter-spacing="-0.0638in" fo:font-weight="bold" style:font-size-asian="18pt" style:font-weight-asian="bold" style:font-size-complex="18pt" style:font-weight-complex="bold" style:text-scale="85%"/>
    </style:style>
    <style:style style:name="T587" style:family="text">
      <style:text-properties fo:font-size="18pt" fo:letter-spacing="-0.0102in" fo:font-weight="bold" style:font-size-asian="18pt" style:font-weight-asian="bold" style:font-size-complex="18pt" style:font-weight-complex="bold" style:text-scale="85%"/>
    </style:style>
    <style:style style:name="T588" style:family="text">
      <style:text-properties fo:font-size="18pt" fo:letter-spacing="-0.0102in" fo:font-weight="bold" style:font-size-asian="18pt" style:font-weight-asian="bold" style:font-size-complex="18pt" style:font-weight-complex="bold" style:text-scale="65%"/>
    </style:style>
    <style:style style:name="T589" style:family="text">
      <style:text-properties fo:font-size="18pt" fo:letter-spacing="-0.0102in" fo:font-weight="bold" style:font-size-asian="18pt" style:font-weight-asian="bold" style:font-size-complex="18pt" style:font-weight-complex="bold" style:text-scale="75%"/>
    </style:style>
    <style:style style:name="T590" style:family="text">
      <style:text-properties fo:font-size="18pt" fo:letter-spacing="-0.0102in" fo:font-weight="bold" style:font-size-asian="18pt" style:font-weight-asian="bold" style:font-size-complex="18pt" style:font-weight-complex="bold" style:text-scale="41%"/>
    </style:style>
    <style:style style:name="T591" style:family="text">
      <style:text-properties fo:font-size="18pt" fo:letter-spacing="-0.0102in" fo:font-weight="bold" style:font-size-asian="18pt" style:font-weight-asian="bold" style:font-size-complex="18pt" style:font-weight-complex="bold" style:text-scale="80%"/>
    </style:style>
    <style:style style:name="T592" style:family="text">
      <style:text-properties fo:font-size="18pt" fo:letter-spacing="-0.0102in" fo:font-weight="bold" style:font-size-asian="18pt" style:font-weight-asian="bold" style:font-size-complex="18pt" style:font-weight-complex="bold" style:text-scale="95%"/>
    </style:style>
    <style:style style:name="T593" style:family="text">
      <style:text-properties fo:font-size="18pt" fo:letter-spacing="-0.0102in" fo:font-weight="bold" style:font-size-asian="18pt" style:font-weight-asian="bold" style:font-size-complex="18pt" style:font-weight-complex="bold" style:text-scale="90%"/>
    </style:style>
    <style:style style:name="T594" style:family="text">
      <style:text-properties fo:font-size="18pt" fo:letter-spacing="0.028in" fo:font-weight="bold" style:font-size-asian="18pt" style:font-weight-asian="bold" style:font-size-complex="18pt" style:font-weight-complex="bold" style:text-scale="75%"/>
    </style:style>
    <style:style style:name="T595" style:family="text">
      <style:text-properties fo:font-size="18pt" fo:letter-spacing="0.0075in" fo:font-weight="bold" style:font-size-asian="18pt" style:font-weight-asian="bold" style:font-size-complex="18pt" style:font-weight-complex="bold" style:text-scale="80%"/>
    </style:style>
    <style:style style:name="T596" style:family="text">
      <style:text-properties fo:font-size="18pt" fo:letter-spacing="0.0075in" fo:font-weight="bold" style:font-size-asian="18pt" style:font-weight-asian="bold" style:font-size-complex="18pt" style:font-weight-complex="bold" style:text-scale="75%"/>
    </style:style>
    <style:style style:name="T597" style:family="text">
      <style:text-properties fo:font-size="18pt" fo:letter-spacing="0.0075in" fo:font-weight="bold" style:font-size-asian="18pt" style:font-weight-asian="bold" style:font-size-complex="18pt" style:font-weight-complex="bold" style:text-scale="85%"/>
    </style:style>
    <style:style style:name="T598" style:family="text">
      <style:text-properties fo:font-size="18pt" fo:letter-spacing="0.0217in" fo:font-weight="bold" style:font-size-asian="18pt" style:font-weight-asian="bold" style:font-size-complex="18pt" style:font-weight-complex="bold" style:text-scale="75%"/>
    </style:style>
    <style:style style:name="T599" style:family="text">
      <style:text-properties fo:font-size="18pt" fo:letter-spacing="0.0217in" fo:font-weight="bold" style:font-size-asian="18pt" style:font-weight-asian="bold" style:font-size-complex="18pt" style:font-weight-complex="bold" style:text-scale="85%"/>
    </style:style>
    <style:style style:name="T600" style:family="text">
      <style:text-properties fo:font-size="18pt" fo:letter-spacing="0.0146in" fo:font-weight="bold" style:font-size-asian="18pt" style:font-weight-asian="bold" style:font-size-complex="18pt" style:font-weight-complex="bold" style:text-scale="80%"/>
    </style:style>
    <style:style style:name="T601" style:family="text">
      <style:text-properties fo:font-size="18pt" fo:letter-spacing="0.0146in" fo:font-weight="bold" style:font-size-asian="18pt" style:font-weight-asian="bold" style:font-size-complex="18pt" style:font-weight-complex="bold" style:text-scale="75%"/>
    </style:style>
    <style:style style:name="T602" style:family="text">
      <style:text-properties fo:font-size="18pt" fo:letter-spacing="0.0311in" fo:font-weight="bold" style:font-size-asian="18pt" style:font-weight-asian="bold" style:font-size-complex="18pt" style:font-weight-complex="bold" style:text-scale="70%"/>
    </style:style>
    <style:style style:name="T603" style:family="text">
      <style:text-properties fo:font-size="18pt" fo:letter-spacing="0.0311in" fo:font-weight="bold" style:font-size-asian="18pt" style:font-weight-asian="bold" style:font-size-complex="18pt" style:font-weight-complex="bold" style:text-scale="75%"/>
    </style:style>
    <style:style style:name="T604" style:family="text">
      <style:text-properties fo:font-size="18pt" fo:letter-spacing="0.022in" fo:font-weight="bold" style:font-size-asian="18pt" style:font-weight-asian="bold" style:font-size-complex="18pt" style:font-weight-complex="bold" style:text-scale="75%"/>
    </style:style>
    <style:style style:name="T605" style:family="text">
      <style:text-properties fo:font-size="18pt" fo:letter-spacing="0.0236in" fo:font-weight="bold" style:font-size-asian="18pt" style:font-weight-asian="bold" style:font-size-complex="18pt" style:font-weight-complex="bold" style:text-scale="70%"/>
    </style:style>
    <style:style style:name="T606" style:family="text">
      <style:text-properties fo:font-size="18pt" fo:letter-spacing="0.0236in" fo:font-weight="bold" style:font-size-asian="18pt" style:font-weight-asian="bold" style:font-size-complex="18pt" style:font-weight-complex="bold" style:text-scale="75%"/>
    </style:style>
    <style:style style:name="T607" style:family="text">
      <style:text-properties fo:font-size="18pt" fo:letter-spacing="0.0016in" fo:font-weight="bold" style:font-size-asian="18pt" style:font-weight-asian="bold" style:font-size-complex="18pt" style:font-weight-complex="bold"/>
    </style:style>
    <style:style style:name="T608" style:family="text">
      <style:text-properties fo:font-size="18pt" fo:letter-spacing="0.0016in" fo:font-weight="bold" style:font-size-asian="18pt" style:font-weight-asian="bold" style:font-size-complex="18pt" style:font-weight-complex="bold" style:text-scale="75%"/>
    </style:style>
    <style:style style:name="T609" style:family="text">
      <style:text-properties fo:font-size="18pt" fo:letter-spacing="0.0016in" fo:font-weight="bold" style:font-size-asian="18pt" style:font-weight-asian="bold" style:font-size-complex="18pt" style:font-weight-complex="bold" style:text-scale="85%"/>
    </style:style>
    <style:style style:name="T610" style:family="text">
      <style:text-properties fo:font-size="18pt" fo:letter-spacing="0.0016in" fo:font-weight="bold" style:font-size-asian="18pt" style:font-weight-asian="bold" style:font-size-complex="18pt" style:font-weight-complex="bold" style:text-scale="80%"/>
    </style:style>
    <style:style style:name="T611" style:family="text">
      <style:text-properties fo:font-size="18pt" fo:letter-spacing="0.0016in" fo:font-weight="bold" style:font-size-asian="18pt" style:font-weight-asian="bold" style:font-size-complex="18pt" style:font-weight-complex="bold" style:text-scale="70%"/>
    </style:style>
    <style:style style:name="T612" style:family="text">
      <style:text-properties fo:font-size="18pt" fo:letter-spacing="0.0016in" fo:font-weight="bold" style:font-size-asian="18pt" style:font-weight-asian="bold" style:font-size-complex="18pt" style:font-weight-complex="bold" style:text-scale="67%"/>
    </style:style>
    <style:style style:name="T613" style:family="text">
      <style:text-properties fo:font-size="18pt" fo:letter-spacing="0.0016in" fo:font-weight="bold" style:font-size-asian="18pt" style:font-weight-asian="bold" style:font-size-complex="18pt" style:font-weight-complex="bold" style:text-scale="66%"/>
    </style:style>
    <style:style style:name="T614" style:family="text">
      <style:text-properties fo:font-size="18pt" fo:letter-spacing="0.0138in" fo:font-weight="bold" style:font-size-asian="18pt" style:font-weight-asian="bold" style:font-size-complex="18pt" style:font-weight-complex="bold" style:text-scale="80%"/>
    </style:style>
    <style:style style:name="T615" style:family="text">
      <style:text-properties fo:font-size="18pt" fo:letter-spacing="0.0138in" fo:font-weight="bold" style:font-size-asian="18pt" style:font-weight-asian="bold" style:font-size-complex="18pt" style:font-weight-complex="bold" style:text-scale="70%"/>
    </style:style>
    <style:style style:name="T616" style:family="text">
      <style:text-properties fo:font-size="18pt" fo:letter-spacing="0.0291in" fo:font-weight="bold" style:font-size-asian="18pt" style:font-weight-asian="bold" style:font-size-complex="18pt" style:font-weight-complex="bold" style:text-scale="80%"/>
    </style:style>
    <style:style style:name="T617" style:family="text">
      <style:text-properties fo:font-size="18pt" fo:letter-spacing="-0.0425in" fo:font-weight="bold" style:font-size-asian="18pt" style:font-weight-asian="bold" style:font-size-complex="18pt" style:font-weight-complex="bold" style:text-scale="75%"/>
    </style:style>
    <style:style style:name="T618" style:family="text">
      <style:text-properties fo:font-size="18pt" fo:letter-spacing="-0.0425in" fo:font-weight="bold" style:font-size-asian="18pt" style:font-weight-asian="bold" style:font-size-complex="18pt" style:font-weight-complex="bold" style:text-scale="90%"/>
    </style:style>
    <style:style style:name="T619" style:family="text">
      <style:text-properties fo:font-size="18pt" fo:letter-spacing="-0.0425in" fo:font-weight="bold" style:font-size-asian="18pt" style:font-weight-asian="bold" style:font-size-complex="18pt" style:font-weight-complex="bold" style:text-scale="85%"/>
    </style:style>
    <style:style style:name="T620" style:family="text">
      <style:text-properties fo:font-size="18pt" fo:letter-spacing="-0.0425in" fo:font-weight="bold" style:font-size-asian="18pt" style:font-weight-asian="bold" style:font-size-complex="18pt" style:font-weight-complex="bold" style:text-scale="106%"/>
    </style:style>
    <style:style style:name="T621" style:family="text">
      <style:text-properties fo:font-size="18pt" fo:letter-spacing="0.0091in" fo:font-weight="bold" style:font-size-asian="18pt" style:font-weight-asian="bold" style:font-size-complex="18pt" style:font-weight-complex="bold" style:text-scale="80%"/>
    </style:style>
    <style:style style:name="T622" style:family="text">
      <style:text-properties fo:font-size="18pt" fo:letter-spacing="0.0091in" fo:font-weight="bold" style:font-size-asian="18pt" style:font-weight-asian="bold" style:font-size-complex="18pt" style:font-weight-complex="bold" style:text-scale="85%"/>
    </style:style>
    <style:style style:name="T623" style:family="text">
      <style:text-properties fo:font-size="18pt" fo:letter-spacing="0.0091in" fo:font-weight="bold" style:font-size-asian="18pt" style:font-weight-asian="bold" style:font-size-complex="18pt" style:font-weight-complex="bold" style:text-scale="95%"/>
    </style:style>
    <style:style style:name="T624" style:family="text">
      <style:text-properties fo:font-size="18pt" fo:letter-spacing="-0.072in" fo:font-weight="bold" style:font-size-asian="18pt" style:font-weight-asian="bold" style:font-size-complex="18pt" style:font-weight-complex="bold" style:text-scale="85%"/>
    </style:style>
    <style:style style:name="T625" style:family="text">
      <style:text-properties fo:font-size="18pt" fo:letter-spacing="-0.0445in" fo:font-weight="bold" style:font-size-asian="18pt" style:font-weight-asian="bold" style:font-size-complex="18pt" style:font-weight-complex="bold"/>
    </style:style>
    <style:style style:name="T626" style:family="text">
      <style:text-properties fo:font-size="18pt" fo:letter-spacing="-0.0445in" fo:font-weight="bold" style:font-size-asian="18pt" style:font-weight-asian="bold" style:font-size-complex="18pt" style:font-weight-complex="bold" style:text-scale="77%"/>
    </style:style>
    <style:style style:name="T627" style:family="text">
      <style:text-properties fo:font-size="18pt" fo:letter-spacing="-0.0445in" fo:font-weight="bold" style:font-size-asian="18pt" style:font-weight-asian="bold" style:font-size-complex="18pt" style:font-weight-complex="bold" style:text-scale="95%"/>
    </style:style>
    <style:style style:name="T628" style:family="text">
      <style:text-properties fo:font-size="18pt" fo:letter-spacing="-0.0445in" fo:font-weight="bold" style:font-size-asian="18pt" style:font-weight-asian="bold" style:font-size-complex="18pt" style:font-weight-complex="bold" style:text-scale="90%"/>
    </style:style>
    <style:style style:name="T629" style:family="text">
      <style:text-properties fo:font-size="18pt" fo:letter-spacing="-0.0445in" fo:font-weight="bold" style:font-size-asian="18pt" style:font-weight-asian="bold" style:font-size-complex="18pt" style:font-weight-complex="bold" style:text-scale="85%"/>
    </style:style>
    <style:style style:name="T630" style:family="text">
      <style:text-properties fo:font-size="18pt" fo:letter-spacing="0.0264in" fo:font-weight="bold" style:font-size-asian="18pt" style:font-weight-asian="bold" style:font-size-complex="18pt" style:font-weight-complex="bold" style:text-scale="85%"/>
    </style:style>
    <style:style style:name="T631" style:family="text">
      <style:text-properties fo:font-size="18pt" fo:letter-spacing="0.0264in" fo:font-weight="bold" style:font-size-asian="18pt" style:font-weight-asian="bold" style:font-size-complex="18pt" style:font-weight-complex="bold" style:text-scale="75%"/>
    </style:style>
    <style:style style:name="T632" style:family="text">
      <style:text-properties fo:font-size="18pt" fo:letter-spacing="-0.0453in" fo:font-weight="bold" style:font-size-asian="18pt" style:font-weight-asian="bold" style:font-size-complex="18pt" style:font-weight-complex="bold"/>
    </style:style>
    <style:style style:name="T633" style:family="text">
      <style:text-properties fo:font-size="18pt" fo:letter-spacing="-0.0453in" fo:font-weight="bold" style:font-size-asian="18pt" style:font-weight-asian="bold" style:font-size-complex="18pt" style:font-weight-complex="bold" style:text-scale="75%"/>
    </style:style>
    <style:style style:name="T634" style:family="text">
      <style:text-properties fo:font-size="18pt" fo:letter-spacing="-0.0453in" fo:font-weight="bold" style:font-size-asian="18pt" style:font-weight-asian="bold" style:font-size-complex="18pt" style:font-weight-complex="bold" style:text-scale="85%"/>
    </style:style>
    <style:style style:name="T635" style:family="text">
      <style:text-properties fo:font-size="18pt" fo:letter-spacing="-0.0453in" fo:font-weight="bold" style:font-size-asian="18pt" style:font-weight-asian="bold" style:font-size-complex="18pt" style:font-weight-complex="bold" style:text-scale="70%"/>
    </style:style>
    <style:style style:name="T636" style:family="text">
      <style:text-properties fo:font-size="18pt" fo:letter-spacing="-0.011in" fo:font-weight="bold" style:font-size-asian="18pt" style:font-weight-asian="bold" style:font-size-complex="18pt" style:font-weight-complex="bold"/>
    </style:style>
    <style:style style:name="T637" style:family="text">
      <style:text-properties fo:font-size="18pt" fo:letter-spacing="-0.011in" fo:font-weight="bold" style:font-size-asian="18pt" style:font-weight-asian="bold" style:font-size-complex="18pt" style:font-weight-complex="bold" style:text-scale="80%"/>
    </style:style>
    <style:style style:name="T638" style:family="text">
      <style:text-properties fo:font-size="18pt" fo:letter-spacing="-0.011in" fo:font-weight="bold" style:font-size-asian="18pt" style:font-weight-asian="bold" style:font-size-complex="18pt" style:font-weight-complex="bold" style:text-scale="75%"/>
    </style:style>
    <style:style style:name="T639" style:family="text">
      <style:text-properties fo:font-size="18pt" fo:letter-spacing="-0.011in" fo:font-weight="bold" style:font-size-asian="18pt" style:font-weight-asian="bold" style:font-size-complex="18pt" style:font-weight-complex="bold" style:text-scale="85%"/>
    </style:style>
    <style:style style:name="T640" style:family="text">
      <style:text-properties fo:font-size="18pt" fo:letter-spacing="0.0165in" fo:font-weight="bold" style:font-size-asian="18pt" style:font-weight-asian="bold" style:font-size-complex="18pt" style:font-weight-complex="bold" style:text-scale="80%"/>
    </style:style>
    <style:style style:name="T641" style:family="text">
      <style:text-properties fo:font-size="18pt" fo:letter-spacing="0.0165in" fo:font-weight="bold" style:font-size-asian="18pt" style:font-weight-asian="bold" style:font-size-complex="18pt" style:font-weight-complex="bold" style:text-scale="85%"/>
    </style:style>
    <style:style style:name="T642" style:family="text">
      <style:text-properties fo:font-size="18pt" fo:letter-spacing="0.0165in" fo:font-weight="bold" style:font-size-asian="18pt" style:font-weight-asian="bold" style:font-size-complex="18pt" style:font-weight-complex="bold" style:text-scale="95%"/>
    </style:style>
    <style:style style:name="T643" style:family="text">
      <style:text-properties fo:font-size="18pt" fo:letter-spacing="0.0102in" fo:font-weight="bold" style:font-size-asian="18pt" style:font-weight-asian="bold" style:font-size-complex="18pt" style:font-weight-complex="bold" style:text-scale="80%"/>
    </style:style>
    <style:style style:name="T644" style:family="text">
      <style:text-properties fo:font-size="18pt" fo:letter-spacing="0.0102in" fo:font-weight="bold" style:font-size-asian="18pt" style:font-weight-asian="bold" style:font-size-complex="18pt" style:font-weight-complex="bold" style:text-scale="75%"/>
    </style:style>
    <style:style style:name="T645" style:family="text">
      <style:text-properties fo:font-size="18pt" fo:letter-spacing="-0.0472in" fo:font-weight="bold" style:font-size-asian="18pt" style:font-weight-asian="bold" style:font-size-complex="18pt" style:font-weight-complex="bold" style:text-scale="95%"/>
    </style:style>
    <style:style style:name="T646" style:family="text">
      <style:text-properties fo:font-size="18pt" fo:letter-spacing="-0.0472in" fo:font-weight="bold" style:font-size-asian="18pt" style:font-weight-asian="bold" style:font-size-complex="18pt" style:font-weight-complex="bold" style:text-scale="85%"/>
    </style:style>
    <style:style style:name="T647" style:family="text">
      <style:text-properties fo:font-size="18pt" fo:letter-spacing="-0.0472in" fo:font-weight="bold" style:font-size-asian="18pt" style:font-weight-asian="bold" style:font-size-complex="18pt" style:font-weight-complex="bold" style:text-scale="90%"/>
    </style:style>
    <style:style style:name="T648" style:family="text">
      <style:text-properties fo:font-size="18pt" fo:letter-spacing="-0.0484in" fo:font-weight="bold" style:font-size-asian="18pt" style:font-weight-asian="bold" style:font-size-complex="18pt" style:font-weight-complex="bold" style:text-scale="95%"/>
    </style:style>
    <style:style style:name="T649" style:family="text">
      <style:text-properties fo:font-size="18pt" fo:letter-spacing="0.039in" fo:font-weight="bold" style:font-size-asian="18pt" style:font-weight-asian="bold" style:font-size-complex="18pt" style:font-weight-complex="bold" style:text-scale="75%"/>
    </style:style>
    <style:style style:name="T650" style:family="text">
      <style:text-properties fo:font-size="18pt" fo:letter-spacing="0.039in" fo:font-weight="bold" style:font-size-asian="18pt" style:font-weight-asian="bold" style:font-size-complex="18pt" style:font-weight-complex="bold" style:text-scale="70%"/>
    </style:style>
    <style:style style:name="T651" style:family="text">
      <style:text-properties fo:font-size="18pt" fo:letter-spacing="0.0063in" fo:font-weight="bold" style:font-size-asian="18pt" style:font-weight-asian="bold" style:font-size-complex="18pt" style:font-weight-complex="bold" style:text-scale="85%"/>
    </style:style>
    <style:style style:name="T652" style:family="text">
      <style:text-properties fo:font-size="18pt" fo:letter-spacing="-0.048in" fo:font-weight="bold" style:font-size-asian="18pt" style:font-weight-asian="bold" style:font-size-complex="18pt" style:font-weight-complex="bold" style:text-scale="90%"/>
    </style:style>
    <style:style style:name="T653" style:family="text">
      <style:text-properties fo:font-size="18pt" fo:letter-spacing="-0.0693in" fo:font-weight="bold" style:font-size-asian="18pt" style:font-weight-asian="bold" style:font-size-complex="18pt" style:font-weight-complex="bold" style:text-scale="75%"/>
    </style:style>
    <style:style style:name="T654" style:family="text">
      <style:text-properties fo:font-size="18pt" fo:letter-spacing="-0.0799in" fo:font-weight="bold" style:font-size-asian="18pt" style:font-weight-asian="bold" style:font-size-complex="18pt" style:font-weight-complex="bold" style:text-scale="90%"/>
    </style:style>
    <style:style style:name="T655" style:family="text">
      <style:text-properties fo:font-size="18pt" fo:letter-spacing="0.0071in" fo:font-weight="bold" style:font-size-asian="18pt" style:font-weight-asian="bold" style:font-size-complex="18pt" style:font-weight-complex="bold" style:text-scale="80%"/>
    </style:style>
    <style:style style:name="T656" style:family="text">
      <style:text-properties fo:font-size="18pt" fo:letter-spacing="0.0071in" fo:font-weight="bold" style:font-size-asian="18pt" style:font-weight-asian="bold" style:font-size-complex="18pt" style:font-weight-complex="bold" style:text-scale="75%"/>
    </style:style>
    <style:style style:name="T657" style:family="text">
      <style:text-properties fo:font-size="18pt" fo:letter-spacing="0.0465in" fo:font-weight="bold" style:font-size-asian="18pt" style:font-weight-asian="bold" style:font-size-complex="18pt" style:font-weight-complex="bold" style:text-scale="75%"/>
    </style:style>
    <style:style style:name="T658" style:family="text">
      <style:text-properties fo:font-size="18pt" fo:letter-spacing="0.002in" fo:font-weight="bold" style:font-size-asian="18pt" style:font-weight-asian="bold" style:font-size-complex="18pt" style:font-weight-complex="bold" style:text-scale="85%"/>
    </style:style>
    <style:style style:name="T659" style:family="text">
      <style:text-properties fo:font-size="18pt" fo:letter-spacing="0.002in" fo:font-weight="bold" style:font-size-asian="18pt" style:font-weight-asian="bold" style:font-size-complex="18pt" style:font-weight-complex="bold" style:text-scale="90%"/>
    </style:style>
    <style:style style:name="T660" style:family="text">
      <style:text-properties fo:font-size="18pt" fo:letter-spacing="0.002in" fo:font-weight="bold" style:font-size-asian="18pt" style:font-weight-asian="bold" style:font-size-complex="18pt" style:font-weight-complex="bold" style:text-scale="80%"/>
    </style:style>
    <style:style style:name="T661" style:family="text">
      <style:text-properties fo:font-size="18pt" fo:letter-spacing="0.0228in" fo:font-weight="bold" style:font-size-asian="18pt" style:font-weight-asian="bold" style:font-size-complex="18pt" style:font-weight-complex="bold" style:text-scale="80%"/>
    </style:style>
    <style:style style:name="T662" style:family="text">
      <style:text-properties fo:font-size="18pt" fo:letter-spacing="-0.0811in" fo:font-weight="bold" style:font-size-asian="18pt" style:font-weight-asian="bold" style:font-size-complex="18pt" style:font-weight-complex="bold" style:text-scale="80%"/>
    </style:style>
    <style:style style:name="T663" style:family="text">
      <style:text-properties fo:font-size="18pt" fo:letter-spacing="0.0256in" fo:font-weight="bold" style:font-size-asian="18pt" style:font-weight-asian="bold" style:font-size-complex="18pt" style:font-weight-complex="bold" style:text-scale="75%"/>
    </style:style>
    <style:style style:name="T664" style:family="text">
      <style:text-properties fo:font-size="18pt" fo:letter-spacing="0.0256in" fo:font-weight="bold" style:font-size-asian="18pt" style:font-weight-asian="bold" style:font-size-complex="18pt" style:font-weight-complex="bold" style:text-scale="80%"/>
    </style:style>
    <style:style style:name="T665" style:family="text">
      <style:text-properties fo:font-size="18pt" fo:letter-spacing="-0.0437in" fo:font-weight="bold" style:font-size-asian="18pt" style:font-weight-asian="bold" style:font-size-complex="18pt" style:font-weight-complex="bold"/>
    </style:style>
    <style:style style:name="T666" style:family="text">
      <style:text-properties fo:font-size="18pt" fo:letter-spacing="-0.0437in" fo:font-weight="bold" style:font-size-asian="18pt" style:font-weight-asian="bold" style:font-size-complex="18pt" style:font-weight-complex="bold" style:text-scale="85%"/>
    </style:style>
    <style:style style:name="T667" style:family="text">
      <style:text-properties fo:font-size="18pt" fo:letter-spacing="-0.0457in" fo:font-weight="bold" style:font-size-asian="18pt" style:font-weight-asian="bold" style:font-size-complex="18pt" style:font-weight-complex="bold" style:text-scale="80%"/>
    </style:style>
    <style:style style:name="T668" style:family="text">
      <style:text-properties fo:font-size="18pt" fo:letter-spacing="-0.0457in" fo:font-weight="bold" style:font-size-asian="18pt" style:font-weight-asian="bold" style:font-size-complex="18pt" style:font-weight-complex="bold" style:text-scale="85%"/>
    </style:style>
    <style:style style:name="T669" style:family="text">
      <style:text-properties fo:font-size="18pt" fo:letter-spacing="-0.0457in" fo:font-weight="bold" style:font-size-asian="18pt" style:font-weight-asian="bold" style:font-size-complex="18pt" style:font-weight-complex="bold" style:text-scale="90%"/>
    </style:style>
    <style:style style:name="T670" style:family="text">
      <style:text-properties fo:font-size="18pt" fo:letter-spacing="0.0346in" fo:font-weight="bold" style:font-size-asian="18pt" style:font-weight-asian="bold" style:font-size-complex="18pt" style:font-weight-complex="bold" style:text-scale="70%"/>
    </style:style>
    <style:style style:name="T671" style:family="text">
      <style:text-properties fo:font-size="18pt" fo:letter-spacing="0.0346in" fo:font-weight="bold" style:font-size-asian="18pt" style:font-weight-asian="bold" style:font-size-complex="18pt" style:font-weight-complex="bold" style:text-scale="85%"/>
    </style:style>
    <style:style style:name="T672" style:family="text">
      <style:text-properties fo:font-size="18pt" fo:letter-spacing="0.0201in" fo:font-weight="bold" style:font-size-asian="18pt" style:font-weight-asian="bold" style:font-size-complex="18pt" style:font-weight-complex="bold" style:text-scale="80%"/>
    </style:style>
    <style:style style:name="T673" style:family="text">
      <style:text-properties fo:font-size="18pt" fo:letter-spacing="0.0201in" fo:font-weight="bold" style:font-size-asian="18pt" style:font-weight-asian="bold" style:font-size-complex="18pt" style:font-weight-complex="bold" style:text-scale="75%"/>
    </style:style>
    <style:style style:name="T674" style:family="text">
      <style:text-properties fo:font-size="18pt" fo:letter-spacing="0.0201in" fo:font-weight="bold" style:font-size-asian="18pt" style:font-weight-asian="bold" style:font-size-complex="18pt" style:font-weight-complex="bold" style:text-scale="70%"/>
    </style:style>
    <style:style style:name="T675" style:family="text">
      <style:text-properties fo:font-size="18pt" fo:letter-spacing="0.0283in" fo:font-weight="bold" style:font-size-asian="18pt" style:font-weight-asian="bold" style:font-size-complex="18pt" style:font-weight-complex="bold" style:text-scale="75%"/>
    </style:style>
    <style:style style:name="T676" style:family="text">
      <style:text-properties fo:font-size="18pt" fo:letter-spacing="0.0283in" fo:font-weight="bold" style:font-size-asian="18pt" style:font-weight-asian="bold" style:font-size-complex="18pt" style:font-weight-complex="bold" style:text-scale="70%"/>
    </style:style>
    <style:style style:name="T677" style:family="text">
      <style:text-properties fo:font-size="18pt" fo:letter-spacing="0.0398in" fo:font-weight="bold" style:font-size-asian="18pt" style:font-weight-asian="bold" style:font-size-complex="18pt" style:font-weight-complex="bold" style:text-scale="85%"/>
    </style:style>
    <style:style style:name="T678" style:family="text">
      <style:text-properties fo:font-size="18pt" fo:letter-spacing="0.0189in" fo:font-weight="bold" style:font-size-asian="18pt" style:font-weight-asian="bold" style:font-size-complex="18pt" style:font-weight-complex="bold" style:text-scale="70%"/>
    </style:style>
    <style:style style:name="T679" style:family="text">
      <style:text-properties fo:font-size="18pt" fo:letter-spacing="0.0189in" fo:font-weight="bold" style:font-size-asian="18pt" style:font-weight-asian="bold" style:font-size-complex="18pt" style:font-weight-complex="bold" style:text-scale="85%"/>
    </style:style>
    <style:style style:name="T680" style:family="text">
      <style:text-properties fo:font-size="18pt" fo:letter-spacing="-0.0764in" fo:font-weight="bold" style:font-size-asian="18pt" style:font-weight-asian="bold" style:font-size-complex="18pt" style:font-weight-complex="bold" style:text-scale="80%"/>
    </style:style>
    <style:style style:name="T681" style:family="text">
      <style:text-properties fo:font-size="18pt" fo:letter-spacing="0.0118in" fo:font-weight="bold" style:font-size-asian="18pt" style:font-weight-asian="bold" style:font-size-complex="18pt" style:font-weight-complex="bold" style:text-scale="80%"/>
    </style:style>
    <style:style style:name="T682" style:family="text">
      <style:text-properties fo:font-size="18pt" fo:letter-spacing="0.0118in" fo:font-weight="bold" style:font-size-asian="18pt" style:font-weight-asian="bold" style:font-size-complex="18pt" style:font-weight-complex="bold" style:text-scale="75%"/>
    </style:style>
    <style:style style:name="T683" style:family="text">
      <style:text-properties fo:font-size="18pt" fo:letter-spacing="0.0118in" fo:font-weight="bold" style:font-size-asian="18pt" style:font-weight-asian="bold" style:font-size-complex="18pt" style:font-weight-complex="bold" style:text-scale="90%"/>
    </style:style>
    <style:style style:name="T684" style:family="text">
      <style:text-properties fo:font-size="18pt" fo:letter-spacing="0.0307in" fo:font-weight="bold" style:font-size-asian="18pt" style:font-weight-asian="bold" style:font-size-complex="18pt" style:font-weight-complex="bold" style:text-scale="75%"/>
    </style:style>
    <style:style style:name="T685" style:family="text">
      <style:text-properties fo:font-size="18pt" fo:letter-spacing="-0.0492in" fo:font-weight="bold" style:font-size-asian="18pt" style:font-weight-asian="bold" style:font-size-complex="18pt" style:font-weight-complex="bold" style:text-scale="84%"/>
    </style:style>
    <style:style style:name="T686" style:family="text">
      <style:text-properties fo:font-size="18pt" fo:letter-spacing="-0.0492in" fo:font-weight="bold" style:font-size-asian="18pt" style:font-weight-asian="bold" style:font-size-complex="18pt" style:font-weight-complex="bold" style:text-scale="95%"/>
    </style:style>
    <style:style style:name="T687" style:family="text">
      <style:text-properties fo:font-size="18pt" fo:letter-spacing="0.0252in" fo:font-weight="bold" style:font-size-asian="18pt" style:font-weight-asian="bold" style:font-size-complex="18pt" style:font-weight-complex="bold" style:text-scale="75%"/>
    </style:style>
    <style:style style:name="T688" style:family="text">
      <style:text-properties fo:font-size="18pt" fo:letter-spacing="0.0252in" fo:font-weight="bold" style:font-size-asian="18pt" style:font-weight-asian="bold" style:font-size-complex="18pt" style:font-weight-complex="bold" style:text-scale="80%"/>
    </style:style>
    <style:style style:name="T689" style:family="text">
      <style:text-properties fo:font-size="18pt" fo:letter-spacing="0.0252in" fo:font-weight="bold" style:font-size-asian="18pt" style:font-weight-asian="bold" style:font-size-complex="18pt" style:font-weight-complex="bold" style:text-scale="70%"/>
    </style:style>
    <style:style style:name="T690" style:family="text">
      <style:text-properties fo:font-size="18pt" fo:letter-spacing="-0.0465in" fo:font-weight="bold" style:font-size-asian="18pt" style:font-weight-asian="bold" style:font-size-complex="18pt" style:font-weight-complex="bold" style:text-scale="95%"/>
    </style:style>
    <style:style style:name="T691" style:family="text">
      <style:text-properties fo:font-size="18pt" fo:letter-spacing="0.0161in" fo:font-weight="bold" style:font-size-asian="18pt" style:font-weight-asian="bold" style:font-size-complex="18pt" style:font-weight-complex="bold" style:text-scale="80%"/>
    </style:style>
    <style:style style:name="T692" style:family="text">
      <style:text-properties fo:font-size="18pt" fo:letter-spacing="-0.0772in" fo:font-weight="bold" style:font-size-asian="18pt" style:font-weight-asian="bold" style:font-size-complex="18pt" style:font-weight-complex="bold" style:text-scale="85%"/>
    </style:style>
    <style:style style:name="T693" style:family="text">
      <style:text-properties fo:font-size="18pt" fo:letter-spacing="-0.0689in" fo:font-weight="bold" style:font-size-asian="18pt" style:font-weight-asian="bold" style:font-size-complex="18pt" style:font-weight-complex="bold" style:text-scale="90%"/>
    </style:style>
    <style:style style:name="T694" style:family="text">
      <style:text-properties fo:font-size="18pt" fo:letter-spacing="-0.0972in" fo:font-weight="bold" style:font-size-asian="18pt" style:font-weight-asian="bold" style:font-size-complex="18pt" style:font-weight-complex="bold" style:text-scale="85%"/>
    </style:style>
    <style:style style:name="T695" style:family="text">
      <style:text-properties fo:font-size="18pt" fo:letter-spacing="0.0244in" fo:font-weight="bold" style:font-size-asian="18pt" style:font-weight-asian="bold" style:font-size-complex="18pt" style:font-weight-complex="bold" style:text-scale="75%"/>
    </style:style>
    <style:style style:name="T696" style:family="text">
      <style:text-properties fo:font-size="18pt" fo:letter-spacing="-0.0516in" fo:font-weight="bold" style:font-size-asian="18pt" style:font-weight-asian="bold" style:font-size-complex="18pt" style:font-weight-complex="bold" style:text-scale="80%"/>
    </style:style>
    <style:style style:name="T697" style:family="text">
      <style:text-properties fo:font-size="18pt" fo:letter-spacing="-0.05in" fo:font-weight="bold" style:font-size-asian="18pt" style:font-weight-asian="bold" style:font-size-complex="18pt" style:font-weight-complex="bold" style:text-scale="95%"/>
    </style:style>
    <style:style style:name="T698" style:family="text">
      <style:text-properties fo:font-size="18pt" fo:letter-spacing="-0.0701in" fo:font-weight="bold" style:font-size-asian="18pt" style:font-weight-asian="bold" style:font-size-complex="18pt" style:font-weight-complex="bold" style:text-scale="80%"/>
    </style:style>
    <style:style style:name="T699" style:family="text">
      <style:text-properties fo:font-size="18pt" fo:letter-spacing="0.0366in" fo:font-weight="bold" style:font-size-asian="18pt" style:font-weight-asian="bold" style:font-size-complex="18pt" style:font-weight-complex="bold" style:text-scale="80%"/>
    </style:style>
    <style:style style:name="T700" style:family="text">
      <style:text-properties fo:font-size="18pt" fo:letter-spacing="0.0366in" fo:font-weight="bold" style:font-size-asian="18pt" style:font-weight-asian="bold" style:font-size-complex="18pt" style:font-weight-complex="bold" style:text-scale="70%"/>
    </style:style>
    <style:style style:name="T701" style:family="text">
      <style:text-properties fo:font-size="18pt" fo:letter-spacing="-0.0937in" fo:font-weight="bold" style:font-size-asian="18pt" style:font-weight-asian="bold" style:font-size-complex="18pt" style:font-weight-complex="bold" style:text-scale="85%"/>
    </style:style>
    <style:style style:name="T702" style:family="text">
      <style:text-properties fo:font-size="18pt" fo:letter-spacing="-0.0937in" fo:font-weight="bold" style:font-size-asian="18pt" style:font-weight-asian="bold" style:font-size-complex="18pt" style:font-weight-complex="bold" style:text-scale="95%"/>
    </style:style>
    <style:style style:name="T703" style:family="text">
      <style:text-properties fo:font-size="18pt" fo:letter-spacing="-0.0807in" fo:font-weight="bold" style:font-size-asian="18pt" style:font-weight-asian="bold" style:font-size-complex="18pt" style:font-weight-complex="bold" style:text-scale="85%"/>
    </style:style>
    <style:style style:name="T704" style:family="text">
      <style:text-properties fo:font-size="18pt" fo:letter-spacing="0.0028in" fo:font-weight="bold" style:font-size-asian="18pt" style:font-weight-asian="bold" style:font-size-complex="18pt" style:font-weight-complex="bold" style:text-scale="85%"/>
    </style:style>
    <style:style style:name="T705" style:family="text">
      <style:text-properties fo:font-size="18pt" fo:letter-spacing="-0.0756in" fo:font-weight="bold" style:font-size-asian="18pt" style:font-weight-asian="bold" style:font-size-complex="18pt" style:font-weight-complex="bold" style:text-scale="75%"/>
    </style:style>
    <style:style style:name="T706" style:family="text">
      <style:text-properties fo:font-size="18pt" fo:letter-spacing="-0.0744in" fo:font-weight="bold" style:font-size-asian="18pt" style:font-weight-asian="bold" style:font-size-complex="18pt" style:font-weight-complex="bold" style:text-scale="80%"/>
    </style:style>
    <style:style style:name="T707" style:family="text">
      <style:text-properties fo:font-size="18pt" fo:letter-spacing="-0.0945in" fo:font-weight="bold" style:font-size-asian="18pt" style:font-weight-asian="bold" style:font-size-complex="18pt" style:font-weight-complex="bold" style:text-scale="95%"/>
    </style:style>
    <style:style style:name="T708" style:family="text">
      <style:text-properties fo:font-size="18pt" fo:letter-spacing="0.0354in" fo:font-weight="bold" style:font-size-asian="18pt" style:font-weight-asian="bold" style:font-size-complex="18pt" style:font-weight-complex="bold" style:text-scale="70%"/>
    </style:style>
    <style:style style:name="T709" style:family="text">
      <style:text-properties fo:font-size="18pt" fo:letter-spacing="-0.0709in" fo:font-weight="bold" style:font-size-asian="18pt" style:font-weight-asian="bold" style:font-size-complex="18pt" style:font-weight-complex="bold" style:text-scale="85%"/>
    </style:style>
    <style:style style:name="T710" style:family="text">
      <style:text-properties fo:font-size="18pt" fo:letter-spacing="0.0339in" fo:font-weight="bold" style:font-size-asian="18pt" style:font-weight-asian="bold" style:font-size-complex="18pt" style:font-weight-complex="bold" style:text-scale="75%"/>
    </style:style>
    <style:style style:name="T711" style:family="text">
      <style:text-properties fo:font-size="18pt" fo:letter-spacing="0.0134in" fo:font-weight="bold" style:font-size-asian="18pt" style:font-weight-asian="bold" style:font-size-complex="18pt" style:font-weight-complex="bold" style:text-scale="80%"/>
    </style:style>
    <style:style style:name="T712" style:family="text">
      <style:text-properties fo:font-size="18pt" fo:letter-spacing="-0.0681in" fo:font-weight="bold" style:font-size-asian="18pt" style:font-weight-asian="bold" style:font-size-complex="18pt" style:font-weight-complex="bold" style:text-scale="80%"/>
    </style:style>
    <style:style style:name="T713" style:family="text">
      <style:text-properties style:font-name="Arial" fo:font-size="18pt" fo:letter-spacing="-0.0075in" style:font-size-asian="18pt" style:font-name-complex="Arial1" style:font-size-complex="18pt"/>
    </style:style>
    <style:style style:name="T714" style:family="text">
      <style:text-properties style:font-name="Arial" fo:font-size="18pt" style:font-size-asian="18pt" style:font-name-complex="Arial1" style:font-size-complex="18pt" style:text-scale="90%"/>
    </style:style>
    <style:style style:name="T715" style:family="text">
      <style:text-properties style:font-name="Arial" fo:font-size="18pt" fo:letter-spacing="-0.0335in" style:font-size-asian="18pt" style:font-name-complex="Arial1" style:font-size-complex="18pt" style:text-scale="85%"/>
    </style:style>
    <style:style style:name="T716" style:family="text">
      <style:text-properties style:font-name="Arial" fo:font-size="18pt" fo:letter-spacing="-0.0252in" fo:font-weight="bold" style:font-size-asian="18pt" style:font-weight-asian="bold" style:font-name-complex="Arial1" style:font-size-complex="18pt" style:font-weight-complex="bold" style:text-scale="85%"/>
    </style:style>
    <style:style style:name="T717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718" style:family="text">
      <style:text-properties style:font-name="Arial" fo:font-size="18pt" fo:letter-spacing="-0.0134in" fo:font-weight="bold" style:font-size-asian="18pt" style:font-weight-asian="bold" style:font-name-complex="Arial1" style:font-size-complex="18pt" style:font-weight-complex="bold" style:text-scale="85%"/>
    </style:style>
    <style:style style:name="T719" style:family="text">
      <style:text-properties style:font-name="Arial" fo:font-size="18pt" fo:letter-spacing="-0.0201in" fo:font-weight="bold" style:font-size-asian="18pt" style:font-weight-asian="bold" style:font-name-complex="Arial1" style:font-size-complex="18pt" style:font-weight-complex="bold" style:text-scale="80%"/>
    </style:style>
    <style:style style:name="T720" style:family="text">
      <style:text-properties style:text-scale="95%"/>
    </style:style>
    <style:style style:name="T721" style:family="text">
      <style:text-properties style:text-scale="80%"/>
    </style:style>
    <style:style style:name="T722" style:family="text">
      <style:text-properties fo:letter-spacing="0.0043in"/>
    </style:style>
    <style:style style:name="T723" style:family="text">
      <style:text-properties fo:letter-spacing="0.0043in" style:text-scale="80%"/>
    </style:style>
    <style:style style:name="T724" style:family="text">
      <style:text-properties fo:letter-spacing="0.0043in" style:text-scale="75%"/>
    </style:style>
    <style:style style:name="T725" style:family="text">
      <style:text-properties fo:letter-spacing="0.0043in" style:text-scale="65%"/>
    </style:style>
    <style:style style:name="T726" style:family="text">
      <style:text-properties fo:letter-spacing="0.0043in" style:text-scale="69%"/>
    </style:style>
    <style:style style:name="T727" style:family="text">
      <style:text-properties fo:letter-spacing="0.0043in" style:text-scale="68%"/>
    </style:style>
    <style:style style:name="T728" style:family="text">
      <style:text-properties fo:letter-spacing="0.0035in"/>
    </style:style>
    <style:style style:name="T729" style:family="text">
      <style:text-properties fo:letter-spacing="0.0035in" style:text-scale="80%"/>
    </style:style>
    <style:style style:name="T730" style:family="text">
      <style:text-properties fo:letter-spacing="0.0035in" style:text-scale="75%"/>
    </style:style>
    <style:style style:name="T731" style:family="text">
      <style:text-properties fo:letter-spacing="0.0035in" style:text-scale="106%"/>
    </style:style>
    <style:style style:name="T732" style:family="text">
      <style:text-properties fo:letter-spacing="0.0035in" style:text-scale="96%"/>
    </style:style>
    <style:style style:name="T733" style:family="text">
      <style:text-properties fo:letter-spacing="0.0035in" style:text-scale="73%"/>
    </style:style>
    <style:style style:name="T734" style:family="text">
      <style:text-properties fo:letter-spacing="0.0035in" style:text-scale="81%"/>
    </style:style>
    <style:style style:name="T735" style:family="text">
      <style:text-properties fo:letter-spacing="0.0028in"/>
    </style:style>
    <style:style style:name="T736" style:family="text">
      <style:text-properties fo:letter-spacing="0.0028in" style:text-scale="80%"/>
    </style:style>
    <style:style style:name="T737" style:family="text">
      <style:text-properties fo:letter-spacing="0.0028in" style:text-scale="92%"/>
    </style:style>
    <style:style style:name="T738" style:family="text">
      <style:text-properties fo:letter-spacing="0.0028in" style:text-scale="82%"/>
    </style:style>
    <style:style style:name="T739" style:family="text">
      <style:text-properties fo:letter-spacing="0.0028in" style:text-scale="85%"/>
    </style:style>
    <style:style style:name="T740" style:family="text">
      <style:text-properties fo:letter-spacing="0.0028in" style:text-scale="73%"/>
    </style:style>
    <style:style style:name="T741" style:family="text">
      <style:text-properties fo:letter-spacing="0.0028in" style:text-scale="63%"/>
    </style:style>
    <style:style style:name="T742" style:family="text">
      <style:text-properties fo:letter-spacing="0.0028in" style:text-scale="69%"/>
    </style:style>
    <style:style style:name="T743" style:family="text">
      <style:text-properties fo:letter-spacing="0.0028in" style:text-scale="75%"/>
    </style:style>
    <style:style style:name="T744" style:family="text">
      <style:text-properties fo:letter-spacing="0.0055in"/>
    </style:style>
    <style:style style:name="T745" style:family="text">
      <style:text-properties fo:letter-spacing="0.0055in" style:text-scale="80%"/>
    </style:style>
    <style:style style:name="T746" style:family="text">
      <style:text-properties fo:letter-spacing="0.0055in" style:text-scale="106%"/>
    </style:style>
    <style:style style:name="T747" style:family="text">
      <style:text-properties fo:letter-spacing="0.0055in" style:text-scale="83%"/>
    </style:style>
    <style:style style:name="T748" style:family="text">
      <style:text-properties fo:letter-spacing="0.0055in" style:text-scale="72%"/>
    </style:style>
    <style:style style:name="T749" style:family="text">
      <style:text-properties fo:letter-spacing="0.0055in" style:text-scale="77%"/>
    </style:style>
    <style:style style:name="T750" style:family="text">
      <style:text-properties fo:letter-spacing="0.0055in" style:text-scale="74%"/>
    </style:style>
    <style:style style:name="T751" style:family="text">
      <style:text-properties fo:letter-spacing="0.0055in" style:text-scale="86%"/>
    </style:style>
    <style:style style:name="T752" style:family="text">
      <style:text-properties fo:letter-spacing="0.0055in" style:text-scale="75%"/>
    </style:style>
    <style:style style:name="T753" style:family="text">
      <style:text-properties style:text-scale="85%"/>
    </style:style>
    <style:style style:name="T754" style:family="text">
      <style:text-properties style:text-scale="75%"/>
    </style:style>
    <style:style style:name="T755" style:family="text">
      <style:text-properties fo:letter-spacing="0.0016in" style:text-scale="75%"/>
    </style:style>
    <style:style style:name="T756" style:family="text">
      <style:text-properties fo:letter-spacing="0.0016in" style:text-scale="115%"/>
    </style:style>
    <style:style style:name="T757" style:family="text">
      <style:text-properties fo:letter-spacing="0.0016in" style:text-scale="82%"/>
    </style:style>
    <style:style style:name="T758" style:family="text">
      <style:text-properties fo:letter-spacing="0.0016in" style:text-scale="80%"/>
    </style:style>
    <style:style style:name="T759" style:family="text">
      <style:text-properties fo:letter-spacing="0.0016in" style:text-scale="64%"/>
    </style:style>
    <style:style style:name="T760" style:family="text">
      <style:text-properties fo:letter-spacing="0.0016in" style:text-scale="85%"/>
    </style:style>
    <style:style style:name="T761" style:family="text">
      <style:text-properties fo:letter-spacing="0.0016in" style:text-scale="102%"/>
    </style:style>
    <style:style style:name="T762" style:family="text">
      <style:text-properties fo:letter-spacing="0.0016in" style:text-scale="81%"/>
    </style:style>
    <style:style style:name="T763" style:family="text">
      <style:text-properties fo:letter-spacing="0.002in" style:text-scale="75%"/>
    </style:style>
    <style:style style:name="T764" style:family="text">
      <style:text-properties fo:letter-spacing="0.002in" style:text-scale="80%"/>
    </style:style>
    <style:style style:name="T765" style:family="text">
      <style:text-properties fo:letter-spacing="0.002in" style:text-scale="109%"/>
    </style:style>
    <style:style style:name="T766" style:family="text">
      <style:text-properties fo:letter-spacing="0.002in" style:text-scale="73%"/>
    </style:style>
    <style:style style:name="T767" style:family="text">
      <style:text-properties fo:letter-spacing="-0.0217in" style:text-scale="80%"/>
    </style:style>
    <style:style style:name="T768" style:family="text">
      <style:text-properties fo:letter-spacing="-0.0217in" style:text-scale="85%"/>
    </style:style>
    <style:style style:name="T769" style:family="text">
      <style:text-properties fo:letter-spacing="-0.0217in" style:text-scale="75%"/>
    </style:style>
    <style:style style:name="T770" style:family="text">
      <style:text-properties fo:letter-spacing="-0.0217in" style:text-scale="90%"/>
    </style:style>
    <style:style style:name="T771" style:family="text">
      <style:text-properties fo:letter-spacing="-0.0217in" style:text-scale="95%"/>
    </style:style>
    <style:style style:name="T772" style:family="text">
      <style:text-properties fo:letter-spacing="-0.0217in" style:text-scale="70%"/>
    </style:style>
    <style:style style:name="T773" style:family="text">
      <style:text-properties fo:letter-spacing="-0.022in" style:text-scale="80%"/>
    </style:style>
    <style:style style:name="T774" style:family="text">
      <style:text-properties fo:letter-spacing="-0.022in" style:text-scale="85%"/>
    </style:style>
    <style:style style:name="T775" style:family="text">
      <style:text-properties fo:letter-spacing="-0.022in" style:text-scale="90%"/>
    </style:style>
    <style:style style:name="T776" style:family="text">
      <style:text-properties fo:letter-spacing="-0.022in" style:text-scale="95%"/>
    </style:style>
    <style:style style:name="T777" style:family="text">
      <style:text-properties fo:letter-spacing="-0.0035in" style:text-scale="80%"/>
    </style:style>
    <style:style style:name="T778" style:family="text">
      <style:text-properties fo:letter-spacing="-0.0035in" style:text-scale="85%"/>
    </style:style>
    <style:style style:name="T779" style:family="text">
      <style:text-properties fo:letter-spacing="-0.0035in" style:text-scale="66%"/>
    </style:style>
    <style:style style:name="T780" style:family="text">
      <style:text-properties fo:letter-spacing="-0.0035in" style:text-scale="68%"/>
    </style:style>
    <style:style style:name="T781" style:family="text">
      <style:text-properties fo:letter-spacing="-0.0035in" style:text-scale="77%"/>
    </style:style>
    <style:style style:name="T782" style:family="text">
      <style:text-properties fo:letter-spacing="-0.0035in" style:text-scale="56%"/>
    </style:style>
    <style:style style:name="T783" style:family="text">
      <style:text-properties fo:letter-spacing="-0.0035in" style:text-scale="70%"/>
    </style:style>
    <style:style style:name="T784" style:family="text">
      <style:text-properties fo:letter-spacing="-0.0035in" style:text-scale="75%"/>
    </style:style>
    <style:style style:name="T785" style:family="text">
      <style:text-properties fo:letter-spacing="-0.0035in" style:text-scale="65%"/>
    </style:style>
    <style:style style:name="T786" style:family="text">
      <style:text-properties fo:letter-spacing="-0.0043in" style:text-scale="80%"/>
    </style:style>
    <style:style style:name="T787" style:family="text">
      <style:text-properties fo:letter-spacing="-0.0043in" style:text-scale="75%"/>
    </style:style>
    <style:style style:name="T788" style:family="text">
      <style:text-properties fo:letter-spacing="-0.0043in" style:text-scale="85%"/>
    </style:style>
    <style:style style:name="T789" style:family="text">
      <style:text-properties fo:letter-spacing="-0.0043in" style:text-scale="90%"/>
    </style:style>
    <style:style style:name="T790" style:family="text">
      <style:text-properties fo:letter-spacing="-0.0134in" style:text-scale="75%"/>
    </style:style>
    <style:style style:name="T791" style:family="text">
      <style:text-properties fo:letter-spacing="-0.0134in" style:text-scale="80%"/>
    </style:style>
    <style:style style:name="T792" style:family="text">
      <style:text-properties fo:letter-spacing="-0.0134in" style:text-scale="85%"/>
    </style:style>
    <style:style style:name="T793" style:family="text">
      <style:text-properties fo:letter-spacing="-0.0134in" style:text-scale="95%"/>
    </style:style>
    <style:style style:name="T794" style:family="text">
      <style:text-properties fo:letter-spacing="-0.0134in" style:text-scale="90%"/>
    </style:style>
    <style:style style:name="T795" style:family="text">
      <style:text-properties fo:letter-spacing="-0.0272in" style:text-scale="75%"/>
    </style:style>
    <style:style style:name="T796" style:family="text">
      <style:text-properties fo:letter-spacing="-0.0272in" style:text-scale="80%"/>
    </style:style>
    <style:style style:name="T797" style:family="text">
      <style:text-properties fo:letter-spacing="-0.0272in" style:text-scale="90%"/>
    </style:style>
    <style:style style:name="T798" style:family="text">
      <style:text-properties fo:letter-spacing="-0.0272in" style:text-scale="85%"/>
    </style:style>
    <style:style style:name="T799" style:family="text">
      <style:text-properties fo:letter-spacing="-0.0272in" style:text-scale="95%"/>
    </style:style>
    <style:style style:name="T800" style:family="text">
      <style:text-properties fo:letter-spacing="-0.0272in" style:text-scale="76%"/>
    </style:style>
    <style:style style:name="T801" style:family="text">
      <style:text-properties fo:letter-spacing="-0.0075in"/>
    </style:style>
    <style:style style:name="T802" style:family="text">
      <style:text-properties fo:letter-spacing="-0.0075in" style:text-scale="75%"/>
    </style:style>
    <style:style style:name="T803" style:family="text">
      <style:text-properties fo:letter-spacing="-0.0075in" style:text-scale="95%"/>
    </style:style>
    <style:style style:name="T804" style:family="text">
      <style:text-properties fo:letter-spacing="-0.0075in" style:text-scale="80%"/>
    </style:style>
    <style:style style:name="T805" style:family="text">
      <style:text-properties fo:letter-spacing="-0.0075in" style:text-scale="85%"/>
    </style:style>
    <style:style style:name="T806" style:family="text">
      <style:text-properties fo:letter-spacing="-0.0075in" style:text-scale="96%"/>
    </style:style>
    <style:style style:name="T807" style:family="text">
      <style:text-properties fo:letter-spacing="-0.0075in" style:text-scale="59%"/>
    </style:style>
    <style:style style:name="T808" style:family="text">
      <style:text-properties fo:letter-spacing="-0.0075in" style:text-scale="90%"/>
    </style:style>
    <style:style style:name="T809" style:family="text">
      <style:text-properties fo:letter-spacing="-0.0146in" style:text-scale="75%"/>
    </style:style>
    <style:style style:name="T810" style:family="text">
      <style:text-properties fo:letter-spacing="-0.0146in" style:text-scale="80%"/>
    </style:style>
    <style:style style:name="T811" style:family="text">
      <style:text-properties fo:letter-spacing="-0.0146in" style:text-scale="85%"/>
    </style:style>
    <style:style style:name="T812" style:family="text">
      <style:text-properties fo:letter-spacing="-0.0146in" style:text-scale="90%"/>
    </style:style>
    <style:style style:name="T813" style:family="text">
      <style:text-properties fo:letter-spacing="-0.0146in" style:text-scale="95%"/>
    </style:style>
    <style:style style:name="T814" style:family="text">
      <style:text-properties fo:letter-spacing="-0.0047in" style:text-scale="80%"/>
    </style:style>
    <style:style style:name="T815" style:family="text">
      <style:text-properties fo:letter-spacing="-0.0047in" style:text-scale="75%"/>
    </style:style>
    <style:style style:name="T816" style:family="text">
      <style:text-properties fo:letter-spacing="-0.0047in" style:text-scale="85%"/>
    </style:style>
    <style:style style:name="T817" style:family="text">
      <style:text-properties fo:letter-spacing="-0.0047in" style:text-scale="70%"/>
    </style:style>
    <style:style style:name="T818" style:family="text">
      <style:text-properties fo:letter-spacing="-0.0047in" style:text-scale="90%"/>
    </style:style>
    <style:style style:name="T819" style:family="text">
      <style:text-properties fo:letter-spacing="-0.0047in" style:text-scale="67%"/>
    </style:style>
    <style:style style:name="T820" style:family="text">
      <style:text-properties fo:letter-spacing="-0.0047in" style:text-scale="60%"/>
    </style:style>
    <style:style style:name="T821" style:family="text">
      <style:text-properties fo:letter-spacing="-0.0126in" style:text-scale="80%"/>
    </style:style>
    <style:style style:name="T822" style:family="text">
      <style:text-properties fo:letter-spacing="-0.0126in" style:text-scale="85%"/>
    </style:style>
    <style:style style:name="T823" style:family="text">
      <style:text-properties fo:letter-spacing="-0.0126in" style:text-scale="75%"/>
    </style:style>
    <style:style style:name="T824" style:family="text">
      <style:text-properties fo:letter-spacing="-0.0126in" style:text-scale="95%"/>
    </style:style>
    <style:style style:name="T825" style:family="text">
      <style:text-properties fo:letter-spacing="-0.0126in" style:text-scale="90%"/>
    </style:style>
    <style:style style:name="T826" style:family="text">
      <style:text-properties fo:letter-spacing="-0.0063in" style:text-scale="85%"/>
    </style:style>
    <style:style style:name="T827" style:family="text">
      <style:text-properties fo:letter-spacing="-0.0063in" style:text-scale="75%"/>
    </style:style>
    <style:style style:name="T828" style:family="text">
      <style:text-properties fo:letter-spacing="-0.0063in" style:text-scale="80%"/>
    </style:style>
    <style:style style:name="T829" style:family="text">
      <style:text-properties fo:letter-spacing="-0.0063in" style:text-scale="70%"/>
    </style:style>
    <style:style style:name="T830" style:family="text">
      <style:text-properties fo:letter-spacing="-0.0063in" style:text-scale="90%"/>
    </style:style>
    <style:style style:name="T831" style:family="text">
      <style:text-properties fo:letter-spacing="-0.0181in"/>
    </style:style>
    <style:style style:name="T832" style:family="text">
      <style:text-properties fo:letter-spacing="-0.0181in" style:text-scale="85%"/>
    </style:style>
    <style:style style:name="T833" style:family="text">
      <style:text-properties fo:letter-spacing="-0.0181in" style:text-scale="80%"/>
    </style:style>
    <style:style style:name="T834" style:family="text">
      <style:text-properties fo:letter-spacing="-0.0181in" style:text-scale="90%"/>
    </style:style>
    <style:style style:name="T835" style:family="text">
      <style:text-properties fo:letter-spacing="-0.0181in" style:text-scale="75%"/>
    </style:style>
    <style:style style:name="T836" style:family="text">
      <style:text-properties fo:letter-spacing="-0.0181in" style:text-scale="95%"/>
    </style:style>
    <style:style style:name="T837" style:family="text">
      <style:text-properties fo:letter-spacing="-0.0209in"/>
    </style:style>
    <style:style style:name="T838" style:family="text">
      <style:text-properties fo:letter-spacing="-0.0209in" style:text-scale="85%"/>
    </style:style>
    <style:style style:name="T839" style:family="text">
      <style:text-properties fo:letter-spacing="-0.0209in" style:text-scale="90%"/>
    </style:style>
    <style:style style:name="T840" style:family="text">
      <style:text-properties fo:letter-spacing="-0.0209in" style:text-scale="80%"/>
    </style:style>
    <style:style style:name="T841" style:family="text">
      <style:text-properties fo:letter-spacing="-0.0209in" style:text-scale="75%"/>
    </style:style>
    <style:style style:name="T842" style:family="text">
      <style:text-properties fo:letter-spacing="-0.0209in" style:text-scale="95%"/>
    </style:style>
    <style:style style:name="T843" style:family="text">
      <style:text-properties fo:letter-spacing="-0.0209in" style:text-scale="70%"/>
    </style:style>
    <style:style style:name="T844" style:family="text">
      <style:text-properties fo:letter-spacing="-0.0209in" style:text-scale="62%"/>
    </style:style>
    <style:style style:name="T845" style:family="text">
      <style:text-properties fo:letter-spacing="-0.0209in" style:text-scale="86%"/>
    </style:style>
    <style:style style:name="T846" style:family="text">
      <style:text-properties fo:letter-spacing="-0.0209in" style:text-scale="77%"/>
    </style:style>
    <style:style style:name="T847" style:family="text">
      <style:text-properties fo:letter-spacing="-0.0193in"/>
    </style:style>
    <style:style style:name="T848" style:family="text">
      <style:text-properties fo:letter-spacing="-0.0193in" style:text-scale="85%"/>
    </style:style>
    <style:style style:name="T849" style:family="text">
      <style:text-properties fo:letter-spacing="-0.0193in" style:text-scale="90%"/>
    </style:style>
    <style:style style:name="T850" style:family="text">
      <style:text-properties fo:letter-spacing="-0.0193in" style:text-scale="80%"/>
    </style:style>
    <style:style style:name="T851" style:family="text">
      <style:text-properties fo:letter-spacing="-0.0193in" style:text-scale="75%"/>
    </style:style>
    <style:style style:name="T852" style:family="text">
      <style:text-properties fo:letter-spacing="-0.0193in" style:text-scale="95%"/>
    </style:style>
    <style:style style:name="T853" style:family="text">
      <style:text-properties fo:letter-spacing="-0.0201in"/>
    </style:style>
    <style:style style:name="T854" style:family="text">
      <style:text-properties fo:letter-spacing="-0.0201in" style:text-scale="85%"/>
    </style:style>
    <style:style style:name="T855" style:family="text">
      <style:text-properties fo:letter-spacing="-0.0201in" style:text-scale="75%"/>
    </style:style>
    <style:style style:name="T856" style:family="text">
      <style:text-properties fo:letter-spacing="-0.0201in" style:text-scale="90%"/>
    </style:style>
    <style:style style:name="T857" style:family="text">
      <style:text-properties fo:letter-spacing="-0.0201in" style:text-scale="80%"/>
    </style:style>
    <style:style style:name="T858" style:family="text">
      <style:text-properties fo:letter-spacing="-0.0201in" style:text-scale="95%"/>
    </style:style>
    <style:style style:name="T859" style:family="text">
      <style:text-properties fo:letter-spacing="-0.0201in" style:text-scale="47%"/>
    </style:style>
    <style:style style:name="T860" style:family="text">
      <style:text-properties fo:letter-spacing="-0.0201in" style:text-scale="71%"/>
    </style:style>
    <style:style style:name="T861" style:family="text">
      <style:text-properties style:text-scale="90%"/>
    </style:style>
    <style:style style:name="T862" style:family="text">
      <style:text-properties fo:letter-spacing="-0.0307in"/>
    </style:style>
    <style:style style:name="T863" style:family="text">
      <style:text-properties fo:letter-spacing="-0.0307in" style:text-scale="90%"/>
    </style:style>
    <style:style style:name="T864" style:family="text">
      <style:text-properties fo:letter-spacing="-0.0307in" style:text-scale="85%"/>
    </style:style>
    <style:style style:name="T865" style:family="text">
      <style:text-properties fo:letter-spacing="-0.0307in" style:text-scale="80%"/>
    </style:style>
    <style:style style:name="T866" style:family="text">
      <style:text-properties fo:letter-spacing="-0.0307in" style:text-scale="86%"/>
    </style:style>
    <style:style style:name="T867" style:family="text">
      <style:text-properties fo:letter-spacing="-0.0307in" style:text-scale="103%"/>
    </style:style>
    <style:style style:name="T868" style:family="text">
      <style:text-properties fo:letter-spacing="-0.0307in" style:text-scale="41%"/>
    </style:style>
    <style:style style:name="T869" style:family="text">
      <style:text-properties fo:letter-spacing="-0.0307in" style:text-scale="95%"/>
    </style:style>
    <style:style style:name="T870" style:family="text">
      <style:text-properties fo:letter-spacing="-0.0299in"/>
    </style:style>
    <style:style style:name="T871" style:family="text">
      <style:text-properties fo:letter-spacing="-0.0299in" style:text-scale="90%"/>
    </style:style>
    <style:style style:name="T872" style:family="text">
      <style:text-properties fo:letter-spacing="-0.0299in" style:text-scale="75%"/>
    </style:style>
    <style:style style:name="T873" style:family="text">
      <style:text-properties fo:letter-spacing="-0.0299in" style:text-scale="85%"/>
    </style:style>
    <style:style style:name="T874" style:family="text">
      <style:text-properties fo:letter-spacing="-0.0299in" style:text-scale="82%"/>
    </style:style>
    <style:style style:name="T875" style:family="text">
      <style:text-properties fo:letter-spacing="-0.0299in" style:text-scale="95%"/>
    </style:style>
    <style:style style:name="T876" style:family="text">
      <style:text-properties fo:letter-spacing="-0.0299in" style:text-scale="80%"/>
    </style:style>
    <style:style style:name="T877" style:family="text">
      <style:text-properties fo:letter-spacing="-0.0299in" style:text-scale="65%"/>
    </style:style>
    <style:style style:name="T878" style:family="text">
      <style:text-properties fo:letter-spacing="-0.0299in" style:text-scale="64%"/>
    </style:style>
    <style:style style:name="T879" style:family="text">
      <style:text-properties fo:letter-spacing="-0.0299in" style:text-scale="58%"/>
    </style:style>
    <style:style style:name="T880" style:family="text">
      <style:text-properties fo:letter-spacing="-0.0299in" style:text-scale="40%"/>
    </style:style>
    <style:style style:name="T881" style:family="text">
      <style:text-properties fo:letter-spacing="0.0126in" style:text-scale="80%"/>
    </style:style>
    <style:style style:name="T882" style:family="text">
      <style:text-properties fo:letter-spacing="0.0126in" style:text-scale="76%"/>
    </style:style>
    <style:style style:name="T883" style:family="text">
      <style:text-properties fo:letter-spacing="0.0126in" style:text-scale="86%"/>
    </style:style>
    <style:style style:name="T884" style:family="text">
      <style:text-properties fo:letter-spacing="0.0126in" style:text-scale="41%"/>
    </style:style>
    <style:style style:name="T885" style:family="text">
      <style:text-properties fo:letter-spacing="0.0126in" style:text-scale="69%"/>
    </style:style>
    <style:style style:name="T886" style:family="text">
      <style:text-properties fo:letter-spacing="0.0126in" style:text-scale="82%"/>
    </style:style>
    <style:style style:name="T887" style:family="text">
      <style:text-properties fo:letter-spacing="0.0126in" style:text-scale="88%"/>
    </style:style>
    <style:style style:name="T888" style:family="text">
      <style:text-properties fo:letter-spacing="0.0126in" style:text-scale="85%"/>
    </style:style>
    <style:style style:name="T889" style:family="text">
      <style:text-properties fo:letter-spacing="-0.0366in"/>
    </style:style>
    <style:style style:name="T890" style:family="text">
      <style:text-properties fo:letter-spacing="-0.0366in" style:text-scale="80%"/>
    </style:style>
    <style:style style:name="T891" style:family="text">
      <style:text-properties fo:letter-spacing="-0.0366in" style:text-scale="85%"/>
    </style:style>
    <style:style style:name="T892" style:family="text">
      <style:text-properties fo:letter-spacing="-0.0366in" style:text-scale="95%"/>
    </style:style>
    <style:style style:name="T893" style:family="text">
      <style:text-properties fo:letter-spacing="-0.0366in" style:text-scale="90%"/>
    </style:style>
    <style:style style:name="T894" style:family="text">
      <style:text-properties fo:letter-spacing="-0.0354in" style:text-scale="90%"/>
    </style:style>
    <style:style style:name="T895" style:family="text">
      <style:text-properties fo:letter-spacing="-0.0354in" style:text-scale="80%"/>
    </style:style>
    <style:style style:name="T896" style:family="text">
      <style:text-properties fo:letter-spacing="-0.0354in" style:text-scale="95%"/>
    </style:style>
    <style:style style:name="T897" style:family="text">
      <style:text-properties fo:letter-spacing="-0.0354in" style:text-scale="85%"/>
    </style:style>
    <style:style style:name="T898" style:family="text">
      <style:text-properties fo:letter-spacing="-0.0362in"/>
    </style:style>
    <style:style style:name="T899" style:family="text">
      <style:text-properties fo:letter-spacing="-0.0362in" style:text-scale="90%"/>
    </style:style>
    <style:style style:name="T900" style:family="text">
      <style:text-properties fo:letter-spacing="-0.0362in" style:text-scale="75%"/>
    </style:style>
    <style:style style:name="T901" style:family="text">
      <style:text-properties fo:letter-spacing="-0.0362in" style:text-scale="80%"/>
    </style:style>
    <style:style style:name="T902" style:family="text">
      <style:text-properties fo:letter-spacing="-0.0362in" style:text-scale="85%"/>
    </style:style>
    <style:style style:name="T903" style:family="text">
      <style:text-properties fo:letter-spacing="-0.0362in" style:text-scale="95%"/>
    </style:style>
    <style:style style:name="T904" style:family="text">
      <style:text-properties fo:letter-spacing="-0.0173in"/>
    </style:style>
    <style:style style:name="T905" style:family="text">
      <style:text-properties fo:letter-spacing="-0.0173in" style:text-scale="90%"/>
    </style:style>
    <style:style style:name="T906" style:family="text">
      <style:text-properties fo:letter-spacing="-0.0173in" style:text-scale="80%"/>
    </style:style>
    <style:style style:name="T907" style:family="text">
      <style:text-properties fo:letter-spacing="-0.0173in" style:text-scale="75%"/>
    </style:style>
    <style:style style:name="T908" style:family="text">
      <style:text-properties fo:letter-spacing="-0.0173in" style:text-scale="85%"/>
    </style:style>
    <style:style style:name="T909" style:family="text">
      <style:text-properties fo:letter-spacing="-0.0173in" style:text-scale="95%"/>
    </style:style>
    <style:style style:name="T910" style:family="text">
      <style:text-properties fo:letter-spacing="-0.011in" style:text-scale="80%"/>
    </style:style>
    <style:style style:name="T911" style:family="text">
      <style:text-properties fo:letter-spacing="-0.011in" style:text-scale="85%"/>
    </style:style>
    <style:style style:name="T912" style:family="text">
      <style:text-properties fo:letter-spacing="-0.011in" style:text-scale="95%"/>
    </style:style>
    <style:style style:name="T913" style:family="text">
      <style:text-properties fo:letter-spacing="-0.011in" style:text-scale="90%"/>
    </style:style>
    <style:style style:name="T914" style:family="text">
      <style:text-properties fo:letter-spacing="-0.011in" style:text-scale="75%"/>
    </style:style>
    <style:style style:name="T915" style:family="text">
      <style:text-properties fo:letter-spacing="-0.011in" style:text-scale="70%"/>
    </style:style>
    <style:style style:name="T916" style:family="text">
      <style:text-properties fo:letter-spacing="-0.0102in" style:text-scale="80%"/>
    </style:style>
    <style:style style:name="T917" style:family="text">
      <style:text-properties fo:letter-spacing="-0.0102in" style:text-scale="75%"/>
    </style:style>
    <style:style style:name="T918" style:family="text">
      <style:text-properties fo:letter-spacing="-0.0102in" style:text-scale="85%"/>
    </style:style>
    <style:style style:name="T919" style:family="text">
      <style:text-properties fo:letter-spacing="-0.0102in" style:text-scale="95%"/>
    </style:style>
    <style:style style:name="T920" style:family="text">
      <style:text-properties fo:letter-spacing="-0.0102in" style:text-scale="90%"/>
    </style:style>
    <style:style style:name="T921" style:family="text">
      <style:text-properties fo:letter-spacing="-0.0118in" style:text-scale="80%"/>
    </style:style>
    <style:style style:name="T922" style:family="text">
      <style:text-properties fo:letter-spacing="-0.0118in" style:text-scale="85%"/>
    </style:style>
    <style:style style:name="T923" style:family="text">
      <style:text-properties fo:letter-spacing="-0.0118in" style:text-scale="90%"/>
    </style:style>
    <style:style style:name="T924" style:family="text">
      <style:text-properties fo:letter-spacing="-0.0118in" style:text-scale="95%"/>
    </style:style>
    <style:style style:name="T925" style:family="text">
      <style:text-properties fo:letter-spacing="-0.0118in" style:text-scale="75%"/>
    </style:style>
    <style:style style:name="T926" style:family="text">
      <style:text-properties fo:letter-spacing="-0.0256in"/>
    </style:style>
    <style:style style:name="T927" style:family="text">
      <style:text-properties fo:letter-spacing="-0.0256in" style:text-scale="90%"/>
    </style:style>
    <style:style style:name="T928" style:family="text">
      <style:text-properties fo:letter-spacing="-0.0256in" style:text-scale="80%"/>
    </style:style>
    <style:style style:name="T929" style:family="text">
      <style:text-properties fo:letter-spacing="-0.0256in" style:text-scale="85%"/>
    </style:style>
    <style:style style:name="T930" style:family="text">
      <style:text-properties fo:letter-spacing="-0.0256in" style:text-scale="75%"/>
    </style:style>
    <style:style style:name="T931" style:family="text">
      <style:text-properties fo:letter-spacing="-0.0256in" style:text-scale="95%"/>
    </style:style>
    <style:style style:name="T932" style:family="text">
      <style:text-properties fo:letter-spacing="-0.0256in" style:text-scale="70%"/>
    </style:style>
    <style:style style:name="T933" style:family="text">
      <style:text-properties fo:letter-spacing="-0.0091in"/>
    </style:style>
    <style:style style:name="T934" style:family="text">
      <style:text-properties fo:letter-spacing="-0.0091in" style:text-scale="85%"/>
    </style:style>
    <style:style style:name="T935" style:family="text">
      <style:text-properties fo:letter-spacing="-0.0091in" style:text-scale="80%"/>
    </style:style>
    <style:style style:name="T936" style:family="text">
      <style:text-properties fo:letter-spacing="-0.0091in" style:text-scale="75%"/>
    </style:style>
    <style:style style:name="T937" style:family="text">
      <style:text-properties fo:letter-spacing="-0.0091in" style:text-scale="90%"/>
    </style:style>
    <style:style style:name="T938" style:family="text">
      <style:text-properties fo:letter-spacing="-0.0091in" style:text-scale="95%"/>
    </style:style>
    <style:style style:name="T939" style:family="text">
      <style:text-properties fo:letter-spacing="-0.0091in" style:text-scale="96%"/>
    </style:style>
    <style:style style:name="T940" style:family="text">
      <style:text-properties fo:letter-spacing="-0.0091in" style:text-scale="82%"/>
    </style:style>
    <style:style style:name="T941" style:family="text">
      <style:text-properties fo:letter-spacing="-0.0091in" style:text-scale="41%"/>
    </style:style>
    <style:style style:name="T942" style:family="text">
      <style:text-properties fo:letter-spacing="-0.0091in" style:text-scale="70%"/>
    </style:style>
    <style:style style:name="T943" style:family="text">
      <style:text-properties fo:letter-spacing="-0.0252in"/>
    </style:style>
    <style:style style:name="T944" style:family="text">
      <style:text-properties fo:letter-spacing="-0.0252in" style:text-scale="90%"/>
    </style:style>
    <style:style style:name="T945" style:family="text">
      <style:text-properties fo:letter-spacing="-0.0252in" style:text-scale="85%"/>
    </style:style>
    <style:style style:name="T946" style:family="text">
      <style:text-properties fo:letter-spacing="-0.0252in" style:text-scale="80%"/>
    </style:style>
    <style:style style:name="T947" style:family="text">
      <style:text-properties fo:letter-spacing="-0.0252in" style:text-scale="75%"/>
    </style:style>
    <style:style style:name="T948" style:family="text">
      <style:text-properties fo:letter-spacing="-0.0252in" style:text-scale="95%"/>
    </style:style>
    <style:style style:name="T949" style:family="text">
      <style:text-properties fo:letter-spacing="-0.0252in" style:text-scale="73%"/>
    </style:style>
    <style:style style:name="T950" style:family="text">
      <style:text-properties fo:letter-spacing="-0.0264in"/>
    </style:style>
    <style:style style:name="T951" style:family="text">
      <style:text-properties fo:letter-spacing="-0.0264in" style:text-scale="90%"/>
    </style:style>
    <style:style style:name="T952" style:family="text">
      <style:text-properties fo:letter-spacing="-0.0264in" style:text-scale="80%"/>
    </style:style>
    <style:style style:name="T953" style:family="text">
      <style:text-properties fo:letter-spacing="-0.0264in" style:text-scale="85%"/>
    </style:style>
    <style:style style:name="T954" style:family="text">
      <style:text-properties fo:letter-spacing="-0.0264in" style:text-scale="95%"/>
    </style:style>
    <style:style style:name="T955" style:family="text">
      <style:text-properties fo:letter-spacing="-0.0283in" style:text-scale="85%"/>
    </style:style>
    <style:style style:name="T956" style:family="text">
      <style:text-properties fo:letter-spacing="-0.0283in" style:text-scale="90%"/>
    </style:style>
    <style:style style:name="T957" style:family="text">
      <style:text-properties fo:letter-spacing="-0.0283in" style:text-scale="80%"/>
    </style:style>
    <style:style style:name="T958" style:family="text">
      <style:text-properties fo:letter-spacing="-0.0283in" style:text-scale="95%"/>
    </style:style>
    <style:style style:name="T959" style:family="text">
      <style:text-properties fo:letter-spacing="-0.0283in" style:text-scale="82%"/>
    </style:style>
    <style:style style:name="T960" style:family="text">
      <style:text-properties fo:letter-spacing="-0.0291in" style:text-scale="85%"/>
    </style:style>
    <style:style style:name="T961" style:family="text">
      <style:text-properties fo:letter-spacing="-0.0291in" style:text-scale="90%"/>
    </style:style>
    <style:style style:name="T962" style:family="text">
      <style:text-properties fo:letter-spacing="-0.0291in" style:text-scale="80%"/>
    </style:style>
    <style:style style:name="T963" style:family="text">
      <style:text-properties fo:letter-spacing="-0.0291in" style:text-scale="95%"/>
    </style:style>
    <style:style style:name="T964" style:family="text">
      <style:text-properties fo:letter-spacing="-0.0291in" style:text-scale="103%"/>
    </style:style>
    <style:style style:name="T965" style:family="text">
      <style:text-properties fo:letter-spacing="-0.0291in" style:text-scale="75%"/>
    </style:style>
    <style:style style:name="T966" style:family="text">
      <style:text-properties fo:letter-spacing="-0.0291in" style:text-scale="72%"/>
    </style:style>
    <style:style style:name="T967" style:family="text">
      <style:text-properties fo:letter-spacing="-0.028in" style:text-scale="80%"/>
    </style:style>
    <style:style style:name="T968" style:family="text">
      <style:text-properties fo:letter-spacing="-0.028in" style:text-scale="90%"/>
    </style:style>
    <style:style style:name="T969" style:family="text">
      <style:text-properties fo:letter-spacing="-0.028in" style:text-scale="85%"/>
    </style:style>
    <style:style style:name="T970" style:family="text">
      <style:text-properties fo:letter-spacing="-0.028in" style:text-scale="95%"/>
    </style:style>
    <style:style style:name="T971" style:family="text">
      <style:text-properties fo:letter-spacing="-0.0008in"/>
    </style:style>
    <style:style style:name="T972" style:family="text">
      <style:text-properties fo:letter-spacing="-0.0008in" style:text-scale="85%"/>
    </style:style>
    <style:style style:name="T973" style:family="text">
      <style:text-properties fo:letter-spacing="-0.0008in" fo:font-weight="normal" style:font-weight-asian="normal" style:font-weight-complex="normal" style:text-scale="85%"/>
    </style:style>
    <style:style style:name="T974" style:family="text">
      <style:text-properties fo:letter-spacing="-0.0008in" fo:font-weight="normal" style:font-weight-asian="normal" style:font-weight-complex="normal" style:text-scale="76%"/>
    </style:style>
    <style:style style:name="T975" style:family="text">
      <style:text-properties fo:letter-spacing="-0.0008in" fo:font-weight="normal" style:font-weight-asian="normal" style:font-weight-complex="normal" style:text-scale="67%"/>
    </style:style>
    <style:style style:name="T976" style:family="text">
      <style:text-properties fo:letter-spacing="-0.0008in" style:text-scale="80%"/>
    </style:style>
    <style:style style:name="T977" style:family="text">
      <style:text-properties fo:letter-spacing="-0.0008in" style:text-scale="72%"/>
    </style:style>
    <style:style style:name="T978" style:family="text">
      <style:text-properties fo:letter-spacing="-0.0008in" style:text-scale="70%"/>
    </style:style>
    <style:style style:name="T979" style:family="text">
      <style:text-properties fo:letter-spacing="-0.0008in" style:text-scale="51%"/>
    </style:style>
    <style:style style:name="T980" style:family="text">
      <style:text-properties fo:letter-spacing="-0.0008in" style:text-scale="73%"/>
    </style:style>
    <style:style style:name="T981" style:family="text">
      <style:text-properties fo:letter-spacing="-0.0008in" style:text-scale="58%"/>
    </style:style>
    <style:style style:name="T982" style:family="text">
      <style:text-properties fo:letter-spacing="-0.0008in" style:text-scale="77%"/>
    </style:style>
    <style:style style:name="T983" style:family="text">
      <style:text-properties fo:letter-spacing="-0.0008in" style:text-scale="47%"/>
    </style:style>
    <style:style style:name="T984" style:family="text">
      <style:text-properties fo:letter-spacing="-0.0008in" style:text-scale="46%"/>
    </style:style>
    <style:style style:name="T985" style:family="text">
      <style:text-properties fo:letter-spacing="-0.0008in" style:text-scale="106%"/>
    </style:style>
    <style:style style:name="T986" style:family="text">
      <style:text-properties fo:letter-spacing="-0.0008in" style:text-scale="65%"/>
    </style:style>
    <style:style style:name="T987" style:family="text">
      <style:text-properties fo:letter-spacing="-0.0008in" style:text-scale="86%"/>
    </style:style>
    <style:style style:name="T988" style:family="text">
      <style:text-properties fo:letter-spacing="-0.0008in" style:text-scale="76%"/>
    </style:style>
    <style:style style:name="T989" style:family="text">
      <style:text-properties fo:letter-spacing="-0.0008in" style:text-scale="42%"/>
    </style:style>
    <style:style style:name="T990" style:family="text">
      <style:text-properties fo:letter-spacing="-0.0008in" style:text-scale="62%"/>
    </style:style>
    <style:style style:name="T991" style:family="text">
      <style:text-properties fo:letter-spacing="-0.0008in" style:text-scale="67%"/>
    </style:style>
    <style:style style:name="T992" style:family="text">
      <style:text-properties fo:letter-spacing="-0.0008in" style:text-scale="91%"/>
    </style:style>
    <style:style style:name="T993" style:family="text">
      <style:text-properties fo:letter-spacing="-0.0008in" style:text-scale="78%"/>
    </style:style>
    <style:style style:name="T994" style:family="text">
      <style:text-properties fo:letter-spacing="-0.0008in" style:text-scale="81%"/>
    </style:style>
    <style:style style:name="T995" style:family="text">
      <style:text-properties fo:letter-spacing="-0.0008in" style:text-scale="64%"/>
    </style:style>
    <style:style style:name="T996" style:family="text">
      <style:text-properties fo:letter-spacing="-0.0008in" style:text-scale="69%"/>
    </style:style>
    <style:style style:name="T997" style:family="text">
      <style:text-properties fo:letter-spacing="-0.0008in" style:text-scale="74%"/>
    </style:style>
    <style:style style:name="T998" style:family="text">
      <style:text-properties fo:letter-spacing="-0.0008in" style:text-scale="82%"/>
    </style:style>
    <style:style style:name="T999" style:family="text">
      <style:text-properties fo:letter-spacing="-0.0008in" style:text-scale="41%"/>
    </style:style>
    <style:style style:name="T1000" style:family="text">
      <style:text-properties fo:letter-spacing="-0.0008in" style:text-scale="97%"/>
    </style:style>
    <style:style style:name="T1001" style:family="text">
      <style:text-properties fo:letter-spacing="-0.0008in" style:text-scale="96%"/>
    </style:style>
    <style:style style:name="T1002" style:family="text">
      <style:text-properties fo:letter-spacing="-0.0008in" style:text-scale="50%"/>
    </style:style>
    <style:style style:name="T1003" style:family="text">
      <style:text-properties fo:letter-spacing="-0.0008in" style:text-scale="102%"/>
    </style:style>
    <style:style style:name="T1004" style:family="text">
      <style:text-properties fo:letter-spacing="-0.0008in" style:text-scale="83%"/>
    </style:style>
    <style:style style:name="T1005" style:family="text">
      <style:text-properties fo:letter-spacing="-0.0008in" style:text-scale="68%"/>
    </style:style>
    <style:style style:name="T1006" style:family="text">
      <style:text-properties fo:letter-spacing="-0.0008in" style:text-scale="59%"/>
    </style:style>
    <style:style style:name="T1007" style:family="text">
      <style:text-properties fo:letter-spacing="-0.0008in" style:text-scale="66%"/>
    </style:style>
    <style:style style:name="T1008" style:family="text">
      <style:text-properties fo:letter-spacing="-0.0008in" style:text-scale="87%"/>
    </style:style>
    <style:style style:name="T1009" style:family="text">
      <style:text-properties fo:letter-spacing="-0.0008in" style:text-scale="89%"/>
    </style:style>
    <style:style style:name="T1010" style:family="text">
      <style:text-properties fo:letter-spacing="-0.0008in" style:text-scale="95%"/>
    </style:style>
    <style:style style:name="T1011" style:family="text">
      <style:text-properties fo:letter-spacing="-0.0008in" style:text-scale="45%"/>
    </style:style>
    <style:style style:name="T1012" style:family="text">
      <style:text-properties fo:letter-spacing="-0.0008in" style:text-scale="71%"/>
    </style:style>
    <style:style style:name="T1013" style:family="text">
      <style:text-properties fo:letter-spacing="-0.0008in" style:text-scale="60%"/>
    </style:style>
    <style:style style:name="T1014" style:family="text">
      <style:text-properties fo:letter-spacing="-0.0008in" style:text-scale="63%"/>
    </style:style>
    <style:style style:name="T1015" style:family="text">
      <style:text-properties fo:letter-spacing="-0.0008in" style:text-scale="108%"/>
    </style:style>
    <style:style style:name="T1016" style:family="text">
      <style:text-properties fo:letter-spacing="-0.0008in" style:text-scale="90%"/>
    </style:style>
    <style:style style:name="T1017" style:family="text">
      <style:text-properties fo:letter-spacing="-0.0008in" style:text-scale="75%"/>
    </style:style>
    <style:style style:name="T1018" style:family="text">
      <style:text-properties fo:letter-spacing="-0.0008in" style:text-scale="103%"/>
    </style:style>
    <style:style style:name="T1019" style:family="text">
      <style:text-properties fo:letter-spacing="-0.0008in" style:text-scale="44%"/>
    </style:style>
    <style:style style:name="T1020" style:family="text">
      <style:text-properties fo:letter-spacing="-0.0008in" style:text-scale="104%"/>
    </style:style>
    <style:style style:name="T1021" style:family="text">
      <style:text-properties fo:letter-spacing="-0.0008in" style:text-scale="92%"/>
    </style:style>
    <style:style style:name="T1022" style:family="text">
      <style:text-properties fo:letter-spacing="-0.0008in" style:text-scale="84%"/>
    </style:style>
    <style:style style:name="T1023" style:family="text">
      <style:text-properties fo:letter-spacing="-0.0008in" style:text-scale="88%"/>
    </style:style>
    <style:style style:name="T1024" style:family="text">
      <style:text-properties fo:letter-spacing="-0.0008in" style:text-scale="57%"/>
    </style:style>
    <style:style style:name="T1025" style:family="text">
      <style:text-properties fo:letter-spacing="-0.0008in" style:text-scale="52%"/>
    </style:style>
    <style:style style:name="T1026" style:family="text">
      <style:text-properties fo:letter-spacing="-0.0008in" style:text-scale="61%"/>
    </style:style>
    <style:style style:name="T1027" style:family="text">
      <style:text-properties fo:letter-spacing="-0.0008in" style:text-scale="101%"/>
    </style:style>
    <style:style style:name="T1028" style:family="text">
      <style:text-properties fo:letter-spacing="-0.0008in" style:text-scale="55%"/>
    </style:style>
    <style:style style:name="T1029" style:family="text">
      <style:text-properties fo:letter-spacing="-0.0008in" style:text-scale="48%"/>
    </style:style>
    <style:style style:name="T1030" style:family="text">
      <style:text-properties fo:letter-spacing="-0.0008in" style:text-scale="79%"/>
    </style:style>
    <style:style style:name="T1031" style:family="text">
      <style:text-properties fo:letter-spacing="-0.0008in" style:text-scale="49%"/>
    </style:style>
    <style:style style:name="T1032" style:family="text">
      <style:text-properties fo:letter-spacing="-0.0008in" style:text-scale="40%"/>
    </style:style>
    <style:style style:name="T1033" style:family="text">
      <style:text-properties fo:letter-spacing="-0.0008in" style:text-scale="112%"/>
    </style:style>
    <style:style style:name="T1034" style:family="text">
      <style:text-properties fo:font-weight="normal" style:font-weight-asian="normal"/>
    </style:style>
    <style:style style:name="T1035" style:family="text">
      <style:text-properties fo:font-weight="normal" style:font-weight-asian="normal" style:font-weight-complex="normal"/>
    </style:style>
    <style:style style:name="T1036" style:family="text">
      <style:text-properties style:text-scale="72%"/>
    </style:style>
    <style:style style:name="T1037" style:family="text">
      <style:text-properties style:text-scale="70%"/>
    </style:style>
    <style:style style:name="T1038" style:family="text">
      <style:text-properties style:text-scale="47%"/>
    </style:style>
    <style:style style:name="T1039" style:family="text">
      <style:text-properties fo:letter-spacing="0.0008in"/>
    </style:style>
    <style:style style:name="T1040" style:family="text">
      <style:text-properties fo:letter-spacing="0.0008in" style:text-scale="51%"/>
    </style:style>
    <style:style style:name="T1041" style:family="text">
      <style:text-properties fo:letter-spacing="0.0008in" style:text-scale="80%"/>
    </style:style>
    <style:style style:name="T1042" style:family="text">
      <style:text-properties fo:letter-spacing="0.0008in" style:text-scale="73%"/>
    </style:style>
    <style:style style:name="T1043" style:family="text">
      <style:text-properties fo:letter-spacing="0.0008in" style:text-scale="69%"/>
    </style:style>
    <style:style style:name="T1044" style:family="text">
      <style:text-properties fo:letter-spacing="0.0008in" style:text-scale="74%"/>
    </style:style>
    <style:style style:name="T1045" style:family="text">
      <style:text-properties fo:letter-spacing="0.0008in" style:text-scale="102%"/>
    </style:style>
    <style:style style:name="T1046" style:family="text">
      <style:text-properties fo:letter-spacing="0.0008in" style:text-scale="83%"/>
    </style:style>
    <style:style style:name="T1047" style:family="text">
      <style:text-properties fo:letter-spacing="0.0008in" style:text-scale="66%"/>
    </style:style>
    <style:style style:name="T1048" style:family="text">
      <style:text-properties fo:letter-spacing="0.0008in" style:text-scale="70%"/>
    </style:style>
    <style:style style:name="T1049" style:family="text">
      <style:text-properties fo:letter-spacing="0.0008in" style:text-scale="60%"/>
    </style:style>
    <style:style style:name="T1050" style:family="text">
      <style:text-properties fo:letter-spacing="0.0008in" style:text-scale="121%"/>
    </style:style>
    <style:style style:name="T1051" style:family="text">
      <style:text-properties fo:letter-spacing="0.0008in" style:text-scale="76%"/>
    </style:style>
    <style:style style:name="T1052" style:family="text">
      <style:text-properties fo:letter-spacing="0.0008in" style:text-scale="77%"/>
    </style:style>
    <style:style style:name="T1053" style:family="text">
      <style:text-properties fo:letter-spacing="0.0008in" style:text-scale="90%"/>
    </style:style>
    <style:style style:name="T1054" style:family="text">
      <style:text-properties fo:letter-spacing="0.0008in" style:text-scale="75%"/>
    </style:style>
    <style:style style:name="T1055" style:family="text">
      <style:text-properties fo:letter-spacing="0.0008in" style:text-scale="82%"/>
    </style:style>
    <style:style style:name="T1056" style:family="text">
      <style:text-properties fo:letter-spacing="0.0008in" style:text-scale="95%"/>
    </style:style>
    <style:style style:name="T1057" style:family="text">
      <style:text-properties fo:letter-spacing="0.0008in" style:text-scale="85%"/>
    </style:style>
    <style:style style:name="T1058" style:family="text">
      <style:text-properties fo:letter-spacing="0.0008in" style:text-scale="81%"/>
    </style:style>
    <style:style style:name="T1059" style:family="text">
      <style:text-properties fo:letter-spacing="0.0008in" style:text-scale="103%"/>
    </style:style>
    <style:style style:name="T1060" style:family="text">
      <style:text-properties fo:letter-spacing="0.0008in" style:text-scale="71%"/>
    </style:style>
    <style:style style:name="T1061" style:family="text">
      <style:text-properties fo:letter-spacing="0.0008in" style:text-scale="109%"/>
    </style:style>
    <style:style style:name="T1062" style:family="text">
      <style:text-properties fo:letter-spacing="0.0008in" style:text-scale="89%"/>
    </style:style>
    <style:style style:name="T1063" style:family="text">
      <style:text-properties fo:letter-spacing="0.0008in" style:text-scale="47%"/>
    </style:style>
    <style:style style:name="T1064" style:family="text">
      <style:text-properties fo:letter-spacing="0.0008in" style:text-scale="65%"/>
    </style:style>
    <style:style style:name="T1065" style:family="text">
      <style:text-properties fo:letter-spacing="0.0008in" style:text-scale="86%"/>
    </style:style>
    <style:style style:name="T1066" style:family="text">
      <style:text-properties fo:letter-spacing="0.0008in" style:text-scale="87%"/>
    </style:style>
    <style:style style:name="T1067" style:family="text">
      <style:text-properties fo:letter-spacing="0.0008in" style:text-scale="63%"/>
    </style:style>
    <style:style style:name="T1068" style:family="text">
      <style:text-properties fo:letter-spacing="0.0008in" style:text-scale="96%"/>
    </style:style>
    <style:style style:name="T1069" style:family="text">
      <style:text-properties fo:letter-spacing="0.0008in" style:text-scale="84%"/>
    </style:style>
    <style:style style:name="T1070" style:family="text">
      <style:text-properties fo:letter-spacing="-0.0098in"/>
    </style:style>
    <style:style style:name="T1071" style:family="text">
      <style:text-properties fo:letter-spacing="-0.0098in" style:text-scale="80%"/>
    </style:style>
    <style:style style:name="T1072" style:family="text">
      <style:text-properties fo:letter-spacing="-0.0098in" style:text-scale="85%"/>
    </style:style>
    <style:style style:name="T1073" style:family="text">
      <style:text-properties fo:letter-spacing="-0.0098in" style:text-scale="95%"/>
    </style:style>
    <style:style style:name="T1074" style:family="text">
      <style:text-properties fo:letter-spacing="-0.0098in" style:text-scale="90%"/>
    </style:style>
    <style:style style:name="T1075" style:family="text">
      <style:text-properties fo:letter-spacing="-0.0098in" style:text-scale="82%"/>
    </style:style>
    <style:style style:name="T1076" style:family="text">
      <style:text-properties fo:letter-spacing="-0.0083in"/>
    </style:style>
    <style:style style:name="T1077" style:family="text">
      <style:text-properties fo:letter-spacing="-0.0083in" style:text-scale="85%"/>
    </style:style>
    <style:style style:name="T1078" style:family="text">
      <style:text-properties fo:letter-spacing="-0.0083in" style:text-scale="80%"/>
    </style:style>
    <style:style style:name="T1079" style:family="text">
      <style:text-properties fo:letter-spacing="-0.0083in" style:text-scale="75%"/>
    </style:style>
    <style:style style:name="T1080" style:family="text">
      <style:text-properties fo:letter-spacing="-0.0083in" style:text-scale="90%"/>
    </style:style>
    <style:style style:name="T1081" style:family="text">
      <style:text-properties fo:letter-spacing="-0.0083in" style:text-scale="95%"/>
    </style:style>
    <style:style style:name="T1082" style:family="text">
      <style:text-properties fo:letter-spacing="-0.0083in" style:text-scale="76%"/>
    </style:style>
    <style:style style:name="T1083" style:family="text">
      <style:text-properties fo:letter-spacing="-0.0311in"/>
    </style:style>
    <style:style style:name="T1084" style:family="text">
      <style:text-properties fo:letter-spacing="-0.0311in" style:text-scale="90%"/>
    </style:style>
    <style:style style:name="T1085" style:family="text">
      <style:text-properties fo:letter-spacing="-0.0311in" style:text-scale="80%"/>
    </style:style>
    <style:style style:name="T1086" style:family="text">
      <style:text-properties fo:letter-spacing="-0.0311in" style:text-scale="85%"/>
    </style:style>
    <style:style style:name="T1087" style:family="text">
      <style:text-properties fo:letter-spacing="-0.0311in" style:text-scale="89%"/>
    </style:style>
    <style:style style:name="T1088" style:family="text">
      <style:text-properties fo:letter-spacing="-0.0311in" style:text-scale="95%"/>
    </style:style>
    <style:style style:name="T1089" style:family="text">
      <style:text-properties fo:letter-spacing="-0.0311in" style:text-scale="75%"/>
    </style:style>
    <style:style style:name="T1090" style:family="text">
      <style:text-properties fo:letter-spacing="-0.0311in" style:text-scale="76%"/>
    </style:style>
    <style:style style:name="T1091" style:family="text">
      <style:text-properties fo:letter-spacing="-0.0311in" style:text-scale="97%"/>
    </style:style>
    <style:style style:name="T1092" style:family="text">
      <style:text-properties fo:letter-spacing="-0.0311in" style:text-scale="81%"/>
    </style:style>
    <style:style style:name="T1093" style:family="text">
      <style:text-properties fo:letter-spacing="-0.0016in"/>
    </style:style>
    <style:style style:name="T1094" style:family="text">
      <style:text-properties fo:letter-spacing="-0.0016in" style:text-scale="80%"/>
    </style:style>
    <style:style style:name="T1095" style:family="text">
      <style:text-properties fo:letter-spacing="-0.0016in" style:text-scale="67%"/>
    </style:style>
    <style:style style:name="T1096" style:family="text">
      <style:text-properties fo:letter-spacing="-0.0016in" style:text-scale="86%"/>
    </style:style>
    <style:style style:name="T1097" style:family="text">
      <style:text-properties fo:letter-spacing="-0.0016in" style:text-scale="95%"/>
    </style:style>
    <style:style style:name="T1098" style:family="text">
      <style:text-properties fo:letter-spacing="-0.0016in" style:text-scale="96%"/>
    </style:style>
    <style:style style:name="T1099" style:family="text">
      <style:text-properties fo:letter-spacing="-0.0016in" style:text-scale="74%"/>
    </style:style>
    <style:style style:name="T1100" style:family="text">
      <style:text-properties fo:letter-spacing="-0.0016in" style:text-scale="85%"/>
    </style:style>
    <style:style style:name="T1101" style:family="text">
      <style:text-properties fo:letter-spacing="-0.0016in" style:text-scale="82%"/>
    </style:style>
    <style:style style:name="T1102" style:family="text">
      <style:text-properties fo:letter-spacing="-0.0016in" style:text-scale="73%"/>
    </style:style>
    <style:style style:name="T1103" style:family="text">
      <style:text-properties fo:letter-spacing="-0.0016in" style:text-scale="72%"/>
    </style:style>
    <style:style style:name="T1104" style:family="text">
      <style:text-properties fo:letter-spacing="-0.0016in" style:text-scale="90%"/>
    </style:style>
    <style:style style:name="T1105" style:family="text">
      <style:text-properties fo:letter-spacing="-0.0016in" style:text-scale="103%"/>
    </style:style>
    <style:style style:name="T1106" style:family="text">
      <style:text-properties fo:letter-spacing="-0.0016in" style:text-scale="69%"/>
    </style:style>
    <style:style style:name="T1107" style:family="text">
      <style:text-properties fo:letter-spacing="-0.0016in" style:text-scale="77%"/>
    </style:style>
    <style:style style:name="T1108" style:family="text">
      <style:text-properties fo:letter-spacing="-0.0016in" style:text-scale="63%"/>
    </style:style>
    <style:style style:name="T1109" style:family="text">
      <style:text-properties fo:letter-spacing="-0.0016in" style:text-scale="70%"/>
    </style:style>
    <style:style style:name="T1110" style:family="text">
      <style:text-properties fo:letter-spacing="-0.0244in" style:text-scale="85%"/>
    </style:style>
    <style:style style:name="T1111" style:family="text">
      <style:text-properties fo:letter-spacing="-0.0244in" style:text-scale="80%"/>
    </style:style>
    <style:style style:name="T1112" style:family="text">
      <style:text-properties fo:letter-spacing="-0.0244in" style:text-scale="90%"/>
    </style:style>
    <style:style style:name="T1113" style:family="text">
      <style:text-properties fo:letter-spacing="-0.0244in" style:text-scale="75%"/>
    </style:style>
    <style:style style:name="T1114" style:family="text">
      <style:text-properties fo:letter-spacing="-0.0244in" style:text-scale="95%"/>
    </style:style>
    <style:style style:name="T1115" style:family="text">
      <style:text-properties fo:letter-spacing="-0.0244in" style:text-scale="86%"/>
    </style:style>
    <style:style style:name="T1116" style:family="text">
      <style:text-properties fo:letter-spacing="-0.0244in" style:text-scale="50%"/>
    </style:style>
    <style:style style:name="T1117" style:family="text">
      <style:text-properties fo:letter-spacing="0.0146in"/>
    </style:style>
    <style:style style:name="T1118" style:family="text">
      <style:text-properties fo:letter-spacing="0.0146in" style:text-scale="75%"/>
    </style:style>
    <style:style style:name="T1119" style:family="text">
      <style:text-properties fo:letter-spacing="0.0146in" style:text-scale="70%"/>
    </style:style>
    <style:style style:name="T1120" style:family="text">
      <style:text-properties fo:letter-spacing="-0.0161in" style:text-scale="75%"/>
    </style:style>
    <style:style style:name="T1121" style:family="text">
      <style:text-properties fo:letter-spacing="-0.0161in" style:text-scale="80%"/>
    </style:style>
    <style:style style:name="T1122" style:family="text">
      <style:text-properties fo:letter-spacing="-0.0161in" style:text-scale="85%"/>
    </style:style>
    <style:style style:name="T1123" style:family="text">
      <style:text-properties fo:letter-spacing="-0.0161in" style:text-scale="90%"/>
    </style:style>
    <style:style style:name="T1124" style:family="text">
      <style:text-properties fo:letter-spacing="-0.0161in" style:text-scale="95%"/>
    </style:style>
    <style:style style:name="T1125" style:family="text">
      <style:text-properties fo:letter-spacing="0.0465in" style:text-scale="75%"/>
    </style:style>
    <style:style style:name="T1126" style:family="text">
      <style:text-properties style:text-scale="73%"/>
    </style:style>
    <style:style style:name="T1127" style:family="text">
      <style:text-properties style:text-scale="58%"/>
    </style:style>
    <style:style style:name="T1128" style:family="text">
      <style:text-properties style:text-scale="74%"/>
    </style:style>
    <style:style style:name="T1129" style:family="text">
      <style:text-properties style:text-scale="77%"/>
    </style:style>
    <style:style style:name="T1130" style:family="text">
      <style:text-properties style:text-scale="46%"/>
    </style:style>
    <style:style style:name="T1131" style:family="text">
      <style:text-properties style:text-scale="106%"/>
    </style:style>
    <style:style style:name="T1132" style:family="text">
      <style:text-properties style:text-scale="65%"/>
    </style:style>
    <style:style style:name="T1133" style:family="text">
      <style:text-properties style:text-scale="86%"/>
    </style:style>
    <style:style style:name="T1134" style:family="text">
      <style:text-properties fo:letter-spacing="-0.0154in" style:text-scale="80%"/>
    </style:style>
    <style:style style:name="T1135" style:family="text">
      <style:text-properties fo:letter-spacing="-0.0154in" style:text-scale="85%"/>
    </style:style>
    <style:style style:name="T1136" style:family="text">
      <style:text-properties fo:letter-spacing="-0.0154in" style:text-scale="90%"/>
    </style:style>
    <style:style style:name="T1137" style:family="text">
      <style:text-properties fo:letter-spacing="-0.0154in" style:text-scale="75%"/>
    </style:style>
    <style:style style:name="T1138" style:family="text">
      <style:text-properties fo:letter-spacing="-0.0154in" style:text-scale="95%"/>
    </style:style>
    <style:style style:name="T1139" style:family="text">
      <style:text-properties fo:letter-spacing="-0.0327in"/>
    </style:style>
    <style:style style:name="T1140" style:family="text">
      <style:text-properties fo:letter-spacing="-0.0327in" style:text-scale="85%"/>
    </style:style>
    <style:style style:name="T1141" style:family="text">
      <style:text-properties fo:letter-spacing="-0.0327in" style:text-scale="90%"/>
    </style:style>
    <style:style style:name="T1142" style:family="text">
      <style:text-properties fo:letter-spacing="-0.0327in" style:text-scale="95%"/>
    </style:style>
    <style:style style:name="T1143" style:family="text">
      <style:text-properties fo:letter-spacing="-0.0327in" style:text-scale="75%"/>
    </style:style>
    <style:style style:name="T1144" style:family="text">
      <style:text-properties fo:letter-spacing="0.0201in" style:text-scale="75%"/>
    </style:style>
    <style:style style:name="T1145" style:family="text">
      <style:text-properties fo:letter-spacing="0.0201in" style:text-scale="85%"/>
    </style:style>
    <style:style style:name="T1146" style:family="text">
      <style:text-properties fo:letter-spacing="0.0201in" style:text-scale="80%"/>
    </style:style>
    <style:style style:name="T1147" style:family="text">
      <style:text-properties fo:letter-spacing="-0.0228in"/>
    </style:style>
    <style:style style:name="T1148" style:family="text">
      <style:text-properties fo:letter-spacing="-0.0228in" style:text-scale="85%"/>
    </style:style>
    <style:style style:name="T1149" style:family="text">
      <style:text-properties fo:letter-spacing="-0.0228in" style:text-scale="90%"/>
    </style:style>
    <style:style style:name="T1150" style:family="text">
      <style:text-properties fo:letter-spacing="-0.0228in" style:text-scale="80%"/>
    </style:style>
    <style:style style:name="T1151" style:family="text">
      <style:text-properties fo:letter-spacing="-0.0228in" style:text-scale="95%"/>
    </style:style>
    <style:style style:name="T1152" style:family="text">
      <style:text-properties fo:letter-spacing="-0.0228in" style:text-scale="75%"/>
    </style:style>
    <style:style style:name="T1153" style:family="text">
      <style:text-properties style:text-scale="83%"/>
    </style:style>
    <style:style style:name="T1154" style:family="text">
      <style:text-properties style:text-scale="42%"/>
    </style:style>
    <style:style style:name="T1155" style:family="text">
      <style:text-properties style:text-scale="76%"/>
    </style:style>
    <style:style style:name="T1156" style:family="text">
      <style:text-properties fo:letter-spacing="-0.0028in"/>
    </style:style>
    <style:style style:name="T1157" style:family="text">
      <style:text-properties fo:letter-spacing="-0.0028in" style:text-scale="75%"/>
    </style:style>
    <style:style style:name="T1158" style:family="text">
      <style:text-properties fo:letter-spacing="-0.0028in" style:text-scale="85%"/>
    </style:style>
    <style:style style:name="T1159" style:family="text">
      <style:text-properties fo:letter-spacing="-0.0028in" style:text-scale="80%"/>
    </style:style>
    <style:style style:name="T1160" style:family="text">
      <style:text-properties fo:letter-spacing="-0.0028in" style:text-scale="41%"/>
    </style:style>
    <style:style style:name="T1161" style:family="text">
      <style:text-properties fo:letter-spacing="-0.0028in" style:text-scale="87%"/>
    </style:style>
    <style:style style:name="T1162" style:family="text">
      <style:text-properties fo:letter-spacing="-0.0165in" style:text-scale="80%"/>
    </style:style>
    <style:style style:name="T1163" style:family="text">
      <style:text-properties fo:letter-spacing="-0.0165in" style:text-scale="85%"/>
    </style:style>
    <style:style style:name="T1164" style:family="text">
      <style:text-properties fo:letter-spacing="-0.0165in" style:text-scale="90%"/>
    </style:style>
    <style:style style:name="T1165" style:family="text">
      <style:text-properties fo:letter-spacing="-0.0165in" style:text-scale="95%"/>
    </style:style>
    <style:style style:name="T1166" style:family="text">
      <style:text-properties fo:letter-spacing="-0.0165in" style:text-scale="75%"/>
    </style:style>
    <style:style style:name="T1167" style:family="text">
      <style:text-properties fo:letter-spacing="-0.0189in"/>
    </style:style>
    <style:style style:name="T1168" style:family="text">
      <style:text-properties fo:letter-spacing="-0.0189in" style:text-scale="90%"/>
    </style:style>
    <style:style style:name="T1169" style:family="text">
      <style:text-properties fo:letter-spacing="-0.0189in" style:text-scale="85%"/>
    </style:style>
    <style:style style:name="T1170" style:family="text">
      <style:text-properties fo:letter-spacing="-0.0189in" style:text-scale="75%"/>
    </style:style>
    <style:style style:name="T1171" style:family="text">
      <style:text-properties fo:letter-spacing="-0.0189in" style:text-scale="80%"/>
    </style:style>
    <style:style style:name="T1172" style:family="text">
      <style:text-properties fo:letter-spacing="-0.0189in" style:text-scale="95%"/>
    </style:style>
    <style:style style:name="T1173" style:family="text">
      <style:text-properties fo:letter-spacing="-0.0138in" style:text-scale="80%"/>
    </style:style>
    <style:style style:name="T1174" style:family="text">
      <style:text-properties fo:letter-spacing="-0.0138in" style:text-scale="90%"/>
    </style:style>
    <style:style style:name="T1175" style:family="text">
      <style:text-properties fo:letter-spacing="-0.0138in" style:text-scale="75%"/>
    </style:style>
    <style:style style:name="T1176" style:family="text">
      <style:text-properties fo:letter-spacing="-0.0138in" style:text-scale="85%"/>
    </style:style>
    <style:style style:name="T1177" style:family="text">
      <style:text-properties fo:letter-spacing="-0.0138in" style:text-scale="95%"/>
    </style:style>
    <style:style style:name="T1178" style:family="text">
      <style:text-properties fo:letter-spacing="0.0047in"/>
    </style:style>
    <style:style style:name="T1179" style:family="text">
      <style:text-properties fo:letter-spacing="0.0047in" style:text-scale="75%"/>
    </style:style>
    <style:style style:name="T1180" style:family="text">
      <style:text-properties fo:letter-spacing="0.0047in" style:text-scale="80%"/>
    </style:style>
    <style:style style:name="T1181" style:family="text">
      <style:text-properties fo:letter-spacing="0.0047in" style:text-scale="71%"/>
    </style:style>
    <style:style style:name="T1182" style:family="text">
      <style:text-properties fo:letter-spacing="0.0047in" style:text-scale="85%"/>
    </style:style>
    <style:style style:name="T1183" style:family="text">
      <style:text-properties fo:letter-spacing="0.0047in" style:text-scale="96%"/>
    </style:style>
    <style:style style:name="T1184" style:family="text">
      <style:text-properties fo:letter-spacing="0.0047in" style:text-scale="70%"/>
    </style:style>
    <style:style style:name="T1185" style:family="text">
      <style:text-properties fo:letter-spacing="0.0047in" style:text-scale="86%"/>
    </style:style>
    <style:style style:name="T1186" style:family="text">
      <style:text-properties fo:letter-spacing="0.0047in" style:text-scale="66%"/>
    </style:style>
    <style:style style:name="T1187" style:family="text">
      <style:text-properties fo:letter-spacing="0.0047in" style:text-scale="90%"/>
    </style:style>
    <style:style style:name="T1188" style:family="text">
      <style:text-properties fo:letter-spacing="0.0291in" style:text-scale="75%"/>
    </style:style>
    <style:style style:name="T1189" style:family="text">
      <style:text-properties fo:letter-spacing="0.0291in" style:text-scale="69%"/>
    </style:style>
    <style:style style:name="T1190" style:family="text">
      <style:text-properties fo:letter-spacing="0.0291in" style:text-scale="68%"/>
    </style:style>
    <style:style style:name="T1191" style:family="text">
      <style:text-properties fo:letter-spacing="0.0291in" style:text-scale="80%"/>
    </style:style>
    <style:style style:name="T1192" style:family="text">
      <style:text-properties fo:letter-spacing="0.0083in" style:text-scale="80%"/>
    </style:style>
    <style:style style:name="T1193" style:family="text">
      <style:text-properties fo:letter-spacing="0.0083in" style:text-scale="90%"/>
    </style:style>
    <style:style style:name="T1194" style:family="text">
      <style:text-properties fo:letter-spacing="0.0083in" style:text-scale="95%"/>
    </style:style>
    <style:style style:name="T1195" style:family="text">
      <style:text-properties fo:letter-spacing="-0.002in"/>
    </style:style>
    <style:style style:name="T1196" style:family="text">
      <style:text-properties fo:letter-spacing="-0.002in" style:text-scale="75%"/>
    </style:style>
    <style:style style:name="T1197" style:family="text">
      <style:text-properties fo:letter-spacing="-0.002in" style:text-scale="85%"/>
    </style:style>
    <style:style style:name="T1198" style:family="text">
      <style:text-properties fo:letter-spacing="-0.002in" style:text-scale="80%"/>
    </style:style>
    <style:style style:name="T1199" style:family="text">
      <style:text-properties fo:letter-spacing="-0.002in" style:text-scale="60%"/>
    </style:style>
    <style:style style:name="T1200" style:family="text">
      <style:text-properties fo:letter-spacing="-0.002in" style:text-scale="95%"/>
    </style:style>
    <style:style style:name="T1201" style:family="text">
      <style:text-properties fo:letter-spacing="-0.002in" style:text-scale="90%"/>
    </style:style>
    <style:style style:name="T1202" style:family="text">
      <style:text-properties fo:letter-spacing="-0.0071in" style:text-scale="80%"/>
    </style:style>
    <style:style style:name="T1203" style:family="text">
      <style:text-properties fo:letter-spacing="-0.0071in" style:text-scale="75%"/>
    </style:style>
    <style:style style:name="T1204" style:family="text">
      <style:text-properties fo:letter-spacing="-0.0071in" style:text-scale="85%"/>
    </style:style>
    <style:style style:name="T1205" style:family="text">
      <style:text-properties fo:letter-spacing="-0.0071in" style:text-scale="59%"/>
    </style:style>
    <style:style style:name="T1206" style:family="text">
      <style:text-properties fo:letter-spacing="-0.0071in" style:text-scale="90%"/>
    </style:style>
    <style:style style:name="T1207" style:family="text">
      <style:text-properties fo:letter-spacing="0.0063in" style:text-scale="75%"/>
    </style:style>
    <style:style style:name="T1208" style:family="text">
      <style:text-properties fo:letter-spacing="0.0063in" style:text-scale="80%"/>
    </style:style>
    <style:style style:name="T1209" style:family="text">
      <style:text-properties fo:letter-spacing="0.0063in" style:text-scale="96%"/>
    </style:style>
    <style:style style:name="T1210" style:family="text">
      <style:text-properties fo:letter-spacing="0.0063in" style:text-scale="73%"/>
    </style:style>
    <style:style style:name="T1211" style:family="text">
      <style:text-properties fo:letter-spacing="0.0189in" style:text-scale="75%"/>
    </style:style>
    <style:style style:name="T1212" style:family="text">
      <style:text-properties fo:letter-spacing="0.0189in" style:text-scale="80%"/>
    </style:style>
    <style:style style:name="T1213" style:family="text">
      <style:text-properties fo:letter-spacing="0.0189in" style:text-scale="67%"/>
    </style:style>
    <style:style style:name="T1214" style:family="text">
      <style:text-properties fo:letter-spacing="0.0075in" style:text-scale="75%"/>
    </style:style>
    <style:style style:name="T1215" style:family="text">
      <style:text-properties fo:letter-spacing="0.0075in" style:text-scale="95%"/>
    </style:style>
    <style:style style:name="T1216" style:family="text">
      <style:text-properties fo:letter-spacing="0.0075in" style:text-scale="96%"/>
    </style:style>
    <style:style style:name="T1217" style:family="text">
      <style:text-properties fo:letter-spacing="0.0071in" style:text-scale="75%"/>
    </style:style>
    <style:style style:name="T1218" style:family="text">
      <style:text-properties fo:letter-spacing="0.0071in" style:text-scale="80%"/>
    </style:style>
    <style:style style:name="T1219" style:family="text">
      <style:text-properties fo:letter-spacing="0.0071in" style:text-scale="72%"/>
    </style:style>
    <style:style style:name="T1220" style:family="text">
      <style:text-properties fo:letter-spacing="0.028in" style:text-scale="70%"/>
    </style:style>
    <style:style style:name="T1221" style:family="text">
      <style:text-properties fo:letter-spacing="0.028in" style:text-scale="75%"/>
    </style:style>
    <style:style style:name="T1222" style:family="text">
      <style:text-properties fo:letter-spacing="0.0272in" style:text-scale="70%"/>
    </style:style>
    <style:style style:name="T1223" style:family="text">
      <style:text-properties fo:letter-spacing="0.0102in" style:text-scale="80%"/>
    </style:style>
    <style:style style:name="T1224" style:family="text">
      <style:text-properties fo:letter-spacing="0.0102in" style:text-scale="85%"/>
    </style:style>
    <style:style style:name="T1225" style:family="text">
      <style:text-properties fo:letter-spacing="0.0102in" style:text-scale="76%"/>
    </style:style>
    <style:style style:name="T1226" style:family="text">
      <style:text-properties fo:letter-spacing="-0.0319in"/>
    </style:style>
    <style:style style:name="T1227" style:family="text">
      <style:text-properties fo:letter-spacing="-0.0319in" style:text-scale="90%"/>
    </style:style>
    <style:style style:name="T1228" style:family="text">
      <style:text-properties fo:letter-spacing="-0.0319in" style:text-scale="85%"/>
    </style:style>
    <style:style style:name="T1229" style:family="text">
      <style:text-properties fo:letter-spacing="-0.0319in" style:text-scale="95%"/>
    </style:style>
    <style:style style:name="T1230" style:family="text">
      <style:text-properties fo:letter-spacing="-0.0319in" style:text-scale="80%"/>
    </style:style>
    <style:style style:name="T1231" style:family="text">
      <style:text-properties style:text-scale="89%"/>
    </style:style>
    <style:style style:name="T1232" style:family="text">
      <style:text-properties style:text-scale="91%"/>
    </style:style>
    <style:style style:name="T1233" style:family="text">
      <style:text-properties style:text-scale="78%"/>
    </style:style>
    <style:style style:name="T1234" style:family="text">
      <style:text-properties style:text-scale="69%"/>
    </style:style>
    <style:style style:name="T1235" style:family="text">
      <style:text-properties style:text-scale="81%"/>
    </style:style>
    <style:style style:name="T1236" style:family="text">
      <style:text-properties style:text-scale="67%"/>
    </style:style>
    <style:style style:name="T1237" style:family="text">
      <style:text-properties style:text-scale="64%"/>
    </style:style>
    <style:style style:name="T1238" style:family="text">
      <style:text-properties style:text-scale="108%"/>
    </style:style>
    <style:style style:name="T1239" style:family="text">
      <style:text-properties style:text-scale="115%"/>
    </style:style>
    <style:style style:name="T1240" style:family="text">
      <style:text-properties fo:letter-spacing="-0.0339in"/>
    </style:style>
    <style:style style:name="T1241" style:family="text">
      <style:text-properties fo:letter-spacing="-0.0339in" style:text-scale="95%"/>
    </style:style>
    <style:style style:name="T1242" style:family="text">
      <style:text-properties fo:letter-spacing="-0.0339in" style:text-scale="80%"/>
    </style:style>
    <style:style style:name="T1243" style:family="text">
      <style:text-properties fo:letter-spacing="-0.0339in" style:text-scale="90%"/>
    </style:style>
    <style:style style:name="T1244" style:family="text">
      <style:text-properties fo:letter-spacing="-0.0339in" style:text-scale="85%"/>
    </style:style>
    <style:style style:name="T1245" style:family="text">
      <style:text-properties fo:letter-spacing="-0.0335in"/>
    </style:style>
    <style:style style:name="T1246" style:family="text">
      <style:text-properties fo:letter-spacing="-0.0335in" style:text-scale="85%"/>
    </style:style>
    <style:style style:name="T1247" style:family="text">
      <style:text-properties fo:letter-spacing="-0.0335in" style:text-scale="95%"/>
    </style:style>
    <style:style style:name="T1248" style:family="text">
      <style:text-properties fo:letter-spacing="-0.0335in" style:text-scale="80%"/>
    </style:style>
    <style:style style:name="T1249" style:family="text">
      <style:text-properties fo:letter-spacing="-0.0335in" style:text-scale="90%"/>
    </style:style>
    <style:style style:name="T1250" style:family="text">
      <style:text-properties fo:letter-spacing="-0.0335in" style:text-scale="75%"/>
    </style:style>
    <style:style style:name="T1251" style:family="text">
      <style:text-properties fo:letter-spacing="-0.039in"/>
    </style:style>
    <style:style style:name="T1252" style:family="text">
      <style:text-properties fo:letter-spacing="-0.039in" style:text-scale="85%"/>
    </style:style>
    <style:style style:name="T1253" style:family="text">
      <style:text-properties fo:letter-spacing="-0.039in" style:text-scale="95%"/>
    </style:style>
    <style:style style:name="T1254" style:family="text">
      <style:text-properties fo:letter-spacing="-0.039in" style:text-scale="90%"/>
    </style:style>
    <style:style style:name="T1255" style:family="text">
      <style:text-properties fo:letter-spacing="-0.0425in"/>
    </style:style>
    <style:style style:name="T1256" style:family="text">
      <style:text-properties fo:letter-spacing="-0.0425in" style:text-scale="85%"/>
    </style:style>
    <style:style style:name="T1257" style:family="text">
      <style:text-properties fo:letter-spacing="-0.0425in" style:text-scale="80%"/>
    </style:style>
    <style:style style:name="T1258" style:family="text">
      <style:text-properties fo:letter-spacing="-0.0425in" style:text-scale="72%"/>
    </style:style>
    <style:style style:name="T1259" style:family="text">
      <style:text-properties fo:letter-spacing="-0.0425in" style:text-scale="90%"/>
    </style:style>
    <style:style style:name="T1260" style:family="text">
      <style:text-properties fo:letter-spacing="-0.0425in" style:text-scale="95%"/>
    </style:style>
    <style:style style:name="T1261" style:family="text">
      <style:text-properties style:text-scale="82%"/>
    </style:style>
    <style:style style:name="T1262" style:family="text">
      <style:text-properties style:text-scale="41%"/>
    </style:style>
    <style:style style:name="T1263" style:family="text">
      <style:text-properties style:text-scale="96%"/>
    </style:style>
    <style:style style:name="T1264" style:family="text">
      <style:text-properties fo:letter-spacing="-0.0382in" style:text-scale="95%"/>
    </style:style>
    <style:style style:name="T1265" style:family="text">
      <style:text-properties fo:letter-spacing="-0.0382in" style:text-scale="80%"/>
    </style:style>
    <style:style style:name="T1266" style:family="text">
      <style:text-properties fo:letter-spacing="-0.0382in" style:text-scale="85%"/>
    </style:style>
    <style:style style:name="T1267" style:family="text">
      <style:text-properties fo:letter-spacing="-0.0382in" style:text-scale="75%"/>
    </style:style>
    <style:style style:name="T1268" style:family="text">
      <style:text-properties fo:letter-spacing="-0.0236in" style:text-scale="90%"/>
    </style:style>
    <style:style style:name="T1269" style:family="text">
      <style:text-properties fo:letter-spacing="-0.0236in" style:text-scale="85%"/>
    </style:style>
    <style:style style:name="T1270" style:family="text">
      <style:text-properties fo:letter-spacing="-0.0236in" style:text-scale="80%"/>
    </style:style>
    <style:style style:name="T1271" style:family="text">
      <style:text-properties fo:letter-spacing="-0.0236in" style:text-scale="95%"/>
    </style:style>
    <style:style style:name="T1272" style:family="text">
      <style:text-properties fo:letter-spacing="-0.0236in" style:text-scale="102%"/>
    </style:style>
    <style:style style:name="T1273" style:family="text">
      <style:text-properties fo:letter-spacing="-0.0236in" style:text-scale="83%"/>
    </style:style>
    <style:style style:name="T1274" style:family="text">
      <style:text-properties fo:letter-spacing="-0.0346in" style:text-scale="80%"/>
    </style:style>
    <style:style style:name="T1275" style:family="text">
      <style:text-properties fo:letter-spacing="-0.0346in" style:text-scale="72%"/>
    </style:style>
    <style:style style:name="T1276" style:family="text">
      <style:text-properties fo:letter-spacing="-0.0346in" style:text-scale="90%"/>
    </style:style>
    <style:style style:name="T1277" style:family="text">
      <style:text-properties fo:letter-spacing="-0.0346in" style:text-scale="95%"/>
    </style:style>
    <style:style style:name="T1278" style:family="text">
      <style:text-properties fo:letter-spacing="-0.0346in" style:text-scale="85%"/>
    </style:style>
    <style:style style:name="T1279" style:family="text">
      <style:text-properties fo:letter-spacing="-0.0055in" style:text-scale="90%"/>
    </style:style>
    <style:style style:name="T1280" style:family="text">
      <style:text-properties fo:letter-spacing="-0.0055in" style:text-scale="75%"/>
    </style:style>
    <style:style style:name="T1281" style:family="text">
      <style:text-properties fo:letter-spacing="-0.0055in" style:text-scale="95%"/>
    </style:style>
    <style:style style:name="T1282" style:family="text">
      <style:text-properties fo:letter-spacing="-0.0055in" style:text-scale="85%"/>
    </style:style>
    <style:style style:name="T1283" style:family="text">
      <style:text-properties fo:letter-spacing="-0.0055in" style:text-scale="96%"/>
    </style:style>
    <style:style style:name="T1284" style:family="text">
      <style:text-properties fo:letter-spacing="-0.0055in" style:text-scale="67%"/>
    </style:style>
    <style:style style:name="T1285" style:family="text">
      <style:text-properties fo:letter-spacing="0.0264in" style:text-scale="80%"/>
    </style:style>
    <style:style style:name="T1286" style:family="text">
      <style:text-properties fo:letter-spacing="0.0264in" style:text-scale="70%"/>
    </style:style>
    <style:style style:name="T1287" style:family="text">
      <style:text-properties fo:letter-spacing="-0.0799in" style:text-scale="95%"/>
    </style:style>
    <style:style style:name="T1288" style:family="text">
      <style:text-properties fo:letter-spacing="-0.0799in" style:text-scale="85%"/>
    </style:style>
    <style:style style:name="T1289" style:family="text">
      <style:text-properties fo:letter-spacing="-0.0409in"/>
    </style:style>
    <style:style style:name="T1290" style:family="text">
      <style:text-properties fo:letter-spacing="-0.0409in" style:text-scale="85%"/>
    </style:style>
    <style:style style:name="T1291" style:family="text">
      <style:text-properties fo:letter-spacing="-0.0409in" style:text-scale="90%"/>
    </style:style>
    <style:style style:name="T1292" style:family="text">
      <style:text-properties fo:letter-spacing="-0.0409in" style:text-scale="80%"/>
    </style:style>
    <style:style style:name="T1293" style:family="text">
      <style:text-properties fo:letter-spacing="-0.0929in" style:text-scale="85%"/>
    </style:style>
    <style:style style:name="T1294" style:family="text">
      <style:text-properties fo:letter-spacing="-0.0929in" style:text-scale="95%"/>
    </style:style>
    <style:style style:name="T1295" style:family="text">
      <style:text-properties fo:letter-spacing="-0.0374in"/>
    </style:style>
    <style:style style:name="T1296" style:family="text">
      <style:text-properties fo:letter-spacing="-0.0374in" style:text-scale="85%"/>
    </style:style>
    <style:style style:name="T1297" style:family="text">
      <style:text-properties fo:letter-spacing="-0.0374in" style:text-scale="95%"/>
    </style:style>
    <style:style style:name="T1298" style:family="text">
      <style:text-properties fo:letter-spacing="-0.0374in" style:text-scale="80%"/>
    </style:style>
    <style:style style:name="T1299" style:family="text">
      <style:text-properties fo:letter-spacing="-0.0398in"/>
    </style:style>
    <style:style style:name="T1300" style:family="text">
      <style:text-properties fo:letter-spacing="-0.0398in" style:text-scale="90%"/>
    </style:style>
    <style:style style:name="T1301" style:family="text">
      <style:text-properties fo:letter-spacing="-0.0398in" style:text-scale="80%"/>
    </style:style>
    <style:style style:name="T1302" style:family="text">
      <style:text-properties fo:letter-spacing="-0.0398in" style:text-scale="95%"/>
    </style:style>
    <style:style style:name="T1303" style:family="text">
      <style:text-properties fo:letter-spacing="-0.0398in" style:text-scale="85%"/>
    </style:style>
    <style:style style:name="T1304" style:family="text">
      <style:text-properties fo:letter-spacing="-0.0744in" style:text-scale="85%"/>
    </style:style>
    <style:style style:name="T1305" style:family="text">
      <style:text-properties fo:letter-spacing="-0.0402in"/>
    </style:style>
    <style:style style:name="T1306" style:family="text">
      <style:text-properties fo:letter-spacing="-0.0402in" style:text-scale="80%"/>
    </style:style>
    <style:style style:name="T1307" style:family="text">
      <style:text-properties fo:letter-spacing="-0.0402in" style:text-scale="90%"/>
    </style:style>
    <style:style style:name="T1308" style:family="text">
      <style:text-properties fo:letter-spacing="-0.0402in" style:text-scale="95%"/>
    </style:style>
    <style:style style:name="T1309" style:family="text">
      <style:text-properties fo:letter-spacing="-0.0402in" style:text-scale="85%"/>
    </style:style>
    <style:style style:name="T1310" style:family="text">
      <style:text-properties style:text-scale="59%"/>
    </style:style>
    <style:style style:name="T1311" style:family="text">
      <style:text-properties style:text-scale="66%"/>
    </style:style>
    <style:style style:name="T1312" style:family="text">
      <style:text-properties style:text-scale="87%"/>
    </style:style>
    <style:style style:name="T1313" style:family="text">
      <style:text-properties fo:letter-spacing="0.011in"/>
    </style:style>
    <style:style style:name="T1314" style:family="text">
      <style:text-properties fo:letter-spacing="0.011in" style:text-scale="80%"/>
    </style:style>
    <style:style style:name="T1315" style:family="text">
      <style:text-properties fo:letter-spacing="0.011in" style:text-scale="70%"/>
    </style:style>
    <style:style style:name="T1316" style:family="text">
      <style:text-properties fo:letter-spacing="0.011in" style:text-scale="58%"/>
    </style:style>
    <style:style style:name="T1317" style:family="text">
      <style:text-properties fo:letter-spacing="0.011in" style:text-scale="68%"/>
    </style:style>
    <style:style style:name="T1318" style:family="text">
      <style:text-properties fo:letter-spacing="0.011in" style:text-scale="65%"/>
    </style:style>
    <style:style style:name="T1319" style:family="text">
      <style:text-properties fo:letter-spacing="0.011in" style:text-scale="41%"/>
    </style:style>
    <style:style style:name="T1320" style:family="text">
      <style:text-properties fo:letter-spacing="-0.0453in" style:text-scale="80%"/>
    </style:style>
    <style:style style:name="T1321" style:family="text">
      <style:text-properties style:text-scale="102%"/>
    </style:style>
    <style:style style:name="T1322" style:family="text">
      <style:text-properties fo:letter-spacing="0.0366in" style:text-scale="80%"/>
    </style:style>
    <style:style style:name="T1323" style:family="text">
      <style:text-properties fo:letter-spacing="0.0366in" style:text-scale="85%"/>
    </style:style>
    <style:style style:name="T1324" style:family="text">
      <style:text-properties fo:letter-spacing="0.0366in" style:text-scale="70%"/>
    </style:style>
    <style:style style:name="T1325" style:family="text">
      <style:text-properties fo:letter-spacing="0.0091in" style:text-scale="80%"/>
    </style:style>
    <style:style style:name="T1326" style:family="text">
      <style:text-properties fo:letter-spacing="0.0091in" style:text-scale="95%"/>
    </style:style>
    <style:style style:name="T1327" style:family="text">
      <style:text-properties fo:letter-spacing="0.0091in" style:text-scale="70%"/>
    </style:style>
    <style:style style:name="T1328" style:family="text">
      <style:text-properties fo:letter-spacing="-0.0638in" style:text-scale="85%"/>
    </style:style>
    <style:style style:name="T1329" style:family="text">
      <style:text-properties fo:letter-spacing="-0.0756in" style:text-scale="78%"/>
    </style:style>
    <style:style style:name="T1330" style:family="text">
      <style:text-properties fo:letter-spacing="-0.0756in" style:text-scale="90%"/>
    </style:style>
    <style:style style:name="T1331" style:family="text">
      <style:text-properties style:text-scale="45%"/>
    </style:style>
    <style:style style:name="T1332" style:family="text">
      <style:text-properties style:text-scale="49%"/>
    </style:style>
    <style:style style:name="T1333" style:family="text">
      <style:text-properties fo:letter-spacing="-0.0728in" style:text-scale="90%"/>
    </style:style>
    <style:style style:name="T1334" style:family="text">
      <style:text-properties fo:letter-spacing="-0.0728in" style:text-scale="80%"/>
    </style:style>
    <style:style style:name="T1335" style:family="text">
      <style:text-properties fo:letter-spacing="-0.0661in" style:text-scale="85%"/>
    </style:style>
    <style:style style:name="T1336" style:family="text">
      <style:text-properties fo:letter-spacing="-0.0661in" style:text-scale="80%"/>
    </style:style>
    <style:style style:name="T1337" style:family="text">
      <style:text-properties fo:letter-spacing="-0.0516in"/>
    </style:style>
    <style:style style:name="T1338" style:family="text">
      <style:text-properties fo:letter-spacing="-0.0516in" style:text-scale="85%"/>
    </style:style>
    <style:style style:name="T1339" style:family="text">
      <style:text-properties fo:letter-spacing="-0.0516in" style:text-scale="90%"/>
    </style:style>
    <style:style style:name="T1340" style:family="text">
      <style:text-properties fo:letter-spacing="-0.0437in" style:text-scale="85%"/>
    </style:style>
    <style:style style:name="T1341" style:family="text">
      <style:text-properties fo:letter-spacing="-0.0437in" style:text-scale="80%"/>
    </style:style>
    <style:style style:name="T1342" style:family="text">
      <style:text-properties fo:letter-spacing="-0.0437in" style:text-scale="95%"/>
    </style:style>
    <style:style style:name="T1343" style:family="text">
      <style:text-properties fo:letter-spacing="-0.0437in" style:text-scale="90%"/>
    </style:style>
    <style:style style:name="T1344" style:family="text">
      <style:text-properties fo:letter-spacing="0.0327in" style:text-scale="80%"/>
    </style:style>
    <style:style style:name="T1345" style:family="text">
      <style:text-properties fo:letter-spacing="-0.0465in"/>
    </style:style>
    <style:style style:name="T1346" style:family="text">
      <style:text-properties fo:letter-spacing="-0.0465in" style:text-scale="95%"/>
    </style:style>
    <style:style style:name="T1347" style:family="text">
      <style:text-properties style:text-scale="105%"/>
    </style:style>
    <style:style style:name="T1348" style:family="text">
      <style:text-properties fo:letter-spacing="-0.0547in" style:text-scale="80%"/>
    </style:style>
    <style:style style:name="T1349" style:family="text">
      <style:text-properties fo:letter-spacing="0.0138in" style:text-scale="71%"/>
    </style:style>
    <style:style style:name="T1350" style:family="text">
      <style:text-properties fo:letter-spacing="0.0138in" style:text-scale="83%"/>
    </style:style>
    <style:style style:name="T1351" style:family="text">
      <style:text-properties fo:letter-spacing="0.0138in" style:text-scale="70%"/>
    </style:style>
    <style:style style:name="T1352" style:family="text">
      <style:text-properties fo:letter-spacing="0.0138in" style:text-scale="60%"/>
    </style:style>
    <style:style style:name="T1353" style:family="text">
      <style:text-properties fo:letter-spacing="0.0138in" style:text-scale="67%"/>
    </style:style>
    <style:style style:name="T1354" style:family="text">
      <style:text-properties style:text-scale="71%"/>
    </style:style>
    <style:style style:name="T1355" style:family="text">
      <style:text-properties style:text-scale="60%"/>
    </style:style>
    <style:style style:name="T1356" style:family="text">
      <style:text-properties fo:letter-spacing="0.0154in"/>
    </style:style>
    <style:style style:name="T1357" style:family="text">
      <style:text-properties fo:letter-spacing="0.0154in" style:text-scale="80%"/>
    </style:style>
    <style:style style:name="T1358" style:family="text">
      <style:text-properties fo:letter-spacing="0.0154in" style:text-scale="66%"/>
    </style:style>
    <style:style style:name="T1359" style:family="text">
      <style:text-properties fo:letter-spacing="0.0154in" style:text-scale="58%"/>
    </style:style>
    <style:style style:name="T1360" style:family="text">
      <style:text-properties fo:letter-spacing="0.0154in" style:text-scale="60%"/>
    </style:style>
    <style:style style:name="T1361" style:family="text">
      <style:text-properties fo:letter-spacing="-0.0717in" style:text-scale="85%"/>
    </style:style>
    <style:style style:name="T1362" style:family="text">
      <style:text-properties fo:letter-spacing="-0.0717in" style:text-scale="80%"/>
    </style:style>
    <style:style style:name="T1363" style:family="text">
      <style:text-properties fo:letter-spacing="0.039in" style:text-scale="95%"/>
    </style:style>
    <style:style style:name="T1364" style:family="text">
      <style:text-properties fo:letter-spacing="-0.0965in" style:text-scale="90%"/>
    </style:style>
    <style:style style:name="T1365" style:family="text">
      <style:text-properties fo:letter-spacing="-0.0783in" style:text-scale="75%"/>
    </style:style>
    <style:style style:name="T1366" style:family="text">
      <style:text-properties style:text-scale="121%"/>
    </style:style>
    <style:style style:name="T1367" style:family="text">
      <style:text-properties fo:letter-spacing="-0.0484in" style:text-scale="90%"/>
    </style:style>
    <style:style style:name="T1368" style:family="text">
      <style:text-properties fo:letter-spacing="-0.0654in" style:text-scale="85%"/>
    </style:style>
    <style:style style:name="T1369" style:family="text">
      <style:text-properties fo:letter-spacing="-0.0701in" style:text-scale="80%"/>
    </style:style>
    <style:style style:name="T1370" style:family="text">
      <style:text-properties fo:letter-spacing="-0.072in" style:text-scale="80%"/>
    </style:style>
    <style:style style:name="T1371" style:family="text">
      <style:text-properties fo:letter-spacing="-0.072in" style:text-scale="90%"/>
    </style:style>
    <style:style style:name="T1372" style:family="text">
      <style:text-properties style:text-scale="63%"/>
    </style:style>
    <style:style style:name="T1373" style:family="text">
      <style:text-properties fo:letter-spacing="-0.0862in" style:text-scale="95%"/>
    </style:style>
    <style:style style:name="T1374" style:family="text">
      <style:text-properties fo:letter-spacing="-0.0791in" style:text-scale="80%"/>
    </style:style>
    <style:style style:name="T1375" style:family="text">
      <style:text-properties fo:letter-spacing="-0.0791in" style:text-scale="85%"/>
    </style:style>
    <style:style style:name="T1376" style:family="text">
      <style:text-properties fo:letter-spacing="-0.0634in" style:text-scale="75%"/>
    </style:style>
    <style:style style:name="T1377" style:family="text">
      <style:text-properties fo:letter-spacing="-0.0689in" style:text-scale="80%"/>
    </style:style>
    <style:style style:name="T1378" style:family="text">
      <style:text-properties fo:letter-spacing="-0.0555in" style:text-scale="85%"/>
    </style:style>
    <style:style style:name="T1379" style:family="text">
      <style:text-properties fo:letter-spacing="0.0236in"/>
    </style:style>
    <style:style style:name="T1380" style:family="text">
      <style:text-properties fo:letter-spacing="0.0236in" style:text-scale="82%"/>
    </style:style>
    <style:style style:name="T1381" style:family="text">
      <style:text-properties fo:letter-spacing="0.0236in" style:text-scale="66%"/>
    </style:style>
    <style:style style:name="T1382" style:family="text">
      <style:text-properties fo:letter-spacing="0.0236in" style:text-scale="95%"/>
    </style:style>
    <style:style style:name="T1383" style:family="text">
      <style:text-properties fo:letter-spacing="0.0228in"/>
    </style:style>
    <style:style style:name="T1384" style:family="text">
      <style:text-properties fo:letter-spacing="0.0228in" style:text-scale="74%"/>
    </style:style>
    <style:style style:name="T1385" style:family="text">
      <style:text-properties fo:letter-spacing="0.0228in" style:text-scale="97%"/>
    </style:style>
    <style:style style:name="T1386" style:family="text">
      <style:text-properties fo:letter-spacing="0.0228in" style:text-scale="88%"/>
    </style:style>
    <style:style style:name="T1387" style:family="text">
      <style:text-properties fo:letter-spacing="0.0228in" style:text-scale="41%"/>
    </style:style>
    <style:style style:name="T1388" style:family="text">
      <style:text-properties fo:letter-spacing="0.0228in" style:text-scale="67%"/>
    </style:style>
    <style:style style:name="T1389" style:family="text">
      <style:text-properties fo:letter-spacing="0.0228in" style:text-scale="75%"/>
    </style:style>
    <style:style style:name="T1390" style:family="text">
      <style:text-properties style:text-scale="88%"/>
    </style:style>
    <style:style style:name="T1391" style:family="text">
      <style:text-properties fo:letter-spacing="0.022in" style:text-scale="56%"/>
    </style:style>
    <style:style style:name="T1392" style:family="text">
      <style:text-properties fo:letter-spacing="0.022in" style:text-scale="72%"/>
    </style:style>
    <style:style style:name="T1393" style:family="text">
      <style:text-properties fo:letter-spacing="0.022in" style:text-scale="65%"/>
    </style:style>
    <style:style style:name="T1394" style:family="text">
      <style:text-properties fo:letter-spacing="0.022in" style:text-scale="55%"/>
    </style:style>
    <style:style style:name="T1395" style:family="text">
      <style:text-properties fo:letter-spacing="0.022in" style:text-scale="96%"/>
    </style:style>
    <style:style style:name="T1396" style:family="text">
      <style:text-properties fo:letter-spacing="0.022in" style:text-scale="71%"/>
    </style:style>
    <style:style style:name="T1397" style:family="text">
      <style:text-properties fo:letter-spacing="0.022in" style:text-scale="62%"/>
    </style:style>
    <style:style style:name="T1398" style:family="text">
      <style:text-properties fo:letter-spacing="-0.0457in"/>
    </style:style>
    <style:style style:name="T1399" style:family="text">
      <style:text-properties fo:letter-spacing="-0.0445in"/>
    </style:style>
    <style:style style:name="T1400" style:family="text">
      <style:text-properties fo:letter-spacing="-0.0445in" style:text-scale="85%"/>
    </style:style>
    <style:style style:name="T1401" style:family="text">
      <style:text-properties fo:letter-spacing="-0.0445in" style:text-scale="90%"/>
    </style:style>
    <style:style style:name="T1402" style:family="text">
      <style:text-properties fo:letter-spacing="-0.0445in" style:text-scale="95%"/>
    </style:style>
    <style:style style:name="T1403" style:family="text">
      <style:text-properties fo:letter-spacing="-0.0492in" style:text-scale="90%"/>
    </style:style>
    <style:style style:name="T1404" style:family="text">
      <style:text-properties fo:letter-spacing="0.0165in" style:text-scale="115%"/>
    </style:style>
    <style:style style:name="T1405" style:family="text">
      <style:text-properties fo:letter-spacing="0.0165in" style:text-scale="80%"/>
    </style:style>
    <style:style style:name="T1406" style:family="text">
      <style:text-properties fo:letter-spacing="-0.0917in" style:text-scale="90%"/>
    </style:style>
    <style:style style:name="T1407" style:family="text">
      <style:text-properties fo:letter-spacing="-0.0917in" style:text-scale="85%"/>
    </style:style>
    <style:style style:name="T1408" style:family="text">
      <style:text-properties fo:letter-spacing="-0.0866in" style:text-scale="85%"/>
    </style:style>
    <style:style style:name="T1409" style:family="text">
      <style:text-properties fo:letter-spacing="-0.0681in" style:text-scale="80%"/>
    </style:style>
    <style:style style:name="T1410" style:family="text">
      <style:text-properties fo:letter-spacing="-0.0681in" style:text-scale="85%"/>
    </style:style>
    <style:style style:name="T1411" style:family="text">
      <style:text-properties style:text-scale="107%"/>
    </style:style>
    <style:style style:name="T1412" style:family="text">
      <style:text-properties style:text-scale="103%"/>
    </style:style>
    <style:style style:name="T1413" style:family="text">
      <style:text-properties fo:letter-spacing="-0.1189in" style:text-scale="87%"/>
    </style:style>
    <style:style style:name="T1414" style:family="text">
      <style:text-properties fo:letter-spacing="0.0098in" style:text-scale="75%"/>
    </style:style>
    <style:style style:name="T1415" style:family="text">
      <style:text-properties fo:letter-spacing="0.0098in" style:text-scale="85%"/>
    </style:style>
    <style:style style:name="T1416" style:family="text">
      <style:text-properties fo:letter-spacing="0.0098in" style:text-scale="80%"/>
    </style:style>
    <style:style style:name="T1417" style:family="text">
      <style:text-properties fo:letter-spacing="-0.078in" style:text-scale="85%"/>
    </style:style>
    <style:style style:name="T1418" style:family="text">
      <style:text-properties fo:letter-spacing="0.0307in"/>
    </style:style>
    <style:style style:name="T1419" style:family="text">
      <style:text-properties fo:letter-spacing="0.0307in" style:text-scale="70%"/>
    </style:style>
    <style:style style:name="T1420" style:family="text">
      <style:text-properties fo:letter-spacing="0.0307in" style:text-scale="72%"/>
    </style:style>
    <style:style style:name="T1421" style:family="text">
      <style:text-properties fo:letter-spacing="0.0307in" style:text-scale="78%"/>
    </style:style>
    <style:style style:name="T1422" style:family="text">
      <style:text-properties fo:letter-spacing="0.0307in" style:text-scale="87%"/>
    </style:style>
    <style:style style:name="T1423" style:family="text">
      <style:text-properties fo:letter-spacing="0.0307in" style:text-scale="73%"/>
    </style:style>
    <style:style style:name="T1424" style:family="text">
      <style:text-properties style:text-scale="84%"/>
    </style:style>
    <style:style style:name="T1425" style:family="text">
      <style:text-properties fo:letter-spacing="0.0244in" style:text-scale="70%"/>
    </style:style>
    <style:style style:name="T1426" style:family="text">
      <style:text-properties fo:letter-spacing="0.0244in" style:text-scale="82%"/>
    </style:style>
    <style:style style:name="T1427" style:family="text">
      <style:text-properties fo:letter-spacing="-0.0835in" style:text-scale="80%"/>
    </style:style>
    <style:style style:name="T1428" style:family="text">
      <style:text-properties fo:letter-spacing="0.0402in" style:text-scale="95%"/>
    </style:style>
    <style:style style:name="T1429" style:family="text">
      <style:text-properties fo:letter-spacing="-0.0508in"/>
    </style:style>
    <style:style style:name="T1430" style:family="text">
      <style:text-properties fo:letter-spacing="-0.0508in" style:text-scale="85%"/>
    </style:style>
    <style:style style:name="T1431" style:family="text">
      <style:text-properties fo:letter-spacing="0.0299in"/>
    </style:style>
    <style:style style:name="T1432" style:family="text">
      <style:text-properties fo:letter-spacing="0.0299in" style:text-scale="68%"/>
    </style:style>
    <style:style style:name="T1433" style:family="text">
      <style:text-properties fo:letter-spacing="0.0299in" style:text-scale="103%"/>
    </style:style>
    <style:style style:name="T1434" style:family="text">
      <style:text-properties fo:letter-spacing="0.0299in" style:text-scale="105%"/>
    </style:style>
    <style:style style:name="T1435" style:family="text">
      <style:text-properties fo:letter-spacing="0.0299in" style:text-scale="41%"/>
    </style:style>
    <style:style style:name="T1436" style:family="text">
      <style:text-properties fo:letter-spacing="-0.098in" style:text-scale="85%"/>
    </style:style>
    <style:style style:name="T1437" style:family="text">
      <style:text-properties fo:letter-spacing="-0.0846in" style:text-scale="90%"/>
    </style:style>
    <style:style style:name="T1438" style:family="text">
      <style:text-properties fo:letter-spacing="-0.0543in" style:text-scale="80%"/>
    </style:style>
    <style:style style:name="T1439" style:family="text">
      <style:text-properties fo:letter-spacing="-0.0752in" style:text-scale="85%"/>
    </style:style>
    <style:style style:name="T1440" style:family="text">
      <style:text-properties fo:letter-spacing="0.0528in"/>
    </style:style>
    <style:style style:name="T1441" style:family="text">
      <style:text-properties fo:letter-spacing="-0.0417in" style:text-scale="90%"/>
    </style:style>
    <style:style style:name="T1442" style:family="text">
      <style:text-properties fo:letter-spacing="-0.0417in" style:text-scale="85%"/>
    </style:style>
    <style:style style:name="T1443" style:family="text">
      <style:text-properties fo:letter-spacing="0.0256in" style:text-scale="80%"/>
    </style:style>
    <style:style style:name="T1444" style:family="text">
      <style:text-properties fo:letter-spacing="-0.0673in" style:text-scale="85%"/>
    </style:style>
    <style:style style:name="T1445" style:family="text">
      <style:text-properties fo:letter-spacing="-0.0925in" style:text-scale="90%"/>
    </style:style>
    <style:style style:name="T1446" style:family="text">
      <style:text-properties style:text-scale="101%"/>
    </style:style>
    <style:style style:name="T1447" style:family="text">
      <style:text-properties fo:letter-spacing="0.0118in"/>
    </style:style>
    <style:style style:name="T1448" style:family="text">
      <style:text-properties fo:letter-spacing="0.0118in" style:text-scale="84%"/>
    </style:style>
    <style:style style:name="T1449" style:family="text">
      <style:text-properties fo:letter-spacing="0.0118in" style:text-scale="58%"/>
    </style:style>
    <style:style style:name="T1450" style:family="text">
      <style:text-properties fo:letter-spacing="0.0118in" style:text-scale="73%"/>
    </style:style>
    <style:style style:name="T1451" style:family="text">
      <style:text-properties fo:letter-spacing="0.0118in" style:text-scale="47%"/>
    </style:style>
    <style:style style:name="T1452" style:family="text">
      <style:text-properties fo:letter-spacing="0.0118in" style:text-scale="96%"/>
    </style:style>
    <style:style style:name="T1453" style:family="text">
      <style:text-properties fo:letter-spacing="0.0118in" style:text-scale="69%"/>
    </style:style>
    <style:style style:name="T1454" style:family="text">
      <style:text-properties fo:letter-spacing="0.0118in" style:text-scale="74%"/>
    </style:style>
    <style:style style:name="T1455" style:family="text">
      <style:text-properties fo:letter-spacing="0.0118in" style:text-scale="104%"/>
    </style:style>
    <style:style style:name="T1456" style:family="text">
      <style:text-properties fo:letter-spacing="0.0118in" style:text-scale="50%"/>
    </style:style>
    <style:style style:name="T1457" style:family="text">
      <style:text-properties fo:letter-spacing="0.0118in" style:text-scale="91%"/>
    </style:style>
    <style:style style:name="T1458" style:family="text">
      <style:text-properties fo:letter-spacing="0.0118in" style:text-scale="78%"/>
    </style:style>
    <style:style style:name="T1459" style:family="text">
      <style:text-properties fo:letter-spacing="0.0209in"/>
    </style:style>
    <style:style style:name="T1460" style:family="text">
      <style:text-properties fo:letter-spacing="0.0209in" style:text-scale="65%"/>
    </style:style>
    <style:style style:name="T1461" style:family="text">
      <style:text-properties fo:letter-spacing="0.0209in" style:text-scale="41%"/>
    </style:style>
    <style:style style:name="T1462" style:family="text">
      <style:text-properties fo:letter-spacing="0.0209in" style:text-scale="71%"/>
    </style:style>
    <style:style style:name="T1463" style:family="text">
      <style:text-properties fo:letter-spacing="0.0209in" style:text-scale="72%"/>
    </style:style>
    <style:style style:name="T1464" style:family="text">
      <style:text-properties fo:letter-spacing="0.0209in" style:text-scale="85%"/>
    </style:style>
    <style:style style:name="T1465" style:family="text">
      <style:text-properties style:text-scale="55%"/>
    </style:style>
    <style:style style:name="T1466" style:family="text">
      <style:text-properties fo:letter-spacing="0.0217in"/>
    </style:style>
    <style:style style:name="T1467" style:family="text">
      <style:text-properties fo:letter-spacing="0.0217in" style:text-scale="58%"/>
    </style:style>
    <style:style style:name="T1468" style:family="text">
      <style:text-properties style:text-scale="62%"/>
    </style:style>
    <style:style style:name="T1469" style:family="text">
      <style:text-properties fo:letter-spacing="-0.0772in" style:text-scale="90%"/>
    </style:style>
    <style:style style:name="T1470" style:family="text">
      <style:text-properties style:text-scale="52%"/>
    </style:style>
    <style:style style:name="T1471" style:family="text">
      <style:text-properties style:text-scale="40%"/>
    </style:style>
    <style:style style:name="T1472" style:family="text">
      <style:text-properties fo:letter-spacing="0.0181in" style:text-scale="82%"/>
    </style:style>
    <style:style style:name="T1473" style:family="text">
      <style:text-properties fo:letter-spacing="0.0181in" style:text-scale="102%"/>
    </style:style>
    <style:style style:name="T1474" style:family="text">
      <style:text-properties fo:letter-spacing="0.0181in" style:text-scale="81%"/>
    </style:style>
    <style:style style:name="T1475" style:family="text">
      <style:text-properties fo:letter-spacing="0.0181in" style:text-scale="67%"/>
    </style:style>
    <style:style style:name="T1476" style:family="text">
      <style:text-properties fo:letter-spacing="0.0181in" style:text-scale="63%"/>
    </style:style>
    <style:style style:name="T1477" style:family="text">
      <style:text-properties fo:letter-spacing="0.0181in" style:text-scale="73%"/>
    </style:style>
    <style:style style:name="T1478" style:family="text">
      <style:text-properties fo:letter-spacing="0.0181in" style:text-scale="97%"/>
    </style:style>
    <style:style style:name="T1479" style:family="text">
      <style:text-properties fo:letter-spacing="0.0181in" style:text-scale="47%"/>
    </style:style>
    <style:style style:name="T1480" style:family="text">
      <style:text-properties fo:letter-spacing="0.0181in" style:text-scale="90%"/>
    </style:style>
    <style:style style:name="T1481" style:family="text">
      <style:text-properties fo:letter-spacing="0.0173in" style:text-scale="69%"/>
    </style:style>
    <style:style style:name="T1482" style:family="text">
      <style:text-properties fo:letter-spacing="0.0173in" style:text-scale="65%"/>
    </style:style>
    <style:style style:name="T1483" style:family="text">
      <style:text-properties fo:letter-spacing="0.0173in" style:text-scale="80%"/>
    </style:style>
    <style:style style:name="T1484" style:family="text">
      <style:text-properties style:text-scale="48%"/>
    </style:style>
    <style:style style:name="T1485" style:family="text">
      <style:text-properties style:text-scale="118%"/>
    </style:style>
    <style:style style:name="T1486" style:family="text">
      <style:text-properties style:text-scale="79%"/>
    </style:style>
    <style:style style:name="T1487" style:family="text">
      <style:text-properties fo:letter-spacing="-0.0693in" style:text-scale="90%"/>
    </style:style>
    <style:style style:name="T1488" style:family="text">
      <style:text-properties fo:letter-spacing="-0.0972in" style:text-scale="90%"/>
    </style:style>
    <style:style style:name="T1489" style:family="text">
      <style:text-properties fo:letter-spacing="-0.0646in" style:text-scale="85%"/>
    </style:style>
    <style:style style:name="T1490" style:family="text">
      <style:text-properties fo:letter-spacing="-0.052in" style:text-scale="95%"/>
    </style:style>
    <style:style style:name="T1491" style:family="text">
      <style:text-properties fo:letter-spacing="0.0354in" style:text-scale="75%"/>
    </style:style>
    <style:style style:name="T1492" style:family="text">
      <style:text-properties fo:letter-spacing="-0.1264in" style:text-scale="95%"/>
    </style:style>
    <style:style style:name="T1493" style:family="text">
      <style:text-properties fo:letter-spacing="-0.0429in" style:text-scale="85%"/>
    </style:style>
    <style:style style:name="T1494" style:family="text">
      <style:text-properties fo:letter-spacing="-0.0472in" style:text-scale="80%"/>
    </style:style>
    <style:style style:name="T1495" style:family="text">
      <style:text-properties fo:letter-spacing="0.0429in"/>
    </style:style>
    <style:style style:name="T1496" style:family="text">
      <style:text-properties fo:letter-spacing="-0.0839in" style:text-scale="90%"/>
    </style:style>
    <style:style style:name="T1497" style:family="text">
      <style:text-properties fo:letter-spacing="-0.0839in" style:text-scale="85%"/>
    </style:style>
    <style:style style:name="T1498" style:family="text">
      <style:text-properties fo:letter-spacing="0.0362in" style:text-scale="90%"/>
    </style:style>
    <style:style style:name="T1499" style:family="text">
      <style:text-properties fo:letter-spacing="0.048in" style:text-scale="85%"/>
    </style:style>
    <style:style style:name="T1500" style:family="text">
      <style:text-properties fo:letter-spacing="-0.1083in" style:text-scale="75%"/>
    </style:style>
    <style:style style:name="T1501" style:family="text">
      <style:text-properties fo:letter-spacing="-0.0937in" style:text-scale="85%"/>
    </style:style>
    <style:style style:name="T1502" style:family="text">
      <style:text-properties fo:letter-spacing="-0.061in" style:text-scale="80%"/>
    </style:style>
    <style:style style:name="T1503" style:family="text">
      <style:text-properties fo:letter-spacing="-0.061in" style:text-scale="101%"/>
    </style:style>
    <style:style style:name="T1504" style:family="text">
      <style:text-properties fo:letter-spacing="0.0453in" style:text-scale="80%"/>
    </style:style>
    <style:style style:name="T1505" style:family="text">
      <style:text-properties fo:letter-spacing="-0.0819in" style:text-scale="90%"/>
    </style:style>
    <style:style style:name="T1506" style:family="text">
      <style:text-properties fo:letter-spacing="0.0382in" style:text-scale="85%"/>
    </style:style>
    <style:style style:name="T1507" style:family="text">
      <style:text-properties fo:letter-spacing="0.0374in" style:text-scale="85%"/>
    </style:style>
    <style:style style:name="T1508" style:family="text">
      <style:text-properties fo:letter-spacing="-0.0528in"/>
    </style:style>
    <style:style style:name="T1509" style:family="text">
      <style:text-properties fo:letter-spacing="-0.0665in" style:text-scale="85%"/>
    </style:style>
    <style:style style:name="T1510" style:family="text">
      <style:text-properties fo:font-size="24pt" fo:font-weight="bold" style:font-size-asian="24pt" style:font-weight-asian="bold"/>
    </style:style>
    <style:style style:name="T1511" style:family="text">
      <style:text-properties fo:font-size="24pt" fo:font-weight="bold" style:font-size-asian="24pt" style:font-weight-asian="bold" style:font-size-complex="24pt" style:font-weight-complex="bold"/>
    </style:style>
    <style:style style:name="T1512" style:family="text">
      <style:text-properties fo:font-size="24pt" fo:font-weight="bold" style:font-size-asian="24pt" style:font-weight-asian="bold" style:font-size-complex="24pt" style:font-weight-complex="bold" style:text-scale="80%"/>
    </style:style>
    <style:style style:name="T1513" style:family="text">
      <style:text-properties fo:letter-spacing="-0.0811in" style:text-scale="90%"/>
    </style:style>
    <style:style style:name="T1514" style:family="text">
      <style:text-properties style:text-scale="112%"/>
    </style:style>
    <style:style style:name="T1515" style:family="text">
      <style:text-properties fo:font-size="10pt" style:font-size-asian="10pt"/>
    </style:style>
    <style:style style:name="T1516" style:family="text">
      <style:text-properties fo:font-size="26pt" fo:font-weight="bold" style:font-size-asian="26pt" style:font-weight-asian="bold" style:font-size-complex="26pt" style:font-weight-complex="bold"/>
    </style:style>
    <style:style style:name="T1517" style:family="text">
      <style:text-properties fo:font-size="26pt" fo:letter-spacing="-0.0484in" fo:font-weight="bold" style:font-size-asian="26pt" style:font-weight-asian="bold" style:font-size-complex="26pt" style:font-weight-complex="bold"/>
    </style:style>
    <style:style style:name="T1518" style:family="text">
      <style:text-properties fo:font-size="16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3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53456*" fo:start-indent="0in" fo:end-indent="0.0138in"/>
          <style:column style:rel-width="12079*" fo:start-indent="0.0138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53448*" fo:start-indent="0in" fo:end-indent="0.0138in"/>
          <style:column style:rel-width="12087*" fo:start-indent="0.0138in" fo:end-indent="0in"/>
        </style:columns>
      </style:section-properties>
    </style:style>
    <style:style style:name="Sect4" style:family="section">
      <style:section-properties style:editable="false">
        <style:columns fo:column-count="3">
          <style:column style:rel-width="39060*" fo:start-indent="0in" fo:end-indent="0.0138in"/>
          <style:column style:rel-width="14389*" fo:start-indent="0.0138in" fo:end-indent="0.0134in"/>
          <style:column style:rel-width="12086*" fo:start-indent="0.0134in" fo:end-indent="0in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53444*" fo:start-indent="0in" fo:end-indent="0.0138in"/>
          <style:column style:rel-width="12091*" fo:start-indent="0.0138in" fo:end-indent="0in"/>
        </style:columns>
      </style:section-properties>
    </style:style>
    <style:style style:name="Sect6" style:family="section">
      <style:section-properties style:editable="false">
        <style:columns fo:column-count="3">
          <style:column style:rel-width="49297*" fo:start-indent="0in" fo:end-indent="0.0138in"/>
          <style:column style:rel-width="4142*" fo:start-indent="0.0138in" fo:end-indent="0.0134in"/>
          <style:column style:rel-width="12096*" fo:start-indent="0.0134in" fo:end-indent="0in"/>
        </style:columns>
      </style:section-properties>
    </style:style>
    <style:style style:name="Sect7" style:family="section">
      <style:section-properties style:editable="false">
        <style:columns fo:column-count="3">
          <style:column style:rel-width="41799*" fo:start-indent="0in" fo:end-indent="0.0138in"/>
          <style:column style:rel-width="8767*" fo:start-indent="0.0138in" fo:end-indent="0.0134in"/>
          <style:column style:rel-width="14969*" fo:start-indent="0.0134in" fo:end-indent="0in"/>
        </style:columns>
      </style:section-properties>
    </style:style>
    <style:style style:name="Sect8" style:family="section">
      <style:section-properties style:editable="false">
        <style:columns fo:column-count="4">
          <style:column style:rel-width="5770*" fo:start-indent="0in" fo:end-indent="0.0138in"/>
          <style:column style:rel-width="18918*" fo:start-indent="0.0138in" fo:end-indent="0.0134in"/>
          <style:column style:rel-width="8301*" fo:start-indent="0.0134in" fo:end-indent="0.0138in"/>
          <style:column style:rel-width="32546*" fo:start-indent="0.0138in" fo:end-indent="0in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29294*" fo:start-indent="0in" fo:end-indent="0.0138in"/>
          <style:column style:rel-width="36241*" fo:start-indent="0.0138in" fo:end-indent="0in"/>
        </style:columns>
      </style:section-properties>
    </style:style>
    <style:style style:name="Sect10" style:family="section">
      <style:section-properties style:editable="false">
        <style:columns fo:column-count="3">
          <style:column style:rel-width="18159*" fo:start-indent="0in" fo:end-indent="0.0138in"/>
          <style:column style:rel-width="33706*" fo:start-indent="0.0138in" fo:end-indent="0.0134in"/>
          <style:column style:rel-width="13670*" fo:start-indent="0.0134in" fo:end-indent="0in"/>
        </style:columns>
      </style:section-properties>
    </style:style>
    <style:style style:name="Sect11" style:family="section">
      <style:section-properties style:editable="false">
        <style:columns fo:column-count="5">
          <style:column style:rel-width="7252*" fo:start-indent="0in" fo:end-indent="0.0138in"/>
          <style:column style:rel-width="12434*" fo:start-indent="0.0138in" fo:end-indent="0.0134in"/>
          <style:column style:rel-width="15995*" fo:start-indent="0.0134in" fo:end-indent="0.0138in"/>
          <style:column style:rel-width="12739*" fo:start-indent="0.0138in" fo:end-indent="0.0134in"/>
          <style:column style:rel-width="17115*" fo:start-indent="0.0134in" fo:end-indent="0in"/>
        </style:columns>
      </style:section-properties>
    </style:style>
    <style:style style:name="Sect12" style:family="section">
      <style:section-properties style:editable="false">
        <style:columns fo:column-count="2">
          <style:column style:rel-width="52627*" fo:start-indent="0in" fo:end-indent="0.0138in"/>
          <style:column style:rel-width="12908*" fo:start-indent="0.0138in" fo:end-indent="0in"/>
        </style:columns>
      </style:section-properties>
    </style:style>
    <style:style style:name="Sect13" style:family="section">
      <style:section-properties style:editable="false">
        <style:columns fo:column-count="5">
          <style:column style:rel-width="8631*" fo:start-indent="0in" fo:end-indent="0.0138in"/>
          <style:column style:rel-width="4651*" fo:start-indent="0.0138in" fo:end-indent="0.0134in"/>
          <style:column style:rel-width="5499*" fo:start-indent="0.0134in" fo:end-indent="0.0134in"/>
          <style:column style:rel-width="34386*" fo:start-indent="0.0134in" fo:end-indent="0.0445in"/>
          <style:column style:rel-width="12368*" fo:start-indent="0.0445in" fo:end-indent="0in"/>
        </style:columns>
      </style:section-properties>
    </style:style>
    <style:style style:name="Sect14" style:family="section">
      <style:section-properties style:editable="false">
        <style:columns fo:column-count="2">
          <style:column style:rel-width="52622*" fo:start-indent="0in" fo:end-indent="0.0138in"/>
          <style:column style:rel-width="12913*" fo:start-indent="0.0138in" fo:end-indent="0in"/>
        </style:columns>
      </style:section-properties>
    </style:style>
    <style:style style:name="Sect15" style:family="section">
      <style:section-properties style:editable="false">
        <style:columns fo:column-count="2">
          <style:column style:rel-width="50293*" fo:start-indent="0in" fo:end-indent="0.0138in"/>
          <style:column style:rel-width="15242*" fo:start-indent="0.0138in" fo:end-indent="0in"/>
        </style:columns>
      </style:section-properties>
    </style:style>
    <style:style style:name="Sect16" style:family="section">
      <style:section-properties style:editable="false">
        <style:columns fo:column-count="2">
          <style:column style:rel-width="50286*" fo:start-indent="0in" fo:end-indent="0.0138in"/>
          <style:column style:rel-width="15249*" fo:start-indent="0.0138in" fo:end-indent="0in"/>
        </style:columns>
      </style:section-properties>
    </style:style>
    <style:style style:name="Sect17" style:family="section">
      <style:section-properties style:editable="false">
        <style:columns fo:column-count="4">
          <style:column style:rel-width="12060*" fo:start-indent="0in" fo:end-indent="0.0138in"/>
          <style:column style:rel-width="31758*" fo:start-indent="0.0138in" fo:end-indent="0.0134in"/>
          <style:column style:rel-width="8745*" fo:start-indent="0.0134in" fo:end-indent="0.2307in"/>
          <style:column style:rel-width="12972*" fo:start-indent="0.2307in" fo:end-indent="0in"/>
        </style:columns>
      </style:section-properties>
    </style:style>
    <style:style style:name="Sect18" style:family="section">
      <style:section-properties style:editable="false">
        <style:columns fo:column-count="2">
          <style:column style:rel-width="50298*" fo:start-indent="0in" fo:end-indent="0.0138in"/>
          <style:column style:rel-width="15237*" fo:start-indent="0.0138in" fo:end-indent="0in"/>
        </style:columns>
      </style:section-properties>
    </style:style>
    <style:style style:name="Sect19" style:family="section">
      <style:section-properties style:editable="false">
        <style:columns fo:column-count="2">
          <style:column style:rel-width="50305*" fo:start-indent="0in" fo:end-indent="0.0138in"/>
          <style:column style:rel-width="15230*" fo:start-indent="0.0138in" fo:end-indent="0in"/>
        </style:columns>
      </style:section-properties>
    </style:style>
    <style:style style:name="Sect20" style:family="section">
      <style:section-properties style:editable="false">
        <style:columns fo:column-count="3">
          <style:column style:rel-width="28232*" fo:start-indent="0in" fo:end-indent="0.0138in"/>
          <style:column style:rel-width="12791*" fo:start-indent="0.0138in" fo:end-indent="0.0134in"/>
          <style:column style:rel-width="24512*" fo:start-indent="0.0134in" fo:end-indent="0in"/>
        </style:columns>
      </style:section-properties>
    </style:style>
    <style:style style:name="Sect21" style:family="section">
      <style:section-properties text:dont-balance-text-columns="true" style:editable="false">
        <style:columns fo:column-count="7">
          <style:column style:rel-width="5267*" fo:start-indent="0in" fo:end-indent="0.0138in"/>
          <style:column style:rel-width="8204*" fo:start-indent="0.0138in" fo:end-indent="0.0134in"/>
          <style:column style:rel-width="16480*" fo:start-indent="0.0134in" fo:end-indent="0.0134in"/>
          <style:column style:rel-width="5249*" fo:start-indent="0.0134in" fo:end-indent="0.0138in"/>
          <style:column style:rel-width="8901*" fo:start-indent="0.0138in" fo:end-indent="0.0134in"/>
          <style:column style:rel-width="4622*" fo:start-indent="0.0134in" fo:end-indent="0.0138in"/>
          <style:column style:rel-width="16812*" fo:start-indent="0.0138in" fo:end-indent="0in"/>
        </style:columns>
      </style:section-properties>
    </style:style>
    <style:style style:name="Sect22" style:family="section">
      <style:section-properties style:editable="false">
        <style:columns fo:column-count="4">
          <style:column style:rel-width="6514*" fo:start-indent="0in" fo:end-indent="0.0138in"/>
          <style:column style:rel-width="26842*" fo:start-indent="0.0138in" fo:end-indent="0.0134in"/>
          <style:column style:rel-width="9760*" fo:start-indent="0.0134in" fo:end-indent="0.0134in"/>
          <style:column style:rel-width="22419*" fo:start-indent="0.0134in" fo:end-indent="0in"/>
        </style:columns>
      </style:section-properties>
    </style:style>
    <style:style style:name="Sect23" style:family="section">
      <style:section-properties style:editable="false">
        <style:columns fo:column-count="3">
          <style:column style:rel-width="43718*" fo:start-indent="0in" fo:end-indent="0.0138in"/>
          <style:column style:rel-width="15295*" fo:start-indent="0.0138in" fo:end-indent="0.0134in"/>
          <style:column style:rel-width="6522*" fo:start-indent="0.0134in" fo:end-indent="0in"/>
        </style:columns>
      </style:section-properties>
    </style:style>
    <style:style style:name="Sect24" style:family="section">
      <style:section-properties style:editable="false">
        <style:columns fo:column-count="3">
          <style:column style:rel-width="26710*" fo:start-indent="0in" fo:end-indent="0.0138in"/>
          <style:column style:rel-width="17968*" fo:start-indent="0.0138in" fo:end-indent="0.0134in"/>
          <style:column style:rel-width="20857*" fo:start-indent="0.0134in" fo:end-indent="0in"/>
        </style:columns>
      </style:section-properties>
    </style:style>
    <style:style style:name="Sect25" style:family="section">
      <style:section-properties style:editable="false">
        <style:columns fo:column-count="5">
          <style:column style:rel-width="20920*" fo:start-indent="0in" fo:end-indent="0.0138in"/>
          <style:column style:rel-width="4648*" fo:start-indent="0.0138in" fo:end-indent="0.0134in"/>
          <style:column style:rel-width="10373*" fo:start-indent="0.0134in" fo:end-indent="0.0138in"/>
          <style:column style:rel-width="16057*" fo:start-indent="0.0138in" fo:end-indent="0.1701in"/>
          <style:column style:rel-width="13537*" fo:start-indent="0.1701in" fo:end-indent="0in"/>
        </style:columns>
      </style:section-properties>
    </style:style>
    <style:style style:name="Sect26" style:family="section">
      <style:section-properties style:editable="false">
        <style:columns fo:column-count="3">
          <style:column style:rel-width="18619*" fo:start-indent="0in" fo:end-indent="0.0138in"/>
          <style:column style:rel-width="5008*" fo:start-indent="0.0138in" fo:end-indent="0.0134in"/>
          <style:column style:rel-width="41908*" fo:start-indent="0.0134in" fo:end-indent="0in"/>
        </style:columns>
      </style:section-properties>
    </style:style>
    <style:style style:name="Sect27" style:family="section">
      <style:section-properties style:editable="false">
        <style:columns fo:column-count="5">
          <style:column style:rel-width="24882*" fo:start-indent="0in" fo:end-indent="0.0138in"/>
          <style:column style:rel-width="18295*" fo:start-indent="0.0138in" fo:end-indent="0.0134in"/>
          <style:column style:rel-width="3926*" fo:start-indent="0.0134in" fo:end-indent="0.0134in"/>
          <style:column style:rel-width="4897*" fo:start-indent="0.0134in" fo:end-indent="0.1693in"/>
          <style:column style:rel-width="13535*" fo:start-indent="0.1693in" fo:end-indent="0in"/>
        </style:columns>
      </style:section-properties>
    </style:style>
    <style:style style:name="Sect28" style:family="section">
      <style:section-properties style:editable="false">
        <style:columns fo:column-count="2">
          <style:column style:rel-width="52007*" fo:start-indent="0in" fo:end-indent="0.1693in"/>
          <style:column style:rel-width="13528*" fo:start-indent="0.1693in" fo:end-indent="0in"/>
        </style:columns>
      </style:section-properties>
    </style:style>
    <style:style style:name="Sect29" style:family="section">
      <style:section-properties style:editable="false">
        <style:columns fo:column-count="2">
          <style:column style:rel-width="50378*" fo:start-indent="0in" fo:end-indent="0.022in"/>
          <style:column style:rel-width="15157*" fo:start-indent="0.022in" fo:end-indent="0in"/>
        </style:columns>
      </style:section-properties>
    </style:style>
    <style:style style:name="Sect30" style:family="section">
      <style:section-properties style:editable="false">
        <style:columns fo:column-count="2">
          <style:column style:rel-width="51167*" fo:start-indent="0in" fo:end-indent="0.0791in"/>
          <style:column style:rel-width="14368*" fo:start-indent="0.0791in" fo:end-indent="0in"/>
        </style:columns>
      </style:section-properties>
    </style:style>
    <style:style style:name="Sect31" style:family="section">
      <style:section-properties style:editable="false">
        <style:columns fo:column-count="4">
          <style:column style:rel-width="29707*" fo:start-indent="0in" fo:end-indent="0.0138in"/>
          <style:column style:rel-width="7028*" fo:start-indent="0.0138in" fo:end-indent="0.0134in"/>
          <style:column style:rel-width="8033*" fo:start-indent="0.0134in" fo:end-indent="0.0134in"/>
          <style:column style:rel-width="20767*" fo:start-indent="0.0134in" fo:end-indent="0in"/>
        </style:columns>
      </style:section-properties>
    </style:style>
    <style:style style:name="Sect32" style:family="section">
      <style:section-properties style:editable="false">
        <style:columns fo:column-count="2">
          <style:column style:rel-width="47969*" fo:start-indent="0in" fo:end-indent="0.0138in"/>
          <style:column style:rel-width="17566*" fo:start-indent="0.0138in" fo:end-indent="0in"/>
        </style:columns>
      </style:section-properties>
    </style:style>
    <style:style style:name="Sect33" style:family="section">
      <style:section-properties style:editable="false">
        <style:columns fo:column-count="4">
          <style:column style:rel-width="41673*" fo:start-indent="0in" fo:end-indent="0.0138in"/>
          <style:column style:rel-width="6496*" fo:start-indent="0.0138in" fo:end-indent="0.0134in"/>
          <style:column style:rel-width="11278*" fo:start-indent="0.0134in" fo:end-indent="0.0138in"/>
          <style:column style:rel-width="6088*" fo:start-indent="0.0138in" fo:end-indent="0in"/>
        </style:columns>
      </style:section-properties>
    </style:style>
    <style:style style:name="Sect34" style:family="section">
      <style:section-properties style:editable="false">
        <style:columns fo:column-count="4">
          <style:column style:rel-width="23832*" fo:start-indent="0in" fo:end-indent="0.0138in"/>
          <style:column style:rel-width="5521*" fo:start-indent="0.0138in" fo:end-indent="0.0134in"/>
          <style:column style:rel-width="27437*" fo:start-indent="0.0134in" fo:end-indent="0.0138in"/>
          <style:column style:rel-width="8745*" fo:start-indent="0.0138in" fo:end-indent="0in"/>
        </style:columns>
      </style:section-properties>
    </style:style>
    <style:style style:name="Sect35" style:family="section">
      <style:section-properties style:editable="false">
        <style:columns fo:column-count="3">
          <style:column style:rel-width="46740*" fo:start-indent="0in" fo:end-indent="0.0138in"/>
          <style:column style:rel-width="8961*" fo:start-indent="0.0138in" fo:end-indent="0.0134in"/>
          <style:column style:rel-width="9834*" fo:start-indent="0.0134in" fo:end-indent="0in"/>
        </style:columns>
      </style:section-properties>
    </style:style>
    <style:style style:name="Sect36" style:family="section">
      <style:section-properties style:editable="false">
        <style:columns fo:column-count="4">
          <style:column style:rel-width="8488*" fo:start-indent="0in" fo:end-indent="0.0138in"/>
          <style:column style:rel-width="7149*" fo:start-indent="0.0138in" fo:end-indent="0.0134in"/>
          <style:column style:rel-width="8000*" fo:start-indent="0.0134in" fo:end-indent="0.0134in"/>
          <style:column style:rel-width="41898*" fo:start-indent="0.0134in" fo:end-indent="0in"/>
        </style:columns>
      </style:section-properties>
    </style:style>
    <style:style style:name="Sect37" style:family="section">
      <style:section-properties style:editable="false">
        <style:columns fo:column-count="3">
          <style:column style:rel-width="15423*" fo:start-indent="0in" fo:end-indent="0.0138in"/>
          <style:column style:rel-width="33343*" fo:start-indent="0.0138in" fo:end-indent="0.0134in"/>
          <style:column style:rel-width="16769*" fo:start-indent="0.0134in" fo:end-indent="0in"/>
        </style:columns>
      </style:section-properties>
    </style:style>
    <style:style style:name="Sect38" style:family="section">
      <style:section-properties style:editable="false">
        <style:columns fo:column-count="2">
          <style:column style:rel-width="49146*" fo:start-indent="0in" fo:end-indent="0.1126in"/>
          <style:column style:rel-width="16389*" fo:start-indent="0.1126in" fo:end-indent="0in"/>
        </style:columns>
      </style:section-properties>
    </style:style>
    <style:style style:name="Sect39" style:family="section">
      <style:section-properties style:editable="false">
        <style:columns fo:column-count="5">
          <style:column style:rel-width="10688*" fo:start-indent="0in" fo:end-indent="0.0138in"/>
          <style:column style:rel-width="7758*" fo:start-indent="0.0138in" fo:end-indent="0.0134in"/>
          <style:column style:rel-width="15078*" fo:start-indent="0.0134in" fo:end-indent="0.0134in"/>
          <style:column style:rel-width="15613*" fo:start-indent="0.0134in" fo:end-indent="0.1126in"/>
          <style:column style:rel-width="16398*" fo:start-indent="0.1126in" fo:end-indent="0in"/>
        </style:columns>
      </style:section-properties>
    </style:style>
    <style:style style:name="Sect40" style:family="section">
      <style:section-properties style:editable="false">
        <style:columns fo:column-count="2">
          <style:column style:rel-width="43311*" fo:start-indent="0in" fo:end-indent="0.0138in"/>
          <style:column style:rel-width="22224*" fo:start-indent="0.0138in" fo:end-indent="0in"/>
        </style:columns>
      </style:section-properties>
    </style:style>
    <style:style style:name="Sect41" style:family="section">
      <style:section-properties style:editable="false">
        <style:columns fo:column-count="3">
          <style:column style:rel-width="16593*" fo:start-indent="0in" fo:end-indent="0.0138in"/>
          <style:column style:rel-width="28956*" fo:start-indent="0.0138in" fo:end-indent="0.2272in"/>
          <style:column style:rel-width="19986*" fo:start-indent="0.2272in" fo:end-indent="0in"/>
        </style:columns>
      </style:section-properties>
    </style:style>
    <style:style style:name="Sect42" style:family="section">
      <style:section-properties style:editable="false">
        <style:columns fo:column-count="3">
          <style:column style:rel-width="36486*" fo:start-indent="0in" fo:end-indent="0.0138in"/>
          <style:column style:rel-width="12973*" fo:start-indent="0.0138in" fo:end-indent="0.6453in"/>
          <style:column style:rel-width="16076*" fo:start-indent="0.6453in" fo:end-indent="0in"/>
        </style:columns>
      </style:section-properties>
    </style:style>
    <style:style style:name="Sect43" style:family="section">
      <style:section-properties style:editable="false">
        <style:columns fo:column-count="2">
          <style:column style:rel-width="45416*" fo:start-indent="0in" fo:end-indent="0.2118in"/>
          <style:column style:rel-width="20119*" fo:start-indent="0.2118in" fo:end-indent="0in"/>
        </style:columns>
      </style:section-properties>
    </style:style>
    <style:style style:name="Sect44" style:family="section">
      <style:section-properties style:editable="false">
        <style:columns fo:column-count="3">
          <style:column style:rel-width="25664*" fo:start-indent="0in" fo:end-indent="0.0138in"/>
          <style:column style:rel-width="17643*" fo:start-indent="0.0138in" fo:end-indent="0.0134in"/>
          <style:column style:rel-width="22228*" fo:start-indent="0.0134in" fo:end-indent="0in"/>
        </style:columns>
      </style:section-properties>
    </style:style>
    <style:style style:name="Sect45" style:family="section">
      <style:section-properties style:editable="false">
        <style:columns fo:column-count="4">
          <style:column style:rel-width="8041*" fo:start-indent="0in" fo:end-indent="0.0138in"/>
          <style:column style:rel-width="13406*" fo:start-indent="0.0138in" fo:end-indent="0.0134in"/>
          <style:column style:rel-width="25894*" fo:start-indent="0.0134in" fo:end-indent="0.4189in"/>
          <style:column style:rel-width="18194*" fo:start-indent="0.4189in" fo:end-indent="0in"/>
        </style:columns>
      </style:section-properties>
    </style:style>
    <style:style style:name="Sect46" style:family="section">
      <style:section-properties style:editable="false">
        <style:columns fo:column-count="3">
          <style:column style:rel-width="36196*" fo:start-indent="0in" fo:end-indent="0.0138in"/>
          <style:column style:rel-width="11147*" fo:start-indent="0.0138in" fo:end-indent="0.4189in"/>
          <style:column style:rel-width="18192*" fo:start-indent="0.4189in" fo:end-indent="0in"/>
        </style:columns>
      </style:section-properties>
    </style:style>
    <style:style style:name="Sect47" style:family="section">
      <style:section-properties style:editable="false">
        <style:columns fo:column-count="2">
          <style:column style:rel-width="53792*" fo:start-indent="0in" fo:end-indent="0.0138in"/>
          <style:column style:rel-width="11743*" fo:start-indent="0.0138in" fo:end-indent="0in"/>
        </style:columns>
      </style:section-properties>
    </style:style>
    <style:style style:name="Sect48" style:family="section">
      <style:section-properties style:editable="false">
        <style:columns fo:column-count="3">
          <style:column style:rel-width="37489*" fo:start-indent="0in" fo:end-indent="0.0138in"/>
          <style:column style:rel-width="16792*" fo:start-indent="0.0138in" fo:end-indent="0.0374in"/>
          <style:column style:rel-width="11254*" fo:start-indent="0.0374in" fo:end-indent="0in"/>
        </style:columns>
      </style:section-properties>
    </style:style>
    <style:style style:name="Sect49" style:family="section">
      <style:section-properties style:editable="false">
        <style:columns fo:column-count="3">
          <style:column style:rel-width="26661*" fo:start-indent="0in" fo:end-indent="0.0138in"/>
          <style:column style:rel-width="5825*" fo:start-indent="0.0138in" fo:end-indent="0.0134in"/>
          <style:column style:rel-width="33049*" fo:start-indent="0.0134in" fo:end-indent="0in"/>
        </style:columns>
      </style:section-properties>
    </style:style>
    <style:style style:name="Sect50" style:family="section">
      <style:section-properties style:editable="false">
        <style:columns fo:column-count="4">
          <style:column style:rel-width="4542*" fo:start-indent="0in" fo:end-indent="0.0138in"/>
          <style:column style:rel-width="7047*" fo:start-indent="0.0138in" fo:end-indent="0.0134in"/>
          <style:column style:rel-width="37131*" fo:start-indent="0.0134in" fo:end-indent="0.0134in"/>
          <style:column style:rel-width="16815*" fo:start-indent="0.0134in" fo:end-indent="0in"/>
        </style:columns>
      </style:section-properties>
    </style:style>
    <style:style style:name="Sect51" style:family="section">
      <style:section-properties style:editable="false">
        <style:columns fo:column-count="4">
          <style:column style:rel-width="25185*" fo:start-indent="0in" fo:end-indent="0.0138in"/>
          <style:column style:rel-width="18789*" fo:start-indent="0.0138in" fo:end-indent="0.0134in"/>
          <style:column style:rel-width="7651*" fo:start-indent="0.0134in" fo:end-indent="0.0134in"/>
          <style:column style:rel-width="13910*" fo:start-indent="0.0134in" fo:end-indent="0in"/>
        </style:columns>
      </style:section-properties>
    </style:style>
    <style:style style:name="Sect52" style:family="section">
      <style:section-properties style:editable="false">
        <style:columns fo:column-count="3">
          <style:column style:rel-width="11096*" fo:start-indent="0in" fo:end-indent="0.0138in"/>
          <style:column style:rel-width="46704*" fo:start-indent="0.0138in" fo:end-indent="0.0134in"/>
          <style:column style:rel-width="7735*" fo:start-indent="0.0134in" fo:end-indent="0in"/>
        </style:columns>
      </style:section-properties>
    </style:style>
    <style:style style:name="Sect53" style:family="section">
      <style:section-properties style:editable="false">
        <style:columns fo:column-count="4">
          <style:column style:rel-width="25882*" fo:start-indent="0in" fo:end-indent="0.0138in"/>
          <style:column style:rel-width="9687*" fo:start-indent="0.0138in" fo:end-indent="0.0134in"/>
          <style:column style:rel-width="6511*" fo:start-indent="0.0134in" fo:end-indent="0.0138in"/>
          <style:column style:rel-width="23455*" fo:start-indent="0.0138in" fo:end-indent="0in"/>
        </style:columns>
      </style:section-properties>
    </style:style>
    <style:style style:name="Sect54" style:family="section">
      <style:section-properties style:editable="false">
        <style:columns fo:column-count="2">
          <style:column style:rel-width="8851*" fo:start-indent="0in" fo:end-indent="0.0138in"/>
          <style:column style:rel-width="56684*" fo:start-indent="0.0138in" fo:end-indent="0in"/>
        </style:columns>
      </style:section-properties>
    </style:style>
    <style:style style:name="Sect55" style:family="section">
      <style:section-properties style:editable="false">
        <style:columns fo:column-count="3">
          <style:column style:rel-width="28005*" fo:start-indent="0in" fo:end-indent="0.0138in"/>
          <style:column style:rel-width="6536*" fo:start-indent="0.0138in" fo:end-indent="0.0134in"/>
          <style:column style:rel-width="30994*" fo:start-indent="0.0134in" fo:end-indent="0in"/>
        </style:columns>
      </style:section-properties>
    </style:style>
    <style:style style:name="Sect56" style:family="section">
      <style:section-properties style:editable="false">
        <style:columns fo:column-count="3">
          <style:column style:rel-width="40685*" fo:start-indent="0in" fo:end-indent="0.0138in"/>
          <style:column style:rel-width="3361*" fo:start-indent="0.0138in" fo:end-indent="0.0134in"/>
          <style:column style:rel-width="21489*" fo:start-indent="0.0134in" fo:end-indent="0in"/>
        </style:columns>
      </style:section-properties>
    </style:style>
    <style:style style:name="Sect57" style:family="section">
      <style:section-properties text:dont-balance-text-columns="true" style:editable="false">
        <style:columns fo:column-count="3">
          <style:column style:rel-width="30445*" fo:start-indent="0in" fo:end-indent="0.0138in"/>
          <style:column style:rel-width="17363*" fo:start-indent="0.0138in" fo:end-indent="0.0134in"/>
          <style:column style:rel-width="17727*" fo:start-indent="0.0134in" fo:end-indent="0in"/>
        </style:columns>
      </style:section-properties>
    </style:style>
    <style:style style:name="Sect58" style:family="section">
      <style:section-properties style:editable="false">
        <style:columns fo:column-count="2">
          <style:column style:rel-width="53800*" fo:start-indent="0in" fo:end-indent="0.0138in"/>
          <style:column style:rel-width="11735*" fo:start-indent="0.0138in" fo:end-indent="0in"/>
        </style:columns>
      </style:section-properties>
    </style:style>
    <style:style style:name="Sect59" style:family="section">
      <style:section-properties style:editable="false">
        <style:columns fo:column-count="2">
          <style:column style:rel-width="54346*" fo:start-indent="0in" fo:end-indent="0.0453in"/>
          <style:column style:rel-width="11189*" fo:start-indent="0.0453in" fo:end-indent="0in"/>
        </style:columns>
      </style:section-properties>
    </style:style>
    <style:style style:name="Sect60" style:family="section">
      <style:section-properties style:editable="false">
        <style:columns fo:column-count="2">
          <style:column style:rel-width="53786*" fo:start-indent="0in" fo:end-indent="0.0138in"/>
          <style:column style:rel-width="11749*" fo:start-indent="0.0138in" fo:end-indent="0in"/>
        </style:columns>
      </style:section-properties>
    </style:style>
    <style:style style:name="Sect61" style:family="section">
      <style:section-properties style:editable="false">
        <style:columns fo:column-count="4">
          <style:column style:rel-width="33860*" fo:start-indent="0in" fo:end-indent="0.0138in"/>
          <style:column style:rel-width="4556*" fo:start-indent="0.0138in" fo:end-indent="0.0134in"/>
          <style:column style:rel-width="16201*" fo:start-indent="0.0134in" fo:end-indent="0.0752in"/>
          <style:column style:rel-width="10918*" fo:start-indent="0.0752in" fo:end-indent="0in"/>
        </style:columns>
      </style:section-properties>
    </style:style>
    <style:style style:name="Sect62" style:family="section">
      <style:section-properties style:editable="false">
        <style:columns fo:column-count="3">
          <style:column style:rel-width="7076*" fo:start-indent="0in" fo:end-indent="0.0138in"/>
          <style:column style:rel-width="47414*" fo:start-indent="0.0138in" fo:end-indent="0.061in"/>
          <style:column style:rel-width="11045*" fo:start-indent="0.061in" fo:end-indent="0in"/>
        </style:columns>
      </style:section-properties>
    </style:style>
    <style:style style:name="Sect63" style:family="section">
      <style:section-properties text:dont-balance-text-columns="true" style:editable="false">
        <style:columns fo:column-count="2">
          <style:column style:rel-width="53786*" fo:start-indent="0in" fo:end-indent="0.0138in"/>
          <style:column style:rel-width="11749*" fo:start-indent="0.0138in" fo:end-indent="0in"/>
        </style:columns>
      </style:section-properties>
    </style:style>
    <style:style style:name="Sect64" style:family="section">
      <style:section-properties style:editable="false">
        <style:columns fo:column-count="4">
          <style:column style:rel-width="8294*" fo:start-indent="0in" fo:end-indent="0.0138in"/>
          <style:column style:rel-width="13828*" fo:start-indent="0.0138in" fo:end-indent="0.0134in"/>
          <style:column style:rel-width="32199*" fo:start-indent="0.0134in" fo:end-indent="0.0429in"/>
          <style:column style:rel-width="11214*" fo:start-indent="0.0429in" fo:end-indent="0in"/>
        </style:columns>
      </style:section-properties>
    </style:style>
    <style:style style:name="Sect65" style:family="section">
      <style:section-properties style:editable="false">
        <style:columns fo:column-count="3">
          <style:column style:rel-width="24538*" fo:start-indent="0in" fo:end-indent="0.0138in"/>
          <style:column style:rel-width="29783*" fo:start-indent="0.0138in" fo:end-indent="0.0429in"/>
          <style:column style:rel-width="11214*" fo:start-indent="0.0429in" fo:end-indent="0in"/>
        </style:columns>
      </style:section-properties>
    </style:style>
    <style:style style:name="Sect66" style:family="section">
      <style:section-properties style:editable="false">
        <style:columns fo:column-count="2">
          <style:column style:rel-width="54324*" fo:start-indent="0in" fo:end-indent="0.0429in"/>
          <style:column style:rel-width="11211*" fo:start-indent="0.0429in" fo:end-indent="0in"/>
        </style:columns>
      </style:section-properties>
    </style:style>
    <style:style style:name="Sect67" style:family="section">
      <style:section-properties style:editable="false">
        <style:columns fo:column-count="2">
          <style:column style:rel-width="33214*" fo:start-indent="0in" fo:end-indent="0.0138in"/>
          <style:column style:rel-width="32321*" fo:start-indent="0.0138in" fo:end-indent="0in"/>
        </style:columns>
      </style:section-properties>
    </style:style>
    <style:style style:name="Sect68" style:family="section">
      <style:section-properties style:editable="false">
        <style:columns fo:column-count="2">
          <style:column style:rel-width="6141*" fo:start-indent="0in" fo:end-indent="0.0138in"/>
          <style:column style:rel-width="59394*" fo:start-indent="0.0138in" fo:end-indent="0in"/>
        </style:columns>
      </style:section-properties>
    </style:style>
    <style:style style:name="Sect69" style:family="section">
      <style:section-properties style:editable="false">
        <style:columns fo:column-count="3">
          <style:column style:rel-width="37153*" fo:start-indent="0in" fo:end-indent="0.0138in"/>
          <style:column style:rel-width="5191*" fo:start-indent="0.0138in" fo:end-indent="0.0134in"/>
          <style:column style:rel-width="23191*" fo:start-indent="0.0134in" fo:end-indent="0in"/>
        </style:columns>
      </style:section-properties>
    </style:style>
    <style:style style:name="Sect70" style:family="section">
      <style:section-properties style:editable="false">
        <style:columns fo:column-count="4">
          <style:column style:rel-width="12816*" fo:start-indent="0in" fo:end-indent="0.0138in"/>
          <style:column style:rel-width="2803*" fo:start-indent="0.0138in" fo:end-indent="0.0134in"/>
          <style:column style:rel-width="22634*" fo:start-indent="0.0134in" fo:end-indent="0.0134in"/>
          <style:column style:rel-width="27282*" fo:start-indent="0.0134in" fo:end-indent="0in"/>
        </style:columns>
      </style:section-properties>
    </style:style>
    <style:style style:name="Sect71" style:family="section">
      <style:section-properties text:dont-balance-text-columns="true" style:editable="false">
        <style:columns fo:column-count="2">
          <style:column style:rel-width="17980*" fo:start-indent="0in" fo:end-indent="0.0138in"/>
          <style:column style:rel-width="47555*" fo:start-indent="0.0138in" fo:end-indent="0in"/>
        </style:columns>
      </style:section-properties>
    </style:style>
    <style:style style:name="Sect72" style:family="section">
      <style:section-properties style:editable="false">
        <style:columns fo:column-count="3">
          <style:column style:rel-width="9134*" fo:start-indent="0in" fo:end-indent="0.0138in"/>
          <style:column style:rel-width="46504*" fo:start-indent="0.0138in" fo:end-indent="0.0134in"/>
          <style:column style:rel-width="9897*" fo:start-indent="0.0134in" fo:end-indent="0in"/>
        </style:columns>
      </style:section-properties>
    </style:style>
    <style:style style:name="Sect73" style:family="section">
      <style:section-properties style:editable="false">
        <style:columns fo:column-count="2">
          <style:column style:rel-width="22422*" fo:start-indent="0in" fo:end-indent="0.0138in"/>
          <style:column style:rel-width="43113*" fo:start-indent="0.0138in" fo:end-indent="0in"/>
        </style:columns>
      </style:section-properties>
    </style:style>
    <style:style style:name="Sect74" style:family="section">
      <style:section-properties style:editable="false">
        <style:columns fo:column-count="3">
          <style:column style:rel-width="15838*" fo:start-indent="0in" fo:end-indent="0.0138in"/>
          <style:column style:rel-width="41668*" fo:start-indent="0.0138in" fo:end-indent="0.0134in"/>
          <style:column style:rel-width="8029*" fo:start-indent="0.0134in" fo:end-indent="0in"/>
        </style:columns>
      </style:section-properties>
    </style:style>
    <style:style style:name="Sect75" style:family="section">
      <style:section-properties style:editable="false">
        <style:columns fo:column-count="3">
          <style:column style:rel-width="12745*" fo:start-indent="0in" fo:end-indent="0.0138in"/>
          <style:column style:rel-width="17799*" fo:start-indent="0.0138in" fo:end-indent="0.0134in"/>
          <style:column style:rel-width="34991*" fo:start-indent="0.0134in" fo:end-indent="0in"/>
        </style:columns>
      </style:section-properties>
    </style:style>
    <style:style style:name="Sect76" style:family="section">
      <style:section-properties style:editable="false">
        <style:columns fo:column-count="4">
          <style:column style:rel-width="19050*" fo:start-indent="0in" fo:end-indent="0.0138in"/>
          <style:column style:rel-width="6276*" fo:start-indent="0.0138in" fo:end-indent="0.0134in"/>
          <style:column style:rel-width="25634*" fo:start-indent="0.0134in" fo:end-indent="0.0138in"/>
          <style:column style:rel-width="14575*" fo:start-indent="0.0138in" fo:end-indent="0in"/>
        </style:columns>
      </style:section-properties>
    </style:style>
    <style:style style:name="Sect77" style:family="section">
      <style:section-properties style:editable="false">
        <style:columns fo:column-count="3">
          <style:column style:rel-width="18658*" fo:start-indent="0in" fo:end-indent="0.0138in"/>
          <style:column style:rel-width="35136*" fo:start-indent="0.0138in" fo:end-indent="0.0134in"/>
          <style:column style:rel-width="11741*" fo:start-indent="0.0134in" fo:end-indent="0in"/>
        </style:columns>
      </style:section-properties>
    </style:style>
    <style:style style:name="Sect78" style:family="section">
      <style:section-properties style:editable="false">
        <style:columns fo:column-count="4">
          <style:column style:rel-width="23884*" fo:start-indent="0in" fo:end-indent="0.0138in"/>
          <style:column style:rel-width="8411*" fo:start-indent="0.0138in" fo:end-indent="0.0134in"/>
          <style:column style:rel-width="22087*" fo:start-indent="0.0134in" fo:end-indent="0.0508in"/>
          <style:column style:rel-width="11153*" fo:start-indent="0.0508in" fo:end-indent="0in"/>
        </style:columns>
      </style:section-properties>
    </style:style>
    <style:style style:name="Sect79" style:family="section">
      <style:section-properties style:editable="false">
        <style:columns fo:column-count="3">
          <style:column style:rel-width="24434*" fo:start-indent="0in" fo:end-indent="0.0138in"/>
          <style:column style:rel-width="7292*" fo:start-indent="0.0138in" fo:end-indent="0.0134in"/>
          <style:column style:rel-width="33809*" fo:start-indent="0.0134in" fo:end-indent="0in"/>
        </style:columns>
      </style:section-properties>
    </style:style>
    <style:style style:name="Sect80" style:family="section">
      <style:section-properties style:editable="false">
        <style:columns fo:column-count="3">
          <style:column style:rel-width="46197*" fo:start-indent="0in" fo:end-indent="0.0138in"/>
          <style:column style:rel-width="5631*" fo:start-indent="0.0138in" fo:end-indent="0.0134in"/>
          <style:column style:rel-width="13707*" fo:start-indent="0.0134in" fo:end-indent="0in"/>
        </style:columns>
      </style:section-properties>
    </style:style>
    <style:style style:name="Sect81" style:family="section">
      <style:section-properties style:editable="false">
        <style:columns fo:column-count="4">
          <style:column style:rel-width="16780*" fo:start-indent="0in" fo:end-indent="0.0138in"/>
          <style:column style:rel-width="4344*" fo:start-indent="0.0138in" fo:end-indent="0.0134in"/>
          <style:column style:rel-width="13380*" fo:start-indent="0.0134in" fo:end-indent="0.0138in"/>
          <style:column style:rel-width="31031*" fo:start-indent="0.0138in" fo:end-indent="0in"/>
        </style:columns>
      </style:section-properties>
    </style:style>
    <style:style style:name="Sect82" style:family="section">
      <style:section-properties style:editable="false">
        <style:columns fo:column-count="2">
          <style:column style:rel-width="45079*" fo:start-indent="0in" fo:end-indent="0.0138in"/>
          <style:column style:rel-width="20456*" fo:start-indent="0.0138in" fo:end-indent="0in"/>
        </style:columns>
      </style:section-properties>
    </style:style>
    <style:style style:name="Sect83" style:family="section">
      <style:section-properties style:editable="false">
        <style:columns fo:column-count="2">
          <style:column style:rel-width="31843*" fo:start-indent="0in" fo:end-indent="0.0138in"/>
          <style:column style:rel-width="33692*" fo:start-indent="0.0138in" fo:end-indent="0in"/>
        </style:columns>
      </style:section-properties>
    </style:style>
    <style:style style:name="Sect84" style:family="section">
      <style:section-properties style:editable="false">
        <style:columns fo:column-count="2">
          <style:column style:rel-width="9031*" fo:start-indent="0in" fo:end-indent="0.0138in"/>
          <style:column style:rel-width="56504*" fo:start-indent="0.0138in" fo:end-indent="0in"/>
        </style:columns>
      </style:section-properties>
    </style:style>
    <style:style style:name="Sect85" style:family="section">
      <style:section-properties style:editable="false">
        <style:columns fo:column-count="3">
          <style:column style:rel-width="33290*" fo:start-indent="0in" fo:end-indent="0.0138in"/>
          <style:column style:rel-width="8212*" fo:start-indent="0.0138in" fo:end-indent="0.0134in"/>
          <style:column style:rel-width="24033*" fo:start-indent="0.0134in" fo:end-indent="0in"/>
        </style:columns>
      </style:section-properties>
    </style:style>
    <style:style style:name="Sect86" style:family="section">
      <style:section-properties style:editable="false">
        <style:columns fo:column-count="2">
          <style:column style:rel-width="53389*" fo:start-indent="0in" fo:end-indent="0.0138in"/>
          <style:column style:rel-width="12146*" fo:start-indent="0.0138in" fo:end-indent="0in"/>
        </style:columns>
      </style:section-properties>
    </style:style>
    <style:style style:name="Sect87" style:family="section">
      <style:section-properties style:editable="false">
        <style:columns fo:column-count="4">
          <style:column style:rel-width="19245*" fo:start-indent="0in" fo:end-indent="0.0138in"/>
          <style:column style:rel-width="6166*" fo:start-indent="0.0138in" fo:end-indent="0.0134in"/>
          <style:column style:rel-width="27959*" fo:start-indent="0.0134in" fo:end-indent="0.0134in"/>
          <style:column style:rel-width="12165*" fo:start-indent="0.0134in" fo:end-indent="0in"/>
        </style:columns>
      </style:section-properties>
    </style:style>
    <style:style style:name="Sect88" style:family="section">
      <style:section-properties style:editable="false">
        <style:columns fo:column-count="2">
          <style:column style:rel-width="53385*" fo:start-indent="0in" fo:end-indent="0.0138in"/>
          <style:column style:rel-width="12150*" fo:start-indent="0.0138in" fo:end-indent="0in"/>
        </style:columns>
      </style:section-properties>
    </style:style>
    <style:style style:name="Sect89" style:family="section">
      <style:section-properties style:editable="false">
        <style:columns fo:column-count="3">
          <style:column style:rel-width="16070*" fo:start-indent="0in" fo:end-indent="0.0138in"/>
          <style:column style:rel-width="31779*" fo:start-indent="0.0138in" fo:end-indent="0.0134in"/>
          <style:column style:rel-width="17686*" fo:start-indent="0.0134in" fo:end-indent="0in"/>
        </style:columns>
      </style:section-properties>
    </style:style>
    <style:style style:name="Sect90" style:family="section">
      <style:section-properties style:editable="false">
        <style:columns fo:column-count="3">
          <style:column style:rel-width="21082*" fo:start-indent="0in" fo:end-indent="0.0138in"/>
          <style:column style:rel-width="7707*" fo:start-indent="0.0138in" fo:end-indent="0.0134in"/>
          <style:column style:rel-width="36746*" fo:start-indent="0.0134in" fo:end-indent="0in"/>
        </style:columns>
      </style:section-properties>
    </style:style>
    <style:style style:name="Sect91" style:family="section">
      <style:section-properties style:editable="false">
        <style:columns fo:column-count="2">
          <style:column style:rel-width="29719*" fo:start-indent="0in" fo:end-indent="0.0138in"/>
          <style:column style:rel-width="35816*" fo:start-indent="0.0138in" fo:end-indent="0in"/>
        </style:columns>
      </style:section-properties>
    </style:style>
    <style:style style:name="Sect92" style:family="section">
      <style:section-properties style:editable="false">
        <style:columns fo:column-count="3">
          <style:column style:rel-width="12500*" fo:start-indent="0in" fo:end-indent="0.0138in"/>
          <style:column style:rel-width="20844*" fo:start-indent="0.0138in" fo:end-indent="0.0134in"/>
          <style:column style:rel-width="32191*" fo:start-indent="0.0134in" fo:end-indent="0in"/>
        </style:columns>
      </style:section-properties>
    </style:style>
    <style:style style:name="Sect93" style:family="section">
      <style:section-properties style:editable="false">
        <style:columns fo:column-count="4">
          <style:column style:rel-width="15467*" fo:start-indent="0in" fo:end-indent="0.0138in"/>
          <style:column style:rel-width="25476*" fo:start-indent="0.0138in" fo:end-indent="0.0134in"/>
          <style:column style:rel-width="15797*" fo:start-indent="0.0134in" fo:end-indent="0.0134in"/>
          <style:column style:rel-width="8795*" fo:start-indent="0.0134in" fo:end-indent="0in"/>
        </style:columns>
      </style:section-properties>
    </style:style>
    <style:style style:name="Sect94" style:family="section">
      <style:section-properties style:editable="false">
        <style:columns fo:column-count="3">
          <style:column style:rel-width="32780*" fo:start-indent="0in" fo:end-indent="0.0138in"/>
          <style:column style:rel-width="8268*" fo:start-indent="0.0138in" fo:end-indent="0.0134in"/>
          <style:column style:rel-width="24487*" fo:start-indent="0.0134in" fo:end-indent="0in"/>
        </style:columns>
      </style:section-properties>
    </style:style>
    <style:style style:name="Sect95" style:family="section">
      <style:section-properties style:editable="false">
        <style:columns fo:column-count="4">
          <style:column style:rel-width="19769*" fo:start-indent="0in" fo:end-indent="0.0138in"/>
          <style:column style:rel-width="6258*" fo:start-indent="0.0138in" fo:end-indent="0.0134in"/>
          <style:column style:rel-width="21933*" fo:start-indent="0.0134in" fo:end-indent="0.0138in"/>
          <style:column style:rel-width="17575*" fo:start-indent="0.0138in" fo:end-indent="0in"/>
        </style:columns>
      </style:section-properties>
    </style:style>
    <style:style style:name="Sect96" style:family="section">
      <style:section-properties style:editable="false">
        <style:columns fo:column-count="2">
          <style:column style:rel-width="11715*" fo:start-indent="0in" fo:end-indent="0.0138in"/>
          <style:column style:rel-width="53820*" fo:start-indent="0.0138in" fo:end-indent="0in"/>
        </style:columns>
      </style:section-properties>
    </style:style>
    <style:style style:name="Sect97" style:family="section">
      <style:section-properties style:editable="false">
        <style:columns fo:column-count="4">
          <style:column style:rel-width="39332*" fo:start-indent="0in" fo:end-indent="0.0138in"/>
          <style:column style:rel-width="6368*" fo:start-indent="0.0138in" fo:end-indent="0.0134in"/>
          <style:column style:rel-width="12034*" fo:start-indent="0.0134in" fo:end-indent="0.0138in"/>
          <style:column style:rel-width="7801*" fo:start-indent="0.0138in" fo:end-indent="0in"/>
        </style:columns>
      </style:section-properties>
    </style:style>
    <style:style style:name="Sect98" style:family="section">
      <style:section-properties style:editable="false">
        <style:columns fo:column-count="2">
          <style:column style:rel-width="47976*" fo:start-indent="0in" fo:end-indent="0.0138in"/>
          <style:column style:rel-width="17559*" fo:start-indent="0.0138in" fo:end-indent="0in"/>
        </style:columns>
      </style:section-properties>
    </style:style>
    <style:style style:name="Sect99" style:family="section">
      <style:section-properties text:dont-balance-text-columns="true" style:editable="false">
        <style:columns fo:column-count="4">
          <style:column style:rel-width="8041*" fo:start-indent="0in" fo:end-indent="0.0138in"/>
          <style:column style:rel-width="35426*" fo:start-indent="0.0138in" fo:end-indent="0.0134in"/>
          <style:column style:rel-width="7751*" fo:start-indent="0.0134in" fo:end-indent="0.3346in"/>
          <style:column style:rel-width="14317*" fo:start-indent="0.3346in" fo:end-indent="0in"/>
        </style:columns>
      </style:section-properties>
    </style:style>
    <style:style style:name="Sect100" style:family="section">
      <style:section-properties style:editable="false">
        <style:columns fo:column-count="4">
          <style:column style:rel-width="7710*" fo:start-indent="0in" fo:end-indent="0.0138in"/>
          <style:column style:rel-width="8605*" fo:start-indent="0.0138in" fo:end-indent="0.0134in"/>
          <style:column style:rel-width="29481*" fo:start-indent="0.0134in" fo:end-indent="0.0138in"/>
          <style:column style:rel-width="19739*" fo:start-indent="0.0138in" fo:end-indent="0in"/>
        </style:columns>
      </style:section-properties>
    </style:style>
    <style:style style:name="Sect101" style:family="section">
      <style:section-properties style:editable="false">
        <style:columns fo:column-count="2">
          <style:column style:rel-width="7505*" fo:start-indent="0in" fo:end-indent="0.0138in"/>
          <style:column style:rel-width="58030*" fo:start-indent="0.0138in" fo:end-indent="0in"/>
        </style:columns>
      </style:section-properties>
    </style:style>
    <style:style style:name="Sect102" style:family="section">
      <style:section-properties style:editable="false">
        <style:columns fo:column-count="3">
          <style:column style:rel-width="8301*" fo:start-indent="0in" fo:end-indent="0.0138in"/>
          <style:column style:rel-width="9273*" fo:start-indent="0.0138in" fo:end-indent="0.0134in"/>
          <style:column style:rel-width="47961*" fo:start-indent="0.0134in" fo:end-indent="0in"/>
        </style:columns>
      </style:section-properties>
    </style:style>
    <style:style style:name="Sect103" style:family="section">
      <style:section-properties style:editable="false">
        <style:columns fo:column-count="3">
          <style:column style:rel-width="17668*" fo:start-indent="0in" fo:end-indent="0.0138in"/>
          <style:column style:rel-width="22476*" fo:start-indent="0.0138in" fo:end-indent="0.0134in"/>
          <style:column style:rel-width="25391*" fo:start-indent="0.0134in" fo:end-indent="0in"/>
        </style:columns>
      </style:section-properties>
    </style:style>
    <style:style style:name="Sect104" style:family="section">
      <style:section-properties style:editable="false">
        <style:columns fo:column-count="2">
          <style:column style:rel-width="54621*" fo:start-indent="0in" fo:end-indent="0.0752in"/>
          <style:column style:rel-width="10914*" fo:start-indent="0.0752in" fo:end-indent="0in"/>
        </style:columns>
      </style:section-properties>
    </style:style>
    <style:style style:name="Sect105" style:family="section">
      <style:section-properties style:editable="false">
        <style:columns fo:column-count="2">
          <style:column style:rel-width="53865*" fo:start-indent="0in" fo:end-indent="0.0217in"/>
          <style:column style:rel-width="11670*" fo:start-indent="0.0217in" fo:end-indent="0in"/>
        </style:columns>
      </style:section-properties>
    </style:style>
    <style:style style:name="Sect106" style:family="section">
      <style:section-properties style:editable="false">
        <style:columns fo:column-count="4">
          <style:column style:rel-width="11748*" fo:start-indent="0in" fo:end-indent="0.0138in"/>
          <style:column style:rel-width="24610*" fo:start-indent="0.0138in" fo:end-indent="0.0134in"/>
          <style:column style:rel-width="4186*" fo:start-indent="0.0134in" fo:end-indent="0.0138in"/>
          <style:column style:rel-width="24991*" fo:start-indent="0.0138in" fo:end-indent="0in"/>
        </style:columns>
      </style:section-properties>
    </style:style>
    <style:style style:name="Sect107" style:family="section">
      <style:section-properties style:editable="false">
        <style:columns fo:column-count="4">
          <style:column style:rel-width="21859*" fo:start-indent="0in" fo:end-indent="0.0138in"/>
          <style:column style:rel-width="15173*" fo:start-indent="0.0138in" fo:end-indent="0.0134in"/>
          <style:column style:rel-width="3313*" fo:start-indent="0.0134in" fo:end-indent="0.0138in"/>
          <style:column style:rel-width="25190*" fo:start-indent="0.0138in" fo:end-indent="0in"/>
        </style:columns>
      </style:section-properties>
    </style:style>
    <style:style style:name="Sect108" style:family="section">
      <style:section-properties style:editable="false">
        <style:columns fo:column-count="4">
          <style:column style:rel-width="8701*" fo:start-indent="0in" fo:end-indent="0.0138in"/>
          <style:column style:rel-width="4006*" fo:start-indent="0.0138in" fo:end-indent="0.0134in"/>
          <style:column style:rel-width="11657*" fo:start-indent="0.0134in" fo:end-indent="0.0134in"/>
          <style:column style:rel-width="41171*" fo:start-indent="0.0134in" fo:end-indent="0in"/>
        </style:columns>
      </style:section-properties>
    </style:style>
    <style:style style:name="Sect109" style:family="section">
      <style:section-properties style:editable="false">
        <style:columns fo:column-count="3">
          <style:column style:rel-width="35268*" fo:start-indent="0in" fo:end-indent="0.0138in"/>
          <style:column style:rel-width="11473*" fo:start-indent="0.0138in" fo:end-indent="0.0134in"/>
          <style:column style:rel-width="18794*" fo:start-indent="0.0134in" fo:end-indent="0in"/>
        </style:columns>
      </style:section-properties>
    </style:style>
    <style:style style:name="Sect110" style:family="section">
      <style:section-properties style:editable="false">
        <style:columns fo:column-count="3">
          <style:column style:rel-width="51590*" fo:start-indent="0in" fo:end-indent="0.0138in"/>
          <style:column style:rel-width="5308*" fo:start-indent="0.0138in" fo:end-indent="0.0134in"/>
          <style:column style:rel-width="8637*" fo:start-indent="0.0134in" fo:end-indent="0in"/>
        </style:columns>
      </style:section-properties>
    </style:style>
    <style:style style:name="Sect111" style:family="section">
      <style:section-properties style:editable="false">
        <style:columns fo:column-count="4">
          <style:column style:rel-width="34881*" fo:start-indent="0in" fo:end-indent="0.0138in"/>
          <style:column style:rel-width="4215*" fo:start-indent="0.0138in" fo:end-indent="0.0134in"/>
          <style:column style:rel-width="9313*" fo:start-indent="0.0134in" fo:end-indent="0.0134in"/>
          <style:column style:rel-width="17126*" fo:start-indent="0.0134in" fo:end-indent="0in"/>
        </style:columns>
      </style:section-properties>
    </style:style>
    <style:style style:name="Sect112" style:family="section">
      <style:section-properties style:editable="false">
        <style:columns fo:column-count="4">
          <style:column style:rel-width="12654*" fo:start-indent="0in" fo:end-indent="0.0138in"/>
          <style:column style:rel-width="5360*" fo:start-indent="0.0138in" fo:end-indent="0.0134in"/>
          <style:column style:rel-width="10659*" fo:start-indent="0.0134in" fo:end-indent="0.0134in"/>
          <style:column style:rel-width="36862*" fo:start-indent="0.0134in" fo:end-indent="0in"/>
        </style:columns>
      </style:section-properties>
    </style:style>
    <style:style style:name="Sect113" style:family="section">
      <style:section-properties style:editable="false">
        <style:columns fo:column-count="4">
          <style:column style:rel-width="6864*" fo:start-indent="0in" fo:end-indent="0.0138in"/>
          <style:column style:rel-width="9149*" fo:start-indent="0.0138in" fo:end-indent="0.0134in"/>
          <style:column style:rel-width="41780*" fo:start-indent="0.0134in" fo:end-indent="0.0138in"/>
          <style:column style:rel-width="7742*" fo:start-indent="0.0138in" fo:end-indent="0in"/>
        </style:columns>
      </style:section-properties>
    </style:style>
    <style:style style:name="Sect114" style:family="section">
      <style:section-properties style:editable="false">
        <style:columns fo:column-count="4">
          <style:column style:rel-width="38303*" fo:start-indent="0in" fo:end-indent="0.0138in"/>
          <style:column style:rel-width="5235*" fo:start-indent="0.0138in" fo:end-indent="0.0134in"/>
          <style:column style:rel-width="6481*" fo:start-indent="0.0134in" fo:end-indent="0.0134in"/>
          <style:column style:rel-width="15516*" fo:start-indent="0.0134in" fo:end-indent="0in"/>
        </style:columns>
      </style:section-properties>
    </style:style>
    <style:style style:name="Sect115" style:family="section">
      <style:section-properties style:editable="false">
        <style:columns fo:column-count="4">
          <style:column style:rel-width="32811*" fo:start-indent="0in" fo:end-indent="0.0138in"/>
          <style:column style:rel-width="21830*" fo:start-indent="0.0138in" fo:end-indent="0.0134in"/>
          <style:column style:rel-width="3236*" fo:start-indent="0.0134in" fo:end-indent="0.0138in"/>
          <style:column style:rel-width="7658*" fo:start-indent="0.0138in" fo:end-indent="0in"/>
        </style:columns>
      </style:section-properties>
    </style:style>
    <style:style style:name="Sect116" style:family="section">
      <style:section-properties style:editable="false">
        <style:columns fo:column-count="2">
          <style:column style:rel-width="52718*" fo:start-indent="0in" fo:end-indent="0.0138in"/>
          <style:column style:rel-width="12817*" fo:start-indent="0.0138in" fo:end-indent="0in"/>
        </style:columns>
      </style:section-properties>
    </style:style>
    <style:style style:name="Sect117" style:family="section">
      <style:section-properties style:editable="false">
        <style:columns fo:column-count="3">
          <style:column style:rel-width="22006*" fo:start-indent="0in" fo:end-indent="0.0138in"/>
          <style:column style:rel-width="30706*" fo:start-indent="0.0138in" fo:end-indent="0.0134in"/>
          <style:column style:rel-width="12823*" fo:start-indent="0.0134in" fo:end-indent="0in"/>
        </style:columns>
      </style:section-properties>
    </style:style>
    <style:style style:name="Sect118" style:family="section">
      <style:section-properties style:editable="false">
        <style:columns fo:column-count="2">
          <style:column style:rel-width="52711*" fo:start-indent="0in" fo:end-indent="0.0138in"/>
          <style:column style:rel-width="12824*" fo:start-indent="0.0138in" fo:end-indent="0in"/>
        </style:columns>
      </style:section-properties>
    </style:style>
    <style:style style:name="Sect119" style:family="section">
      <style:section-properties style:editable="false">
        <style:columns fo:column-count="3">
          <style:column style:rel-width="11715*" fo:start-indent="0in" fo:end-indent="0.0138in"/>
          <style:column style:rel-width="10003*" fo:start-indent="0.0138in" fo:end-indent="0.0134in"/>
          <style:column style:rel-width="43817*" fo:start-indent="0.0134in" fo:end-indent="0in"/>
        </style:columns>
      </style:section-properties>
    </style:style>
    <style:style style:name="Sect120" style:family="section">
      <style:section-properties style:editable="false">
        <style:columns fo:column-count="3">
          <style:column style:rel-width="13682*" fo:start-indent="0in" fo:end-indent="0.0138in"/>
          <style:column style:rel-width="40189*" fo:start-indent="0.0138in" fo:end-indent="0.0134in"/>
          <style:column style:rel-width="11664*" fo:start-indent="0.0134in" fo:end-indent="0in"/>
        </style:columns>
      </style:section-properties>
    </style:style>
    <style:style style:name="Sect121" style:family="section">
      <style:section-properties style:editable="false">
        <style:columns fo:column-count="4">
          <style:column style:rel-width="8088*" fo:start-indent="0in" fo:end-indent="0.0138in"/>
          <style:column style:rel-width="6709*" fo:start-indent="0.0138in" fo:end-indent="0.0134in"/>
          <style:column style:rel-width="39053*" fo:start-indent="0.0134in" fo:end-indent="0.0134in"/>
          <style:column style:rel-width="11685*" fo:start-indent="0.0134in" fo:end-indent="0in"/>
        </style:columns>
      </style:section-properties>
    </style:style>
    <style:style style:name="Sect122" style:family="section">
      <style:section-properties style:editable="false">
        <style:columns fo:column-count="4">
          <style:column style:rel-width="14473*" fo:start-indent="0in" fo:end-indent="0.0138in"/>
          <style:column style:rel-width="7065*" fo:start-indent="0.0138in" fo:end-indent="0.0134in"/>
          <style:column style:rel-width="32943*" fo:start-indent="0.0134in" fo:end-indent="0.0618in"/>
          <style:column style:rel-width="11054*" fo:start-indent="0.0618in" fo:end-indent="0in"/>
        </style:columns>
      </style:section-properties>
    </style:style>
    <style:style style:name="Sect123" style:family="section">
      <style:section-properties style:editable="false">
        <style:columns fo:column-count="2">
          <style:column style:rel-width="21296*" fo:start-indent="0in" fo:end-indent="0.0138in"/>
          <style:column style:rel-width="44239*" fo:start-indent="0.0138in" fo:end-indent="0in"/>
        </style:columns>
      </style:section-properties>
    </style:style>
    <style:style style:name="Sect124" style:family="section">
      <style:section-properties style:editable="false">
        <style:columns fo:column-count="3">
          <style:column style:rel-width="28942*" fo:start-indent="0in" fo:end-indent="0.0138in"/>
          <style:column style:rel-width="25542*" fo:start-indent="0.0138in" fo:end-indent="0.0602in"/>
          <style:column style:rel-width="11051*" fo:start-indent="0.0602in" fo:end-indent="0in"/>
        </style:columns>
      </style:section-properties>
    </style:style>
    <style:style style:name="Sect125" style:family="section">
      <style:section-properties style:editable="false">
        <style:columns fo:column-count="4">
          <style:column style:rel-width="18911*" fo:start-indent="0in" fo:end-indent="0.0138in"/>
          <style:column style:rel-width="24941*" fo:start-indent="0.0138in" fo:end-indent="0.0134in"/>
          <style:column style:rel-width="10637*" fo:start-indent="0.0134in" fo:end-indent="0.061in"/>
          <style:column style:rel-width="11046*" fo:start-indent="0.061in" fo:end-indent="0in"/>
        </style:columns>
      </style:section-properties>
    </style:style>
    <style:style style:name="Sect126" style:family="section">
      <style:section-properties style:editable="false">
        <style:columns fo:column-count="3">
          <style:column style:rel-width="37781*" fo:start-indent="0in" fo:end-indent="0.0138in"/>
          <style:column style:rel-width="8231*" fo:start-indent="0.0138in" fo:end-indent="0.0134in"/>
          <style:column style:rel-width="19523*" fo:start-indent="0.0134in" fo:end-indent="0in"/>
        </style:columns>
      </style:section-properties>
    </style:style>
    <style:style style:name="Sect127" style:family="section">
      <style:section-properties style:editable="false">
        <style:columns fo:column-count="3">
          <style:column style:rel-width="38804*" fo:start-indent="0in" fo:end-indent="0.0138in"/>
          <style:column style:rel-width="15819*" fo:start-indent="0.0138in" fo:end-indent="0.0752in"/>
          <style:column style:rel-width="10912*" fo:start-indent="0.0752in" fo:end-indent="0in"/>
        </style:columns>
      </style:section-properties>
    </style:style>
    <style:style style:name="Sect128" style:family="section">
      <style:section-properties style:editable="false">
        <style:columns fo:column-count="2">
          <style:column style:rel-width="54489*" fo:start-indent="0in" fo:end-indent="0.061in"/>
          <style:column style:rel-width="11046*" fo:start-indent="0.061in" fo:end-indent="0in"/>
        </style:columns>
      </style:section-properties>
    </style:style>
    <style:style style:name="Sect129" style:family="section">
      <style:section-properties style:editable="false">
        <style:columns fo:column-count="5">
          <style:column style:rel-width="7787*" fo:start-indent="0in" fo:end-indent="0.0138in"/>
          <style:column style:rel-width="6082*" fo:start-indent="0.0138in" fo:end-indent="0.0134in"/>
          <style:column style:rel-width="4784*" fo:start-indent="0.0134in" fo:end-indent="0.0138in"/>
          <style:column style:rel-width="9064*" fo:start-indent="0.0138in" fo:end-indent="0.0134in"/>
          <style:column style:rel-width="37818*" fo:start-indent="0.0134in" fo:end-indent="0in"/>
        </style:columns>
      </style:section-properties>
    </style:style>
    <style:style style:name="Sect130" style:family="section">
      <style:section-properties style:editable="false">
        <style:columns fo:column-count="2">
          <style:column style:rel-width="33827*" fo:start-indent="0in" fo:end-indent="0.0138in"/>
          <style:column style:rel-width="31708*" fo:start-indent="0.0138in" fo:end-indent="0in"/>
        </style:columns>
      </style:section-properties>
    </style:style>
    <style:style style:name="Sect131" style:family="section">
      <style:section-properties style:editable="false">
        <style:columns fo:column-count="2">
          <style:column style:rel-width="24654*" fo:start-indent="0in" fo:end-indent="0.0138in"/>
          <style:column style:rel-width="40881*" fo:start-indent="0.0138in" fo:end-indent="0in"/>
        </style:columns>
      </style:section-properties>
    </style:style>
    <style:style style:name="Sect132" style:family="section">
      <style:section-properties style:editable="false">
        <style:columns fo:column-count="2">
          <style:column style:rel-width="33356*" fo:start-indent="0in" fo:end-indent="0.0138in"/>
          <style:column style:rel-width="32179*" fo:start-indent="0.0138in" fo:end-indent="0in"/>
        </style:columns>
      </style:section-properties>
    </style:style>
    <style:style style:name="Sect133" style:family="section">
      <style:section-properties style:editable="false">
        <style:columns fo:column-count="4">
          <style:column style:rel-width="19733*" fo:start-indent="0in" fo:end-indent="0.0138in"/>
          <style:column style:rel-width="30988*" fo:start-indent="0.0138in" fo:end-indent="0.0134in"/>
          <style:column style:rel-width="6390*" fo:start-indent="0.0134in" fo:end-indent="0.0134in"/>
          <style:column style:rel-width="8424*" fo:start-indent="0.0134in" fo:end-indent="0in"/>
        </style:columns>
      </style:section-properties>
    </style:style>
    <style:style style:name="Sect134" style:family="section">
      <style:section-properties style:editable="false">
        <style:columns fo:column-count="3">
          <style:column style:rel-width="11077*" fo:start-indent="0in" fo:end-indent="0.0138in"/>
          <style:column style:rel-width="40260*" fo:start-indent="0.0138in" fo:end-indent="0.0134in"/>
          <style:column style:rel-width="14198*" fo:start-indent="0.0134in" fo:end-indent="0in"/>
        </style:columns>
      </style:section-properties>
    </style:style>
    <style:style style:name="Sect135" style:family="section">
      <style:section-properties style:editable="false">
        <style:columns fo:column-count="2">
          <style:column style:rel-width="51339*" fo:start-indent="0in" fo:end-indent="0.0138in"/>
          <style:column style:rel-width="14196*" fo:start-indent="0.0138in" fo:end-indent="0in"/>
        </style:columns>
      </style:section-properties>
    </style:style>
    <style:style style:name="Sect136" style:family="section">
      <style:section-properties style:editable="false">
        <style:columns fo:column-count="5">
          <style:column style:rel-width="13521*" fo:start-indent="0in" fo:end-indent="0.0138in"/>
          <style:column style:rel-width="3684*" fo:start-indent="0.0138in" fo:end-indent="0.0134in"/>
          <style:column style:rel-width="29615*" fo:start-indent="0.0134in" fo:end-indent="0.0134in"/>
          <style:column style:rel-width="4513*" fo:start-indent="0.0134in" fo:end-indent="0.0134in"/>
          <style:column style:rel-width="14202*" fo:start-indent="0.0134in" fo:end-indent="0in"/>
        </style:columns>
      </style:section-properties>
    </style:style>
    <style:style style:name="Sect137" style:family="section">
      <style:section-properties style:editable="false">
        <style:columns fo:column-count="3">
          <style:column style:rel-width="27838*" fo:start-indent="0in" fo:end-indent="0.0138in"/>
          <style:column style:rel-width="4259*" fo:start-indent="0.0138in" fo:end-indent="0.0134in"/>
          <style:column style:rel-width="33438*" fo:start-indent="0.0134in" fo:end-indent="0in"/>
        </style:columns>
      </style:section-properties>
    </style:style>
    <style:style style:name="Sect138" style:family="section">
      <style:section-properties style:editable="false">
        <style:columns fo:column-count="2">
          <style:column style:rel-width="51508*" fo:start-indent="0in" fo:end-indent="0.0138in"/>
          <style:column style:rel-width="14027*" fo:start-indent="0.0138in" fo:end-indent="0in"/>
        </style:columns>
      </style:section-properties>
    </style:style>
    <style:style style:name="Sect139" style:family="section">
      <style:section-properties style:editable="false">
        <style:columns fo:column-count="3">
          <style:column style:rel-width="31388*" fo:start-indent="0in" fo:end-indent="0.0138in"/>
          <style:column style:rel-width="20114*" fo:start-indent="0.0138in" fo:end-indent="0.0134in"/>
          <style:column style:rel-width="14033*" fo:start-indent="0.0134in" fo:end-indent="0in"/>
        </style:columns>
      </style:section-properties>
    </style:style>
    <style:style style:name="Sect140" style:family="section">
      <style:section-properties style:editable="false">
        <style:columns fo:column-count="4">
          <style:column style:rel-width="18411*" fo:start-indent="0in" fo:end-indent="0.0138in"/>
          <style:column style:rel-width="6078*" fo:start-indent="0.0138in" fo:end-indent="0.0134in"/>
          <style:column style:rel-width="28962*" fo:start-indent="0.0134in" fo:end-indent="0.1953in"/>
          <style:column style:rel-width="12084*" fo:start-indent="0.1953in" fo:end-indent="0in"/>
        </style:columns>
      </style:section-properties>
    </style:style>
    <style:style style:name="Sect141" style:family="section">
      <style:section-properties style:editable="false">
        <style:columns fo:column-count="3">
          <style:column style:rel-width="24686*" fo:start-indent="0in" fo:end-indent="0.0138in"/>
          <style:column style:rel-width="26817*" fo:start-indent="0.0138in" fo:end-indent="0.0134in"/>
          <style:column style:rel-width="14032*" fo:start-indent="0.0134in" fo:end-indent="0in"/>
        </style:columns>
      </style:section-properties>
    </style:style>
    <style:style style:name="Sect142" style:family="section">
      <style:section-properties style:editable="false">
        <style:columns fo:column-count="4">
          <style:column style:rel-width="13703*" fo:start-indent="0in" fo:end-indent="0.0138in"/>
          <style:column style:rel-width="32708*" fo:start-indent="0.0138in" fo:end-indent="0.0134in"/>
          <style:column style:rel-width="5088*" fo:start-indent="0.0134in" fo:end-indent="0.0134in"/>
          <style:column style:rel-width="14036*" fo:start-indent="0.0134in" fo:end-indent="0in"/>
        </style:columns>
      </style:section-properties>
    </style:style>
    <style:style style:name="Sect143" style:family="section">
      <style:section-properties style:editable="false">
        <style:columns fo:column-count="3">
          <style:column style:rel-width="42878*" fo:start-indent="0in" fo:end-indent="0.0138in"/>
          <style:column style:rel-width="3287*" fo:start-indent="0.0138in" fo:end-indent="0.0134in"/>
          <style:column style:rel-width="19370*" fo:start-indent="0.0134in" fo:end-indent="0in"/>
        </style:columns>
      </style:section-properties>
    </style:style>
    <style:style style:name="Sect144" style:family="section">
      <style:section-properties style:editable="false">
        <style:columns fo:column-count="4">
          <style:column style:rel-width="9133*" fo:start-indent="0in" fo:end-indent="0.0138in"/>
          <style:column style:rel-width="17041*" fo:start-indent="0.0138in" fo:end-indent="0.0134in"/>
          <style:column style:rel-width="10652*" fo:start-indent="0.0134in" fo:end-indent="0.0138in"/>
          <style:column style:rel-width="28709*" fo:start-indent="0.0138in" fo:end-indent="0in"/>
        </style:columns>
      </style:section-properties>
    </style:style>
    <style:style style:name="Sect145" style:family="section">
      <style:section-properties style:editable="false">
        <style:columns fo:column-count="3">
          <style:column style:rel-width="7784*" fo:start-indent="0in" fo:end-indent="0.0138in"/>
          <style:column style:rel-width="48061*" fo:start-indent="0.0138in" fo:end-indent="0.0134in"/>
          <style:column style:rel-width="9690*" fo:start-indent="0.0134in" fo:end-indent="0in"/>
        </style:columns>
      </style:section-properties>
    </style:style>
    <style:style style:name="Sect146" style:family="section">
      <style:section-properties style:editable="false">
        <style:columns fo:column-count="3">
          <style:column style:rel-width="27203*" fo:start-indent="0in" fo:end-indent="0.0138in"/>
          <style:column style:rel-width="7725*" fo:start-indent="0.0138in" fo:end-indent="0.0134in"/>
          <style:column style:rel-width="30607*" fo:start-indent="0.0134in" fo:end-indent="0in"/>
        </style:columns>
      </style:section-properties>
    </style:style>
    <style:style style:name="Sect147" style:family="section">
      <style:section-properties style:editable="false">
        <style:columns fo:column-count="3">
          <style:column style:rel-width="41537*" fo:start-indent="0in" fo:end-indent="0.0138in"/>
          <style:column style:rel-width="7941*" fo:start-indent="0.0138in" fo:end-indent="0.0134in"/>
          <style:column style:rel-width="16057*" fo:start-indent="0.0134in" fo:end-indent="0in"/>
        </style:columns>
      </style:section-properties>
    </style:style>
    <style:style style:name="Sect148" style:family="section">
      <style:section-properties style:editable="false">
        <style:columns fo:column-count="4">
          <style:column style:rel-width="8825*" fo:start-indent="0in" fo:end-indent="0.0138in"/>
          <style:column style:rel-width="11253*" fo:start-indent="0.0138in" fo:end-indent="0.0134in"/>
          <style:column style:rel-width="6713*" fo:start-indent="0.0134in" fo:end-indent="0.0134in"/>
          <style:column style:rel-width="38744*" fo:start-indent="0.0134in" fo:end-indent="0in"/>
        </style:columns>
      </style:section-properties>
    </style:style>
    <style:style style:name="Sect149" style:family="section">
      <style:section-properties style:editable="false">
        <style:columns fo:column-count="3">
          <style:column style:rel-width="8184*" fo:start-indent="0in" fo:end-indent="0.0138in"/>
          <style:column style:rel-width="22494*" fo:start-indent="0.0138in" fo:end-indent="0.0134in"/>
          <style:column style:rel-width="34857*" fo:start-indent="0.0134in" fo:end-indent="0in"/>
        </style:columns>
      </style:section-properties>
    </style:style>
    <style:style style:name="Sect150" style:family="section">
      <style:section-properties style:editable="false">
        <style:columns fo:column-count="4">
          <style:column style:rel-width="15566*" fo:start-indent="0in" fo:end-indent="0.0138in"/>
          <style:column style:rel-width="9841*" fo:start-indent="0.0138in" fo:end-indent="0.0134in"/>
          <style:column style:rel-width="10744*" fo:start-indent="0.0134in" fo:end-indent="0.0134in"/>
          <style:column style:rel-width="29384*" fo:start-indent="0.0134in" fo:end-indent="0in"/>
        </style:columns>
      </style:section-properties>
    </style:style>
    <style:style style:name="Sect151" style:family="section">
      <style:section-properties style:editable="false">
        <style:columns fo:column-count="5">
          <style:column style:rel-width="14484*" fo:start-indent="0in" fo:end-indent="0.0138in"/>
          <style:column style:rel-width="7487*" fo:start-indent="0.0138in" fo:end-indent="0.0134in"/>
          <style:column style:rel-width="14187*" fo:start-indent="0.0134in" fo:end-indent="0.0138in"/>
          <style:column style:rel-width="20393*" fo:start-indent="0.0138in" fo:end-indent="0.0134in"/>
          <style:column style:rel-width="8984*" fo:start-indent="0.0134in" fo:end-indent="0in"/>
        </style:columns>
      </style:section-properties>
    </style:style>
    <style:style style:name="Sect152" style:family="section">
      <style:section-properties style:editable="false">
        <style:columns fo:column-count="3">
          <style:column style:rel-width="25436*" fo:start-indent="0in" fo:end-indent="0.0138in"/>
          <style:column style:rel-width="10237*" fo:start-indent="0.0138in" fo:end-indent="0.0134in"/>
          <style:column style:rel-width="29862*" fo:start-indent="0.0134in" fo:end-indent="0in"/>
        </style:columns>
      </style:section-properties>
    </style:style>
    <style:style style:name="Sect153" style:family="section">
      <style:section-properties style:editable="false">
        <style:columns fo:column-count="3">
          <style:column style:rel-width="22378*" fo:start-indent="0in" fo:end-indent="0.0138in"/>
          <style:column style:rel-width="35395*" fo:start-indent="0.0138in" fo:end-indent="0.0134in"/>
          <style:column style:rel-width="7762*" fo:start-indent="0.0134in" fo:end-indent="0in"/>
        </style:columns>
      </style:section-properties>
    </style:style>
    <style:style style:name="Sect154" style:family="section">
      <style:section-properties style:editable="false">
        <style:columns fo:column-count="2">
          <style:column style:rel-width="58029*" fo:start-indent="0in" fo:end-indent="0.0138in"/>
          <style:column style:rel-width="7506*" fo:start-indent="0.0138in" fo:end-indent="0in"/>
        </style:columns>
      </style:section-properties>
    </style:style>
    <style:style style:name="Sect155" style:family="section">
      <style:section-properties style:editable="false">
        <style:columns fo:column-count="3">
          <style:column style:rel-width="44386*" fo:start-indent="0in" fo:end-indent="0.0138in"/>
          <style:column style:rel-width="6471*" fo:start-indent="0.0138in" fo:end-indent="0.0134in"/>
          <style:column style:rel-width="14678*" fo:start-indent="0.0134in" fo:end-indent="0in"/>
        </style:columns>
      </style:section-properties>
    </style:style>
    <style:style style:name="Sect156" style:family="section">
      <style:section-properties style:editable="false">
        <style:columns fo:column-count="3">
          <style:column style:rel-width="16549*" fo:start-indent="0in" fo:end-indent="0.0138in"/>
          <style:column style:rel-width="4582*" fo:start-indent="0.0138in" fo:end-indent="0.0134in"/>
          <style:column style:rel-width="44404*" fo:start-indent="0.0134in" fo:end-indent="0in"/>
        </style:columns>
      </style:section-properties>
    </style:style>
    <style:style style:name="Sect157" style:family="section">
      <style:section-properties style:editable="false">
        <style:columns fo:column-count="2">
          <style:column style:rel-width="36849*" fo:start-indent="0in" fo:end-indent="0.0138in"/>
          <style:column style:rel-width="28686*" fo:start-indent="0.0138in" fo:end-indent="0in"/>
        </style:columns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000000" draw:stroke-linejoin="round" draw:fill="solid" draw:fill-color="#ffffff" draw:textarea-horizontal-align="center" draw:textarea-vertical-align="top" fo:padding-top="0.0035in" fo:padding-bottom="0.0035in" fo:padding-left="0.0035in" fo:padding-right="0.0035in" style:run-through="background"/>
    </style:style>
    <style:style style:name="gr3" style:family="graphic">
      <style:graphic-properties draw:stroke="solid" svg:stroke-width="0.0071in" svg:stroke-color="#000000" draw:stroke-linejoin="round" draw:fill="none" draw:textarea-vertical-align="top" fo:min-height="0in" fo:min-width="0in" fo:padding-top="0in" fo:padding-bottom="0in" fo:padding-left="0in" fo:padding-right="0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950" text:outline-level="3">Башир Аршади. Персидский язык в разговорах и рассказах</text:h>
        <text:p text:style-name="P2"><text:span text:style-name="T1">Автор пособия сердечно благодарен Денису Неклюдову, оказавшему помощь при наборе текста.</text:span></text:p>
        <text:p text:style-name="P3"/>
        <text:p text:style-name="P5"/>
        <text:p text:style-name="P31"><text:span text:style-name="T3">Книга Башира Ашади — учебник персидского языка (коммуникативный метод) для начального и базового уровня.</text:span></text:p>
        <text:p text:style-name="P32"><text:span text:style-name="T3">Она построена следующим образом: часть I (начальный уровень) включает в себя 20 встреч (уроков), в каждом из них — несколько разговоров с дословным переводом на русский, лексическим комментарием и транскрипцией. В сочетании с грамматическим приложением начальный уровень может быть использован и как самоучитель. За начальным уровнем следует дневник Бабака — 20 текстов для дополнительного чтения (также с переводом и транскрипцией). Заключают первую часть 210 контрольных вопросов на персидском языке. Затем идет часть II (базовый уровень) — несложные тексты (рассказы и разговоры) на персидском языке по темам (туризм, семья, работа, еда и одежда, здоровье, культура). Эти тексты можно использовать и как книгу для чтения, но в первую очередь они предназначены для занятий с преподавателем (по коммуникативному методу).</text:span></text:p>
        <text:p text:style-name="P7"/>
        <text:p text:style-name="P7"/>
        <text:p text:style-name="P34"><text:span text:style-name="T4">Предисловие для преподающих персидский язык</text:span></text:p>
        <text:p text:style-name="P51"/>
        <text:p text:style-name="P57"><text:span text:style-name="T3">Дорогие коллеги! Данный материал может быть использован для занятий как в группе, так и индивидуально. Его можно использовать и как основной учебник, и как дополнительное аудирование к другому курсу.</text:span></text:p>
        <text:p text:style-name="P58"><text:span text:style-name="T3">Начальный уровень рассчитан на 20 занятий по 3 академических часа (60 часов), базовый уровень — на 30 занятий (90 часов).</text:span></text:p>
        <text:p text:style-name="P59"><text:span text:style-name="T3">При использовании данного пособия как основного возможно следующее построение занятия:</text:span></text:p>
        <text:p text:style-name="P60"/>
        <text:p text:style-name="P35"><text:span text:style-name="T6">А. Подкрепление</text:span></text:p>
        <text:p text:style-name="P52"/>
        <text:list xml:id="list1433705663" text:style-name="WWNum1">
          <text:list-item>
            <text:p text:style-name="P2912"><text:span text:style-name="T3">Небольшой разговор о разном, с использованием лексики ряда предыдущих</text:span><text:span text:style-name="T7">занятий</text:span></text:p>
          </text:list-item>
        </text:list>
        <text:p text:style-name="P35"><text:span text:style-name="T3">(необязательно лексики только предшествующего занятия).</text:span></text:p>
        <text:list xml:id="list64041977768809" text:continue-numbering="true" text:style-name="WWNum1">
          <text:list-item>
            <text:p text:style-name="P2913"><text:span text:style-name="T3">Фонетический тренинг (хорошо на пословицах, нужных бытовых фразах и другом подобном, осмысленном</text:span><text:span text:style-name="T8">материале).</text:span></text:p>
          </text:list-item>
          <text:list-item>
            <text:p text:style-name="P2914"><text:span text:style-name="T3">Повторное прослушивание тех разговоров или рассказов, которые были предъявлены во второй половине предыдущего</text:span><text:span text:style-name="T9">занятия.</text:span></text:p>
          </text:list-item>
          <text:list-item>
            <text:p text:style-name="P2915"><text:span text:style-name="T3">Устный перевод разрозненных фраз (и их вариантов) из прослушанного материала с русского на</text:span><text:span text:style-name="T8">персидский.</text:span></text:p>
          </text:list-item>
        </text:list>
        <text:p text:style-name="P63"/>
        <text:p text:style-name="P35"><text:span text:style-name="T6">Б. Активизация</text:span></text:p>
        <text:p text:style-name="P52"/>
        <text:list xml:id="list1217459390" text:style-name="WWNum2">
          <text:list-item>
            <text:p text:style-name="P2916"><text:span text:style-name="T3">Мостик (т.е. переход к беседе, к ситуациям): рассказ преподавателя на близкую тему с вводом новых слов и выражений (которые могут пригодиться в последующих</text:span><text:span text:style-name="T10">ситуациях).</text:span></text:p>
          </text:list-item>
        </text:list>
      </text:section>
      <text:list xml:id="list64041163074920" text:continue-numbering="true" text:style-name="WWNum2">
        <text:list-item>
          <text:p text:style-name="P2917"><text:span text:style-name="T3">Ситуации (от двух до четырех) (которые, конечно, могут и даже должны отличаться от прослушанных). Заучивание наизусть и простое воспроизведение текста совершенно недопустимы.</text:span></text:p>
        </text:list-item>
        <text:list-item>
          <text:p text:style-name="P2918"><text:span text:style-name="T3">После каждой ситуации (в группе ситуации происходят одновременно между подгруппами участников) – общее обсуждение ее итогов (что же произошло, до чего же договорились) с попутным введением дополнительной лексики (той лексики, которая напрашивается сама собой). Затем идет новый мостик – и следующая</text:span><text:span text:style-name="T11">ситуация.</text:span></text:p>
        </text:list-item>
      </text:list>
      <text:p text:style-name="P60"/>
      <text:p text:style-name="P36"><text:span text:style-name="T6">В. Предъявление</text:span></text:p>
      <text:list xml:id="list3409406162" text:style-name="WWNum3">
        <text:list-item>
          <text:p text:style-name="P2919"><text:span text:style-name="T3">Новый грамматический</text:span><text:span text:style-name="T9">материал.</text:span></text:p>
        </text:list-item>
        <text:list-item>
          <text:p text:style-name="P2920"><text:span text:style-name="T3">Рассказ преподавателя с введением новой</text:span><text:span text:style-name="T8">лексики.</text:span></text:p>
        </text:list-item>
        <text:list-item>
          <text:p text:style-name="P2920"><text:span text:style-name="T3">Прослушивание нового материала, чтение</text:span><text:span text:style-name="T9">вслух.</text:span></text:p>
        </text:list-item>
        <text:list-item>
          <text:p text:style-name="P2920"><text:span text:style-name="T3">Ответы на вопросы преподавателя (на данную тему, но не по содержанию</text:span><text:span text:style-name="T12">текстов).</text:span></text:p>
        </text:list-item>
      </text:list>
      <text:p text:style-name="P7"/>
      <text:p text:style-name="P7"/>
      <text:p text:style-name="P65"><text:span text:style-name="T2">С уважением и пожеланием успехов в преподавании персидского языка,Илья Франк</text:span></text:p>
      <text:p text:style-name="P4"/>
      <text:p text:style-name="P6"/>
      <text:p text:style-name="P35"><text:span text:style-name="T16">Часть I (Начальный уровень)</text:span></text:p>
      <text:p text:style-name="P8"/>
      <text:p text:style-name="P8"/>
      <text:p text:style-name="P8"/>
      <text:p text:style-name="P6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78"><text:span text:style-name="T16">Встреча первая</text:span></text:p>
          </table:table-cell>
          <table:table-cell table:style-name="Table1.A1" office:value-type="string">
            <text:p text:style-name="P978"><text:span text:style-name="T17">Naxostin didār</text:span></text:p>
          </table:table-cell>
          <table:table-cell table:style-name="Table1.A1" office:value-type="string">
            <text:p text:style-name="P1015"><text:span text:style-name="T50">نخستين ديدار</text:span></text:p>
          </table:table-cell>
        </table:table-row>
        <table:table-row table:style-name="Table1.1">
          <table:table-cell table:style-name="Table1.A1" office:value-type="string">
            <text:p text:style-name="P978"><text:span text:style-name="T17">День добрый.</text:span></text:p>
          </table:table-cell>
          <table:table-cell table:style-name="Table1.A1" office:value-type="string">
            <text:p text:style-name="P978"><text:span text:style-name="T17">Ruz xoš.</text:span></text:p>
          </table:table-cell>
          <table:table-cell table:style-name="Table1.A1" office:value-type="string">
            <text:p text:style-name="P1041"><text:span text:style-name="T49">روز خوش.</text:span></text:p>
          </table:table-cell>
        </table:table-row>
        <table:table-row table:style-name="Table1.3">
          <table:table-cell table:style-name="Table1.A1" office:value-type="string">
            <text:p text:style-name="P978"><text:span text:style-name="T17">Меня зовут Иван</text:span></text:p>
            <text:p text:style-name="P1064"><text:span text:style-name="T17">(«имя мое Иван есть»).</text:span></text:p>
          </table:table-cell>
          <table:table-cell table:style-name="Table1.A1" office:value-type="string">
            <text:p text:style-name="Table_20_Paragraph"><text:span text:style-name="T17">Nām-e man Ivān ast.</text:span></text:p>
          </table:table-cell>
          <table:table-cell table:style-name="Table1.A1" office:value-type="string">
            <text:p text:style-name="P1042"><text:span text:style-name="T51">نام من ايوان است.</text:span></text:p>
          </table:table-cell>
        </table:table-row>
        <table:table-row table:style-name="Table1.4">
          <table:table-cell table:style-name="Table1.A1" office:value-type="string">
            <text:p text:style-name="P1066"><text:span text:style-name="T17">Я из России («я русский есть»).</text:span></text:p>
          </table:table-cell>
          <table:table-cell table:style-name="Table1.A1" office:value-type="string">
            <text:p text:style-name="P979"><text:span text:style-name="T17">Man rus hastam.</text:span></text:p>
          </table:table-cell>
          <table:table-cell table:style-name="Table1.A1" office:value-type="string">
            <text:p text:style-name="P1043"><text:span text:style-name="T52">من روس ھستم.</text:span></text:p>
          </table:table-cell>
        </table:table-row>
        <table:table-row table:style-name="Table1.5">
          <table:table-cell table:style-name="Table1.A1" office:value-type="string">
            <text:p text:style-name="P980"><text:span text:style-name="T17">Как вас зовут</text:span><text:span text:style-name="T20">(«имя</text:span></text:p>
            <text:p text:style-name="P981"><text:span text:style-name="T17">ваше каково</text:span><text:span text:style-name="T21">есть»)?</text:span></text:p>
          </table:table-cell>
          <table:table-cell table:style-name="Table1.A1" office:value-type="string">
            <text:p text:style-name="P980"><text:span text:style-name="T17">Nām-e šomā čist?</text:span></text:p>
          </table:table-cell>
          <table:table-cell table:style-name="Table1.A1" office:value-type="string">
            <text:p text:style-name="P1016"><text:span text:style-name="T53">ن</text:span><text:span text:style-name="T109">ام</text:span><text:span text:style-name="T52">ش</text:span><text:span text:style-name="T110">ما</text:span><text:span text:style-name="T54">چ</text:span><text:span text:style-name="T111">يست؟</text:span></text:p>
          </table:table-cell>
        </table:table-row>
        <table:table-row table:style-name="Table1.1">
          <table:table-cell table:style-name="Table1.A1" office:value-type="string">
            <text:p text:style-name="P978"><text:span text:style-name="T17">Меня зовут Афшин.</text:span></text:p>
          </table:table-cell>
          <table:table-cell table:style-name="Table1.A1" office:value-type="string">
            <text:p text:style-name="P978"><text:span text:style-name="T17">Nām-e man Afšin ast.</text:span></text:p>
          </table:table-cell>
          <table:table-cell table:style-name="Table1.A1" office:value-type="string">
            <text:p text:style-name="P1041"><text:span text:style-name="T55">نام من افشين است.</text:span></text:p>
          </table:table-cell>
        </table:table-row>
        <table:table-row table:style-name="Table1.7">
          <table:table-cell table:style-name="Table1.A1" office:value-type="string">
            <text:p text:style-name="P1067"><text:span text:style-name="T17">Моя фамилия Ширази («имя семейное»; xānevāde</text:span></text:p>
            <text:p text:style-name="P981"><text:span text:style-name="T17">— семья).</text:span></text:p>
          </table:table-cell>
          <table:table-cell table:style-name="Table1.A1" office:value-type="string">
            <text:p text:style-name="P1068"><text:span text:style-name="T17">Nām-e xānevādegi, Širāzi.</text:span></text:p>
          </table:table-cell>
          <table:table-cell table:style-name="Table1.A1" office:value-type="string">
            <text:p text:style-name="P1044"><text:span text:style-name="T111">نام</text:span><text:span text:style-name="T112">خا</text:span><text:span text:style-name="T113">ن</text:span><text:span text:style-name="T108">و</text:span><text:span text:style-name="T49">اد</text:span><text:span text:style-name="T114">گ</text:span><text:span text:style-name="T110">ى</text:span><text:span text:style-name="T49">،</text:span><text:span text:style-name="T57">ش</text:span><text:span text:style-name="T115">يرازى</text:span><text:span text:style-name="T49">.</text:span></text:p>
          </table:table-cell>
        </table:table-row>
        <table:table-row table:style-name="Table1.8">
          <table:table-cell table:style-name="Table1.A1" office:value-type="string">
            <text:p text:style-name="P1071"><text:span text:style-name="T17">Рад с вами познакомиться («из знакомства с вами я довольный есть»;</text:span></text:p>
            <text:p text:style-name="P981"><text:span text:style-name="T17">xorsand —</text:span></text:p>
          </table:table-cell>
          <table:table-cell table:style-name="Table1.A1" office:value-type="string">
            <text:p text:style-name="P1074"><text:span text:style-name="T17">Az āšnāyi bā šomā xorsandam.</text:span></text:p>
          </table:table-cell>
          <table:table-cell table:style-name="Table1.A1" office:value-type="string">
            <text:p text:style-name="P1077"><text:span text:style-name="T55">از</text:span><text:span text:style-name="T169">آشنايىباشم</text:span><text:span text:style-name="T55">ا</text:span></text:p>
            <text:p text:style-name="P1078"><text:span text:style-name="T52">خرسندم.</text:span>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983"><text:span text:style-name="T17">довольный).</text:span></text:p>
          </table:table-cell>
          <table:table-cell table:style-name="Table2.A1" office:value-type="string">
            <text:p text:style-name="P1004"/>
          </table:table-cell>
          <table:table-cell table:style-name="Table2.A1" office:value-type="string">
            <text:p text:style-name="P1004"/>
          </table:table-cell>
        </table:table-row>
        <table:table-row table:style-name="Table2.2">
          <table:table-cell table:style-name="Table2.A1" office:value-type="string">
            <text:p text:style-name="P1079"><text:span text:style-name="T17">Я живу («делаю жизнь») в гостинице</text:span></text:p>
            <text:p text:style-name="P985"><text:span text:style-name="T17">Азади.</text:span></text:p>
          </table:table-cell>
          <table:table-cell table:style-name="Table2.A1" office:value-type="string">
            <text:p text:style-name="P1080"><text:span text:style-name="T17">Man dar hotel Āzādi zendegi mikonam.</text:span></text:p>
          </table:table-cell>
          <table:table-cell table:style-name="Table2.A1" office:value-type="string">
            <text:p text:style-name="P1045"><text:span text:style-name="T51">من</text:span><text:span text:style-name="T175">در</text:span><text:span text:style-name="T181">ھتلآزادىزندگ</text:span><text:span text:style-name="T51">ى</text:span></text:p>
            <text:p text:style-name="P1082"><text:span text:style-name="T187">مىكنم.</text:span></text:p>
          </table:table-cell>
        </table:table-row>
        <table:table-row table:style-name="Table2.3">
          <table:table-cell table:style-name="Table2.A1" office:value-type="string">
            <text:p text:style-name="P987"><text:span text:style-name="T17">Вы где живете?</text:span></text:p>
          </table:table-cell>
          <table:table-cell table:style-name="Table2.A1" office:value-type="string">
            <text:p text:style-name="P988"><text:span text:style-name="T17">Šomā kojā zendegi</text:span></text:p>
            <text:p text:style-name="P989"><text:span text:style-name="T17">mikonid?</text:span></text:p>
          </table:table-cell>
          <table:table-cell table:style-name="Table2.A1" office:value-type="string">
            <text:p text:style-name="P1073"><text:span text:style-name="T55">شما كجا زندگى مىكنيد؟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68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978"><text:span text:style-name="T17">Мы стали друзьями</text:span></text:p>
            <text:p text:style-name="P981"><text:span text:style-name="T17">(bā ham — вместе).</text:span></text:p>
          </table:table-cell>
          <table:table-cell table:style-name="Table3.A1" office:value-type="string">
            <text:p text:style-name="P1095"><text:span text:style-name="T17">Mā bā ham dust šodim.</text:span></text:p>
          </table:table-cell>
          <table:table-cell table:style-name="Table3.A1" office:value-type="string">
            <text:p text:style-name="P1083"><text:span text:style-name="T52">ما با ھم دوست شديم.</text:span></text:p>
          </table:table-cell>
        </table:table-row>
        <table:table-row table:style-name="Table3.2">
          <table:table-cell table:style-name="Table3.A1" office:value-type="string">
            <text:p text:style-name="P1066"><text:span text:style-name="T17">У вас красивый город.</text:span></text:p>
          </table:table-cell>
          <table:table-cell table:style-name="Table3.A1" office:value-type="string">
            <text:p text:style-name="P979"><text:span text:style-name="T17">Šehr-e šomā zibā ast.</text:span></text:p>
          </table:table-cell>
          <table:table-cell table:style-name="Table3.A1" office:value-type="string">
            <text:p text:style-name="P1043"><text:span text:style-name="T55">شھر شما زيبا است.</text:span></text:p>
          </table:table-cell>
        </table:table-row>
        <table:table-row table:style-name="Table3.3">
          <table:table-cell table:style-name="Table3.A1" office:value-type="string">
            <text:p text:style-name="P1096"><text:span text:style-name="T17">Я хочу погулять в Тегеране: «прогулку</text:span></text:p>
            <text:p text:style-name="P981"><text:span text:style-name="T17">сделать».</text:span></text:p>
          </table:table-cell>
          <table:table-cell table:style-name="Table3.A1" office:value-type="string">
            <text:p text:style-name="P1099"><text:span text:style-name="T17">Man mixāham dar Tehrān gardeš konam.</text:span></text:p>
          </table:table-cell>
          <table:table-cell table:style-name="Table3.A1" office:value-type="string">
            <text:p text:style-name="P1100"><text:span text:style-name="T195">من</text:span><text:span text:style-name="T201">مىخواھم</text:span><text:span text:style-name="T207">درتھرا</text:span><text:span text:style-name="T51">ن</text:span></text:p>
            <text:p text:style-name="P1104"><text:span text:style-name="T55">گردش</text:span><text:span text:style-name="T212">كنم</text:span><text:span text:style-name="T55">.</text:span></text:p>
          </table:table-cell>
        </table:table-row>
        <table:table-row table:style-name="Table3.4">
          <table:table-cell table:style-name="Table3.A1" office:value-type="string">
            <text:p text:style-name="P1105"><text:span text:style-name="T17">Я путешественник (jehān — мир; gardidan —</text:span></text:p>
            <text:p text:style-name="P983"><text:span text:style-name="T17">крутиться; гулять).</text:span></text:p>
          </table:table-cell>
          <table:table-cell table:style-name="Table3.A1" office:value-type="string">
            <text:p text:style-name="P1107"><text:span text:style-name="T17">Man jehāngard hastam.</text:span></text:p>
          </table:table-cell>
          <table:table-cell table:style-name="Table3.A1" office:value-type="string">
            <text:p text:style-name="P1044"><text:span text:style-name="T58">من جھانگرد ھستم.</text:span></text:p>
          </table:table-cell>
        </table:table-row>
        <table:table-row table:style-name="Table3.1">
          <table:table-cell table:style-name="Table3.A1" office:value-type="string">
            <text:p text:style-name="P978"><text:span text:style-name="T17">Кем вы работаете</text:span></text:p>
            <text:p text:style-name="P981"><text:span text:style-name="T17">(kār — работа)?</text:span></text:p>
          </table:table-cell>
          <table:table-cell table:style-name="Table3.A1" office:value-type="string">
            <text:p text:style-name="Table_20_Paragraph"><text:span text:style-name="T17">Kār-e šomā čist?</text:span></text:p>
          </table:table-cell>
          <table:table-cell table:style-name="Table3.A1" office:value-type="string">
            <text:p text:style-name="P1017"><text:span text:style-name="T52">كار</text:span><text:span text:style-name="T218">شما چيست</text:span><text:span text:style-name="T52">؟</text:span></text:p>
          </table:table-cell>
        </table:table-row>
        <table:table-row table:style-name="Table3.6">
          <table:table-cell table:style-name="Table3.A1" office:value-type="string">
            <text:p text:style-name="P1109"><text:span text:style-name="T17">Я студент («искатель знания»; dāneš — знание).</text:span></text:p>
          </table:table-cell>
          <table:table-cell table:style-name="Table3.A1" office:value-type="string">
            <text:p text:style-name="P978"><text:span text:style-name="T17">Man dānešju hastam.</text:span></text:p>
          </table:table-cell>
          <table:table-cell table:style-name="Table3.A1" office:value-type="string">
            <text:p text:style-name="P1044"><text:span text:style-name="T55">من دانشجو ھستم.</text:span></text:p>
          </table:table-cell>
        </table:table-row>
        <table:table-row table:style-name="Table3.4">
          <table:table-cell table:style-name="Table3.A1" office:value-type="string">
            <text:p text:style-name="P979"><text:span text:style-name="T17">Я студент</text:span></text:p>
            <text:p text:style-name="P1112"><text:span text:style-name="T17">/факультета/ персидского языка (zabān — язык).</text:span></text:p>
          </table:table-cell>
          <table:table-cell table:style-name="Table3.A1" office:value-type="string">
            <text:p text:style-name="P1113"><text:span text:style-name="T17">Dānesju-ye zabān-e fārsi.</text:span></text:p>
          </table:table-cell>
          <table:table-cell table:style-name="Table3.A1" office:value-type="string">
            <text:p text:style-name="P1018"><text:span text:style-name="T55">دانشجوى زبان فارسى.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72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978"><text:span text:style-name="T17">Дорогой Афшин (jān</text:span></text:p>
            <text:p text:style-name="P981"><text:span text:style-name="T17">— душа)!</text:span></text:p>
          </table:table-cell>
          <table:table-cell table:style-name="Table4.A1" office:value-type="string">
            <text:p text:style-name="Table_20_Paragraph"><text:span text:style-name="T17">Afšin jān!</text:span></text:p>
          </table:table-cell>
          <table:table-cell table:style-name="Table4.A1" office:value-type="string">
            <text:p text:style-name="P1042"><text:span text:style-name="T58">افشين جان!</text:span></text:p>
          </table:table-cell>
        </table:table-row>
        <table:table-row table:style-name="Table4.2">
          <table:table-cell table:style-name="Table4.A1" office:value-type="string">
            <text:p text:style-name="P978"><text:span text:style-name="T17">Вы завтра учитесь</text:span></text:p>
            <text:p text:style-name="Table_20_Paragraph"><text:span text:style-name="T17">(«урок читаете»)?</text:span></text:p>
          </table:table-cell>
          <table:table-cell table:style-name="Table4.A1" office:value-type="string">
            <text:p text:style-name="P1117"><text:span text:style-name="T17">Šomā fardā dars mixānid?</text:span></text:p>
          </table:table-cell>
          <table:table-cell table:style-name="Table4.A1" office:value-type="string">
            <text:p text:style-name="P1119"><text:span text:style-name="T51">شما</text:span><text:span text:style-name="T223">فردا در</text:span><text:span text:style-name="T51">س</text:span></text:p>
            <text:p text:style-name="P1121"><text:span text:style-name="T52">مىخوانيد؟</text:span></text:p>
          </table:table-cell>
        </table:table-row>
        <table:table-row table:style-name="Table4.1">
          <table:table-cell table:style-name="Table4.A1" office:value-type="string">
            <text:p text:style-name="P1123"><text:span text:style-name="T17">Нет, завтра я свободен.</text:span></text:p>
          </table:table-cell>
          <table:table-cell table:style-name="Table4.A1" office:value-type="string">
            <text:p text:style-name="Table_20_Paragraph"><text:span text:style-name="T17">Na. fardā āzād hastam.</text:span></text:p>
          </table:table-cell>
          <table:table-cell table:style-name="Table4.A1" office:value-type="string">
            <text:p text:style-name="P1124"><text:span text:style-name="T55">نه.فردا آزاد ھستم.</text:span></text:p>
          </table:table-cell>
        </table:table-row>
      </table:table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1140"><text:span text:style-name="T17">Если хотите, завтра позвоните /мне/</text:span></text:p>
            <text:p text:style-name="P985"><text:span text:style-name="T17">(«связь возьмите»).</text:span></text:p>
          </table:table-cell>
          <table:table-cell table:style-name="Table5.A1" office:value-type="string">
            <text:p text:style-name="P1141"><text:span text:style-name="T17">Agar xāstid, fardā tamās begirid.</text:span></text:p>
          </table:table-cell>
          <table:table-cell table:style-name="Table5.A1" office:value-type="string">
            <text:p text:style-name="P1019"><text:span text:style-name="T55">اگر</text:span><text:span text:style-name="T228">خواستيد،فرداتما</text:span><text:span text:style-name="T55">س</text:span></text:p>
            <text:p text:style-name="P1125"><text:span text:style-name="T234">بگيريد.</text:span></text:p>
          </table:table-cell>
        </table:table-row>
        <table:table-row table:style-name="Table5.2">
          <table:table-cell table:style-name="Table5.A1" office:value-type="string">
            <text:p text:style-name="P1142"><text:span text:style-name="T17">Номер телефона гостиницы Азади 254-193.</text:span></text:p>
          </table:table-cell>
          <table:table-cell table:style-name="Table5.A1" office:value-type="string">
            <text:p text:style-name="P1143"><text:span text:style-name="T17">Šomāre-ye telefon-e hotel Āzādi: do-panj- čahār-yek-noh-se.</text:span></text:p>
          </table:table-cell>
          <table:table-cell table:style-name="Table5.A1" office:value-type="string">
            <text:p text:style-name="P1020"><text:span text:style-name="T55">شماره</text:span><text:span text:style-name="T243">تلفن ھتل آزادى</text:span><text:span text:style-name="T55">:</text:span></text:p>
            <text:p text:style-name="P1046"><text:span text:style-name="T108">دو</text:span><text:span text:style-name="T248">-</text:span><text:span text:style-name="T271">پ</text:span><text:span text:style-name="T116">ن</text:span><text:span text:style-name="T249">ج</text:span><text:span text:style-name="T248">-</text:span><text:span text:style-name="T188">ج</text:span><text:span text:style-name="T117">ھار</text:span><text:span text:style-name="T248">-</text:span><text:span text:style-name="T272">ي</text:span><text:span text:style-name="T62">ک</text:span><text:span text:style-name="T248">-</text:span><text:span text:style-name="T273">نه</text:span><text:span text:style-name="T248">-</text:span></text:p>
            <text:p text:style-name="P1047"><text:span text:style-name="T235">سه</text:span><text:span text:style-name="T241">.</text:span></text:p>
          </table:table-cell>
        </table:table-row>
        <table:table-row table:style-name="Table5.3">
          <table:table-cell table:style-name="Table5.A3" office:value-type="string">
            <text:p text:style-name="P988"><text:span text:style-name="T17">У вас есть</text:span></text:p>
            <text:p text:style-name="P991"><text:span text:style-name="T17">мобильный телефон</text:span></text:p>
          </table:table-cell>
          <table:table-cell table:style-name="Table5.A3" office:value-type="string">
            <text:p text:style-name="P988"><text:span text:style-name="T17">Šomā telefon-e</text:span></text:p>
            <text:p text:style-name="P991"><text:span text:style-name="T17">hamrāh dārid?</text:span></text:p>
          </table:table-cell>
          <table:table-cell table:style-name="Table5.A3" office:value-type="string">
            <text:p text:style-name="P1048"><text:span text:style-name="T55">شما تلفن ھمراه داريد؟</text:span></text:p>
          </table:table-cell>
        </table:table-row>
        <table:table-row table:style-name="Table5.4">
          <table:table-cell table:style-name="Table5.A4" office:value-type="string">
            <text:p text:style-name="P983"><text:span text:style-name="T17">(hamrāh — спутник;</text:span></text:p>
          </table:table-cell>
          <table:table-cell table:style-name="Table5.A4" office:value-type="string">
            <text:p text:style-name="P1004"/>
          </table:table-cell>
          <table:table-cell table:style-name="Table5.A4" office:value-type="string">
            <text:p text:style-name="P1004"/>
          </table:table-cell>
        </table:table-row>
        <table:table-row table:style-name="Table5.5">
          <table:table-cell table:style-name="Table5.A5" office:value-type="string">
            <text:p text:style-name="P992"><text:span text:style-name="T17">rāh — путь)?</text:span></text:p>
          </table:table-cell>
          <table:table-cell table:style-name="Table5.A5" office:value-type="string">
            <text:p text:style-name="P1005"/>
          </table:table-cell>
          <table:table-cell table:style-name="Table5.A5" office:value-type="string">
            <text:p text:style-name="P1005"/>
          </table:table-cell>
        </table:table-row>
        <table:table-row table:style-name="Table5.6">
          <table:table-cell table:style-name="Table5.A1" office:value-type="string">
            <text:p text:style-name="P987"><text:span text:style-name="T17">Мой номер 627938</text:span></text:p>
          </table:table-cell>
          <table:table-cell table:style-name="Table5.A1" office:value-type="string">
            <text:p text:style-name="P1145"><text:span text:style-name="T17">Šomāre-ye man: šeš- do-haft-noh-se-hašt.</text:span></text:p>
          </table:table-cell>
          <table:table-cell table:style-name="Table5.A1" office:value-type="string">
            <text:p text:style-name="P1146"><text:span text:style-name="T49">شماره</text:span><text:span text:style-name="T297">من</text:span><text:span text:style-name="T49">:</text:span><text:span text:style-name="T303">شش</text:span><text:span text:style-name="T49">-</text:span><text:span text:style-name="T297">دو</text:span><text:span text:style-name="T49">-</text:span></text:p>
            <text:p text:style-name="P1148"><text:span text:style-name="T187">ھفت-</text:span><text:span text:style-name="T309">نه</text:span><text:span text:style-name="T55">-سه-ھشت.</text:span></text:p>
          </table:table-cell>
        </table:table-row>
        <table:table-row table:style-name="Table5.3">
          <table:table-cell table:style-name="Table5.A3" office:value-type="string">
            <text:p text:style-name="P988"><text:span text:style-name="T17">Тогда до завтра, до</text:span></text:p>
            <text:p text:style-name="P991"><text:span text:style-name="T17">свидания («Бог-</text:span></text:p>
          </table:table-cell>
          <table:table-cell table:style-name="Table5.A3" office:value-type="string">
            <text:p text:style-name="P988"><text:span text:style-name="T17">Pas, tā fardā, xodā</text:span></text:p>
            <text:p text:style-name="P991"><text:span text:style-name="T17">negahdār.</text:span></text:p>
          </table:table-cell>
          <table:table-cell table:style-name="Table5.A3" office:value-type="string">
            <text:p text:style-name="P1019"><text:span text:style-name="T55">پس، تا فردا خدا نگھدار.</text:span></text:p>
          </table:table-cell>
        </table:table-row>
        <table:table-row table:style-name="Table5.8">
          <table:table-cell table:style-name="Table5.A4" office:value-type="string">
            <text:p text:style-name="P983"><text:span text:style-name="T17">хранитель, Господь,</text:span></text:p>
          </table:table-cell>
          <table:table-cell table:style-name="Table5.A4" office:value-type="string">
            <text:p text:style-name="P1004"/>
          </table:table-cell>
          <table:table-cell table:style-name="Table5.A4" office:value-type="string">
            <text:p text:style-name="P1004"/>
          </table:table-cell>
        </table:table-row>
        <table:table-row table:style-name="Table5.4">
          <table:table-cell table:style-name="Table5.A4" office:value-type="string">
            <text:p text:style-name="P983"><text:span text:style-name="T17">имеющий</text:span></text:p>
          </table:table-cell>
          <table:table-cell table:style-name="Table5.A4" office:value-type="string">
            <text:p text:style-name="P1004"/>
          </table:table-cell>
          <table:table-cell table:style-name="Table5.A4" office:value-type="string">
            <text:p text:style-name="P1004"/>
          </table:table-cell>
        </table:table-row>
        <table:table-row table:style-name="Table5.8">
          <table:table-cell table:style-name="Table5.A4" office:value-type="string">
            <text:p text:style-name="P983"><text:span text:style-name="T17">наблюдение»; negah</text:span></text:p>
          </table:table-cell>
          <table:table-cell table:style-name="Table5.A4" office:value-type="string">
            <text:p text:style-name="P1004"/>
          </table:table-cell>
          <table:table-cell table:style-name="Table5.A4" office:value-type="string">
            <text:p text:style-name="P1004"/>
          </table:table-cell>
        </table:table-row>
        <table:table-row table:style-name="Table5.8">
          <table:table-cell table:style-name="Table5.A4" office:value-type="string">
            <text:p text:style-name="P983"><text:span text:style-name="T17">— взгляд,</text:span></text:p>
          </table:table-cell>
          <table:table-cell table:style-name="Table5.A4" office:value-type="string">
            <text:p text:style-name="P1004"/>
          </table:table-cell>
          <table:table-cell table:style-name="Table5.A4" office:value-type="string">
            <text:p text:style-name="P1004"/>
          </table:table-cell>
        </table:table-row>
        <table:table-row table:style-name="Table5.12">
          <table:table-cell table:style-name="Table5.A5" office:value-type="string">
            <text:p text:style-name="P993"><text:span text:style-name="T17">наблюдение)!</text:span></text:p>
          </table:table-cell>
          <table:table-cell table:style-name="Table5.A5" office:value-type="string">
            <text:p text:style-name="P1004"/>
          </table:table-cell>
          <table:table-cell table:style-name="Table5.A5" office:value-type="string">
            <text:p text:style-name="P1008"/>
          </table:table-cell>
        </table:table-row>
      </table:table>
      <text:p text:style-name="P8"/>
      <text:p text:style-name="P8"/>
      <text:p text:style-name="P8"/>
      <text:p text:style-name="P8"/>
      <text:p text:style-name="P68"/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978"><text:span text:style-name="T16">Вторая встреча</text:span></text:p>
          </table:table-cell>
          <table:table-cell table:style-name="Table6.A1" office:value-type="string">
            <text:p text:style-name="P978"><text:span text:style-name="T17">Didār-e dov’vom</text:span></text:p>
          </table:table-cell>
          <table:table-cell table:style-name="Table6.A1" office:value-type="string">
            <text:p text:style-name="P1015"><text:span text:style-name="T51">ديدار دوم</text:span></text:p>
          </table:table-cell>
        </table:table-row>
        <table:table-row table:style-name="Table6.2">
          <table:table-cell table:style-name="Table6.A1" office:value-type="string">
            <text:p text:style-name="P1149"><text:span text:style-name="T17">Телефонный разговор между Иваном и Афшином.</text:span></text:p>
          </table:table-cell>
          <table:table-cell table:style-name="Table6.A1" office:value-type="string">
            <text:p text:style-name="P1151"><text:span text:style-name="T17">Tamās-e telefoni miān-e Ivān va Afšin.</text:span></text:p>
          </table:table-cell>
          <table:table-cell table:style-name="Table6.A1" office:value-type="string">
            <text:p text:style-name="P1021"><text:span text:style-name="T55">تماس</text:span><text:span text:style-name="T169">تلفنىميان</text:span><text:span text:style-name="T315">ايوانو</text:span></text:p>
            <text:p text:style-name="P1022"><text:span text:style-name="T319">افشين.</text:span></text:p>
          </table:table-cell>
        </table:table-row>
        <table:table-row table:style-name="Table6.3">
          <table:table-cell table:style-name="Table6.A1" office:value-type="string">
            <text:p text:style-name="P1152"><text:span text:style-name="T17">Господин Иван, это я, Афшин.</text:span></text:p>
          </table:table-cell>
          <table:table-cell table:style-name="Table6.A1" office:value-type="string">
            <text:p text:style-name="P1141"><text:span text:style-name="T17">Āqā-ye Ivān, man Afšin hastam.</text:span></text:p>
          </table:table-cell>
          <table:table-cell table:style-name="Table6.A1" office:value-type="string">
            <text:p text:style-name="P1018"><text:span text:style-name="T55">آقاى</text:span><text:span text:style-name="T323">ايوان، من افشي</text:span><text:span text:style-name="T55">ن</text:span></text:p>
            <text:p text:style-name="P1049"><text:span text:style-name="T325">ھستم.</text:span></text:p>
          </table:table-cell>
        </table:table-row>
        <table:table-row table:style-name="Table6.2">
          <table:table-cell table:style-name="Table6.A1" office:value-type="string">
            <text:p text:style-name="P978"><text:span text:style-name="T17">Как вы поживаете: «у</text:span></text:p>
            <text:p text:style-name="P1153"><text:span text:style-name="T17">вас /все/ хорошо» (xub — хорошо)?</text:span></text:p>
          </table:table-cell>
          <table:table-cell table:style-name="Table6.A1" office:value-type="string">
            <text:p text:style-name="P978"><text:span text:style-name="T17">Šomā xub hastid?</text:span></text:p>
          </table:table-cell>
          <table:table-cell table:style-name="Table6.A1" office:value-type="string">
            <text:p text:style-name="P1044"><text:span text:style-name="T55">شما خوب ھستيد؟</text:span></text:p>
          </table:table-cell>
        </table:table-row>
        <table:table-row table:style-name="Table6.5">
          <table:table-cell table:style-name="Table6.A1" office:value-type="string">
            <text:p text:style-name="P979"><text:span text:style-name="T17">Когда и где</text:span></text:p>
            <text:p text:style-name="P983"><text:span text:style-name="T17">встретимся?</text:span></text:p>
          </table:table-cell>
          <table:table-cell table:style-name="Table6.A1" office:value-type="string">
            <text:p text:style-name="P979"><text:span text:style-name="T17">Didār-e mā key va</text:span></text:p>
            <text:p text:style-name="P983"><text:span text:style-name="T17">kojā ast?</text:span></text:p>
          </table:table-cell>
          <table:table-cell table:style-name="Table6.A1" office:value-type="string">
            <text:p text:style-name="P1016"><text:span text:style-name="T56">ديدار ما كى و كجا است؟</text:span></text:p>
          </table:table-cell>
        </table:table-row>
        <table:table-row table:style-name="Table6.6">
          <table:table-cell table:style-name="Table6.A1" office:value-type="string">
            <text:p text:style-name="P1155"><text:span text:style-name="T17">В 10 часов утра, рядом со станцией метро (kenār —</text:span></text:p>
            <text:p text:style-name="P983"><text:span text:style-name="T17">сторона, бок).</text:span></text:p>
          </table:table-cell>
          <table:table-cell table:style-name="Table6.A1" office:value-type="string">
            <text:p text:style-name="P1156"><text:span text:style-name="T17">Dah-e bāmdād, kenār- e metro.</text:span></text:p>
          </table:table-cell>
          <table:table-cell table:style-name="Table6.A1" office:value-type="string">
            <text:p text:style-name="P1017"><text:span text:style-name="T51">ده بامداد كنار مترو.</text:span></text:p>
          </table:table-cell>
        </table:table-row>
        <table:table-row table:style-name="Table6.7">
          <table:table-cell table:style-name="Table6.A1" office:value-type="string">
            <text:p text:style-name="Table_20_Paragraph"><text:span text:style-name="T17">Какие у вас планы на</text:span></text:p>
          </table:table-cell>
          <table:table-cell table:style-name="Table6.A1" office:value-type="string">
            <text:p text:style-name="Table_20_Paragraph"><text:span text:style-name="T17">Barnāme-ye šomā</text:span></text:p>
          </table:table-cell>
          <table:table-cell table:style-name="Table6.A1" office:value-type="string">
            <text:p text:style-name="P1023"><text:span text:style-name="T55">برنامه شما چيست؟</text:span></text:p>
          </table:table-cell>
        </table:table-row>
      </table:table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988"><text:span text:style-name="T17">сегодня (barnāme —</text:span></text:p>
            <text:p text:style-name="P989"><text:span text:style-name="T17">программа)?</text:span></text:p>
          </table:table-cell>
          <table:table-cell table:style-name="Table7.A1" office:value-type="string">
            <text:p text:style-name="P988"><text:span text:style-name="T17">čist?</text:span></text:p>
          </table:table-cell>
          <table:table-cell table:style-name="Table7.A1" office:value-type="string">
            <text:p text:style-name="P1006"/>
          </table:table-cell>
        </table:table-row>
        <table:table-row table:style-name="Table7.2">
          <table:table-cell table:style-name="Table7.A1" office:value-type="string">
            <text:p text:style-name="P1157"><text:span text:style-name="T17">1. Посещение исторического музея (bāstān — старина;</text:span></text:p>
            <text:p text:style-name="P989"><text:span text:style-name="T17">šenās — знающий).</text:span></text:p>
          </table:table-cell>
          <table:table-cell table:style-name="Table7.A1" office:value-type="string">
            <text:p text:style-name="P1160"><text:span text:style-name="T17">yek: bāzdid az muze- ye bāstān-šenāsi.</text:span></text:p>
          </table:table-cell>
          <table:table-cell table:style-name="Table7.A1" office:value-type="string">
            <text:p text:style-name="P1162"><text:span text:style-name="T61">ي</text:span><text:span text:style-name="T62">ک</text:span><text:span text:style-name="T49">:</text:span><text:span text:style-name="T118">بازديد</text:span><text:span text:style-name="T108">از</text:span><text:span text:style-name="T64">م</text:span><text:span text:style-name="T109">وزه</text:span></text:p>
            <text:p text:style-name="P1163"><text:span text:style-name="T50">باستانشناسى.</text:span></text:p>
          </table:table-cell>
        </table:table-row>
        <table:table-row table:style-name="Table7.3">
          <table:table-cell table:style-name="Table7.A1" office:value-type="string">
            <text:p text:style-name="P1164"><text:span text:style-name="T17">2. Посещение базара Тегерана.</text:span></text:p>
          </table:table-cell>
          <table:table-cell table:style-name="Table7.A1" office:value-type="string">
            <text:p text:style-name="P1160"><text:span text:style-name="T17">do: bāzdid az bāzār-e Tehrān.</text:span></text:p>
          </table:table-cell>
          <table:table-cell table:style-name="Table7.A1" office:value-type="string">
            <text:p text:style-name="P1084"><text:span text:style-name="T51">.دو:</text:span><text:span text:style-name="T333">بازديدازبازا</text:span><text:span text:style-name="T51">ر</text:span></text:p>
            <text:p text:style-name="P1024"><text:span text:style-name="T338">تھران.</text:span></text:p>
          </table:table-cell>
        </table:table-row>
        <table:table-row table:style-name="Table7.4">
          <table:table-cell table:style-name="Table7.A1" office:value-type="string">
            <text:p text:style-name="P988"><text:span text:style-name="T17">3. Ужин в ресторане</text:span></text:p>
            <text:p text:style-name="P1167"><text:span text:style-name="T17">Хома (название мифической птицы).</text:span></text:p>
          </table:table-cell>
          <table:table-cell table:style-name="Table7.A1" office:value-type="string">
            <text:p text:style-name="P1169"><text:span text:style-name="T17">se: šām dar restorān-e Homā.</text:span></text:p>
          </table:table-cell>
          <table:table-cell table:style-name="Table7.A1" office:value-type="string">
            <text:p text:style-name="P1045"><text:span text:style-name="T51">سه:</text:span><text:span text:style-name="T345">شامدر</text:span><text:span text:style-name="T333">رستورا</text:span><text:span text:style-name="T51">ن</text:span></text:p>
            <text:p text:style-name="P1046"><text:span text:style-name="T339">ھما.</text:span></text:p>
          </table:table-cell>
        </table:table-row>
        <table:table-row table:style-name="Table7.5">
          <table:table-cell table:style-name="Table7.A1" office:value-type="string">
            <text:p text:style-name="P988"><text:span text:style-name="T17">Хорошая программа.</text:span></text:p>
          </table:table-cell>
          <table:table-cell table:style-name="Table7.A1" office:value-type="string">
            <text:p text:style-name="P988"><text:span text:style-name="T17">Barnāme-ye xubi ast.</text:span></text:p>
          </table:table-cell>
          <table:table-cell table:style-name="Table7.A1" office:value-type="string">
            <text:p text:style-name="P1015"><text:span text:style-name="T52">برنامه خوبى است.</text:span></text:p>
          </table:table-cell>
        </table:table-row>
        <table:table-row table:style-name="Table7.6">
          <table:table-cell table:style-name="Table7.A1" office:value-type="string">
            <text:p text:style-name="P987"><text:span text:style-name="T17">Я готов!</text:span></text:p>
          </table:table-cell>
          <table:table-cell table:style-name="Table7.A1" office:value-type="string">
            <text:p text:style-name="P987"><text:span text:style-name="T17">Man āmāde hastam.</text:span></text:p>
          </table:table-cell>
          <table:table-cell table:style-name="Table7.A1" office:value-type="string">
            <text:p text:style-name="P1056"><text:span text:style-name="T52">من آماده ھستم.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68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1171"><text:span text:style-name="T17">Сегодня хорошая погода.</text:span></text:p>
          </table:table-cell>
          <table:table-cell table:style-name="Table8.A1" office:value-type="string">
            <text:p text:style-name="P978"><text:span text:style-name="T17">Emruz havā xub ast.</text:span></text:p>
          </table:table-cell>
          <table:table-cell table:style-name="Table8.A1" office:value-type="string">
            <text:p text:style-name="P1021"><text:span text:style-name="T56">امروز ھوا خوب است.</text:span></text:p>
          </table:table-cell>
        </table:table-row>
        <table:table-row table:style-name="Table8.2">
          <table:table-cell table:style-name="Table8.A1" office:value-type="string">
            <text:p text:style-name="P1173"><text:span text:style-name="T17">Иран — cтрана вечной весны (sarzamin — область, территория; sar — голова; zamin — земля; hamiše —</text:span></text:p>
            <text:p text:style-name="P983"><text:span text:style-name="T17">всегда)!</text:span></text:p>
          </table:table-cell>
          <table:table-cell table:style-name="Table8.A1" office:value-type="string">
            <text:p text:style-name="P1175"><text:span text:style-name="T17">Irān sarzamin-e hamiše bahār ast.</text:span></text:p>
          </table:table-cell>
          <table:table-cell table:style-name="Table8.A1" office:value-type="string">
            <text:p text:style-name="P1176"><text:span text:style-name="T55">ايران</text:span><text:span text:style-name="T208">سرزمين ھميش</text:span><text:span text:style-name="T55">ه</text:span></text:p>
            <text:p text:style-name="P1177"><text:span text:style-name="T58">بھار</text:span><text:span text:style-name="T349">است</text:span><text:span text:style-name="T58">.</text:span></text:p>
          </table:table-cell>
        </table:table-row>
        <table:table-row table:style-name="Table8.3">
          <table:table-cell table:style-name="Table8.A1" office:value-type="string">
            <text:p text:style-name="P1178"><text:span text:style-name="T17">Поедем на автобусе или на метро?</text:span></text:p>
          </table:table-cell>
          <table:table-cell table:style-name="Table8.A1" office:value-type="string">
            <text:p text:style-name="P1180"><text:span text:style-name="T17">Bā otobus beravim yā bā metro?</text:span></text:p>
          </table:table-cell>
          <table:table-cell table:style-name="Table8.A1" office:value-type="string">
            <text:p text:style-name="P1042"><text:span text:style-name="T119">با</text:span><text:span text:style-name="T65">ات</text:span><text:span text:style-name="T108">و</text:span><text:span text:style-name="T120">ب</text:span><text:span text:style-name="T108">و</text:span><text:span text:style-name="T49">س</text:span><text:span text:style-name="T121">برو</text:span><text:span text:style-name="T122">يم</text:span><text:span text:style-name="T66">ي</text:span><text:span text:style-name="T119">ا</text:span><text:span text:style-name="T66">ب</text:span><text:span text:style-name="T119">ا</text:span></text:p>
            <text:p text:style-name="P1085"><text:span text:style-name="T110">مترو؟</text:span></text:p>
          </table:table-cell>
        </table:table-row>
        <table:table-row table:style-name="Table8.4">
          <table:table-cell table:style-name="Table8.A1" office:value-type="string">
            <text:p text:style-name="P978"><text:span text:style-name="T17">Лучше на автобусе.</text:span></text:p>
          </table:table-cell>
          <table:table-cell table:style-name="Table8.A1" office:value-type="string">
            <text:p text:style-name="P978"><text:span text:style-name="T17">Bā otobus behtar ast.</text:span></text:p>
          </table:table-cell>
          <table:table-cell table:style-name="Table8.A1" office:value-type="string">
            <text:p text:style-name="P1041"><text:span text:style-name="T119">با</text:span><text:span text:style-name="T65">ات</text:span><text:span text:style-name="T108">و</text:span><text:span text:style-name="T120">ب</text:span><text:span text:style-name="T108">و</text:span><text:span text:style-name="T49">س</text:span><text:span text:style-name="T123">بھتر</text:span><text:span text:style-name="T67">است</text:span><text:span text:style-name="T49">.</text:span></text:p>
          </table:table-cell>
        </table:table-row>
        <table:table-row table:style-name="Table8.5">
          <table:table-cell table:style-name="Table8.A1" office:value-type="string">
            <text:p text:style-name="P978"><text:span text:style-name="T17">Сколько стоит билет</text:span></text:p>
            <text:p text:style-name="Table_20_Paragraph"><text:span text:style-name="T17">(«цена, стоимость</text:span></text:p>
            <text:p text:style-name="P1183"><text:span text:style-name="T17">билета сколько есть»)?</text:span></text:p>
          </table:table-cell>
          <table:table-cell table:style-name="Table8.A1" office:value-type="string">
            <text:p text:style-name="P1184"><text:span text:style-name="T17">Bahā-ye belit čand ast?</text:span></text:p>
          </table:table-cell>
          <table:table-cell table:style-name="Table8.A1" office:value-type="string">
            <text:p text:style-name="P1021"><text:span text:style-name="T58">بھاى بليت چند است؟</text:span></text:p>
          </table:table-cell>
        </table:table-row>
        <table:table-row table:style-name="Table8.6">
          <table:table-cell table:style-name="Table8.A1" office:value-type="string">
            <text:p text:style-name="P980"><text:span text:style-name="T17">500 риалов.</text:span></text:p>
          </table:table-cell>
          <table:table-cell table:style-name="Table8.A1" office:value-type="string">
            <text:p text:style-name="P980"><text:span text:style-name="T17">Pānsad riāl.</text:span></text:p>
          </table:table-cell>
          <table:table-cell table:style-name="Table8.A1" office:value-type="string">
            <text:p text:style-name="P1025"><text:span text:style-name="T51">پانصد ﷼.</text:span></text:p>
          </table:table-cell>
        </table:table-row>
        <table:table-row table:style-name="Table8.1">
          <table:table-cell table:style-name="Table8.A1" office:value-type="string">
            <text:p text:style-name="P1185"><text:span text:style-name="T17">Как называется эта улица?</text:span></text:p>
          </table:table-cell>
          <table:table-cell table:style-name="Table8.A1" office:value-type="string">
            <text:p text:style-name="P978"><text:span text:style-name="T17">Nām-e in xiābān čist?</text:span></text:p>
          </table:table-cell>
          <table:table-cell table:style-name="Table8.A1" office:value-type="string">
            <text:p text:style-name="P1044"><text:span text:style-name="T55">نام اين خيابان چيست؟</text:span></text:p>
          </table:table-cell>
        </table:table-row>
        <table:table-row table:style-name="Table8.8">
          <table:table-cell table:style-name="Table8.A1" office:value-type="string">
            <text:p text:style-name="P979"><text:span text:style-name="T17">Улица Бахар.</text:span></text:p>
          </table:table-cell>
          <table:table-cell table:style-name="Table8.A1" office:value-type="string">
            <text:p text:style-name="P979"><text:span text:style-name="T17">Xiābān-e Bahār.</text:span></text:p>
          </table:table-cell>
          <table:table-cell table:style-name="Table8.A1" office:value-type="string">
            <text:p text:style-name="P1050"><text:span text:style-name="T50">خيابان</text:span><text:span text:style-name="T353">بھار</text:span><text:span text:style-name="T50">.</text:span></text:p>
          </table:table-cell>
        </table:table-row>
        <table:table-row table:style-name="Table8.1">
          <table:table-cell table:style-name="Table8.A1" office:value-type="string">
            <text:p text:style-name="P1186"><text:span text:style-name="T17">Как называется это здание?</text:span></text:p>
          </table:table-cell>
          <table:table-cell table:style-name="Table8.A1" office:value-type="string">
            <text:p text:style-name="P978"><text:span text:style-name="T17">Nām-e in sāxtemān</text:span></text:p>
            <text:p text:style-name="P981"><text:span text:style-name="T17">čist?</text:span></text:p>
          </table:table-cell>
          <table:table-cell table:style-name="Table8.A1" office:value-type="string">
            <text:p text:style-name="P1044"><text:span text:style-name="T55">نام اين ساختمان چيست؟</text:span></text:p>
          </table:table-cell>
        </table:table-row>
      </table:table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p text:style-name="P988"><text:span text:style-name="T17">Здание Фараби.</text:span></text:p>
          </table:table-cell>
          <table:table-cell table:style-name="Table9.A1" office:value-type="string">
            <text:p text:style-name="P988"><text:span text:style-name="T17">Sāxtemān-e Fārābi.</text:span></text:p>
          </table:table-cell>
          <table:table-cell table:style-name="Table9.A1" office:value-type="string">
            <text:p text:style-name="P1086"><text:span text:style-name="T58">ساختمان</text:span><text:span text:style-name="T354">فارابى</text:span><text:span text:style-name="T58">.</text:span></text:p>
          </table:table-cell>
        </table:table-row>
        <table:table-row table:style-name="Table9.2">
          <table:table-cell table:style-name="Table9.A1" office:value-type="string">
            <text:p text:style-name="P987"><text:span text:style-name="T17">Музей далеко?</text:span></text:p>
          </table:table-cell>
          <table:table-cell table:style-name="Table9.A1" office:value-type="string">
            <text:p text:style-name="P987"><text:span text:style-name="T17">Muze dur ast?</text:span></text:p>
          </table:table-cell>
          <table:table-cell table:style-name="Table9.A1" office:value-type="string">
            <text:p text:style-name="P1049"><text:span text:style-name="T49">موزه دور است؟</text:span></text:p>
          </table:table-cell>
        </table:table-row>
        <table:table-row table:style-name="Table9.1">
          <table:table-cell table:style-name="Table9.A1" office:value-type="string">
            <text:p text:style-name="P988"><text:span text:style-name="T17">Нет. Близко.</text:span></text:p>
          </table:table-cell>
          <table:table-cell table:style-name="Table9.A1" office:value-type="string">
            <text:p text:style-name="P1188"><text:span text:style-name="T17">Na. Nazdik ast.</text:span></text:p>
          </table:table-cell>
          <table:table-cell table:style-name="Table9.A1" office:value-type="string">
            <text:p text:style-name="P1126"><text:span text:style-name="T52">نه.نزديک است.</text:span></text:p>
          </table:table-cell>
        </table:table-row>
        <table:table-row table:style-name="Table9.4">
          <table:table-cell table:style-name="Table9.A1" office:value-type="string">
            <text:p text:style-name="P1190"><text:span text:style-name="T17">Осталось две остановки (mānde —</text:span></text:p>
            <text:p text:style-name="P985"><text:span text:style-name="T17">оставшийся).</text:span></text:p>
          </table:table-cell>
          <table:table-cell table:style-name="Table9.A1" office:value-type="string">
            <text:p text:style-name="P988"><text:span text:style-name="T17">Do istgāh mānde.</text:span></text:p>
          </table:table-cell>
          <table:table-cell table:style-name="Table9.A1" office:value-type="string">
            <text:p text:style-name="P1045"><text:span text:style-name="T55">دو ايستگاه مانده.</text:span></text:p>
          </table:table-cell>
        </table:table-row>
        <table:table-row table:style-name="Table9.5">
          <table:table-cell table:style-name="Table9.A1" office:value-type="string">
            <text:p text:style-name="P1193"><text:span text:style-name="T17">После музея поедем на рынок.</text:span></text:p>
          </table:table-cell>
          <table:table-cell table:style-name="Table9.A1" office:value-type="string">
            <text:p text:style-name="P1194"><text:span text:style-name="T17">Pas az muze miravim bāzār.</text:span></text:p>
          </table:table-cell>
          <table:table-cell table:style-name="Table9.A1" office:value-type="string">
            <text:p text:style-name="P1019"><text:span text:style-name="T56">پس</text:span><text:span text:style-name="T356">ازموزهمىروي</text:span><text:span text:style-name="T56">م</text:span></text:p>
            <text:p text:style-name="P1127"><text:span text:style-name="T274">بازار.</text:span></text:p>
          </table:table-cell>
        </table:table-row>
        <table:table-row table:style-name="Table9.6">
          <table:table-cell table:style-name="Table9.A1" office:value-type="string">
            <text:p text:style-name="P1196"><text:span text:style-name="T17">Какой рынок вам нравится («любовь, дружбу имеете»; dust</text:span></text:p>
            <text:p text:style-name="P985"><text:span text:style-name="T17">— друг)?</text:span></text:p>
          </table:table-cell>
          <table:table-cell table:style-name="Table9.A1" office:value-type="string">
            <text:p text:style-name="P1197"><text:span text:style-name="T17">Šomā kodām bāzār-rā dust dārid?</text:span></text:p>
          </table:table-cell>
          <table:table-cell table:style-name="Table9.A1" office:value-type="string">
            <text:p text:style-name="P1048"><text:span text:style-name="T51">شما</text:span><text:span text:style-name="T362">كدام</text:span><text:span text:style-name="T367">بازار</text:span><text:span text:style-name="T362">رادوس</text:span><text:span text:style-name="T51">ت</text:span></text:p>
            <text:p text:style-name="P1082"><text:span text:style-name="T275">داريد؟</text:span></text:p>
          </table:table-cell>
        </table:table-row>
        <table:table-row table:style-name="Table9.2">
          <table:table-cell table:style-name="Table9.A1" office:value-type="string">
            <text:p text:style-name="P987"><text:span text:style-name="T17">Ковровый рынок.</text:span></text:p>
          </table:table-cell>
          <table:table-cell table:style-name="Table9.A1" office:value-type="string">
            <text:p text:style-name="P987"><text:span text:style-name="T17">Bāzār-e farš.</text:span></text:p>
          </table:table-cell>
          <table:table-cell table:style-name="Table9.A1" office:value-type="string">
            <text:p text:style-name="P1128"><text:span text:style-name="T55">بازار فرش.</text:span></text:p>
          </table:table-cell>
        </table:table-row>
        <table:table-row table:style-name="Table9.8">
          <table:table-cell table:style-name="Table9.A1" office:value-type="string">
            <text:p text:style-name="P988"><text:span text:style-name="T17">Хочу купить ковер.</text:span></text:p>
          </table:table-cell>
          <table:table-cell table:style-name="Table9.A1" office:value-type="string">
            <text:p text:style-name="P988"><text:span text:style-name="T17">Mixāham farš</text:span></text:p>
            <text:p text:style-name="P985"><text:span text:style-name="T17">bexaram.</text:span></text:p>
          </table:table-cell>
          <table:table-cell table:style-name="Table9.A1" office:value-type="string">
            <text:p text:style-name="P1084"><text:span text:style-name="T52">مىخواھم فرش بخرم.</text:span></text:p>
          </table:table-cell>
        </table:table-row>
        <table:table-row table:style-name="Table9.9">
          <table:table-cell table:style-name="Table9.A1" office:value-type="string">
            <text:p text:style-name="P988"><text:span text:style-name="T17">Дорогой или</text:span></text:p>
            <text:p text:style-name="P989"><text:span text:style-name="T17">дешевый?</text:span></text:p>
          </table:table-cell>
          <table:table-cell table:style-name="Table9.A1" office:value-type="string">
            <text:p text:style-name="P987"><text:span text:style-name="T17">Gerān yā arzān?</text:span></text:p>
          </table:table-cell>
          <table:table-cell table:style-name="Table9.A1" office:value-type="string">
            <text:p text:style-name="P1029"><text:span text:style-name="T51">گران يا ارزان؟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68"/>
      <table:table table:name="Table10" table:style-name="Table10">
        <table:table-column table:style-name="Table10.A" table:number-columns-repeated="3"/>
        <text:soft-page-break/>
        <table:table-row table:style-name="Table10.1">
          <table:table-cell table:style-name="Table10.A1" office:value-type="string">
            <text:p text:style-name="P978"><text:span text:style-name="T17">В ресторане.</text:span></text:p>
          </table:table-cell>
          <table:table-cell table:style-name="Table10.A1" office:value-type="string">
            <text:p text:style-name="P978"><text:span text:style-name="T17">Dar restorān.</text:span></text:p>
          </table:table-cell>
          <table:table-cell table:style-name="Table10.A1" office:value-type="string">
            <text:p text:style-name="P1015"><text:span text:style-name="T52">در رستوران.</text:span></text:p>
          </table:table-cell>
        </table:table-row>
        <table:table-row table:style-name="Table10.2">
          <table:table-cell table:style-name="Table10.A1" office:value-type="string">
            <text:p text:style-name="P1200"><text:span text:style-name="T17">Вам нравится иранская кухня (āšpaz — повар:</text:span></text:p>
            <text:p text:style-name="P1201"><text:span text:style-name="T17">«готовящий пищу»; āš — еда)?</text:span></text:p>
          </table:table-cell>
          <table:table-cell table:style-name="Table10.A1" office:value-type="string">
            <text:p text:style-name="P1203"><text:span text:style-name="T17">Šomā āšpaz-xāne-ye Irāni-rā dust dārid?</text:span></text:p>
          </table:table-cell>
          <table:table-cell table:style-name="Table10.A1" office:value-type="string">
            <text:p text:style-name="P1179"><text:span text:style-name="T55">شما</text:span><text:span text:style-name="T124">آشپزخانه ايرانى ر</text:span><text:span text:style-name="T55">ا</text:span></text:p>
            <text:p text:style-name="P1204"><text:span text:style-name="T52">دوست</text:span><text:span text:style-name="T371">داريد</text:span><text:span text:style-name="T52">؟</text:span></text:p>
          </table:table-cell>
        </table:table-row>
        <table:table-row table:style-name="Table10.3">
          <table:table-cell table:style-name="Table10.A1" office:value-type="string">
            <text:p text:style-name="P980"><text:span text:style-name="T17">Да, нравится.</text:span></text:p>
          </table:table-cell>
          <table:table-cell table:style-name="Table10.A1" office:value-type="string">
            <text:p text:style-name="P980"><text:span text:style-name="T17">Āri. Dust dāram.</text:span></text:p>
          </table:table-cell>
          <table:table-cell table:style-name="Table10.A1" office:value-type="string">
            <text:p text:style-name="P1025"><text:span text:style-name="T49">آرى.</text:span><text:span text:style-name="T373">دوست</text:span><text:span text:style-name="T379">دارم</text:span><text:span text:style-name="T49">.</text:span></text:p>
          </table:table-cell>
        </table:table-row>
        <table:table-row table:style-name="Table10.4">
          <table:table-cell table:style-name="Table10.A1" office:value-type="string">
            <text:p text:style-name="Table_20_Paragraph"><text:span text:style-name="T17">Я буду есть рыбу.</text:span></text:p>
          </table:table-cell>
          <table:table-cell table:style-name="Table10.A1" office:value-type="string">
            <text:p text:style-name="P1205"><text:span text:style-name="T17">Man māhi mixoram.</text:span></text:p>
          </table:table-cell>
          <table:table-cell table:style-name="Table10.A1" office:value-type="string">
            <text:p text:style-name="P1049"><text:span text:style-name="T56">من ماھى مىخورم.</text:span></text:p>
          </table:table-cell>
        </table:table-row>
        <table:table-row table:style-name="Table10.1">
          <table:table-cell table:style-name="Table10.A1" office:value-type="string">
            <text:p text:style-name="P978"><text:span text:style-name="T17">Вы что будете есть?</text:span></text:p>
          </table:table-cell>
          <table:table-cell table:style-name="Table10.A1" office:value-type="string">
            <text:p text:style-name="P978"><text:span text:style-name="T17">Šomā če mixorid?</text:span></text:p>
          </table:table-cell>
          <table:table-cell table:style-name="Table10.A1" office:value-type="string">
            <text:p text:style-name="P1041"><text:span text:style-name="T51">شما چه مىخوريد؟</text:span></text:p>
          </table:table-cell>
        </table:table-row>
        <table:table-row table:style-name="Table10.6">
          <table:table-cell table:style-name="Table10.A1" office:value-type="string">
            <text:p text:style-name="P978"><text:span text:style-name="T17">Я буду чело-кебаб</text:span></text:p>
            <text:p text:style-name="P1212"><text:span text:style-name="T17">(čelo — вареный рис).</text:span></text:p>
          </table:table-cell>
          <table:table-cell table:style-name="Table10.A1" office:value-type="string">
            <text:p text:style-name="P1213"><text:span text:style-name="T17">Man “čelo-kabāb” mixoram.</text:span></text:p>
          </table:table-cell>
          <table:table-cell table:style-name="Table10.A1" office:value-type="string">
            <text:p text:style-name="P1044"><text:span text:style-name="T51">من چلوكباب مىخورم.</text:span></text:p>
          </table:table-cell>
        </table:table-row>
        <table:table-row table:style-name="Table10.7">
          <table:table-cell table:style-name="Table10.A1" office:value-type="string">
            <text:p text:style-name="P1215"><text:span text:style-name="T17">После ужина чай будете?</text:span></text:p>
          </table:table-cell>
          <table:table-cell table:style-name="Table10.A1" office:value-type="string">
            <text:p text:style-name="P1107"><text:span text:style-name="T17">Pas az šām čāy minušid?</text:span></text:p>
          </table:table-cell>
          <table:table-cell table:style-name="Table10.A1" office:value-type="string">
            <text:p text:style-name="P1216"><text:span text:style-name="T59">پ</text:span><text:span text:style-name="T49">س</text:span><text:span text:style-name="T108">از</text:span><text:span text:style-name="T60">ش</text:span><text:span text:style-name="T117">ام</text:span><text:span text:style-name="T125">چ</text:span><text:span text:style-name="T126">اى</text:span></text:p>
            <text:p text:style-name="P1217"><text:span text:style-name="T55">مىنوشيد؟</text:span></text:p>
          </table:table-cell>
        </table:table-row>
        <table:table-row table:style-name="Table10.8">
          <table:table-cell table:style-name="Table10.A1" office:value-type="string">
            <text:p text:style-name="P1220"><text:span text:style-name="T17">Чай с сахаром или без сахара?</text:span></text:p>
          </table:table-cell>
          <table:table-cell table:style-name="Table10.A1" office:value-type="string">
            <text:p text:style-name="P1221"><text:span text:style-name="T17">Čāy bā šekar yā bi šekar?</text:span></text:p>
          </table:table-cell>
          <table:table-cell table:style-name="Table10.A1" office:value-type="string">
            <text:p text:style-name="P1017"><text:span text:style-name="T55">چاى با شكر يا بى شكر؟</text:span></text:p>
          </table:table-cell>
        </table:table-row>
        <table:table-row table:style-name="Table10.9">
          <table:table-cell table:style-name="Table10.A1" office:value-type="string">
            <text:p text:style-name="P980"><text:span text:style-name="T17">Угощайтесь</text:span></text:p>
          </table:table-cell>
          <table:table-cell table:style-name="Table10.A1" office:value-type="string">
            <text:p text:style-name="P980"><text:span text:style-name="T17">Befarmāid!</text:span></text:p>
          </table:table-cell>
          <table:table-cell table:style-name="Table10.A1" office:value-type="string">
            <text:p text:style-name="P1223"><text:span text:style-name="T68">بفرماييد!</text:span></text:p>
          </table:table-cell>
        </table:table-row>
      </table:table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988"><text:span text:style-name="T17">(«приказывайте» =</text:span></text:p>
            <text:p text:style-name="P989"><text:span text:style-name="T17">пожалуйста)!</text:span></text:p>
          </table:table-cell>
          <table:table-cell table:style-name="Table11.A1" office:value-type="string">
            <text:p text:style-name="P1006"/>
          </table:table-cell>
          <table:table-cell table:style-name="Table11.A1" office:value-type="string">
            <text:p text:style-name="P1006"/>
          </table:table-cell>
        </table:table-row>
        <table:table-row table:style-name="Table11.2">
          <table:table-cell table:style-name="Table11.A1" office:value-type="string">
            <text:p text:style-name="P1224"><text:span text:style-name="T17">Приятного аппетита (nuš — аппетит, удовольствие /от</text:span></text:p>
            <text:p text:style-name="P989"><text:span text:style-name="T17">еды/)!</text:span></text:p>
          </table:table-cell>
          <table:table-cell table:style-name="Table11.A1" office:value-type="string">
            <text:p text:style-name="P988"><text:span text:style-name="T17">Nuš-e jān!</text:span></text:p>
          </table:table-cell>
          <table:table-cell table:style-name="Table11.A1" office:value-type="string">
            <text:p text:style-name="P1225"><text:span text:style-name="T49">نوش</text:span><text:span text:style-name="T384">جان</text:span><text:span text:style-name="T49">!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78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978"><text:span text:style-name="T16">Третья встреча</text:span></text:p>
          </table:table-cell>
          <table:table-cell table:style-name="Table12.A1" office:value-type="string">
            <text:p text:style-name="P978"><text:span text:style-name="T17">Didār-e sov’vom</text:span></text:p>
          </table:table-cell>
          <table:table-cell table:style-name="Table12.A1" office:value-type="string">
            <text:p text:style-name="P1015"><text:span text:style-name="T52">ديدار سوم</text:span></text:p>
          </table:table-cell>
        </table:table-row>
        <table:table-row table:style-name="Table12.2">
          <table:table-cell table:style-name="Table12.A1" office:value-type="string">
            <text:p text:style-name="P1226"><text:span text:style-name="T17">Иван: Извините, девушка! Где находится агентство Хома (daftar —</text:span></text:p>
            <text:p text:style-name="P981"><text:span text:style-name="T17">контора, офис)?</text:span></text:p>
          </table:table-cell>
          <table:table-cell table:style-name="Table12.A1" office:value-type="string">
            <text:p text:style-name="P1227"><text:span text:style-name="T17">Bebaxšid doxtar xānom! Daftar-e Homā kojā ast?</text:span></text:p>
          </table:table-cell>
          <table:table-cell table:style-name="Table12.A1" office:value-type="string">
            <text:p text:style-name="P1229"><text:span text:style-name="T58">ببخشيد</text:span><text:span text:style-name="T170">دخترخانم</text:span><text:span text:style-name="T58">!</text:span><text:span text:style-name="T170">دفت</text:span><text:span text:style-name="T58">ر</text:span></text:p>
            <text:p text:style-name="P1231"><text:span text:style-name="T51">ھما</text:span><text:span text:style-name="T244">كجا</text:span><text:span text:style-name="T391">است</text:span><text:span text:style-name="T51">؟</text:span></text:p>
          </table:table-cell>
        </table:table-row>
        <table:table-row table:style-name="Table12.3">
          <table:table-cell table:style-name="Table12.A1" office:value-type="string">
            <text:p text:style-name="P1232"><text:span text:style-name="T17">Девушка: Вы прибыли из Германии?</text:span></text:p>
          </table:table-cell>
          <table:table-cell table:style-name="Table12.A1" office:value-type="string">
            <text:p text:style-name="P1234"><text:span text:style-name="T17">Šomā az Ālmān āmadid?</text:span></text:p>
          </table:table-cell>
          <table:table-cell table:style-name="Table12.A1" office:value-type="string">
            <text:p text:style-name="P1044"><text:span text:style-name="T56">شما از آلمان آمديد؟</text:span></text:p>
          </table:table-cell>
        </table:table-row>
        <table:table-row table:style-name="Table12.4">
          <table:table-cell table:style-name="Table12.A1" office:value-type="string">
            <text:p text:style-name="P1236"><text:span text:style-name="T17">Иван: Нет, я приехал из России.</text:span></text:p>
          </table:table-cell>
          <table:table-cell table:style-name="Table12.A1" office:value-type="string">
            <text:p text:style-name="P979"><text:span text:style-name="T17">Na. Man az Rusiye</text:span></text:p>
            <text:p text:style-name="P981"><text:span text:style-name="T17">āmadam.</text:span></text:p>
          </table:table-cell>
          <table:table-cell table:style-name="Table12.A1" office:value-type="string">
            <text:p text:style-name="P1129"><text:span text:style-name="T56">نه.من از روسيه آمدم.</text:span></text:p>
          </table:table-cell>
        </table:table-row>
        <table:table-row table:style-name="Table12.5">
          <table:table-cell table:style-name="Table12.A5" office:value-type="string">
            <text:p text:style-name="P994"><text:span text:style-name="T17">Девушка: Где</text:span></text:p>
          </table:table-cell>
          <table:table-cell table:style-name="Table12.A5" office:value-type="string">
            <text:p text:style-name="P994"><text:span text:style-name="T17">Zabān-e fārsi-rā kojā</text:span></text:p>
          </table:table-cell>
          <table:table-cell table:style-name="Table12.A1" table:number-rows-spanned="6" office:value-type="string">
            <text:p text:style-name="P1051"><text:span text:style-name="T52">زبان</text:span><text:span text:style-name="T397">فارسىرا</text:span><text:span text:style-name="T403">كجايا</text:span><text:span text:style-name="T52">د</text:span></text:p>
            <text:p text:style-name="P1022"><text:span text:style-name="T69">گ</text:span><text:span text:style-name="T70">ر</text:span><text:span text:style-name="T127">فتي</text:span><text:span text:style-name="T49">د</text:span><text:span text:style-name="T248">؟</text:span></text:p>
          </table:table-cell>
        </table:table-row>
        <table:table-row table:style-name="Table12.6">
          <table:table-cell table:style-name="Table12.A6" office:value-type="string">
            <text:p text:style-name="P995"><text:span text:style-name="T17">изучали персидский</text:span></text:p>
          </table:table-cell>
          <table:table-cell table:style-name="Table12.A6" office:value-type="string">
            <text:p text:style-name="P995"><text:span text:style-name="T17">yād gereftid?</text:span></text:p>
          </table:table-cell>
          <table:covered-table-cell/>
        </table:table-row>
        <table:table-row table:style-name="Table12.6">
          <table:table-cell table:style-name="Table12.A6" office:value-type="string">
            <text:p text:style-name="P995"><text:span text:style-name="T17">язык (yād — память;</text:span></text:p>
          </table:table-cell>
          <table:table-cell table:style-name="Table12.A6" office:value-type="string">
            <text:p text:style-name="P1005"/>
          </table:table-cell>
          <table:covered-table-cell/>
        </table:table-row>
        <table:table-row table:style-name="Table12.8">
          <table:table-cell table:style-name="Table12.A6" office:value-type="string">
            <text:p text:style-name="P995"><text:span text:style-name="T17">yād gereftan —</text:span></text:p>
          </table:table-cell>
          <table:table-cell table:style-name="Table12.A6" office:value-type="string">
            <text:p text:style-name="P1005"/>
          </table:table-cell>
          <table:covered-table-cell/>
        </table:table-row>
        <table:table-row table:style-name="Table12.6">
          <table:table-cell table:style-name="Table12.A6" office:value-type="string">
            <text:p text:style-name="P995"><text:span text:style-name="T17">изучать: «в память</text:span></text:p>
          </table:table-cell>
          <table:table-cell table:style-name="Table12.A6" office:value-type="string">
            <text:p text:style-name="P1005"/>
          </table:table-cell>
          <table:covered-table-cell/>
        </table:table-row>
        <table:table-row table:style-name="Table12.6">
          <table:table-cell table:style-name="Table12.C6" office:value-type="string">
            <text:p text:style-name="P999"><text:span text:style-name="T17">брать»)?</text:span></text:p>
          </table:table-cell>
          <table:table-cell table:style-name="Table12.C6" office:value-type="string">
            <text:p text:style-name="P1005"/>
          </table:table-cell>
          <table:covered-table-cell/>
        </table:table-row>
        <table:table-row table:style-name="Table12.11">
          <table:table-cell table:style-name="Table12.A5" office:value-type="string">
            <text:p text:style-name="P1165"><text:span text:style-name="T17">Иван: В Москве. Частная школа Ильи Франка (āzād —</text:span></text:p>
          </table:table-cell>
          <table:table-cell table:style-name="Table12.A5" office:value-type="string">
            <text:p text:style-name="P1238"><text:span text:style-name="T17">Dar Mosko. Āmuzešgāh-e āzād-e Ilyā Frānk.</text:span></text:p>
          </table:table-cell>
          <table:table-cell table:style-name="Table12.A5" office:value-type="string">
            <text:p text:style-name="P1240"><text:span text:style-name="T56">در</text:span><text:span text:style-name="T176">مسكو</text:span><text:span text:style-name="T56">.</text:span><text:span text:style-name="T182">آموزشگاه</text:span><text:span text:style-name="T410">آزا</text:span><text:span text:style-name="T56">د</text:span></text:p>
            <text:p text:style-name="P1245"><text:span text:style-name="T49">ا</text:span><text:span text:style-name="T128">ي</text:span><text:span text:style-name="T123">ل</text:span><text:span text:style-name="T65">يا</text:span><text:span text:style-name="T71">فران</text:span><text:span text:style-name="T62">ک</text:span><text:span text:style-name="T49">.</text:span></text:p>
          </table:table-cell>
        </table:table-row>
        <table:table-row table:style-name="Table12.12">
          <table:table-cell table:style-name="Table12.C6" office:value-type="string">
            <text:p text:style-name="P992"><text:span text:style-name="T17">свободный).</text:span></text:p>
          </table:table-cell>
          <table:table-cell table:style-name="Table12.C6" office:value-type="string">
            <text:p text:style-name="P1004"/>
          </table:table-cell>
          <table:table-cell table:style-name="Table12.C6" office:value-type="string">
            <text:p text:style-name="P1004"/>
          </table:table-cell>
        </table:table-row>
        <table:table-row table:style-name="Table12.11">
          <table:table-cell table:style-name="Table12.A5" office:value-type="string">
            <text:p text:style-name="P1246"><text:span text:style-name="T17">Девушка: Добро пожаловать</text:span></text:p>
            <text:p text:style-name="P989"><text:span text:style-name="T17">(«хорошо пришли»)!</text:span></text:p>
          </table:table-cell>
          <table:table-cell table:style-name="Table12.A5" office:value-type="string">
            <text:p text:style-name="P1247"><text:span text:style-name="T17">Xoš āmadid! Nām-e man Lāle ast.</text:span></text:p>
          </table:table-cell>
          <table:table-cell table:style-name="Table12.A5" office:value-type="string">
            <text:p text:style-name="P1044"><text:span text:style-name="T56">خوش</text:span><text:span text:style-name="T346">آمديد</text:span><text:span text:style-name="T56">.</text:span><text:span text:style-name="T346">ناممنالل</text:span><text:span text:style-name="T56">ه</text:span></text:p>
            <text:p text:style-name="P1046"><text:span text:style-name="T339">است.</text:span></text:p>
          </table:table-cell>
        </table:table-row>
        <table:table-row table:style-name="Table12.12">
          <table:table-cell table:style-name="Table12.C6" office:value-type="string">
            <text:p text:style-name="P993"><text:span text:style-name="T17">Меня зовут Лале.</text:span></text:p>
          </table:table-cell>
          <table:table-cell table:style-name="Table12.C6" office:value-type="string">
            <text:p text:style-name="P1004"/>
          </table:table-cell>
          <table:table-cell table:style-name="Table12.C6" office:value-type="string">
            <text:p text:style-name="P1004"/>
          </table:table-cell>
        </table:table-row>
        <table:table-row table:style-name="Table12.11">
          <table:table-cell table:style-name="Table12.A5" office:value-type="string">
            <text:p text:style-name="P1215"><text:span text:style-name="T17">Иван: Спасибо, я Иван (sepās —</text:span></text:p>
            <text:p text:style-name="P989"><text:span text:style-name="T17">восхваление;</text:span></text:p>
          </table:table-cell>
          <table:table-cell table:style-name="Table12.A5" office:value-type="string">
            <text:p text:style-name="P1247"><text:span text:style-name="T17">Sepāsgozāram. Man Ivān hastam.</text:span></text:p>
          </table:table-cell>
          <table:table-cell table:style-name="Table12.A5" office:value-type="string">
            <text:p text:style-name="P1044"><text:span text:style-name="T72">س</text:span><text:span text:style-name="T120">پ</text:span><text:span text:style-name="T121">ا</text:span><text:span text:style-name="T58">س</text:span><text:span text:style-name="T73">گ</text:span><text:span text:style-name="T49">ز</text:span><text:span text:style-name="T108">ارم</text:span><text:span text:style-name="T49">.</text:span><text:span text:style-name="T74">م</text:span><text:span text:style-name="T129">ن</text:span><text:span text:style-name="T117">ايوان</text:span></text:p>
            <text:p text:style-name="P1046"><text:span text:style-name="T325">ھستم.</text:span></text:p>
          </table:table-cell>
        </table:table-row>
        <table:table-row table:style-name="Table12.12">
          <table:table-cell table:style-name="Table12.C6" office:value-type="string">
            <text:p text:style-name="P993"><text:span text:style-name="T17">благодарность;</text:span></text:p>
          </table:table-cell>
          <table:table-cell table:style-name="Table12.C6" office:value-type="string">
            <text:p text:style-name="P1004"/>
          </table:table-cell>
          <table:table-cell table:style-name="Table12.C6" office:value-type="string">
            <text:p text:style-name="P1004"/>
          </table:table-cell>
        </table:table-row>
      </table:table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1249"><text:span text:style-name="T17">gozāštan — класть, оставлять;</text:span></text:p>
            <text:p text:style-name="P985"><text:span text:style-name="T17">выполнять).</text:span></text:p>
          </table:table-cell>
          <table:table-cell table:style-name="Table13.A1" office:value-type="string">
            <text:p text:style-name="P1006"/>
          </table:table-cell>
          <table:table-cell table:style-name="Table13.A1" office:value-type="string">
            <text:p text:style-name="P1006"/>
          </table:table-cell>
        </table:table-row>
        <table:table-row table:style-name="Table13.2">
          <table:table-cell table:style-name="Table13.A1" office:value-type="string">
            <text:p text:style-name="P1252"><text:span text:style-name="T17">Лале: Сколько времени («до когда»)</text:span></text:p>
            <text:p text:style-name="P989"><text:span text:style-name="T17">вы будете в Иране?</text:span></text:p>
          </table:table-cell>
          <table:table-cell table:style-name="Table13.A1" office:value-type="string">
            <text:p text:style-name="P1253"><text:span text:style-name="T17">Tā key šomā dar Irān hastid?</text:span></text:p>
          </table:table-cell>
          <table:table-cell table:style-name="Table13.A1" office:value-type="string">
            <text:p text:style-name="P1048"><text:span text:style-name="T51">تا</text:span><text:span text:style-name="T415">كى</text:span><text:span text:style-name="T357">شمادر</text:span><text:span text:style-name="T415">ايرا</text:span><text:span text:style-name="T51">ن</text:span></text:p>
            <text:p text:style-name="P1082"><text:span text:style-name="T130">ھستيد؟</text:span></text:p>
          </table:table-cell>
        </table:table-row>
        <table:table-row table:style-name="Table13.3">
          <table:table-cell table:style-name="Table13.A1" office:value-type="string">
            <text:p text:style-name="P991"><text:span text:style-name="T17">Иван: До следующей</text:span></text:p>
            <text:p text:style-name="P989"><text:span text:style-name="T17">недели.</text:span></text:p>
          </table:table-cell>
          <table:table-cell table:style-name="Table13.A1" office:value-type="string">
            <text:p text:style-name="P988"><text:span text:style-name="T17">Tā hafte-ye āyande.</text:span></text:p>
          </table:table-cell>
          <table:table-cell table:style-name="Table13.A1" office:value-type="string">
            <text:p text:style-name="P1045"><text:span text:style-name="T68">تا ھفته آينده.</text:span></text:p>
          </table:table-cell>
        </table:table-row>
        <table:table-row table:style-name="Table13.4">
          <table:table-cell table:style-name="Table13.A1" office:value-type="string">
            <text:p text:style-name="P1254"><text:span text:style-name="T17">Лале: Какие города вы посетили</text:span></text:p>
            <text:p text:style-name="P1255"><text:span text:style-name="T17">(«посещение сделали»)?</text:span></text:p>
          </table:table-cell>
          <table:table-cell table:style-name="Table13.A1" office:value-type="string">
            <text:p text:style-name="P1256"><text:span text:style-name="T17">Az kodām šahr-hā bāzdid kardid?</text:span></text:p>
          </table:table-cell>
          <table:table-cell table:style-name="Table13.A1" office:value-type="string">
            <text:p text:style-name="P1019"><text:span text:style-name="T55">از</text:span><text:span text:style-name="T419">كدام</text:span><text:span text:style-name="T424">شھرھابازدي</text:span><text:span text:style-name="T55">د</text:span></text:p>
            <text:p text:style-name="P1046"><text:span text:style-name="T121">كرديد؟</text:span></text:p>
          </table:table-cell>
        </table:table-row>
        <table:table-row table:style-name="Table13.5">
          <table:table-cell table:style-name="Table13.A1" office:value-type="string">
            <text:p text:style-name="P988"><text:span text:style-name="T17">Иван: Хочу поехать в</text:span></text:p>
            <text:p text:style-name="P989"><text:span text:style-name="T17">Шираз.</text:span></text:p>
          </table:table-cell>
          <table:table-cell table:style-name="Table13.A1" office:value-type="string">
            <text:p text:style-name="P988"><text:span text:style-name="T17">Mixāham be Širāz</text:span></text:p>
            <text:p text:style-name="P989"><text:span text:style-name="T17">beravam.</text:span></text:p>
          </table:table-cell>
          <table:table-cell table:style-name="Table13.A1" office:value-type="string">
            <text:p text:style-name="P1084"><text:span text:style-name="T52">مىخواھم</text:span><text:span text:style-name="T245">به</text:span><text:span text:style-name="T209">شيراز</text:span><text:span text:style-name="T392">بروم</text:span><text:span text:style-name="T52">.</text:span></text:p>
          </table:table-cell>
        </table:table-row>
        <table:table-row table:style-name="Table13.3">
          <table:table-cell table:style-name="Table13.A1" office:value-type="string">
            <text:p text:style-name="P988"><text:span text:style-name="T17">Лале: Почему</text:span></text:p>
            <text:p text:style-name="P985"><text:span text:style-name="T17">именно в Шираз?</text:span></text:p>
          </table:table-cell>
          <table:table-cell table:style-name="Table13.A1" office:value-type="string">
            <text:p text:style-name="P988"><text:span text:style-name="T17">Čerā be Širāz?</text:span></text:p>
          </table:table-cell>
          <table:table-cell table:style-name="Table13.A1" office:value-type="string">
            <text:p text:style-name="P1019"><text:span text:style-name="T52">چرا به شيراز؟</text:span></text:p>
          </table:table-cell>
        </table:table-row>
        <table:table-row table:style-name="Table13.7">
          <table:table-cell table:style-name="Table13.A1" office:value-type="string">
            <text:p text:style-name="P1258"><text:span text:style-name="T17">Иван: Хочу посетить Персеполь!</text:span></text:p>
          </table:table-cell>
          <table:table-cell table:style-name="Table13.A1" office:value-type="string">
            <text:p text:style-name="P1260"><text:span text:style-name="T17">Mixāham az Perspolis bāzdid konam.</text:span></text:p>
          </table:table-cell>
          <table:table-cell table:style-name="Table13.A1" office:value-type="string">
            <text:p text:style-name="P1261"><text:span text:style-name="T55">مىخواھم</text:span><text:span text:style-name="T431">از پرسپولي</text:span><text:span text:style-name="T55">س</text:span></text:p>
            <text:p text:style-name="P1264"><text:span text:style-name="T55">بازديد كنم.</text:span></text:p>
          </table:table-cell>
        </table:table-row>
        <table:table-row table:style-name="Table13.8">
          <table:table-cell table:style-name="Table13.A1" office:value-type="string">
            <text:p text:style-name="P1258"><text:span text:style-name="T17">Лале: Древний город Персеполь («трон, престол</text:span></text:p>
            <text:p text:style-name="P985"><text:span text:style-name="T17">Джамшида»).</text:span></text:p>
          </table:table-cell>
          <table:table-cell table:style-name="Table13.A1" office:value-type="string">
            <text:p text:style-name="P1265"><text:span text:style-name="T17">Šahr-e bāstāni-e “Taxt-e Jamšid”.</text:span></text:p>
          </table:table-cell>
          <table:table-cell table:style-name="Table13.A1" office:value-type="string">
            <text:p text:style-name="P1267"><text:span text:style-name="T58">شھر</text:span><text:span text:style-name="T380">باستانى</text:span><text:span text:style-name="T58">"تخت</text:span></text:p>
            <text:p text:style-name="P1268"><text:span text:style-name="T52">جمشيد."</text:span></text:p>
          </table:table-cell>
        </table:table-row>
        <table:table-row table:style-name="Table13.2">
          <table:table-cell table:style-name="Table13.A1" office:value-type="string">
            <text:p text:style-name="P1269"><text:span text:style-name="T17">Иван: Где вы работаете («делаете</text:span></text:p>
            <text:p text:style-name="P989"><text:span text:style-name="T17">работу»)?</text:span></text:p>
          </table:table-cell>
          <table:table-cell table:style-name="Table13.A1" office:value-type="string">
            <text:p text:style-name="P1270"><text:span text:style-name="T17">Šomā kojā kār mikonid?</text:span></text:p>
          </table:table-cell>
          <table:table-cell table:style-name="Table13.A1" office:value-type="string">
            <text:p text:style-name="P1048"><text:span text:style-name="T52">شما كجا كار مىكنيد؟</text:span></text:p>
          </table:table-cell>
        </table:table-row>
        <table:table-row table:style-name="Table13.1">
          <table:table-cell table:style-name="Table13.A1" office:value-type="string">
            <text:p text:style-name="P1271"><text:span text:style-name="T17">Лале: Я работаю в бюро путешествий.</text:span></text:p>
          </table:table-cell>
          <table:table-cell table:style-name="Table13.A1" office:value-type="string">
            <text:p text:style-name="P988"><text:span text:style-name="T17">Man dar daftar-e</text:span></text:p>
            <text:p text:style-name="P1273"><text:span text:style-name="T17">jehān-gardi kār mikonam.</text:span></text:p>
          </table:table-cell>
          <table:table-cell table:style-name="Table13.A1" office:value-type="string">
            <text:p text:style-name="P1275"><text:span text:style-name="T129">من</text:span><text:span text:style-name="T49">در</text:span><text:span text:style-name="T75">د</text:span><text:span text:style-name="T131">فتر</text:span><text:span text:style-name="T76">ج</text:span><text:span text:style-name="T132">ھا</text:span><text:span text:style-name="T108">ن</text:span><text:span text:style-name="T114">گ</text:span><text:span text:style-name="T248">ر</text:span><text:span text:style-name="T49">دى</text:span></text:p>
            <text:p text:style-name="P1278"><text:span text:style-name="T51">كار مىكنم.</text:span></text:p>
          </table:table-cell>
        </table:table-row>
        <table:table-row table:style-name="Table13.5">
          <table:table-cell table:style-name="Table13.A1" office:value-type="string">
            <text:p text:style-name="P988"><text:span text:style-name="T17">Иван: Вы гид («пути</text:span></text:p>
            <text:p text:style-name="P989"><text:span text:style-name="T17">указатель»)?</text:span></text:p>
          </table:table-cell>
          <table:table-cell table:style-name="Table13.A1" office:value-type="string">
            <text:p text:style-name="P988"><text:span text:style-name="T17">Šomā rāhnamā hastid?</text:span></text:p>
          </table:table-cell>
          <table:table-cell table:style-name="Table13.A1" office:value-type="string">
            <text:p text:style-name="P1045"><text:span text:style-name="T58">شما راھنما ھستيد؟</text:span></text:p>
          </table:table-cell>
        </table:table-row>
        <table:table-row table:style-name="Table13.1">
          <table:table-cell table:style-name="Table13.A1" office:value-type="string">
            <text:p text:style-name="P988"><text:span text:style-name="T17">Лале: Если вам</text:span></text:p>
            <text:p text:style-name="P1279"><text:span text:style-name="T17">нужен гид («нужду имеете»), я готова.</text:span></text:p>
          </table:table-cell>
          <table:table-cell table:style-name="Table13.A1" office:value-type="string">
            <text:p text:style-name="P988"><text:span text:style-name="T17">Agar rāhnamā niāz</text:span></text:p>
            <text:p text:style-name="P1281"><text:span text:style-name="T17">dārid, man āmāde hastam.</text:span></text:p>
          </table:table-cell>
          <table:table-cell table:style-name="Table13.A1" office:value-type="string">
            <text:p text:style-name="P1283"><text:span text:style-name="T49">ا</text:span><text:span text:style-name="T114">گ</text:span><text:span text:style-name="T49">ر</text:span><text:span text:style-name="T250">ر</text:span><text:span text:style-name="T124">اھنما</text:span><text:span text:style-name="T133">نياز</text:span><text:span text:style-name="T108">دار</text:span><text:span text:style-name="T122">ي</text:span><text:span text:style-name="T71">د</text:span><text:span text:style-name="T74">م</text:span><text:span text:style-name="T129">ن</text:span></text:p>
            <text:p text:style-name="P1285"><text:span text:style-name="T55">آماده</text:span><text:span text:style-name="T340">ھستم</text:span><text:span text:style-name="T55">.</text:span></text:p>
          </table:table-cell>
        </table:table-row>
        <table:table-row table:style-name="Table13.4">
          <table:table-cell table:style-name="Table13.A1" office:value-type="string">
            <text:p text:style-name="P1286"><text:span text:style-name="T17">Лале: «Хома» летает в Шираз два раза в день («ежедневно</text:span></text:p>
            <text:p text:style-name="P989"><text:span text:style-name="T17">имеет два полета»).</text:span></text:p>
          </table:table-cell>
          <table:table-cell table:style-name="Table13.A1" office:value-type="string">
            <text:p text:style-name="P1289"><text:span text:style-name="T17">“Homā” ruzāne do parvāz be Širāz dārad.</text:span></text:p>
          </table:table-cell>
          <table:table-cell table:style-name="Table13.A1" office:value-type="string">
            <text:p text:style-name="P1292"><text:span text:style-name="T49">"</text:span><text:span text:style-name="T54">ھم</text:span><text:span text:style-name="T134">ا</text:span><text:span text:style-name="T49">"</text:span><text:span text:style-name="T135">روزانه</text:span><text:span text:style-name="T49">د</text:span><text:span text:style-name="T108">و</text:span><text:span text:style-name="T59">پ</text:span><text:span text:style-name="T49">ر</text:span><text:span text:style-name="T108">واز</text:span></text:p>
            <text:p text:style-name="P1120"><text:span text:style-name="T51">به</text:span><text:span text:style-name="T345">شيراز</text:span><text:span text:style-name="T333">دارد</text:span><text:span text:style-name="T51">.</text:span></text:p>
          </table:table-cell>
        </table:table-row>
        <table:table-row table:style-name="Table13.14">
          <table:table-cell table:style-name="Table13.A1" office:value-type="string">
            <text:p text:style-name="P988"><text:span text:style-name="T17">Иван: Тогда завтра</text:span></text:p>
          </table:table-cell>
          <table:table-cell table:style-name="Table13.A1" office:value-type="string">
            <text:p text:style-name="P988"><text:span text:style-name="T17">Pas, fardā bā ham</text:span></text:p>
          </table:table-cell>
          <table:table-cell table:style-name="Table13.A1" office:value-type="string">
            <text:p text:style-name="P1030"><text:span text:style-name="T59">پ</text:span><text:span text:style-name="T49">س،</text:span><text:span text:style-name="T116">فردا</text:span><text:span text:style-name="T119">با</text:span><text:span text:style-name="T63">ھ</text:span><text:span text:style-name="T118">م</text:span><text:span text:style-name="T120">پ</text:span><text:span text:style-name="T49">رواز</text:span></text:p>
          </table:table-cell>
        </table:table-row>
      </table:table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988"><text:span text:style-name="T17">вместе улетаем.</text:span></text:p>
          </table:table-cell>
          <table:table-cell table:style-name="Table14.A1" office:value-type="string">
            <text:p text:style-name="P1188"><text:span text:style-name="T17">parvāz mikonim.</text:span></text:p>
          </table:table-cell>
          <table:table-cell table:style-name="Table14.A1" office:value-type="string">
            <text:p text:style-name="P1086"><text:span text:style-name="T58">مىكنيم.</text:span></text:p>
          </table:table-cell>
        </table:table-row>
        <table:table-row table:style-name="Table14.2">
          <table:table-cell table:style-name="Table14.A2" office:value-type="string">
            <text:p text:style-name="P981"><text:span text:style-name="T17">Лале: Тогда</text:span></text:p>
          </table:table-cell>
          <table:table-cell table:style-name="Table14.A2" office:value-type="string">
            <text:p text:style-name="P981"><text:span text:style-name="T17">Pas, didār-e mā dar</text:span></text:p>
          </table:table-cell>
          <table:table-cell table:style-name="Table14.A1" table:number-rows-spanned="5" office:value-type="string">
            <text:p text:style-name="P1020"><text:span text:style-name="T59">پ</text:span><text:span text:style-name="T49">س،</text:span><text:span text:style-name="T117">ديدار</text:span><text:span text:style-name="T79">م</text:span><text:span text:style-name="T136">ا</text:span><text:span text:style-name="T49">در</text:span><text:span text:style-name="T111">فرود</text:span><text:span text:style-name="T114">گ</text:span><text:span text:style-name="T134">ا</text:span><text:span text:style-name="T49">ه</text:span></text:p>
            <text:p text:style-name="P1022"><text:span text:style-name="T339">است.</text:span></text:p>
          </table:table-cell>
        </table:table-row>
        <table:table-row table:style-name="Table14.3">
          <table:table-cell table:style-name="Table14.A3" office:value-type="string">
            <text:p text:style-name="P995"><text:span text:style-name="T17">встретимся в</text:span></text:p>
          </table:table-cell>
          <table:table-cell table:style-name="Table14.A3" office:value-type="string">
            <text:p text:style-name="P995"><text:span text:style-name="T17">forudgāh ast.</text:span></text:p>
          </table:table-cell>
          <table:covered-table-cell/>
        </table:table-row>
        <table:table-row table:style-name="Table14.4">
          <table:table-cell table:style-name="Table14.A3" office:value-type="string">
            <text:p text:style-name="P995"><text:span text:style-name="T17">аэропорту («cпуска</text:span></text:p>
          </table:table-cell>
          <table:table-cell table:style-name="Table14.A3" office:value-type="string">
            <text:p text:style-name="P1005"/>
          </table:table-cell>
          <table:covered-table-cell/>
        </table:table-row>
        <table:table-row table:style-name="Table14.3">
          <table:table-cell table:style-name="Table14.A3" office:value-type="string">
            <text:p text:style-name="P995"><text:span text:style-name="T17">место»; gāh —</text:span></text:p>
          </table:table-cell>
          <table:table-cell table:style-name="Table14.A3" office:value-type="string">
            <text:p text:style-name="P1005"/>
          </table:table-cell>
          <table:covered-table-cell/>
        </table:table-row>
        <table:table-row table:style-name="Table14.3">
          <table:table-cell table:style-name="Table14.C3" office:value-type="string">
            <text:p text:style-name="P999"><text:span text:style-name="T17">место).</text:span></text:p>
          </table:table-cell>
          <table:table-cell table:style-name="Table14.C3" office:value-type="string">
            <text:p text:style-name="P1005"/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68"/>
      <table:table table:name="Table15" table:style-name="Table15">
        <table:table-column table:style-name="Table15.A" table:number-columns-repeated="3"/>
        <text:soft-page-break/>
        <table:table-row table:style-name="Table15.1">
          <table:table-cell table:style-name="Table15.A1" office:value-type="string">
            <text:p text:style-name="P978"><text:span text:style-name="T16">Четвертая встреча.</text:span></text:p>
          </table:table-cell>
          <table:table-cell table:style-name="Table15.A1" office:value-type="string">
            <text:p text:style-name="P978"><text:span text:style-name="T17">Didār-e čahārom.</text:span></text:p>
          </table:table-cell>
          <table:table-cell table:style-name="Table15.A1" office:value-type="string">
            <text:p text:style-name="P1015"><text:span text:style-name="T52">ديدار چھارم.</text:span></text:p>
          </table:table-cell>
        </table:table-row>
        <table:table-row table:style-name="Table15.2">
          <table:table-cell table:style-name="Table15.A1" office:value-type="string">
            <text:p text:style-name="P1294"><text:span text:style-name="T17">Иван и Лале в городе Ширазе.</text:span></text:p>
          </table:table-cell>
          <table:table-cell table:style-name="Table15.A1" office:value-type="string">
            <text:p text:style-name="P1297"><text:span text:style-name="T17">Ivān va Lāle dar šahr-e Širāz.</text:span></text:p>
          </table:table-cell>
          <table:table-cell table:style-name="Table15.A1" office:value-type="string">
            <text:p text:style-name="P1042"><text:span text:style-name="T52">ايوان</text:span><text:span text:style-name="T363">واللهدرشھ</text:span><text:span text:style-name="T52">ر</text:span></text:p>
            <text:p text:style-name="P1049"><text:span text:style-name="T437">شيراز.</text:span></text:p>
          </table:table-cell>
        </table:table-row>
        <table:table-row table:style-name="Table15.3">
          <table:table-cell table:style-name="Table15.A1" office:value-type="string">
            <text:p text:style-name="P978"><text:span text:style-name="T17">Иван:</text:span><text:span text:style-name="T22">Как</text:span></text:p>
            <text:p text:style-name="P1298"><text:span text:style-name="T17">называется этот аэропорт?</text:span></text:p>
          </table:table-cell>
          <table:table-cell table:style-name="Table15.A1" office:value-type="string">
            <text:p text:style-name="P978"><text:span text:style-name="T17">Nām-e in forudgāh</text:span></text:p>
            <text:p text:style-name="Table_20_Paragraph"><text:span text:style-name="T17">čist?</text:span></text:p>
          </table:table-cell>
          <table:table-cell table:style-name="Table15.A1" office:value-type="string">
            <text:p text:style-name="P1044"><text:span text:style-name="T55">نام اين فرودگاه چيست؟</text:span></text:p>
          </table:table-cell>
        </table:table-row>
        <table:table-row table:style-name="Table15.4">
          <table:table-cell table:style-name="Table15.A1" office:value-type="string">
            <text:p text:style-name="P979"><text:span text:style-name="T17">Лале: Аэропорт</text:span></text:p>
            <text:p text:style-name="P981"><text:span text:style-name="T17">“Мехрабад”.</text:span></text:p>
          </table:table-cell>
          <table:table-cell table:style-name="Table15.A1" office:value-type="string">
            <text:p text:style-name="P979"><text:span text:style-name="T17">Forudgāh-e Mehr-</text:span></text:p>
            <text:p text:style-name="P981"><text:span text:style-name="T17">ābād.</text:span></text:p>
          </table:table-cell>
          <table:table-cell table:style-name="Table15.A1" office:value-type="string">
            <text:p text:style-name="P1130"><text:span text:style-name="T55">فرودگاه مھرآباد.</text:span></text:p>
          </table:table-cell>
        </table:table-row>
        <table:table-row table:style-name="Table15.3">
          <table:table-cell table:style-name="Table15.A1" office:value-type="string">
            <text:p text:style-name="P978"><text:span text:style-name="T17">Иван: От Тегерана до</text:span></text:p>
            <text:p text:style-name="P1299"><text:span text:style-name="T17">Шираза сколько километров?</text:span></text:p>
          </table:table-cell>
          <table:table-cell table:style-name="Table15.A1" office:value-type="string">
            <text:p text:style-name="P978"><text:span text:style-name="T17">Az Tehrān ta Širāz</text:span></text:p>
            <text:p text:style-name="Table_20_Paragraph"><text:span text:style-name="T17">čand kilumetr ast?</text:span></text:p>
          </table:table-cell>
          <table:table-cell table:style-name="Table15.A1" office:value-type="string">
            <text:p text:style-name="P1300"><text:span text:style-name="T55">از</text:span><text:span text:style-name="T368">تھران</text:span><text:span text:style-name="T364">تاشيراز</text:span><text:span text:style-name="T368">چن</text:span><text:span text:style-name="T55">د</text:span></text:p>
            <text:p text:style-name="P1302"><text:span text:style-name="T55">كيلومتر است؟</text:span></text:p>
          </table:table-cell>
        </table:table-row>
        <table:table-row table:style-name="Table15.6">
          <table:table-cell table:style-name="Table15.A1" office:value-type="string">
            <text:p text:style-name="P979"><text:span text:style-name="T17">Лале: 800 км.</text:span></text:p>
          </table:table-cell>
          <table:table-cell table:style-name="Table15.A1" office:value-type="string">
            <text:p text:style-name="P979"><text:span text:style-name="T17">Haštsad kilumetr ast.</text:span></text:p>
          </table:table-cell>
          <table:table-cell table:style-name="Table15.A1" office:value-type="string">
            <text:p text:style-name="P1050"><text:span text:style-name="T50">ھشتصد كيلومتر است.</text:span></text:p>
          </table:table-cell>
        </table:table-row>
        <table:table-row table:style-name="Table15.7">
          <table:table-cell table:style-name="Table15.A1" office:value-type="string">
            <text:p text:style-name="P978"><text:span text:style-name="T17">Иван: Смотрите</text:span></text:p>
            <text:p text:style-name="Table_20_Paragraph"><text:span text:style-name="T17">(«взгляд делайте»)!</text:span></text:p>
            <text:p text:style-name="P1304"><text:span text:style-name="T17">Два немецких путешественника!</text:span></text:p>
          </table:table-cell>
          <table:table-cell table:style-name="Table15.A1" office:value-type="string">
            <text:p text:style-name="P1074"><text:span text:style-name="T17">Negāh konid! Do jehān-gard ālmāni!</text:span></text:p>
          </table:table-cell>
          <table:table-cell table:style-name="Table15.A1" office:value-type="string">
            <text:p text:style-name="P1021"><text:span text:style-name="T55">نگاه</text:span><text:span text:style-name="T445">كنيد</text:span><text:span text:style-name="T55">!</text:span><text:span text:style-name="T451">دو</text:span><text:span text:style-name="T445">جھانگر</text:span><text:span text:style-name="T55">د</text:span></text:p>
            <text:p text:style-name="P1022"><text:span text:style-name="T187">آلمانى!</text:span></text:p>
          </table:table-cell>
        </table:table-row>
        <table:table-row table:style-name="Table15.8">
          <table:table-cell table:style-name="Table15.A1" office:value-type="string">
            <text:p text:style-name="P1307"><text:span text:style-name="T17">Лале: Давайте с ними познакомимся</text:span></text:p>
            <text:p text:style-name="P1233"><text:span text:style-name="T17">(«знакомыми станем»).</text:span></text:p>
          </table:table-cell>
          <table:table-cell table:style-name="Table15.A1" office:value-type="string">
            <text:p text:style-name="P980"><text:span text:style-name="T17">Biyā bā ānhā āšnā</text:span></text:p>
            <text:p text:style-name="Table_20_Paragraph"><text:span text:style-name="T17">šavim.</text:span></text:p>
          </table:table-cell>
          <table:table-cell table:style-name="Table15.A1" office:value-type="string">
            <text:p text:style-name="P1051"><text:span text:style-name="T50">بيا با آنھا آشنا شويم.</text:span></text:p>
          </table:table-cell>
        </table:table-row>
      </table:table>
      <text:p text:style-name="P8"/>
      <text:p text:style-name="P8"/>
      <text:p text:style-name="P8"/>
      <text:p text:style-name="P10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1310"><text:span text:style-name="T17">Иван: Вы говорите по-персидски («персидский язык</text:span></text:p>
            <text:p text:style-name="P983"><text:span text:style-name="T17">знаете»)?</text:span></text:p>
          </table:table-cell>
          <table:table-cell table:style-name="Table16.A1" office:value-type="string">
            <text:p text:style-name="P1311"><text:span text:style-name="T17">Šomā zabān-e fārsi midānid?</text:span></text:p>
          </table:table-cell>
          <table:table-cell table:style-name="Table16.A1" office:value-type="string">
            <text:p text:style-name="P1313"><text:span text:style-name="T55">شما</text:span><text:span text:style-name="T169">زبان فارس</text:span><text:span text:style-name="T55">ى</text:span></text:p>
            <text:p text:style-name="P1314"><text:span text:style-name="T52">مىدانيد؟</text:span></text:p>
          </table:table-cell>
        </table:table-row>
        <table:table-row table:style-name="Table16.2">
          <table:table-cell table:style-name="Table16.A1" office:value-type="string">
            <text:p text:style-name="P1315"><text:span text:style-name="T17">Путешественники: Да. Меня зовут Гелмут, мою подругу</text:span></text:p>
          </table:table-cell>
          <table:table-cell table:style-name="Table16.A1" office:value-type="string">
            <text:p text:style-name="P1316"><text:span text:style-name="T17">Jehān-gardān: Āri. Nām-e man Helmut, nām-e dustam Kātrinā.</text:span></text:p>
          </table:table-cell>
          <table:table-cell table:style-name="Table16.A1" office:value-type="string">
            <text:p text:style-name="P1318"><text:span text:style-name="T51">جھانگردان:</text:span><text:span text:style-name="T404">آرى</text:span><text:span text:style-name="T51">.نام من</text:span></text:p>
            <text:p text:style-name="P1174"><text:span text:style-name="T58">ھلمت،</text:span><text:span text:style-name="T456">نام دوستم كاترينا</text:span><text:span text:style-name="T58">.</text:span></text:p>
          </table:table-cell>
        </table:table-row>
      </table:table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983"><text:span text:style-name="T17">Катрина.</text:span></text:p>
          </table:table-cell>
          <table:table-cell table:style-name="Table17.A1" office:value-type="string">
            <text:p text:style-name="P1004"/>
          </table:table-cell>
          <table:table-cell table:style-name="Table17.A1" office:value-type="string">
            <text:p text:style-name="P1004"/>
          </table:table-cell>
        </table:table-row>
        <table:table-row table:style-name="Table17.2">
          <table:table-cell table:style-name="Table17.A1" office:value-type="string">
            <text:p text:style-name="P1320"><text:span text:style-name="T17">Иван: Где вы изучали персидский язык?</text:span></text:p>
          </table:table-cell>
          <table:table-cell table:style-name="Table17.A1" office:value-type="string">
            <text:p text:style-name="P1321"><text:span text:style-name="T17">Zabān-e fārsi-rā kojā yād gereftid?</text:span></text:p>
          </table:table-cell>
          <table:table-cell table:style-name="Table17.A1" office:value-type="string">
            <text:p text:style-name="P1045"><text:span text:style-name="T52">زبان</text:span><text:span text:style-name="T397">فارسىرا</text:span><text:span text:style-name="T403">كجايا</text:span><text:span text:style-name="T52">د</text:span></text:p>
            <text:p text:style-name="P1052"><text:span text:style-name="T458">گرفتيد؟</text:span></text:p>
          </table:table-cell>
        </table:table-row>
        <table:table-row table:style-name="Table17.3">
          <table:table-cell table:style-name="Table17.A1" office:value-type="string">
            <text:p text:style-name="P987"><text:span text:style-name="T17">Гельмут: В Кельне.</text:span></text:p>
          </table:table-cell>
          <table:table-cell table:style-name="Table17.A1" office:value-type="string">
            <text:p text:style-name="P987"><text:span text:style-name="T17">Dar Koln.</text:span></text:p>
          </table:table-cell>
          <table:table-cell table:style-name="Table17.A1" office:value-type="string">
            <text:p text:style-name="P1023"><text:span text:style-name="T51">در كلن.</text:span></text:p>
          </table:table-cell>
        </table:table-row>
        <table:table-row table:style-name="Table17.4">
          <table:table-cell table:style-name="Table17.A1" office:value-type="string">
            <text:p text:style-name="P988"><text:span text:style-name="T17">Катрина: Я работаю</text:span></text:p>
            <text:p text:style-name="P1324"><text:span text:style-name="T17">в “DW”, в отделе персидского языка.</text:span></text:p>
          </table:table-cell>
          <table:table-cell table:style-name="Table17.A1" office:value-type="string">
            <text:p text:style-name="P988"><text:span text:style-name="T17">Man dar “DW” baxš-e</text:span></text:p>
            <text:p text:style-name="P1326"><text:span text:style-name="T17">zabān-e fārsi kār mikonam.</text:span></text:p>
          </table:table-cell>
          <table:table-cell table:style-name="Table17.A1" office:value-type="string">
            <text:p text:style-name="P1327"><text:span text:style-name="T49">من</text:span><text:span text:style-name="T242">در"</text:span><text:span text:style-name="T49">د-</text:span><text:span text:style-name="T464">و</text:span><text:span text:style-name="T49">"</text:span><text:span text:style-name="T390">بخ</text:span><text:span text:style-name="T49">ش</text:span></text:p>
            <text:p text:style-name="P1328"><text:span text:style-name="T55">زبان</text:span><text:span text:style-name="T470">فارسى كار مىكنم</text:span><text:span text:style-name="T55">.</text:span></text:p>
          </table:table-cell>
        </table:table-row>
        <table:table-row table:style-name="Table17.2">
          <table:table-cell table:style-name="Table17.A1" office:value-type="string">
            <text:p text:style-name="P1333"><text:span text:style-name="T17">Лале: Вы тоже летите в Шираз?</text:span></text:p>
          </table:table-cell>
          <table:table-cell table:style-name="Table17.A1" office:value-type="string">
            <text:p text:style-name="P1334"><text:span text:style-name="T17">Šomā niz be Širāz parvāz mikonid?</text:span></text:p>
          </table:table-cell>
          <table:table-cell table:style-name="Table17.A1" office:value-type="string">
            <text:p text:style-name="P1045"><text:span text:style-name="T55">شما</text:span><text:span text:style-name="T451">نيز</text:span><text:span text:style-name="T445">به</text:span><text:span text:style-name="T451">شيراز</text:span><text:span text:style-name="T473">پروا</text:span><text:span text:style-name="T55">ز</text:span></text:p>
            <text:p text:style-name="P1087"><text:span text:style-name="T320">مىكنيد؟</text:span></text:p>
          </table:table-cell>
        </table:table-row>
        <table:table-row table:style-name="Table17.6">
          <table:table-cell table:style-name="Table17.A1" office:value-type="string">
            <text:p text:style-name="P1335"><text:span text:style-name="T17">Гельмот: Да, мы хотим написать</text:span></text:p>
            <text:p text:style-name="P1337"><text:span text:style-name="T17">репортаж о Персеполе.</text:span></text:p>
          </table:table-cell>
          <table:table-cell table:style-name="Table17.A1" office:value-type="string">
            <text:p text:style-name="P1338"><text:span text:style-name="T17">Āri. Mā mixāhim dar bāre-ye Perspolis gozāreš benevisim.</text:span></text:p>
          </table:table-cell>
          <table:table-cell table:style-name="Table17.A1" office:value-type="string">
            <text:p text:style-name="P1339"><text:span text:style-name="T56">باره پرسپوليس گزارش</text:span><text:span text:style-name="T49">آرى.ما</text:span><text:span text:style-name="T56">مىخواھيم</text:span><text:span text:style-name="T49">در</text:span></text:p>
            <text:p text:style-name="P1340"><text:span text:style-name="T68">بنويسيم.</text:span></text:p>
          </table:table-cell>
        </table:table-row>
        <table:table-row table:style-name="Table17.1">
          <table:table-cell table:style-name="Table17.A7" office:value-type="string">
            <text:p text:style-name="P983"><text:span text:style-name="T17">Лале: Персеполь был</text:span></text:p>
          </table:table-cell>
          <table:table-cell table:style-name="Table17.A7" office:value-type="string">
            <text:p text:style-name="P983"><text:span text:style-name="T17">Taxt-e Jamšid šešsad</text:span></text:p>
          </table:table-cell>
          <table:table-cell table:style-name="Table17.A1" table:number-rows-spanned="6" office:value-type="string">
            <text:p text:style-name="P1343"><text:span text:style-name="T55">تخت</text:span><text:span text:style-name="T169">جمشيد</text:span><text:span text:style-name="T315">ششصد</text:span><text:span text:style-name="T169">سا</text:span><text:span text:style-name="T55">ل</text:span></text:p>
            <text:p text:style-name="P1345"><text:span text:style-name="T55">پيش</text:span><text:span text:style-name="T405">از ميالد آباد شد</text:span><text:span text:style-name="T55">.</text:span></text:p>
          </table:table-cell>
        </table:table-row>
        <table:table-row table:style-name="Table17.8">
          <table:table-cell table:style-name="Table17.A8" office:value-type="string">
            <text:p text:style-name="P995"><text:span text:style-name="T17">создан (созданным</text:span></text:p>
          </table:table-cell>
          <table:table-cell table:style-name="Table17.A8" office:value-type="string">
            <text:p text:style-name="P995"><text:span text:style-name="T17">sāl piš az milād ābād</text:span></text:p>
          </table:table-cell>
          <table:covered-table-cell/>
        </table:table-row>
        <table:table-row table:style-name="Table17.9">
          <table:table-cell table:style-name="Table17.A8" office:value-type="string">
            <text:p text:style-name="P995"><text:span text:style-name="T17">стал») за («ранее»)</text:span></text:p>
          </table:table-cell>
          <table:table-cell table:style-name="Table17.A8" office:value-type="string">
            <text:p text:style-name="P995"><text:span text:style-name="T17">šod.</text:span></text:p>
          </table:table-cell>
          <table:covered-table-cell/>
        </table:table-row>
        <table:table-row table:style-name="Table17.9">
          <table:table-cell table:style-name="Table17.A8" office:value-type="string">
            <text:p text:style-name="P995"><text:span text:style-name="T17">600 лет до нашей эры</text:span></text:p>
          </table:table-cell>
          <table:table-cell table:style-name="Table17.A8" office:value-type="string">
            <text:p text:style-name="P1005"/>
          </table:table-cell>
          <table:covered-table-cell/>
        </table:table-row>
        <table:table-row table:style-name="Table17.8">
          <table:table-cell table:style-name="Table17.A8" office:value-type="string">
            <text:p text:style-name="P995"><text:span text:style-name="T17">(«с рождения</text:span></text:p>
          </table:table-cell>
          <table:table-cell table:style-name="Table17.A8" office:value-type="string">
            <text:p text:style-name="P1005"/>
          </table:table-cell>
          <table:covered-table-cell/>
        </table:table-row>
        <table:table-row table:style-name="Table17.12">
          <table:table-cell table:style-name="Table17.C8" office:value-type="string">
            <text:p text:style-name="P999"><text:span text:style-name="T17">/Иисуса Христа/»).</text:span></text:p>
          </table:table-cell>
          <table:table-cell table:style-name="Table17.C8" office:value-type="string">
            <text:p text:style-name="P1005"/>
          </table:table-cell>
          <table:covered-table-cell/>
        </table:table-row>
      </table:table>
      <text:p text:style-name="P8"/>
      <text:p text:style-name="P8"/>
      <text:p text:style-name="P8"/>
      <text:p text:style-name="P69"/>
      <table:table table:name="Table18" table:style-name="Table18">
        <table:table-column table:style-name="Table18.A" table:number-columns-repeated="3"/>
        <table:table-row table:style-name="Table18.1">
          <table:table-cell table:style-name="Table18.A1" office:value-type="string">
            <text:p text:style-name="P1347"><text:span text:style-name="T17">Четыре путешественника в</text:span></text:p>
            <text:p text:style-name="P981"><text:span text:style-name="T17">Ширазе.</text:span></text:p>
          </table:table-cell>
          <table:table-cell table:style-name="Table18.A1" office:value-type="string">
            <text:p text:style-name="P1262"><text:span text:style-name="T17">Čahār jehān-gard dar Širāz.</text:span></text:p>
          </table:table-cell>
          <table:table-cell table:style-name="Table18.A1" office:value-type="string">
            <text:p text:style-name="P1017"><text:span text:style-name="T52">چھار</text:span><text:span text:style-name="T334">جھانگرد د</text:span><text:span text:style-name="T52">ر</text:span></text:p>
            <text:p text:style-name="P1022"><text:span text:style-name="T437">شيراز.</text:span></text:p>
          </table:table-cell>
        </table:table-row>
        <table:table-row table:style-name="Table18.2">
          <table:table-cell table:style-name="Table18.A1" office:value-type="string">
            <text:p text:style-name="P1348"><text:span text:style-name="T17">Иван: В какую гостиницу пойдем</text:span></text:p>
            <text:p text:style-name="P981"><text:span text:style-name="T17">(mehmān — гость)?</text:span></text:p>
          </table:table-cell>
          <table:table-cell table:style-name="Table18.A1" office:value-type="string">
            <text:p text:style-name="P1247"><text:span text:style-name="T17">Be kodām mehmān- xāne beravim?</text:span></text:p>
          </table:table-cell>
          <table:table-cell table:style-name="Table18.A1" office:value-type="string">
            <text:p text:style-name="P1131"><text:span text:style-name="T51">به</text:span><text:span text:style-name="T415">كداممھمانخان</text:span><text:span text:style-name="T51">ه</text:span></text:p>
            <text:p text:style-name="P1022"><text:span text:style-name="T276">برويم؟</text:span></text:p>
          </table:table-cell>
        </table:table-row>
        <table:table-row table:style-name="Table18.3">
          <table:table-cell table:style-name="Table18.A1" office:value-type="string">
            <text:p text:style-name="P978"><text:span text:style-name="T17">Лале: Гостиница</text:span></text:p>
            <text:p text:style-name="P981"><text:span text:style-name="T17">«Парсиян».</text:span></text:p>
          </table:table-cell>
          <table:table-cell table:style-name="Table18.A1" office:value-type="string">
            <text:p text:style-name="P1349"><text:span text:style-name="T17">Mehmān-xāne-ye Pārsiān.</text:span></text:p>
          </table:table-cell>
          <table:table-cell table:style-name="Table18.A1" office:value-type="string">
            <text:p text:style-name="P1083"><text:span text:style-name="T55">مھمانخانه</text:span><text:span text:style-name="T477">پارسيان</text:span><text:span text:style-name="T55">.</text:span></text:p>
          </table:table-cell>
        </table:table-row>
        <table:table-row table:style-name="Table18.4">
          <table:table-cell table:style-name="Table18.A1" office:value-type="string">
            <text:p text:style-name="P1277"><text:span text:style-name="T17">Иван: Я хочу посетить выставку цветов (namāyeš —</text:span></text:p>
            <text:p text:style-name="P1351"><text:span text:style-name="T17">показ, представление).</text:span></text:p>
          </table:table-cell>
          <table:table-cell table:style-name="Table18.A1" office:value-type="string">
            <text:p text:style-name="P1352"><text:span text:style-name="T17">Man mixāham az namāyešgāh-e gol bāzdid konam.</text:span></text:p>
          </table:table-cell>
          <table:table-cell table:style-name="Table18.A1" office:value-type="string">
            <text:p text:style-name="P1353"><text:span text:style-name="T49">من</text:span><text:span text:style-name="T479">مىخواھم</text:span><text:span text:style-name="T217">ا</text:span><text:span text:style-name="T49">ز</text:span></text:p>
            <text:p text:style-name="P1354"><text:span text:style-name="T58">نمايشگاه گل بازديد كنم.</text:span></text:p>
          </table:table-cell>
        </table:table-row>
        <table:table-row table:style-name="Table18.5">
          <table:table-cell table:style-name="Table18.A1" office:value-type="string">
            <text:p text:style-name="P980"><text:span text:style-name="T17">Катрина: Шираз —</text:span></text:p>
            <text:p text:style-name="P981"><text:span text:style-name="T17">город цветов.</text:span></text:p>
          </table:table-cell>
          <table:table-cell table:style-name="Table18.A1" office:value-type="string">
            <text:p text:style-name="P980"><text:span text:style-name="T17">Širāz šahr-e gol ast.</text:span></text:p>
          </table:table-cell>
          <table:table-cell table:style-name="Table18.A1" office:value-type="string">
            <text:p text:style-name="P1016"><text:span text:style-name="T55">شيراز شھر گل است.</text:span></text:p>
          </table:table-cell>
        </table:table-row>
        <table:table-row table:style-name="Table18.6">
          <table:table-cell table:style-name="Table18.A1" office:value-type="string">
            <text:p text:style-name="P1269"><text:span text:style-name="T17">Лале: Сколько дней вы будете:</text:span></text:p>
          </table:table-cell>
          <table:table-cell table:style-name="Table18.A1" office:value-type="string">
            <text:p text:style-name="P1355"><text:span text:style-name="T17">Čand ruz dar Širāz mimānid?</text:span></text:p>
          </table:table-cell>
          <table:table-cell table:style-name="Table18.A1" office:value-type="string">
            <text:p text:style-name="P1356"><text:span text:style-name="T51">چند</text:span><text:span text:style-name="T391">روزدر</text:span><text:span text:style-name="T465">شيرا</text:span><text:span text:style-name="T51">ز</text:span></text:p>
            <text:p text:style-name="P1357"><text:span text:style-name="T52">مىمانيد؟</text:span></text:p>
          </table:table-cell>
        </table:table-row>
      </table:table>
      <table:table table:name="Table19" table:style-name="Table19">
        <table:table-column table:style-name="Table19.A" table:number-columns-repeated="3"/>
        <table:table-row table:style-name="Table19.1">
          <table:table-cell table:style-name="Table19.A1" office:value-type="string">
            <text:p text:style-name="P988"><text:span text:style-name="T17">«останетесь» в</text:span></text:p>
            <text:p text:style-name="P989"><text:span text:style-name="T17">Ширазе?</text:span></text:p>
          </table:table-cell>
          <table:table-cell table:style-name="Table19.A1" office:value-type="string">
            <text:p text:style-name="P1006"/>
          </table:table-cell>
          <table:table-cell table:style-name="Table19.A1" office:value-type="string">
            <text:p text:style-name="P1006"/>
          </table:table-cell>
        </table:table-row>
        <table:table-row table:style-name="Table19.2">
          <table:table-cell table:style-name="Table19.A1" office:value-type="string">
            <text:p text:style-name="P988"><text:span text:style-name="T17">Гельмут: Два дня,</text:span></text:p>
            <text:p text:style-name="P1358"><text:span text:style-name="T17">затем поедем на остров Киш.</text:span></text:p>
          </table:table-cell>
          <table:table-cell table:style-name="Table19.A1" office:value-type="string">
            <text:p text:style-name="P1360"><text:span text:style-name="T17">Do ruz, sepas miravim jazire-ye Kiš.</text:span></text:p>
          </table:table-cell>
          <table:table-cell table:style-name="Table19.A1" office:value-type="string">
            <text:p text:style-name="P1361"><text:span text:style-name="T51">دو</text:span><text:span text:style-name="T229">روز،</text:span><text:span text:style-name="T483">سپس</text:span><text:span text:style-name="T229">مىروي</text:span><text:span text:style-name="T51">م</text:span></text:p>
            <text:p text:style-name="P1362"><text:span text:style-name="T55">جزيره</text:span><text:span text:style-name="T487">كيش</text:span><text:span text:style-name="T55">.</text:span></text:p>
          </table:table-cell>
        </table:table-row>
        <table:table-row table:style-name="Table19.3">
          <table:table-cell table:style-name="Table19.A1" office:value-type="string">
            <text:p text:style-name="P988"><text:span text:style-name="T17">Иван: Где находится</text:span></text:p>
            <text:p text:style-name="P985"><text:span text:style-name="T17">остров Киш?</text:span></text:p>
          </table:table-cell>
          <table:table-cell table:style-name="Table19.A1" office:value-type="string">
            <text:p text:style-name="P988"><text:span text:style-name="T17">Jazire-ye Kiš kojā ast?</text:span></text:p>
          </table:table-cell>
          <table:table-cell table:style-name="Table19.A1" office:value-type="string">
            <text:p text:style-name="P1019"><text:span text:style-name="T52">جزيره كيش كجا است؟</text:span></text:p>
          </table:table-cell>
        </table:table-row>
        <table:table-row table:style-name="Table19.1">
          <table:table-cell table:style-name="Table19.A1" office:value-type="string">
            <text:p text:style-name="P988"><text:span text:style-name="T17">Лале: В Персидском</text:span></text:p>
            <text:p text:style-name="P989"><text:span text:style-name="T17">заливе.</text:span></text:p>
          </table:table-cell>
          <table:table-cell table:style-name="Table19.A1" office:value-type="string">
            <text:p text:style-name="P987"><text:span text:style-name="T17">Dar Xalij-e Fārs.</text:span></text:p>
          </table:table-cell>
          <table:table-cell table:style-name="Table19.A1" office:value-type="string">
            <text:p text:style-name="P1020"><text:span text:style-name="T52">در خليج فارس.</text:span></text:p>
          </table:table-cell>
        </table:table-row>
        <table:table-row table:style-name="Table19.5">
          <table:table-cell table:style-name="Table19.A5" office:value-type="string">
            <text:p text:style-name="P983"><text:span text:style-name="T17">Иван: Персидский</text:span></text:p>
          </table:table-cell>
          <table:table-cell table:style-name="Table19.A5" office:value-type="string">
            <text:p text:style-name="P983"><text:span text:style-name="T17">Xalij-e Fārs be</text:span></text:p>
          </table:table-cell>
          <table:table-cell table:style-name="Table19.A1" table:number-rows-spanned="4" office:value-type="string">
            <text:p text:style-name="P1363"><text:span text:style-name="T55">خليج</text:span><text:span text:style-name="T315">فارسبهاقيانو</text:span><text:span text:style-name="T55">س</text:span></text:p>
            <text:p text:style-name="P1364"><text:span text:style-name="T58">ھند</text:span><text:span text:style-name="T466">پيوستهاست</text:span><text:span text:style-name="T58">.</text:span></text:p>
          </table:table-cell>
        </table:table-row>
        <table:table-row table:style-name="Table19.6">
          <table:table-cell table:style-name="Table19.A6" office:value-type="string">
            <text:p text:style-name="P995"><text:span text:style-name="T17">залив связан с</text:span></text:p>
          </table:table-cell>
          <table:table-cell table:style-name="Table19.A6" office:value-type="string">
            <text:p text:style-name="P995"><text:span text:style-name="T17">Oqyānus-e Hend</text:span></text:p>
          </table:table-cell>
          <table:covered-table-cell/>
        </table:table-row>
        <table:table-row table:style-name="Table19.7">
          <table:table-cell table:style-name="Table19.A6" office:value-type="string">
            <text:p text:style-name="P995"><text:span text:style-name="T17">Индийским океаном:</text:span></text:p>
          </table:table-cell>
          <table:table-cell table:style-name="Table19.A6" office:value-type="string">
            <text:p text:style-name="P995"><text:span text:style-name="T17">peyvaste ast.</text:span></text:p>
          </table:table-cell>
          <table:covered-table-cell/>
        </table:table-row>
        <table:table-row table:style-name="Table19.7">
          <table:table-cell table:style-name="Table19.C6" office:value-type="string">
            <text:p text:style-name="P999"><text:span text:style-name="T17">«связанный есть».</text:span></text:p>
          </table:table-cell>
          <table:table-cell table:style-name="Table19.C6" office:value-type="string">
            <text:p text:style-name="P1005"/>
          </table:table-cell>
          <table:covered-table-cell/>
        </table:table-row>
        <table:table-row table:style-name="Table19.9">
          <table:table-cell table:style-name="Table19.A5" office:value-type="string">
            <text:p text:style-name="P1365"><text:span text:style-name="T17">Лале: После посещения острова</text:span></text:p>
            <text:p text:style-name="P991"><text:span text:style-name="T17">Киш куда вы</text:span></text:p>
          </table:table-cell>
          <table:table-cell table:style-name="Table19.A5" office:value-type="string">
            <text:p text:style-name="P1102"><text:span text:style-name="T17">Pas az bāzdid az Kiš kojā miravid?</text:span></text:p>
          </table:table-cell>
          <table:table-cell table:style-name="Table19.A5" office:value-type="string">
            <text:p text:style-name="P1366"><text:span text:style-name="T59">پ</text:span><text:span text:style-name="T49">س</text:span><text:span text:style-name="T108">از</text:span><text:span text:style-name="T118">بازديد</text:span><text:span text:style-name="T108">از</text:span><text:span text:style-name="T80">ك</text:span><text:span text:style-name="T137">يش</text:span></text:p>
            <text:p text:style-name="P1367"><text:span text:style-name="T52">كجا</text:span><text:span text:style-name="T489">مىرويد</text:span><text:span text:style-name="T52">؟</text:span></text:p>
          </table:table-cell>
        </table:table-row>
        <table:table-row table:style-name="Table19.10">
          <table:table-cell table:style-name="Table19.C6" office:value-type="string">
            <text:p text:style-name="P992"><text:span text:style-name="T17">поедете?</text:span></text:p>
          </table:table-cell>
          <table:table-cell table:style-name="Table19.C6" office:value-type="string">
            <text:p text:style-name="P1004"/>
          </table:table-cell>
          <table:table-cell table:style-name="Table19.C6" office:value-type="string">
            <text:p text:style-name="P1004"/>
          </table:table-cell>
        </table:table-row>
        <table:table-row table:style-name="Table19.5">
          <table:table-cell table:style-name="Table19.A5" office:value-type="string">
            <text:p text:style-name="P983"><text:span text:style-name="T17">Гельмут: В Бахрейн.</text:span></text:p>
          </table:table-cell>
          <table:table-cell table:style-name="Table19.A5" office:value-type="string">
            <text:p text:style-name="P983"><text:span text:style-name="T17">Be Bahreyn. Dar ānjā</text:span></text:p>
          </table:table-cell>
          <table:table-cell table:style-name="Table19.A1" table:number-rows-spanned="5" office:value-type="string">
            <text:p text:style-name="P1368"><text:span text:style-name="T52">مردم</text:span><text:span text:style-name="T230">بهزبان</text:span><text:span text:style-name="T484">فارسى</text:span><text:span text:style-name="T55">به</text:span><text:span text:style-name="T473">بحرين</text:span><text:span text:style-name="T55">.</text:span><text:span text:style-name="T451">در</text:span><text:span text:style-name="T445">آنجاني</text:span><text:span text:style-name="T55">ز</text:span></text:p>
            <text:p text:style-name="P1369"><text:span text:style-name="T138">سخن</text:span><text:span text:style-name="T81">م</text:span><text:span text:style-name="T139">ى</text:span><text:span text:style-name="T114">گ</text:span><text:span text:style-name="T140">ويند</text:span><text:span text:style-name="T248">.</text:span></text:p>
          </table:table-cell>
        </table:table-row>
        <table:table-row table:style-name="Table19.6">
          <table:table-cell table:style-name="Table19.A6" office:value-type="string">
            <text:p text:style-name="P995"><text:span text:style-name="T17">Там тоже люди</text:span></text:p>
          </table:table-cell>
          <table:table-cell table:style-name="Table19.A6" office:value-type="string">
            <text:p text:style-name="P995"><text:span text:style-name="T17">niz mardom be zabān-</text:span></text:p>
          </table:table-cell>
          <table:covered-table-cell/>
        </table:table-row>
        <table:table-row table:style-name="Table19.7">
          <table:table-cell table:style-name="Table19.A6" office:value-type="string">
            <text:p text:style-name="P995"><text:span text:style-name="T17">разговаривают на</text:span></text:p>
          </table:table-cell>
          <table:table-cell table:style-name="Table19.A6" office:value-type="string">
            <text:p text:style-name="P995"><text:span text:style-name="T17">e fārsi soxan</text:span></text:p>
          </table:table-cell>
          <table:covered-table-cell/>
        </table:table-row>
        <table:table-row table:style-name="Table19.7">
          <table:table-cell table:style-name="Table19.A6" office:value-type="string">
            <text:p text:style-name="P995"><text:span text:style-name="T17">персидском («беседу</text:span></text:p>
          </table:table-cell>
          <table:table-cell table:style-name="Table19.A6" office:value-type="string">
            <text:p text:style-name="P995"><text:span text:style-name="T17">miguyand.</text:span></text:p>
          </table:table-cell>
          <table:covered-table-cell/>
        </table:table-row>
        <table:table-row table:style-name="Table19.15">
          <table:table-cell table:style-name="Table19.C6" office:value-type="string">
            <text:p text:style-name="P999"><text:span text:style-name="T17">говорят»).</text:span></text:p>
          </table:table-cell>
          <table:table-cell table:style-name="Table19.C6" office:value-type="string">
            <text:p text:style-name="P1005"/>
          </table:table-cell>
          <table:covered-table-cell/>
        </table:table-row>
        <table:table-row table:style-name="Table19.1">
          <table:table-cell table:style-name="Table19.A1" office:value-type="string">
            <text:p text:style-name="P988"><text:span text:style-name="T17">Катрина: Персидский</text:span></text:p>
            <text:p text:style-name="P989"><text:span text:style-name="T17">язык красивый!</text:span></text:p>
          </table:table-cell>
          <table:table-cell table:style-name="Table19.A1" office:value-type="string">
            <text:p text:style-name="P987"><text:span text:style-name="T17">Zabān-e fārsi zibā ast.</text:span></text:p>
          </table:table-cell>
          <table:table-cell table:style-name="Table19.A1" office:value-type="string">
            <text:p text:style-name="P1048"><text:span text:style-name="T55">زبان فارسى زيبا است.</text:span></text:p>
          </table:table-cell>
        </table:table-row>
        <table:table-row table:style-name="Table19.17">
          <table:table-cell table:style-name="Table19.A1" office:value-type="string">
            <text:p text:style-name="P988"><text:span text:style-name="T17">Лале: И древний.</text:span></text:p>
          </table:table-cell>
          <table:table-cell table:style-name="Table19.A1" office:value-type="string">
            <text:p text:style-name="P988"><text:span text:style-name="T17">Va bāstāni.</text:span></text:p>
          </table:table-cell>
          <table:table-cell table:style-name="Table19.A1" office:value-type="string">
            <text:p text:style-name="P1031"><text:span text:style-name="T50">و باستانى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20" table:style-name="Table20">
        <table:table-column table:style-name="Table20.A" table:number-columns-repeated="3"/>
        <text:soft-page-break/>
        <table:table-row table:style-name="Table20.1">
          <table:table-cell table:style-name="Table20.A1" office:value-type="string">
            <text:p text:style-name="P978"><text:span text:style-name="T16">Пятая встреча</text:span></text:p>
          </table:table-cell>
          <table:table-cell table:style-name="Table20.A1" office:value-type="string">
            <text:p text:style-name="P978"><text:span text:style-name="T17">Didār-e panjom</text:span></text:p>
          </table:table-cell>
          <table:table-cell table:style-name="Table20.A1" office:value-type="string">
            <text:p text:style-name="P1015"><text:span text:style-name="T58">ديدار پنجم</text:span></text:p>
          </table:table-cell>
        </table:table-row>
        <table:table-row table:style-name="Table20.2">
          <table:table-cell table:style-name="Table20.A1" office:value-type="string">
            <text:p text:style-name="P1370"><text:span text:style-name="T17">Иван плывет (отправляется на корабле) в Индию.</text:span></text:p>
          </table:table-cell>
          <table:table-cell table:style-name="Table20.A1" office:value-type="string">
            <text:p text:style-name="P1372"><text:span text:style-name="T17">Ivān bā kešti be Hend miravad.</text:span></text:p>
          </table:table-cell>
          <table:table-cell table:style-name="Table20.A1" office:value-type="string">
            <text:p text:style-name="P1044"><text:span text:style-name="T58">ايوان</text:span><text:span text:style-name="T494">با</text:span><text:span text:style-name="T474">كشتى</text:span><text:span text:style-name="T494">بهھن</text:span><text:span text:style-name="T58">د</text:span></text:p>
            <text:p text:style-name="P1082"><text:span text:style-name="T277">مىرود.</text:span></text:p>
          </table:table-cell>
        </table:table-row>
        <table:table-row table:style-name="Table20.3">
          <table:table-cell table:style-name="Table20.A1" office:value-type="string">
            <text:p text:style-name="P1373"><text:span text:style-name="T17">Иван: Женщина, извините!</text:span></text:p>
          </table:table-cell>
          <table:table-cell table:style-name="Table20.A1" office:value-type="string">
            <text:p text:style-name="P979"><text:span text:style-name="T17">Xānom bebaxšid!</text:span></text:p>
          </table:table-cell>
          <table:table-cell table:style-name="Table20.A1" office:value-type="string">
            <text:p text:style-name="P1043"><text:span text:style-name="T50">خانم ببخشيد!</text:span></text:p>
          </table:table-cell>
        </table:table-row>
        <table:table-row table:style-name="Table20.4">
          <table:table-cell table:style-name="Table20.A1" office:value-type="string">
            <text:p text:style-name="P980"><text:span text:style-name="T17">Как попасть в порт</text:span></text:p>
            <text:p text:style-name="P1374"><text:span text:style-name="T17">(«дорога в порт где»)?</text:span></text:p>
          </table:table-cell>
          <table:table-cell table:style-name="Table20.A1" office:value-type="string">
            <text:p text:style-name="P980"><text:span text:style-name="T17">Rāh-e bandar kojā ast?</text:span></text:p>
          </table:table-cell>
          <table:table-cell table:style-name="Table20.A1" office:value-type="string">
            <text:p text:style-name="P1020"><text:span text:style-name="T52">راه بندر كجا است؟</text:span></text:p>
          </table:table-cell>
        </table:table-row>
        <table:table-row table:style-name="Table20.3">
          <table:table-cell table:style-name="Table20.A1" office:value-type="string">
            <text:p text:style-name="P979"><text:span text:style-name="T17">Женщина: Извините,</text:span></text:p>
            <text:p text:style-name="P981"><text:span text:style-name="T17">не знаю.</text:span></text:p>
          </table:table-cell>
          <table:table-cell table:style-name="Table20.A1" office:value-type="string">
            <text:p text:style-name="P979"><text:span text:style-name="T17">Bebaxšid, namidānam.</text:span></text:p>
          </table:table-cell>
          <table:table-cell table:style-name="Table20.A1" office:value-type="string">
            <text:p text:style-name="P1016"><text:span text:style-name="T58">ببخشيد، نمىدانم.</text:span></text:p>
          </table:table-cell>
        </table:table-row>
      </table:table>
      <table:table table:name="Table21" table:style-name="Table21">
        <table:table-column table:style-name="Table21.A" table:number-columns-repeated="3"/>
        <table:table-row table:style-name="Table21.1">
          <table:table-cell table:style-name="Table21.A1" office:value-type="string">
            <text:p text:style-name="P1376"><text:span text:style-name="T17">Иван: Мужчина, скажите («просьбу, пожелание делаю»), пожалуйста, как попасть в порт</text:span></text:p>
            <text:p text:style-name="P1375"><text:span text:style-name="T17">(«дорога в порт где»)?</text:span></text:p>
          </table:table-cell>
          <table:table-cell table:style-name="Table21.A1" office:value-type="string">
            <text:p text:style-name="P1377"><text:span text:style-name="T17">Āqā, xāheš mikonam befarmāid: rāh-e bandar kojā ast?</text:span></text:p>
          </table:table-cell>
          <table:table-cell table:style-name="Table21.A1" office:value-type="string">
            <text:p text:style-name="P1378"><text:span text:style-name="T58">بفرماييد:</text:span><text:span text:style-name="T500">راه بندر كجا</text:span><text:span text:style-name="T505">آقا،</text:span><text:span text:style-name="T501">خواھش</text:span><text:span text:style-name="T509">مىكن</text:span><text:span text:style-name="T52">م</text:span></text:p>
            <text:p text:style-name="P1022"><text:span text:style-name="T274">است؟</text:span></text:p>
          </table:table-cell>
        </table:table-row>
        <table:table-row table:style-name="Table21.2">
          <table:table-cell table:style-name="Table21.A1" office:value-type="string">
            <text:p text:style-name="P988"><text:span text:style-name="T17">Мужчина: Какой</text:span></text:p>
            <text:p text:style-name="P985"><text:span text:style-name="T17">(«который») порт?</text:span></text:p>
          </table:table-cell>
          <table:table-cell table:style-name="Table21.A1" office:value-type="string">
            <text:p text:style-name="P988"><text:span text:style-name="T17">Kodām bandar?</text:span></text:p>
          </table:table-cell>
          <table:table-cell table:style-name="Table21.A1" office:value-type="string">
            <text:p text:style-name="P1045"><text:span text:style-name="T55">كدام بندر؟</text:span></text:p>
          </table:table-cell>
        </table:table-row>
        <table:table-row table:style-name="Table21.3">
          <table:table-cell table:style-name="Table21.A1" office:value-type="string">
            <text:p text:style-name="P1379"><text:span text:style-name="T17">Иван: Мне надо плыть в Индию.</text:span></text:p>
          </table:table-cell>
          <table:table-cell table:style-name="Table21.A1" office:value-type="string">
            <text:p text:style-name="P1380"><text:span text:style-name="T17">Man mixāham be Hend beravam.</text:span></text:p>
          </table:table-cell>
          <table:table-cell table:style-name="Table21.A1" office:value-type="string">
            <text:p text:style-name="P1048"><text:span text:style-name="T52">من</text:span><text:span text:style-name="T411">مىخواھم به ھن</text:span><text:span text:style-name="T52">د</text:span></text:p>
            <text:p text:style-name="P1024"><text:span text:style-name="T438">بروم.</text:span></text:p>
          </table:table-cell>
        </table:table-row>
        <table:table-row table:style-name="Table21.2">
          <table:table-cell table:style-name="Table21.A1" office:value-type="string">
            <text:p text:style-name="P988"><text:span text:style-name="T17">Мужчина: Идите со</text:span></text:p>
            <text:p text:style-name="P985"><text:span text:style-name="T17">мной.</text:span></text:p>
          </table:table-cell>
          <table:table-cell table:style-name="Table21.A1" office:value-type="string">
            <text:p text:style-name="P988"><text:span text:style-name="T17">Biyā hamrāh-e man.</text:span></text:p>
          </table:table-cell>
          <table:table-cell table:style-name="Table21.A1" office:value-type="string">
            <text:p text:style-name="P1045"><text:span text:style-name="T52">بيا</text:span><text:span text:style-name="T51">ھمراه من.</text:span></text:p>
          </table:table-cell>
        </table:table-row>
        <table:table-row table:style-name="Table21.5">
          <table:table-cell table:style-name="Table21.A1" office:value-type="string">
            <text:p text:style-name="P987"><text:span text:style-name="T17">Вы из Англии?</text:span></text:p>
          </table:table-cell>
          <table:table-cell table:style-name="Table21.A1" office:value-type="string">
            <text:p text:style-name="P988"><text:span text:style-name="T17">Šomā az Engelestān</text:span></text:p>
            <text:p text:style-name="P989"><text:span text:style-name="T17">hastid?</text:span></text:p>
          </table:table-cell>
          <table:table-cell table:style-name="Table21.A1" office:value-type="string">
            <text:p text:style-name="P1048"><text:span text:style-name="T58">شما از انگلستان ھستيد؟</text:span></text:p>
          </table:table-cell>
        </table:table-row>
        <table:table-row table:style-name="Table21.5">
          <table:table-cell table:style-name="Table21.A1" office:value-type="string">
            <text:p text:style-name="P988"><text:span text:style-name="T17">Иван: Нет, я из</text:span></text:p>
            <text:p text:style-name="P989"><text:span text:style-name="T17">России.</text:span></text:p>
          </table:table-cell>
          <table:table-cell table:style-name="Table21.A1" office:value-type="string">
            <text:p text:style-name="P988"><text:span text:style-name="T17">Na. Man az Rusiye</text:span></text:p>
            <text:p text:style-name="P989"><text:span text:style-name="T17">hastam.</text:span></text:p>
          </table:table-cell>
          <table:table-cell table:style-name="Table21.A1" office:value-type="string">
            <text:p text:style-name="P1132"><text:span text:style-name="T52">نه.من از روسيه ھستم.</text:span></text:p>
          </table:table-cell>
        </table:table-row>
        <table:table-row table:style-name="Table21.7">
          <table:table-cell table:style-name="Table21.A1" office:value-type="string">
            <text:p text:style-name="P988"><text:span text:style-name="T17">Мужчина: Ой,</text:span></text:p>
            <text:p text:style-name="P1381"><text:span text:style-name="T17">холодная страна Россия!</text:span></text:p>
          </table:table-cell>
          <table:table-cell table:style-name="Table21.A1" office:value-type="string">
            <text:p text:style-name="P1382"><text:span text:style-name="T17">Vāy! Sarzamin-e sard- e Rusiye.</text:span></text:p>
          </table:table-cell>
          <table:table-cell table:style-name="Table21.A1" office:value-type="string">
            <text:p text:style-name="P1019"><text:span text:style-name="T51">واى!</text:span><text:span text:style-name="T465">سرزمين</text:span><text:span text:style-name="T398">سر</text:span><text:span text:style-name="T51">د</text:span></text:p>
            <text:p text:style-name="P1046"><text:span text:style-name="T438">روسيه.</text:span></text:p>
          </table:table-cell>
        </table:table-row>
        <table:table-row table:style-name="Table21.8">
          <table:table-cell table:style-name="Table21.A1" office:value-type="string">
            <text:p text:style-name="P1383"><text:span text:style-name="T17">Иван: Меня зовут Иван. Как вас зовут?</text:span></text:p>
          </table:table-cell>
          <table:table-cell table:style-name="Table21.A1" office:value-type="string">
            <text:p text:style-name="P1384"><text:span text:style-name="T17">Nām-e man Ivān ast. Nām-e šomā čist?</text:span></text:p>
          </table:table-cell>
          <table:table-cell table:style-name="Table21.A1" office:value-type="string">
            <text:p text:style-name="P1385"><text:span text:style-name="T51">نام</text:span><text:span text:style-name="T483">منايوان</text:span><text:span text:style-name="T316">است،</text:span><text:span text:style-name="T483">نا</text:span><text:span text:style-name="T51">م</text:span></text:p>
            <text:p text:style-name="P1387"><text:span text:style-name="T55">شما</text:span><text:span text:style-name="T514">چيست</text:span><text:span text:style-name="T55">؟</text:span></text:p>
          </table:table-cell>
        </table:table-row>
        <table:table-row table:style-name="Table21.5">
          <table:table-cell table:style-name="Table21.A1" office:value-type="string">
            <text:p text:style-name="P988"><text:span text:style-name="T17">Мужчина: Меня</text:span></text:p>
            <text:p text:style-name="P989"><text:span text:style-name="T17">зовут Араш.</text:span></text:p>
          </table:table-cell>
          <table:table-cell table:style-name="Table21.A1" office:value-type="string">
            <text:p text:style-name="P988"><text:span text:style-name="T17">Nām-e man Āraš ast.</text:span></text:p>
          </table:table-cell>
          <table:table-cell table:style-name="Table21.A1" office:value-type="string">
            <text:p text:style-name="P1045"><text:span text:style-name="T56">نام من آرش است.</text:span></text:p>
          </table:table-cell>
        </table:table-row>
        <table:table-row table:style-name="Table21.2">
          <table:table-cell table:style-name="Table21.A1" office:value-type="string">
            <text:p text:style-name="P988"><text:span text:style-name="T17">Иван: Чем вы</text:span></text:p>
            <text:p text:style-name="P985"><text:span text:style-name="T17">занимаетесь?</text:span></text:p>
          </table:table-cell>
          <table:table-cell table:style-name="Table21.A1" office:value-type="string">
            <text:p text:style-name="P988"><text:span text:style-name="T17">Kār-e šomā čist?</text:span></text:p>
          </table:table-cell>
          <table:table-cell table:style-name="Table21.A1" office:value-type="string">
            <text:p text:style-name="P1019"><text:span text:style-name="T52">كار</text:span><text:span text:style-name="T218">شما چيست</text:span><text:span text:style-name="T52">؟</text:span></text:p>
          </table:table-cell>
        </table:table-row>
        <table:table-row table:style-name="Table21.11">
          <table:table-cell table:style-name="Table21.A1" office:value-type="string">
            <text:p text:style-name="P1388"><text:span text:style-name="T17">Араш: Я эксперт («дело знающий, дела знаток») в нефтяной области</text:span><text:span text:style-name="T23">(«в</text:span></text:p>
            <text:p text:style-name="P989"><text:span text:style-name="T17">нефти»).</text:span></text:p>
          </table:table-cell>
          <table:table-cell table:style-name="Table21.A1" office:value-type="string">
            <text:p text:style-name="P1262"><text:span text:style-name="T17">Man kār-šenās-e naft hastam.</text:span></text:p>
          </table:table-cell>
          <table:table-cell table:style-name="Table21.A1" office:value-type="string">
            <text:p text:style-name="P1048"><text:span text:style-name="T58">من كارشناس نفت ھستم.</text:span></text:p>
          </table:table-cell>
        </table:table-row>
        <table:table-row table:style-name="Table21.2">
          <table:table-cell table:style-name="Table21.A1" office:value-type="string">
            <text:p text:style-name="P988"><text:span text:style-name="T17">Иван: Где вы</text:span></text:p>
            <text:p text:style-name="P985"><text:span text:style-name="T17">работаете?</text:span></text:p>
          </table:table-cell>
          <table:table-cell table:style-name="Table21.A1" office:value-type="string">
            <text:p text:style-name="P988"><text:span text:style-name="T17">Šomā kojā kār</text:span></text:p>
            <text:p text:style-name="P985"><text:span text:style-name="T17">mikonid?</text:span></text:p>
          </table:table-cell>
          <table:table-cell table:style-name="Table21.A1" office:value-type="string">
            <text:p text:style-name="P1045"><text:span text:style-name="T52">شما كجا كار مىكنيد؟</text:span></text:p>
          </table:table-cell>
        </table:table-row>
        <table:table-row table:style-name="Table21.5">
          <table:table-cell table:style-name="Table21.A1" office:value-type="string">
            <text:p text:style-name="P988"><text:span text:style-name="T17">Араш: На</text:span></text:p>
            <text:p text:style-name="P989"><text:span text:style-name="T17">Каспийском море.</text:span></text:p>
          </table:table-cell>
          <table:table-cell table:style-name="Table21.A1" office:value-type="string">
            <text:p text:style-name="P988"><text:span text:style-name="T17">Dar</text:span><text:span text:style-name="T24">daryā-ye</text:span></text:p>
            <text:p text:style-name="P989"><text:span text:style-name="T17">Māzanderān.</text:span></text:p>
          </table:table-cell>
          <table:table-cell table:style-name="Table21.A1" office:value-type="string">
            <text:p text:style-name="P1020"><text:span text:style-name="T56">در درياى مازندران.</text:span></text:p>
          </table:table-cell>
        </table:table-row>
        <table:table-row table:style-name="Table21.14">
          <table:table-cell table:style-name="Table21.A1" office:value-type="string">
            <text:p text:style-name="P988"><text:span text:style-name="T17">Иван: Ой, а что вы</text:span></text:p>
            <text:p text:style-name="P1389"><text:span text:style-name="T17">делаете в Персидском заливе?</text:span></text:p>
          </table:table-cell>
          <table:table-cell table:style-name="Table21.A1" office:value-type="string">
            <text:p text:style-name="P1203"><text:span text:style-name="T17">Vāy! Pas dar Xalij-e Fārs če mikonid?</text:span></text:p>
          </table:table-cell>
          <table:table-cell table:style-name="Table21.A1" office:value-type="string">
            <text:p text:style-name="P1237"><text:span text:style-name="T51">واى!</text:span><text:span text:style-name="T518">پسدرخليج</text:span><text:span text:style-name="T175">فار</text:span><text:span text:style-name="T51">س</text:span></text:p>
            <text:p text:style-name="P1392"><text:span text:style-name="T52">چه</text:span><text:span text:style-name="T521">مىكنيد</text:span><text:span text:style-name="T52">؟</text:span></text:p>
          </table:table-cell>
        </table:table-row>
      </table:table>
      <table:table table:name="Table22" table:style-name="Table22">
        <table:table-column table:style-name="Table22.A" table:number-columns-repeated="3"/>
        <table:table-row table:style-name="Table22.1">
          <table:table-cell table:style-name="Table22.A1" office:value-type="string">
            <text:p text:style-name="P1393"><text:span text:style-name="T17">Араш: Приехал учиться («для</text:span></text:p>
            <text:p text:style-name="P985"><text:span text:style-name="T17">учебы»).</text:span></text:p>
          </table:table-cell>
          <table:table-cell table:style-name="Table22.A1" office:value-type="string">
            <text:p text:style-name="P1274"><text:span text:style-name="T17">Barāye āmuzeš āmadam.</text:span></text:p>
          </table:table-cell>
          <table:table-cell table:style-name="Table22.A1" office:value-type="string">
            <text:p text:style-name="P1132"><text:span text:style-name="T49">براى</text:span><text:span text:style-name="T180">آموزشآمدم</text:span><text:span text:style-name="T49">.</text:span></text:p>
          </table:table-cell>
        </table:table-row>
        <table:table-row table:style-name="Table22.2">
          <table:table-cell table:style-name="Table22.A1" office:value-type="string">
            <text:p text:style-name="P1396"><text:span text:style-name="T17">Иван: Удачи Вам («победоносным, удачливым да</text:span></text:p>
            <text:p text:style-name="P986"><text:span text:style-name="T17">будете»)!</text:span></text:p>
          </table:table-cell>
          <table:table-cell table:style-name="Table22.A1" office:value-type="string">
            <text:p text:style-name="P987"><text:span text:style-name="T17">Piruz bāšid!</text:span></text:p>
          </table:table-cell>
          <table:table-cell table:style-name="Table22.A1" office:value-type="string">
            <text:p text:style-name="P1133"><text:span text:style-name="T50">پيروز باشيد!</text:span></text:p>
          </table:table-cell>
        </table:table-row>
        <table:table-row table:style-name="Table22.1">
          <table:table-cell table:style-name="Table22.A1" office:value-type="string">
            <text:p text:style-name="P1398"><text:span text:style-name="T17">Араш: Пожалуйста, вот порт («этот порт</text:span></text:p>
            <text:p text:style-name="P985"><text:span text:style-name="T17">есть»)!</text:span></text:p>
          </table:table-cell>
          <table:table-cell table:style-name="Table22.A1" office:value-type="string">
            <text:p text:style-name="P1400"><text:span text:style-name="T17">Befarmāid, in bandar ast.</text:span></text:p>
          </table:table-cell>
          <table:table-cell table:style-name="Table22.A1" office:value-type="string">
            <text:p text:style-name="P1132"><text:span text:style-name="T58">بفرماييد، اين بندر است.</text:span></text:p>
          </table:table-cell>
        </table:table-row>
        <table:table-row table:style-name="Table22.4">
          <table:table-cell table:style-name="Table22.A1" office:value-type="string">
            <text:p text:style-name="P988"><text:span text:style-name="T17">Иван: Спасибо, до</text:span></text:p>
            <text:p text:style-name="P989"><text:span text:style-name="T17">свидания!</text:span></text:p>
          </table:table-cell>
          <table:table-cell table:style-name="Table22.A1" office:value-type="string">
            <text:p text:style-name="P988"><text:span text:style-name="T17">Sepāsgozāram, xodā</text:span></text:p>
            <text:p text:style-name="P989"><text:span text:style-name="T17">negahdār.</text:span></text:p>
          </table:table-cell>
          <table:table-cell table:style-name="Table22.A1" office:value-type="string">
            <text:p text:style-name="P1032"><text:span text:style-name="T55">سپاسگزارم، خدا نگھدار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23" table:style-name="Table23">
        <table:table-column table:style-name="Table23.A" table:number-columns-repeated="3"/>
        <table:table-row table:style-name="Table23.1">
          <table:table-cell table:style-name="Table23.A1" office:value-type="string">
            <text:p text:style-name="P1113"><text:span text:style-name="T17">Пограничник («хранитель границы»; marz — граница): Ваш</text:span></text:p>
            <text:p text:style-name="P981"><text:span text:style-name="T17">паспорт, пожалуйста!</text:span></text:p>
          </table:table-cell>
          <table:table-cell table:style-name="Table23.A1" office:value-type="string">
            <text:p text:style-name="P1401"><text:span text:style-name="T17">Marzbān: gozār-nāme- ye šomā, xāheš mikonam.</text:span></text:p>
          </table:table-cell>
          <table:table-cell table:style-name="Table23.A1" office:value-type="string">
            <text:p text:style-name="P1403"><text:span text:style-name="T51">مرزبان:گذرنامه شما،</text:span></text:p>
            <text:p text:style-name="P1404"><text:span text:style-name="T52">خواھش مىكنم.</text:span></text:p>
          </table:table-cell>
        </table:table-row>
        <table:table-row table:style-name="Table23.2">
          <table:table-cell table:style-name="Table23.A1" office:value-type="string">
            <text:p text:style-name="P978"><text:span text:style-name="T17">Иван: Пожалуйста.</text:span></text:p>
          </table:table-cell>
          <table:table-cell table:style-name="Table23.A1" office:value-type="string">
            <text:p text:style-name="P978"><text:span text:style-name="T17">Befarmāid.</text:span></text:p>
          </table:table-cell>
          <table:table-cell table:style-name="Table23.A1" office:value-type="string">
            <text:p text:style-name="P1015"><text:span text:style-name="T68">بفرماييد.</text:span></text:p>
          </table:table-cell>
        </table:table-row>
        <table:table-row table:style-name="Table23.3">
          <table:table-cell table:style-name="Table23.A1" office:value-type="string">
            <text:p text:style-name="P1405"><text:span text:style-name="T17">Пограничник: У вас есть виза в Индию?</text:span></text:p>
          </table:table-cell>
          <table:table-cell table:style-name="Table23.A1" office:value-type="string">
            <text:p text:style-name="P1406"><text:span text:style-name="T17">Šomā vizā-ye Hend dārid?</text:span></text:p>
          </table:table-cell>
          <table:table-cell table:style-name="Table23.A1" office:value-type="string">
            <text:p text:style-name="P1044"><text:span text:style-name="T52">شما ويزاى ھند داريد؟</text:span></text:p>
          </table:table-cell>
        </table:table-row>
        <table:table-row table:style-name="Table23.4">
          <table:table-cell table:style-name="Table23.A1" office:value-type="string">
            <text:p text:style-name="P979"><text:span text:style-name="T17">Иван: Да. Из</text:span></text:p>
            <text:p text:style-name="P1242"><text:span text:style-name="T17">консульства Индии в Москве.</text:span></text:p>
          </table:table-cell>
          <table:table-cell table:style-name="Table23.A1" office:value-type="string">
            <text:p text:style-name="P1080"><text:span text:style-name="T17">Āri. Az konsolgari-e Hend dar Mosko.</text:span></text:p>
          </table:table-cell>
          <table:table-cell table:style-name="Table23.A1" office:value-type="string">
            <text:p text:style-name="P1407"><text:span text:style-name="T52">آرى.</text:span><text:span text:style-name="T403">ازكنسولگرىھن</text:span><text:span text:style-name="T52">د</text:span></text:p>
            <text:p text:style-name="P1408"><text:span text:style-name="T56">در مسكو.</text:span></text:p>
          </table:table-cell>
        </table:table-row>
        <table:table-row table:style-name="Table23.5">
          <table:table-cell table:style-name="Table23.A5" office:value-type="string">
            <text:p text:style-name="P1409"><text:span text:style-name="T17">Пограничник: Корабль в сторону</text:span></text:p>
            <text:p text:style-name="P985"><text:span text:style-name="T17">Бомбея справа («по</text:span></text:p>
          </table:table-cell>
          <table:table-cell table:style-name="Table23.A5" office:value-type="string">
            <text:p text:style-name="P1412"><text:span text:style-name="T17">Kešti be su-ye Bambey, dast-e rāst.</text:span></text:p>
          </table:table-cell>
          <table:table-cell table:style-name="Table23.A5" office:value-type="string">
            <text:p text:style-name="P1075"><text:span text:style-name="T58">كشتى</text:span><text:span text:style-name="T196">به سوى بمبى</text:span><text:span text:style-name="T58">،</text:span></text:p>
            <text:p text:style-name="P1414"><text:span text:style-name="T51">دست</text:span><text:span text:style-name="T415">راست</text:span><text:span text:style-name="T51">.</text:span></text:p>
          </table:table-cell>
        </table:table-row>
        <table:table-row table:style-name="Table23.6">
          <table:table-cell table:style-name="Table23.A6" office:value-type="string">
            <text:p text:style-name="P992"><text:span text:style-name="T17">правую руку»).</text:span></text:p>
          </table:table-cell>
          <table:table-cell table:style-name="Table23.A6" office:value-type="string">
            <text:p text:style-name="P1004"/>
          </table:table-cell>
          <table:table-cell table:style-name="Table23.A6" office:value-type="string">
            <text:p text:style-name="P1004"/>
          </table:table-cell>
        </table:table-row>
      </table:table>
      <text:p text:style-name="P8"/>
      <text:p text:style-name="P8"/>
      <text:p text:style-name="P8"/>
      <text:p text:style-name="P10"/>
      <table:table table:name="Table24" table:style-name="Table24">
        <table:table-column table:style-name="Table24.A" table:number-columns-repeated="3"/>
        <table:table-row table:style-name="Table24.1">
          <table:table-cell table:style-name="Table24.A1" office:value-type="string">
            <text:p text:style-name="Table_20_Paragraph"><text:span text:style-name="T17">На корабле.</text:span></text:p>
          </table:table-cell>
          <table:table-cell table:style-name="Table24.A1" office:value-type="string">
            <text:p text:style-name="Table_20_Paragraph"><text:span text:style-name="T17">Dar kešti.</text:span></text:p>
          </table:table-cell>
          <table:table-cell table:style-name="Table24.A1" office:value-type="string">
            <text:p text:style-name="P1015"><text:span text:style-name="T58">در كشتى.</text:span></text:p>
          </table:table-cell>
        </table:table-row>
        <table:table-row table:style-name="Table24.2">
          <table:table-cell table:style-name="Table24.A1" office:value-type="string">
            <text:p text:style-name="Table_20_Paragraph"><text:span text:style-name="T17">Иван: Добрый вечер!</text:span></text:p>
          </table:table-cell>
          <table:table-cell table:style-name="Table24.A1" office:value-type="string">
            <text:p text:style-name="Table_20_Paragraph"><text:span text:style-name="T17">Šab-e šomā xoš.</text:span></text:p>
          </table:table-cell>
          <table:table-cell table:style-name="Table24.A1" office:value-type="string">
            <text:p text:style-name="P1049"><text:span text:style-name="T56">شب</text:span><text:span text:style-name="T224">شماخوش</text:span><text:span text:style-name="T56">.</text:span></text:p>
          </table:table-cell>
        </table:table-row>
        <table:table-row table:style-name="Table24.3">
          <table:table-cell table:style-name="Table24.A3" office:value-type="string">
            <text:p text:style-name="P983"><text:span text:style-name="T17">Капитан корабля:</text:span></text:p>
          </table:table-cell>
          <table:table-cell table:style-name="Table24.A3" office:value-type="string">
            <text:p text:style-name="P983"><text:span text:style-name="T17">Keštirān: Šab-e šomā</text:span></text:p>
          </table:table-cell>
          <table:table-cell table:style-name="Table24.A1" table:number-rows-spanned="5" office:value-type="string">
            <text:p text:style-name="P1266"><text:span text:style-name="T55">كشتيران:شب شما</text:span></text:p>
            <text:p text:style-name="P1416"><text:span text:style-name="T58">ھمچنين.</text:span></text:p>
          </table:table-cell>
        </table:table-row>
        <table:table-row table:style-name="Table24.4">
          <table:table-cell table:style-name="Table24.A4" office:value-type="string">
            <text:p text:style-name="P995"><text:span text:style-name="T17">Всем добрый вечер</text:span></text:p>
          </table:table-cell>
          <table:table-cell table:style-name="Table24.A4" office:value-type="string">
            <text:p text:style-name="P995"><text:span text:style-name="T17">hamčenin.</text:span></text:p>
          </table:table-cell>
          <table:covered-table-cell/>
        </table:table-row>
        <table:table-row table:style-name="Table24.4">
          <table:table-cell table:style-name="Table24.A4" office:value-type="string">
            <text:p text:style-name="P995"><text:span text:style-name="T17">(hamčenin — так же:</text:span></text:p>
          </table:table-cell>
          <table:table-cell table:style-name="Table24.A4" office:value-type="string">
            <text:p text:style-name="P1005"/>
          </table:table-cell>
          <table:covered-table-cell/>
        </table:table-row>
        <table:table-row table:style-name="Table24.6">
          <table:table-cell table:style-name="Table24.A4" office:value-type="string">
            <text:p text:style-name="P995"><text:span text:style-name="T17">«таким же</text:span></text:p>
          </table:table-cell>
          <table:table-cell table:style-name="Table24.A4" office:value-type="string">
            <text:p text:style-name="P1005"/>
          </table:table-cell>
          <table:covered-table-cell/>
        </table:table-row>
        <table:table-row table:style-name="Table24.4">
          <table:table-cell table:style-name="Table24.C4" office:value-type="string">
            <text:p text:style-name="P995"><text:span text:style-name="T17">образом»)!</text:span></text:p>
          </table:table-cell>
          <table:table-cell table:style-name="Table24.C4" office:value-type="string">
            <text:p text:style-name="P1005"/>
          </table:table-cell>
          <table:covered-table-cell/>
        </table:table-row>
      </table:table>
      <table:table table:name="Table25" table:style-name="Table25">
        <table:table-column table:style-name="Table25.A" table:number-columns-repeated="3"/>
        <table:table-row table:style-name="Table25.1">
          <table:table-cell table:style-name="Table25.A1" office:value-type="string">
            <text:p text:style-name="P1417"><text:span text:style-name="T17">Иван: Скажите, пожалуйста, когда</text:span></text:p>
            <text:p text:style-name="P985"><text:span text:style-name="T17">прибудем в Бoмбей?</text:span></text:p>
          </table:table-cell>
          <table:table-cell table:style-name="Table25.A1" office:value-type="string">
            <text:p text:style-name="P1418"><text:span text:style-name="T17">Befarmāid xāheš mikonam: key be</text:span></text:p>
            <text:p text:style-name="P985"><text:span text:style-name="T17">Bambey mirasim?</text:span></text:p>
          </table:table-cell>
          <table:table-cell table:style-name="Table25.A1" office:value-type="string">
            <text:p text:style-name="P1419"><text:span text:style-name="T55">بفرماييد خواھش مىكنم:</text:span></text:p>
            <text:p text:style-name="P1423"><text:span text:style-name="T55">كى</text:span><text:span text:style-name="T424">به</text:span><text:span text:style-name="T451">بمبى</text:span><text:span text:style-name="T424">مىرسيم</text:span><text:span text:style-name="T55">؟</text:span></text:p>
          </table:table-cell>
        </table:table-row>
        <table:table-row table:style-name="Table25.2">
          <table:table-cell table:style-name="Table25.A1" office:value-type="string">
            <text:p text:style-name="P988"><text:span text:style-name="T17">Капитан корабля:</text:span></text:p>
            <text:p text:style-name="P989"><text:span text:style-name="T17">Послезавтра.</text:span></text:p>
          </table:table-cell>
          <table:table-cell table:style-name="Table25.A1" office:value-type="string">
            <text:p text:style-name="P987"><text:span text:style-name="T17">Pas fardā.</text:span></text:p>
          </table:table-cell>
          <table:table-cell table:style-name="Table25.A1" office:value-type="string">
            <text:p text:style-name="P1020"><text:span text:style-name="T55">پس فردا.</text:span></text:p>
          </table:table-cell>
        </table:table-row>
        <table:table-row table:style-name="Table25.3">
          <table:table-cell table:style-name="Table25.A1" office:value-type="string">
            <text:p text:style-name="P1426"><text:span text:style-name="T17">Иван: Этой ночью на небе много звезд («небо этой ночью</text:span></text:p>
            <text:p text:style-name="P989"><text:span text:style-name="T17">полно звезд»).</text:span></text:p>
          </table:table-cell>
          <table:table-cell table:style-name="Table25.A1" office:value-type="string">
            <text:p text:style-name="P1428"><text:span text:style-name="T17">Āsmān-e emšab por setāre ast.</text:span></text:p>
          </table:table-cell>
          <table:table-cell table:style-name="Table25.A1" office:value-type="string">
            <text:p text:style-name="P1019"><text:span text:style-name="T52">آسمان</text:span><text:span text:style-name="T452">امشب</text:span><text:span text:style-name="T446">پرستار</text:span><text:span text:style-name="T52">ه</text:span></text:p>
            <text:p text:style-name="P1046"><text:span text:style-name="T339">است.</text:span></text:p>
          </table:table-cell>
        </table:table-row>
        <table:table-row table:style-name="Table25.4">
          <table:table-cell table:style-name="Table25.A1" office:value-type="string">
            <text:p text:style-name="P1430"><text:span text:style-name="T17">Капитан корабля: Эти звезды укажут нам путь («будут нашим</text:span></text:p>
            <text:p text:style-name="P985"><text:span text:style-name="T17">проводником»).</text:span></text:p>
          </table:table-cell>
          <table:table-cell table:style-name="Table25.A1" office:value-type="string">
            <text:p text:style-name="P1169"><text:span text:style-name="T17">Setāre-hā rāhnamā-ye mā hastand.</text:span></text:p>
          </table:table-cell>
          <table:table-cell table:style-name="Table25.A1" office:value-type="string">
            <text:p text:style-name="P1045"><text:span text:style-name="T52">ستارهھا</text:span><text:span text:style-name="T347">راھنماى</text:span><text:span text:style-name="T334">م</text:span><text:span text:style-name="T52">ا</text:span></text:p>
            <text:p text:style-name="P1046"><text:span text:style-name="T510">ھستند.</text:span></text:p>
          </table:table-cell>
        </table:table-row>
        <table:table-row table:style-name="Table25.5">
          <table:table-cell table:style-name="Table25.A1" office:value-type="string">
            <text:p text:style-name="P1434"><text:span text:style-name="T17">Иван: В какую сторону плывет наш</text:span></text:p>
            <text:p text:style-name="P989"><text:span text:style-name="T17">корабль?</text:span></text:p>
          </table:table-cell>
          <table:table-cell table:style-name="Table25.A1" office:value-type="string">
            <text:p text:style-name="P1435"><text:span text:style-name="T17">Kešti-ye mā be kodām su miravad?</text:span></text:p>
          </table:table-cell>
          <table:table-cell table:style-name="Table25.A1" office:value-type="string">
            <text:p text:style-name="P1020"><text:span text:style-name="T52">كشتى</text:span><text:span text:style-name="T304">مابهكدامس</text:span><text:span text:style-name="T52">و</text:span></text:p>
            <text:p text:style-name="P1436"><text:span text:style-name="T124">مٮرود؟</text:span></text:p>
          </table:table-cell>
        </table:table-row>
        <table:table-row table:style-name="Table25.6">
          <table:table-cell table:style-name="Table25.A1" office:value-type="string">
            <text:p text:style-name="P988"><text:span text:style-name="T17">Капитан: К востоку.</text:span></text:p>
          </table:table-cell>
          <table:table-cell table:style-name="Table25.A1" office:value-type="string">
            <text:p text:style-name="P988"><text:span text:style-name="T17">Be su-ye xāvar.</text:span></text:p>
          </table:table-cell>
          <table:table-cell table:style-name="Table25.A1" office:value-type="string">
            <text:p text:style-name="P1126"><text:span text:style-name="T51">به سوى خاور.</text:span></text:p>
          </table:table-cell>
        </table:table-row>
        <table:table-row table:style-name="Table25.3">
          <table:table-cell table:style-name="Table25.A1" office:value-type="string">
            <text:p text:style-name="P1067"><text:span text:style-name="T17">Иван: Все путешественники на этом корабле</text:span></text:p>
            <text:p text:style-name="P989"><text:span text:style-name="T17">иранцы?</text:span></text:p>
          </table:table-cell>
          <table:table-cell table:style-name="Table25.A1" office:value-type="string">
            <text:p text:style-name="P1439"><text:span text:style-name="T17">Āyā hame-ye jehāngardān-e in kešti Irāni hastand?</text:span></text:p>
          </table:table-cell>
          <table:table-cell table:style-name="Table25.A1" office:value-type="string">
            <text:p text:style-name="P1441"><text:span text:style-name="T523">آيا</text:span><text:span text:style-name="T467">ھمه</text:span><text:span text:style-name="T397">جھانگردان</text:span><text:span text:style-name="T467">اي</text:span><text:span text:style-name="T52">ن</text:span></text:p>
            <text:p text:style-name="P1442"><text:span text:style-name="T50">كشتى</text:span><text:span text:style-name="T406">ايرانى ھستند</text:span><text:span text:style-name="T50">؟</text:span></text:p>
          </table:table-cell>
        </table:table-row>
        <table:table-row table:style-name="Table25.1">
          <table:table-cell table:style-name="Table25.A1" office:value-type="string">
            <text:p text:style-name="P988"><text:span text:style-name="T17">Капитан: Нет. Есть</text:span></text:p>
            <text:p text:style-name="P1298"><text:span text:style-name="T17">индусы и арабы тоже.</text:span></text:p>
          </table:table-cell>
          <table:table-cell table:style-name="Table25.A1" office:value-type="string">
            <text:p text:style-name="P1169"><text:span text:style-name="T17">Na. Hendi va arab niz hastand.</text:span></text:p>
          </table:table-cell>
          <table:table-cell table:style-name="Table25.A1" office:value-type="string">
            <text:p text:style-name="P1132"><text:span text:style-name="T52">نه.</text:span><text:span text:style-name="T425">ھندىو</text:span><text:span text:style-name="T452">عربني</text:span><text:span text:style-name="T52">ز</text:span></text:p>
            <text:p text:style-name="P1046"><text:span text:style-name="T510">ھستند.</text:span></text:p>
          </table:table-cell>
        </table:table-row>
        <table:table-row table:style-name="Table25.1">
          <table:table-cell table:style-name="Table25.A1" office:value-type="string">
            <text:p text:style-name="P1444"><text:span text:style-name="T17">Иван: Пойду с ними познакомлюсь</text:span></text:p>
            <text:p text:style-name="P985"><text:span text:style-name="T17">(«стану знакомым»).</text:span></text:p>
          </table:table-cell>
          <table:table-cell table:style-name="Table25.A1" office:value-type="string">
            <text:p text:style-name="P988"><text:span text:style-name="T17">Beravam bā ānhā āšnā</text:span></text:p>
            <text:p text:style-name="Table_20_Paragraph"><text:span text:style-name="T17">šavam.</text:span></text:p>
          </table:table-cell>
          <table:table-cell table:style-name="Table25.A1" office:value-type="string">
            <text:p text:style-name="P1019"><text:span text:style-name="T55">بروم با آنھا آشنا شوم.</text:span></text:p>
          </table:table-cell>
        </table:table-row>
        <table:table-row table:style-name="Table25.10">
          <table:table-cell table:style-name="Table25.A1" office:value-type="string">
            <text:p text:style-name="P1310"><text:span text:style-name="T17">Иван: Вы говорите по-персидски («знаете</text:span></text:p>
            <text:p text:style-name="P985"><text:span text:style-name="T17">персидский»)?</text:span></text:p>
          </table:table-cell>
          <table:table-cell table:style-name="Table25.A1" office:value-type="string">
            <text:p text:style-name="P987"><text:span text:style-name="T17">Šomā fārsi midānid?</text:span></text:p>
          </table:table-cell>
          <table:table-cell table:style-name="Table25.A1" office:value-type="string">
            <text:p text:style-name="P1048"><text:span text:style-name="T55">شما فارسى مىدانيد؟</text:span></text:p>
          </table:table-cell>
        </table:table-row>
        <table:table-row table:style-name="Table25.6">
          <table:table-cell table:style-name="Table25.A1" office:value-type="string">
            <text:p text:style-name="P988"><text:span text:style-name="T17">Индус: Да, говорю.</text:span></text:p>
          </table:table-cell>
          <table:table-cell table:style-name="Table25.A1" office:value-type="string">
            <text:p text:style-name="P988"><text:span text:style-name="T17">Hendi: Āri. midānam.</text:span></text:p>
          </table:table-cell>
          <table:table-cell table:style-name="Table25.A1" office:value-type="string">
            <text:p text:style-name="P1041"><text:span text:style-name="T51">ھندى:آرى.مىدانم.</text:span></text:p>
          </table:table-cell>
        </table:table-row>
        <table:table-row table:style-name="Table25.12">
          <table:table-cell table:style-name="Table25.A1" office:value-type="string">
            <text:p text:style-name="P987"><text:span text:style-name="T17">Иван: Как вас зовут?</text:span></text:p>
          </table:table-cell>
          <table:table-cell table:style-name="Table25.A1" office:value-type="string">
            <text:p text:style-name="P987"><text:span text:style-name="T17">Nām-e šomā čist?</text:span></text:p>
          </table:table-cell>
          <table:table-cell table:style-name="Table25.A1" office:value-type="string">
            <text:p text:style-name="P1049"><text:span text:style-name="T55">نام شما چيست؟</text:span></text:p>
          </table:table-cell>
        </table:table-row>
        <table:table-row table:style-name="Table25.13">
          <table:table-cell table:style-name="Table25.A1" office:value-type="string">
            <text:p text:style-name="P988"><text:span text:style-name="T17">Индус: Меня зовут</text:span></text:p>
            <text:p text:style-name="P985"><text:span text:style-name="T17">Раджи.</text:span></text:p>
          </table:table-cell>
          <table:table-cell table:style-name="Table25.A1" office:value-type="string">
            <text:p text:style-name="P988"><text:span text:style-name="T17">Nām-e man Rāji ast.</text:span></text:p>
          </table:table-cell>
          <table:table-cell table:style-name="Table25.A1" office:value-type="string">
            <text:p text:style-name="P1045"><text:span text:style-name="T56">نام من راجى است.</text:span></text:p>
          </table:table-cell>
        </table:table-row>
        <table:table-row table:style-name="Table25.2">
          <table:table-cell table:style-name="Table25.A1" office:value-type="string">
            <text:p text:style-name="P988"><text:span text:style-name="T17">Иван: Чем вы</text:span></text:p>
            <text:p text:style-name="P989"><text:span text:style-name="T17">занимаетесь?</text:span></text:p>
          </table:table-cell>
          <table:table-cell table:style-name="Table25.A1" office:value-type="string">
            <text:p text:style-name="P987"><text:span text:style-name="T17">Kār-e šomā čist?</text:span></text:p>
          </table:table-cell>
          <table:table-cell table:style-name="Table25.A1" office:value-type="string">
            <text:p text:style-name="P1033"><text:span text:style-name="T52">كار</text:span><text:span text:style-name="T528">شما چيست</text:span><text:span text:style-name="T52">؟</text:span></text:p>
          </table:table-cell>
        </table:table-row>
      </table:table>
      <table:table table:name="Table26" table:style-name="Table26">
        <table:table-column table:style-name="Table26.A" table:number-columns-repeated="3"/>
        <text:soft-page-break/>
        <table:table-row table:style-name="Table26.1">
          <table:table-cell table:style-name="Table26.A1" office:value-type="string">
            <text:p text:style-name="P988"><text:span text:style-name="T17">Раджи: Я торговец.</text:span></text:p>
          </table:table-cell>
          <table:table-cell table:style-name="Table26.A1" office:value-type="string">
            <text:p text:style-name="P988"><text:span text:style-name="T17">Man bāzargān hastam.</text:span></text:p>
          </table:table-cell>
          <table:table-cell table:style-name="Table26.A1" office:value-type="string">
            <text:p text:style-name="P1041"><text:span text:style-name="T55">من بازرگان ھستم.</text:span></text:p>
          </table:table-cell>
        </table:table-row>
        <table:table-row table:style-name="Table26.2">
          <table:table-cell table:style-name="Table26.A1" office:value-type="string">
            <text:p text:style-name="P1445"><text:span text:style-name="T17">Иван: Чем вы торгуете («товар Ваш</text:span></text:p>
            <text:p text:style-name="P989"><text:span text:style-name="T17">какой»)?</text:span></text:p>
          </table:table-cell>
          <table:table-cell table:style-name="Table26.A1" office:value-type="string">
            <text:p text:style-name="P987"><text:span text:style-name="T17">Kālā-ye šomā čist?</text:span></text:p>
          </table:table-cell>
          <table:table-cell table:style-name="Table26.A1" office:value-type="string">
            <text:p text:style-name="P1020"><text:span text:style-name="T52">كاالى شما چيست؟</text:span></text:p>
          </table:table-cell>
        </table:table-row>
        <table:table-row table:style-name="Table26.3">
          <table:table-cell table:style-name="Table26.A1" office:value-type="string">
            <text:p text:style-name="P988"><text:span text:style-name="T17">Раджи: Слонами</text:span></text:p>
            <text:p text:style-name="P985"><text:span text:style-name="T17">(«слонов продажа»)!</text:span></text:p>
          </table:table-cell>
          <table:table-cell table:style-name="Table26.A1" office:value-type="string">
            <text:p text:style-name="P988"><text:span text:style-name="T17">Fil-foruši!</text:span></text:p>
          </table:table-cell>
          <table:table-cell table:style-name="Table26.A1" office:value-type="string">
            <text:p text:style-name="P1019"><text:span text:style-name="T50">فيلفروشى!</text:span></text:p>
          </table:table-cell>
        </table:table-row>
        <table:table-row table:style-name="Table26.4">
          <table:table-cell table:style-name="Table26.A1" office:value-type="string">
            <text:p text:style-name="P988"><text:span text:style-name="T17">Иван: Вы шутите</text:span></text:p>
            <text:p text:style-name="P989"><text:span text:style-name="T17">(«шутку делаете»)?!</text:span></text:p>
          </table:table-cell>
          <table:table-cell table:style-name="Table26.A1" office:value-type="string">
            <text:p text:style-name="P987"><text:span text:style-name="T17">Šuxi mikonid!</text:span></text:p>
          </table:table-cell>
          <table:table-cell table:style-name="Table26.A1" office:value-type="string">
            <text:p text:style-name="P1088"><text:span text:style-name="T55">شوخى مىكنيد!؟</text:span></text:p>
          </table:table-cell>
        </table:table-row>
        <table:table-row table:style-name="Table26.5">
          <table:table-cell table:style-name="Table26.A1" office:value-type="string">
            <text:p text:style-name="P1449"><text:span text:style-name="T17">Араб: А я продаю верблюдов!</text:span></text:p>
          </table:table-cell>
          <table:table-cell table:style-name="Table26.A1" office:value-type="string">
            <text:p text:style-name="P1452"><text:span text:style-name="T17">Arab: Kār-e man šotor-foruši ast!</text:span></text:p>
          </table:table-cell>
          <table:table-cell table:style-name="Table26.A1" office:value-type="string">
            <text:p text:style-name="P1454"><text:span text:style-name="T49">عرب:</text:span><text:span text:style-name="T531">كار م</text:span><text:span text:style-name="T49">ن</text:span></text:p>
            <text:p text:style-name="P1455"><text:span text:style-name="T58">شترفروشى</text:span><text:span text:style-name="T537">است</text:span><text:span text:style-name="T58">!</text:span></text:p>
          </table:table-cell>
        </table:table-row>
        <table:table-row table:style-name="Table26.1">
          <table:table-cell table:style-name="Table26.A1" office:value-type="string">
            <text:p text:style-name="P988"><text:span text:style-name="T17">Иван: Как вас зовут ?</text:span></text:p>
          </table:table-cell>
          <table:table-cell table:style-name="Table26.A1" office:value-type="string">
            <text:p text:style-name="P988"><text:span text:style-name="T17">Nām-e šomā čist?</text:span></text:p>
          </table:table-cell>
          <table:table-cell table:style-name="Table26.A1" office:value-type="string">
            <text:p text:style-name="P1041"><text:span text:style-name="T55">نام شما چيست؟</text:span></text:p>
          </table:table-cell>
        </table:table-row>
        <table:table-row table:style-name="Table26.4">
          <table:table-cell table:style-name="Table26.A1" office:value-type="string">
            <text:p text:style-name="P988"><text:span text:style-name="T17">Араб: Меня зовут</text:span></text:p>
            <text:p text:style-name="P989"><text:span text:style-name="T17">Саид.</text:span></text:p>
          </table:table-cell>
          <table:table-cell table:style-name="Table26.A1" office:value-type="string">
            <text:p text:style-name="P987"><text:span text:style-name="T17">Nām-e man Sa’id ast.</text:span></text:p>
          </table:table-cell>
          <table:table-cell table:style-name="Table26.A1" office:value-type="string">
            <text:p text:style-name="P1048"><text:span text:style-name="T52">نام من سعيد است.</text:span></text:p>
          </table:table-cell>
        </table:table-row>
        <table:table-row table:style-name="Table26.5">
          <table:table-cell table:style-name="Table26.A1" office:value-type="string">
            <text:p text:style-name="P1320"><text:span text:style-name="T17">Иван: Где вы изучали персидский?</text:span></text:p>
          </table:table-cell>
          <table:table-cell table:style-name="Table26.A1" office:value-type="string">
            <text:p text:style-name="P1321"><text:span text:style-name="T17">Zabān-e fārsi-rā kojā yād gereftid?</text:span></text:p>
          </table:table-cell>
          <table:table-cell table:style-name="Table26.A1" office:value-type="string">
            <text:p text:style-name="P1045"><text:span text:style-name="T52">زبان</text:span><text:span text:style-name="T397">فارسىرا</text:span><text:span text:style-name="T403">كجايا</text:span><text:span text:style-name="T52">د</text:span></text:p>
            <text:p text:style-name="P1052"><text:span text:style-name="T458">گرفتيد؟</text:span></text:p>
          </table:table-cell>
        </table:table-row>
        <table:table-row table:style-name="Table26.2">
          <table:table-cell table:style-name="Table26.A1" office:value-type="string">
            <text:p text:style-name="P1194"><text:span text:style-name="T17">Саид: Я работаю на Иранском ковровом</text:span></text:p>
            <text:p text:style-name="P989"><text:span text:style-name="T17">рынке.</text:span></text:p>
          </table:table-cell>
          <table:table-cell table:style-name="Table26.A1" office:value-type="string">
            <text:p text:style-name="P1169"><text:span text:style-name="T17">Man bā bāzār-e farš-e Irān kār mikonam.</text:span></text:p>
          </table:table-cell>
          <table:table-cell table:style-name="Table26.A1" office:value-type="string">
            <text:p text:style-name="P1276"><text:span text:style-name="T52">من</text:span><text:span text:style-name="T363">با</text:span><text:span text:style-name="T369">بازارفرش</text:span><text:span text:style-name="T363">ايرا</text:span><text:span text:style-name="T52">ن</text:span></text:p>
            <text:p text:style-name="P1278"><text:span text:style-name="T52">كار</text:span><text:span text:style-name="T459">مىكنم</text:span><text:span text:style-name="T52">.</text:span></text:p>
          </table:table-cell>
        </table:table-row>
        <table:table-row table:style-name="Table26.3">
          <table:table-cell table:style-name="Table26.A1" office:value-type="string">
            <text:p text:style-name="P988"><text:span text:style-name="T17">Иван: Вы из Дубайя?</text:span></text:p>
          </table:table-cell>
          <table:table-cell table:style-name="Table26.A1" office:value-type="string">
            <text:p text:style-name="P991"><text:span text:style-name="T17">Šomā az Dobay</text:span></text:p>
            <text:p text:style-name="P989"><text:span text:style-name="T17">hastid?</text:span></text:p>
          </table:table-cell>
          <table:table-cell table:style-name="Table26.A1" office:value-type="string">
            <text:p text:style-name="P1045"><text:span text:style-name="T58">شما از دبى ھستيد؟</text:span></text:p>
          </table:table-cell>
        </table:table-row>
        <table:table-row table:style-name="Table26.4">
          <table:table-cell table:style-name="Table26.A1" office:value-type="string">
            <text:p text:style-name="P988"><text:span text:style-name="T17">Саид: Нет. Я из</text:span></text:p>
            <text:p text:style-name="P989"><text:span text:style-name="T17">Кувейта.</text:span></text:p>
          </table:table-cell>
          <table:table-cell table:style-name="Table26.A1" office:value-type="string">
            <text:p text:style-name="P988"><text:span text:style-name="T17">Na. Man az Kuweyt</text:span></text:p>
            <text:p text:style-name="P989"><text:span text:style-name="T17">hastam.</text:span></text:p>
          </table:table-cell>
          <table:table-cell table:style-name="Table26.A1" office:value-type="string">
            <text:p text:style-name="P1136"><text:span text:style-name="T52">نه.من از كويت ھستم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27" table:style-name="Table27">
        <table:table-column table:style-name="Table27.A" table:number-columns-repeated="3"/>
        <table:table-row table:style-name="Table27.1">
          <table:table-cell table:style-name="Table27.A1" office:value-type="string">
            <text:p text:style-name="P978"><text:span text:style-name="T17">Иван в Бомбее.</text:span></text:p>
          </table:table-cell>
          <table:table-cell table:style-name="Table27.A1" office:value-type="string">
            <text:p text:style-name="P978"><text:span text:style-name="T17">Ivan dar Bambеy.</text:span></text:p>
          </table:table-cell>
          <table:table-cell table:style-name="Table27.A1" office:value-type="string">
            <text:p text:style-name="P1041"><text:span text:style-name="T55">ايوان در بمبى.</text:span></text:p>
          </table:table-cell>
        </table:table-row>
        <table:table-row table:style-name="Table27.2">
          <table:table-cell table:style-name="Table27.A1" office:value-type="string">
            <text:p text:style-name="P1457"><text:span text:style-name="T17">Иван: Друзья! В какую гостиницу</text:span></text:p>
            <text:p text:style-name="P981"><text:span text:style-name="T17">поедем?</text:span></text:p>
          </table:table-cell>
          <table:table-cell table:style-name="Table27.A1" office:value-type="string">
            <text:p text:style-name="P1458"><text:span text:style-name="T17">Dustān! Be kodām hotel beravim?</text:span></text:p>
          </table:table-cell>
          <table:table-cell table:style-name="Table27.A1" office:value-type="string">
            <text:p text:style-name="P1042"><text:span text:style-name="T55">دوستان!</text:span><text:span text:style-name="T473">به</text:span><text:span text:style-name="T451">كدام</text:span><text:span text:style-name="T445">ھت</text:span><text:span text:style-name="T55">ل</text:span></text:p>
            <text:p text:style-name="P1022"><text:span text:style-name="T276">برويم؟</text:span></text:p>
          </table:table-cell>
        </table:table-row>
        <table:table-row table:style-name="Table27.3">
          <table:table-cell table:style-name="Table27.A1" office:value-type="string">
            <text:p text:style-name="P1462"><text:span text:style-name="T17">Саид: Лучше спросим Раджи.</text:span></text:p>
          </table:table-cell>
          <table:table-cell table:style-name="Table27.A1" office:value-type="string">
            <text:p text:style-name="P1463"><text:span text:style-name="T17">Behtar ast az Rāji beporsim.</text:span></text:p>
          </table:table-cell>
          <table:table-cell table:style-name="Table27.A1" office:value-type="string">
            <text:p text:style-name="P1021"><text:span text:style-name="T55">بھتر</text:span><text:span text:style-name="T315">است از راج</text:span><text:span text:style-name="T55">ى</text:span></text:p>
            <text:p text:style-name="P1049"><text:span text:style-name="T319">بپرسيم.</text:span></text:p>
          </table:table-cell>
        </table:table-row>
        <table:table-row table:style-name="Table27.4">
          <table:table-cell table:style-name="Table27.A1" office:value-type="string">
            <text:p text:style-name="P1272"><text:span text:style-name="T17">Раджи: Хорошая и дешевая гостиница находится на улице</text:span></text:p>
            <text:p text:style-name="P982"><text:span text:style-name="T17">Ганди.</text:span></text:p>
          </table:table-cell>
          <table:table-cell table:style-name="Table27.A1" office:value-type="string">
            <text:p text:style-name="P1464"><text:span text:style-name="T17">Hotel-e xub va arzān dar xiābān-e Gāndi ast.</text:span></text:p>
          </table:table-cell>
          <table:table-cell table:style-name="Table27.A1" office:value-type="string">
            <text:p text:style-name="P1251"><text:span text:style-name="T56">ھتل</text:span><text:span text:style-name="T540">خوبوارزان،</text:span><text:span text:style-name="T479">د</text:span><text:span text:style-name="T49">ر</text:span></text:p>
            <text:p text:style-name="P1466"><text:span text:style-name="T55">خيابان گاندى است.</text:span></text:p>
          </table:table-cell>
        </table:table-row>
        <table:table-row table:style-name="Table27.5">
          <table:table-cell table:style-name="Table27.A1" office:value-type="string">
            <text:p text:style-name="P978"><text:span text:style-name="T17">Иван: Как</text:span></text:p>
            <text:p text:style-name="P1467"><text:span text:style-name="T17">называется эта гостиница?</text:span></text:p>
          </table:table-cell>
          <table:table-cell table:style-name="Table27.A1" office:value-type="string">
            <text:p text:style-name="P978"><text:span text:style-name="T17">Nām-e hotel čist?</text:span></text:p>
          </table:table-cell>
          <table:table-cell table:style-name="Table27.A1" office:value-type="string">
            <text:p text:style-name="P1044"><text:span text:style-name="T58">نام ھتل چيست؟</text:span></text:p>
          </table:table-cell>
        </table:table-row>
      </table:table>
      <table:table table:name="Table28" table:style-name="Table28">
        <table:table-column table:style-name="Table28.A" table:number-columns-repeated="3"/>
        <table:table-row table:style-name="Table28.1">
          <table:table-cell table:style-name="Table28.A1" office:value-type="string">
            <text:p text:style-name="P988"><text:span text:style-name="T17">Раджи: Гостиница</text:span></text:p>
            <text:p text:style-name="P989"><text:span text:style-name="T17">«Тадж Махал».</text:span></text:p>
          </table:table-cell>
          <table:table-cell table:style-name="Table28.A1" office:value-type="string">
            <text:p text:style-name="P988"><text:span text:style-name="T17">Hotel “Tājmahal”.</text:span></text:p>
          </table:table-cell>
          <table:table-cell table:style-name="Table28.A1" office:value-type="string">
            <text:p text:style-name="P1084"><text:span text:style-name="T55">ھتل تاج محل.</text:span></text:p>
          </table:table-cell>
        </table:table-row>
        <table:table-row table:style-name="Table28.2">
          <table:table-cell table:style-name="Table28.A1" office:value-type="string">
            <text:p text:style-name="P1468"><text:span text:style-name="T17">Саид: Сегодня ночью смотрим индийский фильм («просмотр</text:span></text:p>
            <text:p text:style-name="P989"><text:span text:style-name="T17">сделаем»).</text:span></text:p>
          </table:table-cell>
          <table:table-cell table:style-name="Table28.A1" office:value-type="string">
            <text:p text:style-name="P1471"><text:span text:style-name="T17">Emšab film-e hendi tamāšā mikonim.</text:span></text:p>
          </table:table-cell>
          <table:table-cell table:style-name="Table28.A1" office:value-type="string">
            <text:p text:style-name="P1019"><text:span text:style-name="T58">امشب</text:span><text:span text:style-name="T460">فيلم ھندى تماش</text:span><text:span text:style-name="T58">ا</text:span></text:p>
            <text:p text:style-name="P1082"><text:span text:style-name="T338">مىكنيم.</text:span></text:p>
          </table:table-cell>
        </table:table-row>
        <table:table-row table:style-name="Table28.3">
          <table:table-cell table:style-name="Table28.A1" office:value-type="string">
            <text:p text:style-name="P991"><text:span text:style-name="T17">Иван: А вы знаете</text:span></text:p>
            <text:p text:style-name="P989"><text:span text:style-name="T17">хинди?</text:span></text:p>
          </table:table-cell>
          <table:table-cell table:style-name="Table28.A1" office:value-type="string">
            <text:p text:style-name="P991"><text:span text:style-name="T17">Šomā zabān-e hendi</text:span></text:p>
            <text:p text:style-name="P989"><text:span text:style-name="T17">midānid?</text:span></text:p>
          </table:table-cell>
          <table:table-cell table:style-name="Table28.A1" office:value-type="string">
            <text:p text:style-name="P1045"><text:span text:style-name="T55">شما زبان ھندى مىدانيد؟</text:span></text:p>
          </table:table-cell>
        </table:table-row>
        <table:table-row table:style-name="Table28.4">
          <table:table-cell table:style-name="Table28.A1" office:value-type="string">
            <text:p text:style-name="P1473"><text:span text:style-name="T17">Саид: Немного. Хинди близок к</text:span></text:p>
            <text:p text:style-name="P985"><text:span text:style-name="T17">персидскому.</text:span></text:p>
          </table:table-cell>
          <table:table-cell table:style-name="Table28.A1" office:value-type="string">
            <text:p text:style-name="P1331"><text:span text:style-name="T17">Kami. Zabān-e hendi be fārsi nazdik ast.</text:span></text:p>
          </table:table-cell>
          <table:table-cell table:style-name="Table28.A1" office:value-type="string">
            <text:p text:style-name="P1475"><text:span text:style-name="T52">كمى.</text:span><text:span text:style-name="T532">زبانھندى</text:span><text:span text:style-name="T546">ب</text:span><text:span text:style-name="T52">ه</text:span></text:p>
            <text:p text:style-name="P1476"><text:span text:style-name="T55">فارسى</text:span><text:span text:style-name="T502">نزديک است</text:span><text:span text:style-name="T55">.</text:span></text:p>
          </table:table-cell>
        </table:table-row>
        <table:table-row table:style-name="Table28.2">
          <table:table-cell table:style-name="Table28.A1" office:value-type="string">
            <text:p text:style-name="P1477"><text:span text:style-name="T17">Иван: Да. Язык хинди относится к семье индо-</text:span></text:p>
            <text:p text:style-name="P985"><text:span text:style-name="T17">европейских языков.</text:span></text:p>
          </table:table-cell>
          <table:table-cell table:style-name="Table28.A1" office:value-type="string">
            <text:p text:style-name="P1479"><text:span text:style-name="T17">Āri. Zabān-e hendi az xānevāde-ye zabān-hā- ye hendo-oropāyi ast.</text:span></text:p>
          </table:table-cell>
          <table:table-cell table:style-name="Table28.A1" office:value-type="string">
            <text:p text:style-name="P1482"><text:span text:style-name="T56">خانواده زبانھاى آرى.زبان ھندى از</text:span></text:p>
            <text:p text:style-name="P1483"><text:span text:style-name="T55">ھندواروپايى</text:span><text:span text:style-name="T533">است</text:span><text:span text:style-name="T55">.</text:span></text:p>
          </table:table-cell>
        </table:table-row>
        <table:table-row table:style-name="Table28.6">
          <table:table-cell table:style-name="Table28.A1" office:value-type="string">
            <text:p text:style-name="P1484"><text:span text:style-name="T17">Раджи: хинди, персидский, английский, немецкий — все это индо-европейские</text:span></text:p>
            <text:p text:style-name="P985"><text:span text:style-name="T17">языки.</text:span></text:p>
          </table:table-cell>
          <table:table-cell table:style-name="Table28.A1" office:value-type="string">
            <text:p text:style-name="P1487"><text:span text:style-name="T17">Hendi, fārsi, engelisi, ālmāni, hame hendo- oropāyi hastand.</text:span></text:p>
          </table:table-cell>
          <table:table-cell table:style-name="Table28.A1" office:value-type="string">
            <text:p text:style-name="P1488"><text:span text:style-name="T52">آلمانى</text:span><text:span text:style-name="T475">ھمه</text:span><text:span text:style-name="T251">ھندواروپايى</text:span><text:span text:style-name="T236">ھندى،</text:span><text:span text:style-name="T141">فارسى،</text:span><text:span text:style-name="T550">انگليسى</text:span><text:span text:style-name="T50">،</text:span></text:p>
            <text:p text:style-name="P1046"><text:span text:style-name="T510">ھستند.</text:span></text:p>
          </table:table-cell>
        </table:table-row>
        <table:table-row table:style-name="Table28.7">
          <table:table-cell table:style-name="Table28.A1" office:value-type="string">
            <text:p text:style-name="P1489"><text:span text:style-name="T17">Саид: Дорогой Иван! Вам нравится</text:span></text:p>
            <text:p text:style-name="P989"><text:span text:style-name="T17">индийская еда?</text:span></text:p>
          </table:table-cell>
          <table:table-cell table:style-name="Table28.A1" office:value-type="string">
            <text:p text:style-name="P1490"><text:span text:style-name="T17">Ivān jān! Šomā xorāk- e hendi dust dārid?</text:span></text:p>
          </table:table-cell>
          <table:table-cell table:style-name="Table28.A1" office:value-type="string">
            <text:p text:style-name="P1492"><text:span text:style-name="T56">ايوان جان!شما خوراک</text:span></text:p>
            <text:p text:style-name="P1493"><text:span text:style-name="T52">ھندى</text:span><text:span text:style-name="T546">دوست داريد</text:span><text:span text:style-name="T52">؟</text:span></text:p>
          </table:table-cell>
        </table:table-row>
        <table:table-row table:style-name="Table28.2">
          <table:table-cell table:style-name="Table28.A1" office:value-type="string">
            <text:p text:style-name="P1496"><text:span text:style-name="T17">Иван: Индийская еда вкусная, но в ней много перца («имеет</text:span></text:p>
            <text:p text:style-name="P989"><text:span text:style-name="T17">много перца»).</text:span></text:p>
          </table:table-cell>
          <table:table-cell table:style-name="Table28.A1" office:value-type="string">
            <text:p text:style-name="P1312"><text:span text:style-name="T17">Xorāk-e hendi xoš- maze ast, vali xeyli felfel dārad.</text:span></text:p>
          </table:table-cell>
          <table:table-cell table:style-name="Table28.A1" office:value-type="string">
            <text:p text:style-name="P1497"><text:span text:style-name="T58">است،</text:span><text:span text:style-name="T453">ولى</text:span><text:span text:style-name="T426">خيلىفلفل</text:span><text:span text:style-name="T553">خوراک</text:span><text:span text:style-name="T416">ھندى</text:span><text:span text:style-name="T560">خوشمز</text:span><text:span text:style-name="T56">ه</text:span></text:p>
            <text:p text:style-name="P1022"><text:span text:style-name="T108">دارد.</text:span></text:p>
          </table:table-cell>
        </table:table-row>
        <table:table-row table:style-name="Table28.9">
          <table:table-cell table:style-name="Table28.A1" office:value-type="string">
            <text:p text:style-name="P1310"><text:span text:style-name="T17">Раджи: Дорогой Иван! После посещения Бомбея</text:span></text:p>
            <text:p text:style-name="P985"><text:span text:style-name="T17">куда вы поедете?</text:span></text:p>
          </table:table-cell>
          <table:table-cell table:style-name="Table28.A1" office:value-type="string">
            <text:p text:style-name="P1464"><text:span text:style-name="T17">Ivān jān! Pas az bāzdid az Bambey kojā miravid?</text:span></text:p>
          </table:table-cell>
          <table:table-cell table:style-name="Table28.A1" office:value-type="string">
            <text:p text:style-name="P1498"><text:span text:style-name="T117">ايوان</text:span><text:span text:style-name="T142">جان</text:span><text:span text:style-name="T49">!</text:span><text:span text:style-name="T120">پ</text:span><text:span text:style-name="T49">س</text:span><text:span text:style-name="T108">از</text:span><text:span text:style-name="T278">بازدي</text:span><text:span text:style-name="T63">د</text:span></text:p>
            <text:p text:style-name="P1500"><text:span text:style-name="T52">از</text:span><text:span text:style-name="T475">بمبى</text:span><text:span text:style-name="T446">كجا</text:span><text:span text:style-name="T475">مىرويد</text:span><text:span text:style-name="T52">؟</text:span></text:p>
          </table:table-cell>
        </table:table-row>
        <table:table-row table:style-name="Table28.1">
          <table:table-cell table:style-name="Table28.A1" office:value-type="string">
            <text:p text:style-name="P988"><text:span text:style-name="T17">Иван: Вернусь в</text:span></text:p>
            <text:p text:style-name="P989"><text:span text:style-name="T17">Россию.</text:span></text:p>
          </table:table-cell>
          <table:table-cell table:style-name="Table28.A1" office:value-type="string">
            <text:p text:style-name="P988"><text:span text:style-name="T17">Be Rusiye</text:span></text:p>
            <text:p text:style-name="P989"><text:span text:style-name="T17">barmigardam.</text:span></text:p>
          </table:table-cell>
          <table:table-cell table:style-name="Table28.A1" office:value-type="string">
            <text:p text:style-name="P1133"><text:span text:style-name="T55">به روسيه برمىگردم.</text:span></text:p>
          </table:table-cell>
        </table:table-row>
        <table:table-row table:style-name="Table28.11">
          <table:table-cell table:style-name="Table28.A1" office:value-type="string">
            <text:p text:style-name="P988"><text:span text:style-name="T17">Саид: На самолете?</text:span></text:p>
          </table:table-cell>
          <table:table-cell table:style-name="Table28.A1" office:value-type="string">
            <text:p text:style-name="P988"><text:span text:style-name="T17">Bā havā-peymā?</text:span></text:p>
          </table:table-cell>
          <table:table-cell table:style-name="Table28.A1" office:value-type="string">
            <text:p text:style-name="P1041"><text:span text:style-name="T50">با ھواپيما؟</text:span></text:p>
          </table:table-cell>
        </table:table-row>
        <table:table-row table:style-name="Table28.12">
          <table:table-cell table:style-name="Table28.A1" office:value-type="string">
            <text:p text:style-name="P1334"><text:span text:style-name="T17">Иван: Не только. Мой путь будет сухопутным,</text:span></text:p>
            <text:p text:style-name="P989"><text:span text:style-name="T17">воздушным и</text:span></text:p>
          </table:table-cell>
          <table:table-cell table:style-name="Table28.A1" office:value-type="string">
            <text:p text:style-name="P1424"><text:span text:style-name="T17">Na tanhā! Az rāh-e zamini, havāyi, daryāyi.</text:span></text:p>
          </table:table-cell>
          <table:table-cell table:style-name="Table28.A1" office:value-type="string">
            <text:p text:style-name="P1502"><text:span text:style-name="T55">نه</text:span><text:span text:style-name="T305">تنھا</text:span><text:span text:style-name="T55">!از راه زمينى،</text:span></text:p>
            <text:p text:style-name="P1505"><text:span text:style-name="T58">ھوايى،</text:span><text:span text:style-name="T276">دريايى</text:span><text:span text:style-name="T58">.</text:span></text:p>
          </table:table-cell>
        </table:table-row>
      </table:table>
      <table:table table:name="Table29" table:style-name="Table29">
        <table:table-column table:style-name="Table29.A" table:number-columns-repeated="3"/>
        <table:table-row table:style-name="Table29.1">
          <table:table-cell table:style-name="Table29.A1" office:value-type="string">
            <text:p text:style-name="P983"><text:span text:style-name="T17">морским.</text:span></text:p>
          </table:table-cell>
          <table:table-cell table:style-name="Table29.A1" office:value-type="string">
            <text:p text:style-name="P1004"/>
          </table:table-cell>
          <table:table-cell table:style-name="Table29.A1" office:value-type="string">
            <text:p text:style-name="P1004"/>
          </table:table-cell>
        </table:table-row>
        <table:table-row table:style-name="Table29.2">
          <table:table-cell table:style-name="Table29.A1" office:value-type="string">
            <text:p text:style-name="P988"><text:span text:style-name="T17">Раджи: В какую</text:span></text:p>
            <text:p text:style-name="P989"><text:span text:style-name="T17">сторону?</text:span></text:p>
          </table:table-cell>
          <table:table-cell table:style-name="Table29.A1" office:value-type="string">
            <text:p text:style-name="P988"><text:span text:style-name="T17">Be kodām su?</text:span></text:p>
          </table:table-cell>
          <table:table-cell table:style-name="Table29.A1" office:value-type="string">
            <text:p text:style-name="P1506"><text:span text:style-name="T51">به</text:span><text:span text:style-name="T207">كدامسو</text:span><text:span text:style-name="T51">؟</text:span></text:p>
          </table:table-cell>
        </table:table-row>
        <table:table-row table:style-name="Table29.1">
          <table:table-cell table:style-name="Table29.A3" office:value-type="string">
            <text:p text:style-name="P983"><text:span text:style-name="T17">Иван: Из Бомбея в</text:span></text:p>
          </table:table-cell>
          <table:table-cell table:style-name="Table29.A3" office:value-type="string">
            <text:p text:style-name="P983"><text:span text:style-name="T17">Az Bambey be Tehrān,</text:span></text:p>
          </table:table-cell>
          <table:table-cell table:style-name="Table29.A1" table:number-rows-spanned="6" office:value-type="string">
            <text:p text:style-name="P1507"><text:span text:style-name="T55">انزلى،</text:span><text:span text:style-name="T565">زمينى</text:span><text:span text:style-name="T55">.از انزلى</text:span><text:span text:style-name="T124">ھوايى</text:span><text:span text:style-name="T55">.</text:span><text:span text:style-name="T228">ازتھرانبه</text:span><text:span text:style-name="T219">از</text:span><text:span text:style-name="T468">بمبىبهتھران</text:span><text:span text:style-name="T55">،</text:span></text:p>
            <text:p text:style-name="P1125"><text:span text:style-name="T55">به</text:span><text:span text:style-name="T547">استراخان، دريايى</text:span><text:span text:style-name="T55">.</text:span></text:p>
          </table:table-cell>
        </table:table-row>
        <table:table-row table:style-name="Table29.4">
          <table:table-cell table:style-name="Table29.A4" office:value-type="string">
            <text:p text:style-name="P995"><text:span text:style-name="T17">Тегеран по воздуху.</text:span></text:p>
          </table:table-cell>
          <table:table-cell table:style-name="Table29.A4" office:value-type="string">
            <text:p text:style-name="P995"><text:span text:style-name="T17">havāyi. Az Tehrān be</text:span>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995"><text:span text:style-name="T17">Из Тегерана до</text:span></text:p>
          </table:table-cell>
          <table:table-cell table:style-name="Table29.A4" office:value-type="string">
            <text:p text:style-name="P995"><text:span text:style-name="T17">Anzali, zamini. Az</text:span>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995"><text:span text:style-name="T17">Анзали сухопутно.</text:span></text:p>
          </table:table-cell>
          <table:table-cell table:style-name="Table29.A4" office:value-type="string">
            <text:p text:style-name="P995"><text:span text:style-name="T17">Anzali be Āstrāxān,</text:span>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995"><text:span text:style-name="T17">Из Анзали до</text:span></text:p>
          </table:table-cell>
          <table:table-cell table:style-name="Table29.A4" office:value-type="string">
            <text:p text:style-name="P995"><text:span text:style-name="T17">daryāyi.</text:span></text:p>
          </table:table-cell>
          <table:covered-table-cell/>
        </table:table-row>
        <table:table-row table:style-name="Table29.4">
          <table:table-cell table:style-name="Table29.C4" office:value-type="string">
            <text:p text:style-name="P995"><text:span text:style-name="T17">Астрахани морем.</text:span></text:p>
          </table:table-cell>
          <table:table-cell table:style-name="Table29.C4" office:value-type="string">
            <text:p text:style-name="P1005"/>
          </table:table-cell>
          <table:covered-table-cell/>
        </table:table-row>
        <table:table-row table:style-name="Table29.9">
          <table:table-cell table:style-name="Table29.A1" office:value-type="string">
            <text:p text:style-name="P988"><text:span text:style-name="T17">Саид: Ты</text:span></text:p>
            <text:p text:style-name="P1508"><text:span text:style-name="T17">знаменитый путешественник!</text:span></text:p>
          </table:table-cell>
          <table:table-cell table:style-name="Table29.A1" office:value-type="string">
            <text:p text:style-name="P1510"><text:span text:style-name="T17">To yek jehāngard-e sar-šenās hasti!</text:span></text:p>
          </table:table-cell>
          <table:table-cell table:style-name="Table29.A1" office:value-type="string">
            <text:p text:style-name="P1512"><text:span text:style-name="T133">تو</text:span><text:span text:style-name="T128">ي</text:span><text:span text:style-name="T62">ک</text:span><text:span text:style-name="T76">جھا</text:span><text:span text:style-name="T108">ن</text:span><text:span text:style-name="T116">گ</text:span><text:span text:style-name="T78">رد</text:span></text:p>
            <text:p text:style-name="P1513"><text:span text:style-name="T58">سرشناس</text:span><text:span text:style-name="T432">ھستى</text:span><text:span text:style-name="T58">!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30" table:style-name="Table30">
        <table:table-column table:style-name="Table30.A" table:number-columns-repeated="3"/>
        <table:table-row table:style-name="Table30.1">
          <table:table-cell table:style-name="Table30.A1" office:value-type="string">
            <text:p text:style-name="Table_20_Paragraph"><text:span text:style-name="T16">Шестая встреча</text:span></text:p>
          </table:table-cell>
          <table:table-cell table:style-name="Table30.A1" office:value-type="string">
            <text:p text:style-name="Table_20_Paragraph"><text:span text:style-name="T17">Didār-e šešom</text:span></text:p>
          </table:table-cell>
          <table:table-cell table:style-name="Table30.A1" office:value-type="string">
            <text:p text:style-name="P1023"><text:span text:style-name="T55">ديدار ششم</text:span></text:p>
          </table:table-cell>
        </table:table-row>
        <table:table-row table:style-name="Table30.2">
          <table:table-cell table:style-name="Table30.A1" office:value-type="string">
            <text:p text:style-name="P1514"><text:span text:style-name="T17">Возвращение Ивана в Иран.</text:span></text:p>
          </table:table-cell>
          <table:table-cell table:style-name="Table30.A1" office:value-type="string">
            <text:p text:style-name="P978"><text:span text:style-name="T17">Bāzgašt-e Ivān be Irān.</text:span></text:p>
          </table:table-cell>
          <table:table-cell table:style-name="Table30.A1" office:value-type="string">
            <text:p text:style-name="P1044"><text:span text:style-name="T55">بازگشت ايوان به ايران</text:span><text:span text:style-name="T292">.</text:span></text:p>
          </table:table-cell>
        </table:table-row>
        <table:table-row table:style-name="Table30.3">
          <table:table-cell table:style-name="Table30.A1" office:value-type="string">
            <text:p text:style-name="P1516"><text:span text:style-name="T17">Иван: Извините, девушка! Вы из</text:span></text:p>
            <text:p text:style-name="P983"><text:span text:style-name="T17">Ирана?</text:span></text:p>
          </table:table-cell>
          <table:table-cell table:style-name="Table30.A1" office:value-type="string">
            <text:p text:style-name="P1519"><text:span text:style-name="T17">Bebaxšid doxtar xānom! Šomā Irāni</text:span></text:p>
            <text:p text:style-name="P983"><text:span text:style-name="T17">hastid?</text:span></text:p>
          </table:table-cell>
          <table:table-cell table:style-name="Table30.A1" office:value-type="string">
            <text:p text:style-name="P1407"><text:span text:style-name="T55">ببخشيد</text:span><text:span text:style-name="T208">دختر</text:span><text:span text:style-name="T202">خانم</text:span><text:span text:style-name="T55">!</text:span><text:span text:style-name="T208">شم</text:span><text:span text:style-name="T55">ا</text:span></text:p>
            <text:p text:style-name="P1520"><text:span text:style-name="T50">ايرانى ھستيد؟</text:span></text:p>
          </table:table-cell>
        </table:table-row>
        <table:table-row table:style-name="Table30.4">
          <table:table-cell table:style-name="Table30.A1" office:value-type="string">
            <text:p text:style-name="P978"><text:span text:style-name="T17">Девушка: Да, как</text:span></text:p>
            <text:p text:style-name="P1521"><text:span text:style-name="T17">(«откуда») вы узнали?</text:span></text:p>
          </table:table-cell>
          <table:table-cell table:style-name="Table30.A1" office:value-type="string">
            <text:p text:style-name="P1522"><text:span text:style-name="T17">Bale. Az kojā dānestid?</text:span></text:p>
          </table:table-cell>
          <table:table-cell table:style-name="Table30.A1" office:value-type="string">
            <text:p text:style-name="P1017"><text:span text:style-name="T58">بله.از كجا دانستيد؟</text:span></text:p>
          </table:table-cell>
        </table:table-row>
        <table:table-row table:style-name="Table30.5">
          <table:table-cell table:style-name="Table30.A1" office:value-type="string">
            <text:p text:style-name="P1524"><text:span text:style-name="T17">Иван: У вас иранское лицо.</text:span></text:p>
          </table:table-cell>
          <table:table-cell table:style-name="Table30.A1" office:value-type="string">
            <text:p text:style-name="P1413"><text:span text:style-name="T17">Čehre-ye šomā Irāni ast.</text:span></text:p>
          </table:table-cell>
          <table:table-cell table:style-name="Table30.A1" office:value-type="string">
            <text:p text:style-name="P1043"><text:span text:style-name="T52">چھره شما ايرانى است</text:span><text:span text:style-name="T293">.</text:span></text:p>
          </table:table-cell>
        </table:table-row>
        <table:table-row table:style-name="Table30.6">
          <table:table-cell table:style-name="Table30.A1" office:value-type="string">
            <text:p text:style-name="P1527"><text:span text:style-name="T17">Девушка: Вы антрополог («людей</text:span></text:p>
            <text:p text:style-name="P981"><text:span text:style-name="T17">знающий, знаток»)?</text:span></text:p>
          </table:table-cell>
          <table:table-cell table:style-name="Table30.A1" office:value-type="string">
            <text:p text:style-name="P1528"><text:span text:style-name="T17">Šomā mardom</text:span><text:span text:style-name="T16">-</text:span><text:span text:style-name="T17">šenās hastid?</text:span></text:p>
          </table:table-cell>
          <table:table-cell table:style-name="Table30.A1" office:value-type="string">
            <text:p text:style-name="P1043"><text:span text:style-name="T55">شما مردمشناس ھستيد؟</text:span></text:p>
          </table:table-cell>
        </table:table-row>
        <table:table-row table:style-name="Table30.2">
          <table:table-cell table:style-name="Table30.A1" office:value-type="string">
            <text:p text:style-name="P1529"><text:span text:style-name="T17">Иван: Нет. Я путешественник.</text:span></text:p>
          </table:table-cell>
          <table:table-cell table:style-name="Table30.A1" office:value-type="string">
            <text:p text:style-name="P1530"><text:span text:style-name="T17">Na. Man jehān</text:span><text:span text:style-name="T16">-</text:span><text:span text:style-name="T17">gard hastam.</text:span></text:p>
          </table:table-cell>
          <table:table-cell table:style-name="Table30.A1" office:value-type="string">
            <text:p text:style-name="P1131"><text:span text:style-name="T55">نه.من جھانگرد ھستم.</text:span></text:p>
          </table:table-cell>
        </table:table-row>
        <table:table-row table:style-name="Table30.5">
          <table:table-cell table:style-name="Table30.A1" office:value-type="string">
            <text:p text:style-name="P1532"><text:span text:style-name="T17">Девушка: Меня зовут Шахназ.</text:span></text:p>
          </table:table-cell>
          <table:table-cell table:style-name="Table30.A1" office:value-type="string">
            <text:p text:style-name="P1534"><text:span text:style-name="T17">Nām-e man Šahnāz ast.</text:span></text:p>
          </table:table-cell>
          <table:table-cell table:style-name="Table30.A1" office:value-type="string">
            <text:p text:style-name="P1043"><text:span text:style-name="T52">نام من شھناز است.</text:span></text:p>
          </table:table-cell>
        </table:table-row>
        <table:table-row table:style-name="Table30.9">
          <table:table-cell table:style-name="Table30.A1" office:value-type="string">
            <text:p text:style-name="P1536"><text:span text:style-name="T17">Иван: Меня зовут Иван, я русский.</text:span></text:p>
          </table:table-cell>
          <table:table-cell table:style-name="Table30.A1" office:value-type="string">
            <text:p text:style-name="P1537"><text:span text:style-name="T17">Nām-e man Ivān ast, man rus hastam.</text:span></text:p>
          </table:table-cell>
          <table:table-cell table:style-name="Table30.A1" office:value-type="string">
            <text:p text:style-name="P1538"><text:span text:style-name="T49">نام</text:span><text:span text:style-name="T479">منايوان</text:span><text:span text:style-name="T540">است،</text:span><text:span text:style-name="T575">م</text:span><text:span text:style-name="T49">ن</text:span></text:p>
            <text:p text:style-name="P1539"><text:span text:style-name="T55">روس ھستم</text:span><text:span text:style-name="T292">.</text:span></text:p>
          </table:table-cell>
        </table:table-row>
        <table:table-row table:style-name="Table30.10">
          <table:table-cell table:style-name="Table30.A1" office:value-type="string">
            <text:p text:style-name="P1065"><text:span text:style-name="T17">Шахназ: Вы не только</text:span></text:p>
            <text:p text:style-name="P1541"><text:span text:style-name="T17">путешественник, но и лингвист («языков</text:span></text:p>
          </table:table-cell>
          <table:table-cell table:style-name="Table30.A1" office:value-type="string">
            <text:p text:style-name="P1543"><text:span text:style-name="T17">Šomā ne tanhā jehān</text:span><text:span text:style-name="T16">-</text:span><text:span text:style-name="T17">gard hastid, zabān</text:span><text:span text:style-name="T16">-</text:span><text:span text:style-name="T17">šenās niz hastid.</text:span></text:p>
          </table:table-cell>
          <table:table-cell table:style-name="Table30.A1" office:value-type="string">
            <text:p text:style-name="P1544"><text:span text:style-name="T511">ھستيد،</text:span><text:span text:style-name="T420">زبانشناس</text:span><text:span text:style-name="T581">نيز</text:span><text:span text:style-name="T582">شما</text:span><text:span text:style-name="T324">نه</text:span><text:span text:style-name="T583">تنھا جھانگر</text:span><text:span text:style-name="T58">د</text:span></text:p>
            <text:p text:style-name="P1046"><text:span text:style-name="T566">ھستيد.</text:span></text:p>
          </table:table-cell>
        </table:table-row>
      </table:table>
      <table:table table:name="Table31" table:style-name="Table31">
        <table:table-column table:style-name="Table31.A" table:number-columns-repeated="3"/>
        <table:table-row table:style-name="Table31.1">
          <table:table-cell table:style-name="Table31.A1" office:value-type="string">
            <text:p text:style-name="P983"><text:span text:style-name="T17">знаток»).</text:span></text:p>
          </table:table-cell>
          <table:table-cell table:style-name="Table31.A1" office:value-type="string">
            <text:p text:style-name="P1004"/>
          </table:table-cell>
          <table:table-cell table:style-name="Table31.A1" office:value-type="string">
            <text:p text:style-name="P1004"/>
          </table:table-cell>
        </table:table-row>
        <table:table-row table:style-name="Table31.1">
          <table:table-cell table:style-name="Table31.A2" office:value-type="string">
            <text:p text:style-name="P983"><text:span text:style-name="T17">Иван: Я</text:span></text:p>
          </table:table-cell>
          <table:table-cell table:style-name="Table31.A2" office:value-type="string">
            <text:p text:style-name="P983"><text:span text:style-name="T17">Man be čahār zabān</text:span></text:p>
          </table:table-cell>
          <table:table-cell table:style-name="Table31.A1" table:number-rows-spanned="8" office:value-type="string">
            <text:p text:style-name="P1545"><text:span text:style-name="T51">من</text:span><text:span text:style-name="T404">بهچھار</text:span><text:span text:style-name="T398">زبان</text:span><text:span text:style-name="T404">سخ</text:span><text:span text:style-name="T51">ن</text:span></text:p>
            <text:p text:style-name="P1548"><text:span text:style-name="T55">انگليسى،</text:span><text:span text:style-name="T431">آلمانى</text:span><text:span text:style-name="T202">وروسى</text:span><text:span text:style-name="T58">مىگويم:فارسى،</text:span></text:p>
            <text:p text:style-name="P1549"><text:span text:style-name="T56">زبان</text:span><text:span text:style-name="T220">مادرى من است</text:span><text:span text:style-name="T56">.</text:span></text:p>
          </table:table-cell>
        </table:table-row>
        <table:table-row table:style-name="Table31.3">
          <table:table-cell table:style-name="Table31.A3" office:value-type="string">
            <text:p text:style-name="P995"><text:span text:style-name="T17">разговариваю на</text:span></text:p>
          </table:table-cell>
          <table:table-cell table:style-name="Table31.A3" office:value-type="string">
            <text:p text:style-name="P995"><text:span text:style-name="T17">soxan miguyam: f</text:span><text:span text:style-name="T16">ā</text:span><text:span text:style-name="T17">rsi,</text:span>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995"><text:span text:style-name="T17">четырех языках:</text:span></text:p>
          </table:table-cell>
          <table:table-cell table:style-name="Table31.A3" office:value-type="string">
            <text:p text:style-name="P995"><text:span text:style-name="T17">engelisi, ālmāni, va</text:span>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995"><text:span text:style-name="T17">персидском,</text:span></text:p>
          </table:table-cell>
          <table:table-cell table:style-name="Table31.A3" office:value-type="string">
            <text:p text:style-name="P995"><text:span text:style-name="T17">rusi zabān-e mādari-ye</text:span>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995"><text:span text:style-name="T17">английском,</text:span></text:p>
          </table:table-cell>
          <table:table-cell table:style-name="Table31.A3" office:value-type="string">
            <text:p text:style-name="P995"><text:span text:style-name="T17">man ast.</text:span>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995"><text:span text:style-name="T17">немецком, а русский</text:span></text:p>
          </table:table-cell>
          <table:table-cell table:style-name="Table31.A3" office:value-type="string">
            <text:p text:style-name="P1005"/>
          </table:table-cell>
          <table:covered-table-cell/>
        </table:table-row>
        <table:table-row table:style-name="Table31.4">
          <table:table-cell table:style-name="Table31.A3" office:value-type="string">
            <text:p text:style-name="P995"><text:span text:style-name="T17">язык — мой родной</text:span></text:p>
          </table:table-cell>
          <table:table-cell table:style-name="Table31.A3" office:value-type="string">
            <text:p text:style-name="P1005"/>
          </table:table-cell>
          <table:covered-table-cell/>
        </table:table-row>
        <table:table-row table:style-name="Table31.9">
          <table:table-cell table:style-name="Table31.C3" office:value-type="string">
            <text:p text:style-name="P999"><text:span text:style-name="T17">(«язык матери»).</text:span></text:p>
          </table:table-cell>
          <table:table-cell table:style-name="Table31.C3" office:value-type="string">
            <text:p text:style-name="P1005"/>
          </table:table-cell>
          <table:covered-table-cell/>
        </table:table-row>
        <table:table-row table:style-name="Table31.10">
          <table:table-cell table:style-name="Table31.A2" office:value-type="string">
            <text:p text:style-name="P1551"><text:span text:style-name="T17">Шахназ: Я рада, что встретилась с Вами</text:span></text:p>
            <text:p text:style-name="P988"><text:span text:style-name="T17">(«встреча … радость</text:span></text:p>
          </table:table-cell>
          <table:table-cell table:style-name="Table31.A2" office:value-type="string">
            <text:p text:style-name="P1553"><text:span text:style-name="T17">Didār-e man bā šomā marā šād sāxt.</text:span></text:p>
          </table:table-cell>
          <table:table-cell table:style-name="Table31.A2" office:value-type="string">
            <text:p text:style-name="P1020"><text:span text:style-name="T56">ديدار</text:span><text:span text:style-name="T519">منبا</text:span><text:span text:style-name="T176">شما</text:span><text:span text:style-name="T519">مرا</text:span><text:span text:style-name="T176">شا</text:span><text:span text:style-name="T56">د</text:span></text:p>
            <text:p text:style-name="P1082"><text:span text:style-name="T439">ساخت</text:span><text:span text:style-name="T443">.</text:span></text:p>
          </table:table-cell>
        </table:table-row>
        <table:table-row table:style-name="Table31.11">
          <table:table-cell table:style-name="Table31.C3" office:value-type="string">
            <text:p text:style-name="P992"><text:span text:style-name="T17">установила»).</text:span></text:p>
          </table:table-cell>
          <table:table-cell table:style-name="Table31.C3" office:value-type="string">
            <text:p text:style-name="P1005"/>
          </table:table-cell>
          <table:table-cell table:style-name="Table31.C3" office:value-type="string">
            <text:p text:style-name="P1005"/>
          </table:table-cell>
        </table:table-row>
        <table:table-row table:style-name="Table31.12">
          <table:table-cell table:style-name="Table31.A1" office:value-type="string">
            <text:p text:style-name="P1554"><text:span text:style-name="T17">Иван: Когда Вы вернетесь в Иран?</text:span></text:p>
          </table:table-cell>
          <table:table-cell table:style-name="Table31.A1" office:value-type="string">
            <text:p text:style-name="P1555"><text:span text:style-name="T17">Šomā key be Iran barmigardid?</text:span></text:p>
          </table:table-cell>
          <table:table-cell table:style-name="Table31.A1" office:value-type="string">
            <text:p text:style-name="P1557"><text:span text:style-name="T52">شما</text:span><text:span text:style-name="T317">كىبه</text:span><text:span text:style-name="T171">ايرا</text:span><text:span text:style-name="T52">ن</text:span></text:p>
            <text:p text:style-name="P1559"><text:span text:style-name="T58">برمىگرديد؟</text:span></text:p>
          </table:table-cell>
        </table:table-row>
        <table:table-row table:style-name="Table31.13">
          <table:table-cell table:style-name="Table31.A1" office:value-type="string">
            <text:p text:style-name="P988"><text:span text:style-name="T17">Шахназ: Может</text:span></text:p>
            <text:p text:style-name="P1560"><text:span text:style-name="T17">быть, завтра или послезавтра.</text:span></text:p>
          </table:table-cell>
          <table:table-cell table:style-name="Table31.A1" office:value-type="string">
            <text:p text:style-name="P1562"><text:span text:style-name="T17">Šāyed fardā, šāyed pas fardā.</text:span></text:p>
          </table:table-cell>
          <table:table-cell table:style-name="Table31.A1" office:value-type="string">
            <text:p text:style-name="P1045"><text:span text:style-name="T55">شايد</text:span><text:span text:style-name="T305">فردا،</text:span><text:span text:style-name="T405">شايد</text:span><text:span text:style-name="T305">پسفردا</text:span><text:span text:style-name="T55">.</text:span></text:p>
          </table:table-cell>
        </table:table-row>
        <table:table-row table:style-name="Table31.14">
          <table:table-cell table:style-name="Table31.A1" office:value-type="string">
            <text:p text:style-name="P1564"><text:span text:style-name="T17">Иван: Если хотите, поедем вместе.</text:span></text:p>
          </table:table-cell>
          <table:table-cell table:style-name="Table31.A1" office:value-type="string">
            <text:p text:style-name="P1565"><text:span text:style-name="T17">Agar dust dārid, bāham miravim.</text:span></text:p>
          </table:table-cell>
          <table:table-cell table:style-name="Table31.A1" office:value-type="string">
            <text:p text:style-name="P1566"><text:span text:style-name="T52">اگر</text:span><text:span text:style-name="T310">دوست</text:span><text:span text:style-name="T433">داريد،باھ</text:span><text:span text:style-name="T52">م</text:span></text:p>
            <text:p text:style-name="P1570"><text:span text:style-name="T51">مىرويم.</text:span></text:p>
          </table:table-cell>
        </table:table-row>
        <table:table-row table:style-name="Table31.1">
          <table:table-cell table:style-name="Table31.A2" office:value-type="string">
            <text:p text:style-name="P983"><text:span text:style-name="T17">Шахназ: Каким</text:span></text:p>
          </table:table-cell>
          <table:table-cell table:style-name="Table31.A2" office:value-type="string">
            <text:p text:style-name="P983"><text:span text:style-name="T17">Az kodām rāh?</text:span></text:p>
          </table:table-cell>
          <table:table-cell table:style-name="Table31.A1" table:number-rows-spanned="4" office:value-type="string">
            <text:p text:style-name="P1572"><text:span text:style-name="T56">از</text:span><text:span text:style-name="T385">كدام</text:span><text:span text:style-name="T374">راه؟دريايى</text:span><text:span text:style-name="T56">،</text:span></text:p>
            <text:p text:style-name="P1574"><text:span text:style-name="T58">زمينى يا ھوايى؟</text:span></text:p>
          </table:table-cell>
        </table:table-row>
        <table:table-row table:style-name="Table31.3">
          <table:table-cell table:style-name="Table31.A3" office:value-type="string">
            <text:p text:style-name="P995"><text:span text:style-name="T17">путем: Морем,</text:span></text:p>
          </table:table-cell>
          <table:table-cell table:style-name="Table31.A3" office:value-type="string">
            <text:p text:style-name="P995"><text:span text:style-name="T17">Daryāyi, zamini yā</text:span></text:p>
          </table:table-cell>
          <table:covered-table-cell/>
        </table:table-row>
        <table:table-row table:style-name="Table31.4">
          <table:table-cell table:style-name="Table31.A3" office:value-type="string">
            <text:p text:style-name="P995"><text:span text:style-name="T17">сухопутным или</text:span></text:p>
          </table:table-cell>
          <table:table-cell table:style-name="Table31.A3" office:value-type="string">
            <text:p text:style-name="P995"><text:span text:style-name="T17">havāyi?</text:span></text:p>
          </table:table-cell>
          <table:covered-table-cell/>
        </table:table-row>
        <text:soft-page-break/>
        <table:table-row table:style-name="Table31.4">
          <table:table-cell table:style-name="Table31.C3" office:value-type="string">
            <text:p text:style-name="P999"><text:span text:style-name="T17">воздушным?</text:span></text:p>
          </table:table-cell>
          <table:table-cell table:style-name="Table31.C3" office:value-type="string">
            <text:p text:style-name="P1005"/>
          </table:table-cell>
          <table:covered-table-cell/>
        </table:table-row>
        <table:table-row table:style-name="Table31.13">
          <table:table-cell table:style-name="Table31.A1" office:value-type="string">
            <text:p text:style-name="P1576"><text:span text:style-name="T17">Иван: Как Вы скажете («все, что</text:span></text:p>
            <text:p text:style-name="P985"><text:span text:style-name="T17">Вы скажете»).</text:span></text:p>
          </table:table-cell>
          <table:table-cell table:style-name="Table31.A1" office:value-type="string">
            <text:p text:style-name="P988"><text:span text:style-name="T17">Har če šomā beguyid.</text:span></text:p>
          </table:table-cell>
          <table:table-cell table:style-name="Table31.A1" office:value-type="string">
            <text:p text:style-name="P1019"><text:span text:style-name="T55">ھر چه شما بگوييد.</text:span></text:p>
          </table:table-cell>
        </table:table-row>
        <table:table-row table:style-name="Table31.20">
          <table:table-cell table:style-name="Table31.A1" office:value-type="string">
            <text:p text:style-name="P988"><text:span text:style-name="T17">Шахназ: Лучше на</text:span></text:p>
            <text:p text:style-name="P989"><text:span text:style-name="T17">самолете.</text:span></text:p>
          </table:table-cell>
          <table:table-cell table:style-name="Table31.A1" office:value-type="string">
            <text:p text:style-name="P988"><text:span text:style-name="T17">Bā havā</text:span><text:span text:style-name="T16">-</text:span><text:span text:style-name="T17">peymā behtar</text:span></text:p>
            <text:p text:style-name="P989"><text:span text:style-name="T17">ast.</text:span></text:p>
          </table:table-cell>
          <table:table-cell table:style-name="Table31.A1" office:value-type="string">
            <text:p text:style-name="P1048"><text:span text:style-name="T50">با ھواپيما بھتر است.</text:span></text:p>
          </table:table-cell>
        </table:table-row>
        <table:table-row table:style-name="Table31.20">
          <table:table-cell table:style-name="Table31.A1" office:value-type="string">
            <text:p text:style-name="P988"><text:span text:style-name="T17">Иван: Рейс («полет»)</text:span></text:p>
            <text:p text:style-name="P989"><text:span text:style-name="T17">Бомбей-Тегеран.</text:span></text:p>
          </table:table-cell>
          <table:table-cell table:style-name="Table31.A1" office:value-type="string">
            <text:p text:style-name="P988"><text:span text:style-name="T17">Parvāz-e Bambey-</text:span></text:p>
            <text:p text:style-name="P989"><text:span text:style-name="T17">Tehrān.</text:span></text:p>
          </table:table-cell>
          <table:table-cell table:style-name="Table31.A1" office:value-type="string">
            <text:p text:style-name="P1137"><text:span text:style-name="T83">پرواز</text:span><text:span text:style-name="T133">بمبى</text:span><text:span text:style-name="T713">—</text:span><text:span text:style-name="T120">ت</text:span><text:span text:style-name="T119">ھ</text:span><text:span text:style-name="T248">ر</text:span><text:span text:style-name="T108">ان</text:span><text:span text:style-name="T49">.</text:span></text:p>
          </table:table-cell>
        </table:table-row>
        <table:table-row table:style-name="Table31.22">
          <table:table-cell table:style-name="Table31.A2" office:value-type="string">
            <text:p text:style-name="P983"><text:span text:style-name="T17">Шахназ: Нет.</text:span></text:p>
          </table:table-cell>
          <table:table-cell table:style-name="Table31.A2" office:value-type="string">
            <text:p text:style-name="P983"><text:span text:style-name="T17">Na. Bambey-Tehrān-</text:span></text:p>
          </table:table-cell>
          <table:table-cell table:style-name="Table31.A1" table:number-rows-spanned="3" office:value-type="string">
            <text:p text:style-name="P1132"><text:span text:style-name="T52">نه.</text:span><text:span text:style-name="T209">بمبى</text:span><text:span text:style-name="T433">—</text:span><text:span text:style-name="T209">تھران</text:span><text:span text:style-name="T203">—</text:span></text:p>
            <text:p text:style-name="P1125"><text:span text:style-name="T438">يزد.</text:span></text:p>
          </table:table-cell>
        </table:table-row>
        <table:table-row table:style-name="Table31.4">
          <table:table-cell table:style-name="Table31.A3" office:value-type="string">
            <text:p text:style-name="P995"><text:span text:style-name="T17">Бомбей-Тегеран-</text:span></text:p>
          </table:table-cell>
          <table:table-cell table:style-name="Table31.A3" office:value-type="string">
            <text:p text:style-name="P995"><text:span text:style-name="T17">Yazd.</text:span></text:p>
          </table:table-cell>
          <table:covered-table-cell/>
        </table:table-row>
        <table:table-row table:style-name="Table31.4">
          <table:table-cell table:style-name="Table31.C3" office:value-type="string">
            <text:p text:style-name="P995"><text:span text:style-name="T17">Йезд.</text:span></text:p>
          </table:table-cell>
          <table:table-cell table:style-name="Table31.C3" office:value-type="string">
            <text:p text:style-name="P1005"/>
          </table:table-cell>
          <table:covered-table-cell/>
        </table:table-row>
        <table:table-row table:style-name="Table31.25">
          <table:table-cell table:style-name="Table31.A1" office:value-type="string">
            <text:p text:style-name="P988"><text:span text:style-name="T17">Иван: Где находится</text:span></text:p>
            <text:p text:style-name="P985"><text:span text:style-name="T17">Йезд?</text:span></text:p>
          </table:table-cell>
          <table:table-cell table:style-name="Table31.A1" office:value-type="string">
            <text:p text:style-name="P988"><text:span text:style-name="T17">Yazd kojā ast?</text:span></text:p>
          </table:table-cell>
          <table:table-cell table:style-name="Table31.A1" office:value-type="string">
            <text:p text:style-name="P1132"><text:span text:style-name="T52">يزد كجا است؟</text:span></text:p>
          </table:table-cell>
        </table:table-row>
        <table:table-row table:style-name="Table31.20">
          <table:table-cell table:style-name="Table31.A1" office:value-type="string">
            <text:p text:style-name="P988"><text:span text:style-name="T17">Шахназ: Йезд — это</text:span></text:p>
            <text:p text:style-name="P989"><text:span text:style-name="T17">мой город.</text:span></text:p>
          </table:table-cell>
          <table:table-cell table:style-name="Table31.A1" office:value-type="string">
            <text:p text:style-name="P987"><text:span text:style-name="T17">Yazd šahr-e man ast.</text:span></text:p>
          </table:table-cell>
          <table:table-cell table:style-name="Table31.A1" office:value-type="string">
            <text:p text:style-name="P1138"><text:span text:style-name="T52">يزد شھر من است</text:span><text:span text:style-name="T293">.</text:span></text:p>
          </table:table-cell>
        </table:table-row>
      </table:table>
      <table:table table:name="Table32" table:style-name="Table32">
        <table:table-column table:style-name="Table32.A" table:number-columns-repeated="3"/>
        <table:table-row table:style-name="Table32.1">
          <table:table-cell table:style-name="Table32.A1" office:value-type="string">
            <text:p text:style-name="P1578"><text:span text:style-name="T17">Иван: Ваша семья находится в г. Йезд?</text:span></text:p>
          </table:table-cell>
          <table:table-cell table:style-name="Table32.A1" office:value-type="string">
            <text:p text:style-name="P1523"><text:span text:style-name="T17">Xānevāde-ye šomā dar Yazd hastand?</text:span></text:p>
          </table:table-cell>
          <table:table-cell table:style-name="Table32.A1" office:value-type="string">
            <text:p text:style-name="P1019"><text:span text:style-name="T51">خانواده</text:span><text:span text:style-name="T195">شما</text:span><text:span text:style-name="T495">در</text:span><text:span text:style-name="T172">يز</text:span><text:span text:style-name="T51">د</text:span></text:p>
            <text:p text:style-name="P1087"><text:span text:style-name="T133">ھستند؟</text:span></text:p>
          </table:table-cell>
        </table:table-row>
        <table:table-row table:style-name="Table32.2">
          <table:table-cell table:style-name="Table32.A1" office:value-type="string">
            <text:p text:style-name="P1579"><text:span text:style-name="T17">Шахназ: Мой отец живет в Бомбее.</text:span></text:p>
          </table:table-cell>
          <table:table-cell table:style-name="Table32.A1" office:value-type="string">
            <text:p text:style-name="P1581"><text:span text:style-name="T17">Pedar-e man dar Bambey zendegi</text:span></text:p>
            <text:p text:style-name="P989"><text:span text:style-name="T17">mikonad.</text:span></text:p>
          </table:table-cell>
          <table:table-cell table:style-name="Table32.A1" office:value-type="string">
            <text:p text:style-name="P1133"><text:span text:style-name="T52">پدر</text:span><text:span text:style-name="T358">مندر</text:span><text:span text:style-name="T417">بمبىزندگ</text:span><text:span text:style-name="T52">ى</text:span></text:p>
            <text:p text:style-name="P1082"><text:span text:style-name="T187">مىكند.</text:span></text:p>
          </table:table-cell>
        </table:table-row>
        <table:table-row table:style-name="Table32.3">
          <table:table-cell table:style-name="Table32.A1" office:value-type="string">
            <text:p text:style-name="P988"><text:span text:style-name="T17">Иван: Чем</text:span></text:p>
            <text:p text:style-name="P1582"><text:span text:style-name="T17">занимается Ваш отец?</text:span></text:p>
          </table:table-cell>
          <table:table-cell table:style-name="Table32.A1" office:value-type="string">
            <text:p text:style-name="P1584"><text:span text:style-name="T17">Kār-e pedar-e šomā čist?</text:span></text:p>
          </table:table-cell>
          <table:table-cell table:style-name="Table32.A1" office:value-type="string">
            <text:p text:style-name="P1019"><text:span text:style-name="T84">كار</text:span><text:span text:style-name="T120">پ</text:span><text:span text:style-name="T49">در</text:span><text:span text:style-name="T52">ش</text:span><text:span text:style-name="T110">ما</text:span><text:span text:style-name="T54">چ</text:span><text:span text:style-name="T111">يست؟</text:span></text:p>
          </table:table-cell>
        </table:table-row>
        <table:table-row table:style-name="Table32.4">
          <table:table-cell table:style-name="Table32.A1" office:value-type="string">
            <text:p text:style-name="P1586"><text:span text:style-name="T17">Шахназ: Он председатель Зороастрийского</text:span></text:p>
            <text:p text:style-name="P989"><text:span text:style-name="T17">общества.</text:span></text:p>
          </table:table-cell>
          <table:table-cell table:style-name="Table32.A1" office:value-type="string">
            <text:p text:style-name="P1258"><text:span text:style-name="T17">Sarparast-e anjoman-e zartoštiān ast.</text:span></text:p>
          </table:table-cell>
          <table:table-cell table:style-name="Table32.A1" office:value-type="string">
            <text:p text:style-name="P1587"><text:span text:style-name="T55">سرپرست</text:span><text:span text:style-name="T585">انجم</text:span><text:span text:style-name="T55">ن</text:span></text:p>
            <text:p text:style-name="P1589"><text:span text:style-name="T58">زرتشتيان</text:span><text:span text:style-name="T554">است</text:span><text:span text:style-name="T58">.</text:span></text:p>
          </table:table-cell>
        </table:table-row>
        <table:table-row table:style-name="Table32.5">
          <table:table-cell table:style-name="Table32.A1" office:value-type="string">
            <text:p text:style-name="P988"><text:span text:style-name="T17">Иван: Значит, вы</text:span></text:p>
            <text:p text:style-name="P985"><text:span text:style-name="T17">зороастрийцы?</text:span></text:p>
          </table:table-cell>
          <table:table-cell table:style-name="Table32.A1" office:value-type="string">
            <text:p text:style-name="P988"><text:span text:style-name="T17">Pas, šomā zartošti</text:span></text:p>
            <text:p text:style-name="P985"><text:span text:style-name="T17">hastid?</text:span></text:p>
          </table:table-cell>
          <table:table-cell table:style-name="Table32.A1" office:value-type="string">
            <text:p text:style-name="P1019"><text:span text:style-name="T50">پس شما زرتشتى ھستيد؟</text:span></text:p>
          </table:table-cell>
        </table:table-row>
        <table:table-row table:style-name="Table32.6">
          <table:table-cell table:style-name="Table32.A1" office:value-type="string">
            <text:p text:style-name="P987"><text:span text:style-name="T17">Шахназ: Да.</text:span></text:p>
          </table:table-cell>
          <table:table-cell table:style-name="Table32.A1" office:value-type="string">
            <text:p text:style-name="P987"><text:span text:style-name="T17">Āri.</text:span></text:p>
          </table:table-cell>
          <table:table-cell table:style-name="Table32.A1" office:value-type="string">
            <text:p text:style-name="P1023"><text:span text:style-name="T49">آرى.</text:span></text:p>
          </table:table-cell>
        </table:table-row>
        <table:table-row table:style-name="Table32.7">
          <table:table-cell table:style-name="Table32.A1" office:value-type="string">
            <text:p text:style-name="P1590"><text:span text:style-name="T17">Иван: Я читал «Так говорил Заратустра» Фридриха Ницше.</text:span></text:p>
          </table:table-cell>
          <table:table-cell table:style-name="Table32.A1" office:value-type="string">
            <text:p text:style-name="P1591"><text:span text:style-name="T17">Man ketāb-e Fridrich Nietzsche “Čanin goft Zartošt”-rā xāndam.</text:span></text:p>
          </table:table-cell>
          <table:table-cell table:style-name="Table32.A1" office:value-type="string">
            <text:p text:style-name="P1593"><text:span text:style-name="T55">من</text:span><text:span text:style-name="T419">كتاب</text:span><text:span text:style-name="T506">"</text:span><text:span text:style-name="T55">فردريش</text:span><text:span text:style-name="T424">نيش</text:span><text:span text:style-name="T55">ه</text:span></text:p>
            <text:p text:style-name="P1594"><text:span text:style-name="T292">—</text:span><text:span text:style-name="T228">چنين</text:span><text:span text:style-name="T315">گفت</text:span><text:span text:style-name="T228">زرتشت</text:span><text:span text:style-name="T55">"</text:span></text:p>
            <text:p text:style-name="P1595"><text:span text:style-name="T56">را</text:span><text:span text:style-name="T182">خواندم</text:span><text:span text:style-name="T56">.</text:span></text:p>
          </table:table-cell>
        </table:table-row>
        <table:table-row table:style-name="Table32.8">
          <table:table-cell table:style-name="Table32.A1" office:value-type="string">
            <text:p text:style-name="P1596"><text:span text:style-name="T17">Шахназ: Иран — страна четырех религий: мусульманство, зороастризм,</text:span></text:p>
            <text:p text:style-name="P1597"><text:span text:style-name="T17">христианство, иудейство.</text:span></text:p>
          </table:table-cell>
          <table:table-cell table:style-name="Table32.A1" office:value-type="string">
            <text:p text:style-name="P1599"><text:span text:style-name="T17">Irān sarzamin-e čahār āyin ast; mosalmānān, zartoštiān, masihiān va kalimiān ast.</text:span></text:p>
          </table:table-cell>
          <table:table-cell table:style-name="Table32.A1" office:value-type="string">
            <text:p text:style-name="P1601"><text:span text:style-name="T55">ايران سرزمين چھار آيين</text:span></text:p>
            <text:p text:style-name="P1603"><text:span text:style-name="T58">زرتشتيان،</text:span><text:span text:style-name="T507">مسيحيان و</text:span><text:span text:style-name="T52">است:مسلمانان،</text:span></text:p>
            <text:p text:style-name="P1605"><text:span text:style-name="T58">كليميان</text:span><text:span text:style-name="T471">است</text:span><text:span text:style-name="T294">.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68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607"><text:span text:style-name="T17">В аэропорту Бомбея.</text:span></text:p>
          </table:table-cell>
          <table:table-cell table:style-name="Table33.A1" office:value-type="string">
            <text:p text:style-name="P978"><text:span text:style-name="T17">Dar forudgāh-e Bambey.</text:span></text:p>
          </table:table-cell>
          <table:table-cell table:style-name="Table33.A1" office:value-type="string">
            <text:p text:style-name="P1608"><text:span text:style-name="T55">در فرودگاه بمبى</text:span><text:span text:style-name="T292">.</text:span></text:p>
          </table:table-cell>
        </table:table-row>
        <table:table-row table:style-name="Table33.2">
          <table:table-cell table:style-name="Table33.A1" office:value-type="string">
            <text:p text:style-name="P1320"><text:span text:style-name="T17">Иван: Дорогая Шахназ! Нам лучше поужинать до</text:span></text:p>
            <text:p text:style-name="P983"><text:span text:style-name="T17">вылета.</text:span></text:p>
          </table:table-cell>
          <table:table-cell table:style-name="Table33.A1" office:value-type="string">
            <text:p text:style-name="P1611"><text:span text:style-name="T17">Šahnāz jān! Behtar ast piš az parvāz šām bexorim.</text:span></text:p>
          </table:table-cell>
          <table:table-cell table:style-name="Table33.A1" office:value-type="string">
            <text:p text:style-name="P1612"><text:span text:style-name="T52">پيش</text:span><text:span text:style-name="T298">ازپرواز</text:span><text:span text:style-name="T304">شام</text:span><text:span text:style-name="T586">شھناز</text:span><text:span text:style-name="T52">جان!بھتر است</text:span></text:p>
            <text:p text:style-name="P1613"><text:span text:style-name="T55">بخوريم.</text:span></text:p>
          </table:table-cell>
        </table:table-row>
        <table:table-row table:style-name="Table33.3">
          <table:table-cell table:style-name="Table33.A1" office:value-type="string">
            <text:p text:style-name="P1614"><text:span text:style-name="T17">Шахназ: В ресторане</text:span></text:p>
            <text:p text:style-name="P981"><text:span text:style-name="T17">Махараджа.</text:span></text:p>
          </table:table-cell>
          <table:table-cell table:style-name="Table33.A1" office:value-type="string">
            <text:p text:style-name="Table_20_Paragraph"><text:span text:style-name="T17">Dar restorān-e māhārājā.</text:span></text:p>
          </table:table-cell>
          <table:table-cell table:style-name="Table33.A1" office:value-type="string">
            <text:p text:style-name="P1609"><text:span text:style-name="T51">در رستوران ماھاراجا.</text:span></text:p>
          </table:table-cell>
        </table:table-row>
        <table:table-row table:style-name="Table33.4">
          <table:table-cell table:style-name="Table33.A1" office:value-type="string">
            <text:p text:style-name="P978"><text:span text:style-name="T17">Иван: Завтра утром</text:span></text:p>
          </table:table-cell>
          <table:table-cell table:style-name="Table33.A1" office:value-type="string">
            <text:p text:style-name="P978"><text:span text:style-name="T17">Bāmdād-e fardā man dar</text:span></text:p>
          </table:table-cell>
          <table:table-cell table:style-name="Table33.A1" office:value-type="string">
            <text:p text:style-name="P1610"><text:span text:style-name="T56">بامداد فردا من در</text:span>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96"><text:span text:style-name="T17">я буду в Тегеране, а вы — в Йезде.</text:span></text:p>
          </table:table-cell>
          <table:table-cell table:style-name="Table34.A1" office:value-type="string">
            <text:p text:style-name="P1578"><text:span text:style-name="T17">Tehrān va šomā dar Yazd xāhim bud.</text:span></text:p>
          </table:table-cell>
          <table:table-cell table:style-name="Table34.A1" office:value-type="string">
            <text:p text:style-name="P1616"><text:span text:style-name="T52">تھران</text:span><text:span text:style-name="T369">و</text:span><text:span text:style-name="T587">شما</text:span><text:span text:style-name="T363">در</text:span><text:span text:style-name="T369">يز</text:span><text:span text:style-name="T52">د</text:span></text:p>
            <text:p text:style-name="P1620"><text:span text:style-name="T58">خواھيم</text:span><text:span text:style-name="T594">بود</text:span><text:span text:style-name="T58">.</text:span></text:p>
          </table:table-cell>
        </table:table-row>
        <table:table-row table:style-name="Table34.2">
          <table:table-cell table:style-name="Table34.A2" office:value-type="string">
            <text:p text:style-name="P981"><text:span text:style-name="T17">Шахназ: Давайте</text:span></text:p>
          </table:table-cell>
          <table:table-cell table:style-name="Table34.A2" office:value-type="string">
            <text:p text:style-name="P981"><text:span text:style-name="T17">Biyā nešāni-ye hamdigar</text:span></text:p>
          </table:table-cell>
          <table:table-cell table:style-name="Table34.A1" table:number-rows-spanned="12" office:value-type="string">
            <text:p text:style-name="P1621"><text:span text:style-name="T381">بنويسيم</text:span><text:span text:style-name="T55">تا با ھم</text:span><text:span text:style-name="T52">نامه</text:span><text:span text:style-name="T386">بيا</text:span><text:span text:style-name="T58">نشانى ھمديگر را</text:span></text:p>
            <text:p text:style-name="P1622"><text:span text:style-name="T55">نگارى كنيم.</text:span></text:p>
          </table:table-cell>
        </table:table-row>
        <table:table-row table:style-name="Table34.3">
          <table:table-cell table:style-name="Table34.A3" office:value-type="string">
            <text:p text:style-name="P995"><text:span text:style-name="T17">обменяемся</text:span></text:p>
          </table:table-cell>
          <table:table-cell table:style-name="Table34.A3" office:value-type="string">
            <text:p text:style-name="P995"><text:span text:style-name="T17">rā benevisim tā bāham</text:span></text:p>
          </table:table-cell>
          <table:covered-table-cell/>
        </table:table-row>
        <table:table-row table:style-name="Table34.4">
          <table:table-cell table:style-name="Table34.A3" office:value-type="string">
            <text:p text:style-name="P995"><text:span text:style-name="T17">адресами</text:span></text:p>
          </table:table-cell>
          <table:table-cell table:style-name="Table34.A3" office:value-type="string">
            <text:p text:style-name="P995"><text:span text:style-name="T17">nāme negāri konim.</text:span>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(«напишем адреса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друг друга») для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нашей дальнейшей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переписки (nāme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4">
          <table:table-cell table:style-name="Table34.A3" office:value-type="string">
            <text:p text:style-name="P995"><text:span text:style-name="T17">negāri — писем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писание;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negāštan/negār —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4">
          <table:table-cell table:style-name="Table34.A3" office:value-type="string">
            <text:p text:style-name="P995"><text:span text:style-name="T17">писать;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13">
          <table:table-cell table:style-name="Table34.C3" office:value-type="string">
            <text:p text:style-name="P999"><text:span text:style-name="T17">изображать).</text:span></text:p>
          </table:table-cell>
          <table:table-cell table:style-name="Table34.C3" office:value-type="string">
            <text:p text:style-name="P1005"/>
          </table:table-cell>
          <table:covered-table-cell/>
        </table:table-row>
        <table:table-row table:style-name="Table34.2">
          <table:table-cell table:style-name="Table34.A2" office:value-type="string">
            <text:p text:style-name="P981"><text:span text:style-name="T17">Иван: Мой адрес:</text:span></text:p>
          </table:table-cell>
          <table:table-cell table:style-name="Table34.A2" office:value-type="string">
            <text:p text:style-name="P981"><text:span text:style-name="T17">Adres-e man: sad-o-bist-o-</text:span></text:p>
          </table:table-cell>
          <table:table-cell table:style-name="Table34.A1" table:number-rows-spanned="8" office:value-type="string">
            <text:p text:style-name="P1623"><text:span text:style-name="T49">آدرس</text:span><text:span text:style-name="T482">من</text:span><text:span text:style-name="T49">:</text:span><text:span text:style-name="T227">صدو</text:span></text:p>
            <text:p text:style-name="P1624"><text:span text:style-name="T55">مسكو،</text:span><text:span text:style-name="T197">خيابان</text:span><text:span text:style-name="T58">بيست</text:span><text:span text:style-name="T393">و نه، پانصد</text:span><text:span text:style-name="T58">.</text:span></text:p>
            <text:p text:style-name="P1625"><text:span text:style-name="T52">ساختمان</text:span><text:span text:style-name="T213">شماره</text:span><text:span text:style-name="T63">پروس</text:span><text:span text:style-name="T120">پ</text:span><text:span text:style-name="T85">كت</text:span><text:span text:style-name="T55">م</text:span><text:span text:style-name="T124">يرا</text:span><text:span text:style-name="T108">،</text:span></text:p>
            <text:p text:style-name="P1626"><text:span text:style-name="T144">بيست</text:span><text:span text:style-name="T49">،</text:span><text:span text:style-name="T120">پ</text:span><text:span text:style-name="T55">ال</text:span><text:span text:style-name="T108">ک</text:span><text:span text:style-name="T71">پنج</text:span><text:span text:style-name="T49">.</text:span></text:p>
          </table:table-cell>
        </table:table-row>
        <table:table-row table:style-name="Table34.3">
          <table:table-cell table:style-name="Table34.A3" office:value-type="string">
            <text:p text:style-name="P995"><text:span text:style-name="T17">129500 г. Москва,</text:span></text:p>
          </table:table-cell>
          <table:table-cell table:style-name="Table34.A3" office:value-type="string">
            <text:p text:style-name="P995"><text:span text:style-name="T17">noh, pānsad. Mosko,</text:span></text:p>
          </table:table-cell>
          <table:covered-table-cell/>
        </table:table-row>
        <table:table-row table:style-name="Table34.4">
          <table:table-cell table:style-name="Table34.A3" office:value-type="string">
            <text:p text:style-name="P995"><text:span text:style-name="T17">ул. Проспект Мира,</text:span></text:p>
          </table:table-cell>
          <table:table-cell table:style-name="Table34.A3" office:value-type="string">
            <text:p text:style-name="P995"><text:span text:style-name="T17">xiābān-e Propekt mirā,</text:span>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д.20, кв.5 (pelāk —</text:span></text:p>
          </table:table-cell>
          <table:table-cell table:style-name="Table34.A3" office:value-type="string">
            <text:p text:style-name="P995"><text:span text:style-name="T17">sāxtamān-e šomāre-ye</text:span>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табличка, вывеска</text:span></text:p>
          </table:table-cell>
          <table:table-cell table:style-name="Table34.A3" office:value-type="string">
            <text:p text:style-name="P995"><text:span text:style-name="T17">bist, pelāk-e panj.</text:span>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/франц. plaque —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пластинка,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C3" office:value-type="string">
            <text:p text:style-name="P995"><text:span text:style-name="T17">вывеска/).</text:span></text:p>
          </table:table-cell>
          <table:table-cell table:style-name="Table34.C3" office:value-type="string">
            <text:p text:style-name="P1005"/>
          </table:table-cell>
          <table:covered-table-cell/>
        </table:table-row>
        <table:table-row table:style-name="Table34.22">
          <table:table-cell table:style-name="Table34.A1" office:value-type="string">
            <text:p text:style-name="P1445"><text:span text:style-name="T17">Шахназ: Иран, г. Йезд, ул. Аташгах, дом («табличка») 7. Шахназ Джамшиди.</text:span></text:p>
          </table:table-cell>
          <table:table-cell table:style-name="Table34.A1" office:value-type="string">
            <text:p text:style-name="P1484"><text:span text:style-name="T17">Šahnāz: Irān, Yazd, xiābān-e ātašgāh, pelāk-e haft, Šahnāz-e Jamšidi.</text:span></text:p>
          </table:table-cell>
          <table:table-cell table:style-name="Table34.A1" office:value-type="string">
            <text:p text:style-name="P1332"><text:span text:style-name="T52">شھناز:</text:span><text:span text:style-name="T403">ايران</text:span><text:span text:style-name="T715">—</text:span><text:span text:style-name="T304">يز</text:span><text:span text:style-name="T52">د</text:span></text:p>
            <text:p text:style-name="P1628"><text:span text:style-name="T714">—</text:span><text:span text:style-name="T181">خيابان</text:span><text:span text:style-name="T412">آتشگاه</text:span><text:span text:style-name="T186">—</text:span></text:p>
            <text:p text:style-name="P1632"><text:span text:style-name="T341">پ</text:span><text:span text:style-name="T237">ا</text:span><text:span text:style-name="T340">ل</text:span><text:span text:style-name="T233">ک</text:span><text:span text:style-name="T86">ھ</text:span><text:span text:style-name="T145">فت</text:span><text:span text:style-name="T291">—</text:span><text:span text:style-name="T87">شھناز</text:span></text:p>
            <text:p text:style-name="P1635"><text:span text:style-name="T52">جمشيدى.</text:span></text:p>
          </table:table-cell>
        </table:table-row>
        <table:table-row table:style-name="Table34.23">
          <table:table-cell table:style-name="Table34.A2" office:value-type="string">
            <text:p text:style-name="P983"><text:span text:style-name="T17">Иван: В</text:span></text:p>
          </table:table-cell>
          <table:table-cell table:style-name="Table34.A2" office:value-type="string">
            <text:p text:style-name="P983"><text:span text:style-name="T17">Man zemestān-e āyande</text:span></text:p>
          </table:table-cell>
          <table:table-cell table:style-name="Table34.A1" table:number-rows-spanned="5" office:value-type="string">
            <text:p text:style-name="P1081"><text:span text:style-name="T52">من</text:span><text:span text:style-name="T298">زمستانآيندهبا</text:span><text:span text:style-name="T52">ر</text:span></text:p>
            <text:p text:style-name="P1636"><text:span text:style-name="T55">ديگر</text:span><text:span text:style-name="T340">به ايران مىآيم</text:span><text:span text:style-name="T55">.</text:span></text:p>
          </table:table-cell>
        </table:table-row>
        <table:table-row table:style-name="Table34.4">
          <table:table-cell table:style-name="Table34.A3" office:value-type="string">
            <text:p text:style-name="P995"><text:span text:style-name="T17">следующую зиму я</text:span></text:p>
          </table:table-cell>
          <table:table-cell table:style-name="Table34.A3" office:value-type="string">
            <text:p text:style-name="P995"><text:span text:style-name="T17">bār-e digar be Irān</text:span>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вернусь в Иран («в</text:span></text:p>
          </table:table-cell>
          <table:table-cell table:style-name="Table34.A3" office:value-type="string">
            <text:p text:style-name="P995"><text:span text:style-name="T17">miāyam.</text:span>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95"><text:span text:style-name="T17">другой раз</text:span></text:p>
          </table:table-cell>
          <table:table-cell table:style-name="Table34.A3" office:value-type="string">
            <text:p text:style-name="P1005"/>
          </table:table-cell>
          <table:covered-table-cell/>
        </table:table-row>
        <table:table-row table:style-name="Table34.3">
          <table:table-cell table:style-name="Table34.C3" office:value-type="string">
            <text:p text:style-name="P995"><text:span text:style-name="T17">приеду»).</text:span></text:p>
          </table:table-cell>
          <table:table-cell table:style-name="Table34.C3" office:value-type="string">
            <text:p text:style-name="P1005"/>
          </table:table-cell>
          <table:covered-table-cell/>
        </table:table-row>
        <table:table-row table:style-name="Table34.28">
          <table:table-cell table:style-name="Table34.A1" office:value-type="string">
            <text:p text:style-name="P1637"><text:span text:style-name="T17">Шахназ: Я буду Вас встречать.</text:span></text:p>
          </table:table-cell>
          <table:table-cell table:style-name="Table34.A1" office:value-type="string">
            <text:p text:style-name="P988"><text:span text:style-name="T17">Man be didār-e šomā</text:span></text:p>
            <text:p text:style-name="P1644"><text:span text:style-name="T17">xāham āmad («на встречу с Вами приду»).</text:span></text:p>
          </table:table-cell>
          <table:table-cell table:style-name="Table34.A1" office:value-type="string">
            <text:p text:style-name="P1646"><text:span text:style-name="T56">من</text:span><text:span text:style-name="T416">بهديدارشم</text:span><text:span text:style-name="T56">ا</text:span></text:p>
            <text:p text:style-name="P1647"><text:span text:style-name="T56">خواھم</text:span><text:span text:style-name="T306">آمد</text:span><text:span text:style-name="T56">.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68"/>
      <table:table table:name="Table35" table:style-name="Table35">
        <table:table-column table:style-name="Table35.A" table:number-columns-repeated="3"/>
        <table:table-row table:style-name="Table35.1">
          <table:table-cell table:style-name="Table35.A1" office:value-type="string">
            <text:p text:style-name="Table_20_Paragraph"><text:span text:style-name="T16">Седьмая встреча</text:span></text:p>
          </table:table-cell>
          <table:table-cell table:style-name="Table35.A1" office:value-type="string">
            <text:p text:style-name="Table_20_Paragraph"><text:span text:style-name="T17">Didār-e haftom</text:span></text:p>
          </table:table-cell>
          <table:table-cell table:style-name="Table35.A1" office:value-type="string">
            <text:p text:style-name="P1648"><text:span text:style-name="T50">ديدار ھفتم</text:span></text:p>
          </table:table-cell>
        </table:table-row>
      </table:table>
      <table:table table:name="Table36" table:style-name="Table36">
        <table:table-column table:style-name="Table36.A" table:number-columns-repeated="3"/>
        <text:soft-page-break/>
        <table:table-row table:style-name="Table36.1">
          <table:table-cell table:style-name="Table36.A1" office:value-type="string">
            <text:p text:style-name="P988"><text:span text:style-name="T17">Иван между горами и</text:span></text:p>
            <text:p text:style-name="P989"><text:span text:style-name="T17">морем.</text:span></text:p>
          </table:table-cell>
          <table:table-cell table:style-name="Table36.A1" office:value-type="string">
            <text:p text:style-name="P988"><text:span text:style-name="T17">Ivān miān-e kuh va</text:span></text:p>
            <text:p text:style-name="P989"><text:span text:style-name="T17">daryā.</text:span></text:p>
          </table:table-cell>
          <table:table-cell table:style-name="Table36.A1" office:value-type="string">
            <text:p text:style-name="P1045"><text:span text:style-name="T51">ايوان ميان كوه ودريا</text:span><text:span text:style-name="T295">.</text:span></text:p>
          </table:table-cell>
        </table:table-row>
        <table:table-row table:style-name="Table36.2">
          <table:table-cell table:style-name="Table36.A1" office:value-type="string">
            <text:p text:style-name="P1649"><text:span text:style-name="T17">Иван: Извините, это агентство «Иран-</text:span></text:p>
            <text:p text:style-name="P989"><text:span text:style-name="T17">Пейма»?</text:span></text:p>
          </table:table-cell>
          <table:table-cell table:style-name="Table36.A1" office:value-type="string">
            <text:p text:style-name="P1496"><text:span text:style-name="T17">Bebaxšid, injā daftar-e Irān-peymā ast?</text:span></text:p>
          </table:table-cell>
          <table:table-cell table:style-name="Table36.A1" office:value-type="string">
            <text:p text:style-name="P1651"><text:span text:style-name="T130">ببخشيد</text:span><text:span text:style-name="T49">،</text:span><text:span text:style-name="T87">ا</text:span><text:span text:style-name="T146">ينجا</text:span><text:span text:style-name="T108">د</text:span><text:span text:style-name="T147">ف</text:span><text:span text:style-name="T133">ت</text:span><text:span text:style-name="T252">ر</text:span></text:p>
            <text:p text:style-name="P1653"><text:span text:style-name="T49">"</text:span><text:span text:style-name="T58">ا</text:span><text:span text:style-name="T121">يرا</text:span><text:span text:style-name="T108">ن</text:span><text:span text:style-name="T120">پي</text:span><text:span text:style-name="T253">م</text:span><text:span text:style-name="T136">ا</text:span><text:span text:style-name="T49">"</text:span><text:span text:style-name="T148">است؟</text:span></text:p>
          </table:table-cell>
        </table:table-row>
        <table:table-row table:style-name="Table36.3">
          <table:table-cell table:style-name="Table36.A1" office:value-type="string">
            <text:p text:style-name="P988"><text:span text:style-name="T17">Сотрудник: Да,</text:span></text:p>
            <text:p text:style-name="P985"><text:span text:style-name="T17">пожалуйста!</text:span></text:p>
          </table:table-cell>
          <table:table-cell table:style-name="Table36.A1" office:value-type="string">
            <text:p text:style-name="P988"><text:span text:style-name="T17">Kārmand: Bale,</text:span></text:p>
            <text:p text:style-name="P985"><text:span text:style-name="T17">befarmāid!</text:span></text:p>
          </table:table-cell>
          <table:table-cell table:style-name="Table36.A1" office:value-type="string">
            <text:p text:style-name="P1019"><text:span text:style-name="T58">كارمند:بله، بفرماييد!</text:span></text:p>
          </table:table-cell>
        </table:table-row>
        <table:table-row table:style-name="Table36.4">
          <table:table-cell table:style-name="Table36.A1" office:value-type="string">
            <text:p text:style-name="P1654"><text:span text:style-name="T17">Иван: Пожалуйста один билет в порт</text:span></text:p>
            <text:p text:style-name="P989"><text:span text:style-name="T17">Анзали.</text:span></text:p>
          </table:table-cell>
          <table:table-cell table:style-name="Table36.A1" office:value-type="string">
            <text:p text:style-name="P1562"><text:span text:style-name="T17">Xāhes mikonam, yek belit be bandar Anzali.</text:span></text:p>
          </table:table-cell>
          <table:table-cell table:style-name="Table36.A1" office:value-type="string">
            <text:p text:style-name="P1420"><text:span text:style-name="T149">خواھش</text:span><text:span text:style-name="T139">مى</text:span><text:span text:style-name="T88">ك</text:span><text:span text:style-name="T150">نم</text:span><text:span text:style-name="T49">،</text:span><text:span text:style-name="T128">ي</text:span><text:span text:style-name="T254">ک</text:span><text:span text:style-name="T89">ب</text:span><text:span text:style-name="T151">ليت</text:span></text:p>
            <text:p text:style-name="P1655"><text:span text:style-name="T55">به</text:span><text:span text:style-name="T431">بندر</text:span><text:span text:style-name="T202">انزلى</text:span><text:span text:style-name="T55">.</text:span></text:p>
          </table:table-cell>
        </table:table-row>
        <table:table-row table:style-name="Table36.2">
          <table:table-cell table:style-name="Table36.A1" office:value-type="string">
            <text:p text:style-name="P988"><text:span text:style-name="T17">Сотрудник: Ваше</text:span></text:p>
            <text:p text:style-name="P1503"><text:span text:style-name="T17">место №1, рядом с водителем.</text:span></text:p>
          </table:table-cell>
          <table:table-cell table:style-name="Table36.A1" office:value-type="string">
            <text:p text:style-name="P1656"><text:span text:style-name="T17">Sandali-ye šomāre-ye yek, kenār-e rānande.</text:span></text:p>
          </table:table-cell>
          <table:table-cell table:style-name="Table36.A1" office:value-type="string">
            <text:p text:style-name="P1045"><text:span text:style-name="T143">صندلى</text:span><text:span text:style-name="T255">شماره</text:span><text:span text:style-name="T128">ي</text:span><text:span text:style-name="T62">ک</text:span><text:span text:style-name="T49">،</text:span><text:span text:style-name="T276">ك</text:span><text:span text:style-name="T121">نار</text:span></text:p>
            <text:p text:style-name="P1022"><text:span text:style-name="T187">راننده.</text:span></text:p>
          </table:table-cell>
        </table:table-row>
        <table:table-row table:style-name="Table36.6">
          <table:table-cell table:style-name="Table36.A1" office:value-type="string">
            <text:p text:style-name="P1444"><text:span text:style-name="T17">Иван: спасибо, сколько стоит билет</text:span></text:p>
            <text:p text:style-name="P1660"><text:span text:style-name="T17">(«цена билета сколько»)?</text:span></text:p>
          </table:table-cell>
          <table:table-cell table:style-name="Table36.A1" office:value-type="string">
            <text:p text:style-name="P1661"><text:span text:style-name="T17">Sepāsgozāram, nerx-e belit čand ast?</text:span></text:p>
          </table:table-cell>
          <table:table-cell table:style-name="Table36.A1" office:value-type="string">
            <text:p text:style-name="P1663"><text:span text:style-name="T58">سپاسگزارم،</text:span><text:span text:style-name="T326">نرخ بلي</text:span><text:span text:style-name="T58">ت</text:span></text:p>
            <text:p text:style-name="P1665"><text:span text:style-name="T52">چند</text:span><text:span text:style-name="T369">است</text:span><text:span text:style-name="T52">؟</text:span></text:p>
          </table:table-cell>
        </table:table-row>
        <table:table-row table:style-name="Table36.2">
          <table:table-cell table:style-name="Table36.A1" office:value-type="string">
            <text:p text:style-name="P988"><text:span text:style-name="T17">Сотрудник: 2000</text:span></text:p>
            <text:p text:style-name="P1103"><text:span text:style-name="T17">томанов (1 томан = 10 риалов).</text:span></text:p>
          </table:table-cell>
          <table:table-cell table:style-name="Table36.A1" office:value-type="string">
            <text:p text:style-name="P988"><text:span text:style-name="T17">Do hezār tomān.</text:span></text:p>
          </table:table-cell>
          <table:table-cell table:style-name="Table36.A1" office:value-type="string">
            <text:p text:style-name="P1057"><text:span text:style-name="T51">دو ھزار تومان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37" table:style-name="Table37">
        <table:table-column table:style-name="Table37.A" table:number-columns-repeated="3"/>
        <table:table-row table:style-name="Table37.1">
          <table:table-cell table:style-name="Table37.A1" office:value-type="string">
            <text:p text:style-name="Table_20_Paragraph"><text:span text:style-name="T17">В автобусе.</text:span></text:p>
          </table:table-cell>
          <table:table-cell table:style-name="Table37.A1" office:value-type="string">
            <text:p text:style-name="Table_20_Paragraph"><text:span text:style-name="T17">Dar otobus.</text:span></text:p>
          </table:table-cell>
          <table:table-cell table:style-name="Table37.A1" office:value-type="string">
            <text:p text:style-name="P1023"><text:span text:style-name="T52">در اتوبوس</text:span><text:span text:style-name="T293">.</text:span></text:p>
          </table:table-cell>
        </table:table-row>
        <table:table-row table:style-name="Table37.2">
          <table:table-cell table:style-name="Table37.A1" office:value-type="string">
            <text:p text:style-name="P1666"><text:span text:style-name="T17">Иван: Как называется эта гора?</text:span></text:p>
          </table:table-cell>
          <table:table-cell table:style-name="Table37.A1" office:value-type="string">
            <text:p text:style-name="P978"><text:span text:style-name="T17">Nām-e in kuh čist?</text:span></text:p>
          </table:table-cell>
          <table:table-cell table:style-name="Table37.A1" office:value-type="string">
            <text:p text:style-name="P1044"><text:span text:style-name="T52">نام اين كوه چيست؟</text:span></text:p>
          </table:table-cell>
        </table:table-row>
        <table:table-row table:style-name="Table37.3">
          <table:table-cell table:style-name="Table37.A1" office:value-type="string">
            <text:p text:style-name="P1668"><text:span text:style-name="T17">Водитель: Дамаванд. Это самая высокая</text:span></text:p>
            <text:p text:style-name="P981"><text:span text:style-name="T17">гора в Иране.</text:span></text:p>
          </table:table-cell>
          <table:table-cell table:style-name="Table37.A1" office:value-type="string">
            <text:p text:style-name="P1670"><text:span text:style-name="T17">Rānande: Damāvand. bolandtarin kuh-e Irān.</text:span></text:p>
          </table:table-cell>
          <table:table-cell table:style-name="Table37.A1" office:value-type="string">
            <text:p text:style-name="P1671"><text:span text:style-name="T51">راننده:</text:span><text:span text:style-name="T398">دماوند</text:span><text:span text:style-name="T51">—</text:span></text:p>
            <text:p text:style-name="P1672"><text:span text:style-name="T58">بلندترين</text:span><text:span text:style-name="T407">كوه ايران</text:span><text:span text:style-name="T58">.</text:span></text:p>
          </table:table-cell>
        </table:table-row>
        <table:table-row table:style-name="Table37.2">
          <table:table-cell table:style-name="Table37.A1" office:value-type="string">
            <text:p text:style-name="P1501"><text:span text:style-name="T17">Иван: Какая у нее высота?</text:span></text:p>
          </table:table-cell>
          <table:table-cell table:style-name="Table37.A1" office:value-type="string">
            <text:p text:style-name="P1195"><text:span text:style-name="T17">Bolandi ān čand metr ast?</text:span></text:p>
          </table:table-cell>
          <table:table-cell table:style-name="Table37.A1" office:value-type="string">
            <text:p text:style-name="P1131"><text:span text:style-name="T52">بلندى آن چند متر است؟</text:span></text:p>
          </table:table-cell>
        </table:table-row>
        <table:table-row table:style-name="Table37.5">
          <table:table-cell table:style-name="Table37.A1" office:value-type="string">
            <text:p text:style-name="P1673"><text:span text:style-name="T17">Водитель: 5671 метров над уровнем моря .</text:span></text:p>
          </table:table-cell>
          <table:table-cell table:style-name="Table37.A1" office:value-type="string">
            <text:p text:style-name="P1243"><text:span text:style-name="T17">Panj hezār-o-šešsad-o- haftād-o-yek metr bālātar az tarāz-e</text:span></text:p>
            <text:p text:style-name="P983"><text:span text:style-name="T17">daryā.</text:span></text:p>
          </table:table-cell>
          <table:table-cell table:style-name="Table37.A1" office:value-type="string">
            <text:p text:style-name="P1674"><text:span text:style-name="T335">ھفتاد</text:span><text:span text:style-name="T108">و</text:span><text:span text:style-name="T61">ي</text:span><text:span text:style-name="T62">ک</text:span><text:span text:style-name="T54">م</text:span><text:span text:style-name="T111">تر</text:span><text:span text:style-name="T279">باالتر</text:span><text:span text:style-name="T108">از</text:span><text:span text:style-name="T473">پنج</text:span><text:span text:style-name="T431">ھزار و ششصد</text:span><text:span text:style-name="T55">و</text:span></text:p>
            <text:p text:style-name="P1675"><text:span text:style-name="T55">تراز</text:span><text:span text:style-name="T595">دريا</text:span><text:span text:style-name="T55">.</text:span></text:p>
          </table:table-cell>
        </table:table-row>
        <table:table-row table:style-name="Table37.6">
          <table:table-cell table:style-name="Table37.A1" office:value-type="string">
            <text:p text:style-name="P1676"><text:span text:style-name="T17">Иван: Близко ли Каспийское море?</text:span></text:p>
          </table:table-cell>
          <table:table-cell table:style-name="Table37.A1" office:value-type="string">
            <text:p text:style-name="P1677"><text:span text:style-name="T17">Daryā-ye māzanderān nazdik ast?</text:span></text:p>
          </table:table-cell>
          <table:table-cell table:style-name="Table37.A1" office:value-type="string">
            <text:p text:style-name="P1021"><text:span text:style-name="T51">درياى</text:span><text:span text:style-name="T333">مازندراننزدي</text:span><text:span text:style-name="T51">ک</text:span></text:p>
            <text:p text:style-name="P1023"><text:span text:style-name="T274">است؟</text:span></text:p>
          </table:table-cell>
        </table:table-row>
        <table:table-row table:style-name="Table37.7">
          <table:table-cell table:style-name="Table37.A1" office:value-type="string">
            <text:p text:style-name="P1384"><text:span text:style-name="T17">Водитель: Да, море отсюда можно</text:span></text:p>
          </table:table-cell>
          <table:table-cell table:style-name="Table37.A1" office:value-type="string">
            <text:p text:style-name="P1388"><text:span text:style-name="T17">Āri. Bā durbin mitavān daryā-rā did.</text:span></text:p>
          </table:table-cell>
          <table:table-cell table:style-name="Table37.A1" office:value-type="string">
            <text:p text:style-name="P1678"><text:span text:style-name="T52">آرى.</text:span><text:span text:style-name="T183">با دوربين <text:s/>مىتوا</text:span><text:span text:style-name="T52">ن</text:span></text:p>
            <text:p text:style-name="P1681"><text:span text:style-name="T52">دريا</text:span><text:span text:style-name="T203">را ديد</text:span><text:span text:style-name="T52">.</text:span></text:p>
          </table:table-cell>
        </table:table-row>
      </table:table>
      <table:table table:name="Table38" table:style-name="Table38">
        <table:table-column table:style-name="Table38.A" table:number-columns-repeated="3"/>
        <table:table-row table:style-name="Table38.1">
          <table:table-cell table:style-name="Table38.A1" office:value-type="string">
            <text:p text:style-name="P988"><text:span text:style-name="T17">увидеть в бинокль</text:span></text:p>
            <text:p text:style-name="P1682"><text:span text:style-name="T17">(durbin — «далеко видящий»).</text:span></text:p>
          </table:table-cell>
          <table:table-cell table:style-name="Table38.A1" office:value-type="string">
            <text:p text:style-name="P1006"/>
          </table:table-cell>
          <table:table-cell table:style-name="Table38.A1" office:value-type="string">
            <text:p text:style-name="P1006"/>
          </table:table-cell>
        </table:table-row>
        <table:table-row table:style-name="Table38.2">
          <table:table-cell table:style-name="Table38.A1" office:value-type="string">
            <text:p text:style-name="P1152"><text:span text:style-name="T17">Иван: Сколько областей находится («место имеют») между горами и (Каспийским)</text:span></text:p>
            <text:p text:style-name="P985"><text:span text:style-name="T17">морем?</text:span></text:p>
          </table:table-cell>
          <table:table-cell table:style-name="Table38.A1" office:value-type="string">
            <text:p text:style-name="P1683"><text:span text:style-name="T17">Čand ostān miān-e kuh-o-daryā jāy dārand?</text:span></text:p>
          </table:table-cell>
          <table:table-cell table:style-name="Table38.A1" office:value-type="string">
            <text:p text:style-name="P1684"><text:span text:style-name="T52">چند</text:span><text:span text:style-name="T505">استان</text:span><text:span text:style-name="T369">ميانكوه</text:span><text:span text:style-name="T505">و</text:span></text:p>
            <text:p text:style-name="P1686"><text:span text:style-name="T51">دريا</text:span><text:span text:style-name="T404">جاى دارند</text:span><text:span text:style-name="T51">؟</text:span></text:p>
          </table:table-cell>
        </table:table-row>
        <table:table-row table:style-name="Table38.3">
          <table:table-cell table:style-name="Table38.A3" office:value-type="string">
            <text:p text:style-name="P1687"><text:span text:style-name="T17">Водитель: три области: Гилан,</text:span></text:p>
            <text:p text:style-name="P988"><text:span text:style-name="T17">Мазандеран,</text:span></text:p>
          </table:table-cell>
          <table:table-cell table:style-name="Table38.A3" office:value-type="string">
            <text:p text:style-name="P1689"><text:span text:style-name="T17">Se ostān: Gilān, Māzanderān va</text:span></text:p>
            <text:p text:style-name="P988"><text:span text:style-name="T17">Golestān.</text:span></text:p>
          </table:table-cell>
          <table:table-cell table:style-name="Table38.A3" office:value-type="string">
            <text:p text:style-name="P1690"><text:span text:style-name="T58">سه</text:span><text:span text:style-name="T598">استان</text:span><text:span text:style-name="T58">:گيالن،</text:span></text:p>
            <text:p text:style-name="P1627"><text:span text:style-name="T55">مازندران</text:span><text:span text:style-name="T600">و گلستان</text:span><text:span text:style-name="T55">.</text:span></text:p>
          </table:table-cell>
        </table:table-row>
        <table:table-row table:style-name="Table38.4">
          <table:table-cell table:style-name="Table38.A4" office:value-type="string">
            <text:p text:style-name="P993"><text:span text:style-name="T17">Голестан.</text:span></text:p>
          </table:table-cell>
          <table:table-cell table:style-name="Table38.A4" office:value-type="string">
            <text:p text:style-name="P1004"/>
          </table:table-cell>
          <table:table-cell table:style-name="Table38.A4" office:value-type="string">
            <text:p text:style-name="P1009"/>
          </table:table-cell>
        </table:table-row>
      </table:table>
      <text:p text:style-name="P8"/>
      <text:p text:style-name="P8"/>
      <text:p text:style-name="P8"/>
      <text:p text:style-name="P69"/>
      <table:table table:name="Table39" table:style-name="Table39">
        <table:table-column table:style-name="Table39.A" table:number-columns-repeated="3"/>
        <table:table-row table:style-name="Table39.1">
          <table:table-cell table:style-name="Table39.A1" office:value-type="string">
            <text:p text:style-name="P978"><text:span text:style-name="T16">Восьмая встреча</text:span></text:p>
          </table:table-cell>
          <table:table-cell table:style-name="Table39.A1" office:value-type="string">
            <text:p text:style-name="P978"><text:span text:style-name="T17">Didār-e hastom</text:span></text:p>
          </table:table-cell>
          <table:table-cell table:style-name="Table39.A1" office:value-type="string">
            <text:p text:style-name="P1015"><text:span text:style-name="T50">ديدار ھشتم</text:span></text:p>
          </table:table-cell>
        </table:table-row>
        <table:table-row table:style-name="Table39.1">
          <table:table-cell table:style-name="Table39.A1" office:value-type="string">
            <text:p text:style-name="P978"><text:span text:style-name="T17">Иван на берегу моря.</text:span></text:p>
          </table:table-cell>
          <table:table-cell table:style-name="Table39.A1" office:value-type="string">
            <text:p text:style-name="P978"><text:span text:style-name="T17">Ivān dar kenār-e daryā.</text:span></text:p>
          </table:table-cell>
          <table:table-cell table:style-name="Table39.A1" office:value-type="string">
            <text:p text:style-name="P1041"><text:span text:style-name="T52">ايوان در كنار دريا</text:span><text:span text:style-name="T293">.</text:span></text:p>
          </table:table-cell>
        </table:table-row>
        <table:table-row table:style-name="Table39.3">
          <table:table-cell table:style-name="Table39.A1" office:value-type="string">
            <text:p text:style-name="P1692"><text:span text:style-name="T17">Иван: Извините, где находится отель</text:span></text:p>
            <text:p text:style-name="P983"><text:span text:style-name="T17">«Дарья»?</text:span></text:p>
          </table:table-cell>
          <table:table-cell table:style-name="Table39.A1" office:value-type="string">
            <text:p text:style-name="P1099"><text:span text:style-name="T17">Bebaxšid, hotel Daryā kojā ast?</text:span></text:p>
          </table:table-cell>
          <table:table-cell table:style-name="Table39.A1" office:value-type="string">
            <text:p text:style-name="P1017"><text:span text:style-name="T50">ببخشيد،</text:span><text:span text:style-name="T602">ھتل دريا كج</text:span><text:span text:style-name="T50">ا</text:span></text:p>
            <text:p text:style-name="P1022"><text:span text:style-name="T274">است؟</text:span></text:p>
          </table:table-cell>
        </table:table-row>
        <table:table-row table:style-name="Table39.4">
          <table:table-cell table:style-name="Table39.A4" office:value-type="string">
            <text:p text:style-name="P981"><text:span text:style-name="T17">Киоскер («газеты</text:span></text:p>
          </table:table-cell>
          <table:table-cell table:style-name="Table39.A4" office:value-type="string">
            <text:p text:style-name="P981"><text:span text:style-name="T17">Ruznāme</text:span><text:span text:style-name="T16">-</text:span><text:span text:style-name="T17">foruš: Do</text:span></text:p>
          </table:table-cell>
          <table:table-cell table:style-name="Table39.A1" table:number-rows-spanned="6" office:value-type="string">
            <text:p text:style-name="P1694"><text:span text:style-name="T149">روزنا</text:span><text:span text:style-name="T91">مه</text:span><text:span text:style-name="T147">ف</text:span><text:span text:style-name="T49">ر</text:span><text:span text:style-name="T108">وش</text:span><text:span text:style-name="T49">:د</text:span><text:span text:style-name="T108">و</text:span><text:span text:style-name="T60">ك</text:span><text:span text:style-name="T117">و</text:span><text:span text:style-name="T125">چ</text:span><text:span text:style-name="T92">ه</text:span></text:p>
            <text:p text:style-name="P1695"><text:span text:style-name="T52">باالتر،</text:span><text:span text:style-name="T347">دست</text:span><text:span text:style-name="T334">چپ</text:span><text:span text:style-name="T52">.</text:span></text:p>
          </table:table-cell>
        </table:table-row>
        <table:table-row table:style-name="Table39.5">
          <table:table-cell table:style-name="Table39.A5" office:value-type="string">
            <text:p text:style-name="P995"><text:span text:style-name="T17">продающий»): Через</text:span></text:p>
          </table:table-cell>
          <table:table-cell table:style-name="Table39.A5" office:value-type="string">
            <text:p text:style-name="P995"><text:span text:style-name="T17">kuče bālātar, dast-e</text:span></text:p>
          </table:table-cell>
          <table:covered-table-cell/>
        </table:table-row>
        <table:table-row table:style-name="Table39.6">
          <table:table-cell table:style-name="Table39.A5" office:value-type="string">
            <text:p text:style-name="P995"><text:span text:style-name="T17">два переулка («два</text:span></text:p>
          </table:table-cell>
          <table:table-cell table:style-name="Table39.A5" office:value-type="string">
            <text:p text:style-name="P995"><text:span text:style-name="T17">čap.</text:span></text:p>
          </table:table-cell>
          <table:covered-table-cell/>
        </table:table-row>
        <table:table-row table:style-name="Table39.5">
          <table:table-cell table:style-name="Table39.A5" office:value-type="string">
            <text:p text:style-name="P995"><text:span text:style-name="T17">переулка выше»)</text:span></text:p>
          </table:table-cell>
          <table:table-cell table:style-name="Table39.A5" office:value-type="string">
            <text:p text:style-name="P1005"/>
          </table:table-cell>
          <table:covered-table-cell/>
        </table:table-row>
        <table:table-row table:style-name="Table39.5">
          <table:table-cell table:style-name="Table39.A5" office:value-type="string">
            <text:p text:style-name="P995"><text:span text:style-name="T17">налево («по левую</text:span></text:p>
          </table:table-cell>
          <table:table-cell table:style-name="Table39.A5" office:value-type="string">
            <text:p text:style-name="P1005"/>
          </table:table-cell>
          <table:covered-table-cell/>
        </table:table-row>
        <table:table-row table:style-name="Table39.5">
          <table:table-cell table:style-name="Table39.C5" office:value-type="string">
            <text:p text:style-name="P995"><text:span text:style-name="T17">руку»).</text:span></text:p>
          </table:table-cell>
          <table:table-cell table:style-name="Table39.C5" office:value-type="string">
            <text:p text:style-name="P1005"/>
          </table:table-cell>
          <table:covered-table-cell/>
        </table:table-row>
        <table:table-row table:style-name="Table39.10">
          <table:table-cell table:style-name="Table39.A4" office:value-type="string">
            <text:p text:style-name="P978"><text:span text:style-name="T17">Иван: Добрый день!</text:span></text:p>
            <text:p text:style-name="P1448"><text:span text:style-name="T17">Мне нужен номер («в одном номере нужду</text:span></text:p>
          </table:table-cell>
          <table:table-cell table:style-name="Table39.A4" office:value-type="string">
            <text:p text:style-name="P1377"><text:span text:style-name="T17">Ruz xoš. Man be yek otāq niāz dāram.</text:span></text:p>
          </table:table-cell>
          <table:table-cell table:style-name="Table39.A4" office:value-type="string">
            <text:p text:style-name="P1696"><text:span text:style-name="T49">روز</text:span><text:span text:style-name="T82">خ</text:span><text:span text:style-name="T142">وش</text:span><text:span text:style-name="T49">.</text:span><text:span text:style-name="T74">م</text:span><text:span text:style-name="T129">ن</text:span><text:span text:style-name="T146">به</text:span><text:span text:style-name="T128">ي</text:span><text:span text:style-name="T62">ک</text:span></text:p>
            <text:p text:style-name="P1698"><text:span text:style-name="T52">اتاق</text:span><text:span text:style-name="T218">نياز دارم</text:span><text:span text:style-name="T52">.</text:span></text:p>
          </table:table-cell>
        </table:table-row>
        <table:table-row table:style-name="Table39.11">
          <table:table-cell table:style-name="Table39.C5" office:value-type="string">
            <text:p text:style-name="P993"><text:span text:style-name="T17">имею»).</text:span></text:p>
          </table:table-cell>
          <table:table-cell table:style-name="Table39.C5" office:value-type="string">
            <text:p text:style-name="P1004"/>
          </table:table-cell>
          <table:table-cell table:style-name="Table39.C5" office:value-type="string">
            <text:p text:style-name="P1004"/>
          </table:table-cell>
        </table:table-row>
        <table:table-row table:style-name="Table39.12">
          <table:table-cell table:style-name="Table39.A4" office:value-type="string">
            <text:p text:style-name="P983"><text:span text:style-name="T17">Aдминистратор</text:span></text:p>
          </table:table-cell>
          <table:table-cell table:style-name="Table39.A4" office:value-type="string">
            <text:p text:style-name="P983"><text:span text:style-name="T17">Kārmand-e pazireš:</text:span></text:p>
          </table:table-cell>
          <table:table-cell table:style-name="Table39.A1" table:number-rows-spanned="7" office:value-type="string">
            <text:p text:style-name="P1699"><text:span text:style-name="T49">آ</text:span><text:span text:style-name="T60">مديد</text:span><text:span text:style-name="T49">!</text:span><text:span text:style-name="T128">ي</text:span><text:span text:style-name="T62">ک</text:span><text:span text:style-name="T145">تخته</text:span><text:span text:style-name="T119">يا</text:span><text:span text:style-name="T248">د</text:span><text:span text:style-name="T108">و</text:span><text:span text:style-name="T85">كارمند</text:span><text:span text:style-name="T120">پ</text:span><text:span text:style-name="T67">ذيرش</text:span><text:span text:style-name="T270">:</text:span><text:span text:style-name="T82">خوش</text:span></text:p>
            <text:p text:style-name="P1046"><text:span text:style-name="T141">تخته؟</text:span></text:p>
          </table:table-cell>
        </table:table-row>
        <table:table-row table:style-name="Table39.5">
          <table:table-cell table:style-name="Table39.A5" office:value-type="string">
            <text:p text:style-name="P995"><text:span text:style-name="T17">(«служащий</text:span></text:p>
          </table:table-cell>
          <table:table-cell table:style-name="Table39.A5" office:value-type="string">
            <text:p text:style-name="P995"><text:span text:style-name="T17">Xoš āmadid! Yek taxte</text:span></text:p>
          </table:table-cell>
          <table:covered-table-cell/>
        </table:table-row>
        <table:table-row table:style-name="Table39.5">
          <table:table-cell table:style-name="Table39.A5" office:value-type="string">
            <text:p text:style-name="P995"><text:span text:style-name="T17">приема»): Добро</text:span></text:p>
          </table:table-cell>
          <table:table-cell table:style-name="Table39.A5" office:value-type="string">
            <text:p text:style-name="P995"><text:span text:style-name="T17">yā do taxte?</text:span></text:p>
          </table:table-cell>
          <table:covered-table-cell/>
        </table:table-row>
        <table:table-row table:style-name="Table39.5">
          <table:table-cell table:style-name="Table39.A5" office:value-type="string">
            <text:p text:style-name="P995"><text:span text:style-name="T17">пожаловать! Вам</text:span></text:p>
          </table:table-cell>
          <table:table-cell table:style-name="Table39.A5" office:value-type="string">
            <text:p text:style-name="P1005"/>
          </table:table-cell>
          <table:covered-table-cell/>
        </table:table-row>
        <table:table-row table:style-name="Table39.5">
          <table:table-cell table:style-name="Table39.A5" office:value-type="string">
            <text:p text:style-name="P995"><text:span text:style-name="T17">одноместный или</text:span></text:p>
          </table:table-cell>
          <table:table-cell table:style-name="Table39.A5" office:value-type="string">
            <text:p text:style-name="P1005"/>
          </table:table-cell>
          <table:covered-table-cell/>
        </table:table-row>
        <table:table-row table:style-name="Table39.6">
          <table:table-cell table:style-name="Table39.A5" office:value-type="string">
            <text:p text:style-name="P995"><text:span text:style-name="T17">двухместный номер</text:span></text:p>
          </table:table-cell>
          <table:table-cell table:style-name="Table39.A5" office:value-type="string">
            <text:p text:style-name="P1005"/>
          </table:table-cell>
          <table:covered-table-cell/>
        </table:table-row>
        <table:table-row table:style-name="Table39.18">
          <table:table-cell table:style-name="Table39.C5" office:value-type="string">
            <text:p text:style-name="P999"><text:span text:style-name="T17">(taxt — кровать)?</text:span></text:p>
          </table:table-cell>
          <table:table-cell table:style-name="Table39.C5" office:value-type="string">
            <text:p text:style-name="P1005"/>
          </table:table-cell>
          <table:covered-table-cell/>
        </table:table-row>
        <table:table-row table:style-name="Table39.19">
          <table:table-cell table:style-name="Table39.A1" office:value-type="string">
            <text:p text:style-name="Table_20_Paragraph"><text:span text:style-name="T17">Иван: Одноместный.</text:span></text:p>
          </table:table-cell>
          <table:table-cell table:style-name="Table39.A1" office:value-type="string">
            <text:p text:style-name="Table_20_Paragraph"><text:span text:style-name="T17">Yek taxte.</text:span></text:p>
          </table:table-cell>
          <table:table-cell table:style-name="Table39.A1" office:value-type="string">
            <text:p text:style-name="P1023"><text:span text:style-name="T61">ي</text:span><text:span text:style-name="T62">ک</text:span><text:span text:style-name="T145">تخته</text:span><text:span text:style-name="T248">.</text:span></text:p>
          </table:table-cell>
        </table:table-row>
      </table:table>
      <table:table table:name="Table40" table:style-name="Table40">
        <table:table-column table:style-name="Table40.A" table:number-columns-repeated="3"/>
        <text:soft-page-break/>
        <table:table-row table:style-name="Table40.1">
          <table:table-cell table:style-name="Table40.A1" office:value-type="string">
            <text:p text:style-name="P988"><text:span text:style-name="T17">Администратор: На</text:span></text:p>
            <text:p text:style-name="P989"><text:span text:style-name="T17">сколько ночей?</text:span></text:p>
          </table:table-cell>
          <table:table-cell table:style-name="Table40.A1" office:value-type="string">
            <text:p text:style-name="P988"><text:span text:style-name="T17">Barāye čand šab?</text:span></text:p>
          </table:table-cell>
          <table:table-cell table:style-name="Table40.A1" office:value-type="string">
            <text:p text:style-name="P1132"><text:span text:style-name="T52">براى چند شب؟</text:span></text:p>
          </table:table-cell>
        </table:table-row>
        <table:table-row table:style-name="Table40.2">
          <table:table-cell table:style-name="Table40.A1" office:value-type="string">
            <text:p text:style-name="P988"><text:span text:style-name="T17">Иван: На одну.</text:span></text:p>
          </table:table-cell>
          <table:table-cell table:style-name="Table40.A1" office:value-type="string">
            <text:p text:style-name="P988"><text:span text:style-name="T17">Yek šab.</text:span></text:p>
          </table:table-cell>
          <table:table-cell table:style-name="Table40.A1" office:value-type="string">
            <text:p text:style-name="P1015"><text:span text:style-name="T61">ي</text:span><text:span text:style-name="T62">ک</text:span><text:span text:style-name="T60">شب</text:span><text:span text:style-name="T270">.</text:span></text:p>
          </table:table-cell>
        </table:table-row>
        <table:table-row table:style-name="Table40.3">
          <table:table-cell table:style-name="Table40.A3" office:value-type="string">
            <text:p text:style-name="P983"><text:span text:style-name="T17">Администратор:</text:span></text:p>
          </table:table-cell>
          <table:table-cell table:style-name="Table40.A3" office:value-type="string">
            <text:p text:style-name="P983"><text:span text:style-name="T17">Xāheš mikonam kelid-</text:span></text:p>
          </table:table-cell>
          <table:table-cell table:style-name="Table40.A1" table:number-rows-spanned="4" office:value-type="string">
            <text:p text:style-name="P1390"><text:span text:style-name="T55">خواھش مىكنم كليد اتاق</text:span></text:p>
            <text:p text:style-name="P1700"><text:span text:style-name="T55">خود را بگيريد.</text:span></text:p>
          </table:table-cell>
        </table:table-row>
        <table:table-row table:style-name="Table40.4">
          <table:table-cell table:style-name="Table40.A4" office:value-type="string">
            <text:p text:style-name="P995"><text:span text:style-name="T17">Возьмите,</text:span></text:p>
          </table:table-cell>
          <table:table-cell table:style-name="Table40.A4" office:value-type="string">
            <text:p text:style-name="P995"><text:span text:style-name="T17">e otāq-e xod-rā</text:span></text:p>
          </table:table-cell>
          <table:covered-table-cell/>
        </table:table-row>
        <table:table-row table:style-name="Table40.5">
          <table:table-cell table:style-name="Table40.A4" office:value-type="string">
            <text:p text:style-name="P995"><text:span text:style-name="T17">пожалуйста, ключи</text:span></text:p>
          </table:table-cell>
          <table:table-cell table:style-name="Table40.A4" office:value-type="string">
            <text:p text:style-name="P995"><text:span text:style-name="T17">begirid.</text:span></text:p>
          </table:table-cell>
          <table:covered-table-cell/>
        </table:table-row>
        <table:table-row table:style-name="Table40.5">
          <table:table-cell table:style-name="Table40.C4" office:value-type="string">
            <text:p text:style-name="P999"><text:span text:style-name="T17">от Вашего номера.</text:span></text:p>
          </table:table-cell>
          <table:table-cell table:style-name="Table40.C4" office:value-type="string">
            <text:p text:style-name="P1005"/>
          </table:table-cell>
          <table:covered-table-cell/>
        </table:table-row>
        <table:table-row table:style-name="Table40.3">
          <table:table-cell table:style-name="Table40.A3" office:value-type="string">
            <text:p text:style-name="P983"><text:span text:style-name="T17">Иван: У Вас имеется</text:span></text:p>
          </table:table-cell>
          <table:table-cell table:style-name="Table40.A3" office:value-type="string">
            <text:p text:style-name="P983"><text:span text:style-name="T17">Šomā barnāme-ye</text:span></text:p>
          </table:table-cell>
          <table:table-cell table:style-name="Table40.A1" table:number-rows-spanned="7" office:value-type="string">
            <text:p text:style-name="P1701"><text:span text:style-name="T52">انزلى</text:span><text:span text:style-name="T523">—</text:span><text:span text:style-name="T52">استراخان را</text:span><text:span text:style-name="T520">شما</text:span><text:span text:style-name="T311">برنامه</text:span><text:span text:style-name="T432">كشتٮران</text:span><text:span text:style-name="T58">ى</text:span></text:p>
            <text:p text:style-name="P1082"><text:span text:style-name="T275">داريد؟</text:span></text:p>
          </table:table-cell>
        </table:table-row>
        <table:table-row table:style-name="Table40.5">
          <table:table-cell table:style-name="Table40.A4" office:value-type="string">
            <text:p text:style-name="P995"><text:span text:style-name="T17">расписание движения</text:span></text:p>
          </table:table-cell>
          <table:table-cell table:style-name="Table40.A4" office:value-type="string">
            <text:p text:style-name="P995"><text:span text:style-name="T17">keštirāni-ye Anzali-</text:span></text:p>
          </table:table-cell>
          <table:covered-table-cell/>
        </table:table-row>
        <table:table-row table:style-name="Table40.5">
          <table:table-cell table:style-name="Table40.A4" office:value-type="string">
            <text:p text:style-name="P995"><text:span text:style-name="T17">теплохода до</text:span></text:p>
          </table:table-cell>
          <table:table-cell table:style-name="Table40.A4" office:value-type="string">
            <text:p text:style-name="P995"><text:span text:style-name="T17">Āstrāxān-rā dārid?</text:span></text:p>
          </table:table-cell>
          <table:covered-table-cell/>
        </table:table-row>
        <table:table-row table:style-name="Table40.4">
          <table:table-cell table:style-name="Table40.A4" office:value-type="string">
            <text:p text:style-name="P995"><text:span text:style-name="T17">Астрахани (rāndan —</text:span></text:p>
          </table:table-cell>
          <table:table-cell table:style-name="Table40.A4" office:value-type="string">
            <text:p text:style-name="P1005"/>
          </table:table-cell>
          <table:covered-table-cell/>
        </table:table-row>
        <table:table-row table:style-name="Table40.5">
          <table:table-cell table:style-name="Table40.A4" office:value-type="string">
            <text:p text:style-name="P995"><text:span text:style-name="T17">водить, управлять</text:span></text:p>
          </table:table-cell>
          <table:table-cell table:style-name="Table40.A4" office:value-type="string">
            <text:p text:style-name="P1005"/>
          </table:table-cell>
          <table:covered-table-cell/>
        </table:table-row>
        <table:table-row table:style-name="Table40.5">
          <table:table-cell table:style-name="Table40.A4" office:value-type="string">
            <text:p text:style-name="P995"><text:span text:style-name="T17">/например,</text:span></text:p>
          </table:table-cell>
          <table:table-cell table:style-name="Table40.A4" office:value-type="string">
            <text:p text:style-name="P1005"/>
          </table:table-cell>
          <table:covered-table-cell/>
        </table:table-row>
        <table:table-row table:style-name="Table40.5">
          <table:table-cell table:style-name="Table40.C4" office:value-type="string">
            <text:p text:style-name="P995"><text:span text:style-name="T17">машиной/)?</text:span></text:p>
          </table:table-cell>
          <table:table-cell table:style-name="Table40.C4" office:value-type="string">
            <text:p text:style-name="P1005"/>
          </table:table-cell>
          <table:covered-table-cell/>
        </table:table-row>
        <table:table-row table:style-name="Table40.3">
          <table:table-cell table:style-name="Table40.A3" office:value-type="string">
            <text:p text:style-name="P983"><text:span text:style-name="T17">Администратор:</text:span></text:p>
          </table:table-cell>
          <table:table-cell table:style-name="Table40.A3" office:value-type="string">
            <text:p text:style-name="P983"><text:span text:style-name="T17">Kešti fardā noh-e</text:span></text:p>
          </table:table-cell>
          <table:table-cell table:style-name="Table40.A1" table:number-rows-spanned="6" office:value-type="string">
            <text:p text:style-name="P1019"><text:span text:style-name="T52">كشتى</text:span><text:span text:style-name="T347">فردانه</text:span><text:span text:style-name="T546">بامداد</text:span><text:span text:style-name="T347">را</text:span><text:span text:style-name="T52">ه</text:span></text:p>
            <text:p text:style-name="P1082"><text:span text:style-name="T440">مىافتد.</text:span></text:p>
          </table:table-cell>
        </table:table-row>
        <table:table-row table:style-name="Table40.5">
          <table:table-cell table:style-name="Table40.A4" office:value-type="string">
            <text:p text:style-name="P995"><text:span text:style-name="T17">Теплоход отплывает</text:span></text:p>
          </table:table-cell>
          <table:table-cell table:style-name="Table40.A4" office:value-type="string">
            <text:p text:style-name="P995"><text:span text:style-name="T17">bāmdād rāh miоftad.</text:span></text:p>
          </table:table-cell>
          <table:covered-table-cell/>
        </table:table-row>
        <table:table-row table:style-name="Table40.5">
          <table:table-cell table:style-name="Table40.A4" office:value-type="string">
            <text:p text:style-name="P995"><text:span text:style-name="T17">(«в путь</text:span></text:p>
          </table:table-cell>
          <table:table-cell table:style-name="Table40.A4" office:value-type="string">
            <text:p text:style-name="P1005"/>
          </table:table-cell>
          <table:covered-table-cell/>
        </table:table-row>
        <table:table-row table:style-name="Table40.4">
          <table:table-cell table:style-name="Table40.A4" office:value-type="string">
            <text:p text:style-name="P995"><text:span text:style-name="T17">отправляется»)</text:span></text:p>
          </table:table-cell>
          <table:table-cell table:style-name="Table40.A4" office:value-type="string">
            <text:p text:style-name="P1005"/>
          </table:table-cell>
          <table:covered-table-cell/>
        </table:table-row>
        <table:table-row table:style-name="Table40.5">
          <table:table-cell table:style-name="Table40.A4" office:value-type="string">
            <text:p text:style-name="P995"><text:span text:style-name="T17">завтра в 9-00 (oftādan</text:span></text:p>
          </table:table-cell>
          <table:table-cell table:style-name="Table40.A4" office:value-type="string">
            <text:p text:style-name="P1005"/>
          </table:table-cell>
          <table:covered-table-cell/>
        </table:table-row>
        <table:table-row table:style-name="Table40.5">
          <table:table-cell table:style-name="Table40.C4" office:value-type="string">
            <text:p text:style-name="P999"><text:span text:style-name="T17">— падать).</text:span></text:p>
          </table:table-cell>
          <table:table-cell table:style-name="Table40.C4" office:value-type="string">
            <text:p text:style-name="P1005"/>
          </table:table-cell>
          <table:covered-table-cell/>
        </table:table-row>
        <table:table-row table:style-name="Table40.20">
          <table:table-cell table:style-name="Table40.A3" office:value-type="string">
            <text:p text:style-name="P1702"><text:span text:style-name="T17">Иван: Разбудите меня (bidār —</text:span></text:p>
            <text:p text:style-name="P988"><text:span text:style-name="T17">бодрствующий),</text:span></text:p>
          </table:table-cell>
          <table:table-cell table:style-name="Table40.A3" office:value-type="string">
            <text:p text:style-name="P988"><text:span text:style-name="T17">Xāheš mikonam, šeš-e</text:span></text:p>
            <text:p text:style-name="P1703"><text:span text:style-name="T17">bāmdād marā bidār konid.</text:span></text:p>
          </table:table-cell>
          <table:table-cell table:style-name="Table40.A3" office:value-type="string">
            <text:p text:style-name="P1705"><text:span text:style-name="T52">خواھش مىكنم، شش</text:span></text:p>
            <text:p text:style-name="P1707"><text:span text:style-name="T52">بامداد</text:span><text:span text:style-name="T334">مرا</text:span><text:span text:style-name="T358">بيداركنيد</text:span><text:span text:style-name="T52">.</text:span></text:p>
          </table:table-cell>
        </table:table-row>
        <table:table-row table:style-name="Table40.21">
          <table:table-cell table:style-name="Table40.C4" office:value-type="string">
            <text:p text:style-name="P993"><text:span text:style-name="T17">пожалуйста, в 6-00.</text:span></text:p>
          </table:table-cell>
          <table:table-cell table:style-name="Table40.C4" office:value-type="string">
            <text:p text:style-name="P1004"/>
          </table:table-cell>
          <table:table-cell table:style-name="Table40.C4" office:value-type="string">
            <text:p text:style-name="P1010"/>
          </table:table-cell>
        </table:table-row>
      </table:table>
      <text:p text:style-name="P8"/>
      <text:p text:style-name="P8"/>
      <text:p text:style-name="P8"/>
      <text:p text:style-name="P69"/>
      <table:table table:name="Table41" table:style-name="Table41">
        <table:table-column table:style-name="Table41.A" table:number-columns-repeated="3"/>
        <table:table-row table:style-name="Table41.1">
          <table:table-cell table:style-name="Table41.A1" office:value-type="string">
            <text:p text:style-name="P1709"><text:span text:style-name="T17">Иван на городском рынке.</text:span></text:p>
          </table:table-cell>
          <table:table-cell table:style-name="Table41.A1" office:value-type="string">
            <text:p text:style-name="P978"><text:span text:style-name="T17">Ivān dar bāzār-e šahr.</text:span></text:p>
          </table:table-cell>
          <table:table-cell table:style-name="Table41.A1" office:value-type="string">
            <text:p text:style-name="P1712"><text:span text:style-name="T52">ايوان</text:span><text:span text:style-name="T576">در بازار شھر</text:span><text:span text:style-name="T293">.</text:span></text:p>
          </table:table-cell>
        </table:table-row>
        <table:table-row table:style-name="Table41.2">
          <table:table-cell table:style-name="Table41.A1" office:value-type="string">
            <text:p text:style-name="P1360"><text:span text:style-name="T17">Продавец фруктов: Подходите! Яблоки, мандарины, гранаты, чернослив (ālu —</text:span></text:p>
            <text:p text:style-name="P981"><text:span text:style-name="T17">слива).</text:span></text:p>
          </table:table-cell>
          <table:table-cell table:style-name="Table41.A1" office:value-type="string">
            <text:p text:style-name="P1714"><text:span text:style-name="T17">Mive</text:span><text:span text:style-name="T16">-</text:span><text:span text:style-name="T17">foruš: Befarmāid, sib, nārengi, anār, ālu-siāh.</text:span></text:p>
          </table:table-cell>
          <table:table-cell table:style-name="Table41.A1" office:value-type="string">
            <text:p text:style-name="P1089"><text:span text:style-name="T58">ميوهفروش:</text:span><text:span text:style-name="T583">بفرماييد</text:span><text:span text:style-name="T58">!</text:span></text:p>
            <text:p text:style-name="P1082"><text:span text:style-name="T55">سيب،</text:span><text:span text:style-name="T177">نارنگى، انار</text:span><text:span text:style-name="T55">،</text:span></text:p>
            <text:p text:style-name="P1022"><text:span text:style-name="T236">آلوسياه.</text:span></text:p>
          </table:table-cell>
        </table:table-row>
        <table:table-row table:style-name="Table41.3">
          <table:table-cell table:style-name="Table41.A1" office:value-type="string">
            <text:p text:style-name="P1715"><text:span text:style-name="T17">Продавец рыбы: Свежая рыба! Икра, креветки!</text:span></text:p>
          </table:table-cell>
          <table:table-cell table:style-name="Table41.A1" office:value-type="string">
            <text:p text:style-name="P1716"><text:span text:style-name="T17">Māhi</text:span><text:span text:style-name="T16">-</text:span><text:span text:style-name="T17">foruš: Māhi-ye tāze, xāvyār, meygu.</text:span></text:p>
          </table:table-cell>
          <table:table-cell table:style-name="Table41.A1" office:value-type="string">
            <text:p text:style-name="P1717"><text:span text:style-name="T512">ماھٮفروش:</text:span><text:span text:style-name="T461">ماھى تازه</text:span><text:span text:style-name="T55">!</text:span></text:p>
            <text:p text:style-name="P1698"><text:span text:style-name="T52">خاويار،</text:span><text:span text:style-name="T403">ميگو</text:span><text:span text:style-name="T52">.</text:span></text:p>
          </table:table-cell>
        </table:table-row>
        <table:table-row table:style-name="Table41.4">
          <table:table-cell table:style-name="Table41.A1" office:value-type="string">
            <text:p text:style-name="P1720"><text:span text:style-name="T17">Продавец овощей: Молодой человек!</text:span></text:p>
          </table:table-cell>
          <table:table-cell table:style-name="Table41.A1" office:value-type="string">
            <text:p text:style-name="P1721"><text:span text:style-name="T17">Sabzi</text:span><text:span text:style-name="T16">-</text:span><text:span text:style-name="T17">foruš: Javān! Befarmāid! Torob,</text:span></text:p>
          </table:table-cell>
          <table:table-cell table:style-name="Table41.A1" office:value-type="string">
            <text:p text:style-name="P1722"><text:span text:style-name="T55">سبزٮفروش:جوان!</text:span></text:p>
            <text:p text:style-name="P1724"><text:span text:style-name="T144">بفرماييد</text:span><text:span text:style-name="T248">!</text:span><text:span text:style-name="T152">ترب</text:span><text:span text:style-name="T49">،</text:span><text:span text:style-name="T120">پ</text:span><text:span text:style-name="T118">ي</text:span><text:span text:style-name="T63">از</text:span><text:span text:style-name="T49">،</text:span></text:p>
          </table:table-cell>
        </table:table-row>
      </table:table>
      <table:table table:name="Table42" table:style-name="Table42">
        <table:table-column table:style-name="Table42.A" table:number-columns-repeated="3"/>
        <table:table-row table:style-name="Table42.1">
          <table:table-cell table:style-name="Table42.A1" office:value-type="string">
            <text:p text:style-name="P1726"><text:span text:style-name="T17">Подходите! Редиска, лук, картофель</text:span></text:p>
            <text:p text:style-name="P1728"><text:span text:style-name="T17">(«земляные яблоки»)!</text:span></text:p>
          </table:table-cell>
          <table:table-cell table:style-name="Table42.A1" office:value-type="string">
            <text:p text:style-name="P988"><text:span text:style-name="T17">piāz, sib</text:span><text:span text:style-name="T16">-</text:span><text:span text:style-name="T17">zamini!</text:span></text:p>
          </table:table-cell>
          <table:table-cell table:style-name="Table42.A1" office:value-type="string">
            <text:p text:style-name="P1084"><text:span text:style-name="T58">سيبزمينى.</text:span></text:p>
          </table:table-cell>
        </table:table-row>
        <table:table-row table:style-name="Table42.2">
          <table:table-cell table:style-name="Table42.A1" office:value-type="string">
            <text:p text:style-name="P1729"><text:span text:style-name="T17">Иван: Один килограмм гранат,</text:span></text:p>
            <text:p text:style-name="P985"><text:span text:style-name="T17">пожалуйста!</text:span></text:p>
          </table:table-cell>
          <table:table-cell table:style-name="Table42.A1" office:value-type="string">
            <text:p text:style-name="P1102"><text:span text:style-name="T17">Yek kilu anār, xāheš mikonam.</text:span></text:p>
          </table:table-cell>
          <table:table-cell table:style-name="Table42.A1" office:value-type="string">
            <text:p text:style-name="P1019"><text:span text:style-name="T61">ي</text:span><text:span text:style-name="T62">ک</text:span><text:span text:style-name="T94">ك</text:span><text:span text:style-name="T144">يلو</text:span><text:span text:style-name="T83">ا</text:span><text:span text:style-name="T138">نار</text:span><text:span text:style-name="T49">،</text:span><text:span text:style-name="T95">خ</text:span><text:span text:style-name="T149">واھش</text:span></text:p>
            <text:p text:style-name="P1082"><text:span text:style-name="T275">مىكنم!</text:span></text:p>
          </table:table-cell>
        </table:table-row>
        <table:table-row table:style-name="Table42.1">
          <table:table-cell table:style-name="Table42.A1" office:value-type="string">
            <text:p text:style-name="Table_20_Paragraph"><text:span text:style-name="T17">Продавец фруктов: Гранаты сладкие и</text:span></text:p>
            <text:p text:style-name="P1731"><text:span text:style-name="T17">спелые. Пожалуйста, 1 кг.</text:span></text:p>
          </table:table-cell>
          <table:table-cell table:style-name="Table42.A1" office:value-type="string">
            <text:p text:style-name="P1732"><text:span text:style-name="T17">Mive</text:span><text:span text:style-name="T16">-</text:span><text:span text:style-name="T17">foruš: Anār širin ast va raside.</text:span></text:p>
            <text:p text:style-name="Table_20_Paragraph"><text:span text:style-name="T17">Befarmāid, yek kilu.</text:span></text:p>
          </table:table-cell>
          <table:table-cell table:style-name="Table42.A1" office:value-type="string">
            <text:p text:style-name="P1733"><text:span text:style-name="T55">ميوهفروش:</text:span><text:span text:style-name="T413">انار شيري</text:span><text:span text:style-name="T55">ن</text:span></text:p>
            <text:p text:style-name="P1657"><text:span text:style-name="T58">است</text:span><text:span text:style-name="T604">و رسيده</text:span><text:span text:style-name="T58">.بفرماييد،</text:span></text:p>
            <text:p text:style-name="P1735"><text:span text:style-name="T61">ي</text:span><text:span text:style-name="T62">ک</text:span><text:span text:style-name="T94">ك</text:span><text:span text:style-name="T144">يلو</text:span><text:span text:style-name="T248">.</text:span></text:p>
          </table:table-cell>
        </table:table-row>
        <table:table-row table:style-name="Table42.4">
          <table:table-cell table:style-name="Table42.A4" office:value-type="string">
            <text:p text:style-name="P983"><text:span text:style-name="T17">Иван: Большое</text:span></text:p>
          </table:table-cell>
          <table:table-cell table:style-name="Table42.A4" office:value-type="string">
            <text:p text:style-name="P983"><text:span text:style-name="T17">Sepāsgozāram.</text:span></text:p>
          </table:table-cell>
          <table:table-cell table:style-name="Table42.A1" table:number-rows-spanned="5" office:value-type="string">
            <text:p text:style-name="P1498"><text:span text:style-name="T50">سپاسگزارم.</text:span><text:span text:style-name="T605">بفرماييد</text:span><text:span text:style-name="T581">اي</text:span><text:span text:style-name="T50">ن</text:span></text:p>
            <text:p text:style-name="P1736"><text:span text:style-name="T56">جا</text:span><text:span text:style-name="T416">داروخانهكجا</text:span><text:span text:style-name="T560">است</text:span><text:span text:style-name="T56">؟</text:span></text:p>
          </table:table-cell>
        </table:table-row>
        <table:table-row table:style-name="Table42.5">
          <table:table-cell table:style-name="Table42.A5" office:value-type="string">
            <text:p text:style-name="P995"><text:span text:style-name="T17">спасибо. Вы не</text:span></text:p>
          </table:table-cell>
          <table:table-cell table:style-name="Table42.A5" office:value-type="string">
            <text:p text:style-name="P995"><text:span text:style-name="T17">Befarmāid injā dāru</text:span><text:span text:style-name="T16">-</text:span></text:p>
          </table:table-cell>
          <table:covered-table-cell/>
        </table:table-row>
        <table:table-row table:style-name="Table42.6">
          <table:table-cell table:style-name="Table42.A5" office:value-type="string">
            <text:p text:style-name="P995"><text:span text:style-name="T17">подскажите, где</text:span></text:p>
          </table:table-cell>
          <table:table-cell table:style-name="Table42.A5" office:value-type="string">
            <text:p text:style-name="P995"><text:span text:style-name="T17">xāne kojā ast?</text:span></text:p>
          </table:table-cell>
          <table:covered-table-cell/>
        </table:table-row>
        <table:table-row table:style-name="Table42.6">
          <table:table-cell table:style-name="Table42.A5" office:value-type="string">
            <text:p text:style-name="P995"><text:span text:style-name="T17">находится здесь</text:span></text:p>
          </table:table-cell>
          <table:table-cell table:style-name="Table42.A5" office:value-type="string">
            <text:p text:style-name="P1005"/>
          </table:table-cell>
          <table:covered-table-cell/>
        </table:table-row>
        <table:table-row table:style-name="Table42.6">
          <table:table-cell table:style-name="Table42.C5" office:value-type="string">
            <text:p text:style-name="P995"><text:span text:style-name="T17">аптека?</text:span></text:p>
          </table:table-cell>
          <table:table-cell table:style-name="Table42.C5" office:value-type="string">
            <text:p text:style-name="P1005"/>
          </table:table-cell>
          <table:covered-table-cell/>
        </table:table-row>
        <table:table-row table:style-name="Table42.9">
          <table:table-cell table:style-name="Table42.A4" office:value-type="string">
            <text:p text:style-name="P988"><text:span text:style-name="T17">Продавец фруктов:</text:span></text:p>
            <text:p text:style-name="P991"><text:span text:style-name="T17">За рынком налево</text:span></text:p>
          </table:table-cell>
          <table:table-cell table:style-name="Table42.A4" office:value-type="string">
            <text:p text:style-name="P988"><text:span text:style-name="T17">Pošt-e bāzār, dast-e</text:span></text:p>
            <text:p text:style-name="P991"><text:span text:style-name="T17">čap.</text:span></text:p>
          </table:table-cell>
          <table:table-cell table:style-name="Table42.A4" office:value-type="string">
            <text:p text:style-name="P1019"><text:span text:style-name="T52">پشت بازار، دست چپ.</text:span></text:p>
          </table:table-cell>
        </table:table-row>
        <table:table-row table:style-name="Table42.10">
          <table:table-cell table:style-name="Table42.A5" office:value-type="string">
            <text:p text:style-name="P983"><text:span text:style-name="T17">(«за спиной</text:span></text:p>
          </table:table-cell>
          <table:table-cell table:style-name="Table42.A5" office:value-type="string">
            <text:p text:style-name="P1004"/>
          </table:table-cell>
          <table:table-cell table:style-name="Table42.A5" office:value-type="string">
            <text:p text:style-name="P1004"/>
          </table:table-cell>
        </table:table-row>
        <table:table-row table:style-name="Table42.11">
          <table:table-cell table:style-name="Table42.C5" office:value-type="string">
            <text:p text:style-name="P992"><text:span text:style-name="T17">рынка»…).</text:span></text:p>
          </table:table-cell>
          <table:table-cell table:style-name="Table42.C5" office:value-type="string">
            <text:p text:style-name="P1005"/>
          </table:table-cell>
          <table:table-cell table:style-name="Table42.C5" office:value-type="string">
            <text:p text:style-name="P1005"/>
          </table:table-cell>
        </table:table-row>
        <table:table-row table:style-name="Table42.12">
          <table:table-cell table:style-name="Table42.A4" office:value-type="string">
            <text:p text:style-name="P981"><text:span text:style-name="T17">Иван: Есть ли у Вас</text:span></text:p>
          </table:table-cell>
          <table:table-cell table:style-name="Table42.A4" office:value-type="string">
            <text:p text:style-name="P981"><text:span text:style-name="T17">Az sar</text:span><text:span text:style-name="T16">-</text:span><text:span text:style-name="T17">dard va golu</text:span><text:span text:style-name="T16">-</text:span></text:p>
          </table:table-cell>
          <table:table-cell table:style-name="Table42.A1" table:number-rows-spanned="4" office:value-type="string">
            <text:p text:style-name="P1020"><text:span text:style-name="T49">از</text:span><text:span text:style-name="T93">سر</text:span><text:span text:style-name="T49">درد</text:span><text:span text:style-name="T270">و</text:span><text:span text:style-name="T114">گ</text:span><text:span text:style-name="T121">لو</text:span><text:span text:style-name="T49">درد</text:span><text:span text:style-name="T248">د</text:span><text:span text:style-name="T108">ارو</text:span></text:p>
            <text:p text:style-name="P1046"><text:span text:style-name="T121">ھست؟</text:span></text:p>
          </table:table-cell>
        </table:table-row>
        <table:table-row table:style-name="Table42.6">
          <table:table-cell table:style-name="Table42.A5" office:value-type="string">
            <text:p text:style-name="P995"><text:span text:style-name="T17">лекарство от</text:span></text:p>
          </table:table-cell>
          <table:table-cell table:style-name="Table42.A5" office:value-type="string">
            <text:p text:style-name="P995"><text:span text:style-name="T17">dard dāru hast?</text:span></text:p>
          </table:table-cell>
          <table:covered-table-cell/>
        </table:table-row>
        <table:table-row table:style-name="Table42.5">
          <table:table-cell table:style-name="Table42.A5" office:value-type="string">
            <text:p text:style-name="P995"><text:span text:style-name="T17">головной боли и от</text:span></text:p>
          </table:table-cell>
          <table:table-cell table:style-name="Table42.A5" office:value-type="string">
            <text:p text:style-name="P1005"/>
          </table:table-cell>
          <table:covered-table-cell/>
        </table:table-row>
        <table:table-row table:style-name="Table42.15">
          <table:table-cell table:style-name="Table42.C5" office:value-type="string">
            <text:p text:style-name="P999"><text:span text:style-name="T17">горла?</text:span></text:p>
          </table:table-cell>
          <table:table-cell table:style-name="Table42.C5" office:value-type="string">
            <text:p text:style-name="P1005"/>
          </table:table-cell>
          <table:covered-table-cell/>
        </table:table-row>
        <table:table-row table:style-name="Table42.16">
          <table:table-cell table:style-name="Table42.A1" office:value-type="string">
            <text:p text:style-name="P987"><text:span text:style-name="T17">Аптекарь: Есть.</text:span></text:p>
          </table:table-cell>
          <table:table-cell table:style-name="Table42.A1" office:value-type="string">
            <text:p text:style-name="P987"><text:span text:style-name="T17">Dāru</text:span><text:span text:style-name="T16">-</text:span><text:span text:style-name="T17">sāz: Hast.</text:span></text:p>
          </table:table-cell>
          <table:table-cell table:style-name="Table42.A1" office:value-type="string">
            <text:p text:style-name="P1058"><text:span text:style-name="T52">داروساز:ھست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43" table:style-name="Table43">
        <table:table-column table:style-name="Table43.A" table:number-columns-repeated="3"/>
        <table:table-row table:style-name="Table43.1">
          <table:table-cell table:style-name="Table43.A1" office:value-type="string">
            <text:p text:style-name="P1738"><text:span text:style-name="T17">Иван: Такси!!! Морской вокзал.</text:span></text:p>
          </table:table-cell>
          <table:table-cell table:style-name="Table43.A1" office:value-type="string">
            <text:p text:style-name="P1730"><text:span text:style-name="T17">Tāksi!!! Termināl-e daryāyi.</text:span></text:p>
          </table:table-cell>
          <table:table-cell table:style-name="Table43.A1" office:value-type="string">
            <text:p text:style-name="P1021"><text:span text:style-name="T58">تاكسى!ترمينال دريايى.</text:span></text:p>
          </table:table-cell>
        </table:table-row>
        <table:table-row table:style-name="Table43.2">
          <table:table-cell table:style-name="Table43.A1" office:value-type="string">
            <text:p text:style-name="P1319"><text:span text:style-name="T17">Таксист: Вы едете в Астрахань (rāndan — гнать; водить</text:span></text:p>
            <text:p text:style-name="P983"><text:span text:style-name="T17">/машину/)?</text:span></text:p>
          </table:table-cell>
          <table:table-cell table:style-name="Table43.A1" office:value-type="string">
            <text:p text:style-name="P979"><text:span text:style-name="T17">Taksi</text:span><text:span text:style-name="T16">-</text:span><text:span text:style-name="T17">rān: Be</text:span></text:p>
            <text:p text:style-name="Table_20_Paragraph"><text:span text:style-name="T17">Āstrāxān miravid?</text:span></text:p>
          </table:table-cell>
          <table:table-cell table:style-name="Table43.A1" office:value-type="string">
            <text:p text:style-name="P1043"><text:span text:style-name="T55">تاكسیران:</text:span><text:span text:style-name="T237">به آستراخا</text:span><text:span text:style-name="T55">ن</text:span></text:p>
            <text:p text:style-name="P1436"><text:span text:style-name="T121">مٮرويد؟</text:span></text:p>
          </table:table-cell>
        </table:table-row>
        <table:table-row table:style-name="Table43.3">
          <table:table-cell table:style-name="Table43.A1" office:value-type="string">
            <text:p text:style-name="P1739"><text:span text:style-name="T17">Иван: Да. Можно побыстрее: «если можно, поедем</text:span></text:p>
            <text:p text:style-name="P984"><text:span text:style-name="T17">быстрее»)?</text:span></text:p>
          </table:table-cell>
          <table:table-cell table:style-name="Table43.A1" office:value-type="string">
            <text:p text:style-name="P1741"><text:span text:style-name="T17">Āri. Agar mišavad tondtar beravim?</text:span></text:p>
          </table:table-cell>
          <table:table-cell table:style-name="Table43.A1" office:value-type="string">
            <text:p text:style-name="P1017"><text:span text:style-name="T55">آرى.</text:span><text:span text:style-name="T584">اگر مىشود تندت</text:span><text:span text:style-name="T55">ر</text:span></text:p>
            <text:p text:style-name="P1046"><text:span text:style-name="T189">برويم؟</text:span></text:p>
          </table:table-cell>
        </table:table-row>
        <table:table-row table:style-name="Table43.4">
          <table:table-cell table:style-name="Table43.A1" office:value-type="string">
            <text:p text:style-name="Table_20_Paragraph"><text:span text:style-name="T17">Таксист: Да,</text:span></text:p>
          </table:table-cell>
          <table:table-cell table:style-name="Table43.A1" office:value-type="string">
            <text:p text:style-name="Table_20_Paragraph"><text:span text:style-name="T17">Āri. Kešti bezudi rāh</text:span></text:p>
          </table:table-cell>
          <table:table-cell table:style-name="Table43.A1" office:value-type="string">
            <text:p text:style-name="P1023"><text:span text:style-name="T52">آرى.كشتى بزودى راه</text:span></text:p>
          </table:table-cell>
        </table:table-row>
      </table:table>
      <table:table table:name="Table44" table:style-name="Table44">
        <table:table-column table:style-name="Table44.A" table:number-columns-repeated="3"/>
        <table:table-row table:style-name="Table44.1">
          <table:table-cell table:style-name="Table44.A1" office:value-type="string">
            <text:p text:style-name="P1737"><text:span text:style-name="T17">теплоход скоро отплывает («в путь</text:span></text:p>
            <text:p text:style-name="P989"><text:span text:style-name="T17">отправляется»).</text:span></text:p>
          </table:table-cell>
          <table:table-cell table:style-name="Table44.A1" office:value-type="string">
            <text:p text:style-name="P988"><text:span text:style-name="T17">miоftad.</text:span></text:p>
          </table:table-cell>
          <table:table-cell table:style-name="Table44.A1" office:value-type="string">
            <text:p text:style-name="P1092"><text:span text:style-name="T50">مىافتد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45" table:style-name="Table45">
        <table:table-column table:style-name="Table45.A" table:number-columns-repeated="3"/>
        <table:table-row table:style-name="Table45.1">
          <table:table-cell table:style-name="Table45.A1" office:value-type="string">
            <text:p text:style-name="P978"><text:span text:style-name="T16">Девятая встреча</text:span></text:p>
          </table:table-cell>
          <table:table-cell table:style-name="Table45.A1" office:value-type="string">
            <text:p text:style-name="P978"><text:span text:style-name="T17">Didār-e nohom</text:span></text:p>
          </table:table-cell>
          <table:table-cell table:style-name="Table45.A1" office:value-type="string">
            <text:p text:style-name="P1015"><text:span text:style-name="T58">ديدار نھم</text:span></text:p>
          </table:table-cell>
        </table:table-row>
        <table:table-row table:style-name="Table45.2">
          <table:table-cell table:style-name="Table45.A1" office:value-type="string">
            <text:p text:style-name="P1742"><text:span text:style-name="T17">Иван между двумя портами.</text:span></text:p>
          </table:table-cell>
          <table:table-cell table:style-name="Table45.A1" office:value-type="string">
            <text:p text:style-name="P978"><text:span text:style-name="T17">Ivān miān-e do bandar.</text:span></text:p>
          </table:table-cell>
          <table:table-cell table:style-name="Table45.A1" office:value-type="string">
            <text:p text:style-name="P1044"><text:span text:style-name="T117">ايوان</text:span><text:span text:style-name="T83">ميان</text:span><text:span text:style-name="T49">د</text:span><text:span text:style-name="T108">و</text:span><text:span text:style-name="T59">ب</text:span><text:span text:style-name="T115">ن</text:span><text:span text:style-name="T57">در</text:span><text:span text:style-name="T291">.</text:span></text:p>
          </table:table-cell>
        </table:table-row>
        <table:table-row table:style-name="Table45.3">
          <table:table-cell table:style-name="Table45.A1" office:value-type="string">
            <text:p text:style-name="P1745"><text:span text:style-name="T17">Иван: Извините, Вы русский?</text:span></text:p>
          </table:table-cell>
          <table:table-cell table:style-name="Table45.A1" office:value-type="string">
            <text:p text:style-name="P1748"><text:span text:style-name="T17">Bebaxšid. Šomā rus hastid?</text:span></text:p>
          </table:table-cell>
          <table:table-cell table:style-name="Table45.A1" office:value-type="string">
            <text:p text:style-name="P1018"><text:span text:style-name="T55">ببخشيد.</text:span><text:span text:style-name="T228">شمارو</text:span><text:span text:style-name="T55">س</text:span></text:p>
            <text:p text:style-name="P1085"><text:span text:style-name="T130">ھستيد؟</text:span></text:p>
          </table:table-cell>
        </table:table-row>
        <table:table-row table:style-name="Table45.4">
          <table:table-cell table:style-name="Table45.A1" office:value-type="string">
            <text:p text:style-name="P1202"><text:span text:style-name="T17">Попутчик: Нет, я из Франции.</text:span></text:p>
          </table:table-cell>
          <table:table-cell table:style-name="Table45.A1" office:value-type="string">
            <text:p text:style-name="P1749"><text:span text:style-name="T17">Ham</text:span><text:span text:style-name="T16">-</text:span><text:span text:style-name="T17">safar: Na. Man az Farānse hastam.</text:span></text:p>
          </table:table-cell>
          <table:table-cell table:style-name="Table45.A1" office:value-type="string">
            <text:p text:style-name="P1750"><text:span text:style-name="T52">ھمسفر:</text:span><text:span text:style-name="T421">نه</text:span><text:span text:style-name="T52">.</text:span><text:span text:style-name="T421">من</text:span><text:span text:style-name="T425">ا</text:span><text:span text:style-name="T52">ز</text:span></text:p>
            <text:p text:style-name="P1753"><text:span text:style-name="T50">فرانسه</text:span><text:span text:style-name="T462">ھستم</text:span><text:span text:style-name="T50">.</text:span></text:p>
          </table:table-cell>
        </table:table-row>
        <table:table-row table:style-name="Table45.5">
          <table:table-cell table:style-name="Table45.A1" office:value-type="string">
            <text:p text:style-name="P1754"><text:span text:style-name="T17">Иван. Меня зовут Иван.</text:span></text:p>
          </table:table-cell>
          <table:table-cell table:style-name="Table45.A1" office:value-type="string">
            <text:p text:style-name="P978"><text:span text:style-name="T17">Nām-e man Ivān ast.</text:span></text:p>
          </table:table-cell>
          <table:table-cell table:style-name="Table45.A1" office:value-type="string">
            <text:p text:style-name="P1044"><text:span text:style-name="T51">نام من ايوان است.</text:span></text:p>
          </table:table-cell>
        </table:table-row>
        <table:table-row table:style-name="Table45.6">
          <table:table-cell table:style-name="Table45.A1" office:value-type="string">
            <text:p text:style-name="P979"><text:span text:style-name="T17">Попутчик: А меня —</text:span></text:p>
            <text:p text:style-name="P1756"><text:span text:style-name="T17">Доминик. Я археолог.</text:span></text:p>
          </table:table-cell>
          <table:table-cell table:style-name="Table45.A1" office:value-type="string">
            <text:p text:style-name="P979"><text:span text:style-name="T17">Nām-e man Dominik</text:span></text:p>
            <text:p text:style-name="P1181"><text:span text:style-name="T17">ast. Man bāstān</text:span><text:span text:style-name="T16">-</text:span><text:span text:style-name="T17">šenās hastam.</text:span></text:p>
          </table:table-cell>
          <table:table-cell table:style-name="Table45.A1" office:value-type="string">
            <text:p text:style-name="P1758"><text:span text:style-name="T52">نام</text:span><text:span text:style-name="T171">من دومينيک است</text:span><text:span text:style-name="T52">.</text:span></text:p>
            <text:p text:style-name="P1759"><text:span text:style-name="T58">من</text:span><text:span text:style-name="T236">باستانشناس ھستم</text:span><text:span text:style-name="T58">.</text:span></text:p>
          </table:table-cell>
        </table:table-row>
        <table:table-row table:style-name="Table45.7">
          <table:table-cell table:style-name="Table45.A1" office:value-type="string">
            <text:p text:style-name="P1579"><text:span text:style-name="T17">Пограничник: Приготовьте, пожалуйста, Ваши</text:span></text:p>
            <text:p text:style-name="P981"><text:span text:style-name="T17">паспорта.</text:span></text:p>
          </table:table-cell>
          <table:table-cell table:style-name="Table45.A1" office:value-type="string">
            <text:p text:style-name="P1760"><text:span text:style-name="T17">Marz</text:span><text:span text:style-name="T16">-</text:span><text:span text:style-name="T17">bān: Xāhes mikonam gozarnāme- hā-ye xod-rā āmāde</text:span></text:p>
            <text:p text:style-name="P981"><text:span text:style-name="T17">konid.</text:span></text:p>
          </table:table-cell>
          <table:table-cell table:style-name="Table45.A1" office:value-type="string">
            <text:p text:style-name="P1761"><text:span text:style-name="T340">گذرنامهھاى</text:span><text:span text:style-name="T108">خود</text:span><text:span text:style-name="T242">را</text:span><text:span text:style-name="T390">آماده</text:span><text:span text:style-name="T436">مرزبان:</text:span><text:span text:style-name="T52">خواھش</text:span><text:span text:style-name="T509">مىكن</text:span><text:span text:style-name="T52">م</text:span></text:p>
            <text:p text:style-name="P1046"><text:span text:style-name="T319">كنيد.</text:span></text:p>
          </table:table-cell>
        </table:table-row>
        <table:table-row table:style-name="Table45.4">
          <table:table-cell table:style-name="Table45.A1" office:value-type="string">
            <text:p text:style-name="P1762"><text:span text:style-name="T17">Иван: Вы впервые в Иране?</text:span></text:p>
          </table:table-cell>
          <table:table-cell table:style-name="Table45.A1" office:value-type="string">
            <text:p text:style-name="P1102"><text:span text:style-name="T17">Ivān: Šomā naxostin bār be Irān miāyid?</text:span></text:p>
          </table:table-cell>
          <table:table-cell table:style-name="Table45.A1" office:value-type="string">
            <text:p text:style-name="P1044"><text:span text:style-name="T58">شما</text:span><text:span text:style-name="T608">نخستين بار به ايرا</text:span><text:span text:style-name="T58">ن</text:span></text:p>
            <text:p text:style-name="P1085"><text:span text:style-name="T139">مى</text:span><text:span text:style-name="T108">آ</text:span><text:span text:style-name="T128">ي</text:span><text:span text:style-name="T118">ي</text:span><text:span text:style-name="T63">د؟</text:span></text:p>
          </table:table-cell>
        </table:table-row>
        <table:table-row table:style-name="Table45.9">
          <table:table-cell table:style-name="Table45.A9" office:value-type="string">
            <text:p text:style-name="P1431"><text:span text:style-name="T17">Доминик: Нет, я люблю путешествовать по</text:span></text:p>
          </table:table-cell>
          <table:table-cell table:style-name="Table45.A9" office:value-type="string">
            <text:p text:style-name="P1076"><text:span text:style-name="T17">Dominik: Na. Man Irān</text:span><text:span text:style-name="T16">-</text:span><text:span text:style-name="T17">gardi-rā dust dāram.</text:span></text:p>
          </table:table-cell>
          <table:table-cell table:style-name="Table45.A9" office:value-type="string">
            <text:p text:style-name="P1763"><text:span text:style-name="T54">نه</text:span><text:span text:style-name="T49">.</text:span><text:span text:style-name="T74">م</text:span><text:span text:style-name="T129">ن</text:span><text:span text:style-name="T58">ا</text:span><text:span text:style-name="T121">يرا</text:span><text:span text:style-name="T108">ن</text:span><text:span text:style-name="T114">گ</text:span><text:span text:style-name="T108">ر</text:span><text:span text:style-name="T49">دى را</text:span></text:p>
            <text:p text:style-name="P1765"><text:span text:style-name="T56">دوست</text:span><text:span text:style-name="T469">دارم</text:span><text:span text:style-name="T296">.</text:span></text:p>
          </table:table-cell>
        </table:table-row>
        <table:table-row table:style-name="Table45.10">
          <table:table-cell table:style-name="Table45.A10" office:value-type="string">
            <text:p text:style-name="P992"><text:span text:style-name="T17">Ирану.</text:span></text:p>
          </table:table-cell>
          <table:table-cell table:style-name="Table45.A10" office:value-type="string">
            <text:p text:style-name="P1004"/>
          </table:table-cell>
          <table:table-cell table:style-name="Table45.A10" office:value-type="string">
            <text:p text:style-name="P1004"/>
          </table:table-cell>
        </table:table-row>
        <table:table-row table:style-name="Table45.9">
          <table:table-cell table:style-name="Table45.A9" office:value-type="string">
            <text:p text:style-name="P1766"><text:span text:style-name="T17">Иван: Тогда Вы должны знать персидский лучше</text:span></text:p>
          </table:table-cell>
          <table:table-cell table:style-name="Table45.A9" office:value-type="string">
            <text:p text:style-name="P1659"><text:span text:style-name="T17">Ivān: Pas, zabān-e fārsi-rā behtar az man midānid.</text:span></text:p>
          </table:table-cell>
          <table:table-cell table:style-name="Table45.A9" office:value-type="string">
            <text:p text:style-name="P1295"><text:span text:style-name="T55">پس،</text:span><text:span text:style-name="T305">زبانفارسى</text:span><text:span text:style-name="T405">را</text:span><text:span text:style-name="T299">بھت</text:span><text:span text:style-name="T55">ر</text:span></text:p>
            <text:p text:style-name="P1769"><text:span text:style-name="T56">از</text:span><text:span text:style-name="T306">من</text:span><text:span text:style-name="T300">مىدانيد</text:span><text:span text:style-name="T56">.</text:span></text:p>
          </table:table-cell>
        </table:table-row>
        <table:table-row table:style-name="Table45.10">
          <table:table-cell table:style-name="Table45.A10" office:value-type="string">
            <text:p text:style-name="P992"><text:span text:style-name="T17">меня.</text:span></text:p>
          </table:table-cell>
          <table:table-cell table:style-name="Table45.A10" office:value-type="string">
            <text:p text:style-name="P1004"/>
          </table:table-cell>
          <table:table-cell table:style-name="Table45.A10" office:value-type="string">
            <text:p text:style-name="P1004"/>
          </table:table-cell>
        </table:table-row>
        <table:table-row table:style-name="Table45.9">
          <table:table-cell table:style-name="Table45.A9" office:value-type="string">
            <text:p text:style-name="P978"><text:span text:style-name="T17">Доминик: Да.</text:span></text:p>
            <text:p text:style-name="P1629"><text:span text:style-name="T17">Персидский язык так же мелодичен, как</text:span></text:p>
          </table:table-cell>
          <table:table-cell table:style-name="Table45.A9" office:value-type="string">
            <text:p text:style-name="P978"><text:span text:style-name="T17">Dominik: Zabān-e</text:span></text:p>
            <text:p text:style-name="P1110"><text:span text:style-name="T17">fārsi mānand-e farānse xoš-āhang ast.</text:span></text:p>
          </table:table-cell>
          <table:table-cell table:style-name="Table45.A9" office:value-type="string">
            <text:p text:style-name="P1770"><text:span text:style-name="T55">زبان</text:span><text:span text:style-name="T208">فارسى</text:span><text:span text:style-name="T243">مانند</text:span><text:span text:style-name="T394">فرانس</text:span><text:span text:style-name="T55">ه</text:span></text:p>
            <text:p text:style-name="P1772"><text:span text:style-name="T51">خوشاھنگ</text:span><text:span text:style-name="T333">است</text:span><text:span text:style-name="T51">.</text:span></text:p>
          </table:table-cell>
        </table:table-row>
        <table:table-row table:style-name="Table45.10">
          <table:table-cell table:style-name="Table45.A10" office:value-type="string">
            <text:p text:style-name="P993"><text:span text:style-name="T17">французский.</text:span></text:p>
          </table:table-cell>
          <table:table-cell table:style-name="Table45.A10" office:value-type="string">
            <text:p text:style-name="P1004"/>
          </table:table-cell>
          <table:table-cell table:style-name="Table45.A10" office:value-type="string">
            <text:p text:style-name="P1004"/>
          </table:table-cell>
        </table:table-row>
        <table:table-row table:style-name="Table45.15">
          <table:table-cell table:style-name="Table45.A1" office:value-type="string">
            <text:p text:style-name="P978"><text:span text:style-name="T17">Иван: С Вашей точки</text:span></text:p>
            <text:p text:style-name="P1688"><text:span text:style-name="T17">зрения, в Иране какой город</text:span></text:p>
          </table:table-cell>
          <table:table-cell table:style-name="Table45.A1" office:value-type="string">
            <text:p text:style-name="P1773"><text:span text:style-name="T17">Ivān: Az didgāh-e</text:span></text:p>
            <text:p text:style-name="P1577"><text:span text:style-name="T17">šomā kodām šahr-e Irān zibātar ast?</text:span></text:p>
          </table:table-cell>
          <table:table-cell table:style-name="Table45.A1" office:value-type="string">
            <text:p text:style-name="P1775"><text:span text:style-name="T52">از</text:span><text:span text:style-name="T310">ديدگاه</text:span><text:span text:style-name="T433">شما</text:span><text:span text:style-name="T310">كدام</text:span><text:span text:style-name="T203">شھ</text:span><text:span text:style-name="T52">ر</text:span></text:p>
            <text:p text:style-name="P1228"><text:span text:style-name="T55">ايران زيباتر است؟</text:span></text:p>
          </table:table-cell>
        </table:table-row>
      </table:table>
      <table:table table:name="Table46" table:style-name="Table46">
        <table:table-column table:style-name="Table46.A" table:number-columns-repeated="3"/>
        <text:soft-page-break/>
        <table:table-row table:style-name="Table46.1">
          <table:table-cell table:style-name="Table46.A1" office:value-type="string">
            <text:p text:style-name="P983"><text:span text:style-name="T17">красивее?</text:span></text:p>
          </table:table-cell>
          <table:table-cell table:style-name="Table46.A1" office:value-type="string">
            <text:p text:style-name="P1004"/>
          </table:table-cell>
          <table:table-cell table:style-name="Table46.A1" office:value-type="string">
            <text:p text:style-name="P1004"/>
          </table:table-cell>
        </table:table-row>
        <table:table-row table:style-name="Table46.2">
          <table:table-cell table:style-name="Table46.A1" office:value-type="string">
            <text:p text:style-name="P1382"><text:span text:style-name="T17">Доминик: Лично мне больше всего</text:span></text:p>
            <text:p text:style-name="P1118"><text:span text:style-name="T17">нравится город Исфахан.</text:span></text:p>
          </table:table-cell>
          <table:table-cell table:style-name="Table46.A1" office:value-type="string">
            <text:p text:style-name="P1673"><text:span text:style-name="T17">Dominik: Man šahr-e Esfahān-rā bištar mipasandam.</text:span></text:p>
          </table:table-cell>
          <table:table-cell table:style-name="Table46.A1" office:value-type="string">
            <text:p text:style-name="P1777"><text:span text:style-name="T52">اصفھان</text:span><text:span text:style-name="T327">را</text:span><text:span text:style-name="T50">بيشتر</text:span><text:span text:style-name="T440">دومينيک:</text:span><text:span text:style-name="T51">من</text:span><text:span text:style-name="T52">شھر</text:span></text:p>
            <text:p text:style-name="P1778"><text:span text:style-name="T55">مىپسندم.</text:span></text:p>
          </table:table-cell>
        </table:table-row>
        <table:table-row table:style-name="Table46.3">
          <table:table-cell table:style-name="Table46.A1" office:value-type="string">
            <text:p text:style-name="P988"><text:span text:style-name="T17">Иван: А мне нравятся</text:span></text:p>
            <text:p text:style-name="P1779"><text:span text:style-name="T17">города Шираз и порт Анзали.</text:span></text:p>
          </table:table-cell>
          <table:table-cell table:style-name="Table46.A1" office:value-type="string">
            <text:p text:style-name="P1781"><text:span text:style-name="T17">Ivān: Va man az Širāz va bandar Anzali.</text:span></text:p>
          </table:table-cell>
          <table:table-cell table:style-name="Table46.A1" office:value-type="string">
            <text:p text:style-name="P1782"><text:span text:style-name="T56">ايوان:</text:span><text:span text:style-name="T300">و</text:span><text:span text:style-name="T306">من</text:span><text:span text:style-name="T534">از</text:span><text:span text:style-name="T306">شيراز</text:span><text:span text:style-name="T534">و</text:span></text:p>
            <text:p text:style-name="P1104"><text:span text:style-name="T58">بندر</text:span><text:span text:style-name="T554">انزلى</text:span><text:span text:style-name="T58">.</text:span></text:p>
          </table:table-cell>
        </table:table-row>
        <table:table-row table:style-name="Table46.4">
          <table:table-cell table:style-name="Table46.A1" office:value-type="string">
            <text:p text:style-name="P988"><text:span text:style-name="T17">Доминик: Анзали —</text:span></text:p>
            <text:p text:style-name="P1784"><text:span text:style-name="T17">это Венеция Востока!</text:span></text:p>
          </table:table-cell>
          <table:table-cell table:style-name="Table46.A1" office:value-type="string">
            <text:p text:style-name="P1785"><text:span text:style-name="T17">Dominik: Anzali “Veniz”-e xāvar</text:span><text:span text:style-name="T16">-</text:span></text:p>
            <text:p text:style-name="P989"><text:span text:style-name="T17">zamin ast.</text:span></text:p>
          </table:table-cell>
          <table:table-cell table:style-name="Table46.A1" office:value-type="string">
            <text:p text:style-name="P1786"><text:span text:style-name="T138">دومي</text:span><text:span text:style-name="T153">ني</text:span><text:span text:style-name="T62">ک</text:span><text:span text:style-name="T248">:</text:span><text:span text:style-name="T78">ا</text:span><text:span text:style-name="T116">نزلى</text:span><text:span text:style-name="T49">"</text:span><text:span text:style-name="T88">و</text:span><text:span text:style-name="T150">نيز</text:span><text:span text:style-name="T49">"</text:span></text:p>
            <text:p text:style-name="P1787"><text:span text:style-name="T51">خاورزمين</text:span><text:span text:style-name="T229">است</text:span><text:span text:style-name="T51">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47" table:style-name="Table47">
        <table:table-column table:style-name="Table47.A" table:number-columns-repeated="3"/>
        <table:table-row table:style-name="Table47.1">
          <table:table-cell table:style-name="Table47.A1" office:value-type="string">
            <text:p text:style-name="P978"><text:span text:style-name="T17">Девушка: Извините,</text:span></text:p>
            <text:p text:style-name="P1788"><text:span text:style-name="T17">мое место рядом с Вами.</text:span></text:p>
          </table:table-cell>
          <table:table-cell table:style-name="Table47.A1" office:value-type="string">
            <text:p text:style-name="P978"><text:span text:style-name="T17">Doxtar xānom:</text:span></text:p>
            <text:p text:style-name="P1790"><text:span text:style-name="T17">Bebaxšid, jā-ye man kenār-e šomā ast.</text:span></text:p>
          </table:table-cell>
          <table:table-cell table:style-name="Table47.A1" office:value-type="string">
            <text:p text:style-name="P1259"><text:span text:style-name="T55">دختر</text:span><text:span text:style-name="T197">خانم</text:span><text:span text:style-name="T55">:</text:span><text:span text:style-name="T169">ببخشيد،جا</text:span><text:span text:style-name="T55">ى</text:span></text:p>
            <text:p text:style-name="P1794"><text:span text:style-name="T51">من</text:span><text:span text:style-name="T316">كنار</text:span><text:span text:style-name="T172">شما</text:span><text:span text:style-name="T316">است</text:span><text:span text:style-name="T51">.</text:span></text:p>
          </table:table-cell>
        </table:table-row>
        <table:table-row table:style-name="Table47.2">
          <table:table-cell table:style-name="Table47.A1" office:value-type="string">
            <text:p text:style-name="P1796"><text:span text:style-name="T17">Иван: Какой номер Вашего места?</text:span></text:p>
          </table:table-cell>
          <table:table-cell table:style-name="Table47.A1" office:value-type="string">
            <text:p text:style-name="P979"><text:span text:style-name="T17">Ivān: Šomāre-ye</text:span></text:p>
            <text:p text:style-name="P1798"><text:span text:style-name="T17">jāygāh-e šomā čand ast?</text:span></text:p>
          </table:table-cell>
          <table:table-cell table:style-name="Table47.A1" office:value-type="string">
            <text:p text:style-name="P1525"><text:span text:style-name="T52">ايوان:</text:span><text:span text:style-name="T190">شماره جايگاه شم</text:span><text:span text:style-name="T52">ا</text:span></text:p>
            <text:p text:style-name="P1665"><text:span text:style-name="T52">چند</text:span><text:span text:style-name="T369">است</text:span><text:span text:style-name="T52">؟</text:span></text:p>
          </table:table-cell>
        </table:table-row>
        <table:table-row table:style-name="Table47.3">
          <table:table-cell table:style-name="Table47.A1" office:value-type="string">
            <text:p text:style-name="P979"><text:span text:style-name="T17">Девушка: 14-ое.</text:span></text:p>
          </table:table-cell>
          <table:table-cell table:style-name="Table47.A1" office:value-type="string">
            <text:p text:style-name="P979"><text:span text:style-name="T17">Doxtar xānom:</text:span></text:p>
            <text:p text:style-name="P981"><text:span text:style-name="T17">Čahārdahom.</text:span></text:p>
          </table:table-cell>
          <table:table-cell table:style-name="Table47.A1" office:value-type="string">
            <text:p text:style-name="P1016"><text:span text:style-name="T52">دختر خانم:چھاردھم.</text:span></text:p>
          </table:table-cell>
        </table:table-row>
        <table:table-row table:style-name="Table47.4">
          <table:table-cell table:style-name="Table47.A1" office:value-type="string">
            <text:p text:style-name="P1799"><text:span text:style-name="T17">Доминик: Да, Ваши места рядом.</text:span></text:p>
          </table:table-cell>
          <table:table-cell table:style-name="Table47.A1" office:value-type="string">
            <text:p text:style-name="P1743"><text:span text:style-name="T17">Dominik: Āri. Jā-ye šomā injā ast.</text:span></text:p>
          </table:table-cell>
          <table:table-cell table:style-name="Table47.A1" office:value-type="string">
            <text:p text:style-name="P1802"><text:span text:style-name="T51">دومينيک:</text:span><text:span text:style-name="T447">آرى</text:span><text:span text:style-name="T51">.</text:span><text:span text:style-name="T447">جاىشم</text:span><text:span text:style-name="T51">ا</text:span></text:p>
            <text:p text:style-name="P1804"><text:span text:style-name="T55">اينجا</text:span><text:span text:style-name="T202">است</text:span><text:span text:style-name="T55">.</text:span></text:p>
          </table:table-cell>
        </table:table-row>
        <table:table-row table:style-name="Table47.4">
          <table:table-cell table:style-name="Table47.A1" office:value-type="string">
            <text:p text:style-name="P978"><text:span text:style-name="T17">Иван: Вы из Ирана?</text:span></text:p>
          </table:table-cell>
          <table:table-cell table:style-name="Table47.A1" office:value-type="string">
            <text:p text:style-name="P1805"><text:span text:style-name="T17">Ivān: Šomā irāni hastid?</text:span></text:p>
          </table:table-cell>
          <table:table-cell table:style-name="Table47.A1" office:value-type="string">
            <text:p text:style-name="P1044"><text:span text:style-name="T55">ايوان:</text:span><text:span text:style-name="T614">شما ايران</text:span><text:span text:style-name="T55">ى</text:span></text:p>
            <text:p text:style-name="P1085"><text:span text:style-name="T130">ھستيد؟</text:span></text:p>
          </table:table-cell>
        </table:table-row>
        <table:table-row table:style-name="Table47.6">
          <table:table-cell table:style-name="Table47.A1" office:value-type="string">
            <text:p text:style-name="Table_20_Paragraph"><text:span text:style-name="T17">Девушка: Да.</text:span></text:p>
          </table:table-cell>
          <table:table-cell table:style-name="Table47.A1" office:value-type="string">
            <text:p text:style-name="Table_20_Paragraph"><text:span text:style-name="T17">Doxtar xānom: Āri.</text:span></text:p>
          </table:table-cell>
          <table:table-cell table:style-name="Table47.A1" office:value-type="string">
            <text:p text:style-name="P1023"><text:span text:style-name="T51">دختر خانم:آرى.</text:span></text:p>
          </table:table-cell>
        </table:table-row>
        <table:table-row table:style-name="Table47.7">
          <table:table-cell table:style-name="Table47.A1" office:value-type="string">
            <text:p text:style-name="P978"><text:span text:style-name="T17">Иван: Как Вас зовут?</text:span></text:p>
          </table:table-cell>
          <table:table-cell table:style-name="Table47.A1" office:value-type="string">
            <text:p text:style-name="P1222"><text:span text:style-name="T17">Ivān: Nām-e šomā čist?</text:span></text:p>
          </table:table-cell>
          <table:table-cell table:style-name="Table47.A1" office:value-type="string">
            <text:p text:style-name="P1044"><text:span text:style-name="T52">ايوان:نام شما چيست؟</text:span></text:p>
          </table:table-cell>
        </table:table-row>
        <table:table-row table:style-name="Table47.8">
          <table:table-cell table:style-name="Table47.A1" office:value-type="string">
            <text:p text:style-name="P979"><text:span text:style-name="T17">Девушка: Ширин.</text:span></text:p>
          </table:table-cell>
          <table:table-cell table:style-name="Table47.A1" office:value-type="string">
            <text:p text:style-name="P979"><text:span text:style-name="T17">Doxtar xānom: Širin.</text:span></text:p>
          </table:table-cell>
          <table:table-cell table:style-name="Table47.A1" office:value-type="string">
            <text:p text:style-name="P1026"><text:span text:style-name="T55">دختر خانم:شيرين.</text:span></text:p>
          </table:table-cell>
        </table:table-row>
        <table:table-row table:style-name="Table47.1">
          <table:table-cell table:style-name="Table47.A1" office:value-type="string">
            <text:p text:style-name="P1807"><text:span text:style-name="T17">Иван: Меня — Иван, а нашего попутчика</text:span></text:p>
            <text:p text:style-name="P981"><text:span text:style-name="T17">— Доминик.</text:span></text:p>
          </table:table-cell>
          <table:table-cell table:style-name="Table47.A1" office:value-type="string">
            <text:p text:style-name="P978"><text:span text:style-name="T17">Ivān: Nām-e man Ivan</text:span></text:p>
            <text:p text:style-name="P1809"><text:span text:style-name="T17">va nām-e ham</text:span><text:span text:style-name="T16">-</text:span><text:span text:style-name="T17">safar-e mā Dominik ast.</text:span></text:p>
          </table:table-cell>
          <table:table-cell table:style-name="Table47.A1" office:value-type="string">
            <text:p text:style-name="P1318"><text:span text:style-name="T56">ايوان:</text:span><text:span text:style-name="T346">نام</text:span><text:span text:style-name="T548">منايوان</text:span><text:span text:style-name="T346">ونا</text:span><text:span text:style-name="T56">م</text:span></text:p>
            <text:p text:style-name="P1526"><text:span text:style-name="T55">ھمسفر ما دومينيک است.</text:span></text:p>
          </table:table-cell>
        </table:table-row>
        <table:table-row table:style-name="Table47.10">
          <table:table-cell table:style-name="Table47.A1" office:value-type="string">
            <text:p text:style-name="P979"><text:span text:style-name="T17">Иван: Вы студентка?</text:span></text:p>
          </table:table-cell>
          <table:table-cell table:style-name="Table47.A1" office:value-type="string">
            <text:p text:style-name="P1471"><text:span text:style-name="T17">Ivān: Šomā dānešju hastid?</text:span></text:p>
          </table:table-cell>
          <table:table-cell table:style-name="Table47.A1" office:value-type="string">
            <text:p text:style-name="P1051"><text:span text:style-name="T52">ايوان:</text:span><text:span text:style-name="T417">شما دانشج</text:span><text:span text:style-name="T52">و</text:span></text:p>
            <text:p text:style-name="P1085"><text:span text:style-name="T130">ھستيد؟</text:span></text:p>
          </table:table-cell>
        </table:table-row>
        <table:table-row table:style-name="Table47.11">
          <table:table-cell table:style-name="Table47.A1" office:value-type="string">
            <text:p text:style-name="P1811"><text:span text:style-name="T17">Ширин: Да, я студентка Астраханского</text:span></text:p>
          </table:table-cell>
          <table:table-cell table:style-name="Table47.A1" office:value-type="string">
            <text:p text:style-name="P1435"><text:span text:style-name="T17">Širin: Bale. Man dānešju-ye dānešgāh-e Āstrāxān hastam.</text:span></text:p>
          </table:table-cell>
          <table:table-cell table:style-name="Table47.A1" office:value-type="string">
            <text:p text:style-name="P1812"><text:span text:style-name="T55">دانشجوى دانشگاه شيرين:بله.من</text:span></text:p>
            <text:p text:style-name="P1813"><text:span text:style-name="T58">آستراخان ھستم.</text:span></text:p>
          </table:table-cell>
        </table:table-row>
      </table:table>
      <table:table table:name="Table48" table:style-name="Table48">
        <table:table-column table:style-name="Table48.A" table:number-columns-repeated="3"/>
        <table:table-row table:style-name="Table48.1">
          <table:table-cell table:style-name="Table48.A1" office:value-type="string">
            <text:p text:style-name="P983"><text:span text:style-name="T17">университета.</text:span></text:p>
          </table:table-cell>
          <table:table-cell table:style-name="Table48.A1" office:value-type="string">
            <text:p text:style-name="P1004"/>
          </table:table-cell>
          <table:table-cell table:style-name="Table48.A1" office:value-type="string">
            <text:p text:style-name="P1004"/>
          </table:table-cell>
        </table:table-row>
        <table:table-row table:style-name="Table48.2">
          <table:table-cell table:style-name="Table48.A1" office:value-type="string">
            <text:p text:style-name="P988"><text:span text:style-name="T17">Доминик: На каком</text:span></text:p>
            <text:p text:style-name="P989"><text:span text:style-name="T17">факультете?</text:span></text:p>
          </table:table-cell>
          <table:table-cell table:style-name="Table48.A1" office:value-type="string">
            <text:p text:style-name="P988"><text:span text:style-name="T17">Dominik: Dar kodām</text:span></text:p>
            <text:p text:style-name="P989"><text:span text:style-name="T17">rešte?</text:span></text:p>
          </table:table-cell>
          <table:table-cell table:style-name="Table48.A1" office:value-type="string">
            <text:p text:style-name="P1084"><text:span text:style-name="T52">دومينيک:در كدام رشته؟</text:span></text:p>
          </table:table-cell>
        </table:table-row>
        <table:table-row table:style-name="Table48.3">
          <table:table-cell table:style-name="Table48.A1" office:value-type="string">
            <text:p text:style-name="P1791"><text:span text:style-name="T17">Ширин: Факультет геологии</text:span></text:p>
            <text:p text:style-name="P989"><text:span text:style-name="T17">(«землезнания»).</text:span></text:p>
          </table:table-cell>
          <table:table-cell table:style-name="Table48.A1" office:value-type="string">
            <text:p text:style-name="P1614"><text:span text:style-name="T17">Dar rešte-ye zaminšenāsi.</text:span></text:p>
          </table:table-cell>
          <table:table-cell table:style-name="Table48.A1" office:value-type="string">
            <text:p text:style-name="P1045"><text:span text:style-name="T55">شيرين:</text:span><text:span text:style-name="T405">در رشته زمي</text:span><text:span text:style-name="T55">ن</text:span></text:p>
            <text:p text:style-name="P1082"><text:span text:style-name="T320">شناسى.</text:span></text:p>
          </table:table-cell>
        </table:table-row>
        <table:table-row table:style-name="Table48.4">
          <table:table-cell table:style-name="Table48.A1" office:value-type="string">
            <text:p text:style-name="P1814"><text:span text:style-name="T17">Иван: Вы из какого города?</text:span></text:p>
          </table:table-cell>
          <table:table-cell table:style-name="Table48.A1" office:value-type="string">
            <text:p text:style-name="P1656"><text:span text:style-name="T17">Ivān: Šomā az kodām šahr hastid?</text:span></text:p>
          </table:table-cell>
          <table:table-cell table:style-name="Table48.A1" office:value-type="string">
            <text:p text:style-name="P1045"><text:span text:style-name="T51">ايوان:</text:span><text:span text:style-name="T175">شماازكدامشھ</text:span><text:span text:style-name="T51">ر</text:span></text:p>
            <text:p text:style-name="P1087"><text:span text:style-name="T130">ھستيد؟</text:span></text:p>
          </table:table-cell>
        </table:table-row>
        <table:table-row table:style-name="Table48.2">
          <table:table-cell table:style-name="Table48.A1" office:value-type="string">
            <text:p text:style-name="P988"><text:span text:style-name="T17">Ширин: Город</text:span></text:p>
            <text:p text:style-name="P989"><text:span text:style-name="T17">Казвин.</text:span></text:p>
          </table:table-cell>
          <table:table-cell table:style-name="Table48.A1" office:value-type="string">
            <text:p text:style-name="P988"><text:span text:style-name="T17">Širin: Šahr-e Qazvin.</text:span></text:p>
          </table:table-cell>
          <table:table-cell table:style-name="Table48.A1" office:value-type="string">
            <text:p text:style-name="P1045"><text:span text:style-name="T58">شيرين:شھر قزوين.</text:span></text:p>
          </table:table-cell>
        </table:table-row>
        <table:table-row table:style-name="Table48.3">
          <table:table-cell table:style-name="Table48.A1" office:value-type="string">
            <text:p text:style-name="P988"><text:span text:style-name="T17">Доминик: Казвин</text:span></text:p>
            <text:p text:style-name="P1815"><text:span text:style-name="T17">также называется Каспианом.</text:span></text:p>
          </table:table-cell>
          <table:table-cell table:style-name="Table48.A1" office:value-type="string">
            <text:p text:style-name="P1213"><text:span text:style-name="T17">Dominik: Qazvin hamān Kāspin ast.</text:span></text:p>
          </table:table-cell>
          <table:table-cell table:style-name="Table48.A1" office:value-type="string">
            <text:p text:style-name="P1280"><text:span text:style-name="T55">دومينيک:قزوين ھمان</text:span></text:p>
            <text:p text:style-name="P1204"><text:span text:style-name="T58">كاسپين است.</text:span></text:p>
          </table:table-cell>
        </table:table-row>
        <table:table-row table:style-name="Table48.7">
          <table:table-cell table:style-name="Table48.A1" office:value-type="string">
            <text:p text:style-name="P1816"><text:span text:style-name="T17">Иван: Так значит, название Каспийского моря произошло («было взято») от названия</text:span></text:p>
            <text:p text:style-name="P985"><text:span text:style-name="T17">города?</text:span></text:p>
          </table:table-cell>
          <table:table-cell table:style-name="Table48.A1" office:value-type="string">
            <text:p text:style-name="P1818"><text:span text:style-name="T17">Ivān: Pas, nām-e daryā az nām-e in šahr gerefte šod?</text:span></text:p>
          </table:table-cell>
          <table:table-cell table:style-name="Table48.A1" office:value-type="string">
            <text:p text:style-name="P1630"><text:span text:style-name="T117">ايوان</text:span><text:span text:style-name="T49">:</text:span><text:span text:style-name="T59">پ</text:span><text:span text:style-name="T49">س</text:span><text:span text:style-name="T111">نام</text:span><text:span text:style-name="T93">دريا</text:span><text:span text:style-name="T108">از</text:span><text:span text:style-name="T111">نام</text:span></text:p>
            <text:p text:style-name="P1820"><text:span text:style-name="T58">اين</text:span><text:span text:style-name="T474">شھر</text:span><text:span text:style-name="T448">گرفته</text:span><text:span text:style-name="T474">شد</text:span><text:span text:style-name="T58">؟</text:span></text:p>
          </table:table-cell>
        </table:table-row>
        <table:table-row table:style-name="Table48.8">
          <table:table-cell table:style-name="Table48.A1" office:value-type="string">
            <text:p text:style-name="P1631"><text:span text:style-name="T17">Доминик: Да, у этого моря много названий: Мазандран,</text:span><text:span text:style-name="T25">Каспиан,</text:span></text:p>
            <text:p text:style-name="P989"><text:span text:style-name="T17">Хазар и т.д.</text:span></text:p>
          </table:table-cell>
          <table:table-cell table:style-name="Table48.A1" office:value-type="string">
            <text:p text:style-name="P1821"><text:span text:style-name="T17">Dominik: Āri. In daryā nām-hā-ye gunāgun dārad: Māzanderān, Qazvin, Xazar…</text:span></text:p>
          </table:table-cell>
          <table:table-cell table:style-name="Table48.A1" office:value-type="string">
            <text:p text:style-name="P1084"><text:span text:style-name="T52">دومينيک:</text:span><text:span text:style-name="T446">آرى</text:span><text:span text:style-name="T52">.</text:span><text:span text:style-name="T452">ايندري</text:span><text:span text:style-name="T52">ا</text:span></text:p>
            <text:p text:style-name="P1046"><text:span text:style-name="T55">نامھاى</text:span><text:span text:style-name="T616">گوناگون دارد</text:span><text:span text:style-name="T55">:</text:span></text:p>
            <text:p text:style-name="P1046"><text:span text:style-name="T52">مازندران،</text:span><text:span text:style-name="T521">قزوين</text:span><text:span text:style-name="T52">،</text:span></text:p>
            <text:p text:style-name="P1446"><text:span text:style-name="T112">....خزر</text:span></text:p>
          </table:table-cell>
        </table:table-row>
        <table:table-row table:style-name="Table48.9">
          <table:table-cell table:style-name="Table48.A1" office:value-type="string">
            <text:p text:style-name="P1822"><text:span text:style-name="T17">Иван: Друзья! Давайте после обеда продолжим наш</text:span></text:p>
            <text:p text:style-name="P989"><text:span text:style-name="T17">разговор.</text:span></text:p>
          </table:table-cell>
          <table:table-cell table:style-name="Table48.A1" office:value-type="string">
            <text:p text:style-name="P1260"><text:span text:style-name="T17">Ivān: Dustān! Pas az nāhār goftegu-ye xod- rā donbāl mikonim.</text:span></text:p>
          </table:table-cell>
          <table:table-cell table:style-name="Table48.A1" office:value-type="string">
            <text:p text:style-name="P1823"><text:span text:style-name="T617">ناھار</text:span><text:span text:style-name="T75">گفت</text:span><text:span text:style-name="T108">و</text:span><text:span text:style-name="T114">گ</text:span><text:span text:style-name="T108">وى</text:span><text:span text:style-name="T256">خ</text:span><text:span text:style-name="T139">ود</text:span><text:span text:style-name="T49">را</text:span><text:span text:style-name="T117">ايوان</text:span><text:span text:style-name="T248">:</text:span><text:span text:style-name="T93">د</text:span><text:span text:style-name="T152">وستان</text:span><text:span text:style-name="T49">!</text:span><text:span text:style-name="T120">پ</text:span><text:span text:style-name="T248">س</text:span><text:span text:style-name="T108">ا</text:span><text:span text:style-name="T49">ز</text:span></text:p>
            <text:p text:style-name="P1606"><text:span text:style-name="T58">دنبال مىكنيم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49" table:style-name="Table49">
        <table:table-column table:style-name="Table49.A" table:number-columns-repeated="3"/>
        <table:table-row table:style-name="Table49.1">
          <table:table-cell table:style-name="Table49.A1" office:value-type="string">
            <text:p text:style-name="P1824"><text:span text:style-name="T17">Официант (piš — передний, вперед; xedmat — служба): Добро пожаловать! Сегодня на обед —</text:span></text:p>
            <text:p text:style-name="P981"><text:span text:style-name="T17">рыба и курица.</text:span></text:p>
          </table:table-cell>
          <table:table-cell table:style-name="Table49.A1" office:value-type="string">
            <text:p text:style-name="P1818"><text:span text:style-name="T17">Piš</text:span><text:span text:style-name="T16">-</text:span><text:span text:style-name="T17">xedmat: Xoš āmadid! Emruz, nāhār, māhi va morğ ast.</text:span></text:p>
          </table:table-cell>
          <table:table-cell table:style-name="Table49.A1" office:value-type="string">
            <text:p text:style-name="P1825"><text:span text:style-name="T422">امروز،</text:span><text:span text:style-name="T301">ناھار، ماھى و پيشخدمت</text:span><text:span text:style-name="T51">:</text:span><text:span text:style-name="T465">خوش</text:span><text:span text:style-name="T404">آمديد</text:span><text:span text:style-name="T51">!</text:span></text:p>
            <text:p text:style-name="P1826"><text:span text:style-name="T56">مرغ</text:span><text:span text:style-name="T231">اس</text:span><text:span text:style-name="T56">ت</text:span></text:p>
          </table:table-cell>
        </table:table-row>
        <table:table-row table:style-name="Table49.2">
          <table:table-cell table:style-name="Table49.A1" office:value-type="string">
            <text:p text:style-name="P1827"><text:span text:style-name="T17">Иван: Мне, пожалуйста, курицу с</text:span></text:p>
          </table:table-cell>
          <table:table-cell table:style-name="Table49.A1" office:value-type="string">
            <text:p text:style-name="P1828"><text:span text:style-name="T17">Ivān: Barāye man, xāheš mikonam, morğ</text:span></text:p>
          </table:table-cell>
          <table:table-cell table:style-name="Table49.A1" office:value-type="string">
            <text:p text:style-name="P1829"><text:span text:style-name="T51">ايوان:</text:span><text:span text:style-name="T181">براى من، خواھ</text:span><text:span text:style-name="T51">ش</text:span></text:p>
            <text:p text:style-name="P1833"><text:span text:style-name="T56">مىكنم،</text:span><text:span text:style-name="T346">مرغو</text:span><text:span text:style-name="T336">ساالد</text:span><text:span text:style-name="T56">.</text:span></text:p>
          </table:table-cell>
        </table:table-row>
      </table:table>
      <table:table table:name="Table50" table:style-name="Table50">
        <table:table-column table:style-name="Table50.A" table:number-columns-repeated="3"/>
        <table:table-row table:style-name="Table50.1">
          <table:table-cell table:style-name="Table50.A1" office:value-type="string">
            <text:p text:style-name="P983"><text:span text:style-name="T17">салатом.</text:span></text:p>
          </table:table-cell>
          <table:table-cell table:style-name="Table50.A1" office:value-type="string">
            <text:p text:style-name="P983"><text:span text:style-name="T17">va sālād.</text:span></text:p>
          </table:table-cell>
          <table:table-cell table:style-name="Table50.A1" office:value-type="string">
            <text:p text:style-name="P1004"/>
          </table:table-cell>
        </table:table-row>
        <table:table-row table:style-name="Table50.2">
          <table:table-cell table:style-name="Table50.A1" office:value-type="string">
            <text:p text:style-name="P988"><text:span text:style-name="T17">Ширин: А мне —</text:span></text:p>
            <text:p text:style-name="Table_20_Paragraph"><text:span text:style-name="T17">копченую рыбу (dud</text:span></text:p>
            <text:p text:style-name="P1835"><text:span text:style-name="T17">— дым).</text:span></text:p>
          </table:table-cell>
          <table:table-cell table:style-name="Table50.A1" office:value-type="string">
            <text:p text:style-name="P1836"><text:span text:style-name="T17">Širin: Barāye man, māhi-ye dudi.</text:span></text:p>
          </table:table-cell>
          <table:table-cell table:style-name="Table50.A1" office:value-type="string">
            <text:p text:style-name="P1045"><text:span text:style-name="T52">شيرين:</text:span><text:span text:style-name="T467">براىمن،ماھ</text:span><text:span text:style-name="T52">ى</text:span></text:p>
            <text:p text:style-name="P1046"><text:span text:style-name="T108">دودى.</text:span></text:p>
          </table:table-cell>
        </table:table-row>
        <table:table-row table:style-name="Table50.3">
          <table:table-cell table:style-name="Table50.A1" office:value-type="string">
            <text:p text:style-name="P988"><text:span text:style-name="T17">Доминик: Салат и</text:span></text:p>
            <text:p text:style-name="P989"><text:span text:style-name="T17">креветки.</text:span></text:p>
          </table:table-cell>
          <table:table-cell table:style-name="Table50.A1" office:value-type="string">
            <text:p text:style-name="P988"><text:span text:style-name="T17">Dominik: Sālād va</text:span></text:p>
            <text:p text:style-name="P989"><text:span text:style-name="T17">meygu.</text:span></text:p>
          </table:table-cell>
          <table:table-cell table:style-name="Table50.A1" office:value-type="string">
            <text:p text:style-name="P1808"><text:span text:style-name="T52">دومينيک:</text:span><text:span text:style-name="T484">ساالدوميگو</text:span><text:span text:style-name="T52">.</text:span></text:p>
          </table:table-cell>
        </table:table-row>
        <table:table-row table:style-name="Table50.4">
          <table:table-cell table:style-name="Table50.A1" office:value-type="string">
            <text:p text:style-name="P1409"><text:span text:style-name="T17">Иван: После обедa принесите нам, пожалуйста, чай.</text:span></text:p>
          </table:table-cell>
          <table:table-cell table:style-name="Table50.A1" office:value-type="string">
            <text:p text:style-name="P1838"><text:span text:style-name="T17">Ivān: Xāhes mikonam, pas az nāhār barāye mā čāy</text:span><text:span text:style-name="T22">biāvarid.</text:span></text:p>
          </table:table-cell>
          <table:table-cell table:style-name="Table50.A1" office:value-type="string">
            <text:p text:style-name="P1840"><text:span text:style-name="T49">پس از</text:span><text:span text:style-name="T52">ناھار براى ما ايوان:</text:span><text:span text:style-name="T49">خواھش مىكنم،</text:span></text:p>
            <text:p text:style-name="P1842"><text:span text:style-name="T55">چاى بياوريد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51" table:style-name="Table51">
        <table:table-column table:style-name="Table51.A" table:number-columns-repeated="3"/>
        <table:table-row table:style-name="Table51.1">
          <table:table-cell table:style-name="Table51.A1" office:value-type="string">
            <text:p text:style-name="P1247"><text:span text:style-name="T17">Ширин: Что это за город, который мы</text:span></text:p>
            <text:p text:style-name="P981"><text:span text:style-name="T17">видим?</text:span></text:p>
          </table:table-cell>
          <table:table-cell table:style-name="Table51.A1" office:value-type="string">
            <text:p text:style-name="P1843"><text:span text:style-name="T17">Širin: In če šahri ast ke mibinim?</text:span></text:p>
          </table:table-cell>
          <table:table-cell table:style-name="Table51.A1" office:value-type="string">
            <text:p text:style-name="P1792"><text:span text:style-name="T55">شيرين:</text:span><text:span text:style-name="T418">اين چه شھر</text:span><text:span text:style-name="T55">ى</text:span></text:p>
            <text:p text:style-name="P1844"><text:span text:style-name="T67">است</text:span><text:span text:style-name="T149">كه</text:span><text:span text:style-name="T280">م</text:span><text:span text:style-name="T139">ى</text:span><text:span text:style-name="T96">ب</text:span><text:span text:style-name="T154">يني</text:span><text:span text:style-name="T108">م</text:span><text:span text:style-name="T248">؟</text:span></text:p>
          </table:table-cell>
        </table:table-row>
        <table:table-row table:style-name="Table51.2">
          <table:table-cell table:style-name="Table51.A1" office:value-type="string">
            <text:p text:style-name="P1846"><text:span text:style-name="T17">Доминик: Это Баку или Бад-куб.</text:span></text:p>
          </table:table-cell>
          <table:table-cell table:style-name="Table51.A1" office:value-type="string">
            <text:p text:style-name="P1847"><text:span text:style-name="T17">Dominik: In Bāku yā ‘bād-kub’.</text:span></text:p>
          </table:table-cell>
          <table:table-cell table:style-name="Table51.A1" office:value-type="string">
            <text:p text:style-name="P1848"><text:span text:style-name="T58">دومينيک:</text:span><text:span text:style-name="T606">اين باكو ي</text:span><text:span text:style-name="T58">ا</text:span></text:p>
            <text:p text:style-name="P1850"><text:span text:style-name="T52">"بادكوب"</text:span><text:span text:style-name="T599">است</text:span><text:span text:style-name="T52">.</text:span></text:p>
          </table:table-cell>
        </table:table-row>
        <table:table-row table:style-name="Table51.3">
          <table:table-cell table:style-name="Table51.A1" office:value-type="string">
            <text:p text:style-name="P1851"><text:span text:style-name="T17">Иван: Что означает название Бад-куб?</text:span></text:p>
          </table:table-cell>
          <table:table-cell table:style-name="Table51.A1" office:value-type="string">
            <text:p text:style-name="P978"><text:span text:style-name="T17">Ivān: Bād-kub čist?</text:span></text:p>
          </table:table-cell>
          <table:table-cell table:style-name="Table51.A1" office:value-type="string">
            <text:p text:style-name="P1044"><text:span text:style-name="T55">ايوان:بادكوب چيست؟</text:span></text:p>
          </table:table-cell>
        </table:table-row>
        <table:table-row table:style-name="Table51.4">
          <table:table-cell table:style-name="Table51.A1" office:value-type="string">
            <text:p text:style-name="P1771"><text:span text:style-name="T17">Доминик: «Город, в котором ветер всегда его /город/ бьет» = город, где бывают сильные ветра (bād</text:span></text:p>
            <text:p text:style-name="P1000"><text:span text:style-name="T17">— ветер, kub —</text:span></text:p>
            <text:p text:style-name="P983"><text:span text:style-name="T17">удар).</text:span></text:p>
          </table:table-cell>
          <table:table-cell table:style-name="Table51.A1" office:value-type="string">
            <text:p text:style-name="P1853"><text:span text:style-name="T17">Dominik: Šahri ke bād hamiše ān-rā mikubad.</text:span></text:p>
          </table:table-cell>
          <table:table-cell table:style-name="Table51.A1" office:value-type="string">
            <text:p text:style-name="P1854"><text:span text:style-name="T55">دومينيک:</text:span><text:span text:style-name="T512">شھرى كه با</text:span><text:span text:style-name="T55">د</text:span></text:p>
            <text:p text:style-name="P1856"><text:span text:style-name="T55">ھميشه</text:span><text:span text:style-name="T305">آنرا مىكوبد</text:span><text:span text:style-name="T55">.</text:span></text:p>
          </table:table-cell>
        </table:table-row>
        <table:table-row table:style-name="Table51.1">
          <table:table-cell table:style-name="Table51.A1" office:value-type="string">
            <text:p text:style-name="P1071"><text:span text:style-name="T17">Ширин: Скоро пересекаем границу</text:span></text:p>
            <text:p text:style-name="P981"><text:span text:style-name="T17">России.</text:span></text:p>
          </table:table-cell>
          <table:table-cell table:style-name="Table51.A1" office:value-type="string">
            <text:p text:style-name="P1771"><text:span text:style-name="T17">Širin: Bezudi be marz- e Rusiye mirasim.</text:span></text:p>
          </table:table-cell>
          <table:table-cell table:style-name="Table51.A1" office:value-type="string">
            <text:p text:style-name="P1567"><text:span text:style-name="T52">شيرين:</text:span><text:span text:style-name="T304">بزودىبه</text:span><text:span text:style-name="T298">مر</text:span><text:span text:style-name="T52">ز</text:span></text:p>
            <text:p text:style-name="P1857"><text:span text:style-name="T55">روسيه</text:span><text:span text:style-name="T487">مىرسيم</text:span><text:span text:style-name="T55">.</text:span></text:p>
          </table:table-cell>
        </table:table-row>
        <table:table-row table:style-name="Table51.6">
          <table:table-cell table:style-name="Table51.A1" office:value-type="string">
            <text:p text:style-name="P1858"><text:span text:style-name="T17">Иван: Дорогая Ширин, какой язык легче — персидский</text:span></text:p>
            <text:p text:style-name="P983"><text:span text:style-name="T17">или русский?</text:span></text:p>
          </table:table-cell>
          <table:table-cell table:style-name="Table51.A1" office:value-type="string">
            <text:p text:style-name="P1480"><text:span text:style-name="T17">Ivān: Širin jān! Kodām zabān āsāntar ast, fārsi yā rusi?</text:span></text:p>
          </table:table-cell>
          <table:table-cell table:style-name="Table51.A1" office:value-type="string">
            <text:p text:style-name="P1859"><text:span text:style-name="T55">زبان</text:span><text:span text:style-name="T394">آسانتر</text:span><text:span text:style-name="T243">است،</text:span><text:span text:style-name="T468">فارسى</text:span><text:span text:style-name="T52">ايوان:</text:span><text:span text:style-name="T171">شيرينجان</text:span><text:span text:style-name="T52">!</text:span><text:span text:style-name="T171">كدا</text:span><text:span text:style-name="T52">م</text:span></text:p>
            <text:p text:style-name="P1860"><text:span text:style-name="T55">يا</text:span><text:span text:style-name="T621">روسى</text:span><text:span text:style-name="T55">؟</text:span></text:p>
          </table:table-cell>
        </table:table-row>
        <table:table-row table:style-name="Table51.7">
          <table:table-cell table:style-name="Table51.A7" office:value-type="string">
            <text:p text:style-name="P981"><text:span text:style-name="T17">Ширин: С моей</text:span></text:p>
          </table:table-cell>
          <table:table-cell table:style-name="Table51.A7" office:value-type="string">
            <text:p text:style-name="P981"><text:span text:style-name="T17">Širin: Az didgāh-e</text:span></text:p>
          </table:table-cell>
          <table:table-cell table:style-name="Table51.A1" table:number-rows-spanned="5" office:value-type="string">
            <text:p text:style-name="P1861"><text:span text:style-name="T58">فارسى آسانترين زبان</text:span><text:span text:style-name="T55">شيرين:از ديدگاه من،</text:span></text:p>
            <text:p text:style-name="P1862"><text:span text:style-name="T52">جھان است.</text:span></text:p>
          </table:table-cell>
        </table:table-row>
        <table:table-row table:style-name="Table51.8">
          <table:table-cell table:style-name="Table51.A8" office:value-type="string">
            <text:p text:style-name="P995"><text:span text:style-name="T17">точки зрения,</text:span></text:p>
          </table:table-cell>
          <table:table-cell table:style-name="Table51.A8" office:value-type="string">
            <text:p text:style-name="P995"><text:span text:style-name="T17">man, fārsi āsāntarin</text:span></text:p>
          </table:table-cell>
          <table:covered-table-cell/>
        </table:table-row>
        <table:table-row table:style-name="Table51.9">
          <table:table-cell table:style-name="Table51.A8" office:value-type="string">
            <text:p text:style-name="P995"><text:span text:style-name="T17">персидский — самый</text:span></text:p>
          </table:table-cell>
          <table:table-cell table:style-name="Table51.A8" office:value-type="string">
            <text:p text:style-name="P995"><text:span text:style-name="T17">zabān-e jehān ast.</text:span></text:p>
          </table:table-cell>
          <table:covered-table-cell/>
        </table:table-row>
        <table:table-row table:style-name="Table51.8">
          <table:table-cell table:style-name="Table51.A8" office:value-type="string">
            <text:p text:style-name="P995"><text:span text:style-name="T17">легкий из всех</text:span></text:p>
          </table:table-cell>
          <table:table-cell table:style-name="Table51.A8" office:value-type="string">
            <text:p text:style-name="P1005"/>
          </table:table-cell>
          <table:covered-table-cell/>
        </table:table-row>
        <table:table-row table:style-name="Table51.8">
          <table:table-cell table:style-name="Table51.C8" office:value-type="string">
            <text:p text:style-name="P999"><text:span text:style-name="T17">языков в мире!</text:span></text:p>
          </table:table-cell>
          <table:table-cell table:style-name="Table51.C8" office:value-type="string">
            <text:p text:style-name="P1005"/>
          </table:table-cell>
          <table:covered-table-cell/>
        </table:table-row>
        <table:table-row table:style-name="Table51.12">
          <table:table-cell table:style-name="Table51.A1" office:value-type="string">
            <text:p text:style-name="P978"><text:span text:style-name="T17">Доминик: Вы правы</text:span></text:p>
          </table:table-cell>
          <table:table-cell table:style-name="Table51.A1" office:value-type="string">
            <text:p text:style-name="P978"><text:span text:style-name="T17">Dominik: Soxan-e</text:span></text:p>
          </table:table-cell>
          <table:table-cell table:style-name="Table51.A1" office:value-type="string">
            <text:p text:style-name="P1049"><text:span text:style-name="T52">دومينيک:سخن شما</text:span></text:p>
          </table:table-cell>
        </table:table-row>
      </table:table>
      <table:table table:name="Table52" table:style-name="Table52">
        <table:table-column table:style-name="Table52.A" table:number-columns-repeated="3"/>
        <text:soft-page-break/>
        <table:table-row table:style-name="Table52.1">
          <table:table-cell table:style-name="Table52.A1" office:value-type="string">
            <text:p text:style-name="P988"><text:span text:style-name="T17">(«речь ваша верна»).</text:span></text:p>
          </table:table-cell>
          <table:table-cell table:style-name="Table52.A1" office:value-type="string">
            <text:p text:style-name="P988"><text:span text:style-name="T17">šomā dorost ast.</text:span></text:p>
          </table:table-cell>
          <table:table-cell table:style-name="Table52.A1" office:value-type="string">
            <text:p text:style-name="P1415"><text:span text:style-name="T51">درست است.</text:span></text:p>
          </table:table-cell>
        </table:table-row>
        <table:table-row table:style-name="Table52.2">
          <table:table-cell table:style-name="Table52.A1" office:value-type="string">
            <text:p text:style-name="P1863"><text:span text:style-name="T17">Иван: А русский язык — один из самых сложных</text:span></text:p>
            <text:p text:style-name="P985"><text:span text:style-name="T17">языков.</text:span></text:p>
          </table:table-cell>
          <table:table-cell table:style-name="Table52.A1" office:value-type="string">
            <text:p text:style-name="P1865"><text:span text:style-name="T17">Ivān: Zabān-e rusi yeki az saxttarin zabān-hā ast.</text:span></text:p>
          </table:table-cell>
          <table:table-cell table:style-name="Table52.A1" office:value-type="string">
            <text:p text:style-name="P1866"><text:span text:style-name="T52">ايوان:</text:span><text:span text:style-name="T230">زبانروسى</text:span><text:span text:style-name="T310">يك</text:span><text:span text:style-name="T52">ى</text:span></text:p>
            <text:p text:style-name="P1819"><text:span text:style-name="T55">از</text:span><text:span text:style-name="T431">سختترين</text:span><text:span text:style-name="T309">زبانھااست</text:span><text:span text:style-name="T55">.</text:span></text:p>
          </table:table-cell>
        </table:table-row>
        <table:table-row table:style-name="Table52.3">
          <table:table-cell table:style-name="Table52.A1" office:value-type="string">
            <text:p text:style-name="P1111"><text:span text:style-name="T17">Ширин: Друзья! Мне было очень приятно с Вами побеседовать (hamnešin — собеседник, спутник; hamnešini — /чье-то/ общество).</text:span></text:p>
            <text:p text:style-name="P989"><text:span text:style-name="T17">Спокойной ночи!</text:span></text:p>
          </table:table-cell>
          <table:table-cell table:style-name="Table52.A1" office:value-type="string">
            <text:p text:style-name="P1867"><text:span text:style-name="T17">Širin: Dustān! Hamnešini bā šomā xub bud. Šab-e šomā xoš.</text:span></text:p>
          </table:table-cell>
          <table:table-cell table:style-name="Table52.A1" office:value-type="string">
            <text:p text:style-name="P1869"><text:span text:style-name="T561">ھمنشينى</text:span><text:span text:style-name="T52">با شما خوب</text:span><text:span text:style-name="T58">شيرين:دوستان!</text:span></text:p>
            <text:p text:style-name="P1870"><text:span text:style-name="T59">ب</text:span><text:span text:style-name="T108">و</text:span><text:span text:style-name="T248">د</text:span><text:span text:style-name="T49">.</text:span><text:span text:style-name="T60">شب</text:span><text:span text:style-name="T110">شما</text:span><text:span text:style-name="T82">خ</text:span><text:span text:style-name="T142">وش</text:span><text:span text:style-name="T49">.</text:span></text:p>
          </table:table-cell>
        </table:table-row>
        <table:table-row table:style-name="Table52.2">
          <table:table-cell table:style-name="Table52.A1" office:value-type="string">
            <text:p text:style-name="P1872"><text:span text:style-name="T17">Иван и Доминик: Доброй ночи! Завтра будем в Астрахани.</text:span></text:p>
          </table:table-cell>
          <table:table-cell table:style-name="Table52.A1" office:value-type="string">
            <text:p text:style-name="P1853"><text:span text:style-name="T17">Ivān va Dominik: Šab- e šomā hamčanin!</text:span></text:p>
            <text:p text:style-name="P1000"><text:span text:style-name="T17">Fardā hame dar</text:span></text:p>
            <text:p text:style-name="P989"><text:span text:style-name="T17">Āstrāxān xāhim bud.</text:span></text:p>
          </table:table-cell>
          <table:table-cell table:style-name="Table52.A1" office:value-type="string">
            <text:p text:style-name="P1874"><text:span text:style-name="T624">شما</text:span><text:span text:style-name="T52">ھمچنين.فردا ھمه ايوان و دومينيک:شب</text:span></text:p>
            <text:p text:style-name="P1600"><text:span text:style-name="T49">در</text:span><text:span text:style-name="T108">آ</text:span><text:span text:style-name="T55">س</text:span><text:span text:style-name="T124">تراخان</text:span><text:span text:style-name="T58">خ</text:span><text:span text:style-name="T121">واھيم</text:span><text:span text:style-name="T120">ب</text:span><text:span text:style-name="T108">و</text:span><text:span text:style-name="T248">د</text:span><text:span text:style-name="T49">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53" table:style-name="Table53">
        <table:table-column table:style-name="Table53.A" table:number-columns-repeated="3"/>
        <table:table-row table:style-name="Table53.1">
          <table:table-cell table:style-name="Table53.A1" office:value-type="string">
            <text:p text:style-name="P978"><text:span text:style-name="T16">Десятая встреча</text:span></text:p>
          </table:table-cell>
          <table:table-cell table:style-name="Table53.A1" office:value-type="string">
            <text:p text:style-name="P978"><text:span text:style-name="T17">Didār-e dahom</text:span></text:p>
          </table:table-cell>
          <table:table-cell table:style-name="Table53.A1" office:value-type="string">
            <text:p text:style-name="P1015"><text:span text:style-name="T55">ديدار دھم</text:span></text:p>
          </table:table-cell>
        </table:table-row>
        <table:table-row table:style-name="Table53.2">
          <table:table-cell table:style-name="Table53.A1" office:value-type="string">
            <text:p text:style-name="P1336"><text:span text:style-name="T17">В Астраханском порту.</text:span></text:p>
          </table:table-cell>
          <table:table-cell table:style-name="Table53.A1" office:value-type="string">
            <text:p text:style-name="P978"><text:span text:style-name="T17">Dar bandar-e</text:span></text:p>
            <text:p text:style-name="P981"><text:span text:style-name="T17">Āstrāxān.</text:span></text:p>
          </table:table-cell>
          <table:table-cell table:style-name="Table53.A1" office:value-type="string">
            <text:p text:style-name="P1021"><text:span text:style-name="T55">در بندر آستراخان</text:span><text:span text:style-name="T292">.</text:span></text:p>
          </table:table-cell>
        </table:table-row>
        <table:table-row table:style-name="Table53.3">
          <table:table-cell table:style-name="Table53.A1" office:value-type="string">
            <text:p text:style-name="P1875"><text:span text:style-name="T17">Иван: Господин Доминик! Сколько дней Вы проведете в</text:span></text:p>
            <text:p text:style-name="P981"><text:span text:style-name="T17">России?</text:span></text:p>
          </table:table-cell>
          <table:table-cell table:style-name="Table53.A1" office:value-type="string">
            <text:p text:style-name="P1762"><text:span text:style-name="T17">Ivān: Āqā-ye Dominik! Šoma čand ruz dar Rusiye</text:span></text:p>
            <text:p text:style-name="P981"><text:span text:style-name="T17">mimānid?</text:span></text:p>
          </table:table-cell>
          <table:table-cell table:style-name="Table53.A1" office:value-type="string">
            <text:p text:style-name="P1658"><text:span text:style-name="T52">آقاى</text:span><text:span text:style-name="T433">دومينيک</text:span><text:span text:style-name="T52">!</text:span><text:span text:style-name="T209">شماچن</text:span><text:span text:style-name="T52">د</text:span></text:p>
            <text:p text:style-name="P1440"><text:span text:style-name="T51">روز</text:span><text:span text:style-name="T391">در</text:span><text:span text:style-name="T465">روسيهمىمانيد</text:span><text:span text:style-name="T51">؟</text:span></text:p>
          </table:table-cell>
        </table:table-row>
        <table:table-row table:style-name="Table53.4">
          <table:table-cell table:style-name="Table53.A1" office:value-type="string">
            <text:p text:style-name="P978"><text:span text:style-name="T17">Доминик: Пять дней</text:span></text:p>
            <text:p text:style-name="P1876"><text:span text:style-name="T17">в Москве и пять дней в Петербурге.</text:span></text:p>
          </table:table-cell>
          <table:table-cell table:style-name="Table53.A1" office:value-type="string">
            <text:p text:style-name="P978"><text:span text:style-name="T17">Dominik: Panj ruz dar</text:span></text:p>
            <text:p text:style-name="P1877"><text:span text:style-name="T17">Mosko va panj ruz dar Peterburg.</text:span></text:p>
          </table:table-cell>
          <table:table-cell table:style-name="Table53.A1" office:value-type="string">
            <text:p text:style-name="P1679"><text:span text:style-name="T52">پنج</text:span><text:span text:style-name="T446">روز</text:span><text:span text:style-name="T452">در</text:span><text:span text:style-name="T446">مسكوو</text:span><text:span text:style-name="T475">پن</text:span><text:span text:style-name="T52">ج</text:span></text:p>
            <text:p text:style-name="P1880"><text:span text:style-name="T49">روز در</text:span><text:span text:style-name="T120">پ</text:span><text:span text:style-name="T281">ت</text:span><text:span text:style-name="T73">ربور</text:span><text:span text:style-name="T108">گ</text:span><text:span text:style-name="T49">.</text:span></text:p>
          </table:table-cell>
        </table:table-row>
        <table:table-row table:style-name="Table53.5">
          <table:table-cell table:style-name="Table53.A1" office:value-type="string">
            <text:p text:style-name="P1776"><text:span text:style-name="T17">Иван: Если Вы хотите, я могу быть</text:span></text:p>
            <text:p text:style-name="P983"><text:span text:style-name="T17">Вашим гидом.</text:span></text:p>
          </table:table-cell>
          <table:table-cell table:style-name="Table53.A1" office:value-type="string">
            <text:p text:style-name="P1881"><text:span text:style-name="T17">Ivān: Agar xāstid, man rāhnamā-ye šomā</text:span></text:p>
            <text:p text:style-name="P983"><text:span text:style-name="T17">xāham bud.</text:span></text:p>
          </table:table-cell>
          <table:table-cell table:style-name="Table53.A1" office:value-type="string">
            <text:p text:style-name="P1883"><text:span text:style-name="T52">ايوان:</text:span><text:span text:style-name="T310">اگر</text:span><text:span text:style-name="T433">خواستيد،</text:span><text:span text:style-name="T310">م</text:span><text:span text:style-name="T52">ن</text:span></text:p>
            <text:p text:style-name="P1884"><text:span text:style-name="T399">راھنماى</text:span><text:span text:style-name="T52">ش</text:span><text:span text:style-name="T110">ما</text:span><text:span text:style-name="T85">خ</text:span><text:span text:style-name="T155">واھم</text:span><text:span text:style-name="T120">ب</text:span><text:span text:style-name="T108">و</text:span><text:span text:style-name="T248">د</text:span><text:span text:style-name="T108">.</text:span></text:p>
          </table:table-cell>
        </table:table-row>
        <table:table-row table:style-name="Table53.6">
          <table:table-cell table:style-name="Table53.A1" office:value-type="string">
            <text:p text:style-name="P1886"><text:span text:style-name="T17">Доминик: Спасибо за предложение. Вы сможете быть хорошим гидом и для</text:span></text:p>
            <text:p text:style-name="P1887"><text:span text:style-name="T17">персоязычных туристов.</text:span></text:p>
          </table:table-cell>
          <table:table-cell table:style-name="Table53.A1" office:value-type="string">
            <text:p text:style-name="P1258"><text:span text:style-name="T17">Dominik: Sepāsgozāram. Šomā mitavānid rāhnamā-ye xubi barāye jehān</text:span><text:span text:style-name="T16">-</text:span></text:p>
            <text:p text:style-name="P1890"><text:span text:style-name="T17">gardān-e fārsi-zabān bašid.</text:span></text:p>
          </table:table-cell>
          <table:table-cell table:style-name="Table53.A1" office:value-type="string">
            <text:p text:style-name="P1891"><text:span text:style-name="T626">خوبى</text:span><text:span text:style-name="T124">براى</text:span><text:span text:style-name="T76">ج</text:span><text:span text:style-name="T132">ھا</text:span><text:span text:style-name="T108">ن</text:span><text:span text:style-name="T257">گ</text:span><text:span text:style-name="T49">ردان</text:span><text:span text:style-name="T55">شما مىتوانيد راھنماى دومينيک:</text:span><text:span text:style-name="T299">سپاسگزارم</text:span><text:span text:style-name="T55">.</text:span></text:p>
            <text:p text:style-name="P1892"><text:span text:style-name="T58">فارسیزبان باشيد.</text:span></text:p>
          </table:table-cell>
        </table:table-row>
      </table:table>
      <table:table table:name="Table54" table:style-name="Table54">
        <table:table-column table:style-name="Table54.A" table:number-columns-repeated="3"/>
        <table:table-row table:style-name="Table54.1">
          <table:table-cell table:style-name="Table54.A1" office:value-type="string">
            <text:p text:style-name="P983"><text:span text:style-name="T17">Иван: Да, я хочу</text:span></text:p>
          </table:table-cell>
          <table:table-cell table:style-name="Table54.A1" office:value-type="string">
            <text:p text:style-name="P983"><text:span text:style-name="T17">Ivān: Āri. Man</text:span></text:p>
          </table:table-cell>
          <table:table-cell table:style-name="Table54.C1" table:number-rows-spanned="8" office:value-type="string">
            <text:p text:style-name="P1893"><text:span text:style-name="T328">م</text:span><text:span text:style-name="T139">ى</text:span><text:span text:style-name="T567">خ</text:span><text:span text:style-name="T329">واھم</text:span><text:span text:style-name="T128">ي</text:span><text:span text:style-name="T62">ک</text:span><text:span text:style-name="T49">راه</text:span><text:span text:style-name="T155">ساده</text:span><text:span text:style-name="T108">و</text:span><text:span text:style-name="T112">ايوان</text:span><text:span text:style-name="T56">:</text:span><text:span text:style-name="T463">آرى</text:span><text:span text:style-name="T56">.</text:span><text:span text:style-name="T553">م</text:span><text:span text:style-name="T56">ن</text:span></text:p>
            <text:p text:style-name="P1894"><text:span text:style-name="T617">بازرگانان</text:span><text:span text:style-name="T49">و</text:span><text:span text:style-name="T120">پ</text:span><text:span text:style-name="T49">ژ</text:span><text:span text:style-name="T124">و</text:span><text:span text:style-name="T55">ھشگران</text:span><text:span text:style-name="T541">زيبا</text:span><text:span text:style-name="T555">براى</text:span><text:span text:style-name="T330">جھانگردان</text:span><text:span text:style-name="T55">،</text:span></text:p>
            <text:p text:style-name="P1022"><text:span text:style-name="T58">باز</text:span><text:span text:style-name="T121">كنم</text:span><text:span text:style-name="T58">.</text:span></text:p>
          </table:table-cell>
        </table:table-row>
        <table:table-row table:style-name="Table54.2">
          <table:table-cell table:style-name="Table54.A2" office:value-type="string">
            <text:p text:style-name="P995"><text:span text:style-name="T17">открыть легкий и</text:span></text:p>
          </table:table-cell>
          <table:table-cell table:style-name="Table54.A2" office:value-type="string">
            <text:p text:style-name="P995"><text:span text:style-name="T17">mixāham yek rāh-e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красивый маршрут</text:span></text:p>
          </table:table-cell>
          <table:table-cell table:style-name="Table54.A2" office:value-type="string">
            <text:p text:style-name="P995"><text:span text:style-name="T17">sāde va zibā barāye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для туристов,</text:span></text:p>
          </table:table-cell>
          <table:table-cell table:style-name="Table54.A2" office:value-type="string">
            <text:p text:style-name="P995"><text:span text:style-name="T17">jehān</text:span><text:span text:style-name="T16">-</text:span><text:span text:style-name="T17">gardān,</text:span>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995"><text:span text:style-name="T17">торговцев и</text:span></text:p>
          </table:table-cell>
          <table:table-cell table:style-name="Table54.A2" office:value-type="string">
            <text:p text:style-name="P995"><text:span text:style-name="T17">bāzargānān va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исследователей (bāz</text:span></text:p>
          </table:table-cell>
          <table:table-cell table:style-name="Table54.A2" office:value-type="string">
            <text:p text:style-name="P995"><text:span text:style-name="T17">pažuhešgarān bāz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— открытый; pažuheš</text:span></text:p>
          </table:table-cell>
          <table:table-cell table:style-name="Table54.A2" office:value-type="string">
            <text:p text:style-name="P995"><text:span text:style-name="T17">konam.</text:span></text:p>
          </table:table-cell>
          <table:covered-table-cell/>
        </table:table-row>
        <table:table-row table:style-name="Table54.8">
          <table:table-cell table:style-name="Table54.C2" office:value-type="string">
            <text:p text:style-name="P999"><text:span text:style-name="T17">— исследование).</text:span></text:p>
          </table:table-cell>
          <table:table-cell table:style-name="Table54.C2" office:value-type="string">
            <text:p text:style-name="P1005"/>
          </table:table-cell>
          <table:covered-table-cell/>
        </table:table-row>
        <table:table-row table:style-name="Table54.9">
          <table:table-cell table:style-name="Table54.C1" office:value-type="string">
            <text:p text:style-name="P988"><text:span text:style-name="T17">Доминик: Наподобие</text:span></text:p>
            <text:p text:style-name="P1000"><text:span text:style-name="T17">«Шелкового пути»?</text:span></text:p>
          </table:table-cell>
          <table:table-cell table:style-name="Table54.C1" office:value-type="string">
            <text:p text:style-name="P1895"><text:span text:style-name="T17">Dominik: Mānand-e rāh-e abrišam?</text:span></text:p>
          </table:table-cell>
          <table:table-cell table:style-name="Table54.C1" office:value-type="string">
            <text:p text:style-name="P1088"><text:span text:style-name="T52">دومينيک:</text:span><text:span text:style-name="T245">مانند</text:span><text:span text:style-name="T392">را</text:span><text:span text:style-name="T52">ه</text:span></text:p>
            <text:p text:style-name="P1087"><text:span text:style-name="T282">ابريشم?</text:span></text:p>
          </table:table-cell>
        </table:table-row>
        <table:table-row table:style-name="Table54.10">
          <table:table-cell table:style-name="Table54.C1" office:value-type="string">
            <text:p text:style-name="P1897"><text:span text:style-name="T17">Иван: Да, из Европы в Китай.</text:span></text:p>
          </table:table-cell>
          <table:table-cell table:style-name="Table54.C1" office:value-type="string">
            <text:p text:style-name="P988"><text:span text:style-name="T17">Ivān: Āri. Az Oropa be</text:span></text:p>
            <text:p text:style-name="Table_20_Paragraph"><text:span text:style-name="T17">Čin.</text:span></text:p>
          </table:table-cell>
          <table:table-cell table:style-name="Table54.C1" office:value-type="string">
            <text:p text:style-name="P1045"><text:span text:style-name="T117">ايوان</text:span><text:span text:style-name="T49">:آر</text:span><text:span text:style-name="T108">ى</text:span><text:span text:style-name="T49">.</text:span><text:span text:style-name="T108">از ارو</text:span><text:span text:style-name="T120">پ</text:span><text:span text:style-name="T134">ا</text:span><text:span text:style-name="T146">ب</text:span><text:span text:style-name="T87">ه</text:span></text:p>
            <text:p text:style-name="P1052"><text:span text:style-name="T502">چين.</text:span></text:p>
          </table:table-cell>
        </table:table-row>
        <table:table-row table:style-name="Table54.1">
          <table:table-cell table:style-name="Table54.A1" office:value-type="string">
            <text:p text:style-name="P983"><text:span text:style-name="T17">Доминик: C моей</text:span></text:p>
          </table:table-cell>
          <table:table-cell table:style-name="Table54.A1" office:value-type="string">
            <text:p text:style-name="P983"><text:span text:style-name="T17">Dominik: Az didgāh-e</text:span></text:p>
          </table:table-cell>
          <table:table-cell table:style-name="Table54.C1" table:number-rows-spanned="5" office:value-type="string">
            <text:p text:style-name="P1898"><text:span text:style-name="T110">شما</text:span><text:span text:style-name="T156">نخستين</text:span><text:span text:style-name="T114">گ</text:span><text:span text:style-name="T109">ام</text:span><text:span text:style-name="T49">را</text:span><text:span text:style-name="T140">دوميني</text:span><text:span text:style-name="T62">ک</text:span><text:span text:style-name="T248">:</text:span><text:span text:style-name="T108">از</text:span><text:span text:style-name="T73">د</text:span><text:span text:style-name="T143">يد</text:span><text:span text:style-name="T114">گ</text:span><text:span text:style-name="T109">ا</text:span><text:span text:style-name="T64">ه</text:span><text:span text:style-name="T74">م</text:span><text:span text:style-name="T129">ن</text:span></text:p>
            <text:p text:style-name="P1899"><text:span text:style-name="T50">برداشتيد.</text:span></text:p>
          </table:table-cell>
        </table:table-row>
        <table:table-row table:style-name="Table54.2">
          <table:table-cell table:style-name="Table54.A2" office:value-type="string">
            <text:p text:style-name="P995"><text:span text:style-name="T17">точки зрения, Вы</text:span></text:p>
          </table:table-cell>
          <table:table-cell table:style-name="Table54.A2" office:value-type="string">
            <text:p text:style-name="P995"><text:span text:style-name="T17">man šomā naxostin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уже сделали первый</text:span></text:p>
          </table:table-cell>
          <table:table-cell table:style-name="Table54.A2" office:value-type="string">
            <text:p text:style-name="P995"><text:span text:style-name="T17">gām-rā bardāštid</text:span><text:span text:style-name="T1">.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шаг (bardāštan —</text:span></text:p>
          </table:table-cell>
          <table:table-cell table:style-name="Table54.A2" office:value-type="string">
            <text:p text:style-name="P1005"/>
          </table:table-cell>
          <table:covered-table-cell/>
        </table:table-row>
        <table:table-row table:style-name="Table54.3">
          <table:table-cell table:style-name="Table54.C2" office:value-type="string">
            <text:p text:style-name="P995"><text:span text:style-name="T17">поднимать)</text:span><text:span text:style-name="T1">.</text:span></text:p>
          </table:table-cell>
          <table:table-cell table:style-name="Table54.C2" office:value-type="string">
            <text:p text:style-name="P1005"/>
          </table:table-cell>
          <table:covered-table-cell/>
        </table:table-row>
        <table:table-row table:style-name="Table54.1">
          <table:table-cell table:style-name="Table54.A1" office:value-type="string">
            <text:p text:style-name="P983"><text:span text:style-name="T17">Иван: Тогда давайте</text:span></text:p>
          </table:table-cell>
          <table:table-cell table:style-name="Table54.A1" office:value-type="string">
            <text:p text:style-name="P983"><text:span text:style-name="T17">Ivān: Pas, biyāyid</text:span></text:p>
          </table:table-cell>
          <table:table-cell table:style-name="Table54.C1" table:number-rows-spanned="7" office:value-type="string">
            <text:p text:style-name="P1900"><text:span text:style-name="T56">در</text:span><text:span text:style-name="T304">استراخانبمانيم</text:span><text:span text:style-name="T519">و</text:span><text:span text:style-name="T176">در</text:span><text:span text:style-name="T58">ايوان:پس، بياييد امشب</text:span></text:p>
            <text:p text:style-name="P1901"><text:span text:style-name="T58">اين</text:span><text:span text:style-name="T448">باره</text:span><text:span text:style-name="T453">گفت</text:span><text:span text:style-name="T474">وگو</text:span><text:span text:style-name="T448">كنيم</text:span><text:span text:style-name="T58">.</text:span></text:p>
          </table:table-cell>
        </table:table-row>
        <table:table-row table:style-name="Table54.3">
          <table:table-cell table:style-name="Table54.A2" office:value-type="string">
            <text:p text:style-name="P995"><text:span text:style-name="T17">сегодня останемся</text:span></text:p>
          </table:table-cell>
          <table:table-cell table:style-name="Table54.A2" office:value-type="string">
            <text:p text:style-name="P995"><text:span text:style-name="T17">emšab dar Āstrāxān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вАстрахани и все</text:span></text:p>
          </table:table-cell>
          <table:table-cell table:style-name="Table54.A2" office:value-type="string">
            <text:p text:style-name="P995"><text:span text:style-name="T17">bemānim va dar in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обсудим: «разговор</text:span></text:p>
          </table:table-cell>
          <table:table-cell table:style-name="Table54.A2" office:value-type="string">
            <text:p text:style-name="P995"><text:span text:style-name="T17">bāre goftegu konim.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сделаем» (bāre —</text:span></text:p>
          </table:table-cell>
          <table:table-cell table:style-name="Table54.A2" office:value-type="string">
            <text:p text:style-name="P1005"/>
          </table:table-cell>
          <table:covered-table-cell/>
        </table:table-row>
        <table:table-row table:style-name="Table54.2">
          <table:table-cell table:style-name="Table54.A2" office:value-type="string">
            <text:p text:style-name="P995"><text:span text:style-name="T17">раз; вид, способ; dar</text:span></text:p>
          </table:table-cell>
          <table:table-cell table:style-name="Table54.A2" office:value-type="string">
            <text:p text:style-name="P1005"/>
          </table:table-cell>
          <table:covered-table-cell/>
        </table:table-row>
        <table:table-row table:style-name="Table54.8">
          <table:table-cell table:style-name="Table54.C2" office:value-type="string">
            <text:p text:style-name="P999"><text:span text:style-name="T17">in bāre — об этом).</text:span></text:p>
          </table:table-cell>
          <table:table-cell table:style-name="Table54.C2" office:value-type="string">
            <text:p text:style-name="P1005"/>
          </table:table-cell>
          <table:covered-table-cell/>
        </table:table-row>
        <table:table-row table:style-name="Table54.9">
          <table:table-cell table:style-name="Table54.C1" office:value-type="string">
            <text:p text:style-name="P987"><text:span text:style-name="T17">Доминик: Я готов.</text:span></text:p>
          </table:table-cell>
          <table:table-cell table:style-name="Table54.C1" office:value-type="string">
            <text:p text:style-name="P1439"><text:span text:style-name="T17">Dominik: Man āmāde hastam.</text:span></text:p>
          </table:table-cell>
          <table:table-cell table:style-name="Table54.C1" office:value-type="string">
            <text:p text:style-name="P1088"><text:span text:style-name="T51">دومينيک:</text:span><text:span text:style-name="T556">من آماد</text:span><text:span text:style-name="T51">ه</text:span></text:p>
            <text:p text:style-name="P1052"><text:span text:style-name="T325">ھستم.</text:span></text:p>
          </table:table-cell>
        </table:table-row>
        <table:table-row table:style-name="Table54.1">
          <table:table-cell table:style-name="Table54.A1" office:value-type="string">
            <text:p text:style-name="P983"><text:span text:style-name="T17">Иван: Господин</text:span></text:p>
          </table:table-cell>
          <table:table-cell table:style-name="Table54.A1" office:value-type="string">
            <text:p text:style-name="P983"><text:span text:style-name="T17">Ivān: Āqā-ye</text:span></text:p>
          </table:table-cell>
          <table:table-cell table:style-name="Table54.C1" table:number-rows-spanned="5" office:value-type="string">
            <text:p text:style-name="P1902"><text:span text:style-name="T52">آيا</text:span><text:span text:style-name="T630">واژه</text:span><text:span text:style-name="T52">"آستراخان"ايوان:</text:span><text:span text:style-name="T397">آقاى</text:span><text:span text:style-name="T467">دومينيک</text:span><text:span text:style-name="T52">،</text:span></text:p>
            <text:p text:style-name="P1903"><text:span text:style-name="T55">فارسى</text:span><text:span text:style-name="T424">است</text:span><text:span text:style-name="T55">؟</text:span></text:p>
          </table:table-cell>
        </table:table-row>
        <table:table-row table:style-name="Table54.3">
          <table:table-cell table:style-name="Table54.A2" office:value-type="string">
            <text:p text:style-name="P995"><text:span text:style-name="T17">Доминик, слово</text:span></text:p>
          </table:table-cell>
          <table:table-cell table:style-name="Table54.A2" office:value-type="string">
            <text:p text:style-name="P995"><text:span text:style-name="T17">Dominik, āyā vāže-ye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Астрахань имеет</text:span></text:p>
          </table:table-cell>
          <table:table-cell table:style-name="Table54.A2" office:value-type="string">
            <text:p text:style-name="P995"><text:span text:style-name="T17">“Āstrāxān” fārsi ast?</text:span>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995"><text:span text:style-name="T17">персидское</text:span></text:p>
          </table:table-cell>
          <table:table-cell table:style-name="Table54.A2" office:value-type="string">
            <text:p text:style-name="P1005"/>
          </table:table-cell>
          <table:covered-table-cell/>
        </table:table-row>
        <table:table-row table:style-name="Table54.8">
          <table:table-cell table:style-name="Table54.C2" office:value-type="string">
            <text:p text:style-name="P999"><text:span text:style-name="T17">происхождение?</text:span></text:p>
          </table:table-cell>
          <table:table-cell table:style-name="Table54.C2" office:value-type="string">
            <text:p text:style-name="P1005"/>
          </table:table-cell>
          <table:covered-table-cell/>
        </table:table-row>
        <table:table-row table:style-name="Table54.29">
          <table:table-cell table:style-name="Table54.A1" office:value-type="string">
            <text:p text:style-name="P981"><text:span text:style-name="T17">Доминик: Да. Астар</text:span></text:p>
          </table:table-cell>
          <table:table-cell table:style-name="Table54.A1" office:value-type="string">
            <text:p text:style-name="P981"><text:span text:style-name="T17">Dominik: Āri. Astar-</text:span></text:p>
          </table:table-cell>
          <table:table-cell table:style-name="Table54.C1" table:number-rows-spanned="5" office:value-type="string">
            <text:p text:style-name="P1904"><text:span text:style-name="T51">خان.)خانه</text:span><text:span text:style-name="T181">استر</text:span><text:span text:style-name="T51">(</text:span><text:span text:style-name="T52">دومينيک:آرى.استر—</text:span></text:p>
          </table:table-cell>
        </table:table-row>
        <table:table-row table:style-name="Table54.3">
          <table:table-cell table:style-name="Table54.A2" office:value-type="string">
            <text:p text:style-name="P995"><text:span text:style-name="T17">означает лошадь, а</text:span></text:p>
          </table:table-cell>
          <table:table-cell table:style-name="Table54.A2" office:value-type="string">
            <text:p text:style-name="P995"><text:span text:style-name="T17">xān. (Xāne-ye astar).</text:span></text:p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Хан — это дом.</text:span></text:p>
          </table:table-cell>
          <table:table-cell table:style-name="Table54.A2" office:value-type="string">
            <text:p text:style-name="P1005"/>
          </table:table-cell>
          <table:covered-table-cell/>
        </table:table-row>
        <table:table-row table:style-name="Table54.3">
          <table:table-cell table:style-name="Table54.A2" office:value-type="string">
            <text:p text:style-name="P995"><text:span text:style-name="T17">Одним словом,</text:span></text:p>
          </table:table-cell>
          <table:table-cell table:style-name="Table54.A2" office:value-type="string">
            <text:p text:style-name="P1005"/>
          </table:table-cell>
          <table:covered-table-cell/>
        </table:table-row>
        <table:table-row table:style-name="Table54.3">
          <table:table-cell table:style-name="Table54.C2" office:value-type="string">
            <text:p text:style-name="P995"><text:span text:style-name="T17">конюшня.</text:span></text:p>
          </table:table-cell>
          <table:table-cell table:style-name="Table54.C2" office:value-type="string">
            <text:p text:style-name="P1005"/>
          </table:table-cell>
          <table:covered-table-cell/>
        </table:table-row>
        <table:table-row table:style-name="Table54.10">
          <table:table-cell table:style-name="Table54.C1" office:value-type="string">
            <text:p text:style-name="P1905"><text:span text:style-name="T17">Иван: Господин Доминик, давайте</text:span></text:p>
          </table:table-cell>
          <table:table-cell table:style-name="Table54.C1" office:value-type="string">
            <text:p text:style-name="P1117"><text:span text:style-name="T17">Ivān: Āqā-ye Dominik, aknun</text:span></text:p>
          </table:table-cell>
          <table:table-cell table:style-name="Table54.C1" office:value-type="string">
            <text:p text:style-name="P1906"><text:span text:style-name="T52">ايوان:</text:span><text:span text:style-name="T532">آقاى</text:span><text:span text:style-name="T298">دومينيک</text:span><text:span text:style-name="T52">،</text:span></text:p>
            <text:p text:style-name="P1908"><text:span text:style-name="T58">اكنون</text:span><text:span text:style-name="T232">بفرماييدشا</text:span><text:span text:style-name="T58">م</text:span></text:p>
          </table:table-cell>
        </table:table-row>
      </table:table>
      <table:table table:name="Table55" table:style-name="Table55">
        <table:table-column table:style-name="Table55.A" table:number-columns-repeated="3"/>
        <table:table-row table:style-name="Table55.1">
          <table:table-cell table:style-name="Table55.A1" office:value-type="string">
            <text:p text:style-name="P1164"><text:span text:style-name="T17">сейчас поужинаем, а затем поедем в</text:span></text:p>
            <text:p text:style-name="P985"><text:span text:style-name="T17">гостиницу.</text:span></text:p>
          </table:table-cell>
          <table:table-cell table:style-name="Table55.A1" office:value-type="string">
            <text:p text:style-name="P1141"><text:span text:style-name="T17">befarmāid šām bexorim, sepas be</text:span></text:p>
            <text:p text:style-name="P985"><text:span text:style-name="T17">hotel miravim.</text:span></text:p>
          </table:table-cell>
          <table:table-cell table:style-name="Table55.A1" office:value-type="string">
            <text:p text:style-name="P1909"><text:span text:style-name="T58">بخوريم</text:span><text:span text:style-name="T365">سپس</text:span><text:span text:style-name="T507">به</text:span><text:span text:style-name="T370">ھت</text:span><text:span text:style-name="T58">ل</text:span></text:p>
            <text:p text:style-name="P1571"><text:span text:style-name="T51">مىرويم.</text:span></text:p>
          </table:table-cell>
        </table:table-row>
        <table:table-row table:style-name="Table55.2">
          <table:table-cell table:style-name="Table55.A1" office:value-type="string">
            <text:p text:style-name="P1598"><text:span text:style-name="T17">Доминик: Иван, Вы будете моим гидом, я по-русски не говорю.</text:span></text:p>
          </table:table-cell>
          <table:table-cell table:style-name="Table55.A1" office:value-type="string">
            <text:p text:style-name="P1656"><text:span text:style-name="T17">Dominik: Ivān, šomā rāhnamā-ye man mišavid, man zabān-e</text:span></text:p>
            <text:p text:style-name="P985"><text:span text:style-name="T17">rusi nemidānam.</text:span></text:p>
          </table:table-cell>
          <table:table-cell table:style-name="Table55.A1" office:value-type="string">
            <text:p text:style-name="P1305"><text:span text:style-name="T52">دومينيک:ايوان، شما</text:span></text:p>
            <text:p text:style-name="P1911"><text:span text:style-name="T52">راھنماى</text:span><text:span text:style-name="T538">من مىشويد</text:span><text:span text:style-name="T52">،</text:span></text:p>
            <text:p text:style-name="P1912"><text:span text:style-name="T52">من</text:span><text:span text:style-name="T358">زبان</text:span><text:span text:style-name="T334">روسى</text:span><text:span text:style-name="T417">نمٮدانم</text:span><text:span text:style-name="T52">.</text:span></text:p>
          </table:table-cell>
        </table:table-row>
        <table:table-row table:style-name="Table55.2">
          <table:table-cell table:style-name="Table55.A1" office:value-type="string">
            <text:p text:style-name="P1832"><text:span text:style-name="T17">Иван: В языкознании и археологии — Вы лучший гид!</text:span></text:p>
          </table:table-cell>
          <table:table-cell table:style-name="Table55.A1" office:value-type="string">
            <text:p text:style-name="P1523"><text:span text:style-name="T17">Ivān: Dar zabān</text:span><text:span text:style-name="T16">-</text:span><text:span text:style-name="T17">šenāsi va bāstān</text:span><text:span text:style-name="T16">-</text:span><text:span text:style-name="T17">šenāsi šomā</text:span></text:p>
            <text:p text:style-name="P1914"><text:span text:style-name="T17">behtarin rāhnamā hastid!</text:span></text:p>
          </table:table-cell>
          <table:table-cell table:style-name="Table55.A1" office:value-type="string">
            <text:p text:style-name="P1916"><text:span text:style-name="T50">باستانشناسى</text:span><text:span text:style-name="T615">شما</text:span><text:span text:style-name="T52">ايوان:</text:span><text:span text:style-name="T310">در</text:span><text:span text:style-name="T230">زبانشناسى</text:span><text:span text:style-name="T433">و</text:span></text:p>
            <text:p text:style-name="P1917"><text:span text:style-name="T633">بھترين</text:span><text:span text:style-name="T58">راھنما ھستيد.</text:span></text:p>
          </table:table-cell>
        </table:table-row>
        <table:table-row table:style-name="Table55.4">
          <table:table-cell table:style-name="Table55.A4" office:value-type="string">
            <text:p text:style-name="P1918"><text:span text:style-name="T17">Доминик: Буду рад сотрудничать («к</text:span></text:p>
            <text:p text:style-name="P991"><text:span text:style-name="T17">сотрудничеству</text:span></text:p>
          </table:table-cell>
          <table:table-cell table:style-name="Table55.A4" office:value-type="string">
            <text:p text:style-name="P1175"><text:span text:style-name="T17">Dominik: Barāye hamkāri āmāde</text:span></text:p>
            <text:p text:style-name="P991"><text:span text:style-name="T17">hastam.</text:span></text:p>
          </table:table-cell>
          <table:table-cell table:style-name="Table55.A4" office:value-type="string">
            <text:p text:style-name="P1919"><text:span text:style-name="T52">دومينيک:</text:span><text:span text:style-name="T532">براىھمكار</text:span><text:span text:style-name="T52">ى</text:span></text:p>
            <text:p text:style-name="P1285"><text:span text:style-name="T55">آماده</text:span><text:span text:style-name="T340">ھستم</text:span><text:span text:style-name="T55">.</text:span></text:p>
          </table:table-cell>
        </table:table-row>
        <table:table-row table:style-name="Table55.5">
          <table:table-cell table:style-name="Table55.A5" office:value-type="string">
            <text:p text:style-name="P992"><text:span text:style-name="T17">готов»).</text:span></text:p>
          </table:table-cell>
          <table:table-cell table:style-name="Table55.A5" office:value-type="string">
            <text:p text:style-name="P1004"/>
          </table:table-cell>
          <table:table-cell table:style-name="Table55.A5" office:value-type="string">
            <text:p text:style-name="P1004"/>
          </table:table-cell>
        </table:table-row>
        <table:table-row table:style-name="Table55.6">
          <table:table-cell table:style-name="Table55.A4" office:value-type="string">
            <text:p text:style-name="P983"><text:span text:style-name="T17">Иван: В следующем</text:span></text:p>
          </table:table-cell>
          <table:table-cell table:style-name="Table55.A4" office:value-type="string">
            <text:p text:style-name="P983"><text:span text:style-name="T17">Ivān: Sāl-e āyande</text:span></text:p>
          </table:table-cell>
          <table:table-cell table:style-name="Table55.A1" table:number-rows-spanned="7" office:value-type="string">
            <text:p text:style-name="P1920"><text:span text:style-name="T55">ايوان:</text:span><text:span text:style-name="T637">سالآينده</text:span><text:span text:style-name="T364">با</text:span><text:span text:style-name="T637">ھ</text:span><text:span text:style-name="T55">م</text:span></text:p>
            <text:p text:style-name="P1921"><text:span text:style-name="T55">ايرانگردى</text:span><text:span text:style-name="T640">خواھيم كرد</text:span><text:span text:style-name="T55">.</text:span></text:p>
          </table:table-cell>
        </table:table-row>
        <table:table-row table:style-name="Table55.7">
          <table:table-cell table:style-name="Table55.A7" office:value-type="string">
            <text:p text:style-name="P995"><text:span text:style-name="T17">году мы будем</text:span></text:p>
          </table:table-cell>
          <table:table-cell table:style-name="Table55.A7" office:value-type="string">
            <text:p text:style-name="P995"><text:span text:style-name="T17">bāham irāngardi xāhim</text:span>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995"><text:span text:style-name="T17">вместе</text:span></text:p>
          </table:table-cell>
          <table:table-cell table:style-name="Table55.A7" office:value-type="string">
            <text:p text:style-name="P995"><text:span text:style-name="T17">kard.</text:span>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995"><text:span text:style-name="T17">путешествовать по</text:span></text:p>
          </table:table-cell>
          <table:table-cell table:style-name="Table55.A7" office:value-type="string">
            <text:p text:style-name="P1005"/>
          </table:table-cell>
          <table:covered-table-cell/>
        </table:table-row>
        <table:table-row table:style-name="Table55.8">
          <table:table-cell table:style-name="Table55.A7" office:value-type="string">
            <text:p text:style-name="P995"><text:span text:style-name="T17">Ирану («путешествие</text:span></text:p>
          </table:table-cell>
          <table:table-cell table:style-name="Table55.A7" office:value-type="string">
            <text:p text:style-name="P1005"/>
          </table:table-cell>
          <table:covered-table-cell/>
        </table:table-row>
        <table:table-row table:style-name="Table55.8">
          <table:table-cell table:style-name="Table55.A7" office:value-type="string">
            <text:p text:style-name="P995"><text:span text:style-name="T17">по Ирану будем</text:span></text:p>
          </table:table-cell>
          <table:table-cell table:style-name="Table55.A7" office:value-type="string">
            <text:p text:style-name="P1005"/>
          </table:table-cell>
          <table:covered-table-cell/>
        </table:table-row>
        <table:table-row table:style-name="Table55.8">
          <table:table-cell table:style-name="Table55.A5" office:value-type="string">
            <text:p text:style-name="P995"><text:span text:style-name="T17">делать»).</text:span></text:p>
          </table:table-cell>
          <table:table-cell table:style-name="Table55.A5" office:value-type="string">
            <text:p text:style-name="P1005"/>
          </table:table-cell>
          <table:covered-table-cell/>
        </table:table-row>
        <table:table-row table:style-name="Table55.6">
          <table:table-cell table:style-name="Table55.A4" office:value-type="string">
            <text:p text:style-name="P983"><text:span text:style-name="T17">Доминик: В таком</text:span></text:p>
          </table:table-cell>
          <table:table-cell table:style-name="Table55.A4" office:value-type="string">
            <text:p text:style-name="P1922"><text:span text:style-name="T17">Dominik: Pas, Ivān</text:span></text:p>
          </table:table-cell>
          <table:table-cell table:style-name="Table55.A1" table:number-rows-spanned="8" office:value-type="string">
            <text:p text:style-name="P1923"><text:span text:style-name="T533">زبان</text:span><text:span text:style-name="T315">فارسى</text:span><text:span text:style-name="T485">خود</text:span><text:span text:style-name="T315">را</text:span><text:span text:style-name="T228">بھتر</text:span><text:span text:style-name="T124">جان،</text:span><text:span text:style-name="T445">تاسالآينده</text:span><text:span text:style-name="T496">بايد</text:span><text:span text:style-name="T124">دومينيک</text:span><text:span text:style-name="T55">:</text:span><text:span text:style-name="T643">پس،</text:span><text:span text:style-name="T584">ايوا</text:span><text:span text:style-name="T55">ن</text:span></text:p>
            <text:p text:style-name="P1046"><text:span text:style-name="T319">كنيم.</text:span></text:p>
          </table:table-cell>
        </table:table-row>
        <table:table-row table:style-name="Table55.8">
          <table:table-cell table:style-name="Table55.A7" office:value-type="string">
            <text:p text:style-name="P995"><text:span text:style-name="T17">случае, дорогой</text:span></text:p>
          </table:table-cell>
          <table:table-cell table:style-name="Table55.A7" office:value-type="string">
            <text:p text:style-name="P1924"><text:span text:style-name="T17">jān, tā sāl-e āyande</text:span>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995"><text:span text:style-name="T17">Иван, Вам весь</text:span></text:p>
          </table:table-cell>
          <table:table-cell table:style-name="Table55.A7" office:value-type="string">
            <text:p text:style-name="P1925"><text:span text:style-name="T17">bāyad zabān-e fārsi-e</text:span></text:p>
          </table:table-cell>
          <table:covered-table-cell/>
        </table:table-row>
        <table:table-row table:style-name="Table55.7">
          <table:table-cell table:style-name="Table55.A7" office:value-type="string">
            <text:p text:style-name="P995"><text:span text:style-name="T17">предстоящий год</text:span></text:p>
          </table:table-cell>
          <table:table-cell table:style-name="Table55.A7" office:value-type="string">
            <text:p text:style-name="P1926"><text:span text:style-name="T17">xod-rā behtar konid.</text:span></text:p>
          </table:table-cell>
          <table:covered-table-cell/>
        </table:table-row>
        <table:table-row table:style-name="Table55.8">
          <table:table-cell table:style-name="Table55.A7" office:value-type="string">
            <text:p text:style-name="P995"><text:span text:style-name="T17">придется</text:span></text:p>
          </table:table-cell>
          <table:table-cell table:style-name="Table55.A7" office:value-type="string">
            <text:p text:style-name="P1005"/>
          </table:table-cell>
          <table:covered-table-cell/>
        </table:table-row>
        <text:soft-page-break/>
        <table:table-row table:style-name="Table55.8">
          <table:table-cell table:style-name="Table55.A7" office:value-type="string">
            <text:p text:style-name="P995"><text:span text:style-name="T17">совершенствовать</text:span></text:p>
          </table:table-cell>
          <table:table-cell table:style-name="Table55.A7" office:value-type="string">
            <text:p text:style-name="P1005"/>
          </table:table-cell>
          <table:covered-table-cell/>
        </table:table-row>
        <table:table-row table:style-name="Table55.7">
          <table:table-cell table:style-name="Table55.A7" office:value-type="string">
            <text:p text:style-name="P995"><text:span text:style-name="T17">(«делать лучше»)</text:span></text:p>
          </table:table-cell>
          <table:table-cell table:style-name="Table55.A7" office:value-type="string">
            <text:p text:style-name="P1005"/>
          </table:table-cell>
          <table:covered-table-cell/>
        </table:table-row>
        <table:table-row table:style-name="Table55.20">
          <table:table-cell table:style-name="Table55.A5" office:value-type="string">
            <text:p text:style-name="P999"><text:span text:style-name="T17">персидский.</text:span></text:p>
          </table:table-cell>
          <table:table-cell table:style-name="Table55.A5" office:value-type="string">
            <text:p text:style-name="P1005"/>
          </table:table-cell>
          <table:covered-table-cell/>
        </table:table-row>
        <table:table-row table:style-name="Table55.21">
          <table:table-cell table:style-name="Table55.A1" office:value-type="string">
            <text:p text:style-name="P1239"><text:span text:style-name="T17">Иван: Язык Омара Хайяма, Фирдоуси,</text:span></text:p>
            <text:p text:style-name="P989"><text:span text:style-name="T17">Саади…</text:span></text:p>
          </table:table-cell>
          <table:table-cell table:style-name="Table55.A1" office:value-type="string">
            <text:p text:style-name="P1247"><text:span text:style-name="T17">Ivān: Zabān-e Omar Xayyām, Ferdousi,</text:span></text:p>
            <text:p text:style-name="P989"><text:span text:style-name="T17">Sa’adi…</text:span></text:p>
          </table:table-cell>
          <table:table-cell table:style-name="Table55.A1" office:value-type="string">
            <text:p text:style-name="P1927"><text:span text:style-name="T51">ايوان:</text:span><text:span text:style-name="T201">زبان</text:span><text:span text:style-name="T434">عمر</text:span><text:span text:style-name="T201">خيام</text:span><text:span text:style-name="T51">،</text:span></text:p>
            <text:p text:style-name="P1837"><text:span text:style-name="T52">فردوسى،</text:span><text:span text:style-name="T467">سعدى</text:span><text:span text:style-name="T52">....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56" table:style-name="Table56">
        <table:table-column table:style-name="Table56.A" table:number-columns-repeated="3"/>
        <table:table-row table:style-name="Table56.1">
          <table:table-cell table:style-name="Table56.A1" office:value-type="string">
            <text:p text:style-name="P1928"><text:span text:style-name="T16">Одиннадцатая встреча</text:span></text:p>
          </table:table-cell>
          <table:table-cell table:style-name="Table56.A1" office:value-type="string">
            <text:p text:style-name="P978"><text:span text:style-name="T17">Didār-e yāzdahom</text:span></text:p>
          </table:table-cell>
          <table:table-cell table:style-name="Table56.A1" office:value-type="string">
            <text:p text:style-name="P1021"><text:span text:style-name="T55">ديدار يازدھم</text:span></text:p>
          </table:table-cell>
        </table:table-row>
        <table:table-row table:style-name="Table56.2">
          <table:table-cell table:style-name="Table56.A1" office:value-type="string">
            <text:p text:style-name="P979"><text:span text:style-name="T17">Письмо из России.</text:span></text:p>
          </table:table-cell>
          <table:table-cell table:style-name="Table56.A1" office:value-type="string">
            <text:p text:style-name="P979"><text:span text:style-name="T17">Nāme az Rusiye.</text:span></text:p>
          </table:table-cell>
          <table:table-cell table:style-name="Table56.A1" office:value-type="string">
            <text:p text:style-name="P1026"><text:span text:style-name="T51">نامه</text:span><text:span text:style-name="T618">از روسيه</text:span><text:span text:style-name="T51">.</text:span></text:p>
          </table:table-cell>
        </table:table-row>
      </table:table>
      <table:table table:name="Table57" table:style-name="Table57">
        <table:table-column table:style-name="Table57.A" table:number-columns-repeated="3"/>
        <table:table-row table:style-name="Table57.1">
          <table:table-cell table:style-name="Table57.A1" office:value-type="string">
            <text:p text:style-name="P1929"><text:span text:style-name="T17">Почтальон («письма доставщик»):</text:span></text:p>
            <text:p text:style-name="P1930"><text:span text:style-name="T17">госпожа Шахназ Джамшиди?</text:span></text:p>
          </table:table-cell>
          <table:table-cell table:style-name="Table57.A1" office:value-type="string">
            <text:p text:style-name="P1243"><text:span text:style-name="T17">Nāme-rasān: Xānom-e Šahnāz-e Jamšidi?</text:span></text:p>
          </table:table-cell>
          <table:table-cell table:style-name="Table57.A1" office:value-type="string">
            <text:p text:style-name="P1931"><text:span text:style-name="T52">نامهرسان:</text:span><text:span text:style-name="T467">خانم</text:span><text:span text:style-name="T397">شھنا</text:span><text:span text:style-name="T52">ز</text:span></text:p>
            <text:p text:style-name="P1932"><text:span text:style-name="T52">جمشيدى؟</text:span></text:p>
          </table:table-cell>
        </table:table-row>
        <table:table-row table:style-name="Table57.2">
          <table:table-cell table:style-name="Table57.A1" office:value-type="string">
            <text:p text:style-name="P988"><text:span text:style-name="T17">Шахназ: Да, это я.</text:span></text:p>
          </table:table-cell>
          <table:table-cell table:style-name="Table57.A1" office:value-type="string">
            <text:p text:style-name="P988"><text:span text:style-name="T17">Šahnāz: Bale. Man</text:span></text:p>
            <text:p text:style-name="P989"><text:span text:style-name="T17">hastam.</text:span></text:p>
          </table:table-cell>
          <table:table-cell table:style-name="Table57.A1" office:value-type="string">
            <text:p text:style-name="P1301"><text:span text:style-name="T58">شھناز:</text:span><text:span text:style-name="T189">بله</text:span><text:span text:style-name="T58">.من ھستم.</text:span></text:p>
          </table:table-cell>
        </table:table-row>
        <table:table-row table:style-name="Table57.3">
          <table:table-cell table:style-name="Table57.A1" office:value-type="string">
            <text:p text:style-name="P1933"><text:span text:style-name="T17">Почтальон: Для Вас письмо из России.</text:span></text:p>
          </table:table-cell>
          <table:table-cell table:style-name="Table57.A1" office:value-type="string">
            <text:p text:style-name="P1289"><text:span text:style-name="T17">Nāme-rasān: Nāme az Rusiye barāye šomā.</text:span></text:p>
          </table:table-cell>
          <table:table-cell table:style-name="Table57.A1" office:value-type="string">
            <text:p text:style-name="P1936"><text:span text:style-name="T56">نامهرسان:</text:span><text:span text:style-name="T408">نامه</text:span><text:span text:style-name="T306">ا</text:span><text:span text:style-name="T56">ز</text:span></text:p>
            <text:p text:style-name="P1235"><text:span text:style-name="T52">روسيه</text:span><text:span text:style-name="T480">براى شما</text:span><text:span text:style-name="T52">.</text:span></text:p>
          </table:table-cell>
        </table:table-row>
        <table:table-row table:style-name="Table57.4">
          <table:table-cell table:style-name="Table57.A1" office:value-type="string">
            <text:p text:style-name="P1937"><text:span text:style-name="T17">Шахназ вскрывает письмо и читает его:</text:span></text:p>
          </table:table-cell>
          <table:table-cell table:style-name="Table57.A1" office:value-type="string">
            <text:p text:style-name="P1664"><text:span text:style-name="T17">Šahnāz nāme-rā bāz mikonad va ānrā</text:span></text:p>
            <text:p text:style-name="P989"><text:span text:style-name="T17">mixānad.</text:span></text:p>
          </table:table-cell>
          <table:table-cell table:style-name="Table57.A1" office:value-type="string">
            <text:p text:style-name="P1402"><text:span text:style-name="T52">)شھناز</text:span><text:span text:style-name="T230">نامه</text:span><text:span text:style-name="T484">را</text:span><text:span text:style-name="T230">بازمىكن</text:span><text:span text:style-name="T52">د</text:span></text:p>
            <text:p text:style-name="P1938"><text:span text:style-name="T56">و</text:span><text:span text:style-name="T469">آنرامىخواند</text:span><text:span text:style-name="T56">.(</text:span></text:p>
          </table:table-cell>
        </table:table-row>
        <table:table-row table:style-name="Table57.5">
          <table:table-cell table:style-name="Table57.A5" office:value-type="string">
            <text:p text:style-name="P983"><text:span text:style-name="T17">Дорогая Шахназ!</text:span></text:p>
          </table:table-cell>
          <table:table-cell table:style-name="Table57.A5" office:value-type="string">
            <text:p text:style-name="P983"><text:span text:style-name="T17">Šahnāz jān!</text:span></text:p>
          </table:table-cell>
          <table:table-cell table:style-name="Table57.A1" table:number-rows-spanned="14" office:value-type="string">
            <text:p text:style-name="P1939"><text:span text:style-name="T51">سال نو را به شما</text:span><text:span text:style-name="T124">و جشن باستانى نوروز</text:span><text:span text:style-name="T110">و</text:span><text:span text:style-name="T542">شھناز</text:span><text:span text:style-name="T52">جان!</text:span></text:p>
            <text:p text:style-name="P1940"><text:span text:style-name="T55">زندگى</text:span><text:span text:style-name="T309">خود</text:span><text:span text:style-name="T431">پيروزباشيد</text:span><text:span text:style-name="T56">و</text:span><text:span text:style-name="T246">آرزو</text:span><text:span text:style-name="T204">دارم</text:span><text:span text:style-name="T210">سالآيندهدر</text:span><text:span text:style-name="T52">خانواده</text:span><text:span text:style-name="T203">شاد</text:span><text:span text:style-name="T209">باشمىگوي</text:span><text:span text:style-name="T52">م</text:span></text:p>
            <text:p text:style-name="P1022"><text:span text:style-name="T275">ايوان</text:span></text:p>
            <text:p text:style-name="P1011"/>
            <text:p text:style-name="P1046"><text:span text:style-name="T52">بيست</text:span><text:span text:style-name="T497">ويكم</text:span><text:span text:style-name="T198">ماهمار</text:span><text:span text:style-name="T52">س</text:span></text:p>
            <text:p text:style-name="P1082"><text:span text:style-name="T138">سال</text:span><text:span text:style-name="T49">د</text:span><text:span text:style-name="T108">و</text:span><text:span text:style-name="T67">ھزار</text:span><text:span text:style-name="T108">و</text:span><text:span text:style-name="T120">پ</text:span><text:span text:style-name="T116">ن</text:span><text:span text:style-name="T78">ج</text:span><text:span text:style-name="T49">.</text:span></text:p>
          </table:table-cell>
        </table:table-row>
        <table:table-row table:style-name="Table57.6">
          <table:table-cell table:style-name="Table57.A6" office:value-type="string">
            <text:p text:style-name="P995"><text:span text:style-name="T17">Поздравляю</text:span></text:p>
          </table:table-cell>
          <table:table-cell table:style-name="Table57.A6" office:value-type="string">
            <text:p text:style-name="P995"><text:span text:style-name="T17">Jašn-e bāstāni nowruz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(«говорю: счастливы</text:span></text:p>
          </table:table-cell>
          <table:table-cell table:style-name="Table57.A6" office:value-type="string">
            <text:p text:style-name="P995"><text:span text:style-name="T17">va sāl-e no-rā be šomā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будьте») Вас и Вашу</text:span></text:p>
          </table:table-cell>
          <table:table-cell table:style-name="Table57.A6" office:value-type="string">
            <text:p text:style-name="P995"><text:span text:style-name="T17">va xānevāde šād bāš</text:span></text:p>
          </table:table-cell>
          <table:covered-table-cell/>
        </table:table-row>
        <table:table-row table:style-name="Table57.6">
          <table:table-cell table:style-name="Table57.A6" office:value-type="string">
            <text:p text:style-name="P995"><text:span text:style-name="T17">семью с древним</text:span></text:p>
          </table:table-cell>
          <table:table-cell table:style-name="Table57.A6" office:value-type="string">
            <text:p text:style-name="P995"><text:span text:style-name="T17">miguyam va ārzu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праздником</text:span></text:p>
          </table:table-cell>
          <table:table-cell table:style-name="Table57.A6" office:value-type="string">
            <text:p text:style-name="P995"><text:span text:style-name="T17">dāram sāl-e āyande dar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«Ноуруз» и Новым</text:span></text:p>
          </table:table-cell>
          <table:table-cell table:style-name="Table57.A6" office:value-type="string">
            <text:p text:style-name="P995"><text:span text:style-name="T17">zendegi-e xod piruz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годом. Желаю</text:span></text:p>
          </table:table-cell>
          <table:table-cell table:style-name="Table57.A6" office:value-type="string">
            <text:p text:style-name="P995"><text:span text:style-name="T17">bāšid.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(«пожелание имею»),</text:span></text:p>
          </table:table-cell>
          <table:table-cell table:style-name="Table57.A6" office:value-type="string">
            <text:p text:style-name="P995"><text:span text:style-name="T17">Ivān</text:span></text:p>
          </table:table-cell>
          <table:covered-table-cell/>
        </table:table-row>
        <table:table-row table:style-name="Table57.6">
          <table:table-cell table:style-name="Table57.A6" office:value-type="string">
            <text:p text:style-name="P995"><text:span text:style-name="T17">чтобы в следующем</text:span></text:p>
          </table:table-cell>
          <table:table-cell table:style-name="Table57.A6" office:value-type="string">
            <text:p text:style-name="P1005"/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году в Вашей жизни</text:span></text:p>
          </table:table-cell>
          <table:table-cell table:style-name="Table57.A6" office:value-type="string">
            <text:p text:style-name="P995"><text:span text:style-name="T17">bist-o-yekom-e māh-e</text:span></text:p>
          </table:table-cell>
          <table:covered-table-cell/>
        </table:table-row>
        <table:table-row table:style-name="Table57.7">
          <table:table-cell table:style-name="Table57.A6" office:value-type="string">
            <text:p text:style-name="P995"><text:span text:style-name="T17">Вы были удачливы.</text:span></text:p>
          </table:table-cell>
          <table:table-cell table:style-name="Table57.A6" office:value-type="string">
            <text:p text:style-name="P995"><text:span text:style-name="T17">mārs-e sāl-e do hezār-</text:span></text:p>
          </table:table-cell>
          <table:covered-table-cell/>
        </table:table-row>
        <table:table-row table:style-name="Table57.6">
          <table:table-cell table:style-name="Table57.A6" office:value-type="string">
            <text:p text:style-name="P995"><text:span text:style-name="T17">Иван</text:span></text:p>
          </table:table-cell>
          <table:table-cell table:style-name="Table57.A6" office:value-type="string">
            <text:p text:style-name="P995"><text:span text:style-name="T17">o-panj.</text:span></text:p>
          </table:table-cell>
          <table:covered-table-cell/>
        </table:table-row>
        <table:table-row table:style-name="Table57.7">
          <table:table-cell table:style-name="Table57.C6" office:value-type="string">
            <text:p text:style-name="P995"><text:span text:style-name="T17">21.03.2005</text:span></text:p>
          </table:table-cell>
          <table:table-cell table:style-name="Table57.C6" office:value-type="string">
            <text:p text:style-name="P1005"/>
          </table:table-cell>
          <table:covered-table-cell/>
        </table:table-row>
      </table:table>
      <text:p text:style-name="P8"/>
      <text:p text:style-name="P8"/>
      <text:p text:style-name="P8"/>
      <text:p text:style-name="P69"/>
      <table:table table:name="Table58" table:style-name="Table58">
        <table:table-column table:style-name="Table58.A" table:number-columns-repeated="3"/>
        <table:table-row table:style-name="Table58.1">
          <table:table-cell table:style-name="Table58.A1" office:value-type="string">
            <text:p text:style-name="P1941"><text:span text:style-name="T17">Мать Шахназ: Дочь моя! Откуда письмо?</text:span></text:p>
          </table:table-cell>
          <table:table-cell table:style-name="Table58.A1" office:value-type="string">
            <text:p text:style-name="P978"><text:span text:style-name="T17">Mādar-e Šahnāz:</text:span></text:p>
            <text:p text:style-name="P1248"><text:span text:style-name="T17">Doxtaram! Nāme az kojā ast?</text:span></text:p>
          </table:table-cell>
          <table:table-cell table:style-name="Table58.A1" office:value-type="string">
            <text:p text:style-name="P1942"><text:span text:style-name="T51">مادر</text:span><text:span text:style-name="T357">شھناز</text:span><text:span text:style-name="T51">:</text:span><text:span text:style-name="T415">دخترم</text:span><text:span text:style-name="T51">!</text:span><text:span text:style-name="T415">نام</text:span><text:span text:style-name="T51">ه</text:span></text:p>
            <text:p text:style-name="P1946"><text:span text:style-name="T49">از</text:span><text:span text:style-name="T217">كجا</text:span><text:span text:style-name="T575">است</text:span><text:span text:style-name="T49">؟</text:span></text:p>
          </table:table-cell>
        </table:table-row>
        <table:table-row table:style-name="Table58.2">
          <table:table-cell table:style-name="Table58.A1" office:value-type="string">
            <text:p text:style-name="P979"><text:span text:style-name="T17">Шахназ: Из России.</text:span></text:p>
            <text:p text:style-name="P1948"><text:span text:style-name="T17">От моего друга Ивана.</text:span></text:p>
          </table:table-cell>
          <table:table-cell table:style-name="Table58.A1" office:value-type="string">
            <text:p text:style-name="P1949"><text:span text:style-name="T17">Šahnāz: Az Rusiye. Az dust-e man, Ivān.</text:span></text:p>
          </table:table-cell>
          <table:table-cell table:style-name="Table58.A1" office:value-type="string">
            <text:p text:style-name="P1950"><text:span text:style-name="T52">شھناز:</text:span><text:span text:style-name="T198">از</text:span><text:span text:style-name="T497">روسيه</text:span><text:span text:style-name="T52">.</text:span><text:span text:style-name="T198">ا</text:span><text:span text:style-name="T52">ز</text:span></text:p>
            <text:p text:style-name="P1952"><text:span text:style-name="T56">دوست</text:span><text:span text:style-name="T645">من، ايوان</text:span><text:span text:style-name="T56">.</text:span></text:p>
          </table:table-cell>
        </table:table-row>
        <table:table-row table:style-name="Table58.2">
          <table:table-cell table:style-name="Table58.A1" office:value-type="string">
            <text:p text:style-name="P1913"><text:span text:style-name="T17">Сестра Шахназ: Разве ты знаешь</text:span></text:p>
            <text:p text:style-name="P983"><text:span text:style-name="T17">русский язык?</text:span></text:p>
          </table:table-cell>
          <table:table-cell table:style-name="Table58.A1" office:value-type="string">
            <text:p text:style-name="P1169"><text:span text:style-name="T17">Xāxar-e Šahnāz: Magar to zabān-e rusi</text:span></text:p>
            <text:p text:style-name="P983"><text:span text:style-name="T17">midāni?</text:span></text:p>
          </table:table-cell>
          <table:table-cell table:style-name="Table58.A1" office:value-type="string">
            <text:p text:style-name="P1953"><text:span text:style-name="T55">خواھر شھناز:مگر تو</text:span></text:p>
            <text:p text:style-name="P1954"><text:span text:style-name="T51">زبان روسى مىدانى؟</text:span></text:p>
          </table:table-cell>
        </table:table-row>
        <table:table-row table:style-name="Table58.4">
          <table:table-cell table:style-name="Table58.A1" office:value-type="string">
            <text:p text:style-name="P1510"><text:span text:style-name="T17">Шахназ: Нет. Он знает персидский.</text:span></text:p>
          </table:table-cell>
          <table:table-cell table:style-name="Table58.A1" office:value-type="string">
            <text:p text:style-name="P1523"><text:span text:style-name="T17">Šahnāz: Na. U zabān-e fārsi midānad.</text:span></text:p>
          </table:table-cell>
          <table:table-cell table:style-name="Table58.A1" office:value-type="string">
            <text:p text:style-name="P1955"><text:span text:style-name="T52">شھناز:</text:span><text:span text:style-name="T209">نه</text:span><text:span text:style-name="T52">.</text:span><text:span text:style-name="T203">اوزبا</text:span><text:span text:style-name="T52">ن</text:span></text:p>
            <text:p text:style-name="P1956"><text:span text:style-name="T52">فارسى مىداند.</text:span></text:p>
          </table:table-cell>
        </table:table-row>
      </table:table>
      <table:table table:name="Table59" table:style-name="Table59">
        <table:table-column table:style-name="Table59.A" table:number-columns-repeated="3"/>
        <table:table-row table:style-name="Table59.1">
          <table:table-cell table:style-name="Table59.A1" office:value-type="string">
            <text:p text:style-name="P1957"><text:span text:style-name="T17">Брат Шахназ: Когда ты напишешь ответ?</text:span></text:p>
          </table:table-cell>
          <table:table-cell table:style-name="Table59.A1" office:value-type="string">
            <text:p text:style-name="P1958"><text:span text:style-name="T17">Barādar-e Šahnāz: To pāsox-e nāme-rā key</text:span></text:p>
            <text:p text:style-name="P985"><text:span text:style-name="T17">minevisi?</text:span></text:p>
          </table:table-cell>
          <table:table-cell table:style-name="Table59.A1" office:value-type="string">
            <text:p text:style-name="P1906"><text:span text:style-name="T55">برادر</text:span><text:span text:style-name="T299">شھناز</text:span><text:span text:style-name="T55">:</text:span><text:span text:style-name="T547">تو</text:span><text:span text:style-name="T533">پاس</text:span><text:span text:style-name="T55">خ</text:span></text:p>
            <text:p text:style-name="P1767"><text:span text:style-name="T51">نامه</text:span><text:span text:style-name="T175">را</text:span><text:span text:style-name="T181">كىمىنويسى</text:span><text:span text:style-name="T51">؟</text:span></text:p>
          </table:table-cell>
        </table:table-row>
        <table:table-row table:style-name="Table59.2">
          <table:table-cell table:style-name="Table59.A1" office:value-type="string">
            <text:p text:style-name="P1960"><text:span text:style-name="T17">Шахназ: Сегодня напишу и завтра</text:span></text:p>
            <text:p text:style-name="P989"><text:span text:style-name="T17">отправлю по почте.</text:span></text:p>
          </table:table-cell>
          <table:table-cell table:style-name="Table59.A1" office:value-type="string">
            <text:p text:style-name="P1771"><text:span text:style-name="T17">Šahnāz: Emruz minevisam va fardā bā</text:span></text:p>
            <text:p text:style-name="P989"><text:span text:style-name="T17">post miferestam.</text:span></text:p>
          </table:table-cell>
          <table:table-cell table:style-name="Table59.A1" office:value-type="string">
            <text:p text:style-name="P1963"><text:span text:style-name="T55">شھناز:امروز مىنويسم</text:span></text:p>
            <text:p text:style-name="P1344"><text:span text:style-name="T55">و</text:span><text:span text:style-name="T202">فردا</text:span><text:span text:style-name="T208">با</text:span><text:span text:style-name="T431">پست</text:span><text:span text:style-name="T208">مىفرستم</text:span><text:span text:style-name="T55">.</text:span></text:p>
          </table:table-cell>
        </table:table-row>
      </table:table>
      <text:p text:style-name="P8"/>
      <text:p text:style-name="P8"/>
      <text:p text:style-name="P8"/>
      <text:p text:style-name="P69"/>
      <table:table table:name="Table60" table:style-name="Table60">
        <table:table-column table:style-name="Table60.A" table:number-columns-repeated="3"/>
        <table:table-row table:style-name="Table60.1">
          <table:table-cell table:style-name="Table60.A1" office:value-type="string">
            <text:p text:style-name="P983"><text:span text:style-name="T17">Письмо из Ирана.</text:span></text:p>
          </table:table-cell>
          <table:table-cell table:style-name="Table60.A1" office:value-type="string">
            <text:p text:style-name="P983"><text:span text:style-name="T17">Nāme az Irān.</text:span></text:p>
          </table:table-cell>
          <table:table-cell table:style-name="Table60.C1" table:number-rows-spanned="11" office:value-type="string">
            <text:p text:style-name="P1021"><text:span text:style-name="T56">نامه</text:span><text:span text:style-name="T560">ازايران</text:span><text:span text:style-name="T56">.</text:span></text:p>
            <text:p text:style-name="P1046"><text:span text:style-name="T51">ايوان</text:span><text:span text:style-name="T568">جان</text:span><text:span text:style-name="T51">!</text:span></text:p>
            <text:p text:style-name="P1022"><text:span text:style-name="T77">نامه</text:span><text:span text:style-name="T133">تو</text:span><text:span text:style-name="T120">ب</text:span><text:span text:style-name="T92">ه</text:span><text:span text:style-name="T50">د</text:span><text:span text:style-name="T141">ستم</text:span><text:span text:style-name="T143">رسيد</text:span><text:span text:style-name="T49">.</text:span></text:p>
            <text:p text:style-name="P1022"><text:span text:style-name="T51">ھر</text:span><text:span text:style-name="T307">گاهايران</text:span><text:span text:style-name="T301">آمدى</text:span><text:span text:style-name="T51">،</text:span></text:p>
            <text:p text:style-name="P1964"><text:span text:style-name="T51">خانه</text:span><text:span text:style-name="T483">تو</text:span><text:span text:style-name="T316">است</text:span><text:span text:style-name="T51">.</text:span><text:span text:style-name="T316">ما</text:span><text:span text:style-name="T483">تورا</text:span><text:span text:style-name="T648">مھمان</text:span><text:span text:style-name="T454">ما</text:span><text:span text:style-name="T449">باش</text:span><text:span text:style-name="T56">.</text:span><text:span text:style-name="T454">خانه</text:span><text:span text:style-name="T449">ما</text:span><text:span text:style-name="T56">،</text:span></text:p>
            <text:p text:style-name="P1965"><text:span text:style-name="T52">دوست</text:span><text:span text:style-name="T609">داري</text:span><text:span text:style-name="T52">م</text:span></text:p>
            <text:p text:style-name="P1966"><text:span text:style-name="T57">دھم</text:span><text:span text:style-name="T111">فروردين</text:span><text:span text:style-name="T83">س</text:span><text:span text:style-name="T138">ال</text:span><text:span text:style-name="T258">ھشتاد</text:span><text:span text:style-name="T146">شھناز</text:span></text:p>
            <text:p text:style-name="P1023"><text:span text:style-name="T51">و</text:span><text:span text:style-name="T391">چھار</text:span><text:span text:style-name="T51">.</text:span></text:p>
          </table:table-cell>
        </table:table-row>
        <table:table-row table:style-name="Table60.2">
          <table:table-cell table:style-name="Table60.A2" office:value-type="string">
            <text:p text:style-name="P995"><text:span text:style-name="T17">Дорогой Иван!</text:span></text:p>
          </table:table-cell>
          <table:table-cell table:style-name="Table60.A2" office:value-type="string">
            <text:p text:style-name="P995"><text:span text:style-name="T17">Ivān jān!</text:span>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995"><text:span text:style-name="T17">Я получила твое</text:span></text:p>
          </table:table-cell>
          <table:table-cell table:style-name="Table60.A2" office:value-type="string">
            <text:p text:style-name="P995"><text:span text:style-name="T17">Nāme-ye to be dastam</text:span></text:p>
          </table:table-cell>
          <table:covered-table-cell/>
        </table:table-row>
        <table:table-row table:style-name="Table60.4">
          <table:table-cell table:style-name="Table60.A2" office:value-type="string">
            <text:p text:style-name="P995"><text:span text:style-name="T17">письмо («в мои руки</text:span></text:p>
          </table:table-cell>
          <table:table-cell table:style-name="Table60.A2" office:value-type="string">
            <text:p text:style-name="P995"><text:span text:style-name="T17">rasid. Hargāh Irān</text:span>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995"><text:span text:style-name="T17">пришло»). Когда</text:span></text:p>
          </table:table-cell>
          <table:table-cell table:style-name="Table60.A2" office:value-type="string">
            <text:p text:style-name="P995"><text:span text:style-name="T17">āmadi mehmān-e mā</text:span>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995"><text:span text:style-name="T17">приедешь в Иран,</text:span></text:p>
          </table:table-cell>
          <table:table-cell table:style-name="Table60.A2" office:value-type="string">
            <text:p text:style-name="P995"><text:span text:style-name="T17">bāš. Xāneye mā,</text:span></text:p>
          </table:table-cell>
          <table:covered-table-cell/>
        </table:table-row>
        <table:table-row table:style-name="Table60.4">
          <table:table-cell table:style-name="Table60.A2" office:value-type="string">
            <text:p text:style-name="P995"><text:span text:style-name="T17">будь нашим гостем.</text:span></text:p>
          </table:table-cell>
          <table:table-cell table:style-name="Table60.A2" office:value-type="string">
            <text:p text:style-name="P995"><text:span text:style-name="T17">xāneye to ast. Mā to-rā</text:span>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995"><text:span text:style-name="T17">Наш дом — твой</text:span></text:p>
          </table:table-cell>
          <table:table-cell table:style-name="Table60.A2" office:value-type="string">
            <text:p text:style-name="P995"><text:span text:style-name="T17">dust dārim.</text:span>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995"><text:span text:style-name="T17">дом. Мы тебя любим.</text:span></text:p>
          </table:table-cell>
          <table:table-cell table:style-name="Table60.A2" office:value-type="string">
            <text:p text:style-name="P995"><text:span text:style-name="T17">Šahnāz.</text:span></text:p>
          </table:table-cell>
          <table:covered-table-cell/>
        </table:table-row>
        <table:table-row table:style-name="Table60.4">
          <table:table-cell table:style-name="Table60.A2" office:value-type="string">
            <text:p text:style-name="P995"><text:span text:style-name="T17">Шахназ</text:span></text:p>
          </table:table-cell>
          <table:table-cell table:style-name="Table60.A2" office:value-type="string">
            <text:p text:style-name="P995"><text:span text:style-name="T17">(dahom farvardin-e</text:span></text:p>
          </table:table-cell>
          <table:covered-table-cell/>
        </table:table-row>
        <table:table-row table:style-name="Table60.11">
          <table:table-cell table:style-name="Table60.C2" office:value-type="string">
            <text:p text:style-name="P1001"><text:span text:style-name="T17">10.01.84</text:span></text:p>
          </table:table-cell>
          <table:table-cell table:style-name="Table60.C2" office:value-type="string">
            <text:p text:style-name="P1001"><text:span text:style-name="T17">sāl-e haštād-o-čahār)</text:span></text:p>
          </table:table-cell>
          <table:covered-table-cell/>
        </table:table-row>
      </table:table>
      <text:p text:style-name="P8"/>
      <text:p text:style-name="P8"/>
      <text:p text:style-name="P8"/>
      <text:p text:style-name="P10"/>
      <table:table table:name="Table61" table:style-name="Table61">
        <table:table-column table:style-name="Table61.A" table:number-columns-repeated="3"/>
        <text:soft-page-break/>
        <table:table-row table:style-name="Table61.1">
          <table:table-cell table:style-name="Table61.A1" office:value-type="string">
            <text:p text:style-name="P1967"><text:span text:style-name="T16">Двенадцатая встреча</text:span></text:p>
          </table:table-cell>
          <table:table-cell table:style-name="Table61.A1" office:value-type="string">
            <text:p text:style-name="P978"><text:span text:style-name="T17">Didār-e davāzdahom</text:span></text:p>
          </table:table-cell>
          <table:table-cell table:style-name="Table61.A1" office:value-type="string">
            <text:p text:style-name="P1969"><text:span text:style-name="T51">ديدار</text:span><text:span text:style-name="T357">دوازدھ</text:span><text:span text:style-name="T51">م</text:span></text:p>
          </table:table-cell>
        </table:table-row>
        <table:table-row table:style-name="Table61.2">
          <table:table-cell table:style-name="Table61.A1" office:value-type="string">
            <text:p text:style-name="P979"><text:span text:style-name="T17">Телефонный</text:span></text:p>
            <text:p text:style-name="P1970"><text:span text:style-name="T17">разговор между Ширин и Иваном.</text:span></text:p>
          </table:table-cell>
          <table:table-cell table:style-name="Table61.A1" office:value-type="string">
            <text:p text:style-name="P1321"><text:span text:style-name="T17">Tamās-e telefoni miān-e Širin va Ivān.</text:span></text:p>
          </table:table-cell>
          <table:table-cell table:style-name="Table61.A1" office:value-type="string">
            <text:p text:style-name="P1018"><text:span text:style-name="T50">تماس</text:span><text:span text:style-name="T472">تلفنى ميان شيري</text:span><text:span text:style-name="T50">ن</text:span></text:p>
            <text:p text:style-name="P1022"><text:span text:style-name="T51">و</text:span><text:span text:style-name="T195">ايوان</text:span><text:span text:style-name="T51">.</text:span></text:p>
          </table:table-cell>
        </table:table-row>
        <table:table-row table:style-name="Table61.2">
          <table:table-cell table:style-name="Table61.A1" office:value-type="string">
            <text:p text:style-name="P979"><text:span text:style-name="T17">Ширин: Дорогой</text:span></text:p>
            <text:p text:style-name="P1971"><text:span text:style-name="T17">Иван! Это я, Ширин. Как Вы поживаете?</text:span></text:p>
          </table:table-cell>
          <table:table-cell table:style-name="Table61.A1" office:value-type="string">
            <text:p text:style-name="P979"><text:span text:style-name="T17">Ivān jān! Man Širin</text:span></text:p>
            <text:p text:style-name="P1972"><text:span text:style-name="T17">hastam. Šomā xub hastid?</text:span></text:p>
          </table:table-cell>
          <table:table-cell table:style-name="Table61.A1" office:value-type="string">
            <text:p text:style-name="P1410"><text:span text:style-name="T51">ايوان</text:span><text:span text:style-name="T357">جان</text:span><text:span text:style-name="T51">!</text:span><text:span text:style-name="T357">منشيري</text:span><text:span text:style-name="T51">ن</text:span></text:p>
            <text:p text:style-name="P1973"><text:span text:style-name="T58">ھستم.</text:span><text:span text:style-name="T638">شما خوب ھستيد</text:span><text:span text:style-name="T58">؟</text:span></text:p>
          </table:table-cell>
        </table:table-row>
        <table:table-row table:style-name="Table61.4">
          <table:table-cell table:style-name="Table61.A1" office:value-type="string">
            <text:p text:style-name="P1976"><text:span text:style-name="T17">Иван: Какая радость! Дорогая Ширин!</text:span></text:p>
            <text:p text:style-name="P1669"><text:span text:style-name="T17">До сих пор учитесь в университете?</text:span></text:p>
          </table:table-cell>
          <table:table-cell table:style-name="Table61.A1" office:value-type="string">
            <text:p text:style-name="P1978"><text:span text:style-name="T17">Bah-bah! Širin jān! Hanuz dar dānešgāh dars mixānid?</text:span></text:p>
          </table:table-cell>
          <table:table-cell table:style-name="Table61.A1" office:value-type="string">
            <text:p text:style-name="P1979"><text:span text:style-name="T577">ھنوز</text:span><text:span text:style-name="T434">در</text:span><text:span text:style-name="T201">دانشگاهدرس</text:span><text:span text:style-name="T52">به</text:span><text:span text:style-name="T716">—</text:span><text:span text:style-name="T484">به</text:span><text:span text:style-name="T52">!</text:span><text:span text:style-name="T317">شيرين</text:span><text:span text:style-name="T484">جان</text:span><text:span text:style-name="T52">!</text:span></text:p>
            <text:p text:style-name="P1122"><text:span text:style-name="T52">مىخوانيد؟</text:span></text:p>
          </table:table-cell>
        </table:table-row>
        <table:table-row table:style-name="Table61.5">
          <table:table-cell table:style-name="Table61.A1" office:value-type="string">
            <text:p text:style-name="P980"><text:span text:style-name="T17">Ширин: Да, скоро</text:span></text:p>
            <text:p text:style-name="P1980"><text:span text:style-name="T17">лето. Какие у Вас планы?</text:span></text:p>
          </table:table-cell>
          <table:table-cell table:style-name="Table61.A1" office:value-type="string">
            <text:p text:style-name="P980"><text:span text:style-name="T17">Āri. Bezudi tābestān</text:span></text:p>
            <text:p text:style-name="P1667"><text:span text:style-name="T17">ast. Barnāme-ye šomā čist?</text:span></text:p>
          </table:table-cell>
          <table:table-cell table:style-name="Table61.A1" office:value-type="string">
            <text:p text:style-name="P1961"><text:span text:style-name="T55">آرى.</text:span><text:span text:style-name="T394">بزودى تابستا</text:span><text:span text:style-name="T55">ن</text:span></text:p>
            <text:p text:style-name="P1830"><text:span text:style-name="T52">است.</text:span><text:span text:style-name="T433">برنامهشماچيست</text:span><text:span text:style-name="T52">؟</text:span></text:p>
          </table:table-cell>
        </table:table-row>
        <table:table-row table:style-name="Table61.6">
          <table:table-cell table:style-name="Table61.A1" office:value-type="string">
            <text:p text:style-name="P1982"><text:span text:style-name="T17">Иван: В этом году снова хочу</text:span></text:p>
          </table:table-cell>
          <table:table-cell table:style-name="Table61.A1" office:value-type="string">
            <text:p text:style-name="P1984"><text:span text:style-name="T17">Emsāl bāz ham mixāham Irāngardi</text:span></text:p>
          </table:table-cell>
          <table:table-cell table:style-name="Table61.A1" office:value-type="string">
            <text:p text:style-name="P1985"><text:span text:style-name="T230">امسال</text:span><text:span text:style-name="T569">باز ھم مىخواھ</text:span><text:span text:style-name="T52">م</text:span></text:p>
            <text:p text:style-name="P1986"><text:span text:style-name="T55">ايرانگردى</text:span><text:span text:style-name="T275">كنم</text:span><text:span text:style-name="T55">.</text:span></text:p>
          </table:table-cell>
        </table:table-row>
      </table:table>
      <table:table table:name="Table62" table:style-name="Table62">
        <table:table-column table:style-name="Table62.A" table:number-columns-repeated="3"/>
        <table:table-row table:style-name="Table62.1">
          <table:table-cell table:style-name="Table62.A1" office:value-type="string">
            <text:p text:style-name="P988"><text:span text:style-name="T17">путешествовать по</text:span></text:p>
            <text:p text:style-name="P989"><text:span text:style-name="T17">Ирану.</text:span></text:p>
          </table:table-cell>
          <table:table-cell table:style-name="Table62.A1" office:value-type="string">
            <text:p text:style-name="P988"><text:span text:style-name="T17">konam.</text:span></text:p>
          </table:table-cell>
          <table:table-cell table:style-name="Table62.A1" office:value-type="string">
            <text:p text:style-name="P1006"/>
          </table:table-cell>
        </table:table-row>
        <table:table-row table:style-name="Table62.2">
          <table:table-cell table:style-name="Table62.A2" office:value-type="string">
            <text:p text:style-name="P983"><text:span text:style-name="T17">Ширин: Вы говорите</text:span></text:p>
          </table:table-cell>
          <table:table-cell table:style-name="Table62.A2" office:value-type="string">
            <text:p text:style-name="P983"><text:span text:style-name="T17">Zabān-e fārsi-ye šomā</text:span></text:p>
          </table:table-cell>
          <table:table-cell table:style-name="Table62.A1" table:number-rows-spanned="4" office:value-type="string">
            <text:p text:style-name="P1192"><text:span text:style-name="T55">زبان</text:span><text:span text:style-name="T202">فارسىشما</text:span><text:span text:style-name="T208">بھترا</text:span><text:span text:style-name="T55">ز</text:span></text:p>
            <text:p text:style-name="P1987"><text:span text:style-name="T52">سال</text:span><text:span text:style-name="T304">پيشاست</text:span><text:span text:style-name="T52">.</text:span></text:p>
          </table:table-cell>
        </table:table-row>
        <table:table-row table:style-name="Table62.3">
          <table:table-cell table:style-name="Table62.A3" office:value-type="string">
            <text:p text:style-name="P995"><text:span text:style-name="T17">по-персидски лучше,</text:span></text:p>
          </table:table-cell>
          <table:table-cell table:style-name="Table62.A3" office:value-type="string">
            <text:p text:style-name="P995"><text:span text:style-name="T17">behtar az sāl-e piš ast.</text:span></text:p>
          </table:table-cell>
          <table:covered-table-cell/>
        </table:table-row>
        <table:table-row table:style-name="Table62.3">
          <table:table-cell table:style-name="Table62.A3" office:value-type="string">
            <text:p text:style-name="P995"><text:span text:style-name="T17">чем год назад («год</text:span></text:p>
          </table:table-cell>
          <table:table-cell table:style-name="Table62.A3" office:value-type="string">
            <text:p text:style-name="P1005"/>
          </table:table-cell>
          <table:covered-table-cell/>
        </table:table-row>
        <table:table-row table:style-name="Table62.3">
          <table:table-cell table:style-name="Table62.C3" office:value-type="string">
            <text:p text:style-name="P995"><text:span text:style-name="T17">предыдущий»).</text:span></text:p>
          </table:table-cell>
          <table:table-cell table:style-name="Table62.C3" office:value-type="string">
            <text:p text:style-name="P1005"/>
          </table:table-cell>
          <table:covered-table-cell/>
        </table:table-row>
        <table:table-row table:style-name="Table62.6">
          <table:table-cell table:style-name="Table62.A1" office:value-type="string">
            <text:p text:style-name="P1434"><text:span text:style-name="T17">Иван: Я сейчас могу читать и писать по-</text:span></text:p>
            <text:p text:style-name="P989"><text:span text:style-name="T17">персидски.</text:span></text:p>
          </table:table-cell>
          <table:table-cell table:style-name="Table62.A1" office:value-type="string">
            <text:p text:style-name="P1388"><text:span text:style-name="T17">Man aknun mitavānam be fārsi benevisam va</text:span></text:p>
            <text:p text:style-name="P989"><text:span text:style-name="T17">bexānam.</text:span></text:p>
          </table:table-cell>
          <table:table-cell table:style-name="Table62.A1" office:value-type="string">
            <text:p text:style-name="P1988"><text:span text:style-name="T52">من</text:span><text:span text:style-name="T446">اكنون</text:span><text:span text:style-name="T452">مىتوانم</text:span><text:span text:style-name="T446">ب</text:span><text:span text:style-name="T52">ه</text:span></text:p>
            <text:p text:style-name="P1168"><text:span text:style-name="T58">فارسى</text:span><text:span text:style-name="T423">بنويسم</text:span><text:span text:style-name="T426">و</text:span><text:span text:style-name="T453">بخوانم</text:span><text:span text:style-name="T58">.</text:span></text:p>
          </table:table-cell>
        </table:table-row>
        <table:table-row table:style-name="Table62.7">
          <table:table-cell table:style-name="Table62.A2" office:value-type="string">
            <text:p text:style-name="P988"><text:span text:style-name="T17">Ширин: Вы умный</text:span></text:p>
            <text:p text:style-name="P1990"><text:span text:style-name="T17">(«с разумом») молодой человек (huš</text:span></text:p>
          </table:table-cell>
          <table:table-cell table:style-name="Table62.A2" office:value-type="string">
            <text:p text:style-name="P1991"><text:span text:style-name="T17">Šomā javān-e bā-huši hastid.</text:span></text:p>
          </table:table-cell>
          <table:table-cell table:style-name="Table62.A2" office:value-type="string">
            <text:p text:style-name="P1045"><text:span text:style-name="T52">شما</text:span><text:span text:style-name="T171">جوان</text:span><text:span text:style-name="T317">با</text:span><text:span text:style-name="T171">ھوش</text:span><text:span text:style-name="T52">ى</text:span></text:p>
            <text:p text:style-name="P1046"><text:span text:style-name="T566">ھستيد.</text:span></text:p>
          </table:table-cell>
        </table:table-row>
        <table:table-row table:style-name="Table62.8">
          <table:table-cell table:style-name="Table62.C3" office:value-type="string">
            <text:p text:style-name="P993"><text:span text:style-name="T17">— разум).</text:span></text:p>
          </table:table-cell>
          <table:table-cell table:style-name="Table62.C3" office:value-type="string">
            <text:p text:style-name="P1004"/>
          </table:table-cell>
          <table:table-cell table:style-name="Table62.C3" office:value-type="string">
            <text:p text:style-name="P1004"/>
          </table:table-cell>
        </table:table-row>
        <table:table-row table:style-name="Table62.6">
          <table:table-cell table:style-name="Table62.A1" office:value-type="string">
            <text:p text:style-name="P988"><text:span text:style-name="T17">Иван: Извините, я</text:span></text:p>
            <text:p text:style-name="P1992"><text:span text:style-name="T17">забыл, как Ваша фамилия?</text:span></text:p>
          </table:table-cell>
          <table:table-cell table:style-name="Table62.A1" office:value-type="string">
            <text:p text:style-name="P988"><text:span text:style-name="T17">Bebaxšid, man nām-e</text:span></text:p>
            <text:p text:style-name="P1161"><text:span text:style-name="T17">xānevādegi-ye šomā- rā farāmuš kardam.</text:span></text:p>
          </table:table-cell>
          <table:table-cell table:style-name="Table62.A1" office:value-type="string">
            <text:p text:style-name="P1993"><text:span text:style-name="T58">ببخشيد،</text:span><text:span text:style-name="T649">من نام خانوادگ</text:span><text:span text:style-name="T58">ى</text:span></text:p>
            <text:p text:style-name="P1994"><text:span text:style-name="T56">شما</text:span><text:span text:style-name="T410">رافراموش</text:span><text:span text:style-name="T224">كردم</text:span><text:span text:style-name="T56">.</text:span></text:p>
          </table:table-cell>
        </table:table-row>
        <table:table-row table:style-name="Table62.10">
          <table:table-cell table:style-name="Table62.A1" office:value-type="string">
            <text:p text:style-name="P988"><text:span text:style-name="T17">Ширин: Сасани.</text:span></text:p>
          </table:table-cell>
          <table:table-cell table:style-name="Table62.A1" office:value-type="string">
            <text:p text:style-name="P988"><text:span text:style-name="T17">Sāsāni.</text:span></text:p>
          </table:table-cell>
          <table:table-cell table:style-name="Table62.A1" office:value-type="string">
            <text:p text:style-name="P1086"><text:span text:style-name="T58">ساسانى.</text:span></text:p>
          </table:table-cell>
        </table:table-row>
        <table:table-row table:style-name="Table62.11">
          <table:table-cell table:style-name="Table62.A2" office:value-type="string">
            <text:p text:style-name="P981"><text:span text:style-name="T17">Иван: В каком</text:span></text:p>
          </table:table-cell>
          <table:table-cell table:style-name="Table62.A2" office:value-type="string">
            <text:p text:style-name="P981"><text:span text:style-name="T17">Dar kodām māh-e</text:span></text:p>
          </table:table-cell>
          <table:table-cell table:style-name="Table62.A1" table:number-rows-spanned="3" office:value-type="string">
            <text:p text:style-name="P1996"><text:span text:style-name="T52">در</text:span><text:span text:style-name="T347">كدامماهتابستان</text:span><text:span text:style-name="T334">ب</text:span><text:span text:style-name="T52">ه</text:span></text:p>
            <text:p text:style-name="P1998"><text:span text:style-name="T52">ايران</text:span><text:span text:style-name="T651">مىرويد</text:span><text:span text:style-name="T52">؟</text:span></text:p>
          </table:table-cell>
        </table:table-row>
        <table:table-row table:style-name="Table62.3">
          <table:table-cell table:style-name="Table62.A3" office:value-type="string">
            <text:p text:style-name="P995"><text:span text:style-name="T17">летнем месяце Вы</text:span></text:p>
          </table:table-cell>
          <table:table-cell table:style-name="Table62.A3" office:value-type="string">
            <text:p text:style-name="P995"><text:span text:style-name="T17">tābestān be Irān</text:span></text:p>
          </table:table-cell>
          <table:covered-table-cell/>
        </table:table-row>
        <table:table-row table:style-name="Table62.13">
          <table:table-cell table:style-name="Table62.C3" office:value-type="string">
            <text:p text:style-name="P999"><text:span text:style-name="T17">поедете в Иран?</text:span></text:p>
          </table:table-cell>
          <table:table-cell table:style-name="Table62.C3" office:value-type="string">
            <text:p text:style-name="P999"><text:span text:style-name="T17">miravid?</text:span></text:p>
          </table:table-cell>
          <table:covered-table-cell/>
        </table:table-row>
        <table:table-row table:style-name="Table62.1">
          <table:table-cell table:style-name="Table62.A1" office:value-type="string">
            <text:p text:style-name="P988"><text:span text:style-name="T17">Ширин: В месяце</text:span></text:p>
            <text:p text:style-name="P989"><text:span text:style-name="T17">Тир.</text:span></text:p>
          </table:table-cell>
          <table:table-cell table:style-name="Table62.A1" office:value-type="string">
            <text:p text:style-name="P987"><text:span text:style-name="T17">Dar tir māh.</text:span></text:p>
          </table:table-cell>
          <table:table-cell table:style-name="Table62.A1" office:value-type="string">
            <text:p text:style-name="P1020"><text:span text:style-name="T56">در</text:span><text:span text:style-name="T52">تير</text:span><text:span text:style-name="T385">ماه</text:span><text:span text:style-name="T56">.</text:span></text:p>
          </table:table-cell>
        </table:table-row>
        <table:table-row table:style-name="Table62.2">
          <table:table-cell table:style-name="Table62.A2" office:value-type="string">
            <text:p text:style-name="P983"><text:span text:style-name="T17">Иван: Месяц Тир</text:span></text:p>
          </table:table-cell>
          <table:table-cell table:style-name="Table62.A2" office:value-type="string">
            <text:p text:style-name="P983"><text:span text:style-name="T17">Tir barābar bā kodām</text:span></text:p>
          </table:table-cell>
          <table:table-cell table:style-name="Table62.A1" table:number-rows-spanned="4" office:value-type="string">
            <text:p text:style-name="P1561"><text:span text:style-name="T55">تير</text:span><text:span text:style-name="T485">برابر</text:span><text:span text:style-name="T315">با</text:span><text:span text:style-name="T485">كدامما</text:span><text:span text:style-name="T55">ه</text:span></text:p>
            <text:p text:style-name="P1999"><text:span text:style-name="T52">ميالدى است؟</text:span></text:p>
          </table:table-cell>
        </table:table-row>
        <table:table-row table:style-name="Table62.16">
          <table:table-cell table:style-name="Table62.A3" office:value-type="string">
            <text:p text:style-name="P995"><text:span text:style-name="T17">соответствует какому</text:span></text:p>
          </table:table-cell>
          <table:table-cell table:style-name="Table62.A3" office:value-type="string">
            <text:p text:style-name="P995"><text:span text:style-name="T17">māh-e milādi ast?</text:span></text:p>
          </table:table-cell>
          <table:covered-table-cell/>
        </table:table-row>
        <table:table-row table:style-name="Table62.3">
          <table:table-cell table:style-name="Table62.A3" office:value-type="string">
            <text:p text:style-name="P995"><text:span text:style-name="T17">христианскому</text:span></text:p>
          </table:table-cell>
          <table:table-cell table:style-name="Table62.A3" office:value-type="string">
            <text:p text:style-name="P1005"/>
          </table:table-cell>
          <table:covered-table-cell/>
        </table:table-row>
        <table:table-row table:style-name="Table62.3">
          <table:table-cell table:style-name="Table62.C3" office:value-type="string">
            <text:p text:style-name="P999"><text:span text:style-name="T17">месяцу?</text:span></text:p>
          </table:table-cell>
          <table:table-cell table:style-name="Table62.C3" office:value-type="string">
            <text:p text:style-name="P1005"/>
          </table:table-cell>
          <table:covered-table-cell/>
        </table:table-row>
        <table:table-row table:style-name="Table62.19">
          <table:table-cell table:style-name="Table62.A1" office:value-type="string">
            <text:p text:style-name="P988"><text:span text:style-name="T17">Ширин: С 22.06 по</text:span></text:p>
            <text:p text:style-name="Table_20_Paragraph"><text:span text:style-name="T17">22.07.</text:span></text:p>
          </table:table-cell>
          <table:table-cell table:style-name="Table62.A1" office:value-type="string">
            <text:p text:style-name="P1944"><text:span text:style-name="T17">Az bist-o-dovvom-e māh-e šešom tā bist-o-</text:span></text:p>
            <text:p text:style-name="P1474"><text:span text:style-name="T17">dovvom-e māh-e haftom-e milādi.</text:span></text:p>
          </table:table-cell>
          <table:table-cell table:style-name="Table62.A1" office:value-type="string">
            <text:p text:style-name="P2000"><text:span text:style-name="T348">تا</text:span><text:span text:style-name="T394">بيست</text:span><text:span text:style-name="T400">و</text:span><text:span text:style-name="T468">دومماه</text:span><text:span text:style-name="T400">ھفتم</text:span><text:span text:style-name="T49">از</text:span><text:span text:style-name="T334">بيست</text:span><text:span text:style-name="T217">و</text:span><text:span text:style-name="T479">دوم</text:span><text:span text:style-name="T575">ماه</text:span><text:span text:style-name="T358">شش</text:span><text:span text:style-name="T52">م</text:span></text:p>
            <text:p text:style-name="P1046"><text:span text:style-name="T190">ميالدى.</text:span></text:p>
          </table:table-cell>
        </table:table-row>
        <table:table-row table:style-name="Table62.6">
          <table:table-cell table:style-name="Table62.A1" office:value-type="string">
            <text:p text:style-name="P1547"><text:span text:style-name="T17">Иван: Спасибо, что мне позвонили:</text:span></text:p>
            <text:p text:style-name="P989"><text:span text:style-name="T17">«связь взяли».</text:span></text:p>
          </table:table-cell>
          <table:table-cell table:style-name="Table62.A1" office:value-type="string">
            <text:p text:style-name="P988"><text:span text:style-name="T17">Az in-ke bā man tamās</text:span></text:p>
            <text:p text:style-name="P2001"><text:span text:style-name="T17">gereftid, sepāsgozāram.</text:span></text:p>
          </table:table-cell>
          <table:table-cell table:style-name="Table62.A1" office:value-type="string">
            <text:p text:style-name="P2003"><text:span text:style-name="T49">از</text:span><text:span text:style-name="T80">ا</text:span><text:span text:style-name="T137">ين</text:span><text:span text:style-name="T149">كه</text:span><text:span text:style-name="T119">با</text:span><text:span text:style-name="T74">م</text:span><text:span text:style-name="T129">ن</text:span><text:span text:style-name="T120">ت</text:span><text:span text:style-name="T97">ماس</text:span></text:p>
            <text:p text:style-name="P2004"><text:span text:style-name="T141">گرفتيد،سپاسگزارم.</text:span></text:p>
          </table:table-cell>
        </table:table-row>
        <table:table-row table:style-name="Table62.21">
          <table:table-cell table:style-name="Table62.A1" office:value-type="string">
            <text:p text:style-name="P2005"><text:span text:style-name="T17">Ширин: До скорой встречи: «в надежде на встречу» (omid —</text:span></text:p>
            <text:p text:style-name="P989"><text:span text:style-name="T17">надежда).</text:span></text:p>
          </table:table-cell>
          <table:table-cell table:style-name="Table62.A1" office:value-type="string">
            <text:p text:style-name="P988"><text:span text:style-name="T17">Be omid-e didār.</text:span></text:p>
          </table:table-cell>
          <table:table-cell table:style-name="Table62.A1" office:value-type="string">
            <text:p text:style-name="P1132"><text:span text:style-name="T52">به اميد ديدار.</text:span></text:p>
          </table:table-cell>
        </table:table-row>
        <table:table-row table:style-name="Table62.22">
          <table:table-cell table:style-name="Table62.A1" office:value-type="string">
            <text:p text:style-name="P988"><text:span text:style-name="T17">Конец связи.</text:span></text:p>
          </table:table-cell>
          <table:table-cell table:style-name="Table62.A1" office:value-type="string">
            <text:p text:style-name="P988"><text:span text:style-name="T17">Pāyān-e tamās.</text:span></text:p>
          </table:table-cell>
          <table:table-cell table:style-name="Table62.A1" office:value-type="string">
            <text:p text:style-name="P1034"><text:span text:style-name="T55">پايان تماس.</text:span></text:p>
          </table:table-cell>
        </table:table-row>
      </table:table>
      <text:p text:style-name="P26"/>
      <text:p text:style-name="P9"/>
      <text:p text:style-name="P71"/>
      <table:table table:name="Table63" table:style-name="Table63">
        <table:table-column table:style-name="Table63.A" table:number-columns-repeated="3"/>
        <table:table-row table:style-name="Table63.1">
          <table:table-cell table:style-name="Table63.A1" office:value-type="string">
            <text:p text:style-name="P2007"><text:span text:style-name="T16">Тринадцатая встреча</text:span></text:p>
          </table:table-cell>
          <table:table-cell table:style-name="Table63.A1" office:value-type="string">
            <text:p text:style-name="P978"><text:span text:style-name="T17">Didāre-e sizdahom</text:span></text:p>
          </table:table-cell>
          <table:table-cell table:style-name="Table63.A1" office:value-type="string">
            <text:p text:style-name="P1021"><text:span text:style-name="T58">ديدار سيزدھم</text:span></text:p>
          </table:table-cell>
        </table:table-row>
        <table:table-row table:style-name="Table63.2">
          <table:table-cell table:style-name="Table63.A1" office:value-type="string">
            <text:p text:style-name="P979"><text:span text:style-name="T17">Письмо из Германии.</text:span></text:p>
          </table:table-cell>
          <table:table-cell table:style-name="Table63.A1" office:value-type="string">
            <text:p text:style-name="P979"><text:span text:style-name="T17">Nāme az Ālmān.</text:span></text:p>
          </table:table-cell>
          <table:table-cell table:style-name="Table63.A1" office:value-type="string">
            <text:p text:style-name="P1026"><text:span text:style-name="T53">ن</text:span><text:span text:style-name="T157">ا</text:span><text:span text:style-name="T98">مه</text:span><text:span text:style-name="T108">ازآ</text:span><text:span text:style-name="T125">ل</text:span><text:span text:style-name="T51">مان</text:span><text:span text:style-name="T49">.</text:span></text:p>
          </table:table-cell>
        </table:table-row>
        <table:table-row table:style-name="Table63.3">
          <table:table-cell table:style-name="Table63.A3" office:value-type="string">
            <text:p text:style-name="P983"><text:span text:style-name="T17">Господин Иван,</text:span></text:p>
          </table:table-cell>
          <table:table-cell table:style-name="Table63.A3" office:value-type="string">
            <text:p text:style-name="P983"><text:span text:style-name="T17">Āqā-ye Ivān,</text:span></text:p>
          </table:table-cell>
          <table:table-cell table:style-name="Table63.A1" table:number-rows-spanned="5" office:value-type="string">
            <text:p text:style-name="P2008"><text:span text:style-name="T56">بزودى</text:span><text:span text:style-name="T207">با</text:span><text:span text:style-name="T469">خودرو</text:span><text:span text:style-name="T408">خودمان</text:span><text:span text:style-name="T124">من</text:span><text:span text:style-name="T496">و</text:span><text:span text:style-name="T562">دوستم كاترينا</text:span><text:span text:style-name="T52">آقاى</text:span><text:span text:style-name="T339">ايوان</text:span><text:span text:style-name="T52">،</text:span></text:p>
            <text:p text:style-name="P1125"><text:span text:style-name="T52">به</text:span><text:span text:style-name="T397">ايران مىرويم</text:span><text:span text:style-name="T52">.</text:span></text:p>
          </table:table-cell>
        </table:table-row>
        <table:table-row table:style-name="Table63.4">
          <table:table-cell table:style-name="Table63.A4" office:value-type="string">
            <text:p text:style-name="P995"><text:span text:style-name="T17">Я и моя подруга</text:span></text:p>
          </table:table-cell>
          <table:table-cell table:style-name="Table63.A4" office:value-type="string">
            <text:p text:style-name="P995"><text:span text:style-name="T17">Man va dustam</text:span>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Катрина скоро</text:span></text:p>
          </table:table-cell>
          <table:table-cell table:style-name="Table63.A4" office:value-type="string">
            <text:p text:style-name="P995"><text:span text:style-name="T17">Kātrinā bezudi bā</text:span>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995"><text:span text:style-name="T17">поедем в Иран на</text:span></text:p>
          </table:table-cell>
          <table:table-cell table:style-name="Table63.A4" office:value-type="string">
            <text:p text:style-name="P995"><text:span text:style-name="T17">xodrow-ye xodemān</text:span></text:p>
          </table:table-cell>
          <table:covered-table-cell/>
        </table:table-row>
        <table:table-row table:style-name="Table63.7">
          <table:table-cell table:style-name="Table63.C4" office:value-type="string">
            <text:p text:style-name="P999"><text:span text:style-name="T17">своем автомобиле.</text:span></text:p>
          </table:table-cell>
          <table:table-cell table:style-name="Table63.C4" office:value-type="string">
            <text:p text:style-name="P999"><text:span text:style-name="T17">be Irān miravim.</text:span></text:p>
          </table:table-cell>
          <table:covered-table-cell/>
        </table:table-row>
        <table:table-row table:style-name="Table63.8">
          <table:table-cell table:style-name="Table63.A3" office:value-type="string">
            <text:p text:style-name="P981"><text:span text:style-name="T17">Сначала мы</text:span></text:p>
          </table:table-cell>
          <table:table-cell table:style-name="Table63.A3" office:value-type="string">
            <text:p text:style-name="P981"><text:span text:style-name="T17">Mā pas az gozaštan az</text:span></text:p>
          </table:table-cell>
          <table:table-cell table:style-name="Table63.A1" table:number-rows-spanned="6" office:value-type="string">
            <text:p text:style-name="P1494"><text:span text:style-name="T51">ما</text:span><text:span text:style-name="T535">پسازگذشتنا</text:span><text:span text:style-name="T51">ز</text:span></text:p>
            <text:p text:style-name="P2009"><text:span text:style-name="T55">كشورھاى:اتريش،</text:span></text:p>
            <text:p text:style-name="P2010"><text:span text:style-name="T52">تركيه</text:span><text:span text:style-name="T334">واردايران</text:span><text:span text:style-name="T58">مجارستان,بلغارستان،</text:span></text:p>
            <text:p text:style-name="P2011"><text:span text:style-name="T52">مىشويم.</text:span></text:p>
          </table:table-cell>
        </table:table-row>
        <table:table-row table:style-name="Table63.4">
          <table:table-cell table:style-name="Table63.A4" office:value-type="string">
            <text:p text:style-name="P995"><text:span text:style-name="T17">пересечем Австрию,</text:span></text:p>
          </table:table-cell>
          <table:table-cell table:style-name="Table63.A4" office:value-type="string">
            <text:p text:style-name="P995"><text:span text:style-name="T17">kešvar-hā-ye Otriš,</text:span>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995"><text:span text:style-name="T17">Венгрию, Болгарию,</text:span></text:p>
          </table:table-cell>
          <table:table-cell table:style-name="Table63.A4" office:value-type="string">
            <text:p text:style-name="P995"><text:span text:style-name="T17">Majārestān,</text:span>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Турцию, затем</text:span></text:p>
          </table:table-cell>
          <table:table-cell table:style-name="Table63.A4" office:value-type="string">
            <text:p text:style-name="P995"><text:span text:style-name="T17">Bolğārestān,Turkiye</text:span>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поедем в Иран (vāred</text:span></text:p>
          </table:table-cell>
          <table:table-cell table:style-name="Table63.A4" office:value-type="string">
            <text:p text:style-name="P995"><text:span text:style-name="T17">vāred-e Irān mišavim.</text:span></text:p>
          </table:table-cell>
          <table:covered-table-cell/>
        </table:table-row>
        <table:table-row table:style-name="Table63.4">
          <table:table-cell table:style-name="Table63.C4" office:value-type="string">
            <text:p text:style-name="P995"><text:span text:style-name="T17">— прибывающий).</text:span></text:p>
          </table:table-cell>
          <table:table-cell table:style-name="Table63.C4" office:value-type="string">
            <text:p text:style-name="P1005"/>
          </table:table-cell>
          <table:covered-table-cell/>
        </table:table-row>
        <table:table-row table:style-name="Table63.14">
          <table:table-cell table:style-name="Table63.A1" office:value-type="string">
            <text:p text:style-name="P2012"><text:span text:style-name="T17">Наша программа в этом году: посетить города Тебриз, Керманшах и Шуш.</text:span></text:p>
          </table:table-cell>
          <table:table-cell table:style-name="Table63.A1" office:value-type="string">
            <text:p text:style-name="P1771"><text:span text:style-name="T17">Barnāme-ye emsāl-e mā: bāzdid az šahr-hā- ye Tabriz, Kermānšāh va Šuš xāhad bud.</text:span></text:p>
          </table:table-cell>
          <table:table-cell table:style-name="Table63.A1" office:value-type="string">
            <text:p text:style-name="P2014"><text:span text:style-name="T52">برنامه</text:span><text:span text:style-name="T369">امسال ما</text:span><text:span text:style-name="T52">:بازديد</text:span></text:p>
            <text:p text:style-name="P2016"><text:span text:style-name="T652">كرمانشاه</text:span><text:span text:style-name="T345">و</text:span><text:span text:style-name="T549">شوش</text:span><text:span text:style-name="T333">خواھد</text:span><text:span text:style-name="T653">از</text:span><text:span text:style-name="T500">شھرھاى</text:span><text:span text:style-name="T513">تبريز</text:span><text:span text:style-name="T58">،</text:span></text:p>
            <text:p text:style-name="P1023"><text:span text:style-name="T340">بود.</text:span></text:p>
          </table:table-cell>
        </table:table-row>
        <table:table-row table:style-name="Table63.3">
          <table:table-cell table:style-name="Table63.A3" office:value-type="string">
            <text:p text:style-name="P983"><text:span text:style-name="T17">Если Вы хотите</text:span></text:p>
          </table:table-cell>
          <table:table-cell table:style-name="Table63.A3" office:value-type="string">
            <text:p text:style-name="P983"><text:span text:style-name="T17">Agar mixāhid bā mā</text:span></text:p>
          </table:table-cell>
          <table:table-cell table:style-name="Table63.A1" table:number-rows-spanned="9" office:value-type="string">
            <text:p text:style-name="P2017"><text:span text:style-name="T512">ايرانگردى</text:span><text:span text:style-name="T350">كنيد، خواھش</text:span><text:span text:style-name="T480">اگر</text:span><text:span text:style-name="T497">مىخواھيد</text:span><text:span text:style-name="T198">با</text:span><text:span text:style-name="T497">م</text:span><text:span text:style-name="T52">ا</text:span></text:p>
            <text:p text:style-name="P2018"><text:span text:style-name="T52">مىكنم</text:span><text:span text:style-name="T433">ماراآگاه</text:span><text:span text:style-name="T203">كنيد</text:span><text:span text:style-name="T52">.</text:span></text:p>
            <text:p text:style-name="P1012"/>
            <text:p text:style-name="P2019"><text:span text:style-name="T52">دوست شما ھلمت</text:span></text:p>
            <text:p text:style-name="P2021"><text:span text:style-name="T51">آلمان-كلن</text:span></text:p>
          </table:table-cell>
        </table:table-row>
        <table:table-row table:style-name="Table63.4">
          <table:table-cell table:style-name="Table63.A4" office:value-type="string">
            <text:p text:style-name="P995"><text:span text:style-name="T17">путешествовать с</text:span></text:p>
          </table:table-cell>
          <table:table-cell table:style-name="Table63.A4" office:value-type="string">
            <text:p text:style-name="P995"><text:span text:style-name="T17">Irāngardi konid, xāheš</text:span>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нами по Ирану,</text:span></text:p>
          </table:table-cell>
          <table:table-cell table:style-name="Table63.A4" office:value-type="string">
            <text:p text:style-name="P995"><text:span text:style-name="T17">mikonam mā-rā āgāh</text:span>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995"><text:span text:style-name="T17">сообщите нам</text:span></text:p>
          </table:table-cell>
          <table:table-cell table:style-name="Table63.A4" office:value-type="string">
            <text:p text:style-name="P995"><text:span text:style-name="T17">konid.</text:span>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(«сделайте нас</text:span></text:p>
          </table:table-cell>
          <table:table-cell table:style-name="Table63.A4" office:value-type="string">
            <text:p text:style-name="P995"><text:span text:style-name="T17">Dust-e šomā Helmot</text:span></text:p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сведущими»),</text:span></text:p>
          </table:table-cell>
          <table:table-cell table:style-name="Table63.A4" office:value-type="string">
            <text:p text:style-name="P995"><text:span text:style-name="T17">Ālmān-Koln</text:span></text:p>
          </table:table-cell>
          <table:covered-table-cell/>
        </table:table-row>
        <table:table-row table:style-name="Table63.6">
          <table:table-cell table:style-name="Table63.A4" office:value-type="string">
            <text:p text:style-name="P995"><text:span text:style-name="T17">пожалуйста.</text:span></text:p>
          </table:table-cell>
          <table:table-cell table:style-name="Table63.A4" office:value-type="string">
            <text:p text:style-name="P1005"/>
          </table:table-cell>
          <table:covered-table-cell/>
        </table:table-row>
        <table:table-row table:style-name="Table63.4">
          <table:table-cell table:style-name="Table63.A4" office:value-type="string">
            <text:p text:style-name="P995"><text:span text:style-name="T17">Ваш друг Гельмут</text:span></text:p>
          </table:table-cell>
          <table:table-cell table:style-name="Table63.A4" office:value-type="string">
            <text:p text:style-name="P1005"/>
          </table:table-cell>
          <table:covered-table-cell/>
        </table:table-row>
        <table:table-row table:style-name="Table63.4">
          <table:table-cell table:style-name="Table63.C4" office:value-type="string">
            <text:p text:style-name="P999"><text:span text:style-name="T17">Германия, Кельн</text:span></text:p>
          </table:table-cell>
          <table:table-cell table:style-name="Table63.C4" office:value-type="string">
            <text:p text:style-name="P1005"/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13"/>
      <table:table table:name="Table64" table:style-name="Table64">
        <table:table-column table:style-name="Table64.A" table:number-columns-repeated="3"/>
        <table:table-row table:style-name="Table64.1">
          <table:table-cell table:style-name="Table64.A1" office:value-type="string">
            <text:p text:style-name="P978"><text:span text:style-name="T17">Ответ Ивана.</text:span></text:p>
          </table:table-cell>
          <table:table-cell table:style-name="Table64.A1" office:value-type="string">
            <text:p text:style-name="P978"><text:span text:style-name="T17">Pāsox-e Ivān.</text:span></text:p>
          </table:table-cell>
          <table:table-cell table:style-name="Table64.A1" office:value-type="string">
            <text:p text:style-name="P2023"><text:span text:style-name="T52">پاسخ</text:span><text:span text:style-name="T417">ايوان</text:span><text:span text:style-name="T52">.</text:span></text:p>
          </table:table-cell>
        </table:table-row>
        <table:table-row table:style-name="Table64.2">
          <table:table-cell table:style-name="Table64.A1" office:value-type="string">
            <text:p text:style-name="P1347"><text:span text:style-name="T17">Господин Гельмут, Благодарю Вас за письмо и</text:span></text:p>
          </table:table-cell>
          <table:table-cell table:style-name="Table64.A1" office:value-type="string">
            <text:p text:style-name="P978"><text:span text:style-name="T17">Āqā-ye Helmot,</text:span></text:p>
            <text:p text:style-name="P1677"><text:span text:style-name="T17">Az nāme va farāxān-e šomā, sepāsgozāram.</text:span></text:p>
          </table:table-cell>
          <table:table-cell table:style-name="Table64.A1" office:value-type="string">
            <text:p text:style-name="P2024"><text:span text:style-name="T52">آقاى ھلمت،</text:span></text:p>
            <text:p text:style-name="P1934"><text:span text:style-name="T56">از</text:span><text:span text:style-name="T300">نامهوفراخوان</text:span><text:span text:style-name="T306">شما</text:span><text:span text:style-name="T56">،</text:span></text:p>
            <text:p text:style-name="P2025"><text:span text:style-name="T55">سپاسگزارم.</text:span></text:p>
          </table:table-cell>
        </table:table-row>
      </table:table>
      <table:table table:name="Table65" table:style-name="Table65">
        <table:table-column table:style-name="Table65.A" table:number-columns-repeated="3"/>
        <table:table-row table:style-name="Table65.1">
          <table:table-cell table:style-name="Table65.A1" office:value-type="string">
            <text:p text:style-name="P983"><text:span text:style-name="T17">приглашение.</text:span></text:p>
          </table:table-cell>
          <table:table-cell table:style-name="Table65.A1" office:value-type="string">
            <text:p text:style-name="P1004"/>
          </table:table-cell>
          <table:table-cell table:style-name="Table65.A1" office:value-type="string">
            <text:p text:style-name="P1004"/>
          </table:table-cell>
        </table:table-row>
        <table:table-row table:style-name="Table65.1">
          <table:table-cell table:style-name="Table65.A2" office:value-type="string">
            <text:p text:style-name="P983"><text:span text:style-name="T17">Я слышал Ваш</text:span></text:p>
          </table:table-cell>
          <table:table-cell table:style-name="Table65.A2" office:value-type="string">
            <text:p text:style-name="P983"><text:span text:style-name="T17">Man gozāreš-e šomā</text:span></text:p>
          </table:table-cell>
          <table:table-cell table:style-name="Table65.A1" table:number-rows-spanned="5" office:value-type="string">
            <text:p text:style-name="P1718"><text:span text:style-name="T56">من</text:span><text:span text:style-name="T336">گزارش</text:span><text:span text:style-name="T356">شما</text:span><text:span text:style-name="T416">دربار</text:span><text:span text:style-name="T56">ه</text:span></text:p>
            <text:p text:style-name="P2027"><text:span text:style-name="T52">و"</text:span><text:span text:style-name="T452">بهزبانفارسى</text:span><text:span text:style-name="T425">را</text:span><text:span text:style-name="T110">تخت</text:span><text:span text:style-name="T331">جمشيد</text:span><text:span text:style-name="T425">از راديو</text:span><text:span text:style-name="T52">"د-</text:span></text:p>
            <text:p text:style-name="P1082"><text:span text:style-name="T238">شنيدم.</text:span></text:p>
          </table:table-cell>
        </table:table-row>
        <table:table-row table:style-name="Table65.3">
          <table:table-cell table:style-name="Table65.A3" office:value-type="string">
            <text:p text:style-name="P995"><text:span text:style-name="T17">репортаж на DW</text:span></text:p>
          </table:table-cell>
          <table:table-cell table:style-name="Table65.A3" office:value-type="string">
            <text:p text:style-name="P995"><text:span text:style-name="T17">dar bāre-ye taxt-e</text:span>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995"><text:span text:style-name="T17">(Немецкой Волне) на</text:span></text:p>
          </table:table-cell>
          <table:table-cell table:style-name="Table65.A3" office:value-type="string">
            <text:p text:style-name="P995"><text:span text:style-name="T17">Jamšid az rādio DW</text:span>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995"><text:span text:style-name="T17">персидском языке о</text:span></text:p>
          </table:table-cell>
          <table:table-cell table:style-name="Table65.A3" office:value-type="string">
            <text:p text:style-name="P995"><text:span text:style-name="T17">be zabān-e fārsi-rā</text:span></text:p>
          </table:table-cell>
          <table:covered-table-cell/>
        </table:table-row>
        <table:table-row table:style-name="Table65.4">
          <table:table-cell table:style-name="Table65.C3" office:value-type="string">
            <text:p text:style-name="P995"><text:span text:style-name="T17">Персеполе.</text:span></text:p>
          </table:table-cell>
          <table:table-cell table:style-name="Table65.C3" office:value-type="string">
            <text:p text:style-name="P995"><text:span text:style-name="T17">šanidam.</text:span></text:p>
          </table:table-cell>
          <table:covered-table-cell/>
        </table:table-row>
        <table:table-row table:style-name="Table65.7">
          <table:table-cell table:style-name="Table65.A1" office:value-type="string">
            <text:p text:style-name="P2028"><text:span text:style-name="T17">Для меня это было очень полезно.</text:span></text:p>
          </table:table-cell>
          <table:table-cell table:style-name="Table65.A1" office:value-type="string">
            <text:p text:style-name="P1311"><text:span text:style-name="T17">Barāye man besyār sudmand bud.</text:span></text:p>
          </table:table-cell>
          <table:table-cell table:style-name="Table65.A1" office:value-type="string">
            <text:p text:style-name="P1132"><text:span text:style-name="T55">براى</text:span><text:span text:style-name="T487">من بسيار سودمن</text:span><text:span text:style-name="T55">د</text:span></text:p>
            <text:p text:style-name="P1024"><text:span text:style-name="T340">بود.</text:span></text:p>
          </table:table-cell>
        </table:table-row>
        <table:table-row table:style-name="Table65.1">
          <table:table-cell table:style-name="Table65.A2" office:value-type="string">
            <text:p text:style-name="P983"><text:span text:style-name="T17">Пожалуйста, когда</text:span></text:p>
          </table:table-cell>
          <table:table-cell table:style-name="Table65.A2" office:value-type="string">
            <text:p text:style-name="P983"><text:span text:style-name="T17">Xāheš mikonam</text:span></text:p>
          </table:table-cell>
          <table:table-cell table:style-name="Table65.A1" table:number-rows-spanned="6" office:value-type="string">
            <text:p text:style-name="P2029"><text:span text:style-name="T58">تركيه</text:span><text:span text:style-name="T349">رسيديد مرا آگاه</text:span><text:span text:style-name="T654">خواھش</text:span><text:span text:style-name="T51">مىكنم ھرگاه به</text:span></text:p>
            <text:p text:style-name="P1491"><text:span text:style-name="T51">كنيد</text:span><text:span text:style-name="T201">كه</text:span><text:span text:style-name="T434">خود</text:span><text:span text:style-name="T201">را</text:span><text:span text:style-name="T434">آماده</text:span><text:span text:style-name="T201">كنم</text:span><text:span text:style-name="T51">.</text:span></text:p>
          </table:table-cell>
        </table:table-row>
        <table:table-row table:style-name="Table65.4">
          <table:table-cell table:style-name="Table65.A3" office:value-type="string">
            <text:p text:style-name="P995"><text:span text:style-name="T17">Вы приедете в</text:span></text:p>
          </table:table-cell>
          <table:table-cell table:style-name="Table65.A3" office:value-type="string">
            <text:p text:style-name="P995"><text:span text:style-name="T17">hargāh be Turkiye</text:span>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995"><text:span text:style-name="T17">Турцию, сообщите</text:span></text:p>
          </table:table-cell>
          <table:table-cell table:style-name="Table65.A3" office:value-type="string">
            <text:p text:style-name="P995"><text:span text:style-name="T17">rasidid marā āgāh</text:span></text:p>
          </table:table-cell>
          <table:covered-table-cell/>
        </table:table-row>
        <table:table-row table:style-name="Table65.3">
          <table:table-cell table:style-name="Table65.A3" office:value-type="string">
            <text:p text:style-name="P995"><text:span text:style-name="T17">мне — и я буду готов</text:span></text:p>
          </table:table-cell>
          <table:table-cell table:style-name="Table65.A3" office:value-type="string">
            <text:p text:style-name="P995"><text:span text:style-name="T17">konid ke xod-rā āmāde</text:span></text:p>
          </table:table-cell>
          <table:covered-table-cell/>
        </table:table-row>
        <table:table-row table:style-name="Table65.4">
          <table:table-cell table:style-name="Table65.A3" office:value-type="string">
            <text:p text:style-name="P995"><text:span text:style-name="T17">(«себя готовым</text:span></text:p>
          </table:table-cell>
          <table:table-cell table:style-name="Table65.A3" office:value-type="string">
            <text:p text:style-name="P995"><text:span text:style-name="T17">konam.</text:span></text:p>
          </table:table-cell>
          <table:covered-table-cell/>
        </table:table-row>
        <table:table-row table:style-name="Table65.4">
          <table:table-cell table:style-name="Table65.C3" office:value-type="string">
            <text:p text:style-name="P999"><text:span text:style-name="T17">сделаю»).</text:span></text:p>
          </table:table-cell>
          <table:table-cell table:style-name="Table65.C3" office:value-type="string">
            <text:p text:style-name="P1005"/>
          </table:table-cell>
          <table:covered-table-cell/>
        </table:table-row>
        <table:table-row table:style-name="Table65.14">
          <table:table-cell table:style-name="Table65.A1" office:value-type="string">
            <text:p text:style-name="P2030"><text:span text:style-name="T17">Ваш друг Иван Россия, Москва</text:span></text:p>
          </table:table-cell>
          <table:table-cell table:style-name="Table65.A1" office:value-type="string">
            <text:p text:style-name="P2031"><text:span text:style-name="T17">Dust-e šomā Ivān Rusiye-Mosko</text:span></text:p>
          </table:table-cell>
          <table:table-cell table:style-name="Table65.A1" office:value-type="string">
            <text:p text:style-name="P2032"><text:span text:style-name="T51">دوست</text:span><text:span text:style-name="T345">شماايوان</text:span><text:span text:style-name="T51">.</text:span></text:p>
            <text:p text:style-name="P1845"><text:span text:style-name="T52">روسيه</text:span><text:span text:style-name="T718">—</text:span><text:span text:style-name="T52">مسكو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71"/>
      <table:table table:name="Table66" table:style-name="Table66">
        <table:table-column table:style-name="Table66.A" table:number-columns-repeated="3"/>
        <text:soft-page-break/>
        <table:table-row table:style-name="Table66.1">
          <table:table-cell table:style-name="Table66.A1" office:value-type="string">
            <text:p text:style-name="P2033"><text:span text:style-name="T16">Четырнадцатая встреча</text:span></text:p>
          </table:table-cell>
          <table:table-cell table:style-name="Table66.A1" office:value-type="string">
            <text:p text:style-name="P978"><text:span text:style-name="T17">Didāre čahārdahom</text:span></text:p>
          </table:table-cell>
          <table:table-cell table:style-name="Table66.A1" office:value-type="string">
            <text:p text:style-name="P1021"><text:span text:style-name="T55">ديدار چھاردھم</text:span></text:p>
          </table:table-cell>
        </table:table-row>
        <table:table-row table:style-name="Table66.2">
          <table:table-cell table:style-name="Table66.A1" office:value-type="string">
            <text:p text:style-name="P979"><text:span text:style-name="T17">В сторону Тебриза.</text:span></text:p>
          </table:table-cell>
          <table:table-cell table:style-name="Table66.A1" office:value-type="string">
            <text:p text:style-name="P979"><text:span text:style-name="T17">Be su-ye Tabriz.</text:span></text:p>
          </table:table-cell>
          <table:table-cell table:style-name="Table66.A1" office:value-type="string">
            <text:p text:style-name="P1134"><text:span text:style-name="T58">به سوى تبريز.</text:span></text:p>
          </table:table-cell>
        </table:table-row>
        <table:table-row table:style-name="Table66.3">
          <table:table-cell table:style-name="Table66.A3" office:value-type="string">
            <text:p text:style-name="P981"><text:span text:style-name="T17">Иван: Господин</text:span></text:p>
          </table:table-cell>
          <table:table-cell table:style-name="Table66.A3" office:value-type="string">
            <text:p text:style-name="P981"><text:span text:style-name="T17">Āqā-ye Helmot,</text:span></text:p>
          </table:table-cell>
          <table:table-cell table:style-name="Table66.A1" table:number-rows-spanned="6" office:value-type="string">
            <text:p text:style-name="P2034"><text:span text:style-name="T55">آقاى</text:span><text:span text:style-name="T506">ھلمت،خانم</text:span><text:span text:style-name="T419">كاترينا</text:span><text:span text:style-name="T55">،</text:span></text:p>
            <text:p text:style-name="P2036"><text:span text:style-name="T56">درود</text:span><text:span text:style-name="T408">بر</text:span><text:span text:style-name="T306">شما</text:span><text:span text:style-name="T56">!</text:span></text:p>
          </table:table-cell>
        </table:table-row>
        <table:table-row table:style-name="Table66.4">
          <table:table-cell table:style-name="Table66.A4" office:value-type="string">
            <text:p text:style-name="P995"><text:span text:style-name="T17">Гельмут, госпожа</text:span></text:p>
          </table:table-cell>
          <table:table-cell table:style-name="Table66.A4" office:value-type="string">
            <text:p text:style-name="P995"><text:span text:style-name="T17">xānom-e Kātrinā,</text:span></text:p>
          </table:table-cell>
          <table:covered-table-cell/>
        </table:table-row>
        <table:table-row table:style-name="Table66.5">
          <table:table-cell table:style-name="Table66.A4" office:value-type="string">
            <text:p text:style-name="P995"><text:span text:style-name="T17">Катрина,</text:span></text:p>
          </table:table-cell>
          <table:table-cell table:style-name="Table66.A4" office:value-type="string">
            <text:p text:style-name="P995"><text:span text:style-name="T17">dorud bar šomā!</text:span></text:p>
          </table:table-cell>
          <table:covered-table-cell/>
        </table:table-row>
        <table:table-row table:style-name="Table66.4">
          <table:table-cell table:style-name="Table66.A4" office:value-type="string">
            <text:p text:style-name="P995"><text:span text:style-name="T17">здравствуйте</text:span></text:p>
          </table:table-cell>
          <table:table-cell table:style-name="Table66.A4" office:value-type="string">
            <text:p text:style-name="P1005"/>
          </table:table-cell>
          <table:covered-table-cell/>
        </table:table-row>
        <table:table-row table:style-name="Table66.4">
          <table:table-cell table:style-name="Table66.A4" office:value-type="string">
            <text:p text:style-name="P995"><text:span text:style-name="T17">(«благословение,</text:span></text:p>
          </table:table-cell>
          <table:table-cell table:style-name="Table66.A4" office:value-type="string">
            <text:p text:style-name="P1005"/>
          </table:table-cell>
          <table:covered-table-cell/>
        </table:table-row>
        <table:table-row table:style-name="Table66.4">
          <table:table-cell table:style-name="Table66.C4" office:value-type="string">
            <text:p text:style-name="P995"><text:span text:style-name="T17">приветствие вам»)!</text:span></text:p>
          </table:table-cell>
          <table:table-cell table:style-name="Table66.C4" office:value-type="string">
            <text:p text:style-name="P1005"/>
          </table:table-cell>
          <table:covered-table-cell/>
        </table:table-row>
        <table:table-row table:style-name="Table66.9">
          <table:table-cell table:style-name="Table66.A3" office:value-type="string">
            <text:p text:style-name="Table_20_Paragraph"><text:span text:style-name="T17">Вы хороший</text:span><text:span text:style-name="T26">собеседник/товарищ</text:span></text:p>
            <text:p text:style-name="P989"><text:span text:style-name="T17">(«вместе-сидящий»)</text:span></text:p>
          </table:table-cell>
          <table:table-cell table:style-name="Table66.A3" office:value-type="string">
            <text:p text:style-name="P2037"><text:span text:style-name="T17">Šomā hamnešin va hamrāh-e xubi hastid.</text:span></text:p>
          </table:table-cell>
          <table:table-cell table:style-name="Table66.A3" office:value-type="string">
            <text:p text:style-name="P2040"><text:span text:style-name="T169">شما</text:span><text:span text:style-name="T655">ھمنشين و ھمرا</text:span><text:span text:style-name="T55">ه</text:span></text:p>
            <text:p text:style-name="P1204"><text:span text:style-name="T50">خوبى</text:span><text:span text:style-name="T498">ھستيد</text:span><text:span text:style-name="T50">.</text:span></text:p>
          </table:table-cell>
        </table:table-row>
        <table:table-row table:style-name="Table66.10">
          <table:table-cell table:style-name="Table66.C4" office:value-type="string">
            <text:p text:style-name="P993"><text:span text:style-name="T17">и хороший попутчик.</text:span></text:p>
          </table:table-cell>
          <table:table-cell table:style-name="Table66.C4" office:value-type="string">
            <text:p text:style-name="P1004"/>
          </table:table-cell>
          <table:table-cell table:style-name="Table66.C4" office:value-type="string">
            <text:p text:style-name="P1004"/>
          </table:table-cell>
        </table:table-row>
        <table:table-row table:style-name="Table66.11">
          <table:table-cell table:style-name="Table66.A1" office:value-type="string">
            <text:p text:style-name="P2041"><text:span text:style-name="T17">Когда приедет Ваш друг Доминик?</text:span></text:p>
          </table:table-cell>
          <table:table-cell table:style-name="Table66.A1" office:value-type="string">
            <text:p text:style-name="P1591"><text:span text:style-name="T17">Dust-e šomā Dominik key mirasad?</text:span></text:p>
          </table:table-cell>
          <table:table-cell table:style-name="Table66.A1" office:value-type="string">
            <text:p text:style-name="P1198"><text:span text:style-name="T52">دوست</text:span><text:span text:style-name="T171">شمادومينيک</text:span><text:span text:style-name="T317">ك</text:span><text:span text:style-name="T52">ى</text:span></text:p>
            <text:p text:style-name="P2043"><text:span text:style-name="T56">مىرسد؟</text:span></text:p>
          </table:table-cell>
        </table:table-row>
        <table:table-row table:style-name="Table66.1">
          <table:table-cell table:style-name="Table66.A1" office:value-type="string">
            <text:p text:style-name="P2044"><text:span text:style-name="T17">Иван: Сегодня ночью.</text:span></text:p>
          </table:table-cell>
          <table:table-cell table:style-name="Table66.A1" office:value-type="string">
            <text:p text:style-name="P978"><text:span text:style-name="T17">Emšab.</text:span></text:p>
          </table:table-cell>
          <table:table-cell table:style-name="Table66.A1" office:value-type="string">
            <text:p text:style-name="P1021"><text:span text:style-name="T51">امشب.</text:span></text:p>
          </table:table-cell>
        </table:table-row>
        <table:table-row table:style-name="Table66.13">
          <table:table-cell table:style-name="Table66.A1" office:value-type="string">
            <text:p text:style-name="P979"><text:span text:style-name="T17">Гельмут: Чем он</text:span></text:p>
          </table:table-cell>
          <table:table-cell table:style-name="Table66.A1" office:value-type="string">
            <text:p text:style-name="P979"><text:span text:style-name="T17">Kār-e u čist va dar</text:span></text:p>
          </table:table-cell>
          <table:table-cell table:style-name="Table66.A1" office:value-type="string">
            <text:p text:style-name="P1026"><text:span text:style-name="T56">كار او چيست و در</text:span><text:span text:style-name="T182">كج</text:span><text:span text:style-name="T56">ا</text:span></text:p>
          </table:table-cell>
        </table:table-row>
      </table:table>
      <table:table table:name="Table67" table:style-name="Table67">
        <table:table-column table:style-name="Table67.A" table:number-columns-repeated="3"/>
        <table:table-row table:style-name="Table67.1">
          <table:table-cell table:style-name="Table67.A1" office:value-type="string">
            <text:p text:style-name="P988"><text:span text:style-name="T17">занимается и где</text:span></text:p>
            <text:p text:style-name="P989"><text:span text:style-name="T17">живет?</text:span></text:p>
          </table:table-cell>
          <table:table-cell table:style-name="Table67.A1" office:value-type="string">
            <text:p text:style-name="P988"><text:span text:style-name="T17">kojā zendegi mikonad?</text:span></text:p>
          </table:table-cell>
          <table:table-cell table:style-name="Table67.A1" office:value-type="string">
            <text:p text:style-name="P2045"><text:span text:style-name="T55">زندگى مىكند؟</text:span></text:p>
          </table:table-cell>
        </table:table-row>
        <table:table-row table:style-name="Table67.2">
          <table:table-cell table:style-name="Table67.A1" office:value-type="string">
            <text:p text:style-name="P2046"><text:span text:style-name="T17">Иван: Он археолог из Франции.</text:span></text:p>
          </table:table-cell>
          <table:table-cell table:style-name="Table67.A1" office:value-type="string">
            <text:p text:style-name="P1462"><text:span text:style-name="T17">U bāstānšenās az Farānse ast.</text:span></text:p>
          </table:table-cell>
          <table:table-cell table:style-name="Table67.A1" office:value-type="string">
            <text:p text:style-name="P2047"><text:span text:style-name="T55">او</text:span><text:span text:style-name="T496">باستانشناس ا</text:span><text:span text:style-name="T55">ز</text:span></text:p>
            <text:p text:style-name="P2048"><text:span text:style-name="T58">فرانسه</text:span><text:span text:style-name="T603">است</text:span><text:span text:style-name="T58">.</text:span></text:p>
          </table:table-cell>
        </table:table-row>
        <table:table-row table:style-name="Table67.2">
          <table:table-cell table:style-name="Table67.A1" office:value-type="string">
            <text:p text:style-name="P2049"><text:span text:style-name="T17">Катрина: Тогда скоро с ним встретимся.</text:span></text:p>
          </table:table-cell>
          <table:table-cell table:style-name="Table67.A1" office:value-type="string">
            <text:p text:style-name="P2050"><text:span text:style-name="T17">Pas, bezudi bā u didār mikonim.</text:span></text:p>
          </table:table-cell>
          <table:table-cell table:style-name="Table67.A1" office:value-type="string">
            <text:p text:style-name="P1019"><text:span text:style-name="T52">پس،</text:span><text:span text:style-name="T639">بزودى</text:span><text:span text:style-name="T587">بااوديدا</text:span><text:span text:style-name="T52">ر</text:span></text:p>
            <text:p text:style-name="P1093"><text:span text:style-name="T338">مىكنيم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68" table:style-name="Table68">
        <table:table-column table:style-name="Table68.A" table:number-columns-repeated="3"/>
        <table:table-row table:style-name="Table68.1">
          <table:table-cell table:style-name="Table68.A1" office:value-type="string">
            <text:p text:style-name="P1933"><text:span text:style-name="T17">Доминик: Господин Иван, Вы</text:span><text:span text:style-name="T27">создали</text:span></text:p>
            <text:p text:style-name="P981"><text:span text:style-name="T17">хорошую</text:span><text:span text:style-name="T25">группу!</text:span></text:p>
          </table:table-cell>
          <table:table-cell table:style-name="Table68.A1" office:value-type="string">
            <text:p text:style-name="P1619"><text:span text:style-name="T17">Āqā-ye Ivān, šomā goruh-e xubi sāxtid!</text:span></text:p>
          </table:table-cell>
          <table:table-cell table:style-name="Table68.A1" office:value-type="string">
            <text:p text:style-name="P2053"><text:span text:style-name="T49">آ</text:span><text:span text:style-name="T124">ق</text:span><text:span text:style-name="T55">اى</text:span><text:span text:style-name="T60">ايوان</text:span><text:span text:style-name="T52">ش</text:span><text:span text:style-name="T110">ما</text:span><text:span text:style-name="T114">گ</text:span><text:span text:style-name="T49">ر</text:span><text:span text:style-name="T108">وه</text:span></text:p>
            <text:p text:style-name="P2055"><text:span text:style-name="T58">خوبى</text:span><text:span text:style-name="T453">ساختيد</text:span><text:span text:style-name="T58">!</text:span></text:p>
          </table:table-cell>
        </table:table-row>
        <table:table-row table:style-name="Table68.2">
          <table:table-cell table:style-name="Table68.A1" office:value-type="string">
            <text:p text:style-name="P1456"><text:span text:style-name="T17">Иван: Давайте познакомимся.</text:span></text:p>
          </table:table-cell>
          <table:table-cell table:style-name="Table68.A1" office:value-type="string">
            <text:p text:style-name="P978"><text:span text:style-name="T17">Biyāyid bā ham āšnā</text:span></text:p>
            <text:p text:style-name="P983"><text:span text:style-name="T17">šavid:</text:span></text:p>
          </table:table-cell>
          <table:table-cell table:style-name="Table68.A1" office:value-type="string">
            <text:p text:style-name="P1021"><text:span text:style-name="T50">بياييد باھم آشنا شويد:</text:span></text:p>
          </table:table-cell>
        </table:table-row>
        <table:table-row table:style-name="Table68.3">
          <table:table-cell table:style-name="Table68.A1" office:value-type="string">
            <text:p text:style-name="P2056"><text:span text:style-name="T17">— Господин Гельмут и госпожа Катрина</text:span></text:p>
            <text:p text:style-name="P981"><text:span text:style-name="T17">из Германии.</text:span></text:p>
          </table:table-cell>
          <table:table-cell table:style-name="Table68.A1" office:value-type="string">
            <text:p text:style-name="P1147"><text:span text:style-name="T17">Āqā-ye Helmot va xānom-e Kātrinā az</text:span></text:p>
            <text:p text:style-name="P981"><text:span text:style-name="T17">Ālmān.</text:span></text:p>
          </table:table-cell>
          <table:table-cell table:style-name="Table68.A1" office:value-type="string">
            <text:p text:style-name="P1241"><text:span text:style-name="T55">آقاى</text:span><text:span text:style-name="T524">ھلمتوخانمكاترين</text:span><text:span text:style-name="T55">ا</text:span></text:p>
            <text:p text:style-name="P2057"><text:span text:style-name="T49">از آلمان.</text:span></text:p>
          </table:table-cell>
        </table:table-row>
        <table:table-row table:style-name="Table68.2">
          <table:table-cell table:style-name="Table68.A1" office:value-type="string">
            <text:p text:style-name="P2058"><text:span text:style-name="T17">Доминик: Добро пожаловать!</text:span></text:p>
          </table:table-cell>
          <table:table-cell table:style-name="Table68.A1" office:value-type="string">
            <text:p text:style-name="P978"><text:span text:style-name="T17">Xoš āmadid!</text:span></text:p>
          </table:table-cell>
          <table:table-cell table:style-name="Table68.A1" office:value-type="string">
            <text:p text:style-name="P1044"><text:span text:style-name="T51">خوش آمديد!</text:span></text:p>
          </table:table-cell>
        </table:table-row>
        <table:table-row table:style-name="Table68.5">
          <table:table-cell table:style-name="Table68.A1" office:value-type="string">
            <text:p text:style-name="P979"><text:span text:style-name="T17">Иван: Друзья! Думаю</text:span></text:p>
            <text:p text:style-name="P1000"><text:span text:style-name="T17">(«мысль, подозрение</text:span></text:p>
            <text:p text:style-name="P2060"><text:span text:style-name="T17">делаю»), что у меня температура!</text:span></text:p>
          </table:table-cell>
          <table:table-cell table:style-name="Table68.A1" office:value-type="string">
            <text:p text:style-name="P1633"><text:span text:style-name="T17">Dustān! Gomān mikonam ke man tab dāram.</text:span></text:p>
          </table:table-cell>
          <table:table-cell table:style-name="Table68.A1" office:value-type="string">
            <text:p text:style-name="P1284"><text:span text:style-name="T52">دوستان!</text:span><text:span text:style-name="T446">گمان</text:span><text:span text:style-name="T452">مىكنم</text:span><text:span text:style-name="T475">ك</text:span><text:span text:style-name="T52">ه</text:span></text:p>
            <text:p text:style-name="P2062"><text:span text:style-name="T56">من</text:span><text:span text:style-name="T336">تب دارم</text:span><text:span text:style-name="T56">.</text:span></text:p>
          </table:table-cell>
        </table:table-row>
        <table:table-row table:style-name="Table68.5">
          <table:table-cell table:style-name="Table68.A1" office:value-type="string">
            <text:p text:style-name="P1734"><text:span text:style-name="T17">Доминик: Температура! Тогда</text:span></text:p>
            <text:p text:style-name="P2063"><text:span text:style-name="T17">Ваше место в Тебризе!</text:span></text:p>
          </table:table-cell>
          <table:table-cell table:style-name="Table68.A1" office:value-type="string">
            <text:p text:style-name="P1710"><text:span text:style-name="T17">Tab! Pas jā-ye šomā Tabriz ast!</text:span></text:p>
          </table:table-cell>
          <table:table-cell table:style-name="Table68.A1" office:value-type="string">
            <text:p text:style-name="P1016"><text:span text:style-name="T55">تب!</text:span><text:span text:style-name="T364">پس</text:span><text:span text:style-name="T637">جاىشما</text:span><text:span text:style-name="T364">تبري</text:span><text:span text:style-name="T55">ز</text:span></text:p>
            <text:p text:style-name="P1046"><text:span text:style-name="T439">است!</text:span></text:p>
          </table:table-cell>
        </table:table-row>
        <table:table-row table:style-name="Table68.7">
          <table:table-cell table:style-name="Table68.A1" office:value-type="string">
            <text:p text:style-name="P980"><text:span text:style-name="T17">Катрина: Почему?</text:span></text:p>
          </table:table-cell>
          <table:table-cell table:style-name="Table68.A1" office:value-type="string">
            <text:p text:style-name="P980"><text:span text:style-name="T17">Čerā?</text:span></text:p>
          </table:table-cell>
          <table:table-cell table:style-name="Table68.A1" office:value-type="string">
            <text:p text:style-name="P1053"><text:span text:style-name="T56">چرا؟</text:span></text:p>
          </table:table-cell>
        </table:table-row>
        <table:table-row table:style-name="Table68.1">
          <table:table-cell table:style-name="Table68.A1" office:value-type="string">
            <text:p text:style-name="P978"><text:span text:style-name="T17">Доминик: Тебриз</text:span><text:span text:style-name="T20">—</text:span></text:p>
            <text:p text:style-name="P1746"><text:span text:style-name="T17">город, в котором падает</text:span><text:span text:style-name="T21">температура:</text:span></text:p>
          </table:table-cell>
          <table:table-cell table:style-name="Table68.A1" office:value-type="string">
            <text:p text:style-name="P1771"><text:span text:style-name="T17">Tabriz, šahri ast ke tab dar ān mirizad.</text:span></text:p>
          </table:table-cell>
          <table:table-cell table:style-name="Table68.A1" office:value-type="string">
            <text:p text:style-name="P1106"><text:span text:style-name="T55">تبريز،</text:span><text:span text:style-name="T228">شھرى</text:span><text:span text:style-name="T485">است</text:span><text:span text:style-name="T309">ك</text:span><text:span text:style-name="T55">ه</text:span></text:p>
            <text:p text:style-name="P2064"><text:span text:style-name="T56">تب</text:span><text:span text:style-name="T408">درآنمىريزد</text:span><text:span text:style-name="T56">.</text:span></text:p>
          </table:table-cell>
        </table:table-row>
        <table:table-row table:style-name="Table68.9">
          <table:table-cell table:style-name="Table68.A1" office:value-type="string">
            <text:p text:style-name="P979"><text:span text:style-name="T17">«Жар» — «падай»!</text:span></text:p>
          </table:table-cell>
          <table:table-cell table:style-name="Table68.A1" office:value-type="string">
            <text:p text:style-name="P979"><text:span text:style-name="T17">Tab — riz!</text:span></text:p>
          </table:table-cell>
          <table:table-cell table:style-name="Table68.A1" office:value-type="string">
            <text:p text:style-name="P2065"><text:span text:style-name="T52">!"ريز" "تب"</text:span></text:p>
          </table:table-cell>
        </table:table-row>
      </table:table>
      <text:p text:style-name="P9"/>
      <text:p text:style-name="P9"/>
      <text:p text:style-name="P9"/>
      <text:p text:style-name="P11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978"><text:span text:style-name="T17">Друзья в г. Тебризе.</text:span></text:p>
          </table:table-cell>
          <table:table-cell table:style-name="Table69.A1" office:value-type="string">
            <text:p text:style-name="P2066"><text:span text:style-name="T17">Dustān dar šahr-e Tabriz.</text:span></text:p>
          </table:table-cell>
          <table:table-cell table:style-name="Table69.A1" office:value-type="string">
            <text:p text:style-name="P1290"><text:span text:style-name="T58">دوستان در شھر تبريز.</text:span></text:p>
          </table:table-cell>
        </table:table-row>
        <table:table-row table:style-name="Table69.2">
          <table:table-cell table:style-name="Table69.A1" office:value-type="string">
            <text:p text:style-name="P1371"><text:span text:style-name="T17">Гельмут: Нам нужна карта города («нужду</text:span></text:p>
          </table:table-cell>
          <table:table-cell table:style-name="Table69.A1" office:value-type="string">
            <text:p text:style-name="P2069"><text:span text:style-name="T17">Mā be naqše-ye šahr niyāz dārim.</text:span></text:p>
          </table:table-cell>
          <table:table-cell table:style-name="Table69.A1" office:value-type="string">
            <text:p text:style-name="P1437"><text:span text:style-name="T58">ما</text:span><text:span text:style-name="T426">به نقشه شھر نيا</text:span><text:span text:style-name="T58">ز</text:span></text:p>
            <text:p text:style-name="P1085"><text:span text:style-name="T190">داريم.</text:span>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983"><text:span text:style-name="T17">имеем»).</text:span></text:p>
          </table:table-cell>
          <table:table-cell table:style-name="Table70.A1" office:value-type="string">
            <text:p text:style-name="P1004"/>
          </table:table-cell>
          <table:table-cell table:style-name="Table70.A1" office:value-type="string">
            <text:p text:style-name="P1004"/>
          </table:table-cell>
        </table:table-row>
        <table:table-row table:style-name="Table70.2">
          <table:table-cell table:style-name="Table70.A1" office:value-type="string">
            <text:p text:style-name="P2071"><text:span text:style-name="T17">Катрина: Самые хорошие гиды —</text:span></text:p>
            <text:p text:style-name="P985"><text:span text:style-name="T17">местные люди.</text:span></text:p>
          </table:table-cell>
          <table:table-cell table:style-name="Table70.A1" office:value-type="string">
            <text:p text:style-name="P1105"><text:span text:style-name="T17">Behtarin rāhnamā, mardom-e šahr</text:span></text:p>
            <text:p text:style-name="P985"><text:span text:style-name="T17">hastand.</text:span></text:p>
          </table:table-cell>
          <table:table-cell table:style-name="Table70.A1" office:value-type="string">
            <text:p text:style-name="P2072"><text:span text:style-name="T525">بھترين</text:span><text:span text:style-name="T324">راھنما،</text:span><text:span text:style-name="T657">مرد</text:span><text:span text:style-name="T58">م</text:span></text:p>
            <text:p text:style-name="P1520"><text:span text:style-name="T588">شھر</text:span><text:span text:style-name="T488">ھستند</text:span><text:span text:style-name="T68">.</text:span></text:p>
          </table:table-cell>
        </table:table-row>
        <table:table-row table:style-name="Table70.2">
          <table:table-cell table:style-name="Table70.A1" office:value-type="string">
            <text:p text:style-name="P988"><text:span text:style-name="T17">Иван: Мальчик</text:span></text:p>
            <text:p text:style-name="P2073"><text:span text:style-name="T17">(молодой человек)! Извините, Вы студент?</text:span></text:p>
          </table:table-cell>
          <table:table-cell table:style-name="Table70.A1" office:value-type="string">
            <text:p text:style-name="P1881"><text:span text:style-name="T17">Pesar jān! Bebaxšid, šomā dānešju hastid?</text:span></text:p>
          </table:table-cell>
          <table:table-cell table:style-name="Table70.A1" office:value-type="string">
            <text:p text:style-name="P2075"><text:span text:style-name="T55">پسر</text:span><text:span text:style-name="T431">جان</text:span><text:span text:style-name="T55">!</text:span><text:span text:style-name="T431">ببخشيد،شم</text:span><text:span text:style-name="T55">ا</text:span></text:p>
            <text:p text:style-name="P2077"><text:span text:style-name="T50">دانشجو ھستيد؟</text:span></text:p>
          </table:table-cell>
        </table:table-row>
        <table:table-row table:style-name="Table70.4">
          <table:table-cell table:style-name="Table70.A1" office:value-type="string">
            <text:p text:style-name="P2002"><text:span text:style-name="T17">Мальчик: Нет. Я школьник.</text:span></text:p>
          </table:table-cell>
          <table:table-cell table:style-name="Table70.A1" office:value-type="string">
            <text:p text:style-name="P2078"><text:span text:style-name="T17">Pesar: Na. Man dāneš-āmuz hastam.</text:span></text:p>
          </table:table-cell>
          <table:table-cell table:style-name="Table70.A1" office:value-type="string">
            <text:p text:style-name="P1048"><text:span text:style-name="T59">پ</text:span><text:span text:style-name="T93">سر</text:span><text:span text:style-name="T49">:</text:span><text:span text:style-name="T111">نه</text:span><text:span text:style-name="T49">.</text:span><text:span text:style-name="T74">م</text:span><text:span text:style-name="T129">ن</text:span><text:span text:style-name="T49">دا</text:span><text:span text:style-name="T117">ن</text:span><text:span text:style-name="T60">ش</text:span><text:span text:style-name="T108">آ</text:span><text:span text:style-name="T97">موز</text:span></text:p>
            <text:p text:style-name="P1087"><text:span text:style-name="T325">ھستم.</text:span></text:p>
          </table:table-cell>
        </table:table-row>
        <table:table-row table:style-name="Table70.5">
          <table:table-cell table:style-name="Table70.A1" office:value-type="string">
            <text:p text:style-name="P988"><text:span text:style-name="T17">Иван: Как Вас зовут?</text:span></text:p>
          </table:table-cell>
          <table:table-cell table:style-name="Table70.A1" office:value-type="string">
            <text:p text:style-name="P988"><text:span text:style-name="T17">Nām-e šomā čist?</text:span></text:p>
          </table:table-cell>
          <table:table-cell table:style-name="Table70.A1" office:value-type="string">
            <text:p text:style-name="P1086"><text:span text:style-name="T55">نام شما چيست؟</text:span></text:p>
          </table:table-cell>
        </table:table-row>
        <table:table-row table:style-name="Table70.6">
          <table:table-cell table:style-name="Table70.A1" office:value-type="string">
            <text:p text:style-name="P988"><text:span text:style-name="T17">Мальчик: Меня зовут</text:span></text:p>
            <text:p text:style-name="P989"><text:span text:style-name="T17">Джехангир.</text:span></text:p>
          </table:table-cell>
          <table:table-cell table:style-name="Table70.A1" office:value-type="string">
            <text:p text:style-name="P988"><text:span text:style-name="T17">Nām-e man Jehāngir</text:span></text:p>
            <text:p text:style-name="P989"><text:span text:style-name="T17">ast.</text:span></text:p>
          </table:table-cell>
          <table:table-cell table:style-name="Table70.A1" office:value-type="string">
            <text:p text:style-name="P1084"><text:span text:style-name="T55">نام من جھانگير است.</text:span></text:p>
          </table:table-cell>
        </table:table-row>
        <table:table-row table:style-name="Table70.1">
          <table:table-cell table:style-name="Table70.A7" office:value-type="string">
            <text:p text:style-name="P983"><text:span text:style-name="T17">Катрина: Джехангир!</text:span></text:p>
          </table:table-cell>
          <table:table-cell table:style-name="Table70.A7" office:value-type="string">
            <text:p text:style-name="P983"><text:span text:style-name="T17">Jehāngir! Šomā</text:span></text:p>
          </table:table-cell>
          <table:table-cell table:style-name="Table70.A1" table:number-rows-spanned="6" office:value-type="string">
            <text:p text:style-name="P2079"><text:span text:style-name="T55">جاھاى</text:span><text:span text:style-name="T461">ديدنى</text:span><text:span text:style-name="T58">شھر</text:span><text:span text:style-name="T500">كجا</text:span><text:span text:style-name="T338">جھانگير!</text:span><text:span text:style-name="T610">شما</text:span><text:span text:style-name="T585">مىداني</text:span><text:span text:style-name="T55">د</text:span></text:p>
            <text:p text:style-name="P1436"><text:span text:style-name="T274">است؟</text:span></text:p>
          </table:table-cell>
        </table:table-row>
        <table:table-row table:style-name="Table70.8">
          <table:table-cell table:style-name="Table70.A8" office:value-type="string">
            <text:p text:style-name="P995"><text:span text:style-name="T17">Вы знаете, где</text:span></text:p>
          </table:table-cell>
          <table:table-cell table:style-name="Table70.A8" office:value-type="string">
            <text:p text:style-name="P995"><text:span text:style-name="T17">midānid jā-hā-ye</text:span></text:p>
          </table:table-cell>
          <table:covered-table-cell/>
        </table:table-row>
        <table:table-row table:style-name="Table70.8">
          <table:table-cell table:style-name="Table70.A8" office:value-type="string">
            <text:p text:style-name="P995"><text:span text:style-name="T17">находятся городские</text:span></text:p>
          </table:table-cell>
          <table:table-cell table:style-name="Table70.A8" office:value-type="string">
            <text:p text:style-name="P995"><text:span text:style-name="T17">didani-ye šahr kojā</text:span></text:p>
          </table:table-cell>
          <table:covered-table-cell/>
        </table:table-row>
        <table:table-row table:style-name="Table70.10">
          <table:table-cell table:style-name="Table70.A8" office:value-type="string">
            <text:p text:style-name="P995"><text:span text:style-name="T17">достопримечательности:</text:span></text:p>
          </table:table-cell>
          <table:table-cell table:style-name="Table70.A8" office:value-type="string">
            <text:p text:style-name="P995"><text:span text:style-name="T17">ast?</text:span></text:p>
          </table:table-cell>
          <table:covered-table-cell/>
        </table:table-row>
        <table:table-row table:style-name="Table70.8">
          <table:table-cell table:style-name="Table70.A8" office:value-type="string">
            <text:p text:style-name="P995"><text:span text:style-name="T17">«места, которые стоит</text:span></text:p>
          </table:table-cell>
          <table:table-cell table:style-name="Table70.A8" office:value-type="string">
            <text:p text:style-name="P1005"/>
          </table:table-cell>
          <table:covered-table-cell/>
        </table:table-row>
        <table:table-row table:style-name="Table70.8">
          <table:table-cell table:style-name="Table70.C8" office:value-type="string">
            <text:p text:style-name="P999"><text:span text:style-name="T17">посмотреть»?</text:span></text:p>
          </table:table-cell>
          <table:table-cell table:style-name="Table70.C8" office:value-type="string">
            <text:p text:style-name="P1005"/>
          </table:table-cell>
          <table:covered-table-cell/>
        </table:table-row>
        <table:table-row table:style-name="Table70.2">
          <table:table-cell table:style-name="Table70.A1" office:value-type="string">
            <text:p text:style-name="P988"><text:span text:style-name="T17">Джехангир: Да. Я</text:span></text:p>
            <text:p text:style-name="P2080"><text:span text:style-name="T17">родился («рожденным стал») в этом городе.</text:span></text:p>
          </table:table-cell>
          <table:table-cell table:style-name="Table70.A1" office:value-type="string">
            <text:p text:style-name="P1445"><text:span text:style-name="T17">Bale. Man dar in šahr zāde šodam.</text:span></text:p>
          </table:table-cell>
          <table:table-cell table:style-name="Table70.A1" office:value-type="string">
            <text:p text:style-name="P1983"><text:span text:style-name="T52">بله.</text:span><text:span text:style-name="T475">من</text:span><text:span text:style-name="T446">در</text:span><text:span text:style-name="T475">اينشھ</text:span><text:span text:style-name="T52">ر</text:span></text:p>
            <text:p text:style-name="P2081"><text:span text:style-name="T49">زاده</text:span><text:span text:style-name="T180">شدم</text:span><text:span text:style-name="T49">.</text:span></text:p>
          </table:table-cell>
        </table:table-row>
        <table:table-row table:style-name="Table70.14">
          <table:table-cell table:style-name="Table70.A7" office:value-type="string">
            <text:p text:style-name="P1569"><text:span text:style-name="T17">Иван: Тогда Вы сможете показать нам</text:span></text:p>
            <text:p text:style-name="P991"><text:span text:style-name="T17">дорогу («знак, указание</text:span></text:p>
          </table:table-cell>
          <table:table-cell table:style-name="Table70.A7" office:value-type="string">
            <text:p text:style-name="P1734"><text:span text:style-name="T17">Pas šomā mitavānid rāh-rā be mā nešān</text:span></text:p>
            <text:p text:style-name="P991"><text:span text:style-name="T17">dahid.</text:span></text:p>
          </table:table-cell>
          <table:table-cell table:style-name="Table70.A7" office:value-type="string">
            <text:p text:style-name="P1363"><text:span text:style-name="T52">پس</text:span><text:span text:style-name="T484">شما</text:span><text:span text:style-name="T230">مىتوانيد</text:span><text:span text:style-name="T484">را</text:span><text:span text:style-name="T52">ه</text:span></text:p>
            <text:p text:style-name="P2082"><text:span text:style-name="T52">را</text:span><text:span text:style-name="T198">بهمانشاندھيد</text:span><text:span text:style-name="T52">.</text:span></text:p>
          </table:table-cell>
        </table:table-row>
        <table:table-row table:style-name="Table70.15">
          <table:table-cell table:style-name="Table70.C8" office:value-type="string">
            <text:p text:style-name="P992"><text:span text:style-name="T17">дать»).</text:span></text:p>
          </table:table-cell>
          <table:table-cell table:style-name="Table70.C8" office:value-type="string">
            <text:p text:style-name="P1004"/>
          </table:table-cell>
          <table:table-cell table:style-name="Table70.C8" office:value-type="string">
            <text:p text:style-name="P1004"/>
          </table:table-cell>
        </table:table-row>
        <table:table-row table:style-name="Table70.2">
          <table:table-cell table:style-name="Table70.A1" office:value-type="string">
            <text:p text:style-name="P1858"><text:span text:style-name="T17">Джехангир: Вам нужно ехать в сторону</text:span></text:p>
            <text:p text:style-name="P985"><text:span text:style-name="T17">площади мэрии.</text:span></text:p>
          </table:table-cell>
          <table:table-cell table:style-name="Table70.A1" office:value-type="string">
            <text:p text:style-name="P1976"><text:span text:style-name="T17">Šomā bāyad be su-ye midān-e šahrdāri</text:span></text:p>
            <text:p text:style-name="P985"><text:span text:style-name="T17">beravid.</text:span></text:p>
          </table:table-cell>
          <table:table-cell table:style-name="Table70.A1" office:value-type="string">
            <text:p text:style-name="P1993"><text:span text:style-name="T52">شما</text:span><text:span text:style-name="T310">بايد</text:span><text:span text:style-name="T230">بهسوى</text:span><text:span text:style-name="T310">ميدا</text:span><text:span text:style-name="T52">ن</text:span></text:p>
            <text:p text:style-name="P1652"><text:span text:style-name="T55">شھردارى برويد.</text:span></text:p>
          </table:table-cell>
        </table:table-row>
        <table:table-row table:style-name="Table70.17">
          <table:table-cell table:style-name="Table70.A7" office:value-type="string">
            <text:p text:style-name="P1752"><text:span text:style-name="T17">Катрина: Дорогой Джехангир, где</text:span></text:p>
            <text:p text:style-name="P988"><text:span text:style-name="T17">находится самая лучшая</text:span></text:p>
          </table:table-cell>
          <table:table-cell table:style-name="Table70.A7" office:value-type="string">
            <text:p text:style-name="P2085"><text:span text:style-name="T17">Jehāngir jān! Behtarin hotel-e šahr</text:span></text:p>
            <text:p text:style-name="P988"><text:span text:style-name="T17">kojā ast?</text:span></text:p>
          </table:table-cell>
          <table:table-cell table:style-name="Table70.A7" office:value-type="string">
            <text:p text:style-name="P2086"><text:span text:style-name="T50">جھانگير</text:span><text:span text:style-name="T611">جان</text:span><text:span text:style-name="T50">!</text:span><text:span text:style-name="T581">بھتري</text:span><text:span text:style-name="T50">ن</text:span></text:p>
            <text:p text:style-name="P2088"><text:span text:style-name="T524">ھتل</text:span><text:span text:style-name="T315">شھر</text:span><text:span text:style-name="T169">كجا</text:span><text:span text:style-name="T315">است</text:span><text:span text:style-name="T55">؟</text:span></text:p>
          </table:table-cell>
        </table:table-row>
        <table:table-row table:style-name="Table70.18">
          <table:table-cell table:style-name="Table70.C8" office:value-type="string">
            <text:p text:style-name="P992"><text:span text:style-name="T17">гостиница города?</text:span></text:p>
          </table:table-cell>
          <table:table-cell table:style-name="Table70.C8" office:value-type="string">
            <text:p text:style-name="P1005"/>
          </table:table-cell>
          <table:table-cell table:style-name="Table70.C8" office:value-type="string">
            <text:p text:style-name="P1005"/>
          </table:table-cell>
        </table:table-row>
        <table:table-row table:style-name="Table70.2">
          <table:table-cell table:style-name="Table70.A1" office:value-type="string">
            <text:p text:style-name="P1306"><text:span text:style-name="T17">Джехангир: Самая лучшая гостиница —</text:span></text:p>
            <text:p text:style-name="P985"><text:span text:style-name="T17">самая дорогая.</text:span></text:p>
          </table:table-cell>
          <table:table-cell table:style-name="Table70.A1" office:value-type="string">
            <text:p text:style-name="P2089"><text:span text:style-name="T17">Behtarin hotel, gerāntarin hotel ast.</text:span></text:p>
          </table:table-cell>
          <table:table-cell table:style-name="Table70.A1" office:value-type="string">
            <text:p text:style-name="P2091"><text:span text:style-name="T68">بھترين ھتل گرانترين</text:span></text:p>
            <text:p text:style-name="P2092"><text:span text:style-name="T55">ھتل</text:span><text:span text:style-name="T400">است</text:span><text:span text:style-name="T55">.</text:span></text:p>
          </table:table-cell>
        </table:table-row>
        <table:table-row table:style-name="Table70.20">
          <table:table-cell table:style-name="Table70.A1" office:value-type="string">
            <text:p text:style-name="P2093"><text:span text:style-name="T17">Иван: Средняя стоимость. Не очень</text:span></text:p>
            <text:p text:style-name="P989"><text:span text:style-name="T17">дорого, не очень</text:span></text:p>
          </table:table-cell>
          <table:table-cell table:style-name="Table70.A1" office:value-type="string">
            <text:p text:style-name="P1858"><text:span text:style-name="T17">Nerx-e miāne. Na xeyli gerān, na xeyli</text:span></text:p>
            <text:p text:style-name="P989"><text:span text:style-name="T17">arzān.</text:span></text:p>
          </table:table-cell>
          <table:table-cell table:style-name="Table70.A1" office:value-type="string">
            <text:p text:style-name="P2095"><text:span text:style-name="T138">نرخ</text:span><text:span text:style-name="T98">م</text:span><text:span text:style-name="T128">ي</text:span><text:span text:style-name="T134">ا</text:span><text:span text:style-name="T111">ن</text:span><text:span text:style-name="T259">ه</text:span><text:span text:style-name="T49">،</text:span><text:span text:style-name="T111">نه</text:span><text:span text:style-name="T88">خ</text:span><text:span text:style-name="T150">يلى</text:span></text:p>
            <text:p text:style-name="P1634"><text:span text:style-name="T69">گ</text:span><text:span text:style-name="T49">ر</text:span><text:span text:style-name="T108">ان</text:span><text:span text:style-name="T49">،</text:span><text:span text:style-name="T111">نه</text:span><text:span text:style-name="T88">خ</text:span><text:span text:style-name="T150">يلى</text:span><text:span text:style-name="T108">ارزان</text:span><text:span text:style-name="T49">.</text:span></text:p>
          </table:table-cell>
        </table:table-row>
      </table:table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983"><text:span text:style-name="T17">дешево.</text:span></text:p>
          </table:table-cell>
          <table:table-cell table:style-name="Table71.A1" office:value-type="string">
            <text:p text:style-name="P1004"/>
          </table:table-cell>
          <table:table-cell table:style-name="Table71.A1" office:value-type="string">
            <text:p text:style-name="P1004"/>
          </table:table-cell>
        </table:table-row>
        <table:table-row table:style-name="Table71.2">
          <table:table-cell table:style-name="Table71.A1" office:value-type="string">
            <text:p text:style-name="P2097"><text:span text:style-name="T17">Джехангир: За городом дешевле и спокойнее</text:span></text:p>
            <text:p text:style-name="P989"><text:span text:style-name="T17">(чем в городе).</text:span></text:p>
          </table:table-cell>
          <table:table-cell table:style-name="Table71.A1" office:value-type="string">
            <text:p text:style-name="P2098"><text:span text:style-name="T17">Birun-e šahr arzāntar va ārāmtar ast.</text:span></text:p>
          </table:table-cell>
          <table:table-cell table:style-name="Table71.A1" office:value-type="string">
            <text:p text:style-name="P2099"><text:span text:style-name="T55">بيرون</text:span><text:span text:style-name="T473">شھر</text:span><text:span text:style-name="T496">ارزانترو</text:span></text:p>
            <text:p text:style-name="P2100"><text:span text:style-name="T51">آرامتر است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72" table:style-name="Table72">
        <table:table-column table:style-name="Table72.A" table:number-columns-repeated="3"/>
        <text:soft-page-break/>
        <table:table-row table:style-name="Table72.1">
          <table:table-cell table:style-name="Table72.A1" office:value-type="string">
            <text:p text:style-name="P2101"><text:span text:style-name="T16">Пятнадцатая встреча</text:span></text:p>
          </table:table-cell>
          <table:table-cell table:style-name="Table72.A1" office:value-type="string">
            <text:p text:style-name="P978"><text:span text:style-name="T17">Didār-e pānzdahom</text:span></text:p>
          </table:table-cell>
          <table:table-cell table:style-name="Table72.A1" office:value-type="string">
            <text:p text:style-name="P2102"><text:span text:style-name="T58">ديدار پانزدھم</text:span></text:p>
          </table:table-cell>
        </table:table-row>
        <table:table-row table:style-name="Table72.2">
          <table:table-cell table:style-name="Table72.A2" office:value-type="string">
            <text:p text:style-name="P994"><text:span text:style-name="T17">Иван: Друзья!</text:span></text:p>
          </table:table-cell>
          <table:table-cell table:style-name="Table72.A2" office:value-type="string">
            <text:p text:style-name="P994"><text:span text:style-name="T17">Dustān! Piš az raftan</text:span></text:p>
          </table:table-cell>
          <table:table-cell table:style-name="Table72.A1" table:number-rows-spanned="6" office:value-type="string">
            <text:p text:style-name="P2103"><text:span text:style-name="T55">آرامگاه</text:span><text:span text:style-name="T438">سينا در شھر</text:span><text:span text:style-name="T543">شھر</text:span><text:span text:style-name="T283">كرمانشاه</text:span><text:span text:style-name="T49">،</text:span><text:span text:style-name="T120">بي</text:span><text:span text:style-name="T129">آ</text:span><text:span text:style-name="T99">ييد</text:span><text:span text:style-name="T108">از</text:span><text:span text:style-name="T124">دوستان</text:span><text:span text:style-name="T55">!</text:span><text:span text:style-name="T305">پيشازرفتن</text:span><text:span text:style-name="T299">ب</text:span><text:span text:style-name="T55">ه</text:span></text:p>
            <text:p text:style-name="P1046"><text:span text:style-name="T58">ھمدان</text:span><text:span text:style-name="T448">بازديد</text:span><text:span text:style-name="T657">كنيم</text:span><text:span text:style-name="T58">.</text:span></text:p>
          </table:table-cell>
        </table:table-row>
        <table:table-row table:style-name="Table72.3">
          <table:table-cell table:style-name="Table72.A3" office:value-type="string">
            <text:p text:style-name="P995"><text:span text:style-name="T17">Прежде чем ехать в</text:span></text:p>
          </table:table-cell>
          <table:table-cell table:style-name="Table72.A3" office:value-type="string">
            <text:p text:style-name="P995"><text:span text:style-name="T17">be šahr-e Kermānšāh,</text:span></text:p>
          </table:table-cell>
          <table:covered-table-cell/>
        </table:table-row>
        <table:table-row table:style-name="Table72.4">
          <table:table-cell table:style-name="Table72.A3" office:value-type="string">
            <text:p text:style-name="P995"><text:span text:style-name="T17">город Керманшах,</text:span></text:p>
          </table:table-cell>
          <table:table-cell table:style-name="Table72.A3" office:value-type="string">
            <text:p text:style-name="P995"><text:span text:style-name="T17">biyāyid az ārāmgāh-e</text:span></text:p>
          </table:table-cell>
          <table:covered-table-cell/>
        </table:table-row>
        <table:table-row table:style-name="Table72.4">
          <table:table-cell table:style-name="Table72.A3" office:value-type="string">
            <text:p text:style-name="P995"><text:span text:style-name="T17">давайте посетим</text:span></text:p>
          </table:table-cell>
          <table:table-cell table:style-name="Table72.A3" office:value-type="string">
            <text:p text:style-name="P995"><text:span text:style-name="T17">Sinā dar šahr-e</text:span></text:p>
          </table:table-cell>
          <table:covered-table-cell/>
        </table:table-row>
        <table:table-row table:style-name="Table72.3">
          <table:table-cell table:style-name="Table72.A3" office:value-type="string">
            <text:p text:style-name="P995"><text:span text:style-name="T17">мавзолей Авиценны</text:span></text:p>
          </table:table-cell>
          <table:table-cell table:style-name="Table72.A3" office:value-type="string">
            <text:p text:style-name="P995"><text:span text:style-name="T17">Hamadān bāzdid</text:span></text:p>
          </table:table-cell>
          <table:covered-table-cell/>
        </table:table-row>
        <table:table-row table:style-name="Table72.7">
          <table:table-cell table:style-name="Table72.C3" office:value-type="string">
            <text:p text:style-name="P999"><text:span text:style-name="T17">в городе Хамадан.</text:span></text:p>
          </table:table-cell>
          <table:table-cell table:style-name="Table72.C3" office:value-type="string">
            <text:p text:style-name="P999"><text:span text:style-name="T17">konim.</text:span></text:p>
          </table:table-cell>
          <table:covered-table-cell/>
        </table:table-row>
        <table:table-row table:style-name="Table72.8">
          <table:table-cell table:style-name="Table72.A1" office:value-type="string">
            <text:p text:style-name="P2104"><text:span text:style-name="T17">Гельмут: Да. Ученый, врач и</text:span></text:p>
            <text:p text:style-name="P981"><text:span text:style-name="T17">философ Востока.</text:span></text:p>
          </table:table-cell>
          <table:table-cell table:style-name="Table72.A1" office:value-type="string">
            <text:p text:style-name="P2105"><text:span text:style-name="T17">Āri. Dānešmand, pezešk va feylasuf-e</text:span></text:p>
            <text:p text:style-name="P981"><text:span text:style-name="T17">xāvarzamin.</text:span></text:p>
          </table:table-cell>
          <table:table-cell table:style-name="Table72.A1" office:value-type="string">
            <text:p text:style-name="P2106"><text:span text:style-name="T52">آرى.</text:span><text:span text:style-name="T658">دانشمند، پزشک</text:span><text:span text:style-name="T52">و</text:span></text:p>
            <text:p text:style-name="P2108"><text:span text:style-name="T55">فيلسوف</text:span><text:span text:style-name="T394">خاورزمين</text:span><text:span text:style-name="T55">.</text:span></text:p>
          </table:table-cell>
        </table:table-row>
        <table:table-row table:style-name="Table72.9">
          <table:table-cell table:style-name="Table72.A2" office:value-type="string">
            <text:p text:style-name="P978"><text:span text:style-name="T17">Доминик: Тогда</text:span></text:p>
            <text:p text:style-name="P2109"><text:span text:style-name="T17">наша программа поездки по Ирану</text:span></text:p>
          </table:table-cell>
          <table:table-cell table:style-name="Table72.A2" office:value-type="string">
            <text:p text:style-name="P978"><text:span text:style-name="T17">Pas, barnāme-ye</text:span></text:p>
            <text:p text:style-name="P1662"><text:span text:style-name="T17">Irāngardi-ye mā čanin xāhad bud:</text:span></text:p>
          </table:table-cell>
          <table:table-cell table:style-name="Table72.A2" office:value-type="string">
            <text:p text:style-name="P2110"><text:span text:style-name="T52">پس،</text:span><text:span text:style-name="T403">برنامه</text:span><text:span text:style-name="T298">ايرانگرد</text:span><text:span text:style-name="T52">ى</text:span></text:p>
            <text:p text:style-name="P1864"><text:span text:style-name="T52">ما</text:span><text:span text:style-name="T425">چنين</text:span><text:span text:style-name="T452">خواھدبود</text:span><text:span text:style-name="T52">:</text:span></text:p>
          </table:table-cell>
        </table:table-row>
        <table:table-row table:style-name="Table72.10">
          <table:table-cell table:style-name="Table72.C3" office:value-type="string">
            <text:p text:style-name="P992"><text:span text:style-name="T17">будет такой:</text:span></text:p>
          </table:table-cell>
          <table:table-cell table:style-name="Table72.C3" office:value-type="string">
            <text:p text:style-name="P1005"/>
          </table:table-cell>
          <table:table-cell table:style-name="Table72.C3" office:value-type="string">
            <text:p text:style-name="P1005"/>
          </table:table-cell>
        </table:table-row>
        <table:table-row table:style-name="Table72.11">
          <table:table-cell table:style-name="Table72.A1" office:value-type="string">
            <text:p text:style-name="P2051"><text:span text:style-name="T17">Суббота — посетить мавзолей Авиценны в Хамадане.</text:span></text:p>
          </table:table-cell>
          <table:table-cell table:style-name="Table72.A1" office:value-type="string">
            <text:p text:style-name="P978"><text:span text:style-name="T17">Ruz-e šanbe:</text:span></text:p>
            <text:p text:style-name="P1263"><text:span text:style-name="T17">Bāzdid az ārāmgāh-e Sinā dar šahr-e Hamadān.</text:span></text:p>
          </table:table-cell>
          <table:table-cell table:style-name="Table72.A1" office:value-type="string">
            <text:p text:style-name="P2112"><text:span text:style-name="T52">بازديد</text:span><text:span text:style-name="T310">ازآرامگاه</text:span><text:span text:style-name="T230">سينا</text:span><text:span text:style-name="T310">در</text:span><text:span text:style-name="T55">روز شنبه:</text:span></text:p>
            <text:p text:style-name="P2113"><text:span text:style-name="T243">شھر</text:span><text:span text:style-name="T661">ھمدان</text:span><text:span text:style-name="T55">.</text:span></text:p>
          </table:table-cell>
        </table:table-row>
        <table:table-row table:style-name="Table72.12">
          <table:table-cell table:style-name="Table72.A1" office:value-type="string">
            <text:p text:style-name="P2114"><text:span text:style-name="T17">Воскресенье — посетить гору Бисетун в</text:span></text:p>
            <text:p text:style-name="P983"><text:span text:style-name="T17">Керманшахе.</text:span></text:p>
          </table:table-cell>
          <table:table-cell table:style-name="Table72.A1" office:value-type="string">
            <text:p text:style-name="P1865"><text:span text:style-name="T17">Ruz-e yekšanbe: Bāzdid az kuh-e Bisetun dar šahr-e</text:span></text:p>
            <text:p text:style-name="P983"><text:span text:style-name="T17">Kermānšāh.</text:span></text:p>
          </table:table-cell>
          <table:table-cell table:style-name="Table72.A1" office:value-type="string">
            <text:p text:style-name="P2115"><text:span text:style-name="T55">بازديد</text:span><text:span text:style-name="T169">از</text:span><text:span text:style-name="T315">كوه</text:span><text:span text:style-name="T169">بيستون</text:span><text:span text:style-name="T315">در</text:span><text:span text:style-name="T58">روز</text:span><text:span text:style-name="T589">يكشنبه</text:span><text:span text:style-name="T58">:</text:span></text:p>
            <text:p text:style-name="P2116"><text:span text:style-name="T55">شھر كرمانشاه.</text:span></text:p>
          </table:table-cell>
        </table:table-row>
        <table:table-row table:style-name="Table72.13">
          <table:table-cell table:style-name="Table72.A1" office:value-type="string">
            <text:p text:style-name="P2117"><text:span text:style-name="T17">Понедельник: Горная прогулка на Загрос.</text:span></text:p>
          </table:table-cell>
          <table:table-cell table:style-name="Table72.A1" office:value-type="string">
            <text:p text:style-name="P1834"><text:span text:style-name="T17">Ruz-e došanbe: Kuhnavardi dar kuhestān-e Zāgros.</text:span></text:p>
          </table:table-cell>
          <table:table-cell table:style-name="Table72.A1" office:value-type="string">
            <text:p text:style-name="P2118"><text:span text:style-name="T662">كوھنوردى</text:span><text:span text:style-name="T275">در كوھستان</text:span><text:span text:style-name="T52">روز</text:span><text:span text:style-name="T298">دوشنبه</text:span><text:span text:style-name="T52">:</text:span></text:p>
            <text:p text:style-name="P1041"><text:span text:style-name="T49">زا</text:span><text:span text:style-name="T114">گ</text:span><text:span text:style-name="T49">رس.</text:span></text:p>
          </table:table-cell>
        </table:table-row>
        <table:table-row table:style-name="Table72.14">
          <table:table-cell table:style-name="Table72.A1" office:value-type="string">
            <text:p text:style-name="P1196"><text:span text:style-name="T17">Вторник: (Поездка) к древнему городу Шуш.</text:span></text:p>
          </table:table-cell>
          <table:table-cell table:style-name="Table72.A1" office:value-type="string">
            <text:p text:style-name="P1888"><text:span text:style-name="T17">Ruz-e sešanbe: Be su-ye šahr-e bāstāni-ye Šuš.</text:span></text:p>
          </table:table-cell>
          <table:table-cell table:style-name="Table72.A1" office:value-type="string">
            <text:p text:style-name="P2119"><text:span text:style-name="T375">به</text:span><text:span text:style-name="T474">سوىشھر</text:span><text:span text:style-name="T494">باستانى</text:span><text:span text:style-name="T55">روز</text:span><text:span text:style-name="T514">سهشنبه</text:span><text:span text:style-name="T55">:</text:span></text:p>
            <text:p text:style-name="P1085"><text:span text:style-name="T239">شوش.</text:span></text:p>
          </table:table-cell>
        </table:table-row>
        <table:table-row table:style-name="Table72.15">
          <table:table-cell table:style-name="Table72.A1" office:value-type="string">
            <text:p text:style-name="P978"><text:span text:style-name="T17">Среда: Посещение</text:span></text:p>
            <text:p text:style-name="P2120"><text:span text:style-name="T17">мавзолея пророка Даниила.</text:span></text:p>
          </table:table-cell>
          <table:table-cell table:style-name="Table72.A1" office:value-type="string">
            <text:p text:style-name="P978"><text:span text:style-name="T17">Ruz-e čahāršanbe:</text:span></text:p>
            <text:p text:style-name="P1322"><text:span text:style-name="T17">Bāzdid az ārāmgāh-e Dāniāl-e payāmbar.</text:span></text:p>
          </table:table-cell>
          <table:table-cell table:style-name="Table72.A1" office:value-type="string">
            <text:p text:style-name="P2123"><text:span text:style-name="T52">بازديد از آرامگاه دانيال</text:span><text:span text:style-name="T480">روز</text:span><text:span text:style-name="T52">چھارشنبه:</text:span></text:p>
          </table:table-cell>
        </table:table-row>
      </table:table>
      <table:table table:name="Table73" table:style-name="Table73">
        <table:table-column table:style-name="Table73.A" table:number-columns-repeated="3"/>
        <table:table-row table:style-name="Table73.1">
          <table:table-cell table:style-name="Table73.A1" office:value-type="string">
            <text:p text:style-name="P1006"/>
          </table:table-cell>
          <table:table-cell table:style-name="Table73.A1" office:value-type="string">
            <text:p text:style-name="P1006"/>
          </table:table-cell>
          <table:table-cell table:style-name="Table73.A1" office:value-type="string">
            <text:p text:style-name="P1015"><text:span text:style-name="T68">پيامبر.</text:span></text:p>
          </table:table-cell>
        </table:table-row>
        <table:table-row table:style-name="Table73.2">
          <table:table-cell table:style-name="Table73.A1" office:value-type="string">
            <text:p text:style-name="P1958"><text:span text:style-name="T17">Четверг: Прогулка в саду финиковых</text:span></text:p>
            <text:p text:style-name="P989"><text:span text:style-name="T17">пальм.</text:span></text:p>
          </table:table-cell>
          <table:table-cell table:style-name="Table73.A1" office:value-type="string">
            <text:p text:style-name="P1175"><text:span text:style-name="T17">Ruz-e panjšanbe: Gardeš dar bāğ-e</text:span></text:p>
            <text:p text:style-name="P989"><text:span text:style-name="T17">xormā.</text:span></text:p>
          </table:table-cell>
          <table:table-cell table:style-name="Table73.A1" office:value-type="string">
            <text:p text:style-name="P2124"><text:span text:style-name="T58">روز</text:span><text:span text:style-name="T448">پنجشنبه</text:span><text:span text:style-name="T58">:</text:span></text:p>
            <text:p text:style-name="P2125"><text:span text:style-name="T56">گردش</text:span><text:span text:style-name="T356">در</text:span><text:span text:style-name="T416">باغخرما</text:span><text:span text:style-name="T56">.</text:span></text:p>
          </table:table-cell>
        </table:table-row>
        <table:table-row table:style-name="Table73.3">
          <table:table-cell table:style-name="Table73.A1" office:value-type="string">
            <text:p text:style-name="P1907"><text:span text:style-name="T17">Пятница: (Ехать) в сторону Тегерана, столицы Ирана.</text:span></text:p>
          </table:table-cell>
          <table:table-cell table:style-name="Table73.A1" office:value-type="string">
            <text:p text:style-name="P988"><text:span text:style-name="T17">Ruz-e ādine:</text:span></text:p>
            <text:p text:style-name="P2126"><text:span text:style-name="T17">Be su-ye Tehrān, pāytaxt-e Irān.</text:span></text:p>
          </table:table-cell>
          <table:table-cell table:style-name="Table73.A1" office:value-type="string">
            <text:p text:style-name="P2127"><text:span text:style-name="T544">به</text:span><text:span text:style-name="T507">سوى تھران پايتخت</text:span><text:span text:style-name="T49">روز</text:span><text:span text:style-name="T108">آ</text:span><text:span text:style-name="T100">د</text:span><text:span text:style-name="T158">ين</text:span><text:span text:style-name="T260">ه</text:span><text:span text:style-name="T49">:</text:span></text:p>
            <text:p text:style-name="P1052"><text:span text:style-name="T190">ايران.</text:span></text:p>
          </table:table-cell>
        </table:table-row>
        <table:table-row table:style-name="Table73.4">
          <table:table-cell table:style-name="Table73.A1" office:value-type="string">
            <text:p text:style-name="P2128"><text:span text:style-name="T17">Иван: Госпожа Катрина, Вы записывайте расход группы на поездку (yād — память; yāddāšt — запись,</text:span></text:p>
            <text:p text:style-name="P989"><text:span text:style-name="T17">заметка).</text:span></text:p>
          </table:table-cell>
          <table:table-cell table:style-name="Table73.A1" office:value-type="string">
            <text:p text:style-name="P1289"><text:span text:style-name="T17">Xānom-e Kātrinā, šomā hazine-ye rāh-rā yāddāšt konid.</text:span></text:p>
          </table:table-cell>
          <table:table-cell table:style-name="Table73.A1" office:value-type="string">
            <text:p text:style-name="P2090"><text:span text:style-name="T58">خانم كاترينا، شما ھزينه</text:span></text:p>
            <text:p text:style-name="P1713"><text:span text:style-name="T52">راه را يادداشت كنيد.</text:span></text:p>
          </table:table-cell>
        </table:table-row>
        <table:table-row table:style-name="Table73.5">
          <table:table-cell table:style-name="Table73.A1" office:value-type="string">
            <text:p text:style-name="P988"><text:span text:style-name="T17">Гельмут: Да. Расход</text:span></text:p>
            <text:p text:style-name="P2129"><text:span text:style-name="T17">на топливо, питание, проживание…</text:span></text:p>
          </table:table-cell>
          <table:table-cell table:style-name="Table73.A1" office:value-type="string">
            <text:p text:style-name="P1247"><text:span text:style-name="T17">Āri. Hazine-ye suxt, xorāk, hotel va…</text:span></text:p>
          </table:table-cell>
          <table:table-cell table:style-name="Table73.A1" office:value-type="string">
            <text:p text:style-name="P2130"><text:span text:style-name="T52">آرى.</text:span><text:span text:style-name="T546">ھزينه سوخت</text:span><text:span text:style-name="T52">،</text:span></text:p>
            <text:p text:style-name="P2132"><text:span text:style-name="T51">خوراک،</text:span><text:span text:style-name="T175">ھتل و</text:span><text:span text:style-name="T51">....</text:span></text:p>
          </table:table-cell>
        </table:table-row>
        <table:table-row table:style-name="Table73.6">
          <table:table-cell table:style-name="Table73.A1" office:value-type="string">
            <text:p text:style-name="Table_20_Paragraph"><text:span text:style-name="T17">Доминик: Не беспокойтесь («беспокойными не будьте»), Иран —</text:span></text:p>
            <text:p text:style-name="P1465"><text:span text:style-name="T17">самая дешевая страна мира.</text:span></text:p>
          </table:table-cell>
          <table:table-cell table:style-name="Table73.A1" office:value-type="string">
            <text:p text:style-name="P1897"><text:span text:style-name="T17">Nagarān nabāšid, Irān arzāntarin kešvar-e jehān ast.</text:span></text:p>
          </table:table-cell>
          <table:table-cell table:style-name="Table73.A1" office:value-type="string">
            <text:p text:style-name="P2133"><text:span text:style-name="T529">ارزانترين</text:span><text:span text:style-name="T524">كشور جھان</text:span><text:span text:style-name="T58">نگران</text:span><text:span text:style-name="T121">نباشيد، ايرا</text:span><text:span text:style-name="T58">ن</text:span></text:p>
            <text:p text:style-name="P1046"><text:span text:style-name="T339">است.</text:span></text:p>
          </table:table-cell>
        </table:table-row>
        <table:table-row table:style-name="Table73.5">
          <table:table-cell table:style-name="Table73.A1" office:value-type="string">
            <text:p text:style-name="P2134"><text:span text:style-name="T17">Катрина: Сегодня на рынке Тебриза</text:span></text:p>
            <text:p text:style-name="P985"><text:span text:style-name="T17">сделаем покупки.</text:span></text:p>
          </table:table-cell>
          <table:table-cell table:style-name="Table73.A1" office:value-type="string">
            <text:p text:style-name="P1838"><text:span text:style-name="T17">Emruz az bāzār-e Tabriz xarid mikonim.</text:span></text:p>
          </table:table-cell>
          <table:table-cell table:style-name="Table73.A1" office:value-type="string">
            <text:p text:style-name="P1509"><text:span text:style-name="T52">امروز</text:span><text:span text:style-name="T484">ازبازار</text:span><text:span text:style-name="T230">تبري</text:span><text:span text:style-name="T52">ز</text:span></text:p>
            <text:p text:style-name="P1604"><text:span text:style-name="T58">خريد</text:span><text:span text:style-name="T663">مىكنيم</text:span><text:span text:style-name="T58">.</text:span></text:p>
          </table:table-cell>
        </table:table-row>
        <table:table-row table:style-name="Table73.8">
          <table:table-cell table:style-name="Table73.A1" office:value-type="string">
            <text:p text:style-name="P988"><text:span text:style-name="T17">Иван: Сегодня рынок</text:span></text:p>
            <text:p text:style-name="P989"><text:span text:style-name="T17">не работает.</text:span></text:p>
          </table:table-cell>
          <table:table-cell table:style-name="Table73.A1" office:value-type="string">
            <text:p text:style-name="P988"><text:span text:style-name="T17">Emruz bāzār kār</text:span></text:p>
            <text:p text:style-name="P989"><text:span text:style-name="T17">namikonad.</text:span></text:p>
          </table:table-cell>
          <table:table-cell table:style-name="Table73.A1" office:value-type="string">
            <text:p text:style-name="P1020"><text:span text:style-name="T52">امروز بازار كار نمٮكند.</text:span></text:p>
          </table:table-cell>
        </table:table-row>
        <table:table-row table:style-name="Table73.8">
          <table:table-cell table:style-name="Table73.A1" office:value-type="string">
            <text:p text:style-name="P988"><text:span text:style-name="T17">Катрина: Почему не</text:span></text:p>
            <text:p text:style-name="P989"><text:span text:style-name="T17">работает?</text:span></text:p>
          </table:table-cell>
          <table:table-cell table:style-name="Table73.A1" office:value-type="string">
            <text:p text:style-name="P988"><text:span text:style-name="T17">Čerā kār namikonad?</text:span></text:p>
          </table:table-cell>
          <table:table-cell table:style-name="Table73.A1" office:value-type="string">
            <text:p text:style-name="P1019"><text:span text:style-name="T55">چرا كار نمٮكند؟</text:span></text:p>
          </table:table-cell>
        </table:table-row>
        <table:table-row table:style-name="Table73.10">
          <table:table-cell table:style-name="Table73.A1" office:value-type="string">
            <text:p text:style-name="P988"><text:span text:style-name="T17">Иван: Сегодня</text:span></text:p>
            <text:p text:style-name="P985"><text:span text:style-name="T17">пятница.</text:span></text:p>
          </table:table-cell>
          <table:table-cell table:style-name="Table73.A1" office:value-type="string">
            <text:p text:style-name="P988"><text:span text:style-name="T17">Emruz ādine ast.</text:span></text:p>
          </table:table-cell>
          <table:table-cell table:style-name="Table73.A1" office:value-type="string">
            <text:p text:style-name="P1019"><text:span text:style-name="T51">امروز</text:span><text:span text:style-name="T577">آدينه است</text:span><text:span text:style-name="T51">.</text:span></text:p>
          </table:table-cell>
        </table:table-row>
        <table:table-row table:style-name="Table73.11">
          <table:table-cell table:style-name="Table73.A1" office:value-type="string">
            <text:p text:style-name="P1719"><text:span text:style-name="T17">Гельмут: Хочу купить несколько книг на персидском языке и читать их в</text:span></text:p>
            <text:p text:style-name="P989"><text:span text:style-name="T17">дороге.</text:span></text:p>
          </table:table-cell>
          <table:table-cell table:style-name="Table73.A1" office:value-type="string">
            <text:p text:style-name="P2136"><text:span text:style-name="T17">Mixāxam čand ketāb be zabān-e fārsi bexaram va dar rāh ānhā-rā bexānam.</text:span></text:p>
          </table:table-cell>
          <table:table-cell table:style-name="Table73.A1" office:value-type="string">
            <text:p text:style-name="P2137"><text:span text:style-name="T52">زبان</text:span><text:span text:style-name="T475">فارسىبخرم</text:span><text:span text:style-name="T497">و</text:span><text:span text:style-name="T475">در</text:span><text:span text:style-name="T569">مىخواھم</text:span><text:span text:style-name="T310">چند</text:span><text:span text:style-name="T666">كتاب ب</text:span><text:span text:style-name="T52">ه</text:span></text:p>
            <text:p text:style-name="P2138"><text:span text:style-name="T52">راه</text:span><text:span text:style-name="T497">آنھا</text:span><text:span text:style-name="T475">را</text:span><text:span text:style-name="T497">بخوانم</text:span><text:span text:style-name="T52">.</text:span></text:p>
          </table:table-cell>
        </table:table-row>
        <table:table-row table:style-name="Table73.1">
          <table:table-cell table:style-name="Table73.A1" office:value-type="string">
            <text:p text:style-name="P988"><text:span text:style-name="T17">Иван: Я буду</text:span></text:p>
          </table:table-cell>
          <table:table-cell table:style-name="Table73.A1" office:value-type="string">
            <text:p text:style-name="P988"><text:span text:style-name="T17">Man dar Tehrān ketāb</text:span></text:p>
          </table:table-cell>
          <table:table-cell table:style-name="Table73.A1" office:value-type="string">
            <text:p text:style-name="P1059"><text:span text:style-name="T52">من</text:span><text:span text:style-name="T542">در تھران كتاب خواھ</text:span><text:span text:style-name="T52">م</text:span></text:p>
          </table:table-cell>
        </table:table-row>
      </table:table>
      <table:table table:name="Table74" table:style-name="Table74">
        <table:table-column table:style-name="Table74.A" table:number-columns-repeated="3"/>
        <table:table-row table:style-name="Table74.1">
          <table:table-cell table:style-name="Table74.A1" office:value-type="string">
            <text:p text:style-name="P988"><text:span text:style-name="T17">покупать книги в</text:span></text:p>
            <text:p text:style-name="P989"><text:span text:style-name="T17">Тегеране.</text:span></text:p>
          </table:table-cell>
          <table:table-cell table:style-name="Table74.A1" office:value-type="string">
            <text:p text:style-name="P988"><text:span text:style-name="T17">xāham xarid.</text:span></text:p>
          </table:table-cell>
          <table:table-cell table:style-name="Table74.A1" office:value-type="string">
            <text:p text:style-name="P1035"><text:span text:style-name="T55">خريد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75" table:style-name="Table75">
        <table:table-column table:style-name="Table75.A" table:number-columns-repeated="3"/>
        <table:table-row table:style-name="Table75.1">
          <table:table-cell table:style-name="Table75.A1" office:value-type="string">
            <text:p text:style-name="P2139"><text:span text:style-name="T16">Шестнадцатая встреча</text:span></text:p>
          </table:table-cell>
          <table:table-cell table:style-name="Table75.A1" office:value-type="string">
            <text:p text:style-name="P978"><text:span text:style-name="T17">Didār-e šānzdahom</text:span></text:p>
          </table:table-cell>
          <table:table-cell table:style-name="Table75.A1" office:value-type="string">
            <text:p text:style-name="P1021"><text:span text:style-name="T55">ديدار شانزدھم</text:span></text:p>
          </table:table-cell>
        </table:table-row>
        <table:table-row table:style-name="Table75.2">
          <table:table-cell table:style-name="Table75.A1" office:value-type="string">
            <text:p text:style-name="P979"><text:span text:style-name="T17">В банке.</text:span></text:p>
          </table:table-cell>
          <table:table-cell table:style-name="Table75.A1" office:value-type="string">
            <text:p text:style-name="P979"><text:span text:style-name="T17">Dar bānk.</text:span></text:p>
          </table:table-cell>
          <table:table-cell table:style-name="Table75.A1" office:value-type="string">
            <text:p text:style-name="P1026"><text:span text:style-name="T49">در</text:span><text:span text:style-name="T159">بان</text:span><text:span text:style-name="T62">ک</text:span><text:span text:style-name="T49">.</text:span></text:p>
          </table:table-cell>
        </table:table-row>
        <table:table-row table:style-name="Table75.3">
          <table:table-cell table:style-name="Table75.A1" office:value-type="string">
            <text:p text:style-name="P978"><text:span text:style-name="T17">Иван: Друзья! Нам</text:span></text:p>
            <text:p text:style-name="P2140"><text:span text:style-name="T17">надо пойти в банк и купить томаны.</text:span></text:p>
          </table:table-cell>
          <table:table-cell table:style-name="Table75.A1" office:value-type="string">
            <text:p text:style-name="P978"><text:span text:style-name="T17">Dustān! Mā bāyad be</text:span></text:p>
            <text:p text:style-name="P1806"><text:span text:style-name="T17">bānk beravim va tomān bexarim.</text:span></text:p>
          </table:table-cell>
          <table:table-cell table:style-name="Table75.A1" office:value-type="string">
            <text:p text:style-name="P1097"><text:span text:style-name="T152">دوستان</text:span><text:span text:style-name="T49">!</text:span><text:span text:style-name="T253">م</text:span><text:span text:style-name="T136">ا</text:span><text:span text:style-name="T130">بايد</text:span><text:span text:style-name="T146">به</text:span><text:span text:style-name="T66">ب</text:span><text:span text:style-name="T119">ا</text:span><text:span text:style-name="T113">ن</text:span><text:span text:style-name="T62">ک</text:span></text:p>
            <text:p text:style-name="P1432"><text:span text:style-name="T52">برويم</text:span><text:span text:style-name="T417">و</text:span><text:span text:style-name="T358">تومانبخريم</text:span><text:span text:style-name="T417">.</text:span></text:p>
          </table:table-cell>
        </table:table-row>
        <table:table-row table:style-name="Table75.4">
          <table:table-cell table:style-name="Table75.A1" office:value-type="string">
            <text:p text:style-name="Table_20_Paragraph"><text:span text:style-name="T17">Гельмут: Почему в банке, мы можем</text:span></text:p>
            <text:p text:style-name="P1945"><text:span text:style-name="T17">купить на свободном рынке?</text:span></text:p>
          </table:table-cell>
          <table:table-cell table:style-name="Table75.A1" office:value-type="string">
            <text:p text:style-name="P1376"><text:span text:style-name="T17">Čerā be bānk, mā mitavānim az bāzār-e āzād bexarim.</text:span></text:p>
          </table:table-cell>
          <table:table-cell table:style-name="Table75.A1" office:value-type="string">
            <text:p text:style-name="P2141"><text:span text:style-name="T52">مىتوانيم</text:span><text:span text:style-name="T421">از</text:span><text:span text:style-name="T425">بازار</text:span><text:span text:style-name="T452">آزاد</text:span><text:span text:style-name="T56">چرا</text:span><text:span text:style-name="T146">به</text:span><text:span text:style-name="T159">بان</text:span><text:span text:style-name="T62">ک</text:span><text:span text:style-name="T49">،</text:span><text:span text:style-name="T79">م</text:span><text:span text:style-name="T136">ا</text:span></text:p>
            <text:p text:style-name="P1046"><text:span text:style-name="T342">بخريم.</text:span></text:p>
          </table:table-cell>
        </table:table-row>
        <table:table-row table:style-name="Table75.5">
          <table:table-cell table:style-name="Table75.A5" office:value-type="string">
            <text:p text:style-name="P994"><text:span text:style-name="T17">Катрина: Да,</text:span></text:p>
          </table:table-cell>
          <table:table-cell table:style-name="Table75.A5" office:value-type="string">
            <text:p text:style-name="P994"><text:span text:style-name="T17">Bale. Nerx-e xarid-o-</text:span></text:p>
          </table:table-cell>
          <table:table-cell table:style-name="Table75.A1" table:number-rows-spanned="5" office:value-type="string">
            <text:p text:style-name="P2142"><text:span text:style-name="T49">آرز</text:span><text:span text:style-name="T194">در</text:span><text:span text:style-name="T314">بازار</text:span><text:span text:style-name="T194">آزاد</text:span><text:span text:style-name="T168">ودر</text:span><text:span text:style-name="T52">بله.</text:span><text:span text:style-name="T198">نرخ</text:span><text:span text:style-name="T497">خريد</text:span><text:span text:style-name="T198">و</text:span><text:span text:style-name="T171">فرو</text:span><text:span text:style-name="T52">ش</text:span></text:p>
            <text:p text:style-name="P2143"><text:span text:style-name="T159">بان</text:span><text:span text:style-name="T62">ک</text:span><text:span text:style-name="T141">يكسان</text:span><text:span text:style-name="T67">است</text:span><text:span text:style-name="T49">.</text:span></text:p>
          </table:table-cell>
        </table:table-row>
        <table:table-row table:style-name="Table75.6">
          <table:table-cell table:style-name="Table75.A6" office:value-type="string">
            <text:p text:style-name="P995"><text:span text:style-name="T17">стоимость покупки и</text:span></text:p>
          </table:table-cell>
          <table:table-cell table:style-name="Table75.A6" office:value-type="string">
            <text:p text:style-name="P995"><text:span text:style-name="T17">foruš-e ārz, dar bāzār-e</text:span></text:p>
          </table:table-cell>
          <table:covered-table-cell/>
        </table:table-row>
        <table:table-row table:style-name="Table75.7">
          <table:table-cell table:style-name="Table75.A6" office:value-type="string">
            <text:p text:style-name="P995"><text:span text:style-name="T17">продажи валюты в</text:span></text:p>
          </table:table-cell>
          <table:table-cell table:style-name="Table75.A6" office:value-type="string">
            <text:p text:style-name="P995"><text:span text:style-name="T17">āzād va dar bānk</text:span></text:p>
          </table:table-cell>
          <table:covered-table-cell/>
        </table:table-row>
        <table:table-row table:style-name="Table75.7">
          <table:table-cell table:style-name="Table75.A6" office:value-type="string">
            <text:p text:style-name="P995"><text:span text:style-name="T17">банке и на свободном</text:span></text:p>
          </table:table-cell>
          <table:table-cell table:style-name="Table75.A6" office:value-type="string">
            <text:p text:style-name="P995"><text:span text:style-name="T17">yeksān ast.</text:span></text:p>
          </table:table-cell>
          <table:covered-table-cell/>
        </table:table-row>
        <table:table-row table:style-name="Table75.9">
          <table:table-cell table:style-name="Table75.C6" office:value-type="string">
            <text:p text:style-name="P999"><text:span text:style-name="T17">рынке одинакова.</text:span></text:p>
          </table:table-cell>
          <table:table-cell table:style-name="Table75.C6" office:value-type="string">
            <text:p text:style-name="P1005"/>
          </table:table-cell>
          <table:covered-table-cell/>
        </table:table-row>
        <table:table-row table:style-name="Table75.10">
          <table:table-cell table:style-name="Table75.A5" office:value-type="string">
            <text:p text:style-name="P978"><text:span text:style-name="T17">Иван: Будет не</text:span><text:span text:style-name="T20">плохо</text:span></text:p>
            <text:p text:style-name="P1563"><text:span text:style-name="T17">= ничего плохого, если сегодня купим</text:span><text:span text:style-name="T25">в</text:span></text:p>
          </table:table-cell>
          <table:table-cell table:style-name="Table75.A5" office:value-type="string">
            <text:p text:style-name="P1818"><text:span text:style-name="T17">Bad nist agar emruz az bānk bexarim.</text:span></text:p>
          </table:table-cell>
          <table:table-cell table:style-name="Table75.A5" office:value-type="string">
            <text:p text:style-name="P2144"><text:span text:style-name="T52">بد</text:span><text:span text:style-name="T203">نيست</text:span><text:span text:style-name="T433">اگر</text:span><text:span text:style-name="T209">امروزا</text:span><text:span text:style-name="T52">ز</text:span></text:p>
            <text:p text:style-name="P2145"><text:span text:style-name="T159">بان</text:span><text:span text:style-name="T62">ک</text:span><text:span text:style-name="T146">بخريم</text:span><text:span text:style-name="T49">.</text:span></text:p>
          </table:table-cell>
        </table:table-row>
        <table:table-row table:style-name="Table75.11">
          <table:table-cell table:style-name="Table75.C6" office:value-type="string">
            <text:p text:style-name="P993"><text:span text:style-name="T17">банке.</text:span></text:p>
          </table:table-cell>
          <table:table-cell table:style-name="Table75.C6" office:value-type="string">
            <text:p text:style-name="P1004"/>
          </table:table-cell>
          <table:table-cell table:style-name="Table75.C6" office:value-type="string">
            <text:p text:style-name="P1004"/>
          </table:table-cell>
        </table:table-row>
      </table:table>
      <text:p text:style-name="P9"/>
      <text:p text:style-name="P9"/>
      <text:p text:style-name="P9"/>
      <text:p text:style-name="P11"/>
      <table:table table:name="Table76" table:style-name="Table76">
        <table:table-column table:style-name="Table76.A" table:number-columns-repeated="3"/>
        <table:table-row table:style-name="Table76.1">
          <table:table-cell table:style-name="Table76.A1" office:value-type="string">
            <text:p text:style-name="P978"><text:span text:style-name="T17">Банк «Саман».</text:span></text:p>
          </table:table-cell>
          <table:table-cell table:style-name="Table76.A1" office:value-type="string">
            <text:p text:style-name="P978"><text:span text:style-name="T17">Bānk-e Sāmān.</text:span></text:p>
          </table:table-cell>
          <table:table-cell table:style-name="Table76.A1" office:value-type="string">
            <text:p text:style-name="P2146"><text:span text:style-name="T159">بان</text:span><text:span text:style-name="T62">ک</text:span><text:span text:style-name="T51">س</text:span><text:span text:style-name="T125">امان</text:span><text:span text:style-name="T49">.</text:span></text:p>
          </table:table-cell>
        </table:table-row>
        <table:table-row table:style-name="Table76.2">
          <table:table-cell table:style-name="Table76.A1" office:value-type="string">
            <text:p text:style-name="P2147"><text:span text:style-name="T17">Сотрудник банка: Что угодно, пожалуйста!</text:span></text:p>
          </table:table-cell>
          <table:table-cell table:style-name="Table76.A1" office:value-type="string">
            <text:p text:style-name="P1459"><text:span text:style-name="T17">Kārmand-e bānk: Befarmāyid, xāheš mikonam.</text:span></text:p>
          </table:table-cell>
          <table:table-cell table:style-name="Table76.A1" office:value-type="string">
            <text:p text:style-name="P1325"><text:span text:style-name="T85">كارمند</text:span><text:span text:style-name="T159">بان</text:span><text:span text:style-name="T62">ک</text:span><text:span text:style-name="T49">:</text:span><text:span text:style-name="T144">بفرماييد</text:span><text:span text:style-name="T49">،</text:span></text:p>
            <text:p text:style-name="P1404"><text:span text:style-name="T52">خواھش مىكنم.</text:span></text:p>
          </table:table-cell>
        </table:table-row>
        <table:table-row table:style-name="Table76.3">
          <table:table-cell table:style-name="Table76.A1" office:value-type="string">
            <text:p text:style-name="P1692"><text:span text:style-name="T17">Иван: Извините, где здесь валютный</text:span></text:p>
            <text:p text:style-name="P983"><text:span text:style-name="T17">отдел?</text:span></text:p>
          </table:table-cell>
          <table:table-cell table:style-name="Table76.A1" office:value-type="string">
            <text:p text:style-name="P1194"><text:span text:style-name="T17">Bebaxšid, baxš-e ārzi kojā ast?</text:span></text:p>
          </table:table-cell>
          <table:table-cell table:style-name="Table76.A1" office:value-type="string">
            <text:p text:style-name="P1018"><text:span text:style-name="T55">ببخشيد،</text:span><text:span text:style-name="T387">بخش آرزى كج</text:span><text:span text:style-name="T55">ا</text:span></text:p>
            <text:p text:style-name="P1082"><text:span text:style-name="T274">است؟</text:span></text:p>
          </table:table-cell>
        </table:table-row>
        <table:table-row table:style-name="Table76.4">
          <table:table-cell table:style-name="Table76.A4" office:value-type="string">
            <text:p text:style-name="P981"><text:span text:style-name="T17">Отдел покупки и</text:span></text:p>
          </table:table-cell>
          <table:table-cell table:style-name="Table76.A4" office:value-type="string">
            <text:p text:style-name="P981"><text:span text:style-name="T17">Baxš-e xarid-o-foruš-e</text:span></text:p>
          </table:table-cell>
          <table:table-cell table:style-name="Table76.A1" table:number-rows-spanned="6" office:value-type="string">
            <text:p text:style-name="P1974"><text:span text:style-name="T51">بخش</text:span><text:span text:style-name="T465">خريدوفروش</text:span><text:span text:style-name="T398">آر</text:span><text:span text:style-name="T51">ز</text:span></text:p>
            <text:p text:style-name="P2148"><text:span text:style-name="T52">جھان</text:span><text:span text:style-name="T230">را</text:span><text:span text:style-name="T484">در</text:span><text:span text:style-name="T310">تابلوى</text:span><text:span text:style-name="T369">مىتوانيد</text:span><text:span text:style-name="T546">ھمه</text:span><text:span text:style-name="T334">آرزھاى</text:span><text:span text:style-name="T125">اين</text:span><text:span text:style-name="T244">جااست</text:span><text:span text:style-name="T51">.</text:span><text:span text:style-name="T391">شم</text:span><text:span text:style-name="T51">ا</text:span></text:p>
            <text:p text:style-name="P1436"><text:span text:style-name="T58">روبرو</text:span><text:span text:style-name="T349">نگاه كنيد</text:span><text:span text:style-name="T58">.</text:span></text:p>
          </table:table-cell>
        </table:table-row>
        <table:table-row table:style-name="Table76.5">
          <table:table-cell table:style-name="Table76.A5" office:value-type="string">
            <text:p text:style-name="P995"><text:span text:style-name="T17">продажи валюты</text:span></text:p>
          </table:table-cell>
          <table:table-cell table:style-name="Table76.A5" office:value-type="string">
            <text:p text:style-name="P995"><text:span text:style-name="T17">ārz injā ast.</text:span></text:p>
          </table:table-cell>
          <table:covered-table-cell/>
        </table:table-row>
        <table:table-row table:style-name="Table76.6">
          <table:table-cell table:style-name="Table76.A5" office:value-type="string">
            <text:p text:style-name="P995"><text:span text:style-name="T17">здесь.</text:span></text:p>
          </table:table-cell>
          <table:table-cell table:style-name="Table76.A5" office:value-type="string">
            <text:p text:style-name="P995"><text:span text:style-name="T17">Šomā mitavānid hame-</text:span></text:p>
          </table:table-cell>
          <table:covered-table-cell/>
        </table:table-row>
        <table:table-row table:style-name="Table76.5">
          <table:table-cell table:style-name="Table76.A5" office:value-type="string">
            <text:p text:style-name="P995"><text:span text:style-name="T17">Вы можете взглянуть</text:span></text:p>
          </table:table-cell>
          <table:table-cell table:style-name="Table76.A5" office:value-type="string">
            <text:p text:style-name="P995"><text:span text:style-name="T17">ye ārz-hā-ye jehān-rā</text:span></text:p>
          </table:table-cell>
          <table:covered-table-cell/>
        </table:table-row>
        <table:table-row table:style-name="Table76.5">
          <table:table-cell table:style-name="Table76.A5" office:value-type="string">
            <text:p text:style-name="P995"><text:span text:style-name="T17">на табло, что</text:span></text:p>
          </table:table-cell>
          <table:table-cell table:style-name="Table76.A5" office:value-type="string">
            <text:p text:style-name="P995"><text:span text:style-name="T17">dar tāblo-ye ruberu</text:span></text:p>
          </table:table-cell>
          <table:covered-table-cell/>
        </table:table-row>
        <table:table-row table:style-name="Table76.5">
          <table:table-cell table:style-name="Table76.C5" office:value-type="string">
            <text:p text:style-name="P995"><text:span text:style-name="T17">напротив, на котором</text:span></text:p>
          </table:table-cell>
          <table:table-cell table:style-name="Table76.C5" office:value-type="string">
            <text:p text:style-name="P995"><text:span text:style-name="T17">negāh konid.</text:span></text:p>
          </table:table-cell>
          <table:covered-table-cell/>
        </table:table-row>
      </table:table>
      <table:table table:name="Table77" table:style-name="Table77">
        <table:table-column table:style-name="Table77.A" table:number-columns-repeated="3"/>
        <table:table-row table:style-name="Table77.1">
          <table:table-cell table:style-name="Table77.A1" office:value-type="string">
            <text:p text:style-name="P988"><text:span text:style-name="T17">показаны все курсы</text:span></text:p>
            <text:p text:style-name="P989"><text:span text:style-name="T17">мировых валют.</text:span></text:p>
          </table:table-cell>
          <table:table-cell table:style-name="Table77.A1" office:value-type="string">
            <text:p text:style-name="P1006"/>
          </table:table-cell>
          <table:table-cell table:style-name="Table77.A1" office:value-type="string">
            <text:p text:style-name="P1006"/>
          </table:table-cell>
        </table:table-row>
        <table:table-row table:style-name="Table77.2">
          <table:table-cell table:style-name="Table77.A1" office:value-type="string">
            <text:p text:style-name="P988"><text:span text:style-name="T17">Гельмут (читает):</text:span></text:p>
            <text:p text:style-name="P1000"><text:span text:style-name="T17">Один доллар равен</text:span></text:p>
            <text:p text:style-name="P989"><text:span text:style-name="T17">800 томанам.</text:span></text:p>
          </table:table-cell>
          <table:table-cell table:style-name="Table77.A1" office:value-type="string">
            <text:p text:style-name="P988"><text:span text:style-name="T17">Helmot (mixānad):</text:span></text:p>
            <text:p text:style-name="P1069"><text:span text:style-name="T17">yek dolar barābar-e haštsad tomān.</text:span></text:p>
          </table:table-cell>
          <table:table-cell table:style-name="Table77.A1" office:value-type="string">
            <text:p text:style-name="P1511"><text:span text:style-name="T152">ھلمت</text:span><text:span text:style-name="T49">)</text:span><text:span text:style-name="T81">م</text:span><text:span text:style-name="T139">ى</text:span><text:span text:style-name="T155">خواند</text:span><text:span text:style-name="T49">:(</text:span><text:span text:style-name="T61">ي</text:span><text:span text:style-name="T62">ک</text:span></text:p>
            <text:p text:style-name="P1158"><text:span text:style-name="T58">دالر</text:span><text:span text:style-name="T601">برابرھشتصد تومان</text:span><text:span text:style-name="T58">.</text:span></text:p>
          </table:table-cell>
        </table:table-row>
        <table:table-row table:style-name="Table77.3">
          <table:table-cell table:style-name="Table77.A3" office:value-type="string">
            <text:p text:style-name="P983"><text:span text:style-name="T17">Доминик: Скажите,</text:span></text:p>
          </table:table-cell>
          <table:table-cell table:style-name="Table77.A3" office:value-type="string">
            <text:p text:style-name="P983"><text:span text:style-name="T17">Xāheš mikonam</text:span></text:p>
          </table:table-cell>
          <table:table-cell table:style-name="Table77.A1" table:number-rows-spanned="5" office:value-type="string">
            <text:p text:style-name="P2149"><text:span text:style-name="T144">بيست</text:span><text:span text:style-name="T128">ي</text:span><text:span text:style-name="T108">و</text:span><text:span text:style-name="T248">ر</text:span><text:span text:style-name="T108">و</text:span><text:span text:style-name="T284">برابر</text:span><text:span text:style-name="T111">چند</text:span><text:span text:style-name="T51">سه ھزار و پانصد</text:span><text:span text:style-name="T55">و</text:span><text:span text:style-name="T667">خواھش</text:span><text:span text:style-name="T55">مىكنم بفرماييد:</text:span></text:p>
            <text:p text:style-name="P1540"><text:span text:style-name="T52">تومان</text:span><text:span text:style-name="T351">است</text:span><text:span text:style-name="T52">؟</text:span></text:p>
          </table:table-cell>
        </table:table-row>
        <table:table-row table:style-name="Table77.4">
          <table:table-cell table:style-name="Table77.A4" office:value-type="string">
            <text:p text:style-name="P995"><text:span text:style-name="T17">пожалуйста, 3520</text:span></text:p>
          </table:table-cell>
          <table:table-cell table:style-name="Table77.A4" office:value-type="string">
            <text:p text:style-name="P995"><text:span text:style-name="T17">befarmāid: se hezār-o-</text:span></text:p>
          </table:table-cell>
          <table:covered-table-cell/>
        </table:table-row>
        <table:table-row table:style-name="Table77.4">
          <table:table-cell table:style-name="Table77.A4" office:value-type="string">
            <text:p text:style-name="P995"><text:span text:style-name="T17">евро равны скольким</text:span></text:p>
          </table:table-cell>
          <table:table-cell table:style-name="Table77.A4" office:value-type="string">
            <text:p text:style-name="P995"><text:span text:style-name="T17">pansad-o-bist yuro</text:span></text:p>
          </table:table-cell>
          <table:covered-table-cell/>
        </table:table-row>
        <table:table-row table:style-name="Table77.6">
          <table:table-cell table:style-name="Table77.A4" office:value-type="string">
            <text:p text:style-name="P995"><text:span text:style-name="T17">томанам?</text:span></text:p>
          </table:table-cell>
          <table:table-cell table:style-name="Table77.A4" office:value-type="string">
            <text:p text:style-name="P995"><text:span text:style-name="T17">barābar-e čand tomān</text:span></text:p>
          </table:table-cell>
          <table:covered-table-cell/>
        </table:table-row>
        <table:table-row table:style-name="Table77.4">
          <table:table-cell table:style-name="Table77.C4" office:value-type="string">
            <text:p text:style-name="P1005"/>
          </table:table-cell>
          <table:table-cell table:style-name="Table77.C4" office:value-type="string">
            <text:p text:style-name="P995"><text:span text:style-name="T17">ast?</text:span></text:p>
          </table:table-cell>
          <table:covered-table-cell/>
        </table:table-row>
      </table:table>
      <text:p text:style-name="P9"/>
      <text:p text:style-name="P9"/>
      <text:p text:style-name="P9"/>
      <text:p text:style-name="P70"/>
      <table:table table:name="Table78" table:style-name="Table78">
        <table:table-column table:style-name="Table78.A" table:number-columns-repeated="3"/>
        <table:table-row table:style-name="Table78.1">
          <table:table-cell table:style-name="Table78.A1" office:value-type="string">
            <text:p text:style-name="P978"><text:span text:style-name="T17">В дороге.</text:span></text:p>
          </table:table-cell>
          <table:table-cell table:style-name="Table78.A1" office:value-type="string">
            <text:p text:style-name="P1206"><text:span text:style-name="T17">Dar rāh.</text:span></text:p>
          </table:table-cell>
          <table:table-cell table:style-name="Table78.A1" office:value-type="string">
            <text:p text:style-name="P1015"><text:span text:style-name="T49">در راه.</text:span></text:p>
          </table:table-cell>
        </table:table-row>
        <table:table-row table:style-name="Table78.2">
          <table:table-cell table:style-name="Table78.A2" office:value-type="string">
            <text:p text:style-name="P983"><text:span text:style-name="T17">Дорожная милиция:</text:span></text:p>
          </table:table-cell>
          <table:table-cell table:style-name="Table78.A2" office:value-type="string">
            <text:p text:style-name="P983"><text:span text:style-name="T17">Polis-e rāhnamāyi: Ist!</text:span></text:p>
          </table:table-cell>
          <table:table-cell table:style-name="Table78.A1" table:number-rows-spanned="8" office:value-type="string">
            <text:p text:style-name="P2150"><text:span text:style-name="T59">پ</text:span><text:span text:style-name="T141">ليس</text:span><text:span text:style-name="T78">ر</text:span><text:span text:style-name="T116">اھنمايى</text:span><text:span text:style-name="T49">:</text:span><text:span text:style-name="T108">ا</text:span><text:span text:style-name="T128">ي</text:span><text:span text:style-name="T60">ست</text:span><text:span text:style-name="T49">!</text:span></text:p>
            <text:p text:style-name="P2151"><text:span text:style-name="T50">گواھٮنامه</text:span><text:span text:style-name="T670">رانندگى</text:span><text:span text:style-name="T50">،</text:span></text:p>
            <text:p text:style-name="P1404"><text:span text:style-name="T52">خواھش</text:span><text:span text:style-name="T515">مىكنم</text:span><text:span text:style-name="T52">.</text:span></text:p>
            <text:p text:style-name="P2152"><text:span text:style-name="T56">خودرو</text:span><text:span text:style-name="T519">به</text:span><text:span text:style-name="T560">نام</text:span><text:span text:style-name="T519">شمااست</text:span><text:span text:style-name="T56">؟</text:span></text:p>
          </table:table-cell>
        </table:table-row>
        <table:table-row table:style-name="Table78.3">
          <table:table-cell table:style-name="Table78.A3" office:value-type="string">
            <text:p text:style-name="P995"><text:span text:style-name="T17">Стой!</text:span></text:p>
          </table:table-cell>
          <table:table-cell table:style-name="Table78.A3" office:value-type="string">
            <text:p text:style-name="P995"><text:span text:style-name="T17">Gavāhināme-ye</text:span>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Ваши водительские</text:span></text:p>
          </table:table-cell>
          <table:table-cell table:style-name="Table78.A3" office:value-type="string">
            <text:p text:style-name="P995"><text:span text:style-name="T17">rānandagi xāheš</text:span>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права, пожалуйста</text:span></text:p>
          </table:table-cell>
          <table:table-cell table:style-name="Table78.A3" office:value-type="string">
            <text:p text:style-name="P995"><text:span text:style-name="T17">mikonam. Xodrow be</text:span></text:p>
          </table:table-cell>
          <table:covered-table-cell/>
        </table:table-row>
        <table:table-row table:style-name="Table78.3">
          <table:table-cell table:style-name="Table78.A3" office:value-type="string">
            <text:p text:style-name="P995"><text:span text:style-name="T17">(gavāhi —</text:span></text:p>
          </table:table-cell>
          <table:table-cell table:style-name="Table78.A3" office:value-type="string">
            <text:p text:style-name="P995"><text:span text:style-name="T17">nām-e šomā ast?</text:span>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свидетельство)!</text:span></text:p>
          </table:table-cell>
          <table:table-cell table:style-name="Table78.A3" office:value-type="string">
            <text:p text:style-name="P1005"/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Машина на Ваше</text:span></text:p>
          </table:table-cell>
          <table:table-cell table:style-name="Table78.A3" office:value-type="string">
            <text:p text:style-name="P1005"/>
          </table:table-cell>
          <table:covered-table-cell/>
        </table:table-row>
        <table:table-row table:style-name="Table78.9">
          <table:table-cell table:style-name="Table78.C3" office:value-type="string">
            <text:p text:style-name="P999"><text:span text:style-name="T17">имя?</text:span></text:p>
          </table:table-cell>
          <table:table-cell table:style-name="Table78.C3" office:value-type="string">
            <text:p text:style-name="P1005"/>
          </table:table-cell>
          <table:covered-table-cell/>
        </table:table-row>
        <table:table-row table:style-name="Table78.10">
          <table:table-cell table:style-name="Table78.A1" office:value-type="string">
            <text:p text:style-name="Table_20_Paragraph"><text:span text:style-name="T17">Гельмут: Да.</text:span></text:p>
          </table:table-cell>
          <table:table-cell table:style-name="Table78.A1" office:value-type="string">
            <text:p text:style-name="Table_20_Paragraph"><text:span text:style-name="T17">Bale.</text:span></text:p>
          </table:table-cell>
          <table:table-cell table:style-name="Table78.A1" office:value-type="string">
            <text:p text:style-name="P1023"><text:span text:style-name="T58">بله.</text:span></text:p>
          </table:table-cell>
        </table:table-row>
        <table:table-row table:style-name="Table78.11">
          <table:table-cell table:style-name="Table78.A1" office:value-type="string">
            <text:p text:style-name="P1426"><text:span text:style-name="T17">Через какую границу заезжали в Иран?</text:span></text:p>
          </table:table-cell>
          <table:table-cell table:style-name="Table78.A1" office:value-type="string">
            <text:p text:style-name="P2046"><text:span text:style-name="T17">Az kodām marz vāred- e Irān šodid?</text:span></text:p>
          </table:table-cell>
          <table:table-cell table:style-name="Table78.A1" office:value-type="string">
            <text:p text:style-name="P1021"><text:span text:style-name="T49">از</text:span><text:span text:style-name="T414">كداممرز</text:span><text:span text:style-name="T559">واردايرا</text:span><text:span text:style-name="T49">ن</text:span></text:p>
            <text:p text:style-name="P1085"><text:span text:style-name="T282">شديد؟</text:span></text:p>
          </table:table-cell>
        </table:table-row>
        <table:table-row table:style-name="Table78.11">
          <table:table-cell table:style-name="Table78.A1" office:value-type="string">
            <text:p text:style-name="P2153"><text:span text:style-name="T17">Через границу между Ираном и Турцией.</text:span></text:p>
          </table:table-cell>
          <table:table-cell table:style-name="Table78.A1" office:value-type="string">
            <text:p text:style-name="P1976"><text:span text:style-name="T17">Az marz-e miān-e Irān va Turkiye.</text:span></text:p>
          </table:table-cell>
          <table:table-cell table:style-name="Table78.A1" office:value-type="string">
            <text:p text:style-name="P1021"><text:span text:style-name="T49">از</text:span><text:span text:style-name="T540">مرز</text:span><text:span text:style-name="T479">ميانايرانو</text:span></text:p>
            <text:p text:style-name="P1023"><text:span text:style-name="T342">تركيه.</text:span></text:p>
          </table:table-cell>
        </table:table-row>
        <table:table-row table:style-name="Table78.10">
          <table:table-cell table:style-name="Table78.A1" office:value-type="string">
            <text:p text:style-name="Table_20_Paragraph"><text:span text:style-name="T17">Куда едете?</text:span></text:p>
          </table:table-cell>
          <table:table-cell table:style-name="Table78.A1" office:value-type="string">
            <text:p text:style-name="P1187"><text:span text:style-name="T17">Be kojā miravid?</text:span></text:p>
          </table:table-cell>
          <table:table-cell table:style-name="Table78.A1" office:value-type="string">
            <text:p text:style-name="P1128"><text:span text:style-name="T52">به كجا مىرويد؟</text:span></text:p>
          </table:table-cell>
        </table:table-row>
        <table:table-row table:style-name="Table78.1">
          <table:table-cell table:style-name="Table78.A1" office:value-type="string">
            <text:p text:style-name="P978"><text:span text:style-name="T17">В город Хамадан.</text:span></text:p>
          </table:table-cell>
          <table:table-cell table:style-name="Table78.A1" office:value-type="string">
            <text:p text:style-name="P1206"><text:span text:style-name="T17">Be šahr-e Hamadān.</text:span></text:p>
          </table:table-cell>
          <table:table-cell table:style-name="Table78.A1" office:value-type="string">
            <text:p text:style-name="P1126"><text:span text:style-name="T55">به شھر ھمدان.</text:span></text:p>
          </table:table-cell>
        </table:table-row>
        <table:table-row table:style-name="Table78.2">
          <table:table-cell table:style-name="Table78.A2" office:value-type="string">
            <text:p text:style-name="P983"><text:span text:style-name="T17">Если Вам нужна</text:span></text:p>
          </table:table-cell>
          <table:table-cell table:style-name="Table78.A2" office:value-type="string">
            <text:p text:style-name="P983"><text:span text:style-name="T17">Agar komak niāz bud,</text:span></text:p>
          </table:table-cell>
          <table:table-cell table:style-name="Table78.A1" table:number-rows-spanned="7" office:value-type="string">
            <text:p text:style-name="P2154"><text:span text:style-name="T570">ب</text:span><text:span text:style-name="T571">گ</text:span><text:span text:style-name="T332">ي</text:span><text:span text:style-name="T572">ريد</text:span><text:span text:style-name="T564">،</text:span><text:span text:style-name="T51">شماره</text:span><text:span text:style-name="T79">م</text:span><text:span text:style-name="T136">ا</text:span><text:span text:style-name="T49">:</text:span><text:span text:style-name="T285">چ</text:span><text:span text:style-name="T152">ھل</text:span><text:span text:style-name="T121">پليس راھنمايىتماس</text:span><text:span text:style-name="T49">ا</text:span><text:span text:style-name="T114">گ</text:span><text:span text:style-name="T49">ر</text:span><text:span text:style-name="T148">كم</text:span><text:span text:style-name="T62">ک</text:span><text:span text:style-name="T286">ن</text:span><text:span text:style-name="T133">ياز</text:span><text:span text:style-name="T80">ب</text:span><text:span text:style-name="T137">ود</text:span><text:span text:style-name="T49">،</text:span><text:span text:style-name="T66">ب</text:span><text:span text:style-name="T119">ا</text:span></text:p>
            <text:p text:style-name="P1046"><text:span text:style-name="T144">بيست</text:span><text:span text:style-name="T108">و</text:span><text:span text:style-name="T61">ي</text:span><text:span text:style-name="T62">ک</text:span><text:span text:style-name="T49">.</text:span><text:span text:style-name="T144">بفرماييد</text:span><text:span text:style-name="T49">،</text:span></text:p>
            <text:p text:style-name="P1022"><text:span text:style-name="T55">خدا</text:span><text:span text:style-name="T490">نگھدار</text:span><text:span text:style-name="T55">.</text:span></text:p>
          </table:table-cell>
        </table:table-row>
        <table:table-row table:style-name="Table78.3">
          <table:table-cell table:style-name="Table78.A3" office:value-type="string">
            <text:p text:style-name="P995"><text:span text:style-name="T17">будет помощь,</text:span></text:p>
          </table:table-cell>
          <table:table-cell table:style-name="Table78.A3" office:value-type="string">
            <text:p text:style-name="P995"><text:span text:style-name="T17">bā polis-e rāhnamāyi</text:span>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свяжитесь с</text:span></text:p>
          </table:table-cell>
          <table:table-cell table:style-name="Table78.A3" office:value-type="string">
            <text:p text:style-name="P995"><text:span text:style-name="T17">tamās begirid, šomāre-</text:span></text:p>
          </table:table-cell>
          <table:covered-table-cell/>
        </table:table-row>
        <text:soft-page-break/>
        <table:table-row table:style-name="Table78.4">
          <table:table-cell table:style-name="Table78.A3" office:value-type="string">
            <text:p text:style-name="P995"><text:span text:style-name="T17">дорожной милицией.</text:span></text:p>
          </table:table-cell>
          <table:table-cell table:style-name="Table78.A3" office:value-type="string">
            <text:p text:style-name="P995"><text:span text:style-name="T17">ye mā: čehel bist-o-</text:span>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Наш номер: 40-21.</text:span></text:p>
          </table:table-cell>
          <table:table-cell table:style-name="Table78.A3" office:value-type="string">
            <text:p text:style-name="P995"><text:span text:style-name="T17">yek. Befarmāid, xodā</text:span></text:p>
          </table:table-cell>
          <table:covered-table-cell/>
        </table:table-row>
        <table:table-row table:style-name="Table78.4">
          <table:table-cell table:style-name="Table78.A3" office:value-type="string">
            <text:p text:style-name="P995"><text:span text:style-name="T17">Пожалуйста, до</text:span></text:p>
          </table:table-cell>
          <table:table-cell table:style-name="Table78.A3" office:value-type="string">
            <text:p text:style-name="P995"><text:span text:style-name="T17">negahdār.</text:span></text:p>
          </table:table-cell>
          <table:covered-table-cell/>
        </table:table-row>
        <table:table-row table:style-name="Table78.4">
          <table:table-cell table:style-name="Table78.C3" office:value-type="string">
            <text:p text:style-name="P995"><text:span text:style-name="T17">свидания.</text:span></text:p>
          </table:table-cell>
          <table:table-cell table:style-name="Table78.C3" office:value-type="string">
            <text:p text:style-name="P1005"/>
          </table:table-cell>
          <table:covered-table-cell/>
        </table:table-row>
      </table:table>
      <table:table table:name="Table79" table:style-name="Table79">
        <table:table-column table:style-name="Table79.A" table:number-columns-repeated="3"/>
        <table:table-row table:style-name="Table79.1">
          <table:table-cell table:style-name="Table79.A1" office:value-type="string">
            <text:p text:style-name="P988"><text:span text:style-name="T17">У врача.</text:span></text:p>
          </table:table-cell>
          <table:table-cell table:style-name="Table79.A1" office:value-type="string">
            <text:p text:style-name="P1188"><text:span text:style-name="T17">Nazd-e pezešk.</text:span></text:p>
          </table:table-cell>
          <table:table-cell table:style-name="Table79.A1" office:value-type="string">
            <text:p text:style-name="P1126"><text:span text:style-name="T55">نزد پزشك.</text:span></text:p>
          </table:table-cell>
        </table:table-row>
        <table:table-row table:style-name="Table79.2">
          <table:table-cell table:style-name="Table79.A1" office:value-type="string">
            <text:p text:style-name="P1230"><text:span text:style-name="T17">Гельмут: Друзья! У меня немного болит («делает боль»)</text:span></text:p>
            <text:p text:style-name="P986"><text:span text:style-name="T17">правое ухо.</text:span></text:p>
          </table:table-cell>
          <table:table-cell table:style-name="Table79.A1" office:value-type="string">
            <text:p text:style-name="P1680"><text:span text:style-name="T17">Dustān! Guš-e rāstam kami dard mikonad.</text:span></text:p>
          </table:table-cell>
          <table:table-cell table:style-name="Table79.A1" office:value-type="string">
            <text:p text:style-name="P2155"><text:span text:style-name="T55">دوستان!</text:span><text:span text:style-name="T565">گوش راست</text:span><text:span text:style-name="T55">م</text:span></text:p>
            <text:p text:style-name="P2156"><text:span text:style-name="T51">كمى</text:span><text:span text:style-name="T415">درد مىكند</text:span><text:span text:style-name="T51">.</text:span></text:p>
          </table:table-cell>
        </table:table-row>
        <table:table-row table:style-name="Table79.3">
          <table:table-cell table:style-name="Table79.A1" office:value-type="string">
            <text:p text:style-name="P2157"><text:span text:style-name="T17">Катрина: Когда приедем а</text:span><text:span text:style-name="T25">город:</text:span></text:p>
            <text:p text:style-name="P1865"><text:span text:style-name="T17">«после приезда в город», пойдем</text:span><text:span text:style-name="T28">в</text:span></text:p>
            <text:p text:style-name="P989"><text:span text:style-name="T17">больницу.</text:span></text:p>
          </table:table-cell>
          <table:table-cell table:style-name="Table79.A1" office:value-type="string">
            <text:p text:style-name="P1435"><text:span text:style-name="T17">Pas az rasidan be šahr, be bimārestān miravim.</text:span></text:p>
          </table:table-cell>
          <table:table-cell table:style-name="Table79.A1" office:value-type="string">
            <text:p text:style-name="P1427"><text:span text:style-name="T55">پس</text:span><text:span text:style-name="T524">از</text:span><text:span text:style-name="T555">رسيدنبهشھر</text:span><text:span text:style-name="T524">ب</text:span><text:span text:style-name="T55">ه</text:span></text:p>
            <text:p text:style-name="P2158"><text:span text:style-name="T55">بيمارستان مىرويم.</text:span></text:p>
          </table:table-cell>
        </table:table-row>
        <table:table-row table:style-name="Table79.4">
          <table:table-cell table:style-name="Table79.A1" office:value-type="string">
            <text:p text:style-name="P1843"><text:span text:style-name="T17">Доминик: Ненужно в больницу. Нужно искать («нос поворачивать») врача ухо-горло-нос (donbāl —</text:span><text:span text:style-name="T27">задняя</text:span></text:p>
            <text:p text:style-name="P989"><text:span text:style-name="T17">часть, позади, вслед).</text:span></text:p>
          </table:table-cell>
          <table:table-cell table:style-name="Table79.A1" office:value-type="string">
            <text:p text:style-name="P2159"><text:span text:style-name="T17">Niāz be bimārestān nist, bāyad donbāl-e pezešk-e guš, galu, bini begardim.</text:span></text:p>
          </table:table-cell>
          <table:table-cell table:style-name="Table79.A1" office:value-type="string">
            <text:p text:style-name="P2160"><text:span text:style-name="T50">نياز</text:span><text:span text:style-name="T353">به بيمارستان نيست</text:span><text:span text:style-name="T50">،</text:span></text:p>
            <text:p text:style-name="P2161"><text:span text:style-name="T130">بايد</text:span><text:span text:style-name="T73">د</text:span><text:span text:style-name="T143">نبال</text:span><text:span text:style-name="T86">پزش</text:span><text:span text:style-name="T62">ک</text:span><text:span text:style-name="T114">گ</text:span><text:span text:style-name="T108">و</text:span><text:span text:style-name="T49">ش،</text:span></text:p>
            <text:p text:style-name="P2162"><text:span text:style-name="T69">گ</text:span><text:span text:style-name="T121">لو</text:span><text:span text:style-name="T49">،</text:span><text:span text:style-name="T159">بينى</text:span><text:span text:style-name="T59">ب</text:span><text:span text:style-name="T73">گ</text:span><text:span text:style-name="T57">ر</text:span><text:span text:style-name="T115">ديم</text:span><text:span text:style-name="T49">.</text:span></text:p>
          </table:table-cell>
        </table:table-row>
        <table:table-row table:style-name="Table79.1">
          <table:table-cell table:style-name="Table79.A1" office:value-type="string">
            <text:p text:style-name="P988"><text:span text:style-name="T17">Иван: Где?</text:span></text:p>
          </table:table-cell>
          <table:table-cell table:style-name="Table79.A1" office:value-type="string">
            <text:p text:style-name="P988"><text:span text:style-name="T17">Kojā?</text:span></text:p>
          </table:table-cell>
          <table:table-cell table:style-name="Table79.A1" office:value-type="string">
            <text:p text:style-name="P1041"><text:span text:style-name="T52">كجا؟</text:span></text:p>
          </table:table-cell>
        </table:table-row>
        <table:table-row table:style-name="Table79.6">
          <table:table-cell table:style-name="Table79.A1" office:value-type="string">
            <text:p text:style-name="P988"><text:span text:style-name="T17">Доминик: В городе,</text:span></text:p>
            <text:p text:style-name="P989"><text:span text:style-name="T17">везде.</text:span></text:p>
          </table:table-cell>
          <table:table-cell table:style-name="Table79.A1" office:value-type="string">
            <text:p text:style-name="P988"><text:span text:style-name="T17">Dar šahr, hame jā.</text:span></text:p>
          </table:table-cell>
          <table:table-cell table:style-name="Table79.A1" office:value-type="string">
            <text:p text:style-name="P1036"><text:span text:style-name="T51">در شھر، ھمه جا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80" table:style-name="Table80">
        <table:table-column table:style-name="Table80.A" table:number-columns-repeated="3"/>
        <table:table-row table:style-name="Table80.1">
          <table:table-cell table:style-name="Table80.A1" office:value-type="string">
            <text:p text:style-name="P2163"><text:span text:style-name="T17">Катрин (читает): Доктор Язди, врач ухо-горло-нос.</text:span></text:p>
          </table:table-cell>
          <table:table-cell table:style-name="Table80.A1" office:value-type="string">
            <text:p text:style-name="P2165"><text:span text:style-name="T17">Kātrinā (mixānad): doktor Yazdi, pezešk-e guš, galu, bini.</text:span></text:p>
          </table:table-cell>
          <table:table-cell table:style-name="Table80.A1" office:value-type="string">
            <text:p text:style-name="P2169"><text:span text:style-name="T55">كاترينا</text:span><text:span text:style-name="T381">)</text:span><text:span text:style-name="T55">مىخواند:(دكتر</text:span></text:p>
            <text:p text:style-name="P2094"><text:span text:style-name="T52">يزدى،</text:span><text:span text:style-name="T546">پزشک گوش</text:span><text:span text:style-name="T52">،</text:span></text:p>
            <text:p text:style-name="P2170"><text:span text:style-name="T133">گلو،</text:span><text:span text:style-name="T286">بينى.</text:span></text:p>
          </table:table-cell>
        </table:table-row>
        <table:table-row table:style-name="Table80.2">
          <table:table-cell table:style-name="Table80.A1" office:value-type="string">
            <text:p text:style-name="P1726"><text:span text:style-name="T17">Гельмут: Добрый день, доктор. У меня</text:span></text:p>
            <text:p text:style-name="P2171"><text:span text:style-name="T17">болит ухо: «имею боль в ухе».</text:span></text:p>
          </table:table-cell>
          <table:table-cell table:style-name="Table80.A1" office:value-type="string">
            <text:p text:style-name="P1656"><text:span text:style-name="T17">Helmot: Ruz xoš, doktor. Man guš-dard dāram.</text:span></text:p>
          </table:table-cell>
          <table:table-cell table:style-name="Table80.A1" office:value-type="string">
            <text:p text:style-name="P1873"><text:span text:style-name="T51">ھلمت:</text:span><text:span text:style-name="T427">روزخوش</text:span><text:span text:style-name="T51">.</text:span><text:span text:style-name="T447">دكتر</text:span><text:span text:style-name="T51">،</text:span></text:p>
            <text:p text:style-name="P2172"><text:span text:style-name="T129">من</text:span><text:span text:style-name="T114">گ</text:span><text:span text:style-name="T108">و</text:span><text:span text:style-name="T49">شدرد د</text:span><text:span text:style-name="T108">ارم</text:span><text:span text:style-name="T270">.</text:span></text:p>
          </table:table-cell>
        </table:table-row>
        <table:table-row table:style-name="Table80.3">
          <table:table-cell table:style-name="Table80.A1" office:value-type="string">
            <text:p text:style-name="P2117"><text:span text:style-name="T17">Врач: Когда заболело Ваше ухо?</text:span></text:p>
          </table:table-cell>
          <table:table-cell table:style-name="Table80.A1" office:value-type="string">
            <text:p text:style-name="P1843"><text:span text:style-name="T17">Pezešk: Guš-e šomā az key dard mikonad?</text:span></text:p>
          </table:table-cell>
          <table:table-cell table:style-name="Table80.A1" office:value-type="string">
            <text:p text:style-name="P2173"><text:span text:style-name="T86">پزش</text:span><text:span text:style-name="T62">ک</text:span><text:span text:style-name="T49">:</text:span><text:span text:style-name="T287">گ</text:span><text:span text:style-name="T108">و</text:span><text:span text:style-name="T49">ش</text:span><text:span text:style-name="T52">ش</text:span><text:span text:style-name="T110">ما</text:span><text:span text:style-name="T108">از</text:span><text:span text:style-name="T111">كى</text:span></text:p>
            <text:p text:style-name="P2175"><text:span text:style-name="T51">درد</text:span><text:span text:style-name="T229">مىكند</text:span><text:span text:style-name="T51">؟</text:span></text:p>
          </table:table-cell>
        </table:table-row>
        <table:table-row table:style-name="Table80.4">
          <table:table-cell table:style-name="Table80.A1" office:value-type="string">
            <text:p text:style-name="P1517"><text:span text:style-name="T17">Гельмут: Со вчерашнего дня.</text:span></text:p>
          </table:table-cell>
          <table:table-cell table:style-name="Table80.A1" office:value-type="string">
            <text:p text:style-name="P978"><text:span text:style-name="T17">Az diruz.</text:span></text:p>
          </table:table-cell>
          <table:table-cell table:style-name="Table80.A1" office:value-type="string">
            <text:p text:style-name="P2176"><text:span text:style-name="T49">از</text:span><text:span text:style-name="T344">ديروز.</text:span></text:p>
          </table:table-cell>
        </table:table-row>
        <table:table-row table:style-name="Table80.5">
          <table:table-cell table:style-name="Table80.A1" office:value-type="string">
            <text:p text:style-name="P2177"><text:span text:style-name="T17">Врач: Не беспокойтесь! Я Вам («для вас») выпишу</text:span></text:p>
            <text:p text:style-name="P2178"><text:span text:style-name="T17">лекарство, оно найдется («будет в</text:span></text:p>
          </table:table-cell>
          <table:table-cell table:style-name="Table80.A1" office:value-type="string">
            <text:p text:style-name="P1562"><text:span text:style-name="T17">Negarān nabāšid! Man barāyetān dāru minevisam. Dar har</text:span></text:p>
            <text:p text:style-name="P2179"><text:span text:style-name="T17">dāruxāne peydā mišavad.</text:span></text:p>
          </table:table-cell>
          <table:table-cell table:style-name="Table80.A1" office:value-type="string">
            <text:p text:style-name="P2180"><text:span text:style-name="T55">نگران</text:span><text:span text:style-name="T299">نباشيد</text:span><text:span text:style-name="T55">!</text:span><text:span text:style-name="T299">م</text:span><text:span text:style-name="T55">ن</text:span></text:p>
            <text:p text:style-name="P2182"><text:span text:style-name="T218">در</text:span><text:span text:style-name="T452">ھر</text:span><text:span text:style-name="T425">داروخانه</text:span><text:span text:style-name="T452">پيدا</text:span><text:span text:style-name="T55">براىتان</text:span><text:span text:style-name="T672">دارومىنويسم</text:span><text:span text:style-name="T55">.</text:span></text:p>
            <text:p text:style-name="P1082"><text:span text:style-name="T441">مىشود.</text:span></text:p>
          </table:table-cell>
        </table:table-row>
      </table:table>
      <table:table table:name="Table81" table:style-name="Table81">
        <table:table-column table:style-name="Table81.A" table:number-columns-repeated="3"/>
        <table:table-row table:style-name="Table81.1">
          <table:table-cell table:style-name="Table81.A1" office:value-type="string">
            <text:p text:style-name="P988"><text:span text:style-name="T17">наличии») в любой</text:span></text:p>
            <text:p text:style-name="P989"><text:span text:style-name="T17">аптеке.</text:span></text:p>
          </table:table-cell>
          <table:table-cell table:style-name="Table81.A1" office:value-type="string">
            <text:p text:style-name="P1006"/>
          </table:table-cell>
          <table:table-cell table:style-name="Table81.A1" office:value-type="string">
            <text:p text:style-name="P1006"/>
          </table:table-cell>
        </table:table-row>
        <table:table-row table:style-name="Table81.2">
          <table:table-cell table:style-name="Table81.A1" office:value-type="string">
            <text:p text:style-name="P988"><text:span text:style-name="T17">Гельмут: Спасибо.</text:span></text:p>
          </table:table-cell>
          <table:table-cell table:style-name="Table81.A1" office:value-type="string">
            <text:p text:style-name="P988"><text:span text:style-name="T17">Sepāsgozāram.</text:span></text:p>
          </table:table-cell>
          <table:table-cell table:style-name="Table81.A1" office:value-type="string">
            <text:p text:style-name="P2026"><text:span text:style-name="T55">سپاسگزارم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82" table:style-name="Table82">
        <table:table-column table:style-name="Table82.A" table:number-columns-repeated="3"/>
        <table:table-row table:style-name="Table82.1">
          <table:table-cell table:style-name="Table82.A1" office:value-type="string">
            <text:p text:style-name="P2183"><text:span text:style-name="T16">Семнадцатая встреча</text:span></text:p>
          </table:table-cell>
          <table:table-cell table:style-name="Table82.A1" office:value-type="string">
            <text:p text:style-name="Table_20_Paragraph"><text:span text:style-name="T17">Didār-e hefdahom</text:span></text:p>
          </table:table-cell>
          <table:table-cell table:style-name="Table82.A1" office:value-type="string">
            <text:p text:style-name="P1017"><text:span text:style-name="T50">ديدار ھفدھم</text:span></text:p>
          </table:table-cell>
        </table:table-row>
        <table:table-row table:style-name="Table82.2">
          <table:table-cell table:style-name="Table82.A1" office:value-type="string">
            <text:p text:style-name="P1496"><text:span text:style-name="T17">Ширин в бюро трудоустройства (kār</text:span></text:p>
            <text:p text:style-name="P981"><text:span text:style-name="T17">+ yāftan — искать).</text:span></text:p>
          </table:table-cell>
          <table:table-cell table:style-name="Table82.A1" office:value-type="string">
            <text:p text:style-name="P1462"><text:span text:style-name="T17">Širin dar daftar-e kāryābi.</text:span></text:p>
          </table:table-cell>
          <table:table-cell table:style-name="Table82.A1" office:value-type="string">
            <text:p text:style-name="P1051"><text:span text:style-name="T58">شيرين در دفتر كاريابى.</text:span></text:p>
          </table:table-cell>
        </table:table-row>
        <table:table-row table:style-name="Table82.3">
          <table:table-cell table:style-name="Table82.A1" office:value-type="string">
            <text:p text:style-name="P1224"><text:span text:style-name="T17">Сотрудник: В каком университете Вы получили диплом?</text:span></text:p>
          </table:table-cell>
          <table:table-cell table:style-name="Table82.A1" office:value-type="string">
            <text:p text:style-name="P1734"><text:span text:style-name="T17">Kār-mand: Šomā az kodām dānešgāh kār- šenāsi gereftid?</text:span></text:p>
          </table:table-cell>
          <table:table-cell table:style-name="Table82.A1" office:value-type="string">
            <text:p text:style-name="P2184"><text:span text:style-name="T58">دانشگاه</text:span><text:span text:style-name="T551">كارشناسى</text:span><text:span text:style-name="T56">كارمند:</text:span><text:span text:style-name="T224">شماازكدا</text:span><text:span text:style-name="T56">م</text:span></text:p>
            <text:p text:style-name="P1023"><text:span text:style-name="T69">گ</text:span><text:span text:style-name="T70">ر</text:span><text:span text:style-name="T127">فتي</text:span><text:span text:style-name="T49">د</text:span><text:span text:style-name="T248">؟</text:span></text:p>
          </table:table-cell>
        </table:table-row>
        <table:table-row table:style-name="Table82.4">
          <table:table-cell table:style-name="Table82.A1" office:value-type="string">
            <text:p text:style-name="P2087"><text:span text:style-name="T17">Ш: В Астраханском университете, в</text:span></text:p>
            <text:p text:style-name="P981"><text:span text:style-name="T17">России.</text:span></text:p>
          </table:table-cell>
          <table:table-cell table:style-name="Table82.A1" office:value-type="string">
            <text:p text:style-name="P978"><text:span text:style-name="T17">Az dānešgāh-e</text:span></text:p>
            <text:p text:style-name="P1000"><text:span text:style-name="T17">Āstrāxān dar Rusiye.</text:span></text:p>
          </table:table-cell>
          <table:table-cell table:style-name="Table82.A1" office:value-type="string">
            <text:p text:style-name="P1017"><text:span text:style-name="T52">از</text:span><text:span text:style-name="T304">دانشگاه استراخان د</text:span><text:span text:style-name="T52">ر</text:span></text:p>
            <text:p text:style-name="P1046"><text:span text:style-name="T438">روسيه.</text:span></text:p>
          </table:table-cell>
        </table:table-row>
        <table:table-row table:style-name="Table82.5">
          <table:table-cell table:style-name="Table82.A1" office:value-type="string">
            <text:p text:style-name="P2185"><text:span text:style-name="T17">С: На каком факультете?</text:span></text:p>
          </table:table-cell>
          <table:table-cell table:style-name="Table82.A1" office:value-type="string">
            <text:p text:style-name="P978"><text:span text:style-name="T17">Dar če rešte-yi?</text:span></text:p>
          </table:table-cell>
          <table:table-cell table:style-name="Table82.A1" office:value-type="string">
            <text:p text:style-name="P1021"><text:span text:style-name="T56">در</text:span><text:span text:style-name="T374">چهرشتهای</text:span><text:span text:style-name="T56">؟</text:span></text:p>
          </table:table-cell>
        </table:table-row>
        <table:table-row table:style-name="Table82.6">
          <table:table-cell table:style-name="Table82.A1" office:value-type="string">
            <text:p text:style-name="P2186"><text:span text:style-name="T17">Ш: На факультете геологии.</text:span></text:p>
          </table:table-cell>
          <table:table-cell table:style-name="Table82.A1" office:value-type="string">
            <text:p text:style-name="P1615"><text:span text:style-name="T17">Dar rešte-ye zeminšenāsi.</text:span></text:p>
          </table:table-cell>
          <table:table-cell table:style-name="Table82.A1" office:value-type="string">
            <text:p text:style-name="P1018"><text:span text:style-name="T55">در رشته زمينشناسى.</text:span></text:p>
          </table:table-cell>
        </table:table-row>
        <table:table-row table:style-name="Table82.7">
          <table:table-cell table:style-name="Table82.A1" office:value-type="string">
            <text:p text:style-name="P980"><text:span text:style-name="T17">С: Сколько Вам лет?</text:span></text:p>
          </table:table-cell>
          <table:table-cell table:style-name="Table82.A1" office:value-type="string">
            <text:p text:style-name="P980"><text:span text:style-name="T17">Šomā čand sāl dārid?</text:span></text:p>
          </table:table-cell>
          <table:table-cell table:style-name="Table82.A1" office:value-type="string">
            <text:p text:style-name="P1053"><text:span text:style-name="T52">شما چند سال داريد؟</text:span></text:p>
          </table:table-cell>
        </table:table-row>
        <table:table-row table:style-name="Table82.8">
          <table:table-cell table:style-name="Table82.A1" office:value-type="string">
            <text:p text:style-name="P978"><text:span text:style-name="T17">Ш: 25 лет.</text:span></text:p>
          </table:table-cell>
          <table:table-cell table:style-name="Table82.A1" office:value-type="string">
            <text:p text:style-name="P1189"><text:span text:style-name="T17">Bist-o-panj sāl.</text:span></text:p>
          </table:table-cell>
          <table:table-cell table:style-name="Table82.A1" office:value-type="string">
            <text:p text:style-name="P1041"><text:span text:style-name="T58">بيست و پنج سال.</text:span></text:p>
          </table:table-cell>
        </table:table-row>
        <table:table-row table:style-name="Table82.9">
          <table:table-cell table:style-name="Table82.A1" office:value-type="string">
            <text:p text:style-name="P2187"><text:span text:style-name="T17">С: Сколько языков Вы знаете?</text:span></text:p>
          </table:table-cell>
          <table:table-cell table:style-name="Table82.A1" office:value-type="string">
            <text:p text:style-name="P978"><text:span text:style-name="T17">Šomā be čand zabān</text:span></text:p>
            <text:p text:style-name="P1000"><text:span text:style-name="T17">āšnā hastid?</text:span></text:p>
          </table:table-cell>
          <table:table-cell table:style-name="Table82.A1" office:value-type="string">
            <text:p text:style-name="P1042"><text:span text:style-name="T52">شما</text:span><text:span text:style-name="T546">بهچندزبان</text:span><text:span text:style-name="T347">آشن</text:span><text:span text:style-name="T52">ا</text:span></text:p>
            <text:p text:style-name="P1085"><text:span text:style-name="T130">ھستيد؟</text:span></text:p>
          </table:table-cell>
        </table:table-row>
        <table:table-row table:style-name="Table82.10">
          <table:table-cell table:style-name="Table82.A1" office:value-type="string">
            <text:p text:style-name="P978"><text:span text:style-name="T17">Ш: Два языка:</text:span></text:p>
            <text:p text:style-name="P2188"><text:span text:style-name="T17">русский и персидский.</text:span></text:p>
          </table:table-cell>
          <table:table-cell table:style-name="Table82.A1" office:value-type="string">
            <text:p text:style-name="P2189"><text:span text:style-name="T17">Be do zabān: fārsi va rusi.</text:span></text:p>
          </table:table-cell>
          <table:table-cell table:style-name="Table82.A1" office:value-type="string">
            <text:p text:style-name="P1131"><text:span text:style-name="T52">به</text:span><text:span text:style-name="T446">دوزبان</text:span><text:span text:style-name="T52">:</text:span><text:span text:style-name="T446">فارسى</text:span><text:span text:style-name="T475">و</text:span></text:p>
            <text:p text:style-name="P1046"><text:span text:style-name="T339">روسى.</text:span></text:p>
          </table:table-cell>
        </table:table-row>
        <table:table-row table:style-name="Table82.11">
          <table:table-cell table:style-name="Table82.A1" office:value-type="string">
            <text:p text:style-name="P979"><text:span text:style-name="T17">С: Вы замужем</text:span></text:p>
            <text:p text:style-name="P2166"><text:span text:style-name="T17">(«имеете супругу»), у Вас есть дети?</text:span></text:p>
          </table:table-cell>
          <table:table-cell table:style-name="Table82.A1" office:value-type="string">
            <text:p text:style-name="P1418"><text:span text:style-name="T17">Šomā ham-sar va farzand dārid?</text:span></text:p>
          </table:table-cell>
          <table:table-cell table:style-name="Table82.A1" office:value-type="string">
            <text:p text:style-name="P1051"><text:span text:style-name="T52">شما</text:span><text:span text:style-name="T334">ھمسروفرزن</text:span><text:span text:style-name="T52">د</text:span></text:p>
            <text:p text:style-name="P1082"><text:span text:style-name="T275">داريد؟</text:span></text:p>
          </table:table-cell>
        </table:table-row>
        <table:table-row table:style-name="Table82.12">
          <table:table-cell table:style-name="Table82.A1" office:value-type="string">
            <text:p text:style-name="P2121"><text:span text:style-name="T17">Ш: Нет, нету: «не имею».</text:span></text:p>
          </table:table-cell>
          <table:table-cell table:style-name="Table82.A1" office:value-type="string">
            <text:p text:style-name="P1002"><text:span text:style-name="T17">Na. Nadāram.</text:span></text:p>
          </table:table-cell>
          <table:table-cell table:style-name="Table82.A1" office:value-type="string">
            <text:p text:style-name="P1135"><text:span text:style-name="T51">نه.ندارم.</text:span></text:p>
          </table:table-cell>
        </table:table-row>
        <table:table-row table:style-name="Table82.13">
          <table:table-cell table:style-name="Table82.A1" office:value-type="string">
            <text:p text:style-name="P2190"><text:span text:style-name="T17">С: Где проживает Ваша семья?</text:span></text:p>
          </table:table-cell>
          <table:table-cell table:style-name="Table82.A1" office:value-type="string">
            <text:p text:style-name="P1464"><text:span text:style-name="T17">Xānevāde-ye šomā kojā zendegi mikonad?</text:span></text:p>
          </table:table-cell>
          <table:table-cell table:style-name="Table82.A1" office:value-type="string">
            <text:p text:style-name="P1016"><text:span text:style-name="T52">خانواده</text:span><text:span text:style-name="T446">شماكجا</text:span><text:span text:style-name="T475">زندگ</text:span><text:span text:style-name="T52">ى</text:span></text:p>
            <text:p text:style-name="P1085"><text:span text:style-name="T55">مىكند؟</text:span></text:p>
          </table:table-cell>
        </table:table-row>
        <table:table-row table:style-name="Table82.1">
          <table:table-cell table:style-name="Table82.A1" office:value-type="string">
            <text:p text:style-name="P2191"><text:span text:style-name="T17">Ш: В городе Казвине.</text:span></text:p>
          </table:table-cell>
          <table:table-cell table:style-name="Table82.A1" office:value-type="string">
            <text:p text:style-name="P978"><text:span text:style-name="T17">Dar šahr-e Qazvin.</text:span></text:p>
          </table:table-cell>
          <table:table-cell table:style-name="Table82.A1" office:value-type="string">
            <text:p text:style-name="P1021"><text:span text:style-name="T55">در شھر قزوين.</text:span></text:p>
          </table:table-cell>
        </table:table-row>
        <table:table-row table:style-name="Table82.7">
          <table:table-cell table:style-name="Table82.A1" office:value-type="string">
            <text:p text:style-name="P979"><text:span text:style-name="T17">С: Кем работают</text:span></text:p>
          </table:table-cell>
          <table:table-cell table:style-name="Table82.A1" office:value-type="string">
            <text:p text:style-name="P979"><text:span text:style-name="T17">Kār-e pedar-o-mādar-e</text:span></text:p>
          </table:table-cell>
          <table:table-cell table:style-name="Table82.A1" office:value-type="string">
            <text:p text:style-name="P1026"><text:span text:style-name="T84">كار</text:span><text:span text:style-name="T120">پ</text:span><text:span text:style-name="T49">در</text:span><text:span text:style-name="T108">و</text:span><text:span text:style-name="T261">مادر</text:span><text:span text:style-name="T110">شما</text:span></text:p>
          </table:table-cell>
        </table:table-row>
      </table:table>
      <table:table table:name="Table83" table:style-name="Table83">
        <table:table-column table:style-name="Table83.A" table:number-columns-repeated="3"/>
        <table:table-row table:style-name="Table83.1">
          <table:table-cell table:style-name="Table83.A1" office:value-type="string">
            <text:p text:style-name="P988"><text:span text:style-name="T17">Ваши родители?</text:span></text:p>
          </table:table-cell>
          <table:table-cell table:style-name="Table83.A1" office:value-type="string">
            <text:p text:style-name="P988"><text:span text:style-name="T17">šomā čist?</text:span></text:p>
          </table:table-cell>
          <table:table-cell table:style-name="Table83.A1" office:value-type="string">
            <text:p text:style-name="P1015"><text:span text:style-name="T58">چيست؟</text:span></text:p>
          </table:table-cell>
        </table:table-row>
        <table:table-row table:style-name="Table83.2">
          <table:table-cell table:style-name="Table83.A1" office:value-type="string">
            <text:p text:style-name="P2193"><text:span text:style-name="T17">Мой отец — врач, моя мать —</text:span></text:p>
            <text:p text:style-name="P989"><text:span text:style-name="T17">домохозяйка.</text:span></text:p>
          </table:table-cell>
          <table:table-cell table:style-name="Table83.A1" office:value-type="string">
            <text:p text:style-name="P1771"><text:span text:style-name="T17">Pedaram pezešk va mādaram xāne-dār ast.</text:span></text:p>
          </table:table-cell>
          <table:table-cell table:style-name="Table83.A1" office:value-type="string">
            <text:p text:style-name="P2194"><text:span text:style-name="T59">پ</text:span><text:span text:style-name="T49">د</text:span><text:span text:style-name="T108">رم</text:span><text:span text:style-name="T59">پ</text:span><text:span text:style-name="T93">زش</text:span><text:span text:style-name="T62">ک</text:span><text:span text:style-name="T108">و</text:span><text:span text:style-name="T262">م</text:span><text:span text:style-name="T160">ادرم</text:span></text:p>
            <text:p text:style-name="P2195"><text:span text:style-name="T51">خانهدار</text:span><text:span text:style-name="T367">است</text:span><text:span text:style-name="T51">.</text:span></text:p>
          </table:table-cell>
        </table:table-row>
        <table:table-row table:style-name="Table83.3">
          <table:table-cell table:style-name="Table83.A1" office:value-type="string">
            <text:p text:style-name="P1677"><text:span text:style-name="T17">С: У Вас есть братья и сестры?</text:span></text:p>
          </table:table-cell>
          <table:table-cell table:style-name="Table83.A1" office:value-type="string">
            <text:p text:style-name="P2196"><text:span text:style-name="T17">Šomā bāradar va xāhar dārid?</text:span></text:p>
          </table:table-cell>
          <table:table-cell table:style-name="Table83.A1" office:value-type="string">
            <text:p text:style-name="P1045"><text:span text:style-name="T51">شما</text:span><text:span text:style-name="T434">برادرو</text:span><text:span text:style-name="T201">خواھ</text:span><text:span text:style-name="T51">ر</text:span></text:p>
            <text:p text:style-name="P1087"><text:span text:style-name="T275">داريد؟</text:span></text:p>
          </table:table-cell>
        </table:table-row>
        <table:table-row table:style-name="Table83.3">
          <table:table-cell table:style-name="Table83.A1" office:value-type="string">
            <text:p text:style-name="P2197"><text:span text:style-name="T17">Ш: Да. Два брата и одна сестра.</text:span></text:p>
          </table:table-cell>
          <table:table-cell table:style-name="Table83.A1" office:value-type="string">
            <text:p text:style-name="P2046"><text:span text:style-name="T17">Āri. Do bāradar va yek xāhar.</text:span></text:p>
          </table:table-cell>
          <table:table-cell table:style-name="Table83.A1" office:value-type="string">
            <text:p text:style-name="P1019"><text:span text:style-name="T49">آر</text:span><text:span text:style-name="T108">ى</text:span><text:span text:style-name="T49">.د</text:span><text:span text:style-name="T108">و</text:span><text:span text:style-name="T60">برادر</text:span><text:span text:style-name="T108">و</text:span><text:span text:style-name="T128">ي</text:span><text:span text:style-name="T62">ک</text:span></text:p>
            <text:p text:style-name="P1024"><text:span text:style-name="T190">خواھر.</text:span></text:p>
          </table:table-cell>
        </table:table-row>
        <table:table-row table:style-name="Table83.3">
          <table:table-cell table:style-name="Table83.A1" office:value-type="string">
            <text:p text:style-name="P2198"><text:span text:style-name="T17">С: Они старше или младше Вас?</text:span></text:p>
          </table:table-cell>
          <table:table-cell table:style-name="Table83.A1" office:value-type="string">
            <text:p text:style-name="P2199"><text:span text:style-name="T17">Az šomā bozorgtárand yā kučektar?</text:span></text:p>
          </table:table-cell>
          <table:table-cell table:style-name="Table83.A1" office:value-type="string">
            <text:p text:style-name="P1936"><text:span text:style-name="T58">از</text:span><text:span text:style-name="T573">شما بزرگترند ي</text:span><text:span text:style-name="T58">ا</text:span></text:p>
            <text:p text:style-name="P1341"><text:span text:style-name="T55">كوچكتر؟</text:span></text:p>
          </table:table-cell>
        </table:table-row>
        <table:table-row table:style-name="Table83.6">
          <table:table-cell table:style-name="Table83.A1" office:value-type="string">
            <text:p text:style-name="P987"><text:span text:style-name="T17">Ш: Младше.</text:span></text:p>
          </table:table-cell>
          <table:table-cell table:style-name="Table83.A1" office:value-type="string">
            <text:p text:style-name="P987"><text:span text:style-name="T17">Kučektar.</text:span></text:p>
          </table:table-cell>
          <table:table-cell table:style-name="Table83.A1" office:value-type="string">
            <text:p text:style-name="P1049"><text:span text:style-name="T58">كوچكتر.</text:span></text:p>
          </table:table-cell>
        </table:table-row>
        <table:table-row table:style-name="Table83.7">
          <table:table-cell table:style-name="Table83.A1" office:value-type="string">
            <text:p text:style-name="P1774"><text:span text:style-name="T17">С: Сколько дней в</text:span></text:p>
            <text:p text:style-name="P2200"><text:span text:style-name="T17">неделю Вы можете работать?</text:span></text:p>
          </table:table-cell>
          <table:table-cell table:style-name="Table83.A1" office:value-type="string">
            <text:p text:style-name="P2201"><text:span text:style-name="T17">Čand ruz dar hafte mitavānid kār konid?</text:span></text:p>
          </table:table-cell>
          <table:table-cell table:style-name="Table83.A1" office:value-type="string">
            <text:p text:style-name="P2203"><text:span text:style-name="T55">چند</text:span><text:span text:style-name="T473">روز در ھفت</text:span><text:span text:style-name="T55">ه</text:span></text:p>
            <text:p text:style-name="P2204"><text:span text:style-name="T58">مىتوانيد</text:span><text:span text:style-name="T318">كار كنيد</text:span><text:span text:style-name="T58">؟</text:span></text:p>
          </table:table-cell>
        </table:table-row>
        <table:table-row table:style-name="Table83.8">
          <table:table-cell table:style-name="Table83.A1" office:value-type="string">
            <text:p text:style-name="P988"><text:span text:style-name="T17">Ш: Пять дней в</text:span></text:p>
            <text:p text:style-name="P989"><text:span text:style-name="T17">неделю.</text:span></text:p>
          </table:table-cell>
          <table:table-cell table:style-name="Table83.A1" office:value-type="string">
            <text:p text:style-name="P988"><text:span text:style-name="T17">Panj ruz dar hafte.</text:span></text:p>
          </table:table-cell>
          <table:table-cell table:style-name="Table83.A1" office:value-type="string">
            <text:p text:style-name="P1019"><text:span text:style-name="T55">پنج روز در ھفته.</text:span></text:p>
          </table:table-cell>
        </table:table-row>
        <table:table-row table:style-name="Table83.3">
          <table:table-cell table:style-name="Table83.A1" office:value-type="string">
            <text:p text:style-name="P1422"><text:span text:style-name="T17">С: До сих пор где Вы работали?</text:span></text:p>
          </table:table-cell>
          <table:table-cell table:style-name="Table83.A1" office:value-type="string">
            <text:p text:style-name="P2205"><text:span text:style-name="T17">Piš az in šomā kojā kār kardid?</text:span></text:p>
          </table:table-cell>
          <table:table-cell table:style-name="Table83.A1" office:value-type="string">
            <text:p text:style-name="P1019"><text:span text:style-name="T52">پيش</text:span><text:span text:style-name="T446">از</text:span><text:span text:style-name="T475">اين</text:span><text:span text:style-name="T446">شما</text:span><text:span text:style-name="T452">كجا</text:span><text:span text:style-name="T475">كا</text:span><text:span text:style-name="T52">ر</text:span></text:p>
            <text:p text:style-name="P1052"><text:span text:style-name="T121">كرديد؟</text:span></text:p>
          </table:table-cell>
        </table:table-row>
        <table:table-row table:style-name="Table83.1">
          <table:table-cell table:style-name="Table83.A1" office:value-type="string">
            <text:p text:style-name="P988"><text:span text:style-name="T17">Ш: Нигде.</text:span></text:p>
          </table:table-cell>
          <table:table-cell table:style-name="Table83.A1" office:value-type="string">
            <text:p text:style-name="P1188"><text:span text:style-name="T17">Hič jā.</text:span></text:p>
          </table:table-cell>
          <table:table-cell table:style-name="Table83.A1" office:value-type="string">
            <text:p text:style-name="P1086"><text:span text:style-name="T58">ھيچ جا.</text:span></text:p>
          </table:table-cell>
        </table:table-row>
        <table:table-row table:style-name="Table83.7">
          <table:table-cell table:style-name="Table83.A1" office:value-type="string">
            <text:p text:style-name="P2206"><text:span text:style-name="T17">С: Кроме Ирана и России Вы где-то</text:span></text:p>
            <text:p text:style-name="P985"><text:span text:style-name="T17">были?</text:span></text:p>
          </table:table-cell>
          <table:table-cell table:style-name="Table83.A1" office:value-type="string">
            <text:p text:style-name="P2207"><text:span text:style-name="T17">Bejoz Irān va Rusiye, jā-ye digari budid?</text:span></text:p>
          </table:table-cell>
          <table:table-cell table:style-name="Table83.A1" office:value-type="string">
            <text:p text:style-name="P1469"><text:span text:style-name="T51">بجز</text:span><text:span text:style-name="T549">ايرانو</text:span><text:span text:style-name="T345">روسيه،جا</text:span><text:span text:style-name="T51">ى</text:span></text:p>
            <text:p text:style-name="P2208"><text:span text:style-name="T58">ديگرى</text:span><text:span text:style-name="T675">بوديد</text:span><text:span text:style-name="T58">؟</text:span></text:p>
          </table:table-cell>
        </table:table-row>
        <table:table-row table:style-name="Table83.8">
          <table:table-cell table:style-name="Table83.A1" office:value-type="string">
            <text:p text:style-name="P987"><text:span text:style-name="T17">Ш: Нет, нигде.</text:span></text:p>
          </table:table-cell>
          <table:table-cell table:style-name="Table83.A1" office:value-type="string">
            <text:p text:style-name="P988"><text:span text:style-name="T17">Na. Jā-ye digari</text:span></text:p>
            <text:p text:style-name="P989"><text:span text:style-name="T17">nabudam.</text:span></text:p>
          </table:table-cell>
          <table:table-cell table:style-name="Table83.A1" office:value-type="string">
            <text:p text:style-name="P1133"><text:span text:style-name="T52">نه.جاى ديگرى نبودم.</text:span></text:p>
          </table:table-cell>
        </table:table-row>
        <table:table-row table:style-name="Table83.13">
          <table:table-cell table:style-name="Table83.A1" office:value-type="string">
            <text:p text:style-name="P1668"><text:span text:style-name="T17">С: У Вас есть медицинская книжка (книжечка здоровья:</text:span></text:p>
            <text:p text:style-name="Table_20_Paragraph"><text:span text:style-name="T17">«лучше + иметь =</text:span></text:p>
            <text:p text:style-name="P989"><text:span text:style-name="T17">иметь улучшение»)?</text:span></text:p>
          </table:table-cell>
          <table:table-cell table:style-name="Table83.A1" office:value-type="string">
            <text:p text:style-name="P1213"><text:span text:style-name="T17">Šomā daftar-če-ye behdāšt dārid?</text:span></text:p>
          </table:table-cell>
          <table:table-cell table:style-name="Table83.A1" office:value-type="string">
            <text:p text:style-name="P1045"><text:span text:style-name="T58">شما</text:span><text:span text:style-name="T598">دفترچه بھداش</text:span><text:span text:style-name="T58">ت</text:span></text:p>
            <text:p text:style-name="P1082"><text:span text:style-name="T275">داريد؟</text:span></text:p>
          </table:table-cell>
        </table:table-row>
        <table:table-row table:style-name="Table83.3">
          <table:table-cell table:style-name="Table83.A1" office:value-type="string">
            <text:p text:style-name="P2209"><text:span text:style-name="T17">Ш: Нет, но скоро будет готова.</text:span></text:p>
          </table:table-cell>
          <table:table-cell table:style-name="Table83.A1" office:value-type="string">
            <text:p text:style-name="P1818"><text:span text:style-name="T17">Na. Vali bezudi āmāde mišavad.</text:span></text:p>
          </table:table-cell>
          <table:table-cell table:style-name="Table83.A1" office:value-type="string">
            <text:p text:style-name="P1132"><text:span text:style-name="T54">نه</text:span><text:span text:style-name="T49">.</text:span><text:span text:style-name="T124">ولى</text:span><text:span text:style-name="T120">ب</text:span><text:span text:style-name="T248">ز</text:span><text:span text:style-name="T108">ودى</text:span><text:span text:style-name="T49">آ</text:span><text:span text:style-name="T101">ماده</text:span></text:p>
            <text:p text:style-name="P1087"><text:span text:style-name="T441">مىشود.</text:span></text:p>
          </table:table-cell>
        </table:table-row>
        <table:table-row table:style-name="Table83.1">
          <table:table-cell table:style-name="Table83.A1" office:value-type="string">
            <text:p text:style-name="P988"><text:span text:style-name="T17">С: Вы застрахованы?</text:span></text:p>
          </table:table-cell>
          <table:table-cell table:style-name="Table83.A1" office:value-type="string">
            <text:p text:style-name="P988"><text:span text:style-name="T17">Šomā bime hastid?</text:span></text:p>
          </table:table-cell>
          <table:table-cell table:style-name="Table83.A1" office:value-type="string">
            <text:p text:style-name="P1041"><text:span text:style-name="T50">شما بيمه ھستيد؟</text:span></text:p>
          </table:table-cell>
        </table:table-row>
        <table:table-row table:style-name="Table83.1">
          <table:table-cell table:style-name="Table83.A1" office:value-type="string">
            <text:p text:style-name="P988"><text:span text:style-name="T17">Ш: Нет.</text:span></text:p>
          </table:table-cell>
          <table:table-cell table:style-name="Table83.A1" office:value-type="string">
            <text:p text:style-name="P988"><text:span text:style-name="T17">Na.</text:span></text:p>
          </table:table-cell>
          <table:table-cell table:style-name="Table83.A1" office:value-type="string">
            <text:p text:style-name="P1126"><text:span text:style-name="T52">نه.</text:span></text:p>
          </table:table-cell>
        </table:table-row>
        <table:table-row table:style-name="Table83.17">
          <table:table-cell table:style-name="Table83.A1" office:value-type="string">
            <text:p text:style-name="P2210"><text:span text:style-name="T17">С: Вы знакомы с написанием компьюторных</text:span></text:p>
            <text:p text:style-name="P989"><text:span text:style-name="T17">программ?</text:span></text:p>
          </table:table-cell>
          <table:table-cell table:style-name="Table83.A1" office:value-type="string">
            <text:p text:style-name="P2211"><text:span text:style-name="T17">Šomā bā barnāme- nevisi-ye kāmpyuter āšnāyi dārid?</text:span></text:p>
          </table:table-cell>
          <table:table-cell table:style-name="Table83.A1" office:value-type="string">
            <text:p text:style-name="P2212"><text:span text:style-name="T121">شمابا برنامهنويسى</text:span></text:p>
            <text:p text:style-name="P2214"><text:span text:style-name="T51">كام</text:span><text:span text:style-name="T120">پ</text:span><text:span text:style-name="T286">ي</text:span><text:span text:style-name="T68">وتر</text:span><text:span text:style-name="T49">آ</text:span><text:span text:style-name="T68">ش</text:span><text:span text:style-name="T133">نايى</text:span><text:span text:style-name="T263">داريد</text:span><text:span text:style-name="T85">؟</text:span></text:p>
          </table:table-cell>
        </table:table-row>
      </table:table>
      <table:table table:name="Table84" table:style-name="Table84">
        <table:table-column table:style-name="Table84.A" table:number-columns-repeated="3"/>
        <text:soft-page-break/>
        <table:table-row table:style-name="Table84.1">
          <table:table-cell table:style-name="Table84.A1" office:value-type="string">
            <text:p text:style-name="P988"><text:span text:style-name="T17">Ш: Да.</text:span></text:p>
          </table:table-cell>
          <table:table-cell table:style-name="Table84.A1" office:value-type="string">
            <text:p text:style-name="P988"><text:span text:style-name="T17">Bale.</text:span></text:p>
          </table:table-cell>
          <table:table-cell table:style-name="Table84.A1" office:value-type="string">
            <text:p text:style-name="P1015"><text:span text:style-name="T50">بله.</text:span></text:p>
          </table:table-cell>
        </table:table-row>
        <table:table-row table:style-name="Table84.2">
          <table:table-cell table:style-name="Table84.A1" office:value-type="string">
            <text:p text:style-name="P987"><text:span text:style-name="T17">С: Ваши увлечения?</text:span></text:p>
          </table:table-cell>
          <table:table-cell table:style-name="Table84.A1" office:value-type="string">
            <text:p text:style-name="P988"><text:span text:style-name="T17">Sar-garmi-ye šomā</text:span></text:p>
            <text:p text:style-name="P989"><text:span text:style-name="T17">čist?</text:span></text:p>
          </table:table-cell>
          <table:table-cell table:style-name="Table84.A1" office:value-type="string">
            <text:p text:style-name="P1048"><text:span text:style-name="T93">سر</text:span><text:span text:style-name="T114">گ</text:span><text:span text:style-name="T82">رمى</text:span><text:span text:style-name="T110">شما</text:span><text:span text:style-name="T125">چ</text:span><text:span text:style-name="T80">ي</text:span><text:span text:style-name="T137">ست؟</text:span></text:p>
          </table:table-cell>
        </table:table-row>
        <table:table-row table:style-name="Table84.3">
          <table:table-cell table:style-name="Table84.A1" office:value-type="string">
            <text:p text:style-name="P2076"><text:span text:style-name="T17">Ш: Чтение книг, переписка, съемка на камеру, коллекционирование редких («мало- находящихся»)</text:span></text:p>
            <text:p text:style-name="P989"><text:span text:style-name="T17">камней.</text:span></text:p>
          </table:table-cell>
          <table:table-cell table:style-name="Table84.A1" office:value-type="string">
            <text:p text:style-name="P1656"><text:span text:style-name="T17">Ketāb-xāni, nāme- negāri, film-bardāri, gerdāvari-ye sang-hā- ye kamyāb.</text:span></text:p>
          </table:table-cell>
          <table:table-cell table:style-name="Table84.A1" office:value-type="string">
            <text:p text:style-name="P2216"><text:span text:style-name="T120">في</text:span><text:span text:style-name="T137">ل</text:span><text:span text:style-name="T80">م</text:span><text:span text:style-name="T288">بردارى</text:span><text:span text:style-name="T49">،</text:span><text:span text:style-name="T114">گ</text:span><text:span text:style-name="T49">رد</text:span><text:span text:style-name="T108">آ</text:span><text:span text:style-name="T49">ورى</text:span><text:span text:style-name="T131">كتا</text:span><text:span text:style-name="T49">ب</text:span><text:span text:style-name="T83">خوانى</text:span><text:span text:style-name="T49">،</text:span><text:span text:style-name="T145">نا</text:span><text:span text:style-name="T91">مه</text:span><text:span text:style-name="T113">ن</text:span><text:span text:style-name="T73">گ</text:span><text:span text:style-name="T161">ا</text:span><text:span text:style-name="T102">رى</text:span><text:span text:style-name="T49">،</text:span></text:p>
            <text:p text:style-name="P2217"><text:span text:style-name="T55">سنگھاى كمياب.</text:span></text:p>
          </table:table-cell>
        </table:table-row>
        <table:table-row table:style-name="Table84.4">
          <table:table-cell table:style-name="Table84.A1" office:value-type="string">
            <text:p text:style-name="P988"><text:span text:style-name="T17">С: Номер Вашего</text:span></text:p>
            <text:p text:style-name="P2218"><text:span text:style-name="T17">мобильного телефона?</text:span></text:p>
          </table:table-cell>
          <table:table-cell table:style-name="Table84.A1" office:value-type="string">
            <text:p text:style-name="P988"><text:span text:style-name="T17">Šomāre-ye telefon-e</text:span></text:p>
            <text:p text:style-name="P1460"><text:span text:style-name="T17">hamrāh šomā čand ast?</text:span></text:p>
          </table:table-cell>
          <table:table-cell table:style-name="Table84.A1" office:value-type="string">
            <text:p text:style-name="P2219"><text:span text:style-name="T52">شماره</text:span><text:span text:style-name="T403">تلفنھمراهشم</text:span><text:span text:style-name="T52">ا</text:span></text:p>
            <text:p text:style-name="P1665"><text:span text:style-name="T51">چند است؟</text:span></text:p>
          </table:table-cell>
        </table:table-row>
        <table:table-row table:style-name="Table84.5">
          <table:table-cell table:style-name="Table84.A1" office:value-type="string">
            <text:p text:style-name="P988"><text:span text:style-name="T17">Ш: 95-77-60.</text:span></text:p>
          </table:table-cell>
          <table:table-cell table:style-name="Table84.A1" office:value-type="string">
            <text:p text:style-name="P1160"><text:span text:style-name="T17">Navad-o-panj haftad- o-haft šast.</text:span></text:p>
          </table:table-cell>
          <table:table-cell table:style-name="Table84.A1" office:value-type="string">
            <text:p text:style-name="P2220"><text:span text:style-name="T55">نود</text:span><text:span text:style-name="T445">و</text:span><text:span text:style-name="T451">پنج</text:span><text:span text:style-name="T719">—</text:span><text:span text:style-name="T451">ھفتاد</text:span><text:span text:style-name="T445">و</text:span></text:p>
            <text:p text:style-name="P2222"><text:span text:style-name="T55">ھفت</text:span><text:span text:style-name="T451">—</text:span><text:span text:style-name="T55">شصت.</text:span></text:p>
          </table:table-cell>
        </table:table-row>
        <table:table-row table:style-name="Table84.6">
          <table:table-cell table:style-name="Table84.A1" office:value-type="string">
            <text:p text:style-name="P2223"><text:span text:style-name="T17">С: Номер Вашего домашнего</text:span></text:p>
            <text:p text:style-name="P989"><text:span text:style-name="T17">телефона?</text:span></text:p>
          </table:table-cell>
          <table:table-cell table:style-name="Table84.A1" office:value-type="string">
            <text:p text:style-name="P1710"><text:span text:style-name="T17">Šomāre-ye telefon-e xāne?</text:span></text:p>
          </table:table-cell>
          <table:table-cell table:style-name="Table84.A1" office:value-type="string">
            <text:p text:style-name="P1020"><text:span text:style-name="T55">شماره تلفن خانه؟</text:span></text:p>
          </table:table-cell>
        </table:table-row>
        <table:table-row table:style-name="Table84.7">
          <table:table-cell table:style-name="Table84.A1" office:value-type="string">
            <text:p text:style-name="P988"><text:span text:style-name="T17">Ш: 65-44-21.</text:span></text:p>
          </table:table-cell>
          <table:table-cell table:style-name="Table84.A1" office:value-type="string">
            <text:p text:style-name="P1430"><text:span text:style-name="T17">Šast-o-panj čehel-o- čahār bist-o-yek.</text:span></text:p>
          </table:table-cell>
          <table:table-cell table:style-name="Table84.A1" office:value-type="string">
            <text:p text:style-name="P2224"><text:span text:style-name="T52">شصت</text:span><text:span text:style-name="T425">و</text:span><text:span text:style-name="T505">پنج</text:span><text:span text:style-name="T421">—چھل</text:span><text:span text:style-name="T425">و</text:span></text:p>
            <text:p text:style-name="P2225"><text:span text:style-name="T51">چ</text:span><text:span text:style-name="T152">ھ</text:span><text:span text:style-name="T93">ار</text:span><text:span text:style-name="T49">—</text:span><text:span text:style-name="T94">ب</text:span><text:span text:style-name="T144">يست</text:span><text:span text:style-name="T108">و</text:span><text:span text:style-name="T61">ي</text:span><text:span text:style-name="T62">ک</text:span><text:span text:style-name="T49">.</text:span></text:p>
          </table:table-cell>
        </table:table-row>
        <table:table-row table:style-name="Table84.1">
          <table:table-cell table:style-name="Table84.A1" office:value-type="string">
            <text:p text:style-name="P988"><text:span text:style-name="T17">С: Домашний адрес?</text:span></text:p>
          </table:table-cell>
          <table:table-cell table:style-name="Table84.A1" office:value-type="string">
            <text:p text:style-name="P988"><text:span text:style-name="T17">Nešāni-ye xāne?</text:span></text:p>
          </table:table-cell>
          <table:table-cell table:style-name="Table84.A1" office:value-type="string">
            <text:p text:style-name="P1041"><text:span text:style-name="T58">نشانى خانه؟</text:span></text:p>
          </table:table-cell>
        </table:table-row>
        <table:table-row table:style-name="Table84.9">
          <table:table-cell table:style-name="Table84.A1" office:value-type="string">
            <text:p text:style-name="P1334"><text:span text:style-name="T17">Ш: г. Казвин, ул. Джами, кв. 40, Ширин Сасани.</text:span></text:p>
          </table:table-cell>
          <table:table-cell table:style-name="Table84.A1" office:value-type="string">
            <text:p text:style-name="P1818"><text:span text:style-name="T17">Qazvin, xiābān-e Jāmi, pelāk-e čehel, Širin-e Sāsāni.</text:span></text:p>
          </table:table-cell>
          <table:table-cell table:style-name="Table84.A1" office:value-type="string">
            <text:p text:style-name="P2226"><text:span text:style-name="T590">پ</text:span><text:span text:style-name="T637">ا</text:span><text:span text:style-name="T591">ل</text:span><text:span text:style-name="T636">ک</text:span><text:span text:style-name="T125">چ</text:span><text:span text:style-name="T137">ھ</text:span><text:span text:style-name="T80">ل</text:span><text:span text:style-name="T49">،</text:span><text:span text:style-name="T72">ش</text:span><text:span text:style-name="T140">يرين</text:span><text:span text:style-name="T55">قزوين، خيابان جامى,</text:span></text:p>
            <text:p text:style-name="P2227"><text:span text:style-name="T55">ساسانى.</text:span></text:p>
          </table:table-cell>
        </table:table-row>
        <table:table-row table:style-name="Table84.10">
          <table:table-cell table:style-name="Table84.A1" office:value-type="string">
            <text:p text:style-name="P2074"><text:span text:style-name="T17">С: Мы скоро с Вами свяжемся.</text:span></text:p>
          </table:table-cell>
          <table:table-cell table:style-name="Table84.A1" office:value-type="string">
            <text:p text:style-name="P1729"><text:span text:style-name="T17">Mā bezudi bā šomā tamās xāhim gereft.</text:span></text:p>
          </table:table-cell>
          <table:table-cell table:style-name="Table84.A1" office:value-type="string">
            <text:p text:style-name="P2228"><text:span text:style-name="T56">ما</text:span><text:span text:style-name="T385">بزودى</text:span><text:span text:style-name="T224">باشما</text:span><text:span text:style-name="T385">تما</text:span><text:span text:style-name="T56">س</text:span></text:p>
            <text:p text:style-name="P2229"><text:span text:style-name="T121">خواھيم</text:span><text:span text:style-name="T114">گ</text:span><text:span text:style-name="T58">ر</text:span><text:span text:style-name="T121">فت</text:span><text:span text:style-name="T49">.</text:span></text:p>
          </table:table-cell>
        </table:table-row>
        <table:table-row table:style-name="Table84.4">
          <table:table-cell table:style-name="Table84.A1" office:value-type="string">
            <text:p text:style-name="P988"><text:span text:style-name="T17">Ш: До свидания («в</text:span></text:p>
            <text:p text:style-name="P2230"><text:span text:style-name="T17">надежде на встречу»).</text:span></text:p>
          </table:table-cell>
          <table:table-cell table:style-name="Table84.A1" office:value-type="string">
            <text:p text:style-name="P988"><text:span text:style-name="T17">Be omid-e didār.</text:span></text:p>
          </table:table-cell>
          <table:table-cell table:style-name="Table84.A1" office:value-type="string">
            <text:p text:style-name="P1139"><text:span text:style-name="T52">به اميد ديدار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85" table:style-name="Table85">
        <table:table-column table:style-name="Table85.A" table:number-columns-repeated="3"/>
        <table:table-row table:style-name="Table85.1">
          <table:table-cell table:style-name="Table85.A1" office:value-type="string">
            <text:p text:style-name="P2231"><text:span text:style-name="T16">Восемнадцатая встреча</text:span></text:p>
          </table:table-cell>
          <table:table-cell table:style-name="Table85.A1" office:value-type="string">
            <text:p text:style-name="Table_20_Paragraph"><text:span text:style-name="T17">Didār-e hijdahom</text:span></text:p>
          </table:table-cell>
          <table:table-cell table:style-name="Table85.A1" office:value-type="string">
            <text:p text:style-name="P1017"><text:span text:style-name="T58">ديدار ھيجدھم</text:span></text:p>
          </table:table-cell>
        </table:table-row>
        <table:table-row table:style-name="Table85.2">
          <table:table-cell table:style-name="Table85.A1" office:value-type="string">
            <text:p text:style-name="P980"><text:span text:style-name="T17">Друзья в городе</text:span></text:p>
            <text:p text:style-name="P983"><text:span text:style-name="T17">Хамадане.</text:span></text:p>
          </table:table-cell>
          <table:table-cell table:style-name="Table85.A1" office:value-type="string">
            <text:p text:style-name="P980"><text:span text:style-name="T17">Dustān dar šahr-e</text:span></text:p>
            <text:p text:style-name="P983"><text:span text:style-name="T17">Hamadān.</text:span></text:p>
          </table:table-cell>
          <table:table-cell table:style-name="Table85.A1" office:value-type="string">
            <text:p text:style-name="P1051"><text:span text:style-name="T52">دوستان در شھر ھمدان.</text:span></text:p>
          </table:table-cell>
        </table:table-row>
        <table:table-row table:style-name="Table85.3">
          <table:table-cell table:style-name="Table85.A1" office:value-type="string">
            <text:p text:style-name="P1203"><text:span text:style-name="T17">И: В какую гостиницу поедем?</text:span></text:p>
          </table:table-cell>
          <table:table-cell table:style-name="Table85.A1" office:value-type="string">
            <text:p text:style-name="P1260"><text:span text:style-name="T17">Be kodām hotel beravim? Sinā, Āzādi,</text:span></text:p>
          </table:table-cell>
          <table:table-cell table:style-name="Table85.A1" office:value-type="string">
            <text:p text:style-name="P2232"><text:span text:style-name="T58">به</text:span><text:span text:style-name="T516">كدام ھتل برويم</text:span><text:span text:style-name="T58">؟</text:span></text:p>
            <text:p text:style-name="P2233"><text:span text:style-name="T52">"سينا"،</text:span><text:span text:style-name="T677">"</text:span><text:span text:style-name="T52">آزادى"،</text:span></text:p>
          </table:table-cell>
        </table:table-row>
      </table:table>
      <table:table table:name="Table86" table:style-name="Table86">
        <table:table-column table:style-name="Table86.A" table:number-columns-repeated="3"/>
        <table:table-row table:style-name="Table86.1">
          <table:table-cell table:style-name="Table86.A1" office:value-type="string">
            <text:p text:style-name="P988"><text:span text:style-name="T17">Сина, Азади?</text:span></text:p>
            <text:p text:style-name="P989"><text:span text:style-name="T17">Экбатан?</text:span></text:p>
          </table:table-cell>
          <table:table-cell table:style-name="Table86.A1" office:value-type="string">
            <text:p text:style-name="P988"><text:span text:style-name="T17">Ekbātān?</text:span></text:p>
          </table:table-cell>
          <table:table-cell table:style-name="Table86.A1" office:value-type="string">
            <text:p text:style-name="P1045"><text:span text:style-name="T58">"اكباتان"؟</text:span></text:p>
          </table:table-cell>
        </table:table-row>
        <table:table-row table:style-name="Table86.2">
          <table:table-cell table:style-name="Table86.A1" office:value-type="string">
            <text:p text:style-name="P2234"><text:span text:style-name="T17">К: Сколько звезд у этих гостиниц?</text:span></text:p>
          </table:table-cell>
          <table:table-cell table:style-name="Table86.A1" office:value-type="string">
            <text:p text:style-name="P1771"><text:span text:style-name="T17">In hotel-hā čand setāre hastand?</text:span></text:p>
          </table:table-cell>
          <table:table-cell table:style-name="Table86.A1" office:value-type="string">
            <text:p text:style-name="P1045"><text:span text:style-name="T50">اين</text:span><text:span text:style-name="T678">ھتلھا چند ستار</text:span><text:span text:style-name="T50">ه</text:span></text:p>
            <text:p text:style-name="P1087"><text:span text:style-name="T133">ھستند؟</text:span></text:p>
          </table:table-cell>
        </table:table-row>
        <table:table-row table:style-name="Table86.3">
          <table:table-cell table:style-name="Table86.A1" office:value-type="string">
            <text:p text:style-name="P1067"><text:span text:style-name="T17">И: Сина — пять звезд, Азади и</text:span></text:p>
            <text:p text:style-name="P1250"><text:span text:style-name="T17">Экбатан — четыре звезды.</text:span></text:p>
          </table:table-cell>
          <table:table-cell table:style-name="Table86.A1" office:value-type="string">
            <text:p text:style-name="P1821"><text:span text:style-name="T17">Sinā panj setāre, Āzādi va Ekbātān čahār setāre</text:span><text:span text:style-name="T26">hastand.</text:span></text:p>
          </table:table-cell>
          <table:table-cell table:style-name="Table86.A1" office:value-type="string">
            <text:p text:style-name="P2235"><text:span text:style-name="T51">"آزادى"و"اكباتان"</text:span><text:span text:style-name="T58">"سينا"پنج ستاره،</text:span></text:p>
            <text:p text:style-name="P1493"><text:span text:style-name="T236">چھار</text:span><text:span text:style-name="T184">ستاره ھستند</text:span><text:span text:style-name="T58">.</text:span></text:p>
          </table:table-cell>
        </table:table-row>
        <table:table-row table:style-name="Table86.4">
          <table:table-cell table:style-name="Table86.A1" office:value-type="string">
            <text:p text:style-name="P988"><text:span text:style-name="T17">К: Лучше взглянуть</text:span></text:p>
            <text:p text:style-name="P2236"><text:span text:style-name="T17">на все эти гостиницы поближе: «из близи».</text:span></text:p>
          </table:table-cell>
          <table:table-cell table:style-name="Table86.A1" office:value-type="string">
            <text:p text:style-name="P988"><text:span text:style-name="T17">Behtar ast hame-ye</text:span></text:p>
            <text:p text:style-name="P1263"><text:span text:style-name="T17">hotel-hā-rā az nazdik bebinim.</text:span></text:p>
          </table:table-cell>
          <table:table-cell table:style-name="Table86.A1" office:value-type="string">
            <text:p text:style-name="P2099"><text:span text:style-name="T680">بھتر</text:span><text:span text:style-name="T55">است ھمه ھتلھا را</text:span></text:p>
            <text:p text:style-name="P2239"><text:span text:style-name="T49">از</text:span><text:span text:style-name="T140">نزدي</text:span><text:span text:style-name="T62">ک</text:span><text:span text:style-name="T103">ب</text:span><text:span text:style-name="T162">بينيم</text:span><text:span text:style-name="T248">.</text:span></text:p>
          </table:table-cell>
        </table:table-row>
        <table:table-row table:style-name="Table86.4">
          <table:table-cell table:style-name="Table86.A1" office:value-type="string">
            <text:p text:style-name="P1515"><text:span text:style-name="T17">Г: Гостиница Сина находится напротив</text:span></text:p>
            <text:p text:style-name="P985"><text:span text:style-name="T17">мавзолея Ибн-Сины.</text:span></text:p>
          </table:table-cell>
          <table:table-cell table:style-name="Table86.A1" office:value-type="string">
            <text:p text:style-name="P988"><text:span text:style-name="T17">Hotel Sinā ruberu-ye</text:span></text:p>
            <text:p text:style-name="Table_20_Paragraph"><text:span text:style-name="T17">ārāmgāh-e Sinā ast.</text:span></text:p>
          </table:table-cell>
          <table:table-cell table:style-name="Table86.A1" office:value-type="string">
            <text:p text:style-name="P2240"><text:span text:style-name="T55">ھتل"سينا"روبهروى</text:span></text:p>
            <text:p text:style-name="P2242"><text:span text:style-name="T52">آرامگاه سينا است.</text:span></text:p>
          </table:table-cell>
        </table:table-row>
        <table:table-row table:style-name="Table86.6">
          <table:table-cell table:style-name="Table86.A1" office:value-type="string">
            <text:p text:style-name="P1780"><text:span text:style-name="T17">К: Гостиница Азади дальше и ее комнаты</text:span></text:p>
            <text:p text:style-name="P989"><text:span text:style-name="T17">меньше.</text:span></text:p>
          </table:table-cell>
          <table:table-cell table:style-name="Table86.A1" office:value-type="string">
            <text:p text:style-name="P1692"><text:span text:style-name="T17">Hotel Āzādi durtar va otāq-hā-yeš kučektar</text:span></text:p>
            <text:p text:style-name="P989"><text:span text:style-name="T17">ast.</text:span></text:p>
          </table:table-cell>
          <table:table-cell table:style-name="Table86.A1" office:value-type="string">
            <text:p text:style-name="P2243"><text:span text:style-name="T51">ھتل</text:span><text:span text:style-name="T175">آزادىدورتر</text:span><text:span text:style-name="T181">و</text:span></text:p>
            <text:p text:style-name="P1542"><text:span text:style-name="T55">اتاقھايش</text:span><text:span text:style-name="T228">كوچكتراست</text:span><text:span text:style-name="T55">.</text:span></text:p>
          </table:table-cell>
        </table:table-row>
        <table:table-row table:style-name="Table86.7">
          <table:table-cell table:style-name="Table86.A7" office:value-type="string">
            <text:p text:style-name="P988"><text:span text:style-name="T17">Д: Гостиница</text:span></text:p>
            <text:p text:style-name="P2244"><text:span text:style-name="T17">Экбатан неплохая. Но сейчас в ней нет</text:span></text:p>
          </table:table-cell>
          <table:table-cell table:style-name="Table86.A7" office:value-type="string">
            <text:p text:style-name="P1853"><text:span text:style-name="T17">Hotel Ekbātān bad nist vali emruz jā nadārad.</text:span></text:p>
          </table:table-cell>
          <table:table-cell table:style-name="Table86.A7" office:value-type="string">
            <text:p text:style-name="P1291"><text:span text:style-name="T58">ھتل</text:span><text:span text:style-name="T205">اكباتانبدنيستول</text:span><text:span text:style-name="T58">ى</text:span></text:p>
            <text:p text:style-name="P2246"><text:span text:style-name="T49">امروز</text:span><text:span text:style-name="T217">جا ندارد</text:span><text:span text:style-name="T49">.</text:span></text:p>
          </table:table-cell>
        </table:table-row>
        <table:table-row table:style-name="Table86.8">
          <table:table-cell table:style-name="Table86.A8" office:value-type="string">
            <text:p text:style-name="P992"><text:span text:style-name="T17">мест.</text:span></text:p>
          </table:table-cell>
          <table:table-cell table:style-name="Table86.A8" office:value-type="string">
            <text:p text:style-name="P1005"/>
          </table:table-cell>
          <table:table-cell table:style-name="Table86.A8" office:value-type="string">
            <text:p text:style-name="P1005"/>
          </table:table-cell>
        </table:table-row>
        <table:table-row table:style-name="Table86.9">
          <table:table-cell table:style-name="Table86.A7" office:value-type="string">
            <text:p text:style-name="P981"><text:span text:style-name="T17">И: В гостинице Сина</text:span></text:p>
          </table:table-cell>
          <table:table-cell table:style-name="Table86.A7" office:value-type="string">
            <text:p text:style-name="P981"><text:span text:style-name="T17">Dar darun-e hotel</text:span></text:p>
          </table:table-cell>
          <table:table-cell table:style-name="Table86.A1" table:number-rows-spanned="6" office:value-type="string">
            <text:p text:style-name="P2247"><text:span text:style-name="T55">در درون ھتل سينا:</text:span></text:p>
            <text:p text:style-name="P1819"><text:span text:style-name="T55">فروشگاه،</text:span><text:span text:style-name="T405">استخر،</text:span><text:span text:style-name="T400">سينما</text:span><text:span text:style-name="T55">،</text:span></text:p>
            <text:p text:style-name="P1568"><text:span text:style-name="T58">كتابفروشى</text:span><text:span text:style-name="T247">نيز ھست</text:span><text:span text:style-name="T58">.</text:span></text:p>
          </table:table-cell>
        </table:table-row>
        <table:table-row table:style-name="Table86.10">
          <table:table-cell table:style-name="Table86.A10" office:value-type="string">
            <text:p text:style-name="P995"><text:span text:style-name="T17">также есть магазин,</text:span></text:p>
          </table:table-cell>
          <table:table-cell table:style-name="Table86.A10" office:value-type="string">
            <text:p text:style-name="P995"><text:span text:style-name="T17">Sinā: forušgāh, estaxr,</text:span></text:p>
          </table:table-cell>
          <table:covered-table-cell/>
        </table:table-row>
        <table:table-row table:style-name="Table86.11">
          <table:table-cell table:style-name="Table86.A10" office:value-type="string">
            <text:p text:style-name="P995"><text:span text:style-name="T17">бассейн, кинозал,</text:span></text:p>
          </table:table-cell>
          <table:table-cell table:style-name="Table86.A10" office:value-type="string">
            <text:p text:style-name="P995"><text:span text:style-name="T17">sinemā, ketāb-foruši</text:span></text:p>
          </table:table-cell>
          <table:covered-table-cell/>
        </table:table-row>
        <table:table-row table:style-name="Table86.10">
          <table:table-cell table:style-name="Table86.A10" office:value-type="string">
            <text:p text:style-name="P995"><text:span text:style-name="T17">книжный магазин</text:span></text:p>
          </table:table-cell>
          <table:table-cell table:style-name="Table86.A10" office:value-type="string">
            <text:p text:style-name="P995"><text:span text:style-name="T17">niz hast.</text:span></text:p>
          </table:table-cell>
          <table:covered-table-cell/>
        </table:table-row>
        <table:table-row table:style-name="Table86.10">
          <table:table-cell table:style-name="Table86.A10" office:value-type="string">
            <text:p text:style-name="P995"><text:span text:style-name="T17">(darun — внутренняя</text:span></text:p>
          </table:table-cell>
          <table:table-cell table:style-name="Table86.A10" office:value-type="string">
            <text:p text:style-name="P1005"/>
          </table:table-cell>
          <table:covered-table-cell/>
        </table:table-row>
        <table:table-row table:style-name="Table86.10">
          <table:table-cell table:style-name="Table86.A8" office:value-type="string">
            <text:p text:style-name="P995"><text:span text:style-name="T17">часть).</text:span></text:p>
          </table:table-cell>
          <table:table-cell table:style-name="Table86.A8" office:value-type="string">
            <text:p text:style-name="P1005"/>
          </table:table-cell>
          <table:covered-table-cell/>
        </table:table-row>
        <table:table-row table:style-name="Table86.15">
          <table:table-cell table:style-name="Table86.A7" office:value-type="string">
            <text:p text:style-name="P983"><text:span text:style-name="T17">Г: Тогда сегодня</text:span></text:p>
          </table:table-cell>
          <table:table-cell table:style-name="Table86.A7" office:value-type="string">
            <text:p text:style-name="P983"><text:span text:style-name="T17">Pas, emšab mitavānim</text:span></text:p>
          </table:table-cell>
          <table:table-cell table:style-name="Table86.A1" table:number-rows-spanned="4" office:value-type="string">
            <text:p text:style-name="P1943"><text:span text:style-name="T59">پ</text:span><text:span text:style-name="T49">س،</text:span><text:span text:style-name="T104">امشب</text:span><text:span text:style-name="T81">م</text:span><text:span text:style-name="T139">ى</text:span><text:span text:style-name="T90">ت</text:span><text:span text:style-name="T156">وانيم</text:span><text:span text:style-name="T105">ف</text:span><text:span text:style-name="T163">يلم</text:span></text:p>
            <text:p text:style-name="P1550"><text:span text:style-name="T118">ايرانى</text:span><text:span text:style-name="T49">در</text:span><text:span text:style-name="T612">س</text:span><text:span text:style-name="T140">ينما</text:span><text:span text:style-name="T103">ب</text:span><text:span text:style-name="T162">بينيم</text:span><text:span text:style-name="T49">.</text:span></text:p>
          </table:table-cell>
        </table:table-row>
        <table:table-row table:style-name="Table86.10">
          <table:table-cell table:style-name="Table86.A10" office:value-type="string">
            <text:p text:style-name="P995"><text:span text:style-name="T17">ночью мы можем</text:span></text:p>
          </table:table-cell>
          <table:table-cell table:style-name="Table86.A10" office:value-type="string">
            <text:p text:style-name="P995"><text:span text:style-name="T17">film-e irāni dar sinemā</text:span></text:p>
          </table:table-cell>
          <table:covered-table-cell/>
        </table:table-row>
        <table:table-row table:style-name="Table86.10">
          <table:table-cell table:style-name="Table86.A10" office:value-type="string">
            <text:p text:style-name="P995"><text:span text:style-name="T17">посмотреть иранский</text:span></text:p>
          </table:table-cell>
          <table:table-cell table:style-name="Table86.A10" office:value-type="string">
            <text:p text:style-name="P995"><text:span text:style-name="T17">bebinim.</text:span></text:p>
          </table:table-cell>
          <table:covered-table-cell/>
        </table:table-row>
        <table:table-row table:style-name="Table86.10">
          <table:table-cell table:style-name="Table86.A8" office:value-type="string">
            <text:p text:style-name="P995"><text:span text:style-name="T17">фильм.</text:span></text:p>
          </table:table-cell>
          <table:table-cell table:style-name="Table86.A8" office:value-type="string">
            <text:p text:style-name="P1005"/>
          </table:table-cell>
          <table:covered-table-cell/>
        </table:table-row>
        <table:table-row table:style-name="Table86.4">
          <table:table-cell table:style-name="Table86.A1" office:value-type="string">
            <text:p text:style-name="P1096"><text:span text:style-name="T17">Д: И поплавать в бассейне («плавание</text:span></text:p>
            <text:p text:style-name="P989"><text:span text:style-name="T17">сделаем»).</text:span></text:p>
          </table:table-cell>
          <table:table-cell table:style-name="Table86.A1" office:value-type="string">
            <text:p text:style-name="P1213"><text:span text:style-name="T17">Va dar estaxr šenā konim.</text:span></text:p>
          </table:table-cell>
          <table:table-cell table:style-name="Table86.A1" office:value-type="string">
            <text:p text:style-name="P1019"><text:span text:style-name="T55">و در استخر شنا كنيم.</text:span></text:p>
          </table:table-cell>
        </table:table-row>
        <table:table-row table:style-name="Table86.20">
          <table:table-cell table:style-name="Table86.A1" office:value-type="string">
            <text:p text:style-name="P988"><text:span text:style-name="T17">К: И покупки</text:span></text:p>
            <text:p text:style-name="P985"><text:span text:style-name="T17">сделаем в магазине.</text:span></text:p>
          </table:table-cell>
          <table:table-cell table:style-name="Table86.A1" office:value-type="string">
            <text:p text:style-name="P988"><text:span text:style-name="T17">Va az forušgāh xarid</text:span></text:p>
            <text:p text:style-name="P985"><text:span text:style-name="T17">konim.</text:span></text:p>
          </table:table-cell>
          <table:table-cell table:style-name="Table86.A1" office:value-type="string">
            <text:p text:style-name="P1019"><text:span text:style-name="T55">و</text:span><text:span text:style-name="T387">از فروشگاه خريد كنيم</text:span><text:span text:style-name="T55">.</text:span></text:p>
          </table:table-cell>
        </table:table-row>
        <table:table-row table:style-name="Table86.21">
          <table:table-cell table:style-name="Table86.A1" office:value-type="string">
            <text:p text:style-name="P1306"><text:span text:style-name="T17">И: И купим несколько книг на</text:span></text:p>
          </table:table-cell>
          <table:table-cell table:style-name="Table86.A1" office:value-type="string">
            <text:p text:style-name="P2069"><text:span text:style-name="T17">Va čand ketāb be zabān-e fārsi bexarim.</text:span></text:p>
          </table:table-cell>
          <table:table-cell table:style-name="Table86.A1" office:value-type="string">
            <text:p text:style-name="P1915"><text:span text:style-name="T52">و</text:span><text:span text:style-name="T245">چند</text:span><text:span text:style-name="T209">كتاب</text:span><text:span text:style-name="T245">بهزبا</text:span><text:span text:style-name="T52">ن</text:span></text:p>
            <text:p text:style-name="P2248"><text:span text:style-name="T50">فارسى</text:span><text:span text:style-name="T214">بخريم</text:span><text:span text:style-name="T50">.</text:span></text:p>
          </table:table-cell>
        </table:table-row>
      </table:table>
      <table:table table:name="Table87" table:style-name="Table87">
        <table:table-column table:style-name="Table87.A" table:number-columns-repeated="3"/>
        <table:table-row table:style-name="Table87.1">
          <table:table-cell table:style-name="Table87.A1" office:value-type="string">
            <text:p text:style-name="P983"><text:span text:style-name="T17">персидском языке.</text:span></text:p>
          </table:table-cell>
          <table:table-cell table:style-name="Table87.A1" office:value-type="string">
            <text:p text:style-name="P1004"/>
          </table:table-cell>
          <table:table-cell table:style-name="Table87.A1" office:value-type="string">
            <text:p text:style-name="P1013"/>
          </table:table-cell>
        </table:table-row>
      </table:table>
      <text:p text:style-name="P9"/>
      <text:p text:style-name="P9"/>
      <text:p text:style-name="P9"/>
      <text:p text:style-name="P70"/>
      <table:table table:name="Table88" table:style-name="Table88">
        <table:table-column table:style-name="Table88.A" table:number-columns-repeated="3"/>
        <table:table-row table:style-name="Table88.1">
          <table:table-cell table:style-name="Table88.A1" office:value-type="string">
            <text:p text:style-name="Table_20_Paragraph"><text:span text:style-name="T17">Путь к Керманшаху.</text:span></text:p>
          </table:table-cell>
          <table:table-cell table:style-name="Table88.A1" office:value-type="string">
            <text:p text:style-name="Table_20_Paragraph"><text:span text:style-name="T17">Dar rāh-e Kermānšāh.</text:span></text:p>
          </table:table-cell>
          <table:table-cell table:style-name="Table88.A1" office:value-type="string">
            <text:p text:style-name="P1023"><text:span text:style-name="T51">در راه كرمانشاه.</text:span></text:p>
          </table:table-cell>
        </table:table-row>
        <table:table-row table:style-name="Table88.2">
          <table:table-cell table:style-name="Table88.A1" office:value-type="string">
            <text:p text:style-name="P978"><text:span text:style-name="T17">Иван: Взгляните</text:span></text:p>
            <text:p text:style-name="P2249"><text:span text:style-name="T17">(«взгляд сделайте»)! На вершину горы!</text:span></text:p>
          </table:table-cell>
          <table:table-cell table:style-name="Table88.A1" office:value-type="string">
            <text:p text:style-name="P2201"><text:span text:style-name="T17">Negāh konid! Bālāye kuh!</text:span></text:p>
          </table:table-cell>
          <table:table-cell table:style-name="Table88.A1" office:value-type="string">
            <text:p text:style-name="P1021"><text:span text:style-name="T53">ن</text:span><text:span text:style-name="T73">گ</text:span><text:span text:style-name="T109">ا</text:span><text:span text:style-name="T64">ه</text:span><text:span text:style-name="T66">ك</text:span><text:span text:style-name="T119">ن</text:span><text:span text:style-name="T122">ي</text:span><text:span text:style-name="T71">د</text:span><text:span text:style-name="T248">!</text:span><text:span text:style-name="T121">باالى</text:span><text:span text:style-name="T145">ك</text:span><text:span text:style-name="T108">و</text:span><text:span text:style-name="T248">ه</text:span><text:span text:style-name="T49">!</text:span></text:p>
          </table:table-cell>
        </table:table-row>
        <table:table-row table:style-name="Table88.3">
          <table:table-cell table:style-name="Table88.A1" office:value-type="string">
            <text:p text:style-name="P979"><text:span text:style-name="T17">Доминик: Эта гора</text:span></text:p>
            <text:p text:style-name="P983"><text:span text:style-name="T17">называется Альвенд.</text:span></text:p>
          </table:table-cell>
          <table:table-cell table:style-name="Table88.A1" office:value-type="string">
            <text:p text:style-name="P979"><text:span text:style-name="T17">Nām-e in kuh Alvand</text:span></text:p>
            <text:p text:style-name="P983"><text:span text:style-name="T17">ast.</text:span></text:p>
          </table:table-cell>
          <table:table-cell table:style-name="Table88.A1" office:value-type="string">
            <text:p text:style-name="P1051"><text:span text:style-name="T52">نام اين كوه الوند است.</text:span></text:p>
          </table:table-cell>
        </table:table-row>
        <table:table-row table:style-name="Table88.4">
          <table:table-cell table:style-name="Table88.A4" office:value-type="string">
            <text:p text:style-name="P981"><text:span text:style-name="T17">Это сообщение</text:span></text:p>
          </table:table-cell>
          <table:table-cell table:style-name="Table88.A4" office:value-type="string">
            <text:p text:style-name="P981"><text:span text:style-name="T17">In payām-e Dāryuš ast</text:span></text:p>
          </table:table-cell>
          <table:table-cell table:style-name="Table88.A1" table:number-rows-spanned="3" office:value-type="string">
            <text:p text:style-name="P1287"><text:span text:style-name="T55">اين</text:span><text:span text:style-name="T208">پيام داريوش است ب</text:span><text:span text:style-name="T55">ه</text:span></text:p>
            <text:p text:style-name="P2250"><text:span text:style-name="T58">زبان</text:span><text:span text:style-name="T638">فارسى باستان</text:span><text:span text:style-name="T58">.</text:span></text:p>
          </table:table-cell>
        </table:table-row>
        <table:table-row table:style-name="Table88.5">
          <table:table-cell table:style-name="Table88.A5" office:value-type="string">
            <text:p text:style-name="P995"><text:span text:style-name="T17">Дария на древнем</text:span></text:p>
          </table:table-cell>
          <table:table-cell table:style-name="Table88.A5" office:value-type="string">
            <text:p text:style-name="P995"><text:span text:style-name="T17">be zabān-e fārsi</text:span></text:p>
          </table:table-cell>
          <table:covered-table-cell/>
        </table:table-row>
        <table:table-row table:style-name="Table88.5">
          <table:table-cell table:style-name="Table88.C5" office:value-type="string">
            <text:p text:style-name="P995"><text:span text:style-name="T17">персидском языке.</text:span></text:p>
          </table:table-cell>
          <table:table-cell table:style-name="Table88.C5" office:value-type="string">
            <text:p text:style-name="P995"><text:span text:style-name="T17">bāstān.</text:span></text:p>
          </table:table-cell>
          <table:covered-table-cell/>
        </table:table-row>
        <table:table-row table:style-name="Table88.7">
          <table:table-cell table:style-name="Table88.A1" office:value-type="string">
            <text:p text:style-name="P2251"><text:span text:style-name="T17">И: Как называется это сообщение?</text:span></text:p>
          </table:table-cell>
          <table:table-cell table:style-name="Table88.A1" office:value-type="string">
            <text:p text:style-name="P978"><text:span text:style-name="T17">Nām-e in payām čist?</text:span></text:p>
          </table:table-cell>
          <table:table-cell table:style-name="Table88.A1" office:value-type="string">
            <text:p text:style-name="P1044"><text:span text:style-name="T58">نام اين پيام چيست؟</text:span></text:p>
          </table:table-cell>
        </table:table-row>
        <table:table-row table:style-name="Table88.8">
          <table:table-cell table:style-name="Table88.A1" office:value-type="string">
            <text:p text:style-name="P1388"><text:span text:style-name="T17">Гельмут: Ганджнаме (ценная книга/ценное письмо; ganj —</text:span></text:p>
            <text:p text:style-name="P983"><text:span text:style-name="T17">сокровище).</text:span></text:p>
          </table:table-cell>
          <table:table-cell table:style-name="Table88.A1" office:value-type="string">
            <text:p text:style-name="P979"><text:span text:style-name="T17">Ganjnāme.</text:span></text:p>
          </table:table-cell>
          <table:table-cell table:style-name="Table88.A1" office:value-type="string">
            <text:p text:style-name="P1018"><text:span text:style-name="T69">گ</text:span><text:span text:style-name="T143">نج</text:span><text:span text:style-name="T135">ن</text:span><text:span text:style-name="T77">امه</text:span><text:span text:style-name="T49">.</text:span></text:p>
          </table:table-cell>
        </table:table-row>
        <table:table-row table:style-name="Table88.2">
          <table:table-cell table:style-name="Table88.A1" office:value-type="string">
            <text:p text:style-name="P1780"><text:span text:style-name="T17">И: От Хамадана до Керманшаха сколько</text:span></text:p>
            <text:p text:style-name="P983"><text:span text:style-name="T17">километров?</text:span></text:p>
          </table:table-cell>
          <table:table-cell table:style-name="Table88.A1" office:value-type="string">
            <text:p text:style-name="P1581"><text:span text:style-name="T17">Az Hamadān tā Kermānšāh čand</text:span></text:p>
            <text:p text:style-name="P983"><text:span text:style-name="T17">kilometr ast?</text:span></text:p>
          </table:table-cell>
          <table:table-cell table:style-name="Table88.A1" office:value-type="string">
            <text:p text:style-name="P1296"><text:span text:style-name="T52">از</text:span><text:span text:style-name="T298">ھمدان تا كرمانشاه چن</text:span><text:span text:style-name="T52">د</text:span></text:p>
            <text:p text:style-name="P1303"><text:span text:style-name="T55">كيلومتر است؟</text:span></text:p>
          </table:table-cell>
        </table:table-row>
        <table:table-row table:style-name="Table88.10">
          <table:table-cell table:style-name="Table88.A1" office:value-type="string">
            <text:p text:style-name="Table_20_Paragraph"><text:span text:style-name="T17">Г: 150 км.</text:span></text:p>
          </table:table-cell>
          <table:table-cell table:style-name="Table88.A1" office:value-type="string">
            <text:p text:style-name="P1490"><text:span text:style-name="T17">Sad-o-panjah kilometr ast.</text:span></text:p>
          </table:table-cell>
          <table:table-cell table:style-name="Table88.A1" office:value-type="string">
            <text:p text:style-name="P1017"><text:span text:style-name="T58">صد</text:span><text:span text:style-name="T215">و پنجاه كيلومت</text:span><text:span text:style-name="T58">ر</text:span></text:p>
            <text:p text:style-name="P1049"><text:span text:style-name="T339">است.</text:span></text:p>
          </table:table-cell>
        </table:table-row>
        <table:table-row table:style-name="Table88.11">
          <table:table-cell table:style-name="Table88.A4" office:value-type="string">
            <text:p text:style-name="P983"><text:span text:style-name="T17">Д: Второе сообщение</text:span></text:p>
          </table:table-cell>
          <table:table-cell table:style-name="Table88.A4" office:value-type="string">
            <text:p text:style-name="P983"><text:span text:style-name="T17">Payām-e dov’vom-e</text:span></text:p>
          </table:table-cell>
          <table:table-cell table:style-name="Table88.A1" table:number-rows-spanned="5" office:value-type="string">
            <text:p text:style-name="P2254"><text:span text:style-name="T55">باالى</text:span><text:span text:style-name="T506">"</text:span><text:span text:style-name="T55">كوه</text:span><text:span text:style-name="T506">بيستون</text:span><text:span text:style-name="T55">"</text:span><text:span text:style-name="T419">در</text:span><text:span text:style-name="T51">پيام</text:span><text:span text:style-name="T535">دوم</text:span><text:span text:style-name="T549">داريوشد</text:span><text:span text:style-name="T51">ر</text:span></text:p>
            <text:p text:style-name="P1397"><text:span text:style-name="T55">شھر كرمانشاه است.</text:span></text:p>
          </table:table-cell>
        </table:table-row>
        <table:table-row table:style-name="Table88.5">
          <table:table-cell table:style-name="Table88.A5" office:value-type="string">
            <text:p text:style-name="P995"><text:span text:style-name="T17">Дария находится на</text:span></text:p>
          </table:table-cell>
          <table:table-cell table:style-name="Table88.A5" office:value-type="string">
            <text:p text:style-name="P995"><text:span text:style-name="T17">Dāryuš dar bālā-ye</text:span></text:p>
          </table:table-cell>
          <table:covered-table-cell/>
        </table:table-row>
        <table:table-row table:style-name="Table88.5">
          <table:table-cell table:style-name="Table88.A5" office:value-type="string">
            <text:p text:style-name="P995"><text:span text:style-name="T17">вершине горы</text:span></text:p>
          </table:table-cell>
          <table:table-cell table:style-name="Table88.A5" office:value-type="string">
            <text:p text:style-name="P995"><text:span text:style-name="T17">kuh-e Bisetun dar</text:span></text:p>
          </table:table-cell>
          <table:covered-table-cell/>
        </table:table-row>
        <table:table-row table:style-name="Table88.14">
          <table:table-cell table:style-name="Table88.A5" office:value-type="string">
            <text:p text:style-name="P995"><text:span text:style-name="T17">Бисетун в городе</text:span></text:p>
          </table:table-cell>
          <table:table-cell table:style-name="Table88.A5" office:value-type="string">
            <text:p text:style-name="P995"><text:span text:style-name="T17">šahr-e Kermānšāh ast.</text:span></text:p>
          </table:table-cell>
          <table:covered-table-cell/>
        </table:table-row>
        <table:table-row table:style-name="Table88.15">
          <table:table-cell table:style-name="Table88.C5" office:value-type="string">
            <text:p text:style-name="P999"><text:span text:style-name="T17">Керманшахе.</text:span></text:p>
          </table:table-cell>
          <table:table-cell table:style-name="Table88.C5" office:value-type="string">
            <text:p text:style-name="P1005"/>
          </table:table-cell>
          <table:covered-table-cell/>
        </table:table-row>
        <table:table-row table:style-name="Table88.16">
          <table:table-cell table:style-name="Table88.A1" office:value-type="string">
            <text:p text:style-name="P2255"><text:span text:style-name="T17">И: Я слышал, что сладости города Керманшаха —</text:span></text:p>
            <text:p text:style-name="P983"><text:span text:style-name="T17">вкусные.</text:span></text:p>
          </table:table-cell>
          <table:table-cell table:style-name="Table88.A1" office:value-type="string">
            <text:p text:style-name="P1479"><text:span text:style-name="T17">Man šenidam ke širini- ye šahr-e Kermānšāh xoš-maze ast.</text:span></text:p>
          </table:table-cell>
          <table:table-cell table:style-name="Table88.A1" office:value-type="string">
            <text:p text:style-name="P2256"><text:span text:style-name="T619">شھر</text:span><text:span text:style-name="T679">كرمانشاه خوشمزه</text:span><text:span text:style-name="T121">من</text:span><text:span text:style-name="T589">شنيدم</text:span><text:span text:style-name="T432">كه شيرين</text:span><text:span text:style-name="T58">ى</text:span></text:p>
            <text:p text:style-name="P1082"><text:span text:style-name="T339">است.</text:span></text:p>
          </table:table-cell>
        </table:table-row>
        <table:table-row table:style-name="Table88.17">
          <table:table-cell table:style-name="Table88.A4" office:value-type="string">
            <text:p text:style-name="P1855"><text:span text:style-name="T17">Г: Когда мы увидим кондитерский магазин —</text:span></text:p>
          </table:table-cell>
          <table:table-cell table:style-name="Table88.A4" office:value-type="string">
            <text:p text:style-name="P1789"><text:span text:style-name="T17">Hargāh širini foruši didim, mi’istim.</text:span></text:p>
          </table:table-cell>
          <table:table-cell table:style-name="Table88.A4" office:value-type="string">
            <text:p text:style-name="P1478"><text:span text:style-name="T78">ھر</text:span><text:span text:style-name="T114">گ</text:span><text:span text:style-name="T109">ا</text:span><text:span text:style-name="T64">ه</text:span><text:span text:style-name="T94">ش</text:span><text:span text:style-name="T144">يرينى</text:span><text:span text:style-name="T80">ف</text:span><text:span text:style-name="T137">روشى</text:span></text:p>
            <text:p text:style-name="P2257"><text:span text:style-name="T50">ديديم مىايستيم.</text:span></text:p>
          </table:table-cell>
        </table:table-row>
        <table:table-row table:style-name="Table88.18">
          <table:table-cell table:style-name="Table88.C5" office:value-type="string">
            <text:p text:style-name="P992"><text:span text:style-name="T17">остановимся.</text:span></text:p>
          </table:table-cell>
          <table:table-cell table:style-name="Table88.C5" office:value-type="string">
            <text:p text:style-name="P1004"/>
          </table:table-cell>
          <table:table-cell table:style-name="Table88.C5" office:value-type="string">
            <text:p text:style-name="P1004"/>
          </table:table-cell>
        </table:table-row>
        <table:table-row table:style-name="Table88.10">
          <table:table-cell table:style-name="Table88.A1" office:value-type="string">
            <text:p text:style-name="P2259"><text:span text:style-name="T17">Иван (читает): Добро пожаловать в город</text:span></text:p>
          </table:table-cell>
          <table:table-cell table:style-name="Table88.A1" office:value-type="string">
            <text:p text:style-name="P2260"><text:span text:style-name="T17">Ivān (mixānad): Be šahr-e Kermānšāh xoš</text:span></text:p>
          </table:table-cell>
          <table:table-cell table:style-name="Table88.A1" office:value-type="string">
            <text:p text:style-name="P2261"><text:span text:style-name="T528">شھر</text:span><text:span text:style-name="T421">كرمانشاه خوش</text:span><text:span text:style-name="T51">ايوان</text:span><text:span text:style-name="T518">)</text:span><text:span text:style-name="T51">مىخواند:(</text:span><text:span text:style-name="T175">ب</text:span><text:span text:style-name="T51">ه</text:span></text:p>
          </table:table-cell>
        </table:table-row>
      </table:table>
      <table:table table:name="Table89" table:style-name="Table89">
        <table:table-column table:style-name="Table89.A" table:number-columns-repeated="3"/>
        <table:table-row table:style-name="Table89.1">
          <table:table-cell table:style-name="Table89.A1" office:value-type="string">
            <text:p text:style-name="P988"><text:span text:style-name="T17">Керманшах!</text:span></text:p>
          </table:table-cell>
          <table:table-cell table:style-name="Table89.A1" office:value-type="string">
            <text:p text:style-name="P988"><text:span text:style-name="T17">āmadid!</text:span></text:p>
          </table:table-cell>
          <table:table-cell table:style-name="Table89.A1" office:value-type="string">
            <text:p text:style-name="P1037"><text:span text:style-name="T52">آمديد!</text:span></text:p>
          </table:table-cell>
        </table:table-row>
      </table:table>
      <text:p text:style-name="P9"><text:soft-page-break/></text:p>
      <text:p text:style-name="P9"/>
      <text:p text:style-name="P9"/>
      <text:p text:style-name="P70"/>
      <table:table table:name="Table90" table:style-name="Table90">
        <table:table-column table:style-name="Table90.A" table:number-columns-repeated="3"/>
        <table:table-row table:style-name="Table90.1">
          <table:table-cell table:style-name="Table90.A1" office:value-type="string">
            <text:p text:style-name="P978"><text:span text:style-name="T17">Четыре альпиниста.</text:span></text:p>
          </table:table-cell>
          <table:table-cell table:style-name="Table90.A1" office:value-type="string">
            <text:p text:style-name="P978"><text:span text:style-name="T17">Čahār kuhnavard.</text:span></text:p>
          </table:table-cell>
          <table:table-cell table:style-name="Table90.A1" office:value-type="string">
            <text:p text:style-name="P1015"><text:span text:style-name="T55">چھار كوھنورد.</text:span></text:p>
          </table:table-cell>
        </table:table-row>
        <table:table-row table:style-name="Table90.2">
          <table:table-cell table:style-name="Table90.A1" office:value-type="string">
            <text:p text:style-name="P2262"><text:span text:style-name="T17">И: Иранские горы высокие и красивые.</text:span></text:p>
          </table:table-cell>
          <table:table-cell table:style-name="Table90.A1" office:value-type="string">
            <text:p text:style-name="P1562"><text:span text:style-name="T17">Kuh-hā-ye Irān boland va zibā hastand.</text:span></text:p>
          </table:table-cell>
          <table:table-cell table:style-name="Table90.A1" office:value-type="string">
            <text:p text:style-name="P1044"><text:span text:style-name="T55">كوهھاى</text:span><text:span text:style-name="T243">ايران</text:span><text:span text:style-name="T394">بلند</text:span><text:span text:style-name="T243">وزيب</text:span><text:span text:style-name="T55">ا</text:span></text:p>
            <text:p text:style-name="P1049"><text:span text:style-name="T510">ھستند.</text:span></text:p>
          </table:table-cell>
        </table:table-row>
        <table:table-row table:style-name="Table90.3">
          <table:table-cell table:style-name="Table90.A1" office:value-type="string">
            <text:p text:style-name="P2263"><text:span text:style-name="T17">Г: Одна вторая часть Ирана горная.</text:span></text:p>
          </table:table-cell>
          <table:table-cell table:style-name="Table90.A1" office:value-type="string">
            <text:p text:style-name="P2265"><text:span text:style-name="T17">Yek-dov’vom-e sarzamin-e Irān, kuhestāni ast.</text:span></text:p>
          </table:table-cell>
          <table:table-cell table:style-name="Table90.A1" office:value-type="string">
            <text:p text:style-name="P2266"><text:span text:style-name="T61">ي</text:span><text:span text:style-name="T62">ک</text:span><text:span text:style-name="T49">د</text:span><text:span text:style-name="T108">وم</text:span><text:span text:style-name="T60">سرزمين</text:span><text:span text:style-name="T283">ا</text:span><text:span text:style-name="T117">يران</text:span></text:p>
            <text:p text:style-name="P2268"><text:span text:style-name="T58">كوھستانى است.</text:span></text:p>
          </table:table-cell>
        </table:table-row>
        <table:table-row table:style-name="Table90.4">
          <table:table-cell table:style-name="Table90.A1" office:value-type="string">
            <text:p text:style-name="P2084"><text:span text:style-name="T17">Д: Да. Две цепи, Альборз и Загрос.</text:span></text:p>
          </table:table-cell>
          <table:table-cell table:style-name="Table90.A1" office:value-type="string">
            <text:p text:style-name="P2270"><text:span text:style-name="T17">Āri. Do rešte-kuh-e Alborz va Zāgros.</text:span></text:p>
          </table:table-cell>
          <table:table-cell table:style-name="Table90.A1" office:value-type="string">
            <text:p text:style-name="P1421"><text:span text:style-name="T51">آرى.</text:span><text:span text:style-name="T404">دو</text:span><text:span text:style-name="T398">رشته</text:span><text:span text:style-name="T404">كوه</text:span><text:span text:style-name="T51">:</text:span><text:span text:style-name="T307">البر</text:span><text:span text:style-name="T51">ز</text:span></text:p>
            <text:p text:style-name="P2272"><text:span text:style-name="T49">و زا</text:span><text:span text:style-name="T114">گ</text:span><text:span text:style-name="T49">رس.</text:span></text:p>
          </table:table-cell>
        </table:table-row>
        <table:table-row table:style-name="Table90.2">
          <table:table-cell table:style-name="Table90.A1" office:value-type="string">
            <text:p text:style-name="P2273"><text:span text:style-name="T17">И: Друзья! Где будем обедать?</text:span></text:p>
          </table:table-cell>
          <table:table-cell table:style-name="Table90.A1" office:value-type="string">
            <text:p text:style-name="P1533"><text:span text:style-name="T17">Dustān! Kojā nāhār bexorim?</text:span></text:p>
          </table:table-cell>
          <table:table-cell table:style-name="Table90.A1" office:value-type="string">
            <text:p text:style-name="P1044"><text:span text:style-name="T55">دوستان!</text:span><text:span text:style-name="T643">كجا ناھا</text:span><text:span text:style-name="T55">ر</text:span></text:p>
            <text:p text:style-name="P1023"><text:span text:style-name="T121">بخوريم؟</text:span></text:p>
          </table:table-cell>
        </table:table-row>
        <table:table-row table:style-name="Table90.6">
          <table:table-cell table:style-name="Table90.A1" office:value-type="string">
            <text:p text:style-name="P1743"><text:span text:style-name="T17">Г: Высоко в горах есть ресторан. Там воздух чище и вид красивее.</text:span></text:p>
          </table:table-cell>
          <table:table-cell table:style-name="Table90.A1" office:value-type="string">
            <text:p text:style-name="P1464"><text:span text:style-name="T17">Bālā-ye kuh restorān hast. Dar ānjā, ham havā tamiztar ast va ham didgāh zibātar ast.</text:span></text:p>
          </table:table-cell>
          <table:table-cell table:style-name="Table90.A1" office:value-type="string">
            <text:p text:style-name="P2275"><text:span text:style-name="T234">تميزتر</text:span><text:span text:style-name="T67">است</text:span><text:span text:style-name="T108">و</text:span><text:span text:style-name="T63">ھ</text:span><text:span text:style-name="T118">م</text:span><text:span text:style-name="T73">د</text:span><text:span text:style-name="T143">يد</text:span><text:span text:style-name="T114">گ</text:span><text:span text:style-name="T109">ا</text:span><text:span text:style-name="T64">ه</text:span><text:span text:style-name="T52">ھست.</text:span><text:span text:style-name="T230">در</text:span><text:span text:style-name="T310">آنجا</text:span><text:span text:style-name="T484">ھم</text:span><text:span text:style-name="T230">ھوا</text:span><text:span text:style-name="T124">باالى</text:span><text:span text:style-name="T681">كوه</text:span><text:span text:style-name="T372">رستورا</text:span><text:span text:style-name="T55">ن</text:span></text:p>
            <text:p text:style-name="P1049"><text:span text:style-name="T58">زيباتر</text:span><text:span text:style-name="T247">است</text:span><text:span text:style-name="T58">.</text:span></text:p>
          </table:table-cell>
        </table:table-row>
        <table:table-row table:style-name="Table90.3">
          <table:table-cell table:style-name="Table90.A1" office:value-type="string">
            <text:p text:style-name="P2276"><text:span text:style-name="T17">И: Альпинизм делает человека сильным</text:span></text:p>
            <text:p text:style-name="P983"><text:span text:style-name="T17">(niru — сила).</text:span></text:p>
          </table:table-cell>
          <table:table-cell table:style-name="Table90.A1" office:value-type="string">
            <text:p text:style-name="P978"><text:span text:style-name="T17">Varzeš-e kuhnavardi</text:span></text:p>
            <text:p text:style-name="P1214"><text:span text:style-name="T17">ādam-rā nirumand misāzad.</text:span></text:p>
          </table:table-cell>
          <table:table-cell table:style-name="Table90.A1" office:value-type="string">
            <text:p text:style-name="P2277"><text:span text:style-name="T56">ورزش</text:span><text:span text:style-name="T336">كوھنوردى</text:span><text:span text:style-name="T56">,</text:span><text:span text:style-name="T336">آدم</text:span><text:span text:style-name="T356">ر</text:span><text:span text:style-name="T56">ا</text:span></text:p>
            <text:p text:style-name="P2278"><text:span text:style-name="T58">نيرومند</text:span><text:span text:style-name="T684">مٮسازد</text:span><text:span text:style-name="T58">.</text:span></text:p>
          </table:table-cell>
        </table:table-row>
        <table:table-row table:style-name="Table90.8">
          <table:table-cell table:style-name="Table90.A1" office:value-type="string">
            <text:p text:style-name="P1723"><text:span text:style-name="T17">Д: У всех есть горные ботинки (navardidan — путешествовать,</text:span></text:p>
            <text:p text:style-name="P981"><text:span text:style-name="T17">проходить, гулять)?</text:span></text:p>
          </table:table-cell>
          <table:table-cell table:style-name="Table90.A1" office:value-type="string">
            <text:p text:style-name="P1729"><text:span text:style-name="T17">Hame, kafš-e kuhnavardi dārand?</text:span></text:p>
          </table:table-cell>
          <table:table-cell table:style-name="Table90.A1" office:value-type="string">
            <text:p text:style-name="P1018"><text:span text:style-name="T55">ھمه</text:span><text:span text:style-name="T664">كفش كوھنورد</text:span><text:span text:style-name="T55">ى</text:span></text:p>
            <text:p text:style-name="P1082"><text:span text:style-name="T110">دارند؟</text:span></text:p>
          </table:table-cell>
        </table:table-row>
        <table:table-row table:style-name="Table90.9">
          <table:table-cell table:style-name="Table90.A1" office:value-type="string">
            <text:p text:style-name="P2279"><text:span text:style-name="T17">Друзья: Да, у всех есть.</text:span></text:p>
          </table:table-cell>
          <table:table-cell table:style-name="Table90.A1" office:value-type="string">
            <text:p text:style-name="P2280"><text:span text:style-name="T17">Dustān: Āri. Hame dārand.</text:span></text:p>
          </table:table-cell>
          <table:table-cell table:style-name="Table90.A1" office:value-type="string">
            <text:p text:style-name="P1044"><text:span text:style-name="T51">دوستان:</text:span><text:span text:style-name="T476">آرى</text:span><text:span text:style-name="T51">.</text:span><text:span text:style-name="T476">ھمه</text:span><text:span text:style-name="T495">دارند</text:span><text:span text:style-name="T51">.</text:span></text:p>
          </table:table-cell>
        </table:table-row>
        <table:table-row table:style-name="Table90.10">
          <table:table-cell table:style-name="Table90.A1" office:value-type="string">
            <text:p text:style-name="P2037"><text:span text:style-name="T17">Г: Лучше купить немного орехов и взять с собой: «с собой понесем» (ājil</text:span></text:p>
            <text:p text:style-name="P2282"><text:span text:style-name="T17">— сухофрукты, лакомства).</text:span></text:p>
          </table:table-cell>
          <table:table-cell table:style-name="Table90.A1" office:value-type="string">
            <text:p text:style-name="P2283"><text:span text:style-name="T17">Behtar ast kami ājil bexārim va bā xod bebarim.</text:span></text:p>
          </table:table-cell>
          <table:table-cell table:style-name="Table90.A1" office:value-type="string">
            <text:p text:style-name="P2286"><text:span text:style-name="T58">بھتر</text:span><text:span text:style-name="T644">است كمى آجي</text:span><text:span text:style-name="T58">ل</text:span></text:p>
            <text:p text:style-name="P2287"><text:span text:style-name="T58">بخريم</text:span><text:span text:style-name="T423">و با خود ببريم</text:span><text:span text:style-name="T58">.</text:span></text:p>
          </table:table-cell>
        </table:table-row>
        <table:table-row table:style-name="Table90.11">
          <table:table-cell table:style-name="Table90.A1" office:value-type="string">
            <text:p text:style-name="P2288"><text:span text:style-name="T17">И: Каких («подобных чему»)?</text:span></text:p>
          </table:table-cell>
          <table:table-cell table:style-name="Table90.A1" office:value-type="string">
            <text:p text:style-name="P979"><text:span text:style-name="T17">Mānand-e če?</text:span></text:p>
          </table:table-cell>
          <table:table-cell table:style-name="Table90.A1" office:value-type="string">
            <text:p text:style-name="P1043"><text:span text:style-name="T51">مانند چه؟</text:span></text:p>
          </table:table-cell>
        </table:table-row>
        <table:table-row table:style-name="Table90.11">
          <table:table-cell table:style-name="Table90.A1" office:value-type="string">
            <text:p text:style-name="P2289"><text:span text:style-name="T17">Г: Фисташки, миндаль, грецкие</text:span></text:p>
          </table:table-cell>
          <table:table-cell table:style-name="Table90.A1" office:value-type="string">
            <text:p text:style-name="P979"><text:span text:style-name="T17">Peste, bādām, gerdu…</text:span></text:p>
          </table:table-cell>
          <table:table-cell table:style-name="Table90.A1" office:value-type="string">
            <text:p text:style-name="P1018"><text:span text:style-name="T59">پ</text:span><text:span text:style-name="T88">سته</text:span><text:span text:style-name="T49">،</text:span><text:span text:style-name="T115">بادام</text:span><text:span text:style-name="T49">،</text:span><text:span text:style-name="T114">گ</text:span><text:span text:style-name="T49">ر</text:span><text:span text:style-name="T108">دو</text:span><text:span text:style-name="T49">....</text:span></text:p>
          </table:table-cell>
        </table:table-row>
      </table:table>
      <table:table table:name="Table91" table:style-name="Table91">
        <table:table-column table:style-name="Table91.A" table:number-columns-repeated="3"/>
        <table:table-row table:style-name="Table91.1">
          <table:table-cell table:style-name="Table91.A1" office:value-type="string">
            <text:p text:style-name="P983"><text:span text:style-name="T17">орехи.</text:span></text:p>
          </table:table-cell>
          <table:table-cell table:style-name="Table91.A1" office:value-type="string">
            <text:p text:style-name="P1004"/>
          </table:table-cell>
          <table:table-cell table:style-name="Table91.A1" office:value-type="string">
            <text:p text:style-name="P1004"/>
          </table:table-cell>
        </table:table-row>
        <table:table-row table:style-name="Table91.2">
          <table:table-cell table:style-name="Table91.A1" office:value-type="string">
            <text:p text:style-name="P2290"><text:span text:style-name="T17">Катрина: Тогда вперед, в сторону</text:span></text:p>
            <text:p text:style-name="P989"><text:span text:style-name="T17">гор!</text:span></text:p>
          </table:table-cell>
          <table:table-cell table:style-name="Table91.A1" office:value-type="string">
            <text:p text:style-name="P2291"><text:span text:style-name="T17">Pas, piš be su-ye kuhestān!</text:span></text:p>
          </table:table-cell>
          <table:table-cell table:style-name="Table91.A1" office:value-type="string">
            <text:p text:style-name="P2292"><text:span text:style-name="T59">پ</text:span><text:span text:style-name="T49">س،</text:span><text:span text:style-name="T120">پ</text:span><text:span text:style-name="T121">ي</text:span><text:span text:style-name="T251">ش</text:span><text:span text:style-name="T146">به</text:span><text:span text:style-name="T52">س</text:span><text:span text:style-name="T110">وى</text:span></text:p>
            <text:p text:style-name="P1219"><text:span text:style-name="T58">كوھستان!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92" table:style-name="Table92">
        <table:table-column table:style-name="Table92.A" table:number-columns-repeated="3"/>
        <table:table-row table:style-name="Table92.1">
          <table:table-cell table:style-name="Table92.A1" office:value-type="string">
            <text:p text:style-name="P1359"><text:span text:style-name="T16">Девятнадцатая встреча</text:span></text:p>
          </table:table-cell>
          <table:table-cell table:style-name="Table92.A1" office:value-type="string">
            <text:p text:style-name="P978"><text:span text:style-name="T17">Didār-e nuzdahom</text:span></text:p>
          </table:table-cell>
          <table:table-cell table:style-name="Table92.A1" office:value-type="string">
            <text:p text:style-name="P1021"><text:span text:style-name="T55">ديدار نوزدھم</text:span></text:p>
          </table:table-cell>
        </table:table-row>
        <table:table-row table:style-name="Table92.2">
          <table:table-cell table:style-name="Table92.A1" office:value-type="string">
            <text:p text:style-name="P980"><text:span text:style-name="T17">На почте.</text:span></text:p>
          </table:table-cell>
          <table:table-cell table:style-name="Table92.A1" office:value-type="string">
            <text:p text:style-name="P980"><text:span text:style-name="T17">Dar post-xāne.</text:span></text:p>
          </table:table-cell>
          <table:table-cell table:style-name="Table92.A1" office:value-type="string">
            <text:p text:style-name="P1025"><text:span text:style-name="T55">در پستخانه.</text:span></text:p>
          </table:table-cell>
        </table:table-row>
        <table:table-row table:style-name="Table92.3">
          <table:table-cell table:style-name="Table92.A1" office:value-type="string">
            <text:p text:style-name="P1692"><text:span text:style-name="T17">Иван: Извините, где находится почта?</text:span></text:p>
          </table:table-cell>
          <table:table-cell table:style-name="Table92.A1" office:value-type="string">
            <text:p text:style-name="P1247"><text:span text:style-name="T17">Bebaxšid, post-xāne kojā ast?</text:span></text:p>
          </table:table-cell>
          <table:table-cell table:style-name="Table92.A1" office:value-type="string">
            <text:p text:style-name="P1017"><text:span text:style-name="T58">ببخشيد،</text:span><text:span text:style-name="T432">پستخانهكج</text:span><text:span text:style-name="T58">ا</text:span></text:p>
            <text:p text:style-name="P1023"><text:span text:style-name="T274">است؟</text:span></text:p>
          </table:table-cell>
        </table:table-row>
        <table:table-row table:style-name="Table92.4">
          <table:table-cell table:style-name="Table92.A4" office:value-type="string">
            <text:p text:style-name="P983"><text:span text:style-name="T17">Киоскер: Не доходя</text:span></text:p>
          </table:table-cell>
          <table:table-cell table:style-name="Table92.A4" office:value-type="string">
            <text:p text:style-name="P983"><text:span text:style-name="T17">Ruz-nāme-foruš:</text:span></text:p>
          </table:table-cell>
          <table:table-cell table:style-name="Table92.A1" table:number-rows-spanned="5" office:value-type="string">
            <text:p text:style-name="P2293"><text:span text:style-name="T55">روزنامهفروش:</text:span><text:span text:style-name="T672">نرسيد</text:span><text:span text:style-name="T55">ه</text:span></text:p>
            <text:p text:style-name="P2294"><text:span text:style-name="T58">به</text:span><text:span text:style-name="T471">ساختمان شھربانى</text:span><text:span text:style-name="T58">،</text:span></text:p>
            <text:p text:style-name="P2295"><text:span text:style-name="T51">دست</text:span><text:span text:style-name="T659">چپ</text:span><text:span text:style-name="T51">.</text:span></text:p>
          </table:table-cell>
        </table:table-row>
        <table:table-row table:style-name="Table92.5">
          <table:table-cell table:style-name="Table92.A5" office:value-type="string">
            <text:p text:style-name="P995"><text:span text:style-name="T17">до здания УВД</text:span></text:p>
          </table:table-cell>
          <table:table-cell table:style-name="Table92.A5" office:value-type="string">
            <text:p text:style-name="P995"><text:span text:style-name="T17">Naraside be sāxtemān-</text:span>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995"><text:span text:style-name="T17">(«городской</text:span></text:p>
          </table:table-cell>
          <table:table-cell table:style-name="Table92.A5" office:value-type="string">
            <text:p text:style-name="P995"><text:span text:style-name="T17">e šahrbāni, dast-e čap.</text:span></text:p>
          </table:table-cell>
          <table:covered-table-cell/>
        </table:table-row>
        <table:table-row table:style-name="Table92.7">
          <table:table-cell table:style-name="Table92.A5" office:value-type="string">
            <text:p text:style-name="P995"><text:span text:style-name="T17">охраны») повернуть</text:span></text:p>
          </table:table-cell>
          <table:table-cell table:style-name="Table92.A5" office:value-type="string">
            <text:p text:style-name="P1005"/>
          </table:table-cell>
          <table:covered-table-cell/>
        </table:table-row>
        <table:table-row table:style-name="Table92.8">
          <table:table-cell table:style-name="Table92.C5" office:value-type="string">
            <text:p text:style-name="P999"><text:span text:style-name="T17">налево.</text:span></text:p>
          </table:table-cell>
          <table:table-cell table:style-name="Table92.C5" office:value-type="string">
            <text:p text:style-name="P1005"/>
          </table:table-cell>
          <table:covered-table-cell/>
        </table:table-row>
        <table:table-row table:style-name="Table92.9">
          <table:table-cell table:style-name="Table92.A1" office:value-type="string">
            <text:p text:style-name="P2296"><text:span text:style-name="T17">И: Бог помощь («да не устанете Вы»)! Я хочу отправить это</text:span></text:p>
            <text:p text:style-name="P984"><text:span text:style-name="T17">письмо в город Йезд.</text:span></text:p>
          </table:table-cell>
          <table:table-cell table:style-name="Table92.A1" office:value-type="string">
            <text:p text:style-name="P2245"><text:span text:style-name="T17">Xaste nabāšid. Man mixāham in nāme-rā be Yazd post konam.</text:span></text:p>
          </table:table-cell>
          <table:table-cell table:style-name="Table92.A1" office:value-type="string">
            <text:p text:style-name="P2298"><text:span text:style-name="T568">مىخواھم</text:span><text:span text:style-name="T316">اين</text:span><text:span text:style-name="T172">نامه</text:span><text:span text:style-name="T483">رابه</text:span><text:span text:style-name="T58">خسته</text:span><text:span text:style-name="T236">نباشيد</text:span><text:span text:style-name="T58">!من</text:span></text:p>
            <text:p text:style-name="P2299"><text:span text:style-name="T58">يزد</text:span><text:span text:style-name="T365">پست كنم</text:span><text:span text:style-name="T58">.</text:span></text:p>
          </table:table-cell>
        </table:table-row>
        <table:table-row table:style-name="Table92.4">
          <table:table-cell table:style-name="Table92.A4" office:value-type="string">
            <text:p text:style-name="P983"><text:span text:style-name="T17">Сотрудник почты:</text:span></text:p>
          </table:table-cell>
          <table:table-cell table:style-name="Table92.A4" office:value-type="string">
            <text:p text:style-name="P983"><text:span text:style-name="T17">Kārmand-e post:</text:span></text:p>
          </table:table-cell>
          <table:table-cell table:style-name="Table92.A1" table:number-rows-spanned="5" office:value-type="string">
            <text:p text:style-name="P2300"><text:span text:style-name="T55">مىكنم، نشانى گيرنده</text:span><text:span text:style-name="T108">و</text:span><text:span text:style-name="T685">كارمند</text:span><text:span text:style-name="T59">پ</text:span><text:span text:style-name="T60">ست</text:span><text:span text:style-name="T49">:</text:span><text:span text:style-name="T95">خ</text:span><text:span text:style-name="T149">واھش</text:span></text:p>
            <text:p text:style-name="P2213"><text:span text:style-name="T50">فرستنده را بنويسيد.</text:span></text:p>
          </table:table-cell>
        </table:table-row>
        <table:table-row table:style-name="Table92.7">
          <table:table-cell table:style-name="Table92.A5" office:value-type="string">
            <text:p text:style-name="P995"><text:span text:style-name="T17">Напишите,</text:span></text:p>
          </table:table-cell>
          <table:table-cell table:style-name="Table92.A5" office:value-type="string">
            <text:p text:style-name="P995"><text:span text:style-name="T17">Xāheš mikonam</text:span>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995"><text:span text:style-name="T17">пожалуйста, адрес</text:span></text:p>
          </table:table-cell>
          <table:table-cell table:style-name="Table92.A5" office:value-type="string">
            <text:p text:style-name="P995"><text:span text:style-name="T17">nešāni-e girande va</text:span>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995"><text:span text:style-name="T17">получателя и</text:span></text:p>
          </table:table-cell>
          <table:table-cell table:style-name="Table92.A5" office:value-type="string">
            <text:p text:style-name="P995"><text:span text:style-name="T17">ferestande-rā</text:span></text:p>
          </table:table-cell>
          <table:covered-table-cell/>
        </table:table-row>
        <table:table-row table:style-name="Table92.5">
          <table:table-cell table:style-name="Table92.C5" office:value-type="string">
            <text:p text:style-name="P995"><text:span text:style-name="T17">отправителя.</text:span></text:p>
          </table:table-cell>
          <table:table-cell table:style-name="Table92.C5" office:value-type="string">
            <text:p text:style-name="P995"><text:span text:style-name="T17">benevisid.</text:span></text:p>
          </table:table-cell>
          <table:covered-table-cell/>
        </table:table-row>
        <table:table-row table:style-name="Table92.4">
          <table:table-cell table:style-name="Table92.A4" office:value-type="string">
            <text:p text:style-name="P983"><text:span text:style-name="T17">И: Когда он получит</text:span></text:p>
          </table:table-cell>
          <table:table-cell table:style-name="Table92.A4" office:value-type="string">
            <text:p text:style-name="P983"><text:span text:style-name="T17">In nāme key be dast-e</text:span></text:p>
          </table:table-cell>
          <table:table-cell table:style-name="Table92.A1" table:number-rows-spanned="5" office:value-type="string">
            <text:p text:style-name="P2301"><text:span text:style-name="T52">اين</text:span><text:span text:style-name="T369">نامهكىبهدس</text:span><text:span text:style-name="T52">ت</text:span></text:p>
            <text:p text:style-name="P2302"><text:span text:style-name="T55">گيرنده</text:span><text:span text:style-name="T299">مىرسد</text:span><text:span text:style-name="T55">؟</text:span></text:p>
          </table:table-cell>
        </table:table-row>
        <table:table-row table:style-name="Table92.5">
          <table:table-cell table:style-name="Table92.A5" office:value-type="string">
            <text:p text:style-name="P995"><text:span text:style-name="T17">это письмо: «это</text:span></text:p>
          </table:table-cell>
          <table:table-cell table:style-name="Table92.A5" office:value-type="string">
            <text:p text:style-name="P995"><text:span text:style-name="T17">girande mirasad?</text:span>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995"><text:span text:style-name="T17">письмо в руки</text:span></text:p>
          </table:table-cell>
          <table:table-cell table:style-name="Table92.A5" office:value-type="string">
            <text:p text:style-name="P1005"/>
          </table:table-cell>
          <table:covered-table-cell/>
        </table:table-row>
        <table:table-row table:style-name="Table92.7">
          <table:table-cell table:style-name="Table92.A5" office:value-type="string">
            <text:p text:style-name="P995"><text:span text:style-name="T17">получателя когда</text:span></text:p>
          </table:table-cell>
          <table:table-cell table:style-name="Table92.A5" office:value-type="string">
            <text:p text:style-name="P1005"/>
          </table:table-cell>
          <table:covered-table-cell/>
        </table:table-row>
        <table:table-row table:style-name="Table92.8">
          <table:table-cell table:style-name="Table92.C5" office:value-type="string">
            <text:p text:style-name="P999"><text:span text:style-name="T17">дойдет»?</text:span></text:p>
          </table:table-cell>
          <table:table-cell table:style-name="Table92.C5" office:value-type="string">
            <text:p text:style-name="P1005"/>
          </table:table-cell>
          <table:covered-table-cell/>
        </table:table-row>
        <table:table-row table:style-name="Table92.20">
          <table:table-cell table:style-name="Table92.A4" office:value-type="string">
            <text:p text:style-name="P981"><text:span text:style-name="T17">Сотрудник почты:</text:span></text:p>
          </table:table-cell>
          <table:table-cell table:style-name="Table92.A4" office:value-type="string">
            <text:p text:style-name="P981"><text:span text:style-name="T17">Kārmand-e post:</text:span></text:p>
          </table:table-cell>
          <table:table-cell table:style-name="Table92.A1" table:number-rows-spanned="5" office:value-type="string">
            <text:p text:style-name="P2303"><text:span text:style-name="T240">روزه،</text:span><text:span text:style-name="T55">ھوايى</text:span><text:span text:style-name="T197">پنج</text:span><text:span text:style-name="T169">روزه</text:span><text:span text:style-name="T85">كارمند</text:span><text:span text:style-name="T120">پ</text:span><text:span text:style-name="T60">ست</text:span><text:span text:style-name="T49">:</text:span><text:span text:style-name="T78">ز</text:span><text:span text:style-name="T116">مينى</text:span><text:span text:style-name="T49">، ده</text:span></text:p>
            <text:p text:style-name="P1090"><text:span text:style-name="T191">مىرسد.</text:span></text:p>
          </table:table-cell>
        </table:table-row>
        <table:table-row table:style-name="Table92.5">
          <table:table-cell table:style-name="Table92.A5" office:value-type="string">
            <text:p text:style-name="P995"><text:span text:style-name="T17">Сухопутно — 10</text:span></text:p>
          </table:table-cell>
          <table:table-cell table:style-name="Table92.A5" office:value-type="string">
            <text:p text:style-name="P995"><text:span text:style-name="T17">Zamini, dah ruze,</text:span>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995"><text:span text:style-name="T17">дней, воздушным</text:span></text:p>
          </table:table-cell>
          <table:table-cell table:style-name="Table92.A5" office:value-type="string">
            <text:p text:style-name="P995"><text:span text:style-name="T17">havāyi, panj ruze</text:span></text:p>
          </table:table-cell>
          <table:covered-table-cell/>
        </table:table-row>
        <table:table-row table:style-name="Table92.5">
          <table:table-cell table:style-name="Table92.A5" office:value-type="string">
            <text:p text:style-name="P995"><text:span text:style-name="T17">путем — через 5</text:span></text:p>
          </table:table-cell>
          <table:table-cell table:style-name="Table92.A5" office:value-type="string">
            <text:p text:style-name="P995"><text:span text:style-name="T17">mirasad.</text:span></text:p>
          </table:table-cell>
          <table:covered-table-cell/>
        </table:table-row>
        <table:table-row table:style-name="Table92.5">
          <table:table-cell table:style-name="Table92.C5" office:value-type="string">
            <text:p text:style-name="P995"><text:span text:style-name="T17">дней.</text:span></text:p>
          </table:table-cell>
          <table:table-cell table:style-name="Table92.C5" office:value-type="string">
            <text:p text:style-name="P1005"/>
          </table:table-cell>
          <table:covered-table-cell/>
        </table:table-row>
        <table:table-row table:style-name="Table92.25">
          <table:table-cell table:style-name="Table92.A1" office:value-type="string">
            <text:p text:style-name="P978"><text:span text:style-name="T17">И: Тогда,</text:span></text:p>
            <text:p text:style-name="P2304"><text:span text:style-name="T17">пожалуйста, авиапочтой.</text:span></text:p>
          </table:table-cell>
          <table:table-cell table:style-name="Table92.A1" office:value-type="string">
            <text:p text:style-name="P2245"><text:span text:style-name="T17">Pas, xāheš mikonam, havāyi.</text:span></text:p>
          </table:table-cell>
          <table:table-cell table:style-name="Table92.A1" office:value-type="string">
            <text:p text:style-name="P1021"><text:span text:style-name="T59">پ</text:span><text:span text:style-name="T49">س،</text:span><text:span text:style-name="T95">خ</text:span><text:span text:style-name="T149">واھش</text:span><text:span text:style-name="T81">م</text:span><text:span text:style-name="T139">ى</text:span><text:span text:style-name="T88">ك</text:span><text:span text:style-name="T150">نم</text:span><text:span text:style-name="T49">،</text:span></text:p>
            <text:p text:style-name="P1082"><text:span text:style-name="T236">ھوايى.</text:span></text:p>
          </table:table-cell>
        </table:table-row>
      </table:table>
      <table:table table:name="Table93" table:style-name="Table93">
        <table:table-column table:style-name="Table93.A" table:number-columns-repeated="3"/>
        <table:table-row table:style-name="Table93.1">
          <table:table-cell table:style-name="Table93.A1" office:value-type="string">
            <text:p text:style-name="P2252"><text:span text:style-name="T17">Сотрудник почты: 200 томанов,</text:span></text:p>
            <text:p text:style-name="P989"><text:span text:style-name="T17">пожалуйста.</text:span></text:p>
          </table:table-cell>
          <table:table-cell table:style-name="Table93.A1" office:value-type="string">
            <text:p text:style-name="P1710"><text:span text:style-name="T17">Kārmand-e post: Devist tomān, xāheš</text:span></text:p>
            <text:p text:style-name="P989"><text:span text:style-name="T17">mikonam.</text:span></text:p>
          </table:table-cell>
          <table:table-cell table:style-name="Table93.A1" office:value-type="string">
            <text:p text:style-name="P1461"><text:span text:style-name="T85">كارمند</text:span><text:span text:style-name="T120">پ</text:span><text:span text:style-name="T60">ست</text:span><text:span text:style-name="T49">:</text:span><text:span text:style-name="T54">د</text:span><text:span text:style-name="T111">ويست</text:span></text:p>
            <text:p text:style-name="P1817"><text:span text:style-name="T51">تومان،</text:span><text:span text:style-name="T333">خواھش</text:span><text:span text:style-name="T357">مىكنم</text:span><text:span text:style-name="T51">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94" table:style-name="Table94">
        <table:table-column table:style-name="Table94.A" table:number-columns-repeated="3"/>
        <text:soft-page-break/>
        <table:table-row table:style-name="Table94.1">
          <table:table-cell table:style-name="Table94.A1" office:value-type="string">
            <text:p text:style-name="P978"><text:span text:style-name="T17">В сторону Шуша.</text:span></text:p>
          </table:table-cell>
          <table:table-cell table:style-name="Table94.A1" office:value-type="string">
            <text:p text:style-name="P978"><text:span text:style-name="T17">Be su-ye šahr-e Šuš.</text:span></text:p>
          </table:table-cell>
          <table:table-cell table:style-name="Table94.A1" office:value-type="string">
            <text:p text:style-name="P1126"><text:span text:style-name="T52">به سوى شھر شوش.</text:span></text:p>
          </table:table-cell>
        </table:table-row>
        <table:table-row table:style-name="Table94.2">
          <table:table-cell table:style-name="Table94.A1" office:value-type="string">
            <text:p text:style-name="P1871"><text:span text:style-name="T17">Иван: Друзья! Включте радио, чтобы послушать</text:span></text:p>
            <text:p text:style-name="P981"><text:span text:style-name="T17">метеосводку.</text:span></text:p>
          </table:table-cell>
          <table:table-cell table:style-name="Table94.A1" office:value-type="string">
            <text:p text:style-name="P1435"><text:span text:style-name="T17">Dustān! Radio-rā rowšan konid, tā gozāreš-e havā-šenāsi-</text:span></text:p>
            <text:p text:style-name="P981"><text:span text:style-name="T17">rā bešenavim.</text:span></text:p>
          </table:table-cell>
          <table:table-cell table:style-name="Table94.A1" office:value-type="string">
            <text:p text:style-name="P1592"><text:span text:style-name="T52">دوستان!</text:span><text:span text:style-name="T622">راديو را روش</text:span><text:span text:style-name="T52">ن</text:span></text:p>
            <text:p text:style-name="P2306"><text:span text:style-name="T130">كنيد</text:span><text:span text:style-name="T49">،</text:span><text:span text:style-name="T119">تا</text:span><text:span text:style-name="T114">گ</text:span><text:span text:style-name="T607">ز</text:span><text:span text:style-name="T108">ارش</text:span></text:p>
            <text:p text:style-name="P2253"><text:span text:style-name="T58">ھواشناسى</text:span><text:span text:style-name="T302">را بشنويم</text:span><text:span text:style-name="T58">.</text:span></text:p>
          </table:table-cell>
        </table:table-row>
        <table:table-row table:style-name="Table94.3">
          <table:table-cell table:style-name="Table94.A1" office:value-type="string">
            <text:p text:style-name="P1949"><text:span text:style-name="T17">Диктор: Гидромедцентр передал прогноз погоды в Хузестанской области: температура сегодня + 30, облачно, временами осадки: «дождливо» (sāzmān — учреждение, daraje</text:span></text:p>
            <text:list xml:id="list607979082" text:style-name="WWNum4">
              <text:list-item>
                <text:p text:style-name="P2307"><text:span text:style-name="T17">степень, градус; abr — облако;</text:span><text:span text:style-name="T29">bārān</text:span></text:p>
              </text:list-item>
              <text:list-item>
                <text:p text:style-name="P2308"><text:span text:style-name="T17">дождь).</text:span></text:p>
              </text:list-item>
            </text:list>
          </table:table-cell>
          <table:table-cell table:style-name="Table94.A1" office:value-type="string">
            <text:p text:style-name="P2309"><text:span text:style-name="T17">Guyande: Be piš-bini- ye sāzmān-e havā- šenāsi-ye ostān-e Xuzestān, damā-ye havā, emruz be si daraje bālā-ye sefr mirasad. Havā abri, gāhi bārāni ast.</text:span></text:p>
          </table:table-cell>
          <table:table-cell table:style-name="Table94.A1" office:value-type="string">
            <text:p text:style-name="P2310"><text:span text:style-name="T178">سازمان</text:span><text:span text:style-name="T52">ھواشناسى استان</text:span><text:span text:style-name="T69">گ</text:span><text:span text:style-name="T118">وينده</text:span><text:span text:style-name="T49">:</text:span><text:span text:style-name="T87">ب</text:span><text:span text:style-name="T264">ه</text:span><text:span text:style-name="T68">پ</text:span><text:span text:style-name="T133">يش</text:span><text:span text:style-name="T265">ب</text:span><text:span text:style-name="T159">ينى</text:span></text:p>
            <text:p text:style-name="P2311"><text:span text:style-name="T49">امروز به سى</text:span><text:span text:style-name="T56">درجه باالى خوزستان،</text:span><text:span text:style-name="T49">دماى ھوا،</text:span></text:p>
            <text:p text:style-name="P2052"><text:span text:style-name="T52">صفر</text:span><text:span text:style-name="T403">مىرسد</text:span><text:span text:style-name="T52">.</text:span><text:span text:style-name="T397">ھوا</text:span><text:span text:style-name="T304">ابرى</text:span><text:span text:style-name="T52">،</text:span></text:p>
            <text:p text:style-name="P1751"><text:span text:style-name="T58">گاھى</text:span><text:span text:style-name="T687">بارانى است</text:span><text:span text:style-name="T58">.</text:span></text:p>
          </table:table-cell>
        </table:table-row>
        <table:table-row table:style-name="Table94.4">
          <table:table-cell table:style-name="Table94.A1" office:value-type="string">
            <text:p text:style-name="P1875"><text:span text:style-name="T17">Катрина: Дорогой Гельмут! Вы можете водить под дождем (hangām — время, момент времени; bāreš — осадки, дождь; bāreš-e bārān</text:span></text:p>
            <text:p text:style-name="P1575"><text:span text:style-name="T17">— выпадение дождя)?</text:span></text:p>
          </table:table-cell>
          <table:table-cell table:style-name="Table94.A1" office:value-type="string">
            <text:p text:style-name="P1464"><text:span text:style-name="T17">Helmot jān! Šomā mitavānid dar hangām- e bāreš-e bārān rānandegi konid?</text:span></text:p>
          </table:table-cell>
          <table:table-cell table:style-name="Table94.A1" office:value-type="string">
            <text:p text:style-name="P2312"><text:span text:style-name="T334">در</text:span><text:span text:style-name="T467">ھنگامبارش</text:span><text:span text:style-name="T397">باران</text:span><text:span text:style-name="T388">ھلمت</text:span><text:span text:style-name="T52">جان!شما مىتوانيد</text:span></text:p>
            <text:p text:style-name="P2313"><text:span text:style-name="T50">رانندگى</text:span><text:span text:style-name="T557">كنيد</text:span><text:span text:style-name="T50">؟</text:span></text:p>
          </table:table-cell>
        </table:table-row>
        <table:table-row table:style-name="Table94.5">
          <table:table-cell table:style-name="Table94.A1" office:value-type="string">
            <text:p text:style-name="P980"><text:span text:style-name="T17">Гельмут: А почему</text:span></text:p>
            <text:p text:style-name="P981"><text:span text:style-name="T17">нет?</text:span></text:p>
          </table:table-cell>
          <table:table-cell table:style-name="Table94.A1" office:value-type="string">
            <text:p text:style-name="P980"><text:span text:style-name="T17">Čerā ke na!</text:span></text:p>
          </table:table-cell>
          <table:table-cell table:style-name="Table94.A1" office:value-type="string">
            <text:p text:style-name="P1016"><text:span text:style-name="T56">چرا</text:span><text:span text:style-name="T627">كه نه</text:span><text:span text:style-name="T56">!</text:span></text:p>
          </table:table-cell>
        </table:table-row>
        <table:table-row table:style-name="Table94.6">
          <table:table-cell table:style-name="Table94.A1" office:value-type="string">
            <text:p text:style-name="P1504"><text:span text:style-name="T17">И: Хузестанская область — одна из самых зеленых</text:span></text:p>
          </table:table-cell>
          <table:table-cell table:style-name="Table94.A1" office:value-type="string">
            <text:p text:style-name="P1895"><text:span text:style-name="T17">Ostān-e Xuzestān, yeki az sarsabztarin ostān-hā-ye Irān ast.</text:span></text:p>
          </table:table-cell>
          <table:table-cell table:style-name="Table94.A1" office:value-type="string">
            <text:p text:style-name="P2314"><text:span text:style-name="T219">سرسبزترين</text:span><text:span text:style-name="T55">استانھاى استان خوزستان، يكى از</text:span></text:p>
            <text:p text:style-name="P2315"><text:span text:style-name="T51">ايران است.</text:span></text:p>
          </table:table-cell>
        </table:table-row>
      </table:table>
      <table:table table:name="Table95" table:style-name="Table95">
        <table:table-column table:style-name="Table95.A" table:number-columns-repeated="3"/>
        <table:table-row table:style-name="Table95.1">
          <table:table-cell table:style-name="Table95.A1" office:value-type="string">
            <text:p text:style-name="P983"><text:span text:style-name="T17">иранских областей.</text:span></text:p>
          </table:table-cell>
          <table:table-cell table:style-name="Table95.A1" office:value-type="string">
            <text:p text:style-name="P1004"/>
          </table:table-cell>
          <table:table-cell table:style-name="Table95.A1" office:value-type="string">
            <text:p text:style-name="P1004"/>
          </table:table-cell>
        </table:table-row>
        <table:table-row table:style-name="Table95.2">
          <table:table-cell table:style-name="Table95.A1" office:value-type="string">
            <text:p text:style-name="P1065"><text:span text:style-name="T17">К: До древнего города Шуша</text:span></text:p>
            <text:p text:style-name="P1783"><text:span text:style-name="T17">сколько километров осталось?</text:span></text:p>
          </table:table-cell>
          <table:table-cell table:style-name="Table95.A1" office:value-type="string">
            <text:p text:style-name="P1247"><text:span text:style-name="T17">Tā šahr-e bāstāni-ye Šuš, čand kilumetr mānde ast?</text:span></text:p>
          </table:table-cell>
          <table:table-cell table:style-name="Table95.A1" office:value-type="string">
            <text:p text:style-name="P2316"><text:span text:style-name="T58">تا</text:span><text:span text:style-name="T365">شھر</text:span><text:span text:style-name="T370">باستانىشوش</text:span><text:span text:style-name="T58">،</text:span></text:p>
            <text:p text:style-name="P2317"><text:span text:style-name="T55">چند</text:span><text:span text:style-name="T275">كيلومتر مانده است</text:span><text:span text:style-name="T55">؟</text:span></text:p>
          </table:table-cell>
        </table:table-row>
        <table:table-row table:style-name="Table95.3">
          <table:table-cell table:style-name="Table95.A1" office:value-type="string">
            <text:p text:style-name="P988"><text:span text:style-name="T17">Г: Осталось 250</text:span></text:p>
            <text:p text:style-name="Table_20_Paragraph"><text:span text:style-name="T17">километров.</text:span></text:p>
          </table:table-cell>
          <table:table-cell table:style-name="Table95.A1" office:value-type="string">
            <text:p text:style-name="P1729"><text:span text:style-name="T17">Devist-o-panjāh kilumetr mānde ast.</text:span></text:p>
          </table:table-cell>
          <table:table-cell table:style-name="Table95.A1" office:value-type="string">
            <text:p text:style-name="P1329"><text:span text:style-name="T58">دويست</text:span><text:span text:style-name="T682">و پنجاه كيلومت</text:span><text:span text:style-name="T58">ر</text:span></text:p>
            <text:p text:style-name="P2318"><text:span text:style-name="T51">مانده</text:span><text:span text:style-name="T465">است</text:span><text:span text:style-name="T51">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96" table:style-name="Table96">
        <table:table-column table:style-name="Table96.A" table:number-columns-repeated="3"/>
        <table:table-row table:style-name="Table96.1">
          <table:table-cell table:style-name="Table96.A1" office:value-type="string">
            <text:p text:style-name="Table_20_Paragraph"><text:span text:style-name="T17">Разговор о войне.</text:span></text:p>
          </table:table-cell>
          <table:table-cell table:style-name="Table96.A1" office:value-type="string">
            <text:p text:style-name="P1187"><text:span text:style-name="T17">Soxani az jang.</text:span></text:p>
          </table:table-cell>
          <table:table-cell table:style-name="Table96.A1" office:value-type="string">
            <text:p text:style-name="P2319"><text:span text:style-name="T51">سخنى</text:span><text:span text:style-name="T465">ازجن</text:span><text:span text:style-name="T51">گ</text:span></text:p>
          </table:table-cell>
        </table:table-row>
        <table:table-row table:style-name="Table96.2">
          <table:table-cell table:style-name="Table96.A2" office:value-type="string">
            <text:p text:style-name="P983"><text:span text:style-name="T17">Г: Друзья! Знаете ли</text:span></text:p>
          </table:table-cell>
          <table:table-cell table:style-name="Table96.A2" office:value-type="string">
            <text:p text:style-name="P983"><text:span text:style-name="T17">Dustān! Āyā šomā</text:span></text:p>
          </table:table-cell>
          <table:table-cell table:style-name="Table96.A1" table:number-rows-spanned="8" office:value-type="string">
            <text:p text:style-name="P2320"><text:span text:style-name="T58">و ھشتاد</text:span><text:span text:style-name="T121">نھصد</text:span><text:span text:style-name="T500">و</text:span><text:span text:style-name="T453">ھشتاد</text:span><text:span text:style-name="T58">(تا سال</text:span><text:span text:style-name="T51">كه</text:span><text:span text:style-name="T508">ازسال</text:span><text:span text:style-name="T367">)</text:span><text:span text:style-name="T51">يک</text:span><text:span text:style-name="T508">ھزارو</text:span><text:span text:style-name="T124">دوستان</text:span><text:span text:style-name="T55">!</text:span><text:span text:style-name="T660">آيا</text:span><text:span text:style-name="T514">شما مىدانيد</text:span><text:span text:style-name="T52">و</text:span><text:span text:style-name="T587">ھشت</text:span><text:span text:style-name="T52">(</text:span><text:span text:style-name="T363">در</text:span><text:span text:style-name="T639">اينسرزمين</text:span><text:span text:style-name="T494">)يكھزار</text:span><text:span text:style-name="T189">و</text:span><text:span text:style-name="T326">نھص</text:span><text:span text:style-name="T58">د</text:span></text:p>
            <text:p text:style-name="P1046"><text:span text:style-name="T49">جنگ</text:span><text:span text:style-name="T402">رخ</text:span><text:span text:style-name="T303">داد</text:span><text:span text:style-name="T49">؟</text:span></text:p>
          </table:table-cell>
        </table:table-row>
        <table:table-row table:style-name="Table96.3">
          <table:table-cell table:style-name="Table96.A3" office:value-type="string">
            <text:p text:style-name="P995"><text:span text:style-name="T17">Вы, что с 1980 по</text:span></text:p>
          </table:table-cell>
          <table:table-cell table:style-name="Table96.A3" office:value-type="string">
            <text:p text:style-name="P995"><text:span text:style-name="T17">midānid ke az sāl-e</text:span>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995"><text:span text:style-name="T17">1988 на этой</text:span></text:p>
          </table:table-cell>
          <table:table-cell table:style-name="Table96.A3" office:value-type="string">
            <text:p text:style-name="P995"><text:span text:style-name="T17">(yek hezār-o-nohsad-</text:span></text:p>
          </table:table-cell>
          <table:covered-table-cell/>
        </table:table-row>
        <table:table-row table:style-name="Table96.5">
          <table:table-cell table:style-name="Table96.A3" office:value-type="string">
            <text:p text:style-name="P995"><text:span text:style-name="T17">территории была</text:span></text:p>
          </table:table-cell>
          <table:table-cell table:style-name="Table96.A3" office:value-type="string">
            <text:p text:style-name="P995"><text:span text:style-name="T17">o-haštād) tā sāl-e (yek</text:span>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995"><text:span text:style-name="T17">война (rox dādan —</text:span></text:p>
          </table:table-cell>
          <table:table-cell table:style-name="Table96.A3" office:value-type="string">
            <text:p text:style-name="P995"><text:span text:style-name="T17">hezar-o-nohsad-o-</text:span>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995"><text:span text:style-name="T17">случаться,</text:span></text:p>
          </table:table-cell>
          <table:table-cell table:style-name="Table96.A3" office:value-type="string">
            <text:p text:style-name="P995"><text:span text:style-name="T17">haštad-o-hašt) dar in</text:span></text:p>
          </table:table-cell>
          <table:covered-table-cell/>
        </table:table-row>
        <table:table-row table:style-name="Table96.5">
          <table:table-cell table:style-name="Table96.A3" office:value-type="string">
            <text:p text:style-name="P995"><text:span text:style-name="T17">происходить, rox —</text:span></text:p>
          </table:table-cell>
          <table:table-cell table:style-name="Table96.A3" office:value-type="string">
            <text:p text:style-name="P995"><text:span text:style-name="T17">sarzamin jang rox</text:span></text:p>
          </table:table-cell>
          <table:covered-table-cell/>
        </table:table-row>
        <table:table-row table:style-name="Table96.9">
          <table:table-cell table:style-name="Table96.C3" office:value-type="string">
            <text:p text:style-name="P999"><text:span text:style-name="T17">лицо)?</text:span></text:p>
          </table:table-cell>
          <table:table-cell table:style-name="Table96.C3" office:value-type="string">
            <text:p text:style-name="P999"><text:span text:style-name="T17">dād?</text:span></text:p>
          </table:table-cell>
          <table:covered-table-cell/>
        </table:table-row>
        <table:table-row table:style-name="Table96.10">
          <table:table-cell table:style-name="Table96.A2" office:value-type="string">
            <text:p text:style-name="P981"><text:span text:style-name="T17">Д: Да, один</text:span></text:p>
          </table:table-cell>
          <table:table-cell table:style-name="Table96.A2" office:value-type="string">
            <text:p text:style-name="P981"><text:span text:style-name="T17">Āri. Yek ādam-e</text:span></text:p>
          </table:table-cell>
          <table:table-cell table:style-name="Table96.A1" table:number-rows-spanned="5" office:value-type="string">
            <text:p text:style-name="P2321"><text:span text:style-name="T690">نام</text:span><text:span text:style-name="T374">"</text:span><text:span text:style-name="T56">صدام"،</text:span><text:span text:style-name="T382">ھمهاين</text:span><text:span text:style-name="T49">آر</text:span><text:span text:style-name="T108">ى</text:span><text:span text:style-name="T49">.</text:span><text:span text:style-name="T128">ي</text:span><text:span text:style-name="T62">ک</text:span><text:span text:style-name="T49">آد</text:span><text:span text:style-name="T108">م</text:span><text:span text:style-name="T54">د</text:span><text:span text:style-name="T111">يوانه</text:span><text:span text:style-name="T146">ب</text:span><text:span text:style-name="T87">ه</text:span></text:p>
            <text:p text:style-name="P2322"><text:span text:style-name="T55">استان</text:span><text:span text:style-name="T496">رابهآتشكشيد</text:span><text:span text:style-name="T55">.</text:span></text:p>
          </table:table-cell>
        </table:table-row>
        <table:table-row table:style-name="Table96.3">
          <table:table-cell table:style-name="Table96.A3" office:value-type="string">
            <text:p text:style-name="P995"><text:span text:style-name="T17">сумасшедший по</text:span></text:p>
          </table:table-cell>
          <table:table-cell table:style-name="Table96.A3" office:value-type="string">
            <text:p text:style-name="P995"><text:span text:style-name="T17">divāne be nām-e</text:span>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995"><text:span text:style-name="T17">имени Саддам сжег</text:span></text:p>
          </table:table-cell>
          <table:table-cell table:style-name="Table96.A3" office:value-type="string">
            <text:p text:style-name="P995"><text:span text:style-name="T17">Saddām, hame-ye in</text:span>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995"><text:span text:style-name="T17">всю эту область («в</text:span></text:p>
          </table:table-cell>
          <table:table-cell table:style-name="Table96.A3" office:value-type="string">
            <text:p text:style-name="P995"><text:span text:style-name="T17">ostān-rā be ātaš kešid.</text:span></text:p>
          </table:table-cell>
          <table:covered-table-cell/>
        </table:table-row>
        <table:table-row table:style-name="Table96.3">
          <table:table-cell table:style-name="Table96.C3" office:value-type="string">
            <text:p text:style-name="P995"><text:span text:style-name="T17">огонь втянул»).</text:span></text:p>
          </table:table-cell>
          <table:table-cell table:style-name="Table96.C3" office:value-type="string">
            <text:p text:style-name="P1005"/>
          </table:table-cell>
          <table:covered-table-cell/>
        </table:table-row>
        <table:table-row table:style-name="Table96.2">
          <table:table-cell table:style-name="Table96.A2" office:value-type="string">
            <text:p text:style-name="P983"><text:span text:style-name="T17">К: К счастью, что</text:span></text:p>
          </table:table-cell>
          <table:table-cell table:style-name="Table96.A2" office:value-type="string">
            <text:p text:style-name="P983"><text:span text:style-name="T17">Xoš-baxtāne, inak,</text:span></text:p>
          </table:table-cell>
          <table:table-cell table:style-name="Table96.A1" table:number-rows-spanned="5" office:value-type="string">
            <text:p text:style-name="P2323"><text:span text:style-name="T52">آرامى</text:span><text:span text:style-name="T639">وشادابىبه</text:span><text:span text:style-name="T363">اين</text:span><text:span text:style-name="T164">خو</text:span><text:span text:style-name="T49">ش</text:span><text:span text:style-name="T145">ب</text:span><text:span text:style-name="T86">ختانه</text:span><text:span text:style-name="T49">،</text:span><text:span text:style-name="T99">ا</text:span><text:span text:style-name="T165">ين</text:span><text:span text:style-name="T62">ک</text:span><text:span text:style-name="T49">،</text:span></text:p>
            <text:p text:style-name="P1691"><text:span text:style-name="T60">سرزمين</text:span><text:span text:style-name="T118">باز</text:span><text:span text:style-name="T114">گ</text:span><text:span text:style-name="T60">شت</text:span><text:span text:style-name="T49">.</text:span></text:p>
          </table:table-cell>
        </table:table-row>
        <table:table-row table:style-name="Table96.3">
          <table:table-cell table:style-name="Table96.A3" office:value-type="string">
            <text:p text:style-name="P995"><text:span text:style-name="T17">сейчас спокойствие и</text:span></text:p>
          </table:table-cell>
          <table:table-cell table:style-name="Table96.A3" office:value-type="string">
            <text:p text:style-name="P995"><text:span text:style-name="T17">ārāmi va šādābi be in</text:span></text:p>
          </table:table-cell>
          <table:covered-table-cell/>
        </table:table-row>
        <table:table-row table:style-name="Table96.3">
          <table:table-cell table:style-name="Table96.A3" office:value-type="string">
            <text:p text:style-name="P995"><text:span text:style-name="T17">радость вернулись на</text:span></text:p>
          </table:table-cell>
          <table:table-cell table:style-name="Table96.A3" office:value-type="string">
            <text:p text:style-name="P995"><text:span text:style-name="T17">sarzamin bāzgašt.</text:span></text:p>
          </table:table-cell>
          <table:covered-table-cell/>
        </table:table-row>
        <table:table-row table:style-name="Table96.5">
          <table:table-cell table:style-name="Table96.A3" office:value-type="string">
            <text:p text:style-name="P995"><text:span text:style-name="T17">эту землю (baxt —</text:span></text:p>
          </table:table-cell>
          <table:table-cell table:style-name="Table96.A3" office:value-type="string">
            <text:p text:style-name="P1005"/>
          </table:table-cell>
          <table:covered-table-cell/>
        </table:table-row>
        <table:table-row table:style-name="Table96.3">
          <table:table-cell table:style-name="Table96.C3" office:value-type="string">
            <text:p text:style-name="P995"><text:span text:style-name="T17">счастье; судьба).</text:span></text:p>
          </table:table-cell>
          <table:table-cell table:style-name="Table96.C3" office:value-type="string">
            <text:p text:style-name="P1005"/>
          </table:table-cell>
          <table:covered-table-cell/>
        </table:table-row>
      </table:table>
      <text:p text:style-name="P9"/>
      <text:p text:style-name="P9"/>
      <text:p text:style-name="P9"/>
      <text:p text:style-name="P11"/>
      <table:table table:name="Table97" table:style-name="Table97">
        <table:table-column table:style-name="Table97.A" table:number-columns-repeated="3"/>
        <table:table-row table:style-name="Table97.1">
          <table:table-cell table:style-name="Table97.A1" office:value-type="string">
            <text:p text:style-name="P978"><text:span text:style-name="T16">Двадцатая встреча</text:span></text:p>
          </table:table-cell>
          <table:table-cell table:style-name="Table97.A1" office:value-type="string">
            <text:p text:style-name="P978"><text:span text:style-name="T17">Didār-e bistom</text:span></text:p>
          </table:table-cell>
          <table:table-cell table:style-name="Table97.A1" office:value-type="string">
            <text:p text:style-name="P1015"><text:span text:style-name="T68">ديدار بيستم</text:span></text:p>
          </table:table-cell>
        </table:table-row>
        <table:table-row table:style-name="Table97.1">
          <table:table-cell table:style-name="Table97.A1" office:value-type="string">
            <text:p text:style-name="P978"><text:span text:style-name="T17">Друзья в ресторане.</text:span></text:p>
          </table:table-cell>
          <table:table-cell table:style-name="Table97.A1" office:value-type="string">
            <text:p text:style-name="P1189"><text:span text:style-name="T17">Dustān dar restorān.</text:span></text:p>
          </table:table-cell>
          <table:table-cell table:style-name="Table97.A1" office:value-type="string">
            <text:p text:style-name="P1041"><text:span text:style-name="T52">دوستان</text:span><text:span text:style-name="T376">در رستورا</text:span><text:span text:style-name="T52">ن</text:span></text:p>
          </table:table-cell>
        </table:table-row>
        <table:table-row table:style-name="Table97.3">
          <table:table-cell table:style-name="Table97.A3" office:value-type="string">
            <text:p text:style-name="P983"><text:span text:style-name="T17">Официант: Дорогие</text:span></text:p>
          </table:table-cell>
          <table:table-cell table:style-name="Table97.A3" office:value-type="string">
            <text:p text:style-name="P983"><text:span text:style-name="T17">Piš-xedmat:</text:span></text:p>
          </table:table-cell>
          <table:table-cell table:style-name="Table97.A1" table:number-rows-spanned="6" office:value-type="string">
            <text:p text:style-name="P2324"><text:span text:style-name="T55">مىكنم,</text:span><text:span text:style-name="T321">اين</text:span><text:span text:style-name="T54">ميز</text:span><text:span text:style-name="T52">ش</text:span><text:span text:style-name="T110">ما</text:span><text:span text:style-name="T69">گ</text:span><text:span text:style-name="T82">ر</text:span><text:span text:style-name="T142">امى</text:span><text:span text:style-name="T108">،</text:span><text:span text:style-name="T289">بفرماييد</text:span><text:span text:style-name="T49">،</text:span><text:span text:style-name="T339">خواھش</text:span><text:span text:style-name="T501">پيشخدمت:</text:span><text:span text:style-name="T110">مھمانان</text:span><text:span text:style-name="T501">است</text:span><text:span text:style-name="T52">.</text:span><text:span text:style-name="T523">چيزى</text:span><text:span text:style-name="T250">سفار</text:span><text:span text:style-name="T55">ش</text:span></text:p>
            <text:p text:style-name="P1082"><text:span text:style-name="T320">مىكنيد؟</text:span></text:p>
          </table:table-cell>
        </table:table-row>
        <table:table-row table:style-name="Table97.4">
          <table:table-cell table:style-name="Table97.A4" office:value-type="string">
            <text:p text:style-name="P995"><text:span text:style-name="T17">гости, подходите,</text:span></text:p>
          </table:table-cell>
          <table:table-cell table:style-name="Table97.A4" office:value-type="string">
            <text:p text:style-name="P995"><text:span text:style-name="T17">mehmānān-e gerāmi,</text:span></text:p>
          </table:table-cell>
          <table:covered-table-cell/>
        </table:table-row>
        <table:table-row table:style-name="Table97.5">
          <table:table-cell table:style-name="Table97.A4" office:value-type="string">
            <text:p text:style-name="P995"><text:span text:style-name="T17">пожалуйста, это Ваш</text:span></text:p>
          </table:table-cell>
          <table:table-cell table:style-name="Table97.A4" office:value-type="string">
            <text:p text:style-name="P995"><text:span text:style-name="T17">befarmāid, xāheš</text:span></text:p>
          </table:table-cell>
          <table:covered-table-cell/>
        </table:table-row>
        <table:table-row table:style-name="Table97.5">
          <table:table-cell table:style-name="Table97.A4" office:value-type="string">
            <text:p text:style-name="P995"><text:span text:style-name="T17">столик. Что будете</text:span></text:p>
          </table:table-cell>
          <table:table-cell table:style-name="Table97.A4" office:value-type="string">
            <text:p text:style-name="P995"><text:span text:style-name="T17">mikonam, in miz-e</text:span></text:p>
          </table:table-cell>
          <table:covered-table-cell/>
        </table:table-row>
        <table:table-row table:style-name="Table97.4">
          <table:table-cell table:style-name="Table97.A4" office:value-type="string">
            <text:p text:style-name="P995"><text:span text:style-name="T17">заказывать (xedmat</text:span></text:p>
          </table:table-cell>
          <table:table-cell table:style-name="Table97.A4" office:value-type="string">
            <text:p text:style-name="P995"><text:span text:style-name="T17">šomā ast. Čizi safāreš</text:span></text:p>
          </table:table-cell>
          <table:covered-table-cell/>
        </table:table-row>
        <table:table-row table:style-name="Table97.5">
          <table:table-cell table:style-name="Table97.C4" office:value-type="string">
            <text:p text:style-name="P995"><text:span text:style-name="T17">— служба; safāreš —</text:span></text:p>
          </table:table-cell>
          <table:table-cell table:style-name="Table97.C4" office:value-type="string">
            <text:p text:style-name="P995"><text:span text:style-name="T17">mikonid?</text:span></text:p>
          </table:table-cell>
          <table:covered-table-cell/>
        </table:table-row>
      </table:table>
      <table:table table:name="Table98" table:style-name="Table98">
        <table:table-column table:style-name="Table98.A" table:number-columns-repeated="3"/>
        <table:table-row table:style-name="Table98.1">
          <table:table-cell table:style-name="Table98.A1" office:value-type="string">
            <text:p text:style-name="P983"><text:span text:style-name="T17">заказ)?</text:span></text:p>
          </table:table-cell>
          <table:table-cell table:style-name="Table98.A1" office:value-type="string">
            <text:p text:style-name="P1004"/>
          </table:table-cell>
          <table:table-cell table:style-name="Table98.A1" office:value-type="string">
            <text:p text:style-name="P1004"/>
          </table:table-cell>
        </table:table-row>
        <table:table-row table:style-name="Table98.2">
          <table:table-cell table:style-name="Table98.A1" office:value-type="string">
            <text:p text:style-name="P1668"><text:span text:style-name="T17">Друзья: Пожалуйста, принесите четыре кружки супа.</text:span></text:p>
          </table:table-cell>
          <table:table-cell table:style-name="Table98.A1" office:value-type="string">
            <text:p text:style-name="P1428"><text:span text:style-name="T17">Dustān: Xāheš mikonim barāye mā</text:span></text:p>
            <text:p text:style-name="P2325"><text:span text:style-name="T17">čahār kāse-ye āš biāvarid.</text:span></text:p>
          </table:table-cell>
          <table:table-cell table:style-name="Table98.A1" office:value-type="string">
            <text:p text:style-name="P2326"><text:span text:style-name="T51">براى</text:span><text:span text:style-name="T333">ماچھار</text:span><text:span text:style-name="T110">كاسه</text:span><text:span text:style-name="T515">آش</text:span><text:span text:style-name="T439">دوستان:</text:span><text:span text:style-name="T250">خواھش</text:span><text:span text:style-name="T212">مىكني</text:span><text:span text:style-name="T55">م</text:span></text:p>
            <text:p text:style-name="P1125"><text:span text:style-name="T192">بياوريد.</text:span></text:p>
          </table:table-cell>
        </table:table-row>
        <table:table-row table:style-name="Table98.3">
          <table:table-cell table:style-name="Table98.A1" office:value-type="string">
            <text:p text:style-name="P988"><text:span text:style-name="T17">Официант: Салат</text:span></text:p>
            <text:p text:style-name="P985"><text:span text:style-name="T17">будете?</text:span></text:p>
          </table:table-cell>
          <table:table-cell table:style-name="Table98.A1" office:value-type="string">
            <text:p text:style-name="P988"><text:span text:style-name="T17">Piš-xedmat: Sālād?</text:span></text:p>
          </table:table-cell>
          <table:table-cell table:style-name="Table98.A1" office:value-type="string">
            <text:p text:style-name="P1795"><text:span text:style-name="T52">پيشخدمت:ساالد؟</text:span></text:p>
          </table:table-cell>
        </table:table-row>
        <table:table-row table:style-name="Table98.4">
          <table:table-cell table:style-name="Table98.A1" office:value-type="string">
            <text:p text:style-name="P988"><text:span text:style-name="T17">Друзья: Салат —</text:span></text:p>
            <text:p text:style-name="P2327"><text:span text:style-name="T17">огурцы с помидорами.</text:span></text:p>
          </table:table-cell>
          <table:table-cell table:style-name="Table98.A1" office:value-type="string">
            <text:p text:style-name="P2328"><text:span text:style-name="T17">Dustān: Sālād-e xiār- o-gowje farangi.</text:span></text:p>
          </table:table-cell>
          <table:table-cell table:style-name="Table98.A1" office:value-type="string">
            <text:p text:style-name="P2329"><text:span text:style-name="T52">دوستان:</text:span><text:span text:style-name="T310">ساالدخيار</text:span><text:span text:style-name="T433">و</text:span></text:p>
            <text:p text:style-name="P2330"><text:span text:style-name="T69">گ</text:span><text:span text:style-name="T161">و</text:span><text:span text:style-name="T102">جه</text:span><text:span text:style-name="T119">فرن</text:span><text:span text:style-name="T73">گ</text:span><text:span text:style-name="T110">ى</text:span><text:span text:style-name="T49">.</text:span></text:p>
          </table:table-cell>
        </table:table-row>
        <table:table-row table:style-name="Table98.5">
          <table:table-cell table:style-name="Table98.A1" office:value-type="string">
            <text:p text:style-name="P1858"><text:span text:style-name="T17">Официант: Сок желаете? Яблочный, гранатовый,</text:span></text:p>
            <text:p text:style-name="P1968"><text:span text:style-name="T26">виноградный,</text:span><text:span text:style-name="T17">мoрковный.</text:span></text:p>
          </table:table-cell>
          <table:table-cell table:style-name="Table98.A1" office:value-type="string">
            <text:p text:style-name="P1693"><text:span text:style-name="T17">Piš-xedmat: Āb-mive dust dārid? Āb-e sib, āb-e anār, āb-e angur, āb-e havij.</text:span></text:p>
          </table:table-cell>
          <table:table-cell table:style-name="Table98.A1" office:value-type="string">
            <text:p text:style-name="P1556"><text:span text:style-name="T110">پيشخدمت:آبميوه</text:span></text:p>
            <text:p text:style-name="P2331"><text:span text:style-name="T56">آب</text:span><text:span text:style-name="T435">انار،</text:span><text:span text:style-name="T312">آب</text:span><text:span text:style-name="T435">انگور،آب</text:span><text:span text:style-name="T110">دوست</text:span><text:span text:style-name="T339">داريد؟</text:span><text:span text:style-name="T569">آب سيب</text:span><text:span text:style-name="T52">،</text:span></text:p>
            <text:p text:style-name="P1046"><text:span text:style-name="T500">ھويج.</text:span></text:p>
          </table:table-cell>
        </table:table-row>
        <table:table-row table:style-name="Table98.6">
          <table:table-cell table:style-name="Table98.A1" office:value-type="string">
            <text:p text:style-name="P1865"><text:span text:style-name="T17">Друзья: Для всех яблочный.</text:span></text:p>
          </table:table-cell>
          <table:table-cell table:style-name="Table98.A1" office:value-type="string">
            <text:p text:style-name="P988"><text:span text:style-name="T17">Dustān: Barāye hame</text:span></text:p>
            <text:p text:style-name="P1000"><text:span text:style-name="T17">āb-e sib.</text:span></text:p>
          </table:table-cell>
          <table:table-cell table:style-name="Table98.A1" office:value-type="string">
            <text:p text:style-name="P1054"><text:span text:style-name="T51">دوستان:</text:span><text:span text:style-name="T415">براىھمه</text:span><text:span text:style-name="T563">آ</text:span><text:span text:style-name="T51">ب</text:span></text:p>
            <text:p text:style-name="P1087"><text:span text:style-name="T326">سيب.</text:span></text:p>
          </table:table-cell>
        </table:table-row>
        <table:table-row table:style-name="Table98.7">
          <table:table-cell table:style-name="Table98.A1" office:value-type="string">
            <text:p text:style-name="P2332"><text:span text:style-name="T17">Официант: Что будете из горячего? Джудже-кебаб (juje</text:span></text:p>
            <text:p text:style-name="P1484"><text:span text:style-name="T17">— цыпленок), чело- кебаб (čelo — вареный рис), рис и паста, курица, рыба (xoreš — соус; овощной гарнир к</text:span></text:p>
            <text:p text:style-name="P985"><text:span text:style-name="T17">плову).</text:span></text:p>
          </table:table-cell>
          <table:table-cell table:style-name="Table98.A1" office:value-type="string">
            <text:p text:style-name="P1253"><text:span text:style-name="T17">Piš-xedmat: Xurāk-e garm: juje-kabāb, čelo-kabāb, berenj-o- xorešt, morğ, māhi.</text:span></text:p>
          </table:table-cell>
          <table:table-cell table:style-name="Table98.A1" office:value-type="string">
            <text:p text:style-name="P1045"><text:span text:style-name="T133">پيش</text:span><text:span text:style-name="T106">خدمت</text:span><text:span text:style-name="T49">:</text:span><text:span text:style-name="T81">خ</text:span><text:span text:style-name="T139">ورا</text:span><text:span text:style-name="T108">ک</text:span><text:span text:style-name="T69">گ</text:span><text:span text:style-name="T49">ر</text:span><text:span text:style-name="T108">م</text:span><text:span text:style-name="T49">:</text:span></text:p>
            <text:p text:style-name="P1046"><text:span text:style-name="T55">جوجهكباب،</text:span><text:span text:style-name="T691">چلوكباب</text:span><text:span text:style-name="T55">،</text:span></text:p>
            <text:p text:style-name="P1125"><text:span text:style-name="T51">برنج</text:span><text:span text:style-name="T357">و خورشت، مرغ</text:span><text:span text:style-name="T51">،</text:span></text:p>
            <text:p text:style-name="P1082"><text:span text:style-name="T439">ماھى.</text:span></text:p>
          </table:table-cell>
        </table:table-row>
        <table:table-row table:style-name="Table98.2">
          <table:table-cell table:style-name="Table98.A1" office:value-type="string">
            <text:p text:style-name="P2333"><text:span text:style-name="T17">Друзья: Две порции джудже-кебаба, две порции плова с</text:span></text:p>
            <text:p text:style-name="P986"><text:span text:style-name="T17">рыбой.</text:span></text:p>
          </table:table-cell>
          <table:table-cell table:style-name="Table98.A1" office:value-type="string">
            <text:p text:style-name="P1425"><text:span text:style-name="T17">Dustān: Do tā juje- kabāb, dotā polow- māhi.</text:span></text:p>
          </table:table-cell>
          <table:table-cell table:style-name="Table98.A1" office:value-type="string">
            <text:p text:style-name="P2334"><text:span text:style-name="T52">جوجهكباب، دوتا</text:span><text:span text:style-name="T55">دوستان:دوتا</text:span></text:p>
            <text:p text:style-name="P2335"><text:span text:style-name="T59">پ</text:span><text:span text:style-name="T121">لو</text:span><text:span text:style-name="T67">م</text:span><text:span text:style-name="T166">اھى</text:span><text:span text:style-name="T248">.</text:span></text:p>
          </table:table-cell>
        </table:table-row>
        <table:table-row table:style-name="Table98.4">
          <table:table-cell table:style-name="Table98.A1" office:value-type="string">
            <text:p text:style-name="P1949"><text:span text:style-name="T17">Официант: Ваш заказ скоро будет готов.</text:span></text:p>
          </table:table-cell>
          <table:table-cell table:style-name="Table98.A1" office:value-type="string">
            <text:p text:style-name="P1180"><text:span text:style-name="T17">Piš-xedmat: Safāreš-e šomā bezudi āmāde</text:span></text:p>
            <text:p text:style-name="P989"><text:span text:style-name="T17">mišavad.</text:span></text:p>
          </table:table-cell>
          <table:table-cell table:style-name="Table98.A1" office:value-type="string">
            <text:p text:style-name="P2336"><text:span text:style-name="T59">پ</text:span><text:span text:style-name="T121">ي</text:span><text:span text:style-name="T58">ش</text:span><text:span text:style-name="T106">خدمت</text:span><text:span text:style-name="T49">:</text:span><text:span text:style-name="T259">س</text:span><text:span text:style-name="T111">فارش</text:span><text:span text:style-name="T52">ش</text:span><text:span text:style-name="T110">ما</text:span></text:p>
            <text:p text:style-name="P1849"><text:span text:style-name="T56">بزودى</text:span><text:span text:style-name="T519">آمادهمىشود</text:span><text:span text:style-name="T56">.</text:span></text:p>
          </table:table-cell>
        </table:table-row>
      </table:table>
      <text:p text:style-name="P9"/>
      <text:p text:style-name="P9"/>
      <text:p text:style-name="P9"/>
      <text:p text:style-name="P70"/>
      <table:table table:name="Table99" table:style-name="Table99">
        <table:table-column table:style-name="Table99.A" table:number-columns-repeated="3"/>
        <table:table-row table:style-name="Table99.1">
          <table:table-cell table:style-name="Table99.A1" office:value-type="string">
            <text:p text:style-name="P2337"><text:span text:style-name="T17">Конец путешествия друзей по Ирану.</text:span></text:p>
          </table:table-cell>
          <table:table-cell table:style-name="Table99.A1" office:value-type="string">
            <text:p text:style-name="P1170"><text:span text:style-name="T17">Pāyān-e Irān-gardi-ye dustān.</text:span></text:p>
          </table:table-cell>
          <table:table-cell table:style-name="Table99.A1" office:value-type="string">
            <text:p text:style-name="P1802"><text:span text:style-name="T59">پ</text:span><text:span text:style-name="T115">ايان</text:span><text:span text:style-name="T58">ايرا</text:span><text:span text:style-name="T108">ن</text:span><text:span text:style-name="T114">گ</text:span><text:span text:style-name="T108">ر</text:span><text:span text:style-name="T49">دى</text:span><text:span text:style-name="T152">دوستان</text:span><text:span text:style-name="T49">.</text:span></text:p>
          </table:table-cell>
        </table:table-row>
      </table:table>
      <table:table table:name="Table100" table:style-name="Table100">
        <table:table-column table:style-name="Table100.A" table:number-columns-repeated="3"/>
        <table:table-row table:style-name="Table100.1">
          <table:table-cell table:style-name="Table100.A1" office:value-type="string">
            <text:p text:style-name="P983"><text:span text:style-name="T17">И: Друзья! Наше</text:span></text:p>
          </table:table-cell>
          <table:table-cell table:style-name="Table100.A1" office:value-type="string">
            <text:p text:style-name="P983"><text:span text:style-name="T17">Dustān! Irāngardi-ye</text:span></text:p>
          </table:table-cell>
          <table:table-cell table:style-name="Table100.C1" table:number-rows-spanned="7" office:value-type="string">
            <text:p text:style-name="P2340"><text:span text:style-name="T636">ما،</text:span><text:span text:style-name="T56">در سال آينده خواھد</text:span><text:span text:style-name="T55">پايان</text:span><text:span text:style-name="T400">رسيد</text:span><text:span text:style-name="T55">.</text:span><text:span text:style-name="T400">ديدار</text:span><text:span text:style-name="T405">آينده</text:span><text:span text:style-name="T52">دوستان!</text:span><text:span text:style-name="T230">ايرانگردى</text:span><text:span text:style-name="T310">ما</text:span><text:span text:style-name="T433">ب</text:span><text:span text:style-name="T52">ه</text:span></text:p>
            <text:p text:style-name="P1022"><text:span text:style-name="T55">بود.</text:span></text:p>
          </table:table-cell>
        </table:table-row>
        <table:table-row table:style-name="Table100.2">
          <table:table-cell table:style-name="Table100.A2" office:value-type="string">
            <text:p text:style-name="P995"><text:span text:style-name="T17">путешествие по</text:span></text:p>
          </table:table-cell>
          <table:table-cell table:style-name="Table100.A2" office:value-type="string">
            <text:p text:style-name="P995"><text:span text:style-name="T17">mā be pāyān rasid.</text:span>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Ирану подходит к</text:span></text:p>
          </table:table-cell>
          <table:table-cell table:style-name="Table100.A2" office:value-type="string">
            <text:p text:style-name="P995"><text:span text:style-name="T17">Didār-e āyande-ye mā,</text:span>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концу. Будущие</text:span></text:p>
          </table:table-cell>
          <table:table-cell table:style-name="Table100.A2" office:value-type="string">
            <text:p text:style-name="P995"><text:span text:style-name="T17">dar sāl-e āyande xāhad</text:span></text:p>
          </table:table-cell>
          <table:covered-table-cell/>
        </table:table-row>
        <table:table-row table:style-name="Table100.2">
          <table:table-cell table:style-name="Table100.A2" office:value-type="string">
            <text:p text:style-name="P995"><text:span text:style-name="T17">наши встречи</text:span></text:p>
          </table:table-cell>
          <table:table-cell table:style-name="Table100.A2" office:value-type="string">
            <text:p text:style-name="P995"><text:span text:style-name="T17">bud.</text:span>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произойдут в</text:span></text:p>
          </table:table-cell>
          <table:table-cell table:style-name="Table100.A2" office:value-type="string">
            <text:p text:style-name="P1005"/>
          </table:table-cell>
          <table:covered-table-cell/>
        </table:table-row>
        <table:table-row table:style-name="Table100.3">
          <table:table-cell table:style-name="Table100.C2" office:value-type="string">
            <text:p text:style-name="P999"><text:span text:style-name="T17">следующем году.</text:span></text:p>
          </table:table-cell>
          <table:table-cell table:style-name="Table100.C2" office:value-type="string">
            <text:p text:style-name="P1005"/>
          </table:table-cell>
          <table:covered-table-cell/>
        </table:table-row>
        <table:table-row table:style-name="Table100.8">
          <table:table-cell table:style-name="Table100.C1" office:value-type="string">
            <text:p text:style-name="P988"><text:span text:style-name="T17">К: Не забудьте</text:span></text:p>
            <text:p text:style-name="P2060"><text:span text:style-name="T17">изучать персидский язык.</text:span></text:p>
          </table:table-cell>
          <table:table-cell table:style-name="Table100.C1" office:value-type="string">
            <text:p text:style-name="P1289"><text:span text:style-name="T17">Āmuxtan-e zabān-e fārsi yādetān naravad!</text:span></text:p>
          </table:table-cell>
          <table:table-cell table:style-name="Table100.C1" office:value-type="string">
            <text:p text:style-name="P2341"><text:span text:style-name="T55">آموختن</text:span><text:span text:style-name="T552">زبان فارسى</text:span><text:span text:style-name="T55">،</text:span></text:p>
            <text:p text:style-name="P2113"><text:span text:style-name="T55">يادتان</text:span><text:span text:style-name="T340">نرود</text:span><text:span text:style-name="T55">!</text:span></text:p>
          </table:table-cell>
        </table:table-row>
        <table:table-row table:style-name="Table100.8">
          <table:table-cell table:style-name="Table100.C1" office:value-type="string">
            <text:p text:style-name="P2343"><text:span text:style-name="T17">Г: Не забывайте о переписке.</text:span></text:p>
          </table:table-cell>
          <table:table-cell table:style-name="Table100.C1" office:value-type="string">
            <text:p text:style-name="P1282"><text:span text:style-name="T17">Nāme-negāri bā hamdigar yādetān</text:span></text:p>
            <text:p text:style-name="P985"><text:span text:style-name="T17">naravad!</text:span></text:p>
          </table:table-cell>
          <table:table-cell table:style-name="Table100.C1" office:value-type="string">
            <text:p text:style-name="P1433"><text:span text:style-name="T145">نا</text:span><text:span text:style-name="T91">مه</text:span><text:span text:style-name="T113">ن</text:span><text:span text:style-name="T73">گ</text:span><text:span text:style-name="T161">ا</text:span><text:span text:style-name="T102">رى</text:span><text:span text:style-name="T119">با</text:span><text:span text:style-name="T50">ھمدي</text:span><text:span text:style-name="T73">گ</text:span><text:span text:style-name="T49">ر،</text:span></text:p>
            <text:p text:style-name="P2113"><text:span text:style-name="T52">يادتان نرود!</text:span></text:p>
          </table:table-cell>
        </table:table-row>
        <table:table-row table:style-name="Table100.10">
          <table:table-cell table:style-name="Table100.C1" office:value-type="string">
            <text:p text:style-name="P1226"><text:span text:style-name="T17">Д: Пишите письма и сообщения по-</text:span></text:p>
            <text:p text:style-name="P989"><text:span text:style-name="T17">персидски.</text:span></text:p>
          </table:table-cell>
          <table:table-cell table:style-name="Table100.C1" office:value-type="string">
            <text:p text:style-name="P1194"><text:span text:style-name="T17">Nāme-hā va payām- hā-rā be zabān-e fārsi</text:span></text:p>
            <text:p text:style-name="P989"><text:span text:style-name="T17">benevisid.</text:span></text:p>
          </table:table-cell>
          <table:table-cell table:style-name="Table100.C1" office:value-type="string">
            <text:p text:style-name="P1708"><text:span text:style-name="T442">ن</text:span><text:span text:style-name="T145">ا</text:span><text:span text:style-name="T193">مه</text:span><text:span text:style-name="T192">ھ</text:span><text:span text:style-name="T440">ا</text:span><text:span text:style-name="T108">و</text:span><text:span text:style-name="T120">پ</text:span><text:span text:style-name="T119">يا</text:span><text:span text:style-name="T108">م</text:span><text:span text:style-name="T50">ھ</text:span><text:span text:style-name="T141">ا</text:span><text:span text:style-name="T49">را</text:span><text:span text:style-name="T146">ب</text:span><text:span text:style-name="T264">ه</text:span></text:p>
            <text:p text:style-name="P1450"><text:span text:style-name="T124">زبان</text:span><text:span text:style-name="T266">ف</text:span><text:span text:style-name="T118">ارسى</text:span><text:span text:style-name="T120">ب</text:span><text:span text:style-name="T118">ن</text:span><text:span text:style-name="T63">و</text:span><text:span text:style-name="T123">ي</text:span><text:span text:style-name="T65">س</text:span><text:span text:style-name="T122">ي</text:span><text:span text:style-name="T267">د</text:span><text:span text:style-name="T49">.</text:span></text:p>
          </table:table-cell>
        </table:table-row>
        <table:table-row table:style-name="Table100.1">
          <table:table-cell table:style-name="Table100.A1" office:value-type="string">
            <text:p text:style-name="P983"><text:span text:style-name="T17">И: Давайте, преждем</text:span></text:p>
          </table:table-cell>
          <table:table-cell table:style-name="Table100.A1" office:value-type="string">
            <text:p text:style-name="P983"><text:span text:style-name="T17">Piš az jodā šodan,</text:span></text:p>
          </table:table-cell>
          <table:table-cell table:style-name="Table100.C1" table:number-rows-spanned="8" office:value-type="string">
            <text:p text:style-name="P2344"><text:span text:style-name="T578">با</text:span><text:span text:style-name="T63">ھ</text:span><text:span text:style-name="T118">م</text:span><text:span text:style-name="T125">عكس</text:span><text:span text:style-name="T141">ياد</text:span><text:span text:style-name="T114">گ</text:span><text:span text:style-name="T134">ا</text:span><text:span text:style-name="T248">ر</text:span><text:span text:style-name="T108">ى</text:span><text:span text:style-name="T58">پيش</text:span><text:span text:style-name="T437">از</text:span><text:span text:style-name="T554">جدا شدن، بيايي</text:span><text:span text:style-name="T58">د</text:span></text:p>
            <text:p text:style-name="P1022"><text:span text:style-name="T59">ب</text:span><text:span text:style-name="T73">گ</text:span><text:span text:style-name="T156">يريم</text:span><text:span text:style-name="T248">.</text:span></text:p>
          </table:table-cell>
        </table:table-row>
        <table:table-row table:style-name="Table100.3">
          <table:table-cell table:style-name="Table100.A2" office:value-type="string">
            <text:p text:style-name="P995"><text:span text:style-name="T17">чем расстанемся</text:span></text:p>
          </table:table-cell>
          <table:table-cell table:style-name="Table100.A2" office:value-type="string">
            <text:p text:style-name="P995"><text:span text:style-name="T17">biyāid bā ham aks-e</text:span>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(«разлученными</text:span></text:p>
          </table:table-cell>
          <table:table-cell table:style-name="Table100.A2" office:value-type="string">
            <text:p text:style-name="P995"><text:span text:style-name="T17">yādgāri begirim.</text:span></text:p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станем»),</text:span></text:p>
          </table:table-cell>
          <table:table-cell table:style-name="Table100.A2" office:value-type="string">
            <text:p text:style-name="P1005"/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сфотографируемся</text:span></text:p>
          </table:table-cell>
          <table:table-cell table:style-name="Table100.A2" office:value-type="string">
            <text:p text:style-name="P1005"/>
          </table:table-cell>
          <table:covered-table-cell/>
        </table:table-row>
        <table:table-row table:style-name="Table100.2">
          <table:table-cell table:style-name="Table100.A2" office:value-type="string">
            <text:p text:style-name="P995"><text:span text:style-name="T17">(«вместе</text:span></text:p>
          </table:table-cell>
          <table:table-cell table:style-name="Table100.A2" office:value-type="string">
            <text:p text:style-name="P1005"/>
          </table:table-cell>
          <table:covered-table-cell/>
        </table:table-row>
        <table:table-row table:style-name="Table100.3">
          <table:table-cell table:style-name="Table100.A2" office:value-type="string">
            <text:p text:style-name="P995"><text:span text:style-name="T17">фотографию</text:span></text:p>
          </table:table-cell>
          <table:table-cell table:style-name="Table100.A2" office:value-type="string">
            <text:p text:style-name="P1005"/>
          </table:table-cell>
          <table:covered-table-cell/>
        </table:table-row>
        <text:soft-page-break/>
        <table:table-row table:style-name="Table100.3">
          <table:table-cell table:style-name="Table100.C2" office:value-type="string">
            <text:p text:style-name="P999"><text:span text:style-name="T17">памятную возьмем»).</text:span></text:p>
          </table:table-cell>
          <table:table-cell table:style-name="Table100.C2" office:value-type="string">
            <text:p text:style-name="P1005"/>
          </table:table-cell>
          <table:covered-table-cell/>
        </table:table-row>
        <table:table-row table:style-name="Table100.19">
          <table:table-cell table:style-name="Table100.C1" office:value-type="string">
            <text:p text:style-name="P988"><text:span text:style-name="T17">Храни Вас Бог!</text:span></text:p>
          </table:table-cell>
          <table:table-cell table:style-name="Table100.C1" office:value-type="string">
            <text:p text:style-name="P988"><text:span text:style-name="T17">Xodā negahdār.</text:span></text:p>
          </table:table-cell>
          <table:table-cell table:style-name="Table100.C1" office:value-type="string">
            <text:p text:style-name="P1015"><text:span text:style-name="T55">خدا نگھدار</text:span></text:p>
          </table:table-cell>
        </table:table-row>
        <table:table-row table:style-name="Table100.20">
          <table:table-cell table:style-name="Table100.C1" office:value-type="string">
            <text:p text:style-name="P987"><text:span text:style-name="T17">До свидания!</text:span></text:p>
          </table:table-cell>
          <table:table-cell table:style-name="Table100.C1" office:value-type="string">
            <text:p text:style-name="P987"><text:span text:style-name="T17">Be omid-e didār.</text:span></text:p>
          </table:table-cell>
          <table:table-cell table:style-name="Table100.C1" office:value-type="string">
            <text:p text:style-name="P1128"><text:span text:style-name="T52">به اميد ديدار.</text:span></text:p>
          </table:table-cell>
        </table:table-row>
        <table:table-row table:style-name="Table100.19">
          <table:table-cell table:style-name="Table100.C1" office:value-type="string">
            <text:p text:style-name="P988"><text:span text:style-name="T17">Конец первой части</text:span></text:p>
          </table:table-cell>
          <table:table-cell table:style-name="Table100.C1" office:value-type="string">
            <text:p text:style-name="P988"><text:span text:style-name="T17">Pāyān-e naxostin baxš.</text:span></text:p>
          </table:table-cell>
          <table:table-cell table:style-name="Table100.C1" office:value-type="string">
            <text:p text:style-name="P1038"><text:span text:style-name="T50">پايان نخستين بخش.</text:span></text:p>
          </table:table-cell>
        </table:table-row>
      </table:table>
      <text:p text:style-name="P37"><text:span text:style-name="T3">**************************************************************************</text:span></text:p>
      <text:p text:style-name="P9"/>
      <text:p text:style-name="P9"/>
      <text:p text:style-name="P9"/>
      <text:p text:style-name="P64"/>
      <table:table table:name="Table101" table:style-name="Table101">
        <table:table-column table:style-name="Table101.A" table:number-columns-repeated="3"/>
        <table:table-row table:style-name="Table101.1">
          <table:table-cell table:style-name="Table101.A1" office:value-type="string">
            <text:p text:style-name="P2345"><text:span text:style-name="T17">1. Друзья! Здравствуйте («благословение,</text:span></text:p>
            <text:p text:style-name="P983"><text:span text:style-name="T17">приветствие вам)!</text:span></text:p>
          </table:table-cell>
          <table:table-cell table:style-name="Table101.A1" office:value-type="string">
            <text:p text:style-name="P1458"><text:span text:style-name="T17">Dustān! Dorud bar šomā!</text:span></text:p>
          </table:table-cell>
          <table:table-cell table:style-name="Table101.A1" office:value-type="string">
            <text:p text:style-name="P2111"><text:span text:style-name="T51">دوستان!</text:span><text:span text:style-name="T434">درود</text:span><text:span text:style-name="T201">برشما</text:span><text:span text:style-name="T51">!</text:span></text:p>
          </table:table-cell>
        </table:table-row>
        <table:table-row table:style-name="Table101.2">
          <table:table-cell table:style-name="Table101.A1" office:value-type="string">
            <text:p text:style-name="Table_20_Paragraph"><text:span text:style-name="T17">Если вы хотите познакомиться со</text:span></text:p>
            <text:p text:style-name="P1386"><text:span text:style-name="T17">мной, пожалуйста, прочитайте мой</text:span></text:p>
          </table:table-cell>
          <table:table-cell table:style-name="Table101.A1" office:value-type="string">
            <text:p text:style-name="P978"><text:span text:style-name="T17">Agar mixāhid bā man</text:span></text:p>
            <text:p text:style-name="Table_20_Paragraph"><text:span text:style-name="T17">āšnā šavid, xāheš</text:span></text:p>
            <text:p text:style-name="P2038"><text:span text:style-name="T17">mikonam ruz-negār-e marā bexānid.</text:span></text:p>
          </table:table-cell>
          <table:table-cell table:style-name="Table101.A1" office:value-type="string">
            <text:p text:style-name="P2346"><text:span text:style-name="T668">شويد،</text:span><text:span text:style-name="T417">خواھش مىکنم</text:span><text:span text:style-name="T388">اگر</text:span><text:span text:style-name="T245">مىخواھيدبا</text:span><text:span text:style-name="T209">من</text:span><text:span text:style-name="T392">آشن</text:span><text:span text:style-name="T52">ا</text:span></text:p>
            <text:p text:style-name="P1989"><text:span text:style-name="T49">ر</text:span><text:span text:style-name="T108">و</text:span><text:span text:style-name="T49">ز</text:span><text:span text:style-name="T113">ن</text:span><text:span text:style-name="T114">گ</text:span><text:span text:style-name="T126">ا</text:span><text:span text:style-name="T107">ر</text:span><text:span text:style-name="T101">مرا</text:span><text:span text:style-name="T150">بخوانيد</text:span><text:span text:style-name="T108">.</text:span></text:p>
          </table:table-cell>
        </table:table-row>
      </table:table>
      <table:table table:name="Table102" table:style-name="Table102">
        <table:table-column table:style-name="Table102.A" table:number-columns-repeated="3"/>
        <table:table-row table:style-name="Table102.1">
          <table:table-cell table:style-name="Table102.A1" office:value-type="string">
            <text:p text:style-name="P988"><text:span text:style-name="T17">дневник (negār —</text:span></text:p>
            <text:p text:style-name="P1588"><text:span text:style-name="T17">изображение, картина).</text:span></text:p>
          </table:table-cell>
          <table:table-cell table:style-name="Table102.A1" office:value-type="string">
            <text:p text:style-name="P1006"/>
          </table:table-cell>
          <table:table-cell table:style-name="Table102.A1" office:value-type="string">
            <text:p text:style-name="P1006"/>
          </table:table-cell>
        </table:table-row>
        <table:table-row table:style-name="Table102.2">
          <table:table-cell table:style-name="Table102.A1" office:value-type="string">
            <text:p text:style-name="P987"><text:span text:style-name="T17">Меня зовут Бабак.</text:span></text:p>
          </table:table-cell>
          <table:table-cell table:style-name="Table102.A1" office:value-type="string">
            <text:p text:style-name="P987"><text:span text:style-name="T17">Nām-e man Bābak ast.</text:span></text:p>
          </table:table-cell>
          <table:table-cell table:style-name="Table102.A1" office:value-type="string">
            <text:p text:style-name="P1395"><text:span text:style-name="T51">نام</text:span><text:span text:style-name="T201">من</text:span><text:span text:style-name="T207">بابکاست</text:span><text:span text:style-name="T51">.</text:span></text:p>
          </table:table-cell>
        </table:table-row>
        <table:table-row table:style-name="Table102.3">
          <table:table-cell table:style-name="Table102.A1" office:value-type="string">
            <text:p text:style-name="P2347"><text:span text:style-name="T17">Я живу в городе Тегеране, столице Ирана.</text:span></text:p>
          </table:table-cell>
          <table:table-cell table:style-name="Table102.A1" office:value-type="string">
            <text:p text:style-name="P1294"><text:span text:style-name="T17">Man dar šahr-e Tehrān, pāytaxt-e Irān, zendegi</text:span><text:span text:style-name="T26">mikonam.</text:span></text:p>
          </table:table-cell>
          <table:table-cell table:style-name="Table102.A1" office:value-type="string">
            <text:p text:style-name="P2348"><text:span text:style-name="T58">پايتخت</text:span><text:span text:style-name="T486">ايران، زندگی</text:span><text:span text:style-name="T692">من</text:span><text:span text:style-name="T317">در</text:span><text:span text:style-name="T542">شھر تھران</text:span><text:span text:style-name="T52">،</text:span></text:p>
            <text:p text:style-name="P1087"><text:span text:style-name="T236">مىکنم.</text:span></text:p>
          </table:table-cell>
        </table:table-row>
        <table:table-row table:style-name="Table102.4">
          <table:table-cell table:style-name="Table102.A1" office:value-type="string">
            <text:p text:style-name="P2349"><text:span text:style-name="T17">Мне двадцать лет, и я студент.</text:span></text:p>
          </table:table-cell>
          <table:table-cell table:style-name="Table102.A1" office:value-type="string">
            <text:p text:style-name="P1661"><text:span text:style-name="T17">Man bist sāl dāram va dānešju hastam.</text:span></text:p>
          </table:table-cell>
          <table:table-cell table:style-name="Table102.A1" office:value-type="string">
            <text:p text:style-name="P1451"><text:span text:style-name="T56">من</text:span><text:span text:style-name="T357">بيست</text:span><text:span text:style-name="T176">سالدارم</text:span><text:span text:style-name="T182">و</text:span></text:p>
            <text:p text:style-name="P2350"><text:span text:style-name="T58">دانشجو ھستم.</text:span></text:p>
          </table:table-cell>
        </table:table-row>
        <table:table-row table:style-name="Table102.5">
          <table:table-cell table:style-name="Table102.A5" office:value-type="string">
            <text:p text:style-name="P983"><text:span text:style-name="T17">Студент второго</text:span></text:p>
          </table:table-cell>
          <table:table-cell table:style-name="Table102.A5" office:value-type="string">
            <text:p text:style-name="P983"><text:span text:style-name="T17">Dānešju-ye sāl-e</text:span></text:p>
          </table:table-cell>
          <table:table-cell table:style-name="Table102.A1" table:number-rows-spanned="5" office:value-type="string">
            <text:p text:style-name="P2351"><text:span text:style-name="T58">رشته</text:span><text:span text:style-name="T551">پزشکی، دانشگاه</text:span><text:span text:style-name="T51">دانشجوی</text:span><text:span text:style-name="T313">سال</text:span><text:span text:style-name="T201">دوم</text:span><text:span text:style-name="T51">،</text:span></text:p>
            <text:p text:style-name="P1022"><text:span text:style-name="T338">تھران.</text:span></text:p>
          </table:table-cell>
        </table:table-row>
        <table:table-row table:style-name="Table102.6">
          <table:table-cell table:style-name="Table102.A6" office:value-type="string">
            <text:p text:style-name="P995"><text:span text:style-name="T17">курса медицинского</text:span></text:p>
          </table:table-cell>
          <table:table-cell table:style-name="Table102.A6" office:value-type="string">
            <text:p text:style-name="P995"><text:span text:style-name="T17">dov’vom, rešte-ye</text:span></text:p>
          </table:table-cell>
          <table:covered-table-cell/>
        </table:table-row>
        <table:table-row table:style-name="Table102.7">
          <table:table-cell table:style-name="Table102.A6" office:value-type="string">
            <text:p text:style-name="P995"><text:span text:style-name="T17">факультета</text:span></text:p>
          </table:table-cell>
          <table:table-cell table:style-name="Table102.A6" office:value-type="string">
            <text:p text:style-name="P995"><text:span text:style-name="T17">pezeški, dānešgāh-e</text:span></text:p>
          </table:table-cell>
          <table:covered-table-cell/>
        </table:table-row>
        <table:table-row table:style-name="Table102.7">
          <table:table-cell table:style-name="Table102.A6" office:value-type="string">
            <text:p text:style-name="P995"><text:span text:style-name="T17">Тегеранского</text:span></text:p>
          </table:table-cell>
          <table:table-cell table:style-name="Table102.A6" office:value-type="string">
            <text:p text:style-name="P995"><text:span text:style-name="T17">Tehrān.</text:span></text:p>
          </table:table-cell>
          <table:covered-table-cell/>
        </table:table-row>
        <table:table-row table:style-name="Table102.7">
          <table:table-cell table:style-name="Table102.C6" office:value-type="string">
            <text:p text:style-name="P995"><text:span text:style-name="T17">университета.</text:span></text:p>
          </table:table-cell>
          <table:table-cell table:style-name="Table102.C6" office:value-type="string">
            <text:p text:style-name="P1005"/>
          </table:table-cell>
          <table:covered-table-cell/>
        </table:table-row>
        <table:table-row table:style-name="Table102.5">
          <table:table-cell table:style-name="Table102.A5" office:value-type="string">
            <text:p text:style-name="P983"><text:span text:style-name="T17">2. Каждый день в</text:span></text:p>
          </table:table-cell>
          <table:table-cell table:style-name="Table102.A5" office:value-type="string">
            <text:p text:style-name="P983"><text:span text:style-name="T17">Man har ruz hašt-e</text:span></text:p>
          </table:table-cell>
          <table:table-cell table:style-name="Table102.A1" table:number-rows-spanned="5" office:value-type="string">
            <text:p text:style-name="P2352"><text:span text:style-name="T427">من</text:span><text:span text:style-name="T434">ھر</text:span><text:span text:style-name="T201">روز</text:span><text:span text:style-name="T434">ھشت</text:span><text:span text:style-name="T201">بامدا</text:span><text:span text:style-name="T51">د</text:span></text:p>
            <text:p text:style-name="P1072"><text:span text:style-name="T51">از</text:span><text:span text:style-name="T476">خواب</text:span><text:span text:style-name="T195">بيدار</text:span><text:span text:style-name="T476">می</text:span><text:span text:style-name="T195">شوم</text:span><text:span text:style-name="T51">.</text:span></text:p>
          </table:table-cell>
        </table:table-row>
        <table:table-row table:style-name="Table102.7">
          <table:table-cell table:style-name="Table102.A6" office:value-type="string">
            <text:p text:style-name="P995"><text:span text:style-name="T17">восемь утра я</text:span></text:p>
          </table:table-cell>
          <table:table-cell table:style-name="Table102.A6" office:value-type="string">
            <text:p text:style-name="P995"><text:span text:style-name="T17">bāmdād az xāb bidār</text:span></text:p>
          </table:table-cell>
          <table:covered-table-cell/>
        </table:table-row>
        <table:table-row table:style-name="Table102.7">
          <table:table-cell table:style-name="Table102.A6" office:value-type="string">
            <text:p text:style-name="P995"><text:span text:style-name="T17">просыпаюсь</text:span></text:p>
          </table:table-cell>
          <table:table-cell table:style-name="Table102.A6" office:value-type="string">
            <text:p text:style-name="P995"><text:span text:style-name="T17">mišavam.</text:span></text:p>
          </table:table-cell>
          <table:covered-table-cell/>
        </table:table-row>
        <table:table-row table:style-name="Table102.6">
          <table:table-cell table:style-name="Table102.A6" office:value-type="string">
            <text:p text:style-name="P995"><text:span text:style-name="T17">(«бодрствующим</text:span></text:p>
          </table:table-cell>
          <table:table-cell table:style-name="Table102.A6" office:value-type="string">
            <text:p text:style-name="P1005"/>
          </table:table-cell>
          <table:covered-table-cell/>
        </table:table-row>
        <table:table-row table:style-name="Table102.14">
          <table:table-cell table:style-name="Table102.C6" office:value-type="string">
            <text:p text:style-name="P999"><text:span text:style-name="T17">становлюсь»).</text:span></text:p>
          </table:table-cell>
          <table:table-cell table:style-name="Table102.C6" office:value-type="string">
            <text:p text:style-name="P1005"/>
          </table:table-cell>
          <table:covered-table-cell/>
        </table:table-row>
        <table:table-row table:style-name="Table102.3">
          <table:table-cell table:style-name="Table102.A1" office:value-type="string">
            <text:p text:style-name="P2353"><text:span text:style-name="T17">Сначала я умываюсь, затем завтракаю («завтрак ем»).</text:span></text:p>
          </table:table-cell>
          <table:table-cell table:style-name="Table102.A1" office:value-type="string">
            <text:p text:style-name="P1439"><text:span text:style-name="T17">Naxost dast-o-ru-ye xod-rā mišuyam, sepas, nāštā mixoram.</text:span></text:p>
          </table:table-cell>
          <table:table-cell table:style-name="Table102.A1" office:value-type="string">
            <text:p text:style-name="P2354"><text:span text:style-name="T55">را</text:span><text:span text:style-name="T243">مىشويم،سپس</text:span><text:span text:style-name="T394">ناشتا</text:span><text:span text:style-name="T56">نخست</text:span><text:span text:style-name="T416">دستو</text:span><text:span text:style-name="T356">روی</text:span><text:span text:style-name="T416">خو</text:span><text:span text:style-name="T56">د</text:span></text:p>
            <text:p text:style-name="P2355"><text:span text:style-name="T49">مىخورم</text:span><text:span text:style-name="T396">.</text:span></text:p>
          </table:table-cell>
        </table:table-row>
        <table:table-row table:style-name="Table102.16">
          <table:table-cell table:style-name="Table102.A5" office:value-type="string">
            <text:p text:style-name="P981"><text:span text:style-name="T17">Дома я не один, со</text:span></text:p>
          </table:table-cell>
          <table:table-cell table:style-name="Table102.A5" office:value-type="string">
            <text:p text:style-name="P981"><text:span text:style-name="T17">Man dar xāne tanhā</text:span></text:p>
          </table:table-cell>
          <table:table-cell table:style-name="Table102.A1" table:number-rows-spanned="5" office:value-type="string">
            <text:p text:style-name="P2357"><text:span text:style-name="T55">و</text:span><text:span text:style-name="T202">خواھرم نيز زندگی</text:span><text:span text:style-name="T648">ھمراه</text:span><text:span text:style-name="T463">من</text:span><text:span text:style-name="T204">:</text:span><text:span text:style-name="T56">پدرم، مادرم</text:span><text:span text:style-name="T308">من</text:span><text:span text:style-name="T276">در</text:span><text:span text:style-name="T513">خانه تنھا نيستم</text:span><text:span text:style-name="T58">،</text:span></text:p>
            <text:p text:style-name="P1082"><text:span text:style-name="T238">مىکنند.</text:span></text:p>
          </table:table-cell>
        </table:table-row>
        <table:table-row table:style-name="Table102.7">
          <table:table-cell table:style-name="Table102.A6" office:value-type="string">
            <text:p text:style-name="P995"><text:span text:style-name="T17">мной живут мой</text:span></text:p>
          </table:table-cell>
          <table:table-cell table:style-name="Table102.A6" office:value-type="string">
            <text:p text:style-name="P995"><text:span text:style-name="T17">nistam, hamrāh-e man</text:span></text:p>
          </table:table-cell>
          <table:covered-table-cell/>
        </table:table-row>
        <table:table-row table:style-name="Table102.6">
          <table:table-cell table:style-name="Table102.A6" office:value-type="string">
            <text:p text:style-name="P995"><text:span text:style-name="T17">отец, моя мать и моя</text:span></text:p>
          </table:table-cell>
          <table:table-cell table:style-name="Table102.A6" office:value-type="string">
            <text:p text:style-name="P995"><text:span text:style-name="T17">pedaram, mādaram va</text:span></text:p>
          </table:table-cell>
          <table:covered-table-cell/>
        </table:table-row>
        <table:table-row table:style-name="Table102.7">
          <table:table-cell table:style-name="Table102.A6" office:value-type="string">
            <text:p text:style-name="P995"><text:span text:style-name="T17">сестра.</text:span></text:p>
          </table:table-cell>
          <table:table-cell table:style-name="Table102.A6" office:value-type="string">
            <text:p text:style-name="P995"><text:span text:style-name="T17">xāharam niz zendegi</text:span></text:p>
          </table:table-cell>
          <table:covered-table-cell/>
        </table:table-row>
        <table:table-row table:style-name="Table102.7">
          <table:table-cell table:style-name="Table102.C6" office:value-type="string">
            <text:p text:style-name="P1005"/>
          </table:table-cell>
          <table:table-cell table:style-name="Table102.C6" office:value-type="string">
            <text:p text:style-name="P999"><text:span text:style-name="T17">mikonand.</text:span></text:p>
          </table:table-cell>
          <table:covered-table-cell/>
        </table:table-row>
        <table:table-row table:style-name="Table102.4">
          <table:table-cell table:style-name="Table102.A1" office:value-type="string">
            <text:p text:style-name="P1583"><text:span text:style-name="T17">Мы любим друг друга.</text:span></text:p>
          </table:table-cell>
          <table:table-cell table:style-name="Table102.A1" office:value-type="string">
            <text:p text:style-name="P2358"><text:span text:style-name="T17">Mā hamdigar-rā dust dārim.</text:span></text:p>
          </table:table-cell>
          <table:table-cell table:style-name="Table102.A1" office:value-type="string">
            <text:p text:style-name="P1084"><text:span text:style-name="T51">ما</text:span><text:span text:style-name="T535">ھمديگررادوس</text:span><text:span text:style-name="T51">ت</text:span></text:p>
            <text:p text:style-name="P1052"><text:span text:style-name="T51">داريم</text:span><text:span text:style-name="T175">.</text:span></text:p>
          </table:table-cell>
        </table:table-row>
        <table:table-row table:style-name="Table102.1">
          <table:table-cell table:style-name="Table102.A1" office:value-type="string">
            <text:p text:style-name="P2359"><text:span text:style-name="T17">Мой отец врач и работает в больнице.</text:span></text:p>
          </table:table-cell>
          <table:table-cell table:style-name="Table102.A1" office:value-type="string">
            <text:p text:style-name="P1331"><text:span text:style-name="T17">Pedar-e man pezešk ast va dar bimārestān</text:span></text:p>
            <text:p text:style-name="P985"><text:span text:style-name="T17">kār mikonad.</text:span></text:p>
          </table:table-cell>
          <table:table-cell table:style-name="Table102.A1" office:value-type="string">
            <text:p text:style-name="P1977"><text:span text:style-name="T56">پدر</text:span><text:span text:style-name="T182">منپزشکاست</text:span><text:span text:style-name="T410">و</text:span><text:span text:style-name="T182">د</text:span><text:span text:style-name="T56">ر</text:span></text:p>
            <text:p text:style-name="P2360"><text:span text:style-name="T58">بيمارستان</text:span><text:span text:style-name="T196">کار مىکند</text:span><text:span text:style-name="T58">.</text:span></text:p>
          </table:table-cell>
        </table:table-row>
        <table:table-row table:style-name="Table102.23">
          <table:table-cell table:style-name="Table102.A1" office:value-type="string">
            <text:p text:style-name="P988"><text:span text:style-name="T17">Моя мать —</text:span></text:p>
            <text:p text:style-name="P2361"><text:span text:style-name="T17">портниха, работает дома.</text:span></text:p>
          </table:table-cell>
          <table:table-cell table:style-name="Table102.A1" office:value-type="string">
            <text:p text:style-name="P1150"><text:span text:style-name="T17">Mādar-e man duzande ast va dar xāne kār</text:span></text:p>
            <text:p text:style-name="P989"><text:span text:style-name="T17">mikonad.</text:span></text:p>
          </table:table-cell>
          <table:table-cell table:style-name="Table102.A1" office:value-type="string">
            <text:p text:style-name="P2362"><text:span text:style-name="T49">مادر</text:span><text:span text:style-name="T303">من</text:span><text:span text:style-name="T297">دوزنده</text:span><text:span text:style-name="T402">است</text:span><text:span text:style-name="T297">و</text:span></text:p>
            <text:p text:style-name="P2364"><text:span text:style-name="T52">در</text:span><text:span text:style-name="T497">خانهکار</text:span><text:span text:style-name="T198">مىکند</text:span><text:span text:style-name="T52">.</text:span></text:p>
          </table:table-cell>
        </table:table-row>
        <table:table-row table:style-name="Table102.4">
          <table:table-cell table:style-name="Table102.A1" office:value-type="string">
            <text:p text:style-name="P988"><text:span text:style-name="T17">Моя сестра —</text:span></text:p>
            <text:p text:style-name="Table_20_Paragraph"><text:span text:style-name="T17">школьница.</text:span></text:p>
          </table:table-cell>
          <table:table-cell table:style-name="Table102.A1" office:value-type="string">
            <text:p text:style-name="P988"><text:span text:style-name="T17">Xāhar-e man dāneš-</text:span></text:p>
            <text:p text:style-name="Table_20_Paragraph"><text:span text:style-name="T17">āmuz ast.</text:span></text:p>
          </table:table-cell>
          <table:table-cell table:style-name="Table102.A1" office:value-type="string">
            <text:p text:style-name="P1019"><text:span text:style-name="T56">خواھر</text:span><text:span text:style-name="T645">من دانشآمو</text:span><text:span text:style-name="T56">ز</text:span></text:p>
            <text:p text:style-name="P1060"><text:span text:style-name="T51">است</text:span><text:span text:style-name="T195">.</text:span></text:p>
          </table:table-cell>
        </table:table-row>
      </table:table>
      <table:table table:name="Table103" table:style-name="Table103">
        <table:table-column table:style-name="Table103.A" table:number-columns-repeated="3"/>
        <text:soft-page-break/>
        <table:table-row table:style-name="Table103.1">
          <table:table-cell table:style-name="Table103.A1" office:value-type="string">
            <text:p text:style-name="P2365"><text:span text:style-name="T17">Ей шестнадцать лет, она на четыре года младше меня.</text:span></text:p>
          </table:table-cell>
          <table:table-cell table:style-name="Table103.A1" office:value-type="string">
            <text:p text:style-name="P1949"><text:span text:style-name="T17">U šānzdah sāl dārad va čahār sāl az man kučektar ast.</text:span></text:p>
          </table:table-cell>
          <table:table-cell table:style-name="Table103.A1" office:value-type="string">
            <text:p text:style-name="P2366"><text:span text:style-name="T668">چھار</text:span><text:span text:style-name="T587">سالازمن</text:span><text:span text:style-name="T639">کوچکتر</text:span><text:span text:style-name="T112">او</text:span><text:span text:style-name="T408">شانزده</text:span><text:span text:style-name="T306">سال</text:span><text:span text:style-name="T408">دارد</text:span><text:span text:style-name="T300">و</text:span></text:p>
            <text:p text:style-name="P1052"><text:span text:style-name="T339">است.</text:span></text:p>
          </table:table-cell>
        </table:table-row>
        <table:table-row table:style-name="Table103.2">
          <table:table-cell table:style-name="Table103.A2" office:value-type="string">
            <text:p text:style-name="P981"><text:span text:style-name="T17">3. Каждый четверг</text:span></text:p>
          </table:table-cell>
          <table:table-cell table:style-name="Table103.A2" office:value-type="string">
            <text:p text:style-name="P981"><text:span text:style-name="T17">Mā har ruz-e</text:span></text:p>
          </table:table-cell>
          <table:table-cell table:style-name="Table103.A1" table:number-rows-spanned="7" office:value-type="string">
            <text:p text:style-name="P2367"><text:span text:style-name="T58">کجا</text:span><text:span text:style-name="T49">در</text:span><text:span text:style-name="T433">باره</text:span><text:span text:style-name="T203">برنامه</text:span><text:span text:style-name="T355">روز</text:span><text:span text:style-name="T203">آدينه</text:span><text:span text:style-name="T377">از</text:span><text:span text:style-name="T309">شام،</text:span><text:span text:style-name="T202">با</text:span><text:span text:style-name="T431">ھممىنشينيمو</text:span><text:span text:style-name="T529">ما</text:span><text:span text:style-name="T591">ھر</text:span><text:span text:style-name="T418">روز پنجشنبه، پس</text:span><text:span text:style-name="T448">گفتو</text:span><text:span text:style-name="T474">گو</text:span><text:span text:style-name="T448">مىکنيم</text:span><text:span text:style-name="T58">:</text:span></text:p>
            <text:p text:style-name="P1027"><text:span text:style-name="T276">برويم؟</text:span></text:p>
          </table:table-cell>
        </table:table-row>
        <table:table-row table:style-name="Table103.3">
          <table:table-cell table:style-name="Table103.A3" office:value-type="string">
            <text:p text:style-name="P995"><text:span text:style-name="T17">после ужина мы</text:span></text:p>
          </table:table-cell>
          <table:table-cell table:style-name="Table103.A3" office:value-type="string">
            <text:p text:style-name="P995"><text:span text:style-name="T17">panjšanbe, pas az šām,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собираемся вместе и</text:span></text:p>
          </table:table-cell>
          <table:table-cell table:style-name="Table103.A3" office:value-type="string">
            <text:p text:style-name="P995"><text:span text:style-name="T17">bā ham minešinim va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обсуждаем наши</text:span></text:p>
          </table:table-cell>
          <table:table-cell table:style-name="Table103.A3" office:value-type="string">
            <text:p text:style-name="P995"><text:span text:style-name="T17">dar bāre-ye barnāme-</text:span></text:p>
          </table:table-cell>
          <table:covered-table-cell/>
        </table:table-row>
        <table:table-row table:style-name="Table103.6">
          <table:table-cell table:style-name="Table103.A3" office:value-type="string">
            <text:p text:style-name="P995"><text:span text:style-name="T17">планы на пятницу:</text:span></text:p>
          </table:table-cell>
          <table:table-cell table:style-name="Table103.A3" office:value-type="string">
            <text:p text:style-name="P995"><text:span text:style-name="T17">ye ruz-e ādine goft-o-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куда поедем?</text:span></text:p>
          </table:table-cell>
          <table:table-cell table:style-name="Table103.A3" office:value-type="string">
            <text:p text:style-name="P995"><text:span text:style-name="T17">gu mikonim: kojā</text:span></text:p>
          </table:table-cell>
          <table:covered-table-cell/>
        </table:table-row>
        <table:table-row table:style-name="Table103.3">
          <table:table-cell table:style-name="Table103.C3" office:value-type="string">
            <text:p text:style-name="P1005"/>
          </table:table-cell>
          <table:table-cell table:style-name="Table103.C3" office:value-type="string">
            <text:p text:style-name="P999"><text:span text:style-name="T17">beravim?</text:span></text:p>
          </table:table-cell>
          <table:covered-table-cell/>
        </table:table-row>
        <table:table-row table:style-name="Table103.9">
          <table:table-cell table:style-name="Table103.A2" office:value-type="string">
            <text:p text:style-name="P983"><text:span text:style-name="T17">На прошлой неделе</text:span></text:p>
          </table:table-cell>
          <table:table-cell table:style-name="Table103.A2" office:value-type="string">
            <text:p text:style-name="P983"><text:span text:style-name="T17">Hafte-ye gozašte</text:span></text:p>
          </table:table-cell>
          <table:table-cell table:style-name="Table103.A1" table:number-rows-spanned="6" office:value-type="string">
            <text:p text:style-name="P2368"><text:span text:style-name="T51">بيمار</text:span><text:span text:style-name="T357">بود</text:span><text:span text:style-name="T182">وما</text:span><text:span text:style-name="T415">بهديدار</text:span><text:span text:style-name="T182">او</text:span><text:span text:style-name="T337">ھفته</text:span><text:span text:style-name="T170">گذشته</text:span><text:span text:style-name="T386">مادر بزرگ</text:span><text:span text:style-name="T58">م</text:span></text:p>
            <text:p text:style-name="P1082"><text:span text:style-name="T503">رفتيم.</text:span></text:p>
          </table:table-cell>
        </table:table-row>
        <table:table-row table:style-name="Table103.6">
          <table:table-cell table:style-name="Table103.A3" office:value-type="string">
            <text:p text:style-name="P995"><text:span text:style-name="T17">моя бабушка</text:span></text:p>
          </table:table-cell>
          <table:table-cell table:style-name="Table103.A3" office:value-type="string">
            <text:p text:style-name="P995"><text:span text:style-name="T17">mādar bozorgam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заболела</text:span></text:p>
          </table:table-cell>
          <table:table-cell table:style-name="Table103.A3" office:value-type="string">
            <text:p text:style-name="P995"><text:span text:style-name="T17">bimār bud va mā be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(«заболевшей стала»)</text:span></text:p>
          </table:table-cell>
          <table:table-cell table:style-name="Table103.A3" office:value-type="string">
            <text:p text:style-name="P995"><text:span text:style-name="T17">didār-e u raftim.</text:span></text:p>
          </table:table-cell>
          <table:covered-table-cell/>
        </table:table-row>
        <table:table-row table:style-name="Table103.6">
          <table:table-cell table:style-name="Table103.A3" office:value-type="string">
            <text:p text:style-name="P995"><text:span text:style-name="T17">и мы ездили</text:span></text:p>
          </table:table-cell>
          <table:table-cell table:style-name="Table103.A3" office:value-type="string">
            <text:p text:style-name="P1005"/>
          </table:table-cell>
          <table:covered-table-cell/>
        </table:table-row>
        <table:table-row table:style-name="Table103.14">
          <table:table-cell table:style-name="Table103.C3" office:value-type="string">
            <text:p text:style-name="P999"><text:span text:style-name="T17">навещать ее.</text:span></text:p>
          </table:table-cell>
          <table:table-cell table:style-name="Table103.C3" office:value-type="string">
            <text:p text:style-name="P1005"/>
          </table:table-cell>
          <table:covered-table-cell/>
        </table:table-row>
        <table:table-row table:style-name="Table103.15">
          <table:table-cell table:style-name="Table103.A2" office:value-type="string">
            <text:p text:style-name="P2084"><text:span text:style-name="T17">На этой неделе больше никуда не</text:span></text:p>
            <text:p text:style-name="P991"><text:span text:style-name="T17">ездили. Знаете</text:span></text:p>
          </table:table-cell>
          <table:table-cell table:style-name="Table103.A2" office:value-type="string">
            <text:p text:style-name="P1401"><text:span text:style-name="T17">In hafte bāz ham hič jā naraftim. Midānid</text:span></text:p>
            <text:p text:style-name="P991"><text:span text:style-name="T17">čerā?</text:span></text:p>
          </table:table-cell>
          <table:table-cell table:style-name="Table103.A2" office:value-type="string">
            <text:p text:style-name="P1261"><text:span text:style-name="T426">اين</text:span><text:span text:style-name="T453">ھفتهبازھمھيچج</text:span><text:span text:style-name="T58">ا</text:span></text:p>
            <text:p text:style-name="P2369"><text:span text:style-name="T58">نرفتيم.</text:span><text:span text:style-name="T638">مىدانيد چرا</text:span><text:span text:style-name="T58">؟</text:span></text:p>
          </table:table-cell>
        </table:table-row>
        <table:table-row table:style-name="Table103.16">
          <table:table-cell table:style-name="Table103.C3" office:value-type="string">
            <text:p text:style-name="P992"><text:span text:style-name="T17">почему?</text:span></text:p>
          </table:table-cell>
          <table:table-cell table:style-name="Table103.C3" office:value-type="string">
            <text:p text:style-name="P1004"/>
          </table:table-cell>
          <table:table-cell table:style-name="Table103.C3" office:value-type="string">
            <text:p text:style-name="P1004"/>
          </table:table-cell>
        </table:table-row>
        <table:table-row table:style-name="Table103.9">
          <table:table-cell table:style-name="Table103.A2" office:value-type="string">
            <text:p text:style-name="P983"><text:span text:style-name="T17">Когда мы готовились</text:span></text:p>
          </table:table-cell>
          <table:table-cell table:style-name="Table103.A2" office:value-type="string">
            <text:p text:style-name="P983"><text:span text:style-name="T17">Pas az inke xod-rā</text:span></text:p>
          </table:table-cell>
          <table:table-cell table:style-name="Table103.A1" table:number-rows-spanned="5" office:value-type="string">
            <text:p text:style-name="P2370"><text:span text:style-name="T52">آماده</text:span><text:span text:style-name="T347">کرديمتا</text:span><text:span text:style-name="T334">به</text:span><text:span text:style-name="T51">پس</text:span><text:span text:style-name="T182">از</text:span><text:span text:style-name="T333">اينکه</text:span><text:span text:style-name="T357">خود</text:span><text:span text:style-name="T182">ر</text:span><text:span text:style-name="T56">ا</text:span></text:p>
            <text:p text:style-name="P2202"><text:span text:style-name="T50">کوھستان برويم، ناگھان</text:span></text:p>
            <text:p text:style-name="P2371"><text:span text:style-name="T52">تلفن</text:span><text:span text:style-name="T345">خانه</text:span><text:span text:style-name="T333">زنگ</text:span><text:span text:style-name="T357">زد</text:span><text:span text:style-name="T51">.</text:span></text:p>
          </table:table-cell>
        </table:table-row>
        <table:table-row table:style-name="Table103.6">
          <table:table-cell table:style-name="Table103.A3" office:value-type="string">
            <text:p text:style-name="P995"><text:span text:style-name="T17">к поездке в горы,</text:span></text:p>
          </table:table-cell>
          <table:table-cell table:style-name="Table103.A3" office:value-type="string">
            <text:p text:style-name="P995"><text:span text:style-name="T17">āmāde kardim tā be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вдруг зазвонил</text:span></text:p>
          </table:table-cell>
          <table:table-cell table:style-name="Table103.A3" office:value-type="string">
            <text:p text:style-name="P995"><text:span text:style-name="T17">kuhestān beravim,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(«звон ударил»)</text:span></text:p>
          </table:table-cell>
          <table:table-cell table:style-name="Table103.A3" office:value-type="string">
            <text:p text:style-name="P995"><text:span text:style-name="T17">nāgahān telefon-e xāne</text:span></text:p>
          </table:table-cell>
          <table:covered-table-cell/>
        </table:table-row>
        <table:table-row table:style-name="Table103.3">
          <table:table-cell table:style-name="Table103.C3" office:value-type="string">
            <text:p text:style-name="P995"><text:span text:style-name="T17">домашний телефон.</text:span></text:p>
          </table:table-cell>
          <table:table-cell table:style-name="Table103.C3" office:value-type="string">
            <text:p text:style-name="P995"><text:span text:style-name="T17">zang zad.</text:span></text:p>
          </table:table-cell>
          <table:covered-table-cell/>
        </table:table-row>
        <table:table-row table:style-name="Table103.22">
          <table:table-cell table:style-name="Table103.A1" office:value-type="string">
            <text:p text:style-name="P988"><text:span text:style-name="T17">Мой отец взял</text:span></text:p>
            <text:p text:style-name="P985"><text:span text:style-name="T17">(«поднял») трубку.</text:span></text:p>
          </table:table-cell>
          <table:table-cell table:style-name="Table103.A1" office:value-type="string">
            <text:p text:style-name="P988"><text:span text:style-name="T17">Pedaram guši-rā</text:span></text:p>
            <text:p text:style-name="P985"><text:span text:style-name="T17">bardāšt.</text:span></text:p>
          </table:table-cell>
          <table:table-cell table:style-name="Table103.A1" office:value-type="string">
            <text:p text:style-name="P1019"><text:span text:style-name="T52">پدرم گوشی را برداشت.</text:span></text:p>
          </table:table-cell>
        </table:table-row>
        <table:table-row table:style-name="Table103.23">
          <table:table-cell table:style-name="Table103.A1" office:value-type="string">
            <text:p text:style-name="P2372"><text:span text:style-name="T17">По телефону говорила женщина («одна женщина</text:span></text:p>
            <text:p text:style-name="P985"><text:span text:style-name="T17">была»).</text:span></text:p>
          </table:table-cell>
          <table:table-cell table:style-name="Table103.A1" office:value-type="string">
            <text:p text:style-name="P987"><text:span text:style-name="T17">Yek zan bud.</text:span></text:p>
          </table:table-cell>
          <table:table-cell table:style-name="Table103.A1" office:value-type="string">
            <text:p text:style-name="P1048"><text:span text:style-name="T51">يک</text:span><text:span text:style-name="T628">زن بود</text:span><text:span text:style-name="T51">.</text:span></text:p>
          </table:table-cell>
        </table:table-row>
        <table:table-row table:style-name="Table103.2">
          <table:table-cell table:style-name="Table103.A2" office:value-type="string">
            <text:p text:style-name="P981"><text:span text:style-name="T17">Она заплакала («плач</text:span></text:p>
          </table:table-cell>
          <table:table-cell table:style-name="Table103.A2" office:value-type="string">
            <text:p text:style-name="P981"><text:span text:style-name="T17">U gerye kard va goft:</text:span></text:p>
          </table:table-cell>
          <table:table-cell table:style-name="Table103.A1" table:number-rows-spanned="5" office:value-type="string">
            <text:p text:style-name="P2373"><text:span text:style-name="T52">دکتر،</text:span><text:span text:style-name="T421">بچه</text:span><text:span text:style-name="T505">دوسالهمن</text:span><text:span text:style-name="T55">او</text:span><text:span text:style-name="T461">گريهکرد</text:span><text:span text:style-name="T555">و</text:span><text:span text:style-name="T330">گفت</text:span><text:span text:style-name="T55">:</text:span><text:span text:style-name="T555">آقا</text:span><text:span text:style-name="T55">ی</text:span></text:p>
            <text:p text:style-name="P1342"><text:span text:style-name="T51">تب</text:span><text:span text:style-name="T476">دارد</text:span><text:span text:style-name="T51">.</text:span></text:p>
          </table:table-cell>
        </table:table-row>
        <table:table-row table:style-name="Table103.3">
          <table:table-cell table:style-name="Table103.A3" office:value-type="string">
            <text:p text:style-name="P995"><text:span text:style-name="T17">сделала») и сказала:</text:span></text:p>
          </table:table-cell>
          <table:table-cell table:style-name="Table103.A3" office:value-type="string">
            <text:p text:style-name="P995"><text:span text:style-name="T17">Āqā-ye doktor, bačče-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Доктор, у моего</text:span></text:p>
          </table:table-cell>
          <table:table-cell table:style-name="Table103.A3" office:value-type="string">
            <text:p text:style-name="P995"><text:span text:style-name="T17">ye do sāle-ye man tab</text:span></text:p>
          </table:table-cell>
          <table:covered-table-cell/>
        </table:table-row>
        <table:table-row table:style-name="Table103.3">
          <table:table-cell table:style-name="Table103.A3" office:value-type="string">
            <text:p text:style-name="P995"><text:span text:style-name="T17">двухлетнего ребенка</text:span></text:p>
          </table:table-cell>
          <table:table-cell table:style-name="Table103.A3" office:value-type="string">
            <text:p text:style-name="P995"><text:span text:style-name="T17">dārad.</text:span></text:p>
          </table:table-cell>
          <table:covered-table-cell/>
        </table:table-row>
        <table:table-row table:style-name="Table103.3">
          <table:table-cell table:style-name="Table103.C3" office:value-type="string">
            <text:p text:style-name="P995"><text:span text:style-name="T17">температура.</text:span></text:p>
          </table:table-cell>
          <table:table-cell table:style-name="Table103.C3" office:value-type="string">
            <text:p text:style-name="P1005"/>
          </table:table-cell>
          <table:covered-table-cell/>
        </table:table-row>
        <table:table-row table:style-name="Table103.29">
          <table:table-cell table:style-name="Table103.A1" office:value-type="string">
            <text:p text:style-name="P2305"><text:span text:style-name="T17">Помогите, пожалуйста.</text:span></text:p>
          </table:table-cell>
          <table:table-cell table:style-name="Table103.A1" office:value-type="string">
            <text:p text:style-name="P2374"><text:span text:style-name="T17">Xāheš mikonam, komak konid.</text:span></text:p>
          </table:table-cell>
          <table:table-cell table:style-name="Table103.A1" office:value-type="string">
            <text:p text:style-name="P1045"><text:span text:style-name="T52">خواھش</text:span><text:span text:style-name="T497">مىکنم، کم</text:span><text:span text:style-name="T52">ک</text:span></text:p>
            <text:p text:style-name="P1061"><text:span text:style-name="T574">کنيد.</text:span></text:p>
          </table:table-cell>
        </table:table-row>
      </table:table>
      <table:table table:name="Table104" table:style-name="Table104">
        <table:table-column table:style-name="Table104.A" table:number-columns-repeated="3"/>
        <table:table-row table:style-name="Table104.1">
          <table:table-cell table:style-name="Table104.A1" office:value-type="string">
            <text:p text:style-name="P988"><text:span text:style-name="T17">4. Мой отец добрый.</text:span></text:p>
          </table:table-cell>
          <table:table-cell table:style-name="Table104.A1" office:value-type="string">
            <text:p text:style-name="P988"><text:span text:style-name="T17">Pedar-e man mehrabān</text:span></text:p>
            <text:p text:style-name="P989"><text:span text:style-name="T17">ast.</text:span></text:p>
          </table:table-cell>
          <table:table-cell table:style-name="Table104.A1" office:value-type="string">
            <text:p text:style-name="P2375"><text:span text:style-name="T51">پدر</text:span><text:span text:style-name="T563">من</text:span><text:span text:style-name="T518">مھرباناست</text:span><text:span text:style-name="T51">.</text:span></text:p>
          </table:table-cell>
        </table:table-row>
        <table:table-row table:style-name="Table104.2">
          <table:table-cell table:style-name="Table104.A2" office:value-type="string">
            <text:p text:style-name="P983"><text:span text:style-name="T17">Он всегда и везде</text:span></text:p>
          </table:table-cell>
          <table:table-cell table:style-name="Table104.A2" office:value-type="string">
            <text:p text:style-name="P983"><text:span text:style-name="T17">U hamiše va hame jā</text:span></text:p>
          </table:table-cell>
          <table:table-cell table:style-name="Table104.A1" table:number-rows-spanned="5" office:value-type="string">
            <text:p text:style-name="P2376"><text:span text:style-name="T52">بيمارستان،</text:span><text:span text:style-name="T417">در خانه، در بيماران</text:span><text:span text:style-name="T475">کمکمىکند</text:span><text:span text:style-name="T52">:</text:span><text:span text:style-name="T475">در</text:span><text:span text:style-name="T693">او</text:span><text:span text:style-name="T207">ھميشهوھمه</text:span><text:span text:style-name="T201">جا</text:span><text:span text:style-name="T244">ب</text:span><text:span text:style-name="T51">ه</text:span></text:p>
            <text:p text:style-name="P1046"><text:span text:style-name="T58">خيابان!</text:span></text:p>
          </table:table-cell>
        </table:table-row>
        <table:table-row table:style-name="Table104.3">
          <table:table-cell table:style-name="Table104.A3" office:value-type="string">
            <text:p text:style-name="P995"><text:span text:style-name="T17">помогает больным: в</text:span></text:p>
          </table:table-cell>
          <table:table-cell table:style-name="Table104.A3" office:value-type="string">
            <text:p text:style-name="P995"><text:span text:style-name="T17">be bimārān komak</text:span></text:p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больнице, дома, на</text:span></text:p>
          </table:table-cell>
          <table:table-cell table:style-name="Table104.A3" office:value-type="string">
            <text:p text:style-name="P995"><text:span text:style-name="T17">mikonad: dar</text:span></text:p>
          </table:table-cell>
          <table:covered-table-cell/>
        </table:table-row>
        <table:table-row table:style-name="Table104.5">
          <table:table-cell table:style-name="Table104.A3" office:value-type="string">
            <text:p text:style-name="P995"><text:span text:style-name="T17">улице!</text:span></text:p>
          </table:table-cell>
          <table:table-cell table:style-name="Table104.A3" office:value-type="string">
            <text:p text:style-name="P995"><text:span text:style-name="T17">bimārestān, dar xāne,</text:span></text:p>
          </table:table-cell>
          <table:covered-table-cell/>
        </table:table-row>
        <table:table-row table:style-name="Table104.6">
          <table:table-cell table:style-name="Table104.C3" office:value-type="string">
            <text:p text:style-name="P1005"/>
          </table:table-cell>
          <table:table-cell table:style-name="Table104.C3" office:value-type="string">
            <text:p text:style-name="P999"><text:span text:style-name="T17">dar xiābān!</text:span></text:p>
          </table:table-cell>
          <table:covered-table-cell/>
        </table:table-row>
        <table:table-row table:style-name="Table104.7">
          <table:table-cell table:style-name="Table104.A1" office:value-type="string">
            <text:p text:style-name="P1380"><text:span text:style-name="T17">Все люди любят моего отца.</text:span></text:p>
          </table:table-cell>
          <table:table-cell table:style-name="Table104.A1" office:value-type="string">
            <text:p text:style-name="P1141"><text:span text:style-name="T17">Hame-ye mardom pedaram-rā dust</text:span></text:p>
            <text:p text:style-name="P985"><text:span text:style-name="T17">dārand.</text:span></text:p>
          </table:table-cell>
          <table:table-cell table:style-name="Table104.A1" office:value-type="string">
            <text:p text:style-name="P1019"><text:span text:style-name="T56">ھمه</text:span><text:span text:style-name="T246">مردم</text:span><text:span text:style-name="T395">پدرم</text:span><text:span text:style-name="T210">را</text:span><text:span text:style-name="T246">دوس</text:span><text:span text:style-name="T56">ت</text:span></text:p>
            <text:p text:style-name="P1022"><text:span text:style-name="T110">دارند.</text:span></text:p>
          </table:table-cell>
        </table:table-row>
        <table:table-row table:style-name="Table104.8">
          <table:table-cell table:style-name="Table104.A1" office:value-type="string">
            <text:p text:style-name="P1533"><text:span text:style-name="T17">Я тоже в будущем году хочу стать</text:span></text:p>
            <text:p text:style-name="P989"><text:span text:style-name="T17">врачом.</text:span></text:p>
          </table:table-cell>
          <table:table-cell table:style-name="Table104.A1" office:value-type="string">
            <text:p text:style-name="P1729"><text:span text:style-name="T17">Man niz dar āyande mixāham pezešk</text:span></text:p>
            <text:p text:style-name="P989"><text:span text:style-name="T17">šavam.</text:span></text:p>
          </table:table-cell>
          <table:table-cell table:style-name="Table104.A1" office:value-type="string">
            <text:p text:style-name="P1420"><text:span text:style-name="T52">من</text:span><text:span text:style-name="T542">نيز در آينده مىخواھ</text:span><text:span text:style-name="T52">م</text:span></text:p>
            <text:p text:style-name="P2377"><text:span text:style-name="T52">پزشک شوم.</text:span></text:p>
          </table:table-cell>
        </table:table-row>
        <table:table-row table:style-name="Table104.7">
          <table:table-cell table:style-name="Table104.A1" office:value-type="string">
            <text:p text:style-name="P2378"><text:span text:style-name="T17">Моя сестра Парване не любит медицину.</text:span></text:p>
          </table:table-cell>
          <table:table-cell table:style-name="Table104.A1" office:value-type="string">
            <text:p text:style-name="P988"><text:span text:style-name="T17">Xāharam Parvāne</text:span></text:p>
            <text:p text:style-name="P1108"><text:span text:style-name="T17">pezeški-rā dust nadārad.</text:span></text:p>
          </table:table-cell>
          <table:table-cell table:style-name="Table104.A1" office:value-type="string">
            <text:p text:style-name="P2379"><text:span text:style-name="T52">خواھرم"پروانه"</text:span></text:p>
            <text:p text:style-name="P2380"><text:span text:style-name="T52">پزشکی را دوست ندارد.</text:span></text:p>
          </table:table-cell>
        </table:table-row>
        <table:table-row table:style-name="Table104.10">
          <table:table-cell table:style-name="Table104.A1" office:value-type="string">
            <text:p text:style-name="P2126"><text:span text:style-name="T17">Она хочет стать журналисткой.</text:span></text:p>
          </table:table-cell>
          <table:table-cell table:style-name="Table104.A1" office:value-type="string">
            <text:p text:style-name="P1197"><text:span text:style-name="T17">U mixāhad ruz-nāme- negār šavad.</text:span></text:p>
          </table:table-cell>
          <table:table-cell table:style-name="Table104.A1" office:value-type="string">
            <text:p text:style-name="P1755"><text:span text:style-name="T56">او</text:span><text:span text:style-name="T579">مىخواھد روزنام</text:span><text:span text:style-name="T56">ه</text:span></text:p>
            <text:p text:style-name="P2022"><text:span text:style-name="T52">نگار شود.</text:span></text:p>
          </table:table-cell>
        </table:table-row>
        <table:table-row table:style-name="Table104.11">
          <table:table-cell table:style-name="Table104.A2" office:value-type="string">
            <text:p text:style-name="P981"><text:span text:style-name="T17">Моя сестра</text:span></text:p>
          </table:table-cell>
          <table:table-cell table:style-name="Table104.A2" office:value-type="string">
            <text:p text:style-name="P981"><text:span text:style-name="T17">Xāharam ruydād-hā-ye</text:span></text:p>
          </table:table-cell>
          <table:table-cell table:style-name="Table104.A1" table:number-rows-spanned="11" office:value-type="string">
            <text:p text:style-name="P2381"><text:span text:style-name="T52">مىکند</text:span><text:span text:style-name="T446">و</text:span><text:span text:style-name="T452">آنھارادر</text:span><text:span text:style-name="T121">ھای</text:span><text:span text:style-name="T491">گروھیدريافت</text:span><text:span text:style-name="T645">روز</text:span><text:span text:style-name="T300">جھانرا</text:span><text:span text:style-name="T534">ازرسانه</text:span><text:span text:style-name="T694">خواھرم</text:span><text:span text:style-name="T331">رويدادھای</text:span><text:span text:style-name="T509">ھر</text:span><text:span text:style-name="T110">روزنگار</text:span><text:span text:style-name="T245">خود يادداش</text:span><text:span text:style-name="T52">ت</text:span></text:p>
            <text:p text:style-name="P1090"><text:span text:style-name="T236">مىکند.</text:span></text:p>
          </table:table-cell>
        </table:table-row>
        <table:table-row table:style-name="Table104.3">
          <table:table-cell table:style-name="Table104.A3" office:value-type="string">
            <text:p text:style-name="P995"><text:span text:style-name="T17">ежедневно</text:span></text:p>
          </table:table-cell>
          <table:table-cell table:style-name="Table104.A3" office:value-type="string">
            <text:p text:style-name="P995"><text:span text:style-name="T17">har ruz-e jehān-rā az</text:span></text:p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интересуется</text:span></text:p>
          </table:table-cell>
          <table:table-cell table:style-name="Table104.A3" office:value-type="string">
            <text:p text:style-name="P995"><text:span text:style-name="T17">rasāne-hā-ye goruhi</text:span></text:p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сообщениями,</text:span></text:p>
          </table:table-cell>
          <table:table-cell table:style-name="Table104.A3" office:value-type="string">
            <text:p text:style-name="P995"><text:span text:style-name="T17">daryāft mikonad va</text:span></text:p>
          </table:table-cell>
          <table:covered-table-cell/>
        </table:table-row>
        <table:table-row table:style-name="Table104.5">
          <table:table-cell table:style-name="Table104.A3" office:value-type="string">
            <text:p text:style-name="P995"><text:span text:style-name="T17">поступающими из</text:span></text:p>
          </table:table-cell>
          <table:table-cell table:style-name="Table104.A3" office:value-type="string">
            <text:p text:style-name="P995"><text:span text:style-name="T17">ānhā-rā dar ruz-negār-</text:span></text:p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СМИ и записывает</text:span></text:p>
          </table:table-cell>
          <table:table-cell table:style-name="Table104.A3" office:value-type="string">
            <text:p text:style-name="P995"><text:span text:style-name="T17">e xod yāddāšt</text:span></text:p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их в свой дневник</text:span></text:p>
          </table:table-cell>
          <table:table-cell table:style-name="Table104.A3" office:value-type="string">
            <text:p text:style-name="P995"><text:span text:style-name="T17">mikonad.</text:span></text:p>
          </table:table-cell>
          <table:covered-table-cell/>
        </table:table-row>
        <table:table-row table:style-name="Table104.5">
          <table:table-cell table:style-name="Table104.A3" office:value-type="string">
            <text:p text:style-name="P995"><text:span text:style-name="T17">(rasāndan —</text:span></text:p>
          </table:table-cell>
          <table:table-cell table:style-name="Table104.A3" office:value-type="string">
            <text:p text:style-name="P1005"/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передавать; goruh —</text:span></text:p>
          </table:table-cell>
          <table:table-cell table:style-name="Table104.A3" office:value-type="string">
            <text:p text:style-name="P1005"/>
          </table:table-cell>
          <table:covered-table-cell/>
        </table:table-row>
        <table:table-row table:style-name="Table104.3">
          <table:table-cell table:style-name="Table104.A3" office:value-type="string">
            <text:p text:style-name="P995"><text:span text:style-name="T17">группа; goruhi —</text:span></text:p>
          </table:table-cell>
          <table:table-cell table:style-name="Table104.A3" office:value-type="string">
            <text:p text:style-name="P1005"/>
          </table:table-cell>
          <table:covered-table-cell/>
        </table:table-row>
        <table:table-row table:style-name="Table104.3">
          <table:table-cell table:style-name="Table104.C3" office:value-type="string">
            <text:p text:style-name="P995"><text:span text:style-name="T17">массовый).</text:span></text:p>
          </table:table-cell>
          <table:table-cell table:style-name="Table104.C3" office:value-type="string">
            <text:p text:style-name="P1005"/>
          </table:table-cell>
          <table:covered-table-cell/>
        </table:table-row>
        <table:table-row table:style-name="Table104.22">
          <table:table-cell table:style-name="Table104.A1" office:value-type="string">
            <text:p text:style-name="P1591"><text:span text:style-name="T17">Иногда она беседует об этих событиях с людьми и друзьями.</text:span></text:p>
          </table:table-cell>
          <table:table-cell table:style-name="Table104.A1" office:value-type="string">
            <text:p text:style-name="P2382"><text:span text:style-name="T17">Gāhi bā mardom va dustān dar bāre-ye in ruydād-hā goft-o-gu</text:span></text:p>
            <text:p text:style-name="P985"><text:span text:style-name="T17">mikonad.</text:span></text:p>
          </table:table-cell>
          <table:table-cell table:style-name="Table104.A1" office:value-type="string">
            <text:p text:style-name="P2383"><text:span text:style-name="T529">در</text:span><text:span text:style-name="T364">باره</text:span><text:span text:style-name="T591">اينرويدادھا</text:span><text:span text:style-name="T637">گفت</text:span><text:span text:style-name="T411">گاھی</text:span><text:span text:style-name="T52">با مردم و دوستان</text:span></text:p>
            <text:p text:style-name="P2384"><text:span text:style-name="T52">و</text:span><text:span text:style-name="T397">گومیکند</text:span><text:span text:style-name="T52">.</text:span></text:p>
          </table:table-cell>
        </table:table-row>
        <table:table-row table:style-name="Table104.8">
          <table:table-cell table:style-name="Table104.A1" office:value-type="string">
            <text:p text:style-name="P2385"><text:span text:style-name="T17">Она лучше, чем я, пишет по-персидски.</text:span></text:p>
          </table:table-cell>
          <table:table-cell table:style-name="Table104.A1" office:value-type="string">
            <text:p text:style-name="P2386"><text:span text:style-name="T17">U zabān-e fārsi-rā behtar az man</text:span></text:p>
            <text:p text:style-name="P989"><text:span text:style-name="T17">minegārad.</text:span></text:p>
          </table:table-cell>
          <table:table-cell table:style-name="Table104.A1" office:value-type="string">
            <text:p text:style-name="P1470"><text:span text:style-name="T55">او</text:span><text:span text:style-name="T461">زبانفارسیرا</text:span><text:span text:style-name="T555">بھتر</text:span><text:span text:style-name="T524">ا</text:span><text:span text:style-name="T55">ز</text:span></text:p>
            <text:p text:style-name="P2388"><text:span text:style-name="T56">من مىنگارد.</text:span></text:p>
          </table:table-cell>
        </table:table-row>
        <table:table-row table:style-name="Table104.7">
          <table:table-cell table:style-name="Table104.A1" office:value-type="string">
            <text:p text:style-name="P988"><text:span text:style-name="T17">5. Мы каждый год</text:span></text:p>
            <text:p text:style-name="P2389"><text:span text:style-name="T17">летом ездим на берег моря.</text:span></text:p>
          </table:table-cell>
          <table:table-cell table:style-name="Table104.A1" office:value-type="string">
            <text:p text:style-name="P988"><text:span text:style-name="T17">Mā har sāl, tābestān,</text:span></text:p>
            <text:p text:style-name="P2390"><text:span text:style-name="T17">kenār-e daryā miravim.</text:span></text:p>
          </table:table-cell>
          <table:table-cell table:style-name="Table104.A1" office:value-type="string">
            <text:p text:style-name="P2237"><text:span text:style-name="T55">ما</text:span><text:span text:style-name="T431">ھر</text:span><text:span text:style-name="T202">سال،تابستان،</text:span><text:span text:style-name="T208">کنا</text:span><text:span text:style-name="T55">ر</text:span></text:p>
            <text:p text:style-name="P2391"><text:span text:style-name="T51">دريا</text:span><text:span text:style-name="T181">می رويم</text:span><text:span text:style-name="T51">.</text:span></text:p>
          </table:table-cell>
        </table:table-row>
      </table:table>
      <table:table table:name="Table105" table:style-name="Table105">
        <table:table-column table:style-name="Table105.A" table:number-columns-repeated="3"/>
        <text:soft-page-break/>
        <table:table-row table:style-name="Table105.1">
          <table:table-cell table:style-name="Table105.A1" office:value-type="string">
            <text:p text:style-name="P2252"><text:span text:style-name="T17">Из Тегерана до Каспийского моря полдня пути.</text:span></text:p>
          </table:table-cell>
          <table:table-cell table:style-name="Table105.A1" office:value-type="string">
            <text:p text:style-name="P1258"><text:span text:style-name="T17">Az Tehrān tā daryā-ye Māzanderān nim ruz rāh ast.</text:span></text:p>
          </table:table-cell>
          <table:table-cell table:style-name="Table105.A1" office:value-type="string">
            <text:p text:style-name="P2392"><text:span text:style-name="T56">مازندران،</text:span><text:span text:style-name="T385">نيم</text:span><text:span text:style-name="T224">روز</text:span><text:span text:style-name="T385">راه</text:span><text:span text:style-name="T377">از</text:span><text:span text:style-name="T438">تھران</text:span><text:span text:style-name="T321">تا دريا</text:span><text:span text:style-name="T55">ی</text:span></text:p>
            <text:p text:style-name="P1024"><text:span text:style-name="T339">است.</text:span></text:p>
          </table:table-cell>
        </table:table-row>
        <table:table-row table:style-name="Table105.2">
          <table:table-cell table:style-name="Table105.A2" office:value-type="string">
            <text:p text:style-name="P981"><text:span text:style-name="T17">После пересечения</text:span></text:p>
          </table:table-cell>
          <table:table-cell table:style-name="Table105.A2" office:value-type="string">
            <text:p text:style-name="P981"><text:span text:style-name="T17">Mā pas az gozaštan az</text:span></text:p>
          </table:table-cell>
          <table:table-cell table:style-name="Table105.A1" table:number-rows-spanned="8" office:value-type="string">
            <text:p text:style-name="P1495"><text:span text:style-name="T52">ما</text:span><text:span text:style-name="T446">پسازگذشتن</text:span><text:span text:style-name="T475">ا</text:span><text:span text:style-name="T52">ز</text:span></text:p>
            <text:p text:style-name="P2393"><text:span text:style-name="T58">کنار</text:span><text:span text:style-name="T695">دريا سرازير</text:span><text:span text:style-name="T55">به</text:span><text:span text:style-name="T438">سوی</text:span><text:span text:style-name="T565">سرزمين پست</text:span><text:span text:style-name="T511">کوهھای</text:span><text:span text:style-name="T492">بسيار</text:span><text:span text:style-name="T325">بلند البرز</text:span><text:span text:style-name="T50">،</text:span></text:p>
            <text:p text:style-name="P1090"><text:span text:style-name="T340">مىشويم.</text:span></text:p>
          </table:table-cell>
        </table:table-row>
        <table:table-row table:style-name="Table105.3">
          <table:table-cell table:style-name="Table105.A3" office:value-type="string">
            <text:p text:style-name="P995"><text:span text:style-name="T17">очень высоких гор</text:span></text:p>
          </table:table-cell>
          <table:table-cell table:style-name="Table105.A3" office:value-type="string">
            <text:p text:style-name="P995"><text:span text:style-name="T17">kuh-hā-ye besyār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Альборз спускаемся</text:span></text:p>
          </table:table-cell>
          <table:table-cell table:style-name="Table105.A3" office:value-type="string">
            <text:p text:style-name="P995"><text:span text:style-name="T17">boland-e Alborz, be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к равнине рядом с</text:span></text:p>
          </table:table-cell>
          <table:table-cell table:style-name="Table105.A3" office:value-type="string">
            <text:p text:style-name="P995"><text:span text:style-name="T17">su-ye sarzamin-e past-</text:span></text:p>
          </table:table-cell>
          <table:covered-table-cell/>
        </table:table-row>
        <table:table-row table:style-name="Table105.6">
          <table:table-cell table:style-name="Table105.A3" office:value-type="string">
            <text:p text:style-name="P995"><text:span text:style-name="T17">морем (past —</text:span></text:p>
          </table:table-cell>
          <table:table-cell table:style-name="Table105.A3" office:value-type="string">
            <text:p text:style-name="P995"><text:span text:style-name="T17">e kenār-e daryā sarāzir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низкий; sarāzir —</text:span></text:p>
          </table:table-cell>
          <table:table-cell table:style-name="Table105.A3" office:value-type="string">
            <text:p text:style-name="P995"><text:span text:style-name="T17">mišavim.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косой; отвесный;</text:span></text:p>
          </table:table-cell>
          <table:table-cell table:style-name="Table105.A3" office:value-type="string">
            <text:p text:style-name="P1005"/>
          </table:table-cell>
          <table:covered-table-cell/>
        </table:table-row>
        <table:table-row table:style-name="Table105.3">
          <table:table-cell table:style-name="Table105.C3" office:value-type="string">
            <text:p text:style-name="P995"><text:span text:style-name="T17">вниз).</text:span></text:p>
          </table:table-cell>
          <table:table-cell table:style-name="Table105.C3" office:value-type="string">
            <text:p text:style-name="P1005"/>
          </table:table-cell>
          <table:covered-table-cell/>
        </table:table-row>
        <table:table-row table:style-name="Table105.10">
          <table:table-cell table:style-name="Table105.A1" office:value-type="string">
            <text:p text:style-name="P2394"><text:span text:style-name="T17">В этом году мой отец купил автомобиль, и мы можем поехать на</text:span></text:p>
            <text:p text:style-name="P989"><text:span text:style-name="T17">своем автомобиле.</text:span></text:p>
          </table:table-cell>
          <table:table-cell table:style-name="Table105.A1" office:value-type="string">
            <text:p text:style-name="P1562"><text:span text:style-name="T17">Emsāl pedaram xodrow xarid va mā mitavānim bā xodrow-</text:span></text:p>
            <text:p text:style-name="P989"><text:span text:style-name="T17">ye xodemān beravim.</text:span></text:p>
          </table:table-cell>
          <table:table-cell table:style-name="Table105.A1" office:value-type="string">
            <text:p text:style-name="P1182"><text:span text:style-name="T51">امسال</text:span><text:span text:style-name="T495">پدرم</text:span><text:span text:style-name="T447">خودرو</text:span><text:span text:style-name="T495">خري</text:span><text:span text:style-name="T51">د</text:span></text:p>
            <text:p text:style-name="P2395"><text:span text:style-name="T55">و</text:span><text:span text:style-name="T473">ما مىتوانيم ب</text:span><text:span text:style-name="T55">ا</text:span></text:p>
            <text:p text:style-name="P1098"><text:span text:style-name="T51">خودروى</text:span><text:span text:style-name="T683">خودمان برويم</text:span><text:span text:style-name="T51">.</text:span></text:p>
          </table:table-cell>
        </table:table-row>
        <table:table-row table:style-name="Table105.11">
          <table:table-cell table:style-name="Table105.A2" office:value-type="string">
            <text:p text:style-name="P983"><text:span text:style-name="T17">Я тоже хочу</text:span></text:p>
          </table:table-cell>
          <table:table-cell table:style-name="Table105.A2" office:value-type="string">
            <text:p text:style-name="P983"><text:span text:style-name="T17">Man niz mixāham</text:span></text:p>
          </table:table-cell>
          <table:table-cell table:style-name="Table105.A1" table:number-rows-spanned="6" office:value-type="string">
            <text:p text:style-name="P2396"><text:span text:style-name="T55">تا</text:span><text:span text:style-name="T405">در</text:span><text:span text:style-name="T400">ھنگام</text:span><text:span text:style-name="T58">رانندگی</text:span><text:span text:style-name="T656">به</text:span><text:span text:style-name="T236">گواھینامه</text:span><text:span text:style-name="T50">رانندگی</text:span><text:span text:style-name="T366">بگيرم</text:span><text:span text:style-name="T646">من</text:span><text:span text:style-name="T501">نيز</text:span><text:span text:style-name="T322">مىخواھ</text:span><text:span text:style-name="T52">م</text:span></text:p>
            <text:p text:style-name="P1022"><text:span text:style-name="T55">پدرم</text:span><text:span text:style-name="T445">کمک کنم</text:span><text:span text:style-name="T55">.</text:span></text:p>
          </table:table-cell>
        </table:table-row>
        <table:table-row table:style-name="Table105.3">
          <table:table-cell table:style-name="Table105.A3" office:value-type="string">
            <text:p text:style-name="P995"><text:span text:style-name="T17">получить права,</text:span></text:p>
          </table:table-cell>
          <table:table-cell table:style-name="Table105.A3" office:value-type="string">
            <text:p text:style-name="P995"><text:span text:style-name="T17">gavāhi-nāme-ye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чтобы во время</text:span></text:p>
          </table:table-cell>
          <table:table-cell table:style-name="Table105.A3" office:value-type="string">
            <text:p text:style-name="P995"><text:span text:style-name="T17">rānandegi begiram tā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вождения помогать</text:span></text:p>
          </table:table-cell>
          <table:table-cell table:style-name="Table105.A3" office:value-type="string">
            <text:p text:style-name="P995"><text:span text:style-name="T17">dar hengām-e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отцу.</text:span></text:p>
          </table:table-cell>
          <table:table-cell table:style-name="Table105.A3" office:value-type="string">
            <text:p text:style-name="P995"><text:span text:style-name="T17">rānandegi be pedaram</text:span></text:p>
          </table:table-cell>
          <table:covered-table-cell/>
        </table:table-row>
        <table:table-row table:style-name="Table105.3">
          <table:table-cell table:style-name="Table105.C3" office:value-type="string">
            <text:p text:style-name="P1005"/>
          </table:table-cell>
          <table:table-cell table:style-name="Table105.C3" office:value-type="string">
            <text:p text:style-name="P995"><text:span text:style-name="T17">komak konam.</text:span></text:p>
          </table:table-cell>
          <table:covered-table-cell/>
        </table:table-row>
        <table:table-row table:style-name="Table105.11">
          <table:table-cell table:style-name="Table105.A2" office:value-type="string">
            <text:p text:style-name="P983"><text:span text:style-name="T17">Во время вождения я</text:span></text:p>
          </table:table-cell>
          <table:table-cell table:style-name="Table105.A2" office:value-type="string">
            <text:p text:style-name="P983"><text:span text:style-name="T17">Man dar hengām-e</text:span></text:p>
          </table:table-cell>
          <table:table-cell table:style-name="Table105.A1" table:number-rows-spanned="5" office:value-type="string">
            <text:p text:style-name="P2397"><text:span text:style-name="T51">دوست</text:span><text:span text:style-name="T316">دارم</text:span><text:span text:style-name="T483">آوازبشنومو</text:span><text:span text:style-name="T225">من</text:span><text:span text:style-name="T55">در ھنگام رانندگی</text:span></text:p>
            <text:p text:style-name="P1585"><text:span text:style-name="T52">خودم</text:span><text:span text:style-name="T480">نيز آواز بخوانم</text:span><text:span text:style-name="T52">.</text:span></text:p>
          </table:table-cell>
        </table:table-row>
        <table:table-row table:style-name="Table105.3">
          <table:table-cell table:style-name="Table105.A3" office:value-type="string">
            <text:p text:style-name="P995"><text:span text:style-name="T17">люблю слушать</text:span></text:p>
          </table:table-cell>
          <table:table-cell table:style-name="Table105.A3" office:value-type="string">
            <text:p text:style-name="P995"><text:span text:style-name="T17">rānandegi dust dāram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песни и сам тоже</text:span></text:p>
          </table:table-cell>
          <table:table-cell table:style-name="Table105.A3" office:value-type="string">
            <text:p text:style-name="P995"><text:span text:style-name="T17">āvāz bešenavam va</text:span></text:p>
          </table:table-cell>
          <table:covered-table-cell/>
        </table:table-row>
        <table:table-row table:style-name="Table105.6">
          <table:table-cell table:style-name="Table105.A3" office:value-type="string">
            <text:p text:style-name="P995"><text:span text:style-name="T17">пою.</text:span></text:p>
          </table:table-cell>
          <table:table-cell table:style-name="Table105.A3" office:value-type="string">
            <text:p text:style-name="P995"><text:span text:style-name="T17">xodam niz āvāz</text:span></text:p>
          </table:table-cell>
          <table:covered-table-cell/>
        </table:table-row>
        <table:table-row table:style-name="Table105.21">
          <table:table-cell table:style-name="Table105.C3" office:value-type="string">
            <text:p text:style-name="P1005"/>
          </table:table-cell>
          <table:table-cell table:style-name="Table105.C3" office:value-type="string">
            <text:p text:style-name="P999"><text:span text:style-name="T17">bexānam.</text:span></text:p>
          </table:table-cell>
          <table:covered-table-cell/>
        </table:table-row>
        <table:table-row table:style-name="Table105.2">
          <table:table-cell table:style-name="Table105.A2" office:value-type="string">
            <text:p text:style-name="P981"><text:span text:style-name="T17">Я иранские песни</text:span></text:p>
          </table:table-cell>
          <table:table-cell table:style-name="Table105.A2" office:value-type="string">
            <text:p text:style-name="P981"><text:span text:style-name="T17">Man āvaz-hā-ye Irāni-</text:span></text:p>
          </table:table-cell>
          <table:table-cell table:style-name="Table105.A1" table:number-rows-spanned="6" office:value-type="string">
            <text:p text:style-name="P2398"><text:span text:style-name="T696">بيشتر</text:span><text:span text:style-name="T55">از آوازھای بيگانه</text:span><text:span text:style-name="T697">من</text:span><text:span text:style-name="T51">آوازھای ايرانی</text:span><text:span text:style-name="T56">را</text:span></text:p>
            <text:p text:style-name="P1765"><text:span text:style-name="T49">دوست</text:span><text:span text:style-name="T409">دارم</text:span><text:span text:style-name="T49">.</text:span></text:p>
          </table:table-cell>
        </table:table-row>
        <table:table-row table:style-name="Table105.3">
          <table:table-cell table:style-name="Table105.A3" office:value-type="string">
            <text:p text:style-name="P995"><text:span text:style-name="T17">люблю больше, чем</text:span></text:p>
          </table:table-cell>
          <table:table-cell table:style-name="Table105.A3" office:value-type="string">
            <text:p text:style-name="P995"><text:span text:style-name="T17">rā bištar az āvaz-hā-ye</text:span></text:p>
          </table:table-cell>
          <table:covered-table-cell/>
        </table:table-row>
        <table:table-row table:style-name="Table105.6">
          <table:table-cell table:style-name="Table105.A3" office:value-type="string">
            <text:p text:style-name="P995"><text:span text:style-name="T17">песни других</text:span></text:p>
          </table:table-cell>
          <table:table-cell table:style-name="Table105.A3" office:value-type="string">
            <text:p text:style-name="P995"><text:span text:style-name="T17">bigāne dust dāram.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народов (bigāne —</text:span></text:p>
          </table:table-cell>
          <table:table-cell table:style-name="Table105.A3" office:value-type="string">
            <text:p text:style-name="P1005"/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чужой,</text:span></text:p>
          </table:table-cell>
          <table:table-cell table:style-name="Table105.A3" office:value-type="string">
            <text:p text:style-name="P1005"/>
          </table:table-cell>
          <table:covered-table-cell/>
        </table:table-row>
        <table:table-row table:style-name="Table105.21">
          <table:table-cell table:style-name="Table105.C3" office:value-type="string">
            <text:p text:style-name="P999"><text:span text:style-name="T17">иностранный).</text:span></text:p>
          </table:table-cell>
          <table:table-cell table:style-name="Table105.C3" office:value-type="string">
            <text:p text:style-name="P1005"/>
          </table:table-cell>
          <table:covered-table-cell/>
        </table:table-row>
        <table:table-row table:style-name="Table105.2">
          <table:table-cell table:style-name="Table105.A2" office:value-type="string">
            <text:p text:style-name="P981"><text:span text:style-name="T17">6. Наша семья живет</text:span></text:p>
          </table:table-cell>
          <table:table-cell table:style-name="Table105.A2" office:value-type="string">
            <text:p text:style-name="P981"><text:span text:style-name="T17">Xānevāde-ye mā na</text:span></text:p>
          </table:table-cell>
          <table:table-cell table:style-name="Table105.A1" table:number-rows-spanned="5" office:value-type="string">
            <text:p text:style-name="P2399"><text:span text:style-name="T58">ديگر جھان نيز زندگی</text:span><text:span text:style-name="T541">ايران</text:span><text:span text:style-name="T591">بلکه</text:span><text:span text:style-name="T228">در کشورھای</text:span><text:span text:style-name="T532">خانواده</text:span><text:span text:style-name="T409">ما</text:span><text:span text:style-name="T304">نه</text:span><text:span text:style-name="T403">تنھا</text:span><text:span text:style-name="T409">د</text:span><text:span text:style-name="T49">ر</text:span></text:p>
            <text:p text:style-name="P1046"><text:span text:style-name="T500">مىکند.</text:span></text:p>
          </table:table-cell>
        </table:table-row>
        <table:table-row table:style-name="Table105.3">
          <table:table-cell table:style-name="Table105.A3" office:value-type="string">
            <text:p text:style-name="P995"><text:span text:style-name="T17">не только в Иране, но</text:span></text:p>
          </table:table-cell>
          <table:table-cell table:style-name="Table105.A3" office:value-type="string">
            <text:p text:style-name="P995"><text:span text:style-name="T17">tanhā dar Irān balke</text:span></text:p>
          </table:table-cell>
          <table:covered-table-cell/>
        </table:table-row>
        <table:table-row table:style-name="Table105.6">
          <table:table-cell table:style-name="Table105.A3" office:value-type="string">
            <text:p text:style-name="P995"><text:span text:style-name="T17">и в других странах</text:span></text:p>
          </table:table-cell>
          <table:table-cell table:style-name="Table105.A3" office:value-type="string">
            <text:p text:style-name="P995"><text:span text:style-name="T17">dar kešvar-hā-ye</text:span></text:p>
          </table:table-cell>
          <table:covered-table-cell/>
        </table:table-row>
        <table:table-row table:style-name="Table105.3">
          <table:table-cell table:style-name="Table105.A3" office:value-type="string">
            <text:p text:style-name="P995"><text:span text:style-name="T17">мира.</text:span></text:p>
          </table:table-cell>
          <table:table-cell table:style-name="Table105.A3" office:value-type="string">
            <text:p text:style-name="P995"><text:span text:style-name="T17">digār-e jehān niz</text:span></text:p>
          </table:table-cell>
          <table:covered-table-cell/>
        </table:table-row>
        <table:table-row table:style-name="Table105.3">
          <table:table-cell table:style-name="Table105.C3" office:value-type="string">
            <text:p text:style-name="P1005"/>
          </table:table-cell>
          <table:table-cell table:style-name="Table105.C3" office:value-type="string">
            <text:p text:style-name="P999"><text:span text:style-name="T17">zendegi mikonad.</text:span></text:p>
          </table:table-cell>
          <table:covered-table-cell/>
        </table:table-row>
        <table:table-row table:style-name="Table105.33">
          <table:table-cell table:style-name="Table105.A1" office:value-type="string">
            <text:p text:style-name="P988"><text:span text:style-name="T17">Мой дядя (брат</text:span></text:p>
          </table:table-cell>
          <table:table-cell table:style-name="Table105.A1" office:value-type="string">
            <text:p text:style-name="P988"><text:span text:style-name="T17">Dāyi-ye man dar</text:span></text:p>
          </table:table-cell>
          <table:table-cell table:style-name="Table105.A1" office:value-type="string">
            <text:p text:style-name="P1747"><text:span text:style-name="T51">دايی</text:span><text:span text:style-name="T316">مندرآلمانزندگ</text:span><text:span text:style-name="T51">ی</text:span></text:p>
          </table:table-cell>
        </table:table-row>
      </table:table>
      <table:table table:name="Table106" table:style-name="Table106">
        <table:table-column table:style-name="Table106.A" table:number-columns-repeated="3"/>
        <table:table-row table:style-name="Table106.1">
          <table:table-cell table:style-name="Table106.A1" office:value-type="string">
            <text:p text:style-name="P988"><text:span text:style-name="T17">матери) живет в</text:span></text:p>
            <text:p text:style-name="P989"><text:span text:style-name="T17">Германии.</text:span></text:p>
          </table:table-cell>
          <table:table-cell table:style-name="Table106.A1" office:value-type="string">
            <text:p text:style-name="P988"><text:span text:style-name="T17">Ālmān zendegi</text:span></text:p>
            <text:p text:style-name="P989"><text:span text:style-name="T17">mikonad.</text:span></text:p>
          </table:table-cell>
          <table:table-cell table:style-name="Table106.A1" office:value-type="string">
            <text:p text:style-name="P1084"><text:span text:style-name="T58">مىکند.</text:span></text:p>
          </table:table-cell>
        </table:table-row>
        <table:table-row table:style-name="Table106.2">
          <table:table-cell table:style-name="Table106.A2" office:value-type="string">
            <text:p text:style-name="P983"><text:span text:style-name="T17">Семь лет назад он</text:span></text:p>
          </table:table-cell>
          <table:table-cell table:style-name="Table106.A2" office:value-type="string">
            <text:p text:style-name="P983"><text:span text:style-name="T17">U haft sāl piš hamrāh</text:span></text:p>
          </table:table-cell>
          <table:table-cell table:style-name="Table106.A1" table:number-rows-spanned="3" office:value-type="string">
            <text:p text:style-name="P2400"><text:span text:style-name="T52">با</text:span><text:span text:style-name="T452">زنو</text:span><text:span text:style-name="T421">فرزندش</text:span><text:span text:style-name="T452">به</text:span><text:span text:style-name="T446">آنجا</text:span><text:span text:style-name="T698">او</text:span><text:span text:style-name="T512">ھفت</text:span><text:span text:style-name="T197">سال پيش ھمرا</text:span><text:span text:style-name="T55">ه</text:span></text:p>
            <text:p text:style-name="P1052"><text:span text:style-name="T52">رفت</text:span><text:span text:style-name="T304">.</text:span></text:p>
          </table:table-cell>
        </table:table-row>
        <table:table-row table:style-name="Table106.3">
          <table:table-cell table:style-name="Table106.A3" office:value-type="string">
            <text:p text:style-name="P995"><text:span text:style-name="T17">уехал туда вместе с</text:span></text:p>
          </table:table-cell>
          <table:table-cell table:style-name="Table106.A3" office:value-type="string">
            <text:p text:style-name="P995"><text:span text:style-name="T17">bā zan-o-farzandaš be</text:span></text:p>
          </table:table-cell>
          <table:covered-table-cell/>
        </table:table-row>
        <table:table-row table:style-name="Table106.4">
          <table:table-cell table:style-name="Table106.C3" office:value-type="string">
            <text:p text:style-name="P1003"><text:span text:style-name="T17">женой и ребенком.</text:span></text:p>
          </table:table-cell>
          <table:table-cell table:style-name="Table106.C3" office:value-type="string">
            <text:p text:style-name="P1003"><text:span text:style-name="T17">ānjā raft.</text:span></text:p>
          </table:table-cell>
          <table:covered-table-cell/>
        </table:table-row>
        <table:table-row table:style-name="Table106.5">
          <table:table-cell table:style-name="Table106.A1" office:value-type="string">
            <text:p text:style-name="P988"><text:span text:style-name="T17">Мой дядя художник</text:span></text:p>
            <text:p text:style-name="P985"><text:span text:style-name="T17">(honar — искусство).</text:span></text:p>
          </table:table-cell>
          <table:table-cell table:style-name="Table106.A1" office:value-type="string">
            <text:p text:style-name="P988"><text:span text:style-name="T17">Dāyi-ye man</text:span></text:p>
            <text:p text:style-name="P985"><text:span text:style-name="T17">honarmand ast.</text:span></text:p>
          </table:table-cell>
          <table:table-cell table:style-name="Table106.A1" office:value-type="string">
            <text:p text:style-name="P1045"><text:span text:style-name="T52">دايی من ھنرمند است.</text:span></text:p>
          </table:table-cell>
        </table:table-row>
        <table:table-row table:style-name="Table106.6">
          <table:table-cell table:style-name="Table106.A1" office:value-type="string">
            <text:p text:style-name="P1872"><text:span text:style-name="T17">Он скульптор («тел вырезатель»; tarāšidan — вырезать</text:span></text:p>
            <text:p text:style-name="P2401"><text:span text:style-name="T17">/например, по дереву/).</text:span></text:p>
          </table:table-cell>
          <table:table-cell table:style-name="Table106.A1" office:value-type="string">
            <text:p text:style-name="P987"><text:span text:style-name="T17">U peykar-tarāš ast.</text:span></text:p>
          </table:table-cell>
          <table:table-cell table:style-name="Table106.A1" office:value-type="string">
            <text:p text:style-name="P1048"><text:span text:style-name="T55">او پيکرتراش است.</text:span></text:p>
          </table:table-cell>
        </table:table-row>
        <table:table-row table:style-name="Table106.2">
          <table:table-cell table:style-name="Table106.A2" office:value-type="string">
            <text:p text:style-name="P983"><text:span text:style-name="T17">Моему дяде 42 года,</text:span></text:p>
          </table:table-cell>
          <table:table-cell table:style-name="Table106.A2" office:value-type="string">
            <text:p text:style-name="P983"><text:span text:style-name="T17">Dāyi-ye man čehel-o-</text:span></text:p>
          </table:table-cell>
          <table:table-cell table:style-name="Table106.A1" table:number-rows-spanned="4" office:value-type="string">
            <text:p text:style-name="P2402"><text:span text:style-name="T49">دارد</text:span><text:span text:style-name="T361">و</text:span><text:span text:style-name="T636">دوسالازمادرم</text:span><text:span text:style-name="T527">دايی</text:span><text:span text:style-name="T379">منچھل</text:span><text:span text:style-name="T540">و</text:span><text:span text:style-name="T379">دو</text:span><text:span text:style-name="T540">سا</text:span><text:span text:style-name="T49">ل</text:span></text:p>
            <text:p text:style-name="P1841"><text:span text:style-name="T58">بزرگتر</text:span><text:span text:style-name="T525">است</text:span><text:span text:style-name="T58">.</text:span></text:p>
          </table:table-cell>
        </table:table-row>
        <table:table-row table:style-name="Table106.8">
          <table:table-cell table:style-name="Table106.A3" office:value-type="string">
            <text:p text:style-name="P995"><text:span text:style-name="T17">он на два года</text:span></text:p>
          </table:table-cell>
          <table:table-cell table:style-name="Table106.A3" office:value-type="string">
            <text:p text:style-name="P995"><text:span text:style-name="T17">do sāl dārad va do sāl</text:span></text:p>
          </table:table-cell>
          <table:covered-table-cell/>
        </table:table-row>
        <table:table-row table:style-name="Table106.3">
          <table:table-cell table:style-name="Table106.A3" office:value-type="string">
            <text:p text:style-name="P995"><text:span text:style-name="T17">старше моей матери.</text:span></text:p>
          </table:table-cell>
          <table:table-cell table:style-name="Table106.A3" office:value-type="string">
            <text:p text:style-name="P995"><text:span text:style-name="T17">az mādaram bozorgtar</text:span></text:p>
          </table:table-cell>
          <table:covered-table-cell/>
        </table:table-row>
        <table:table-row table:style-name="Table106.3">
          <table:table-cell table:style-name="Table106.C3" office:value-type="string">
            <text:p text:style-name="P1005"/>
          </table:table-cell>
          <table:table-cell table:style-name="Table106.C3" office:value-type="string">
            <text:p text:style-name="P999"><text:span text:style-name="T17">ast.</text:span></text:p>
          </table:table-cell>
          <table:covered-table-cell/>
        </table:table-row>
        <table:table-row table:style-name="Table106.11">
          <table:table-cell table:style-name="Table106.A2" office:value-type="string">
            <text:p text:style-name="P2067"><text:span text:style-name="T17">Мой двоюродный брат — мой</text:span></text:p>
            <text:p text:style-name="P991"><text:span text:style-name="T17">ровесник: «со мной</text:span></text:p>
          </table:table-cell>
          <table:table-cell table:style-name="Table106.A2" office:value-type="string">
            <text:p text:style-name="P1537"><text:span text:style-name="T17">Pesar-dāyi, hamsāl-e man ast.</text:span></text:p>
          </table:table-cell>
          <table:table-cell table:style-name="Table106.A2" office:value-type="string">
            <text:p text:style-name="P1132"><text:span text:style-name="T52">پسر</text:span><text:span text:style-name="T546">دايی،ھمسال</text:span><text:span text:style-name="T347">م</text:span><text:span text:style-name="T52">ن</text:span></text:p>
            <text:p text:style-name="P1046"><text:span text:style-name="T339">است.</text:span></text:p>
          </table:table-cell>
        </table:table-row>
        <table:table-row table:style-name="Table106.12">
          <table:table-cell table:style-name="Table106.C3" office:value-type="string">
            <text:p text:style-name="P992"><text:span text:style-name="T17">одного года».</text:span></text:p>
          </table:table-cell>
          <table:table-cell table:style-name="Table106.C3" office:value-type="string">
            <text:p text:style-name="P1004"/>
          </table:table-cell>
          <table:table-cell table:style-name="Table106.C3" office:value-type="string">
            <text:p text:style-name="P1004"/>
          </table:table-cell>
        </table:table-row>
        <table:table-row table:style-name="Table106.13">
          <table:table-cell table:style-name="Table106.A1" office:value-type="string">
            <text:p text:style-name="P2363"><text:span text:style-name="T17">Он тоже художник, как и его отец.</text:span></text:p>
          </table:table-cell>
          <table:table-cell table:style-name="Table106.A1" office:value-type="string">
            <text:p text:style-name="P988"><text:span text:style-name="T17">U niz mānand-e</text:span></text:p>
            <text:p text:style-name="P2271"><text:span text:style-name="T17">pedaraš honarmand ast.</text:span></text:p>
          </table:table-cell>
          <table:table-cell table:style-name="Table106.A1" office:value-type="string">
            <text:p text:style-name="P2403"><text:span text:style-name="T52">او</text:span><text:span text:style-name="T310">نيز</text:span><text:span text:style-name="T230">مانند</text:span><text:span text:style-name="T310">پدر</text:span><text:span text:style-name="T52">ش</text:span></text:p>
            <text:p text:style-name="P1841"><text:span text:style-name="T55">ھنرمند است.</text:span></text:p>
          </table:table-cell>
        </table:table-row>
        <table:table-row table:style-name="Table106.14">
          <table:table-cell table:style-name="Table106.A1" office:value-type="string">
            <text:p text:style-name="P988"><text:span text:style-name="T17">Он ткач.</text:span></text:p>
          </table:table-cell>
          <table:table-cell table:style-name="Table106.A1" office:value-type="string">
            <text:p text:style-name="P988"><text:span text:style-name="T17">U qāli-bāf ast.</text:span></text:p>
          </table:table-cell>
          <table:table-cell table:style-name="Table106.A1" office:value-type="string">
            <text:p text:style-name="P1041"><text:span text:style-name="T52">او قالی باف است.</text:span></text:p>
          </table:table-cell>
        </table:table-row>
        <table:table-row table:style-name="Table106.15">
          <table:table-cell table:style-name="Table106.A2" office:value-type="string">
            <text:p text:style-name="P981"><text:span text:style-name="T17">На мировом рынке</text:span></text:p>
          </table:table-cell>
          <table:table-cell table:style-name="Table106.A2" office:value-type="string">
            <text:p text:style-name="P981"><text:span text:style-name="T17">Qāli-ye dast-bāf dar</text:span></text:p>
          </table:table-cell>
          <table:table-cell table:style-name="Table106.A1" table:number-rows-spanned="5" office:value-type="string">
            <text:p text:style-name="P2338"><text:span text:style-name="T51">قالی</text:span><text:span text:style-name="T415">دست</text:span><text:span text:style-name="T563">باف</text:span><text:span text:style-name="T415">در</text:span><text:span text:style-name="T518">بازا</text:span><text:span text:style-name="T51">ر</text:span></text:p>
            <text:p text:style-name="P2405"><text:span text:style-name="T56">جھان ارزش دارد.</text:span></text:p>
          </table:table-cell>
        </table:table-row>
        <table:table-row table:style-name="Table106.3">
          <table:table-cell table:style-name="Table106.A3" office:value-type="string">
            <text:p text:style-name="P995"><text:span text:style-name="T17">ковры ручной работы</text:span></text:p>
          </table:table-cell>
          <table:table-cell table:style-name="Table106.A3" office:value-type="string">
            <text:p text:style-name="P995"><text:span text:style-name="T17">bāzār-e jehān arzeš</text:span></text:p>
          </table:table-cell>
          <table:covered-table-cell/>
        </table:table-row>
        <table:table-row table:style-name="Table106.8">
          <table:table-cell table:style-name="Table106.A3" office:value-type="string">
            <text:p text:style-name="P995"><text:span text:style-name="T17">ценятся очень</text:span></text:p>
          </table:table-cell>
          <table:table-cell table:style-name="Table106.A3" office:value-type="string">
            <text:p text:style-name="P995"><text:span text:style-name="T17">dārad.</text:span></text:p>
          </table:table-cell>
          <table:covered-table-cell/>
        </table:table-row>
        <table:table-row table:style-name="Table106.3">
          <table:table-cell table:style-name="Table106.A3" office:value-type="string">
            <text:p text:style-name="P995"><text:span text:style-name="T17">дорого: «ценность</text:span></text:p>
          </table:table-cell>
          <table:table-cell table:style-name="Table106.A3" office:value-type="string">
            <text:p text:style-name="P1005"/>
          </table:table-cell>
          <table:covered-table-cell/>
        </table:table-row>
        <table:table-row table:style-name="Table106.3">
          <table:table-cell table:style-name="Table106.C3" office:value-type="string">
            <text:p text:style-name="P999"><text:span text:style-name="T17">имеют».</text:span></text:p>
          </table:table-cell>
          <table:table-cell table:style-name="Table106.C3" office:value-type="string">
            <text:p text:style-name="P1005"/>
          </table:table-cell>
          <table:covered-table-cell/>
        </table:table-row>
        <table:table-row table:style-name="Table106.11">
          <table:table-cell table:style-name="Table106.A2" office:value-type="string">
            <text:p text:style-name="P1598"><text:span text:style-name="T17">Мы всегда переписываемся</text:span><text:span text:style-name="T30">друг</text:span></text:p>
            <text:p text:style-name="P991"><text:span text:style-name="T17">с другом:</text:span><text:span text:style-name="T29">«переписку</text:span></text:p>
          </table:table-cell>
          <table:table-cell table:style-name="Table106.A2" office:value-type="string">
            <text:p text:style-name="P1435"><text:span text:style-name="T17">Mā hamiše bā hamdigar nāme-nagāri</text:span></text:p>
            <text:p text:style-name="P991"><text:span text:style-name="T17">mikonim.</text:span></text:p>
          </table:table-cell>
          <table:table-cell table:style-name="Table106.A2" office:value-type="string">
            <text:p text:style-name="P2406"><text:span text:style-name="T55">ما</text:span><text:span text:style-name="T228">ھميشه</text:span><text:span text:style-name="T431">با</text:span><text:span text:style-name="T309">ھمديگ</text:span><text:span text:style-name="T55">ر</text:span></text:p>
            <text:p text:style-name="P2407"><text:span text:style-name="T55">نامهنگاری مىکنيم.</text:span></text:p>
          </table:table-cell>
        </table:table-row>
        <table:table-row table:style-name="Table106.12">
          <table:table-cell table:style-name="Table106.C3" office:value-type="string">
            <text:p text:style-name="P992"><text:span text:style-name="T17">делаем».</text:span></text:p>
          </table:table-cell>
          <table:table-cell table:style-name="Table106.C3" office:value-type="string">
            <text:p text:style-name="P1004"/>
          </table:table-cell>
          <table:table-cell table:style-name="Table106.C3" office:value-type="string">
            <text:p text:style-name="P1004"/>
          </table:table-cell>
        </table:table-row>
        <table:table-row table:style-name="Table106.22">
          <table:table-cell table:style-name="Table106.A1" office:value-type="string">
            <text:p text:style-name="P1768"><text:span text:style-name="T17">7. Сегодня первый день зимы.</text:span></text:p>
          </table:table-cell>
          <table:table-cell table:style-name="Table106.A1" office:value-type="string">
            <text:p text:style-name="P1193"><text:span text:style-name="T17">Emruz naxostin ruz-e zemestān ast.</text:span></text:p>
          </table:table-cell>
          <table:table-cell table:style-name="Table106.A1" office:value-type="string">
            <text:p text:style-name="P2408"><text:span text:style-name="T52">امروز</text:span><text:span text:style-name="T245">نخستينرو</text:span><text:span text:style-name="T52">ز</text:span></text:p>
            <text:p text:style-name="P2409"><text:span text:style-name="T52">زمستان</text:span><text:span text:style-name="T433">است</text:span><text:span text:style-name="T52">.</text:span></text:p>
          </table:table-cell>
        </table:table-row>
        <table:table-row table:style-name="Table106.23">
          <table:table-cell table:style-name="Table106.A1" office:value-type="string">
            <text:p text:style-name="P2343"><text:span text:style-name="T17">В Иране короткая зима и не очень</text:span></text:p>
            <text:p text:style-name="P989"><text:span text:style-name="T17">холодно.</text:span></text:p>
          </table:table-cell>
          <table:table-cell table:style-name="Table106.A1" office:value-type="string">
            <text:p text:style-name="P1885"><text:span text:style-name="T17">Dar Irān zemestān kutāh ast va xeyli sard</text:span></text:p>
            <text:p text:style-name="P989"><text:span text:style-name="T17">nist.</text:span></text:p>
          </table:table-cell>
          <table:table-cell table:style-name="Table106.A1" office:value-type="string">
            <text:p text:style-name="P1797"><text:span text:style-name="T52">در</text:span><text:span text:style-name="T334">ايران</text:span><text:span text:style-name="T358">زمستانکوتا</text:span><text:span text:style-name="T52">ه</text:span></text:p>
            <text:p text:style-name="P1288"><text:span text:style-name="T55">است</text:span><text:span text:style-name="T424">و</text:span><text:span text:style-name="T419">خيلیسرد</text:span><text:span text:style-name="T451">نيست</text:span><text:span text:style-name="T55">.</text:span></text:p>
          </table:table-cell>
        </table:table-row>
      </table:table>
      <table:table table:name="Table107" table:style-name="Table107">
        <table:table-column table:style-name="Table107.A" table:number-columns-repeated="3"/>
        <table:table-row table:style-name="Table107.1">
          <table:table-cell table:style-name="Table107.A1" office:value-type="string">
            <text:p text:style-name="P2410"><text:span text:style-name="T17">Вчера ночью был праздник ночи</text:span></text:p>
            <text:p text:style-name="P1154"><text:span text:style-name="T17">«ялда». Самая продолжительная</text:span></text:p>
            <text:p text:style-name="P989"><text:span text:style-name="T17">ночь года.</text:span></text:p>
          </table:table-cell>
          <table:table-cell table:style-name="Table107.A1" office:value-type="string">
            <text:p text:style-name="P1256"><text:span text:style-name="T17">Dišab jašn-e šab-e “yaldā” bud.</text:span></text:p>
            <text:p text:style-name="Table_20_Paragraph"><text:span text:style-name="T17">Derāztarin šab-e sāl.</text:span></text:p>
          </table:table-cell>
          <table:table-cell table:style-name="Table107.A1" office:value-type="string">
            <text:p text:style-name="P1831"><text:span text:style-name="T55">ديشب</text:span><text:span text:style-name="T506">جشنشبيلدا</text:span><text:span text:style-name="T419">بود</text:span><text:span text:style-name="T55">.</text:span></text:p>
            <text:p text:style-name="P2412"><text:span text:style-name="T52">درازترين</text:span><text:span text:style-name="T403">شبسال</text:span><text:span text:style-name="T52">.</text:span></text:p>
          </table:table-cell>
        </table:table-row>
        <table:table-row table:style-name="Table107.2">
          <table:table-cell table:style-name="Table107.A1" office:value-type="string">
            <text:p text:style-name="P1889"><text:span text:style-name="T17">Вчера после ужина мы сидели вместе.</text:span></text:p>
          </table:table-cell>
          <table:table-cell table:style-name="Table107.A1" office:value-type="string">
            <text:p text:style-name="P988"><text:span text:style-name="T17">Mā dišab pas az</text:span></text:p>
            <text:p text:style-name="P2073"><text:span text:style-name="T17">xordan-e šām kenār-e ham nešastim.</text:span></text:p>
          </table:table-cell>
          <table:table-cell table:style-name="Table107.A1" office:value-type="string">
            <text:p text:style-name="P1144"><text:span text:style-name="T56">ما</text:span><text:span text:style-name="T300">ديشب</text:span><text:span text:style-name="T534">پسازخورد</text:span><text:span text:style-name="T56">ن</text:span></text:p>
            <text:p text:style-name="P2413"><text:span text:style-name="T50">شام کنار ھم نشستيم.</text:span></text:p>
          </table:table-cell>
        </table:table-row>
        <table:table-row table:style-name="Table107.3">
          <table:table-cell table:style-name="Table107.A1" office:value-type="string">
            <text:p text:style-name="P2165"><text:span text:style-name="T17">Моя мать принесла нам аджил (фисташки, миндаль, грецкие орехи, горох,</text:span></text:p>
            <text:p text:style-name="P2414"><text:span text:style-name="T17">фундук, тыквенные семечки…)</text:span></text:p>
          </table:table-cell>
          <table:table-cell table:style-name="Table107.A1" office:value-type="string">
            <text:p text:style-name="P1401"><text:span text:style-name="T17">Mādaram barā-ye-mān “ājil” āvard (bādām, peste, gerdu, noxod, fondoq, toxm-e kadu…)</text:span></text:p>
          </table:table-cell>
          <table:table-cell table:style-name="Table107.A1" office:value-type="string">
            <text:p text:style-name="P2415"><text:span text:style-name="T51">مادرم</text:span><text:span text:style-name="T216">براىمان آجي</text:span><text:span text:style-name="T51">ل</text:span></text:p>
            <text:p text:style-name="P2417"><text:span text:style-name="T55">نخود،</text:span><text:span text:style-name="T424">فندق ، تخم</text:span><text:span text:style-name="T110">آورد</text:span><text:span text:style-name="T52">:</text:span><text:span text:style-name="T209">بادام،</text:span><text:span text:style-name="T203">پسته،</text:span><text:span text:style-name="T245">گردو</text:span><text:span text:style-name="T52">،</text:span></text:p>
            <text:p text:style-name="P1446"><text:span text:style-name="T343">....کدو،</text:span></text:p>
          </table:table-cell>
        </table:table-row>
        <table:table-row table:style-name="Table107.4">
          <table:table-cell table:style-name="Table107.A1" office:value-type="string">
            <text:p text:style-name="P2418"><text:span text:style-name="T17">Отец принес нам арбуз.</text:span></text:p>
          </table:table-cell>
          <table:table-cell table:style-name="Table107.A1" office:value-type="string">
            <text:p text:style-name="P1471"><text:span text:style-name="T17">Pedaram barāye mā hendovāne āvard.</text:span></text:p>
          </table:table-cell>
          <table:table-cell table:style-name="Table107.A1" office:value-type="string">
            <text:p text:style-name="P1019"><text:span text:style-name="T52">پدرم</text:span><text:span text:style-name="T310">برای</text:span><text:span text:style-name="T484">ما</text:span><text:span text:style-name="T230">ھندوان</text:span><text:span text:style-name="T52">ه</text:span></text:p>
            <text:p text:style-name="P1024"><text:span text:style-name="T108">آورد.</text:span></text:p>
          </table:table-cell>
        </table:table-row>
        <table:table-row table:style-name="Table107.5">
          <table:table-cell table:style-name="Table107.A1" office:value-type="string">
            <text:p text:style-name="P1668"><text:span text:style-name="T17">Я и моя сестра поблагодарили родителей и просили Бога, чтобы он дал им здоровье (negāh</text:span></text:p>
            <text:p text:style-name="P1910"><text:span text:style-name="T17">/negah/ — взгляд; negāhdār — охраняющий,</text:span></text:p>
            <text:p text:style-name="P985"><text:span text:style-name="T17">оберегающий).</text:span></text:p>
          </table:table-cell>
          <table:table-cell table:style-name="Table107.A1" office:value-type="string">
            <text:p text:style-name="P1289"><text:span text:style-name="T17">Man va xāharam az pedar-o-mādaremān sepāsgozāri kardim va az xodā xāstim ke ānhā-rā hamiše tan- dorost negahdārad.</text:span></text:p>
          </table:table-cell>
          <table:table-cell table:style-name="Table107.A1" office:value-type="string">
            <text:p text:style-name="P2419"><text:span text:style-name="T55">را</text:span><text:span text:style-name="T299">ھميشه</text:span><text:span text:style-name="T124">کرديم</text:span><text:span text:style-name="T438">و</text:span><text:span text:style-name="T461">از خدا خواستيم</text:span><text:span text:style-name="T110">مادرمان</text:span><text:span text:style-name="T671">سپاسگزاری</text:span><text:span text:style-name="T697">من</text:span><text:span text:style-name="T449">و</text:span><text:span text:style-name="T428">خواھرم</text:span><text:span text:style-name="T449">ازپدرو</text:span><text:span text:style-name="T299">کهآنھ</text:span><text:span text:style-name="T55">ا</text:span></text:p>
            <text:p text:style-name="P1055"><text:span text:style-name="T58">تندرست</text:span><text:span text:style-name="T522">نگھدارد</text:span><text:span text:style-name="T58">.</text:span></text:p>
          </table:table-cell>
        </table:table-row>
        <table:table-row table:style-name="Table107.6">
          <table:table-cell table:style-name="Table107.A1" office:value-type="string">
            <text:p text:style-name="P1872"><text:span text:style-name="T17">8. Наш дом находится на одной из спокойных улиц в</text:span></text:p>
            <text:p text:style-name="P985"><text:span text:style-name="T17">Тегеране.</text:span></text:p>
          </table:table-cell>
          <table:table-cell table:style-name="Table107.A1" office:value-type="string">
            <text:p text:style-name="P1150"><text:span text:style-name="T17">Xāne-ye mā dar yeki az xiābān-hā-ye ārām- e šahr-e Tehrān jāy</text:span></text:p>
            <text:p text:style-name="P985"><text:span text:style-name="T17">dārad.</text:span></text:p>
          </table:table-cell>
          <table:table-cell table:style-name="Table107.A1" office:value-type="string">
            <text:p text:style-name="P2420"><text:span text:style-name="T591">خيابانھای</text:span><text:span text:style-name="T610">آرام تھران</text:span><text:span text:style-name="T51">خانهما</text:span><text:span text:style-name="T447">در</text:span><text:span text:style-name="T476">يکی</text:span><text:span text:style-name="T495">ا</text:span><text:span text:style-name="T51">ز</text:span></text:p>
            <text:p text:style-name="P2356"><text:span text:style-name="T49">جای</text:span><text:span text:style-name="T636">دارد</text:span><text:span text:style-name="T49">.</text:span></text:p>
          </table:table-cell>
        </table:table-row>
        <table:table-row table:style-name="Table107.3">
          <table:table-cell table:style-name="Table107.A1" office:value-type="string">
            <text:p text:style-name="P1382"><text:span text:style-name="T17">Десять лет назад мой отец на этой улице купил землю и постепенно: «мало- мало» строил этот</text:span></text:p>
            <text:p text:style-name="P985"><text:span text:style-name="T17">дом.</text:span></text:p>
          </table:table-cell>
          <table:table-cell table:style-name="Table107.A1" office:value-type="string">
            <text:p text:style-name="P2421"><text:span text:style-name="T17">Dah sāl piš, pedaram dar in xiābān zamin xarid va kam kam in xāne-rā sāxt.</text:span></text:p>
          </table:table-cell>
          <table:table-cell table:style-name="Table107.A1" office:value-type="string">
            <text:p text:style-name="P2422"><text:span text:style-name="T55">خيابان</text:span><text:span text:style-name="T424">زمين خريد و کم</text:span><text:span text:style-name="T52">ده</text:span><text:span text:style-name="T421">سال</text:span><text:span text:style-name="T425">پيش،پدرم</text:span><text:span text:style-name="T421">در</text:span><text:span text:style-name="T425">اي</text:span><text:span text:style-name="T52">ن</text:span></text:p>
            <text:p text:style-name="P1115"><text:span text:style-name="T51">کم</text:span><text:span text:style-name="T357">اينخانهراساخت</text:span><text:span text:style-name="T51">.</text:span></text:p>
          </table:table-cell>
        </table:table-row>
        <table:table-row table:style-name="Table107.8">
          <table:table-cell table:style-name="Table107.A1" office:value-type="string">
            <text:p text:style-name="P988"><text:span text:style-name="T17">В нашем доме</text:span></text:p>
            <text:p text:style-name="P989"><text:span text:style-name="T17">четыре комнаты:</text:span></text:p>
          </table:table-cell>
          <table:table-cell table:style-name="Table107.A1" office:value-type="string">
            <text:p text:style-name="P988"><text:span text:style-name="T17">Xāne-ye mā čahār otāq</text:span></text:p>
            <text:p text:style-name="P989"><text:span text:style-name="T17">dārad:</text:span></text:p>
          </table:table-cell>
          <table:table-cell table:style-name="Table107.A1" office:value-type="string">
            <text:p text:style-name="P1048"><text:span text:style-name="T51">خانهما چھار اتاق دارد:</text:span></text:p>
          </table:table-cell>
        </table:table-row>
        <table:table-row table:style-name="Table107.8">
          <table:table-cell table:style-name="Table107.A1" office:value-type="string">
            <text:p text:style-name="P988"><text:span text:style-name="T17">Гостиная, которая</text:span></text:p>
            <text:p text:style-name="P989"><text:span text:style-name="T17">предназначена для</text:span></text:p>
          </table:table-cell>
          <table:table-cell table:style-name="Table107.A1" office:value-type="string">
            <text:p text:style-name="P988"><text:span text:style-name="T17">Otāq-e pazirāyi,</text:span><text:span text:style-name="T28">ke</text:span></text:p>
            <text:p text:style-name="P989"><text:span text:style-name="T17">viže-ye pazirāyi</text:span><text:span text:style-name="T30">az</text:span></text:p>
          </table:table-cell>
          <table:table-cell table:style-name="Table107.A1" office:value-type="string">
            <text:p text:style-name="P1438"><text:span text:style-name="T58">اتاق پذيرايی، که ويژه</text:span></text:p>
          </table:table-cell>
        </table:table-row>
      </table:table>
      <table:table table:name="Table108" table:style-name="Table108">
        <table:table-column table:style-name="Table108.A" table:number-columns-repeated="3"/>
        <table:table-row table:style-name="Table108.1">
          <table:table-cell table:style-name="Table108.A1" office:value-type="string">
            <text:p text:style-name="P988"><text:span text:style-name="T17">приема гостей (viže</text:span></text:p>
            <text:p text:style-name="P2423"><text:span text:style-name="T17">— особенно, в основном).</text:span></text:p>
          </table:table-cell>
          <table:table-cell table:style-name="Table108.A1" office:value-type="string">
            <text:p text:style-name="P988"><text:span text:style-name="T17">mehmānān ast.</text:span></text:p>
          </table:table-cell>
          <table:table-cell table:style-name="Table108.A1" office:value-type="string">
            <text:p text:style-name="P1498"><text:span text:style-name="T55">پذيرايی از مھمانان است.</text:span></text:p>
          </table:table-cell>
        </table:table-row>
        <table:table-row table:style-name="Table108.2">
          <table:table-cell table:style-name="Table108.A1" office:value-type="string">
            <text:p text:style-name="P2424"><text:span text:style-name="T17">Спальная комната наших отца и матери</text:span></text:p>
            <text:p text:style-name="P989"><text:span text:style-name="T17">(xāb — сон).</text:span></text:p>
          </table:table-cell>
          <table:table-cell table:style-name="Table108.A1" office:value-type="string">
            <text:p text:style-name="P2425"><text:span text:style-name="T17">Otāq-e xāb-e pedar-o- mādar-e-mān.</text:span></text:p>
          </table:table-cell>
          <table:table-cell table:style-name="Table108.A1" office:value-type="string">
            <text:p text:style-name="P2426"><text:span text:style-name="T51">اتاق</text:span><text:span text:style-name="T455">خواب</text:span><text:span text:style-name="T447">پدرو</text:span></text:p>
            <text:p text:style-name="P2427"><text:span text:style-name="T101">مادرمان.</text:span></text:p>
          </table:table-cell>
        </table:table-row>
        <table:table-row table:style-name="Table108.1">
          <table:table-cell table:style-name="Table108.A1" office:value-type="string">
            <text:p text:style-name="P2428"><text:span text:style-name="T17">Спальная комната для меня и моей</text:span></text:p>
            <text:p text:style-name="P989"><text:span text:style-name="T17">сестры.</text:span></text:p>
          </table:table-cell>
          <table:table-cell table:style-name="Table108.A1" office:value-type="string">
            <text:p text:style-name="P1816"><text:span text:style-name="T17">Otāq-e xāb-e man va xāharam.</text:span></text:p>
          </table:table-cell>
          <table:table-cell table:style-name="Table108.A1" office:value-type="string">
            <text:p text:style-name="P2429"><text:span text:style-name="T49">اتاق</text:span><text:span text:style-name="T430">خواب</text:span><text:span text:style-name="T200">منو</text:span></text:p>
            <text:p text:style-name="P2430"><text:span text:style-name="T52">خواھرم.</text:span></text:p>
          </table:table-cell>
        </table:table-row>
        <table:table-row table:style-name="Table108.4">
          <table:table-cell table:style-name="Table108.A1" office:value-type="string">
            <text:p text:style-name="P2431"><text:span text:style-name="T17">И общая комната, в которой мы все вместе сидим, едим или смотрим телевизор (gerd-e — вокруг; tamāšā —</text:span></text:p>
            <text:p text:style-name="P989"><text:span text:style-name="T17">зрелище, смотрение).</text:span></text:p>
          </table:table-cell>
          <table:table-cell table:style-name="Table108.A1" office:value-type="string">
            <text:p text:style-name="P1656"><text:span text:style-name="T17">Va otāq-e nešiman ke dar ān gerd-e ham minešinim, mixorim yā televizion tamāšā mikonim.</text:span></text:p>
          </table:table-cell>
          <table:table-cell table:style-name="Table108.A1" office:value-type="string">
            <text:p text:style-name="P2042"><text:span text:style-name="T51">و</text:span><text:span text:style-name="T518">اتاق</text:span><text:span text:style-name="T175">نشيمنکه</text:span><text:span text:style-name="T518">در</text:span><text:span text:style-name="T175">آ</text:span><text:span text:style-name="T51">ن</text:span></text:p>
            <text:p text:style-name="P2433"><text:span text:style-name="T58">مىخوريم</text:span><text:span text:style-name="T673">يا تلويزيون</text:span><text:span text:style-name="T221">گرد</text:span><text:span text:style-name="T58">ھم مىنشينيم،</text:span></text:p>
            <text:p text:style-name="P2434"><text:span text:style-name="T50">تماشا</text:span><text:span text:style-name="T478">مىکنيم</text:span><text:span text:style-name="T50">.</text:span></text:p>
          </table:table-cell>
        </table:table-row>
        <table:table-row table:style-name="Table108.5">
          <table:table-cell table:style-name="Table108.A1" office:value-type="string">
            <text:p text:style-name="P1365"><text:span text:style-name="T17">Есть также кухня и ванная комната.</text:span></text:p>
          </table:table-cell>
          <table:table-cell table:style-name="Table108.A1" office:value-type="string">
            <text:p text:style-name="P1897"><text:span text:style-name="T17">Hamčanin āšpaz-xāne va garm-ābe.</text:span></text:p>
          </table:table-cell>
          <table:table-cell table:style-name="Table108.A1" office:value-type="string">
            <text:p text:style-name="P1045"><text:span text:style-name="T55">ھمچنين</text:span><text:span text:style-name="T533">آشپزخانه</text:span><text:span text:style-name="T547">و</text:span></text:p>
            <text:p text:style-name="P1052"><text:span text:style-name="T187">گرمابه.</text:span></text:p>
          </table:table-cell>
        </table:table-row>
        <table:table-row table:style-name="Table108.1">
          <table:table-cell table:style-name="Table108.A1" office:value-type="string">
            <text:p text:style-name="P1895"><text:span text:style-name="T17">Наш дом окружает красивый сад</text:span></text:p>
            <text:p text:style-name="P989"><text:span text:style-name="T17">(pirāmun — вокруг).</text:span></text:p>
          </table:table-cell>
          <table:table-cell table:style-name="Table108.A1" office:value-type="string">
            <text:p text:style-name="P1382"><text:span text:style-name="T17">Pirāmun-e xāne-ye mā yek bāğče-ye zibā ast.</text:span></text:p>
          </table:table-cell>
          <table:table-cell table:style-name="Table108.A1" office:value-type="string">
            <text:p text:style-name="P1257"><text:span text:style-name="T51">پيرامون</text:span><text:span text:style-name="T345">خانهما</text:span><text:span text:style-name="T333">ي</text:span><text:span text:style-name="T51">ک</text:span></text:p>
            <text:p text:style-name="P2435"><text:span text:style-name="T55">باغچه</text:span><text:span text:style-name="T330">زيبا است</text:span><text:span text:style-name="T55">.</text:span></text:p>
          </table:table-cell>
        </table:table-row>
        <table:table-row table:style-name="Table108.7">
          <table:table-cell table:style-name="Table108.A1" office:value-type="string">
            <text:p text:style-name="P1293"><text:span text:style-name="T17">Мы посадили в саду четыре дерева: яблоню, грушу, персик и мандарин.</text:span></text:p>
          </table:table-cell>
          <table:table-cell table:style-name="Table108.A1" office:value-type="string">
            <text:p text:style-name="P2436"><text:span text:style-name="T17">Mā, dar bāğče-ye xod- emān čahār deraxt kāštim: deraxt-e sib, deraxt-e golābi,</text:span></text:p>
            <text:p text:style-name="P1453"><text:span text:style-name="T17">deraxt-e holu va deraxt-e nārangi.</text:span></text:p>
          </table:table-cell>
          <table:table-cell table:style-name="Table108.A1" office:value-type="string">
            <text:p text:style-name="P1070"><text:span text:style-name="T49">ما، در باغچه خودمان</text:span></text:p>
            <text:p text:style-name="P2437"><text:span text:style-name="T378">گالبی،</text:span><text:span text:style-name="T333">درخت</text:span><text:span text:style-name="T345">ھلو</text:span><text:span text:style-name="T333">و درخت سيب، درخت</text:span><text:span text:style-name="T634">چھار</text:span><text:span text:style-name="T546">درخت</text:span><text:span text:style-name="T347">کاشتيم</text:span><text:span text:style-name="T52">:</text:span></text:p>
            <text:p text:style-name="P1998"><text:span text:style-name="T51">درخت</text:span><text:span text:style-name="T181">نارنگی</text:span><text:span text:style-name="T51">.</text:span></text:p>
          </table:table-cell>
        </table:table-row>
        <table:table-row table:style-name="Table108.8">
          <table:table-cell table:style-name="Table108.A1" office:value-type="string">
            <text:p text:style-name="P2438"><text:span text:style-name="T17">9. Дома моя мать работает в своей</text:span></text:p>
            <text:p text:style-name="P989"><text:span text:style-name="T17">комнате.</text:span></text:p>
          </table:table-cell>
          <table:table-cell table:style-name="Table108.A1" office:value-type="string">
            <text:p text:style-name="P1710"><text:span text:style-name="T17">Dar xāne, mādaram dar otāq-e xodaš kār</text:span></text:p>
            <text:p text:style-name="P989"><text:span text:style-name="T17">mikonad.</text:span></text:p>
          </table:table-cell>
          <table:table-cell table:style-name="Table108.A1" office:value-type="string">
            <text:p text:style-name="P1546"><text:span text:style-name="T49">در</text:span><text:span text:style-name="T517">خانه،مادرم</text:span><text:span text:style-name="T174">دراتا</text:span><text:span text:style-name="T49">ق</text:span></text:p>
            <text:p text:style-name="P2439"><text:span text:style-name="T52">خودش</text:span><text:span text:style-name="T392">کار مىکند</text:span><text:span text:style-name="T52">.</text:span></text:p>
          </table:table-cell>
        </table:table-row>
        <table:table-row table:style-name="Table108.9">
          <table:table-cell table:style-name="Table108.A1" office:value-type="string">
            <text:p text:style-name="P1439"><text:span text:style-name="T17">Ее рабочие инструменты находятся в углу комнаты: швейная машина, разноцветные и разные по структуре</text:span></text:p>
            <text:p text:style-name="P1764"><text:span text:style-name="T17">ткани: шелковые, шерстяные,</text:span></text:p>
          </table:table-cell>
          <table:table-cell table:style-name="Table108.A1" office:value-type="string">
            <text:p text:style-name="P2136"><text:span text:style-name="T17">Abzār-e kār-e mādaram dar yek guše-ye otāq jāy dārand: māšin-e duzandegi, pārče-hā- ye rangārang va gunāgun: abrišami,</text:span></text:p>
            <text:p text:style-name="P2440"><text:span text:style-name="T17">pašmi, maxmali, naxi…</text:span></text:p>
          </table:table-cell>
          <table:table-cell table:style-name="Table108.A1" office:value-type="string">
            <text:p text:style-name="P1711"><text:span text:style-name="T56">ابزار</text:span><text:span text:style-name="T519">کار</text:span><text:span text:style-name="T560">مادرمدر</text:span><text:span text:style-name="T519">ي</text:span><text:span text:style-name="T56">ک</text:span></text:p>
            <text:p text:style-name="P1432"><text:span text:style-name="T52">گوشه</text:span><text:span text:style-name="T322">اتاق جای دارند</text:span><text:span text:style-name="T52">:</text:span></text:p>
            <text:p text:style-name="P2441"><text:span text:style-name="T56">پارچهھای رنگارنگ و</text:span><text:span text:style-name="T55">ماشين دوزندگی،</text:span></text:p>
            <text:p text:style-name="P2442"><text:span text:style-name="T58">گوناکون:</text:span><text:span text:style-name="T326">ابريشمی</text:span><text:span text:style-name="T58">،</text:span></text:p>
            <text:p text:style-name="P2443"><text:span text:style-name="T52">پشمی،</text:span><text:span text:style-name="T439">مخملی، نخی،</text:span><text:span text:style-name="T52">....</text:span></text:p>
          </table:table-cell>
        </table:table-row>
      </table:table>
      <table:table table:name="Table109" table:style-name="Table109">
        <table:table-column table:style-name="Table109.A" table:number-columns-repeated="3"/>
        <table:table-row table:style-name="Table109.1">
          <table:table-cell table:style-name="Table109.A1" office:value-type="string">
            <text:p text:style-name="P2046"><text:span text:style-name="T17">вельветовые, хлопковые… (rang</text:span><text:span text:style-name="T25">—</text:span></text:p>
            <text:p text:style-name="P985"><text:span text:style-name="T17">цвет; gun — вид,</text:span><text:span text:style-name="T28">род)</text:span></text:p>
          </table:table-cell>
          <table:table-cell table:style-name="Table109.A1" office:value-type="string">
            <text:p text:style-name="P1006"/>
          </table:table-cell>
          <table:table-cell table:style-name="Table109.A1" office:value-type="string">
            <text:p text:style-name="P1006"/>
          </table:table-cell>
        </table:table-row>
        <table:table-row table:style-name="Table109.2">
          <table:table-cell table:style-name="Table109.A1" office:value-type="string">
            <text:p text:style-name="P2107"><text:span text:style-name="T17">Ножницы, иголка, лезвие, пуговица, катушка, больших и малых размеров.</text:span></text:p>
          </table:table-cell>
          <table:table-cell table:style-name="Table109.A1" office:value-type="string">
            <text:p text:style-name="P2276"><text:span text:style-name="T17">Qayči, suzan, tiğ, dogme, qerqere-ye nax va… dar andāze-hā-ye kučak-o-bozorg.</text:span></text:p>
          </table:table-cell>
          <table:table-cell table:style-name="Table109.A1" office:value-type="string">
            <text:p text:style-name="P2444"><text:span text:style-name="T52">اندازهھای</text:span><text:span text:style-name="T641">کوچک</text:span><text:span text:style-name="T56">قرقره</text:span><text:span text:style-name="T182">نخ</text:span><text:span text:style-name="T176">و....</text:span><text:span text:style-name="T182">در</text:span><text:span text:style-name="T55">قيچی،</text:span><text:span text:style-name="T547">سوزن، تيغ، دگمه</text:span><text:span text:style-name="T55">،</text:span></text:p>
            <text:p text:style-name="P1028"><text:span text:style-name="T190">وبزرگ.</text:span></text:p>
          </table:table-cell>
        </table:table-row>
        <table:table-row table:style-name="Table109.3">
          <table:table-cell table:style-name="Table109.A1" office:value-type="string">
            <text:p text:style-name="P1602"><text:span text:style-name="T17">Раз в неделю она едет на тканевый рынок, чтобы купить там необходимое и недостающее для</text:span></text:p>
            <text:p text:style-name="P989"><text:span text:style-name="T17">работы.</text:span></text:p>
          </table:table-cell>
          <table:table-cell table:style-name="Table109.A1" office:value-type="string">
            <text:p text:style-name="P1976"><text:span text:style-name="T17">U har hafte yek bār be bāzār-e pārče-foruši miravad tā niyāz-hā va kambud-hā-ye xodaš- rā az ānjā bexarad.</text:span></text:p>
          </table:table-cell>
          <table:table-cell table:style-name="Table109.A1" office:value-type="string">
            <text:p text:style-name="P2445"><text:span text:style-name="T52">مىرود</text:span><text:span text:style-name="T230">تا</text:span><text:span text:style-name="T484">نيازھا</text:span><text:span text:style-name="T230">و</text:span><text:span text:style-name="T55">بازار</text:span><text:span text:style-name="T512">پارچهفروشی</text:span><text:span text:style-name="T387">او</text:span><text:span text:style-name="T202">ھرھفتهيکبار</text:span><text:span text:style-name="T208">ب</text:span><text:span text:style-name="T55">ه</text:span></text:p>
            <text:p text:style-name="P2446"><text:span text:style-name="T51">کمبودھای</text:span><text:span text:style-name="T172">خودش</text:span><text:span text:style-name="T195">را</text:span><text:span text:style-name="T316">ا</text:span><text:span text:style-name="T51">ز</text:span></text:p>
            <text:p text:style-name="P2450"><text:span text:style-name="T52">آنجا بخرد.</text:span></text:p>
          </table:table-cell>
        </table:table-row>
        <table:table-row table:style-name="Table109.4">
          <table:table-cell table:style-name="Table109.A1" office:value-type="string">
            <text:p text:style-name="P2451"><text:span text:style-name="T17">Моя мать шьет женскую одежду: брюки, платья,</text:span></text:p>
            <text:p text:style-name="P989"><text:span text:style-name="T17">рубашки…</text:span></text:p>
          </table:table-cell>
          <table:table-cell table:style-name="Table109.A1" office:value-type="string">
            <text:p text:style-name="P1486"><text:span text:style-name="T17">Mādaram jāme-hā-ye zanāne miduzad, mānand-e:</text:span><text:span text:style-name="T31">šalvār,</text:span></text:p>
            <text:p text:style-name="P989"><text:span text:style-name="T17">dāman,</text:span><text:span text:style-name="T23">pirāhan…</text:span></text:p>
          </table:table-cell>
          <table:table-cell table:style-name="Table109.A1" office:value-type="string">
            <text:p text:style-name="P2452"><text:span text:style-name="T56">مادرم</text:span><text:span text:style-name="T416">جامهھایزنان</text:span><text:span text:style-name="T56">ه</text:span></text:p>
            <text:p text:style-name="P2453"><text:span text:style-name="T51">مىدوزد،</text:span><text:span text:style-name="T216">ماند</text:span><text:span text:style-name="T51">:شلوار،</text:span></text:p>
            <text:p text:style-name="P2454"><text:span text:style-name="T52">دامن،</text:span><text:span text:style-name="T457">پيراھن،</text:span><text:span text:style-name="T52">......</text:span></text:p>
          </table:table-cell>
        </table:table-row>
        <table:table-row table:style-name="Table109.5">
          <table:table-cell table:style-name="Table109.A1" office:value-type="string">
            <text:p text:style-name="P1810"><text:span text:style-name="T17">Каждую неделю она берет новый заказ</text:span></text:p>
            <text:p text:style-name="P2455"><text:span text:style-name="T17">(tāze — свежий; новый).</text:span></text:p>
          </table:table-cell>
          <table:table-cell table:style-name="Table109.A1" office:value-type="string">
            <text:p text:style-name="P1297"><text:span text:style-name="T17">U har hafte yek safāreš tāze migirad.</text:span></text:p>
          </table:table-cell>
          <table:table-cell table:style-name="Table109.A1" office:value-type="string">
            <text:p text:style-name="P1935"><text:span text:style-name="T55">او</text:span><text:span text:style-name="T243">ھر</text:span><text:span text:style-name="T394">ھفته</text:span><text:span text:style-name="T243">يک</text:span><text:span text:style-name="T394">سفار</text:span><text:span text:style-name="T55">ش</text:span></text:p>
            <text:p text:style-name="P2456"><text:span text:style-name="T55">تازه مىگيرد.</text:span></text:p>
          </table:table-cell>
        </table:table-row>
        <table:table-row table:style-name="Table109.1">
          <table:table-cell table:style-name="Table109.A1" office:value-type="string">
            <text:p text:style-name="P1490"><text:span text:style-name="T17">Моя мать никогда не сидит дома без</text:span></text:p>
            <text:p text:style-name="P989"><text:span text:style-name="T17">работы.</text:span></text:p>
          </table:table-cell>
          <table:table-cell table:style-name="Table109.A1" office:value-type="string">
            <text:p text:style-name="P1184"><text:span text:style-name="T17">Mādaram dar xāne hičgāh bikār</text:span></text:p>
            <text:p text:style-name="P989"><text:span text:style-name="T17">naminešinad.</text:span></text:p>
          </table:table-cell>
          <table:table-cell table:style-name="Table109.A1" office:value-type="string">
            <text:p text:style-name="P1617"><text:span text:style-name="T51">مادرم</text:span><text:span text:style-name="T333">در</text:span><text:span text:style-name="T357">خانهھيچگا</text:span><text:span text:style-name="T51">ه</text:span></text:p>
            <text:p text:style-name="P2457"><text:span text:style-name="T68">بيکار</text:span><text:span text:style-name="T352">نمىنشيند</text:span><text:span text:style-name="T68">.</text:span></text:p>
          </table:table-cell>
        </table:table-row>
        <table:table-row table:style-name="Table109.7">
          <table:table-cell table:style-name="Table109.A1" office:value-type="string">
            <text:p text:style-name="P1197"><text:span text:style-name="T17">Приготовление пищи, шитье, домашнее хозяйство</text:span></text:p>
            <text:p text:style-name="P1172"><text:span text:style-name="T17">— ее постоянные занятия.</text:span></text:p>
          </table:table-cell>
          <table:table-cell table:style-name="Table109.A1" office:value-type="string">
            <text:p text:style-name="P2458"><text:span text:style-name="T17">Āšpazi, duzandegi, xānedāri — kār-e hamišegi-ye u ast.</text:span></text:p>
          </table:table-cell>
          <table:table-cell table:style-name="Table109.A1" office:value-type="string">
            <text:p text:style-name="P2459"><text:span text:style-name="T321">خانهداری،</text:span><text:span text:style-name="T539">کار ھميشگی</text:span><text:span text:style-name="T55">آشپزی،</text:span><text:span text:style-name="T610">دوزندگی</text:span><text:span text:style-name="T55">،</text:span></text:p>
            <text:p text:style-name="P1046"><text:span text:style-name="T56">او</text:span><text:span text:style-name="T385">است</text:span><text:span text:style-name="T56">.</text:span></text:p>
          </table:table-cell>
        </table:table-row>
        <table:table-row table:style-name="Table109.8">
          <table:table-cell table:style-name="Table109.A1" office:value-type="string">
            <text:p text:style-name="P1602"><text:span text:style-name="T17">10. Моя семья любит спорт и прогулки:</text:span></text:p>
          </table:table-cell>
          <table:table-cell table:style-name="Table109.A1" office:value-type="string">
            <text:p text:style-name="P1704"><text:span text:style-name="T17">Xānevāde-ye man varzeš va gardeš-rā</text:span></text:p>
            <text:p text:style-name="P985"><text:span text:style-name="T17">dust dārad:</text:span></text:p>
          </table:table-cell>
          <table:table-cell table:style-name="Table109.A1" office:value-type="string">
            <text:p text:style-name="P2460"><text:span text:style-name="T49">خانواده</text:span><text:span text:style-name="T200">منورزش</text:span><text:span text:style-name="T206">و</text:span></text:p>
            <text:p text:style-name="P2294"><text:span text:style-name="T56">گردش</text:span><text:span text:style-name="T401">رادوست</text:span><text:span text:style-name="T408">دارد</text:span><text:span text:style-name="T56">:</text:span></text:p>
          </table:table-cell>
        </table:table-row>
        <table:table-row table:style-name="Table109.9">
          <table:table-cell table:style-name="Table109.A1" office:value-type="string">
            <text:p text:style-name="P1645"><text:span text:style-name="T17">я люблю кататься на велосипеде: «катание</text:span></text:p>
            <text:p text:style-name="P989"><text:span text:style-name="T17">на велосипеде»,</text:span></text:p>
          </table:table-cell>
          <table:table-cell table:style-name="Table109.A1" office:value-type="string">
            <text:p text:style-name="P1258"><text:span text:style-name="T17">man dočarxe-savāri-rā dust dāram,</text:span></text:p>
          </table:table-cell>
          <table:table-cell table:style-name="Table109.A1" office:value-type="string">
            <text:p text:style-name="P2461"><text:span text:style-name="T49">من</text:span><text:span text:style-name="T384">دوچرخهسواری</text:span><text:span text:style-name="T373">ر</text:span><text:span text:style-name="T49">ا</text:span></text:p>
            <text:p text:style-name="P2462"><text:span text:style-name="T56">دوست</text:span><text:span text:style-name="T469">دارم</text:span><text:span text:style-name="T56">،</text:span></text:p>
          </table:table-cell>
        </table:table-row>
        <table:table-row table:style-name="Table109.10">
          <table:table-cell table:style-name="Table109.A1" office:value-type="string">
            <text:p text:style-name="P1347"><text:span text:style-name="T17">моя сестра любит скакать на лошади,</text:span></text:p>
          </table:table-cell>
          <table:table-cell table:style-name="Table109.A1" office:value-type="string">
            <text:p text:style-name="P1190"><text:span text:style-name="T17">xāharam asb-savāri-rā dust dārad,</text:span></text:p>
          </table:table-cell>
          <table:table-cell table:style-name="Table109.A1" office:value-type="string">
            <text:p text:style-name="P2267"><text:span text:style-name="T51">خواھرم</text:span><text:span text:style-name="T307">اسبسواری ر</text:span><text:span text:style-name="T51">ا</text:span></text:p>
            <text:p text:style-name="P2463"><text:span text:style-name="T49">دوست</text:span><text:span text:style-name="T409">دارد</text:span><text:span text:style-name="T49">،</text:span></text:p>
          </table:table-cell>
        </table:table-row>
        <table:table-row table:style-name="Table109.11">
          <table:table-cell table:style-name="Table109.A1" office:value-type="string">
            <text:p text:style-name="P988"><text:span text:style-name="T17">отец любит кататься</text:span></text:p>
          </table:table-cell>
          <table:table-cell table:style-name="Table109.A1" office:value-type="string">
            <text:p text:style-name="P988"><text:span text:style-name="T17">pedaram qāyeq-savāri,</text:span></text:p>
          </table:table-cell>
          <table:table-cell table:style-name="Table109.A1" office:value-type="string">
            <text:p text:style-name="P1573"><text:span text:style-name="T52">پدرم قايقسواری،و</text:span></text:p>
          </table:table-cell>
        </table:table-row>
      </table:table>
      <table:table table:name="Table110" table:style-name="Table110">
        <table:table-column table:style-name="Table110.A" table:number-columns-repeated="3"/>
        <text:soft-page-break/>
        <table:table-row table:style-name="Table110.1">
          <table:table-cell table:style-name="Table110.A1" office:value-type="string">
            <text:p text:style-name="P2464"><text:span text:style-name="T17">на лодке, a мать любит ходить</text:span></text:p>
            <text:p text:style-name="P985"><text:span text:style-name="T17">пешком.</text:span></text:p>
          </table:table-cell>
          <table:table-cell table:style-name="Table110.A1" office:value-type="string">
            <text:p text:style-name="P2241"><text:span text:style-name="T17">va mādaram piyāde- ravi-rā dust dārand.</text:span></text:p>
          </table:table-cell>
          <table:table-cell table:style-name="Table110.A1" office:value-type="string">
            <text:p text:style-name="P1084"><text:span text:style-name="T160">مادرم</text:span><text:span text:style-name="T120">پ</text:span><text:span text:style-name="T141">ي</text:span><text:span text:style-name="T50">اد</text:span><text:span text:style-name="T49">ه</text:span><text:span text:style-name="T108">روی</text:span><text:span text:style-name="T49">را</text:span><text:span text:style-name="T268">د</text:span><text:span text:style-name="T149">وست</text:span></text:p>
            <text:p text:style-name="P1022"><text:span text:style-name="T110">دارند.</text:span></text:p>
          </table:table-cell>
        </table:table-row>
        <table:table-row table:style-name="Table110.2">
          <table:table-cell table:style-name="Table110.A1" office:value-type="string">
            <text:p text:style-name="P1885"><text:span text:style-name="T17">С детства у меня были велосипеды, и до сих пор я катаюсь</text:span></text:p>
            <text:p text:style-name="P985"><text:span text:style-name="T17">на велосипедах.</text:span></text:p>
          </table:table-cell>
          <table:table-cell table:style-name="Table110.A1" office:value-type="string">
            <text:p text:style-name="P2037"><text:span text:style-name="T17">Man az kudaki dočarxe dāštam va tā konun dočarxe-savāri</text:span></text:p>
            <text:p text:style-name="P985"><text:span text:style-name="T17">mikonam.</text:span></text:p>
          </table:table-cell>
          <table:table-cell table:style-name="Table110.A1" office:value-type="string">
            <text:p text:style-name="P2465"><text:span text:style-name="T52">داشتم</text:span><text:span text:style-name="T198">و</text:span><text:span text:style-name="T171">تا</text:span><text:span text:style-name="T198">کنون</text:span><text:span text:style-name="T171">دوچرخه</text:span><text:span text:style-name="T51">من</text:span><text:span text:style-name="T201">از کودکی دوچرخ</text:span><text:span text:style-name="T51">ه</text:span></text:p>
            <text:p text:style-name="P2466"><text:span text:style-name="T55">سواری</text:span><text:span text:style-name="T699">مىکنم</text:span><text:span text:style-name="T55">.</text:span></text:p>
          </table:table-cell>
        </table:table-row>
        <table:table-row table:style-name="Table110.3">
          <table:table-cell table:style-name="Table110.A1" office:value-type="string">
            <text:p text:style-name="P2467"><text:span text:style-name="T17">Поэтому я знаю каждый уголок города: улицы, переулки, магазины, кинотеатры, учебные</text:span></text:p>
            <text:p text:style-name="P985"><text:span text:style-name="T17">заведения…</text:span></text:p>
          </table:table-cell>
          <table:table-cell table:style-name="Table110.A1" office:value-type="string">
            <text:p text:style-name="P2469"><text:span text:style-name="T17">Barāye hamin man bā hame jā-ye šahr āšnā hastam: xiābān-hā, kučehā, forušgāh-hā, sinemā-hā,</text:span></text:p>
            <text:p text:style-name="P985"><text:span text:style-name="T17">āmuzešgāh-hā…</text:span></text:p>
          </table:table-cell>
          <table:table-cell table:style-name="Table110.A1" office:value-type="string">
            <text:p text:style-name="P2470"><text:span text:style-name="T52">برای</text:span><text:span text:style-name="T446">ھمين</text:span><text:span text:style-name="T452">من</text:span><text:span text:style-name="T446">با</text:span><text:span text:style-name="T452">ھم</text:span><text:span text:style-name="T52">ه</text:span></text:p>
            <text:p text:style-name="P2471"><text:span text:style-name="T55">جای</text:span><text:span text:style-name="T445">شھرآشنا</text:span><text:span text:style-name="T451">ھستم</text:span><text:span text:style-name="T445">:</text:span></text:p>
            <text:p text:style-name="P2472"><text:span text:style-name="T58">خيابانھا،</text:span><text:span text:style-name="T596">کوچهھا</text:span><text:span text:style-name="T58">،</text:span></text:p>
            <text:p text:style-name="P2473"><text:span text:style-name="T58">فروشگاهھا،</text:span><text:span text:style-name="T448">سينماھا</text:span><text:span text:style-name="T58">،</text:span></text:p>
            <text:p text:style-name="P2474"><text:span text:style-name="T51">آموزشگاهھا،</text:span><text:span text:style-name="T398">....</text:span><text:span text:style-name="T51">.</text:span></text:p>
          </table:table-cell>
        </table:table-row>
        <table:table-row table:style-name="Table110.2">
          <table:table-cell table:style-name="Table110.A1" office:value-type="string">
            <text:p text:style-name="P2475"><text:span text:style-name="T17">Моя сестра Парване раз в неделю ходит в клуб верховой езды.</text:span></text:p>
          </table:table-cell>
          <table:table-cell table:style-name="Table110.A1" office:value-type="string">
            <text:p text:style-name="P1376"><text:span text:style-name="T17">Xāharam Parvāne har hafte yek bār be bāšgāh-e asb-savāri</text:span></text:p>
            <text:p text:style-name="P985"><text:span text:style-name="T17">miravad.</text:span></text:p>
          </table:table-cell>
          <table:table-cell table:style-name="Table110.A1" office:value-type="string">
            <text:p text:style-name="P2476"><text:span text:style-name="T55">يک</text:span><text:span text:style-name="T431">باربهباشگاه</text:span><text:span text:style-name="T701">خواھرم</text:span><text:span text:style-name="T52">پروانه ھر ھفته</text:span></text:p>
            <text:p text:style-name="P2416"><text:span text:style-name="T51">اسبسواری</text:span><text:span text:style-name="T493">مىرود</text:span><text:span text:style-name="T51">.</text:span></text:p>
          </table:table-cell>
        </table:table-row>
        <table:table-row table:style-name="Table110.5">
          <table:table-cell table:style-name="Table110.A1" office:value-type="string">
            <text:p text:style-name="P1169"><text:span text:style-name="T17">Она всегда мне говорит, что скакать на лошади труднее, чем кататься на</text:span></text:p>
            <text:p text:style-name="P989"><text:span text:style-name="T17">велосипеде.</text:span></text:p>
          </table:table-cell>
          <table:table-cell table:style-name="Table110.A1" office:value-type="string">
            <text:p text:style-name="P1878"><text:span text:style-name="T17">U hamiše be man miguyad ke asb-savāri az dočarxe-savāri saxttar ast.</text:span></text:p>
          </table:table-cell>
          <table:table-cell table:style-name="Table110.A1" office:value-type="string">
            <text:p text:style-name="P2477"><text:span text:style-name="T55">دوچرخهسواری</text:span><text:span text:style-name="T688">سختتر</text:span><text:span text:style-name="T51">که</text:span><text:span text:style-name="T563">اسبسواری</text:span><text:span text:style-name="T518">از</text:span><text:span text:style-name="T376">او</text:span><text:span text:style-name="T546">ھميشه</text:span><text:span text:style-name="T334">به</text:span><text:span text:style-name="T546">من</text:span><text:span text:style-name="T347">مىگوي</text:span><text:span text:style-name="T52">د</text:span></text:p>
            <text:p text:style-name="P1027"><text:span text:style-name="T339">است.</text:span></text:p>
          </table:table-cell>
        </table:table-row>
        <table:table-row table:style-name="Table110.3">
          <table:table-cell table:style-name="Table110.A1" office:value-type="string">
            <text:p text:style-name="Table_20_Paragraph"><text:span text:style-name="T17">Парване всегда, до того, как сесть на лошадь, достает из своего кармана</text:span></text:p>
            <text:p text:style-name="P2070"><text:span text:style-name="T17">немного сладостей и дает лошади.</text:span></text:p>
          </table:table-cell>
          <table:table-cell table:style-name="Table110.A1" office:value-type="string">
            <text:p text:style-name="P2005"><text:span text:style-name="T17">Parvāne hamiše piš az savār-šodan ru-ye asb, az jib-e xodaš kami širini dar-miāvarad va be asb midahad.</text:span></text:p>
          </table:table-cell>
          <table:table-cell table:style-name="Table110.A1" office:value-type="string">
            <text:p text:style-name="P2478"><text:span text:style-name="T56">و</text:span><text:span text:style-name="T199">به</text:span><text:span text:style-name="T499">اسب</text:span><text:span text:style-name="T124">جيب</text:span><text:span text:style-name="T228">خودشکمی</text:span><text:span text:style-name="T309">شيرينی</text:span><text:span text:style-name="T112">سوار</text:span><text:span text:style-name="T534">شدنرویاسب</text:span><text:span text:style-name="T548">از</text:span><text:span text:style-name="T377">پروانه</text:span><text:span text:style-name="T305">ھميشهپيش</text:span><text:span text:style-name="T299">از</text:span><text:span text:style-name="T499">درمىآور</text:span><text:span text:style-name="T56">د</text:span></text:p>
            <text:p text:style-name="P1082"><text:span text:style-name="T439">مىدھد.</text:span></text:p>
          </table:table-cell>
        </table:table-row>
        <table:table-row table:style-name="Table110.7">
          <table:table-cell table:style-name="Table110.A1" office:value-type="string">
            <text:p text:style-name="P2479"><text:span text:style-name="T17">11. Ноуруз наступил. Завтра первый день</text:span></text:p>
            <text:p text:style-name="P2035"><text:span text:style-name="T17">весны и первый день нового года.</text:span></text:p>
          </table:table-cell>
          <table:table-cell table:style-name="Table110.A1" office:value-type="string">
            <text:p text:style-name="P1633"><text:span text:style-name="T17">Nowruz āmad. Fardā naxostin ruz-e bahār</text:span></text:p>
            <text:p text:style-name="P2480"><text:span text:style-name="T17">va naxostin ruz-e sāl ast.</text:span></text:p>
          </table:table-cell>
          <table:table-cell table:style-name="Table110.A1" office:value-type="string">
            <text:p text:style-name="P2481"><text:span text:style-name="T388">روز</text:span><text:span text:style-name="T467">بھار</text:span><text:span text:style-name="T397">و</text:span><text:span text:style-name="T467">نخستين</text:span><text:span text:style-name="T397">روز</text:span><text:span text:style-name="T55">نوروز</text:span><text:span text:style-name="T445">آمد</text:span><text:span text:style-name="T55">.فردا نخستين</text:span></text:p>
            <text:p text:style-name="P1218"><text:span text:style-name="T52">سال است.</text:span></text:p>
          </table:table-cell>
        </table:table-row>
        <table:table-row table:style-name="Table110.8">
          <table:table-cell table:style-name="Table110.A1" office:value-type="string">
            <text:p text:style-name="P2482"><text:span text:style-name="T17">После наступления нового года все семьи, знакомые, друзья, соседи, одноклассники звонят друг другу и</text:span></text:p>
            <text:p text:style-name="P989"><text:span text:style-name="T17">поздравляют друг</text:span></text:p>
          </table:table-cell>
          <table:table-cell table:style-name="Table110.A1" office:value-type="string">
            <text:p text:style-name="P1562"><text:span text:style-name="T17">Pas az gardān šodan sāl hame-ye xānevāde- hā, āšnāyān, dustān, ham-sāyegān va ham- kelāsān bā ham-digar tamās migirand va</text:span></text:p>
            <text:p text:style-name="P989"><text:span text:style-name="T17">āğāz-e sāl-e now-rā be</text:span></text:p>
          </table:table-cell>
          <table:table-cell table:style-name="Table110.A1" office:value-type="string">
            <text:p text:style-name="P2483"><text:span text:style-name="T51">پس</text:span><text:span text:style-name="T313">ازگردانشدنسا</text:span><text:span text:style-name="T51">ل</text:span></text:p>
            <text:p text:style-name="P2484"><text:span text:style-name="T52">مىگيرند و آغاز</text:span><text:span text:style-name="T58">ھمکالسان با ھمديگر</text:span><text:span text:style-name="T475">دوستان،</text:span><text:span text:style-name="T403">ھمسايگان</text:span><text:span text:style-name="T298">و</text:span><text:span text:style-name="T703">ھمه</text:span><text:span text:style-name="T52">خانوادهھا، آشنايان،</text:span><text:span text:style-name="T467">سال</text:span><text:span text:style-name="T209">نو</text:span><text:span text:style-name="T203">را</text:span><text:span text:style-name="T209">بهھمديگر تما</text:span><text:span text:style-name="T52">س</text:span></text:p>
          </table:table-cell>
        </table:table-row>
      </table:table>
      <table:table table:name="Table111" table:style-name="Table111">
        <table:table-column table:style-name="Table111.A" table:number-columns-repeated="3"/>
        <table:table-row table:style-name="Table111.1">
          <table:table-cell table:style-name="Table111.A1" office:value-type="string">
            <text:p text:style-name="P1760"><text:span text:style-name="T17">друга с началом нового года (āğāz —</text:span></text:p>
            <text:p text:style-name="P985"><text:span text:style-name="T17">начало; sāye — тень).</text:span></text:p>
          </table:table-cell>
          <table:table-cell table:style-name="Table111.A1" office:value-type="string">
            <text:p text:style-name="P1555"><text:span text:style-name="T17">ham-digar šādbāš miguyand.</text:span></text:p>
          </table:table-cell>
          <table:table-cell table:style-name="Table111.A1" office:value-type="string">
            <text:p text:style-name="P2032"><text:span text:style-name="T55">شادباش مىگويند.</text:span></text:p>
          </table:table-cell>
        </table:table-row>
        <table:table-row table:style-name="Table111.2">
          <table:table-cell table:style-name="Table111.A1" office:value-type="string">
            <text:p text:style-name="P1164"><text:span text:style-name="T17">Сегодня мой отец звонил мне и сказал:</text:span></text:p>
          </table:table-cell>
          <table:table-cell table:style-name="Table111.A1" office:value-type="string">
            <text:p text:style-name="P1430"><text:span text:style-name="T17">Emruz pedaram bā man tamās gereft va</text:span></text:p>
            <text:p text:style-name="P989"><text:span text:style-name="T17">goft:</text:span></text:p>
          </table:table-cell>
          <table:table-cell table:style-name="Table111.A1" office:value-type="string">
            <text:p text:style-name="P2013"><text:span text:style-name="T56">امروز</text:span><text:span text:style-name="T560">پدرمبا</text:span><text:span text:style-name="T416">من</text:span><text:span text:style-name="T519">تما</text:span><text:span text:style-name="T56">س</text:span></text:p>
            <text:p text:style-name="P2485"><text:span text:style-name="T58">گرفت</text:span><text:span text:style-name="T205">وگفت</text:span><text:span text:style-name="T58">:</text:span></text:p>
          </table:table-cell>
        </table:table-row>
        <table:table-row table:style-name="Table111.3">
          <table:table-cell table:style-name="Table111.A1" office:value-type="string">
            <text:p text:style-name="P1317"><text:span text:style-name="T17">«Дорогой Бабак, передай своей матери и сестре, что завтра вместе</text:span><text:span text:style-name="T22">поедем</text:span></text:p>
            <text:p text:style-name="P989"><text:span text:style-name="T17">на берег озера.</text:span></text:p>
          </table:table-cell>
          <table:table-cell table:style-name="Table111.A1" office:value-type="string">
            <text:p text:style-name="P2486"><text:span text:style-name="T17">“Bābak jān, be mādarat va xāharat begu ke fardā bā ham kenār-e daryāče</text:span></text:p>
            <text:p text:style-name="P989"><text:span text:style-name="T17">miravim.</text:span></text:p>
          </table:table-cell>
          <table:table-cell table:style-name="Table111.A1" office:value-type="string">
            <text:p text:style-name="P2487"><text:span text:style-name="T652">خواھرت</text:span><text:span text:style-name="T563">بگوکهفردابا</text:span><text:span text:style-name="T56">"بابک</text:span><text:span text:style-name="T395">جان،</text:span><text:span text:style-name="T313">به</text:span><text:span text:style-name="T395">مادرتو</text:span></text:p>
            <text:p text:style-name="P1542"><text:span text:style-name="T52">ھم</text:span><text:span text:style-name="T310">کناردرياچهمىرويم</text:span><text:span text:style-name="T52">.</text:span></text:p>
          </table:table-cell>
        </table:table-row>
        <table:table-row table:style-name="Table111.4">
          <table:table-cell table:style-name="Table111.A1" office:value-type="string">
            <text:p text:style-name="P1190"><text:span text:style-name="T17">Тогда готовьте вещи для путешествия: палатку, мангал, шампура, уголь, коврик, тарелки,</text:span></text:p>
            <text:p text:style-name="P985"><text:span text:style-name="T17">вилки, нож…</text:span></text:p>
          </table:table-cell>
          <table:table-cell table:style-name="Table111.A1" office:value-type="string">
            <text:p text:style-name="P1771"><text:span text:style-name="T17">Pas, bār-e safar-rā āmāde konid: čādor, manqal, six, zoğāl, qāliče, bošqāb, čangāl, čāqu…</text:span></text:p>
          </table:table-cell>
          <table:table-cell table:style-name="Table111.A1" office:value-type="string">
            <text:p text:style-name="P2284"><text:span text:style-name="T51">پس،</text:span><text:span text:style-name="T175">بارسفررا</text:span><text:span text:style-name="T181">آماد</text:span><text:span text:style-name="T51">ه</text:span></text:p>
            <text:p text:style-name="P2488"><text:span text:style-name="T55">کنيد:</text:span><text:span text:style-name="T243">چادر،منقل،</text:span><text:span text:style-name="T394">سيخ</text:span><text:span text:style-name="T55">،</text:span></text:p>
            <text:p text:style-name="P2489"><text:span text:style-name="T55">زغال،</text:span><text:span text:style-name="T340">قاليچه، بشقاب</text:span><text:span text:style-name="T55">،</text:span></text:p>
            <text:p text:style-name="P2490"><text:span text:style-name="T52">چنگال،</text:span><text:span text:style-name="T704">چاقو</text:span><text:span text:style-name="T52">....</text:span></text:p>
          </table:table-cell>
        </table:table-row>
        <table:table-row table:style-name="Table111.1">
          <table:table-cell table:style-name="Table111.A1" office:value-type="string">
            <text:p text:style-name="P2491"><text:span text:style-name="T17">По дороге домой я куплю мясо, хлеб и</text:span></text:p>
            <text:p text:style-name="P985"><text:span text:style-name="T17">фрукты.»</text:span></text:p>
          </table:table-cell>
          <table:table-cell table:style-name="Table111.A1" office:value-type="string">
            <text:p text:style-name="P2264"><text:span text:style-name="T17">Man az</text:span><text:span text:style-name="T31">sar-e</text:span><text:span text:style-name="T26">rā</text:span><text:span text:style-name="T17"><text:tab/>ham: gušt, nān va</text:span><text:span text:style-name="T22">mive</text:span></text:p>
            <text:p text:style-name="P985"><text:span text:style-name="T17">mixaram.”</text:span></text:p>
          </table:table-cell>
          <table:table-cell table:style-name="Table111.A1" office:value-type="string">
            <text:p text:style-name="P1399"><text:span text:style-name="T51">من</text:span><text:span text:style-name="T483">از</text:span><text:span text:style-name="T172">سر</text:span><text:span text:style-name="T483">راھم</text:span><text:span text:style-name="T51">:</text:span><text:span text:style-name="T483">گوشت</text:span><text:span text:style-name="T51">،</text:span></text:p>
            <text:p text:style-name="P2493"><text:span text:style-name="T49">نان</text:span><text:span text:style-name="T414">وميوهمی</text:span><text:span text:style-name="T559">خرم</text:span><text:span text:style-name="T49">."</text:span></text:p>
          </table:table-cell>
        </table:table-row>
        <table:table-row table:style-name="Table111.6">
          <table:table-cell table:style-name="Table111.A1" office:value-type="string">
            <text:p text:style-name="P2495"><text:span text:style-name="T17">Я с радостью ответил («ответ дал»): «Да, дорогой отец!» и быстро («со спешкой») пошел в комнату матери,</text:span></text:p>
            <text:p text:style-name="P985"><text:span text:style-name="T17">чтобы сообщить ей.</text:span></text:p>
          </table:table-cell>
          <table:table-cell table:style-name="Table111.A1" office:value-type="string">
            <text:p text:style-name="P2163"><text:span text:style-name="T17">Man bā šādi pāsox dādam: “Āri, pedar jān!” va bā šetāb be otāq-e mādaram raftam ke u-rā āgāh konam.</text:span></text:p>
          </table:table-cell>
          <table:table-cell table:style-name="Table111.A1" office:value-type="string">
            <text:p text:style-name="P2496"><text:span text:style-name="T55">شتاب</text:span><text:span text:style-name="T299">به اتاق مادرم رفتم</text:span><text:span text:style-name="T56">"آری</text:span><text:span text:style-name="T416">پدر</text:span><text:span text:style-name="T356">جان</text:span><text:span text:style-name="T56">"و</text:span><text:span text:style-name="T549">با</text:span><text:span text:style-name="T125">من</text:span><text:span text:style-name="T391">باشادیپاسخدادم</text:span><text:span text:style-name="T51">:</text:span></text:p>
            <text:p text:style-name="P1022"><text:span text:style-name="T52">که</text:span><text:span text:style-name="T433">اوراآگاهکنم</text:span><text:span text:style-name="T52">.</text:span></text:p>
          </table:table-cell>
        </table:table-row>
        <table:table-row table:style-name="Table111.7">
          <table:table-cell table:style-name="Table111.A1" office:value-type="string">
            <text:p text:style-name="P2497"><text:span text:style-name="T17">12. Рядом с озером, кроме нашей семьи, уже разбили палатки около семи семей.</text:span></text:p>
          </table:table-cell>
          <table:table-cell table:style-name="Table111.A1" office:value-type="string">
            <text:p text:style-name="P1439"><text:span text:style-name="T17">Kenār-e daryāče, be joz xānevāde-ye mā, nazdik be haft xānevāde-ye digar niz</text:span></text:p>
            <text:p text:style-name="P989"><text:span text:style-name="T17">čādor zade budand.</text:span></text:p>
          </table:table-cell>
          <table:table-cell table:style-name="Table111.A1" office:value-type="string">
            <text:p text:style-name="P2498"><text:span text:style-name="T52">خانواده</text:span><text:span text:style-name="T203">ديگر</text:span><text:span text:style-name="T209">نيزچادر</text:span><text:span text:style-name="T55">ما،</text:span><text:span text:style-name="T187">نزديک</text:span><text:span text:style-name="T502">به ھفت</text:span><text:span text:style-name="T110">کنار</text:span><text:span text:style-name="T203">درياچه،</text:span><text:span text:style-name="T433">بجز</text:span><text:span text:style-name="T203">خانواد</text:span><text:span text:style-name="T52">ه</text:span></text:p>
            <text:p text:style-name="P1022"><text:span text:style-name="T52">زده</text:span><text:span text:style-name="T198">بودند</text:span><text:span text:style-name="T52">.</text:span></text:p>
          </table:table-cell>
        </table:table-row>
        <table:table-row table:style-name="Table111.1">
          <table:table-cell table:style-name="Table111.A1" office:value-type="string">
            <text:p text:style-name="P988"><text:span text:style-name="T17">Я и мой отец</text:span></text:p>
            <text:p text:style-name="P2499"><text:span text:style-name="T17">приготовили палатку.</text:span></text:p>
          </table:table-cell>
          <table:table-cell table:style-name="Table111.A1" office:value-type="string">
            <text:p text:style-name="P988"><text:span text:style-name="T17">Man va pedaram</text:span></text:p>
            <text:p text:style-name="P2020"><text:span text:style-name="T17">čādor-rā āmāde kardim.</text:span></text:p>
          </table:table-cell>
          <table:table-cell table:style-name="Table111.A1" office:value-type="string">
            <text:p text:style-name="P1045"><text:span text:style-name="T49">من</text:span><text:span text:style-name="T450">وپدرمچادررا</text:span><text:span text:style-name="T444">آماد</text:span><text:span text:style-name="T49">ه</text:span></text:p>
            <text:p text:style-name="P1046"><text:span text:style-name="T342">کرديم.</text:span></text:p>
          </table:table-cell>
        </table:table-row>
        <table:table-row table:style-name="Table111.9">
          <table:table-cell table:style-name="Table111.A1" office:value-type="string">
            <text:p text:style-name="P1320"><text:span text:style-name="T17">Моя мать и сестра приготовили для всех</text:span></text:p>
            <text:p text:style-name="P1744"><text:span text:style-name="T17">завтрак: хлеб, сыр, грецкие орехи с</text:span></text:p>
          </table:table-cell>
          <table:table-cell table:style-name="Table111.A1" office:value-type="string">
            <text:p text:style-name="P1810"><text:span text:style-name="T17">Mādaram va xāharam barāye hame nāštā</text:span></text:p>
            <text:p text:style-name="P2448"><text:span text:style-name="T17">āmāde kardand: nān, panir, gerdu va čāy.</text:span></text:p>
          </table:table-cell>
          <table:table-cell table:style-name="Table111.A1" office:value-type="string">
            <text:p text:style-name="P2500"><text:span text:style-name="T56">مادرم</text:span><text:span text:style-name="T408">و</text:span><text:span text:style-name="T401">خواھرم</text:span><text:span text:style-name="T306">برا</text:span><text:span text:style-name="T56">ی</text:span></text:p>
            <text:p text:style-name="P2501"><text:span text:style-name="T52">ھمه</text:span><text:span text:style-name="T298">ناشتاآماده</text:span><text:span text:style-name="T532">کردند</text:span><text:span text:style-name="T52">:</text:span></text:p>
            <text:p text:style-name="P2502"><text:span text:style-name="T52">نان،</text:span><text:span text:style-name="T310">پنير،</text:span><text:span text:style-name="T230">گردو</text:span><text:span text:style-name="T310">وچای</text:span><text:span text:style-name="T52">.</text:span></text:p>
          </table:table-cell>
        </table:table-row>
      </table:table>
      <table:table table:name="Table112" table:style-name="Table112">
        <table:table-column table:style-name="Table112.A" table:number-columns-repeated="3"/>
        <table:table-row table:style-name="Table112.1">
          <table:table-cell table:style-name="Table112.A1" office:value-type="string">
            <text:p text:style-name="P983"><text:span text:style-name="T17">чаем.</text:span></text:p>
          </table:table-cell>
          <table:table-cell table:style-name="Table112.A1" office:value-type="string">
            <text:p text:style-name="P1004"/>
          </table:table-cell>
          <table:table-cell table:style-name="Table112.A1" office:value-type="string">
            <text:p text:style-name="P1004"/>
          </table:table-cell>
        </table:table-row>
        <table:table-row table:style-name="Table112.2">
          <table:table-cell table:style-name="Table112.A1" office:value-type="string">
            <text:p text:style-name="P988"><text:span text:style-name="T17">Было очень вкусно.</text:span></text:p>
          </table:table-cell>
          <table:table-cell table:style-name="Table112.A1" office:value-type="string">
            <text:p text:style-name="P988"><text:span text:style-name="T17">Xeyli xoš-maze bud.</text:span></text:p>
          </table:table-cell>
          <table:table-cell table:style-name="Table112.A1" office:value-type="string">
            <text:p text:style-name="P1041"><text:span text:style-name="T52">خيلی خوشمزه بود.</text:span></text:p>
          </table:table-cell>
        </table:table-row>
        <table:table-row table:style-name="Table112.3">
          <table:table-cell table:style-name="Table112.A1" office:value-type="string">
            <text:p text:style-name="P2425"><text:span text:style-name="T17">Погода была теплая, но вода в озере до сих пор была</text:span></text:p>
            <text:p text:style-name="P985"><text:span text:style-name="T17">холодна для купания.</text:span></text:p>
          </table:table-cell>
          <table:table-cell table:style-name="Table112.A1" office:value-type="string">
            <text:p text:style-name="P2503"><text:span text:style-name="T17">Havā garm bud vali āb-e daryāče hanuz barāye šenā kardan</text:span></text:p>
            <text:p text:style-name="P986"><text:span text:style-name="T17">sard bud.</text:span></text:p>
          </table:table-cell>
          <table:table-cell table:style-name="Table112.A1" office:value-type="string">
            <text:p text:style-name="P2504"><text:span text:style-name="T530">درياچه</text:span><text:span text:style-name="T518">ھنوزبرای</text:span><text:span text:style-name="T563">شنا</text:span><text:span text:style-name="T618">ھوا</text:span><text:span text:style-name="T307">گرم</text:span><text:span text:style-name="T301">بودولی</text:span><text:span text:style-name="T307">آ</text:span><text:span text:style-name="T51">ب</text:span></text:p>
            <text:p text:style-name="P2505"><text:span text:style-name="T52">کردن سرد بود.</text:span></text:p>
          </table:table-cell>
        </table:table-row>
        <table:table-row table:style-name="Table112.4">
          <table:table-cell table:style-name="Table112.A1" office:value-type="string">
            <text:p text:style-name="P1881"><text:span text:style-name="T17">Везде играли дети, и в их руках были воздушные шарики и бумажные змеи разных цветов: красные, голубые, зеленые (bād — ветер; kardan /kon/ —</text:span></text:p>
            <text:p text:style-name="P985"><text:span text:style-name="T17">делать).</text:span></text:p>
          </table:table-cell>
          <table:table-cell table:style-name="Table112.A1" office:value-type="string">
            <text:p text:style-name="P2506"><text:span text:style-name="T17">Bačče-hā hame jā bāzi mikardand va dar</text:span><text:span text:style-name="T32">dast- ešān bād-konak</text:span><text:span text:style-name="T22">va</text:span></text:p>
            <text:p text:style-name="P2436"><text:span text:style-name="T17">bād-bādak bā rang-hā- ye sorx, ābi va sabz gerefte budand.</text:span></text:p>
          </table:table-cell>
          <table:table-cell table:style-name="Table112.A1" office:value-type="string">
            <text:p text:style-name="P2507"><text:span text:style-name="T55">بادکنک</text:span><text:span text:style-name="T405">و</text:span><text:span text:style-name="T400">بادبادک</text:span><text:span text:style-name="T405">با</text:span><text:span text:style-name="T110">مىکردند</text:span><text:span text:style-name="T403">ودر</text:span><text:span text:style-name="T304">دستشان</text:span><text:span text:style-name="T171">بچهھا</text:span><text:span text:style-name="T523">ھمه</text:span><text:span text:style-name="T484">جا باز</text:span><text:span text:style-name="T52">ی</text:span></text:p>
            <text:p text:style-name="P1055"><text:span text:style-name="T51">رنگھای</text:span><text:span text:style-name="T563">سرخ،آبی</text:span><text:span text:style-name="T518">و</text:span></text:p>
            <text:p text:style-name="P1046"><text:span text:style-name="T50">سبز</text:span><text:span text:style-name="T211">گرفته بودند</text:span><text:span text:style-name="T50">.</text:span></text:p>
          </table:table-cell>
        </table:table-row>
        <table:table-row table:style-name="Table112.5">
          <table:table-cell table:style-name="Table112.A1" office:value-type="string">
            <text:p text:style-name="P2508"><text:span text:style-name="T17">Запах молодых цветов на деревьях распространялся везде (por —</text:span></text:p>
            <text:p text:style-name="P989"><text:span text:style-name="T17">полный).</text:span></text:p>
          </table:table-cell>
          <table:table-cell table:style-name="Table112.A1" office:value-type="string">
            <text:p text:style-name="P1472"><text:span text:style-name="T17">Bu-ye šekufe-hā-ye deraxtān hame jā-rā por karde bud.</text:span></text:p>
          </table:table-cell>
          <table:table-cell table:style-name="Table112.A1" office:value-type="string">
            <text:p text:style-name="P2509"><text:span text:style-name="T55">بوی</text:span><text:span text:style-name="T187">شکوفهھای درختا</text:span><text:span text:style-name="T55">ن</text:span></text:p>
            <text:p text:style-name="P2510"><text:span text:style-name="T51">ھمه</text:span><text:span text:style-name="T465">جاراپرکرده</text:span><text:span text:style-name="T398">بود</text:span><text:span text:style-name="T51">.</text:span></text:p>
          </table:table-cell>
        </table:table-row>
        <table:table-row table:style-name="Table112.6">
          <table:table-cell table:style-name="Table112.A1" office:value-type="string">
            <text:p text:style-name="P988"><text:span text:style-name="T17">На обед у нас был</text:span></text:p>
            <text:p text:style-name="P985"><text:span text:style-name="T17">шашлык.</text:span></text:p>
          </table:table-cell>
          <table:table-cell table:style-name="Table112.A1" office:value-type="string">
            <text:p text:style-name="P988"><text:span text:style-name="T17">Nahār-e mā šašlig bud.</text:span></text:p>
          </table:table-cell>
          <table:table-cell table:style-name="Table112.A1" office:value-type="string">
            <text:p text:style-name="P1019"><text:span text:style-name="T141">نھار</text:span><text:span text:style-name="T79">م</text:span><text:span text:style-name="T136">ا</text:span><text:span text:style-name="T73">ششليگ</text:span><text:span text:style-name="T120">ب</text:span><text:span text:style-name="T108">و</text:span><text:span text:style-name="T248">د</text:span><text:span text:style-name="T49">.</text:span></text:p>
          </table:table-cell>
        </table:table-row>
        <table:table-row table:style-name="Table112.7">
          <table:table-cell table:style-name="Table112.A1" office:value-type="string">
            <text:p text:style-name="P1426"><text:span text:style-name="T17">Мы положили коврик, сели в круг и обедали (pahn — широкий, развернутый,</text:span></text:p>
            <text:p text:style-name="P989"><text:span text:style-name="T17">расстеленный).</text:span></text:p>
          </table:table-cell>
          <table:table-cell table:style-name="Table112.A1" office:value-type="string">
            <text:p text:style-name="P1897"><text:span text:style-name="T17">Mā qāliče-rā pahn kardim va gerd-e ham nešastim va nāhār xordim.</text:span></text:p>
          </table:table-cell>
          <table:table-cell table:style-name="Table112.A1" office:value-type="string">
            <text:p text:style-name="P2511"><text:span text:style-name="T705">گرد</text:span><text:span text:style-name="T170">ھم</text:span><text:span text:style-name="T196">نشستيمو</text:span><text:span text:style-name="T170">ناھار</text:span><text:span text:style-name="T560">ما</text:span><text:span text:style-name="T400">قاليچه</text:span><text:span text:style-name="T176">را</text:span><text:span text:style-name="T468">پھن</text:span><text:span text:style-name="T400">کرديم</text:span><text:span text:style-name="T182">و</text:span></text:p>
            <text:p text:style-name="P1082"><text:span text:style-name="T190">خورديم.</text:span></text:p>
          </table:table-cell>
        </table:table-row>
        <table:table-row table:style-name="Table112.8">
          <table:table-cell table:style-name="Table112.A1" office:value-type="string">
            <text:p text:style-name="P1156"><text:span text:style-name="T17">Прежде, чем стемнело («прежде темным становления воздуха»), мы сели в наш автомобиль и</text:span></text:p>
            <text:p text:style-name="P989"><text:span text:style-name="T17">уехали домой.</text:span></text:p>
          </table:table-cell>
          <table:table-cell table:style-name="Table112.A1" office:value-type="string">
            <text:p text:style-name="P1771"><text:span text:style-name="T17">Piš az tārik šodan-e havā, savār-e xodrow- ye xod-emān šodim va be xāne raftim.</text:span></text:p>
          </table:table-cell>
          <table:table-cell table:style-name="Table112.A1" office:value-type="string">
            <text:p text:style-name="P2512"><text:span text:style-name="T56">سوار</text:span><text:span text:style-name="T623">خودروی خودمان</text:span><text:span text:style-name="T629">پيش</text:span><text:span text:style-name="T317">از</text:span><text:span text:style-name="T171">تاريکشدنھوا</text:span><text:span text:style-name="T52">،</text:span></text:p>
            <text:p text:style-name="P2096"><text:span text:style-name="T58">شديم</text:span><text:span text:style-name="T179">وبه خانه رفتيم</text:span><text:span text:style-name="T58">.</text:span></text:p>
          </table:table-cell>
        </table:table-row>
        <table:table-row table:style-name="Table112.9">
          <table:table-cell table:style-name="Table112.A1" office:value-type="string">
            <text:p text:style-name="P988"><text:span text:style-name="T17">13. До открытия</text:span></text:p>
            <text:p text:style-name="P1868"><text:span text:style-name="T17">университета осталось пять дней.</text:span></text:p>
          </table:table-cell>
          <table:table-cell table:style-name="Table112.A1" office:value-type="string">
            <text:p text:style-name="P2165"><text:span text:style-name="T17">Tā bāz šodan dānešgāh panj ruz mānde ast.</text:span></text:p>
          </table:table-cell>
          <table:table-cell table:style-name="Table112.A1" office:value-type="string">
            <text:p text:style-name="P2015"><text:span text:style-name="T55">تا</text:span><text:span text:style-name="T305">بازشدندانشگاه</text:span><text:span text:style-name="T299">پن</text:span><text:span text:style-name="T55">ج</text:span></text:p>
            <text:p text:style-name="P1686"><text:span text:style-name="T56">روز</text:span><text:span text:style-name="T306">مانده</text:span><text:span text:style-name="T300">است</text:span><text:span text:style-name="T56">.</text:span></text:p>
          </table:table-cell>
        </table:table-row>
        <table:table-row table:style-name="Table112.10">
          <table:table-cell table:style-name="Table112.A1" office:value-type="string">
            <text:p text:style-name="P988"><text:span text:style-name="T17">Сегодня я звонил</text:span></text:p>
            <text:p text:style-name="P989"><text:span text:style-name="T17">своему другу</text:span></text:p>
          </table:table-cell>
          <table:table-cell table:style-name="Table112.A1" office:value-type="string">
            <text:p text:style-name="P988"><text:span text:style-name="T17">Emruz man be dustam</text:span></text:p>
            <text:p text:style-name="P989"><text:span text:style-name="T17">Farhād telefon</text:span></text:p>
          </table:table-cell>
          <table:table-cell table:style-name="Table112.A1" office:value-type="string">
            <text:p text:style-name="P1039"><text:span text:style-name="T51">امروز</text:span><text:span text:style-name="T481">من به دوست</text:span><text:span text:style-name="T51">م</text:span></text:p>
          </table:table-cell>
        </table:table-row>
      </table:table>
      <table:table table:name="Table113" table:style-name="Table113">
        <table:table-column table:style-name="Table113.A" table:number-columns-repeated="3"/>
        <table:table-row table:style-name="Table113.1">
          <table:table-cell table:style-name="Table113.A1" office:value-type="string">
            <text:p text:style-name="P988"><text:span text:style-name="T17">Фархаду.</text:span></text:p>
          </table:table-cell>
          <table:table-cell table:style-name="Table113.A1" office:value-type="string">
            <text:p text:style-name="P1207"><text:span text:style-name="T17">kardam.</text:span></text:p>
          </table:table-cell>
          <table:table-cell table:style-name="Table113.A1" office:value-type="string">
            <text:p text:style-name="P1126"><text:span text:style-name="T50">فرھاد تلفن کردم.</text:span></text:p>
          </table:table-cell>
        </table:table-row>
        <table:table-row table:style-name="Table113.2">
          <table:table-cell table:style-name="Table113.A1" office:value-type="string">
            <text:p text:style-name="P2513"><text:span text:style-name="T17">Он тоже, как и я, студент.</text:span></text:p>
          </table:table-cell>
          <table:table-cell table:style-name="Table113.A1" office:value-type="string">
            <text:p text:style-name="P1816"><text:span text:style-name="T17">U niz mānand-e man dānešju ast.</text:span></text:p>
          </table:table-cell>
          <table:table-cell table:style-name="Table113.A1" office:value-type="string">
            <text:p text:style-name="P1048"><text:span text:style-name="T52">او</text:span><text:span text:style-name="T484">نيز</text:span><text:span text:style-name="T317">مانندمندانشج</text:span><text:span text:style-name="T52">و</text:span></text:p>
            <text:p text:style-name="P1087"><text:span text:style-name="T339">است.</text:span></text:p>
          </table:table-cell>
        </table:table-row>
        <table:table-row table:style-name="Table113.3">
          <table:table-cell table:style-name="Table113.A1" office:value-type="string">
            <text:p text:style-name="P1321"><text:span text:style-name="T17">Студент фармацевтического факультета («факультета составления</text:span></text:p>
            <text:p text:style-name="P989"><text:span text:style-name="T17">лекарств»).</text:span></text:p>
          </table:table-cell>
          <table:table-cell table:style-name="Table113.A1" office:value-type="string">
            <text:p text:style-name="P1654"><text:span text:style-name="T17">Dānešju-ye rešte-ye dāru-sāzi.</text:span></text:p>
          </table:table-cell>
          <table:table-cell table:style-name="Table113.A1" office:value-type="string">
            <text:p text:style-name="P2514"><text:span text:style-name="T55">دانشجوی</text:span><text:span text:style-name="T584">رشت</text:span><text:span text:style-name="T55">ه</text:span></text:p>
            <text:p text:style-name="P2515"><text:span text:style-name="T56">داروسازی.</text:span></text:p>
          </table:table-cell>
        </table:table-row>
        <table:table-row table:style-name="Table113.4">
          <table:table-cell table:style-name="Table113.A1" office:value-type="string">
            <text:p text:style-name="P2270"><text:span text:style-name="T17">Мы встретились и поехали в кино.</text:span></text:p>
          </table:table-cell>
          <table:table-cell table:style-name="Table113.A1" office:value-type="string">
            <text:p text:style-name="P988"><text:span text:style-name="T17">Mā bā ham didār</text:span></text:p>
            <text:p text:style-name="P2449"><text:span text:style-name="T17">kardim va be sinemā raftim.</text:span></text:p>
          </table:table-cell>
          <table:table-cell table:style-name="Table113.A1" office:value-type="string">
            <text:p text:style-name="P1727"><text:span text:style-name="T52">ما</text:span><text:span text:style-name="T433">با</text:span><text:span text:style-name="T310">ھم</text:span><text:span text:style-name="T433">ديدار</text:span><text:span text:style-name="T310">کرديم</text:span><text:span text:style-name="T433">وب</text:span><text:span text:style-name="T52">ه</text:span></text:p>
            <text:p text:style-name="P2516"><text:span text:style-name="T50">سينما رفتيم.</text:span></text:p>
          </table:table-cell>
        </table:table-row>
        <table:table-row table:style-name="Table113.5">
          <table:table-cell table:style-name="Table113.A1" office:value-type="string">
            <text:p text:style-name="P2339"><text:span text:style-name="T17">В кино два раза ели мороженое, и нам было очень хорошо (gozaštan —</text:span></text:p>
            <text:p text:style-name="P989"><text:span text:style-name="T17">переходить).</text:span></text:p>
          </table:table-cell>
          <table:table-cell table:style-name="Table113.A1" office:value-type="string">
            <text:p text:style-name="P1213"><text:span text:style-name="T17">Dar sinemā do bār bastani xordim va xeyli be mā xoš gozašt.</text:span></text:p>
          </table:table-cell>
          <table:table-cell table:style-name="Table113.A1" office:value-type="string">
            <text:p text:style-name="P2517"><text:span text:style-name="T52">خورديم</text:span><text:span text:style-name="T369">وخيلیبه</text:span><text:span text:style-name="T505">ما</text:span><text:span text:style-name="T58">در</text:span><text:span text:style-name="T525">سينما</text:span><text:span text:style-name="T554">دو</text:span><text:span text:style-name="T589">باربستن</text:span><text:span text:style-name="T58">ی</text:span></text:p>
            <text:p text:style-name="P2518"><text:span text:style-name="T52">خوش</text:span><text:span text:style-name="T609">گذشت</text:span><text:span text:style-name="T52">.</text:span></text:p>
          </table:table-cell>
        </table:table-row>
        <table:table-row table:style-name="Table113.6">
          <table:table-cell table:style-name="Table113.A1" office:value-type="string">
            <text:p text:style-name="P1190"><text:span text:style-name="T17">Этой ночью дома у нас были гости («мы имели гостей») —</text:span></text:p>
            <text:p text:style-name="P2519"><text:span text:style-name="T17">друг отца со своей семьей.</text:span></text:p>
          </table:table-cell>
          <table:table-cell table:style-name="Table113.A1" office:value-type="string">
            <text:p text:style-name="P1839"><text:span text:style-name="T17">Emšab das xāne mehmān dāštim. Dust- e pedaram hamrāh-e xānevāde<text:tab/>-aš.</text:span></text:p>
          </table:table-cell>
          <table:table-cell table:style-name="Table113.A1" office:value-type="string">
            <text:p text:style-name="P2520"><text:span text:style-name="T55">داشتيم.دوست پدرم</text:span><text:span text:style-name="T686">امشب</text:span><text:span text:style-name="T56">در خانه مھمان</text:span></text:p>
            <text:p text:style-name="P2404"><text:span text:style-name="T51">ھمراه خانوادهاش.</text:span></text:p>
          </table:table-cell>
        </table:table-row>
        <table:table-row table:style-name="Table113.7">
          <table:table-cell table:style-name="Table113.A1" office:value-type="string">
            <text:p text:style-name="P991"><text:span text:style-name="T17">Он ветеринар (dām</text:span></text:p>
            <text:p text:style-name="P2521"><text:span text:style-name="T17">— домашнее животное).</text:span></text:p>
          </table:table-cell>
          <table:table-cell table:style-name="Table113.A1" office:value-type="string">
            <text:p text:style-name="P991"><text:span text:style-name="T17">U dām-pezešk ast.</text:span></text:p>
          </table:table-cell>
          <table:table-cell table:style-name="Table113.A1" office:value-type="string">
            <text:p text:style-name="P1045"><text:span text:style-name="T51">او دامپزشک است.</text:span></text:p>
          </table:table-cell>
        </table:table-row>
        <table:table-row table:style-name="Table113.2">
          <table:table-cell table:style-name="Table113.A1" office:value-type="string">
            <text:p text:style-name="P1350"><text:span text:style-name="T17">Все мы сидели в гостиной.</text:span></text:p>
          </table:table-cell>
          <table:table-cell table:style-name="Table113.A1" office:value-type="string">
            <text:p text:style-name="P2522"><text:span text:style-name="T17">Hame-ye mā dar otāq- e pazirāyi nešastim.</text:span></text:p>
          </table:table-cell>
          <table:table-cell table:style-name="Table113.A1" office:value-type="string">
            <text:p text:style-name="P1020"><text:span text:style-name="T52">ھمه</text:span><text:span text:style-name="T433">ما</text:span><text:span text:style-name="T310">دراتاق</text:span><text:span text:style-name="T433">پذيراي</text:span><text:span text:style-name="T52">ی</text:span></text:p>
            <text:p text:style-name="P1024"><text:span text:style-name="T510">نشستيم.</text:span></text:p>
          </table:table-cell>
        </table:table-row>
        <table:table-row table:style-name="Table113.9">
          <table:table-cell table:style-name="Table113.A1" office:value-type="string">
            <text:p text:style-name="P2523"><text:span text:style-name="T17">У друга моего отца есть дочь Сапиде и сын Саман.</text:span></text:p>
          </table:table-cell>
          <table:table-cell table:style-name="Table113.A1" office:value-type="string">
            <text:p text:style-name="P2524"><text:span text:style-name="T17">Dust-e pedaram yek doxtar be nām-e Sapide va yek pesar be</text:span></text:p>
            <text:p text:style-name="P989"><text:span text:style-name="T17">nām-e Sāmān dārad.</text:span></text:p>
          </table:table-cell>
          <table:table-cell table:style-name="Table113.A1" office:value-type="string">
            <text:p text:style-name="P2525"><text:span text:style-name="T55">نام</text:span><text:span text:style-name="T400">سپيدهو</text:span><text:span text:style-name="T405">يک</text:span><text:span text:style-name="T400">پسر</text:span><text:span text:style-name="T405">به</text:span><text:span text:style-name="T52">دوست</text:span><text:span text:style-name="T452">پدرم</text:span><text:span text:style-name="T425">يک</text:span><text:span text:style-name="T452">دخترب</text:span><text:span text:style-name="T52">ه</text:span></text:p>
            <text:p text:style-name="P2526"><text:span text:style-name="T56">نام</text:span><text:span text:style-name="T469">ساماندارد</text:span><text:span text:style-name="T56">.</text:span></text:p>
          </table:table-cell>
        </table:table-row>
        <table:table-row table:style-name="Table113.10">
          <table:table-cell table:style-name="Table113.A1" office:value-type="string">
            <text:p text:style-name="P988"><text:span text:style-name="T17">Они наши ровесники.</text:span></text:p>
          </table:table-cell>
          <table:table-cell table:style-name="Table113.A1" office:value-type="string">
            <text:p text:style-name="P991"><text:span text:style-name="T17">Ānān hamsāl-e mā</text:span></text:p>
            <text:p text:style-name="P989"><text:span text:style-name="T17">hastand.</text:span></text:p>
          </table:table-cell>
          <table:table-cell table:style-name="Table113.A1" office:value-type="string">
            <text:p text:style-name="P1019"><text:span text:style-name="T55">آنان ھمسال ما ھستند.</text:span></text:p>
          </table:table-cell>
        </table:table-row>
        <table:table-row table:style-name="Table113.11">
          <table:table-cell table:style-name="Table113.A1" office:value-type="string">
            <text:p text:style-name="P1760"><text:span text:style-name="T17">Сапиде умная и красивая девушка, и она мне нравится.</text:span></text:p>
          </table:table-cell>
          <table:table-cell table:style-name="Table113.A1" office:value-type="string">
            <text:p text:style-name="P2165"><text:span text:style-name="T17">Sapide doxtar-e dānā va zibāyi ast va man u- rā dust dāram.</text:span></text:p>
          </table:table-cell>
          <table:table-cell table:style-name="Table113.A1" office:value-type="string">
            <text:p text:style-name="P2527"><text:span text:style-name="T51">است</text:span><text:span text:style-name="T642">ومن او را</text:span><text:span text:style-name="T51">دوست</text:span><text:span text:style-name="T121">سپيده</text:span><text:span text:style-name="T453">دخترداناو</text:span><text:span text:style-name="T448">زيباي</text:span><text:span text:style-name="T58">ی</text:span></text:p>
            <text:p text:style-name="P1052"><text:span text:style-name="T108">دارم.</text:span></text:p>
          </table:table-cell>
        </table:table-row>
        <table:table-row table:style-name="Table113.12">
          <table:table-cell table:style-name="Table113.A1" office:value-type="string">
            <text:p text:style-name="P988"><text:span text:style-name="T17">Мы хорошо угостили</text:span></text:p>
            <text:p text:style-name="P989"><text:span text:style-name="T17">гостей («сделали</text:span></text:p>
          </table:table-cell>
          <table:table-cell table:style-name="Table113.A1" office:value-type="string">
            <text:p text:style-name="P988"><text:span text:style-name="T17">Mā az mehmānān be</text:span></text:p>
            <text:p text:style-name="P989"><text:span text:style-name="T17">xubi pazirāyi kardim:</text:span></text:p>
          </table:table-cell>
          <table:table-cell table:style-name="Table113.A1" office:value-type="string">
            <text:p text:style-name="P1094"><text:span text:style-name="T51">ما از مھمانان به خوبی</text:span></text:p>
          </table:table-cell>
        </table:table-row>
      </table:table>
      <table:table table:name="Table114" table:style-name="Table114">
        <table:table-column table:style-name="Table114.A" table:number-columns-repeated="3"/>
        <table:table-row table:style-name="Table114.1">
          <table:table-cell table:style-name="Table114.A1" office:value-type="string">
            <text:p text:style-name="P2528"><text:span text:style-name="T17">прием»)— был чай, сладости, сок, фрукты…</text:span></text:p>
          </table:table-cell>
          <table:table-cell table:style-name="Table114.A1" office:value-type="string">
            <text:p text:style-name="P1748"><text:span text:style-name="T17">čāy, širini, āb-mive, mive…</text:span></text:p>
          </table:table-cell>
          <table:table-cell table:style-name="Table114.A1" office:value-type="string">
            <text:p text:style-name="P2529"><text:span text:style-name="T58">پذيرايی</text:span><text:span text:style-name="T423">کرديم</text:span><text:span text:style-name="T58">:</text:span><text:span text:style-name="T657">چای</text:span><text:span text:style-name="T58">،</text:span></text:p>
            <text:p text:style-name="P1558"><text:span text:style-name="T50">شيرينی،</text:span><text:span text:style-name="T689">آبميوه</text:span><text:span text:style-name="T50">،</text:span></text:p>
            <text:p text:style-name="P2531"><text:span text:style-name="T56">........</text:span><text:span text:style-name="T356">ميو</text:span><text:span text:style-name="T56">ه</text:span></text:p>
          </table:table-cell>
        </table:table-row>
        <table:table-row table:style-name="Table114.2">
          <table:table-cell table:style-name="Table114.A1" office:value-type="string">
            <text:p text:style-name="P988"><text:span text:style-name="T17">14. Моя спальня —</text:span></text:p>
            <text:p text:style-name="P1000"><text:span text:style-name="T17">это и мой кабинет.</text:span></text:p>
          </table:table-cell>
          <table:table-cell table:style-name="Table114.A1" office:value-type="string">
            <text:p text:style-name="P1277"><text:span text:style-name="T17">Otāq-e xāb-e man, otāq-e kār-e man niz</text:span></text:p>
            <text:p text:style-name="P985"><text:span text:style-name="T17">hast.</text:span></text:p>
          </table:table-cell>
          <table:table-cell table:style-name="Table114.A1" office:value-type="string">
            <text:p text:style-name="P1391"><text:span text:style-name="T56">اتاق</text:span><text:span text:style-name="T336">خواب</text:span><text:span text:style-name="T356">من،</text:span><text:span text:style-name="T336">اتاق</text:span><text:span text:style-name="T416">کا</text:span><text:span text:style-name="T56">ر</text:span></text:p>
            <text:p text:style-name="P2532"><text:span text:style-name="T55">من نيز ھست.</text:span></text:p>
          </table:table-cell>
        </table:table-row>
        <table:table-row table:style-name="Table114.3">
          <table:table-cell table:style-name="Table114.A1" office:value-type="string">
            <text:p text:style-name="P988"><text:span text:style-name="T17">Мой стол стоит</text:span></text:p>
            <text:p text:style-name="P989"><text:span text:style-name="T17">рядом с окном.</text:span></text:p>
          </table:table-cell>
          <table:table-cell table:style-name="Table114.A1" office:value-type="string">
            <text:p text:style-name="P988"><text:span text:style-name="T17">Miz-e man kenār-e</text:span></text:p>
            <text:p text:style-name="P989"><text:span text:style-name="T17">panjere ast.</text:span></text:p>
          </table:table-cell>
          <table:table-cell table:style-name="Table114.A1" office:value-type="string">
            <text:p text:style-name="P2135"><text:span text:style-name="T52">ميز</text:span><text:span text:style-name="T171">من</text:span><text:span text:style-name="T484">کنار</text:span><text:span text:style-name="T317">پنجرهاست</text:span><text:span text:style-name="T52">.</text:span></text:p>
          </table:table-cell>
        </table:table-row>
        <table:table-row table:style-name="Table114.4">
          <table:table-cell table:style-name="Table114.A1" office:value-type="string">
            <text:p text:style-name="P1435"><text:span text:style-name="T17">На столе: настольная лампа, несколько ручек, карандаш, точилка, ластик («чистым</text:span></text:p>
            <text:p text:style-name="P2006"><text:span text:style-name="T17">делающий») и белые листы бумаги.</text:span></text:p>
          </table:table-cell>
          <table:table-cell table:style-name="Table114.A1" office:value-type="string">
            <text:p text:style-name="P2533"><text:span text:style-name="T17">Ru-ye miz: čerāğ-e ru- mizi, čandin xodkār, medād, tarāš, pāk-kon va barge-hā-ye sefid.</text:span></text:p>
          </table:table-cell>
          <table:table-cell table:style-name="Table114.A1" office:value-type="string">
            <text:p text:style-name="P2269"><text:span text:style-name="T56">روی</text:span><text:span text:style-name="T401">ميز</text:span><text:span text:style-name="T56">:چراغ</text:span></text:p>
            <text:p text:style-name="P2534"><text:span text:style-name="T51">مداد،</text:span><text:span text:style-name="T447">تراش،</text:span><text:span text:style-name="T476">پاککنو</text:span><text:span text:style-name="T52">روميزی،</text:span><text:span text:style-name="T587">چندين خودکار</text:span><text:span text:style-name="T52">،</text:span></text:p>
            <text:p text:style-name="P2535"><text:span text:style-name="T50">برگهھای سفيد.</text:span></text:p>
          </table:table-cell>
        </table:table-row>
        <table:table-row table:style-name="Table114.2">
          <table:table-cell table:style-name="Table114.A1" office:value-type="string">
            <text:p text:style-name="P2536"><text:span text:style-name="T17">Рядом со столом одна полка, на</text:span></text:p>
            <text:p text:style-name="P985"><text:span text:style-name="T17">которой полно книг:</text:span></text:p>
          </table:table-cell>
          <table:table-cell table:style-name="Table114.A1" office:value-type="string">
            <text:p text:style-name="P1435"><text:span text:style-name="T17">Kenār-e miz yek tāqče por az ketāb ast:</text:span></text:p>
          </table:table-cell>
          <table:table-cell table:style-name="Table114.A1" office:value-type="string">
            <text:p text:style-name="P1166"><text:span text:style-name="T55">کنار</text:span><text:span text:style-name="T364">ميزيک</text:span><text:span text:style-name="T368">تاقچه</text:span><text:span text:style-name="T364">پر</text:span><text:span text:style-name="T368">ا</text:span><text:span text:style-name="T55">ز</text:span></text:p>
            <text:p text:style-name="P2537"><text:span text:style-name="T58">کتاب</text:span><text:span text:style-name="T606">است</text:span><text:span text:style-name="T58">:</text:span></text:p>
          </table:table-cell>
        </table:table-row>
        <table:table-row table:style-name="Table114.2">
          <table:table-cell table:style-name="Table114.A1" office:value-type="string">
            <text:p text:style-name="P1156"><text:span text:style-name="T17">Несколько медицинских книг</text:span><text:span text:style-name="T33">и</text:span></text:p>
            <text:p text:style-name="P985"><text:span text:style-name="T17">несколько словарей.</text:span></text:p>
          </table:table-cell>
          <table:table-cell table:style-name="Table114.A1" office:value-type="string">
            <text:p text:style-name="P1562"><text:span text:style-name="T17">čandin ketāb-e pezeški va čandin farhang.</text:span></text:p>
          </table:table-cell>
          <table:table-cell table:style-name="Table114.A1" office:value-type="string">
            <text:p text:style-name="P2538"><text:span text:style-name="T137">چندين</text:span><text:span text:style-name="T613">ک</text:span><text:span text:style-name="T145">تاب</text:span><text:span text:style-name="T120">پ</text:span><text:span text:style-name="T49">ز</text:span><text:span text:style-name="T72">ش</text:span><text:span text:style-name="T93">ک</text:span><text:span text:style-name="T285">ی</text:span><text:span text:style-name="T108">و</text:span></text:p>
            <text:p text:style-name="P2192"><text:span text:style-name="T58">چندين فرھنگ.</text:span></text:p>
          </table:table-cell>
        </table:table-row>
        <table:table-row table:style-name="Table114.7">
          <table:table-cell table:style-name="Table114.A1" office:value-type="string">
            <text:p text:style-name="P2539"><text:span text:style-name="T17">У моего стола четыре ящика (tā — штука</text:span></text:p>
            <text:p text:style-name="P989"><text:span text:style-name="T17">/счетное слово/).</text:span></text:p>
          </table:table-cell>
          <table:table-cell table:style-name="Table114.A1" office:value-type="string">
            <text:p text:style-name="P2221"><text:span text:style-name="T17">Miz-e man čahār tā kešu dārad.</text:span></text:p>
          </table:table-cell>
          <table:table-cell table:style-name="Table114.A1" office:value-type="string">
            <text:p text:style-name="P1048"><text:span text:style-name="T52">ميز</text:span><text:span text:style-name="T298">منچھارتاکش</text:span><text:span text:style-name="T52">و</text:span></text:p>
            <text:p text:style-name="P1022"><text:span text:style-name="T108">دارد.</text:span></text:p>
          </table:table-cell>
        </table:table-row>
        <table:table-row table:style-name="Table114.4">
          <table:table-cell table:style-name="Table114.A1" office:value-type="string">
            <text:p text:style-name="P2273"><text:span text:style-name="T17">В них («внутри них») есть все («всякая вещь») — электробритва, кассеты (музыка и песни) и т.д. (riš —</text:span></text:p>
            <text:p text:style-name="P989"><text:span text:style-name="T17">борода).</text:span></text:p>
          </table:table-cell>
          <table:table-cell table:style-name="Table114.A1" office:value-type="string">
            <text:p text:style-name="P2540"><text:span text:style-name="T17">Dar darun-e ānhā hame čiz hast: māšin-e riš-tarāši, navārhā-ye āhang va āvāz</text:span><text:span text:style-name="T22">va…</text:span></text:p>
          </table:table-cell>
          <table:table-cell table:style-name="Table114.A1" office:value-type="string">
            <text:p text:style-name="P1896"><text:span text:style-name="T483">در</text:span><text:span text:style-name="T465">درونآنھاھمه</text:span><text:span text:style-name="T398">چي</text:span><text:span text:style-name="T51">ز</text:span></text:p>
            <text:p text:style-name="P2541"><text:span text:style-name="T512">ريشتراشی،</text:span><text:span text:style-name="T691">نوارھای</text:span><text:span text:style-name="T637">ھست:</text:span><text:span text:style-name="T228">ماشي</text:span><text:span text:style-name="T55">ن</text:span></text:p>
            <text:p text:style-name="P2542"><text:span text:style-name="T56">آھنگ</text:span><text:span text:style-name="T449">و</text:span><text:span text:style-name="T454">آواز</text:span><text:span text:style-name="T449">و</text:span><text:span text:style-name="T56">....</text:span></text:p>
          </table:table-cell>
        </table:table-row>
        <table:table-row table:style-name="Table114.2">
          <table:table-cell table:style-name="Table114.A1" office:value-type="string">
            <text:p text:style-name="P2059"><text:span text:style-name="T17">Я всегда убираю свою комнату</text:span></text:p>
            <text:p text:style-name="P989"><text:span text:style-name="T17">(«делаю чистой»).</text:span></text:p>
          </table:table-cell>
          <table:table-cell table:style-name="Table114.A1" office:value-type="string">
            <text:p text:style-name="P2543"><text:span text:style-name="T17">Man hamiše otāq-e xod-am-rā tamiz</text:span></text:p>
            <text:p text:style-name="P989"><text:span text:style-name="T17">mikonam.</text:span></text:p>
          </table:table-cell>
          <table:table-cell table:style-name="Table114.A1" office:value-type="string">
            <text:p text:style-name="P1292"><text:span text:style-name="T51">من</text:span><text:span text:style-name="T483">ھميشهاتاق</text:span><text:span text:style-name="T316">خودم</text:span><text:span text:style-name="T483">ر</text:span><text:span text:style-name="T51">ا</text:span></text:p>
            <text:p text:style-name="P2544"><text:span text:style-name="T58">تميز مىکنم.</text:span></text:p>
          </table:table-cell>
        </table:table-row>
        <table:table-row table:style-name="Table114.10">
          <table:table-cell table:style-name="Table114.A1" office:value-type="string">
            <text:p text:style-name="P1252"><text:span text:style-name="T17">Рядом с моей кроватью есть шкаф, где находятся («имеют место») мои</text:span></text:p>
          </table:table-cell>
          <table:table-cell table:style-name="Table114.A1" office:value-type="string">
            <text:p text:style-name="P1656"><text:span text:style-name="T17">Kenār-e taxt-e xāb-e man, yek jāme-dān hast ke dar ān: šalvār, pirāhan, jurāb, kolāh</text:span></text:p>
          </table:table-cell>
          <table:table-cell table:style-name="Table114.A1" office:value-type="string">
            <text:p text:style-name="P1159"><text:span text:style-name="T51">کنار</text:span><text:span text:style-name="T172">تختخوابمن،</text:span><text:span text:style-name="T316">ي</text:span><text:span text:style-name="T51">ک</text:span></text:p>
            <text:p text:style-name="P1879"><text:span text:style-name="T56">جامهدان</text:span><text:span text:style-name="T395">ھستکه</text:span><text:span text:style-name="T246">در</text:span><text:span text:style-name="T469">آن</text:span><text:span text:style-name="T56">:</text:span></text:p>
            <text:p text:style-name="P2545"><text:span text:style-name="T50">کاله</text:span><text:span text:style-name="T49">و</text:span><text:span text:style-name="T58">زير</text:span><text:span text:style-name="T59">پ</text:span><text:span text:style-name="T49">وش</text:span><text:span text:style-name="T56">من جای شلوار، پيراھن،</text:span><text:span text:style-name="T49">جوراب،</text:span></text:p>
          </table:table-cell>
        </table:table-row>
      </table:table>
      <table:table table:name="Table115" table:style-name="Table115">
        <table:table-column table:style-name="Table115.A" table:number-columns-repeated="3"/>
        <table:table-row table:style-name="Table115.1">
          <table:table-cell table:style-name="Table115.A1" office:value-type="string">
            <text:p text:style-name="P1832"><text:span text:style-name="T17">брюки, рубашки, носки, шапка, белье (zir — нижний; pušidan — надевать; jāme-dān — платяной</text:span></text:p>
            <text:p text:style-name="P2546"><text:span text:style-name="T17">шкаф: «одежду содержащий»).</text:span></text:p>
          </table:table-cell>
          <table:table-cell table:style-name="Table115.A1" office:value-type="string">
            <text:p text:style-name="P2547"><text:span text:style-name="T17">va zir-puš-e man jāy dārand.</text:span></text:p>
          </table:table-cell>
          <table:table-cell table:style-name="Table115.A1" office:value-type="string">
            <text:p text:style-name="P1019"><text:span text:style-name="T52">دارند.</text:span></text:p>
          </table:table-cell>
        </table:table-row>
        <table:table-row table:style-name="Table115.2">
          <table:table-cell table:style-name="Table115.A1" office:value-type="string">
            <text:p text:style-name="P1995"><text:span text:style-name="T17">Рядом с дверью висит большое зеркало («висящее есть, висящим</text:span></text:p>
            <text:p text:style-name="P985"><text:span text:style-name="T17">является»).</text:span></text:p>
          </table:table-cell>
          <table:table-cell table:style-name="Table115.A1" office:value-type="string">
            <text:p text:style-name="P2548"><text:span text:style-name="T17">Kenār-e dar-e otāq, yek āyne-ye bozorg āvizān ast.</text:span></text:p>
          </table:table-cell>
          <table:table-cell table:style-name="Table115.A1" office:value-type="string">
            <text:p text:style-name="P1685"><text:span text:style-name="T52">کنار</text:span><text:span text:style-name="T334">در</text:span><text:span text:style-name="T417">اتاق،</text:span><text:span text:style-name="T358">يکآين</text:span><text:span text:style-name="T52">ه</text:span></text:p>
            <text:p text:style-name="P2549"><text:span text:style-name="T52">بزرگ</text:span><text:span text:style-name="T597">آويزان است</text:span><text:span text:style-name="T52">.</text:span></text:p>
          </table:table-cell>
        </table:table-row>
        <table:table-row table:style-name="Table115.3">
          <table:table-cell table:style-name="Table115.A1" office:value-type="string">
            <text:p text:style-name="P2550"><text:span text:style-name="T17">Моя одежда всегда чистая и глаженая</text:span></text:p>
            <text:p text:style-name="P989"><text:span text:style-name="T17">(otu — утюг).</text:span></text:p>
          </table:table-cell>
          <table:table-cell table:style-name="Table115.A1" office:value-type="string">
            <text:p text:style-name="P1816"><text:span text:style-name="T17">Jāme-hā-ye man hamiše tamiz va utu-</text:span></text:p>
            <text:p text:style-name="P989"><text:span text:style-name="T17">zade-and.</text:span></text:p>
          </table:table-cell>
          <table:table-cell table:style-name="Table115.A1" office:value-type="string">
            <text:p text:style-name="P2238"><text:span text:style-name="T439">جامهھای</text:span><text:span text:style-name="T484">منھميشه</text:span><text:span text:style-name="T310">تمي</text:span><text:span text:style-name="T52">ز</text:span></text:p>
            <text:p text:style-name="P1757"><text:span text:style-name="T49">و</text:span><text:span text:style-name="T242">اطو</text:span><text:span text:style-name="T206">زده</text:span><text:span text:style-name="T242">اند</text:span><text:span text:style-name="T49">.</text:span></text:p>
          </table:table-cell>
        </table:table-row>
        <table:table-row table:style-name="Table115.2">
          <table:table-cell table:style-name="Table115.A1" office:value-type="string">
            <text:p text:style-name="P2551"><text:span text:style-name="T17">Я не курю («сигарету не тяну»), потому что знаю, что курить для человека вредно</text:span></text:p>
            <text:p text:style-name="P985"><text:span text:style-name="T17">(«вред приносяще»).</text:span></text:p>
          </table:table-cell>
          <table:table-cell table:style-name="Table115.A1" office:value-type="string">
            <text:p text:style-name="P1853"><text:span text:style-name="T17">Man sigār namikešam, zirā midānam ke sigār- kešidan barāye ādam ziān-āvar ast.</text:span></text:p>
          </table:table-cell>
          <table:table-cell table:style-name="Table115.A1" office:value-type="string">
            <text:p text:style-name="P2552"><text:span text:style-name="T58">مىدانم</text:span><text:span text:style-name="T596">که سيگار کشيدن</text:span><text:span text:style-name="T55">من</text:span><text:span text:style-name="T381">سيگار نمیکشم، زير</text:span><text:span text:style-name="T55">ا</text:span></text:p>
            <text:p text:style-name="P2553"><text:span text:style-name="T51">برای</text:span><text:span text:style-name="T455">آدمزيانآوراست</text:span><text:span text:style-name="T51">.</text:span></text:p>
          </table:table-cell>
        </table:table-row>
        <table:table-row table:style-name="Table115.5">
          <table:table-cell table:style-name="Table115.A1" office:value-type="string">
            <text:p text:style-name="P2245"><text:span text:style-name="T17">15. Иранский народ любит чай.</text:span></text:p>
          </table:table-cell>
          <table:table-cell table:style-name="Table115.A1" office:value-type="string">
            <text:p text:style-name="P988"><text:span text:style-name="T17">Mardom-e Irān, čāy-rā</text:span></text:p>
            <text:p text:style-name="Table_20_Paragraph"><text:span text:style-name="T17">dust dārand.</text:span></text:p>
          </table:table-cell>
          <table:table-cell table:style-name="Table115.A1" office:value-type="string">
            <text:p text:style-name="P2274"><text:span text:style-name="T51">)پانزده(</text:span><text:span text:style-name="T434">مردم ايران، چا</text:span><text:span text:style-name="T51">ی</text:span></text:p>
            <text:p text:style-name="P2258"><text:span text:style-name="T56">را</text:span><text:span text:style-name="T410">دوست</text:span><text:span text:style-name="T224">دارند</text:span><text:span text:style-name="T56">.</text:span></text:p>
          </table:table-cell>
        </table:table-row>
        <table:table-row table:style-name="Table115.6">
          <table:table-cell table:style-name="Table115.A1" office:value-type="string">
            <text:p text:style-name="Table_20_Paragraph"><text:span text:style-name="T17">У нас дома есть четыре самовара: электрический,</text:span></text:p>
            <text:p text:style-name="P1975"><text:span text:style-name="T17">нефтяной, газовый и угольный.</text:span></text:p>
          </table:table-cell>
          <table:table-cell table:style-name="Table115.A1" office:value-type="string">
            <text:p text:style-name="P1169"><text:span text:style-name="T17">Mā dar xāne čahār tā samāvar dārim: barqi, nafti, gāzi va zoğāli.</text:span></text:p>
          </table:table-cell>
          <table:table-cell table:style-name="Table115.A1" office:value-type="string">
            <text:p text:style-name="P2554"><text:span text:style-name="T56">ما</text:span><text:span text:style-name="T176">درخانهچھار</text:span><text:span text:style-name="T357">ت</text:span><text:span text:style-name="T51">ا</text:span></text:p>
            <text:p text:style-name="P2131"><text:span text:style-name="T52">سماور</text:span><text:span text:style-name="T467">داريم</text:span><text:span text:style-name="T52">:</text:span><text:span text:style-name="T467">برقی</text:span><text:span text:style-name="T52">،</text:span></text:p>
            <text:p text:style-name="P2555"><text:span text:style-name="T55">نفتی،</text:span><text:span text:style-name="T562">گازی و زغالی</text:span><text:span text:style-name="T55">.</text:span></text:p>
          </table:table-cell>
        </table:table-row>
        <table:table-row table:style-name="Table115.5">
          <table:table-cell table:style-name="Table115.A1" office:value-type="string">
            <text:p text:style-name="P1202"><text:span text:style-name="T17">Я в день пью чай от пяти до десяти раз.</text:span></text:p>
          </table:table-cell>
          <table:table-cell table:style-name="Table115.A1" office:value-type="string">
            <text:p text:style-name="P1197"><text:span text:style-name="T17">Man ruzi az panj tā dah bār čāy minušam.</text:span></text:p>
          </table:table-cell>
          <table:table-cell table:style-name="Table115.A1" office:value-type="string">
            <text:p text:style-name="P1116"><text:span text:style-name="T49">من</text:span><text:span text:style-name="T409">روزی</text:span><text:span text:style-name="T222">از</text:span><text:span text:style-name="T345">پنجتا</text:span><text:span text:style-name="T222">د</text:span><text:span text:style-name="T49">ه</text:span></text:p>
            <text:p text:style-name="P1235"><text:span text:style-name="T52">بار</text:span><text:span text:style-name="T269">چای مىنوشم</text:span><text:span text:style-name="T52">.</text:span></text:p>
          </table:table-cell>
        </table:table-row>
        <table:table-row table:style-name="Table115.8">
          <table:table-cell table:style-name="Table115.A1" office:value-type="string">
            <text:p text:style-name="P2556"><text:span text:style-name="T17">Наши стаканы очень маленькие и легкие.</text:span></text:p>
          </table:table-cell>
          <table:table-cell table:style-name="Table115.A1" office:value-type="string">
            <text:p text:style-name="P1633"><text:span text:style-name="T17">Estakān-hā-ye mā xeyli kučak va sabok</text:span></text:p>
            <text:p text:style-name="P985"><text:span text:style-name="T17">hastand.</text:span></text:p>
          </table:table-cell>
          <table:table-cell table:style-name="Table115.A1" office:value-type="string">
            <text:p text:style-name="P2387"><text:span text:style-name="T55">استکانھای</text:span><text:span text:style-name="T202">ما</text:span><text:span text:style-name="T208">خيل</text:span><text:span text:style-name="T55">ی</text:span></text:p>
            <text:p text:style-name="P1101"><text:span text:style-name="T55">کوچک</text:span><text:span text:style-name="T394">و</text:span><text:span text:style-name="T243">سبک</text:span><text:span text:style-name="T394">ھستند</text:span><text:span text:style-name="T55">.</text:span></text:p>
          </table:table-cell>
        </table:table-row>
        <table:table-row table:style-name="Table115.9">
          <table:table-cell table:style-name="Table115.A1" office:value-type="string">
            <text:p text:style-name="P2557"><text:span text:style-name="T17">Я всегда пью некрепкий чай («малоцветный»), а («но, однако») мой отец больше любит</text:span></text:p>
            <text:p text:style-name="P989"><text:span text:style-name="T17">крепкий.</text:span></text:p>
          </table:table-cell>
          <table:table-cell table:style-name="Table115.A1" office:value-type="string">
            <text:p text:style-name="P1289"><text:span text:style-name="T17">Man hamiše čāy-ye kam-rang minušam, vali pedaram čāy-ye por-rang-rā bištar dust dārad.</text:span></text:p>
          </table:table-cell>
          <table:table-cell table:style-name="Table115.A1" office:value-type="string">
            <text:p text:style-name="P2558"><text:span text:style-name="T55">پررنگ</text:span><text:span text:style-name="T445">رابيشتردوست</text:span><text:span text:style-name="T51">مىنوشم،</text:span><text:span text:style-name="T518">ولیپدرم</text:span><text:span text:style-name="T175">چای</text:span><text:span text:style-name="T389">من</text:span><text:span text:style-name="T434">ھميشهچایكمرن</text:span><text:span text:style-name="T51">گ</text:span></text:p>
            <text:p text:style-name="P1040"><text:span text:style-name="T49">دارد.</text:span></text:p>
          </table:table-cell>
        </table:table-row>
      </table:table>
      <table:table table:name="Table116" table:style-name="Table116">
        <table:table-column table:style-name="Table116.A" table:number-columns-repeated="3"/>
        <table:table-row table:style-name="Table116.1">
          <table:table-cell table:style-name="Table116.A1" office:value-type="string">
            <text:p text:style-name="P983"><text:span text:style-name="T17">Мы — иранцы — не</text:span></text:p>
          </table:table-cell>
          <table:table-cell table:style-name="Table116.A1" office:value-type="string">
            <text:p text:style-name="P983"><text:span text:style-name="T17">Mā irāni-hā dar čāy</text:span></text:p>
          </table:table-cell>
          <table:table-cell table:style-name="Table116.C1" table:number-rows-spanned="5" office:value-type="string">
            <text:p text:style-name="P2559"><text:span text:style-name="T51">دھان</text:span><text:span text:style-name="T313">خودمان</text:span><text:span text:style-name="T434">يک</text:span><text:span text:style-name="T313">تکه</text:span><text:span text:style-name="T52">نمیريزيم</text:span><text:span text:style-name="T310">وبه</text:span><text:span text:style-name="T230">جايش</text:span><text:span text:style-name="T310">در</text:span><text:span text:style-name="T226">ما</text:span><text:span text:style-name="T509">ايرانیھا</text:span><text:span text:style-name="T230">در چای شک</text:span><text:span text:style-name="T52">ر</text:span></text:p>
            <text:p text:style-name="P1022"><text:span text:style-name="T58">قند</text:span><text:span text:style-name="T596">مىگذاريم</text:span><text:span text:style-name="T58">.</text:span></text:p>
          </table:table-cell>
        </table:table-row>
        <table:table-row table:style-name="Table116.2">
          <table:table-cell table:style-name="Table116.A2" office:value-type="string">
            <text:p text:style-name="P995"><text:span text:style-name="T17">кладем сахар в чай, а</text:span></text:p>
          </table:table-cell>
          <table:table-cell table:style-name="Table116.A2" office:value-type="string">
            <text:p text:style-name="P995"><text:span text:style-name="T17">šekar namirizim va be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вместо этого кладем</text:span></text:p>
          </table:table-cell>
          <table:table-cell table:style-name="Table116.A2" office:value-type="string">
            <text:p text:style-name="P996"><text:span text:style-name="T17">jā<text:tab/>-yeš dar</text:span><text:span text:style-name="T27">dahān-e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кусок сахара в рот.</text:span></text:p>
          </table:table-cell>
          <table:table-cell table:style-name="Table116.A2" office:value-type="string">
            <text:p text:style-name="P995"><text:span text:style-name="T17">xod-emān yek tekke</text:span></text:p>
          </table:table-cell>
          <table:covered-table-cell/>
        </table:table-row>
        <table:table-row table:style-name="Table116.3">
          <table:table-cell table:style-name="Table116.C2" office:value-type="string">
            <text:p text:style-name="P1005"/>
          </table:table-cell>
          <table:table-cell table:style-name="Table116.C2" office:value-type="string">
            <text:p text:style-name="P995"><text:span text:style-name="T17">qand migozarim.</text:span></text:p>
          </table:table-cell>
          <table:covered-table-cell/>
        </table:table-row>
        <table:table-row table:style-name="Table116.1">
          <table:table-cell table:style-name="Table116.A1" office:value-type="string">
            <text:p text:style-name="P983"><text:span text:style-name="T17">Несмотря на то, что</text:span></text:p>
          </table:table-cell>
          <table:table-cell table:style-name="Table116.A1" office:value-type="string">
            <text:p text:style-name="P983"><text:span text:style-name="T17">Agarče vāže-hā-ye</text:span></text:p>
          </table:table-cell>
          <table:table-cell table:style-name="Table116.C1" table:number-rows-spanned="9" office:value-type="string">
            <text:p text:style-name="P2560"><text:span text:style-name="T49">اگر</text:span><text:span text:style-name="T625">چه</text:span><text:span text:style-name="T665">واژه</text:span><text:span text:style-name="T717">ﻫﺎ</text:span><text:span text:style-name="T49">ی</text:span><text:span text:style-name="T625">سماورو</text:span></text:p>
            <text:p text:style-name="P2561"><text:span text:style-name="T220">ولی</text:span><text:span text:style-name="T408">امروزه</text:span><text:span text:style-name="T401">درھر</text:span><text:span text:style-name="T408">خانه</text:span><text:span text:style-name="T536">استکان</text:span><text:span text:style-name="T58">روسی ھستند</text:span></text:p>
            <text:p text:style-name="P2213"><text:span text:style-name="T58">ايرانی</text:span><text:span text:style-name="T656">پيدا مىشوند</text:span><text:span text:style-name="T58">.</text:span></text:p>
          </table:table-cell>
        </table:table-row>
        <table:table-row table:style-name="Table116.3">
          <table:table-cell table:style-name="Table116.A2" office:value-type="string">
            <text:p text:style-name="P995"><text:span text:style-name="T17">«самовар» и «стакан»</text:span></text:p>
          </table:table-cell>
          <table:table-cell table:style-name="Table116.A2" office:value-type="string">
            <text:p text:style-name="P995"><text:span text:style-name="T17">samāvar va estakān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— русские слова, в</text:span></text:p>
          </table:table-cell>
          <table:table-cell table:style-name="Table116.A2" office:value-type="string">
            <text:p text:style-name="P995"><text:span text:style-name="T17">rusi hastand vali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наши дни они</text:span></text:p>
          </table:table-cell>
          <table:table-cell table:style-name="Table116.A2" office:value-type="string">
            <text:p text:style-name="P995"><text:span text:style-name="T17">emruze dar har xāne-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находятся («явными,</text:span></text:p>
          </table:table-cell>
          <table:table-cell table:style-name="Table116.A2" office:value-type="string">
            <text:p text:style-name="P995"><text:span text:style-name="T17">ye irāni peydā</text:span></text:p>
          </table:table-cell>
          <table:covered-table-cell/>
        </table:table-row>
        <table:table-row table:style-name="Table116.2">
          <table:table-cell table:style-name="Table116.A2" office:value-type="string">
            <text:p text:style-name="P995"><text:span text:style-name="T17">появившимися</text:span></text:p>
          </table:table-cell>
          <table:table-cell table:style-name="Table116.A2" office:value-type="string">
            <text:p text:style-name="P995"><text:span text:style-name="T17">mišavand.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становятся») в</text:span></text:p>
          </table:table-cell>
          <table:table-cell table:style-name="Table116.A2" office:value-type="string">
            <text:p text:style-name="P1005"/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каждом иранском</text:span></text:p>
          </table:table-cell>
          <table:table-cell table:style-name="Table116.A2" office:value-type="string">
            <text:p text:style-name="P1005"/>
          </table:table-cell>
          <table:covered-table-cell/>
        </table:table-row>
        <table:table-row table:style-name="Table116.3">
          <table:table-cell table:style-name="Table116.C2" office:value-type="string">
            <text:p text:style-name="P995"><text:span text:style-name="T17">доме.</text:span></text:p>
          </table:table-cell>
          <table:table-cell table:style-name="Table116.C2" office:value-type="string">
            <text:p text:style-name="P1005"/>
          </table:table-cell>
          <table:covered-table-cell/>
        </table:table-row>
        <table:table-row table:style-name="Table116.1">
          <table:table-cell table:style-name="Table116.A1" office:value-type="string">
            <text:p text:style-name="P983"><text:span text:style-name="T17">Моя сестра любит</text:span></text:p>
          </table:table-cell>
          <table:table-cell table:style-name="Table116.A1" office:value-type="string">
            <text:p text:style-name="P983"><text:span text:style-name="T17">Xāharam dust dārad</text:span></text:p>
          </table:table-cell>
          <table:table-cell table:style-name="Table116.C1" table:number-rows-spanned="5" office:value-type="string">
            <text:p text:style-name="P2562"><text:span text:style-name="T51">چای</text:span><text:span text:style-name="T669">دارچين بريزد</text:span><text:span text:style-name="T49">و</text:span><text:span text:style-name="T632">خواھرم</text:span><text:span text:style-name="T180">دوستدارد</text:span><text:span text:style-name="T409">د</text:span><text:span text:style-name="T49">ر</text:span></text:p>
            <text:p text:style-name="P2563"><text:span text:style-name="T160">مادرم</text:span><text:span text:style-name="T108">آب</text:span><text:span text:style-name="T73">ل</text:span><text:span text:style-name="T143">يمو</text:span><text:span text:style-name="T120">ت</text:span><text:span text:style-name="T49">رش.</text:span></text:p>
          </table:table-cell>
        </table:table-row>
        <table:table-row table:style-name="Table116.3">
          <table:table-cell table:style-name="Table116.A2" office:value-type="string">
            <text:p text:style-name="P995"><text:span text:style-name="T17">класть в чай корицу,</text:span></text:p>
          </table:table-cell>
          <table:table-cell table:style-name="Table116.A2" office:value-type="string">
            <text:p text:style-name="P995"><text:span text:style-name="T17">dar čāy dārčin berizad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а мать любит</text:span></text:p>
          </table:table-cell>
          <table:table-cell table:style-name="Table116.A2" office:value-type="string">
            <text:p text:style-name="P995"><text:span text:style-name="T17">va mādaram āb-e</text:span></text:p>
          </table:table-cell>
          <table:covered-table-cell/>
        </table:table-row>
        <text:soft-page-break/>
        <table:table-row table:style-name="Table116.2">
          <table:table-cell table:style-name="Table116.A2" office:value-type="string">
            <text:p text:style-name="P995"><text:span text:style-name="T17">наливать сок лимона</text:span></text:p>
          </table:table-cell>
          <table:table-cell table:style-name="Table116.A2" office:value-type="string">
            <text:p text:style-name="P995"><text:span text:style-name="T17">limu-torš.</text:span></text:p>
          </table:table-cell>
          <table:covered-table-cell/>
        </table:table-row>
        <table:table-row table:style-name="Table116.19">
          <table:table-cell table:style-name="Table116.C2" office:value-type="string">
            <text:p text:style-name="P999"><text:span text:style-name="T17">(torš — кислый).</text:span></text:p>
          </table:table-cell>
          <table:table-cell table:style-name="Table116.C2" office:value-type="string">
            <text:p text:style-name="P1005"/>
          </table:table-cell>
          <table:covered-table-cell/>
        </table:table-row>
        <table:table-row table:style-name="Table116.20">
          <table:table-cell table:style-name="Table116.A1" office:value-type="string">
            <text:p text:style-name="P981"><text:span text:style-name="T17">В некоторых кафе</text:span></text:p>
          </table:table-cell>
          <table:table-cell table:style-name="Table116.A1" office:value-type="string">
            <text:p text:style-name="P981"><text:span text:style-name="T17">Dar čāy-xāne-hā gāhi</text:span></text:p>
          </table:table-cell>
          <table:table-cell table:style-name="Table116.C1" table:number-rows-spanned="10" office:value-type="string">
            <text:p text:style-name="P2564"><text:span text:style-name="T110">مىتوان</text:span><text:span text:style-name="T124">ديد</text:span><text:span text:style-name="T394">کهبردھانه</text:span><text:span text:style-name="T55">سماور</text:span><text:span text:style-name="T512">پنجاهلتری</text:span><text:span text:style-name="T706">در</text:span><text:span text:style-name="T368">چايخانهھا</text:span><text:span text:style-name="T394">گاھی ي</text:span><text:span text:style-name="T55">ک</text:span></text:p>
            <text:p text:style-name="P2565"><text:span text:style-name="T55">کوچک</text:span><text:span text:style-name="T688">روی يکديگر</text:span><text:span text:style-name="T125">آن</text:span><text:span text:style-name="T549">چندينقوریبزرگو</text:span></text:p>
            <text:p text:style-name="P1022"><text:span text:style-name="T56">جای</text:span><text:span text:style-name="T416">دارند</text:span><text:span text:style-name="T56">.</text:span></text:p>
          </table:table-cell>
        </table:table-row>
        <table:table-row table:style-name="Table116.3">
          <table:table-cell table:style-name="Table116.A2" office:value-type="string">
            <text:p text:style-name="P995"><text:span text:style-name="T17">иногда можно</text:span></text:p>
          </table:table-cell>
          <table:table-cell table:style-name="Table116.A2" office:value-type="string">
            <text:p text:style-name="P995"><text:span text:style-name="T17">yek samāvar-e panjāh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взглянуть на 50-</text:span></text:p>
          </table:table-cell>
          <table:table-cell table:style-name="Table116.A2" office:value-type="string">
            <text:p text:style-name="P995"><text:span text:style-name="T17">litri niz mitavān did ke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литровый самовар,</text:span></text:p>
          </table:table-cell>
          <table:table-cell table:style-name="Table116.A2" office:value-type="string">
            <text:p text:style-name="P995"><text:span text:style-name="T17">bar dahāne-ye ān</text:span></text:p>
          </table:table-cell>
          <table:covered-table-cell/>
        </table:table-row>
        <table:table-row table:style-name="Table116.2">
          <table:table-cell table:style-name="Table116.A2" office:value-type="string">
            <text:p text:style-name="P995"><text:span text:style-name="T17">на горлышке</text:span></text:p>
          </table:table-cell>
          <table:table-cell table:style-name="Table116.A2" office:value-type="string">
            <text:p text:style-name="P995"><text:span text:style-name="T17">čandin quri-ye bozorg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которого</text:span></text:p>
          </table:table-cell>
          <table:table-cell table:style-name="Table116.A2" office:value-type="string">
            <text:p text:style-name="P995"><text:span text:style-name="T17">va kučak ru-ye yek-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расположены:</text:span></text:p>
          </table:table-cell>
          <table:table-cell table:style-name="Table116.A2" office:value-type="string">
            <text:p text:style-name="P995"><text:span text:style-name="T17">digar jāy dārand.</text:span></text:p>
          </table:table-cell>
          <table:covered-table-cell/>
        </table:table-row>
        <table:table-row table:style-name="Table116.2">
          <table:table-cell table:style-name="Table116.A2" office:value-type="string">
            <text:p text:style-name="P995"><text:span text:style-name="T17">«имеют место»</text:span></text:p>
          </table:table-cell>
          <table:table-cell table:style-name="Table116.A2" office:value-type="string">
            <text:p text:style-name="P1005"/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несколько больших и</text:span></text:p>
          </table:table-cell>
          <table:table-cell table:style-name="Table116.A2" office:value-type="string">
            <text:p text:style-name="P1005"/>
          </table:table-cell>
          <table:covered-table-cell/>
        </table:table-row>
        <table:table-row table:style-name="Table116.3">
          <table:table-cell table:style-name="Table116.C2" office:value-type="string">
            <text:p text:style-name="P999"><text:span text:style-name="T17">маленьких чайников.</text:span></text:p>
          </table:table-cell>
          <table:table-cell table:style-name="Table116.C2" office:value-type="string">
            <text:p text:style-name="P1005"/>
          </table:table-cell>
          <table:covered-table-cell/>
        </table:table-row>
        <table:table-row table:style-name="Table116.30">
          <table:table-cell table:style-name="Table116.C1" office:value-type="string">
            <text:p text:style-name="P2221"><text:span text:style-name="T17">16. Завтра — день рождения моей</text:span></text:p>
            <text:p text:style-name="P985"><text:span text:style-name="T17">матери.</text:span></text:p>
          </table:table-cell>
          <table:table-cell table:style-name="Table116.C1" office:value-type="string">
            <text:p text:style-name="P1150"><text:span text:style-name="T17">Fardā jašn-e zād-ruz-e mādaram ast.</text:span></text:p>
          </table:table-cell>
          <table:table-cell table:style-name="Table116.C1" office:value-type="string">
            <text:p text:style-name="P1132"><text:span text:style-name="T56">فردا</text:span><text:span text:style-name="T401">جشنزادروز</text:span><text:span text:style-name="T408">مادر</text:span><text:span text:style-name="T56">م</text:span></text:p>
            <text:p text:style-name="P1046"><text:span text:style-name="T339">است.</text:span></text:p>
          </table:table-cell>
        </table:table-row>
        <table:table-row table:style-name="Table116.1">
          <table:table-cell table:style-name="Table116.A1" office:value-type="string">
            <text:p text:style-name="P983"><text:span text:style-name="T17">Сегодня я думал</text:span></text:p>
          </table:table-cell>
          <table:table-cell table:style-name="Table116.A1" office:value-type="string">
            <text:p text:style-name="P983"><text:span text:style-name="T17">Emruz dar in andiše</text:span></text:p>
          </table:table-cell>
          <table:table-cell table:style-name="Table116.C1" table:number-rows-spanned="6" office:value-type="string">
            <text:p text:style-name="P2566"><text:span text:style-name="T115">بودم</text:span><text:span text:style-name="T141">که</text:span><text:span text:style-name="T271">ب</text:span><text:span text:style-name="T248">ر</text:span><text:span text:style-name="T108">ای</text:span><text:span text:style-name="T49">ا</text:span><text:span text:style-name="T108">و</text:span><text:span text:style-name="T107">چه</text:span><text:span text:style-name="T51">امروز</text:span><text:span text:style-name="T518">در</text:span><text:span text:style-name="T175">اين</text:span><text:span text:style-name="T518">انديش</text:span><text:span text:style-name="T51">ه</text:span></text:p>
            <text:p text:style-name="P1046"><text:span text:style-name="T124">بخرم؟</text:span></text:p>
          </table:table-cell>
        </table:table-row>
        <table:table-row table:style-name="Table116.2">
          <table:table-cell table:style-name="Table116.A2" office:value-type="string">
            <text:p text:style-name="P995"><text:span text:style-name="T17">(«был в этой мысли,</text:span></text:p>
          </table:table-cell>
          <table:table-cell table:style-name="Table116.A2" office:value-type="string">
            <text:p text:style-name="P995"><text:span text:style-name="T17">budam ke barāye u če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в этом</text:span></text:p>
          </table:table-cell>
          <table:table-cell table:style-name="Table116.A2" office:value-type="string">
            <text:p text:style-name="P995"><text:span text:style-name="T17">bexaram?</text:span></text:p>
          </table:table-cell>
          <table:covered-table-cell/>
        </table:table-row>
        <table:table-row table:style-name="Table116.3">
          <table:table-cell table:style-name="Table116.A2" office:value-type="string">
            <text:p text:style-name="P995"><text:span text:style-name="T17">размышлении»), что</text:span></text:p>
          </table:table-cell>
          <table:table-cell table:style-name="Table116.A2" office:value-type="string">
            <text:p text:style-name="P1005"/>
          </table:table-cell>
          <table:covered-table-cell/>
        </table:table-row>
        <text:soft-page-break/>
        <table:table-row table:style-name="Table116.2">
          <table:table-cell table:style-name="Table116.A2" office:value-type="string">
            <text:p text:style-name="P995"><text:span text:style-name="T17">купить ей («для</text:span></text:p>
          </table:table-cell>
          <table:table-cell table:style-name="Table116.A2" office:value-type="string">
            <text:p text:style-name="P1005"/>
          </table:table-cell>
          <table:covered-table-cell/>
        </table:table-row>
        <table:table-row table:style-name="Table116.19">
          <table:table-cell table:style-name="Table116.C2" office:value-type="string">
            <text:p text:style-name="P999"><text:span text:style-name="T17">нее»)?</text:span></text:p>
          </table:table-cell>
          <table:table-cell table:style-name="Table116.C2" office:value-type="string">
            <text:p text:style-name="P1005"/>
          </table:table-cell>
          <table:covered-table-cell/>
        </table:table-row>
        <table:table-row table:style-name="Table116.37">
          <table:table-cell table:style-name="Table116.C1" office:value-type="string">
            <text:p text:style-name="P987"><text:span text:style-name="T17">Букет цветов?</text:span></text:p>
          </table:table-cell>
          <table:table-cell table:style-name="Table116.C1" office:value-type="string">
            <text:p text:style-name="P987"><text:span text:style-name="T17">Yek daste-gol?</text:span></text:p>
          </table:table-cell>
          <table:table-cell table:style-name="Table116.C1" office:value-type="string">
            <text:p text:style-name="P2061"><text:span text:style-name="T55">يک</text:span><text:span text:style-name="T445">دستهگل؟</text:span><text:span text:style-name="T473">گردنبند</text:span><text:span text:style-name="T55">؟</text:span></text:p>
          </table:table-cell>
        </table:table-row>
      </table:table>
      <table:table table:name="Table117" table:style-name="Table117">
        <table:table-column table:style-name="Table117.A" table:number-columns-repeated="3"/>
        <table:table-row table:style-name="Table117.1">
          <table:table-cell table:style-name="Table117.A1" office:value-type="string">
            <text:p text:style-name="P2567"><text:span text:style-name="T17">Ожерелье (gardan — шея; band — связь; повязка; связка)?</text:span></text:p>
            <text:p text:style-name="P989"><text:span text:style-name="T17">Кольцо?</text:span></text:p>
          </table:table-cell>
          <table:table-cell table:style-name="Table117.A1" office:value-type="string">
            <text:p text:style-name="P2568"><text:span text:style-name="T17">Gardan-band? Angoštar?</text:span></text:p>
          </table:table-cell>
          <table:table-cell table:style-name="Table117.A1" office:value-type="string">
            <text:p text:style-name="P2569"><text:span text:style-name="T50">انگشتر؟</text:span></text:p>
          </table:table-cell>
        </table:table-row>
        <table:table-row table:style-name="Table117.2">
          <table:table-cell table:style-name="Table117.A1" office:value-type="string">
            <text:p text:style-name="P1586"><text:span text:style-name="T17">Я беседовал с сестрой («беседу</text:span></text:p>
            <text:p text:style-name="P985"><text:span text:style-name="T17">делал»).</text:span></text:p>
          </table:table-cell>
          <table:table-cell table:style-name="Table117.A1" office:value-type="string">
            <text:p text:style-name="P1197"><text:span text:style-name="T17">Bā xāharam goft-e-gu kardam.</text:span></text:p>
          </table:table-cell>
          <table:table-cell table:style-name="Table117.A1" office:value-type="string">
            <text:p text:style-name="P1045"><text:span text:style-name="T55">با</text:span><text:span text:style-name="T424">خواھرم</text:span><text:span text:style-name="T451">گفت</text:span><text:span text:style-name="T445">وگ</text:span><text:span text:style-name="T55">و</text:span></text:p>
            <text:p text:style-name="P1046"><text:span text:style-name="T52">کردم</text:span><text:span text:style-name="T523">.</text:span></text:p>
          </table:table-cell>
        </table:table-row>
        <table:table-row table:style-name="Table117.3">
          <table:table-cell table:style-name="Table117.A3" office:value-type="string">
            <text:p text:style-name="P983"><text:span text:style-name="T17">Она сказала:</text:span></text:p>
          </table:table-cell>
          <table:table-cell table:style-name="Table117.A3" office:value-type="string">
            <text:p text:style-name="P983"><text:span text:style-name="T17">U goft: “Bābak jān,</text:span></text:p>
          </table:table-cell>
          <table:table-cell table:style-name="Table117.A1" table:number-rows-spanned="9" office:value-type="string">
            <text:p text:style-name="P2570"><text:span text:style-name="T51">و</text:span><text:span text:style-name="T620">من</text:span><text:span text:style-name="T222">و</text:span><text:span text:style-name="T345">توپولھای</text:span><text:span text:style-name="T222">خودمان</text:span><text:span text:style-name="T124">دوستم</text:span><text:span text:style-name="T305">زرگر</text:span><text:span text:style-name="T405">است،</text:span><text:span text:style-name="T305">بياتا</text:span><text:span text:style-name="T110">او</text:span><text:span text:style-name="T203">گفت</text:span><text:span text:style-name="T52">:</text:span><text:span text:style-name="T209">"</text:span><text:span text:style-name="T52">بابک</text:span><text:span text:style-name="T203">جان،</text:span><text:span text:style-name="T245">پدر</text:span><text:span text:style-name="T185">برای</text:span><text:span text:style-name="T261">م</text:span><text:span text:style-name="T167">ادرمان</text:span><text:span text:style-name="T49">د</text:span><text:span text:style-name="T108">و</text:span><text:span text:style-name="T49">د</text:span><text:span text:style-name="T72">س</text:span><text:span text:style-name="T120">ت</text:span><text:span text:style-name="T158">بند</text:span><text:span text:style-name="T51">را</text:span><text:span text:style-name="T175">رویھم</text:span><text:span text:style-name="T518">بگذاري</text:span><text:span text:style-name="T51">م</text:span></text:p>
            <text:p text:style-name="P1046"><text:span text:style-name="T55">زرين</text:span><text:span text:style-name="T309">بخريم</text:span><text:span text:style-name="T55">"</text:span></text:p>
          </table:table-cell>
        </table:table-row>
        <table:table-row table:style-name="Table117.4">
          <table:table-cell table:style-name="Table117.A4" office:value-type="string">
            <text:p text:style-name="P995"><text:span text:style-name="T17">«Дорогой Бабак, отец</text:span></text:p>
          </table:table-cell>
          <table:table-cell table:style-name="Table117.A4" office:value-type="string">
            <text:p text:style-name="P995"><text:span text:style-name="T17">pedar-e dustam zargar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моего друга —</text:span></text:p>
          </table:table-cell>
          <table:table-cell table:style-name="Table117.A4" office:value-type="string">
            <text:p text:style-name="P995"><text:span text:style-name="T17">ast, biyā tā man-o-to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ювелир, давай</text:span></text:p>
          </table:table-cell>
          <table:table-cell table:style-name="Table117.A4" office:value-type="string">
            <text:p text:style-name="P995"><text:span text:style-name="T17">pul-hā-ye xod-emān-rā</text:span></text:p>
          </table:table-cell>
          <table:covered-table-cell/>
        </table:table-row>
        <table:table-row table:style-name="Table117.4">
          <table:table-cell table:style-name="Table117.A4" office:value-type="string">
            <text:p text:style-name="P995"><text:span text:style-name="T17">сложим наши деньги</text:span></text:p>
          </table:table-cell>
          <table:table-cell table:style-name="Table117.A4" office:value-type="string">
            <text:p text:style-name="P995"><text:span text:style-name="T17">ru-ye ham begozarim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и купим для матери</text:span></text:p>
          </table:table-cell>
          <table:table-cell table:style-name="Table117.A4" office:value-type="string">
            <text:p text:style-name="P995"><text:span text:style-name="T17">(bogzārim) va barāye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два золотых</text:span></text:p>
          </table:table-cell>
          <table:table-cell table:style-name="Table117.A4" office:value-type="string">
            <text:p text:style-name="P995"><text:span text:style-name="T17">mādar-mān do dast-</text:span></text:p>
          </table:table-cell>
          <table:covered-table-cell/>
        </table:table-row>
        <table:table-row table:style-name="Table117.4">
          <table:table-cell table:style-name="Table117.A4" office:value-type="string">
            <text:p text:style-name="P995"><text:span text:style-name="T17">браслета!»</text:span></text:p>
          </table:table-cell>
          <table:table-cell table:style-name="Table117.A4" office:value-type="string">
            <text:p text:style-name="P995"><text:span text:style-name="T17">band-e zarrin</text:span></text:p>
          </table:table-cell>
          <table:covered-table-cell/>
        </table:table-row>
        <table:table-row table:style-name="Table117.11">
          <table:table-cell table:style-name="Table117.C4" office:value-type="string">
            <text:p text:style-name="P1005"/>
          </table:table-cell>
          <table:table-cell table:style-name="Table117.C4" office:value-type="string">
            <text:p text:style-name="P999"><text:span text:style-name="T17">bexarim!”</text:span></text:p>
          </table:table-cell>
          <table:covered-table-cell/>
        </table:table-row>
        <table:table-row table:style-name="Table117.12">
          <table:table-cell table:style-name="Table117.A3" office:value-type="string">
            <text:p text:style-name="P981"><text:span text:style-name="T17">Я был рад совету</text:span></text:p>
          </table:table-cell>
          <table:table-cell table:style-name="Table117.A3" office:value-type="string">
            <text:p text:style-name="P981"><text:span text:style-name="T17">Man az pand-e</text:span></text:p>
          </table:table-cell>
          <table:table-cell table:style-name="Table117.A1" table:number-rows-spanned="5" office:value-type="string">
            <text:p text:style-name="P2571"><text:span text:style-name="T52">را</text:span><text:span text:style-name="T497">کهپنجاهھزارتومان شدم</text:span><text:span text:style-name="T475">وبا</text:span><text:span text:style-name="T452">شتاب</text:span><text:span text:style-name="T475">پولخود</text:span><text:span text:style-name="T647">من</text:span><text:span text:style-name="T313">از</text:span><text:span text:style-name="T229">پند</text:span><text:span text:style-name="T316">خواھرم</text:span><text:span text:style-name="T313">شا</text:span><text:span text:style-name="T51">د</text:span></text:p>
            <text:p text:style-name="P2572"><text:span text:style-name="T50">بود</text:span><text:span text:style-name="T670">برداشت</text:span><text:span text:style-name="T50">م</text:span></text:p>
          </table:table-cell>
        </table:table-row>
        <table:table-row table:style-name="Table117.5">
          <table:table-cell table:style-name="Table117.A4" office:value-type="string">
            <text:p text:style-name="P995"><text:span text:style-name="T17">сестры и быстро взял</text:span></text:p>
          </table:table-cell>
          <table:table-cell table:style-name="Table117.A4" office:value-type="string">
            <text:p text:style-name="P995"><text:span text:style-name="T17">xāharam šād šodam-o-</text:span></text:p>
          </table:table-cell>
          <table:covered-table-cell/>
        </table:table-row>
        <table:table-row table:style-name="Table117.4">
          <table:table-cell table:style-name="Table117.A4" office:value-type="string">
            <text:p text:style-name="P995"><text:span text:style-name="T17">свои 50 тысяч,</text:span></text:p>
          </table:table-cell>
          <table:table-cell table:style-name="Table117.A4" office:value-type="string">
            <text:p text:style-name="P995"><text:span text:style-name="T17">bā šetāb pul-e xod-rā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1005"/>
          </table:table-cell>
          <table:table-cell table:style-name="Table117.A4" office:value-type="string">
            <text:p text:style-name="P995"><text:span text:style-name="T17">ke panjāh hezār tomān</text:span></text:p>
          </table:table-cell>
          <table:covered-table-cell/>
        </table:table-row>
        <table:table-row table:style-name="Table117.5">
          <table:table-cell table:style-name="Table117.C4" office:value-type="string">
            <text:p text:style-name="P1005"/>
          </table:table-cell>
          <table:table-cell table:style-name="Table117.C4" office:value-type="string">
            <text:p text:style-name="P999"><text:span text:style-name="T17">bud bardāštam</text:span></text:p>
          </table:table-cell>
          <table:covered-table-cell/>
        </table:table-row>
        <table:table-row table:style-name="Table117.3">
          <table:table-cell table:style-name="Table117.A3" office:value-type="string">
            <text:p text:style-name="P983"><text:span text:style-name="T17">и вместе с сестрой</text:span></text:p>
          </table:table-cell>
          <table:table-cell table:style-name="Table117.A3" office:value-type="string">
            <text:p text:style-name="P983"><text:span text:style-name="T17">va hamrāh-e xāharam</text:span></text:p>
          </table:table-cell>
          <table:table-cell table:style-name="Table117.A1" table:number-rows-spanned="5" office:value-type="string">
            <text:p text:style-name="P2573"><text:span text:style-name="T58">زرگر</text:span><text:span text:style-name="T170">رفتيم</text:span><text:span text:style-name="T318">و</text:span><text:span text:style-name="T170">دو</text:span><text:span text:style-name="T318">دستبند</text:span><text:span text:style-name="T702">و</text:span><text:span text:style-name="T182">ھمراهخواھرم</text:span><text:span text:style-name="T357">به</text:span><text:span text:style-name="T182">مغاز</text:span><text:span text:style-name="T56">ه</text:span></text:p>
            <text:p text:style-name="P2574"><text:span text:style-name="T50">زيبا</text:span><text:span text:style-name="T678">خريديم</text:span><text:span text:style-name="T50">.</text:span></text:p>
          </table:table-cell>
        </table:table-row>
        <table:table-row table:style-name="Table117.5">
          <table:table-cell table:style-name="Table117.A4" office:value-type="string">
            <text:p text:style-name="P995"><text:span text:style-name="T17">мы поехали в лавку</text:span></text:p>
          </table:table-cell>
          <table:table-cell table:style-name="Table117.A4" office:value-type="string">
            <text:p text:style-name="P995"><text:span text:style-name="T17">be mağāze-ye zargar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ювелира и купили</text:span></text:p>
          </table:table-cell>
          <table:table-cell table:style-name="Table117.A4" office:value-type="string">
            <text:p text:style-name="P995"><text:span text:style-name="T17">raftim-o-do dast-band-</text:span></text:p>
          </table:table-cell>
          <table:covered-table-cell/>
        </table:table-row>
        <table:table-row table:style-name="Table117.4">
          <table:table-cell table:style-name="Table117.A4" office:value-type="string">
            <text:p text:style-name="P995"><text:span text:style-name="T17">два красивых</text:span></text:p>
          </table:table-cell>
          <table:table-cell table:style-name="Table117.A4" office:value-type="string">
            <text:p text:style-name="P995"><text:span text:style-name="T17">e zibā xaridim.</text:span></text:p>
          </table:table-cell>
          <table:covered-table-cell/>
        </table:table-row>
        <table:table-row table:style-name="Table117.11">
          <table:table-cell table:style-name="Table117.C4" office:value-type="string">
            <text:p text:style-name="P999"><text:span text:style-name="T17">браслета.</text:span></text:p>
          </table:table-cell>
          <table:table-cell table:style-name="Table117.C4" office:value-type="string">
            <text:p text:style-name="P1005"/>
          </table:table-cell>
          <table:covered-table-cell/>
        </table:table-row>
        <table:table-row table:style-name="Table117.12">
          <table:table-cell table:style-name="Table117.A3" office:value-type="string">
            <text:p text:style-name="P981"><text:span text:style-name="T17">Мой отец принес в</text:span></text:p>
          </table:table-cell>
          <table:table-cell table:style-name="Table117.A3" office:value-type="string">
            <text:p text:style-name="P981"><text:span text:style-name="T17">Pedaram yek dastgāh</text:span></text:p>
          </table:table-cell>
          <table:table-cell table:style-name="Table117.A1" table:number-rows-spanned="9" office:value-type="string">
            <text:p text:style-name="P2575"><text:span text:style-name="T52">رختشويی</text:span><text:span text:style-name="T334">برایمادرم</text:span><text:span text:style-name="T358">به</text:span><text:span text:style-name="T55">پدرم</text:span><text:span text:style-name="T562">يک دستگاه ماشي</text:span><text:span text:style-name="T55">ن</text:span></text:p>
            <text:p text:style-name="P1751"><text:span text:style-name="T56">ارمغان</text:span><text:span text:style-name="T690">آورده بود</text:span><text:span text:style-name="T56">.</text:span></text:p>
          </table:table-cell>
        </table:table-row>
        <table:table-row table:style-name="Table117.5">
          <table:table-cell table:style-name="Table117.A4" office:value-type="string">
            <text:p text:style-name="P995"><text:span text:style-name="T17">подарок матери</text:span></text:p>
          </table:table-cell>
          <table:table-cell table:style-name="Table117.A4" office:value-type="string">
            <text:p text:style-name="P995"><text:span text:style-name="T17">māšin-e raxt-šuyi barā-</text:span></text:p>
          </table:table-cell>
          <table:covered-table-cell/>
        </table:table-row>
        <table:table-row table:style-name="Table117.4">
          <table:table-cell table:style-name="Table117.A4" office:value-type="string">
            <text:p text:style-name="P995"><text:span text:style-name="T17">стиральную машину</text:span></text:p>
          </table:table-cell>
          <table:table-cell table:style-name="Table117.A4" office:value-type="string">
            <text:p text:style-name="P995"><text:span text:style-name="T17">ye mādaram be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(dastgāh — аппарат:</text:span></text:p>
          </table:table-cell>
          <table:table-cell table:style-name="Table117.A4" office:value-type="string">
            <text:p text:style-name="P995"><text:span text:style-name="T17">armağān āvarde-bud.</text:span></text:p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«вместо руки»; raxt</text:span></text:p>
          </table:table-cell>
          <table:table-cell table:style-name="Table117.A4" office:value-type="string">
            <text:p text:style-name="P1005"/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— домашний</text:span></text:p>
          </table:table-cell>
          <table:table-cell table:style-name="Table117.A4" office:value-type="string">
            <text:p text:style-name="P1005"/>
          </table:table-cell>
          <table:covered-table-cell/>
        </table:table-row>
        <table:table-row table:style-name="Table117.5">
          <table:table-cell table:style-name="Table117.A4" office:value-type="string">
            <text:p text:style-name="P995"><text:span text:style-name="T17">прибор; šuyi —</text:span></text:p>
          </table:table-cell>
          <table:table-cell table:style-name="Table117.A4" office:value-type="string">
            <text:p text:style-name="P1005"/>
          </table:table-cell>
          <table:covered-table-cell/>
        </table:table-row>
        <table:table-row table:style-name="Table117.4">
          <table:table-cell table:style-name="Table117.A4" office:value-type="string">
            <text:p text:style-name="P995"><text:span text:style-name="T17">стирка; armağān —</text:span></text:p>
          </table:table-cell>
          <table:table-cell table:style-name="Table117.A4" office:value-type="string">
            <text:p text:style-name="P1005"/>
          </table:table-cell>
          <table:covered-table-cell/>
        </table:table-row>
        <table:table-row table:style-name="Table117.11">
          <table:table-cell table:style-name="Table117.C4" office:value-type="string">
            <text:p text:style-name="P999"><text:span text:style-name="T17">подарок).</text:span></text:p>
          </table:table-cell>
          <table:table-cell table:style-name="Table117.C4" office:value-type="string">
            <text:p text:style-name="P1005"/>
          </table:table-cell>
          <table:covered-table-cell/>
        </table:table-row>
        <table:table-row table:style-name="Table117.31">
          <table:table-cell table:style-name="Table117.A1" office:value-type="string">
            <text:p text:style-name="P2576"><text:span text:style-name="T17">Я и моя сестра украсили комнаты и везде подмели и</text:span></text:p>
            <text:p text:style-name="P989"><text:span text:style-name="T17">почистили, потому</text:span></text:p>
          </table:table-cell>
          <table:table-cell table:style-name="Table117.A1" office:value-type="string">
            <text:p text:style-name="P2005"><text:span text:style-name="T17">Man-o-xāharam otāq- hā-ye xāne-rā āzin- bandi kardim-o-hame-</text:span></text:p>
            <text:p text:style-name="P989"><text:span text:style-name="T17">jā-rā jāru-zadim-o-</text:span></text:p>
          </table:table-cell>
          <table:table-cell table:style-name="Table117.A1" office:value-type="string">
            <text:p text:style-name="P2577"><text:span text:style-name="T645">و</text:span><text:span text:style-name="T553">ھمهجا</text:span><text:span text:style-name="T592">را</text:span><text:span text:style-name="T553">جارو</text:span><text:span text:style-name="T526">زديمو</text:span><text:span text:style-name="T52">خانه</text:span><text:span text:style-name="T209">راآذين</text:span><text:span text:style-name="T203">بندی</text:span><text:span text:style-name="T209">کرديم</text:span><text:span text:style-name="T707">من</text:span><text:span text:style-name="T356">و</text:span><text:span text:style-name="T336">خواھرم</text:span><text:span text:style-name="T356">اتاقھا</text:span><text:span text:style-name="T56">ی</text:span></text:p>
          </table:table-cell>
        </table:table-row>
      </table:table>
      <table:table table:name="Table118" table:style-name="Table118">
        <table:table-column table:style-name="Table118.A" table:number-columns-repeated="3"/>
        <text:soft-page-break/>
        <table:table-row table:style-name="Table118.1">
          <table:table-cell table:style-name="Table118.A1" office:value-type="string">
            <text:p text:style-name="P2578"><text:span text:style-name="T17">что мы любим свою мать (āzin —</text:span></text:p>
            <text:p text:style-name="Table_20_Paragraph"><text:span text:style-name="T17">/праздничные/ украшения; jāru — веник, метла; jāru</text:span></text:p>
            <text:p text:style-name="P1191"><text:span text:style-name="T17">zadan — подметать; чистить пылесосом).</text:span></text:p>
          </table:table-cell>
          <table:table-cell table:style-name="Table118.A1" office:value-type="string">
            <text:p text:style-name="P2447"><text:span text:style-name="T17">tamiz kardim, zirā mādar-emān-rā xeyli dust dārim.</text:span></text:p>
          </table:table-cell>
          <table:table-cell table:style-name="Table118.A1" office:value-type="string">
            <text:p text:style-name="P2579"><text:span text:style-name="T52">تميز</text:span><text:span text:style-name="T484">کرديم،</text:span><text:span text:style-name="T317">زيرا</text:span><text:span text:style-name="T484">مادرما</text:span><text:span text:style-name="T52">ن</text:span></text:p>
            <text:p text:style-name="P1411"><text:span text:style-name="T51">را</text:span><text:span text:style-name="T181">خيلی</text:span><text:span text:style-name="T427">دوست</text:span><text:span text:style-name="T181">داريم</text:span><text:span text:style-name="T51">.</text:span></text:p>
          </table:table-cell>
        </table:table-row>
        <table:table-row table:style-name="Table118.2">
          <table:table-cell table:style-name="Table118.A1" office:value-type="string">
            <text:p text:style-name="P2056"><text:span text:style-name="T17">17. Сегодня из нашей кухонной трубы текла вода.</text:span></text:p>
          </table:table-cell>
          <table:table-cell table:style-name="Table118.A1" office:value-type="string">
            <text:p text:style-name="P1531"><text:span text:style-name="T17">Emruz az lule-ye āb dar āšpaz-xāne, āb čekid.</text:span></text:p>
          </table:table-cell>
          <table:table-cell table:style-name="Table118.A1" office:value-type="string">
            <text:p text:style-name="P1045"><text:span text:style-name="T56">)</text:span><text:span text:style-name="T182">ھفده(</text:span><text:span text:style-name="T410">امروز</text:span><text:span text:style-name="T182">از</text:span><text:span text:style-name="T410">لول</text:span><text:span text:style-name="T56">ه</text:span></text:p>
            <text:p text:style-name="P1022"><text:span text:style-name="T51">آب</text:span><text:span text:style-name="T545">در آشپزخانه، آ</text:span><text:span text:style-name="T51">ب</text:span></text:p>
            <text:p text:style-name="P1024"><text:span text:style-name="T236">چکيد.</text:span></text:p>
          </table:table-cell>
        </table:table-row>
        <table:table-row table:style-name="Table118.3">
          <table:table-cell table:style-name="Table118.A3" office:value-type="string">
            <text:p text:style-name="P983"><text:span text:style-name="T17">Я быстро надел</text:span></text:p>
          </table:table-cell>
          <table:table-cell table:style-name="Table118.A3" office:value-type="string">
            <text:p text:style-name="P983"><text:span text:style-name="T17">Man bā šetāb pirāhan</text:span></text:p>
          </table:table-cell>
          <table:table-cell table:style-name="Table118.A1" table:number-rows-spanned="7" office:value-type="string">
            <text:p text:style-name="P2580"><text:span text:style-name="T55">از</text:span><text:span text:style-name="T208">خانهبيرونرفتمتا</text:span><text:span text:style-name="T52">شلوار</text:span><text:span text:style-name="T224">خود</text:span><text:span text:style-name="T410">را</text:span><text:span text:style-name="T347">پوشيدم</text:span><text:span text:style-name="T224">و</text:span><text:span text:style-name="T177">من</text:span><text:span text:style-name="T169">با</text:span><text:span text:style-name="T496">شتاب</text:span><text:span text:style-name="T169">پيراھنو</text:span></text:p>
            <text:p text:style-name="P1022"><text:span text:style-name="T58">يک</text:span><text:span text:style-name="T359">لولهکش پيدا کنم</text:span><text:span text:style-name="T58">.</text:span></text:p>
          </table:table-cell>
        </table:table-row>
        <table:table-row table:style-name="Table118.4">
          <table:table-cell table:style-name="Table118.A4" office:value-type="string">
            <text:p text:style-name="P995"><text:span text:style-name="T17">рубашку и брюки и</text:span></text:p>
          </table:table-cell>
          <table:table-cell table:style-name="Table118.A4" office:value-type="string">
            <text:p text:style-name="P995"><text:span text:style-name="T17">va šalvār-e xod-rā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пошел на улицу</text:span></text:p>
          </table:table-cell>
          <table:table-cell table:style-name="Table118.A4" office:value-type="string">
            <text:p text:style-name="P995"><text:span text:style-name="T17">pušidam va az xāne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искать («чтобы</text:span></text:p>
          </table:table-cell>
          <table:table-cell table:style-name="Table118.A4" office:value-type="string">
            <text:p text:style-name="P995"><text:span text:style-name="T17">birun raftam tā yek</text:span></text:p>
          </table:table-cell>
          <table:covered-table-cell/>
        </table:table-row>
        <table:table-row table:style-name="Table118.4">
          <table:table-cell table:style-name="Table118.A4" office:value-type="string">
            <text:p text:style-name="P995"><text:span text:style-name="T17">обнаружить»)</text:span></text:p>
          </table:table-cell>
          <table:table-cell table:style-name="Table118.A4" office:value-type="string">
            <text:p text:style-name="P995"><text:span text:style-name="T17">lule-keš peydā konam.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слесаря (birun —</text:span></text:p>
          </table:table-cell>
          <table:table-cell table:style-name="Table118.A4" office:value-type="string">
            <text:p text:style-name="P1005"/>
          </table:table-cell>
          <table:covered-table-cell/>
        </table:table-row>
        <table:table-row table:style-name="Table118.5">
          <table:table-cell table:style-name="Table118.C4" office:value-type="string">
            <text:p text:style-name="P999"><text:span text:style-name="T17">наружу, вне).</text:span></text:p>
          </table:table-cell>
          <table:table-cell table:style-name="Table118.C4" office:value-type="string">
            <text:p text:style-name="P1005"/>
          </table:table-cell>
          <table:covered-table-cell/>
        </table:table-row>
        <table:table-row table:style-name="Table118.3">
          <table:table-cell table:style-name="Table118.A3" office:value-type="string">
            <text:p text:style-name="P983"><text:span text:style-name="T17">Я спросил соседа, и</text:span></text:p>
          </table:table-cell>
          <table:table-cell table:style-name="Table118.A3" office:value-type="string">
            <text:p text:style-name="P983"><text:span text:style-name="T17">Az hamsāye porsidam,</text:span></text:p>
          </table:table-cell>
          <table:table-cell table:style-name="Table118.A1" table:number-rows-spanned="8" office:value-type="string">
            <text:p text:style-name="P2581"><text:span text:style-name="T56">روبهروی</text:span><text:span text:style-name="T401">خانه</text:span><text:span text:style-name="T344">ما</text:span><text:span text:style-name="T55">است</text:span><text:span text:style-name="T547">گفت</text:span><text:span text:style-name="T445">در</text:span><text:span text:style-name="T473">زيرپلکه</text:span><text:span text:style-name="T580">از</text:span><text:span text:style-name="T461">ھمسايه</text:span><text:span text:style-name="T169">پرسيدم، ا</text:span><text:span text:style-name="T55">و</text:span></text:p>
            <text:p text:style-name="P2582"><text:span text:style-name="T58">ميان</text:span><text:span text:style-name="T276">آنھا لولهکش نيز</text:span><text:span text:style-name="T141">گوناگون</text:span><text:span text:style-name="T708">ايستادهاند،</text:span><text:span text:style-name="T700">شايد</text:span><text:span text:style-name="T635">چندين</text:span><text:span text:style-name="T674">کارگر</text:span><text:span text:style-name="T238">با پيشهھا</text:span><text:span text:style-name="T50">ی</text:span></text:p>
            <text:p text:style-name="P1022"><text:span text:style-name="T338">باشد.</text:span></text:p>
          </table:table-cell>
        </table:table-row>
        <table:table-row table:style-name="Table118.5">
          <table:table-cell table:style-name="Table118.A4" office:value-type="string">
            <text:p text:style-name="P995"><text:span text:style-name="T17">он сказал, что под</text:span></text:p>
          </table:table-cell>
          <table:table-cell table:style-name="Table118.A4" office:value-type="string">
            <text:p text:style-name="P995"><text:span text:style-name="T17">u goft dar zir-e pol ke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мостом напротив</text:span></text:p>
          </table:table-cell>
          <table:table-cell table:style-name="Table118.A4" office:value-type="string">
            <text:p text:style-name="P995"><text:span text:style-name="T17">ruberu-ye xāne-ye mā</text:span></text:p>
          </table:table-cell>
          <table:covered-table-cell/>
        </table:table-row>
        <table:table-row table:style-name="Table118.4">
          <table:table-cell table:style-name="Table118.A4" office:value-type="string">
            <text:p text:style-name="P995"><text:span text:style-name="T17">нашего дома стоят</text:span></text:p>
          </table:table-cell>
          <table:table-cell table:style-name="Table118.A4" office:value-type="string">
            <text:p text:style-name="P995"><text:span text:style-name="T17">ast čandin kārgar bā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рабочие разных</text:span></text:p>
          </table:table-cell>
          <table:table-cell table:style-name="Table118.A4" office:value-type="string">
            <text:p text:style-name="P995"><text:span text:style-name="T17">piše-hā-ye gunāgun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специальностей,</text:span></text:p>
          </table:table-cell>
          <table:table-cell table:style-name="Table118.A4" office:value-type="string">
            <text:p text:style-name="P997"><text:span text:style-name="T17">istāde<text:tab/>-and,</text:span><text:span text:style-name="T26">šāyad</text:span></text:p>
          </table:table-cell>
          <table:covered-table-cell/>
        </table:table-row>
        <table:table-row table:style-name="Table118.4">
          <table:table-cell table:style-name="Table118.A4" office:value-type="string">
            <text:p text:style-name="P995"><text:span text:style-name="T17">может быть, среди</text:span></text:p>
          </table:table-cell>
          <table:table-cell table:style-name="Table118.A4" office:value-type="string">
            <text:p text:style-name="P995"><text:span text:style-name="T17">miyān-e ānhā lule-keš</text:span></text:p>
          </table:table-cell>
          <table:covered-table-cell/>
        </table:table-row>
        <table:table-row table:style-name="Table118.17">
          <table:table-cell table:style-name="Table118.C4" office:value-type="string">
            <text:p text:style-name="P999"><text:span text:style-name="T17">них есть слесарь.</text:span></text:p>
          </table:table-cell>
          <table:table-cell table:style-name="Table118.C4" office:value-type="string">
            <text:p text:style-name="P999"><text:span text:style-name="T17">niz bāšad.</text:span></text:p>
          </table:table-cell>
          <table:covered-table-cell/>
        </table:table-row>
        <table:table-row table:style-name="Table118.18">
          <table:table-cell table:style-name="Table118.A1" office:value-type="string">
            <text:p text:style-name="P1726"><text:span text:style-name="T17">Рабочие указали мне на старого слесаря.</text:span></text:p>
          </table:table-cell>
          <table:table-cell table:style-name="Table118.A1" office:value-type="string">
            <text:p text:style-name="P2050"><text:span text:style-name="T17">Kārgarān mārā be yek lule-keš-e piremard</text:span></text:p>
            <text:p text:style-name="P989"><text:span text:style-name="T17">rāhnemāyi kardand.</text:span></text:p>
          </table:table-cell>
          <table:table-cell table:style-name="Table118.A1" office:value-type="string">
            <text:p text:style-name="P2086"><text:span text:style-name="T52">کارگران</text:span><text:span text:style-name="T484">مرا</text:span><text:span text:style-name="T230">به</text:span><text:span text:style-name="T310">لولهک</text:span><text:span text:style-name="T52">ش</text:span></text:p>
            <text:p text:style-name="P1323"><text:span text:style-name="T58">پيرمرد راھنمايی کردند.</text:span></text:p>
          </table:table-cell>
        </table:table-row>
        <table:table-row table:style-name="Table118.19">
          <table:table-cell table:style-name="Table118.A1" office:value-type="string">
            <text:p text:style-name="P2583"><text:span text:style-name="T17">Я с ним вернулся домой.</text:span></text:p>
          </table:table-cell>
          <table:table-cell table:style-name="Table118.A1" office:value-type="string">
            <text:p text:style-name="P1710"><text:span text:style-name="T17">Man ham-rāh-e u be xāne bargaštam.</text:span></text:p>
          </table:table-cell>
          <table:table-cell table:style-name="Table118.A1" office:value-type="string">
            <text:p text:style-name="P1045"><text:span text:style-name="T56">من</text:span><text:span text:style-name="T395">ھمراه</text:span><text:span text:style-name="T469">او</text:span><text:span text:style-name="T395">به</text:span><text:span text:style-name="T469">خان</text:span><text:span text:style-name="T56">ه</text:span></text:p>
            <text:p text:style-name="P1052"><text:span text:style-name="T503">برگشتم.</text:span></text:p>
          </table:table-cell>
        </table:table-row>
        <table:table-row table:style-name="Table118.3">
          <table:table-cell table:style-name="Table118.A3" office:value-type="string">
            <text:p text:style-name="P983"><text:span text:style-name="T17">Он открыл свой</text:span></text:p>
          </table:table-cell>
          <table:table-cell table:style-name="Table118.A3" office:value-type="string">
            <text:p text:style-name="P983"><text:span text:style-name="T17">U kif-e abzār-e xod-rā</text:span></text:p>
          </table:table-cell>
          <table:table-cell table:style-name="Table118.A1" table:number-rows-spanned="7" office:value-type="string">
            <text:p text:style-name="P1959"><text:span text:style-name="T51">او</text:span><text:span text:style-name="T465">کيف</text:span><text:span text:style-name="T244">ابزار</text:span><text:span text:style-name="T391">خود</text:span><text:span text:style-name="T244">را</text:span><text:span text:style-name="T465">با</text:span><text:span text:style-name="T51">ز</text:span></text:p>
            <text:p text:style-name="P2584"><text:span text:style-name="T49">درآورد</text:span><text:span text:style-name="T194">وکارشرا</text:span><text:span text:style-name="T168">آغاز</text:span><text:span text:style-name="T52">انبردست</text:span><text:span text:style-name="T245">ونوارآب</text:span><text:span text:style-name="T392">بندی</text:span><text:span text:style-name="T49">کرد</text:span><text:span text:style-name="T402">و</text:span><text:span text:style-name="T303">از</text:span><text:span text:style-name="T402">آن</text:span><text:span text:style-name="T303">آچار</text:span><text:span text:style-name="T49">،</text:span></text:p>
            <text:p text:style-name="P1022"><text:span text:style-name="T55">کرد.</text:span></text:p>
          </table:table-cell>
        </table:table-row>
        <table:table-row table:style-name="Table118.5">
          <table:table-cell table:style-name="Table118.A4" office:value-type="string">
            <text:p text:style-name="P995"><text:span text:style-name="T17">чемоданчик с</text:span></text:p>
          </table:table-cell>
          <table:table-cell table:style-name="Table118.A4" office:value-type="string">
            <text:p text:style-name="P995"><text:span text:style-name="T17">bāz kard va az ān āčār,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инструментами и</text:span></text:p>
          </table:table-cell>
          <table:table-cell table:style-name="Table118.A4" office:value-type="string">
            <text:p text:style-name="P995"><text:span text:style-name="T17">anbor-dast va navār-e</text:span></text:p>
          </table:table-cell>
          <table:covered-table-cell/>
        </table:table-row>
        <table:table-row table:style-name="Table118.4">
          <table:table-cell table:style-name="Table118.A4" office:value-type="string">
            <text:p text:style-name="P995"><text:span text:style-name="T17">взял ключ,</text:span></text:p>
          </table:table-cell>
          <table:table-cell table:style-name="Table118.A4" office:value-type="string">
            <text:p text:style-name="P995"><text:span text:style-name="T17">āb-bandi darāvard va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пассaтижи и</text:span></text:p>
          </table:table-cell>
          <table:table-cell table:style-name="Table118.A4" office:value-type="string">
            <text:p text:style-name="P998"><text:span text:style-name="T17">kā<text:tab/>r-aš-rā āğāz</text:span><text:span text:style-name="T24">kard.</text:span></text:p>
          </table:table-cell>
          <table:covered-table-cell/>
        </table:table-row>
        <table:table-row table:style-name="Table118.5">
          <table:table-cell table:style-name="Table118.A4" office:value-type="string">
            <text:p text:style-name="P995"><text:span text:style-name="T17">изоляционную ленту</text:span></text:p>
          </table:table-cell>
          <table:table-cell table:style-name="Table118.A4" office:value-type="string">
            <text:p text:style-name="P1005"/>
          </table:table-cell>
          <table:covered-table-cell/>
        </table:table-row>
        <table:table-row table:style-name="Table118.5">
          <table:table-cell table:style-name="Table118.C4" office:value-type="string">
            <text:p text:style-name="P995"><text:span text:style-name="T17">и начал свою работу.</text:span></text:p>
          </table:table-cell>
          <table:table-cell table:style-name="Table118.C4" office:value-type="string">
            <text:p text:style-name="P1005"/>
          </table:table-cell>
          <table:covered-table-cell/>
        </table:table-row>
        <table:table-row table:style-name="Table118.27">
          <table:table-cell table:style-name="Table118.A1" office:value-type="string">
            <text:p text:style-name="P988"><text:span text:style-name="T17">После окончания</text:span></text:p>
          </table:table-cell>
          <table:table-cell table:style-name="Table118.A1" office:value-type="string">
            <text:p text:style-name="P988"><text:span text:style-name="T17">Pas az pāyān-e kār,</text:span></text:p>
          </table:table-cell>
          <table:table-cell table:style-name="Table118.A1" office:value-type="string">
            <text:p text:style-name="P2585"><text:span text:style-name="T51">پس</text:span><text:span text:style-name="T201">ازپايان</text:span><text:span text:style-name="T207">کار</text:span><text:span text:style-name="T201">،م</text:span><text:span text:style-name="T51">ن</text:span></text:p>
          </table:table-cell>
        </table:table-row>
      </table:table>
      <table:table table:name="Table119" table:style-name="Table119">
        <table:table-column table:style-name="Table119.A" table:number-columns-repeated="3"/>
        <table:table-row table:style-name="Table119.1">
          <table:table-cell table:style-name="Table119.A1" office:value-type="string">
            <text:p text:style-name="P2201"><text:span text:style-name="T17">работы я заплатил ему и поблагодарил</text:span></text:p>
            <text:p text:style-name="P2586"><text:span text:style-name="T17">(mozd — оплата, зарплата).</text:span></text:p>
          </table:table-cell>
          <table:table-cell table:style-name="Table119.A1" office:value-type="string">
            <text:p text:style-name="P2587"><text:span text:style-name="T17">man dast-mozd-e u-rā dādam va az u sepāsgozāri kardam.</text:span></text:p>
          </table:table-cell>
          <table:table-cell table:style-name="Table119.A1" office:value-type="string">
            <text:p text:style-name="P2274"><text:span text:style-name="T49">دستمزد</text:span><text:span text:style-name="T396">اورادادم</text:span><text:span text:style-name="T402">واز</text:span><text:span text:style-name="T396">ا</text:span><text:span text:style-name="T49">و</text:span></text:p>
            <text:p text:style-name="P1794"><text:span text:style-name="T55">سپاسگزاری</text:span><text:span text:style-name="T364">کردم</text:span><text:span text:style-name="T55">.</text:span></text:p>
          </table:table-cell>
        </table:table-row>
        <table:table-row table:style-name="Table119.1">
          <table:table-cell table:style-name="Table119.A1" office:value-type="string">
            <text:p text:style-name="P1331"><text:span text:style-name="T17">18. Сегодня утром кто-то позвонил</text:span></text:p>
            <text:p text:style-name="P2588"><text:span text:style-name="T17">(«ударил звонок») в нашу дверь.</text:span></text:p>
          </table:table-cell>
          <table:table-cell table:style-name="Table119.A1" office:value-type="string">
            <text:p text:style-name="P1428"><text:span text:style-name="T17">Bāmdād emruz yeki zang-e dar-rā zad.</text:span></text:p>
          </table:table-cell>
          <table:table-cell table:style-name="Table119.A1" office:value-type="string">
            <text:p text:style-name="P2042"><text:span text:style-name="T51">بامداد</text:span><text:span text:style-name="T316">امروزيکیزن</text:span><text:span text:style-name="T51">گ</text:span></text:p>
            <text:p text:style-name="P2589"><text:span text:style-name="T49">در</text:span><text:span text:style-name="T270">را زد</text:span><text:span text:style-name="T49">.</text:span></text:p>
          </table:table-cell>
        </table:table-row>
        <table:table-row table:style-name="Table119.3">
          <table:table-cell table:style-name="Table119.A1" office:value-type="string">
            <text:p text:style-name="P988"><text:span text:style-name="T17">Я спросил: «Кто?»</text:span></text:p>
          </table:table-cell>
          <table:table-cell table:style-name="Table119.A1" office:value-type="string">
            <text:p text:style-name="P988"><text:span text:style-name="T17">Porsidam: “Kist?”</text:span></text:p>
          </table:table-cell>
          <table:table-cell table:style-name="Table119.A1" office:value-type="string">
            <text:p text:style-name="P1015"><text:span text:style-name="T58">پرسيدم:"کيست؟"</text:span></text:p>
          </table:table-cell>
        </table:table-row>
        <table:table-row table:style-name="Table119.4">
          <table:table-cell table:style-name="Table119.A4" office:value-type="string">
            <text:p text:style-name="P983"><text:span text:style-name="T17">Мне ответили</text:span></text:p>
          </table:table-cell>
          <table:table-cell table:style-name="Table119.A4" office:value-type="string">
            <text:p text:style-name="P983"><text:span text:style-name="T17">Pāsox āmad: “Man</text:span></text:p>
          </table:table-cell>
          <table:table-cell table:style-name="Table119.A1" table:number-rows-spanned="4" office:value-type="string">
            <text:p text:style-name="P2590"><text:span text:style-name="T569">ھستم.</text:span><text:span text:style-name="T475">مادر</text:span><text:span text:style-name="T446">شما</text:span><text:span text:style-name="T475">خانه</text:span><text:span text:style-name="T52">پاسخ</text:span><text:span text:style-name="T459">آمد</text:span><text:span text:style-name="T475">"</text:span><text:span text:style-name="T52">من شيدا</text:span></text:p>
            <text:p text:style-name="P1046"><text:span text:style-name="T110">است؟"</text:span></text:p>
          </table:table-cell>
        </table:table-row>
        <table:table-row table:style-name="Table119.5">
          <table:table-cell table:style-name="Table119.A5" office:value-type="string">
            <text:p text:style-name="P995"><text:span text:style-name="T17">(«ответ пришел»): «Я</text:span></text:p>
          </table:table-cell>
          <table:table-cell table:style-name="Table119.A5" office:value-type="string">
            <text:p text:style-name="P995"><text:span text:style-name="T17">Šeydā hastam. Mādar-</text:span></text:p>
          </table:table-cell>
          <table:covered-table-cell/>
        </table:table-row>
        <table:table-row table:style-name="Table119.6">
          <table:table-cell table:style-name="Table119.A5" office:value-type="string">
            <text:p text:style-name="P995"><text:span text:style-name="T17">Шейда, Ваша мама</text:span></text:p>
          </table:table-cell>
          <table:table-cell table:style-name="Table119.A5" office:value-type="string">
            <text:p text:style-name="P995"><text:span text:style-name="T17">e šomā xāne ast?”</text:span></text:p>
          </table:table-cell>
          <table:covered-table-cell/>
        </table:table-row>
        <table:table-row table:style-name="Table119.6">
          <table:table-cell table:style-name="Table119.C5" office:value-type="string">
            <text:p text:style-name="P999"><text:span text:style-name="T17">дома?»</text:span></text:p>
          </table:table-cell>
          <table:table-cell table:style-name="Table119.C5" office:value-type="string">
            <text:p text:style-name="P1005"/>
          </table:table-cell>
          <table:covered-table-cell/>
        </table:table-row>
        <table:table-row table:style-name="Table119.3">
          <table:table-cell table:style-name="Table119.A1" office:value-type="string">
            <text:p text:style-name="P988"><text:span text:style-name="T17">Да, дома.</text:span></text:p>
          </table:table-cell>
          <table:table-cell table:style-name="Table119.A1" office:value-type="string">
            <text:p text:style-name="P988"><text:span text:style-name="T17">Āri, xāne ast.</text:span></text:p>
          </table:table-cell>
          <table:table-cell table:style-name="Table119.A1" office:value-type="string">
            <text:p text:style-name="P1015"><text:span text:style-name="T56">آری خانه است.</text:span></text:p>
          </table:table-cell>
        </table:table-row>
        <table:table-row table:style-name="Table119.9">
          <table:table-cell table:style-name="Table119.A1" office:value-type="string">
            <text:p text:style-name="P2530"><text:span text:style-name="T17">Я открыл дверь и сказал гостье:</text:span></text:p>
            <text:p text:style-name="P989"><text:span text:style-name="T17">«Добро пожаловать».</text:span></text:p>
          </table:table-cell>
          <table:table-cell table:style-name="Table119.A1" office:value-type="string">
            <text:p text:style-name="P2576"><text:span text:style-name="T17">Dar-rā bāz kardam va be mehmān xošāmad</text:span></text:p>
            <text:p text:style-name="P989"><text:span text:style-name="T17">goftam.</text:span></text:p>
          </table:table-cell>
          <table:table-cell table:style-name="Table119.A1" office:value-type="string">
            <text:p text:style-name="P2591"><text:span text:style-name="T56">در</text:span><text:span text:style-name="T300">راباز</text:span><text:span text:style-name="T306">کردم</text:span><text:span text:style-name="T300">وب</text:span><text:span text:style-name="T56">ه</text:span></text:p>
            <text:p text:style-name="P1618"><text:span text:style-name="T52">مھمان</text:span><text:span text:style-name="T392">خوش آمد گفتم</text:span><text:span text:style-name="T52">.</text:span></text:p>
          </table:table-cell>
        </table:table-row>
        <table:table-row table:style-name="Table119.4">
          <table:table-cell table:style-name="Table119.A4" office:value-type="string">
            <text:p text:style-name="P983"><text:span text:style-name="T17">Она до этого</text:span></text:p>
          </table:table-cell>
          <table:table-cell table:style-name="Table119.A4" office:value-type="string">
            <text:p text:style-name="P983"><text:span text:style-name="T17">U nazd-e mādaram</text:span></text:p>
          </table:table-cell>
          <table:table-cell table:style-name="Table119.A1" table:number-rows-spanned="5" office:value-type="string">
            <text:p text:style-name="P1997"><text:span text:style-name="T49">او</text:span><text:span text:style-name="T464">نزدمادرميک</text:span><text:span text:style-name="T396">دام</text:span><text:span text:style-name="T49">ن</text:span></text:p>
            <text:p text:style-name="P2077"><text:span text:style-name="T52">سفارش</text:span><text:span text:style-name="T298">داده بود</text:span><text:span text:style-name="T52">.</text:span></text:p>
          </table:table-cell>
        </table:table-row>
        <table:table-row table:style-name="Table119.6">
          <table:table-cell table:style-name="Table119.A5" office:value-type="string">
            <text:p text:style-name="P995"><text:span text:style-name="T17">заказывала у матери</text:span></text:p>
          </table:table-cell>
          <table:table-cell table:style-name="Table119.A5" office:value-type="string">
            <text:p text:style-name="P995"><text:span text:style-name="T17">yek dāman safāreš</text:span></text:p>
          </table:table-cell>
          <table:covered-table-cell/>
        </table:table-row>
        <table:table-row table:style-name="Table119.6">
          <table:table-cell table:style-name="Table119.A5" office:value-type="string">
            <text:p text:style-name="P995"><text:span text:style-name="T17">одно платье (nazd-e</text:span></text:p>
          </table:table-cell>
          <table:table-cell table:style-name="Table119.A5" office:value-type="string">
            <text:p text:style-name="P995"><text:span text:style-name="T17">dāde bud.</text:span></text:p>
          </table:table-cell>
          <table:covered-table-cell/>
        </table:table-row>
        <table:table-row table:style-name="Table119.6">
          <table:table-cell table:style-name="Table119.A5" office:value-type="string">
            <text:p text:style-name="P995"><text:span text:style-name="T17">— возле; у /кого-</text:span></text:p>
          </table:table-cell>
          <table:table-cell table:style-name="Table119.A5" office:value-type="string">
            <text:p text:style-name="P1005"/>
          </table:table-cell>
          <table:covered-table-cell/>
        </table:table-row>
        <table:table-row table:style-name="Table119.6">
          <table:table-cell table:style-name="Table119.C5" office:value-type="string">
            <text:p text:style-name="P999"><text:span text:style-name="T17">либо/).</text:span></text:p>
          </table:table-cell>
          <table:table-cell table:style-name="Table119.C5" office:value-type="string">
            <text:p text:style-name="P1005"/>
          </table:table-cell>
          <table:covered-table-cell/>
        </table:table-row>
        <table:table-row table:style-name="Table119.15">
          <table:table-cell table:style-name="Table119.A1" office:value-type="string">
            <text:p text:style-name="P1852"><text:span text:style-name="T17">Шейда молодая, красивая женщина.</text:span></text:p>
          </table:table-cell>
          <table:table-cell table:style-name="Table119.A1" office:value-type="string">
            <text:p text:style-name="P1258"><text:span text:style-name="T17">Šeydā yek zan-e javān va zibā ast.</text:span></text:p>
          </table:table-cell>
          <table:table-cell table:style-name="Table119.A1" office:value-type="string">
            <text:p text:style-name="P2592"><text:span text:style-name="T56">شيدا</text:span><text:span text:style-name="T374">يک</text:span><text:span text:style-name="T385">زن</text:span><text:span text:style-name="T374">جوانو</text:span></text:p>
            <text:p text:style-name="P2593"><text:span text:style-name="T55">زيبا</text:span><text:span text:style-name="T413">است</text:span><text:span text:style-name="T55">.</text:span></text:p>
          </table:table-cell>
        </table:table-row>
        <table:table-row table:style-name="Table119.16">
          <table:table-cell table:style-name="Table119.A4" office:value-type="string">
            <text:p text:style-name="P981"><text:span text:style-name="T17">Ее волосы черные и</text:span></text:p>
          </table:table-cell>
          <table:table-cell table:style-name="Table119.A4" office:value-type="string">
            <text:p text:style-name="P981"><text:span text:style-name="T17">Mu-ye sar-eš siāh va</text:span></text:p>
          </table:table-cell>
          <table:table-cell table:style-name="Table119.A1" table:number-rows-spanned="7" office:value-type="string">
            <text:p text:style-name="P2594"><text:span text:style-name="T429">لبھايش</text:span><text:span text:style-name="T676">ھميشه</text:span><text:span text:style-name="T581">لبخند</text:span><text:span text:style-name="T56">چشمان</text:span><text:span text:style-name="T173">او</text:span><text:span text:style-name="T382">درشت و</text:span><text:span text:style-name="T110">موی</text:span><text:span text:style-name="T433">سرش</text:span><text:span text:style-name="T310">سياه</text:span><text:span text:style-name="T433">و</text:span><text:span text:style-name="T203">بلند</text:span><text:span text:style-name="T52">،</text:span></text:p>
            <text:p text:style-name="P1082"><text:span text:style-name="T274">مىزند.</text:span></text:p>
          </table:table-cell>
        </table:table-row>
        <table:table-row table:style-name="Table119.6">
          <table:table-cell table:style-name="Table119.A5" office:value-type="string">
            <text:p text:style-name="P995"><text:span text:style-name="T17">длинные, глаза</text:span></text:p>
          </table:table-cell>
          <table:table-cell table:style-name="Table119.A5" office:value-type="string">
            <text:p text:style-name="P995"><text:span text:style-name="T17">boland, češmān-e u</text:span></text:p>
          </table:table-cell>
          <table:covered-table-cell/>
        </table:table-row>
        <table:table-row table:style-name="Table119.5">
          <table:table-cell table:style-name="Table119.A5" office:value-type="string">
            <text:p text:style-name="P995"><text:span text:style-name="T17">большие</text:span></text:p>
          </table:table-cell>
          <table:table-cell table:style-name="Table119.A5" office:value-type="string">
            <text:p text:style-name="P995"><text:span text:style-name="T17">dorošt va lab-hā-yeš</text:span></text:p>
          </table:table-cell>
          <table:covered-table-cell/>
        </table:table-row>
        <table:table-row table:style-name="Table119.6">
          <table:table-cell table:style-name="Table119.A5" office:value-type="string">
            <text:p text:style-name="P995"><text:span text:style-name="T17">(«крупные»), и ее</text:span></text:p>
          </table:table-cell>
          <table:table-cell table:style-name="Table119.A5" office:value-type="string">
            <text:p text:style-name="P995"><text:span text:style-name="T17">hamiše labxand</text:span></text:p>
          </table:table-cell>
          <table:covered-table-cell/>
        </table:table-row>
        <table:table-row table:style-name="Table119.6">
          <table:table-cell table:style-name="Table119.A5" office:value-type="string">
            <text:p text:style-name="P995"><text:span text:style-name="T17">губы всегда</text:span></text:p>
          </table:table-cell>
          <table:table-cell table:style-name="Table119.A5" office:value-type="string">
            <text:p text:style-name="P995"><text:span text:style-name="T17">mizanad.</text:span></text:p>
          </table:table-cell>
          <table:covered-table-cell/>
        </table:table-row>
        <table:table-row table:style-name="Table119.5">
          <table:table-cell table:style-name="Table119.A5" office:value-type="string">
            <text:p text:style-name="P995"><text:span text:style-name="T17">улыбаются («улыбку</text:span></text:p>
          </table:table-cell>
          <table:table-cell table:style-name="Table119.A5" office:value-type="string">
            <text:p text:style-name="P1005"/>
          </table:table-cell>
          <table:covered-table-cell/>
        </table:table-row>
        <table:table-row table:style-name="Table119.22">
          <table:table-cell table:style-name="Table119.C5" office:value-type="string">
            <text:p text:style-name="P999"><text:span text:style-name="T17">делают, излучают»).</text:span></text:p>
          </table:table-cell>
          <table:table-cell table:style-name="Table119.C5" office:value-type="string">
            <text:p text:style-name="P1005"/>
          </table:table-cell>
          <table:covered-table-cell/>
        </table:table-row>
        <table:table-row table:style-name="Table119.15">
          <table:table-cell table:style-name="Table119.A1" office:value-type="string">
            <text:p text:style-name="P2595"><text:span text:style-name="T17">Ее платье еще не было готово.</text:span></text:p>
          </table:table-cell>
          <table:table-cell table:style-name="Table119.A1" office:value-type="string">
            <text:p text:style-name="P988"><text:span text:style-name="T17">Dāman-e u hanuz</text:span></text:p>
            <text:p text:style-name="P1000"><text:span text:style-name="T17">āmāde našode bud.</text:span></text:p>
          </table:table-cell>
          <table:table-cell table:style-name="Table119.A1" office:value-type="string">
            <text:p text:style-name="P1054"><text:span text:style-name="T51">دامن</text:span><text:span text:style-name="T618">او ھنوز آماده نشد</text:span><text:span text:style-name="T51">ه</text:span></text:p>
            <text:p text:style-name="P1024"><text:span text:style-name="T340">بود.</text:span></text:p>
          </table:table-cell>
        </table:table-row>
        <table:table-row table:style-name="Table119.16">
          <table:table-cell table:style-name="Table119.A4" office:value-type="string">
            <text:p text:style-name="P981"><text:span text:style-name="T17">Она пришла, чтобы</text:span></text:p>
          </table:table-cell>
          <table:table-cell table:style-name="Table119.A4" office:value-type="string">
            <text:p text:style-name="P981"><text:span text:style-name="T17">U āmade bud tā</text:span></text:p>
          </table:table-cell>
          <table:table-cell table:style-name="Table119.A1" table:number-rows-spanned="4" office:value-type="string">
            <text:p text:style-name="P2596"><text:span text:style-name="T49">او</text:span><text:span text:style-name="T217">آمدهبود</text:span><text:span text:style-name="T181">تا</text:span><text:span text:style-name="T217">دامنن</text:span><text:span text:style-name="T49">و</text:span></text:p>
            <text:p text:style-name="P2597"><text:span text:style-name="T51">خودش</text:span><text:span text:style-name="T175">را</text:span><text:span text:style-name="T181">اندازهبگيرد</text:span><text:span text:style-name="T51">.</text:span></text:p>
          </table:table-cell>
        </table:table-row>
        <table:table-row table:style-name="Table119.6">
          <table:table-cell table:style-name="Table119.A5" office:value-type="string">
            <text:p text:style-name="P995"><text:span text:style-name="T17">померить свое платье</text:span></text:p>
          </table:table-cell>
          <table:table-cell table:style-name="Table119.A5" office:value-type="string">
            <text:p text:style-name="P995"><text:span text:style-name="T17">dāman-e nov-e xodaš-</text:span></text:p>
          </table:table-cell>
          <table:covered-table-cell/>
        </table:table-row>
        <table:table-row table:style-name="Table119.5">
          <table:table-cell table:style-name="Table119.A5" office:value-type="string">
            <text:p text:style-name="P995"><text:span text:style-name="T17">(«меру взять»; andāze</text:span></text:p>
          </table:table-cell>
          <table:table-cell table:style-name="Table119.A5" office:value-type="string">
            <text:p text:style-name="P995"><text:span text:style-name="T17">rā andāze begirad.</text:span></text:p>
          </table:table-cell>
          <table:covered-table-cell/>
        </table:table-row>
        <table:table-row table:style-name="Table119.22">
          <table:table-cell table:style-name="Table119.C5" office:value-type="string">
            <text:p text:style-name="P999"><text:span text:style-name="T17">— мера, размер).</text:span></text:p>
          </table:table-cell>
          <table:table-cell table:style-name="Table119.C5" office:value-type="string">
            <text:p text:style-name="P1005"/>
          </table:table-cell>
          <table:covered-table-cell/>
        </table:table-row>
        <table:table-row table:style-name="Table119.28">
          <table:table-cell table:style-name="Table119.A1" office:value-type="string">
            <text:p text:style-name="P987"><text:span text:style-name="T17">Когда она одела свое</text:span></text:p>
          </table:table-cell>
          <table:table-cell table:style-name="Table119.A1" office:value-type="string">
            <text:p text:style-name="P987"><text:span text:style-name="T17">Haminke dāmanaš-rā</text:span></text:p>
          </table:table-cell>
          <table:table-cell table:style-name="Table119.A1" office:value-type="string">
            <text:p text:style-name="P1062"><text:span text:style-name="T55">ھمينکه دامنش را پوشيد</text:span></text:p>
          </table:table-cell>
        </table:table-row>
      </table:table>
      <table:table table:name="Table120" table:style-name="Table120">
        <table:table-column table:style-name="Table120.A" table:number-columns-repeated="3"/>
        <table:table-row table:style-name="Table120.1">
          <table:table-cell table:style-name="Table120.A1" office:value-type="string">
            <text:p text:style-name="P988"><text:span text:style-name="T17">платье, oна стала еще</text:span></text:p>
            <text:p text:style-name="P989"><text:span text:style-name="T17">красивее.</text:span></text:p>
          </table:table-cell>
          <table:table-cell table:style-name="Table120.A1" office:value-type="string">
            <text:p text:style-name="P988"><text:span text:style-name="T17">pušid zibātar šod.</text:span></text:p>
          </table:table-cell>
          <table:table-cell table:style-name="Table120.A1" office:value-type="string">
            <text:p text:style-name="P2598"><text:span text:style-name="T58">زيباتر شد.</text:span></text:p>
          </table:table-cell>
        </table:table-row>
        <table:table-row table:style-name="Table120.2">
          <table:table-cell table:style-name="Table120.A1" office:value-type="string">
            <text:p text:style-name="P1697"><text:span text:style-name="T17">Я вздохнул («ах потянул») и сказал себе: «Хорошо бы, если она была бы</text:span></text:p>
            <text:p text:style-name="P985"><text:span text:style-name="T17">моей супругой!»</text:span></text:p>
          </table:table-cell>
          <table:table-cell table:style-name="Table120.A1" office:value-type="string">
            <text:p text:style-name="P1878"><text:span text:style-name="T17">Man āh kešidam va bā xod goftam: “Aykāš Šeydā ham-sar-e man mibud!”</text:span></text:p>
          </table:table-cell>
          <table:table-cell table:style-name="Table120.A1" office:value-type="string">
            <text:p text:style-name="P2599"><text:span text:style-name="T50">گفتم:</text:span><text:span text:style-name="T342">"</text:span><text:span text:style-name="T50">ايکاش شيدا</text:span><text:span text:style-name="T51">من</text:span><text:span text:style-name="T535">آهکشيدم</text:span><text:span text:style-name="T549">و</text:span><text:span text:style-name="T535">با</text:span><text:span text:style-name="T549">خو</text:span><text:span text:style-name="T51">د</text:span></text:p>
            <text:p text:style-name="P1713"><text:span text:style-name="T51">ھمسر</text:span><text:span text:style-name="T383">من مىبود</text:span><text:span text:style-name="T51">."!</text:span></text:p>
          </table:table-cell>
        </table:table-row>
        <table:table-row table:style-name="Table120.3">
          <table:table-cell table:style-name="Table120.A1" office:value-type="string">
            <text:p text:style-name="P2600"><text:span text:style-name="T17">19. Сегодня моя сестра принесла с</text:span></text:p>
            <text:p text:style-name="P985"><text:span text:style-name="T17">собой газету.</text:span></text:p>
          </table:table-cell>
          <table:table-cell table:style-name="Table120.A1" office:value-type="string">
            <text:p text:style-name="P1435"><text:span text:style-name="T17">Emruz xāharam bā xod-aš ruznāme āvard.</text:span></text:p>
          </table:table-cell>
          <table:table-cell table:style-name="Table120.A1" office:value-type="string">
            <text:p text:style-name="P1199"><text:span text:style-name="T56">امروز</text:span><text:span text:style-name="T210">خواھرمبا</text:span><text:span text:style-name="T246">خود</text:span><text:span text:style-name="T56">ش</text:span></text:p>
            <text:p text:style-name="P2601"><text:span text:style-name="T49">روزنامه آورد.</text:span></text:p>
          </table:table-cell>
        </table:table-row>
        <table:table-row table:style-name="Table120.4">
          <table:table-cell table:style-name="Table120.A1" office:value-type="string">
            <text:p text:style-name="P1215"><text:span text:style-name="T17">Когда я читал ее, увидел</text:span><text:span text:style-name="T27">одно</text:span></text:p>
            <text:p text:style-name="P989"><text:span text:style-name="T17">объявление.</text:span></text:p>
          </table:table-cell>
          <table:table-cell table:style-name="Table120.A1" office:value-type="string">
            <text:p text:style-name="P1260"><text:span text:style-name="T17">Hengāmi ke ruznāme- rā mixāndam yek</text:span></text:p>
            <text:p text:style-name="P989"><text:span text:style-name="T17">āgehi didam.</text:span></text:p>
          </table:table-cell>
          <table:table-cell table:style-name="Table120.A1" office:value-type="string">
            <text:p text:style-name="P1793"><text:span text:style-name="T52">ھنگامی</text:span><text:span text:style-name="T459">که روزنامه ر</text:span><text:span text:style-name="T52">ا</text:span></text:p>
            <text:p text:style-name="P2602"><text:span text:style-name="T52">مىخواندم</text:span><text:span text:style-name="T334">يکآگھی</text:span><text:span text:style-name="T347">ديدم</text:span><text:span text:style-name="T52">.</text:span></text:p>
          </table:table-cell>
        </table:table-row>
        <table:table-row table:style-name="Table120.5">
          <table:table-cell table:style-name="Table120.A1" office:value-type="string">
            <text:p text:style-name="P1949"><text:span text:style-name="T17">Объявление было напечатано большого размера и цветное (čāp — печать</text:span></text:p>
            <text:p text:style-name="P1394"><text:span text:style-name="T17">/книги, газеты/, напечатанное):</text:span></text:p>
          </table:table-cell>
          <table:table-cell table:style-name="Table120.A1" office:value-type="string">
            <text:p text:style-name="P1239"><text:span text:style-name="T17">Āgehi bozorg va rangin čāp šode bud:</text:span></text:p>
          </table:table-cell>
          <table:table-cell table:style-name="Table120.A1" office:value-type="string">
            <text:p text:style-name="P1981"><text:span text:style-name="T55">آگھی</text:span><text:span text:style-name="T228">بزرگ</text:span><text:span text:style-name="T309">ورنگي</text:span><text:span text:style-name="T55">ن</text:span></text:p>
            <text:p text:style-name="P2603"><text:span text:style-name="T56">چاپ</text:span><text:span text:style-name="T176">شده</text:span><text:span text:style-name="T182">بود</text:span><text:span text:style-name="T56">:</text:span></text:p>
          </table:table-cell>
        </table:table-row>
        <table:table-row table:style-name="Table120.5">
          <table:table-cell table:style-name="Table120.A1" office:value-type="string">
            <text:p text:style-name="P1803"><text:span text:style-name="T17">«Московская цирковая группа приехала на гастроли в Тегеран на три дня (namāyeš —</text:span></text:p>
            <text:p text:style-name="P989"><text:span text:style-name="T17">представление).</text:span></text:p>
          </table:table-cell>
          <table:table-cell table:style-name="Table120.A1" office:value-type="string">
            <text:p text:style-name="P1885"><text:span text:style-name="T17">“Goruh-e sirk-e šahr-e Mosko barā-ye namāyeš-e se ruze be Tehrān āmadand.</text:span></text:p>
          </table:table-cell>
          <table:table-cell table:style-name="Table120.A1" office:value-type="string">
            <text:p text:style-name="P2604"><text:span text:style-name="T55">"</text:span><text:span text:style-name="T202">گروه سيرک شھ</text:span><text:span text:style-name="T55">ر</text:span></text:p>
            <text:p text:style-name="P2492"><text:span text:style-name="T52">مسکو</text:span><text:span text:style-name="T209">برای</text:span><text:span text:style-name="T203">نمايش</text:span><text:span text:style-name="T209">س</text:span><text:span text:style-name="T52">ه</text:span></text:p>
            <text:p text:style-name="P2605"><text:span text:style-name="T52">روزه</text:span><text:span text:style-name="T497">به تھران آمدند</text:span><text:span text:style-name="T52">.</text:span></text:p>
          </table:table-cell>
        </table:table-row>
        <table:table-row table:style-name="Table120.7">
          <table:table-cell table:style-name="Table120.A1" office:value-type="string">
            <text:p text:style-name="P1692"><text:span text:style-name="T17">В этой программе принимают участие эквилибристы («с веревкой играющие»), иллюзионисты (jādu</text:span></text:p>
            <text:p text:style-name="P2606"><text:span text:style-name="T17">— колдун), а также группа с животными, такими, как лев, тигр,</text:span></text:p>
            <text:p text:style-name="P989"><text:span text:style-name="T17">медведь, обезьяна.»</text:span></text:p>
          </table:table-cell>
          <table:table-cell table:style-name="Table120.A1" office:value-type="string">
            <text:p text:style-name="P1169"><text:span text:style-name="T17">Dar in barnāme band- bāzān, jādugarān, hamčanin goruhi az jānevarān mānand-e: šir, babr, xers va meymun namāyeš xāhand dād.”</text:span></text:p>
          </table:table-cell>
          <table:table-cell table:style-name="Table120.A1" office:value-type="string">
            <text:p text:style-name="P2607"><text:span text:style-name="T52">ببر،</text:span><text:span text:style-name="T358">خرسو</text:span><text:span text:style-name="T226">گروھی</text:span><text:span text:style-name="T475">از</text:span><text:span text:style-name="T417">جانوران مانند</text:span><text:span text:style-name="T124">جادوگران،</text:span><text:span text:style-name="T350">ھمچنين</text:span><text:span text:style-name="T55">در</text:span><text:span text:style-name="T124">اين</text:span><text:span text:style-name="T321">برنامه بندبازان،</text:span><text:span text:style-name="T334">ميمون</text:span><text:span text:style-name="T347">نمايشخواھند</text:span><text:span text:style-name="T110">شير</text:span><text:span text:style-name="T52">،</text:span></text:p>
            <text:p text:style-name="P1022"><text:span text:style-name="T108">داد".</text:span></text:p>
          </table:table-cell>
        </table:table-row>
        <table:table-row table:style-name="Table120.8">
          <table:table-cell table:style-name="Table120.A1" office:value-type="string">
            <text:p text:style-name="P1551"><text:span text:style-name="T17">После чтения рекламы я позвонил отцу, и мы об этом</text:span></text:p>
            <text:p text:style-name="P989"><text:span text:style-name="T17">поговорили.</text:span></text:p>
          </table:table-cell>
          <table:table-cell table:style-name="Table120.A1" office:value-type="string">
            <text:p text:style-name="P1897"><text:span text:style-name="T17">Haminke āgehi-rā xāndam bā pedaram tamās gereftam va mā</text:span></text:p>
            <text:p text:style-name="P989"><text:span text:style-name="T17">dar in bāre bā ham</text:span></text:p>
          </table:table-cell>
          <table:table-cell table:style-name="Table120.A1" office:value-type="string">
            <text:p text:style-name="P2608"><text:span text:style-name="T49">در</text:span><text:span text:style-name="T532">اين</text:span><text:span text:style-name="T546">بارهبا</text:span><text:span text:style-name="T532">ھم</text:span><text:span text:style-name="T546">گفت</text:span><text:span text:style-name="T55">و</text:span><text:span text:style-name="T305">با</text:span><text:span text:style-name="T364">پدرمتماس</text:span><text:span text:style-name="T637">گرفتم</text:span><text:span text:style-name="T364">و</text:span><text:span text:style-name="T49">ما</text:span><text:span text:style-name="T709">ھمينکه</text:span><text:span text:style-name="T532">آگھی</text:span><text:span text:style-name="T379">را</text:span><text:span text:style-name="T532">خواند</text:span><text:span text:style-name="T52">م</text:span></text:p>
          </table:table-cell>
        </table:table-row>
      </table:table>
      <table:table table:name="Table121" table:style-name="Table121">
        <table:table-column table:style-name="Table121.A" table:number-columns-repeated="3"/>
        <table:table-row table:style-name="Table121.1">
          <table:table-cell table:style-name="Table121.A1" office:value-type="string">
            <text:p text:style-name="P1006"/>
          </table:table-cell>
          <table:table-cell table:style-name="Table121.A1" office:value-type="string">
            <text:p text:style-name="P988"><text:span text:style-name="T17">goft-o-gu kardim.</text:span></text:p>
          </table:table-cell>
          <table:table-cell table:style-name="Table121.A1" office:value-type="string">
            <text:p text:style-name="P1041"><text:span text:style-name="T50">گو کرديم.</text:span></text:p>
          </table:table-cell>
        </table:table-row>
        <table:table-row table:style-name="Table121.2">
          <table:table-cell table:style-name="Table121.A1" office:value-type="string">
            <text:p text:style-name="P988"><text:span text:style-name="T17">Он ответил:</text:span></text:p>
            <text:p text:style-name="P2609"><text:span text:style-name="T17">«Дорогой Бабек, сходи и возьми у мамы деньги и на сегодняшний день</text:span></text:p>
            <text:p text:style-name="P986"><text:span text:style-name="T17">купи четыре билета.</text:span></text:p>
          </table:table-cell>
          <table:table-cell table:style-name="Table121.A1" office:value-type="string">
            <text:p text:style-name="P2610"><text:span text:style-name="T17">U pāsox dād: “Bābak jān, boro az mādar-at pul begir va barā-ye namāyeš-e emšab čahār tā belit bexar.</text:span></text:p>
          </table:table-cell>
          <table:table-cell table:style-name="Table121.A1" office:value-type="string">
            <text:p text:style-name="P2611"><text:span text:style-name="T55">بگير</text:span><text:span text:style-name="T202">و</text:span><text:span text:style-name="T208">برای</text:span><text:span text:style-name="T202">نمايش</text:span><text:span text:style-name="T142">جان،</text:span><text:span text:style-name="T504">برو</text:span><text:span text:style-name="T384">ازماردت</text:span><text:span text:style-name="T373">پول</text:span><text:span text:style-name="T110">او</text:span><text:span text:style-name="T639">پاسخ</text:span><text:span text:style-name="T203">داد</text:span><text:span text:style-name="T52">:"بابک</text:span></text:p>
            <text:p text:style-name="P1022"><text:span text:style-name="T58">امشب</text:span><text:span text:style-name="T710">چھارتا بليت بخر</text:span><text:span text:style-name="T58">.</text:span></text:p>
          </table:table-cell>
        </table:table-row>
        <table:table-row table:style-name="Table121.3">
          <table:table-cell table:style-name="Table121.A1" office:value-type="string">
            <text:p text:style-name="P2342"><text:span text:style-name="T17">Старайся купить билеты на первые ряды (jelo — передняя часть,</text:span></text:p>
            <text:p text:style-name="P989"><text:span text:style-name="T17">спереди; узда).»</text:span></text:p>
          </table:table-cell>
          <table:table-cell table:style-name="Table121.A1" office:value-type="string">
            <text:p text:style-name="P2612"><text:span text:style-name="T17">Kušeš kon ke dar redif-hā-ye jelo bāšad.”</text:span></text:p>
          </table:table-cell>
          <table:table-cell table:style-name="Table121.A1" office:value-type="string">
            <text:p text:style-name="P2613"><text:span text:style-name="T52">کوشش</text:span><text:span text:style-name="T484">کن</text:span><text:span text:style-name="T230">کهد</text:span><text:span text:style-name="T52">ر</text:span></text:p>
            <text:p text:style-name="P2614"><text:span text:style-name="T52">رديفھای</text:span><text:span text:style-name="T298">جلو</text:span><text:span text:style-name="T546">باشد</text:span><text:span text:style-name="T52">".</text:span></text:p>
          </table:table-cell>
        </table:table-row>
        <table:table-row table:style-name="Table121.4">
          <table:table-cell table:style-name="Table121.A1" office:value-type="string">
            <text:p text:style-name="P1067"><text:span text:style-name="T17">Сегодня отец раньше, чем всегда,</text:span></text:p>
            <text:p text:style-name="P2174"><text:span text:style-name="T17">приехал домой, и мы поехали в цирк.</text:span></text:p>
          </table:table-cell>
          <table:table-cell table:style-name="Table121.A1" office:value-type="string">
            <text:p text:style-name="P1080"><text:span text:style-name="T17">Emšab pedar-am zudtar az hamiše be</text:span></text:p>
            <text:p text:style-name="P1413"><text:span text:style-name="T17">xāne āmad va mā be sirk raftim.</text:span></text:p>
          </table:table-cell>
          <table:table-cell table:style-name="Table121.A1" office:value-type="string">
            <text:p text:style-name="P2615"><text:span text:style-name="T382">ھميشه</text:span><text:span text:style-name="T300">به</text:span><text:span text:style-name="T306">خانه</text:span><text:span text:style-name="T300">آمد</text:span><text:span text:style-name="T306">و</text:span><text:span text:style-name="T300">ما</text:span><text:span text:style-name="T51">امشب</text:span><text:span text:style-name="T316">پدرمزودتر</text:span><text:span text:style-name="T483">ا</text:span><text:span text:style-name="T51">ز</text:span></text:p>
            <text:p text:style-name="P1686"><text:span text:style-name="T58">به</text:span><text:span text:style-name="T205">سيرکرفتيم</text:span><text:span text:style-name="T58">.</text:span></text:p>
          </table:table-cell>
        </table:table-row>
        <table:table-row table:style-name="Table121.5">
          <table:table-cell table:style-name="Table121.A1" office:value-type="string">
            <text:p text:style-name="P988"><text:span text:style-name="T17">Было очень весело</text:span></text:p>
            <text:p text:style-name="P2616"><text:span text:style-name="T17">(«все хорошо прошло»).</text:span></text:p>
          </table:table-cell>
          <table:table-cell table:style-name="Table121.A1" office:value-type="string">
            <text:p text:style-name="P988"><text:span text:style-name="T17">Xeyli xoš gozašt.</text:span></text:p>
          </table:table-cell>
          <table:table-cell table:style-name="Table121.A1" office:value-type="string">
            <text:p text:style-name="P1045"><text:span text:style-name="T55">خيلی خوش گذشت.</text:span></text:p>
          </table:table-cell>
        </table:table-row>
        <table:table-row table:style-name="Table121.3">
          <table:table-cell table:style-name="Table121.A1" office:value-type="string">
            <text:p text:style-name="P2617"><text:span text:style-name="T17">Программа русского цирка неповторима («русские в цирковой игре не имеют</text:span></text:p>
            <text:p text:style-name="P989"><text:span text:style-name="T17">равных»).</text:span></text:p>
          </table:table-cell>
          <table:table-cell table:style-name="Table121.A1" office:value-type="string">
            <text:p text:style-name="P1247"><text:span text:style-name="T17">Rus-hā dar sirk-bāzi hamtā nadārand!</text:span></text:p>
          </table:table-cell>
          <table:table-cell table:style-name="Table121.A1" office:value-type="string">
            <text:p text:style-name="P2618"><text:span text:style-name="T108">رو</text:span><text:span text:style-name="T49">س</text:span><text:span text:style-name="T50">ھ</text:span><text:span text:style-name="T141">ا</text:span><text:span text:style-name="T49">در</text:span><text:span text:style-name="T58">س</text:span><text:span text:style-name="T121">يرک</text:span><text:span text:style-name="T120">ب</text:span><text:span text:style-name="T161">ا</text:span><text:span text:style-name="T102">زی</text:span></text:p>
            <text:p text:style-name="P1947"><text:span text:style-name="T55">ھمتا</text:span><text:span text:style-name="T413">ندارند</text:span><text:span text:style-name="T55">!</text:span></text:p>
          </table:table-cell>
        </table:table-row>
        <table:table-row table:style-name="Table121.5">
          <table:table-cell table:style-name="Table121.A1" office:value-type="string">
            <text:p text:style-name="P988"><text:span text:style-name="T17">20. Сегодня я с</text:span></text:p>
            <text:p text:style-name="P2620"><text:span text:style-name="T17">матерью поехал свататься.</text:span></text:p>
          </table:table-cell>
          <table:table-cell table:style-name="Table121.A1" office:value-type="string">
            <text:p text:style-name="P988"><text:span text:style-name="T17">Emruz man hamrāh-e</text:span></text:p>
            <text:p text:style-name="P1563"><text:span text:style-name="T17">mādar-am be xāstegāri raftam.</text:span></text:p>
          </table:table-cell>
          <table:table-cell table:style-name="Table121.A1" office:value-type="string">
            <text:p text:style-name="P1481"><text:span text:style-name="T49">امروز</text:span><text:span text:style-name="T242">منھمراهمادرم</text:span><text:span text:style-name="T390">ب</text:span><text:span text:style-name="T49">ه</text:span></text:p>
            <text:p text:style-name="P2181"><text:span text:style-name="T55">خواستگاری رفتم.</text:span></text:p>
          </table:table-cell>
        </table:table-row>
        <table:table-row table:style-name="Table121.5">
          <table:table-cell table:style-name="Table121.A1" office:value-type="string">
            <text:p text:style-name="P1499"><text:span text:style-name="T17">Она — подруга моей сестры, и ее зовут</text:span></text:p>
            <text:p text:style-name="P985"><text:span text:style-name="T17">Бану.</text:span></text:p>
          </table:table-cell>
          <table:table-cell table:style-name="Table121.A1" office:value-type="string">
            <text:p text:style-name="P2037"><text:span text:style-name="T17">U dust-e xāhar-e man va nām-aš Bānu ast.</text:span></text:p>
          </table:table-cell>
          <table:table-cell table:style-name="Table121.A1" office:value-type="string">
            <text:p text:style-name="P2621"><text:span text:style-name="T49">او</text:span><text:span text:style-name="T409">دوست</text:span><text:span text:style-name="T222">خواھرمن</text:span><text:span text:style-name="T384">و</text:span></text:p>
            <text:p text:style-name="P2622"><text:span text:style-name="T53">ن</text:span><text:span text:style-name="T160">ا</text:span><text:span text:style-name="T97">مش</text:span><text:span text:style-name="T49">"</text:span><text:span text:style-name="T145">بانو</text:span><text:span text:style-name="T49">"</text:span><text:span text:style-name="T67">است</text:span><text:span text:style-name="T270">.</text:span></text:p>
          </table:table-cell>
        </table:table-row>
        <table:table-row table:style-name="Table121.3">
          <table:table-cell table:style-name="Table121.A1" office:value-type="string">
            <text:p text:style-name="P2164"><text:span text:style-name="T17">Бану — девушка с хорошей фигурой, добрая, и хорошая хозяйка (andām —</text:span></text:p>
            <text:p text:style-name="P990"><text:span text:style-name="T17">фигура, туловище).</text:span></text:p>
          </table:table-cell>
          <table:table-cell table:style-name="Table121.A1" office:value-type="string">
            <text:p text:style-name="P1080"><text:span text:style-name="T17">Bānu doxtari xoš andām, mehrabān va xāne-dar-e xubi ast.</text:span></text:p>
          </table:table-cell>
          <table:table-cell table:style-name="Table121.A1" office:value-type="string">
            <text:p text:style-name="P2623"><text:span text:style-name="T528">مھربان</text:span><text:span text:style-name="T331">و خانهدار خوبی</text:span><text:span text:style-name="T110">بانو</text:span><text:span text:style-name="T459">دختری</text:span><text:span text:style-name="T558">خوشاندام</text:span><text:span text:style-name="T52">،</text:span></text:p>
            <text:p text:style-name="P1090"><text:span text:style-name="T339">است.</text:span></text:p>
          </table:table-cell>
        </table:table-row>
        <table:table-row table:style-name="Table121.5">
          <table:table-cell table:style-name="Table121.A1" office:value-type="string">
            <text:p text:style-name="P988"><text:span text:style-name="T17">Я познакомился с</text:span></text:p>
            <text:p text:style-name="P1429"><text:span text:style-name="T17">ней шесть месяцев назад.</text:span></text:p>
          </table:table-cell>
          <table:table-cell table:style-name="Table121.A1" office:value-type="string">
            <text:p text:style-name="P988"><text:span text:style-name="T17">Man šeš māh piš bā u</text:span></text:p>
            <text:p text:style-name="Table_20_Paragraph"><text:span text:style-name="T17">āšnā šodam.</text:span></text:p>
          </table:table-cell>
          <table:table-cell table:style-name="Table121.A1" office:value-type="string">
            <text:p text:style-name="P2624"><text:span text:style-name="T49">من</text:span><text:span text:style-name="T518">شش</text:span><text:span text:style-name="T575">ماه</text:span><text:span text:style-name="T175">پيش</text:span><text:span text:style-name="T518">با</text:span><text:span text:style-name="T479">ا</text:span><text:span text:style-name="T49">و</text:span></text:p>
            <text:p text:style-name="P1932"><text:span text:style-name="T55">آشنا</text:span><text:span text:style-name="T506">شدم</text:span><text:span text:style-name="T55">.</text:span></text:p>
          </table:table-cell>
        </table:table-row>
        <table:table-row table:style-name="Table121.11">
          <table:table-cell table:style-name="Table121.A1" office:value-type="string">
            <text:p text:style-name="P988"><text:span text:style-name="T17">Я надел мою самую</text:span></text:p>
          </table:table-cell>
          <table:table-cell table:style-name="Table121.A1" office:value-type="string">
            <text:p text:style-name="P988"><text:span text:style-name="T17">Man behtarin jāme-hā-</text:span></text:p>
          </table:table-cell>
          <table:table-cell table:style-name="Table121.A1" office:value-type="string">
            <text:p text:style-name="P1063"><text:span text:style-name="T55">من بھترين جامهھايم را</text:span></text:p>
          </table:table-cell>
        </table:table-row>
      </table:table>
      <table:table table:name="Table122" table:style-name="Table122">
        <table:table-column table:style-name="Table122.A" table:number-columns-repeated="3"/>
        <table:table-row table:style-name="Table122.1">
          <table:table-cell table:style-name="Table122.A1" office:value-type="string">
            <text:p text:style-name="P1504"><text:span text:style-name="T17">лучшую одежду, и мы поехали к ним</text:span></text:p>
            <text:p text:style-name="P985"><text:span text:style-name="T17">домой.</text:span></text:p>
          </table:table-cell>
          <table:table-cell table:style-name="Table122.A1" office:value-type="string">
            <text:p text:style-name="P1853"><text:span text:style-name="T17">yam-rā pušidam va mā be xāne-ye ānhā</text:span></text:p>
            <text:p text:style-name="P985"><text:span text:style-name="T17">raftim.</text:span></text:p>
          </table:table-cell>
          <table:table-cell table:style-name="Table122.A1" office:value-type="string">
            <text:p text:style-name="P1045"><text:span text:style-name="T55">پوشيدم</text:span><text:span text:style-name="T185">و ما به خانه آنھ</text:span><text:span text:style-name="T55">ا</text:span></text:p>
            <text:p text:style-name="P1082"><text:span text:style-name="T503">رفتيم.</text:span></text:p>
          </table:table-cell>
        </table:table-row>
        <table:table-row table:style-name="Table122.2">
          <table:table-cell table:style-name="Table122.A2" office:value-type="string">
            <text:p text:style-name="P981"><text:span text:style-name="T17">Когда я, моя и ее</text:span></text:p>
          </table:table-cell>
          <table:table-cell table:style-name="Table122.A2" office:value-type="string">
            <text:p text:style-name="P981"><text:span text:style-name="T17">Dar otāq-e pezirāyi</text:span></text:p>
          </table:table-cell>
          <table:table-cell table:style-name="Table122.A1" table:number-rows-spanned="8" office:value-type="string">
            <text:p text:style-name="P2625"><text:span text:style-name="T51">که</text:span><text:span text:style-name="T548">در</text:span><text:span text:style-name="T336">آن</text:span><text:span text:style-name="T58">نشسته</text:span><text:span text:style-name="T196">بوديم،بانوبا</text:span><text:span text:style-name="T170">يک</text:span><text:span text:style-name="T51">که</text:span><text:span text:style-name="T579">من، مادرم و مادر</text:span><text:span text:style-name="T51">بانو</text:span><text:span text:style-name="T407">در</text:span><text:span text:style-name="T58">اتاق پذيرايی ھنگامی</text:span><text:span text:style-name="T304">چای</text:span><text:span text:style-name="T317">و</text:span><text:span text:style-name="T198">شيرينی</text:span><text:span text:style-name="T171">بوددرون</text:span><text:span text:style-name="T51">سينی</text:span><text:span text:style-name="T346">در</text:span><text:span text:style-name="T404">دس</text:span><text:span text:style-name="T51">ت</text:span></text:p>
            <text:p text:style-name="P2626"><text:span text:style-name="T49">اتاق</text:span><text:span text:style-name="T384">آمد</text:span><text:span text:style-name="T49">.</text:span></text:p>
          </table:table-cell>
        </table:table-row>
        <table:table-row table:style-name="Table122.3">
          <table:table-cell table:style-name="Table122.A3" office:value-type="string">
            <text:p text:style-name="P995"><text:span text:style-name="T17">матери сидели в</text:span></text:p>
          </table:table-cell>
          <table:table-cell table:style-name="Table122.A3" office:value-type="string">
            <text:p text:style-name="P995"><text:span text:style-name="T17">hengāmi ke man,</text:span></text:p>
          </table:table-cell>
          <table:covered-table-cell/>
        </table:table-row>
        <table:table-row table:style-name="Table122.4">
          <table:table-cell table:style-name="Table122.A3" office:value-type="string">
            <text:p text:style-name="P995"><text:span text:style-name="T17">гостиной, Бану</text:span></text:p>
          </table:table-cell>
          <table:table-cell table:style-name="Table122.A3" office:value-type="string">
            <text:p text:style-name="P995"><text:span text:style-name="T17">mādar-am va mādar-e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вошла в комнату с</text:span></text:p>
          </table:table-cell>
          <table:table-cell table:style-name="Table122.A3" office:value-type="string">
            <text:p text:style-name="P995"><text:span text:style-name="T17">Bānu nešaste budim,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подносом в руках. На</text:span></text:p>
          </table:table-cell>
          <table:table-cell table:style-name="Table122.A3" office:value-type="string">
            <text:p text:style-name="P995"><text:span text:style-name="T17">Bānu bā yek sini dar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подносе были чай и</text:span></text:p>
          </table:table-cell>
          <table:table-cell table:style-name="Table122.A3" office:value-type="string">
            <text:p text:style-name="P995"><text:span text:style-name="T17">dast ke dar ān čāy va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сладости.</text:span></text:p>
          </table:table-cell>
          <table:table-cell table:style-name="Table122.A3" office:value-type="string">
            <text:p text:style-name="P995"><text:span text:style-name="T17">širini bud darun-e otāq</text:span></text:p>
          </table:table-cell>
          <table:covered-table-cell/>
        </table:table-row>
        <table:table-row table:style-name="Table122.3">
          <table:table-cell table:style-name="Table122.C3" office:value-type="string">
            <text:p text:style-name="P1005"/>
          </table:table-cell>
          <table:table-cell table:style-name="Table122.C3" office:value-type="string">
            <text:p text:style-name="P995"><text:span text:style-name="T17">āmad.</text:span></text:p>
          </table:table-cell>
          <table:covered-table-cell/>
        </table:table-row>
        <table:table-row table:style-name="Table122.10">
          <table:table-cell table:style-name="Table122.A1" office:value-type="string">
            <text:p text:style-name="P2215"><text:span text:style-name="T17">Она угостила нас и села с нами.</text:span></text:p>
          </table:table-cell>
          <table:table-cell table:style-name="Table122.A1" office:value-type="string">
            <text:p text:style-name="P1710"><text:span text:style-name="T17">Az mā pezirāyi kard va bā mā nešast.</text:span></text:p>
          </table:table-cell>
          <table:table-cell table:style-name="Table122.A1" office:value-type="string">
            <text:p text:style-name="P1019"><text:span text:style-name="T52">از</text:span><text:span text:style-name="T475">ماپذيرايیکردوبام</text:span><text:span text:style-name="T52">ا</text:span></text:p>
            <text:p text:style-name="P1024"><text:span text:style-name="T513">نشست.</text:span></text:p>
          </table:table-cell>
        </table:table-row>
        <table:table-row table:style-name="Table122.11">
          <table:table-cell table:style-name="Table122.A2" office:value-type="string">
            <text:p text:style-name="P983"><text:span text:style-name="T17">Наши матери</text:span></text:p>
          </table:table-cell>
          <table:table-cell table:style-name="Table122.A2" office:value-type="string">
            <text:p text:style-name="P983"><text:span text:style-name="T17">Mādarān-e mā dar</text:span></text:p>
          </table:table-cell>
          <table:table-cell table:style-name="Table122.A1" table:number-rows-spanned="5" office:value-type="string">
            <text:p text:style-name="P2627"><text:span text:style-name="T52">و</text:span><text:span text:style-name="T334">آيندهمنوبانوگفت</text:span><text:span text:style-name="T358">و</text:span><text:span text:style-name="T56">مادران</text:span><text:span text:style-name="T560">مادر</text:span><text:span text:style-name="T519">بارهزندگ</text:span><text:span text:style-name="T56">ی</text:span></text:p>
            <text:p text:style-name="P2628"><text:span text:style-name="T58">گو</text:span><text:span text:style-name="T589">کردند</text:span><text:span text:style-name="T58">.</text:span></text:p>
          </table:table-cell>
        </table:table-row>
        <table:table-row table:style-name="Table122.4">
          <table:table-cell table:style-name="Table122.A3" office:value-type="string">
            <text:p text:style-name="P995"><text:span text:style-name="T17">беседовали о</text:span></text:p>
          </table:table-cell>
          <table:table-cell table:style-name="Table122.A3" office:value-type="string">
            <text:p text:style-name="P995"><text:span text:style-name="T17">bāre-ye zendegi va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будущей жизни —</text:span></text:p>
          </table:table-cell>
          <table:table-cell table:style-name="Table122.A3" office:value-type="string">
            <text:p text:style-name="P995"><text:span text:style-name="T17">āyande-ye man va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моей и Бану.</text:span></text:p>
          </table:table-cell>
          <table:table-cell table:style-name="Table122.A3" office:value-type="string">
            <text:p text:style-name="P995"><text:span text:style-name="T17">Bānu goft-o-gu</text:span></text:p>
          </table:table-cell>
          <table:covered-table-cell/>
        </table:table-row>
        <table:table-row table:style-name="Table122.3">
          <table:table-cell table:style-name="Table122.C3" office:value-type="string">
            <text:p text:style-name="P1005"/>
          </table:table-cell>
          <table:table-cell table:style-name="Table122.C3" office:value-type="string">
            <text:p text:style-name="P995"><text:span text:style-name="T17">kardand.</text:span></text:p>
          </table:table-cell>
          <table:covered-table-cell/>
        </table:table-row>
        <table:table-row table:style-name="Table122.16">
          <table:table-cell table:style-name="Table122.A2" office:value-type="string">
            <text:p text:style-name="P983"><text:span text:style-name="T17">Моя мать сказала:</text:span></text:p>
          </table:table-cell>
          <table:table-cell table:style-name="Table122.A2" office:value-type="string">
            <text:p text:style-name="P983"><text:span text:style-name="T17">Mādar-am goft:</text:span></text:p>
          </table:table-cell>
          <table:table-cell table:style-name="Table122.A1" table:number-rows-spanned="9" office:value-type="string">
            <text:p text:style-name="P2629"><text:span text:style-name="T58">بانو</text:span><text:span text:style-name="T631">برگردان زبان</text:span><text:span text:style-name="T51">بزودی</text:span><text:span text:style-name="T535">پزشکمىشودو</text:span><text:span text:style-name="T124">مادرم</text:span><text:span text:style-name="T711">گفت</text:span><text:span text:style-name="T55">:</text:span><text:span text:style-name="T372">"</text:span><text:span text:style-name="T55">بابک</text:span></text:p>
            <text:p text:style-name="P2630"><text:span text:style-name="T55">خواھند</text:span><text:span text:style-name="T552">خريد</text:span><text:span text:style-name="T55">".</text:span><text:span text:style-name="T52">يک</text:span><text:span text:style-name="T310">خانه</text:span><text:span text:style-name="T666">يک اتاقه</text:span><text:span text:style-name="T110">خواھند</text:span><text:span text:style-name="T467">کرد</text:span><text:span text:style-name="T397">وبرای</text:span><text:span text:style-name="T250">خود</text:span><text:span text:style-name="T712">انگليسی،</text:span><text:span text:style-name="T485">آنھا</text:span><text:span text:style-name="T228">ھر</text:span><text:span text:style-name="T485">دو</text:span><text:span text:style-name="T309">کا</text:span><text:span text:style-name="T55">ر</text:span></text:p>
          </table:table-cell>
        </table:table-row>
        <table:table-row table:style-name="Table122.3">
          <table:table-cell table:style-name="Table122.A3" office:value-type="string">
            <text:p text:style-name="P995"><text:span text:style-name="T17">«Бабек скоро станет</text:span></text:p>
          </table:table-cell>
          <table:table-cell table:style-name="Table122.A3" office:value-type="string">
            <text:p text:style-name="P995"><text:span text:style-name="T17">“Bābak bezudi pezešk</text:span></text:p>
          </table:table-cell>
          <table:covered-table-cell/>
        </table:table-row>
        <text:soft-page-break/>
        <table:table-row table:style-name="Table122.4">
          <table:table-cell table:style-name="Table122.A3" office:value-type="string">
            <text:p text:style-name="P995"><text:span text:style-name="T17">врачом, а Бану —</text:span></text:p>
          </table:table-cell>
          <table:table-cell table:style-name="Table122.A3" office:value-type="string">
            <text:p text:style-name="P995"><text:span text:style-name="T17">mišavad va Bānu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переводчицей</text:span></text:p>
          </table:table-cell>
          <table:table-cell table:style-name="Table122.A3" office:value-type="string">
            <text:p text:style-name="P995"><text:span text:style-name="T17">bargardān-e zabān-e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английского языка.</text:span></text:p>
          </table:table-cell>
          <table:table-cell table:style-name="Table122.A3" office:value-type="string">
            <text:p text:style-name="P995"><text:span text:style-name="T17">engelisi, ānhā har-do</text:span></text:p>
          </table:table-cell>
          <table:covered-table-cell/>
        </table:table-row>
        <table:table-row table:style-name="Table122.4">
          <table:table-cell table:style-name="Table122.A3" office:value-type="string">
            <text:p text:style-name="P995"><text:span text:style-name="T17">Они будут работать и</text:span></text:p>
          </table:table-cell>
          <table:table-cell table:style-name="Table122.A3" office:value-type="string">
            <text:p text:style-name="P995"><text:span text:style-name="T17">kār xāhand kard va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купят</text:span></text:p>
          </table:table-cell>
          <table:table-cell table:style-name="Table122.A3" office:value-type="string">
            <text:p text:style-name="P995"><text:span text:style-name="T17">barā-ye xod yek xāne-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однокомнатную</text:span></text:p>
          </table:table-cell>
          <table:table-cell table:style-name="Table122.A3" office:value-type="string">
            <text:p text:style-name="P995"><text:span text:style-name="T17">ye yek otāq-e xāhand</text:span></text:p>
          </table:table-cell>
          <table:covered-table-cell/>
        </table:table-row>
        <table:table-row table:style-name="Table122.3">
          <table:table-cell table:style-name="Table122.C3" office:value-type="string">
            <text:p text:style-name="P995"><text:span text:style-name="T17">квартиру.»</text:span></text:p>
          </table:table-cell>
          <table:table-cell table:style-name="Table122.C3" office:value-type="string">
            <text:p text:style-name="P995"><text:span text:style-name="T17">xarid.</text:span></text:p>
          </table:table-cell>
          <table:covered-table-cell/>
        </table:table-row>
        <table:table-row table:style-name="Table122.1">
          <table:table-cell table:style-name="Table122.A1" office:value-type="string">
            <text:p text:style-name="P988"><text:span text:style-name="T17">Мы все были</text:span></text:p>
            <text:p text:style-name="P2631"><text:span text:style-name="T17">согласны и довольны.</text:span></text:p>
          </table:table-cell>
          <table:table-cell table:style-name="Table122.A1" office:value-type="string">
            <text:p text:style-name="P2632"><text:span text:style-name="T17">Hame xošnud va xandān budim.</text:span></text:p>
          </table:table-cell>
          <table:table-cell table:style-name="Table122.A1" office:value-type="string">
            <text:p text:style-name="P1019"><text:span text:style-name="T51">ھمه</text:span><text:span text:style-name="T345">خشنودو</text:span><text:span text:style-name="T549">خندا</text:span><text:span text:style-name="T51">ن</text:span></text:p>
            <text:p text:style-name="P1046"><text:span text:style-name="T342">بوديم.</text:span></text:p>
          </table:table-cell>
        </table:table-row>
        <table:table-row table:style-name="Table122.11">
          <table:table-cell table:style-name="Table122.A2" office:value-type="string">
            <text:p text:style-name="P983"><text:span text:style-name="T17">Тода наши матери</text:span></text:p>
          </table:table-cell>
          <table:table-cell table:style-name="Table122.A2" office:value-type="string">
            <text:p text:style-name="P983"><text:span text:style-name="T17">Sepas mādarān-e mā</text:span></text:p>
          </table:table-cell>
          <table:table-cell table:style-name="Table122.A1" table:number-rows-spanned="9" office:value-type="string">
            <text:p text:style-name="P2633"><text:span text:style-name="T58">انگشتر نامزدی</text:span><text:span text:style-name="T51">ھمديگر</text:span><text:span text:style-name="T593">را</text:span><text:span text:style-name="T313">در آغوش</text:span><text:span text:style-name="T55">"بابک</text:span><text:span text:style-name="T473">و</text:span><text:span text:style-name="T360">بانو، اکنون</text:span><text:span text:style-name="T124">سپس</text:span><text:span text:style-name="T424">مادران</text:span><text:span text:style-name="T547">ما گفتند</text:span><text:span text:style-name="T55">:</text:span><text:span text:style-name="T438">را</text:span><text:span text:style-name="T419">بهدست</text:span><text:span text:style-name="T506">ھم</text:span><text:span text:style-name="T419">کنيد</text:span><text:span text:style-name="T55">.</text:span><text:span text:style-name="T419">شاد</text:span><text:span text:style-name="T58">بگيريد</text:span><text:span text:style-name="T276">و</text:span></text:p>
            <text:p text:style-name="P1046"><text:span text:style-name="T50">کام</text:span><text:span text:style-name="T650">باشيد</text:span><text:span text:style-name="T50">"!</text:span></text:p>
          </table:table-cell>
        </table:table-row>
        <table:table-row table:style-name="Table122.3">
          <table:table-cell table:style-name="Table122.A3" office:value-type="string">
            <text:p text:style-name="P995"><text:span text:style-name="T17">сказали: «Бабек и</text:span></text:p>
          </table:table-cell>
          <table:table-cell table:style-name="Table122.A3" office:value-type="string">
            <text:p text:style-name="P995"><text:span text:style-name="T17">goftand: “Bābak va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Бану, обнимите друг</text:span></text:p>
          </table:table-cell>
          <table:table-cell table:style-name="Table122.A3" office:value-type="string">
            <text:p text:style-name="P995"><text:span text:style-name="T17">Bānu, aknun ham-</text:span></text:p>
          </table:table-cell>
          <table:covered-table-cell/>
        </table:table-row>
        <table:table-row table:style-name="Table122.4">
          <table:table-cell table:style-name="Table122.A3" office:value-type="string">
            <text:p text:style-name="P995"><text:span text:style-name="T17">друга («возьмите в</text:span></text:p>
          </table:table-cell>
          <table:table-cell table:style-name="Table122.A3" office:value-type="string">
            <text:p text:style-name="P995"><text:span text:style-name="T17">digar-rā dar āğuš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объятие») и</text:span></text:p>
          </table:table-cell>
          <table:table-cell table:style-name="Table122.A3" office:value-type="string">
            <text:p text:style-name="P995"><text:span text:style-name="T17">begirid va angoštar-e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обменяйтесь</text:span></text:p>
          </table:table-cell>
          <table:table-cell table:style-name="Table122.A3" office:value-type="string">
            <text:p text:style-name="P995"><text:span text:style-name="T17">nāmzadi-rā be dast-e</text:span></text:p>
          </table:table-cell>
          <table:covered-table-cell/>
        </table:table-row>
        <table:table-row table:style-name="Table122.4">
          <table:table-cell table:style-name="Table122.A3" office:value-type="string">
            <text:p text:style-name="P995"><text:span text:style-name="T17">кольцами в честь</text:span></text:p>
          </table:table-cell>
          <table:table-cell table:style-name="Table122.A3" office:value-type="string">
            <text:p text:style-name="P995"><text:span text:style-name="T17">ham konid. Šād-kām</text:span></text:p>
          </table:table-cell>
          <table:covered-table-cell/>
        </table:table-row>
        <table:table-row table:style-name="Table122.3">
          <table:table-cell table:style-name="Table122.A3" office:value-type="string">
            <text:p text:style-name="P995"><text:span text:style-name="T17">вашей помолвки.</text:span></text:p>
          </table:table-cell>
          <table:table-cell table:style-name="Table122.A3" office:value-type="string">
            <text:p text:style-name="P995"><text:span text:style-name="T17">bāšid!”</text:span></text:p>
          </table:table-cell>
          <table:covered-table-cell/>
        </table:table-row>
        <table:table-row table:style-name="Table122.3">
          <table:table-cell table:style-name="Table122.C3" office:value-type="string">
            <text:p text:style-name="P999"><text:span text:style-name="T17">Будьте счастливы</text:span></text:p>
          </table:table-cell>
          <table:table-cell table:style-name="Table122.C3" office:value-type="string">
            <text:p text:style-name="P1005"/>
          </table:table-cell>
          <table:covered-table-cell/>
        </table:table-row>
      </table:table>
      <table:table table:name="Table123" table:style-name="Table123">
        <table:table-column table:style-name="Table123.A" table:number-columns-repeated="3"/>
        <table:table-row table:style-name="Table123.1">
          <table:table-cell table:style-name="Table123.A1" office:value-type="string">
            <text:p text:style-name="P988"><text:span text:style-name="T17">(kām — желание;</text:span></text:p>
            <text:p text:style-name="P989"><text:span text:style-name="T17">наслаждение)!»</text:span></text:p>
          </table:table-cell>
          <table:table-cell table:style-name="Table123.A1" office:value-type="string">
            <text:p text:style-name="P1007"/>
          </table:table-cell>
          <table:table-cell table:style-name="Table123.A1" office:value-type="string">
            <text:p text:style-name="P1014"/>
          </table:table-cell>
        </table:table-row>
      </table:table>
      <text:p text:style-name="P38"><text:span text:style-name="T290">***************************************************</text:span></text:p>
      <text:p text:style-name="P85"/>
      <text:h text:style-name="P951" text:outline-level="3">Вопросы</text:h>
      <text:p text:style-name="P8"/>
      <text:p text:style-name="P8"/>
      <text:p text:style-name="P8"/>
      <text:p text:style-name="P53"/>
      <text:p text:style-name="P236"><text:span text:style-name="T720">١</text:span><text:span text:style-name="T721"><text:tab/>نام</text:span><text:span text:style-name="T723">شما</text:span><text:span text:style-name="T729">چيست</text:span><text:span text:style-name="T721">؟</text:span></text:p>
      <text:p text:style-name="P237"><text:span text:style-name="T720">٢</text:span><text:span text:style-name="T721"><text:tab/>نام</text:span><text:span text:style-name="T736">خانوادگی</text:span><text:span text:style-name="T745">شما چيست</text:span><text:span text:style-name="T721">؟</text:span></text:p>
      <text:p text:style-name="P239"><text:span text:style-name="T753">٣</text:span><text:span text:style-name="T754"><text:tab/>شما</text:span><text:span text:style-name="T755">کجا</text:span><text:span text:style-name="T763">زندگی مىکنيد</text:span><text:span text:style-name="T754">؟</text:span></text:p>
      <text:p text:style-name="P240"><text:span text:style-name="T753">۴</text:span><text:span text:style-name="T721"><text:tab/>آيا</text:span><text:span text:style-name="T767">شھر</text:span><text:span text:style-name="T773">مسکو</text:span><text:span text:style-name="T767">زيبا</text:span><text:span text:style-name="T773">است</text:span><text:span text:style-name="T721">؟</text:span></text:p>
      <text:p text:style-name="P241"><text:span text:style-name="T720">۵</text:span><text:span text:style-name="T721"><text:tab/>کار</text:span><text:span text:style-name="T777">شما</text:span><text:span text:style-name="T786">چيست</text:span><text:span text:style-name="T721">؟</text:span></text:p>
      <text:p text:style-name="P242"><text:span text:style-name="T753">۶</text:span><text:span text:style-name="T754"><text:tab/>آيا</text:span><text:span text:style-name="T790">شما</text:span><text:span text:style-name="T795">جھانگرد ھستيد</text:span><text:span text:style-name="T754">؟</text:span></text:p>
      <text:p text:style-name="P243"><text:span text:style-name="T753">٧</text:span><text:span text:style-name="T754"><text:tab/>آيا</text:span><text:span text:style-name="T802">شما</text:span><text:span text:style-name="T809">دانشجو ھستيد</text:span><text:span text:style-name="T754">؟</text:span></text:p>
      <text:p text:style-name="P244"><text:span text:style-name="T720">٨</text:span><text:span text:style-name="T721"><text:tab/>شما</text:span><text:span text:style-name="T814">دانشجوی</text:span><text:span text:style-name="T821">چه رشتهای ھستيد</text:span><text:span text:style-name="T721">؟</text:span></text:p>
      <text:p text:style-name="P245">٩<text:span text:style-name="T753"><text:tab/>شما</text:span><text:span text:style-name="T826">چه</text:span><text:span text:style-name="T832">روزی آزاد ھستيد</text:span><text:span text:style-name="T753">؟</text:span></text:p>
      <text:p text:style-name="P246"><text:span text:style-name="T720">٠١</text:span><text:span text:style-name="T753"><text:tab/>شماره</text:span><text:span text:style-name="T838">تلفن</text:span><text:span text:style-name="T848">ھمراه</text:span><text:span text:style-name="T854">شماچند</text:span><text:span text:style-name="T838">است</text:span><text:span text:style-name="T753">؟</text:span></text:p>
      <text:p text:style-name="P247"><text:span text:style-name="T720">١١</text:span><text:span text:style-name="T861"><text:tab/>ديدار</text:span><text:span text:style-name="T863">ما</text:span><text:span text:style-name="T871">کی</text:span><text:span text:style-name="T863">و</text:span><text:span text:style-name="T871">کجااست</text:span><text:span text:style-name="T861">؟</text:span></text:p>
      <text:p text:style-name="P248"><text:span text:style-name="T720">٢١</text:span><text:span text:style-name="T721"><text:tab/>برنامه</text:span><text:span text:style-name="T745">شما</text:span><text:span text:style-name="T881">برای فردا چيست</text:span><text:span text:style-name="T721">؟</text:span></text:p>
      <text:p text:style-name="P249"><text:span text:style-name="T720">٣١</text:span><text:span text:style-name="T721"><text:tab/>آيا</text:span><text:span text:style-name="T833">شما</text:span><text:span text:style-name="T890">آماده ھستيد</text:span><text:span text:style-name="T721">؟</text:span></text:p>
      <text:p text:style-name="P250">۴١<text:span text:style-name="T861"><text:tab/>شما</text:span><text:span text:style-name="T894">در</text:span><text:span text:style-name="T899">مسکو</text:span><text:span text:style-name="T894">ازکدامموزه</text:span><text:span text:style-name="T899">بازديد</text:span><text:span text:style-name="T894">کرديد</text:span><text:span text:style-name="T861">؟</text:span></text:p>
      <text:p text:style-name="P251">۵١<text:span text:style-name="T861"><text:tab/>امروز</text:span><text:span text:style-name="T834">ھوا</text:span><text:span text:style-name="T905">خوباست</text:span><text:span text:style-name="T834">يابد</text:span><text:span text:style-name="T861">؟</text:span></text:p>
      <text:p text:style-name="P252"><text:span text:style-name="T861">۶١</text:span><text:span text:style-name="T721"><text:tab/>بھای</text:span><text:span text:style-name="T910">بليتاتوبوسدر</text:span><text:span text:style-name="T916">مسکو</text:span><text:span text:style-name="T921">چنداست</text:span><text:span text:style-name="T721">؟</text:span></text:p>
      <text:p text:style-name="P253">٧١<text:span text:style-name="T861"><text:tab/>شما</text:span><text:span text:style-name="T927">کدامبازاررادوستداريد</text:span><text:span text:style-name="T861">؟</text:span></text:p>
      <text:p text:style-name="P254"><text:span text:style-name="T720">٨١</text:span><text:span text:style-name="T753"><text:tab/>شما</text:span><text:span text:style-name="T934">کدام</text:span><text:span text:style-name="T891">آشپزخانه را دوست داريد</text:span><text:span text:style-name="T753">؟</text:span></text:p>
      <text:p text:style-name="P255"><text:span text:style-name="T720">٩١</text:span><text:span text:style-name="T861"><text:tab/>خانه</text:span><text:span text:style-name="T944">شما</text:span><text:span text:style-name="T951">دور</text:span><text:span text:style-name="T927">است</text:span><text:span text:style-name="T951">يا</text:span><text:span text:style-name="T927">نزديک</text:span><text:span text:style-name="T861">؟</text:span></text:p>
      <text:p text:style-name="P257"><text:span text:style-name="T861">٠٢</text:span><text:span text:style-name="T753"><text:tab/>شما</text:span><text:span text:style-name="T955">چایرا</text:span><text:span text:style-name="T960">بی</text:span><text:span text:style-name="T955">شکر</text:span><text:span text:style-name="T960">يا</text:span><text:span text:style-name="T955">باشکر</text:span><text:span text:style-name="T960">مىنوشيد</text:span><text:span text:style-name="T753">؟</text:span></text:p>
      <text:p text:style-name="P258"><text:span text:style-name="T861">١٢</text:span><text:span text:style-name="T721"><text:tab/>ببخشيد</text:span><text:span text:style-name="T952">دخترخانم</text:span><text:span text:style-name="T721">!</text:span><text:span text:style-name="T796">دفتر</text:span><text:span text:style-name="T967">آموزشگاه</text:span><text:span text:style-name="T952">کجا</text:span><text:span text:style-name="T967">است</text:span><text:span text:style-name="T721">؟</text:span></text:p>
      <text:p text:style-name="P259">٢٢<text:span text:style-name="T861"><text:tab/>شما</text:span><text:span text:style-name="T951">ازکجا</text:span><text:span text:style-name="T797">آمديد</text:span><text:span text:style-name="T861">؟</text:span></text:p>
      <text:p text:style-name="P260"><text:span text:style-name="T971">٣٢</text:span><text:span text:style-name="T1035"><text:tab/></text:span><text:span text:style-name="T973">شما</text:span><text:span text:style-name="T721">ز</text:span><text:span text:style-name="T976">بان</text:span><text:span text:style-name="T977">فارسی</text:span>را<text:span text:style-name="T1036">ک</text:span><text:span text:style-name="T977">جا</text:span><text:span text:style-name="T978">ياد</text:span><text:span text:style-name="T1038">گ</text:span><text:span text:style-name="T1040">ر</text:span><text:span text:style-name="T979">فتي</text:span>د<text:span text:style-name="T1039">؟</text:span></text:p>
      <text:p text:style-name="P261"><text:span text:style-name="T861">۴٢</text:span><text:span text:style-name="T721"><text:tab/>شما</text:span><text:span text:style-name="T1071">از</text:span><text:span text:style-name="T935">کدامشھرھایروسيه</text:span><text:span text:style-name="T1071">بازديد</text:span><text:span text:style-name="T935">کرديد</text:span><text:span text:style-name="T721">؟</text:span></text:p>
      <text:p text:style-name="P262"><text:span text:style-name="T753">۵٢</text:span><text:span text:style-name="T754"><text:tab/>شما</text:span><text:span text:style-name="T917">شھروند</text:span><text:span text:style-name="T872">کدام کشور ھستيد</text:span><text:span text:style-name="T754">؟</text:span></text:p>
      <text:p text:style-name="P263"><text:span text:style-name="T861">۶٢</text:span><text:span text:style-name="T754"><text:tab/>نام</text:span><text:span text:style-name="T835">فارسی</text:span><text:span text:style-name="T900">پرسپوليس چيست</text:span><text:span text:style-name="T754">؟</text:span></text:p>
      <text:p text:style-name="P264"><text:span text:style-name="T720">٧٢</text:span><text:span text:style-name="T753"><text:tab/>آيروفلوت</text:span><text:span text:style-name="T1077">روزانه</text:span><text:span text:style-name="T934">چند</text:span><text:span text:style-name="T918">پرواز</text:span><text:span text:style-name="T934">به</text:span><text:span text:style-name="T1077">سوچی</text:span><text:span text:style-name="T934">دارد</text:span><text:span text:style-name="T753">؟</text:span></text:p>
      <text:p text:style-name="P265"><text:span text:style-name="T720">٨٢</text:span><text:span text:style-name="T861"><text:tab/>ھما</text:span><text:span text:style-name="T1084">روزانهچندپروازبهشيرازدارد</text:span><text:span text:style-name="T861">؟</text:span></text:p>
      <text:p text:style-name="P266"><text:span text:style-name="T861">٩٢</text:span><text:span text:style-name="T721"><text:tab/>شھر</text:span><text:span text:style-name="T976">مسکو</text:span><text:span text:style-name="T1094">چند تا فرودگاه دارد</text:span><text:span text:style-name="T721">؟</text:span></text:p>
      <text:p text:style-name="P267"><text:span text:style-name="T861">٠٣</text:span><text:span text:style-name="T753"><text:tab/>شما</text:span><text:span text:style-name="T1110">درجھا</text:span><text:span text:style-name="T945">نکردی</text:span><text:span text:style-name="T1110">بهراھنمانياز</text:span><text:span text:style-name="T945">داريد</text:span><text:span text:style-name="T753">؟</text:span></text:p>
      <text:p text:style-name="P268"><text:span text:style-name="T861">١٣</text:span><text:span text:style-name="T754"><text:tab/>نام</text:span><text:span text:style-name="T1118">فرودگاه</text:span><text:span text:style-name="T1120">تھران</text:span><text:span text:style-name="T1125">چيست</text:span><text:span text:style-name="T754">؟</text:span></text:p>
      <text:p text:style-name="P269"><text:span text:style-name="T971">٢٣</text:span><text:span text:style-name="T1035"><text:tab/>از</text:span><text:span text:style-name="T980">تھران</text:span><text:span text:style-name="T1127">ت</text:span><text:span text:style-name="T981">ا</text:span><text:span text:style-name="T1128">شيراز</text:span><text:span text:style-name="T982">چند</text:span><text:span text:style-name="T983">ک</text:span><text:span text:style-name="T984">ي</text:span><text:span text:style-name="T1130">ل</text:span><text:span text:style-name="T985">و</text:span><text:span text:style-name="T1131">م</text:span><text:span text:style-name="T986">ت</text:span><text:span text:style-name="T1132">ر</text:span><text:span text:style-name="T987">است؟</text:span></text:p>
      <text:p text:style-name="P270"><text:span text:style-name="T861">٣٣</text:span><text:span text:style-name="T721"><text:tab/>تخت</text:span><text:span text:style-name="T1134">جمشيد</text:span><text:span text:style-name="T1121">کی</text:span><text:span text:style-name="T810">آبادشد</text:span><text:span text:style-name="T721">؟</text:span></text:p>
      <text:p text:style-name="P272"><text:span text:style-name="T720">۴٣</text:span><text:span text:style-name="T753"><text:tab/>مھمانخانه</text:span><text:span text:style-name="T1077">روسيه</text:span><text:span text:style-name="T1140">در کدام ميدان است</text:span><text:span text:style-name="T753">؟</text:span></text:p>
      <text:p text:style-name="P273"><text:span text:style-name="T861">۵٣</text:span><text:span text:style-name="T721"><text:tab/>نمايشگاه گل</text:span><text:span text:style-name="T736">در مسکو کجا است</text:span><text:span text:style-name="T721">؟</text:span></text:p>
      <text:p text:style-name="P274"><text:span text:style-name="T861">۶٣</text:span><text:span text:style-name="T721"><text:tab/>جزيره</text:span><text:span text:style-name="T1078">کيش</text:span><text:span text:style-name="T906">کجا است</text:span><text:span text:style-name="T721">؟</text:span></text:p>
      <text:p text:style-name="P278"><text:span text:style-name="T861">٧٣</text:span><text:span text:style-name="T754"><text:tab/>خليج</text:span><text:span text:style-name="T724">فارس</text:span><text:span text:style-name="T1144">به کدام اقيانوس پيوسته است</text:span><text:span text:style-name="T754">؟</text:span></text:p>
      <text:p text:style-name="P279"><text:span text:style-name="T720">٨٣</text:span><text:span text:style-name="T753"><text:tab/>در</text:span><text:span text:style-name="T774">بحرين</text:span><text:span text:style-name="T768">مردم</text:span><text:span text:style-name="T774">به</text:span><text:span text:style-name="T1148">چه</text:span><text:span text:style-name="T768">زبانی</text:span><text:span text:style-name="T774">سخنمىگويند</text:span><text:span text:style-name="T753">؟</text:span></text:p>
      <text:p text:style-name="P280"><text:span text:style-name="T971">٩٣</text:span><text:span text:style-name="T1035"><text:tab/></text:span><text:span text:style-name="T974">کدام</text:span><text:span text:style-name="T721">ز</text:span><text:span text:style-name="T976">بان</text:span><text:span text:style-name="T1039">ز</text:span><text:span text:style-name="T989">ي</text:span><text:span text:style-name="T990">باتر</text:span><text:span text:style-name="T1153">است</text:span><text:span text:style-name="T977">فارسی</text:span><text:span text:style-name="T981">يا</text:span><text:span text:style-name="T861">چ</text:span><text:span text:style-name="T1154">ي</text:span><text:span text:style-name="T988">ن</text:span><text:span text:style-name="T1155">ی؟</text:span></text:p>
      <text:p text:style-name="P281"><text:span text:style-name="T753">٠۴</text:span><text:span text:style-name="T754"><text:tab/>کدام</text:span><text:span text:style-name="T1157">شھر</text:span><text:span text:style-name="T907">باستانی تر است</text:span><text:span text:style-name="T754">:مسکو يا کيف؟</text:span></text:p>
      <text:p text:style-name="P282"><text:span text:style-name="T861">١۴</text:span><text:span text:style-name="T721"><text:tab/>آيا</text:span><text:span text:style-name="T1121">سرزمينروسيه</text:span><text:span text:style-name="T1162">ھميشهبھاراست</text:span><text:span text:style-name="T721">؟</text:span></text:p>
      <text:p text:style-name="P283"><text:span text:style-name="T861">٢۴</text:span><text:span text:style-name="T754"><text:tab/>نام</text:span><text:span text:style-name="T787">بزرگترين</text:span><text:span text:style-name="T790">بندر روسيه چيست</text:span><text:span text:style-name="T754">؟</text:span></text:p>
      <text:p text:style-name="P284">٣۴<text:span text:style-name="T861"><text:tab/>راھنمای</text:span><text:span text:style-name="T1168">ما</text:span><text:span text:style-name="T849">درآسمانچيست</text:span><text:span text:style-name="T861">؟</text:span></text:p>
      <text:p text:style-name="P285"><text:span text:style-name="T861">۴۴</text:span><text:span text:style-name="T721"><text:tab/>کشتيران</text:span><text:span text:style-name="T910">در</text:span><text:span text:style-name="T821">زمين</text:span><text:span text:style-name="T921">کارمىکند</text:span><text:span text:style-name="T821">يا</text:span><text:span text:style-name="T921">دردريا</text:span><text:span text:style-name="T721">؟</text:span></text:p>
      <text:p text:style-name="P286"><text:span text:style-name="T720">۵۴</text:span><text:span text:style-name="T753"><text:tab/>روسيه</text:span><text:span text:style-name="T778">در</text:span><text:span text:style-name="T1163">کدام سوی اروپا است</text:span><text:span text:style-name="T753">؟</text:span></text:p>
      <text:p text:style-name="P287"><text:span text:style-name="T720">۶۴</text:span><text:span text:style-name="T721"><text:tab/>کار</text:span><text:span text:style-name="T1111">بازرگانچيست</text:span><text:span text:style-name="T721">؟</text:span></text:p>
      <text:p text:style-name="P288"><text:span text:style-name="T861">٧۴</text:span><text:span text:style-name="T721"><text:tab/>شھر</text:span><text:span text:style-name="T1173">بمبی</text:span><text:span text:style-name="T791">در</text:span><text:span text:style-name="T1173">کدامکشوراست</text:span><text:span text:style-name="T721">؟</text:span></text:p>
      <text:p text:style-name="P289"><text:span text:style-name="T861">٨۴</text:span><text:span text:style-name="T754"><text:tab/>شما</text:span><text:span text:style-name="T755">دوست</text:span><text:span text:style-name="T724">داريد فيلم ھندی تماشا کنيد</text:span><text:span text:style-name="T754">؟</text:span></text:p>
      <text:p text:style-name="P290"><text:span text:style-name="T753">٩۴</text:span><text:span text:style-name="T754"><text:tab/>کدام</text:span><text:span text:style-name="T1179">زبان</text:span><text:span text:style-name="T1188">به فارسی نزديکتر است</text:span><text:span text:style-name="T754">:ھندی يا چينی؟</text:span></text:p>
      <text:p text:style-name="P291"><text:span text:style-name="T720">٠۵</text:span><text:span text:style-name="T753"><text:tab/>زبان</text:span><text:span text:style-name="T768">آلمانی</text:span><text:span text:style-name="T774">از</text:span><text:span text:style-name="T768">خانواده</text:span><text:span text:style-name="T774">کدام</text:span><text:span text:style-name="T838">زبانھا</text:span><text:span text:style-name="T774">است</text:span><text:span text:style-name="T753">؟</text:span></text:p>
      <text:p text:style-name="P293"><text:span text:style-name="T861">١۵</text:span><text:span text:style-name="T754"><text:tab/>زبانھای</text:span><text:span text:style-name="T827">ھندواروپايی</text:span><text:span text:style-name="T855">را نام ببريد</text:span><text:span text:style-name="T754">؟</text:span></text:p>
      <text:p text:style-name="P294"><text:span text:style-name="T720">٢۵</text:span><text:span text:style-name="T753"><text:tab/>کدام</text:span><text:span text:style-name="T1122">خوراک</text:span><text:span text:style-name="T1135">خوشمزهاست</text:span><text:span text:style-name="T1163">ولی</text:span><text:span text:style-name="T1135">خيلیفلفل</text:span><text:span text:style-name="T1122">دارد</text:span><text:span text:style-name="T753">؟</text:span></text:p>
      <text:p text:style-name="P295"><text:span text:style-name="T861">٣۵</text:span><text:span text:style-name="T721"><text:tab/>پس</text:span><text:span text:style-name="T1071">ازبازديداز</text:span><text:span text:style-name="T935">ھند،</text:span><text:span text:style-name="T1071">ايوانبه</text:span><text:span text:style-name="T935">کجا</text:span><text:span text:style-name="T916">بازگشت</text:span><text:span text:style-name="T721">؟</text:span></text:p>
      <text:p text:style-name="P296"><text:span text:style-name="T720">۴۵</text:span><text:span text:style-name="T721"><text:tab/>چھره</text:span><text:span text:style-name="T723">شما</text:span><text:span text:style-name="T1192">کجايی است</text:span><text:span text:style-name="T721">؟</text:span></text:p>
      <text:p text:style-name="P297"><text:span text:style-name="T861">۵۵</text:span><text:span text:style-name="T754"><text:tab/>شما</text:span><text:span text:style-name="T1196">به</text:span><text:span text:style-name="T802">چند زبان آشنا ھستيد</text:span><text:span text:style-name="T754">؟</text:span></text:p>
      <text:p text:style-name="P298"><text:span text:style-name="T720">۶۵</text:span><text:span text:style-name="T721"><text:tab/>کار</text:span><text:span text:style-name="T1202">پدر</text:span><text:span text:style-name="T821">شما چيست</text:span><text:span text:style-name="T721">؟</text:span></text:p>
      <text:p text:style-name="P299"><text:span text:style-name="T861">٧۵</text:span><text:span text:style-name="T754"><text:tab/>شما</text:span><text:span text:style-name="T1207">مسلمان</text:span><text:span text:style-name="T1211">ھستيد يا مسيحی</text:span><text:span text:style-name="T754">؟</text:span></text:p>
      <text:p text:style-name="P300"><text:span text:style-name="T720">٨۵</text:span><text:span text:style-name="T753"><text:tab/>شما</text:span><text:span text:style-name="T922">ھر</text:span><text:span text:style-name="T822">شب</text:span><text:span text:style-name="T922">کی</text:span><text:span text:style-name="T822">و</text:span><text:span text:style-name="T911">کجا</text:span><text:span text:style-name="T922">شاممىخوريد</text:span><text:span text:style-name="T753">؟</text:span></text:p>
      <text:p text:style-name="P301">٩۵<text:span text:style-name="T861"><text:tab/>شما</text:span><text:span text:style-name="T1136">نامهنگاریرا</text:span><text:span text:style-name="T1174">دوست</text:span><text:span text:style-name="T1136">داريد</text:span><text:span text:style-name="T861">؟</text:span></text:p>
      <text:p text:style-name="P303"><text:span text:style-name="T861">٠۶</text:span><text:span text:style-name="T721"><text:tab/>ايران</text:span><text:span text:style-name="T764">سرزمين</text:span><text:span text:style-name="T745">چند آيين است</text:span><text:span text:style-name="T721">؟</text:span></text:p>
      <text:p text:style-name="P305">١۶<text:span text:style-name="T861"><text:tab/>آدرس</text:span><text:span text:style-name="T923">خانه</text:span><text:span text:style-name="T894">شما کدام است</text:span><text:span text:style-name="T861">؟</text:span></text:p>
      <text:p text:style-name="P238"><text:span text:style-name="T720">٢۶</text:span><text:span text:style-name="T753"><text:tab/>پالک</text:span><text:span text:style-name="T1077">خانه</text:span><text:span text:style-name="T953">شما چند است</text:span><text:span text:style-name="T753">؟</text:span></text:p>
      <text:p text:style-name="P307">٣۶<text:span text:style-name="T861"><text:tab/>زبان</text:span><text:span text:style-name="T968">مادریشما</text:span><text:span text:style-name="T956">چيست</text:span><text:span text:style-name="T861">؟</text:span></text:p>
      <text:p text:style-name="P308">۴۶<text:span text:style-name="T721"><text:tab/>مردم</text:span><text:span text:style-name="T1041">شناس کيست</text:span><text:span text:style-name="T721">؟</text:span></text:p>
      <text:p text:style-name="P309"><text:span text:style-name="T861">۵۶</text:span><text:span text:style-name="T754"><text:tab/>زبان</text:span><text:span text:style-name="T1214">شناس</text:span><text:span text:style-name="T1217">کيست</text:span><text:span text:style-name="T754">؟</text:span></text:p>
      <text:p text:style-name="P311"><text:span text:style-name="T861">۶۶</text:span><text:span text:style-name="T1037"><text:tab/>باستان</text:span><text:span text:style-name="T1220">شناس</text:span><text:span text:style-name="T1222">کيست</text:span><text:span text:style-name="T1037">؟</text:span></text:p>
      <text:p text:style-name="P310"><text:span text:style-name="T861">٧۶</text:span><text:span text:style-name="T721"><text:tab/>شھر</text:span><text:span text:style-name="T821">يزد</text:span><text:span text:style-name="T928">کجا است</text:span><text:span text:style-name="T721">؟</text:span></text:p>
      <text:p text:style-name="P312"><text:span text:style-name="T720">٨۶</text:span><text:span text:style-name="T753"><text:tab/>آدرس</text:span><text:span text:style-name="T1197">)</text:span><text:span text:style-name="T753">نشانی(</text:span><text:span text:style-name="T911">ايوان در مسکو کدام است</text:span><text:span text:style-name="T753">؟</text:span></text:p>
      <text:p text:style-name="P313"><text:span text:style-name="T720">٩۶</text:span><text:span text:style-name="T721"><text:tab/>آدرس</text:span><text:span text:style-name="T729">)</text:span><text:span text:style-name="T721">نشانی(</text:span><text:span text:style-name="T1223">شھناز در يزد چيست</text:span><text:span text:style-name="T721">؟</text:span></text:p>
      <text:p text:style-name="P275"><text:span text:style-name="T861">٠٧</text:span><text:span text:style-name="T754"><text:tab/>کار</text:span><text:span text:style-name="T755">پدر</text:span><text:span text:style-name="T724">شھناز چيست</text:span><text:span text:style-name="T754">؟</text:span></text:p>
      <text:p text:style-name="P314"><text:span text:style-name="T861">١٧</text:span><text:span text:style-name="T753"><text:tab/>ايوان</text:span><text:span text:style-name="T955">از</text:span><text:span text:style-name="T969">دفتر</text:span><text:span text:style-name="T955">ايران</text:span><text:span text:style-name="T969">پيما</text:span><text:span text:style-name="T955">چهخريد</text:span><text:span text:style-name="T753">؟</text:span></text:p>
      <text:p text:style-name="P315"><text:span text:style-name="T861">٢٧</text:span><text:span text:style-name="T754"><text:tab/>بھای</text:span><text:span text:style-name="T1207">)</text:span><text:span text:style-name="T754">نرخ(</text:span><text:span text:style-name="T1211">بليت چند بود</text:span><text:span text:style-name="T754">؟</text:span></text:p>
      <text:p text:style-name="P316"><text:span text:style-name="T861">٣٧</text:span><text:span text:style-name="T754"><text:tab/>نام</text:span><text:span text:style-name="T827">بلندترين</text:span><text:span text:style-name="T769">کوه ايران چيست</text:span><text:span text:style-name="T754">؟</text:span></text:p>
      <text:p text:style-name="P317"><text:span text:style-name="T720">۴٧</text:span><text:span text:style-name="T861"><text:tab/>چند</text:span><text:span text:style-name="T1227">استان</text:span><text:span text:style-name="T1141">ميانکوه</text:span><text:span text:style-name="T1227">ودريا</text:span><text:span text:style-name="T1141">جایدارند</text:span><text:span text:style-name="T861">؟</text:span></text:p>
      <text:p text:style-name="P319"><text:span text:style-name="T861">۵٧</text:span><text:span text:style-name="T754"><text:tab/>نام</text:span><text:span text:style-name="T815">بلندترين</text:span><text:span text:style-name="T1175">کوه جھان چيست</text:span><text:span text:style-name="T754">؟</text:span></text:p>
      <text:p text:style-name="P320"><text:span text:style-name="T720">۶٧</text:span><text:span text:style-name="T753"><text:tab/>آيا</text:span><text:span text:style-name="T1110">شھر</text:span><text:span text:style-name="T945">مسکو</text:span><text:span text:style-name="T1110">کوه</text:span><text:span text:style-name="T945">دارد</text:span><text:span text:style-name="T753">؟</text:span></text:p>
      <text:p text:style-name="P321"><text:span text:style-name="T861">٧٧</text:span><text:span text:style-name="T753"><text:tab/>بلندترين</text:span><text:span text:style-name="T960">کوه)</text:span><text:span text:style-name="T753">رشته</text:span><text:span text:style-name="T873">کوه</text:span><text:span text:style-name="T753">(</text:span><text:span text:style-name="T960">روسيهکدام</text:span><text:span text:style-name="T955">است؟</text:span><text:span text:style-name="T960">)</text:span><text:span text:style-name="T753">چه</text:span><text:span text:style-name="T873">نام</text:span><text:span text:style-name="T960">دارد؟</text:span><text:span text:style-name="T753">(</text:span></text:p>
      <text:p text:style-name="P322"><text:span text:style-name="T971">٨٧</text:span><text:span text:style-name="T1035"><text:tab/></text:span><text:span text:style-name="T975">بلندی</text:span><text:span text:style-name="T1038">ک</text:span><text:span text:style-name="T971">و</text:span><text:span text:style-name="T1039">ه</text:span><text:span text:style-name="T1231">اورست</text:span><text:span text:style-name="T1129">چ</text:span><text:span text:style-name="T982">ند</text:span><text:span text:style-name="T1129">متر</text:span><text:span text:style-name="T1133">است؟</text:span></text:p>
      <text:p text:style-name="P323"><text:span text:style-name="T971">٩٧</text:span><text:span text:style-name="T1035"><text:tab/></text:span><text:span text:style-name="T975">بلندی</text:span><text:span text:style-name="T1038">ک</text:span><text:span text:style-name="T971">و</text:span><text:span text:style-name="T1039">ه</text:span><text:span text:style-name="T992">دماوند</text:span><text:span text:style-name="T982">چند</text:span><text:span text:style-name="T1129">متر</text:span><text:span text:style-name="T1133">ا</text:span><text:span text:style-name="T987">ست؟</text:span></text:p>
      <text:p text:style-name="P324"><text:span text:style-name="T971">٠٨</text:span><text:span text:style-name="T1035"><text:tab/></text:span><text:span text:style-name="T974">کدام</text:span><text:span text:style-name="T1233">د</text:span><text:span text:style-name="T993">ريا</text:span><text:span text:style-name="T1234">به</text:span><text:span text:style-name="T1037">شھر</text:span><text:span text:style-name="T994">مسکو</text:span><text:span text:style-name="T1095">نزديکتر</text:span><text:span text:style-name="T1153">است</text:span><text:span text:style-name="T1093">:</text:span><text:span text:style-name="T995">بالتيک</text:span><text:span text:style-name="T989">ي</text:span><text:span text:style-name="T1238">ا</text:span><text:span text:style-name="T1042">س</text:span><text:span text:style-name="T980">ياه؟</text:span></text:p>
      <text:p text:style-name="P325"><text:span text:style-name="T861">١٨</text:span><text:span text:style-name="T721"><text:tab/>ايوان</text:span><text:span text:style-name="T1111">نشانیھتلدريارا</text:span><text:span text:style-name="T946">از</text:span><text:span text:style-name="T1111">کی</text:span><text:span text:style-name="T946">پرسيد</text:span><text:span text:style-name="T721">؟</text:span></text:p>
      <text:p text:style-name="P326"><text:span text:style-name="T720">٢٨</text:span><text:span text:style-name="T753"><text:tab/>ايوان</text:span><text:span text:style-name="T1163">چندشبدر</text:span><text:span text:style-name="T908">ھتل</text:span><text:span text:style-name="T1163">ماند</text:span><text:span text:style-name="T753">؟</text:span></text:p>
      <text:p text:style-name="P327">٣٨<text:span text:style-name="T753"><text:tab/>ميوه</text:span><text:span text:style-name="T1158">فروش</text:span><text:span text:style-name="T816">چه مىفروشد</text:span><text:span text:style-name="T753">؟</text:span></text:p>
      <text:p text:style-name="P328"><text:span text:style-name="T971">۴٨</text:span><text:span text:style-name="T1035"><text:tab/></text:span><text:span text:style-name="T975">آيا</text:span><text:span text:style-name="T1043">س</text:span><text:span text:style-name="T996">يب</text:span><text:span text:style-name="T1044">ز</text:span><text:span text:style-name="T997">مينی</text:span><text:span text:style-name="T1239">م</text:span><text:span text:style-name="T989">ي</text:span><text:span text:style-name="T971">و</text:span><text:span text:style-name="T1039">ه</text:span><text:span text:style-name="T987">است؟</text:span></text:p>
      <text:p text:style-name="P271"><text:span text:style-name="T720">۵٨</text:span><text:span text:style-name="T753"><text:tab/>داروساز</text:span><text:span text:style-name="T960">کجا</text:span><text:span text:style-name="T873">کار</text:span><text:span text:style-name="T960">مىکند</text:span><text:span text:style-name="T753">؟</text:span></text:p>
      <text:p text:style-name="P329">۶٨<text:span text:style-name="T861"><text:tab/>ايوان</text:span><text:span text:style-name="T770">از</text:span><text:span text:style-name="T775">ميوه</text:span><text:span text:style-name="T770">فروش</text:span><text:span text:style-name="T775">چهخريد</text:span><text:span text:style-name="T861">؟</text:span></text:p>
      <text:p text:style-name="P330">٧٨<text:span text:style-name="T720"><text:tab/>ايوان</text:span><text:span text:style-name="T1241">ازداروخانهچهخريد</text:span><text:span text:style-name="T720">؟</text:span></text:p>
      <text:section text:style-name="Sect2" text:name="Section1">
        <text:p text:style-name="P331"><text:span text:style-name="T861">خانه</text:span><text:span text:style-name="T951">شماچندتا</text:span><text:span text:style-name="T927">اتاق</text:span><text:span text:style-name="T951">دارد</text:span><text:span text:style-name="T861">؟</text:span></text:p>
        <text:p text:style-name="P332"><text:span text:style-name="T721">متروی</text:span><text:span text:style-name="T895">مسکو از کی تا کی کار مىکند</text:span><text:span text:style-name="T721">؟</text:span></text:p>
        <text:p text:style-name="P334"><text:span text:style-name="T1246">شما</text:span><text:span text:style-name="T918">ھر</text:span><text:span text:style-name="T922">روزکی</text:span><text:span text:style-name="T918">ازخواب</text:span><text:span text:style-name="T922">بيدار</text:span><text:span text:style-name="T911">مىشويد</text:span><text:span text:style-name="T753">؟</text:span></text:p>
        <text:p text:style-name="P335"><text:span text:style-name="T721">آيا</text:span><text:span text:style-name="T946">دومينيک</text:span><text:span text:style-name="T928">نخستينباربهايرانمىآيد</text:span><text:span text:style-name="T721">؟</text:span></text:p>
        <text:p text:style-name="P336"><text:span text:style-name="T1252">کدام</text:span><text:span text:style-name="T768">زبان</text:span><text:span text:style-name="T838">مانند</text:span><text:span text:style-name="T768">فرانسهخوش</text:span><text:span text:style-name="T1148">آھنگ</text:span><text:span text:style-name="T768">است</text:span><text:span text:style-name="T753">؟</text:span></text:p>
        <text:p text:style-name="P337"><text:span text:style-name="T721">شيرين</text:span><text:span text:style-name="T890">دانشجوی کدام دانشگاه است</text:span><text:span text:style-name="T721">؟</text:span></text:p>
        <text:p text:style-name="P338"><text:span text:style-name="T861">شيرين</text:span><text:span text:style-name="T956">در</text:span><text:span text:style-name="T968">چه</text:span><text:span text:style-name="T956">رشتهای</text:span><text:span text:style-name="T968">درس</text:span><text:span text:style-name="T956">مىخواند</text:span><text:span text:style-name="T861">؟</text:span></text:p>
        <text:p text:style-name="P339"><text:span text:style-name="T901">شيرين</text:span><text:span text:style-name="T810">از</text:span><text:span text:style-name="T1134">کدام</text:span><text:span text:style-name="T810">شھرايران</text:span><text:span text:style-name="T1134">بود</text:span><text:span text:style-name="T721">؟</text:span></text:p>
        <text:p text:style-name="P340"><text:span text:style-name="T890">نامھای</text:span><text:span text:style-name="T1180">ديگر دريای مازندران چيستند</text:span><text:span text:style-name="T721">؟</text:span></text:p>
        <text:p text:style-name="P341"><text:span text:style-name="T754">باکو</text:span><text:span text:style-name="T769">يا باد کوب چيست</text:span><text:span text:style-name="T754">؟</text:span></text:p>
        <text:p text:style-name="P346"><text:span text:style-name="T861">کدام</text:span><text:span text:style-name="T839">درياميانايران</text:span><text:span text:style-name="T770">و</text:span><text:span text:style-name="T856">روسيه</text:span><text:span text:style-name="T770">جای</text:span><text:span text:style-name="T839">دارد</text:span><text:span text:style-name="T861">؟</text:span></text:p>
        <text:p text:style-name="P229"><text:span text:style-name="T721">از</text:span><text:span text:style-name="T928">ديدگاهشماکدامزبان</text:span><text:span text:style-name="T952">آسانتر</text:span><text:span text:style-name="T946">است</text:span><text:span text:style-name="T952">فارسی</text:span><text:span text:style-name="T928">ياانگليسی</text:span><text:span text:style-name="T721">؟</text:span></text:p>
        <text:p text:style-name="P230"><text:span text:style-name="T721">از</text:span><text:span text:style-name="T850">ديدگاهشمازيباترين</text:span><text:span text:style-name="T857">شھر</text:span><text:span text:style-name="T850">روسيهکدام</text:span><text:span text:style-name="T857">است</text:span><text:span text:style-name="T721">؟</text:span></text:p>
        <text:p text:style-name="P230"><text:span text:style-name="T861">آقای</text:span><text:span text:style-name="T961">دومينيکچند</text:span><text:span text:style-name="T968">روز</text:span><text:span text:style-name="T961">در</text:span><text:span text:style-name="T956">روسيه</text:span><text:span text:style-name="T961">مىماند</text:span><text:span text:style-name="T861">؟</text:span></text:p>
        <text:p text:style-name="P347"><text:span text:style-name="T1256">راھنمای</text:span><text:span text:style-name="T753">دومينيک در آستراخان کی بود؟</text:span></text:p>
        <text:p text:style-name="P348"><text:span text:style-name="T1072">ايوان</text:span><text:span text:style-name="T854">مىخواھد</text:span><text:span text:style-name="T838">برای</text:span><text:span text:style-name="T854">کیراه</text:span><text:span text:style-name="T838">باز</text:span><text:span text:style-name="T854">کند</text:span><text:span text:style-name="T753">؟</text:span></text:p>
        <text:p text:style-name="P349"><text:span text:style-name="T721">راه</text:span><text:span text:style-name="T916">ابريشم</text:span><text:span text:style-name="T910">از</text:span><text:span text:style-name="T916">کجا</text:span><text:span text:style-name="T910">تا</text:span><text:span text:style-name="T1071">کجا</text:span><text:span text:style-name="T910">بود</text:span><text:span text:style-name="T721">؟</text:span></text:p>
        <text:p text:style-name="P350"><text:span text:style-name="T753">آيا</text:span><text:span text:style-name="T945">واژهآستراخانچينیاست</text:span><text:span text:style-name="T753">؟</text:span></text:p>
        <text:p text:style-name="P351"><text:span text:style-name="T753">کدام</text:span><text:span text:style-name="T922">دريا</text:span><text:span text:style-name="T911">ميان</text:span><text:span text:style-name="T922">اروپا</text:span><text:span text:style-name="T822">و</text:span><text:span text:style-name="T911">افريقا</text:span><text:span text:style-name="T922">جایدارد</text:span><text:span text:style-name="T753">؟</text:span></text:p>
        <text:p text:style-name="P352"><text:span text:style-name="T988">کدام</text:span><text:span text:style-name="T1233">د</text:span><text:span text:style-name="T993">ريا</text:span><text:span text:style-name="T1261">م</text:span><text:span text:style-name="T998">يان</text:span><text:span text:style-name="T1233">روسيه</text:span><text:span text:style-name="T971">و</text:span><text:span text:style-name="T999">ت</text:span>ر<text:span text:style-name="T983">ک</text:span><text:span text:style-name="T996">ي</text:span><text:span text:style-name="T1043">ه</text:span><text:span text:style-name="T1000">جای</text:span>د<text:span text:style-name="T971">ارد؟</text:span></text:p>
        <text:p text:style-name="P353"><text:span text:style-name="T861">آيا</text:span><text:span text:style-name="T968">واژهمسکوروسیاست</text:span><text:span text:style-name="T861">؟</text:span></text:p>
        <text:p text:style-name="P342"><text:span text:style-name="T753">آيا</text:span><text:span text:style-name="T768">دومينيکزبانروسیمىداند</text:span><text:span text:style-name="T753">؟</text:span></text:p>
        <text:p text:style-name="P354"><text:span text:style-name="T1232">نامه</text:span><text:span text:style-name="T1133">ر</text:span><text:span text:style-name="T987">سان</text:span><text:span text:style-name="T1036">ک</text:span><text:span text:style-name="T977">جا</text:span><text:span text:style-name="T980">کار</text:span><text:span text:style-name="T1263">م</text:span><text:span text:style-name="T1001">ى</text:span><text:span text:style-name="T1038">ک</text:span><text:span text:style-name="T993">ن</text:span><text:span text:style-name="T1233">د؟</text:span></text:p>
        <text:p text:style-name="P90"><text:span text:style-name="T49">٨٨</text:span></text:p>
        <text:p text:style-name="P355">٩٨</text:p>
        <text:p text:style-name="P356">٠٩</text:p>
        <text:p text:style-name="P355">١٩</text:p>
        <text:p text:style-name="P356">٢٩</text:p>
        <text:p text:style-name="P355">٣٩</text:p>
        <text:p text:style-name="P356">۴٩</text:p>
        <text:p text:style-name="P355">۵٩</text:p>
        <text:p text:style-name="P356"><text:soft-page-break/>۶٩</text:p>
        <text:p text:style-name="P355">٧٩</text:p>
        <text:p text:style-name="P356">٨٩</text:p>
        <text:p text:style-name="P355">٩٩</text:p>
        <text:p text:style-name="P359">٠٠١</text:p>
        <text:p text:style-name="P359">١٠١</text:p>
        <text:p text:style-name="P359">٢٠١</text:p>
        <text:p text:style-name="P360">٣٠١</text:p>
        <text:p text:style-name="P361">۴٠١</text:p>
        <text:p text:style-name="P360">۵٠١</text:p>
        <text:p text:style-name="P361">۶٠١</text:p>
        <text:p text:style-name="P360">٧٠١</text:p>
        <text:p text:style-name="P361">٨٠١</text:p>
        <text:p text:style-name="P360">٩٠١</text:p>
        <text:p text:style-name="P361">٠١١</text:p>
      </text:section>
      <text:section text:style-name="Sect2" text:name="Section2">
        <text:p text:style-name="P343"><text:span text:style-name="T861">جشن</text:span><text:span text:style-name="T1141">نو</text:span><text:span text:style-name="T1227">روز</text:span><text:span text:style-name="T1141">کیاست</text:span><text:span text:style-name="T861">؟</text:span></text:p>
        <text:p text:style-name="P341"><text:span text:style-name="T721">آيا</text:span><text:span text:style-name="T1212">شھناز زبان روسی مىداند</text:span><text:span text:style-name="T721">؟</text:span></text:p>
        <text:p text:style-name="P231"><text:span text:style-name="T721">شما</text:span><text:span text:style-name="T810">تا</text:span><text:span text:style-name="T1173">کنون</text:span><text:span text:style-name="T810">نامهنوشتهايد</text:span><text:span text:style-name="T721">؟</text:span></text:p>
        <text:p text:style-name="P229"><text:span text:style-name="T721">از</text:span><text:span text:style-name="T921">کدام</text:span><text:span text:style-name="T791">کشور</text:span><text:span text:style-name="T821">نامهبدستشھنازرسيد</text:span><text:span text:style-name="T721">؟</text:span></text:p>
        <text:p text:style-name="P231"><text:span text:style-name="T721">برادر</text:span><text:span text:style-name="T1208">شھناز به خواھرش چه گفت</text:span><text:span text:style-name="T721">؟</text:span></text:p>
        <text:p text:style-name="P341"><text:span text:style-name="T721">پاسخ</text:span><text:span text:style-name="T906">شھناز</text:span><text:span text:style-name="T833">چهبود</text:span><text:span text:style-name="T721">؟</text:span></text:p>
        <text:p text:style-name="P342"><text:span text:style-name="T753">مادر</text:span><text:span text:style-name="T945">شھنازبه</text:span><text:span text:style-name="T1110">دخترش</text:span><text:span text:style-name="T945">چهگفت</text:span><text:span text:style-name="T753">؟</text:span></text:p>
        <text:p text:style-name="P229"><text:span text:style-name="T721">پاسخ</text:span><text:span text:style-name="T935">شھناز</text:span><text:span text:style-name="T1071">بهايوانچهبود</text:span><text:span text:style-name="T721">؟</text:span></text:p>
        <text:p text:style-name="P342"><text:span text:style-name="T753">آيا</text:span><text:span text:style-name="T1228">نوروز</text:span><text:span text:style-name="T1140">نخستين</text:span><text:span text:style-name="T1228">روززمستان</text:span><text:span text:style-name="T1140">است</text:span><text:span text:style-name="T753">؟</text:span></text:p>
        <text:p text:style-name="P229"><text:span text:style-name="T720">واژه</text:span><text:span text:style-name="T1253">نوروز</text:span><text:span text:style-name="T1264">ازچند</text:span><text:span text:style-name="T1253">واژه</text:span><text:span text:style-name="T1264">ساختهشده</text:span><text:span text:style-name="T1253">است</text:span><text:span text:style-name="T720">؟</text:span></text:p>
        <text:p text:style-name="P342"><text:span text:style-name="T753">آيا</text:span><text:span text:style-name="T929">شماگاھی،نامدوستان</text:span><text:span text:style-name="T953">خود</text:span><text:span text:style-name="T929">رافراموشمىکنيد</text:span><text:span text:style-name="T753">؟</text:span></text:p>
        <text:p text:style-name="P341"><text:span text:style-name="T721">تابستان</text:span><text:span text:style-name="T890">چند ماه است</text:span><text:span text:style-name="T721">؟</text:span></text:p>
        <text:p text:style-name="P344"><text:span text:style-name="T753">ماه</text:span><text:span text:style-name="T848">تير</text:span><text:span text:style-name="T1169">برابرکدامماهميالدی</text:span><text:span text:style-name="T848">است</text:span><text:span text:style-name="T753">؟</text:span></text:p>
        <text:p text:style-name="P344"><text:span text:style-name="T861">ھر</text:span><text:span text:style-name="T775">سالچندماهاست</text:span><text:span text:style-name="T861">؟</text:span></text:p>
        <text:p text:style-name="P344"><text:span text:style-name="T861">ھر</text:span><text:span text:style-name="T1149">سال</text:span><text:span text:style-name="T1112">چند</text:span><text:span text:style-name="T1268">روزاست</text:span><text:span text:style-name="T861">؟</text:span></text:p>
        <text:p text:style-name="P342"><text:span text:style-name="T721">ھر</text:span><text:span text:style-name="T773">سال</text:span><text:span text:style-name="T1150">چند</text:span><text:span text:style-name="T773">ھفته</text:span><text:span text:style-name="T1150">است</text:span><text:span text:style-name="T721">؟</text:span></text:p>
        <text:p text:style-name="P341"><text:span text:style-name="T720">ھر</text:span><text:span text:style-name="T1229">ماه</text:span><text:span text:style-name="T1142">چند</text:span><text:span text:style-name="T1229">روزاست</text:span><text:span text:style-name="T720">؟</text:span></text:p>
        <text:p text:style-name="P342"><text:span text:style-name="T721">ھر</text:span><text:span text:style-name="T1274">ماه چند ھفته است</text:span><text:span text:style-name="T721">؟</text:span></text:p>
        <text:p text:style-name="P341"><text:span text:style-name="T721">ھر</text:span><text:span text:style-name="T1085">ھفته چند روز است</text:span><text:span text:style-name="T721">؟</text:span></text:p>
        <text:p text:style-name="P342"><text:span text:style-name="T982">نام</text:span><text:span text:style-name="T993">خانوادگی</text:span><text:span text:style-name="T1236">ش</text:span><text:span text:style-name="T981">ھ</text:span><text:span text:style-name="T1002">ن</text:span><text:span text:style-name="T1003">ا</text:span><text:span text:style-name="T1045">ز</text:span><text:span text:style-name="T1129">چ</text:span><text:span text:style-name="T982">يست؟</text:span></text:p>
        <text:p text:style-name="P229"><text:span text:style-name="T861">شما</text:span><text:span text:style-name="T1279">خودرو داريد</text:span><text:span text:style-name="T861">؟</text:span></text:p>
        <text:p text:style-name="P231"><text:span text:style-name="T861">ميان</text:span><text:span text:style-name="T1149">آلمان</text:span><text:span text:style-name="T775">و</text:span><text:span text:style-name="T1149">ايران</text:span><text:span text:style-name="T775">چندکشور</text:span><text:span text:style-name="T1149">جایدارند</text:span><text:span text:style-name="T861">؟</text:span></text:p>
        <text:p text:style-name="P229"><text:span text:style-name="T753">آقای</text:span><text:span text:style-name="T955">ھلمتدر</text:span><text:span text:style-name="T960">کدام</text:span><text:span text:style-name="T955">شھر</text:span><text:span text:style-name="T960">آلمانزندگی</text:span><text:span text:style-name="T955">مىکند</text:span><text:span text:style-name="T753">؟</text:span></text:p>
        <text:p text:style-name="P91"><text:span text:style-name="T49">١١١</text:span></text:p>
        <text:p text:style-name="P361">٢١١</text:p>
        <text:p text:style-name="P360">٣١١</text:p>
        <text:p text:style-name="P361">۴١١</text:p>
        <text:p text:style-name="P360">۵١١</text:p>
        <text:p text:style-name="P361">۶١١</text:p>
        <text:p text:style-name="P360">٧١١</text:p>
        <text:p text:style-name="P361">٨١١</text:p>
        <text:p text:style-name="P360">٩١١</text:p>
        <text:p text:style-name="P361">٠٢١</text:p>
        <text:p text:style-name="P360">١٢١</text:p>
        <text:p text:style-name="P361">٢٢١</text:p>
        <text:p text:style-name="P359">٣٢١</text:p>
        <text:p text:style-name="P359">۴٢١</text:p>
        <text:p text:style-name="P359">۵٢١</text:p>
        <text:p text:style-name="P360">۶٢١</text:p>
        <text:p text:style-name="P361"><text:soft-page-break/>٧٢١</text:p>
        <text:p text:style-name="P360">٨٢١</text:p>
        <text:p text:style-name="P361">٩٢١</text:p>
        <text:p text:style-name="P360">٠٣١</text:p>
        <text:p text:style-name="P361">١٣١</text:p>
        <text:p text:style-name="P360">٢٣١</text:p>
        <text:p text:style-name="P361">٣٣١</text:p>
      </text:section>
      <text:section text:style-name="Sect3" text:name="Section3">
        <text:p text:style-name="P362"><text:span text:style-name="T753">آيا</text:span><text:span text:style-name="T832">آموختنزبانفارسی</text:span><text:span text:style-name="T1169">برایشما</text:span><text:span text:style-name="T832">سودمند</text:span><text:span text:style-name="T1169">است</text:span><text:span text:style-name="T753">؟</text:span></text:p>
        <text:p text:style-name="P229"><text:span text:style-name="T721">آقای</text:span><text:span text:style-name="T1285">ھلمت از کدام شھرھای ايران مىخواھد بازديد کند</text:span><text:span text:style-name="T721">؟</text:span></text:p>
        <text:p text:style-name="P342"><text:span text:style-name="T721">ايوان</text:span><text:span text:style-name="T957">گزارش ھلمت را از کدام ايستگاه راديو شنيد</text:span><text:span text:style-name="T721">؟</text:span></text:p>
        <text:p text:style-name="P363"><text:span text:style-name="T1287">خواھش</text:span><text:span text:style-name="T720">ايوان از ھلمت چه بود؟</text:span></text:p>
        <text:p text:style-name="P364"><text:span text:style-name="T721">پايتخت</text:span><text:span text:style-name="T764">اتريش چه نام دارد</text:span><text:span text:style-name="T721">؟</text:span></text:p>
        <text:p text:style-name="P365"><text:span text:style-name="T721">پايتخت</text:span><text:span text:style-name="T857">ترکيه</text:span><text:span text:style-name="T840">چه</text:span><text:span text:style-name="T857">نام</text:span><text:span text:style-name="T840">دارد</text:span><text:span text:style-name="T721">؟</text:span></text:p>
        <text:p text:style-name="P304"><text:span text:style-name="T1290">نام</text:span><text:span text:style-name="T953">دوستدخترھلمت</text:span><text:span text:style-name="T798">چيست</text:span><text:span text:style-name="T753">؟</text:span></text:p>
        <text:p text:style-name="P229"><text:span text:style-name="T753">واژه</text:span><text:span text:style-name="T922">تبريز</text:span><text:span text:style-name="T911">از</text:span><text:span text:style-name="T922">چند</text:span><text:span text:style-name="T911">واژهساختهشده</text:span><text:span text:style-name="T922">است</text:span><text:span text:style-name="T753">؟</text:span></text:p>
        <text:p text:style-name="P231"><text:span text:style-name="T754">شما</text:span><text:span text:style-name="T790">با</text:span><text:span text:style-name="T823">نقشهشھرمسکوآشناھستيد</text:span><text:span text:style-name="T754">؟</text:span></text:p>
        <text:p text:style-name="P366"><text:span text:style-name="T1293">بھترين</text:span><text:span text:style-name="T753">راھنما در شھر کدام است:مردم يا نقشه؟</text:span></text:p>
        <text:p text:style-name="P367"><text:span text:style-name="T1296">شما</text:span><text:span text:style-name="T792">درکدام</text:span><text:span text:style-name="T822">شھر</text:span><text:span text:style-name="T1176">زاده</text:span><text:span text:style-name="T822">شديد</text:span><text:span text:style-name="T753">؟</text:span></text:p>
        <text:p text:style-name="P229"><text:span text:style-name="T753">شھرداری</text:span><text:span text:style-name="T1122">مسکودر</text:span><text:span text:style-name="T1163">کدام</text:span><text:span text:style-name="T1122">خيابان</text:span><text:span text:style-name="T1163">است</text:span><text:span text:style-name="T753">؟</text:span></text:p>
        <text:p text:style-name="P344"><text:span text:style-name="T721">آيا</text:span><text:span text:style-name="T1121">ايوانبيمار</text:span><text:span text:style-name="T1162">بود</text:span><text:span text:style-name="T721">؟</text:span></text:p>
        <text:p text:style-name="P368"><text:span text:style-name="T1275">کجا</text:span><text:span text:style-name="T1096">آرامتر</text:span><text:span text:style-name="T1153">است</text:span>در<text:span text:style-name="T1093">د</text:span><text:span text:style-name="T971">رون</text:span><text:span text:style-name="T1037">شھر</text:span><text:span text:style-name="T981">يا</text:span>در<text:span text:style-name="T999">ب</text:span><text:span text:style-name="T989">ي</text:span><text:span text:style-name="T1039">ر</text:span><text:span text:style-name="T971">ون</text:span>آن؟</text:p>
        <text:p text:style-name="P230"><text:span text:style-name="T753">در</text:span><text:span text:style-name="T1228">مسکوکدامميوهگرانتراست</text:span><text:span text:style-name="T753">:</text:span><text:span text:style-name="T1228">انارياسيب</text:span><text:span text:style-name="T753">؟</text:span></text:p>
        <text:p text:style-name="P231"><text:span text:style-name="T753">در</text:span><text:span text:style-name="T873">زمستانکدام</text:span><text:span text:style-name="T864">کوتاھتر</text:span><text:span text:style-name="T873">است</text:span><text:span text:style-name="T753">:</text:span><text:span text:style-name="T873">روز</text:span><text:span text:style-name="T864">يا</text:span><text:span text:style-name="T873">شب</text:span><text:span text:style-name="T753">؟</text:span></text:p>
        <text:p text:style-name="P341"><text:span text:style-name="T721">دومينيک</text:span><text:span text:style-name="T1121">شھروند</text:span><text:span text:style-name="T1162">کدامکشوراست</text:span><text:span text:style-name="T721">؟</text:span></text:p>
        <text:p text:style-name="P369"><text:span text:style-name="T1300">آرامگاه</text:span><text:span text:style-name="T871">سينادر</text:span><text:span text:style-name="T961">کدامشھر</text:span><text:span text:style-name="T871">است</text:span><text:span text:style-name="T861">؟</text:span></text:p>
        <text:p text:style-name="P306"><text:span text:style-name="T754">آيا</text:span><text:span text:style-name="T809">سيناباستانشناسبود</text:span><text:span text:style-name="T754">؟</text:span></text:p>
        <text:p text:style-name="P370"><text:span text:style-name="T1242">کوه</text:span><text:span text:style-name="T773">بيستون</text:span><text:span text:style-name="T767">درکدامشھر</text:span><text:span text:style-name="T773">است</text:span><text:span text:style-name="T721">؟</text:span></text:p>
        <text:p text:style-name="P91"><text:span text:style-name="T49">۴٣١</text:span></text:p>
        <text:p text:style-name="P361">۵٣١</text:p>
        <text:p text:style-name="P360">۶٣١</text:p>
        <text:p text:style-name="P361">٧٣١</text:p>
        <text:p text:style-name="P360">٨٣١</text:p>
        <text:p text:style-name="P361">٩٣١</text:p>
        <text:p text:style-name="P360">٠۴١</text:p>
        <text:p text:style-name="P361">١۴١</text:p>
        <text:p text:style-name="P360">٢۴١</text:p>
        <text:p text:style-name="P361">٣۴١</text:p>
        <text:p text:style-name="P360">۴۴١</text:p>
        <text:p text:style-name="P361">۵۴١</text:p>
        <text:p text:style-name="P359">۶۴١</text:p>
        <text:p text:style-name="P359">٧۴١</text:p>
        <text:p text:style-name="P359">٨۴١</text:p>
        <text:p text:style-name="P360">٩۴١</text:p>
        <text:p text:style-name="P361">٠۵١</text:p>
        <text:p text:style-name="P360">١۵١</text:p>
        <text:p text:style-name="P361">٢۵١</text:p>
        <text:p text:style-name="P360">٣۵١</text:p>
      </text:section>
      <text:section text:style-name="Sect1" text:name="Section4">
        <text:p text:style-name="P93"/>
      </text:section>
      <text:section text:style-name="Sect4" text:name="Section5">
        <text:p text:style-name="P371"><text:span text:style-name="T902">دانيال</text:span><text:span text:style-name="T873">پيامبردر</text:span><text:span text:style-name="T960">کدام</text:span><text:span text:style-name="T873">شھراست</text:span><text:span text:style-name="T753">؟</text:span></text:p>
        <text:p text:style-name="P372"><text:span text:style-name="T1097">آرامگاه</text:span></text:p>
        <text:p text:style-name="P95"><text:span text:style-name="T49">۴۵١</text:span></text:p>
      </text:section>
      <text:section text:style-name="Sect1" text:name="Section6">
        <text:p text:style-name="P97"/>
      </text:section>
      <text:section text:style-name="Sect5" text:name="Section7">
        <text:p text:style-name="P373"><text:span text:style-name="T1304">روزھای</text:span><text:span text:style-name="T753">ھفته را نام ببريد.</text:span></text:p>
        <text:p text:style-name="P374"><text:span text:style-name="T1306">آيا</text:span><text:span text:style-name="T810">ايرانگرانترينکشورجھاناست</text:span><text:span text:style-name="T721">؟</text:span></text:p>
        <text:p text:style-name="P95"><text:soft-page-break/><text:span text:style-name="T49">۵۵١</text:span></text:p>
        <text:p text:style-name="P375">۶۵١</text:p>
      </text:section>
      <text:section text:style-name="Sect3" text:name="Section8">
        <text:p text:style-name="P343"><text:span text:style-name="T991">آيا</text:span><text:span text:style-name="T753">ش</text:span><text:span text:style-name="T972">ما</text:span><text:span text:style-name="T1236">ھ</text:span><text:span text:style-name="T991">زينه</text:span><text:span text:style-name="T1153">م</text:span><text:span text:style-name="T1004">اھانه</text:span><text:span text:style-name="T1001">خود</text:span>را<text:span text:style-name="T721">يادداشت</text:span><text:span text:style-name="T1263">م</text:span><text:span text:style-name="T1098">ى</text:span><text:span text:style-name="T1130">ک</text:span><text:span text:style-name="T984">ني</text:span>د<text:span text:style-name="T1039">؟</text:span></text:p>
        <text:p text:style-name="P341"><text:span text:style-name="T861">ھزينه</text:span><text:span text:style-name="T1276">روزانه</text:span><text:span text:style-name="T894">خوراک</text:span><text:span text:style-name="T1276">شما</text:span><text:span text:style-name="T894">چند</text:span><text:span text:style-name="T1276">روبل</text:span><text:span text:style-name="T894">است</text:span><text:span text:style-name="T861">؟</text:span></text:p>
        <text:p text:style-name="P231"><text:span text:style-name="T753">چه</text:span><text:span text:style-name="T798">روزی بازار کار نمىکند</text:span><text:span text:style-name="T753">؟</text:span></text:p>
        <text:p text:style-name="P341"><text:span text:style-name="T721">شما</text:span><text:span text:style-name="T1173">دوستداريدبه</text:span><text:span text:style-name="T791">زبان</text:span><text:span text:style-name="T1173">فارسی</text:span><text:span text:style-name="T791">کتاب</text:span><text:span text:style-name="T1173">بخوانيد</text:span><text:span text:style-name="T721">؟</text:span></text:p>
        <text:p text:style-name="P231"><text:span text:style-name="T753">شماھر</text:span><text:span text:style-name="T911">ماه</text:span><text:span text:style-name="T922">چند</text:span><text:span text:style-name="T911">باربه</text:span><text:span text:style-name="T922">بانک</text:span><text:span text:style-name="T911">مىرويد</text:span><text:span text:style-name="T753">؟</text:span></text:p>
        <text:p text:style-name="P341"><text:span text:style-name="T861">شما</text:span><text:span text:style-name="T775">ھميشهارزخودرااز</text:span><text:span text:style-name="T770">کجا</text:span><text:span text:style-name="T775">مىخريد</text:span><text:span text:style-name="T861">؟</text:span></text:p>
        <text:p text:style-name="P231"><text:span text:style-name="T861">امروز</text:span><text:span text:style-name="T1164">نرخ</text:span><text:span text:style-name="T905">خريد</text:span><text:span text:style-name="T1164">دالردرمسکو</text:span><text:span text:style-name="T905">چند</text:span><text:span text:style-name="T1164">روبلاست</text:span><text:span text:style-name="T861">؟</text:span></text:p>
        <text:p text:style-name="P229"><text:span text:style-name="T861">امروز</text:span><text:span text:style-name="T1123">نرخفروشدالردرمسکوچندروبلاست</text:span><text:span text:style-name="T861">؟</text:span></text:p>
        <text:p text:style-name="P342"><text:span text:style-name="T721">خواھش</text:span><text:span text:style-name="T952">مىکنم بفرماييد ٠١ دالر برابر چند روبل است</text:span><text:span text:style-name="T721">؟</text:span></text:p>
        <text:p text:style-name="P341"><text:span text:style-name="T721">شما</text:span><text:span text:style-name="T840">گواھی نامه رانندگی داريد</text:span><text:span text:style-name="T721">؟</text:span></text:p>
        <text:p text:style-name="P231"><text:span text:style-name="T753">اگر</text:span><text:span text:style-name="T1110">گوش</text:span><text:span text:style-name="T1269">شما</text:span><text:span text:style-name="T1110">درد</text:span><text:span text:style-name="T945">مىکند،</text:span><text:span text:style-name="T1110">چهکارمىکنيد</text:span><text:span text:style-name="T753">؟</text:span></text:p>
        <text:p text:style-name="P341"><text:span text:style-name="T754">آيا</text:span><text:span text:style-name="T1170">دوستانبهبيمارستانرفتند</text:span><text:span text:style-name="T754">؟</text:span></text:p>
        <text:p text:style-name="P230"><text:span text:style-name="T721">پزشک</text:span><text:span text:style-name="T840">به ھلمت چه گفت</text:span><text:span text:style-name="T721">؟</text:span></text:p>
        <text:p text:style-name="P344"><text:span text:style-name="T991">آيا</text:span><text:span text:style-name="T1046">گ</text:span><text:span text:style-name="T1004">وش،</text:span><text:span text:style-name="T1005">گلو،</text:span><text:span text:style-name="T999">ب</text:span><text:span text:style-name="T1310">ي</text:span><text:span text:style-name="T1006">نی</text:span><text:span text:style-name="T1047">ب</text:span><text:span text:style-name="T1007">اھم</text:span><text:span text:style-name="T999">پ</text:span><text:span text:style-name="T1154">ي</text:span><text:span text:style-name="T971">و</text:span><text:span text:style-name="T996">ن</text:span><text:span text:style-name="T1043">د</text:span><text:span text:style-name="T1312">د</text:span><text:span text:style-name="T1008">ارند؟</text:span></text:p>
        <text:p text:style-name="P344"><text:span text:style-name="T754">شما</text:span><text:span text:style-name="T1079">از</text:span><text:span text:style-name="T936">کدام</text:span><text:span text:style-name="T1079">دانشگاهکارشناسی</text:span><text:span text:style-name="T936">گرفتيد</text:span><text:span text:style-name="T802">يا</text:span><text:span text:style-name="T1079">خواھيدگرفت</text:span><text:span text:style-name="T754">؟</text:span></text:p>
        <text:p text:style-name="P231"><text:span text:style-name="T721">رشته</text:span><text:span text:style-name="T967">دانشگاھی</text:span><text:span text:style-name="T796">شما</text:span><text:span text:style-name="T967">چيست</text:span><text:span text:style-name="T721">؟</text:span></text:p>
        <text:p text:style-name="P229"><text:span text:style-name="T721">کار</text:span><text:span text:style-name="T850">پدر شما چيست</text:span><text:span text:style-name="T721">؟</text:span></text:p>
        <text:p text:style-name="P231"><text:span text:style-name="T753">کار</text:span><text:span text:style-name="T911">مادر شما چيست</text:span><text:span text:style-name="T753">؟</text:span></text:p>
        <text:p text:style-name="P341"><text:span text:style-name="T861">شما</text:span><text:span text:style-name="T944">خواھر</text:span><text:span text:style-name="T927">وبرادرداريد</text:span><text:span text:style-name="T861">؟</text:span></text:p>
        <text:p text:style-name="P342"><text:span text:style-name="T753">شما</text:span><text:span text:style-name="T969">چندروز</text:span><text:span text:style-name="T798">درھفته</text:span><text:span text:style-name="T969">کار</text:span><text:span text:style-name="T798">مىکنيديا)</text:span><text:span text:style-name="T753">درس</text:span><text:span text:style-name="T969">مىخوانيد</text:span><text:span text:style-name="T753">(؟</text:span></text:p>
        <text:p text:style-name="P341"><text:span text:style-name="T721">شما</text:span><text:span text:style-name="T910">دفترچهبھداشتداريد</text:span><text:span text:style-name="T721">؟</text:span></text:p>
        <text:p text:style-name="P342"><text:span text:style-name="T1037">شما</text:span><text:span text:style-name="T1119">بيمه ھستيد</text:span><text:span text:style-name="T1037">؟</text:span></text:p>
        <text:p text:style-name="P341"><text:span text:style-name="T721">سرگرمی</text:span><text:span text:style-name="T1314">شما چيست</text:span><text:span text:style-name="T721">؟</text:span></text:p>
        <text:p text:style-name="P96"><text:span text:style-name="T49">٧۵١</text:span></text:p>
        <text:p text:style-name="P375">٨۵١</text:p>
        <text:p text:style-name="P376">٩۵١</text:p>
        <text:p text:style-name="P375">٠۶١</text:p>
        <text:p text:style-name="P376">١۶١</text:p>
        <text:p text:style-name="P375">٢۶١</text:p>
        <text:p text:style-name="P376">٣۶١</text:p>
        <text:p text:style-name="P375">۴۶١</text:p>
        <text:p text:style-name="P376">۵۶١</text:p>
        <text:p text:style-name="P361">۶۶١</text:p>
        <text:p text:style-name="P360">٧۶١</text:p>
        <text:p text:style-name="P375">٨۶١</text:p>
        <text:p text:style-name="P377">٩۶١</text:p>
        <text:p text:style-name="P377">٠٧١</text:p>
        <text:p text:style-name="P377">١٧١</text:p>
        <text:p text:style-name="P376">٢٧١</text:p>
        <text:p text:style-name="P375">٣٧١</text:p>
        <text:p text:style-name="P376">۴٧١</text:p>
        <text:p text:style-name="P375">۵٧١</text:p>
        <text:p text:style-name="P376">۶٧١</text:p>
        <text:p text:style-name="P375">٧٧١</text:p>
        <text:p text:style-name="P360">٨٧١</text:p>
        <text:p text:style-name="P361">٩٧١</text:p>
      </text:section>
      <text:section text:style-name="Sect3" text:name="Section9">
        <text:p text:style-name="P378"><text:span text:style-name="T754">شما</text:span><text:span text:style-name="T1203">بابرنامهنويسیکامپيوترآشنايی</text:span><text:span text:style-name="T827">داريد</text:span><text:span text:style-name="T754">؟</text:span></text:p>
        <text:p text:style-name="P277"><text:span text:style-name="T865">کدام</text:span><text:span text:style-name="T833">ھتل</text:span><text:span text:style-name="T1171">گرانتر</text:span><text:span text:style-name="T833">است</text:span><text:span text:style-name="T1171">٣</text:span><text:span text:style-name="T833">ستاره</text:span><text:span text:style-name="T1171">يا</text:span><text:span text:style-name="T833">۵ستاره</text:span><text:span text:style-name="T721">؟</text:span></text:p>
        <text:p text:style-name="P379"><text:span text:style-name="T754">آيا</text:span><text:span text:style-name="T841">شمامىتوانيدشناکنيد</text:span><text:span text:style-name="T754">؟</text:span></text:p>
        <text:p text:style-name="P380"><text:span text:style-name="T753">شما</text:span><text:span text:style-name="T1110">درکجا</text:span><text:span text:style-name="T1269">دوست</text:span><text:span text:style-name="T1110">داريد</text:span><text:span text:style-name="T1269">شنا</text:span><text:span text:style-name="T1110">کنيد،در</text:span><text:span text:style-name="T1269">دريا</text:span><text:span text:style-name="T1110">يادر</text:span><text:span text:style-name="T1269">استخر</text:span><text:span text:style-name="T753">؟</text:span></text:p>
        <text:p text:style-name="P381"><text:span text:style-name="T955">شما</text:span><text:span text:style-name="T1086">ھميشه</text:span><text:span text:style-name="T1228">ازکجاخريد</text:span><text:span text:style-name="T1086">مىکنيد،</text:span><text:span text:style-name="T1228">ازبازارياازفروشگاه</text:span><text:span text:style-name="T753">؟</text:span></text:p>
        <text:p text:style-name="P382"><text:span text:style-name="T1320">از</text:span><text:span text:style-name="T828">ھمدانتا</text:span><text:span text:style-name="T1202">کرمانشاه</text:span><text:span text:style-name="T828">چند</text:span><text:span text:style-name="T1202">کيلومتر</text:span><text:span text:style-name="T828">است</text:span><text:span text:style-name="T721">؟</text:span></text:p>
        <text:p text:style-name="P383"><text:soft-page-break/><text:span text:style-name="T753">گنج</text:span><text:span text:style-name="T838">نامه</text:span><text:span text:style-name="T854">در</text:span><text:span text:style-name="T838">باالیکدام</text:span><text:span text:style-name="T854">کوه</text:span><text:span text:style-name="T838">است</text:span><text:span text:style-name="T753">؟</text:span></text:p>
        <text:p text:style-name="P384"><text:span text:style-name="T753">سرزمين</text:span><text:span text:style-name="T1122">ايران</text:span><text:span text:style-name="T811">چند</text:span><text:span text:style-name="T1176">رشته</text:span><text:span text:style-name="T1135">کوه</text:span><text:span text:style-name="T811">دارد</text:span><text:span text:style-name="T753">؟</text:span></text:p>
        <text:p text:style-name="P96"><text:span text:style-name="T49">٠٨١</text:span></text:p>
        <text:p text:style-name="P375">١٨١</text:p>
        <text:p text:style-name="P376">٢٨١</text:p>
        <text:p text:style-name="P375">٣٨١</text:p>
        <text:p text:style-name="P376">۴٨١</text:p>
        <text:p text:style-name="P375">۵٨١</text:p>
        <text:p text:style-name="P376">۶٨١</text:p>
        <text:p text:style-name="P375">٧٨١</text:p>
      </text:section>
      <text:section text:style-name="Sect1" text:name="Section10">
        <text:p text:style-name="P97"/>
      </text:section>
      <text:section text:style-name="Sect6" text:name="Section11">
        <text:p text:style-name="P385"><text:span text:style-name="T720">ورزش</text:span><text:span text:style-name="T1297">آدمرا</text:span><text:span text:style-name="T1264">نيرومندمىسازد</text:span><text:span text:style-name="T720">؟</text:span></text:p>
        <text:p text:style-name="P386"><text:span text:style-name="T754">کدام</text:span></text:p>
        <text:p text:style-name="P103"><text:span text:style-name="T49">٨٨١</text:span></text:p>
      </text:section>
      <text:section text:style-name="Sect1" text:name="Section12">
        <text:p text:style-name="P93"/>
      </text:section>
      <text:section text:style-name="Sect3" text:name="Section13">
        <text:p text:style-name="P232"><text:span text:style-name="T721">آجيل</text:span><text:span text:style-name="T796">چيست</text:span><text:span text:style-name="T721">؟</text:span></text:p>
        <text:p text:style-name="P342"><text:span text:style-name="T721">ھوا</text:span><text:span text:style-name="T967">کجا</text:span><text:span text:style-name="T957">تميزتر</text:span><text:span text:style-name="T967">استپايينکوهياباالی</text:span><text:span text:style-name="T957">آن</text:span><text:span text:style-name="T721">؟</text:span></text:p>
        <text:p text:style-name="P341"><text:span text:style-name="T753">آيا</text:span><text:span text:style-name="T854">شماھرروزگزارشھواشناسیرا</text:span><text:span text:style-name="T838">مىشنويد</text:span><text:span text:style-name="T753">؟</text:span></text:p>
        <text:p text:style-name="P230"><text:span text:style-name="T753">امروز</text:span><text:span text:style-name="T922">دمایھوا</text:span><text:span text:style-name="T911">درشھر</text:span><text:span text:style-name="T922">شماچنددرجهباال⁄پايينصفراست</text:span><text:span text:style-name="T753">؟</text:span></text:p>
        <text:p text:style-name="P230"><text:span text:style-name="T721">در</text:span><text:span text:style-name="T910">کدام</text:span><text:span text:style-name="T921">شھر</text:span><text:span text:style-name="T910">بارش</text:span><text:span text:style-name="T921">بارانبيشتر</text:span><text:span text:style-name="T910">است</text:span><text:span text:style-name="T721">:</text:span><text:span text:style-name="T921">مسکو</text:span><text:span text:style-name="T910">يا</text:span><text:span text:style-name="T921">لندن</text:span><text:span text:style-name="T721">؟</text:span></text:p>
        <text:p text:style-name="P230"><text:span text:style-name="T721">در</text:span><text:span text:style-name="T791">کدامشھر</text:span><text:span text:style-name="T821">بارش</text:span><text:span text:style-name="T791">برفبيشتر</text:span><text:span text:style-name="T821">است</text:span><text:span text:style-name="T721">:</text:span><text:span text:style-name="T791">مسکويالندن</text:span><text:span text:style-name="T721">؟</text:span></text:p>
        <text:p text:style-name="P231"><text:span text:style-name="T720">در</text:span><text:span text:style-name="T892">چه</text:span><text:span text:style-name="T903">سالھايی</text:span><text:span text:style-name="T892">ميانايران</text:span><text:span text:style-name="T1297">و</text:span><text:span text:style-name="T892">عراقجنگرخداد</text:span><text:span text:style-name="T720">؟</text:span></text:p>
        <text:p text:style-name="P229"><text:span text:style-name="T861">جنگ</text:span><text:span text:style-name="T812">جھانی</text:span><text:span text:style-name="T1174">دومدر</text:span><text:span text:style-name="T1136">چه</text:span><text:span text:style-name="T1174">سالی</text:span><text:span text:style-name="T812">آغازشد</text:span><text:span text:style-name="T861">؟</text:span></text:p>
        <text:p text:style-name="P92"><text:span text:style-name="T49">٩٨١</text:span></text:p>
        <text:p text:style-name="P360">٠٩١</text:p>
        <text:p text:style-name="P361">١٩١</text:p>
        <text:p text:style-name="P359">٢٩١</text:p>
        <text:p text:style-name="P377">٣٩١</text:p>
        <text:p text:style-name="P377">۴٩١</text:p>
        <text:p text:style-name="P376">۵٩١</text:p>
        <text:p text:style-name="P375">۶٩١</text:p>
      </text:section>
      <text:section text:style-name="Sect1" text:name="Section14">
        <text:p text:style-name="P97"/>
        <text:p text:style-name="P387"><text:span text:style-name="T861">٧٩١<text:tab/>در</text:span><text:span text:style-name="T754"><text:tab/>پشت پاکت</text:span><text:span text:style-name="T815">نامه چند نشانی بايد نوشته شود</text:span><text:span text:style-name="T754">؟</text:span></text:p>
        <text:p text:style-name="P93"/>
      </text:section>
      <text:section text:style-name="Sect3" text:name="Section15">
        <text:p text:style-name="P388"><text:span text:style-name="T754">نشانی</text:span><text:span text:style-name="T930">پستخانه</text:span><text:span text:style-name="T1113">کجا</text:span><text:span text:style-name="T947">بود</text:span><text:span text:style-name="T754">؟</text:span></text:p>
        <text:p text:style-name="P389"><text:span text:style-name="T890">ھزينه</text:span><text:span text:style-name="T1171">پست</text:span><text:span text:style-name="T850">چندتومان</text:span><text:span text:style-name="T1171">بود</text:span><text:span text:style-name="T721">؟</text:span></text:p>
        <text:p text:style-name="P390"><text:span text:style-name="T865">آيا</text:span><text:span text:style-name="T810">درھنگامبارشباران،رانندگیسختتر</text:span><text:span text:style-name="T1134">است</text:span><text:span text:style-name="T721">؟</text:span></text:p>
        <text:p text:style-name="P391"><text:span text:style-name="T993">دوستان</text:span><text:span text:style-name="T1039">در</text:span><text:span text:style-name="T1233">رس</text:span><text:span text:style-name="T999">ت</text:span><text:span text:style-name="T971">و</text:span>ران<text:span text:style-name="T1003">چه</text:span><text:span text:style-name="T1231">خ</text:span><text:span text:style-name="T1009">وردند؟</text:span></text:p>
        <text:p text:style-name="P392"><text:span text:style-name="T861">در</text:span><text:span text:style-name="T1168">رستورانچندجورآبميوهبود</text:span><text:span text:style-name="T861">؟</text:span></text:p>
        <text:p text:style-name="P95"><text:span text:style-name="T49">٨٩١</text:span></text:p>
        <text:p text:style-name="P376">٩٩١</text:p>
        <text:p text:style-name="P375">٠٠٢</text:p>
        <text:p text:style-name="P376">١٠٢</text:p>
        <text:p text:style-name="P375">٢٠٢</text:p>
      </text:section>
      <text:section text:style-name="Sect5" text:name="Section16">
        <text:p text:style-name="P393"><text:span text:style-name="T721">دوستان</text:span><text:span text:style-name="T1322">در رستوران چه نوشيدند</text:span><text:span text:style-name="T721">؟</text:span></text:p>
        <text:p text:style-name="P394"><text:span text:style-name="T721">دوستان</text:span><text:span text:style-name="T1325">چند کاسه آش سفارش کردند</text:span><text:span text:style-name="T721">؟</text:span></text:p>
        <text:p text:style-name="P395"><text:span text:style-name="T1128">پيشخدمت</text:span><text:span text:style-name="T1036">ک</text:span><text:span text:style-name="T977">جا</text:span><text:span text:style-name="T980">کار</text:span><text:span text:style-name="T1263">م</text:span><text:span text:style-name="T1001">ى</text:span><text:span text:style-name="T1038">ک</text:span><text:span text:style-name="T993">ن</text:span><text:span text:style-name="T1233">د؟</text:span></text:p>
        <text:p text:style-name="P396"><text:span text:style-name="T1328">شما</text:span><text:span text:style-name="T873">نامهھاوپيامھایخودرا</text:span><text:span text:style-name="T960">به</text:span><text:span text:style-name="T873">چهزبانیمىنويسيد</text:span><text:span text:style-name="T753">؟</text:span></text:p>
        <text:p text:style-name="P397"><text:span text:style-name="T753">دوستان</text:span><text:span text:style-name="T1122">پيش</text:span><text:span text:style-name="T1163">ازجداشدنچه</text:span><text:span text:style-name="T908">کار</text:span><text:span text:style-name="T1163">کردند</text:span><text:span text:style-name="T753">؟</text:span></text:p>
        <text:p text:style-name="P398"><text:span text:style-name="T1329">دوستان</text:span><text:span text:style-name="T1048">ھ</text:span><text:span text:style-name="T978">نگام</text:span><text:span text:style-name="T1010">جدا</text:span><text:span text:style-name="T1153">ش</text:span><text:span text:style-name="T1004">دن</text:span><text:span text:style-name="T996">به</text:span><text:span text:style-name="T1099">ھمديگر</text:span><text:span text:style-name="T1003">چه</text:span><text:span text:style-name="T1331">گ</text:span><text:span text:style-name="T1011">فتن</text:span>د<text:span text:style-name="T1039">؟</text:span></text:p>
        <text:p text:style-name="P399"><text:span text:style-name="T721">چند</text:span><text:span text:style-name="T1121">مينبخشبه</text:span><text:span text:style-name="T1162">پايان</text:span><text:span text:style-name="T1121">رسيد</text:span><text:span text:style-name="T721">؟</text:span></text:p>
        <text:p text:style-name="P400"><text:span text:style-name="T1111">آيا</text:span><text:span text:style-name="T773">زبان</text:span><text:span text:style-name="T1150">فارسیشمااکنون</text:span><text:span text:style-name="T1270">بھتر</text:span><text:span text:style-name="T1150">ازگذشته</text:span><text:span text:style-name="T1270">است</text:span><text:span text:style-name="T721">؟</text:span></text:p>
        <text:p text:style-name="P96"><text:span text:style-name="T49">٣٠٢</text:span></text:p>
        <text:p text:style-name="P375">۴٠٢</text:p>
        <text:p text:style-name="P376"><text:soft-page-break/>۵٠٢</text:p>
        <text:p text:style-name="P375">۶٠٢</text:p>
        <text:p text:style-name="P376">٧٠٢</text:p>
        <text:p text:style-name="P375">٨٠٢</text:p>
        <text:p text:style-name="P376">٩٠٢</text:p>
        <text:p text:style-name="P375">٠١٢</text:p>
      </text:section>
      <text:section text:style-name="Sect1" text:name="Section17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43"><text:span text:style-name="T16">Часть II (Базовый уровень)</text:span></text:p>
        <text:p text:style-name="P14"/>
        <text:p text:style-name="P14"/>
        <text:p text:style-name="P14"/>
        <text:p text:style-name="P73"/>
        <text:h text:style-name="P972" text:outline-level="2"><text:span text:style-name="T861">ايرانگردی</text:span></text:h>
        <text:h text:style-name="P952" text:outline-level="3"><text:span text:style-name="T1034">١</text:span></text:h>
        <text:h text:style-name="P2959" text:outline-level="4"><text:span text:style-name="T861">ايرانزمين</text:span></text:h>
        <text:p text:style-name="P8"/>
        <text:p text:style-name="P8"/>
        <text:p text:style-name="P104"/>
        <text:p text:style-name="P401"><text:span text:style-name="T861">سه ھزار سال پيش گروھی از مردم آريايىنژاد سرزمين کوھستانی اورال</text:span></text:p>
        <text:p text:style-name="P106"/>
        <text:p text:style-name="P401"><text:span text:style-name="T753">را رھا کردند و به سوی ايران سرازير شدند.مىتوان گفت ايران يگانه کشوری</text:span></text:p>
        <text:p text:style-name="P106"/>
        <text:p text:style-name="P401"><text:span text:style-name="T861">است</text:span><text:span text:style-name="T797">کهدرسه</text:span><text:span text:style-name="T968">ھزار</text:span><text:span text:style-name="T797">سالتاريخخود</text:span><text:span text:style-name="T951">توانستمرزھا،</text:span><text:span text:style-name="T797">زبان،آيينوفرھنگخو</text:span><text:span text:style-name="T861">د</text:span></text:p>
      </text:section>
      <text:p text:style-name="P407"><text:span text:style-name="T753">را</text:span><text:span text:style-name="T960">نگھدارد</text:span><text:span text:style-name="T955">و</text:span><text:span text:style-name="T960">دربرابر</text:span><text:span text:style-name="T955">يورشھای</text:span><text:span text:style-name="T960">پی</text:span><text:span text:style-name="T955">در</text:span><text:span text:style-name="T960">پیبيگانگان</text:span><text:span text:style-name="T955">ماننده</text:span><text:span text:style-name="T960">يونانيان،تورانيان</text:span><text:span text:style-name="T753">،</text:span></text:p>
      <text:p text:style-name="P425"><text:span text:style-name="T721">تازيان، ترکان و مغوالن ايستادگی کند.</text:span></text:p>
      <text:p text:style-name="P97"/>
      <text:section text:style-name="Sect7" text:name="Section18">
        <text:p text:style-name="P401"><text:span text:style-name="T754">آذربايجان، ارمنستان، آفغانستان، پاکستان، ترکيه،</text:span></text:p>
        <text:p text:style-name="P426"><text:span text:style-name="T753">٧ کشور:</text:span></text:p>
        <text:p text:style-name="P427"><text:span text:style-name="T753">ايران با</text:span></text:p>
      </text:section>
      <text:section text:style-name="Sect1" text:name="Section19">
        <text:p text:style-name="P93"/>
      </text:section>
      <text:section text:style-name="Sect8" text:name="Section20">
        <text:p text:style-name="P401"><text:span text:style-name="T1332">ق</text:span><text:span text:style-name="T971">ط</text:span>ر<text:span text:style-name="T1039">،</text:span></text:p>
        <text:p text:style-name="P428"><text:span text:style-name="T720">امارات، بحرين، عمان،</text:span></text:p>
        <text:p text:style-name="P429"><text:span text:style-name="T753">٧ کشور:</text:span></text:p>
        <text:p text:style-name="P431"><text:span text:style-name="T753">ترکمنستان</text:span><text:span text:style-name="T720">و عراق مرز</text:span><text:span text:style-name="T753">زمينی</text:span><text:span text:style-name="T720">و</text:span><text:span text:style-name="T753">با</text:span></text:p>
      </text:section>
      <text:section text:style-name="Sect1" text:name="Section21">
        <text:p text:style-name="P97"/>
      </text:section>
      <text:section text:style-name="Sect9" text:name="Section22">
        <text:p text:style-name="P15"/>
        <text:p text:style-name="P416"><text:span text:style-name="T812">مىتوان</text:span><text:span text:style-name="T797">چھارفصل</text:span><text:span text:style-name="T951">سال</text:span><text:span text:style-name="T797">راباھمد</text:span><text:span text:style-name="T861">ر</text:span></text:p>
        <text:p text:style-name="P432"><text:span text:style-name="T753">کويت،</text:span><text:span text:style-name="T945">عربستان</text:span><text:span text:style-name="T1110">وروسيهمرزدريايی</text:span><text:span text:style-name="T945">دارد</text:span><text:span text:style-name="T753">.ايران</text:span><text:span text:style-name="T792">تنھا</text:span><text:span text:style-name="T822">سرزمينیاست</text:span><text:span text:style-name="T1176">که</text:span><text:span text:style-name="T792">ھميش</text:span><text:span text:style-name="T753">ه</text:span></text:p>
      </text:section>
      <text:section text:style-name="Sect10" text:name="Section23">
        <text:p text:style-name="P417"><text:span text:style-name="T721">٠٢ درجه پايين صفر</text:span></text:p>
        <text:p text:style-name="P433"><text:span text:style-name="T1333">برای</text:span><text:span text:style-name="T861">نمونه اگر در شھر بازرگان دمای ھوا</text:span></text:p>
        <text:p text:style-name="P435"><text:span text:style-name="T720">يک روز ديد.</text:span></text:p>
      </text:section>
      <text:section text:style-name="Sect1" text:name="Section24">
        <text:p text:style-name="P93"/>
        <text:p text:style-name="P438"><text:span text:style-name="T861">است</text:span><text:span text:style-name="T856">درھمانروزدمایھوادرشھر</text:span><text:span text:style-name="T849">کيش</text:span><text:span text:style-name="T839">٠٢</text:span><text:span text:style-name="T856">درجهباالیصفرخواھد</text:span><text:span text:style-name="T839">بود</text:span><text:span text:style-name="T861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3" text:outline-level="3"><text:span text:style-name="T1034">٢</text:span></text:h>
        <text:p text:style-name="P8"/>
        <text:p text:style-name="P8"/>
        <text:p text:style-name="P8"/>
        <text:p text:style-name="P53"/>
      </text:section>
      <text:section text:style-name="Sect11" text:name="Section25">
        <text:p text:style-name="P401"><text:span text:style-name="T861">روزانه</text:span></text:p>
        <text:p text:style-name="P439"><text:span text:style-name="T753">مليون</text:span><text:span text:style-name="T1269">تن</text:span><text:span text:style-name="T1110">است</text:span><text:span text:style-name="T753">.</text:span></text:p>
        <text:p text:style-name="P441">آمار<text:span text:style-name="T870">مردم ايران ٠</text:span>٧</text:p>
        <text:p text:style-name="P439"><text:span text:style-name="T720">٠٣</text:span><text:span text:style-name="T1241">استان</text:span><text:span text:style-name="T1277">دارد</text:span><text:span text:style-name="T720">.</text:span></text:p>
        <text:p text:style-name="P439"><text:span text:style-name="T861">کشور ايران</text:span></text:p>
      </text:section>
      <text:section text:style-name="Sect1" text:name="Section26">
        <text:p text:style-name="P93"/>
        <text:p text:style-name="P443"><text:span text:style-name="T861">بسياری</text:span><text:span text:style-name="T1276">از</text:span><text:span text:style-name="T894">ايرانگردان</text:span><text:span text:style-name="T1276">از</text:span><text:span text:style-name="T894">۴راه</text:span><text:span text:style-name="T1276">به</text:span><text:span text:style-name="T894">ايران</text:span><text:span text:style-name="T1276">سفر</text:span><text:span text:style-name="T894">مىکنند</text:span><text:span text:style-name="T861">.</text:span></text:p>
        <text:p text:style-name="P444"><text:span text:style-name="T1335">يک:</text:span><text:span text:style-name="T955">از</text:span><text:span text:style-name="T969">راه</text:span><text:span text:style-name="T955">ھوا</text:span><text:span text:style-name="T969">وارد</text:span><text:span text:style-name="T960">فرودگاه</text:span><text:span text:style-name="T969">شھرھای</text:span><text:span text:style-name="T955">تھران،اصفھان،</text:span><text:span text:style-name="T969">شيراز</text:span><text:span text:style-name="T955">مىشوند</text:span><text:span text:style-name="T753">.</text:span><text:span text:style-name="T1339">از</text:span><text:span text:style-name="T775">راهراهآھن</text:span><text:span text:style-name="T1149">،</text:span><text:span text:style-name="T775">ازخليجفارستاتھران،ازاروپاتاتھران،از</text:span><text:span text:style-name="T1149">آسيای</text:span><text:span text:style-name="T954">دو:</text:span></text:p>
        <text:p text:style-name="P276"><text:span text:style-name="T753">ميانه</text:span><text:span text:style-name="T864">تاتھرانوازقفقازتاتھران</text:span><text:span text:style-name="T753">.</text:span></text:p>
        <text:p text:style-name="P93"/>
        <text:p text:style-name="P401"><text:span text:style-name="T861">سه:از راه زمين، با اتوبوسھای ايرانی مانند ايرانپيما، خاورپيماو</text:span></text:p>
        <text:p text:style-name="P97"/>
        <text:p text:style-name="P445"><text:span text:style-name="T721">گيتىپيما</text:span><text:span text:style-name="T833">که</text:span><text:span text:style-name="T1171">در</text:span><text:span text:style-name="T850">بسياری</text:span><text:span text:style-name="T1171">از</text:span><text:span text:style-name="T850">کشورھای</text:span><text:span text:style-name="T833">اروپا</text:span><text:span text:style-name="T1171">وآسيانمايندگیدارند</text:span><text:span text:style-name="T721">.</text:span></text:p>
        <text:p text:style-name="P418"><text:span text:style-name="T720">چھار:</text:span><text:span text:style-name="T1247">از</text:span><text:span text:style-name="T1142">راه</text:span><text:span text:style-name="T1247">درياايران</text:span><text:span text:style-name="T1142">چندين</text:span><text:span text:style-name="T1247">بندر</text:span><text:span text:style-name="T1142">در</text:span><text:span text:style-name="T1247">کنارهدريای</text:span><text:span text:style-name="T1142">خزر</text:span><text:span text:style-name="T1247">)</text:span><text:span text:style-name="T720">انزلی</text:span><text:span text:style-name="T1247">ونوشھر</text:span><text:span text:style-name="T720">(</text:span></text:p>
        <text:p text:style-name="P446"><text:span text:style-name="T861">و</text:span><text:span text:style-name="T961">درکناره</text:span><text:span text:style-name="T871">خليج</text:span><text:span text:style-name="T961">فارس)</text:span><text:span text:style-name="T861">خرمشھر</text:span><text:span text:style-name="T961">و</text:span><text:span text:style-name="T871">بوشھر</text:span><text:span text:style-name="T861">(</text:span><text:span text:style-name="T871">دارد</text:span><text:span text:style-name="T861">.</text:span></text:p>
      </text:section>
      <text:p text:style-name="P447"><text:span text:style-name="T720">سفر خوش!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54" text:outline-level="3"><text:span text:style-name="T1034">٣</text:span></text:h>
      <text:h text:style-name="P2959" text:outline-level="4"><text:span text:style-name="T754">يک گفتگوی تلفنی</text:span></text:h>
      <text:p text:style-name="P8"/>
      <text:p text:style-name="P8"/>
      <text:p text:style-name="P104"/>
      <text:section text:style-name="Sect12" text:name="Section27">
        <text:p text:style-name="P448"><text:span text:style-name="T753">روز</text:span><text:span text:style-name="T891">خوش، کنسولی ايران</text:span><text:span text:style-name="T753">؟</text:span></text:p>
        <text:p text:style-name="P449"><text:span text:style-name="T1132">بله،</text:span><text:span text:style-name="T725">بفرماييد</text:span><text:span text:style-name="T1132">.</text:span><text:span text:style-name="T1242">خواھش</text:span><text:span text:style-name="T773">مىکنم</text:span><text:span text:style-name="T767">بفرماييد</text:span><text:span text:style-name="T1150">برای</text:span><text:span text:style-name="T767">گرفتنويزا</text:span><text:span text:style-name="T773">به</text:span><text:span text:style-name="T767">ايران</text:span><text:span text:style-name="T773">چهچيزینيا</text:span><text:span text:style-name="T721">ز</text:span></text:p>
        <text:p text:style-name="P234"><text:span text:style-name="T1100">است؟</text:span></text:p>
        <text:p text:style-name="P450"><text:span text:style-name="T720">تمارا:</text:span></text:p>
        <text:p text:style-name="P452"><text:span text:style-name="T861">کارمند:</text:span></text:p>
        <text:p text:style-name="P451"><text:span text:style-name="T720">تمارا:</text:span></text:p>
      </text:section>
      <text:section text:style-name="Sect1" text:name="Section28">
        <text:p text:style-name="P106"/>
      </text:section>
      <text:section text:style-name="Sect13" text:name="Section29">
        <text:p text:style-name="P453">)سه<text:span text:style-name="T1147">د</text:span>ر</text:p>
        <text:p text:style-name="P111"><text:span text:style-name="T49">٣x۴</text:span></text:p>
        <text:p text:style-name="P112"><text:span text:style-name="T51">عکس</text:span></text:p>
        <text:p text:style-name="P468"><text:span text:style-name="T832">برای</text:span><text:span text:style-name="T753">شھروندان کشور روسيه گذرنامه،٢</text:span></text:p>
        <text:p text:style-name="P455"><text:span text:style-name="T861">کارمند:</text:span></text:p>
      </text:section>
      <text:section text:style-name="Sect1" text:name="Section30">
        <text:p text:style-name="P93"/>
      </text:section>
      <text:section text:style-name="Sect14" text:name="Section31">
        <text:p text:style-name="P232"><text:span text:style-name="T753">چھار(،٠۵</text:span><text:span text:style-name="T822">دالرھزينه</text:span><text:span text:style-name="T792">ويزا</text:span><text:span text:style-name="T822">و</text:span><text:span text:style-name="T792">پرکردن</text:span><text:span text:style-name="T822">فرمدرخواست</text:span><text:span text:style-name="T792">ويزا</text:span><text:span text:style-name="T753">.</text:span></text:p>
        <text:p text:style-name="P231"><text:span text:style-name="T1157">سپاسگزارم.</text:span></text:p>
        <text:p text:style-name="P27"/>
        <text:p text:style-name="P470"><text:span text:style-name="T720">تمارا:</text:span></text:p>
      </text:section>
      <text:section text:style-name="Sect1" text:name="Section32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4" text:outline-level="3"><text:span text:style-name="T1034">۴</text:span></text:h>
        <text:h text:style-name="P2959" text:outline-level="4"><text:span text:style-name="T861">تمارا در دفتر ايرانگردی</text:span></text:h>
        <text:p text:style-name="P8"/>
        <text:p text:style-name="P8"/>
        <text:p text:style-name="P104"/>
      </text:section>
      <text:section text:style-name="Sect15" text:name="Section33">
        <text:p text:style-name="P471"><text:span text:style-name="T753">روز</text:span><text:span text:style-name="T945">خوشو</text:span><text:span text:style-name="T929">خستهنباشيد</text:span><text:span text:style-name="T753">.</text:span></text:p>
        <text:p text:style-name="P472"><text:span text:style-name="T1340">روزتان</text:span><text:span text:style-name="T753">خوش، بفرماييد خواھش مىکنم.</text:span></text:p>
        <text:p text:style-name="P473"><text:span text:style-name="T720">تمارا:</text:span></text:p>
        <text:p text:style-name="P475"><text:span text:style-name="T754">کارمند</text:span><text:span text:style-name="T835">دفتر</text:span><text:span text:style-name="T754">:</text:span></text:p>
      </text:section>
      <text:section text:style-name="Sect16" text:name="Section34">
        <text:p text:style-name="P235"><text:span text:style-name="T861">من</text:span><text:span text:style-name="T927">از</text:span><text:span text:style-name="T944">روسيهآمدم</text:span><text:span text:style-name="T951">و</text:span><text:span text:style-name="T1112">دوست</text:span><text:span text:style-name="T944">دارم</text:span><text:span text:style-name="T927">با</text:span><text:span text:style-name="T944">راھنمايیشما</text:span><text:span text:style-name="T951">ايرانگرد</text:span><text:span text:style-name="T861">ی</text:span></text:p>
        <text:p text:style-name="P229"><text:span text:style-name="T829">کنم.</text:span></text:p>
        <text:p text:style-name="P231"><text:span text:style-name="T721">خيلی</text:span><text:span text:style-name="T1344">خوش آمديد، برای ھرگونه ھمکاری آماده ھستيم</text:span><text:span text:style-name="T721">.</text:span></text:p>
        <text:p text:style-name="P476"><text:span text:style-name="T720">تمارا:</text:span></text:p>
        <text:p text:style-name="P15"/>
        <text:p text:style-name="P16"/>
        <text:p text:style-name="P477"><text:soft-page-break/><text:span text:style-name="T754">کارمند</text:span><text:span text:style-name="T835">دفتر</text:span><text:span text:style-name="T754">:</text:span></text:p>
      </text:section>
      <text:section text:style-name="Sect1" text:name="Section35">
        <text:p text:style-name="P93"/>
      </text:section>
      <text:section text:style-name="Sect17" text:name="Section36">
        <text:p text:style-name="P453"><text:span text:style-name="T803">مىخواھم</text:span><text:span text:style-name="T771">ا</text:span><text:span text:style-name="T720">ز</text:span></text:p>
        <text:p text:style-name="P478"><text:span text:style-name="T1346">روز</text:span><text:span text:style-name="T1124">درايرانخواھم</text:span><text:span text:style-name="T1165">بودو</text:span><text:span text:style-name="T1124">دراين</text:span><text:span text:style-name="T1165">سف</text:span><text:span text:style-name="T720">ر</text:span></text:p>
        <text:p text:style-name="P478"><text:span text:style-name="T1347">من ٠١</text:span></text:p>
        <text:p text:style-name="P455"><text:span text:style-name="T720">تمارا:</text:span></text:p>
      </text:section>
      <text:section text:style-name="Sect1" text:name="Section37">
        <text:p text:style-name="P97"/>
      </text:section>
      <text:section text:style-name="Sect18" text:name="Section38">
        <text:p text:style-name="P480"><text:span text:style-name="T1257">جاھای</text:span><text:span text:style-name="T721">ديدنی ايران بازديد کنم.</text:span><text:span text:style-name="T1348">شما</text:span><text:span text:style-name="T767">دوست</text:span><text:span text:style-name="T773">داردباگروهياتنھاايرانگردیکنيد؟</text:span><text:span text:style-name="T767">زيرا</text:span><text:span text:style-name="T773">ھزين</text:span><text:span text:style-name="T721">ه</text:span></text:p>
        <text:p text:style-name="P481"><text:span text:style-name="T1341">گردش</text:span><text:span text:style-name="T1248">گروھی کمتر است</text:span><text:span text:style-name="T721">.</text:span></text:p>
        <text:p text:style-name="P482"><text:span text:style-name="T1238">ما،</text:span><text:span text:style-name="T882">گردشگاه</text:span><text:span text:style-name="T883">ورزشی</text:span><text:span text:style-name="T1349">د</text:span><text:span text:style-name="T1012">يزين</text:span><text:span text:style-name="T1350">است</text:span><text:span text:style-name="T1351">که</text:span><text:span text:style-name="T1352">ب</text:span><text:span text:style-name="T1013">ھترين</text:span><text:span text:style-name="T1117">و</text:span><text:span text:style-name="T997">گروھی</text:span>.<text:span text:style-name="T995">نخستين</text:span><text:span text:style-name="T1357">برنام</text:span><text:span text:style-name="T721">ه</text:span></text:p>
        <text:p text:style-name="P483"><text:span text:style-name="T1361">بزرگترين</text:span><text:span text:style-name="T753">گردشگاه کوھستانی و اسکی روی يخ در جھان است.</text:span></text:p>
        <text:p text:style-name="P27"/>
        <text:p text:style-name="P484"><text:span text:style-name="T754">کارمند</text:span><text:span text:style-name="T835">دفتر</text:span><text:span text:style-name="T754">:</text:span></text:p>
        <text:p text:style-name="P15"/>
        <text:p text:style-name="P16"/>
        <text:p text:style-name="P486"><text:span text:style-name="T720">تمارا:</text:span></text:p>
        <text:p text:style-name="P485"><text:span text:style-name="T754">کارمند</text:span><text:span text:style-name="T835">دفتر</text:span><text:span text:style-name="T754">:</text:span></text:p>
      </text:section>
      <text:section text:style-name="Sect1" text:name="Section39">
        <text:p text:style-name="P97"/>
        <text:p text:style-name="P453"><text:span text:style-name="T720">دومين</text:span><text:span text:style-name="T1363">برنامه</text:span><text:span text:style-name="T720">:بازديد از موزه فرش تھران و آشنايی با</text:span></text:p>
        <text:p text:style-name="P106"/>
        <text:p text:style-name="P488"><text:span text:style-name="T861">روش</text:span><text:span text:style-name="T753">قالىبافی و گفت و گو با کارشناسان اين ھنر باستانی.</text:span></text:p>
        <text:p text:style-name="P93"/>
        <text:p text:style-name="P453"><text:span text:style-name="T861">سومين برنامه:پرواز گروھی به شھر اصفھان خواھد</text:span></text:p>
        <text:p text:style-name="P97"/>
      </text:section>
      <text:section text:style-name="Sect19" text:name="Section40">
        <text:p text:style-name="P489"><text:span text:style-name="T903">بود</text:span><text:span text:style-name="T919">ودراينسفر</text:span><text:span text:style-name="T1073">سه</text:span><text:span text:style-name="T912">روزه،</text:span><text:span text:style-name="T919">گروهمادوشبدر</text:span><text:span text:style-name="T912">مھمانخانه</text:span><text:span text:style-name="T1364">پارس</text:span><text:span text:style-name="T905">خواھد</text:span><text:span text:style-name="T1164">ماند</text:span><text:span text:style-name="T905">وازکاخچھل</text:span><text:span text:style-name="T1164">ستون،</text:span><text:span text:style-name="T905">ميدان</text:span><text:span text:style-name="T1164">نقش</text:span><text:span text:style-name="T905">جھانوا</text:span><text:span text:style-name="T861">ز</text:span></text:p>
        <text:p text:style-name="P490"><text:span text:style-name="T1365">چندين</text:span><text:span text:style-name="T754">پل باستانی اين شھر بازديد خواھد کرد.</text:span><text:span text:style-name="T976">چھارمين</text:span><text:span text:style-name="T721">برنامه</text:span>:<text:span text:style-name="T1101">پرواز</text:span><text:span text:style-name="T1128">گ</text:span><text:span text:style-name="T997">روھی</text:span><text:span text:style-name="T999">ب</text:span><text:span text:style-name="T1366">ه</text:span><text:span text:style-name="T1037">شھر</text:span><text:span text:style-name="T1128">شيراز</text:span><text:span text:style-name="T978">که</text:span>در<text:span text:style-name="T754">اين</text:span></text:p>
        <text:p text:style-name="P491"><text:span text:style-name="T1334">سفر</text:span><text:span text:style-name="T796">از</text:span><text:span text:style-name="T967">شھرھایباستانیتخت</text:span><text:span text:style-name="T796">جمشيد،</text:span><text:span text:style-name="T967">پاسارگاد</text:span><text:span text:style-name="T796">و</text:span><text:span text:style-name="T967">نقش</text:span><text:span text:style-name="T796">رستم</text:span><text:span text:style-name="T1368">بازديد</text:span><text:span text:style-name="T1072">خواھيد</text:span><text:span text:style-name="T911">کرد</text:span><text:span text:style-name="T753">.</text:span><text:span text:style-name="T918">پس</text:span><text:span text:style-name="T911">از</text:span><text:span text:style-name="T918">ماندنيکشبدرمھمانخانهساسا</text:span><text:span text:style-name="T753">ن</text:span></text:p>
        <text:p text:style-name="P492"><text:span text:style-name="T1369">به</text:span><text:span text:style-name="T946">تھران</text:span><text:span text:style-name="T1111">باز</text:span><text:span text:style-name="T946">خواھيدگشت</text:span><text:span text:style-name="T721">.</text:span><text:span text:style-name="T1370">برنامه</text:span><text:span text:style-name="T1129">خ</text:span><text:span text:style-name="T982">وبی</text:span><text:span text:style-name="T1153">است</text:span><text:span text:style-name="T971">.</text:span><text:span text:style-name="T1312">خ</text:span><text:span text:style-name="T1008">واھش</text:span><text:span text:style-name="T1001">مى</text:span><text:span text:style-name="T1310">ک</text:span><text:span text:style-name="T1006">نم</text:span><text:span text:style-name="T1372">ب</text:span><text:span text:style-name="T1014">فرماييد</text:span><text:span text:style-name="T1049">ھ</text:span><text:span text:style-name="T1013">زين</text:span><text:span text:style-name="T1050">ه</text:span><text:span text:style-name="T1126">ا</text:span><text:span text:style-name="T980">ين</text:span><text:span text:style-name="T971">۴</text:span><text:span text:style-name="T721">برنامه</text:span></text:p>
        <text:p text:style-name="P493"><text:span text:style-name="T753">ايرانگردی</text:span><text:span text:style-name="T908">چند تومان مىشود؟</text:span><text:span text:style-name="T1373">٠۵١</text:span><text:span text:style-name="T1264">ھزار</text:span><text:span text:style-name="T1253">تومان</text:span><text:span text:style-name="T720">.</text:span><text:span text:style-name="T1264">ياد</text:span><text:span text:style-name="T1253">آوری</text:span><text:span text:style-name="T1264">مىکنمکه</text:span><text:span text:style-name="T1253">دفتر</text:span><text:span text:style-name="T1264">مادر</text:span><text:span text:style-name="T1253">ھم</text:span><text:span text:style-name="T720">ه</text:span></text:p>
        <text:p text:style-name="P27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487">تمارا:</text:p>
        <text:p text:style-name="P15"/>
        <text:p text:style-name="P16"/>
        <text:p text:style-name="P494"><text:span text:style-name="T754">کارمند</text:span><text:span text:style-name="T851">دفتر</text:span><text:span text:style-name="T754">:</text:span></text:p>
      </text:section>
      <text:section text:style-name="Sect18" text:name="Section41">
        <text:p text:style-name="P495"><text:span text:style-name="T1374">شھرھای</text:span><text:span text:style-name="T1134">ايراننمايندگیدارد</text:span><text:span text:style-name="T721">.</text:span></text:p>
        <text:p text:style-name="P496"><text:span text:style-name="T1376">بفرماييد</text:span><text:span text:style-name="T1280">اينگذرنامهو</text:span><text:span text:style-name="T815">اينھم</text:span><text:span text:style-name="T787">ھزينه</text:span><text:span text:style-name="T1280">سفر</text:span><text:span text:style-name="T754">.</text:span></text:p>
        <text:p text:style-name="P27"/>
        <text:p text:style-name="P474"><text:span text:style-name="T720">تمارا:</text:span></text:p>
      </text:section>
      <text:section text:style-name="Sect1" text:name="Section42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3" text:outline-level="3"><text:soft-page-break/><text:span text:style-name="T1034">۵</text:span></text:h>
        <text:p text:style-name="P497"><text:span text:style-name="T753">تھران</text:span></text:p>
        <text:p text:style-name="P8"/>
        <text:p text:style-name="P8"/>
        <text:p text:style-name="P107"/>
        <text:p text:style-name="P498"><text:span text:style-name="T1377">تھران،</text:span><text:span text:style-name="T721">پايتخت ايران و بزرگترين شھر اين کشور است.</text:span><text:span text:style-name="T1378">تھران</text:span><text:span text:style-name="T1169">درسال۶٩٧١</text:span><text:span text:style-name="T848">م</text:span><text:span text:style-name="T1169">)</text:span><text:span text:style-name="T753">ميالدی(</text:span><text:span text:style-name="T1169">پايتختاين</text:span><text:span text:style-name="T848">کشور</text:span><text:span text:style-name="T1169">شدوپيشاز</text:span><text:span text:style-name="T848">اين</text:span><text:span text:style-name="T1169">تنھ</text:span><text:span text:style-name="T753">ا</text:span></text:p>
        <text:p text:style-name="P499"><text:span text:style-name="T721">يک روستا بود.</text:span></text:p>
        <text:p text:style-name="P97"/>
        <text:p text:style-name="P401"><text:span text:style-name="T980">تھران</text:span><text:span text:style-name="T1380">م</text:span><text:span text:style-name="T998">يان</text:span><text:span text:style-name="T1384">ک</text:span><text:span text:style-name="T997">وه</text:span><text:span text:style-name="T1379">و</text:span><text:span text:style-name="T1381">ک</text:span><text:span text:style-name="T1007">وير</text:span><text:span text:style-name="T1385">جای</text:span><text:span text:style-name="T1383">دارد</text:span>.<text:span text:style-name="T1383">در</text:span><text:span text:style-name="T1386">شمال</text:span><text:span text:style-name="T1387">ت</text:span><text:span text:style-name="T981">ھ</text:span><text:span text:style-name="T1039">ر</text:span><text:span text:style-name="T971">ان</text:span><text:span text:style-name="T1388">ک</text:span><text:span text:style-name="T991">و</text:span>ه<text:span text:style-name="T1261">ھای</text:span><text:span text:style-name="T1391">بلند</text:span><text:span text:style-name="T1392">البرز</text:span><text:span text:style-name="T1383">و</text:span></text:p>
        <text:p text:style-name="P106"/>
        <text:p text:style-name="P401"><text:span text:style-name="T861">بلندترين</text:span><text:span text:style-name="T937">آنھا</text:span><text:span text:style-name="T1074">کوهدماونداست</text:span><text:span text:style-name="T861">.</text:span><text:span text:style-name="T793">دمای</text:span><text:span text:style-name="T1074">ھوایتھران</text:span><text:span text:style-name="T793">در</text:span><text:span text:style-name="T1074">زمستانتاصفر</text:span><text:span text:style-name="T793">ود</text:span><text:span text:style-name="T720">ر</text:span></text:p>
        <text:p text:style-name="P93"/>
        <text:p text:style-name="P401"><text:span text:style-name="T753">تابستان</text:span><text:span text:style-name="T1176">تا</text:span><text:span text:style-name="T792">٠٣</text:span><text:span text:style-name="T1176">درجه</text:span><text:span text:style-name="T792">باالی</text:span><text:span text:style-name="T1176">صفر</text:span><text:span text:style-name="T792">مىرسد</text:span><text:span text:style-name="T753">.</text:span><text:span text:style-name="T792">ھوای</text:span><text:span text:style-name="T1176">تھران</text:span><text:span text:style-name="T792">خشکاست</text:span><text:span text:style-name="T753">.</text:span><text:span text:style-name="T1176">آبلولهکش</text:span><text:span text:style-name="T753">ی</text:span></text:p>
        <text:p text:style-name="P333"><text:span text:style-name="T720">شھر</text:span><text:span text:style-name="T903">پاکو</text:span><text:span text:style-name="T896">خوشمزه</text:span><text:span text:style-name="T903">استو</text:span><text:span text:style-name="T896">مىتوان</text:span><text:span text:style-name="T903">آنرانوشيد</text:span><text:span text:style-name="T720">.</text:span></text:p>
        <text:p text:style-name="P93"/>
      </text:section>
      <text:section text:style-name="Sect20" text:name="Section43">
        <text:p text:style-name="P401"><text:span text:style-name="T720">يادبود</text:span><text:span text:style-name="T938">آزادی</text:span><text:span text:style-name="T1073">در</text:span><text:span text:style-name="T938">ميدان</text:span><text:span text:style-name="T1073">آزادینما</text:span><text:span text:style-name="T720">د</text:span></text:p>
        <text:p text:style-name="P501"><text:span text:style-name="T753">مليون</text:span><text:span text:style-name="T1269">تن است</text:span><text:span text:style-name="T753">.</text:span></text:p>
        <text:p text:style-name="P501">آمار مردم تھران ٠١</text:p>
      </text:section>
      <text:section text:style-name="Sect1" text:name="Section44">
        <text:p text:style-name="P97"/>
        <text:p text:style-name="P401"><text:span text:style-name="T861">شھر تھران است.در اين يادبود، موزه، سينما، رستوران، کتابخانه و تاالر</text:span></text:p>
        <text:p text:style-name="P93"/>
        <text:p text:style-name="P502"><text:span text:style-name="T753">سخنرانی جای دارند.</text:span></text:p>
        <text:p text:style-name="P97"/>
      </text:section>
      <text:section text:style-name="Sect21" text:name="Section45">
        <text:p text:style-name="P401"><text:span text:style-name="T861">٢</text:span><text:span text:style-name="T774">ت</text:span><text:span text:style-name="T753">ا</text:span></text:p>
        <text:p text:style-name="P504"><text:span text:style-name="T998">مھمانخانه</text:span></text:p>
        <text:p text:style-name="P439"><text:span text:style-name="T720">٠٢</text:span><text:span text:style-name="T954">تماشاخانه</text:span><text:span text:style-name="T931">و</text:span><text:span text:style-name="T799">٢</text:span><text:span text:style-name="T720">۶</text:span></text:p>
        <text:p text:style-name="P504">موزه،</text:p>
        <text:p text:style-name="P504"><text:span text:style-name="T721">سينما، ٧۴</text:span></text:p>
        <text:p text:style-name="P113"><text:span text:style-name="T49">٠٠١</text:span></text:p>
        <text:p text:style-name="P506"><text:span text:style-name="T721">شھر تھران</text:span></text:p>
        <text:p text:style-name="P508">۵<text:span text:style-name="T1398">ستاره دارد</text:span>.</text:p>
      </text:section>
      <text:h text:style-name="P955" text:outline-level="3"><text:span text:style-name="T1034">۶</text:span></text:h>
      <text:h text:style-name="P2960" text:outline-level="4">يک روز در تھران</text:h>
      <text:p text:style-name="P8"/>
      <text:p text:style-name="P8"/>
      <text:p text:style-name="P98"/>
      <text:p text:style-name="P509"><text:span text:style-name="T861">مارينا نخستين بار به تھران پرواز مىکند.او زبان فارسی را خوب مىداند،</text:span></text:p>
      <text:p text:style-name="P93"/>
      <text:section text:style-name="Sect22" text:name="Section46">
        <text:p text:style-name="P401"><text:span text:style-name="T1037">بازديد</text:span></text:p>
        <text:p text:style-name="P510"><text:span text:style-name="T721">مىرود تا از نمايشگاه خوشنويسى</text:span></text:p>
        <text:p text:style-name="P436"><text:span text:style-name="T1400">او</text:span><text:span text:style-name="T960">به تھرا</text:span><text:span text:style-name="T753">ن</text:span></text:p>
        <text:p text:style-name="P510"><text:span text:style-name="T861">ھم خواندن و ھم نوشتن.</text:span></text:p>
      </text:section>
      <text:section text:style-name="Sect1" text:name="Section47">
        <text:p text:style-name="P97"/>
      </text:section>
      <text:section text:style-name="Sect23" text:name="Section48">
        <text:p text:style-name="P401"><text:span text:style-name="T1249">پس</text:span><text:span text:style-name="T927">از</text:span><text:span text:style-name="T944">فرودھواپيماوپس</text:span><text:span text:style-name="T927">از</text:span><text:span text:style-name="T944">گذشتن</text:span><text:span text:style-name="T927">از</text:span><text:span text:style-name="T944">نوارمرزی</text:span><text:span text:style-name="T927">ب</text:span><text:span text:style-name="T861">ه</text:span></text:p>
        <text:p text:style-name="P434"><text:span text:style-name="T1403">او</text:span><text:span text:style-name="T1268">ھنردوست</text:span><text:span text:style-name="T1112">است</text:span><text:span text:style-name="T861">.</text:span></text:p>
        <text:p text:style-name="P511"><text:span text:style-name="T721">کند.</text:span></text:p>
      </text:section>
      <text:section text:style-name="Sect1" text:name="Section49">
        <text:p text:style-name="P93"/>
      </text:section>
      <text:section text:style-name="Sect24" text:name="Section50">
        <text:p text:style-name="P401"><text:span text:style-name="T939">مى</text:span><text:span text:style-name="T940">ش</text:span><text:span text:style-name="T1075">ود</text:span><text:span text:style-name="T1356">ود</text:span><text:span text:style-name="T971">ر</text:span><text:span text:style-name="T1358">ايستگاه</text:span><text:span text:style-name="T1404">م</text:span><text:span text:style-name="T988">ھ</text:span><text:span text:style-name="T1051">م</text:span><text:span text:style-name="T1015">ا</text:span><text:span text:style-name="T1002">ن</text:span><text:span text:style-name="T1016">خ</text:span><text:span text:style-name="T1015">ا</text:span><text:span text:style-name="T982">ن</text:span><text:span text:style-name="T1052">ه</text:span></text:p>
        <text:p text:style-name="P513"><text:span text:style-name="T861">مىرود،</text:span><text:span text:style-name="T894">سوار اتوبو</text:span><text:span text:style-name="T861">س</text:span></text:p>
        <text:p text:style-name="P434"><text:span text:style-name="T754">سوی</text:span><text:span text:style-name="T730">ايستگاه</text:span><text:span text:style-name="T1125">اتوبو</text:span><text:span text:style-name="T754">س</text:span></text:p>
        <text:p text:style-name="P516"><text:span text:style-name="T721">پارت</text:span><text:span text:style-name="T1405">پياده مىشود</text:span><text:span text:style-name="T721">.</text:span></text:p>
      </text:section>
      <text:section text:style-name="Sect1" text:name="Section51">
        <text:p text:style-name="P93"/>
        <text:p text:style-name="P401"><text:span text:style-name="T982">مارينا</text:span><text:span text:style-name="T1053">چ</text:span><text:span text:style-name="T996">ن</text:span><text:span text:style-name="T1043">د</text:span><text:span text:style-name="T1039">روز</text:span><text:span text:style-name="T1262">پ</text:span><text:span text:style-name="T1017">ي</text:span><text:span text:style-name="T1054">ش</text:span><text:span text:style-name="T1039">از</text:span><text:span text:style-name="T756">م</text:span><text:span text:style-name="T1236">س</text:span><text:span text:style-name="T1261">ک</text:span><text:span text:style-name="T1101">و</text:span><text:span text:style-name="T1127">ب</text:span><text:span text:style-name="T981">ا</text:span><text:span text:style-name="T1055">م</text:span><text:span text:style-name="T998">ھمانخانه</text:span><text:span text:style-name="T754">ت</text:span><text:span text:style-name="T1017">ما</text:span><text:span text:style-name="T1039">س</text:span><text:span text:style-name="T1236">گ</text:span><text:span text:style-name="T991">رفت</text:span>و<text:span text:style-name="T1262">ب</text:span><text:span text:style-name="T1039">ر</text:span><text:span text:style-name="T971">ای</text:span><text:span text:style-name="T1053">خ</text:span><text:span text:style-name="T971">و</text:span>دش<text:span text:style-name="T1056">ج</text:span><text:span text:style-name="T720">ا</text:span></text:p>
        <text:p text:style-name="P97"/>
        <text:p text:style-name="P401"><text:span text:style-name="T720">رزرو</text:span><text:span text:style-name="T924">کرد</text:span><text:span text:style-name="T720">.</text:span><text:span text:style-name="T924">اودر</text:span><text:span text:style-name="T824">اتاق</text:span><text:span text:style-name="T912">خودش</text:span><text:span text:style-name="T924">کمی</text:span><text:span text:style-name="T824">دراز</text:span><text:span text:style-name="T924">کشيد،دوشگرفتسپسدوربي</text:span><text:span text:style-name="T720">ن</text:span></text:p>
        <text:p text:style-name="P106"/>
        <text:p text:style-name="P500"><text:span text:style-name="T753">فيلمبرداری</text:span><text:span text:style-name="T788">خود</text:span><text:span text:style-name="T816">را</text:span><text:span text:style-name="T788">ھمراهبانقشه</text:span><text:span text:style-name="T816">شھر</text:span><text:span text:style-name="T788">تھران</text:span><text:span text:style-name="T816">برداشت</text:span><text:span text:style-name="T788">وبهسوی</text:span><text:span text:style-name="T816">نمايشگا</text:span><text:span text:style-name="T753">ه</text:span></text:p>
        <text:p text:style-name="P503"><text:span text:style-name="T814">رفت.</text:span></text:p>
        <text:p text:style-name="P97"/>
        <text:p text:style-name="P401"><text:span text:style-name="T861">او خيلی زود نمايشگاه را پيدا کرد.در اين نمايشگاه مارينا با چندين</text:span></text:p>
        <text:p text:style-name="P93"/>
        <text:p text:style-name="P517"><text:span text:style-name="T753">خوشنويس</text:span><text:span text:style-name="T929">آشنا</text:span><text:span text:style-name="T945">شدو</text:span><text:span text:style-name="T929">ازکارھای</text:span><text:span text:style-name="T945">ھنری</text:span><text:span text:style-name="T929">و</text:span><text:span text:style-name="T945">زيبای</text:span><text:span text:style-name="T929">آنانفيلمبرداریکرد</text:span><text:span text:style-name="T753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3" text:outline-level="3"><text:span text:style-name="T1034">٧</text:span></text:h>
        <text:h text:style-name="P2960" text:outline-level="4"><text:span text:style-name="T753">در دفتر ھواپيمايی</text:span></text:h>
        <text:p text:style-name="P8"/>
        <text:p text:style-name="P8"/>
        <text:p text:style-name="P104"/>
      </text:section>
      <text:section text:style-name="Sect18" text:name="Section52">
        <text:p text:style-name="P518"><text:span text:style-name="T1406">ببخشيد،</text:span><text:span text:style-name="T1227">منمىخواھمبهشھرکرمان</text:span><text:span text:style-name="T1141">پرواز</text:span><text:span text:style-name="T1227">کنم</text:span><text:span text:style-name="T861">.</text:span><text:span text:style-name="T1227">خواھ</text:span><text:span text:style-name="T861">ش</text:span></text:p>
        <text:p text:style-name="P519"><text:span text:style-name="T861">مرا راھنمايی کنيد.مىکنم</text:span></text:p>
        <text:p text:style-name="P520"><text:span text:style-name="T720">يوری:</text:span></text:p>
      </text:section>
      <text:section text:style-name="Sect25" text:name="Section53">
        <text:p text:style-name="P456"><text:span text:style-name="T1408">ھواپيمايی</text:span><text:span text:style-name="T753">ھما به تھران</text:span></text:p>
        <text:p text:style-name="P114"><text:span text:style-name="T49">٧۵٧</text:span></text:p>
        <text:p text:style-name="P442"><text:span text:style-name="T861">پرواز</text:span><text:span text:style-name="T905">شمار</text:span><text:span text:style-name="T861">ه</text:span></text:p>
        <text:p text:style-name="P521"><text:span text:style-name="T721">شما</text:span><text:span text:style-name="T1134">نخست</text:span><text:span text:style-name="T1121">بايدب</text:span><text:span text:style-name="T721">ا</text:span></text:p>
        <text:p text:style-name="P457"><text:span text:style-name="T861">کارمند:</text:span></text:p>
      </text:section>
      <text:section text:style-name="Sect1" text:name="Section54">
        <text:p text:style-name="P93"/>
      </text:section>
      <text:section text:style-name="Sect26" text:name="Section55">
        <text:p text:style-name="P453"><text:span text:style-name="T1296">ھواپيمايی</text:span><text:span text:style-name="T753">آسمان به</text:span></text:p>
        <text:p text:style-name="P116"><text:soft-page-break/><text:span text:style-name="T49">١١٨</text:span></text:p>
        <text:p text:style-name="P523"><text:span text:style-name="T861">سپس از تھران با پرواز شماره</text:span></text:p>
        <text:p text:style-name="P525"><text:span text:style-name="T861">کرمان پرواز کنيد.</text:span></text:p>
      </text:section>
      <text:section text:style-name="Sect1" text:name="Section56">
        <text:p text:style-name="P93"/>
        <text:p text:style-name="P526"><text:span text:style-name="T861">يوری:</text:span><text:span text:style-name="T753"><text:tab/>آيا</text:span><text:span text:style-name="T929">مىتوانم</text:span><text:span text:style-name="T953">ھردو</text:span><text:span text:style-name="T1057">بليت</text:span><text:span text:style-name="T953">رادر</text:span><text:span text:style-name="T929">اينجا</text:span><text:span text:style-name="T953">بخرم</text:span><text:span text:style-name="T753">؟</text:span></text:p>
        <text:p text:style-name="P97"/>
      </text:section>
      <text:section text:style-name="Sect27" text:name="Section57">
        <text:p text:style-name="P453"><text:span text:style-name="T1371">تھران</text:span>از ما و<text:span text:style-name="T861">بليت تھران-</text:span></text:p>
        <text:p text:style-name="P527"><text:span text:style-name="T754">مىتوانيد بليت مسکو-</text:span></text:p>
        <text:p text:style-name="P117"><text:span text:style-name="T52">شما</text:span></text:p>
        <text:p text:style-name="P118"><text:span text:style-name="T52">نه.</text:span></text:p>
        <text:p text:style-name="P455"><text:span text:style-name="T861">کارمند:</text:span></text:p>
      </text:section>
      <text:section text:style-name="Sect1" text:name="Section58">
        <text:p text:style-name="P93"/>
      </text:section>
      <text:section text:style-name="Sect28" text:name="Section59">
        <text:p text:style-name="P528"><text:span text:style-name="T1409">کرمان</text:span><text:span text:style-name="T1071">راازدفتر</text:span><text:span text:style-name="T1078">ھواپيمايی</text:span><text:span text:style-name="T1071">آسماندرفرودگاهتھران</text:span><text:span text:style-name="T916">بخريد</text:span><text:span text:style-name="T721">.</text:span><text:span text:style-name="T1374">پس</text:span><text:span text:style-name="T857">خواھش</text:span><text:span text:style-name="T850">مىکنمبليت</text:span><text:span text:style-name="T857">مسکو</text:span><text:span text:style-name="T721">-</text:span><text:span text:style-name="T857">تھرانرا</text:span><text:span text:style-name="T850">برايم</text:span><text:span text:style-name="T857">بنويسيدوي</text:span><text:span text:style-name="T721">ک</text:span></text:p>
        <text:p text:style-name="P529"><text:span text:style-name="T1072">جا</text:span><text:span text:style-name="T1110">در</text:span><text:span text:style-name="T945">پرواز</text:span><text:span text:style-name="T1110">تھران</text:span><text:span text:style-name="T753">-</text:span><text:span text:style-name="T945">کرمان</text:span><text:span text:style-name="T1110">برايمرزرو</text:span><text:span text:style-name="T945">کنيد</text:span><text:span text:style-name="T753">.</text:span></text:p>
        <text:p text:style-name="P530"><text:span text:style-name="T754">تاريخ</text:span><text:span text:style-name="T1079">رفت</text:span><text:span text:style-name="T1143">و برگشت را بفرماييد</text:span><text:span text:style-name="T754">.</text:span><text:span text:style-name="T1261">پرواز</text:span><text:span text:style-name="T1058">م</text:span><text:span text:style-name="T994">سکو</text:span><text:span text:style-name="T1039">-</text:span><text:span text:style-name="T1102">ت</text:span><text:span text:style-name="T980">ھران</text:span>در روز<text:span text:style-name="T1261">سه</text:span><text:span text:style-name="T1237">ش</text:span><text:span text:style-name="T995">نبه</text:span><text:span text:style-name="T971">١</text:span><text:span text:style-name="T1093">٢</text:span><text:span text:style-name="T1411">ماه</text:span><text:span text:style-name="T1059">م</text:span><text:span text:style-name="T1018">ارس</text:span><text:span text:style-name="T971">و</text:span><text:span text:style-name="T999">پ</text:span>ر<text:span text:style-name="T971">و</text:span>از<text:span text:style-name="T753">کرمان</text:span><text:span text:style-name="T1148">در</text:span><text:span text:style-name="T774">ھمان</text:span><text:span text:style-name="T1148">روز</text:span><text:span text:style-name="T753">.</text:span><text:span text:style-name="T1148">تاريخبرگشتپساز</text:span><text:span text:style-name="T1269">يک</text:span><text:span text:style-name="T774">ھفته</text:span><text:span text:style-name="T1269">و</text:span><text:span text:style-name="T936">تھران-</text:span></text:p>
        <text:p text:style-name="P531"><text:span text:style-name="T720">در</text:span><text:span text:style-name="T1241">روزسهشنبه</text:span><text:span text:style-name="T1277">٨٢</text:span><text:span text:style-name="T1241">ماه</text:span><text:span text:style-name="T1247">مارس</text:span><text:span text:style-name="T1277">خواھدبود</text:span><text:span text:style-name="T720">.</text:span></text:p>
        <text:p text:style-name="P540"><text:span text:style-name="T753">خواھش</text:span><text:span text:style-name="T873">مىکنم</text:span><text:span text:style-name="T960">گذرنانهخودتانو٠۵٣</text:span><text:span text:style-name="T873">دالر</text:span><text:span text:style-name="T960">بھای</text:span><text:span text:style-name="T873">بليت</text:span><text:span text:style-name="T753">.</text:span></text:p>
        <text:p text:style-name="P27"/>
        <text:p text:style-name="P545"><text:span text:style-name="T720">يوری:</text:span></text:p>
        <text:p text:style-name="P15"/>
        <text:p text:style-name="P16"/>
        <text:p text:style-name="P460"><text:span text:style-name="T861">کارمند:</text:span></text:p>
        <text:p text:style-name="P546"><text:span text:style-name="T720">يوری:</text:span></text:p>
        <text:p text:style-name="P15"/>
        <text:p text:style-name="P15"/>
        <text:p text:style-name="P18"/>
        <text:p text:style-name="P460"><text:span text:style-name="T861">کارمند:</text:span></text:p>
      </text:section>
      <text:section text:style-name="Sect1" text:name="Section60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3" text:outline-level="3"><text:span text:style-name="T1034">٨</text:span></text:h>
        <text:h text:style-name="P2960" text:outline-level="4"><text:span text:style-name="T720">در ھواپيما</text:span></text:h>
        <text:p text:style-name="P8"/>
        <text:p text:style-name="P8"/>
        <text:p text:style-name="P104"/>
      </text:section>
      <text:section text:style-name="Sect29" text:name="Section61">
        <text:p text:style-name="P547"><text:span text:style-name="T1413">خواھش</text:span><text:span text:style-name="T1001">مى</text:span><text:span text:style-name="T1310">ک</text:span><text:span text:style-name="T1006">نم</text:span><text:span text:style-name="T1103">کمربندھای</text:span><text:span text:style-name="T986">وي</text:span><text:span text:style-name="T1039">ژ</text:span>ه<text:span text:style-name="T1101">پرواز</text:span>را<text:span text:style-name="T1019">ببن</text:span><text:span text:style-name="T1060">د</text:span><text:span text:style-name="T1012">يد</text:span>.<text:span text:style-name="T1048">ھ</text:span><text:span text:style-name="T978">واپيما</text:span><text:span text:style-name="T1020">آماده</text:span><text:span text:style-name="T1336">پرواز</text:span><text:span text:style-name="T1078">است</text:span><text:span text:style-name="T721">.</text:span><text:span text:style-name="T935">خلبان</text:span><text:span text:style-name="T804">ھواپيما</text:span><text:span text:style-name="T1078">بھرامسامانی</text:span><text:span text:style-name="T935">و</text:span><text:span text:style-name="T1078">كمکخلبان</text:span><text:span text:style-name="T935">پروي</text:span><text:span text:style-name="T721">ز</text:span></text:p>
        <text:p text:style-name="P234"><text:span text:style-name="T1197">زمانی.</text:span></text:p>
        <text:p text:style-name="P548"><text:span text:style-name="T720">مھماندار:</text:span></text:p>
      </text:section>
      <text:section text:style-name="Sect30" text:name="Section62">
        <text:p text:style-name="P532"><text:span text:style-name="T754">ببخشيد،</text:span><text:span text:style-name="T1414">آيا سيگار کشيدن در ھواپيما آزاد است</text:span><text:span text:style-name="T754">؟</text:span></text:p>
        <text:p text:style-name="P533"><text:span text:style-name="T721">نه.</text:span><text:span text:style-name="T1218">آزاد نيست</text:span><text:span text:style-name="T721">.</text:span></text:p>
        <text:p text:style-name="P541"><text:span text:style-name="T753">شما</text:span><text:span text:style-name="T922">چهدوستداريد</text:span><text:span text:style-name="T911">بنوشيد</text:span><text:span text:style-name="T753">:</text:span><text:span text:style-name="T922">آبميوه،</text:span><text:span text:style-name="T911">چای،</text:span><text:span text:style-name="T922">قھوه،آبجو</text:span><text:span text:style-name="T753">؟</text:span></text:p>
        <text:p text:style-name="P533"><text:span text:style-name="T721">قھوه</text:span><text:span text:style-name="T1159">پر رنگ و بىشکر خواھش مىکنم</text:span><text:span text:style-name="T721">.</text:span></text:p>
        <text:p text:style-name="P534"><text:span text:style-name="T753">خوراک</text:span><text:span text:style-name="T969">گرم</text:span><text:span text:style-name="T955">چه</text:span><text:span text:style-name="T969">دوست</text:span><text:span text:style-name="T955">داريد</text:span><text:span text:style-name="T753">:</text:span><text:span text:style-name="T969">شيرين</text:span><text:span text:style-name="T955">پلو،</text:span><text:span text:style-name="T969">سبزی</text:span><text:span text:style-name="T955">پلو</text:span><text:span text:style-name="T753">؟</text:span></text:p>
        <text:p text:style-name="P549"><text:span text:style-name="T1037">شيرين</text:span><text:span text:style-name="T772">پلو</text:span><text:span text:style-name="T1037">.</text:span><text:span text:style-name="T1407">مھمانان</text:span><text:span text:style-name="T848">و ھمشھريان گرامی، ھواپيمای ما بزودی در فرودگا</text:span><text:span text:style-name="T753">ه</text:span></text:p>
        <text:p text:style-name="P550"><text:span text:style-name="T720">يوری:</text:span></text:p>
        <text:p text:style-name="P461"><text:span text:style-name="T720">مھماندار:</text:span></text:p>
        <text:p text:style-name="P462"><text:span text:style-name="T720">مھماندار:</text:span></text:p>
        <text:p text:style-name="P551"><text:span text:style-name="T720">يوری:</text:span></text:p>
        <text:p text:style-name="P462"><text:span text:style-name="T720">مھماندار:</text:span></text:p>
        <text:p text:style-name="P551"><text:soft-page-break/><text:span text:style-name="T720">يوری:</text:span></text:p>
        <text:p text:style-name="P462"><text:span text:style-name="T720">مھماندار:</text:span></text:p>
      </text:section>
      <text:section text:style-name="Sect31" text:name="Section63">
        <text:p text:style-name="P460"><text:span text:style-name="T753">مىکنم</text:span><text:span text:style-name="T805">در جای خودتان بنشينيد</text:span><text:span text:style-name="T753">و</text:span></text:p>
        <text:p text:style-name="P524"><text:span text:style-name="T1008">خواھش</text:span></text:p>
        <text:p text:style-name="P552"><text:span text:style-name="T1037">مىنشيند.</text:span></text:p>
        <text:p text:style-name="P524"><text:span text:style-name="T753">تھران</text:span></text:p>
      </text:section>
      <text:section text:style-name="Sect1" text:name="Section64">
        <text:p text:style-name="P97"/>
      </text:section>
      <text:section text:style-name="Sect19" text:name="Section65">
        <text:p text:style-name="P256"><text:span text:style-name="T1258">کمربندھای</text:span><text:span text:style-name="T986">وي</text:span>ژه ر<text:span text:style-name="T1039">ا</text:span><text:span text:style-name="T1019">ببن</text:span><text:span text:style-name="T1060">د</text:span><text:span text:style-name="T1012">يد</text:span>.</text:p>
        <text:p text:style-name="P556"><text:span text:style-name="T1256">از</text:span><text:span text:style-name="T1100">مھماننوازی شما سپاسگزارم</text:span><text:span text:style-name="T753">.</text:span></text:p>
        <text:p text:style-name="P557"><text:span text:style-name="T1300">خوش</text:span><text:span text:style-name="T871">آمديد،خدانگھدار</text:span><text:span text:style-name="T861">.</text:span></text:p>
        <text:p text:style-name="P27"/>
        <text:p text:style-name="P558"><text:span text:style-name="T720">يوری:</text:span></text:p>
        <text:p text:style-name="P559"><text:span text:style-name="T720">مھماندار:</text:span></text:p>
      </text:section>
      <text:section text:style-name="Sect1" text:name="Section66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6" text:outline-level="3"><text:span text:style-name="T1034">٩</text:span></text:h>
        <text:h text:style-name="P2962" text:outline-level="4"><text:span text:style-name="T720">در فرودگاه</text:span></text:h>
        <text:p text:style-name="P8"/>
        <text:p text:style-name="P8"/>
        <text:p text:style-name="P104"/>
        <text:p text:style-name="P560"><text:span text:style-name="T753">يوری:</text:span><text:span text:style-name="T754"><text:tab/>ببخشيد،</text:span><text:span text:style-name="T925">دفترھواپيمايیآسمانکجا</text:span><text:span text:style-name="T823">است</text:span><text:span text:style-name="T754">؟</text:span></text:p>
        <text:p text:style-name="P8"/>
        <text:p text:style-name="P100"/>
      </text:section>
      <text:section text:style-name="Sect32" text:name="Section67">
        <text:p text:style-name="P453"><text:span text:style-name="T1307">در</text:span><text:span text:style-name="T905">ساختمانشماره</text:span><text:span text:style-name="T834">٢</text:span><text:span text:style-name="T905">.ازراھرو</text:span><text:span text:style-name="T834">بگذريد،</text:span><text:span text:style-name="T905">دست</text:span><text:span text:style-name="T834">راست،</text:span><text:span text:style-name="T905">اتا</text:span><text:span text:style-name="T861">ق</text:span></text:p>
        <text:p text:style-name="P561"><text:span text:style-name="T1129">ن</text:span><text:span text:style-name="T982">ام</text:span><text:span text:style-name="T746">م</text:span><text:span text:style-name="T985">ن</text:span><text:span text:style-name="T757">ي</text:span><text:span text:style-name="T998">وری</text:span><text:span text:style-name="T737">ر</text:span><text:span text:style-name="T1021">مانوف</text:span>.<text:span text:style-name="T731">م</text:span><text:span text:style-name="T985">ن</text:span><text:span text:style-name="T758">برای</text:span><text:span text:style-name="T738">پرواز</text:span><text:span text:style-name="T765">ا</text:span><text:span text:style-name="T1061">م</text:span><text:span text:style-name="T994">ش</text:span><text:span text:style-name="T1235">ب</text:span><text:span text:style-name="T1022">چھارم</text:span><text:span text:style-name="T1039">.</text:span><text:span text:style-name="T766">خسته</text:span><text:span text:style-name="T759">نباشيد</text:span><text:span text:style-name="T1237">،</text:span></text:p>
        <text:p text:style-name="P562">کرمان جا رزرو کردم.تھران-</text:p>
        <text:p text:style-name="P563"><text:span text:style-name="T754">کارمند</text:span><text:span text:style-name="T730">فرودگاه</text:span><text:span text:style-name="T754">:</text:span></text:p>
        <text:p text:style-name="P15"/>
        <text:p text:style-name="P16"/>
        <text:p text:style-name="P564"><text:span text:style-name="T720">يوری:</text:span></text:p>
      </text:section>
      <text:section text:style-name="Sect32" text:name="Section68">
        <text:p text:style-name="P235"><text:span text:style-name="T861">آری،</text:span><text:span text:style-name="T1168">نامشماھست</text:span><text:span text:style-name="T861">.</text:span><text:span text:style-name="T849">به</text:span><text:span text:style-name="T856">پرواز</text:span><text:span text:style-name="T1168">شما</text:span><text:span text:style-name="T849">٣ساعت</text:span><text:span text:style-name="T1168">مانده</text:span><text:span text:style-name="T849">است</text:span><text:span text:style-name="T861">.</text:span></text:p>
        <text:p text:style-name="P229"><text:span text:style-name="T754">بھای</text:span><text:span text:style-name="T925">بليت چند است</text:span><text:span text:style-name="T754">؟</text:span></text:p>
        <text:p text:style-name="P231"><text:span text:style-name="T861">٠۵</text:span><text:span text:style-name="T1174">ھزار تومان</text:span><text:span text:style-name="T861">.</text:span></text:p>
        <text:p text:style-name="P229"><text:span text:style-name="T754">بفرماييد</text:span><text:span text:style-name="T1203">آيا مىتوانم بھای بليت را به دالر پرداخت کنم</text:span><text:span text:style-name="T754">؟</text:span></text:p>
        <text:p text:style-name="P231"><text:span text:style-name="T1129">نه</text:span>.<text:span text:style-name="T753">ش</text:span><text:span text:style-name="T972">ما</text:span><text:span text:style-name="T1001">مى</text:span><text:span text:style-name="T995">توانيد</text:span><text:span text:style-name="T971">ا</text:span><text:span text:style-name="T1039">ز</text:span><text:span text:style-name="T999">ب</text:span><text:span text:style-name="T1015">ا</text:span><text:span text:style-name="T1023">ن</text:span><text:span text:style-name="T1390">ک</text:span>ر<text:span text:style-name="T971">و</text:span><text:span text:style-name="T1234">به</text:span>ر<text:span text:style-name="T971">و</text:span><text:span text:style-name="T1133">ت</text:span><text:span text:style-name="T987">ومان</text:span><text:span text:style-name="T996">بخريد</text:span><text:span text:style-name="T1039">.</text:span></text:p>
        <text:p text:style-name="P229"><text:span text:style-name="T753">در</text:span><text:span text:style-name="T1072">ورودی</text:span><text:span text:style-name="T934">به</text:span><text:span text:style-name="T1077">ھواپيماکدام</text:span><text:span text:style-name="T934">است</text:span><text:span text:style-name="T753">؟</text:span></text:p>
        <text:p text:style-name="P231"><text:span text:style-name="T861">در</text:span><text:span text:style-name="T839">شماره</text:span><text:span text:style-name="T770">٣،تابلویکرمان</text:span><text:span text:style-name="T839">در</text:span><text:span text:style-name="T770">باالی</text:span><text:span text:style-name="T839">درآويزان</text:span><text:span text:style-name="T770">است</text:span><text:span text:style-name="T861">.</text:span></text:p>
        <text:p text:style-name="P229"><text:span text:style-name="T721">از</text:span><text:span text:style-name="T910">راھنمايی شما سپاسگزارم</text:span><text:span text:style-name="T721">.</text:span></text:p>
        <text:p text:style-name="P231"><text:span text:style-name="T753">ھميشه</text:span><text:span text:style-name="T969">خوش آمديد</text:span><text:span text:style-name="T753">.</text:span></text:p>
        <text:p text:style-name="P565"><text:span text:style-name="T754">کارمند</text:span><text:span text:style-name="T1170">دفتر</text:span><text:span text:style-name="T754">:</text:span></text:p>
        <text:p text:style-name="P567"><text:span text:style-name="T720">يوری:</text:span></text:p>
        <text:p text:style-name="P566"><text:span text:style-name="T754">کارمند</text:span><text:span text:style-name="T835">دفتر</text:span><text:span text:style-name="T754">:</text:span></text:p>
        <text:p text:style-name="P567"><text:span text:style-name="T720">يوری:</text:span></text:p>
        <text:p text:style-name="P568"><text:span text:style-name="T721">کارمند</text:span><text:span text:style-name="T910">دتر</text:span><text:span text:style-name="T721">:</text:span></text:p>
        <text:p text:style-name="P567"><text:span text:style-name="T720">يوری:</text:span></text:p>
        <text:p text:style-name="P566"><text:span text:style-name="T754">کارمند</text:span><text:span text:style-name="T835">دفتر</text:span><text:span text:style-name="T754">:</text:span></text:p>
        <text:p text:style-name="P567"><text:span text:style-name="T720">يوری:</text:span></text:p>
        <text:p text:style-name="P566"><text:span text:style-name="T754">کارمند</text:span><text:span text:style-name="T835">دفتر</text:span><text:span text:style-name="T754">:</text:span></text:p>
      </text:section>
      <text:section text:style-name="Sect1" text:name="Section69">
        <text:p text:style-name="P8"><text:soft-page-break/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7" text:outline-level="3">٠١</text:h>
        <text:h text:style-name="P2962" text:outline-level="4">درياچه اروميه</text:h>
        <text:p text:style-name="P8"/>
        <text:p text:style-name="P8"/>
        <text:p text:style-name="P104"/>
        <text:p text:style-name="P401"><text:span text:style-name="T1133">درياچه</text:span><text:span text:style-name="T1062">اروميه</text:span>٠۴١<text:span text:style-name="T1063">ک</text:span><text:span text:style-name="T984">ي</text:span><text:span text:style-name="T1130">ل</text:span><text:span text:style-name="T985">و</text:span><text:span text:style-name="T1131">م</text:span><text:span text:style-name="T986">ت</text:span><text:span text:style-name="T1064">ر</text:span><text:span text:style-name="T1039">درازا، ٠</text:span><text:span text:style-name="T971">۵</text:span><text:span text:style-name="T1063">ک</text:span><text:span text:style-name="T984">ي</text:span><text:span text:style-name="T1130">ل</text:span><text:span text:style-name="T985">و</text:span><text:span text:style-name="T1131">م</text:span><text:span text:style-name="T986">ت</text:span><text:span text:style-name="T1064">ر</text:span><text:span text:style-name="T1262">پ</text:span><text:span text:style-name="T981">ھ</text:span><text:span text:style-name="T1311">ن</text:span><text:span text:style-name="T1007">ا</text:span>و<text:span text:style-name="T1039">۶١</text:span><text:span text:style-name="T1052">متر</text:span><text:span text:style-name="T1051">ژ</text:span><text:span text:style-name="T988">رفا</text:span><text:span text:style-name="T1039">دارد</text:span><text:span text:style-name="T1093">.</text:span></text:p>
        <text:p text:style-name="P419"><text:span text:style-name="T861">اروميه</text:span><text:span text:style-name="T961">يکیازشورتريندرياچهھایجھان</text:span><text:span text:style-name="T871">است</text:span><text:span text:style-name="T961">و</text:span><text:span text:style-name="T871">برای</text:span><text:span text:style-name="T961">ھمينھيچ</text:span><text:span text:style-name="T871">جاندارید</text:span><text:span text:style-name="T861">ر</text:span></text:p>
        <text:p text:style-name="P93"/>
      </text:section>
      <text:section text:style-name="Sect33" text:name="Section70">
        <text:p text:style-name="P401"><text:span text:style-name="T1417">در</text:span><text:span text:style-name="T1204">کنارهھایايندرياچه</text:span><text:span text:style-name="T826">گياھان</text:span><text:span text:style-name="T1204">نمک</text:span><text:span text:style-name="T826">دوست</text:span><text:span text:style-name="T1204">زندگ</text:span><text:span text:style-name="T753">ی</text:span></text:p>
        <text:p text:style-name="P569"><text:span text:style-name="T1037">نمىکند.</text:span></text:p>
        <text:p text:style-name="P570"><text:span text:style-name="T721">درياچه زنذگی</text:span></text:p>
        <text:p text:style-name="P119"><text:span text:style-name="T52">اين</text:span></text:p>
      </text:section>
      <text:section text:style-name="Sect1" text:name="Section71">
        <text:p text:style-name="P97"/>
        <text:p text:style-name="P401"><text:span text:style-name="T1001">مى</text:span><text:span text:style-name="T1024">کنند</text:span>.<text:span text:style-name="T874">ل</text:span><text:span text:style-name="T998">جن</text:span><text:span text:style-name="T862">وآ</text:span><text:span text:style-name="T1039">ب</text:span><text:span text:style-name="T866">درياچه</text:span><text:span text:style-name="T1085">برای</text:span><text:span text:style-name="T867">درمان</text:span><text:span text:style-name="T1419">بيماريھای</text:span><text:span text:style-name="T868">پ</text:span><text:span text:style-name="T972">و</text:span><text:span text:style-name="T753">ست</text:span><text:span text:style-name="T862">و</text:span><text:span text:style-name="T1087">دردھای</text:span><text:span text:style-name="T870">ا</text:span><text:span text:style-name="T1354">س</text:span><text:span text:style-name="T1012">تخو</text:span><text:span text:style-name="T1039">ا</text:span><text:span text:style-name="T971">ن</text:span></text:p>
        <text:p text:style-name="P93"/>
        <text:p text:style-name="P572"><text:span text:style-name="T721">بسيار</text:span><text:span text:style-name="T1265">سودمند است</text:span><text:span text:style-name="T721">.</text:span><text:span text:style-name="T720">درياچه</text:span><text:span text:style-name="T869">اروميه</text:span><text:span text:style-name="T1088">۶۵جزيره</text:span><text:span text:style-name="T869">دارد</text:span><text:span text:style-name="T720">.</text:span><text:span text:style-name="T1088">درپيرامون</text:span><text:span text:style-name="T869">درياچه</text:span><text:span text:style-name="T1088">جانورانبسياریمانن</text:span><text:span text:style-name="T720">د</text:span></text:p>
        <text:p text:style-name="P417"><text:span text:style-name="T861">خرس،</text:span><text:span text:style-name="T894">گرگ، پلنگ، آھو، خوک، روباه و خرگوش و پرندگان بسياری مانن</text:span><text:span text:style-name="T861">د</text:span></text:p>
        <text:p text:style-name="P573"><text:span text:style-name="T721">اردک،</text:span><text:span text:style-name="T1173">پليکان،فالمينگو</text:span><text:span text:style-name="T810">ومرغ</text:span><text:span text:style-name="T1173">ماھيخوارزندگی</text:span><text:span text:style-name="T810">مىکنند</text:span><text:span text:style-name="T721">.</text:span></text:p>
      </text:section>
      <text:p text:style-name="P28"/>
      <text:p text:style-name="P8"/>
      <text:p text:style-name="P8"/>
      <text:p text:style-name="P8"/>
      <text:p text:style-name="P8"/>
      <text:h text:style-name="P958" text:outline-level="3">١١</text:h>
      <text:h text:style-name="P2962" text:outline-level="4">گردش و درمان</text:h>
      <text:p text:style-name="P8"/>
      <text:p text:style-name="P8"/>
      <text:p text:style-name="P104"/>
      <text:p text:style-name="P401"><text:span text:style-name="T861">ريچارد شھروند کشور انگلستان است.او ھر سال يک بار به ايران سفر</text:span></text:p>
      <text:p text:style-name="P97"/>
      <text:section text:style-name="Sect34" text:name="Section72">
        <text:p text:style-name="P401"><text:span text:style-name="T721">او</text:span><text:span text:style-name="T916">به درد استخوان پا گرفتا</text:span><text:span text:style-name="T721">ر</text:span></text:p>
        <text:p text:style-name="P510"><text:span text:style-name="T721">مىآيد.</text:span></text:p>
        <text:p text:style-name="P441"><text:span text:style-name="T753">ريچارد</text:span><text:span text:style-name="T1110">بيشتربرایدرمان</text:span><text:span text:style-name="T1269">به</text:span><text:span text:style-name="T1110">ايرا</text:span><text:span text:style-name="T753">ن</text:span></text:p>
        <text:p text:style-name="P510"><text:span text:style-name="T861">مىکند.</text:span></text:p>
      </text:section>
      <text:section text:style-name="Sect1" text:name="Section73">
        <text:p text:style-name="P93"/>
      </text:section>
      <text:section text:style-name="Sect35" text:name="Section74">
        <text:p text:style-name="P401"><text:span text:style-name="T956">و</text:span><text:span text:style-name="T794">لجن</text:span><text:span text:style-name="T1174">درياچهاروميهبھترينداروبرایدرمان</text:span><text:span text:style-name="T825">درد</text:span><text:span text:style-name="T1174">پای</text:span><text:span text:style-name="T794">ا</text:span><text:span text:style-name="T861">و</text:span></text:p>
        <text:p text:style-name="P574"><text:span text:style-name="T721">مىگويد آب</text:span></text:p>
        <text:p text:style-name="P575"><text:span text:style-name="T720">است.</text:span><text:span text:style-name="T958">ا</text:span><text:span text:style-name="T720">و</text:span></text:p>
        <text:p text:style-name="P578">است.</text:p>
      </text:section>
      <text:section text:style-name="Sect1" text:name="Section75">
        <text:p text:style-name="P106"/>
      </text:section>
      <text:section text:style-name="Sect36" text:name="Section76">
        <text:p text:style-name="P420"><text:span text:style-name="T754">اين</text:span><text:span text:style-name="T1137">سف</text:span><text:span text:style-name="T754">ر</text:span></text:p>
        <text:p text:style-name="P579"><text:span text:style-name="T754">مىگويد:</text:span></text:p>
        <text:p text:style-name="P479"><text:span text:style-name="T861">مىآيد.او</text:span></text:p>
        <text:p text:style-name="P479"><text:span text:style-name="T753">ريچارد ھر تابستان به کناره درياچه اروميه</text:span></text:p>
      </text:section>
      <text:section text:style-name="Sect1" text:name="Section77">
        <text:p text:style-name="P106"/>
        <text:p text:style-name="P401"><text:span text:style-name="T721">برای</text:span><text:span text:style-name="T746">م</text:span><text:span text:style-name="T985">ن</text:span><text:span text:style-name="T1219">ھ</text:span><text:span text:style-name="T977">م</text:span><text:span text:style-name="T747">گردش</text:span><text:span text:style-name="T1178">و</text:span><text:span text:style-name="T748">ھ</text:span><text:span text:style-name="T977">م</text:span><text:span text:style-name="T749">آسايش</text:span><text:span text:style-name="T747">است</text:span>.<text:span text:style-name="T744">ا</text:span><text:span text:style-name="T971">و</text:span><text:span text:style-name="T750">ھر</text:span><text:span text:style-name="T744">روزدر</text:span><text:span text:style-name="T1181">ک</text:span><text:span text:style-name="T1012">ناره</text:span><text:span text:style-name="T751">درياچه</text:span><text:span text:style-name="T744">دراز</text:span><text:span text:style-name="T1209">م</text:span><text:span text:style-name="T1001">ى</text:span><text:span text:style-name="T983">ک</text:span><text:span text:style-name="T988">ش</text:span><text:span text:style-name="T1051">د</text:span></text:p>
        <text:p text:style-name="P581"><text:span text:style-name="T720">و</text:span><text:span text:style-name="T1088">لجن</text:span><text:span text:style-name="T869">رابه</text:span><text:span text:style-name="T1088">خودمىمالد</text:span><text:span text:style-name="T869">سپس</text:span><text:span text:style-name="T1088">درآب</text:span><text:span text:style-name="T869">شور</text:span><text:span text:style-name="T1088">درياچهشنامىکند</text:span><text:span text:style-name="T720">.</text:span></text:p>
        <text:p text:style-name="P93"/>
      </text:section>
      <text:section text:style-name="Sect37" text:name="Section78">
        <text:p text:style-name="P401">مىرود، در درون</text:p>
        <text:p text:style-name="P582"><text:span text:style-name="T753">آبگرم که نزديک درياچه ھستند چشمهھای</text:span></text:p>
        <text:p text:style-name="P584"><text:span text:style-name="T861">او گاھی به</text:span></text:p>
      </text:section>
      <text:section text:style-name="Sect1" text:name="Section79">
        <text:p text:style-name="P97"/>
        <text:p text:style-name="P585"><text:span text:style-name="T753">چشمه</text:span><text:span text:style-name="T864">مىنشيندوبامردم</text:span><text:span text:style-name="T1086">ھمنشين</text:span><text:span text:style-name="T864">خودبهزبان</text:span><text:span text:style-name="T1086">فارسی</text:span><text:span text:style-name="T864">گفتوگومىکند</text:span><text:span text:style-name="T753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٢١</text:h>
        <text:h text:style-name="P2962" text:outline-level="4"><text:span text:style-name="T720">در ايستگاه راه آھن</text:span></text:h>
        <text:p text:style-name="P8"/>
        <text:p text:style-name="P8"/>
        <text:p text:style-name="P104"/>
        <text:p text:style-name="P586"><text:span text:style-name="T1025">پيتر</text:span><text:span text:style-name="T1039">:</text:span><text:tab/><text:span text:style-name="T1372">ببخشيد،</text:span><text:span text:style-name="T981">با</text:span><text:span text:style-name="T1016">ج</text:span><text:span text:style-name="T1366">ه</text:span><text:span text:style-name="T1261">ھ</text:span><text:span text:style-name="T998">ای</text:span><text:span text:style-name="T1019">بلي</text:span>ت<text:span text:style-name="T980">فروشی</text:span><text:span text:style-name="T1036">ک</text:span><text:span text:style-name="T977">جا</text:span><text:span text:style-name="T1133">است؟</text:span></text:p>
      </text:section>
      <text:section text:style-name="Sect38" text:name="Section80">
        <text:p text:style-name="P532">در<text:span text:style-name="T977">ھمين</text:span><text:span text:style-name="T1004">ساختمان،</text:span><text:span text:style-name="T971">از</text:span><text:span text:style-name="T1011">پل</text:span><text:span text:style-name="T1366">ه</text:span><text:span text:style-name="T1037">ھ</text:span><text:span text:style-name="T978">ا</text:span><text:span text:style-name="T995">باال</text:span><text:span text:style-name="T1102">برويد،</text:span><text:span text:style-name="T1424">دست</text:span><text:span text:style-name="T1065">ر</text:span><text:span text:style-name="T987">است</text:span>.</text:p>
        <text:p text:style-name="P587"><text:span text:style-name="T1037">ببخشيد</text:span><text:span text:style-name="T1425">آقا، بارتان را بدھيد ببرم</text:span><text:span text:style-name="T1037">.</text:span></text:p>
        <text:p text:style-name="P534"><text:span text:style-name="T721">نه،</text:span><text:span text:style-name="T850">نه، سنگين نيست، خودم مىبرم</text:span><text:span text:style-name="T721">.</text:span></text:p>
        <text:p text:style-name="P588"><text:span text:style-name="T1037">بفرماييد</text:span><text:span text:style-name="T1315">آقا، شما بليت خواستيد</text:span><text:span text:style-name="T1037">؟</text:span></text:p>
        <text:p text:style-name="P534"><text:span text:style-name="T721">بله.</text:span><text:span text:style-name="T935">يک</text:span><text:span text:style-name="T1078">بليت</text:span><text:span text:style-name="T935">به</text:span><text:span text:style-name="T804">شھر</text:span><text:span text:style-name="T935">اروميه،</text:span><text:span text:style-name="T1078">خواھشمىکنم</text:span><text:span text:style-name="T721">.</text:span></text:p>
        <text:p text:style-name="P589"><text:soft-page-break/><text:span text:style-name="T1427">راه</text:span><text:span text:style-name="T1078">آھن</text:span><text:span text:style-name="T804">تاشھر</text:span><text:span text:style-name="T1078">اروميهنمىرسد</text:span><text:span text:style-name="T721">.</text:span><text:span text:style-name="T804">شما</text:span><text:span text:style-name="T1078">مىتوانيد</text:span><text:span text:style-name="T1202">بليت</text:span><text:span text:style-name="T1078">تھران</text:span><text:span text:style-name="T721">-تبريز</text:span><text:span text:style-name="T850">بخريد</text:span><text:span text:style-name="T857">و</text:span><text:span text:style-name="T850">درايستگاهدرياچه</text:span><text:span text:style-name="T857">پياده</text:span><text:span text:style-name="T1171">شويد</text:span><text:span text:style-name="T850">واز</text:span><text:span text:style-name="T857">آنجا</text:span><text:span text:style-name="T850">ب</text:span><text:span text:style-name="T721">ا</text:span></text:p>
        <text:p text:style-name="P318"><text:span text:style-name="T1071">اتوبوس</text:span><text:span text:style-name="T1270">بهشھراروميه</text:span><text:span text:style-name="T1111">برسيد</text:span><text:span text:style-name="T721">.</text:span></text:p>
        <text:p text:style-name="P590"><text:span text:style-name="T720">از</text:span><text:span text:style-name="T1142">اينسر</text:span><text:span text:style-name="T1247">تا</text:span><text:span text:style-name="T1142">آنسر</text:span><text:span text:style-name="T1247">درياچهراه</text:span><text:span text:style-name="T1142">دراز</text:span><text:span text:style-name="T1247">است</text:span><text:span text:style-name="T720">؟</text:span></text:p>
        <text:p text:style-name="P591"><text:span text:style-name="T861">نه.</text:span><text:span text:style-name="T894">کوتاه</text:span><text:span text:style-name="T1243">است</text:span><text:span text:style-name="T861">.</text:span><text:span text:style-name="T1276">اتوبوس</text:span><text:span text:style-name="T894">از</text:span><text:span text:style-name="T1276">راهمياندرياچه</text:span><text:span text:style-name="T894">مىگذرد</text:span><text:span text:style-name="T861">.</text:span><text:span text:style-name="T1256">پس،</text:span><text:span text:style-name="T1176">يکبليتدر</text:span><text:span text:style-name="T792">کوپه</text:span><text:span text:style-name="T1176">واگندرجهيکبنويسيد،خواھ</text:span><text:span text:style-name="T753">ش</text:span></text:p>
        <text:p text:style-name="P592"><text:span text:style-name="T787">مىکنم.</text:span></text:p>
        <text:p text:style-name="P595"><text:span text:style-name="T720">رھگذر:</text:span></text:p>
        <text:p text:style-name="P596"><text:span text:style-name="T753">باربر:</text:span></text:p>
        <text:p text:style-name="P597"><text:span text:style-name="T1037">پيتر:</text:span></text:p>
        <text:p text:style-name="P461"><text:span text:style-name="T1019">بلي</text:span>ت<text:span text:style-name="T998">ف</text:span><text:span text:style-name="T1261">روش</text:span>:</text:p>
        <text:p text:style-name="P597"><text:span text:style-name="T1037">پيتر:</text:span></text:p>
        <text:p text:style-name="P461"><text:span text:style-name="T1019">بلي</text:span>ت<text:span text:style-name="T998">ف</text:span><text:span text:style-name="T1261">روش</text:span>:</text:p>
        <text:p text:style-name="P15"/>
        <text:p text:style-name="P15"/>
        <text:p text:style-name="P120"/>
        <text:p text:style-name="P598"><text:span text:style-name="T1037">پيتر:</text:span></text:p>
        <text:p text:style-name="P461"><text:span text:style-name="T1019">بلي</text:span>ت<text:span text:style-name="T998">ف</text:span><text:span text:style-name="T1261">روش</text:span>:</text:p>
        <text:p text:style-name="P597"><text:span text:style-name="T1037">پيتر:</text:span></text:p>
      </text:section>
      <text:section text:style-name="Sect1" text:name="Section81">
        <text:p text:style-name="P106"/>
      </text:section>
      <text:section text:style-name="Sect39" text:name="Section82">
        <text:p text:style-name="P453">شماره ٧،</text:p>
        <text:p text:style-name="P599"><text:span text:style-name="T753">٣، کوپه</text:span></text:p>
        <text:p text:style-name="P599">٧١،<text:span text:style-name="T1289">واگن شمار</text:span>ه</text:p>
        <text:p text:style-name="P599"><text:span text:style-name="T720">ترن</text:span><text:span text:style-name="T1428">شمار</text:span><text:span text:style-name="T720">ه</text:span></text:p>
        <text:p text:style-name="P600"><text:span text:style-name="T753">صندلی شماره ٢.</text:span></text:p>
        <text:p text:style-name="P455"><text:span text:style-name="T1019">بلي</text:span>ت<text:span text:style-name="T998">ف</text:span><text:span text:style-name="T1261">روش</text:span>:</text:p>
      </text:section>
      <text:section text:style-name="Sect1" text:name="Section83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٣١</text:h>
        <text:h text:style-name="P2960" text:outline-level="4">در<text:span text:style-name="T1195">را</text:span>ه</text:h>
        <text:p text:style-name="P8"/>
        <text:p text:style-name="P8"/>
        <text:p text:style-name="P98"/>
      </text:section>
      <text:section text:style-name="Sect40" text:name="Section84">
        <text:p text:style-name="P601"><text:span text:style-name="T1294">شھروندان</text:span><text:span text:style-name="T720">و مھمانان گرامی، ترن شماره ٧١ تھران-</text:span></text:p>
        <text:p text:style-name="P602"><text:span text:style-name="T1430">تبريز</text:span><text:span text:style-name="T753">در سکوی شماره ۵ خواھد ايستاد.</text:span></text:p>
        <text:p text:style-name="P603"><text:span text:style-name="T1262">پ</text:span><text:span text:style-name="T989">ي</text:span><text:span text:style-name="T1018">ام</text:span><text:span text:style-name="T1133">ر</text:span><text:span text:style-name="T987">سان</text:span><text:span text:style-name="T1039">)</text:span><text:span text:style-name="T981">با</text:span><text:span text:style-name="T1013">بلندگو</text:span>:<text:span text:style-name="T1039">(</text:span></text:p>
      </text:section>
      <text:section text:style-name="Sect41" text:name="Section85">
        <text:p text:style-name="P456"><text:span text:style-name="T721">اگر فرمايش داريد</text:span></text:p>
        <text:p text:style-name="P469"><text:span text:style-name="T861">اين</text:span><text:span text:style-name="T1104">رختخواب و مالفه شما است</text:span><text:span text:style-name="T861">.</text:span></text:p>
        <text:p text:style-name="P604"><text:span text:style-name="T821">اين</text:span><text:span text:style-name="T910">دگمهرا</text:span><text:span text:style-name="T921">فشاردھيد</text:span><text:span text:style-name="T721">.</text:span></text:p>
        <text:p text:style-name="P457"><text:span text:style-name="T720">مھماندار واگن:</text:span></text:p>
      </text:section>
      <text:section text:style-name="Sect1" text:name="Section86">
        <text:p text:style-name="P97"/>
      </text:section>
      <text:section text:style-name="Sect42" text:name="Section87">
        <text:p text:style-name="P453"><text:span text:style-name="T806">م</text:span><text:span text:style-name="T1001">ى</text:span><text:span text:style-name="T1205">ک</text:span><text:span text:style-name="T807">نم</text:span><text:span text:style-name="T1432">ھ</text:span><text:span text:style-name="T1005">رگا</text:span>ه<text:span text:style-name="T1189">به</text:span><text:span text:style-name="T1431">در</text:span><text:span text:style-name="T989">ي</text:span><text:span text:style-name="T1105">ا</text:span><text:span text:style-name="T1412">چه</text:span><text:span text:style-name="T1433">اروم</text:span><text:span text:style-name="T1106">ي</text:span><text:span text:style-name="T1234">ه</text:span><text:span text:style-name="T1190">ر</text:span><text:span text:style-name="T1005">سيديم</text:span><text:span text:style-name="T1434">مر</text:span><text:span text:style-name="T1347">ا</text:span></text:p>
        <text:p text:style-name="P605"><text:span text:style-name="T753">خواھش</text:span></text:p>
        <text:p text:style-name="P606"><text:span text:style-name="T1132">آگاه</text:span><text:span text:style-name="T1393">کنيد</text:span><text:span text:style-name="T1132">.</text:span></text:p>
        <text:p text:style-name="P455"><text:span text:style-name="T1037">پيتر:</text:span></text:p>
      </text:section>
      <text:section text:style-name="Sect1" text:name="Section88">
        <text:p text:style-name="P97"/>
      </text:section>
      <text:section text:style-name="Sect43" text:name="Section89">
        <text:p text:style-name="P607"><text:span text:style-name="T916">نگران</text:span><text:span text:style-name="T1150">نباشيد</text:span><text:span text:style-name="T721">.</text:span><text:span text:style-name="T1150">ھر</text:span><text:span text:style-name="T1270">گاهنزديک</text:span><text:span text:style-name="T1150">شديمبهشما</text:span><text:span text:style-name="T1270">مىگويم</text:span><text:span text:style-name="T721">.</text:span></text:p>
        <text:p text:style-name="P608"><text:span text:style-name="T1135">خواھش</text:span><text:span text:style-name="T1077">مىکنمچمدانخود</text:span><text:span text:style-name="T805">رادر</text:span><text:span text:style-name="T1077">زيرصندلیبگذاريد</text:span><text:span text:style-name="T753">.</text:span></text:p>
        <text:p text:style-name="P610"><text:span text:style-name="T1175">ھوا</text:span><text:span text:style-name="T754">گرم است، پنجره را کمی به پايين بکشيد.</text:span></text:p>
        <text:p text:style-name="P609"><text:span text:style-name="T753">مھماندار</text:span><text:span text:style-name="T1100">واگن</text:span><text:span text:style-name="T753">:</text:span></text:p>
        <text:p text:style-name="P611"><text:soft-page-break/><text:span text:style-name="T861">ھمسفر١:</text:span></text:p>
        <text:p text:style-name="P612"><text:span text:style-name="T754">ھمسفر</text:span><text:span text:style-name="T1389">٢</text:span><text:span text:style-name="T754">:</text:span></text:p>
      </text:section>
      <text:section text:style-name="Sect1" text:name="Section90">
        <text:p text:style-name="P93"/>
      </text:section>
      <text:section text:style-name="Sect44" text:name="Section91">
        <text:p text:style-name="P232"><text:span text:style-name="T861">مىشود.</text:span></text:p>
        <text:p text:style-name="P613"><text:span text:style-name="T941">ب</text:span><text:span text:style-name="T1070">زودی</text:span><text:span text:style-name="T1052">ھواکش</text:span><text:span text:style-name="T1312">ر</text:span><text:span text:style-name="T1008">وشن</text:span></text:p>
        <text:p text:style-name="P614"><text:span text:style-name="T720">ھمسفر ٣:</text:span></text:p>
      </text:section>
      <text:section text:style-name="Sect1" text:name="Section92">
        <text:p text:style-name="P97"/>
        <text:p text:style-name="P615"><text:span text:style-name="T861">پيتر:</text:span><text:span text:style-name="T753"><text:tab/>ببخشيد</text:span><text:span text:style-name="T918">دمای</text:span><text:span text:style-name="T911">ھوا</text:span><text:span text:style-name="T918">درشھر</text:span><text:span text:style-name="T911">اروميهچند</text:span><text:span text:style-name="T918">درجه</text:span><text:span text:style-name="T911">است</text:span><text:span text:style-name="T753">؟</text:span></text:p>
        <text:p text:style-name="P93"/>
      </text:section>
      <text:section text:style-name="Sect45" text:name="Section93">
        <text:p text:style-name="P453"><text:span text:style-name="T754">خنکتر</text:span></text:p>
        <text:p text:style-name="P584"><text:span text:style-name="T1342">اروميه</text:span><text:span text:style-name="T720">از تھران</text:span></text:p>
        <text:p text:style-name="P570"><text:span text:style-name="T861">٠٢</text:span><text:span text:style-name="T899">درجه باالی صفر است</text:span><text:span text:style-name="T861">.</text:span></text:p>
        <text:p text:style-name="P455"><text:span text:style-name="T720">ھمسفر ٣:</text:span></text:p>
      </text:section>
      <text:section text:style-name="Sect1" text:name="Section94">
        <text:p text:style-name="P97"/>
        <text:p text:style-name="P616">است.</text:p>
        <text:p text:style-name="P106"/>
      </text:section>
      <text:section text:style-name="Sect46" text:name="Section95">
        <text:p text:style-name="P463"><text:span text:style-name="T1291">درجه</text:span><text:span text:style-name="T861">زير صفر ھم برسد، آب درياچه يخ</text:span></text:p>
        <text:p text:style-name="P553"><text:span text:style-name="T720">اگر ٠٢</text:span></text:p>
        <text:p text:style-name="P464"><text:span text:style-name="T720">ھمسفر ٢:</text:span></text:p>
      </text:section>
      <text:section text:style-name="Sect1" text:name="Section96">
        <text:p text:style-name="P106"/>
        <text:p text:style-name="P617"><text:span text:style-name="T753">نمىبندد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۴١</text:h>
        <text:h text:style-name="P2962" text:outline-level="4"><text:span text:style-name="T861">کنار درياچه</text:span></text:h>
        <text:p text:style-name="P8"/>
        <text:p text:style-name="P8"/>
        <text:p text:style-name="P104"/>
      </text:section>
      <text:section text:style-name="Sect47" text:name="Section97">
        <text:p text:style-name="P618"><text:span text:style-name="T1228">بفرماييد</text:span><text:span text:style-name="T753">تا شھر اروميه چه جوری مىشود رفت؟</text:span></text:p>
        <text:p text:style-name="P619"><text:span text:style-name="T1436">اتوبوس</text:span><text:span text:style-name="T969">ھست،</text:span><text:span text:style-name="T798">تاکسی</text:span><text:span text:style-name="T969">ويژه</text:span><text:span text:style-name="T798">ھست،</text:span><text:span text:style-name="T969">لنجھست</text:span><text:span text:style-name="T753">.</text:span></text:p>
        <text:p text:style-name="P620"><text:span text:style-name="T721">کرايه</text:span><text:span text:style-name="T952">تاکسی</text:span><text:span text:style-name="T796">ويژه</text:span><text:span text:style-name="T952">چنداست</text:span><text:span text:style-name="T721">؟</text:span></text:p>
        <text:p text:style-name="P621"><text:span text:style-name="T1037">پيتر:</text:span></text:p>
        <text:p text:style-name="P419"><text:span text:style-name="T720">رھگذر:</text:span></text:p>
        <text:p text:style-name="P622"><text:span text:style-name="T1037">پيتر:</text:span></text:p>
      </text:section>
      <text:section text:style-name="Sect47" text:name="Section98">
        <text:p text:style-name="P235"><text:span text:style-name="T720">٠٠٠۴</text:span><text:span text:style-name="T813">تومان</text:span><text:span text:style-name="T720">.</text:span></text:p>
        <text:p text:style-name="P229"><text:span text:style-name="T1013">ببخشيد</text:span><text:span text:style-name="T980">اين</text:span><text:span text:style-name="T999">تپ</text:span><text:span text:style-name="T1366">ه</text:span><text:span text:style-name="T1261">ھ</text:span><text:span text:style-name="T998">ای</text:span><text:span text:style-name="T1066">ک</text:span><text:span text:style-name="T1008">وچک</text:span><text:span text:style-name="T1127">س</text:span><text:span text:style-name="T981">فيد</text:span><text:span text:style-name="T1232">ر</text:span><text:span text:style-name="T992">نگ</text:span><text:span text:style-name="T1127">چ</text:span><text:span text:style-name="T981">يستن</text:span>د<text:span text:style-name="T1039">؟</text:span></text:p>
        <text:p text:style-name="P231"><text:span text:style-name="T861">نمک.</text:span><text:span text:style-name="T1074">نمک</text:span><text:span text:style-name="T937">درياچه</text:span><text:span text:style-name="T1074">برای</text:span><text:span text:style-name="T937">فروش</text:span><text:span text:style-name="T1080">در</text:span><text:span text:style-name="T920">بازار</text:span><text:span text:style-name="T861">.</text:span></text:p>
        <text:p text:style-name="P341"><text:span text:style-name="T721">شما</text:span><text:span text:style-name="T767">آذریھستيد</text:span><text:span text:style-name="T721">؟</text:span></text:p>
        <text:p text:style-name="P625"><text:span text:style-name="T720">رھگذر:</text:span></text:p>
        <text:p text:style-name="P622"><text:span text:style-name="T1037">پيتر:</text:span></text:p>
        <text:p text:style-name="P626"><text:span text:style-name="T861">راننده:</text:span></text:p>
        <text:p text:style-name="P622"><text:span text:style-name="T1037">پيتر:</text:span></text:p>
      </text:section>
      <text:section text:style-name="Sect1" text:name="Section99">
        <text:p text:style-name="P97"/>
      </text:section>
      <text:section text:style-name="Sect48" text:name="Section100">
        <text:p text:style-name="P453"><text:span text:style-name="T1437">در</text:span><text:span text:style-name="T861">اروميه نژادھای گوناگون مانند آذرىھا،</text:span></text:p>
        <text:p text:style-name="P627"><text:span text:style-name="T1080">نه،</text:span><text:span text:style-name="T1112">من کرد ھستم</text:span><text:span text:style-name="T861">.</text:span></text:p>
        <text:p text:style-name="P455">رانده:</text:p>
      </text:section>
      <text:section text:style-name="Sect1" text:name="Section101">
        <text:p text:style-name="P93"/>
      </text:section>
      <text:section text:style-name="Sect47" text:name="Section102">
        <text:p text:style-name="P628"><text:span text:style-name="T861">آشورىھا، ارمنىھا و فارسھا زندگی مىکنند.کردھا،</text:span></text:p>
        <text:p text:style-name="P629"><text:soft-page-break/><text:span text:style-name="T1301">پس</text:span><text:span text:style-name="T921">شھراروميهکليسا</text:span><text:span text:style-name="T821">دارد</text:span><text:span text:style-name="T721">؟</text:span></text:p>
        <text:p text:style-name="P630"><text:span text:style-name="T1085">آری.</text:span><text:span text:style-name="T1162">چندين</text:span><text:span text:style-name="T906">کليسای</text:span><text:span text:style-name="T1162">نو</text:span><text:span text:style-name="T906">و</text:span><text:span text:style-name="T1162">باستانیو</text:span><text:span text:style-name="T906">ھمچنين</text:span><text:span text:style-name="T1162">مسجد</text:span><text:span text:style-name="T906">وآتشکده</text:span><text:span text:style-name="T721">.</text:span></text:p>
        <text:p text:style-name="P631"><text:span text:style-name="T1301">فردا</text:span><text:span text:style-name="T946">يکشنبه</text:span><text:span text:style-name="T1111">است</text:span><text:span text:style-name="T721">.</text:span><text:span text:style-name="T1111">برنامهمنبازديد</text:span><text:span text:style-name="T946">از</text:span><text:span text:style-name="T1111">کليساخواھد</text:span><text:span text:style-name="T946">بود</text:span><text:span text:style-name="T721">.</text:span></text:p>
        <text:p text:style-name="P27"/>
        <text:p text:style-name="P623"><text:span text:style-name="T1037">پيتر:</text:span></text:p>
        <text:p text:style-name="P632"><text:span text:style-name="T861">راننده:</text:span></text:p>
        <text:p text:style-name="P624"><text:span text:style-name="T1037">پيتر:</text:span></text:p>
      </text:section>
      <text:section text:style-name="Sect1" text:name="Section103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73" text:outline-level="2">خانواده</text:h>
        <text:p text:style-name="P86"/>
        <text:h text:style-name="P960" text:outline-level="3">۵١</text:h>
        <text:h text:style-name="P2960" text:outline-level="4">خانواده من</text:h>
        <text:p text:style-name="P8"/>
        <text:p text:style-name="P8"/>
        <text:p text:style-name="P8"/>
        <text:p text:style-name="P101"/>
      </text:section>
      <text:section text:style-name="Sect49" text:name="Section104">
        <text:p text:style-name="P401"><text:span text:style-name="T1345">پدربزرگ</text:span><text:span text:style-name="T1139">و</text:span><text:span text:style-name="T1226">مادربزرگمنھرد</text:span>و</text:p>
        <text:p text:style-name="P504"><text:span text:style-name="T754">مىکنم.</text:span></text:p>
        <text:p text:style-name="P633">من در يک خانواده ايرانی زندگی</text:p>
      </text:section>
      <text:section text:style-name="Sect1" text:name="Section105">
        <text:p text:style-name="P97"/>
      </text:section>
      <text:section text:style-name="Sect50" text:name="Section106">
        <text:p text:style-name="P420"><text:span text:style-name="T1037">پدر</text:span></text:p>
        <text:p text:style-name="P514"><text:span text:style-name="T1016">مىروند.</text:span></text:p>
        <text:p text:style-name="P635"><text:span text:style-name="T1438">آنھا</text:span><text:span text:style-name="T916">خانهنشينھستندوخيلیکم</text:span><text:span text:style-name="T910">از</text:span><text:span text:style-name="T916">خانه</text:span><text:span text:style-name="T910">بيرو</text:span><text:span text:style-name="T721">ن</text:span></text:p>
        <text:p text:style-name="P512"><text:span text:style-name="T754">بازنشسته ھستند.</text:span></text:p>
      </text:section>
      <text:section text:style-name="Sect1" text:name="Section107">
        <text:p text:style-name="P106"/>
        <text:p text:style-name="P401"><text:span text:style-name="T720">من</text:span><text:span text:style-name="T1151">دندانساز</text:span><text:span text:style-name="T1271">است</text:span><text:span text:style-name="T1151">و</text:span><text:span text:style-name="T1271">يکآزمايشگاهدندانسازیدارد</text:span><text:span text:style-name="T720">.</text:span><text:span text:style-name="T1151">مادرم</text:span><text:span text:style-name="T1271">آرايشگراستود</text:span><text:span text:style-name="T720">ر</text:span></text:p>
        <text:p text:style-name="P97"/>
        <text:p text:style-name="P420"><text:span text:style-name="T1261">يک</text:span><text:span text:style-name="T1107">آرايشگاه</text:span><text:span text:style-name="T1233">ز</text:span><text:span text:style-name="T993">نانه</text:span><text:span text:style-name="T1126">کار</text:span><text:span text:style-name="T1263">م</text:span><text:span text:style-name="T1001">ى</text:span><text:span text:style-name="T983">ک</text:span><text:span text:style-name="T996">ن</text:span><text:span text:style-name="T1043">د</text:span>.<text:span text:style-name="T1066">خ</text:span><text:span text:style-name="T1008">واھرم</text:span><text:span text:style-name="T1005">پرستار</text:span><text:span text:style-name="T1153">است</text:span>.ا<text:span text:style-name="T971">و</text:span><text:span text:style-name="T1127">ب</text:span><text:span text:style-name="T981">ا</text:span><text:span text:style-name="T757">شوھرش</text:span>در<text:span text:style-name="T998">يک</text:span><text:span text:style-name="T1129">خ</text:span><text:span text:style-name="T982">ان</text:span><text:span text:style-name="T1366">ه</text:span></text:p>
      </text:section>
      <text:p text:style-name="P408"><text:span text:style-name="T861">جداگانه</text:span><text:span text:style-name="T1243">زنذگیمىکند</text:span><text:span text:style-name="T861">.</text:span><text:span text:style-name="T1243">شوھرخواھرم</text:span><text:span text:style-name="T1276">يک</text:span><text:span text:style-name="T1243">مغازهگلفروشی</text:span><text:span text:style-name="T1276">دارد</text:span><text:span text:style-name="T861">.</text:span><text:span text:style-name="T1243">مامھماننواز</text:span><text:span text:style-name="T861">ی</text:span></text:p>
      <text:p text:style-name="P638"><text:span text:style-name="T861">را</text:span><text:span text:style-name="T1268">دوست</text:span><text:span text:style-name="T1112">داريمو</text:span><text:span text:style-name="T1268">خودمان</text:span><text:span text:style-name="T1112">نيز</text:span><text:span text:style-name="T1268">دوست</text:span><text:span text:style-name="T1112">داريمبه</text:span><text:span text:style-name="T1268">مھمانیديگران</text:span><text:span text:style-name="T1112">برويم</text:span><text:span text:style-name="T861">.</text:span></text:p>
      <text:p text:style-name="P97"/>
      <text:section text:style-name="Sect51" text:name="Section108">
        <text:p text:style-name="P401"><text:span text:style-name="T1439">بستگان</text:span><text:span text:style-name="T753">من ھميشه به ھمديگر</text:span></text:p>
        <text:p text:style-name="P575"><text:span text:style-name="T1337">مھمان</text:span>دوست خدا است.</text:p>
        <text:p text:style-name="P506"><text:span text:style-name="T1157">مىگويند:</text:span></text:p>
        <text:p text:style-name="P504"><text:span text:style-name="T721">ايرانيان</text:span></text:p>
      </text:section>
      <text:section text:style-name="Sect1" text:name="Section109">
        <text:p text:style-name="P93"/>
      </text:section>
      <text:section text:style-name="Sect52" text:name="Section110">
        <text:p text:style-name="P401"><text:span text:style-name="T754">کسی</text:span><text:span text:style-name="T1157">بيمار</text:span><text:span text:style-name="T754">،</text:span></text:p>
        <text:p text:style-name="P429"><text:span text:style-name="T861">و از زندگی ھمديگر آگاه ھستند و برای ھمين اگر مىکنند</text:span></text:p>
        <text:p text:style-name="P125"><text:span text:style-name="T49">کمک</text:span></text:p>
      </text:section>
      <text:section text:style-name="Sect1" text:name="Section111">
        <text:p text:style-name="P97"/>
        <text:p text:style-name="P639"><text:span text:style-name="T753">گرفتار</text:span><text:span text:style-name="T798">ياتنگدست</text:span><text:span text:style-name="T969">شد</text:span><text:span text:style-name="T798">ھمهما</text:span><text:span text:style-name="T969">به</text:span><text:span text:style-name="T798">او</text:span><text:span text:style-name="T969">کمکمىکنيم</text:span><text:span text:style-name="T753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۶١</text:h>
        <text:h text:style-name="P2962" text:outline-level="4"><text:span text:style-name="T720">روز آشنايی</text:span></text:h>
        <text:p text:style-name="P8"/>
        <text:p text:style-name="P8"/>
        <text:p text:style-name="P94"/>
      </text:section>
      <text:section text:style-name="Sect53" text:name="Section112">
        <text:p text:style-name="P401"><text:span text:style-name="T861">يک</text:span><text:span text:style-name="T856">ماهپيشدر</text:span><text:span text:style-name="T839">يکفروشگا</text:span><text:span text:style-name="T861">ه</text:span></text:p>
        <text:p text:style-name="P478"><text:span text:style-name="T1298">ساله</text:span><text:span text:style-name="T721">ھستم.</text:span></text:p>
        <text:p text:style-name="P640"><text:span text:style-name="T1347">من ۴٢</text:span></text:p>
        <text:p text:style-name="P641">نام<text:span text:style-name="T1440">من آرمان است</text:span>.</text:p>
      </text:section>
      <text:section text:style-name="Sect1" text:name="Section113">
        <text:p text:style-name="P97"/>
        <text:p text:style-name="P401"><text:span text:style-name="T753">خواربارفروشی</text:span><text:span text:style-name="T1169">با</text:span><text:span text:style-name="T908">يک</text:span><text:span text:style-name="T832">دخترزيبابهنامآرزوآشناشدم</text:span><text:span text:style-name="T753">.</text:span><text:span text:style-name="T832">ماباھمگفتگوکرديمو</text:span></text:p>
        <text:p text:style-name="P93"/>
        <text:p text:style-name="P401"><text:span text:style-name="T753">شماره تلفن ھمديگر را نوشتيم.من آرزو را دوست دارم و برای ھمين يک ھفته</text:span></text:p>
        <text:p text:style-name="P97"/>
      </text:section>
      <text:section text:style-name="Sect54" text:name="Section114">
        <text:p text:style-name="P15"/>
        <text:p text:style-name="P416"><text:span text:style-name="T720">به</text:span><text:span text:style-name="T1177">زود</text:span><text:span text:style-name="T720">ی</text:span></text:p>
        <text:p text:style-name="P642"><text:span text:style-name="T861">پيش</text:span><text:span text:style-name="T797">منبا</text:span><text:span text:style-name="T968">خانواده</text:span><text:span text:style-name="T951">خودم</text:span><text:span text:style-name="T797">به</text:span><text:span text:style-name="T968">خواستگاری</text:span><text:span text:style-name="T797">اورفتم</text:span><text:span text:style-name="T861">.</text:span></text:p>
        <text:p text:style-name="P643">در اين مھمانی خانواده من<text:span text:style-name="T720">با</text:span>خانواده آرزو دوست و آشنا شد.</text:p>
      </text:section>
      <text:section text:style-name="Sect1" text:name="Section115">
        <text:p text:style-name="P97"/>
      </text:section>
      <text:section text:style-name="Sect55" text:name="Section116">
        <text:p text:style-name="P401"><text:span text:style-name="T901">ما</text:span><text:span text:style-name="T935">سالآيندهباھمپيوندزناشوي</text:span><text:span text:style-name="T721">ی</text:span></text:p>
        <text:p text:style-name="P570"><text:span text:style-name="T817">مىکنيم.</text:span></text:p>
        <text:p text:style-name="P569"><text:span text:style-name="T861">انگشتر نامزدی را به دست ھمديگر</text:span></text:p>
      </text:section>
      <text:section text:style-name="Sect1" text:name="Section117">
        <text:p text:style-name="P93"/>
        <text:p text:style-name="P401"><text:span text:style-name="T861">خواھيم</text:span><text:span text:style-name="T1174">بست</text:span><text:span text:style-name="T861">.</text:span><text:span text:style-name="T1174">خريدن</text:span><text:span text:style-name="T794">خانه</text:span><text:span text:style-name="T1174">بردوشخانواده</text:span><text:span text:style-name="T812">پسر</text:span><text:span text:style-name="T1174">وخريدننيازھای</text:span><text:span text:style-name="T794">خانه</text:span><text:span text:style-name="T1174">مانن</text:span><text:span text:style-name="T861">د</text:span></text:p>
        <text:p text:style-name="P97"/>
        <text:p text:style-name="P645"><text:span text:style-name="T720">يخچال،</text:span><text:span text:style-name="T892">اجاق،تختخواب،فرشو</text:span><text:span text:style-name="T720">...</text:span><text:span text:style-name="T892">بردوشخانوادهدخترخواھد</text:span><text:span text:style-name="T1297">بود</text:span><text:span text:style-name="T720">.</text:span></text:p>
        <text:p text:style-name="P93"/>
      </text:section>
      <text:section text:style-name="Sect56" text:name="Section118">
        <text:p text:style-name="P401"><text:span text:style-name="T816">مىخواھيد</text:span><text:span text:style-name="T832">درزندگی خودتان خوشبخت شويد باي</text:span><text:span text:style-name="T753">د</text:span></text:p>
        <text:p text:style-name="P126"><text:span text:style-name="T50">اگر</text:span></text:p>
        <text:p text:style-name="P646">مادران ما<text:span text:style-name="T861">گفتند:</text:span></text:p>
      </text:section>
      <text:section text:style-name="Sect1" text:name="Section119">
        <text:p text:style-name="P97"/>
      </text:section>
      <text:section text:style-name="Sect57" text:name="Section120">
        <text:p text:style-name="P401"><text:span text:style-name="T1276">ھميشه</text:span><text:span text:style-name="T1136">خوش</text:span><text:span text:style-name="T1164">گفتار،</text:span><text:span text:style-name="T1136">خوش</text:span><text:span text:style-name="T1164">رفتار</text:span><text:span text:style-name="T1123">و</text:span></text:p>
        <text:p text:style-name="P647"><text:span text:style-name="T754">يکديگر ارزش بدھيد.</text:span></text:p>
        <text:p text:style-name="P647"><text:soft-page-break/><text:span text:style-name="T753">ھميشه به سخنان</text:span></text:p>
        <text:p text:style-name="P554"><text:span text:style-name="T753">خوش پندار باشيد.</text:span></text:p>
      </text:section>
      <text:p text:style-name="P29"/>
      <text:p text:style-name="P8"/>
      <text:p text:style-name="P127"/>
      <text:h text:style-name="P961" text:outline-level="3">٧١</text:h>
      <text:h text:style-name="P2966" text:outline-level="4"><text:span text:style-name="T720">ديداری تازه</text:span></text:h>
      <text:p text:style-name="P8"/>
      <text:p text:style-name="P8"/>
      <text:p text:style-name="P98"/>
      <text:section text:style-name="Sect58" text:name="Section121">
        <text:p text:style-name="P648"><text:span text:style-name="T861">به به، باور نمىکنم، فرھاد جان!</text:span></text:p>
        <text:p text:style-name="P229"><text:span text:style-name="T753">وای</text:span><text:span text:style-name="T934">خدایمن،</text:span><text:span text:style-name="T1072">فرشيد</text:span><text:span text:style-name="T753">!</text:span><text:span text:style-name="T1072">صد</text:span><text:span text:style-name="T934">سالبهاينسالھا</text:span><text:span text:style-name="T753">!</text:span></text:p>
        <text:p text:style-name="P231"><text:span text:style-name="T861">آری.</text:span><text:span text:style-name="T1168">ده</text:span><text:span text:style-name="T834">سال</text:span><text:span text:style-name="T1168">گذشت</text:span><text:span text:style-name="T861">.</text:span></text:p>
        <text:p text:style-name="P229"><text:span text:style-name="T721">به</text:span><text:span text:style-name="T850">يادآن</text:span><text:span text:style-name="T1171">سالھایشيريندر</text:span><text:span text:style-name="T850">دبيرستان</text:span><text:span text:style-name="T721">.</text:span></text:p>
        <text:p text:style-name="P649"><text:span text:style-name="T1000">خوب،</text:span><text:span text:style-name="T977">بگو،</text:span><text:span text:style-name="T1003">چه</text:span><text:span text:style-name="T980">کار</text:span><text:span text:style-name="T1263">م</text:span><text:span text:style-name="T1001">ى</text:span><text:span text:style-name="T1026">کنی</text:span>؟<text:span text:style-name="T1036">ک</text:span><text:span text:style-name="T977">جا</text:span><text:span text:style-name="T980">کار</text:span><text:span text:style-name="T1263">م</text:span><text:span text:style-name="T1001">ى</text:span><text:span text:style-name="T1038">ک</text:span><text:span text:style-name="T988">ن</text:span><text:span text:style-name="T1155">ی؟</text:span></text:p>
        <text:p text:style-name="P229"><text:span text:style-name="T861">من</text:span><text:span text:style-name="T794">يک</text:span><text:span text:style-name="T825">مغازه</text:span><text:span text:style-name="T794">کوچکنوشتافزاردارم</text:span><text:span text:style-name="T861">.</text:span></text:p>
        <text:p text:style-name="P650"><text:span text:style-name="T802">من</text:span><text:span text:style-name="T809">دبيرھنر</text:span><text:span text:style-name="T1175">در</text:span><text:span text:style-name="T809">ھنرستان</text:span><text:span text:style-name="T1175">ھنرھای</text:span><text:span text:style-name="T790">زيبا</text:span><text:span text:style-name="T809">ھستم</text:span><text:span text:style-name="T754">.</text:span><text:span text:style-name="T803">و</text:span></text:p>
        <text:p text:style-name="P344"><text:span text:style-name="T753">آفرين،</text:span><text:span text:style-name="T1072">آفرين،</text:span><text:span text:style-name="T918">خوب</text:span><text:span text:style-name="T1072">بگو</text:span><text:span text:style-name="T918">زن</text:span><text:span text:style-name="T1072">و</text:span><text:span text:style-name="T918">بچهداری</text:span><text:span text:style-name="T753">؟</text:span></text:p>
        <text:p text:style-name="P230"><text:span text:style-name="T754">نه،</text:span><text:span text:style-name="T855">تنھا</text:span><text:span text:style-name="T1170">زندگی</text:span><text:span text:style-name="T855">مىکنم</text:span><text:span text:style-name="T754">.</text:span></text:p>
        <text:p text:style-name="P231"><text:span text:style-name="T861">چرا</text:span><text:span text:style-name="T1084">؟</text:span><text:span text:style-name="T1227">ھنوزھمسردلخواه</text:span><text:span text:style-name="T1084">خودت</text:span><text:span text:style-name="T1227">راپيدانکردی</text:span><text:span text:style-name="T861">؟</text:span></text:p>
        <text:p text:style-name="P229">نامزد<text:span text:style-name="T889">دارم</text:span>.<text:span text:style-name="T889">خودتچی؟</text:span><text:span text:style-name="T1295">خانواده</text:span><text:span text:style-name="T889">داری</text:span>؟</text:p>
        <text:p text:style-name="P231"><text:span text:style-name="T720">آری.</text:span><text:span text:style-name="T1114">دودختر</text:span><text:span text:style-name="T948">و</text:span><text:span text:style-name="T1114">دوپسردارم</text:span><text:span text:style-name="T720">!</text:span></text:p>
        <text:p text:style-name="P229"><text:span text:style-name="T861">برای</text:span><text:span text:style-name="T956">تو</text:span><text:span text:style-name="T797">و</text:span><text:span text:style-name="T956">خانوادهاتآرزوی</text:span><text:span text:style-name="T797">خوشبختی</text:span><text:span text:style-name="T956">دارم</text:span><text:span text:style-name="T861">.</text:span></text:p>
        <text:p text:style-name="P651"><text:span text:style-name="T721">فرشيد:</text:span></text:p>
        <text:p text:style-name="P654"><text:span text:style-name="T753">فرھاد:</text:span></text:p>
        <text:p text:style-name="P657"><text:span text:style-name="T721">فرشيد:</text:span></text:p>
        <text:p text:style-name="P654"><text:span text:style-name="T753">فرھاد:</text:span></text:p>
        <text:p text:style-name="P657"><text:span text:style-name="T721">فرشيد:</text:span></text:p>
        <text:p text:style-name="P654"><text:span text:style-name="T753">فرھاد:</text:span></text:p>
        <text:p text:style-name="P658"><text:span text:style-name="T721">فرشيد:</text:span></text:p>
        <text:p text:style-name="P655"><text:span text:style-name="T753">فرھاد:</text:span></text:p>
        <text:p text:style-name="P652"><text:span text:style-name="T721">فرشيد:</text:span></text:p>
        <text:p text:style-name="P656"><text:span text:style-name="T753">فرھاد:</text:span></text:p>
        <text:p text:style-name="P659"><text:span text:style-name="T721">فرشيد:</text:span></text:p>
        <text:p text:style-name="P656"><text:span text:style-name="T753">فرھاد:</text:span></text:p>
        <text:p text:style-name="P653"><text:span text:style-name="T721">فرشيد:</text:span></text:p>
      </text:section>
      <text:section text:style-name="Sect1" text:name="Section122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٨١</text:h>
      </text:section>
      <text:h text:style-name="P2963" text:outline-level="4"><text:span text:style-name="T1037">گفتگوی تلفنی</text:span></text:h>
      <text:p text:style-name="P8"/>
      <text:p text:style-name="P8"/>
      <text:p text:style-name="P98"/>
      <text:section text:style-name="Sect59" text:name="Section123">
        <text:p text:style-name="P542"><text:span text:style-name="T720">ژاله</text:span><text:span text:style-name="T1281">جان</text:span><text:span text:style-name="T720">!</text:span></text:p>
        <text:p text:style-name="P593"><text:span text:style-name="T721">سايه</text:span><text:span text:style-name="T1173">جان، کجا ھستی؟ چرا تماس نمىگيری</text:span><text:span text:style-name="T721">؟</text:span></text:p>
        <text:p text:style-name="P541"><text:span text:style-name="T753">مرا</text:span><text:span text:style-name="T945">ببخش</text:span><text:span text:style-name="T753">.</text:span><text:span text:style-name="T929">کمیگرفتار</text:span><text:span text:style-name="T945">آزمون</text:span><text:span text:style-name="T929">پايان</text:span><text:span text:style-name="T945">سالبودم</text:span><text:span text:style-name="T753">.</text:span><text:span text:style-name="T929">خودت</text:span><text:span text:style-name="T945">خوبھستی</text:span><text:span text:style-name="T753">؟</text:span></text:p>
        <text:p text:style-name="P540"><text:span text:style-name="T753">من</text:span><text:span text:style-name="T768">خوبھستم</text:span><text:span text:style-name="T774">و</text:span><text:span text:style-name="T768">دلمبرايتتنگ</text:span><text:span text:style-name="T774">شده</text:span><text:span text:style-name="T753">.</text:span></text:p>
        <text:p text:style-name="P541"><text:span text:style-name="T861">ژاله</text:span><text:span text:style-name="T839">جان،</text:span><text:span text:style-name="T770">روزپنجشنبه</text:span><text:span text:style-name="T839">جشن</text:span><text:span text:style-name="T775">زادروز</text:span><text:span text:style-name="T839">من</text:span><text:span text:style-name="T770">است</text:span><text:span text:style-name="T861">.</text:span></text:p>
        <text:p text:style-name="P533"><text:span text:style-name="T861">آری.</text:span><text:span text:style-name="T834">آریيادمھستوفراموش</text:span><text:span text:style-name="T1168">نکردم</text:span><text:span text:style-name="T861">.</text:span></text:p>
        <text:p text:style-name="P541"><text:span text:style-name="T753">خواھش</text:span><text:span text:style-name="T792">مىکنم</text:span><text:span text:style-name="T822">دراين</text:span><text:span text:style-name="T792">جشن</text:span><text:span text:style-name="T822">مھمانما</text:span><text:span text:style-name="T792">باشيد</text:span><text:span text:style-name="T753">.</text:span></text:p>
        <text:p text:style-name="P660"><text:span text:style-name="T1441">من</text:span><text:span text:style-name="T913">برايتيکمژده</text:span><text:span text:style-name="T825">آماده</text:span><text:span text:style-name="T913">خواھم</text:span><text:span text:style-name="T923">کرد</text:span><text:span text:style-name="T861">.</text:span><text:span text:style-name="T1269">بھترين</text:span><text:span text:style-name="T1279">مژده</text:span><text:span text:style-name="T830">برای</text:span><text:span text:style-name="T1279">من،ديدنو</text:span><text:span text:style-name="T1158">گفتگو</text:span><text:span text:style-name="T1279">کردن</text:span><text:span text:style-name="T1158">با</text:span><text:span text:style-name="T818">دوستان</text:span><text:span text:style-name="T1279">خوب</text:span><text:span text:style-name="T830">و</text:span></text:p>
        <text:p text:style-name="P543"><text:span text:style-name="T721">مھربان</text:span><text:span text:style-name="T1443">است</text:span><text:span text:style-name="T721">.</text:span></text:p>
        <text:p text:style-name="P544"><text:span text:style-name="T753">سايه</text:span><text:span text:style-name="T951">جان،</text:span><text:span text:style-name="T1110">جشن</text:span><text:span text:style-name="T797">در</text:span><text:span text:style-name="T1110">خانه</text:span><text:span text:style-name="T1269">يا</text:span><text:span text:style-name="T797">در</text:span><text:span text:style-name="T1110">تاالرپذيرايی</text:span><text:span text:style-name="T1269">خواھد</text:span><text:span text:style-name="T1110">بود</text:span><text:span text:style-name="T753">؟</text:span></text:p>
        <text:p text:style-name="P534"><text:span text:style-name="T753">در</text:span><text:span text:style-name="T922">خانه</text:span><text:span text:style-name="T792">خودمان،</text:span><text:span text:style-name="T922">ھفت</text:span><text:span text:style-name="T822">شب،دير</text:span><text:span text:style-name="T792">نکنی</text:span><text:span text:style-name="T753">.</text:span></text:p>
        <text:p text:style-name="P593"><text:span text:style-name="T861">من</text:span><text:span text:style-name="T1268">زودتر</text:span><text:span text:style-name="T775">مىآيم</text:span><text:span text:style-name="T1268">و</text:span><text:span text:style-name="T775">در</text:span><text:span text:style-name="T1149">کارخانه</text:span><text:span text:style-name="T1268">به</text:span><text:span text:style-name="T1149">توکمکخواھم</text:span><text:span text:style-name="T1268">کرد</text:span><text:span text:style-name="T861">.</text:span></text:p>
        <text:p text:style-name="P661"><text:span text:style-name="T861">سايه:</text:span></text:p>
        <text:p text:style-name="P663">ژاله:</text:p>
        <text:p text:style-name="P662"><text:span text:style-name="T861">سايه:</text:span></text:p>
        <text:p text:style-name="P663">ژاله:</text:p>
        <text:p text:style-name="P664"><text:span text:style-name="T861">سايه:</text:span></text:p>
        <text:p text:style-name="P461">ژاله<text:span text:style-name="T889">:</text:span></text:p>
        <text:p text:style-name="P662"><text:span text:style-name="T861">سايه:</text:span></text:p>
        <text:p text:style-name="P663">ژاله:</text:p>
        <text:p text:style-name="P664"><text:span text:style-name="T861">سايه:</text:span></text:p>
        <text:p text:style-name="P15"/>
        <text:p text:style-name="P74"/>
        <text:p text:style-name="P665">ژاله:</text:p>
        <text:p text:style-name="P662"><text:span text:style-name="T861">سايه:</text:span></text:p>
        <text:p text:style-name="P663">ژاله:</text:p>
      </text:section>
      <text:section text:style-name="Sect1" text:name="Section124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٩١</text:h>
        <text:h text:style-name="P2960" text:outline-level="4"><text:span text:style-name="T861">برو زن بگير!</text:span></text:h>
        <text:p text:style-name="P8"/>
        <text:p text:style-name="P8"/>
        <text:p text:style-name="P104"/>
        <text:p text:style-name="P666">مادر:<text:span text:style-name="T753"><text:tab/>پسرم</text:span><text:span text:style-name="T805">کجا</text:span><text:span text:style-name="T1077">مىروی</text:span><text:span text:style-name="T753">؟</text:span></text:p>
      </text:section>
      <text:section text:style-name="Sect60" text:name="Section125">
        <text:p text:style-name="P667"><text:span text:style-name="T721">با</text:span><text:span text:style-name="T916">دوستانم به استخر مىروم</text:span><text:span text:style-name="T721">.</text:span></text:p>
        <text:p text:style-name="P668"><text:span text:style-name="T1266">کدام</text:span><text:span text:style-name="T822">استخر</text:span><text:span text:style-name="T753">!</text:span><text:span text:style-name="T822">امروز</text:span><text:span text:style-name="T792">با</text:span><text:span text:style-name="T922">ھم</text:span><text:span text:style-name="T822">بهخواستگاریمىرويم</text:span><text:span text:style-name="T753">.</text:span></text:p>
        <text:p text:style-name="P669"><text:span text:style-name="T753">پسر:</text:span></text:p>
        <text:p text:style-name="P672"><text:span text:style-name="T1347">مادر:</text:span></text:p>
      </text:section>
      <text:section text:style-name="Sect1" text:name="Section126">
        <text:p text:style-name="P97"/>
      </text:section>
      <text:section text:style-name="Sect61" text:name="Section127">
        <text:p text:style-name="P453">جان، من صد<text:span text:style-name="T721">بار به تو گفتم که</text:span>زن</text:p>
        <text:p text:style-name="P676"><text:span text:style-name="T1347">مادر</text:span></text:p>
        <text:p text:style-name="P677"><text:span text:style-name="T753">کدام</text:span><text:span text:style-name="T739">خواستگاری</text:span><text:span text:style-name="T753">!</text:span></text:p>
        <text:p text:style-name="P678"><text:span text:style-name="T1017">نمىگيرم.</text:span></text:p>
        <text:p text:style-name="P455"><text:span text:style-name="T753">پسر:</text:span></text:p>
      </text:section>
      <text:section text:style-name="Sect1" text:name="Section128">
        <text:p text:style-name="P97"><text:soft-page-break/></text:p>
      </text:section>
      <text:section text:style-name="Sect62" text:name="Section129"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465"><text:span text:style-name="T1037">اکنون</text:span></text:p>
        <text:p text:style-name="P679"><text:span text:style-name="T821">تا</text:span><text:span text:style-name="T810">کی</text:span><text:span text:style-name="T791">مىخواھی</text:span><text:span text:style-name="T810">تنھا</text:span><text:span text:style-name="T791">زندگی</text:span><text:span text:style-name="T1173">کنی،بزودیسیسالهمىشوی</text:span><text:span text:style-name="T721">.</text:span></text:p>
        <text:p text:style-name="P680"><text:span text:style-name="T791">ھرگاه</text:span><text:span text:style-name="T1041">پولدار شدم زن مىگيرم</text:span><text:span text:style-name="T721">.</text:span></text:p>
        <text:p text:style-name="P681"><text:span text:style-name="T721">اگر</text:span><text:span text:style-name="T1274">تا پنجاه سالگی پولدار نشدی، آن گاه چه</text:span><text:span text:style-name="T721">؟</text:span></text:p>
        <text:p text:style-name="P682"><text:span text:style-name="T913">زندگی</text:span><text:span text:style-name="T1141">آدمازچھلسالگی</text:span><text:span text:style-name="T1249">آغازمىشود</text:span><text:span text:style-name="T861">!</text:span></text:p>
        <text:p text:style-name="P683"><text:span text:style-name="T753">و</text:span><text:span text:style-name="T1176">زندگیمن</text:span><text:span text:style-name="T811">پايان</text:span><text:span text:style-name="T1176">مىرسد</text:span><text:span text:style-name="T753">!</text:span></text:p>
        <text:p text:style-name="P380"><text:span text:style-name="T753">خدا</text:span><text:span text:style-name="T1110">نکندمادرجان</text:span><text:span text:style-name="T753">.</text:span><text:span text:style-name="T1110">خدابهشماتندرستی</text:span><text:span text:style-name="T945">بدھد</text:span><text:span text:style-name="T753">.</text:span></text:p>
        <text:p text:style-name="P684"><text:span text:style-name="T1136">من</text:span><text:span text:style-name="T1276">مىخواھم</text:span><text:span text:style-name="T894">نوهخودم</text:span><text:span text:style-name="T1276">را</text:span><text:span text:style-name="T962">ببينم</text:span><text:span text:style-name="T1276">و</text:span><text:span text:style-name="T894">بزرگکنم</text:span><text:span text:style-name="T861">.</text:span></text:p>
        <text:p text:style-name="P576"><text:span text:style-name="T720">مادر</text:span><text:span text:style-name="T1081">جان،</text:span><text:span text:style-name="T818">شما</text:span><text:span text:style-name="T830">سی</text:span><text:span text:style-name="T818">سال</text:span><text:span text:style-name="T1279">رنجکشيديد</text:span><text:span text:style-name="T1081">ومرا</text:span><text:span text:style-name="T1279">بزرگ</text:span><text:span text:style-name="T830">کرديد</text:span><text:span text:style-name="T861">.</text:span></text:p>
        <text:p text:style-name="P455"><text:span text:style-name="T1347">مادر:</text:span></text:p>
        <text:p text:style-name="P685"><text:span text:style-name="T753">پسر:</text:span></text:p>
        <text:p text:style-name="P462"><text:span text:style-name="T1347">مادر:</text:span></text:p>
        <text:p text:style-name="P685"><text:span text:style-name="T753">پسر:</text:span></text:p>
        <text:p text:style-name="P462"><text:span text:style-name="T1347">مادر:</text:span></text:p>
        <text:p text:style-name="P685"><text:span text:style-name="T753">پسر:</text:span></text:p>
        <text:p text:style-name="P462"><text:span text:style-name="T1347">مادر:</text:span></text:p>
        <text:p text:style-name="P685"><text:span text:style-name="T753">پسر:</text:span></text:p>
      </text:section>
      <text:section text:style-name="Sect1" text:name="Section130">
        <text:p text:style-name="P93"/>
        <text:p text:style-name="P687"><text:span text:style-name="T753">مىخواھيد</text:span><text:span text:style-name="T816">سیسال</text:span><text:span text:style-name="T1282">ديگرنيزنوه</text:span><text:span text:style-name="T816">خودرا</text:span><text:span text:style-name="T1282">بزرگکنيد،</text:span><text:span text:style-name="T816">مگر</text:span><text:span text:style-name="T826">خست</text:span><text:span text:style-name="T753">ه</text:span></text:p>
        <text:p text:style-name="P688"><text:span text:style-name="T787">نشديد!؟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٠٢</text:h>
        <text:h text:style-name="P2959" text:outline-level="4"><text:span text:style-name="T721">بيآ شوھر کن!</text:span></text:h>
        <text:p text:style-name="P8"/>
        <text:p text:style-name="P8"/>
        <text:p text:style-name="P104"/>
      </text:section>
      <text:section text:style-name="Sect63" text:name="Section131">
        <text:p text:style-name="P689"><text:span text:style-name="T861">چرا ھرگاه خواستگار مىآيد پاسخ)نه(به او مىدھی؟ دخترم،</text:span></text:p>
        <text:p text:style-name="P690"><text:span text:style-name="T1444">زيرا</text:span><text:span text:style-name="T768">ھمسرآيندهخودم</text:span><text:span text:style-name="T838">رادر</text:span><text:span text:style-name="T768">ميان</text:span><text:span text:style-name="T854">آنھا</text:span><text:span text:style-name="T768">نمىبينم</text:span><text:span text:style-name="T753">.</text:span></text:p>
        <text:p text:style-name="P691"><text:span text:style-name="T1347">مادر:</text:span></text:p>
        <text:p text:style-name="P692"><text:span text:style-name="T720">دختر:</text:span></text:p>
      </text:section>
      <text:p text:style-name="P458"><text:span text:style-name="T720">مادر:</text:span><text:span text:style-name="T721"><text:tab/>تا</text:span><text:span text:style-name="T1270">کنون</text:span><text:span text:style-name="T1150">بيستخواستگار</text:span><text:span text:style-name="T1270">آمدند،</text:span><text:span text:style-name="T1150">ھيچکدام</text:span><text:span text:style-name="T1270">مرد</text:span><text:span text:style-name="T1150">آيندهتونبود؟</text:span><text:span text:style-name="T1270">ھميش</text:span><text:span text:style-name="T721">ه</text:span></text:p>
      <text:p text:style-name="P93"/>
      <text:p text:style-name="P453"><text:span text:style-name="T861">بھانه مىآوری، اين خواستگار خيلی الغر است، ديگری خيلی چاق</text:span></text:p>
      <text:p text:style-name="P97"/>
      <text:section text:style-name="Sect64" text:name="Section132">
        <text:p text:style-name="P453"><text:span text:style-name="T753">)نه(</text:span><text:span text:style-name="T1158">ب</text:span><text:span text:style-name="T753">ه</text:span></text:p>
        <text:p text:style-name="P570"><text:span text:style-name="T1401">چرا</text:span><text:span text:style-name="T1112">باز</text:span><text:span text:style-name="T1268">ھم</text:span><text:span text:style-name="T1112">پاس</text:span><text:span text:style-name="T861">خ</text:span></text:p>
        <text:p text:style-name="P535"><text:span text:style-name="T861">است،</text:span><text:span text:style-name="T808">خواستگار امروز خوش اندام بود</text:span><text:span text:style-name="T861">.</text:span></text:p>
        <text:p text:style-name="P593"><text:span text:style-name="T861">مھمانان</text:span><text:span text:style-name="T1193">دادی</text:span><text:span text:style-name="T861">؟</text:span></text:p>
        <text:p text:style-name="P541"><text:span text:style-name="T720">خودرو</text:span><text:span text:style-name="T954">ندارد</text:span><text:span text:style-name="T720">!</text:span></text:p>
        <text:p text:style-name="P533"><text:span text:style-name="T861">مگر</text:span><text:span text:style-name="T968">تو مىخواھی زن خودرو شوی</text:span><text:span text:style-name="T861">؟</text:span></text:p>
        <text:p text:style-name="P27"/>
        <text:p text:style-name="P15"/>
        <text:p text:style-name="P128"/>
        <text:p text:style-name="P460"><text:span text:style-name="T720">دختر:</text:span></text:p>
        <text:p text:style-name="P693"><text:span text:style-name="T1347">مادر:</text:span></text:p>
      </text:section>
      <text:section text:style-name="Sect1" text:name="Section133">
        <text:p text:style-name="P97"/>
      </text:section>
      <text:section text:style-name="Sect65" text:name="Section134">
        <text:p text:style-name="P696"><text:span text:style-name="T861">با <text:s/>خودرو شوھرم</text:span><text:span text:style-name="T825">مىخواھم</text:span></text:p>
        <text:p text:style-name="P537"><text:span text:style-name="T720">من</text:span><text:span text:style-name="T909">ازاتوبوس</text:span><text:span text:style-name="T836">سواری</text:span><text:span text:style-name="T909">خسته</text:span><text:span text:style-name="T836">شدم</text:span><text:span text:style-name="T720">.</text:span></text:p>
        <text:p text:style-name="P539"><text:span text:style-name="T1159">رفتآمدکنم.</text:span></text:p>
        <text:p text:style-name="P464"><text:span text:style-name="T720">دختر:</text:span></text:p>
      </text:section>
      <text:section text:style-name="Sect1" text:name="Section135">
        <text:p text:style-name="P97"/>
      </text:section>
      <text:section text:style-name="Sect66" text:name="Section136">
        <text:p text:style-name="P697"><text:span text:style-name="T910">پس</text:span><text:span text:style-name="T865">تو دنبال راننده مىگردی، نه ھمسر آينده</text:span><text:span text:style-name="T721">.</text:span></text:p>
        <text:p text:style-name="P698"><text:span text:style-name="T753">خواستگار</text:span><text:span text:style-name="T873">بايد</text:span><text:span text:style-name="T960">سه</text:span><text:span text:style-name="T873">چيز</text:span><text:span text:style-name="T960">داشته</text:span><text:span text:style-name="T873">بايد</text:span><text:span text:style-name="T753">:</text:span><text:span text:style-name="T960">سرمايه،</text:span><text:span text:style-name="T873">خانه،خودرو</text:span><text:span text:style-name="T753">.</text:span><text:span text:style-name="T720">جدا</text:span><text:span text:style-name="T1445">ھنگامی</text:span><text:span text:style-name="T1206">که</text:span><text:span text:style-name="T919">من</text:span><text:span text:style-name="T808">ھمسرپدر</text:span><text:span text:style-name="T1206">تو</text:span><text:span text:style-name="T808">شدم،</text:span><text:span text:style-name="T1206">پدر</text:span><text:span text:style-name="T808">توھيچ</text:span><text:span text:style-name="T1206">نداشت</text:span><text:span text:style-name="T808">ولی</text:span><text:span text:style-name="T912">آدم</text:span><text:span text:style-name="T753">خوبی</text:span><text:span text:style-name="T832">بودو</text:span><text:span text:style-name="T848">برای</text:span><text:span text:style-name="T832">ھمين</text:span><text:span text:style-name="T1169">۵٢</text:span><text:span text:style-name="T832">سالاست</text:span><text:span text:style-name="T848">که</text:span><text:span text:style-name="T1169">با</text:span><text:span text:style-name="T832">ھمزندگیمىکنيم</text:span><text:span text:style-name="T1169">و</text:span></text:p>
        <text:p text:style-name="P531"><text:span text:style-name="T1037">نشديم.</text:span></text:p>
        <text:p text:style-name="P694"><text:span text:style-name="T1347">مادر:</text:span></text:p>
        <text:p text:style-name="P466"><text:span text:style-name="T720">دختر:</text:span></text:p>
        <text:p text:style-name="P695"><text:span text:style-name="T1347">مادر:</text:span></text:p>
      </text:section>
      <text:section text:style-name="Sect1" text:name="Section137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١٢</text:h>
        <text:h text:style-name="P2967" text:outline-level="4"><text:span text:style-name="T861">يک گردش کوتاه</text:span></text:h>
        <text:p text:style-name="P8"/>
        <text:p text:style-name="P8"/>
        <text:p text:style-name="P8"/>
        <text:p text:style-name="P100"/>
        <text:p text:style-name="P401"><text:span text:style-name="T861">ھنگامی که يک خانواده ايرانی مىخواھد به يک گردش کوتاه برود، سواره</text:span></text:p>
        <text:p text:style-name="P93"/>
      </text:section>
      <text:section text:style-name="Sect67" text:name="Section138">
        <text:p text:style-name="P402"><text:span text:style-name="T1361">ھميشه</text:span><text:span text:style-name="T832">نيازھایگردشبويژهخوردنی</text:span><text:span text:style-name="T861"><text:tab/>و</text:span></text:p>
        <text:p text:style-name="P439"><text:span text:style-name="T981">يا</text:span><text:span text:style-name="T884">پ</text:span><text:span text:style-name="T999">ي</text:span><text:span text:style-name="T1027">ا</text:span><text:span text:style-name="T1446">ده،</text:span><text:span text:style-name="T885">به</text:span><text:span text:style-name="T1448">پارک،</text:span><text:span text:style-name="T882">ج</text:span><text:span text:style-name="T988">نگل</text:span><text:span text:style-name="T1449">ي</text:span><text:span text:style-name="T981">ا</text:span><text:span text:style-name="T1450">نمايشگاه</text:span>،</text:p>
        <text:p text:style-name="P699"><text:span text:style-name="T753">نوشيدنی را با خود به ھمراه مىبرد.</text:span></text:p>
      </text:section>
      <text:section text:style-name="Sect68" text:name="Section139">
        <text:p text:style-name="P15"/>
        <text:p text:style-name="P421">مادر،</text:p>
        <text:p text:style-name="P700"><text:span text:style-name="T721">ھرچه فرزندان</text:span><text:span text:style-name="T753">خانواده</text:span><text:span text:style-name="T721">بيشتر باشند، بار بيشتر و سنگينتر است.</text:span></text:p>
        <text:p text:style-name="P437"><text:span text:style-name="T861">رفتن به رستوران يا خريدن ساندويچ از خوراکفروشی نياز نيست.</text:span></text:p>
      </text:section>
      <text:section text:style-name="Sect1" text:name="Section140">
        <text:p text:style-name="P97"/>
      </text:section>
      <text:section text:style-name="Sect69" text:name="Section141">
        <text:p text:style-name="P401"><text:span text:style-name="T891">و</text:span><text:span text:style-name="T1269">ھنگامبيرون</text:span><text:span text:style-name="T1110">رفتنبار</text:span><text:span text:style-name="T1148">را</text:span><text:span text:style-name="T1110">ميان</text:span><text:span text:style-name="T1269">فرزندانخو</text:span><text:span text:style-name="T753">د</text:span></text:p>
        <text:p text:style-name="P575"><text:span text:style-name="T1037">مىکند</text:span></text:p>
        <text:p text:style-name="P506">ھمه چيز را در خانه آماده</text:p>
        <text:p text:style-name="P701"><text:soft-page-break/><text:span text:style-name="T861">پخش مىکند.</text:span></text:p>
      </text:section>
      <text:section text:style-name="Sect1" text:name="Section142">
        <text:p text:style-name="P97"/>
        <text:p text:style-name="P401"><text:span text:style-name="T1354">فرزند</text:span><text:span text:style-name="T1460">بزرگتر</text:span><text:span text:style-name="T1461">ب</text:span><text:span text:style-name="T1003">ا</text:span><text:span text:style-name="T1045">ر</text:span><text:span text:style-name="T1394">س</text:span><text:span text:style-name="T1028">نگينت</text:span><text:span text:style-name="T1039">ر</text:span><text:span text:style-name="T1466">را</text:span><text:span text:style-name="T1467">ب</text:span><text:span text:style-name="T981">ا</text:span><text:span text:style-name="T1395">خ</text:span><text:span text:style-name="T1001">ود</text:span><text:span text:style-name="T1395">م</text:span><text:span text:style-name="T1001">ى</text:span><text:span text:style-name="T980">ب</text:span><text:span text:style-name="T1126">رد</text:span><text:span text:style-name="T1459">و</text:span><text:span text:style-name="T1396">فرزند</text:span><text:span text:style-name="T1462">کوچکتر</text:span><text:span text:style-name="T1463">بار</text:span><text:span text:style-name="T1397">سبکت</text:span><text:span text:style-name="T1468">ر</text:span></text:p>
        <text:p text:style-name="P93"/>
        <text:p text:style-name="P401"><text:span text:style-name="T720">را.</text:span><text:span text:style-name="T776">نيازھای</text:span><text:span text:style-name="T771">گردشمانند</text:span><text:span text:style-name="T842">سماور،</text:span><text:span text:style-name="T771">ديگ</text:span><text:span text:style-name="T776">پر</text:span><text:span text:style-name="T771">ازبرنج،ديگپرازخورشت،</text:span><text:span text:style-name="T776">نان</text:span><text:span text:style-name="T720">،</text:span></text:p>
        <text:p text:style-name="P97"/>
        <text:p text:style-name="P401"><text:span text:style-name="T861">قاشق،</text:span><text:span text:style-name="T951">چنگال،</text:span><text:span text:style-name="T927">چاقو،</text:span><text:span text:style-name="T951">بشقاب،</text:span><text:span text:style-name="T927">چای،</text:span><text:span text:style-name="T951">قند،دستمال،</text:span><text:span text:style-name="T927">سفرهو</text:span><text:span text:style-name="T951">فرش</text:span><text:span text:style-name="T861">.</text:span><text:span text:style-name="T927">جای</text:span><text:span text:style-name="T951">گردشگا</text:span><text:span text:style-name="T861">ه</text:span></text:p>
        <text:p text:style-name="P93"/>
      </text:section>
      <text:section text:style-name="Sect70" text:name="Section143">
        <text:p text:style-name="P401"><text:span text:style-name="T1078">ھنگام</text:span><text:span text:style-name="T828">نيمرو</text:span><text:span text:style-name="T721">ز</text:span></text:p>
        <text:p text:style-name="P130"><text:span text:style-name="T48">...</text:span></text:p>
        <text:p text:style-name="P702"><text:span text:style-name="T754">نمايشگاه کتاب، کامپيوترو</text:span></text:p>
        <text:p text:style-name="P703"><text:span text:style-name="T720">برای خانوادهھا يکسان است:</text:span></text:p>
      </text:section>
      <text:section text:style-name="Sect1" text:name="Section144">
        <text:p text:style-name="P97"/>
        <text:p text:style-name="P704"><text:span text:style-name="T721">سفرهھا را روی چمن پھن مىکنند و کنار ھمديگر مىنشينند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7" text:outline-level="3">٢٢</text:h>
        <text:h text:style-name="P2967" text:outline-level="4"><text:span text:style-name="T861">سرنوشت</text:span></text:h>
        <text:p text:style-name="P8"/>
        <text:p text:style-name="P8"/>
        <text:p text:style-name="P104"/>
        <text:p text:style-name="P401"><text:span text:style-name="T861">سال نو نزديک بود.دو ھمسر جوان که يکديگر را خيلی دوست داشتند</text:span></text:p>
        <text:p text:style-name="P97"/>
        <text:p text:style-name="P401"><text:span text:style-name="T721">خواستند</text:span><text:span text:style-name="T821">تاھنگام</text:span><text:span text:style-name="T791">فرا</text:span><text:span text:style-name="T821">رسيدنسال</text:span><text:span text:style-name="T791">نو</text:span><text:span text:style-name="T821">به</text:span><text:span text:style-name="T791">يکديگرمژدهبدھند</text:span><text:span text:style-name="T821">ولیھيچيک</text:span><text:span text:style-name="T791">ازآنھ</text:span><text:span text:style-name="T721">ا</text:span></text:p>
        <text:p text:style-name="P93"/>
        <text:p text:style-name="P401"><text:span text:style-name="T721">پول</text:span><text:span text:style-name="T821">نداشت</text:span><text:span text:style-name="T721">.</text:span><text:span text:style-name="T821">ھريکانديشيدکهاگر</text:span><text:span text:style-name="T921">بھترين</text:span><text:span text:style-name="T821">وباارزشترين</text:span><text:span text:style-name="T921">چيزی</text:span><text:span text:style-name="T821">کهداردبفروش</text:span><text:span text:style-name="T721">د</text:span></text:p>
        <text:p text:style-name="P97"/>
        <text:p text:style-name="P705"><text:span text:style-name="T826">مىتواند</text:span><text:span text:style-name="T854">ھمسر</text:span><text:span text:style-name="T848">خود</text:span><text:span text:style-name="T854">را</text:span><text:span text:style-name="T848">شاد</text:span><text:span text:style-name="T854">کند</text:span><text:span text:style-name="T753">.</text:span><text:span text:style-name="T826">تنھا</text:span><text:span text:style-name="T1077">چيز</text:span><text:span text:style-name="T805">باارزشی</text:span><text:span text:style-name="T1077">کهپسرجوان</text:span><text:span text:style-name="T805">داشت</text:span><text:span text:style-name="T934">يک</text:span><text:span text:style-name="T805">ساعتجيبی</text:span><text:span text:style-name="T1077">بودوتنھاچي</text:span><text:span text:style-name="T753">ز</text:span></text:p>
      </text:section>
      <text:section text:style-name="Sect71" text:name="Section145">
        <text:p text:style-name="P417"><text:span text:style-name="T861">پسر</text:span><text:span text:style-name="T1254">جوان ناچار ش</text:span><text:span text:style-name="T861">د</text:span></text:p>
        <text:p text:style-name="P706"><text:span text:style-name="T861">باارزشی</text:span><text:span text:style-name="T944">کهدختر</text:span><text:span text:style-name="T927">جوان</text:span><text:span text:style-name="T944">داشتمویبلندوزيبايش</text:span><text:span text:style-name="T927">بود</text:span><text:span text:style-name="T861">.</text:span></text:p>
        <text:p text:style-name="P708"><text:span text:style-name="T753">ساعت</text:span><text:span text:style-name="T929">جيبیخود</text:span><text:span text:style-name="T945">را</text:span><text:span text:style-name="T929">دربازاربفروشدتاپولیبدستآورد</text:span><text:span text:style-name="T753">.</text:span></text:p>
      </text:section>
      <text:p text:style-name="P409"><text:span text:style-name="T720">در</text:span><text:span text:style-name="T753">ھمان</text:span><text:span text:style-name="T720">روز</text:span><text:span text:style-name="T753">دختر</text:span><text:span text:style-name="T720">جوان</text:span><text:span text:style-name="T753">نيز ناچار شد</text:span><text:span text:style-name="T720">موی</text:span><text:span text:style-name="T753">بلند</text:span><text:span text:style-name="T720">خودش را</text:span><text:span text:style-name="T753">به گيسوباف</text:span></text:p>
      <text:p text:style-name="P93"/>
      <text:section text:style-name="Sect72" text:name="Section146">
        <text:p text:style-name="P401">مىخرد<text:span text:style-name="T933">و</text:span></text:p>
        <text:p text:style-name="P434"><text:span text:style-name="T1469">در</text:span><text:span text:style-name="T956">اينھنگامپسرجوان</text:span><text:span text:style-name="T961">يک</text:span><text:span text:style-name="T968">شانه</text:span><text:span text:style-name="T956">زيبابرایمویھمسر</text:span><text:span text:style-name="T861">ش</text:span></text:p>
        <text:p text:style-name="P513"><text:span text:style-name="T753">بفروشد.</text:span></text:p>
      </text:section>
      <text:section text:style-name="Sect1" text:name="Section147">
        <text:p text:style-name="P97"/>
      </text:section>
      <text:section text:style-name="Sect73" text:name="Section148">
        <text:p text:style-name="P15"/>
        <text:p text:style-name="P416"><text:span text:style-name="T861">مو</text:span><text:span text:style-name="T1268">نداشتونهپسراز</text:span><text:span text:style-name="T1112">اي</text:span><text:span text:style-name="T861">ن</text:span></text:p>
        <text:p text:style-name="P709"><text:span text:style-name="T1256">دختر</text:span><text:span text:style-name="T753">جوان يک زنجير زيبا برای ساعت شوھرش!</text:span><text:span text:style-name="T1259">افسوس که نه دختر از اين شانه سود برد زير</text:span><text:span text:style-name="T861">ا</text:span></text:p>
        <text:p text:style-name="P710"><text:span text:style-name="T861">زنجير</text:span><text:span text:style-name="T1084">سود</text:span><text:span text:style-name="T1227">برد</text:span><text:span text:style-name="T1084">زيراديگر</text:span><text:span text:style-name="T863">ساعت</text:span><text:span text:style-name="T1227">نداشت</text:span><text:span text:style-name="T861">.</text:span></text:p>
      </text:section>
      <text:section text:style-name="Sect1" text:name="Section149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٣٢</text:h>
        <text:h text:style-name="P2962" text:outline-level="4">پدر و مادر</text:h>
        <text:p text:style-name="P8"/>
        <text:p text:style-name="P8"/>
        <text:p text:style-name="P8"/>
        <text:p text:style-name="P108"/>
      </text:section>
      <text:section text:style-name="Sect58" text:name="Section150">
        <text:p text:style-name="P232"><text:span text:style-name="T721">سپيده</text:span><text:span text:style-name="T796">جان،بچه</text:span><text:span text:style-name="T967">گريه</text:span><text:span text:style-name="T796">مىکند</text:span><text:span text:style-name="T721">.</text:span></text:p>
        <text:p text:style-name="P341"><text:span text:style-name="T720">چرا</text:span><text:span text:style-name="T996">به</text:span><text:span text:style-name="T1131">م</text:span><text:span text:style-name="T985">ن</text:span><text:span text:style-name="T1263">م</text:span><text:span text:style-name="T1001">ى</text:span><text:span text:style-name="T1038">گ</text:span><text:span text:style-name="T971">و</text:span><text:span text:style-name="T989">ي</text:span><text:span text:style-name="T1016">ی</text:span><text:span text:style-name="T1053">،</text:span><text:span text:style-name="T1231">مگر</text:span><text:span text:style-name="T986">تو</text:span><text:span text:style-name="T980">پدر</text:span><text:span text:style-name="T1470">ن</text:span><text:span text:style-name="T1025">يست</text:span><text:span text:style-name="T972">ی</text:span><text:span text:style-name="T1039">؟</text:span></text:p>
        <text:p text:style-name="P231"><text:span text:style-name="T753">من</text:span><text:span text:style-name="T1140">که</text:span><text:span text:style-name="T1086">شير</text:span><text:span text:style-name="T1140">ندارم</text:span><text:span text:style-name="T1228">بهبچه</text:span><text:span text:style-name="T1140">بدھم</text:span><text:span text:style-name="T753">!</text:span></text:p>
        <text:p text:style-name="P229"><text:span text:style-name="T753">بچه</text:span><text:span text:style-name="T832">رابغلکنو</text:span><text:span text:style-name="T908">بااو</text:span><text:span text:style-name="T832">بازی</text:span><text:span text:style-name="T908">کن</text:span><text:span text:style-name="T753">.</text:span></text:p>
        <text:p text:style-name="P342"><text:span text:style-name="T721">بغلش</text:span><text:span text:style-name="T1191">کردم</text:span><text:span text:style-name="T721">.آرام نمىشود.گمان مىکنم گرسنه است.</text:span></text:p>
        <text:p text:style-name="P341"><text:span text:style-name="T753">شيشه</text:span><text:span text:style-name="T960">شيررویميز</text:span><text:span text:style-name="T955">است</text:span><text:span text:style-name="T753">.</text:span><text:span text:style-name="T960">کمکم</text:span><text:span text:style-name="T955">به</text:span><text:span text:style-name="T960">اوبده</text:span><text:span text:style-name="T753">.</text:span></text:p>
        <text:p text:style-name="P342"><text:span text:style-name="T721">شير</text:span><text:span text:style-name="T906">مادر</text:span><text:span text:style-name="T833">استخوان</text:span><text:span text:style-name="T1162">کودک</text:span><text:span text:style-name="T906">راسفتتر</text:span><text:span text:style-name="T833">مىکند</text:span><text:span text:style-name="T721">.</text:span></text:p>
        <text:p text:style-name="P341"><text:span text:style-name="T861">در</text:span><text:span text:style-name="T894">گھوارهبگذاروآن</text:span><text:span text:style-name="T1276">را</text:span><text:span text:style-name="T894">تکانبده</text:span><text:span text:style-name="T861">.</text:span></text:p>
        <text:p text:style-name="P231"><text:span text:style-name="T720">نه.</text:span><text:span text:style-name="T858">آرامنمىشود</text:span><text:span text:style-name="T720">.</text:span><text:span text:style-name="T858">ما</text:span><text:span text:style-name="T852">درشرا</text:span><text:span text:style-name="T842">مىخواھد</text:span><text:span text:style-name="T720">.</text:span></text:p>
        <text:p text:style-name="P341"><text:span text:style-name="T1037">ببين</text:span><text:span text:style-name="T843">خيس نيست</text:span><text:span text:style-name="T1037">.</text:span></text:p>
        <text:p text:style-name="P231"><text:span text:style-name="T861">نه،</text:span><text:span text:style-name="T1141">خشک است</text:span><text:span text:style-name="T861">.</text:span></text:p>
        <text:p text:style-name="P711"><text:span text:style-name="T1347">مرد:</text:span></text:p>
        <text:p text:style-name="P713">زن:</text:p>
        <text:p text:style-name="P712"><text:span text:style-name="T1347">مرد:</text:span></text:p>
        <text:p text:style-name="P713">زن:</text:p>
        <text:p text:style-name="P712"><text:span text:style-name="T1347">مرد:</text:span></text:p>
        <text:p text:style-name="P713">زن:</text:p>
        <text:p text:style-name="P712"><text:span text:style-name="T1347">مرد:</text:span></text:p>
        <text:p text:style-name="P713">زن:</text:p>
        <text:p text:style-name="P712"><text:span text:style-name="T1347">مرد:</text:span></text:p>
        <text:p text:style-name="P713">زن:</text:p>
        <text:p text:style-name="P712"><text:span text:style-name="T1347">مرد:</text:span></text:p>
      </text:section>
      <text:section text:style-name="Sect47" text:name="Section151">
        <text:p text:style-name="P714"><text:span text:style-name="T753">برايش</text:span><text:span text:style-name="T1072">آواز</text:span><text:span text:style-name="T918">بخوان</text:span><text:span text:style-name="T934">شايد</text:span><text:span text:style-name="T1072">آرامشود</text:span><text:span text:style-name="T753">.</text:span></text:p>
        <text:p text:style-name="P292">اگر<text:span text:style-name="T1251">چه</text:span><text:span text:style-name="T1299">آواز</text:span><text:span text:style-name="T1251">مندرد</text:span><text:span text:style-name="T1299">اورا</text:span><text:span text:style-name="T1251">درمان</text:span><text:span text:style-name="T1299">نمىکند</text:span>.</text:p>
        <text:p text:style-name="P131"><text:span text:style-name="T49">زن:</text:span></text:p>
        <text:p text:style-name="P715"><text:span text:style-name="T1347">مرد:</text:span></text:p>
      </text:section>
      <text:section text:style-name="Sect1" text:name="Section152">
        <text:p text:style-name="P8"/>
        <text:p text:style-name="P8"/>
        <text:p text:style-name="P8"/>
        <text:p text:style-name="P8"/>
        <text:p text:style-name="P8"><text:soft-page-break/></text:p>
        <text:p text:style-name="P8"/>
        <text:p text:style-name="P8"/>
        <text:p text:style-name="P8"/>
        <text:h text:style-name="P962" text:outline-level="3">۴٢</text:h>
        <text:h text:style-name="P2960" text:outline-level="4">خانهداری</text:h>
        <text:p text:style-name="P8"/>
        <text:p text:style-name="P8"/>
        <text:p text:style-name="P104"/>
        <text:p text:style-name="P401"><text:span text:style-name="T720">در</text:span><text:span text:style-name="T951">گذشته</text:span><text:span text:style-name="T963">و</text:span><text:span text:style-name="T958">در</text:span><text:span text:style-name="T963">نسل</text:span><text:span text:style-name="T927">پيشين</text:span><text:span text:style-name="T963">کارخانهداری</text:span><text:span text:style-name="T951">بيشتر</text:span><text:span text:style-name="T958">و</text:span><text:span text:style-name="T963">سختترازامروزبود</text:span><text:span text:style-name="T720">.</text:span></text:p>
        <text:p text:style-name="P97"/>
        <text:p text:style-name="P716"><text:span text:style-name="T861">در</text:span><text:span text:style-name="T944">گذشته</text:span><text:span text:style-name="T927">زن</text:span><text:span text:style-name="T944">خانهدار</text:span><text:span text:style-name="T927">ھميشهبادستکار</text:span><text:span text:style-name="T944">مىکرد</text:span><text:span text:style-name="T861">:</text:span><text:span text:style-name="T927">جارو</text:span><text:span text:style-name="T944">کردن،</text:span><text:span text:style-name="T927">رختشستن،آ</text:span><text:span text:style-name="T861">ب</text:span></text:p>
        <text:p text:style-name="P106"/>
        <text:p text:style-name="P420"><text:span text:style-name="T753">گرم کردن و...ھمچنين در گذشته شمار فرزندان در خانواده گاھی بيشتراز ٢١</text:span></text:p>
        <text:p text:style-name="P106"/>
      </text:section>
      <text:section text:style-name="Sect74" text:name="Section153">
        <text:p text:style-name="P401"><text:span text:style-name="T1402">و</text:span><text:span text:style-name="T771">برایھمينز</text:span><text:span text:style-name="T720">ن</text:span></text:p>
        <text:p text:style-name="P717"><text:span text:style-name="T1001">مى</text:span><text:span text:style-name="T1012">ر</text:span><text:span text:style-name="T1354">سيد</text:span><text:span text:style-name="T943">و</text:span><text:span text:style-name="T1272">آموزش</text:span><text:span text:style-name="T943">و</text:span><text:span text:style-name="T1115">پ</text:span><text:span text:style-name="T987">رورش</text:span><text:span text:style-name="T1273">آ</text:span><text:span text:style-name="T1004">نان</text:span><text:span text:style-name="T949">کار</text:span><text:span text:style-name="T1152">آ</text:span><text:span text:style-name="T1017">سانی</text:span><text:span text:style-name="T1116">ن</text:span><text:span text:style-name="T999">ب</text:span><text:span text:style-name="T971">و</text:span><text:span text:style-name="T1039">د</text:span>.</text:p>
        <text:p text:style-name="P429"><text:span text:style-name="T1471">ف</text:span><text:span text:style-name="T1022">ر</text:span><text:span text:style-name="T1424">زند</text:span></text:p>
      </text:section>
      <text:section text:style-name="Sect1" text:name="Section154">
        <text:p text:style-name="P97"/>
        <text:p text:style-name="P718"><text:span text:style-name="T861">خانهدار</text:span><text:span text:style-name="T1227">ھميشه</text:span><text:span text:style-name="T1141">گرفتارکار</text:span><text:span text:style-name="T1227">خانهداری</text:span><text:span text:style-name="T1141">وبچهداریبود</text:span><text:span text:style-name="T861">.</text:span></text:p>
        <text:p text:style-name="P93"/>
      </text:section>
      <text:section text:style-name="Sect75" text:name="Section155">
        <text:p text:style-name="P401">مىپزد،<text:span text:style-name="T950">آبر</text:span>ا</text:p>
        <text:p text:style-name="P641"><text:span text:style-name="T721">مىشويد،</text:span><text:span text:style-name="T1230">پلو را پلوپ</text:span><text:span text:style-name="T721">ز</text:span></text:p>
        <text:p text:style-name="P719">امروز رخت را دستگاهرخت شويی</text:p>
      </text:section>
      <text:section text:style-name="Sect1" text:name="Section156">
        <text:p text:style-name="P97"/>
      </text:section>
      <text:section text:style-name="Sect76" text:name="Section157">
        <text:p text:style-name="P401"><text:span text:style-name="T1255">ھمچنين</text:span>مادران امروز</text:p>
        <text:p text:style-name="P720"><text:span text:style-name="T1001">مى</text:span><text:span text:style-name="T1233">دھد</text:span>.</text:p>
        <text:p text:style-name="P722"><text:span text:style-name="T861">مىکند،</text:span><text:span text:style-name="T770">جارو</text:span><text:span text:style-name="T775">را</text:span><text:span text:style-name="T770">جاروبرقیانجا</text:span><text:span text:style-name="T861">م</text:span></text:p>
        <text:p text:style-name="P584"><text:span text:style-name="T720">آبگرمکن گرم</text:span></text:p>
      </text:section>
      <text:section text:style-name="Sect1" text:name="Section158">
        <text:p text:style-name="P93"/>
        <text:p text:style-name="P723"><text:span text:style-name="T895">بيشتر</text:span><text:span text:style-name="T1173">از٢فرزند</text:span><text:span text:style-name="T791">ندارند</text:span><text:span text:style-name="T1173">و</text:span><text:span text:style-name="T810">برای</text:span><text:span text:style-name="T1173">ھمينکار</text:span><text:span text:style-name="T791">خانه</text:span><text:span text:style-name="T1173">آسانترو</text:span><text:span text:style-name="T791">سبکتر</text:span><text:span text:style-name="T1173">است</text:span><text:span text:style-name="T721">.</text:span><text:span text:style-name="T896">امروز</text:span><text:span text:style-name="T1464">ھم</text:span><text:span text:style-name="T1215">در</text:span><text:span text:style-name="T1464">روسيه</text:span><text:span text:style-name="T1215">و</text:span><text:span text:style-name="T1464">ھم</text:span><text:span text:style-name="T1194">در</text:span><text:span text:style-name="T1464">ايران</text:span><text:span text:style-name="T1145">زنان</text:span><text:span text:style-name="T1326">در</text:span><text:span text:style-name="T1145">کنار</text:span><text:span text:style-name="T1194">مرداندر</text:span><text:span text:style-name="T1145">ھم</text:span><text:span text:style-name="T753">ه</text:span></text:p>
        <text:p text:style-name="P724"><text:span text:style-name="T753">سازمانھای کشوری کار مىکنند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۵٢</text:h>
      </text:section>
      <text:h text:style-name="P2964" text:outline-level="4">زن و شوھر!</text:h>
      <text:p text:style-name="P8"/>
      <text:p text:style-name="P8"/>
      <text:p text:style-name="P98"/>
      <text:section text:style-name="Sect47" text:name="Section159">
        <text:p text:style-name="P725"><text:span text:style-name="T861">فريدون</text:span><text:span text:style-name="T1276">جان،</text:span><text:span text:style-name="T1243">فرداجشناست</text:span><text:span text:style-name="T861">.</text:span><text:span text:style-name="T1276">بچهھا</text:span><text:span text:style-name="T1243">مىپرسند</text:span><text:span text:style-name="T861">:</text:span><text:span text:style-name="T1276">فردا</text:span><text:span text:style-name="T1243">کج</text:span><text:span text:style-name="T861">ا</text:span></text:p>
        <text:p text:style-name="P726"><text:span text:style-name="T721">برويم؟</text:span><text:span text:style-name="T1314">برنامه ما چيست</text:span><text:span text:style-name="T721">؟</text:span></text:p>
        <text:p text:style-name="P727"><text:span text:style-name="T721">اگر</text:span><text:span text:style-name="T796">فردا</text:span><text:span text:style-name="T952">آفتابیباشد</text:span><text:span text:style-name="T796">به</text:span><text:span text:style-name="T952">پارکمىرويم</text:span><text:span text:style-name="T796">و</text:span><text:span text:style-name="T952">اگربارانیباشد</text:span><text:span text:style-name="T796">به</text:span><text:span text:style-name="T952">سينما</text:span><text:span text:style-name="T721">.</text:span></text:p>
        <text:p text:style-name="P728"><text:span text:style-name="T754">فريبا:</text:span></text:p>
        <text:p text:style-name="P15"/>
        <text:p text:style-name="P16"/>
        <text:p text:style-name="P729"><text:span text:style-name="T861">فريدون:</text:span></text:p>
      </text:section>
      <text:section text:style-name="Sect1" text:name="Section160">
        <text:p text:style-name="P93"/>
      </text:section>
      <text:section text:style-name="Sect77" text:name="Section161">
        <text:p text:style-name="P453"><text:span text:style-name="T861">بازديد</text:span><text:span text:style-name="T789">از دوستان</text:span><text:span text:style-name="T861">و</text:span></text:p>
        <text:p text:style-name="P233"><text:span text:style-name="T753">از</text:span><text:span text:style-name="T1323">ديدگاه من بھتر است به مھمانی برويم</text:span><text:span text:style-name="T753">.</text:span></text:p>
        <text:p text:style-name="P231"><text:span text:style-name="T817">بستگان.</text:span></text:p>
        <text:p text:style-name="P229"><text:span text:style-name="T721">ولی</text:span><text:span text:style-name="T773">بچهھا دوست دارند بازی کنند</text:span><text:span text:style-name="T721">.</text:span></text:p>
        <text:p text:style-name="P728"><text:span text:style-name="T754">فريبا:</text:span></text:p>
        <text:p text:style-name="P15"/>
        <text:p text:style-name="P16"/>
        <text:p text:style-name="P729"><text:span text:style-name="T861">فريدون:</text:span></text:p>
      </text:section>
      <text:section text:style-name="Sect1" text:name="Section162">
        <text:p text:style-name="P97"/>
      </text:section>
      <text:section text:style-name="Sect78" text:name="Section163">
        <text:p text:style-name="P453"><text:span text:style-name="T1080">مىپرسد</text:span><text:span text:style-name="T812">چرا به مھمانی ا</text:span><text:span text:style-name="T861">و</text:span></text:p>
        <text:p text:style-name="P730"><text:span text:style-name="T721">مىگيردو</text:span></text:p>
        <text:p text:style-name="P731"><text:span text:style-name="T911">پسردايی</text:span><text:span text:style-name="T854">منھميشه</text:span><text:span text:style-name="T838">تما</text:span><text:span text:style-name="T753">س</text:span></text:p>
        <text:p text:style-name="P732"><text:span text:style-name="T721">نمىرويم.</text:span></text:p>
        <text:p text:style-name="P455"><text:span text:style-name="T754">فريبا:</text:span></text:p>
      </text:section>
      <text:section text:style-name="Sect1" text:name="Section164">
        <text:p text:style-name="P97"/>
      </text:section>
      <text:section text:style-name="Sect58" text:name="Section165">
        <text:p text:style-name="P733"><text:span text:style-name="T1375">در</text:span><text:span text:style-name="T911">آغاز</text:span><text:span text:style-name="T918">نزد</text:span><text:span text:style-name="T911">پسردايی</text:span><text:span text:style-name="T918">مىرويم</text:span><text:span text:style-name="T911">سپس</text:span><text:span text:style-name="T918">ھمراهاوگردش</text:span><text:span text:style-name="T911">خواھيمکرد</text:span><text:span text:style-name="T753">.</text:span></text:p>
        <text:p text:style-name="P734"><text:span text:style-name="T1439">خواھرم</text:span><text:span text:style-name="T753">مىگويد در پارک الله برنامه نمايش سيرک نيز ھست.</text:span></text:p>
        <text:p text:style-name="P735"><text:span text:style-name="T721">سيرکبازان</text:span><text:span text:style-name="T921">ازکدام</text:span><text:span text:style-name="T821">کشورآمدند</text:span><text:span text:style-name="T721">؟</text:span></text:p>
        <text:p text:style-name="P736"><text:span text:style-name="T753">از</text:span><text:span text:style-name="T922">روسيه،</text:span><text:span text:style-name="T792">برای</text:span><text:span text:style-name="T822">نمايشپنجروزه</text:span><text:span text:style-name="T753">.</text:span></text:p>
        <text:p text:style-name="P737"><text:span text:style-name="T1306">برای</text:span><text:span text:style-name="T999">ب</text:span><text:span text:style-name="T1003">چ</text:span><text:span text:style-name="T1045">ه</text:span><text:span text:style-name="T1037">ھ</text:span><text:span text:style-name="T978">ا</text:span><text:span text:style-name="T1126">ا</text:span><text:span text:style-name="T980">ين</text:span><text:span text:style-name="T998">ي</text:span><text:span text:style-name="T1055">ک</text:span><text:span text:style-name="T1412">مژده</text:span><text:span text:style-name="T1004">است</text:span>.</text:p>
        <text:p text:style-name="P738"><text:span text:style-name="T1471">ف</text:span><text:span text:style-name="T1321">ر</text:span><text:span text:style-name="T1003">اموش</text:span><text:span text:style-name="T980">نکن</text:span><text:span text:style-name="T978">که</text:span><text:span text:style-name="T998">يک</text:span><text:span text:style-name="T1026">بسته</text:span><text:span text:style-name="T1067">ش</text:span><text:span text:style-name="T1014">يرينی</text:span><text:span text:style-name="T999">ب</text:span><text:span text:style-name="T1039">ر</text:span><text:span text:style-name="T971">ای</text:span><text:span text:style-name="T1037">پ</text:span><text:span text:style-name="T978">سردايی</text:span><text:span text:style-name="T996">بخريم</text:span><text:span text:style-name="T1039">.</text:span></text:p>
        <text:p text:style-name="P739"><text:span text:style-name="T861">فريدون:</text:span></text:p>
        <text:p text:style-name="P742"><text:span text:style-name="T754">فريبا:</text:span></text:p>
        <text:p text:style-name="P740"><text:span text:style-name="T861">فريدون:</text:span></text:p>
        <text:p text:style-name="P743"><text:span text:style-name="T754">فريبا:</text:span></text:p>
        <text:p text:style-name="P741"><text:span text:style-name="T861">فريدون:</text:span></text:p>
        <text:p text:style-name="P743"><text:span text:style-name="T754">فريبا:</text:span></text:p>
      </text:section>
      <text:section text:style-name="Sect1" text:name="Section166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۶٢</text:h>
        <text:h text:style-name="P2959" text:outline-level="4"><text:span text:style-name="T861">دوست کيست</text:span></text:h>
      </text:section>
      <text:section text:style-name="Sect79" text:name="Section167">
        <text:p text:style-name="P405"><text:span text:style-name="T1300">ناگھان</text:span><text:span text:style-name="T770">يک</text:span><text:span text:style-name="T775">خرس</text:span><text:span text:style-name="T770">راديدند</text:span><text:span text:style-name="T775">ک</text:span><text:span text:style-name="T861">ه</text:span></text:p>
        <text:p text:style-name="P634"><text:span text:style-name="T1037">مىرفتند.</text:span></text:p>
        <text:p text:style-name="P442"><text:span text:style-name="T720">دو دوست در يک جنگل با ھم راه</text:span></text:p>
      </text:section>
      <text:section text:style-name="Sect1" text:name="Section168">
        <text:p text:style-name="P93"/>
      </text:section>
      <text:section text:style-name="Sect80" text:name="Section169">
        <text:p text:style-name="P401"><text:span text:style-name="T1330">يکی</text:span><text:span text:style-name="T825">ازآنھاھمين</text:span><text:span text:style-name="T923">کهخرس</text:span><text:span text:style-name="T825">راديدازترسگريختوب</text:span><text:span text:style-name="T861">ه</text:span></text:p>
        <text:p text:style-name="P744"><text:soft-page-break/><text:span text:style-name="T721">مىآيد.</text:span></text:p>
        <text:p text:style-name="P501"><text:span text:style-name="T753">به سوی آنھا</text:span></text:p>
      </text:section>
      <text:section text:style-name="Sect1" text:name="Section170">
        <text:p text:style-name="P97"/>
      </text:section>
      <text:section text:style-name="Sect81" text:name="Section171">
        <text:p text:style-name="P401"><text:span text:style-name="T861">زمين</text:span><text:span text:style-name="T834">درازبکشد</text:span><text:span text:style-name="T1168">و</text:span></text:p>
        <text:p text:style-name="P132"><text:span text:style-name="T108">روی</text:span></text:p>
        <text:p text:style-name="P644"><text:span text:style-name="T720">دومی</text:span><text:span text:style-name="T1264">ناچار شد</text:span><text:span text:style-name="T720">،</text:span></text:p>
        <text:p text:style-name="P745"><text:span text:style-name="T861">باالی يک درخت رفت و پناه گرفت.</text:span></text:p>
      </text:section>
      <text:section text:style-name="Sect1" text:name="Section172">
        <text:p text:style-name="P93"/>
      </text:section>
      <text:section text:style-name="Sect82" text:name="Section173">
        <text:p text:style-name="P401"><text:span text:style-name="T1264">ھمين</text:span><text:span text:style-name="T963">کهخرسرسيد،سر</text:span><text:span text:style-name="T875">و</text:span><text:span text:style-name="T963">گوش</text:span><text:span text:style-name="T958">او</text:span><text:span text:style-name="T875">را</text:span><text:span text:style-name="T963">بوکردو</text:span><text:span text:style-name="T875">گما</text:span><text:span text:style-name="T720">ن</text:span></text:p>
        <text:p text:style-name="P513"><text:span text:style-name="T720">خود</text:span><text:span text:style-name="T858">را</text:span><text:span text:style-name="T852">بهمردن</text:span><text:span text:style-name="T858">بزند</text:span><text:span text:style-name="T720">.</text:span></text:p>
        <text:p text:style-name="P746"><text:span text:style-name="T861">کرد</text:span><text:span text:style-name="T1268">کهمرده</text:span><text:span text:style-name="T1112">است</text:span><text:span text:style-name="T861">.</text:span></text:p>
      </text:section>
      <text:section text:style-name="Sect1" text:name="Section174">
        <text:p text:style-name="P93"/>
        <text:p text:style-name="P401"><text:span text:style-name="T720">ھمين که خرس دور شد، آن دوست که روی زمين دراز کشيده بود برخاست</text:span></text:p>
        <text:p text:style-name="P97"/>
        <text:p text:style-name="P401"><text:span text:style-name="T720">و خود را</text:span><text:span text:style-name="T861">تکان</text:span><text:span text:style-name="T720">داد.دومی</text:span><text:span text:style-name="T861">نيز</text:span><text:span text:style-name="T720">از</text:span><text:span text:style-name="T861">باالی</text:span><text:span text:style-name="T720">درخت</text:span><text:span text:style-name="T861">پايين</text:span><text:span text:style-name="T720">آمد و</text:span><text:span text:style-name="T861">خنده کنان پرسيد:</text:span></text:p>
        <text:p text:style-name="P93"/>
        <text:p text:style-name="P404"><text:span text:style-name="T1008">دوست</text:span><text:span text:style-name="T1472">گ</text:span><text:span text:style-name="T998">رامی</text:span><text:span text:style-name="T1473">چ</text:span><text:span text:style-name="T1003">ه</text:span><text:span text:style-name="T1474">ش</text:span><text:span text:style-name="T994">د؟</text:span><text:span text:style-name="T1475">گ</text:span><text:span text:style-name="T991">و</text:span><text:span text:style-name="T981">يا</text:span><text:span text:style-name="T1476">بسيار</text:span><text:span text:style-name="T1477">ت</text:span><text:span text:style-name="T980">رسيدی؟</text:span><text:span text:style-name="T1478">خرس</text:span><text:span text:style-name="T1481">به</text:span><text:span text:style-name="T1479">گ</text:span><text:span text:style-name="T1093">و</text:span>ش<text:span text:style-name="T1482">ت</text:span><text:span text:style-name="T986">و</text:span><text:span text:style-name="T1473">چ</text:span><text:span text:style-name="T1003">ه</text:span><text:span text:style-name="T1213">گ</text:span><text:span text:style-name="T991">فت؟</text:span><text:span text:style-name="T1480">خ</text:span><text:span text:style-name="T1093">ر</text:span><text:span text:style-name="T1039">س</text:span><text:span text:style-name="T1016">"</text:span><text:span text:style-name="T861">پستترين</text:span><text:span text:style-name="T775">آدم</text:span><text:span text:style-name="T1268">کسی</text:span><text:span text:style-name="T1149">استکهدوست</text:span><text:span text:style-name="T1268">خود</text:span><text:span text:style-name="T1149">رادرھنگامسختیو</text:span><text:span text:style-name="T1268">گرفتاری</text:span><text:span text:style-name="T789">گفت:</text:span></text:p>
        <text:p text:style-name="P747"><text:span text:style-name="T861">تنھا مىگذارد و مىگريزد."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74" text:outline-level="2"><text:span text:style-name="T861">کار و ھنر</text:span></text:h>
        <text:p text:style-name="P87"/>
        <text:h text:style-name="P960" text:outline-level="3">٧٢</text:h>
        <text:h text:style-name="P2960" text:outline-level="4"><text:span text:style-name="T861">کار و ھنر</text:span></text:h>
        <text:p text:style-name="P8"/>
        <text:p text:style-name="P8"/>
        <text:p text:style-name="P98"/>
        <text:p text:style-name="P401"><text:span text:style-name="T753">کسی که تنھا با دست کار مىکند، کارگر است؛ کسی که ھم با دست و ھم با</text:span></text:p>
        <text:p text:style-name="P97"/>
        <text:p text:style-name="P420"><text:span text:style-name="T753">مغز کار مىکند، سازنده است؛ کسی که ھم با دست ھم با مغز و ھم با دل کار</text:span></text:p>
        <text:p text:style-name="P106"/>
        <text:p text:style-name="P502"><text:span text:style-name="T721">مىکند، ھنرمند است.</text:span></text:p>
      </text:section>
      <text:p text:style-name="P410"><text:span text:style-name="T861">ھنگامی که شما روبروی يک ساختمان زيبا مىايستيد و آن را تماشا</text:span></text:p>
      <text:p text:style-name="P93"/>
      <text:p text:style-name="P748"><text:span text:style-name="T1079">مىکنيد،</text:span><text:span text:style-name="T754">با خود مىگوييد:به به، آفرين، تنھا يک ھنرمند مىتواند چنين بسازد.</text:span><text:span text:style-name="T1082">ھنرمند،</text:span><text:span text:style-name="T740">کار</text:span><text:span text:style-name="T735">را</text:span><text:span text:style-name="T741">ز</text:span><text:span text:style-name="T1014">يباتر</text:span><text:span text:style-name="T732">م</text:span><text:span text:style-name="T1001">ى</text:span><text:span text:style-name="T1484">ک</text:span><text:span text:style-name="T1029">ن</text:span>د<text:span text:style-name="T735">و</text:span><text:span text:style-name="T742">به</text:span><text:span text:style-name="T735">آ</text:span><text:span text:style-name="T971">ن</text:span><text:span text:style-name="T728">ارزش</text:span><text:span text:style-name="T732">م</text:span><text:span text:style-name="T1001">ى</text:span><text:span text:style-name="T1233">د</text:span><text:span text:style-name="T993">ھد</text:span>.<text:span text:style-name="T733">ھ</text:span><text:span text:style-name="T980">نرمند</text:span><text:span text:style-name="T734">شب</text:span><text:span text:style-name="T735">و</text:span><text:span text:style-name="T728">ر</text:span><text:span text:style-name="T971">و</text:span>ز<text:span text:style-name="T735">در</text:span><text:span text:style-name="T1228">باره</text:span><text:span text:style-name="T1269">کار</text:span><text:span text:style-name="T1110">خودش</text:span><text:span text:style-name="T1269">مىانديشد</text:span><text:span text:style-name="T753">.</text:span><text:span text:style-name="T1110">اودلبندکارخودش</text:span><text:span text:style-name="T1269">است</text:span><text:span text:style-name="T1110">گويابا</text:span><text:span text:style-name="T1269">کارش</text:span><text:span text:style-name="T1110">پيوندھمسر</text:span><text:span text:style-name="T753">ی</text:span></text:p>
      <text:p text:style-name="P749"><text:span text:style-name="T721">مىبندد.</text:span><text:span text:style-name="T840">کارھنرمند</text:span><text:span text:style-name="T767">بايد</text:span><text:span text:style-name="T840">زيبا،ھماھنگ،</text:span><text:span text:style-name="T767">تميز</text:span><text:span text:style-name="T840">ودلپسند</text:span><text:span text:style-name="T767">باشد</text:span><text:span text:style-name="T721">.</text:span></text:p>
      <text:p text:style-name="P93"/>
      <text:p text:style-name="P401"><text:span text:style-name="T753">اگر مىخواھيد در کارتان پيشرفت کنيد ھميشه و ھميشه با دست خود، مغز</text:span></text:p>
      <text:p text:style-name="P97"/>
      <text:p text:style-name="P750"><text:span text:style-name="T721">خود</text:span><text:span text:style-name="T850">و</text:span><text:span text:style-name="T1171">دلخودکارکنيد</text:span><text:span text:style-name="T850">و</text:span><text:span text:style-name="T1171">ھرگزوھرگز</text:span><text:span text:style-name="T850">در</text:span><text:span text:style-name="T1171">کارخودتنبلی</text:span><text:span text:style-name="T850">نکنيد</text:span><text:span text:style-name="T833">زيرا</text:span><text:span text:style-name="T850">تنبلی</text:span><text:span text:style-name="T1171">شاگر</text:span><text:span text:style-name="T721">د</text:span></text:p>
      <text:p text:style-name="P751"><text:span text:style-name="T1037">بدبختی</text:span><text:span text:style-name="T1324">است</text:span><text:span text:style-name="T1037">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62" text:outline-level="3">٨٢</text:h>
      <text:h text:style-name="P2960" text:outline-level="4"><text:span text:style-name="T861">کارمند</text:span></text:h>
      <text:p text:style-name="P8"/>
      <text:p text:style-name="P8"/>
      <text:p text:style-name="P98"/>
      <text:p text:style-name="P401"><text:span text:style-name="T720">من در يک سازمان کار مىکنم.اين سازمان دارای چندين بخش و ھر بخش</text:span></text:p>
      <text:p text:style-name="P754"><text:span text:style-name="T753">چندين</text:span><text:span text:style-name="T1228">دفتر</text:span><text:span text:style-name="T753">.</text:span><text:span text:style-name="T1297">من</text:span><text:span text:style-name="T1228">کارمند</text:span><text:span text:style-name="T1086">بخش</text:span><text:span text:style-name="T1228">بايگانی</text:span><text:span text:style-name="T1086">ھستم</text:span><text:span text:style-name="T753">.</text:span><text:span text:style-name="T1228">اتاق</text:span><text:span text:style-name="T1297">من</text:span><text:span text:style-name="T1228">پر</text:span><text:span text:style-name="T1297">از</text:span><text:span text:style-name="T1228">پروندهاست</text:span><text:span text:style-name="T753">.</text:span></text:p>
      <text:p text:style-name="P97"/>
      <text:section text:style-name="Sect83" text:name="Section175">
        <text:p text:style-name="P401"><text:span text:style-name="T753">مىشويد،</text:span><text:span text:style-name="T918">روبرو</text:span><text:span text:style-name="T1072">شما</text:span><text:span text:style-name="T918">اتاق</text:span><text:span text:style-name="T1072">پذيرش</text:span><text:span text:style-name="T918">اس</text:span><text:span text:style-name="T753">ت</text:span></text:p>
        <text:p text:style-name="P441">ھنگامی که شما وارد ساختمان ما</text:p>
        <text:p text:style-name="P755"><text:span text:style-name="T861">که در آن دو کارمند کار مىکنند.</text:span></text:p>
      </text:section>
      <text:section text:style-name="Sect1" text:name="Section176">
        <text:p text:style-name="P97"/>
      </text:section>
      <text:section text:style-name="Sect84" text:name="Section177">
        <text:p text:style-name="P401"><text:span text:style-name="T754">مىکنندو</text:span></text:p>
        <text:p text:style-name="P720"><text:span text:style-name="T861">دومين اتاق، دفتر پيامرسانی است که در آن نيز دو کارمند کار</text:span></text:p>
        <text:p text:style-name="P756"><text:span text:style-name="T721">به يکايک تلفنھای مردم پاسخ مىدھند و آنان را راھنمايی مىکنند.</text:span></text:p>
      </text:section>
      <text:section text:style-name="Sect1" text:name="Section178">
        <text:p text:style-name="P97"/>
        <text:p text:style-name="P401"><text:span text:style-name="T861">سومين اتاق، دفتر منشی سازمان است، او نامهھای رسيده به سازمان را</text:span></text:p>
        <text:p text:style-name="P757"><text:span text:style-name="T861">دريافت</text:span><text:span text:style-name="T863">مىکند</text:span><text:span text:style-name="T1084">و</text:span><text:span text:style-name="T863">نامهھای</text:span><text:span text:style-name="T1084">سازمان</text:span><text:span text:style-name="T863">را</text:span><text:span text:style-name="T1084">برایفرستادنآمادهمىکند</text:span><text:span text:style-name="T861">.</text:span></text:p>
      </text:section>
      <text:p text:style-name="P411"><text:span text:style-name="T720">چھارمين اتاق، دفتر سخنگوی سازمان است.او روزنامهنگار استو</text:span></text:p>
      <text:p text:style-name="P93"/>
      <text:p text:style-name="P401"><text:span text:style-name="T720">يکايک رويدادھای روزانه سازمان را يادداشت مىکند و در ھنگام نياز به</text:span></text:p>
      <text:p text:style-name="P97"/>
      <text:section text:style-name="Sect85" text:name="Section179">
        <text:p text:style-name="P401"><text:span text:style-name="T721">دفتر دستيار وسرپرست سازمان در کنار</text:span></text:p>
        <text:p text:style-name="P707"><text:span text:style-name="T754">مىنويسد.</text:span></text:p>
        <text:p text:style-name="P758"><text:span text:style-name="T861">رسانهھای</text:span><text:span text:style-name="T893">گروھی گزار</text:span><text:span text:style-name="T861">ش</text:span></text:p>
        <text:p text:style-name="P759"><text:span text:style-name="T754">يکديگر ھستند.</text:span></text:p>
      </text:section>
      <text:section text:style-name="Sect1" text:name="Section180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٩٢</text:h>
        <text:h text:style-name="P2965" text:outline-level="4">در کارخانه</text:h>
        <text:p text:style-name="P8"/>
        <text:p text:style-name="P8"/>
        <text:p text:style-name="P98"/>
      </text:section>
      <text:section text:style-name="Sect86" text:name="Section181">
        <text:p text:style-name="P760"><text:span text:style-name="T754">بينندگان گرامی، امروز با آقای گيالنی سرپرست کارخانه</text:span></text:p>
        <text:p text:style-name="P761"><text:span text:style-name="T721">خودروسازی"ايران خودرو"گفتگو مىکنيم.</text:span><text:span text:style-name="T753">-</text:span><text:span text:style-name="T945">روز</text:span><text:span text:style-name="T1110">خوشوخسته</text:span><text:span text:style-name="T945">نباشيد</text:span><text:span text:style-name="T753">.</text:span><text:span text:style-name="T1110">بفرماييداينکارخانهچند</text:span><text:span text:style-name="T945">کارگا</text:span><text:span text:style-name="T753">ه</text:span></text:p>
        <text:p text:style-name="P234">دارد؟</text:p>
        <text:p text:style-name="P762"><text:span text:style-name="T861">گزارشگر:</text:span></text:p>
      </text:section>
      <text:section text:style-name="Sect1" text:name="Section182">
        <text:p text:style-name="P97"/>
      </text:section>
      <text:section text:style-name="Sect87" text:name="Section183">
        <text:p text:style-name="P454"><text:span text:style-name="T1132">نقشهکشی،</text:span><text:span text:style-name="T786"><text:tab/>آھنبری،</text:span></text:p>
        <text:p text:style-name="P766"><text:span text:style-name="T1037">کارگاه</text:span></text:p>
        <text:p text:style-name="P767"><text:span text:style-name="T978">اين</text:span><text:span text:style-name="T721"><text:tab/>کارخانه</text:span><text:span text:style-name="T986"><text:tab/>ھفت</text:span><text:span text:style-name="T978"><text:tab/>کارگاه</text:span><text:span text:style-name="T861"><text:tab/>دارد:</text:span></text:p>
        <text:p text:style-name="P768"><text:span text:style-name="T861">سرپرست:</text:span></text:p>
      </text:section>
      <text:section text:style-name="Sect1" text:name="Section184">
        <text:p text:style-name="P93"/>
      </text:section>
      <text:section text:style-name="Sect88" text:name="Section185">
        <text:p text:style-name="P769"><text:span text:style-name="T720">جوشکاری، برقکاری، چرخسازی، چرمدوزی و رنگکاری.</text:span></text:p>
        <text:p text:style-name="P231"><text:span text:style-name="T721">چند</text:span><text:span text:style-name="T1078">تندر</text:span><text:span text:style-name="T935">اينگروه</text:span><text:span text:style-name="T1078">کارمىکنند</text:span><text:span text:style-name="T721">؟</text:span></text:p>
        <text:p text:style-name="P229"><text:span text:style-name="T753">٠٠۵</text:span><text:span text:style-name="T1077">کارگر،</text:span><text:span text:style-name="T934">٠٢کارشناس</text:span><text:span text:style-name="T1077">٠١</text:span><text:span text:style-name="T1072">نقشهکش</text:span><text:span text:style-name="T934">و</text:span><text:span text:style-name="T1072">٠٢</text:span><text:span text:style-name="T934">کارمند</text:span><text:span text:style-name="T753">.</text:span></text:p>
        <text:p text:style-name="P770"><text:span text:style-name="T753">چند</text:span><text:span text:style-name="T1086">گونه خودرو مىسازيد</text:span><text:span text:style-name="T753">؟</text:span></text:p>
        <text:p text:style-name="P341"><text:span text:style-name="T861">دو</text:span><text:span text:style-name="T849">گونه</text:span><text:span text:style-name="T861">:</text:span><text:span text:style-name="T856">باریو</text:span><text:span text:style-name="T839">سواری</text:span><text:span text:style-name="T861">.</text:span></text:p>
        <text:p text:style-name="P231"><text:span text:style-name="T753">سوخت</text:span><text:span text:style-name="T1246">اين خودروھا چيست</text:span><text:span text:style-name="T753">؟</text:span></text:p>
        <text:p text:style-name="P229"><text:span text:style-name="T754">بنزين</text:span><text:span text:style-name="T1120">و گاز</text:span><text:span text:style-name="T754">.</text:span></text:p>
        <text:p text:style-name="P27"/>
        <text:p text:style-name="P771"><text:span text:style-name="T861">گزارشگر:</text:span></text:p>
        <text:p text:style-name="P775"><text:span text:style-name="T861">سرپرست:</text:span></text:p>
        <text:p text:style-name="P772"><text:span text:style-name="T861">گزارشگر:</text:span></text:p>
        <text:p text:style-name="P775"><text:span text:style-name="T861">سرپرست:</text:span></text:p>
        <text:p text:style-name="P772"><text:span text:style-name="T861">گزارشگر:</text:span></text:p>
        <text:p text:style-name="P775"><text:span text:style-name="T861">سرپرست:</text:span></text:p>
      </text:section>
      <text:section text:style-name="Sect88" text:name="Section186">
        <text:p text:style-name="P235"><text:span text:style-name="T721">چند</text:span><text:span text:style-name="T957">نمايندگی در ايران داريد</text:span><text:span text:style-name="T721">؟</text:span></text:p>
        <text:p text:style-name="P229"><text:span text:style-name="T721">٠٠۶</text:span><text:span text:style-name="T773">نمايندگی</text:span><text:span text:style-name="T721">.</text:span></text:p>
        <text:p text:style-name="P773"><text:span text:style-name="T861">گزارشگر:</text:span></text:p>
        <text:p text:style-name="P775"><text:span text:style-name="T861">سرپرست:</text:span></text:p>
      </text:section>
      <text:section text:style-name="Sect1" text:name="Section187"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p text:style-name="P8"/>
        <text:p text:style-name="P8"/>
        <text:h text:style-name="P962" text:outline-level="3">٠٣</text:h>
        <text:h text:style-name="P2960" text:outline-level="4"><text:span text:style-name="T753">پنج پند از بزرگمھر</text:span></text:h>
        <text:p text:style-name="P8"/>
        <text:p text:style-name="P8"/>
        <text:p text:style-name="P104"/>
      </text:section>
      <text:section text:style-name="Sect47" text:name="Section188">
        <text:p text:style-name="P232"><text:span text:style-name="T753">چه</text:span><text:span text:style-name="T774">چيزاستکه</text:span><text:span text:style-name="T1148">ھميشه</text:span><text:span text:style-name="T774">وھمهجاشايسته</text:span><text:span text:style-name="T1148">است</text:span><text:span text:style-name="T753">؟</text:span></text:p>
        <text:p text:style-name="P231"><text:span text:style-name="T753">به</text:span><text:span text:style-name="T768">کار</text:span><text:span text:style-name="T774">خود</text:span><text:span text:style-name="T838">سرگرم</text:span><text:span text:style-name="T774">بودن</text:span><text:span text:style-name="T753">.</text:span></text:p>
        <text:p text:style-name="P229"><text:span text:style-name="T753">در</text:span><text:span text:style-name="T774">جوانیودرپيری</text:span><text:span text:style-name="T1148">چه</text:span><text:span text:style-name="T774">کار</text:span><text:span text:style-name="T1148">بھتر</text:span><text:span text:style-name="T753">؟</text:span></text:p>
        <text:p text:style-name="P230"><text:span text:style-name="T861">در</text:span><text:span text:style-name="T1243">جوانیدانشآموختنودر</text:span><text:span text:style-name="T1276">پيری</text:span><text:span text:style-name="T1243">به</text:span><text:span text:style-name="T1276">کاربردن</text:span><text:span text:style-name="T861">.</text:span></text:p>
        <text:p text:style-name="P231"><text:span text:style-name="T721">کار</text:span><text:span text:style-name="T916">بهکوشش</text:span><text:span text:style-name="T910">است</text:span><text:span text:style-name="T916">يا</text:span><text:span text:style-name="T910">به</text:span><text:span text:style-name="T916">سرنوشت</text:span><text:span text:style-name="T721">؟</text:span></text:p>
        <text:p text:style-name="P229"><text:span text:style-name="T753">کوشش</text:span><text:span text:style-name="T811">سرنوشت</text:span><text:span text:style-name="T1176">را</text:span><text:span text:style-name="T811">مىسازد</text:span><text:span text:style-name="T753">.</text:span></text:p>
        <text:p text:style-name="P231"><text:span text:style-name="T720">چه</text:span><text:span text:style-name="T1112">کنمتا</text:span><text:span text:style-name="T954">مردمان</text:span><text:span text:style-name="T970">مرا</text:span><text:span text:style-name="T799">دوست</text:span><text:span text:style-name="T970">دارند</text:span><text:span text:style-name="T720">؟</text:span></text:p>
        <text:p text:style-name="P229"><text:span text:style-name="T753">ستم</text:span><text:span text:style-name="T854">نکن</text:span><text:span text:style-name="T838">و</text:span><text:span text:style-name="T854">دروغنگو</text:span><text:span text:style-name="T753">.</text:span></text:p>
        <text:p text:style-name="P231"><text:span text:style-name="T861">از</text:span><text:span text:style-name="T834">چه</text:span><text:span text:style-name="T905">چيز</text:span><text:span text:style-name="T834">دورباشم</text:span><text:span text:style-name="T861">؟</text:span></text:p>
        <text:p text:style-name="P229"><text:span text:style-name="T721">از</text:span><text:span text:style-name="T1111">شوخیکردنبابىفرھنگان</text:span><text:span text:style-name="T721">.</text:span></text:p>
        <text:p text:style-name="P776"><text:span text:style-name="T753">پرسيدم:</text:span></text:p>
        <text:p text:style-name="P779"><text:span text:style-name="T721">گفت:</text:span></text:p>
        <text:p text:style-name="P777"><text:span text:style-name="T753">پرسيدم:</text:span></text:p>
        <text:p text:style-name="P780"><text:span text:style-name="T721">گفت:</text:span></text:p>
        <text:p text:style-name="P778"><text:span text:style-name="T753">پرسيدم:</text:span></text:p>
        <text:p text:style-name="P781"><text:span text:style-name="T721">گفت:</text:span></text:p>
        <text:p text:style-name="P778"><text:span text:style-name="T753">پرسيدم:</text:span></text:p>
        <text:p text:style-name="P781"><text:span text:style-name="T721">گفت:</text:span></text:p>
        <text:p text:style-name="P778"><text:span text:style-name="T753">پرسيدم:</text:span></text:p>
        <text:p text:style-name="P781"><text:span text:style-name="T721">گفت:</text:span></text:p>
      </text:section>
      <text:section text:style-name="Sect1" text:name="Section189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١٣</text:h>
      </text:section>
      <text:h text:style-name="P2961" text:outline-level="4">ارزش دست</text:h>
      <text:p text:style-name="P8"/>
      <text:p text:style-name="P8"/>
      <text:p text:style-name="P98"/>
      <text:p text:style-name="P401"><text:span text:style-name="T861">آيا تا کنون از خود پرسيديد که چرا ارزش کار دستساز باالتر از کار</text:span></text:p>
      <text:p text:style-name="P93"/>
      <text:section text:style-name="Sect89" text:name="Section190">
        <text:p text:style-name="P401"><text:span text:style-name="T753">ماشينی</text:span><text:span text:style-name="T768">است؟ چر</text:span><text:span text:style-name="T753">ا</text:span></text:p>
        <text:p text:style-name="P569"><text:span text:style-name="T753">ارزش</text:span><text:span text:style-name="T822">فرشدستبافچندينبرابر</text:span><text:span text:style-name="T792">فر</text:span><text:span text:style-name="T753">ش</text:span></text:p>
        <text:p text:style-name="P720"><text:span text:style-name="T720">ماشينی</text:span><text:span text:style-name="T1297">است؟ چر</text:span><text:span text:style-name="T720">ا</text:span></text:p>
      </text:section>
      <text:section text:style-name="Sect1" text:name="Section191">
        <text:p text:style-name="P97"/>
        <text:p text:style-name="P782"><text:span text:style-name="T753">ارزش کفش دستدوز دو برابر کفش ماشينی است؟</text:span></text:p>
        <text:p text:style-name="P93"/>
        <text:p text:style-name="P401"><text:span text:style-name="T720">گاھی کار دست در موزهھا نگھداری مىشود و چندين نگھبان از آن</text:span></text:p>
        <text:p text:style-name="P97"/>
        <text:p text:style-name="P783"><text:span text:style-name="T1111">نگھبانی</text:span><text:span text:style-name="T1173">مىکنند</text:span><text:span text:style-name="T721">.</text:span><text:span text:style-name="T1173">زيراارزيابیکاردست</text:span><text:span text:style-name="T810">دشوار</text:span><text:span text:style-name="T1173">است</text:span><text:span text:style-name="T721">.</text:span><text:span text:style-name="T1110">تنديس</text:span><text:span text:style-name="T760">پيکرتراشان، پرتره</text:span><text:span text:style-name="T721"><text:tab/>نقاشان،</text:span><text:span text:style-name="T1483">دستنويس</text:span><text:span text:style-name="T1162">نويسندگان، <text:s/>دستبا</text:span><text:span text:style-name="T721">ف</text:span></text:p>
        <text:p text:style-name="P752"><text:span text:style-name="T754">بافندگان و....</text:span></text:p>
        <text:p text:style-name="P784"><text:span text:style-name="T753">آيا شما مىتوانيد به اين پرسش پاسخ دھيد؟</text:span></text:p>
        <text:p text:style-name="P97"/>
      </text:section>
      <text:section text:style-name="Sect90" text:name="Section192">
        <text:p text:style-name="P401"><text:span text:style-name="T861">در</text:span><text:span text:style-name="T797">دستان آدم راز زندگ</text:span><text:span text:style-name="T861">ی</text:span></text:p>
        <text:p text:style-name="P744"><text:span text:style-name="T786">مىبخشد.</text:span></text:p>
        <text:p text:style-name="P501">از ديدگاه من آدم جان خود را به کار</text:p>
        <text:p text:style-name="P753"><text:span text:style-name="T754">پنھان است.</text:span></text:p>
      </text:section>
      <text:section text:style-name="Sect1" text:name="Section193">
        <text:p text:style-name="P93"/>
      </text:section>
      <text:section text:style-name="Sect91" text:name="Section194">
        <text:p text:style-name="P401"><text:span text:style-name="T753">مىسازيد،</text:span><text:span text:style-name="T1072">رفتارو</text:span><text:span text:style-name="T1077">سرگذشت</text:span><text:span text:style-name="T1072">شمار</text:span><text:span text:style-name="T753">ا</text:span></text:p>
        <text:p text:style-name="P722"><text:span text:style-name="T861">ھر پديدهای که شما با دست خودتان</text:span></text:p>
        <text:p text:style-name="P785"><text:span text:style-name="T861">نشان</text:span><text:span text:style-name="T1141">مىدھد</text:span><text:span text:style-name="T1249">و</text:span><text:span text:style-name="T1141">بازگو</text:span><text:span text:style-name="T1249">مىکند</text:span><text:span text:style-name="T861">.</text:span></text:p>
      </text:section>
      <text:section text:style-name="Sect1" text:name="Section195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5" text:outline-level="3">٢٣</text:h>
        <text:h text:style-name="P2969" text:outline-level="4"><text:span text:style-name="T861">کارگردان</text:span></text:h>
        <text:p text:style-name="P8"/>
        <text:p text:style-name="P8"/>
        <text:p text:style-name="P8"/>
        <text:p text:style-name="P109"/>
      </text:section>
      <text:section text:style-name="Sect92" text:name="Section196">
        <text:p text:style-name="P401"><text:span text:style-name="T1019">فيل</text:span><text:span text:style-name="T992">م</text:span><text:span text:style-name="T1232">سازی</text:span><text:span text:style-name="T1210">ک</text:span><text:span text:style-name="T1042">ار</text:span></text:p>
        <text:p text:style-name="P574"><text:span text:style-name="T1305">٠٧٩١</text:span><text:span text:style-name="T956">تا</text:span><text:span text:style-name="T968">کنون</text:span><text:span text:style-name="T1240">مندر</text:span><text:span text:style-name="T956">ھن</text:span><text:span text:style-name="T861">ر</text:span></text:p>
        <text:p text:style-name="P786"><text:span text:style-name="T720">من يک کارگردان ھستم.از سال</text:span></text:p>
      </text:section>
      <text:section text:style-name="Sect1" text:name="Section197">
        <text:p text:style-name="P93"/>
      </text:section>
      <text:section text:style-name="Sect93" text:name="Section198">
        <text:p text:style-name="P401"><text:span text:style-name="T1267">ھنگام</text:span><text:span text:style-name="T754">فيلمبرداری</text:span></text:p>
        <text:p text:style-name="P436"><text:span text:style-name="T1283">م</text:span><text:span text:style-name="T1001">ى</text:span><text:span text:style-name="T819">ن</text:span><text:span text:style-name="T1284">ويسم</text:span><text:span text:style-name="T1356">و</text:span><text:span text:style-name="T1353">گ</text:span><text:span text:style-name="T991">اھی</text:span><text:span text:style-name="T1359">ف</text:span><text:span text:style-name="T981">يلمنا</text:span><text:span text:style-name="T1485">مه</text:span><text:span text:style-name="T1128">ن</text:span><text:span text:style-name="T997">ويس</text:span>.</text:p>
        <text:p text:style-name="P436"><text:span text:style-name="T890">گاھی</text:span><text:span text:style-name="T721">خودم فيلمنامه</text:span></text:p>
        <text:p text:style-name="P441"><text:span text:style-name="T861">مىکنم.</text:span></text:p>
      </text:section>
      <text:section text:style-name="Sect94" text:name="Section199">
        <text:p text:style-name="P406"><text:span text:style-name="T720">من،</text:span><text:span text:style-name="T1037"><text:tab/>فيلمبردار،</text:span><text:span text:style-name="T721"><text:tab/>نورپرداز،</text:span><text:span text:style-name="T1198"><text:tab/>چھرهپرداز،</text:span></text:p>
        <text:p text:style-name="P787"><text:span text:style-name="T721">مىشوند:</text:span></text:p>
        <text:p text:style-name="P788">گروه<text:span text:style-name="T971"><text:tab/>ما</text:span><text:tab/>در<text:span text:style-name="T972"><text:tab/>ميدان</text:span><text:tab/>آماده</text:p>
      </text:section>
      <text:section text:style-name="Sect1" text:name="Section200">
        <text:p text:style-name="P93"/>
        <text:p text:style-name="P789"><text:span text:style-name="T753">صدابردار، بازيگران و چندين کارگر برای کمک به گروه.</text:span></text:p>
        <text:p text:style-name="P97"/>
      </text:section>
      <text:section text:style-name="Sect95" text:name="Section201">
        <text:p text:style-name="P401"><text:soft-page-break/><text:span text:style-name="T1257">آھنگساز</text:span><text:span text:style-name="T721">نخست فيلم را</text:span></text:p>
        <text:p text:style-name="P510"><text:span text:style-name="T1001">مى</text:span><text:span text:style-name="T1486">دھم</text:span><text:span text:style-name="T1093">.</text:span></text:p>
        <text:p text:style-name="P436"><text:span text:style-name="T1442">شدن</text:span><text:span text:style-name="T945">فيلم</text:span><text:span text:style-name="T929">آنرا</text:span><text:span text:style-name="T945">به</text:span><text:span text:style-name="T929">آھنگسا</text:span><text:span text:style-name="T753">ز</text:span></text:p>
        <text:p text:style-name="P522">پس از آماده</text:p>
      </text:section>
      <text:section text:style-name="Sect1" text:name="Section202">
        <text:p text:style-name="P93"/>
      </text:section>
      <text:section text:style-name="Sect96" text:name="Section203">
        <text:p text:style-name="P15"/>
        <text:p text:style-name="P422"><text:span text:style-name="T861">از</text:span><text:span text:style-name="T927">ديدگاه م</text:span><text:span text:style-name="T861">ن</text:span></text:p>
        <text:p text:style-name="P790"><text:span text:style-name="T753">مىبيند سپس برپايه آن آھنگ مىسازد.</text:span></text:p>
        <text:p text:style-name="P515"><text:span text:style-name="T720">من</text:span><text:span text:style-name="T861">تا کنون</text:span><text:span text:style-name="T720">در</text:span><text:span text:style-name="T861">چندين جشنواره جھانی تنديس دريافت کردم.</text:span></text:p>
      </text:section>
      <text:section text:style-name="Sect1" text:name="Section204">
        <text:p text:style-name="P93"/>
        <text:p text:style-name="P401"><text:span text:style-name="T753">ساختن</text:span><text:span text:style-name="T838">فيلم</text:span><text:span text:style-name="T768">ھمانند</text:span><text:span text:style-name="T838">نوشتنکتاباست</text:span><text:span text:style-name="T753">.</text:span><text:span text:style-name="T768">شما</text:span><text:span text:style-name="T838">سر</text:span><text:span text:style-name="T768">تا</text:span><text:span text:style-name="T838">سر</text:span><text:span text:style-name="T768">فيلم</text:span><text:span text:style-name="T799">رادر</text:span><text:span text:style-name="T970">زماندو</text:span><text:span text:style-name="T838">ساع</text:span><text:span text:style-name="T753">ت</text:span></text:p>
        <text:p text:style-name="P97"/>
      </text:section>
      <text:section text:style-name="Sect97" text:name="Section205">
        <text:p text:style-name="P401"><text:span text:style-name="T1487">که</text:span><text:span text:style-name="T871">برای</text:span><text:span text:style-name="T956">ھمين</text:span><text:span text:style-name="T961">دوساعتنمايشچندينتنماهھ</text:span><text:span text:style-name="T861">ا</text:span></text:p>
        <text:p text:style-name="P636"><text:span text:style-name="T754">مىدانيد</text:span></text:p>
        <text:p text:style-name="P569"><text:span text:style-name="T754">مىکنيد ولی آيا</text:span></text:p>
        <text:p text:style-name="P569"><text:span text:style-name="T753">تماشا</text:span></text:p>
      </text:section>
      <text:section text:style-name="Sect1" text:name="Section206">
        <text:p text:style-name="P93"/>
        <text:p text:style-name="P401"><text:span text:style-name="T861">کار</text:span><text:span text:style-name="T968">و</text:span><text:span text:style-name="T797">کوشش</text:span><text:span text:style-name="T968">کردند</text:span><text:span text:style-name="T861">.</text:span><text:span text:style-name="T968">ھمچنينيکنويسندهچندين</text:span><text:span text:style-name="T797">ماه</text:span><text:span text:style-name="T968">وشايدچندينسالرو</text:span><text:span text:style-name="T861">ی</text:span></text:p>
        <text:p text:style-name="P97"/>
        <text:p text:style-name="P401"><text:span text:style-name="T1261">يک</text:span><text:span text:style-name="T1451">ک</text:span><text:span text:style-name="T988">ت</text:span><text:span text:style-name="T1155">اب</text:span><text:span text:style-name="T1450">کار</text:span><text:span text:style-name="T1452">م</text:span><text:span text:style-name="T1001">ى</text:span><text:span text:style-name="T983">ک</text:span><text:span text:style-name="T996">ن</text:span><text:span text:style-name="T1043">د</text:span><text:span text:style-name="T1316">تا</text:span><text:span text:style-name="T1313">آنرا</text:span><text:span text:style-name="T1453">به</text:span><text:span text:style-name="T1317">پ</text:span><text:span text:style-name="T1005">ايان</text:span><text:span text:style-name="T1315">برساند</text:span><text:span text:style-name="T1313">و</text:span><text:span text:style-name="T886">يک</text:span><text:span text:style-name="T1454">خ</text:span><text:span text:style-name="T997">وانن</text:span><text:span text:style-name="T1039">د</text:span><text:span text:style-name="T971">ه</text:span><text:span text:style-name="T1313">در</text:span><text:span text:style-name="T1455">ز</text:span><text:span text:style-name="T1020">مان</text:span><text:span text:style-name="T1447">د</text:span><text:span text:style-name="T971">و</text:span><text:span text:style-name="T887">س</text:span><text:span text:style-name="T1023">اعت</text:span></text:p>
        <text:p text:style-name="P106"/>
        <text:p text:style-name="P791"><text:span text:style-name="T753">مىتواند ھمه کار و کوشش نويسنده را بخواند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6" text:outline-level="3">٣٣</text:h>
        <text:h text:style-name="P2970" text:outline-level="4"><text:span text:style-name="T861">راز پيشرفت</text:span></text:h>
        <text:p text:style-name="P8"/>
        <text:p text:style-name="P8"/>
        <text:p text:style-name="P98"/>
      </text:section>
      <text:section text:style-name="Sect47" text:name="Section207">
        <text:p text:style-name="P232"><text:span text:style-name="T721">ببخشيد،</text:span><text:span text:style-name="T833">اينيخچال</text:span><text:span text:style-name="T1162">ساخت</text:span><text:span text:style-name="T906">کجا</text:span><text:span text:style-name="T833">است</text:span><text:span text:style-name="T721">؟</text:span></text:p>
        <text:p text:style-name="P229"><text:span text:style-name="T753">ساخت</text:span><text:span text:style-name="T873">کشور</text:span><text:span text:style-name="T960">چيناست</text:span><text:span text:style-name="T753">.</text:span></text:p>
        <text:p text:style-name="P231"><text:span text:style-name="T721">ساخت</text:span><text:span text:style-name="T1198">کشور ژاپن ھست</text:span><text:span text:style-name="T721">؟</text:span></text:p>
        <text:p text:style-name="P341"><text:span text:style-name="T753">ھست</text:span><text:span text:style-name="T811">ولی</text:span><text:span text:style-name="T1176">نرخ</text:span><text:span text:style-name="T811">آن</text:span><text:span text:style-name="T1176">دو</text:span><text:span text:style-name="T811">برابراست</text:span><text:span text:style-name="T753">.</text:span></text:p>
        <text:p text:style-name="P231"><text:span text:style-name="T753">يخچال</text:span><text:span text:style-name="T1148">چينی</text:span><text:span text:style-name="T1269">ارزاناست</text:span><text:span text:style-name="T1148">ولی</text:span><text:span text:style-name="T1269">مىترسمبيشاز</text:span><text:span text:style-name="T1148">٢سال</text:span><text:span text:style-name="T1269">کارنکند</text:span><text:span text:style-name="T753">.</text:span></text:p>
        <text:p text:style-name="P229"><text:span text:style-name="T753">اگر</text:span><text:span text:style-name="T1086">ازکارافتاددر</text:span><text:span text:style-name="T864">کشور</text:span><text:span text:style-name="T1086">مانمايندگیدارد</text:span><text:span text:style-name="T753">.</text:span></text:p>
        <text:p text:style-name="P792"><text:span text:style-name="T720">خريدار:</text:span></text:p>
        <text:p text:style-name="P795"><text:span text:style-name="T721">فروشنده:</text:span></text:p>
        <text:p text:style-name="P793"><text:span text:style-name="T720">خريدار:</text:span></text:p>
        <text:p text:style-name="P795"><text:span text:style-name="T721">فروشنده:</text:span></text:p>
        <text:p text:style-name="P799"><text:span text:style-name="T720">خريدار:</text:span></text:p>
        <text:p text:style-name="P795"><text:span text:style-name="T721">فروشنده:</text:span></text:p>
      </text:section>
      <text:section text:style-name="Sect47" text:name="Section208">
        <text:p text:style-name="P235"><text:span text:style-name="T861">مغز</text:span>ژا<text:span text:style-name="T1006">پنى</text:span><text:span text:style-name="T1037">ھ</text:span><text:span text:style-name="T978">ا</text:span><text:span text:style-name="T983">بھت</text:span>ر<text:span text:style-name="T980">کار</text:span><text:span text:style-name="T1263">م</text:span><text:span text:style-name="T1001">ى</text:span><text:span text:style-name="T1006">کند</text:span><text:span text:style-name="T971">و</text:span><text:span text:style-name="T1094">برای</text:span><text:span text:style-name="T977">ھمين</text:span><text:span text:style-name="T998">نرخ</text:span><text:span text:style-name="T994">يخچال</text:span><text:span text:style-name="T1065">ساخت</text:span><text:span text:style-name="T1486">ژ</text:span><text:span text:style-name="T1030">اپن</text:span></text:p>
        <text:p text:style-name="P229"><text:span text:style-name="T721">گرانتر</text:span><text:span text:style-name="T777">است</text:span><text:span text:style-name="T721">.</text:span></text:p>
        <text:p text:style-name="P231"><text:span text:style-name="T753">مزد</text:span><text:span text:style-name="T854">کارگردرچين</text:span><text:span text:style-name="T848">کم</text:span><text:span text:style-name="T854">است</text:span><text:span text:style-name="T838">و</text:span><text:span text:style-name="T854">برای</text:span><text:span text:style-name="T838">ھمين</text:span><text:span text:style-name="T854">کاالیچينی</text:span><text:span text:style-name="T838">ارزانتر</text:span><text:span text:style-name="T854">است</text:span><text:span text:style-name="T753">.</text:span></text:p>
        <text:p text:style-name="P341"><text:span text:style-name="T721">سخن</text:span><text:span text:style-name="T810">راست ھميشه تلخ است</text:span><text:span text:style-name="T721">.</text:span></text:p>
        <text:p text:style-name="P231"><text:span text:style-name="T721">يخچال</text:span><text:span text:style-name="T810">ساختکشور</text:span><text:span text:style-name="T1134">کره</text:span><text:span text:style-name="T810">نيزھست</text:span><text:span text:style-name="T721">.</text:span></text:p>
        <text:p text:style-name="P229"><text:span text:style-name="T721">مغز</text:span><text:span text:style-name="T967">کرهاىھا</text:span><text:span text:style-name="T957">کمی</text:span><text:span text:style-name="T967">بھتر</text:span><text:span text:style-name="T957">ازچينىھاکار</text:span><text:span text:style-name="T967">مىکند</text:span><text:span text:style-name="T721">!</text:span></text:p>
        <text:p text:style-name="P800"><text:span text:style-name="T720">خريدار:</text:span></text:p>
        <text:p text:style-name="P15"><text:soft-page-break/></text:p>
        <text:p text:style-name="P16"/>
        <text:p text:style-name="P796"><text:span text:style-name="T721">فروشنده:</text:span></text:p>
        <text:p text:style-name="P801"><text:span text:style-name="T720">خريدار:</text:span></text:p>
        <text:p text:style-name="P797"><text:span text:style-name="T721">فروشنده:</text:span></text:p>
        <text:p text:style-name="P801"><text:span text:style-name="T720">خريدار:</text:span></text:p>
      </text:section>
      <text:section text:style-name="Sect1" text:name="Section209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۴٣</text:h>
        <text:h text:style-name="P2960" text:outline-level="4"><text:span text:style-name="T861">کار و آگھی</text:span></text:h>
        <text:p text:style-name="P8"/>
        <text:p text:style-name="P8"/>
        <text:p text:style-name="P98"/>
      </text:section>
      <text:section text:style-name="Sect98" text:name="Section210">
        <text:p text:style-name="P232"><text:span text:style-name="T720">من</text:span><text:span text:style-name="T1247">در</text:span><text:span text:style-name="T1241">پیآگھی</text:span><text:span text:style-name="T1247">شمادر</text:span><text:span text:style-name="T1241">روزنامهآمدم</text:span><text:span text:style-name="T720">.</text:span></text:p>
        <text:p text:style-name="P229"><text:span text:style-name="T861">برای</text:span><text:span text:style-name="T1401">چه کاری</text:span><text:span text:style-name="T861">؟</text:span></text:p>
        <text:p text:style-name="P231"><text:span text:style-name="T721">کارشناس</text:span><text:span text:style-name="T1094">فروش</text:span><text:span text:style-name="T721">.</text:span></text:p>
        <text:p text:style-name="P229"><text:span text:style-name="T753">شناسنامه</text:span><text:span text:style-name="T792">وپاياننامه</text:span><text:span text:style-name="T1176">آموزشگاه</text:span><text:span text:style-name="T792">باخود</text:span><text:span text:style-name="T822">آورديد</text:span><text:span text:style-name="T753">؟</text:span></text:p>
        <text:p text:style-name="P231">آری.</text:p>
        <text:p text:style-name="P341"><text:span text:style-name="T754">اين</text:span><text:span text:style-name="T1120">فرم</text:span><text:span text:style-name="T1137">را</text:span><text:span text:style-name="T1120">بگيريد،</text:span><text:span text:style-name="T1137">پشتميز</text:span><text:span text:style-name="T1166">بنشينيد</text:span><text:span text:style-name="T1137">وآنرا</text:span><text:span text:style-name="T1120">پرکنيد</text:span><text:span text:style-name="T754">.</text:span></text:p>
        <text:p text:style-name="P342"><text:span text:style-name="T754">چند</text:span><text:span text:style-name="T1089">سال پيشينه کار داريد</text:span><text:span text:style-name="T754">؟</text:span></text:p>
        <text:p text:style-name="P229"><text:span text:style-name="T720">۵</text:span><text:span text:style-name="T892">سال</text:span><text:span text:style-name="T720">.</text:span></text:p>
        <text:p text:style-name="P342"><text:span text:style-name="T721">در</text:span><text:span text:style-name="T1071">اين۵سالچه</text:span><text:span text:style-name="T916">ياد</text:span><text:span text:style-name="T1071">گرفتيد</text:span><text:span text:style-name="T721">؟</text:span></text:p>
        <text:p text:style-name="P802"><text:span text:style-name="T753">پيمان:</text:span></text:p>
        <text:p text:style-name="P805"><text:span text:style-name="T861">منشی:</text:span></text:p>
        <text:p text:style-name="P803"><text:span text:style-name="T753">پيمان:</text:span></text:p>
        <text:p text:style-name="P805"><text:span text:style-name="T861">منشی:</text:span></text:p>
        <text:p text:style-name="P803"><text:span text:style-name="T753">پيمان:</text:span></text:p>
        <text:p text:style-name="P805"><text:span text:style-name="T861">منشی:</text:span></text:p>
        <text:p text:style-name="P806"><text:span text:style-name="T721">کارمند</text:span><text:span text:style-name="T957">پذيرش</text:span><text:span text:style-name="T721">:</text:span></text:p>
        <text:p text:style-name="P804"><text:span text:style-name="T753">پيمان:</text:span></text:p>
        <text:p text:style-name="P806"><text:span text:style-name="T721">کارمند</text:span><text:span text:style-name="T957">پذيرش</text:span><text:span text:style-name="T721">:</text:span></text:p>
      </text:section>
      <text:section text:style-name="Sect1" text:name="Section211">
        <text:p text:style-name="P93"/>
      </text:section>
      <text:section text:style-name="Sect99" text:name="Section212">
        <text:p text:style-name="P453"><text:span text:style-name="T720">دو:به</text:span></text:p>
        <text:p text:style-name="P807"><text:span text:style-name="T1278">ھميشه</text:span><text:span text:style-name="T753">بايد با خريدار خوش برخورد باشم.</text:span></text:p>
        <text:p text:style-name="P133"><text:span text:style-name="T51">يک:</text:span></text:p>
        <text:p text:style-name="P455"><text:span text:style-name="T753">پيمان:</text:span></text:p>
      </text:section>
      <text:p text:style-name="P459"><text:span text:style-name="T720">سخن او ارزش بدھم.سه:کاری</text:span><text:span text:style-name="T861">کنم</text:span><text:span text:style-name="T720">که ھميشه از ما بخردو</text:span></text:p>
      <text:p text:style-name="P808"><text:span text:style-name="T720">جای ديگر نرود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62" text:outline-level="3">۵٣</text:h>
      <text:h text:style-name="P2966" text:outline-level="4">کار و آرمان</text:h>
      <text:p text:style-name="P8"/>
      <text:p text:style-name="P8"/>
      <text:p text:style-name="P8"/>
      <text:p text:style-name="P101"/>
      <text:p text:style-name="P809"><text:span text:style-name="T861">آيا کار روزانه شما ھمان سرگرمی شما است؟ اگر چنين است شما کار خود را</text:span><text:span text:style-name="T839">دوستداريد</text:span><text:span text:style-name="T770">و</text:span><text:span text:style-name="T839">اگر</text:span><text:span text:style-name="T770">چنين</text:span><text:span text:style-name="T839">نيستديريازودشمادنبالکاردلپسندو</text:span><text:span text:style-name="T770">دلخوا</text:span><text:span text:style-name="T861">ه</text:span></text:p>
      <text:section text:style-name="Sect100" text:name="Section213">
        <text:p text:style-name="P423"><text:span text:style-name="T1355">مىبينيم</text:span></text:p>
        <text:p text:style-name="P637"><text:span text:style-name="T721">مىخوانيم،</text:span></text:p>
        <text:p text:style-name="P637"><text:span text:style-name="T1488">ھنگامی</text:span><text:span text:style-name="T861">که فرھنگ نامآوران جھان را</text:span></text:p>
        <text:p text:style-name="P637"><text:span text:style-name="T861">خودتان خواھيد رفت.</text:span></text:p>
      </text:section>
      <text:section text:style-name="Sect1" text:name="Section214">
        <text:p text:style-name="P93"/>
        <text:p text:style-name="P401"><text:span text:style-name="T861">که</text:span><text:span text:style-name="T797">ھر</text:span><text:span text:style-name="T956">کدام</text:span><text:span text:style-name="T968">ازآنانتوانو</text:span><text:span text:style-name="T956">نيروی</text:span><text:span text:style-name="T968">خودرابه</text:span><text:span text:style-name="T956">کار</text:span><text:span text:style-name="T968">بردند</text:span><text:span text:style-name="T956">و</text:span><text:span text:style-name="T968">توانستند</text:span><text:span text:style-name="T797">ھم</text:span><text:span text:style-name="T956">در</text:span><text:span text:style-name="T968">زندگ</text:span><text:span text:style-name="T861">ی</text:span></text:p>
        <text:p text:style-name="P810"><text:span text:style-name="T861">خود</text:span><text:span text:style-name="T864">پيروز</text:span><text:span text:style-name="T873">شوند</text:span><text:span text:style-name="T1243">و</text:span><text:span text:style-name="T873">ھم</text:span><text:span text:style-name="T864">زندگی</text:span><text:span text:style-name="T1249">مردم</text:span><text:span text:style-name="T873">جھان</text:span><text:span text:style-name="T1249">را</text:span><text:span text:style-name="T864">بھترکنند</text:span><text:span text:style-name="T753">.</text:span></text:p>
        <text:p text:style-name="P93"/>
        <text:p text:style-name="P403"><text:span text:style-name="T861">برای</text:span><text:span text:style-name="T721"><text:tab/>نمونه</text:span><text:span text:style-name="T1037"><text:tab/>اگر</text:span><text:span text:style-name="T786"><text:tab/>زندگىنامه</text:span><text:span text:style-name="T754"><text:tab/>اديسون</text:span><text:span text:style-name="T861"><text:tab/>را</text:span><text:span text:style-name="T1132"><text:tab/>بخوانيد</text:span><text:span text:style-name="T1199"><text:tab/>مىبينيد</text:span><text:span text:style-name="T1037"><text:tab/>که</text:span><text:span text:style-name="T754"><text:tab/>اتاق</text:span><text:span text:style-name="T861"><text:tab/>او</text:span></text:p>
        <text:p text:style-name="P97"/>
        <text:p text:style-name="P811"><text:span text:style-name="T946">آزمايشگاه</text:span><text:span text:style-name="T1435">ب</text:span><text:span text:style-name="T971">و</text:span><text:span text:style-name="T1039">د</text:span><text:span text:style-name="T1431">و</text:span><text:span text:style-name="T1083">او</text:span><text:span text:style-name="T1418">در</text:span><text:span text:style-name="T1420">ھمين</text:span><text:span text:style-name="T1421">ا</text:span><text:span text:style-name="T993">تاق</text:span><text:span text:style-name="T1422">کوچک</text:span><text:span text:style-name="T1090">س</text:span><text:span text:style-name="T988">رگرم</text:span><text:span text:style-name="T1423">کار</text:span><text:span text:style-name="T1091">خ</text:span><text:span text:style-name="T1000">ودش</text:span><text:span text:style-name="T1435">ب</text:span><text:span text:style-name="T971">و</text:span><text:span text:style-name="T1039">د</text:span><text:span text:style-name="T1431">و</text:span><text:span text:style-name="T1092">س</text:span><text:span text:style-name="T994">رانجام</text:span><text:span text:style-name="T861">توانست</text:span><text:span text:style-name="T1084">بهآرمانخودشبرسد</text:span><text:span text:style-name="T861">.</text:span><text:span text:style-name="T863">او</text:span><text:span text:style-name="T1227">برای</text:span><text:span text:style-name="T863">خريدن</text:span><text:span text:style-name="T1084">ابزاربرای</text:span><text:span text:style-name="T1227">آزمايشگاه</text:span><text:span text:style-name="T863">خود</text:span><text:span text:style-name="T1227">ناچا</text:span><text:span text:style-name="T861">ر</text:span></text:p>
        <text:p text:style-name="P417"><text:span text:style-name="T1155">شد</text:span><text:span text:style-name="T1156">در</text:span><text:span text:style-name="T779">خ</text:span><text:span text:style-name="T1007">يابا</text:span><text:span text:style-name="T971">ن</text:span><text:span text:style-name="T1261">ھ</text:span><text:span text:style-name="T998">ای</text:span><text:span text:style-name="T1108">ش</text:span><text:span text:style-name="T1014">ھ</text:span>ر<text:span text:style-name="T1200">ر</text:span><text:span text:style-name="T1010">وزنامه</text:span><text:span text:style-name="T780">بفروشد</text:span>.<text:span text:style-name="T778">بزودی</text:span><text:span text:style-name="T1160">ت</text:span><text:span text:style-name="T1018">و</text:span><text:span text:style-name="T1412">ماس</text:span><text:span text:style-name="T781">نه</text:span><text:span text:style-name="T782">تنھا</text:span><text:span text:style-name="T1161">نوآور</text:span><text:span text:style-name="T1093">و</text:span></text:p>
        <text:p text:style-name="P93"/>
      </text:section>
      <text:section text:style-name="Sect101" text:name="Section215">
        <text:p text:style-name="P401"><text:span text:style-name="T861">زيرا</text:span><text:span text:style-name="T812">ا</text:span><text:span text:style-name="T861">و</text:span></text:p>
        <text:p text:style-name="P434"><text:span text:style-name="T753">سرشناس شد بلکه سرپرست يگانه کارخانه چراغ سازی جھان نيز شد.</text:span></text:p>
        <text:p text:style-name="P812">کار خود را دوست داشت.</text:p>
      </text:section>
      <text:section text:style-name="Sect1" text:name="Section216">
        <text:p text:style-name="P93"/>
        <text:p text:style-name="P401"><text:span text:style-name="T861">ھمچنين</text:span><text:span text:style-name="T1243">اگرسرگذشت</text:span><text:span text:style-name="T1249">مھاتما</text:span><text:span text:style-name="T1276">گاندی</text:span><text:span text:style-name="T1243">را</text:span><text:span text:style-name="T1249">بخوانيم،</text:span><text:span text:style-name="T1243">اودرجوانیبرایرفتن</text:span><text:span text:style-name="T1276">ب</text:span><text:span text:style-name="T861">ه</text:span></text:p>
        <text:p text:style-name="P97"/>
      </text:section>
      <text:section text:style-name="Sect102" text:name="Section217">
        <text:p text:style-name="P401"><text:span text:style-name="T971">او</text:span><text:span text:style-name="T1456">ن</text:span><text:span text:style-name="T1015">ا</text:span><text:span text:style-name="T1016">چ</text:span><text:span text:style-name="T1321">ا</text:span><text:span text:style-name="T761">ر</text:span></text:p>
        <text:p text:style-name="P633"><text:span text:style-name="T971">آن</text:span><text:span text:style-name="T1318">پل</text:span><text:span text:style-name="T1456">ن</text:span><text:span text:style-name="T999">ب</text:span><text:span text:style-name="T971">و</text:span><text:span text:style-name="T1039">د</text:span><text:span text:style-name="T971">.</text:span></text:p>
        <text:p text:style-name="P633"><text:span text:style-name="T1390">آموزشگاه</text:span><text:span text:style-name="T1224">ناچار</text:span><text:span text:style-name="T1319">ب</text:span><text:span text:style-name="T971">و</text:span><text:span text:style-name="T1039">د</text:span><text:span text:style-name="T1454">ھر</text:span><text:span text:style-name="T1313">روزاز</text:span><text:span text:style-name="T1457">ر</text:span><text:span text:style-name="T992">ودخانه</text:span><text:span text:style-name="T1225">بگذرد</text:span><text:span text:style-name="T1458">ز</text:span><text:span text:style-name="T993">يرا</text:span><text:span text:style-name="T1313">ر</text:span><text:span text:style-name="T971">وی</text:span></text:p>
      </text:section>
      <text:section text:style-name="Sect1" text:name="Section218">
        <text:p text:style-name="P93"/>
        <text:p text:style-name="P813"><text:span text:style-name="T1489">بود</text:span><text:span text:style-name="T911">روزی</text:span><text:span text:style-name="T922">دوبارھنگام</text:span><text:span text:style-name="T911">رفتن</text:span><text:span text:style-name="T922">و</text:span><text:span text:style-name="T911">ھنگام</text:span><text:span text:style-name="T922">برگشتنپساز</text:span><text:span text:style-name="T822">گذشتن</text:span><text:span text:style-name="T922">از</text:span><text:span text:style-name="T911">رودخانه</text:span><text:span text:style-name="T822">جامه</text:span><text:span text:style-name="T1490">خود</text:span><text:span text:style-name="T1142">را</text:span><text:span text:style-name="T1229">درآورد،</text:span><text:span text:style-name="T1142">رویيک</text:span><text:span text:style-name="T1229">شاخه</text:span><text:span text:style-name="T1142">درخت</text:span><text:span text:style-name="T1229">آويزان</text:span><text:span text:style-name="T961">کندتا</text:span><text:span text:style-name="T1142">خشک</text:span><text:span text:style-name="T1229">شود</text:span><text:span text:style-name="T1142">سپس</text:span><text:span text:style-name="T961">به</text:span><text:span text:style-name="T1142">سو</text:span><text:span text:style-name="T720">ی</text:span></text:p>
      </text:section>
      <text:p text:style-name="P412"><text:span text:style-name="T861">آموزشگاه يا به سوی خانه خود برود.نام گاندی، ھم برای مردم جھان و ھم</text:span></text:p>
      <text:p text:style-name="P93"/>
      <text:section text:style-name="Sect103" text:name="Section219">
        <text:p text:style-name="P401"><text:span text:style-name="T721">خيابان گاندی، ميدان</text:span></text:p>
        <text:p text:style-name="P569"><text:span text:style-name="T1076">امروزه</text:span><text:span text:style-name="T831">ھمهجا</text:span><text:span text:style-name="T904">نام</text:span><text:span text:style-name="T831">اواست</text:span>:</text:p>
        <text:p text:style-name="P569">برای مردم<text:span text:style-name="T720">ھند</text:span>جاودان ماند.</text:p>
        <text:p text:style-name="P814"><text:span text:style-name="T753">گاندی، تنديس گاندی....</text:span></text:p>
      </text:section>
      <text:section text:style-name="Sect1" text:name="Section220">
        <text:p text:style-name="P93"/>
        <text:p text:style-name="P815"><text:span text:style-name="T720">نامآوران جھان</text:span><text:span text:style-name="T896">ھميشه</text:span><text:span text:style-name="T903">زنده</text:span><text:span text:style-name="T861">ھستند</text:span><text:span text:style-name="T896">و</text:span><text:span text:style-name="T903">جاودان</text:span><text:span text:style-name="T896">خواھندماند</text:span><text:span text:style-name="T720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۶٣</text:h>
        <text:h text:style-name="P2966" text:outline-level="4">کار و درآمد</text:h>
        <text:p text:style-name="P8"/>
        <text:p text:style-name="P8"/>
        <text:p text:style-name="P98"/>
      </text:section>
      <text:section text:style-name="Sect104" text:name="Section221">
        <text:p text:style-name="P538"><text:span text:style-name="T721">پسرم،</text:span><text:span text:style-name="T791">تو</text:span><text:span text:style-name="T821">اکنون</text:span><text:span text:style-name="T921">٧١</text:span><text:span text:style-name="T821">سالهھستی</text:span><text:span text:style-name="T791">وبايد</text:span><text:span text:style-name="T921">کم</text:span><text:span text:style-name="T821">کمکار</text:span><text:span text:style-name="T791">آينده</text:span><text:span text:style-name="T821">خودتر</text:span><text:span text:style-name="T721">ا</text:span></text:p>
        <text:p text:style-name="P544"><text:span text:style-name="T783">بدانی.</text:span></text:p>
        <text:p text:style-name="P816"><text:span text:style-name="T753">من</text:span><text:span text:style-name="T911">مىخواھمکارشمارا</text:span><text:span text:style-name="T918">دنبال</text:span><text:span text:style-name="T911">کنم</text:span><text:span text:style-name="T753">.</text:span></text:p>
        <text:p text:style-name="P540"><text:span text:style-name="T721">تو</text:span><text:span text:style-name="T1071">بايد</text:span><text:span text:style-name="T916">بدانیچه</text:span><text:span text:style-name="T1071">کاری</text:span><text:span text:style-name="T916">را</text:span><text:span text:style-name="T1071">مىتوانی</text:span><text:span text:style-name="T935">انجام</text:span><text:span text:style-name="T916">بدھی</text:span><text:span text:style-name="T721">؟</text:span></text:p>
        <text:p text:style-name="P534"><text:span text:style-name="T753">چه</text:span><text:span text:style-name="T1086">کنم</text:span><text:span text:style-name="T1228">تا</text:span><text:span text:style-name="T1086">نيروی</text:span><text:span text:style-name="T1228">درونی</text:span><text:span text:style-name="T1086">خودمرا</text:span><text:span text:style-name="T1228">پيداکنم</text:span><text:span text:style-name="T753">؟</text:span></text:p>
        <text:p text:style-name="P533"><text:span text:style-name="T754">نياکان</text:span><text:span text:style-name="T1203">ماگفتند</text:span><text:span text:style-name="T754">:</text:span><text:span text:style-name="T1203">جوينده،</text:span><text:span text:style-name="T802">يابنده</text:span><text:span text:style-name="T1203">است</text:span><text:span text:style-name="T754">.</text:span><text:span text:style-name="T802">بايد</text:span><text:span text:style-name="T1203">جستوجوکنی</text:span><text:span text:style-name="T754">.</text:span></text:p>
        <text:p text:style-name="P594"><text:span text:style-name="T753">مادرم</text:span><text:span text:style-name="T953">مىگويد</text:span><text:span text:style-name="T753">:</text:span><text:span text:style-name="T953">تو</text:span><text:span text:style-name="T929">بايد</text:span><text:span text:style-name="T953">دنبال</text:span><text:span text:style-name="T929">کار</text:span><text:span text:style-name="T953">پولآوربروی</text:span><text:span text:style-name="T753">.</text:span></text:p>
        <text:p text:style-name="P817"><text:span text:style-name="T1244">تو</text:span><text:span text:style-name="T955">بايدکارخودتراخوبيادبگيریوروزگسترش</text:span><text:span text:style-name="T960">بدھی</text:span><text:span text:style-name="T753">.</text:span><text:span text:style-name="T972">کدام</text:span><text:span text:style-name="T1176">کار</text:span><text:span text:style-name="T753">:</text:span><text:span text:style-name="T1176">کارپر</text:span><text:span text:style-name="T811">درآمد</text:span><text:span text:style-name="T1176">که</text:span><text:span text:style-name="T792">دوستش</text:span><text:span text:style-name="T811">ندارم</text:span><text:span text:style-name="T1176">ياکارکمدرآمد</text:span><text:span text:style-name="T811">کهدوست</text:span><text:span text:style-name="T753">ش</text:span></text:p>
        <text:p text:style-name="P818"><text:span text:style-name="T1010">دارم.</text:span><text:span text:style-name="T1172">از</text:span><text:span text:style-name="T834">ديدگاه</text:span><text:span text:style-name="T776">من</text:span><text:span text:style-name="T1168">کاری</text:span><text:span text:style-name="T834">که</text:span><text:span text:style-name="T1168">دوستش</text:span><text:span text:style-name="T771">داری</text:span><text:span text:style-name="T1168">بھتراست،زيرا</text:span><text:span text:style-name="T771">درآغاز</text:span><text:span text:style-name="T1168">ک</text:span><text:span text:style-name="T861">م</text:span></text:p>
        <text:p text:style-name="P592"><text:span text:style-name="T861">درآمد</text:span><text:span text:style-name="T856">استولیگام</text:span><text:span text:style-name="T839">به</text:span><text:span text:style-name="T856">گامپردرآمدمىشود</text:span><text:span text:style-name="T861">.</text:span></text:p>
        <text:p text:style-name="P819"><text:span text:style-name="T861">پدر:</text:span></text:p>
        <text:p text:style-name="P15"/>
        <text:p text:style-name="P16"/>
        <text:p text:style-name="P467"><text:span text:style-name="T753">پسر:</text:span></text:p>
        <text:p text:style-name="P820"><text:span text:style-name="T861">پدر:</text:span></text:p>
        <text:p text:style-name="P462"><text:span text:style-name="T753">پسر:</text:span></text:p>
        <text:p text:style-name="P820"><text:span text:style-name="T861">پدر:</text:span></text:p>
        <text:p text:style-name="P462"><text:span text:style-name="T753">پسر:</text:span></text:p>
        <text:p text:style-name="P820"><text:span text:style-name="T861">پدر:</text:span></text:p>
        <text:p text:style-name="P462"><text:span text:style-name="T753">پسر:</text:span></text:p>
        <text:p text:style-name="P15"/>
        <text:p text:style-name="P16"/>
        <text:p text:style-name="P821"><text:span text:style-name="T861">پدر:</text:span></text:p>
      </text:section>
      <text:section text:style-name="Sect105" text:name="Section222">
        <text:p text:style-name="P822"><text:span text:style-name="T897">پس</text:span><text:span text:style-name="T798">شما</text:span><text:span text:style-name="T969">مىگوييد</text:span><text:span text:style-name="T798">کارمانندھمسر</text:span><text:span text:style-name="T969">استوبايد</text:span><text:span text:style-name="T798">آنرادوست</text:span><text:span text:style-name="T969">بداريم</text:span><text:span text:style-name="T753">؟</text:span></text:p>
        <text:p text:style-name="P824"><text:span text:style-name="T1260">آری.</text:span><text:span text:style-name="T892">کار</text:span><text:span text:style-name="T903">بهتوارزشمىدھدو</text:span><text:span text:style-name="T892">تو</text:span><text:span text:style-name="T903">رامىسازد</text:span><text:span text:style-name="T720">.</text:span></text:p>
        <text:p text:style-name="P823"><text:span text:style-name="T753">پسر:</text:span></text:p>
        <text:p text:style-name="P825"><text:span text:style-name="T861">پدر:</text:span></text:p>
      </text:section>
      <text:section text:style-name="Sect1" text:name="Section223"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p text:style-name="P8"/>
        <text:h text:style-name="P975" text:outline-level="2">خوراک<text:span text:style-name="T1299">و پوشا</text:span>ک</text:h>
        <text:p text:style-name="P19"/>
        <text:h text:style-name="P960" text:outline-level="3">٧٣</text:h>
        <text:h text:style-name="P2962" text:outline-level="4"><text:span text:style-name="T720">در فروشگاه خواربارفروشی</text:span></text:h>
        <text:p text:style-name="P8"/>
        <text:p text:style-name="P8"/>
        <text:p text:style-name="P8"/>
        <text:p text:style-name="P108"/>
        <text:p text:style-name="P401"><text:span text:style-name="T720">امروزه فروشگاهھای خواربارفروشی را ھر شھری مىتوان ديد.ھر</text:span></text:p>
        <text:p text:style-name="P93"/>
      </text:section>
      <text:section text:style-name="Sect106" text:name="Section224">
        <text:p text:style-name="P401"><text:span text:style-name="T754">مىتوانيد نان</text:span></text:p>
        <text:p text:style-name="P434"><text:span text:style-name="T861">بخش</text:span><text:span text:style-name="T797">نانفروشی</text:span><text:span text:style-name="T968">کهدر</text:span><text:span text:style-name="T797">آن</text:span><text:span text:style-name="T968">شم</text:span><text:span text:style-name="T861">ا</text:span></text:p>
        <text:p text:style-name="P115"><text:span text:style-name="T52">يک:</text:span></text:p>
        <text:p text:style-name="P436"><text:span text:style-name="T861">فروشگاه</text:span><text:span text:style-name="T1343">چندين بخش دارد</text:span><text:span text:style-name="T861">:</text:span></text:p>
      </text:section>
      <text:section text:style-name="Sect1" text:name="Section225">
        <text:p text:style-name="P97"/>
      </text:section>
      <text:section text:style-name="Sect107" text:name="Section226">
        <text:p text:style-name="P401"><text:span text:style-name="T754">آن</text:span><text:span text:style-name="T1491">گوشت گوسفند، گوش</text:span><text:span text:style-name="T754">ت</text:span></text:p>
        <text:p text:style-name="P633"><text:span text:style-name="T753">بخش</text:span><text:span text:style-name="T1176">گوشت</text:span><text:span text:style-name="T1135">که</text:span><text:span text:style-name="T811">د</text:span><text:span text:style-name="T753">ر</text:span></text:p>
        <text:p text:style-name="P113"><text:span text:style-name="T49">دو:</text:span></text:p>
        <text:p text:style-name="P510"><text:span text:style-name="T861">خانگی و نان ماشينی بخريد.</text:span></text:p>
      </text:section>
      <text:section text:style-name="Sect1" text:name="Section227">
        <text:p text:style-name="P93"/>
      </text:section>
      <text:section text:style-name="Sect108" text:name="Section228">
        <text:p text:style-name="P401"><text:span text:style-name="T861">در بخش</text:span></text:p>
        <text:p text:style-name="P134"><text:span text:style-name="T52">سه:</text:span></text:p>
        <text:p text:style-name="P826"><text:span text:style-name="T753">مىتوان خريد.</text:span></text:p>
        <text:p text:style-name="P826"><text:span text:style-name="T861">گاو،</text:span><text:span text:style-name="T1168">گوشتمرغھمچنينکالباسو</text:span><text:span text:style-name="T834">سوسيس</text:span><text:span text:style-name="T849">ر</text:span><text:span text:style-name="T861">ا</text:span></text:p>
      </text:section>
      <text:section text:style-name="Sect1" text:name="Section229">
        <text:p text:style-name="P97"/>
      </text:section>
      <text:section text:style-name="Sect109" text:name="Section230">
        <text:p text:style-name="P401"><text:span text:style-name="T721">پنير،</text:span><text:span text:style-name="T962">سرشير، شير خام، شير خشک، کره</text:span><text:span text:style-name="T721">و</text:span></text:p>
        <text:p text:style-name="P575"><text:span text:style-name="T753">مىتوان خريد:</text:span></text:p>
        <text:p text:style-name="P504"><text:span text:style-name="T861">شير خواربار زير را</text:span></text:p>
      </text:section>
      <text:section text:style-name="Sect1" text:name="Section231">
        <text:p text:style-name="P93"/>
      </text:section>
      <text:section text:style-name="Sect110" text:name="Section232">
        <text:p text:style-name="P401"><text:span text:style-name="T720">بخش</text:span><text:span text:style-name="T1172">روغن</text:span><text:span text:style-name="T836">که</text:span><text:span text:style-name="T1172">در</text:span><text:span text:style-name="T852">آن</text:span><text:span text:style-name="T836">روغن</text:span><text:span text:style-name="T1172">کنجد،</text:span><text:span text:style-name="T836">روغن</text:span><text:span text:style-name="T852">بادام،</text:span><text:span text:style-name="T836">روغن</text:span><text:span text:style-name="T1172">زيتون</text:span><text:span text:style-name="T836">و</text:span></text:p>
        <text:p text:style-name="P441"><text:span text:style-name="T994">چھار</text:span>:</text:p>
        <text:p text:style-name="P441">ماست.</text:p>
      </text:section>
      <text:section text:style-name="Sect1" text:name="Section233">
        <text:p text:style-name="P97"/>
      </text:section>
      <text:section text:style-name="Sect111" text:name="Section234">
        <text:p text:style-name="P401"><text:span text:style-name="T1492">بخش</text:span><text:span text:style-name="T858">ماھی</text:span><text:span text:style-name="T771">که</text:span><text:span text:style-name="T858">در</text:span><text:span text:style-name="T842">آن</text:span><text:span text:style-name="T858">ماھی</text:span><text:span text:style-name="T842">کنسرو،</text:span><text:span text:style-name="T771">ماھ</text:span><text:span text:style-name="T720">ی</text:span></text:p>
        <text:p text:style-name="P707"><text:span text:style-name="T817">پنج:</text:span></text:p>
        <text:p text:style-name="P826"><text:span text:style-name="T754">مىفروشند.</text:span></text:p>
        <text:p text:style-name="P707"><text:span text:style-name="T720">روغن آفتابگردان</text:span></text:p>
      </text:section>
      <text:section text:style-name="Sect1" text:name="Section235">
        <text:p text:style-name="P93"/>
      </text:section>
      <text:section text:style-name="Sect112" text:name="Section236">
        <text:p text:style-name="P401"><text:span text:style-name="T720">بخش</text:span><text:span text:style-name="T938">خورا</text:span><text:span text:style-name="T720">ک</text:span></text:p>
        <text:p text:style-name="P135"><text:span text:style-name="T52">شش:</text:span></text:p>
        <text:p text:style-name="P555"><text:span text:style-name="T753">مىتوان ديد.</text:span></text:p>
        <text:p text:style-name="P827"><text:span text:style-name="T720">تازه، ماھی شور، ماھی خشک و خاويار</text:span></text:p>
      </text:section>
      <text:section text:style-name="Sect1" text:name="Section237">
        <text:p text:style-name="P97"/>
        <text:p text:style-name="P401"><text:span text:style-name="T753">نيمساخته</text:span><text:span text:style-name="T1269">که</text:span><text:span text:style-name="T1110">درآن</text:span><text:span text:style-name="T1269">کتلت،لولهکباب،</text:span><text:span text:style-name="T1110">گوشت</text:span><text:span text:style-name="T1269">کوبيده،مرغ</text:span><text:span text:style-name="T1110">سرخ</text:span><text:span text:style-name="T1269">شده</text:span><text:span text:style-name="T1182">مىفروشند</text:span><text:span text:style-name="T753">.</text:span></text:p>
        <text:p text:style-name="P93"/>
      </text:section>
      <text:section text:style-name="Sect113" text:name="Section238">
        <text:p text:style-name="P401"><text:span text:style-name="T997">ھشت</text:span><text:span text:style-name="T1093">:</text:span></text:p>
        <text:p text:style-name="P441"><text:span text:style-name="T754">مىفروشند.</text:span></text:p>
        <text:p text:style-name="P441"><text:span text:style-name="T753">در</text:span><text:span text:style-name="T1269">بخش</text:span><text:span text:style-name="T1148">شيرينىفروشی،</text:span><text:span text:style-name="T1269">آرد،مربا،</text:span><text:span text:style-name="T1148">قند،شک</text:span><text:span text:style-name="T1269">وکي</text:span><text:span text:style-name="T753">ک</text:span></text:p>
        <text:p text:style-name="P633"><text:span text:style-name="T753">ھفت:</text:span></text:p>
      </text:section>
      <text:section text:style-name="Sect1" text:name="Section239">
        <text:p text:style-name="P97"/>
        <text:p text:style-name="P401"><text:span text:style-name="T753">در بخش ميوه، آناناس، آلبالو، آلوسياه، انار، انگور، انجير، پرتقال، گالبی،</text:span></text:p>
      </text:section>
      <text:p text:style-name="P413"><text:span text:style-name="T861">گيالس،</text:span><text:span text:style-name="T775">خرما،سيب،موزوھلورا</text:span><text:span text:style-name="T770">مىتوان</text:span><text:span text:style-name="T775">خريد</text:span><text:span text:style-name="T861">.</text:span><text:span text:style-name="T775">نه</text:span><text:span text:style-name="T861">:</text:span><text:span text:style-name="T775">بخشآجيلفروشی،که</text:span><text:span text:style-name="T1149">د</text:span><text:span text:style-name="T861">ر</text:span></text:p>
      <text:p text:style-name="P93"/>
      <text:section text:style-name="Sect114" text:name="Section240">
        <text:p text:style-name="P401"><text:span text:style-name="T1442">پسته،</text:span><text:span text:style-name="T822">تخم</text:span><text:span text:style-name="T922">ھندوانه،</text:span><text:span text:style-name="T822">تخم</text:span><text:span text:style-name="T792">خربزه،</text:span><text:span text:style-name="T822">گردو،فندقو</text:span></text:p>
        <text:p text:style-name="P722"><text:span text:style-name="T721">خريد:</text:span></text:p>
        <text:p text:style-name="P722"><text:span text:style-name="T753">مىتوان</text:span></text:p>
        <text:p text:style-name="P745">آن آجيل زير را</text:p>
      </text:section>
      <text:section text:style-name="Sect1" text:name="Section241">
        <text:p text:style-name="P97"/>
      </text:section>
      <text:section text:style-name="Sect115" text:name="Section242">
        <text:p text:style-name="P401"><text:span text:style-name="T720">بىگاز</text:span><text:span text:style-name="T1081">و</text:span><text:span text:style-name="T803">گازدار،</text:span><text:span text:style-name="T1081">دوغ،آبميوهوآبج</text:span><text:span text:style-name="T720">و</text:span></text:p>
        <text:p text:style-name="P826"><text:span text:style-name="T720">بخش</text:span><text:span text:style-name="T931">نوشابه</text:span><text:span text:style-name="T954">کهدرآنآ</text:span><text:span text:style-name="T720">ب</text:span></text:p>
        <text:p text:style-name="P136"><text:span text:style-name="T49">ده:</text:span></text:p>
        <text:p text:style-name="P826"><text:span text:style-name="T720">بادام.</text:span></text:p>
      </text:section>
      <text:section text:style-name="Sect1" text:name="Section243">
        <text:p text:style-name="P93"/>
        <text:p text:style-name="P828"><text:span text:style-name="T754">بىالکل مىفروشند.</text:span></text:p>
        <text:p text:style-name="P830">نوش جان!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٨٣</text:h>
        <text:h text:style-name="P2959" text:outline-level="4"><text:span text:style-name="T861">شام</text:span></text:h>
        <text:p text:style-name="P8"/>
        <text:p text:style-name="P8"/>
        <text:p text:style-name="P94"/>
      </text:section>
      <text:section text:style-name="Sect116" text:name="Section244">
        <text:p text:style-name="P345"><text:span text:style-name="T861">مادر</text:span><text:span text:style-name="T961">جان،من</text:span><text:span text:style-name="T871">گرسنهھستم،</text:span><text:span text:style-name="T961">شام</text:span><text:span text:style-name="T871">کیآمادهمىشود</text:span><text:span text:style-name="T861">؟</text:span></text:p>
        <text:p text:style-name="P231"><text:span text:style-name="T721">بزودی.</text:span><text:span text:style-name="T910">به</text:span><text:span text:style-name="T1071">خواھرت</text:span><text:span text:style-name="T910">بگو</text:span><text:span text:style-name="T916">سفرهرا</text:span><text:span text:style-name="T910">پھنکند</text:span><text:span text:style-name="T721">.</text:span></text:p>
        <text:p text:style-name="P341"><text:span text:style-name="T861">امشب</text:span><text:span text:style-name="T1084">شام</text:span><text:span text:style-name="T863">ما</text:span><text:span text:style-name="T1084">چيست</text:span><text:span text:style-name="T861">؟</text:span></text:p>
        <text:p text:style-name="P231"><text:span text:style-name="T721">برنج</text:span><text:span text:style-name="T935">و خورشت فسنجان</text:span><text:span text:style-name="T721">.</text:span></text:p>
        <text:p text:style-name="P341"><text:span text:style-name="T861">خورشت</text:span><text:span text:style-name="T956">فسنجان</text:span><text:span text:style-name="T968">از</text:span><text:span text:style-name="T956">چه</text:span><text:span text:style-name="T968">درستمىشود</text:span><text:span text:style-name="T861">؟</text:span></text:p>
        <text:p text:style-name="P231"><text:span text:style-name="T753">گوشت</text:span><text:span text:style-name="T811">مرغ،</text:span><text:span text:style-name="T1135">گردویکوبيده،</text:span><text:span text:style-name="T811">رب</text:span><text:span text:style-name="T1135">انار</text:span><text:span text:style-name="T753">.</text:span></text:p>
        <text:p text:style-name="P229"><text:span text:style-name="T753">من</text:span><text:span text:style-name="T774">خورشت</text:span><text:span text:style-name="T1148">اسفناج</text:span><text:span text:style-name="T768">را</text:span><text:span text:style-name="T1269">بيشتر</text:span><text:span text:style-name="T768">دوست</text:span><text:span text:style-name="T774">دارم</text:span><text:span text:style-name="T753">.</text:span><text:span text:style-name="T1148">اسفناج</text:span><text:span text:style-name="T774">آھن</text:span><text:span text:style-name="T1148">دارد</text:span><text:span text:style-name="T753">.</text:span></text:p>
        <text:p text:style-name="P831"><text:span text:style-name="T753">پسر:</text:span></text:p>
        <text:p text:style-name="P833"><text:span text:style-name="T1347">مادر:</text:span></text:p>
        <text:p text:style-name="P834"><text:span text:style-name="T720">دختر:</text:span></text:p>
        <text:p text:style-name="P833"><text:span text:style-name="T1347">مادر:</text:span></text:p>
        <text:p text:style-name="P832"><text:span text:style-name="T753">پسر:</text:span></text:p>
        <text:p text:style-name="P833"><text:span text:style-name="T1347">مادر:</text:span></text:p>
        <text:p text:style-name="P834"><text:span text:style-name="T720">دختر:</text:span></text:p>
      </text:section>
      <text:section text:style-name="Sect1" text:name="Section245">
        <text:p text:style-name="P97"/>
      </text:section>
      <text:section text:style-name="Sect117" text:name="Section246">
        <text:p text:style-name="P835"><text:span text:style-name="T861">زيرا</text:span><text:span text:style-name="T839">در</text:span><text:span text:style-name="T770">آن</text:span><text:span text:style-name="T839">بادام،پسته</text:span><text:span text:style-name="T770">و</text:span></text:p>
        <text:p text:style-name="P233"><text:span text:style-name="T753">و</text:span><text:span text:style-name="T832">من</text:span><text:span text:style-name="T908">شيرين</text:span><text:span text:style-name="T1169">پلو</text:span><text:span text:style-name="T908">را</text:span><text:span text:style-name="T1169">بيشتر</text:span><text:span text:style-name="T832">دوستدارم</text:span><text:span text:style-name="T753">.</text:span></text:p>
        <text:p text:style-name="P341"><text:span text:style-name="T754">شکر</text:span><text:span text:style-name="T1221">ھست</text:span><text:span text:style-name="T754">.</text:span></text:p>
        <text:p text:style-name="P231"><text:span text:style-name="T753">پسرم،</text:span><text:span text:style-name="T1072">نان</text:span><text:span text:style-name="T934">و</text:span><text:span text:style-name="T1072">نمکروی</text:span><text:span text:style-name="T934">سفره</text:span><text:span text:style-name="T918">بگذار</text:span><text:span text:style-name="T753">.</text:span></text:p>
        <text:p text:style-name="P229"><text:span text:style-name="T721">ترشی</text:span><text:span text:style-name="T736">يادت نرود</text:span><text:span text:style-name="T721">.</text:span></text:p>
        <text:p text:style-name="P837"><text:span text:style-name="T753">پسر:</text:span></text:p>
        <text:p text:style-name="P15"/>
        <text:p text:style-name="P16"/>
        <text:p text:style-name="P839"><text:span text:style-name="T861">پدر:</text:span></text:p>
        <text:p text:style-name="P842">مادربزرگ:</text:p>
      </text:section>
      <text:section text:style-name="Sect118" text:name="Section247">
        <text:p text:style-name="P846"><text:span text:style-name="T1173">بچهھا،</text:span><text:span text:style-name="T906">پيش از خواب بايد دندانھای خود را بشوييد</text:span><text:span text:style-name="T721">.</text:span></text:p>
        <text:p text:style-name="P847"><text:span text:style-name="T1084">من</text:span><text:span text:style-name="T1227">ھميشهپيشاز</text:span><text:span text:style-name="T1084">خواب</text:span><text:span text:style-name="T1227">يکدانهسيبمىخورم</text:span><text:span text:style-name="T861">.</text:span></text:p>
        <text:p text:style-name="P848"><text:soft-page-break/><text:span text:style-name="T1493">و</text:span><text:span text:style-name="T945">پيشاز</text:span><text:span text:style-name="T1110">خوردن</text:span><text:span text:style-name="T945">بايد</text:span><text:span text:style-name="T1110">دستھای</text:span><text:span text:style-name="T945">خود</text:span><text:span text:style-name="T1110">را</text:span><text:span text:style-name="T929">بشوييد</text:span><text:span text:style-name="T753">.</text:span></text:p>
        <text:p text:style-name="P840"><text:span text:style-name="T861">پدر:</text:span></text:p>
        <text:p text:style-name="P838"><text:span text:style-name="T753">پسر:</text:span></text:p>
        <text:p text:style-name="P841"><text:span text:style-name="T861">پدر:</text:span></text:p>
      </text:section>
      <text:section text:style-name="Sect1" text:name="Section248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٩٣</text:h>
        <text:h text:style-name="P2962" text:outline-level="4"><text:span text:style-name="T720">در فروشگاه پوشاک</text:span></text:h>
        <text:p text:style-name="P8"/>
        <text:p text:style-name="P8"/>
        <text:p text:style-name="P104"/>
      </text:section>
      <text:section text:style-name="Sect119" text:name="Section249">
        <text:p text:style-name="P401"><text:span text:style-name="T1494">ھر</text:span><text:span text:style-name="T721">فروشگاه</text:span></text:p>
        <text:p text:style-name="P636"><text:span text:style-name="T753">مىتوان</text:span><text:span text:style-name="T826">ديد</text:span><text:span text:style-name="T753">.</text:span></text:p>
        <text:p text:style-name="P720"><text:span text:style-name="T720">امروزه فروشگاهھای پوشاک را در ھر شھری</text:span></text:p>
        <text:p text:style-name="P849"><text:span text:style-name="T720">چندين بخش دارد:</text:span></text:p>
      </text:section>
      <text:section text:style-name="Sect1" text:name="Section250">
        <text:p text:style-name="P106"/>
      </text:section>
      <text:section text:style-name="Sect120" text:name="Section251">
        <text:p text:style-name="P401"><text:span text:style-name="T720">جوراب مردانه،</text:span></text:p>
        <text:p text:style-name="P510"><text:span text:style-name="T720">بخش</text:span><text:span text:style-name="T1247">پوشاکمردانه</text:span><text:span text:style-name="T1241">که</text:span><text:span text:style-name="T1247">درآن</text:span><text:span text:style-name="T1241">کت</text:span><text:span text:style-name="T1247">وشلوار</text:span><text:span text:style-name="T1241">مردانه</text:span><text:span text:style-name="T720">،</text:span></text:p>
        <text:p text:style-name="P113"><text:span text:style-name="T49">يک:</text:span></text:p>
      </text:section>
      <text:section text:style-name="Sect1" text:name="Section252">
        <text:p text:style-name="P97"/>
        <text:p text:style-name="P828"><text:span text:style-name="T754">زيرپوش،</text:span><text:span text:style-name="T1280">کاله،پيراھن</text:span><text:span text:style-name="T815">)</text:span><text:span text:style-name="T754">آستين</text:span><text:span text:style-name="T827">بلندو</text:span><text:span text:style-name="T815">آستين</text:span><text:span text:style-name="T827">کوتاه</text:span><text:span text:style-name="T754">(،</text:span><text:span text:style-name="T1280">کمربند،دستمال</text:span><text:span text:style-name="T815">جيبیو</text:span><text:span text:style-name="T827">چت</text:span><text:span text:style-name="T754">ر</text:span></text:p>
        <text:p text:style-name="P850"><text:span text:style-name="T753">مردانه</text:span><text:span text:style-name="T1140">مىفروشند</text:span><text:span text:style-name="T753">.</text:span></text:p>
        <text:p text:style-name="P97"/>
        <text:p text:style-name="P401">دو:بخش پوشاک زنانه که در آن کت و شلوار زنانه، دامن، کاله، رو</text:p>
        <text:p text:style-name="P93"/>
        <text:p text:style-name="P852"><text:span text:style-name="T1312">سری،</text:span><text:span text:style-name="T1261">ش</text:span><text:span text:style-name="T1101">ال</text:span><text:span text:style-name="T1004">گردن،</text:span>د<text:span text:style-name="T1235">ست</text:span><text:span text:style-name="T988">ک</text:span><text:span text:style-name="T1155">ش</text:span><text:span text:style-name="T971">و</text:span><text:span text:style-name="T980">چتر</text:span>ز<text:span text:style-name="T1002">ن</text:span><text:span text:style-name="T1015">ا</text:span><text:span text:style-name="T982">ن</text:span><text:span text:style-name="T1052">ه</text:span><text:span text:style-name="T1263">م</text:span><text:span text:style-name="T1001">ى</text:span><text:span text:style-name="T1109">ف</text:span><text:span text:style-name="T1037">روشند</text:span>.</text:p>
        <text:p text:style-name="P97"/>
      </text:section>
      <text:section text:style-name="Sect121" text:name="Section253">
        <text:p text:style-name="P401"><text:span text:style-name="T861">ساله را</text:span></text:p>
        <text:p text:style-name="P647">٢-<text:span text:style-name="T1495">٠</text:span>١</text:p>
        <text:p text:style-name="P853"><text:span text:style-name="T1496">بخش</text:span><text:span text:style-name="T1498">خردساالن که در آن ھمه نيازھای کودکا</text:span><text:span text:style-name="T861">ن</text:span></text:p>
        <text:p text:style-name="P118"><text:span text:style-name="T49">سه:</text:span></text:p>
      </text:section>
      <text:section text:style-name="Sect1" text:name="Section254">
        <text:p text:style-name="P93"/>
        <text:p text:style-name="P854"><text:span text:style-name="T753">مىتوان خريد.گاھی</text:span><text:span text:style-name="T861">در</text:span><text:span text:style-name="T753">کنار پوشاک بخش آرايش نيز مىتوان ديد.مانند تيغ و خمير ريش</text:span></text:p>
        <text:p text:style-name="P855">تراشی<text:span text:style-name="T889">برای</text:span><text:span text:style-name="T898">مردان</text:span><text:span text:style-name="T889">و</text:span><text:span text:style-name="T898">سرمهدان،</text:span><text:span text:style-name="T889">رنگ</text:span><text:span text:style-name="T898">ناخن،</text:span><text:span text:style-name="T889">رنگ</text:span><text:span text:style-name="T898">مو</text:span><text:span text:style-name="T889">و</text:span><text:span text:style-name="T898">رژ</text:span><text:span text:style-name="T889">لببرایزنان</text:span>.</text:p>
      </text:section>
      <text:h text:style-name="P963" text:outline-level="3">٠۴</text:h>
      <text:h text:style-name="P2966" text:outline-level="4"><text:span text:style-name="T861">شلوار</text:span></text:h>
      <text:p text:style-name="P8"/>
      <text:p text:style-name="P8"/>
      <text:p text:style-name="P8"/>
      <text:p text:style-name="P108"/>
      <text:section text:style-name="Sect58" text:name="Section255">
        <text:p text:style-name="P232"><text:span text:style-name="T861">من</text:span><text:span text:style-name="T1141">مىخواھم</text:span><text:span text:style-name="T1249">يکشلوار</text:span><text:span text:style-name="T1141">زنانه</text:span><text:span text:style-name="T1249">بخرم</text:span><text:span text:style-name="T861">.</text:span></text:p>
        <text:p text:style-name="P231"><text:span text:style-name="T753">بله.</text:span><text:span text:style-name="T822">اندازه</text:span><text:span text:style-name="T922">کمر</text:span><text:span text:style-name="T822">شماچند</text:span><text:span text:style-name="T922">است</text:span><text:span text:style-name="T753">؟</text:span></text:p>
        <text:p text:style-name="P229"><text:span text:style-name="T753">چھل</text:span><text:span text:style-name="T1204">و چھار</text:span><text:span text:style-name="T753">.</text:span></text:p>
        <text:p text:style-name="P231"><text:span text:style-name="T861">پارچهای</text:span><text:span text:style-name="T1227">يا چرمی</text:span><text:span text:style-name="T861">؟</text:span></text:p>
        <text:p text:style-name="P229"><text:span text:style-name="T1016">پارچهای.</text:span></text:p>
        <text:p text:style-name="P231"><text:span text:style-name="T754">نخی،</text:span><text:span text:style-name="T743">پشمی،</text:span><text:span text:style-name="T1125">ابريشمی</text:span><text:span text:style-name="T754">؟</text:span></text:p>
        <text:p text:style-name="P341"><text:span text:style-name="T861">٠۵</text:span><text:span text:style-name="T770">%</text:span><text:span text:style-name="T775">)</text:span><text:span text:style-name="T861">پنجاه</text:span><text:span text:style-name="T770">در</text:span><text:span text:style-name="T775">صد</text:span><text:span text:style-name="T861">(</text:span><text:span text:style-name="T775">نخ،٠۵</text:span><text:span text:style-name="T770">%</text:span><text:span text:style-name="T775">ابريشم</text:span><text:span text:style-name="T861">.</text:span></text:p>
        <text:p text:style-name="P342"><text:span text:style-name="T753">کدام</text:span><text:span text:style-name="T1415">رنگ</text:span><text:span text:style-name="T753">؟</text:span></text:p>
        <text:p text:style-name="P341"><text:span text:style-name="T753">آبی</text:span><text:span text:style-name="T1122">رنگ</text:span><text:span text:style-name="T753">.</text:span></text:p>
        <text:p text:style-name="P344"><text:span text:style-name="T753">رنگ</text:span><text:span text:style-name="T1148">آبینمانده</text:span><text:span text:style-name="T753">.</text:span><text:span text:style-name="T774">سبز</text:span><text:span text:style-name="T1148">وسياهمانده</text:span><text:span text:style-name="T753">.</text:span></text:p>
        <text:p text:style-name="P342"><text:span text:style-name="T721">اين</text:span><text:span text:style-name="T1162">شلوار برای من کمی تنگ است، گشادتر ھست</text:span><text:span text:style-name="T721">؟</text:span></text:p>
        <text:p text:style-name="P229"><text:span text:style-name="T753">گشادتر</text:span><text:span text:style-name="T1086">ھست</text:span><text:span text:style-name="T753">.</text:span><text:span text:style-name="T1228">اندازه</text:span><text:span text:style-name="T1086">چھلوشش</text:span><text:span text:style-name="T753">.</text:span></text:p>
        <text:p text:style-name="P856"><text:span text:style-name="T720">خريدار:</text:span></text:p>
        <text:p text:style-name="P859"><text:span text:style-name="T721">فروشنده:</text:span></text:p>
        <text:p text:style-name="P857"><text:span text:style-name="T720">خريدار:</text:span></text:p>
        <text:p text:style-name="P859"><text:span text:style-name="T721">فروشنده:</text:span></text:p>
        <text:p text:style-name="P857"><text:span text:style-name="T720">خريدار:</text:span></text:p>
        <text:p text:style-name="P859"><text:span text:style-name="T721">فروشنده:</text:span></text:p>
        <text:p text:style-name="P857"><text:span text:style-name="T720">خريدار:</text:span></text:p>
        <text:p text:style-name="P797"><text:span text:style-name="T721">فروشنده:</text:span></text:p>
        <text:p text:style-name="P857"><text:span text:style-name="T720">خريدار:</text:span></text:p>
        <text:p text:style-name="P860"><text:span text:style-name="T721">فروشنده:</text:span></text:p>
        <text:p text:style-name="P858"><text:span text:style-name="T720">خريدار:</text:span></text:p>
        <text:p text:style-name="P861"><text:span text:style-name="T721">فروشنده:</text:span></text:p>
      </text:section>
      <text:section text:style-name="Sect1" text:name="Section256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١۴</text:h>
        <text:h text:style-name="P2960" text:outline-level="4"><text:span text:style-name="T754">کفش</text:span></text:h>
        <text:p text:style-name="P8"/>
        <text:p text:style-name="P8"/>
        <text:p text:style-name="P104"/>
        <text:p text:style-name="P862"><text:span text:style-name="T720">خريدار:</text:span><text:span text:style-name="T721"><text:tab/>خواھش</text:span><text:span text:style-name="T921">مىکنم</text:span><text:span text:style-name="T910">اينکفشرابهمن</text:span><text:span text:style-name="T921">نشانبدھيد</text:span><text:span text:style-name="T721">.</text:span></text:p>
      </text:section>
      <text:section text:style-name="Sect47" text:name="Section257">
        <text:p text:style-name="P235"><text:span text:style-name="T861">شماره</text:span><text:span text:style-name="T961">پای</text:span><text:span text:style-name="T956">شما</text:span><text:span text:style-name="T961">چنداست</text:span><text:span text:style-name="T861">؟</text:span></text:p>
        <text:p text:style-name="P341"><text:span text:style-name="T720">چھل</text:span><text:span text:style-name="T875">ودو</text:span><text:span text:style-name="T720">.</text:span></text:p>
        <text:p text:style-name="P342"><text:span text:style-name="T753">کدام</text:span><text:span text:style-name="T1269">رنگ</text:span><text:span text:style-name="T753">:سياه، قھوهای، زرد؟</text:span></text:p>
        <text:p text:style-name="P341"><text:span text:style-name="T787">سياه.</text:span></text:p>
        <text:p text:style-name="P231"><text:span text:style-name="T1355">بفرماييد</text:span><text:span text:style-name="T1360">بنشينيد</text:span><text:span text:style-name="T1355">.</text:span></text:p>
        <text:p text:style-name="P341"><text:span text:style-name="T753">آيا</text:span><text:span text:style-name="T1086">اين</text:span><text:span text:style-name="T864">کفش</text:span><text:span text:style-name="T1086">دستدوزاست</text:span><text:span text:style-name="T753">؟</text:span></text:p>
        <text:p text:style-name="P231"><text:span text:style-name="T861">صد</text:span><text:span text:style-name="T794">درصددستدوزاست</text:span><text:span text:style-name="T861">.</text:span></text:p>
        <text:p text:style-name="P229"><text:span text:style-name="T753">کفش،</text:span><text:span text:style-name="T774">نرمو</text:span><text:span text:style-name="T768">سبکاست</text:span><text:span text:style-name="T753">.</text:span><text:span text:style-name="T774">اميدوارم</text:span><text:span text:style-name="T768">نرخش</text:span><text:span text:style-name="T774">نيزنرم</text:span><text:span text:style-name="T768">و</text:span><text:span text:style-name="T774">سبکباشد</text:span><text:span text:style-name="T753">!</text:span></text:p>
        <text:p text:style-name="P231"><text:span text:style-name="T721">ھر</text:span><text:span text:style-name="T967">چهنرمتروسبکتر،نرخشسختتروسنگينتراست</text:span><text:span text:style-name="T721">!</text:span></text:p>
        <text:p text:style-name="P798"><text:span text:style-name="T721">فروشنده:</text:span></text:p>
        <text:p text:style-name="P794"><text:soft-page-break/><text:span text:style-name="T720">خريدار:</text:span></text:p>
        <text:p text:style-name="P797"><text:span text:style-name="T721">فروشنده:</text:span></text:p>
        <text:p text:style-name="P794"><text:span text:style-name="T720">خريدار:</text:span></text:p>
        <text:p text:style-name="P797"><text:span text:style-name="T721">فروشنده:</text:span></text:p>
        <text:p text:style-name="P801"><text:span text:style-name="T720">خريدار:</text:span></text:p>
        <text:p text:style-name="P797"><text:span text:style-name="T721">فروشنده:</text:span></text:p>
        <text:p text:style-name="P794"><text:span text:style-name="T720">خريدار:</text:span></text:p>
        <text:p text:style-name="P797"><text:span text:style-name="T721">فروشنده:</text:span></text:p>
      </text:section>
      <text:section text:style-name="Sect1" text:name="Section258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7" text:outline-level="3">٢۴</text:h>
        <text:h text:style-name="P2959" text:outline-level="4"><text:span text:style-name="T720">خوراک و آگھی</text:span></text:h>
        <text:p text:style-name="P8"/>
        <text:p text:style-name="P8"/>
        <text:p text:style-name="P104"/>
      </text:section>
      <text:section text:style-name="Sect60" text:name="Section259">
        <text:p text:style-name="P863"><text:span text:style-name="T871">مادر</text:span><text:span text:style-name="T1168">جان،</text:span><text:span text:style-name="T834">شما</text:span><text:span text:style-name="T1168">٠١تومانداريدبه</text:span><text:span text:style-name="T834">من</text:span><text:span text:style-name="T1168">بدھيد</text:span><text:span text:style-name="T861">؟</text:span></text:p>
        <text:p text:style-name="P864"><text:span text:style-name="T1399">دارم</text:span><text:span text:style-name="T976">ولی</text:span><text:span text:style-name="T1262">ب</text:span><text:span text:style-name="T1366">ه</text:span><text:span text:style-name="T986">تو</text:span><text:span text:style-name="T976">نمى</text:span><text:span text:style-name="T1486">دھم</text:span>!</text:p>
        <text:p text:style-name="P865"><text:span text:style-name="T720">چرا؟</text:span><text:span text:style-name="T799">مگر</text:span><text:span text:style-name="T958">تو</text:span><text:span text:style-name="T799">مرادوست</text:span><text:span text:style-name="T958">نداری</text:span><text:span text:style-name="T720">؟</text:span></text:p>
        <text:p text:style-name="P670"><text:span text:style-name="T753">پسر:</text:span></text:p>
        <text:p text:style-name="P673"><text:span text:style-name="T1347">مادر:</text:span></text:p>
        <text:p text:style-name="P671"><text:span text:style-name="T753">پسر:</text:span></text:p>
      </text:section>
      <text:section text:style-name="Sect1" text:name="Section260">
        <text:p text:style-name="P97"/>
      </text:section>
      <text:section text:style-name="Sect122" text:name="Section261">
        <text:p text:style-name="P453"><text:span text:style-name="T753">زيرا</text:span><text:span text:style-name="T929">تو به جا</text:span><text:span text:style-name="T753">ی</text:span></text:p>
        <text:p text:style-name="P575"><text:span text:style-name="T721">نمى</text:span><text:span text:style-name="T1486">دھم</text:span>!</text:p>
        <text:p text:style-name="P866"><text:span text:style-name="T1072">خيلی</text:span><text:span text:style-name="T918">دوستدارم</text:span><text:span text:style-name="T922">و</text:span><text:span text:style-name="T822">برای</text:span><text:span text:style-name="T911">ھمينبهتو</text:span><text:span text:style-name="T922">پو</text:span><text:span text:style-name="T753">ل</text:span></text:p>
        <text:p text:style-name="P455"><text:span text:style-name="T1347">مادر:</text:span></text:p>
      </text:section>
      <text:section text:style-name="Sect1" text:name="Section262">
        <text:p text:style-name="P93"/>
      </text:section>
      <text:section text:style-name="Sect123" text:name="Section263">
        <text:p text:style-name="P453"><text:span text:style-name="T1262">ب</text:span><text:span text:style-name="T972">ى</text:span>ارزش<text:span text:style-name="T800">م</text:span><text:span text:style-name="T988">انند</text:span><text:span text:style-name="T932">چ</text:span><text:span text:style-name="T978">يپس</text:span><text:span text:style-name="T926">و</text:span></text:p>
        <text:p text:style-name="P731"><text:span text:style-name="T720">خوردن</text:span><text:span text:style-name="T1382">خوراک باارزش خانگی، خورا</text:span><text:span text:style-name="T720">ک</text:span></text:p>
        <text:p text:style-name="P868"><text:span text:style-name="T861">پفک</text:span><text:span text:style-name="T818">مىخری مىخوری</text:span><text:span text:style-name="T861">.</text:span></text:p>
      </text:section>
      <text:section text:style-name="Sect1" text:name="Section264">
        <text:p text:style-name="P93"/>
        <text:p text:style-name="P869"><text:span text:style-name="T1311">پسر</text:span>:<text:tab/><text:span text:style-name="T1354">اگر</text:span><text:span text:style-name="T999">ب</text:span><text:span text:style-name="T972">ى</text:span>ارزش<text:span text:style-name="T987">است،</text:span><text:span text:style-name="T1097">چرا</text:span><text:span text:style-name="T1232">ر</text:span><text:span text:style-name="T992">وزانه</text:span><text:span text:style-name="T1030">صد</text:span><text:span text:style-name="T977">بار</text:span><text:span text:style-name="T971">از</text:span><text:span text:style-name="T1465">ت</text:span><text:span text:style-name="T1028">لوي</text:span><text:span text:style-name="T1058">ز</text:span><text:span text:style-name="T994">يون</text:span><text:span text:style-name="T1007">آگھی</text:span><text:span text:style-name="T1068">م</text:span><text:span text:style-name="T1001">ى</text:span><text:span text:style-name="T1332">ک</text:span><text:span text:style-name="T1031">نن</text:span>د<text:span text:style-name="T1039">؟</text:span></text:p>
      </text:section>
      <text:section text:style-name="Sect47" text:name="Section265">
        <text:p text:style-name="P235"><text:span text:style-name="T754">اگر</text:span><text:span text:style-name="T784">کسیازتلويزيونآگھی</text:span><text:span text:style-name="T1157">کند</text:span><text:span text:style-name="T787">که</text:span><text:span text:style-name="T784">توزھربخورو</text:span><text:span text:style-name="T787">بمير</text:span><text:span text:style-name="T754">!</text:span><text:span text:style-name="T787">ت</text:span><text:span text:style-name="T754">و</text:span></text:p>
        <text:p text:style-name="P341"><text:span text:style-name="T1010">مىخوری؟</text:span></text:p>
        <text:p text:style-name="P231"><text:span text:style-name="T754">البته</text:span><text:span text:style-name="T1152">کهنه</text:span><text:span text:style-name="T754">.</text:span></text:p>
        <text:p text:style-name="P229"><text:span text:style-name="T721">نياکان</text:span><text:span text:style-name="T796">ماگفتند</text:span><text:span text:style-name="T721">:</text:span><text:span text:style-name="T967">نوش</text:span><text:span text:style-name="T796">و</text:span><text:span text:style-name="T967">نيشبا</text:span><text:span text:style-name="T796">ھم</text:span><text:span text:style-name="T967">است</text:span><text:span text:style-name="T721">.</text:span></text:p>
        <text:p text:style-name="P231"><text:span text:style-name="T861">ولی</text:span><text:span text:style-name="T951">خوراک</text:span><text:span text:style-name="T944">آنھا</text:span><text:span text:style-name="T927">خوشمزهتر</text:span><text:span text:style-name="T951">از</text:span><text:span text:style-name="T927">خوراکخانگیاست</text:span><text:span text:style-name="T861">.</text:span></text:p>
        <text:p text:style-name="P674"><text:span text:style-name="T1347">مادر:</text:span></text:p>
        <text:p text:style-name="P15"/>
        <text:p text:style-name="P16"/>
        <text:p text:style-name="P870"><text:span text:style-name="T753">پسر:</text:span></text:p>
        <text:p text:style-name="P672"><text:span text:style-name="T1347">مادر:</text:span></text:p>
        <text:p text:style-name="P871"><text:span text:style-name="T753">پسر:</text:span></text:p>
      </text:section>
      <text:section text:style-name="Sect1" text:name="Section266">
        <text:p text:style-name="P93"/>
      </text:section>
      <text:section text:style-name="Sect124" text:name="Section267">
        <text:p text:style-name="P453"><text:span text:style-name="T1308">مگر</text:span><text:span text:style-name="T1229">ھر</text:span><text:span text:style-name="T1088">خوراک</text:span><text:span text:style-name="T1229">خوشمزه</text:span><text:span text:style-name="T1142">برای</text:span><text:span text:style-name="T1229">ت</text:span><text:span text:style-name="T720">ن</text:span></text:p>
        <text:p text:style-name="P866"><text:span text:style-name="T861">اين</text:span><text:span text:style-name="T1112">برای</text:span><text:span text:style-name="T1268">فريبدادن</text:span><text:span text:style-name="T1112">مردماست</text:span><text:span text:style-name="T861">.</text:span></text:p>
        <text:p text:style-name="P874"><text:span text:style-name="T720">و</text:span><text:span text:style-name="T1277">روان</text:span><text:span text:style-name="T896">سودمنداست</text:span><text:span text:style-name="T720">؟</text:span></text:p>
        <text:p text:style-name="P455"><text:span text:style-name="T1347">مادر:</text:span></text:p>
      </text:section>
      <text:section text:style-name="Sect1" text:name="Section268">
        <text:p text:style-name="P93"><text:soft-page-break/></text:p>
        <text:p text:style-name="P302"><text:span text:style-name="T861">پسر:</text:span><text:span text:style-name="T721"><text:tab/>پس</text:span><text:span text:style-name="T1202">تلويزيون</text:span><text:span text:style-name="T952">ما را فريب مىدھد</text:span><text:span text:style-name="T721">؟</text:span></text:p>
        <text:p text:style-name="P97"/>
      </text:section>
      <text:section text:style-name="Sect125" text:name="Section269">
        <text:p text:style-name="P453"><text:span text:style-name="T1375">در</text:span><text:span text:style-name="T1499">ھر آگھی و پيا</text:span><text:span text:style-name="T753">م</text:span></text:p>
        <text:p text:style-name="P427"><text:span text:style-name="T753">تلويزيون صندوق جادو است.</text:span></text:p>
        <text:p text:style-name="P427"><text:span text:style-name="T861">آری پسرم.</text:span></text:p>
        <text:p text:style-name="P455"><text:span text:style-name="T1347">مادر:</text:span></text:p>
      </text:section>
      <text:section text:style-name="Sect1" text:name="Section270">
        <text:p text:style-name="P93"/>
      </text:section>
      <text:section text:style-name="Sect126" text:name="Section271">
        <text:p text:style-name="P453"><text:span text:style-name="T754">بينندگان گرامی، بخريد، بيشتر ببريد، مژده</text:span></text:p>
        <text:p text:style-name="P875"><text:span text:style-name="T1157">مىگويند:</text:span></text:p>
        <text:p text:style-name="P876"><text:span text:style-name="T754">بازرگانی</text:span></text:p>
        <text:p text:style-name="P877"><text:span text:style-name="T754">بگيريد!</text:span></text:p>
      </text:section>
      <text:section text:style-name="Sect1" text:name="Section272">
        <text:p text:style-name="P106"/>
      </text:section>
      <text:section text:style-name="Sect47" text:name="Section273">
        <text:p text:style-name="P878"><text:span text:style-name="T1500">پس</text:span><text:span text:style-name="T925">اينآگھىھا</text:span><text:span text:style-name="T790">بيشتر</text:span><text:span text:style-name="T823">کودکان</text:span><text:span text:style-name="T914">را</text:span><text:span text:style-name="T823">فريبمىدھند</text:span><text:span text:style-name="T754">؟</text:span></text:p>
        <text:p text:style-name="P879"><text:span text:style-name="T1288">ھمه</text:span><text:span text:style-name="T848">را</text:span><text:span text:style-name="T1169">فريب</text:span><text:span text:style-name="T832">مىدھند،خردساالن</text:span><text:span text:style-name="T1169">وبزرگساالنرا</text:span><text:span text:style-name="T753">.</text:span></text:p>
        <text:p text:style-name="P872"><text:span text:style-name="T753">پسر:</text:span></text:p>
        <text:p text:style-name="P675"><text:span text:style-name="T1347">مادر:</text:span></text:p>
      </text:section>
      <text:section text:style-name="Sect1" text:name="Section274">
        <text:p text:style-name="P97"/>
      </text:section>
      <text:section text:style-name="Sect127" text:name="Section275">
        <text:p text:style-name="P453"><text:span text:style-name="T1176">مىدھند</text:span><text:span text:style-name="T753">که ھر کس پفک بخورد وارد سرزمين</text:span></text:p>
        <text:p text:style-name="P640"><text:span text:style-name="T721">در</text:span><text:span text:style-name="T833">تلويزيون نشا</text:span><text:span text:style-name="T721">ن</text:span></text:p>
        <text:p text:style-name="P880"><text:span text:style-name="T1151">آرزوھا</text:span><text:span text:style-name="T720">مىشود!</text:span></text:p>
        <text:p text:style-name="P455"><text:span text:style-name="T753">پسر:</text:span></text:p>
      </text:section>
      <text:section text:style-name="Sect1" text:name="Section276">
        <text:p text:style-name="P97"/>
      </text:section>
      <text:section text:style-name="Sect128" text:name="Section277">
        <text:p text:style-name="P536"><text:span text:style-name="T753">تو</text:span><text:span text:style-name="T774">تاکنون</text:span><text:span text:style-name="T768">ھزار</text:span><text:span text:style-name="T1148">بسته</text:span><text:span text:style-name="T774">پفک</text:span><text:span text:style-name="T768">خوردی،</text:span><text:span text:style-name="T774">نهتنھا</text:span><text:span text:style-name="T768">به</text:span><text:span text:style-name="T774">آرزويت</text:span><text:span text:style-name="T1148">نرسيد</text:span><text:span text:style-name="T753">ی</text:span></text:p>
        <text:p text:style-name="P533"><text:span text:style-name="T721">بلکه</text:span><text:span text:style-name="T810">الغرتر شدی و دندانھايت نيز زرد شدند</text:span><text:span text:style-name="T721">!</text:span></text:p>
        <text:p text:style-name="P534"><text:span text:style-name="T720">اين</text:span><text:span text:style-name="T1142">ھم</text:span><text:span text:style-name="T1229">مژدهمن</text:span><text:span text:style-name="T1142">است</text:span><text:span text:style-name="T720">!!</text:span></text:p>
        <text:p text:style-name="P455"><text:span text:style-name="T1347">مادر:</text:span></text:p>
        <text:p text:style-name="P15"/>
        <text:p text:style-name="P16"/>
        <text:p text:style-name="P686"><text:span text:style-name="T753">پسر:</text:span></text:p>
      </text:section>
      <text:section text:style-name="Sect1" text:name="Section278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٣۴</text:h>
        <text:h text:style-name="P2959" text:outline-level="4"><text:span text:style-name="T720">در يک آشپزخانه</text:span></text:h>
      </text:section>
      <text:section text:style-name="Sect129" text:name="Section279">
        <text:p text:style-name="P424"><text:span text:style-name="T753">مىتوان</text:span></text:p>
        <text:p text:style-name="P881">را(ی)</text:p>
        <text:p text:style-name="P882"><text:span text:style-name="T861">تا</text:span><text:span text:style-name="T775">(</text:span><text:span text:style-name="T861">آ)</text:span></text:p>
        <text:p text:style-name="P721"><text:span text:style-name="T753">پختوپز</text:span><text:span text:style-name="T1110">ا</text:span><text:span text:style-name="T753">ز</text:span></text:p>
        <text:p text:style-name="P571"><text:span text:style-name="T720">امروزه</text:span><text:span text:style-name="T1302">در يک آشپزخانه ھمه نيازھا</text:span><text:span text:style-name="T720">ی</text:span></text:p>
      </text:section>
      <text:section text:style-name="Sect1" text:name="Section280">
        <text:p text:style-name="P97"/>
        <text:p text:style-name="P401"><text:span text:style-name="T861">ديد.در يک گوشه، روی ميز، دستگاهھای برقی مانند آسياب، آبميوهگيری،</text:span></text:p>
        <text:p text:style-name="P93"/>
      </text:section>
      <text:section text:style-name="Sect130" text:name="Section281">
        <text:p text:style-name="P401"><text:span text:style-name="T861">در</text:span><text:span text:style-name="T1268">گوشهديگر،</text:span><text:span text:style-name="T1112">يک</text:span><text:span text:style-name="T1268">سماورکهيک</text:span><text:span text:style-name="T1112">قور</text:span><text:span text:style-name="T861">ی</text:span></text:p>
        <text:p text:style-name="P504"><text:span text:style-name="T861">چرخ</text:span><text:span text:style-name="T968">گوشت</text:span><text:span text:style-name="T961">و</text:span><text:span text:style-name="T956">کتریبرقیجای</text:span><text:span text:style-name="T961">دارد</text:span><text:span text:style-name="T861">.</text:span></text:p>
        <text:p text:style-name="P657"><text:span text:style-name="T861">روی</text:span><text:span text:style-name="T1141">آنويک</text:span><text:span text:style-name="T1227">سينی</text:span><text:span text:style-name="T1249">کنار</text:span><text:span text:style-name="T1141">آناست</text:span><text:span text:style-name="T861">.</text:span></text:p>
      </text:section>
      <text:section text:style-name="Sect1" text:name="Section282">
        <text:p text:style-name="P93"/>
        <text:p text:style-name="P401"><text:span text:style-name="T720">روی سينی:چای خشک، قنددان و چندين استکان شيشهای جای دارد.يک</text:span></text:p>
        <text:p text:style-name="P419"><text:span text:style-name="T720">اجاق</text:span><text:span text:style-name="T776">گازیکهروی</text:span><text:span text:style-name="T1151">آن</text:span><text:span text:style-name="T776">يکماھيتابهويکديگ</text:span><text:span text:style-name="T1151">و</text:span><text:span text:style-name="T776">باالی</text:span><text:span text:style-name="T1151">آن</text:span><text:span text:style-name="T776">يکدودکشاست</text:span><text:span text:style-name="T720">.</text:span></text:p>
        <text:p text:style-name="P883"><text:soft-page-break/><text:span text:style-name="T753">در</text:span><text:span text:style-name="T838">کناراجاقيکبستهکبريتويکفندکمىتوانديد</text:span><text:span text:style-name="T753">.</text:span></text:p>
        <text:p text:style-name="P97"/>
        <text:p text:style-name="P401"><text:span text:style-name="T720">در چھار سوی ديوار آشپزخانه، چھار تاقچه آويزاناند.در يک رديف:</text:span></text:p>
        <text:p text:style-name="P93"/>
        <text:p text:style-name="P401"><text:span text:style-name="T720">دارچين،</text:span><text:span text:style-name="T792">فلفل</text:span><text:span text:style-name="T1172">سرخ</text:span><text:span text:style-name="T852">وسياه،نمک؛در</text:span><text:span text:style-name="T858">رديف</text:span><text:span text:style-name="T852">دوم</text:span><text:span text:style-name="T720">:</text:span><text:span text:style-name="T852">برنج،ماش،رشته،لوبيا</text:span><text:span text:style-name="T720">،</text:span></text:p>
        <text:p text:style-name="P97"/>
        <text:p text:style-name="P884"><text:span text:style-name="T720">نخود؛</text:span><text:span text:style-name="T813">در</text:span><text:span text:style-name="T1138">رديف</text:span><text:span text:style-name="T813">سومرب</text:span><text:span text:style-name="T1138">گوجهفرنگی،</text:span><text:span text:style-name="T813">آب</text:span><text:span text:style-name="T1138">ليمو،</text:span><text:span text:style-name="T813">روغن،سرکه؛</text:span><text:span text:style-name="T1138">و</text:span><text:span text:style-name="T813">در</text:span><text:span text:style-name="T1138">رديف</text:span><text:span text:style-name="T1249">چھارم</text:span><text:span text:style-name="T923">يکدستهقاشقوچاقوو</text:span><text:span text:style-name="T913">چنگال،</text:span><text:span text:style-name="T923">يکدستهبشقابکوچکو</text:span><text:span text:style-name="T825">بزرگ</text:span><text:span text:style-name="T913">و</text:span></text:p>
        <text:p text:style-name="P885"><text:span text:style-name="T861">يک دسته کاسه جای دارند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76" text:outline-level="2"><text:span text:style-name="T720">تندرستی</text:span>ما</text:h>
        <text:p text:style-name="P20"/>
        <text:p text:style-name="P21"/>
        <text:h text:style-name="P960" text:outline-level="3">۴۴</text:h>
        <text:h text:style-name="P2960" text:outline-level="4">درد، دارو ، درمان</text:h>
      </text:section>
      <text:p text:style-name="P414"><text:span text:style-name="T861">اگر برای ھر پرسشی پاسخی ھست، پس برای ھر دردی دارويی ھست.</text:span></text:p>
      <text:p text:style-name="P93"/>
      <text:section text:style-name="Sect131" text:name="Section283">
        <text:p text:style-name="P886"><text:span text:style-name="T1306">ھرچه</text:span><text:span text:style-name="T773">بيشتر</text:span><text:span text:style-name="T767">و</text:span><text:span text:style-name="T773">ژرفتر</text:span><text:span text:style-name="T767">با</text:span><text:span text:style-name="T773">ريشه</text:span><text:span text:style-name="T1308">مىتوانيم</text:span><text:span text:style-name="T1297">دارو و درمان آن ر</text:span><text:span text:style-name="T720">ا</text:span></text:p>
        <text:p text:style-name="P887"><text:span text:style-name="T721">نخستين</text:span><text:span text:style-name="T758">و</text:span><text:span text:style-name="T1416">دشوارترين گام شناختن خود درد است</text:span><text:span text:style-name="T721">.</text:span><text:span text:style-name="T960">درد</text:span><text:span text:style-name="T774">آشنا</text:span><text:span text:style-name="T768">شويم</text:span><text:span text:style-name="T774">و</text:span><text:span text:style-name="T768">دردرا</text:span><text:span text:style-name="T774">بشناسيم،زودتروبھت</text:span><text:span text:style-name="T753">ر</text:span></text:p>
        <text:p text:style-name="P851"><text:span text:style-name="T820">بيابيم.</text:span></text:p>
      </text:section>
      <text:section text:style-name="Sect1" text:name="Section284">
        <text:p text:style-name="P97"/>
      </text:section>
      <text:section text:style-name="Sect132" text:name="Section285">
        <text:p text:style-name="P401"><text:span text:style-name="T861">از</text:span><text:span text:style-name="T927">راه</text:span><text:span text:style-name="T944">خوردن،نوشيدن،ماليدن،شنيدن</text:span><text:span text:style-name="T861">،</text:span></text:p>
        <text:p text:style-name="P570"><text:span text:style-name="T861">راهھای</text:span><text:span text:style-name="T720">درمان</text:span><text:span text:style-name="T861">گوناگون ھستند:</text:span></text:p>
        <text:p text:style-name="P888"><text:span text:style-name="T861">....ديدن</text:span></text:p>
      </text:section>
      <text:section text:style-name="Sect1" text:name="Section286">
        <text:p text:style-name="P97"/>
        <text:p text:style-name="P401"><text:span text:style-name="T861">سينا پزشک نامدار ايران، گاھی بيماران روانی خود را با نواختن آھنگ</text:span></text:p>
        <text:p text:style-name="P93"/>
      </text:section>
      <text:section text:style-name="Sect133" text:name="Section287">
        <text:p text:style-name="P890">ولی روشھا و<text:span text:style-name="T801">مىرود</text:span></text:p>
        <text:p text:style-name="P891"><text:span text:style-name="T720">امروزه</text:span><text:span text:style-name="T834">اگر</text:span><text:span text:style-name="T771">چه</text:span><text:span text:style-name="T905">دانش</text:span><text:span text:style-name="T834">پزشکیبه</text:span><text:span text:style-name="T1168">پي</text:span><text:span text:style-name="T861">ش</text:span></text:p>
        <text:p text:style-name="P892"><text:span text:style-name="T1197">مىکرد.</text:span></text:p>
        <text:p text:style-name="P429"><text:span text:style-name="T1347">درمان</text:span></text:p>
      </text:section>
      <text:section text:style-name="Sect1" text:name="Section288">
        <text:p text:style-name="P97"/>
        <text:p text:style-name="P401"><text:span text:style-name="T753">پندھای</text:span><text:span text:style-name="T811">پزشکان</text:span><text:span text:style-name="T1135">گذشتهو</text:span><text:span text:style-name="T811">باستانھنوز</text:span><text:span text:style-name="T1135">در</text:span><text:span text:style-name="T811">ميانمردمکاربرد</text:span><text:span text:style-name="T1135">روزانه</text:span><text:span text:style-name="T811">دارند</text:span><text:span text:style-name="T753">.</text:span><text:span text:style-name="T1122">برا</text:span><text:span text:style-name="T753">ی</text:span></text:p>
        <text:p text:style-name="P106"/>
        <text:p text:style-name="P420"><text:span text:style-name="T1235">نمونه</text:span><text:span text:style-name="T837">داروی</text:span><text:span text:style-name="T859">گ</text:span><text:span text:style-name="T971">و</text:span><text:span text:style-name="T1039">ش</text:span><text:span text:style-name="T853">درد</text:span><text:span text:style-name="T837">آب</text:span><text:span text:style-name="T844">پ</text:span><text:span text:style-name="T990">ياز</text:span><text:span text:style-name="T845">است،</text:span><text:span text:style-name="T837">داروی</text:span><text:span text:style-name="T846">گلودرد</text:span><text:span text:style-name="T853">آب</text:span><text:span text:style-name="T860">ل</text:span><text:span text:style-name="T1012">يمو</text:span><text:span text:style-name="T852">ونمک</text:span><text:span text:style-name="T837">ا</text:span><text:span text:style-name="T1022">س</text:span><text:span text:style-name="T1069">ت،</text:span></text:p>
        <text:p text:style-name="P97"/>
        <text:p text:style-name="P401"><text:span text:style-name="T720">داروی</text:span><text:span text:style-name="T771">چشمدرد</text:span><text:span text:style-name="T776">چای</text:span><text:span text:style-name="T771">سرد</text:span><text:span text:style-name="T776">است،دارویفشار</text:span><text:span text:style-name="T771">خون</text:span><text:span text:style-name="T849">پايين</text:span><text:span text:style-name="T776">نمک</text:span><text:span text:style-name="T771">است</text:span><text:span text:style-name="T776">وديگر</text:span><text:span text:style-name="T771">و</text:span></text:p>
        <text:p text:style-name="P106"/>
        <text:p text:style-name="P889"><text:span text:style-name="T1282">....ديگر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۵۴</text:h>
        <text:h text:style-name="P2960" text:outline-level="4"><text:span text:style-name="T720">دندان</text:span></text:h>
        <text:p text:style-name="P8"/>
        <text:p text:style-name="P8"/>
        <text:p text:style-name="P98"/>
      </text:section>
      <text:section text:style-name="Sect134" text:name="Section289">
        <text:p text:style-name="P15"/>
        <text:p text:style-name="P836">شما<text:span text:style-name="T1245">روز</text:span>ی</text:p>
        <text:p text:style-name="P893"><text:span text:style-name="T861">روز</text:span><text:span text:style-name="T794">شماخوش،دکتر،دندانمندرد</text:span><text:span text:style-name="T1174">مىکند</text:span><text:span text:style-name="T861">.</text:span></text:p>
        <text:p text:style-name="P583"><text:span text:style-name="T1250">بفرماييد</text:span><text:span text:style-name="T754">روی صندلی بنشينيد؛ دھانتان را باز کنيد.</text:span></text:p>
        <text:p text:style-name="P894"><text:span text:style-name="T1256">چند</text:span><text:span text:style-name="T1148">بار</text:span><text:span text:style-name="T1269">دندانھای</text:span><text:span text:style-name="T1148">خودتان</text:span><text:span text:style-name="T774">را</text:span><text:span text:style-name="T1148">مىشوييد</text:span><text:span text:style-name="T753">؟</text:span></text:p>
        <text:p text:style-name="P895"><text:span text:style-name="T861">روزی</text:span><text:span text:style-name="T1123">يک</text:span><text:span text:style-name="T1164">بار،</text:span><text:span text:style-name="T1123">پيش</text:span><text:span text:style-name="T1164">از</text:span><text:span text:style-name="T1123">خواب</text:span><text:span text:style-name="T861">.</text:span></text:p>
        <text:p text:style-name="P896"><text:span text:style-name="T753">بيمار:</text:span></text:p>
        <text:p text:style-name="P763"><text:span text:style-name="T720">دندانپزشک:</text:span></text:p>
        <text:p text:style-name="P15"/>
        <text:p text:style-name="P16"/>
        <text:p text:style-name="P897"><text:span text:style-name="T753">بيمار:</text:span></text:p>
      </text:section>
      <text:section text:style-name="Sect135" text:name="Section290">
        <text:p text:style-name="P899"><text:span text:style-name="T753">شما</text:span><text:span text:style-name="T969">رديف</text:span><text:span text:style-name="T798">باال</text:span><text:span text:style-name="T969">را</text:span><text:span text:style-name="T798">خوب</text:span><text:span text:style-name="T969">مىشوييدولیرديفپايين</text:span><text:span text:style-name="T798">را</text:span><text:span text:style-name="T969">بد</text:span><text:span text:style-name="T753">.</text:span></text:p>
        <text:p text:style-name="P900"><text:span text:style-name="T1141">من</text:span><text:span text:style-name="T871">ھرروزشيرينیمىخورم،شايددرد</text:span><text:span text:style-name="T863">من</text:span><text:span text:style-name="T871">ازاين</text:span><text:span text:style-name="T863">باشد؟</text:span><text:span text:style-name="T1438">بايد</text:span><text:span text:style-name="T1171">ھميشه</text:span><text:span text:style-name="T850">پساز</text:span><text:span text:style-name="T1171">خوردنشيرينیدندانھايتان</text:span><text:span text:style-name="T850">رابشوييد</text:span><text:span text:style-name="T1171">و</text:span><text:span text:style-name="T850">ميا</text:span><text:span text:style-name="T721">ن</text:span></text:p>
        <text:p text:style-name="P901"><text:span text:style-name="T1242">آنھا</text:span><text:span text:style-name="T773">رابانخدندان</text:span><text:span text:style-name="T1150">پاککنيد</text:span><text:span text:style-name="T721">.</text:span></text:p>
        <text:p text:style-name="P902"><text:span text:style-name="T754">تنبلی</text:span><text:span text:style-name="T1120">شاگرد</text:span><text:span text:style-name="T1166">بدبختیوبيماریاست</text:span><text:span text:style-name="T754">!</text:span></text:p>
        <text:p text:style-name="P903"><text:span text:style-name="T753">به</text:span><text:span text:style-name="T864">فرچه</text:span><text:span text:style-name="T873">وخمير</text:span><text:span text:style-name="T864">دندان</text:span><text:span text:style-name="T873">شمانيزبستگی</text:span><text:span text:style-name="T864">دارد</text:span><text:span text:style-name="T753">.</text:span></text:p>
        <text:p text:style-name="P904"><text:span text:style-name="T1501">بھترين</text:span><text:span text:style-name="T753">روش نگھداری دھان و دندان چيست؟</text:span></text:p>
        <text:p text:style-name="P843"><text:soft-page-break/><text:span text:style-name="T720">دندانپزشک:</text:span></text:p>
        <text:p text:style-name="P905"><text:span text:style-name="T753">بيمار:</text:span></text:p>
        <text:p text:style-name="P844"><text:span text:style-name="T720">دندانپزشک:</text:span></text:p>
        <text:p text:style-name="P15"/>
        <text:p text:style-name="P16"/>
        <text:p text:style-name="P906"><text:span text:style-name="T753">بيمار:</text:span></text:p>
        <text:p text:style-name="P842"><text:span text:style-name="T720">دندانپزشک:</text:span></text:p>
        <text:p text:style-name="P898"><text:span text:style-name="T753">بيمار:</text:span></text:p>
      </text:section>
      <text:section text:style-name="Sect1" text:name="Section291">
        <text:p text:style-name="P93"/>
      </text:section>
      <text:section text:style-name="Sect136" text:name="Section292">
        <text:p text:style-name="P835">روزی دو بار</text:p>
        <text:p text:style-name="P137"><text:span text:style-name="T49">دو:</text:span></text:p>
        <text:p text:style-name="P523"><text:span text:style-name="T753">آب خيلی گرم و خيلی سرد ننوشيد.</text:span></text:p>
        <text:p text:style-name="P138"><text:span text:style-name="T52">يک:</text:span></text:p>
        <text:p text:style-name="P845"><text:span text:style-name="T720">دندانپزشک:</text:span></text:p>
      </text:section>
      <text:section text:style-name="Sect1" text:name="Section293">
        <text:p text:style-name="P97"/>
      </text:section>
      <text:section text:style-name="Sect137" text:name="Section294">
        <text:p text:style-name="P835"><text:span text:style-name="T720">خوردن</text:span><text:span text:style-name="T920">پيازونوشيدنشيرر</text:span><text:span text:style-name="T861">ا</text:span></text:p>
        <text:p text:style-name="P139"><text:span text:style-name="T52">سه:</text:span></text:p>
        <text:p text:style-name="P907"><text:span text:style-name="T861">دندانھايتان را بشوييد.</text:span></text:p>
        <text:p text:style-name="P908"><text:span text:style-name="T861">فراموش نکنيد.</text:span></text:p>
      </text:section>
      <text:section text:style-name="Sect1" text:name="Section295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۶۴</text:h>
        <text:h text:style-name="P2960" text:outline-level="4">روان و درمان</text:h>
        <text:p text:style-name="P8"/>
        <text:p text:style-name="P8"/>
        <text:p text:style-name="P98"/>
      </text:section>
      <text:section text:style-name="Sect138" text:name="Section296">
        <text:p text:style-name="P909"><text:span text:style-name="T1141">روز</text:span><text:span text:style-name="T961">شما</text:span><text:span text:style-name="T863">خوش</text:span><text:span text:style-name="T961">دکتر؛</text:span><text:span text:style-name="T871">منفشارروانیدارموشبھابدمىخوابم</text:span><text:span text:style-name="T861">.</text:span></text:p>
        <text:p text:style-name="P832"><text:span text:style-name="T1502">شما</text:span><text:span text:style-name="T1078">ازچه</text:span><text:span text:style-name="T935">چيزی</text:span><text:span text:style-name="T1078">نگرانھستيد</text:span><text:span text:style-name="T721">:</text:span><text:span text:style-name="T1078">کارتان،ھمسرتان،</text:span><text:span text:style-name="T935">آيندهتان</text:span><text:span text:style-name="T721">؟</text:span></text:p>
        <text:p text:style-name="P910"><text:span text:style-name="T721">نگرانی</text:span><text:span text:style-name="T764">من ريشه گرفتاری من است</text:span><text:span text:style-name="T721">.</text:span></text:p>
        <text:p text:style-name="P911"><text:span text:style-name="T872">شما</text:span><text:span text:style-name="T1166">بهزندگیخوشبينيا</text:span><text:span text:style-name="T907">بدبين</text:span><text:span text:style-name="T1166">ھستيد</text:span><text:span text:style-name="T754">؟</text:span></text:p>
        <text:p text:style-name="P912"><text:span text:style-name="T753">بيمار:</text:span></text:p>
        <text:p text:style-name="P763">روانپزشک:</text:p>
        <text:p text:style-name="P913"><text:span text:style-name="T753">بيمار:</text:span></text:p>
        <text:p text:style-name="P763">روانپزشک:</text:p>
      </text:section>
      <text:section text:style-name="Sect1" text:name="Section297">
        <text:p text:style-name="P97"/>
        <text:p text:style-name="P914"><text:span text:style-name="T861">بيمار:</text:span><text:span text:style-name="T721"><text:tab/>من</text:span><text:span text:style-name="T1146">خوشبين</text:span><text:span text:style-name="T1134">ھستمو</text:span><text:span text:style-name="T810">ھميشه</text:span><text:span text:style-name="T1162">برای</text:span><text:span text:style-name="T1121">آينده</text:span><text:span text:style-name="T1134">بھتراميدوارم</text:span><text:span text:style-name="T721">.</text:span></text:p>
        <text:p text:style-name="P93"/>
        <text:p text:style-name="P915"><text:span text:style-name="T861">روانپزشک:</text:span><text:span text:style-name="T721"><text:tab/>آيا</text:span><text:span text:style-name="T821">ھنگامگرفتاری</text:span><text:span text:style-name="T921">با</text:span><text:span text:style-name="T821">نزديکانودوستانخودتاندراينبار</text:span><text:span text:style-name="T721">ه</text:span></text:p>
      </text:section>
      <text:section text:style-name="Sect139" text:name="Section298">
        <text:p text:style-name="P15"/>
        <text:p text:style-name="P15"/>
        <text:p text:style-name="P79"/>
        <text:p text:style-name="P460"><text:span text:style-name="T861">شما</text:span><text:span text:style-name="T812">نبايدريشهنگرانی</text:span><text:span text:style-name="T1174">رادر</text:span><text:span text:style-name="T812">درو</text:span><text:span text:style-name="T861">ن</text:span></text:p>
        <text:p text:style-name="P916"><text:span text:style-name="T1013">گفت</text:span><text:span text:style-name="T988">وگو</text:span><text:span text:style-name="T1068">م</text:span><text:span text:style-name="T1001">ى</text:span><text:span text:style-name="T1130">ک</text:span><text:span text:style-name="T984">ني</text:span>د<text:span text:style-name="T1039">؟</text:span></text:p>
        <text:p text:style-name="P917"><text:span text:style-name="T915">نه.</text:span><text:span text:style-name="T1327">در تنھايی مىنشينم</text:span><text:span text:style-name="T1037">.</text:span></text:p>
        <text:p text:style-name="P430"><text:span text:style-name="T721">رفتار</text:span><text:span text:style-name="T1504">شما درست نيست</text:span><text:span text:style-name="T721">.</text:span></text:p>
        <text:p text:style-name="P918"><text:span text:style-name="T1292">خودتان</text:span><text:span text:style-name="T721">نگھداريد.</text:span></text:p>
        <text:p text:style-name="P27"/>
        <text:p text:style-name="P357"><text:span text:style-name="T753">بيمار:</text:span></text:p>
        <text:p text:style-name="P844"><text:soft-page-break/>روانپزشک:</text:p>
      </text:section>
      <text:section text:style-name="Sect1" text:name="Section299">
        <text:p text:style-name="P97"/>
      </text:section>
      <text:section text:style-name="Sect140" text:name="Section300">
        <text:p text:style-name="P453">که<text:span text:style-name="T1167">من</text:span><text:span text:style-name="T847">آدم</text:span><text:span text:style-name="T1167">ناتوان</text:span><text:span text:style-name="T847">و</text:span></text:p>
        <text:p text:style-name="P892"><text:span text:style-name="T1109">مىکنند</text:span></text:p>
        <text:p text:style-name="P891"><text:span text:style-name="T804">اگر</text:span><text:span text:style-name="T786">به دوستانم بگويم، آنھا گما</text:span><text:span text:style-name="T721">ن</text:span></text:p>
        <text:p text:style-name="P919"><text:span text:style-name="T942">نادانی</text:span><text:span text:style-name="T1286">ھستم</text:span><text:span text:style-name="T1037">.</text:span></text:p>
        <text:p text:style-name="P455"><text:span text:style-name="T753">بيمار:</text:span></text:p>
      </text:section>
      <text:section text:style-name="Sect1" text:name="Section301">
        <text:p text:style-name="P97"/>
      </text:section>
      <text:section text:style-name="Sect141" text:name="Section302">
        <text:p text:style-name="P453"><text:span text:style-name="T1505">ھمه</text:span><text:span text:style-name="T1112">مابهکمکھمديگر</text:span><text:span text:style-name="T944">نيا</text:span><text:span text:style-name="T861">ز</text:span></text:p>
        <text:p text:style-name="P233"><text:span text:style-name="T721">ھمه</text:span><text:span text:style-name="T791">ماناتوانيم،</text:span><text:span text:style-name="T821">ماکه</text:span><text:span text:style-name="T791">خدانيستيم</text:span><text:span text:style-name="T721">!</text:span></text:p>
        <text:p text:style-name="P341"><text:span text:style-name="T1197">داريم.</text:span></text:p>
        <text:p text:style-name="P764">روانپزشک:</text:p>
      </text:section>
      <text:section text:style-name="Sect1" text:name="Section303">
        <text:p text:style-name="P97"/>
        <text:p text:style-name="P920"><text:span text:style-name="T861">بيمار:<text:tab/>الغر</text:span><text:span text:style-name="T863">نيز</text:span><text:span text:style-name="T961">شدم</text:span><text:span text:style-name="T863">و</text:span><text:span text:style-name="T871">خوراکمنخيلیکم</text:span><text:span text:style-name="T863">است</text:span><text:span text:style-name="T861">.</text:span></text:p>
        <text:p text:style-name="P93"/>
      </text:section>
      <text:section text:style-name="Sect142" text:name="Section304">
        <text:p text:style-name="P453"><text:span text:style-name="T1001">مى</text:span><text:span text:style-name="T1130">ک</text:span><text:span text:style-name="T984">ني</text:span>د<text:span text:style-name="T1039">،</text:span><text:span text:style-name="T1216">خ</text:span><text:span text:style-name="T1001">وب</text:span></text:p>
        <text:p text:style-name="P677"><text:span text:style-name="T1410">ھنگامی</text:span><text:span text:style-name="T1323">که</text:span><text:span text:style-name="T1506">شما</text:span><text:span text:style-name="T1507">شاد</text:span><text:span text:style-name="T1323">ھستيد</text:span><text:span text:style-name="T1506">خوب</text:span><text:span text:style-name="T1323">کا</text:span><text:span text:style-name="T753">ر</text:span></text:p>
        <text:p text:style-name="P676"><text:span text:style-name="T785">البته.</text:span></text:p>
        <text:p text:style-name="P774">روانپزشک:</text:p>
      </text:section>
      <text:section text:style-name="Sect1" text:name="Section305">
        <text:p text:style-name="P97"/>
      </text:section>
      <text:section text:style-name="Sect138" text:name="Section306">
        <text:p text:style-name="P921"><text:span text:style-name="T861">مىخوريد</text:span><text:span text:style-name="T893">و خوب و آرام مىخوابيد</text:span><text:span text:style-name="T861">.</text:span></text:p>
        <text:p text:style-name="P922"><text:span text:style-name="T753">چه</text:span><text:span text:style-name="T908">کنمتا</text:span><text:span text:style-name="T1163">اين</text:span><text:span text:style-name="T908">نگرانیوفشارروانی</text:span><text:span text:style-name="T1163">را</text:span><text:span text:style-name="T832">از</text:span><text:span text:style-name="T1163">خودم</text:span><text:span text:style-name="T908">دورکنم؟</text:span><text:span text:style-name="T721">يک:</text:span><text:span text:style-name="T857">بادوستانخودتانگفتوگوکنيد</text:span><text:span text:style-name="T721">.</text:span><text:span text:style-name="T857">اگر</text:span><text:span text:style-name="T840">گرفتاری</text:span><text:span text:style-name="T857">خودتان</text:span><text:span text:style-name="T850">را</text:span><text:span text:style-name="T840">ب</text:span><text:span text:style-name="T721">ه</text:span></text:p>
        <text:p text:style-name="P27"/>
        <text:p text:style-name="P358"><text:span text:style-name="T753">بيمار:</text:span></text:p>
        <text:p text:style-name="P765">روانپزشک:</text:p>
      </text:section>
      <text:section text:style-name="Sect1" text:name="Section307">
        <text:p text:style-name="P467"><text:span text:style-name="T753">آنھا بگوييد مانند اين است که بار سنگينتان را ميان آنھا پخش</text:span></text:p>
        <text:p text:style-name="P93"/>
      </text:section>
      <text:section text:style-name="Sect143" text:name="Section308">
        <text:p text:style-name="P453"><text:span text:style-name="T754">پشت ميز بنشينيد و در باره ريشه نگرانی و گرفتاری</text:span></text:p>
        <text:p text:style-name="P140"><text:span text:style-name="T49">دو:</text:span></text:p>
        <text:p text:style-name="P504"><text:span text:style-name="T753">کرديد.</text:span></text:p>
      </text:section>
      <text:section text:style-name="Sect1" text:name="Section309">
        <text:p text:style-name="P97"/>
      </text:section>
      <text:section text:style-name="Sect144" text:name="Section310">
        <text:p text:style-name="P453"><text:span text:style-name="T721">مىکندو</text:span></text:p>
        <text:p text:style-name="P584"><text:span text:style-name="T861">اين</text:span><text:span text:style-name="T775">کاربهشما</text:span><text:span text:style-name="T1149">کم</text:span><text:span text:style-name="T861">ک</text:span></text:p>
        <text:p text:style-name="P582"><text:span text:style-name="T1132">نقشه بکشيد.</text:span></text:p>
        <text:p text:style-name="P582"><text:span text:style-name="T861">خودتان بنويسيدو</text:span></text:p>
      </text:section>
      <text:section text:style-name="Sect1" text:name="Section311">
        <text:p text:style-name="P93"/>
        <text:p text:style-name="P923">در درونتان شادی مىآفريند.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٧۴</text:h>
        <text:h text:style-name="P2965" text:outline-level="4"><text:span text:style-name="T861">در بستر</text:span></text:h>
      </text:section>
      <text:section text:style-name="Sect47" text:name="Section312">
        <text:p text:style-name="P235"><text:span text:style-name="T753">پسرم،</text:span><text:span text:style-name="T929">بيدار</text:span><text:span text:style-name="T945">شو،دير</text:span><text:span text:style-name="T929">است،</text:span><text:span text:style-name="T945">به</text:span><text:span text:style-name="T929">کالس</text:span><text:span text:style-name="T945">خودت</text:span><text:span text:style-name="T929">نمىرسی</text:span><text:span text:style-name="T753">.</text:span></text:p>
        <text:p text:style-name="P341"><text:span text:style-name="T861">مادر</text:span><text:span text:style-name="T1141">جان،</text:span><text:span text:style-name="T1249">نمىتوانم</text:span><text:span text:style-name="T1141">بلندشوم،انگارسرماخوردهام</text:span><text:span text:style-name="T861">.</text:span></text:p>
        <text:p text:style-name="P231"><text:span text:style-name="T721">زمستان</text:span><text:span text:style-name="T876">است و تو ھميشه با يک پيراھن بيرون مىروی</text:span><text:span text:style-name="T721">.</text:span></text:p>
        <text:p text:style-name="P341"><text:span text:style-name="T753">دمای</text:span><text:span text:style-name="T1110">بدنم</text:span><text:span text:style-name="T1148">را</text:span><text:span text:style-name="T1110">با</text:span><text:span text:style-name="T1269">دماسنج</text:span><text:span text:style-name="T1110">اندازهبگير</text:span><text:span text:style-name="T753">.</text:span></text:p>
        <text:p text:style-name="P231"><text:span text:style-name="T720">آری.</text:span><text:span text:style-name="T1114">تبھمداری،</text:span><text:span text:style-name="T931">دمای</text:span><text:span text:style-name="T1271">بدنت</text:span><text:span text:style-name="T948">٨٣</text:span><text:span text:style-name="T1114">درجهاست</text:span><text:span text:style-name="T720">.</text:span></text:p>
        <text:p text:style-name="P341"><text:span text:style-name="T753">ھمه</text:span><text:span text:style-name="T1228">تنمدردمىکند</text:span><text:span text:style-name="T753">.</text:span></text:p>
        <text:p text:style-name="P342"><text:span text:style-name="T861">گلو</text:span><text:span text:style-name="T797">درد داری</text:span><text:span text:style-name="T861">؟</text:span></text:p>
        <text:p text:style-name="P229"><text:soft-page-break/><text:span text:style-name="T753">نه،</text:span><text:span text:style-name="T822">ولیسرفهمىکنموکمیلرزدارم</text:span><text:span text:style-name="T753">.</text:span></text:p>
        <text:p text:style-name="P342"><text:span text:style-name="T753">تو</text:span><text:span text:style-name="T832">بايد</text:span><text:span text:style-name="T908">در</text:span><text:span text:style-name="T1169">بستر</text:span><text:span text:style-name="T832">خودتدرازبکشیوامروزھيچ</text:span><text:span text:style-name="T908">جا</text:span><text:span text:style-name="T1169">نروی</text:span><text:span text:style-name="T753">.</text:span></text:p>
        <text:p text:style-name="P229"><text:span text:style-name="T753">داروی</text:span><text:span text:style-name="T888">سرفه داريم</text:span><text:span text:style-name="T753">؟</text:span></text:p>
        <text:p text:style-name="P342"><text:span text:style-name="T754">داريم،</text:span><text:span text:style-name="T835">ولی بھتر است شير گرم بنوشی</text:span><text:span text:style-name="T754">.</text:span></text:p>
        <text:p text:style-name="P341"><text:span text:style-name="T754">خواھش</text:span><text:span text:style-name="T1211">مىکنم چند تا دستمال بھداشتی برايم بيآور</text:span><text:span text:style-name="T754">.</text:span></text:p>
        <text:p text:style-name="P230"><text:span text:style-name="T753">امروز</text:span><text:span text:style-name="T1269">منھم</text:span><text:span text:style-name="T1148">خانهدار</text:span><text:span text:style-name="T1269">ھم</text:span><text:span text:style-name="T1110">پرستار</text:span><text:span text:style-name="T1269">ھستم</text:span><text:span text:style-name="T753">.</text:span></text:p>
        <text:p text:style-name="P924"><text:span text:style-name="T1347">مادر:</text:span></text:p>
        <text:p text:style-name="P873"><text:span text:style-name="T753">پسر:</text:span></text:p>
        <text:p text:style-name="P925"><text:span text:style-name="T1347">مادر:</text:span></text:p>
        <text:p text:style-name="P873"><text:span text:style-name="T753">پسر:</text:span></text:p>
        <text:p text:style-name="P925"><text:span text:style-name="T1347">مادر:</text:span></text:p>
        <text:p text:style-name="P873"><text:span text:style-name="T753">پسر:</text:span></text:p>
        <text:p text:style-name="P925"><text:span text:style-name="T1347">مادر:</text:span></text:p>
        <text:p text:style-name="P873"><text:span text:style-name="T753">پسر:</text:span></text:p>
        <text:p text:style-name="P925"><text:span text:style-name="T1347">مادر:</text:span></text:p>
        <text:p text:style-name="P873"><text:span text:style-name="T753">پسر:</text:span></text:p>
        <text:p text:style-name="P925"><text:span text:style-name="T1347">مادر:</text:span></text:p>
        <text:p text:style-name="P927"><text:span text:style-name="T753">پسر:</text:span></text:p>
        <text:p text:style-name="P926"><text:span text:style-name="T1347">مادر:</text:span></text:p>
      </text:section>
      <text:section text:style-name="Sect1" text:name="Section313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59" text:outline-level="3">٨۴</text:h>
        <text:h text:style-name="P2962" text:outline-level="4"><text:span text:style-name="T861">ميوه بھترين دارو</text:span></text:h>
        <text:p text:style-name="P8"/>
        <text:p text:style-name="P8"/>
        <text:p text:style-name="P104"/>
        <text:p text:style-name="P401"><text:span text:style-name="T721">نه</text:span><text:span text:style-name="T1121">تنھاتندرستی</text:span><text:span text:style-name="T1162">بلکهرفتار</text:span><text:span text:style-name="T1121">ما</text:span><text:span text:style-name="T1162">بهخوراک</text:span><text:span text:style-name="T1121">روزانه</text:span><text:span text:style-name="T1162">مانيز</text:span><text:span text:style-name="T1121">بستگی</text:span><text:span text:style-name="T1162">دارد</text:span><text:span text:style-name="T721">.</text:span><text:span text:style-name="T1162">برا</text:span><text:span text:style-name="T721">ی</text:span></text:p>
        <text:p text:style-name="P928"><text:span text:style-name="T863">نمونه</text:span><text:span text:style-name="T861">خوردن</text:span><text:span text:style-name="T871">بيش</text:span><text:span text:style-name="T961">از</text:span><text:span text:style-name="T871">اندازهگوشت،ما</text:span><text:span text:style-name="T863">را</text:span><text:span text:style-name="T871">غمگين</text:span><text:span text:style-name="T863">و</text:span><text:span text:style-name="T961">گاھی</text:span><text:span text:style-name="T871">خشمگين</text:span><text:span text:style-name="T863">مىسازد</text:span><text:span text:style-name="T861">.</text:span><text:span text:style-name="T869">در</text:span><text:span text:style-name="T970">برابرآن،خوردن</text:span><text:span text:style-name="T799">ميوه</text:span><text:span text:style-name="T970">استکهمارا</text:span><text:span text:style-name="T799">شادتر</text:span><text:span text:style-name="T970">ومھربانتر</text:span><text:span text:style-name="T799">مىسازد</text:span><text:span text:style-name="T720">.</text:span><text:span text:style-name="T958">ميو</text:span><text:span text:style-name="T720">ه</text:span></text:p>
        <text:p text:style-name="P417"><text:span text:style-name="T861">بھترين</text:span><text:span text:style-name="T1271">داروبرایدرمانبسياریازدردھا</text:span><text:span text:style-name="T1151">و</text:span><text:span text:style-name="T1114">بيمارىھا</text:span><text:span text:style-name="T1271">است،</text:span><text:span text:style-name="T1151">از</text:span><text:span text:style-name="T1114">موی</text:span><text:span text:style-name="T1151">سر</text:span><text:span text:style-name="T839">ت</text:span><text:span text:style-name="T861">ا</text:span></text:p>
      </text:section>
      <text:section text:style-name="Sect145" text:name="Section314">
        <text:p text:style-name="P405"><text:span text:style-name="T753">مىتوان</text:span></text:p>
        <text:p text:style-name="P634"><text:span text:style-name="T768">اين</text:span><text:span text:style-name="T811">پديده</text:span><text:span text:style-name="T792">را</text:span><text:span text:style-name="T1176">نهتنھادر</text:span><text:span text:style-name="T792">ميانآدميان</text:span><text:span text:style-name="T1176">بلکهدرميان</text:span><text:span text:style-name="T792">جانوران</text:span><text:span text:style-name="T1176">ني</text:span><text:span text:style-name="T753">ز</text:span></text:p>
        <text:p text:style-name="P634"><text:span text:style-name="T861">ناخن پا.</text:span></text:p>
      </text:section>
      <text:section text:style-name="Sect1" text:name="Section315">
        <text:p text:style-name="P93"/>
        <text:p text:style-name="P929"><text:span text:style-name="T1012">ديد</text:span>.<text:span text:style-name="T991">رفتار</text:span><text:span text:style-name="T1056">ج</text:span><text:span text:style-name="T1010">ا</text:span><text:span text:style-name="T1008">نوران</text:span><text:span text:style-name="T1054">گ</text:span><text:span text:style-name="T1017">وشت</text:span><text:span text:style-name="T1001">خوار</text:span><text:span text:style-name="T981">با</text:span><text:span text:style-name="T971">ر</text:span><text:span text:style-name="T1032">ف</text:span><text:span text:style-name="T977">ت</text:span><text:span text:style-name="T1036">ار</text:span><text:span text:style-name="T1231">ج</text:span><text:span text:style-name="T1009">انوران</text:span><text:span text:style-name="T1055">م</text:span><text:span text:style-name="T998">يوه</text:span><text:span text:style-name="T1001">خوار</text:span><text:span text:style-name="T1012">يکسان</text:span><text:span text:style-name="T986">نيست</text:span><text:span text:style-name="T1093">.</text:span></text:p>
        <text:p text:style-name="P97"/>
        <text:p text:style-name="P401"><text:span text:style-name="T861">ميوه سرچشمه ھمه ويتامينھا است.در ھنگام بيماری پيش از رفتن به</text:span></text:p>
        <text:p text:style-name="P93"/>
        <text:p text:style-name="P401"><text:span text:style-name="T861">داروخانه</text:span><text:span text:style-name="T1268">وخريدنداروھایشيمی</text:span><text:span text:style-name="T861">-</text:span><text:span text:style-name="T1268">درمانی</text:span><text:span text:style-name="T854">بھتر</text:span><text:span text:style-name="T1268">استراه</text:span><text:span text:style-name="T1112">خود</text:span><text:span text:style-name="T1268">راکج</text:span><text:span text:style-name="T854">کنيد</text:span><text:span text:style-name="T1112">و</text:span><text:span text:style-name="T1268">ب</text:span><text:span text:style-name="T861">ه</text:span></text:p>
        <text:p text:style-name="P97"/>
        <text:p text:style-name="P930"><text:span text:style-name="T861">سوی</text:span><text:span text:style-name="T1268">بازار</text:span><text:span text:style-name="T1149">ميوه</text:span><text:span text:style-name="T1268">برويدزيرادارویدردھای</text:span><text:span text:style-name="T1149">ما</text:span><text:span text:style-name="T1268">آنجااست</text:span><text:span text:style-name="T861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77" text:outline-level="2"><text:soft-page-break/><text:span text:style-name="T753">فرھنگ ايران</text:span></text:h>
        <text:p text:style-name="P20"/>
        <text:p text:style-name="P76"/>
        <text:h text:style-name="P964" text:outline-level="3">٩۴</text:h>
        <text:h text:style-name="P2960" text:outline-level="4"><text:span text:style-name="T754">ھفت سين</text:span></text:h>
        <text:p text:style-name="P8"/>
        <text:p text:style-name="P8"/>
        <text:p text:style-name="P104"/>
        <text:p text:style-name="P931"><text:span text:style-name="T995">نخستين</text:span><text:span text:style-name="T959">جشن</text:span><text:span text:style-name="T877">فرھنگی</text:span><text:span text:style-name="T870">و</text:span><text:span text:style-name="T878">ب</text:span><text:span text:style-name="T995">استانی</text:span><text:span text:style-name="T964">مردم</text:span><text:span text:style-name="T965">ا</text:span><text:span text:style-name="T1017">يرا</text:span><text:span text:style-name="T971">ن</text:span><text:span text:style-name="T1004">ز</text:span><text:span text:style-name="T1153">مين</text:span><text:span text:style-name="T879">ب</text:span><text:span text:style-name="T981">ا</text:span><text:span text:style-name="T880">ف</text:span><text:span text:style-name="T1058">ر</text:span><text:span text:style-name="T1235">ارسيدن</text:span><text:span text:style-name="T874">س</text:span><text:span text:style-name="T998">ال</text:span><text:span text:style-name="T966">نو</text:span><text:span text:style-name="T1503">آغاز</text:span><text:span text:style-name="T1183">م</text:span><text:span text:style-name="T1001">ى</text:span><text:span text:style-name="T1261">ش</text:span><text:span text:style-name="T998">ود</text:span>.<text:span text:style-name="T752">ھ</text:span><text:span text:style-name="T1017">نگامی</text:span><text:span text:style-name="T1184">که</text:span><text:span text:style-name="T1180">ز</text:span><text:span text:style-name="T976">مستان</text:span><text:span text:style-name="T726">به</text:span><text:span text:style-name="T727">پايان</text:span><text:span text:style-name="T1183">م</text:span><text:span text:style-name="T1001">ى</text:span><text:span text:style-name="T1261">ر</text:span><text:span text:style-name="T998">سد</text:span><text:span text:style-name="T722">و</text:span><text:span text:style-name="T1185">د</text:span><text:span text:style-name="T987">رختان،</text:span><text:span text:style-name="T1186">گ</text:span><text:span text:style-name="T1007">ياھان</text:span><text:span text:style-name="T722">و</text:span><text:span text:style-name="T1187">ج</text:span><text:span text:style-name="T1015">ا</text:span><text:span text:style-name="T1002">ن</text:span><text:span text:style-name="T971">و</text:span><text:span text:style-name="T1039">ر</text:span><text:span text:style-name="T971">ا</text:span><text:span text:style-name="T1039">ن</text:span></text:p>
      </text:section>
      <text:section text:style-name="Sect146" text:name="Section316">
        <text:p text:style-name="P417"><text:span text:style-name="T1493">ھنگامی</text:span><text:span text:style-name="T753">که پرندگان به سرزمين</text:span></text:p>
        <text:p text:style-name="P932"><text:span text:style-name="T1158">مىشوند.</text:span></text:p>
        <text:p text:style-name="P932"><text:span text:style-name="T720">از خواب زمستانی سه ماھه بيدار</text:span></text:p>
      </text:section>
      <text:section text:style-name="Sect1" text:name="Section317">
        <text:p text:style-name="P106"/>
      </text:section>
      <text:section text:style-name="Sect147" text:name="Section318">
        <text:p text:style-name="P401"><text:span text:style-name="T818">ھنگامی</text:span><text:span text:style-name="T834">که</text:span><text:span text:style-name="T1168">زمين</text:span><text:span text:style-name="T834">به</text:span><text:span text:style-name="T1168">مادرخود،</text:span><text:span text:style-name="T834">خورشيد</text:span><text:span text:style-name="T849">نزديکت</text:span><text:span text:style-name="T861">ر</text:span></text:p>
        <text:p text:style-name="P933"><text:span text:style-name="T721">مىگردند.</text:span></text:p>
        <text:p text:style-name="P933">مادری خود باز</text:p>
      </text:section>
      <text:section text:style-name="Sect1" text:name="Section319">
        <text:p text:style-name="P97"/>
      </text:section>
      <text:section text:style-name="Sect148" text:name="Section320">
        <text:p text:style-name="P401"><text:span text:style-name="T784">مىگيرند.</text:span></text:p>
        <text:p text:style-name="P478">ا<text:span text:style-name="T989">ي</text:span><text:span text:style-name="T1054">ر</text:span><text:span text:style-name="T1017">انيان</text:span><text:span text:style-name="T1426">جش</text:span><text:span text:style-name="T1261">ن</text:span></text:p>
        <text:p text:style-name="P580"><text:span text:style-name="T1198">مىپرند.</text:span></text:p>
        <text:p text:style-name="P478"><text:span text:style-name="T720">مىشود.ھنگامی</text:span><text:span text:style-name="T858">که</text:span><text:span text:style-name="T852">ماھيان</text:span><text:span text:style-name="T858">ازشادیرویآ</text:span><text:span text:style-name="T720">ب</text:span></text:p>
      </text:section>
      <text:section text:style-name="Sect1" text:name="Section321">
        <text:p text:style-name="P93"/>
      </text:section>
      <text:section text:style-name="Sect149" text:name="Section322">
        <text:p text:style-name="P401"><text:span text:style-name="T1201">مىشود.</text:span></text:p>
        <text:p text:style-name="P719"><text:span text:style-name="T721">زمين</text:span><text:span text:style-name="T804">سفيد</text:span><text:span text:style-name="T1078">رنگ</text:span><text:span text:style-name="T804">کم</text:span><text:span text:style-name="T1078">کمسب</text:span><text:span text:style-name="T721">ز</text:span></text:p>
        <text:p text:style-name="P580">جشن زادروز دوباره زمين و آغاز بھار.</text:p>
      </text:section>
      <text:section text:style-name="Sect1" text:name="Section323">
        <text:p text:style-name="P97"/>
        <text:p text:style-name="P934"><text:span text:style-name="T720">رنگ</text:span><text:span text:style-name="T1241">سبززمين</text:span><text:span text:style-name="T1295">و</text:span><text:span text:style-name="T1241">رنگ</text:span><text:span text:style-name="T1277">آبی</text:span><text:span text:style-name="T1241">آسمان</text:span><text:span text:style-name="T1295">در</text:span><text:span text:style-name="T889">درون</text:span><text:span text:style-name="T1241">ماشادی</text:span><text:span text:style-name="T1277">مىآفريند</text:span><text:span text:style-name="T720">.</text:span></text:p>
      </text:section>
      <text:section text:style-name="Sect150" text:name="Section324">
        <text:p text:style-name="P405"><text:span text:style-name="T1429">مردم</text:span>رختھای نو</text:p>
        <text:p text:style-name="P507"><text:span text:style-name="T753">مىتوان</text:span><text:span text:style-name="T1122">ديد</text:span><text:span text:style-name="T753">.</text:span></text:p>
        <text:p text:style-name="P577"><text:span text:style-name="T1508">را</text:span>در ھمه جا</text:p>
        <text:p text:style-name="P867"><text:span text:style-name="T861">در اين روز سفره ھفت سين</text:span></text:p>
      </text:section>
      <text:section text:style-name="Sect1" text:name="Section325">
        <text:p text:style-name="P93"/>
      </text:section>
      <text:section text:style-name="Sect151" text:name="Section326">
        <text:p text:style-name="P401"><text:span text:style-name="T1309">روی</text:span><text:span text:style-name="T1256">سفره ھف</text:span><text:span text:style-name="T753">ت</text:span></text:p>
        <text:p text:style-name="P511"><text:span text:style-name="T784">مىگيرند.</text:span></text:p>
        <text:p text:style-name="P720"><text:span text:style-name="T754">مىنشينند و جشن</text:span></text:p>
        <text:p text:style-name="P720"><text:span text:style-name="T721">مىپوشند و در کنار سفره</text:span></text:p>
        <text:p text:style-name="P720">خود را</text:p>
      </text:section>
      <text:section text:style-name="Sect1" text:name="Section327">
        <text:p text:style-name="P97"/>
      </text:section>
      <text:section text:style-name="Sect152" text:name="Section328">
        <text:p text:style-name="P401"><text:span text:style-name="T895">ھفت</text:span><text:span text:style-name="T721">ميوه، گل يا سبزی که با</text:span></text:p>
        <text:p text:style-name="P468"><text:span text:style-name="T753">مىتوان ديد.</text:span></text:p>
        <text:p text:style-name="P468"><text:span text:style-name="T753">سين نمادھای فرھنگی ايرانيان را</text:span></text:p>
      </text:section>
      <text:section text:style-name="Sect1" text:name="Section329">
        <text:p text:style-name="P93"/>
        <text:p text:style-name="P935"><text:span text:style-name="T1509">سين</text:span><text:span text:style-name="T770">آغاز</text:span><text:span text:style-name="T908">مىشوند</text:span><text:span text:style-name="T770">جای</text:span><text:span text:style-name="T1169">دارند</text:span><text:span text:style-name="T832">وھرکدام</text:span><text:span text:style-name="T908">ريشه</text:span><text:span text:style-name="T832">فرھنگی</text:span><text:span text:style-name="T770">دارد</text:span><text:span text:style-name="T861">.</text:span><text:span text:style-name="T1338">سبزی،</text:span><text:span text:style-name="T798">نمادتازگیاست</text:span><text:span text:style-name="T753">.</text:span><text:span text:style-name="T953">سنبل،</text:span><text:span text:style-name="T969">نماد</text:span><text:span text:style-name="T953">زيبايی</text:span><text:span text:style-name="T798">اندام</text:span><text:span text:style-name="T953">است</text:span><text:span text:style-name="T753">.</text:span><text:span text:style-name="T798">سير،نماد</text:span><text:span text:style-name="T969">تندرست</text:span><text:span text:style-name="T753">ی</text:span></text:p>
      </text:section>
      <text:section text:style-name="Sect153" text:name="Section330">
        <text:p text:style-name="P417"><text:span text:style-name="T1303">ھمچنين</text:span><text:span text:style-name="T753">قرآن نشانه باوری</text:span></text:p>
        <text:p text:style-name="P505"><text:span text:style-name="T753">سمنو،</text:span><text:span text:style-name="T922">نمادروزیو</text:span><text:span text:style-name="T911">سپند،</text:span><text:span text:style-name="T922">سپربيماریاست</text:span><text:span text:style-name="T753">.</text:span></text:p>
        <text:p text:style-name="P440"><text:span text:style-name="T720">است،</text:span></text:p>
      </text:section>
      <text:section text:style-name="Sect1" text:name="Section331">
        <text:p text:style-name="P97"/>
        <text:p text:style-name="P401"><text:span text:style-name="T753">و</text:span><text:span text:style-name="T816">خداشناسی،</text:span><text:span text:style-name="T788">آينه،نشانهھماھنگی،</text:span><text:span text:style-name="T816">چراغ،</text:span><text:span text:style-name="T788">نمادنور</text:span><text:span text:style-name="T816">و</text:span><text:span text:style-name="T788">گرما،</text:span><text:span text:style-name="T816">آب،</text:span><text:span text:style-name="T788">نمادزندگیو</text:span></text:p>
        <text:p text:style-name="P936"><text:span text:style-name="T753">ماھی،</text:span><text:span text:style-name="T1072">نمادپاکی</text:span><text:span text:style-name="T934">و</text:span><text:span text:style-name="T1077">شادی</text:span><text:span text:style-name="T934">است</text:span><text:span text:style-name="T753">.</text:span></text:p>
        <text:p text:style-name="P937"><text:span text:style-name="T753">سفره ھفت سين تا</text:span><text:span text:style-name="T720">روز</text:span><text:span text:style-name="T753">سيزدھم</text:span><text:span text:style-name="T720">ماه</text:span><text:span text:style-name="T753">فروردين پھن خواھد بود.</text:span></text:p>
        <text:p text:style-name="P938"><text:span text:style-name="T720">ھر روزتان نوروز باد!</text:span></text:p>
        <text:p text:style-name="P8"/>
        <text:p text:style-name="P8"/>
        <text:p text:style-name="P8"/>
        <text:p text:style-name="P8"><text:soft-page-break/></text:p>
        <text:p text:style-name="P8"/>
        <text:p text:style-name="P8"/>
        <text:p text:style-name="P8"/>
        <text:p text:style-name="P8"/>
        <text:h text:style-name="P962" text:outline-level="3">٠۵</text:h>
        <text:p text:style-name="P22"/>
        <text:p text:style-name="P23"/>
        <text:p text:style-name="P141"><text:span text:style-name="T1512">فرھنگ بيگانه</text:span></text:p>
        <text:p text:style-name="P8"/>
        <text:p text:style-name="P8"/>
        <text:p text:style-name="P8"/>
        <text:p text:style-name="P53"/>
      </text:section>
      <text:section text:style-name="Sect154" text:name="Section332">
        <text:p text:style-name="P404"><text:span text:style-name="T861">از</text:span><text:span text:style-name="T1513">فرھنگ</text:span><text:span text:style-name="T770">مردم</text:span><text:span text:style-name="T775">يککشوريا</text:span><text:span text:style-name="T770">يک</text:span><text:span text:style-name="T775">سرزمين،زبان،</text:span><text:span text:style-name="T770">آيين،</text:span><text:span text:style-name="T775">دانشوچھرهآنان</text:span><text:span text:style-name="T753">ھر</text:span><text:span text:style-name="T774">کشوریاگر</text:span><text:span text:style-name="T1148">بخواھد</text:span><text:span text:style-name="T774">پايداربماندبايد</text:span><text:span text:style-name="T1148">نه</text:span><text:span text:style-name="T768">تنھا</text:span><text:span text:style-name="T774">از</text:span><text:span text:style-name="T1148">مرزھای</text:span><text:span text:style-name="T774">خودبلک</text:span><text:span text:style-name="T753">ه</text:span></text:p>
        <text:p text:style-name="P27"/>
        <text:p text:style-name="P939">است.</text:p>
      </text:section>
      <text:section text:style-name="Sect1" text:name="Section333">
        <text:p text:style-name="P940"><text:span text:style-name="T1362">فرھنگ</text:span><text:span text:style-name="T721">خود نيز پاسداری کند.اگر چه پاسداری از فرھنگ بسی سختتر است.</text:span><text:span text:style-name="T1367">ھر</text:span><text:span text:style-name="T951">اندازه</text:span><text:span text:style-name="T797">فرھنگ</text:span><text:span text:style-name="T963">ما</text:span><text:span text:style-name="T797">نيرومندتر</text:span><text:span text:style-name="T951">استوھراندازه</text:span><text:span text:style-name="T875">ما</text:span><text:span text:style-name="T797">به</text:span><text:span text:style-name="T951">زبانوفرھنگخو</text:span><text:span text:style-name="T861">د</text:span></text:p>
        <text:p text:style-name="P941"><text:span text:style-name="T753">باور</text:span><text:span text:style-name="T960">داريم،فرھنگبيگانهدربرابرماناتوانترخواھد</text:span><text:span text:style-name="T873">بود</text:span><text:span text:style-name="T753">.</text:span></text:p>
      </text:section>
      <text:p text:style-name="P415"><text:span text:style-name="T753">در ايران فرھنگستان زبان فارسی کار پاسداری و نگھداری زبان باستانی</text:span></text:p>
      <text:p text:style-name="P418"><text:span text:style-name="T861">اين</text:span><text:span text:style-name="T839">کشوررابردوشخوددارد</text:span><text:span text:style-name="T861">.</text:span><text:span text:style-name="T770">اگر</text:span><text:span text:style-name="T839">چهنويسندگانو</text:span><text:span text:style-name="T856">روزنامهنگاران</text:span><text:span text:style-name="T839">نيزدراي</text:span><text:span text:style-name="T861">ن</text:span></text:p>
      <text:p text:style-name="P97"/>
      <text:section text:style-name="Sect155" text:name="Section334">
        <text:p text:style-name="P401"><text:span text:style-name="T1307">کاربرد</text:span><text:span text:style-name="T775">واژگانبيگانه</text:span><text:span text:style-name="T948">در</text:span><text:span text:style-name="T770">زبان</text:span><text:span text:style-name="T931">مادری</text:span><text:span text:style-name="T770">مانند</text:span><text:span text:style-name="T775">زھریاس</text:span><text:span text:style-name="T861">ت</text:span></text:p>
        <text:p text:style-name="P434"><text:span text:style-name="T1037">مىکنند.</text:span></text:p>
        <text:p text:style-name="P636"><text:span text:style-name="T753">کار نقش بازی</text:span></text:p>
      </text:section>
      <text:section text:style-name="Sect1" text:name="Section335">
        <text:p text:style-name="P93"/>
        <text:p text:style-name="P942"><text:span text:style-name="T1037">که</text:span><text:span text:style-name="T977">فرھنگ</text:span><text:span text:style-name="T1514">م</text:span><text:span text:style-name="T1033">ا</text:span>را<text:span text:style-name="T1237">ک</text:span><text:span text:style-name="T995">م</text:span><text:span text:style-name="T1237">ک</text:span><text:span text:style-name="T995">م</text:span><text:span text:style-name="T1109">بيمار</text:span><text:span text:style-name="T971">و</text:span><text:span text:style-name="T762">س</text:span><text:span text:style-name="T994">رانجام</text:span><text:span text:style-name="T1012">نابود</text:span><text:span text:style-name="T1263">م</text:span><text:span text:style-name="T1001">ى</text:span><text:span text:style-name="T983">ک</text:span><text:span text:style-name="T996">ن</text:span><text:span text:style-name="T1043">د</text:span>.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962" text:outline-level="3">١۵</text:h>
        <text:h text:style-name="P2968" text:outline-level="4"><text:span text:style-name="T861">فردوسی و فرھنگ</text:span></text:h>
        <text:p text:style-name="P8"/>
        <text:p text:style-name="P8"/>
        <text:p text:style-name="P8"/>
        <text:p text:style-name="P100"/>
      </text:section>
      <text:section text:style-name="Sect156" text:name="Section336">
        <text:p text:style-name="P401"><text:span text:style-name="T753">ميالدی در روستای</text:span></text:p>
        <text:p text:style-name="P142"><text:span text:style-name="T49">٧٣٩</text:span></text:p>
        <text:p text:style-name="P866"><text:span text:style-name="T753">فردوسی بزرگترين سراينده زبان پارسی در سال</text:span></text:p>
      </text:section>
      <text:section text:style-name="Sect1" text:name="Section337">
        <text:p text:style-name="P106"/>
        <text:p text:style-name="P401"><text:span text:style-name="T753">پاژ</text:span><text:span text:style-name="T848">که</text:span><text:span text:style-name="T1169">يکی</text:span><text:span text:style-name="T848">از</text:span><text:span text:style-name="T1169">روستاھایشھرباستانی</text:span><text:span text:style-name="T848">توس</text:span><text:span text:style-name="T1169">است،</text:span><text:span text:style-name="T848">زاده</text:span><text:span text:style-name="T1169">شد</text:span><text:span text:style-name="T753">.</text:span><text:span text:style-name="T848">پدراوباغبان</text:span><text:span text:style-name="T1169">بود</text:span><text:span text:style-name="T753">.</text:span></text:p>
        <text:p text:style-name="P93"/>
        <text:p text:style-name="P401"><text:span text:style-name="T861">فردوسی نيز در جوانی کار پدر خود را دنبال کرد و کشاورز شد.او در جوانی،</text:span></text:p>
        <text:p text:style-name="P97"/>
      </text:section>
      <text:section text:style-name="Sect157" text:name="Section338">
        <text:p text:style-name="P943"><text:span text:style-name="T753">ميھن</text:span><text:span text:style-name="T1282">پرست</text:span><text:span text:style-name="T1204">بود</text:span><text:span text:style-name="T826">و</text:span><text:span text:style-name="T1204">برای</text:span><text:span text:style-name="T826">ھمينشاھنامه</text:span><text:span text:style-name="T1204">را</text:span><text:span text:style-name="T1497">او</text:span></text:p>
        <text:p text:style-name="P944"><text:span text:style-name="T861">زبان،</text:span><text:span text:style-name="T905">تاريخ</text:span><text:span text:style-name="T834">وسخنوری</text:span><text:span text:style-name="T905">آموخت</text:span><text:span text:style-name="T861">.</text:span></text:p>
        <text:p text:style-name="P829"><text:span text:style-name="T1197">سرود.</text:span></text:p>
      </text:section>
      <text:section text:style-name="Sect1" text:name="Section339">
        <text:p text:style-name="P97"/>
        <text:p text:style-name="P401"><text:span text:style-name="T861">فردوسی</text:span><text:span text:style-name="T1123">از</text:span><text:span text:style-name="T1136">چھلسالگیسرودن</text:span><text:span text:style-name="T1123">شاھنامهراآغازکردوسی</text:span><text:span text:style-name="T1136">سال</text:span><text:span text:style-name="T1123">پید</text:span><text:span text:style-name="T861">ر</text:span></text:p>
        <text:p text:style-name="P945"><text:span text:style-name="T721">پی</text:span><text:span text:style-name="T928">رنجکشيد</text:span><text:span text:style-name="T952">تاآن</text:span><text:span text:style-name="T928">را</text:span><text:span text:style-name="T952">بهپايان</text:span><text:span text:style-name="T796">برساند</text:span><text:span text:style-name="T721">.</text:span><text:span text:style-name="T720">امروزه</text:span><text:span text:style-name="T1297">وپس</text:span><text:span text:style-name="T892">ازگذشت</text:span><text:span text:style-name="T1243">بيش</text:span><text:span text:style-name="T1297">از</text:span><text:span text:style-name="T892">ھزار</text:span><text:span text:style-name="T1264">سال،</text:span><text:span text:style-name="T892">جايگاهشاھنامه</text:span><text:span text:style-name="T1297">چنانارزشمن</text:span><text:span text:style-name="T720">د</text:span></text:p>
        <text:p text:style-name="P417"><text:span text:style-name="T861">است</text:span><text:span text:style-name="T834">که</text:span><text:span text:style-name="T1168">مىتوانآنرافرھنگ</text:span><text:span text:style-name="T834">زبانپارسی</text:span><text:span text:style-name="T1168">وفرھنگ</text:span><text:span text:style-name="T834">مردم</text:span><text:span text:style-name="T1168">ايرانزمينناميد</text:span><text:span text:style-name="T861">.</text:span></text:p>
        <text:p text:style-name="P97"/>
        <text:p text:style-name="P401"><text:span text:style-name="T861">آرامگاه</text:span><text:span text:style-name="T937">فردوسیدرشھر</text:span><text:span text:style-name="T1080">توس</text:span><text:span text:style-name="T937">يکیاز</text:span><text:span text:style-name="T1074">جاھای</text:span><text:span text:style-name="T1080">ديدنی</text:span><text:span text:style-name="T937">استانخراساناستو</text:span></text:p>
        <text:p text:style-name="P93"/>
        <text:p text:style-name="P946"><text:span text:style-name="T1005">ساليانه</text:span><text:span text:style-name="T1038">گ</text:span><text:span text:style-name="T1039">ر</text:span><text:span text:style-name="T971">و</text:span>ه<text:span text:style-name="T1261">ھ</text:span><text:span text:style-name="T998">ای</text:span><text:span text:style-name="T1109">بسياری</text:span><text:span text:style-name="T971">از</text:span><text:span text:style-name="T1412">مردم</text:span><text:span text:style-name="T971">از درون</text:span>و<text:span text:style-name="T1036">بيرون</text:span><text:span text:style-name="T977">کشور</text:span><text:span text:style-name="T996">به</text:span><text:span text:style-name="T994">ديدار</text:span>ا<text:span text:style-name="T971">و</text:span><text:span text:style-name="T1263">م</text:span><text:span text:style-name="T1001">ى</text:span><text:span text:style-name="T1424">ر</text:span><text:span text:style-name="T1022">وند</text:span>.</text:p>
      </text:section>
      <text:p text:style-name="P947">Приложение</text:p>
      <text:p text:style-name="P12"/>
      <text:p text:style-name="P44"><text:span text:style-name="T16">Некоторые сведения о персидском языке</text:span></text:p>
      <text:p text:style-name="P88"/>
      <text:p text:style-name="P143"><text:span text:style-name="T17">(</text:span><text:span text:style-name="T34">Пункты, отмеченные тройной звездочкой, рекомендуетсяпрочитать в первую очередь: перед тем, как начинать читать и слушать данный курс</text:span><text:span text:style-name="T17">).</text:span></text:p>
      <text:p text:style-name="P17"/>
      <text:p text:style-name="P144"><text:span text:style-name="T17">* В персидском языке нет артиклей, неопределенность выражается присоединением к имени безударного -i:</text:span></text:p>
      <text:p text:style-name="P17"/>
      <text:p text:style-name="P39"><text:span text:style-name="T17">ketāb — книга (определенная, та самая)</text:span></text:p>
      <text:p text:style-name="P39"><text:span text:style-name="T17">ketābi — книга (неопределенная, одна какая-то)</text:span></text:p>
      <text:p text:style-name="P121"/>
      <text:p text:style-name="P39"><text:span text:style-name="T17">doxtar-e bozorg — (та, конкретная) большая</text:span><text:span text:style-name="T35">девушка</text:span></text:p>
      <text:p text:style-name="P39"><text:span text:style-name="T17">doxtar-e bozorgi — (одна какая-то) большая</text:span><text:span text:style-name="T35">девушка</text:span></text:p>
      <text:p text:style-name="P121"/>
      <text:p text:style-name="P145"><text:span text:style-name="T17">*** Спряжение глагола budan («быть») в краткой (присоединяемой к имени) форме (личные окончания при этом безударны):</text:span></text:p>
      <text:p text:style-name="P105"><draw:frame draw:style-name="fr2" text:anchor-type="char" svg:x="1.1071in" svg:y="0.2591in" svg:width="3.3236in" svg:height="0.7744in" draw:z-index="2"><draw:text-box><text:p text:style-name="P2973"><text:span text:style-name="T17">xub-am — я хороший xub-i — ты хороший xub-ast — он хороший</text:span></text:p></draw:text-box></draw:frame></text:p>
      <text:p text:style-name="P55"/>
      <text:p text:style-name="P146"><draw:frame draw:style-name="fr3" text:anchor-type="char" svg:x="4.4299in" svg:y="-0.972in" svg:width="3.3236in" svg:height="0.7744in" draw:z-index="16"><draw:text-box><text:p text:style-name="P2974"><text:span text:style-name="T17">xub-im — мы хорошие xub-id — вы хорошие xub-and — они хорошие</text:span></text:p></draw:text-box></draw:frame><text:span text:style-name="T17">Спряжение глагола budan («быть») в (полной) форме hast (это более подчеркнутая форма, т.е. несущая на себе логическое ударение; она используется также обычно после слов, оканчивающихся на -i):</text:span></text:p>
      <text:p text:style-name="P9"/>
      <text:p text:style-name="P122"/>
      <table:table table:name="Table124" table:style-name="Table124">
        <table:table-column table:style-name="Table124.A"/>
        <table:table-column table:style-name="Table124.B"/>
        <table:table-row table:style-name="Table124.1">
          <table:table-cell table:style-name="Table124.A1" office:value-type="string">
            <text:p text:style-name="P985"><text:span text:style-name="T17">xāreji (bigāne) hastam — я</text:span></text:p>
          </table:table-cell>
          <table:table-cell table:style-name="Table124.A1" office:value-type="string">
            <text:p text:style-name="P1208"><text:span text:style-name="T17">xāreji hastim</text:span></text:p>
          </table:table-cell>
        </table:table-row>
        <table:table-row table:style-name="Table124.2">
          <table:table-cell table:style-name="Table124.A2" office:value-type="string">
            <text:p text:style-name="P983"><text:span text:style-name="T17">иностранец</text:span></text:p>
          </table:table-cell>
          <table:table-cell table:style-name="Table124.A2" office:value-type="string">
            <text:p text:style-name="P1209"><text:span text:style-name="T17">xāreji hastid</text:span></text:p>
          </table:table-cell>
        </table:table-row>
        <table:table-row table:style-name="Table124.2">
          <table:table-cell table:style-name="Table124.A2" office:value-type="string">
            <text:p text:style-name="P983"><text:span text:style-name="T17">xāreji hasti</text:span></text:p>
          </table:table-cell>
          <table:table-cell table:style-name="Table124.A2" office:value-type="string">
            <text:p text:style-name="P1209"><text:span text:style-name="T17">xāreji hastand</text:span></text:p>
          </table:table-cell>
        </table:table-row>
        <table:table-row table:style-name="Table124.4">
          <table:table-cell table:style-name="Table124.A4" office:value-type="string">
            <text:p text:style-name="P992"><text:span text:style-name="T17">xāreji hast</text:span></text:p>
          </table:table-cell>
          <table:table-cell table:style-name="Table124.A4" office:value-type="string">
            <text:p text:style-name="P1004"/>
          </table:table-cell>
        </table:table-row>
      </table:table>
      <text:p text:style-name="P75"/>
      <text:p text:style-name="P40"><draw:frame draw:style-name="fr3" text:anchor-type="char" svg:x="4.4299in" svg:y="0.5154in" svg:width="3.3236in" svg:height="0.7744in" draw:z-index="15"><draw:text-box><text:p text:style-name="P2975"><text:span text:style-name="T17">nístim nístid nístand</text:span></text:p></draw:text-box></draw:frame><text:span text:style-name="T17">Спряжение глагола «быть» в отрицательной форме:</text:span></text:p>
      <text:p text:style-name="P99"><draw:frame draw:style-name="fr2" text:anchor-type="char" svg:x="1.1071in" svg:y="0.2598in" svg:width="3.3236in" svg:height="0.7744in" draw:z-index="3"><draw:text-box><text:p text:style-name="P2976"><text:span text:style-name="T17">nístam nísti nist</text:span></text:p></draw:text-box></draw:frame></text:p>
      <text:p text:style-name="P46"><text:span text:style-name="T17">Разница между hast и ast заключается также в следующем:</text:span></text:p>
      <text:p text:style-name="P89"/>
      <text:p text:style-name="P35"><text:span text:style-name="T17">Nān hast — хлеб есть (имеется).</text:span></text:p>
      <text:p text:style-name="P147"><text:span text:style-name="T17">Nān tāze ast — хлеб — свежий: «хлеб свежий есть = свежим является».</text:span></text:p>
      <text:p text:style-name="P148"><text:span text:style-name="T17">Отрицание (как от hast, так и от ast) — nist: Nān nist.</text:span></text:p>
      <text:p text:style-name="P41"><text:span text:style-name="T17">Nān tāze nist.</text:span></text:p>
      <text:p text:style-name="P121"/>
      <text:p text:style-name="P149"><text:span text:style-name="T17">*** Множественное число выражается суффиксом -hā (для неодушевленных и одушевленных имен) и суффиксом ān (для одушевленных):</text:span></text:p>
      <text:p text:style-name="P89"/>
      <text:p text:style-name="P35"><text:span text:style-name="T17">miz — miz-hā (стол — столы)</text:span></text:p>
      <text:p text:style-name="P150"><text:span text:style-name="T17">zan — zanān (женщина — женщины) Xanum-hā va āqāyān! — Дамы и господа!</text:span></text:p>
      <text:p text:style-name="P17"/>
      <text:list xml:id="list3704783486" text:style-name="WWNum5">
        <text:list-item>
          <text:p text:style-name="P2921"><text:span text:style-name="T17">В персидском языке единственное число употребляется часто в значении множественного — когда речь идет о чем-то общем, собирательном:</text:span></text:p>
        </text:list-item>
      </text:list>
      <text:p text:style-name="P75"/>
      <text:p text:style-name="P35"><text:span text:style-name="T17">Ketāb xub-ast. — Книги хорошие (хорошая это вещь — книги).</text:span></text:p>
      <text:p text:style-name="P121"/>
      <text:list xml:id="list64042957184069" text:continue-numbering="true" text:style-name="WWNum5">
        <text:list-item>
          <text:p text:style-name="P2922"><text:span text:style-name="T17">Единственное число употребляется также после слова čand (сколько?) и после</text:span><text:span text:style-name="T26">числительных:</text:span></text:p>
        </text:list-item>
      </text:list>
      <text:p text:style-name="P17"/>
      <text:p text:style-name="P35"><text:span text:style-name="T17">panj ketāb — пять книг</text:span></text:p>
      <text:p text:style-name="P17"/>
      <text:p text:style-name="P151"><text:span text:style-name="T17">*** В литературном персидском в начале вопросительного предложения используется специальная вопросительная частица āyā (если в предложении нет другого вопросительного слова). Эта частица на русский язык не переводится.</text:span></text:p>
      <text:p text:style-name="P17"/>
      <text:p text:style-name="P152"><text:span text:style-name="T17">Āyā nān hast? — Имеется (ли) хлеб? Kojā nān hast? — Где (есть) хлеб?</text:span></text:p>
      <text:p text:style-name="P47"><text:span text:style-name="T17">*** Личные местоимения:</text:span></text:p>
      <text:p text:style-name="P105"><draw:frame draw:style-name="fr2" text:anchor-type="char" svg:x="1.1071in" svg:y="0.2598in" svg:width="3.3236in" svg:height="0.7744in" draw:z-index="4"><draw:text-box><text:p text:style-name="P2977"><text:span text:style-name="T17">man — я</text:span></text:p><text:p text:style-name="P2977"><text:span text:style-name="T17">to — ты</text:span></text:p><text:p text:style-name="P2978"><text:span text:style-name="T17">u — он, она</text:span></text:p></draw:text-box></draw:frame></text:p>
      <text:p text:style-name="P55"/>
      <text:p text:style-name="P153"><draw:frame draw:style-name="fr3" text:anchor-type="char" svg:x="4.4299in" svg:y="-0.972in" svg:width="3.3236in" svg:height="0.7744in" draw:z-index="18"><draw:text-box><text:p text:style-name="P2981"><text:span text:style-name="T17">mā — мы</text:span></text:p><text:p text:style-name="P2981"><text:span text:style-name="T17">šomā — вы, Вы</text:span></text:p><text:p text:style-name="P2982"><text:span text:style-name="T17">išān (ānhā) — они</text:span></text:p></draw:text-box></draw:frame><text:span text:style-name="T17">*** Изафет («добавление»): два слова связываются в словосочетание при помощи суффикса -e (после согласных) или -ye (после гласных — для удобства произношения):</text:span></text:p>
      <text:p text:style-name="P89"/>
      <text:p text:style-name="P35"><text:span text:style-name="T17">dar-e xāne — дверь дома</text:span></text:p>
      <text:p text:style-name="P44"><text:span text:style-name="T17">xāne-ye pedar — дом</text:span><text:span text:style-name="T28">отца</text:span></text:p>
      <text:p text:style-name="P154"><text:span text:style-name="T17">Так же присоединяются и прилагательные: nān-e tāze — свежий</text:span><text:span text:style-name="T31">хлеб</text:span></text:p>
      <text:p text:style-name="P49"><text:span text:style-name="T17">nān-e garm-e tāze — свежий теплый хлеб</text:span></text:p>
      <text:p text:style-name="P17"/>
      <text:list xml:id="list64041557868555" text:continue-numbering="true" text:style-name="WWNum5">
        <text:list-item>
          <text:p text:style-name="P2923"><text:span text:style-name="T17">Изафет также используется при словах-указателях местоположения вроде: внизу (под), возле, на</text:span><text:span text:style-name="T36">(чем-либо)…</text:span></text:p>
        </text:list-item>
      </text:list>
      <text:p text:style-name="P17"/>
      <text:p text:style-name="P155"><text:span text:style-name="T17">zir-e māšin — под автомобилем nazdik-e hotel — возле гостиницы ru-ye miz — на столе</text:span></text:p>
      <text:p text:style-name="P17"/>
      <text:p text:style-name="P35"><text:span text:style-name="T17">*** Притяжательность:</text:span></text:p>
      <text:p text:style-name="P17"/>
      <text:p text:style-name="P35"><text:span text:style-name="T17">ketāb-e man — моя книга; ketāb-e to — твоя книга… и т.д.</text:span></text:p>
      <text:p text:style-name="P17"/>
      <text:p text:style-name="P156"><text:span text:style-name="T17">Более распространенная разговорная форма (слитные притяжательные местоимения):</text:span></text:p>
      <text:p text:style-name="P99"><draw:frame draw:style-name="fr2" text:anchor-type="char" svg:x="1.1071in" svg:y="0.2598in" svg:width="3.3236in" svg:height="0.7744in" draw:z-index="5"><draw:text-box><text:p text:style-name="P2983"><text:span text:style-name="T17">ketāb-am — моя книга ketāb-at — твоя книга ketāb-aš — его/ее книга</text:span></text:p></draw:text-box></draw:frame></text:p>
      <text:p text:style-name="P102"/>
      <text:p text:style-name="P50"><draw:frame draw:style-name="fr3" text:anchor-type="char" svg:x="4.4299in" svg:y="-0.9717in" svg:width="3.3236in" svg:height="0.7744in" draw:z-index="17"><draw:text-box><text:p text:style-name="P2984"><text:span text:style-name="T17">ketāb-emān — наша книга ketāb-etān — ваша книга ketāb-ešān — их книга</text:span></text:p></draw:text-box></draw:frame><text:span text:style-name="T17">barādar-at — твой брат, barādar-e bozorg-at — твой старший:</text:span></text:p>
      <text:p text:style-name="P44"><text:span text:style-name="T17">«большой» брат</text:span></text:p>
      <text:p text:style-name="P157"><text:span text:style-name="T17">Если при этом слово оканчивается на -a или на -u, то для удобства произношения вставляется -y-:</text:span></text:p>
      <text:p text:style-name="P89"/>
      <text:p text:style-name="P35"><text:span text:style-name="T17">pā-yam — моя нога, patu-yam — мое одеяло</text:span></text:p>
      <text:p text:style-name="P17"/>
      <text:list xml:id="list64042178319441" text:continue-numbering="true" text:style-name="WWNum5">
        <text:list-item>
          <text:p text:style-name="P2924"><text:span text:style-name="T17">Cлово xod (сам) cпрягается, присоединяя к себе притяжательные окончания:</text:span></text:p>
        </text:list-item>
      </text:list>
      <text:p text:style-name="P99"><draw:frame draw:style-name="fr2" text:anchor-type="char" svg:x="1.1071in" svg:y="0.2598in" svg:width="3.3236in" svg:height="0.7744in" draw:z-index="6"><draw:text-box><text:p text:style-name="P2979"><text:span text:style-name="T17">xod-am — я сам</text:span></text:p><text:p text:style-name="P2978"><text:span text:style-name="T17">xod-at — ты сам</text:span></text:p><text:p text:style-name="P2980"><text:span text:style-name="T17">xod-aš — он сам / она сама</text:span></text:p></draw:text-box></draw:frame></text:p>
      <text:p text:style-name="P102"/>
      <text:p text:style-name="P50"><draw:frame draw:style-name="fr3" text:anchor-type="char" svg:x="4.4299in" svg:y="-0.9717in" svg:width="3.3236in" svg:height="0.7744in" draw:z-index="19"><draw:text-box><text:p text:style-name="P2985"><text:span text:style-name="T17">xod-emān — мы сами xod-etān — вы сами xod-ešān — они сами</text:span></text:p></draw:text-box></draw:frame><text:span text:style-name="T17">Например:</text:span></text:p>
      <text:p text:style-name="P121"/>
      <text:p text:style-name="P158"><text:span text:style-name="T17">Mādar xod-aš-rā šost. — Мама мылась, умывалась («мыла себя»). U xod-aš man-rā did. — Он сам увидел меня.</text:span></text:p>
      <text:p text:style-name="P159"><text:span text:style-name="T17">Mā āšpaz nadārim va xodemān āšpazi mikonim. — У нас нет повара и мы сами готовим («готовку делаем»).</text:span></text:p>
      <text:p text:style-name="P9"/>
      <text:p text:style-name="P122"/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office:value-type="string">
            <text:p text:style-name="P985"><text:span text:style-name="T17">ketāb-e xod-am — моя</text:span></text:p>
          </table:table-cell>
          <table:table-cell table:style-name="Table125.A1" office:value-type="string">
            <text:p text:style-name="P2635"><text:span text:style-name="T17">ketāb-e xod-emān — наша</text:span></text:p>
          </table:table-cell>
        </table:table-row>
        <table:table-row table:style-name="Table125.2">
          <table:table-cell table:style-name="Table125.A2" office:value-type="string">
            <text:p text:style-name="P983"><text:span text:style-name="T17">собственная книга</text:span></text:p>
          </table:table-cell>
          <table:table-cell table:style-name="Table125.A2" office:value-type="string">
            <text:p text:style-name="P2636"><text:span text:style-name="T17">собственная книга</text:span></text:p>
          </table:table-cell>
        </table:table-row>
        <table:table-row table:style-name="Table125.2">
          <table:table-cell table:style-name="Table125.A2" office:value-type="string">
            <text:p text:style-name="P983"><text:span text:style-name="T17">ketāb-e xod-at — твоя</text:span></text:p>
          </table:table-cell>
          <table:table-cell table:style-name="Table125.A2" office:value-type="string">
            <text:p text:style-name="P1209"><text:span text:style-name="T17">ketāb-e xod-etān — ваша</text:span></text:p>
          </table:table-cell>
        </table:table-row>
        <table:table-row table:style-name="Table125.4">
          <table:table-cell table:style-name="Table125.A2" office:value-type="string">
            <text:p text:style-name="P983"><text:span text:style-name="T17">собственная книга</text:span></text:p>
          </table:table-cell>
          <table:table-cell table:style-name="Table125.A2" office:value-type="string">
            <text:p text:style-name="P1209"><text:span text:style-name="T17">собственная книга</text:span></text:p>
          </table:table-cell>
        </table:table-row>
        <table:table-row table:style-name="Table125.2">
          <table:table-cell table:style-name="Table125.A2" office:value-type="string">
            <text:p text:style-name="P983"><text:span text:style-name="T17">ketāb-e xod-aš — его/ее</text:span></text:p>
          </table:table-cell>
          <table:table-cell table:style-name="Table125.A2" office:value-type="string">
            <text:p text:style-name="P1209"><text:span text:style-name="T17">ketāb-e xod-ešān — их</text:span></text:p>
          </table:table-cell>
        </table:table-row>
        <table:table-row table:style-name="Table125.6">
          <table:table-cell table:style-name="Table125.A6" office:value-type="string">
            <text:p text:style-name="P992"><text:span text:style-name="T17">собственная книга</text:span></text:p>
          </table:table-cell>
          <table:table-cell table:style-name="Table125.A6" office:value-type="string">
            <text:p text:style-name="P1210"><text:span text:style-name="T17">собственная книга</text:span></text:p>
          </table:table-cell>
        </table:table-row>
      </table:table>
      <text:p text:style-name="P75"/>
      <text:list xml:id="list64043131562910" text:continue-numbering="true" text:style-name="WWNum5">
        <text:list-item>
          <text:p text:style-name="P2925"><text:span text:style-name="T17">Степени сравнения</text:span><text:span text:style-name="T27">прилагательных:</text:span></text:p>
        </text:list-item>
      </text:list>
      <text:p text:style-name="P45"><text:span text:style-name="T17">-tar — сравнительная степень,</text:span></text:p>
      <text:p text:style-name="P160"><text:span text:style-name="T17">-tarin — превосходная степень (и прилагательное при этом ставится перед существительным):</text:span></text:p>
      <text:p text:style-name="P89"/>
      <text:p text:style-name="P161"><text:span text:style-name="T17">Оtobus az tāksi bozorgtar-ast — Автобус больше, чем такси. bozorgtarin xāne — самый большой дом</text:span></text:p>
      <text:p text:style-name="P17"/>
      <text:p text:style-name="P162"><text:span text:style-name="T17">Для слова «хороший» степени сравнения образуются от разных основ (как и в русском языке):</text:span></text:p>
      <text:p text:style-name="P17"/>
      <text:p text:style-name="P35"><text:span text:style-name="T17">xub — behtar — behtarin (хороший — лучше — самый лучший)</text:span></text:p>
      <text:list xml:id="list64043155070197" text:continue-numbering="true" text:style-name="WWNum5">
        <text:list-item>
          <text:p text:style-name="P2926"><text:span text:style-name="T17">От существительных и прилагательных образуются существительные с абстрактным значением — прибавлением (ударного) суффикса</text:span><text:span text:style-name="T27">-i:</text:span></text:p>
        </text:list-item>
      </text:list>
      <text:p text:style-name="P17"/>
      <text:p text:style-name="P39"><text:span text:style-name="T17">pezešk — врач; pezeški — медицина</text:span></text:p>
      <text:p text:style-name="P39"><text:span text:style-name="T17">tambal — ленивый, tambali — лень, леность</text:span></text:p>
      <text:p text:style-name="P17"/>
      <text:p text:style-name="P163"><text:span text:style-name="T17">Если прилагательное оканчивается на -e, то для благозвучия вставляется еще и -g-:</text:span></text:p>
      <text:p text:style-name="P17"/>
      <text:p text:style-name="P35"><text:span text:style-name="T17">gorosne — голодный, gorosnegi — голод</text:span></text:p>
      <text:p text:style-name="P121"/>
      <text:list xml:id="list64043297349360" text:continue-numbering="true" text:style-name="WWNum5">
        <text:list-item>
          <text:p text:style-name="P2927"><text:span text:style-name="T17">Cуффиксы -gar и -či передают значение лица, имеющего определенный род</text:span><text:span text:style-name="T31">занятия:</text:span></text:p>
        </text:list-item>
      </text:list>
      <text:p text:style-name="P17"/>
      <text:p text:style-name="P164"><text:span text:style-name="T17">kār — работа; kārgar — работник āhan — железо, āhangar — кузнец šekārči — охотник; šekār — охота</text:span></text:p>
      <text:p text:style-name="P75"/>
      <text:list xml:id="list64041584800071" text:continue-numbering="true" text:style-name="WWNum5">
        <text:list-item>
          <text:p text:style-name="P2928"><text:span text:style-name="T17">Суффикс -šenās означает «сведущий = специалист»: zabānšenās — лингвист (zabān —</text:span><text:span text:style-name="T28">язык)</text:span></text:p>
        </text:list-item>
        <text:list-item>
          <text:p text:style-name="P2929"><text:span text:style-name="T17">Уменьшительно-ласкательное значение выражается уменьшительными</text:span><text:span text:style-name="T27">суффиксами:</text:span></text:p>
        </text:list-item>
      </text:list>
      <text:p text:style-name="P17"/>
      <text:p text:style-name="P39"><text:span text:style-name="T17">pesar-ak — мальчишка</text:span></text:p>
      <text:p text:style-name="P39"><text:span text:style-name="T17">bağ-če — садик</text:span></text:p>
      <text:p text:style-name="P44"><text:span text:style-name="T17">dar-iče — дверца</text:span></text:p>
      <text:p text:style-name="P89"/>
      <text:list xml:id="list64042645618687" text:continue-numbering="true" text:style-name="WWNum5">
        <text:list-item>
          <text:p text:style-name="P2930"><text:span text:style-name="T17">Суффикс -bān означает хранитель чего-либо, охраняющий что- либо, ответственный за</text:span><text:span text:style-name="T31">что-либо:</text:span></text:p>
        </text:list-item>
      </text:list>
      <text:p text:style-name="P17"/>
      <text:p text:style-name="P35"><text:span text:style-name="T17">bāğ-bān — садовник</text:span></text:p>
      <text:p text:style-name="P89"/>
      <text:list xml:id="list64041772786154" text:continue-numbering="true" text:style-name="WWNum5">
        <text:list-item>
          <text:p text:style-name="P2931"><text:span text:style-name="T17">Суффикс -dār означает «владелец, обладающий»: pul-dār — богатый, с деньгами (pul —</text:span><text:span text:style-name="T30">деньги)</text:span></text:p>
        </text:list-item>
        <text:list-item>
          <text:p text:style-name="P2932"><text:span text:style-name="T17">Суффиксы -vār и –mand означают «обладающий определенным качеством»:</text:span></text:p>
        </text:list-item>
      </text:list>
      <text:p text:style-name="P89"/>
      <text:p text:style-name="P165"><text:span text:style-name="T17">omid-vār — надеющийся (omid — надежда) bozorg-vār — благородный (bozorg — большой)</text:span></text:p>
      <text:p text:style-name="P17"/>
      <text:p text:style-name="P166"><text:span text:style-name="T17">zurmand — сильный (zur — сила) sudmand — полезный (sud — польза) kārmand — служащий (kār — работа)</text:span></text:p>
      <text:p text:style-name="P35"><text:span text:style-name="T17">dānešmand — образованный (dāneš — знание)</text:span></text:p>
      <text:p text:style-name="P17"/>
      <text:list xml:id="list64043155619318" text:continue-numbering="true" text:style-name="WWNum5">
        <text:list-item>
          <text:p text:style-name="P2933"><text:span text:style-name="T17">Суффиксы -xāne («дом») и gāh («место») означают место (где находится определенное количество людей или вещей, где что-то делается, производится или</text:span><text:span text:style-name="T26">продается):</text:span></text:p>
        </text:list-item>
      </text:list>
      <text:p text:style-name="P17"/>
      <text:p text:style-name="P45"><text:span text:style-name="T17">ketābxāne — библиотека</text:span></text:p>
      <text:p text:style-name="P39"><text:span text:style-name="T17">kārxāne — фабрика (kār — работа)</text:span></text:p>
      <text:p text:style-name="P17"/>
      <text:p text:style-name="P39"><text:span text:style-name="T17">dānešgāh — университет (dāneš — знание)</text:span></text:p>
      <text:p text:style-name="P167"><text:span text:style-name="T17">furudgāh — аэропорт (furud — опускание /вниз/, спуск /например, с самолета/)</text:span></text:p>
      <text:list xml:id="list64042935428951" text:continue-numbering="true" text:style-name="WWNum5">
        <text:list-item>
          <text:p text:style-name="P2934"><text:span text:style-name="T17">Суффикс -dān означает ёмкость (в которой что-либо содержится): gol-dān — ваза (gol —</text:span><text:span text:style-name="T24">розы)</text:span></text:p>
        </text:list-item>
      </text:list>
      <text:p text:style-name="P49"><text:span text:style-name="T17">namak-dān —</text:span><text:span text:style-name="T25">солонка</text:span></text:p>
      <text:p text:style-name="P17"/>
      <text:list xml:id="list64042401338749" text:continue-numbering="true" text:style-name="WWNum5">
        <text:list-item>
          <text:p text:style-name="P2935"><text:span text:style-name="T17">Суффикс -stān означает страну либо место, где имеется скопление определенных</text:span><text:span text:style-name="T26">вещей:</text:span></text:p>
        </text:list-item>
      </text:list>
      <text:p text:style-name="P17"/>
      <text:p text:style-name="P35"><text:span text:style-name="T17">Kurdestān — Курдистан</text:span></text:p>
      <text:p text:style-name="P168"><text:span text:style-name="T17">kuhestān — горная местность (kuh — гора) gurestān — кладбище (gur — могила)</text:span></text:p>
      <text:p text:style-name="P17"/>
      <text:list xml:id="list64043102817095" text:continue-numbering="true" text:style-name="WWNum5">
        <text:list-item>
          <text:p text:style-name="P2936"><text:span text:style-name="T17">Префикс bi- (без) означает отсутствие какого-либо качества, а префикс bā- (с) — наличие какого-либо</text:span><text:span text:style-name="T28">качества:</text:span></text:p>
        </text:list-item>
      </text:list>
      <text:p text:style-name="P17"/>
      <text:p text:style-name="P169"><text:span text:style-name="T17">bi-kār — безработный («без работы») bā-mazze — вкусный («со вкусом»)</text:span></text:p>
      <text:p text:style-name="P170"><text:span text:style-name="T17">Префикс ham- (со/вместно/) означает совместность: ham-kār — сотрудник</text:span></text:p>
      <text:p text:style-name="P171"><text:span text:style-name="T17">*** Неопределенная форма глагола оканчивается на -dan, -tan, -idan. Если отнять эти окончания, то получится основа настоящего времени, а если отнять только -an, то останется основа прошедшего времени.</text:span></text:p>
      <text:p text:style-name="P75"/>
      <text:p text:style-name="P44"><text:span text:style-name="T17">rasidan — прибывать, приезжать</text:span></text:p>
      <text:p text:style-name="P35"><text:span text:style-name="T17">ras — основа настоящего времени</text:span></text:p>
      <text:p text:style-name="P35"><text:span text:style-name="T17">rasid — основа прошедшего времени</text:span></text:p>
      <text:p text:style-name="P17"/>
      <text:p text:style-name="P35"><text:span text:style-name="T17">Простое прошедшее время (претерит — «прошедшее» /лат./):</text:span></text:p>
      <text:p text:style-name="P9"/>
      <text:p text:style-name="P122"/>
      <table:table table:name="Table126" table:style-name="Table126">
        <table:table-column table:style-name="Table126.A"/>
        <table:table-column table:style-name="Table126.B"/>
        <table:table-row table:style-name="Table126.1">
          <table:table-cell table:style-name="Table126.A1" office:value-type="string">
            <text:p text:style-name="P985"><text:span text:style-name="T17">rasidam — я приехал</text:span></text:p>
          </table:table-cell>
          <table:table-cell table:style-name="Table126.A1" office:value-type="string">
            <text:p text:style-name="P1208"><text:span text:style-name="T17">rasidim — мы приехали</text:span></text:p>
          </table:table-cell>
        </table:table-row>
        <table:table-row table:style-name="Table126.2">
          <table:table-cell table:style-name="Table126.A2" office:value-type="string">
            <text:p text:style-name="P983"><text:span text:style-name="T17">rasidi — ты приехал</text:span></text:p>
          </table:table-cell>
          <table:table-cell table:style-name="Table126.A2" office:value-type="string">
            <text:p text:style-name="P1209"><text:span text:style-name="T17">rasidid — вы приехали</text:span></text:p>
          </table:table-cell>
        </table:table-row>
        <table:table-row table:style-name="Table126.3">
          <table:table-cell table:style-name="Table126.A2" office:value-type="string">
            <text:p text:style-name="P983"><text:span text:style-name="T17">rasid — он приехал (она</text:span></text:p>
          </table:table-cell>
          <table:table-cell table:style-name="Table126.A2" office:value-type="string">
            <text:p text:style-name="P1209"><text:span text:style-name="T17">rasidand — они приехали</text:span></text:p>
          </table:table-cell>
        </table:table-row>
        <table:table-row table:style-name="Table126.4">
          <table:table-cell table:style-name="Table126.A4" office:value-type="string">
            <text:p text:style-name="P992"><text:span text:style-name="T17">приехала)</text:span></text:p>
          </table:table-cell>
          <table:table-cell table:style-name="Table126.A4" office:value-type="string">
            <text:p text:style-name="P1005"/>
          </table:table-cell>
        </table:table-row>
      </table:table>
      <text:p text:style-name="P75"/>
      <text:p text:style-name="P172"><text:span text:style-name="T17">Претерит чаще всего используется, когда речь идет об однократном действии в прошлом (или даже о многократном, но нерегулярном</text:span></text:p>
      <text:p text:style-name="P39"><text:span text:style-name="T17">— тогда обычно с указанием, сколько раз).</text:span></text:p>
      <text:p text:style-name="P121"/>
      <text:p text:style-name="P173"><text:span text:style-name="T17">Если к этим формам добавить префикс mi- , то получится еще одно прошедшее время — имперфект — прошедшее длительное время (имперфект — «несовершенное /до конца/» — лат.). Оно выражает продолжающееся, обычное или повторяющееся действие в прошлом:</text:span></text:p>
      <text:p text:style-name="P39"><text:span text:style-name="T17">Сравните:</text:span></text:p>
      <text:p text:style-name="P17"/>
      <text:p text:style-name="P35"><text:span text:style-name="T17">Be edāre raftam. — Я пошел / сходил в офис.</text:span></text:p>
      <text:p text:style-name="P174"><draw:frame draw:style-name="fr3" text:anchor-type="char" svg:x="4.4299in" svg:y="0.7709in" svg:width="3.3236in" svg:height="0.7736in" draw:z-index="20"><draw:text-box><text:p text:style-name="P2986"><text:span text:style-name="T17">mirasidim — мы приезжали mirasidid — вы приезжали mirasidand — они приезжали</text:span></text:p></draw:text-box></draw:frame><text:span text:style-name="T17">Pedaram har ruz be edāre miraft. — Мой отец каждый день ходил в офис (raftan).</text:span></text:p>
      <text:p text:style-name="P99"><draw:frame draw:style-name="fr2" text:anchor-type="char" svg:x="1.1071in" svg:y="0.2602in" svg:width="3.3236in" svg:height="0.7736in" draw:z-index="7"><draw:text-box><text:p text:style-name="P2987"><text:span text:style-name="T17">mirasidam — я приезжал mirasidi — ты приезжал mirasid — он приезжал (она</text:span></text:p></draw:text-box></draw:frame></text:p>
      <text:p text:style-name="P175"><draw:g text:anchor-type="as-char" draw:z-index="28" draw:style-name="gr1"><draw:line draw:style-name="gr2" draw:text-style-name="P3001" svg:x1="0in" svg:y1="0.0035in" svg:x2="3.3299in" svg:y2="0.0035in"><text:p/></draw:line><draw:line draw:style-name="gr2" draw:text-style-name="P3001" svg:x1="3.3299in" svg:y1="0.0035in" svg:x2="6.6465in" svg:y2="0.0035in"><text:p/></draw:line><draw:line draw:style-name="gr2" draw:text-style-name="P3001" svg:x1="0in" svg:y1="0.2661in" svg:x2="3.3236in" svg:y2="0.2661in"><text:p/></draw:line><draw:line draw:style-name="gr2" draw:text-style-name="P3001" svg:x1="3.3264in" svg:y1="0.0071in" svg:x2="3.3264in" svg:y2="0.2697in"><text:p/></draw:line><draw:line draw:style-name="gr2" draw:text-style-name="P3001" svg:x1="3.3299in" svg:y1="0.2661in" svg:x2="6.6465in" svg:y2="0.2661in"><text:p/></draw:line><draw:line draw:style-name="gr2" draw:text-style-name="P3001" svg:x1="6.65in" svg:y1="0in" svg:x2="6.65in" svg:y2="0.2693in"><text:p/></draw:line><draw:custom-shape draw:style-name="gr3" draw:text-style-name="P3003" svg:width="1.1059in" svg:height="0.2724in" svg:x="1.1146in" svg:y="0.0028in"><text:p text:style-name="P3002"><text:span text:style-name="T1518">приезжала)</text:span></text:p><draw:enhanced-geometry draw:type="0"/></draw:custom-shape></draw:g></text:p>
      <text:p text:style-name="P123"/>
      <text:p text:style-name="P50"><text:span text:style-name="T17">Отрицание (ударное): na- (претерит), ne- (имперфект):</text:span></text:p>
      <text:p text:style-name="P17"/>
      <text:p text:style-name="P35"><text:span text:style-name="T17">naraftam — я не пошел / не сходил</text:span></text:p>
      <text:p text:style-name="P35"><text:span text:style-name="T17">nemiraftam — я не ходил</text:span></text:p>
      <text:p text:style-name="P17"/>
      <text:p text:style-name="P35"><text:span text:style-name="T17">Причастие прошедшего времени образуется добавлением (ударного)</text:span></text:p>
      <text:p text:style-name="P35"><text:span text:style-name="T17">суффикса -e к корню прошедшего времени:</text:span></text:p>
      <text:p text:style-name="P17"/>
      <text:p text:style-name="P176"><text:span text:style-name="T17">raftan — raft — rafté (ушедший, ходивший) rasidan — rasid — rasidé (прибывший)</text:span></text:p>
      <text:p text:style-name="P17"/>
      <text:p text:style-name="P35"><text:span text:style-name="T17">Спряжение глагола «быть» — budan (bāš) — в прошедшем времени:</text:span></text:p>
      <text:p text:style-name="P99"><draw:frame draw:style-name="fr2" text:anchor-type="char" svg:x="1.1071in" svg:y="0.2598in" svg:width="3.3236in" svg:height="0.7744in" draw:z-index="8"><draw:text-box><text:p text:style-name="P2977"><text:span text:style-name="T17">budam — я был</text:span></text:p><text:p text:style-name="P2977"><text:span text:style-name="T17">budi — ты был</text:span></text:p><text:p text:style-name="P2978"><text:span text:style-name="T17">bud — он был (она была)</text:span></text:p></draw:text-box></draw:frame></text:p>
      <text:p text:style-name="P55"/>
      <text:list xml:id="list64043382117000" text:continue-numbering="true" text:style-name="WWNum5">
        <text:list-item>
          <text:p text:style-name="P2937"><draw:frame draw:style-name="fr3" text:anchor-type="char" svg:x="4.4299in" svg:y="-0.972in" svg:width="3.3236in" svg:height="0.7744in" draw:z-index="22"><draw:text-box><text:p text:style-name="P2988"><text:span text:style-name="T17">budim — мы были budid — вы были budand — они были</text:span></text:p></draw:text-box></draw:frame><text:span text:style-name="T17">Настоящее время образуется от основы настоящего времени, к которой прибавляется (ударный) префикс mi- и личные окончание (такие же, как и в прошедшем времени, кроме формы третьего лица единственного числа, где добавляется</text:span><text:span text:style-name="T28">-ad):</text:span></text:p>
        </text:list-item>
      </text:list>
      <text:p text:style-name="P17"/>
      <text:p text:style-name="P35"><text:span text:style-name="T17">rasidan (ras) — прибывать</text:span></text:p>
      <text:p text:style-name="P105"><draw:frame draw:style-name="fr2" text:anchor-type="char" svg:x="1.1071in" svg:y="0.2598in" svg:width="3.3236in" svg:height="0.7744in" draw:z-index="9"><draw:text-box><text:p text:style-name="P2989"><text:span text:style-name="T17">mirasam mirasi mirasad</text:span></text:p></draw:text-box></draw:frame></text:p>
      <text:p text:style-name="P102"/>
      <text:p text:style-name="P50"><draw:frame draw:style-name="fr3" text:anchor-type="char" svg:x="4.4299in" svg:y="-0.9717in" svg:width="3.3236in" svg:height="0.7744in" draw:z-index="21"><draw:text-box><text:p text:style-name="P2990"><text:span text:style-name="T17">mirasim mirasid mirasand</text:span></text:p></draw:text-box></draw:frame><text:span text:style-name="T17">При этом перед гласным звуком вставляется -y- (для благозвучия):</text:span></text:p>
      <text:p text:style-name="P17"/>
      <text:p text:style-name="P177"><text:span text:style-name="T17">Man miyāyam. — Я прихожу. Man nayāmadam — Я не пришел.</text:span></text:p>
      <text:p text:style-name="P17"/>
      <text:list xml:id="list64041978854879" text:continue-numbering="true" text:style-name="WWNum5">
        <text:list-item>
          <text:p text:style-name="P2938"><text:span text:style-name="T17">Причастия настоящего времени образуются прибавлением к корню настоящего времени суффикса -ān. Они малоупотребительны, используются для характеристики действия (как</text:span><text:span text:style-name="T26">наречия):</text:span></text:p>
        </text:list-item>
      </text:list>
      <text:p text:style-name="P178"><text:span text:style-name="T17">Davān davān āmad. — Он прибежал: «бегущим, бежа = бегом пришел, прибыл» (davidan — бежать)</text:span></text:p>
      <text:p text:style-name="P17"/>
      <text:list xml:id="list64041998421020" text:continue-numbering="true" text:style-name="WWNum5">
        <text:list-item>
          <text:p text:style-name="P2939"><text:span text:style-name="T17">От корня настоящего времени глагола часто образуются существительные — прибавлением суффикса</text:span><text:span text:style-name="T29">-eš:</text:span></text:p>
        </text:list-item>
      </text:list>
      <text:p text:style-name="P75"/>
      <text:p text:style-name="P35"><text:span text:style-name="T17">baxšidan (baxš) — прощать, baxšeš — прощение</text:span></text:p>
      <text:p text:style-name="P121"/>
      <text:p text:style-name="P179"><text:span text:style-name="T17">*** В персидском языке есть ряд сильных («неправильных, нерегулярных» глаголов), для которых корень настоящего времени нужно запоминать (недостаточно будет просто отнять -dan, -tan, - idan):</text:span></text:p>
      <text:p text:style-name="P17"/>
      <text:p text:style-name="P35"><text:span text:style-name="T17">raftan (rav) — идти, уходить</text:span></text:p>
      <text:p text:style-name="P105"><draw:frame draw:style-name="fr2" text:anchor-type="char" svg:x="1.1071in" svg:y="0.2598in" svg:width="3.3236in" svg:height="0.7744in" draw:z-index="10"><draw:text-box><text:p text:style-name="P2991"><text:span text:style-name="T17">miravam miravi miravad</text:span></text:p></draw:text-box></draw:frame></text:p>
      <text:p text:style-name="P102"/>
      <text:p text:style-name="P180"><draw:frame draw:style-name="fr3" text:anchor-type="char" svg:x="4.4299in" svg:y="-0.9717in" svg:width="3.3236in" svg:height="0.7744in" draw:z-index="23"><draw:text-box><text:p text:style-name="P2992"><text:span text:style-name="T17">miravim miravid miravand</text:span></text:p></draw:text-box></draw:frame><text:span text:style-name="T17">В отрицательной форме: nemiravam — я не ухожу…</text:span></text:p>
      <text:p text:style-name="P181"><text:span text:style-name="T17">*** Сослагательное наклонение используется не для простой констатации факта (как изъявительное наклонение), а для выражения отношения говорящего к этому факту, иными словами, для выражения модальности (в русском языке сослагательное наклонение выражается частицей</text:span><text:span text:style-name="T34">бы</text:span><text:span text:style-name="T17">, можно также вспомнить в этой связи и слово</text:span><text:span text:style-name="T34">якобы</text:span><text:span text:style-name="T17">/но без оценочности, без недоверия — просто для передачи косвенной речи/). Сослагательное наклонение образуется прибавлением (ударного) префикса be- (вместо mi-):</text:span></text:p>
      <text:p text:style-name="P17"/>
      <text:p text:style-name="P35"><text:span text:style-name="T17">beravam — (что) я ухожу…</text:span></text:p>
      <text:p text:style-name="P89"/>
      <text:p text:style-name="P182"><text:span text:style-name="T17">От глагола быть — budan (bāš) эта форма образуется без прибавления be- : bāšam…</text:span></text:p>
      <text:p text:style-name="P183"><text:span text:style-name="T17">Форма сослагательного наклонения (в настоящем времени) выражает значение возможности, некатегоричности действия и поэтому часто используется после модальных глаголов и других модальных слов (могу, хочу, собираюсь, должен /что-либо</text:span><text:span text:style-name="T37">сделать/)</text:span></text:p>
      <text:list xml:id="list2986342194" text:style-name="WWNum6">
        <text:list-item>
          <text:p text:style-name="P2940"><text:span text:style-name="T17">т.е. для выражения способности, желания, необходимости что- либо сделать, а также возможности совершения действия, неуверенности в совершении действия, цели совершения</text:span><text:span text:style-name="T38">действия:</text:span></text:p>
        </text:list-item>
      </text:list>
      <text:p text:style-name="P89"/>
      <text:list xml:id="list2924487566" text:style-name="WWNum7">
        <text:list-item>
          <text:p text:style-name="P2941"><text:span text:style-name="T17">В первом и третьем лице единственного и множественного числа при вопросе со значением: «сделать ли мне/нам/ему/им</text:span><text:span text:style-name="T21">это»:</text:span></text:p>
        </text:list-item>
      </text:list>
      <text:p text:style-name="P17"/>
      <text:p text:style-name="P35"><text:span text:style-name="T17">Beravam be bāzār? — Мне сходить на базар?</text:span></text:p>
      <text:p text:style-name="P89"/>
      <text:list xml:id="list64041575458064" text:continue-numbering="true" text:style-name="WWNum7">
        <text:list-item>
          <text:p text:style-name="P2942"><text:span text:style-name="T17">В первом лице множественного числа при предложении что-либо сделать:</text:span></text:p>
        </text:list-item>
      </text:list>
      <text:p text:style-name="P17"/>
      <text:p text:style-name="P35"><text:span text:style-name="T17">Beravim be xāne. — Пойдем домой.</text:span></text:p>
      <text:p text:style-name="P121"/>
      <text:list xml:id="list64043159772958" text:continue-numbering="true" text:style-name="WWNum7">
        <text:list-item>
          <text:p text:style-name="P2943"><text:span text:style-name="T17">Форма сослагательного наклонения всегда используется после глаголов xāstan — хотеть, tavānestan — мочь, а также после fekr kardan — думать, полагать («делать мысль»), nāčār budan — быть вынужденным (что-либо сделать):</text:span></text:p>
        </text:list-item>
      </text:list>
      <text:p text:style-name="P17"/>
      <text:p text:style-name="P184"><text:span text:style-name="T17">Mixāham māšin berānam. — Я хочу вести машину (rāndan). Nemitāvanam māšin berānam. — Я не могу вести машину.</text:span></text:p>
      <text:p text:style-name="P17"/>
      <text:list xml:id="list64042450646038" text:continue-numbering="true" text:style-name="WWNum7">
        <text:list-item>
          <text:p text:style-name="P2944"><text:span text:style-name="T17">После слов bāyad — должен, šāyad — возможно, может быть, momken ast — возможно, behtar ast — /было бы/ лучше, lāzem ast — необходимо, tā/barāye ān-ke/ke —</text:span><text:span text:style-name="T22">чтобы:</text:span></text:p>
        </text:list-item>
      </text:list>
      <text:p text:style-name="P89"/>
      <text:p text:style-name="P35"><text:span text:style-name="T17">Bāyad be xāne beravam. — Я должен идти домой.</text:span></text:p>
      <text:p text:style-name="P185"><text:span text:style-name="T17">Šāyad be mosāferat beravam. — Возможно, я отправлюсь в путешествие.</text:span></text:p>
      <text:p text:style-name="P17"/>
      <text:list xml:id="list64041421936977" text:continue-numbering="true" text:style-name="WWNum7">
        <text:list-item>
          <text:p text:style-name="P2945"><text:span text:style-name="T17">После глагола gozāštan (gozār) — класть, ставить, когда он используется в значении «разрешать,</text:span><text:span text:style-name="T29">позволять»:</text:span></text:p>
        </text:list-item>
      </text:list>
      <text:p text:style-name="P17"/>
      <text:p text:style-name="P35"><text:span text:style-name="T17">Beguzār beravam. — Позволь мне уйти.</text:span></text:p>
      <text:p text:style-name="P48"><text:span text:style-name="T17">*** Повелительное наклонение образуется добавлением (ударного)</text:span></text:p>
      <text:p text:style-name="P186"><text:span text:style-name="T17">префикса be- к корню настоящего времени: Beras! — Прибывай, приходи!</text:span></text:p>
      <text:p text:style-name="P42"><text:span text:style-name="T17">Если корень настоящего времени оканчивается на -av, то -av</text:span></text:p>
      <text:p text:style-name="P35"><text:span text:style-name="T17">превращается в -o:</text:span></text:p>
      <text:p text:style-name="P17"/>
      <text:p text:style-name="P187"><text:span text:style-name="T17">šenidan (šenav) — Bešno (= bešeno)! — Слушай! При этом и be- иногда превращается в bo-: raftan (rav) — Boro (= bero)! — Иди, уходи!</text:span></text:p>
      <text:p text:style-name="P188"><text:span text:style-name="T17">Глагол budan не присоединяет be-: Budan (bāš) — bāš! — Будь!</text:span></text:p>
      <text:p text:style-name="P189"><text:span text:style-name="T17">Повелительная форма множественного числа оканчивается на -id: Beravid! Bāšid!</text:span></text:p>
      <text:p text:style-name="P190"><text:span text:style-name="T17">Отрицательная форма повелительного наклонения: Nábāš! — Не будь! Nakun! — Не делай!</text:span></text:p>
      <text:p text:style-name="P191"><text:span text:style-name="T17">Есть также усиленная форма отрицания (более категорический запрет):</text:span></text:p>
      <text:p text:style-name="P17"/>
      <text:p text:style-name="P35"><text:span text:style-name="T17">Mákun! — Не делай! Maro! — Не ходи!</text:span></text:p>
      <text:p text:style-name="P89"/>
      <text:p text:style-name="P39"><text:span text:style-name="T17">*** Глагол dāštan (dār) не присоединяет к себе mi- или be-: dāram —</text:span></text:p>
      <text:p text:style-name="P39"><text:span text:style-name="T17">имею, dāštam — (я) имел (претерит и имперфект).</text:span></text:p>
      <text:p text:style-name="P121"/>
      <text:p text:style-name="P192"><text:span text:style-name="T17">Сослагательная форма настоящего времени у этого глагола тождественна сослагательной форме прошедшего времени:</text:span></text:p>
      <text:p text:style-name="P17"/>
      <text:p text:style-name="P35"><text:span text:style-name="T17">dāšté bāšam…</text:span></text:p>
      <text:p text:style-name="P193"><text:span text:style-name="T17">Повелительная форма: dāšté bāš</text:span></text:p>
      <text:list xml:id="list64041485324180" text:continue-list="list64041998421020" text:style-name="WWNum5">
        <text:list-item>
          <text:p text:style-name="P2946"><text:span text:style-name="T17">От глаголов при помощи добавления суффикса -ande к корню настоящего времени образуются имена существительные со значением</text:span><text:span text:style-name="T26">деятеля:</text:span></text:p>
        </text:list-item>
      </text:list>
      <text:p text:style-name="P89"/>
      <text:p text:style-name="P35"><text:span text:style-name="T17">rāndan (rān) — вести (машину) — rānande — водитель</text:span></text:p>
      <text:p text:style-name="P194"><text:span text:style-name="T17">šenidan (šenav) — слушать — šenavande — слушатель (мн. ч. šenavandegān — g здесь добавляется для удобства произношения).</text:span></text:p>
      <text:p text:style-name="P17"/>
      <text:p text:style-name="P195"><text:span text:style-name="T17">*** Для обозначения прямого дополнения, объекта действия (кого? что? — соответствует русскому винительному падежу) после имени ставится частица rā — однако только в том случае, если речь идет об определенном объекте. Иными словами, частица rā — показатель и объекта действия, и определенности этого</text:span><text:span text:style-name="T36">объекта.</text:span></text:p>
      <text:p text:style-name="P39"><text:span text:style-name="T17">Сравните:</text:span></text:p>
      <text:p text:style-name="P17"/>
      <text:p text:style-name="P35"><text:span text:style-name="T17">Bilit-rā xarid. — Он купил билет.</text:span></text:p>
      <text:p text:style-name="P44"><text:span text:style-name="T17">(Yek) bilit xarid. — Он купил (один, какой-то) билет.</text:span></text:p>
      <text:p text:style-name="P89"/>
      <text:p text:style-name="P196"><text:span text:style-name="T17">*** В персидском языке много составных глаголов, устроенных по схеме: вспомогательный глагол типа «делать», «становиться» + имя (существительное или прилагательное).</text:span></text:p>
      <text:p text:style-name="P17"/>
      <text:p text:style-name="P39"><text:span text:style-name="T17">zendegi — жизнь, zendegi kardan — жить: «делать жизнь»</text:span></text:p>
      <text:p text:style-name="P197"><text:span text:style-name="T17">bāz — открытый, bāz kardan — открывать: «делать открытым» xaste — уставший; xaste mišavam — я устаю: «становлюсь уставшим» — šodan (šav)</text:span></text:p>
      <text:p text:style-name="P35"><text:span text:style-name="T17">boland — высокий, boland kardan — поднимать, boland šodan —</text:span></text:p>
      <text:p text:style-name="P35"><text:span text:style-name="T17">вставать</text:span></text:p>
      <text:p text:style-name="P17"/>
      <text:p text:style-name="P35"><text:span text:style-name="T17">И с другими вспомогательными глаголами:</text:span></text:p>
      <text:p text:style-name="P89"/>
      <text:p text:style-name="P35"><text:span text:style-name="T17">yād — память, yād gereftan — учиться (чему-то), учить (что-то):</text:span></text:p>
      <text:p text:style-name="P44"><text:span text:style-name="T17">«брать память»</text:span></text:p>
      <text:p text:style-name="P198"><text:span text:style-name="T17">harf — буква, harf zadan — разговаривать: «бить букву» čāne — подбородок, čāne zadan — торговаться</text:span></text:p>
      <text:p text:style-name="P199"><text:span text:style-name="T17">guš — ухо, guš dādan — слушать: «давать ухо» āvāz — песня, āvāz xāndan — петь: «читать</text:span><text:span text:style-name="T39">песню»</text:span></text:p>
      <text:list xml:id="list64042423465947" text:continue-numbering="true" text:style-name="WWNum5">
        <text:list-item>
          <text:p text:style-name="P2947"><text:span text:style-name="T17">Сложные (составные) времена (перфект, плюсквамперфект (предпрошедшее время), будущее время, прошедшее время сослагательного наклонения): вспомагательный глагол — budan (bāš), xāstan (xāh), šodan (šav) + основной (смысловой)</text:span><text:span text:style-name="T40">глагол.</text:span></text:p>
        </text:list-item>
      </text:list>
      <text:p text:style-name="P75"/>
      <text:list xml:id="list64042469561152" text:continue-numbering="true" text:style-name="WWNum5">
        <text:list-item>
          <text:p text:style-name="P2948"><text:span text:style-name="T17">Перфект образуется прибавлением к причастию прошедшего времени кратких форм глагола</text:span><text:span text:style-name="T28">«быть»:</text:span></text:p>
        </text:list-item>
      </text:list>
      <text:p text:style-name="P99"><draw:frame draw:style-name="fr2" text:anchor-type="char" svg:x="1.1071in" svg:y="0.2602in" svg:width="3.3236in" svg:height="0.7744in" draw:z-index="11"><draw:text-box><text:p text:style-name="P2977"><text:span text:style-name="T17">rafté-am — я ушел</text:span></text:p><text:p text:style-name="P2993"><text:span text:style-name="T17">rafté-i rafté-ast</text:span></text:p></draw:text-box></draw:frame></text:p>
      <text:p text:style-name="P55"/>
      <text:p text:style-name="P200"><draw:frame draw:style-name="fr3" text:anchor-type="char" svg:x="4.4299in" svg:y="-0.972in" svg:width="3.3236in" svg:height="0.7744in" draw:z-index="25"><draw:text-box><text:p text:style-name="P2994"><text:span text:style-name="T17">rafté-im rafté-id rafté-and</text:span></text:p></draw:text-box></draw:frame><text:span text:style-name="T17">Перфект обозначает действие, начавшееся в прошлом и либо еще не законченное к настоящему моменту времени, либо связанное с настоящим:</text:span></text:p>
      <text:p text:style-name="P89"/>
      <text:p text:style-name="P201"><text:span text:style-name="T17">Tāksi āmadé-ast. — Такси приехало. Тут смысл не тот, что оно когда-то один раз приехало (тогда было бы простое прошедшее время: āmad) или что раньше оно неоднократно приезжало (тогда был бы имперфект: miāmad), а то, что оно приехало и стоит ждет (что это произошедшее событие актуально сейчас).</text:span></text:p>
      <text:p text:style-name="P17"/>
      <text:list xml:id="list64043089515753" text:continue-numbering="true" text:style-name="WWNum5">
        <text:list-item>
          <text:p text:style-name="P2949"><text:span text:style-name="T17">Плюсквамперфект («больше, чем прошедшее» — лат.) образуется прибавлением к причастию прошедшего времени форм</text:span><text:span text:style-name="T39">глагола</text:span></text:p>
        </text:list-item>
      </text:list>
      <text:p text:style-name="P39"><text:span text:style-name="T17">«быть» в простом прошедшем времени:</text:span></text:p>
      <text:p text:style-name="P54"><draw:frame draw:style-name="fr2" text:anchor-type="char" svg:x="1.1071in" svg:y="0.2602in" svg:width="3.3236in" svg:height="0.7736in" draw:z-index="12"><draw:text-box><text:p text:style-name="P2979"><text:span text:style-name="T17">rafté budam — я ушел</text:span></text:p><text:p text:style-name="P2995"><text:span text:style-name="T17">rafté budi rafté bud</text:span></text:p></draw:text-box></draw:frame></text:p>
      <text:p text:style-name="P55"/>
      <text:p text:style-name="P202"><draw:frame draw:style-name="fr3" text:anchor-type="char" svg:x="4.4299in" svg:y="-0.9717in" svg:width="3.3236in" svg:height="0.7736in" draw:z-index="24"><draw:text-box><text:p text:style-name="P2996"><text:span text:style-name="T17">rafté budim rafté budid rafté budand</text:span></text:p></draw:text-box></draw:frame><text:span text:style-name="T17">Плюсквамперфект означает действие, произошедшее до какого- либо другого действия в прошлом.</text:span></text:p>
      <text:p text:style-name="P203"><text:span text:style-name="T17">А также как описательная форма для прошлого: Istādé bud. — Он стоял (тогда: «был стоявшим»).</text:span></text:p>
      <text:p text:style-name="P204"><text:span text:style-name="T17">*** Будущее время образуется прибавлением к корню прошедшего времени глагола «хотеть» в настоящем времени, но без префикса mi-:</text:span></text:p>
      <text:p text:style-name="P99"><draw:frame draw:style-name="fr2" text:anchor-type="char" svg:x="1.1071in" svg:y="0.2598in" svg:width="3.3236in" svg:height="0.7736in" draw:z-index="13"><draw:text-box><text:p text:style-name="P2979"><text:span text:style-name="T17">xāham raft — я пойду</text:span></text:p><text:p text:style-name="P2997"><text:span text:style-name="T17">xāhi raft xāhad raft</text:span></text:p></draw:text-box></draw:frame></text:p>
      <text:p text:style-name="P55"/>
      <text:p text:style-name="P205"><draw:frame draw:style-name="fr3" text:anchor-type="char" svg:x="4.4299in" svg:y="-0.9717in" svg:width="3.3236in" svg:height="0.7736in" draw:z-index="27"><draw:text-box><text:p text:style-name="P2998"><text:span text:style-name="T17">xāhim raft xāhid raft xāhand raft</text:span></text:p></draw:text-box></draw:frame><text:span text:style-name="T17">Если глагол составной или с приставкой, то вспомогательный глагол разбивает его и встает в середину:</text:span></text:p>
      <text:p text:style-name="P17"/>
      <text:p text:style-name="P39"><text:span text:style-name="T17">Telefon xāham kard. — Я позвоню (telefon kardan).</text:span></text:p>
      <text:p text:style-name="P39"><text:span text:style-name="T17">Bar xāham gašt. — Я вернусь (bar-gaštan —</text:span><text:span text:style-name="T41">воз-вращаться).</text:span></text:p>
      <text:p text:style-name="P121"/>
      <text:list xml:id="list64041805915253" text:continue-numbering="true" text:style-name="WWNum5">
        <text:list-item>
          <text:p text:style-name="P2950"><text:span text:style-name="T17">Прошедшее время сослагательного наклонения образуется прибавлением к причастию прошедшего времени форм глагола budan в настоящем времени (сослагательного</text:span><text:span text:style-name="T39">наклонения):</text:span></text:p>
        </text:list-item>
      </text:list>
      <text:p text:style-name="P105"><draw:frame draw:style-name="fr2" text:anchor-type="char" svg:x="1.1071in" svg:y="0.2598in" svg:width="3.3236in" svg:height="0.7744in" draw:z-index="14"><draw:text-box><text:p text:style-name="P2981"><text:span text:style-name="T17">rafté bāšam — я ушел</text:span></text:p><text:p text:style-name="P2999"><text:span text:style-name="T17">rafté bāši rafté bāšad</text:span></text:p></draw:text-box></draw:frame></text:p>
      <text:p text:style-name="P102"/>
      <text:p text:style-name="P50"><draw:frame draw:style-name="fr3" text:anchor-type="char" svg:x="4.4299in" svg:y="-0.9717in" svg:width="3.3236in" svg:height="0.7744in" draw:z-index="26"><draw:text-box><text:p text:style-name="P3000"><text:span text:style-name="T17">rafté bāšim rafté bāšid rafté bāšand</text:span></text:p></draw:text-box></draw:frame><text:span text:style-name="T17">Эта форма используется:</text:span></text:p>
      <text:p text:style-name="P121"/>
      <text:list xml:id="list3728127675" text:style-name="WWNum8">
        <text:list-item>
          <text:p text:style-name="P2951"><text:span text:style-name="T17">После bāyad (должно) и šāyad (возможно), если они относятся к действию в</text:span><text:span text:style-name="T26">прошлом:</text:span></text:p>
        </text:list-item>
      </text:list>
      <text:p text:style-name="P17"/>
      <text:p text:style-name="P206"><text:span text:style-name="T17">Bāyad rafté bāšad. — Он должен был уйти / Он, должно быть, ушел. Šāyad in-rā didé bāši. — Может быть, ты видел это.</text:span></text:p>
      <text:p text:style-name="P17"/>
      <text:list xml:id="list64041821103591" text:continue-numbering="true" text:style-name="WWNum8">
        <text:list-item>
          <text:p text:style-name="P2952"><text:span text:style-name="T17">Чтобы выразить сомнение о чем-либо, что имело место в прошлом:</text:span></text:p>
        </text:list-item>
      </text:list>
      <text:p text:style-name="P75"/>
      <text:p text:style-name="P44"><text:span text:style-name="T17">Mitarsam gom šodé bāšad. — Боюсь, что (это) потерялось (gom šodan</text:span></text:p>
      <text:list xml:id="list64042480735950" text:continue-list="list2986342194" text:style-name="WWNum6">
        <text:list-item>
          <text:p text:style-name="P2953"><text:span text:style-name="T17">теряться: «становится</text:span><text:span text:style-name="T27">утраченным»).</text:span></text:p>
        </text:list-item>
      </text:list>
      <text:p text:style-name="P89"/>
      <text:list xml:id="list64041431918676" text:continue-list="list64041821103591" text:style-name="WWNum8">
        <text:list-item>
          <text:p text:style-name="P2954"><text:span text:style-name="T17">В качестве настоящего времени сослагательного наклонения для глагола dāštan (dār) —</text:span><text:span text:style-name="T31">иметь.</text:span></text:p>
        </text:list-item>
      </text:list>
      <text:list xml:id="list64041412461756" text:continue-list="list64041805915253" text:style-name="WWNum5">
        <text:list-item>
          <text:p text:style-name="P2955"><text:span text:style-name="T17">Пассив образуется прибавлением к причастию прошедшего времени форм глагола šodan (šav) — становиться — в нужном времени:</text:span></text:p>
        </text:list-item>
      </text:list>
      <text:p text:style-name="P17"/>
      <text:p text:style-name="P39"><text:span text:style-name="T17">koštan (koš) — убивать:</text:span></text:p>
      <text:p text:style-name="P207"><text:span text:style-name="T17">Košté šod. — Он был убит /она была убита: «убитым стал». Košté mišavam. — Меня убьют: «убитым стану».</text:span></text:p>
      <text:p text:style-name="P208"><text:span text:style-name="T17">Ketābhāyi ke be zabāne Pārsi nevešte šodé-ast. — Книги, которые были написаны на персидском языке.</text:span></text:p>
      <text:p text:style-name="P89"/>
      <text:list xml:id="list64043148025249" text:continue-numbering="true" text:style-name="WWNum5">
        <text:list-item>
          <text:p text:style-name="P2956"><text:span text:style-name="T17">Каузативная (побудительная) форма глагола образуется прибавлением суффикса -āndan к корню настоящего времени. Сравните:</text:span></text:p>
        </text:list-item>
      </text:list>
      <text:p text:style-name="P17"/>
      <text:p text:style-name="P35"><text:span text:style-name="T17">rasidan (ras) — прибывать, rasāndan — побудить (попросить,</text:span></text:p>
      <text:p text:style-name="P44"><text:span text:style-name="T17">приказать) приехать, способствовать прибытию:</text:span></text:p>
      <text:p text:style-name="P89"/>
      <text:p text:style-name="P209"><text:span text:style-name="T17">Dustam marā bā māšinaš be xāne rasānd. — Мой друг отвез меня домой на своей машине.</text:span></text:p>
      <text:p text:style-name="P17"/>
      <text:list xml:id="list64043075566964" text:continue-numbering="true" text:style-name="WWNum5">
        <text:list-item>
          <text:p text:style-name="P2957"><text:span text:style-name="T17">Герундив — глагольная форма, образующаяся прибавлением (безударного) суффикса -i к неопределенной форме глагола — обозначает действие, которое должно или стоит</text:span><text:span text:style-name="T42">совершить:</text:span></text:p>
        </text:list-item>
      </text:list>
      <text:p text:style-name="P89"/>
      <text:p text:style-name="P210"><text:span text:style-name="T17">Šahr-e Širāz zibā va didani-st. — Город Шираз прекрасен и достоин того, чтобы его увидеть, его стоит посмотреть (didan).</text:span></text:p>
      <text:p text:style-name="P211"><text:span text:style-name="T17">Dāstānhāye Pārsi širin-o-xāndani hastand. — Персидские рассказы хороши и достойны прочтения.</text:span></text:p>
      <text:p text:style-name="P17"/>
      <text:list xml:id="list64042698090291" text:continue-numbering="true" text:style-name="WWNum5">
        <text:list-item>
          <text:p text:style-name="P2958"><text:span text:style-name="T17">Конкретное время (ср. с английским Continuous — продолжающееся /действие/) может быть выражено с помощью сочетания глагола dāštan (dār) — иметь — и смыслового</text:span><text:span text:style-name="T38">глагола:</text:span></text:p>
        </text:list-item>
      </text:list>
      <text:p text:style-name="P89"/>
      <text:p text:style-name="P212"><text:span text:style-name="T17">dāram miravam — я (как раз) иду (действие продолжается сейчас) dāštam miraftam — я (как раз) шел (действие продолжалось тогда — когда /на его фоне/ было совершено еще и другое действие)</text:span></text:p>
      <text:p text:style-name="P17"/>
      <text:p text:style-name="P35"><text:span text:style-name="T34">(Очерк подготовил Илья Франк)</text:span></text:p>
      <text:p text:style-name="P30"/>
      <text:p text:style-name="P948">Персидский алфавит</text:p>
      <text:p text:style-name="P8"/>
      <text:p text:style-name="P61"/>
      <table:table table:name="Table127" table:style-name="Table127">
        <table:table-column table:style-name="Table127.A" table:number-columns-repeated="3"/>
        <table:table-row table:style-name="Table127.1">
          <table:table-cell table:style-name="Table127.A1" office:value-type="string">
            <text:p text:style-name="P1638">ا</text:p>
          </table:table-cell>
          <table:table-cell table:style-name="Table127.A1" office:value-type="string">
            <text:p text:style-name="P978"><text:span text:style-name="T17">ā (глубокое а), a, o, e</text:span></text:p>
          </table:table-cell>
          <table:table-cell table:style-name="Table127.A1" office:value-type="string">
            <text:p text:style-name="P1189"><text:span text:style-name="T17">alef</text:span></text:p>
          </table:table-cell>
        </table:table-row>
        <table:table-row table:style-name="Table127.2">
          <table:table-cell table:style-name="Table127.A1" office:value-type="string">
            <text:p text:style-name="P1638">ب</text:p>
          </table:table-cell>
          <table:table-cell table:style-name="Table127.A1" office:value-type="string">
            <text:p text:style-name="P978"><text:span text:style-name="T18">b</text:span></text:p>
          </table:table-cell>
          <table:table-cell table:style-name="Table127.A1" office:value-type="string">
            <text:p text:style-name="P1206"><text:span text:style-name="T17">be</text:span></text:p>
          </table:table-cell>
        </table:table-row>
        <table:table-row table:style-name="Table127.2">
          <table:table-cell table:style-name="Table127.A1" office:value-type="string">
            <text:p text:style-name="P1638">پ</text:p>
          </table:table-cell>
          <table:table-cell table:style-name="Table127.A1" office:value-type="string">
            <text:p text:style-name="P978"><text:span text:style-name="T18">p</text:span></text:p>
          </table:table-cell>
          <table:table-cell table:style-name="Table127.A1" office:value-type="string">
            <text:p text:style-name="P1206"><text:span text:style-name="T17">pe</text:span></text:p>
          </table:table-cell>
        </table:table-row>
        <table:table-row table:style-name="Table127.1">
          <table:table-cell table:style-name="Table127.A1" office:value-type="string">
            <text:p text:style-name="P1638">ت</text:p>
          </table:table-cell>
          <table:table-cell table:style-name="Table127.A1" office:value-type="string">
            <text:p text:style-name="P978"><text:span text:style-name="T18">t</text:span></text:p>
          </table:table-cell>
          <table:table-cell table:style-name="Table127.A1" office:value-type="string">
            <text:p text:style-name="P1206"><text:span text:style-name="T17">te</text:span></text:p>
          </table:table-cell>
        </table:table-row>
        <table:table-row table:style-name="Table127.2">
          <table:table-cell table:style-name="Table127.A1" office:value-type="string">
            <text:p text:style-name="P1638">ث</text:p>
          </table:table-cell>
          <table:table-cell table:style-name="Table127.A1" office:value-type="string">
            <text:p text:style-name="P978"><text:span text:style-name="T18">s</text:span></text:p>
          </table:table-cell>
          <table:table-cell table:style-name="Table127.A1" office:value-type="string">
            <text:p text:style-name="P2637"><text:span text:style-name="T17">se</text:span></text:p>
          </table:table-cell>
        </table:table-row>
        <table:table-row table:style-name="Table127.1">
          <table:table-cell table:style-name="Table127.A1" office:value-type="string">
            <text:p text:style-name="P1638">ج</text:p>
          </table:table-cell>
          <table:table-cell table:style-name="Table127.A1" office:value-type="string">
            <text:p text:style-name="P978"><text:span text:style-name="T17">j (русское джь)</text:span></text:p>
          </table:table-cell>
          <table:table-cell table:style-name="Table127.A1" office:value-type="string">
            <text:p text:style-name="P1206"><text:span text:style-name="T17">jim</text:span></text:p>
          </table:table-cell>
        </table:table-row>
        <table:table-row table:style-name="Table127.1">
          <table:table-cell table:style-name="Table127.A1" office:value-type="string">
            <text:p text:style-name="P1638">چ</text:p>
          </table:table-cell>
          <table:table-cell table:style-name="Table127.A1" office:value-type="string">
            <text:p text:style-name="P978"><text:span text:style-name="T17">č (русское ч)</text:span></text:p>
          </table:table-cell>
          <table:table-cell table:style-name="Table127.A1" office:value-type="string">
            <text:p text:style-name="P2637"><text:span text:style-name="T17">če</text:span></text:p>
          </table:table-cell>
        </table:table-row>
        <table:table-row table:style-name="Table127.8">
          <table:table-cell table:style-name="Table127.A1" office:value-type="string">
            <text:p text:style-name="P1639">ح</text:p>
          </table:table-cell>
          <table:table-cell table:style-name="Table127.A1" office:value-type="string">
            <text:p text:style-name="P2039"><text:span text:style-name="T17">h (выдох, похоже на украинское г)</text:span></text:p>
          </table:table-cell>
          <table:table-cell table:style-name="Table127.A1" office:value-type="string">
            <text:p text:style-name="P2637"><text:span text:style-name="T17">he</text:span></text:p>
          </table:table-cell>
        </table:table-row>
        <table:table-row table:style-name="Table127.9">
          <table:table-cell table:style-name="Table127.A1" office:value-type="string">
            <text:p text:style-name="P1640">خ</text:p>
          </table:table-cell>
          <table:table-cell table:style-name="Table127.A1" office:value-type="string">
            <text:p text:style-name="P979"><text:span text:style-name="T17">x (русское х)</text:span></text:p>
          </table:table-cell>
          <table:table-cell table:style-name="Table127.A1" office:value-type="string">
            <text:p text:style-name="P2638"><text:span text:style-name="T17">xe</text:span></text:p>
          </table:table-cell>
        </table:table-row>
        <table:table-row table:style-name="Table127.1">
          <table:table-cell table:style-name="Table127.A1" office:value-type="string">
            <text:p text:style-name="P1641">د</text:p>
          </table:table-cell>
          <table:table-cell table:style-name="Table127.A1" office:value-type="string">
            <text:p text:style-name="Table_20_Paragraph"><text:span text:style-name="T18">d</text:span></text:p>
          </table:table-cell>
          <table:table-cell table:style-name="Table127.A1" office:value-type="string">
            <text:p text:style-name="P2634"><text:span text:style-name="T17">dāl</text:span></text:p>
          </table:table-cell>
        </table:table-row>
        <table:table-row table:style-name="Table127.2">
          <table:table-cell table:style-name="Table127.A1" office:value-type="string">
            <text:p text:style-name="P1641">ذ</text:p>
          </table:table-cell>
          <table:table-cell table:style-name="Table127.A1" office:value-type="string">
            <text:p text:style-name="Table_20_Paragraph"><text:span text:style-name="T18">z</text:span></text:p>
          </table:table-cell>
          <table:table-cell table:style-name="Table127.A1" office:value-type="string">
            <text:p text:style-name="P1205"><text:span text:style-name="T17">zāl</text:span></text:p>
          </table:table-cell>
        </table:table-row>
        <table:table-row table:style-name="Table127.1">
          <table:table-cell table:style-name="Table127.A1" office:value-type="string">
            <text:p text:style-name="P1638">ر</text:p>
          </table:table-cell>
          <table:table-cell table:style-name="Table127.A1" office:value-type="string">
            <text:p text:style-name="P978"><text:span text:style-name="T18">r</text:span></text:p>
          </table:table-cell>
          <table:table-cell table:style-name="Table127.A1" office:value-type="string">
            <text:p text:style-name="P2637"><text:span text:style-name="T17">re</text:span></text:p>
          </table:table-cell>
        </table:table-row>
        <table:table-row table:style-name="Table127.2">
          <table:table-cell table:style-name="Table127.A1" office:value-type="string">
            <text:p text:style-name="P1638">ز</text:p>
          </table:table-cell>
          <table:table-cell table:style-name="Table127.A1" office:value-type="string">
            <text:p text:style-name="P978"><text:span text:style-name="T18">z</text:span></text:p>
          </table:table-cell>
          <table:table-cell table:style-name="Table127.A1" office:value-type="string">
            <text:p text:style-name="P1206"><text:span text:style-name="T17">ze</text:span></text:p>
          </table:table-cell>
        </table:table-row>
        <table:table-row table:style-name="Table127.1">
          <table:table-cell table:style-name="Table127.A1" office:value-type="string">
            <text:p text:style-name="P1638">ژ</text:p>
          </table:table-cell>
          <table:table-cell table:style-name="Table127.A1" office:value-type="string">
            <text:p text:style-name="P978"><text:span text:style-name="T17">ž (русское ж)</text:span></text:p>
          </table:table-cell>
          <table:table-cell table:style-name="Table127.A1" office:value-type="string">
            <text:p text:style-name="P2637"><text:span text:style-name="T17">že</text:span></text:p>
          </table:table-cell>
        </table:table-row>
        <table:table-row table:style-name="Table127.1">
          <table:table-cell table:style-name="Table127.A1" office:value-type="string">
            <text:p text:style-name="P1638">س</text:p>
          </table:table-cell>
          <table:table-cell table:style-name="Table127.A1" office:value-type="string">
            <text:p text:style-name="P978"><text:span text:style-name="T18">s</text:span></text:p>
          </table:table-cell>
          <table:table-cell table:style-name="Table127.A1" office:value-type="string">
            <text:p text:style-name="P2637"><text:span text:style-name="T17">sin</text:span></text:p>
          </table:table-cell>
        </table:table-row>
        <table:table-row table:style-name="Table127.2">
          <table:table-cell table:style-name="Table127.A1" office:value-type="string">
            <text:p text:style-name="P1638">ش</text:p>
          </table:table-cell>
          <table:table-cell table:style-name="Table127.A1" office:value-type="string">
            <text:p text:style-name="P978"><text:span text:style-name="T17">š (русское ш)</text:span></text:p>
          </table:table-cell>
          <table:table-cell table:style-name="Table127.A1" office:value-type="string">
            <text:p text:style-name="P1206"><text:span text:style-name="T17">šin</text:span></text:p>
          </table:table-cell>
        </table:table-row>
        <table:table-row table:style-name="Table127.1">
          <table:table-cell table:style-name="Table127.A1" office:value-type="string">
            <text:p text:style-name="P1638">ص</text:p>
          </table:table-cell>
          <table:table-cell table:style-name="Table127.A1" office:value-type="string">
            <text:p text:style-name="P978"><text:span text:style-name="T18">s</text:span></text:p>
          </table:table-cell>
          <table:table-cell table:style-name="Table127.A1" office:value-type="string">
            <text:p text:style-name="P2637"><text:span text:style-name="T17">sād</text:span></text:p>
          </table:table-cell>
        </table:table-row>
        <table:table-row table:style-name="Table127.2">
          <table:table-cell table:style-name="Table127.A1" office:value-type="string">
            <text:p text:style-name="P1638">ض</text:p>
          </table:table-cell>
          <table:table-cell table:style-name="Table127.A1" office:value-type="string">
            <text:p text:style-name="P978"><text:span text:style-name="T18">z</text:span></text:p>
          </table:table-cell>
          <table:table-cell table:style-name="Table127.A1" office:value-type="string">
            <text:p text:style-name="P1206"><text:span text:style-name="T17">zād</text:span></text:p>
          </table:table-cell>
        </table:table-row>
        <table:table-row table:style-name="Table127.2">
          <table:table-cell table:style-name="Table127.A1" office:value-type="string">
            <text:p text:style-name="P1638">ط</text:p>
          </table:table-cell>
          <table:table-cell table:style-name="Table127.A1" office:value-type="string">
            <text:p text:style-name="P978"><text:span text:style-name="T18">t</text:span></text:p>
          </table:table-cell>
          <table:table-cell table:style-name="Table127.A1" office:value-type="string">
            <text:p text:style-name="P1206"><text:span text:style-name="T17">tā</text:span></text:p>
          </table:table-cell>
        </table:table-row>
        <table:table-row table:style-name="Table127.1">
          <table:table-cell table:style-name="Table127.A1" office:value-type="string">
            <text:p text:style-name="P1638">ظ</text:p>
          </table:table-cell>
          <table:table-cell table:style-name="Table127.A1" office:value-type="string">
            <text:p text:style-name="P978"><text:span text:style-name="T18">z</text:span></text:p>
          </table:table-cell>
          <table:table-cell table:style-name="Table127.A1" office:value-type="string">
            <text:p text:style-name="P1206"><text:span text:style-name="T17">zā</text:span></text:p>
          </table:table-cell>
        </table:table-row>
        <table:table-row table:style-name="Table127.8">
          <table:table-cell table:style-name="Table127.A1" office:value-type="string">
            <text:p text:style-name="P1639">ع</text:p>
          </table:table-cell>
          <table:table-cell table:style-name="Table127.A1" office:value-type="string">
            <text:p text:style-name="P2640"><text:span text:style-name="T17">‘ (прерывание звука, запинание)</text:span></text:p>
          </table:table-cell>
          <table:table-cell table:style-name="Table127.A1" office:value-type="string">
            <text:p text:style-name="P2637"><text:span text:style-name="T17">eyn</text:span></text:p>
          </table:table-cell>
        </table:table-row>
        <table:table-row table:style-name="Table127.22">
          <table:table-cell table:style-name="Table127.A1" office:value-type="string">
            <text:p text:style-name="P1642">غ</text:p>
          </table:table-cell>
          <table:table-cell table:style-name="Table127.A1" office:value-type="string">
            <text:p text:style-name="P2641"><text:span text:style-name="T17">ğ (картавое p — но в начале слова</text:span></text:p>
            <text:p text:style-name="P981"><text:span text:style-name="T17">произносится как q)</text:span></text:p>
          </table:table-cell>
          <table:table-cell table:style-name="Table127.A1" office:value-type="string">
            <text:p text:style-name="P2638"><text:span text:style-name="T17">qeyn</text:span></text:p>
          </table:table-cell>
        </table:table-row>
      </table:table>
      <table:table table:name="Table128" table:style-name="Table128">
        <table:table-column table:style-name="Table128.A" table:number-columns-repeated="3"/>
        <table:table-row table:style-name="Table128.1">
          <table:table-cell table:style-name="Table128.A1" office:value-type="string">
            <text:p text:style-name="P1638">ف</text:p>
          </table:table-cell>
          <table:table-cell table:style-name="Table128.A1" office:value-type="string">
            <text:p text:style-name="P988"><text:span text:style-name="T18">f</text:span></text:p>
          </table:table-cell>
          <table:table-cell table:style-name="Table128.A1" office:value-type="string">
            <text:p text:style-name="P2639"><text:span text:style-name="T17">fe</text:span></text:p>
          </table:table-cell>
        </table:table-row>
        <table:table-row table:style-name="Table128.2">
          <table:table-cell table:style-name="Table128.A1" office:value-type="string">
            <text:p text:style-name="P1643">ق</text:p>
          </table:table-cell>
          <table:table-cell table:style-name="Table128.A1" office:value-type="string">
            <text:p text:style-name="P1152"><text:span text:style-name="T17">q (как k — но более твердое и артикулируется глубже в горле) (между гласными, между гласным и звонким согласным или звонким согласным и гласным, а также в</text:span></text:p>
            <text:p text:style-name="P1485"><text:span text:style-name="T17">конце слова произносится как ğ)</text:span></text:p>
          </table:table-cell>
          <table:table-cell table:style-name="Table128.A1" office:value-type="string">
            <text:p text:style-name="P2639"><text:span text:style-name="T17">qāf</text:span></text:p>
          </table:table-cell>
        </table:table-row>
        <table:table-row table:style-name="Table128.1">
          <table:table-cell table:style-name="Table128.A1" office:value-type="string">
            <text:p text:style-name="P1638">ک</text:p>
          </table:table-cell>
          <table:table-cell table:style-name="Table128.A1" office:value-type="string">
            <text:p text:style-name="P988"><text:span text:style-name="T18">k</text:span></text:p>
          </table:table-cell>
          <table:table-cell table:style-name="Table128.A1" office:value-type="string">
            <text:p text:style-name="P2639"><text:span text:style-name="T17">kāf</text:span></text:p>
          </table:table-cell>
        </table:table-row>
        <table:table-row table:style-name="Table128.4">
          <table:table-cell table:style-name="Table128.A1" office:value-type="string">
            <text:p text:style-name="P1638">گ</text:p>
          </table:table-cell>
          <table:table-cell table:style-name="Table128.A1" office:value-type="string">
            <text:p text:style-name="P988"><text:span text:style-name="T18">g</text:span></text:p>
          </table:table-cell>
          <table:table-cell table:style-name="Table128.A1" office:value-type="string">
            <text:p text:style-name="P2639"><text:span text:style-name="T17">gāf</text:span></text:p>
          </table:table-cell>
        </table:table-row>
        <table:table-row table:style-name="Table128.4">
          <table:table-cell table:style-name="Table128.A1" office:value-type="string">
            <text:p text:style-name="P1638">ل</text:p>
          </table:table-cell>
          <table:table-cell table:style-name="Table128.A1" office:value-type="string">
            <text:p text:style-name="P988"><text:span text:style-name="T18">l</text:span></text:p>
          </table:table-cell>
          <table:table-cell table:style-name="Table128.A1" office:value-type="string">
            <text:p text:style-name="P1207"><text:span text:style-name="T17">lām</text:span></text:p>
          </table:table-cell>
        </table:table-row>
        <table:table-row table:style-name="Table128.1">
          <table:table-cell table:style-name="Table128.A1" office:value-type="string">
            <text:p text:style-name="P1638">م</text:p>
          </table:table-cell>
          <table:table-cell table:style-name="Table128.A1" office:value-type="string">
            <text:p text:style-name="P988"><text:span text:style-name="T18">m</text:span></text:p>
          </table:table-cell>
          <table:table-cell table:style-name="Table128.A1" office:value-type="string">
            <text:p text:style-name="P1207"><text:span text:style-name="T17">mim</text:span></text:p>
          </table:table-cell>
        </table:table-row>
        <table:table-row table:style-name="Table128.4">
          <table:table-cell table:style-name="Table128.A1" office:value-type="string">
            <text:p text:style-name="P1638">ن</text:p>
          </table:table-cell>
          <table:table-cell table:style-name="Table128.A1" office:value-type="string">
            <text:p text:style-name="P988"><text:span text:style-name="T18">n</text:span></text:p>
          </table:table-cell>
          <table:table-cell table:style-name="Table128.A1" office:value-type="string">
            <text:p text:style-name="P1207"><text:span text:style-name="T17">nun</text:span></text:p>
          </table:table-cell>
        </table:table-row>
        <table:table-row table:style-name="Table128.4">
          <table:table-cell table:style-name="Table128.A1" office:value-type="string">
            <text:p text:style-name="P1638">و</text:p>
          </table:table-cell>
          <table:table-cell table:style-name="Table128.A1" office:value-type="string">
            <text:p text:style-name="P988"><text:span text:style-name="T17">v, u, o, ow</text:span></text:p>
          </table:table-cell>
          <table:table-cell table:style-name="Table128.A1" office:value-type="string">
            <text:p text:style-name="P2642"><text:span text:style-name="T17">vāv</text:span></text:p>
          </table:table-cell>
        </table:table-row>
        <table:table-row table:style-name="Table128.4">
          <table:table-cell table:style-name="Table128.A1" office:value-type="string">
            <text:p text:style-name="P1638">ه</text:p>
          </table:table-cell>
          <table:table-cell table:style-name="Table128.A1" office:value-type="string">
            <text:p text:style-name="P988"><text:span text:style-name="T18">h</text:span></text:p>
          </table:table-cell>
          <table:table-cell table:style-name="Table128.A1" office:value-type="string">
            <text:p text:style-name="P1207"><text:span text:style-name="T17">he</text:span></text:p>
          </table:table-cell>
        </table:table-row>
        <table:table-row table:style-name="Table128.4">
          <table:table-cell table:style-name="Table128.A1" office:value-type="string">
            <text:p text:style-name="P1638">ى</text:p>
          </table:table-cell>
          <table:table-cell table:style-name="Table128.A1" office:value-type="string">
            <text:p text:style-name="P988"><text:span text:style-name="T17">y, i, iy, ey</text:span></text:p>
          </table:table-cell>
          <table:table-cell table:style-name="Table128.A1" office:value-type="string">
            <text:p text:style-name="P1211"><text:span text:style-name="T17">ye, yā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127"/>
      <text:h text:style-name="P967" text:outline-level="3">Времена годаفصلھا</text:h>
      <text:p text:style-name="P8"/>
      <text:p text:style-name="P62"/>
      <table:table table:name="Table129" table:style-name="Table129">
        <table:table-column table:style-name="Table129.A"/>
        <table:table-column table:style-name="Table129.B"/>
        <table:table-column table:style-name="Table129.C"/>
        <table:table-row table:style-name="Table129.1">
          <table:table-cell table:style-name="Table129.A1" office:value-type="string">
            <text:p text:style-name="P2643"><text:span text:style-name="T17">весна</text:span></text:p>
          </table:table-cell>
          <table:table-cell table:style-name="Table129.A1" office:value-type="string">
            <text:p text:style-name="P2644"><text:span text:style-name="T17">bahār</text:span></text:p>
          </table:table-cell>
          <table:table-cell table:style-name="Table129.A1" office:value-type="string">
            <text:p text:style-name="P2646"><text:span text:style-name="T55">بھار</text:span></text:p>
          </table:table-cell>
        </table:table-row>
        <table:table-row table:style-name="Table129.2">
          <table:table-cell table:style-name="Table129.A1" office:value-type="string">
            <text:p text:style-name="P2647"><text:span text:style-name="T17">лето</text:span></text:p>
          </table:table-cell>
          <table:table-cell table:style-name="Table129.A1" office:value-type="string">
            <text:p text:style-name="P2649"><text:span text:style-name="T17">tābestān</text:span></text:p>
          </table:table-cell>
          <table:table-cell table:style-name="Table129.A1" office:value-type="string">
            <text:p text:style-name="P2650"><text:span text:style-name="T58">تابستان</text:span></text:p>
          </table:table-cell>
        </table:table-row>
        <table:table-row table:style-name="Table129.3">
          <table:table-cell table:style-name="Table129.A1" office:value-type="string">
            <text:p text:style-name="P2648"><text:span text:style-name="T17">осень</text:span></text:p>
          </table:table-cell>
          <table:table-cell table:style-name="Table129.A1" office:value-type="string">
            <text:p text:style-name="P2645"><text:span text:style-name="T17">pāyiz</text:span></text:p>
          </table:table-cell>
          <table:table-cell table:style-name="Table129.A1" office:value-type="string">
            <text:p text:style-name="P2651"><text:span text:style-name="T68">پاييز</text:span></text:p>
          </table:table-cell>
        </table:table-row>
        <table:table-row table:style-name="Table129.4">
          <table:table-cell table:style-name="Table129.A1" office:value-type="string">
            <text:p text:style-name="P2653"><text:span text:style-name="T17">зима</text:span></text:p>
          </table:table-cell>
          <table:table-cell table:style-name="Table129.A1" office:value-type="string">
            <text:p text:style-name="P2649"><text:span text:style-name="T17">zemestān</text:span></text:p>
          </table:table-cell>
          <table:table-cell table:style-name="Table129.A1" office:value-type="string">
            <text:p text:style-name="P2652"><text:span text:style-name="T51">زمستان</text:span></text:p>
          </table:table-cell>
        </table:table-row>
      </table:table>
      <text:p text:style-name="P110"/>
      <text:p text:style-name="P213"><text:span text:style-name="T1516">Двенадцать месяцев иранского годаايرانیسالماه</text:span><text:span text:style-name="T1517">دوازد</text:span><text:span text:style-name="T1516">ه</text:span></text:p>
      <text:p text:style-name="P8"/>
      <text:p text:style-name="P67"/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row table:style-name="Table130.1">
          <table:table-cell table:style-name="Table130.A1" office:value-type="string">
            <text:p text:style-name="P2654"><text:span text:style-name="T17">farvardin</text:span></text:p>
          </table:table-cell>
          <table:table-cell table:style-name="Table130.A1" office:value-type="string">
            <text:p text:style-name="P2656"><text:span text:style-name="T52">فروردين</text:span></text:p>
          </table:table-cell>
          <table:table-cell table:style-name="Table130.A1" office:value-type="string">
            <text:p text:style-name="P2660"><text:span text:style-name="T6">21.03-20.04</text:span></text:p>
          </table:table-cell>
          <table:table-cell table:style-name="Table130.A1" table:number-rows-spanned="3" office:value-type="string">
            <text:p text:style-name="Table_20_Paragraph"><text:span text:style-name="T18">1</text:span></text:p>
          </table:table-cell>
        </table:table-row>
        <table:table-row table:style-name="Table130.2">
          <table:table-cell table:style-name="Table130.A1" office:value-type="string">
            <text:p text:style-name="P2655"><text:span text:style-name="T17">ordibehešt</text:span></text:p>
          </table:table-cell>
          <table:table-cell table:style-name="Table130.A1" office:value-type="string">
            <text:p text:style-name="P2661"><text:span text:style-name="T55">ارديبھشت</text:span></text:p>
          </table:table-cell>
          <table:table-cell table:style-name="Table130.A1" office:value-type="string">
            <text:p text:style-name="P2663"><text:span text:style-name="T6">21.04-21.05</text:span>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P2665"><text:span text:style-name="T17">xordād</text:span></text:p>
          </table:table-cell>
          <table:table-cell table:style-name="Table130.A1" office:value-type="string">
            <text:p text:style-name="P2657"><text:span text:style-name="T49">خرداد</text:span></text:p>
          </table:table-cell>
          <table:table-cell table:style-name="Table130.A1" office:value-type="string">
            <text:p text:style-name="P2663"><text:span text:style-name="T6">22.05-21.06</text:span>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P2654"><text:span text:style-name="T17">tir</text:span></text:p>
          </table:table-cell>
          <table:table-cell table:style-name="Table130.A1" office:value-type="string">
            <text:p text:style-name="P2658"><text:span text:style-name="T50">تير</text:span></text:p>
          </table:table-cell>
          <table:table-cell table:style-name="Table130.A1" office:value-type="string">
            <text:p text:style-name="P2664"><text:span text:style-name="T6">22.06-22.07</text:span></text:p>
          </table:table-cell>
          <table:table-cell table:style-name="Table130.A1" table:number-rows-spanned="3" office:value-type="string">
            <text:p text:style-name="Table_20_Paragraph"><text:span text:style-name="T18">2</text:span></text:p>
          </table:table-cell>
        </table:table-row>
        <table:table-row table:style-name="Table130.2">
          <table:table-cell table:style-name="Table130.A1" office:value-type="string">
            <text:p text:style-name="P2655"><text:span text:style-name="T17">mordād</text:span></text:p>
          </table:table-cell>
          <table:table-cell table:style-name="Table130.A1" office:value-type="string">
            <text:p text:style-name="P2666"><text:span text:style-name="T101">مرداد</text:span></text:p>
          </table:table-cell>
          <table:table-cell table:style-name="Table130.A1" office:value-type="string">
            <text:p text:style-name="P2663"><text:span text:style-name="T6">23.07-22.08</text:span>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P2667"><text:span text:style-name="T17">šahrivar</text:span></text:p>
          </table:table-cell>
          <table:table-cell table:style-name="Table130.A1" office:value-type="string">
            <text:p text:style-name="P2661"><text:span text:style-name="T52">شھريور</text:span></text:p>
          </table:table-cell>
          <table:table-cell table:style-name="Table130.A1" office:value-type="string">
            <text:p text:style-name="P2663"><text:span text:style-name="T6">23.08-22.09</text:span>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P2668"><text:span text:style-name="T17">mehr</text:span></text:p>
          </table:table-cell>
          <table:table-cell table:style-name="Table130.A1" office:value-type="string">
            <text:p text:style-name="P2670"><text:span text:style-name="T56">مھر</text:span></text:p>
          </table:table-cell>
          <table:table-cell table:style-name="Table130.A1" office:value-type="string">
            <text:p text:style-name="P2664"><text:span text:style-name="T6">23.09-22.10</text:span></text:p>
          </table:table-cell>
          <table:table-cell table:style-name="Table130.A1" table:number-rows-spanned="3" office:value-type="string">
            <text:p text:style-name="Table_20_Paragraph"><text:span text:style-name="T18">3</text:span></text:p>
          </table:table-cell>
        </table:table-row>
        <table:table-row table:style-name="Table130.2">
          <table:table-cell table:style-name="Table130.A1" office:value-type="string">
            <text:p text:style-name="P2655"><text:span text:style-name="T17">ābān</text:span></text:p>
          </table:table-cell>
          <table:table-cell table:style-name="Table130.A1" office:value-type="string">
            <text:p text:style-name="P2666"><text:span text:style-name="T51">آبان</text:span></text:p>
          </table:table-cell>
          <table:table-cell table:style-name="Table130.A1" office:value-type="string">
            <text:p text:style-name="P2663"><text:span text:style-name="T6">23.10-21.11</text:span>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P2669"><text:span text:style-name="T17">āzar</text:span></text:p>
          </table:table-cell>
          <table:table-cell table:style-name="Table130.A1" office:value-type="string">
            <text:p text:style-name="P2666"><text:span text:style-name="T49">آذر</text:span></text:p>
          </table:table-cell>
          <table:table-cell table:style-name="Table130.A1" office:value-type="string">
            <text:p text:style-name="P2663"><text:span text:style-name="T6">22.11-21.12</text:span>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P2654"><text:span text:style-name="T17">day</text:span></text:p>
          </table:table-cell>
          <table:table-cell table:style-name="Table130.A1" office:value-type="string">
            <text:p text:style-name="P2662"><text:span text:style-name="T49">دی</text:span></text:p>
          </table:table-cell>
          <table:table-cell table:style-name="Table130.A1" office:value-type="string">
            <text:p text:style-name="P2664"><text:span text:style-name="T6">22.12-20.01</text:span></text:p>
          </table:table-cell>
          <table:table-cell table:style-name="Table130.A1" table:number-rows-spanned="3" office:value-type="string">
            <text:p text:style-name="Table_20_Paragraph"><text:span text:style-name="T18">4</text:span></text:p>
          </table:table-cell>
        </table:table-row>
        <table:table-row table:style-name="Table130.2">
          <table:table-cell table:style-name="Table130.A1" office:value-type="string">
            <text:p text:style-name="P2669"><text:span text:style-name="T17">bahman</text:span></text:p>
          </table:table-cell>
          <table:table-cell table:style-name="Table130.A1" office:value-type="string">
            <text:p text:style-name="P2661"><text:span text:style-name="T55">بھمن</text:span></text:p>
          </table:table-cell>
          <table:table-cell table:style-name="Table130.A1" office:value-type="string">
            <text:p text:style-name="P2663"><text:span text:style-name="T6">21.01-19.02</text:span></text:p>
          </table:table-cell>
          <table:covered-table-cell/>
        </table:table-row>
        <table:table-row table:style-name="Table130.12">
          <table:table-cell table:style-name="Table130.A1" office:value-type="string">
            <text:p text:style-name="P2669"><text:span text:style-name="T17">esfand</text:span></text:p>
          </table:table-cell>
          <table:table-cell table:style-name="Table130.A1" office:value-type="string">
            <text:p text:style-name="P2659"><text:span text:style-name="T58">اسفند</text:span></text:p>
          </table:table-cell>
          <table:table-cell table:style-name="Table130.A1" office:value-type="string">
            <text:p text:style-name="P2663"><text:span text:style-name="T6">20.02-20.03</text:span></text:p>
          </table:table-cell>
          <table:covered-table-cell/>
        </table:table-row>
      </table:table>
      <text:p text:style-name="P24"/>
      <text:p text:style-name="P56"/>
      <text:h text:style-name="P968" text:outline-level="3">Дни недели<text:span text:style-name="T754">ھفتهروزھفت</text:span></text:h>
      <text:p text:style-name="P8"/>
      <text:p text:style-name="P214"/>
      <table:table table:name="Table131" table:style-name="Table131">
        <table:table-column table:style-name="Table131.A"/>
        <table:table-column table:style-name="Table131.B"/>
        <table:table-column table:style-name="Table131.C"/>
        <table:table-row table:style-name="Table131.1">
          <table:table-cell table:style-name="Table131.A1" office:value-type="string">
            <text:p text:style-name="P2671"><text:span text:style-name="T17">суббота</text:span></text:p>
          </table:table-cell>
          <table:table-cell table:style-name="Table131.A1" office:value-type="string">
            <text:p text:style-name="P2672"><text:span text:style-name="T17">šambe</text:span></text:p>
          </table:table-cell>
          <table:table-cell table:style-name="Table131.A1" office:value-type="string">
            <text:p text:style-name="P2674"><text:span text:style-name="T58">شنبه</text:span></text:p>
          </table:table-cell>
        </table:table-row>
        <table:table-row table:style-name="Table131.2">
          <table:table-cell table:style-name="Table131.A1" office:value-type="string">
            <text:p text:style-name="P2675"><text:span text:style-name="T17">воскресенье</text:span></text:p>
          </table:table-cell>
          <table:table-cell table:style-name="Table131.A1" office:value-type="string">
            <text:p text:style-name="P2676"><text:span text:style-name="T17">yekšambe</text:span></text:p>
          </table:table-cell>
          <table:table-cell table:style-name="Table131.A1" office:value-type="string">
            <text:p text:style-name="P2677"><text:span text:style-name="T50">يکشنبه</text:span></text:p>
          </table:table-cell>
        </table:table-row>
        <table:table-row table:style-name="Table131.3">
          <table:table-cell table:style-name="Table131.A1" office:value-type="string">
            <text:p text:style-name="P2675"><text:span text:style-name="T17">понедельник</text:span></text:p>
          </table:table-cell>
          <table:table-cell table:style-name="Table131.A1" office:value-type="string">
            <text:p text:style-name="P2678"><text:span text:style-name="T17">došambe</text:span></text:p>
          </table:table-cell>
          <table:table-cell table:style-name="Table131.A1" office:value-type="string">
            <text:p text:style-name="P2674"><text:span text:style-name="T52">دوشنبه</text:span></text:p>
          </table:table-cell>
        </table:table-row>
        <table:table-row table:style-name="Table131.4">
          <table:table-cell table:style-name="Table131.A1" office:value-type="string">
            <text:p text:style-name="P2680"><text:span text:style-name="T17">вторник</text:span></text:p>
          </table:table-cell>
          <table:table-cell table:style-name="Table131.A1" office:value-type="string">
            <text:p text:style-name="P2682"><text:span text:style-name="T17">sešambe</text:span></text:p>
          </table:table-cell>
          <table:table-cell table:style-name="Table131.A1" office:value-type="string">
            <text:p text:style-name="P2674"><text:span text:style-name="T55">سهشنبه</text:span></text:p>
          </table:table-cell>
        </table:table-row>
        <table:table-row table:style-name="Table131.5">
          <table:table-cell table:style-name="Table131.A1" office:value-type="string">
            <text:p text:style-name="P2681"><text:span text:style-name="T17">среда</text:span></text:p>
          </table:table-cell>
          <table:table-cell table:style-name="Table131.A1" office:value-type="string">
            <text:p text:style-name="P2673"><text:span text:style-name="T17">čahāršambe</text:span></text:p>
          </table:table-cell>
          <table:table-cell table:style-name="Table131.A1" office:value-type="string">
            <text:p text:style-name="P2683"><text:span text:style-name="T55">چھارشنبه</text:span></text:p>
          </table:table-cell>
        </table:table-row>
        <table:table-row table:style-name="Table131.6">
          <table:table-cell table:style-name="Table131.A1" office:value-type="string">
            <text:p text:style-name="P2681"><text:span text:style-name="T17">четверг</text:span></text:p>
          </table:table-cell>
          <table:table-cell table:style-name="Table131.A1" office:value-type="string">
            <text:p text:style-name="P2679"><text:span text:style-name="T17">panjšambe</text:span></text:p>
          </table:table-cell>
          <table:table-cell table:style-name="Table131.A1" office:value-type="string">
            <text:p text:style-name="P2683"><text:span text:style-name="T158">پنجشنب</text:span><text:span text:style-name="T260">ه</text:span></text:p>
          </table:table-cell>
        </table:table-row>
      </table:table>
      <table:table table:name="Table132" table:style-name="Table132">
        <table:table-column table:style-name="Table132.A"/>
        <table:table-column table:style-name="Table132.B"/>
        <table:table-column table:style-name="Table132.C"/>
        <table:table-row table:style-name="Table132.1">
          <table:table-cell table:style-name="Table132.A1" table:number-rows-spanned="2" office:value-type="string">
            <text:p text:style-name="P2684"><text:span text:style-name="T17">пятница</text:span></text:p>
          </table:table-cell>
          <table:table-cell table:style-name="Table132.A1" office:value-type="string">
            <text:p text:style-name="P2685"><text:span text:style-name="T17">ādine</text:span></text:p>
          </table:table-cell>
          <table:table-cell table:style-name="Table132.A1" office:value-type="string">
            <text:p text:style-name="P1518"><text:span text:style-name="T52">آدينه</text:span></text:p>
          </table:table-cell>
        </table:table-row>
        <table:table-row table:style-name="Table132.2">
          <table:covered-table-cell/>
          <table:table-cell table:style-name="Table132.A1" office:value-type="string">
            <text:p text:style-name="P2686"><text:span text:style-name="T17">jom’e</text:span></text:p>
          </table:table-cell>
          <table:table-cell table:style-name="Table132.A1" office:value-type="string">
            <text:p text:style-name="P2687"><text:span text:style-name="T49">جمعه</text:span></text:p>
          </table:table-cell>
        </table:table-row>
      </table:table>
      <text:p text:style-name="P8"/>
      <text:p text:style-name="P127"/>
      <text:p text:style-name="P217"><text:span text:style-name="T1510">Количественные числительные</text:span></text:p>
      <text:p text:style-name="P8"/>
      <text:p text:style-name="P62"/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ext:soft-page-break/>
        <table:table-row table:style-name="Table133.1">
          <table:table-cell table:style-name="Table133.A1" office:value-type="string">
            <text:p text:style-name="P2688"><text:span text:style-name="T17">sefr</text:span></text:p>
          </table:table-cell>
          <table:table-cell table:style-name="Table133.A1" office:value-type="string">
            <text:p text:style-name="P2691"><text:span text:style-name="T55">صفر</text:span></text:p>
          </table:table-cell>
          <table:table-cell table:style-name="Table133.A1" office:value-type="string">
            <text:p text:style-name="P2694">٠</text:p>
          </table:table-cell>
          <table:table-cell table:style-name="Table133.A1" office:value-type="string">
            <text:p text:style-name="P2698"><text:span text:style-name="T18">0</text:span></text:p>
          </table:table-cell>
        </table:table-row>
        <table:table-row table:style-name="Table133.1">
          <table:table-cell table:style-name="Table133.A1" office:value-type="string">
            <text:p text:style-name="P2700"><text:span text:style-name="T17">yek</text:span></text:p>
          </table:table-cell>
          <table:table-cell table:style-name="Table133.A1" office:value-type="string">
            <text:p text:style-name="P2703"><text:span text:style-name="T51">يک</text:span></text:p>
          </table:table-cell>
          <table:table-cell table:style-name="Table133.A1" office:value-type="string">
            <text:p text:style-name="P2694">١</text:p>
          </table:table-cell>
          <table:table-cell table:style-name="Table133.A1" office:value-type="string">
            <text:p text:style-name="P2698"><text:span text:style-name="T18">1</text:span></text:p>
          </table:table-cell>
        </table:table-row>
        <table:table-row table:style-name="Table133.1">
          <table:table-cell table:style-name="Table133.A1" office:value-type="string">
            <text:p text:style-name="P2688"><text:span text:style-name="T17">do</text:span></text:p>
          </table:table-cell>
          <table:table-cell table:style-name="Table133.A1" office:value-type="string">
            <text:p text:style-name="P2703"><text:span text:style-name="T49">دو</text:span></text:p>
          </table:table-cell>
          <table:table-cell table:style-name="Table133.A1" office:value-type="string">
            <text:p text:style-name="P2694">٢</text:p>
          </table:table-cell>
          <table:table-cell table:style-name="Table133.A1" office:value-type="string">
            <text:p text:style-name="P2698"><text:span text:style-name="T18">2</text:span></text:p>
          </table:table-cell>
        </table:table-row>
        <table:table-row table:style-name="Table133.4">
          <table:table-cell table:style-name="Table133.A1" office:value-type="string">
            <text:p text:style-name="P2701"><text:span text:style-name="T17">Se</text:span></text:p>
          </table:table-cell>
          <table:table-cell table:style-name="Table133.A1" office:value-type="string">
            <text:p text:style-name="P2706"><text:span text:style-name="T51">سه</text:span></text:p>
          </table:table-cell>
          <table:table-cell table:style-name="Table133.A1" office:value-type="string">
            <text:p text:style-name="P2695">٣</text:p>
          </table:table-cell>
          <table:table-cell table:style-name="Table133.A1" office:value-type="string">
            <text:p text:style-name="P2699"><text:span text:style-name="T18">3</text:span></text:p>
          </table:table-cell>
        </table:table-row>
        <table:table-row table:style-name="Table133.1">
          <table:table-cell table:style-name="Table133.A1" office:value-type="string">
            <text:p text:style-name="P2709"><text:span text:style-name="T17">čahār</text:span></text:p>
          </table:table-cell>
          <table:table-cell table:style-name="Table133.A1" office:value-type="string">
            <text:p text:style-name="P2703"><text:span text:style-name="T51">چھار</text:span></text:p>
          </table:table-cell>
          <table:table-cell table:style-name="Table133.A1" office:value-type="string">
            <text:p text:style-name="P2694">۴</text:p>
          </table:table-cell>
          <table:table-cell table:style-name="Table133.A1" office:value-type="string">
            <text:p text:style-name="P2698"><text:span text:style-name="T18">4</text:span></text:p>
          </table:table-cell>
        </table:table-row>
        <table:table-row table:style-name="Table133.1">
          <table:table-cell table:style-name="Table133.A1" office:value-type="string">
            <text:p text:style-name="P2712"><text:span text:style-name="T17">panj</text:span></text:p>
          </table:table-cell>
          <table:table-cell table:style-name="Table133.A1" office:value-type="string">
            <text:p text:style-name="P2691"><text:span text:style-name="T50">پنج</text:span></text:p>
          </table:table-cell>
          <table:table-cell table:style-name="Table133.A1" office:value-type="string">
            <text:p text:style-name="P2694">۵</text:p>
          </table:table-cell>
          <table:table-cell table:style-name="Table133.A1" office:value-type="string">
            <text:p text:style-name="P2698"><text:span text:style-name="T18">5</text:span></text:p>
          </table:table-cell>
        </table:table-row>
        <table:table-row table:style-name="Table133.7">
          <table:table-cell table:style-name="Table133.A1" office:value-type="string">
            <text:p text:style-name="P2689"><text:span text:style-name="T17">šeš</text:span></text:p>
          </table:table-cell>
          <table:table-cell table:style-name="Table133.A1" office:value-type="string">
            <text:p text:style-name="P2707"><text:span text:style-name="T56">شش</text:span></text:p>
          </table:table-cell>
          <table:table-cell table:style-name="Table133.A1" office:value-type="string">
            <text:p text:style-name="P2696">۶</text:p>
          </table:table-cell>
          <table:table-cell table:style-name="Table133.A1" office:value-type="string">
            <text:p text:style-name="P2699"><text:span text:style-name="T18">6</text:span></text:p>
          </table:table-cell>
        </table:table-row>
        <table:table-row table:style-name="Table133.8">
          <table:table-cell table:style-name="Table133.A1" office:value-type="string">
            <text:p text:style-name="P2700"><text:span text:style-name="T17">haft</text:span></text:p>
          </table:table-cell>
          <table:table-cell table:style-name="Table133.A1" office:value-type="string">
            <text:p text:style-name="P2708"><text:span text:style-name="T58">ھفت</text:span></text:p>
          </table:table-cell>
          <table:table-cell table:style-name="Table133.A1" office:value-type="string">
            <text:p text:style-name="P2697">٧</text:p>
          </table:table-cell>
          <table:table-cell table:style-name="Table133.A1" office:value-type="string">
            <text:p text:style-name="P2698"><text:span text:style-name="T18">7</text:span></text:p>
          </table:table-cell>
        </table:table-row>
        <table:table-row table:style-name="Table133.9">
          <table:table-cell table:style-name="Table133.A1" office:value-type="string">
            <text:p text:style-name="P2709"><text:span text:style-name="T17">hašt</text:span></text:p>
          </table:table-cell>
          <table:table-cell table:style-name="Table133.A1" office:value-type="string">
            <text:p text:style-name="P2713"><text:span text:style-name="T52">ھشت</text:span></text:p>
          </table:table-cell>
          <table:table-cell table:style-name="Table133.A1" office:value-type="string">
            <text:p text:style-name="P2697">٨</text:p>
          </table:table-cell>
          <table:table-cell table:style-name="Table133.A1" office:value-type="string">
            <text:p text:style-name="P2698"><text:span text:style-name="T18">8</text:span></text:p>
          </table:table-cell>
        </table:table-row>
        <table:table-row table:style-name="Table133.10">
          <table:table-cell table:style-name="Table133.A1" office:value-type="string">
            <text:p text:style-name="P2688"><text:span text:style-name="T17">noh</text:span></text:p>
          </table:table-cell>
          <table:table-cell table:style-name="Table133.A1" office:value-type="string">
            <text:p text:style-name="P2692"><text:span text:style-name="T51">نه</text:span></text:p>
          </table:table-cell>
          <table:table-cell table:style-name="Table133.A1" office:value-type="string">
            <text:p text:style-name="P2697">٩</text:p>
          </table:table-cell>
          <table:table-cell table:style-name="Table133.A1" office:value-type="string">
            <text:p text:style-name="P2698"><text:span text:style-name="T18">9</text:span></text:p>
          </table:table-cell>
        </table:table-row>
        <table:table-row table:style-name="Table133.9">
          <table:table-cell table:style-name="Table133.A1" office:value-type="string">
            <text:p text:style-name="P2700"><text:span text:style-name="T17">dah</text:span></text:p>
          </table:table-cell>
          <table:table-cell table:style-name="Table133.A1" office:value-type="string">
            <text:p text:style-name="P2704"><text:span text:style-name="T49">ده</text:span></text:p>
          </table:table-cell>
          <table:table-cell table:style-name="Table133.A1" office:value-type="string">
            <text:p text:style-name="P2716"><text:span text:style-name="T49">٠١</text:span></text:p>
          </table:table-cell>
          <table:table-cell table:style-name="Table133.A1" office:value-type="string">
            <text:p text:style-name="P2719"><text:span text:style-name="T17">10</text:span></text:p>
          </table:table-cell>
        </table:table-row>
        <table:table-row table:style-name="Table133.4">
          <table:table-cell table:style-name="Table133.A1" office:value-type="string">
            <text:p text:style-name="P2723"><text:span text:style-name="T17">yāzdah</text:span></text:p>
          </table:table-cell>
          <table:table-cell table:style-name="Table133.A1" office:value-type="string">
            <text:p text:style-name="P2705"><text:span text:style-name="T51">يازده</text:span></text:p>
          </table:table-cell>
          <table:table-cell table:style-name="Table133.A1" office:value-type="string">
            <text:p text:style-name="P2717"><text:span text:style-name="T49">١١</text:span></text:p>
          </table:table-cell>
          <table:table-cell table:style-name="Table133.A1" office:value-type="string">
            <text:p text:style-name="P2720"><text:span text:style-name="T17">11</text:span></text:p>
          </table:table-cell>
        </table:table-row>
        <table:table-row table:style-name="Table133.1">
          <table:table-cell table:style-name="Table133.A1" office:value-type="string">
            <text:p text:style-name="P2725"><text:span text:style-name="T17">davāzdah</text:span></text:p>
          </table:table-cell>
          <table:table-cell table:style-name="Table133.A1" office:value-type="string">
            <text:p text:style-name="P2714"><text:span text:style-name="T49">دوازده</text:span></text:p>
          </table:table-cell>
          <table:table-cell table:style-name="Table133.A1" office:value-type="string">
            <text:p text:style-name="P2718"><text:span text:style-name="T49">٢١</text:span></text:p>
          </table:table-cell>
          <table:table-cell table:style-name="Table133.A1" office:value-type="string">
            <text:p text:style-name="P2719"><text:span text:style-name="T17">12</text:span></text:p>
          </table:table-cell>
        </table:table-row>
        <table:table-row table:style-name="Table133.1">
          <table:table-cell table:style-name="Table133.A1" office:value-type="string">
            <text:p text:style-name="P2727"><text:span text:style-name="T17">sizdah</text:span></text:p>
          </table:table-cell>
          <table:table-cell table:style-name="Table133.A1" office:value-type="string">
            <text:p text:style-name="P2714"><text:span text:style-name="T52">سيزده</text:span></text:p>
          </table:table-cell>
          <table:table-cell table:style-name="Table133.A1" office:value-type="string">
            <text:p text:style-name="P2718"><text:span text:style-name="T49">٣١</text:span></text:p>
          </table:table-cell>
          <table:table-cell table:style-name="Table133.A1" office:value-type="string">
            <text:p text:style-name="P2719"><text:span text:style-name="T17">13</text:span></text:p>
          </table:table-cell>
        </table:table-row>
        <table:table-row table:style-name="Table133.4">
          <table:table-cell table:style-name="Table133.A1" office:value-type="string">
            <text:p text:style-name="P2729"><text:span text:style-name="T17">čahārdah</text:span></text:p>
          </table:table-cell>
          <table:table-cell table:style-name="Table133.A1" office:value-type="string">
            <text:p text:style-name="P2693"><text:span text:style-name="T56">چھارده</text:span></text:p>
          </table:table-cell>
          <table:table-cell table:style-name="Table133.A1" office:value-type="string">
            <text:p text:style-name="P2717"><text:span text:style-name="T49">۴١</text:span></text:p>
          </table:table-cell>
          <table:table-cell table:style-name="Table133.A1" office:value-type="string">
            <text:p text:style-name="P2720"><text:span text:style-name="T17">14</text:span></text:p>
          </table:table-cell>
        </table:table-row>
        <table:table-row table:style-name="Table133.1">
          <table:table-cell table:style-name="Table133.A1" office:value-type="string">
            <text:p text:style-name="P2494"><text:span text:style-name="T17">pānzdah</text:span></text:p>
          </table:table-cell>
          <table:table-cell table:style-name="Table133.A1" office:value-type="string">
            <text:p text:style-name="P2714"><text:span text:style-name="T52">پانزده</text:span></text:p>
          </table:table-cell>
          <table:table-cell table:style-name="Table133.A1" office:value-type="string">
            <text:p text:style-name="P2718"><text:span text:style-name="T49">۵١</text:span></text:p>
          </table:table-cell>
          <table:table-cell table:style-name="Table133.A1" office:value-type="string">
            <text:p text:style-name="P2719"><text:span text:style-name="T17">15</text:span></text:p>
          </table:table-cell>
        </table:table-row>
        <table:table-row table:style-name="Table133.1">
          <table:table-cell table:style-name="Table133.A1" office:value-type="string">
            <text:p text:style-name="P2730"><text:span text:style-name="T17">šānzdah</text:span></text:p>
          </table:table-cell>
          <table:table-cell table:style-name="Table133.A1" office:value-type="string">
            <text:p text:style-name="P2703"><text:span text:style-name="T51">شانزده</text:span></text:p>
          </table:table-cell>
          <table:table-cell table:style-name="Table133.A1" office:value-type="string">
            <text:p text:style-name="P2718"><text:span text:style-name="T49">۶١</text:span></text:p>
          </table:table-cell>
          <table:table-cell table:style-name="Table133.A1" office:value-type="string">
            <text:p text:style-name="P2719"><text:span text:style-name="T17">16</text:span></text:p>
          </table:table-cell>
        </table:table-row>
        <table:table-row table:style-name="Table133.4">
          <table:table-cell table:style-name="Table133.A1" office:value-type="string">
            <text:p text:style-name="P2731"><text:span text:style-name="T17">hefdah</text:span></text:p>
          </table:table-cell>
          <table:table-cell table:style-name="Table133.A1" office:value-type="string">
            <text:p text:style-name="P2705"><text:span text:style-name="T58">ھفده</text:span></text:p>
          </table:table-cell>
          <table:table-cell table:style-name="Table133.A1" office:value-type="string">
            <text:p text:style-name="P2717"><text:span text:style-name="T49">٧١</text:span></text:p>
          </table:table-cell>
          <table:table-cell table:style-name="Table133.A1" office:value-type="string">
            <text:p text:style-name="P2720"><text:span text:style-name="T17">17</text:span></text:p>
          </table:table-cell>
        </table:table-row>
        <table:table-row table:style-name="Table133.1">
          <table:table-cell table:style-name="Table133.A1" office:value-type="string">
            <text:p text:style-name="P2732"><text:span text:style-name="T17">hejdah</text:span></text:p>
          </table:table-cell>
          <table:table-cell table:style-name="Table133.A1" office:value-type="string">
            <text:p text:style-name="P2714"><text:span text:style-name="T51">ھجده</text:span></text:p>
          </table:table-cell>
          <table:table-cell table:style-name="Table133.A1" office:value-type="string">
            <text:p text:style-name="P2718"><text:span text:style-name="T49">٨١</text:span></text:p>
          </table:table-cell>
          <table:table-cell table:style-name="Table133.A1" office:value-type="string">
            <text:p text:style-name="P2719"><text:span text:style-name="T17">18</text:span></text:p>
          </table:table-cell>
        </table:table-row>
        <table:table-row table:style-name="Table133.1">
          <table:table-cell table:style-name="Table133.A1" office:value-type="string">
            <text:p text:style-name="P2733"><text:span text:style-name="T17">nuzdah</text:span></text:p>
          </table:table-cell>
          <table:table-cell table:style-name="Table133.A1" office:value-type="string">
            <text:p text:style-name="P2691"><text:span text:style-name="T49">نوزده</text:span></text:p>
          </table:table-cell>
          <table:table-cell table:style-name="Table133.A1" office:value-type="string">
            <text:p text:style-name="P2718"><text:span text:style-name="T49">٩١</text:span></text:p>
          </table:table-cell>
          <table:table-cell table:style-name="Table133.A1" office:value-type="string">
            <text:p text:style-name="P2719"><text:span text:style-name="T17">19</text:span></text:p>
          </table:table-cell>
        </table:table-row>
        <table:table-row table:style-name="Table133.1">
          <table:table-cell table:style-name="Table133.A1" office:value-type="string">
            <text:p text:style-name="P2709"><text:span text:style-name="T17">bist</text:span></text:p>
          </table:table-cell>
          <table:table-cell table:style-name="Table133.A1" office:value-type="string">
            <text:p text:style-name="P2703"><text:span text:style-name="T58">بيست</text:span></text:p>
          </table:table-cell>
          <table:table-cell table:style-name="Table133.A1" office:value-type="string">
            <text:p text:style-name="P2718"><text:span text:style-name="T49">٠٢</text:span></text:p>
          </table:table-cell>
          <table:table-cell table:style-name="Table133.A1" office:value-type="string">
            <text:p text:style-name="P2719"><text:span text:style-name="T17">20</text:span></text:p>
          </table:table-cell>
        </table:table-row>
        <table:table-row table:style-name="Table133.4">
          <table:table-cell table:style-name="Table133.A1" office:value-type="string">
            <text:p text:style-name="P2689"><text:span text:style-name="T17">si</text:span></text:p>
          </table:table-cell>
          <table:table-cell table:style-name="Table133.A1" office:value-type="string">
            <text:p text:style-name="P2706"><text:span text:style-name="T52">سی</text:span></text:p>
          </table:table-cell>
          <table:table-cell table:style-name="Table133.A1" office:value-type="string">
            <text:p text:style-name="P2717"><text:span text:style-name="T49">٠٣</text:span></text:p>
          </table:table-cell>
          <table:table-cell table:style-name="Table133.A1" office:value-type="string">
            <text:p text:style-name="P2720"><text:span text:style-name="T17">30</text:span></text:p>
          </table:table-cell>
        </table:table-row>
        <table:table-row table:style-name="Table133.1">
          <table:table-cell table:style-name="Table133.A1" office:value-type="string">
            <text:p text:style-name="P2688"><text:span text:style-name="T17">čehel</text:span></text:p>
          </table:table-cell>
          <table:table-cell table:style-name="Table133.A1" office:value-type="string">
            <text:p text:style-name="P2703"><text:span text:style-name="T51">چھل</text:span></text:p>
          </table:table-cell>
          <table:table-cell table:style-name="Table133.A1" office:value-type="string">
            <text:p text:style-name="P2718"><text:span text:style-name="T49">٠۴</text:span></text:p>
          </table:table-cell>
          <table:table-cell table:style-name="Table133.A1" office:value-type="string">
            <text:p text:style-name="P2719"><text:span text:style-name="T17">40</text:span></text:p>
          </table:table-cell>
        </table:table-row>
        <table:table-row table:style-name="Table133.1">
          <table:table-cell table:style-name="Table133.A1" office:value-type="string">
            <text:p text:style-name="P2732"><text:span text:style-name="T17">panjāh</text:span></text:p>
          </table:table-cell>
          <table:table-cell table:style-name="Table133.A1" office:value-type="string">
            <text:p text:style-name="P2703"><text:span text:style-name="T52">پنجاه</text:span></text:p>
          </table:table-cell>
          <table:table-cell table:style-name="Table133.A1" office:value-type="string">
            <text:p text:style-name="P2718"><text:span text:style-name="T49">٠۵</text:span></text:p>
          </table:table-cell>
          <table:table-cell table:style-name="Table133.A1" office:value-type="string">
            <text:p text:style-name="P2719"><text:span text:style-name="T17">50</text:span></text:p>
          </table:table-cell>
        </table:table-row>
        <table:table-row table:style-name="Table133.4">
          <table:table-cell table:style-name="Table133.A1" office:value-type="string">
            <text:p text:style-name="P2689"><text:span text:style-name="T17">šast</text:span></text:p>
          </table:table-cell>
          <table:table-cell table:style-name="Table133.A1" office:value-type="string">
            <text:p text:style-name="P2706"><text:span text:style-name="T51">شصت</text:span></text:p>
          </table:table-cell>
          <table:table-cell table:style-name="Table133.A1" office:value-type="string">
            <text:p text:style-name="P2717"><text:span text:style-name="T49">٠۶</text:span></text:p>
          </table:table-cell>
          <table:table-cell table:style-name="Table133.A1" office:value-type="string">
            <text:p text:style-name="P2720"><text:span text:style-name="T17">60</text:span></text:p>
          </table:table-cell>
        </table:table-row>
      </table:table>
      <table:table table:name="Table134" table:style-name="Table134">
        <table:table-column table:style-name="Table134.A"/>
        <table:table-column table:style-name="Table134.B"/>
        <table:table-column table:style-name="Table134.C"/>
        <table:table-column table:style-name="Table134.D"/>
        <table:table-row table:style-name="Table134.1">
          <table:table-cell table:style-name="Table134.A1" office:value-type="string">
            <text:p text:style-name="P2735"><text:span text:style-name="T17">haftād</text:span></text:p>
          </table:table-cell>
          <table:table-cell table:style-name="Table134.A1" office:value-type="string">
            <text:p text:style-name="P2703"><text:span text:style-name="T50">ھفتاد</text:span></text:p>
          </table:table-cell>
          <table:table-cell table:style-name="Table134.A1" office:value-type="string">
            <text:p text:style-name="P2718"><text:span text:style-name="T49">٠٧</text:span></text:p>
          </table:table-cell>
          <table:table-cell table:style-name="Table134.A1" office:value-type="string">
            <text:p text:style-name="P2721"><text:span text:style-name="T17">70</text:span></text:p>
          </table:table-cell>
        </table:table-row>
        <table:table-row table:style-name="Table134.2">
          <table:table-cell table:style-name="Table134.A1" office:value-type="string">
            <text:p text:style-name="P2728"><text:span text:style-name="T17">haštād</text:span></text:p>
          </table:table-cell>
          <table:table-cell table:style-name="Table134.A1" office:value-type="string">
            <text:p text:style-name="P2705"><text:span text:style-name="T58">ھشتاد</text:span></text:p>
          </table:table-cell>
          <table:table-cell table:style-name="Table134.A1" office:value-type="string">
            <text:p text:style-name="P2717"><text:span text:style-name="T49">٠٨</text:span></text:p>
          </table:table-cell>
          <table:table-cell table:style-name="Table134.A1" office:value-type="string">
            <text:p text:style-name="P2722"><text:span text:style-name="T17">80</text:span></text:p>
          </table:table-cell>
        </table:table-row>
        <table:table-row table:style-name="Table134.1">
          <table:table-cell table:style-name="Table134.A1" office:value-type="string">
            <text:p text:style-name="P2736"><text:span text:style-name="T17">navad</text:span></text:p>
          </table:table-cell>
          <table:table-cell table:style-name="Table134.A1" office:value-type="string">
            <text:p text:style-name="P2691"><text:span text:style-name="T56">نود</text:span></text:p>
          </table:table-cell>
          <table:table-cell table:style-name="Table134.A1" office:value-type="string">
            <text:p text:style-name="P2718"><text:span text:style-name="T49">٠٩</text:span></text:p>
          </table:table-cell>
          <table:table-cell table:style-name="Table134.A1" office:value-type="string">
            <text:p text:style-name="P2721"><text:span text:style-name="T17">90</text:span></text:p>
          </table:table-cell>
        </table:table-row>
        <table:table-row table:style-name="Table134.1">
          <table:table-cell table:style-name="Table134.A1" office:value-type="string">
            <text:p text:style-name="P2702"><text:span text:style-name="T17">sad</text:span></text:p>
          </table:table-cell>
          <table:table-cell table:style-name="Table134.A1" office:value-type="string">
            <text:p text:style-name="P2691"><text:span text:style-name="T51">صد</text:span></text:p>
          </table:table-cell>
          <table:table-cell table:style-name="Table134.A1" office:value-type="string">
            <text:p text:style-name="P2718"><text:span text:style-name="T49">٠٠١</text:span></text:p>
          </table:table-cell>
          <table:table-cell table:style-name="Table134.A1" office:value-type="string">
            <text:p text:style-name="P2737"><text:span text:style-name="T17">100</text:span></text:p>
          </table:table-cell>
        </table:table-row>
        <table:table-row table:style-name="Table134.2">
          <table:table-cell table:style-name="Table134.A1" office:value-type="string">
            <text:p text:style-name="P2739"><text:span text:style-name="T17">Devist</text:span></text:p>
          </table:table-cell>
          <table:table-cell table:style-name="Table134.A1" office:value-type="string">
            <text:p text:style-name="P2706"><text:span text:style-name="T51">دويست</text:span></text:p>
          </table:table-cell>
          <table:table-cell table:style-name="Table134.A1" office:value-type="string">
            <text:p text:style-name="P2717"><text:span text:style-name="T49">٠٠٢</text:span></text:p>
          </table:table-cell>
          <table:table-cell table:style-name="Table134.A1" office:value-type="string">
            <text:p text:style-name="P2738"><text:span text:style-name="T17">200</text:span></text:p>
          </table:table-cell>
        </table:table-row>
        <table:table-row table:style-name="Table134.1">
          <table:table-cell table:style-name="Table134.A1" office:value-type="string">
            <text:p text:style-name="P2690"><text:span text:style-name="T17">Sisad</text:span></text:p>
          </table:table-cell>
          <table:table-cell table:style-name="Table134.A1" office:value-type="string">
            <text:p text:style-name="P2714"><text:span text:style-name="T55">سيصد</text:span></text:p>
          </table:table-cell>
          <table:table-cell table:style-name="Table134.A1" office:value-type="string">
            <text:p text:style-name="P2718"><text:span text:style-name="T49">٠٠٣</text:span></text:p>
          </table:table-cell>
          <table:table-cell table:style-name="Table134.A1" office:value-type="string">
            <text:p text:style-name="P2737"><text:span text:style-name="T17">300</text:span></text:p>
          </table:table-cell>
        </table:table-row>
        <table:table-row table:style-name="Table134.1">
          <table:table-cell table:style-name="Table134.A1" office:value-type="string">
            <text:p text:style-name="P1580"><text:span text:style-name="T17">čahārsad</text:span></text:p>
          </table:table-cell>
          <table:table-cell table:style-name="Table134.A1" office:value-type="string">
            <text:p text:style-name="P2703"><text:span text:style-name="T51">چھارصد</text:span></text:p>
          </table:table-cell>
          <table:table-cell table:style-name="Table134.A1" office:value-type="string">
            <text:p text:style-name="P2718"><text:span text:style-name="T49">٠٠۴</text:span></text:p>
          </table:table-cell>
          <table:table-cell table:style-name="Table134.A1" office:value-type="string">
            <text:p text:style-name="P2737"><text:span text:style-name="T17">400</text:span></text:p>
          </table:table-cell>
        </table:table-row>
        <table:table-row table:style-name="Table134.1">
          <table:table-cell table:style-name="Table134.A1" office:value-type="string">
            <text:p text:style-name="P2740"><text:span text:style-name="T17">pānsad</text:span></text:p>
          </table:table-cell>
          <table:table-cell table:style-name="Table134.A1" office:value-type="string">
            <text:p text:style-name="P2703"><text:span text:style-name="T58">پانصد</text:span></text:p>
          </table:table-cell>
          <table:table-cell table:style-name="Table134.A1" office:value-type="string">
            <text:p text:style-name="P2718"><text:span text:style-name="T49">٠٠۵</text:span></text:p>
          </table:table-cell>
          <table:table-cell table:style-name="Table134.A1" office:value-type="string">
            <text:p text:style-name="P2737"><text:span text:style-name="T17">500</text:span></text:p>
          </table:table-cell>
        </table:table-row>
        <table:table-row table:style-name="Table134.2">
          <table:table-cell table:style-name="Table134.A1" office:value-type="string">
            <text:p text:style-name="P2728"><text:span text:style-name="T17">šešsad</text:span></text:p>
          </table:table-cell>
          <table:table-cell table:style-name="Table134.A1" office:value-type="string">
            <text:p text:style-name="P2715"><text:span text:style-name="T52">ششصد</text:span></text:p>
          </table:table-cell>
          <table:table-cell table:style-name="Table134.A1" office:value-type="string">
            <text:p text:style-name="P2717"><text:span text:style-name="T49">٠٠۶</text:span></text:p>
          </table:table-cell>
          <table:table-cell table:style-name="Table134.A1" office:value-type="string">
            <text:p text:style-name="P2738"><text:span text:style-name="T17">600</text:span></text:p>
          </table:table-cell>
        </table:table-row>
        <table:table-row table:style-name="Table134.1">
          <table:table-cell table:style-name="Table134.A1" office:value-type="string">
            <text:p text:style-name="P2734"><text:span text:style-name="T17">haftsad</text:span></text:p>
          </table:table-cell>
          <table:table-cell table:style-name="Table134.A1" office:value-type="string">
            <text:p text:style-name="P2714"><text:span text:style-name="T58">ھفتصد</text:span></text:p>
          </table:table-cell>
          <table:table-cell table:style-name="Table134.A1" office:value-type="string">
            <text:p text:style-name="P2718"><text:span text:style-name="T49">٠٠٧</text:span></text:p>
          </table:table-cell>
          <table:table-cell table:style-name="Table134.A1" office:value-type="string">
            <text:p text:style-name="P2737"><text:span text:style-name="T17">700</text:span></text:p>
          </table:table-cell>
        </table:table-row>
        <table:table-row table:style-name="Table134.1">
          <table:table-cell table:style-name="Table134.A1" office:value-type="string">
            <text:p text:style-name="P2742"><text:span text:style-name="T17">haštsad</text:span></text:p>
          </table:table-cell>
          <table:table-cell table:style-name="Table134.A1" office:value-type="string">
            <text:p text:style-name="P2714"><text:span text:style-name="T58">ھشتصد</text:span></text:p>
          </table:table-cell>
          <table:table-cell table:style-name="Table134.A1" office:value-type="string">
            <text:p text:style-name="P2718"><text:span text:style-name="T49">٠٠٨</text:span></text:p>
          </table:table-cell>
          <table:table-cell table:style-name="Table134.A1" office:value-type="string">
            <text:p text:style-name="P2737"><text:span text:style-name="T17">800</text:span></text:p>
          </table:table-cell>
        </table:table-row>
        <table:table-row table:style-name="Table134.2">
          <table:table-cell table:style-name="Table134.A1" office:value-type="string">
            <text:p text:style-name="P2724"><text:span text:style-name="T17">nohsad</text:span></text:p>
          </table:table-cell>
          <table:table-cell table:style-name="Table134.A1" office:value-type="string">
            <text:p text:style-name="P2705"><text:span text:style-name="T58">نھصد</text:span></text:p>
          </table:table-cell>
          <table:table-cell table:style-name="Table134.A1" office:value-type="string">
            <text:p text:style-name="P2717"><text:span text:style-name="T49">٠٠٩</text:span></text:p>
          </table:table-cell>
          <table:table-cell table:style-name="Table134.A1" office:value-type="string">
            <text:p text:style-name="P2738"><text:span text:style-name="T17">900</text:span></text:p>
          </table:table-cell>
        </table:table-row>
        <table:table-row table:style-name="Table134.1">
          <table:table-cell table:style-name="Table134.A1" office:value-type="string">
            <text:p text:style-name="P2710"><text:span text:style-name="T17">hezār</text:span></text:p>
          </table:table-cell>
          <table:table-cell table:style-name="Table134.A1" office:value-type="string">
            <text:p text:style-name="P2703"><text:span text:style-name="T56">ھزار</text:span></text:p>
          </table:table-cell>
          <table:table-cell table:style-name="Table134.A1" office:value-type="string">
            <text:p text:style-name="P2743"><text:span text:style-name="T49">٠٠٠١</text:span></text:p>
          </table:table-cell>
          <table:table-cell table:style-name="Table134.A1" office:value-type="string">
            <text:p text:style-name="P2745"><text:span text:style-name="T17">1000</text:span></text:p>
          </table:table-cell>
        </table:table-row>
        <table:table-row table:style-name="Table134.1">
          <table:table-cell table:style-name="Table134.A1" office:value-type="string">
            <text:p text:style-name="P1114"><text:span text:style-name="T17">do hezār</text:span></text:p>
          </table:table-cell>
          <table:table-cell table:style-name="Table134.A1" office:value-type="string">
            <text:p text:style-name="P2703"><text:span text:style-name="T49">دو ھزار</text:span></text:p>
          </table:table-cell>
          <table:table-cell table:style-name="Table134.A1" office:value-type="string">
            <text:p text:style-name="P2743"><text:span text:style-name="T49">٠٠٠٢</text:span></text:p>
          </table:table-cell>
          <table:table-cell table:style-name="Table134.A1" office:value-type="string">
            <text:p text:style-name="P2745"><text:span text:style-name="T17">2000</text:span></text:p>
          </table:table-cell>
        </table:table-row>
        <table:table-row table:style-name="Table134.2">
          <table:table-cell table:style-name="Table134.A1" office:value-type="string">
            <text:p text:style-name="P1535"><text:span text:style-name="T17">se hezār</text:span></text:p>
          </table:table-cell>
          <table:table-cell table:style-name="Table134.A1" office:value-type="string">
            <text:p text:style-name="P2715"><text:span text:style-name="T56">سه ھزار</text:span></text:p>
          </table:table-cell>
          <table:table-cell table:style-name="Table134.A1" office:value-type="string">
            <text:p text:style-name="P2744"><text:span text:style-name="T49">٠٠٠٣</text:span></text:p>
          </table:table-cell>
          <table:table-cell table:style-name="Table134.A1" office:value-type="string">
            <text:p text:style-name="P2746"><text:span text:style-name="T17">3000</text:span></text:p>
          </table:table-cell>
        </table:table-row>
      </table:table>
      <text:p text:style-name="P8"/>
      <text:p text:style-name="P52"/>
      <text:p text:style-name="P218"><text:span text:style-name="T19">В персидском языке многозначные числительные записываются слева направо: 123 =٣٢١.</text:span></text:p>
      <text:p text:style-name="P219"><text:span text:style-name="T19">Многозначные числительные образуются с помощью предлогаو“о”.سهوچھلونھصدوھزاردوdo hezār-o-nohsad-o-čehel-o-se =</text:span><text:span text:style-name="T43">2943.</text:span><text:span text:style-name="T44">После слова “si” предлог</text:span><text:span text:style-name="T19">وпроизносится “vo”: si-vo-yek.</text:span></text:p>
      <text:p text:style-name="P77"/>
      <text:h text:style-name="P969" text:outline-level="3">Порядковые числительные.</text:h>
      <text:p text:style-name="P8"/>
      <text:p text:style-name="P220"/>
      <table:table table:name="Table135" table:style-name="Table135">
        <table:table-column table:style-name="Table135.A"/>
        <table:table-column table:style-name="Table135.B"/>
        <table:table-column table:style-name="Table135.C"/>
        <table:table-row table:style-name="Table135.1">
          <table:table-cell table:style-name="Table135.A1" office:value-type="string">
            <text:p text:style-name="P1205"><text:span text:style-name="T17">Первый</text:span></text:p>
          </table:table-cell>
          <table:table-cell table:style-name="Table135.A1" office:value-type="string">
            <text:p text:style-name="P2747"><text:span text:style-name="T17">yekom</text:span></text:p>
          </table:table-cell>
          <table:table-cell table:style-name="Table135.A1" office:value-type="string">
            <text:p text:style-name="P2749"><text:span text:style-name="T68">يکم</text:span></text:p>
          </table:table-cell>
        </table:table-row>
        <table:table-row table:style-name="Table135.2">
          <table:table-cell table:style-name="Table135.A1" office:value-type="string">
            <text:p text:style-name="P1206"><text:span text:style-name="T17">Второй</text:span></text:p>
          </table:table-cell>
          <table:table-cell table:style-name="Table135.A1" office:value-type="string">
            <text:p text:style-name="P2751"><text:span text:style-name="T17">dovvom</text:span></text:p>
          </table:table-cell>
          <table:table-cell table:style-name="Table135.A1" office:value-type="string">
            <text:p text:style-name="P2753"><text:span text:style-name="T49">دوم</text:span></text:p>
          </table:table-cell>
        </table:table-row>
        <table:table-row table:style-name="Table135.2">
          <table:table-cell table:style-name="Table135.A1" office:value-type="string">
            <text:p text:style-name="P1206"><text:span text:style-name="T17">Третий</text:span></text:p>
          </table:table-cell>
          <table:table-cell table:style-name="Table135.A1" office:value-type="string">
            <text:p text:style-name="P2748"><text:span text:style-name="T17">sovvom</text:span></text:p>
          </table:table-cell>
          <table:table-cell table:style-name="Table135.A1" office:value-type="string">
            <text:p text:style-name="P2753"><text:span text:style-name="T56">سوم</text:span></text:p>
          </table:table-cell>
        </table:table-row>
        <table:table-row table:style-name="Table135.4">
          <table:table-cell table:style-name="Table135.A1" office:value-type="string">
            <text:p text:style-name="P1205"><text:span text:style-name="T17">Четвёртый</text:span></text:p>
          </table:table-cell>
          <table:table-cell table:style-name="Table135.A1" office:value-type="string">
            <text:p text:style-name="P2752"><text:span text:style-name="T17">čahārom</text:span></text:p>
          </table:table-cell>
          <table:table-cell table:style-name="Table135.A1" office:value-type="string">
            <text:p text:style-name="P2750"><text:span text:style-name="T56">چھارم</text:span></text:p>
          </table:table-cell>
        </table:table-row>
        <table:table-row table:style-name="Table135.2">
          <table:table-cell table:style-name="Table135.A1" office:value-type="string">
            <text:p text:style-name="P1206"><text:span text:style-name="T17">Пятый</text:span></text:p>
          </table:table-cell>
          <table:table-cell table:style-name="Table135.A1" office:value-type="string">
            <text:p text:style-name="P2754"><text:span text:style-name="T17">panjom</text:span></text:p>
          </table:table-cell>
          <table:table-cell table:style-name="Table135.A1" office:value-type="string">
            <text:p text:style-name="P2755"><text:span text:style-name="T58">پنجم</text:span></text:p>
          </table:table-cell>
        </table:table-row>
      </table:table>
      <text:p text:style-name="P129"/>
      <text:p text:style-name="P221"><text:span text:style-name="T17">Начиная с четырёх, порядковые числительные образуются с помощью окончания -om: čahār – čahārom, bist – bistom…</text:span></text:p>
      <text:p text:style-name="P222"><text:span text:style-name="T19">Часто можно встретить арабское слово «اولavval» «первый».</text:span></text:p>
      <text:h text:style-name="P970" text:outline-level="3">Глаголы.</text:h>
      <text:p text:style-name="P25"/>
      <text:p text:style-name="P223"><text:span text:style-name="T19">Персидские глаголы имеют две основы – настоящего времени (ОНВ) и прошедшего (ОПВ). Для того, чтобы образовать форму настоящего времени, нужно перед ОНВ поставить префикс mi- , а после личное окончание. Например, от глаголаنوشتنneveštan</text:span></text:p>
      <text:p text:style-name="P33"><text:span text:style-name="T19">«писать» образуем форму «пишу». Этот глагол имеет ОНВنويسnevis. Окончание 1-го лица единственного числа –am. Получаемمىنويسمminevisam.</text:span></text:p>
      <text:p text:style-name="P77"/>
      <text:h text:style-name="P971" text:outline-level="3">Личные окончания</text:h>
      <text:p text:style-name="P8"/>
      <text:p text:style-name="P62"/>
      <table:table table:name="Table136" table:style-name="Table136">
        <table:table-column table:style-name="Table136.A"/>
        <table:table-column table:style-name="Table136.B"/>
        <table:table-column table:style-name="Table136.C"/>
        <table:table-column table:style-name="Table136.D"/>
        <table:table-column table:style-name="Table136.E"/>
        <table:table-column table:style-name="Table136.F"/>
        <table:table-row table:style-name="Table136.1">
          <table:table-cell table:style-name="Table136.A1" table:number-columns-spanned="2" office:value-type="string">
            <text:p text:style-name="P2756"><text:span text:style-name="T16">Мн.ч.</text:span></text:p>
          </table:table-cell>
          <table:covered-table-cell/>
          <table:table-cell table:style-name="Table136.A1" office:value-type="string">
            <text:p text:style-name="P1004"/>
          </table:table-cell>
          <table:table-cell table:style-name="Table136.A1" table:number-columns-spanned="2" office:value-type="string">
            <text:p text:style-name="P2759"><text:span text:style-name="T16">Ед.ч.</text:span></text:p>
          </table:table-cell>
          <table:covered-table-cell/>
          <table:table-cell table:style-name="Table136.A1" office:value-type="string">
            <text:p text:style-name="P1004"/>
          </table:table-cell>
        </table:table-row>
        <table:table-row table:style-name="Table136.2">
          <table:table-cell table:style-name="Table136.A1" office:value-type="string">
            <text:p text:style-name="P2760"><text:span text:style-name="T17">-im</text:span></text:p>
          </table:table-cell>
          <table:table-cell table:style-name="Table136.A1" office:value-type="string">
            <text:p text:style-name="P2762"><text:span text:style-name="T58">يم</text:span></text:p>
          </table:table-cell>
          <table:table-cell table:style-name="Table136.A1" office:value-type="string">
            <text:p text:style-name="P1006"/>
          </table:table-cell>
          <table:table-cell table:style-name="Table136.A1" office:value-type="string">
            <text:p text:style-name="P2764"><text:span text:style-name="T17">-am</text:span></text:p>
          </table:table-cell>
          <table:table-cell table:style-name="Table136.A1" office:value-type="string">
            <text:p text:style-name="P2765">م</text:p>
          </table:table-cell>
          <table:table-cell table:style-name="Table136.A1" office:value-type="string">
            <text:p text:style-name="P2634"><text:span text:style-name="T18">1</text:span></text:p>
          </table:table-cell>
        </table:table-row>
        <table:table-row table:style-name="Table136.3">
          <table:table-cell table:style-name="Table136.A1" office:value-type="string">
            <text:p text:style-name="P2761"><text:span text:style-name="T17">-id</text:span></text:p>
          </table:table-cell>
          <table:table-cell table:style-name="Table136.A1" office:value-type="string">
            <text:p text:style-name="P2763"><text:span text:style-name="T50">يد</text:span></text:p>
          </table:table-cell>
          <table:table-cell table:style-name="Table136.A1" office:value-type="string">
            <text:p text:style-name="P1006"/>
          </table:table-cell>
          <table:table-cell table:style-name="Table136.A1" office:value-type="string">
            <text:p text:style-name="P2766"><text:span text:style-name="T17">-i</text:span></text:p>
          </table:table-cell>
          <table:table-cell table:style-name="Table136.A1" office:value-type="string">
            <text:p text:style-name="P2694">ی</text:p>
          </table:table-cell>
          <table:table-cell table:style-name="Table136.A1" office:value-type="string">
            <text:p text:style-name="P2637"><text:span text:style-name="T18">2</text:span></text:p>
          </table:table-cell>
        </table:table-row>
        <table:table-row table:style-name="Table136.3">
          <table:table-cell table:style-name="Table136.A1" office:value-type="string">
            <text:p text:style-name="P2767"><text:span text:style-name="T17">-and</text:span></text:p>
          </table:table-cell>
          <table:table-cell table:style-name="Table136.A1" office:value-type="string">
            <text:p text:style-name="P2763"><text:span text:style-name="T55">ند</text:span></text:p>
          </table:table-cell>
          <table:table-cell table:style-name="Table136.A1" office:value-type="string">
            <text:p text:style-name="P1006"/>
          </table:table-cell>
          <table:table-cell table:style-name="Table136.A1" office:value-type="string">
            <text:p text:style-name="P2768"><text:span text:style-name="T17">-ad</text:span></text:p>
          </table:table-cell>
          <table:table-cell table:style-name="Table136.A1" office:value-type="string">
            <text:p text:style-name="P2769">د</text:p>
          </table:table-cell>
          <table:table-cell table:style-name="Table136.A1" office:value-type="string">
            <text:p text:style-name="P2637"><text:span text:style-name="T18">3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4"/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column table:style-name="Table137.A"/>
        <table:table-row table:style-name="Table137.1">
          <table:table-cell table:style-name="Table137.A1" office:value-type="string">
            <text:p text:style-name="P2167"><text:span text:style-name="T17">minevisim</text:span></text:p>
          </table:table-cell>
          <table:table-cell table:style-name="Table137.A1" office:value-type="string">
            <text:p text:style-name="P1042"><text:span text:style-name="T50">مىنويسيم</text:span></text:p>
          </table:table-cell>
          <table:table-cell table:style-name="Table137.A1" office:value-type="string">
            <text:p text:style-name="P1006"/>
          </table:table-cell>
          <table:table-cell table:style-name="Table137.A1" office:value-type="string">
            <text:p text:style-name="P1308"><text:span text:style-name="T17">minevisam</text:span></text:p>
          </table:table-cell>
          <table:table-cell table:style-name="Table137.A1" office:value-type="string">
            <text:p text:style-name="P1091"><text:span text:style-name="T58">مىنويسم</text:span></text:p>
          </table:table-cell>
        </table:table-row>
        <table:table-row table:style-name="Table137.2">
          <table:table-cell table:style-name="Table137.A1" office:value-type="string">
            <text:p text:style-name="P2168"><text:span text:style-name="T17">minevisid</text:span></text:p>
          </table:table-cell>
          <table:table-cell table:style-name="Table137.A1" office:value-type="string">
            <text:p text:style-name="P1044"><text:span text:style-name="T50">مىنويسيد</text:span></text:p>
          </table:table-cell>
          <table:table-cell table:style-name="Table137.A1" office:value-type="string">
            <text:p text:style-name="P1006"/>
          </table:table-cell>
          <table:table-cell table:style-name="Table137.A1" office:value-type="string">
            <text:p text:style-name="P1447"><text:span text:style-name="T17">minevisi</text:span></text:p>
          </table:table-cell>
          <table:table-cell table:style-name="Table137.A1" office:value-type="string">
            <text:p text:style-name="P1083"><text:span text:style-name="T58">مىنويسی</text:span></text:p>
          </table:table-cell>
        </table:table-row>
        <table:table-row table:style-name="Table137.3">
          <table:table-cell table:style-name="Table137.A1" office:value-type="string">
            <text:p text:style-name="P978"><text:span text:style-name="T17">minevisand</text:span></text:p>
          </table:table-cell>
          <table:table-cell table:style-name="Table137.A1" office:value-type="string">
            <text:p text:style-name="P1044"><text:span text:style-name="T50">مىنويسند</text:span></text:p>
          </table:table-cell>
          <table:table-cell table:style-name="Table137.A1" office:value-type="string">
            <text:p text:style-name="P1006"/>
          </table:table-cell>
          <table:table-cell table:style-name="Table137.A1" office:value-type="string">
            <text:p text:style-name="P1309"><text:span text:style-name="T17">minevisad</text:span></text:p>
          </table:table-cell>
          <table:table-cell table:style-name="Table137.A1" office:value-type="string">
            <text:p text:style-name="P1083"><text:span text:style-name="T58">مىنويسد</text:span></text:p>
          </table:table-cell>
        </table:table-row>
      </table:table>
      <text:p text:style-name="P8"/>
      <text:p text:style-name="P8"/>
      <text:p text:style-name="P8"/>
      <text:p text:style-name="P224"><text:span text:style-name="T17">Прошедшее время образуется от ОПВ. Чтобы образовать ОПВ, нужно отбросить от инфинитива (словарная форма) окончание –an: neveštan</text:span><text:span text:style-name="T45">—nevešt.Для</text:span><text:span text:style-name="T46">образования</text:span><text:span text:style-name="T47">формы</text:span><text:span text:style-name="T45">прошедшего</text:span><text:span text:style-name="T47">времени</text:span></text:p>
      <text:p text:style-name="P225"><text:span text:style-name="T17">следует добавить к ОПВ личное окончание, кроме 3-го лица, где прошедшее время совпадает с ОПВ.</text:span></text:p>
      <text:p text:style-name="P9"/>
      <text:p text:style-name="P216"/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column table:style-name="Table138.E"/>
        <table:table-column table:style-name="Table138.F"/>
        <table:table-row table:style-name="Table138.1">
          <table:table-cell table:style-name="Table138.A1" table:number-columns-spanned="2" office:value-type="string">
            <text:p text:style-name="P2770"><text:span text:style-name="T48">Мн.ч.</text:span></text:p>
          </table:table-cell>
          <table:covered-table-cell/>
          <table:table-cell table:style-name="Table138.A1" office:value-type="string">
            <text:p text:style-name="P1006"/>
          </table:table-cell>
          <table:table-cell table:style-name="Table138.A1" table:number-columns-spanned="2" office:value-type="string">
            <text:p text:style-name="P2771"><text:span text:style-name="T48">Ед.ч</text:span></text:p>
          </table:table-cell>
          <table:covered-table-cell/>
          <table:table-cell table:style-name="Table138.A1" office:value-type="string">
            <text:p text:style-name="P1006"/>
          </table:table-cell>
        </table:table-row>
        <table:table-row table:style-name="Table138.2">
          <table:table-cell table:style-name="Table138.A1" office:value-type="string">
            <text:p text:style-name="P2772"><text:span text:style-name="T17">neveštim</text:span></text:p>
          </table:table-cell>
          <table:table-cell table:style-name="Table138.A1" office:value-type="string">
            <text:p text:style-name="P1882"><text:span text:style-name="T68">نوشتيم</text:span></text:p>
          </table:table-cell>
          <table:table-cell table:style-name="Table138.A1" office:value-type="string">
            <text:p text:style-name="P1006"/>
          </table:table-cell>
          <table:table-cell table:style-name="Table138.A1" office:value-type="string">
            <text:p text:style-name="P2773"><text:span text:style-name="T17">neveštam</text:span></text:p>
          </table:table-cell>
          <table:table-cell table:style-name="Table138.A1" office:value-type="string">
            <text:p text:style-name="P2297"><text:span text:style-name="T55">نوشتم</text:span></text:p>
          </table:table-cell>
          <table:table-cell table:style-name="Table138.A1" office:value-type="string">
            <text:p text:style-name="P2774"><text:span text:style-name="T18">1</text:span></text:p>
          </table:table-cell>
        </table:table-row>
        <table:table-row table:style-name="Table138.3">
          <table:table-cell table:style-name="Table138.A1" office:value-type="string">
            <text:p text:style-name="P2775"><text:span text:style-name="T17">nevešidt</text:span></text:p>
          </table:table-cell>
          <table:table-cell table:style-name="Table138.A1" office:value-type="string">
            <text:p text:style-name="P2468"><text:span text:style-name="T68">نوشتيد</text:span></text:p>
          </table:table-cell>
          <table:table-cell table:style-name="Table138.A1" office:value-type="string">
            <text:p text:style-name="P1006"/>
          </table:table-cell>
          <table:table-cell table:style-name="Table138.A1" office:value-type="string">
            <text:p text:style-name="P2776"><text:span text:style-name="T17">nevešti</text:span></text:p>
          </table:table-cell>
          <table:table-cell table:style-name="Table138.A1" office:value-type="string">
            <text:p text:style-name="P1650"><text:span text:style-name="T55">نوشتی</text:span></text:p>
          </table:table-cell>
          <table:table-cell table:style-name="Table138.A1" office:value-type="string">
            <text:p text:style-name="P2774"><text:span text:style-name="T18">2</text:span></text:p>
          </table:table-cell>
        </table:table-row>
        <table:table-row table:style-name="Table138.4">
          <table:table-cell table:style-name="Table138.A1" office:value-type="string">
            <text:p text:style-name="P2772"><text:span text:style-name="T17">neveštand</text:span></text:p>
          </table:table-cell>
          <table:table-cell table:style-name="Table138.A1" office:value-type="string">
            <text:p text:style-name="P2468"><text:span text:style-name="T50">نوشتند</text:span></text:p>
          </table:table-cell>
          <table:table-cell table:style-name="Table138.A1" office:value-type="string">
            <text:p text:style-name="P1006"/>
          </table:table-cell>
          <table:table-cell table:style-name="Table138.A1" office:value-type="string">
            <text:p text:style-name="P2779"><text:span text:style-name="T17">nevešt</text:span></text:p>
          </table:table-cell>
          <table:table-cell table:style-name="Table138.A1" office:value-type="string">
            <text:p text:style-name="P2784"><text:span text:style-name="T51">نوشت</text:span></text:p>
          </table:table-cell>
          <table:table-cell table:style-name="Table138.A1" office:value-type="string">
            <text:p text:style-name="P2774"><text:span text:style-name="T18">3</text:span></text:p>
          </table:table-cell>
        </table:table-row>
      </table:table>
      <text:p text:style-name="P9"/>
      <text:p text:style-name="P226"><text:span text:style-name="T19">Будущее время образуется при помощи ОНВ глаголаخواستنxāstan (ОНВخواهxāh), личных окончаний и ОПВ того глагола, от которого образуют форму будущего времени.</text:span></text:p>
      <text:p text:style-name="P9"/>
      <text:p text:style-name="P9"/>
      <text:p text:style-name="P215"/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column table:style-name="Table139.E"/>
        <table:table-column table:style-name="Table139.F"/>
        <table:table-row table:style-name="Table139.1">
          <table:table-cell table:style-name="Table139.A1" table:number-columns-spanned="2" office:value-type="string">
            <text:p text:style-name="P2785"><text:span text:style-name="T48">Мн.ч.</text:span></text:p>
          </table:table-cell>
          <table:covered-table-cell/>
          <table:table-cell table:style-name="Table139.A1" office:value-type="string">
            <text:p text:style-name="P1006"/>
          </table:table-cell>
          <table:table-cell table:style-name="Table139.A1" table:number-columns-spanned="2" office:value-type="string">
            <text:p text:style-name="P2786"><text:span text:style-name="T48">Ед.ч</text:span></text:p>
          </table:table-cell>
          <table:covered-table-cell/>
          <table:table-cell table:style-name="Table139.A1" office:value-type="string">
            <text:p text:style-name="P1006"/>
          </table:table-cell>
        </table:table-row>
        <table:table-row table:style-name="Table139.2">
          <table:table-cell table:style-name="Table139.A1" office:value-type="string">
            <text:p text:style-name="P2787"><text:span text:style-name="T17">xāhim nevešt</text:span></text:p>
          </table:table-cell>
          <table:table-cell table:style-name="Table139.A1" office:value-type="string">
            <text:p text:style-name="P2432"><text:span text:style-name="T52">خواھيم نوشت</text:span></text:p>
          </table:table-cell>
          <table:table-cell table:style-name="Table139.A1" office:value-type="string">
            <text:p text:style-name="P1006"/>
          </table:table-cell>
          <table:table-cell table:style-name="Table139.A1" office:value-type="string">
            <text:p text:style-name="P2788"><text:span text:style-name="T17">xāham nevešt</text:span></text:p>
          </table:table-cell>
          <table:table-cell table:style-name="Table139.A1" office:value-type="string">
            <text:p text:style-name="P2789"><text:span text:style-name="T51">خواھم نوشت</text:span></text:p>
          </table:table-cell>
          <table:table-cell table:style-name="Table139.A1" office:value-type="string">
            <text:p text:style-name="P2790"><text:span text:style-name="T18">1</text:span></text:p>
          </table:table-cell>
        </table:table-row>
        <table:table-row table:style-name="Table139.3">
          <table:table-cell table:style-name="Table139.A1" office:value-type="string">
            <text:p text:style-name="P2792"><text:span text:style-name="T17">xāhid nevešt</text:span></text:p>
          </table:table-cell>
          <table:table-cell table:style-name="Table139.A1" office:value-type="string">
            <text:p text:style-name="P1330"><text:span text:style-name="T52">خواھيد نوشت</text:span></text:p>
          </table:table-cell>
          <table:table-cell table:style-name="Table139.A1" office:value-type="string">
            <text:p text:style-name="P1006"/>
          </table:table-cell>
          <table:table-cell table:style-name="Table139.A1" office:value-type="string">
            <text:p text:style-name="P2794"><text:span text:style-name="T17">xāhi nevešt</text:span></text:p>
          </table:table-cell>
          <table:table-cell table:style-name="Table139.A1" office:value-type="string">
            <text:p text:style-name="P2796"><text:span text:style-name="T51">خواھی نوشت</text:span></text:p>
          </table:table-cell>
          <table:table-cell table:style-name="Table139.A1" office:value-type="string">
            <text:p text:style-name="P2791"><text:span text:style-name="T18">2</text:span></text:p>
          </table:table-cell>
        </table:table-row>
        <table:table-row table:style-name="Table139.4">
          <table:table-cell table:style-name="Table139.A1" office:value-type="string">
            <text:p text:style-name="P2793"><text:span text:style-name="T17">xāhand nevešt</text:span></text:p>
          </table:table-cell>
          <table:table-cell table:style-name="Table139.A1" office:value-type="string">
            <text:p text:style-name="P1552"><text:span text:style-name="T51">خواھند نوشت</text:span></text:p>
          </table:table-cell>
          <table:table-cell table:style-name="Table139.A1" office:value-type="string">
            <text:p text:style-name="P1006"/>
          </table:table-cell>
          <table:table-cell table:style-name="Table139.A1" office:value-type="string">
            <text:p text:style-name="P2795"><text:span text:style-name="T17">xāhad nevešt</text:span></text:p>
          </table:table-cell>
          <table:table-cell table:style-name="Table139.A1" office:value-type="string">
            <text:p text:style-name="P2797"><text:span text:style-name="T51">خواھد</text:span><text:span text:style-name="T121"><text:tab/>نوشت</text:span></text:p>
          </table:table-cell>
          <table:table-cell table:style-name="Table139.A1" office:value-type="string">
            <text:p text:style-name="P2790"><text:span text:style-name="T18">3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13"/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column table:style-name="Table140.E"/>
        <table:table-row table:style-name="Table140.1">
          <table:table-cell table:style-name="Table140.A1" office:value-type="string">
            <text:p text:style-name="P2798"><text:span text:style-name="T48">перевод</text:span></text:p>
          </table:table-cell>
          <table:table-cell table:style-name="Table140.A1" table:number-columns-spanned="2" office:value-type="string">
            <text:p text:style-name="P2802"><text:span text:style-name="T48">Основа настоящего времени</text:span></text:p>
          </table:table-cell>
          <table:covered-table-cell/>
          <table:table-cell table:style-name="Table140.A1" table:number-columns-spanned="2" office:value-type="string">
            <text:p text:style-name="P2803"><text:span text:style-name="T48">Словарная форма</text:span></text:p>
          </table:table-cell>
          <table:covered-table-cell/>
        </table:table-row>
        <table:table-row table:style-name="Table140.2">
          <table:table-cell table:style-name="Table140.A1" office:value-type="string">
            <text:p text:style-name="P2804"><text:span text:style-name="T17">изучать</text:span></text:p>
          </table:table-cell>
          <table:table-cell table:style-name="Table140.A1" office:value-type="string">
            <text:p text:style-name="P2780"><text:span text:style-name="T17">āmuz</text:span></text:p>
          </table:table-cell>
          <table:table-cell table:style-name="Table140.A1" office:value-type="string">
            <text:p text:style-name="P2807"><text:span text:style-name="T101">آموز</text:span></text:p>
          </table:table-cell>
          <table:table-cell table:style-name="Table140.A1" office:value-type="string">
            <text:p text:style-name="P2810"><text:span text:style-name="T17">āmuxtan</text:span></text:p>
          </table:table-cell>
          <table:table-cell table:style-name="Table140.A1" office:value-type="string">
            <text:p text:style-name="P2813"><text:span text:style-name="T56">آموختن</text:span></text:p>
          </table:table-cell>
        </table:table-row>
        <table:table-row table:style-name="Table140.3">
          <table:table-cell table:style-name="Table140.A1" office:value-type="string">
            <text:p text:style-name="P2781"><text:span text:style-name="T17">приходить</text:span></text:p>
          </table:table-cell>
          <table:table-cell table:style-name="Table140.A1" office:value-type="string">
            <text:p text:style-name="P2818"><text:span text:style-name="T18">ā</text:span></text:p>
          </table:table-cell>
          <table:table-cell table:style-name="Table140.A1" office:value-type="string">
            <text:p text:style-name="P2819"><text:span text:style-name="T49">(ی)آ</text:span></text:p>
          </table:table-cell>
          <table:table-cell table:style-name="Table140.A1" office:value-type="string">
            <text:p text:style-name="P2820"><text:span text:style-name="T17">āmadan</text:span></text:p>
          </table:table-cell>
          <table:table-cell table:style-name="Table140.A1" office:value-type="string">
            <text:p text:style-name="P2821"><text:span text:style-name="T101">آمدن</text:span></text:p>
          </table:table-cell>
        </table:table-row>
        <table:table-row table:style-name="Table140.4">
          <table:table-cell table:style-name="Table140.A1" office:value-type="string">
            <text:p text:style-name="P2824"><text:span text:style-name="T17">приносить</text:span></text:p>
          </table:table-cell>
          <table:table-cell table:style-name="Table140.A1" office:value-type="string">
            <text:p text:style-name="P2776"><text:span text:style-name="T17">āvar</text:span></text:p>
          </table:table-cell>
          <table:table-cell table:style-name="Table140.A1" office:value-type="string">
            <text:p text:style-name="P2829"><text:span text:style-name="T49">آور</text:span></text:p>
          </table:table-cell>
          <table:table-cell table:style-name="Table140.A1" office:value-type="string">
            <text:p text:style-name="P2811"><text:span text:style-name="T17">āvardan</text:span></text:p>
          </table:table-cell>
          <table:table-cell table:style-name="Table140.A1" office:value-type="string">
            <text:p text:style-name="P2814"><text:span text:style-name="T49">آوردن</text:span></text:p>
          </table:table-cell>
        </table:table-row>
        <table:table-row table:style-name="Table140.4">
          <table:table-cell table:style-name="Table140.A1" office:value-type="string">
            <text:p text:style-name="P2824"><text:span text:style-name="T17">стоять</text:span></text:p>
          </table:table-cell>
          <table:table-cell table:style-name="Table140.A1" office:value-type="string">
            <text:p text:style-name="P2776"><text:span text:style-name="T17">ist</text:span></text:p>
          </table:table-cell>
          <table:table-cell table:style-name="Table140.A1" office:value-type="string">
            <text:p text:style-name="P2833"><text:span text:style-name="T55">ايست</text:span></text:p>
          </table:table-cell>
          <table:table-cell table:style-name="Table140.A1" office:value-type="string">
            <text:p text:style-name="P2834"><text:span text:style-name="T17">istādan</text:span></text:p>
          </table:table-cell>
          <table:table-cell table:style-name="Table140.A1" office:value-type="string">
            <text:p text:style-name="P2835"><text:span text:style-name="T55">ايستادن</text:span></text:p>
          </table:table-cell>
        </table:table-row>
        <table:table-row table:style-name="Table140.6">
          <table:table-cell table:style-name="Table140.A1" office:value-type="string">
            <text:p text:style-name="P2825"><text:span text:style-name="T17">быть</text:span></text:p>
          </table:table-cell>
          <table:table-cell table:style-name="Table140.A1" office:value-type="string">
            <text:p text:style-name="P2838"><text:span text:style-name="T17">bāš</text:span></text:p>
          </table:table-cell>
          <table:table-cell table:style-name="Table140.A1" office:value-type="string">
            <text:p text:style-name="P2841"><text:span text:style-name="T51">باش</text:span></text:p>
          </table:table-cell>
          <table:table-cell table:style-name="Table140.A1" office:value-type="string">
            <text:p text:style-name="P2812"><text:span text:style-name="T17">budan</text:span></text:p>
          </table:table-cell>
          <table:table-cell table:style-name="Table140.A1" office:value-type="string">
            <text:p text:style-name="P2836"><text:span text:style-name="T51">بودن</text:span></text:p>
          </table:table-cell>
        </table:table-row>
        <table:table-row table:style-name="Table140.7">
          <table:table-cell table:style-name="Table140.A1" office:value-type="string">
            <text:p text:style-name="P2805"><text:span text:style-name="T17">носить</text:span></text:p>
          </table:table-cell>
          <table:table-cell table:style-name="Table140.A1" office:value-type="string">
            <text:p text:style-name="P2779"><text:span text:style-name="T17">bar</text:span></text:p>
          </table:table-cell>
          <table:table-cell table:style-name="Table140.A1" office:value-type="string">
            <text:p text:style-name="P2830"><text:span text:style-name="T58">بر</text:span></text:p>
          </table:table-cell>
          <table:table-cell table:style-name="Table140.A1" office:value-type="string">
            <text:p text:style-name="P2811"><text:span text:style-name="T17">bordan</text:span></text:p>
          </table:table-cell>
          <table:table-cell table:style-name="Table140.A1" office:value-type="string">
            <text:p text:style-name="P2815"><text:span text:style-name="T51">بردن</text:span></text:p>
          </table:table-cell>
        </table:table-row>
        <table:table-row table:style-name="Table140.4">
          <table:table-cell table:style-name="Table140.A1" office:value-type="string">
            <text:p text:style-name="P2799"><text:span text:style-name="T17">возвращаться</text:span></text:p>
          </table:table-cell>
          <table:table-cell table:style-name="Table140.A1" office:value-type="string">
            <text:p text:style-name="P2776"><text:span text:style-name="T17">bar-gard</text:span></text:p>
          </table:table-cell>
          <table:table-cell table:style-name="Table140.A1" office:value-type="string">
            <text:p text:style-name="P2842"><text:span text:style-name="T55">برگرد</text:span></text:p>
          </table:table-cell>
          <table:table-cell table:style-name="Table140.A1" office:value-type="string">
            <text:p text:style-name="P2811"><text:span text:style-name="T17">bar-gaštan</text:span></text:p>
          </table:table-cell>
          <table:table-cell table:style-name="Table140.A1" office:value-type="string">
            <text:p text:style-name="P2814"><text:span text:style-name="T58">برگشتن</text:span></text:p>
          </table:table-cell>
        </table:table-row>
        <table:table-row table:style-name="Table140.9">
          <table:table-cell table:style-name="Table140.A1" office:value-type="string">
            <text:p text:style-name="P2779"><text:span text:style-name="T17">закрывать</text:span></text:p>
          </table:table-cell>
          <table:table-cell table:style-name="Table140.A1" office:value-type="string">
            <text:p text:style-name="P2844"><text:span text:style-name="T17">band</text:span></text:p>
          </table:table-cell>
          <table:table-cell table:style-name="Table140.A1" office:value-type="string">
            <text:p text:style-name="P2843"><text:span text:style-name="T50">بند</text:span></text:p>
          </table:table-cell>
          <table:table-cell table:style-name="Table140.A1" office:value-type="string">
            <text:p text:style-name="P2834"><text:span text:style-name="T17">bastan</text:span></text:p>
          </table:table-cell>
          <table:table-cell table:style-name="Table140.A1" office:value-type="string">
            <text:p text:style-name="P2815"><text:span text:style-name="T50">بستن</text:span></text:p>
          </table:table-cell>
        </table:table-row>
      </table:table>
      <table:table table:name="Table141" table:style-name="Table141">
        <table:table-column table:style-name="Table141.A"/>
        <table:table-column table:style-name="Table141.B"/>
        <table:table-column table:style-name="Table141.C"/>
        <table:table-column table:style-name="Table141.D"/>
        <table:table-column table:style-name="Table141.E"/>
        <text:soft-page-break/>
        <table:table-row table:style-name="Table141.1">
          <table:table-cell table:style-name="Table141.A1" office:value-type="string">
            <text:p text:style-name="P2847"><text:span text:style-name="T17">надевать</text:span></text:p>
          </table:table-cell>
          <table:table-cell table:style-name="Table141.A1" office:value-type="string">
            <text:p text:style-name="P2782"><text:span text:style-name="T17">puš</text:span></text:p>
          </table:table-cell>
          <table:table-cell table:style-name="Table141.A1" office:value-type="string">
            <text:p text:style-name="P2829"><text:span text:style-name="T59">پ</text:span><text:span text:style-name="T108">و</text:span><text:span text:style-name="T248">ش</text:span></text:p>
          </table:table-cell>
          <table:table-cell table:style-name="Table141.A1" office:value-type="string">
            <text:p text:style-name="P2848"><text:span text:style-name="T17">pušidan</text:span></text:p>
          </table:table-cell>
          <table:table-cell table:style-name="Table141.A1" office:value-type="string">
            <text:p text:style-name="P2849"><text:span text:style-name="T55">پوشيدن</text:span></text:p>
          </table:table-cell>
        </table:table-row>
        <table:table-row table:style-name="Table141.2">
          <table:table-cell table:style-name="Table141.A1" office:value-type="string">
            <text:p text:style-name="P2851"><text:span text:style-name="T17">платить, выполнять,</text:span></text:p>
            <text:p text:style-name="P2852"><text:span text:style-name="T17">украшать</text:span></text:p>
          </table:table-cell>
          <table:table-cell table:style-name="Table141.A1" office:value-type="string">
            <text:p text:style-name="P2783"><text:span text:style-name="T17">pardāz</text:span></text:p>
          </table:table-cell>
          <table:table-cell table:style-name="Table141.A1" office:value-type="string">
            <text:p text:style-name="P2808"><text:span text:style-name="T51">پرداز</text:span></text:p>
          </table:table-cell>
          <table:table-cell table:style-name="Table141.A1" office:value-type="string">
            <text:p text:style-name="P1800"><text:span text:style-name="T17">pardāxtan</text:span></text:p>
          </table:table-cell>
          <table:table-cell table:style-name="Table141.A1" office:value-type="string">
            <text:p text:style-name="P2068"><text:span text:style-name="T52">پرداختن</text:span></text:p>
          </table:table-cell>
        </table:table-row>
        <table:table-row table:style-name="Table141.1">
          <table:table-cell table:style-name="Table141.A1" office:value-type="string">
            <text:p text:style-name="P2853"><text:span text:style-name="T17">варить</text:span></text:p>
          </table:table-cell>
          <table:table-cell table:style-name="Table141.A1" office:value-type="string">
            <text:p text:style-name="P2845"><text:span text:style-name="T17">paz</text:span></text:p>
          </table:table-cell>
          <table:table-cell table:style-name="Table141.A1" office:value-type="string">
            <text:p text:style-name="P2829"><text:span text:style-name="T58">پز</text:span></text:p>
          </table:table-cell>
          <table:table-cell table:style-name="Table141.A1" office:value-type="string">
            <text:p text:style-name="P2854"><text:span text:style-name="T17">poxtan</text:span></text:p>
          </table:table-cell>
          <table:table-cell table:style-name="Table141.A1" office:value-type="string">
            <text:p text:style-name="P2835"><text:span text:style-name="T58">پختن</text:span></text:p>
          </table:table-cell>
        </table:table-row>
        <table:table-row table:style-name="Table141.1">
          <table:table-cell table:style-name="Table141.A1" office:value-type="string">
            <text:p text:style-name="P2856"><text:span text:style-name="T17">спрашивать</text:span></text:p>
          </table:table-cell>
          <table:table-cell table:style-name="Table141.A1" office:value-type="string">
            <text:p text:style-name="P2839"><text:span text:style-name="T17">pors</text:span></text:p>
          </table:table-cell>
          <table:table-cell table:style-name="Table141.A1" office:value-type="string">
            <text:p text:style-name="P2829"><text:span text:style-name="T51">پرس</text:span></text:p>
          </table:table-cell>
          <table:table-cell table:style-name="Table141.A1" office:value-type="string">
            <text:p text:style-name="P2857"><text:span text:style-name="T17">porsidan</text:span></text:p>
          </table:table-cell>
          <table:table-cell table:style-name="Table141.A1" office:value-type="string">
            <text:p text:style-name="P2281"><text:span text:style-name="T55">پرسيدن</text:span></text:p>
          </table:table-cell>
        </table:table-row>
        <table:table-row table:style-name="Table141.1">
          <table:table-cell table:style-name="Table141.A1" office:value-type="string">
            <text:p text:style-name="P2858"><text:span text:style-name="T17">принимать</text:span></text:p>
          </table:table-cell>
          <table:table-cell table:style-name="Table141.A1" office:value-type="string">
            <text:p text:style-name="P2839"><text:span text:style-name="T17">pazir</text:span></text:p>
          </table:table-cell>
          <table:table-cell table:style-name="Table141.A1" office:value-type="string">
            <text:p text:style-name="P2809"><text:span text:style-name="T58">پذير</text:span></text:p>
          </table:table-cell>
          <table:table-cell table:style-name="Table141.A1" office:value-type="string">
            <text:p text:style-name="P2619"><text:span text:style-name="T17">paziroftan</text:span></text:p>
          </table:table-cell>
          <table:table-cell table:style-name="Table141.A1" office:value-type="string">
            <text:p text:style-name="P2122"><text:span text:style-name="T50">پذيرفتن</text:span></text:p>
          </table:table-cell>
        </table:table-row>
        <table:table-row table:style-name="Table141.6">
          <table:table-cell table:style-name="Table141.A1" office:value-type="string">
            <text:p text:style-name="P2859"><text:span text:style-name="T17">читать</text:span></text:p>
          </table:table-cell>
          <table:table-cell table:style-name="Table141.A1" office:value-type="string">
            <text:p text:style-name="P2783"><text:span text:style-name="T17">xān</text:span></text:p>
          </table:table-cell>
          <table:table-cell table:style-name="Table141.A1" office:value-type="string">
            <text:p text:style-name="P2860"><text:span text:style-name="T49">خوان</text:span></text:p>
          </table:table-cell>
          <table:table-cell table:style-name="Table141.A1" office:value-type="string">
            <text:p text:style-name="P2863"><text:span text:style-name="T17">xāndan</text:span></text:p>
          </table:table-cell>
          <table:table-cell table:style-name="Table141.A1" office:value-type="string">
            <text:p text:style-name="P2864"><text:span text:style-name="T49">خواندن</text:span></text:p>
          </table:table-cell>
        </table:table-row>
        <table:table-row table:style-name="Table141.1">
          <table:table-cell table:style-name="Table141.A1" office:value-type="string">
            <text:p text:style-name="P2865"><text:span text:style-name="T17">хотеть</text:span></text:p>
          </table:table-cell>
          <table:table-cell table:style-name="Table141.A1" office:value-type="string">
            <text:p text:style-name="P2782"><text:span text:style-name="T17">xāh</text:span></text:p>
          </table:table-cell>
          <table:table-cell table:style-name="Table141.A1" office:value-type="string">
            <text:p text:style-name="P2861"><text:span text:style-name="T49">خواه</text:span></text:p>
          </table:table-cell>
          <table:table-cell table:style-name="Table141.A1" office:value-type="string">
            <text:p text:style-name="P2757"><text:span text:style-name="T17">xāstan</text:span></text:p>
          </table:table-cell>
          <table:table-cell table:style-name="Table141.A1" office:value-type="string">
            <text:p text:style-name="P2083"><text:span text:style-name="T51">خواستن</text:span></text:p>
          </table:table-cell>
        </table:table-row>
        <table:table-row table:style-name="Table141.1">
          <table:table-cell table:style-name="Table141.A1" office:value-type="string">
            <text:p text:style-name="P2866"><text:span text:style-name="T17">покупать</text:span></text:p>
          </table:table-cell>
          <table:table-cell table:style-name="Table141.A1" office:value-type="string">
            <text:p text:style-name="P2782"><text:span text:style-name="T17">xar</text:span></text:p>
          </table:table-cell>
          <table:table-cell table:style-name="Table141.A1" office:value-type="string">
            <text:p text:style-name="P2829"><text:span text:style-name="T49">خر</text:span></text:p>
          </table:table-cell>
          <table:table-cell table:style-name="Table141.A1" office:value-type="string">
            <text:p text:style-name="P2867"><text:span text:style-name="T17">xaridan</text:span></text:p>
          </table:table-cell>
          <table:table-cell table:style-name="Table141.A1" office:value-type="string">
            <text:p text:style-name="P1962"><text:span text:style-name="T56">خريدن</text:span></text:p>
          </table:table-cell>
        </table:table-row>
        <table:table-row table:style-name="Table141.6">
          <table:table-cell table:style-name="Table141.A1" office:value-type="string">
            <text:p text:style-name="P2826"><text:span text:style-name="T17">есть</text:span></text:p>
          </table:table-cell>
          <table:table-cell table:style-name="Table141.A1" office:value-type="string">
            <text:p text:style-name="P2840"><text:span text:style-name="T17">xor</text:span></text:p>
          </table:table-cell>
          <table:table-cell table:style-name="Table141.A1" office:value-type="string">
            <text:p text:style-name="P2860"><text:span text:style-name="T49">خور</text:span></text:p>
          </table:table-cell>
          <table:table-cell table:style-name="Table141.A1" office:value-type="string">
            <text:p text:style-name="P2868"><text:span text:style-name="T17">xordan</text:span></text:p>
          </table:table-cell>
          <table:table-cell table:style-name="Table141.A1" office:value-type="string">
            <text:p text:style-name="P2411"><text:span text:style-name="T49">خوردن</text:span></text:p>
          </table:table-cell>
        </table:table-row>
        <table:table-row table:style-name="Table141.1">
          <table:table-cell table:style-name="Table141.A1" office:value-type="string">
            <text:p text:style-name="P2869"><text:span text:style-name="T17">спать</text:span></text:p>
          </table:table-cell>
          <table:table-cell table:style-name="Table141.A1" office:value-type="string">
            <text:p text:style-name="P2782"><text:span text:style-name="T17">xāb</text:span></text:p>
          </table:table-cell>
          <table:table-cell table:style-name="Table141.A1" office:value-type="string">
            <text:p text:style-name="P2833"><text:span text:style-name="T49">خواب</text:span></text:p>
          </table:table-cell>
          <table:table-cell table:style-name="Table141.A1" office:value-type="string">
            <text:p text:style-name="P2870"><text:span text:style-name="T17">xābidan</text:span></text:p>
          </table:table-cell>
          <table:table-cell table:style-name="Table141.A1" office:value-type="string">
            <text:p text:style-name="P2083"><text:span text:style-name="T52">خوابيدن</text:span></text:p>
          </table:table-cell>
        </table:table-row>
        <table:table-row table:style-name="Table141.1">
          <table:table-cell table:style-name="Table141.A1" office:value-type="string">
            <text:p text:style-name="P2871"><text:span text:style-name="T17">знать</text:span></text:p>
          </table:table-cell>
          <table:table-cell table:style-name="Table141.A1" office:value-type="string">
            <text:p text:style-name="P2782"><text:span text:style-name="T17">dān</text:span></text:p>
          </table:table-cell>
          <table:table-cell table:style-name="Table141.A1" office:value-type="string">
            <text:p text:style-name="P2861"><text:span text:style-name="T49">دان</text:span></text:p>
          </table:table-cell>
          <table:table-cell table:style-name="Table141.A1" office:value-type="string">
            <text:p text:style-name="P2872"><text:span text:style-name="T17">dānestan</text:span></text:p>
          </table:table-cell>
          <table:table-cell table:style-name="Table141.A1" office:value-type="string">
            <text:p text:style-name="P2054"><text:span text:style-name="T55">دانستن</text:span></text:p>
          </table:table-cell>
        </table:table-row>
        <table:table-row table:style-name="Table141.6">
          <table:table-cell table:style-name="Table141.A1" office:value-type="string">
            <text:p text:style-name="P2741"><text:span text:style-name="T17">иметь</text:span></text:p>
          </table:table-cell>
          <table:table-cell table:style-name="Table141.A1" office:value-type="string">
            <text:p text:style-name="P2783"><text:span text:style-name="T17">dār</text:span></text:p>
          </table:table-cell>
          <table:table-cell table:style-name="Table141.A1" office:value-type="string">
            <text:p text:style-name="P2860"><text:span text:style-name="T49">دار</text:span></text:p>
          </table:table-cell>
          <table:table-cell table:style-name="Table141.A1" office:value-type="string">
            <text:p text:style-name="P2758"><text:span text:style-name="T17">dāštan</text:span></text:p>
          </table:table-cell>
          <table:table-cell table:style-name="Table141.A1" office:value-type="string">
            <text:p text:style-name="P1443"><text:span text:style-name="T52">داشتن</text:span></text:p>
          </table:table-cell>
        </table:table-row>
        <table:table-row table:style-name="Table141.1">
          <table:table-cell table:style-name="Table141.A1" office:value-type="string">
            <text:p text:style-name="P2874"><text:span text:style-name="T17">давать</text:span></text:p>
          </table:table-cell>
          <table:table-cell table:style-name="Table141.A1" office:value-type="string">
            <text:p text:style-name="P2777"><text:span text:style-name="T17">dah</text:span></text:p>
          </table:table-cell>
          <table:table-cell table:style-name="Table141.A1" office:value-type="string">
            <text:p text:style-name="P2861"><text:span text:style-name="T49">ده</text:span></text:p>
          </table:table-cell>
          <table:table-cell table:style-name="Table141.A1" office:value-type="string">
            <text:p text:style-name="P2875"><text:span text:style-name="T17">dādan</text:span></text:p>
          </table:table-cell>
          <table:table-cell table:style-name="Table141.A1" office:value-type="string">
            <text:p text:style-name="P2814"><text:span text:style-name="T49">دادن</text:span></text:p>
          </table:table-cell>
        </table:table-row>
        <table:table-row table:style-name="Table141.1">
          <table:table-cell table:style-name="Table141.A1" office:value-type="string">
            <text:p text:style-name="P2876"><text:span text:style-name="T17">видеть</text:span></text:p>
          </table:table-cell>
          <table:table-cell table:style-name="Table141.A1" office:value-type="string">
            <text:p text:style-name="P2777"><text:span text:style-name="T17">bin</text:span></text:p>
          </table:table-cell>
          <table:table-cell table:style-name="Table141.A1" office:value-type="string">
            <text:p text:style-name="P2829"><text:span text:style-name="T50">بين</text:span></text:p>
          </table:table-cell>
          <table:table-cell table:style-name="Table141.A1" office:value-type="string">
            <text:p text:style-name="P2877"><text:span text:style-name="T17">didan</text:span></text:p>
          </table:table-cell>
          <table:table-cell table:style-name="Table141.A1" office:value-type="string">
            <text:p text:style-name="P2835"><text:span text:style-name="T51">ديدن</text:span></text:p>
          </table:table-cell>
        </table:table-row>
        <table:table-row table:style-name="Table141.6">
          <table:table-cell table:style-name="Table141.A1" office:value-type="string">
            <text:p text:style-name="P2878"><text:span text:style-name="T17">шить</text:span></text:p>
          </table:table-cell>
          <table:table-cell table:style-name="Table141.A1" office:value-type="string">
            <text:p text:style-name="P2778"><text:span text:style-name="T17">duz</text:span></text:p>
          </table:table-cell>
          <table:table-cell table:style-name="Table141.A1" office:value-type="string">
            <text:p text:style-name="P2860"><text:span text:style-name="T49">دوز</text:span></text:p>
          </table:table-cell>
          <table:table-cell table:style-name="Table141.A1" office:value-type="string">
            <text:p text:style-name="P2855"><text:span text:style-name="T17">duxtan</text:span></text:p>
          </table:table-cell>
          <table:table-cell table:style-name="Table141.A1" office:value-type="string">
            <text:p text:style-name="P1740"><text:span text:style-name="T56">دوختن</text:span></text:p>
          </table:table-cell>
        </table:table-row>
        <table:table-row table:style-name="Table141.16">
          <table:table-cell table:style-name="Table141.A1" office:value-type="string">
            <text:p text:style-name="P2806"><text:span text:style-name="T17">идти,</text:span></text:p>
            <text:p text:style-name="P2827"><text:span text:style-name="T17">уходить</text:span></text:p>
          </table:table-cell>
          <table:table-cell table:style-name="Table141.A1" office:value-type="string">
            <text:p text:style-name="P2777"><text:span text:style-name="T17">row/rav</text:span></text:p>
          </table:table-cell>
          <table:table-cell table:style-name="Table141.A1" office:value-type="string">
            <text:p text:style-name="P2862"><text:span text:style-name="T49">رو</text:span></text:p>
          </table:table-cell>
          <table:table-cell table:style-name="Table141.A1" office:value-type="string">
            <text:p text:style-name="P2880"><text:span text:style-name="T17">raftan</text:span></text:p>
          </table:table-cell>
          <table:table-cell table:style-name="Table141.A1" office:value-type="string">
            <text:p text:style-name="P2837"><text:span text:style-name="T58">رفتن</text:span></text:p>
          </table:table-cell>
        </table:table-row>
        <table:table-row table:style-name="Table141.1">
          <table:table-cell table:style-name="Table141.A1" office:value-type="string">
            <text:p text:style-name="P2881"><text:span text:style-name="T17">управлять</text:span></text:p>
          </table:table-cell>
          <table:table-cell table:style-name="Table141.A1" office:value-type="string">
            <text:p text:style-name="P2777"><text:span text:style-name="T17">rān</text:span></text:p>
          </table:table-cell>
          <table:table-cell table:style-name="Table141.A1" office:value-type="string">
            <text:p text:style-name="P2842"><text:span text:style-name="T49">ران</text:span></text:p>
          </table:table-cell>
          <table:table-cell table:style-name="Table141.A1" office:value-type="string">
            <text:p text:style-name="P2882"><text:span text:style-name="T17">rāndan</text:span></text:p>
          </table:table-cell>
          <table:table-cell table:style-name="Table141.A1" office:value-type="string">
            <text:p text:style-name="P2814"><text:span text:style-name="T56">راندن</text:span></text:p>
          </table:table-cell>
        </table:table-row>
        <table:table-row table:style-name="Table141.6">
          <table:table-cell table:style-name="Table141.A1" office:value-type="string">
            <text:p text:style-name="P1244"><text:span text:style-name="T17">производить</text:span></text:p>
          </table:table-cell>
          <table:table-cell table:style-name="Table141.A1" office:value-type="string">
            <text:p text:style-name="P2778"><text:span text:style-name="T17">sāz</text:span></text:p>
          </table:table-cell>
          <table:table-cell table:style-name="Table141.A1" office:value-type="string">
            <text:p text:style-name="P2841"><text:span text:style-name="T51">ساز</text:span></text:p>
          </table:table-cell>
          <table:table-cell table:style-name="Table141.A1" office:value-type="string">
            <text:p text:style-name="P2758"><text:span text:style-name="T17">sāxtan</text:span></text:p>
          </table:table-cell>
          <table:table-cell table:style-name="Table141.A1" office:value-type="string">
            <text:p text:style-name="P2883"><text:span text:style-name="T52">ساختن</text:span></text:p>
          </table:table-cell>
        </table:table-row>
        <table:table-row table:style-name="Table141.1">
          <table:table-cell table:style-name="Table141.A1" office:value-type="string">
            <text:p text:style-name="P2884"><text:span text:style-name="T17">считать</text:span></text:p>
          </table:table-cell>
          <table:table-cell table:style-name="Table141.A1" office:value-type="string">
            <text:p text:style-name="P2782"><text:span text:style-name="T17">šomār</text:span></text:p>
          </table:table-cell>
          <table:table-cell table:style-name="Table141.A1" office:value-type="string">
            <text:p text:style-name="P2829"><text:span text:style-name="T49">شمار</text:span></text:p>
          </table:table-cell>
          <table:table-cell table:style-name="Table141.A1" office:value-type="string">
            <text:p text:style-name="P1801"><text:span text:style-name="T17">šomordan</text:span></text:p>
          </table:table-cell>
          <table:table-cell table:style-name="Table141.A1" office:value-type="string">
            <text:p text:style-name="P2885"><text:span text:style-name="T49">شمردن</text:span></text:p>
          </table:table-cell>
        </table:table-row>
        <table:table-row table:style-name="Table141.1">
          <table:table-cell table:style-name="Table141.A1" office:value-type="string">
            <text:p text:style-name="P2879"><text:span text:style-name="T17">мыть</text:span></text:p>
          </table:table-cell>
          <table:table-cell table:style-name="Table141.A1" office:value-type="string">
            <text:p text:style-name="P2845"><text:span text:style-name="T17">šuy</text:span></text:p>
          </table:table-cell>
          <table:table-cell table:style-name="Table141.A1" office:value-type="string">
            <text:p text:style-name="P2842"><text:span text:style-name="T56">شوی</text:span></text:p>
          </table:table-cell>
          <table:table-cell table:style-name="Table141.A1" office:value-type="string">
            <text:p text:style-name="P2886"><text:span text:style-name="T17">šostan</text:span></text:p>
          </table:table-cell>
          <table:table-cell table:style-name="Table141.A1" office:value-type="string">
            <text:p text:style-name="P1725"><text:span text:style-name="T55">شستن</text:span></text:p>
          </table:table-cell>
        </table:table-row>
        <table:table-row table:style-name="Table141.21">
          <table:table-cell table:style-name="Table141.A1" office:value-type="string">
            <text:p text:style-name="P2887"><text:span text:style-name="T17">быть знакомым с кем-то или</text:span></text:p>
            <text:p text:style-name="P2800"><text:span text:style-name="T17">чем-то</text:span></text:p>
          </table:table-cell>
          <table:table-cell table:style-name="Table141.A1" office:value-type="string">
            <text:p text:style-name="P2778"><text:span text:style-name="T17">šenās</text:span></text:p>
          </table:table-cell>
          <table:table-cell table:style-name="Table141.A1" office:value-type="string">
            <text:p text:style-name="P2888"><text:span text:style-name="T51">شناس</text:span></text:p>
          </table:table-cell>
          <table:table-cell table:style-name="Table141.A1" office:value-type="string">
            <text:p text:style-name="P2873"><text:span text:style-name="T17">šenāxtan</text:span></text:p>
          </table:table-cell>
          <table:table-cell table:style-name="Table141.A1" office:value-type="string">
            <text:p text:style-name="P1951"><text:span text:style-name="T55">شناختن</text:span></text:p>
          </table:table-cell>
        </table:table-row>
        <table:table-row table:style-name="Table141.6">
          <table:table-cell table:style-name="Table141.A1" office:value-type="string">
            <text:p text:style-name="P2889"><text:span text:style-name="T17">слышать</text:span></text:p>
          </table:table-cell>
          <table:table-cell table:style-name="Table141.A1" office:value-type="string">
            <text:p text:style-name="P2783"><text:span text:style-name="T17">šenow/šenav</text:span></text:p>
          </table:table-cell>
          <table:table-cell table:style-name="Table141.A1" office:value-type="string">
            <text:p text:style-name="P2860"><text:span text:style-name="T55">شنو</text:span></text:p>
          </table:table-cell>
          <table:table-cell table:style-name="Table141.A1" office:value-type="string">
            <text:p text:style-name="P2890"><text:span text:style-name="T17">šenidan</text:span></text:p>
          </table:table-cell>
          <table:table-cell table:style-name="Table141.A1" office:value-type="string">
            <text:p text:style-name="P2891"><text:span text:style-name="T55">شنيدن</text:span></text:p>
          </table:table-cell>
        </table:table-row>
        <table:table-row table:style-name="Table141.1">
          <table:table-cell table:style-name="Table141.A1" office:value-type="string">
            <text:p text:style-name="P2892"><text:span text:style-name="T17">продавать</text:span></text:p>
          </table:table-cell>
          <table:table-cell table:style-name="Table141.A1" office:value-type="string">
            <text:p text:style-name="P2777"><text:span text:style-name="T17">foruš</text:span></text:p>
          </table:table-cell>
          <table:table-cell table:style-name="Table141.A1" office:value-type="string">
            <text:p text:style-name="P2861"><text:span text:style-name="T51">فروش</text:span></text:p>
          </table:table-cell>
          <table:table-cell table:style-name="Table141.A1" office:value-type="string">
            <text:p text:style-name="P2893"><text:span text:style-name="T17">foruxtan</text:span></text:p>
          </table:table-cell>
          <table:table-cell table:style-name="Table141.A1" office:value-type="string">
            <text:p text:style-name="P1706"><text:span text:style-name="T52">فروختن</text:span></text:p>
          </table:table-cell>
        </table:table-row>
        <table:table-row table:style-name="Table141.1">
          <table:table-cell table:style-name="Table141.A1" office:value-type="string">
            <text:p text:style-name="P2894"><text:span text:style-name="T17">отправлять</text:span></text:p>
          </table:table-cell>
          <table:table-cell table:style-name="Table141.A1" office:value-type="string">
            <text:p text:style-name="P2845"><text:span text:style-name="T17">ferest</text:span></text:p>
          </table:table-cell>
          <table:table-cell table:style-name="Table141.A1" office:value-type="string">
            <text:p text:style-name="P2842"><text:span text:style-name="T52">فرست</text:span></text:p>
          </table:table-cell>
          <table:table-cell table:style-name="Table141.A1" office:value-type="string">
            <text:p text:style-name="P2895"><text:span text:style-name="T17">ferestādan</text:span></text:p>
          </table:table-cell>
          <table:table-cell table:style-name="Table141.A1" office:value-type="string">
            <text:p text:style-name="P1346"><text:span text:style-name="T55">فرستادن</text:span></text:p>
          </table:table-cell>
        </table:table-row>
        <table:table-row table:style-name="Table141.25">
          <table:table-cell table:style-name="Table141.A1" office:value-type="string">
            <text:p text:style-name="P2896"><text:span text:style-name="T34">Вежл.</text:span></text:p>
            <text:p text:style-name="P2897"><text:span text:style-name="T17">сказать, изволить</text:span></text:p>
          </table:table-cell>
          <table:table-cell table:style-name="Table141.A1" office:value-type="string">
            <text:p text:style-name="P2777"><text:span text:style-name="T17">farmā</text:span></text:p>
          </table:table-cell>
          <table:table-cell table:style-name="Table141.A1" office:value-type="string">
            <text:p text:style-name="P2831"><text:span text:style-name="T49">فرما)ی(</text:span></text:p>
          </table:table-cell>
          <table:table-cell table:style-name="Table141.A1" office:value-type="string">
            <text:p text:style-name="P2898"><text:span text:style-name="T17">farmudan</text:span></text:p>
          </table:table-cell>
          <table:table-cell table:style-name="Table141.A1" office:value-type="string">
            <text:p text:style-name="P2850"><text:span text:style-name="T56">فرمودن</text:span></text:p>
          </table:table-cell>
        </table:table-row>
        <table:table-row table:style-name="Table141.6">
          <table:table-cell table:style-name="Table141.A1" office:value-type="string">
            <text:p text:style-name="P2899"><text:span text:style-name="T17">гулять</text:span></text:p>
          </table:table-cell>
          <table:table-cell table:style-name="Table141.A1" office:value-type="string">
            <text:p text:style-name="P2846"><text:span text:style-name="T17">gard</text:span></text:p>
          </table:table-cell>
          <table:table-cell table:style-name="Table141.A1" office:value-type="string">
            <text:p text:style-name="P2841"><text:span text:style-name="T69">گ</text:span><text:span text:style-name="T49">رد</text:span></text:p>
          </table:table-cell>
          <table:table-cell table:style-name="Table141.A1" office:value-type="string">
            <text:p text:style-name="P2758"><text:span text:style-name="T17">gaštan</text:span></text:p>
          </table:table-cell>
          <table:table-cell table:style-name="Table141.A1" office:value-type="string">
            <text:p text:style-name="P2816"><text:span text:style-name="T58">گشتن</text:span></text:p>
          </table:table-cell>
        </table:table-row>
        <table:table-row table:style-name="Table141.1">
          <table:table-cell table:style-name="Table141.A1" office:value-type="string">
            <text:p text:style-name="P2900"><text:span text:style-name="T17">взять</text:span></text:p>
          </table:table-cell>
          <table:table-cell table:style-name="Table141.A1" office:value-type="string">
            <text:p text:style-name="P2782"><text:span text:style-name="T17">gir</text:span></text:p>
          </table:table-cell>
          <table:table-cell table:style-name="Table141.A1" office:value-type="string">
            <text:p text:style-name="P2829"><text:span text:style-name="T50">گير</text:span></text:p>
          </table:table-cell>
          <table:table-cell table:style-name="Table141.A1" office:value-type="string">
            <text:p text:style-name="P2901"><text:span text:style-name="T17">gereftan</text:span></text:p>
          </table:table-cell>
          <table:table-cell table:style-name="Table141.A1" office:value-type="string">
            <text:p text:style-name="P2817"><text:span text:style-name="T50">گرفتن</text:span></text:p>
          </table:table-cell>
        </table:table-row>
      </table:table>
      <table:table table:name="Table142" table:style-name="Table142">
        <table:table-column table:style-name="Table142.A"/>
        <table:table-column table:style-name="Table142.B"/>
        <table:table-column table:style-name="Table142.C"/>
        <table:table-column table:style-name="Table142.D"/>
        <table:table-column table:style-name="Table142.E"/>
        <table:table-row table:style-name="Table142.1">
          <table:table-cell table:style-name="Table142.A1" office:value-type="string">
            <text:p text:style-name="P2782"><text:span text:style-name="T17">говорить</text:span></text:p>
          </table:table-cell>
          <table:table-cell table:style-name="Table142.A1" office:value-type="string">
            <text:p text:style-name="P2782"><text:span text:style-name="T17">gu</text:span></text:p>
          </table:table-cell>
          <table:table-cell table:style-name="Table142.A1" office:value-type="string">
            <text:p text:style-name="P2842"><text:span text:style-name="T58">گو</text:span></text:p>
          </table:table-cell>
          <table:table-cell table:style-name="Table142.A1" office:value-type="string">
            <text:p text:style-name="P2757"><text:span text:style-name="T17">goftan</text:span></text:p>
          </table:table-cell>
          <table:table-cell table:style-name="Table142.A1" office:value-type="string">
            <text:p text:style-name="P2814"><text:span text:style-name="T68">گفتن</text:span></text:p>
          </table:table-cell>
        </table:table-row>
        <table:table-row table:style-name="Table142.2">
          <table:table-cell table:style-name="Table142.A1" office:value-type="string">
            <text:p text:style-name="P2783"><text:span text:style-name="T17">проходить</text:span></text:p>
          </table:table-cell>
          <table:table-cell table:style-name="Table142.A1" office:value-type="string">
            <text:p text:style-name="P2846"><text:span text:style-name="T17">gozar</text:span></text:p>
          </table:table-cell>
          <table:table-cell table:style-name="Table142.A1" office:value-type="string">
            <text:p text:style-name="P2832"><text:span text:style-name="T52">گذر</text:span></text:p>
          </table:table-cell>
          <table:table-cell table:style-name="Table142.A1" office:value-type="string">
            <text:p text:style-name="P2902"><text:span text:style-name="T17">gozaštan</text:span></text:p>
          </table:table-cell>
          <table:table-cell table:style-name="Table142.A1" office:value-type="string">
            <text:p text:style-name="P2816"><text:span text:style-name="T58">گذشتن</text:span></text:p>
          </table:table-cell>
        </table:table-row>
        <table:table-row table:style-name="Table142.1">
          <table:table-cell table:style-name="Table142.A1" office:value-type="string">
            <text:p text:style-name="P2782"><text:span text:style-name="T17">ставить</text:span></text:p>
          </table:table-cell>
          <table:table-cell table:style-name="Table142.A1" office:value-type="string">
            <text:p text:style-name="P2782"><text:span text:style-name="T17">gozār</text:span></text:p>
          </table:table-cell>
          <table:table-cell table:style-name="Table142.A1" office:value-type="string">
            <text:p text:style-name="P2842"><text:span text:style-name="T52">گذار</text:span></text:p>
          </table:table-cell>
          <table:table-cell table:style-name="Table142.A1" office:value-type="string">
            <text:p text:style-name="P2903"><text:span text:style-name="T17">gozāštan</text:span></text:p>
          </table:table-cell>
          <table:table-cell table:style-name="Table142.A1" office:value-type="string">
            <text:p text:style-name="P2835"><text:span text:style-name="T55">گذاشتن</text:span></text:p>
          </table:table-cell>
        </table:table-row>
        <table:table-row table:style-name="Table142.1">
          <table:table-cell table:style-name="Table142.A1" office:value-type="string">
            <text:p text:style-name="P2782"><text:span text:style-name="T17">оставаться</text:span></text:p>
          </table:table-cell>
          <table:table-cell table:style-name="Table142.A1" office:value-type="string">
            <text:p text:style-name="P2782"><text:span text:style-name="T17">mān</text:span></text:p>
          </table:table-cell>
          <table:table-cell table:style-name="Table142.A1" office:value-type="string">
            <text:p text:style-name="P2861"><text:span text:style-name="T101">مان</text:span></text:p>
          </table:table-cell>
          <table:table-cell table:style-name="Table142.A1" office:value-type="string">
            <text:p text:style-name="P2726"><text:span text:style-name="T17">māndan</text:span></text:p>
          </table:table-cell>
          <table:table-cell table:style-name="Table142.A1" office:value-type="string">
            <text:p text:style-name="P2835"><text:span text:style-name="T49">ماندن</text:span></text:p>
          </table:table-cell>
        </table:table-row>
        <table:table-row table:style-name="Table142.2">
          <table:table-cell table:style-name="Table142.A1" office:value-type="string">
            <text:p text:style-name="P2801"><text:span text:style-name="T17">сидеть</text:span></text:p>
          </table:table-cell>
          <table:table-cell table:style-name="Table142.A1" office:value-type="string">
            <text:p text:style-name="P2778"><text:span text:style-name="T17">nešin</text:span></text:p>
          </table:table-cell>
          <table:table-cell table:style-name="Table142.A1" office:value-type="string">
            <text:p text:style-name="P2841"><text:span text:style-name="T58">نشين</text:span></text:p>
          </table:table-cell>
          <table:table-cell table:style-name="Table142.A1" office:value-type="string">
            <text:p text:style-name="P2904"><text:span text:style-name="T17">nešastan</text:span></text:p>
          </table:table-cell>
          <table:table-cell table:style-name="Table142.A1" office:value-type="string">
            <text:p text:style-name="P2816"><text:span text:style-name="T58">نشستن</text:span></text:p>
          </table:table-cell>
        </table:table-row>
        <table:table-row table:style-name="Table142.1">
          <table:table-cell table:style-name="Table142.A1" office:value-type="string">
            <text:p text:style-name="P2828"><text:span text:style-name="T17">писать</text:span></text:p>
          </table:table-cell>
          <table:table-cell table:style-name="Table142.A1" office:value-type="string">
            <text:p text:style-name="P2839"><text:span text:style-name="T17">nevis</text:span></text:p>
          </table:table-cell>
          <table:table-cell table:style-name="Table142.A1" office:value-type="string">
            <text:p text:style-name="P2861"><text:span text:style-name="T52">نويس</text:span></text:p>
          </table:table-cell>
          <table:table-cell table:style-name="Table142.A1" office:value-type="string">
            <text:p text:style-name="P2903"><text:span text:style-name="T17">neveštan</text:span></text:p>
          </table:table-cell>
          <table:table-cell table:style-name="Table142.A1" office:value-type="string">
            <text:p text:style-name="P2822"><text:span text:style-name="T55">نوشتن</text:span></text:p>
          </table:table-cell>
        </table:table-row>
        <table:table-row table:style-name="Table142.1">
          <table:table-cell table:style-name="Table142.A1" office:value-type="string">
            <text:p text:style-name="P2905"><text:span text:style-name="T17">находить</text:span></text:p>
          </table:table-cell>
          <table:table-cell table:style-name="Table142.A1" office:value-type="string">
            <text:p text:style-name="P2782"><text:span text:style-name="T17">yāb</text:span></text:p>
          </table:table-cell>
          <table:table-cell table:style-name="Table142.A1" office:value-type="string">
            <text:p text:style-name="P2829"><text:span text:style-name="T52">ياب</text:span></text:p>
          </table:table-cell>
          <table:table-cell table:style-name="Table142.A1" office:value-type="string">
            <text:p text:style-name="P2886"><text:span text:style-name="T17">yāftan</text:span></text:p>
          </table:table-cell>
          <table:table-cell table:style-name="Table142.A1" office:value-type="string">
            <text:p text:style-name="P2823"><text:span text:style-name="T50">يافتن</text:span></text:p>
          </table:table-cell>
        </table:table-row>
      </table:table>
      <text:p text:style-name="P13"/>
      <text:p text:style-name="P949">Еще два важных глагола</text:p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column table:style-name="Table143.E"/>
        <table:table-row table:style-name="Table143.1">
          <table:table-cell table:style-name="Table143.A1" office:value-type="string">
            <text:p text:style-name="P2906"><text:span text:style-name="T17">делать</text:span></text:p>
          </table:table-cell>
          <table:table-cell table:style-name="Table143.A1" office:value-type="string">
            <text:p text:style-name="P2711"><text:span text:style-name="T17">kon</text:span></text:p>
          </table:table-cell>
          <table:table-cell table:style-name="Table143.A1" office:value-type="string">
            <text:p text:style-name="P2285"><text:span text:style-name="T55">کن</text:span></text:p>
          </table:table-cell>
          <table:table-cell table:style-name="Table143.A1" office:value-type="string">
            <text:p text:style-name="P2907"><text:span text:style-name="T17">kardan</text:span></text:p>
          </table:table-cell>
          <table:table-cell table:style-name="Table143.A1" office:value-type="string">
            <text:p text:style-name="P2908"><text:span text:style-name="T51">کردن</text:span></text:p>
          </table:table-cell>
        </table:table-row>
        <table:table-row table:style-name="Table143.2">
          <table:table-cell table:style-name="Table143.A1" office:value-type="string">
            <text:p text:style-name="P2910"><text:span text:style-name="T17">становиться</text:span></text:p>
          </table:table-cell>
          <table:table-cell table:style-name="Table143.A1" office:value-type="string">
            <text:p text:style-name="P2700"><text:span text:style-name="T17">šow/šav</text:span></text:p>
          </table:table-cell>
          <table:table-cell table:style-name="Table143.A1" office:value-type="string">
            <text:p text:style-name="P1478"><text:span text:style-name="T51">شو</text:span></text:p>
          </table:table-cell>
          <table:table-cell table:style-name="Table143.A1" office:value-type="string">
            <text:p text:style-name="P2911"><text:span text:style-name="T17">šodan</text:span></text:p>
          </table:table-cell>
          <table:table-cell table:style-name="Table143.A1" office:value-type="string">
            <text:p text:style-name="P2909"><text:span text:style-name="T56">شدن</text:span></text:p>
          </table:table-cell>
        </table:table-row>
      </table:table>
      <text:p text:style-name="P15"/>
      <text:p text:style-name="P15"/>
      <text:p text:style-name="P227"><text:span text:style-name="T2">Данный курс разработан по заказу Школы иностранных языков ИльиФранка</text:span><text:a xlink:type="simple" xlink:href="http://www.school.franklang.ru/" text:style-name="ListLabel_20_11" text:visited-style-name="ListLabel_20_11"><text:span text:style-name="T14">www.school.franklang.ru</text:span></text:a><text:span text:style-name="T15">преподавателем школы Баширом</text:span><text:span text:style-name="T2">Аршад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965in" fo:margin-right="0.6083in" fo:margin-top="0.1591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36pt" fo:font-weight="bold" style:font-name-asian="Times New Roman2" style:font-family-asian="'Times New Roman'" style:font-family-generic-asian="system" style:font-pitch-asian="variable" style:font-size-asian="36pt" style:font-weight-asian="bold" style:font-name-complex="Times New Roman2" style:font-family-complex="'Times New Roman'" style:font-family-generic-complex="system" style:font-pitch-complex="variable" style:font-size-complex="36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4965in" fo:margin-right="0.6083in" fo:margin-top="0.1583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953in" fo:margin-right="0.6083in" fo:margin-top="0.1925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2pt" fo:font-weight="bold" style:font-name-asian="Times New Roman2" style:font-family-asian="'Times New Roman'" style:font-family-generic-asian="system" style:font-pitch-asian="variable" style:font-size-asian="22pt" style:font-weight-asian="bold" style:font-name-complex="Times New Roman2" style:font-family-complex="'Times New Roman'" style:font-family-generic-complex="system" style:font-pitch-complex="variable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5" style:display-name="ListLabel 5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6" style:display-name="ListLabel 6" style:family="text">
      <style:text-properties fo:font-size="12pt" fo:letter-spacing="-0.0016i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7" style:display-name="ListLabel 7" style:family="text">
      <style:text-properties fo:font-size="12pt" fo:letter-spacing="-0.0016i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8" style:display-name="ListLabel 8" style:family="text">
      <style:text-properties fo:font-size="12pt" fo:letter-spacing="-0.0016i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9" style:display-name="ListLabel 9" style:family="text">
      <style:text-properties fo:color="#0000ff" fo:font-size="12pt" fo:font-style="italic" style:text-underline-style="solid" style:text-underline-width="auto" style:text-underline-color="#0000ff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0000ff" style:font-name="Courier New" fo:font-family="'Courier New'" style:font-family-generic="roman" style:font-pitch="variable" fo:font-size="14pt" fo:font-style="italic" style:text-underline-style="solid" style:text-underline-width="auto" style:text-underline-color="#0000ff" style:font-size-asian="14pt" style:font-style-asian="italic"/>
    </style:style>
    <style:style style:name="ListLabel_20_11" style:display-name="ListLabel 11" style:family="text">
      <style:text-properties fo:color="#0000ff" style:font-name="Courier New" fo:font-family="'Courier New'" style:font-family-generic="roman" style:font-pitch="variable" fo:font-size="14pt" fo:font-style="italic" style:font-size-asian="14pt" style:font-style-asian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417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—" text:bullet-char="—">
        <style:list-level-properties text:list-level-position-and-space-mode="label-alignment">
          <style:list-level-label-alignment text:label-followed-by="listtab" fo:text-indent="-0.2783in" fo:margin-left="0.0744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28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0.49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0.71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0.92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1.13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1.352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1.56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1.7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665in" fo:margin-left="0.375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1.04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705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371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3.0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7028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68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5.03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9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1665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1665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9.5pt" fo:font-weight="normal" style:font-size-asian="9.5pt" style:font-weight-asian="normal"/>
    </style:style>
    <style:style style:name="MP2" style:family="paragraph" style:parent-style-name="Frame_20_contents">
      <style:paragraph-properties fo:margin-left="0.0138in" fo:margin-right="0in" fo:margin-top="0.0071in" fo:margin-bottom="0in" loext:contextual-spacing="false" fo:text-align="start" style:justify-single-word="false" fo:text-indent="0in" style:auto-text-indent="false"/>
    </style:style>
    <style:style style:name="MP3" style:family="paragraph" style:parent-style-name="Frame_20_contents">
      <style:paragraph-properties fo:margin-left="0.028in" fo:margin-right="0in" fo:margin-top="0.0071in" fo:margin-bottom="0in" loext:contextual-spacing="false" fo:text-align="start" style:justify-single-word="false" fo:text-indent="0in" style:auto-text-indent="false"/>
    </style:style>
    <style:style style:name="MT1" style:family="text">
      <style:text-properties fo:font-size="12pt" fo:font-style="italic" style:font-size-asian="12pt" style:font-style-asian="italic"/>
    </style:style>
    <style:style style:name="MT2" style:family="text">
      <style:text-properties fo:color="#0000ff" fo:font-size="12pt" fo:font-style="italic" style:text-underline-style="solid" style:text-underline-width="auto" style:text-underline-color="#0000ff" style:font-size-asian="12pt" style:font-style-asian="italic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5in" fo:margin-bottom="0.4839in" fo:margin-left="0.972in" fo:margin-right="0.26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611in" fo:margin-left="0.972in" fo:margin-right="0.26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362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32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4839in" fo:margin-left="0.972in" fo:margin-right="0.2638in" style:writing-mode="lr-tb" style:layout-grid-color="#c0c0c0" style:layout-grid-lines="261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1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8">
      <style:page-layout-properties fo:page-width="8.2681in" fo:page-height="11.6929in" style:num-format="1" style:print-orientation="portrait" fo:margin-top="1.028in" fo:margin-bottom="0.4839in" fo:margin-left="0.972in" fo:margin-right="0.2638in" style:writing-mode="lr-tb" style:layout-grid-color="#c0c0c0" style:layout-grid-lines="253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1in" fo:margin-bottom="0.4839in" fo:margin-left="0.972in" fo:margin-right="0.2638in" style:writing-mode="lr-tb" style:layout-grid-color="#c0c0c0" style:layout-grid-lines="254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10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2.2398in" svg:y="11.0016in" svg:width="4.1311in" svg:height="0.2126in" draw:z-index="0"><draw:text-box><text:p text:style-name="MP2"><text:span text:style-name="MT1">Мультиязыковой проект Ильи Франка</text:span><text:a xlink:type="simple" xlink:href="http://www.franklang.ru/" text:style-name="ListLabel_20_9" text:visited-style-name="ListLabel_20_9"><text:span text:style-name="MT2">www.franklang.ru</text:span></text:a></text:p></draw:text-box></draw:frame><draw:frame draw:style-name="Mfr1" text:anchor-type="char" svg:x="7.3992in" svg:y="11.0016in" svg:width="0.3055in" svg:height="0.2126in" draw:z-index="1"><draw:text-box><text:p text:style-name="MP3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Footer"/>
      </style:footer>
    </style:master-page>
    <style:master-page style:name="Converted2" style:page-layout-name="Mpm4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4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4">
      <style:footer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4">
      <style:footer>
        <text:p text:style-name="Footer"/>
      </style:footer>
    </style:master-page>
    <style:master-page style:name="Converted9" style:page-layout-name="Mpm4">
      <style:footer>
        <text:p text:style-name="Footer"/>
      </style:footer>
    </style:master-page>
    <style:master-page style:name="Converted10" style:page-layout-name="Mpm4">
      <style:footer>
        <text:p text:style-name="Footer"/>
      </style:footer>
    </style:master-page>
    <style:master-page style:name="Converted11" style:page-layout-name="Mpm4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4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4">
      <style:footer>
        <text:p text:style-name="Footer"/>
      </style:footer>
    </style:master-page>
    <style:master-page style:name="Converted17" style:page-layout-name="Mpm4">
      <style:footer>
        <text:p text:style-name="Footer"/>
      </style:footer>
    </style:master-page>
    <style:master-page style:name="Converted18" style:page-layout-name="Mpm4">
      <style:footer>
        <text:p text:style-name="Footer"/>
      </style:footer>
    </style:master-page>
    <style:master-page style:name="Converted19" style:page-layout-name="Mpm4">
      <style:footer>
        <text:p text:style-name="Footer"/>
      </style:footer>
    </style:master-page>
    <style:master-page style:name="Converted20" style:page-layout-name="Mpm4">
      <style:footer>
        <text:p text:style-name="Footer"/>
      </style:footer>
    </style:master-page>
    <style:master-page style:name="Converted21" style:page-layout-name="Mpm4">
      <style:footer>
        <text:p text:style-name="Footer"/>
      </style:footer>
    </style:master-page>
    <style:master-page style:name="Converted22" style:page-layout-name="Mpm4">
      <style:footer>
        <text:p text:style-name="Footer"/>
      </style:footer>
    </style:master-page>
    <style:master-page style:name="Converted23" style:page-layout-name="Mpm4">
      <style:footer>
        <text:p text:style-name="Footer"/>
      </style:footer>
    </style:master-page>
    <style:master-page style:name="Converted24" style:page-layout-name="Mpm4">
      <style:footer>
        <text:p text:style-name="Footer"/>
      </style:footer>
    </style:master-page>
    <style:master-page style:name="Converted25" style:page-layout-name="Mpm4">
      <style:footer>
        <text:p text:style-name="Footer"/>
      </style:footer>
    </style:master-page>
    <style:master-page style:name="Converted26" style:page-layout-name="Mpm4">
      <style:footer>
        <text:p text:style-name="Footer"/>
      </style:footer>
    </style:master-page>
    <style:master-page style:name="Converted27" style:page-layout-name="Mpm4">
      <style:footer>
        <text:p text:style-name="Footer"/>
      </style:footer>
    </style:master-page>
    <style:master-page style:name="Converted28" style:page-layout-name="Mpm4">
      <style:footer>
        <text:p text:style-name="Footer"/>
      </style:footer>
    </style:master-page>
    <style:master-page style:name="Converted29" style:page-layout-name="Mpm4">
      <style:footer>
        <text:p text:style-name="Footer"/>
      </style:footer>
    </style:master-page>
    <style:master-page style:name="Converted30" style:page-layout-name="Mpm4">
      <style:footer>
        <text:p text:style-name="Footer"/>
      </style:footer>
    </style:master-page>
    <style:master-page style:name="Converted31" style:page-layout-name="Mpm4">
      <style:footer>
        <text:p text:style-name="Footer"/>
      </style:footer>
    </style:master-page>
    <style:master-page style:name="Converted32" style:page-layout-name="Mpm4">
      <style:footer>
        <text:p text:style-name="Footer"/>
      </style:footer>
    </style:master-page>
    <style:master-page style:name="Converted33" style:page-layout-name="Mpm4">
      <style:footer>
        <text:p text:style-name="Footer"/>
      </style:footer>
    </style:master-page>
    <style:master-page style:name="Converted34" style:page-layout-name="Mpm5">
      <style:footer>
        <text:p text:style-name="Footer"/>
      </style:footer>
    </style:master-page>
    <style:master-page style:name="Converted35" style:page-layout-name="Mpm4">
      <style:footer>
        <text:p text:style-name="Footer"/>
      </style:footer>
    </style:master-page>
    <style:master-page style:name="Converted36" style:page-layout-name="Mpm4">
      <style:footer>
        <text:p text:style-name="Footer"/>
      </style:footer>
    </style:master-page>
    <style:master-page style:name="Converted37" style:page-layout-name="Mpm4">
      <style:footer>
        <text:p text:style-name="Footer"/>
      </style:footer>
    </style:master-page>
    <style:master-page style:name="Converted38" style:page-layout-name="Mpm4">
      <style:footer>
        <text:p text:style-name="Footer"/>
      </style:footer>
    </style:master-page>
    <style:master-page style:name="Converted39" style:page-layout-name="Mpm4">
      <style:footer>
        <text:p text:style-name="Footer"/>
      </style:footer>
    </style:master-page>
    <style:master-page style:name="Converted40" style:page-layout-name="Mpm4">
      <style:footer>
        <text:p text:style-name="Footer"/>
      </style:footer>
    </style:master-page>
    <style:master-page style:name="Converted41" style:page-layout-name="Mpm4">
      <style:footer>
        <text:p text:style-name="Footer"/>
      </style:footer>
    </style:master-page>
    <style:master-page style:name="Converted42" style:page-layout-name="Mpm4">
      <style:footer>
        <text:p text:style-name="Footer"/>
      </style:footer>
    </style:master-page>
    <style:master-page style:name="Converted43" style:page-layout-name="Mpm4">
      <style:footer>
        <text:p text:style-name="Footer"/>
      </style:footer>
    </style:master-page>
    <style:master-page style:name="Converted44" style:page-layout-name="Mpm4">
      <style:footer>
        <text:p text:style-name="Footer"/>
      </style:footer>
    </style:master-page>
    <style:master-page style:name="Converted45" style:page-layout-name="Mpm4">
      <style:footer>
        <text:p text:style-name="Footer"/>
      </style:footer>
    </style:master-page>
    <style:master-page style:name="Converted46" style:page-layout-name="Mpm4">
      <style:footer>
        <text:p text:style-name="Footer"/>
      </style:footer>
    </style:master-page>
    <style:master-page style:name="Converted47" style:page-layout-name="Mpm4">
      <style:footer>
        <text:p text:style-name="Footer"/>
      </style:footer>
    </style:master-page>
    <style:master-page style:name="Converted48" style:page-layout-name="Mpm4">
      <style:footer>
        <text:p text:style-name="Footer"/>
      </style:footer>
    </style:master-page>
    <style:master-page style:name="Converted49" style:page-layout-name="Mpm4">
      <style:footer>
        <text:p text:style-name="Footer"/>
      </style:footer>
    </style:master-page>
    <style:master-page style:name="Converted50" style:page-layout-name="Mpm4">
      <style:footer>
        <text:p text:style-name="Footer"/>
      </style:footer>
    </style:master-page>
    <style:master-page style:name="Converted51" style:page-layout-name="Mpm4">
      <style:footer>
        <text:p text:style-name="Footer"/>
      </style:footer>
    </style:master-page>
    <style:master-page style:name="Converted52" style:page-layout-name="Mpm4">
      <style:footer>
        <text:p text:style-name="Footer"/>
      </style:footer>
    </style:master-page>
    <style:master-page style:name="Converted53" style:page-layout-name="Mpm4">
      <style:footer>
        <text:p text:style-name="Footer"/>
      </style:footer>
    </style:master-page>
    <style:master-page style:name="Converted54" style:page-layout-name="Mpm4">
      <style:footer>
        <text:p text:style-name="Footer"/>
      </style:footer>
    </style:master-page>
    <style:master-page style:name="Converted55" style:page-layout-name="Mpm4">
      <style:footer>
        <text:p text:style-name="Footer"/>
      </style:footer>
    </style:master-page>
    <style:master-page style:name="Converted56" style:page-layout-name="Mpm4">
      <style:footer>
        <text:p text:style-name="Footer"/>
      </style:footer>
    </style:master-page>
    <style:master-page style:name="Converted57" style:page-layout-name="Mpm4">
      <style:footer>
        <text:p text:style-name="Footer"/>
      </style:footer>
    </style:master-page>
    <style:master-page style:name="Converted58" style:page-layout-name="Mpm4">
      <style:footer>
        <text:p text:style-name="Footer"/>
      </style:footer>
    </style:master-page>
    <style:master-page style:name="Converted59" style:page-layout-name="Mpm4">
      <style:footer>
        <text:p text:style-name="Footer"/>
      </style:footer>
    </style:master-page>
    <style:master-page style:name="Converted60" style:page-layout-name="Mpm4">
      <style:footer>
        <text:p text:style-name="Footer"/>
      </style:footer>
    </style:master-page>
    <style:master-page style:name="Converted61" style:page-layout-name="Mpm4">
      <style:footer>
        <text:p text:style-name="Footer"/>
      </style:footer>
    </style:master-page>
    <style:master-page style:name="Converted62" style:page-layout-name="Mpm4">
      <style:footer>
        <text:p text:style-name="Footer"/>
      </style:footer>
    </style:master-page>
    <style:master-page style:name="Converted63" style:page-layout-name="Mpm4">
      <style:footer>
        <text:p text:style-name="Footer"/>
      </style:footer>
    </style:master-page>
    <style:master-page style:name="Converted64" style:page-layout-name="Mpm4">
      <style:footer>
        <text:p text:style-name="Footer"/>
      </style:footer>
    </style:master-page>
    <style:master-page style:name="Converted65" style:page-layout-name="Mpm4">
      <style:footer>
        <text:p text:style-name="Footer"/>
      </style:footer>
    </style:master-page>
    <style:master-page style:name="Converted66" style:page-layout-name="Mpm4">
      <style:footer>
        <text:p text:style-name="Footer"/>
      </style:footer>
    </style:master-page>
    <style:master-page style:name="Converted67" style:page-layout-name="Mpm4">
      <style:footer>
        <text:p text:style-name="Footer"/>
      </style:footer>
    </style:master-page>
    <style:master-page style:name="Converted68" style:page-layout-name="Mpm4">
      <style:footer>
        <text:p text:style-name="Footer"/>
      </style:footer>
    </style:master-page>
    <style:master-page style:name="Converted69" style:page-layout-name="Mpm4">
      <style:footer>
        <text:p text:style-name="Footer"/>
      </style:footer>
    </style:master-page>
    <style:master-page style:name="Converted70" style:page-layout-name="Mpm4">
      <style:footer>
        <text:p text:style-name="Footer"/>
      </style:footer>
    </style:master-page>
    <style:master-page style:name="Converted71" style:page-layout-name="Mpm4">
      <style:footer>
        <text:p text:style-name="Footer"/>
      </style:footer>
    </style:master-page>
    <style:master-page style:name="Converted72" style:page-layout-name="Mpm4">
      <style:footer>
        <text:p text:style-name="Footer"/>
      </style:footer>
    </style:master-page>
    <style:master-page style:name="Converted73" style:page-layout-name="Mpm4">
      <style:footer>
        <text:p text:style-name="Footer"/>
      </style:footer>
    </style:master-page>
    <style:master-page style:name="Converted74" style:page-layout-name="Mpm4">
      <style:footer>
        <text:p text:style-name="Footer"/>
      </style:footer>
    </style:master-page>
    <style:master-page style:name="Converted75" style:page-layout-name="Mpm4">
      <style:footer>
        <text:p text:style-name="Footer"/>
      </style:footer>
    </style:master-page>
    <style:master-page style:name="Converted76" style:page-layout-name="Mpm3">
      <style:footer>
        <text:p text:style-name="Footer"/>
      </style:footer>
    </style:master-page>
    <style:master-page style:name="Converted77" style:page-layout-name="Mpm3">
      <style:footer>
        <text:p text:style-name="Footer"/>
      </style:footer>
    </style:master-page>
    <style:master-page style:name="Converted78" style:page-layout-name="Mpm3">
      <style:footer>
        <text:p text:style-name="Footer"/>
      </style:footer>
    </style:master-page>
    <style:master-page style:name="Converted79" style:page-layout-name="Mpm3">
      <style:footer>
        <text:p text:style-name="Footer"/>
      </style:footer>
    </style:master-page>
    <style:master-page style:name="Converted80" style:page-layout-name="Mpm3">
      <style:footer>
        <text:p text:style-name="Footer"/>
      </style:footer>
    </style:master-page>
    <style:master-page style:name="Converted81" style:page-layout-name="Mpm6">
      <style:footer>
        <text:p text:style-name="Footer"/>
      </style:footer>
    </style:master-page>
    <style:master-page style:name="Converted82" style:page-layout-name="Mpm7">
      <style:footer>
        <text:p text:style-name="Footer"/>
      </style:footer>
    </style:master-page>
    <style:master-page style:name="Converted83" style:page-layout-name="Mpm3">
      <style:footer>
        <text:p text:style-name="Footer"/>
      </style:footer>
    </style:master-page>
    <style:master-page style:name="Converted84" style:page-layout-name="Mpm7">
      <style:footer>
        <text:p text:style-name="Footer"/>
      </style:footer>
    </style:master-page>
    <style:master-page style:name="Converted85" style:page-layout-name="Mpm6">
      <style:footer>
        <text:p text:style-name="Footer"/>
      </style:footer>
    </style:master-page>
    <style:master-page style:name="Converted86" style:page-layout-name="Mpm3">
      <style:footer>
        <text:p text:style-name="Footer"/>
      </style:footer>
    </style:master-page>
    <style:master-page style:name="Converted87" style:page-layout-name="Mpm3">
      <style:footer>
        <text:p text:style-name="Footer"/>
      </style:footer>
    </style:master-page>
    <style:master-page style:name="Converted88" style:page-layout-name="Mpm6">
      <style:footer>
        <text:p text:style-name="Footer"/>
      </style:footer>
    </style:master-page>
    <style:master-page style:name="Converted89" style:page-layout-name="Mpm3">
      <style:footer>
        <text:p text:style-name="Footer"/>
      </style:footer>
    </style:master-page>
    <style:master-page style:name="Converted90" style:page-layout-name="Mpm3">
      <style:footer>
        <text:p text:style-name="Footer"/>
      </style:footer>
    </style:master-page>
    <style:master-page style:name="Converted91" style:page-layout-name="Mpm6">
      <style:footer>
        <text:p text:style-name="Footer"/>
      </style:footer>
    </style:master-page>
    <style:master-page style:name="Converted92" style:page-layout-name="Mpm3">
      <style:footer>
        <text:p text:style-name="Footer"/>
      </style:footer>
    </style:master-page>
    <style:master-page style:name="Converted93" style:page-layout-name="Mpm3">
      <style:footer>
        <text:p text:style-name="Footer"/>
      </style:footer>
    </style:master-page>
    <style:master-page style:name="Converted94" style:page-layout-name="Mpm3">
      <style:footer>
        <text:p text:style-name="Footer"/>
      </style:footer>
    </style:master-page>
    <style:master-page style:name="Converted95" style:page-layout-name="Mpm6">
      <style:footer>
        <text:p text:style-name="Footer"/>
      </style:footer>
    </style:master-page>
    <style:master-page style:name="Converted96" style:page-layout-name="Mpm3">
      <style:footer>
        <text:p text:style-name="Footer"/>
      </style:footer>
    </style:master-page>
    <style:master-page style:name="Converted97" style:page-layout-name="Mpm3">
      <style:footer>
        <text:p text:style-name="Footer"/>
      </style:footer>
    </style:master-page>
    <style:master-page style:name="Converted98" style:page-layout-name="Mpm8">
      <style:footer>
        <text:p text:style-name="Footer"/>
      </style:footer>
    </style:master-page>
    <style:master-page style:name="Converted99" style:page-layout-name="Mpm9">
      <style:footer>
        <text:p text:style-name="Footer"/>
      </style:footer>
    </style:master-page>
    <style:master-page style:name="Converted100" style:page-layout-name="Mpm3">
      <style:footer>
        <text:p text:style-name="Footer"/>
      </style:footer>
    </style:master-page>
    <style:master-page style:name="Converted101" style:page-layout-name="Mpm3">
      <style:footer>
        <text:p text:style-name="Footer"/>
      </style:footer>
    </style:master-page>
    <style:master-page style:name="Converted102" style:page-layout-name="Mpm3">
      <style:footer>
        <text:p text:style-name="Footer"/>
      </style:footer>
    </style:master-page>
    <style:master-page style:name="Converted103" style:page-layout-name="Mpm3">
      <style:footer>
        <text:p text:style-name="Footer"/>
      </style:footer>
    </style:master-page>
    <style:master-page style:name="Converted104" style:page-layout-name="Mpm9">
      <style:footer>
        <text:p text:style-name="Footer"/>
      </style:footer>
    </style:master-page>
    <style:master-page style:name="Converted105" style:page-layout-name="Mpm10">
      <style:footer>
        <text:p text:style-name="Footer"/>
      </style:footer>
    </style:master-page>
    <style:master-page style:name="Converted106" style:page-layout-name="Mpm9">
      <style:footer>
        <text:p text:style-name="Footer"/>
      </style:footer>
    </style:master-page>
    <style:master-page style:name="Converted107" style:page-layout-name="Mpm3">
      <style:footer>
        <text:p text:style-name="Footer"/>
      </style:footer>
    </style:master-page>
    <style:master-page style:name="Converted108" style:page-layout-name="Mpm3">
      <style:footer>
        <text:p text:style-name="Footer"/>
      </style:footer>
    </style:master-page>
    <style:master-page style:name="Converted109" style:page-layout-name="Mpm3">
      <style:footer>
        <text:p text:style-name="Footer"/>
      </style:footer>
    </style:master-page>
    <style:master-page style:name="Converted110" style:page-layout-name="Mpm3">
      <style:footer>
        <text:p text:style-name="Footer"/>
      </style:footer>
    </style:master-page>
    <style:master-page style:name="Converted111" style:page-layout-name="Mpm3">
      <style:footer>
        <text:p text:style-name="Footer"/>
      </style:footer>
    </style:master-page>
    <style:master-page style:name="Converted112" style:page-layout-name="Mpm3">
      <style:footer>
        <text:p text:style-name="Footer"/>
      </style:footer>
    </style:master-page>
    <style:master-page style:name="Converted113" style:page-layout-name="Mpm7">
      <style:footer>
        <text:p text:style-name="Footer"/>
      </style:footer>
    </style:master-page>
    <style:master-page style:name="Converted114" style:page-layout-name="Mpm10">
      <style:footer>
        <text:p text:style-name="Footer"/>
      </style:footer>
    </style:master-page>
    <style:master-page style:name="Converted115" style:page-layout-name="Mpm7">
      <style:footer>
        <text:p text:style-name="Footer"/>
      </style:footer>
    </style:master-page>
    <style:master-page style:name="Converted116" style:page-layout-name="Mpm10">
      <style:footer>
        <text:p text:style-name="Footer"/>
      </style:footer>
    </style:master-page>
    <style:master-page style:name="Converted117" style:page-layout-name="Mpm10">
      <style:footer>
        <text:p text:style-name="Footer"/>
      </style:footer>
    </style:master-page>
    <style:master-page style:name="Converted118" style:page-layout-name="Mpm7">
      <style:footer>
        <text:p text:style-name="Footer"/>
      </style:footer>
    </style:master-page>
    <style:master-page style:name="Converted119" style:page-layout-name="Mpm3">
      <style:footer>
        <text:p text:style-name="Footer"/>
      </style:footer>
    </style:master-page>
    <style:master-page style:name="Converted120" style:page-layout-name="Mpm4">
      <style:footer>
        <text:p text:style-name="Footer"/>
      </style:footer>
    </style:master-page>
    <style:master-page style:name="Converted121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title>Microsoft Word - Persian_Bashir.doc</dc:title>
    <meta:creation-date>2018-06-19T04:38:14</meta:creation-date>
    <dc:date>2018-06-19T04:38:14</dc:date>
    <meta:editing-duration>P0D</meta:editing-duration>
    <meta:generator>LibreOffice/6.0.4.2$Linux_X86_64 LibreOffice_project/9b0d9b32d5dcda91d2f1a96dc04c645c450872bf</meta:generator>
    <meta:document-statistic meta:table-count="143" meta:image-count="0" meta:object-count="0" meta:page-count="109" meta:paragraph-count="7019" meta:word-count="20608" meta:character-count="153681" meta:non-whitespace-character-count="139679"/>
    <meta:user-defined meta:name="AppVersion">12.0000</meta:user-defined>
    <meta:user-defined meta:name="Created" meta:value-type="date">2008-11-12T00:00:00</meta:user-defined>
    <meta:user-defined meta:name="Creator">PScript5.dll Version 5.2.2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6-1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